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family-generic="swiss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6.848in"/>
    </style:style>
    <style:style style:name="co3" style:family="table-column">
      <style:table-column-properties fo:break-before="auto" style:column-width="2.2118in"/>
    </style:style>
    <style:style style:name="co4" style:family="table-column">
      <style:table-column-properties fo:break-before="auto" style:column-width="1.7634in"/>
    </style:style>
    <style:style style:name="co5" style:family="table-column">
      <style:table-column-properties fo:break-before="auto" style:column-width="1.3701in"/>
    </style:style>
    <style:style style:name="co6" style:family="table-column">
      <style:table-column-properties fo:break-before="auto" style:column-width="0.9138in"/>
    </style:style>
    <style:style style:name="co7" style:family="table-column">
      <style:table-column-properties fo:break-before="auto" style:column-width="0.4091in"/>
    </style:style>
    <style:style style:name="co8" style:family="table-column">
      <style:table-column-properties fo:break-before="auto" style:column-width="0.89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Calc_20_Heading_20_4">
      <style:text-properties style:font-name="Liberation Sans Narrow1"/>
    </style:style>
    <style:style style:name="ce6" style:family="table-cell" style:parent-style-name="Calc_20_Text_20__28_Copy_20_This_29_" style:data-style-name="N0"/>
    <style:style style:name="ce7" style:family="table-cell" style:parent-style-name="Calc_20_Text_20__28_Copy_20_This_29_" style:data-style-name="N0"/>
    <style:style style:name="ce8" style:family="table-cell" style:parent-style-name="Calc_20_Heading_20_4">
      <style:text-properties style:font-name="Liberation Sans Narrow1"/>
    </style:style>
    <style:style style:name="ce3" style:family="table-cell" style:parent-style-name="Calc_20_Text_20__28_Alt_29_" style:data-style-name="N0"/>
    <style:style style:name="ce5" style:family="table-cell" style:parent-style-name="Calc_20_Text" style:data-style-name="N99"/>
    <style:style style:name="ce12" style:family="table-cell" style:parent-style-name="Calc_20_Text" style:data-style-name="N0"/>
    <style:style style:name="ce11" style:family="table-cell" style:parent-style-name="Calc_20_Text">
      <style:text-properties style:font-name="Liberation Serif" style:font-name-asian="Segoe UI" style:font-name-complex="Tahoma"/>
    </style:style>
    <style:style style:name="ce14" style:family="table-cell" style:parent-style-name="Calc_20_Heading_20_2_20__28_Section_29_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table table:name="Palettes" table:style-name="ta1">
        <table:table-column table:style-name="co1" table:default-cell-style-name="Default"/>
        <table:table-column table:style-name="co2" table:default-cell-style-name="Calc_20_Text_20__28_Alt_29_"/>
        <table:table-column table:style-name="co3" table:default-cell-style-name="Calc_20_Text"/>
        <table:table-column table:style-name="co4" table:number-columns-repeated="2" table:default-cell-style-name="Calc_20_Text"/>
        <table:table-column table:style-name="co5" table:number-columns-repeated="2" table:default-cell-style-name="Calc_20_Text"/>
        <table:table-column table:style-name="co6" table:number-columns-repeated="2" table:default-cell-style-name="Calc_20_Text"/>
        <table:table-column table:style-name="co7" table:default-cell-style-name="Calc_20_Text"/>
        <table:table-column table:style-name="co8" table:number-columns-repeated="65" table:default-cell-style-name="Default"/>
        <table:table-row table:style-name="ro1">
          <table:table-cell table:style-name="Calc_20_Heading_20_1_20__28_Title_29_" office:value-type="string" calcext:value-type="string">
            <text:p>Palettes</text:p>
          </table:table-cell>
          <table:table-cell table:style-name="Default" table:number-columns-repeated="9"/>
          <table:table-cell table:number-columns-repeated="65"/>
        </table:table-row>
        <table:table-row table:style-name="ro2">
          <table:table-cell/>
          <table:table-cell table:style-name="Default" table:number-columns-repeated="9"/>
          <table:table-cell table:number-columns-repeated="65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9"/>
          <table:table-cell table:number-columns-repeated="65"/>
        </table:table-row>
        <table:table-row table:style-name="ro4">
          <table:table-cell table:style-name="Calc_20_Heading_20_2_20__28_Section_29_" table:formula="of:=[$'HSL to RGB Blue Hues'.A4]" office:value-type="string" office:string-value="Cyan-Blue" calcext:value-type="string">
            <text:p>Cyan-Blue</text:p>
          </table:table-cell>
          <table:table-cell table:style-name="Calc_20_Text" table:formula="of:=COMMENT_BEGIN&amp;&quot; ==== &quot;&amp;&quot;Kalos-&quot;&amp;[.A4]&amp;&quot; ==== &quot;&amp;COMMENT_END" office:value-type="string" office:string-value="/* ==== Kalos-Cyan-Blue ==== */" calcext:value-type="string">
            <text:p>/* ==== Kalos-Cyan-Blue ==== */</text:p>
          </table:table-cell>
          <table:table-cell table:style-name="Default" table:number-columns-repeated="8"/>
          <table:table-cell table:number-columns-repeated="65"/>
        </table:table-row>
        <table:table-row table:style-name="ro5">
          <table:table-cell/>
          <table:table-cell table:style-name="ce8" office:value-type="string" calcext:value-type="string">
            <text:p>Concat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HSL</text:p>
          </table:table-cell>
          <table:table-cell table:style-name="ce8" office:value-type="string" calcext:value-type="string">
            <text:p>HSL Raw</text:p>
          </table:table-cell>
          <table:table-cell table:style-name="ce8" office:value-type="string" calcext:value-type="string">
            <text:p>RGB</text:p>
          </table:table-cell>
          <table:table-cell table:style-name="ce8" office:value-type="string" calcext:value-type="string">
            <text:p>RGB Raw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Hex Raw</text:p>
          </table:table-cell>
          <table:table-cell table:style-name="ce8" office:value-type="string" calcext:value-type="string">
            <text:p>End</text:p>
          </table:table-cell>
          <table:table-cell table:number-columns-repeated="65"/>
        </table:table-row>
        <table:table-row table:style-name="ro5">
          <table:table-cell table:style-name="ce7" table:formula="of:=COM.MICROSOFT.TEXTJOIN(CHAR(13)&amp;CHAR(10); TRUE(); [.B4]; [.B6:.B28])" office:value-type="string" office:string-value="/* ==== Kalos-Cyan-Blue ==== */&#13;&#10;/* Kalos-Cyan-Blue-05 hsl(210, 50%, 5%) rgb(6, 13, 19) #060D13 */&#13;&#10;/* Kalos-Cyan-Blue-10 hsl(210, 50%, 10%) rgb(13, 25, 38) #0D1926 */&#13;&#10;/* Kalos-Cyan-Blue-15 hsl(210, 50%, 15%) rgb(19, 38, 57) #132639 */&#13;&#10;/* Kalos-Cyan-Blue-20 hsl(210, 50%, 20%) rgb(25, 51, 77) #19334D */&#13;&#10;/* Kalos-Cyan-Blue-25 hsl(210, 50%, 25%) rgb(32, 64, 96) #204060 */&#13;&#10;/* Kalos-Cyan-Blue-30 hsl(210, 50%, 30%) rgb(38, 76, 115) #264C73 */&#13;&#10;/* Kalos-Cyan-Blue-35 hsl(210, 50%, 35%) rgb(45, 89, 134) #2D5986 */&#13;&#10;/* Kalos-Cyan-Blue-40 hsl(210, 50%, 40%) rgb(51, 102, 153) #336699 */&#13;&#10;/* Kalos-Cyan-Blue-45 hsl(210, 50%, 45%) rgb(57, 115, 172) #3973AC */&#13;&#10;/* Kalos-Cyan-Blue-50 hsl(210, 50%, 50%) rgb(64, 127, 191) #407FBF */&#13;&#10;/* Kalos-Cyan-Blue-55 hsl(210, 50%, 55%) rgb(83, 140, 198) #538CC6 */&#13;&#10;/* Kalos-Cyan-Blue-60 hsl(210, 50%, 60%) rgb(102, 153, 204) #6699CC */&#13;&#10;/* Kalos-Cyan-Blue-65 hsl(210, 50%, 65%) rgb(121, 166, 210) #79A6D2 */&#13;&#10;/* Kalos-Cyan-Blue-70 hsl(210, 50%, 70%) rgb(140, 178, 217) #8CB2D9 */&#13;&#10;/* Kalos-Cyan-Blue-75 hsl(210, 50%, 75%) rgb(159, 191, 223) #9FBFDF */&#13;&#10;/* Kalos-Cyan-Blue-80 hsl(210, 50%, 80%) rgb(179, 204, 230) #B3CCE6 */&#13;&#10;/* Kalos-Cyan-Blue-85 hsl(210, 50%, 85%) rgb(198, 217, 236) #C6D9EC */&#13;&#10;/* Kalos-Cyan-Blue-90 hsl(210, 50%, 90%) rgb(217, 230, 242) #D9E6F2 */&#13;&#10;/* Kalos-Cyan-Blue-95 hsl(210, 50%, 95%) rgb(236, 242, 249) #ECF2F9 */&#13;&#10;/* Kalos-Cyan-Blue-96 hsl(210, 50%, 96%) rgb(240, 245, 250) #F0F5FA */&#13;&#10;/* Kalos-Cyan-Blue-97 hsl(210, 50%, 97%) rgb(244, 247, 251) #F4F7FB */&#13;&#10;/* Kalos-Cyan-Blue-98 hsl(210, 50%, 98%) rgb(247, 250, 252) #F7FAFC */&#13;&#10;/* Kalos-Cyan-Blue-99 hsl(210, 50%, 99%) rgb(251, 252, 254) #FBFCFE */" calcext:value-type="string">
            <text:p>/* ==== Kalos-Cyan-Blue ==== */</text:p>
            <text:p>/* Kalos-Cyan-Blue-05 hsl(210, 50%, 5%) rgb(6, 13, 19) #060D13 */</text:p>
            <text:p>/* Kalos-Cyan-Blue-10 hsl(210, 50%, 10%) rgb(13, 25, 38) #0D1926 */</text:p>
            <text:p>/* Kalos-Cyan-Blue-15 hsl(210, 50%, 15%) rgb(19, 38, 57) #132639 */</text:p>
            <text:p>/* Kalos-Cyan-Blue-20 hsl(210, 50%, 20%) rgb(25, 51, 77) #19334D */</text:p>
            <text:p>/* Kalos-Cyan-Blue-25 hsl(210, 50%, 25%) rgb(32, 64, 96) #204060 */</text:p>
            <text:p>/* Kalos-Cyan-Blue-30 hsl(210, 50%, 30%) rgb(38, 76, 115) #264C73 */</text:p>
            <text:p>/* Kalos-Cyan-Blue-35 hsl(210, 50%, 35%) rgb(45, 89, 134) #2D5986 */</text:p>
            <text:p>/* Kalos-Cyan-Blue-40 hsl(210, 50%, 40%) rgb(51, 102, 153) #336699 */</text:p>
            <text:p>/* Kalos-Cyan-Blue-45 hsl(210, 50%, 45%) rgb(57, 115, 172) #3973AC */</text:p>
            <text:p>/* Kalos-Cyan-Blue-50 hsl(210, 50%, 50%) rgb(64, 127, 191) #407FBF */</text:p>
            <text:p>/* Kalos-Cyan-Blue-55 hsl(210, 50%, 55%) rgb(83, 140, 198) #538CC6 */</text:p>
            <text:p>/* Kalos-Cyan-Blue-60 hsl(210, 50%, 60%) rgb(102, 153, 204) #6699CC */</text:p>
            <text:p>/* Kalos-Cyan-Blue-65 hsl(210, 50%, 65%) rgb(121, 166, 210) #79A6D2 */</text:p>
            <text:p>/* Kalos-Cyan-Blue-70 hsl(210, 50%, 70%) rgb(140, 178, 217) #8CB2D9 */</text:p>
            <text:p>/* Kalos-Cyan-Blue-75 hsl(210, 50%, 75%) rgb(159, 191, 223) #9FBFDF */</text:p>
            <text:p>/* Kalos-Cyan-Blue-80 hsl(210, 50%, 80%) rgb(179, 204, 230) #B3CCE6 */</text:p>
            <text:p>/* Kalos-Cyan-Blue-85 hsl(210, 50%, 85%) rgb(198, 217, 236) #C6D9EC */</text:p>
            <text:p>/* Kalos-Cyan-Blue-90 hsl(210, 50%, 90%) rgb(217, 230, 242) #D9E6F2 */</text:p>
            <text:p>/* Kalos-Cyan-Blue-95 hsl(210, 50%, 95%) rgb(236, 242, 249) #ECF2F9 */</text:p>
            <text:p>/* Kalos-Cyan-Blue-96 hsl(210, 50%, 96%) rgb(240, 245, 250) #F0F5FA */</text:p>
            <text:p>/* Kalos-Cyan-Blue-97 hsl(210, 50%, 97%) rgb(244, 247, 251) #F4F7FB */</text:p>
            <text:p>/* Kalos-Cyan-Blue-98 hsl(210, 50%, 98%) rgb(247, 250, 252) #F7FAFC */</text:p>
            <text:p>/* Kalos-Cyan-Blue-99 hsl(210, 50%, 99%) rgb(251, 252, 254) #FBFCFE */</text:p>
          </table:table-cell>
          <table:table-cell table:formula="of:=COM.MICROSOFT.TEXTJOIN(&quot; &quot;; TRUE(); [.C6]; [.D6]; [.F6]; [.H6]; [.J6])" office:value-type="string" office:string-value="/* Kalos-Cyan-Blue-05 hsl(210, 50%, 5%) rgb(6, 13, 19) #060D13 */" calcext:value-type="string">
            <text:p>/* Kalos-Cyan-Blue-05 hsl(210, 50%, 5%) rgb(6, 13, 19) #060D13 */</text:p>
          </table:table-cell>
          <table:table-cell table:formula="of:=COMMENT_BEGIN&amp;&quot; Kalos-&quot;&amp;[.A$4]&amp;&quot;-&quot;&amp;TEXT([$'HSL to RGB Blue Hues'.C6]; &quot;00&quot;)" office:value-type="string" office:string-value="/* Kalos-Cyan-Blue-05" calcext:value-type="string">
            <text:p>/* Kalos-Cyan-Blue-05</text:p>
          </table:table-cell>
          <table:table-cell table:formula="of:=&quot;hsl(&quot;&amp;[.E6]&amp;&quot;)&quot;" office:value-type="string" office:string-value="hsl(210, 50%, 5%)" calcext:value-type="string">
            <text:p>hsl(210, 50%, 5%)</text:p>
          </table:table-cell>
          <table:table-cell table:formula="of:=[$'HSL to RGB Blue Hues'.A6]&amp;&quot;, &quot;&amp;[$'HSL to RGB Blue Hues'.B6]&amp;&quot;%, &quot;&amp;[$'HSL to RGB Blue Hues'.C6]&amp;&quot;%&quot;" office:value-type="string" office:string-value="210, 50%, 5%" calcext:value-type="string">
            <text:p>210, 50%, 5%</text:p>
          </table:table-cell>
          <table:table-cell table:formula="of:=&quot;rgb(&quot;&amp;[.G6]&amp;&quot;)&quot;" office:value-type="string" office:string-value="rgb(6, 13, 19)" calcext:value-type="string">
            <text:p>rgb(6, 13, 19)</text:p>
          </table:table-cell>
          <table:table-cell table:formula="of:=[$'HSL to RGB Blue Hues'.D6]" office:value-type="string" office:string-value="6, 13, 19" calcext:value-type="string">
            <text:p>6, 13, 19</text:p>
          </table:table-cell>
          <table:table-cell table:formula="of:=&quot;#&quot;&amp;[.I6]" office:value-type="string" office:string-value="#060D13" calcext:value-type="string">
            <text:p>#060D13</text:p>
          </table:table-cell>
          <table:table-cell table:formula="of:=[$'HSL to RGB Blue Hues'.E6]" office:value-type="string" office:string-value="060D13" calcext:value-type="string">
            <text:p>060D13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7]; [.D7]; [.F7]; [.H7]; [.J7])" office:value-type="string" office:string-value="/* Kalos-Cyan-Blue-10 hsl(210, 50%, 10%) rgb(13, 25, 38) #0D1926 */" calcext:value-type="string">
            <text:p>/* Kalos-Cyan-Blue-10 hsl(210, 50%, 10%) rgb(13, 25, 38) #0D1926 */</text:p>
          </table:table-cell>
          <table:table-cell table:formula="of:=COMMENT_BEGIN&amp;&quot; Kalos-&quot;&amp;[.A$4]&amp;&quot;-&quot;&amp;TEXT([$'HSL to RGB Blue Hues'.C7]; &quot;00&quot;)" office:value-type="string" office:string-value="/* Kalos-Cyan-Blue-10" calcext:value-type="string">
            <text:p>/* Kalos-Cyan-Blue-10</text:p>
          </table:table-cell>
          <table:table-cell table:formula="of:=&quot;hsl(&quot;&amp;[.E7]&amp;&quot;)&quot;" office:value-type="string" office:string-value="hsl(210, 50%, 10%)" calcext:value-type="string">
            <text:p>hsl(210, 50%, 10%)</text:p>
          </table:table-cell>
          <table:table-cell table:formula="of:=[$'HSL to RGB Blue Hues'.A7]&amp;&quot;, &quot;&amp;[$'HSL to RGB Blue Hues'.B7]&amp;&quot;%, &quot;&amp;[$'HSL to RGB Blue Hues'.C7]&amp;&quot;%&quot;" office:value-type="string" office:string-value="210, 50%, 10%" calcext:value-type="string">
            <text:p>210, 50%, 10%</text:p>
          </table:table-cell>
          <table:table-cell table:formula="of:=&quot;rgb(&quot;&amp;[.G7]&amp;&quot;)&quot;" office:value-type="string" office:string-value="rgb(13, 25, 38)" calcext:value-type="string">
            <text:p>rgb(13, 25, 38)</text:p>
          </table:table-cell>
          <table:table-cell table:formula="of:=[$'HSL to RGB Blue Hues'.D7]" office:value-type="string" office:string-value="13, 25, 38" calcext:value-type="string">
            <text:p>13, 25, 38</text:p>
          </table:table-cell>
          <table:table-cell table:formula="of:=&quot;#&quot;&amp;[.I7]" office:value-type="string" office:string-value="#0D1926" calcext:value-type="string">
            <text:p>#0D1926</text:p>
          </table:table-cell>
          <table:table-cell table:formula="of:=[$'HSL to RGB Blue Hues'.E7]" office:value-type="string" office:string-value="0D1926" calcext:value-type="string">
            <text:p>0D192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8]; [.D8]; [.F8]; [.H8]; [.J8])" office:value-type="string" office:string-value="/* Kalos-Cyan-Blue-15 hsl(210, 50%, 15%) rgb(19, 38, 57) #132639 */" calcext:value-type="string">
            <text:p>/* Kalos-Cyan-Blue-15 hsl(210, 50%, 15%) rgb(19, 38, 57) #132639 */</text:p>
          </table:table-cell>
          <table:table-cell table:formula="of:=COMMENT_BEGIN&amp;&quot; Kalos-&quot;&amp;[.A$4]&amp;&quot;-&quot;&amp;TEXT([$'HSL to RGB Blue Hues'.C8]; &quot;00&quot;)" office:value-type="string" office:string-value="/* Kalos-Cyan-Blue-15" calcext:value-type="string">
            <text:p>/* Kalos-Cyan-Blue-15</text:p>
          </table:table-cell>
          <table:table-cell table:formula="of:=&quot;hsl(&quot;&amp;[.E8]&amp;&quot;)&quot;" office:value-type="string" office:string-value="hsl(210, 50%, 15%)" calcext:value-type="string">
            <text:p>hsl(210, 50%, 15%)</text:p>
          </table:table-cell>
          <table:table-cell table:formula="of:=[$'HSL to RGB Blue Hues'.A8]&amp;&quot;, &quot;&amp;[$'HSL to RGB Blue Hues'.B8]&amp;&quot;%, &quot;&amp;[$'HSL to RGB Blue Hues'.C8]&amp;&quot;%&quot;" office:value-type="string" office:string-value="210, 50%, 15%" calcext:value-type="string">
            <text:p>210, 50%, 15%</text:p>
          </table:table-cell>
          <table:table-cell table:formula="of:=&quot;rgb(&quot;&amp;[.G8]&amp;&quot;)&quot;" office:value-type="string" office:string-value="rgb(19, 38, 57)" calcext:value-type="string">
            <text:p>rgb(19, 38, 57)</text:p>
          </table:table-cell>
          <table:table-cell table:formula="of:=[$'HSL to RGB Blue Hues'.D8]" office:value-type="string" office:string-value="19, 38, 57" calcext:value-type="string">
            <text:p>19, 38, 57</text:p>
          </table:table-cell>
          <table:table-cell table:formula="of:=&quot;#&quot;&amp;[.I8]" office:value-type="string" office:string-value="#132639" calcext:value-type="string">
            <text:p>#132639</text:p>
          </table:table-cell>
          <table:table-cell table:formula="of:=[$'HSL to RGB Blue Hues'.E8]" office:value-type="string" office:string-value="132639" calcext:value-type="string">
            <text:p>13263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9]; [.D9]; [.F9]; [.H9]; [.J9])" office:value-type="string" office:string-value="/* Kalos-Cyan-Blue-20 hsl(210, 50%, 20%) rgb(25, 51, 77) #19334D */" calcext:value-type="string">
            <text:p>/* Kalos-Cyan-Blue-20 hsl(210, 50%, 20%) rgb(25, 51, 77) #19334D */</text:p>
          </table:table-cell>
          <table:table-cell table:formula="of:=COMMENT_BEGIN&amp;&quot; Kalos-&quot;&amp;[.A$4]&amp;&quot;-&quot;&amp;TEXT([$'HSL to RGB Blue Hues'.C9]; &quot;00&quot;)" office:value-type="string" office:string-value="/* Kalos-Cyan-Blue-20" calcext:value-type="string">
            <text:p>/* Kalos-Cyan-Blue-20</text:p>
          </table:table-cell>
          <table:table-cell table:formula="of:=&quot;hsl(&quot;&amp;[.E9]&amp;&quot;)&quot;" office:value-type="string" office:string-value="hsl(210, 50%, 20%)" calcext:value-type="string">
            <text:p>hsl(210, 50%, 20%)</text:p>
          </table:table-cell>
          <table:table-cell table:formula="of:=[$'HSL to RGB Blue Hues'.A9]&amp;&quot;, &quot;&amp;[$'HSL to RGB Blue Hues'.B9]&amp;&quot;%, &quot;&amp;[$'HSL to RGB Blue Hues'.C9]&amp;&quot;%&quot;" office:value-type="string" office:string-value="210, 50%, 20%" calcext:value-type="string">
            <text:p>210, 50%, 20%</text:p>
          </table:table-cell>
          <table:table-cell table:formula="of:=&quot;rgb(&quot;&amp;[.G9]&amp;&quot;)&quot;" office:value-type="string" office:string-value="rgb(25, 51, 77)" calcext:value-type="string">
            <text:p>rgb(25, 51, 77)</text:p>
          </table:table-cell>
          <table:table-cell table:formula="of:=[$'HSL to RGB Blue Hues'.D9]" office:value-type="string" office:string-value="25, 51, 77" calcext:value-type="string">
            <text:p>25, 51, 77</text:p>
          </table:table-cell>
          <table:table-cell table:formula="of:=&quot;#&quot;&amp;[.I9]" office:value-type="string" office:string-value="#19334D" calcext:value-type="string">
            <text:p>#19334D</text:p>
          </table:table-cell>
          <table:table-cell table:formula="of:=[$'HSL to RGB Blue Hues'.E9]" office:value-type="string" office:string-value="19334D" calcext:value-type="string">
            <text:p>19334D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10]; [.D10]; [.F10]; [.H10]; [.J10])" office:value-type="string" office:string-value="/* Kalos-Cyan-Blue-25 hsl(210, 50%, 25%) rgb(32, 64, 96) #204060 */" calcext:value-type="string">
            <text:p>/* Kalos-Cyan-Blue-25 hsl(210, 50%, 25%) rgb(32, 64, 96) #204060 */</text:p>
          </table:table-cell>
          <table:table-cell table:formula="of:=COMMENT_BEGIN&amp;&quot; Kalos-&quot;&amp;[.A$4]&amp;&quot;-&quot;&amp;TEXT([$'HSL to RGB Blue Hues'.C10]; &quot;00&quot;)" office:value-type="string" office:string-value="/* Kalos-Cyan-Blue-25" calcext:value-type="string">
            <text:p>/* Kalos-Cyan-Blue-25</text:p>
          </table:table-cell>
          <table:table-cell table:formula="of:=&quot;hsl(&quot;&amp;[.E10]&amp;&quot;)&quot;" office:value-type="string" office:string-value="hsl(210, 50%, 25%)" calcext:value-type="string">
            <text:p>hsl(210, 50%, 25%)</text:p>
          </table:table-cell>
          <table:table-cell table:formula="of:=[$'HSL to RGB Blue Hues'.A10]&amp;&quot;, &quot;&amp;[$'HSL to RGB Blue Hues'.B10]&amp;&quot;%, &quot;&amp;[$'HSL to RGB Blue Hues'.C10]&amp;&quot;%&quot;" office:value-type="string" office:string-value="210, 50%, 25%" calcext:value-type="string">
            <text:p>210, 50%, 25%</text:p>
          </table:table-cell>
          <table:table-cell table:formula="of:=&quot;rgb(&quot;&amp;[.G10]&amp;&quot;)&quot;" office:value-type="string" office:string-value="rgb(32, 64, 96)" calcext:value-type="string">
            <text:p>rgb(32, 64, 96)</text:p>
          </table:table-cell>
          <table:table-cell table:formula="of:=[$'HSL to RGB Blue Hues'.D10]" office:value-type="string" office:string-value="32, 64, 96" calcext:value-type="string">
            <text:p>32, 64, 96</text:p>
          </table:table-cell>
          <table:table-cell table:formula="of:=&quot;#&quot;&amp;[.I10]" office:value-type="string" office:string-value="#204060" calcext:value-type="string">
            <text:p>#204060</text:p>
          </table:table-cell>
          <table:table-cell table:formula="of:=[$'HSL to RGB Blue Hues'.E10]" office:value-type="string" office:string-value="204060" calcext:value-type="string">
            <text:p>204060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11]; [.D11]; [.F11]; [.H11]; [.J11])" office:value-type="string" office:string-value="/* Kalos-Cyan-Blue-30 hsl(210, 50%, 30%) rgb(38, 76, 115) #264C73 */" calcext:value-type="string">
            <text:p>/* Kalos-Cyan-Blue-30 hsl(210, 50%, 30%) rgb(38, 76, 115) #264C73 */</text:p>
          </table:table-cell>
          <table:table-cell table:formula="of:=COMMENT_BEGIN&amp;&quot; Kalos-&quot;&amp;[.A$4]&amp;&quot;-&quot;&amp;TEXT([$'HSL to RGB Blue Hues'.C11]; &quot;00&quot;)" office:value-type="string" office:string-value="/* Kalos-Cyan-Blue-30" calcext:value-type="string">
            <text:p>/* Kalos-Cyan-Blue-30</text:p>
          </table:table-cell>
          <table:table-cell table:formula="of:=&quot;hsl(&quot;&amp;[.E11]&amp;&quot;)&quot;" office:value-type="string" office:string-value="hsl(210, 50%, 30%)" calcext:value-type="string">
            <text:p>hsl(210, 50%, 30%)</text:p>
          </table:table-cell>
          <table:table-cell table:formula="of:=[$'HSL to RGB Blue Hues'.A11]&amp;&quot;, &quot;&amp;[$'HSL to RGB Blue Hues'.B11]&amp;&quot;%, &quot;&amp;[$'HSL to RGB Blue Hues'.C11]&amp;&quot;%&quot;" office:value-type="string" office:string-value="210, 50%, 30%" calcext:value-type="string">
            <text:p>210, 50%, 30%</text:p>
          </table:table-cell>
          <table:table-cell table:formula="of:=&quot;rgb(&quot;&amp;[.G11]&amp;&quot;)&quot;" office:value-type="string" office:string-value="rgb(38, 76, 115)" calcext:value-type="string">
            <text:p>rgb(38, 76, 115)</text:p>
          </table:table-cell>
          <table:table-cell table:formula="of:=[$'HSL to RGB Blue Hues'.D11]" office:value-type="string" office:string-value="38, 76, 115" calcext:value-type="string">
            <text:p>38, 76, 115</text:p>
          </table:table-cell>
          <table:table-cell table:formula="of:=&quot;#&quot;&amp;[.I11]" office:value-type="string" office:string-value="#264C73" calcext:value-type="string">
            <text:p>#264C73</text:p>
          </table:table-cell>
          <table:table-cell table:formula="of:=[$'HSL to RGB Blue Hues'.E11]" office:value-type="string" office:string-value="264C73" calcext:value-type="string">
            <text:p>264C73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12]; [.D12]; [.F12]; [.H12]; [.J12])" office:value-type="string" office:string-value="/* Kalos-Cyan-Blue-35 hsl(210, 50%, 35%) rgb(45, 89, 134) #2D5986 */" calcext:value-type="string">
            <text:p>/* Kalos-Cyan-Blue-35 hsl(210, 50%, 35%) rgb(45, 89, 134) #2D5986 */</text:p>
          </table:table-cell>
          <table:table-cell table:formula="of:=COMMENT_BEGIN&amp;&quot; Kalos-&quot;&amp;[.A$4]&amp;&quot;-&quot;&amp;TEXT([$'HSL to RGB Blue Hues'.C12]; &quot;00&quot;)" office:value-type="string" office:string-value="/* Kalos-Cyan-Blue-35" calcext:value-type="string">
            <text:p>/* Kalos-Cyan-Blue-35</text:p>
          </table:table-cell>
          <table:table-cell table:formula="of:=&quot;hsl(&quot;&amp;[.E12]&amp;&quot;)&quot;" office:value-type="string" office:string-value="hsl(210, 50%, 35%)" calcext:value-type="string">
            <text:p>hsl(210, 50%, 35%)</text:p>
          </table:table-cell>
          <table:table-cell table:formula="of:=[$'HSL to RGB Blue Hues'.A12]&amp;&quot;, &quot;&amp;[$'HSL to RGB Blue Hues'.B12]&amp;&quot;%, &quot;&amp;[$'HSL to RGB Blue Hues'.C12]&amp;&quot;%&quot;" office:value-type="string" office:string-value="210, 50%, 35%" calcext:value-type="string">
            <text:p>210, 50%, 35%</text:p>
          </table:table-cell>
          <table:table-cell table:formula="of:=&quot;rgb(&quot;&amp;[.G12]&amp;&quot;)&quot;" office:value-type="string" office:string-value="rgb(45, 89, 134)" calcext:value-type="string">
            <text:p>rgb(45, 89, 134)</text:p>
          </table:table-cell>
          <table:table-cell table:formula="of:=[$'HSL to RGB Blue Hues'.D12]" office:value-type="string" office:string-value="45, 89, 134" calcext:value-type="string">
            <text:p>45, 89, 134</text:p>
          </table:table-cell>
          <table:table-cell table:formula="of:=&quot;#&quot;&amp;[.I12]" office:value-type="string" office:string-value="#2D5986" calcext:value-type="string">
            <text:p>#2D5986</text:p>
          </table:table-cell>
          <table:table-cell table:formula="of:=[$'HSL to RGB Blue Hues'.E12]" office:value-type="string" office:string-value="2D5986" calcext:value-type="string">
            <text:p>2D598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13]; [.D13]; [.F13]; [.H13]; [.J13])" office:value-type="string" office:string-value="/* Kalos-Cyan-Blue-40 hsl(210, 50%, 40%) rgb(51, 102, 153) #336699 */" calcext:value-type="string">
            <text:p>/* Kalos-Cyan-Blue-40 hsl(210, 50%, 40%) rgb(51, 102, 153) #336699 */</text:p>
          </table:table-cell>
          <table:table-cell table:formula="of:=COMMENT_BEGIN&amp;&quot; Kalos-&quot;&amp;[.A$4]&amp;&quot;-&quot;&amp;TEXT([$'HSL to RGB Blue Hues'.C13]; &quot;00&quot;)" office:value-type="string" office:string-value="/* Kalos-Cyan-Blue-40" calcext:value-type="string">
            <text:p>/* Kalos-Cyan-Blue-40</text:p>
          </table:table-cell>
          <table:table-cell table:formula="of:=&quot;hsl(&quot;&amp;[.E13]&amp;&quot;)&quot;" office:value-type="string" office:string-value="hsl(210, 50%, 40%)" calcext:value-type="string">
            <text:p>hsl(210, 50%, 40%)</text:p>
          </table:table-cell>
          <table:table-cell table:formula="of:=[$'HSL to RGB Blue Hues'.A13]&amp;&quot;, &quot;&amp;[$'HSL to RGB Blue Hues'.B13]&amp;&quot;%, &quot;&amp;[$'HSL to RGB Blue Hues'.C13]&amp;&quot;%&quot;" office:value-type="string" office:string-value="210, 50%, 40%" calcext:value-type="string">
            <text:p>210, 50%, 40%</text:p>
          </table:table-cell>
          <table:table-cell table:formula="of:=&quot;rgb(&quot;&amp;[.G13]&amp;&quot;)&quot;" office:value-type="string" office:string-value="rgb(51, 102, 153)" calcext:value-type="string">
            <text:p>rgb(51, 102, 153)</text:p>
          </table:table-cell>
          <table:table-cell table:formula="of:=[$'HSL to RGB Blue Hues'.D13]" office:value-type="string" office:string-value="51, 102, 153" calcext:value-type="string">
            <text:p>51, 102, 153</text:p>
          </table:table-cell>
          <table:table-cell table:formula="of:=&quot;#&quot;&amp;[.I13]" office:value-type="string" office:string-value="#336699" calcext:value-type="string">
            <text:p>#336699</text:p>
          </table:table-cell>
          <table:table-cell table:formula="of:=[$'HSL to RGB Blue Hues'.E13]" office:value-type="string" office:string-value="336699" calcext:value-type="string">
            <text:p>33669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14]; [.D14]; [.F14]; [.H14]; [.J14])" office:value-type="string" office:string-value="/* Kalos-Cyan-Blue-45 hsl(210, 50%, 45%) rgb(57, 115, 172) #3973AC */" calcext:value-type="string">
            <text:p>/* Kalos-Cyan-Blue-45 hsl(210, 50%, 45%) rgb(57, 115, 172) #3973AC */</text:p>
          </table:table-cell>
          <table:table-cell table:formula="of:=COMMENT_BEGIN&amp;&quot; Kalos-&quot;&amp;[.A$4]&amp;&quot;-&quot;&amp;TEXT([$'HSL to RGB Blue Hues'.C14]; &quot;00&quot;)" office:value-type="string" office:string-value="/* Kalos-Cyan-Blue-45" calcext:value-type="string">
            <text:p>/* Kalos-Cyan-Blue-45</text:p>
          </table:table-cell>
          <table:table-cell table:formula="of:=&quot;hsl(&quot;&amp;[.E14]&amp;&quot;)&quot;" office:value-type="string" office:string-value="hsl(210, 50%, 45%)" calcext:value-type="string">
            <text:p>hsl(210, 50%, 45%)</text:p>
          </table:table-cell>
          <table:table-cell table:formula="of:=[$'HSL to RGB Blue Hues'.A14]&amp;&quot;, &quot;&amp;[$'HSL to RGB Blue Hues'.B14]&amp;&quot;%, &quot;&amp;[$'HSL to RGB Blue Hues'.C14]&amp;&quot;%&quot;" office:value-type="string" office:string-value="210, 50%, 45%" calcext:value-type="string">
            <text:p>210, 50%, 45%</text:p>
          </table:table-cell>
          <table:table-cell table:formula="of:=&quot;rgb(&quot;&amp;[.G14]&amp;&quot;)&quot;" office:value-type="string" office:string-value="rgb(57, 115, 172)" calcext:value-type="string">
            <text:p>rgb(57, 115, 172)</text:p>
          </table:table-cell>
          <table:table-cell table:formula="of:=[$'HSL to RGB Blue Hues'.D14]" office:value-type="string" office:string-value="57, 115, 172" calcext:value-type="string">
            <text:p>57, 115, 172</text:p>
          </table:table-cell>
          <table:table-cell table:formula="of:=&quot;#&quot;&amp;[.I14]" office:value-type="string" office:string-value="#3973AC" calcext:value-type="string">
            <text:p>#3973AC</text:p>
          </table:table-cell>
          <table:table-cell table:formula="of:=[$'HSL to RGB Blue Hues'.E14]" office:value-type="string" office:string-value="3973AC" calcext:value-type="string">
            <text:p>3973A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15]; [.D15]; [.F15]; [.H15]; [.J15])" office:value-type="string" office:string-value="/* Kalos-Cyan-Blue-50 hsl(210, 50%, 50%) rgb(64, 127, 191) #407FBF */" calcext:value-type="string">
            <text:p>/* Kalos-Cyan-Blue-50 hsl(210, 50%, 50%) rgb(64, 127, 191) #407FBF */</text:p>
          </table:table-cell>
          <table:table-cell table:formula="of:=COMMENT_BEGIN&amp;&quot; Kalos-&quot;&amp;[.A$4]&amp;&quot;-&quot;&amp;TEXT([$'HSL to RGB Blue Hues'.C15]; &quot;00&quot;)" office:value-type="string" office:string-value="/* Kalos-Cyan-Blue-50" calcext:value-type="string">
            <text:p>/* Kalos-Cyan-Blue-50</text:p>
          </table:table-cell>
          <table:table-cell table:formula="of:=&quot;hsl(&quot;&amp;[.E15]&amp;&quot;)&quot;" office:value-type="string" office:string-value="hsl(210, 50%, 50%)" calcext:value-type="string">
            <text:p>hsl(210, 50%, 50%)</text:p>
          </table:table-cell>
          <table:table-cell table:formula="of:=[$'HSL to RGB Blue Hues'.A15]&amp;&quot;, &quot;&amp;[$'HSL to RGB Blue Hues'.B15]&amp;&quot;%, &quot;&amp;[$'HSL to RGB Blue Hues'.C15]&amp;&quot;%&quot;" office:value-type="string" office:string-value="210, 50%, 50%" calcext:value-type="string">
            <text:p>210, 50%, 50%</text:p>
          </table:table-cell>
          <table:table-cell table:formula="of:=&quot;rgb(&quot;&amp;[.G15]&amp;&quot;)&quot;" office:value-type="string" office:string-value="rgb(64, 127, 191)" calcext:value-type="string">
            <text:p>rgb(64, 127, 191)</text:p>
          </table:table-cell>
          <table:table-cell table:formula="of:=[$'HSL to RGB Blue Hues'.D15]" office:value-type="string" office:string-value="64, 127, 191" calcext:value-type="string">
            <text:p>64, 127, 191</text:p>
          </table:table-cell>
          <table:table-cell table:formula="of:=&quot;#&quot;&amp;[.I15]" office:value-type="string" office:string-value="#407FBF" calcext:value-type="string">
            <text:p>#407FBF</text:p>
          </table:table-cell>
          <table:table-cell table:formula="of:=[$'HSL to RGB Blue Hues'.E15]" office:value-type="string" office:string-value="407FBF" calcext:value-type="string">
            <text:p>407FBF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16]; [.D16]; [.F16]; [.H16]; [.J16])" office:value-type="string" office:string-value="/* Kalos-Cyan-Blue-55 hsl(210, 50%, 55%) rgb(83, 140, 198) #538CC6 */" calcext:value-type="string">
            <text:p>/* Kalos-Cyan-Blue-55 hsl(210, 50%, 55%) rgb(83, 140, 198) #538CC6 */</text:p>
          </table:table-cell>
          <table:table-cell table:formula="of:=COMMENT_BEGIN&amp;&quot; Kalos-&quot;&amp;[.A$4]&amp;&quot;-&quot;&amp;TEXT([$'HSL to RGB Blue Hues'.C16]; &quot;00&quot;)" office:value-type="string" office:string-value="/* Kalos-Cyan-Blue-55" calcext:value-type="string">
            <text:p>/* Kalos-Cyan-Blue-55</text:p>
          </table:table-cell>
          <table:table-cell table:formula="of:=&quot;hsl(&quot;&amp;[.E16]&amp;&quot;)&quot;" office:value-type="string" office:string-value="hsl(210, 50%, 55%)" calcext:value-type="string">
            <text:p>hsl(210, 50%, 55%)</text:p>
          </table:table-cell>
          <table:table-cell table:formula="of:=[$'HSL to RGB Blue Hues'.A16]&amp;&quot;, &quot;&amp;[$'HSL to RGB Blue Hues'.B16]&amp;&quot;%, &quot;&amp;[$'HSL to RGB Blue Hues'.C16]&amp;&quot;%&quot;" office:value-type="string" office:string-value="210, 50%, 55%" calcext:value-type="string">
            <text:p>210, 50%, 55%</text:p>
          </table:table-cell>
          <table:table-cell table:formula="of:=&quot;rgb(&quot;&amp;[.G16]&amp;&quot;)&quot;" office:value-type="string" office:string-value="rgb(83, 140, 198)" calcext:value-type="string">
            <text:p>rgb(83, 140, 198)</text:p>
          </table:table-cell>
          <table:table-cell table:formula="of:=[$'HSL to RGB Blue Hues'.D16]" office:value-type="string" office:string-value="83, 140, 198" calcext:value-type="string">
            <text:p>83, 140, 198</text:p>
          </table:table-cell>
          <table:table-cell table:formula="of:=&quot;#&quot;&amp;[.I16]" office:value-type="string" office:string-value="#538CC6" calcext:value-type="string">
            <text:p>#538CC6</text:p>
          </table:table-cell>
          <table:table-cell table:formula="of:=[$'HSL to RGB Blue Hues'.E16]" office:value-type="string" office:string-value="538CC6" calcext:value-type="string">
            <text:p>538CC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17]; [.D17]; [.F17]; [.H17]; [.J17])" office:value-type="string" office:string-value="/* Kalos-Cyan-Blue-60 hsl(210, 50%, 60%) rgb(102, 153, 204) #6699CC */" calcext:value-type="string">
            <text:p>/* Kalos-Cyan-Blue-60 hsl(210, 50%, 60%) rgb(102, 153, 204) #6699CC */</text:p>
          </table:table-cell>
          <table:table-cell table:formula="of:=COMMENT_BEGIN&amp;&quot; Kalos-&quot;&amp;[.A$4]&amp;&quot;-&quot;&amp;TEXT([$'HSL to RGB Blue Hues'.C17]; &quot;00&quot;)" office:value-type="string" office:string-value="/* Kalos-Cyan-Blue-60" calcext:value-type="string">
            <text:p>/* Kalos-Cyan-Blue-60</text:p>
          </table:table-cell>
          <table:table-cell table:formula="of:=&quot;hsl(&quot;&amp;[.E17]&amp;&quot;)&quot;" office:value-type="string" office:string-value="hsl(210, 50%, 60%)" calcext:value-type="string">
            <text:p>hsl(210, 50%, 60%)</text:p>
          </table:table-cell>
          <table:table-cell table:formula="of:=[$'HSL to RGB Blue Hues'.A17]&amp;&quot;, &quot;&amp;[$'HSL to RGB Blue Hues'.B17]&amp;&quot;%, &quot;&amp;[$'HSL to RGB Blue Hues'.C17]&amp;&quot;%&quot;" office:value-type="string" office:string-value="210, 50%, 60%" calcext:value-type="string">
            <text:p>210, 50%, 60%</text:p>
          </table:table-cell>
          <table:table-cell table:formula="of:=&quot;rgb(&quot;&amp;[.G17]&amp;&quot;)&quot;" office:value-type="string" office:string-value="rgb(102, 153, 204)" calcext:value-type="string">
            <text:p>rgb(102, 153, 204)</text:p>
          </table:table-cell>
          <table:table-cell table:formula="of:=[$'HSL to RGB Blue Hues'.D17]" office:value-type="string" office:string-value="102, 153, 204" calcext:value-type="string">
            <text:p>102, 153, 204</text:p>
          </table:table-cell>
          <table:table-cell table:formula="of:=&quot;#&quot;&amp;[.I17]" office:value-type="string" office:string-value="#6699CC" calcext:value-type="string">
            <text:p>#6699CC</text:p>
          </table:table-cell>
          <table:table-cell table:formula="of:=[$'HSL to RGB Blue Hues'.E17]" office:value-type="string" office:string-value="6699CC" calcext:value-type="string">
            <text:p>6699C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18]; [.D18]; [.F18]; [.H18]; [.J18])" office:value-type="string" office:string-value="/* Kalos-Cyan-Blue-65 hsl(210, 50%, 65%) rgb(121, 166, 210) #79A6D2 */" calcext:value-type="string">
            <text:p>/* Kalos-Cyan-Blue-65 hsl(210, 50%, 65%) rgb(121, 166, 210) #79A6D2 */</text:p>
          </table:table-cell>
          <table:table-cell table:formula="of:=COMMENT_BEGIN&amp;&quot; Kalos-&quot;&amp;[.A$4]&amp;&quot;-&quot;&amp;TEXT([$'HSL to RGB Blue Hues'.C18]; &quot;00&quot;)" office:value-type="string" office:string-value="/* Kalos-Cyan-Blue-65" calcext:value-type="string">
            <text:p>/* Kalos-Cyan-Blue-65</text:p>
          </table:table-cell>
          <table:table-cell table:formula="of:=&quot;hsl(&quot;&amp;[.E18]&amp;&quot;)&quot;" office:value-type="string" office:string-value="hsl(210, 50%, 65%)" calcext:value-type="string">
            <text:p>hsl(210, 50%, 65%)</text:p>
          </table:table-cell>
          <table:table-cell table:formula="of:=[$'HSL to RGB Blue Hues'.A18]&amp;&quot;, &quot;&amp;[$'HSL to RGB Blue Hues'.B18]&amp;&quot;%, &quot;&amp;[$'HSL to RGB Blue Hues'.C18]&amp;&quot;%&quot;" office:value-type="string" office:string-value="210, 50%, 65%" calcext:value-type="string">
            <text:p>210, 50%, 65%</text:p>
          </table:table-cell>
          <table:table-cell table:formula="of:=&quot;rgb(&quot;&amp;[.G18]&amp;&quot;)&quot;" office:value-type="string" office:string-value="rgb(121, 166, 210)" calcext:value-type="string">
            <text:p>rgb(121, 166, 210)</text:p>
          </table:table-cell>
          <table:table-cell table:formula="of:=[$'HSL to RGB Blue Hues'.D18]" office:value-type="string" office:string-value="121, 166, 210" calcext:value-type="string">
            <text:p>121, 166, 210</text:p>
          </table:table-cell>
          <table:table-cell table:formula="of:=&quot;#&quot;&amp;[.I18]" office:value-type="string" office:string-value="#79A6D2" calcext:value-type="string">
            <text:p>#79A6D2</text:p>
          </table:table-cell>
          <table:table-cell table:formula="of:=[$'HSL to RGB Blue Hues'.E18]" office:value-type="string" office:string-value="79A6D2" calcext:value-type="string">
            <text:p>79A6D2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19]; [.D19]; [.F19]; [.H19]; [.J19])" office:value-type="string" office:string-value="/* Kalos-Cyan-Blue-70 hsl(210, 50%, 70%) rgb(140, 178, 217) #8CB2D9 */" calcext:value-type="string">
            <text:p>/* Kalos-Cyan-Blue-70 hsl(210, 50%, 70%) rgb(140, 178, 217) #8CB2D9 */</text:p>
          </table:table-cell>
          <table:table-cell table:formula="of:=COMMENT_BEGIN&amp;&quot; Kalos-&quot;&amp;[.A$4]&amp;&quot;-&quot;&amp;TEXT([$'HSL to RGB Blue Hues'.C19]; &quot;00&quot;)" office:value-type="string" office:string-value="/* Kalos-Cyan-Blue-70" calcext:value-type="string">
            <text:p>/* Kalos-Cyan-Blue-70</text:p>
          </table:table-cell>
          <table:table-cell table:formula="of:=&quot;hsl(&quot;&amp;[.E19]&amp;&quot;)&quot;" office:value-type="string" office:string-value="hsl(210, 50%, 70%)" calcext:value-type="string">
            <text:p>hsl(210, 50%, 70%)</text:p>
          </table:table-cell>
          <table:table-cell table:formula="of:=[$'HSL to RGB Blue Hues'.A19]&amp;&quot;, &quot;&amp;[$'HSL to RGB Blue Hues'.B19]&amp;&quot;%, &quot;&amp;[$'HSL to RGB Blue Hues'.C19]&amp;&quot;%&quot;" office:value-type="string" office:string-value="210, 50%, 70%" calcext:value-type="string">
            <text:p>210, 50%, 70%</text:p>
          </table:table-cell>
          <table:table-cell table:formula="of:=&quot;rgb(&quot;&amp;[.G19]&amp;&quot;)&quot;" office:value-type="string" office:string-value="rgb(140, 178, 217)" calcext:value-type="string">
            <text:p>rgb(140, 178, 217)</text:p>
          </table:table-cell>
          <table:table-cell table:formula="of:=[$'HSL to RGB Blue Hues'.D19]" office:value-type="string" office:string-value="140, 178, 217" calcext:value-type="string">
            <text:p>140, 178, 217</text:p>
          </table:table-cell>
          <table:table-cell table:formula="of:=&quot;#&quot;&amp;[.I19]" office:value-type="string" office:string-value="#8CB2D9" calcext:value-type="string">
            <text:p>#8CB2D9</text:p>
          </table:table-cell>
          <table:table-cell table:formula="of:=[$'HSL to RGB Blue Hues'.E19]" office:value-type="string" office:string-value="8CB2D9" calcext:value-type="string">
            <text:p>8CB2D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20]; [.D20]; [.F20]; [.H20]; [.J20])" office:value-type="string" office:string-value="/* Kalos-Cyan-Blue-75 hsl(210, 50%, 75%) rgb(159, 191, 223) #9FBFDF */" calcext:value-type="string">
            <text:p>/* Kalos-Cyan-Blue-75 hsl(210, 50%, 75%) rgb(159, 191, 223) #9FBFDF */</text:p>
          </table:table-cell>
          <table:table-cell table:formula="of:=COMMENT_BEGIN&amp;&quot; Kalos-&quot;&amp;[.A$4]&amp;&quot;-&quot;&amp;TEXT([$'HSL to RGB Blue Hues'.C20]; &quot;00&quot;)" office:value-type="string" office:string-value="/* Kalos-Cyan-Blue-75" calcext:value-type="string">
            <text:p>/* Kalos-Cyan-Blue-75</text:p>
          </table:table-cell>
          <table:table-cell table:formula="of:=&quot;hsl(&quot;&amp;[.E20]&amp;&quot;)&quot;" office:value-type="string" office:string-value="hsl(210, 50%, 75%)" calcext:value-type="string">
            <text:p>hsl(210, 50%, 75%)</text:p>
          </table:table-cell>
          <table:table-cell table:formula="of:=[$'HSL to RGB Blue Hues'.A20]&amp;&quot;, &quot;&amp;[$'HSL to RGB Blue Hues'.B20]&amp;&quot;%, &quot;&amp;[$'HSL to RGB Blue Hues'.C20]&amp;&quot;%&quot;" office:value-type="string" office:string-value="210, 50%, 75%" calcext:value-type="string">
            <text:p>210, 50%, 75%</text:p>
          </table:table-cell>
          <table:table-cell table:formula="of:=&quot;rgb(&quot;&amp;[.G20]&amp;&quot;)&quot;" office:value-type="string" office:string-value="rgb(159, 191, 223)" calcext:value-type="string">
            <text:p>rgb(159, 191, 223)</text:p>
          </table:table-cell>
          <table:table-cell table:formula="of:=[$'HSL to RGB Blue Hues'.D20]" office:value-type="string" office:string-value="159, 191, 223" calcext:value-type="string">
            <text:p>159, 191, 223</text:p>
          </table:table-cell>
          <table:table-cell table:formula="of:=&quot;#&quot;&amp;[.I20]" office:value-type="string" office:string-value="#9FBFDF" calcext:value-type="string">
            <text:p>#9FBFDF</text:p>
          </table:table-cell>
          <table:table-cell table:formula="of:=[$'HSL to RGB Blue Hues'.E20]" office:value-type="string" office:string-value="9FBFDF" calcext:value-type="string">
            <text:p>9FBFDF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21]; [.D21]; [.F21]; [.H21]; [.J21])" office:value-type="string" office:string-value="/* Kalos-Cyan-Blue-80 hsl(210, 50%, 80%) rgb(179, 204, 230) #B3CCE6 */" calcext:value-type="string">
            <text:p>/* Kalos-Cyan-Blue-80 hsl(210, 50%, 80%) rgb(179, 204, 230) #B3CCE6 */</text:p>
          </table:table-cell>
          <table:table-cell table:formula="of:=COMMENT_BEGIN&amp;&quot; Kalos-&quot;&amp;[.A$4]&amp;&quot;-&quot;&amp;TEXT([$'HSL to RGB Blue Hues'.C21]; &quot;00&quot;)" office:value-type="string" office:string-value="/* Kalos-Cyan-Blue-80" calcext:value-type="string">
            <text:p>/* Kalos-Cyan-Blue-80</text:p>
          </table:table-cell>
          <table:table-cell table:formula="of:=&quot;hsl(&quot;&amp;[.E21]&amp;&quot;)&quot;" office:value-type="string" office:string-value="hsl(210, 50%, 80%)" calcext:value-type="string">
            <text:p>hsl(210, 50%, 80%)</text:p>
          </table:table-cell>
          <table:table-cell table:formula="of:=[$'HSL to RGB Blue Hues'.A21]&amp;&quot;, &quot;&amp;[$'HSL to RGB Blue Hues'.B21]&amp;&quot;%, &quot;&amp;[$'HSL to RGB Blue Hues'.C21]&amp;&quot;%&quot;" office:value-type="string" office:string-value="210, 50%, 80%" calcext:value-type="string">
            <text:p>210, 50%, 80%</text:p>
          </table:table-cell>
          <table:table-cell table:formula="of:=&quot;rgb(&quot;&amp;[.G21]&amp;&quot;)&quot;" office:value-type="string" office:string-value="rgb(179, 204, 230)" calcext:value-type="string">
            <text:p>rgb(179, 204, 230)</text:p>
          </table:table-cell>
          <table:table-cell table:formula="of:=[$'HSL to RGB Blue Hues'.D21]" office:value-type="string" office:string-value="179, 204, 230" calcext:value-type="string">
            <text:p>179, 204, 230</text:p>
          </table:table-cell>
          <table:table-cell table:formula="of:=&quot;#&quot;&amp;[.I21]" office:value-type="string" office:string-value="#B3CCE6" calcext:value-type="string">
            <text:p>#B3CCE6</text:p>
          </table:table-cell>
          <table:table-cell table:formula="of:=[$'HSL to RGB Blue Hues'.E21]" office:value-type="string" office:string-value="B3CCE6" calcext:value-type="string">
            <text:p>B3CCE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22]; [.D22]; [.F22]; [.H22]; [.J22])" office:value-type="string" office:string-value="/* Kalos-Cyan-Blue-85 hsl(210, 50%, 85%) rgb(198, 217, 236) #C6D9EC */" calcext:value-type="string">
            <text:p>/* Kalos-Cyan-Blue-85 hsl(210, 50%, 85%) rgb(198, 217, 236) #C6D9EC */</text:p>
          </table:table-cell>
          <table:table-cell table:formula="of:=COMMENT_BEGIN&amp;&quot; Kalos-&quot;&amp;[.A$4]&amp;&quot;-&quot;&amp;TEXT([$'HSL to RGB Blue Hues'.C22]; &quot;00&quot;)" office:value-type="string" office:string-value="/* Kalos-Cyan-Blue-85" calcext:value-type="string">
            <text:p>/* Kalos-Cyan-Blue-85</text:p>
          </table:table-cell>
          <table:table-cell table:formula="of:=&quot;hsl(&quot;&amp;[.E22]&amp;&quot;)&quot;" office:value-type="string" office:string-value="hsl(210, 50%, 85%)" calcext:value-type="string">
            <text:p>hsl(210, 50%, 85%)</text:p>
          </table:table-cell>
          <table:table-cell table:formula="of:=[$'HSL to RGB Blue Hues'.A22]&amp;&quot;, &quot;&amp;[$'HSL to RGB Blue Hues'.B22]&amp;&quot;%, &quot;&amp;[$'HSL to RGB Blue Hues'.C22]&amp;&quot;%&quot;" office:value-type="string" office:string-value="210, 50%, 85%" calcext:value-type="string">
            <text:p>210, 50%, 85%</text:p>
          </table:table-cell>
          <table:table-cell table:formula="of:=&quot;rgb(&quot;&amp;[.G22]&amp;&quot;)&quot;" office:value-type="string" office:string-value="rgb(198, 217, 236)" calcext:value-type="string">
            <text:p>rgb(198, 217, 236)</text:p>
          </table:table-cell>
          <table:table-cell table:formula="of:=[$'HSL to RGB Blue Hues'.D22]" office:value-type="string" office:string-value="198, 217, 236" calcext:value-type="string">
            <text:p>198, 217, 236</text:p>
          </table:table-cell>
          <table:table-cell table:formula="of:=&quot;#&quot;&amp;[.I22]" office:value-type="string" office:string-value="#C6D9EC" calcext:value-type="string">
            <text:p>#C6D9EC</text:p>
          </table:table-cell>
          <table:table-cell table:formula="of:=[$'HSL to RGB Blue Hues'.E22]" office:value-type="string" office:string-value="C6D9EC" calcext:value-type="string">
            <text:p>C6D9E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23]; [.D23]; [.F23]; [.H23]; [.J23])" office:value-type="string" office:string-value="/* Kalos-Cyan-Blue-90 hsl(210, 50%, 90%) rgb(217, 230, 242) #D9E6F2 */" calcext:value-type="string">
            <text:p>/* Kalos-Cyan-Blue-90 hsl(210, 50%, 90%) rgb(217, 230, 242) #D9E6F2 */</text:p>
          </table:table-cell>
          <table:table-cell table:formula="of:=COMMENT_BEGIN&amp;&quot; Kalos-&quot;&amp;[.A$4]&amp;&quot;-&quot;&amp;TEXT([$'HSL to RGB Blue Hues'.C23]; &quot;00&quot;)" office:value-type="string" office:string-value="/* Kalos-Cyan-Blue-90" calcext:value-type="string">
            <text:p>/* Kalos-Cyan-Blue-90</text:p>
          </table:table-cell>
          <table:table-cell table:formula="of:=&quot;hsl(&quot;&amp;[.E23]&amp;&quot;)&quot;" office:value-type="string" office:string-value="hsl(210, 50%, 90%)" calcext:value-type="string">
            <text:p>hsl(210, 50%, 90%)</text:p>
          </table:table-cell>
          <table:table-cell table:formula="of:=[$'HSL to RGB Blue Hues'.A23]&amp;&quot;, &quot;&amp;[$'HSL to RGB Blue Hues'.B23]&amp;&quot;%, &quot;&amp;[$'HSL to RGB Blue Hues'.C23]&amp;&quot;%&quot;" office:value-type="string" office:string-value="210, 50%, 90%" calcext:value-type="string">
            <text:p>210, 50%, 90%</text:p>
          </table:table-cell>
          <table:table-cell table:formula="of:=&quot;rgb(&quot;&amp;[.G23]&amp;&quot;)&quot;" office:value-type="string" office:string-value="rgb(217, 230, 242)" calcext:value-type="string">
            <text:p>rgb(217, 230, 242)</text:p>
          </table:table-cell>
          <table:table-cell table:formula="of:=[$'HSL to RGB Blue Hues'.D23]" office:value-type="string" office:string-value="217, 230, 242" calcext:value-type="string">
            <text:p>217, 230, 242</text:p>
          </table:table-cell>
          <table:table-cell table:formula="of:=&quot;#&quot;&amp;[.I23]" office:value-type="string" office:string-value="#D9E6F2" calcext:value-type="string">
            <text:p>#D9E6F2</text:p>
          </table:table-cell>
          <table:table-cell table:formula="of:=[$'HSL to RGB Blue Hues'.E23]" office:value-type="string" office:string-value="D9E6F2" calcext:value-type="string">
            <text:p>D9E6F2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24]; [.D24]; [.F24]; [.H24]; [.J24])" office:value-type="string" office:string-value="/* Kalos-Cyan-Blue-95 hsl(210, 50%, 95%) rgb(236, 242, 249) #ECF2F9 */" calcext:value-type="string">
            <text:p>/* Kalos-Cyan-Blue-95 hsl(210, 50%, 95%) rgb(236, 242, 249) #ECF2F9 */</text:p>
          </table:table-cell>
          <table:table-cell table:formula="of:=COMMENT_BEGIN&amp;&quot; Kalos-&quot;&amp;[.A$4]&amp;&quot;-&quot;&amp;TEXT([$'HSL to RGB Blue Hues'.C24]; &quot;00&quot;)" office:value-type="string" office:string-value="/* Kalos-Cyan-Blue-95" calcext:value-type="string">
            <text:p>/* Kalos-Cyan-Blue-95</text:p>
          </table:table-cell>
          <table:table-cell table:formula="of:=&quot;hsl(&quot;&amp;[.E24]&amp;&quot;)&quot;" office:value-type="string" office:string-value="hsl(210, 50%, 95%)" calcext:value-type="string">
            <text:p>hsl(210, 50%, 95%)</text:p>
          </table:table-cell>
          <table:table-cell table:formula="of:=[$'HSL to RGB Blue Hues'.A24]&amp;&quot;, &quot;&amp;[$'HSL to RGB Blue Hues'.B24]&amp;&quot;%, &quot;&amp;[$'HSL to RGB Blue Hues'.C24]&amp;&quot;%&quot;" office:value-type="string" office:string-value="210, 50%, 95%" calcext:value-type="string">
            <text:p>210, 50%, 95%</text:p>
          </table:table-cell>
          <table:table-cell table:formula="of:=&quot;rgb(&quot;&amp;[.G24]&amp;&quot;)&quot;" office:value-type="string" office:string-value="rgb(236, 242, 249)" calcext:value-type="string">
            <text:p>rgb(236, 242, 249)</text:p>
          </table:table-cell>
          <table:table-cell table:formula="of:=[$'HSL to RGB Blue Hues'.D24]" office:value-type="string" office:string-value="236, 242, 249" calcext:value-type="string">
            <text:p>236, 242, 249</text:p>
          </table:table-cell>
          <table:table-cell table:formula="of:=&quot;#&quot;&amp;[.I24]" office:value-type="string" office:string-value="#ECF2F9" calcext:value-type="string">
            <text:p>#ECF2F9</text:p>
          </table:table-cell>
          <table:table-cell table:formula="of:=[$'HSL to RGB Blue Hues'.E24]" office:value-type="string" office:string-value="ECF2F9" calcext:value-type="string">
            <text:p>ECF2F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25]; [.D25]; [.F25]; [.H25]; [.J25])" office:value-type="string" office:string-value="/* Kalos-Cyan-Blue-96 hsl(210, 50%, 96%) rgb(240, 245, 250) #F0F5FA */" calcext:value-type="string">
            <text:p>/* Kalos-Cyan-Blue-96 hsl(210, 50%, 96%) rgb(240, 245, 250) #F0F5FA */</text:p>
          </table:table-cell>
          <table:table-cell table:formula="of:=COMMENT_BEGIN&amp;&quot; Kalos-&quot;&amp;[.A$4]&amp;&quot;-&quot;&amp;TEXT([$'HSL to RGB Blue Hues'.C25]; &quot;00&quot;)" office:value-type="string" office:string-value="/* Kalos-Cyan-Blue-96" calcext:value-type="string">
            <text:p>/* Kalos-Cyan-Blue-96</text:p>
          </table:table-cell>
          <table:table-cell table:formula="of:=&quot;hsl(&quot;&amp;[.E25]&amp;&quot;)&quot;" office:value-type="string" office:string-value="hsl(210, 50%, 96%)" calcext:value-type="string">
            <text:p>hsl(210, 50%, 96%)</text:p>
          </table:table-cell>
          <table:table-cell table:formula="of:=[$'HSL to RGB Blue Hues'.A25]&amp;&quot;, &quot;&amp;[$'HSL to RGB Blue Hues'.B25]&amp;&quot;%, &quot;&amp;[$'HSL to RGB Blue Hues'.C25]&amp;&quot;%&quot;" office:value-type="string" office:string-value="210, 50%, 96%" calcext:value-type="string">
            <text:p>210, 50%, 96%</text:p>
          </table:table-cell>
          <table:table-cell table:formula="of:=&quot;rgb(&quot;&amp;[.G25]&amp;&quot;)&quot;" office:value-type="string" office:string-value="rgb(240, 245, 250)" calcext:value-type="string">
            <text:p>rgb(240, 245, 250)</text:p>
          </table:table-cell>
          <table:table-cell table:formula="of:=[$'HSL to RGB Blue Hues'.D25]" office:value-type="string" office:string-value="240, 245, 250" calcext:value-type="string">
            <text:p>240, 245, 250</text:p>
          </table:table-cell>
          <table:table-cell table:formula="of:=&quot;#&quot;&amp;[.I25]" office:value-type="string" office:string-value="#F0F5FA" calcext:value-type="string">
            <text:p>#F0F5FA</text:p>
          </table:table-cell>
          <table:table-cell table:formula="of:=[$'HSL to RGB Blue Hues'.E25]" office:value-type="string" office:string-value="F0F5FA" calcext:value-type="string">
            <text:p>F0F5FA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26]; [.D26]; [.F26]; [.H26]; [.J26])" office:value-type="string" office:string-value="/* Kalos-Cyan-Blue-97 hsl(210, 50%, 97%) rgb(244, 247, 251) #F4F7FB */" calcext:value-type="string">
            <text:p>/* Kalos-Cyan-Blue-97 hsl(210, 50%, 97%) rgb(244, 247, 251) #F4F7FB */</text:p>
          </table:table-cell>
          <table:table-cell table:formula="of:=COMMENT_BEGIN&amp;&quot; Kalos-&quot;&amp;[.A$4]&amp;&quot;-&quot;&amp;TEXT([$'HSL to RGB Blue Hues'.C26]; &quot;00&quot;)" office:value-type="string" office:string-value="/* Kalos-Cyan-Blue-97" calcext:value-type="string">
            <text:p>/* Kalos-Cyan-Blue-97</text:p>
          </table:table-cell>
          <table:table-cell table:formula="of:=&quot;hsl(&quot;&amp;[.E26]&amp;&quot;)&quot;" office:value-type="string" office:string-value="hsl(210, 50%, 97%)" calcext:value-type="string">
            <text:p>hsl(210, 50%, 97%)</text:p>
          </table:table-cell>
          <table:table-cell table:formula="of:=[$'HSL to RGB Blue Hues'.A26]&amp;&quot;, &quot;&amp;[$'HSL to RGB Blue Hues'.B26]&amp;&quot;%, &quot;&amp;[$'HSL to RGB Blue Hues'.C26]&amp;&quot;%&quot;" office:value-type="string" office:string-value="210, 50%, 97%" calcext:value-type="string">
            <text:p>210, 50%, 97%</text:p>
          </table:table-cell>
          <table:table-cell table:formula="of:=&quot;rgb(&quot;&amp;[.G26]&amp;&quot;)&quot;" office:value-type="string" office:string-value="rgb(244, 247, 251)" calcext:value-type="string">
            <text:p>rgb(244, 247, 251)</text:p>
          </table:table-cell>
          <table:table-cell table:formula="of:=[$'HSL to RGB Blue Hues'.D26]" office:value-type="string" office:string-value="244, 247, 251" calcext:value-type="string">
            <text:p>244, 247, 251</text:p>
          </table:table-cell>
          <table:table-cell table:formula="of:=&quot;#&quot;&amp;[.I26]" office:value-type="string" office:string-value="#F4F7FB" calcext:value-type="string">
            <text:p>#F4F7FB</text:p>
          </table:table-cell>
          <table:table-cell table:formula="of:=[$'HSL to RGB Blue Hues'.E26]" office:value-type="string" office:string-value="F4F7FB" calcext:value-type="string">
            <text:p>F4F7FB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27]; [.D27]; [.F27]; [.H27]; [.J27])" office:value-type="string" office:string-value="/* Kalos-Cyan-Blue-98 hsl(210, 50%, 98%) rgb(247, 250, 252) #F7FAFC */" calcext:value-type="string">
            <text:p>/* Kalos-Cyan-Blue-98 hsl(210, 50%, 98%) rgb(247, 250, 252) #F7FAFC */</text:p>
          </table:table-cell>
          <table:table-cell table:formula="of:=COMMENT_BEGIN&amp;&quot; Kalos-&quot;&amp;[.A$4]&amp;&quot;-&quot;&amp;TEXT([$'HSL to RGB Blue Hues'.C27]; &quot;00&quot;)" office:value-type="string" office:string-value="/* Kalos-Cyan-Blue-98" calcext:value-type="string">
            <text:p>/* Kalos-Cyan-Blue-98</text:p>
          </table:table-cell>
          <table:table-cell table:formula="of:=&quot;hsl(&quot;&amp;[.E27]&amp;&quot;)&quot;" office:value-type="string" office:string-value="hsl(210, 50%, 98%)" calcext:value-type="string">
            <text:p>hsl(210, 50%, 98%)</text:p>
          </table:table-cell>
          <table:table-cell table:formula="of:=[$'HSL to RGB Blue Hues'.A27]&amp;&quot;, &quot;&amp;[$'HSL to RGB Blue Hues'.B27]&amp;&quot;%, &quot;&amp;[$'HSL to RGB Blue Hues'.C27]&amp;&quot;%&quot;" office:value-type="string" office:string-value="210, 50%, 98%" calcext:value-type="string">
            <text:p>210, 50%, 98%</text:p>
          </table:table-cell>
          <table:table-cell table:formula="of:=&quot;rgb(&quot;&amp;[.G27]&amp;&quot;)&quot;" office:value-type="string" office:string-value="rgb(247, 250, 252)" calcext:value-type="string">
            <text:p>rgb(247, 250, 252)</text:p>
          </table:table-cell>
          <table:table-cell table:formula="of:=[$'HSL to RGB Blue Hues'.D27]" office:value-type="string" office:string-value="247, 250, 252" calcext:value-type="string">
            <text:p>247, 250, 252</text:p>
          </table:table-cell>
          <table:table-cell table:formula="of:=&quot;#&quot;&amp;[.I27]" office:value-type="string" office:string-value="#F7FAFC" calcext:value-type="string">
            <text:p>#F7FAFC</text:p>
          </table:table-cell>
          <table:table-cell table:formula="of:=[$'HSL to RGB Blue Hues'.E27]" office:value-type="string" office:string-value="F7FAFC" calcext:value-type="string">
            <text:p>F7FAF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28]; [.D28]; [.F28]; [.H28]; [.J28])" office:value-type="string" office:string-value="/* Kalos-Cyan-Blue-99 hsl(210, 50%, 99%) rgb(251, 252, 254) #FBFCFE */" calcext:value-type="string">
            <text:p>/* Kalos-Cyan-Blue-99 hsl(210, 50%, 99%) rgb(251, 252, 254) #FBFCFE */</text:p>
          </table:table-cell>
          <table:table-cell table:formula="of:=COMMENT_BEGIN&amp;&quot; Kalos-&quot;&amp;[.A$4]&amp;&quot;-&quot;&amp;TEXT([$'HSL to RGB Blue Hues'.C28]; &quot;00&quot;)" office:value-type="string" office:string-value="/* Kalos-Cyan-Blue-99" calcext:value-type="string">
            <text:p>/* Kalos-Cyan-Blue-99</text:p>
          </table:table-cell>
          <table:table-cell table:formula="of:=&quot;hsl(&quot;&amp;[.E28]&amp;&quot;)&quot;" office:value-type="string" office:string-value="hsl(210, 50%, 99%)" calcext:value-type="string">
            <text:p>hsl(210, 50%, 99%)</text:p>
          </table:table-cell>
          <table:table-cell table:formula="of:=[$'HSL to RGB Blue Hues'.A28]&amp;&quot;, &quot;&amp;[$'HSL to RGB Blue Hues'.B28]&amp;&quot;%, &quot;&amp;[$'HSL to RGB Blue Hues'.C28]&amp;&quot;%&quot;" office:value-type="string" office:string-value="210, 50%, 99%" calcext:value-type="string">
            <text:p>210, 50%, 99%</text:p>
          </table:table-cell>
          <table:table-cell table:formula="of:=&quot;rgb(&quot;&amp;[.G28]&amp;&quot;)&quot;" office:value-type="string" office:string-value="rgb(251, 252, 254)" calcext:value-type="string">
            <text:p>rgb(251, 252, 254)</text:p>
          </table:table-cell>
          <table:table-cell table:formula="of:=[$'HSL to RGB Blue Hues'.D28]" office:value-type="string" office:string-value="251, 252, 254" calcext:value-type="string">
            <text:p>251, 252, 254</text:p>
          </table:table-cell>
          <table:table-cell table:formula="of:=&quot;#&quot;&amp;[.I28]" office:value-type="string" office:string-value="#FBFCFE" calcext:value-type="string">
            <text:p>#FBFCFE</text:p>
          </table:table-cell>
          <table:table-cell table:formula="of:=[$'HSL to RGB Blue Hues'.E28]" office:value-type="string" office:string-value="FBFCFE" calcext:value-type="string">
            <text:p>FBFCFE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2">
          <table:table-cell/>
          <table:table-cell table:style-name="Default" table:number-columns-repeated="9"/>
          <table:table-cell table:number-columns-repeated="65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9"/>
          <table:table-cell table:number-columns-repeated="65"/>
        </table:table-row>
        <table:table-row table:style-name="ro4">
          <table:table-cell table:style-name="Calc_20_Heading_20_2_20__28_Section_29_" table:formula="of:=[$'HSL to RGB Blue Hues'.A31]" office:value-type="string" office:string-value="Blue" calcext:value-type="string">
            <text:p>Blue</text:p>
          </table:table-cell>
          <table:table-cell table:style-name="Calc_20_Text" table:formula="of:=COMMENT_BEGIN&amp;&quot; ==== &quot;&amp;&quot;Kalos-&quot;&amp;[.A31]&amp;&quot; ==== &quot;&amp;COMMENT_END" office:value-type="string" office:string-value="/* ==== Kalos-Blue ==== */" calcext:value-type="string">
            <text:p>/* ==== Kalos-Blue ==== */</text:p>
          </table:table-cell>
          <table:table-cell table:style-name="Default" table:number-columns-repeated="8"/>
          <table:table-cell table:number-columns-repeated="65"/>
        </table:table-row>
        <table:table-row table:style-name="ro5">
          <table:table-cell/>
          <table:table-cell table:style-name="ce8" office:value-type="string" calcext:value-type="string">
            <text:p>Concat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HSL</text:p>
          </table:table-cell>
          <table:table-cell table:style-name="ce8" office:value-type="string" calcext:value-type="string">
            <text:p>HSL Raw</text:p>
          </table:table-cell>
          <table:table-cell table:style-name="ce8" office:value-type="string" calcext:value-type="string">
            <text:p>RGB</text:p>
          </table:table-cell>
          <table:table-cell table:style-name="ce8" office:value-type="string" calcext:value-type="string">
            <text:p>RGB Raw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Hex Raw</text:p>
          </table:table-cell>
          <table:table-cell table:style-name="ce8" office:value-type="string" calcext:value-type="string">
            <text:p>End</text:p>
          </table:table-cell>
          <table:table-cell table:number-columns-repeated="65"/>
        </table:table-row>
        <table:table-row table:style-name="ro5">
          <table:table-cell table:style-name="ce7" table:formula="of:=COM.MICROSOFT.TEXTJOIN(CHAR(13)&amp;CHAR(10); TRUE(); [.B31]; [.B33:.B55])" office:value-type="string" office:string-value="/* ==== Kalos-Blue ==== */&#13;&#10;/* Kalos-Blue-05 hsl(225, 50%, 5%) rgb(6, 10, 19) #060A13 */&#13;&#10;/* Kalos-Blue-10 hsl(225, 50%, 10%) rgb(13, 19, 38) #0D1326 */&#13;&#10;/* Kalos-Blue-15 hsl(225, 50%, 15%) rgb(19, 29, 57) #131D39 */&#13;&#10;/* Kalos-Blue-20 hsl(225, 50%, 20%) rgb(25, 38, 77) #19264D */&#13;&#10;/* Kalos-Blue-25 hsl(225, 50%, 25%) rgb(32, 48, 96) #203060 */&#13;&#10;/* Kalos-Blue-30 hsl(225, 50%, 30%) rgb(38, 57, 115) #263973 */&#13;&#10;/* Kalos-Blue-35 hsl(225, 50%, 35%) rgb(45, 67, 134) #2D4386 */&#13;&#10;/* Kalos-Blue-40 hsl(225, 50%, 40%) rgb(51, 76, 153) #334C99 */&#13;&#10;/* Kalos-Blue-45 hsl(225, 50%, 45%) rgb(57, 86, 172) #3956AC */&#13;&#10;/* Kalos-Blue-50 hsl(225, 50%, 50%) rgb(64, 96, 191) #4060BF */&#13;&#10;/* Kalos-Blue-55 hsl(225, 50%, 55%) rgb(83, 112, 198) #5370C6 */&#13;&#10;/* Kalos-Blue-60 hsl(225, 50%, 60%) rgb(102, 127, 204) #667FCC */&#13;&#10;/* Kalos-Blue-65 hsl(225, 50%, 65%) rgb(121, 143, 210) #798FD2 */&#13;&#10;/* Kalos-Blue-70 hsl(225, 50%, 70%) rgb(140, 159, 217) #8C9FD9 */&#13;&#10;/* Kalos-Blue-75 hsl(225, 50%, 75%) rgb(159, 175, 223) #9FAFDF */&#13;&#10;/* Kalos-Blue-80 hsl(225, 50%, 80%) rgb(179, 191, 230) #B3BFE6 */&#13;&#10;/* Kalos-Blue-85 hsl(225, 50%, 85%) rgb(198, 207, 236) #C6CFEC */&#13;&#10;/* Kalos-Blue-90 hsl(225, 50%, 90%) rgb(217, 223, 242) #D9DFF2 */&#13;&#10;/* Kalos-Blue-95 hsl(225, 50%, 95%) rgb(236, 239, 249) #ECEFF9 */&#13;&#10;/* Kalos-Blue-96 hsl(225, 50%, 96%) rgb(240, 242, 250) #F0F2FA */&#13;&#10;/* Kalos-Blue-97 hsl(225, 50%, 97%) rgb(244, 245, 251) #F4F5FB */&#13;&#10;/* Kalos-Blue-98 hsl(225, 50%, 98%) rgb(247, 249, 252) #F7F9FC */&#13;&#10;/* Kalos-Blue-99 hsl(225, 50%, 99%) rgb(251, 252, 254) #FBFCFE */" calcext:value-type="string">
            <text:p>/* ==== Kalos-Blue ==== */</text:p>
            <text:p>/* Kalos-Blue-05 hsl(225, 50%, 5%) rgb(6, 10, 19) #060A13 */</text:p>
            <text:p>/* Kalos-Blue-10 hsl(225, 50%, 10%) rgb(13, 19, 38) #0D1326 */</text:p>
            <text:p>/* Kalos-Blue-15 hsl(225, 50%, 15%) rgb(19, 29, 57) #131D39 */</text:p>
            <text:p>/* Kalos-Blue-20 hsl(225, 50%, 20%) rgb(25, 38, 77) #19264D */</text:p>
            <text:p>/* Kalos-Blue-25 hsl(225, 50%, 25%) rgb(32, 48, 96) #203060 */</text:p>
            <text:p>/* Kalos-Blue-30 hsl(225, 50%, 30%) rgb(38, 57, 115) #263973 */</text:p>
            <text:p>/* Kalos-Blue-35 hsl(225, 50%, 35%) rgb(45, 67, 134) #2D4386 */</text:p>
            <text:p>/* Kalos-Blue-40 hsl(225, 50%, 40%) rgb(51, 76, 153) #334C99 */</text:p>
            <text:p>/* Kalos-Blue-45 hsl(225, 50%, 45%) rgb(57, 86, 172) #3956AC */</text:p>
            <text:p>/* Kalos-Blue-50 hsl(225, 50%, 50%) rgb(64, 96, 191) #4060BF */</text:p>
            <text:p>/* Kalos-Blue-55 hsl(225, 50%, 55%) rgb(83, 112, 198) #5370C6 */</text:p>
            <text:p>/* Kalos-Blue-60 hsl(225, 50%, 60%) rgb(102, 127, 204) #667FCC */</text:p>
            <text:p>/* Kalos-Blue-65 hsl(225, 50%, 65%) rgb(121, 143, 210) #798FD2 */</text:p>
            <text:p>/* Kalos-Blue-70 hsl(225, 50%, 70%) rgb(140, 159, 217) #8C9FD9 */</text:p>
            <text:p>/* Kalos-Blue-75 hsl(225, 50%, 75%) rgb(159, 175, 223) #9FAFDF */</text:p>
            <text:p>/* Kalos-Blue-80 hsl(225, 50%, 80%) rgb(179, 191, 230) #B3BFE6 */</text:p>
            <text:p>/* Kalos-Blue-85 hsl(225, 50%, 85%) rgb(198, 207, 236) #C6CFEC */</text:p>
            <text:p>/* Kalos-Blue-90 hsl(225, 50%, 90%) rgb(217, 223, 242) #D9DFF2 */</text:p>
            <text:p>/* Kalos-Blue-95 hsl(225, 50%, 95%) rgb(236, 239, 249) #ECEFF9 */</text:p>
            <text:p>/* Kalos-Blue-96 hsl(225, 50%, 96%) rgb(240, 242, 250) #F0F2FA */</text:p>
            <text:p>/* Kalos-Blue-97 hsl(225, 50%, 97%) rgb(244, 245, 251) #F4F5FB */</text:p>
            <text:p>/* Kalos-Blue-98 hsl(225, 50%, 98%) rgb(247, 249, 252) #F7F9FC */</text:p>
            <text:p>/* Kalos-Blue-99 hsl(225, 50%, 99%) rgb(251, 252, 254) #FBFCFE */</text:p>
          </table:table-cell>
          <table:table-cell table:formula="of:=COM.MICROSOFT.TEXTJOIN(&quot; &quot;; TRUE(); [.C33]; [.D33]; [.F33]; [.H33]; [.J33])" office:value-type="string" office:string-value="/* Kalos-Blue-05 hsl(225, 50%, 5%) rgb(6, 10, 19) #060A13 */" calcext:value-type="string">
            <text:p>/* Kalos-Blue-05 hsl(225, 50%, 5%) rgb(6, 10, 19) #060A13 */</text:p>
          </table:table-cell>
          <table:table-cell table:formula="of:=COMMENT_BEGIN&amp;&quot; Kalos-&quot;&amp;[.A$31]&amp;&quot;-&quot;&amp;TEXT([$'HSL to RGB Blue Hues'.C33]; &quot;00&quot;)" office:value-type="string" office:string-value="/* Kalos-Blue-05" calcext:value-type="string">
            <text:p>/* Kalos-Blue-05</text:p>
          </table:table-cell>
          <table:table-cell table:formula="of:=&quot;hsl(&quot;&amp;[.E33]&amp;&quot;)&quot;" office:value-type="string" office:string-value="hsl(225, 50%, 5%)" calcext:value-type="string">
            <text:p>hsl(225, 50%, 5%)</text:p>
          </table:table-cell>
          <table:table-cell table:formula="of:=[$'HSL to RGB Blue Hues'.A33]&amp;&quot;, &quot;&amp;[$'HSL to RGB Blue Hues'.B33]&amp;&quot;%, &quot;&amp;[$'HSL to RGB Blue Hues'.C33]&amp;&quot;%&quot;" office:value-type="string" office:string-value="225, 50%, 5%" calcext:value-type="string">
            <text:p>225, 50%, 5%</text:p>
          </table:table-cell>
          <table:table-cell table:formula="of:=&quot;rgb(&quot;&amp;[.G33]&amp;&quot;)&quot;" office:value-type="string" office:string-value="rgb(6, 10, 19)" calcext:value-type="string">
            <text:p>rgb(6, 10, 19)</text:p>
          </table:table-cell>
          <table:table-cell table:formula="of:=[$'HSL to RGB Blue Hues'.D33]" office:value-type="string" office:string-value="6, 10, 19" calcext:value-type="string">
            <text:p>6, 10, 19</text:p>
          </table:table-cell>
          <table:table-cell table:formula="of:=&quot;#&quot;&amp;[.I33]" office:value-type="string" office:string-value="#060A13" calcext:value-type="string">
            <text:p>#060A13</text:p>
          </table:table-cell>
          <table:table-cell table:formula="of:=[$'HSL to RGB Blue Hues'.E33]" office:value-type="string" office:string-value="060A13" calcext:value-type="string">
            <text:p>060A13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34]; [.D34]; [.F34]; [.H34]; [.J34])" office:value-type="string" office:string-value="/* Kalos-Blue-10 hsl(225, 50%, 10%) rgb(13, 19, 38) #0D1326 */" calcext:value-type="string">
            <text:p>/* Kalos-Blue-10 hsl(225, 50%, 10%) rgb(13, 19, 38) #0D1326 */</text:p>
          </table:table-cell>
          <table:table-cell table:formula="of:=COMMENT_BEGIN&amp;&quot; Kalos-&quot;&amp;[.A$31]&amp;&quot;-&quot;&amp;TEXT([$'HSL to RGB Blue Hues'.C34]; &quot;00&quot;)" office:value-type="string" office:string-value="/* Kalos-Blue-10" calcext:value-type="string">
            <text:p>/* Kalos-Blue-10</text:p>
          </table:table-cell>
          <table:table-cell table:formula="of:=&quot;hsl(&quot;&amp;[.E34]&amp;&quot;)&quot;" office:value-type="string" office:string-value="hsl(225, 50%, 10%)" calcext:value-type="string">
            <text:p>hsl(225, 50%, 10%)</text:p>
          </table:table-cell>
          <table:table-cell table:formula="of:=[$'HSL to RGB Blue Hues'.A34]&amp;&quot;, &quot;&amp;[$'HSL to RGB Blue Hues'.B34]&amp;&quot;%, &quot;&amp;[$'HSL to RGB Blue Hues'.C34]&amp;&quot;%&quot;" office:value-type="string" office:string-value="225, 50%, 10%" calcext:value-type="string">
            <text:p>225, 50%, 10%</text:p>
          </table:table-cell>
          <table:table-cell table:formula="of:=&quot;rgb(&quot;&amp;[.G34]&amp;&quot;)&quot;" office:value-type="string" office:string-value="rgb(13, 19, 38)" calcext:value-type="string">
            <text:p>rgb(13, 19, 38)</text:p>
          </table:table-cell>
          <table:table-cell table:formula="of:=[$'HSL to RGB Blue Hues'.D34]" office:value-type="string" office:string-value="13, 19, 38" calcext:value-type="string">
            <text:p>13, 19, 38</text:p>
          </table:table-cell>
          <table:table-cell table:formula="of:=&quot;#&quot;&amp;[.I34]" office:value-type="string" office:string-value="#0D1326" calcext:value-type="string">
            <text:p>#0D1326</text:p>
          </table:table-cell>
          <table:table-cell table:formula="of:=[$'HSL to RGB Blue Hues'.E34]" office:value-type="string" office:string-value="0D1326" calcext:value-type="string">
            <text:p>0D132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35]; [.D35]; [.F35]; [.H35]; [.J35])" office:value-type="string" office:string-value="/* Kalos-Blue-15 hsl(225, 50%, 15%) rgb(19, 29, 57) #131D39 */" calcext:value-type="string">
            <text:p>/* Kalos-Blue-15 hsl(225, 50%, 15%) rgb(19, 29, 57) #131D39 */</text:p>
          </table:table-cell>
          <table:table-cell table:formula="of:=COMMENT_BEGIN&amp;&quot; Kalos-&quot;&amp;[.A$31]&amp;&quot;-&quot;&amp;TEXT([$'HSL to RGB Blue Hues'.C35]; &quot;00&quot;)" office:value-type="string" office:string-value="/* Kalos-Blue-15" calcext:value-type="string">
            <text:p>/* Kalos-Blue-15</text:p>
          </table:table-cell>
          <table:table-cell table:formula="of:=&quot;hsl(&quot;&amp;[.E35]&amp;&quot;)&quot;" office:value-type="string" office:string-value="hsl(225, 50%, 15%)" calcext:value-type="string">
            <text:p>hsl(225, 50%, 15%)</text:p>
          </table:table-cell>
          <table:table-cell table:formula="of:=[$'HSL to RGB Blue Hues'.A35]&amp;&quot;, &quot;&amp;[$'HSL to RGB Blue Hues'.B35]&amp;&quot;%, &quot;&amp;[$'HSL to RGB Blue Hues'.C35]&amp;&quot;%&quot;" office:value-type="string" office:string-value="225, 50%, 15%" calcext:value-type="string">
            <text:p>225, 50%, 15%</text:p>
          </table:table-cell>
          <table:table-cell table:formula="of:=&quot;rgb(&quot;&amp;[.G35]&amp;&quot;)&quot;" office:value-type="string" office:string-value="rgb(19, 29, 57)" calcext:value-type="string">
            <text:p>rgb(19, 29, 57)</text:p>
          </table:table-cell>
          <table:table-cell table:formula="of:=[$'HSL to RGB Blue Hues'.D35]" office:value-type="string" office:string-value="19, 29, 57" calcext:value-type="string">
            <text:p>19, 29, 57</text:p>
          </table:table-cell>
          <table:table-cell table:formula="of:=&quot;#&quot;&amp;[.I35]" office:value-type="string" office:string-value="#131D39" calcext:value-type="string">
            <text:p>#131D39</text:p>
          </table:table-cell>
          <table:table-cell table:formula="of:=[$'HSL to RGB Blue Hues'.E35]" office:value-type="string" office:string-value="131D39" calcext:value-type="string">
            <text:p>131D3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36]; [.D36]; [.F36]; [.H36]; [.J36])" office:value-type="string" office:string-value="/* Kalos-Blue-20 hsl(225, 50%, 20%) rgb(25, 38, 77) #19264D */" calcext:value-type="string">
            <text:p>/* Kalos-Blue-20 hsl(225, 50%, 20%) rgb(25, 38, 77) #19264D */</text:p>
          </table:table-cell>
          <table:table-cell table:formula="of:=COMMENT_BEGIN&amp;&quot; Kalos-&quot;&amp;[.A$31]&amp;&quot;-&quot;&amp;TEXT([$'HSL to RGB Blue Hues'.C36]; &quot;00&quot;)" office:value-type="string" office:string-value="/* Kalos-Blue-20" calcext:value-type="string">
            <text:p>/* Kalos-Blue-20</text:p>
          </table:table-cell>
          <table:table-cell table:formula="of:=&quot;hsl(&quot;&amp;[.E36]&amp;&quot;)&quot;" office:value-type="string" office:string-value="hsl(225, 50%, 20%)" calcext:value-type="string">
            <text:p>hsl(225, 50%, 20%)</text:p>
          </table:table-cell>
          <table:table-cell table:formula="of:=[$'HSL to RGB Blue Hues'.A36]&amp;&quot;, &quot;&amp;[$'HSL to RGB Blue Hues'.B36]&amp;&quot;%, &quot;&amp;[$'HSL to RGB Blue Hues'.C36]&amp;&quot;%&quot;" office:value-type="string" office:string-value="225, 50%, 20%" calcext:value-type="string">
            <text:p>225, 50%, 20%</text:p>
          </table:table-cell>
          <table:table-cell table:formula="of:=&quot;rgb(&quot;&amp;[.G36]&amp;&quot;)&quot;" office:value-type="string" office:string-value="rgb(25, 38, 77)" calcext:value-type="string">
            <text:p>rgb(25, 38, 77)</text:p>
          </table:table-cell>
          <table:table-cell table:formula="of:=[$'HSL to RGB Blue Hues'.D36]" office:value-type="string" office:string-value="25, 38, 77" calcext:value-type="string">
            <text:p>25, 38, 77</text:p>
          </table:table-cell>
          <table:table-cell table:formula="of:=&quot;#&quot;&amp;[.I36]" office:value-type="string" office:string-value="#19264D" calcext:value-type="string">
            <text:p>#19264D</text:p>
          </table:table-cell>
          <table:table-cell table:formula="of:=[$'HSL to RGB Blue Hues'.E36]" office:value-type="string" office:string-value="19264D" calcext:value-type="string">
            <text:p>19264D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37]; [.D37]; [.F37]; [.H37]; [.J37])" office:value-type="string" office:string-value="/* Kalos-Blue-25 hsl(225, 50%, 25%) rgb(32, 48, 96) #203060 */" calcext:value-type="string">
            <text:p>/* Kalos-Blue-25 hsl(225, 50%, 25%) rgb(32, 48, 96) #203060 */</text:p>
          </table:table-cell>
          <table:table-cell table:formula="of:=COMMENT_BEGIN&amp;&quot; Kalos-&quot;&amp;[.A$31]&amp;&quot;-&quot;&amp;TEXT([$'HSL to RGB Blue Hues'.C37]; &quot;00&quot;)" office:value-type="string" office:string-value="/* Kalos-Blue-25" calcext:value-type="string">
            <text:p>/* Kalos-Blue-25</text:p>
          </table:table-cell>
          <table:table-cell table:formula="of:=&quot;hsl(&quot;&amp;[.E37]&amp;&quot;)&quot;" office:value-type="string" office:string-value="hsl(225, 50%, 25%)" calcext:value-type="string">
            <text:p>hsl(225, 50%, 25%)</text:p>
          </table:table-cell>
          <table:table-cell table:formula="of:=[$'HSL to RGB Blue Hues'.A37]&amp;&quot;, &quot;&amp;[$'HSL to RGB Blue Hues'.B37]&amp;&quot;%, &quot;&amp;[$'HSL to RGB Blue Hues'.C37]&amp;&quot;%&quot;" office:value-type="string" office:string-value="225, 50%, 25%" calcext:value-type="string">
            <text:p>225, 50%, 25%</text:p>
          </table:table-cell>
          <table:table-cell table:formula="of:=&quot;rgb(&quot;&amp;[.G37]&amp;&quot;)&quot;" office:value-type="string" office:string-value="rgb(32, 48, 96)" calcext:value-type="string">
            <text:p>rgb(32, 48, 96)</text:p>
          </table:table-cell>
          <table:table-cell table:formula="of:=[$'HSL to RGB Blue Hues'.D37]" office:value-type="string" office:string-value="32, 48, 96" calcext:value-type="string">
            <text:p>32, 48, 96</text:p>
          </table:table-cell>
          <table:table-cell table:formula="of:=&quot;#&quot;&amp;[.I37]" office:value-type="string" office:string-value="#203060" calcext:value-type="string">
            <text:p>#203060</text:p>
          </table:table-cell>
          <table:table-cell table:formula="of:=[$'HSL to RGB Blue Hues'.E37]" office:value-type="string" office:string-value="203060" calcext:value-type="string">
            <text:p>203060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38]; [.D38]; [.F38]; [.H38]; [.J38])" office:value-type="string" office:string-value="/* Kalos-Blue-30 hsl(225, 50%, 30%) rgb(38, 57, 115) #263973 */" calcext:value-type="string">
            <text:p>/* Kalos-Blue-30 hsl(225, 50%, 30%) rgb(38, 57, 115) #263973 */</text:p>
          </table:table-cell>
          <table:table-cell table:formula="of:=COMMENT_BEGIN&amp;&quot; Kalos-&quot;&amp;[.A$31]&amp;&quot;-&quot;&amp;TEXT([$'HSL to RGB Blue Hues'.C38]; &quot;00&quot;)" office:value-type="string" office:string-value="/* Kalos-Blue-30" calcext:value-type="string">
            <text:p>/* Kalos-Blue-30</text:p>
          </table:table-cell>
          <table:table-cell table:formula="of:=&quot;hsl(&quot;&amp;[.E38]&amp;&quot;)&quot;" office:value-type="string" office:string-value="hsl(225, 50%, 30%)" calcext:value-type="string">
            <text:p>hsl(225, 50%, 30%)</text:p>
          </table:table-cell>
          <table:table-cell table:formula="of:=[$'HSL to RGB Blue Hues'.A38]&amp;&quot;, &quot;&amp;[$'HSL to RGB Blue Hues'.B38]&amp;&quot;%, &quot;&amp;[$'HSL to RGB Blue Hues'.C38]&amp;&quot;%&quot;" office:value-type="string" office:string-value="225, 50%, 30%" calcext:value-type="string">
            <text:p>225, 50%, 30%</text:p>
          </table:table-cell>
          <table:table-cell table:formula="of:=&quot;rgb(&quot;&amp;[.G38]&amp;&quot;)&quot;" office:value-type="string" office:string-value="rgb(38, 57, 115)" calcext:value-type="string">
            <text:p>rgb(38, 57, 115)</text:p>
          </table:table-cell>
          <table:table-cell table:formula="of:=[$'HSL to RGB Blue Hues'.D38]" office:value-type="string" office:string-value="38, 57, 115" calcext:value-type="string">
            <text:p>38, 57, 115</text:p>
          </table:table-cell>
          <table:table-cell table:formula="of:=&quot;#&quot;&amp;[.I38]" office:value-type="string" office:string-value="#263973" calcext:value-type="string">
            <text:p>#263973</text:p>
          </table:table-cell>
          <table:table-cell table:formula="of:=[$'HSL to RGB Blue Hues'.E38]" office:value-type="string" office:string-value="263973" calcext:value-type="string">
            <text:p>263973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39]; [.D39]; [.F39]; [.H39]; [.J39])" office:value-type="string" office:string-value="/* Kalos-Blue-35 hsl(225, 50%, 35%) rgb(45, 67, 134) #2D4386 */" calcext:value-type="string">
            <text:p>/* Kalos-Blue-35 hsl(225, 50%, 35%) rgb(45, 67, 134) #2D4386 */</text:p>
          </table:table-cell>
          <table:table-cell table:formula="of:=COMMENT_BEGIN&amp;&quot; Kalos-&quot;&amp;[.A$31]&amp;&quot;-&quot;&amp;TEXT([$'HSL to RGB Blue Hues'.C39]; &quot;00&quot;)" office:value-type="string" office:string-value="/* Kalos-Blue-35" calcext:value-type="string">
            <text:p>/* Kalos-Blue-35</text:p>
          </table:table-cell>
          <table:table-cell table:formula="of:=&quot;hsl(&quot;&amp;[.E39]&amp;&quot;)&quot;" office:value-type="string" office:string-value="hsl(225, 50%, 35%)" calcext:value-type="string">
            <text:p>hsl(225, 50%, 35%)</text:p>
          </table:table-cell>
          <table:table-cell table:formula="of:=[$'HSL to RGB Blue Hues'.A39]&amp;&quot;, &quot;&amp;[$'HSL to RGB Blue Hues'.B39]&amp;&quot;%, &quot;&amp;[$'HSL to RGB Blue Hues'.C39]&amp;&quot;%&quot;" office:value-type="string" office:string-value="225, 50%, 35%" calcext:value-type="string">
            <text:p>225, 50%, 35%</text:p>
          </table:table-cell>
          <table:table-cell table:formula="of:=&quot;rgb(&quot;&amp;[.G39]&amp;&quot;)&quot;" office:value-type="string" office:string-value="rgb(45, 67, 134)" calcext:value-type="string">
            <text:p>rgb(45, 67, 134)</text:p>
          </table:table-cell>
          <table:table-cell table:formula="of:=[$'HSL to RGB Blue Hues'.D39]" office:value-type="string" office:string-value="45, 67, 134" calcext:value-type="string">
            <text:p>45, 67, 134</text:p>
          </table:table-cell>
          <table:table-cell table:formula="of:=&quot;#&quot;&amp;[.I39]" office:value-type="string" office:string-value="#2D4386" calcext:value-type="string">
            <text:p>#2D4386</text:p>
          </table:table-cell>
          <table:table-cell table:formula="of:=[$'HSL to RGB Blue Hues'.E39]" office:value-type="string" office:string-value="2D4386" calcext:value-type="string">
            <text:p>2D438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40]; [.D40]; [.F40]; [.H40]; [.J40])" office:value-type="string" office:string-value="/* Kalos-Blue-40 hsl(225, 50%, 40%) rgb(51, 76, 153) #334C99 */" calcext:value-type="string">
            <text:p>/* Kalos-Blue-40 hsl(225, 50%, 40%) rgb(51, 76, 153) #334C99 */</text:p>
          </table:table-cell>
          <table:table-cell table:formula="of:=COMMENT_BEGIN&amp;&quot; Kalos-&quot;&amp;[.A$31]&amp;&quot;-&quot;&amp;TEXT([$'HSL to RGB Blue Hues'.C40]; &quot;00&quot;)" office:value-type="string" office:string-value="/* Kalos-Blue-40" calcext:value-type="string">
            <text:p>/* Kalos-Blue-40</text:p>
          </table:table-cell>
          <table:table-cell table:formula="of:=&quot;hsl(&quot;&amp;[.E40]&amp;&quot;)&quot;" office:value-type="string" office:string-value="hsl(225, 50%, 40%)" calcext:value-type="string">
            <text:p>hsl(225, 50%, 40%)</text:p>
          </table:table-cell>
          <table:table-cell table:formula="of:=[$'HSL to RGB Blue Hues'.A40]&amp;&quot;, &quot;&amp;[$'HSL to RGB Blue Hues'.B40]&amp;&quot;%, &quot;&amp;[$'HSL to RGB Blue Hues'.C40]&amp;&quot;%&quot;" office:value-type="string" office:string-value="225, 50%, 40%" calcext:value-type="string">
            <text:p>225, 50%, 40%</text:p>
          </table:table-cell>
          <table:table-cell table:formula="of:=&quot;rgb(&quot;&amp;[.G40]&amp;&quot;)&quot;" office:value-type="string" office:string-value="rgb(51, 76, 153)" calcext:value-type="string">
            <text:p>rgb(51, 76, 153)</text:p>
          </table:table-cell>
          <table:table-cell table:formula="of:=[$'HSL to RGB Blue Hues'.D40]" office:value-type="string" office:string-value="51, 76, 153" calcext:value-type="string">
            <text:p>51, 76, 153</text:p>
          </table:table-cell>
          <table:table-cell table:formula="of:=&quot;#&quot;&amp;[.I40]" office:value-type="string" office:string-value="#334C99" calcext:value-type="string">
            <text:p>#334C99</text:p>
          </table:table-cell>
          <table:table-cell table:formula="of:=[$'HSL to RGB Blue Hues'.E40]" office:value-type="string" office:string-value="334C99" calcext:value-type="string">
            <text:p>334C9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41]; [.D41]; [.F41]; [.H41]; [.J41])" office:value-type="string" office:string-value="/* Kalos-Blue-45 hsl(225, 50%, 45%) rgb(57, 86, 172) #3956AC */" calcext:value-type="string">
            <text:p>/* Kalos-Blue-45 hsl(225, 50%, 45%) rgb(57, 86, 172) #3956AC */</text:p>
          </table:table-cell>
          <table:table-cell table:formula="of:=COMMENT_BEGIN&amp;&quot; Kalos-&quot;&amp;[.A$31]&amp;&quot;-&quot;&amp;TEXT([$'HSL to RGB Blue Hues'.C41]; &quot;00&quot;)" office:value-type="string" office:string-value="/* Kalos-Blue-45" calcext:value-type="string">
            <text:p>/* Kalos-Blue-45</text:p>
          </table:table-cell>
          <table:table-cell table:formula="of:=&quot;hsl(&quot;&amp;[.E41]&amp;&quot;)&quot;" office:value-type="string" office:string-value="hsl(225, 50%, 45%)" calcext:value-type="string">
            <text:p>hsl(225, 50%, 45%)</text:p>
          </table:table-cell>
          <table:table-cell table:formula="of:=[$'HSL to RGB Blue Hues'.A41]&amp;&quot;, &quot;&amp;[$'HSL to RGB Blue Hues'.B41]&amp;&quot;%, &quot;&amp;[$'HSL to RGB Blue Hues'.C41]&amp;&quot;%&quot;" office:value-type="string" office:string-value="225, 50%, 45%" calcext:value-type="string">
            <text:p>225, 50%, 45%</text:p>
          </table:table-cell>
          <table:table-cell table:formula="of:=&quot;rgb(&quot;&amp;[.G41]&amp;&quot;)&quot;" office:value-type="string" office:string-value="rgb(57, 86, 172)" calcext:value-type="string">
            <text:p>rgb(57, 86, 172)</text:p>
          </table:table-cell>
          <table:table-cell table:formula="of:=[$'HSL to RGB Blue Hues'.D41]" office:value-type="string" office:string-value="57, 86, 172" calcext:value-type="string">
            <text:p>57, 86, 172</text:p>
          </table:table-cell>
          <table:table-cell table:formula="of:=&quot;#&quot;&amp;[.I41]" office:value-type="string" office:string-value="#3956AC" calcext:value-type="string">
            <text:p>#3956AC</text:p>
          </table:table-cell>
          <table:table-cell table:formula="of:=[$'HSL to RGB Blue Hues'.E41]" office:value-type="string" office:string-value="3956AC" calcext:value-type="string">
            <text:p>3956A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42]; [.D42]; [.F42]; [.H42]; [.J42])" office:value-type="string" office:string-value="/* Kalos-Blue-50 hsl(225, 50%, 50%) rgb(64, 96, 191) #4060BF */" calcext:value-type="string">
            <text:p>/* Kalos-Blue-50 hsl(225, 50%, 50%) rgb(64, 96, 191) #4060BF */</text:p>
          </table:table-cell>
          <table:table-cell table:formula="of:=COMMENT_BEGIN&amp;&quot; Kalos-&quot;&amp;[.A$31]&amp;&quot;-&quot;&amp;TEXT([$'HSL to RGB Blue Hues'.C42]; &quot;00&quot;)" office:value-type="string" office:string-value="/* Kalos-Blue-50" calcext:value-type="string">
            <text:p>/* Kalos-Blue-50</text:p>
          </table:table-cell>
          <table:table-cell table:formula="of:=&quot;hsl(&quot;&amp;[.E42]&amp;&quot;)&quot;" office:value-type="string" office:string-value="hsl(225, 50%, 50%)" calcext:value-type="string">
            <text:p>hsl(225, 50%, 50%)</text:p>
          </table:table-cell>
          <table:table-cell table:formula="of:=[$'HSL to RGB Blue Hues'.A42]&amp;&quot;, &quot;&amp;[$'HSL to RGB Blue Hues'.B42]&amp;&quot;%, &quot;&amp;[$'HSL to RGB Blue Hues'.C42]&amp;&quot;%&quot;" office:value-type="string" office:string-value="225, 50%, 50%" calcext:value-type="string">
            <text:p>225, 50%, 50%</text:p>
          </table:table-cell>
          <table:table-cell table:formula="of:=&quot;rgb(&quot;&amp;[.G42]&amp;&quot;)&quot;" office:value-type="string" office:string-value="rgb(64, 96, 191)" calcext:value-type="string">
            <text:p>rgb(64, 96, 191)</text:p>
          </table:table-cell>
          <table:table-cell table:formula="of:=[$'HSL to RGB Blue Hues'.D42]" office:value-type="string" office:string-value="64, 96, 191" calcext:value-type="string">
            <text:p>64, 96, 191</text:p>
          </table:table-cell>
          <table:table-cell table:formula="of:=&quot;#&quot;&amp;[.I42]" office:value-type="string" office:string-value="#4060BF" calcext:value-type="string">
            <text:p>#4060BF</text:p>
          </table:table-cell>
          <table:table-cell table:formula="of:=[$'HSL to RGB Blue Hues'.E42]" office:value-type="string" office:string-value="4060BF" calcext:value-type="string">
            <text:p>4060BF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43]; [.D43]; [.F43]; [.H43]; [.J43])" office:value-type="string" office:string-value="/* Kalos-Blue-55 hsl(225, 50%, 55%) rgb(83, 112, 198) #5370C6 */" calcext:value-type="string">
            <text:p>/* Kalos-Blue-55 hsl(225, 50%, 55%) rgb(83, 112, 198) #5370C6 */</text:p>
          </table:table-cell>
          <table:table-cell table:formula="of:=COMMENT_BEGIN&amp;&quot; Kalos-&quot;&amp;[.A$31]&amp;&quot;-&quot;&amp;TEXT([$'HSL to RGB Blue Hues'.C43]; &quot;00&quot;)" office:value-type="string" office:string-value="/* Kalos-Blue-55" calcext:value-type="string">
            <text:p>/* Kalos-Blue-55</text:p>
          </table:table-cell>
          <table:table-cell table:formula="of:=&quot;hsl(&quot;&amp;[.E43]&amp;&quot;)&quot;" office:value-type="string" office:string-value="hsl(225, 50%, 55%)" calcext:value-type="string">
            <text:p>hsl(225, 50%, 55%)</text:p>
          </table:table-cell>
          <table:table-cell table:formula="of:=[$'HSL to RGB Blue Hues'.A43]&amp;&quot;, &quot;&amp;[$'HSL to RGB Blue Hues'.B43]&amp;&quot;%, &quot;&amp;[$'HSL to RGB Blue Hues'.C43]&amp;&quot;%&quot;" office:value-type="string" office:string-value="225, 50%, 55%" calcext:value-type="string">
            <text:p>225, 50%, 55%</text:p>
          </table:table-cell>
          <table:table-cell table:formula="of:=&quot;rgb(&quot;&amp;[.G43]&amp;&quot;)&quot;" office:value-type="string" office:string-value="rgb(83, 112, 198)" calcext:value-type="string">
            <text:p>rgb(83, 112, 198)</text:p>
          </table:table-cell>
          <table:table-cell table:formula="of:=[$'HSL to RGB Blue Hues'.D43]" office:value-type="string" office:string-value="83, 112, 198" calcext:value-type="string">
            <text:p>83, 112, 198</text:p>
          </table:table-cell>
          <table:table-cell table:formula="of:=&quot;#&quot;&amp;[.I43]" office:value-type="string" office:string-value="#5370C6" calcext:value-type="string">
            <text:p>#5370C6</text:p>
          </table:table-cell>
          <table:table-cell table:formula="of:=[$'HSL to RGB Blue Hues'.E43]" office:value-type="string" office:string-value="5370C6" calcext:value-type="string">
            <text:p>5370C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44]; [.D44]; [.F44]; [.H44]; [.J44])" office:value-type="string" office:string-value="/* Kalos-Blue-60 hsl(225, 50%, 60%) rgb(102, 127, 204) #667FCC */" calcext:value-type="string">
            <text:p>/* Kalos-Blue-60 hsl(225, 50%, 60%) rgb(102, 127, 204) #667FCC */</text:p>
          </table:table-cell>
          <table:table-cell table:formula="of:=COMMENT_BEGIN&amp;&quot; Kalos-&quot;&amp;[.A$31]&amp;&quot;-&quot;&amp;TEXT([$'HSL to RGB Blue Hues'.C44]; &quot;00&quot;)" office:value-type="string" office:string-value="/* Kalos-Blue-60" calcext:value-type="string">
            <text:p>/* Kalos-Blue-60</text:p>
          </table:table-cell>
          <table:table-cell table:formula="of:=&quot;hsl(&quot;&amp;[.E44]&amp;&quot;)&quot;" office:value-type="string" office:string-value="hsl(225, 50%, 60%)" calcext:value-type="string">
            <text:p>hsl(225, 50%, 60%)</text:p>
          </table:table-cell>
          <table:table-cell table:formula="of:=[$'HSL to RGB Blue Hues'.A44]&amp;&quot;, &quot;&amp;[$'HSL to RGB Blue Hues'.B44]&amp;&quot;%, &quot;&amp;[$'HSL to RGB Blue Hues'.C44]&amp;&quot;%&quot;" office:value-type="string" office:string-value="225, 50%, 60%" calcext:value-type="string">
            <text:p>225, 50%, 60%</text:p>
          </table:table-cell>
          <table:table-cell table:formula="of:=&quot;rgb(&quot;&amp;[.G44]&amp;&quot;)&quot;" office:value-type="string" office:string-value="rgb(102, 127, 204)" calcext:value-type="string">
            <text:p>rgb(102, 127, 204)</text:p>
          </table:table-cell>
          <table:table-cell table:formula="of:=[$'HSL to RGB Blue Hues'.D44]" office:value-type="string" office:string-value="102, 127, 204" calcext:value-type="string">
            <text:p>102, 127, 204</text:p>
          </table:table-cell>
          <table:table-cell table:formula="of:=&quot;#&quot;&amp;[.I44]" office:value-type="string" office:string-value="#667FCC" calcext:value-type="string">
            <text:p>#667FCC</text:p>
          </table:table-cell>
          <table:table-cell table:formula="of:=[$'HSL to RGB Blue Hues'.E44]" office:value-type="string" office:string-value="667FCC" calcext:value-type="string">
            <text:p>667FC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45]; [.D45]; [.F45]; [.H45]; [.J45])" office:value-type="string" office:string-value="/* Kalos-Blue-65 hsl(225, 50%, 65%) rgb(121, 143, 210) #798FD2 */" calcext:value-type="string">
            <text:p>/* Kalos-Blue-65 hsl(225, 50%, 65%) rgb(121, 143, 210) #798FD2 */</text:p>
          </table:table-cell>
          <table:table-cell table:formula="of:=COMMENT_BEGIN&amp;&quot; Kalos-&quot;&amp;[.A$31]&amp;&quot;-&quot;&amp;TEXT([$'HSL to RGB Blue Hues'.C45]; &quot;00&quot;)" office:value-type="string" office:string-value="/* Kalos-Blue-65" calcext:value-type="string">
            <text:p>/* Kalos-Blue-65</text:p>
          </table:table-cell>
          <table:table-cell table:formula="of:=&quot;hsl(&quot;&amp;[.E45]&amp;&quot;)&quot;" office:value-type="string" office:string-value="hsl(225, 50%, 65%)" calcext:value-type="string">
            <text:p>hsl(225, 50%, 65%)</text:p>
          </table:table-cell>
          <table:table-cell table:formula="of:=[$'HSL to RGB Blue Hues'.A45]&amp;&quot;, &quot;&amp;[$'HSL to RGB Blue Hues'.B45]&amp;&quot;%, &quot;&amp;[$'HSL to RGB Blue Hues'.C45]&amp;&quot;%&quot;" office:value-type="string" office:string-value="225, 50%, 65%" calcext:value-type="string">
            <text:p>225, 50%, 65%</text:p>
          </table:table-cell>
          <table:table-cell table:formula="of:=&quot;rgb(&quot;&amp;[.G45]&amp;&quot;)&quot;" office:value-type="string" office:string-value="rgb(121, 143, 210)" calcext:value-type="string">
            <text:p>rgb(121, 143, 210)</text:p>
          </table:table-cell>
          <table:table-cell table:formula="of:=[$'HSL to RGB Blue Hues'.D45]" office:value-type="string" office:string-value="121, 143, 210" calcext:value-type="string">
            <text:p>121, 143, 210</text:p>
          </table:table-cell>
          <table:table-cell table:formula="of:=&quot;#&quot;&amp;[.I45]" office:value-type="string" office:string-value="#798FD2" calcext:value-type="string">
            <text:p>#798FD2</text:p>
          </table:table-cell>
          <table:table-cell table:formula="of:=[$'HSL to RGB Blue Hues'.E45]" office:value-type="string" office:string-value="798FD2" calcext:value-type="string">
            <text:p>798FD2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46]; [.D46]; [.F46]; [.H46]; [.J46])" office:value-type="string" office:string-value="/* Kalos-Blue-70 hsl(225, 50%, 70%) rgb(140, 159, 217) #8C9FD9 */" calcext:value-type="string">
            <text:p>/* Kalos-Blue-70 hsl(225, 50%, 70%) rgb(140, 159, 217) #8C9FD9 */</text:p>
          </table:table-cell>
          <table:table-cell table:formula="of:=COMMENT_BEGIN&amp;&quot; Kalos-&quot;&amp;[.A$31]&amp;&quot;-&quot;&amp;TEXT([$'HSL to RGB Blue Hues'.C46]; &quot;00&quot;)" office:value-type="string" office:string-value="/* Kalos-Blue-70" calcext:value-type="string">
            <text:p>/* Kalos-Blue-70</text:p>
          </table:table-cell>
          <table:table-cell table:formula="of:=&quot;hsl(&quot;&amp;[.E46]&amp;&quot;)&quot;" office:value-type="string" office:string-value="hsl(225, 50%, 70%)" calcext:value-type="string">
            <text:p>hsl(225, 50%, 70%)</text:p>
          </table:table-cell>
          <table:table-cell table:formula="of:=[$'HSL to RGB Blue Hues'.A46]&amp;&quot;, &quot;&amp;[$'HSL to RGB Blue Hues'.B46]&amp;&quot;%, &quot;&amp;[$'HSL to RGB Blue Hues'.C46]&amp;&quot;%&quot;" office:value-type="string" office:string-value="225, 50%, 70%" calcext:value-type="string">
            <text:p>225, 50%, 70%</text:p>
          </table:table-cell>
          <table:table-cell table:formula="of:=&quot;rgb(&quot;&amp;[.G46]&amp;&quot;)&quot;" office:value-type="string" office:string-value="rgb(140, 159, 217)" calcext:value-type="string">
            <text:p>rgb(140, 159, 217)</text:p>
          </table:table-cell>
          <table:table-cell table:formula="of:=[$'HSL to RGB Blue Hues'.D46]" office:value-type="string" office:string-value="140, 159, 217" calcext:value-type="string">
            <text:p>140, 159, 217</text:p>
          </table:table-cell>
          <table:table-cell table:formula="of:=&quot;#&quot;&amp;[.I46]" office:value-type="string" office:string-value="#8C9FD9" calcext:value-type="string">
            <text:p>#8C9FD9</text:p>
          </table:table-cell>
          <table:table-cell table:formula="of:=[$'HSL to RGB Blue Hues'.E46]" office:value-type="string" office:string-value="8C9FD9" calcext:value-type="string">
            <text:p>8C9FD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47]; [.D47]; [.F47]; [.H47]; [.J47])" office:value-type="string" office:string-value="/* Kalos-Blue-75 hsl(225, 50%, 75%) rgb(159, 175, 223) #9FAFDF */" calcext:value-type="string">
            <text:p>/* Kalos-Blue-75 hsl(225, 50%, 75%) rgb(159, 175, 223) #9FAFDF */</text:p>
          </table:table-cell>
          <table:table-cell table:formula="of:=COMMENT_BEGIN&amp;&quot; Kalos-&quot;&amp;[.A$31]&amp;&quot;-&quot;&amp;TEXT([$'HSL to RGB Blue Hues'.C47]; &quot;00&quot;)" office:value-type="string" office:string-value="/* Kalos-Blue-75" calcext:value-type="string">
            <text:p>/* Kalos-Blue-75</text:p>
          </table:table-cell>
          <table:table-cell table:formula="of:=&quot;hsl(&quot;&amp;[.E47]&amp;&quot;)&quot;" office:value-type="string" office:string-value="hsl(225, 50%, 75%)" calcext:value-type="string">
            <text:p>hsl(225, 50%, 75%)</text:p>
          </table:table-cell>
          <table:table-cell table:formula="of:=[$'HSL to RGB Blue Hues'.A47]&amp;&quot;, &quot;&amp;[$'HSL to RGB Blue Hues'.B47]&amp;&quot;%, &quot;&amp;[$'HSL to RGB Blue Hues'.C47]&amp;&quot;%&quot;" office:value-type="string" office:string-value="225, 50%, 75%" calcext:value-type="string">
            <text:p>225, 50%, 75%</text:p>
          </table:table-cell>
          <table:table-cell table:formula="of:=&quot;rgb(&quot;&amp;[.G47]&amp;&quot;)&quot;" office:value-type="string" office:string-value="rgb(159, 175, 223)" calcext:value-type="string">
            <text:p>rgb(159, 175, 223)</text:p>
          </table:table-cell>
          <table:table-cell table:formula="of:=[$'HSL to RGB Blue Hues'.D47]" office:value-type="string" office:string-value="159, 175, 223" calcext:value-type="string">
            <text:p>159, 175, 223</text:p>
          </table:table-cell>
          <table:table-cell table:formula="of:=&quot;#&quot;&amp;[.I47]" office:value-type="string" office:string-value="#9FAFDF" calcext:value-type="string">
            <text:p>#9FAFDF</text:p>
          </table:table-cell>
          <table:table-cell table:formula="of:=[$'HSL to RGB Blue Hues'.E47]" office:value-type="string" office:string-value="9FAFDF" calcext:value-type="string">
            <text:p>9FAFDF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48]; [.D48]; [.F48]; [.H48]; [.J48])" office:value-type="string" office:string-value="/* Kalos-Blue-80 hsl(225, 50%, 80%) rgb(179, 191, 230) #B3BFE6 */" calcext:value-type="string">
            <text:p>/* Kalos-Blue-80 hsl(225, 50%, 80%) rgb(179, 191, 230) #B3BFE6 */</text:p>
          </table:table-cell>
          <table:table-cell table:formula="of:=COMMENT_BEGIN&amp;&quot; Kalos-&quot;&amp;[.A$31]&amp;&quot;-&quot;&amp;TEXT([$'HSL to RGB Blue Hues'.C48]; &quot;00&quot;)" office:value-type="string" office:string-value="/* Kalos-Blue-80" calcext:value-type="string">
            <text:p>/* Kalos-Blue-80</text:p>
          </table:table-cell>
          <table:table-cell table:formula="of:=&quot;hsl(&quot;&amp;[.E48]&amp;&quot;)&quot;" office:value-type="string" office:string-value="hsl(225, 50%, 80%)" calcext:value-type="string">
            <text:p>hsl(225, 50%, 80%)</text:p>
          </table:table-cell>
          <table:table-cell table:formula="of:=[$'HSL to RGB Blue Hues'.A48]&amp;&quot;, &quot;&amp;[$'HSL to RGB Blue Hues'.B48]&amp;&quot;%, &quot;&amp;[$'HSL to RGB Blue Hues'.C48]&amp;&quot;%&quot;" office:value-type="string" office:string-value="225, 50%, 80%" calcext:value-type="string">
            <text:p>225, 50%, 80%</text:p>
          </table:table-cell>
          <table:table-cell table:formula="of:=&quot;rgb(&quot;&amp;[.G48]&amp;&quot;)&quot;" office:value-type="string" office:string-value="rgb(179, 191, 230)" calcext:value-type="string">
            <text:p>rgb(179, 191, 230)</text:p>
          </table:table-cell>
          <table:table-cell table:formula="of:=[$'HSL to RGB Blue Hues'.D48]" office:value-type="string" office:string-value="179, 191, 230" calcext:value-type="string">
            <text:p>179, 191, 230</text:p>
          </table:table-cell>
          <table:table-cell table:formula="of:=&quot;#&quot;&amp;[.I48]" office:value-type="string" office:string-value="#B3BFE6" calcext:value-type="string">
            <text:p>#B3BFE6</text:p>
          </table:table-cell>
          <table:table-cell table:formula="of:=[$'HSL to RGB Blue Hues'.E48]" office:value-type="string" office:string-value="B3BFE6" calcext:value-type="string">
            <text:p>B3BFE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49]; [.D49]; [.F49]; [.H49]; [.J49])" office:value-type="string" office:string-value="/* Kalos-Blue-85 hsl(225, 50%, 85%) rgb(198, 207, 236) #C6CFEC */" calcext:value-type="string">
            <text:p>/* Kalos-Blue-85 hsl(225, 50%, 85%) rgb(198, 207, 236) #C6CFEC */</text:p>
          </table:table-cell>
          <table:table-cell table:formula="of:=COMMENT_BEGIN&amp;&quot; Kalos-&quot;&amp;[.A$31]&amp;&quot;-&quot;&amp;TEXT([$'HSL to RGB Blue Hues'.C49]; &quot;00&quot;)" office:value-type="string" office:string-value="/* Kalos-Blue-85" calcext:value-type="string">
            <text:p>/* Kalos-Blue-85</text:p>
          </table:table-cell>
          <table:table-cell table:formula="of:=&quot;hsl(&quot;&amp;[.E49]&amp;&quot;)&quot;" office:value-type="string" office:string-value="hsl(225, 50%, 85%)" calcext:value-type="string">
            <text:p>hsl(225, 50%, 85%)</text:p>
          </table:table-cell>
          <table:table-cell table:formula="of:=[$'HSL to RGB Blue Hues'.A49]&amp;&quot;, &quot;&amp;[$'HSL to RGB Blue Hues'.B49]&amp;&quot;%, &quot;&amp;[$'HSL to RGB Blue Hues'.C49]&amp;&quot;%&quot;" office:value-type="string" office:string-value="225, 50%, 85%" calcext:value-type="string">
            <text:p>225, 50%, 85%</text:p>
          </table:table-cell>
          <table:table-cell table:formula="of:=&quot;rgb(&quot;&amp;[.G49]&amp;&quot;)&quot;" office:value-type="string" office:string-value="rgb(198, 207, 236)" calcext:value-type="string">
            <text:p>rgb(198, 207, 236)</text:p>
          </table:table-cell>
          <table:table-cell table:formula="of:=[$'HSL to RGB Blue Hues'.D49]" office:value-type="string" office:string-value="198, 207, 236" calcext:value-type="string">
            <text:p>198, 207, 236</text:p>
          </table:table-cell>
          <table:table-cell table:formula="of:=&quot;#&quot;&amp;[.I49]" office:value-type="string" office:string-value="#C6CFEC" calcext:value-type="string">
            <text:p>#C6CFEC</text:p>
          </table:table-cell>
          <table:table-cell table:formula="of:=[$'HSL to RGB Blue Hues'.E49]" office:value-type="string" office:string-value="C6CFEC" calcext:value-type="string">
            <text:p>C6CFE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50]; [.D50]; [.F50]; [.H50]; [.J50])" office:value-type="string" office:string-value="/* Kalos-Blue-90 hsl(225, 50%, 90%) rgb(217, 223, 242) #D9DFF2 */" calcext:value-type="string">
            <text:p>/* Kalos-Blue-90 hsl(225, 50%, 90%) rgb(217, 223, 242) #D9DFF2 */</text:p>
          </table:table-cell>
          <table:table-cell table:formula="of:=COMMENT_BEGIN&amp;&quot; Kalos-&quot;&amp;[.A$31]&amp;&quot;-&quot;&amp;TEXT([$'HSL to RGB Blue Hues'.C50]; &quot;00&quot;)" office:value-type="string" office:string-value="/* Kalos-Blue-90" calcext:value-type="string">
            <text:p>/* Kalos-Blue-90</text:p>
          </table:table-cell>
          <table:table-cell table:formula="of:=&quot;hsl(&quot;&amp;[.E50]&amp;&quot;)&quot;" office:value-type="string" office:string-value="hsl(225, 50%, 90%)" calcext:value-type="string">
            <text:p>hsl(225, 50%, 90%)</text:p>
          </table:table-cell>
          <table:table-cell table:formula="of:=[$'HSL to RGB Blue Hues'.A50]&amp;&quot;, &quot;&amp;[$'HSL to RGB Blue Hues'.B50]&amp;&quot;%, &quot;&amp;[$'HSL to RGB Blue Hues'.C50]&amp;&quot;%&quot;" office:value-type="string" office:string-value="225, 50%, 90%" calcext:value-type="string">
            <text:p>225, 50%, 90%</text:p>
          </table:table-cell>
          <table:table-cell table:formula="of:=&quot;rgb(&quot;&amp;[.G50]&amp;&quot;)&quot;" office:value-type="string" office:string-value="rgb(217, 223, 242)" calcext:value-type="string">
            <text:p>rgb(217, 223, 242)</text:p>
          </table:table-cell>
          <table:table-cell table:formula="of:=[$'HSL to RGB Blue Hues'.D50]" office:value-type="string" office:string-value="217, 223, 242" calcext:value-type="string">
            <text:p>217, 223, 242</text:p>
          </table:table-cell>
          <table:table-cell table:formula="of:=&quot;#&quot;&amp;[.I50]" office:value-type="string" office:string-value="#D9DFF2" calcext:value-type="string">
            <text:p>#D9DFF2</text:p>
          </table:table-cell>
          <table:table-cell table:formula="of:=[$'HSL to RGB Blue Hues'.E50]" office:value-type="string" office:string-value="D9DFF2" calcext:value-type="string">
            <text:p>D9DFF2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51]; [.D51]; [.F51]; [.H51]; [.J51])" office:value-type="string" office:string-value="/* Kalos-Blue-95 hsl(225, 50%, 95%) rgb(236, 239, 249) #ECEFF9 */" calcext:value-type="string">
            <text:p>/* Kalos-Blue-95 hsl(225, 50%, 95%) rgb(236, 239, 249) #ECEFF9 */</text:p>
          </table:table-cell>
          <table:table-cell table:formula="of:=COMMENT_BEGIN&amp;&quot; Kalos-&quot;&amp;[.A$31]&amp;&quot;-&quot;&amp;TEXT([$'HSL to RGB Blue Hues'.C51]; &quot;00&quot;)" office:value-type="string" office:string-value="/* Kalos-Blue-95" calcext:value-type="string">
            <text:p>/* Kalos-Blue-95</text:p>
          </table:table-cell>
          <table:table-cell table:formula="of:=&quot;hsl(&quot;&amp;[.E51]&amp;&quot;)&quot;" office:value-type="string" office:string-value="hsl(225, 50%, 95%)" calcext:value-type="string">
            <text:p>hsl(225, 50%, 95%)</text:p>
          </table:table-cell>
          <table:table-cell table:formula="of:=[$'HSL to RGB Blue Hues'.A51]&amp;&quot;, &quot;&amp;[$'HSL to RGB Blue Hues'.B51]&amp;&quot;%, &quot;&amp;[$'HSL to RGB Blue Hues'.C51]&amp;&quot;%&quot;" office:value-type="string" office:string-value="225, 50%, 95%" calcext:value-type="string">
            <text:p>225, 50%, 95%</text:p>
          </table:table-cell>
          <table:table-cell table:formula="of:=&quot;rgb(&quot;&amp;[.G51]&amp;&quot;)&quot;" office:value-type="string" office:string-value="rgb(236, 239, 249)" calcext:value-type="string">
            <text:p>rgb(236, 239, 249)</text:p>
          </table:table-cell>
          <table:table-cell table:formula="of:=[$'HSL to RGB Blue Hues'.D51]" office:value-type="string" office:string-value="236, 239, 249" calcext:value-type="string">
            <text:p>236, 239, 249</text:p>
          </table:table-cell>
          <table:table-cell table:formula="of:=&quot;#&quot;&amp;[.I51]" office:value-type="string" office:string-value="#ECEFF9" calcext:value-type="string">
            <text:p>#ECEFF9</text:p>
          </table:table-cell>
          <table:table-cell table:formula="of:=[$'HSL to RGB Blue Hues'.E51]" office:value-type="string" office:string-value="ECEFF9" calcext:value-type="string">
            <text:p>ECEFF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52]; [.D52]; [.F52]; [.H52]; [.J52])" office:value-type="string" office:string-value="/* Kalos-Blue-96 hsl(225, 50%, 96%) rgb(240, 242, 250) #F0F2FA */" calcext:value-type="string">
            <text:p>/* Kalos-Blue-96 hsl(225, 50%, 96%) rgb(240, 242, 250) #F0F2FA */</text:p>
          </table:table-cell>
          <table:table-cell table:formula="of:=COMMENT_BEGIN&amp;&quot; Kalos-&quot;&amp;[.A$31]&amp;&quot;-&quot;&amp;TEXT([$'HSL to RGB Blue Hues'.C52]; &quot;00&quot;)" office:value-type="string" office:string-value="/* Kalos-Blue-96" calcext:value-type="string">
            <text:p>/* Kalos-Blue-96</text:p>
          </table:table-cell>
          <table:table-cell table:formula="of:=&quot;hsl(&quot;&amp;[.E52]&amp;&quot;)&quot;" office:value-type="string" office:string-value="hsl(225, 50%, 96%)" calcext:value-type="string">
            <text:p>hsl(225, 50%, 96%)</text:p>
          </table:table-cell>
          <table:table-cell table:formula="of:=[$'HSL to RGB Blue Hues'.A52]&amp;&quot;, &quot;&amp;[$'HSL to RGB Blue Hues'.B52]&amp;&quot;%, &quot;&amp;[$'HSL to RGB Blue Hues'.C52]&amp;&quot;%&quot;" office:value-type="string" office:string-value="225, 50%, 96%" calcext:value-type="string">
            <text:p>225, 50%, 96%</text:p>
          </table:table-cell>
          <table:table-cell table:formula="of:=&quot;rgb(&quot;&amp;[.G52]&amp;&quot;)&quot;" office:value-type="string" office:string-value="rgb(240, 242, 250)" calcext:value-type="string">
            <text:p>rgb(240, 242, 250)</text:p>
          </table:table-cell>
          <table:table-cell table:formula="of:=[$'HSL to RGB Blue Hues'.D52]" office:value-type="string" office:string-value="240, 242, 250" calcext:value-type="string">
            <text:p>240, 242, 250</text:p>
          </table:table-cell>
          <table:table-cell table:formula="of:=&quot;#&quot;&amp;[.I52]" office:value-type="string" office:string-value="#F0F2FA" calcext:value-type="string">
            <text:p>#F0F2FA</text:p>
          </table:table-cell>
          <table:table-cell table:formula="of:=[$'HSL to RGB Blue Hues'.E52]" office:value-type="string" office:string-value="F0F2FA" calcext:value-type="string">
            <text:p>F0F2FA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53]; [.D53]; [.F53]; [.H53]; [.J53])" office:value-type="string" office:string-value="/* Kalos-Blue-97 hsl(225, 50%, 97%) rgb(244, 245, 251) #F4F5FB */" calcext:value-type="string">
            <text:p>/* Kalos-Blue-97 hsl(225, 50%, 97%) rgb(244, 245, 251) #F4F5FB */</text:p>
          </table:table-cell>
          <table:table-cell table:formula="of:=COMMENT_BEGIN&amp;&quot; Kalos-&quot;&amp;[.A$31]&amp;&quot;-&quot;&amp;TEXT([$'HSL to RGB Blue Hues'.C53]; &quot;00&quot;)" office:value-type="string" office:string-value="/* Kalos-Blue-97" calcext:value-type="string">
            <text:p>/* Kalos-Blue-97</text:p>
          </table:table-cell>
          <table:table-cell table:formula="of:=&quot;hsl(&quot;&amp;[.E53]&amp;&quot;)&quot;" office:value-type="string" office:string-value="hsl(225, 50%, 97%)" calcext:value-type="string">
            <text:p>hsl(225, 50%, 97%)</text:p>
          </table:table-cell>
          <table:table-cell table:formula="of:=[$'HSL to RGB Blue Hues'.A53]&amp;&quot;, &quot;&amp;[$'HSL to RGB Blue Hues'.B53]&amp;&quot;%, &quot;&amp;[$'HSL to RGB Blue Hues'.C53]&amp;&quot;%&quot;" office:value-type="string" office:string-value="225, 50%, 97%" calcext:value-type="string">
            <text:p>225, 50%, 97%</text:p>
          </table:table-cell>
          <table:table-cell table:formula="of:=&quot;rgb(&quot;&amp;[.G53]&amp;&quot;)&quot;" office:value-type="string" office:string-value="rgb(244, 245, 251)" calcext:value-type="string">
            <text:p>rgb(244, 245, 251)</text:p>
          </table:table-cell>
          <table:table-cell table:formula="of:=[$'HSL to RGB Blue Hues'.D53]" office:value-type="string" office:string-value="244, 245, 251" calcext:value-type="string">
            <text:p>244, 245, 251</text:p>
          </table:table-cell>
          <table:table-cell table:formula="of:=&quot;#&quot;&amp;[.I53]" office:value-type="string" office:string-value="#F4F5FB" calcext:value-type="string">
            <text:p>#F4F5FB</text:p>
          </table:table-cell>
          <table:table-cell table:formula="of:=[$'HSL to RGB Blue Hues'.E53]" office:value-type="string" office:string-value="F4F5FB" calcext:value-type="string">
            <text:p>F4F5FB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54]; [.D54]; [.F54]; [.H54]; [.J54])" office:value-type="string" office:string-value="/* Kalos-Blue-98 hsl(225, 50%, 98%) rgb(247, 249, 252) #F7F9FC */" calcext:value-type="string">
            <text:p>/* Kalos-Blue-98 hsl(225, 50%, 98%) rgb(247, 249, 252) #F7F9FC */</text:p>
          </table:table-cell>
          <table:table-cell table:formula="of:=COMMENT_BEGIN&amp;&quot; Kalos-&quot;&amp;[.A$31]&amp;&quot;-&quot;&amp;TEXT([$'HSL to RGB Blue Hues'.C54]; &quot;00&quot;)" office:value-type="string" office:string-value="/* Kalos-Blue-98" calcext:value-type="string">
            <text:p>/* Kalos-Blue-98</text:p>
          </table:table-cell>
          <table:table-cell table:formula="of:=&quot;hsl(&quot;&amp;[.E54]&amp;&quot;)&quot;" office:value-type="string" office:string-value="hsl(225, 50%, 98%)" calcext:value-type="string">
            <text:p>hsl(225, 50%, 98%)</text:p>
          </table:table-cell>
          <table:table-cell table:formula="of:=[$'HSL to RGB Blue Hues'.A54]&amp;&quot;, &quot;&amp;[$'HSL to RGB Blue Hues'.B54]&amp;&quot;%, &quot;&amp;[$'HSL to RGB Blue Hues'.C54]&amp;&quot;%&quot;" office:value-type="string" office:string-value="225, 50%, 98%" calcext:value-type="string">
            <text:p>225, 50%, 98%</text:p>
          </table:table-cell>
          <table:table-cell table:formula="of:=&quot;rgb(&quot;&amp;[.G54]&amp;&quot;)&quot;" office:value-type="string" office:string-value="rgb(247, 249, 252)" calcext:value-type="string">
            <text:p>rgb(247, 249, 252)</text:p>
          </table:table-cell>
          <table:table-cell table:formula="of:=[$'HSL to RGB Blue Hues'.D54]" office:value-type="string" office:string-value="247, 249, 252" calcext:value-type="string">
            <text:p>247, 249, 252</text:p>
          </table:table-cell>
          <table:table-cell table:formula="of:=&quot;#&quot;&amp;[.I54]" office:value-type="string" office:string-value="#F7F9FC" calcext:value-type="string">
            <text:p>#F7F9FC</text:p>
          </table:table-cell>
          <table:table-cell table:formula="of:=[$'HSL to RGB Blue Hues'.E54]" office:value-type="string" office:string-value="F7F9FC" calcext:value-type="string">
            <text:p>F7F9F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55]; [.D55]; [.F55]; [.H55]; [.J55])" office:value-type="string" office:string-value="/* Kalos-Blue-99 hsl(225, 50%, 99%) rgb(251, 252, 254) #FBFCFE */" calcext:value-type="string">
            <text:p>/* Kalos-Blue-99 hsl(225, 50%, 99%) rgb(251, 252, 254) #FBFCFE */</text:p>
          </table:table-cell>
          <table:table-cell table:formula="of:=COMMENT_BEGIN&amp;&quot; Kalos-&quot;&amp;[.A$31]&amp;&quot;-&quot;&amp;TEXT([$'HSL to RGB Blue Hues'.C55]; &quot;00&quot;)" office:value-type="string" office:string-value="/* Kalos-Blue-99" calcext:value-type="string">
            <text:p>/* Kalos-Blue-99</text:p>
          </table:table-cell>
          <table:table-cell table:formula="of:=&quot;hsl(&quot;&amp;[.E55]&amp;&quot;)&quot;" office:value-type="string" office:string-value="hsl(225, 50%, 99%)" calcext:value-type="string">
            <text:p>hsl(225, 50%, 99%)</text:p>
          </table:table-cell>
          <table:table-cell table:formula="of:=[$'HSL to RGB Blue Hues'.A55]&amp;&quot;, &quot;&amp;[$'HSL to RGB Blue Hues'.B55]&amp;&quot;%, &quot;&amp;[$'HSL to RGB Blue Hues'.C55]&amp;&quot;%&quot;" office:value-type="string" office:string-value="225, 50%, 99%" calcext:value-type="string">
            <text:p>225, 50%, 99%</text:p>
          </table:table-cell>
          <table:table-cell table:formula="of:=&quot;rgb(&quot;&amp;[.G55]&amp;&quot;)&quot;" office:value-type="string" office:string-value="rgb(251, 252, 254)" calcext:value-type="string">
            <text:p>rgb(251, 252, 254)</text:p>
          </table:table-cell>
          <table:table-cell table:formula="of:=[$'HSL to RGB Blue Hues'.D55]" office:value-type="string" office:string-value="251, 252, 254" calcext:value-type="string">
            <text:p>251, 252, 254</text:p>
          </table:table-cell>
          <table:table-cell table:formula="of:=&quot;#&quot;&amp;[.I55]" office:value-type="string" office:string-value="#FBFCFE" calcext:value-type="string">
            <text:p>#FBFCFE</text:p>
          </table:table-cell>
          <table:table-cell table:formula="of:=[$'HSL to RGB Blue Hues'.E55]" office:value-type="string" office:string-value="FBFCFE" calcext:value-type="string">
            <text:p>FBFCFE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2">
          <table:table-cell/>
          <table:table-cell table:style-name="Default" table:number-columns-repeated="9"/>
          <table:table-cell table:number-columns-repeated="65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9"/>
          <table:table-cell table:number-columns-repeated="65"/>
        </table:table-row>
        <table:table-row table:style-name="ro4">
          <table:table-cell table:style-name="Calc_20_Heading_20_2_20__28_Section_29_" table:formula="of:=[$'HSL to RGB Blue Hues'.A58]" office:value-type="string" office:string-value="Purple-Blue" calcext:value-type="string">
            <text:p>Purple-Blue</text:p>
          </table:table-cell>
          <table:table-cell table:style-name="Calc_20_Text" table:formula="of:=COMMENT_BEGIN&amp;&quot; ==== &quot;&amp;&quot;Kalos-&quot;&amp;[.A58]&amp;&quot; ==== &quot;&amp;COMMENT_END" office:value-type="string" office:string-value="/* ==== Kalos-Purple-Blue ==== */" calcext:value-type="string">
            <text:p>/* ==== Kalos-Purple-Blue ==== */</text:p>
          </table:table-cell>
          <table:table-cell table:style-name="Default" table:number-columns-repeated="8"/>
          <table:table-cell table:number-columns-repeated="65"/>
        </table:table-row>
        <table:table-row table:style-name="ro5">
          <table:table-cell/>
          <table:table-cell table:style-name="ce8" office:value-type="string" calcext:value-type="string">
            <text:p>Concat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HSL</text:p>
          </table:table-cell>
          <table:table-cell table:style-name="ce8" office:value-type="string" calcext:value-type="string">
            <text:p>HSL Raw</text:p>
          </table:table-cell>
          <table:table-cell table:style-name="ce8" office:value-type="string" calcext:value-type="string">
            <text:p>RGB</text:p>
          </table:table-cell>
          <table:table-cell table:style-name="ce8" office:value-type="string" calcext:value-type="string">
            <text:p>RGB Raw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Hex Raw</text:p>
          </table:table-cell>
          <table:table-cell table:style-name="ce8" office:value-type="string" calcext:value-type="string">
            <text:p>End</text:p>
          </table:table-cell>
          <table:table-cell table:number-columns-repeated="65"/>
        </table:table-row>
        <table:table-row table:style-name="ro5">
          <table:table-cell table:style-name="ce7" table:formula="of:=COM.MICROSOFT.TEXTJOIN(CHAR(13)&amp;CHAR(10); TRUE(); [.B58]; [.B60:.B82])" office:value-type="string" office:string-value="/* ==== Kalos-Purple-Blue ==== */&#13;&#10;/* Kalos-Purple-Blue-05 hsl(240, 50%, 5%) rgb(6, 6, 19) #060613 */&#13;&#10;/* Kalos-Purple-Blue-10 hsl(240, 50%, 10%) rgb(13, 13, 38) #0D0D26 */&#13;&#10;/* Kalos-Purple-Blue-15 hsl(240, 50%, 15%) rgb(19, 19, 57) #131339 */&#13;&#10;/* Kalos-Purple-Blue-20 hsl(240, 50%, 20%) rgb(25, 25, 77) #19194D */&#13;&#10;/* Kalos-Purple-Blue-25 hsl(240, 50%, 25%) rgb(32, 32, 96) #202060 */&#13;&#10;/* Kalos-Purple-Blue-30 hsl(240, 50%, 30%) rgb(38, 38, 115) #262673 */&#13;&#10;/* Kalos-Purple-Blue-35 hsl(240, 50%, 35%) rgb(45, 45, 134) #2D2D86 */&#13;&#10;/* Kalos-Purple-Blue-40 hsl(240, 50%, 40%) rgb(51, 51, 153) #333399 */&#13;&#10;/* Kalos-Purple-Blue-45 hsl(240, 50%, 45%) rgb(57, 57, 172) #3939AC */&#13;&#10;/* Kalos-Purple-Blue-50 hsl(240, 50%, 50%) rgb(64, 64, 191) #4040BF */&#13;&#10;/* Kalos-Purple-Blue-55 hsl(240, 50%, 55%) rgb(83, 83, 198) #5353C6 */&#13;&#10;/* Kalos-Purple-Blue-60 hsl(240, 50%, 60%) rgb(102, 102, 204) #6666CC */&#13;&#10;/* Kalos-Purple-Blue-65 hsl(240, 50%, 65%) rgb(121, 121, 210) #7979D2 */&#13;&#10;/* Kalos-Purple-Blue-70 hsl(240, 50%, 70%) rgb(140, 140, 217) #8C8CD9 */&#13;&#10;/* Kalos-Purple-Blue-75 hsl(240, 50%, 75%) rgb(159, 159, 223) #9F9FDF */&#13;&#10;/* Kalos-Purple-Blue-80 hsl(240, 50%, 80%) rgb(179, 179, 230) #B3B3E6 */&#13;&#10;/* Kalos-Purple-Blue-85 hsl(240, 50%, 85%) rgb(198, 198, 236) #C6C6EC */&#13;&#10;/* Kalos-Purple-Blue-90 hsl(240, 50%, 90%) rgb(217, 217, 242) #D9D9F2 */&#13;&#10;/* Kalos-Purple-Blue-95 hsl(240, 50%, 95%) rgb(236, 236, 249) #ECECF9 */&#13;&#10;/* Kalos-Purple-Blue-96 hsl(240, 50%, 96%) rgb(240, 240, 250) #F0F0FA */&#13;&#10;/* Kalos-Purple-Blue-97 hsl(240, 50%, 97%) rgb(244, 244, 251) #F4F4FB */&#13;&#10;/* Kalos-Purple-Blue-98 hsl(240, 50%, 98%) rgb(247, 247, 252) #F7F7FC */&#13;&#10;/* Kalos-Purple-Blue-99 hsl(240, 50%, 99%) rgb(251, 251, 254) #FBFBFE */" calcext:value-type="string">
            <text:p>/* ==== Kalos-Purple-Blue ==== */</text:p>
            <text:p>/* Kalos-Purple-Blue-05 hsl(240, 50%, 5%) rgb(6, 6, 19) #060613 */</text:p>
            <text:p>/* Kalos-Purple-Blue-10 hsl(240, 50%, 10%) rgb(13, 13, 38) #0D0D26 */</text:p>
            <text:p>/* Kalos-Purple-Blue-15 hsl(240, 50%, 15%) rgb(19, 19, 57) #131339 */</text:p>
            <text:p>/* Kalos-Purple-Blue-20 hsl(240, 50%, 20%) rgb(25, 25, 77) #19194D */</text:p>
            <text:p>/* Kalos-Purple-Blue-25 hsl(240, 50%, 25%) rgb(32, 32, 96) #202060 */</text:p>
            <text:p>/* Kalos-Purple-Blue-30 hsl(240, 50%, 30%) rgb(38, 38, 115) #262673 */</text:p>
            <text:p>/* Kalos-Purple-Blue-35 hsl(240, 50%, 35%) rgb(45, 45, 134) #2D2D86 */</text:p>
            <text:p>/* Kalos-Purple-Blue-40 hsl(240, 50%, 40%) rgb(51, 51, 153) #333399 */</text:p>
            <text:p>/* Kalos-Purple-Blue-45 hsl(240, 50%, 45%) rgb(57, 57, 172) #3939AC */</text:p>
            <text:p>/* Kalos-Purple-Blue-50 hsl(240, 50%, 50%) rgb(64, 64, 191) #4040BF */</text:p>
            <text:p>/* Kalos-Purple-Blue-55 hsl(240, 50%, 55%) rgb(83, 83, 198) #5353C6 */</text:p>
            <text:p>/* Kalos-Purple-Blue-60 hsl(240, 50%, 60%) rgb(102, 102, 204) #6666CC */</text:p>
            <text:p>/* Kalos-Purple-Blue-65 hsl(240, 50%, 65%) rgb(121, 121, 210) #7979D2 */</text:p>
            <text:p>/* Kalos-Purple-Blue-70 hsl(240, 50%, 70%) rgb(140, 140, 217) #8C8CD9 */</text:p>
            <text:p>/* Kalos-Purple-Blue-75 hsl(240, 50%, 75%) rgb(159, 159, 223) #9F9FDF */</text:p>
            <text:p>/* Kalos-Purple-Blue-80 hsl(240, 50%, 80%) rgb(179, 179, 230) #B3B3E6 */</text:p>
            <text:p>/* Kalos-Purple-Blue-85 hsl(240, 50%, 85%) rgb(198, 198, 236) #C6C6EC */</text:p>
            <text:p>/* Kalos-Purple-Blue-90 hsl(240, 50%, 90%) rgb(217, 217, 242) #D9D9F2 */</text:p>
            <text:p>/* Kalos-Purple-Blue-95 hsl(240, 50%, 95%) rgb(236, 236, 249) #ECECF9 */</text:p>
            <text:p>/* Kalos-Purple-Blue-96 hsl(240, 50%, 96%) rgb(240, 240, 250) #F0F0FA */</text:p>
            <text:p>/* Kalos-Purple-Blue-97 hsl(240, 50%, 97%) rgb(244, 244, 251) #F4F4FB */</text:p>
            <text:p>/* Kalos-Purple-Blue-98 hsl(240, 50%, 98%) rgb(247, 247, 252) #F7F7FC */</text:p>
            <text:p>/* Kalos-Purple-Blue-99 hsl(240, 50%, 99%) rgb(251, 251, 254) #FBFBFE */</text:p>
          </table:table-cell>
          <table:table-cell table:formula="of:=COM.MICROSOFT.TEXTJOIN(&quot; &quot;; TRUE(); [.C60]; [.D60]; [.F60]; [.H60]; [.J60])" office:value-type="string" office:string-value="/* Kalos-Purple-Blue-05 hsl(240, 50%, 5%) rgb(6, 6, 19) #060613 */" calcext:value-type="string">
            <text:p>/* Kalos-Purple-Blue-05 hsl(240, 50%, 5%) rgb(6, 6, 19) #060613 */</text:p>
          </table:table-cell>
          <table:table-cell table:formula="of:=COMMENT_BEGIN&amp;&quot; Kalos-&quot;&amp;[.A$58]&amp;&quot;-&quot;&amp;TEXT([$'HSL to RGB Blue Hues'.C60]; &quot;00&quot;)" office:value-type="string" office:string-value="/* Kalos-Purple-Blue-05" calcext:value-type="string">
            <text:p>/* Kalos-Purple-Blue-05</text:p>
          </table:table-cell>
          <table:table-cell table:formula="of:=&quot;hsl(&quot;&amp;[.E60]&amp;&quot;)&quot;" office:value-type="string" office:string-value="hsl(240, 50%, 5%)" calcext:value-type="string">
            <text:p>hsl(240, 50%, 5%)</text:p>
          </table:table-cell>
          <table:table-cell table:formula="of:=[$'HSL to RGB Blue Hues'.A60]&amp;&quot;, &quot;&amp;[$'HSL to RGB Blue Hues'.B60]&amp;&quot;%, &quot;&amp;[$'HSL to RGB Blue Hues'.C60]&amp;&quot;%&quot;" office:value-type="string" office:string-value="240, 50%, 5%" calcext:value-type="string">
            <text:p>240, 50%, 5%</text:p>
          </table:table-cell>
          <table:table-cell table:formula="of:=&quot;rgb(&quot;&amp;[.G60]&amp;&quot;)&quot;" office:value-type="string" office:string-value="rgb(6, 6, 19)" calcext:value-type="string">
            <text:p>rgb(6, 6, 19)</text:p>
          </table:table-cell>
          <table:table-cell table:formula="of:=[$'HSL to RGB Blue Hues'.D60]" office:value-type="string" office:string-value="6, 6, 19" calcext:value-type="string">
            <text:p>6, 6, 19</text:p>
          </table:table-cell>
          <table:table-cell table:formula="of:=&quot;#&quot;&amp;[.I60]" office:value-type="string" office:string-value="#060613" calcext:value-type="string">
            <text:p>#060613</text:p>
          </table:table-cell>
          <table:table-cell table:formula="of:=[$'HSL to RGB Blue Hues'.E60]" office:value-type="string" office:string-value="060613" calcext:value-type="string">
            <text:p>060613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61]; [.D61]; [.F61]; [.H61]; [.J61])" office:value-type="string" office:string-value="/* Kalos-Purple-Blue-10 hsl(240, 50%, 10%) rgb(13, 13, 38) #0D0D26 */" calcext:value-type="string">
            <text:p>/* Kalos-Purple-Blue-10 hsl(240, 50%, 10%) rgb(13, 13, 38) #0D0D26 */</text:p>
          </table:table-cell>
          <table:table-cell table:formula="of:=COMMENT_BEGIN&amp;&quot; Kalos-&quot;&amp;[.A$58]&amp;&quot;-&quot;&amp;TEXT([$'HSL to RGB Blue Hues'.C61]; &quot;00&quot;)" office:value-type="string" office:string-value="/* Kalos-Purple-Blue-10" calcext:value-type="string">
            <text:p>/* Kalos-Purple-Blue-10</text:p>
          </table:table-cell>
          <table:table-cell table:formula="of:=&quot;hsl(&quot;&amp;[.E61]&amp;&quot;)&quot;" office:value-type="string" office:string-value="hsl(240, 50%, 10%)" calcext:value-type="string">
            <text:p>hsl(240, 50%, 10%)</text:p>
          </table:table-cell>
          <table:table-cell table:formula="of:=[$'HSL to RGB Blue Hues'.A61]&amp;&quot;, &quot;&amp;[$'HSL to RGB Blue Hues'.B61]&amp;&quot;%, &quot;&amp;[$'HSL to RGB Blue Hues'.C61]&amp;&quot;%&quot;" office:value-type="string" office:string-value="240, 50%, 10%" calcext:value-type="string">
            <text:p>240, 50%, 10%</text:p>
          </table:table-cell>
          <table:table-cell table:formula="of:=&quot;rgb(&quot;&amp;[.G61]&amp;&quot;)&quot;" office:value-type="string" office:string-value="rgb(13, 13, 38)" calcext:value-type="string">
            <text:p>rgb(13, 13, 38)</text:p>
          </table:table-cell>
          <table:table-cell table:formula="of:=[$'HSL to RGB Blue Hues'.D61]" office:value-type="string" office:string-value="13, 13, 38" calcext:value-type="string">
            <text:p>13, 13, 38</text:p>
          </table:table-cell>
          <table:table-cell table:formula="of:=&quot;#&quot;&amp;[.I61]" office:value-type="string" office:string-value="#0D0D26" calcext:value-type="string">
            <text:p>#0D0D26</text:p>
          </table:table-cell>
          <table:table-cell table:formula="of:=[$'HSL to RGB Blue Hues'.E61]" office:value-type="string" office:string-value="0D0D26" calcext:value-type="string">
            <text:p>0D0D2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62]; [.D62]; [.F62]; [.H62]; [.J62])" office:value-type="string" office:string-value="/* Kalos-Purple-Blue-15 hsl(240, 50%, 15%) rgb(19, 19, 57) #131339 */" calcext:value-type="string">
            <text:p>/* Kalos-Purple-Blue-15 hsl(240, 50%, 15%) rgb(19, 19, 57) #131339 */</text:p>
          </table:table-cell>
          <table:table-cell table:formula="of:=COMMENT_BEGIN&amp;&quot; Kalos-&quot;&amp;[.A$58]&amp;&quot;-&quot;&amp;TEXT([$'HSL to RGB Blue Hues'.C62]; &quot;00&quot;)" office:value-type="string" office:string-value="/* Kalos-Purple-Blue-15" calcext:value-type="string">
            <text:p>/* Kalos-Purple-Blue-15</text:p>
          </table:table-cell>
          <table:table-cell table:formula="of:=&quot;hsl(&quot;&amp;[.E62]&amp;&quot;)&quot;" office:value-type="string" office:string-value="hsl(240, 50%, 15%)" calcext:value-type="string">
            <text:p>hsl(240, 50%, 15%)</text:p>
          </table:table-cell>
          <table:table-cell table:formula="of:=[$'HSL to RGB Blue Hues'.A62]&amp;&quot;, &quot;&amp;[$'HSL to RGB Blue Hues'.B62]&amp;&quot;%, &quot;&amp;[$'HSL to RGB Blue Hues'.C62]&amp;&quot;%&quot;" office:value-type="string" office:string-value="240, 50%, 15%" calcext:value-type="string">
            <text:p>240, 50%, 15%</text:p>
          </table:table-cell>
          <table:table-cell table:formula="of:=&quot;rgb(&quot;&amp;[.G62]&amp;&quot;)&quot;" office:value-type="string" office:string-value="rgb(19, 19, 57)" calcext:value-type="string">
            <text:p>rgb(19, 19, 57)</text:p>
          </table:table-cell>
          <table:table-cell table:formula="of:=[$'HSL to RGB Blue Hues'.D62]" office:value-type="string" office:string-value="19, 19, 57" calcext:value-type="string">
            <text:p>19, 19, 57</text:p>
          </table:table-cell>
          <table:table-cell table:formula="of:=&quot;#&quot;&amp;[.I62]" office:value-type="string" office:string-value="#131339" calcext:value-type="string">
            <text:p>#131339</text:p>
          </table:table-cell>
          <table:table-cell table:formula="of:=[$'HSL to RGB Blue Hues'.E62]" office:value-type="string" office:string-value="131339" calcext:value-type="string">
            <text:p>13133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63]; [.D63]; [.F63]; [.H63]; [.J63])" office:value-type="string" office:string-value="/* Kalos-Purple-Blue-20 hsl(240, 50%, 20%) rgb(25, 25, 77) #19194D */" calcext:value-type="string">
            <text:p>/* Kalos-Purple-Blue-20 hsl(240, 50%, 20%) rgb(25, 25, 77) #19194D */</text:p>
          </table:table-cell>
          <table:table-cell table:formula="of:=COMMENT_BEGIN&amp;&quot; Kalos-&quot;&amp;[.A$58]&amp;&quot;-&quot;&amp;TEXT([$'HSL to RGB Blue Hues'.C63]; &quot;00&quot;)" office:value-type="string" office:string-value="/* Kalos-Purple-Blue-20" calcext:value-type="string">
            <text:p>/* Kalos-Purple-Blue-20</text:p>
          </table:table-cell>
          <table:table-cell table:formula="of:=&quot;hsl(&quot;&amp;[.E63]&amp;&quot;)&quot;" office:value-type="string" office:string-value="hsl(240, 50%, 20%)" calcext:value-type="string">
            <text:p>hsl(240, 50%, 20%)</text:p>
          </table:table-cell>
          <table:table-cell table:formula="of:=[$'HSL to RGB Blue Hues'.A63]&amp;&quot;, &quot;&amp;[$'HSL to RGB Blue Hues'.B63]&amp;&quot;%, &quot;&amp;[$'HSL to RGB Blue Hues'.C63]&amp;&quot;%&quot;" office:value-type="string" office:string-value="240, 50%, 20%" calcext:value-type="string">
            <text:p>240, 50%, 20%</text:p>
          </table:table-cell>
          <table:table-cell table:formula="of:=&quot;rgb(&quot;&amp;[.G63]&amp;&quot;)&quot;" office:value-type="string" office:string-value="rgb(25, 25, 77)" calcext:value-type="string">
            <text:p>rgb(25, 25, 77)</text:p>
          </table:table-cell>
          <table:table-cell table:formula="of:=[$'HSL to RGB Blue Hues'.D63]" office:value-type="string" office:string-value="25, 25, 77" calcext:value-type="string">
            <text:p>25, 25, 77</text:p>
          </table:table-cell>
          <table:table-cell table:formula="of:=&quot;#&quot;&amp;[.I63]" office:value-type="string" office:string-value="#19194D" calcext:value-type="string">
            <text:p>#19194D</text:p>
          </table:table-cell>
          <table:table-cell table:formula="of:=[$'HSL to RGB Blue Hues'.E63]" office:value-type="string" office:string-value="19194D" calcext:value-type="string">
            <text:p>19194D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64]; [.D64]; [.F64]; [.H64]; [.J64])" office:value-type="string" office:string-value="/* Kalos-Purple-Blue-25 hsl(240, 50%, 25%) rgb(32, 32, 96) #202060 */" calcext:value-type="string">
            <text:p>/* Kalos-Purple-Blue-25 hsl(240, 50%, 25%) rgb(32, 32, 96) #202060 */</text:p>
          </table:table-cell>
          <table:table-cell table:formula="of:=COMMENT_BEGIN&amp;&quot; Kalos-&quot;&amp;[.A$58]&amp;&quot;-&quot;&amp;TEXT([$'HSL to RGB Blue Hues'.C64]; &quot;00&quot;)" office:value-type="string" office:string-value="/* Kalos-Purple-Blue-25" calcext:value-type="string">
            <text:p>/* Kalos-Purple-Blue-25</text:p>
          </table:table-cell>
          <table:table-cell table:formula="of:=&quot;hsl(&quot;&amp;[.E64]&amp;&quot;)&quot;" office:value-type="string" office:string-value="hsl(240, 50%, 25%)" calcext:value-type="string">
            <text:p>hsl(240, 50%, 25%)</text:p>
          </table:table-cell>
          <table:table-cell table:formula="of:=[$'HSL to RGB Blue Hues'.A64]&amp;&quot;, &quot;&amp;[$'HSL to RGB Blue Hues'.B64]&amp;&quot;%, &quot;&amp;[$'HSL to RGB Blue Hues'.C64]&amp;&quot;%&quot;" office:value-type="string" office:string-value="240, 50%, 25%" calcext:value-type="string">
            <text:p>240, 50%, 25%</text:p>
          </table:table-cell>
          <table:table-cell table:formula="of:=&quot;rgb(&quot;&amp;[.G64]&amp;&quot;)&quot;" office:value-type="string" office:string-value="rgb(32, 32, 96)" calcext:value-type="string">
            <text:p>rgb(32, 32, 96)</text:p>
          </table:table-cell>
          <table:table-cell table:formula="of:=[$'HSL to RGB Blue Hues'.D64]" office:value-type="string" office:string-value="32, 32, 96" calcext:value-type="string">
            <text:p>32, 32, 96</text:p>
          </table:table-cell>
          <table:table-cell table:formula="of:=&quot;#&quot;&amp;[.I64]" office:value-type="string" office:string-value="#202060" calcext:value-type="string">
            <text:p>#202060</text:p>
          </table:table-cell>
          <table:table-cell table:formula="of:=[$'HSL to RGB Blue Hues'.E64]" office:value-type="string" office:string-value="202060" calcext:value-type="string">
            <text:p>202060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65]; [.D65]; [.F65]; [.H65]; [.J65])" office:value-type="string" office:string-value="/* Kalos-Purple-Blue-30 hsl(240, 50%, 30%) rgb(38, 38, 115) #262673 */" calcext:value-type="string">
            <text:p>/* Kalos-Purple-Blue-30 hsl(240, 50%, 30%) rgb(38, 38, 115) #262673 */</text:p>
          </table:table-cell>
          <table:table-cell table:formula="of:=COMMENT_BEGIN&amp;&quot; Kalos-&quot;&amp;[.A$58]&amp;&quot;-&quot;&amp;TEXT([$'HSL to RGB Blue Hues'.C65]; &quot;00&quot;)" office:value-type="string" office:string-value="/* Kalos-Purple-Blue-30" calcext:value-type="string">
            <text:p>/* Kalos-Purple-Blue-30</text:p>
          </table:table-cell>
          <table:table-cell table:formula="of:=&quot;hsl(&quot;&amp;[.E65]&amp;&quot;)&quot;" office:value-type="string" office:string-value="hsl(240, 50%, 30%)" calcext:value-type="string">
            <text:p>hsl(240, 50%, 30%)</text:p>
          </table:table-cell>
          <table:table-cell table:formula="of:=[$'HSL to RGB Blue Hues'.A65]&amp;&quot;, &quot;&amp;[$'HSL to RGB Blue Hues'.B65]&amp;&quot;%, &quot;&amp;[$'HSL to RGB Blue Hues'.C65]&amp;&quot;%&quot;" office:value-type="string" office:string-value="240, 50%, 30%" calcext:value-type="string">
            <text:p>240, 50%, 30%</text:p>
          </table:table-cell>
          <table:table-cell table:formula="of:=&quot;rgb(&quot;&amp;[.G65]&amp;&quot;)&quot;" office:value-type="string" office:string-value="rgb(38, 38, 115)" calcext:value-type="string">
            <text:p>rgb(38, 38, 115)</text:p>
          </table:table-cell>
          <table:table-cell table:formula="of:=[$'HSL to RGB Blue Hues'.D65]" office:value-type="string" office:string-value="38, 38, 115" calcext:value-type="string">
            <text:p>38, 38, 115</text:p>
          </table:table-cell>
          <table:table-cell table:formula="of:=&quot;#&quot;&amp;[.I65]" office:value-type="string" office:string-value="#262673" calcext:value-type="string">
            <text:p>#262673</text:p>
          </table:table-cell>
          <table:table-cell table:formula="of:=[$'HSL to RGB Blue Hues'.E65]" office:value-type="string" office:string-value="262673" calcext:value-type="string">
            <text:p>262673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66]; [.D66]; [.F66]; [.H66]; [.J66])" office:value-type="string" office:string-value="/* Kalos-Purple-Blue-35 hsl(240, 50%, 35%) rgb(45, 45, 134) #2D2D86 */" calcext:value-type="string">
            <text:p>/* Kalos-Purple-Blue-35 hsl(240, 50%, 35%) rgb(45, 45, 134) #2D2D86 */</text:p>
          </table:table-cell>
          <table:table-cell table:formula="of:=COMMENT_BEGIN&amp;&quot; Kalos-&quot;&amp;[.A$58]&amp;&quot;-&quot;&amp;TEXT([$'HSL to RGB Blue Hues'.C66]; &quot;00&quot;)" office:value-type="string" office:string-value="/* Kalos-Purple-Blue-35" calcext:value-type="string">
            <text:p>/* Kalos-Purple-Blue-35</text:p>
          </table:table-cell>
          <table:table-cell table:formula="of:=&quot;hsl(&quot;&amp;[.E66]&amp;&quot;)&quot;" office:value-type="string" office:string-value="hsl(240, 50%, 35%)" calcext:value-type="string">
            <text:p>hsl(240, 50%, 35%)</text:p>
          </table:table-cell>
          <table:table-cell table:formula="of:=[$'HSL to RGB Blue Hues'.A66]&amp;&quot;, &quot;&amp;[$'HSL to RGB Blue Hues'.B66]&amp;&quot;%, &quot;&amp;[$'HSL to RGB Blue Hues'.C66]&amp;&quot;%&quot;" office:value-type="string" office:string-value="240, 50%, 35%" calcext:value-type="string">
            <text:p>240, 50%, 35%</text:p>
          </table:table-cell>
          <table:table-cell table:formula="of:=&quot;rgb(&quot;&amp;[.G66]&amp;&quot;)&quot;" office:value-type="string" office:string-value="rgb(45, 45, 134)" calcext:value-type="string">
            <text:p>rgb(45, 45, 134)</text:p>
          </table:table-cell>
          <table:table-cell table:formula="of:=[$'HSL to RGB Blue Hues'.D66]" office:value-type="string" office:string-value="45, 45, 134" calcext:value-type="string">
            <text:p>45, 45, 134</text:p>
          </table:table-cell>
          <table:table-cell table:formula="of:=&quot;#&quot;&amp;[.I66]" office:value-type="string" office:string-value="#2D2D86" calcext:value-type="string">
            <text:p>#2D2D86</text:p>
          </table:table-cell>
          <table:table-cell table:formula="of:=[$'HSL to RGB Blue Hues'.E66]" office:value-type="string" office:string-value="2D2D86" calcext:value-type="string">
            <text:p>2D2D8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67]; [.D67]; [.F67]; [.H67]; [.J67])" office:value-type="string" office:string-value="/* Kalos-Purple-Blue-40 hsl(240, 50%, 40%) rgb(51, 51, 153) #333399 */" calcext:value-type="string">
            <text:p>/* Kalos-Purple-Blue-40 hsl(240, 50%, 40%) rgb(51, 51, 153) #333399 */</text:p>
          </table:table-cell>
          <table:table-cell table:formula="of:=COMMENT_BEGIN&amp;&quot; Kalos-&quot;&amp;[.A$58]&amp;&quot;-&quot;&amp;TEXT([$'HSL to RGB Blue Hues'.C67]; &quot;00&quot;)" office:value-type="string" office:string-value="/* Kalos-Purple-Blue-40" calcext:value-type="string">
            <text:p>/* Kalos-Purple-Blue-40</text:p>
          </table:table-cell>
          <table:table-cell table:formula="of:=&quot;hsl(&quot;&amp;[.E67]&amp;&quot;)&quot;" office:value-type="string" office:string-value="hsl(240, 50%, 40%)" calcext:value-type="string">
            <text:p>hsl(240, 50%, 40%)</text:p>
          </table:table-cell>
          <table:table-cell table:formula="of:=[$'HSL to RGB Blue Hues'.A67]&amp;&quot;, &quot;&amp;[$'HSL to RGB Blue Hues'.B67]&amp;&quot;%, &quot;&amp;[$'HSL to RGB Blue Hues'.C67]&amp;&quot;%&quot;" office:value-type="string" office:string-value="240, 50%, 40%" calcext:value-type="string">
            <text:p>240, 50%, 40%</text:p>
          </table:table-cell>
          <table:table-cell table:formula="of:=&quot;rgb(&quot;&amp;[.G67]&amp;&quot;)&quot;" office:value-type="string" office:string-value="rgb(51, 51, 153)" calcext:value-type="string">
            <text:p>rgb(51, 51, 153)</text:p>
          </table:table-cell>
          <table:table-cell table:formula="of:=[$'HSL to RGB Blue Hues'.D67]" office:value-type="string" office:string-value="51, 51, 153" calcext:value-type="string">
            <text:p>51, 51, 153</text:p>
          </table:table-cell>
          <table:table-cell table:formula="of:=&quot;#&quot;&amp;[.I67]" office:value-type="string" office:string-value="#333399" calcext:value-type="string">
            <text:p>#333399</text:p>
          </table:table-cell>
          <table:table-cell table:formula="of:=[$'HSL to RGB Blue Hues'.E67]" office:value-type="string" office:string-value="333399" calcext:value-type="string">
            <text:p>33339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68]; [.D68]; [.F68]; [.H68]; [.J68])" office:value-type="string" office:string-value="/* Kalos-Purple-Blue-45 hsl(240, 50%, 45%) rgb(57, 57, 172) #3939AC */" calcext:value-type="string">
            <text:p>/* Kalos-Purple-Blue-45 hsl(240, 50%, 45%) rgb(57, 57, 172) #3939AC */</text:p>
          </table:table-cell>
          <table:table-cell table:formula="of:=COMMENT_BEGIN&amp;&quot; Kalos-&quot;&amp;[.A$58]&amp;&quot;-&quot;&amp;TEXT([$'HSL to RGB Blue Hues'.C68]; &quot;00&quot;)" office:value-type="string" office:string-value="/* Kalos-Purple-Blue-45" calcext:value-type="string">
            <text:p>/* Kalos-Purple-Blue-45</text:p>
          </table:table-cell>
          <table:table-cell table:formula="of:=&quot;hsl(&quot;&amp;[.E68]&amp;&quot;)&quot;" office:value-type="string" office:string-value="hsl(240, 50%, 45%)" calcext:value-type="string">
            <text:p>hsl(240, 50%, 45%)</text:p>
          </table:table-cell>
          <table:table-cell table:formula="of:=[$'HSL to RGB Blue Hues'.A68]&amp;&quot;, &quot;&amp;[$'HSL to RGB Blue Hues'.B68]&amp;&quot;%, &quot;&amp;[$'HSL to RGB Blue Hues'.C68]&amp;&quot;%&quot;" office:value-type="string" office:string-value="240, 50%, 45%" calcext:value-type="string">
            <text:p>240, 50%, 45%</text:p>
          </table:table-cell>
          <table:table-cell table:formula="of:=&quot;rgb(&quot;&amp;[.G68]&amp;&quot;)&quot;" office:value-type="string" office:string-value="rgb(57, 57, 172)" calcext:value-type="string">
            <text:p>rgb(57, 57, 172)</text:p>
          </table:table-cell>
          <table:table-cell table:formula="of:=[$'HSL to RGB Blue Hues'.D68]" office:value-type="string" office:string-value="57, 57, 172" calcext:value-type="string">
            <text:p>57, 57, 172</text:p>
          </table:table-cell>
          <table:table-cell table:formula="of:=&quot;#&quot;&amp;[.I68]" office:value-type="string" office:string-value="#3939AC" calcext:value-type="string">
            <text:p>#3939AC</text:p>
          </table:table-cell>
          <table:table-cell table:formula="of:=[$'HSL to RGB Blue Hues'.E68]" office:value-type="string" office:string-value="3939AC" calcext:value-type="string">
            <text:p>3939A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69]; [.D69]; [.F69]; [.H69]; [.J69])" office:value-type="string" office:string-value="/* Kalos-Purple-Blue-50 hsl(240, 50%, 50%) rgb(64, 64, 191) #4040BF */" calcext:value-type="string">
            <text:p>/* Kalos-Purple-Blue-50 hsl(240, 50%, 50%) rgb(64, 64, 191) #4040BF */</text:p>
          </table:table-cell>
          <table:table-cell table:formula="of:=COMMENT_BEGIN&amp;&quot; Kalos-&quot;&amp;[.A$58]&amp;&quot;-&quot;&amp;TEXT([$'HSL to RGB Blue Hues'.C69]; &quot;00&quot;)" office:value-type="string" office:string-value="/* Kalos-Purple-Blue-50" calcext:value-type="string">
            <text:p>/* Kalos-Purple-Blue-50</text:p>
          </table:table-cell>
          <table:table-cell table:formula="of:=&quot;hsl(&quot;&amp;[.E69]&amp;&quot;)&quot;" office:value-type="string" office:string-value="hsl(240, 50%, 50%)" calcext:value-type="string">
            <text:p>hsl(240, 50%, 50%)</text:p>
          </table:table-cell>
          <table:table-cell table:formula="of:=[$'HSL to RGB Blue Hues'.A69]&amp;&quot;, &quot;&amp;[$'HSL to RGB Blue Hues'.B69]&amp;&quot;%, &quot;&amp;[$'HSL to RGB Blue Hues'.C69]&amp;&quot;%&quot;" office:value-type="string" office:string-value="240, 50%, 50%" calcext:value-type="string">
            <text:p>240, 50%, 50%</text:p>
          </table:table-cell>
          <table:table-cell table:formula="of:=&quot;rgb(&quot;&amp;[.G69]&amp;&quot;)&quot;" office:value-type="string" office:string-value="rgb(64, 64, 191)" calcext:value-type="string">
            <text:p>rgb(64, 64, 191)</text:p>
          </table:table-cell>
          <table:table-cell table:formula="of:=[$'HSL to RGB Blue Hues'.D69]" office:value-type="string" office:string-value="64, 64, 191" calcext:value-type="string">
            <text:p>64, 64, 191</text:p>
          </table:table-cell>
          <table:table-cell table:formula="of:=&quot;#&quot;&amp;[.I69]" office:value-type="string" office:string-value="#4040BF" calcext:value-type="string">
            <text:p>#4040BF</text:p>
          </table:table-cell>
          <table:table-cell table:formula="of:=[$'HSL to RGB Blue Hues'.E69]" office:value-type="string" office:string-value="4040BF" calcext:value-type="string">
            <text:p>4040BF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70]; [.D70]; [.F70]; [.H70]; [.J70])" office:value-type="string" office:string-value="/* Kalos-Purple-Blue-55 hsl(240, 50%, 55%) rgb(83, 83, 198) #5353C6 */" calcext:value-type="string">
            <text:p>/* Kalos-Purple-Blue-55 hsl(240, 50%, 55%) rgb(83, 83, 198) #5353C6 */</text:p>
          </table:table-cell>
          <table:table-cell table:formula="of:=COMMENT_BEGIN&amp;&quot; Kalos-&quot;&amp;[.A$58]&amp;&quot;-&quot;&amp;TEXT([$'HSL to RGB Blue Hues'.C70]; &quot;00&quot;)" office:value-type="string" office:string-value="/* Kalos-Purple-Blue-55" calcext:value-type="string">
            <text:p>/* Kalos-Purple-Blue-55</text:p>
          </table:table-cell>
          <table:table-cell table:formula="of:=&quot;hsl(&quot;&amp;[.E70]&amp;&quot;)&quot;" office:value-type="string" office:string-value="hsl(240, 50%, 55%)" calcext:value-type="string">
            <text:p>hsl(240, 50%, 55%)</text:p>
          </table:table-cell>
          <table:table-cell table:formula="of:=[$'HSL to RGB Blue Hues'.A70]&amp;&quot;, &quot;&amp;[$'HSL to RGB Blue Hues'.B70]&amp;&quot;%, &quot;&amp;[$'HSL to RGB Blue Hues'.C70]&amp;&quot;%&quot;" office:value-type="string" office:string-value="240, 50%, 55%" calcext:value-type="string">
            <text:p>240, 50%, 55%</text:p>
          </table:table-cell>
          <table:table-cell table:formula="of:=&quot;rgb(&quot;&amp;[.G70]&amp;&quot;)&quot;" office:value-type="string" office:string-value="rgb(83, 83, 198)" calcext:value-type="string">
            <text:p>rgb(83, 83, 198)</text:p>
          </table:table-cell>
          <table:table-cell table:formula="of:=[$'HSL to RGB Blue Hues'.D70]" office:value-type="string" office:string-value="83, 83, 198" calcext:value-type="string">
            <text:p>83, 83, 198</text:p>
          </table:table-cell>
          <table:table-cell table:formula="of:=&quot;#&quot;&amp;[.I70]" office:value-type="string" office:string-value="#5353C6" calcext:value-type="string">
            <text:p>#5353C6</text:p>
          </table:table-cell>
          <table:table-cell table:formula="of:=[$'HSL to RGB Blue Hues'.E70]" office:value-type="string" office:string-value="5353C6" calcext:value-type="string">
            <text:p>5353C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71]; [.D71]; [.F71]; [.H71]; [.J71])" office:value-type="string" office:string-value="/* Kalos-Purple-Blue-60 hsl(240, 50%, 60%) rgb(102, 102, 204) #6666CC */" calcext:value-type="string">
            <text:p>/* Kalos-Purple-Blue-60 hsl(240, 50%, 60%) rgb(102, 102, 204) #6666CC */</text:p>
          </table:table-cell>
          <table:table-cell table:formula="of:=COMMENT_BEGIN&amp;&quot; Kalos-&quot;&amp;[.A$58]&amp;&quot;-&quot;&amp;TEXT([$'HSL to RGB Blue Hues'.C71]; &quot;00&quot;)" office:value-type="string" office:string-value="/* Kalos-Purple-Blue-60" calcext:value-type="string">
            <text:p>/* Kalos-Purple-Blue-60</text:p>
          </table:table-cell>
          <table:table-cell table:formula="of:=&quot;hsl(&quot;&amp;[.E71]&amp;&quot;)&quot;" office:value-type="string" office:string-value="hsl(240, 50%, 60%)" calcext:value-type="string">
            <text:p>hsl(240, 50%, 60%)</text:p>
          </table:table-cell>
          <table:table-cell table:formula="of:=[$'HSL to RGB Blue Hues'.A71]&amp;&quot;, &quot;&amp;[$'HSL to RGB Blue Hues'.B71]&amp;&quot;%, &quot;&amp;[$'HSL to RGB Blue Hues'.C71]&amp;&quot;%&quot;" office:value-type="string" office:string-value="240, 50%, 60%" calcext:value-type="string">
            <text:p>240, 50%, 60%</text:p>
          </table:table-cell>
          <table:table-cell table:formula="of:=&quot;rgb(&quot;&amp;[.G71]&amp;&quot;)&quot;" office:value-type="string" office:string-value="rgb(102, 102, 204)" calcext:value-type="string">
            <text:p>rgb(102, 102, 204)</text:p>
          </table:table-cell>
          <table:table-cell table:formula="of:=[$'HSL to RGB Blue Hues'.D71]" office:value-type="string" office:string-value="102, 102, 204" calcext:value-type="string">
            <text:p>102, 102, 204</text:p>
          </table:table-cell>
          <table:table-cell table:formula="of:=&quot;#&quot;&amp;[.I71]" office:value-type="string" office:string-value="#6666CC" calcext:value-type="string">
            <text:p>#6666CC</text:p>
          </table:table-cell>
          <table:table-cell table:formula="of:=[$'HSL to RGB Blue Hues'.E71]" office:value-type="string" office:string-value="6666CC" calcext:value-type="string">
            <text:p>6666C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72]; [.D72]; [.F72]; [.H72]; [.J72])" office:value-type="string" office:string-value="/* Kalos-Purple-Blue-65 hsl(240, 50%, 65%) rgb(121, 121, 210) #7979D2 */" calcext:value-type="string">
            <text:p>/* Kalos-Purple-Blue-65 hsl(240, 50%, 65%) rgb(121, 121, 210) #7979D2 */</text:p>
          </table:table-cell>
          <table:table-cell table:formula="of:=COMMENT_BEGIN&amp;&quot; Kalos-&quot;&amp;[.A$58]&amp;&quot;-&quot;&amp;TEXT([$'HSL to RGB Blue Hues'.C72]; &quot;00&quot;)" office:value-type="string" office:string-value="/* Kalos-Purple-Blue-65" calcext:value-type="string">
            <text:p>/* Kalos-Purple-Blue-65</text:p>
          </table:table-cell>
          <table:table-cell table:formula="of:=&quot;hsl(&quot;&amp;[.E72]&amp;&quot;)&quot;" office:value-type="string" office:string-value="hsl(240, 50%, 65%)" calcext:value-type="string">
            <text:p>hsl(240, 50%, 65%)</text:p>
          </table:table-cell>
          <table:table-cell table:formula="of:=[$'HSL to RGB Blue Hues'.A72]&amp;&quot;, &quot;&amp;[$'HSL to RGB Blue Hues'.B72]&amp;&quot;%, &quot;&amp;[$'HSL to RGB Blue Hues'.C72]&amp;&quot;%&quot;" office:value-type="string" office:string-value="240, 50%, 65%" calcext:value-type="string">
            <text:p>240, 50%, 65%</text:p>
          </table:table-cell>
          <table:table-cell table:formula="of:=&quot;rgb(&quot;&amp;[.G72]&amp;&quot;)&quot;" office:value-type="string" office:string-value="rgb(121, 121, 210)" calcext:value-type="string">
            <text:p>rgb(121, 121, 210)</text:p>
          </table:table-cell>
          <table:table-cell table:formula="of:=[$'HSL to RGB Blue Hues'.D72]" office:value-type="string" office:string-value="121, 121, 210" calcext:value-type="string">
            <text:p>121, 121, 210</text:p>
          </table:table-cell>
          <table:table-cell table:formula="of:=&quot;#&quot;&amp;[.I72]" office:value-type="string" office:string-value="#7979D2" calcext:value-type="string">
            <text:p>#7979D2</text:p>
          </table:table-cell>
          <table:table-cell table:formula="of:=[$'HSL to RGB Blue Hues'.E72]" office:value-type="string" office:string-value="7979D2" calcext:value-type="string">
            <text:p>7979D2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73]; [.D73]; [.F73]; [.H73]; [.J73])" office:value-type="string" office:string-value="/* Kalos-Purple-Blue-70 hsl(240, 50%, 70%) rgb(140, 140, 217) #8C8CD9 */" calcext:value-type="string">
            <text:p>/* Kalos-Purple-Blue-70 hsl(240, 50%, 70%) rgb(140, 140, 217) #8C8CD9 */</text:p>
          </table:table-cell>
          <table:table-cell table:formula="of:=COMMENT_BEGIN&amp;&quot; Kalos-&quot;&amp;[.A$58]&amp;&quot;-&quot;&amp;TEXT([$'HSL to RGB Blue Hues'.C73]; &quot;00&quot;)" office:value-type="string" office:string-value="/* Kalos-Purple-Blue-70" calcext:value-type="string">
            <text:p>/* Kalos-Purple-Blue-70</text:p>
          </table:table-cell>
          <table:table-cell table:formula="of:=&quot;hsl(&quot;&amp;[.E73]&amp;&quot;)&quot;" office:value-type="string" office:string-value="hsl(240, 50%, 70%)" calcext:value-type="string">
            <text:p>hsl(240, 50%, 70%)</text:p>
          </table:table-cell>
          <table:table-cell table:formula="of:=[$'HSL to RGB Blue Hues'.A73]&amp;&quot;, &quot;&amp;[$'HSL to RGB Blue Hues'.B73]&amp;&quot;%, &quot;&amp;[$'HSL to RGB Blue Hues'.C73]&amp;&quot;%&quot;" office:value-type="string" office:string-value="240, 50%, 70%" calcext:value-type="string">
            <text:p>240, 50%, 70%</text:p>
          </table:table-cell>
          <table:table-cell table:formula="of:=&quot;rgb(&quot;&amp;[.G73]&amp;&quot;)&quot;" office:value-type="string" office:string-value="rgb(140, 140, 217)" calcext:value-type="string">
            <text:p>rgb(140, 140, 217)</text:p>
          </table:table-cell>
          <table:table-cell table:formula="of:=[$'HSL to RGB Blue Hues'.D73]" office:value-type="string" office:string-value="140, 140, 217" calcext:value-type="string">
            <text:p>140, 140, 217</text:p>
          </table:table-cell>
          <table:table-cell table:formula="of:=&quot;#&quot;&amp;[.I73]" office:value-type="string" office:string-value="#8C8CD9" calcext:value-type="string">
            <text:p>#8C8CD9</text:p>
          </table:table-cell>
          <table:table-cell table:formula="of:=[$'HSL to RGB Blue Hues'.E73]" office:value-type="string" office:string-value="8C8CD9" calcext:value-type="string">
            <text:p>8C8CD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74]; [.D74]; [.F74]; [.H74]; [.J74])" office:value-type="string" office:string-value="/* Kalos-Purple-Blue-75 hsl(240, 50%, 75%) rgb(159, 159, 223) #9F9FDF */" calcext:value-type="string">
            <text:p>/* Kalos-Purple-Blue-75 hsl(240, 50%, 75%) rgb(159, 159, 223) #9F9FDF */</text:p>
          </table:table-cell>
          <table:table-cell table:formula="of:=COMMENT_BEGIN&amp;&quot; Kalos-&quot;&amp;[.A$58]&amp;&quot;-&quot;&amp;TEXT([$'HSL to RGB Blue Hues'.C74]; &quot;00&quot;)" office:value-type="string" office:string-value="/* Kalos-Purple-Blue-75" calcext:value-type="string">
            <text:p>/* Kalos-Purple-Blue-75</text:p>
          </table:table-cell>
          <table:table-cell table:formula="of:=&quot;hsl(&quot;&amp;[.E74]&amp;&quot;)&quot;" office:value-type="string" office:string-value="hsl(240, 50%, 75%)" calcext:value-type="string">
            <text:p>hsl(240, 50%, 75%)</text:p>
          </table:table-cell>
          <table:table-cell table:formula="of:=[$'HSL to RGB Blue Hues'.A74]&amp;&quot;, &quot;&amp;[$'HSL to RGB Blue Hues'.B74]&amp;&quot;%, &quot;&amp;[$'HSL to RGB Blue Hues'.C74]&amp;&quot;%&quot;" office:value-type="string" office:string-value="240, 50%, 75%" calcext:value-type="string">
            <text:p>240, 50%, 75%</text:p>
          </table:table-cell>
          <table:table-cell table:formula="of:=&quot;rgb(&quot;&amp;[.G74]&amp;&quot;)&quot;" office:value-type="string" office:string-value="rgb(159, 159, 223)" calcext:value-type="string">
            <text:p>rgb(159, 159, 223)</text:p>
          </table:table-cell>
          <table:table-cell table:formula="of:=[$'HSL to RGB Blue Hues'.D74]" office:value-type="string" office:string-value="159, 159, 223" calcext:value-type="string">
            <text:p>159, 159, 223</text:p>
          </table:table-cell>
          <table:table-cell table:formula="of:=&quot;#&quot;&amp;[.I74]" office:value-type="string" office:string-value="#9F9FDF" calcext:value-type="string">
            <text:p>#9F9FDF</text:p>
          </table:table-cell>
          <table:table-cell table:formula="of:=[$'HSL to RGB Blue Hues'.E74]" office:value-type="string" office:string-value="9F9FDF" calcext:value-type="string">
            <text:p>9F9FDF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75]; [.D75]; [.F75]; [.H75]; [.J75])" office:value-type="string" office:string-value="/* Kalos-Purple-Blue-80 hsl(240, 50%, 80%) rgb(179, 179, 230) #B3B3E6 */" calcext:value-type="string">
            <text:p>/* Kalos-Purple-Blue-80 hsl(240, 50%, 80%) rgb(179, 179, 230) #B3B3E6 */</text:p>
          </table:table-cell>
          <table:table-cell table:formula="of:=COMMENT_BEGIN&amp;&quot; Kalos-&quot;&amp;[.A$58]&amp;&quot;-&quot;&amp;TEXT([$'HSL to RGB Blue Hues'.C75]; &quot;00&quot;)" office:value-type="string" office:string-value="/* Kalos-Purple-Blue-80" calcext:value-type="string">
            <text:p>/* Kalos-Purple-Blue-80</text:p>
          </table:table-cell>
          <table:table-cell table:formula="of:=&quot;hsl(&quot;&amp;[.E75]&amp;&quot;)&quot;" office:value-type="string" office:string-value="hsl(240, 50%, 80%)" calcext:value-type="string">
            <text:p>hsl(240, 50%, 80%)</text:p>
          </table:table-cell>
          <table:table-cell table:formula="of:=[$'HSL to RGB Blue Hues'.A75]&amp;&quot;, &quot;&amp;[$'HSL to RGB Blue Hues'.B75]&amp;&quot;%, &quot;&amp;[$'HSL to RGB Blue Hues'.C75]&amp;&quot;%&quot;" office:value-type="string" office:string-value="240, 50%, 80%" calcext:value-type="string">
            <text:p>240, 50%, 80%</text:p>
          </table:table-cell>
          <table:table-cell table:formula="of:=&quot;rgb(&quot;&amp;[.G75]&amp;&quot;)&quot;" office:value-type="string" office:string-value="rgb(179, 179, 230)" calcext:value-type="string">
            <text:p>rgb(179, 179, 230)</text:p>
          </table:table-cell>
          <table:table-cell table:formula="of:=[$'HSL to RGB Blue Hues'.D75]" office:value-type="string" office:string-value="179, 179, 230" calcext:value-type="string">
            <text:p>179, 179, 230</text:p>
          </table:table-cell>
          <table:table-cell table:formula="of:=&quot;#&quot;&amp;[.I75]" office:value-type="string" office:string-value="#B3B3E6" calcext:value-type="string">
            <text:p>#B3B3E6</text:p>
          </table:table-cell>
          <table:table-cell table:formula="of:=[$'HSL to RGB Blue Hues'.E75]" office:value-type="string" office:string-value="B3B3E6" calcext:value-type="string">
            <text:p>B3B3E6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76]; [.D76]; [.F76]; [.H76]; [.J76])" office:value-type="string" office:string-value="/* Kalos-Purple-Blue-85 hsl(240, 50%, 85%) rgb(198, 198, 236) #C6C6EC */" calcext:value-type="string">
            <text:p>/* Kalos-Purple-Blue-85 hsl(240, 50%, 85%) rgb(198, 198, 236) #C6C6EC */</text:p>
          </table:table-cell>
          <table:table-cell table:formula="of:=COMMENT_BEGIN&amp;&quot; Kalos-&quot;&amp;[.A$58]&amp;&quot;-&quot;&amp;TEXT([$'HSL to RGB Blue Hues'.C76]; &quot;00&quot;)" office:value-type="string" office:string-value="/* Kalos-Purple-Blue-85" calcext:value-type="string">
            <text:p>/* Kalos-Purple-Blue-85</text:p>
          </table:table-cell>
          <table:table-cell table:formula="of:=&quot;hsl(&quot;&amp;[.E76]&amp;&quot;)&quot;" office:value-type="string" office:string-value="hsl(240, 50%, 85%)" calcext:value-type="string">
            <text:p>hsl(240, 50%, 85%)</text:p>
          </table:table-cell>
          <table:table-cell table:formula="of:=[$'HSL to RGB Blue Hues'.A76]&amp;&quot;, &quot;&amp;[$'HSL to RGB Blue Hues'.B76]&amp;&quot;%, &quot;&amp;[$'HSL to RGB Blue Hues'.C76]&amp;&quot;%&quot;" office:value-type="string" office:string-value="240, 50%, 85%" calcext:value-type="string">
            <text:p>240, 50%, 85%</text:p>
          </table:table-cell>
          <table:table-cell table:formula="of:=&quot;rgb(&quot;&amp;[.G76]&amp;&quot;)&quot;" office:value-type="string" office:string-value="rgb(198, 198, 236)" calcext:value-type="string">
            <text:p>rgb(198, 198, 236)</text:p>
          </table:table-cell>
          <table:table-cell table:formula="of:=[$'HSL to RGB Blue Hues'.D76]" office:value-type="string" office:string-value="198, 198, 236" calcext:value-type="string">
            <text:p>198, 198, 236</text:p>
          </table:table-cell>
          <table:table-cell table:formula="of:=&quot;#&quot;&amp;[.I76]" office:value-type="string" office:string-value="#C6C6EC" calcext:value-type="string">
            <text:p>#C6C6EC</text:p>
          </table:table-cell>
          <table:table-cell table:formula="of:=[$'HSL to RGB Blue Hues'.E76]" office:value-type="string" office:string-value="C6C6EC" calcext:value-type="string">
            <text:p>C6C6E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77]; [.D77]; [.F77]; [.H77]; [.J77])" office:value-type="string" office:string-value="/* Kalos-Purple-Blue-90 hsl(240, 50%, 90%) rgb(217, 217, 242) #D9D9F2 */" calcext:value-type="string">
            <text:p>/* Kalos-Purple-Blue-90 hsl(240, 50%, 90%) rgb(217, 217, 242) #D9D9F2 */</text:p>
          </table:table-cell>
          <table:table-cell table:formula="of:=COMMENT_BEGIN&amp;&quot; Kalos-&quot;&amp;[.A$58]&amp;&quot;-&quot;&amp;TEXT([$'HSL to RGB Blue Hues'.C77]; &quot;00&quot;)" office:value-type="string" office:string-value="/* Kalos-Purple-Blue-90" calcext:value-type="string">
            <text:p>/* Kalos-Purple-Blue-90</text:p>
          </table:table-cell>
          <table:table-cell table:formula="of:=&quot;hsl(&quot;&amp;[.E77]&amp;&quot;)&quot;" office:value-type="string" office:string-value="hsl(240, 50%, 90%)" calcext:value-type="string">
            <text:p>hsl(240, 50%, 90%)</text:p>
          </table:table-cell>
          <table:table-cell table:formula="of:=[$'HSL to RGB Blue Hues'.A77]&amp;&quot;, &quot;&amp;[$'HSL to RGB Blue Hues'.B77]&amp;&quot;%, &quot;&amp;[$'HSL to RGB Blue Hues'.C77]&amp;&quot;%&quot;" office:value-type="string" office:string-value="240, 50%, 90%" calcext:value-type="string">
            <text:p>240, 50%, 90%</text:p>
          </table:table-cell>
          <table:table-cell table:formula="of:=&quot;rgb(&quot;&amp;[.G77]&amp;&quot;)&quot;" office:value-type="string" office:string-value="rgb(217, 217, 242)" calcext:value-type="string">
            <text:p>rgb(217, 217, 242)</text:p>
          </table:table-cell>
          <table:table-cell table:formula="of:=[$'HSL to RGB Blue Hues'.D77]" office:value-type="string" office:string-value="217, 217, 242" calcext:value-type="string">
            <text:p>217, 217, 242</text:p>
          </table:table-cell>
          <table:table-cell table:formula="of:=&quot;#&quot;&amp;[.I77]" office:value-type="string" office:string-value="#D9D9F2" calcext:value-type="string">
            <text:p>#D9D9F2</text:p>
          </table:table-cell>
          <table:table-cell table:formula="of:=[$'HSL to RGB Blue Hues'.E77]" office:value-type="string" office:string-value="D9D9F2" calcext:value-type="string">
            <text:p>D9D9F2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78]; [.D78]; [.F78]; [.H78]; [.J78])" office:value-type="string" office:string-value="/* Kalos-Purple-Blue-95 hsl(240, 50%, 95%) rgb(236, 236, 249) #ECECF9 */" calcext:value-type="string">
            <text:p>/* Kalos-Purple-Blue-95 hsl(240, 50%, 95%) rgb(236, 236, 249) #ECECF9 */</text:p>
          </table:table-cell>
          <table:table-cell table:formula="of:=COMMENT_BEGIN&amp;&quot; Kalos-&quot;&amp;[.A$58]&amp;&quot;-&quot;&amp;TEXT([$'HSL to RGB Blue Hues'.C78]; &quot;00&quot;)" office:value-type="string" office:string-value="/* Kalos-Purple-Blue-95" calcext:value-type="string">
            <text:p>/* Kalos-Purple-Blue-95</text:p>
          </table:table-cell>
          <table:table-cell table:formula="of:=&quot;hsl(&quot;&amp;[.E78]&amp;&quot;)&quot;" office:value-type="string" office:string-value="hsl(240, 50%, 95%)" calcext:value-type="string">
            <text:p>hsl(240, 50%, 95%)</text:p>
          </table:table-cell>
          <table:table-cell table:formula="of:=[$'HSL to RGB Blue Hues'.A78]&amp;&quot;, &quot;&amp;[$'HSL to RGB Blue Hues'.B78]&amp;&quot;%, &quot;&amp;[$'HSL to RGB Blue Hues'.C78]&amp;&quot;%&quot;" office:value-type="string" office:string-value="240, 50%, 95%" calcext:value-type="string">
            <text:p>240, 50%, 95%</text:p>
          </table:table-cell>
          <table:table-cell table:formula="of:=&quot;rgb(&quot;&amp;[.G78]&amp;&quot;)&quot;" office:value-type="string" office:string-value="rgb(236, 236, 249)" calcext:value-type="string">
            <text:p>rgb(236, 236, 249)</text:p>
          </table:table-cell>
          <table:table-cell table:formula="of:=[$'HSL to RGB Blue Hues'.D78]" office:value-type="string" office:string-value="236, 236, 249" calcext:value-type="string">
            <text:p>236, 236, 249</text:p>
          </table:table-cell>
          <table:table-cell table:formula="of:=&quot;#&quot;&amp;[.I78]" office:value-type="string" office:string-value="#ECECF9" calcext:value-type="string">
            <text:p>#ECECF9</text:p>
          </table:table-cell>
          <table:table-cell table:formula="of:=[$'HSL to RGB Blue Hues'.E78]" office:value-type="string" office:string-value="ECECF9" calcext:value-type="string">
            <text:p>ECECF9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79]; [.D79]; [.F79]; [.H79]; [.J79])" office:value-type="string" office:string-value="/* Kalos-Purple-Blue-96 hsl(240, 50%, 96%) rgb(240, 240, 250) #F0F0FA */" calcext:value-type="string">
            <text:p>/* Kalos-Purple-Blue-96 hsl(240, 50%, 96%) rgb(240, 240, 250) #F0F0FA */</text:p>
          </table:table-cell>
          <table:table-cell table:formula="of:=COMMENT_BEGIN&amp;&quot; Kalos-&quot;&amp;[.A$58]&amp;&quot;-&quot;&amp;TEXT([$'HSL to RGB Blue Hues'.C79]; &quot;00&quot;)" office:value-type="string" office:string-value="/* Kalos-Purple-Blue-96" calcext:value-type="string">
            <text:p>/* Kalos-Purple-Blue-96</text:p>
          </table:table-cell>
          <table:table-cell table:formula="of:=&quot;hsl(&quot;&amp;[.E79]&amp;&quot;)&quot;" office:value-type="string" office:string-value="hsl(240, 50%, 96%)" calcext:value-type="string">
            <text:p>hsl(240, 50%, 96%)</text:p>
          </table:table-cell>
          <table:table-cell table:formula="of:=[$'HSL to RGB Blue Hues'.A79]&amp;&quot;, &quot;&amp;[$'HSL to RGB Blue Hues'.B79]&amp;&quot;%, &quot;&amp;[$'HSL to RGB Blue Hues'.C79]&amp;&quot;%&quot;" office:value-type="string" office:string-value="240, 50%, 96%" calcext:value-type="string">
            <text:p>240, 50%, 96%</text:p>
          </table:table-cell>
          <table:table-cell table:formula="of:=&quot;rgb(&quot;&amp;[.G79]&amp;&quot;)&quot;" office:value-type="string" office:string-value="rgb(240, 240, 250)" calcext:value-type="string">
            <text:p>rgb(240, 240, 250)</text:p>
          </table:table-cell>
          <table:table-cell table:formula="of:=[$'HSL to RGB Blue Hues'.D79]" office:value-type="string" office:string-value="240, 240, 250" calcext:value-type="string">
            <text:p>240, 240, 250</text:p>
          </table:table-cell>
          <table:table-cell table:formula="of:=&quot;#&quot;&amp;[.I79]" office:value-type="string" office:string-value="#F0F0FA" calcext:value-type="string">
            <text:p>#F0F0FA</text:p>
          </table:table-cell>
          <table:table-cell table:formula="of:=[$'HSL to RGB Blue Hues'.E79]" office:value-type="string" office:string-value="F0F0FA" calcext:value-type="string">
            <text:p>F0F0FA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80]; [.D80]; [.F80]; [.H80]; [.J80])" office:value-type="string" office:string-value="/* Kalos-Purple-Blue-97 hsl(240, 50%, 97%) rgb(244, 244, 251) #F4F4FB */" calcext:value-type="string">
            <text:p>/* Kalos-Purple-Blue-97 hsl(240, 50%, 97%) rgb(244, 244, 251) #F4F4FB */</text:p>
          </table:table-cell>
          <table:table-cell table:formula="of:=COMMENT_BEGIN&amp;&quot; Kalos-&quot;&amp;[.A$58]&amp;&quot;-&quot;&amp;TEXT([$'HSL to RGB Blue Hues'.C80]; &quot;00&quot;)" office:value-type="string" office:string-value="/* Kalos-Purple-Blue-97" calcext:value-type="string">
            <text:p>/* Kalos-Purple-Blue-97</text:p>
          </table:table-cell>
          <table:table-cell table:formula="of:=&quot;hsl(&quot;&amp;[.E80]&amp;&quot;)&quot;" office:value-type="string" office:string-value="hsl(240, 50%, 97%)" calcext:value-type="string">
            <text:p>hsl(240, 50%, 97%)</text:p>
          </table:table-cell>
          <table:table-cell table:formula="of:=[$'HSL to RGB Blue Hues'.A80]&amp;&quot;, &quot;&amp;[$'HSL to RGB Blue Hues'.B80]&amp;&quot;%, &quot;&amp;[$'HSL to RGB Blue Hues'.C80]&amp;&quot;%&quot;" office:value-type="string" office:string-value="240, 50%, 97%" calcext:value-type="string">
            <text:p>240, 50%, 97%</text:p>
          </table:table-cell>
          <table:table-cell table:formula="of:=&quot;rgb(&quot;&amp;[.G80]&amp;&quot;)&quot;" office:value-type="string" office:string-value="rgb(244, 244, 251)" calcext:value-type="string">
            <text:p>rgb(244, 244, 251)</text:p>
          </table:table-cell>
          <table:table-cell table:formula="of:=[$'HSL to RGB Blue Hues'.D80]" office:value-type="string" office:string-value="244, 244, 251" calcext:value-type="string">
            <text:p>244, 244, 251</text:p>
          </table:table-cell>
          <table:table-cell table:formula="of:=&quot;#&quot;&amp;[.I80]" office:value-type="string" office:string-value="#F4F4FB" calcext:value-type="string">
            <text:p>#F4F4FB</text:p>
          </table:table-cell>
          <table:table-cell table:formula="of:=[$'HSL to RGB Blue Hues'.E80]" office:value-type="string" office:string-value="F4F4FB" calcext:value-type="string">
            <text:p>F4F4FB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81]; [.D81]; [.F81]; [.H81]; [.J81])" office:value-type="string" office:string-value="/* Kalos-Purple-Blue-98 hsl(240, 50%, 98%) rgb(247, 247, 252) #F7F7FC */" calcext:value-type="string">
            <text:p>/* Kalos-Purple-Blue-98 hsl(240, 50%, 98%) rgb(247, 247, 252) #F7F7FC */</text:p>
          </table:table-cell>
          <table:table-cell table:formula="of:=COMMENT_BEGIN&amp;&quot; Kalos-&quot;&amp;[.A$58]&amp;&quot;-&quot;&amp;TEXT([$'HSL to RGB Blue Hues'.C81]; &quot;00&quot;)" office:value-type="string" office:string-value="/* Kalos-Purple-Blue-98" calcext:value-type="string">
            <text:p>/* Kalos-Purple-Blue-98</text:p>
          </table:table-cell>
          <table:table-cell table:formula="of:=&quot;hsl(&quot;&amp;[.E81]&amp;&quot;)&quot;" office:value-type="string" office:string-value="hsl(240, 50%, 98%)" calcext:value-type="string">
            <text:p>hsl(240, 50%, 98%)</text:p>
          </table:table-cell>
          <table:table-cell table:formula="of:=[$'HSL to RGB Blue Hues'.A81]&amp;&quot;, &quot;&amp;[$'HSL to RGB Blue Hues'.B81]&amp;&quot;%, &quot;&amp;[$'HSL to RGB Blue Hues'.C81]&amp;&quot;%&quot;" office:value-type="string" office:string-value="240, 50%, 98%" calcext:value-type="string">
            <text:p>240, 50%, 98%</text:p>
          </table:table-cell>
          <table:table-cell table:formula="of:=&quot;rgb(&quot;&amp;[.G81]&amp;&quot;)&quot;" office:value-type="string" office:string-value="rgb(247, 247, 252)" calcext:value-type="string">
            <text:p>rgb(247, 247, 252)</text:p>
          </table:table-cell>
          <table:table-cell table:formula="of:=[$'HSL to RGB Blue Hues'.D81]" office:value-type="string" office:string-value="247, 247, 252" calcext:value-type="string">
            <text:p>247, 247, 252</text:p>
          </table:table-cell>
          <table:table-cell table:formula="of:=&quot;#&quot;&amp;[.I81]" office:value-type="string" office:string-value="#F7F7FC" calcext:value-type="string">
            <text:p>#F7F7FC</text:p>
          </table:table-cell>
          <table:table-cell table:formula="of:=[$'HSL to RGB Blue Hues'.E81]" office:value-type="string" office:string-value="F7F7FC" calcext:value-type="string">
            <text:p>F7F7FC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  <table:table-row table:style-name="ro5">
          <table:table-cell/>
          <table:table-cell table:formula="of:=COM.MICROSOFT.TEXTJOIN(&quot; &quot;; TRUE(); [.C82]; [.D82]; [.F82]; [.H82]; [.J82])" office:value-type="string" office:string-value="/* Kalos-Purple-Blue-99 hsl(240, 50%, 99%) rgb(251, 251, 254) #FBFBFE */" calcext:value-type="string">
            <text:p>/* Kalos-Purple-Blue-99 hsl(240, 50%, 99%) rgb(251, 251, 254) #FBFBFE */</text:p>
          </table:table-cell>
          <table:table-cell table:formula="of:=COMMENT_BEGIN&amp;&quot; Kalos-&quot;&amp;[.A$58]&amp;&quot;-&quot;&amp;TEXT([$'HSL to RGB Blue Hues'.C82]; &quot;00&quot;)" office:value-type="string" office:string-value="/* Kalos-Purple-Blue-99" calcext:value-type="string">
            <text:p>/* Kalos-Purple-Blue-99</text:p>
          </table:table-cell>
          <table:table-cell table:formula="of:=&quot;hsl(&quot;&amp;[.E82]&amp;&quot;)&quot;" office:value-type="string" office:string-value="hsl(240, 50%, 99%)" calcext:value-type="string">
            <text:p>hsl(240, 50%, 99%)</text:p>
          </table:table-cell>
          <table:table-cell table:formula="of:=[$'HSL to RGB Blue Hues'.A82]&amp;&quot;, &quot;&amp;[$'HSL to RGB Blue Hues'.B82]&amp;&quot;%, &quot;&amp;[$'HSL to RGB Blue Hues'.C82]&amp;&quot;%&quot;" office:value-type="string" office:string-value="240, 50%, 99%" calcext:value-type="string">
            <text:p>240, 50%, 99%</text:p>
          </table:table-cell>
          <table:table-cell table:formula="of:=&quot;rgb(&quot;&amp;[.G82]&amp;&quot;)&quot;" office:value-type="string" office:string-value="rgb(251, 251, 254)" calcext:value-type="string">
            <text:p>rgb(251, 251, 254)</text:p>
          </table:table-cell>
          <table:table-cell table:formula="of:=[$'HSL to RGB Blue Hues'.D82]" office:value-type="string" office:string-value="251, 251, 254" calcext:value-type="string">
            <text:p>251, 251, 254</text:p>
          </table:table-cell>
          <table:table-cell table:formula="of:=&quot;#&quot;&amp;[.I82]" office:value-type="string" office:string-value="#FBFBFE" calcext:value-type="string">
            <text:p>#FBFBFE</text:p>
          </table:table-cell>
          <table:table-cell table:formula="of:=[$'HSL to RGB Blue Hues'.E82]" office:value-type="string" office:string-value="FBFBFE" calcext:value-type="string">
            <text:p>FBFBFE</text:p>
          </table:table-cell>
          <table:table-cell table:formula="of:=COMMENT_END" office:value-type="string" office:string-value="*/" calcext:value-type="string">
            <text:p>*/</text:p>
          </table:table-cell>
          <table:table-cell table:number-columns-repeated="65"/>
        </table:table-row>
      </table:table>
      <table:table table:name="HSL to RGB Blue Hues" table:style-name="ta1">
        <table:table-column table:style-name="co1" table:number-columns-repeated="3" table:default-cell-style-name="Calc_20_Text"/>
        <table:table-column table:style-name="co1" table:number-columns-repeated="2" table:default-cell-style-name="ce3"/>
        <table:table-column table:style-name="co1" table:number-columns-repeated="3" table:default-cell-style-name="Calc_20_Text"/>
        <table:table-column table:style-name="co1" table:default-cell-style-name="ce5"/>
        <table:table-column table:style-name="co1" table:default-cell-style-name="ce12"/>
        <table:table-column table:style-name="co1" table:number-columns-repeated="2" table:default-cell-style-name="Calc_20_Text_20__28_Alt_29_"/>
        <table:table-column table:style-name="co1" table:number-columns-repeated="3" table:default-cell-style-name="Calc_20_Text"/>
        <table:table-column table:style-name="co1" table:default-cell-style-name="ce11"/>
        <table:table-column table:style-name="co1" table:number-columns-repeated="6" table:default-cell-style-name="Calc_20_Text"/>
        <table:table-column table:style-name="co1" table:number-columns-repeated="9" table:default-cell-style-name="ce5"/>
        <table:table-column table:style-name="co1" table:number-columns-repeated="3" table:default-cell-style-name="ce12"/>
        <table:table-column table:style-name="co1" table:number-columns-repeated="2" table:default-cell-style-name="Calc_20_Text"/>
        <table:table-column table:style-name="co9" table:default-cell-style-name="Calc_20_Text"/>
        <table:table-row table:style-name="ro1">
          <table:table-cell table:style-name="Calc_20_Heading_20_1_20__28_Title_29_" office:value-type="string" calcext:value-type="string">
            <text:p>HSL to RGB Blue Hues</text:p>
          </table:table-cell>
          <table:table-cell table:style-name="Default" table:number-columns-repeated="7"/>
          <table:table-cell table:style-name="Calc_20_Heading_20_1_20__28_Title_29_" office:value-type="string" calcext:value-type="string">
            <text:p>HSL to RGB Spectrum</text:p>
          </table:table-cell>
          <table:table-cell table:style-name="Default" table:number-columns-repeated="28"/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tatic_29_" office:value-type="string" calcext:value-type="string">
            <text:p>Cyan-Blue</text:p>
          </table:table-cell>
          <table:table-cell table:style-name="Default" table:number-columns-repeated="36"/>
        </table:table-row>
        <table:table-row table:style-name="ro6">
          <table:table-cell table:style-name="ce8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8" office:value-type="string" calcext:value-type="string">
            <text:p>RG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Alt_29_" table:formula="of:=[.A33]-15" office:value-type="float" office:value="210" calcext:value-type="float">
            <text:p>210</text:p>
          </table:table-cell>
          <table:table-cell table:style-name="Calc_20_Text_20__28_Alt_29_" table:formula="of:=[.B33]" office:value-type="float" office:value="50" calcext:value-type="float">
            <text:p>50</text:p>
          </table:table-cell>
          <table:table-cell table:formula="of:=IF([.C$5]=[.C5]; 5; [.C5]+5)" office:value-type="float" office:value="5" calcext:value-type="float">
            <text:p>5</text:p>
          </table:table-cell>
          <table:table-cell table:formula="of:=[.AI6]&amp;&quot;, &quot;&amp;[.AJ6]&amp;&quot;, &quot;&amp;[.AK6]" office:value-type="string" office:string-value="6, 13, 19" calcext:value-type="string">
            <text:p>6, 13, 19</text:p>
          </table:table-cell>
          <table:table-cell table:formula="of:=DEC2HEX([.AI6]; 2)&amp;DEC2HEX([.AJ6]; 2)&amp;DEC2HEX([.AK6]; 2)" office:value-type="string" office:string-value="060D13" calcext:value-type="string">
            <text:p>060D13</text:p>
          </table:table-cell>
          <table:table-cell table:formula="of:=[.A6]/360" office:value-type="float" office:value="0.583333333333333" calcext:value-type="float">
            <text:p>0.583333333333333</text:p>
          </table:table-cell>
          <table:table-cell table:formula="of:=[.B6]/100" office:value-type="float" office:value="0.5" calcext:value-type="float">
            <text:p>0.5</text:p>
          </table:table-cell>
          <table:table-cell table:formula="of:=[.C6]/100" office:value-type="float" office:value="0.05" calcext:value-type="float">
            <text:p>0.05</text:p>
          </table:table-cell>
          <table:table-cell table:formula="of:=IF([.B6]&gt;0; TRUE(); FALSE())" office:value-type="boolean" office:boolean-value="true" calcext:value-type="boolean">
            <text:p>TRUE</text:p>
          </table:table-cell>
          <table:table-cell table:formula="of:=IF([.I6]; &quot;&quot;; ROUND([.C6]*2.55))">
            <text:p/>
          </table:table-cell>
          <table:table-cell table:formula="of:=[.J6]">
            <text:p/>
          </table:table-cell>
          <table:table-cell table:formula="of:=[.J6]">
            <text:p/>
          </table:table-cell>
          <table:table-cell table:formula="of:=[.H6] * (1 + [.G6])" office:value-type="float" office:value="0.075" calcext:value-type="float">
            <text:p>0.075</text:p>
          </table:table-cell>
          <table:table-cell table:formula="of:= ([.H6] + [.G6]) - ([.H6] * [.G6])" office:value-type="float" office:value="0.525" calcext:value-type="float">
            <text:p>0.525</text:p>
          </table:table-cell>
          <table:table-cell table:formula="of:=IF([.H6] &lt;= 0.5; [.M6]; [.N6])" office:value-type="float" office:value="0.075" calcext:value-type="float">
            <text:p>0.075</text:p>
          </table:table-cell>
          <table:table-cell table:formula="of:= (2 * [.H6]) - [.O6]" office:value-type="float" office:value="0.025" calcext:value-type="float">
            <text:p>0.025</text:p>
          </table:table-cell>
          <table:table-cell table:formula="of:=[.F6] + (1/3)" office:value-type="float" office:value="0.916666666666667" calcext:value-type="float">
            <text:p>0.916666666666667</text:p>
          </table:table-cell>
          <table:table-cell table:formula="of:=[.F6]" office:value-type="float" office:value="0.583333333333333" calcext:value-type="float">
            <text:p>0.583333333333333</text:p>
          </table:table-cell>
          <table:table-cell table:formula="of:=[.F6] - (1/3)" office:value-type="float" office:value="0.25" calcext:value-type="float">
            <text:p>0.25</text:p>
          </table:table-cell>
          <table:table-cell table:formula="of:=IF([.Q6]&lt;0; [.Q6]+1; IF([.Q6]&gt;1; [.Q6]-1; [.Q6]))" office:value-type="float" office:value="0.916666666666667" calcext:value-type="float">
            <text:p>0.916666666666667</text:p>
          </table:table-cell>
          <table:table-cell table:formula="of:=IF([.R6]&lt;0; [.R6]+1; IF([.R6]&gt;1; [.R6]-1; [.R6]))" office:value-type="float" office:value="0.583333333333333" calcext:value-type="float">
            <text:p>0.583333333333333</text:p>
          </table:table-cell>
          <table:table-cell table:formula="of:=IF([.S6]&lt;0; [.S6]+1; IF([.S6]&gt;1; [.S6]-1; [.S6]))" office:value-type="float" office:value="0.25" calcext:value-type="float">
            <text:p>0.25</text:p>
          </table:table-cell>
          <table:table-cell table:formula="of:=IF((6* [.T6]) &lt; 1; TRUE(); FALSE())" office:value-type="boolean" office:boolean-value="false" calcext:value-type="boolean">
            <text:p>FALSE</text:p>
          </table:table-cell>
          <table:table-cell table:formula="of:=IF((2* [.T6]) &lt; 1; TRUE(); FALSE())" office:value-type="boolean" office:boolean-value="false" calcext:value-type="boolean">
            <text:p>FALSE</text:p>
          </table:table-cell>
          <table:table-cell table:formula="of:=IF((3* [.T6]) &lt; 2; TRUE(); FALSE())" office:value-type="boolean" office:boolean-value="false" calcext:value-type="boolean">
            <text:p>FALSE</text:p>
          </table:table-cell>
          <table:table-cell table:formula="of:=IF((6* [.U6]) &lt; 1; TRUE(); FALSE())" office:value-type="boolean" office:boolean-value="false" calcext:value-type="boolean">
            <text:p>FALSE</text:p>
          </table:table-cell>
          <table:table-cell table:formula="of:=IF((2* [.U6]) &lt; 1; TRUE(); FALSE())" office:value-type="boolean" office:boolean-value="false" calcext:value-type="boolean">
            <text:p>FALSE</text:p>
          </table:table-cell>
          <table:table-cell table:formula="of:=IF((3* [.U6]) &lt; 2; TRUE(); FALSE())" office:value-type="boolean" office:boolean-value="true" calcext:value-type="boolean">
            <text:p>TRUE</text:p>
          </table:table-cell>
          <table:table-cell table:formula="of:=IF((6* [.V6]) &lt; 1; TRUE(); FALSE())" office:value-type="boolean" office:boolean-value="false" calcext:value-type="boolean">
            <text:p>FALSE</text:p>
          </table:table-cell>
          <table:table-cell table:formula="of:=IF((2* [.V6]) &lt; 1; TRUE(); FALSE())" office:value-type="boolean" office:boolean-value="true" calcext:value-type="boolean">
            <text:p>TRUE</text:p>
          </table:table-cell>
          <table:table-cell table:formula="of:=IF((3* [.V6]) &lt; 2; TRUE(); FALSE())" office:value-type="boolean" office:boolean-value="true" calcext:value-type="boolean">
            <text:p>TRUE</text:p>
          </table:table-cell>
          <table:table-cell table:formula="of:=IF([.W6]; [.$P6] + ([.$O6] - [.$P6]) * 6 * [.T6]; IF([.X6]; [.$O6]; IF([.Y6]; [.$P6] + (([.$O6] - [.$P6]) * ((2/3) - [.T6]) * 6); [.$P6])))" office:value-type="float" office:value="0.025" calcext:value-type="float">
            <text:p>0.025</text:p>
          </table:table-cell>
          <table:table-cell table:formula="of:=IF([.Z6]; [.$P6] + ([.$O6] - [.$P6]) * 6 * [.U6]; IF([.AA6]; [.$O6]; IF([.AB6]; [.$P6] + (([.$O6] - [.$P6]) * ((2/3) - [.U6]) * 6); [.$P6])))" office:value-type="float" office:value="0.05" calcext:value-type="float">
            <text:p>0.05</text:p>
          </table:table-cell>
          <table:table-cell table:formula="of:=IF([.AC6]; [.$P6] + ([.$O6] - [.$P6]) * 6 * [.V6]; IF([.AD6]; [.$O6]; IF([.AE6]; [.$P6] + (([.$O6] - [.$P6]) * ((2/3) - [.V6]) * 6); [.$P6])))" office:value-type="float" office:value="0.075" calcext:value-type="float">
            <text:p>0.075</text:p>
          </table:table-cell>
          <table:table-cell table:formula="of:=ROUND([.AF6]*255)" office:value-type="float" office:value="6" calcext:value-type="float">
            <text:p>6</text:p>
          </table:table-cell>
          <table:table-cell table:formula="of:=ROUND([.AG6]*255)" office:value-type="float" office:value="13" calcext:value-type="float">
            <text:p>13</text:p>
          </table:table-cell>
          <table:table-cell table:formula="of:=ROUND([.AH6]*255)" office:value-type="float" office:value="19" calcext:value-type="float">
            <text:p>19</text:p>
          </table:table-cell>
        </table:table-row>
        <table:table-row table:style-name="ro3">
          <table:table-cell table:formula="of:=[.A6]" office:value-type="float" office:value="210" calcext:value-type="float">
            <text:p>210</text:p>
          </table:table-cell>
          <table:table-cell table:formula="of:=[.B6]" office:value-type="float" office:value="50" calcext:value-type="float">
            <text:p>50</text:p>
          </table:table-cell>
          <table:table-cell table:formula="of:=IF([.C$5]=[.C6]; 5; [.C6]+5)" office:value-type="float" office:value="10" calcext:value-type="float">
            <text:p>10</text:p>
          </table:table-cell>
          <table:table-cell table:formula="of:=[.AI7]&amp;&quot;, &quot;&amp;[.AJ7]&amp;&quot;, &quot;&amp;[.AK7]" office:value-type="string" office:string-value="13, 25, 38" calcext:value-type="string">
            <text:p>13, 25, 38</text:p>
          </table:table-cell>
          <table:table-cell table:formula="of:=DEC2HEX([.AI7]; 2)&amp;DEC2HEX([.AJ7]; 2)&amp;DEC2HEX([.AK7]; 2)" office:value-type="string" office:string-value="0D1926" calcext:value-type="string">
            <text:p>0D1926</text:p>
          </table:table-cell>
          <table:table-cell table:formula="of:=[.A7]/360" office:value-type="float" office:value="0.583333333333333" calcext:value-type="float">
            <text:p>0.583333333333333</text:p>
          </table:table-cell>
          <table:table-cell table:formula="of:=[.B7]/100" office:value-type="float" office:value="0.5" calcext:value-type="float">
            <text:p>0.5</text:p>
          </table:table-cell>
          <table:table-cell table:formula="of:=[.C7]/100" office:value-type="float" office:value="0.1" calcext:value-type="float">
            <text:p>0.1</text:p>
          </table:table-cell>
          <table:table-cell table:formula="of:=IF([.B7]&gt;0; TRUE(); FALSE())" office:value-type="boolean" office:boolean-value="true" calcext:value-type="boolean">
            <text:p>TRUE</text:p>
          </table:table-cell>
          <table:table-cell table:formula="of:=IF([.I7]; &quot;&quot;; ROUND([.C7]*2.55))">
            <text:p/>
          </table:table-cell>
          <table:table-cell table:formula="of:=[.J7]">
            <text:p/>
          </table:table-cell>
          <table:table-cell table:formula="of:=[.J7]">
            <text:p/>
          </table:table-cell>
          <table:table-cell table:formula="of:=[.H7] * (1 + [.G7])" office:value-type="float" office:value="0.15" calcext:value-type="float">
            <text:p>0.15</text:p>
          </table:table-cell>
          <table:table-cell table:formula="of:= ([.H7] + [.G7]) - ([.H7] * [.G7])" office:value-type="float" office:value="0.55" calcext:value-type="float">
            <text:p>0.55</text:p>
          </table:table-cell>
          <table:table-cell table:formula="of:=IF([.H7] &lt;= 0.5; [.M7]; [.N7])" office:value-type="float" office:value="0.15" calcext:value-type="float">
            <text:p>0.15</text:p>
          </table:table-cell>
          <table:table-cell table:formula="of:= (2 * [.H7]) - [.O7]" office:value-type="float" office:value="0.05" calcext:value-type="float">
            <text:p>0.05</text:p>
          </table:table-cell>
          <table:table-cell table:formula="of:=[.F7] + (1/3)" office:value-type="float" office:value="0.916666666666667" calcext:value-type="float">
            <text:p>0.916666666666667</text:p>
          </table:table-cell>
          <table:table-cell table:formula="of:=[.F7]" office:value-type="float" office:value="0.583333333333333" calcext:value-type="float">
            <text:p>0.583333333333333</text:p>
          </table:table-cell>
          <table:table-cell table:formula="of:=[.F7] - (1/3)" office:value-type="float" office:value="0.25" calcext:value-type="float">
            <text:p>0.25</text:p>
          </table:table-cell>
          <table:table-cell table:formula="of:=IF([.Q7]&lt;0; [.Q7]+1; IF([.Q7]&gt;1; [.Q7]-1; [.Q7]))" office:value-type="float" office:value="0.916666666666667" calcext:value-type="float">
            <text:p>0.916666666666667</text:p>
          </table:table-cell>
          <table:table-cell table:formula="of:=IF([.R7]&lt;0; [.R7]+1; IF([.R7]&gt;1; [.R7]-1; [.R7]))" office:value-type="float" office:value="0.583333333333333" calcext:value-type="float">
            <text:p>0.583333333333333</text:p>
          </table:table-cell>
          <table:table-cell table:formula="of:=IF([.S7]&lt;0; [.S7]+1; IF([.S7]&gt;1; [.S7]-1; [.S7]))" office:value-type="float" office:value="0.25" calcext:value-type="float">
            <text:p>0.25</text:p>
          </table:table-cell>
          <table:table-cell table:formula="of:=IF((6* [.T7]) &lt; 1; TRUE(); FALSE())" office:value-type="boolean" office:boolean-value="false" calcext:value-type="boolean">
            <text:p>FALSE</text:p>
          </table:table-cell>
          <table:table-cell table:formula="of:=IF((2* [.T7]) &lt; 1; TRUE(); FALSE())" office:value-type="boolean" office:boolean-value="false" calcext:value-type="boolean">
            <text:p>FALSE</text:p>
          </table:table-cell>
          <table:table-cell table:formula="of:=IF((3* [.T7]) &lt; 2; TRUE(); FALSE())" office:value-type="boolean" office:boolean-value="false" calcext:value-type="boolean">
            <text:p>FALSE</text:p>
          </table:table-cell>
          <table:table-cell table:formula="of:=IF((6* [.U7]) &lt; 1; TRUE(); FALSE())" office:value-type="boolean" office:boolean-value="false" calcext:value-type="boolean">
            <text:p>FALSE</text:p>
          </table:table-cell>
          <table:table-cell table:formula="of:=IF((2* [.U7]) &lt; 1; TRUE(); FALSE())" office:value-type="boolean" office:boolean-value="false" calcext:value-type="boolean">
            <text:p>FALSE</text:p>
          </table:table-cell>
          <table:table-cell table:formula="of:=IF((3* [.U7]) &lt; 2; TRUE(); FALSE())" office:value-type="boolean" office:boolean-value="true" calcext:value-type="boolean">
            <text:p>TRUE</text:p>
          </table:table-cell>
          <table:table-cell table:formula="of:=IF((6* [.V7]) &lt; 1; TRUE(); FALSE())" office:value-type="boolean" office:boolean-value="false" calcext:value-type="boolean">
            <text:p>FALSE</text:p>
          </table:table-cell>
          <table:table-cell table:formula="of:=IF((2* [.V7]) &lt; 1; TRUE(); FALSE())" office:value-type="boolean" office:boolean-value="true" calcext:value-type="boolean">
            <text:p>TRUE</text:p>
          </table:table-cell>
          <table:table-cell table:formula="of:=IF((3* [.V7]) &lt; 2; TRUE(); FALSE())" office:value-type="boolean" office:boolean-value="true" calcext:value-type="boolean">
            <text:p>TRUE</text:p>
          </table:table-cell>
          <table:table-cell table:formula="of:=IF([.W7]; [.$P7] + ([.$O7] - [.$P7]) * 6 * [.T7]; IF([.X7]; [.$O7]; IF([.Y7]; [.$P7] + (([.$O7] - [.$P7]) * ((2/3) - [.T7]) * 6); [.$P7])))" office:value-type="float" office:value="0.05" calcext:value-type="float">
            <text:p>0.05</text:p>
          </table:table-cell>
          <table:table-cell table:formula="of:=IF([.Z7]; [.$P7] + ([.$O7] - [.$P7]) * 6 * [.U7]; IF([.AA7]; [.$O7]; IF([.AB7]; [.$P7] + (([.$O7] - [.$P7]) * ((2/3) - [.U7]) * 6); [.$P7])))" office:value-type="float" office:value="0.1" calcext:value-type="float">
            <text:p>0.1</text:p>
          </table:table-cell>
          <table:table-cell table:formula="of:=IF([.AC7]; [.$P7] + ([.$O7] - [.$P7]) * 6 * [.V7]; IF([.AD7]; [.$O7]; IF([.AE7]; [.$P7] + (([.$O7] - [.$P7]) * ((2/3) - [.V7]) * 6); [.$P7])))" office:value-type="float" office:value="0.15" calcext:value-type="float">
            <text:p>0.15</text:p>
          </table:table-cell>
          <table:table-cell table:formula="of:=ROUND([.AF7]*255)" office:value-type="float" office:value="13" calcext:value-type="float">
            <text:p>13</text:p>
          </table:table-cell>
          <table:table-cell table:formula="of:=ROUND([.AG7]*255)" office:value-type="float" office:value="25" calcext:value-type="float">
            <text:p>25</text:p>
          </table:table-cell>
          <table:table-cell table:formula="of:=ROUND([.AH7]*255)" office:value-type="float" office:value="38" calcext:value-type="float">
            <text:p>38</text:p>
          </table:table-cell>
        </table:table-row>
        <table:table-row table:style-name="ro3">
          <table:table-cell table:formula="of:=[.A7]" office:value-type="float" office:value="210" calcext:value-type="float">
            <text:p>210</text:p>
          </table:table-cell>
          <table:table-cell table:formula="of:=[.B7]" office:value-type="float" office:value="50" calcext:value-type="float">
            <text:p>50</text:p>
          </table:table-cell>
          <table:table-cell table:formula="of:=IF([.C$5]=[.C7]; 5; [.C7]+5)" office:value-type="float" office:value="15" calcext:value-type="float">
            <text:p>15</text:p>
          </table:table-cell>
          <table:table-cell table:formula="of:=[.AI8]&amp;&quot;, &quot;&amp;[.AJ8]&amp;&quot;, &quot;&amp;[.AK8]" office:value-type="string" office:string-value="19, 38, 57" calcext:value-type="string">
            <text:p>19, 38, 57</text:p>
          </table:table-cell>
          <table:table-cell table:formula="of:=DEC2HEX([.AI8]; 2)&amp;DEC2HEX([.AJ8]; 2)&amp;DEC2HEX([.AK8]; 2)" office:value-type="string" office:string-value="132639" calcext:value-type="string">
            <text:p>132639</text:p>
          </table:table-cell>
          <table:table-cell table:formula="of:=[.A8]/360" office:value-type="float" office:value="0.583333333333333" calcext:value-type="float">
            <text:p>0.583333333333333</text:p>
          </table:table-cell>
          <table:table-cell table:formula="of:=[.B8]/100" office:value-type="float" office:value="0.5" calcext:value-type="float">
            <text:p>0.5</text:p>
          </table:table-cell>
          <table:table-cell table:formula="of:=[.C8]/100" office:value-type="float" office:value="0.15" calcext:value-type="float">
            <text:p>0.15</text:p>
          </table:table-cell>
          <table:table-cell table:formula="of:=IF([.B8]&gt;0; TRUE(); FALSE())" office:value-type="boolean" office:boolean-value="true" calcext:value-type="boolean">
            <text:p>TRUE</text:p>
          </table:table-cell>
          <table:table-cell table:formula="of:=IF([.I8]; &quot;&quot;; ROUND([.C8]*2.55))">
            <text:p/>
          </table:table-cell>
          <table:table-cell table:formula="of:=[.J8]">
            <text:p/>
          </table:table-cell>
          <table:table-cell table:formula="of:=[.J8]">
            <text:p/>
          </table:table-cell>
          <table:table-cell table:formula="of:=[.H8] * (1 + [.G8])" office:value-type="float" office:value="0.225" calcext:value-type="float">
            <text:p>0.225</text:p>
          </table:table-cell>
          <table:table-cell table:formula="of:= ([.H8] + [.G8]) - ([.H8] * [.G8])" office:value-type="float" office:value="0.575" calcext:value-type="float">
            <text:p>0.575</text:p>
          </table:table-cell>
          <table:table-cell table:formula="of:=IF([.H8] &lt;= 0.5; [.M8]; [.N8])" office:value-type="float" office:value="0.225" calcext:value-type="float">
            <text:p>0.225</text:p>
          </table:table-cell>
          <table:table-cell table:formula="of:= (2 * [.H8]) - [.O8]" office:value-type="float" office:value="0.075" calcext:value-type="float">
            <text:p>0.075</text:p>
          </table:table-cell>
          <table:table-cell table:formula="of:=[.F8] + (1/3)" office:value-type="float" office:value="0.916666666666667" calcext:value-type="float">
            <text:p>0.916666666666667</text:p>
          </table:table-cell>
          <table:table-cell table:formula="of:=[.F8]" office:value-type="float" office:value="0.583333333333333" calcext:value-type="float">
            <text:p>0.583333333333333</text:p>
          </table:table-cell>
          <table:table-cell table:formula="of:=[.F8] - (1/3)" office:value-type="float" office:value="0.25" calcext:value-type="float">
            <text:p>0.25</text:p>
          </table:table-cell>
          <table:table-cell table:formula="of:=IF([.Q8]&lt;0; [.Q8]+1; IF([.Q8]&gt;1; [.Q8]-1; [.Q8]))" office:value-type="float" office:value="0.916666666666667" calcext:value-type="float">
            <text:p>0.916666666666667</text:p>
          </table:table-cell>
          <table:table-cell table:formula="of:=IF([.R8]&lt;0; [.R8]+1; IF([.R8]&gt;1; [.R8]-1; [.R8]))" office:value-type="float" office:value="0.583333333333333" calcext:value-type="float">
            <text:p>0.583333333333333</text:p>
          </table:table-cell>
          <table:table-cell table:formula="of:=IF([.S8]&lt;0; [.S8]+1; IF([.S8]&gt;1; [.S8]-1; [.S8]))" office:value-type="float" office:value="0.25" calcext:value-type="float">
            <text:p>0.25</text:p>
          </table:table-cell>
          <table:table-cell table:formula="of:=IF((6* [.T8]) &lt; 1; TRUE(); FALSE())" office:value-type="boolean" office:boolean-value="false" calcext:value-type="boolean">
            <text:p>FALSE</text:p>
          </table:table-cell>
          <table:table-cell table:formula="of:=IF((2* [.T8]) &lt; 1; TRUE(); FALSE())" office:value-type="boolean" office:boolean-value="false" calcext:value-type="boolean">
            <text:p>FALSE</text:p>
          </table:table-cell>
          <table:table-cell table:formula="of:=IF((3* [.T8]) &lt; 2; TRUE(); FALSE())" office:value-type="boolean" office:boolean-value="false" calcext:value-type="boolean">
            <text:p>FALSE</text:p>
          </table:table-cell>
          <table:table-cell table:formula="of:=IF((6* [.U8]) &lt; 1; TRUE(); FALSE())" office:value-type="boolean" office:boolean-value="false" calcext:value-type="boolean">
            <text:p>FALSE</text:p>
          </table:table-cell>
          <table:table-cell table:formula="of:=IF((2* [.U8]) &lt; 1; TRUE(); FALSE())" office:value-type="boolean" office:boolean-value="false" calcext:value-type="boolean">
            <text:p>FALSE</text:p>
          </table:table-cell>
          <table:table-cell table:formula="of:=IF((3* [.U8]) &lt; 2; TRUE(); FALSE())" office:value-type="boolean" office:boolean-value="true" calcext:value-type="boolean">
            <text:p>TRUE</text:p>
          </table:table-cell>
          <table:table-cell table:formula="of:=IF((6* [.V8]) &lt; 1; TRUE(); FALSE())" office:value-type="boolean" office:boolean-value="false" calcext:value-type="boolean">
            <text:p>FALSE</text:p>
          </table:table-cell>
          <table:table-cell table:formula="of:=IF((2* [.V8]) &lt; 1; TRUE(); FALSE())" office:value-type="boolean" office:boolean-value="true" calcext:value-type="boolean">
            <text:p>TRUE</text:p>
          </table:table-cell>
          <table:table-cell table:formula="of:=IF((3* [.V8]) &lt; 2; TRUE(); FALSE())" office:value-type="boolean" office:boolean-value="true" calcext:value-type="boolean">
            <text:p>TRUE</text:p>
          </table:table-cell>
          <table:table-cell table:formula="of:=IF([.W8]; [.$P8] + ([.$O8] - [.$P8]) * 6 * [.T8]; IF([.X8]; [.$O8]; IF([.Y8]; [.$P8] + (([.$O8] - [.$P8]) * ((2/3) - [.T8]) * 6); [.$P8])))" office:value-type="float" office:value="0.075" calcext:value-type="float">
            <text:p>0.075</text:p>
          </table:table-cell>
          <table:table-cell table:formula="of:=IF([.Z8]; [.$P8] + ([.$O8] - [.$P8]) * 6 * [.U8]; IF([.AA8]; [.$O8]; IF([.AB8]; [.$P8] + (([.$O8] - [.$P8]) * ((2/3) - [.U8]) * 6); [.$P8])))" office:value-type="float" office:value="0.15" calcext:value-type="float">
            <text:p>0.15</text:p>
          </table:table-cell>
          <table:table-cell table:formula="of:=IF([.AC8]; [.$P8] + ([.$O8] - [.$P8]) * 6 * [.V8]; IF([.AD8]; [.$O8]; IF([.AE8]; [.$P8] + (([.$O8] - [.$P8]) * ((2/3) - [.V8]) * 6); [.$P8])))" office:value-type="float" office:value="0.225" calcext:value-type="float">
            <text:p>0.225</text:p>
          </table:table-cell>
          <table:table-cell table:formula="of:=ROUND([.AF8]*255)" office:value-type="float" office:value="19" calcext:value-type="float">
            <text:p>19</text:p>
          </table:table-cell>
          <table:table-cell table:formula="of:=ROUND([.AG8]*255)" office:value-type="float" office:value="38" calcext:value-type="float">
            <text:p>38</text:p>
          </table:table-cell>
          <table:table-cell table:formula="of:=ROUND([.AH8]*255)" office:value-type="float" office:value="57" calcext:value-type="float">
            <text:p>57</text:p>
          </table:table-cell>
        </table:table-row>
        <table:table-row table:style-name="ro3">
          <table:table-cell table:formula="of:=[.A8]" office:value-type="float" office:value="210" calcext:value-type="float">
            <text:p>210</text:p>
          </table:table-cell>
          <table:table-cell table:formula="of:=[.B8]" office:value-type="float" office:value="50" calcext:value-type="float">
            <text:p>50</text:p>
          </table:table-cell>
          <table:table-cell table:formula="of:=IF([.C$5]=[.C8]; 5; [.C8]+5)" office:value-type="float" office:value="20" calcext:value-type="float">
            <text:p>20</text:p>
          </table:table-cell>
          <table:table-cell table:formula="of:=[.AI9]&amp;&quot;, &quot;&amp;[.AJ9]&amp;&quot;, &quot;&amp;[.AK9]" office:value-type="string" office:string-value="25, 51, 77" calcext:value-type="string">
            <text:p>25, 51, 77</text:p>
          </table:table-cell>
          <table:table-cell table:formula="of:=DEC2HEX([.AI9]; 2)&amp;DEC2HEX([.AJ9]; 2)&amp;DEC2HEX([.AK9]; 2)" office:value-type="string" office:string-value="19334D" calcext:value-type="string">
            <text:p>19334D</text:p>
          </table:table-cell>
          <table:table-cell table:formula="of:=[.A9]/360" office:value-type="float" office:value="0.583333333333333" calcext:value-type="float">
            <text:p>0.583333333333333</text:p>
          </table:table-cell>
          <table:table-cell table:formula="of:=[.B9]/100" office:value-type="float" office:value="0.5" calcext:value-type="float">
            <text:p>0.5</text:p>
          </table:table-cell>
          <table:table-cell table:formula="of:=[.C9]/100" office:value-type="float" office:value="0.2" calcext:value-type="float">
            <text:p>0.2</text:p>
          </table:table-cell>
          <table:table-cell table:formula="of:=IF([.B9]&gt;0; TRUE(); FALSE())" office:value-type="boolean" office:boolean-value="true" calcext:value-type="boolean">
            <text:p>TRUE</text:p>
          </table:table-cell>
          <table:table-cell table:formula="of:=IF([.I9]; &quot;&quot;; ROUND([.C9]*2.55))">
            <text:p/>
          </table:table-cell>
          <table:table-cell table:formula="of:=[.J9]">
            <text:p/>
          </table:table-cell>
          <table:table-cell table:formula="of:=[.J9]">
            <text:p/>
          </table:table-cell>
          <table:table-cell table:formula="of:=[.H9] * (1 + [.G9])" office:value-type="float" office:value="0.3" calcext:value-type="float">
            <text:p>0.3</text:p>
          </table:table-cell>
          <table:table-cell table:formula="of:= ([.H9] + [.G9]) - ([.H9] * [.G9])" office:value-type="float" office:value="0.6" calcext:value-type="float">
            <text:p>0.6</text:p>
          </table:table-cell>
          <table:table-cell table:formula="of:=IF([.H9] &lt;= 0.5; [.M9]; [.N9])" office:value-type="float" office:value="0.3" calcext:value-type="float">
            <text:p>0.3</text:p>
          </table:table-cell>
          <table:table-cell table:formula="of:= (2 * [.H9]) - [.O9]" office:value-type="float" office:value="0.1" calcext:value-type="float">
            <text:p>0.1</text:p>
          </table:table-cell>
          <table:table-cell table:formula="of:=[.F9] + (1/3)" office:value-type="float" office:value="0.916666666666667" calcext:value-type="float">
            <text:p>0.916666666666667</text:p>
          </table:table-cell>
          <table:table-cell table:formula="of:=[.F9]" office:value-type="float" office:value="0.583333333333333" calcext:value-type="float">
            <text:p>0.583333333333333</text:p>
          </table:table-cell>
          <table:table-cell table:formula="of:=[.F9] - (1/3)" office:value-type="float" office:value="0.25" calcext:value-type="float">
            <text:p>0.25</text:p>
          </table:table-cell>
          <table:table-cell table:formula="of:=IF([.Q9]&lt;0; [.Q9]+1; IF([.Q9]&gt;1; [.Q9]-1; [.Q9]))" office:value-type="float" office:value="0.916666666666667" calcext:value-type="float">
            <text:p>0.916666666666667</text:p>
          </table:table-cell>
          <table:table-cell table:formula="of:=IF([.R9]&lt;0; [.R9]+1; IF([.R9]&gt;1; [.R9]-1; [.R9]))" office:value-type="float" office:value="0.583333333333333" calcext:value-type="float">
            <text:p>0.583333333333333</text:p>
          </table:table-cell>
          <table:table-cell table:formula="of:=IF([.S9]&lt;0; [.S9]+1; IF([.S9]&gt;1; [.S9]-1; [.S9]))" office:value-type="float" office:value="0.25" calcext:value-type="float">
            <text:p>0.25</text:p>
          </table:table-cell>
          <table:table-cell table:formula="of:=IF((6* [.T9]) &lt; 1; TRUE(); FALSE())" office:value-type="boolean" office:boolean-value="false" calcext:value-type="boolean">
            <text:p>FALSE</text:p>
          </table:table-cell>
          <table:table-cell table:formula="of:=IF((2* [.T9]) &lt; 1; TRUE(); FALSE())" office:value-type="boolean" office:boolean-value="false" calcext:value-type="boolean">
            <text:p>FALSE</text:p>
          </table:table-cell>
          <table:table-cell table:formula="of:=IF((3* [.T9]) &lt; 2; TRUE(); FALSE())" office:value-type="boolean" office:boolean-value="false" calcext:value-type="boolean">
            <text:p>FALSE</text:p>
          </table:table-cell>
          <table:table-cell table:formula="of:=IF((6* [.U9]) &lt; 1; TRUE(); FALSE())" office:value-type="boolean" office:boolean-value="false" calcext:value-type="boolean">
            <text:p>FALSE</text:p>
          </table:table-cell>
          <table:table-cell table:formula="of:=IF((2* [.U9]) &lt; 1; TRUE(); FALSE())" office:value-type="boolean" office:boolean-value="false" calcext:value-type="boolean">
            <text:p>FALSE</text:p>
          </table:table-cell>
          <table:table-cell table:formula="of:=IF((3* [.U9]) &lt; 2; TRUE(); FALSE())" office:value-type="boolean" office:boolean-value="true" calcext:value-type="boolean">
            <text:p>TRUE</text:p>
          </table:table-cell>
          <table:table-cell table:formula="of:=IF((6* [.V9]) &lt; 1; TRUE(); FALSE())" office:value-type="boolean" office:boolean-value="false" calcext:value-type="boolean">
            <text:p>FALSE</text:p>
          </table:table-cell>
          <table:table-cell table:formula="of:=IF((2* [.V9]) &lt; 1; TRUE(); FALSE())" office:value-type="boolean" office:boolean-value="true" calcext:value-type="boolean">
            <text:p>TRUE</text:p>
          </table:table-cell>
          <table:table-cell table:formula="of:=IF((3* [.V9]) &lt; 2; TRUE(); FALSE())" office:value-type="boolean" office:boolean-value="true" calcext:value-type="boolean">
            <text:p>TRUE</text:p>
          </table:table-cell>
          <table:table-cell table:formula="of:=IF([.W9]; [.$P9] + ([.$O9] - [.$P9]) * 6 * [.T9]; IF([.X9]; [.$O9]; IF([.Y9]; [.$P9] + (([.$O9] - [.$P9]) * ((2/3) - [.T9]) * 6); [.$P9])))" office:value-type="float" office:value="0.1" calcext:value-type="float">
            <text:p>0.1</text:p>
          </table:table-cell>
          <table:table-cell table:formula="of:=IF([.Z9]; [.$P9] + ([.$O9] - [.$P9]) * 6 * [.U9]; IF([.AA9]; [.$O9]; IF([.AB9]; [.$P9] + (([.$O9] - [.$P9]) * ((2/3) - [.U9]) * 6); [.$P9])))" office:value-type="float" office:value="0.2" calcext:value-type="float">
            <text:p>0.2</text:p>
          </table:table-cell>
          <table:table-cell table:formula="of:=IF([.AC9]; [.$P9] + ([.$O9] - [.$P9]) * 6 * [.V9]; IF([.AD9]; [.$O9]; IF([.AE9]; [.$P9] + (([.$O9] - [.$P9]) * ((2/3) - [.V9]) * 6); [.$P9])))" office:value-type="float" office:value="0.3" calcext:value-type="float">
            <text:p>0.3</text:p>
          </table:table-cell>
          <table:table-cell table:formula="of:=ROUND([.AF9]*255)" office:value-type="float" office:value="25" calcext:value-type="float">
            <text:p>25</text:p>
          </table:table-cell>
          <table:table-cell table:formula="of:=ROUND([.AG9]*255)" office:value-type="float" office:value="51" calcext:value-type="float">
            <text:p>51</text:p>
          </table:table-cell>
          <table:table-cell table:formula="of:=ROUND([.AH9]*255)" office:value-type="float" office:value="77" calcext:value-type="float">
            <text:p>77</text:p>
          </table:table-cell>
        </table:table-row>
        <table:table-row table:style-name="ro3">
          <table:table-cell table:formula="of:=[.A9]" office:value-type="float" office:value="210" calcext:value-type="float">
            <text:p>210</text:p>
          </table:table-cell>
          <table:table-cell table:formula="of:=[.B9]" office:value-type="float" office:value="50" calcext:value-type="float">
            <text:p>50</text:p>
          </table:table-cell>
          <table:table-cell table:formula="of:=IF([.C$5]=[.C9]; 5; [.C9]+5)" office:value-type="float" office:value="25" calcext:value-type="float">
            <text:p>25</text:p>
          </table:table-cell>
          <table:table-cell table:formula="of:=[.AI10]&amp;&quot;, &quot;&amp;[.AJ10]&amp;&quot;, &quot;&amp;[.AK10]" office:value-type="string" office:string-value="32, 64, 96" calcext:value-type="string">
            <text:p>32, 64, 96</text:p>
          </table:table-cell>
          <table:table-cell table:formula="of:=DEC2HEX([.AI10]; 2)&amp;DEC2HEX([.AJ10]; 2)&amp;DEC2HEX([.AK10]; 2)" office:value-type="string" office:string-value="204060" calcext:value-type="string">
            <text:p>204060</text:p>
          </table:table-cell>
          <table:table-cell table:formula="of:=[.A10]/360" office:value-type="float" office:value="0.583333333333333" calcext:value-type="float">
            <text:p>0.583333333333333</text:p>
          </table:table-cell>
          <table:table-cell table:formula="of:=[.B10]/100" office:value-type="float" office:value="0.5" calcext:value-type="float">
            <text:p>0.5</text:p>
          </table:table-cell>
          <table:table-cell table:formula="of:=[.C10]/100" office:value-type="float" office:value="0.25" calcext:value-type="float">
            <text:p>0.25</text:p>
          </table:table-cell>
          <table:table-cell table:formula="of:=IF([.B10]&gt;0; TRUE(); FALSE())" office:value-type="boolean" office:boolean-value="true" calcext:value-type="boolean">
            <text:p>TRUE</text:p>
          </table:table-cell>
          <table:table-cell table:formula="of:=IF([.I10]; &quot;&quot;; ROUND([.C10]*2.55))">
            <text:p/>
          </table:table-cell>
          <table:table-cell table:formula="of:=[.J10]">
            <text:p/>
          </table:table-cell>
          <table:table-cell table:formula="of:=[.J10]">
            <text:p/>
          </table:table-cell>
          <table:table-cell table:formula="of:=[.H10] * (1 + [.G10])" office:value-type="float" office:value="0.375" calcext:value-type="float">
            <text:p>0.375</text:p>
          </table:table-cell>
          <table:table-cell table:formula="of:= ([.H10] + [.G10]) - ([.H10] * [.G10])" office:value-type="float" office:value="0.625" calcext:value-type="float">
            <text:p>0.625</text:p>
          </table:table-cell>
          <table:table-cell table:formula="of:=IF([.H10] &lt;= 0.5; [.M10]; [.N10])" office:value-type="float" office:value="0.375" calcext:value-type="float">
            <text:p>0.375</text:p>
          </table:table-cell>
          <table:table-cell table:formula="of:= (2 * [.H10]) - [.O10]" office:value-type="float" office:value="0.125" calcext:value-type="float">
            <text:p>0.125</text:p>
          </table:table-cell>
          <table:table-cell table:formula="of:=[.F10] + (1/3)" office:value-type="float" office:value="0.916666666666667" calcext:value-type="float">
            <text:p>0.916666666666667</text:p>
          </table:table-cell>
          <table:table-cell table:formula="of:=[.F10]" office:value-type="float" office:value="0.583333333333333" calcext:value-type="float">
            <text:p>0.583333333333333</text:p>
          </table:table-cell>
          <table:table-cell table:formula="of:=[.F10] - (1/3)" office:value-type="float" office:value="0.25" calcext:value-type="float">
            <text:p>0.25</text:p>
          </table:table-cell>
          <table:table-cell table:formula="of:=IF([.Q10]&lt;0; [.Q10]+1; IF([.Q10]&gt;1; [.Q10]-1; [.Q10]))" office:value-type="float" office:value="0.916666666666667" calcext:value-type="float">
            <text:p>0.916666666666667</text:p>
          </table:table-cell>
          <table:table-cell table:formula="of:=IF([.R10]&lt;0; [.R10]+1; IF([.R10]&gt;1; [.R10]-1; [.R10]))" office:value-type="float" office:value="0.583333333333333" calcext:value-type="float">
            <text:p>0.583333333333333</text:p>
          </table:table-cell>
          <table:table-cell table:formula="of:=IF([.S10]&lt;0; [.S10]+1; IF([.S10]&gt;1; [.S10]-1; [.S10]))" office:value-type="float" office:value="0.25" calcext:value-type="float">
            <text:p>0.25</text:p>
          </table:table-cell>
          <table:table-cell table:formula="of:=IF((6* [.T10]) &lt; 1; TRUE(); FALSE())" office:value-type="boolean" office:boolean-value="false" calcext:value-type="boolean">
            <text:p>FALSE</text:p>
          </table:table-cell>
          <table:table-cell table:formula="of:=IF((2* [.T10]) &lt; 1; TRUE(); FALSE())" office:value-type="boolean" office:boolean-value="false" calcext:value-type="boolean">
            <text:p>FALSE</text:p>
          </table:table-cell>
          <table:table-cell table:formula="of:=IF((3* [.T10]) &lt; 2; TRUE(); FALSE())" office:value-type="boolean" office:boolean-value="false" calcext:value-type="boolean">
            <text:p>FALSE</text:p>
          </table:table-cell>
          <table:table-cell table:formula="of:=IF((6* [.U10]) &lt; 1; TRUE(); FALSE())" office:value-type="boolean" office:boolean-value="false" calcext:value-type="boolean">
            <text:p>FALSE</text:p>
          </table:table-cell>
          <table:table-cell table:formula="of:=IF((2* [.U10]) &lt; 1; TRUE(); FALSE())" office:value-type="boolean" office:boolean-value="false" calcext:value-type="boolean">
            <text:p>FALSE</text:p>
          </table:table-cell>
          <table:table-cell table:formula="of:=IF((3* [.U10]) &lt; 2; TRUE(); FALSE())" office:value-type="boolean" office:boolean-value="true" calcext:value-type="boolean">
            <text:p>TRUE</text:p>
          </table:table-cell>
          <table:table-cell table:formula="of:=IF((6* [.V10]) &lt; 1; TRUE(); FALSE())" office:value-type="boolean" office:boolean-value="false" calcext:value-type="boolean">
            <text:p>FALSE</text:p>
          </table:table-cell>
          <table:table-cell table:formula="of:=IF((2* [.V10]) &lt; 1; TRUE(); FALSE())" office:value-type="boolean" office:boolean-value="true" calcext:value-type="boolean">
            <text:p>TRUE</text:p>
          </table:table-cell>
          <table:table-cell table:formula="of:=IF((3* [.V10]) &lt; 2; TRUE(); FALSE())" office:value-type="boolean" office:boolean-value="true" calcext:value-type="boolean">
            <text:p>TRUE</text:p>
          </table:table-cell>
          <table:table-cell table:formula="of:=IF([.W10]; [.$P10] + ([.$O10] - [.$P10]) * 6 * [.T10]; IF([.X10]; [.$O10]; IF([.Y10]; [.$P10] + (([.$O10] - [.$P10]) * ((2/3) - [.T10]) * 6); [.$P10])))" office:value-type="float" office:value="0.125" calcext:value-type="float">
            <text:p>0.125</text:p>
          </table:table-cell>
          <table:table-cell table:formula="of:=IF([.Z10]; [.$P10] + ([.$O10] - [.$P10]) * 6 * [.U10]; IF([.AA10]; [.$O10]; IF([.AB10]; [.$P10] + (([.$O10] - [.$P10]) * ((2/3) - [.U10]) * 6); [.$P10])))" office:value-type="float" office:value="0.25" calcext:value-type="float">
            <text:p>0.25</text:p>
          </table:table-cell>
          <table:table-cell table:formula="of:=IF([.AC10]; [.$P10] + ([.$O10] - [.$P10]) * 6 * [.V10]; IF([.AD10]; [.$O10]; IF([.AE10]; [.$P10] + (([.$O10] - [.$P10]) * ((2/3) - [.V10]) * 6); [.$P10])))" office:value-type="float" office:value="0.375" calcext:value-type="float">
            <text:p>0.375</text:p>
          </table:table-cell>
          <table:table-cell table:formula="of:=ROUND([.AF10]*255)" office:value-type="float" office:value="32" calcext:value-type="float">
            <text:p>32</text:p>
          </table:table-cell>
          <table:table-cell table:formula="of:=ROUND([.AG10]*255)" office:value-type="float" office:value="64" calcext:value-type="float">
            <text:p>64</text:p>
          </table:table-cell>
          <table:table-cell table:formula="of:=ROUND([.AH10]*255)" office:value-type="float" office:value="96" calcext:value-type="float">
            <text:p>96</text:p>
          </table:table-cell>
        </table:table-row>
        <table:table-row table:style-name="ro3">
          <table:table-cell table:formula="of:=[.A10]" office:value-type="float" office:value="210" calcext:value-type="float">
            <text:p>210</text:p>
          </table:table-cell>
          <table:table-cell table:formula="of:=[.B10]" office:value-type="float" office:value="50" calcext:value-type="float">
            <text:p>50</text:p>
          </table:table-cell>
          <table:table-cell table:formula="of:=IF([.C$5]=[.C10]; 5; [.C10]+5)" office:value-type="float" office:value="30" calcext:value-type="float">
            <text:p>30</text:p>
          </table:table-cell>
          <table:table-cell table:formula="of:=[.AI11]&amp;&quot;, &quot;&amp;[.AJ11]&amp;&quot;, &quot;&amp;[.AK11]" office:value-type="string" office:string-value="38, 76, 115" calcext:value-type="string">
            <text:p>38, 76, 115</text:p>
          </table:table-cell>
          <table:table-cell table:formula="of:=DEC2HEX([.AI11]; 2)&amp;DEC2HEX([.AJ11]; 2)&amp;DEC2HEX([.AK11]; 2)" office:value-type="string" office:string-value="264C73" calcext:value-type="string">
            <text:p>264C73</text:p>
          </table:table-cell>
          <table:table-cell table:formula="of:=[.A11]/360" office:value-type="float" office:value="0.583333333333333" calcext:value-type="float">
            <text:p>0.583333333333333</text:p>
          </table:table-cell>
          <table:table-cell table:formula="of:=[.B11]/100" office:value-type="float" office:value="0.5" calcext:value-type="float">
            <text:p>0.5</text:p>
          </table:table-cell>
          <table:table-cell table:formula="of:=[.C11]/100" office:value-type="float" office:value="0.3" calcext:value-type="float">
            <text:p>0.3</text:p>
          </table:table-cell>
          <table:table-cell table:formula="of:=IF([.B11]&gt;0; TRUE(); FALSE())" office:value-type="boolean" office:boolean-value="true" calcext:value-type="boolean">
            <text:p>TRUE</text:p>
          </table:table-cell>
          <table:table-cell table:formula="of:=IF([.I11]; &quot;&quot;; ROUND([.C11]*2.55))">
            <text:p/>
          </table:table-cell>
          <table:table-cell table:formula="of:=[.J11]">
            <text:p/>
          </table:table-cell>
          <table:table-cell table:formula="of:=[.J11]">
            <text:p/>
          </table:table-cell>
          <table:table-cell table:formula="of:=[.H11] * (1 + [.G11])" office:value-type="float" office:value="0.45" calcext:value-type="float">
            <text:p>0.45</text:p>
          </table:table-cell>
          <table:table-cell table:formula="of:= ([.H11] + [.G11]) - ([.H11] * [.G11])" office:value-type="float" office:value="0.65" calcext:value-type="float">
            <text:p>0.65</text:p>
          </table:table-cell>
          <table:table-cell table:formula="of:=IF([.H11] &lt;= 0.5; [.M11]; [.N11])" office:value-type="float" office:value="0.45" calcext:value-type="float">
            <text:p>0.45</text:p>
          </table:table-cell>
          <table:table-cell table:formula="of:= (2 * [.H11]) - [.O11]" office:value-type="float" office:value="0.15" calcext:value-type="float">
            <text:p>0.15</text:p>
          </table:table-cell>
          <table:table-cell table:formula="of:=[.F11] + (1/3)" office:value-type="float" office:value="0.916666666666667" calcext:value-type="float">
            <text:p>0.916666666666667</text:p>
          </table:table-cell>
          <table:table-cell table:formula="of:=[.F11]" office:value-type="float" office:value="0.583333333333333" calcext:value-type="float">
            <text:p>0.583333333333333</text:p>
          </table:table-cell>
          <table:table-cell table:formula="of:=[.F11] - (1/3)" office:value-type="float" office:value="0.25" calcext:value-type="float">
            <text:p>0.25</text:p>
          </table:table-cell>
          <table:table-cell table:formula="of:=IF([.Q11]&lt;0; [.Q11]+1; IF([.Q11]&gt;1; [.Q11]-1; [.Q11]))" office:value-type="float" office:value="0.916666666666667" calcext:value-type="float">
            <text:p>0.916666666666667</text:p>
          </table:table-cell>
          <table:table-cell table:formula="of:=IF([.R11]&lt;0; [.R11]+1; IF([.R11]&gt;1; [.R11]-1; [.R11]))" office:value-type="float" office:value="0.583333333333333" calcext:value-type="float">
            <text:p>0.583333333333333</text:p>
          </table:table-cell>
          <table:table-cell table:formula="of:=IF([.S11]&lt;0; [.S11]+1; IF([.S11]&gt;1; [.S11]-1; [.S11]))" office:value-type="float" office:value="0.25" calcext:value-type="float">
            <text:p>0.25</text:p>
          </table:table-cell>
          <table:table-cell table:formula="of:=IF((6* [.T11]) &lt; 1; TRUE(); FALSE())" office:value-type="boolean" office:boolean-value="false" calcext:value-type="boolean">
            <text:p>FALSE</text:p>
          </table:table-cell>
          <table:table-cell table:formula="of:=IF((2* [.T11]) &lt; 1; TRUE(); FALSE())" office:value-type="boolean" office:boolean-value="false" calcext:value-type="boolean">
            <text:p>FALSE</text:p>
          </table:table-cell>
          <table:table-cell table:formula="of:=IF((3* [.T11]) &lt; 2; TRUE(); FALSE())" office:value-type="boolean" office:boolean-value="false" calcext:value-type="boolean">
            <text:p>FALSE</text:p>
          </table:table-cell>
          <table:table-cell table:formula="of:=IF((6* [.U11]) &lt; 1; TRUE(); FALSE())" office:value-type="boolean" office:boolean-value="false" calcext:value-type="boolean">
            <text:p>FALSE</text:p>
          </table:table-cell>
          <table:table-cell table:formula="of:=IF((2* [.U11]) &lt; 1; TRUE(); FALSE())" office:value-type="boolean" office:boolean-value="false" calcext:value-type="boolean">
            <text:p>FALSE</text:p>
          </table:table-cell>
          <table:table-cell table:formula="of:=IF((3* [.U11]) &lt; 2; TRUE(); FALSE())" office:value-type="boolean" office:boolean-value="true" calcext:value-type="boolean">
            <text:p>TRUE</text:p>
          </table:table-cell>
          <table:table-cell table:formula="of:=IF((6* [.V11]) &lt; 1; TRUE(); FALSE())" office:value-type="boolean" office:boolean-value="false" calcext:value-type="boolean">
            <text:p>FALSE</text:p>
          </table:table-cell>
          <table:table-cell table:formula="of:=IF((2* [.V11]) &lt; 1; TRUE(); FALSE())" office:value-type="boolean" office:boolean-value="true" calcext:value-type="boolean">
            <text:p>TRUE</text:p>
          </table:table-cell>
          <table:table-cell table:formula="of:=IF((3* [.V11]) &lt; 2; TRUE(); FALSE())" office:value-type="boolean" office:boolean-value="true" calcext:value-type="boolean">
            <text:p>TRUE</text:p>
          </table:table-cell>
          <table:table-cell table:formula="of:=IF([.W11]; [.$P11] + ([.$O11] - [.$P11]) * 6 * [.T11]; IF([.X11]; [.$O11]; IF([.Y11]; [.$P11] + (([.$O11] - [.$P11]) * ((2/3) - [.T11]) * 6); [.$P11])))" office:value-type="float" office:value="0.15" calcext:value-type="float">
            <text:p>0.15</text:p>
          </table:table-cell>
          <table:table-cell table:formula="of:=IF([.Z11]; [.$P11] + ([.$O11] - [.$P11]) * 6 * [.U11]; IF([.AA11]; [.$O11]; IF([.AB11]; [.$P11] + (([.$O11] - [.$P11]) * ((2/3) - [.U11]) * 6); [.$P11])))" office:value-type="float" office:value="0.3" calcext:value-type="float">
            <text:p>0.3</text:p>
          </table:table-cell>
          <table:table-cell table:formula="of:=IF([.AC11]; [.$P11] + ([.$O11] - [.$P11]) * 6 * [.V11]; IF([.AD11]; [.$O11]; IF([.AE11]; [.$P11] + (([.$O11] - [.$P11]) * ((2/3) - [.V11]) * 6); [.$P11])))" office:value-type="float" office:value="0.45" calcext:value-type="float">
            <text:p>0.45</text:p>
          </table:table-cell>
          <table:table-cell table:formula="of:=ROUND([.AF11]*255)" office:value-type="float" office:value="38" calcext:value-type="float">
            <text:p>38</text:p>
          </table:table-cell>
          <table:table-cell table:formula="of:=ROUND([.AG11]*255)" office:value-type="float" office:value="76" calcext:value-type="float">
            <text:p>76</text:p>
          </table:table-cell>
          <table:table-cell table:formula="of:=ROUND([.AH11]*255)" office:value-type="float" office:value="115" calcext:value-type="float">
            <text:p>115</text:p>
          </table:table-cell>
        </table:table-row>
        <table:table-row table:style-name="ro3">
          <table:table-cell table:formula="of:=[.A11]" office:value-type="float" office:value="210" calcext:value-type="float">
            <text:p>210</text:p>
          </table:table-cell>
          <table:table-cell table:formula="of:=[.B11]" office:value-type="float" office:value="50" calcext:value-type="float">
            <text:p>50</text:p>
          </table:table-cell>
          <table:table-cell table:formula="of:=IF([.C$5]=[.C11]; 5; [.C11]+5)" office:value-type="float" office:value="35" calcext:value-type="float">
            <text:p>35</text:p>
          </table:table-cell>
          <table:table-cell table:formula="of:=[.AI12]&amp;&quot;, &quot;&amp;[.AJ12]&amp;&quot;, &quot;&amp;[.AK12]" office:value-type="string" office:string-value="45, 89, 134" calcext:value-type="string">
            <text:p>45, 89, 134</text:p>
          </table:table-cell>
          <table:table-cell table:formula="of:=DEC2HEX([.AI12]; 2)&amp;DEC2HEX([.AJ12]; 2)&amp;DEC2HEX([.AK12]; 2)" office:value-type="string" office:string-value="2D5986" calcext:value-type="string">
            <text:p>2D5986</text:p>
          </table:table-cell>
          <table:table-cell table:formula="of:=[.A12]/360" office:value-type="float" office:value="0.583333333333333" calcext:value-type="float">
            <text:p>0.583333333333333</text:p>
          </table:table-cell>
          <table:table-cell table:formula="of:=[.B12]/100" office:value-type="float" office:value="0.5" calcext:value-type="float">
            <text:p>0.5</text:p>
          </table:table-cell>
          <table:table-cell table:formula="of:=[.C12]/100" office:value-type="float" office:value="0.35" calcext:value-type="float">
            <text:p>0.35</text:p>
          </table:table-cell>
          <table:table-cell table:formula="of:=IF([.B12]&gt;0; TRUE(); FALSE())" office:value-type="boolean" office:boolean-value="true" calcext:value-type="boolean">
            <text:p>TRUE</text:p>
          </table:table-cell>
          <table:table-cell table:formula="of:=IF([.I12]; &quot;&quot;; ROUND([.C12]*2.55))">
            <text:p/>
          </table:table-cell>
          <table:table-cell table:formula="of:=[.J12]">
            <text:p/>
          </table:table-cell>
          <table:table-cell table:formula="of:=[.J12]">
            <text:p/>
          </table:table-cell>
          <table:table-cell table:formula="of:=[.H12] * (1 + [.G12])" office:value-type="float" office:value="0.525" calcext:value-type="float">
            <text:p>0.525</text:p>
          </table:table-cell>
          <table:table-cell table:formula="of:= ([.H12] + [.G12]) - ([.H12] * [.G12])" office:value-type="float" office:value="0.675" calcext:value-type="float">
            <text:p>0.675</text:p>
          </table:table-cell>
          <table:table-cell table:formula="of:=IF([.H12] &lt;= 0.5; [.M12]; [.N12])" office:value-type="float" office:value="0.525" calcext:value-type="float">
            <text:p>0.525</text:p>
          </table:table-cell>
          <table:table-cell table:formula="of:= (2 * [.H12]) - [.O12]" office:value-type="float" office:value="0.175" calcext:value-type="float">
            <text:p>0.175</text:p>
          </table:table-cell>
          <table:table-cell table:formula="of:=[.F12] + (1/3)" office:value-type="float" office:value="0.916666666666667" calcext:value-type="float">
            <text:p>0.916666666666667</text:p>
          </table:table-cell>
          <table:table-cell table:formula="of:=[.F12]" office:value-type="float" office:value="0.583333333333333" calcext:value-type="float">
            <text:p>0.583333333333333</text:p>
          </table:table-cell>
          <table:table-cell table:formula="of:=[.F12] - (1/3)" office:value-type="float" office:value="0.25" calcext:value-type="float">
            <text:p>0.25</text:p>
          </table:table-cell>
          <table:table-cell table:formula="of:=IF([.Q12]&lt;0; [.Q12]+1; IF([.Q12]&gt;1; [.Q12]-1; [.Q12]))" office:value-type="float" office:value="0.916666666666667" calcext:value-type="float">
            <text:p>0.916666666666667</text:p>
          </table:table-cell>
          <table:table-cell table:formula="of:=IF([.R12]&lt;0; [.R12]+1; IF([.R12]&gt;1; [.R12]-1; [.R12]))" office:value-type="float" office:value="0.583333333333333" calcext:value-type="float">
            <text:p>0.583333333333333</text:p>
          </table:table-cell>
          <table:table-cell table:formula="of:=IF([.S12]&lt;0; [.S12]+1; IF([.S12]&gt;1; [.S12]-1; [.S12]))" office:value-type="float" office:value="0.25" calcext:value-type="float">
            <text:p>0.25</text:p>
          </table:table-cell>
          <table:table-cell table:formula="of:=IF((6* [.T12]) &lt; 1; TRUE(); FALSE())" office:value-type="boolean" office:boolean-value="false" calcext:value-type="boolean">
            <text:p>FALSE</text:p>
          </table:table-cell>
          <table:table-cell table:formula="of:=IF((2* [.T12]) &lt; 1; TRUE(); FALSE())" office:value-type="boolean" office:boolean-value="false" calcext:value-type="boolean">
            <text:p>FALSE</text:p>
          </table:table-cell>
          <table:table-cell table:formula="of:=IF((3* [.T12]) &lt; 2; TRUE(); FALSE())" office:value-type="boolean" office:boolean-value="false" calcext:value-type="boolean">
            <text:p>FALSE</text:p>
          </table:table-cell>
          <table:table-cell table:formula="of:=IF((6* [.U12]) &lt; 1; TRUE(); FALSE())" office:value-type="boolean" office:boolean-value="false" calcext:value-type="boolean">
            <text:p>FALSE</text:p>
          </table:table-cell>
          <table:table-cell table:formula="of:=IF((2* [.U12]) &lt; 1; TRUE(); FALSE())" office:value-type="boolean" office:boolean-value="false" calcext:value-type="boolean">
            <text:p>FALSE</text:p>
          </table:table-cell>
          <table:table-cell table:formula="of:=IF((3* [.U12]) &lt; 2; TRUE(); FALSE())" office:value-type="boolean" office:boolean-value="true" calcext:value-type="boolean">
            <text:p>TRUE</text:p>
          </table:table-cell>
          <table:table-cell table:formula="of:=IF((6* [.V12]) &lt; 1; TRUE(); FALSE())" office:value-type="boolean" office:boolean-value="false" calcext:value-type="boolean">
            <text:p>FALSE</text:p>
          </table:table-cell>
          <table:table-cell table:formula="of:=IF((2* [.V12]) &lt; 1; TRUE(); FALSE())" office:value-type="boolean" office:boolean-value="true" calcext:value-type="boolean">
            <text:p>TRUE</text:p>
          </table:table-cell>
          <table:table-cell table:formula="of:=IF((3* [.V12]) &lt; 2; TRUE(); FALSE())" office:value-type="boolean" office:boolean-value="true" calcext:value-type="boolean">
            <text:p>TRUE</text:p>
          </table:table-cell>
          <table:table-cell table:formula="of:=IF([.W12]; [.$P12] + ([.$O12] - [.$P12]) * 6 * [.T12]; IF([.X12]; [.$O12]; IF([.Y12]; [.$P12] + (([.$O12] - [.$P12]) * ((2/3) - [.T12]) * 6); [.$P12])))" office:value-type="float" office:value="0.175" calcext:value-type="float">
            <text:p>0.175</text:p>
          </table:table-cell>
          <table:table-cell table:formula="of:=IF([.Z12]; [.$P12] + ([.$O12] - [.$P12]) * 6 * [.U12]; IF([.AA12]; [.$O12]; IF([.AB12]; [.$P12] + (([.$O12] - [.$P12]) * ((2/3) - [.U12]) * 6); [.$P12])))" office:value-type="float" office:value="0.35" calcext:value-type="float">
            <text:p>0.35</text:p>
          </table:table-cell>
          <table:table-cell table:formula="of:=IF([.AC12]; [.$P12] + ([.$O12] - [.$P12]) * 6 * [.V12]; IF([.AD12]; [.$O12]; IF([.AE12]; [.$P12] + (([.$O12] - [.$P12]) * ((2/3) - [.V12]) * 6); [.$P12])))" office:value-type="float" office:value="0.525" calcext:value-type="float">
            <text:p>0.525</text:p>
          </table:table-cell>
          <table:table-cell table:formula="of:=ROUND([.AF12]*255)" office:value-type="float" office:value="45" calcext:value-type="float">
            <text:p>45</text:p>
          </table:table-cell>
          <table:table-cell table:formula="of:=ROUND([.AG12]*255)" office:value-type="float" office:value="89" calcext:value-type="float">
            <text:p>89</text:p>
          </table:table-cell>
          <table:table-cell table:formula="of:=ROUND([.AH12]*255)" office:value-type="float" office:value="134" calcext:value-type="float">
            <text:p>134</text:p>
          </table:table-cell>
        </table:table-row>
        <table:table-row table:style-name="ro3">
          <table:table-cell table:formula="of:=[.A12]" office:value-type="float" office:value="210" calcext:value-type="float">
            <text:p>210</text:p>
          </table:table-cell>
          <table:table-cell table:formula="of:=[.B12]" office:value-type="float" office:value="50" calcext:value-type="float">
            <text:p>50</text:p>
          </table:table-cell>
          <table:table-cell table:formula="of:=IF([.C$5]=[.C12]; 5; [.C12]+5)" office:value-type="float" office:value="40" calcext:value-type="float">
            <text:p>40</text:p>
          </table:table-cell>
          <table:table-cell table:formula="of:=[.AI13]&amp;&quot;, &quot;&amp;[.AJ13]&amp;&quot;, &quot;&amp;[.AK13]" office:value-type="string" office:string-value="51, 102, 153" calcext:value-type="string">
            <text:p>51, 102, 153</text:p>
          </table:table-cell>
          <table:table-cell table:formula="of:=DEC2HEX([.AI13]; 2)&amp;DEC2HEX([.AJ13]; 2)&amp;DEC2HEX([.AK13]; 2)" office:value-type="string" office:string-value="336699" calcext:value-type="string">
            <text:p>336699</text:p>
          </table:table-cell>
          <table:table-cell table:formula="of:=[.A13]/360" office:value-type="float" office:value="0.583333333333333" calcext:value-type="float">
            <text:p>0.583333333333333</text:p>
          </table:table-cell>
          <table:table-cell table:formula="of:=[.B13]/100" office:value-type="float" office:value="0.5" calcext:value-type="float">
            <text:p>0.5</text:p>
          </table:table-cell>
          <table:table-cell table:formula="of:=[.C13]/100" office:value-type="float" office:value="0.4" calcext:value-type="float">
            <text:p>0.4</text:p>
          </table:table-cell>
          <table:table-cell table:formula="of:=IF([.B13]&gt;0; TRUE(); FALSE())" office:value-type="boolean" office:boolean-value="true" calcext:value-type="boolean">
            <text:p>TRUE</text:p>
          </table:table-cell>
          <table:table-cell table:formula="of:=IF([.I13]; &quot;&quot;; ROUND([.C13]*2.55))">
            <text:p/>
          </table:table-cell>
          <table:table-cell table:formula="of:=[.J13]">
            <text:p/>
          </table:table-cell>
          <table:table-cell table:formula="of:=[.J13]">
            <text:p/>
          </table:table-cell>
          <table:table-cell table:formula="of:=[.H13] * (1 + [.G13])" office:value-type="float" office:value="0.6" calcext:value-type="float">
            <text:p>0.6</text:p>
          </table:table-cell>
          <table:table-cell table:formula="of:= ([.H13] + [.G13]) - ([.H13] * [.G13])" office:value-type="float" office:value="0.7" calcext:value-type="float">
            <text:p>0.7</text:p>
          </table:table-cell>
          <table:table-cell table:formula="of:=IF([.H13] &lt;= 0.5; [.M13]; [.N13])" office:value-type="float" office:value="0.6" calcext:value-type="float">
            <text:p>0.6</text:p>
          </table:table-cell>
          <table:table-cell table:formula="of:= (2 * [.H13]) - [.O13]" office:value-type="float" office:value="0.2" calcext:value-type="float">
            <text:p>0.2</text:p>
          </table:table-cell>
          <table:table-cell table:formula="of:=[.F13] + (1/3)" office:value-type="float" office:value="0.916666666666667" calcext:value-type="float">
            <text:p>0.916666666666667</text:p>
          </table:table-cell>
          <table:table-cell table:formula="of:=[.F13]" office:value-type="float" office:value="0.583333333333333" calcext:value-type="float">
            <text:p>0.583333333333333</text:p>
          </table:table-cell>
          <table:table-cell table:formula="of:=[.F13] - (1/3)" office:value-type="float" office:value="0.25" calcext:value-type="float">
            <text:p>0.25</text:p>
          </table:table-cell>
          <table:table-cell table:formula="of:=IF([.Q13]&lt;0; [.Q13]+1; IF([.Q13]&gt;1; [.Q13]-1; [.Q13]))" office:value-type="float" office:value="0.916666666666667" calcext:value-type="float">
            <text:p>0.916666666666667</text:p>
          </table:table-cell>
          <table:table-cell table:formula="of:=IF([.R13]&lt;0; [.R13]+1; IF([.R13]&gt;1; [.R13]-1; [.R13]))" office:value-type="float" office:value="0.583333333333333" calcext:value-type="float">
            <text:p>0.583333333333333</text:p>
          </table:table-cell>
          <table:table-cell table:formula="of:=IF([.S13]&lt;0; [.S13]+1; IF([.S13]&gt;1; [.S13]-1; [.S13]))" office:value-type="float" office:value="0.25" calcext:value-type="float">
            <text:p>0.25</text:p>
          </table:table-cell>
          <table:table-cell table:formula="of:=IF((6* [.T13]) &lt; 1; TRUE(); FALSE())" office:value-type="boolean" office:boolean-value="false" calcext:value-type="boolean">
            <text:p>FALSE</text:p>
          </table:table-cell>
          <table:table-cell table:formula="of:=IF((2* [.T13]) &lt; 1; TRUE(); FALSE())" office:value-type="boolean" office:boolean-value="false" calcext:value-type="boolean">
            <text:p>FALSE</text:p>
          </table:table-cell>
          <table:table-cell table:formula="of:=IF((3* [.T13]) &lt; 2; TRUE(); FALSE())" office:value-type="boolean" office:boolean-value="false" calcext:value-type="boolean">
            <text:p>FALSE</text:p>
          </table:table-cell>
          <table:table-cell table:formula="of:=IF((6* [.U13]) &lt; 1; TRUE(); FALSE())" office:value-type="boolean" office:boolean-value="false" calcext:value-type="boolean">
            <text:p>FALSE</text:p>
          </table:table-cell>
          <table:table-cell table:formula="of:=IF((2* [.U13]) &lt; 1; TRUE(); FALSE())" office:value-type="boolean" office:boolean-value="false" calcext:value-type="boolean">
            <text:p>FALSE</text:p>
          </table:table-cell>
          <table:table-cell table:formula="of:=IF((3* [.U13]) &lt; 2; TRUE(); FALSE())" office:value-type="boolean" office:boolean-value="true" calcext:value-type="boolean">
            <text:p>TRUE</text:p>
          </table:table-cell>
          <table:table-cell table:formula="of:=IF((6* [.V13]) &lt; 1; TRUE(); FALSE())" office:value-type="boolean" office:boolean-value="false" calcext:value-type="boolean">
            <text:p>FALSE</text:p>
          </table:table-cell>
          <table:table-cell table:formula="of:=IF((2* [.V13]) &lt; 1; TRUE(); FALSE())" office:value-type="boolean" office:boolean-value="true" calcext:value-type="boolean">
            <text:p>TRUE</text:p>
          </table:table-cell>
          <table:table-cell table:formula="of:=IF((3* [.V13]) &lt; 2; TRUE(); FALSE())" office:value-type="boolean" office:boolean-value="true" calcext:value-type="boolean">
            <text:p>TRUE</text:p>
          </table:table-cell>
          <table:table-cell table:formula="of:=IF([.W13]; [.$P13] + ([.$O13] - [.$P13]) * 6 * [.T13]; IF([.X13]; [.$O13]; IF([.Y13]; [.$P13] + (([.$O13] - [.$P13]) * ((2/3) - [.T13]) * 6); [.$P13])))" office:value-type="float" office:value="0.2" calcext:value-type="float">
            <text:p>0.2</text:p>
          </table:table-cell>
          <table:table-cell table:formula="of:=IF([.Z13]; [.$P13] + ([.$O13] - [.$P13]) * 6 * [.U13]; IF([.AA13]; [.$O13]; IF([.AB13]; [.$P13] + (([.$O13] - [.$P13]) * ((2/3) - [.U13]) * 6); [.$P13])))" office:value-type="float" office:value="0.4" calcext:value-type="float">
            <text:p>0.4</text:p>
          </table:table-cell>
          <table:table-cell table:formula="of:=IF([.AC13]; [.$P13] + ([.$O13] - [.$P13]) * 6 * [.V13]; IF([.AD13]; [.$O13]; IF([.AE13]; [.$P13] + (([.$O13] - [.$P13]) * ((2/3) - [.V13]) * 6); [.$P13])))" office:value-type="float" office:value="0.6" calcext:value-type="float">
            <text:p>0.6</text:p>
          </table:table-cell>
          <table:table-cell table:formula="of:=ROUND([.AF13]*255)" office:value-type="float" office:value="51" calcext:value-type="float">
            <text:p>51</text:p>
          </table:table-cell>
          <table:table-cell table:formula="of:=ROUND([.AG13]*255)" office:value-type="float" office:value="102" calcext:value-type="float">
            <text:p>102</text:p>
          </table:table-cell>
          <table:table-cell table:formula="of:=ROUND([.AH13]*255)" office:value-type="float" office:value="153" calcext:value-type="float">
            <text:p>153</text:p>
          </table:table-cell>
        </table:table-row>
        <table:table-row table:style-name="ro3">
          <table:table-cell table:formula="of:=[.A13]" office:value-type="float" office:value="210" calcext:value-type="float">
            <text:p>210</text:p>
          </table:table-cell>
          <table:table-cell table:formula="of:=[.B13]" office:value-type="float" office:value="50" calcext:value-type="float">
            <text:p>50</text:p>
          </table:table-cell>
          <table:table-cell table:formula="of:=IF([.C$5]=[.C13]; 5; [.C13]+5)" office:value-type="float" office:value="45" calcext:value-type="float">
            <text:p>45</text:p>
          </table:table-cell>
          <table:table-cell table:formula="of:=[.AI14]&amp;&quot;, &quot;&amp;[.AJ14]&amp;&quot;, &quot;&amp;[.AK14]" office:value-type="string" office:string-value="57, 115, 172" calcext:value-type="string">
            <text:p>57, 115, 172</text:p>
          </table:table-cell>
          <table:table-cell table:formula="of:=DEC2HEX([.AI14]; 2)&amp;DEC2HEX([.AJ14]; 2)&amp;DEC2HEX([.AK14]; 2)" office:value-type="string" office:string-value="3973AC" calcext:value-type="string">
            <text:p>3973AC</text:p>
          </table:table-cell>
          <table:table-cell table:formula="of:=[.A14]/360" office:value-type="float" office:value="0.583333333333333" calcext:value-type="float">
            <text:p>0.583333333333333</text:p>
          </table:table-cell>
          <table:table-cell table:formula="of:=[.B14]/100" office:value-type="float" office:value="0.5" calcext:value-type="float">
            <text:p>0.5</text:p>
          </table:table-cell>
          <table:table-cell table:formula="of:=[.C14]/100" office:value-type="float" office:value="0.45" calcext:value-type="float">
            <text:p>0.45</text:p>
          </table:table-cell>
          <table:table-cell table:formula="of:=IF([.B14]&gt;0; TRUE(); FALSE())" office:value-type="boolean" office:boolean-value="true" calcext:value-type="boolean">
            <text:p>TRUE</text:p>
          </table:table-cell>
          <table:table-cell table:formula="of:=IF([.I14]; &quot;&quot;; ROUND([.C14]*2.55))">
            <text:p/>
          </table:table-cell>
          <table:table-cell table:formula="of:=[.J14]">
            <text:p/>
          </table:table-cell>
          <table:table-cell table:formula="of:=[.J14]">
            <text:p/>
          </table:table-cell>
          <table:table-cell table:formula="of:=[.H14] * (1 + [.G14])" office:value-type="float" office:value="0.675" calcext:value-type="float">
            <text:p>0.675</text:p>
          </table:table-cell>
          <table:table-cell table:formula="of:= ([.H14] + [.G14]) - ([.H14] * [.G14])" office:value-type="float" office:value="0.725" calcext:value-type="float">
            <text:p>0.725</text:p>
          </table:table-cell>
          <table:table-cell table:formula="of:=IF([.H14] &lt;= 0.5; [.M14]; [.N14])" office:value-type="float" office:value="0.675" calcext:value-type="float">
            <text:p>0.675</text:p>
          </table:table-cell>
          <table:table-cell table:formula="of:= (2 * [.H14]) - [.O14]" office:value-type="float" office:value="0.225" calcext:value-type="float">
            <text:p>0.225</text:p>
          </table:table-cell>
          <table:table-cell table:formula="of:=[.F14] + (1/3)" office:value-type="float" office:value="0.916666666666667" calcext:value-type="float">
            <text:p>0.916666666666667</text:p>
          </table:table-cell>
          <table:table-cell table:formula="of:=[.F14]" office:value-type="float" office:value="0.583333333333333" calcext:value-type="float">
            <text:p>0.583333333333333</text:p>
          </table:table-cell>
          <table:table-cell table:formula="of:=[.F14] - (1/3)" office:value-type="float" office:value="0.25" calcext:value-type="float">
            <text:p>0.25</text:p>
          </table:table-cell>
          <table:table-cell table:formula="of:=IF([.Q14]&lt;0; [.Q14]+1; IF([.Q14]&gt;1; [.Q14]-1; [.Q14]))" office:value-type="float" office:value="0.916666666666667" calcext:value-type="float">
            <text:p>0.916666666666667</text:p>
          </table:table-cell>
          <table:table-cell table:formula="of:=IF([.R14]&lt;0; [.R14]+1; IF([.R14]&gt;1; [.R14]-1; [.R14]))" office:value-type="float" office:value="0.583333333333333" calcext:value-type="float">
            <text:p>0.583333333333333</text:p>
          </table:table-cell>
          <table:table-cell table:formula="of:=IF([.S14]&lt;0; [.S14]+1; IF([.S14]&gt;1; [.S14]-1; [.S14]))" office:value-type="float" office:value="0.25" calcext:value-type="float">
            <text:p>0.25</text:p>
          </table:table-cell>
          <table:table-cell table:formula="of:=IF((6* [.T14]) &lt; 1; TRUE(); FALSE())" office:value-type="boolean" office:boolean-value="false" calcext:value-type="boolean">
            <text:p>FALSE</text:p>
          </table:table-cell>
          <table:table-cell table:formula="of:=IF((2* [.T14]) &lt; 1; TRUE(); FALSE())" office:value-type="boolean" office:boolean-value="false" calcext:value-type="boolean">
            <text:p>FALSE</text:p>
          </table:table-cell>
          <table:table-cell table:formula="of:=IF((3* [.T14]) &lt; 2; TRUE(); FALSE())" office:value-type="boolean" office:boolean-value="false" calcext:value-type="boolean">
            <text:p>FALSE</text:p>
          </table:table-cell>
          <table:table-cell table:formula="of:=IF((6* [.U14]) &lt; 1; TRUE(); FALSE())" office:value-type="boolean" office:boolean-value="false" calcext:value-type="boolean">
            <text:p>FALSE</text:p>
          </table:table-cell>
          <table:table-cell table:formula="of:=IF((2* [.U14]) &lt; 1; TRUE(); FALSE())" office:value-type="boolean" office:boolean-value="false" calcext:value-type="boolean">
            <text:p>FALSE</text:p>
          </table:table-cell>
          <table:table-cell table:formula="of:=IF((3* [.U14]) &lt; 2; TRUE(); FALSE())" office:value-type="boolean" office:boolean-value="true" calcext:value-type="boolean">
            <text:p>TRUE</text:p>
          </table:table-cell>
          <table:table-cell table:formula="of:=IF((6* [.V14]) &lt; 1; TRUE(); FALSE())" office:value-type="boolean" office:boolean-value="false" calcext:value-type="boolean">
            <text:p>FALSE</text:p>
          </table:table-cell>
          <table:table-cell table:formula="of:=IF((2* [.V14]) &lt; 1; TRUE(); FALSE())" office:value-type="boolean" office:boolean-value="true" calcext:value-type="boolean">
            <text:p>TRUE</text:p>
          </table:table-cell>
          <table:table-cell table:formula="of:=IF((3* [.V14]) &lt; 2; TRUE(); FALSE())" office:value-type="boolean" office:boolean-value="true" calcext:value-type="boolean">
            <text:p>TRUE</text:p>
          </table:table-cell>
          <table:table-cell table:formula="of:=IF([.W14]; [.$P14] + ([.$O14] - [.$P14]) * 6 * [.T14]; IF([.X14]; [.$O14]; IF([.Y14]; [.$P14] + (([.$O14] - [.$P14]) * ((2/3) - [.T14]) * 6); [.$P14])))" office:value-type="float" office:value="0.225" calcext:value-type="float">
            <text:p>0.225</text:p>
          </table:table-cell>
          <table:table-cell table:formula="of:=IF([.Z14]; [.$P14] + ([.$O14] - [.$P14]) * 6 * [.U14]; IF([.AA14]; [.$O14]; IF([.AB14]; [.$P14] + (([.$O14] - [.$P14]) * ((2/3) - [.U14]) * 6); [.$P14])))" office:value-type="float" office:value="0.45" calcext:value-type="float">
            <text:p>0.45</text:p>
          </table:table-cell>
          <table:table-cell table:formula="of:=IF([.AC14]; [.$P14] + ([.$O14] - [.$P14]) * 6 * [.V14]; IF([.AD14]; [.$O14]; IF([.AE14]; [.$P14] + (([.$O14] - [.$P14]) * ((2/3) - [.V14]) * 6); [.$P14])))" office:value-type="float" office:value="0.675" calcext:value-type="float">
            <text:p>0.675</text:p>
          </table:table-cell>
          <table:table-cell table:formula="of:=ROUND([.AF14]*255)" office:value-type="float" office:value="57" calcext:value-type="float">
            <text:p>57</text:p>
          </table:table-cell>
          <table:table-cell table:formula="of:=ROUND([.AG14]*255)" office:value-type="float" office:value="115" calcext:value-type="float">
            <text:p>115</text:p>
          </table:table-cell>
          <table:table-cell table:formula="of:=ROUND([.AH14]*255)" office:value-type="float" office:value="172" calcext:value-type="float">
            <text:p>172</text:p>
          </table:table-cell>
        </table:table-row>
        <table:table-row table:style-name="ro3">
          <table:table-cell table:formula="of:=[.A14]" office:value-type="float" office:value="210" calcext:value-type="float">
            <text:p>210</text:p>
          </table:table-cell>
          <table:table-cell table:formula="of:=[.B14]" office:value-type="float" office:value="50" calcext:value-type="float">
            <text:p>50</text:p>
          </table:table-cell>
          <table:table-cell table:formula="of:=IF([.C$5]=[.C14]; 5; [.C14]+5)" office:value-type="float" office:value="50" calcext:value-type="float">
            <text:p>50</text:p>
          </table:table-cell>
          <table:table-cell table:formula="of:=[.AI15]&amp;&quot;, &quot;&amp;[.AJ15]&amp;&quot;, &quot;&amp;[.AK15]" office:value-type="string" office:string-value="64, 127, 191" calcext:value-type="string">
            <text:p>64, 127, 191</text:p>
          </table:table-cell>
          <table:table-cell table:formula="of:=DEC2HEX([.AI15]; 2)&amp;DEC2HEX([.AJ15]; 2)&amp;DEC2HEX([.AK15]; 2)" office:value-type="string" office:string-value="407FBF" calcext:value-type="string">
            <text:p>407FBF</text:p>
          </table:table-cell>
          <table:table-cell table:formula="of:=[.A15]/360" office:value-type="float" office:value="0.583333333333333" calcext:value-type="float">
            <text:p>0.583333333333333</text:p>
          </table:table-cell>
          <table:table-cell table:formula="of:=[.B15]/100" office:value-type="float" office:value="0.5" calcext:value-type="float">
            <text:p>0.5</text:p>
          </table:table-cell>
          <table:table-cell table:formula="of:=[.C15]/100" office:value-type="float" office:value="0.5" calcext:value-type="float">
            <text:p>0.5</text:p>
          </table:table-cell>
          <table:table-cell table:formula="of:=IF([.B15]&gt;0; TRUE(); FALSE())" office:value-type="boolean" office:boolean-value="true" calcext:value-type="boolean">
            <text:p>TRUE</text:p>
          </table:table-cell>
          <table:table-cell table:formula="of:=IF([.I15]; &quot;&quot;; ROUND([.C15]*2.55))">
            <text:p/>
          </table:table-cell>
          <table:table-cell table:formula="of:=[.J15]">
            <text:p/>
          </table:table-cell>
          <table:table-cell table:formula="of:=[.J15]">
            <text:p/>
          </table:table-cell>
          <table:table-cell table:formula="of:=[.H15] * (1 + [.G15])" office:value-type="float" office:value="0.75" calcext:value-type="float">
            <text:p>0.75</text:p>
          </table:table-cell>
          <table:table-cell table:formula="of:= ([.H15] + [.G15]) - ([.H15] * [.G15])" office:value-type="float" office:value="0.75" calcext:value-type="float">
            <text:p>0.75</text:p>
          </table:table-cell>
          <table:table-cell table:formula="of:=IF([.H15] &lt;= 0.5; [.M15]; [.N15])" office:value-type="float" office:value="0.75" calcext:value-type="float">
            <text:p>0.75</text:p>
          </table:table-cell>
          <table:table-cell table:formula="of:= (2 * [.H15]) - [.O15]" office:value-type="float" office:value="0.25" calcext:value-type="float">
            <text:p>0.25</text:p>
          </table:table-cell>
          <table:table-cell table:formula="of:=[.F15] + (1/3)" office:value-type="float" office:value="0.916666666666667" calcext:value-type="float">
            <text:p>0.916666666666667</text:p>
          </table:table-cell>
          <table:table-cell table:formula="of:=[.F15]" office:value-type="float" office:value="0.583333333333333" calcext:value-type="float">
            <text:p>0.583333333333333</text:p>
          </table:table-cell>
          <table:table-cell table:formula="of:=[.F15] - (1/3)" office:value-type="float" office:value="0.25" calcext:value-type="float">
            <text:p>0.25</text:p>
          </table:table-cell>
          <table:table-cell table:formula="of:=IF([.Q15]&lt;0; [.Q15]+1; IF([.Q15]&gt;1; [.Q15]-1; [.Q15]))" office:value-type="float" office:value="0.916666666666667" calcext:value-type="float">
            <text:p>0.916666666666667</text:p>
          </table:table-cell>
          <table:table-cell table:formula="of:=IF([.R15]&lt;0; [.R15]+1; IF([.R15]&gt;1; [.R15]-1; [.R15]))" office:value-type="float" office:value="0.583333333333333" calcext:value-type="float">
            <text:p>0.583333333333333</text:p>
          </table:table-cell>
          <table:table-cell table:formula="of:=IF([.S15]&lt;0; [.S15]+1; IF([.S15]&gt;1; [.S15]-1; [.S15]))" office:value-type="float" office:value="0.25" calcext:value-type="float">
            <text:p>0.25</text:p>
          </table:table-cell>
          <table:table-cell table:formula="of:=IF((6* [.T15]) &lt; 1; TRUE(); FALSE())" office:value-type="boolean" office:boolean-value="false" calcext:value-type="boolean">
            <text:p>FALSE</text:p>
          </table:table-cell>
          <table:table-cell table:formula="of:=IF((2* [.T15]) &lt; 1; TRUE(); FALSE())" office:value-type="boolean" office:boolean-value="false" calcext:value-type="boolean">
            <text:p>FALSE</text:p>
          </table:table-cell>
          <table:table-cell table:formula="of:=IF((3* [.T15]) &lt; 2; TRUE(); FALSE())" office:value-type="boolean" office:boolean-value="false" calcext:value-type="boolean">
            <text:p>FALSE</text:p>
          </table:table-cell>
          <table:table-cell table:formula="of:=IF((6* [.U15]) &lt; 1; TRUE(); FALSE())" office:value-type="boolean" office:boolean-value="false" calcext:value-type="boolean">
            <text:p>FALSE</text:p>
          </table:table-cell>
          <table:table-cell table:formula="of:=IF((2* [.U15]) &lt; 1; TRUE(); FALSE())" office:value-type="boolean" office:boolean-value="false" calcext:value-type="boolean">
            <text:p>FALSE</text:p>
          </table:table-cell>
          <table:table-cell table:formula="of:=IF((3* [.U15]) &lt; 2; TRUE(); FALSE())" office:value-type="boolean" office:boolean-value="true" calcext:value-type="boolean">
            <text:p>TRUE</text:p>
          </table:table-cell>
          <table:table-cell table:formula="of:=IF((6* [.V15]) &lt; 1; TRUE(); FALSE())" office:value-type="boolean" office:boolean-value="false" calcext:value-type="boolean">
            <text:p>FALSE</text:p>
          </table:table-cell>
          <table:table-cell table:formula="of:=IF((2* [.V15]) &lt; 1; TRUE(); FALSE())" office:value-type="boolean" office:boolean-value="true" calcext:value-type="boolean">
            <text:p>TRUE</text:p>
          </table:table-cell>
          <table:table-cell table:formula="of:=IF((3* [.V15]) &lt; 2; TRUE(); FALSE())" office:value-type="boolean" office:boolean-value="true" calcext:value-type="boolean">
            <text:p>TRUE</text:p>
          </table:table-cell>
          <table:table-cell table:formula="of:=IF([.W15]; [.$P15] + ([.$O15] - [.$P15]) * 6 * [.T15]; IF([.X15]; [.$O15]; IF([.Y15]; [.$P15] + (([.$O15] - [.$P15]) * ((2/3) - [.T15]) * 6); [.$P15])))" office:value-type="float" office:value="0.25" calcext:value-type="float">
            <text:p>0.25</text:p>
          </table:table-cell>
          <table:table-cell table:formula="of:=IF([.Z15]; [.$P15] + ([.$O15] - [.$P15]) * 6 * [.U15]; IF([.AA15]; [.$O15]; IF([.AB15]; [.$P15] + (([.$O15] - [.$P15]) * ((2/3) - [.U15]) * 6); [.$P15])))" office:value-type="float" office:value="0.5" calcext:value-type="float">
            <text:p>0.5</text:p>
          </table:table-cell>
          <table:table-cell table:formula="of:=IF([.AC15]; [.$P15] + ([.$O15] - [.$P15]) * 6 * [.V15]; IF([.AD15]; [.$O15]; IF([.AE15]; [.$P15] + (([.$O15] - [.$P15]) * ((2/3) - [.V15]) * 6); [.$P15])))" office:value-type="float" office:value="0.75" calcext:value-type="float">
            <text:p>0.75</text:p>
          </table:table-cell>
          <table:table-cell table:formula="of:=ROUND([.AF15]*255)" office:value-type="float" office:value="64" calcext:value-type="float">
            <text:p>64</text:p>
          </table:table-cell>
          <table:table-cell table:formula="of:=ROUND([.AG15]*255)" office:value-type="float" office:value="127" calcext:value-type="float">
            <text:p>127</text:p>
          </table:table-cell>
          <table:table-cell table:formula="of:=ROUND([.AH15]*255)" office:value-type="float" office:value="191" calcext:value-type="float">
            <text:p>191</text:p>
          </table:table-cell>
        </table:table-row>
        <table:table-row table:style-name="ro3">
          <table:table-cell table:formula="of:=[.A15]" office:value-type="float" office:value="210" calcext:value-type="float">
            <text:p>210</text:p>
          </table:table-cell>
          <table:table-cell table:formula="of:=[.B15]" office:value-type="float" office:value="50" calcext:value-type="float">
            <text:p>50</text:p>
          </table:table-cell>
          <table:table-cell table:formula="of:=IF([.C$5]=[.C15]; 5; [.C15]+5)" office:value-type="float" office:value="55" calcext:value-type="float">
            <text:p>55</text:p>
          </table:table-cell>
          <table:table-cell table:formula="of:=[.AI16]&amp;&quot;, &quot;&amp;[.AJ16]&amp;&quot;, &quot;&amp;[.AK16]" office:value-type="string" office:string-value="83, 140, 198" calcext:value-type="string">
            <text:p>83, 140, 198</text:p>
          </table:table-cell>
          <table:table-cell table:formula="of:=DEC2HEX([.AI16]; 2)&amp;DEC2HEX([.AJ16]; 2)&amp;DEC2HEX([.AK16]; 2)" office:value-type="string" office:string-value="538CC6" calcext:value-type="string">
            <text:p>538CC6</text:p>
          </table:table-cell>
          <table:table-cell table:formula="of:=[.A16]/360" office:value-type="float" office:value="0.583333333333333" calcext:value-type="float">
            <text:p>0.583333333333333</text:p>
          </table:table-cell>
          <table:table-cell table:formula="of:=[.B16]/100" office:value-type="float" office:value="0.5" calcext:value-type="float">
            <text:p>0.5</text:p>
          </table:table-cell>
          <table:table-cell table:formula="of:=[.C16]/100" office:value-type="float" office:value="0.55" calcext:value-type="float">
            <text:p>0.55</text:p>
          </table:table-cell>
          <table:table-cell table:formula="of:=IF([.B16]&gt;0; TRUE(); FALSE())" office:value-type="boolean" office:boolean-value="true" calcext:value-type="boolean">
            <text:p>TRUE</text:p>
          </table:table-cell>
          <table:table-cell table:formula="of:=IF([.I16]; &quot;&quot;; ROUND([.C16]*2.55))">
            <text:p/>
          </table:table-cell>
          <table:table-cell table:formula="of:=[.J16]">
            <text:p/>
          </table:table-cell>
          <table:table-cell table:formula="of:=[.J16]">
            <text:p/>
          </table:table-cell>
          <table:table-cell table:formula="of:=[.H16] * (1 + [.G16])" office:value-type="float" office:value="0.825" calcext:value-type="float">
            <text:p>0.825</text:p>
          </table:table-cell>
          <table:table-cell table:formula="of:= ([.H16] + [.G16]) - ([.H16] * [.G16])" office:value-type="float" office:value="0.775" calcext:value-type="float">
            <text:p>0.775</text:p>
          </table:table-cell>
          <table:table-cell table:formula="of:=IF([.H16] &lt;= 0.5; [.M16]; [.N16])" office:value-type="float" office:value="0.775" calcext:value-type="float">
            <text:p>0.775</text:p>
          </table:table-cell>
          <table:table-cell table:formula="of:= (2 * [.H16]) - [.O16]" office:value-type="float" office:value="0.325" calcext:value-type="float">
            <text:p>0.325</text:p>
          </table:table-cell>
          <table:table-cell table:formula="of:=[.F16] + (1/3)" office:value-type="float" office:value="0.916666666666667" calcext:value-type="float">
            <text:p>0.916666666666667</text:p>
          </table:table-cell>
          <table:table-cell table:formula="of:=[.F16]" office:value-type="float" office:value="0.583333333333333" calcext:value-type="float">
            <text:p>0.583333333333333</text:p>
          </table:table-cell>
          <table:table-cell table:formula="of:=[.F16] - (1/3)" office:value-type="float" office:value="0.25" calcext:value-type="float">
            <text:p>0.25</text:p>
          </table:table-cell>
          <table:table-cell table:formula="of:=IF([.Q16]&lt;0; [.Q16]+1; IF([.Q16]&gt;1; [.Q16]-1; [.Q16]))" office:value-type="float" office:value="0.916666666666667" calcext:value-type="float">
            <text:p>0.916666666666667</text:p>
          </table:table-cell>
          <table:table-cell table:formula="of:=IF([.R16]&lt;0; [.R16]+1; IF([.R16]&gt;1; [.R16]-1; [.R16]))" office:value-type="float" office:value="0.583333333333333" calcext:value-type="float">
            <text:p>0.583333333333333</text:p>
          </table:table-cell>
          <table:table-cell table:formula="of:=IF([.S16]&lt;0; [.S16]+1; IF([.S16]&gt;1; [.S16]-1; [.S16]))" office:value-type="float" office:value="0.25" calcext:value-type="float">
            <text:p>0.25</text:p>
          </table:table-cell>
          <table:table-cell table:formula="of:=IF((6* [.T16]) &lt; 1; TRUE(); FALSE())" office:value-type="boolean" office:boolean-value="false" calcext:value-type="boolean">
            <text:p>FALSE</text:p>
          </table:table-cell>
          <table:table-cell table:formula="of:=IF((2* [.T16]) &lt; 1; TRUE(); FALSE())" office:value-type="boolean" office:boolean-value="false" calcext:value-type="boolean">
            <text:p>FALSE</text:p>
          </table:table-cell>
          <table:table-cell table:formula="of:=IF((3* [.T16]) &lt; 2; TRUE(); FALSE())" office:value-type="boolean" office:boolean-value="false" calcext:value-type="boolean">
            <text:p>FALSE</text:p>
          </table:table-cell>
          <table:table-cell table:formula="of:=IF((6* [.U16]) &lt; 1; TRUE(); FALSE())" office:value-type="boolean" office:boolean-value="false" calcext:value-type="boolean">
            <text:p>FALSE</text:p>
          </table:table-cell>
          <table:table-cell table:formula="of:=IF((2* [.U16]) &lt; 1; TRUE(); FALSE())" office:value-type="boolean" office:boolean-value="false" calcext:value-type="boolean">
            <text:p>FALSE</text:p>
          </table:table-cell>
          <table:table-cell table:formula="of:=IF((3* [.U16]) &lt; 2; TRUE(); FALSE())" office:value-type="boolean" office:boolean-value="true" calcext:value-type="boolean">
            <text:p>TRUE</text:p>
          </table:table-cell>
          <table:table-cell table:formula="of:=IF((6* [.V16]) &lt; 1; TRUE(); FALSE())" office:value-type="boolean" office:boolean-value="false" calcext:value-type="boolean">
            <text:p>FALSE</text:p>
          </table:table-cell>
          <table:table-cell table:formula="of:=IF((2* [.V16]) &lt; 1; TRUE(); FALSE())" office:value-type="boolean" office:boolean-value="true" calcext:value-type="boolean">
            <text:p>TRUE</text:p>
          </table:table-cell>
          <table:table-cell table:formula="of:=IF((3* [.V16]) &lt; 2; TRUE(); FALSE())" office:value-type="boolean" office:boolean-value="true" calcext:value-type="boolean">
            <text:p>TRUE</text:p>
          </table:table-cell>
          <table:table-cell table:formula="of:=IF([.W16]; [.$P16] + ([.$O16] - [.$P16]) * 6 * [.T16]; IF([.X16]; [.$O16]; IF([.Y16]; [.$P16] + (([.$O16] - [.$P16]) * ((2/3) - [.T16]) * 6); [.$P16])))" office:value-type="float" office:value="0.325" calcext:value-type="float">
            <text:p>0.325</text:p>
          </table:table-cell>
          <table:table-cell table:formula="of:=IF([.Z16]; [.$P16] + ([.$O16] - [.$P16]) * 6 * [.U16]; IF([.AA16]; [.$O16]; IF([.AB16]; [.$P16] + (([.$O16] - [.$P16]) * ((2/3) - [.U16]) * 6); [.$P16])))" office:value-type="float" office:value="0.55" calcext:value-type="float">
            <text:p>0.55</text:p>
          </table:table-cell>
          <table:table-cell table:formula="of:=IF([.AC16]; [.$P16] + ([.$O16] - [.$P16]) * 6 * [.V16]; IF([.AD16]; [.$O16]; IF([.AE16]; [.$P16] + (([.$O16] - [.$P16]) * ((2/3) - [.V16]) * 6); [.$P16])))" office:value-type="float" office:value="0.775" calcext:value-type="float">
            <text:p>0.775</text:p>
          </table:table-cell>
          <table:table-cell table:formula="of:=ROUND([.AF16]*255)" office:value-type="float" office:value="83" calcext:value-type="float">
            <text:p>83</text:p>
          </table:table-cell>
          <table:table-cell table:formula="of:=ROUND([.AG16]*255)" office:value-type="float" office:value="140" calcext:value-type="float">
            <text:p>140</text:p>
          </table:table-cell>
          <table:table-cell table:formula="of:=ROUND([.AH16]*255)" office:value-type="float" office:value="198" calcext:value-type="float">
            <text:p>198</text:p>
          </table:table-cell>
        </table:table-row>
        <table:table-row table:style-name="ro3">
          <table:table-cell table:formula="of:=[.A16]" office:value-type="float" office:value="210" calcext:value-type="float">
            <text:p>210</text:p>
          </table:table-cell>
          <table:table-cell table:formula="of:=[.B16]" office:value-type="float" office:value="50" calcext:value-type="float">
            <text:p>50</text:p>
          </table:table-cell>
          <table:table-cell table:formula="of:=IF([.C$5]=[.C16]; 5; [.C16]+5)" office:value-type="float" office:value="60" calcext:value-type="float">
            <text:p>60</text:p>
          </table:table-cell>
          <table:table-cell table:formula="of:=[.AI17]&amp;&quot;, &quot;&amp;[.AJ17]&amp;&quot;, &quot;&amp;[.AK17]" office:value-type="string" office:string-value="102, 153, 204" calcext:value-type="string">
            <text:p>102, 153, 204</text:p>
          </table:table-cell>
          <table:table-cell table:formula="of:=DEC2HEX([.AI17]; 2)&amp;DEC2HEX([.AJ17]; 2)&amp;DEC2HEX([.AK17]; 2)" office:value-type="string" office:string-value="6699CC" calcext:value-type="string">
            <text:p>6699CC</text:p>
          </table:table-cell>
          <table:table-cell table:formula="of:=[.A17]/360" office:value-type="float" office:value="0.583333333333333" calcext:value-type="float">
            <text:p>0.583333333333333</text:p>
          </table:table-cell>
          <table:table-cell table:formula="of:=[.B17]/100" office:value-type="float" office:value="0.5" calcext:value-type="float">
            <text:p>0.5</text:p>
          </table:table-cell>
          <table:table-cell table:formula="of:=[.C17]/100" office:value-type="float" office:value="0.6" calcext:value-type="float">
            <text:p>0.6</text:p>
          </table:table-cell>
          <table:table-cell table:formula="of:=IF([.B17]&gt;0; TRUE(); FALSE())" office:value-type="boolean" office:boolean-value="true" calcext:value-type="boolean">
            <text:p>TRUE</text:p>
          </table:table-cell>
          <table:table-cell table:formula="of:=IF([.I17]; &quot;&quot;; ROUND([.C17]*2.55))">
            <text:p/>
          </table:table-cell>
          <table:table-cell table:formula="of:=[.J17]">
            <text:p/>
          </table:table-cell>
          <table:table-cell table:formula="of:=[.J17]">
            <text:p/>
          </table:table-cell>
          <table:table-cell table:formula="of:=[.H17] * (1 + [.G17])" office:value-type="float" office:value="0.9" calcext:value-type="float">
            <text:p>0.9</text:p>
          </table:table-cell>
          <table:table-cell table:formula="of:= ([.H17] + [.G17]) - ([.H17] * [.G17])" office:value-type="float" office:value="0.8" calcext:value-type="float">
            <text:p>0.8</text:p>
          </table:table-cell>
          <table:table-cell table:formula="of:=IF([.H17] &lt;= 0.5; [.M17]; [.N17])" office:value-type="float" office:value="0.8" calcext:value-type="float">
            <text:p>0.8</text:p>
          </table:table-cell>
          <table:table-cell table:formula="of:= (2 * [.H17]) - [.O17]" office:value-type="float" office:value="0.4" calcext:value-type="float">
            <text:p>0.4</text:p>
          </table:table-cell>
          <table:table-cell table:formula="of:=[.F17] + (1/3)" office:value-type="float" office:value="0.916666666666667" calcext:value-type="float">
            <text:p>0.916666666666667</text:p>
          </table:table-cell>
          <table:table-cell table:formula="of:=[.F17]" office:value-type="float" office:value="0.583333333333333" calcext:value-type="float">
            <text:p>0.583333333333333</text:p>
          </table:table-cell>
          <table:table-cell table:formula="of:=[.F17] - (1/3)" office:value-type="float" office:value="0.25" calcext:value-type="float">
            <text:p>0.25</text:p>
          </table:table-cell>
          <table:table-cell table:formula="of:=IF([.Q17]&lt;0; [.Q17]+1; IF([.Q17]&gt;1; [.Q17]-1; [.Q17]))" office:value-type="float" office:value="0.916666666666667" calcext:value-type="float">
            <text:p>0.916666666666667</text:p>
          </table:table-cell>
          <table:table-cell table:formula="of:=IF([.R17]&lt;0; [.R17]+1; IF([.R17]&gt;1; [.R17]-1; [.R17]))" office:value-type="float" office:value="0.583333333333333" calcext:value-type="float">
            <text:p>0.583333333333333</text:p>
          </table:table-cell>
          <table:table-cell table:formula="of:=IF([.S17]&lt;0; [.S17]+1; IF([.S17]&gt;1; [.S17]-1; [.S17]))" office:value-type="float" office:value="0.25" calcext:value-type="float">
            <text:p>0.25</text:p>
          </table:table-cell>
          <table:table-cell table:formula="of:=IF((6* [.T17]) &lt; 1; TRUE(); FALSE())" office:value-type="boolean" office:boolean-value="false" calcext:value-type="boolean">
            <text:p>FALSE</text:p>
          </table:table-cell>
          <table:table-cell table:formula="of:=IF((2* [.T17]) &lt; 1; TRUE(); FALSE())" office:value-type="boolean" office:boolean-value="false" calcext:value-type="boolean">
            <text:p>FALSE</text:p>
          </table:table-cell>
          <table:table-cell table:formula="of:=IF((3* [.T17]) &lt; 2; TRUE(); FALSE())" office:value-type="boolean" office:boolean-value="false" calcext:value-type="boolean">
            <text:p>FALSE</text:p>
          </table:table-cell>
          <table:table-cell table:formula="of:=IF((6* [.U17]) &lt; 1; TRUE(); FALSE())" office:value-type="boolean" office:boolean-value="false" calcext:value-type="boolean">
            <text:p>FALSE</text:p>
          </table:table-cell>
          <table:table-cell table:formula="of:=IF((2* [.U17]) &lt; 1; TRUE(); FALSE())" office:value-type="boolean" office:boolean-value="false" calcext:value-type="boolean">
            <text:p>FALSE</text:p>
          </table:table-cell>
          <table:table-cell table:formula="of:=IF((3* [.U17]) &lt; 2; TRUE(); FALSE())" office:value-type="boolean" office:boolean-value="true" calcext:value-type="boolean">
            <text:p>TRUE</text:p>
          </table:table-cell>
          <table:table-cell table:formula="of:=IF((6* [.V17]) &lt; 1; TRUE(); FALSE())" office:value-type="boolean" office:boolean-value="false" calcext:value-type="boolean">
            <text:p>FALSE</text:p>
          </table:table-cell>
          <table:table-cell table:formula="of:=IF((2* [.V17]) &lt; 1; TRUE(); FALSE())" office:value-type="boolean" office:boolean-value="true" calcext:value-type="boolean">
            <text:p>TRUE</text:p>
          </table:table-cell>
          <table:table-cell table:formula="of:=IF((3* [.V17]) &lt; 2; TRUE(); FALSE())" office:value-type="boolean" office:boolean-value="true" calcext:value-type="boolean">
            <text:p>TRUE</text:p>
          </table:table-cell>
          <table:table-cell table:formula="of:=IF([.W17]; [.$P17] + ([.$O17] - [.$P17]) * 6 * [.T17]; IF([.X17]; [.$O17]; IF([.Y17]; [.$P17] + (([.$O17] - [.$P17]) * ((2/3) - [.T17]) * 6); [.$P17])))" office:value-type="float" office:value="0.4" calcext:value-type="float">
            <text:p>0.4</text:p>
          </table:table-cell>
          <table:table-cell table:formula="of:=IF([.Z17]; [.$P17] + ([.$O17] - [.$P17]) * 6 * [.U17]; IF([.AA17]; [.$O17]; IF([.AB17]; [.$P17] + (([.$O17] - [.$P17]) * ((2/3) - [.U17]) * 6); [.$P17])))" office:value-type="float" office:value="0.6" calcext:value-type="float">
            <text:p>0.6</text:p>
          </table:table-cell>
          <table:table-cell table:formula="of:=IF([.AC17]; [.$P17] + ([.$O17] - [.$P17]) * 6 * [.V17]; IF([.AD17]; [.$O17]; IF([.AE17]; [.$P17] + (([.$O17] - [.$P17]) * ((2/3) - [.V17]) * 6); [.$P17])))" office:value-type="float" office:value="0.8" calcext:value-type="float">
            <text:p>0.8</text:p>
          </table:table-cell>
          <table:table-cell table:formula="of:=ROUND([.AF17]*255)" office:value-type="float" office:value="102" calcext:value-type="float">
            <text:p>102</text:p>
          </table:table-cell>
          <table:table-cell table:formula="of:=ROUND([.AG17]*255)" office:value-type="float" office:value="153" calcext:value-type="float">
            <text:p>153</text:p>
          </table:table-cell>
          <table:table-cell table:formula="of:=ROUND([.AH17]*255)" office:value-type="float" office:value="204" calcext:value-type="float">
            <text:p>204</text:p>
          </table:table-cell>
        </table:table-row>
        <table:table-row table:style-name="ro3">
          <table:table-cell table:formula="of:=[.A17]" office:value-type="float" office:value="210" calcext:value-type="float">
            <text:p>210</text:p>
          </table:table-cell>
          <table:table-cell table:formula="of:=[.B17]" office:value-type="float" office:value="50" calcext:value-type="float">
            <text:p>50</text:p>
          </table:table-cell>
          <table:table-cell table:formula="of:=IF([.C$5]=[.C17]; 5; [.C17]+5)" office:value-type="float" office:value="65" calcext:value-type="float">
            <text:p>65</text:p>
          </table:table-cell>
          <table:table-cell table:formula="of:=[.AI18]&amp;&quot;, &quot;&amp;[.AJ18]&amp;&quot;, &quot;&amp;[.AK18]" office:value-type="string" office:string-value="121, 166, 210" calcext:value-type="string">
            <text:p>121, 166, 210</text:p>
          </table:table-cell>
          <table:table-cell table:formula="of:=DEC2HEX([.AI18]; 2)&amp;DEC2HEX([.AJ18]; 2)&amp;DEC2HEX([.AK18]; 2)" office:value-type="string" office:string-value="79A6D2" calcext:value-type="string">
            <text:p>79A6D2</text:p>
          </table:table-cell>
          <table:table-cell table:formula="of:=[.A18]/360" office:value-type="float" office:value="0.583333333333333" calcext:value-type="float">
            <text:p>0.583333333333333</text:p>
          </table:table-cell>
          <table:table-cell table:formula="of:=[.B18]/100" office:value-type="float" office:value="0.5" calcext:value-type="float">
            <text:p>0.5</text:p>
          </table:table-cell>
          <table:table-cell table:formula="of:=[.C18]/100" office:value-type="float" office:value="0.65" calcext:value-type="float">
            <text:p>0.65</text:p>
          </table:table-cell>
          <table:table-cell table:formula="of:=IF([.B18]&gt;0; TRUE(); FALSE())" office:value-type="boolean" office:boolean-value="true" calcext:value-type="boolean">
            <text:p>TRUE</text:p>
          </table:table-cell>
          <table:table-cell table:formula="of:=IF([.I18]; &quot;&quot;; ROUND([.C18]*2.55))">
            <text:p/>
          </table:table-cell>
          <table:table-cell table:formula="of:=[.J18]">
            <text:p/>
          </table:table-cell>
          <table:table-cell table:formula="of:=[.J18]">
            <text:p/>
          </table:table-cell>
          <table:table-cell table:formula="of:=[.H18] * (1 + [.G18])" office:value-type="float" office:value="0.975" calcext:value-type="float">
            <text:p>0.975</text:p>
          </table:table-cell>
          <table:table-cell table:formula="of:= ([.H18] + [.G18]) - ([.H18] * [.G18])" office:value-type="float" office:value="0.825" calcext:value-type="float">
            <text:p>0.825</text:p>
          </table:table-cell>
          <table:table-cell table:formula="of:=IF([.H18] &lt;= 0.5; [.M18]; [.N18])" office:value-type="float" office:value="0.825" calcext:value-type="float">
            <text:p>0.825</text:p>
          </table:table-cell>
          <table:table-cell table:formula="of:= (2 * [.H18]) - [.O18]" office:value-type="float" office:value="0.475" calcext:value-type="float">
            <text:p>0.475</text:p>
          </table:table-cell>
          <table:table-cell table:formula="of:=[.F18] + (1/3)" office:value-type="float" office:value="0.916666666666667" calcext:value-type="float">
            <text:p>0.916666666666667</text:p>
          </table:table-cell>
          <table:table-cell table:formula="of:=[.F18]" office:value-type="float" office:value="0.583333333333333" calcext:value-type="float">
            <text:p>0.583333333333333</text:p>
          </table:table-cell>
          <table:table-cell table:formula="of:=[.F18] - (1/3)" office:value-type="float" office:value="0.25" calcext:value-type="float">
            <text:p>0.25</text:p>
          </table:table-cell>
          <table:table-cell table:formula="of:=IF([.Q18]&lt;0; [.Q18]+1; IF([.Q18]&gt;1; [.Q18]-1; [.Q18]))" office:value-type="float" office:value="0.916666666666667" calcext:value-type="float">
            <text:p>0.916666666666667</text:p>
          </table:table-cell>
          <table:table-cell table:formula="of:=IF([.R18]&lt;0; [.R18]+1; IF([.R18]&gt;1; [.R18]-1; [.R18]))" office:value-type="float" office:value="0.583333333333333" calcext:value-type="float">
            <text:p>0.583333333333333</text:p>
          </table:table-cell>
          <table:table-cell table:formula="of:=IF([.S18]&lt;0; [.S18]+1; IF([.S18]&gt;1; [.S18]-1; [.S18]))" office:value-type="float" office:value="0.25" calcext:value-type="float">
            <text:p>0.25</text:p>
          </table:table-cell>
          <table:table-cell table:formula="of:=IF((6* [.T18]) &lt; 1; TRUE(); FALSE())" office:value-type="boolean" office:boolean-value="false" calcext:value-type="boolean">
            <text:p>FALSE</text:p>
          </table:table-cell>
          <table:table-cell table:formula="of:=IF((2* [.T18]) &lt; 1; TRUE(); FALSE())" office:value-type="boolean" office:boolean-value="false" calcext:value-type="boolean">
            <text:p>FALSE</text:p>
          </table:table-cell>
          <table:table-cell table:formula="of:=IF((3* [.T18]) &lt; 2; TRUE(); FALSE())" office:value-type="boolean" office:boolean-value="false" calcext:value-type="boolean">
            <text:p>FALSE</text:p>
          </table:table-cell>
          <table:table-cell table:formula="of:=IF((6* [.U18]) &lt; 1; TRUE(); FALSE())" office:value-type="boolean" office:boolean-value="false" calcext:value-type="boolean">
            <text:p>FALSE</text:p>
          </table:table-cell>
          <table:table-cell table:formula="of:=IF((2* [.U18]) &lt; 1; TRUE(); FALSE())" office:value-type="boolean" office:boolean-value="false" calcext:value-type="boolean">
            <text:p>FALSE</text:p>
          </table:table-cell>
          <table:table-cell table:formula="of:=IF((3* [.U18]) &lt; 2; TRUE(); FALSE())" office:value-type="boolean" office:boolean-value="true" calcext:value-type="boolean">
            <text:p>TRUE</text:p>
          </table:table-cell>
          <table:table-cell table:formula="of:=IF((6* [.V18]) &lt; 1; TRUE(); FALSE())" office:value-type="boolean" office:boolean-value="false" calcext:value-type="boolean">
            <text:p>FALSE</text:p>
          </table:table-cell>
          <table:table-cell table:formula="of:=IF((2* [.V18]) &lt; 1; TRUE(); FALSE())" office:value-type="boolean" office:boolean-value="true" calcext:value-type="boolean">
            <text:p>TRUE</text:p>
          </table:table-cell>
          <table:table-cell table:formula="of:=IF((3* [.V18]) &lt; 2; TRUE(); FALSE())" office:value-type="boolean" office:boolean-value="true" calcext:value-type="boolean">
            <text:p>TRUE</text:p>
          </table:table-cell>
          <table:table-cell table:formula="of:=IF([.W18]; [.$P18] + ([.$O18] - [.$P18]) * 6 * [.T18]; IF([.X18]; [.$O18]; IF([.Y18]; [.$P18] + (([.$O18] - [.$P18]) * ((2/3) - [.T18]) * 6); [.$P18])))" office:value-type="float" office:value="0.475" calcext:value-type="float">
            <text:p>0.475</text:p>
          </table:table-cell>
          <table:table-cell table:formula="of:=IF([.Z18]; [.$P18] + ([.$O18] - [.$P18]) * 6 * [.U18]; IF([.AA18]; [.$O18]; IF([.AB18]; [.$P18] + (([.$O18] - [.$P18]) * ((2/3) - [.U18]) * 6); [.$P18])))" office:value-type="float" office:value="0.65" calcext:value-type="float">
            <text:p>0.65</text:p>
          </table:table-cell>
          <table:table-cell table:formula="of:=IF([.AC18]; [.$P18] + ([.$O18] - [.$P18]) * 6 * [.V18]; IF([.AD18]; [.$O18]; IF([.AE18]; [.$P18] + (([.$O18] - [.$P18]) * ((2/3) - [.V18]) * 6); [.$P18])))" office:value-type="float" office:value="0.825" calcext:value-type="float">
            <text:p>0.825</text:p>
          </table:table-cell>
          <table:table-cell table:formula="of:=ROUND([.AF18]*255)" office:value-type="float" office:value="121" calcext:value-type="float">
            <text:p>121</text:p>
          </table:table-cell>
          <table:table-cell table:formula="of:=ROUND([.AG18]*255)" office:value-type="float" office:value="166" calcext:value-type="float">
            <text:p>166</text:p>
          </table:table-cell>
          <table:table-cell table:formula="of:=ROUND([.AH18]*255)" office:value-type="float" office:value="210" calcext:value-type="float">
            <text:p>210</text:p>
          </table:table-cell>
        </table:table-row>
        <table:table-row table:style-name="ro3">
          <table:table-cell table:formula="of:=[.A18]" office:value-type="float" office:value="210" calcext:value-type="float">
            <text:p>210</text:p>
          </table:table-cell>
          <table:table-cell table:formula="of:=[.B18]" office:value-type="float" office:value="50" calcext:value-type="float">
            <text:p>50</text:p>
          </table:table-cell>
          <table:table-cell table:formula="of:=IF([.C$5]=[.C18]; 5; [.C18]+5)" office:value-type="float" office:value="70" calcext:value-type="float">
            <text:p>70</text:p>
          </table:table-cell>
          <table:table-cell table:formula="of:=[.AI19]&amp;&quot;, &quot;&amp;[.AJ19]&amp;&quot;, &quot;&amp;[.AK19]" office:value-type="string" office:string-value="140, 178, 217" calcext:value-type="string">
            <text:p>140, 178, 217</text:p>
          </table:table-cell>
          <table:table-cell table:formula="of:=DEC2HEX([.AI19]; 2)&amp;DEC2HEX([.AJ19]; 2)&amp;DEC2HEX([.AK19]; 2)" office:value-type="string" office:string-value="8CB2D9" calcext:value-type="string">
            <text:p>8CB2D9</text:p>
          </table:table-cell>
          <table:table-cell table:formula="of:=[.A19]/360" office:value-type="float" office:value="0.583333333333333" calcext:value-type="float">
            <text:p>0.583333333333333</text:p>
          </table:table-cell>
          <table:table-cell table:formula="of:=[.B19]/100" office:value-type="float" office:value="0.5" calcext:value-type="float">
            <text:p>0.5</text:p>
          </table:table-cell>
          <table:table-cell table:formula="of:=[.C19]/100" office:value-type="float" office:value="0.7" calcext:value-type="float">
            <text:p>0.7</text:p>
          </table:table-cell>
          <table:table-cell table:formula="of:=IF([.B19]&gt;0; TRUE(); FALSE())" office:value-type="boolean" office:boolean-value="true" calcext:value-type="boolean">
            <text:p>TRUE</text:p>
          </table:table-cell>
          <table:table-cell table:formula="of:=IF([.I19]; &quot;&quot;; ROUND([.C19]*2.55))">
            <text:p/>
          </table:table-cell>
          <table:table-cell table:formula="of:=[.J19]">
            <text:p/>
          </table:table-cell>
          <table:table-cell table:formula="of:=[.J19]">
            <text:p/>
          </table:table-cell>
          <table:table-cell table:formula="of:=[.H19] * (1 + [.G19])" office:value-type="float" office:value="1.05" calcext:value-type="float">
            <text:p>1.05</text:p>
          </table:table-cell>
          <table:table-cell table:formula="of:= ([.H19] + [.G19]) - ([.H19] * [.G19])" office:value-type="float" office:value="0.85" calcext:value-type="float">
            <text:p>0.85</text:p>
          </table:table-cell>
          <table:table-cell table:formula="of:=IF([.H19] &lt;= 0.5; [.M19]; [.N19])" office:value-type="float" office:value="0.85" calcext:value-type="float">
            <text:p>0.85</text:p>
          </table:table-cell>
          <table:table-cell table:formula="of:= (2 * [.H19]) - [.O19]" office:value-type="float" office:value="0.55" calcext:value-type="float">
            <text:p>0.55</text:p>
          </table:table-cell>
          <table:table-cell table:formula="of:=[.F19] + (1/3)" office:value-type="float" office:value="0.916666666666667" calcext:value-type="float">
            <text:p>0.916666666666667</text:p>
          </table:table-cell>
          <table:table-cell table:formula="of:=[.F19]" office:value-type="float" office:value="0.583333333333333" calcext:value-type="float">
            <text:p>0.583333333333333</text:p>
          </table:table-cell>
          <table:table-cell table:formula="of:=[.F19] - (1/3)" office:value-type="float" office:value="0.25" calcext:value-type="float">
            <text:p>0.25</text:p>
          </table:table-cell>
          <table:table-cell table:formula="of:=IF([.Q19]&lt;0; [.Q19]+1; IF([.Q19]&gt;1; [.Q19]-1; [.Q19]))" office:value-type="float" office:value="0.916666666666667" calcext:value-type="float">
            <text:p>0.916666666666667</text:p>
          </table:table-cell>
          <table:table-cell table:formula="of:=IF([.R19]&lt;0; [.R19]+1; IF([.R19]&gt;1; [.R19]-1; [.R19]))" office:value-type="float" office:value="0.583333333333333" calcext:value-type="float">
            <text:p>0.583333333333333</text:p>
          </table:table-cell>
          <table:table-cell table:formula="of:=IF([.S19]&lt;0; [.S19]+1; IF([.S19]&gt;1; [.S19]-1; [.S19]))" office:value-type="float" office:value="0.25" calcext:value-type="float">
            <text:p>0.25</text:p>
          </table:table-cell>
          <table:table-cell table:formula="of:=IF((6* [.T19]) &lt; 1; TRUE(); FALSE())" office:value-type="boolean" office:boolean-value="false" calcext:value-type="boolean">
            <text:p>FALSE</text:p>
          </table:table-cell>
          <table:table-cell table:formula="of:=IF((2* [.T19]) &lt; 1; TRUE(); FALSE())" office:value-type="boolean" office:boolean-value="false" calcext:value-type="boolean">
            <text:p>FALSE</text:p>
          </table:table-cell>
          <table:table-cell table:formula="of:=IF((3* [.T19]) &lt; 2; TRUE(); FALSE())" office:value-type="boolean" office:boolean-value="false" calcext:value-type="boolean">
            <text:p>FALSE</text:p>
          </table:table-cell>
          <table:table-cell table:formula="of:=IF((6* [.U19]) &lt; 1; TRUE(); FALSE())" office:value-type="boolean" office:boolean-value="false" calcext:value-type="boolean">
            <text:p>FALSE</text:p>
          </table:table-cell>
          <table:table-cell table:formula="of:=IF((2* [.U19]) &lt; 1; TRUE(); FALSE())" office:value-type="boolean" office:boolean-value="false" calcext:value-type="boolean">
            <text:p>FALSE</text:p>
          </table:table-cell>
          <table:table-cell table:formula="of:=IF((3* [.U19]) &lt; 2; TRUE(); FALSE())" office:value-type="boolean" office:boolean-value="true" calcext:value-type="boolean">
            <text:p>TRUE</text:p>
          </table:table-cell>
          <table:table-cell table:formula="of:=IF((6* [.V19]) &lt; 1; TRUE(); FALSE())" office:value-type="boolean" office:boolean-value="false" calcext:value-type="boolean">
            <text:p>FALSE</text:p>
          </table:table-cell>
          <table:table-cell table:formula="of:=IF((2* [.V19]) &lt; 1; TRUE(); FALSE())" office:value-type="boolean" office:boolean-value="true" calcext:value-type="boolean">
            <text:p>TRUE</text:p>
          </table:table-cell>
          <table:table-cell table:formula="of:=IF((3* [.V19]) &lt; 2; TRUE(); FALSE())" office:value-type="boolean" office:boolean-value="true" calcext:value-type="boolean">
            <text:p>TRUE</text:p>
          </table:table-cell>
          <table:table-cell table:formula="of:=IF([.W19]; [.$P19] + ([.$O19] - [.$P19]) * 6 * [.T19]; IF([.X19]; [.$O19]; IF([.Y19]; [.$P19] + (([.$O19] - [.$P19]) * ((2/3) - [.T19]) * 6); [.$P19])))" office:value-type="float" office:value="0.55" calcext:value-type="float">
            <text:p>0.55</text:p>
          </table:table-cell>
          <table:table-cell table:formula="of:=IF([.Z19]; [.$P19] + ([.$O19] - [.$P19]) * 6 * [.U19]; IF([.AA19]; [.$O19]; IF([.AB19]; [.$P19] + (([.$O19] - [.$P19]) * ((2/3) - [.U19]) * 6); [.$P19])))" office:value-type="float" office:value="0.7" calcext:value-type="float">
            <text:p>0.7</text:p>
          </table:table-cell>
          <table:table-cell table:formula="of:=IF([.AC19]; [.$P19] + ([.$O19] - [.$P19]) * 6 * [.V19]; IF([.AD19]; [.$O19]; IF([.AE19]; [.$P19] + (([.$O19] - [.$P19]) * ((2/3) - [.V19]) * 6); [.$P19])))" office:value-type="float" office:value="0.85" calcext:value-type="float">
            <text:p>0.85</text:p>
          </table:table-cell>
          <table:table-cell table:formula="of:=ROUND([.AF19]*255)" office:value-type="float" office:value="140" calcext:value-type="float">
            <text:p>140</text:p>
          </table:table-cell>
          <table:table-cell table:formula="of:=ROUND([.AG19]*255)" office:value-type="float" office:value="178" calcext:value-type="float">
            <text:p>178</text:p>
          </table:table-cell>
          <table:table-cell table:formula="of:=ROUND([.AH19]*255)" office:value-type="float" office:value="217" calcext:value-type="float">
            <text:p>217</text:p>
          </table:table-cell>
        </table:table-row>
        <table:table-row table:style-name="ro3">
          <table:table-cell table:formula="of:=[.A19]" office:value-type="float" office:value="210" calcext:value-type="float">
            <text:p>210</text:p>
          </table:table-cell>
          <table:table-cell table:formula="of:=[.B19]" office:value-type="float" office:value="50" calcext:value-type="float">
            <text:p>50</text:p>
          </table:table-cell>
          <table:table-cell table:formula="of:=IF([.C$5]=[.C19]; 5; [.C19]+5)" office:value-type="float" office:value="75" calcext:value-type="float">
            <text:p>75</text:p>
          </table:table-cell>
          <table:table-cell table:formula="of:=[.AI20]&amp;&quot;, &quot;&amp;[.AJ20]&amp;&quot;, &quot;&amp;[.AK20]" office:value-type="string" office:string-value="159, 191, 223" calcext:value-type="string">
            <text:p>159, 191, 223</text:p>
          </table:table-cell>
          <table:table-cell table:formula="of:=DEC2HEX([.AI20]; 2)&amp;DEC2HEX([.AJ20]; 2)&amp;DEC2HEX([.AK20]; 2)" office:value-type="string" office:string-value="9FBFDF" calcext:value-type="string">
            <text:p>9FBFDF</text:p>
          </table:table-cell>
          <table:table-cell table:formula="of:=[.A20]/360" office:value-type="float" office:value="0.583333333333333" calcext:value-type="float">
            <text:p>0.583333333333333</text:p>
          </table:table-cell>
          <table:table-cell table:formula="of:=[.B20]/100" office:value-type="float" office:value="0.5" calcext:value-type="float">
            <text:p>0.5</text:p>
          </table:table-cell>
          <table:table-cell table:formula="of:=[.C20]/100" office:value-type="float" office:value="0.75" calcext:value-type="float">
            <text:p>0.75</text:p>
          </table:table-cell>
          <table:table-cell table:formula="of:=IF([.B20]&gt;0; TRUE(); FALSE())" office:value-type="boolean" office:boolean-value="true" calcext:value-type="boolean">
            <text:p>TRUE</text:p>
          </table:table-cell>
          <table:table-cell table:formula="of:=IF([.I20]; &quot;&quot;; ROUND([.C20]*2.55))">
            <text:p/>
          </table:table-cell>
          <table:table-cell table:formula="of:=[.J20]">
            <text:p/>
          </table:table-cell>
          <table:table-cell table:formula="of:=[.J20]">
            <text:p/>
          </table:table-cell>
          <table:table-cell table:formula="of:=[.H20] * (1 + [.G20])" office:value-type="float" office:value="1.125" calcext:value-type="float">
            <text:p>1.125</text:p>
          </table:table-cell>
          <table:table-cell table:formula="of:= ([.H20] + [.G20]) - ([.H20] * [.G20])" office:value-type="float" office:value="0.875" calcext:value-type="float">
            <text:p>0.875</text:p>
          </table:table-cell>
          <table:table-cell table:formula="of:=IF([.H20] &lt;= 0.5; [.M20]; [.N20])" office:value-type="float" office:value="0.875" calcext:value-type="float">
            <text:p>0.875</text:p>
          </table:table-cell>
          <table:table-cell table:formula="of:= (2 * [.H20]) - [.O20]" office:value-type="float" office:value="0.625" calcext:value-type="float">
            <text:p>0.625</text:p>
          </table:table-cell>
          <table:table-cell table:formula="of:=[.F20] + (1/3)" office:value-type="float" office:value="0.916666666666667" calcext:value-type="float">
            <text:p>0.916666666666667</text:p>
          </table:table-cell>
          <table:table-cell table:formula="of:=[.F20]" office:value-type="float" office:value="0.583333333333333" calcext:value-type="float">
            <text:p>0.583333333333333</text:p>
          </table:table-cell>
          <table:table-cell table:formula="of:=[.F20] - (1/3)" office:value-type="float" office:value="0.25" calcext:value-type="float">
            <text:p>0.25</text:p>
          </table:table-cell>
          <table:table-cell table:formula="of:=IF([.Q20]&lt;0; [.Q20]+1; IF([.Q20]&gt;1; [.Q20]-1; [.Q20]))" office:value-type="float" office:value="0.916666666666667" calcext:value-type="float">
            <text:p>0.916666666666667</text:p>
          </table:table-cell>
          <table:table-cell table:formula="of:=IF([.R20]&lt;0; [.R20]+1; IF([.R20]&gt;1; [.R20]-1; [.R20]))" office:value-type="float" office:value="0.583333333333333" calcext:value-type="float">
            <text:p>0.583333333333333</text:p>
          </table:table-cell>
          <table:table-cell table:formula="of:=IF([.S20]&lt;0; [.S20]+1; IF([.S20]&gt;1; [.S20]-1; [.S20]))" office:value-type="float" office:value="0.25" calcext:value-type="float">
            <text:p>0.25</text:p>
          </table:table-cell>
          <table:table-cell table:formula="of:=IF((6* [.T20]) &lt; 1; TRUE(); FALSE())" office:value-type="boolean" office:boolean-value="false" calcext:value-type="boolean">
            <text:p>FALSE</text:p>
          </table:table-cell>
          <table:table-cell table:formula="of:=IF((2* [.T20]) &lt; 1; TRUE(); FALSE())" office:value-type="boolean" office:boolean-value="false" calcext:value-type="boolean">
            <text:p>FALSE</text:p>
          </table:table-cell>
          <table:table-cell table:formula="of:=IF((3* [.T20]) &lt; 2; TRUE(); FALSE())" office:value-type="boolean" office:boolean-value="false" calcext:value-type="boolean">
            <text:p>FALSE</text:p>
          </table:table-cell>
          <table:table-cell table:formula="of:=IF((6* [.U20]) &lt; 1; TRUE(); FALSE())" office:value-type="boolean" office:boolean-value="false" calcext:value-type="boolean">
            <text:p>FALSE</text:p>
          </table:table-cell>
          <table:table-cell table:formula="of:=IF((2* [.U20]) &lt; 1; TRUE(); FALSE())" office:value-type="boolean" office:boolean-value="false" calcext:value-type="boolean">
            <text:p>FALSE</text:p>
          </table:table-cell>
          <table:table-cell table:formula="of:=IF((3* [.U20]) &lt; 2; TRUE(); FALSE())" office:value-type="boolean" office:boolean-value="true" calcext:value-type="boolean">
            <text:p>TRUE</text:p>
          </table:table-cell>
          <table:table-cell table:formula="of:=IF((6* [.V20]) &lt; 1; TRUE(); FALSE())" office:value-type="boolean" office:boolean-value="false" calcext:value-type="boolean">
            <text:p>FALSE</text:p>
          </table:table-cell>
          <table:table-cell table:formula="of:=IF((2* [.V20]) &lt; 1; TRUE(); FALSE())" office:value-type="boolean" office:boolean-value="true" calcext:value-type="boolean">
            <text:p>TRUE</text:p>
          </table:table-cell>
          <table:table-cell table:formula="of:=IF((3* [.V20]) &lt; 2; TRUE(); FALSE())" office:value-type="boolean" office:boolean-value="true" calcext:value-type="boolean">
            <text:p>TRUE</text:p>
          </table:table-cell>
          <table:table-cell table:formula="of:=IF([.W20]; [.$P20] + ([.$O20] - [.$P20]) * 6 * [.T20]; IF([.X20]; [.$O20]; IF([.Y20]; [.$P20] + (([.$O20] - [.$P20]) * ((2/3) - [.T20]) * 6); [.$P20])))" office:value-type="float" office:value="0.625" calcext:value-type="float">
            <text:p>0.625</text:p>
          </table:table-cell>
          <table:table-cell table:formula="of:=IF([.Z20]; [.$P20] + ([.$O20] - [.$P20]) * 6 * [.U20]; IF([.AA20]; [.$O20]; IF([.AB20]; [.$P20] + (([.$O20] - [.$P20]) * ((2/3) - [.U20]) * 6); [.$P20])))" office:value-type="float" office:value="0.75" calcext:value-type="float">
            <text:p>0.75</text:p>
          </table:table-cell>
          <table:table-cell table:formula="of:=IF([.AC20]; [.$P20] + ([.$O20] - [.$P20]) * 6 * [.V20]; IF([.AD20]; [.$O20]; IF([.AE20]; [.$P20] + (([.$O20] - [.$P20]) * ((2/3) - [.V20]) * 6); [.$P20])))" office:value-type="float" office:value="0.875" calcext:value-type="float">
            <text:p>0.875</text:p>
          </table:table-cell>
          <table:table-cell table:formula="of:=ROUND([.AF20]*255)" office:value-type="float" office:value="159" calcext:value-type="float">
            <text:p>159</text:p>
          </table:table-cell>
          <table:table-cell table:formula="of:=ROUND([.AG20]*255)" office:value-type="float" office:value="191" calcext:value-type="float">
            <text:p>191</text:p>
          </table:table-cell>
          <table:table-cell table:formula="of:=ROUND([.AH20]*255)" office:value-type="float" office:value="223" calcext:value-type="float">
            <text:p>223</text:p>
          </table:table-cell>
        </table:table-row>
        <table:table-row table:style-name="ro3">
          <table:table-cell table:formula="of:=[.A20]" office:value-type="float" office:value="210" calcext:value-type="float">
            <text:p>210</text:p>
          </table:table-cell>
          <table:table-cell table:formula="of:=[.B20]" office:value-type="float" office:value="50" calcext:value-type="float">
            <text:p>50</text:p>
          </table:table-cell>
          <table:table-cell table:formula="of:=IF([.C$5]=[.C20]; 5; [.C20]+5)" office:value-type="float" office:value="80" calcext:value-type="float">
            <text:p>80</text:p>
          </table:table-cell>
          <table:table-cell table:formula="of:=[.AI21]&amp;&quot;, &quot;&amp;[.AJ21]&amp;&quot;, &quot;&amp;[.AK21]" office:value-type="string" office:string-value="179, 204, 230" calcext:value-type="string">
            <text:p>179, 204, 230</text:p>
          </table:table-cell>
          <table:table-cell table:formula="of:=DEC2HEX([.AI21]; 2)&amp;DEC2HEX([.AJ21]; 2)&amp;DEC2HEX([.AK21]; 2)" office:value-type="string" office:string-value="B3CCE6" calcext:value-type="string">
            <text:p>B3CCE6</text:p>
          </table:table-cell>
          <table:table-cell table:formula="of:=[.A21]/360" office:value-type="float" office:value="0.583333333333333" calcext:value-type="float">
            <text:p>0.583333333333333</text:p>
          </table:table-cell>
          <table:table-cell table:formula="of:=[.B21]/100" office:value-type="float" office:value="0.5" calcext:value-type="float">
            <text:p>0.5</text:p>
          </table:table-cell>
          <table:table-cell table:formula="of:=[.C21]/100" office:value-type="float" office:value="0.8" calcext:value-type="float">
            <text:p>0.8</text:p>
          </table:table-cell>
          <table:table-cell table:formula="of:=IF([.B21]&gt;0; TRUE(); FALSE())" office:value-type="boolean" office:boolean-value="true" calcext:value-type="boolean">
            <text:p>TRUE</text:p>
          </table:table-cell>
          <table:table-cell table:formula="of:=IF([.I21]; &quot;&quot;; ROUND([.C21]*2.55))">
            <text:p/>
          </table:table-cell>
          <table:table-cell table:formula="of:=[.J21]">
            <text:p/>
          </table:table-cell>
          <table:table-cell table:formula="of:=[.J21]">
            <text:p/>
          </table:table-cell>
          <table:table-cell table:formula="of:=[.H21] * (1 + [.G21])" office:value-type="float" office:value="1.2" calcext:value-type="float">
            <text:p>1.2</text:p>
          </table:table-cell>
          <table:table-cell table:formula="of:= ([.H21] + [.G21]) - ([.H21] * [.G21])" office:value-type="float" office:value="0.9" calcext:value-type="float">
            <text:p>0.9</text:p>
          </table:table-cell>
          <table:table-cell table:formula="of:=IF([.H21] &lt;= 0.5; [.M21]; [.N21])" office:value-type="float" office:value="0.9" calcext:value-type="float">
            <text:p>0.9</text:p>
          </table:table-cell>
          <table:table-cell table:formula="of:= (2 * [.H21]) - [.O21]" office:value-type="float" office:value="0.7" calcext:value-type="float">
            <text:p>0.7</text:p>
          </table:table-cell>
          <table:table-cell table:formula="of:=[.F21] + (1/3)" office:value-type="float" office:value="0.916666666666667" calcext:value-type="float">
            <text:p>0.916666666666667</text:p>
          </table:table-cell>
          <table:table-cell table:formula="of:=[.F21]" office:value-type="float" office:value="0.583333333333333" calcext:value-type="float">
            <text:p>0.583333333333333</text:p>
          </table:table-cell>
          <table:table-cell table:formula="of:=[.F21] - (1/3)" office:value-type="float" office:value="0.25" calcext:value-type="float">
            <text:p>0.25</text:p>
          </table:table-cell>
          <table:table-cell table:formula="of:=IF([.Q21]&lt;0; [.Q21]+1; IF([.Q21]&gt;1; [.Q21]-1; [.Q21]))" office:value-type="float" office:value="0.916666666666667" calcext:value-type="float">
            <text:p>0.916666666666667</text:p>
          </table:table-cell>
          <table:table-cell table:formula="of:=IF([.R21]&lt;0; [.R21]+1; IF([.R21]&gt;1; [.R21]-1; [.R21]))" office:value-type="float" office:value="0.583333333333333" calcext:value-type="float">
            <text:p>0.583333333333333</text:p>
          </table:table-cell>
          <table:table-cell table:formula="of:=IF([.S21]&lt;0; [.S21]+1; IF([.S21]&gt;1; [.S21]-1; [.S21]))" office:value-type="float" office:value="0.25" calcext:value-type="float">
            <text:p>0.25</text:p>
          </table:table-cell>
          <table:table-cell table:formula="of:=IF((6* [.T21]) &lt; 1; TRUE(); FALSE())" office:value-type="boolean" office:boolean-value="false" calcext:value-type="boolean">
            <text:p>FALSE</text:p>
          </table:table-cell>
          <table:table-cell table:formula="of:=IF((2* [.T21]) &lt; 1; TRUE(); FALSE())" office:value-type="boolean" office:boolean-value="false" calcext:value-type="boolean">
            <text:p>FALSE</text:p>
          </table:table-cell>
          <table:table-cell table:formula="of:=IF((3* [.T21]) &lt; 2; TRUE(); FALSE())" office:value-type="boolean" office:boolean-value="false" calcext:value-type="boolean">
            <text:p>FALSE</text:p>
          </table:table-cell>
          <table:table-cell table:formula="of:=IF((6* [.U21]) &lt; 1; TRUE(); FALSE())" office:value-type="boolean" office:boolean-value="false" calcext:value-type="boolean">
            <text:p>FALSE</text:p>
          </table:table-cell>
          <table:table-cell table:formula="of:=IF((2* [.U21]) &lt; 1; TRUE(); FALSE())" office:value-type="boolean" office:boolean-value="false" calcext:value-type="boolean">
            <text:p>FALSE</text:p>
          </table:table-cell>
          <table:table-cell table:formula="of:=IF((3* [.U21]) &lt; 2; TRUE(); FALSE())" office:value-type="boolean" office:boolean-value="true" calcext:value-type="boolean">
            <text:p>TRUE</text:p>
          </table:table-cell>
          <table:table-cell table:formula="of:=IF((6* [.V21]) &lt; 1; TRUE(); FALSE())" office:value-type="boolean" office:boolean-value="false" calcext:value-type="boolean">
            <text:p>FALSE</text:p>
          </table:table-cell>
          <table:table-cell table:formula="of:=IF((2* [.V21]) &lt; 1; TRUE(); FALSE())" office:value-type="boolean" office:boolean-value="true" calcext:value-type="boolean">
            <text:p>TRUE</text:p>
          </table:table-cell>
          <table:table-cell table:formula="of:=IF((3* [.V21]) &lt; 2; TRUE(); FALSE())" office:value-type="boolean" office:boolean-value="true" calcext:value-type="boolean">
            <text:p>TRUE</text:p>
          </table:table-cell>
          <table:table-cell table:formula="of:=IF([.W21]; [.$P21] + ([.$O21] - [.$P21]) * 6 * [.T21]; IF([.X21]; [.$O21]; IF([.Y21]; [.$P21] + (([.$O21] - [.$P21]) * ((2/3) - [.T21]) * 6); [.$P21])))" office:value-type="float" office:value="0.7" calcext:value-type="float">
            <text:p>0.7</text:p>
          </table:table-cell>
          <table:table-cell table:formula="of:=IF([.Z21]; [.$P21] + ([.$O21] - [.$P21]) * 6 * [.U21]; IF([.AA21]; [.$O21]; IF([.AB21]; [.$P21] + (([.$O21] - [.$P21]) * ((2/3) - [.U21]) * 6); [.$P21])))" office:value-type="float" office:value="0.8" calcext:value-type="float">
            <text:p>0.8</text:p>
          </table:table-cell>
          <table:table-cell table:formula="of:=IF([.AC21]; [.$P21] + ([.$O21] - [.$P21]) * 6 * [.V21]; IF([.AD21]; [.$O21]; IF([.AE21]; [.$P21] + (([.$O21] - [.$P21]) * ((2/3) - [.V21]) * 6); [.$P21])))" office:value-type="float" office:value="0.9" calcext:value-type="float">
            <text:p>0.9</text:p>
          </table:table-cell>
          <table:table-cell table:formula="of:=ROUND([.AF21]*255)" office:value-type="float" office:value="179" calcext:value-type="float">
            <text:p>179</text:p>
          </table:table-cell>
          <table:table-cell table:formula="of:=ROUND([.AG21]*255)" office:value-type="float" office:value="204" calcext:value-type="float">
            <text:p>204</text:p>
          </table:table-cell>
          <table:table-cell table:formula="of:=ROUND([.AH21]*255)" office:value-type="float" office:value="230" calcext:value-type="float">
            <text:p>230</text:p>
          </table:table-cell>
        </table:table-row>
        <table:table-row table:style-name="ro3">
          <table:table-cell table:formula="of:=[.A21]" office:value-type="float" office:value="210" calcext:value-type="float">
            <text:p>210</text:p>
          </table:table-cell>
          <table:table-cell table:formula="of:=[.B21]" office:value-type="float" office:value="50" calcext:value-type="float">
            <text:p>50</text:p>
          </table:table-cell>
          <table:table-cell table:formula="of:=IF([.C$5]=[.C21]; 5; [.C21]+5)" office:value-type="float" office:value="85" calcext:value-type="float">
            <text:p>85</text:p>
          </table:table-cell>
          <table:table-cell table:formula="of:=[.AI22]&amp;&quot;, &quot;&amp;[.AJ22]&amp;&quot;, &quot;&amp;[.AK22]" office:value-type="string" office:string-value="198, 217, 236" calcext:value-type="string">
            <text:p>198, 217, 236</text:p>
          </table:table-cell>
          <table:table-cell table:formula="of:=DEC2HEX([.AI22]; 2)&amp;DEC2HEX([.AJ22]; 2)&amp;DEC2HEX([.AK22]; 2)" office:value-type="string" office:string-value="C6D9EC" calcext:value-type="string">
            <text:p>C6D9EC</text:p>
          </table:table-cell>
          <table:table-cell table:formula="of:=[.A22]/360" office:value-type="float" office:value="0.583333333333333" calcext:value-type="float">
            <text:p>0.583333333333333</text:p>
          </table:table-cell>
          <table:table-cell table:formula="of:=[.B22]/100" office:value-type="float" office:value="0.5" calcext:value-type="float">
            <text:p>0.5</text:p>
          </table:table-cell>
          <table:table-cell table:formula="of:=[.C22]/100" office:value-type="float" office:value="0.85" calcext:value-type="float">
            <text:p>0.85</text:p>
          </table:table-cell>
          <table:table-cell table:formula="of:=IF([.B22]&gt;0; TRUE(); FALSE())" office:value-type="boolean" office:boolean-value="true" calcext:value-type="boolean">
            <text:p>TRUE</text:p>
          </table:table-cell>
          <table:table-cell table:formula="of:=IF([.I22]; &quot;&quot;; ROUND([.C22]*2.55))">
            <text:p/>
          </table:table-cell>
          <table:table-cell table:formula="of:=[.J22]">
            <text:p/>
          </table:table-cell>
          <table:table-cell table:formula="of:=[.J22]">
            <text:p/>
          </table:table-cell>
          <table:table-cell table:formula="of:=[.H22] * (1 + [.G22])" office:value-type="float" office:value="1.275" calcext:value-type="float">
            <text:p>1.275</text:p>
          </table:table-cell>
          <table:table-cell table:formula="of:= ([.H22] + [.G22]) - ([.H22] * [.G22])" office:value-type="float" office:value="0.925" calcext:value-type="float">
            <text:p>0.925</text:p>
          </table:table-cell>
          <table:table-cell table:formula="of:=IF([.H22] &lt;= 0.5; [.M22]; [.N22])" office:value-type="float" office:value="0.925" calcext:value-type="float">
            <text:p>0.925</text:p>
          </table:table-cell>
          <table:table-cell table:formula="of:= (2 * [.H22]) - [.O22]" office:value-type="float" office:value="0.775" calcext:value-type="float">
            <text:p>0.775</text:p>
          </table:table-cell>
          <table:table-cell table:formula="of:=[.F22] + (1/3)" office:value-type="float" office:value="0.916666666666667" calcext:value-type="float">
            <text:p>0.916666666666667</text:p>
          </table:table-cell>
          <table:table-cell table:formula="of:=[.F22]" office:value-type="float" office:value="0.583333333333333" calcext:value-type="float">
            <text:p>0.583333333333333</text:p>
          </table:table-cell>
          <table:table-cell table:formula="of:=[.F22] - (1/3)" office:value-type="float" office:value="0.25" calcext:value-type="float">
            <text:p>0.25</text:p>
          </table:table-cell>
          <table:table-cell table:formula="of:=IF([.Q22]&lt;0; [.Q22]+1; IF([.Q22]&gt;1; [.Q22]-1; [.Q22]))" office:value-type="float" office:value="0.916666666666667" calcext:value-type="float">
            <text:p>0.916666666666667</text:p>
          </table:table-cell>
          <table:table-cell table:formula="of:=IF([.R22]&lt;0; [.R22]+1; IF([.R22]&gt;1; [.R22]-1; [.R22]))" office:value-type="float" office:value="0.583333333333333" calcext:value-type="float">
            <text:p>0.583333333333333</text:p>
          </table:table-cell>
          <table:table-cell table:formula="of:=IF([.S22]&lt;0; [.S22]+1; IF([.S22]&gt;1; [.S22]-1; [.S22]))" office:value-type="float" office:value="0.25" calcext:value-type="float">
            <text:p>0.25</text:p>
          </table:table-cell>
          <table:table-cell table:formula="of:=IF((6* [.T22]) &lt; 1; TRUE(); FALSE())" office:value-type="boolean" office:boolean-value="false" calcext:value-type="boolean">
            <text:p>FALSE</text:p>
          </table:table-cell>
          <table:table-cell table:formula="of:=IF((2* [.T22]) &lt; 1; TRUE(); FALSE())" office:value-type="boolean" office:boolean-value="false" calcext:value-type="boolean">
            <text:p>FALSE</text:p>
          </table:table-cell>
          <table:table-cell table:formula="of:=IF((3* [.T22]) &lt; 2; TRUE(); FALSE())" office:value-type="boolean" office:boolean-value="false" calcext:value-type="boolean">
            <text:p>FALSE</text:p>
          </table:table-cell>
          <table:table-cell table:formula="of:=IF((6* [.U22]) &lt; 1; TRUE(); FALSE())" office:value-type="boolean" office:boolean-value="false" calcext:value-type="boolean">
            <text:p>FALSE</text:p>
          </table:table-cell>
          <table:table-cell table:formula="of:=IF((2* [.U22]) &lt; 1; TRUE(); FALSE())" office:value-type="boolean" office:boolean-value="false" calcext:value-type="boolean">
            <text:p>FALSE</text:p>
          </table:table-cell>
          <table:table-cell table:formula="of:=IF((3* [.U22]) &lt; 2; TRUE(); FALSE())" office:value-type="boolean" office:boolean-value="true" calcext:value-type="boolean">
            <text:p>TRUE</text:p>
          </table:table-cell>
          <table:table-cell table:formula="of:=IF((6* [.V22]) &lt; 1; TRUE(); FALSE())" office:value-type="boolean" office:boolean-value="false" calcext:value-type="boolean">
            <text:p>FALSE</text:p>
          </table:table-cell>
          <table:table-cell table:formula="of:=IF((2* [.V22]) &lt; 1; TRUE(); FALSE())" office:value-type="boolean" office:boolean-value="true" calcext:value-type="boolean">
            <text:p>TRUE</text:p>
          </table:table-cell>
          <table:table-cell table:formula="of:=IF((3* [.V22]) &lt; 2; TRUE(); FALSE())" office:value-type="boolean" office:boolean-value="true" calcext:value-type="boolean">
            <text:p>TRUE</text:p>
          </table:table-cell>
          <table:table-cell table:formula="of:=IF([.W22]; [.$P22] + ([.$O22] - [.$P22]) * 6 * [.T22]; IF([.X22]; [.$O22]; IF([.Y22]; [.$P22] + (([.$O22] - [.$P22]) * ((2/3) - [.T22]) * 6); [.$P22])))" office:value-type="float" office:value="0.775" calcext:value-type="float">
            <text:p>0.775</text:p>
          </table:table-cell>
          <table:table-cell table:formula="of:=IF([.Z22]; [.$P22] + ([.$O22] - [.$P22]) * 6 * [.U22]; IF([.AA22]; [.$O22]; IF([.AB22]; [.$P22] + (([.$O22] - [.$P22]) * ((2/3) - [.U22]) * 6); [.$P22])))" office:value-type="float" office:value="0.85" calcext:value-type="float">
            <text:p>0.85</text:p>
          </table:table-cell>
          <table:table-cell table:formula="of:=IF([.AC22]; [.$P22] + ([.$O22] - [.$P22]) * 6 * [.V22]; IF([.AD22]; [.$O22]; IF([.AE22]; [.$P22] + (([.$O22] - [.$P22]) * ((2/3) - [.V22]) * 6); [.$P22])))" office:value-type="float" office:value="0.925" calcext:value-type="float">
            <text:p>0.925</text:p>
          </table:table-cell>
          <table:table-cell table:formula="of:=ROUND([.AF22]*255)" office:value-type="float" office:value="198" calcext:value-type="float">
            <text:p>198</text:p>
          </table:table-cell>
          <table:table-cell table:formula="of:=ROUND([.AG22]*255)" office:value-type="float" office:value="217" calcext:value-type="float">
            <text:p>217</text:p>
          </table:table-cell>
          <table:table-cell table:formula="of:=ROUND([.AH22]*255)" office:value-type="float" office:value="236" calcext:value-type="float">
            <text:p>236</text:p>
          </table:table-cell>
        </table:table-row>
        <table:table-row table:style-name="ro3">
          <table:table-cell table:formula="of:=[.A22]" office:value-type="float" office:value="210" calcext:value-type="float">
            <text:p>210</text:p>
          </table:table-cell>
          <table:table-cell table:formula="of:=[.B22]" office:value-type="float" office:value="50" calcext:value-type="float">
            <text:p>50</text:p>
          </table:table-cell>
          <table:table-cell table:formula="of:=IF([.C$5]=[.C22]; 5; [.C22]+5)" office:value-type="float" office:value="90" calcext:value-type="float">
            <text:p>90</text:p>
          </table:table-cell>
          <table:table-cell table:formula="of:=[.AI23]&amp;&quot;, &quot;&amp;[.AJ23]&amp;&quot;, &quot;&amp;[.AK23]" office:value-type="string" office:string-value="217, 230, 242" calcext:value-type="string">
            <text:p>217, 230, 242</text:p>
          </table:table-cell>
          <table:table-cell table:formula="of:=DEC2HEX([.AI23]; 2)&amp;DEC2HEX([.AJ23]; 2)&amp;DEC2HEX([.AK23]; 2)" office:value-type="string" office:string-value="D9E6F2" calcext:value-type="string">
            <text:p>D9E6F2</text:p>
          </table:table-cell>
          <table:table-cell table:formula="of:=[.A23]/360" office:value-type="float" office:value="0.583333333333333" calcext:value-type="float">
            <text:p>0.583333333333333</text:p>
          </table:table-cell>
          <table:table-cell table:formula="of:=[.B23]/100" office:value-type="float" office:value="0.5" calcext:value-type="float">
            <text:p>0.5</text:p>
          </table:table-cell>
          <table:table-cell table:formula="of:=[.C23]/100" office:value-type="float" office:value="0.9" calcext:value-type="float">
            <text:p>0.9</text:p>
          </table:table-cell>
          <table:table-cell table:formula="of:=IF([.B23]&gt;0; TRUE(); FALSE())" office:value-type="boolean" office:boolean-value="true" calcext:value-type="boolean">
            <text:p>TRUE</text:p>
          </table:table-cell>
          <table:table-cell table:formula="of:=IF([.I23]; &quot;&quot;; ROUND([.C23]*2.55))">
            <text:p/>
          </table:table-cell>
          <table:table-cell table:formula="of:=[.J23]">
            <text:p/>
          </table:table-cell>
          <table:table-cell table:formula="of:=[.J23]">
            <text:p/>
          </table:table-cell>
          <table:table-cell table:formula="of:=[.H23] * (1 + [.G23])" office:value-type="float" office:value="1.35" calcext:value-type="float">
            <text:p>1.35</text:p>
          </table:table-cell>
          <table:table-cell table:formula="of:= ([.H23] + [.G23]) - ([.H23] * [.G23])" office:value-type="float" office:value="0.95" calcext:value-type="float">
            <text:p>0.95</text:p>
          </table:table-cell>
          <table:table-cell table:formula="of:=IF([.H23] &lt;= 0.5; [.M23]; [.N23])" office:value-type="float" office:value="0.95" calcext:value-type="float">
            <text:p>0.95</text:p>
          </table:table-cell>
          <table:table-cell table:formula="of:= (2 * [.H23]) - [.O23]" office:value-type="float" office:value="0.85" calcext:value-type="float">
            <text:p>0.85</text:p>
          </table:table-cell>
          <table:table-cell table:formula="of:=[.F23] + (1/3)" office:value-type="float" office:value="0.916666666666667" calcext:value-type="float">
            <text:p>0.916666666666667</text:p>
          </table:table-cell>
          <table:table-cell table:formula="of:=[.F23]" office:value-type="float" office:value="0.583333333333333" calcext:value-type="float">
            <text:p>0.583333333333333</text:p>
          </table:table-cell>
          <table:table-cell table:formula="of:=[.F23] - (1/3)" office:value-type="float" office:value="0.25" calcext:value-type="float">
            <text:p>0.25</text:p>
          </table:table-cell>
          <table:table-cell table:formula="of:=IF([.Q23]&lt;0; [.Q23]+1; IF([.Q23]&gt;1; [.Q23]-1; [.Q23]))" office:value-type="float" office:value="0.916666666666667" calcext:value-type="float">
            <text:p>0.916666666666667</text:p>
          </table:table-cell>
          <table:table-cell table:formula="of:=IF([.R23]&lt;0; [.R23]+1; IF([.R23]&gt;1; [.R23]-1; [.R23]))" office:value-type="float" office:value="0.583333333333333" calcext:value-type="float">
            <text:p>0.583333333333333</text:p>
          </table:table-cell>
          <table:table-cell table:formula="of:=IF([.S23]&lt;0; [.S23]+1; IF([.S23]&gt;1; [.S23]-1; [.S23]))" office:value-type="float" office:value="0.25" calcext:value-type="float">
            <text:p>0.25</text:p>
          </table:table-cell>
          <table:table-cell table:formula="of:=IF((6* [.T23]) &lt; 1; TRUE(); FALSE())" office:value-type="boolean" office:boolean-value="false" calcext:value-type="boolean">
            <text:p>FALSE</text:p>
          </table:table-cell>
          <table:table-cell table:formula="of:=IF((2* [.T23]) &lt; 1; TRUE(); FALSE())" office:value-type="boolean" office:boolean-value="false" calcext:value-type="boolean">
            <text:p>FALSE</text:p>
          </table:table-cell>
          <table:table-cell table:formula="of:=IF((3* [.T23]) &lt; 2; TRUE(); FALSE())" office:value-type="boolean" office:boolean-value="false" calcext:value-type="boolean">
            <text:p>FALSE</text:p>
          </table:table-cell>
          <table:table-cell table:formula="of:=IF((6* [.U23]) &lt; 1; TRUE(); FALSE())" office:value-type="boolean" office:boolean-value="false" calcext:value-type="boolean">
            <text:p>FALSE</text:p>
          </table:table-cell>
          <table:table-cell table:formula="of:=IF((2* [.U23]) &lt; 1; TRUE(); FALSE())" office:value-type="boolean" office:boolean-value="false" calcext:value-type="boolean">
            <text:p>FALSE</text:p>
          </table:table-cell>
          <table:table-cell table:formula="of:=IF((3* [.U23]) &lt; 2; TRUE(); FALSE())" office:value-type="boolean" office:boolean-value="true" calcext:value-type="boolean">
            <text:p>TRUE</text:p>
          </table:table-cell>
          <table:table-cell table:formula="of:=IF((6* [.V23]) &lt; 1; TRUE(); FALSE())" office:value-type="boolean" office:boolean-value="false" calcext:value-type="boolean">
            <text:p>FALSE</text:p>
          </table:table-cell>
          <table:table-cell table:formula="of:=IF((2* [.V23]) &lt; 1; TRUE(); FALSE())" office:value-type="boolean" office:boolean-value="true" calcext:value-type="boolean">
            <text:p>TRUE</text:p>
          </table:table-cell>
          <table:table-cell table:formula="of:=IF((3* [.V23]) &lt; 2; TRUE(); FALSE())" office:value-type="boolean" office:boolean-value="true" calcext:value-type="boolean">
            <text:p>TRUE</text:p>
          </table:table-cell>
          <table:table-cell table:formula="of:=IF([.W23]; [.$P23] + ([.$O23] - [.$P23]) * 6 * [.T23]; IF([.X23]; [.$O23]; IF([.Y23]; [.$P23] + (([.$O23] - [.$P23]) * ((2/3) - [.T23]) * 6); [.$P23])))" office:value-type="float" office:value="0.85" calcext:value-type="float">
            <text:p>0.85</text:p>
          </table:table-cell>
          <table:table-cell table:formula="of:=IF([.Z23]; [.$P23] + ([.$O23] - [.$P23]) * 6 * [.U23]; IF([.AA23]; [.$O23]; IF([.AB23]; [.$P23] + (([.$O23] - [.$P23]) * ((2/3) - [.U23]) * 6); [.$P23])))" office:value-type="float" office:value="0.9" calcext:value-type="float">
            <text:p>0.9</text:p>
          </table:table-cell>
          <table:table-cell table:formula="of:=IF([.AC23]; [.$P23] + ([.$O23] - [.$P23]) * 6 * [.V23]; IF([.AD23]; [.$O23]; IF([.AE23]; [.$P23] + (([.$O23] - [.$P23]) * ((2/3) - [.V23]) * 6); [.$P23])))" office:value-type="float" office:value="0.95" calcext:value-type="float">
            <text:p>0.95</text:p>
          </table:table-cell>
          <table:table-cell table:formula="of:=ROUND([.AF23]*255)" office:value-type="float" office:value="217" calcext:value-type="float">
            <text:p>217</text:p>
          </table:table-cell>
          <table:table-cell table:formula="of:=ROUND([.AG23]*255)" office:value-type="float" office:value="230" calcext:value-type="float">
            <text:p>230</text:p>
          </table:table-cell>
          <table:table-cell table:formula="of:=ROUND([.AH23]*255)" office:value-type="float" office:value="242" calcext:value-type="float">
            <text:p>242</text:p>
          </table:table-cell>
        </table:table-row>
        <table:table-row table:style-name="ro3">
          <table:table-cell table:formula="of:=[.A23]" office:value-type="float" office:value="210" calcext:value-type="float">
            <text:p>210</text:p>
          </table:table-cell>
          <table:table-cell table:formula="of:=[.B23]" office:value-type="float" office:value="50" calcext:value-type="float">
            <text:p>50</text:p>
          </table:table-cell>
          <table:table-cell table:formula="of:=IF([.C$5]=[.C23]; 5; [.C23]+5)" office:value-type="float" office:value="95" calcext:value-type="float">
            <text:p>95</text:p>
          </table:table-cell>
          <table:table-cell table:formula="of:=[.AI24]&amp;&quot;, &quot;&amp;[.AJ24]&amp;&quot;, &quot;&amp;[.AK24]" office:value-type="string" office:string-value="236, 242, 249" calcext:value-type="string">
            <text:p>236, 242, 249</text:p>
          </table:table-cell>
          <table:table-cell table:formula="of:=DEC2HEX([.AI24]; 2)&amp;DEC2HEX([.AJ24]; 2)&amp;DEC2HEX([.AK24]; 2)" office:value-type="string" office:string-value="ECF2F9" calcext:value-type="string">
            <text:p>ECF2F9</text:p>
          </table:table-cell>
          <table:table-cell table:formula="of:=[.A24]/360" office:value-type="float" office:value="0.583333333333333" calcext:value-type="float">
            <text:p>0.583333333333333</text:p>
          </table:table-cell>
          <table:table-cell table:formula="of:=[.B24]/100" office:value-type="float" office:value="0.5" calcext:value-type="float">
            <text:p>0.5</text:p>
          </table:table-cell>
          <table:table-cell table:formula="of:=[.C24]/100" office:value-type="float" office:value="0.95" calcext:value-type="float">
            <text:p>0.95</text:p>
          </table:table-cell>
          <table:table-cell table:formula="of:=IF([.B24]&gt;0; TRUE(); FALSE())" office:value-type="boolean" office:boolean-value="true" calcext:value-type="boolean">
            <text:p>TRUE</text:p>
          </table:table-cell>
          <table:table-cell table:formula="of:=IF([.I24]; &quot;&quot;; ROUND([.C24]*2.55))">
            <text:p/>
          </table:table-cell>
          <table:table-cell table:formula="of:=[.J24]">
            <text:p/>
          </table:table-cell>
          <table:table-cell table:formula="of:=[.J24]">
            <text:p/>
          </table:table-cell>
          <table:table-cell table:formula="of:=[.H24] * (1 + [.G24])" office:value-type="float" office:value="1.425" calcext:value-type="float">
            <text:p>1.425</text:p>
          </table:table-cell>
          <table:table-cell table:formula="of:= ([.H24] + [.G24]) - ([.H24] * [.G24])" office:value-type="float" office:value="0.975" calcext:value-type="float">
            <text:p>0.975</text:p>
          </table:table-cell>
          <table:table-cell table:formula="of:=IF([.H24] &lt;= 0.5; [.M24]; [.N24])" office:value-type="float" office:value="0.975" calcext:value-type="float">
            <text:p>0.975</text:p>
          </table:table-cell>
          <table:table-cell table:formula="of:= (2 * [.H24]) - [.O24]" office:value-type="float" office:value="0.925" calcext:value-type="float">
            <text:p>0.925</text:p>
          </table:table-cell>
          <table:table-cell table:formula="of:=[.F24] + (1/3)" office:value-type="float" office:value="0.916666666666667" calcext:value-type="float">
            <text:p>0.916666666666667</text:p>
          </table:table-cell>
          <table:table-cell table:formula="of:=[.F24]" office:value-type="float" office:value="0.583333333333333" calcext:value-type="float">
            <text:p>0.583333333333333</text:p>
          </table:table-cell>
          <table:table-cell table:formula="of:=[.F24] - (1/3)" office:value-type="float" office:value="0.25" calcext:value-type="float">
            <text:p>0.25</text:p>
          </table:table-cell>
          <table:table-cell table:formula="of:=IF([.Q24]&lt;0; [.Q24]+1; IF([.Q24]&gt;1; [.Q24]-1; [.Q24]))" office:value-type="float" office:value="0.916666666666667" calcext:value-type="float">
            <text:p>0.916666666666667</text:p>
          </table:table-cell>
          <table:table-cell table:formula="of:=IF([.R24]&lt;0; [.R24]+1; IF([.R24]&gt;1; [.R24]-1; [.R24]))" office:value-type="float" office:value="0.583333333333333" calcext:value-type="float">
            <text:p>0.583333333333333</text:p>
          </table:table-cell>
          <table:table-cell table:formula="of:=IF([.S24]&lt;0; [.S24]+1; IF([.S24]&gt;1; [.S24]-1; [.S24]))" office:value-type="float" office:value="0.25" calcext:value-type="float">
            <text:p>0.25</text:p>
          </table:table-cell>
          <table:table-cell table:formula="of:=IF((6* [.T24]) &lt; 1; TRUE(); FALSE())" office:value-type="boolean" office:boolean-value="false" calcext:value-type="boolean">
            <text:p>FALSE</text:p>
          </table:table-cell>
          <table:table-cell table:formula="of:=IF((2* [.T24]) &lt; 1; TRUE(); FALSE())" office:value-type="boolean" office:boolean-value="false" calcext:value-type="boolean">
            <text:p>FALSE</text:p>
          </table:table-cell>
          <table:table-cell table:formula="of:=IF((3* [.T24]) &lt; 2; TRUE(); FALSE())" office:value-type="boolean" office:boolean-value="false" calcext:value-type="boolean">
            <text:p>FALSE</text:p>
          </table:table-cell>
          <table:table-cell table:formula="of:=IF((6* [.U24]) &lt; 1; TRUE(); FALSE())" office:value-type="boolean" office:boolean-value="false" calcext:value-type="boolean">
            <text:p>FALSE</text:p>
          </table:table-cell>
          <table:table-cell table:formula="of:=IF((2* [.U24]) &lt; 1; TRUE(); FALSE())" office:value-type="boolean" office:boolean-value="false" calcext:value-type="boolean">
            <text:p>FALSE</text:p>
          </table:table-cell>
          <table:table-cell table:formula="of:=IF((3* [.U24]) &lt; 2; TRUE(); FALSE())" office:value-type="boolean" office:boolean-value="true" calcext:value-type="boolean">
            <text:p>TRUE</text:p>
          </table:table-cell>
          <table:table-cell table:formula="of:=IF((6* [.V24]) &lt; 1; TRUE(); FALSE())" office:value-type="boolean" office:boolean-value="false" calcext:value-type="boolean">
            <text:p>FALSE</text:p>
          </table:table-cell>
          <table:table-cell table:formula="of:=IF((2* [.V24]) &lt; 1; TRUE(); FALSE())" office:value-type="boolean" office:boolean-value="true" calcext:value-type="boolean">
            <text:p>TRUE</text:p>
          </table:table-cell>
          <table:table-cell table:formula="of:=IF((3* [.V24]) &lt; 2; TRUE(); FALSE())" office:value-type="boolean" office:boolean-value="true" calcext:value-type="boolean">
            <text:p>TRUE</text:p>
          </table:table-cell>
          <table:table-cell table:formula="of:=IF([.W24]; [.$P24] + ([.$O24] - [.$P24]) * 6 * [.T24]; IF([.X24]; [.$O24]; IF([.Y24]; [.$P24] + (([.$O24] - [.$P24]) * ((2/3) - [.T24]) * 6); [.$P24])))" office:value-type="float" office:value="0.925" calcext:value-type="float">
            <text:p>0.925</text:p>
          </table:table-cell>
          <table:table-cell table:formula="of:=IF([.Z24]; [.$P24] + ([.$O24] - [.$P24]) * 6 * [.U24]; IF([.AA24]; [.$O24]; IF([.AB24]; [.$P24] + (([.$O24] - [.$P24]) * ((2/3) - [.U24]) * 6); [.$P24])))" office:value-type="float" office:value="0.95" calcext:value-type="float">
            <text:p>0.95</text:p>
          </table:table-cell>
          <table:table-cell table:formula="of:=IF([.AC24]; [.$P24] + ([.$O24] - [.$P24]) * 6 * [.V24]; IF([.AD24]; [.$O24]; IF([.AE24]; [.$P24] + (([.$O24] - [.$P24]) * ((2/3) - [.V24]) * 6); [.$P24])))" office:value-type="float" office:value="0.975" calcext:value-type="float">
            <text:p>0.975</text:p>
          </table:table-cell>
          <table:table-cell table:formula="of:=ROUND([.AF24]*255)" office:value-type="float" office:value="236" calcext:value-type="float">
            <text:p>236</text:p>
          </table:table-cell>
          <table:table-cell table:formula="of:=ROUND([.AG24]*255)" office:value-type="float" office:value="242" calcext:value-type="float">
            <text:p>242</text:p>
          </table:table-cell>
          <table:table-cell table:formula="of:=ROUND([.AH24]*255)" office:value-type="float" office:value="249" calcext:value-type="float">
            <text:p>249</text:p>
          </table:table-cell>
        </table:table-row>
        <table:table-row table:style-name="ro3">
          <table:table-cell table:formula="of:=[.A24]" office:value-type="float" office:value="210" calcext:value-type="float">
            <text:p>210</text:p>
          </table:table-cell>
          <table:table-cell table:formula="of:=[.B24]" office:value-type="float" office:value="50" calcext:value-type="float">
            <text:p>50</text:p>
          </table:table-cell>
          <table:table-cell table:style-name="Calc_20_Text_20__28_Alt_29_" table:formula="of:=[.C24]+1" office:value-type="float" office:value="96" calcext:value-type="float">
            <text:p>96</text:p>
          </table:table-cell>
          <table:table-cell table:formula="of:=[.AI25]&amp;&quot;, &quot;&amp;[.AJ25]&amp;&quot;, &quot;&amp;[.AK25]" office:value-type="string" office:string-value="240, 245, 250" calcext:value-type="string">
            <text:p>240, 245, 250</text:p>
          </table:table-cell>
          <table:table-cell table:formula="of:=DEC2HEX([.AI25]; 2)&amp;DEC2HEX([.AJ25]; 2)&amp;DEC2HEX([.AK25]; 2)" office:value-type="string" office:string-value="F0F5FA" calcext:value-type="string">
            <text:p>F0F5FA</text:p>
          </table:table-cell>
          <table:table-cell table:formula="of:=[.A25]/360" office:value-type="float" office:value="0.583333333333333" calcext:value-type="float">
            <text:p>0.583333333333333</text:p>
          </table:table-cell>
          <table:table-cell table:formula="of:=[.B25]/100" office:value-type="float" office:value="0.5" calcext:value-type="float">
            <text:p>0.5</text:p>
          </table:table-cell>
          <table:table-cell table:formula="of:=[.C25]/100" office:value-type="float" office:value="0.96" calcext:value-type="float">
            <text:p>0.96</text:p>
          </table:table-cell>
          <table:table-cell table:formula="of:=IF([.B25]&gt;0; TRUE(); FALSE())" office:value-type="boolean" office:boolean-value="true" calcext:value-type="boolean">
            <text:p>TRUE</text:p>
          </table:table-cell>
          <table:table-cell table:formula="of:=IF([.I25]; &quot;&quot;; ROUND([.C25]*2.55))">
            <text:p/>
          </table:table-cell>
          <table:table-cell table:formula="of:=[.J25]">
            <text:p/>
          </table:table-cell>
          <table:table-cell table:formula="of:=[.J25]">
            <text:p/>
          </table:table-cell>
          <table:table-cell table:formula="of:=[.H25] * (1 + [.G25])" office:value-type="float" office:value="1.44" calcext:value-type="float">
            <text:p>1.44</text:p>
          </table:table-cell>
          <table:table-cell table:formula="of:= ([.H25] + [.G25]) - ([.H25] * [.G25])" office:value-type="float" office:value="0.98" calcext:value-type="float">
            <text:p>0.98</text:p>
          </table:table-cell>
          <table:table-cell table:formula="of:=IF([.H25] &lt;= 0.5; [.M25]; [.N25])" office:value-type="float" office:value="0.98" calcext:value-type="float">
            <text:p>0.98</text:p>
          </table:table-cell>
          <table:table-cell table:formula="of:= (2 * [.H25]) - [.O25]" office:value-type="float" office:value="0.94" calcext:value-type="float">
            <text:p>0.94</text:p>
          </table:table-cell>
          <table:table-cell table:formula="of:=[.F25] + (1/3)" office:value-type="float" office:value="0.916666666666667" calcext:value-type="float">
            <text:p>0.916666666666667</text:p>
          </table:table-cell>
          <table:table-cell table:formula="of:=[.F25]" office:value-type="float" office:value="0.583333333333333" calcext:value-type="float">
            <text:p>0.583333333333333</text:p>
          </table:table-cell>
          <table:table-cell table:formula="of:=[.F25] - (1/3)" office:value-type="float" office:value="0.25" calcext:value-type="float">
            <text:p>0.25</text:p>
          </table:table-cell>
          <table:table-cell table:formula="of:=IF([.Q25]&lt;0; [.Q25]+1; IF([.Q25]&gt;1; [.Q25]-1; [.Q25]))" office:value-type="float" office:value="0.916666666666667" calcext:value-type="float">
            <text:p>0.916666666666667</text:p>
          </table:table-cell>
          <table:table-cell table:formula="of:=IF([.R25]&lt;0; [.R25]+1; IF([.R25]&gt;1; [.R25]-1; [.R25]))" office:value-type="float" office:value="0.583333333333333" calcext:value-type="float">
            <text:p>0.583333333333333</text:p>
          </table:table-cell>
          <table:table-cell table:formula="of:=IF([.S25]&lt;0; [.S25]+1; IF([.S25]&gt;1; [.S25]-1; [.S25]))" office:value-type="float" office:value="0.25" calcext:value-type="float">
            <text:p>0.25</text:p>
          </table:table-cell>
          <table:table-cell table:formula="of:=IF((6* [.T25]) &lt; 1; TRUE(); FALSE())" office:value-type="boolean" office:boolean-value="false" calcext:value-type="boolean">
            <text:p>FALSE</text:p>
          </table:table-cell>
          <table:table-cell table:formula="of:=IF((2* [.T25]) &lt; 1; TRUE(); FALSE())" office:value-type="boolean" office:boolean-value="false" calcext:value-type="boolean">
            <text:p>FALSE</text:p>
          </table:table-cell>
          <table:table-cell table:formula="of:=IF((3* [.T25]) &lt; 2; TRUE(); FALSE())" office:value-type="boolean" office:boolean-value="false" calcext:value-type="boolean">
            <text:p>FALSE</text:p>
          </table:table-cell>
          <table:table-cell table:formula="of:=IF((6* [.U25]) &lt; 1; TRUE(); FALSE())" office:value-type="boolean" office:boolean-value="false" calcext:value-type="boolean">
            <text:p>FALSE</text:p>
          </table:table-cell>
          <table:table-cell table:formula="of:=IF((2* [.U25]) &lt; 1; TRUE(); FALSE())" office:value-type="boolean" office:boolean-value="false" calcext:value-type="boolean">
            <text:p>FALSE</text:p>
          </table:table-cell>
          <table:table-cell table:formula="of:=IF((3* [.U25]) &lt; 2; TRUE(); FALSE())" office:value-type="boolean" office:boolean-value="true" calcext:value-type="boolean">
            <text:p>TRUE</text:p>
          </table:table-cell>
          <table:table-cell table:formula="of:=IF((6* [.V25]) &lt; 1; TRUE(); FALSE())" office:value-type="boolean" office:boolean-value="false" calcext:value-type="boolean">
            <text:p>FALSE</text:p>
          </table:table-cell>
          <table:table-cell table:formula="of:=IF((2* [.V25]) &lt; 1; TRUE(); FALSE())" office:value-type="boolean" office:boolean-value="true" calcext:value-type="boolean">
            <text:p>TRUE</text:p>
          </table:table-cell>
          <table:table-cell table:formula="of:=IF((3* [.V25]) &lt; 2; TRUE(); FALSE())" office:value-type="boolean" office:boolean-value="true" calcext:value-type="boolean">
            <text:p>TRUE</text:p>
          </table:table-cell>
          <table:table-cell table:formula="of:=IF([.W25]; [.$P25] + ([.$O25] - [.$P25]) * 6 * [.T25]; IF([.X25]; [.$O25]; IF([.Y25]; [.$P25] + (([.$O25] - [.$P25]) * ((2/3) - [.T25]) * 6); [.$P25])))" office:value-type="float" office:value="0.94" calcext:value-type="float">
            <text:p>0.94</text:p>
          </table:table-cell>
          <table:table-cell table:formula="of:=IF([.Z25]; [.$P25] + ([.$O25] - [.$P25]) * 6 * [.U25]; IF([.AA25]; [.$O25]; IF([.AB25]; [.$P25] + (([.$O25] - [.$P25]) * ((2/3) - [.U25]) * 6); [.$P25])))" office:value-type="float" office:value="0.96" calcext:value-type="float">
            <text:p>0.96</text:p>
          </table:table-cell>
          <table:table-cell table:formula="of:=IF([.AC25]; [.$P25] + ([.$O25] - [.$P25]) * 6 * [.V25]; IF([.AD25]; [.$O25]; IF([.AE25]; [.$P25] + (([.$O25] - [.$P25]) * ((2/3) - [.V25]) * 6); [.$P25])))" office:value-type="float" office:value="0.98" calcext:value-type="float">
            <text:p>0.98</text:p>
          </table:table-cell>
          <table:table-cell table:formula="of:=ROUND([.AF25]*255)" office:value-type="float" office:value="240" calcext:value-type="float">
            <text:p>240</text:p>
          </table:table-cell>
          <table:table-cell table:formula="of:=ROUND([.AG25]*255)" office:value-type="float" office:value="245" calcext:value-type="float">
            <text:p>245</text:p>
          </table:table-cell>
          <table:table-cell table:formula="of:=ROUND([.AH25]*255)" office:value-type="float" office:value="250" calcext:value-type="float">
            <text:p>250</text:p>
          </table:table-cell>
        </table:table-row>
        <table:table-row table:style-name="ro3">
          <table:table-cell table:formula="of:=[.A25]" office:value-type="float" office:value="210" calcext:value-type="float">
            <text:p>210</text:p>
          </table:table-cell>
          <table:table-cell table:formula="of:=[.B25]" office:value-type="float" office:value="50" calcext:value-type="float">
            <text:p>50</text:p>
          </table:table-cell>
          <table:table-cell table:style-name="Calc_20_Text_20__28_Alt_29_" table:formula="of:=[.C25]+1" office:value-type="float" office:value="97" calcext:value-type="float">
            <text:p>97</text:p>
          </table:table-cell>
          <table:table-cell table:formula="of:=[.AI26]&amp;&quot;, &quot;&amp;[.AJ26]&amp;&quot;, &quot;&amp;[.AK26]" office:value-type="string" office:string-value="244, 247, 251" calcext:value-type="string">
            <text:p>244, 247, 251</text:p>
          </table:table-cell>
          <table:table-cell table:formula="of:=DEC2HEX([.AI26]; 2)&amp;DEC2HEX([.AJ26]; 2)&amp;DEC2HEX([.AK26]; 2)" office:value-type="string" office:string-value="F4F7FB" calcext:value-type="string">
            <text:p>F4F7FB</text:p>
          </table:table-cell>
          <table:table-cell table:formula="of:=[.A26]/360" office:value-type="float" office:value="0.583333333333333" calcext:value-type="float">
            <text:p>0.583333333333333</text:p>
          </table:table-cell>
          <table:table-cell table:formula="of:=[.B26]/100" office:value-type="float" office:value="0.5" calcext:value-type="float">
            <text:p>0.5</text:p>
          </table:table-cell>
          <table:table-cell table:formula="of:=[.C26]/100" office:value-type="float" office:value="0.97" calcext:value-type="float">
            <text:p>0.97</text:p>
          </table:table-cell>
          <table:table-cell table:formula="of:=IF([.B26]&gt;0; TRUE(); FALSE())" office:value-type="boolean" office:boolean-value="true" calcext:value-type="boolean">
            <text:p>TRUE</text:p>
          </table:table-cell>
          <table:table-cell table:formula="of:=IF([.I26]; &quot;&quot;; ROUND([.C26]*2.55))">
            <text:p/>
          </table:table-cell>
          <table:table-cell table:formula="of:=[.J26]">
            <text:p/>
          </table:table-cell>
          <table:table-cell table:formula="of:=[.J26]">
            <text:p/>
          </table:table-cell>
          <table:table-cell table:formula="of:=[.H26] * (1 + [.G26])" office:value-type="float" office:value="1.455" calcext:value-type="float">
            <text:p>1.455</text:p>
          </table:table-cell>
          <table:table-cell table:formula="of:= ([.H26] + [.G26]) - ([.H26] * [.G26])" office:value-type="float" office:value="0.985" calcext:value-type="float">
            <text:p>0.985</text:p>
          </table:table-cell>
          <table:table-cell table:formula="of:=IF([.H26] &lt;= 0.5; [.M26]; [.N26])" office:value-type="float" office:value="0.985" calcext:value-type="float">
            <text:p>0.985</text:p>
          </table:table-cell>
          <table:table-cell table:formula="of:= (2 * [.H26]) - [.O26]" office:value-type="float" office:value="0.955" calcext:value-type="float">
            <text:p>0.955</text:p>
          </table:table-cell>
          <table:table-cell table:formula="of:=[.F26] + (1/3)" office:value-type="float" office:value="0.916666666666667" calcext:value-type="float">
            <text:p>0.916666666666667</text:p>
          </table:table-cell>
          <table:table-cell table:formula="of:=[.F26]" office:value-type="float" office:value="0.583333333333333" calcext:value-type="float">
            <text:p>0.583333333333333</text:p>
          </table:table-cell>
          <table:table-cell table:formula="of:=[.F26] - (1/3)" office:value-type="float" office:value="0.25" calcext:value-type="float">
            <text:p>0.25</text:p>
          </table:table-cell>
          <table:table-cell table:formula="of:=IF([.Q26]&lt;0; [.Q26]+1; IF([.Q26]&gt;1; [.Q26]-1; [.Q26]))" office:value-type="float" office:value="0.916666666666667" calcext:value-type="float">
            <text:p>0.916666666666667</text:p>
          </table:table-cell>
          <table:table-cell table:formula="of:=IF([.R26]&lt;0; [.R26]+1; IF([.R26]&gt;1; [.R26]-1; [.R26]))" office:value-type="float" office:value="0.583333333333333" calcext:value-type="float">
            <text:p>0.583333333333333</text:p>
          </table:table-cell>
          <table:table-cell table:formula="of:=IF([.S26]&lt;0; [.S26]+1; IF([.S26]&gt;1; [.S26]-1; [.S26]))" office:value-type="float" office:value="0.25" calcext:value-type="float">
            <text:p>0.25</text:p>
          </table:table-cell>
          <table:table-cell table:formula="of:=IF((6* [.T26]) &lt; 1; TRUE(); FALSE())" office:value-type="boolean" office:boolean-value="false" calcext:value-type="boolean">
            <text:p>FALSE</text:p>
          </table:table-cell>
          <table:table-cell table:formula="of:=IF((2* [.T26]) &lt; 1; TRUE(); FALSE())" office:value-type="boolean" office:boolean-value="false" calcext:value-type="boolean">
            <text:p>FALSE</text:p>
          </table:table-cell>
          <table:table-cell table:formula="of:=IF((3* [.T26]) &lt; 2; TRUE(); FALSE())" office:value-type="boolean" office:boolean-value="false" calcext:value-type="boolean">
            <text:p>FALSE</text:p>
          </table:table-cell>
          <table:table-cell table:formula="of:=IF((6* [.U26]) &lt; 1; TRUE(); FALSE())" office:value-type="boolean" office:boolean-value="false" calcext:value-type="boolean">
            <text:p>FALSE</text:p>
          </table:table-cell>
          <table:table-cell table:formula="of:=IF((2* [.U26]) &lt; 1; TRUE(); FALSE())" office:value-type="boolean" office:boolean-value="false" calcext:value-type="boolean">
            <text:p>FALSE</text:p>
          </table:table-cell>
          <table:table-cell table:formula="of:=IF((3* [.U26]) &lt; 2; TRUE(); FALSE())" office:value-type="boolean" office:boolean-value="true" calcext:value-type="boolean">
            <text:p>TRUE</text:p>
          </table:table-cell>
          <table:table-cell table:formula="of:=IF((6* [.V26]) &lt; 1; TRUE(); FALSE())" office:value-type="boolean" office:boolean-value="false" calcext:value-type="boolean">
            <text:p>FALSE</text:p>
          </table:table-cell>
          <table:table-cell table:formula="of:=IF((2* [.V26]) &lt; 1; TRUE(); FALSE())" office:value-type="boolean" office:boolean-value="true" calcext:value-type="boolean">
            <text:p>TRUE</text:p>
          </table:table-cell>
          <table:table-cell table:formula="of:=IF((3* [.V26]) &lt; 2; TRUE(); FALSE())" office:value-type="boolean" office:boolean-value="true" calcext:value-type="boolean">
            <text:p>TRUE</text:p>
          </table:table-cell>
          <table:table-cell table:formula="of:=IF([.W26]; [.$P26] + ([.$O26] - [.$P26]) * 6 * [.T26]; IF([.X26]; [.$O26]; IF([.Y26]; [.$P26] + (([.$O26] - [.$P26]) * ((2/3) - [.T26]) * 6); [.$P26])))" office:value-type="float" office:value="0.955" calcext:value-type="float">
            <text:p>0.955</text:p>
          </table:table-cell>
          <table:table-cell table:formula="of:=IF([.Z26]; [.$P26] + ([.$O26] - [.$P26]) * 6 * [.U26]; IF([.AA26]; [.$O26]; IF([.AB26]; [.$P26] + (([.$O26] - [.$P26]) * ((2/3) - [.U26]) * 6); [.$P26])))" office:value-type="float" office:value="0.97" calcext:value-type="float">
            <text:p>0.97</text:p>
          </table:table-cell>
          <table:table-cell table:formula="of:=IF([.AC26]; [.$P26] + ([.$O26] - [.$P26]) * 6 * [.V26]; IF([.AD26]; [.$O26]; IF([.AE26]; [.$P26] + (([.$O26] - [.$P26]) * ((2/3) - [.V26]) * 6); [.$P26])))" office:value-type="float" office:value="0.985" calcext:value-type="float">
            <text:p>0.985</text:p>
          </table:table-cell>
          <table:table-cell table:formula="of:=ROUND([.AF26]*255)" office:value-type="float" office:value="244" calcext:value-type="float">
            <text:p>244</text:p>
          </table:table-cell>
          <table:table-cell table:formula="of:=ROUND([.AG26]*255)" office:value-type="float" office:value="247" calcext:value-type="float">
            <text:p>247</text:p>
          </table:table-cell>
          <table:table-cell table:formula="of:=ROUND([.AH26]*255)" office:value-type="float" office:value="251" calcext:value-type="float">
            <text:p>251</text:p>
          </table:table-cell>
        </table:table-row>
        <table:table-row table:style-name="ro3">
          <table:table-cell table:formula="of:=[.A26]" office:value-type="float" office:value="210" calcext:value-type="float">
            <text:p>210</text:p>
          </table:table-cell>
          <table:table-cell table:formula="of:=[.B26]" office:value-type="float" office:value="50" calcext:value-type="float">
            <text:p>50</text:p>
          </table:table-cell>
          <table:table-cell table:style-name="Calc_20_Text_20__28_Alt_29_" table:formula="of:=[.C26]+1" office:value-type="float" office:value="98" calcext:value-type="float">
            <text:p>98</text:p>
          </table:table-cell>
          <table:table-cell table:formula="of:=[.AI27]&amp;&quot;, &quot;&amp;[.AJ27]&amp;&quot;, &quot;&amp;[.AK27]" office:value-type="string" office:string-value="247, 250, 252" calcext:value-type="string">
            <text:p>247, 250, 252</text:p>
          </table:table-cell>
          <table:table-cell table:formula="of:=DEC2HEX([.AI27]; 2)&amp;DEC2HEX([.AJ27]; 2)&amp;DEC2HEX([.AK27]; 2)" office:value-type="string" office:string-value="F7FAFC" calcext:value-type="string">
            <text:p>F7FAFC</text:p>
          </table:table-cell>
          <table:table-cell table:formula="of:=[.A27]/360" office:value-type="float" office:value="0.583333333333333" calcext:value-type="float">
            <text:p>0.583333333333333</text:p>
          </table:table-cell>
          <table:table-cell table:formula="of:=[.B27]/100" office:value-type="float" office:value="0.5" calcext:value-type="float">
            <text:p>0.5</text:p>
          </table:table-cell>
          <table:table-cell table:formula="of:=[.C27]/100" office:value-type="float" office:value="0.98" calcext:value-type="float">
            <text:p>0.98</text:p>
          </table:table-cell>
          <table:table-cell table:formula="of:=IF([.B27]&gt;0; TRUE(); FALSE())" office:value-type="boolean" office:boolean-value="true" calcext:value-type="boolean">
            <text:p>TRUE</text:p>
          </table:table-cell>
          <table:table-cell table:formula="of:=IF([.I27]; &quot;&quot;; ROUND([.C27]*2.55))">
            <text:p/>
          </table:table-cell>
          <table:table-cell table:formula="of:=[.J27]">
            <text:p/>
          </table:table-cell>
          <table:table-cell table:formula="of:=[.J27]">
            <text:p/>
          </table:table-cell>
          <table:table-cell table:formula="of:=[.H27] * (1 + [.G27])" office:value-type="float" office:value="1.47" calcext:value-type="float">
            <text:p>1.47</text:p>
          </table:table-cell>
          <table:table-cell table:formula="of:= ([.H27] + [.G27]) - ([.H27] * [.G27])" office:value-type="float" office:value="0.99" calcext:value-type="float">
            <text:p>0.99</text:p>
          </table:table-cell>
          <table:table-cell table:formula="of:=IF([.H27] &lt;= 0.5; [.M27]; [.N27])" office:value-type="float" office:value="0.99" calcext:value-type="float">
            <text:p>0.99</text:p>
          </table:table-cell>
          <table:table-cell table:formula="of:= (2 * [.H27]) - [.O27]" office:value-type="float" office:value="0.97" calcext:value-type="float">
            <text:p>0.97</text:p>
          </table:table-cell>
          <table:table-cell table:formula="of:=[.F27] + (1/3)" office:value-type="float" office:value="0.916666666666667" calcext:value-type="float">
            <text:p>0.916666666666667</text:p>
          </table:table-cell>
          <table:table-cell table:formula="of:=[.F27]" office:value-type="float" office:value="0.583333333333333" calcext:value-type="float">
            <text:p>0.583333333333333</text:p>
          </table:table-cell>
          <table:table-cell table:formula="of:=[.F27] - (1/3)" office:value-type="float" office:value="0.25" calcext:value-type="float">
            <text:p>0.25</text:p>
          </table:table-cell>
          <table:table-cell table:formula="of:=IF([.Q27]&lt;0; [.Q27]+1; IF([.Q27]&gt;1; [.Q27]-1; [.Q27]))" office:value-type="float" office:value="0.916666666666667" calcext:value-type="float">
            <text:p>0.916666666666667</text:p>
          </table:table-cell>
          <table:table-cell table:formula="of:=IF([.R27]&lt;0; [.R27]+1; IF([.R27]&gt;1; [.R27]-1; [.R27]))" office:value-type="float" office:value="0.583333333333333" calcext:value-type="float">
            <text:p>0.583333333333333</text:p>
          </table:table-cell>
          <table:table-cell table:formula="of:=IF([.S27]&lt;0; [.S27]+1; IF([.S27]&gt;1; [.S27]-1; [.S27]))" office:value-type="float" office:value="0.25" calcext:value-type="float">
            <text:p>0.25</text:p>
          </table:table-cell>
          <table:table-cell table:formula="of:=IF((6* [.T27]) &lt; 1; TRUE(); FALSE())" office:value-type="boolean" office:boolean-value="false" calcext:value-type="boolean">
            <text:p>FALSE</text:p>
          </table:table-cell>
          <table:table-cell table:formula="of:=IF((2* [.T27]) &lt; 1; TRUE(); FALSE())" office:value-type="boolean" office:boolean-value="false" calcext:value-type="boolean">
            <text:p>FALSE</text:p>
          </table:table-cell>
          <table:table-cell table:formula="of:=IF((3* [.T27]) &lt; 2; TRUE(); FALSE())" office:value-type="boolean" office:boolean-value="false" calcext:value-type="boolean">
            <text:p>FALSE</text:p>
          </table:table-cell>
          <table:table-cell table:formula="of:=IF((6* [.U27]) &lt; 1; TRUE(); FALSE())" office:value-type="boolean" office:boolean-value="false" calcext:value-type="boolean">
            <text:p>FALSE</text:p>
          </table:table-cell>
          <table:table-cell table:formula="of:=IF((2* [.U27]) &lt; 1; TRUE(); FALSE())" office:value-type="boolean" office:boolean-value="false" calcext:value-type="boolean">
            <text:p>FALSE</text:p>
          </table:table-cell>
          <table:table-cell table:formula="of:=IF((3* [.U27]) &lt; 2; TRUE(); FALSE())" office:value-type="boolean" office:boolean-value="true" calcext:value-type="boolean">
            <text:p>TRUE</text:p>
          </table:table-cell>
          <table:table-cell table:formula="of:=IF((6* [.V27]) &lt; 1; TRUE(); FALSE())" office:value-type="boolean" office:boolean-value="false" calcext:value-type="boolean">
            <text:p>FALSE</text:p>
          </table:table-cell>
          <table:table-cell table:formula="of:=IF((2* [.V27]) &lt; 1; TRUE(); FALSE())" office:value-type="boolean" office:boolean-value="true" calcext:value-type="boolean">
            <text:p>TRUE</text:p>
          </table:table-cell>
          <table:table-cell table:formula="of:=IF((3* [.V27]) &lt; 2; TRUE(); FALSE())" office:value-type="boolean" office:boolean-value="true" calcext:value-type="boolean">
            <text:p>TRUE</text:p>
          </table:table-cell>
          <table:table-cell table:formula="of:=IF([.W27]; [.$P27] + ([.$O27] - [.$P27]) * 6 * [.T27]; IF([.X27]; [.$O27]; IF([.Y27]; [.$P27] + (([.$O27] - [.$P27]) * ((2/3) - [.T27]) * 6); [.$P27])))" office:value-type="float" office:value="0.97" calcext:value-type="float">
            <text:p>0.97</text:p>
          </table:table-cell>
          <table:table-cell table:formula="of:=IF([.Z27]; [.$P27] + ([.$O27] - [.$P27]) * 6 * [.U27]; IF([.AA27]; [.$O27]; IF([.AB27]; [.$P27] + (([.$O27] - [.$P27]) * ((2/3) - [.U27]) * 6); [.$P27])))" office:value-type="float" office:value="0.98" calcext:value-type="float">
            <text:p>0.98</text:p>
          </table:table-cell>
          <table:table-cell table:formula="of:=IF([.AC27]; [.$P27] + ([.$O27] - [.$P27]) * 6 * [.V27]; IF([.AD27]; [.$O27]; IF([.AE27]; [.$P27] + (([.$O27] - [.$P27]) * ((2/3) - [.V27]) * 6); [.$P27])))" office:value-type="float" office:value="0.99" calcext:value-type="float">
            <text:p>0.99</text:p>
          </table:table-cell>
          <table:table-cell table:formula="of:=ROUND([.AF27]*255)" office:value-type="float" office:value="247" calcext:value-type="float">
            <text:p>247</text:p>
          </table:table-cell>
          <table:table-cell table:formula="of:=ROUND([.AG27]*255)" office:value-type="float" office:value="250" calcext:value-type="float">
            <text:p>250</text:p>
          </table:table-cell>
          <table:table-cell table:formula="of:=ROUND([.AH27]*255)" office:value-type="float" office:value="252" calcext:value-type="float">
            <text:p>252</text:p>
          </table:table-cell>
        </table:table-row>
        <table:table-row table:style-name="ro3">
          <table:table-cell table:formula="of:=[.A27]" office:value-type="float" office:value="210" calcext:value-type="float">
            <text:p>210</text:p>
          </table:table-cell>
          <table:table-cell table:formula="of:=[.B27]" office:value-type="float" office:value="50" calcext:value-type="float">
            <text:p>50</text:p>
          </table:table-cell>
          <table:table-cell table:style-name="Calc_20_Text_20__28_Alt_29_" table:formula="of:=[.C27]+1" office:value-type="float" office:value="99" calcext:value-type="float">
            <text:p>99</text:p>
          </table:table-cell>
          <table:table-cell table:formula="of:=[.AI28]&amp;&quot;, &quot;&amp;[.AJ28]&amp;&quot;, &quot;&amp;[.AK28]" office:value-type="string" office:string-value="251, 252, 254" calcext:value-type="string">
            <text:p>251, 252, 254</text:p>
          </table:table-cell>
          <table:table-cell table:formula="of:=DEC2HEX([.AI28]; 2)&amp;DEC2HEX([.AJ28]; 2)&amp;DEC2HEX([.AK28]; 2)" office:value-type="string" office:string-value="FBFCFE" calcext:value-type="string">
            <text:p>FBFCFE</text:p>
          </table:table-cell>
          <table:table-cell table:formula="of:=[.A28]/360" office:value-type="float" office:value="0.583333333333333" calcext:value-type="float">
            <text:p>0.583333333333333</text:p>
          </table:table-cell>
          <table:table-cell table:formula="of:=[.B28]/100" office:value-type="float" office:value="0.5" calcext:value-type="float">
            <text:p>0.5</text:p>
          </table:table-cell>
          <table:table-cell table:formula="of:=[.C28]/100" office:value-type="float" office:value="0.99" calcext:value-type="float">
            <text:p>0.99</text:p>
          </table:table-cell>
          <table:table-cell table:formula="of:=IF([.B28]&gt;0; TRUE(); FALSE())" office:value-type="boolean" office:boolean-value="true" calcext:value-type="boolean">
            <text:p>TRUE</text:p>
          </table:table-cell>
          <table:table-cell table:formula="of:=IF([.I28]; &quot;&quot;; ROUND([.C28]*2.55))">
            <text:p/>
          </table:table-cell>
          <table:table-cell table:formula="of:=[.J28]">
            <text:p/>
          </table:table-cell>
          <table:table-cell table:formula="of:=[.J28]">
            <text:p/>
          </table:table-cell>
          <table:table-cell table:formula="of:=[.H28] * (1 + [.G28])" office:value-type="float" office:value="1.485" calcext:value-type="float">
            <text:p>1.485</text:p>
          </table:table-cell>
          <table:table-cell table:formula="of:= ([.H28] + [.G28]) - ([.H28] * [.G28])" office:value-type="float" office:value="0.995" calcext:value-type="float">
            <text:p>0.995</text:p>
          </table:table-cell>
          <table:table-cell table:formula="of:=IF([.H28] &lt;= 0.5; [.M28]; [.N28])" office:value-type="float" office:value="0.995" calcext:value-type="float">
            <text:p>0.995</text:p>
          </table:table-cell>
          <table:table-cell table:formula="of:= (2 * [.H28]) - [.O28]" office:value-type="float" office:value="0.985" calcext:value-type="float">
            <text:p>0.985</text:p>
          </table:table-cell>
          <table:table-cell table:formula="of:=[.F28] + (1/3)" office:value-type="float" office:value="0.916666666666667" calcext:value-type="float">
            <text:p>0.916666666666667</text:p>
          </table:table-cell>
          <table:table-cell table:formula="of:=[.F28]" office:value-type="float" office:value="0.583333333333333" calcext:value-type="float">
            <text:p>0.583333333333333</text:p>
          </table:table-cell>
          <table:table-cell table:formula="of:=[.F28] - (1/3)" office:value-type="float" office:value="0.25" calcext:value-type="float">
            <text:p>0.25</text:p>
          </table:table-cell>
          <table:table-cell table:formula="of:=IF([.Q28]&lt;0; [.Q28]+1; IF([.Q28]&gt;1; [.Q28]-1; [.Q28]))" office:value-type="float" office:value="0.916666666666667" calcext:value-type="float">
            <text:p>0.916666666666667</text:p>
          </table:table-cell>
          <table:table-cell table:formula="of:=IF([.R28]&lt;0; [.R28]+1; IF([.R28]&gt;1; [.R28]-1; [.R28]))" office:value-type="float" office:value="0.583333333333333" calcext:value-type="float">
            <text:p>0.583333333333333</text:p>
          </table:table-cell>
          <table:table-cell table:formula="of:=IF([.S28]&lt;0; [.S28]+1; IF([.S28]&gt;1; [.S28]-1; [.S28]))" office:value-type="float" office:value="0.25" calcext:value-type="float">
            <text:p>0.25</text:p>
          </table:table-cell>
          <table:table-cell table:formula="of:=IF((6* [.T28]) &lt; 1; TRUE(); FALSE())" office:value-type="boolean" office:boolean-value="false" calcext:value-type="boolean">
            <text:p>FALSE</text:p>
          </table:table-cell>
          <table:table-cell table:formula="of:=IF((2* [.T28]) &lt; 1; TRUE(); FALSE())" office:value-type="boolean" office:boolean-value="false" calcext:value-type="boolean">
            <text:p>FALSE</text:p>
          </table:table-cell>
          <table:table-cell table:formula="of:=IF((3* [.T28]) &lt; 2; TRUE(); FALSE())" office:value-type="boolean" office:boolean-value="false" calcext:value-type="boolean">
            <text:p>FALSE</text:p>
          </table:table-cell>
          <table:table-cell table:formula="of:=IF((6* [.U28]) &lt; 1; TRUE(); FALSE())" office:value-type="boolean" office:boolean-value="false" calcext:value-type="boolean">
            <text:p>FALSE</text:p>
          </table:table-cell>
          <table:table-cell table:formula="of:=IF((2* [.U28]) &lt; 1; TRUE(); FALSE())" office:value-type="boolean" office:boolean-value="false" calcext:value-type="boolean">
            <text:p>FALSE</text:p>
          </table:table-cell>
          <table:table-cell table:formula="of:=IF((3* [.U28]) &lt; 2; TRUE(); FALSE())" office:value-type="boolean" office:boolean-value="true" calcext:value-type="boolean">
            <text:p>TRUE</text:p>
          </table:table-cell>
          <table:table-cell table:formula="of:=IF((6* [.V28]) &lt; 1; TRUE(); FALSE())" office:value-type="boolean" office:boolean-value="false" calcext:value-type="boolean">
            <text:p>FALSE</text:p>
          </table:table-cell>
          <table:table-cell table:formula="of:=IF((2* [.V28]) &lt; 1; TRUE(); FALSE())" office:value-type="boolean" office:boolean-value="true" calcext:value-type="boolean">
            <text:p>TRUE</text:p>
          </table:table-cell>
          <table:table-cell table:formula="of:=IF((3* [.V28]) &lt; 2; TRUE(); FALSE())" office:value-type="boolean" office:boolean-value="true" calcext:value-type="boolean">
            <text:p>TRUE</text:p>
          </table:table-cell>
          <table:table-cell table:formula="of:=IF([.W28]; [.$P28] + ([.$O28] - [.$P28]) * 6 * [.T28]; IF([.X28]; [.$O28]; IF([.Y28]; [.$P28] + (([.$O28] - [.$P28]) * ((2/3) - [.T28]) * 6); [.$P28])))" office:value-type="float" office:value="0.985" calcext:value-type="float">
            <text:p>0.985</text:p>
          </table:table-cell>
          <table:table-cell table:formula="of:=IF([.Z28]; [.$P28] + ([.$O28] - [.$P28]) * 6 * [.U28]; IF([.AA28]; [.$O28]; IF([.AB28]; [.$P28] + (([.$O28] - [.$P28]) * ((2/3) - [.U28]) * 6); [.$P28])))" office:value-type="float" office:value="0.99" calcext:value-type="float">
            <text:p>0.99</text:p>
          </table:table-cell>
          <table:table-cell table:formula="of:=IF([.AC28]; [.$P28] + ([.$O28] - [.$P28]) * 6 * [.V28]; IF([.AD28]; [.$O28]; IF([.AE28]; [.$P28] + (([.$O28] - [.$P28]) * ((2/3) - [.V28]) * 6); [.$P28])))" office:value-type="float" office:value="0.995" calcext:value-type="float">
            <text:p>0.995</text:p>
          </table:table-cell>
          <table:table-cell table:formula="of:=ROUND([.AF28]*255)" office:value-type="float" office:value="251" calcext:value-type="float">
            <text:p>251</text:p>
          </table:table-cell>
          <table:table-cell table:formula="of:=ROUND([.AG28]*255)" office:value-type="float" office:value="252" calcext:value-type="float">
            <text:p>252</text:p>
          </table:table-cell>
          <table:table-cell table:formula="of:=ROUND([.AH28]*255)" office:value-type="float" office:value="254" calcext:value-type="float">
            <text:p>254</text:p>
          </table:table-cell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tatic_29_" office:value-type="string" calcext:value-type="string">
            <text:p>Blue</text:p>
          </table:table-cell>
          <table:table-cell table:style-name="Default" table:number-columns-repeated="36"/>
        </table:table-row>
        <table:table-row table:style-name="ro6">
          <table:table-cell table:style-name="ce8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8" office:value-type="string" calcext:value-type="string">
            <text:p>RG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Static_29_" office:value-type="float" office:value="225" calcext:value-type="float">
            <text:p>225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formula="of:=IF([.C$5]=[.C32]; 5; [.C32]+5)" office:value-type="float" office:value="5" calcext:value-type="float">
            <text:p>5</text:p>
          </table:table-cell>
          <table:table-cell table:formula="of:=[.AI33]&amp;&quot;, &quot;&amp;[.AJ33]&amp;&quot;, &quot;&amp;[.AK33]" office:value-type="string" office:string-value="6, 10, 19" calcext:value-type="string">
            <text:p>6, 10, 19</text:p>
          </table:table-cell>
          <table:table-cell table:formula="of:=DEC2HEX([.AI33]; 2)&amp;DEC2HEX([.AJ33]; 2)&amp;DEC2HEX([.AK33]; 2)" office:value-type="string" office:string-value="060A13" calcext:value-type="string">
            <text:p>060A13</text:p>
          </table:table-cell>
          <table:table-cell table:formula="of:=[.A33]/360" office:value-type="float" office:value="0.625" calcext:value-type="float">
            <text:p>0.625</text:p>
          </table:table-cell>
          <table:table-cell table:formula="of:=[.B33]/100" office:value-type="float" office:value="0.5" calcext:value-type="float">
            <text:p>0.5</text:p>
          </table:table-cell>
          <table:table-cell table:formula="of:=[.C33]/100" office:value-type="float" office:value="0.05" calcext:value-type="float">
            <text:p>0.05</text:p>
          </table:table-cell>
          <table:table-cell table:formula="of:=IF([.B33]&gt;0; TRUE(); FALSE())" office:value-type="boolean" office:boolean-value="true" calcext:value-type="boolean">
            <text:p>TRUE</text:p>
          </table:table-cell>
          <table:table-cell table:formula="of:=IF([.I33]; &quot;&quot;; ROUND([.C33]*2.55))">
            <text:p/>
          </table:table-cell>
          <table:table-cell table:formula="of:=[.J33]">
            <text:p/>
          </table:table-cell>
          <table:table-cell table:formula="of:=[.J33]">
            <text:p/>
          </table:table-cell>
          <table:table-cell table:formula="of:=[.H33] * (1 + [.G33])" office:value-type="float" office:value="0.075" calcext:value-type="float">
            <text:p>0.075</text:p>
          </table:table-cell>
          <table:table-cell table:formula="of:= ([.H33] + [.G33]) - ([.H33] * [.G33])" office:value-type="float" office:value="0.525" calcext:value-type="float">
            <text:p>0.525</text:p>
          </table:table-cell>
          <table:table-cell table:formula="of:=IF([.H33] &lt;= 0.5; [.M33]; [.N33])" office:value-type="float" office:value="0.075" calcext:value-type="float">
            <text:p>0.075</text:p>
          </table:table-cell>
          <table:table-cell table:formula="of:= (2 * [.H33]) - [.O33]" office:value-type="float" office:value="0.025" calcext:value-type="float">
            <text:p>0.025</text:p>
          </table:table-cell>
          <table:table-cell table:formula="of:=[.F33] + (1/3)" office:value-type="float" office:value="0.958333333333333" calcext:value-type="float">
            <text:p>0.958333333333333</text:p>
          </table:table-cell>
          <table:table-cell table:formula="of:=[.F33]" office:value-type="float" office:value="0.625" calcext:value-type="float">
            <text:p>0.625</text:p>
          </table:table-cell>
          <table:table-cell table:formula="of:=[.F33] - (1/3)" office:value-type="float" office:value="0.291666666666667" calcext:value-type="float">
            <text:p>0.291666666666667</text:p>
          </table:table-cell>
          <table:table-cell table:formula="of:=IF([.Q33]&lt;0; [.Q33]+1; IF([.Q33]&gt;1; [.Q33]-1; [.Q33]))" office:value-type="float" office:value="0.958333333333333" calcext:value-type="float">
            <text:p>0.958333333333333</text:p>
          </table:table-cell>
          <table:table-cell table:formula="of:=IF([.R33]&lt;0; [.R33]+1; IF([.R33]&gt;1; [.R33]-1; [.R33]))" office:value-type="float" office:value="0.625" calcext:value-type="float">
            <text:p>0.625</text:p>
          </table:table-cell>
          <table:table-cell table:formula="of:=IF([.S33]&lt;0; [.S33]+1; IF([.S33]&gt;1; [.S33]-1; [.S33]))" office:value-type="float" office:value="0.291666666666667" calcext:value-type="float">
            <text:p>0.291666666666667</text:p>
          </table:table-cell>
          <table:table-cell table:formula="of:=IF((6* [.T33]) &lt; 1; TRUE(); FALSE())" office:value-type="boolean" office:boolean-value="false" calcext:value-type="boolean">
            <text:p>FALSE</text:p>
          </table:table-cell>
          <table:table-cell table:formula="of:=IF((2* [.T33]) &lt; 1; TRUE(); FALSE())" office:value-type="boolean" office:boolean-value="false" calcext:value-type="boolean">
            <text:p>FALSE</text:p>
          </table:table-cell>
          <table:table-cell table:formula="of:=IF((3* [.T33]) &lt; 2; TRUE(); FALSE())" office:value-type="boolean" office:boolean-value="false" calcext:value-type="boolean">
            <text:p>FALSE</text:p>
          </table:table-cell>
          <table:table-cell table:formula="of:=IF((6* [.U33]) &lt; 1; TRUE(); FALSE())" office:value-type="boolean" office:boolean-value="false" calcext:value-type="boolean">
            <text:p>FALSE</text:p>
          </table:table-cell>
          <table:table-cell table:formula="of:=IF((2* [.U33]) &lt; 1; TRUE(); FALSE())" office:value-type="boolean" office:boolean-value="false" calcext:value-type="boolean">
            <text:p>FALSE</text:p>
          </table:table-cell>
          <table:table-cell table:formula="of:=IF((3* [.U33]) &lt; 2; TRUE(); FALSE())" office:value-type="boolean" office:boolean-value="true" calcext:value-type="boolean">
            <text:p>TRUE</text:p>
          </table:table-cell>
          <table:table-cell table:formula="of:=IF((6* [.V33]) &lt; 1; TRUE(); FALSE())" office:value-type="boolean" office:boolean-value="false" calcext:value-type="boolean">
            <text:p>FALSE</text:p>
          </table:table-cell>
          <table:table-cell table:formula="of:=IF((2* [.V33]) &lt; 1; TRUE(); FALSE())" office:value-type="boolean" office:boolean-value="true" calcext:value-type="boolean">
            <text:p>TRUE</text:p>
          </table:table-cell>
          <table:table-cell table:formula="of:=IF((3* [.V33]) &lt; 2; TRUE(); FALSE())" office:value-type="boolean" office:boolean-value="true" calcext:value-type="boolean">
            <text:p>TRUE</text:p>
          </table:table-cell>
          <table:table-cell table:formula="of:=IF([.W33]; [.$P33] + ([.$O33] - [.$P33]) * 6 * [.T33]; IF([.X33]; [.$O33]; IF([.Y33]; [.$P33] + (([.$O33] - [.$P33]) * ((2/3) - [.T33]) * 6); [.$P33])))" office:value-type="float" office:value="0.025" calcext:value-type="float">
            <text:p>0.025</text:p>
          </table:table-cell>
          <table:table-cell table:formula="of:=IF([.Z33]; [.$P33] + ([.$O33] - [.$P33]) * 6 * [.U33]; IF([.AA33]; [.$O33]; IF([.AB33]; [.$P33] + (([.$O33] - [.$P33]) * ((2/3) - [.U33]) * 6); [.$P33])))" office:value-type="float" office:value="0.0375" calcext:value-type="float">
            <text:p>0.0375</text:p>
          </table:table-cell>
          <table:table-cell table:formula="of:=IF([.AC33]; [.$P33] + ([.$O33] - [.$P33]) * 6 * [.V33]; IF([.AD33]; [.$O33]; IF([.AE33]; [.$P33] + (([.$O33] - [.$P33]) * ((2/3) - [.V33]) * 6); [.$P33])))" office:value-type="float" office:value="0.075" calcext:value-type="float">
            <text:p>0.075</text:p>
          </table:table-cell>
          <table:table-cell table:formula="of:=ROUND([.AF33]*255)" office:value-type="float" office:value="6" calcext:value-type="float">
            <text:p>6</text:p>
          </table:table-cell>
          <table:table-cell table:formula="of:=ROUND([.AG33]*255)" office:value-type="float" office:value="10" calcext:value-type="float">
            <text:p>10</text:p>
          </table:table-cell>
          <table:table-cell table:formula="of:=ROUND([.AH33]*255)" office:value-type="float" office:value="19" calcext:value-type="float">
            <text:p>19</text:p>
          </table:table-cell>
        </table:table-row>
        <table:table-row table:style-name="ro3">
          <table:table-cell table:formula="of:=[.A33]" office:value-type="float" office:value="225" calcext:value-type="float">
            <text:p>225</text:p>
          </table:table-cell>
          <table:table-cell table:formula="of:=[.B33]" office:value-type="float" office:value="50" calcext:value-type="float">
            <text:p>50</text:p>
          </table:table-cell>
          <table:table-cell table:formula="of:=IF([.C$5]=[.C33]; 5; [.C33]+5)" office:value-type="float" office:value="10" calcext:value-type="float">
            <text:p>10</text:p>
          </table:table-cell>
          <table:table-cell table:formula="of:=[.AI34]&amp;&quot;, &quot;&amp;[.AJ34]&amp;&quot;, &quot;&amp;[.AK34]" office:value-type="string" office:string-value="13, 19, 38" calcext:value-type="string">
            <text:p>13, 19, 38</text:p>
          </table:table-cell>
          <table:table-cell table:formula="of:=DEC2HEX([.AI34]; 2)&amp;DEC2HEX([.AJ34]; 2)&amp;DEC2HEX([.AK34]; 2)" office:value-type="string" office:string-value="0D1326" calcext:value-type="string">
            <text:p>0D1326</text:p>
          </table:table-cell>
          <table:table-cell table:formula="of:=[.A34]/360" office:value-type="float" office:value="0.625" calcext:value-type="float">
            <text:p>0.625</text:p>
          </table:table-cell>
          <table:table-cell table:formula="of:=[.B34]/100" office:value-type="float" office:value="0.5" calcext:value-type="float">
            <text:p>0.5</text:p>
          </table:table-cell>
          <table:table-cell table:formula="of:=[.C34]/100" office:value-type="float" office:value="0.1" calcext:value-type="float">
            <text:p>0.1</text:p>
          </table:table-cell>
          <table:table-cell table:formula="of:=IF([.B34]&gt;0; TRUE(); FALSE())" office:value-type="boolean" office:boolean-value="true" calcext:value-type="boolean">
            <text:p>TRUE</text:p>
          </table:table-cell>
          <table:table-cell table:formula="of:=IF([.I34]; &quot;&quot;; ROUND([.C34]*2.55))">
            <text:p/>
          </table:table-cell>
          <table:table-cell table:formula="of:=[.J34]">
            <text:p/>
          </table:table-cell>
          <table:table-cell table:formula="of:=[.J34]">
            <text:p/>
          </table:table-cell>
          <table:table-cell table:formula="of:=[.H34] * (1 + [.G34])" office:value-type="float" office:value="0.15" calcext:value-type="float">
            <text:p>0.15</text:p>
          </table:table-cell>
          <table:table-cell table:formula="of:= ([.H34] + [.G34]) - ([.H34] * [.G34])" office:value-type="float" office:value="0.55" calcext:value-type="float">
            <text:p>0.55</text:p>
          </table:table-cell>
          <table:table-cell table:formula="of:=IF([.H34] &lt;= 0.5; [.M34]; [.N34])" office:value-type="float" office:value="0.15" calcext:value-type="float">
            <text:p>0.15</text:p>
          </table:table-cell>
          <table:table-cell table:formula="of:= (2 * [.H34]) - [.O34]" office:value-type="float" office:value="0.05" calcext:value-type="float">
            <text:p>0.05</text:p>
          </table:table-cell>
          <table:table-cell table:formula="of:=[.F34] + (1/3)" office:value-type="float" office:value="0.958333333333333" calcext:value-type="float">
            <text:p>0.958333333333333</text:p>
          </table:table-cell>
          <table:table-cell table:formula="of:=[.F34]" office:value-type="float" office:value="0.625" calcext:value-type="float">
            <text:p>0.625</text:p>
          </table:table-cell>
          <table:table-cell table:formula="of:=[.F34] - (1/3)" office:value-type="float" office:value="0.291666666666667" calcext:value-type="float">
            <text:p>0.291666666666667</text:p>
          </table:table-cell>
          <table:table-cell table:formula="of:=IF([.Q34]&lt;0; [.Q34]+1; IF([.Q34]&gt;1; [.Q34]-1; [.Q34]))" office:value-type="float" office:value="0.958333333333333" calcext:value-type="float">
            <text:p>0.958333333333333</text:p>
          </table:table-cell>
          <table:table-cell table:formula="of:=IF([.R34]&lt;0; [.R34]+1; IF([.R34]&gt;1; [.R34]-1; [.R34]))" office:value-type="float" office:value="0.625" calcext:value-type="float">
            <text:p>0.625</text:p>
          </table:table-cell>
          <table:table-cell table:formula="of:=IF([.S34]&lt;0; [.S34]+1; IF([.S34]&gt;1; [.S34]-1; [.S34]))" office:value-type="float" office:value="0.291666666666667" calcext:value-type="float">
            <text:p>0.291666666666667</text:p>
          </table:table-cell>
          <table:table-cell table:formula="of:=IF((6* [.T34]) &lt; 1; TRUE(); FALSE())" office:value-type="boolean" office:boolean-value="false" calcext:value-type="boolean">
            <text:p>FALSE</text:p>
          </table:table-cell>
          <table:table-cell table:formula="of:=IF((2* [.T34]) &lt; 1; TRUE(); FALSE())" office:value-type="boolean" office:boolean-value="false" calcext:value-type="boolean">
            <text:p>FALSE</text:p>
          </table:table-cell>
          <table:table-cell table:formula="of:=IF((3* [.T34]) &lt; 2; TRUE(); FALSE())" office:value-type="boolean" office:boolean-value="false" calcext:value-type="boolean">
            <text:p>FALSE</text:p>
          </table:table-cell>
          <table:table-cell table:formula="of:=IF((6* [.U34]) &lt; 1; TRUE(); FALSE())" office:value-type="boolean" office:boolean-value="false" calcext:value-type="boolean">
            <text:p>FALSE</text:p>
          </table:table-cell>
          <table:table-cell table:formula="of:=IF((2* [.U34]) &lt; 1; TRUE(); FALSE())" office:value-type="boolean" office:boolean-value="false" calcext:value-type="boolean">
            <text:p>FALSE</text:p>
          </table:table-cell>
          <table:table-cell table:formula="of:=IF((3* [.U34]) &lt; 2; TRUE(); FALSE())" office:value-type="boolean" office:boolean-value="true" calcext:value-type="boolean">
            <text:p>TRUE</text:p>
          </table:table-cell>
          <table:table-cell table:formula="of:=IF((6* [.V34]) &lt; 1; TRUE(); FALSE())" office:value-type="boolean" office:boolean-value="false" calcext:value-type="boolean">
            <text:p>FALSE</text:p>
          </table:table-cell>
          <table:table-cell table:formula="of:=IF((2* [.V34]) &lt; 1; TRUE(); FALSE())" office:value-type="boolean" office:boolean-value="true" calcext:value-type="boolean">
            <text:p>TRUE</text:p>
          </table:table-cell>
          <table:table-cell table:formula="of:=IF((3* [.V34]) &lt; 2; TRUE(); FALSE())" office:value-type="boolean" office:boolean-value="true" calcext:value-type="boolean">
            <text:p>TRUE</text:p>
          </table:table-cell>
          <table:table-cell table:formula="of:=IF([.W34]; [.$P34] + ([.$O34] - [.$P34]) * 6 * [.T34]; IF([.X34]; [.$O34]; IF([.Y34]; [.$P34] + (([.$O34] - [.$P34]) * ((2/3) - [.T34]) * 6); [.$P34])))" office:value-type="float" office:value="0.05" calcext:value-type="float">
            <text:p>0.05</text:p>
          </table:table-cell>
          <table:table-cell table:formula="of:=IF([.Z34]; [.$P34] + ([.$O34] - [.$P34]) * 6 * [.U34]; IF([.AA34]; [.$O34]; IF([.AB34]; [.$P34] + (([.$O34] - [.$P34]) * ((2/3) - [.U34]) * 6); [.$P34])))" office:value-type="float" office:value="0.075" calcext:value-type="float">
            <text:p>0.075</text:p>
          </table:table-cell>
          <table:table-cell table:formula="of:=IF([.AC34]; [.$P34] + ([.$O34] - [.$P34]) * 6 * [.V34]; IF([.AD34]; [.$O34]; IF([.AE34]; [.$P34] + (([.$O34] - [.$P34]) * ((2/3) - [.V34]) * 6); [.$P34])))" office:value-type="float" office:value="0.15" calcext:value-type="float">
            <text:p>0.15</text:p>
          </table:table-cell>
          <table:table-cell table:formula="of:=ROUND([.AF34]*255)" office:value-type="float" office:value="13" calcext:value-type="float">
            <text:p>13</text:p>
          </table:table-cell>
          <table:table-cell table:formula="of:=ROUND([.AG34]*255)" office:value-type="float" office:value="19" calcext:value-type="float">
            <text:p>19</text:p>
          </table:table-cell>
          <table:table-cell table:formula="of:=ROUND([.AH34]*255)" office:value-type="float" office:value="38" calcext:value-type="float">
            <text:p>38</text:p>
          </table:table-cell>
        </table:table-row>
        <table:table-row table:style-name="ro3">
          <table:table-cell table:formula="of:=[.A34]" office:value-type="float" office:value="225" calcext:value-type="float">
            <text:p>225</text:p>
          </table:table-cell>
          <table:table-cell table:formula="of:=[.B34]" office:value-type="float" office:value="50" calcext:value-type="float">
            <text:p>50</text:p>
          </table:table-cell>
          <table:table-cell table:formula="of:=IF([.C$5]=[.C34]; 5; [.C34]+5)" office:value-type="float" office:value="15" calcext:value-type="float">
            <text:p>15</text:p>
          </table:table-cell>
          <table:table-cell table:formula="of:=[.AI35]&amp;&quot;, &quot;&amp;[.AJ35]&amp;&quot;, &quot;&amp;[.AK35]" office:value-type="string" office:string-value="19, 29, 57" calcext:value-type="string">
            <text:p>19, 29, 57</text:p>
          </table:table-cell>
          <table:table-cell table:formula="of:=DEC2HEX([.AI35]; 2)&amp;DEC2HEX([.AJ35]; 2)&amp;DEC2HEX([.AK35]; 2)" office:value-type="string" office:string-value="131D39" calcext:value-type="string">
            <text:p>131D39</text:p>
          </table:table-cell>
          <table:table-cell table:formula="of:=[.A35]/360" office:value-type="float" office:value="0.625" calcext:value-type="float">
            <text:p>0.625</text:p>
          </table:table-cell>
          <table:table-cell table:formula="of:=[.B35]/100" office:value-type="float" office:value="0.5" calcext:value-type="float">
            <text:p>0.5</text:p>
          </table:table-cell>
          <table:table-cell table:formula="of:=[.C35]/100" office:value-type="float" office:value="0.15" calcext:value-type="float">
            <text:p>0.15</text:p>
          </table:table-cell>
          <table:table-cell table:formula="of:=IF([.B35]&gt;0; TRUE(); FALSE())" office:value-type="boolean" office:boolean-value="true" calcext:value-type="boolean">
            <text:p>TRUE</text:p>
          </table:table-cell>
          <table:table-cell table:formula="of:=IF([.I35]; &quot;&quot;; ROUND([.C35]*2.55))">
            <text:p/>
          </table:table-cell>
          <table:table-cell table:formula="of:=[.J35]">
            <text:p/>
          </table:table-cell>
          <table:table-cell table:formula="of:=[.J35]">
            <text:p/>
          </table:table-cell>
          <table:table-cell table:formula="of:=[.H35] * (1 + [.G35])" office:value-type="float" office:value="0.225" calcext:value-type="float">
            <text:p>0.225</text:p>
          </table:table-cell>
          <table:table-cell table:formula="of:= ([.H35] + [.G35]) - ([.H35] * [.G35])" office:value-type="float" office:value="0.575" calcext:value-type="float">
            <text:p>0.575</text:p>
          </table:table-cell>
          <table:table-cell table:formula="of:=IF([.H35] &lt;= 0.5; [.M35]; [.N35])" office:value-type="float" office:value="0.225" calcext:value-type="float">
            <text:p>0.225</text:p>
          </table:table-cell>
          <table:table-cell table:formula="of:= (2 * [.H35]) - [.O35]" office:value-type="float" office:value="0.075" calcext:value-type="float">
            <text:p>0.075</text:p>
          </table:table-cell>
          <table:table-cell table:formula="of:=[.F35] + (1/3)" office:value-type="float" office:value="0.958333333333333" calcext:value-type="float">
            <text:p>0.958333333333333</text:p>
          </table:table-cell>
          <table:table-cell table:formula="of:=[.F35]" office:value-type="float" office:value="0.625" calcext:value-type="float">
            <text:p>0.625</text:p>
          </table:table-cell>
          <table:table-cell table:formula="of:=[.F35] - (1/3)" office:value-type="float" office:value="0.291666666666667" calcext:value-type="float">
            <text:p>0.291666666666667</text:p>
          </table:table-cell>
          <table:table-cell table:formula="of:=IF([.Q35]&lt;0; [.Q35]+1; IF([.Q35]&gt;1; [.Q35]-1; [.Q35]))" office:value-type="float" office:value="0.958333333333333" calcext:value-type="float">
            <text:p>0.958333333333333</text:p>
          </table:table-cell>
          <table:table-cell table:formula="of:=IF([.R35]&lt;0; [.R35]+1; IF([.R35]&gt;1; [.R35]-1; [.R35]))" office:value-type="float" office:value="0.625" calcext:value-type="float">
            <text:p>0.625</text:p>
          </table:table-cell>
          <table:table-cell table:formula="of:=IF([.S35]&lt;0; [.S35]+1; IF([.S35]&gt;1; [.S35]-1; [.S35]))" office:value-type="float" office:value="0.291666666666667" calcext:value-type="float">
            <text:p>0.291666666666667</text:p>
          </table:table-cell>
          <table:table-cell table:formula="of:=IF((6* [.T35]) &lt; 1; TRUE(); FALSE())" office:value-type="boolean" office:boolean-value="false" calcext:value-type="boolean">
            <text:p>FALSE</text:p>
          </table:table-cell>
          <table:table-cell table:formula="of:=IF((2* [.T35]) &lt; 1; TRUE(); FALSE())" office:value-type="boolean" office:boolean-value="false" calcext:value-type="boolean">
            <text:p>FALSE</text:p>
          </table:table-cell>
          <table:table-cell table:formula="of:=IF((3* [.T35]) &lt; 2; TRUE(); FALSE())" office:value-type="boolean" office:boolean-value="false" calcext:value-type="boolean">
            <text:p>FALSE</text:p>
          </table:table-cell>
          <table:table-cell table:formula="of:=IF((6* [.U35]) &lt; 1; TRUE(); FALSE())" office:value-type="boolean" office:boolean-value="false" calcext:value-type="boolean">
            <text:p>FALSE</text:p>
          </table:table-cell>
          <table:table-cell table:formula="of:=IF((2* [.U35]) &lt; 1; TRUE(); FALSE())" office:value-type="boolean" office:boolean-value="false" calcext:value-type="boolean">
            <text:p>FALSE</text:p>
          </table:table-cell>
          <table:table-cell table:formula="of:=IF((3* [.U35]) &lt; 2; TRUE(); FALSE())" office:value-type="boolean" office:boolean-value="true" calcext:value-type="boolean">
            <text:p>TRUE</text:p>
          </table:table-cell>
          <table:table-cell table:formula="of:=IF((6* [.V35]) &lt; 1; TRUE(); FALSE())" office:value-type="boolean" office:boolean-value="false" calcext:value-type="boolean">
            <text:p>FALSE</text:p>
          </table:table-cell>
          <table:table-cell table:formula="of:=IF((2* [.V35]) &lt; 1; TRUE(); FALSE())" office:value-type="boolean" office:boolean-value="true" calcext:value-type="boolean">
            <text:p>TRUE</text:p>
          </table:table-cell>
          <table:table-cell table:formula="of:=IF((3* [.V35]) &lt; 2; TRUE(); FALSE())" office:value-type="boolean" office:boolean-value="true" calcext:value-type="boolean">
            <text:p>TRUE</text:p>
          </table:table-cell>
          <table:table-cell table:formula="of:=IF([.W35]; [.$P35] + ([.$O35] - [.$P35]) * 6 * [.T35]; IF([.X35]; [.$O35]; IF([.Y35]; [.$P35] + (([.$O35] - [.$P35]) * ((2/3) - [.T35]) * 6); [.$P35])))" office:value-type="float" office:value="0.075" calcext:value-type="float">
            <text:p>0.075</text:p>
          </table:table-cell>
          <table:table-cell table:formula="of:=IF([.Z35]; [.$P35] + ([.$O35] - [.$P35]) * 6 * [.U35]; IF([.AA35]; [.$O35]; IF([.AB35]; [.$P35] + (([.$O35] - [.$P35]) * ((2/3) - [.U35]) * 6); [.$P35])))" office:value-type="float" office:value="0.1125" calcext:value-type="float">
            <text:p>0.1125</text:p>
          </table:table-cell>
          <table:table-cell table:formula="of:=IF([.AC35]; [.$P35] + ([.$O35] - [.$P35]) * 6 * [.V35]; IF([.AD35]; [.$O35]; IF([.AE35]; [.$P35] + (([.$O35] - [.$P35]) * ((2/3) - [.V35]) * 6); [.$P35])))" office:value-type="float" office:value="0.225" calcext:value-type="float">
            <text:p>0.225</text:p>
          </table:table-cell>
          <table:table-cell table:formula="of:=ROUND([.AF35]*255)" office:value-type="float" office:value="19" calcext:value-type="float">
            <text:p>19</text:p>
          </table:table-cell>
          <table:table-cell table:formula="of:=ROUND([.AG35]*255)" office:value-type="float" office:value="29" calcext:value-type="float">
            <text:p>29</text:p>
          </table:table-cell>
          <table:table-cell table:formula="of:=ROUND([.AH35]*255)" office:value-type="float" office:value="57" calcext:value-type="float">
            <text:p>57</text:p>
          </table:table-cell>
        </table:table-row>
        <table:table-row table:style-name="ro3">
          <table:table-cell table:formula="of:=[.A35]" office:value-type="float" office:value="225" calcext:value-type="float">
            <text:p>225</text:p>
          </table:table-cell>
          <table:table-cell table:formula="of:=[.B35]" office:value-type="float" office:value="50" calcext:value-type="float">
            <text:p>50</text:p>
          </table:table-cell>
          <table:table-cell table:formula="of:=IF([.C$5]=[.C35]; 5; [.C35]+5)" office:value-type="float" office:value="20" calcext:value-type="float">
            <text:p>20</text:p>
          </table:table-cell>
          <table:table-cell table:formula="of:=[.AI36]&amp;&quot;, &quot;&amp;[.AJ36]&amp;&quot;, &quot;&amp;[.AK36]" office:value-type="string" office:string-value="25, 38, 77" calcext:value-type="string">
            <text:p>25, 38, 77</text:p>
          </table:table-cell>
          <table:table-cell table:formula="of:=DEC2HEX([.AI36]; 2)&amp;DEC2HEX([.AJ36]; 2)&amp;DEC2HEX([.AK36]; 2)" office:value-type="string" office:string-value="19264D" calcext:value-type="string">
            <text:p>19264D</text:p>
          </table:table-cell>
          <table:table-cell table:formula="of:=[.A36]/360" office:value-type="float" office:value="0.625" calcext:value-type="float">
            <text:p>0.625</text:p>
          </table:table-cell>
          <table:table-cell table:formula="of:=[.B36]/100" office:value-type="float" office:value="0.5" calcext:value-type="float">
            <text:p>0.5</text:p>
          </table:table-cell>
          <table:table-cell table:formula="of:=[.C36]/100" office:value-type="float" office:value="0.2" calcext:value-type="float">
            <text:p>0.2</text:p>
          </table:table-cell>
          <table:table-cell table:formula="of:=IF([.B36]&gt;0; TRUE(); FALSE())" office:value-type="boolean" office:boolean-value="true" calcext:value-type="boolean">
            <text:p>TRUE</text:p>
          </table:table-cell>
          <table:table-cell table:formula="of:=IF([.I36]; &quot;&quot;; ROUND([.C36]*2.55))">
            <text:p/>
          </table:table-cell>
          <table:table-cell table:formula="of:=[.J36]">
            <text:p/>
          </table:table-cell>
          <table:table-cell table:formula="of:=[.J36]">
            <text:p/>
          </table:table-cell>
          <table:table-cell table:formula="of:=[.H36] * (1 + [.G36])" office:value-type="float" office:value="0.3" calcext:value-type="float">
            <text:p>0.3</text:p>
          </table:table-cell>
          <table:table-cell table:formula="of:= ([.H36] + [.G36]) - ([.H36] * [.G36])" office:value-type="float" office:value="0.6" calcext:value-type="float">
            <text:p>0.6</text:p>
          </table:table-cell>
          <table:table-cell table:formula="of:=IF([.H36] &lt;= 0.5; [.M36]; [.N36])" office:value-type="float" office:value="0.3" calcext:value-type="float">
            <text:p>0.3</text:p>
          </table:table-cell>
          <table:table-cell table:formula="of:= (2 * [.H36]) - [.O36]" office:value-type="float" office:value="0.1" calcext:value-type="float">
            <text:p>0.1</text:p>
          </table:table-cell>
          <table:table-cell table:formula="of:=[.F36] + (1/3)" office:value-type="float" office:value="0.958333333333333" calcext:value-type="float">
            <text:p>0.958333333333333</text:p>
          </table:table-cell>
          <table:table-cell table:formula="of:=[.F36]" office:value-type="float" office:value="0.625" calcext:value-type="float">
            <text:p>0.625</text:p>
          </table:table-cell>
          <table:table-cell table:formula="of:=[.F36] - (1/3)" office:value-type="float" office:value="0.291666666666667" calcext:value-type="float">
            <text:p>0.291666666666667</text:p>
          </table:table-cell>
          <table:table-cell table:formula="of:=IF([.Q36]&lt;0; [.Q36]+1; IF([.Q36]&gt;1; [.Q36]-1; [.Q36]))" office:value-type="float" office:value="0.958333333333333" calcext:value-type="float">
            <text:p>0.958333333333333</text:p>
          </table:table-cell>
          <table:table-cell table:formula="of:=IF([.R36]&lt;0; [.R36]+1; IF([.R36]&gt;1; [.R36]-1; [.R36]))" office:value-type="float" office:value="0.625" calcext:value-type="float">
            <text:p>0.625</text:p>
          </table:table-cell>
          <table:table-cell table:formula="of:=IF([.S36]&lt;0; [.S36]+1; IF([.S36]&gt;1; [.S36]-1; [.S36]))" office:value-type="float" office:value="0.291666666666667" calcext:value-type="float">
            <text:p>0.291666666666667</text:p>
          </table:table-cell>
          <table:table-cell table:formula="of:=IF((6* [.T36]) &lt; 1; TRUE(); FALSE())" office:value-type="boolean" office:boolean-value="false" calcext:value-type="boolean">
            <text:p>FALSE</text:p>
          </table:table-cell>
          <table:table-cell table:formula="of:=IF((2* [.T36]) &lt; 1; TRUE(); FALSE())" office:value-type="boolean" office:boolean-value="false" calcext:value-type="boolean">
            <text:p>FALSE</text:p>
          </table:table-cell>
          <table:table-cell table:formula="of:=IF((3* [.T36]) &lt; 2; TRUE(); FALSE())" office:value-type="boolean" office:boolean-value="false" calcext:value-type="boolean">
            <text:p>FALSE</text:p>
          </table:table-cell>
          <table:table-cell table:formula="of:=IF((6* [.U36]) &lt; 1; TRUE(); FALSE())" office:value-type="boolean" office:boolean-value="false" calcext:value-type="boolean">
            <text:p>FALSE</text:p>
          </table:table-cell>
          <table:table-cell table:formula="of:=IF((2* [.U36]) &lt; 1; TRUE(); FALSE())" office:value-type="boolean" office:boolean-value="false" calcext:value-type="boolean">
            <text:p>FALSE</text:p>
          </table:table-cell>
          <table:table-cell table:formula="of:=IF((3* [.U36]) &lt; 2; TRUE(); FALSE())" office:value-type="boolean" office:boolean-value="true" calcext:value-type="boolean">
            <text:p>TRUE</text:p>
          </table:table-cell>
          <table:table-cell table:formula="of:=IF((6* [.V36]) &lt; 1; TRUE(); FALSE())" office:value-type="boolean" office:boolean-value="false" calcext:value-type="boolean">
            <text:p>FALSE</text:p>
          </table:table-cell>
          <table:table-cell table:formula="of:=IF((2* [.V36]) &lt; 1; TRUE(); FALSE())" office:value-type="boolean" office:boolean-value="true" calcext:value-type="boolean">
            <text:p>TRUE</text:p>
          </table:table-cell>
          <table:table-cell table:formula="of:=IF((3* [.V36]) &lt; 2; TRUE(); FALSE())" office:value-type="boolean" office:boolean-value="true" calcext:value-type="boolean">
            <text:p>TRUE</text:p>
          </table:table-cell>
          <table:table-cell table:formula="of:=IF([.W36]; [.$P36] + ([.$O36] - [.$P36]) * 6 * [.T36]; IF([.X36]; [.$O36]; IF([.Y36]; [.$P36] + (([.$O36] - [.$P36]) * ((2/3) - [.T36]) * 6); [.$P36])))" office:value-type="float" office:value="0.1" calcext:value-type="float">
            <text:p>0.1</text:p>
          </table:table-cell>
          <table:table-cell table:formula="of:=IF([.Z36]; [.$P36] + ([.$O36] - [.$P36]) * 6 * [.U36]; IF([.AA36]; [.$O36]; IF([.AB36]; [.$P36] + (([.$O36] - [.$P36]) * ((2/3) - [.U36]) * 6); [.$P36])))" office:value-type="float" office:value="0.15" calcext:value-type="float">
            <text:p>0.15</text:p>
          </table:table-cell>
          <table:table-cell table:formula="of:=IF([.AC36]; [.$P36] + ([.$O36] - [.$P36]) * 6 * [.V36]; IF([.AD36]; [.$O36]; IF([.AE36]; [.$P36] + (([.$O36] - [.$P36]) * ((2/3) - [.V36]) * 6); [.$P36])))" office:value-type="float" office:value="0.3" calcext:value-type="float">
            <text:p>0.3</text:p>
          </table:table-cell>
          <table:table-cell table:formula="of:=ROUND([.AF36]*255)" office:value-type="float" office:value="25" calcext:value-type="float">
            <text:p>25</text:p>
          </table:table-cell>
          <table:table-cell table:formula="of:=ROUND([.AG36]*255)" office:value-type="float" office:value="38" calcext:value-type="float">
            <text:p>38</text:p>
          </table:table-cell>
          <table:table-cell table:formula="of:=ROUND([.AH36]*255)" office:value-type="float" office:value="77" calcext:value-type="float">
            <text:p>77</text:p>
          </table:table-cell>
        </table:table-row>
        <table:table-row table:style-name="ro3">
          <table:table-cell table:formula="of:=[.A36]" office:value-type="float" office:value="225" calcext:value-type="float">
            <text:p>225</text:p>
          </table:table-cell>
          <table:table-cell table:formula="of:=[.B36]" office:value-type="float" office:value="50" calcext:value-type="float">
            <text:p>50</text:p>
          </table:table-cell>
          <table:table-cell table:formula="of:=IF([.C$5]=[.C36]; 5; [.C36]+5)" office:value-type="float" office:value="25" calcext:value-type="float">
            <text:p>25</text:p>
          </table:table-cell>
          <table:table-cell table:formula="of:=[.AI37]&amp;&quot;, &quot;&amp;[.AJ37]&amp;&quot;, &quot;&amp;[.AK37]" office:value-type="string" office:string-value="32, 48, 96" calcext:value-type="string">
            <text:p>32, 48, 96</text:p>
          </table:table-cell>
          <table:table-cell table:formula="of:=DEC2HEX([.AI37]; 2)&amp;DEC2HEX([.AJ37]; 2)&amp;DEC2HEX([.AK37]; 2)" office:value-type="string" office:string-value="203060" calcext:value-type="string">
            <text:p>203060</text:p>
          </table:table-cell>
          <table:table-cell table:formula="of:=[.A37]/360" office:value-type="float" office:value="0.625" calcext:value-type="float">
            <text:p>0.625</text:p>
          </table:table-cell>
          <table:table-cell table:formula="of:=[.B37]/100" office:value-type="float" office:value="0.5" calcext:value-type="float">
            <text:p>0.5</text:p>
          </table:table-cell>
          <table:table-cell table:formula="of:=[.C37]/100" office:value-type="float" office:value="0.25" calcext:value-type="float">
            <text:p>0.25</text:p>
          </table:table-cell>
          <table:table-cell table:formula="of:=IF([.B37]&gt;0; TRUE(); FALSE())" office:value-type="boolean" office:boolean-value="true" calcext:value-type="boolean">
            <text:p>TRUE</text:p>
          </table:table-cell>
          <table:table-cell table:formula="of:=IF([.I37]; &quot;&quot;; ROUND([.C37]*2.55))">
            <text:p/>
          </table:table-cell>
          <table:table-cell table:formula="of:=[.J37]">
            <text:p/>
          </table:table-cell>
          <table:table-cell table:formula="of:=[.J37]">
            <text:p/>
          </table:table-cell>
          <table:table-cell table:formula="of:=[.H37] * (1 + [.G37])" office:value-type="float" office:value="0.375" calcext:value-type="float">
            <text:p>0.375</text:p>
          </table:table-cell>
          <table:table-cell table:formula="of:= ([.H37] + [.G37]) - ([.H37] * [.G37])" office:value-type="float" office:value="0.625" calcext:value-type="float">
            <text:p>0.625</text:p>
          </table:table-cell>
          <table:table-cell table:formula="of:=IF([.H37] &lt;= 0.5; [.M37]; [.N37])" office:value-type="float" office:value="0.375" calcext:value-type="float">
            <text:p>0.375</text:p>
          </table:table-cell>
          <table:table-cell table:formula="of:= (2 * [.H37]) - [.O37]" office:value-type="float" office:value="0.125" calcext:value-type="float">
            <text:p>0.125</text:p>
          </table:table-cell>
          <table:table-cell table:formula="of:=[.F37] + (1/3)" office:value-type="float" office:value="0.958333333333333" calcext:value-type="float">
            <text:p>0.958333333333333</text:p>
          </table:table-cell>
          <table:table-cell table:formula="of:=[.F37]" office:value-type="float" office:value="0.625" calcext:value-type="float">
            <text:p>0.625</text:p>
          </table:table-cell>
          <table:table-cell table:formula="of:=[.F37] - (1/3)" office:value-type="float" office:value="0.291666666666667" calcext:value-type="float">
            <text:p>0.291666666666667</text:p>
          </table:table-cell>
          <table:table-cell table:formula="of:=IF([.Q37]&lt;0; [.Q37]+1; IF([.Q37]&gt;1; [.Q37]-1; [.Q37]))" office:value-type="float" office:value="0.958333333333333" calcext:value-type="float">
            <text:p>0.958333333333333</text:p>
          </table:table-cell>
          <table:table-cell table:formula="of:=IF([.R37]&lt;0; [.R37]+1; IF([.R37]&gt;1; [.R37]-1; [.R37]))" office:value-type="float" office:value="0.625" calcext:value-type="float">
            <text:p>0.625</text:p>
          </table:table-cell>
          <table:table-cell table:formula="of:=IF([.S37]&lt;0; [.S37]+1; IF([.S37]&gt;1; [.S37]-1; [.S37]))" office:value-type="float" office:value="0.291666666666667" calcext:value-type="float">
            <text:p>0.291666666666667</text:p>
          </table:table-cell>
          <table:table-cell table:formula="of:=IF((6* [.T37]) &lt; 1; TRUE(); FALSE())" office:value-type="boolean" office:boolean-value="false" calcext:value-type="boolean">
            <text:p>FALSE</text:p>
          </table:table-cell>
          <table:table-cell table:formula="of:=IF((2* [.T37]) &lt; 1; TRUE(); FALSE())" office:value-type="boolean" office:boolean-value="false" calcext:value-type="boolean">
            <text:p>FALSE</text:p>
          </table:table-cell>
          <table:table-cell table:formula="of:=IF((3* [.T37]) &lt; 2; TRUE(); FALSE())" office:value-type="boolean" office:boolean-value="false" calcext:value-type="boolean">
            <text:p>FALSE</text:p>
          </table:table-cell>
          <table:table-cell table:formula="of:=IF((6* [.U37]) &lt; 1; TRUE(); FALSE())" office:value-type="boolean" office:boolean-value="false" calcext:value-type="boolean">
            <text:p>FALSE</text:p>
          </table:table-cell>
          <table:table-cell table:formula="of:=IF((2* [.U37]) &lt; 1; TRUE(); FALSE())" office:value-type="boolean" office:boolean-value="false" calcext:value-type="boolean">
            <text:p>FALSE</text:p>
          </table:table-cell>
          <table:table-cell table:formula="of:=IF((3* [.U37]) &lt; 2; TRUE(); FALSE())" office:value-type="boolean" office:boolean-value="true" calcext:value-type="boolean">
            <text:p>TRUE</text:p>
          </table:table-cell>
          <table:table-cell table:formula="of:=IF((6* [.V37]) &lt; 1; TRUE(); FALSE())" office:value-type="boolean" office:boolean-value="false" calcext:value-type="boolean">
            <text:p>FALSE</text:p>
          </table:table-cell>
          <table:table-cell table:formula="of:=IF((2* [.V37]) &lt; 1; TRUE(); FALSE())" office:value-type="boolean" office:boolean-value="true" calcext:value-type="boolean">
            <text:p>TRUE</text:p>
          </table:table-cell>
          <table:table-cell table:formula="of:=IF((3* [.V37]) &lt; 2; TRUE(); FALSE())" office:value-type="boolean" office:boolean-value="true" calcext:value-type="boolean">
            <text:p>TRUE</text:p>
          </table:table-cell>
          <table:table-cell table:formula="of:=IF([.W37]; [.$P37] + ([.$O37] - [.$P37]) * 6 * [.T37]; IF([.X37]; [.$O37]; IF([.Y37]; [.$P37] + (([.$O37] - [.$P37]) * ((2/3) - [.T37]) * 6); [.$P37])))" office:value-type="float" office:value="0.125" calcext:value-type="float">
            <text:p>0.125</text:p>
          </table:table-cell>
          <table:table-cell table:formula="of:=IF([.Z37]; [.$P37] + ([.$O37] - [.$P37]) * 6 * [.U37]; IF([.AA37]; [.$O37]; IF([.AB37]; [.$P37] + (([.$O37] - [.$P37]) * ((2/3) - [.U37]) * 6); [.$P37])))" office:value-type="float" office:value="0.1875" calcext:value-type="float">
            <text:p>0.1875</text:p>
          </table:table-cell>
          <table:table-cell table:formula="of:=IF([.AC37]; [.$P37] + ([.$O37] - [.$P37]) * 6 * [.V37]; IF([.AD37]; [.$O37]; IF([.AE37]; [.$P37] + (([.$O37] - [.$P37]) * ((2/3) - [.V37]) * 6); [.$P37])))" office:value-type="float" office:value="0.375" calcext:value-type="float">
            <text:p>0.375</text:p>
          </table:table-cell>
          <table:table-cell table:formula="of:=ROUND([.AF37]*255)" office:value-type="float" office:value="32" calcext:value-type="float">
            <text:p>32</text:p>
          </table:table-cell>
          <table:table-cell table:formula="of:=ROUND([.AG37]*255)" office:value-type="float" office:value="48" calcext:value-type="float">
            <text:p>48</text:p>
          </table:table-cell>
          <table:table-cell table:formula="of:=ROUND([.AH37]*255)" office:value-type="float" office:value="96" calcext:value-type="float">
            <text:p>96</text:p>
          </table:table-cell>
        </table:table-row>
        <table:table-row table:style-name="ro3">
          <table:table-cell table:formula="of:=[.A37]" office:value-type="float" office:value="225" calcext:value-type="float">
            <text:p>225</text:p>
          </table:table-cell>
          <table:table-cell table:formula="of:=[.B37]" office:value-type="float" office:value="50" calcext:value-type="float">
            <text:p>50</text:p>
          </table:table-cell>
          <table:table-cell table:formula="of:=IF([.C$5]=[.C37]; 5; [.C37]+5)" office:value-type="float" office:value="30" calcext:value-type="float">
            <text:p>30</text:p>
          </table:table-cell>
          <table:table-cell table:formula="of:=[.AI38]&amp;&quot;, &quot;&amp;[.AJ38]&amp;&quot;, &quot;&amp;[.AK38]" office:value-type="string" office:string-value="38, 57, 115" calcext:value-type="string">
            <text:p>38, 57, 115</text:p>
          </table:table-cell>
          <table:table-cell table:formula="of:=DEC2HEX([.AI38]; 2)&amp;DEC2HEX([.AJ38]; 2)&amp;DEC2HEX([.AK38]; 2)" office:value-type="string" office:string-value="263973" calcext:value-type="string">
            <text:p>263973</text:p>
          </table:table-cell>
          <table:table-cell table:formula="of:=[.A38]/360" office:value-type="float" office:value="0.625" calcext:value-type="float">
            <text:p>0.625</text:p>
          </table:table-cell>
          <table:table-cell table:formula="of:=[.B38]/100" office:value-type="float" office:value="0.5" calcext:value-type="float">
            <text:p>0.5</text:p>
          </table:table-cell>
          <table:table-cell table:formula="of:=[.C38]/100" office:value-type="float" office:value="0.3" calcext:value-type="float">
            <text:p>0.3</text:p>
          </table:table-cell>
          <table:table-cell table:formula="of:=IF([.B38]&gt;0; TRUE(); FALSE())" office:value-type="boolean" office:boolean-value="true" calcext:value-type="boolean">
            <text:p>TRUE</text:p>
          </table:table-cell>
          <table:table-cell table:formula="of:=IF([.I38]; &quot;&quot;; ROUND([.C38]*2.55))">
            <text:p/>
          </table:table-cell>
          <table:table-cell table:formula="of:=[.J38]">
            <text:p/>
          </table:table-cell>
          <table:table-cell table:formula="of:=[.J38]">
            <text:p/>
          </table:table-cell>
          <table:table-cell table:formula="of:=[.H38] * (1 + [.G38])" office:value-type="float" office:value="0.45" calcext:value-type="float">
            <text:p>0.45</text:p>
          </table:table-cell>
          <table:table-cell table:formula="of:= ([.H38] + [.G38]) - ([.H38] * [.G38])" office:value-type="float" office:value="0.65" calcext:value-type="float">
            <text:p>0.65</text:p>
          </table:table-cell>
          <table:table-cell table:formula="of:=IF([.H38] &lt;= 0.5; [.M38]; [.N38])" office:value-type="float" office:value="0.45" calcext:value-type="float">
            <text:p>0.45</text:p>
          </table:table-cell>
          <table:table-cell table:formula="of:= (2 * [.H38]) - [.O38]" office:value-type="float" office:value="0.15" calcext:value-type="float">
            <text:p>0.15</text:p>
          </table:table-cell>
          <table:table-cell table:formula="of:=[.F38] + (1/3)" office:value-type="float" office:value="0.958333333333333" calcext:value-type="float">
            <text:p>0.958333333333333</text:p>
          </table:table-cell>
          <table:table-cell table:formula="of:=[.F38]" office:value-type="float" office:value="0.625" calcext:value-type="float">
            <text:p>0.625</text:p>
          </table:table-cell>
          <table:table-cell table:formula="of:=[.F38] - (1/3)" office:value-type="float" office:value="0.291666666666667" calcext:value-type="float">
            <text:p>0.291666666666667</text:p>
          </table:table-cell>
          <table:table-cell table:formula="of:=IF([.Q38]&lt;0; [.Q38]+1; IF([.Q38]&gt;1; [.Q38]-1; [.Q38]))" office:value-type="float" office:value="0.958333333333333" calcext:value-type="float">
            <text:p>0.958333333333333</text:p>
          </table:table-cell>
          <table:table-cell table:formula="of:=IF([.R38]&lt;0; [.R38]+1; IF([.R38]&gt;1; [.R38]-1; [.R38]))" office:value-type="float" office:value="0.625" calcext:value-type="float">
            <text:p>0.625</text:p>
          </table:table-cell>
          <table:table-cell table:formula="of:=IF([.S38]&lt;0; [.S38]+1; IF([.S38]&gt;1; [.S38]-1; [.S38]))" office:value-type="float" office:value="0.291666666666667" calcext:value-type="float">
            <text:p>0.291666666666667</text:p>
          </table:table-cell>
          <table:table-cell table:formula="of:=IF((6* [.T38]) &lt; 1; TRUE(); FALSE())" office:value-type="boolean" office:boolean-value="false" calcext:value-type="boolean">
            <text:p>FALSE</text:p>
          </table:table-cell>
          <table:table-cell table:formula="of:=IF((2* [.T38]) &lt; 1; TRUE(); FALSE())" office:value-type="boolean" office:boolean-value="false" calcext:value-type="boolean">
            <text:p>FALSE</text:p>
          </table:table-cell>
          <table:table-cell table:formula="of:=IF((3* [.T38]) &lt; 2; TRUE(); FALSE())" office:value-type="boolean" office:boolean-value="false" calcext:value-type="boolean">
            <text:p>FALSE</text:p>
          </table:table-cell>
          <table:table-cell table:formula="of:=IF((6* [.U38]) &lt; 1; TRUE(); FALSE())" office:value-type="boolean" office:boolean-value="false" calcext:value-type="boolean">
            <text:p>FALSE</text:p>
          </table:table-cell>
          <table:table-cell table:formula="of:=IF((2* [.U38]) &lt; 1; TRUE(); FALSE())" office:value-type="boolean" office:boolean-value="false" calcext:value-type="boolean">
            <text:p>FALSE</text:p>
          </table:table-cell>
          <table:table-cell table:formula="of:=IF((3* [.U38]) &lt; 2; TRUE(); FALSE())" office:value-type="boolean" office:boolean-value="true" calcext:value-type="boolean">
            <text:p>TRUE</text:p>
          </table:table-cell>
          <table:table-cell table:formula="of:=IF((6* [.V38]) &lt; 1; TRUE(); FALSE())" office:value-type="boolean" office:boolean-value="false" calcext:value-type="boolean">
            <text:p>FALSE</text:p>
          </table:table-cell>
          <table:table-cell table:formula="of:=IF((2* [.V38]) &lt; 1; TRUE(); FALSE())" office:value-type="boolean" office:boolean-value="true" calcext:value-type="boolean">
            <text:p>TRUE</text:p>
          </table:table-cell>
          <table:table-cell table:formula="of:=IF((3* [.V38]) &lt; 2; TRUE(); FALSE())" office:value-type="boolean" office:boolean-value="true" calcext:value-type="boolean">
            <text:p>TRUE</text:p>
          </table:table-cell>
          <table:table-cell table:formula="of:=IF([.W38]; [.$P38] + ([.$O38] - [.$P38]) * 6 * [.T38]; IF([.X38]; [.$O38]; IF([.Y38]; [.$P38] + (([.$O38] - [.$P38]) * ((2/3) - [.T38]) * 6); [.$P38])))" office:value-type="float" office:value="0.15" calcext:value-type="float">
            <text:p>0.15</text:p>
          </table:table-cell>
          <table:table-cell table:formula="of:=IF([.Z38]; [.$P38] + ([.$O38] - [.$P38]) * 6 * [.U38]; IF([.AA38]; [.$O38]; IF([.AB38]; [.$P38] + (([.$O38] - [.$P38]) * ((2/3) - [.U38]) * 6); [.$P38])))" office:value-type="float" office:value="0.225" calcext:value-type="float">
            <text:p>0.225</text:p>
          </table:table-cell>
          <table:table-cell table:formula="of:=IF([.AC38]; [.$P38] + ([.$O38] - [.$P38]) * 6 * [.V38]; IF([.AD38]; [.$O38]; IF([.AE38]; [.$P38] + (([.$O38] - [.$P38]) * ((2/3) - [.V38]) * 6); [.$P38])))" office:value-type="float" office:value="0.45" calcext:value-type="float">
            <text:p>0.45</text:p>
          </table:table-cell>
          <table:table-cell table:formula="of:=ROUND([.AF38]*255)" office:value-type="float" office:value="38" calcext:value-type="float">
            <text:p>38</text:p>
          </table:table-cell>
          <table:table-cell table:formula="of:=ROUND([.AG38]*255)" office:value-type="float" office:value="57" calcext:value-type="float">
            <text:p>57</text:p>
          </table:table-cell>
          <table:table-cell table:formula="of:=ROUND([.AH38]*255)" office:value-type="float" office:value="115" calcext:value-type="float">
            <text:p>115</text:p>
          </table:table-cell>
        </table:table-row>
        <table:table-row table:style-name="ro3">
          <table:table-cell table:formula="of:=[.A38]" office:value-type="float" office:value="225" calcext:value-type="float">
            <text:p>225</text:p>
          </table:table-cell>
          <table:table-cell table:formula="of:=[.B38]" office:value-type="float" office:value="50" calcext:value-type="float">
            <text:p>50</text:p>
          </table:table-cell>
          <table:table-cell table:formula="of:=IF([.C$5]=[.C38]; 5; [.C38]+5)" office:value-type="float" office:value="35" calcext:value-type="float">
            <text:p>35</text:p>
          </table:table-cell>
          <table:table-cell table:formula="of:=[.AI39]&amp;&quot;, &quot;&amp;[.AJ39]&amp;&quot;, &quot;&amp;[.AK39]" office:value-type="string" office:string-value="45, 67, 134" calcext:value-type="string">
            <text:p>45, 67, 134</text:p>
          </table:table-cell>
          <table:table-cell table:formula="of:=DEC2HEX([.AI39]; 2)&amp;DEC2HEX([.AJ39]; 2)&amp;DEC2HEX([.AK39]; 2)" office:value-type="string" office:string-value="2D4386" calcext:value-type="string">
            <text:p>2D4386</text:p>
          </table:table-cell>
          <table:table-cell table:formula="of:=[.A39]/360" office:value-type="float" office:value="0.625" calcext:value-type="float">
            <text:p>0.625</text:p>
          </table:table-cell>
          <table:table-cell table:formula="of:=[.B39]/100" office:value-type="float" office:value="0.5" calcext:value-type="float">
            <text:p>0.5</text:p>
          </table:table-cell>
          <table:table-cell table:formula="of:=[.C39]/100" office:value-type="float" office:value="0.35" calcext:value-type="float">
            <text:p>0.35</text:p>
          </table:table-cell>
          <table:table-cell table:formula="of:=IF([.B39]&gt;0; TRUE(); FALSE())" office:value-type="boolean" office:boolean-value="true" calcext:value-type="boolean">
            <text:p>TRUE</text:p>
          </table:table-cell>
          <table:table-cell table:formula="of:=IF([.I39]; &quot;&quot;; ROUND([.C39]*2.55))">
            <text:p/>
          </table:table-cell>
          <table:table-cell table:formula="of:=[.J39]">
            <text:p/>
          </table:table-cell>
          <table:table-cell table:formula="of:=[.J39]">
            <text:p/>
          </table:table-cell>
          <table:table-cell table:formula="of:=[.H39] * (1 + [.G39])" office:value-type="float" office:value="0.525" calcext:value-type="float">
            <text:p>0.525</text:p>
          </table:table-cell>
          <table:table-cell table:formula="of:= ([.H39] + [.G39]) - ([.H39] * [.G39])" office:value-type="float" office:value="0.675" calcext:value-type="float">
            <text:p>0.675</text:p>
          </table:table-cell>
          <table:table-cell table:formula="of:=IF([.H39] &lt;= 0.5; [.M39]; [.N39])" office:value-type="float" office:value="0.525" calcext:value-type="float">
            <text:p>0.525</text:p>
          </table:table-cell>
          <table:table-cell table:formula="of:= (2 * [.H39]) - [.O39]" office:value-type="float" office:value="0.175" calcext:value-type="float">
            <text:p>0.175</text:p>
          </table:table-cell>
          <table:table-cell table:formula="of:=[.F39] + (1/3)" office:value-type="float" office:value="0.958333333333333" calcext:value-type="float">
            <text:p>0.958333333333333</text:p>
          </table:table-cell>
          <table:table-cell table:formula="of:=[.F39]" office:value-type="float" office:value="0.625" calcext:value-type="float">
            <text:p>0.625</text:p>
          </table:table-cell>
          <table:table-cell table:formula="of:=[.F39] - (1/3)" office:value-type="float" office:value="0.291666666666667" calcext:value-type="float">
            <text:p>0.291666666666667</text:p>
          </table:table-cell>
          <table:table-cell table:formula="of:=IF([.Q39]&lt;0; [.Q39]+1; IF([.Q39]&gt;1; [.Q39]-1; [.Q39]))" office:value-type="float" office:value="0.958333333333333" calcext:value-type="float">
            <text:p>0.958333333333333</text:p>
          </table:table-cell>
          <table:table-cell table:formula="of:=IF([.R39]&lt;0; [.R39]+1; IF([.R39]&gt;1; [.R39]-1; [.R39]))" office:value-type="float" office:value="0.625" calcext:value-type="float">
            <text:p>0.625</text:p>
          </table:table-cell>
          <table:table-cell table:formula="of:=IF([.S39]&lt;0; [.S39]+1; IF([.S39]&gt;1; [.S39]-1; [.S39]))" office:value-type="float" office:value="0.291666666666667" calcext:value-type="float">
            <text:p>0.291666666666667</text:p>
          </table:table-cell>
          <table:table-cell table:formula="of:=IF((6* [.T39]) &lt; 1; TRUE(); FALSE())" office:value-type="boolean" office:boolean-value="false" calcext:value-type="boolean">
            <text:p>FALSE</text:p>
          </table:table-cell>
          <table:table-cell table:formula="of:=IF((2* [.T39]) &lt; 1; TRUE(); FALSE())" office:value-type="boolean" office:boolean-value="false" calcext:value-type="boolean">
            <text:p>FALSE</text:p>
          </table:table-cell>
          <table:table-cell table:formula="of:=IF((3* [.T39]) &lt; 2; TRUE(); FALSE())" office:value-type="boolean" office:boolean-value="false" calcext:value-type="boolean">
            <text:p>FALSE</text:p>
          </table:table-cell>
          <table:table-cell table:formula="of:=IF((6* [.U39]) &lt; 1; TRUE(); FALSE())" office:value-type="boolean" office:boolean-value="false" calcext:value-type="boolean">
            <text:p>FALSE</text:p>
          </table:table-cell>
          <table:table-cell table:formula="of:=IF((2* [.U39]) &lt; 1; TRUE(); FALSE())" office:value-type="boolean" office:boolean-value="false" calcext:value-type="boolean">
            <text:p>FALSE</text:p>
          </table:table-cell>
          <table:table-cell table:formula="of:=IF((3* [.U39]) &lt; 2; TRUE(); FALSE())" office:value-type="boolean" office:boolean-value="true" calcext:value-type="boolean">
            <text:p>TRUE</text:p>
          </table:table-cell>
          <table:table-cell table:formula="of:=IF((6* [.V39]) &lt; 1; TRUE(); FALSE())" office:value-type="boolean" office:boolean-value="false" calcext:value-type="boolean">
            <text:p>FALSE</text:p>
          </table:table-cell>
          <table:table-cell table:formula="of:=IF((2* [.V39]) &lt; 1; TRUE(); FALSE())" office:value-type="boolean" office:boolean-value="true" calcext:value-type="boolean">
            <text:p>TRUE</text:p>
          </table:table-cell>
          <table:table-cell table:formula="of:=IF((3* [.V39]) &lt; 2; TRUE(); FALSE())" office:value-type="boolean" office:boolean-value="true" calcext:value-type="boolean">
            <text:p>TRUE</text:p>
          </table:table-cell>
          <table:table-cell table:formula="of:=IF([.W39]; [.$P39] + ([.$O39] - [.$P39]) * 6 * [.T39]; IF([.X39]; [.$O39]; IF([.Y39]; [.$P39] + (([.$O39] - [.$P39]) * ((2/3) - [.T39]) * 6); [.$P39])))" office:value-type="float" office:value="0.175" calcext:value-type="float">
            <text:p>0.175</text:p>
          </table:table-cell>
          <table:table-cell table:formula="of:=IF([.Z39]; [.$P39] + ([.$O39] - [.$P39]) * 6 * [.U39]; IF([.AA39]; [.$O39]; IF([.AB39]; [.$P39] + (([.$O39] - [.$P39]) * ((2/3) - [.U39]) * 6); [.$P39])))" office:value-type="float" office:value="0.2625" calcext:value-type="float">
            <text:p>0.2625</text:p>
          </table:table-cell>
          <table:table-cell table:formula="of:=IF([.AC39]; [.$P39] + ([.$O39] - [.$P39]) * 6 * [.V39]; IF([.AD39]; [.$O39]; IF([.AE39]; [.$P39] + (([.$O39] - [.$P39]) * ((2/3) - [.V39]) * 6); [.$P39])))" office:value-type="float" office:value="0.525" calcext:value-type="float">
            <text:p>0.525</text:p>
          </table:table-cell>
          <table:table-cell table:formula="of:=ROUND([.AF39]*255)" office:value-type="float" office:value="45" calcext:value-type="float">
            <text:p>45</text:p>
          </table:table-cell>
          <table:table-cell table:formula="of:=ROUND([.AG39]*255)" office:value-type="float" office:value="67" calcext:value-type="float">
            <text:p>67</text:p>
          </table:table-cell>
          <table:table-cell table:formula="of:=ROUND([.AH39]*255)" office:value-type="float" office:value="134" calcext:value-type="float">
            <text:p>134</text:p>
          </table:table-cell>
        </table:table-row>
        <table:table-row table:style-name="ro3">
          <table:table-cell table:formula="of:=[.A39]" office:value-type="float" office:value="225" calcext:value-type="float">
            <text:p>225</text:p>
          </table:table-cell>
          <table:table-cell table:formula="of:=[.B39]" office:value-type="float" office:value="50" calcext:value-type="float">
            <text:p>50</text:p>
          </table:table-cell>
          <table:table-cell table:formula="of:=IF([.C$5]=[.C39]; 5; [.C39]+5)" office:value-type="float" office:value="40" calcext:value-type="float">
            <text:p>40</text:p>
          </table:table-cell>
          <table:table-cell table:formula="of:=[.AI40]&amp;&quot;, &quot;&amp;[.AJ40]&amp;&quot;, &quot;&amp;[.AK40]" office:value-type="string" office:string-value="51, 76, 153" calcext:value-type="string">
            <text:p>51, 76, 153</text:p>
          </table:table-cell>
          <table:table-cell table:formula="of:=DEC2HEX([.AI40]; 2)&amp;DEC2HEX([.AJ40]; 2)&amp;DEC2HEX([.AK40]; 2)" office:value-type="string" office:string-value="334C99" calcext:value-type="string">
            <text:p>334C99</text:p>
          </table:table-cell>
          <table:table-cell table:formula="of:=[.A40]/360" office:value-type="float" office:value="0.625" calcext:value-type="float">
            <text:p>0.625</text:p>
          </table:table-cell>
          <table:table-cell table:formula="of:=[.B40]/100" office:value-type="float" office:value="0.5" calcext:value-type="float">
            <text:p>0.5</text:p>
          </table:table-cell>
          <table:table-cell table:formula="of:=[.C40]/100" office:value-type="float" office:value="0.4" calcext:value-type="float">
            <text:p>0.4</text:p>
          </table:table-cell>
          <table:table-cell table:formula="of:=IF([.B40]&gt;0; TRUE(); FALSE())" office:value-type="boolean" office:boolean-value="true" calcext:value-type="boolean">
            <text:p>TRUE</text:p>
          </table:table-cell>
          <table:table-cell table:formula="of:=IF([.I40]; &quot;&quot;; ROUND([.C40]*2.55))">
            <text:p/>
          </table:table-cell>
          <table:table-cell table:formula="of:=[.J40]">
            <text:p/>
          </table:table-cell>
          <table:table-cell table:formula="of:=[.J40]">
            <text:p/>
          </table:table-cell>
          <table:table-cell table:formula="of:=[.H40] * (1 + [.G40])" office:value-type="float" office:value="0.6" calcext:value-type="float">
            <text:p>0.6</text:p>
          </table:table-cell>
          <table:table-cell table:formula="of:= ([.H40] + [.G40]) - ([.H40] * [.G40])" office:value-type="float" office:value="0.7" calcext:value-type="float">
            <text:p>0.7</text:p>
          </table:table-cell>
          <table:table-cell table:formula="of:=IF([.H40] &lt;= 0.5; [.M40]; [.N40])" office:value-type="float" office:value="0.6" calcext:value-type="float">
            <text:p>0.6</text:p>
          </table:table-cell>
          <table:table-cell table:formula="of:= (2 * [.H40]) - [.O40]" office:value-type="float" office:value="0.2" calcext:value-type="float">
            <text:p>0.2</text:p>
          </table:table-cell>
          <table:table-cell table:formula="of:=[.F40] + (1/3)" office:value-type="float" office:value="0.958333333333333" calcext:value-type="float">
            <text:p>0.958333333333333</text:p>
          </table:table-cell>
          <table:table-cell table:formula="of:=[.F40]" office:value-type="float" office:value="0.625" calcext:value-type="float">
            <text:p>0.625</text:p>
          </table:table-cell>
          <table:table-cell table:formula="of:=[.F40] - (1/3)" office:value-type="float" office:value="0.291666666666667" calcext:value-type="float">
            <text:p>0.291666666666667</text:p>
          </table:table-cell>
          <table:table-cell table:formula="of:=IF([.Q40]&lt;0; [.Q40]+1; IF([.Q40]&gt;1; [.Q40]-1; [.Q40]))" office:value-type="float" office:value="0.958333333333333" calcext:value-type="float">
            <text:p>0.958333333333333</text:p>
          </table:table-cell>
          <table:table-cell table:formula="of:=IF([.R40]&lt;0; [.R40]+1; IF([.R40]&gt;1; [.R40]-1; [.R40]))" office:value-type="float" office:value="0.625" calcext:value-type="float">
            <text:p>0.625</text:p>
          </table:table-cell>
          <table:table-cell table:formula="of:=IF([.S40]&lt;0; [.S40]+1; IF([.S40]&gt;1; [.S40]-1; [.S40]))" office:value-type="float" office:value="0.291666666666667" calcext:value-type="float">
            <text:p>0.291666666666667</text:p>
          </table:table-cell>
          <table:table-cell table:formula="of:=IF((6* [.T40]) &lt; 1; TRUE(); FALSE())" office:value-type="boolean" office:boolean-value="false" calcext:value-type="boolean">
            <text:p>FALSE</text:p>
          </table:table-cell>
          <table:table-cell table:formula="of:=IF((2* [.T40]) &lt; 1; TRUE(); FALSE())" office:value-type="boolean" office:boolean-value="false" calcext:value-type="boolean">
            <text:p>FALSE</text:p>
          </table:table-cell>
          <table:table-cell table:formula="of:=IF((3* [.T40]) &lt; 2; TRUE(); FALSE())" office:value-type="boolean" office:boolean-value="false" calcext:value-type="boolean">
            <text:p>FALSE</text:p>
          </table:table-cell>
          <table:table-cell table:formula="of:=IF((6* [.U40]) &lt; 1; TRUE(); FALSE())" office:value-type="boolean" office:boolean-value="false" calcext:value-type="boolean">
            <text:p>FALSE</text:p>
          </table:table-cell>
          <table:table-cell table:formula="of:=IF((2* [.U40]) &lt; 1; TRUE(); FALSE())" office:value-type="boolean" office:boolean-value="false" calcext:value-type="boolean">
            <text:p>FALSE</text:p>
          </table:table-cell>
          <table:table-cell table:formula="of:=IF((3* [.U40]) &lt; 2; TRUE(); FALSE())" office:value-type="boolean" office:boolean-value="true" calcext:value-type="boolean">
            <text:p>TRUE</text:p>
          </table:table-cell>
          <table:table-cell table:formula="of:=IF((6* [.V40]) &lt; 1; TRUE(); FALSE())" office:value-type="boolean" office:boolean-value="false" calcext:value-type="boolean">
            <text:p>FALSE</text:p>
          </table:table-cell>
          <table:table-cell table:formula="of:=IF((2* [.V40]) &lt; 1; TRUE(); FALSE())" office:value-type="boolean" office:boolean-value="true" calcext:value-type="boolean">
            <text:p>TRUE</text:p>
          </table:table-cell>
          <table:table-cell table:formula="of:=IF((3* [.V40]) &lt; 2; TRUE(); FALSE())" office:value-type="boolean" office:boolean-value="true" calcext:value-type="boolean">
            <text:p>TRUE</text:p>
          </table:table-cell>
          <table:table-cell table:formula="of:=IF([.W40]; [.$P40] + ([.$O40] - [.$P40]) * 6 * [.T40]; IF([.X40]; [.$O40]; IF([.Y40]; [.$P40] + (([.$O40] - [.$P40]) * ((2/3) - [.T40]) * 6); [.$P40])))" office:value-type="float" office:value="0.2" calcext:value-type="float">
            <text:p>0.2</text:p>
          </table:table-cell>
          <table:table-cell table:formula="of:=IF([.Z40]; [.$P40] + ([.$O40] - [.$P40]) * 6 * [.U40]; IF([.AA40]; [.$O40]; IF([.AB40]; [.$P40] + (([.$O40] - [.$P40]) * ((2/3) - [.U40]) * 6); [.$P40])))" office:value-type="float" office:value="0.3" calcext:value-type="float">
            <text:p>0.3</text:p>
          </table:table-cell>
          <table:table-cell table:formula="of:=IF([.AC40]; [.$P40] + ([.$O40] - [.$P40]) * 6 * [.V40]; IF([.AD40]; [.$O40]; IF([.AE40]; [.$P40] + (([.$O40] - [.$P40]) * ((2/3) - [.V40]) * 6); [.$P40])))" office:value-type="float" office:value="0.6" calcext:value-type="float">
            <text:p>0.6</text:p>
          </table:table-cell>
          <table:table-cell table:formula="of:=ROUND([.AF40]*255)" office:value-type="float" office:value="51" calcext:value-type="float">
            <text:p>51</text:p>
          </table:table-cell>
          <table:table-cell table:formula="of:=ROUND([.AG40]*255)" office:value-type="float" office:value="76" calcext:value-type="float">
            <text:p>76</text:p>
          </table:table-cell>
          <table:table-cell table:formula="of:=ROUND([.AH40]*255)" office:value-type="float" office:value="153" calcext:value-type="float">
            <text:p>153</text:p>
          </table:table-cell>
        </table:table-row>
        <table:table-row table:style-name="ro3">
          <table:table-cell table:formula="of:=[.A40]" office:value-type="float" office:value="225" calcext:value-type="float">
            <text:p>225</text:p>
          </table:table-cell>
          <table:table-cell table:formula="of:=[.B40]" office:value-type="float" office:value="50" calcext:value-type="float">
            <text:p>50</text:p>
          </table:table-cell>
          <table:table-cell table:formula="of:=IF([.C$5]=[.C40]; 5; [.C40]+5)" office:value-type="float" office:value="45" calcext:value-type="float">
            <text:p>45</text:p>
          </table:table-cell>
          <table:table-cell table:formula="of:=[.AI41]&amp;&quot;, &quot;&amp;[.AJ41]&amp;&quot;, &quot;&amp;[.AK41]" office:value-type="string" office:string-value="57, 86, 172" calcext:value-type="string">
            <text:p>57, 86, 172</text:p>
          </table:table-cell>
          <table:table-cell table:formula="of:=DEC2HEX([.AI41]; 2)&amp;DEC2HEX([.AJ41]; 2)&amp;DEC2HEX([.AK41]; 2)" office:value-type="string" office:string-value="3956AC" calcext:value-type="string">
            <text:p>3956AC</text:p>
          </table:table-cell>
          <table:table-cell table:formula="of:=[.A41]/360" office:value-type="float" office:value="0.625" calcext:value-type="float">
            <text:p>0.625</text:p>
          </table:table-cell>
          <table:table-cell table:formula="of:=[.B41]/100" office:value-type="float" office:value="0.5" calcext:value-type="float">
            <text:p>0.5</text:p>
          </table:table-cell>
          <table:table-cell table:formula="of:=[.C41]/100" office:value-type="float" office:value="0.45" calcext:value-type="float">
            <text:p>0.45</text:p>
          </table:table-cell>
          <table:table-cell table:formula="of:=IF([.B41]&gt;0; TRUE(); FALSE())" office:value-type="boolean" office:boolean-value="true" calcext:value-type="boolean">
            <text:p>TRUE</text:p>
          </table:table-cell>
          <table:table-cell table:formula="of:=IF([.I41]; &quot;&quot;; ROUND([.C41]*2.55))">
            <text:p/>
          </table:table-cell>
          <table:table-cell table:formula="of:=[.J41]">
            <text:p/>
          </table:table-cell>
          <table:table-cell table:formula="of:=[.J41]">
            <text:p/>
          </table:table-cell>
          <table:table-cell table:formula="of:=[.H41] * (1 + [.G41])" office:value-type="float" office:value="0.675" calcext:value-type="float">
            <text:p>0.675</text:p>
          </table:table-cell>
          <table:table-cell table:formula="of:= ([.H41] + [.G41]) - ([.H41] * [.G41])" office:value-type="float" office:value="0.725" calcext:value-type="float">
            <text:p>0.725</text:p>
          </table:table-cell>
          <table:table-cell table:formula="of:=IF([.H41] &lt;= 0.5; [.M41]; [.N41])" office:value-type="float" office:value="0.675" calcext:value-type="float">
            <text:p>0.675</text:p>
          </table:table-cell>
          <table:table-cell table:formula="of:= (2 * [.H41]) - [.O41]" office:value-type="float" office:value="0.225" calcext:value-type="float">
            <text:p>0.225</text:p>
          </table:table-cell>
          <table:table-cell table:formula="of:=[.F41] + (1/3)" office:value-type="float" office:value="0.958333333333333" calcext:value-type="float">
            <text:p>0.958333333333333</text:p>
          </table:table-cell>
          <table:table-cell table:formula="of:=[.F41]" office:value-type="float" office:value="0.625" calcext:value-type="float">
            <text:p>0.625</text:p>
          </table:table-cell>
          <table:table-cell table:formula="of:=[.F41] - (1/3)" office:value-type="float" office:value="0.291666666666667" calcext:value-type="float">
            <text:p>0.291666666666667</text:p>
          </table:table-cell>
          <table:table-cell table:formula="of:=IF([.Q41]&lt;0; [.Q41]+1; IF([.Q41]&gt;1; [.Q41]-1; [.Q41]))" office:value-type="float" office:value="0.958333333333333" calcext:value-type="float">
            <text:p>0.958333333333333</text:p>
          </table:table-cell>
          <table:table-cell table:formula="of:=IF([.R41]&lt;0; [.R41]+1; IF([.R41]&gt;1; [.R41]-1; [.R41]))" office:value-type="float" office:value="0.625" calcext:value-type="float">
            <text:p>0.625</text:p>
          </table:table-cell>
          <table:table-cell table:formula="of:=IF([.S41]&lt;0; [.S41]+1; IF([.S41]&gt;1; [.S41]-1; [.S41]))" office:value-type="float" office:value="0.291666666666667" calcext:value-type="float">
            <text:p>0.291666666666667</text:p>
          </table:table-cell>
          <table:table-cell table:formula="of:=IF((6* [.T41]) &lt; 1; TRUE(); FALSE())" office:value-type="boolean" office:boolean-value="false" calcext:value-type="boolean">
            <text:p>FALSE</text:p>
          </table:table-cell>
          <table:table-cell table:formula="of:=IF((2* [.T41]) &lt; 1; TRUE(); FALSE())" office:value-type="boolean" office:boolean-value="false" calcext:value-type="boolean">
            <text:p>FALSE</text:p>
          </table:table-cell>
          <table:table-cell table:formula="of:=IF((3* [.T41]) &lt; 2; TRUE(); FALSE())" office:value-type="boolean" office:boolean-value="false" calcext:value-type="boolean">
            <text:p>FALSE</text:p>
          </table:table-cell>
          <table:table-cell table:formula="of:=IF((6* [.U41]) &lt; 1; TRUE(); FALSE())" office:value-type="boolean" office:boolean-value="false" calcext:value-type="boolean">
            <text:p>FALSE</text:p>
          </table:table-cell>
          <table:table-cell table:formula="of:=IF((2* [.U41]) &lt; 1; TRUE(); FALSE())" office:value-type="boolean" office:boolean-value="false" calcext:value-type="boolean">
            <text:p>FALSE</text:p>
          </table:table-cell>
          <table:table-cell table:formula="of:=IF((3* [.U41]) &lt; 2; TRUE(); FALSE())" office:value-type="boolean" office:boolean-value="true" calcext:value-type="boolean">
            <text:p>TRUE</text:p>
          </table:table-cell>
          <table:table-cell table:formula="of:=IF((6* [.V41]) &lt; 1; TRUE(); FALSE())" office:value-type="boolean" office:boolean-value="false" calcext:value-type="boolean">
            <text:p>FALSE</text:p>
          </table:table-cell>
          <table:table-cell table:formula="of:=IF((2* [.V41]) &lt; 1; TRUE(); FALSE())" office:value-type="boolean" office:boolean-value="true" calcext:value-type="boolean">
            <text:p>TRUE</text:p>
          </table:table-cell>
          <table:table-cell table:formula="of:=IF((3* [.V41]) &lt; 2; TRUE(); FALSE())" office:value-type="boolean" office:boolean-value="true" calcext:value-type="boolean">
            <text:p>TRUE</text:p>
          </table:table-cell>
          <table:table-cell table:formula="of:=IF([.W41]; [.$P41] + ([.$O41] - [.$P41]) * 6 * [.T41]; IF([.X41]; [.$O41]; IF([.Y41]; [.$P41] + (([.$O41] - [.$P41]) * ((2/3) - [.T41]) * 6); [.$P41])))" office:value-type="float" office:value="0.225" calcext:value-type="float">
            <text:p>0.225</text:p>
          </table:table-cell>
          <table:table-cell table:formula="of:=IF([.Z41]; [.$P41] + ([.$O41] - [.$P41]) * 6 * [.U41]; IF([.AA41]; [.$O41]; IF([.AB41]; [.$P41] + (([.$O41] - [.$P41]) * ((2/3) - [.U41]) * 6); [.$P41])))" office:value-type="float" office:value="0.3375" calcext:value-type="float">
            <text:p>0.3375</text:p>
          </table:table-cell>
          <table:table-cell table:formula="of:=IF([.AC41]; [.$P41] + ([.$O41] - [.$P41]) * 6 * [.V41]; IF([.AD41]; [.$O41]; IF([.AE41]; [.$P41] + (([.$O41] - [.$P41]) * ((2/3) - [.V41]) * 6); [.$P41])))" office:value-type="float" office:value="0.675" calcext:value-type="float">
            <text:p>0.675</text:p>
          </table:table-cell>
          <table:table-cell table:formula="of:=ROUND([.AF41]*255)" office:value-type="float" office:value="57" calcext:value-type="float">
            <text:p>57</text:p>
          </table:table-cell>
          <table:table-cell table:formula="of:=ROUND([.AG41]*255)" office:value-type="float" office:value="86" calcext:value-type="float">
            <text:p>86</text:p>
          </table:table-cell>
          <table:table-cell table:formula="of:=ROUND([.AH41]*255)" office:value-type="float" office:value="172" calcext:value-type="float">
            <text:p>172</text:p>
          </table:table-cell>
        </table:table-row>
        <table:table-row table:style-name="ro3">
          <table:table-cell table:formula="of:=[.A41]" office:value-type="float" office:value="225" calcext:value-type="float">
            <text:p>225</text:p>
          </table:table-cell>
          <table:table-cell table:formula="of:=[.B41]" office:value-type="float" office:value="50" calcext:value-type="float">
            <text:p>50</text:p>
          </table:table-cell>
          <table:table-cell table:formula="of:=IF([.C$5]=[.C41]; 5; [.C41]+5)" office:value-type="float" office:value="50" calcext:value-type="float">
            <text:p>50</text:p>
          </table:table-cell>
          <table:table-cell table:formula="of:=[.AI42]&amp;&quot;, &quot;&amp;[.AJ42]&amp;&quot;, &quot;&amp;[.AK42]" office:value-type="string" office:string-value="64, 96, 191" calcext:value-type="string">
            <text:p>64, 96, 191</text:p>
          </table:table-cell>
          <table:table-cell table:formula="of:=DEC2HEX([.AI42]; 2)&amp;DEC2HEX([.AJ42]; 2)&amp;DEC2HEX([.AK42]; 2)" office:value-type="string" office:string-value="4060BF" calcext:value-type="string">
            <text:p>4060BF</text:p>
          </table:table-cell>
          <table:table-cell table:formula="of:=[.A42]/360" office:value-type="float" office:value="0.625" calcext:value-type="float">
            <text:p>0.625</text:p>
          </table:table-cell>
          <table:table-cell table:formula="of:=[.B42]/100" office:value-type="float" office:value="0.5" calcext:value-type="float">
            <text:p>0.5</text:p>
          </table:table-cell>
          <table:table-cell table:formula="of:=[.C42]/100" office:value-type="float" office:value="0.5" calcext:value-type="float">
            <text:p>0.5</text:p>
          </table:table-cell>
          <table:table-cell table:formula="of:=IF([.B42]&gt;0; TRUE(); FALSE())" office:value-type="boolean" office:boolean-value="true" calcext:value-type="boolean">
            <text:p>TRUE</text:p>
          </table:table-cell>
          <table:table-cell table:formula="of:=IF([.I42]; &quot;&quot;; ROUND([.C42]*2.55))">
            <text:p/>
          </table:table-cell>
          <table:table-cell table:formula="of:=[.J42]">
            <text:p/>
          </table:table-cell>
          <table:table-cell table:formula="of:=[.J42]">
            <text:p/>
          </table:table-cell>
          <table:table-cell table:formula="of:=[.H42] * (1 + [.G42])" office:value-type="float" office:value="0.75" calcext:value-type="float">
            <text:p>0.75</text:p>
          </table:table-cell>
          <table:table-cell table:formula="of:= ([.H42] + [.G42]) - ([.H42] * [.G42])" office:value-type="float" office:value="0.75" calcext:value-type="float">
            <text:p>0.75</text:p>
          </table:table-cell>
          <table:table-cell table:formula="of:=IF([.H42] &lt;= 0.5; [.M42]; [.N42])" office:value-type="float" office:value="0.75" calcext:value-type="float">
            <text:p>0.75</text:p>
          </table:table-cell>
          <table:table-cell table:formula="of:= (2 * [.H42]) - [.O42]" office:value-type="float" office:value="0.25" calcext:value-type="float">
            <text:p>0.25</text:p>
          </table:table-cell>
          <table:table-cell table:formula="of:=[.F42] + (1/3)" office:value-type="float" office:value="0.958333333333333" calcext:value-type="float">
            <text:p>0.958333333333333</text:p>
          </table:table-cell>
          <table:table-cell table:formula="of:=[.F42]" office:value-type="float" office:value="0.625" calcext:value-type="float">
            <text:p>0.625</text:p>
          </table:table-cell>
          <table:table-cell table:formula="of:=[.F42] - (1/3)" office:value-type="float" office:value="0.291666666666667" calcext:value-type="float">
            <text:p>0.291666666666667</text:p>
          </table:table-cell>
          <table:table-cell table:formula="of:=IF([.Q42]&lt;0; [.Q42]+1; IF([.Q42]&gt;1; [.Q42]-1; [.Q42]))" office:value-type="float" office:value="0.958333333333333" calcext:value-type="float">
            <text:p>0.958333333333333</text:p>
          </table:table-cell>
          <table:table-cell table:formula="of:=IF([.R42]&lt;0; [.R42]+1; IF([.R42]&gt;1; [.R42]-1; [.R42]))" office:value-type="float" office:value="0.625" calcext:value-type="float">
            <text:p>0.625</text:p>
          </table:table-cell>
          <table:table-cell table:formula="of:=IF([.S42]&lt;0; [.S42]+1; IF([.S42]&gt;1; [.S42]-1; [.S42]))" office:value-type="float" office:value="0.291666666666667" calcext:value-type="float">
            <text:p>0.291666666666667</text:p>
          </table:table-cell>
          <table:table-cell table:formula="of:=IF((6* [.T42]) &lt; 1; TRUE(); FALSE())" office:value-type="boolean" office:boolean-value="false" calcext:value-type="boolean">
            <text:p>FALSE</text:p>
          </table:table-cell>
          <table:table-cell table:formula="of:=IF((2* [.T42]) &lt; 1; TRUE(); FALSE())" office:value-type="boolean" office:boolean-value="false" calcext:value-type="boolean">
            <text:p>FALSE</text:p>
          </table:table-cell>
          <table:table-cell table:formula="of:=IF((3* [.T42]) &lt; 2; TRUE(); FALSE())" office:value-type="boolean" office:boolean-value="false" calcext:value-type="boolean">
            <text:p>FALSE</text:p>
          </table:table-cell>
          <table:table-cell table:formula="of:=IF((6* [.U42]) &lt; 1; TRUE(); FALSE())" office:value-type="boolean" office:boolean-value="false" calcext:value-type="boolean">
            <text:p>FALSE</text:p>
          </table:table-cell>
          <table:table-cell table:formula="of:=IF((2* [.U42]) &lt; 1; TRUE(); FALSE())" office:value-type="boolean" office:boolean-value="false" calcext:value-type="boolean">
            <text:p>FALSE</text:p>
          </table:table-cell>
          <table:table-cell table:formula="of:=IF((3* [.U42]) &lt; 2; TRUE(); FALSE())" office:value-type="boolean" office:boolean-value="true" calcext:value-type="boolean">
            <text:p>TRUE</text:p>
          </table:table-cell>
          <table:table-cell table:formula="of:=IF((6* [.V42]) &lt; 1; TRUE(); FALSE())" office:value-type="boolean" office:boolean-value="false" calcext:value-type="boolean">
            <text:p>FALSE</text:p>
          </table:table-cell>
          <table:table-cell table:formula="of:=IF((2* [.V42]) &lt; 1; TRUE(); FALSE())" office:value-type="boolean" office:boolean-value="true" calcext:value-type="boolean">
            <text:p>TRUE</text:p>
          </table:table-cell>
          <table:table-cell table:formula="of:=IF((3* [.V42]) &lt; 2; TRUE(); FALSE())" office:value-type="boolean" office:boolean-value="true" calcext:value-type="boolean">
            <text:p>TRUE</text:p>
          </table:table-cell>
          <table:table-cell table:formula="of:=IF([.W42]; [.$P42] + ([.$O42] - [.$P42]) * 6 * [.T42]; IF([.X42]; [.$O42]; IF([.Y42]; [.$P42] + (([.$O42] - [.$P42]) * ((2/3) - [.T42]) * 6); [.$P42])))" office:value-type="float" office:value="0.25" calcext:value-type="float">
            <text:p>0.25</text:p>
          </table:table-cell>
          <table:table-cell table:formula="of:=IF([.Z42]; [.$P42] + ([.$O42] - [.$P42]) * 6 * [.U42]; IF([.AA42]; [.$O42]; IF([.AB42]; [.$P42] + (([.$O42] - [.$P42]) * ((2/3) - [.U42]) * 6); [.$P42])))" office:value-type="float" office:value="0.375" calcext:value-type="float">
            <text:p>0.375</text:p>
          </table:table-cell>
          <table:table-cell table:formula="of:=IF([.AC42]; [.$P42] + ([.$O42] - [.$P42]) * 6 * [.V42]; IF([.AD42]; [.$O42]; IF([.AE42]; [.$P42] + (([.$O42] - [.$P42]) * ((2/3) - [.V42]) * 6); [.$P42])))" office:value-type="float" office:value="0.75" calcext:value-type="float">
            <text:p>0.75</text:p>
          </table:table-cell>
          <table:table-cell table:formula="of:=ROUND([.AF42]*255)" office:value-type="float" office:value="64" calcext:value-type="float">
            <text:p>64</text:p>
          </table:table-cell>
          <table:table-cell table:formula="of:=ROUND([.AG42]*255)" office:value-type="float" office:value="96" calcext:value-type="float">
            <text:p>96</text:p>
          </table:table-cell>
          <table:table-cell table:formula="of:=ROUND([.AH42]*255)" office:value-type="float" office:value="191" calcext:value-type="float">
            <text:p>191</text:p>
          </table:table-cell>
        </table:table-row>
        <table:table-row table:style-name="ro3">
          <table:table-cell table:formula="of:=[.A42]" office:value-type="float" office:value="225" calcext:value-type="float">
            <text:p>225</text:p>
          </table:table-cell>
          <table:table-cell table:formula="of:=[.B42]" office:value-type="float" office:value="50" calcext:value-type="float">
            <text:p>50</text:p>
          </table:table-cell>
          <table:table-cell table:formula="of:=IF([.C$5]=[.C42]; 5; [.C42]+5)" office:value-type="float" office:value="55" calcext:value-type="float">
            <text:p>55</text:p>
          </table:table-cell>
          <table:table-cell table:formula="of:=[.AI43]&amp;&quot;, &quot;&amp;[.AJ43]&amp;&quot;, &quot;&amp;[.AK43]" office:value-type="string" office:string-value="83, 112, 198" calcext:value-type="string">
            <text:p>83, 112, 198</text:p>
          </table:table-cell>
          <table:table-cell table:formula="of:=DEC2HEX([.AI43]; 2)&amp;DEC2HEX([.AJ43]; 2)&amp;DEC2HEX([.AK43]; 2)" office:value-type="string" office:string-value="5370C6" calcext:value-type="string">
            <text:p>5370C6</text:p>
          </table:table-cell>
          <table:table-cell table:formula="of:=[.A43]/360" office:value-type="float" office:value="0.625" calcext:value-type="float">
            <text:p>0.625</text:p>
          </table:table-cell>
          <table:table-cell table:formula="of:=[.B43]/100" office:value-type="float" office:value="0.5" calcext:value-type="float">
            <text:p>0.5</text:p>
          </table:table-cell>
          <table:table-cell table:formula="of:=[.C43]/100" office:value-type="float" office:value="0.55" calcext:value-type="float">
            <text:p>0.55</text:p>
          </table:table-cell>
          <table:table-cell table:formula="of:=IF([.B43]&gt;0; TRUE(); FALSE())" office:value-type="boolean" office:boolean-value="true" calcext:value-type="boolean">
            <text:p>TRUE</text:p>
          </table:table-cell>
          <table:table-cell table:formula="of:=IF([.I43]; &quot;&quot;; ROUND([.C43]*2.55))">
            <text:p/>
          </table:table-cell>
          <table:table-cell table:formula="of:=[.J43]">
            <text:p/>
          </table:table-cell>
          <table:table-cell table:formula="of:=[.J43]">
            <text:p/>
          </table:table-cell>
          <table:table-cell table:formula="of:=[.H43] * (1 + [.G43])" office:value-type="float" office:value="0.825" calcext:value-type="float">
            <text:p>0.825</text:p>
          </table:table-cell>
          <table:table-cell table:formula="of:= ([.H43] + [.G43]) - ([.H43] * [.G43])" office:value-type="float" office:value="0.775" calcext:value-type="float">
            <text:p>0.775</text:p>
          </table:table-cell>
          <table:table-cell table:formula="of:=IF([.H43] &lt;= 0.5; [.M43]; [.N43])" office:value-type="float" office:value="0.775" calcext:value-type="float">
            <text:p>0.775</text:p>
          </table:table-cell>
          <table:table-cell table:formula="of:= (2 * [.H43]) - [.O43]" office:value-type="float" office:value="0.325" calcext:value-type="float">
            <text:p>0.325</text:p>
          </table:table-cell>
          <table:table-cell table:formula="of:=[.F43] + (1/3)" office:value-type="float" office:value="0.958333333333333" calcext:value-type="float">
            <text:p>0.958333333333333</text:p>
          </table:table-cell>
          <table:table-cell table:formula="of:=[.F43]" office:value-type="float" office:value="0.625" calcext:value-type="float">
            <text:p>0.625</text:p>
          </table:table-cell>
          <table:table-cell table:formula="of:=[.F43] - (1/3)" office:value-type="float" office:value="0.291666666666667" calcext:value-type="float">
            <text:p>0.291666666666667</text:p>
          </table:table-cell>
          <table:table-cell table:formula="of:=IF([.Q43]&lt;0; [.Q43]+1; IF([.Q43]&gt;1; [.Q43]-1; [.Q43]))" office:value-type="float" office:value="0.958333333333333" calcext:value-type="float">
            <text:p>0.958333333333333</text:p>
          </table:table-cell>
          <table:table-cell table:formula="of:=IF([.R43]&lt;0; [.R43]+1; IF([.R43]&gt;1; [.R43]-1; [.R43]))" office:value-type="float" office:value="0.625" calcext:value-type="float">
            <text:p>0.625</text:p>
          </table:table-cell>
          <table:table-cell table:formula="of:=IF([.S43]&lt;0; [.S43]+1; IF([.S43]&gt;1; [.S43]-1; [.S43]))" office:value-type="float" office:value="0.291666666666667" calcext:value-type="float">
            <text:p>0.291666666666667</text:p>
          </table:table-cell>
          <table:table-cell table:formula="of:=IF((6* [.T43]) &lt; 1; TRUE(); FALSE())" office:value-type="boolean" office:boolean-value="false" calcext:value-type="boolean">
            <text:p>FALSE</text:p>
          </table:table-cell>
          <table:table-cell table:formula="of:=IF((2* [.T43]) &lt; 1; TRUE(); FALSE())" office:value-type="boolean" office:boolean-value="false" calcext:value-type="boolean">
            <text:p>FALSE</text:p>
          </table:table-cell>
          <table:table-cell table:formula="of:=IF((3* [.T43]) &lt; 2; TRUE(); FALSE())" office:value-type="boolean" office:boolean-value="false" calcext:value-type="boolean">
            <text:p>FALSE</text:p>
          </table:table-cell>
          <table:table-cell table:formula="of:=IF((6* [.U43]) &lt; 1; TRUE(); FALSE())" office:value-type="boolean" office:boolean-value="false" calcext:value-type="boolean">
            <text:p>FALSE</text:p>
          </table:table-cell>
          <table:table-cell table:formula="of:=IF((2* [.U43]) &lt; 1; TRUE(); FALSE())" office:value-type="boolean" office:boolean-value="false" calcext:value-type="boolean">
            <text:p>FALSE</text:p>
          </table:table-cell>
          <table:table-cell table:formula="of:=IF((3* [.U43]) &lt; 2; TRUE(); FALSE())" office:value-type="boolean" office:boolean-value="true" calcext:value-type="boolean">
            <text:p>TRUE</text:p>
          </table:table-cell>
          <table:table-cell table:formula="of:=IF((6* [.V43]) &lt; 1; TRUE(); FALSE())" office:value-type="boolean" office:boolean-value="false" calcext:value-type="boolean">
            <text:p>FALSE</text:p>
          </table:table-cell>
          <table:table-cell table:formula="of:=IF((2* [.V43]) &lt; 1; TRUE(); FALSE())" office:value-type="boolean" office:boolean-value="true" calcext:value-type="boolean">
            <text:p>TRUE</text:p>
          </table:table-cell>
          <table:table-cell table:formula="of:=IF((3* [.V43]) &lt; 2; TRUE(); FALSE())" office:value-type="boolean" office:boolean-value="true" calcext:value-type="boolean">
            <text:p>TRUE</text:p>
          </table:table-cell>
          <table:table-cell table:formula="of:=IF([.W43]; [.$P43] + ([.$O43] - [.$P43]) * 6 * [.T43]; IF([.X43]; [.$O43]; IF([.Y43]; [.$P43] + (([.$O43] - [.$P43]) * ((2/3) - [.T43]) * 6); [.$P43])))" office:value-type="float" office:value="0.325" calcext:value-type="float">
            <text:p>0.325</text:p>
          </table:table-cell>
          <table:table-cell table:formula="of:=IF([.Z43]; [.$P43] + ([.$O43] - [.$P43]) * 6 * [.U43]; IF([.AA43]; [.$O43]; IF([.AB43]; [.$P43] + (([.$O43] - [.$P43]) * ((2/3) - [.U43]) * 6); [.$P43])))" office:value-type="float" office:value="0.4375" calcext:value-type="float">
            <text:p>0.4375</text:p>
          </table:table-cell>
          <table:table-cell table:formula="of:=IF([.AC43]; [.$P43] + ([.$O43] - [.$P43]) * 6 * [.V43]; IF([.AD43]; [.$O43]; IF([.AE43]; [.$P43] + (([.$O43] - [.$P43]) * ((2/3) - [.V43]) * 6); [.$P43])))" office:value-type="float" office:value="0.775" calcext:value-type="float">
            <text:p>0.775</text:p>
          </table:table-cell>
          <table:table-cell table:formula="of:=ROUND([.AF43]*255)" office:value-type="float" office:value="83" calcext:value-type="float">
            <text:p>83</text:p>
          </table:table-cell>
          <table:table-cell table:formula="of:=ROUND([.AG43]*255)" office:value-type="float" office:value="112" calcext:value-type="float">
            <text:p>112</text:p>
          </table:table-cell>
          <table:table-cell table:formula="of:=ROUND([.AH43]*255)" office:value-type="float" office:value="198" calcext:value-type="float">
            <text:p>198</text:p>
          </table:table-cell>
        </table:table-row>
        <table:table-row table:style-name="ro3">
          <table:table-cell table:formula="of:=[.A43]" office:value-type="float" office:value="225" calcext:value-type="float">
            <text:p>225</text:p>
          </table:table-cell>
          <table:table-cell table:formula="of:=[.B43]" office:value-type="float" office:value="50" calcext:value-type="float">
            <text:p>50</text:p>
          </table:table-cell>
          <table:table-cell table:formula="of:=IF([.C$5]=[.C43]; 5; [.C43]+5)" office:value-type="float" office:value="60" calcext:value-type="float">
            <text:p>60</text:p>
          </table:table-cell>
          <table:table-cell table:formula="of:=[.AI44]&amp;&quot;, &quot;&amp;[.AJ44]&amp;&quot;, &quot;&amp;[.AK44]" office:value-type="string" office:string-value="102, 127, 204" calcext:value-type="string">
            <text:p>102, 127, 204</text:p>
          </table:table-cell>
          <table:table-cell table:formula="of:=DEC2HEX([.AI44]; 2)&amp;DEC2HEX([.AJ44]; 2)&amp;DEC2HEX([.AK44]; 2)" office:value-type="string" office:string-value="667FCC" calcext:value-type="string">
            <text:p>667FCC</text:p>
          </table:table-cell>
          <table:table-cell table:formula="of:=[.A44]/360" office:value-type="float" office:value="0.625" calcext:value-type="float">
            <text:p>0.625</text:p>
          </table:table-cell>
          <table:table-cell table:formula="of:=[.B44]/100" office:value-type="float" office:value="0.5" calcext:value-type="float">
            <text:p>0.5</text:p>
          </table:table-cell>
          <table:table-cell table:formula="of:=[.C44]/100" office:value-type="float" office:value="0.6" calcext:value-type="float">
            <text:p>0.6</text:p>
          </table:table-cell>
          <table:table-cell table:formula="of:=IF([.B44]&gt;0; TRUE(); FALSE())" office:value-type="boolean" office:boolean-value="true" calcext:value-type="boolean">
            <text:p>TRUE</text:p>
          </table:table-cell>
          <table:table-cell table:formula="of:=IF([.I44]; &quot;&quot;; ROUND([.C44]*2.55))">
            <text:p/>
          </table:table-cell>
          <table:table-cell table:formula="of:=[.J44]">
            <text:p/>
          </table:table-cell>
          <table:table-cell table:formula="of:=[.J44]">
            <text:p/>
          </table:table-cell>
          <table:table-cell table:formula="of:=[.H44] * (1 + [.G44])" office:value-type="float" office:value="0.9" calcext:value-type="float">
            <text:p>0.9</text:p>
          </table:table-cell>
          <table:table-cell table:formula="of:= ([.H44] + [.G44]) - ([.H44] * [.G44])" office:value-type="float" office:value="0.8" calcext:value-type="float">
            <text:p>0.8</text:p>
          </table:table-cell>
          <table:table-cell table:formula="of:=IF([.H44] &lt;= 0.5; [.M44]; [.N44])" office:value-type="float" office:value="0.8" calcext:value-type="float">
            <text:p>0.8</text:p>
          </table:table-cell>
          <table:table-cell table:formula="of:= (2 * [.H44]) - [.O44]" office:value-type="float" office:value="0.4" calcext:value-type="float">
            <text:p>0.4</text:p>
          </table:table-cell>
          <table:table-cell table:formula="of:=[.F44] + (1/3)" office:value-type="float" office:value="0.958333333333333" calcext:value-type="float">
            <text:p>0.958333333333333</text:p>
          </table:table-cell>
          <table:table-cell table:formula="of:=[.F44]" office:value-type="float" office:value="0.625" calcext:value-type="float">
            <text:p>0.625</text:p>
          </table:table-cell>
          <table:table-cell table:formula="of:=[.F44] - (1/3)" office:value-type="float" office:value="0.291666666666667" calcext:value-type="float">
            <text:p>0.291666666666667</text:p>
          </table:table-cell>
          <table:table-cell table:formula="of:=IF([.Q44]&lt;0; [.Q44]+1; IF([.Q44]&gt;1; [.Q44]-1; [.Q44]))" office:value-type="float" office:value="0.958333333333333" calcext:value-type="float">
            <text:p>0.958333333333333</text:p>
          </table:table-cell>
          <table:table-cell table:formula="of:=IF([.R44]&lt;0; [.R44]+1; IF([.R44]&gt;1; [.R44]-1; [.R44]))" office:value-type="float" office:value="0.625" calcext:value-type="float">
            <text:p>0.625</text:p>
          </table:table-cell>
          <table:table-cell table:formula="of:=IF([.S44]&lt;0; [.S44]+1; IF([.S44]&gt;1; [.S44]-1; [.S44]))" office:value-type="float" office:value="0.291666666666667" calcext:value-type="float">
            <text:p>0.291666666666667</text:p>
          </table:table-cell>
          <table:table-cell table:formula="of:=IF((6* [.T44]) &lt; 1; TRUE(); FALSE())" office:value-type="boolean" office:boolean-value="false" calcext:value-type="boolean">
            <text:p>FALSE</text:p>
          </table:table-cell>
          <table:table-cell table:formula="of:=IF((2* [.T44]) &lt; 1; TRUE(); FALSE())" office:value-type="boolean" office:boolean-value="false" calcext:value-type="boolean">
            <text:p>FALSE</text:p>
          </table:table-cell>
          <table:table-cell table:formula="of:=IF((3* [.T44]) &lt; 2; TRUE(); FALSE())" office:value-type="boolean" office:boolean-value="false" calcext:value-type="boolean">
            <text:p>FALSE</text:p>
          </table:table-cell>
          <table:table-cell table:formula="of:=IF((6* [.U44]) &lt; 1; TRUE(); FALSE())" office:value-type="boolean" office:boolean-value="false" calcext:value-type="boolean">
            <text:p>FALSE</text:p>
          </table:table-cell>
          <table:table-cell table:formula="of:=IF((2* [.U44]) &lt; 1; TRUE(); FALSE())" office:value-type="boolean" office:boolean-value="false" calcext:value-type="boolean">
            <text:p>FALSE</text:p>
          </table:table-cell>
          <table:table-cell table:formula="of:=IF((3* [.U44]) &lt; 2; TRUE(); FALSE())" office:value-type="boolean" office:boolean-value="true" calcext:value-type="boolean">
            <text:p>TRUE</text:p>
          </table:table-cell>
          <table:table-cell table:formula="of:=IF((6* [.V44]) &lt; 1; TRUE(); FALSE())" office:value-type="boolean" office:boolean-value="false" calcext:value-type="boolean">
            <text:p>FALSE</text:p>
          </table:table-cell>
          <table:table-cell table:formula="of:=IF((2* [.V44]) &lt; 1; TRUE(); FALSE())" office:value-type="boolean" office:boolean-value="true" calcext:value-type="boolean">
            <text:p>TRUE</text:p>
          </table:table-cell>
          <table:table-cell table:formula="of:=IF((3* [.V44]) &lt; 2; TRUE(); FALSE())" office:value-type="boolean" office:boolean-value="true" calcext:value-type="boolean">
            <text:p>TRUE</text:p>
          </table:table-cell>
          <table:table-cell table:formula="of:=IF([.W44]; [.$P44] + ([.$O44] - [.$P44]) * 6 * [.T44]; IF([.X44]; [.$O44]; IF([.Y44]; [.$P44] + (([.$O44] - [.$P44]) * ((2/3) - [.T44]) * 6); [.$P44])))" office:value-type="float" office:value="0.4" calcext:value-type="float">
            <text:p>0.4</text:p>
          </table:table-cell>
          <table:table-cell table:formula="of:=IF([.Z44]; [.$P44] + ([.$O44] - [.$P44]) * 6 * [.U44]; IF([.AA44]; [.$O44]; IF([.AB44]; [.$P44] + (([.$O44] - [.$P44]) * ((2/3) - [.U44]) * 6); [.$P44])))" office:value-type="float" office:value="0.5" calcext:value-type="float">
            <text:p>0.5</text:p>
          </table:table-cell>
          <table:table-cell table:formula="of:=IF([.AC44]; [.$P44] + ([.$O44] - [.$P44]) * 6 * [.V44]; IF([.AD44]; [.$O44]; IF([.AE44]; [.$P44] + (([.$O44] - [.$P44]) * ((2/3) - [.V44]) * 6); [.$P44])))" office:value-type="float" office:value="0.8" calcext:value-type="float">
            <text:p>0.8</text:p>
          </table:table-cell>
          <table:table-cell table:formula="of:=ROUND([.AF44]*255)" office:value-type="float" office:value="102" calcext:value-type="float">
            <text:p>102</text:p>
          </table:table-cell>
          <table:table-cell table:formula="of:=ROUND([.AG44]*255)" office:value-type="float" office:value="127" calcext:value-type="float">
            <text:p>127</text:p>
          </table:table-cell>
          <table:table-cell table:formula="of:=ROUND([.AH44]*255)" office:value-type="float" office:value="204" calcext:value-type="float">
            <text:p>204</text:p>
          </table:table-cell>
        </table:table-row>
        <table:table-row table:style-name="ro3">
          <table:table-cell table:formula="of:=[.A44]" office:value-type="float" office:value="225" calcext:value-type="float">
            <text:p>225</text:p>
          </table:table-cell>
          <table:table-cell table:formula="of:=[.B44]" office:value-type="float" office:value="50" calcext:value-type="float">
            <text:p>50</text:p>
          </table:table-cell>
          <table:table-cell table:formula="of:=IF([.C$5]=[.C44]; 5; [.C44]+5)" office:value-type="float" office:value="65" calcext:value-type="float">
            <text:p>65</text:p>
          </table:table-cell>
          <table:table-cell table:formula="of:=[.AI45]&amp;&quot;, &quot;&amp;[.AJ45]&amp;&quot;, &quot;&amp;[.AK45]" office:value-type="string" office:string-value="121, 143, 210" calcext:value-type="string">
            <text:p>121, 143, 210</text:p>
          </table:table-cell>
          <table:table-cell table:formula="of:=DEC2HEX([.AI45]; 2)&amp;DEC2HEX([.AJ45]; 2)&amp;DEC2HEX([.AK45]; 2)" office:value-type="string" office:string-value="798FD2" calcext:value-type="string">
            <text:p>798FD2</text:p>
          </table:table-cell>
          <table:table-cell table:formula="of:=[.A45]/360" office:value-type="float" office:value="0.625" calcext:value-type="float">
            <text:p>0.625</text:p>
          </table:table-cell>
          <table:table-cell table:formula="of:=[.B45]/100" office:value-type="float" office:value="0.5" calcext:value-type="float">
            <text:p>0.5</text:p>
          </table:table-cell>
          <table:table-cell table:formula="of:=[.C45]/100" office:value-type="float" office:value="0.65" calcext:value-type="float">
            <text:p>0.65</text:p>
          </table:table-cell>
          <table:table-cell table:formula="of:=IF([.B45]&gt;0; TRUE(); FALSE())" office:value-type="boolean" office:boolean-value="true" calcext:value-type="boolean">
            <text:p>TRUE</text:p>
          </table:table-cell>
          <table:table-cell table:formula="of:=IF([.I45]; &quot;&quot;; ROUND([.C45]*2.55))">
            <text:p/>
          </table:table-cell>
          <table:table-cell table:formula="of:=[.J45]">
            <text:p/>
          </table:table-cell>
          <table:table-cell table:formula="of:=[.J45]">
            <text:p/>
          </table:table-cell>
          <table:table-cell table:formula="of:=[.H45] * (1 + [.G45])" office:value-type="float" office:value="0.975" calcext:value-type="float">
            <text:p>0.975</text:p>
          </table:table-cell>
          <table:table-cell table:formula="of:= ([.H45] + [.G45]) - ([.H45] * [.G45])" office:value-type="float" office:value="0.825" calcext:value-type="float">
            <text:p>0.825</text:p>
          </table:table-cell>
          <table:table-cell table:formula="of:=IF([.H45] &lt;= 0.5; [.M45]; [.N45])" office:value-type="float" office:value="0.825" calcext:value-type="float">
            <text:p>0.825</text:p>
          </table:table-cell>
          <table:table-cell table:formula="of:= (2 * [.H45]) - [.O45]" office:value-type="float" office:value="0.475" calcext:value-type="float">
            <text:p>0.475</text:p>
          </table:table-cell>
          <table:table-cell table:formula="of:=[.F45] + (1/3)" office:value-type="float" office:value="0.958333333333333" calcext:value-type="float">
            <text:p>0.958333333333333</text:p>
          </table:table-cell>
          <table:table-cell table:formula="of:=[.F45]" office:value-type="float" office:value="0.625" calcext:value-type="float">
            <text:p>0.625</text:p>
          </table:table-cell>
          <table:table-cell table:formula="of:=[.F45] - (1/3)" office:value-type="float" office:value="0.291666666666667" calcext:value-type="float">
            <text:p>0.291666666666667</text:p>
          </table:table-cell>
          <table:table-cell table:formula="of:=IF([.Q45]&lt;0; [.Q45]+1; IF([.Q45]&gt;1; [.Q45]-1; [.Q45]))" office:value-type="float" office:value="0.958333333333333" calcext:value-type="float">
            <text:p>0.958333333333333</text:p>
          </table:table-cell>
          <table:table-cell table:formula="of:=IF([.R45]&lt;0; [.R45]+1; IF([.R45]&gt;1; [.R45]-1; [.R45]))" office:value-type="float" office:value="0.625" calcext:value-type="float">
            <text:p>0.625</text:p>
          </table:table-cell>
          <table:table-cell table:formula="of:=IF([.S45]&lt;0; [.S45]+1; IF([.S45]&gt;1; [.S45]-1; [.S45]))" office:value-type="float" office:value="0.291666666666667" calcext:value-type="float">
            <text:p>0.291666666666667</text:p>
          </table:table-cell>
          <table:table-cell table:formula="of:=IF((6* [.T45]) &lt; 1; TRUE(); FALSE())" office:value-type="boolean" office:boolean-value="false" calcext:value-type="boolean">
            <text:p>FALSE</text:p>
          </table:table-cell>
          <table:table-cell table:formula="of:=IF((2* [.T45]) &lt; 1; TRUE(); FALSE())" office:value-type="boolean" office:boolean-value="false" calcext:value-type="boolean">
            <text:p>FALSE</text:p>
          </table:table-cell>
          <table:table-cell table:formula="of:=IF((3* [.T45]) &lt; 2; TRUE(); FALSE())" office:value-type="boolean" office:boolean-value="false" calcext:value-type="boolean">
            <text:p>FALSE</text:p>
          </table:table-cell>
          <table:table-cell table:formula="of:=IF((6* [.U45]) &lt; 1; TRUE(); FALSE())" office:value-type="boolean" office:boolean-value="false" calcext:value-type="boolean">
            <text:p>FALSE</text:p>
          </table:table-cell>
          <table:table-cell table:formula="of:=IF((2* [.U45]) &lt; 1; TRUE(); FALSE())" office:value-type="boolean" office:boolean-value="false" calcext:value-type="boolean">
            <text:p>FALSE</text:p>
          </table:table-cell>
          <table:table-cell table:formula="of:=IF((3* [.U45]) &lt; 2; TRUE(); FALSE())" office:value-type="boolean" office:boolean-value="true" calcext:value-type="boolean">
            <text:p>TRUE</text:p>
          </table:table-cell>
          <table:table-cell table:formula="of:=IF((6* [.V45]) &lt; 1; TRUE(); FALSE())" office:value-type="boolean" office:boolean-value="false" calcext:value-type="boolean">
            <text:p>FALSE</text:p>
          </table:table-cell>
          <table:table-cell table:formula="of:=IF((2* [.V45]) &lt; 1; TRUE(); FALSE())" office:value-type="boolean" office:boolean-value="true" calcext:value-type="boolean">
            <text:p>TRUE</text:p>
          </table:table-cell>
          <table:table-cell table:formula="of:=IF((3* [.V45]) &lt; 2; TRUE(); FALSE())" office:value-type="boolean" office:boolean-value="true" calcext:value-type="boolean">
            <text:p>TRUE</text:p>
          </table:table-cell>
          <table:table-cell table:formula="of:=IF([.W45]; [.$P45] + ([.$O45] - [.$P45]) * 6 * [.T45]; IF([.X45]; [.$O45]; IF([.Y45]; [.$P45] + (([.$O45] - [.$P45]) * ((2/3) - [.T45]) * 6); [.$P45])))" office:value-type="float" office:value="0.475" calcext:value-type="float">
            <text:p>0.475</text:p>
          </table:table-cell>
          <table:table-cell table:formula="of:=IF([.Z45]; [.$P45] + ([.$O45] - [.$P45]) * 6 * [.U45]; IF([.AA45]; [.$O45]; IF([.AB45]; [.$P45] + (([.$O45] - [.$P45]) * ((2/3) - [.U45]) * 6); [.$P45])))" office:value-type="float" office:value="0.5625" calcext:value-type="float">
            <text:p>0.5625</text:p>
          </table:table-cell>
          <table:table-cell table:formula="of:=IF([.AC45]; [.$P45] + ([.$O45] - [.$P45]) * 6 * [.V45]; IF([.AD45]; [.$O45]; IF([.AE45]; [.$P45] + (([.$O45] - [.$P45]) * ((2/3) - [.V45]) * 6); [.$P45])))" office:value-type="float" office:value="0.825" calcext:value-type="float">
            <text:p>0.825</text:p>
          </table:table-cell>
          <table:table-cell table:formula="of:=ROUND([.AF45]*255)" office:value-type="float" office:value="121" calcext:value-type="float">
            <text:p>121</text:p>
          </table:table-cell>
          <table:table-cell table:formula="of:=ROUND([.AG45]*255)" office:value-type="float" office:value="143" calcext:value-type="float">
            <text:p>143</text:p>
          </table:table-cell>
          <table:table-cell table:formula="of:=ROUND([.AH45]*255)" office:value-type="float" office:value="210" calcext:value-type="float">
            <text:p>210</text:p>
          </table:table-cell>
        </table:table-row>
        <table:table-row table:style-name="ro3">
          <table:table-cell table:formula="of:=[.A45]" office:value-type="float" office:value="225" calcext:value-type="float">
            <text:p>225</text:p>
          </table:table-cell>
          <table:table-cell table:formula="of:=[.B45]" office:value-type="float" office:value="50" calcext:value-type="float">
            <text:p>50</text:p>
          </table:table-cell>
          <table:table-cell table:formula="of:=IF([.C$5]=[.C45]; 5; [.C45]+5)" office:value-type="float" office:value="70" calcext:value-type="float">
            <text:p>70</text:p>
          </table:table-cell>
          <table:table-cell table:formula="of:=[.AI46]&amp;&quot;, &quot;&amp;[.AJ46]&amp;&quot;, &quot;&amp;[.AK46]" office:value-type="string" office:string-value="140, 159, 217" calcext:value-type="string">
            <text:p>140, 159, 217</text:p>
          </table:table-cell>
          <table:table-cell table:formula="of:=DEC2HEX([.AI46]; 2)&amp;DEC2HEX([.AJ46]; 2)&amp;DEC2HEX([.AK46]; 2)" office:value-type="string" office:string-value="8C9FD9" calcext:value-type="string">
            <text:p>8C9FD9</text:p>
          </table:table-cell>
          <table:table-cell table:formula="of:=[.A46]/360" office:value-type="float" office:value="0.625" calcext:value-type="float">
            <text:p>0.625</text:p>
          </table:table-cell>
          <table:table-cell table:formula="of:=[.B46]/100" office:value-type="float" office:value="0.5" calcext:value-type="float">
            <text:p>0.5</text:p>
          </table:table-cell>
          <table:table-cell table:formula="of:=[.C46]/100" office:value-type="float" office:value="0.7" calcext:value-type="float">
            <text:p>0.7</text:p>
          </table:table-cell>
          <table:table-cell table:formula="of:=IF([.B46]&gt;0; TRUE(); FALSE())" office:value-type="boolean" office:boolean-value="true" calcext:value-type="boolean">
            <text:p>TRUE</text:p>
          </table:table-cell>
          <table:table-cell table:formula="of:=IF([.I46]; &quot;&quot;; ROUND([.C46]*2.55))">
            <text:p/>
          </table:table-cell>
          <table:table-cell table:formula="of:=[.J46]">
            <text:p/>
          </table:table-cell>
          <table:table-cell table:formula="of:=[.J46]">
            <text:p/>
          </table:table-cell>
          <table:table-cell table:formula="of:=[.H46] * (1 + [.G46])" office:value-type="float" office:value="1.05" calcext:value-type="float">
            <text:p>1.05</text:p>
          </table:table-cell>
          <table:table-cell table:formula="of:= ([.H46] + [.G46]) - ([.H46] * [.G46])" office:value-type="float" office:value="0.85" calcext:value-type="float">
            <text:p>0.85</text:p>
          </table:table-cell>
          <table:table-cell table:formula="of:=IF([.H46] &lt;= 0.5; [.M46]; [.N46])" office:value-type="float" office:value="0.85" calcext:value-type="float">
            <text:p>0.85</text:p>
          </table:table-cell>
          <table:table-cell table:formula="of:= (2 * [.H46]) - [.O46]" office:value-type="float" office:value="0.55" calcext:value-type="float">
            <text:p>0.55</text:p>
          </table:table-cell>
          <table:table-cell table:formula="of:=[.F46] + (1/3)" office:value-type="float" office:value="0.958333333333333" calcext:value-type="float">
            <text:p>0.958333333333333</text:p>
          </table:table-cell>
          <table:table-cell table:formula="of:=[.F46]" office:value-type="float" office:value="0.625" calcext:value-type="float">
            <text:p>0.625</text:p>
          </table:table-cell>
          <table:table-cell table:formula="of:=[.F46] - (1/3)" office:value-type="float" office:value="0.291666666666667" calcext:value-type="float">
            <text:p>0.291666666666667</text:p>
          </table:table-cell>
          <table:table-cell table:formula="of:=IF([.Q46]&lt;0; [.Q46]+1; IF([.Q46]&gt;1; [.Q46]-1; [.Q46]))" office:value-type="float" office:value="0.958333333333333" calcext:value-type="float">
            <text:p>0.958333333333333</text:p>
          </table:table-cell>
          <table:table-cell table:formula="of:=IF([.R46]&lt;0; [.R46]+1; IF([.R46]&gt;1; [.R46]-1; [.R46]))" office:value-type="float" office:value="0.625" calcext:value-type="float">
            <text:p>0.625</text:p>
          </table:table-cell>
          <table:table-cell table:formula="of:=IF([.S46]&lt;0; [.S46]+1; IF([.S46]&gt;1; [.S46]-1; [.S46]))" office:value-type="float" office:value="0.291666666666667" calcext:value-type="float">
            <text:p>0.291666666666667</text:p>
          </table:table-cell>
          <table:table-cell table:formula="of:=IF((6* [.T46]) &lt; 1; TRUE(); FALSE())" office:value-type="boolean" office:boolean-value="false" calcext:value-type="boolean">
            <text:p>FALSE</text:p>
          </table:table-cell>
          <table:table-cell table:formula="of:=IF((2* [.T46]) &lt; 1; TRUE(); FALSE())" office:value-type="boolean" office:boolean-value="false" calcext:value-type="boolean">
            <text:p>FALSE</text:p>
          </table:table-cell>
          <table:table-cell table:formula="of:=IF((3* [.T46]) &lt; 2; TRUE(); FALSE())" office:value-type="boolean" office:boolean-value="false" calcext:value-type="boolean">
            <text:p>FALSE</text:p>
          </table:table-cell>
          <table:table-cell table:formula="of:=IF((6* [.U46]) &lt; 1; TRUE(); FALSE())" office:value-type="boolean" office:boolean-value="false" calcext:value-type="boolean">
            <text:p>FALSE</text:p>
          </table:table-cell>
          <table:table-cell table:formula="of:=IF((2* [.U46]) &lt; 1; TRUE(); FALSE())" office:value-type="boolean" office:boolean-value="false" calcext:value-type="boolean">
            <text:p>FALSE</text:p>
          </table:table-cell>
          <table:table-cell table:formula="of:=IF((3* [.U46]) &lt; 2; TRUE(); FALSE())" office:value-type="boolean" office:boolean-value="true" calcext:value-type="boolean">
            <text:p>TRUE</text:p>
          </table:table-cell>
          <table:table-cell table:formula="of:=IF((6* [.V46]) &lt; 1; TRUE(); FALSE())" office:value-type="boolean" office:boolean-value="false" calcext:value-type="boolean">
            <text:p>FALSE</text:p>
          </table:table-cell>
          <table:table-cell table:formula="of:=IF((2* [.V46]) &lt; 1; TRUE(); FALSE())" office:value-type="boolean" office:boolean-value="true" calcext:value-type="boolean">
            <text:p>TRUE</text:p>
          </table:table-cell>
          <table:table-cell table:formula="of:=IF((3* [.V46]) &lt; 2; TRUE(); FALSE())" office:value-type="boolean" office:boolean-value="true" calcext:value-type="boolean">
            <text:p>TRUE</text:p>
          </table:table-cell>
          <table:table-cell table:formula="of:=IF([.W46]; [.$P46] + ([.$O46] - [.$P46]) * 6 * [.T46]; IF([.X46]; [.$O46]; IF([.Y46]; [.$P46] + (([.$O46] - [.$P46]) * ((2/3) - [.T46]) * 6); [.$P46])))" office:value-type="float" office:value="0.55" calcext:value-type="float">
            <text:p>0.55</text:p>
          </table:table-cell>
          <table:table-cell table:formula="of:=IF([.Z46]; [.$P46] + ([.$O46] - [.$P46]) * 6 * [.U46]; IF([.AA46]; [.$O46]; IF([.AB46]; [.$P46] + (([.$O46] - [.$P46]) * ((2/3) - [.U46]) * 6); [.$P46])))" office:value-type="float" office:value="0.625" calcext:value-type="float">
            <text:p>0.625</text:p>
          </table:table-cell>
          <table:table-cell table:formula="of:=IF([.AC46]; [.$P46] + ([.$O46] - [.$P46]) * 6 * [.V46]; IF([.AD46]; [.$O46]; IF([.AE46]; [.$P46] + (([.$O46] - [.$P46]) * ((2/3) - [.V46]) * 6); [.$P46])))" office:value-type="float" office:value="0.85" calcext:value-type="float">
            <text:p>0.85</text:p>
          </table:table-cell>
          <table:table-cell table:formula="of:=ROUND([.AF46]*255)" office:value-type="float" office:value="140" calcext:value-type="float">
            <text:p>140</text:p>
          </table:table-cell>
          <table:table-cell table:formula="of:=ROUND([.AG46]*255)" office:value-type="float" office:value="159" calcext:value-type="float">
            <text:p>159</text:p>
          </table:table-cell>
          <table:table-cell table:formula="of:=ROUND([.AH46]*255)" office:value-type="float" office:value="217" calcext:value-type="float">
            <text:p>217</text:p>
          </table:table-cell>
        </table:table-row>
        <table:table-row table:style-name="ro3">
          <table:table-cell table:formula="of:=[.A46]" office:value-type="float" office:value="225" calcext:value-type="float">
            <text:p>225</text:p>
          </table:table-cell>
          <table:table-cell table:formula="of:=[.B46]" office:value-type="float" office:value="50" calcext:value-type="float">
            <text:p>50</text:p>
          </table:table-cell>
          <table:table-cell table:formula="of:=IF([.C$5]=[.C46]; 5; [.C46]+5)" office:value-type="float" office:value="75" calcext:value-type="float">
            <text:p>75</text:p>
          </table:table-cell>
          <table:table-cell table:formula="of:=[.AI47]&amp;&quot;, &quot;&amp;[.AJ47]&amp;&quot;, &quot;&amp;[.AK47]" office:value-type="string" office:string-value="159, 175, 223" calcext:value-type="string">
            <text:p>159, 175, 223</text:p>
          </table:table-cell>
          <table:table-cell table:formula="of:=DEC2HEX([.AI47]; 2)&amp;DEC2HEX([.AJ47]; 2)&amp;DEC2HEX([.AK47]; 2)" office:value-type="string" office:string-value="9FAFDF" calcext:value-type="string">
            <text:p>9FAFDF</text:p>
          </table:table-cell>
          <table:table-cell table:formula="of:=[.A47]/360" office:value-type="float" office:value="0.625" calcext:value-type="float">
            <text:p>0.625</text:p>
          </table:table-cell>
          <table:table-cell table:formula="of:=[.B47]/100" office:value-type="float" office:value="0.5" calcext:value-type="float">
            <text:p>0.5</text:p>
          </table:table-cell>
          <table:table-cell table:formula="of:=[.C47]/100" office:value-type="float" office:value="0.75" calcext:value-type="float">
            <text:p>0.75</text:p>
          </table:table-cell>
          <table:table-cell table:formula="of:=IF([.B47]&gt;0; TRUE(); FALSE())" office:value-type="boolean" office:boolean-value="true" calcext:value-type="boolean">
            <text:p>TRUE</text:p>
          </table:table-cell>
          <table:table-cell table:formula="of:=IF([.I47]; &quot;&quot;; ROUND([.C47]*2.55))">
            <text:p/>
          </table:table-cell>
          <table:table-cell table:formula="of:=[.J47]">
            <text:p/>
          </table:table-cell>
          <table:table-cell table:formula="of:=[.J47]">
            <text:p/>
          </table:table-cell>
          <table:table-cell table:formula="of:=[.H47] * (1 + [.G47])" office:value-type="float" office:value="1.125" calcext:value-type="float">
            <text:p>1.125</text:p>
          </table:table-cell>
          <table:table-cell table:formula="of:= ([.H47] + [.G47]) - ([.H47] * [.G47])" office:value-type="float" office:value="0.875" calcext:value-type="float">
            <text:p>0.875</text:p>
          </table:table-cell>
          <table:table-cell table:formula="of:=IF([.H47] &lt;= 0.5; [.M47]; [.N47])" office:value-type="float" office:value="0.875" calcext:value-type="float">
            <text:p>0.875</text:p>
          </table:table-cell>
          <table:table-cell table:formula="of:= (2 * [.H47]) - [.O47]" office:value-type="float" office:value="0.625" calcext:value-type="float">
            <text:p>0.625</text:p>
          </table:table-cell>
          <table:table-cell table:formula="of:=[.F47] + (1/3)" office:value-type="float" office:value="0.958333333333333" calcext:value-type="float">
            <text:p>0.958333333333333</text:p>
          </table:table-cell>
          <table:table-cell table:formula="of:=[.F47]" office:value-type="float" office:value="0.625" calcext:value-type="float">
            <text:p>0.625</text:p>
          </table:table-cell>
          <table:table-cell table:formula="of:=[.F47] - (1/3)" office:value-type="float" office:value="0.291666666666667" calcext:value-type="float">
            <text:p>0.291666666666667</text:p>
          </table:table-cell>
          <table:table-cell table:formula="of:=IF([.Q47]&lt;0; [.Q47]+1; IF([.Q47]&gt;1; [.Q47]-1; [.Q47]))" office:value-type="float" office:value="0.958333333333333" calcext:value-type="float">
            <text:p>0.958333333333333</text:p>
          </table:table-cell>
          <table:table-cell table:formula="of:=IF([.R47]&lt;0; [.R47]+1; IF([.R47]&gt;1; [.R47]-1; [.R47]))" office:value-type="float" office:value="0.625" calcext:value-type="float">
            <text:p>0.625</text:p>
          </table:table-cell>
          <table:table-cell table:formula="of:=IF([.S47]&lt;0; [.S47]+1; IF([.S47]&gt;1; [.S47]-1; [.S47]))" office:value-type="float" office:value="0.291666666666667" calcext:value-type="float">
            <text:p>0.291666666666667</text:p>
          </table:table-cell>
          <table:table-cell table:formula="of:=IF((6* [.T47]) &lt; 1; TRUE(); FALSE())" office:value-type="boolean" office:boolean-value="false" calcext:value-type="boolean">
            <text:p>FALSE</text:p>
          </table:table-cell>
          <table:table-cell table:formula="of:=IF((2* [.T47]) &lt; 1; TRUE(); FALSE())" office:value-type="boolean" office:boolean-value="false" calcext:value-type="boolean">
            <text:p>FALSE</text:p>
          </table:table-cell>
          <table:table-cell table:formula="of:=IF((3* [.T47]) &lt; 2; TRUE(); FALSE())" office:value-type="boolean" office:boolean-value="false" calcext:value-type="boolean">
            <text:p>FALSE</text:p>
          </table:table-cell>
          <table:table-cell table:formula="of:=IF((6* [.U47]) &lt; 1; TRUE(); FALSE())" office:value-type="boolean" office:boolean-value="false" calcext:value-type="boolean">
            <text:p>FALSE</text:p>
          </table:table-cell>
          <table:table-cell table:formula="of:=IF((2* [.U47]) &lt; 1; TRUE(); FALSE())" office:value-type="boolean" office:boolean-value="false" calcext:value-type="boolean">
            <text:p>FALSE</text:p>
          </table:table-cell>
          <table:table-cell table:formula="of:=IF((3* [.U47]) &lt; 2; TRUE(); FALSE())" office:value-type="boolean" office:boolean-value="true" calcext:value-type="boolean">
            <text:p>TRUE</text:p>
          </table:table-cell>
          <table:table-cell table:formula="of:=IF((6* [.V47]) &lt; 1; TRUE(); FALSE())" office:value-type="boolean" office:boolean-value="false" calcext:value-type="boolean">
            <text:p>FALSE</text:p>
          </table:table-cell>
          <table:table-cell table:formula="of:=IF((2* [.V47]) &lt; 1; TRUE(); FALSE())" office:value-type="boolean" office:boolean-value="true" calcext:value-type="boolean">
            <text:p>TRUE</text:p>
          </table:table-cell>
          <table:table-cell table:formula="of:=IF((3* [.V47]) &lt; 2; TRUE(); FALSE())" office:value-type="boolean" office:boolean-value="true" calcext:value-type="boolean">
            <text:p>TRUE</text:p>
          </table:table-cell>
          <table:table-cell table:formula="of:=IF([.W47]; [.$P47] + ([.$O47] - [.$P47]) * 6 * [.T47]; IF([.X47]; [.$O47]; IF([.Y47]; [.$P47] + (([.$O47] - [.$P47]) * ((2/3) - [.T47]) * 6); [.$P47])))" office:value-type="float" office:value="0.625" calcext:value-type="float">
            <text:p>0.625</text:p>
          </table:table-cell>
          <table:table-cell table:formula="of:=IF([.Z47]; [.$P47] + ([.$O47] - [.$P47]) * 6 * [.U47]; IF([.AA47]; [.$O47]; IF([.AB47]; [.$P47] + (([.$O47] - [.$P47]) * ((2/3) - [.U47]) * 6); [.$P47])))" office:value-type="float" office:value="0.6875" calcext:value-type="float">
            <text:p>0.6875</text:p>
          </table:table-cell>
          <table:table-cell table:formula="of:=IF([.AC47]; [.$P47] + ([.$O47] - [.$P47]) * 6 * [.V47]; IF([.AD47]; [.$O47]; IF([.AE47]; [.$P47] + (([.$O47] - [.$P47]) * ((2/3) - [.V47]) * 6); [.$P47])))" office:value-type="float" office:value="0.875" calcext:value-type="float">
            <text:p>0.875</text:p>
          </table:table-cell>
          <table:table-cell table:formula="of:=ROUND([.AF47]*255)" office:value-type="float" office:value="159" calcext:value-type="float">
            <text:p>159</text:p>
          </table:table-cell>
          <table:table-cell table:formula="of:=ROUND([.AG47]*255)" office:value-type="float" office:value="175" calcext:value-type="float">
            <text:p>175</text:p>
          </table:table-cell>
          <table:table-cell table:formula="of:=ROUND([.AH47]*255)" office:value-type="float" office:value="223" calcext:value-type="float">
            <text:p>223</text:p>
          </table:table-cell>
        </table:table-row>
        <table:table-row table:style-name="ro3">
          <table:table-cell table:formula="of:=[.A47]" office:value-type="float" office:value="225" calcext:value-type="float">
            <text:p>225</text:p>
          </table:table-cell>
          <table:table-cell table:formula="of:=[.B47]" office:value-type="float" office:value="50" calcext:value-type="float">
            <text:p>50</text:p>
          </table:table-cell>
          <table:table-cell table:formula="of:=IF([.C$5]=[.C47]; 5; [.C47]+5)" office:value-type="float" office:value="80" calcext:value-type="float">
            <text:p>80</text:p>
          </table:table-cell>
          <table:table-cell table:formula="of:=[.AI48]&amp;&quot;, &quot;&amp;[.AJ48]&amp;&quot;, &quot;&amp;[.AK48]" office:value-type="string" office:string-value="179, 191, 230" calcext:value-type="string">
            <text:p>179, 191, 230</text:p>
          </table:table-cell>
          <table:table-cell table:formula="of:=DEC2HEX([.AI48]; 2)&amp;DEC2HEX([.AJ48]; 2)&amp;DEC2HEX([.AK48]; 2)" office:value-type="string" office:string-value="B3BFE6" calcext:value-type="string">
            <text:p>B3BFE6</text:p>
          </table:table-cell>
          <table:table-cell table:formula="of:=[.A48]/360" office:value-type="float" office:value="0.625" calcext:value-type="float">
            <text:p>0.625</text:p>
          </table:table-cell>
          <table:table-cell table:formula="of:=[.B48]/100" office:value-type="float" office:value="0.5" calcext:value-type="float">
            <text:p>0.5</text:p>
          </table:table-cell>
          <table:table-cell table:formula="of:=[.C48]/100" office:value-type="float" office:value="0.8" calcext:value-type="float">
            <text:p>0.8</text:p>
          </table:table-cell>
          <table:table-cell table:formula="of:=IF([.B48]&gt;0; TRUE(); FALSE())" office:value-type="boolean" office:boolean-value="true" calcext:value-type="boolean">
            <text:p>TRUE</text:p>
          </table:table-cell>
          <table:table-cell table:formula="of:=IF([.I48]; &quot;&quot;; ROUND([.C48]*2.55))">
            <text:p/>
          </table:table-cell>
          <table:table-cell table:formula="of:=[.J48]">
            <text:p/>
          </table:table-cell>
          <table:table-cell table:formula="of:=[.J48]">
            <text:p/>
          </table:table-cell>
          <table:table-cell table:formula="of:=[.H48] * (1 + [.G48])" office:value-type="float" office:value="1.2" calcext:value-type="float">
            <text:p>1.2</text:p>
          </table:table-cell>
          <table:table-cell table:formula="of:= ([.H48] + [.G48]) - ([.H48] * [.G48])" office:value-type="float" office:value="0.9" calcext:value-type="float">
            <text:p>0.9</text:p>
          </table:table-cell>
          <table:table-cell table:formula="of:=IF([.H48] &lt;= 0.5; [.M48]; [.N48])" office:value-type="float" office:value="0.9" calcext:value-type="float">
            <text:p>0.9</text:p>
          </table:table-cell>
          <table:table-cell table:formula="of:= (2 * [.H48]) - [.O48]" office:value-type="float" office:value="0.7" calcext:value-type="float">
            <text:p>0.7</text:p>
          </table:table-cell>
          <table:table-cell table:formula="of:=[.F48] + (1/3)" office:value-type="float" office:value="0.958333333333333" calcext:value-type="float">
            <text:p>0.958333333333333</text:p>
          </table:table-cell>
          <table:table-cell table:formula="of:=[.F48]" office:value-type="float" office:value="0.625" calcext:value-type="float">
            <text:p>0.625</text:p>
          </table:table-cell>
          <table:table-cell table:formula="of:=[.F48] - (1/3)" office:value-type="float" office:value="0.291666666666667" calcext:value-type="float">
            <text:p>0.291666666666667</text:p>
          </table:table-cell>
          <table:table-cell table:formula="of:=IF([.Q48]&lt;0; [.Q48]+1; IF([.Q48]&gt;1; [.Q48]-1; [.Q48]))" office:value-type="float" office:value="0.958333333333333" calcext:value-type="float">
            <text:p>0.958333333333333</text:p>
          </table:table-cell>
          <table:table-cell table:formula="of:=IF([.R48]&lt;0; [.R48]+1; IF([.R48]&gt;1; [.R48]-1; [.R48]))" office:value-type="float" office:value="0.625" calcext:value-type="float">
            <text:p>0.625</text:p>
          </table:table-cell>
          <table:table-cell table:formula="of:=IF([.S48]&lt;0; [.S48]+1; IF([.S48]&gt;1; [.S48]-1; [.S48]))" office:value-type="float" office:value="0.291666666666667" calcext:value-type="float">
            <text:p>0.291666666666667</text:p>
          </table:table-cell>
          <table:table-cell table:formula="of:=IF((6* [.T48]) &lt; 1; TRUE(); FALSE())" office:value-type="boolean" office:boolean-value="false" calcext:value-type="boolean">
            <text:p>FALSE</text:p>
          </table:table-cell>
          <table:table-cell table:formula="of:=IF((2* [.T48]) &lt; 1; TRUE(); FALSE())" office:value-type="boolean" office:boolean-value="false" calcext:value-type="boolean">
            <text:p>FALSE</text:p>
          </table:table-cell>
          <table:table-cell table:formula="of:=IF((3* [.T48]) &lt; 2; TRUE(); FALSE())" office:value-type="boolean" office:boolean-value="false" calcext:value-type="boolean">
            <text:p>FALSE</text:p>
          </table:table-cell>
          <table:table-cell table:formula="of:=IF((6* [.U48]) &lt; 1; TRUE(); FALSE())" office:value-type="boolean" office:boolean-value="false" calcext:value-type="boolean">
            <text:p>FALSE</text:p>
          </table:table-cell>
          <table:table-cell table:formula="of:=IF((2* [.U48]) &lt; 1; TRUE(); FALSE())" office:value-type="boolean" office:boolean-value="false" calcext:value-type="boolean">
            <text:p>FALSE</text:p>
          </table:table-cell>
          <table:table-cell table:formula="of:=IF((3* [.U48]) &lt; 2; TRUE(); FALSE())" office:value-type="boolean" office:boolean-value="true" calcext:value-type="boolean">
            <text:p>TRUE</text:p>
          </table:table-cell>
          <table:table-cell table:formula="of:=IF((6* [.V48]) &lt; 1; TRUE(); FALSE())" office:value-type="boolean" office:boolean-value="false" calcext:value-type="boolean">
            <text:p>FALSE</text:p>
          </table:table-cell>
          <table:table-cell table:formula="of:=IF((2* [.V48]) &lt; 1; TRUE(); FALSE())" office:value-type="boolean" office:boolean-value="true" calcext:value-type="boolean">
            <text:p>TRUE</text:p>
          </table:table-cell>
          <table:table-cell table:formula="of:=IF((3* [.V48]) &lt; 2; TRUE(); FALSE())" office:value-type="boolean" office:boolean-value="true" calcext:value-type="boolean">
            <text:p>TRUE</text:p>
          </table:table-cell>
          <table:table-cell table:formula="of:=IF([.W48]; [.$P48] + ([.$O48] - [.$P48]) * 6 * [.T48]; IF([.X48]; [.$O48]; IF([.Y48]; [.$P48] + (([.$O48] - [.$P48]) * ((2/3) - [.T48]) * 6); [.$P48])))" office:value-type="float" office:value="0.7" calcext:value-type="float">
            <text:p>0.7</text:p>
          </table:table-cell>
          <table:table-cell table:formula="of:=IF([.Z48]; [.$P48] + ([.$O48] - [.$P48]) * 6 * [.U48]; IF([.AA48]; [.$O48]; IF([.AB48]; [.$P48] + (([.$O48] - [.$P48]) * ((2/3) - [.U48]) * 6); [.$P48])))" office:value-type="float" office:value="0.75" calcext:value-type="float">
            <text:p>0.75</text:p>
          </table:table-cell>
          <table:table-cell table:formula="of:=IF([.AC48]; [.$P48] + ([.$O48] - [.$P48]) * 6 * [.V48]; IF([.AD48]; [.$O48]; IF([.AE48]; [.$P48] + (([.$O48] - [.$P48]) * ((2/3) - [.V48]) * 6); [.$P48])))" office:value-type="float" office:value="0.9" calcext:value-type="float">
            <text:p>0.9</text:p>
          </table:table-cell>
          <table:table-cell table:formula="of:=ROUND([.AF48]*255)" office:value-type="float" office:value="179" calcext:value-type="float">
            <text:p>179</text:p>
          </table:table-cell>
          <table:table-cell table:formula="of:=ROUND([.AG48]*255)" office:value-type="float" office:value="191" calcext:value-type="float">
            <text:p>191</text:p>
          </table:table-cell>
          <table:table-cell table:formula="of:=ROUND([.AH48]*255)" office:value-type="float" office:value="230" calcext:value-type="float">
            <text:p>230</text:p>
          </table:table-cell>
        </table:table-row>
        <table:table-row table:style-name="ro3">
          <table:table-cell table:formula="of:=[.A48]" office:value-type="float" office:value="225" calcext:value-type="float">
            <text:p>225</text:p>
          </table:table-cell>
          <table:table-cell table:formula="of:=[.B48]" office:value-type="float" office:value="50" calcext:value-type="float">
            <text:p>50</text:p>
          </table:table-cell>
          <table:table-cell table:formula="of:=IF([.C$5]=[.C48]; 5; [.C48]+5)" office:value-type="float" office:value="85" calcext:value-type="float">
            <text:p>85</text:p>
          </table:table-cell>
          <table:table-cell table:formula="of:=[.AI49]&amp;&quot;, &quot;&amp;[.AJ49]&amp;&quot;, &quot;&amp;[.AK49]" office:value-type="string" office:string-value="198, 207, 236" calcext:value-type="string">
            <text:p>198, 207, 236</text:p>
          </table:table-cell>
          <table:table-cell table:formula="of:=DEC2HEX([.AI49]; 2)&amp;DEC2HEX([.AJ49]; 2)&amp;DEC2HEX([.AK49]; 2)" office:value-type="string" office:string-value="C6CFEC" calcext:value-type="string">
            <text:p>C6CFEC</text:p>
          </table:table-cell>
          <table:table-cell table:formula="of:=[.A49]/360" office:value-type="float" office:value="0.625" calcext:value-type="float">
            <text:p>0.625</text:p>
          </table:table-cell>
          <table:table-cell table:formula="of:=[.B49]/100" office:value-type="float" office:value="0.5" calcext:value-type="float">
            <text:p>0.5</text:p>
          </table:table-cell>
          <table:table-cell table:formula="of:=[.C49]/100" office:value-type="float" office:value="0.85" calcext:value-type="float">
            <text:p>0.85</text:p>
          </table:table-cell>
          <table:table-cell table:formula="of:=IF([.B49]&gt;0; TRUE(); FALSE())" office:value-type="boolean" office:boolean-value="true" calcext:value-type="boolean">
            <text:p>TRUE</text:p>
          </table:table-cell>
          <table:table-cell table:formula="of:=IF([.I49]; &quot;&quot;; ROUND([.C49]*2.55))">
            <text:p/>
          </table:table-cell>
          <table:table-cell table:formula="of:=[.J49]">
            <text:p/>
          </table:table-cell>
          <table:table-cell table:formula="of:=[.J49]">
            <text:p/>
          </table:table-cell>
          <table:table-cell table:formula="of:=[.H49] * (1 + [.G49])" office:value-type="float" office:value="1.275" calcext:value-type="float">
            <text:p>1.275</text:p>
          </table:table-cell>
          <table:table-cell table:formula="of:= ([.H49] + [.G49]) - ([.H49] * [.G49])" office:value-type="float" office:value="0.925" calcext:value-type="float">
            <text:p>0.925</text:p>
          </table:table-cell>
          <table:table-cell table:formula="of:=IF([.H49] &lt;= 0.5; [.M49]; [.N49])" office:value-type="float" office:value="0.925" calcext:value-type="float">
            <text:p>0.925</text:p>
          </table:table-cell>
          <table:table-cell table:formula="of:= (2 * [.H49]) - [.O49]" office:value-type="float" office:value="0.775" calcext:value-type="float">
            <text:p>0.775</text:p>
          </table:table-cell>
          <table:table-cell table:formula="of:=[.F49] + (1/3)" office:value-type="float" office:value="0.958333333333333" calcext:value-type="float">
            <text:p>0.958333333333333</text:p>
          </table:table-cell>
          <table:table-cell table:formula="of:=[.F49]" office:value-type="float" office:value="0.625" calcext:value-type="float">
            <text:p>0.625</text:p>
          </table:table-cell>
          <table:table-cell table:formula="of:=[.F49] - (1/3)" office:value-type="float" office:value="0.291666666666667" calcext:value-type="float">
            <text:p>0.291666666666667</text:p>
          </table:table-cell>
          <table:table-cell table:formula="of:=IF([.Q49]&lt;0; [.Q49]+1; IF([.Q49]&gt;1; [.Q49]-1; [.Q49]))" office:value-type="float" office:value="0.958333333333333" calcext:value-type="float">
            <text:p>0.958333333333333</text:p>
          </table:table-cell>
          <table:table-cell table:formula="of:=IF([.R49]&lt;0; [.R49]+1; IF([.R49]&gt;1; [.R49]-1; [.R49]))" office:value-type="float" office:value="0.625" calcext:value-type="float">
            <text:p>0.625</text:p>
          </table:table-cell>
          <table:table-cell table:formula="of:=IF([.S49]&lt;0; [.S49]+1; IF([.S49]&gt;1; [.S49]-1; [.S49]))" office:value-type="float" office:value="0.291666666666667" calcext:value-type="float">
            <text:p>0.291666666666667</text:p>
          </table:table-cell>
          <table:table-cell table:formula="of:=IF((6* [.T49]) &lt; 1; TRUE(); FALSE())" office:value-type="boolean" office:boolean-value="false" calcext:value-type="boolean">
            <text:p>FALSE</text:p>
          </table:table-cell>
          <table:table-cell table:formula="of:=IF((2* [.T49]) &lt; 1; TRUE(); FALSE())" office:value-type="boolean" office:boolean-value="false" calcext:value-type="boolean">
            <text:p>FALSE</text:p>
          </table:table-cell>
          <table:table-cell table:formula="of:=IF((3* [.T49]) &lt; 2; TRUE(); FALSE())" office:value-type="boolean" office:boolean-value="false" calcext:value-type="boolean">
            <text:p>FALSE</text:p>
          </table:table-cell>
          <table:table-cell table:formula="of:=IF((6* [.U49]) &lt; 1; TRUE(); FALSE())" office:value-type="boolean" office:boolean-value="false" calcext:value-type="boolean">
            <text:p>FALSE</text:p>
          </table:table-cell>
          <table:table-cell table:formula="of:=IF((2* [.U49]) &lt; 1; TRUE(); FALSE())" office:value-type="boolean" office:boolean-value="false" calcext:value-type="boolean">
            <text:p>FALSE</text:p>
          </table:table-cell>
          <table:table-cell table:formula="of:=IF((3* [.U49]) &lt; 2; TRUE(); FALSE())" office:value-type="boolean" office:boolean-value="true" calcext:value-type="boolean">
            <text:p>TRUE</text:p>
          </table:table-cell>
          <table:table-cell table:formula="of:=IF((6* [.V49]) &lt; 1; TRUE(); FALSE())" office:value-type="boolean" office:boolean-value="false" calcext:value-type="boolean">
            <text:p>FALSE</text:p>
          </table:table-cell>
          <table:table-cell table:formula="of:=IF((2* [.V49]) &lt; 1; TRUE(); FALSE())" office:value-type="boolean" office:boolean-value="true" calcext:value-type="boolean">
            <text:p>TRUE</text:p>
          </table:table-cell>
          <table:table-cell table:formula="of:=IF((3* [.V49]) &lt; 2; TRUE(); FALSE())" office:value-type="boolean" office:boolean-value="true" calcext:value-type="boolean">
            <text:p>TRUE</text:p>
          </table:table-cell>
          <table:table-cell table:formula="of:=IF([.W49]; [.$P49] + ([.$O49] - [.$P49]) * 6 * [.T49]; IF([.X49]; [.$O49]; IF([.Y49]; [.$P49] + (([.$O49] - [.$P49]) * ((2/3) - [.T49]) * 6); [.$P49])))" office:value-type="float" office:value="0.775" calcext:value-type="float">
            <text:p>0.775</text:p>
          </table:table-cell>
          <table:table-cell table:formula="of:=IF([.Z49]; [.$P49] + ([.$O49] - [.$P49]) * 6 * [.U49]; IF([.AA49]; [.$O49]; IF([.AB49]; [.$P49] + (([.$O49] - [.$P49]) * ((2/3) - [.U49]) * 6); [.$P49])))" office:value-type="float" office:value="0.8125" calcext:value-type="float">
            <text:p>0.8125</text:p>
          </table:table-cell>
          <table:table-cell table:formula="of:=IF([.AC49]; [.$P49] + ([.$O49] - [.$P49]) * 6 * [.V49]; IF([.AD49]; [.$O49]; IF([.AE49]; [.$P49] + (([.$O49] - [.$P49]) * ((2/3) - [.V49]) * 6); [.$P49])))" office:value-type="float" office:value="0.925" calcext:value-type="float">
            <text:p>0.925</text:p>
          </table:table-cell>
          <table:table-cell table:formula="of:=ROUND([.AF49]*255)" office:value-type="float" office:value="198" calcext:value-type="float">
            <text:p>198</text:p>
          </table:table-cell>
          <table:table-cell table:formula="of:=ROUND([.AG49]*255)" office:value-type="float" office:value="207" calcext:value-type="float">
            <text:p>207</text:p>
          </table:table-cell>
          <table:table-cell table:formula="of:=ROUND([.AH49]*255)" office:value-type="float" office:value="236" calcext:value-type="float">
            <text:p>236</text:p>
          </table:table-cell>
        </table:table-row>
        <table:table-row table:style-name="ro3">
          <table:table-cell table:formula="of:=[.A49]" office:value-type="float" office:value="225" calcext:value-type="float">
            <text:p>225</text:p>
          </table:table-cell>
          <table:table-cell table:formula="of:=[.B49]" office:value-type="float" office:value="50" calcext:value-type="float">
            <text:p>50</text:p>
          </table:table-cell>
          <table:table-cell table:formula="of:=IF([.C$5]=[.C49]; 5; [.C49]+5)" office:value-type="float" office:value="90" calcext:value-type="float">
            <text:p>90</text:p>
          </table:table-cell>
          <table:table-cell table:formula="of:=[.AI50]&amp;&quot;, &quot;&amp;[.AJ50]&amp;&quot;, &quot;&amp;[.AK50]" office:value-type="string" office:string-value="217, 223, 242" calcext:value-type="string">
            <text:p>217, 223, 242</text:p>
          </table:table-cell>
          <table:table-cell table:formula="of:=DEC2HEX([.AI50]; 2)&amp;DEC2HEX([.AJ50]; 2)&amp;DEC2HEX([.AK50]; 2)" office:value-type="string" office:string-value="D9DFF2" calcext:value-type="string">
            <text:p>D9DFF2</text:p>
          </table:table-cell>
          <table:table-cell table:formula="of:=[.A50]/360" office:value-type="float" office:value="0.625" calcext:value-type="float">
            <text:p>0.625</text:p>
          </table:table-cell>
          <table:table-cell table:formula="of:=[.B50]/100" office:value-type="float" office:value="0.5" calcext:value-type="float">
            <text:p>0.5</text:p>
          </table:table-cell>
          <table:table-cell table:formula="of:=[.C50]/100" office:value-type="float" office:value="0.9" calcext:value-type="float">
            <text:p>0.9</text:p>
          </table:table-cell>
          <table:table-cell table:formula="of:=IF([.B50]&gt;0; TRUE(); FALSE())" office:value-type="boolean" office:boolean-value="true" calcext:value-type="boolean">
            <text:p>TRUE</text:p>
          </table:table-cell>
          <table:table-cell table:formula="of:=IF([.I50]; &quot;&quot;; ROUND([.C50]*2.55))">
            <text:p/>
          </table:table-cell>
          <table:table-cell table:formula="of:=[.J50]">
            <text:p/>
          </table:table-cell>
          <table:table-cell table:formula="of:=[.J50]">
            <text:p/>
          </table:table-cell>
          <table:table-cell table:formula="of:=[.H50] * (1 + [.G50])" office:value-type="float" office:value="1.35" calcext:value-type="float">
            <text:p>1.35</text:p>
          </table:table-cell>
          <table:table-cell table:formula="of:= ([.H50] + [.G50]) - ([.H50] * [.G50])" office:value-type="float" office:value="0.95" calcext:value-type="float">
            <text:p>0.95</text:p>
          </table:table-cell>
          <table:table-cell table:formula="of:=IF([.H50] &lt;= 0.5; [.M50]; [.N50])" office:value-type="float" office:value="0.95" calcext:value-type="float">
            <text:p>0.95</text:p>
          </table:table-cell>
          <table:table-cell table:formula="of:= (2 * [.H50]) - [.O50]" office:value-type="float" office:value="0.85" calcext:value-type="float">
            <text:p>0.85</text:p>
          </table:table-cell>
          <table:table-cell table:formula="of:=[.F50] + (1/3)" office:value-type="float" office:value="0.958333333333333" calcext:value-type="float">
            <text:p>0.958333333333333</text:p>
          </table:table-cell>
          <table:table-cell table:formula="of:=[.F50]" office:value-type="float" office:value="0.625" calcext:value-type="float">
            <text:p>0.625</text:p>
          </table:table-cell>
          <table:table-cell table:formula="of:=[.F50] - (1/3)" office:value-type="float" office:value="0.291666666666667" calcext:value-type="float">
            <text:p>0.291666666666667</text:p>
          </table:table-cell>
          <table:table-cell table:formula="of:=IF([.Q50]&lt;0; [.Q50]+1; IF([.Q50]&gt;1; [.Q50]-1; [.Q50]))" office:value-type="float" office:value="0.958333333333333" calcext:value-type="float">
            <text:p>0.958333333333333</text:p>
          </table:table-cell>
          <table:table-cell table:formula="of:=IF([.R50]&lt;0; [.R50]+1; IF([.R50]&gt;1; [.R50]-1; [.R50]))" office:value-type="float" office:value="0.625" calcext:value-type="float">
            <text:p>0.625</text:p>
          </table:table-cell>
          <table:table-cell table:formula="of:=IF([.S50]&lt;0; [.S50]+1; IF([.S50]&gt;1; [.S50]-1; [.S50]))" office:value-type="float" office:value="0.291666666666667" calcext:value-type="float">
            <text:p>0.291666666666667</text:p>
          </table:table-cell>
          <table:table-cell table:formula="of:=IF((6* [.T50]) &lt; 1; TRUE(); FALSE())" office:value-type="boolean" office:boolean-value="false" calcext:value-type="boolean">
            <text:p>FALSE</text:p>
          </table:table-cell>
          <table:table-cell table:formula="of:=IF((2* [.T50]) &lt; 1; TRUE(); FALSE())" office:value-type="boolean" office:boolean-value="false" calcext:value-type="boolean">
            <text:p>FALSE</text:p>
          </table:table-cell>
          <table:table-cell table:formula="of:=IF((3* [.T50]) &lt; 2; TRUE(); FALSE())" office:value-type="boolean" office:boolean-value="false" calcext:value-type="boolean">
            <text:p>FALSE</text:p>
          </table:table-cell>
          <table:table-cell table:formula="of:=IF((6* [.U50]) &lt; 1; TRUE(); FALSE())" office:value-type="boolean" office:boolean-value="false" calcext:value-type="boolean">
            <text:p>FALSE</text:p>
          </table:table-cell>
          <table:table-cell table:formula="of:=IF((2* [.U50]) &lt; 1; TRUE(); FALSE())" office:value-type="boolean" office:boolean-value="false" calcext:value-type="boolean">
            <text:p>FALSE</text:p>
          </table:table-cell>
          <table:table-cell table:formula="of:=IF((3* [.U50]) &lt; 2; TRUE(); FALSE())" office:value-type="boolean" office:boolean-value="true" calcext:value-type="boolean">
            <text:p>TRUE</text:p>
          </table:table-cell>
          <table:table-cell table:formula="of:=IF((6* [.V50]) &lt; 1; TRUE(); FALSE())" office:value-type="boolean" office:boolean-value="false" calcext:value-type="boolean">
            <text:p>FALSE</text:p>
          </table:table-cell>
          <table:table-cell table:formula="of:=IF((2* [.V50]) &lt; 1; TRUE(); FALSE())" office:value-type="boolean" office:boolean-value="true" calcext:value-type="boolean">
            <text:p>TRUE</text:p>
          </table:table-cell>
          <table:table-cell table:formula="of:=IF((3* [.V50]) &lt; 2; TRUE(); FALSE())" office:value-type="boolean" office:boolean-value="true" calcext:value-type="boolean">
            <text:p>TRUE</text:p>
          </table:table-cell>
          <table:table-cell table:formula="of:=IF([.W50]; [.$P50] + ([.$O50] - [.$P50]) * 6 * [.T50]; IF([.X50]; [.$O50]; IF([.Y50]; [.$P50] + (([.$O50] - [.$P50]) * ((2/3) - [.T50]) * 6); [.$P50])))" office:value-type="float" office:value="0.85" calcext:value-type="float">
            <text:p>0.85</text:p>
          </table:table-cell>
          <table:table-cell table:formula="of:=IF([.Z50]; [.$P50] + ([.$O50] - [.$P50]) * 6 * [.U50]; IF([.AA50]; [.$O50]; IF([.AB50]; [.$P50] + (([.$O50] - [.$P50]) * ((2/3) - [.U50]) * 6); [.$P50])))" office:value-type="float" office:value="0.875" calcext:value-type="float">
            <text:p>0.875</text:p>
          </table:table-cell>
          <table:table-cell table:formula="of:=IF([.AC50]; [.$P50] + ([.$O50] - [.$P50]) * 6 * [.V50]; IF([.AD50]; [.$O50]; IF([.AE50]; [.$P50] + (([.$O50] - [.$P50]) * ((2/3) - [.V50]) * 6); [.$P50])))" office:value-type="float" office:value="0.95" calcext:value-type="float">
            <text:p>0.95</text:p>
          </table:table-cell>
          <table:table-cell table:formula="of:=ROUND([.AF50]*255)" office:value-type="float" office:value="217" calcext:value-type="float">
            <text:p>217</text:p>
          </table:table-cell>
          <table:table-cell table:formula="of:=ROUND([.AG50]*255)" office:value-type="float" office:value="223" calcext:value-type="float">
            <text:p>223</text:p>
          </table:table-cell>
          <table:table-cell table:formula="of:=ROUND([.AH50]*255)" office:value-type="float" office:value="242" calcext:value-type="float">
            <text:p>242</text:p>
          </table:table-cell>
        </table:table-row>
        <table:table-row table:style-name="ro3">
          <table:table-cell table:formula="of:=[.A50]" office:value-type="float" office:value="225" calcext:value-type="float">
            <text:p>225</text:p>
          </table:table-cell>
          <table:table-cell table:formula="of:=[.B50]" office:value-type="float" office:value="50" calcext:value-type="float">
            <text:p>50</text:p>
          </table:table-cell>
          <table:table-cell table:formula="of:=IF([.C$5]=[.C50]; 5; [.C50]+5)" office:value-type="float" office:value="95" calcext:value-type="float">
            <text:p>95</text:p>
          </table:table-cell>
          <table:table-cell table:formula="of:=[.AI51]&amp;&quot;, &quot;&amp;[.AJ51]&amp;&quot;, &quot;&amp;[.AK51]" office:value-type="string" office:string-value="236, 239, 249" calcext:value-type="string">
            <text:p>236, 239, 249</text:p>
          </table:table-cell>
          <table:table-cell table:formula="of:=DEC2HEX([.AI51]; 2)&amp;DEC2HEX([.AJ51]; 2)&amp;DEC2HEX([.AK51]; 2)" office:value-type="string" office:string-value="ECEFF9" calcext:value-type="string">
            <text:p>ECEFF9</text:p>
          </table:table-cell>
          <table:table-cell table:formula="of:=[.A51]/360" office:value-type="float" office:value="0.625" calcext:value-type="float">
            <text:p>0.625</text:p>
          </table:table-cell>
          <table:table-cell table:formula="of:=[.B51]/100" office:value-type="float" office:value="0.5" calcext:value-type="float">
            <text:p>0.5</text:p>
          </table:table-cell>
          <table:table-cell table:formula="of:=[.C51]/100" office:value-type="float" office:value="0.95" calcext:value-type="float">
            <text:p>0.95</text:p>
          </table:table-cell>
          <table:table-cell table:formula="of:=IF([.B51]&gt;0; TRUE(); FALSE())" office:value-type="boolean" office:boolean-value="true" calcext:value-type="boolean">
            <text:p>TRUE</text:p>
          </table:table-cell>
          <table:table-cell table:formula="of:=IF([.I51]; &quot;&quot;; ROUND([.C51]*2.55))">
            <text:p/>
          </table:table-cell>
          <table:table-cell table:formula="of:=[.J51]">
            <text:p/>
          </table:table-cell>
          <table:table-cell table:formula="of:=[.J51]">
            <text:p/>
          </table:table-cell>
          <table:table-cell table:formula="of:=[.H51] * (1 + [.G51])" office:value-type="float" office:value="1.425" calcext:value-type="float">
            <text:p>1.425</text:p>
          </table:table-cell>
          <table:table-cell table:formula="of:= ([.H51] + [.G51]) - ([.H51] * [.G51])" office:value-type="float" office:value="0.975" calcext:value-type="float">
            <text:p>0.975</text:p>
          </table:table-cell>
          <table:table-cell table:formula="of:=IF([.H51] &lt;= 0.5; [.M51]; [.N51])" office:value-type="float" office:value="0.975" calcext:value-type="float">
            <text:p>0.975</text:p>
          </table:table-cell>
          <table:table-cell table:formula="of:= (2 * [.H51]) - [.O51]" office:value-type="float" office:value="0.925" calcext:value-type="float">
            <text:p>0.925</text:p>
          </table:table-cell>
          <table:table-cell table:formula="of:=[.F51] + (1/3)" office:value-type="float" office:value="0.958333333333333" calcext:value-type="float">
            <text:p>0.958333333333333</text:p>
          </table:table-cell>
          <table:table-cell table:formula="of:=[.F51]" office:value-type="float" office:value="0.625" calcext:value-type="float">
            <text:p>0.625</text:p>
          </table:table-cell>
          <table:table-cell table:formula="of:=[.F51] - (1/3)" office:value-type="float" office:value="0.291666666666667" calcext:value-type="float">
            <text:p>0.291666666666667</text:p>
          </table:table-cell>
          <table:table-cell table:formula="of:=IF([.Q51]&lt;0; [.Q51]+1; IF([.Q51]&gt;1; [.Q51]-1; [.Q51]))" office:value-type="float" office:value="0.958333333333333" calcext:value-type="float">
            <text:p>0.958333333333333</text:p>
          </table:table-cell>
          <table:table-cell table:formula="of:=IF([.R51]&lt;0; [.R51]+1; IF([.R51]&gt;1; [.R51]-1; [.R51]))" office:value-type="float" office:value="0.625" calcext:value-type="float">
            <text:p>0.625</text:p>
          </table:table-cell>
          <table:table-cell table:formula="of:=IF([.S51]&lt;0; [.S51]+1; IF([.S51]&gt;1; [.S51]-1; [.S51]))" office:value-type="float" office:value="0.291666666666667" calcext:value-type="float">
            <text:p>0.291666666666667</text:p>
          </table:table-cell>
          <table:table-cell table:formula="of:=IF((6* [.T51]) &lt; 1; TRUE(); FALSE())" office:value-type="boolean" office:boolean-value="false" calcext:value-type="boolean">
            <text:p>FALSE</text:p>
          </table:table-cell>
          <table:table-cell table:formula="of:=IF((2* [.T51]) &lt; 1; TRUE(); FALSE())" office:value-type="boolean" office:boolean-value="false" calcext:value-type="boolean">
            <text:p>FALSE</text:p>
          </table:table-cell>
          <table:table-cell table:formula="of:=IF((3* [.T51]) &lt; 2; TRUE(); FALSE())" office:value-type="boolean" office:boolean-value="false" calcext:value-type="boolean">
            <text:p>FALSE</text:p>
          </table:table-cell>
          <table:table-cell table:formula="of:=IF((6* [.U51]) &lt; 1; TRUE(); FALSE())" office:value-type="boolean" office:boolean-value="false" calcext:value-type="boolean">
            <text:p>FALSE</text:p>
          </table:table-cell>
          <table:table-cell table:formula="of:=IF((2* [.U51]) &lt; 1; TRUE(); FALSE())" office:value-type="boolean" office:boolean-value="false" calcext:value-type="boolean">
            <text:p>FALSE</text:p>
          </table:table-cell>
          <table:table-cell table:formula="of:=IF((3* [.U51]) &lt; 2; TRUE(); FALSE())" office:value-type="boolean" office:boolean-value="true" calcext:value-type="boolean">
            <text:p>TRUE</text:p>
          </table:table-cell>
          <table:table-cell table:formula="of:=IF((6* [.V51]) &lt; 1; TRUE(); FALSE())" office:value-type="boolean" office:boolean-value="false" calcext:value-type="boolean">
            <text:p>FALSE</text:p>
          </table:table-cell>
          <table:table-cell table:formula="of:=IF((2* [.V51]) &lt; 1; TRUE(); FALSE())" office:value-type="boolean" office:boolean-value="true" calcext:value-type="boolean">
            <text:p>TRUE</text:p>
          </table:table-cell>
          <table:table-cell table:formula="of:=IF((3* [.V51]) &lt; 2; TRUE(); FALSE())" office:value-type="boolean" office:boolean-value="true" calcext:value-type="boolean">
            <text:p>TRUE</text:p>
          </table:table-cell>
          <table:table-cell table:formula="of:=IF([.W51]; [.$P51] + ([.$O51] - [.$P51]) * 6 * [.T51]; IF([.X51]; [.$O51]; IF([.Y51]; [.$P51] + (([.$O51] - [.$P51]) * ((2/3) - [.T51]) * 6); [.$P51])))" office:value-type="float" office:value="0.925" calcext:value-type="float">
            <text:p>0.925</text:p>
          </table:table-cell>
          <table:table-cell table:formula="of:=IF([.Z51]; [.$P51] + ([.$O51] - [.$P51]) * 6 * [.U51]; IF([.AA51]; [.$O51]; IF([.AB51]; [.$P51] + (([.$O51] - [.$P51]) * ((2/3) - [.U51]) * 6); [.$P51])))" office:value-type="float" office:value="0.9375" calcext:value-type="float">
            <text:p>0.9375</text:p>
          </table:table-cell>
          <table:table-cell table:formula="of:=IF([.AC51]; [.$P51] + ([.$O51] - [.$P51]) * 6 * [.V51]; IF([.AD51]; [.$O51]; IF([.AE51]; [.$P51] + (([.$O51] - [.$P51]) * ((2/3) - [.V51]) * 6); [.$P51])))" office:value-type="float" office:value="0.975" calcext:value-type="float">
            <text:p>0.975</text:p>
          </table:table-cell>
          <table:table-cell table:formula="of:=ROUND([.AF51]*255)" office:value-type="float" office:value="236" calcext:value-type="float">
            <text:p>236</text:p>
          </table:table-cell>
          <table:table-cell table:formula="of:=ROUND([.AG51]*255)" office:value-type="float" office:value="239" calcext:value-type="float">
            <text:p>239</text:p>
          </table:table-cell>
          <table:table-cell table:formula="of:=ROUND([.AH51]*255)" office:value-type="float" office:value="249" calcext:value-type="float">
            <text:p>249</text:p>
          </table:table-cell>
        </table:table-row>
        <table:table-row table:style-name="ro3">
          <table:table-cell table:formula="of:=[.A51]" office:value-type="float" office:value="225" calcext:value-type="float">
            <text:p>225</text:p>
          </table:table-cell>
          <table:table-cell table:formula="of:=[.B51]" office:value-type="float" office:value="50" calcext:value-type="float">
            <text:p>50</text:p>
          </table:table-cell>
          <table:table-cell table:style-name="Calc_20_Text_20__28_Alt_29_" table:formula="of:=[.C51]+1" office:value-type="float" office:value="96" calcext:value-type="float">
            <text:p>96</text:p>
          </table:table-cell>
          <table:table-cell table:formula="of:=[.AI52]&amp;&quot;, &quot;&amp;[.AJ52]&amp;&quot;, &quot;&amp;[.AK52]" office:value-type="string" office:string-value="240, 242, 250" calcext:value-type="string">
            <text:p>240, 242, 250</text:p>
          </table:table-cell>
          <table:table-cell table:formula="of:=DEC2HEX([.AI52]; 2)&amp;DEC2HEX([.AJ52]; 2)&amp;DEC2HEX([.AK52]; 2)" office:value-type="string" office:string-value="F0F2FA" calcext:value-type="string">
            <text:p>F0F2FA</text:p>
          </table:table-cell>
          <table:table-cell table:formula="of:=[.A52]/360" office:value-type="float" office:value="0.625" calcext:value-type="float">
            <text:p>0.625</text:p>
          </table:table-cell>
          <table:table-cell table:formula="of:=[.B52]/100" office:value-type="float" office:value="0.5" calcext:value-type="float">
            <text:p>0.5</text:p>
          </table:table-cell>
          <table:table-cell table:formula="of:=[.C52]/100" office:value-type="float" office:value="0.96" calcext:value-type="float">
            <text:p>0.96</text:p>
          </table:table-cell>
          <table:table-cell table:formula="of:=IF([.B52]&gt;0; TRUE(); FALSE())" office:value-type="boolean" office:boolean-value="true" calcext:value-type="boolean">
            <text:p>TRUE</text:p>
          </table:table-cell>
          <table:table-cell table:formula="of:=IF([.I52]; &quot;&quot;; ROUND([.C52]*2.55))">
            <text:p/>
          </table:table-cell>
          <table:table-cell table:formula="of:=[.J52]">
            <text:p/>
          </table:table-cell>
          <table:table-cell table:formula="of:=[.J52]">
            <text:p/>
          </table:table-cell>
          <table:table-cell table:formula="of:=[.H52] * (1 + [.G52])" office:value-type="float" office:value="1.44" calcext:value-type="float">
            <text:p>1.44</text:p>
          </table:table-cell>
          <table:table-cell table:formula="of:= ([.H52] + [.G52]) - ([.H52] * [.G52])" office:value-type="float" office:value="0.98" calcext:value-type="float">
            <text:p>0.98</text:p>
          </table:table-cell>
          <table:table-cell table:formula="of:=IF([.H52] &lt;= 0.5; [.M52]; [.N52])" office:value-type="float" office:value="0.98" calcext:value-type="float">
            <text:p>0.98</text:p>
          </table:table-cell>
          <table:table-cell table:formula="of:= (2 * [.H52]) - [.O52]" office:value-type="float" office:value="0.94" calcext:value-type="float">
            <text:p>0.94</text:p>
          </table:table-cell>
          <table:table-cell table:formula="of:=[.F52] + (1/3)" office:value-type="float" office:value="0.958333333333333" calcext:value-type="float">
            <text:p>0.958333333333333</text:p>
          </table:table-cell>
          <table:table-cell table:formula="of:=[.F52]" office:value-type="float" office:value="0.625" calcext:value-type="float">
            <text:p>0.625</text:p>
          </table:table-cell>
          <table:table-cell table:formula="of:=[.F52] - (1/3)" office:value-type="float" office:value="0.291666666666667" calcext:value-type="float">
            <text:p>0.291666666666667</text:p>
          </table:table-cell>
          <table:table-cell table:formula="of:=IF([.Q52]&lt;0; [.Q52]+1; IF([.Q52]&gt;1; [.Q52]-1; [.Q52]))" office:value-type="float" office:value="0.958333333333333" calcext:value-type="float">
            <text:p>0.958333333333333</text:p>
          </table:table-cell>
          <table:table-cell table:formula="of:=IF([.R52]&lt;0; [.R52]+1; IF([.R52]&gt;1; [.R52]-1; [.R52]))" office:value-type="float" office:value="0.625" calcext:value-type="float">
            <text:p>0.625</text:p>
          </table:table-cell>
          <table:table-cell table:formula="of:=IF([.S52]&lt;0; [.S52]+1; IF([.S52]&gt;1; [.S52]-1; [.S52]))" office:value-type="float" office:value="0.291666666666667" calcext:value-type="float">
            <text:p>0.291666666666667</text:p>
          </table:table-cell>
          <table:table-cell table:formula="of:=IF((6* [.T52]) &lt; 1; TRUE(); FALSE())" office:value-type="boolean" office:boolean-value="false" calcext:value-type="boolean">
            <text:p>FALSE</text:p>
          </table:table-cell>
          <table:table-cell table:formula="of:=IF((2* [.T52]) &lt; 1; TRUE(); FALSE())" office:value-type="boolean" office:boolean-value="false" calcext:value-type="boolean">
            <text:p>FALSE</text:p>
          </table:table-cell>
          <table:table-cell table:formula="of:=IF((3* [.T52]) &lt; 2; TRUE(); FALSE())" office:value-type="boolean" office:boolean-value="false" calcext:value-type="boolean">
            <text:p>FALSE</text:p>
          </table:table-cell>
          <table:table-cell table:formula="of:=IF((6* [.U52]) &lt; 1; TRUE(); FALSE())" office:value-type="boolean" office:boolean-value="false" calcext:value-type="boolean">
            <text:p>FALSE</text:p>
          </table:table-cell>
          <table:table-cell table:formula="of:=IF((2* [.U52]) &lt; 1; TRUE(); FALSE())" office:value-type="boolean" office:boolean-value="false" calcext:value-type="boolean">
            <text:p>FALSE</text:p>
          </table:table-cell>
          <table:table-cell table:formula="of:=IF((3* [.U52]) &lt; 2; TRUE(); FALSE())" office:value-type="boolean" office:boolean-value="true" calcext:value-type="boolean">
            <text:p>TRUE</text:p>
          </table:table-cell>
          <table:table-cell table:formula="of:=IF((6* [.V52]) &lt; 1; TRUE(); FALSE())" office:value-type="boolean" office:boolean-value="false" calcext:value-type="boolean">
            <text:p>FALSE</text:p>
          </table:table-cell>
          <table:table-cell table:formula="of:=IF((2* [.V52]) &lt; 1; TRUE(); FALSE())" office:value-type="boolean" office:boolean-value="true" calcext:value-type="boolean">
            <text:p>TRUE</text:p>
          </table:table-cell>
          <table:table-cell table:formula="of:=IF((3* [.V52]) &lt; 2; TRUE(); FALSE())" office:value-type="boolean" office:boolean-value="true" calcext:value-type="boolean">
            <text:p>TRUE</text:p>
          </table:table-cell>
          <table:table-cell table:formula="of:=IF([.W52]; [.$P52] + ([.$O52] - [.$P52]) * 6 * [.T52]; IF([.X52]; [.$O52]; IF([.Y52]; [.$P52] + (([.$O52] - [.$P52]) * ((2/3) - [.T52]) * 6); [.$P52])))" office:value-type="float" office:value="0.94" calcext:value-type="float">
            <text:p>0.94</text:p>
          </table:table-cell>
          <table:table-cell table:formula="of:=IF([.Z52]; [.$P52] + ([.$O52] - [.$P52]) * 6 * [.U52]; IF([.AA52]; [.$O52]; IF([.AB52]; [.$P52] + (([.$O52] - [.$P52]) * ((2/3) - [.U52]) * 6); [.$P52])))" office:value-type="float" office:value="0.95" calcext:value-type="float">
            <text:p>0.95</text:p>
          </table:table-cell>
          <table:table-cell table:formula="of:=IF([.AC52]; [.$P52] + ([.$O52] - [.$P52]) * 6 * [.V52]; IF([.AD52]; [.$O52]; IF([.AE52]; [.$P52] + (([.$O52] - [.$P52]) * ((2/3) - [.V52]) * 6); [.$P52])))" office:value-type="float" office:value="0.98" calcext:value-type="float">
            <text:p>0.98</text:p>
          </table:table-cell>
          <table:table-cell table:formula="of:=ROUND([.AF52]*255)" office:value-type="float" office:value="240" calcext:value-type="float">
            <text:p>240</text:p>
          </table:table-cell>
          <table:table-cell table:formula="of:=ROUND([.AG52]*255)" office:value-type="float" office:value="242" calcext:value-type="float">
            <text:p>242</text:p>
          </table:table-cell>
          <table:table-cell table:formula="of:=ROUND([.AH52]*255)" office:value-type="float" office:value="250" calcext:value-type="float">
            <text:p>250</text:p>
          </table:table-cell>
        </table:table-row>
        <table:table-row table:style-name="ro3">
          <table:table-cell table:formula="of:=[.A52]" office:value-type="float" office:value="225" calcext:value-type="float">
            <text:p>225</text:p>
          </table:table-cell>
          <table:table-cell table:formula="of:=[.B52]" office:value-type="float" office:value="50" calcext:value-type="float">
            <text:p>50</text:p>
          </table:table-cell>
          <table:table-cell table:style-name="Calc_20_Text_20__28_Alt_29_" table:formula="of:=[.C52]+1" office:value-type="float" office:value="97" calcext:value-type="float">
            <text:p>97</text:p>
          </table:table-cell>
          <table:table-cell table:formula="of:=[.AI53]&amp;&quot;, &quot;&amp;[.AJ53]&amp;&quot;, &quot;&amp;[.AK53]" office:value-type="string" office:string-value="244, 245, 251" calcext:value-type="string">
            <text:p>244, 245, 251</text:p>
          </table:table-cell>
          <table:table-cell table:formula="of:=DEC2HEX([.AI53]; 2)&amp;DEC2HEX([.AJ53]; 2)&amp;DEC2HEX([.AK53]; 2)" office:value-type="string" office:string-value="F4F5FB" calcext:value-type="string">
            <text:p>F4F5FB</text:p>
          </table:table-cell>
          <table:table-cell table:formula="of:=[.A53]/360" office:value-type="float" office:value="0.625" calcext:value-type="float">
            <text:p>0.625</text:p>
          </table:table-cell>
          <table:table-cell table:formula="of:=[.B53]/100" office:value-type="float" office:value="0.5" calcext:value-type="float">
            <text:p>0.5</text:p>
          </table:table-cell>
          <table:table-cell table:formula="of:=[.C53]/100" office:value-type="float" office:value="0.97" calcext:value-type="float">
            <text:p>0.97</text:p>
          </table:table-cell>
          <table:table-cell table:formula="of:=IF([.B53]&gt;0; TRUE(); FALSE())" office:value-type="boolean" office:boolean-value="true" calcext:value-type="boolean">
            <text:p>TRUE</text:p>
          </table:table-cell>
          <table:table-cell table:formula="of:=IF([.I53]; &quot;&quot;; ROUND([.C53]*2.55))">
            <text:p/>
          </table:table-cell>
          <table:table-cell table:formula="of:=[.J53]">
            <text:p/>
          </table:table-cell>
          <table:table-cell table:formula="of:=[.J53]">
            <text:p/>
          </table:table-cell>
          <table:table-cell table:formula="of:=[.H53] * (1 + [.G53])" office:value-type="float" office:value="1.455" calcext:value-type="float">
            <text:p>1.455</text:p>
          </table:table-cell>
          <table:table-cell table:formula="of:= ([.H53] + [.G53]) - ([.H53] * [.G53])" office:value-type="float" office:value="0.985" calcext:value-type="float">
            <text:p>0.985</text:p>
          </table:table-cell>
          <table:table-cell table:formula="of:=IF([.H53] &lt;= 0.5; [.M53]; [.N53])" office:value-type="float" office:value="0.985" calcext:value-type="float">
            <text:p>0.985</text:p>
          </table:table-cell>
          <table:table-cell table:formula="of:= (2 * [.H53]) - [.O53]" office:value-type="float" office:value="0.955" calcext:value-type="float">
            <text:p>0.955</text:p>
          </table:table-cell>
          <table:table-cell table:formula="of:=[.F53] + (1/3)" office:value-type="float" office:value="0.958333333333333" calcext:value-type="float">
            <text:p>0.958333333333333</text:p>
          </table:table-cell>
          <table:table-cell table:formula="of:=[.F53]" office:value-type="float" office:value="0.625" calcext:value-type="float">
            <text:p>0.625</text:p>
          </table:table-cell>
          <table:table-cell table:formula="of:=[.F53] - (1/3)" office:value-type="float" office:value="0.291666666666667" calcext:value-type="float">
            <text:p>0.291666666666667</text:p>
          </table:table-cell>
          <table:table-cell table:formula="of:=IF([.Q53]&lt;0; [.Q53]+1; IF([.Q53]&gt;1; [.Q53]-1; [.Q53]))" office:value-type="float" office:value="0.958333333333333" calcext:value-type="float">
            <text:p>0.958333333333333</text:p>
          </table:table-cell>
          <table:table-cell table:formula="of:=IF([.R53]&lt;0; [.R53]+1; IF([.R53]&gt;1; [.R53]-1; [.R53]))" office:value-type="float" office:value="0.625" calcext:value-type="float">
            <text:p>0.625</text:p>
          </table:table-cell>
          <table:table-cell table:formula="of:=IF([.S53]&lt;0; [.S53]+1; IF([.S53]&gt;1; [.S53]-1; [.S53]))" office:value-type="float" office:value="0.291666666666667" calcext:value-type="float">
            <text:p>0.291666666666667</text:p>
          </table:table-cell>
          <table:table-cell table:formula="of:=IF((6* [.T53]) &lt; 1; TRUE(); FALSE())" office:value-type="boolean" office:boolean-value="false" calcext:value-type="boolean">
            <text:p>FALSE</text:p>
          </table:table-cell>
          <table:table-cell table:formula="of:=IF((2* [.T53]) &lt; 1; TRUE(); FALSE())" office:value-type="boolean" office:boolean-value="false" calcext:value-type="boolean">
            <text:p>FALSE</text:p>
          </table:table-cell>
          <table:table-cell table:formula="of:=IF((3* [.T53]) &lt; 2; TRUE(); FALSE())" office:value-type="boolean" office:boolean-value="false" calcext:value-type="boolean">
            <text:p>FALSE</text:p>
          </table:table-cell>
          <table:table-cell table:formula="of:=IF((6* [.U53]) &lt; 1; TRUE(); FALSE())" office:value-type="boolean" office:boolean-value="false" calcext:value-type="boolean">
            <text:p>FALSE</text:p>
          </table:table-cell>
          <table:table-cell table:formula="of:=IF((2* [.U53]) &lt; 1; TRUE(); FALSE())" office:value-type="boolean" office:boolean-value="false" calcext:value-type="boolean">
            <text:p>FALSE</text:p>
          </table:table-cell>
          <table:table-cell table:formula="of:=IF((3* [.U53]) &lt; 2; TRUE(); FALSE())" office:value-type="boolean" office:boolean-value="true" calcext:value-type="boolean">
            <text:p>TRUE</text:p>
          </table:table-cell>
          <table:table-cell table:formula="of:=IF((6* [.V53]) &lt; 1; TRUE(); FALSE())" office:value-type="boolean" office:boolean-value="false" calcext:value-type="boolean">
            <text:p>FALSE</text:p>
          </table:table-cell>
          <table:table-cell table:formula="of:=IF((2* [.V53]) &lt; 1; TRUE(); FALSE())" office:value-type="boolean" office:boolean-value="true" calcext:value-type="boolean">
            <text:p>TRUE</text:p>
          </table:table-cell>
          <table:table-cell table:formula="of:=IF((3* [.V53]) &lt; 2; TRUE(); FALSE())" office:value-type="boolean" office:boolean-value="true" calcext:value-type="boolean">
            <text:p>TRUE</text:p>
          </table:table-cell>
          <table:table-cell table:formula="of:=IF([.W53]; [.$P53] + ([.$O53] - [.$P53]) * 6 * [.T53]; IF([.X53]; [.$O53]; IF([.Y53]; [.$P53] + (([.$O53] - [.$P53]) * ((2/3) - [.T53]) * 6); [.$P53])))" office:value-type="float" office:value="0.955" calcext:value-type="float">
            <text:p>0.955</text:p>
          </table:table-cell>
          <table:table-cell table:formula="of:=IF([.Z53]; [.$P53] + ([.$O53] - [.$P53]) * 6 * [.U53]; IF([.AA53]; [.$O53]; IF([.AB53]; [.$P53] + (([.$O53] - [.$P53]) * ((2/3) - [.U53]) * 6); [.$P53])))" office:value-type="float" office:value="0.9625" calcext:value-type="float">
            <text:p>0.9625</text:p>
          </table:table-cell>
          <table:table-cell table:formula="of:=IF([.AC53]; [.$P53] + ([.$O53] - [.$P53]) * 6 * [.V53]; IF([.AD53]; [.$O53]; IF([.AE53]; [.$P53] + (([.$O53] - [.$P53]) * ((2/3) - [.V53]) * 6); [.$P53])))" office:value-type="float" office:value="0.985" calcext:value-type="float">
            <text:p>0.985</text:p>
          </table:table-cell>
          <table:table-cell table:formula="of:=ROUND([.AF53]*255)" office:value-type="float" office:value="244" calcext:value-type="float">
            <text:p>244</text:p>
          </table:table-cell>
          <table:table-cell table:formula="of:=ROUND([.AG53]*255)" office:value-type="float" office:value="245" calcext:value-type="float">
            <text:p>245</text:p>
          </table:table-cell>
          <table:table-cell table:formula="of:=ROUND([.AH53]*255)" office:value-type="float" office:value="251" calcext:value-type="float">
            <text:p>251</text:p>
          </table:table-cell>
        </table:table-row>
        <table:table-row table:style-name="ro3">
          <table:table-cell table:formula="of:=[.A53]" office:value-type="float" office:value="225" calcext:value-type="float">
            <text:p>225</text:p>
          </table:table-cell>
          <table:table-cell table:formula="of:=[.B53]" office:value-type="float" office:value="50" calcext:value-type="float">
            <text:p>50</text:p>
          </table:table-cell>
          <table:table-cell table:style-name="Calc_20_Text_20__28_Alt_29_" table:formula="of:=[.C53]+1" office:value-type="float" office:value="98" calcext:value-type="float">
            <text:p>98</text:p>
          </table:table-cell>
          <table:table-cell table:formula="of:=[.AI54]&amp;&quot;, &quot;&amp;[.AJ54]&amp;&quot;, &quot;&amp;[.AK54]" office:value-type="string" office:string-value="247, 249, 252" calcext:value-type="string">
            <text:p>247, 249, 252</text:p>
          </table:table-cell>
          <table:table-cell table:formula="of:=DEC2HEX([.AI54]; 2)&amp;DEC2HEX([.AJ54]; 2)&amp;DEC2HEX([.AK54]; 2)" office:value-type="string" office:string-value="F7F9FC" calcext:value-type="string">
            <text:p>F7F9FC</text:p>
          </table:table-cell>
          <table:table-cell table:formula="of:=[.A54]/360" office:value-type="float" office:value="0.625" calcext:value-type="float">
            <text:p>0.625</text:p>
          </table:table-cell>
          <table:table-cell table:formula="of:=[.B54]/100" office:value-type="float" office:value="0.5" calcext:value-type="float">
            <text:p>0.5</text:p>
          </table:table-cell>
          <table:table-cell table:formula="of:=[.C54]/100" office:value-type="float" office:value="0.98" calcext:value-type="float">
            <text:p>0.98</text:p>
          </table:table-cell>
          <table:table-cell table:formula="of:=IF([.B54]&gt;0; TRUE(); FALSE())" office:value-type="boolean" office:boolean-value="true" calcext:value-type="boolean">
            <text:p>TRUE</text:p>
          </table:table-cell>
          <table:table-cell table:formula="of:=IF([.I54]; &quot;&quot;; ROUND([.C54]*2.55))">
            <text:p/>
          </table:table-cell>
          <table:table-cell table:formula="of:=[.J54]">
            <text:p/>
          </table:table-cell>
          <table:table-cell table:formula="of:=[.J54]">
            <text:p/>
          </table:table-cell>
          <table:table-cell table:formula="of:=[.H54] * (1 + [.G54])" office:value-type="float" office:value="1.47" calcext:value-type="float">
            <text:p>1.47</text:p>
          </table:table-cell>
          <table:table-cell table:formula="of:= ([.H54] + [.G54]) - ([.H54] * [.G54])" office:value-type="float" office:value="0.99" calcext:value-type="float">
            <text:p>0.99</text:p>
          </table:table-cell>
          <table:table-cell table:formula="of:=IF([.H54] &lt;= 0.5; [.M54]; [.N54])" office:value-type="float" office:value="0.99" calcext:value-type="float">
            <text:p>0.99</text:p>
          </table:table-cell>
          <table:table-cell table:formula="of:= (2 * [.H54]) - [.O54]" office:value-type="float" office:value="0.97" calcext:value-type="float">
            <text:p>0.97</text:p>
          </table:table-cell>
          <table:table-cell table:formula="of:=[.F54] + (1/3)" office:value-type="float" office:value="0.958333333333333" calcext:value-type="float">
            <text:p>0.958333333333333</text:p>
          </table:table-cell>
          <table:table-cell table:formula="of:=[.F54]" office:value-type="float" office:value="0.625" calcext:value-type="float">
            <text:p>0.625</text:p>
          </table:table-cell>
          <table:table-cell table:formula="of:=[.F54] - (1/3)" office:value-type="float" office:value="0.291666666666667" calcext:value-type="float">
            <text:p>0.291666666666667</text:p>
          </table:table-cell>
          <table:table-cell table:formula="of:=IF([.Q54]&lt;0; [.Q54]+1; IF([.Q54]&gt;1; [.Q54]-1; [.Q54]))" office:value-type="float" office:value="0.958333333333333" calcext:value-type="float">
            <text:p>0.958333333333333</text:p>
          </table:table-cell>
          <table:table-cell table:formula="of:=IF([.R54]&lt;0; [.R54]+1; IF([.R54]&gt;1; [.R54]-1; [.R54]))" office:value-type="float" office:value="0.625" calcext:value-type="float">
            <text:p>0.625</text:p>
          </table:table-cell>
          <table:table-cell table:formula="of:=IF([.S54]&lt;0; [.S54]+1; IF([.S54]&gt;1; [.S54]-1; [.S54]))" office:value-type="float" office:value="0.291666666666667" calcext:value-type="float">
            <text:p>0.291666666666667</text:p>
          </table:table-cell>
          <table:table-cell table:formula="of:=IF((6* [.T54]) &lt; 1; TRUE(); FALSE())" office:value-type="boolean" office:boolean-value="false" calcext:value-type="boolean">
            <text:p>FALSE</text:p>
          </table:table-cell>
          <table:table-cell table:formula="of:=IF((2* [.T54]) &lt; 1; TRUE(); FALSE())" office:value-type="boolean" office:boolean-value="false" calcext:value-type="boolean">
            <text:p>FALSE</text:p>
          </table:table-cell>
          <table:table-cell table:formula="of:=IF((3* [.T54]) &lt; 2; TRUE(); FALSE())" office:value-type="boolean" office:boolean-value="false" calcext:value-type="boolean">
            <text:p>FALSE</text:p>
          </table:table-cell>
          <table:table-cell table:formula="of:=IF((6* [.U54]) &lt; 1; TRUE(); FALSE())" office:value-type="boolean" office:boolean-value="false" calcext:value-type="boolean">
            <text:p>FALSE</text:p>
          </table:table-cell>
          <table:table-cell table:formula="of:=IF((2* [.U54]) &lt; 1; TRUE(); FALSE())" office:value-type="boolean" office:boolean-value="false" calcext:value-type="boolean">
            <text:p>FALSE</text:p>
          </table:table-cell>
          <table:table-cell table:formula="of:=IF((3* [.U54]) &lt; 2; TRUE(); FALSE())" office:value-type="boolean" office:boolean-value="true" calcext:value-type="boolean">
            <text:p>TRUE</text:p>
          </table:table-cell>
          <table:table-cell table:formula="of:=IF((6* [.V54]) &lt; 1; TRUE(); FALSE())" office:value-type="boolean" office:boolean-value="false" calcext:value-type="boolean">
            <text:p>FALSE</text:p>
          </table:table-cell>
          <table:table-cell table:formula="of:=IF((2* [.V54]) &lt; 1; TRUE(); FALSE())" office:value-type="boolean" office:boolean-value="true" calcext:value-type="boolean">
            <text:p>TRUE</text:p>
          </table:table-cell>
          <table:table-cell table:formula="of:=IF((3* [.V54]) &lt; 2; TRUE(); FALSE())" office:value-type="boolean" office:boolean-value="true" calcext:value-type="boolean">
            <text:p>TRUE</text:p>
          </table:table-cell>
          <table:table-cell table:formula="of:=IF([.W54]; [.$P54] + ([.$O54] - [.$P54]) * 6 * [.T54]; IF([.X54]; [.$O54]; IF([.Y54]; [.$P54] + (([.$O54] - [.$P54]) * ((2/3) - [.T54]) * 6); [.$P54])))" office:value-type="float" office:value="0.97" calcext:value-type="float">
            <text:p>0.97</text:p>
          </table:table-cell>
          <table:table-cell table:formula="of:=IF([.Z54]; [.$P54] + ([.$O54] - [.$P54]) * 6 * [.U54]; IF([.AA54]; [.$O54]; IF([.AB54]; [.$P54] + (([.$O54] - [.$P54]) * ((2/3) - [.U54]) * 6); [.$P54])))" office:value-type="float" office:value="0.975" calcext:value-type="float">
            <text:p>0.975</text:p>
          </table:table-cell>
          <table:table-cell table:formula="of:=IF([.AC54]; [.$P54] + ([.$O54] - [.$P54]) * 6 * [.V54]; IF([.AD54]; [.$O54]; IF([.AE54]; [.$P54] + (([.$O54] - [.$P54]) * ((2/3) - [.V54]) * 6); [.$P54])))" office:value-type="float" office:value="0.99" calcext:value-type="float">
            <text:p>0.99</text:p>
          </table:table-cell>
          <table:table-cell table:formula="of:=ROUND([.AF54]*255)" office:value-type="float" office:value="247" calcext:value-type="float">
            <text:p>247</text:p>
          </table:table-cell>
          <table:table-cell table:formula="of:=ROUND([.AG54]*255)" office:value-type="float" office:value="249" calcext:value-type="float">
            <text:p>249</text:p>
          </table:table-cell>
          <table:table-cell table:formula="of:=ROUND([.AH54]*255)" office:value-type="float" office:value="252" calcext:value-type="float">
            <text:p>252</text:p>
          </table:table-cell>
        </table:table-row>
        <table:table-row table:style-name="ro3">
          <table:table-cell table:formula="of:=[.A54]" office:value-type="float" office:value="225" calcext:value-type="float">
            <text:p>225</text:p>
          </table:table-cell>
          <table:table-cell table:formula="of:=[.B54]" office:value-type="float" office:value="50" calcext:value-type="float">
            <text:p>50</text:p>
          </table:table-cell>
          <table:table-cell table:style-name="Calc_20_Text_20__28_Alt_29_" table:formula="of:=[.C54]+1" office:value-type="float" office:value="99" calcext:value-type="float">
            <text:p>99</text:p>
          </table:table-cell>
          <table:table-cell table:formula="of:=[.AI55]&amp;&quot;, &quot;&amp;[.AJ55]&amp;&quot;, &quot;&amp;[.AK55]" office:value-type="string" office:string-value="251, 252, 254" calcext:value-type="string">
            <text:p>251, 252, 254</text:p>
          </table:table-cell>
          <table:table-cell table:formula="of:=DEC2HEX([.AI55]; 2)&amp;DEC2HEX([.AJ55]; 2)&amp;DEC2HEX([.AK55]; 2)" office:value-type="string" office:string-value="FBFCFE" calcext:value-type="string">
            <text:p>FBFCFE</text:p>
          </table:table-cell>
          <table:table-cell table:formula="of:=[.A55]/360" office:value-type="float" office:value="0.625" calcext:value-type="float">
            <text:p>0.625</text:p>
          </table:table-cell>
          <table:table-cell table:formula="of:=[.B55]/100" office:value-type="float" office:value="0.5" calcext:value-type="float">
            <text:p>0.5</text:p>
          </table:table-cell>
          <table:table-cell table:formula="of:=[.C55]/100" office:value-type="float" office:value="0.99" calcext:value-type="float">
            <text:p>0.99</text:p>
          </table:table-cell>
          <table:table-cell table:formula="of:=IF([.B55]&gt;0; TRUE(); FALSE())" office:value-type="boolean" office:boolean-value="true" calcext:value-type="boolean">
            <text:p>TRUE</text:p>
          </table:table-cell>
          <table:table-cell table:formula="of:=IF([.I55]; &quot;&quot;; ROUND([.C55]*2.55))">
            <text:p/>
          </table:table-cell>
          <table:table-cell table:formula="of:=[.J55]">
            <text:p/>
          </table:table-cell>
          <table:table-cell table:formula="of:=[.J55]">
            <text:p/>
          </table:table-cell>
          <table:table-cell table:formula="of:=[.H55] * (1 + [.G55])" office:value-type="float" office:value="1.485" calcext:value-type="float">
            <text:p>1.485</text:p>
          </table:table-cell>
          <table:table-cell table:formula="of:= ([.H55] + [.G55]) - ([.H55] * [.G55])" office:value-type="float" office:value="0.995" calcext:value-type="float">
            <text:p>0.995</text:p>
          </table:table-cell>
          <table:table-cell table:formula="of:=IF([.H55] &lt;= 0.5; [.M55]; [.N55])" office:value-type="float" office:value="0.995" calcext:value-type="float">
            <text:p>0.995</text:p>
          </table:table-cell>
          <table:table-cell table:formula="of:= (2 * [.H55]) - [.O55]" office:value-type="float" office:value="0.985" calcext:value-type="float">
            <text:p>0.985</text:p>
          </table:table-cell>
          <table:table-cell table:formula="of:=[.F55] + (1/3)" office:value-type="float" office:value="0.958333333333333" calcext:value-type="float">
            <text:p>0.958333333333333</text:p>
          </table:table-cell>
          <table:table-cell table:formula="of:=[.F55]" office:value-type="float" office:value="0.625" calcext:value-type="float">
            <text:p>0.625</text:p>
          </table:table-cell>
          <table:table-cell table:formula="of:=[.F55] - (1/3)" office:value-type="float" office:value="0.291666666666667" calcext:value-type="float">
            <text:p>0.291666666666667</text:p>
          </table:table-cell>
          <table:table-cell table:formula="of:=IF([.Q55]&lt;0; [.Q55]+1; IF([.Q55]&gt;1; [.Q55]-1; [.Q55]))" office:value-type="float" office:value="0.958333333333333" calcext:value-type="float">
            <text:p>0.958333333333333</text:p>
          </table:table-cell>
          <table:table-cell table:formula="of:=IF([.R55]&lt;0; [.R55]+1; IF([.R55]&gt;1; [.R55]-1; [.R55]))" office:value-type="float" office:value="0.625" calcext:value-type="float">
            <text:p>0.625</text:p>
          </table:table-cell>
          <table:table-cell table:formula="of:=IF([.S55]&lt;0; [.S55]+1; IF([.S55]&gt;1; [.S55]-1; [.S55]))" office:value-type="float" office:value="0.291666666666667" calcext:value-type="float">
            <text:p>0.291666666666667</text:p>
          </table:table-cell>
          <table:table-cell table:formula="of:=IF((6* [.T55]) &lt; 1; TRUE(); FALSE())" office:value-type="boolean" office:boolean-value="false" calcext:value-type="boolean">
            <text:p>FALSE</text:p>
          </table:table-cell>
          <table:table-cell table:formula="of:=IF((2* [.T55]) &lt; 1; TRUE(); FALSE())" office:value-type="boolean" office:boolean-value="false" calcext:value-type="boolean">
            <text:p>FALSE</text:p>
          </table:table-cell>
          <table:table-cell table:formula="of:=IF((3* [.T55]) &lt; 2; TRUE(); FALSE())" office:value-type="boolean" office:boolean-value="false" calcext:value-type="boolean">
            <text:p>FALSE</text:p>
          </table:table-cell>
          <table:table-cell table:formula="of:=IF((6* [.U55]) &lt; 1; TRUE(); FALSE())" office:value-type="boolean" office:boolean-value="false" calcext:value-type="boolean">
            <text:p>FALSE</text:p>
          </table:table-cell>
          <table:table-cell table:formula="of:=IF((2* [.U55]) &lt; 1; TRUE(); FALSE())" office:value-type="boolean" office:boolean-value="false" calcext:value-type="boolean">
            <text:p>FALSE</text:p>
          </table:table-cell>
          <table:table-cell table:formula="of:=IF((3* [.U55]) &lt; 2; TRUE(); FALSE())" office:value-type="boolean" office:boolean-value="true" calcext:value-type="boolean">
            <text:p>TRUE</text:p>
          </table:table-cell>
          <table:table-cell table:formula="of:=IF((6* [.V55]) &lt; 1; TRUE(); FALSE())" office:value-type="boolean" office:boolean-value="false" calcext:value-type="boolean">
            <text:p>FALSE</text:p>
          </table:table-cell>
          <table:table-cell table:formula="of:=IF((2* [.V55]) &lt; 1; TRUE(); FALSE())" office:value-type="boolean" office:boolean-value="true" calcext:value-type="boolean">
            <text:p>TRUE</text:p>
          </table:table-cell>
          <table:table-cell table:formula="of:=IF((3* [.V55]) &lt; 2; TRUE(); FALSE())" office:value-type="boolean" office:boolean-value="true" calcext:value-type="boolean">
            <text:p>TRUE</text:p>
          </table:table-cell>
          <table:table-cell table:formula="of:=IF([.W55]; [.$P55] + ([.$O55] - [.$P55]) * 6 * [.T55]; IF([.X55]; [.$O55]; IF([.Y55]; [.$P55] + (([.$O55] - [.$P55]) * ((2/3) - [.T55]) * 6); [.$P55])))" office:value-type="float" office:value="0.985" calcext:value-type="float">
            <text:p>0.985</text:p>
          </table:table-cell>
          <table:table-cell table:formula="of:=IF([.Z55]; [.$P55] + ([.$O55] - [.$P55]) * 6 * [.U55]; IF([.AA55]; [.$O55]; IF([.AB55]; [.$P55] + (([.$O55] - [.$P55]) * ((2/3) - [.U55]) * 6); [.$P55])))" office:value-type="float" office:value="0.9875" calcext:value-type="float">
            <text:p>0.9875</text:p>
          </table:table-cell>
          <table:table-cell table:formula="of:=IF([.AC55]; [.$P55] + ([.$O55] - [.$P55]) * 6 * [.V55]; IF([.AD55]; [.$O55]; IF([.AE55]; [.$P55] + (([.$O55] - [.$P55]) * ((2/3) - [.V55]) * 6); [.$P55])))" office:value-type="float" office:value="0.995" calcext:value-type="float">
            <text:p>0.995</text:p>
          </table:table-cell>
          <table:table-cell table:formula="of:=ROUND([.AF55]*255)" office:value-type="float" office:value="251" calcext:value-type="float">
            <text:p>251</text:p>
          </table:table-cell>
          <table:table-cell table:formula="of:=ROUND([.AG55]*255)" office:value-type="float" office:value="252" calcext:value-type="float">
            <text:p>252</text:p>
          </table:table-cell>
          <table:table-cell table:formula="of:=ROUND([.AH55]*255)" office:value-type="float" office:value="254" calcext:value-type="float">
            <text:p>254</text:p>
          </table:table-cell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tatic_29_" office:value-type="string" calcext:value-type="string">
            <text:p>Purple-Blue</text:p>
          </table:table-cell>
          <table:table-cell table:style-name="Default" table:number-columns-repeated="36"/>
        </table:table-row>
        <table:table-row table:style-name="ro6">
          <table:table-cell table:style-name="ce8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8" office:value-type="string" calcext:value-type="string">
            <text:p>RG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Alt_29_" table:formula="of:=[.A33]+15" office:value-type="float" office:value="240" calcext:value-type="float">
            <text:p>240</text:p>
          </table:table-cell>
          <table:table-cell table:style-name="Calc_20_Text_20__28_Alt_29_" table:formula="of:=[.B33]" office:value-type="float" office:value="50" calcext:value-type="float">
            <text:p>50</text:p>
          </table:table-cell>
          <table:table-cell table:formula="of:=IF([.C$5]=[.C59]; 5; [.C59]+5)" office:value-type="float" office:value="5" calcext:value-type="float">
            <text:p>5</text:p>
          </table:table-cell>
          <table:table-cell table:formula="of:=[.AI60]&amp;&quot;, &quot;&amp;[.AJ60]&amp;&quot;, &quot;&amp;[.AK60]" office:value-type="string" office:string-value="6, 6, 19" calcext:value-type="string">
            <text:p>6, 6, 19</text:p>
          </table:table-cell>
          <table:table-cell table:formula="of:=DEC2HEX([.AI60]; 2)&amp;DEC2HEX([.AJ60]; 2)&amp;DEC2HEX([.AK60]; 2)" office:value-type="string" office:string-value="060613" calcext:value-type="string">
            <text:p>060613</text:p>
          </table:table-cell>
          <table:table-cell table:formula="of:=[.A60]/360" office:value-type="float" office:value="0.666666666666667" calcext:value-type="float">
            <text:p>0.666666666666667</text:p>
          </table:table-cell>
          <table:table-cell table:formula="of:=[.B60]/100" office:value-type="float" office:value="0.5" calcext:value-type="float">
            <text:p>0.5</text:p>
          </table:table-cell>
          <table:table-cell table:formula="of:=[.C60]/100" office:value-type="float" office:value="0.05" calcext:value-type="float">
            <text:p>0.05</text:p>
          </table:table-cell>
          <table:table-cell table:formula="of:=IF([.B60]&gt;0; TRUE(); FALSE())" office:value-type="boolean" office:boolean-value="true" calcext:value-type="boolean">
            <text:p>TRUE</text:p>
          </table:table-cell>
          <table:table-cell table:formula="of:=IF([.I60]; &quot;&quot;; ROUND([.C60]*2.55))">
            <text:p/>
          </table:table-cell>
          <table:table-cell table:formula="of:=[.J60]">
            <text:p/>
          </table:table-cell>
          <table:table-cell table:formula="of:=[.J60]">
            <text:p/>
          </table:table-cell>
          <table:table-cell table:formula="of:=[.H60] * (1 + [.G60])" office:value-type="float" office:value="0.075" calcext:value-type="float">
            <text:p>0.075</text:p>
          </table:table-cell>
          <table:table-cell table:formula="of:= ([.H60] + [.G60]) - ([.H60] * [.G60])" office:value-type="float" office:value="0.525" calcext:value-type="float">
            <text:p>0.525</text:p>
          </table:table-cell>
          <table:table-cell table:formula="of:=IF([.H60] &lt;= 0.5; [.M60]; [.N60])" office:value-type="float" office:value="0.075" calcext:value-type="float">
            <text:p>0.075</text:p>
          </table:table-cell>
          <table:table-cell table:formula="of:= (2 * [.H60]) - [.O60]" office:value-type="float" office:value="0.025" calcext:value-type="float">
            <text:p>0.025</text:p>
          </table:table-cell>
          <table:table-cell table:formula="of:=[.F60] + (1/3)" office:value-type="float" office:value="1" calcext:value-type="float">
            <text:p>1</text:p>
          </table:table-cell>
          <table:table-cell table:formula="of:=[.F60]" office:value-type="float" office:value="0.666666666666667" calcext:value-type="float">
            <text:p>0.666666666666667</text:p>
          </table:table-cell>
          <table:table-cell table:formula="of:=[.F60] - (1/3)" office:value-type="float" office:value="0.333333333333333" calcext:value-type="float">
            <text:p>0.333333333333333</text:p>
          </table:table-cell>
          <table:table-cell table:formula="of:=IF([.Q60]&lt;0; [.Q60]+1; IF([.Q60]&gt;1; [.Q60]-1; [.Q60]))" office:value-type="float" office:value="1" calcext:value-type="float">
            <text:p>1</text:p>
          </table:table-cell>
          <table:table-cell table:formula="of:=IF([.R60]&lt;0; [.R60]+1; IF([.R60]&gt;1; [.R60]-1; [.R60]))" office:value-type="float" office:value="0.666666666666667" calcext:value-type="float">
            <text:p>0.666666666666667</text:p>
          </table:table-cell>
          <table:table-cell table:formula="of:=IF([.S60]&lt;0; [.S60]+1; IF([.S60]&gt;1; [.S60]-1; [.S60]))" office:value-type="float" office:value="0.333333333333333" calcext:value-type="float">
            <text:p>0.333333333333333</text:p>
          </table:table-cell>
          <table:table-cell table:formula="of:=IF((6* [.T60]) &lt; 1; TRUE(); FALSE())" office:value-type="boolean" office:boolean-value="false" calcext:value-type="boolean">
            <text:p>FALSE</text:p>
          </table:table-cell>
          <table:table-cell table:formula="of:=IF((2* [.T60]) &lt; 1; TRUE(); FALSE())" office:value-type="boolean" office:boolean-value="false" calcext:value-type="boolean">
            <text:p>FALSE</text:p>
          </table:table-cell>
          <table:table-cell table:formula="of:=IF((3* [.T60]) &lt; 2; TRUE(); FALSE())" office:value-type="boolean" office:boolean-value="false" calcext:value-type="boolean">
            <text:p>FALSE</text:p>
          </table:table-cell>
          <table:table-cell table:formula="of:=IF((6* [.U60]) &lt; 1; TRUE(); FALSE())" office:value-type="boolean" office:boolean-value="false" calcext:value-type="boolean">
            <text:p>FALSE</text:p>
          </table:table-cell>
          <table:table-cell table:formula="of:=IF((2* [.U60]) &lt; 1; TRUE(); FALSE())" office:value-type="boolean" office:boolean-value="false" calcext:value-type="boolean">
            <text:p>FALSE</text:p>
          </table:table-cell>
          <table:table-cell table:formula="of:=IF((3* [.U60]) &lt; 2; TRUE(); FALSE())" office:value-type="boolean" office:boolean-value="false" calcext:value-type="boolean">
            <text:p>FALSE</text:p>
          </table:table-cell>
          <table:table-cell table:formula="of:=IF((6* [.V60]) &lt; 1; TRUE(); FALSE())" office:value-type="boolean" office:boolean-value="false" calcext:value-type="boolean">
            <text:p>FALSE</text:p>
          </table:table-cell>
          <table:table-cell table:formula="of:=IF((2* [.V60]) &lt; 1; TRUE(); FALSE())" office:value-type="boolean" office:boolean-value="true" calcext:value-type="boolean">
            <text:p>TRUE</text:p>
          </table:table-cell>
          <table:table-cell table:formula="of:=IF((3* [.V60]) &lt; 2; TRUE(); FALSE())" office:value-type="boolean" office:boolean-value="true" calcext:value-type="boolean">
            <text:p>TRUE</text:p>
          </table:table-cell>
          <table:table-cell table:formula="of:=IF([.W60]; [.$P60] + ([.$O60] - [.$P60]) * 6 * [.T60]; IF([.X60]; [.$O60]; IF([.Y60]; [.$P60] + (([.$O60] - [.$P60]) * ((2/3) - [.T60]) * 6); [.$P60])))" office:value-type="float" office:value="0.025" calcext:value-type="float">
            <text:p>0.025</text:p>
          </table:table-cell>
          <table:table-cell table:formula="of:=IF([.Z60]; [.$P60] + ([.$O60] - [.$P60]) * 6 * [.U60]; IF([.AA60]; [.$O60]; IF([.AB60]; [.$P60] + (([.$O60] - [.$P60]) * ((2/3) - [.U60]) * 6); [.$P60])))" office:value-type="float" office:value="0.025" calcext:value-type="float">
            <text:p>0.025</text:p>
          </table:table-cell>
          <table:table-cell table:formula="of:=IF([.AC60]; [.$P60] + ([.$O60] - [.$P60]) * 6 * [.V60]; IF([.AD60]; [.$O60]; IF([.AE60]; [.$P60] + (([.$O60] - [.$P60]) * ((2/3) - [.V60]) * 6); [.$P60])))" office:value-type="float" office:value="0.075" calcext:value-type="float">
            <text:p>0.075</text:p>
          </table:table-cell>
          <table:table-cell table:formula="of:=ROUND([.AF60]*255)" office:value-type="float" office:value="6" calcext:value-type="float">
            <text:p>6</text:p>
          </table:table-cell>
          <table:table-cell table:formula="of:=ROUND([.AG60]*255)" office:value-type="float" office:value="6" calcext:value-type="float">
            <text:p>6</text:p>
          </table:table-cell>
          <table:table-cell table:formula="of:=ROUND([.AH60]*255)" office:value-type="float" office:value="19" calcext:value-type="float">
            <text:p>19</text:p>
          </table:table-cell>
        </table:table-row>
        <table:table-row table:style-name="ro3">
          <table:table-cell table:formula="of:=[.A60]" office:value-type="float" office:value="240" calcext:value-type="float">
            <text:p>240</text:p>
          </table:table-cell>
          <table:table-cell table:formula="of:=[.B60]" office:value-type="float" office:value="50" calcext:value-type="float">
            <text:p>50</text:p>
          </table:table-cell>
          <table:table-cell table:formula="of:=IF([.C$5]=[.C60]; 5; [.C60]+5)" office:value-type="float" office:value="10" calcext:value-type="float">
            <text:p>10</text:p>
          </table:table-cell>
          <table:table-cell table:formula="of:=[.AI61]&amp;&quot;, &quot;&amp;[.AJ61]&amp;&quot;, &quot;&amp;[.AK61]" office:value-type="string" office:string-value="13, 13, 38" calcext:value-type="string">
            <text:p>13, 13, 38</text:p>
          </table:table-cell>
          <table:table-cell table:formula="of:=DEC2HEX([.AI61]; 2)&amp;DEC2HEX([.AJ61]; 2)&amp;DEC2HEX([.AK61]; 2)" office:value-type="string" office:string-value="0D0D26" calcext:value-type="string">
            <text:p>0D0D26</text:p>
          </table:table-cell>
          <table:table-cell table:formula="of:=[.A61]/360" office:value-type="float" office:value="0.666666666666667" calcext:value-type="float">
            <text:p>0.666666666666667</text:p>
          </table:table-cell>
          <table:table-cell table:formula="of:=[.B61]/100" office:value-type="float" office:value="0.5" calcext:value-type="float">
            <text:p>0.5</text:p>
          </table:table-cell>
          <table:table-cell table:formula="of:=[.C61]/100" office:value-type="float" office:value="0.1" calcext:value-type="float">
            <text:p>0.1</text:p>
          </table:table-cell>
          <table:table-cell table:formula="of:=IF([.B61]&gt;0; TRUE(); FALSE())" office:value-type="boolean" office:boolean-value="true" calcext:value-type="boolean">
            <text:p>TRUE</text:p>
          </table:table-cell>
          <table:table-cell table:formula="of:=IF([.I61]; &quot;&quot;; ROUND([.C61]*2.55))">
            <text:p/>
          </table:table-cell>
          <table:table-cell table:formula="of:=[.J61]">
            <text:p/>
          </table:table-cell>
          <table:table-cell table:formula="of:=[.J61]">
            <text:p/>
          </table:table-cell>
          <table:table-cell table:formula="of:=[.H61] * (1 + [.G61])" office:value-type="float" office:value="0.15" calcext:value-type="float">
            <text:p>0.15</text:p>
          </table:table-cell>
          <table:table-cell table:formula="of:= ([.H61] + [.G61]) - ([.H61] * [.G61])" office:value-type="float" office:value="0.55" calcext:value-type="float">
            <text:p>0.55</text:p>
          </table:table-cell>
          <table:table-cell table:formula="of:=IF([.H61] &lt;= 0.5; [.M61]; [.N61])" office:value-type="float" office:value="0.15" calcext:value-type="float">
            <text:p>0.15</text:p>
          </table:table-cell>
          <table:table-cell table:formula="of:= (2 * [.H61]) - [.O61]" office:value-type="float" office:value="0.05" calcext:value-type="float">
            <text:p>0.05</text:p>
          </table:table-cell>
          <table:table-cell table:formula="of:=[.F61] + (1/3)" office:value-type="float" office:value="1" calcext:value-type="float">
            <text:p>1</text:p>
          </table:table-cell>
          <table:table-cell table:formula="of:=[.F61]" office:value-type="float" office:value="0.666666666666667" calcext:value-type="float">
            <text:p>0.666666666666667</text:p>
          </table:table-cell>
          <table:table-cell table:formula="of:=[.F61] - (1/3)" office:value-type="float" office:value="0.333333333333333" calcext:value-type="float">
            <text:p>0.333333333333333</text:p>
          </table:table-cell>
          <table:table-cell table:formula="of:=IF([.Q61]&lt;0; [.Q61]+1; IF([.Q61]&gt;1; [.Q61]-1; [.Q61]))" office:value-type="float" office:value="1" calcext:value-type="float">
            <text:p>1</text:p>
          </table:table-cell>
          <table:table-cell table:formula="of:=IF([.R61]&lt;0; [.R61]+1; IF([.R61]&gt;1; [.R61]-1; [.R61]))" office:value-type="float" office:value="0.666666666666667" calcext:value-type="float">
            <text:p>0.666666666666667</text:p>
          </table:table-cell>
          <table:table-cell table:formula="of:=IF([.S61]&lt;0; [.S61]+1; IF([.S61]&gt;1; [.S61]-1; [.S61]))" office:value-type="float" office:value="0.333333333333333" calcext:value-type="float">
            <text:p>0.333333333333333</text:p>
          </table:table-cell>
          <table:table-cell table:formula="of:=IF((6* [.T61]) &lt; 1; TRUE(); FALSE())" office:value-type="boolean" office:boolean-value="false" calcext:value-type="boolean">
            <text:p>FALSE</text:p>
          </table:table-cell>
          <table:table-cell table:formula="of:=IF((2* [.T61]) &lt; 1; TRUE(); FALSE())" office:value-type="boolean" office:boolean-value="false" calcext:value-type="boolean">
            <text:p>FALSE</text:p>
          </table:table-cell>
          <table:table-cell table:formula="of:=IF((3* [.T61]) &lt; 2; TRUE(); FALSE())" office:value-type="boolean" office:boolean-value="false" calcext:value-type="boolean">
            <text:p>FALSE</text:p>
          </table:table-cell>
          <table:table-cell table:formula="of:=IF((6* [.U61]) &lt; 1; TRUE(); FALSE())" office:value-type="boolean" office:boolean-value="false" calcext:value-type="boolean">
            <text:p>FALSE</text:p>
          </table:table-cell>
          <table:table-cell table:formula="of:=IF((2* [.U61]) &lt; 1; TRUE(); FALSE())" office:value-type="boolean" office:boolean-value="false" calcext:value-type="boolean">
            <text:p>FALSE</text:p>
          </table:table-cell>
          <table:table-cell table:formula="of:=IF((3* [.U61]) &lt; 2; TRUE(); FALSE())" office:value-type="boolean" office:boolean-value="false" calcext:value-type="boolean">
            <text:p>FALSE</text:p>
          </table:table-cell>
          <table:table-cell table:formula="of:=IF((6* [.V61]) &lt; 1; TRUE(); FALSE())" office:value-type="boolean" office:boolean-value="false" calcext:value-type="boolean">
            <text:p>FALSE</text:p>
          </table:table-cell>
          <table:table-cell table:formula="of:=IF((2* [.V61]) &lt; 1; TRUE(); FALSE())" office:value-type="boolean" office:boolean-value="true" calcext:value-type="boolean">
            <text:p>TRUE</text:p>
          </table:table-cell>
          <table:table-cell table:formula="of:=IF((3* [.V61]) &lt; 2; TRUE(); FALSE())" office:value-type="boolean" office:boolean-value="true" calcext:value-type="boolean">
            <text:p>TRUE</text:p>
          </table:table-cell>
          <table:table-cell table:formula="of:=IF([.W61]; [.$P61] + ([.$O61] - [.$P61]) * 6 * [.T61]; IF([.X61]; [.$O61]; IF([.Y61]; [.$P61] + (([.$O61] - [.$P61]) * ((2/3) - [.T61]) * 6); [.$P61])))" office:value-type="float" office:value="0.05" calcext:value-type="float">
            <text:p>0.05</text:p>
          </table:table-cell>
          <table:table-cell table:formula="of:=IF([.Z61]; [.$P61] + ([.$O61] - [.$P61]) * 6 * [.U61]; IF([.AA61]; [.$O61]; IF([.AB61]; [.$P61] + (([.$O61] - [.$P61]) * ((2/3) - [.U61]) * 6); [.$P61])))" office:value-type="float" office:value="0.05" calcext:value-type="float">
            <text:p>0.05</text:p>
          </table:table-cell>
          <table:table-cell table:formula="of:=IF([.AC61]; [.$P61] + ([.$O61] - [.$P61]) * 6 * [.V61]; IF([.AD61]; [.$O61]; IF([.AE61]; [.$P61] + (([.$O61] - [.$P61]) * ((2/3) - [.V61]) * 6); [.$P61])))" office:value-type="float" office:value="0.15" calcext:value-type="float">
            <text:p>0.15</text:p>
          </table:table-cell>
          <table:table-cell table:formula="of:=ROUND([.AF61]*255)" office:value-type="float" office:value="13" calcext:value-type="float">
            <text:p>13</text:p>
          </table:table-cell>
          <table:table-cell table:formula="of:=ROUND([.AG61]*255)" office:value-type="float" office:value="13" calcext:value-type="float">
            <text:p>13</text:p>
          </table:table-cell>
          <table:table-cell table:formula="of:=ROUND([.AH61]*255)" office:value-type="float" office:value="38" calcext:value-type="float">
            <text:p>38</text:p>
          </table:table-cell>
        </table:table-row>
        <table:table-row table:style-name="ro3">
          <table:table-cell table:formula="of:=[.A61]" office:value-type="float" office:value="240" calcext:value-type="float">
            <text:p>240</text:p>
          </table:table-cell>
          <table:table-cell table:formula="of:=[.B61]" office:value-type="float" office:value="50" calcext:value-type="float">
            <text:p>50</text:p>
          </table:table-cell>
          <table:table-cell table:formula="of:=IF([.C$5]=[.C61]; 5; [.C61]+5)" office:value-type="float" office:value="15" calcext:value-type="float">
            <text:p>15</text:p>
          </table:table-cell>
          <table:table-cell table:formula="of:=[.AI62]&amp;&quot;, &quot;&amp;[.AJ62]&amp;&quot;, &quot;&amp;[.AK62]" office:value-type="string" office:string-value="19, 19, 57" calcext:value-type="string">
            <text:p>19, 19, 57</text:p>
          </table:table-cell>
          <table:table-cell table:formula="of:=DEC2HEX([.AI62]; 2)&amp;DEC2HEX([.AJ62]; 2)&amp;DEC2HEX([.AK62]; 2)" office:value-type="string" office:string-value="131339" calcext:value-type="string">
            <text:p>131339</text:p>
          </table:table-cell>
          <table:table-cell table:formula="of:=[.A62]/360" office:value-type="float" office:value="0.666666666666667" calcext:value-type="float">
            <text:p>0.666666666666667</text:p>
          </table:table-cell>
          <table:table-cell table:formula="of:=[.B62]/100" office:value-type="float" office:value="0.5" calcext:value-type="float">
            <text:p>0.5</text:p>
          </table:table-cell>
          <table:table-cell table:formula="of:=[.C62]/100" office:value-type="float" office:value="0.15" calcext:value-type="float">
            <text:p>0.15</text:p>
          </table:table-cell>
          <table:table-cell table:formula="of:=IF([.B62]&gt;0; TRUE(); FALSE())" office:value-type="boolean" office:boolean-value="true" calcext:value-type="boolean">
            <text:p>TRUE</text:p>
          </table:table-cell>
          <table:table-cell table:formula="of:=IF([.I62]; &quot;&quot;; ROUND([.C62]*2.55))">
            <text:p/>
          </table:table-cell>
          <table:table-cell table:formula="of:=[.J62]">
            <text:p/>
          </table:table-cell>
          <table:table-cell table:formula="of:=[.J62]">
            <text:p/>
          </table:table-cell>
          <table:table-cell table:formula="of:=[.H62] * (1 + [.G62])" office:value-type="float" office:value="0.225" calcext:value-type="float">
            <text:p>0.225</text:p>
          </table:table-cell>
          <table:table-cell table:formula="of:= ([.H62] + [.G62]) - ([.H62] * [.G62])" office:value-type="float" office:value="0.575" calcext:value-type="float">
            <text:p>0.575</text:p>
          </table:table-cell>
          <table:table-cell table:formula="of:=IF([.H62] &lt;= 0.5; [.M62]; [.N62])" office:value-type="float" office:value="0.225" calcext:value-type="float">
            <text:p>0.225</text:p>
          </table:table-cell>
          <table:table-cell table:formula="of:= (2 * [.H62]) - [.O62]" office:value-type="float" office:value="0.075" calcext:value-type="float">
            <text:p>0.075</text:p>
          </table:table-cell>
          <table:table-cell table:formula="of:=[.F62] + (1/3)" office:value-type="float" office:value="1" calcext:value-type="float">
            <text:p>1</text:p>
          </table:table-cell>
          <table:table-cell table:formula="of:=[.F62]" office:value-type="float" office:value="0.666666666666667" calcext:value-type="float">
            <text:p>0.666666666666667</text:p>
          </table:table-cell>
          <table:table-cell table:formula="of:=[.F62] - (1/3)" office:value-type="float" office:value="0.333333333333333" calcext:value-type="float">
            <text:p>0.333333333333333</text:p>
          </table:table-cell>
          <table:table-cell table:formula="of:=IF([.Q62]&lt;0; [.Q62]+1; IF([.Q62]&gt;1; [.Q62]-1; [.Q62]))" office:value-type="float" office:value="1" calcext:value-type="float">
            <text:p>1</text:p>
          </table:table-cell>
          <table:table-cell table:formula="of:=IF([.R62]&lt;0; [.R62]+1; IF([.R62]&gt;1; [.R62]-1; [.R62]))" office:value-type="float" office:value="0.666666666666667" calcext:value-type="float">
            <text:p>0.666666666666667</text:p>
          </table:table-cell>
          <table:table-cell table:formula="of:=IF([.S62]&lt;0; [.S62]+1; IF([.S62]&gt;1; [.S62]-1; [.S62]))" office:value-type="float" office:value="0.333333333333333" calcext:value-type="float">
            <text:p>0.333333333333333</text:p>
          </table:table-cell>
          <table:table-cell table:formula="of:=IF((6* [.T62]) &lt; 1; TRUE(); FALSE())" office:value-type="boolean" office:boolean-value="false" calcext:value-type="boolean">
            <text:p>FALSE</text:p>
          </table:table-cell>
          <table:table-cell table:formula="of:=IF((2* [.T62]) &lt; 1; TRUE(); FALSE())" office:value-type="boolean" office:boolean-value="false" calcext:value-type="boolean">
            <text:p>FALSE</text:p>
          </table:table-cell>
          <table:table-cell table:formula="of:=IF((3* [.T62]) &lt; 2; TRUE(); FALSE())" office:value-type="boolean" office:boolean-value="false" calcext:value-type="boolean">
            <text:p>FALSE</text:p>
          </table:table-cell>
          <table:table-cell table:formula="of:=IF((6* [.U62]) &lt; 1; TRUE(); FALSE())" office:value-type="boolean" office:boolean-value="false" calcext:value-type="boolean">
            <text:p>FALSE</text:p>
          </table:table-cell>
          <table:table-cell table:formula="of:=IF((2* [.U62]) &lt; 1; TRUE(); FALSE())" office:value-type="boolean" office:boolean-value="false" calcext:value-type="boolean">
            <text:p>FALSE</text:p>
          </table:table-cell>
          <table:table-cell table:formula="of:=IF((3* [.U62]) &lt; 2; TRUE(); FALSE())" office:value-type="boolean" office:boolean-value="false" calcext:value-type="boolean">
            <text:p>FALSE</text:p>
          </table:table-cell>
          <table:table-cell table:formula="of:=IF((6* [.V62]) &lt; 1; TRUE(); FALSE())" office:value-type="boolean" office:boolean-value="false" calcext:value-type="boolean">
            <text:p>FALSE</text:p>
          </table:table-cell>
          <table:table-cell table:formula="of:=IF((2* [.V62]) &lt; 1; TRUE(); FALSE())" office:value-type="boolean" office:boolean-value="true" calcext:value-type="boolean">
            <text:p>TRUE</text:p>
          </table:table-cell>
          <table:table-cell table:formula="of:=IF((3* [.V62]) &lt; 2; TRUE(); FALSE())" office:value-type="boolean" office:boolean-value="true" calcext:value-type="boolean">
            <text:p>TRUE</text:p>
          </table:table-cell>
          <table:table-cell table:formula="of:=IF([.W62]; [.$P62] + ([.$O62] - [.$P62]) * 6 * [.T62]; IF([.X62]; [.$O62]; IF([.Y62]; [.$P62] + (([.$O62] - [.$P62]) * ((2/3) - [.T62]) * 6); [.$P62])))" office:value-type="float" office:value="0.075" calcext:value-type="float">
            <text:p>0.075</text:p>
          </table:table-cell>
          <table:table-cell table:formula="of:=IF([.Z62]; [.$P62] + ([.$O62] - [.$P62]) * 6 * [.U62]; IF([.AA62]; [.$O62]; IF([.AB62]; [.$P62] + (([.$O62] - [.$P62]) * ((2/3) - [.U62]) * 6); [.$P62])))" office:value-type="float" office:value="0.075" calcext:value-type="float">
            <text:p>0.075</text:p>
          </table:table-cell>
          <table:table-cell table:formula="of:=IF([.AC62]; [.$P62] + ([.$O62] - [.$P62]) * 6 * [.V62]; IF([.AD62]; [.$O62]; IF([.AE62]; [.$P62] + (([.$O62] - [.$P62]) * ((2/3) - [.V62]) * 6); [.$P62])))" office:value-type="float" office:value="0.225" calcext:value-type="float">
            <text:p>0.225</text:p>
          </table:table-cell>
          <table:table-cell table:formula="of:=ROUND([.AF62]*255)" office:value-type="float" office:value="19" calcext:value-type="float">
            <text:p>19</text:p>
          </table:table-cell>
          <table:table-cell table:formula="of:=ROUND([.AG62]*255)" office:value-type="float" office:value="19" calcext:value-type="float">
            <text:p>19</text:p>
          </table:table-cell>
          <table:table-cell table:formula="of:=ROUND([.AH62]*255)" office:value-type="float" office:value="57" calcext:value-type="float">
            <text:p>57</text:p>
          </table:table-cell>
        </table:table-row>
        <table:table-row table:style-name="ro3">
          <table:table-cell table:formula="of:=[.A62]" office:value-type="float" office:value="240" calcext:value-type="float">
            <text:p>240</text:p>
          </table:table-cell>
          <table:table-cell table:formula="of:=[.B62]" office:value-type="float" office:value="50" calcext:value-type="float">
            <text:p>50</text:p>
          </table:table-cell>
          <table:table-cell table:formula="of:=IF([.C$5]=[.C62]; 5; [.C62]+5)" office:value-type="float" office:value="20" calcext:value-type="float">
            <text:p>20</text:p>
          </table:table-cell>
          <table:table-cell table:formula="of:=[.AI63]&amp;&quot;, &quot;&amp;[.AJ63]&amp;&quot;, &quot;&amp;[.AK63]" office:value-type="string" office:string-value="25, 25, 77" calcext:value-type="string">
            <text:p>25, 25, 77</text:p>
          </table:table-cell>
          <table:table-cell table:formula="of:=DEC2HEX([.AI63]; 2)&amp;DEC2HEX([.AJ63]; 2)&amp;DEC2HEX([.AK63]; 2)" office:value-type="string" office:string-value="19194D" calcext:value-type="string">
            <text:p>19194D</text:p>
          </table:table-cell>
          <table:table-cell table:formula="of:=[.A63]/360" office:value-type="float" office:value="0.666666666666667" calcext:value-type="float">
            <text:p>0.666666666666667</text:p>
          </table:table-cell>
          <table:table-cell table:formula="of:=[.B63]/100" office:value-type="float" office:value="0.5" calcext:value-type="float">
            <text:p>0.5</text:p>
          </table:table-cell>
          <table:table-cell table:formula="of:=[.C63]/100" office:value-type="float" office:value="0.2" calcext:value-type="float">
            <text:p>0.2</text:p>
          </table:table-cell>
          <table:table-cell table:formula="of:=IF([.B63]&gt;0; TRUE(); FALSE())" office:value-type="boolean" office:boolean-value="true" calcext:value-type="boolean">
            <text:p>TRUE</text:p>
          </table:table-cell>
          <table:table-cell table:formula="of:=IF([.I63]; &quot;&quot;; ROUND([.C63]*2.55))">
            <text:p/>
          </table:table-cell>
          <table:table-cell table:formula="of:=[.J63]">
            <text:p/>
          </table:table-cell>
          <table:table-cell table:formula="of:=[.J63]">
            <text:p/>
          </table:table-cell>
          <table:table-cell table:formula="of:=[.H63] * (1 + [.G63])" office:value-type="float" office:value="0.3" calcext:value-type="float">
            <text:p>0.3</text:p>
          </table:table-cell>
          <table:table-cell table:formula="of:= ([.H63] + [.G63]) - ([.H63] * [.G63])" office:value-type="float" office:value="0.6" calcext:value-type="float">
            <text:p>0.6</text:p>
          </table:table-cell>
          <table:table-cell table:formula="of:=IF([.H63] &lt;= 0.5; [.M63]; [.N63])" office:value-type="float" office:value="0.3" calcext:value-type="float">
            <text:p>0.3</text:p>
          </table:table-cell>
          <table:table-cell table:formula="of:= (2 * [.H63]) - [.O63]" office:value-type="float" office:value="0.1" calcext:value-type="float">
            <text:p>0.1</text:p>
          </table:table-cell>
          <table:table-cell table:formula="of:=[.F63] + (1/3)" office:value-type="float" office:value="1" calcext:value-type="float">
            <text:p>1</text:p>
          </table:table-cell>
          <table:table-cell table:formula="of:=[.F63]" office:value-type="float" office:value="0.666666666666667" calcext:value-type="float">
            <text:p>0.666666666666667</text:p>
          </table:table-cell>
          <table:table-cell table:formula="of:=[.F63] - (1/3)" office:value-type="float" office:value="0.333333333333333" calcext:value-type="float">
            <text:p>0.333333333333333</text:p>
          </table:table-cell>
          <table:table-cell table:formula="of:=IF([.Q63]&lt;0; [.Q63]+1; IF([.Q63]&gt;1; [.Q63]-1; [.Q63]))" office:value-type="float" office:value="1" calcext:value-type="float">
            <text:p>1</text:p>
          </table:table-cell>
          <table:table-cell table:formula="of:=IF([.R63]&lt;0; [.R63]+1; IF([.R63]&gt;1; [.R63]-1; [.R63]))" office:value-type="float" office:value="0.666666666666667" calcext:value-type="float">
            <text:p>0.666666666666667</text:p>
          </table:table-cell>
          <table:table-cell table:formula="of:=IF([.S63]&lt;0; [.S63]+1; IF([.S63]&gt;1; [.S63]-1; [.S63]))" office:value-type="float" office:value="0.333333333333333" calcext:value-type="float">
            <text:p>0.333333333333333</text:p>
          </table:table-cell>
          <table:table-cell table:formula="of:=IF((6* [.T63]) &lt; 1; TRUE(); FALSE())" office:value-type="boolean" office:boolean-value="false" calcext:value-type="boolean">
            <text:p>FALSE</text:p>
          </table:table-cell>
          <table:table-cell table:formula="of:=IF((2* [.T63]) &lt; 1; TRUE(); FALSE())" office:value-type="boolean" office:boolean-value="false" calcext:value-type="boolean">
            <text:p>FALSE</text:p>
          </table:table-cell>
          <table:table-cell table:formula="of:=IF((3* [.T63]) &lt; 2; TRUE(); FALSE())" office:value-type="boolean" office:boolean-value="false" calcext:value-type="boolean">
            <text:p>FALSE</text:p>
          </table:table-cell>
          <table:table-cell table:formula="of:=IF((6* [.U63]) &lt; 1; TRUE(); FALSE())" office:value-type="boolean" office:boolean-value="false" calcext:value-type="boolean">
            <text:p>FALSE</text:p>
          </table:table-cell>
          <table:table-cell table:formula="of:=IF((2* [.U63]) &lt; 1; TRUE(); FALSE())" office:value-type="boolean" office:boolean-value="false" calcext:value-type="boolean">
            <text:p>FALSE</text:p>
          </table:table-cell>
          <table:table-cell table:formula="of:=IF((3* [.U63]) &lt; 2; TRUE(); FALSE())" office:value-type="boolean" office:boolean-value="false" calcext:value-type="boolean">
            <text:p>FALSE</text:p>
          </table:table-cell>
          <table:table-cell table:formula="of:=IF((6* [.V63]) &lt; 1; TRUE(); FALSE())" office:value-type="boolean" office:boolean-value="false" calcext:value-type="boolean">
            <text:p>FALSE</text:p>
          </table:table-cell>
          <table:table-cell table:formula="of:=IF((2* [.V63]) &lt; 1; TRUE(); FALSE())" office:value-type="boolean" office:boolean-value="true" calcext:value-type="boolean">
            <text:p>TRUE</text:p>
          </table:table-cell>
          <table:table-cell table:formula="of:=IF((3* [.V63]) &lt; 2; TRUE(); FALSE())" office:value-type="boolean" office:boolean-value="true" calcext:value-type="boolean">
            <text:p>TRUE</text:p>
          </table:table-cell>
          <table:table-cell table:formula="of:=IF([.W63]; [.$P63] + ([.$O63] - [.$P63]) * 6 * [.T63]; IF([.X63]; [.$O63]; IF([.Y63]; [.$P63] + (([.$O63] - [.$P63]) * ((2/3) - [.T63]) * 6); [.$P63])))" office:value-type="float" office:value="0.1" calcext:value-type="float">
            <text:p>0.1</text:p>
          </table:table-cell>
          <table:table-cell table:formula="of:=IF([.Z63]; [.$P63] + ([.$O63] - [.$P63]) * 6 * [.U63]; IF([.AA63]; [.$O63]; IF([.AB63]; [.$P63] + (([.$O63] - [.$P63]) * ((2/3) - [.U63]) * 6); [.$P63])))" office:value-type="float" office:value="0.1" calcext:value-type="float">
            <text:p>0.1</text:p>
          </table:table-cell>
          <table:table-cell table:formula="of:=IF([.AC63]; [.$P63] + ([.$O63] - [.$P63]) * 6 * [.V63]; IF([.AD63]; [.$O63]; IF([.AE63]; [.$P63] + (([.$O63] - [.$P63]) * ((2/3) - [.V63]) * 6); [.$P63])))" office:value-type="float" office:value="0.3" calcext:value-type="float">
            <text:p>0.3</text:p>
          </table:table-cell>
          <table:table-cell table:formula="of:=ROUND([.AF63]*255)" office:value-type="float" office:value="25" calcext:value-type="float">
            <text:p>25</text:p>
          </table:table-cell>
          <table:table-cell table:formula="of:=ROUND([.AG63]*255)" office:value-type="float" office:value="25" calcext:value-type="float">
            <text:p>25</text:p>
          </table:table-cell>
          <table:table-cell table:formula="of:=ROUND([.AH63]*255)" office:value-type="float" office:value="77" calcext:value-type="float">
            <text:p>77</text:p>
          </table:table-cell>
        </table:table-row>
        <table:table-row table:style-name="ro3">
          <table:table-cell table:formula="of:=[.A63]" office:value-type="float" office:value="240" calcext:value-type="float">
            <text:p>240</text:p>
          </table:table-cell>
          <table:table-cell table:formula="of:=[.B63]" office:value-type="float" office:value="50" calcext:value-type="float">
            <text:p>50</text:p>
          </table:table-cell>
          <table:table-cell table:formula="of:=IF([.C$5]=[.C63]; 5; [.C63]+5)" office:value-type="float" office:value="25" calcext:value-type="float">
            <text:p>25</text:p>
          </table:table-cell>
          <table:table-cell table:formula="of:=[.AI64]&amp;&quot;, &quot;&amp;[.AJ64]&amp;&quot;, &quot;&amp;[.AK64]" office:value-type="string" office:string-value="32, 32, 96" calcext:value-type="string">
            <text:p>32, 32, 96</text:p>
          </table:table-cell>
          <table:table-cell table:formula="of:=DEC2HEX([.AI64]; 2)&amp;DEC2HEX([.AJ64]; 2)&amp;DEC2HEX([.AK64]; 2)" office:value-type="string" office:string-value="202060" calcext:value-type="string">
            <text:p>202060</text:p>
          </table:table-cell>
          <table:table-cell table:formula="of:=[.A64]/360" office:value-type="float" office:value="0.666666666666667" calcext:value-type="float">
            <text:p>0.666666666666667</text:p>
          </table:table-cell>
          <table:table-cell table:formula="of:=[.B64]/100" office:value-type="float" office:value="0.5" calcext:value-type="float">
            <text:p>0.5</text:p>
          </table:table-cell>
          <table:table-cell table:formula="of:=[.C64]/100" office:value-type="float" office:value="0.25" calcext:value-type="float">
            <text:p>0.25</text:p>
          </table:table-cell>
          <table:table-cell table:formula="of:=IF([.B64]&gt;0; TRUE(); FALSE())" office:value-type="boolean" office:boolean-value="true" calcext:value-type="boolean">
            <text:p>TRUE</text:p>
          </table:table-cell>
          <table:table-cell table:formula="of:=IF([.I64]; &quot;&quot;; ROUND([.C64]*2.55))">
            <text:p/>
          </table:table-cell>
          <table:table-cell table:formula="of:=[.J64]">
            <text:p/>
          </table:table-cell>
          <table:table-cell table:formula="of:=[.J64]">
            <text:p/>
          </table:table-cell>
          <table:table-cell table:formula="of:=[.H64] * (1 + [.G64])" office:value-type="float" office:value="0.375" calcext:value-type="float">
            <text:p>0.375</text:p>
          </table:table-cell>
          <table:table-cell table:formula="of:= ([.H64] + [.G64]) - ([.H64] * [.G64])" office:value-type="float" office:value="0.625" calcext:value-type="float">
            <text:p>0.625</text:p>
          </table:table-cell>
          <table:table-cell table:formula="of:=IF([.H64] &lt;= 0.5; [.M64]; [.N64])" office:value-type="float" office:value="0.375" calcext:value-type="float">
            <text:p>0.375</text:p>
          </table:table-cell>
          <table:table-cell table:formula="of:= (2 * [.H64]) - [.O64]" office:value-type="float" office:value="0.125" calcext:value-type="float">
            <text:p>0.125</text:p>
          </table:table-cell>
          <table:table-cell table:formula="of:=[.F64] + (1/3)" office:value-type="float" office:value="1" calcext:value-type="float">
            <text:p>1</text:p>
          </table:table-cell>
          <table:table-cell table:formula="of:=[.F64]" office:value-type="float" office:value="0.666666666666667" calcext:value-type="float">
            <text:p>0.666666666666667</text:p>
          </table:table-cell>
          <table:table-cell table:formula="of:=[.F64] - (1/3)" office:value-type="float" office:value="0.333333333333333" calcext:value-type="float">
            <text:p>0.333333333333333</text:p>
          </table:table-cell>
          <table:table-cell table:formula="of:=IF([.Q64]&lt;0; [.Q64]+1; IF([.Q64]&gt;1; [.Q64]-1; [.Q64]))" office:value-type="float" office:value="1" calcext:value-type="float">
            <text:p>1</text:p>
          </table:table-cell>
          <table:table-cell table:formula="of:=IF([.R64]&lt;0; [.R64]+1; IF([.R64]&gt;1; [.R64]-1; [.R64]))" office:value-type="float" office:value="0.666666666666667" calcext:value-type="float">
            <text:p>0.666666666666667</text:p>
          </table:table-cell>
          <table:table-cell table:formula="of:=IF([.S64]&lt;0; [.S64]+1; IF([.S64]&gt;1; [.S64]-1; [.S64]))" office:value-type="float" office:value="0.333333333333333" calcext:value-type="float">
            <text:p>0.333333333333333</text:p>
          </table:table-cell>
          <table:table-cell table:formula="of:=IF((6* [.T64]) &lt; 1; TRUE(); FALSE())" office:value-type="boolean" office:boolean-value="false" calcext:value-type="boolean">
            <text:p>FALSE</text:p>
          </table:table-cell>
          <table:table-cell table:formula="of:=IF((2* [.T64]) &lt; 1; TRUE(); FALSE())" office:value-type="boolean" office:boolean-value="false" calcext:value-type="boolean">
            <text:p>FALSE</text:p>
          </table:table-cell>
          <table:table-cell table:formula="of:=IF((3* [.T64]) &lt; 2; TRUE(); FALSE())" office:value-type="boolean" office:boolean-value="false" calcext:value-type="boolean">
            <text:p>FALSE</text:p>
          </table:table-cell>
          <table:table-cell table:formula="of:=IF((6* [.U64]) &lt; 1; TRUE(); FALSE())" office:value-type="boolean" office:boolean-value="false" calcext:value-type="boolean">
            <text:p>FALSE</text:p>
          </table:table-cell>
          <table:table-cell table:formula="of:=IF((2* [.U64]) &lt; 1; TRUE(); FALSE())" office:value-type="boolean" office:boolean-value="false" calcext:value-type="boolean">
            <text:p>FALSE</text:p>
          </table:table-cell>
          <table:table-cell table:formula="of:=IF((3* [.U64]) &lt; 2; TRUE(); FALSE())" office:value-type="boolean" office:boolean-value="false" calcext:value-type="boolean">
            <text:p>FALSE</text:p>
          </table:table-cell>
          <table:table-cell table:formula="of:=IF((6* [.V64]) &lt; 1; TRUE(); FALSE())" office:value-type="boolean" office:boolean-value="false" calcext:value-type="boolean">
            <text:p>FALSE</text:p>
          </table:table-cell>
          <table:table-cell table:formula="of:=IF((2* [.V64]) &lt; 1; TRUE(); FALSE())" office:value-type="boolean" office:boolean-value="true" calcext:value-type="boolean">
            <text:p>TRUE</text:p>
          </table:table-cell>
          <table:table-cell table:formula="of:=IF((3* [.V64]) &lt; 2; TRUE(); FALSE())" office:value-type="boolean" office:boolean-value="true" calcext:value-type="boolean">
            <text:p>TRUE</text:p>
          </table:table-cell>
          <table:table-cell table:formula="of:=IF([.W64]; [.$P64] + ([.$O64] - [.$P64]) * 6 * [.T64]; IF([.X64]; [.$O64]; IF([.Y64]; [.$P64] + (([.$O64] - [.$P64]) * ((2/3) - [.T64]) * 6); [.$P64])))" office:value-type="float" office:value="0.125" calcext:value-type="float">
            <text:p>0.125</text:p>
          </table:table-cell>
          <table:table-cell table:formula="of:=IF([.Z64]; [.$P64] + ([.$O64] - [.$P64]) * 6 * [.U64]; IF([.AA64]; [.$O64]; IF([.AB64]; [.$P64] + (([.$O64] - [.$P64]) * ((2/3) - [.U64]) * 6); [.$P64])))" office:value-type="float" office:value="0.125" calcext:value-type="float">
            <text:p>0.125</text:p>
          </table:table-cell>
          <table:table-cell table:formula="of:=IF([.AC64]; [.$P64] + ([.$O64] - [.$P64]) * 6 * [.V64]; IF([.AD64]; [.$O64]; IF([.AE64]; [.$P64] + (([.$O64] - [.$P64]) * ((2/3) - [.V64]) * 6); [.$P64])))" office:value-type="float" office:value="0.375" calcext:value-type="float">
            <text:p>0.375</text:p>
          </table:table-cell>
          <table:table-cell table:formula="of:=ROUND([.AF64]*255)" office:value-type="float" office:value="32" calcext:value-type="float">
            <text:p>32</text:p>
          </table:table-cell>
          <table:table-cell table:formula="of:=ROUND([.AG64]*255)" office:value-type="float" office:value="32" calcext:value-type="float">
            <text:p>32</text:p>
          </table:table-cell>
          <table:table-cell table:formula="of:=ROUND([.AH64]*255)" office:value-type="float" office:value="96" calcext:value-type="float">
            <text:p>96</text:p>
          </table:table-cell>
        </table:table-row>
        <table:table-row table:style-name="ro3">
          <table:table-cell table:formula="of:=[.A64]" office:value-type="float" office:value="240" calcext:value-type="float">
            <text:p>240</text:p>
          </table:table-cell>
          <table:table-cell table:formula="of:=[.B64]" office:value-type="float" office:value="50" calcext:value-type="float">
            <text:p>50</text:p>
          </table:table-cell>
          <table:table-cell table:formula="of:=IF([.C$5]=[.C64]; 5; [.C64]+5)" office:value-type="float" office:value="30" calcext:value-type="float">
            <text:p>30</text:p>
          </table:table-cell>
          <table:table-cell table:formula="of:=[.AI65]&amp;&quot;, &quot;&amp;[.AJ65]&amp;&quot;, &quot;&amp;[.AK65]" office:value-type="string" office:string-value="38, 38, 115" calcext:value-type="string">
            <text:p>38, 38, 115</text:p>
          </table:table-cell>
          <table:table-cell table:formula="of:=DEC2HEX([.AI65]; 2)&amp;DEC2HEX([.AJ65]; 2)&amp;DEC2HEX([.AK65]; 2)" office:value-type="string" office:string-value="262673" calcext:value-type="string">
            <text:p>262673</text:p>
          </table:table-cell>
          <table:table-cell table:formula="of:=[.A65]/360" office:value-type="float" office:value="0.666666666666667" calcext:value-type="float">
            <text:p>0.666666666666667</text:p>
          </table:table-cell>
          <table:table-cell table:formula="of:=[.B65]/100" office:value-type="float" office:value="0.5" calcext:value-type="float">
            <text:p>0.5</text:p>
          </table:table-cell>
          <table:table-cell table:formula="of:=[.C65]/100" office:value-type="float" office:value="0.3" calcext:value-type="float">
            <text:p>0.3</text:p>
          </table:table-cell>
          <table:table-cell table:formula="of:=IF([.B65]&gt;0; TRUE(); FALSE())" office:value-type="boolean" office:boolean-value="true" calcext:value-type="boolean">
            <text:p>TRUE</text:p>
          </table:table-cell>
          <table:table-cell table:formula="of:=IF([.I65]; &quot;&quot;; ROUND([.C65]*2.55))">
            <text:p/>
          </table:table-cell>
          <table:table-cell table:formula="of:=[.J65]">
            <text:p/>
          </table:table-cell>
          <table:table-cell table:formula="of:=[.J65]">
            <text:p/>
          </table:table-cell>
          <table:table-cell table:formula="of:=[.H65] * (1 + [.G65])" office:value-type="float" office:value="0.45" calcext:value-type="float">
            <text:p>0.45</text:p>
          </table:table-cell>
          <table:table-cell table:formula="of:= ([.H65] + [.G65]) - ([.H65] * [.G65])" office:value-type="float" office:value="0.65" calcext:value-type="float">
            <text:p>0.65</text:p>
          </table:table-cell>
          <table:table-cell table:formula="of:=IF([.H65] &lt;= 0.5; [.M65]; [.N65])" office:value-type="float" office:value="0.45" calcext:value-type="float">
            <text:p>0.45</text:p>
          </table:table-cell>
          <table:table-cell table:formula="of:= (2 * [.H65]) - [.O65]" office:value-type="float" office:value="0.15" calcext:value-type="float">
            <text:p>0.15</text:p>
          </table:table-cell>
          <table:table-cell table:formula="of:=[.F65] + (1/3)" office:value-type="float" office:value="1" calcext:value-type="float">
            <text:p>1</text:p>
          </table:table-cell>
          <table:table-cell table:formula="of:=[.F65]" office:value-type="float" office:value="0.666666666666667" calcext:value-type="float">
            <text:p>0.666666666666667</text:p>
          </table:table-cell>
          <table:table-cell table:formula="of:=[.F65] - (1/3)" office:value-type="float" office:value="0.333333333333333" calcext:value-type="float">
            <text:p>0.333333333333333</text:p>
          </table:table-cell>
          <table:table-cell table:formula="of:=IF([.Q65]&lt;0; [.Q65]+1; IF([.Q65]&gt;1; [.Q65]-1; [.Q65]))" office:value-type="float" office:value="1" calcext:value-type="float">
            <text:p>1</text:p>
          </table:table-cell>
          <table:table-cell table:formula="of:=IF([.R65]&lt;0; [.R65]+1; IF([.R65]&gt;1; [.R65]-1; [.R65]))" office:value-type="float" office:value="0.666666666666667" calcext:value-type="float">
            <text:p>0.666666666666667</text:p>
          </table:table-cell>
          <table:table-cell table:formula="of:=IF([.S65]&lt;0; [.S65]+1; IF([.S65]&gt;1; [.S65]-1; [.S65]))" office:value-type="float" office:value="0.333333333333333" calcext:value-type="float">
            <text:p>0.333333333333333</text:p>
          </table:table-cell>
          <table:table-cell table:formula="of:=IF((6* [.T65]) &lt; 1; TRUE(); FALSE())" office:value-type="boolean" office:boolean-value="false" calcext:value-type="boolean">
            <text:p>FALSE</text:p>
          </table:table-cell>
          <table:table-cell table:formula="of:=IF((2* [.T65]) &lt; 1; TRUE(); FALSE())" office:value-type="boolean" office:boolean-value="false" calcext:value-type="boolean">
            <text:p>FALSE</text:p>
          </table:table-cell>
          <table:table-cell table:formula="of:=IF((3* [.T65]) &lt; 2; TRUE(); FALSE())" office:value-type="boolean" office:boolean-value="false" calcext:value-type="boolean">
            <text:p>FALSE</text:p>
          </table:table-cell>
          <table:table-cell table:formula="of:=IF((6* [.U65]) &lt; 1; TRUE(); FALSE())" office:value-type="boolean" office:boolean-value="false" calcext:value-type="boolean">
            <text:p>FALSE</text:p>
          </table:table-cell>
          <table:table-cell table:formula="of:=IF((2* [.U65]) &lt; 1; TRUE(); FALSE())" office:value-type="boolean" office:boolean-value="false" calcext:value-type="boolean">
            <text:p>FALSE</text:p>
          </table:table-cell>
          <table:table-cell table:formula="of:=IF((3* [.U65]) &lt; 2; TRUE(); FALSE())" office:value-type="boolean" office:boolean-value="false" calcext:value-type="boolean">
            <text:p>FALSE</text:p>
          </table:table-cell>
          <table:table-cell table:formula="of:=IF((6* [.V65]) &lt; 1; TRUE(); FALSE())" office:value-type="boolean" office:boolean-value="false" calcext:value-type="boolean">
            <text:p>FALSE</text:p>
          </table:table-cell>
          <table:table-cell table:formula="of:=IF((2* [.V65]) &lt; 1; TRUE(); FALSE())" office:value-type="boolean" office:boolean-value="true" calcext:value-type="boolean">
            <text:p>TRUE</text:p>
          </table:table-cell>
          <table:table-cell table:formula="of:=IF((3* [.V65]) &lt; 2; TRUE(); FALSE())" office:value-type="boolean" office:boolean-value="true" calcext:value-type="boolean">
            <text:p>TRUE</text:p>
          </table:table-cell>
          <table:table-cell table:formula="of:=IF([.W65]; [.$P65] + ([.$O65] - [.$P65]) * 6 * [.T65]; IF([.X65]; [.$O65]; IF([.Y65]; [.$P65] + (([.$O65] - [.$P65]) * ((2/3) - [.T65]) * 6); [.$P65])))" office:value-type="float" office:value="0.15" calcext:value-type="float">
            <text:p>0.15</text:p>
          </table:table-cell>
          <table:table-cell table:formula="of:=IF([.Z65]; [.$P65] + ([.$O65] - [.$P65]) * 6 * [.U65]; IF([.AA65]; [.$O65]; IF([.AB65]; [.$P65] + (([.$O65] - [.$P65]) * ((2/3) - [.U65]) * 6); [.$P65])))" office:value-type="float" office:value="0.15" calcext:value-type="float">
            <text:p>0.15</text:p>
          </table:table-cell>
          <table:table-cell table:formula="of:=IF([.AC65]; [.$P65] + ([.$O65] - [.$P65]) * 6 * [.V65]; IF([.AD65]; [.$O65]; IF([.AE65]; [.$P65] + (([.$O65] - [.$P65]) * ((2/3) - [.V65]) * 6); [.$P65])))" office:value-type="float" office:value="0.45" calcext:value-type="float">
            <text:p>0.45</text:p>
          </table:table-cell>
          <table:table-cell table:formula="of:=ROUND([.AF65]*255)" office:value-type="float" office:value="38" calcext:value-type="float">
            <text:p>38</text:p>
          </table:table-cell>
          <table:table-cell table:formula="of:=ROUND([.AG65]*255)" office:value-type="float" office:value="38" calcext:value-type="float">
            <text:p>38</text:p>
          </table:table-cell>
          <table:table-cell table:formula="of:=ROUND([.AH65]*255)" office:value-type="float" office:value="115" calcext:value-type="float">
            <text:p>115</text:p>
          </table:table-cell>
        </table:table-row>
        <table:table-row table:style-name="ro3">
          <table:table-cell table:formula="of:=[.A65]" office:value-type="float" office:value="240" calcext:value-type="float">
            <text:p>240</text:p>
          </table:table-cell>
          <table:table-cell table:formula="of:=[.B65]" office:value-type="float" office:value="50" calcext:value-type="float">
            <text:p>50</text:p>
          </table:table-cell>
          <table:table-cell table:formula="of:=IF([.C$5]=[.C65]; 5; [.C65]+5)" office:value-type="float" office:value="35" calcext:value-type="float">
            <text:p>35</text:p>
          </table:table-cell>
          <table:table-cell table:formula="of:=[.AI66]&amp;&quot;, &quot;&amp;[.AJ66]&amp;&quot;, &quot;&amp;[.AK66]" office:value-type="string" office:string-value="45, 45, 134" calcext:value-type="string">
            <text:p>45, 45, 134</text:p>
          </table:table-cell>
          <table:table-cell table:formula="of:=DEC2HEX([.AI66]; 2)&amp;DEC2HEX([.AJ66]; 2)&amp;DEC2HEX([.AK66]; 2)" office:value-type="string" office:string-value="2D2D86" calcext:value-type="string">
            <text:p>2D2D86</text:p>
          </table:table-cell>
          <table:table-cell table:formula="of:=[.A66]/360" office:value-type="float" office:value="0.666666666666667" calcext:value-type="float">
            <text:p>0.666666666666667</text:p>
          </table:table-cell>
          <table:table-cell table:formula="of:=[.B66]/100" office:value-type="float" office:value="0.5" calcext:value-type="float">
            <text:p>0.5</text:p>
          </table:table-cell>
          <table:table-cell table:formula="of:=[.C66]/100" office:value-type="float" office:value="0.35" calcext:value-type="float">
            <text:p>0.35</text:p>
          </table:table-cell>
          <table:table-cell table:formula="of:=IF([.B66]&gt;0; TRUE(); FALSE())" office:value-type="boolean" office:boolean-value="true" calcext:value-type="boolean">
            <text:p>TRUE</text:p>
          </table:table-cell>
          <table:table-cell table:formula="of:=IF([.I66]; &quot;&quot;; ROUND([.C66]*2.55))">
            <text:p/>
          </table:table-cell>
          <table:table-cell table:formula="of:=[.J66]">
            <text:p/>
          </table:table-cell>
          <table:table-cell table:formula="of:=[.J66]">
            <text:p/>
          </table:table-cell>
          <table:table-cell table:formula="of:=[.H66] * (1 + [.G66])" office:value-type="float" office:value="0.525" calcext:value-type="float">
            <text:p>0.525</text:p>
          </table:table-cell>
          <table:table-cell table:formula="of:= ([.H66] + [.G66]) - ([.H66] * [.G66])" office:value-type="float" office:value="0.675" calcext:value-type="float">
            <text:p>0.675</text:p>
          </table:table-cell>
          <table:table-cell table:formula="of:=IF([.H66] &lt;= 0.5; [.M66]; [.N66])" office:value-type="float" office:value="0.525" calcext:value-type="float">
            <text:p>0.525</text:p>
          </table:table-cell>
          <table:table-cell table:formula="of:= (2 * [.H66]) - [.O66]" office:value-type="float" office:value="0.175" calcext:value-type="float">
            <text:p>0.175</text:p>
          </table:table-cell>
          <table:table-cell table:formula="of:=[.F66] + (1/3)" office:value-type="float" office:value="1" calcext:value-type="float">
            <text:p>1</text:p>
          </table:table-cell>
          <table:table-cell table:formula="of:=[.F66]" office:value-type="float" office:value="0.666666666666667" calcext:value-type="float">
            <text:p>0.666666666666667</text:p>
          </table:table-cell>
          <table:table-cell table:formula="of:=[.F66] - (1/3)" office:value-type="float" office:value="0.333333333333333" calcext:value-type="float">
            <text:p>0.333333333333333</text:p>
          </table:table-cell>
          <table:table-cell table:formula="of:=IF([.Q66]&lt;0; [.Q66]+1; IF([.Q66]&gt;1; [.Q66]-1; [.Q66]))" office:value-type="float" office:value="1" calcext:value-type="float">
            <text:p>1</text:p>
          </table:table-cell>
          <table:table-cell table:formula="of:=IF([.R66]&lt;0; [.R66]+1; IF([.R66]&gt;1; [.R66]-1; [.R66]))" office:value-type="float" office:value="0.666666666666667" calcext:value-type="float">
            <text:p>0.666666666666667</text:p>
          </table:table-cell>
          <table:table-cell table:formula="of:=IF([.S66]&lt;0; [.S66]+1; IF([.S66]&gt;1; [.S66]-1; [.S66]))" office:value-type="float" office:value="0.333333333333333" calcext:value-type="float">
            <text:p>0.333333333333333</text:p>
          </table:table-cell>
          <table:table-cell table:formula="of:=IF((6* [.T66]) &lt; 1; TRUE(); FALSE())" office:value-type="boolean" office:boolean-value="false" calcext:value-type="boolean">
            <text:p>FALSE</text:p>
          </table:table-cell>
          <table:table-cell table:formula="of:=IF((2* [.T66]) &lt; 1; TRUE(); FALSE())" office:value-type="boolean" office:boolean-value="false" calcext:value-type="boolean">
            <text:p>FALSE</text:p>
          </table:table-cell>
          <table:table-cell table:formula="of:=IF((3* [.T66]) &lt; 2; TRUE(); FALSE())" office:value-type="boolean" office:boolean-value="false" calcext:value-type="boolean">
            <text:p>FALSE</text:p>
          </table:table-cell>
          <table:table-cell table:formula="of:=IF((6* [.U66]) &lt; 1; TRUE(); FALSE())" office:value-type="boolean" office:boolean-value="false" calcext:value-type="boolean">
            <text:p>FALSE</text:p>
          </table:table-cell>
          <table:table-cell table:formula="of:=IF((2* [.U66]) &lt; 1; TRUE(); FALSE())" office:value-type="boolean" office:boolean-value="false" calcext:value-type="boolean">
            <text:p>FALSE</text:p>
          </table:table-cell>
          <table:table-cell table:formula="of:=IF((3* [.U66]) &lt; 2; TRUE(); FALSE())" office:value-type="boolean" office:boolean-value="false" calcext:value-type="boolean">
            <text:p>FALSE</text:p>
          </table:table-cell>
          <table:table-cell table:formula="of:=IF((6* [.V66]) &lt; 1; TRUE(); FALSE())" office:value-type="boolean" office:boolean-value="false" calcext:value-type="boolean">
            <text:p>FALSE</text:p>
          </table:table-cell>
          <table:table-cell table:formula="of:=IF((2* [.V66]) &lt; 1; TRUE(); FALSE())" office:value-type="boolean" office:boolean-value="true" calcext:value-type="boolean">
            <text:p>TRUE</text:p>
          </table:table-cell>
          <table:table-cell table:formula="of:=IF((3* [.V66]) &lt; 2; TRUE(); FALSE())" office:value-type="boolean" office:boolean-value="true" calcext:value-type="boolean">
            <text:p>TRUE</text:p>
          </table:table-cell>
          <table:table-cell table:formula="of:=IF([.W66]; [.$P66] + ([.$O66] - [.$P66]) * 6 * [.T66]; IF([.X66]; [.$O66]; IF([.Y66]; [.$P66] + (([.$O66] - [.$P66]) * ((2/3) - [.T66]) * 6); [.$P66])))" office:value-type="float" office:value="0.175" calcext:value-type="float">
            <text:p>0.175</text:p>
          </table:table-cell>
          <table:table-cell table:formula="of:=IF([.Z66]; [.$P66] + ([.$O66] - [.$P66]) * 6 * [.U66]; IF([.AA66]; [.$O66]; IF([.AB66]; [.$P66] + (([.$O66] - [.$P66]) * ((2/3) - [.U66]) * 6); [.$P66])))" office:value-type="float" office:value="0.175" calcext:value-type="float">
            <text:p>0.175</text:p>
          </table:table-cell>
          <table:table-cell table:formula="of:=IF([.AC66]; [.$P66] + ([.$O66] - [.$P66]) * 6 * [.V66]; IF([.AD66]; [.$O66]; IF([.AE66]; [.$P66] + (([.$O66] - [.$P66]) * ((2/3) - [.V66]) * 6); [.$P66])))" office:value-type="float" office:value="0.525" calcext:value-type="float">
            <text:p>0.525</text:p>
          </table:table-cell>
          <table:table-cell table:formula="of:=ROUND([.AF66]*255)" office:value-type="float" office:value="45" calcext:value-type="float">
            <text:p>45</text:p>
          </table:table-cell>
          <table:table-cell table:formula="of:=ROUND([.AG66]*255)" office:value-type="float" office:value="45" calcext:value-type="float">
            <text:p>45</text:p>
          </table:table-cell>
          <table:table-cell table:formula="of:=ROUND([.AH66]*255)" office:value-type="float" office:value="134" calcext:value-type="float">
            <text:p>134</text:p>
          </table:table-cell>
        </table:table-row>
        <table:table-row table:style-name="ro3">
          <table:table-cell table:formula="of:=[.A66]" office:value-type="float" office:value="240" calcext:value-type="float">
            <text:p>240</text:p>
          </table:table-cell>
          <table:table-cell table:formula="of:=[.B66]" office:value-type="float" office:value="50" calcext:value-type="float">
            <text:p>50</text:p>
          </table:table-cell>
          <table:table-cell table:formula="of:=IF([.C$5]=[.C66]; 5; [.C66]+5)" office:value-type="float" office:value="40" calcext:value-type="float">
            <text:p>40</text:p>
          </table:table-cell>
          <table:table-cell table:formula="of:=[.AI67]&amp;&quot;, &quot;&amp;[.AJ67]&amp;&quot;, &quot;&amp;[.AK67]" office:value-type="string" office:string-value="51, 51, 153" calcext:value-type="string">
            <text:p>51, 51, 153</text:p>
          </table:table-cell>
          <table:table-cell table:formula="of:=DEC2HEX([.AI67]; 2)&amp;DEC2HEX([.AJ67]; 2)&amp;DEC2HEX([.AK67]; 2)" office:value-type="string" office:string-value="333399" calcext:value-type="string">
            <text:p>333399</text:p>
          </table:table-cell>
          <table:table-cell table:formula="of:=[.A67]/360" office:value-type="float" office:value="0.666666666666667" calcext:value-type="float">
            <text:p>0.666666666666667</text:p>
          </table:table-cell>
          <table:table-cell table:formula="of:=[.B67]/100" office:value-type="float" office:value="0.5" calcext:value-type="float">
            <text:p>0.5</text:p>
          </table:table-cell>
          <table:table-cell table:formula="of:=[.C67]/100" office:value-type="float" office:value="0.4" calcext:value-type="float">
            <text:p>0.4</text:p>
          </table:table-cell>
          <table:table-cell table:formula="of:=IF([.B67]&gt;0; TRUE(); FALSE())" office:value-type="boolean" office:boolean-value="true" calcext:value-type="boolean">
            <text:p>TRUE</text:p>
          </table:table-cell>
          <table:table-cell table:formula="of:=IF([.I67]; &quot;&quot;; ROUND([.C67]*2.55))">
            <text:p/>
          </table:table-cell>
          <table:table-cell table:formula="of:=[.J67]">
            <text:p/>
          </table:table-cell>
          <table:table-cell table:formula="of:=[.J67]">
            <text:p/>
          </table:table-cell>
          <table:table-cell table:formula="of:=[.H67] * (1 + [.G67])" office:value-type="float" office:value="0.6" calcext:value-type="float">
            <text:p>0.6</text:p>
          </table:table-cell>
          <table:table-cell table:formula="of:= ([.H67] + [.G67]) - ([.H67] * [.G67])" office:value-type="float" office:value="0.7" calcext:value-type="float">
            <text:p>0.7</text:p>
          </table:table-cell>
          <table:table-cell table:formula="of:=IF([.H67] &lt;= 0.5; [.M67]; [.N67])" office:value-type="float" office:value="0.6" calcext:value-type="float">
            <text:p>0.6</text:p>
          </table:table-cell>
          <table:table-cell table:formula="of:= (2 * [.H67]) - [.O67]" office:value-type="float" office:value="0.2" calcext:value-type="float">
            <text:p>0.2</text:p>
          </table:table-cell>
          <table:table-cell table:formula="of:=[.F67] + (1/3)" office:value-type="float" office:value="1" calcext:value-type="float">
            <text:p>1</text:p>
          </table:table-cell>
          <table:table-cell table:formula="of:=[.F67]" office:value-type="float" office:value="0.666666666666667" calcext:value-type="float">
            <text:p>0.666666666666667</text:p>
          </table:table-cell>
          <table:table-cell table:formula="of:=[.F67] - (1/3)" office:value-type="float" office:value="0.333333333333333" calcext:value-type="float">
            <text:p>0.333333333333333</text:p>
          </table:table-cell>
          <table:table-cell table:formula="of:=IF([.Q67]&lt;0; [.Q67]+1; IF([.Q67]&gt;1; [.Q67]-1; [.Q67]))" office:value-type="float" office:value="1" calcext:value-type="float">
            <text:p>1</text:p>
          </table:table-cell>
          <table:table-cell table:formula="of:=IF([.R67]&lt;0; [.R67]+1; IF([.R67]&gt;1; [.R67]-1; [.R67]))" office:value-type="float" office:value="0.666666666666667" calcext:value-type="float">
            <text:p>0.666666666666667</text:p>
          </table:table-cell>
          <table:table-cell table:formula="of:=IF([.S67]&lt;0; [.S67]+1; IF([.S67]&gt;1; [.S67]-1; [.S67]))" office:value-type="float" office:value="0.333333333333333" calcext:value-type="float">
            <text:p>0.333333333333333</text:p>
          </table:table-cell>
          <table:table-cell table:formula="of:=IF((6* [.T67]) &lt; 1; TRUE(); FALSE())" office:value-type="boolean" office:boolean-value="false" calcext:value-type="boolean">
            <text:p>FALSE</text:p>
          </table:table-cell>
          <table:table-cell table:formula="of:=IF((2* [.T67]) &lt; 1; TRUE(); FALSE())" office:value-type="boolean" office:boolean-value="false" calcext:value-type="boolean">
            <text:p>FALSE</text:p>
          </table:table-cell>
          <table:table-cell table:formula="of:=IF((3* [.T67]) &lt; 2; TRUE(); FALSE())" office:value-type="boolean" office:boolean-value="false" calcext:value-type="boolean">
            <text:p>FALSE</text:p>
          </table:table-cell>
          <table:table-cell table:formula="of:=IF((6* [.U67]) &lt; 1; TRUE(); FALSE())" office:value-type="boolean" office:boolean-value="false" calcext:value-type="boolean">
            <text:p>FALSE</text:p>
          </table:table-cell>
          <table:table-cell table:formula="of:=IF((2* [.U67]) &lt; 1; TRUE(); FALSE())" office:value-type="boolean" office:boolean-value="false" calcext:value-type="boolean">
            <text:p>FALSE</text:p>
          </table:table-cell>
          <table:table-cell table:formula="of:=IF((3* [.U67]) &lt; 2; TRUE(); FALSE())" office:value-type="boolean" office:boolean-value="false" calcext:value-type="boolean">
            <text:p>FALSE</text:p>
          </table:table-cell>
          <table:table-cell table:formula="of:=IF((6* [.V67]) &lt; 1; TRUE(); FALSE())" office:value-type="boolean" office:boolean-value="false" calcext:value-type="boolean">
            <text:p>FALSE</text:p>
          </table:table-cell>
          <table:table-cell table:formula="of:=IF((2* [.V67]) &lt; 1; TRUE(); FALSE())" office:value-type="boolean" office:boolean-value="true" calcext:value-type="boolean">
            <text:p>TRUE</text:p>
          </table:table-cell>
          <table:table-cell table:formula="of:=IF((3* [.V67]) &lt; 2; TRUE(); FALSE())" office:value-type="boolean" office:boolean-value="true" calcext:value-type="boolean">
            <text:p>TRUE</text:p>
          </table:table-cell>
          <table:table-cell table:formula="of:=IF([.W67]; [.$P67] + ([.$O67] - [.$P67]) * 6 * [.T67]; IF([.X67]; [.$O67]; IF([.Y67]; [.$P67] + (([.$O67] - [.$P67]) * ((2/3) - [.T67]) * 6); [.$P67])))" office:value-type="float" office:value="0.2" calcext:value-type="float">
            <text:p>0.2</text:p>
          </table:table-cell>
          <table:table-cell table:formula="of:=IF([.Z67]; [.$P67] + ([.$O67] - [.$P67]) * 6 * [.U67]; IF([.AA67]; [.$O67]; IF([.AB67]; [.$P67] + (([.$O67] - [.$P67]) * ((2/3) - [.U67]) * 6); [.$P67])))" office:value-type="float" office:value="0.2" calcext:value-type="float">
            <text:p>0.2</text:p>
          </table:table-cell>
          <table:table-cell table:formula="of:=IF([.AC67]; [.$P67] + ([.$O67] - [.$P67]) * 6 * [.V67]; IF([.AD67]; [.$O67]; IF([.AE67]; [.$P67] + (([.$O67] - [.$P67]) * ((2/3) - [.V67]) * 6); [.$P67])))" office:value-type="float" office:value="0.6" calcext:value-type="float">
            <text:p>0.6</text:p>
          </table:table-cell>
          <table:table-cell table:formula="of:=ROUND([.AF67]*255)" office:value-type="float" office:value="51" calcext:value-type="float">
            <text:p>51</text:p>
          </table:table-cell>
          <table:table-cell table:formula="of:=ROUND([.AG67]*255)" office:value-type="float" office:value="51" calcext:value-type="float">
            <text:p>51</text:p>
          </table:table-cell>
          <table:table-cell table:formula="of:=ROUND([.AH67]*255)" office:value-type="float" office:value="153" calcext:value-type="float">
            <text:p>153</text:p>
          </table:table-cell>
        </table:table-row>
        <table:table-row table:style-name="ro3">
          <table:table-cell table:formula="of:=[.A67]" office:value-type="float" office:value="240" calcext:value-type="float">
            <text:p>240</text:p>
          </table:table-cell>
          <table:table-cell table:formula="of:=[.B67]" office:value-type="float" office:value="50" calcext:value-type="float">
            <text:p>50</text:p>
          </table:table-cell>
          <table:table-cell table:formula="of:=IF([.C$5]=[.C67]; 5; [.C67]+5)" office:value-type="float" office:value="45" calcext:value-type="float">
            <text:p>45</text:p>
          </table:table-cell>
          <table:table-cell table:formula="of:=[.AI68]&amp;&quot;, &quot;&amp;[.AJ68]&amp;&quot;, &quot;&amp;[.AK68]" office:value-type="string" office:string-value="57, 57, 172" calcext:value-type="string">
            <text:p>57, 57, 172</text:p>
          </table:table-cell>
          <table:table-cell table:formula="of:=DEC2HEX([.AI68]; 2)&amp;DEC2HEX([.AJ68]; 2)&amp;DEC2HEX([.AK68]; 2)" office:value-type="string" office:string-value="3939AC" calcext:value-type="string">
            <text:p>3939AC</text:p>
          </table:table-cell>
          <table:table-cell table:formula="of:=[.A68]/360" office:value-type="float" office:value="0.666666666666667" calcext:value-type="float">
            <text:p>0.666666666666667</text:p>
          </table:table-cell>
          <table:table-cell table:formula="of:=[.B68]/100" office:value-type="float" office:value="0.5" calcext:value-type="float">
            <text:p>0.5</text:p>
          </table:table-cell>
          <table:table-cell table:formula="of:=[.C68]/100" office:value-type="float" office:value="0.45" calcext:value-type="float">
            <text:p>0.45</text:p>
          </table:table-cell>
          <table:table-cell table:formula="of:=IF([.B68]&gt;0; TRUE(); FALSE())" office:value-type="boolean" office:boolean-value="true" calcext:value-type="boolean">
            <text:p>TRUE</text:p>
          </table:table-cell>
          <table:table-cell table:formula="of:=IF([.I68]; &quot;&quot;; ROUND([.C68]*2.55))">
            <text:p/>
          </table:table-cell>
          <table:table-cell table:formula="of:=[.J68]">
            <text:p/>
          </table:table-cell>
          <table:table-cell table:formula="of:=[.J68]">
            <text:p/>
          </table:table-cell>
          <table:table-cell table:formula="of:=[.H68] * (1 + [.G68])" office:value-type="float" office:value="0.675" calcext:value-type="float">
            <text:p>0.675</text:p>
          </table:table-cell>
          <table:table-cell table:formula="of:= ([.H68] + [.G68]) - ([.H68] * [.G68])" office:value-type="float" office:value="0.725" calcext:value-type="float">
            <text:p>0.725</text:p>
          </table:table-cell>
          <table:table-cell table:formula="of:=IF([.H68] &lt;= 0.5; [.M68]; [.N68])" office:value-type="float" office:value="0.675" calcext:value-type="float">
            <text:p>0.675</text:p>
          </table:table-cell>
          <table:table-cell table:formula="of:= (2 * [.H68]) - [.O68]" office:value-type="float" office:value="0.225" calcext:value-type="float">
            <text:p>0.225</text:p>
          </table:table-cell>
          <table:table-cell table:formula="of:=[.F68] + (1/3)" office:value-type="float" office:value="1" calcext:value-type="float">
            <text:p>1</text:p>
          </table:table-cell>
          <table:table-cell table:formula="of:=[.F68]" office:value-type="float" office:value="0.666666666666667" calcext:value-type="float">
            <text:p>0.666666666666667</text:p>
          </table:table-cell>
          <table:table-cell table:formula="of:=[.F68] - (1/3)" office:value-type="float" office:value="0.333333333333333" calcext:value-type="float">
            <text:p>0.333333333333333</text:p>
          </table:table-cell>
          <table:table-cell table:formula="of:=IF([.Q68]&lt;0; [.Q68]+1; IF([.Q68]&gt;1; [.Q68]-1; [.Q68]))" office:value-type="float" office:value="1" calcext:value-type="float">
            <text:p>1</text:p>
          </table:table-cell>
          <table:table-cell table:formula="of:=IF([.R68]&lt;0; [.R68]+1; IF([.R68]&gt;1; [.R68]-1; [.R68]))" office:value-type="float" office:value="0.666666666666667" calcext:value-type="float">
            <text:p>0.666666666666667</text:p>
          </table:table-cell>
          <table:table-cell table:formula="of:=IF([.S68]&lt;0; [.S68]+1; IF([.S68]&gt;1; [.S68]-1; [.S68]))" office:value-type="float" office:value="0.333333333333333" calcext:value-type="float">
            <text:p>0.333333333333333</text:p>
          </table:table-cell>
          <table:table-cell table:formula="of:=IF((6* [.T68]) &lt; 1; TRUE(); FALSE())" office:value-type="boolean" office:boolean-value="false" calcext:value-type="boolean">
            <text:p>FALSE</text:p>
          </table:table-cell>
          <table:table-cell table:formula="of:=IF((2* [.T68]) &lt; 1; TRUE(); FALSE())" office:value-type="boolean" office:boolean-value="false" calcext:value-type="boolean">
            <text:p>FALSE</text:p>
          </table:table-cell>
          <table:table-cell table:formula="of:=IF((3* [.T68]) &lt; 2; TRUE(); FALSE())" office:value-type="boolean" office:boolean-value="false" calcext:value-type="boolean">
            <text:p>FALSE</text:p>
          </table:table-cell>
          <table:table-cell table:formula="of:=IF((6* [.U68]) &lt; 1; TRUE(); FALSE())" office:value-type="boolean" office:boolean-value="false" calcext:value-type="boolean">
            <text:p>FALSE</text:p>
          </table:table-cell>
          <table:table-cell table:formula="of:=IF((2* [.U68]) &lt; 1; TRUE(); FALSE())" office:value-type="boolean" office:boolean-value="false" calcext:value-type="boolean">
            <text:p>FALSE</text:p>
          </table:table-cell>
          <table:table-cell table:formula="of:=IF((3* [.U68]) &lt; 2; TRUE(); FALSE())" office:value-type="boolean" office:boolean-value="false" calcext:value-type="boolean">
            <text:p>FALSE</text:p>
          </table:table-cell>
          <table:table-cell table:formula="of:=IF((6* [.V68]) &lt; 1; TRUE(); FALSE())" office:value-type="boolean" office:boolean-value="false" calcext:value-type="boolean">
            <text:p>FALSE</text:p>
          </table:table-cell>
          <table:table-cell table:formula="of:=IF((2* [.V68]) &lt; 1; TRUE(); FALSE())" office:value-type="boolean" office:boolean-value="true" calcext:value-type="boolean">
            <text:p>TRUE</text:p>
          </table:table-cell>
          <table:table-cell table:formula="of:=IF((3* [.V68]) &lt; 2; TRUE(); FALSE())" office:value-type="boolean" office:boolean-value="true" calcext:value-type="boolean">
            <text:p>TRUE</text:p>
          </table:table-cell>
          <table:table-cell table:formula="of:=IF([.W68]; [.$P68] + ([.$O68] - [.$P68]) * 6 * [.T68]; IF([.X68]; [.$O68]; IF([.Y68]; [.$P68] + (([.$O68] - [.$P68]) * ((2/3) - [.T68]) * 6); [.$P68])))" office:value-type="float" office:value="0.225" calcext:value-type="float">
            <text:p>0.225</text:p>
          </table:table-cell>
          <table:table-cell table:formula="of:=IF([.Z68]; [.$P68] + ([.$O68] - [.$P68]) * 6 * [.U68]; IF([.AA68]; [.$O68]; IF([.AB68]; [.$P68] + (([.$O68] - [.$P68]) * ((2/3) - [.U68]) * 6); [.$P68])))" office:value-type="float" office:value="0.225" calcext:value-type="float">
            <text:p>0.225</text:p>
          </table:table-cell>
          <table:table-cell table:formula="of:=IF([.AC68]; [.$P68] + ([.$O68] - [.$P68]) * 6 * [.V68]; IF([.AD68]; [.$O68]; IF([.AE68]; [.$P68] + (([.$O68] - [.$P68]) * ((2/3) - [.V68]) * 6); [.$P68])))" office:value-type="float" office:value="0.675" calcext:value-type="float">
            <text:p>0.675</text:p>
          </table:table-cell>
          <table:table-cell table:formula="of:=ROUND([.AF68]*255)" office:value-type="float" office:value="57" calcext:value-type="float">
            <text:p>57</text:p>
          </table:table-cell>
          <table:table-cell table:formula="of:=ROUND([.AG68]*255)" office:value-type="float" office:value="57" calcext:value-type="float">
            <text:p>57</text:p>
          </table:table-cell>
          <table:table-cell table:formula="of:=ROUND([.AH68]*255)" office:value-type="float" office:value="172" calcext:value-type="float">
            <text:p>172</text:p>
          </table:table-cell>
        </table:table-row>
        <table:table-row table:style-name="ro3">
          <table:table-cell table:formula="of:=[.A68]" office:value-type="float" office:value="240" calcext:value-type="float">
            <text:p>240</text:p>
          </table:table-cell>
          <table:table-cell table:formula="of:=[.B68]" office:value-type="float" office:value="50" calcext:value-type="float">
            <text:p>50</text:p>
          </table:table-cell>
          <table:table-cell table:formula="of:=IF([.C$5]=[.C68]; 5; [.C68]+5)" office:value-type="float" office:value="50" calcext:value-type="float">
            <text:p>50</text:p>
          </table:table-cell>
          <table:table-cell table:formula="of:=[.AI69]&amp;&quot;, &quot;&amp;[.AJ69]&amp;&quot;, &quot;&amp;[.AK69]" office:value-type="string" office:string-value="64, 64, 191" calcext:value-type="string">
            <text:p>64, 64, 191</text:p>
          </table:table-cell>
          <table:table-cell table:formula="of:=DEC2HEX([.AI69]; 2)&amp;DEC2HEX([.AJ69]; 2)&amp;DEC2HEX([.AK69]; 2)" office:value-type="string" office:string-value="4040BF" calcext:value-type="string">
            <text:p>4040BF</text:p>
          </table:table-cell>
          <table:table-cell table:formula="of:=[.A69]/360" office:value-type="float" office:value="0.666666666666667" calcext:value-type="float">
            <text:p>0.666666666666667</text:p>
          </table:table-cell>
          <table:table-cell table:formula="of:=[.B69]/100" office:value-type="float" office:value="0.5" calcext:value-type="float">
            <text:p>0.5</text:p>
          </table:table-cell>
          <table:table-cell table:formula="of:=[.C69]/100" office:value-type="float" office:value="0.5" calcext:value-type="float">
            <text:p>0.5</text:p>
          </table:table-cell>
          <table:table-cell table:formula="of:=IF([.B69]&gt;0; TRUE(); FALSE())" office:value-type="boolean" office:boolean-value="true" calcext:value-type="boolean">
            <text:p>TRUE</text:p>
          </table:table-cell>
          <table:table-cell table:formula="of:=IF([.I69]; &quot;&quot;; ROUND([.C69]*2.55))">
            <text:p/>
          </table:table-cell>
          <table:table-cell table:formula="of:=[.J69]">
            <text:p/>
          </table:table-cell>
          <table:table-cell table:formula="of:=[.J69]">
            <text:p/>
          </table:table-cell>
          <table:table-cell table:formula="of:=[.H69] * (1 + [.G69])" office:value-type="float" office:value="0.75" calcext:value-type="float">
            <text:p>0.75</text:p>
          </table:table-cell>
          <table:table-cell table:formula="of:= ([.H69] + [.G69]) - ([.H69] * [.G69])" office:value-type="float" office:value="0.75" calcext:value-type="float">
            <text:p>0.75</text:p>
          </table:table-cell>
          <table:table-cell table:formula="of:=IF([.H69] &lt;= 0.5; [.M69]; [.N69])" office:value-type="float" office:value="0.75" calcext:value-type="float">
            <text:p>0.75</text:p>
          </table:table-cell>
          <table:table-cell table:formula="of:= (2 * [.H69]) - [.O69]" office:value-type="float" office:value="0.25" calcext:value-type="float">
            <text:p>0.25</text:p>
          </table:table-cell>
          <table:table-cell table:formula="of:=[.F69] + (1/3)" office:value-type="float" office:value="1" calcext:value-type="float">
            <text:p>1</text:p>
          </table:table-cell>
          <table:table-cell table:formula="of:=[.F69]" office:value-type="float" office:value="0.666666666666667" calcext:value-type="float">
            <text:p>0.666666666666667</text:p>
          </table:table-cell>
          <table:table-cell table:formula="of:=[.F69] - (1/3)" office:value-type="float" office:value="0.333333333333333" calcext:value-type="float">
            <text:p>0.333333333333333</text:p>
          </table:table-cell>
          <table:table-cell table:formula="of:=IF([.Q69]&lt;0; [.Q69]+1; IF([.Q69]&gt;1; [.Q69]-1; [.Q69]))" office:value-type="float" office:value="1" calcext:value-type="float">
            <text:p>1</text:p>
          </table:table-cell>
          <table:table-cell table:formula="of:=IF([.R69]&lt;0; [.R69]+1; IF([.R69]&gt;1; [.R69]-1; [.R69]))" office:value-type="float" office:value="0.666666666666667" calcext:value-type="float">
            <text:p>0.666666666666667</text:p>
          </table:table-cell>
          <table:table-cell table:formula="of:=IF([.S69]&lt;0; [.S69]+1; IF([.S69]&gt;1; [.S69]-1; [.S69]))" office:value-type="float" office:value="0.333333333333333" calcext:value-type="float">
            <text:p>0.333333333333333</text:p>
          </table:table-cell>
          <table:table-cell table:formula="of:=IF((6* [.T69]) &lt; 1; TRUE(); FALSE())" office:value-type="boolean" office:boolean-value="false" calcext:value-type="boolean">
            <text:p>FALSE</text:p>
          </table:table-cell>
          <table:table-cell table:formula="of:=IF((2* [.T69]) &lt; 1; TRUE(); FALSE())" office:value-type="boolean" office:boolean-value="false" calcext:value-type="boolean">
            <text:p>FALSE</text:p>
          </table:table-cell>
          <table:table-cell table:formula="of:=IF((3* [.T69]) &lt; 2; TRUE(); FALSE())" office:value-type="boolean" office:boolean-value="false" calcext:value-type="boolean">
            <text:p>FALSE</text:p>
          </table:table-cell>
          <table:table-cell table:formula="of:=IF((6* [.U69]) &lt; 1; TRUE(); FALSE())" office:value-type="boolean" office:boolean-value="false" calcext:value-type="boolean">
            <text:p>FALSE</text:p>
          </table:table-cell>
          <table:table-cell table:formula="of:=IF((2* [.U69]) &lt; 1; TRUE(); FALSE())" office:value-type="boolean" office:boolean-value="false" calcext:value-type="boolean">
            <text:p>FALSE</text:p>
          </table:table-cell>
          <table:table-cell table:formula="of:=IF((3* [.U69]) &lt; 2; TRUE(); FALSE())" office:value-type="boolean" office:boolean-value="false" calcext:value-type="boolean">
            <text:p>FALSE</text:p>
          </table:table-cell>
          <table:table-cell table:formula="of:=IF((6* [.V69]) &lt; 1; TRUE(); FALSE())" office:value-type="boolean" office:boolean-value="false" calcext:value-type="boolean">
            <text:p>FALSE</text:p>
          </table:table-cell>
          <table:table-cell table:formula="of:=IF((2* [.V69]) &lt; 1; TRUE(); FALSE())" office:value-type="boolean" office:boolean-value="true" calcext:value-type="boolean">
            <text:p>TRUE</text:p>
          </table:table-cell>
          <table:table-cell table:formula="of:=IF((3* [.V69]) &lt; 2; TRUE(); FALSE())" office:value-type="boolean" office:boolean-value="true" calcext:value-type="boolean">
            <text:p>TRUE</text:p>
          </table:table-cell>
          <table:table-cell table:formula="of:=IF([.W69]; [.$P69] + ([.$O69] - [.$P69]) * 6 * [.T69]; IF([.X69]; [.$O69]; IF([.Y69]; [.$P69] + (([.$O69] - [.$P69]) * ((2/3) - [.T69]) * 6); [.$P69])))" office:value-type="float" office:value="0.25" calcext:value-type="float">
            <text:p>0.25</text:p>
          </table:table-cell>
          <table:table-cell table:formula="of:=IF([.Z69]; [.$P69] + ([.$O69] - [.$P69]) * 6 * [.U69]; IF([.AA69]; [.$O69]; IF([.AB69]; [.$P69] + (([.$O69] - [.$P69]) * ((2/3) - [.U69]) * 6); [.$P69])))" office:value-type="float" office:value="0.25" calcext:value-type="float">
            <text:p>0.25</text:p>
          </table:table-cell>
          <table:table-cell table:formula="of:=IF([.AC69]; [.$P69] + ([.$O69] - [.$P69]) * 6 * [.V69]; IF([.AD69]; [.$O69]; IF([.AE69]; [.$P69] + (([.$O69] - [.$P69]) * ((2/3) - [.V69]) * 6); [.$P69])))" office:value-type="float" office:value="0.75" calcext:value-type="float">
            <text:p>0.75</text:p>
          </table:table-cell>
          <table:table-cell table:formula="of:=ROUND([.AF69]*255)" office:value-type="float" office:value="64" calcext:value-type="float">
            <text:p>64</text:p>
          </table:table-cell>
          <table:table-cell table:formula="of:=ROUND([.AG69]*255)" office:value-type="float" office:value="64" calcext:value-type="float">
            <text:p>64</text:p>
          </table:table-cell>
          <table:table-cell table:formula="of:=ROUND([.AH69]*255)" office:value-type="float" office:value="191" calcext:value-type="float">
            <text:p>191</text:p>
          </table:table-cell>
        </table:table-row>
        <table:table-row table:style-name="ro3">
          <table:table-cell table:formula="of:=[.A69]" office:value-type="float" office:value="240" calcext:value-type="float">
            <text:p>240</text:p>
          </table:table-cell>
          <table:table-cell table:formula="of:=[.B69]" office:value-type="float" office:value="50" calcext:value-type="float">
            <text:p>50</text:p>
          </table:table-cell>
          <table:table-cell table:formula="of:=IF([.C$5]=[.C69]; 5; [.C69]+5)" office:value-type="float" office:value="55" calcext:value-type="float">
            <text:p>55</text:p>
          </table:table-cell>
          <table:table-cell table:formula="of:=[.AI70]&amp;&quot;, &quot;&amp;[.AJ70]&amp;&quot;, &quot;&amp;[.AK70]" office:value-type="string" office:string-value="83, 83, 198" calcext:value-type="string">
            <text:p>83, 83, 198</text:p>
          </table:table-cell>
          <table:table-cell table:formula="of:=DEC2HEX([.AI70]; 2)&amp;DEC2HEX([.AJ70]; 2)&amp;DEC2HEX([.AK70]; 2)" office:value-type="string" office:string-value="5353C6" calcext:value-type="string">
            <text:p>5353C6</text:p>
          </table:table-cell>
          <table:table-cell table:formula="of:=[.A70]/360" office:value-type="float" office:value="0.666666666666667" calcext:value-type="float">
            <text:p>0.666666666666667</text:p>
          </table:table-cell>
          <table:table-cell table:formula="of:=[.B70]/100" office:value-type="float" office:value="0.5" calcext:value-type="float">
            <text:p>0.5</text:p>
          </table:table-cell>
          <table:table-cell table:formula="of:=[.C70]/100" office:value-type="float" office:value="0.55" calcext:value-type="float">
            <text:p>0.55</text:p>
          </table:table-cell>
          <table:table-cell table:formula="of:=IF([.B70]&gt;0; TRUE(); FALSE())" office:value-type="boolean" office:boolean-value="true" calcext:value-type="boolean">
            <text:p>TRUE</text:p>
          </table:table-cell>
          <table:table-cell table:formula="of:=IF([.I70]; &quot;&quot;; ROUND([.C70]*2.55))">
            <text:p/>
          </table:table-cell>
          <table:table-cell table:formula="of:=[.J70]">
            <text:p/>
          </table:table-cell>
          <table:table-cell table:formula="of:=[.J70]">
            <text:p/>
          </table:table-cell>
          <table:table-cell table:formula="of:=[.H70] * (1 + [.G70])" office:value-type="float" office:value="0.825" calcext:value-type="float">
            <text:p>0.825</text:p>
          </table:table-cell>
          <table:table-cell table:formula="of:= ([.H70] + [.G70]) - ([.H70] * [.G70])" office:value-type="float" office:value="0.775" calcext:value-type="float">
            <text:p>0.775</text:p>
          </table:table-cell>
          <table:table-cell table:formula="of:=IF([.H70] &lt;= 0.5; [.M70]; [.N70])" office:value-type="float" office:value="0.775" calcext:value-type="float">
            <text:p>0.775</text:p>
          </table:table-cell>
          <table:table-cell table:formula="of:= (2 * [.H70]) - [.O70]" office:value-type="float" office:value="0.325" calcext:value-type="float">
            <text:p>0.325</text:p>
          </table:table-cell>
          <table:table-cell table:formula="of:=[.F70] + (1/3)" office:value-type="float" office:value="1" calcext:value-type="float">
            <text:p>1</text:p>
          </table:table-cell>
          <table:table-cell table:formula="of:=[.F70]" office:value-type="float" office:value="0.666666666666667" calcext:value-type="float">
            <text:p>0.666666666666667</text:p>
          </table:table-cell>
          <table:table-cell table:formula="of:=[.F70] - (1/3)" office:value-type="float" office:value="0.333333333333333" calcext:value-type="float">
            <text:p>0.333333333333333</text:p>
          </table:table-cell>
          <table:table-cell table:formula="of:=IF([.Q70]&lt;0; [.Q70]+1; IF([.Q70]&gt;1; [.Q70]-1; [.Q70]))" office:value-type="float" office:value="1" calcext:value-type="float">
            <text:p>1</text:p>
          </table:table-cell>
          <table:table-cell table:formula="of:=IF([.R70]&lt;0; [.R70]+1; IF([.R70]&gt;1; [.R70]-1; [.R70]))" office:value-type="float" office:value="0.666666666666667" calcext:value-type="float">
            <text:p>0.666666666666667</text:p>
          </table:table-cell>
          <table:table-cell table:formula="of:=IF([.S70]&lt;0; [.S70]+1; IF([.S70]&gt;1; [.S70]-1; [.S70]))" office:value-type="float" office:value="0.333333333333333" calcext:value-type="float">
            <text:p>0.333333333333333</text:p>
          </table:table-cell>
          <table:table-cell table:formula="of:=IF((6* [.T70]) &lt; 1; TRUE(); FALSE())" office:value-type="boolean" office:boolean-value="false" calcext:value-type="boolean">
            <text:p>FALSE</text:p>
          </table:table-cell>
          <table:table-cell table:formula="of:=IF((2* [.T70]) &lt; 1; TRUE(); FALSE())" office:value-type="boolean" office:boolean-value="false" calcext:value-type="boolean">
            <text:p>FALSE</text:p>
          </table:table-cell>
          <table:table-cell table:formula="of:=IF((3* [.T70]) &lt; 2; TRUE(); FALSE())" office:value-type="boolean" office:boolean-value="false" calcext:value-type="boolean">
            <text:p>FALSE</text:p>
          </table:table-cell>
          <table:table-cell table:formula="of:=IF((6* [.U70]) &lt; 1; TRUE(); FALSE())" office:value-type="boolean" office:boolean-value="false" calcext:value-type="boolean">
            <text:p>FALSE</text:p>
          </table:table-cell>
          <table:table-cell table:formula="of:=IF((2* [.U70]) &lt; 1; TRUE(); FALSE())" office:value-type="boolean" office:boolean-value="false" calcext:value-type="boolean">
            <text:p>FALSE</text:p>
          </table:table-cell>
          <table:table-cell table:formula="of:=IF((3* [.U70]) &lt; 2; TRUE(); FALSE())" office:value-type="boolean" office:boolean-value="false" calcext:value-type="boolean">
            <text:p>FALSE</text:p>
          </table:table-cell>
          <table:table-cell table:formula="of:=IF((6* [.V70]) &lt; 1; TRUE(); FALSE())" office:value-type="boolean" office:boolean-value="false" calcext:value-type="boolean">
            <text:p>FALSE</text:p>
          </table:table-cell>
          <table:table-cell table:formula="of:=IF((2* [.V70]) &lt; 1; TRUE(); FALSE())" office:value-type="boolean" office:boolean-value="true" calcext:value-type="boolean">
            <text:p>TRUE</text:p>
          </table:table-cell>
          <table:table-cell table:formula="of:=IF((3* [.V70]) &lt; 2; TRUE(); FALSE())" office:value-type="boolean" office:boolean-value="true" calcext:value-type="boolean">
            <text:p>TRUE</text:p>
          </table:table-cell>
          <table:table-cell table:formula="of:=IF([.W70]; [.$P70] + ([.$O70] - [.$P70]) * 6 * [.T70]; IF([.X70]; [.$O70]; IF([.Y70]; [.$P70] + (([.$O70] - [.$P70]) * ((2/3) - [.T70]) * 6); [.$P70])))" office:value-type="float" office:value="0.325" calcext:value-type="float">
            <text:p>0.325</text:p>
          </table:table-cell>
          <table:table-cell table:formula="of:=IF([.Z70]; [.$P70] + ([.$O70] - [.$P70]) * 6 * [.U70]; IF([.AA70]; [.$O70]; IF([.AB70]; [.$P70] + (([.$O70] - [.$P70]) * ((2/3) - [.U70]) * 6); [.$P70])))" office:value-type="float" office:value="0.325" calcext:value-type="float">
            <text:p>0.325</text:p>
          </table:table-cell>
          <table:table-cell table:formula="of:=IF([.AC70]; [.$P70] + ([.$O70] - [.$P70]) * 6 * [.V70]; IF([.AD70]; [.$O70]; IF([.AE70]; [.$P70] + (([.$O70] - [.$P70]) * ((2/3) - [.V70]) * 6); [.$P70])))" office:value-type="float" office:value="0.775" calcext:value-type="float">
            <text:p>0.775</text:p>
          </table:table-cell>
          <table:table-cell table:formula="of:=ROUND([.AF70]*255)" office:value-type="float" office:value="83" calcext:value-type="float">
            <text:p>83</text:p>
          </table:table-cell>
          <table:table-cell table:formula="of:=ROUND([.AG70]*255)" office:value-type="float" office:value="83" calcext:value-type="float">
            <text:p>83</text:p>
          </table:table-cell>
          <table:table-cell table:formula="of:=ROUND([.AH70]*255)" office:value-type="float" office:value="198" calcext:value-type="float">
            <text:p>198</text:p>
          </table:table-cell>
        </table:table-row>
        <table:table-row table:style-name="ro3">
          <table:table-cell table:formula="of:=[.A70]" office:value-type="float" office:value="240" calcext:value-type="float">
            <text:p>240</text:p>
          </table:table-cell>
          <table:table-cell table:formula="of:=[.B70]" office:value-type="float" office:value="50" calcext:value-type="float">
            <text:p>50</text:p>
          </table:table-cell>
          <table:table-cell table:formula="of:=IF([.C$5]=[.C70]; 5; [.C70]+5)" office:value-type="float" office:value="60" calcext:value-type="float">
            <text:p>60</text:p>
          </table:table-cell>
          <table:table-cell table:formula="of:=[.AI71]&amp;&quot;, &quot;&amp;[.AJ71]&amp;&quot;, &quot;&amp;[.AK71]" office:value-type="string" office:string-value="102, 102, 204" calcext:value-type="string">
            <text:p>102, 102, 204</text:p>
          </table:table-cell>
          <table:table-cell table:formula="of:=DEC2HEX([.AI71]; 2)&amp;DEC2HEX([.AJ71]; 2)&amp;DEC2HEX([.AK71]; 2)" office:value-type="string" office:string-value="6666CC" calcext:value-type="string">
            <text:p>6666CC</text:p>
          </table:table-cell>
          <table:table-cell table:formula="of:=[.A71]/360" office:value-type="float" office:value="0.666666666666667" calcext:value-type="float">
            <text:p>0.666666666666667</text:p>
          </table:table-cell>
          <table:table-cell table:formula="of:=[.B71]/100" office:value-type="float" office:value="0.5" calcext:value-type="float">
            <text:p>0.5</text:p>
          </table:table-cell>
          <table:table-cell table:formula="of:=[.C71]/100" office:value-type="float" office:value="0.6" calcext:value-type="float">
            <text:p>0.6</text:p>
          </table:table-cell>
          <table:table-cell table:formula="of:=IF([.B71]&gt;0; TRUE(); FALSE())" office:value-type="boolean" office:boolean-value="true" calcext:value-type="boolean">
            <text:p>TRUE</text:p>
          </table:table-cell>
          <table:table-cell table:formula="of:=IF([.I71]; &quot;&quot;; ROUND([.C71]*2.55))">
            <text:p/>
          </table:table-cell>
          <table:table-cell table:formula="of:=[.J71]">
            <text:p/>
          </table:table-cell>
          <table:table-cell table:formula="of:=[.J71]">
            <text:p/>
          </table:table-cell>
          <table:table-cell table:formula="of:=[.H71] * (1 + [.G71])" office:value-type="float" office:value="0.9" calcext:value-type="float">
            <text:p>0.9</text:p>
          </table:table-cell>
          <table:table-cell table:formula="of:= ([.H71] + [.G71]) - ([.H71] * [.G71])" office:value-type="float" office:value="0.8" calcext:value-type="float">
            <text:p>0.8</text:p>
          </table:table-cell>
          <table:table-cell table:formula="of:=IF([.H71] &lt;= 0.5; [.M71]; [.N71])" office:value-type="float" office:value="0.8" calcext:value-type="float">
            <text:p>0.8</text:p>
          </table:table-cell>
          <table:table-cell table:formula="of:= (2 * [.H71]) - [.O71]" office:value-type="float" office:value="0.4" calcext:value-type="float">
            <text:p>0.4</text:p>
          </table:table-cell>
          <table:table-cell table:formula="of:=[.F71] + (1/3)" office:value-type="float" office:value="1" calcext:value-type="float">
            <text:p>1</text:p>
          </table:table-cell>
          <table:table-cell table:formula="of:=[.F71]" office:value-type="float" office:value="0.666666666666667" calcext:value-type="float">
            <text:p>0.666666666666667</text:p>
          </table:table-cell>
          <table:table-cell table:formula="of:=[.F71] - (1/3)" office:value-type="float" office:value="0.333333333333333" calcext:value-type="float">
            <text:p>0.333333333333333</text:p>
          </table:table-cell>
          <table:table-cell table:formula="of:=IF([.Q71]&lt;0; [.Q71]+1; IF([.Q71]&gt;1; [.Q71]-1; [.Q71]))" office:value-type="float" office:value="1" calcext:value-type="float">
            <text:p>1</text:p>
          </table:table-cell>
          <table:table-cell table:formula="of:=IF([.R71]&lt;0; [.R71]+1; IF([.R71]&gt;1; [.R71]-1; [.R71]))" office:value-type="float" office:value="0.666666666666667" calcext:value-type="float">
            <text:p>0.666666666666667</text:p>
          </table:table-cell>
          <table:table-cell table:formula="of:=IF([.S71]&lt;0; [.S71]+1; IF([.S71]&gt;1; [.S71]-1; [.S71]))" office:value-type="float" office:value="0.333333333333333" calcext:value-type="float">
            <text:p>0.333333333333333</text:p>
          </table:table-cell>
          <table:table-cell table:formula="of:=IF((6* [.T71]) &lt; 1; TRUE(); FALSE())" office:value-type="boolean" office:boolean-value="false" calcext:value-type="boolean">
            <text:p>FALSE</text:p>
          </table:table-cell>
          <table:table-cell table:formula="of:=IF((2* [.T71]) &lt; 1; TRUE(); FALSE())" office:value-type="boolean" office:boolean-value="false" calcext:value-type="boolean">
            <text:p>FALSE</text:p>
          </table:table-cell>
          <table:table-cell table:formula="of:=IF((3* [.T71]) &lt; 2; TRUE(); FALSE())" office:value-type="boolean" office:boolean-value="false" calcext:value-type="boolean">
            <text:p>FALSE</text:p>
          </table:table-cell>
          <table:table-cell table:formula="of:=IF((6* [.U71]) &lt; 1; TRUE(); FALSE())" office:value-type="boolean" office:boolean-value="false" calcext:value-type="boolean">
            <text:p>FALSE</text:p>
          </table:table-cell>
          <table:table-cell table:formula="of:=IF((2* [.U71]) &lt; 1; TRUE(); FALSE())" office:value-type="boolean" office:boolean-value="false" calcext:value-type="boolean">
            <text:p>FALSE</text:p>
          </table:table-cell>
          <table:table-cell table:formula="of:=IF((3* [.U71]) &lt; 2; TRUE(); FALSE())" office:value-type="boolean" office:boolean-value="false" calcext:value-type="boolean">
            <text:p>FALSE</text:p>
          </table:table-cell>
          <table:table-cell table:formula="of:=IF((6* [.V71]) &lt; 1; TRUE(); FALSE())" office:value-type="boolean" office:boolean-value="false" calcext:value-type="boolean">
            <text:p>FALSE</text:p>
          </table:table-cell>
          <table:table-cell table:formula="of:=IF((2* [.V71]) &lt; 1; TRUE(); FALSE())" office:value-type="boolean" office:boolean-value="true" calcext:value-type="boolean">
            <text:p>TRUE</text:p>
          </table:table-cell>
          <table:table-cell table:formula="of:=IF((3* [.V71]) &lt; 2; TRUE(); FALSE())" office:value-type="boolean" office:boolean-value="true" calcext:value-type="boolean">
            <text:p>TRUE</text:p>
          </table:table-cell>
          <table:table-cell table:formula="of:=IF([.W71]; [.$P71] + ([.$O71] - [.$P71]) * 6 * [.T71]; IF([.X71]; [.$O71]; IF([.Y71]; [.$P71] + (([.$O71] - [.$P71]) * ((2/3) - [.T71]) * 6); [.$P71])))" office:value-type="float" office:value="0.4" calcext:value-type="float">
            <text:p>0.4</text:p>
          </table:table-cell>
          <table:table-cell table:formula="of:=IF([.Z71]; [.$P71] + ([.$O71] - [.$P71]) * 6 * [.U71]; IF([.AA71]; [.$O71]; IF([.AB71]; [.$P71] + (([.$O71] - [.$P71]) * ((2/3) - [.U71]) * 6); [.$P71])))" office:value-type="float" office:value="0.4" calcext:value-type="float">
            <text:p>0.4</text:p>
          </table:table-cell>
          <table:table-cell table:formula="of:=IF([.AC71]; [.$P71] + ([.$O71] - [.$P71]) * 6 * [.V71]; IF([.AD71]; [.$O71]; IF([.AE71]; [.$P71] + (([.$O71] - [.$P71]) * ((2/3) - [.V71]) * 6); [.$P71])))" office:value-type="float" office:value="0.8" calcext:value-type="float">
            <text:p>0.8</text:p>
          </table:table-cell>
          <table:table-cell table:formula="of:=ROUND([.AF71]*255)" office:value-type="float" office:value="102" calcext:value-type="float">
            <text:p>102</text:p>
          </table:table-cell>
          <table:table-cell table:formula="of:=ROUND([.AG71]*255)" office:value-type="float" office:value="102" calcext:value-type="float">
            <text:p>102</text:p>
          </table:table-cell>
          <table:table-cell table:formula="of:=ROUND([.AH71]*255)" office:value-type="float" office:value="204" calcext:value-type="float">
            <text:p>204</text:p>
          </table:table-cell>
        </table:table-row>
        <table:table-row table:style-name="ro3">
          <table:table-cell table:formula="of:=[.A71]" office:value-type="float" office:value="240" calcext:value-type="float">
            <text:p>240</text:p>
          </table:table-cell>
          <table:table-cell table:formula="of:=[.B71]" office:value-type="float" office:value="50" calcext:value-type="float">
            <text:p>50</text:p>
          </table:table-cell>
          <table:table-cell table:formula="of:=IF([.C$5]=[.C71]; 5; [.C71]+5)" office:value-type="float" office:value="65" calcext:value-type="float">
            <text:p>65</text:p>
          </table:table-cell>
          <table:table-cell table:formula="of:=[.AI72]&amp;&quot;, &quot;&amp;[.AJ72]&amp;&quot;, &quot;&amp;[.AK72]" office:value-type="string" office:string-value="121, 121, 210" calcext:value-type="string">
            <text:p>121, 121, 210</text:p>
          </table:table-cell>
          <table:table-cell table:formula="of:=DEC2HEX([.AI72]; 2)&amp;DEC2HEX([.AJ72]; 2)&amp;DEC2HEX([.AK72]; 2)" office:value-type="string" office:string-value="7979D2" calcext:value-type="string">
            <text:p>7979D2</text:p>
          </table:table-cell>
          <table:table-cell table:formula="of:=[.A72]/360" office:value-type="float" office:value="0.666666666666667" calcext:value-type="float">
            <text:p>0.666666666666667</text:p>
          </table:table-cell>
          <table:table-cell table:formula="of:=[.B72]/100" office:value-type="float" office:value="0.5" calcext:value-type="float">
            <text:p>0.5</text:p>
          </table:table-cell>
          <table:table-cell table:formula="of:=[.C72]/100" office:value-type="float" office:value="0.65" calcext:value-type="float">
            <text:p>0.65</text:p>
          </table:table-cell>
          <table:table-cell table:formula="of:=IF([.B72]&gt;0; TRUE(); FALSE())" office:value-type="boolean" office:boolean-value="true" calcext:value-type="boolean">
            <text:p>TRUE</text:p>
          </table:table-cell>
          <table:table-cell table:formula="of:=IF([.I72]; &quot;&quot;; ROUND([.C72]*2.55))">
            <text:p/>
          </table:table-cell>
          <table:table-cell table:formula="of:=[.J72]">
            <text:p/>
          </table:table-cell>
          <table:table-cell table:formula="of:=[.J72]">
            <text:p/>
          </table:table-cell>
          <table:table-cell table:formula="of:=[.H72] * (1 + [.G72])" office:value-type="float" office:value="0.975" calcext:value-type="float">
            <text:p>0.975</text:p>
          </table:table-cell>
          <table:table-cell table:formula="of:= ([.H72] + [.G72]) - ([.H72] * [.G72])" office:value-type="float" office:value="0.825" calcext:value-type="float">
            <text:p>0.825</text:p>
          </table:table-cell>
          <table:table-cell table:formula="of:=IF([.H72] &lt;= 0.5; [.M72]; [.N72])" office:value-type="float" office:value="0.825" calcext:value-type="float">
            <text:p>0.825</text:p>
          </table:table-cell>
          <table:table-cell table:formula="of:= (2 * [.H72]) - [.O72]" office:value-type="float" office:value="0.475" calcext:value-type="float">
            <text:p>0.475</text:p>
          </table:table-cell>
          <table:table-cell table:formula="of:=[.F72] + (1/3)" office:value-type="float" office:value="1" calcext:value-type="float">
            <text:p>1</text:p>
          </table:table-cell>
          <table:table-cell table:formula="of:=[.F72]" office:value-type="float" office:value="0.666666666666667" calcext:value-type="float">
            <text:p>0.666666666666667</text:p>
          </table:table-cell>
          <table:table-cell table:formula="of:=[.F72] - (1/3)" office:value-type="float" office:value="0.333333333333333" calcext:value-type="float">
            <text:p>0.333333333333333</text:p>
          </table:table-cell>
          <table:table-cell table:formula="of:=IF([.Q72]&lt;0; [.Q72]+1; IF([.Q72]&gt;1; [.Q72]-1; [.Q72]))" office:value-type="float" office:value="1" calcext:value-type="float">
            <text:p>1</text:p>
          </table:table-cell>
          <table:table-cell table:formula="of:=IF([.R72]&lt;0; [.R72]+1; IF([.R72]&gt;1; [.R72]-1; [.R72]))" office:value-type="float" office:value="0.666666666666667" calcext:value-type="float">
            <text:p>0.666666666666667</text:p>
          </table:table-cell>
          <table:table-cell table:formula="of:=IF([.S72]&lt;0; [.S72]+1; IF([.S72]&gt;1; [.S72]-1; [.S72]))" office:value-type="float" office:value="0.333333333333333" calcext:value-type="float">
            <text:p>0.333333333333333</text:p>
          </table:table-cell>
          <table:table-cell table:formula="of:=IF((6* [.T72]) &lt; 1; TRUE(); FALSE())" office:value-type="boolean" office:boolean-value="false" calcext:value-type="boolean">
            <text:p>FALSE</text:p>
          </table:table-cell>
          <table:table-cell table:formula="of:=IF((2* [.T72]) &lt; 1; TRUE(); FALSE())" office:value-type="boolean" office:boolean-value="false" calcext:value-type="boolean">
            <text:p>FALSE</text:p>
          </table:table-cell>
          <table:table-cell table:formula="of:=IF((3* [.T72]) &lt; 2; TRUE(); FALSE())" office:value-type="boolean" office:boolean-value="false" calcext:value-type="boolean">
            <text:p>FALSE</text:p>
          </table:table-cell>
          <table:table-cell table:formula="of:=IF((6* [.U72]) &lt; 1; TRUE(); FALSE())" office:value-type="boolean" office:boolean-value="false" calcext:value-type="boolean">
            <text:p>FALSE</text:p>
          </table:table-cell>
          <table:table-cell table:formula="of:=IF((2* [.U72]) &lt; 1; TRUE(); FALSE())" office:value-type="boolean" office:boolean-value="false" calcext:value-type="boolean">
            <text:p>FALSE</text:p>
          </table:table-cell>
          <table:table-cell table:formula="of:=IF((3* [.U72]) &lt; 2; TRUE(); FALSE())" office:value-type="boolean" office:boolean-value="false" calcext:value-type="boolean">
            <text:p>FALSE</text:p>
          </table:table-cell>
          <table:table-cell table:formula="of:=IF((6* [.V72]) &lt; 1; TRUE(); FALSE())" office:value-type="boolean" office:boolean-value="false" calcext:value-type="boolean">
            <text:p>FALSE</text:p>
          </table:table-cell>
          <table:table-cell table:formula="of:=IF((2* [.V72]) &lt; 1; TRUE(); FALSE())" office:value-type="boolean" office:boolean-value="true" calcext:value-type="boolean">
            <text:p>TRUE</text:p>
          </table:table-cell>
          <table:table-cell table:formula="of:=IF((3* [.V72]) &lt; 2; TRUE(); FALSE())" office:value-type="boolean" office:boolean-value="true" calcext:value-type="boolean">
            <text:p>TRUE</text:p>
          </table:table-cell>
          <table:table-cell table:formula="of:=IF([.W72]; [.$P72] + ([.$O72] - [.$P72]) * 6 * [.T72]; IF([.X72]; [.$O72]; IF([.Y72]; [.$P72] + (([.$O72] - [.$P72]) * ((2/3) - [.T72]) * 6); [.$P72])))" office:value-type="float" office:value="0.475" calcext:value-type="float">
            <text:p>0.475</text:p>
          </table:table-cell>
          <table:table-cell table:formula="of:=IF([.Z72]; [.$P72] + ([.$O72] - [.$P72]) * 6 * [.U72]; IF([.AA72]; [.$O72]; IF([.AB72]; [.$P72] + (([.$O72] - [.$P72]) * ((2/3) - [.U72]) * 6); [.$P72])))" office:value-type="float" office:value="0.475" calcext:value-type="float">
            <text:p>0.475</text:p>
          </table:table-cell>
          <table:table-cell table:formula="of:=IF([.AC72]; [.$P72] + ([.$O72] - [.$P72]) * 6 * [.V72]; IF([.AD72]; [.$O72]; IF([.AE72]; [.$P72] + (([.$O72] - [.$P72]) * ((2/3) - [.V72]) * 6); [.$P72])))" office:value-type="float" office:value="0.825" calcext:value-type="float">
            <text:p>0.825</text:p>
          </table:table-cell>
          <table:table-cell table:formula="of:=ROUND([.AF72]*255)" office:value-type="float" office:value="121" calcext:value-type="float">
            <text:p>121</text:p>
          </table:table-cell>
          <table:table-cell table:formula="of:=ROUND([.AG72]*255)" office:value-type="float" office:value="121" calcext:value-type="float">
            <text:p>121</text:p>
          </table:table-cell>
          <table:table-cell table:formula="of:=ROUND([.AH72]*255)" office:value-type="float" office:value="210" calcext:value-type="float">
            <text:p>210</text:p>
          </table:table-cell>
        </table:table-row>
        <table:table-row table:style-name="ro3">
          <table:table-cell table:formula="of:=[.A72]" office:value-type="float" office:value="240" calcext:value-type="float">
            <text:p>240</text:p>
          </table:table-cell>
          <table:table-cell table:formula="of:=[.B72]" office:value-type="float" office:value="50" calcext:value-type="float">
            <text:p>50</text:p>
          </table:table-cell>
          <table:table-cell table:formula="of:=IF([.C$5]=[.C72]; 5; [.C72]+5)" office:value-type="float" office:value="70" calcext:value-type="float">
            <text:p>70</text:p>
          </table:table-cell>
          <table:table-cell table:formula="of:=[.AI73]&amp;&quot;, &quot;&amp;[.AJ73]&amp;&quot;, &quot;&amp;[.AK73]" office:value-type="string" office:string-value="140, 140, 217" calcext:value-type="string">
            <text:p>140, 140, 217</text:p>
          </table:table-cell>
          <table:table-cell table:formula="of:=DEC2HEX([.AI73]; 2)&amp;DEC2HEX([.AJ73]; 2)&amp;DEC2HEX([.AK73]; 2)" office:value-type="string" office:string-value="8C8CD9" calcext:value-type="string">
            <text:p>8C8CD9</text:p>
          </table:table-cell>
          <table:table-cell table:formula="of:=[.A73]/360" office:value-type="float" office:value="0.666666666666667" calcext:value-type="float">
            <text:p>0.666666666666667</text:p>
          </table:table-cell>
          <table:table-cell table:formula="of:=[.B73]/100" office:value-type="float" office:value="0.5" calcext:value-type="float">
            <text:p>0.5</text:p>
          </table:table-cell>
          <table:table-cell table:formula="of:=[.C73]/100" office:value-type="float" office:value="0.7" calcext:value-type="float">
            <text:p>0.7</text:p>
          </table:table-cell>
          <table:table-cell table:formula="of:=IF([.B73]&gt;0; TRUE(); FALSE())" office:value-type="boolean" office:boolean-value="true" calcext:value-type="boolean">
            <text:p>TRUE</text:p>
          </table:table-cell>
          <table:table-cell table:formula="of:=IF([.I73]; &quot;&quot;; ROUND([.C73]*2.55))">
            <text:p/>
          </table:table-cell>
          <table:table-cell table:formula="of:=[.J73]">
            <text:p/>
          </table:table-cell>
          <table:table-cell table:formula="of:=[.J73]">
            <text:p/>
          </table:table-cell>
          <table:table-cell table:formula="of:=[.H73] * (1 + [.G73])" office:value-type="float" office:value="1.05" calcext:value-type="float">
            <text:p>1.05</text:p>
          </table:table-cell>
          <table:table-cell table:formula="of:= ([.H73] + [.G73]) - ([.H73] * [.G73])" office:value-type="float" office:value="0.85" calcext:value-type="float">
            <text:p>0.85</text:p>
          </table:table-cell>
          <table:table-cell table:formula="of:=IF([.H73] &lt;= 0.5; [.M73]; [.N73])" office:value-type="float" office:value="0.85" calcext:value-type="float">
            <text:p>0.85</text:p>
          </table:table-cell>
          <table:table-cell table:formula="of:= (2 * [.H73]) - [.O73]" office:value-type="float" office:value="0.55" calcext:value-type="float">
            <text:p>0.55</text:p>
          </table:table-cell>
          <table:table-cell table:formula="of:=[.F73] + (1/3)" office:value-type="float" office:value="1" calcext:value-type="float">
            <text:p>1</text:p>
          </table:table-cell>
          <table:table-cell table:formula="of:=[.F73]" office:value-type="float" office:value="0.666666666666667" calcext:value-type="float">
            <text:p>0.666666666666667</text:p>
          </table:table-cell>
          <table:table-cell table:formula="of:=[.F73] - (1/3)" office:value-type="float" office:value="0.333333333333333" calcext:value-type="float">
            <text:p>0.333333333333333</text:p>
          </table:table-cell>
          <table:table-cell table:formula="of:=IF([.Q73]&lt;0; [.Q73]+1; IF([.Q73]&gt;1; [.Q73]-1; [.Q73]))" office:value-type="float" office:value="1" calcext:value-type="float">
            <text:p>1</text:p>
          </table:table-cell>
          <table:table-cell table:formula="of:=IF([.R73]&lt;0; [.R73]+1; IF([.R73]&gt;1; [.R73]-1; [.R73]))" office:value-type="float" office:value="0.666666666666667" calcext:value-type="float">
            <text:p>0.666666666666667</text:p>
          </table:table-cell>
          <table:table-cell table:formula="of:=IF([.S73]&lt;0; [.S73]+1; IF([.S73]&gt;1; [.S73]-1; [.S73]))" office:value-type="float" office:value="0.333333333333333" calcext:value-type="float">
            <text:p>0.333333333333333</text:p>
          </table:table-cell>
          <table:table-cell table:formula="of:=IF((6* [.T73]) &lt; 1; TRUE(); FALSE())" office:value-type="boolean" office:boolean-value="false" calcext:value-type="boolean">
            <text:p>FALSE</text:p>
          </table:table-cell>
          <table:table-cell table:formula="of:=IF((2* [.T73]) &lt; 1; TRUE(); FALSE())" office:value-type="boolean" office:boolean-value="false" calcext:value-type="boolean">
            <text:p>FALSE</text:p>
          </table:table-cell>
          <table:table-cell table:formula="of:=IF((3* [.T73]) &lt; 2; TRUE(); FALSE())" office:value-type="boolean" office:boolean-value="false" calcext:value-type="boolean">
            <text:p>FALSE</text:p>
          </table:table-cell>
          <table:table-cell table:formula="of:=IF((6* [.U73]) &lt; 1; TRUE(); FALSE())" office:value-type="boolean" office:boolean-value="false" calcext:value-type="boolean">
            <text:p>FALSE</text:p>
          </table:table-cell>
          <table:table-cell table:formula="of:=IF((2* [.U73]) &lt; 1; TRUE(); FALSE())" office:value-type="boolean" office:boolean-value="false" calcext:value-type="boolean">
            <text:p>FALSE</text:p>
          </table:table-cell>
          <table:table-cell table:formula="of:=IF((3* [.U73]) &lt; 2; TRUE(); FALSE())" office:value-type="boolean" office:boolean-value="false" calcext:value-type="boolean">
            <text:p>FALSE</text:p>
          </table:table-cell>
          <table:table-cell table:formula="of:=IF((6* [.V73]) &lt; 1; TRUE(); FALSE())" office:value-type="boolean" office:boolean-value="false" calcext:value-type="boolean">
            <text:p>FALSE</text:p>
          </table:table-cell>
          <table:table-cell table:formula="of:=IF((2* [.V73]) &lt; 1; TRUE(); FALSE())" office:value-type="boolean" office:boolean-value="true" calcext:value-type="boolean">
            <text:p>TRUE</text:p>
          </table:table-cell>
          <table:table-cell table:formula="of:=IF((3* [.V73]) &lt; 2; TRUE(); FALSE())" office:value-type="boolean" office:boolean-value="true" calcext:value-type="boolean">
            <text:p>TRUE</text:p>
          </table:table-cell>
          <table:table-cell table:formula="of:=IF([.W73]; [.$P73] + ([.$O73] - [.$P73]) * 6 * [.T73]; IF([.X73]; [.$O73]; IF([.Y73]; [.$P73] + (([.$O73] - [.$P73]) * ((2/3) - [.T73]) * 6); [.$P73])))" office:value-type="float" office:value="0.55" calcext:value-type="float">
            <text:p>0.55</text:p>
          </table:table-cell>
          <table:table-cell table:formula="of:=IF([.Z73]; [.$P73] + ([.$O73] - [.$P73]) * 6 * [.U73]; IF([.AA73]; [.$O73]; IF([.AB73]; [.$P73] + (([.$O73] - [.$P73]) * ((2/3) - [.U73]) * 6); [.$P73])))" office:value-type="float" office:value="0.55" calcext:value-type="float">
            <text:p>0.55</text:p>
          </table:table-cell>
          <table:table-cell table:formula="of:=IF([.AC73]; [.$P73] + ([.$O73] - [.$P73]) * 6 * [.V73]; IF([.AD73]; [.$O73]; IF([.AE73]; [.$P73] + (([.$O73] - [.$P73]) * ((2/3) - [.V73]) * 6); [.$P73])))" office:value-type="float" office:value="0.85" calcext:value-type="float">
            <text:p>0.85</text:p>
          </table:table-cell>
          <table:table-cell table:formula="of:=ROUND([.AF73]*255)" office:value-type="float" office:value="140" calcext:value-type="float">
            <text:p>140</text:p>
          </table:table-cell>
          <table:table-cell table:formula="of:=ROUND([.AG73]*255)" office:value-type="float" office:value="140" calcext:value-type="float">
            <text:p>140</text:p>
          </table:table-cell>
          <table:table-cell table:formula="of:=ROUND([.AH73]*255)" office:value-type="float" office:value="217" calcext:value-type="float">
            <text:p>217</text:p>
          </table:table-cell>
        </table:table-row>
        <table:table-row table:style-name="ro3">
          <table:table-cell table:formula="of:=[.A73]" office:value-type="float" office:value="240" calcext:value-type="float">
            <text:p>240</text:p>
          </table:table-cell>
          <table:table-cell table:formula="of:=[.B73]" office:value-type="float" office:value="50" calcext:value-type="float">
            <text:p>50</text:p>
          </table:table-cell>
          <table:table-cell table:formula="of:=IF([.C$5]=[.C73]; 5; [.C73]+5)" office:value-type="float" office:value="75" calcext:value-type="float">
            <text:p>75</text:p>
          </table:table-cell>
          <table:table-cell table:formula="of:=[.AI74]&amp;&quot;, &quot;&amp;[.AJ74]&amp;&quot;, &quot;&amp;[.AK74]" office:value-type="string" office:string-value="159, 159, 223" calcext:value-type="string">
            <text:p>159, 159, 223</text:p>
          </table:table-cell>
          <table:table-cell table:formula="of:=DEC2HEX([.AI74]; 2)&amp;DEC2HEX([.AJ74]; 2)&amp;DEC2HEX([.AK74]; 2)" office:value-type="string" office:string-value="9F9FDF" calcext:value-type="string">
            <text:p>9F9FDF</text:p>
          </table:table-cell>
          <table:table-cell table:formula="of:=[.A74]/360" office:value-type="float" office:value="0.666666666666667" calcext:value-type="float">
            <text:p>0.666666666666667</text:p>
          </table:table-cell>
          <table:table-cell table:formula="of:=[.B74]/100" office:value-type="float" office:value="0.5" calcext:value-type="float">
            <text:p>0.5</text:p>
          </table:table-cell>
          <table:table-cell table:formula="of:=[.C74]/100" office:value-type="float" office:value="0.75" calcext:value-type="float">
            <text:p>0.75</text:p>
          </table:table-cell>
          <table:table-cell table:formula="of:=IF([.B74]&gt;0; TRUE(); FALSE())" office:value-type="boolean" office:boolean-value="true" calcext:value-type="boolean">
            <text:p>TRUE</text:p>
          </table:table-cell>
          <table:table-cell table:formula="of:=IF([.I74]; &quot;&quot;; ROUND([.C74]*2.55))">
            <text:p/>
          </table:table-cell>
          <table:table-cell table:formula="of:=[.J74]">
            <text:p/>
          </table:table-cell>
          <table:table-cell table:formula="of:=[.J74]">
            <text:p/>
          </table:table-cell>
          <table:table-cell table:formula="of:=[.H74] * (1 + [.G74])" office:value-type="float" office:value="1.125" calcext:value-type="float">
            <text:p>1.125</text:p>
          </table:table-cell>
          <table:table-cell table:formula="of:= ([.H74] + [.G74]) - ([.H74] * [.G74])" office:value-type="float" office:value="0.875" calcext:value-type="float">
            <text:p>0.875</text:p>
          </table:table-cell>
          <table:table-cell table:formula="of:=IF([.H74] &lt;= 0.5; [.M74]; [.N74])" office:value-type="float" office:value="0.875" calcext:value-type="float">
            <text:p>0.875</text:p>
          </table:table-cell>
          <table:table-cell table:formula="of:= (2 * [.H74]) - [.O74]" office:value-type="float" office:value="0.625" calcext:value-type="float">
            <text:p>0.625</text:p>
          </table:table-cell>
          <table:table-cell table:formula="of:=[.F74] + (1/3)" office:value-type="float" office:value="1" calcext:value-type="float">
            <text:p>1</text:p>
          </table:table-cell>
          <table:table-cell table:formula="of:=[.F74]" office:value-type="float" office:value="0.666666666666667" calcext:value-type="float">
            <text:p>0.666666666666667</text:p>
          </table:table-cell>
          <table:table-cell table:formula="of:=[.F74] - (1/3)" office:value-type="float" office:value="0.333333333333333" calcext:value-type="float">
            <text:p>0.333333333333333</text:p>
          </table:table-cell>
          <table:table-cell table:formula="of:=IF([.Q74]&lt;0; [.Q74]+1; IF([.Q74]&gt;1; [.Q74]-1; [.Q74]))" office:value-type="float" office:value="1" calcext:value-type="float">
            <text:p>1</text:p>
          </table:table-cell>
          <table:table-cell table:formula="of:=IF([.R74]&lt;0; [.R74]+1; IF([.R74]&gt;1; [.R74]-1; [.R74]))" office:value-type="float" office:value="0.666666666666667" calcext:value-type="float">
            <text:p>0.666666666666667</text:p>
          </table:table-cell>
          <table:table-cell table:formula="of:=IF([.S74]&lt;0; [.S74]+1; IF([.S74]&gt;1; [.S74]-1; [.S74]))" office:value-type="float" office:value="0.333333333333333" calcext:value-type="float">
            <text:p>0.333333333333333</text:p>
          </table:table-cell>
          <table:table-cell table:formula="of:=IF((6* [.T74]) &lt; 1; TRUE(); FALSE())" office:value-type="boolean" office:boolean-value="false" calcext:value-type="boolean">
            <text:p>FALSE</text:p>
          </table:table-cell>
          <table:table-cell table:formula="of:=IF((2* [.T74]) &lt; 1; TRUE(); FALSE())" office:value-type="boolean" office:boolean-value="false" calcext:value-type="boolean">
            <text:p>FALSE</text:p>
          </table:table-cell>
          <table:table-cell table:formula="of:=IF((3* [.T74]) &lt; 2; TRUE(); FALSE())" office:value-type="boolean" office:boolean-value="false" calcext:value-type="boolean">
            <text:p>FALSE</text:p>
          </table:table-cell>
          <table:table-cell table:formula="of:=IF((6* [.U74]) &lt; 1; TRUE(); FALSE())" office:value-type="boolean" office:boolean-value="false" calcext:value-type="boolean">
            <text:p>FALSE</text:p>
          </table:table-cell>
          <table:table-cell table:formula="of:=IF((2* [.U74]) &lt; 1; TRUE(); FALSE())" office:value-type="boolean" office:boolean-value="false" calcext:value-type="boolean">
            <text:p>FALSE</text:p>
          </table:table-cell>
          <table:table-cell table:formula="of:=IF((3* [.U74]) &lt; 2; TRUE(); FALSE())" office:value-type="boolean" office:boolean-value="false" calcext:value-type="boolean">
            <text:p>FALSE</text:p>
          </table:table-cell>
          <table:table-cell table:formula="of:=IF((6* [.V74]) &lt; 1; TRUE(); FALSE())" office:value-type="boolean" office:boolean-value="false" calcext:value-type="boolean">
            <text:p>FALSE</text:p>
          </table:table-cell>
          <table:table-cell table:formula="of:=IF((2* [.V74]) &lt; 1; TRUE(); FALSE())" office:value-type="boolean" office:boolean-value="true" calcext:value-type="boolean">
            <text:p>TRUE</text:p>
          </table:table-cell>
          <table:table-cell table:formula="of:=IF((3* [.V74]) &lt; 2; TRUE(); FALSE())" office:value-type="boolean" office:boolean-value="true" calcext:value-type="boolean">
            <text:p>TRUE</text:p>
          </table:table-cell>
          <table:table-cell table:formula="of:=IF([.W74]; [.$P74] + ([.$O74] - [.$P74]) * 6 * [.T74]; IF([.X74]; [.$O74]; IF([.Y74]; [.$P74] + (([.$O74] - [.$P74]) * ((2/3) - [.T74]) * 6); [.$P74])))" office:value-type="float" office:value="0.625" calcext:value-type="float">
            <text:p>0.625</text:p>
          </table:table-cell>
          <table:table-cell table:formula="of:=IF([.Z74]; [.$P74] + ([.$O74] - [.$P74]) * 6 * [.U74]; IF([.AA74]; [.$O74]; IF([.AB74]; [.$P74] + (([.$O74] - [.$P74]) * ((2/3) - [.U74]) * 6); [.$P74])))" office:value-type="float" office:value="0.625" calcext:value-type="float">
            <text:p>0.625</text:p>
          </table:table-cell>
          <table:table-cell table:formula="of:=IF([.AC74]; [.$P74] + ([.$O74] - [.$P74]) * 6 * [.V74]; IF([.AD74]; [.$O74]; IF([.AE74]; [.$P74] + (([.$O74] - [.$P74]) * ((2/3) - [.V74]) * 6); [.$P74])))" office:value-type="float" office:value="0.875" calcext:value-type="float">
            <text:p>0.875</text:p>
          </table:table-cell>
          <table:table-cell table:formula="of:=ROUND([.AF74]*255)" office:value-type="float" office:value="159" calcext:value-type="float">
            <text:p>159</text:p>
          </table:table-cell>
          <table:table-cell table:formula="of:=ROUND([.AG74]*255)" office:value-type="float" office:value="159" calcext:value-type="float">
            <text:p>159</text:p>
          </table:table-cell>
          <table:table-cell table:formula="of:=ROUND([.AH74]*255)" office:value-type="float" office:value="223" calcext:value-type="float">
            <text:p>223</text:p>
          </table:table-cell>
        </table:table-row>
        <table:table-row table:style-name="ro3">
          <table:table-cell table:formula="of:=[.A74]" office:value-type="float" office:value="240" calcext:value-type="float">
            <text:p>240</text:p>
          </table:table-cell>
          <table:table-cell table:formula="of:=[.B74]" office:value-type="float" office:value="50" calcext:value-type="float">
            <text:p>50</text:p>
          </table:table-cell>
          <table:table-cell table:formula="of:=IF([.C$5]=[.C74]; 5; [.C74]+5)" office:value-type="float" office:value="80" calcext:value-type="float">
            <text:p>80</text:p>
          </table:table-cell>
          <table:table-cell table:formula="of:=[.AI75]&amp;&quot;, &quot;&amp;[.AJ75]&amp;&quot;, &quot;&amp;[.AK75]" office:value-type="string" office:string-value="179, 179, 230" calcext:value-type="string">
            <text:p>179, 179, 230</text:p>
          </table:table-cell>
          <table:table-cell table:formula="of:=DEC2HEX([.AI75]; 2)&amp;DEC2HEX([.AJ75]; 2)&amp;DEC2HEX([.AK75]; 2)" office:value-type="string" office:string-value="B3B3E6" calcext:value-type="string">
            <text:p>B3B3E6</text:p>
          </table:table-cell>
          <table:table-cell table:formula="of:=[.A75]/360" office:value-type="float" office:value="0.666666666666667" calcext:value-type="float">
            <text:p>0.666666666666667</text:p>
          </table:table-cell>
          <table:table-cell table:formula="of:=[.B75]/100" office:value-type="float" office:value="0.5" calcext:value-type="float">
            <text:p>0.5</text:p>
          </table:table-cell>
          <table:table-cell table:formula="of:=[.C75]/100" office:value-type="float" office:value="0.8" calcext:value-type="float">
            <text:p>0.8</text:p>
          </table:table-cell>
          <table:table-cell table:formula="of:=IF([.B75]&gt;0; TRUE(); FALSE())" office:value-type="boolean" office:boolean-value="true" calcext:value-type="boolean">
            <text:p>TRUE</text:p>
          </table:table-cell>
          <table:table-cell table:formula="of:=IF([.I75]; &quot;&quot;; ROUND([.C75]*2.55))">
            <text:p/>
          </table:table-cell>
          <table:table-cell table:formula="of:=[.J75]">
            <text:p/>
          </table:table-cell>
          <table:table-cell table:formula="of:=[.J75]">
            <text:p/>
          </table:table-cell>
          <table:table-cell table:formula="of:=[.H75] * (1 + [.G75])" office:value-type="float" office:value="1.2" calcext:value-type="float">
            <text:p>1.2</text:p>
          </table:table-cell>
          <table:table-cell table:formula="of:= ([.H75] + [.G75]) - ([.H75] * [.G75])" office:value-type="float" office:value="0.9" calcext:value-type="float">
            <text:p>0.9</text:p>
          </table:table-cell>
          <table:table-cell table:formula="of:=IF([.H75] &lt;= 0.5; [.M75]; [.N75])" office:value-type="float" office:value="0.9" calcext:value-type="float">
            <text:p>0.9</text:p>
          </table:table-cell>
          <table:table-cell table:formula="of:= (2 * [.H75]) - [.O75]" office:value-type="float" office:value="0.7" calcext:value-type="float">
            <text:p>0.7</text:p>
          </table:table-cell>
          <table:table-cell table:formula="of:=[.F75] + (1/3)" office:value-type="float" office:value="1" calcext:value-type="float">
            <text:p>1</text:p>
          </table:table-cell>
          <table:table-cell table:formula="of:=[.F75]" office:value-type="float" office:value="0.666666666666667" calcext:value-type="float">
            <text:p>0.666666666666667</text:p>
          </table:table-cell>
          <table:table-cell table:formula="of:=[.F75] - (1/3)" office:value-type="float" office:value="0.333333333333333" calcext:value-type="float">
            <text:p>0.333333333333333</text:p>
          </table:table-cell>
          <table:table-cell table:formula="of:=IF([.Q75]&lt;0; [.Q75]+1; IF([.Q75]&gt;1; [.Q75]-1; [.Q75]))" office:value-type="float" office:value="1" calcext:value-type="float">
            <text:p>1</text:p>
          </table:table-cell>
          <table:table-cell table:formula="of:=IF([.R75]&lt;0; [.R75]+1; IF([.R75]&gt;1; [.R75]-1; [.R75]))" office:value-type="float" office:value="0.666666666666667" calcext:value-type="float">
            <text:p>0.666666666666667</text:p>
          </table:table-cell>
          <table:table-cell table:formula="of:=IF([.S75]&lt;0; [.S75]+1; IF([.S75]&gt;1; [.S75]-1; [.S75]))" office:value-type="float" office:value="0.333333333333333" calcext:value-type="float">
            <text:p>0.333333333333333</text:p>
          </table:table-cell>
          <table:table-cell table:formula="of:=IF((6* [.T75]) &lt; 1; TRUE(); FALSE())" office:value-type="boolean" office:boolean-value="false" calcext:value-type="boolean">
            <text:p>FALSE</text:p>
          </table:table-cell>
          <table:table-cell table:formula="of:=IF((2* [.T75]) &lt; 1; TRUE(); FALSE())" office:value-type="boolean" office:boolean-value="false" calcext:value-type="boolean">
            <text:p>FALSE</text:p>
          </table:table-cell>
          <table:table-cell table:formula="of:=IF((3* [.T75]) &lt; 2; TRUE(); FALSE())" office:value-type="boolean" office:boolean-value="false" calcext:value-type="boolean">
            <text:p>FALSE</text:p>
          </table:table-cell>
          <table:table-cell table:formula="of:=IF((6* [.U75]) &lt; 1; TRUE(); FALSE())" office:value-type="boolean" office:boolean-value="false" calcext:value-type="boolean">
            <text:p>FALSE</text:p>
          </table:table-cell>
          <table:table-cell table:formula="of:=IF((2* [.U75]) &lt; 1; TRUE(); FALSE())" office:value-type="boolean" office:boolean-value="false" calcext:value-type="boolean">
            <text:p>FALSE</text:p>
          </table:table-cell>
          <table:table-cell table:formula="of:=IF((3* [.U75]) &lt; 2; TRUE(); FALSE())" office:value-type="boolean" office:boolean-value="false" calcext:value-type="boolean">
            <text:p>FALSE</text:p>
          </table:table-cell>
          <table:table-cell table:formula="of:=IF((6* [.V75]) &lt; 1; TRUE(); FALSE())" office:value-type="boolean" office:boolean-value="false" calcext:value-type="boolean">
            <text:p>FALSE</text:p>
          </table:table-cell>
          <table:table-cell table:formula="of:=IF((2* [.V75]) &lt; 1; TRUE(); FALSE())" office:value-type="boolean" office:boolean-value="true" calcext:value-type="boolean">
            <text:p>TRUE</text:p>
          </table:table-cell>
          <table:table-cell table:formula="of:=IF((3* [.V75]) &lt; 2; TRUE(); FALSE())" office:value-type="boolean" office:boolean-value="true" calcext:value-type="boolean">
            <text:p>TRUE</text:p>
          </table:table-cell>
          <table:table-cell table:formula="of:=IF([.W75]; [.$P75] + ([.$O75] - [.$P75]) * 6 * [.T75]; IF([.X75]; [.$O75]; IF([.Y75]; [.$P75] + (([.$O75] - [.$P75]) * ((2/3) - [.T75]) * 6); [.$P75])))" office:value-type="float" office:value="0.7" calcext:value-type="float">
            <text:p>0.7</text:p>
          </table:table-cell>
          <table:table-cell table:formula="of:=IF([.Z75]; [.$P75] + ([.$O75] - [.$P75]) * 6 * [.U75]; IF([.AA75]; [.$O75]; IF([.AB75]; [.$P75] + (([.$O75] - [.$P75]) * ((2/3) - [.U75]) * 6); [.$P75])))" office:value-type="float" office:value="0.7" calcext:value-type="float">
            <text:p>0.7</text:p>
          </table:table-cell>
          <table:table-cell table:formula="of:=IF([.AC75]; [.$P75] + ([.$O75] - [.$P75]) * 6 * [.V75]; IF([.AD75]; [.$O75]; IF([.AE75]; [.$P75] + (([.$O75] - [.$P75]) * ((2/3) - [.V75]) * 6); [.$P75])))" office:value-type="float" office:value="0.9" calcext:value-type="float">
            <text:p>0.9</text:p>
          </table:table-cell>
          <table:table-cell table:formula="of:=ROUND([.AF75]*255)" office:value-type="float" office:value="179" calcext:value-type="float">
            <text:p>179</text:p>
          </table:table-cell>
          <table:table-cell table:formula="of:=ROUND([.AG75]*255)" office:value-type="float" office:value="179" calcext:value-type="float">
            <text:p>179</text:p>
          </table:table-cell>
          <table:table-cell table:formula="of:=ROUND([.AH75]*255)" office:value-type="float" office:value="230" calcext:value-type="float">
            <text:p>230</text:p>
          </table:table-cell>
        </table:table-row>
        <table:table-row table:style-name="ro3">
          <table:table-cell table:formula="of:=[.A75]" office:value-type="float" office:value="240" calcext:value-type="float">
            <text:p>240</text:p>
          </table:table-cell>
          <table:table-cell table:formula="of:=[.B75]" office:value-type="float" office:value="50" calcext:value-type="float">
            <text:p>50</text:p>
          </table:table-cell>
          <table:table-cell table:formula="of:=IF([.C$5]=[.C75]; 5; [.C75]+5)" office:value-type="float" office:value="85" calcext:value-type="float">
            <text:p>85</text:p>
          </table:table-cell>
          <table:table-cell table:formula="of:=[.AI76]&amp;&quot;, &quot;&amp;[.AJ76]&amp;&quot;, &quot;&amp;[.AK76]" office:value-type="string" office:string-value="198, 198, 236" calcext:value-type="string">
            <text:p>198, 198, 236</text:p>
          </table:table-cell>
          <table:table-cell table:formula="of:=DEC2HEX([.AI76]; 2)&amp;DEC2HEX([.AJ76]; 2)&amp;DEC2HEX([.AK76]; 2)" office:value-type="string" office:string-value="C6C6EC" calcext:value-type="string">
            <text:p>C6C6EC</text:p>
          </table:table-cell>
          <table:table-cell table:formula="of:=[.A76]/360" office:value-type="float" office:value="0.666666666666667" calcext:value-type="float">
            <text:p>0.666666666666667</text:p>
          </table:table-cell>
          <table:table-cell table:formula="of:=[.B76]/100" office:value-type="float" office:value="0.5" calcext:value-type="float">
            <text:p>0.5</text:p>
          </table:table-cell>
          <table:table-cell table:formula="of:=[.C76]/100" office:value-type="float" office:value="0.85" calcext:value-type="float">
            <text:p>0.85</text:p>
          </table:table-cell>
          <table:table-cell table:formula="of:=IF([.B76]&gt;0; TRUE(); FALSE())" office:value-type="boolean" office:boolean-value="true" calcext:value-type="boolean">
            <text:p>TRUE</text:p>
          </table:table-cell>
          <table:table-cell table:formula="of:=IF([.I76]; &quot;&quot;; ROUND([.C76]*2.55))">
            <text:p/>
          </table:table-cell>
          <table:table-cell table:formula="of:=[.J76]">
            <text:p/>
          </table:table-cell>
          <table:table-cell table:formula="of:=[.J76]">
            <text:p/>
          </table:table-cell>
          <table:table-cell table:formula="of:=[.H76] * (1 + [.G76])" office:value-type="float" office:value="1.275" calcext:value-type="float">
            <text:p>1.275</text:p>
          </table:table-cell>
          <table:table-cell table:formula="of:= ([.H76] + [.G76]) - ([.H76] * [.G76])" office:value-type="float" office:value="0.925" calcext:value-type="float">
            <text:p>0.925</text:p>
          </table:table-cell>
          <table:table-cell table:formula="of:=IF([.H76] &lt;= 0.5; [.M76]; [.N76])" office:value-type="float" office:value="0.925" calcext:value-type="float">
            <text:p>0.925</text:p>
          </table:table-cell>
          <table:table-cell table:formula="of:= (2 * [.H76]) - [.O76]" office:value-type="float" office:value="0.775" calcext:value-type="float">
            <text:p>0.775</text:p>
          </table:table-cell>
          <table:table-cell table:formula="of:=[.F76] + (1/3)" office:value-type="float" office:value="1" calcext:value-type="float">
            <text:p>1</text:p>
          </table:table-cell>
          <table:table-cell table:formula="of:=[.F76]" office:value-type="float" office:value="0.666666666666667" calcext:value-type="float">
            <text:p>0.666666666666667</text:p>
          </table:table-cell>
          <table:table-cell table:formula="of:=[.F76] - (1/3)" office:value-type="float" office:value="0.333333333333333" calcext:value-type="float">
            <text:p>0.333333333333333</text:p>
          </table:table-cell>
          <table:table-cell table:formula="of:=IF([.Q76]&lt;0; [.Q76]+1; IF([.Q76]&gt;1; [.Q76]-1; [.Q76]))" office:value-type="float" office:value="1" calcext:value-type="float">
            <text:p>1</text:p>
          </table:table-cell>
          <table:table-cell table:formula="of:=IF([.R76]&lt;0; [.R76]+1; IF([.R76]&gt;1; [.R76]-1; [.R76]))" office:value-type="float" office:value="0.666666666666667" calcext:value-type="float">
            <text:p>0.666666666666667</text:p>
          </table:table-cell>
          <table:table-cell table:formula="of:=IF([.S76]&lt;0; [.S76]+1; IF([.S76]&gt;1; [.S76]-1; [.S76]))" office:value-type="float" office:value="0.333333333333333" calcext:value-type="float">
            <text:p>0.333333333333333</text:p>
          </table:table-cell>
          <table:table-cell table:formula="of:=IF((6* [.T76]) &lt; 1; TRUE(); FALSE())" office:value-type="boolean" office:boolean-value="false" calcext:value-type="boolean">
            <text:p>FALSE</text:p>
          </table:table-cell>
          <table:table-cell table:formula="of:=IF((2* [.T76]) &lt; 1; TRUE(); FALSE())" office:value-type="boolean" office:boolean-value="false" calcext:value-type="boolean">
            <text:p>FALSE</text:p>
          </table:table-cell>
          <table:table-cell table:formula="of:=IF((3* [.T76]) &lt; 2; TRUE(); FALSE())" office:value-type="boolean" office:boolean-value="false" calcext:value-type="boolean">
            <text:p>FALSE</text:p>
          </table:table-cell>
          <table:table-cell table:formula="of:=IF((6* [.U76]) &lt; 1; TRUE(); FALSE())" office:value-type="boolean" office:boolean-value="false" calcext:value-type="boolean">
            <text:p>FALSE</text:p>
          </table:table-cell>
          <table:table-cell table:formula="of:=IF((2* [.U76]) &lt; 1; TRUE(); FALSE())" office:value-type="boolean" office:boolean-value="false" calcext:value-type="boolean">
            <text:p>FALSE</text:p>
          </table:table-cell>
          <table:table-cell table:formula="of:=IF((3* [.U76]) &lt; 2; TRUE(); FALSE())" office:value-type="boolean" office:boolean-value="false" calcext:value-type="boolean">
            <text:p>FALSE</text:p>
          </table:table-cell>
          <table:table-cell table:formula="of:=IF((6* [.V76]) &lt; 1; TRUE(); FALSE())" office:value-type="boolean" office:boolean-value="false" calcext:value-type="boolean">
            <text:p>FALSE</text:p>
          </table:table-cell>
          <table:table-cell table:formula="of:=IF((2* [.V76]) &lt; 1; TRUE(); FALSE())" office:value-type="boolean" office:boolean-value="true" calcext:value-type="boolean">
            <text:p>TRUE</text:p>
          </table:table-cell>
          <table:table-cell table:formula="of:=IF((3* [.V76]) &lt; 2; TRUE(); FALSE())" office:value-type="boolean" office:boolean-value="true" calcext:value-type="boolean">
            <text:p>TRUE</text:p>
          </table:table-cell>
          <table:table-cell table:formula="of:=IF([.W76]; [.$P76] + ([.$O76] - [.$P76]) * 6 * [.T76]; IF([.X76]; [.$O76]; IF([.Y76]; [.$P76] + (([.$O76] - [.$P76]) * ((2/3) - [.T76]) * 6); [.$P76])))" office:value-type="float" office:value="0.775" calcext:value-type="float">
            <text:p>0.775</text:p>
          </table:table-cell>
          <table:table-cell table:formula="of:=IF([.Z76]; [.$P76] + ([.$O76] - [.$P76]) * 6 * [.U76]; IF([.AA76]; [.$O76]; IF([.AB76]; [.$P76] + (([.$O76] - [.$P76]) * ((2/3) - [.U76]) * 6); [.$P76])))" office:value-type="float" office:value="0.775" calcext:value-type="float">
            <text:p>0.775</text:p>
          </table:table-cell>
          <table:table-cell table:formula="of:=IF([.AC76]; [.$P76] + ([.$O76] - [.$P76]) * 6 * [.V76]; IF([.AD76]; [.$O76]; IF([.AE76]; [.$P76] + (([.$O76] - [.$P76]) * ((2/3) - [.V76]) * 6); [.$P76])))" office:value-type="float" office:value="0.925" calcext:value-type="float">
            <text:p>0.925</text:p>
          </table:table-cell>
          <table:table-cell table:formula="of:=ROUND([.AF76]*255)" office:value-type="float" office:value="198" calcext:value-type="float">
            <text:p>198</text:p>
          </table:table-cell>
          <table:table-cell table:formula="of:=ROUND([.AG76]*255)" office:value-type="float" office:value="198" calcext:value-type="float">
            <text:p>198</text:p>
          </table:table-cell>
          <table:table-cell table:formula="of:=ROUND([.AH76]*255)" office:value-type="float" office:value="236" calcext:value-type="float">
            <text:p>236</text:p>
          </table:table-cell>
        </table:table-row>
        <table:table-row table:style-name="ro3">
          <table:table-cell table:formula="of:=[.A76]" office:value-type="float" office:value="240" calcext:value-type="float">
            <text:p>240</text:p>
          </table:table-cell>
          <table:table-cell table:formula="of:=[.B76]" office:value-type="float" office:value="50" calcext:value-type="float">
            <text:p>50</text:p>
          </table:table-cell>
          <table:table-cell table:formula="of:=IF([.C$5]=[.C76]; 5; [.C76]+5)" office:value-type="float" office:value="90" calcext:value-type="float">
            <text:p>90</text:p>
          </table:table-cell>
          <table:table-cell table:formula="of:=[.AI77]&amp;&quot;, &quot;&amp;[.AJ77]&amp;&quot;, &quot;&amp;[.AK77]" office:value-type="string" office:string-value="217, 217, 242" calcext:value-type="string">
            <text:p>217, 217, 242</text:p>
          </table:table-cell>
          <table:table-cell table:formula="of:=DEC2HEX([.AI77]; 2)&amp;DEC2HEX([.AJ77]; 2)&amp;DEC2HEX([.AK77]; 2)" office:value-type="string" office:string-value="D9D9F2" calcext:value-type="string">
            <text:p>D9D9F2</text:p>
          </table:table-cell>
          <table:table-cell table:formula="of:=[.A77]/360" office:value-type="float" office:value="0.666666666666667" calcext:value-type="float">
            <text:p>0.666666666666667</text:p>
          </table:table-cell>
          <table:table-cell table:formula="of:=[.B77]/100" office:value-type="float" office:value="0.5" calcext:value-type="float">
            <text:p>0.5</text:p>
          </table:table-cell>
          <table:table-cell table:formula="of:=[.C77]/100" office:value-type="float" office:value="0.9" calcext:value-type="float">
            <text:p>0.9</text:p>
          </table:table-cell>
          <table:table-cell table:formula="of:=IF([.B77]&gt;0; TRUE(); FALSE())" office:value-type="boolean" office:boolean-value="true" calcext:value-type="boolean">
            <text:p>TRUE</text:p>
          </table:table-cell>
          <table:table-cell table:formula="of:=IF([.I77]; &quot;&quot;; ROUND([.C77]*2.55))">
            <text:p/>
          </table:table-cell>
          <table:table-cell table:formula="of:=[.J77]">
            <text:p/>
          </table:table-cell>
          <table:table-cell table:formula="of:=[.J77]">
            <text:p/>
          </table:table-cell>
          <table:table-cell table:formula="of:=[.H77] * (1 + [.G77])" office:value-type="float" office:value="1.35" calcext:value-type="float">
            <text:p>1.35</text:p>
          </table:table-cell>
          <table:table-cell table:formula="of:= ([.H77] + [.G77]) - ([.H77] * [.G77])" office:value-type="float" office:value="0.95" calcext:value-type="float">
            <text:p>0.95</text:p>
          </table:table-cell>
          <table:table-cell table:formula="of:=IF([.H77] &lt;= 0.5; [.M77]; [.N77])" office:value-type="float" office:value="0.95" calcext:value-type="float">
            <text:p>0.95</text:p>
          </table:table-cell>
          <table:table-cell table:formula="of:= (2 * [.H77]) - [.O77]" office:value-type="float" office:value="0.85" calcext:value-type="float">
            <text:p>0.85</text:p>
          </table:table-cell>
          <table:table-cell table:formula="of:=[.F77] + (1/3)" office:value-type="float" office:value="1" calcext:value-type="float">
            <text:p>1</text:p>
          </table:table-cell>
          <table:table-cell table:formula="of:=[.F77]" office:value-type="float" office:value="0.666666666666667" calcext:value-type="float">
            <text:p>0.666666666666667</text:p>
          </table:table-cell>
          <table:table-cell table:formula="of:=[.F77] - (1/3)" office:value-type="float" office:value="0.333333333333333" calcext:value-type="float">
            <text:p>0.333333333333333</text:p>
          </table:table-cell>
          <table:table-cell table:formula="of:=IF([.Q77]&lt;0; [.Q77]+1; IF([.Q77]&gt;1; [.Q77]-1; [.Q77]))" office:value-type="float" office:value="1" calcext:value-type="float">
            <text:p>1</text:p>
          </table:table-cell>
          <table:table-cell table:formula="of:=IF([.R77]&lt;0; [.R77]+1; IF([.R77]&gt;1; [.R77]-1; [.R77]))" office:value-type="float" office:value="0.666666666666667" calcext:value-type="float">
            <text:p>0.666666666666667</text:p>
          </table:table-cell>
          <table:table-cell table:formula="of:=IF([.S77]&lt;0; [.S77]+1; IF([.S77]&gt;1; [.S77]-1; [.S77]))" office:value-type="float" office:value="0.333333333333333" calcext:value-type="float">
            <text:p>0.333333333333333</text:p>
          </table:table-cell>
          <table:table-cell table:formula="of:=IF((6* [.T77]) &lt; 1; TRUE(); FALSE())" office:value-type="boolean" office:boolean-value="false" calcext:value-type="boolean">
            <text:p>FALSE</text:p>
          </table:table-cell>
          <table:table-cell table:formula="of:=IF((2* [.T77]) &lt; 1; TRUE(); FALSE())" office:value-type="boolean" office:boolean-value="false" calcext:value-type="boolean">
            <text:p>FALSE</text:p>
          </table:table-cell>
          <table:table-cell table:formula="of:=IF((3* [.T77]) &lt; 2; TRUE(); FALSE())" office:value-type="boolean" office:boolean-value="false" calcext:value-type="boolean">
            <text:p>FALSE</text:p>
          </table:table-cell>
          <table:table-cell table:formula="of:=IF((6* [.U77]) &lt; 1; TRUE(); FALSE())" office:value-type="boolean" office:boolean-value="false" calcext:value-type="boolean">
            <text:p>FALSE</text:p>
          </table:table-cell>
          <table:table-cell table:formula="of:=IF((2* [.U77]) &lt; 1; TRUE(); FALSE())" office:value-type="boolean" office:boolean-value="false" calcext:value-type="boolean">
            <text:p>FALSE</text:p>
          </table:table-cell>
          <table:table-cell table:formula="of:=IF((3* [.U77]) &lt; 2; TRUE(); FALSE())" office:value-type="boolean" office:boolean-value="false" calcext:value-type="boolean">
            <text:p>FALSE</text:p>
          </table:table-cell>
          <table:table-cell table:formula="of:=IF((6* [.V77]) &lt; 1; TRUE(); FALSE())" office:value-type="boolean" office:boolean-value="false" calcext:value-type="boolean">
            <text:p>FALSE</text:p>
          </table:table-cell>
          <table:table-cell table:formula="of:=IF((2* [.V77]) &lt; 1; TRUE(); FALSE())" office:value-type="boolean" office:boolean-value="true" calcext:value-type="boolean">
            <text:p>TRUE</text:p>
          </table:table-cell>
          <table:table-cell table:formula="of:=IF((3* [.V77]) &lt; 2; TRUE(); FALSE())" office:value-type="boolean" office:boolean-value="true" calcext:value-type="boolean">
            <text:p>TRUE</text:p>
          </table:table-cell>
          <table:table-cell table:formula="of:=IF([.W77]; [.$P77] + ([.$O77] - [.$P77]) * 6 * [.T77]; IF([.X77]; [.$O77]; IF([.Y77]; [.$P77] + (([.$O77] - [.$P77]) * ((2/3) - [.T77]) * 6); [.$P77])))" office:value-type="float" office:value="0.85" calcext:value-type="float">
            <text:p>0.85</text:p>
          </table:table-cell>
          <table:table-cell table:formula="of:=IF([.Z77]; [.$P77] + ([.$O77] - [.$P77]) * 6 * [.U77]; IF([.AA77]; [.$O77]; IF([.AB77]; [.$P77] + (([.$O77] - [.$P77]) * ((2/3) - [.U77]) * 6); [.$P77])))" office:value-type="float" office:value="0.85" calcext:value-type="float">
            <text:p>0.85</text:p>
          </table:table-cell>
          <table:table-cell table:formula="of:=IF([.AC77]; [.$P77] + ([.$O77] - [.$P77]) * 6 * [.V77]; IF([.AD77]; [.$O77]; IF([.AE77]; [.$P77] + (([.$O77] - [.$P77]) * ((2/3) - [.V77]) * 6); [.$P77])))" office:value-type="float" office:value="0.95" calcext:value-type="float">
            <text:p>0.95</text:p>
          </table:table-cell>
          <table:table-cell table:formula="of:=ROUND([.AF77]*255)" office:value-type="float" office:value="217" calcext:value-type="float">
            <text:p>217</text:p>
          </table:table-cell>
          <table:table-cell table:formula="of:=ROUND([.AG77]*255)" office:value-type="float" office:value="217" calcext:value-type="float">
            <text:p>217</text:p>
          </table:table-cell>
          <table:table-cell table:formula="of:=ROUND([.AH77]*255)" office:value-type="float" office:value="242" calcext:value-type="float">
            <text:p>242</text:p>
          </table:table-cell>
        </table:table-row>
        <table:table-row table:style-name="ro3">
          <table:table-cell table:formula="of:=[.A77]" office:value-type="float" office:value="240" calcext:value-type="float">
            <text:p>240</text:p>
          </table:table-cell>
          <table:table-cell table:formula="of:=[.B77]" office:value-type="float" office:value="50" calcext:value-type="float">
            <text:p>50</text:p>
          </table:table-cell>
          <table:table-cell table:formula="of:=IF([.C$5]=[.C77]; 5; [.C77]+5)" office:value-type="float" office:value="95" calcext:value-type="float">
            <text:p>95</text:p>
          </table:table-cell>
          <table:table-cell table:formula="of:=[.AI78]&amp;&quot;, &quot;&amp;[.AJ78]&amp;&quot;, &quot;&amp;[.AK78]" office:value-type="string" office:string-value="236, 236, 249" calcext:value-type="string">
            <text:p>236, 236, 249</text:p>
          </table:table-cell>
          <table:table-cell table:formula="of:=DEC2HEX([.AI78]; 2)&amp;DEC2HEX([.AJ78]; 2)&amp;DEC2HEX([.AK78]; 2)" office:value-type="string" office:string-value="ECECF9" calcext:value-type="string">
            <text:p>ECECF9</text:p>
          </table:table-cell>
          <table:table-cell table:formula="of:=[.A78]/360" office:value-type="float" office:value="0.666666666666667" calcext:value-type="float">
            <text:p>0.666666666666667</text:p>
          </table:table-cell>
          <table:table-cell table:formula="of:=[.B78]/100" office:value-type="float" office:value="0.5" calcext:value-type="float">
            <text:p>0.5</text:p>
          </table:table-cell>
          <table:table-cell table:formula="of:=[.C78]/100" office:value-type="float" office:value="0.95" calcext:value-type="float">
            <text:p>0.95</text:p>
          </table:table-cell>
          <table:table-cell table:formula="of:=IF([.B78]&gt;0; TRUE(); FALSE())" office:value-type="boolean" office:boolean-value="true" calcext:value-type="boolean">
            <text:p>TRUE</text:p>
          </table:table-cell>
          <table:table-cell table:formula="of:=IF([.I78]; &quot;&quot;; ROUND([.C78]*2.55))">
            <text:p/>
          </table:table-cell>
          <table:table-cell table:formula="of:=[.J78]">
            <text:p/>
          </table:table-cell>
          <table:table-cell table:formula="of:=[.J78]">
            <text:p/>
          </table:table-cell>
          <table:table-cell table:formula="of:=[.H78] * (1 + [.G78])" office:value-type="float" office:value="1.425" calcext:value-type="float">
            <text:p>1.425</text:p>
          </table:table-cell>
          <table:table-cell table:formula="of:= ([.H78] + [.G78]) - ([.H78] * [.G78])" office:value-type="float" office:value="0.975" calcext:value-type="float">
            <text:p>0.975</text:p>
          </table:table-cell>
          <table:table-cell table:formula="of:=IF([.H78] &lt;= 0.5; [.M78]; [.N78])" office:value-type="float" office:value="0.975" calcext:value-type="float">
            <text:p>0.975</text:p>
          </table:table-cell>
          <table:table-cell table:formula="of:= (2 * [.H78]) - [.O78]" office:value-type="float" office:value="0.925" calcext:value-type="float">
            <text:p>0.925</text:p>
          </table:table-cell>
          <table:table-cell table:formula="of:=[.F78] + (1/3)" office:value-type="float" office:value="1" calcext:value-type="float">
            <text:p>1</text:p>
          </table:table-cell>
          <table:table-cell table:formula="of:=[.F78]" office:value-type="float" office:value="0.666666666666667" calcext:value-type="float">
            <text:p>0.666666666666667</text:p>
          </table:table-cell>
          <table:table-cell table:formula="of:=[.F78] - (1/3)" office:value-type="float" office:value="0.333333333333333" calcext:value-type="float">
            <text:p>0.333333333333333</text:p>
          </table:table-cell>
          <table:table-cell table:formula="of:=IF([.Q78]&lt;0; [.Q78]+1; IF([.Q78]&gt;1; [.Q78]-1; [.Q78]))" office:value-type="float" office:value="1" calcext:value-type="float">
            <text:p>1</text:p>
          </table:table-cell>
          <table:table-cell table:formula="of:=IF([.R78]&lt;0; [.R78]+1; IF([.R78]&gt;1; [.R78]-1; [.R78]))" office:value-type="float" office:value="0.666666666666667" calcext:value-type="float">
            <text:p>0.666666666666667</text:p>
          </table:table-cell>
          <table:table-cell table:formula="of:=IF([.S78]&lt;0; [.S78]+1; IF([.S78]&gt;1; [.S78]-1; [.S78]))" office:value-type="float" office:value="0.333333333333333" calcext:value-type="float">
            <text:p>0.333333333333333</text:p>
          </table:table-cell>
          <table:table-cell table:formula="of:=IF((6* [.T78]) &lt; 1; TRUE(); FALSE())" office:value-type="boolean" office:boolean-value="false" calcext:value-type="boolean">
            <text:p>FALSE</text:p>
          </table:table-cell>
          <table:table-cell table:formula="of:=IF((2* [.T78]) &lt; 1; TRUE(); FALSE())" office:value-type="boolean" office:boolean-value="false" calcext:value-type="boolean">
            <text:p>FALSE</text:p>
          </table:table-cell>
          <table:table-cell table:formula="of:=IF((3* [.T78]) &lt; 2; TRUE(); FALSE())" office:value-type="boolean" office:boolean-value="false" calcext:value-type="boolean">
            <text:p>FALSE</text:p>
          </table:table-cell>
          <table:table-cell table:formula="of:=IF((6* [.U78]) &lt; 1; TRUE(); FALSE())" office:value-type="boolean" office:boolean-value="false" calcext:value-type="boolean">
            <text:p>FALSE</text:p>
          </table:table-cell>
          <table:table-cell table:formula="of:=IF((2* [.U78]) &lt; 1; TRUE(); FALSE())" office:value-type="boolean" office:boolean-value="false" calcext:value-type="boolean">
            <text:p>FALSE</text:p>
          </table:table-cell>
          <table:table-cell table:formula="of:=IF((3* [.U78]) &lt; 2; TRUE(); FALSE())" office:value-type="boolean" office:boolean-value="false" calcext:value-type="boolean">
            <text:p>FALSE</text:p>
          </table:table-cell>
          <table:table-cell table:formula="of:=IF((6* [.V78]) &lt; 1; TRUE(); FALSE())" office:value-type="boolean" office:boolean-value="false" calcext:value-type="boolean">
            <text:p>FALSE</text:p>
          </table:table-cell>
          <table:table-cell table:formula="of:=IF((2* [.V78]) &lt; 1; TRUE(); FALSE())" office:value-type="boolean" office:boolean-value="true" calcext:value-type="boolean">
            <text:p>TRUE</text:p>
          </table:table-cell>
          <table:table-cell table:formula="of:=IF((3* [.V78]) &lt; 2; TRUE(); FALSE())" office:value-type="boolean" office:boolean-value="true" calcext:value-type="boolean">
            <text:p>TRUE</text:p>
          </table:table-cell>
          <table:table-cell table:formula="of:=IF([.W78]; [.$P78] + ([.$O78] - [.$P78]) * 6 * [.T78]; IF([.X78]; [.$O78]; IF([.Y78]; [.$P78] + (([.$O78] - [.$P78]) * ((2/3) - [.T78]) * 6); [.$P78])))" office:value-type="float" office:value="0.925" calcext:value-type="float">
            <text:p>0.925</text:p>
          </table:table-cell>
          <table:table-cell table:formula="of:=IF([.Z78]; [.$P78] + ([.$O78] - [.$P78]) * 6 * [.U78]; IF([.AA78]; [.$O78]; IF([.AB78]; [.$P78] + (([.$O78] - [.$P78]) * ((2/3) - [.U78]) * 6); [.$P78])))" office:value-type="float" office:value="0.925" calcext:value-type="float">
            <text:p>0.925</text:p>
          </table:table-cell>
          <table:table-cell table:formula="of:=IF([.AC78]; [.$P78] + ([.$O78] - [.$P78]) * 6 * [.V78]; IF([.AD78]; [.$O78]; IF([.AE78]; [.$P78] + (([.$O78] - [.$P78]) * ((2/3) - [.V78]) * 6); [.$P78])))" office:value-type="float" office:value="0.975" calcext:value-type="float">
            <text:p>0.975</text:p>
          </table:table-cell>
          <table:table-cell table:formula="of:=ROUND([.AF78]*255)" office:value-type="float" office:value="236" calcext:value-type="float">
            <text:p>236</text:p>
          </table:table-cell>
          <table:table-cell table:formula="of:=ROUND([.AG78]*255)" office:value-type="float" office:value="236" calcext:value-type="float">
            <text:p>236</text:p>
          </table:table-cell>
          <table:table-cell table:formula="of:=ROUND([.AH78]*255)" office:value-type="float" office:value="249" calcext:value-type="float">
            <text:p>249</text:p>
          </table:table-cell>
        </table:table-row>
        <table:table-row table:style-name="ro3">
          <table:table-cell table:formula="of:=[.A78]" office:value-type="float" office:value="240" calcext:value-type="float">
            <text:p>240</text:p>
          </table:table-cell>
          <table:table-cell table:formula="of:=[.B78]" office:value-type="float" office:value="50" calcext:value-type="float">
            <text:p>50</text:p>
          </table:table-cell>
          <table:table-cell table:style-name="Calc_20_Text_20__28_Alt_29_" table:formula="of:=[.C78]+1" office:value-type="float" office:value="96" calcext:value-type="float">
            <text:p>96</text:p>
          </table:table-cell>
          <table:table-cell table:formula="of:=[.AI79]&amp;&quot;, &quot;&amp;[.AJ79]&amp;&quot;, &quot;&amp;[.AK79]" office:value-type="string" office:string-value="240, 240, 250" calcext:value-type="string">
            <text:p>240, 240, 250</text:p>
          </table:table-cell>
          <table:table-cell table:formula="of:=DEC2HEX([.AI79]; 2)&amp;DEC2HEX([.AJ79]; 2)&amp;DEC2HEX([.AK79]; 2)" office:value-type="string" office:string-value="F0F0FA" calcext:value-type="string">
            <text:p>F0F0FA</text:p>
          </table:table-cell>
          <table:table-cell table:formula="of:=[.A79]/360" office:value-type="float" office:value="0.666666666666667" calcext:value-type="float">
            <text:p>0.666666666666667</text:p>
          </table:table-cell>
          <table:table-cell table:formula="of:=[.B79]/100" office:value-type="float" office:value="0.5" calcext:value-type="float">
            <text:p>0.5</text:p>
          </table:table-cell>
          <table:table-cell table:formula="of:=[.C79]/100" office:value-type="float" office:value="0.96" calcext:value-type="float">
            <text:p>0.96</text:p>
          </table:table-cell>
          <table:table-cell table:formula="of:=IF([.B79]&gt;0; TRUE(); FALSE())" office:value-type="boolean" office:boolean-value="true" calcext:value-type="boolean">
            <text:p>TRUE</text:p>
          </table:table-cell>
          <table:table-cell table:formula="of:=IF([.I79]; &quot;&quot;; ROUND([.C79]*2.55))">
            <text:p/>
          </table:table-cell>
          <table:table-cell table:formula="of:=[.J79]">
            <text:p/>
          </table:table-cell>
          <table:table-cell table:formula="of:=[.J79]">
            <text:p/>
          </table:table-cell>
          <table:table-cell table:formula="of:=[.H79] * (1 + [.G79])" office:value-type="float" office:value="1.44" calcext:value-type="float">
            <text:p>1.44</text:p>
          </table:table-cell>
          <table:table-cell table:formula="of:= ([.H79] + [.G79]) - ([.H79] * [.G79])" office:value-type="float" office:value="0.98" calcext:value-type="float">
            <text:p>0.98</text:p>
          </table:table-cell>
          <table:table-cell table:formula="of:=IF([.H79] &lt;= 0.5; [.M79]; [.N79])" office:value-type="float" office:value="0.98" calcext:value-type="float">
            <text:p>0.98</text:p>
          </table:table-cell>
          <table:table-cell table:formula="of:= (2 * [.H79]) - [.O79]" office:value-type="float" office:value="0.94" calcext:value-type="float">
            <text:p>0.94</text:p>
          </table:table-cell>
          <table:table-cell table:formula="of:=[.F79] + (1/3)" office:value-type="float" office:value="1" calcext:value-type="float">
            <text:p>1</text:p>
          </table:table-cell>
          <table:table-cell table:formula="of:=[.F79]" office:value-type="float" office:value="0.666666666666667" calcext:value-type="float">
            <text:p>0.666666666666667</text:p>
          </table:table-cell>
          <table:table-cell table:formula="of:=[.F79] - (1/3)" office:value-type="float" office:value="0.333333333333333" calcext:value-type="float">
            <text:p>0.333333333333333</text:p>
          </table:table-cell>
          <table:table-cell table:formula="of:=IF([.Q79]&lt;0; [.Q79]+1; IF([.Q79]&gt;1; [.Q79]-1; [.Q79]))" office:value-type="float" office:value="1" calcext:value-type="float">
            <text:p>1</text:p>
          </table:table-cell>
          <table:table-cell table:formula="of:=IF([.R79]&lt;0; [.R79]+1; IF([.R79]&gt;1; [.R79]-1; [.R79]))" office:value-type="float" office:value="0.666666666666667" calcext:value-type="float">
            <text:p>0.666666666666667</text:p>
          </table:table-cell>
          <table:table-cell table:formula="of:=IF([.S79]&lt;0; [.S79]+1; IF([.S79]&gt;1; [.S79]-1; [.S79]))" office:value-type="float" office:value="0.333333333333333" calcext:value-type="float">
            <text:p>0.333333333333333</text:p>
          </table:table-cell>
          <table:table-cell table:formula="of:=IF((6* [.T79]) &lt; 1; TRUE(); FALSE())" office:value-type="boolean" office:boolean-value="false" calcext:value-type="boolean">
            <text:p>FALSE</text:p>
          </table:table-cell>
          <table:table-cell table:formula="of:=IF((2* [.T79]) &lt; 1; TRUE(); FALSE())" office:value-type="boolean" office:boolean-value="false" calcext:value-type="boolean">
            <text:p>FALSE</text:p>
          </table:table-cell>
          <table:table-cell table:formula="of:=IF((3* [.T79]) &lt; 2; TRUE(); FALSE())" office:value-type="boolean" office:boolean-value="false" calcext:value-type="boolean">
            <text:p>FALSE</text:p>
          </table:table-cell>
          <table:table-cell table:formula="of:=IF((6* [.U79]) &lt; 1; TRUE(); FALSE())" office:value-type="boolean" office:boolean-value="false" calcext:value-type="boolean">
            <text:p>FALSE</text:p>
          </table:table-cell>
          <table:table-cell table:formula="of:=IF((2* [.U79]) &lt; 1; TRUE(); FALSE())" office:value-type="boolean" office:boolean-value="false" calcext:value-type="boolean">
            <text:p>FALSE</text:p>
          </table:table-cell>
          <table:table-cell table:formula="of:=IF((3* [.U79]) &lt; 2; TRUE(); FALSE())" office:value-type="boolean" office:boolean-value="false" calcext:value-type="boolean">
            <text:p>FALSE</text:p>
          </table:table-cell>
          <table:table-cell table:formula="of:=IF((6* [.V79]) &lt; 1; TRUE(); FALSE())" office:value-type="boolean" office:boolean-value="false" calcext:value-type="boolean">
            <text:p>FALSE</text:p>
          </table:table-cell>
          <table:table-cell table:formula="of:=IF((2* [.V79]) &lt; 1; TRUE(); FALSE())" office:value-type="boolean" office:boolean-value="true" calcext:value-type="boolean">
            <text:p>TRUE</text:p>
          </table:table-cell>
          <table:table-cell table:formula="of:=IF((3* [.V79]) &lt; 2; TRUE(); FALSE())" office:value-type="boolean" office:boolean-value="true" calcext:value-type="boolean">
            <text:p>TRUE</text:p>
          </table:table-cell>
          <table:table-cell table:formula="of:=IF([.W79]; [.$P79] + ([.$O79] - [.$P79]) * 6 * [.T79]; IF([.X79]; [.$O79]; IF([.Y79]; [.$P79] + (([.$O79] - [.$P79]) * ((2/3) - [.T79]) * 6); [.$P79])))" office:value-type="float" office:value="0.94" calcext:value-type="float">
            <text:p>0.94</text:p>
          </table:table-cell>
          <table:table-cell table:formula="of:=IF([.Z79]; [.$P79] + ([.$O79] - [.$P79]) * 6 * [.U79]; IF([.AA79]; [.$O79]; IF([.AB79]; [.$P79] + (([.$O79] - [.$P79]) * ((2/3) - [.U79]) * 6); [.$P79])))" office:value-type="float" office:value="0.94" calcext:value-type="float">
            <text:p>0.94</text:p>
          </table:table-cell>
          <table:table-cell table:formula="of:=IF([.AC79]; [.$P79] + ([.$O79] - [.$P79]) * 6 * [.V79]; IF([.AD79]; [.$O79]; IF([.AE79]; [.$P79] + (([.$O79] - [.$P79]) * ((2/3) - [.V79]) * 6); [.$P79])))" office:value-type="float" office:value="0.98" calcext:value-type="float">
            <text:p>0.98</text:p>
          </table:table-cell>
          <table:table-cell table:formula="of:=ROUND([.AF79]*255)" office:value-type="float" office:value="240" calcext:value-type="float">
            <text:p>240</text:p>
          </table:table-cell>
          <table:table-cell table:formula="of:=ROUND([.AG79]*255)" office:value-type="float" office:value="240" calcext:value-type="float">
            <text:p>240</text:p>
          </table:table-cell>
          <table:table-cell table:formula="of:=ROUND([.AH79]*255)" office:value-type="float" office:value="250" calcext:value-type="float">
            <text:p>250</text:p>
          </table:table-cell>
        </table:table-row>
        <table:table-row table:style-name="ro3">
          <table:table-cell table:formula="of:=[.A79]" office:value-type="float" office:value="240" calcext:value-type="float">
            <text:p>240</text:p>
          </table:table-cell>
          <table:table-cell table:formula="of:=[.B79]" office:value-type="float" office:value="50" calcext:value-type="float">
            <text:p>50</text:p>
          </table:table-cell>
          <table:table-cell table:style-name="Calc_20_Text_20__28_Alt_29_" table:formula="of:=[.C79]+1" office:value-type="float" office:value="97" calcext:value-type="float">
            <text:p>97</text:p>
          </table:table-cell>
          <table:table-cell table:formula="of:=[.AI80]&amp;&quot;, &quot;&amp;[.AJ80]&amp;&quot;, &quot;&amp;[.AK80]" office:value-type="string" office:string-value="244, 244, 251" calcext:value-type="string">
            <text:p>244, 244, 251</text:p>
          </table:table-cell>
          <table:table-cell table:formula="of:=DEC2HEX([.AI80]; 2)&amp;DEC2HEX([.AJ80]; 2)&amp;DEC2HEX([.AK80]; 2)" office:value-type="string" office:string-value="F4F4FB" calcext:value-type="string">
            <text:p>F4F4FB</text:p>
          </table:table-cell>
          <table:table-cell table:formula="of:=[.A80]/360" office:value-type="float" office:value="0.666666666666667" calcext:value-type="float">
            <text:p>0.666666666666667</text:p>
          </table:table-cell>
          <table:table-cell table:formula="of:=[.B80]/100" office:value-type="float" office:value="0.5" calcext:value-type="float">
            <text:p>0.5</text:p>
          </table:table-cell>
          <table:table-cell table:formula="of:=[.C80]/100" office:value-type="float" office:value="0.97" calcext:value-type="float">
            <text:p>0.97</text:p>
          </table:table-cell>
          <table:table-cell table:formula="of:=IF([.B80]&gt;0; TRUE(); FALSE())" office:value-type="boolean" office:boolean-value="true" calcext:value-type="boolean">
            <text:p>TRUE</text:p>
          </table:table-cell>
          <table:table-cell table:formula="of:=IF([.I80]; &quot;&quot;; ROUND([.C80]*2.55))">
            <text:p/>
          </table:table-cell>
          <table:table-cell table:formula="of:=[.J80]">
            <text:p/>
          </table:table-cell>
          <table:table-cell table:formula="of:=[.J80]">
            <text:p/>
          </table:table-cell>
          <table:table-cell table:formula="of:=[.H80] * (1 + [.G80])" office:value-type="float" office:value="1.455" calcext:value-type="float">
            <text:p>1.455</text:p>
          </table:table-cell>
          <table:table-cell table:formula="of:= ([.H80] + [.G80]) - ([.H80] * [.G80])" office:value-type="float" office:value="0.985" calcext:value-type="float">
            <text:p>0.985</text:p>
          </table:table-cell>
          <table:table-cell table:formula="of:=IF([.H80] &lt;= 0.5; [.M80]; [.N80])" office:value-type="float" office:value="0.985" calcext:value-type="float">
            <text:p>0.985</text:p>
          </table:table-cell>
          <table:table-cell table:formula="of:= (2 * [.H80]) - [.O80]" office:value-type="float" office:value="0.955" calcext:value-type="float">
            <text:p>0.955</text:p>
          </table:table-cell>
          <table:table-cell table:formula="of:=[.F80] + (1/3)" office:value-type="float" office:value="1" calcext:value-type="float">
            <text:p>1</text:p>
          </table:table-cell>
          <table:table-cell table:formula="of:=[.F80]" office:value-type="float" office:value="0.666666666666667" calcext:value-type="float">
            <text:p>0.666666666666667</text:p>
          </table:table-cell>
          <table:table-cell table:formula="of:=[.F80] - (1/3)" office:value-type="float" office:value="0.333333333333333" calcext:value-type="float">
            <text:p>0.333333333333333</text:p>
          </table:table-cell>
          <table:table-cell table:formula="of:=IF([.Q80]&lt;0; [.Q80]+1; IF([.Q80]&gt;1; [.Q80]-1; [.Q80]))" office:value-type="float" office:value="1" calcext:value-type="float">
            <text:p>1</text:p>
          </table:table-cell>
          <table:table-cell table:formula="of:=IF([.R80]&lt;0; [.R80]+1; IF([.R80]&gt;1; [.R80]-1; [.R80]))" office:value-type="float" office:value="0.666666666666667" calcext:value-type="float">
            <text:p>0.666666666666667</text:p>
          </table:table-cell>
          <table:table-cell table:formula="of:=IF([.S80]&lt;0; [.S80]+1; IF([.S80]&gt;1; [.S80]-1; [.S80]))" office:value-type="float" office:value="0.333333333333333" calcext:value-type="float">
            <text:p>0.333333333333333</text:p>
          </table:table-cell>
          <table:table-cell table:formula="of:=IF((6* [.T80]) &lt; 1; TRUE(); FALSE())" office:value-type="boolean" office:boolean-value="false" calcext:value-type="boolean">
            <text:p>FALSE</text:p>
          </table:table-cell>
          <table:table-cell table:formula="of:=IF((2* [.T80]) &lt; 1; TRUE(); FALSE())" office:value-type="boolean" office:boolean-value="false" calcext:value-type="boolean">
            <text:p>FALSE</text:p>
          </table:table-cell>
          <table:table-cell table:formula="of:=IF((3* [.T80]) &lt; 2; TRUE(); FALSE())" office:value-type="boolean" office:boolean-value="false" calcext:value-type="boolean">
            <text:p>FALSE</text:p>
          </table:table-cell>
          <table:table-cell table:formula="of:=IF((6* [.U80]) &lt; 1; TRUE(); FALSE())" office:value-type="boolean" office:boolean-value="false" calcext:value-type="boolean">
            <text:p>FALSE</text:p>
          </table:table-cell>
          <table:table-cell table:formula="of:=IF((2* [.U80]) &lt; 1; TRUE(); FALSE())" office:value-type="boolean" office:boolean-value="false" calcext:value-type="boolean">
            <text:p>FALSE</text:p>
          </table:table-cell>
          <table:table-cell table:formula="of:=IF((3* [.U80]) &lt; 2; TRUE(); FALSE())" office:value-type="boolean" office:boolean-value="false" calcext:value-type="boolean">
            <text:p>FALSE</text:p>
          </table:table-cell>
          <table:table-cell table:formula="of:=IF((6* [.V80]) &lt; 1; TRUE(); FALSE())" office:value-type="boolean" office:boolean-value="false" calcext:value-type="boolean">
            <text:p>FALSE</text:p>
          </table:table-cell>
          <table:table-cell table:formula="of:=IF((2* [.V80]) &lt; 1; TRUE(); FALSE())" office:value-type="boolean" office:boolean-value="true" calcext:value-type="boolean">
            <text:p>TRUE</text:p>
          </table:table-cell>
          <table:table-cell table:formula="of:=IF((3* [.V80]) &lt; 2; TRUE(); FALSE())" office:value-type="boolean" office:boolean-value="true" calcext:value-type="boolean">
            <text:p>TRUE</text:p>
          </table:table-cell>
          <table:table-cell table:formula="of:=IF([.W80]; [.$P80] + ([.$O80] - [.$P80]) * 6 * [.T80]; IF([.X80]; [.$O80]; IF([.Y80]; [.$P80] + (([.$O80] - [.$P80]) * ((2/3) - [.T80]) * 6); [.$P80])))" office:value-type="float" office:value="0.955" calcext:value-type="float">
            <text:p>0.955</text:p>
          </table:table-cell>
          <table:table-cell table:formula="of:=IF([.Z80]; [.$P80] + ([.$O80] - [.$P80]) * 6 * [.U80]; IF([.AA80]; [.$O80]; IF([.AB80]; [.$P80] + (([.$O80] - [.$P80]) * ((2/3) - [.U80]) * 6); [.$P80])))" office:value-type="float" office:value="0.955" calcext:value-type="float">
            <text:p>0.955</text:p>
          </table:table-cell>
          <table:table-cell table:formula="of:=IF([.AC80]; [.$P80] + ([.$O80] - [.$P80]) * 6 * [.V80]; IF([.AD80]; [.$O80]; IF([.AE80]; [.$P80] + (([.$O80] - [.$P80]) * ((2/3) - [.V80]) * 6); [.$P80])))" office:value-type="float" office:value="0.985" calcext:value-type="float">
            <text:p>0.985</text:p>
          </table:table-cell>
          <table:table-cell table:formula="of:=ROUND([.AF80]*255)" office:value-type="float" office:value="244" calcext:value-type="float">
            <text:p>244</text:p>
          </table:table-cell>
          <table:table-cell table:formula="of:=ROUND([.AG80]*255)" office:value-type="float" office:value="244" calcext:value-type="float">
            <text:p>244</text:p>
          </table:table-cell>
          <table:table-cell table:formula="of:=ROUND([.AH80]*255)" office:value-type="float" office:value="251" calcext:value-type="float">
            <text:p>251</text:p>
          </table:table-cell>
        </table:table-row>
        <table:table-row table:style-name="ro3">
          <table:table-cell table:formula="of:=[.A80]" office:value-type="float" office:value="240" calcext:value-type="float">
            <text:p>240</text:p>
          </table:table-cell>
          <table:table-cell table:formula="of:=[.B80]" office:value-type="float" office:value="50" calcext:value-type="float">
            <text:p>50</text:p>
          </table:table-cell>
          <table:table-cell table:style-name="Calc_20_Text_20__28_Alt_29_" table:formula="of:=[.C80]+1" office:value-type="float" office:value="98" calcext:value-type="float">
            <text:p>98</text:p>
          </table:table-cell>
          <table:table-cell table:formula="of:=[.AI81]&amp;&quot;, &quot;&amp;[.AJ81]&amp;&quot;, &quot;&amp;[.AK81]" office:value-type="string" office:string-value="247, 247, 252" calcext:value-type="string">
            <text:p>247, 247, 252</text:p>
          </table:table-cell>
          <table:table-cell table:formula="of:=DEC2HEX([.AI81]; 2)&amp;DEC2HEX([.AJ81]; 2)&amp;DEC2HEX([.AK81]; 2)" office:value-type="string" office:string-value="F7F7FC" calcext:value-type="string">
            <text:p>F7F7FC</text:p>
          </table:table-cell>
          <table:table-cell table:formula="of:=[.A81]/360" office:value-type="float" office:value="0.666666666666667" calcext:value-type="float">
            <text:p>0.666666666666667</text:p>
          </table:table-cell>
          <table:table-cell table:formula="of:=[.B81]/100" office:value-type="float" office:value="0.5" calcext:value-type="float">
            <text:p>0.5</text:p>
          </table:table-cell>
          <table:table-cell table:formula="of:=[.C81]/100" office:value-type="float" office:value="0.98" calcext:value-type="float">
            <text:p>0.98</text:p>
          </table:table-cell>
          <table:table-cell table:formula="of:=IF([.B81]&gt;0; TRUE(); FALSE())" office:value-type="boolean" office:boolean-value="true" calcext:value-type="boolean">
            <text:p>TRUE</text:p>
          </table:table-cell>
          <table:table-cell table:formula="of:=IF([.I81]; &quot;&quot;; ROUND([.C81]*2.55))">
            <text:p/>
          </table:table-cell>
          <table:table-cell table:formula="of:=[.J81]">
            <text:p/>
          </table:table-cell>
          <table:table-cell table:formula="of:=[.J81]">
            <text:p/>
          </table:table-cell>
          <table:table-cell table:formula="of:=[.H81] * (1 + [.G81])" office:value-type="float" office:value="1.47" calcext:value-type="float">
            <text:p>1.47</text:p>
          </table:table-cell>
          <table:table-cell table:formula="of:= ([.H81] + [.G81]) - ([.H81] * [.G81])" office:value-type="float" office:value="0.99" calcext:value-type="float">
            <text:p>0.99</text:p>
          </table:table-cell>
          <table:table-cell table:formula="of:=IF([.H81] &lt;= 0.5; [.M81]; [.N81])" office:value-type="float" office:value="0.99" calcext:value-type="float">
            <text:p>0.99</text:p>
          </table:table-cell>
          <table:table-cell table:formula="of:= (2 * [.H81]) - [.O81]" office:value-type="float" office:value="0.97" calcext:value-type="float">
            <text:p>0.97</text:p>
          </table:table-cell>
          <table:table-cell table:formula="of:=[.F81] + (1/3)" office:value-type="float" office:value="1" calcext:value-type="float">
            <text:p>1</text:p>
          </table:table-cell>
          <table:table-cell table:formula="of:=[.F81]" office:value-type="float" office:value="0.666666666666667" calcext:value-type="float">
            <text:p>0.666666666666667</text:p>
          </table:table-cell>
          <table:table-cell table:formula="of:=[.F81] - (1/3)" office:value-type="float" office:value="0.333333333333333" calcext:value-type="float">
            <text:p>0.333333333333333</text:p>
          </table:table-cell>
          <table:table-cell table:formula="of:=IF([.Q81]&lt;0; [.Q81]+1; IF([.Q81]&gt;1; [.Q81]-1; [.Q81]))" office:value-type="float" office:value="1" calcext:value-type="float">
            <text:p>1</text:p>
          </table:table-cell>
          <table:table-cell table:formula="of:=IF([.R81]&lt;0; [.R81]+1; IF([.R81]&gt;1; [.R81]-1; [.R81]))" office:value-type="float" office:value="0.666666666666667" calcext:value-type="float">
            <text:p>0.666666666666667</text:p>
          </table:table-cell>
          <table:table-cell table:formula="of:=IF([.S81]&lt;0; [.S81]+1; IF([.S81]&gt;1; [.S81]-1; [.S81]))" office:value-type="float" office:value="0.333333333333333" calcext:value-type="float">
            <text:p>0.333333333333333</text:p>
          </table:table-cell>
          <table:table-cell table:formula="of:=IF((6* [.T81]) &lt; 1; TRUE(); FALSE())" office:value-type="boolean" office:boolean-value="false" calcext:value-type="boolean">
            <text:p>FALSE</text:p>
          </table:table-cell>
          <table:table-cell table:formula="of:=IF((2* [.T81]) &lt; 1; TRUE(); FALSE())" office:value-type="boolean" office:boolean-value="false" calcext:value-type="boolean">
            <text:p>FALSE</text:p>
          </table:table-cell>
          <table:table-cell table:formula="of:=IF((3* [.T81]) &lt; 2; TRUE(); FALSE())" office:value-type="boolean" office:boolean-value="false" calcext:value-type="boolean">
            <text:p>FALSE</text:p>
          </table:table-cell>
          <table:table-cell table:formula="of:=IF((6* [.U81]) &lt; 1; TRUE(); FALSE())" office:value-type="boolean" office:boolean-value="false" calcext:value-type="boolean">
            <text:p>FALSE</text:p>
          </table:table-cell>
          <table:table-cell table:formula="of:=IF((2* [.U81]) &lt; 1; TRUE(); FALSE())" office:value-type="boolean" office:boolean-value="false" calcext:value-type="boolean">
            <text:p>FALSE</text:p>
          </table:table-cell>
          <table:table-cell table:formula="of:=IF((3* [.U81]) &lt; 2; TRUE(); FALSE())" office:value-type="boolean" office:boolean-value="false" calcext:value-type="boolean">
            <text:p>FALSE</text:p>
          </table:table-cell>
          <table:table-cell table:formula="of:=IF((6* [.V81]) &lt; 1; TRUE(); FALSE())" office:value-type="boolean" office:boolean-value="false" calcext:value-type="boolean">
            <text:p>FALSE</text:p>
          </table:table-cell>
          <table:table-cell table:formula="of:=IF((2* [.V81]) &lt; 1; TRUE(); FALSE())" office:value-type="boolean" office:boolean-value="true" calcext:value-type="boolean">
            <text:p>TRUE</text:p>
          </table:table-cell>
          <table:table-cell table:formula="of:=IF((3* [.V81]) &lt; 2; TRUE(); FALSE())" office:value-type="boolean" office:boolean-value="true" calcext:value-type="boolean">
            <text:p>TRUE</text:p>
          </table:table-cell>
          <table:table-cell table:formula="of:=IF([.W81]; [.$P81] + ([.$O81] - [.$P81]) * 6 * [.T81]; IF([.X81]; [.$O81]; IF([.Y81]; [.$P81] + (([.$O81] - [.$P81]) * ((2/3) - [.T81]) * 6); [.$P81])))" office:value-type="float" office:value="0.97" calcext:value-type="float">
            <text:p>0.97</text:p>
          </table:table-cell>
          <table:table-cell table:formula="of:=IF([.Z81]; [.$P81] + ([.$O81] - [.$P81]) * 6 * [.U81]; IF([.AA81]; [.$O81]; IF([.AB81]; [.$P81] + (([.$O81] - [.$P81]) * ((2/3) - [.U81]) * 6); [.$P81])))" office:value-type="float" office:value="0.97" calcext:value-type="float">
            <text:p>0.97</text:p>
          </table:table-cell>
          <table:table-cell table:formula="of:=IF([.AC81]; [.$P81] + ([.$O81] - [.$P81]) * 6 * [.V81]; IF([.AD81]; [.$O81]; IF([.AE81]; [.$P81] + (([.$O81] - [.$P81]) * ((2/3) - [.V81]) * 6); [.$P81])))" office:value-type="float" office:value="0.99" calcext:value-type="float">
            <text:p>0.99</text:p>
          </table:table-cell>
          <table:table-cell table:formula="of:=ROUND([.AF81]*255)" office:value-type="float" office:value="247" calcext:value-type="float">
            <text:p>247</text:p>
          </table:table-cell>
          <table:table-cell table:formula="of:=ROUND([.AG81]*255)" office:value-type="float" office:value="247" calcext:value-type="float">
            <text:p>247</text:p>
          </table:table-cell>
          <table:table-cell table:formula="of:=ROUND([.AH81]*255)" office:value-type="float" office:value="252" calcext:value-type="float">
            <text:p>252</text:p>
          </table:table-cell>
        </table:table-row>
        <table:table-row table:style-name="ro3">
          <table:table-cell table:formula="of:=[.A81]" office:value-type="float" office:value="240" calcext:value-type="float">
            <text:p>240</text:p>
          </table:table-cell>
          <table:table-cell table:formula="of:=[.B81]" office:value-type="float" office:value="50" calcext:value-type="float">
            <text:p>50</text:p>
          </table:table-cell>
          <table:table-cell table:style-name="Calc_20_Text_20__28_Alt_29_" table:formula="of:=[.C81]+1" office:value-type="float" office:value="99" calcext:value-type="float">
            <text:p>99</text:p>
          </table:table-cell>
          <table:table-cell table:formula="of:=[.AI82]&amp;&quot;, &quot;&amp;[.AJ82]&amp;&quot;, &quot;&amp;[.AK82]" office:value-type="string" office:string-value="251, 251, 254" calcext:value-type="string">
            <text:p>251, 251, 254</text:p>
          </table:table-cell>
          <table:table-cell table:formula="of:=DEC2HEX([.AI82]; 2)&amp;DEC2HEX([.AJ82]; 2)&amp;DEC2HEX([.AK82]; 2)" office:value-type="string" office:string-value="FBFBFE" calcext:value-type="string">
            <text:p>FBFBFE</text:p>
          </table:table-cell>
          <table:table-cell table:formula="of:=[.A82]/360" office:value-type="float" office:value="0.666666666666667" calcext:value-type="float">
            <text:p>0.666666666666667</text:p>
          </table:table-cell>
          <table:table-cell table:formula="of:=[.B82]/100" office:value-type="float" office:value="0.5" calcext:value-type="float">
            <text:p>0.5</text:p>
          </table:table-cell>
          <table:table-cell table:formula="of:=[.C82]/100" office:value-type="float" office:value="0.99" calcext:value-type="float">
            <text:p>0.99</text:p>
          </table:table-cell>
          <table:table-cell table:formula="of:=IF([.B82]&gt;0; TRUE(); FALSE())" office:value-type="boolean" office:boolean-value="true" calcext:value-type="boolean">
            <text:p>TRUE</text:p>
          </table:table-cell>
          <table:table-cell table:formula="of:=IF([.I82]; &quot;&quot;; ROUND([.C82]*2.55))">
            <text:p/>
          </table:table-cell>
          <table:table-cell table:formula="of:=[.J82]">
            <text:p/>
          </table:table-cell>
          <table:table-cell table:formula="of:=[.J82]">
            <text:p/>
          </table:table-cell>
          <table:table-cell table:formula="of:=[.H82] * (1 + [.G82])" office:value-type="float" office:value="1.485" calcext:value-type="float">
            <text:p>1.485</text:p>
          </table:table-cell>
          <table:table-cell table:formula="of:= ([.H82] + [.G82]) - ([.H82] * [.G82])" office:value-type="float" office:value="0.995" calcext:value-type="float">
            <text:p>0.995</text:p>
          </table:table-cell>
          <table:table-cell table:formula="of:=IF([.H82] &lt;= 0.5; [.M82]; [.N82])" office:value-type="float" office:value="0.995" calcext:value-type="float">
            <text:p>0.995</text:p>
          </table:table-cell>
          <table:table-cell table:formula="of:= (2 * [.H82]) - [.O82]" office:value-type="float" office:value="0.985" calcext:value-type="float">
            <text:p>0.985</text:p>
          </table:table-cell>
          <table:table-cell table:formula="of:=[.F82] + (1/3)" office:value-type="float" office:value="1" calcext:value-type="float">
            <text:p>1</text:p>
          </table:table-cell>
          <table:table-cell table:formula="of:=[.F82]" office:value-type="float" office:value="0.666666666666667" calcext:value-type="float">
            <text:p>0.666666666666667</text:p>
          </table:table-cell>
          <table:table-cell table:formula="of:=[.F82] - (1/3)" office:value-type="float" office:value="0.333333333333333" calcext:value-type="float">
            <text:p>0.333333333333333</text:p>
          </table:table-cell>
          <table:table-cell table:formula="of:=IF([.Q82]&lt;0; [.Q82]+1; IF([.Q82]&gt;1; [.Q82]-1; [.Q82]))" office:value-type="float" office:value="1" calcext:value-type="float">
            <text:p>1</text:p>
          </table:table-cell>
          <table:table-cell table:formula="of:=IF([.R82]&lt;0; [.R82]+1; IF([.R82]&gt;1; [.R82]-1; [.R82]))" office:value-type="float" office:value="0.666666666666667" calcext:value-type="float">
            <text:p>0.666666666666667</text:p>
          </table:table-cell>
          <table:table-cell table:formula="of:=IF([.S82]&lt;0; [.S82]+1; IF([.S82]&gt;1; [.S82]-1; [.S82]))" office:value-type="float" office:value="0.333333333333333" calcext:value-type="float">
            <text:p>0.333333333333333</text:p>
          </table:table-cell>
          <table:table-cell table:formula="of:=IF((6* [.T82]) &lt; 1; TRUE(); FALSE())" office:value-type="boolean" office:boolean-value="false" calcext:value-type="boolean">
            <text:p>FALSE</text:p>
          </table:table-cell>
          <table:table-cell table:formula="of:=IF((2* [.T82]) &lt; 1; TRUE(); FALSE())" office:value-type="boolean" office:boolean-value="false" calcext:value-type="boolean">
            <text:p>FALSE</text:p>
          </table:table-cell>
          <table:table-cell table:formula="of:=IF((3* [.T82]) &lt; 2; TRUE(); FALSE())" office:value-type="boolean" office:boolean-value="false" calcext:value-type="boolean">
            <text:p>FALSE</text:p>
          </table:table-cell>
          <table:table-cell table:formula="of:=IF((6* [.U82]) &lt; 1; TRUE(); FALSE())" office:value-type="boolean" office:boolean-value="false" calcext:value-type="boolean">
            <text:p>FALSE</text:p>
          </table:table-cell>
          <table:table-cell table:formula="of:=IF((2* [.U82]) &lt; 1; TRUE(); FALSE())" office:value-type="boolean" office:boolean-value="false" calcext:value-type="boolean">
            <text:p>FALSE</text:p>
          </table:table-cell>
          <table:table-cell table:formula="of:=IF((3* [.U82]) &lt; 2; TRUE(); FALSE())" office:value-type="boolean" office:boolean-value="false" calcext:value-type="boolean">
            <text:p>FALSE</text:p>
          </table:table-cell>
          <table:table-cell table:formula="of:=IF((6* [.V82]) &lt; 1; TRUE(); FALSE())" office:value-type="boolean" office:boolean-value="false" calcext:value-type="boolean">
            <text:p>FALSE</text:p>
          </table:table-cell>
          <table:table-cell table:formula="of:=IF((2* [.V82]) &lt; 1; TRUE(); FALSE())" office:value-type="boolean" office:boolean-value="true" calcext:value-type="boolean">
            <text:p>TRUE</text:p>
          </table:table-cell>
          <table:table-cell table:formula="of:=IF((3* [.V82]) &lt; 2; TRUE(); FALSE())" office:value-type="boolean" office:boolean-value="true" calcext:value-type="boolean">
            <text:p>TRUE</text:p>
          </table:table-cell>
          <table:table-cell table:formula="of:=IF([.W82]; [.$P82] + ([.$O82] - [.$P82]) * 6 * [.T82]; IF([.X82]; [.$O82]; IF([.Y82]; [.$P82] + (([.$O82] - [.$P82]) * ((2/3) - [.T82]) * 6); [.$P82])))" office:value-type="float" office:value="0.985" calcext:value-type="float">
            <text:p>0.985</text:p>
          </table:table-cell>
          <table:table-cell table:formula="of:=IF([.Z82]; [.$P82] + ([.$O82] - [.$P82]) * 6 * [.U82]; IF([.AA82]; [.$O82]; IF([.AB82]; [.$P82] + (([.$O82] - [.$P82]) * ((2/3) - [.U82]) * 6); [.$P82])))" office:value-type="float" office:value="0.985" calcext:value-type="float">
            <text:p>0.985</text:p>
          </table:table-cell>
          <table:table-cell table:formula="of:=IF([.AC82]; [.$P82] + ([.$O82] - [.$P82]) * 6 * [.V82]; IF([.AD82]; [.$O82]; IF([.AE82]; [.$P82] + (([.$O82] - [.$P82]) * ((2/3) - [.V82]) * 6); [.$P82])))" office:value-type="float" office:value="0.995" calcext:value-type="float">
            <text:p>0.995</text:p>
          </table:table-cell>
          <table:table-cell table:formula="of:=ROUND([.AF82]*255)" office:value-type="float" office:value="251" calcext:value-type="float">
            <text:p>251</text:p>
          </table:table-cell>
          <table:table-cell table:formula="of:=ROUND([.AG82]*255)" office:value-type="float" office:value="251" calcext:value-type="float">
            <text:p>251</text:p>
          </table:table-cell>
          <table:table-cell table:formula="of:=ROUND([.AH82]*255)" office:value-type="float" office:value="254" calcext:value-type="float">
            <text:p>254</text:p>
          </table:table-cell>
        </table:table-row>
      </table:table>
      <table:table table:name="HSL to RGB Steely Hues" table:style-name="ta1">
        <table:table-column table:style-name="co1" table:number-columns-repeated="3" table:default-cell-style-name="Calc_20_Text"/>
        <table:table-column table:style-name="co1" table:number-columns-repeated="2" table:default-cell-style-name="ce3"/>
        <table:table-column table:style-name="co1" table:number-columns-repeated="3" table:default-cell-style-name="Calc_20_Text"/>
        <table:table-column table:style-name="co1" table:default-cell-style-name="ce5"/>
        <table:table-column table:style-name="co1" table:default-cell-style-name="ce12"/>
        <table:table-column table:style-name="co1" table:number-columns-repeated="2" table:default-cell-style-name="Calc_20_Text_20__28_Alt_29_"/>
        <table:table-column table:style-name="co1" table:number-columns-repeated="3" table:default-cell-style-name="Calc_20_Text"/>
        <table:table-column table:style-name="co1" table:default-cell-style-name="ce11"/>
        <table:table-column table:style-name="co1" table:number-columns-repeated="6" table:default-cell-style-name="Calc_20_Text"/>
        <table:table-column table:style-name="co1" table:number-columns-repeated="9" table:default-cell-style-name="ce5"/>
        <table:table-column table:style-name="co1" table:number-columns-repeated="3" table:default-cell-style-name="ce12"/>
        <table:table-column table:style-name="co1" table:number-columns-repeated="2" table:default-cell-style-name="Calc_20_Text"/>
        <table:table-column table:style-name="co9" table:default-cell-style-name="Calc_20_Text"/>
        <table:table-row table:style-name="ro1">
          <table:table-cell table:style-name="Calc_20_Heading_20_1_20__28_Title_29_" office:value-type="string" calcext:value-type="string">
            <text:p>HSL to RGB Blue Hues</text:p>
          </table:table-cell>
          <table:table-cell table:style-name="Default" table:number-columns-repeated="7"/>
          <table:table-cell table:style-name="Calc_20_Heading_20_1_20__28_Title_29_" office:value-type="string" calcext:value-type="string">
            <text:p>HSL to RGB Spectrum</text:p>
          </table:table-cell>
          <table:table-cell table:style-name="Default" table:number-columns-repeated="28"/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tatic_29_" office:value-type="string" calcext:value-type="string">
            <text:p>Cyan-Steely</text:p>
          </table:table-cell>
          <table:table-cell table:style-name="Default" table:number-columns-repeated="36"/>
        </table:table-row>
        <table:table-row table:style-name="ro6">
          <table:table-cell table:style-name="ce8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8" office:value-type="string" calcext:value-type="string">
            <text:p>RG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Alt_29_" table:formula="of:=[.A33]-15" office:value-type="float" office:value="210" calcext:value-type="float">
            <text:p>210</text:p>
          </table:table-cell>
          <table:table-cell table:style-name="Calc_20_Text_20__28_Alt_29_" table:formula="of:=[.B33]" office:value-type="float" office:value="32" calcext:value-type="float">
            <text:p>32</text:p>
          </table:table-cell>
          <table:table-cell table:formula="of:=IF([.C$5]=[.C5]; 5; [.C5]+5)" office:value-type="float" office:value="5" calcext:value-type="float">
            <text:p>5</text:p>
          </table:table-cell>
          <table:table-cell table:formula="of:=[.AI6]&amp;&quot;, &quot;&amp;[.AJ6]&amp;&quot;, &quot;&amp;[.AK6]" office:value-type="string" office:string-value="9, 13, 17" calcext:value-type="string">
            <text:p>9, 13, 17</text:p>
          </table:table-cell>
          <table:table-cell table:formula="of:=DEC2HEX([.AI6]; 2)&amp;DEC2HEX([.AJ6]; 2)&amp;DEC2HEX([.AK6]; 2)" office:value-type="string" office:string-value="090D11" calcext:value-type="string">
            <text:p>090D11</text:p>
          </table:table-cell>
          <table:table-cell table:formula="of:=[.A6]/360" office:value-type="float" office:value="0.583333333333333" calcext:value-type="float">
            <text:p>0.583333333333333</text:p>
          </table:table-cell>
          <table:table-cell table:formula="of:=[.B6]/100" office:value-type="float" office:value="0.32" calcext:value-type="float">
            <text:p>0.32</text:p>
          </table:table-cell>
          <table:table-cell table:formula="of:=[.C6]/100" office:value-type="float" office:value="0.05" calcext:value-type="float">
            <text:p>0.05</text:p>
          </table:table-cell>
          <table:table-cell table:formula="of:=IF([.B6]&gt;0; TRUE(); FALSE())" office:value-type="boolean" office:boolean-value="true" calcext:value-type="boolean">
            <text:p>TRUE</text:p>
          </table:table-cell>
          <table:table-cell table:formula="of:=IF([.I6]; &quot;&quot;; ROUND([.C6]*2.55))">
            <text:p/>
          </table:table-cell>
          <table:table-cell table:formula="of:=[.J6]">
            <text:p/>
          </table:table-cell>
          <table:table-cell table:formula="of:=[.J6]">
            <text:p/>
          </table:table-cell>
          <table:table-cell table:formula="of:=[.H6] * (1 + [.G6])" office:value-type="float" office:value="0.066" calcext:value-type="float">
            <text:p>0.066</text:p>
          </table:table-cell>
          <table:table-cell table:formula="of:= ([.H6] + [.G6]) - ([.H6] * [.G6])" office:value-type="float" office:value="0.354" calcext:value-type="float">
            <text:p>0.354</text:p>
          </table:table-cell>
          <table:table-cell table:formula="of:=IF([.H6] &lt;= 0.5; [.M6]; [.N6])" office:value-type="float" office:value="0.066" calcext:value-type="float">
            <text:p>0.066</text:p>
          </table:table-cell>
          <table:table-cell table:formula="of:= (2 * [.H6]) - [.O6]" office:value-type="float" office:value="0.034" calcext:value-type="float">
            <text:p>0.034</text:p>
          </table:table-cell>
          <table:table-cell table:formula="of:=[.F6] + (1/3)" office:value-type="float" office:value="0.916666666666667" calcext:value-type="float">
            <text:p>0.916666666666667</text:p>
          </table:table-cell>
          <table:table-cell table:formula="of:=[.F6]" office:value-type="float" office:value="0.583333333333333" calcext:value-type="float">
            <text:p>0.583333333333333</text:p>
          </table:table-cell>
          <table:table-cell table:formula="of:=[.F6] - (1/3)" office:value-type="float" office:value="0.25" calcext:value-type="float">
            <text:p>0.25</text:p>
          </table:table-cell>
          <table:table-cell table:formula="of:=IF([.Q6]&lt;0; [.Q6]+1; IF([.Q6]&gt;1; [.Q6]-1; [.Q6]))" office:value-type="float" office:value="0.916666666666667" calcext:value-type="float">
            <text:p>0.916666666666667</text:p>
          </table:table-cell>
          <table:table-cell table:formula="of:=IF([.R6]&lt;0; [.R6]+1; IF([.R6]&gt;1; [.R6]-1; [.R6]))" office:value-type="float" office:value="0.583333333333333" calcext:value-type="float">
            <text:p>0.583333333333333</text:p>
          </table:table-cell>
          <table:table-cell table:formula="of:=IF([.S6]&lt;0; [.S6]+1; IF([.S6]&gt;1; [.S6]-1; [.S6]))" office:value-type="float" office:value="0.25" calcext:value-type="float">
            <text:p>0.25</text:p>
          </table:table-cell>
          <table:table-cell table:formula="of:=IF((6* [.T6]) &lt; 1; TRUE(); FALSE())" office:value-type="boolean" office:boolean-value="false" calcext:value-type="boolean">
            <text:p>FALSE</text:p>
          </table:table-cell>
          <table:table-cell table:formula="of:=IF((2* [.T6]) &lt; 1; TRUE(); FALSE())" office:value-type="boolean" office:boolean-value="false" calcext:value-type="boolean">
            <text:p>FALSE</text:p>
          </table:table-cell>
          <table:table-cell table:formula="of:=IF((3* [.T6]) &lt; 2; TRUE(); FALSE())" office:value-type="boolean" office:boolean-value="false" calcext:value-type="boolean">
            <text:p>FALSE</text:p>
          </table:table-cell>
          <table:table-cell table:formula="of:=IF((6* [.U6]) &lt; 1; TRUE(); FALSE())" office:value-type="boolean" office:boolean-value="false" calcext:value-type="boolean">
            <text:p>FALSE</text:p>
          </table:table-cell>
          <table:table-cell table:formula="of:=IF((2* [.U6]) &lt; 1; TRUE(); FALSE())" office:value-type="boolean" office:boolean-value="false" calcext:value-type="boolean">
            <text:p>FALSE</text:p>
          </table:table-cell>
          <table:table-cell table:formula="of:=IF((3* [.U6]) &lt; 2; TRUE(); FALSE())" office:value-type="boolean" office:boolean-value="true" calcext:value-type="boolean">
            <text:p>TRUE</text:p>
          </table:table-cell>
          <table:table-cell table:formula="of:=IF((6* [.V6]) &lt; 1; TRUE(); FALSE())" office:value-type="boolean" office:boolean-value="false" calcext:value-type="boolean">
            <text:p>FALSE</text:p>
          </table:table-cell>
          <table:table-cell table:formula="of:=IF((2* [.V6]) &lt; 1; TRUE(); FALSE())" office:value-type="boolean" office:boolean-value="true" calcext:value-type="boolean">
            <text:p>TRUE</text:p>
          </table:table-cell>
          <table:table-cell table:formula="of:=IF((3* [.V6]) &lt; 2; TRUE(); FALSE())" office:value-type="boolean" office:boolean-value="true" calcext:value-type="boolean">
            <text:p>TRUE</text:p>
          </table:table-cell>
          <table:table-cell table:formula="of:=IF([.W6]; [.$P6] + ([.$O6] - [.$P6]) * 6 * [.T6]; IF([.X6]; [.$O6]; IF([.Y6]; [.$P6] + (([.$O6] - [.$P6]) * ((2/3) - [.T6]) * 6); [.$P6])))" office:value-type="float" office:value="0.034" calcext:value-type="float">
            <text:p>0.034</text:p>
          </table:table-cell>
          <table:table-cell table:formula="of:=IF([.Z6]; [.$P6] + ([.$O6] - [.$P6]) * 6 * [.U6]; IF([.AA6]; [.$O6]; IF([.AB6]; [.$P6] + (([.$O6] - [.$P6]) * ((2/3) - [.U6]) * 6); [.$P6])))" office:value-type="float" office:value="0.05" calcext:value-type="float">
            <text:p>0.05</text:p>
          </table:table-cell>
          <table:table-cell table:formula="of:=IF([.AC6]; [.$P6] + ([.$O6] - [.$P6]) * 6 * [.V6]; IF([.AD6]; [.$O6]; IF([.AE6]; [.$P6] + (([.$O6] - [.$P6]) * ((2/3) - [.V6]) * 6); [.$P6])))" office:value-type="float" office:value="0.066" calcext:value-type="float">
            <text:p>0.066</text:p>
          </table:table-cell>
          <table:table-cell table:formula="of:=ROUND([.AF6]*255)" office:value-type="float" office:value="9" calcext:value-type="float">
            <text:p>9</text:p>
          </table:table-cell>
          <table:table-cell table:formula="of:=ROUND([.AG6]*255)" office:value-type="float" office:value="13" calcext:value-type="float">
            <text:p>13</text:p>
          </table:table-cell>
          <table:table-cell table:formula="of:=ROUND([.AH6]*255)" office:value-type="float" office:value="17" calcext:value-type="float">
            <text:p>17</text:p>
          </table:table-cell>
        </table:table-row>
        <table:table-row table:style-name="ro3">
          <table:table-cell table:formula="of:=[.A6]" office:value-type="float" office:value="210" calcext:value-type="float">
            <text:p>210</text:p>
          </table:table-cell>
          <table:table-cell table:formula="of:=[.B6]" office:value-type="float" office:value="32" calcext:value-type="float">
            <text:p>32</text:p>
          </table:table-cell>
          <table:table-cell table:formula="of:=IF([.C$5]=[.C6]; 5; [.C6]+5)" office:value-type="float" office:value="10" calcext:value-type="float">
            <text:p>10</text:p>
          </table:table-cell>
          <table:table-cell table:formula="of:=[.AI7]&amp;&quot;, &quot;&amp;[.AJ7]&amp;&quot;, &quot;&amp;[.AK7]" office:value-type="string" office:string-value="17, 25, 34" calcext:value-type="string">
            <text:p>17, 25, 34</text:p>
          </table:table-cell>
          <table:table-cell table:formula="of:=DEC2HEX([.AI7]; 2)&amp;DEC2HEX([.AJ7]; 2)&amp;DEC2HEX([.AK7]; 2)" office:value-type="string" office:string-value="111922" calcext:value-type="string">
            <text:p>111922</text:p>
          </table:table-cell>
          <table:table-cell table:formula="of:=[.A7]/360" office:value-type="float" office:value="0.583333333333333" calcext:value-type="float">
            <text:p>0.583333333333333</text:p>
          </table:table-cell>
          <table:table-cell table:formula="of:=[.B7]/100" office:value-type="float" office:value="0.32" calcext:value-type="float">
            <text:p>0.32</text:p>
          </table:table-cell>
          <table:table-cell table:formula="of:=[.C7]/100" office:value-type="float" office:value="0.1" calcext:value-type="float">
            <text:p>0.1</text:p>
          </table:table-cell>
          <table:table-cell table:formula="of:=IF([.B7]&gt;0; TRUE(); FALSE())" office:value-type="boolean" office:boolean-value="true" calcext:value-type="boolean">
            <text:p>TRUE</text:p>
          </table:table-cell>
          <table:table-cell table:formula="of:=IF([.I7]; &quot;&quot;; ROUND([.C7]*2.55))">
            <text:p/>
          </table:table-cell>
          <table:table-cell table:formula="of:=[.J7]">
            <text:p/>
          </table:table-cell>
          <table:table-cell table:formula="of:=[.J7]">
            <text:p/>
          </table:table-cell>
          <table:table-cell table:formula="of:=[.H7] * (1 + [.G7])" office:value-type="float" office:value="0.132" calcext:value-type="float">
            <text:p>0.132</text:p>
          </table:table-cell>
          <table:table-cell table:formula="of:= ([.H7] + [.G7]) - ([.H7] * [.G7])" office:value-type="float" office:value="0.388" calcext:value-type="float">
            <text:p>0.388</text:p>
          </table:table-cell>
          <table:table-cell table:formula="of:=IF([.H7] &lt;= 0.5; [.M7]; [.N7])" office:value-type="float" office:value="0.132" calcext:value-type="float">
            <text:p>0.132</text:p>
          </table:table-cell>
          <table:table-cell table:formula="of:= (2 * [.H7]) - [.O7]" office:value-type="float" office:value="0.068" calcext:value-type="float">
            <text:p>0.068</text:p>
          </table:table-cell>
          <table:table-cell table:formula="of:=[.F7] + (1/3)" office:value-type="float" office:value="0.916666666666667" calcext:value-type="float">
            <text:p>0.916666666666667</text:p>
          </table:table-cell>
          <table:table-cell table:formula="of:=[.F7]" office:value-type="float" office:value="0.583333333333333" calcext:value-type="float">
            <text:p>0.583333333333333</text:p>
          </table:table-cell>
          <table:table-cell table:formula="of:=[.F7] - (1/3)" office:value-type="float" office:value="0.25" calcext:value-type="float">
            <text:p>0.25</text:p>
          </table:table-cell>
          <table:table-cell table:formula="of:=IF([.Q7]&lt;0; [.Q7]+1; IF([.Q7]&gt;1; [.Q7]-1; [.Q7]))" office:value-type="float" office:value="0.916666666666667" calcext:value-type="float">
            <text:p>0.916666666666667</text:p>
          </table:table-cell>
          <table:table-cell table:formula="of:=IF([.R7]&lt;0; [.R7]+1; IF([.R7]&gt;1; [.R7]-1; [.R7]))" office:value-type="float" office:value="0.583333333333333" calcext:value-type="float">
            <text:p>0.583333333333333</text:p>
          </table:table-cell>
          <table:table-cell table:formula="of:=IF([.S7]&lt;0; [.S7]+1; IF([.S7]&gt;1; [.S7]-1; [.S7]))" office:value-type="float" office:value="0.25" calcext:value-type="float">
            <text:p>0.25</text:p>
          </table:table-cell>
          <table:table-cell table:formula="of:=IF((6* [.T7]) &lt; 1; TRUE(); FALSE())" office:value-type="boolean" office:boolean-value="false" calcext:value-type="boolean">
            <text:p>FALSE</text:p>
          </table:table-cell>
          <table:table-cell table:formula="of:=IF((2* [.T7]) &lt; 1; TRUE(); FALSE())" office:value-type="boolean" office:boolean-value="false" calcext:value-type="boolean">
            <text:p>FALSE</text:p>
          </table:table-cell>
          <table:table-cell table:formula="of:=IF((3* [.T7]) &lt; 2; TRUE(); FALSE())" office:value-type="boolean" office:boolean-value="false" calcext:value-type="boolean">
            <text:p>FALSE</text:p>
          </table:table-cell>
          <table:table-cell table:formula="of:=IF((6* [.U7]) &lt; 1; TRUE(); FALSE())" office:value-type="boolean" office:boolean-value="false" calcext:value-type="boolean">
            <text:p>FALSE</text:p>
          </table:table-cell>
          <table:table-cell table:formula="of:=IF((2* [.U7]) &lt; 1; TRUE(); FALSE())" office:value-type="boolean" office:boolean-value="false" calcext:value-type="boolean">
            <text:p>FALSE</text:p>
          </table:table-cell>
          <table:table-cell table:formula="of:=IF((3* [.U7]) &lt; 2; TRUE(); FALSE())" office:value-type="boolean" office:boolean-value="true" calcext:value-type="boolean">
            <text:p>TRUE</text:p>
          </table:table-cell>
          <table:table-cell table:formula="of:=IF((6* [.V7]) &lt; 1; TRUE(); FALSE())" office:value-type="boolean" office:boolean-value="false" calcext:value-type="boolean">
            <text:p>FALSE</text:p>
          </table:table-cell>
          <table:table-cell table:formula="of:=IF((2* [.V7]) &lt; 1; TRUE(); FALSE())" office:value-type="boolean" office:boolean-value="true" calcext:value-type="boolean">
            <text:p>TRUE</text:p>
          </table:table-cell>
          <table:table-cell table:formula="of:=IF((3* [.V7]) &lt; 2; TRUE(); FALSE())" office:value-type="boolean" office:boolean-value="true" calcext:value-type="boolean">
            <text:p>TRUE</text:p>
          </table:table-cell>
          <table:table-cell table:formula="of:=IF([.W7]; [.$P7] + ([.$O7] - [.$P7]) * 6 * [.T7]; IF([.X7]; [.$O7]; IF([.Y7]; [.$P7] + (([.$O7] - [.$P7]) * ((2/3) - [.T7]) * 6); [.$P7])))" office:value-type="float" office:value="0.068" calcext:value-type="float">
            <text:p>0.068</text:p>
          </table:table-cell>
          <table:table-cell table:formula="of:=IF([.Z7]; [.$P7] + ([.$O7] - [.$P7]) * 6 * [.U7]; IF([.AA7]; [.$O7]; IF([.AB7]; [.$P7] + (([.$O7] - [.$P7]) * ((2/3) - [.U7]) * 6); [.$P7])))" office:value-type="float" office:value="0.1" calcext:value-type="float">
            <text:p>0.1</text:p>
          </table:table-cell>
          <table:table-cell table:formula="of:=IF([.AC7]; [.$P7] + ([.$O7] - [.$P7]) * 6 * [.V7]; IF([.AD7]; [.$O7]; IF([.AE7]; [.$P7] + (([.$O7] - [.$P7]) * ((2/3) - [.V7]) * 6); [.$P7])))" office:value-type="float" office:value="0.132" calcext:value-type="float">
            <text:p>0.132</text:p>
          </table:table-cell>
          <table:table-cell table:formula="of:=ROUND([.AF7]*255)" office:value-type="float" office:value="17" calcext:value-type="float">
            <text:p>17</text:p>
          </table:table-cell>
          <table:table-cell table:formula="of:=ROUND([.AG7]*255)" office:value-type="float" office:value="25" calcext:value-type="float">
            <text:p>25</text:p>
          </table:table-cell>
          <table:table-cell table:formula="of:=ROUND([.AH7]*255)" office:value-type="float" office:value="34" calcext:value-type="float">
            <text:p>34</text:p>
          </table:table-cell>
        </table:table-row>
        <table:table-row table:style-name="ro3">
          <table:table-cell table:formula="of:=[.A7]" office:value-type="float" office:value="210" calcext:value-type="float">
            <text:p>210</text:p>
          </table:table-cell>
          <table:table-cell table:formula="of:=[.B7]" office:value-type="float" office:value="32" calcext:value-type="float">
            <text:p>32</text:p>
          </table:table-cell>
          <table:table-cell table:formula="of:=IF([.C$5]=[.C7]; 5; [.C7]+5)" office:value-type="float" office:value="15" calcext:value-type="float">
            <text:p>15</text:p>
          </table:table-cell>
          <table:table-cell table:formula="of:=[.AI8]&amp;&quot;, &quot;&amp;[.AJ8]&amp;&quot;, &quot;&amp;[.AK8]" office:value-type="string" office:string-value="26, 38, 50" calcext:value-type="string">
            <text:p>26, 38, 50</text:p>
          </table:table-cell>
          <table:table-cell table:formula="of:=DEC2HEX([.AI8]; 2)&amp;DEC2HEX([.AJ8]; 2)&amp;DEC2HEX([.AK8]; 2)" office:value-type="string" office:string-value="1A2632" calcext:value-type="string">
            <text:p>1A2632</text:p>
          </table:table-cell>
          <table:table-cell table:formula="of:=[.A8]/360" office:value-type="float" office:value="0.583333333333333" calcext:value-type="float">
            <text:p>0.583333333333333</text:p>
          </table:table-cell>
          <table:table-cell table:formula="of:=[.B8]/100" office:value-type="float" office:value="0.32" calcext:value-type="float">
            <text:p>0.32</text:p>
          </table:table-cell>
          <table:table-cell table:formula="of:=[.C8]/100" office:value-type="float" office:value="0.15" calcext:value-type="float">
            <text:p>0.15</text:p>
          </table:table-cell>
          <table:table-cell table:formula="of:=IF([.B8]&gt;0; TRUE(); FALSE())" office:value-type="boolean" office:boolean-value="true" calcext:value-type="boolean">
            <text:p>TRUE</text:p>
          </table:table-cell>
          <table:table-cell table:formula="of:=IF([.I8]; &quot;&quot;; ROUND([.C8]*2.55))">
            <text:p/>
          </table:table-cell>
          <table:table-cell table:formula="of:=[.J8]">
            <text:p/>
          </table:table-cell>
          <table:table-cell table:formula="of:=[.J8]">
            <text:p/>
          </table:table-cell>
          <table:table-cell table:formula="of:=[.H8] * (1 + [.G8])" office:value-type="float" office:value="0.198" calcext:value-type="float">
            <text:p>0.198</text:p>
          </table:table-cell>
          <table:table-cell table:formula="of:= ([.H8] + [.G8]) - ([.H8] * [.G8])" office:value-type="float" office:value="0.422" calcext:value-type="float">
            <text:p>0.422</text:p>
          </table:table-cell>
          <table:table-cell table:formula="of:=IF([.H8] &lt;= 0.5; [.M8]; [.N8])" office:value-type="float" office:value="0.198" calcext:value-type="float">
            <text:p>0.198</text:p>
          </table:table-cell>
          <table:table-cell table:formula="of:= (2 * [.H8]) - [.O8]" office:value-type="float" office:value="0.102" calcext:value-type="float">
            <text:p>0.102</text:p>
          </table:table-cell>
          <table:table-cell table:formula="of:=[.F8] + (1/3)" office:value-type="float" office:value="0.916666666666667" calcext:value-type="float">
            <text:p>0.916666666666667</text:p>
          </table:table-cell>
          <table:table-cell table:formula="of:=[.F8]" office:value-type="float" office:value="0.583333333333333" calcext:value-type="float">
            <text:p>0.583333333333333</text:p>
          </table:table-cell>
          <table:table-cell table:formula="of:=[.F8] - (1/3)" office:value-type="float" office:value="0.25" calcext:value-type="float">
            <text:p>0.25</text:p>
          </table:table-cell>
          <table:table-cell table:formula="of:=IF([.Q8]&lt;0; [.Q8]+1; IF([.Q8]&gt;1; [.Q8]-1; [.Q8]))" office:value-type="float" office:value="0.916666666666667" calcext:value-type="float">
            <text:p>0.916666666666667</text:p>
          </table:table-cell>
          <table:table-cell table:formula="of:=IF([.R8]&lt;0; [.R8]+1; IF([.R8]&gt;1; [.R8]-1; [.R8]))" office:value-type="float" office:value="0.583333333333333" calcext:value-type="float">
            <text:p>0.583333333333333</text:p>
          </table:table-cell>
          <table:table-cell table:formula="of:=IF([.S8]&lt;0; [.S8]+1; IF([.S8]&gt;1; [.S8]-1; [.S8]))" office:value-type="float" office:value="0.25" calcext:value-type="float">
            <text:p>0.25</text:p>
          </table:table-cell>
          <table:table-cell table:formula="of:=IF((6* [.T8]) &lt; 1; TRUE(); FALSE())" office:value-type="boolean" office:boolean-value="false" calcext:value-type="boolean">
            <text:p>FALSE</text:p>
          </table:table-cell>
          <table:table-cell table:formula="of:=IF((2* [.T8]) &lt; 1; TRUE(); FALSE())" office:value-type="boolean" office:boolean-value="false" calcext:value-type="boolean">
            <text:p>FALSE</text:p>
          </table:table-cell>
          <table:table-cell table:formula="of:=IF((3* [.T8]) &lt; 2; TRUE(); FALSE())" office:value-type="boolean" office:boolean-value="false" calcext:value-type="boolean">
            <text:p>FALSE</text:p>
          </table:table-cell>
          <table:table-cell table:formula="of:=IF((6* [.U8]) &lt; 1; TRUE(); FALSE())" office:value-type="boolean" office:boolean-value="false" calcext:value-type="boolean">
            <text:p>FALSE</text:p>
          </table:table-cell>
          <table:table-cell table:formula="of:=IF((2* [.U8]) &lt; 1; TRUE(); FALSE())" office:value-type="boolean" office:boolean-value="false" calcext:value-type="boolean">
            <text:p>FALSE</text:p>
          </table:table-cell>
          <table:table-cell table:formula="of:=IF((3* [.U8]) &lt; 2; TRUE(); FALSE())" office:value-type="boolean" office:boolean-value="true" calcext:value-type="boolean">
            <text:p>TRUE</text:p>
          </table:table-cell>
          <table:table-cell table:formula="of:=IF((6* [.V8]) &lt; 1; TRUE(); FALSE())" office:value-type="boolean" office:boolean-value="false" calcext:value-type="boolean">
            <text:p>FALSE</text:p>
          </table:table-cell>
          <table:table-cell table:formula="of:=IF((2* [.V8]) &lt; 1; TRUE(); FALSE())" office:value-type="boolean" office:boolean-value="true" calcext:value-type="boolean">
            <text:p>TRUE</text:p>
          </table:table-cell>
          <table:table-cell table:formula="of:=IF((3* [.V8]) &lt; 2; TRUE(); FALSE())" office:value-type="boolean" office:boolean-value="true" calcext:value-type="boolean">
            <text:p>TRUE</text:p>
          </table:table-cell>
          <table:table-cell table:formula="of:=IF([.W8]; [.$P8] + ([.$O8] - [.$P8]) * 6 * [.T8]; IF([.X8]; [.$O8]; IF([.Y8]; [.$P8] + (([.$O8] - [.$P8]) * ((2/3) - [.T8]) * 6); [.$P8])))" office:value-type="float" office:value="0.102" calcext:value-type="float">
            <text:p>0.102</text:p>
          </table:table-cell>
          <table:table-cell table:formula="of:=IF([.Z8]; [.$P8] + ([.$O8] - [.$P8]) * 6 * [.U8]; IF([.AA8]; [.$O8]; IF([.AB8]; [.$P8] + (([.$O8] - [.$P8]) * ((2/3) - [.U8]) * 6); [.$P8])))" office:value-type="float" office:value="0.15" calcext:value-type="float">
            <text:p>0.15</text:p>
          </table:table-cell>
          <table:table-cell table:formula="of:=IF([.AC8]; [.$P8] + ([.$O8] - [.$P8]) * 6 * [.V8]; IF([.AD8]; [.$O8]; IF([.AE8]; [.$P8] + (([.$O8] - [.$P8]) * ((2/3) - [.V8]) * 6); [.$P8])))" office:value-type="float" office:value="0.198" calcext:value-type="float">
            <text:p>0.198</text:p>
          </table:table-cell>
          <table:table-cell table:formula="of:=ROUND([.AF8]*255)" office:value-type="float" office:value="26" calcext:value-type="float">
            <text:p>26</text:p>
          </table:table-cell>
          <table:table-cell table:formula="of:=ROUND([.AG8]*255)" office:value-type="float" office:value="38" calcext:value-type="float">
            <text:p>38</text:p>
          </table:table-cell>
          <table:table-cell table:formula="of:=ROUND([.AH8]*255)" office:value-type="float" office:value="50" calcext:value-type="float">
            <text:p>50</text:p>
          </table:table-cell>
        </table:table-row>
        <table:table-row table:style-name="ro3">
          <table:table-cell table:formula="of:=[.A8]" office:value-type="float" office:value="210" calcext:value-type="float">
            <text:p>210</text:p>
          </table:table-cell>
          <table:table-cell table:formula="of:=[.B8]" office:value-type="float" office:value="32" calcext:value-type="float">
            <text:p>32</text:p>
          </table:table-cell>
          <table:table-cell table:formula="of:=IF([.C$5]=[.C8]; 5; [.C8]+5)" office:value-type="float" office:value="20" calcext:value-type="float">
            <text:p>20</text:p>
          </table:table-cell>
          <table:table-cell table:formula="of:=[.AI9]&amp;&quot;, &quot;&amp;[.AJ9]&amp;&quot;, &quot;&amp;[.AK9]" office:value-type="string" office:string-value="35, 51, 67" calcext:value-type="string">
            <text:p>35, 51, 67</text:p>
          </table:table-cell>
          <table:table-cell table:formula="of:=DEC2HEX([.AI9]; 2)&amp;DEC2HEX([.AJ9]; 2)&amp;DEC2HEX([.AK9]; 2)" office:value-type="string" office:string-value="233343" calcext:value-type="string">
            <text:p>233343</text:p>
          </table:table-cell>
          <table:table-cell table:formula="of:=[.A9]/360" office:value-type="float" office:value="0.583333333333333" calcext:value-type="float">
            <text:p>0.583333333333333</text:p>
          </table:table-cell>
          <table:table-cell table:formula="of:=[.B9]/100" office:value-type="float" office:value="0.32" calcext:value-type="float">
            <text:p>0.32</text:p>
          </table:table-cell>
          <table:table-cell table:formula="of:=[.C9]/100" office:value-type="float" office:value="0.2" calcext:value-type="float">
            <text:p>0.2</text:p>
          </table:table-cell>
          <table:table-cell table:formula="of:=IF([.B9]&gt;0; TRUE(); FALSE())" office:value-type="boolean" office:boolean-value="true" calcext:value-type="boolean">
            <text:p>TRUE</text:p>
          </table:table-cell>
          <table:table-cell table:formula="of:=IF([.I9]; &quot;&quot;; ROUND([.C9]*2.55))">
            <text:p/>
          </table:table-cell>
          <table:table-cell table:formula="of:=[.J9]">
            <text:p/>
          </table:table-cell>
          <table:table-cell table:formula="of:=[.J9]">
            <text:p/>
          </table:table-cell>
          <table:table-cell table:formula="of:=[.H9] * (1 + [.G9])" office:value-type="float" office:value="0.264" calcext:value-type="float">
            <text:p>0.264</text:p>
          </table:table-cell>
          <table:table-cell table:formula="of:= ([.H9] + [.G9]) - ([.H9] * [.G9])" office:value-type="float" office:value="0.456" calcext:value-type="float">
            <text:p>0.456</text:p>
          </table:table-cell>
          <table:table-cell table:formula="of:=IF([.H9] &lt;= 0.5; [.M9]; [.N9])" office:value-type="float" office:value="0.264" calcext:value-type="float">
            <text:p>0.264</text:p>
          </table:table-cell>
          <table:table-cell table:formula="of:= (2 * [.H9]) - [.O9]" office:value-type="float" office:value="0.136" calcext:value-type="float">
            <text:p>0.136</text:p>
          </table:table-cell>
          <table:table-cell table:formula="of:=[.F9] + (1/3)" office:value-type="float" office:value="0.916666666666667" calcext:value-type="float">
            <text:p>0.916666666666667</text:p>
          </table:table-cell>
          <table:table-cell table:formula="of:=[.F9]" office:value-type="float" office:value="0.583333333333333" calcext:value-type="float">
            <text:p>0.583333333333333</text:p>
          </table:table-cell>
          <table:table-cell table:formula="of:=[.F9] - (1/3)" office:value-type="float" office:value="0.25" calcext:value-type="float">
            <text:p>0.25</text:p>
          </table:table-cell>
          <table:table-cell table:formula="of:=IF([.Q9]&lt;0; [.Q9]+1; IF([.Q9]&gt;1; [.Q9]-1; [.Q9]))" office:value-type="float" office:value="0.916666666666667" calcext:value-type="float">
            <text:p>0.916666666666667</text:p>
          </table:table-cell>
          <table:table-cell table:formula="of:=IF([.R9]&lt;0; [.R9]+1; IF([.R9]&gt;1; [.R9]-1; [.R9]))" office:value-type="float" office:value="0.583333333333333" calcext:value-type="float">
            <text:p>0.583333333333333</text:p>
          </table:table-cell>
          <table:table-cell table:formula="of:=IF([.S9]&lt;0; [.S9]+1; IF([.S9]&gt;1; [.S9]-1; [.S9]))" office:value-type="float" office:value="0.25" calcext:value-type="float">
            <text:p>0.25</text:p>
          </table:table-cell>
          <table:table-cell table:formula="of:=IF((6* [.T9]) &lt; 1; TRUE(); FALSE())" office:value-type="boolean" office:boolean-value="false" calcext:value-type="boolean">
            <text:p>FALSE</text:p>
          </table:table-cell>
          <table:table-cell table:formula="of:=IF((2* [.T9]) &lt; 1; TRUE(); FALSE())" office:value-type="boolean" office:boolean-value="false" calcext:value-type="boolean">
            <text:p>FALSE</text:p>
          </table:table-cell>
          <table:table-cell table:formula="of:=IF((3* [.T9]) &lt; 2; TRUE(); FALSE())" office:value-type="boolean" office:boolean-value="false" calcext:value-type="boolean">
            <text:p>FALSE</text:p>
          </table:table-cell>
          <table:table-cell table:formula="of:=IF((6* [.U9]) &lt; 1; TRUE(); FALSE())" office:value-type="boolean" office:boolean-value="false" calcext:value-type="boolean">
            <text:p>FALSE</text:p>
          </table:table-cell>
          <table:table-cell table:formula="of:=IF((2* [.U9]) &lt; 1; TRUE(); FALSE())" office:value-type="boolean" office:boolean-value="false" calcext:value-type="boolean">
            <text:p>FALSE</text:p>
          </table:table-cell>
          <table:table-cell table:formula="of:=IF((3* [.U9]) &lt; 2; TRUE(); FALSE())" office:value-type="boolean" office:boolean-value="true" calcext:value-type="boolean">
            <text:p>TRUE</text:p>
          </table:table-cell>
          <table:table-cell table:formula="of:=IF((6* [.V9]) &lt; 1; TRUE(); FALSE())" office:value-type="boolean" office:boolean-value="false" calcext:value-type="boolean">
            <text:p>FALSE</text:p>
          </table:table-cell>
          <table:table-cell table:formula="of:=IF((2* [.V9]) &lt; 1; TRUE(); FALSE())" office:value-type="boolean" office:boolean-value="true" calcext:value-type="boolean">
            <text:p>TRUE</text:p>
          </table:table-cell>
          <table:table-cell table:formula="of:=IF((3* [.V9]) &lt; 2; TRUE(); FALSE())" office:value-type="boolean" office:boolean-value="true" calcext:value-type="boolean">
            <text:p>TRUE</text:p>
          </table:table-cell>
          <table:table-cell table:formula="of:=IF([.W9]; [.$P9] + ([.$O9] - [.$P9]) * 6 * [.T9]; IF([.X9]; [.$O9]; IF([.Y9]; [.$P9] + (([.$O9] - [.$P9]) * ((2/3) - [.T9]) * 6); [.$P9])))" office:value-type="float" office:value="0.136" calcext:value-type="float">
            <text:p>0.136</text:p>
          </table:table-cell>
          <table:table-cell table:formula="of:=IF([.Z9]; [.$P9] + ([.$O9] - [.$P9]) * 6 * [.U9]; IF([.AA9]; [.$O9]; IF([.AB9]; [.$P9] + (([.$O9] - [.$P9]) * ((2/3) - [.U9]) * 6); [.$P9])))" office:value-type="float" office:value="0.2" calcext:value-type="float">
            <text:p>0.2</text:p>
          </table:table-cell>
          <table:table-cell table:formula="of:=IF([.AC9]; [.$P9] + ([.$O9] - [.$P9]) * 6 * [.V9]; IF([.AD9]; [.$O9]; IF([.AE9]; [.$P9] + (([.$O9] - [.$P9]) * ((2/3) - [.V9]) * 6); [.$P9])))" office:value-type="float" office:value="0.264" calcext:value-type="float">
            <text:p>0.264</text:p>
          </table:table-cell>
          <table:table-cell table:formula="of:=ROUND([.AF9]*255)" office:value-type="float" office:value="35" calcext:value-type="float">
            <text:p>35</text:p>
          </table:table-cell>
          <table:table-cell table:formula="of:=ROUND([.AG9]*255)" office:value-type="float" office:value="51" calcext:value-type="float">
            <text:p>51</text:p>
          </table:table-cell>
          <table:table-cell table:formula="of:=ROUND([.AH9]*255)" office:value-type="float" office:value="67" calcext:value-type="float">
            <text:p>67</text:p>
          </table:table-cell>
        </table:table-row>
        <table:table-row table:style-name="ro3">
          <table:table-cell table:formula="of:=[.A9]" office:value-type="float" office:value="210" calcext:value-type="float">
            <text:p>210</text:p>
          </table:table-cell>
          <table:table-cell table:formula="of:=[.B9]" office:value-type="float" office:value="32" calcext:value-type="float">
            <text:p>32</text:p>
          </table:table-cell>
          <table:table-cell table:formula="of:=IF([.C$5]=[.C9]; 5; [.C9]+5)" office:value-type="float" office:value="25" calcext:value-type="float">
            <text:p>25</text:p>
          </table:table-cell>
          <table:table-cell table:formula="of:=[.AI10]&amp;&quot;, &quot;&amp;[.AJ10]&amp;&quot;, &quot;&amp;[.AK10]" office:value-type="string" office:string-value="43, 64, 84" calcext:value-type="string">
            <text:p>43, 64, 84</text:p>
          </table:table-cell>
          <table:table-cell table:formula="of:=DEC2HEX([.AI10]; 2)&amp;DEC2HEX([.AJ10]; 2)&amp;DEC2HEX([.AK10]; 2)" office:value-type="string" office:string-value="2B4054" calcext:value-type="string">
            <text:p>2B4054</text:p>
          </table:table-cell>
          <table:table-cell table:formula="of:=[.A10]/360" office:value-type="float" office:value="0.583333333333333" calcext:value-type="float">
            <text:p>0.583333333333333</text:p>
          </table:table-cell>
          <table:table-cell table:formula="of:=[.B10]/100" office:value-type="float" office:value="0.32" calcext:value-type="float">
            <text:p>0.32</text:p>
          </table:table-cell>
          <table:table-cell table:formula="of:=[.C10]/100" office:value-type="float" office:value="0.25" calcext:value-type="float">
            <text:p>0.25</text:p>
          </table:table-cell>
          <table:table-cell table:formula="of:=IF([.B10]&gt;0; TRUE(); FALSE())" office:value-type="boolean" office:boolean-value="true" calcext:value-type="boolean">
            <text:p>TRUE</text:p>
          </table:table-cell>
          <table:table-cell table:formula="of:=IF([.I10]; &quot;&quot;; ROUND([.C10]*2.55))">
            <text:p/>
          </table:table-cell>
          <table:table-cell table:formula="of:=[.J10]">
            <text:p/>
          </table:table-cell>
          <table:table-cell table:formula="of:=[.J10]">
            <text:p/>
          </table:table-cell>
          <table:table-cell table:formula="of:=[.H10] * (1 + [.G10])" office:value-type="float" office:value="0.33" calcext:value-type="float">
            <text:p>0.33</text:p>
          </table:table-cell>
          <table:table-cell table:formula="of:= ([.H10] + [.G10]) - ([.H10] * [.G10])" office:value-type="float" office:value="0.49" calcext:value-type="float">
            <text:p>0.49</text:p>
          </table:table-cell>
          <table:table-cell table:formula="of:=IF([.H10] &lt;= 0.5; [.M10]; [.N10])" office:value-type="float" office:value="0.33" calcext:value-type="float">
            <text:p>0.33</text:p>
          </table:table-cell>
          <table:table-cell table:formula="of:= (2 * [.H10]) - [.O10]" office:value-type="float" office:value="0.17" calcext:value-type="float">
            <text:p>0.17</text:p>
          </table:table-cell>
          <table:table-cell table:formula="of:=[.F10] + (1/3)" office:value-type="float" office:value="0.916666666666667" calcext:value-type="float">
            <text:p>0.916666666666667</text:p>
          </table:table-cell>
          <table:table-cell table:formula="of:=[.F10]" office:value-type="float" office:value="0.583333333333333" calcext:value-type="float">
            <text:p>0.583333333333333</text:p>
          </table:table-cell>
          <table:table-cell table:formula="of:=[.F10] - (1/3)" office:value-type="float" office:value="0.25" calcext:value-type="float">
            <text:p>0.25</text:p>
          </table:table-cell>
          <table:table-cell table:formula="of:=IF([.Q10]&lt;0; [.Q10]+1; IF([.Q10]&gt;1; [.Q10]-1; [.Q10]))" office:value-type="float" office:value="0.916666666666667" calcext:value-type="float">
            <text:p>0.916666666666667</text:p>
          </table:table-cell>
          <table:table-cell table:formula="of:=IF([.R10]&lt;0; [.R10]+1; IF([.R10]&gt;1; [.R10]-1; [.R10]))" office:value-type="float" office:value="0.583333333333333" calcext:value-type="float">
            <text:p>0.583333333333333</text:p>
          </table:table-cell>
          <table:table-cell table:formula="of:=IF([.S10]&lt;0; [.S10]+1; IF([.S10]&gt;1; [.S10]-1; [.S10]))" office:value-type="float" office:value="0.25" calcext:value-type="float">
            <text:p>0.25</text:p>
          </table:table-cell>
          <table:table-cell table:formula="of:=IF((6* [.T10]) &lt; 1; TRUE(); FALSE())" office:value-type="boolean" office:boolean-value="false" calcext:value-type="boolean">
            <text:p>FALSE</text:p>
          </table:table-cell>
          <table:table-cell table:formula="of:=IF((2* [.T10]) &lt; 1; TRUE(); FALSE())" office:value-type="boolean" office:boolean-value="false" calcext:value-type="boolean">
            <text:p>FALSE</text:p>
          </table:table-cell>
          <table:table-cell table:formula="of:=IF((3* [.T10]) &lt; 2; TRUE(); FALSE())" office:value-type="boolean" office:boolean-value="false" calcext:value-type="boolean">
            <text:p>FALSE</text:p>
          </table:table-cell>
          <table:table-cell table:formula="of:=IF((6* [.U10]) &lt; 1; TRUE(); FALSE())" office:value-type="boolean" office:boolean-value="false" calcext:value-type="boolean">
            <text:p>FALSE</text:p>
          </table:table-cell>
          <table:table-cell table:formula="of:=IF((2* [.U10]) &lt; 1; TRUE(); FALSE())" office:value-type="boolean" office:boolean-value="false" calcext:value-type="boolean">
            <text:p>FALSE</text:p>
          </table:table-cell>
          <table:table-cell table:formula="of:=IF((3* [.U10]) &lt; 2; TRUE(); FALSE())" office:value-type="boolean" office:boolean-value="true" calcext:value-type="boolean">
            <text:p>TRUE</text:p>
          </table:table-cell>
          <table:table-cell table:formula="of:=IF((6* [.V10]) &lt; 1; TRUE(); FALSE())" office:value-type="boolean" office:boolean-value="false" calcext:value-type="boolean">
            <text:p>FALSE</text:p>
          </table:table-cell>
          <table:table-cell table:formula="of:=IF((2* [.V10]) &lt; 1; TRUE(); FALSE())" office:value-type="boolean" office:boolean-value="true" calcext:value-type="boolean">
            <text:p>TRUE</text:p>
          </table:table-cell>
          <table:table-cell table:formula="of:=IF((3* [.V10]) &lt; 2; TRUE(); FALSE())" office:value-type="boolean" office:boolean-value="true" calcext:value-type="boolean">
            <text:p>TRUE</text:p>
          </table:table-cell>
          <table:table-cell table:formula="of:=IF([.W10]; [.$P10] + ([.$O10] - [.$P10]) * 6 * [.T10]; IF([.X10]; [.$O10]; IF([.Y10]; [.$P10] + (([.$O10] - [.$P10]) * ((2/3) - [.T10]) * 6); [.$P10])))" office:value-type="float" office:value="0.17" calcext:value-type="float">
            <text:p>0.17</text:p>
          </table:table-cell>
          <table:table-cell table:formula="of:=IF([.Z10]; [.$P10] + ([.$O10] - [.$P10]) * 6 * [.U10]; IF([.AA10]; [.$O10]; IF([.AB10]; [.$P10] + (([.$O10] - [.$P10]) * ((2/3) - [.U10]) * 6); [.$P10])))" office:value-type="float" office:value="0.25" calcext:value-type="float">
            <text:p>0.25</text:p>
          </table:table-cell>
          <table:table-cell table:formula="of:=IF([.AC10]; [.$P10] + ([.$O10] - [.$P10]) * 6 * [.V10]; IF([.AD10]; [.$O10]; IF([.AE10]; [.$P10] + (([.$O10] - [.$P10]) * ((2/3) - [.V10]) * 6); [.$P10])))" office:value-type="float" office:value="0.33" calcext:value-type="float">
            <text:p>0.33</text:p>
          </table:table-cell>
          <table:table-cell table:formula="of:=ROUND([.AF10]*255)" office:value-type="float" office:value="43" calcext:value-type="float">
            <text:p>43</text:p>
          </table:table-cell>
          <table:table-cell table:formula="of:=ROUND([.AG10]*255)" office:value-type="float" office:value="64" calcext:value-type="float">
            <text:p>64</text:p>
          </table:table-cell>
          <table:table-cell table:formula="of:=ROUND([.AH10]*255)" office:value-type="float" office:value="84" calcext:value-type="float">
            <text:p>84</text:p>
          </table:table-cell>
        </table:table-row>
        <table:table-row table:style-name="ro3">
          <table:table-cell table:formula="of:=[.A10]" office:value-type="float" office:value="210" calcext:value-type="float">
            <text:p>210</text:p>
          </table:table-cell>
          <table:table-cell table:formula="of:=[.B10]" office:value-type="float" office:value="32" calcext:value-type="float">
            <text:p>32</text:p>
          </table:table-cell>
          <table:table-cell table:formula="of:=IF([.C$5]=[.C10]; 5; [.C10]+5)" office:value-type="float" office:value="30" calcext:value-type="float">
            <text:p>30</text:p>
          </table:table-cell>
          <table:table-cell table:formula="of:=[.AI11]&amp;&quot;, &quot;&amp;[.AJ11]&amp;&quot;, &quot;&amp;[.AK11]" office:value-type="string" office:string-value="52, 76, 101" calcext:value-type="string">
            <text:p>52, 76, 101</text:p>
          </table:table-cell>
          <table:table-cell table:formula="of:=DEC2HEX([.AI11]; 2)&amp;DEC2HEX([.AJ11]; 2)&amp;DEC2HEX([.AK11]; 2)" office:value-type="string" office:string-value="344C65" calcext:value-type="string">
            <text:p>344C65</text:p>
          </table:table-cell>
          <table:table-cell table:formula="of:=[.A11]/360" office:value-type="float" office:value="0.583333333333333" calcext:value-type="float">
            <text:p>0.583333333333333</text:p>
          </table:table-cell>
          <table:table-cell table:formula="of:=[.B11]/100" office:value-type="float" office:value="0.32" calcext:value-type="float">
            <text:p>0.32</text:p>
          </table:table-cell>
          <table:table-cell table:formula="of:=[.C11]/100" office:value-type="float" office:value="0.3" calcext:value-type="float">
            <text:p>0.3</text:p>
          </table:table-cell>
          <table:table-cell table:formula="of:=IF([.B11]&gt;0; TRUE(); FALSE())" office:value-type="boolean" office:boolean-value="true" calcext:value-type="boolean">
            <text:p>TRUE</text:p>
          </table:table-cell>
          <table:table-cell table:formula="of:=IF([.I11]; &quot;&quot;; ROUND([.C11]*2.55))">
            <text:p/>
          </table:table-cell>
          <table:table-cell table:formula="of:=[.J11]">
            <text:p/>
          </table:table-cell>
          <table:table-cell table:formula="of:=[.J11]">
            <text:p/>
          </table:table-cell>
          <table:table-cell table:formula="of:=[.H11] * (1 + [.G11])" office:value-type="float" office:value="0.396" calcext:value-type="float">
            <text:p>0.396</text:p>
          </table:table-cell>
          <table:table-cell table:formula="of:= ([.H11] + [.G11]) - ([.H11] * [.G11])" office:value-type="float" office:value="0.524" calcext:value-type="float">
            <text:p>0.524</text:p>
          </table:table-cell>
          <table:table-cell table:formula="of:=IF([.H11] &lt;= 0.5; [.M11]; [.N11])" office:value-type="float" office:value="0.396" calcext:value-type="float">
            <text:p>0.396</text:p>
          </table:table-cell>
          <table:table-cell table:formula="of:= (2 * [.H11]) - [.O11]" office:value-type="float" office:value="0.204" calcext:value-type="float">
            <text:p>0.204</text:p>
          </table:table-cell>
          <table:table-cell table:formula="of:=[.F11] + (1/3)" office:value-type="float" office:value="0.916666666666667" calcext:value-type="float">
            <text:p>0.916666666666667</text:p>
          </table:table-cell>
          <table:table-cell table:formula="of:=[.F11]" office:value-type="float" office:value="0.583333333333333" calcext:value-type="float">
            <text:p>0.583333333333333</text:p>
          </table:table-cell>
          <table:table-cell table:formula="of:=[.F11] - (1/3)" office:value-type="float" office:value="0.25" calcext:value-type="float">
            <text:p>0.25</text:p>
          </table:table-cell>
          <table:table-cell table:formula="of:=IF([.Q11]&lt;0; [.Q11]+1; IF([.Q11]&gt;1; [.Q11]-1; [.Q11]))" office:value-type="float" office:value="0.916666666666667" calcext:value-type="float">
            <text:p>0.916666666666667</text:p>
          </table:table-cell>
          <table:table-cell table:formula="of:=IF([.R11]&lt;0; [.R11]+1; IF([.R11]&gt;1; [.R11]-1; [.R11]))" office:value-type="float" office:value="0.583333333333333" calcext:value-type="float">
            <text:p>0.583333333333333</text:p>
          </table:table-cell>
          <table:table-cell table:formula="of:=IF([.S11]&lt;0; [.S11]+1; IF([.S11]&gt;1; [.S11]-1; [.S11]))" office:value-type="float" office:value="0.25" calcext:value-type="float">
            <text:p>0.25</text:p>
          </table:table-cell>
          <table:table-cell table:formula="of:=IF((6* [.T11]) &lt; 1; TRUE(); FALSE())" office:value-type="boolean" office:boolean-value="false" calcext:value-type="boolean">
            <text:p>FALSE</text:p>
          </table:table-cell>
          <table:table-cell table:formula="of:=IF((2* [.T11]) &lt; 1; TRUE(); FALSE())" office:value-type="boolean" office:boolean-value="false" calcext:value-type="boolean">
            <text:p>FALSE</text:p>
          </table:table-cell>
          <table:table-cell table:formula="of:=IF((3* [.T11]) &lt; 2; TRUE(); FALSE())" office:value-type="boolean" office:boolean-value="false" calcext:value-type="boolean">
            <text:p>FALSE</text:p>
          </table:table-cell>
          <table:table-cell table:formula="of:=IF((6* [.U11]) &lt; 1; TRUE(); FALSE())" office:value-type="boolean" office:boolean-value="false" calcext:value-type="boolean">
            <text:p>FALSE</text:p>
          </table:table-cell>
          <table:table-cell table:formula="of:=IF((2* [.U11]) &lt; 1; TRUE(); FALSE())" office:value-type="boolean" office:boolean-value="false" calcext:value-type="boolean">
            <text:p>FALSE</text:p>
          </table:table-cell>
          <table:table-cell table:formula="of:=IF((3* [.U11]) &lt; 2; TRUE(); FALSE())" office:value-type="boolean" office:boolean-value="true" calcext:value-type="boolean">
            <text:p>TRUE</text:p>
          </table:table-cell>
          <table:table-cell table:formula="of:=IF((6* [.V11]) &lt; 1; TRUE(); FALSE())" office:value-type="boolean" office:boolean-value="false" calcext:value-type="boolean">
            <text:p>FALSE</text:p>
          </table:table-cell>
          <table:table-cell table:formula="of:=IF((2* [.V11]) &lt; 1; TRUE(); FALSE())" office:value-type="boolean" office:boolean-value="true" calcext:value-type="boolean">
            <text:p>TRUE</text:p>
          </table:table-cell>
          <table:table-cell table:formula="of:=IF((3* [.V11]) &lt; 2; TRUE(); FALSE())" office:value-type="boolean" office:boolean-value="true" calcext:value-type="boolean">
            <text:p>TRUE</text:p>
          </table:table-cell>
          <table:table-cell table:formula="of:=IF([.W11]; [.$P11] + ([.$O11] - [.$P11]) * 6 * [.T11]; IF([.X11]; [.$O11]; IF([.Y11]; [.$P11] + (([.$O11] - [.$P11]) * ((2/3) - [.T11]) * 6); [.$P11])))" office:value-type="float" office:value="0.204" calcext:value-type="float">
            <text:p>0.204</text:p>
          </table:table-cell>
          <table:table-cell table:formula="of:=IF([.Z11]; [.$P11] + ([.$O11] - [.$P11]) * 6 * [.U11]; IF([.AA11]; [.$O11]; IF([.AB11]; [.$P11] + (([.$O11] - [.$P11]) * ((2/3) - [.U11]) * 6); [.$P11])))" office:value-type="float" office:value="0.3" calcext:value-type="float">
            <text:p>0.3</text:p>
          </table:table-cell>
          <table:table-cell table:formula="of:=IF([.AC11]; [.$P11] + ([.$O11] - [.$P11]) * 6 * [.V11]; IF([.AD11]; [.$O11]; IF([.AE11]; [.$P11] + (([.$O11] - [.$P11]) * ((2/3) - [.V11]) * 6); [.$P11])))" office:value-type="float" office:value="0.396" calcext:value-type="float">
            <text:p>0.396</text:p>
          </table:table-cell>
          <table:table-cell table:formula="of:=ROUND([.AF11]*255)" office:value-type="float" office:value="52" calcext:value-type="float">
            <text:p>52</text:p>
          </table:table-cell>
          <table:table-cell table:formula="of:=ROUND([.AG11]*255)" office:value-type="float" office:value="76" calcext:value-type="float">
            <text:p>76</text:p>
          </table:table-cell>
          <table:table-cell table:formula="of:=ROUND([.AH11]*255)" office:value-type="float" office:value="101" calcext:value-type="float">
            <text:p>101</text:p>
          </table:table-cell>
        </table:table-row>
        <table:table-row table:style-name="ro3">
          <table:table-cell table:formula="of:=[.A11]" office:value-type="float" office:value="210" calcext:value-type="float">
            <text:p>210</text:p>
          </table:table-cell>
          <table:table-cell table:formula="of:=[.B11]" office:value-type="float" office:value="32" calcext:value-type="float">
            <text:p>32</text:p>
          </table:table-cell>
          <table:table-cell table:formula="of:=IF([.C$5]=[.C11]; 5; [.C11]+5)" office:value-type="float" office:value="35" calcext:value-type="float">
            <text:p>35</text:p>
          </table:table-cell>
          <table:table-cell table:formula="of:=[.AI12]&amp;&quot;, &quot;&amp;[.AJ12]&amp;&quot;, &quot;&amp;[.AK12]" office:value-type="string" office:string-value="61, 89, 118" calcext:value-type="string">
            <text:p>61, 89, 118</text:p>
          </table:table-cell>
          <table:table-cell table:formula="of:=DEC2HEX([.AI12]; 2)&amp;DEC2HEX([.AJ12]; 2)&amp;DEC2HEX([.AK12]; 2)" office:value-type="string" office:string-value="3D5976" calcext:value-type="string">
            <text:p>3D5976</text:p>
          </table:table-cell>
          <table:table-cell table:formula="of:=[.A12]/360" office:value-type="float" office:value="0.583333333333333" calcext:value-type="float">
            <text:p>0.583333333333333</text:p>
          </table:table-cell>
          <table:table-cell table:formula="of:=[.B12]/100" office:value-type="float" office:value="0.32" calcext:value-type="float">
            <text:p>0.32</text:p>
          </table:table-cell>
          <table:table-cell table:formula="of:=[.C12]/100" office:value-type="float" office:value="0.35" calcext:value-type="float">
            <text:p>0.35</text:p>
          </table:table-cell>
          <table:table-cell table:formula="of:=IF([.B12]&gt;0; TRUE(); FALSE())" office:value-type="boolean" office:boolean-value="true" calcext:value-type="boolean">
            <text:p>TRUE</text:p>
          </table:table-cell>
          <table:table-cell table:formula="of:=IF([.I12]; &quot;&quot;; ROUND([.C12]*2.55))">
            <text:p/>
          </table:table-cell>
          <table:table-cell table:formula="of:=[.J12]">
            <text:p/>
          </table:table-cell>
          <table:table-cell table:formula="of:=[.J12]">
            <text:p/>
          </table:table-cell>
          <table:table-cell table:formula="of:=[.H12] * (1 + [.G12])" office:value-type="float" office:value="0.462" calcext:value-type="float">
            <text:p>0.462</text:p>
          </table:table-cell>
          <table:table-cell table:formula="of:= ([.H12] + [.G12]) - ([.H12] * [.G12])" office:value-type="float" office:value="0.558" calcext:value-type="float">
            <text:p>0.558</text:p>
          </table:table-cell>
          <table:table-cell table:formula="of:=IF([.H12] &lt;= 0.5; [.M12]; [.N12])" office:value-type="float" office:value="0.462" calcext:value-type="float">
            <text:p>0.462</text:p>
          </table:table-cell>
          <table:table-cell table:formula="of:= (2 * [.H12]) - [.O12]" office:value-type="float" office:value="0.238" calcext:value-type="float">
            <text:p>0.238</text:p>
          </table:table-cell>
          <table:table-cell table:formula="of:=[.F12] + (1/3)" office:value-type="float" office:value="0.916666666666667" calcext:value-type="float">
            <text:p>0.916666666666667</text:p>
          </table:table-cell>
          <table:table-cell table:formula="of:=[.F12]" office:value-type="float" office:value="0.583333333333333" calcext:value-type="float">
            <text:p>0.583333333333333</text:p>
          </table:table-cell>
          <table:table-cell table:formula="of:=[.F12] - (1/3)" office:value-type="float" office:value="0.25" calcext:value-type="float">
            <text:p>0.25</text:p>
          </table:table-cell>
          <table:table-cell table:formula="of:=IF([.Q12]&lt;0; [.Q12]+1; IF([.Q12]&gt;1; [.Q12]-1; [.Q12]))" office:value-type="float" office:value="0.916666666666667" calcext:value-type="float">
            <text:p>0.916666666666667</text:p>
          </table:table-cell>
          <table:table-cell table:formula="of:=IF([.R12]&lt;0; [.R12]+1; IF([.R12]&gt;1; [.R12]-1; [.R12]))" office:value-type="float" office:value="0.583333333333333" calcext:value-type="float">
            <text:p>0.583333333333333</text:p>
          </table:table-cell>
          <table:table-cell table:formula="of:=IF([.S12]&lt;0; [.S12]+1; IF([.S12]&gt;1; [.S12]-1; [.S12]))" office:value-type="float" office:value="0.25" calcext:value-type="float">
            <text:p>0.25</text:p>
          </table:table-cell>
          <table:table-cell table:formula="of:=IF((6* [.T12]) &lt; 1; TRUE(); FALSE())" office:value-type="boolean" office:boolean-value="false" calcext:value-type="boolean">
            <text:p>FALSE</text:p>
          </table:table-cell>
          <table:table-cell table:formula="of:=IF((2* [.T12]) &lt; 1; TRUE(); FALSE())" office:value-type="boolean" office:boolean-value="false" calcext:value-type="boolean">
            <text:p>FALSE</text:p>
          </table:table-cell>
          <table:table-cell table:formula="of:=IF((3* [.T12]) &lt; 2; TRUE(); FALSE())" office:value-type="boolean" office:boolean-value="false" calcext:value-type="boolean">
            <text:p>FALSE</text:p>
          </table:table-cell>
          <table:table-cell table:formula="of:=IF((6* [.U12]) &lt; 1; TRUE(); FALSE())" office:value-type="boolean" office:boolean-value="false" calcext:value-type="boolean">
            <text:p>FALSE</text:p>
          </table:table-cell>
          <table:table-cell table:formula="of:=IF((2* [.U12]) &lt; 1; TRUE(); FALSE())" office:value-type="boolean" office:boolean-value="false" calcext:value-type="boolean">
            <text:p>FALSE</text:p>
          </table:table-cell>
          <table:table-cell table:formula="of:=IF((3* [.U12]) &lt; 2; TRUE(); FALSE())" office:value-type="boolean" office:boolean-value="true" calcext:value-type="boolean">
            <text:p>TRUE</text:p>
          </table:table-cell>
          <table:table-cell table:formula="of:=IF((6* [.V12]) &lt; 1; TRUE(); FALSE())" office:value-type="boolean" office:boolean-value="false" calcext:value-type="boolean">
            <text:p>FALSE</text:p>
          </table:table-cell>
          <table:table-cell table:formula="of:=IF((2* [.V12]) &lt; 1; TRUE(); FALSE())" office:value-type="boolean" office:boolean-value="true" calcext:value-type="boolean">
            <text:p>TRUE</text:p>
          </table:table-cell>
          <table:table-cell table:formula="of:=IF((3* [.V12]) &lt; 2; TRUE(); FALSE())" office:value-type="boolean" office:boolean-value="true" calcext:value-type="boolean">
            <text:p>TRUE</text:p>
          </table:table-cell>
          <table:table-cell table:formula="of:=IF([.W12]; [.$P12] + ([.$O12] - [.$P12]) * 6 * [.T12]; IF([.X12]; [.$O12]; IF([.Y12]; [.$P12] + (([.$O12] - [.$P12]) * ((2/3) - [.T12]) * 6); [.$P12])))" office:value-type="float" office:value="0.238" calcext:value-type="float">
            <text:p>0.238</text:p>
          </table:table-cell>
          <table:table-cell table:formula="of:=IF([.Z12]; [.$P12] + ([.$O12] - [.$P12]) * 6 * [.U12]; IF([.AA12]; [.$O12]; IF([.AB12]; [.$P12] + (([.$O12] - [.$P12]) * ((2/3) - [.U12]) * 6); [.$P12])))" office:value-type="float" office:value="0.35" calcext:value-type="float">
            <text:p>0.35</text:p>
          </table:table-cell>
          <table:table-cell table:formula="of:=IF([.AC12]; [.$P12] + ([.$O12] - [.$P12]) * 6 * [.V12]; IF([.AD12]; [.$O12]; IF([.AE12]; [.$P12] + (([.$O12] - [.$P12]) * ((2/3) - [.V12]) * 6); [.$P12])))" office:value-type="float" office:value="0.462" calcext:value-type="float">
            <text:p>0.462</text:p>
          </table:table-cell>
          <table:table-cell table:formula="of:=ROUND([.AF12]*255)" office:value-type="float" office:value="61" calcext:value-type="float">
            <text:p>61</text:p>
          </table:table-cell>
          <table:table-cell table:formula="of:=ROUND([.AG12]*255)" office:value-type="float" office:value="89" calcext:value-type="float">
            <text:p>89</text:p>
          </table:table-cell>
          <table:table-cell table:formula="of:=ROUND([.AH12]*255)" office:value-type="float" office:value="118" calcext:value-type="float">
            <text:p>118</text:p>
          </table:table-cell>
        </table:table-row>
        <table:table-row table:style-name="ro3">
          <table:table-cell table:formula="of:=[.A12]" office:value-type="float" office:value="210" calcext:value-type="float">
            <text:p>210</text:p>
          </table:table-cell>
          <table:table-cell table:formula="of:=[.B12]" office:value-type="float" office:value="32" calcext:value-type="float">
            <text:p>32</text:p>
          </table:table-cell>
          <table:table-cell table:formula="of:=IF([.C$5]=[.C12]; 5; [.C12]+5)" office:value-type="float" office:value="40" calcext:value-type="float">
            <text:p>40</text:p>
          </table:table-cell>
          <table:table-cell table:formula="of:=[.AI13]&amp;&quot;, &quot;&amp;[.AJ13]&amp;&quot;, &quot;&amp;[.AK13]" office:value-type="string" office:string-value="69, 102, 135" calcext:value-type="string">
            <text:p>69, 102, 135</text:p>
          </table:table-cell>
          <table:table-cell table:formula="of:=DEC2HEX([.AI13]; 2)&amp;DEC2HEX([.AJ13]; 2)&amp;DEC2HEX([.AK13]; 2)" office:value-type="string" office:string-value="456687" calcext:value-type="string">
            <text:p>456687</text:p>
          </table:table-cell>
          <table:table-cell table:formula="of:=[.A13]/360" office:value-type="float" office:value="0.583333333333333" calcext:value-type="float">
            <text:p>0.583333333333333</text:p>
          </table:table-cell>
          <table:table-cell table:formula="of:=[.B13]/100" office:value-type="float" office:value="0.32" calcext:value-type="float">
            <text:p>0.32</text:p>
          </table:table-cell>
          <table:table-cell table:formula="of:=[.C13]/100" office:value-type="float" office:value="0.4" calcext:value-type="float">
            <text:p>0.4</text:p>
          </table:table-cell>
          <table:table-cell table:formula="of:=IF([.B13]&gt;0; TRUE(); FALSE())" office:value-type="boolean" office:boolean-value="true" calcext:value-type="boolean">
            <text:p>TRUE</text:p>
          </table:table-cell>
          <table:table-cell table:formula="of:=IF([.I13]; &quot;&quot;; ROUND([.C13]*2.55))">
            <text:p/>
          </table:table-cell>
          <table:table-cell table:formula="of:=[.J13]">
            <text:p/>
          </table:table-cell>
          <table:table-cell table:formula="of:=[.J13]">
            <text:p/>
          </table:table-cell>
          <table:table-cell table:formula="of:=[.H13] * (1 + [.G13])" office:value-type="float" office:value="0.528" calcext:value-type="float">
            <text:p>0.528</text:p>
          </table:table-cell>
          <table:table-cell table:formula="of:= ([.H13] + [.G13]) - ([.H13] * [.G13])" office:value-type="float" office:value="0.592" calcext:value-type="float">
            <text:p>0.592</text:p>
          </table:table-cell>
          <table:table-cell table:formula="of:=IF([.H13] &lt;= 0.5; [.M13]; [.N13])" office:value-type="float" office:value="0.528" calcext:value-type="float">
            <text:p>0.528</text:p>
          </table:table-cell>
          <table:table-cell table:formula="of:= (2 * [.H13]) - [.O13]" office:value-type="float" office:value="0.272" calcext:value-type="float">
            <text:p>0.272</text:p>
          </table:table-cell>
          <table:table-cell table:formula="of:=[.F13] + (1/3)" office:value-type="float" office:value="0.916666666666667" calcext:value-type="float">
            <text:p>0.916666666666667</text:p>
          </table:table-cell>
          <table:table-cell table:formula="of:=[.F13]" office:value-type="float" office:value="0.583333333333333" calcext:value-type="float">
            <text:p>0.583333333333333</text:p>
          </table:table-cell>
          <table:table-cell table:formula="of:=[.F13] - (1/3)" office:value-type="float" office:value="0.25" calcext:value-type="float">
            <text:p>0.25</text:p>
          </table:table-cell>
          <table:table-cell table:formula="of:=IF([.Q13]&lt;0; [.Q13]+1; IF([.Q13]&gt;1; [.Q13]-1; [.Q13]))" office:value-type="float" office:value="0.916666666666667" calcext:value-type="float">
            <text:p>0.916666666666667</text:p>
          </table:table-cell>
          <table:table-cell table:formula="of:=IF([.R13]&lt;0; [.R13]+1; IF([.R13]&gt;1; [.R13]-1; [.R13]))" office:value-type="float" office:value="0.583333333333333" calcext:value-type="float">
            <text:p>0.583333333333333</text:p>
          </table:table-cell>
          <table:table-cell table:formula="of:=IF([.S13]&lt;0; [.S13]+1; IF([.S13]&gt;1; [.S13]-1; [.S13]))" office:value-type="float" office:value="0.25" calcext:value-type="float">
            <text:p>0.25</text:p>
          </table:table-cell>
          <table:table-cell table:formula="of:=IF((6* [.T13]) &lt; 1; TRUE(); FALSE())" office:value-type="boolean" office:boolean-value="false" calcext:value-type="boolean">
            <text:p>FALSE</text:p>
          </table:table-cell>
          <table:table-cell table:formula="of:=IF((2* [.T13]) &lt; 1; TRUE(); FALSE())" office:value-type="boolean" office:boolean-value="false" calcext:value-type="boolean">
            <text:p>FALSE</text:p>
          </table:table-cell>
          <table:table-cell table:formula="of:=IF((3* [.T13]) &lt; 2; TRUE(); FALSE())" office:value-type="boolean" office:boolean-value="false" calcext:value-type="boolean">
            <text:p>FALSE</text:p>
          </table:table-cell>
          <table:table-cell table:formula="of:=IF((6* [.U13]) &lt; 1; TRUE(); FALSE())" office:value-type="boolean" office:boolean-value="false" calcext:value-type="boolean">
            <text:p>FALSE</text:p>
          </table:table-cell>
          <table:table-cell table:formula="of:=IF((2* [.U13]) &lt; 1; TRUE(); FALSE())" office:value-type="boolean" office:boolean-value="false" calcext:value-type="boolean">
            <text:p>FALSE</text:p>
          </table:table-cell>
          <table:table-cell table:formula="of:=IF((3* [.U13]) &lt; 2; TRUE(); FALSE())" office:value-type="boolean" office:boolean-value="true" calcext:value-type="boolean">
            <text:p>TRUE</text:p>
          </table:table-cell>
          <table:table-cell table:formula="of:=IF((6* [.V13]) &lt; 1; TRUE(); FALSE())" office:value-type="boolean" office:boolean-value="false" calcext:value-type="boolean">
            <text:p>FALSE</text:p>
          </table:table-cell>
          <table:table-cell table:formula="of:=IF((2* [.V13]) &lt; 1; TRUE(); FALSE())" office:value-type="boolean" office:boolean-value="true" calcext:value-type="boolean">
            <text:p>TRUE</text:p>
          </table:table-cell>
          <table:table-cell table:formula="of:=IF((3* [.V13]) &lt; 2; TRUE(); FALSE())" office:value-type="boolean" office:boolean-value="true" calcext:value-type="boolean">
            <text:p>TRUE</text:p>
          </table:table-cell>
          <table:table-cell table:formula="of:=IF([.W13]; [.$P13] + ([.$O13] - [.$P13]) * 6 * [.T13]; IF([.X13]; [.$O13]; IF([.Y13]; [.$P13] + (([.$O13] - [.$P13]) * ((2/3) - [.T13]) * 6); [.$P13])))" office:value-type="float" office:value="0.272" calcext:value-type="float">
            <text:p>0.272</text:p>
          </table:table-cell>
          <table:table-cell table:formula="of:=IF([.Z13]; [.$P13] + ([.$O13] - [.$P13]) * 6 * [.U13]; IF([.AA13]; [.$O13]; IF([.AB13]; [.$P13] + (([.$O13] - [.$P13]) * ((2/3) - [.U13]) * 6); [.$P13])))" office:value-type="float" office:value="0.4" calcext:value-type="float">
            <text:p>0.4</text:p>
          </table:table-cell>
          <table:table-cell table:formula="of:=IF([.AC13]; [.$P13] + ([.$O13] - [.$P13]) * 6 * [.V13]; IF([.AD13]; [.$O13]; IF([.AE13]; [.$P13] + (([.$O13] - [.$P13]) * ((2/3) - [.V13]) * 6); [.$P13])))" office:value-type="float" office:value="0.528" calcext:value-type="float">
            <text:p>0.528</text:p>
          </table:table-cell>
          <table:table-cell table:formula="of:=ROUND([.AF13]*255)" office:value-type="float" office:value="69" calcext:value-type="float">
            <text:p>69</text:p>
          </table:table-cell>
          <table:table-cell table:formula="of:=ROUND([.AG13]*255)" office:value-type="float" office:value="102" calcext:value-type="float">
            <text:p>102</text:p>
          </table:table-cell>
          <table:table-cell table:formula="of:=ROUND([.AH13]*255)" office:value-type="float" office:value="135" calcext:value-type="float">
            <text:p>135</text:p>
          </table:table-cell>
        </table:table-row>
        <table:table-row table:style-name="ro3">
          <table:table-cell table:formula="of:=[.A13]" office:value-type="float" office:value="210" calcext:value-type="float">
            <text:p>210</text:p>
          </table:table-cell>
          <table:table-cell table:formula="of:=[.B13]" office:value-type="float" office:value="32" calcext:value-type="float">
            <text:p>32</text:p>
          </table:table-cell>
          <table:table-cell table:formula="of:=IF([.C$5]=[.C13]; 5; [.C13]+5)" office:value-type="float" office:value="45" calcext:value-type="float">
            <text:p>45</text:p>
          </table:table-cell>
          <table:table-cell table:formula="of:=[.AI14]&amp;&quot;, &quot;&amp;[.AJ14]&amp;&quot;, &quot;&amp;[.AK14]" office:value-type="string" office:string-value="78, 115, 151" calcext:value-type="string">
            <text:p>78, 115, 151</text:p>
          </table:table-cell>
          <table:table-cell table:formula="of:=DEC2HEX([.AI14]; 2)&amp;DEC2HEX([.AJ14]; 2)&amp;DEC2HEX([.AK14]; 2)" office:value-type="string" office:string-value="4E7397" calcext:value-type="string">
            <text:p>4E7397</text:p>
          </table:table-cell>
          <table:table-cell table:formula="of:=[.A14]/360" office:value-type="float" office:value="0.583333333333333" calcext:value-type="float">
            <text:p>0.583333333333333</text:p>
          </table:table-cell>
          <table:table-cell table:formula="of:=[.B14]/100" office:value-type="float" office:value="0.32" calcext:value-type="float">
            <text:p>0.32</text:p>
          </table:table-cell>
          <table:table-cell table:formula="of:=[.C14]/100" office:value-type="float" office:value="0.45" calcext:value-type="float">
            <text:p>0.45</text:p>
          </table:table-cell>
          <table:table-cell table:formula="of:=IF([.B14]&gt;0; TRUE(); FALSE())" office:value-type="boolean" office:boolean-value="true" calcext:value-type="boolean">
            <text:p>TRUE</text:p>
          </table:table-cell>
          <table:table-cell table:formula="of:=IF([.I14]; &quot;&quot;; ROUND([.C14]*2.55))">
            <text:p/>
          </table:table-cell>
          <table:table-cell table:formula="of:=[.J14]">
            <text:p/>
          </table:table-cell>
          <table:table-cell table:formula="of:=[.J14]">
            <text:p/>
          </table:table-cell>
          <table:table-cell table:formula="of:=[.H14] * (1 + [.G14])" office:value-type="float" office:value="0.594" calcext:value-type="float">
            <text:p>0.594</text:p>
          </table:table-cell>
          <table:table-cell table:formula="of:= ([.H14] + [.G14]) - ([.H14] * [.G14])" office:value-type="float" office:value="0.626" calcext:value-type="float">
            <text:p>0.626</text:p>
          </table:table-cell>
          <table:table-cell table:formula="of:=IF([.H14] &lt;= 0.5; [.M14]; [.N14])" office:value-type="float" office:value="0.594" calcext:value-type="float">
            <text:p>0.594</text:p>
          </table:table-cell>
          <table:table-cell table:formula="of:= (2 * [.H14]) - [.O14]" office:value-type="float" office:value="0.306" calcext:value-type="float">
            <text:p>0.306</text:p>
          </table:table-cell>
          <table:table-cell table:formula="of:=[.F14] + (1/3)" office:value-type="float" office:value="0.916666666666667" calcext:value-type="float">
            <text:p>0.916666666666667</text:p>
          </table:table-cell>
          <table:table-cell table:formula="of:=[.F14]" office:value-type="float" office:value="0.583333333333333" calcext:value-type="float">
            <text:p>0.583333333333333</text:p>
          </table:table-cell>
          <table:table-cell table:formula="of:=[.F14] - (1/3)" office:value-type="float" office:value="0.25" calcext:value-type="float">
            <text:p>0.25</text:p>
          </table:table-cell>
          <table:table-cell table:formula="of:=IF([.Q14]&lt;0; [.Q14]+1; IF([.Q14]&gt;1; [.Q14]-1; [.Q14]))" office:value-type="float" office:value="0.916666666666667" calcext:value-type="float">
            <text:p>0.916666666666667</text:p>
          </table:table-cell>
          <table:table-cell table:formula="of:=IF([.R14]&lt;0; [.R14]+1; IF([.R14]&gt;1; [.R14]-1; [.R14]))" office:value-type="float" office:value="0.583333333333333" calcext:value-type="float">
            <text:p>0.583333333333333</text:p>
          </table:table-cell>
          <table:table-cell table:formula="of:=IF([.S14]&lt;0; [.S14]+1; IF([.S14]&gt;1; [.S14]-1; [.S14]))" office:value-type="float" office:value="0.25" calcext:value-type="float">
            <text:p>0.25</text:p>
          </table:table-cell>
          <table:table-cell table:formula="of:=IF((6* [.T14]) &lt; 1; TRUE(); FALSE())" office:value-type="boolean" office:boolean-value="false" calcext:value-type="boolean">
            <text:p>FALSE</text:p>
          </table:table-cell>
          <table:table-cell table:formula="of:=IF((2* [.T14]) &lt; 1; TRUE(); FALSE())" office:value-type="boolean" office:boolean-value="false" calcext:value-type="boolean">
            <text:p>FALSE</text:p>
          </table:table-cell>
          <table:table-cell table:formula="of:=IF((3* [.T14]) &lt; 2; TRUE(); FALSE())" office:value-type="boolean" office:boolean-value="false" calcext:value-type="boolean">
            <text:p>FALSE</text:p>
          </table:table-cell>
          <table:table-cell table:formula="of:=IF((6* [.U14]) &lt; 1; TRUE(); FALSE())" office:value-type="boolean" office:boolean-value="false" calcext:value-type="boolean">
            <text:p>FALSE</text:p>
          </table:table-cell>
          <table:table-cell table:formula="of:=IF((2* [.U14]) &lt; 1; TRUE(); FALSE())" office:value-type="boolean" office:boolean-value="false" calcext:value-type="boolean">
            <text:p>FALSE</text:p>
          </table:table-cell>
          <table:table-cell table:formula="of:=IF((3* [.U14]) &lt; 2; TRUE(); FALSE())" office:value-type="boolean" office:boolean-value="true" calcext:value-type="boolean">
            <text:p>TRUE</text:p>
          </table:table-cell>
          <table:table-cell table:formula="of:=IF((6* [.V14]) &lt; 1; TRUE(); FALSE())" office:value-type="boolean" office:boolean-value="false" calcext:value-type="boolean">
            <text:p>FALSE</text:p>
          </table:table-cell>
          <table:table-cell table:formula="of:=IF((2* [.V14]) &lt; 1; TRUE(); FALSE())" office:value-type="boolean" office:boolean-value="true" calcext:value-type="boolean">
            <text:p>TRUE</text:p>
          </table:table-cell>
          <table:table-cell table:formula="of:=IF((3* [.V14]) &lt; 2; TRUE(); FALSE())" office:value-type="boolean" office:boolean-value="true" calcext:value-type="boolean">
            <text:p>TRUE</text:p>
          </table:table-cell>
          <table:table-cell table:formula="of:=IF([.W14]; [.$P14] + ([.$O14] - [.$P14]) * 6 * [.T14]; IF([.X14]; [.$O14]; IF([.Y14]; [.$P14] + (([.$O14] - [.$P14]) * ((2/3) - [.T14]) * 6); [.$P14])))" office:value-type="float" office:value="0.306" calcext:value-type="float">
            <text:p>0.306</text:p>
          </table:table-cell>
          <table:table-cell table:formula="of:=IF([.Z14]; [.$P14] + ([.$O14] - [.$P14]) * 6 * [.U14]; IF([.AA14]; [.$O14]; IF([.AB14]; [.$P14] + (([.$O14] - [.$P14]) * ((2/3) - [.U14]) * 6); [.$P14])))" office:value-type="float" office:value="0.45" calcext:value-type="float">
            <text:p>0.45</text:p>
          </table:table-cell>
          <table:table-cell table:formula="of:=IF([.AC14]; [.$P14] + ([.$O14] - [.$P14]) * 6 * [.V14]; IF([.AD14]; [.$O14]; IF([.AE14]; [.$P14] + (([.$O14] - [.$P14]) * ((2/3) - [.V14]) * 6); [.$P14])))" office:value-type="float" office:value="0.594" calcext:value-type="float">
            <text:p>0.594</text:p>
          </table:table-cell>
          <table:table-cell table:formula="of:=ROUND([.AF14]*255)" office:value-type="float" office:value="78" calcext:value-type="float">
            <text:p>78</text:p>
          </table:table-cell>
          <table:table-cell table:formula="of:=ROUND([.AG14]*255)" office:value-type="float" office:value="115" calcext:value-type="float">
            <text:p>115</text:p>
          </table:table-cell>
          <table:table-cell table:formula="of:=ROUND([.AH14]*255)" office:value-type="float" office:value="151" calcext:value-type="float">
            <text:p>151</text:p>
          </table:table-cell>
        </table:table-row>
        <table:table-row table:style-name="ro3">
          <table:table-cell table:formula="of:=[.A14]" office:value-type="float" office:value="210" calcext:value-type="float">
            <text:p>210</text:p>
          </table:table-cell>
          <table:table-cell table:formula="of:=[.B14]" office:value-type="float" office:value="32" calcext:value-type="float">
            <text:p>32</text:p>
          </table:table-cell>
          <table:table-cell table:formula="of:=IF([.C$5]=[.C14]; 5; [.C14]+5)" office:value-type="float" office:value="50" calcext:value-type="float">
            <text:p>50</text:p>
          </table:table-cell>
          <table:table-cell table:formula="of:=[.AI15]&amp;&quot;, &quot;&amp;[.AJ15]&amp;&quot;, &quot;&amp;[.AK15]" office:value-type="string" office:string-value="87, 127, 168" calcext:value-type="string">
            <text:p>87, 127, 168</text:p>
          </table:table-cell>
          <table:table-cell table:formula="of:=DEC2HEX([.AI15]; 2)&amp;DEC2HEX([.AJ15]; 2)&amp;DEC2HEX([.AK15]; 2)" office:value-type="string" office:string-value="577FA8" calcext:value-type="string">
            <text:p>577FA8</text:p>
          </table:table-cell>
          <table:table-cell table:formula="of:=[.A15]/360" office:value-type="float" office:value="0.583333333333333" calcext:value-type="float">
            <text:p>0.583333333333333</text:p>
          </table:table-cell>
          <table:table-cell table:formula="of:=[.B15]/100" office:value-type="float" office:value="0.32" calcext:value-type="float">
            <text:p>0.32</text:p>
          </table:table-cell>
          <table:table-cell table:formula="of:=[.C15]/100" office:value-type="float" office:value="0.5" calcext:value-type="float">
            <text:p>0.5</text:p>
          </table:table-cell>
          <table:table-cell table:formula="of:=IF([.B15]&gt;0; TRUE(); FALSE())" office:value-type="boolean" office:boolean-value="true" calcext:value-type="boolean">
            <text:p>TRUE</text:p>
          </table:table-cell>
          <table:table-cell table:formula="of:=IF([.I15]; &quot;&quot;; ROUND([.C15]*2.55))">
            <text:p/>
          </table:table-cell>
          <table:table-cell table:formula="of:=[.J15]">
            <text:p/>
          </table:table-cell>
          <table:table-cell table:formula="of:=[.J15]">
            <text:p/>
          </table:table-cell>
          <table:table-cell table:formula="of:=[.H15] * (1 + [.G15])" office:value-type="float" office:value="0.66" calcext:value-type="float">
            <text:p>0.66</text:p>
          </table:table-cell>
          <table:table-cell table:formula="of:= ([.H15] + [.G15]) - ([.H15] * [.G15])" office:value-type="float" office:value="0.66" calcext:value-type="float">
            <text:p>0.66</text:p>
          </table:table-cell>
          <table:table-cell table:formula="of:=IF([.H15] &lt;= 0.5; [.M15]; [.N15])" office:value-type="float" office:value="0.66" calcext:value-type="float">
            <text:p>0.66</text:p>
          </table:table-cell>
          <table:table-cell table:formula="of:= (2 * [.H15]) - [.O15]" office:value-type="float" office:value="0.34" calcext:value-type="float">
            <text:p>0.34</text:p>
          </table:table-cell>
          <table:table-cell table:formula="of:=[.F15] + (1/3)" office:value-type="float" office:value="0.916666666666667" calcext:value-type="float">
            <text:p>0.916666666666667</text:p>
          </table:table-cell>
          <table:table-cell table:formula="of:=[.F15]" office:value-type="float" office:value="0.583333333333333" calcext:value-type="float">
            <text:p>0.583333333333333</text:p>
          </table:table-cell>
          <table:table-cell table:formula="of:=[.F15] - (1/3)" office:value-type="float" office:value="0.25" calcext:value-type="float">
            <text:p>0.25</text:p>
          </table:table-cell>
          <table:table-cell table:formula="of:=IF([.Q15]&lt;0; [.Q15]+1; IF([.Q15]&gt;1; [.Q15]-1; [.Q15]))" office:value-type="float" office:value="0.916666666666667" calcext:value-type="float">
            <text:p>0.916666666666667</text:p>
          </table:table-cell>
          <table:table-cell table:formula="of:=IF([.R15]&lt;0; [.R15]+1; IF([.R15]&gt;1; [.R15]-1; [.R15]))" office:value-type="float" office:value="0.583333333333333" calcext:value-type="float">
            <text:p>0.583333333333333</text:p>
          </table:table-cell>
          <table:table-cell table:formula="of:=IF([.S15]&lt;0; [.S15]+1; IF([.S15]&gt;1; [.S15]-1; [.S15]))" office:value-type="float" office:value="0.25" calcext:value-type="float">
            <text:p>0.25</text:p>
          </table:table-cell>
          <table:table-cell table:formula="of:=IF((6* [.T15]) &lt; 1; TRUE(); FALSE())" office:value-type="boolean" office:boolean-value="false" calcext:value-type="boolean">
            <text:p>FALSE</text:p>
          </table:table-cell>
          <table:table-cell table:formula="of:=IF((2* [.T15]) &lt; 1; TRUE(); FALSE())" office:value-type="boolean" office:boolean-value="false" calcext:value-type="boolean">
            <text:p>FALSE</text:p>
          </table:table-cell>
          <table:table-cell table:formula="of:=IF((3* [.T15]) &lt; 2; TRUE(); FALSE())" office:value-type="boolean" office:boolean-value="false" calcext:value-type="boolean">
            <text:p>FALSE</text:p>
          </table:table-cell>
          <table:table-cell table:formula="of:=IF((6* [.U15]) &lt; 1; TRUE(); FALSE())" office:value-type="boolean" office:boolean-value="false" calcext:value-type="boolean">
            <text:p>FALSE</text:p>
          </table:table-cell>
          <table:table-cell table:formula="of:=IF((2* [.U15]) &lt; 1; TRUE(); FALSE())" office:value-type="boolean" office:boolean-value="false" calcext:value-type="boolean">
            <text:p>FALSE</text:p>
          </table:table-cell>
          <table:table-cell table:formula="of:=IF((3* [.U15]) &lt; 2; TRUE(); FALSE())" office:value-type="boolean" office:boolean-value="true" calcext:value-type="boolean">
            <text:p>TRUE</text:p>
          </table:table-cell>
          <table:table-cell table:formula="of:=IF((6* [.V15]) &lt; 1; TRUE(); FALSE())" office:value-type="boolean" office:boolean-value="false" calcext:value-type="boolean">
            <text:p>FALSE</text:p>
          </table:table-cell>
          <table:table-cell table:formula="of:=IF((2* [.V15]) &lt; 1; TRUE(); FALSE())" office:value-type="boolean" office:boolean-value="true" calcext:value-type="boolean">
            <text:p>TRUE</text:p>
          </table:table-cell>
          <table:table-cell table:formula="of:=IF((3* [.V15]) &lt; 2; TRUE(); FALSE())" office:value-type="boolean" office:boolean-value="true" calcext:value-type="boolean">
            <text:p>TRUE</text:p>
          </table:table-cell>
          <table:table-cell table:formula="of:=IF([.W15]; [.$P15] + ([.$O15] - [.$P15]) * 6 * [.T15]; IF([.X15]; [.$O15]; IF([.Y15]; [.$P15] + (([.$O15] - [.$P15]) * ((2/3) - [.T15]) * 6); [.$P15])))" office:value-type="float" office:value="0.34" calcext:value-type="float">
            <text:p>0.34</text:p>
          </table:table-cell>
          <table:table-cell table:formula="of:=IF([.Z15]; [.$P15] + ([.$O15] - [.$P15]) * 6 * [.U15]; IF([.AA15]; [.$O15]; IF([.AB15]; [.$P15] + (([.$O15] - [.$P15]) * ((2/3) - [.U15]) * 6); [.$P15])))" office:value-type="float" office:value="0.5" calcext:value-type="float">
            <text:p>0.5</text:p>
          </table:table-cell>
          <table:table-cell table:formula="of:=IF([.AC15]; [.$P15] + ([.$O15] - [.$P15]) * 6 * [.V15]; IF([.AD15]; [.$O15]; IF([.AE15]; [.$P15] + (([.$O15] - [.$P15]) * ((2/3) - [.V15]) * 6); [.$P15])))" office:value-type="float" office:value="0.66" calcext:value-type="float">
            <text:p>0.66</text:p>
          </table:table-cell>
          <table:table-cell table:formula="of:=ROUND([.AF15]*255)" office:value-type="float" office:value="87" calcext:value-type="float">
            <text:p>87</text:p>
          </table:table-cell>
          <table:table-cell table:formula="of:=ROUND([.AG15]*255)" office:value-type="float" office:value="127" calcext:value-type="float">
            <text:p>127</text:p>
          </table:table-cell>
          <table:table-cell table:formula="of:=ROUND([.AH15]*255)" office:value-type="float" office:value="168" calcext:value-type="float">
            <text:p>168</text:p>
          </table:table-cell>
        </table:table-row>
        <table:table-row table:style-name="ro3">
          <table:table-cell table:formula="of:=[.A15]" office:value-type="float" office:value="210" calcext:value-type="float">
            <text:p>210</text:p>
          </table:table-cell>
          <table:table-cell table:formula="of:=[.B15]" office:value-type="float" office:value="32" calcext:value-type="float">
            <text:p>32</text:p>
          </table:table-cell>
          <table:table-cell table:formula="of:=IF([.C$5]=[.C15]; 5; [.C15]+5)" office:value-type="float" office:value="55" calcext:value-type="float">
            <text:p>55</text:p>
          </table:table-cell>
          <table:table-cell table:formula="of:=[.AI16]&amp;&quot;, &quot;&amp;[.AJ16]&amp;&quot;, &quot;&amp;[.AK16]" office:value-type="string" office:string-value="104, 140, 177" calcext:value-type="string">
            <text:p>104, 140, 177</text:p>
          </table:table-cell>
          <table:table-cell table:formula="of:=DEC2HEX([.AI16]; 2)&amp;DEC2HEX([.AJ16]; 2)&amp;DEC2HEX([.AK16]; 2)" office:value-type="string" office:string-value="688CB1" calcext:value-type="string">
            <text:p>688CB1</text:p>
          </table:table-cell>
          <table:table-cell table:formula="of:=[.A16]/360" office:value-type="float" office:value="0.583333333333333" calcext:value-type="float">
            <text:p>0.583333333333333</text:p>
          </table:table-cell>
          <table:table-cell table:formula="of:=[.B16]/100" office:value-type="float" office:value="0.32" calcext:value-type="float">
            <text:p>0.32</text:p>
          </table:table-cell>
          <table:table-cell table:formula="of:=[.C16]/100" office:value-type="float" office:value="0.55" calcext:value-type="float">
            <text:p>0.55</text:p>
          </table:table-cell>
          <table:table-cell table:formula="of:=IF([.B16]&gt;0; TRUE(); FALSE())" office:value-type="boolean" office:boolean-value="true" calcext:value-type="boolean">
            <text:p>TRUE</text:p>
          </table:table-cell>
          <table:table-cell table:formula="of:=IF([.I16]; &quot;&quot;; ROUND([.C16]*2.55))">
            <text:p/>
          </table:table-cell>
          <table:table-cell table:formula="of:=[.J16]">
            <text:p/>
          </table:table-cell>
          <table:table-cell table:formula="of:=[.J16]">
            <text:p/>
          </table:table-cell>
          <table:table-cell table:formula="of:=[.H16] * (1 + [.G16])" office:value-type="float" office:value="0.726" calcext:value-type="float">
            <text:p>0.726</text:p>
          </table:table-cell>
          <table:table-cell table:formula="of:= ([.H16] + [.G16]) - ([.H16] * [.G16])" office:value-type="float" office:value="0.694" calcext:value-type="float">
            <text:p>0.694</text:p>
          </table:table-cell>
          <table:table-cell table:formula="of:=IF([.H16] &lt;= 0.5; [.M16]; [.N16])" office:value-type="float" office:value="0.694" calcext:value-type="float">
            <text:p>0.694</text:p>
          </table:table-cell>
          <table:table-cell table:formula="of:= (2 * [.H16]) - [.O16]" office:value-type="float" office:value="0.406" calcext:value-type="float">
            <text:p>0.406</text:p>
          </table:table-cell>
          <table:table-cell table:formula="of:=[.F16] + (1/3)" office:value-type="float" office:value="0.916666666666667" calcext:value-type="float">
            <text:p>0.916666666666667</text:p>
          </table:table-cell>
          <table:table-cell table:formula="of:=[.F16]" office:value-type="float" office:value="0.583333333333333" calcext:value-type="float">
            <text:p>0.583333333333333</text:p>
          </table:table-cell>
          <table:table-cell table:formula="of:=[.F16] - (1/3)" office:value-type="float" office:value="0.25" calcext:value-type="float">
            <text:p>0.25</text:p>
          </table:table-cell>
          <table:table-cell table:formula="of:=IF([.Q16]&lt;0; [.Q16]+1; IF([.Q16]&gt;1; [.Q16]-1; [.Q16]))" office:value-type="float" office:value="0.916666666666667" calcext:value-type="float">
            <text:p>0.916666666666667</text:p>
          </table:table-cell>
          <table:table-cell table:formula="of:=IF([.R16]&lt;0; [.R16]+1; IF([.R16]&gt;1; [.R16]-1; [.R16]))" office:value-type="float" office:value="0.583333333333333" calcext:value-type="float">
            <text:p>0.583333333333333</text:p>
          </table:table-cell>
          <table:table-cell table:formula="of:=IF([.S16]&lt;0; [.S16]+1; IF([.S16]&gt;1; [.S16]-1; [.S16]))" office:value-type="float" office:value="0.25" calcext:value-type="float">
            <text:p>0.25</text:p>
          </table:table-cell>
          <table:table-cell table:formula="of:=IF((6* [.T16]) &lt; 1; TRUE(); FALSE())" office:value-type="boolean" office:boolean-value="false" calcext:value-type="boolean">
            <text:p>FALSE</text:p>
          </table:table-cell>
          <table:table-cell table:formula="of:=IF((2* [.T16]) &lt; 1; TRUE(); FALSE())" office:value-type="boolean" office:boolean-value="false" calcext:value-type="boolean">
            <text:p>FALSE</text:p>
          </table:table-cell>
          <table:table-cell table:formula="of:=IF((3* [.T16]) &lt; 2; TRUE(); FALSE())" office:value-type="boolean" office:boolean-value="false" calcext:value-type="boolean">
            <text:p>FALSE</text:p>
          </table:table-cell>
          <table:table-cell table:formula="of:=IF((6* [.U16]) &lt; 1; TRUE(); FALSE())" office:value-type="boolean" office:boolean-value="false" calcext:value-type="boolean">
            <text:p>FALSE</text:p>
          </table:table-cell>
          <table:table-cell table:formula="of:=IF((2* [.U16]) &lt; 1; TRUE(); FALSE())" office:value-type="boolean" office:boolean-value="false" calcext:value-type="boolean">
            <text:p>FALSE</text:p>
          </table:table-cell>
          <table:table-cell table:formula="of:=IF((3* [.U16]) &lt; 2; TRUE(); FALSE())" office:value-type="boolean" office:boolean-value="true" calcext:value-type="boolean">
            <text:p>TRUE</text:p>
          </table:table-cell>
          <table:table-cell table:formula="of:=IF((6* [.V16]) &lt; 1; TRUE(); FALSE())" office:value-type="boolean" office:boolean-value="false" calcext:value-type="boolean">
            <text:p>FALSE</text:p>
          </table:table-cell>
          <table:table-cell table:formula="of:=IF((2* [.V16]) &lt; 1; TRUE(); FALSE())" office:value-type="boolean" office:boolean-value="true" calcext:value-type="boolean">
            <text:p>TRUE</text:p>
          </table:table-cell>
          <table:table-cell table:formula="of:=IF((3* [.V16]) &lt; 2; TRUE(); FALSE())" office:value-type="boolean" office:boolean-value="true" calcext:value-type="boolean">
            <text:p>TRUE</text:p>
          </table:table-cell>
          <table:table-cell table:formula="of:=IF([.W16]; [.$P16] + ([.$O16] - [.$P16]) * 6 * [.T16]; IF([.X16]; [.$O16]; IF([.Y16]; [.$P16] + (([.$O16] - [.$P16]) * ((2/3) - [.T16]) * 6); [.$P16])))" office:value-type="float" office:value="0.406" calcext:value-type="float">
            <text:p>0.406</text:p>
          </table:table-cell>
          <table:table-cell table:formula="of:=IF([.Z16]; [.$P16] + ([.$O16] - [.$P16]) * 6 * [.U16]; IF([.AA16]; [.$O16]; IF([.AB16]; [.$P16] + (([.$O16] - [.$P16]) * ((2/3) - [.U16]) * 6); [.$P16])))" office:value-type="float" office:value="0.55" calcext:value-type="float">
            <text:p>0.55</text:p>
          </table:table-cell>
          <table:table-cell table:formula="of:=IF([.AC16]; [.$P16] + ([.$O16] - [.$P16]) * 6 * [.V16]; IF([.AD16]; [.$O16]; IF([.AE16]; [.$P16] + (([.$O16] - [.$P16]) * ((2/3) - [.V16]) * 6); [.$P16])))" office:value-type="float" office:value="0.694" calcext:value-type="float">
            <text:p>0.694</text:p>
          </table:table-cell>
          <table:table-cell table:formula="of:=ROUND([.AF16]*255)" office:value-type="float" office:value="104" calcext:value-type="float">
            <text:p>104</text:p>
          </table:table-cell>
          <table:table-cell table:formula="of:=ROUND([.AG16]*255)" office:value-type="float" office:value="140" calcext:value-type="float">
            <text:p>140</text:p>
          </table:table-cell>
          <table:table-cell table:formula="of:=ROUND([.AH16]*255)" office:value-type="float" office:value="177" calcext:value-type="float">
            <text:p>177</text:p>
          </table:table-cell>
        </table:table-row>
        <table:table-row table:style-name="ro3">
          <table:table-cell table:formula="of:=[.A16]" office:value-type="float" office:value="210" calcext:value-type="float">
            <text:p>210</text:p>
          </table:table-cell>
          <table:table-cell table:formula="of:=[.B16]" office:value-type="float" office:value="32" calcext:value-type="float">
            <text:p>32</text:p>
          </table:table-cell>
          <table:table-cell table:formula="of:=IF([.C$5]=[.C16]; 5; [.C16]+5)" office:value-type="float" office:value="60" calcext:value-type="float">
            <text:p>60</text:p>
          </table:table-cell>
          <table:table-cell table:formula="of:=[.AI17]&amp;&quot;, &quot;&amp;[.AJ17]&amp;&quot;, &quot;&amp;[.AK17]" office:value-type="string" office:string-value="120, 153, 186" calcext:value-type="string">
            <text:p>120, 153, 186</text:p>
          </table:table-cell>
          <table:table-cell table:formula="of:=DEC2HEX([.AI17]; 2)&amp;DEC2HEX([.AJ17]; 2)&amp;DEC2HEX([.AK17]; 2)" office:value-type="string" office:string-value="7899BA" calcext:value-type="string">
            <text:p>7899BA</text:p>
          </table:table-cell>
          <table:table-cell table:formula="of:=[.A17]/360" office:value-type="float" office:value="0.583333333333333" calcext:value-type="float">
            <text:p>0.583333333333333</text:p>
          </table:table-cell>
          <table:table-cell table:formula="of:=[.B17]/100" office:value-type="float" office:value="0.32" calcext:value-type="float">
            <text:p>0.32</text:p>
          </table:table-cell>
          <table:table-cell table:formula="of:=[.C17]/100" office:value-type="float" office:value="0.6" calcext:value-type="float">
            <text:p>0.6</text:p>
          </table:table-cell>
          <table:table-cell table:formula="of:=IF([.B17]&gt;0; TRUE(); FALSE())" office:value-type="boolean" office:boolean-value="true" calcext:value-type="boolean">
            <text:p>TRUE</text:p>
          </table:table-cell>
          <table:table-cell table:formula="of:=IF([.I17]; &quot;&quot;; ROUND([.C17]*2.55))">
            <text:p/>
          </table:table-cell>
          <table:table-cell table:formula="of:=[.J17]">
            <text:p/>
          </table:table-cell>
          <table:table-cell table:formula="of:=[.J17]">
            <text:p/>
          </table:table-cell>
          <table:table-cell table:formula="of:=[.H17] * (1 + [.G17])" office:value-type="float" office:value="0.792" calcext:value-type="float">
            <text:p>0.792</text:p>
          </table:table-cell>
          <table:table-cell table:formula="of:= ([.H17] + [.G17]) - ([.H17] * [.G17])" office:value-type="float" office:value="0.728" calcext:value-type="float">
            <text:p>0.728</text:p>
          </table:table-cell>
          <table:table-cell table:formula="of:=IF([.H17] &lt;= 0.5; [.M17]; [.N17])" office:value-type="float" office:value="0.728" calcext:value-type="float">
            <text:p>0.728</text:p>
          </table:table-cell>
          <table:table-cell table:formula="of:= (2 * [.H17]) - [.O17]" office:value-type="float" office:value="0.472" calcext:value-type="float">
            <text:p>0.472</text:p>
          </table:table-cell>
          <table:table-cell table:formula="of:=[.F17] + (1/3)" office:value-type="float" office:value="0.916666666666667" calcext:value-type="float">
            <text:p>0.916666666666667</text:p>
          </table:table-cell>
          <table:table-cell table:formula="of:=[.F17]" office:value-type="float" office:value="0.583333333333333" calcext:value-type="float">
            <text:p>0.583333333333333</text:p>
          </table:table-cell>
          <table:table-cell table:formula="of:=[.F17] - (1/3)" office:value-type="float" office:value="0.25" calcext:value-type="float">
            <text:p>0.25</text:p>
          </table:table-cell>
          <table:table-cell table:formula="of:=IF([.Q17]&lt;0; [.Q17]+1; IF([.Q17]&gt;1; [.Q17]-1; [.Q17]))" office:value-type="float" office:value="0.916666666666667" calcext:value-type="float">
            <text:p>0.916666666666667</text:p>
          </table:table-cell>
          <table:table-cell table:formula="of:=IF([.R17]&lt;0; [.R17]+1; IF([.R17]&gt;1; [.R17]-1; [.R17]))" office:value-type="float" office:value="0.583333333333333" calcext:value-type="float">
            <text:p>0.583333333333333</text:p>
          </table:table-cell>
          <table:table-cell table:formula="of:=IF([.S17]&lt;0; [.S17]+1; IF([.S17]&gt;1; [.S17]-1; [.S17]))" office:value-type="float" office:value="0.25" calcext:value-type="float">
            <text:p>0.25</text:p>
          </table:table-cell>
          <table:table-cell table:formula="of:=IF((6* [.T17]) &lt; 1; TRUE(); FALSE())" office:value-type="boolean" office:boolean-value="false" calcext:value-type="boolean">
            <text:p>FALSE</text:p>
          </table:table-cell>
          <table:table-cell table:formula="of:=IF((2* [.T17]) &lt; 1; TRUE(); FALSE())" office:value-type="boolean" office:boolean-value="false" calcext:value-type="boolean">
            <text:p>FALSE</text:p>
          </table:table-cell>
          <table:table-cell table:formula="of:=IF((3* [.T17]) &lt; 2; TRUE(); FALSE())" office:value-type="boolean" office:boolean-value="false" calcext:value-type="boolean">
            <text:p>FALSE</text:p>
          </table:table-cell>
          <table:table-cell table:formula="of:=IF((6* [.U17]) &lt; 1; TRUE(); FALSE())" office:value-type="boolean" office:boolean-value="false" calcext:value-type="boolean">
            <text:p>FALSE</text:p>
          </table:table-cell>
          <table:table-cell table:formula="of:=IF((2* [.U17]) &lt; 1; TRUE(); FALSE())" office:value-type="boolean" office:boolean-value="false" calcext:value-type="boolean">
            <text:p>FALSE</text:p>
          </table:table-cell>
          <table:table-cell table:formula="of:=IF((3* [.U17]) &lt; 2; TRUE(); FALSE())" office:value-type="boolean" office:boolean-value="true" calcext:value-type="boolean">
            <text:p>TRUE</text:p>
          </table:table-cell>
          <table:table-cell table:formula="of:=IF((6* [.V17]) &lt; 1; TRUE(); FALSE())" office:value-type="boolean" office:boolean-value="false" calcext:value-type="boolean">
            <text:p>FALSE</text:p>
          </table:table-cell>
          <table:table-cell table:formula="of:=IF((2* [.V17]) &lt; 1; TRUE(); FALSE())" office:value-type="boolean" office:boolean-value="true" calcext:value-type="boolean">
            <text:p>TRUE</text:p>
          </table:table-cell>
          <table:table-cell table:formula="of:=IF((3* [.V17]) &lt; 2; TRUE(); FALSE())" office:value-type="boolean" office:boolean-value="true" calcext:value-type="boolean">
            <text:p>TRUE</text:p>
          </table:table-cell>
          <table:table-cell table:formula="of:=IF([.W17]; [.$P17] + ([.$O17] - [.$P17]) * 6 * [.T17]; IF([.X17]; [.$O17]; IF([.Y17]; [.$P17] + (([.$O17] - [.$P17]) * ((2/3) - [.T17]) * 6); [.$P17])))" office:value-type="float" office:value="0.472" calcext:value-type="float">
            <text:p>0.472</text:p>
          </table:table-cell>
          <table:table-cell table:formula="of:=IF([.Z17]; [.$P17] + ([.$O17] - [.$P17]) * 6 * [.U17]; IF([.AA17]; [.$O17]; IF([.AB17]; [.$P17] + (([.$O17] - [.$P17]) * ((2/3) - [.U17]) * 6); [.$P17])))" office:value-type="float" office:value="0.6" calcext:value-type="float">
            <text:p>0.6</text:p>
          </table:table-cell>
          <table:table-cell table:formula="of:=IF([.AC17]; [.$P17] + ([.$O17] - [.$P17]) * 6 * [.V17]; IF([.AD17]; [.$O17]; IF([.AE17]; [.$P17] + (([.$O17] - [.$P17]) * ((2/3) - [.V17]) * 6); [.$P17])))" office:value-type="float" office:value="0.728" calcext:value-type="float">
            <text:p>0.728</text:p>
          </table:table-cell>
          <table:table-cell table:formula="of:=ROUND([.AF17]*255)" office:value-type="float" office:value="120" calcext:value-type="float">
            <text:p>120</text:p>
          </table:table-cell>
          <table:table-cell table:formula="of:=ROUND([.AG17]*255)" office:value-type="float" office:value="153" calcext:value-type="float">
            <text:p>153</text:p>
          </table:table-cell>
          <table:table-cell table:formula="of:=ROUND([.AH17]*255)" office:value-type="float" office:value="186" calcext:value-type="float">
            <text:p>186</text:p>
          </table:table-cell>
        </table:table-row>
        <table:table-row table:style-name="ro3">
          <table:table-cell table:formula="of:=[.A17]" office:value-type="float" office:value="210" calcext:value-type="float">
            <text:p>210</text:p>
          </table:table-cell>
          <table:table-cell table:formula="of:=[.B17]" office:value-type="float" office:value="32" calcext:value-type="float">
            <text:p>32</text:p>
          </table:table-cell>
          <table:table-cell table:formula="of:=IF([.C$5]=[.C17]; 5; [.C17]+5)" office:value-type="float" office:value="65" calcext:value-type="float">
            <text:p>65</text:p>
          </table:table-cell>
          <table:table-cell table:formula="of:=[.AI18]&amp;&quot;, &quot;&amp;[.AJ18]&amp;&quot;, &quot;&amp;[.AK18]" office:value-type="string" office:string-value="137, 166, 194" calcext:value-type="string">
            <text:p>137, 166, 194</text:p>
          </table:table-cell>
          <table:table-cell table:formula="of:=DEC2HEX([.AI18]; 2)&amp;DEC2HEX([.AJ18]; 2)&amp;DEC2HEX([.AK18]; 2)" office:value-type="string" office:string-value="89A6C2" calcext:value-type="string">
            <text:p>89A6C2</text:p>
          </table:table-cell>
          <table:table-cell table:formula="of:=[.A18]/360" office:value-type="float" office:value="0.583333333333333" calcext:value-type="float">
            <text:p>0.583333333333333</text:p>
          </table:table-cell>
          <table:table-cell table:formula="of:=[.B18]/100" office:value-type="float" office:value="0.32" calcext:value-type="float">
            <text:p>0.32</text:p>
          </table:table-cell>
          <table:table-cell table:formula="of:=[.C18]/100" office:value-type="float" office:value="0.65" calcext:value-type="float">
            <text:p>0.65</text:p>
          </table:table-cell>
          <table:table-cell table:formula="of:=IF([.B18]&gt;0; TRUE(); FALSE())" office:value-type="boolean" office:boolean-value="true" calcext:value-type="boolean">
            <text:p>TRUE</text:p>
          </table:table-cell>
          <table:table-cell table:formula="of:=IF([.I18]; &quot;&quot;; ROUND([.C18]*2.55))">
            <text:p/>
          </table:table-cell>
          <table:table-cell table:formula="of:=[.J18]">
            <text:p/>
          </table:table-cell>
          <table:table-cell table:formula="of:=[.J18]">
            <text:p/>
          </table:table-cell>
          <table:table-cell table:formula="of:=[.H18] * (1 + [.G18])" office:value-type="float" office:value="0.858" calcext:value-type="float">
            <text:p>0.858</text:p>
          </table:table-cell>
          <table:table-cell table:formula="of:= ([.H18] + [.G18]) - ([.H18] * [.G18])" office:value-type="float" office:value="0.762" calcext:value-type="float">
            <text:p>0.762</text:p>
          </table:table-cell>
          <table:table-cell table:formula="of:=IF([.H18] &lt;= 0.5; [.M18]; [.N18])" office:value-type="float" office:value="0.762" calcext:value-type="float">
            <text:p>0.762</text:p>
          </table:table-cell>
          <table:table-cell table:formula="of:= (2 * [.H18]) - [.O18]" office:value-type="float" office:value="0.538" calcext:value-type="float">
            <text:p>0.538</text:p>
          </table:table-cell>
          <table:table-cell table:formula="of:=[.F18] + (1/3)" office:value-type="float" office:value="0.916666666666667" calcext:value-type="float">
            <text:p>0.916666666666667</text:p>
          </table:table-cell>
          <table:table-cell table:formula="of:=[.F18]" office:value-type="float" office:value="0.583333333333333" calcext:value-type="float">
            <text:p>0.583333333333333</text:p>
          </table:table-cell>
          <table:table-cell table:formula="of:=[.F18] - (1/3)" office:value-type="float" office:value="0.25" calcext:value-type="float">
            <text:p>0.25</text:p>
          </table:table-cell>
          <table:table-cell table:formula="of:=IF([.Q18]&lt;0; [.Q18]+1; IF([.Q18]&gt;1; [.Q18]-1; [.Q18]))" office:value-type="float" office:value="0.916666666666667" calcext:value-type="float">
            <text:p>0.916666666666667</text:p>
          </table:table-cell>
          <table:table-cell table:formula="of:=IF([.R18]&lt;0; [.R18]+1; IF([.R18]&gt;1; [.R18]-1; [.R18]))" office:value-type="float" office:value="0.583333333333333" calcext:value-type="float">
            <text:p>0.583333333333333</text:p>
          </table:table-cell>
          <table:table-cell table:formula="of:=IF([.S18]&lt;0; [.S18]+1; IF([.S18]&gt;1; [.S18]-1; [.S18]))" office:value-type="float" office:value="0.25" calcext:value-type="float">
            <text:p>0.25</text:p>
          </table:table-cell>
          <table:table-cell table:formula="of:=IF((6* [.T18]) &lt; 1; TRUE(); FALSE())" office:value-type="boolean" office:boolean-value="false" calcext:value-type="boolean">
            <text:p>FALSE</text:p>
          </table:table-cell>
          <table:table-cell table:formula="of:=IF((2* [.T18]) &lt; 1; TRUE(); FALSE())" office:value-type="boolean" office:boolean-value="false" calcext:value-type="boolean">
            <text:p>FALSE</text:p>
          </table:table-cell>
          <table:table-cell table:formula="of:=IF((3* [.T18]) &lt; 2; TRUE(); FALSE())" office:value-type="boolean" office:boolean-value="false" calcext:value-type="boolean">
            <text:p>FALSE</text:p>
          </table:table-cell>
          <table:table-cell table:formula="of:=IF((6* [.U18]) &lt; 1; TRUE(); FALSE())" office:value-type="boolean" office:boolean-value="false" calcext:value-type="boolean">
            <text:p>FALSE</text:p>
          </table:table-cell>
          <table:table-cell table:formula="of:=IF((2* [.U18]) &lt; 1; TRUE(); FALSE())" office:value-type="boolean" office:boolean-value="false" calcext:value-type="boolean">
            <text:p>FALSE</text:p>
          </table:table-cell>
          <table:table-cell table:formula="of:=IF((3* [.U18]) &lt; 2; TRUE(); FALSE())" office:value-type="boolean" office:boolean-value="true" calcext:value-type="boolean">
            <text:p>TRUE</text:p>
          </table:table-cell>
          <table:table-cell table:formula="of:=IF((6* [.V18]) &lt; 1; TRUE(); FALSE())" office:value-type="boolean" office:boolean-value="false" calcext:value-type="boolean">
            <text:p>FALSE</text:p>
          </table:table-cell>
          <table:table-cell table:formula="of:=IF((2* [.V18]) &lt; 1; TRUE(); FALSE())" office:value-type="boolean" office:boolean-value="true" calcext:value-type="boolean">
            <text:p>TRUE</text:p>
          </table:table-cell>
          <table:table-cell table:formula="of:=IF((3* [.V18]) &lt; 2; TRUE(); FALSE())" office:value-type="boolean" office:boolean-value="true" calcext:value-type="boolean">
            <text:p>TRUE</text:p>
          </table:table-cell>
          <table:table-cell table:formula="of:=IF([.W18]; [.$P18] + ([.$O18] - [.$P18]) * 6 * [.T18]; IF([.X18]; [.$O18]; IF([.Y18]; [.$P18] + (([.$O18] - [.$P18]) * ((2/3) - [.T18]) * 6); [.$P18])))" office:value-type="float" office:value="0.538" calcext:value-type="float">
            <text:p>0.538</text:p>
          </table:table-cell>
          <table:table-cell table:formula="of:=IF([.Z18]; [.$P18] + ([.$O18] - [.$P18]) * 6 * [.U18]; IF([.AA18]; [.$O18]; IF([.AB18]; [.$P18] + (([.$O18] - [.$P18]) * ((2/3) - [.U18]) * 6); [.$P18])))" office:value-type="float" office:value="0.65" calcext:value-type="float">
            <text:p>0.65</text:p>
          </table:table-cell>
          <table:table-cell table:formula="of:=IF([.AC18]; [.$P18] + ([.$O18] - [.$P18]) * 6 * [.V18]; IF([.AD18]; [.$O18]; IF([.AE18]; [.$P18] + (([.$O18] - [.$P18]) * ((2/3) - [.V18]) * 6); [.$P18])))" office:value-type="float" office:value="0.762" calcext:value-type="float">
            <text:p>0.762</text:p>
          </table:table-cell>
          <table:table-cell table:formula="of:=ROUND([.AF18]*255)" office:value-type="float" office:value="137" calcext:value-type="float">
            <text:p>137</text:p>
          </table:table-cell>
          <table:table-cell table:formula="of:=ROUND([.AG18]*255)" office:value-type="float" office:value="166" calcext:value-type="float">
            <text:p>166</text:p>
          </table:table-cell>
          <table:table-cell table:formula="of:=ROUND([.AH18]*255)" office:value-type="float" office:value="194" calcext:value-type="float">
            <text:p>194</text:p>
          </table:table-cell>
        </table:table-row>
        <table:table-row table:style-name="ro3">
          <table:table-cell table:formula="of:=[.A18]" office:value-type="float" office:value="210" calcext:value-type="float">
            <text:p>210</text:p>
          </table:table-cell>
          <table:table-cell table:formula="of:=[.B18]" office:value-type="float" office:value="32" calcext:value-type="float">
            <text:p>32</text:p>
          </table:table-cell>
          <table:table-cell table:formula="of:=IF([.C$5]=[.C18]; 5; [.C18]+5)" office:value-type="float" office:value="70" calcext:value-type="float">
            <text:p>70</text:p>
          </table:table-cell>
          <table:table-cell table:formula="of:=[.AI19]&amp;&quot;, &quot;&amp;[.AJ19]&amp;&quot;, &quot;&amp;[.AK19]" office:value-type="string" office:string-value="154, 178, 203" calcext:value-type="string">
            <text:p>154, 178, 203</text:p>
          </table:table-cell>
          <table:table-cell table:formula="of:=DEC2HEX([.AI19]; 2)&amp;DEC2HEX([.AJ19]; 2)&amp;DEC2HEX([.AK19]; 2)" office:value-type="string" office:string-value="9AB2CB" calcext:value-type="string">
            <text:p>9AB2CB</text:p>
          </table:table-cell>
          <table:table-cell table:formula="of:=[.A19]/360" office:value-type="float" office:value="0.583333333333333" calcext:value-type="float">
            <text:p>0.583333333333333</text:p>
          </table:table-cell>
          <table:table-cell table:formula="of:=[.B19]/100" office:value-type="float" office:value="0.32" calcext:value-type="float">
            <text:p>0.32</text:p>
          </table:table-cell>
          <table:table-cell table:formula="of:=[.C19]/100" office:value-type="float" office:value="0.7" calcext:value-type="float">
            <text:p>0.7</text:p>
          </table:table-cell>
          <table:table-cell table:formula="of:=IF([.B19]&gt;0; TRUE(); FALSE())" office:value-type="boolean" office:boolean-value="true" calcext:value-type="boolean">
            <text:p>TRUE</text:p>
          </table:table-cell>
          <table:table-cell table:formula="of:=IF([.I19]; &quot;&quot;; ROUND([.C19]*2.55))">
            <text:p/>
          </table:table-cell>
          <table:table-cell table:formula="of:=[.J19]">
            <text:p/>
          </table:table-cell>
          <table:table-cell table:formula="of:=[.J19]">
            <text:p/>
          </table:table-cell>
          <table:table-cell table:formula="of:=[.H19] * (1 + [.G19])" office:value-type="float" office:value="0.924" calcext:value-type="float">
            <text:p>0.924</text:p>
          </table:table-cell>
          <table:table-cell table:formula="of:= ([.H19] + [.G19]) - ([.H19] * [.G19])" office:value-type="float" office:value="0.796" calcext:value-type="float">
            <text:p>0.796</text:p>
          </table:table-cell>
          <table:table-cell table:formula="of:=IF([.H19] &lt;= 0.5; [.M19]; [.N19])" office:value-type="float" office:value="0.796" calcext:value-type="float">
            <text:p>0.796</text:p>
          </table:table-cell>
          <table:table-cell table:formula="of:= (2 * [.H19]) - [.O19]" office:value-type="float" office:value="0.604" calcext:value-type="float">
            <text:p>0.604</text:p>
          </table:table-cell>
          <table:table-cell table:formula="of:=[.F19] + (1/3)" office:value-type="float" office:value="0.916666666666667" calcext:value-type="float">
            <text:p>0.916666666666667</text:p>
          </table:table-cell>
          <table:table-cell table:formula="of:=[.F19]" office:value-type="float" office:value="0.583333333333333" calcext:value-type="float">
            <text:p>0.583333333333333</text:p>
          </table:table-cell>
          <table:table-cell table:formula="of:=[.F19] - (1/3)" office:value-type="float" office:value="0.25" calcext:value-type="float">
            <text:p>0.25</text:p>
          </table:table-cell>
          <table:table-cell table:formula="of:=IF([.Q19]&lt;0; [.Q19]+1; IF([.Q19]&gt;1; [.Q19]-1; [.Q19]))" office:value-type="float" office:value="0.916666666666667" calcext:value-type="float">
            <text:p>0.916666666666667</text:p>
          </table:table-cell>
          <table:table-cell table:formula="of:=IF([.R19]&lt;0; [.R19]+1; IF([.R19]&gt;1; [.R19]-1; [.R19]))" office:value-type="float" office:value="0.583333333333333" calcext:value-type="float">
            <text:p>0.583333333333333</text:p>
          </table:table-cell>
          <table:table-cell table:formula="of:=IF([.S19]&lt;0; [.S19]+1; IF([.S19]&gt;1; [.S19]-1; [.S19]))" office:value-type="float" office:value="0.25" calcext:value-type="float">
            <text:p>0.25</text:p>
          </table:table-cell>
          <table:table-cell table:formula="of:=IF((6* [.T19]) &lt; 1; TRUE(); FALSE())" office:value-type="boolean" office:boolean-value="false" calcext:value-type="boolean">
            <text:p>FALSE</text:p>
          </table:table-cell>
          <table:table-cell table:formula="of:=IF((2* [.T19]) &lt; 1; TRUE(); FALSE())" office:value-type="boolean" office:boolean-value="false" calcext:value-type="boolean">
            <text:p>FALSE</text:p>
          </table:table-cell>
          <table:table-cell table:formula="of:=IF((3* [.T19]) &lt; 2; TRUE(); FALSE())" office:value-type="boolean" office:boolean-value="false" calcext:value-type="boolean">
            <text:p>FALSE</text:p>
          </table:table-cell>
          <table:table-cell table:formula="of:=IF((6* [.U19]) &lt; 1; TRUE(); FALSE())" office:value-type="boolean" office:boolean-value="false" calcext:value-type="boolean">
            <text:p>FALSE</text:p>
          </table:table-cell>
          <table:table-cell table:formula="of:=IF((2* [.U19]) &lt; 1; TRUE(); FALSE())" office:value-type="boolean" office:boolean-value="false" calcext:value-type="boolean">
            <text:p>FALSE</text:p>
          </table:table-cell>
          <table:table-cell table:formula="of:=IF((3* [.U19]) &lt; 2; TRUE(); FALSE())" office:value-type="boolean" office:boolean-value="true" calcext:value-type="boolean">
            <text:p>TRUE</text:p>
          </table:table-cell>
          <table:table-cell table:formula="of:=IF((6* [.V19]) &lt; 1; TRUE(); FALSE())" office:value-type="boolean" office:boolean-value="false" calcext:value-type="boolean">
            <text:p>FALSE</text:p>
          </table:table-cell>
          <table:table-cell table:formula="of:=IF((2* [.V19]) &lt; 1; TRUE(); FALSE())" office:value-type="boolean" office:boolean-value="true" calcext:value-type="boolean">
            <text:p>TRUE</text:p>
          </table:table-cell>
          <table:table-cell table:formula="of:=IF((3* [.V19]) &lt; 2; TRUE(); FALSE())" office:value-type="boolean" office:boolean-value="true" calcext:value-type="boolean">
            <text:p>TRUE</text:p>
          </table:table-cell>
          <table:table-cell table:formula="of:=IF([.W19]; [.$P19] + ([.$O19] - [.$P19]) * 6 * [.T19]; IF([.X19]; [.$O19]; IF([.Y19]; [.$P19] + (([.$O19] - [.$P19]) * ((2/3) - [.T19]) * 6); [.$P19])))" office:value-type="float" office:value="0.604" calcext:value-type="float">
            <text:p>0.604</text:p>
          </table:table-cell>
          <table:table-cell table:formula="of:=IF([.Z19]; [.$P19] + ([.$O19] - [.$P19]) * 6 * [.U19]; IF([.AA19]; [.$O19]; IF([.AB19]; [.$P19] + (([.$O19] - [.$P19]) * ((2/3) - [.U19]) * 6); [.$P19])))" office:value-type="float" office:value="0.7" calcext:value-type="float">
            <text:p>0.7</text:p>
          </table:table-cell>
          <table:table-cell table:formula="of:=IF([.AC19]; [.$P19] + ([.$O19] - [.$P19]) * 6 * [.V19]; IF([.AD19]; [.$O19]; IF([.AE19]; [.$P19] + (([.$O19] - [.$P19]) * ((2/3) - [.V19]) * 6); [.$P19])))" office:value-type="float" office:value="0.796" calcext:value-type="float">
            <text:p>0.796</text:p>
          </table:table-cell>
          <table:table-cell table:formula="of:=ROUND([.AF19]*255)" office:value-type="float" office:value="154" calcext:value-type="float">
            <text:p>154</text:p>
          </table:table-cell>
          <table:table-cell table:formula="of:=ROUND([.AG19]*255)" office:value-type="float" office:value="178" calcext:value-type="float">
            <text:p>178</text:p>
          </table:table-cell>
          <table:table-cell table:formula="of:=ROUND([.AH19]*255)" office:value-type="float" office:value="203" calcext:value-type="float">
            <text:p>203</text:p>
          </table:table-cell>
        </table:table-row>
        <table:table-row table:style-name="ro3">
          <table:table-cell table:formula="of:=[.A19]" office:value-type="float" office:value="210" calcext:value-type="float">
            <text:p>210</text:p>
          </table:table-cell>
          <table:table-cell table:formula="of:=[.B19]" office:value-type="float" office:value="32" calcext:value-type="float">
            <text:p>32</text:p>
          </table:table-cell>
          <table:table-cell table:formula="of:=IF([.C$5]=[.C19]; 5; [.C19]+5)" office:value-type="float" office:value="75" calcext:value-type="float">
            <text:p>75</text:p>
          </table:table-cell>
          <table:table-cell table:formula="of:=[.AI20]&amp;&quot;, &quot;&amp;[.AJ20]&amp;&quot;, &quot;&amp;[.AK20]" office:value-type="string" office:string-value="171, 191, 212" calcext:value-type="string">
            <text:p>171, 191, 212</text:p>
          </table:table-cell>
          <table:table-cell table:formula="of:=DEC2HEX([.AI20]; 2)&amp;DEC2HEX([.AJ20]; 2)&amp;DEC2HEX([.AK20]; 2)" office:value-type="string" office:string-value="ABBFD4" calcext:value-type="string">
            <text:p>ABBFD4</text:p>
          </table:table-cell>
          <table:table-cell table:formula="of:=[.A20]/360" office:value-type="float" office:value="0.583333333333333" calcext:value-type="float">
            <text:p>0.583333333333333</text:p>
          </table:table-cell>
          <table:table-cell table:formula="of:=[.B20]/100" office:value-type="float" office:value="0.32" calcext:value-type="float">
            <text:p>0.32</text:p>
          </table:table-cell>
          <table:table-cell table:formula="of:=[.C20]/100" office:value-type="float" office:value="0.75" calcext:value-type="float">
            <text:p>0.75</text:p>
          </table:table-cell>
          <table:table-cell table:formula="of:=IF([.B20]&gt;0; TRUE(); FALSE())" office:value-type="boolean" office:boolean-value="true" calcext:value-type="boolean">
            <text:p>TRUE</text:p>
          </table:table-cell>
          <table:table-cell table:formula="of:=IF([.I20]; &quot;&quot;; ROUND([.C20]*2.55))">
            <text:p/>
          </table:table-cell>
          <table:table-cell table:formula="of:=[.J20]">
            <text:p/>
          </table:table-cell>
          <table:table-cell table:formula="of:=[.J20]">
            <text:p/>
          </table:table-cell>
          <table:table-cell table:formula="of:=[.H20] * (1 + [.G20])" office:value-type="float" office:value="0.99" calcext:value-type="float">
            <text:p>0.99</text:p>
          </table:table-cell>
          <table:table-cell table:formula="of:= ([.H20] + [.G20]) - ([.H20] * [.G20])" office:value-type="float" office:value="0.83" calcext:value-type="float">
            <text:p>0.83</text:p>
          </table:table-cell>
          <table:table-cell table:formula="of:=IF([.H20] &lt;= 0.5; [.M20]; [.N20])" office:value-type="float" office:value="0.83" calcext:value-type="float">
            <text:p>0.83</text:p>
          </table:table-cell>
          <table:table-cell table:formula="of:= (2 * [.H20]) - [.O20]" office:value-type="float" office:value="0.67" calcext:value-type="float">
            <text:p>0.67</text:p>
          </table:table-cell>
          <table:table-cell table:formula="of:=[.F20] + (1/3)" office:value-type="float" office:value="0.916666666666667" calcext:value-type="float">
            <text:p>0.916666666666667</text:p>
          </table:table-cell>
          <table:table-cell table:formula="of:=[.F20]" office:value-type="float" office:value="0.583333333333333" calcext:value-type="float">
            <text:p>0.583333333333333</text:p>
          </table:table-cell>
          <table:table-cell table:formula="of:=[.F20] - (1/3)" office:value-type="float" office:value="0.25" calcext:value-type="float">
            <text:p>0.25</text:p>
          </table:table-cell>
          <table:table-cell table:formula="of:=IF([.Q20]&lt;0; [.Q20]+1; IF([.Q20]&gt;1; [.Q20]-1; [.Q20]))" office:value-type="float" office:value="0.916666666666667" calcext:value-type="float">
            <text:p>0.916666666666667</text:p>
          </table:table-cell>
          <table:table-cell table:formula="of:=IF([.R20]&lt;0; [.R20]+1; IF([.R20]&gt;1; [.R20]-1; [.R20]))" office:value-type="float" office:value="0.583333333333333" calcext:value-type="float">
            <text:p>0.583333333333333</text:p>
          </table:table-cell>
          <table:table-cell table:formula="of:=IF([.S20]&lt;0; [.S20]+1; IF([.S20]&gt;1; [.S20]-1; [.S20]))" office:value-type="float" office:value="0.25" calcext:value-type="float">
            <text:p>0.25</text:p>
          </table:table-cell>
          <table:table-cell table:formula="of:=IF((6* [.T20]) &lt; 1; TRUE(); FALSE())" office:value-type="boolean" office:boolean-value="false" calcext:value-type="boolean">
            <text:p>FALSE</text:p>
          </table:table-cell>
          <table:table-cell table:formula="of:=IF((2* [.T20]) &lt; 1; TRUE(); FALSE())" office:value-type="boolean" office:boolean-value="false" calcext:value-type="boolean">
            <text:p>FALSE</text:p>
          </table:table-cell>
          <table:table-cell table:formula="of:=IF((3* [.T20]) &lt; 2; TRUE(); FALSE())" office:value-type="boolean" office:boolean-value="false" calcext:value-type="boolean">
            <text:p>FALSE</text:p>
          </table:table-cell>
          <table:table-cell table:formula="of:=IF((6* [.U20]) &lt; 1; TRUE(); FALSE())" office:value-type="boolean" office:boolean-value="false" calcext:value-type="boolean">
            <text:p>FALSE</text:p>
          </table:table-cell>
          <table:table-cell table:formula="of:=IF((2* [.U20]) &lt; 1; TRUE(); FALSE())" office:value-type="boolean" office:boolean-value="false" calcext:value-type="boolean">
            <text:p>FALSE</text:p>
          </table:table-cell>
          <table:table-cell table:formula="of:=IF((3* [.U20]) &lt; 2; TRUE(); FALSE())" office:value-type="boolean" office:boolean-value="true" calcext:value-type="boolean">
            <text:p>TRUE</text:p>
          </table:table-cell>
          <table:table-cell table:formula="of:=IF((6* [.V20]) &lt; 1; TRUE(); FALSE())" office:value-type="boolean" office:boolean-value="false" calcext:value-type="boolean">
            <text:p>FALSE</text:p>
          </table:table-cell>
          <table:table-cell table:formula="of:=IF((2* [.V20]) &lt; 1; TRUE(); FALSE())" office:value-type="boolean" office:boolean-value="true" calcext:value-type="boolean">
            <text:p>TRUE</text:p>
          </table:table-cell>
          <table:table-cell table:formula="of:=IF((3* [.V20]) &lt; 2; TRUE(); FALSE())" office:value-type="boolean" office:boolean-value="true" calcext:value-type="boolean">
            <text:p>TRUE</text:p>
          </table:table-cell>
          <table:table-cell table:formula="of:=IF([.W20]; [.$P20] + ([.$O20] - [.$P20]) * 6 * [.T20]; IF([.X20]; [.$O20]; IF([.Y20]; [.$P20] + (([.$O20] - [.$P20]) * ((2/3) - [.T20]) * 6); [.$P20])))" office:value-type="float" office:value="0.67" calcext:value-type="float">
            <text:p>0.67</text:p>
          </table:table-cell>
          <table:table-cell table:formula="of:=IF([.Z20]; [.$P20] + ([.$O20] - [.$P20]) * 6 * [.U20]; IF([.AA20]; [.$O20]; IF([.AB20]; [.$P20] + (([.$O20] - [.$P20]) * ((2/3) - [.U20]) * 6); [.$P20])))" office:value-type="float" office:value="0.75" calcext:value-type="float">
            <text:p>0.75</text:p>
          </table:table-cell>
          <table:table-cell table:formula="of:=IF([.AC20]; [.$P20] + ([.$O20] - [.$P20]) * 6 * [.V20]; IF([.AD20]; [.$O20]; IF([.AE20]; [.$P20] + (([.$O20] - [.$P20]) * ((2/3) - [.V20]) * 6); [.$P20])))" office:value-type="float" office:value="0.83" calcext:value-type="float">
            <text:p>0.83</text:p>
          </table:table-cell>
          <table:table-cell table:formula="of:=ROUND([.AF20]*255)" office:value-type="float" office:value="171" calcext:value-type="float">
            <text:p>171</text:p>
          </table:table-cell>
          <table:table-cell table:formula="of:=ROUND([.AG20]*255)" office:value-type="float" office:value="191" calcext:value-type="float">
            <text:p>191</text:p>
          </table:table-cell>
          <table:table-cell table:formula="of:=ROUND([.AH20]*255)" office:value-type="float" office:value="212" calcext:value-type="float">
            <text:p>212</text:p>
          </table:table-cell>
        </table:table-row>
        <table:table-row table:style-name="ro3">
          <table:table-cell table:formula="of:=[.A20]" office:value-type="float" office:value="210" calcext:value-type="float">
            <text:p>210</text:p>
          </table:table-cell>
          <table:table-cell table:formula="of:=[.B20]" office:value-type="float" office:value="32" calcext:value-type="float">
            <text:p>32</text:p>
          </table:table-cell>
          <table:table-cell table:formula="of:=IF([.C$5]=[.C20]; 5; [.C20]+5)" office:value-type="float" office:value="80" calcext:value-type="float">
            <text:p>80</text:p>
          </table:table-cell>
          <table:table-cell table:formula="of:=[.AI21]&amp;&quot;, &quot;&amp;[.AJ21]&amp;&quot;, &quot;&amp;[.AK21]" office:value-type="string" office:string-value="188, 204, 220" calcext:value-type="string">
            <text:p>188, 204, 220</text:p>
          </table:table-cell>
          <table:table-cell table:formula="of:=DEC2HEX([.AI21]; 2)&amp;DEC2HEX([.AJ21]; 2)&amp;DEC2HEX([.AK21]; 2)" office:value-type="string" office:string-value="BCCCDC" calcext:value-type="string">
            <text:p>BCCCDC</text:p>
          </table:table-cell>
          <table:table-cell table:formula="of:=[.A21]/360" office:value-type="float" office:value="0.583333333333333" calcext:value-type="float">
            <text:p>0.583333333333333</text:p>
          </table:table-cell>
          <table:table-cell table:formula="of:=[.B21]/100" office:value-type="float" office:value="0.32" calcext:value-type="float">
            <text:p>0.32</text:p>
          </table:table-cell>
          <table:table-cell table:formula="of:=[.C21]/100" office:value-type="float" office:value="0.8" calcext:value-type="float">
            <text:p>0.8</text:p>
          </table:table-cell>
          <table:table-cell table:formula="of:=IF([.B21]&gt;0; TRUE(); FALSE())" office:value-type="boolean" office:boolean-value="true" calcext:value-type="boolean">
            <text:p>TRUE</text:p>
          </table:table-cell>
          <table:table-cell table:formula="of:=IF([.I21]; &quot;&quot;; ROUND([.C21]*2.55))">
            <text:p/>
          </table:table-cell>
          <table:table-cell table:formula="of:=[.J21]">
            <text:p/>
          </table:table-cell>
          <table:table-cell table:formula="of:=[.J21]">
            <text:p/>
          </table:table-cell>
          <table:table-cell table:formula="of:=[.H21] * (1 + [.G21])" office:value-type="float" office:value="1.056" calcext:value-type="float">
            <text:p>1.056</text:p>
          </table:table-cell>
          <table:table-cell table:formula="of:= ([.H21] + [.G21]) - ([.H21] * [.G21])" office:value-type="float" office:value="0.864" calcext:value-type="float">
            <text:p>0.864</text:p>
          </table:table-cell>
          <table:table-cell table:formula="of:=IF([.H21] &lt;= 0.5; [.M21]; [.N21])" office:value-type="float" office:value="0.864" calcext:value-type="float">
            <text:p>0.864</text:p>
          </table:table-cell>
          <table:table-cell table:formula="of:= (2 * [.H21]) - [.O21]" office:value-type="float" office:value="0.736" calcext:value-type="float">
            <text:p>0.736</text:p>
          </table:table-cell>
          <table:table-cell table:formula="of:=[.F21] + (1/3)" office:value-type="float" office:value="0.916666666666667" calcext:value-type="float">
            <text:p>0.916666666666667</text:p>
          </table:table-cell>
          <table:table-cell table:formula="of:=[.F21]" office:value-type="float" office:value="0.583333333333333" calcext:value-type="float">
            <text:p>0.583333333333333</text:p>
          </table:table-cell>
          <table:table-cell table:formula="of:=[.F21] - (1/3)" office:value-type="float" office:value="0.25" calcext:value-type="float">
            <text:p>0.25</text:p>
          </table:table-cell>
          <table:table-cell table:formula="of:=IF([.Q21]&lt;0; [.Q21]+1; IF([.Q21]&gt;1; [.Q21]-1; [.Q21]))" office:value-type="float" office:value="0.916666666666667" calcext:value-type="float">
            <text:p>0.916666666666667</text:p>
          </table:table-cell>
          <table:table-cell table:formula="of:=IF([.R21]&lt;0; [.R21]+1; IF([.R21]&gt;1; [.R21]-1; [.R21]))" office:value-type="float" office:value="0.583333333333333" calcext:value-type="float">
            <text:p>0.583333333333333</text:p>
          </table:table-cell>
          <table:table-cell table:formula="of:=IF([.S21]&lt;0; [.S21]+1; IF([.S21]&gt;1; [.S21]-1; [.S21]))" office:value-type="float" office:value="0.25" calcext:value-type="float">
            <text:p>0.25</text:p>
          </table:table-cell>
          <table:table-cell table:formula="of:=IF((6* [.T21]) &lt; 1; TRUE(); FALSE())" office:value-type="boolean" office:boolean-value="false" calcext:value-type="boolean">
            <text:p>FALSE</text:p>
          </table:table-cell>
          <table:table-cell table:formula="of:=IF((2* [.T21]) &lt; 1; TRUE(); FALSE())" office:value-type="boolean" office:boolean-value="false" calcext:value-type="boolean">
            <text:p>FALSE</text:p>
          </table:table-cell>
          <table:table-cell table:formula="of:=IF((3* [.T21]) &lt; 2; TRUE(); FALSE())" office:value-type="boolean" office:boolean-value="false" calcext:value-type="boolean">
            <text:p>FALSE</text:p>
          </table:table-cell>
          <table:table-cell table:formula="of:=IF((6* [.U21]) &lt; 1; TRUE(); FALSE())" office:value-type="boolean" office:boolean-value="false" calcext:value-type="boolean">
            <text:p>FALSE</text:p>
          </table:table-cell>
          <table:table-cell table:formula="of:=IF((2* [.U21]) &lt; 1; TRUE(); FALSE())" office:value-type="boolean" office:boolean-value="false" calcext:value-type="boolean">
            <text:p>FALSE</text:p>
          </table:table-cell>
          <table:table-cell table:formula="of:=IF((3* [.U21]) &lt; 2; TRUE(); FALSE())" office:value-type="boolean" office:boolean-value="true" calcext:value-type="boolean">
            <text:p>TRUE</text:p>
          </table:table-cell>
          <table:table-cell table:formula="of:=IF((6* [.V21]) &lt; 1; TRUE(); FALSE())" office:value-type="boolean" office:boolean-value="false" calcext:value-type="boolean">
            <text:p>FALSE</text:p>
          </table:table-cell>
          <table:table-cell table:formula="of:=IF((2* [.V21]) &lt; 1; TRUE(); FALSE())" office:value-type="boolean" office:boolean-value="true" calcext:value-type="boolean">
            <text:p>TRUE</text:p>
          </table:table-cell>
          <table:table-cell table:formula="of:=IF((3* [.V21]) &lt; 2; TRUE(); FALSE())" office:value-type="boolean" office:boolean-value="true" calcext:value-type="boolean">
            <text:p>TRUE</text:p>
          </table:table-cell>
          <table:table-cell table:formula="of:=IF([.W21]; [.$P21] + ([.$O21] - [.$P21]) * 6 * [.T21]; IF([.X21]; [.$O21]; IF([.Y21]; [.$P21] + (([.$O21] - [.$P21]) * ((2/3) - [.T21]) * 6); [.$P21])))" office:value-type="float" office:value="0.736" calcext:value-type="float">
            <text:p>0.736</text:p>
          </table:table-cell>
          <table:table-cell table:formula="of:=IF([.Z21]; [.$P21] + ([.$O21] - [.$P21]) * 6 * [.U21]; IF([.AA21]; [.$O21]; IF([.AB21]; [.$P21] + (([.$O21] - [.$P21]) * ((2/3) - [.U21]) * 6); [.$P21])))" office:value-type="float" office:value="0.8" calcext:value-type="float">
            <text:p>0.8</text:p>
          </table:table-cell>
          <table:table-cell table:formula="of:=IF([.AC21]; [.$P21] + ([.$O21] - [.$P21]) * 6 * [.V21]; IF([.AD21]; [.$O21]; IF([.AE21]; [.$P21] + (([.$O21] - [.$P21]) * ((2/3) - [.V21]) * 6); [.$P21])))" office:value-type="float" office:value="0.864" calcext:value-type="float">
            <text:p>0.864</text:p>
          </table:table-cell>
          <table:table-cell table:formula="of:=ROUND([.AF21]*255)" office:value-type="float" office:value="188" calcext:value-type="float">
            <text:p>188</text:p>
          </table:table-cell>
          <table:table-cell table:formula="of:=ROUND([.AG21]*255)" office:value-type="float" office:value="204" calcext:value-type="float">
            <text:p>204</text:p>
          </table:table-cell>
          <table:table-cell table:formula="of:=ROUND([.AH21]*255)" office:value-type="float" office:value="220" calcext:value-type="float">
            <text:p>220</text:p>
          </table:table-cell>
        </table:table-row>
        <table:table-row table:style-name="ro3">
          <table:table-cell table:formula="of:=[.A21]" office:value-type="float" office:value="210" calcext:value-type="float">
            <text:p>210</text:p>
          </table:table-cell>
          <table:table-cell table:formula="of:=[.B21]" office:value-type="float" office:value="32" calcext:value-type="float">
            <text:p>32</text:p>
          </table:table-cell>
          <table:table-cell table:formula="of:=IF([.C$5]=[.C21]; 5; [.C21]+5)" office:value-type="float" office:value="85" calcext:value-type="float">
            <text:p>85</text:p>
          </table:table-cell>
          <table:table-cell table:formula="of:=[.AI22]&amp;&quot;, &quot;&amp;[.AJ22]&amp;&quot;, &quot;&amp;[.AK22]" office:value-type="string" office:string-value="205, 217, 229" calcext:value-type="string">
            <text:p>205, 217, 229</text:p>
          </table:table-cell>
          <table:table-cell table:formula="of:=DEC2HEX([.AI22]; 2)&amp;DEC2HEX([.AJ22]; 2)&amp;DEC2HEX([.AK22]; 2)" office:value-type="string" office:string-value="CDD9E5" calcext:value-type="string">
            <text:p>CDD9E5</text:p>
          </table:table-cell>
          <table:table-cell table:formula="of:=[.A22]/360" office:value-type="float" office:value="0.583333333333333" calcext:value-type="float">
            <text:p>0.583333333333333</text:p>
          </table:table-cell>
          <table:table-cell table:formula="of:=[.B22]/100" office:value-type="float" office:value="0.32" calcext:value-type="float">
            <text:p>0.32</text:p>
          </table:table-cell>
          <table:table-cell table:formula="of:=[.C22]/100" office:value-type="float" office:value="0.85" calcext:value-type="float">
            <text:p>0.85</text:p>
          </table:table-cell>
          <table:table-cell table:formula="of:=IF([.B22]&gt;0; TRUE(); FALSE())" office:value-type="boolean" office:boolean-value="true" calcext:value-type="boolean">
            <text:p>TRUE</text:p>
          </table:table-cell>
          <table:table-cell table:formula="of:=IF([.I22]; &quot;&quot;; ROUND([.C22]*2.55))">
            <text:p/>
          </table:table-cell>
          <table:table-cell table:formula="of:=[.J22]">
            <text:p/>
          </table:table-cell>
          <table:table-cell table:formula="of:=[.J22]">
            <text:p/>
          </table:table-cell>
          <table:table-cell table:formula="of:=[.H22] * (1 + [.G22])" office:value-type="float" office:value="1.122" calcext:value-type="float">
            <text:p>1.122</text:p>
          </table:table-cell>
          <table:table-cell table:formula="of:= ([.H22] + [.G22]) - ([.H22] * [.G22])" office:value-type="float" office:value="0.898" calcext:value-type="float">
            <text:p>0.898</text:p>
          </table:table-cell>
          <table:table-cell table:formula="of:=IF([.H22] &lt;= 0.5; [.M22]; [.N22])" office:value-type="float" office:value="0.898" calcext:value-type="float">
            <text:p>0.898</text:p>
          </table:table-cell>
          <table:table-cell table:formula="of:= (2 * [.H22]) - [.O22]" office:value-type="float" office:value="0.802" calcext:value-type="float">
            <text:p>0.802</text:p>
          </table:table-cell>
          <table:table-cell table:formula="of:=[.F22] + (1/3)" office:value-type="float" office:value="0.916666666666667" calcext:value-type="float">
            <text:p>0.916666666666667</text:p>
          </table:table-cell>
          <table:table-cell table:formula="of:=[.F22]" office:value-type="float" office:value="0.583333333333333" calcext:value-type="float">
            <text:p>0.583333333333333</text:p>
          </table:table-cell>
          <table:table-cell table:formula="of:=[.F22] - (1/3)" office:value-type="float" office:value="0.25" calcext:value-type="float">
            <text:p>0.25</text:p>
          </table:table-cell>
          <table:table-cell table:formula="of:=IF([.Q22]&lt;0; [.Q22]+1; IF([.Q22]&gt;1; [.Q22]-1; [.Q22]))" office:value-type="float" office:value="0.916666666666667" calcext:value-type="float">
            <text:p>0.916666666666667</text:p>
          </table:table-cell>
          <table:table-cell table:formula="of:=IF([.R22]&lt;0; [.R22]+1; IF([.R22]&gt;1; [.R22]-1; [.R22]))" office:value-type="float" office:value="0.583333333333333" calcext:value-type="float">
            <text:p>0.583333333333333</text:p>
          </table:table-cell>
          <table:table-cell table:formula="of:=IF([.S22]&lt;0; [.S22]+1; IF([.S22]&gt;1; [.S22]-1; [.S22]))" office:value-type="float" office:value="0.25" calcext:value-type="float">
            <text:p>0.25</text:p>
          </table:table-cell>
          <table:table-cell table:formula="of:=IF((6* [.T22]) &lt; 1; TRUE(); FALSE())" office:value-type="boolean" office:boolean-value="false" calcext:value-type="boolean">
            <text:p>FALSE</text:p>
          </table:table-cell>
          <table:table-cell table:formula="of:=IF((2* [.T22]) &lt; 1; TRUE(); FALSE())" office:value-type="boolean" office:boolean-value="false" calcext:value-type="boolean">
            <text:p>FALSE</text:p>
          </table:table-cell>
          <table:table-cell table:formula="of:=IF((3* [.T22]) &lt; 2; TRUE(); FALSE())" office:value-type="boolean" office:boolean-value="false" calcext:value-type="boolean">
            <text:p>FALSE</text:p>
          </table:table-cell>
          <table:table-cell table:formula="of:=IF((6* [.U22]) &lt; 1; TRUE(); FALSE())" office:value-type="boolean" office:boolean-value="false" calcext:value-type="boolean">
            <text:p>FALSE</text:p>
          </table:table-cell>
          <table:table-cell table:formula="of:=IF((2* [.U22]) &lt; 1; TRUE(); FALSE())" office:value-type="boolean" office:boolean-value="false" calcext:value-type="boolean">
            <text:p>FALSE</text:p>
          </table:table-cell>
          <table:table-cell table:formula="of:=IF((3* [.U22]) &lt; 2; TRUE(); FALSE())" office:value-type="boolean" office:boolean-value="true" calcext:value-type="boolean">
            <text:p>TRUE</text:p>
          </table:table-cell>
          <table:table-cell table:formula="of:=IF((6* [.V22]) &lt; 1; TRUE(); FALSE())" office:value-type="boolean" office:boolean-value="false" calcext:value-type="boolean">
            <text:p>FALSE</text:p>
          </table:table-cell>
          <table:table-cell table:formula="of:=IF((2* [.V22]) &lt; 1; TRUE(); FALSE())" office:value-type="boolean" office:boolean-value="true" calcext:value-type="boolean">
            <text:p>TRUE</text:p>
          </table:table-cell>
          <table:table-cell table:formula="of:=IF((3* [.V22]) &lt; 2; TRUE(); FALSE())" office:value-type="boolean" office:boolean-value="true" calcext:value-type="boolean">
            <text:p>TRUE</text:p>
          </table:table-cell>
          <table:table-cell table:formula="of:=IF([.W22]; [.$P22] + ([.$O22] - [.$P22]) * 6 * [.T22]; IF([.X22]; [.$O22]; IF([.Y22]; [.$P22] + (([.$O22] - [.$P22]) * ((2/3) - [.T22]) * 6); [.$P22])))" office:value-type="float" office:value="0.802" calcext:value-type="float">
            <text:p>0.802</text:p>
          </table:table-cell>
          <table:table-cell table:formula="of:=IF([.Z22]; [.$P22] + ([.$O22] - [.$P22]) * 6 * [.U22]; IF([.AA22]; [.$O22]; IF([.AB22]; [.$P22] + (([.$O22] - [.$P22]) * ((2/3) - [.U22]) * 6); [.$P22])))" office:value-type="float" office:value="0.85" calcext:value-type="float">
            <text:p>0.85</text:p>
          </table:table-cell>
          <table:table-cell table:formula="of:=IF([.AC22]; [.$P22] + ([.$O22] - [.$P22]) * 6 * [.V22]; IF([.AD22]; [.$O22]; IF([.AE22]; [.$P22] + (([.$O22] - [.$P22]) * ((2/3) - [.V22]) * 6); [.$P22])))" office:value-type="float" office:value="0.898" calcext:value-type="float">
            <text:p>0.898</text:p>
          </table:table-cell>
          <table:table-cell table:formula="of:=ROUND([.AF22]*255)" office:value-type="float" office:value="205" calcext:value-type="float">
            <text:p>205</text:p>
          </table:table-cell>
          <table:table-cell table:formula="of:=ROUND([.AG22]*255)" office:value-type="float" office:value="217" calcext:value-type="float">
            <text:p>217</text:p>
          </table:table-cell>
          <table:table-cell table:formula="of:=ROUND([.AH22]*255)" office:value-type="float" office:value="229" calcext:value-type="float">
            <text:p>229</text:p>
          </table:table-cell>
        </table:table-row>
        <table:table-row table:style-name="ro3">
          <table:table-cell table:formula="of:=[.A22]" office:value-type="float" office:value="210" calcext:value-type="float">
            <text:p>210</text:p>
          </table:table-cell>
          <table:table-cell table:formula="of:=[.B22]" office:value-type="float" office:value="32" calcext:value-type="float">
            <text:p>32</text:p>
          </table:table-cell>
          <table:table-cell table:formula="of:=IF([.C$5]=[.C22]; 5; [.C22]+5)" office:value-type="float" office:value="90" calcext:value-type="float">
            <text:p>90</text:p>
          </table:table-cell>
          <table:table-cell table:formula="of:=[.AI23]&amp;&quot;, &quot;&amp;[.AJ23]&amp;&quot;, &quot;&amp;[.AK23]" office:value-type="string" office:string-value="221, 230, 238" calcext:value-type="string">
            <text:p>221, 230, 238</text:p>
          </table:table-cell>
          <table:table-cell table:formula="of:=DEC2HEX([.AI23]; 2)&amp;DEC2HEX([.AJ23]; 2)&amp;DEC2HEX([.AK23]; 2)" office:value-type="string" office:string-value="DDE6EE" calcext:value-type="string">
            <text:p>DDE6EE</text:p>
          </table:table-cell>
          <table:table-cell table:formula="of:=[.A23]/360" office:value-type="float" office:value="0.583333333333333" calcext:value-type="float">
            <text:p>0.583333333333333</text:p>
          </table:table-cell>
          <table:table-cell table:formula="of:=[.B23]/100" office:value-type="float" office:value="0.32" calcext:value-type="float">
            <text:p>0.32</text:p>
          </table:table-cell>
          <table:table-cell table:formula="of:=[.C23]/100" office:value-type="float" office:value="0.9" calcext:value-type="float">
            <text:p>0.9</text:p>
          </table:table-cell>
          <table:table-cell table:formula="of:=IF([.B23]&gt;0; TRUE(); FALSE())" office:value-type="boolean" office:boolean-value="true" calcext:value-type="boolean">
            <text:p>TRUE</text:p>
          </table:table-cell>
          <table:table-cell table:formula="of:=IF([.I23]; &quot;&quot;; ROUND([.C23]*2.55))">
            <text:p/>
          </table:table-cell>
          <table:table-cell table:formula="of:=[.J23]">
            <text:p/>
          </table:table-cell>
          <table:table-cell table:formula="of:=[.J23]">
            <text:p/>
          </table:table-cell>
          <table:table-cell table:formula="of:=[.H23] * (1 + [.G23])" office:value-type="float" office:value="1.188" calcext:value-type="float">
            <text:p>1.188</text:p>
          </table:table-cell>
          <table:table-cell table:formula="of:= ([.H23] + [.G23]) - ([.H23] * [.G23])" office:value-type="float" office:value="0.932" calcext:value-type="float">
            <text:p>0.932</text:p>
          </table:table-cell>
          <table:table-cell table:formula="of:=IF([.H23] &lt;= 0.5; [.M23]; [.N23])" office:value-type="float" office:value="0.932" calcext:value-type="float">
            <text:p>0.932</text:p>
          </table:table-cell>
          <table:table-cell table:formula="of:= (2 * [.H23]) - [.O23]" office:value-type="float" office:value="0.868" calcext:value-type="float">
            <text:p>0.868</text:p>
          </table:table-cell>
          <table:table-cell table:formula="of:=[.F23] + (1/3)" office:value-type="float" office:value="0.916666666666667" calcext:value-type="float">
            <text:p>0.916666666666667</text:p>
          </table:table-cell>
          <table:table-cell table:formula="of:=[.F23]" office:value-type="float" office:value="0.583333333333333" calcext:value-type="float">
            <text:p>0.583333333333333</text:p>
          </table:table-cell>
          <table:table-cell table:formula="of:=[.F23] - (1/3)" office:value-type="float" office:value="0.25" calcext:value-type="float">
            <text:p>0.25</text:p>
          </table:table-cell>
          <table:table-cell table:formula="of:=IF([.Q23]&lt;0; [.Q23]+1; IF([.Q23]&gt;1; [.Q23]-1; [.Q23]))" office:value-type="float" office:value="0.916666666666667" calcext:value-type="float">
            <text:p>0.916666666666667</text:p>
          </table:table-cell>
          <table:table-cell table:formula="of:=IF([.R23]&lt;0; [.R23]+1; IF([.R23]&gt;1; [.R23]-1; [.R23]))" office:value-type="float" office:value="0.583333333333333" calcext:value-type="float">
            <text:p>0.583333333333333</text:p>
          </table:table-cell>
          <table:table-cell table:formula="of:=IF([.S23]&lt;0; [.S23]+1; IF([.S23]&gt;1; [.S23]-1; [.S23]))" office:value-type="float" office:value="0.25" calcext:value-type="float">
            <text:p>0.25</text:p>
          </table:table-cell>
          <table:table-cell table:formula="of:=IF((6* [.T23]) &lt; 1; TRUE(); FALSE())" office:value-type="boolean" office:boolean-value="false" calcext:value-type="boolean">
            <text:p>FALSE</text:p>
          </table:table-cell>
          <table:table-cell table:formula="of:=IF((2* [.T23]) &lt; 1; TRUE(); FALSE())" office:value-type="boolean" office:boolean-value="false" calcext:value-type="boolean">
            <text:p>FALSE</text:p>
          </table:table-cell>
          <table:table-cell table:formula="of:=IF((3* [.T23]) &lt; 2; TRUE(); FALSE())" office:value-type="boolean" office:boolean-value="false" calcext:value-type="boolean">
            <text:p>FALSE</text:p>
          </table:table-cell>
          <table:table-cell table:formula="of:=IF((6* [.U23]) &lt; 1; TRUE(); FALSE())" office:value-type="boolean" office:boolean-value="false" calcext:value-type="boolean">
            <text:p>FALSE</text:p>
          </table:table-cell>
          <table:table-cell table:formula="of:=IF((2* [.U23]) &lt; 1; TRUE(); FALSE())" office:value-type="boolean" office:boolean-value="false" calcext:value-type="boolean">
            <text:p>FALSE</text:p>
          </table:table-cell>
          <table:table-cell table:formula="of:=IF((3* [.U23]) &lt; 2; TRUE(); FALSE())" office:value-type="boolean" office:boolean-value="true" calcext:value-type="boolean">
            <text:p>TRUE</text:p>
          </table:table-cell>
          <table:table-cell table:formula="of:=IF((6* [.V23]) &lt; 1; TRUE(); FALSE())" office:value-type="boolean" office:boolean-value="false" calcext:value-type="boolean">
            <text:p>FALSE</text:p>
          </table:table-cell>
          <table:table-cell table:formula="of:=IF((2* [.V23]) &lt; 1; TRUE(); FALSE())" office:value-type="boolean" office:boolean-value="true" calcext:value-type="boolean">
            <text:p>TRUE</text:p>
          </table:table-cell>
          <table:table-cell table:formula="of:=IF((3* [.V23]) &lt; 2; TRUE(); FALSE())" office:value-type="boolean" office:boolean-value="true" calcext:value-type="boolean">
            <text:p>TRUE</text:p>
          </table:table-cell>
          <table:table-cell table:formula="of:=IF([.W23]; [.$P23] + ([.$O23] - [.$P23]) * 6 * [.T23]; IF([.X23]; [.$O23]; IF([.Y23]; [.$P23] + (([.$O23] - [.$P23]) * ((2/3) - [.T23]) * 6); [.$P23])))" office:value-type="float" office:value="0.868" calcext:value-type="float">
            <text:p>0.868</text:p>
          </table:table-cell>
          <table:table-cell table:formula="of:=IF([.Z23]; [.$P23] + ([.$O23] - [.$P23]) * 6 * [.U23]; IF([.AA23]; [.$O23]; IF([.AB23]; [.$P23] + (([.$O23] - [.$P23]) * ((2/3) - [.U23]) * 6); [.$P23])))" office:value-type="float" office:value="0.9" calcext:value-type="float">
            <text:p>0.9</text:p>
          </table:table-cell>
          <table:table-cell table:formula="of:=IF([.AC23]; [.$P23] + ([.$O23] - [.$P23]) * 6 * [.V23]; IF([.AD23]; [.$O23]; IF([.AE23]; [.$P23] + (([.$O23] - [.$P23]) * ((2/3) - [.V23]) * 6); [.$P23])))" office:value-type="float" office:value="0.932" calcext:value-type="float">
            <text:p>0.932</text:p>
          </table:table-cell>
          <table:table-cell table:formula="of:=ROUND([.AF23]*255)" office:value-type="float" office:value="221" calcext:value-type="float">
            <text:p>221</text:p>
          </table:table-cell>
          <table:table-cell table:formula="of:=ROUND([.AG23]*255)" office:value-type="float" office:value="230" calcext:value-type="float">
            <text:p>230</text:p>
          </table:table-cell>
          <table:table-cell table:formula="of:=ROUND([.AH23]*255)" office:value-type="float" office:value="238" calcext:value-type="float">
            <text:p>238</text:p>
          </table:table-cell>
        </table:table-row>
        <table:table-row table:style-name="ro3">
          <table:table-cell table:formula="of:=[.A23]" office:value-type="float" office:value="210" calcext:value-type="float">
            <text:p>210</text:p>
          </table:table-cell>
          <table:table-cell table:formula="of:=[.B23]" office:value-type="float" office:value="32" calcext:value-type="float">
            <text:p>32</text:p>
          </table:table-cell>
          <table:table-cell table:formula="of:=IF([.C$5]=[.C23]; 5; [.C23]+5)" office:value-type="float" office:value="95" calcext:value-type="float">
            <text:p>95</text:p>
          </table:table-cell>
          <table:table-cell table:formula="of:=[.AI24]&amp;&quot;, &quot;&amp;[.AJ24]&amp;&quot;, &quot;&amp;[.AK24]" office:value-type="string" office:string-value="238, 242, 246" calcext:value-type="string">
            <text:p>238, 242, 246</text:p>
          </table:table-cell>
          <table:table-cell table:formula="of:=DEC2HEX([.AI24]; 2)&amp;DEC2HEX([.AJ24]; 2)&amp;DEC2HEX([.AK24]; 2)" office:value-type="string" office:string-value="EEF2F6" calcext:value-type="string">
            <text:p>EEF2F6</text:p>
          </table:table-cell>
          <table:table-cell table:formula="of:=[.A24]/360" office:value-type="float" office:value="0.583333333333333" calcext:value-type="float">
            <text:p>0.583333333333333</text:p>
          </table:table-cell>
          <table:table-cell table:formula="of:=[.B24]/100" office:value-type="float" office:value="0.32" calcext:value-type="float">
            <text:p>0.32</text:p>
          </table:table-cell>
          <table:table-cell table:formula="of:=[.C24]/100" office:value-type="float" office:value="0.95" calcext:value-type="float">
            <text:p>0.95</text:p>
          </table:table-cell>
          <table:table-cell table:formula="of:=IF([.B24]&gt;0; TRUE(); FALSE())" office:value-type="boolean" office:boolean-value="true" calcext:value-type="boolean">
            <text:p>TRUE</text:p>
          </table:table-cell>
          <table:table-cell table:formula="of:=IF([.I24]; &quot;&quot;; ROUND([.C24]*2.55))">
            <text:p/>
          </table:table-cell>
          <table:table-cell table:formula="of:=[.J24]">
            <text:p/>
          </table:table-cell>
          <table:table-cell table:formula="of:=[.J24]">
            <text:p/>
          </table:table-cell>
          <table:table-cell table:formula="of:=[.H24] * (1 + [.G24])" office:value-type="float" office:value="1.254" calcext:value-type="float">
            <text:p>1.254</text:p>
          </table:table-cell>
          <table:table-cell table:formula="of:= ([.H24] + [.G24]) - ([.H24] * [.G24])" office:value-type="float" office:value="0.966" calcext:value-type="float">
            <text:p>0.966</text:p>
          </table:table-cell>
          <table:table-cell table:formula="of:=IF([.H24] &lt;= 0.5; [.M24]; [.N24])" office:value-type="float" office:value="0.966" calcext:value-type="float">
            <text:p>0.966</text:p>
          </table:table-cell>
          <table:table-cell table:formula="of:= (2 * [.H24]) - [.O24]" office:value-type="float" office:value="0.934" calcext:value-type="float">
            <text:p>0.934</text:p>
          </table:table-cell>
          <table:table-cell table:formula="of:=[.F24] + (1/3)" office:value-type="float" office:value="0.916666666666667" calcext:value-type="float">
            <text:p>0.916666666666667</text:p>
          </table:table-cell>
          <table:table-cell table:formula="of:=[.F24]" office:value-type="float" office:value="0.583333333333333" calcext:value-type="float">
            <text:p>0.583333333333333</text:p>
          </table:table-cell>
          <table:table-cell table:formula="of:=[.F24] - (1/3)" office:value-type="float" office:value="0.25" calcext:value-type="float">
            <text:p>0.25</text:p>
          </table:table-cell>
          <table:table-cell table:formula="of:=IF([.Q24]&lt;0; [.Q24]+1; IF([.Q24]&gt;1; [.Q24]-1; [.Q24]))" office:value-type="float" office:value="0.916666666666667" calcext:value-type="float">
            <text:p>0.916666666666667</text:p>
          </table:table-cell>
          <table:table-cell table:formula="of:=IF([.R24]&lt;0; [.R24]+1; IF([.R24]&gt;1; [.R24]-1; [.R24]))" office:value-type="float" office:value="0.583333333333333" calcext:value-type="float">
            <text:p>0.583333333333333</text:p>
          </table:table-cell>
          <table:table-cell table:formula="of:=IF([.S24]&lt;0; [.S24]+1; IF([.S24]&gt;1; [.S24]-1; [.S24]))" office:value-type="float" office:value="0.25" calcext:value-type="float">
            <text:p>0.25</text:p>
          </table:table-cell>
          <table:table-cell table:formula="of:=IF((6* [.T24]) &lt; 1; TRUE(); FALSE())" office:value-type="boolean" office:boolean-value="false" calcext:value-type="boolean">
            <text:p>FALSE</text:p>
          </table:table-cell>
          <table:table-cell table:formula="of:=IF((2* [.T24]) &lt; 1; TRUE(); FALSE())" office:value-type="boolean" office:boolean-value="false" calcext:value-type="boolean">
            <text:p>FALSE</text:p>
          </table:table-cell>
          <table:table-cell table:formula="of:=IF((3* [.T24]) &lt; 2; TRUE(); FALSE())" office:value-type="boolean" office:boolean-value="false" calcext:value-type="boolean">
            <text:p>FALSE</text:p>
          </table:table-cell>
          <table:table-cell table:formula="of:=IF((6* [.U24]) &lt; 1; TRUE(); FALSE())" office:value-type="boolean" office:boolean-value="false" calcext:value-type="boolean">
            <text:p>FALSE</text:p>
          </table:table-cell>
          <table:table-cell table:formula="of:=IF((2* [.U24]) &lt; 1; TRUE(); FALSE())" office:value-type="boolean" office:boolean-value="false" calcext:value-type="boolean">
            <text:p>FALSE</text:p>
          </table:table-cell>
          <table:table-cell table:formula="of:=IF((3* [.U24]) &lt; 2; TRUE(); FALSE())" office:value-type="boolean" office:boolean-value="true" calcext:value-type="boolean">
            <text:p>TRUE</text:p>
          </table:table-cell>
          <table:table-cell table:formula="of:=IF((6* [.V24]) &lt; 1; TRUE(); FALSE())" office:value-type="boolean" office:boolean-value="false" calcext:value-type="boolean">
            <text:p>FALSE</text:p>
          </table:table-cell>
          <table:table-cell table:formula="of:=IF((2* [.V24]) &lt; 1; TRUE(); FALSE())" office:value-type="boolean" office:boolean-value="true" calcext:value-type="boolean">
            <text:p>TRUE</text:p>
          </table:table-cell>
          <table:table-cell table:formula="of:=IF((3* [.V24]) &lt; 2; TRUE(); FALSE())" office:value-type="boolean" office:boolean-value="true" calcext:value-type="boolean">
            <text:p>TRUE</text:p>
          </table:table-cell>
          <table:table-cell table:formula="of:=IF([.W24]; [.$P24] + ([.$O24] - [.$P24]) * 6 * [.T24]; IF([.X24]; [.$O24]; IF([.Y24]; [.$P24] + (([.$O24] - [.$P24]) * ((2/3) - [.T24]) * 6); [.$P24])))" office:value-type="float" office:value="0.934" calcext:value-type="float">
            <text:p>0.934</text:p>
          </table:table-cell>
          <table:table-cell table:formula="of:=IF([.Z24]; [.$P24] + ([.$O24] - [.$P24]) * 6 * [.U24]; IF([.AA24]; [.$O24]; IF([.AB24]; [.$P24] + (([.$O24] - [.$P24]) * ((2/3) - [.U24]) * 6); [.$P24])))" office:value-type="float" office:value="0.95" calcext:value-type="float">
            <text:p>0.95</text:p>
          </table:table-cell>
          <table:table-cell table:formula="of:=IF([.AC24]; [.$P24] + ([.$O24] - [.$P24]) * 6 * [.V24]; IF([.AD24]; [.$O24]; IF([.AE24]; [.$P24] + (([.$O24] - [.$P24]) * ((2/3) - [.V24]) * 6); [.$P24])))" office:value-type="float" office:value="0.966" calcext:value-type="float">
            <text:p>0.966</text:p>
          </table:table-cell>
          <table:table-cell table:formula="of:=ROUND([.AF24]*255)" office:value-type="float" office:value="238" calcext:value-type="float">
            <text:p>238</text:p>
          </table:table-cell>
          <table:table-cell table:formula="of:=ROUND([.AG24]*255)" office:value-type="float" office:value="242" calcext:value-type="float">
            <text:p>242</text:p>
          </table:table-cell>
          <table:table-cell table:formula="of:=ROUND([.AH24]*255)" office:value-type="float" office:value="246" calcext:value-type="float">
            <text:p>246</text:p>
          </table:table-cell>
        </table:table-row>
        <table:table-row table:style-name="ro3">
          <table:table-cell table:formula="of:=[.A24]" office:value-type="float" office:value="210" calcext:value-type="float">
            <text:p>210</text:p>
          </table:table-cell>
          <table:table-cell table:formula="of:=[.B24]" office:value-type="float" office:value="32" calcext:value-type="float">
            <text:p>32</text:p>
          </table:table-cell>
          <table:table-cell table:style-name="Calc_20_Text_20__28_Alt_29_" table:formula="of:=[.C24]+1" office:value-type="float" office:value="96" calcext:value-type="float">
            <text:p>96</text:p>
          </table:table-cell>
          <table:table-cell table:formula="of:=[.AI25]&amp;&quot;, &quot;&amp;[.AJ25]&amp;&quot;, &quot;&amp;[.AK25]" office:value-type="string" office:string-value="242, 245, 248" calcext:value-type="string">
            <text:p>242, 245, 248</text:p>
          </table:table-cell>
          <table:table-cell table:formula="of:=DEC2HEX([.AI25]; 2)&amp;DEC2HEX([.AJ25]; 2)&amp;DEC2HEX([.AK25]; 2)" office:value-type="string" office:string-value="F2F5F8" calcext:value-type="string">
            <text:p>F2F5F8</text:p>
          </table:table-cell>
          <table:table-cell table:formula="of:=[.A25]/360" office:value-type="float" office:value="0.583333333333333" calcext:value-type="float">
            <text:p>0.583333333333333</text:p>
          </table:table-cell>
          <table:table-cell table:formula="of:=[.B25]/100" office:value-type="float" office:value="0.32" calcext:value-type="float">
            <text:p>0.32</text:p>
          </table:table-cell>
          <table:table-cell table:formula="of:=[.C25]/100" office:value-type="float" office:value="0.96" calcext:value-type="float">
            <text:p>0.96</text:p>
          </table:table-cell>
          <table:table-cell table:formula="of:=IF([.B25]&gt;0; TRUE(); FALSE())" office:value-type="boolean" office:boolean-value="true" calcext:value-type="boolean">
            <text:p>TRUE</text:p>
          </table:table-cell>
          <table:table-cell table:formula="of:=IF([.I25]; &quot;&quot;; ROUND([.C25]*2.55))">
            <text:p/>
          </table:table-cell>
          <table:table-cell table:formula="of:=[.J25]">
            <text:p/>
          </table:table-cell>
          <table:table-cell table:formula="of:=[.J25]">
            <text:p/>
          </table:table-cell>
          <table:table-cell table:formula="of:=[.H25] * (1 + [.G25])" office:value-type="float" office:value="1.2672" calcext:value-type="float">
            <text:p>1.2672</text:p>
          </table:table-cell>
          <table:table-cell table:formula="of:= ([.H25] + [.G25]) - ([.H25] * [.G25])" office:value-type="float" office:value="0.9728" calcext:value-type="float">
            <text:p>0.9728</text:p>
          </table:table-cell>
          <table:table-cell table:formula="of:=IF([.H25] &lt;= 0.5; [.M25]; [.N25])" office:value-type="float" office:value="0.9728" calcext:value-type="float">
            <text:p>0.9728</text:p>
          </table:table-cell>
          <table:table-cell table:formula="of:= (2 * [.H25]) - [.O25]" office:value-type="float" office:value="0.9472" calcext:value-type="float">
            <text:p>0.9472</text:p>
          </table:table-cell>
          <table:table-cell table:formula="of:=[.F25] + (1/3)" office:value-type="float" office:value="0.916666666666667" calcext:value-type="float">
            <text:p>0.916666666666667</text:p>
          </table:table-cell>
          <table:table-cell table:formula="of:=[.F25]" office:value-type="float" office:value="0.583333333333333" calcext:value-type="float">
            <text:p>0.583333333333333</text:p>
          </table:table-cell>
          <table:table-cell table:formula="of:=[.F25] - (1/3)" office:value-type="float" office:value="0.25" calcext:value-type="float">
            <text:p>0.25</text:p>
          </table:table-cell>
          <table:table-cell table:formula="of:=IF([.Q25]&lt;0; [.Q25]+1; IF([.Q25]&gt;1; [.Q25]-1; [.Q25]))" office:value-type="float" office:value="0.916666666666667" calcext:value-type="float">
            <text:p>0.916666666666667</text:p>
          </table:table-cell>
          <table:table-cell table:formula="of:=IF([.R25]&lt;0; [.R25]+1; IF([.R25]&gt;1; [.R25]-1; [.R25]))" office:value-type="float" office:value="0.583333333333333" calcext:value-type="float">
            <text:p>0.583333333333333</text:p>
          </table:table-cell>
          <table:table-cell table:formula="of:=IF([.S25]&lt;0; [.S25]+1; IF([.S25]&gt;1; [.S25]-1; [.S25]))" office:value-type="float" office:value="0.25" calcext:value-type="float">
            <text:p>0.25</text:p>
          </table:table-cell>
          <table:table-cell table:formula="of:=IF((6* [.T25]) &lt; 1; TRUE(); FALSE())" office:value-type="boolean" office:boolean-value="false" calcext:value-type="boolean">
            <text:p>FALSE</text:p>
          </table:table-cell>
          <table:table-cell table:formula="of:=IF((2* [.T25]) &lt; 1; TRUE(); FALSE())" office:value-type="boolean" office:boolean-value="false" calcext:value-type="boolean">
            <text:p>FALSE</text:p>
          </table:table-cell>
          <table:table-cell table:formula="of:=IF((3* [.T25]) &lt; 2; TRUE(); FALSE())" office:value-type="boolean" office:boolean-value="false" calcext:value-type="boolean">
            <text:p>FALSE</text:p>
          </table:table-cell>
          <table:table-cell table:formula="of:=IF((6* [.U25]) &lt; 1; TRUE(); FALSE())" office:value-type="boolean" office:boolean-value="false" calcext:value-type="boolean">
            <text:p>FALSE</text:p>
          </table:table-cell>
          <table:table-cell table:formula="of:=IF((2* [.U25]) &lt; 1; TRUE(); FALSE())" office:value-type="boolean" office:boolean-value="false" calcext:value-type="boolean">
            <text:p>FALSE</text:p>
          </table:table-cell>
          <table:table-cell table:formula="of:=IF((3* [.U25]) &lt; 2; TRUE(); FALSE())" office:value-type="boolean" office:boolean-value="true" calcext:value-type="boolean">
            <text:p>TRUE</text:p>
          </table:table-cell>
          <table:table-cell table:formula="of:=IF((6* [.V25]) &lt; 1; TRUE(); FALSE())" office:value-type="boolean" office:boolean-value="false" calcext:value-type="boolean">
            <text:p>FALSE</text:p>
          </table:table-cell>
          <table:table-cell table:formula="of:=IF((2* [.V25]) &lt; 1; TRUE(); FALSE())" office:value-type="boolean" office:boolean-value="true" calcext:value-type="boolean">
            <text:p>TRUE</text:p>
          </table:table-cell>
          <table:table-cell table:formula="of:=IF((3* [.V25]) &lt; 2; TRUE(); FALSE())" office:value-type="boolean" office:boolean-value="true" calcext:value-type="boolean">
            <text:p>TRUE</text:p>
          </table:table-cell>
          <table:table-cell table:formula="of:=IF([.W25]; [.$P25] + ([.$O25] - [.$P25]) * 6 * [.T25]; IF([.X25]; [.$O25]; IF([.Y25]; [.$P25] + (([.$O25] - [.$P25]) * ((2/3) - [.T25]) * 6); [.$P25])))" office:value-type="float" office:value="0.9472" calcext:value-type="float">
            <text:p>0.9472</text:p>
          </table:table-cell>
          <table:table-cell table:formula="of:=IF([.Z25]; [.$P25] + ([.$O25] - [.$P25]) * 6 * [.U25]; IF([.AA25]; [.$O25]; IF([.AB25]; [.$P25] + (([.$O25] - [.$P25]) * ((2/3) - [.U25]) * 6); [.$P25])))" office:value-type="float" office:value="0.96" calcext:value-type="float">
            <text:p>0.96</text:p>
          </table:table-cell>
          <table:table-cell table:formula="of:=IF([.AC25]; [.$P25] + ([.$O25] - [.$P25]) * 6 * [.V25]; IF([.AD25]; [.$O25]; IF([.AE25]; [.$P25] + (([.$O25] - [.$P25]) * ((2/3) - [.V25]) * 6); [.$P25])))" office:value-type="float" office:value="0.9728" calcext:value-type="float">
            <text:p>0.9728</text:p>
          </table:table-cell>
          <table:table-cell table:formula="of:=ROUND([.AF25]*255)" office:value-type="float" office:value="242" calcext:value-type="float">
            <text:p>242</text:p>
          </table:table-cell>
          <table:table-cell table:formula="of:=ROUND([.AG25]*255)" office:value-type="float" office:value="245" calcext:value-type="float">
            <text:p>245</text:p>
          </table:table-cell>
          <table:table-cell table:formula="of:=ROUND([.AH25]*255)" office:value-type="float" office:value="248" calcext:value-type="float">
            <text:p>248</text:p>
          </table:table-cell>
        </table:table-row>
        <table:table-row table:style-name="ro3">
          <table:table-cell table:formula="of:=[.A25]" office:value-type="float" office:value="210" calcext:value-type="float">
            <text:p>210</text:p>
          </table:table-cell>
          <table:table-cell table:formula="of:=[.B25]" office:value-type="float" office:value="32" calcext:value-type="float">
            <text:p>32</text:p>
          </table:table-cell>
          <table:table-cell table:style-name="Calc_20_Text_20__28_Alt_29_" table:formula="of:=[.C25]+1" office:value-type="float" office:value="97" calcext:value-type="float">
            <text:p>97</text:p>
          </table:table-cell>
          <table:table-cell table:formula="of:=[.AI26]&amp;&quot;, &quot;&amp;[.AJ26]&amp;&quot;, &quot;&amp;[.AK26]" office:value-type="string" office:string-value="245, 247, 250" calcext:value-type="string">
            <text:p>245, 247, 250</text:p>
          </table:table-cell>
          <table:table-cell table:formula="of:=DEC2HEX([.AI26]; 2)&amp;DEC2HEX([.AJ26]; 2)&amp;DEC2HEX([.AK26]; 2)" office:value-type="string" office:string-value="F5F7FA" calcext:value-type="string">
            <text:p>F5F7FA</text:p>
          </table:table-cell>
          <table:table-cell table:formula="of:=[.A26]/360" office:value-type="float" office:value="0.583333333333333" calcext:value-type="float">
            <text:p>0.583333333333333</text:p>
          </table:table-cell>
          <table:table-cell table:formula="of:=[.B26]/100" office:value-type="float" office:value="0.32" calcext:value-type="float">
            <text:p>0.32</text:p>
          </table:table-cell>
          <table:table-cell table:formula="of:=[.C26]/100" office:value-type="float" office:value="0.97" calcext:value-type="float">
            <text:p>0.97</text:p>
          </table:table-cell>
          <table:table-cell table:formula="of:=IF([.B26]&gt;0; TRUE(); FALSE())" office:value-type="boolean" office:boolean-value="true" calcext:value-type="boolean">
            <text:p>TRUE</text:p>
          </table:table-cell>
          <table:table-cell table:formula="of:=IF([.I26]; &quot;&quot;; ROUND([.C26]*2.55))">
            <text:p/>
          </table:table-cell>
          <table:table-cell table:formula="of:=[.J26]">
            <text:p/>
          </table:table-cell>
          <table:table-cell table:formula="of:=[.J26]">
            <text:p/>
          </table:table-cell>
          <table:table-cell table:formula="of:=[.H26] * (1 + [.G26])" office:value-type="float" office:value="1.2804" calcext:value-type="float">
            <text:p>1.2804</text:p>
          </table:table-cell>
          <table:table-cell table:formula="of:= ([.H26] + [.G26]) - ([.H26] * [.G26])" office:value-type="float" office:value="0.9796" calcext:value-type="float">
            <text:p>0.9796</text:p>
          </table:table-cell>
          <table:table-cell table:formula="of:=IF([.H26] &lt;= 0.5; [.M26]; [.N26])" office:value-type="float" office:value="0.9796" calcext:value-type="float">
            <text:p>0.9796</text:p>
          </table:table-cell>
          <table:table-cell table:formula="of:= (2 * [.H26]) - [.O26]" office:value-type="float" office:value="0.9604" calcext:value-type="float">
            <text:p>0.9604</text:p>
          </table:table-cell>
          <table:table-cell table:formula="of:=[.F26] + (1/3)" office:value-type="float" office:value="0.916666666666667" calcext:value-type="float">
            <text:p>0.916666666666667</text:p>
          </table:table-cell>
          <table:table-cell table:formula="of:=[.F26]" office:value-type="float" office:value="0.583333333333333" calcext:value-type="float">
            <text:p>0.583333333333333</text:p>
          </table:table-cell>
          <table:table-cell table:formula="of:=[.F26] - (1/3)" office:value-type="float" office:value="0.25" calcext:value-type="float">
            <text:p>0.25</text:p>
          </table:table-cell>
          <table:table-cell table:formula="of:=IF([.Q26]&lt;0; [.Q26]+1; IF([.Q26]&gt;1; [.Q26]-1; [.Q26]))" office:value-type="float" office:value="0.916666666666667" calcext:value-type="float">
            <text:p>0.916666666666667</text:p>
          </table:table-cell>
          <table:table-cell table:formula="of:=IF([.R26]&lt;0; [.R26]+1; IF([.R26]&gt;1; [.R26]-1; [.R26]))" office:value-type="float" office:value="0.583333333333333" calcext:value-type="float">
            <text:p>0.583333333333333</text:p>
          </table:table-cell>
          <table:table-cell table:formula="of:=IF([.S26]&lt;0; [.S26]+1; IF([.S26]&gt;1; [.S26]-1; [.S26]))" office:value-type="float" office:value="0.25" calcext:value-type="float">
            <text:p>0.25</text:p>
          </table:table-cell>
          <table:table-cell table:formula="of:=IF((6* [.T26]) &lt; 1; TRUE(); FALSE())" office:value-type="boolean" office:boolean-value="false" calcext:value-type="boolean">
            <text:p>FALSE</text:p>
          </table:table-cell>
          <table:table-cell table:formula="of:=IF((2* [.T26]) &lt; 1; TRUE(); FALSE())" office:value-type="boolean" office:boolean-value="false" calcext:value-type="boolean">
            <text:p>FALSE</text:p>
          </table:table-cell>
          <table:table-cell table:formula="of:=IF((3* [.T26]) &lt; 2; TRUE(); FALSE())" office:value-type="boolean" office:boolean-value="false" calcext:value-type="boolean">
            <text:p>FALSE</text:p>
          </table:table-cell>
          <table:table-cell table:formula="of:=IF((6* [.U26]) &lt; 1; TRUE(); FALSE())" office:value-type="boolean" office:boolean-value="false" calcext:value-type="boolean">
            <text:p>FALSE</text:p>
          </table:table-cell>
          <table:table-cell table:formula="of:=IF((2* [.U26]) &lt; 1; TRUE(); FALSE())" office:value-type="boolean" office:boolean-value="false" calcext:value-type="boolean">
            <text:p>FALSE</text:p>
          </table:table-cell>
          <table:table-cell table:formula="of:=IF((3* [.U26]) &lt; 2; TRUE(); FALSE())" office:value-type="boolean" office:boolean-value="true" calcext:value-type="boolean">
            <text:p>TRUE</text:p>
          </table:table-cell>
          <table:table-cell table:formula="of:=IF((6* [.V26]) &lt; 1; TRUE(); FALSE())" office:value-type="boolean" office:boolean-value="false" calcext:value-type="boolean">
            <text:p>FALSE</text:p>
          </table:table-cell>
          <table:table-cell table:formula="of:=IF((2* [.V26]) &lt; 1; TRUE(); FALSE())" office:value-type="boolean" office:boolean-value="true" calcext:value-type="boolean">
            <text:p>TRUE</text:p>
          </table:table-cell>
          <table:table-cell table:formula="of:=IF((3* [.V26]) &lt; 2; TRUE(); FALSE())" office:value-type="boolean" office:boolean-value="true" calcext:value-type="boolean">
            <text:p>TRUE</text:p>
          </table:table-cell>
          <table:table-cell table:formula="of:=IF([.W26]; [.$P26] + ([.$O26] - [.$P26]) * 6 * [.T26]; IF([.X26]; [.$O26]; IF([.Y26]; [.$P26] + (([.$O26] - [.$P26]) * ((2/3) - [.T26]) * 6); [.$P26])))" office:value-type="float" office:value="0.9604" calcext:value-type="float">
            <text:p>0.9604</text:p>
          </table:table-cell>
          <table:table-cell table:formula="of:=IF([.Z26]; [.$P26] + ([.$O26] - [.$P26]) * 6 * [.U26]; IF([.AA26]; [.$O26]; IF([.AB26]; [.$P26] + (([.$O26] - [.$P26]) * ((2/3) - [.U26]) * 6); [.$P26])))" office:value-type="float" office:value="0.97" calcext:value-type="float">
            <text:p>0.97</text:p>
          </table:table-cell>
          <table:table-cell table:formula="of:=IF([.AC26]; [.$P26] + ([.$O26] - [.$P26]) * 6 * [.V26]; IF([.AD26]; [.$O26]; IF([.AE26]; [.$P26] + (([.$O26] - [.$P26]) * ((2/3) - [.V26]) * 6); [.$P26])))" office:value-type="float" office:value="0.9796" calcext:value-type="float">
            <text:p>0.9796</text:p>
          </table:table-cell>
          <table:table-cell table:formula="of:=ROUND([.AF26]*255)" office:value-type="float" office:value="245" calcext:value-type="float">
            <text:p>245</text:p>
          </table:table-cell>
          <table:table-cell table:formula="of:=ROUND([.AG26]*255)" office:value-type="float" office:value="247" calcext:value-type="float">
            <text:p>247</text:p>
          </table:table-cell>
          <table:table-cell table:formula="of:=ROUND([.AH26]*255)" office:value-type="float" office:value="250" calcext:value-type="float">
            <text:p>250</text:p>
          </table:table-cell>
        </table:table-row>
        <table:table-row table:style-name="ro3">
          <table:table-cell table:formula="of:=[.A26]" office:value-type="float" office:value="210" calcext:value-type="float">
            <text:p>210</text:p>
          </table:table-cell>
          <table:table-cell table:formula="of:=[.B26]" office:value-type="float" office:value="32" calcext:value-type="float">
            <text:p>32</text:p>
          </table:table-cell>
          <table:table-cell table:style-name="Calc_20_Text_20__28_Alt_29_" table:formula="of:=[.C26]+1" office:value-type="float" office:value="98" calcext:value-type="float">
            <text:p>98</text:p>
          </table:table-cell>
          <table:table-cell table:formula="of:=[.AI27]&amp;&quot;, &quot;&amp;[.AJ27]&amp;&quot;, &quot;&amp;[.AK27]" office:value-type="string" office:string-value="248, 250, 252" calcext:value-type="string">
            <text:p>248, 250, 252</text:p>
          </table:table-cell>
          <table:table-cell table:formula="of:=DEC2HEX([.AI27]; 2)&amp;DEC2HEX([.AJ27]; 2)&amp;DEC2HEX([.AK27]; 2)" office:value-type="string" office:string-value="F8FAFC" calcext:value-type="string">
            <text:p>F8FAFC</text:p>
          </table:table-cell>
          <table:table-cell table:formula="of:=[.A27]/360" office:value-type="float" office:value="0.583333333333333" calcext:value-type="float">
            <text:p>0.583333333333333</text:p>
          </table:table-cell>
          <table:table-cell table:formula="of:=[.B27]/100" office:value-type="float" office:value="0.32" calcext:value-type="float">
            <text:p>0.32</text:p>
          </table:table-cell>
          <table:table-cell table:formula="of:=[.C27]/100" office:value-type="float" office:value="0.98" calcext:value-type="float">
            <text:p>0.98</text:p>
          </table:table-cell>
          <table:table-cell table:formula="of:=IF([.B27]&gt;0; TRUE(); FALSE())" office:value-type="boolean" office:boolean-value="true" calcext:value-type="boolean">
            <text:p>TRUE</text:p>
          </table:table-cell>
          <table:table-cell table:formula="of:=IF([.I27]; &quot;&quot;; ROUND([.C27]*2.55))">
            <text:p/>
          </table:table-cell>
          <table:table-cell table:formula="of:=[.J27]">
            <text:p/>
          </table:table-cell>
          <table:table-cell table:formula="of:=[.J27]">
            <text:p/>
          </table:table-cell>
          <table:table-cell table:formula="of:=[.H27] * (1 + [.G27])" office:value-type="float" office:value="1.2936" calcext:value-type="float">
            <text:p>1.2936</text:p>
          </table:table-cell>
          <table:table-cell table:formula="of:= ([.H27] + [.G27]) - ([.H27] * [.G27])" office:value-type="float" office:value="0.9864" calcext:value-type="float">
            <text:p>0.9864</text:p>
          </table:table-cell>
          <table:table-cell table:formula="of:=IF([.H27] &lt;= 0.5; [.M27]; [.N27])" office:value-type="float" office:value="0.9864" calcext:value-type="float">
            <text:p>0.9864</text:p>
          </table:table-cell>
          <table:table-cell table:formula="of:= (2 * [.H27]) - [.O27]" office:value-type="float" office:value="0.9736" calcext:value-type="float">
            <text:p>0.9736</text:p>
          </table:table-cell>
          <table:table-cell table:formula="of:=[.F27] + (1/3)" office:value-type="float" office:value="0.916666666666667" calcext:value-type="float">
            <text:p>0.916666666666667</text:p>
          </table:table-cell>
          <table:table-cell table:formula="of:=[.F27]" office:value-type="float" office:value="0.583333333333333" calcext:value-type="float">
            <text:p>0.583333333333333</text:p>
          </table:table-cell>
          <table:table-cell table:formula="of:=[.F27] - (1/3)" office:value-type="float" office:value="0.25" calcext:value-type="float">
            <text:p>0.25</text:p>
          </table:table-cell>
          <table:table-cell table:formula="of:=IF([.Q27]&lt;0; [.Q27]+1; IF([.Q27]&gt;1; [.Q27]-1; [.Q27]))" office:value-type="float" office:value="0.916666666666667" calcext:value-type="float">
            <text:p>0.916666666666667</text:p>
          </table:table-cell>
          <table:table-cell table:formula="of:=IF([.R27]&lt;0; [.R27]+1; IF([.R27]&gt;1; [.R27]-1; [.R27]))" office:value-type="float" office:value="0.583333333333333" calcext:value-type="float">
            <text:p>0.583333333333333</text:p>
          </table:table-cell>
          <table:table-cell table:formula="of:=IF([.S27]&lt;0; [.S27]+1; IF([.S27]&gt;1; [.S27]-1; [.S27]))" office:value-type="float" office:value="0.25" calcext:value-type="float">
            <text:p>0.25</text:p>
          </table:table-cell>
          <table:table-cell table:formula="of:=IF((6* [.T27]) &lt; 1; TRUE(); FALSE())" office:value-type="boolean" office:boolean-value="false" calcext:value-type="boolean">
            <text:p>FALSE</text:p>
          </table:table-cell>
          <table:table-cell table:formula="of:=IF((2* [.T27]) &lt; 1; TRUE(); FALSE())" office:value-type="boolean" office:boolean-value="false" calcext:value-type="boolean">
            <text:p>FALSE</text:p>
          </table:table-cell>
          <table:table-cell table:formula="of:=IF((3* [.T27]) &lt; 2; TRUE(); FALSE())" office:value-type="boolean" office:boolean-value="false" calcext:value-type="boolean">
            <text:p>FALSE</text:p>
          </table:table-cell>
          <table:table-cell table:formula="of:=IF((6* [.U27]) &lt; 1; TRUE(); FALSE())" office:value-type="boolean" office:boolean-value="false" calcext:value-type="boolean">
            <text:p>FALSE</text:p>
          </table:table-cell>
          <table:table-cell table:formula="of:=IF((2* [.U27]) &lt; 1; TRUE(); FALSE())" office:value-type="boolean" office:boolean-value="false" calcext:value-type="boolean">
            <text:p>FALSE</text:p>
          </table:table-cell>
          <table:table-cell table:formula="of:=IF((3* [.U27]) &lt; 2; TRUE(); FALSE())" office:value-type="boolean" office:boolean-value="true" calcext:value-type="boolean">
            <text:p>TRUE</text:p>
          </table:table-cell>
          <table:table-cell table:formula="of:=IF((6* [.V27]) &lt; 1; TRUE(); FALSE())" office:value-type="boolean" office:boolean-value="false" calcext:value-type="boolean">
            <text:p>FALSE</text:p>
          </table:table-cell>
          <table:table-cell table:formula="of:=IF((2* [.V27]) &lt; 1; TRUE(); FALSE())" office:value-type="boolean" office:boolean-value="true" calcext:value-type="boolean">
            <text:p>TRUE</text:p>
          </table:table-cell>
          <table:table-cell table:formula="of:=IF((3* [.V27]) &lt; 2; TRUE(); FALSE())" office:value-type="boolean" office:boolean-value="true" calcext:value-type="boolean">
            <text:p>TRUE</text:p>
          </table:table-cell>
          <table:table-cell table:formula="of:=IF([.W27]; [.$P27] + ([.$O27] - [.$P27]) * 6 * [.T27]; IF([.X27]; [.$O27]; IF([.Y27]; [.$P27] + (([.$O27] - [.$P27]) * ((2/3) - [.T27]) * 6); [.$P27])))" office:value-type="float" office:value="0.9736" calcext:value-type="float">
            <text:p>0.9736</text:p>
          </table:table-cell>
          <table:table-cell table:formula="of:=IF([.Z27]; [.$P27] + ([.$O27] - [.$P27]) * 6 * [.U27]; IF([.AA27]; [.$O27]; IF([.AB27]; [.$P27] + (([.$O27] - [.$P27]) * ((2/3) - [.U27]) * 6); [.$P27])))" office:value-type="float" office:value="0.98" calcext:value-type="float">
            <text:p>0.98</text:p>
          </table:table-cell>
          <table:table-cell table:formula="of:=IF([.AC27]; [.$P27] + ([.$O27] - [.$P27]) * 6 * [.V27]; IF([.AD27]; [.$O27]; IF([.AE27]; [.$P27] + (([.$O27] - [.$P27]) * ((2/3) - [.V27]) * 6); [.$P27])))" office:value-type="float" office:value="0.9864" calcext:value-type="float">
            <text:p>0.9864</text:p>
          </table:table-cell>
          <table:table-cell table:formula="of:=ROUND([.AF27]*255)" office:value-type="float" office:value="248" calcext:value-type="float">
            <text:p>248</text:p>
          </table:table-cell>
          <table:table-cell table:formula="of:=ROUND([.AG27]*255)" office:value-type="float" office:value="250" calcext:value-type="float">
            <text:p>250</text:p>
          </table:table-cell>
          <table:table-cell table:formula="of:=ROUND([.AH27]*255)" office:value-type="float" office:value="252" calcext:value-type="float">
            <text:p>252</text:p>
          </table:table-cell>
        </table:table-row>
        <table:table-row table:style-name="ro3">
          <table:table-cell table:formula="of:=[.A27]" office:value-type="float" office:value="210" calcext:value-type="float">
            <text:p>210</text:p>
          </table:table-cell>
          <table:table-cell table:formula="of:=[.B27]" office:value-type="float" office:value="32" calcext:value-type="float">
            <text:p>32</text:p>
          </table:table-cell>
          <table:table-cell table:style-name="Calc_20_Text_20__28_Alt_29_" table:formula="of:=[.C27]+1" office:value-type="float" office:value="99" calcext:value-type="float">
            <text:p>99</text:p>
          </table:table-cell>
          <table:table-cell table:formula="of:=[.AI28]&amp;&quot;, &quot;&amp;[.AJ28]&amp;&quot;, &quot;&amp;[.AK28]" office:value-type="string" office:string-value="252, 252, 253" calcext:value-type="string">
            <text:p>252, 252, 253</text:p>
          </table:table-cell>
          <table:table-cell table:formula="of:=DEC2HEX([.AI28]; 2)&amp;DEC2HEX([.AJ28]; 2)&amp;DEC2HEX([.AK28]; 2)" office:value-type="string" office:string-value="FCFCFD" calcext:value-type="string">
            <text:p>FCFCFD</text:p>
          </table:table-cell>
          <table:table-cell table:formula="of:=[.A28]/360" office:value-type="float" office:value="0.583333333333333" calcext:value-type="float">
            <text:p>0.583333333333333</text:p>
          </table:table-cell>
          <table:table-cell table:formula="of:=[.B28]/100" office:value-type="float" office:value="0.32" calcext:value-type="float">
            <text:p>0.32</text:p>
          </table:table-cell>
          <table:table-cell table:formula="of:=[.C28]/100" office:value-type="float" office:value="0.99" calcext:value-type="float">
            <text:p>0.99</text:p>
          </table:table-cell>
          <table:table-cell table:formula="of:=IF([.B28]&gt;0; TRUE(); FALSE())" office:value-type="boolean" office:boolean-value="true" calcext:value-type="boolean">
            <text:p>TRUE</text:p>
          </table:table-cell>
          <table:table-cell table:formula="of:=IF([.I28]; &quot;&quot;; ROUND([.C28]*2.55))">
            <text:p/>
          </table:table-cell>
          <table:table-cell table:formula="of:=[.J28]">
            <text:p/>
          </table:table-cell>
          <table:table-cell table:formula="of:=[.J28]">
            <text:p/>
          </table:table-cell>
          <table:table-cell table:formula="of:=[.H28] * (1 + [.G28])" office:value-type="float" office:value="1.3068" calcext:value-type="float">
            <text:p>1.3068</text:p>
          </table:table-cell>
          <table:table-cell table:formula="of:= ([.H28] + [.G28]) - ([.H28] * [.G28])" office:value-type="float" office:value="0.9932" calcext:value-type="float">
            <text:p>0.9932</text:p>
          </table:table-cell>
          <table:table-cell table:formula="of:=IF([.H28] &lt;= 0.5; [.M28]; [.N28])" office:value-type="float" office:value="0.9932" calcext:value-type="float">
            <text:p>0.9932</text:p>
          </table:table-cell>
          <table:table-cell table:formula="of:= (2 * [.H28]) - [.O28]" office:value-type="float" office:value="0.9868" calcext:value-type="float">
            <text:p>0.9868</text:p>
          </table:table-cell>
          <table:table-cell table:formula="of:=[.F28] + (1/3)" office:value-type="float" office:value="0.916666666666667" calcext:value-type="float">
            <text:p>0.916666666666667</text:p>
          </table:table-cell>
          <table:table-cell table:formula="of:=[.F28]" office:value-type="float" office:value="0.583333333333333" calcext:value-type="float">
            <text:p>0.583333333333333</text:p>
          </table:table-cell>
          <table:table-cell table:formula="of:=[.F28] - (1/3)" office:value-type="float" office:value="0.25" calcext:value-type="float">
            <text:p>0.25</text:p>
          </table:table-cell>
          <table:table-cell table:formula="of:=IF([.Q28]&lt;0; [.Q28]+1; IF([.Q28]&gt;1; [.Q28]-1; [.Q28]))" office:value-type="float" office:value="0.916666666666667" calcext:value-type="float">
            <text:p>0.916666666666667</text:p>
          </table:table-cell>
          <table:table-cell table:formula="of:=IF([.R28]&lt;0; [.R28]+1; IF([.R28]&gt;1; [.R28]-1; [.R28]))" office:value-type="float" office:value="0.583333333333333" calcext:value-type="float">
            <text:p>0.583333333333333</text:p>
          </table:table-cell>
          <table:table-cell table:formula="of:=IF([.S28]&lt;0; [.S28]+1; IF([.S28]&gt;1; [.S28]-1; [.S28]))" office:value-type="float" office:value="0.25" calcext:value-type="float">
            <text:p>0.25</text:p>
          </table:table-cell>
          <table:table-cell table:formula="of:=IF((6* [.T28]) &lt; 1; TRUE(); FALSE())" office:value-type="boolean" office:boolean-value="false" calcext:value-type="boolean">
            <text:p>FALSE</text:p>
          </table:table-cell>
          <table:table-cell table:formula="of:=IF((2* [.T28]) &lt; 1; TRUE(); FALSE())" office:value-type="boolean" office:boolean-value="false" calcext:value-type="boolean">
            <text:p>FALSE</text:p>
          </table:table-cell>
          <table:table-cell table:formula="of:=IF((3* [.T28]) &lt; 2; TRUE(); FALSE())" office:value-type="boolean" office:boolean-value="false" calcext:value-type="boolean">
            <text:p>FALSE</text:p>
          </table:table-cell>
          <table:table-cell table:formula="of:=IF((6* [.U28]) &lt; 1; TRUE(); FALSE())" office:value-type="boolean" office:boolean-value="false" calcext:value-type="boolean">
            <text:p>FALSE</text:p>
          </table:table-cell>
          <table:table-cell table:formula="of:=IF((2* [.U28]) &lt; 1; TRUE(); FALSE())" office:value-type="boolean" office:boolean-value="false" calcext:value-type="boolean">
            <text:p>FALSE</text:p>
          </table:table-cell>
          <table:table-cell table:formula="of:=IF((3* [.U28]) &lt; 2; TRUE(); FALSE())" office:value-type="boolean" office:boolean-value="true" calcext:value-type="boolean">
            <text:p>TRUE</text:p>
          </table:table-cell>
          <table:table-cell table:formula="of:=IF((6* [.V28]) &lt; 1; TRUE(); FALSE())" office:value-type="boolean" office:boolean-value="false" calcext:value-type="boolean">
            <text:p>FALSE</text:p>
          </table:table-cell>
          <table:table-cell table:formula="of:=IF((2* [.V28]) &lt; 1; TRUE(); FALSE())" office:value-type="boolean" office:boolean-value="true" calcext:value-type="boolean">
            <text:p>TRUE</text:p>
          </table:table-cell>
          <table:table-cell table:formula="of:=IF((3* [.V28]) &lt; 2; TRUE(); FALSE())" office:value-type="boolean" office:boolean-value="true" calcext:value-type="boolean">
            <text:p>TRUE</text:p>
          </table:table-cell>
          <table:table-cell table:formula="of:=IF([.W28]; [.$P28] + ([.$O28] - [.$P28]) * 6 * [.T28]; IF([.X28]; [.$O28]; IF([.Y28]; [.$P28] + (([.$O28] - [.$P28]) * ((2/3) - [.T28]) * 6); [.$P28])))" office:value-type="float" office:value="0.9868" calcext:value-type="float">
            <text:p>0.9868</text:p>
          </table:table-cell>
          <table:table-cell table:formula="of:=IF([.Z28]; [.$P28] + ([.$O28] - [.$P28]) * 6 * [.U28]; IF([.AA28]; [.$O28]; IF([.AB28]; [.$P28] + (([.$O28] - [.$P28]) * ((2/3) - [.U28]) * 6); [.$P28])))" office:value-type="float" office:value="0.99" calcext:value-type="float">
            <text:p>0.99</text:p>
          </table:table-cell>
          <table:table-cell table:formula="of:=IF([.AC28]; [.$P28] + ([.$O28] - [.$P28]) * 6 * [.V28]; IF([.AD28]; [.$O28]; IF([.AE28]; [.$P28] + (([.$O28] - [.$P28]) * ((2/3) - [.V28]) * 6); [.$P28])))" office:value-type="float" office:value="0.9932" calcext:value-type="float">
            <text:p>0.9932</text:p>
          </table:table-cell>
          <table:table-cell table:formula="of:=ROUND([.AF28]*255)" office:value-type="float" office:value="252" calcext:value-type="float">
            <text:p>252</text:p>
          </table:table-cell>
          <table:table-cell table:formula="of:=ROUND([.AG28]*255)" office:value-type="float" office:value="252" calcext:value-type="float">
            <text:p>252</text:p>
          </table:table-cell>
          <table:table-cell table:formula="of:=ROUND([.AH28]*255)" office:value-type="float" office:value="253" calcext:value-type="float">
            <text:p>253</text:p>
          </table:table-cell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tatic_29_" office:value-type="string" calcext:value-type="string">
            <text:p>Steely</text:p>
          </table:table-cell>
          <table:table-cell table:style-name="Default" table:number-columns-repeated="36"/>
        </table:table-row>
        <table:table-row table:style-name="ro6">
          <table:table-cell table:style-name="ce8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8" office:value-type="string" calcext:value-type="string">
            <text:p>RG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Static_29_" office:value-type="float" office:value="225" calcext:value-type="float">
            <text:p>225</text:p>
          </table:table-cell>
          <table:table-cell table:style-name="Calc_20_Text_20__28_Static_29_" office:value-type="float" office:value="32" calcext:value-type="float">
            <text:p>32</text:p>
          </table:table-cell>
          <table:table-cell table:formula="of:=IF([.C$5]=[.C32]; 5; [.C32]+5)" office:value-type="float" office:value="5" calcext:value-type="float">
            <text:p>5</text:p>
          </table:table-cell>
          <table:table-cell table:formula="of:=[.AI33]&amp;&quot;, &quot;&amp;[.AJ33]&amp;&quot;, &quot;&amp;[.AK33]" office:value-type="string" office:string-value="9, 11, 17" calcext:value-type="string">
            <text:p>9, 11, 17</text:p>
          </table:table-cell>
          <table:table-cell table:formula="of:=DEC2HEX([.AI33]; 2)&amp;DEC2HEX([.AJ33]; 2)&amp;DEC2HEX([.AK33]; 2)" office:value-type="string" office:string-value="090B11" calcext:value-type="string">
            <text:p>090B11</text:p>
          </table:table-cell>
          <table:table-cell table:formula="of:=[.A33]/360" office:value-type="float" office:value="0.625" calcext:value-type="float">
            <text:p>0.625</text:p>
          </table:table-cell>
          <table:table-cell table:formula="of:=[.B33]/100" office:value-type="float" office:value="0.32" calcext:value-type="float">
            <text:p>0.32</text:p>
          </table:table-cell>
          <table:table-cell table:formula="of:=[.C33]/100" office:value-type="float" office:value="0.05" calcext:value-type="float">
            <text:p>0.05</text:p>
          </table:table-cell>
          <table:table-cell table:formula="of:=IF([.B33]&gt;0; TRUE(); FALSE())" office:value-type="boolean" office:boolean-value="true" calcext:value-type="boolean">
            <text:p>TRUE</text:p>
          </table:table-cell>
          <table:table-cell table:formula="of:=IF([.I33]; &quot;&quot;; ROUND([.C33]*2.55))">
            <text:p/>
          </table:table-cell>
          <table:table-cell table:formula="of:=[.J33]">
            <text:p/>
          </table:table-cell>
          <table:table-cell table:formula="of:=[.J33]">
            <text:p/>
          </table:table-cell>
          <table:table-cell table:formula="of:=[.H33] * (1 + [.G33])" office:value-type="float" office:value="0.066" calcext:value-type="float">
            <text:p>0.066</text:p>
          </table:table-cell>
          <table:table-cell table:formula="of:= ([.H33] + [.G33]) - ([.H33] * [.G33])" office:value-type="float" office:value="0.354" calcext:value-type="float">
            <text:p>0.354</text:p>
          </table:table-cell>
          <table:table-cell table:formula="of:=IF([.H33] &lt;= 0.5; [.M33]; [.N33])" office:value-type="float" office:value="0.066" calcext:value-type="float">
            <text:p>0.066</text:p>
          </table:table-cell>
          <table:table-cell table:formula="of:= (2 * [.H33]) - [.O33]" office:value-type="float" office:value="0.034" calcext:value-type="float">
            <text:p>0.034</text:p>
          </table:table-cell>
          <table:table-cell table:formula="of:=[.F33] + (1/3)" office:value-type="float" office:value="0.958333333333333" calcext:value-type="float">
            <text:p>0.958333333333333</text:p>
          </table:table-cell>
          <table:table-cell table:formula="of:=[.F33]" office:value-type="float" office:value="0.625" calcext:value-type="float">
            <text:p>0.625</text:p>
          </table:table-cell>
          <table:table-cell table:formula="of:=[.F33] - (1/3)" office:value-type="float" office:value="0.291666666666667" calcext:value-type="float">
            <text:p>0.291666666666667</text:p>
          </table:table-cell>
          <table:table-cell table:formula="of:=IF([.Q33]&lt;0; [.Q33]+1; IF([.Q33]&gt;1; [.Q33]-1; [.Q33]))" office:value-type="float" office:value="0.958333333333333" calcext:value-type="float">
            <text:p>0.958333333333333</text:p>
          </table:table-cell>
          <table:table-cell table:formula="of:=IF([.R33]&lt;0; [.R33]+1; IF([.R33]&gt;1; [.R33]-1; [.R33]))" office:value-type="float" office:value="0.625" calcext:value-type="float">
            <text:p>0.625</text:p>
          </table:table-cell>
          <table:table-cell table:formula="of:=IF([.S33]&lt;0; [.S33]+1; IF([.S33]&gt;1; [.S33]-1; [.S33]))" office:value-type="float" office:value="0.291666666666667" calcext:value-type="float">
            <text:p>0.291666666666667</text:p>
          </table:table-cell>
          <table:table-cell table:formula="of:=IF((6* [.T33]) &lt; 1; TRUE(); FALSE())" office:value-type="boolean" office:boolean-value="false" calcext:value-type="boolean">
            <text:p>FALSE</text:p>
          </table:table-cell>
          <table:table-cell table:formula="of:=IF((2* [.T33]) &lt; 1; TRUE(); FALSE())" office:value-type="boolean" office:boolean-value="false" calcext:value-type="boolean">
            <text:p>FALSE</text:p>
          </table:table-cell>
          <table:table-cell table:formula="of:=IF((3* [.T33]) &lt; 2; TRUE(); FALSE())" office:value-type="boolean" office:boolean-value="false" calcext:value-type="boolean">
            <text:p>FALSE</text:p>
          </table:table-cell>
          <table:table-cell table:formula="of:=IF((6* [.U33]) &lt; 1; TRUE(); FALSE())" office:value-type="boolean" office:boolean-value="false" calcext:value-type="boolean">
            <text:p>FALSE</text:p>
          </table:table-cell>
          <table:table-cell table:formula="of:=IF((2* [.U33]) &lt; 1; TRUE(); FALSE())" office:value-type="boolean" office:boolean-value="false" calcext:value-type="boolean">
            <text:p>FALSE</text:p>
          </table:table-cell>
          <table:table-cell table:formula="of:=IF((3* [.U33]) &lt; 2; TRUE(); FALSE())" office:value-type="boolean" office:boolean-value="true" calcext:value-type="boolean">
            <text:p>TRUE</text:p>
          </table:table-cell>
          <table:table-cell table:formula="of:=IF((6* [.V33]) &lt; 1; TRUE(); FALSE())" office:value-type="boolean" office:boolean-value="false" calcext:value-type="boolean">
            <text:p>FALSE</text:p>
          </table:table-cell>
          <table:table-cell table:formula="of:=IF((2* [.V33]) &lt; 1; TRUE(); FALSE())" office:value-type="boolean" office:boolean-value="true" calcext:value-type="boolean">
            <text:p>TRUE</text:p>
          </table:table-cell>
          <table:table-cell table:formula="of:=IF((3* [.V33]) &lt; 2; TRUE(); FALSE())" office:value-type="boolean" office:boolean-value="true" calcext:value-type="boolean">
            <text:p>TRUE</text:p>
          </table:table-cell>
          <table:table-cell table:formula="of:=IF([.W33]; [.$P33] + ([.$O33] - [.$P33]) * 6 * [.T33]; IF([.X33]; [.$O33]; IF([.Y33]; [.$P33] + (([.$O33] - [.$P33]) * ((2/3) - [.T33]) * 6); [.$P33])))" office:value-type="float" office:value="0.034" calcext:value-type="float">
            <text:p>0.034</text:p>
          </table:table-cell>
          <table:table-cell table:formula="of:=IF([.Z33]; [.$P33] + ([.$O33] - [.$P33]) * 6 * [.U33]; IF([.AA33]; [.$O33]; IF([.AB33]; [.$P33] + (([.$O33] - [.$P33]) * ((2/3) - [.U33]) * 6); [.$P33])))" office:value-type="float" office:value="0.042" calcext:value-type="float">
            <text:p>0.042</text:p>
          </table:table-cell>
          <table:table-cell table:formula="of:=IF([.AC33]; [.$P33] + ([.$O33] - [.$P33]) * 6 * [.V33]; IF([.AD33]; [.$O33]; IF([.AE33]; [.$P33] + (([.$O33] - [.$P33]) * ((2/3) - [.V33]) * 6); [.$P33])))" office:value-type="float" office:value="0.066" calcext:value-type="float">
            <text:p>0.066</text:p>
          </table:table-cell>
          <table:table-cell table:formula="of:=ROUND([.AF33]*255)" office:value-type="float" office:value="9" calcext:value-type="float">
            <text:p>9</text:p>
          </table:table-cell>
          <table:table-cell table:formula="of:=ROUND([.AG33]*255)" office:value-type="float" office:value="11" calcext:value-type="float">
            <text:p>11</text:p>
          </table:table-cell>
          <table:table-cell table:formula="of:=ROUND([.AH33]*255)" office:value-type="float" office:value="17" calcext:value-type="float">
            <text:p>17</text:p>
          </table:table-cell>
        </table:table-row>
        <table:table-row table:style-name="ro3">
          <table:table-cell table:formula="of:=[.A33]" office:value-type="float" office:value="225" calcext:value-type="float">
            <text:p>225</text:p>
          </table:table-cell>
          <table:table-cell table:formula="of:=[.B33]" office:value-type="float" office:value="32" calcext:value-type="float">
            <text:p>32</text:p>
          </table:table-cell>
          <table:table-cell table:formula="of:=IF([.C$5]=[.C33]; 5; [.C33]+5)" office:value-type="float" office:value="10" calcext:value-type="float">
            <text:p>10</text:p>
          </table:table-cell>
          <table:table-cell table:formula="of:=[.AI34]&amp;&quot;, &quot;&amp;[.AJ34]&amp;&quot;, &quot;&amp;[.AK34]" office:value-type="string" office:string-value="17, 21, 34" calcext:value-type="string">
            <text:p>17, 21, 34</text:p>
          </table:table-cell>
          <table:table-cell table:formula="of:=DEC2HEX([.AI34]; 2)&amp;DEC2HEX([.AJ34]; 2)&amp;DEC2HEX([.AK34]; 2)" office:value-type="string" office:string-value="111522" calcext:value-type="string">
            <text:p>111522</text:p>
          </table:table-cell>
          <table:table-cell table:formula="of:=[.A34]/360" office:value-type="float" office:value="0.625" calcext:value-type="float">
            <text:p>0.625</text:p>
          </table:table-cell>
          <table:table-cell table:formula="of:=[.B34]/100" office:value-type="float" office:value="0.32" calcext:value-type="float">
            <text:p>0.32</text:p>
          </table:table-cell>
          <table:table-cell table:formula="of:=[.C34]/100" office:value-type="float" office:value="0.1" calcext:value-type="float">
            <text:p>0.1</text:p>
          </table:table-cell>
          <table:table-cell table:formula="of:=IF([.B34]&gt;0; TRUE(); FALSE())" office:value-type="boolean" office:boolean-value="true" calcext:value-type="boolean">
            <text:p>TRUE</text:p>
          </table:table-cell>
          <table:table-cell table:formula="of:=IF([.I34]; &quot;&quot;; ROUND([.C34]*2.55))">
            <text:p/>
          </table:table-cell>
          <table:table-cell table:formula="of:=[.J34]">
            <text:p/>
          </table:table-cell>
          <table:table-cell table:formula="of:=[.J34]">
            <text:p/>
          </table:table-cell>
          <table:table-cell table:formula="of:=[.H34] * (1 + [.G34])" office:value-type="float" office:value="0.132" calcext:value-type="float">
            <text:p>0.132</text:p>
          </table:table-cell>
          <table:table-cell table:formula="of:= ([.H34] + [.G34]) - ([.H34] * [.G34])" office:value-type="float" office:value="0.388" calcext:value-type="float">
            <text:p>0.388</text:p>
          </table:table-cell>
          <table:table-cell table:formula="of:=IF([.H34] &lt;= 0.5; [.M34]; [.N34])" office:value-type="float" office:value="0.132" calcext:value-type="float">
            <text:p>0.132</text:p>
          </table:table-cell>
          <table:table-cell table:formula="of:= (2 * [.H34]) - [.O34]" office:value-type="float" office:value="0.068" calcext:value-type="float">
            <text:p>0.068</text:p>
          </table:table-cell>
          <table:table-cell table:formula="of:=[.F34] + (1/3)" office:value-type="float" office:value="0.958333333333333" calcext:value-type="float">
            <text:p>0.958333333333333</text:p>
          </table:table-cell>
          <table:table-cell table:formula="of:=[.F34]" office:value-type="float" office:value="0.625" calcext:value-type="float">
            <text:p>0.625</text:p>
          </table:table-cell>
          <table:table-cell table:formula="of:=[.F34] - (1/3)" office:value-type="float" office:value="0.291666666666667" calcext:value-type="float">
            <text:p>0.291666666666667</text:p>
          </table:table-cell>
          <table:table-cell table:formula="of:=IF([.Q34]&lt;0; [.Q34]+1; IF([.Q34]&gt;1; [.Q34]-1; [.Q34]))" office:value-type="float" office:value="0.958333333333333" calcext:value-type="float">
            <text:p>0.958333333333333</text:p>
          </table:table-cell>
          <table:table-cell table:formula="of:=IF([.R34]&lt;0; [.R34]+1; IF([.R34]&gt;1; [.R34]-1; [.R34]))" office:value-type="float" office:value="0.625" calcext:value-type="float">
            <text:p>0.625</text:p>
          </table:table-cell>
          <table:table-cell table:formula="of:=IF([.S34]&lt;0; [.S34]+1; IF([.S34]&gt;1; [.S34]-1; [.S34]))" office:value-type="float" office:value="0.291666666666667" calcext:value-type="float">
            <text:p>0.291666666666667</text:p>
          </table:table-cell>
          <table:table-cell table:formula="of:=IF((6* [.T34]) &lt; 1; TRUE(); FALSE())" office:value-type="boolean" office:boolean-value="false" calcext:value-type="boolean">
            <text:p>FALSE</text:p>
          </table:table-cell>
          <table:table-cell table:formula="of:=IF((2* [.T34]) &lt; 1; TRUE(); FALSE())" office:value-type="boolean" office:boolean-value="false" calcext:value-type="boolean">
            <text:p>FALSE</text:p>
          </table:table-cell>
          <table:table-cell table:formula="of:=IF((3* [.T34]) &lt; 2; TRUE(); FALSE())" office:value-type="boolean" office:boolean-value="false" calcext:value-type="boolean">
            <text:p>FALSE</text:p>
          </table:table-cell>
          <table:table-cell table:formula="of:=IF((6* [.U34]) &lt; 1; TRUE(); FALSE())" office:value-type="boolean" office:boolean-value="false" calcext:value-type="boolean">
            <text:p>FALSE</text:p>
          </table:table-cell>
          <table:table-cell table:formula="of:=IF((2* [.U34]) &lt; 1; TRUE(); FALSE())" office:value-type="boolean" office:boolean-value="false" calcext:value-type="boolean">
            <text:p>FALSE</text:p>
          </table:table-cell>
          <table:table-cell table:formula="of:=IF((3* [.U34]) &lt; 2; TRUE(); FALSE())" office:value-type="boolean" office:boolean-value="true" calcext:value-type="boolean">
            <text:p>TRUE</text:p>
          </table:table-cell>
          <table:table-cell table:formula="of:=IF((6* [.V34]) &lt; 1; TRUE(); FALSE())" office:value-type="boolean" office:boolean-value="false" calcext:value-type="boolean">
            <text:p>FALSE</text:p>
          </table:table-cell>
          <table:table-cell table:formula="of:=IF((2* [.V34]) &lt; 1; TRUE(); FALSE())" office:value-type="boolean" office:boolean-value="true" calcext:value-type="boolean">
            <text:p>TRUE</text:p>
          </table:table-cell>
          <table:table-cell table:formula="of:=IF((3* [.V34]) &lt; 2; TRUE(); FALSE())" office:value-type="boolean" office:boolean-value="true" calcext:value-type="boolean">
            <text:p>TRUE</text:p>
          </table:table-cell>
          <table:table-cell table:formula="of:=IF([.W34]; [.$P34] + ([.$O34] - [.$P34]) * 6 * [.T34]; IF([.X34]; [.$O34]; IF([.Y34]; [.$P34] + (([.$O34] - [.$P34]) * ((2/3) - [.T34]) * 6); [.$P34])))" office:value-type="float" office:value="0.068" calcext:value-type="float">
            <text:p>0.068</text:p>
          </table:table-cell>
          <table:table-cell table:formula="of:=IF([.Z34]; [.$P34] + ([.$O34] - [.$P34]) * 6 * [.U34]; IF([.AA34]; [.$O34]; IF([.AB34]; [.$P34] + (([.$O34] - [.$P34]) * ((2/3) - [.U34]) * 6); [.$P34])))" office:value-type="float" office:value="0.084" calcext:value-type="float">
            <text:p>0.084</text:p>
          </table:table-cell>
          <table:table-cell table:formula="of:=IF([.AC34]; [.$P34] + ([.$O34] - [.$P34]) * 6 * [.V34]; IF([.AD34]; [.$O34]; IF([.AE34]; [.$P34] + (([.$O34] - [.$P34]) * ((2/3) - [.V34]) * 6); [.$P34])))" office:value-type="float" office:value="0.132" calcext:value-type="float">
            <text:p>0.132</text:p>
          </table:table-cell>
          <table:table-cell table:formula="of:=ROUND([.AF34]*255)" office:value-type="float" office:value="17" calcext:value-type="float">
            <text:p>17</text:p>
          </table:table-cell>
          <table:table-cell table:formula="of:=ROUND([.AG34]*255)" office:value-type="float" office:value="21" calcext:value-type="float">
            <text:p>21</text:p>
          </table:table-cell>
          <table:table-cell table:formula="of:=ROUND([.AH34]*255)" office:value-type="float" office:value="34" calcext:value-type="float">
            <text:p>34</text:p>
          </table:table-cell>
        </table:table-row>
        <table:table-row table:style-name="ro3">
          <table:table-cell table:formula="of:=[.A34]" office:value-type="float" office:value="225" calcext:value-type="float">
            <text:p>225</text:p>
          </table:table-cell>
          <table:table-cell table:formula="of:=[.B34]" office:value-type="float" office:value="32" calcext:value-type="float">
            <text:p>32</text:p>
          </table:table-cell>
          <table:table-cell table:formula="of:=IF([.C$5]=[.C34]; 5; [.C34]+5)" office:value-type="float" office:value="15" calcext:value-type="float">
            <text:p>15</text:p>
          </table:table-cell>
          <table:table-cell table:formula="of:=[.AI35]&amp;&quot;, &quot;&amp;[.AJ35]&amp;&quot;, &quot;&amp;[.AK35]" office:value-type="string" office:string-value="26, 32, 50" calcext:value-type="string">
            <text:p>26, 32, 50</text:p>
          </table:table-cell>
          <table:table-cell table:formula="of:=DEC2HEX([.AI35]; 2)&amp;DEC2HEX([.AJ35]; 2)&amp;DEC2HEX([.AK35]; 2)" office:value-type="string" office:string-value="1A2032" calcext:value-type="string">
            <text:p>1A2032</text:p>
          </table:table-cell>
          <table:table-cell table:formula="of:=[.A35]/360" office:value-type="float" office:value="0.625" calcext:value-type="float">
            <text:p>0.625</text:p>
          </table:table-cell>
          <table:table-cell table:formula="of:=[.B35]/100" office:value-type="float" office:value="0.32" calcext:value-type="float">
            <text:p>0.32</text:p>
          </table:table-cell>
          <table:table-cell table:formula="of:=[.C35]/100" office:value-type="float" office:value="0.15" calcext:value-type="float">
            <text:p>0.15</text:p>
          </table:table-cell>
          <table:table-cell table:formula="of:=IF([.B35]&gt;0; TRUE(); FALSE())" office:value-type="boolean" office:boolean-value="true" calcext:value-type="boolean">
            <text:p>TRUE</text:p>
          </table:table-cell>
          <table:table-cell table:formula="of:=IF([.I35]; &quot;&quot;; ROUND([.C35]*2.55))">
            <text:p/>
          </table:table-cell>
          <table:table-cell table:formula="of:=[.J35]">
            <text:p/>
          </table:table-cell>
          <table:table-cell table:formula="of:=[.J35]">
            <text:p/>
          </table:table-cell>
          <table:table-cell table:formula="of:=[.H35] * (1 + [.G35])" office:value-type="float" office:value="0.198" calcext:value-type="float">
            <text:p>0.198</text:p>
          </table:table-cell>
          <table:table-cell table:formula="of:= ([.H35] + [.G35]) - ([.H35] * [.G35])" office:value-type="float" office:value="0.422" calcext:value-type="float">
            <text:p>0.422</text:p>
          </table:table-cell>
          <table:table-cell table:formula="of:=IF([.H35] &lt;= 0.5; [.M35]; [.N35])" office:value-type="float" office:value="0.198" calcext:value-type="float">
            <text:p>0.198</text:p>
          </table:table-cell>
          <table:table-cell table:formula="of:= (2 * [.H35]) - [.O35]" office:value-type="float" office:value="0.102" calcext:value-type="float">
            <text:p>0.102</text:p>
          </table:table-cell>
          <table:table-cell table:formula="of:=[.F35] + (1/3)" office:value-type="float" office:value="0.958333333333333" calcext:value-type="float">
            <text:p>0.958333333333333</text:p>
          </table:table-cell>
          <table:table-cell table:formula="of:=[.F35]" office:value-type="float" office:value="0.625" calcext:value-type="float">
            <text:p>0.625</text:p>
          </table:table-cell>
          <table:table-cell table:formula="of:=[.F35] - (1/3)" office:value-type="float" office:value="0.291666666666667" calcext:value-type="float">
            <text:p>0.291666666666667</text:p>
          </table:table-cell>
          <table:table-cell table:formula="of:=IF([.Q35]&lt;0; [.Q35]+1; IF([.Q35]&gt;1; [.Q35]-1; [.Q35]))" office:value-type="float" office:value="0.958333333333333" calcext:value-type="float">
            <text:p>0.958333333333333</text:p>
          </table:table-cell>
          <table:table-cell table:formula="of:=IF([.R35]&lt;0; [.R35]+1; IF([.R35]&gt;1; [.R35]-1; [.R35]))" office:value-type="float" office:value="0.625" calcext:value-type="float">
            <text:p>0.625</text:p>
          </table:table-cell>
          <table:table-cell table:formula="of:=IF([.S35]&lt;0; [.S35]+1; IF([.S35]&gt;1; [.S35]-1; [.S35]))" office:value-type="float" office:value="0.291666666666667" calcext:value-type="float">
            <text:p>0.291666666666667</text:p>
          </table:table-cell>
          <table:table-cell table:formula="of:=IF((6* [.T35]) &lt; 1; TRUE(); FALSE())" office:value-type="boolean" office:boolean-value="false" calcext:value-type="boolean">
            <text:p>FALSE</text:p>
          </table:table-cell>
          <table:table-cell table:formula="of:=IF((2* [.T35]) &lt; 1; TRUE(); FALSE())" office:value-type="boolean" office:boolean-value="false" calcext:value-type="boolean">
            <text:p>FALSE</text:p>
          </table:table-cell>
          <table:table-cell table:formula="of:=IF((3* [.T35]) &lt; 2; TRUE(); FALSE())" office:value-type="boolean" office:boolean-value="false" calcext:value-type="boolean">
            <text:p>FALSE</text:p>
          </table:table-cell>
          <table:table-cell table:formula="of:=IF((6* [.U35]) &lt; 1; TRUE(); FALSE())" office:value-type="boolean" office:boolean-value="false" calcext:value-type="boolean">
            <text:p>FALSE</text:p>
          </table:table-cell>
          <table:table-cell table:formula="of:=IF((2* [.U35]) &lt; 1; TRUE(); FALSE())" office:value-type="boolean" office:boolean-value="false" calcext:value-type="boolean">
            <text:p>FALSE</text:p>
          </table:table-cell>
          <table:table-cell table:formula="of:=IF((3* [.U35]) &lt; 2; TRUE(); FALSE())" office:value-type="boolean" office:boolean-value="true" calcext:value-type="boolean">
            <text:p>TRUE</text:p>
          </table:table-cell>
          <table:table-cell table:formula="of:=IF((6* [.V35]) &lt; 1; TRUE(); FALSE())" office:value-type="boolean" office:boolean-value="false" calcext:value-type="boolean">
            <text:p>FALSE</text:p>
          </table:table-cell>
          <table:table-cell table:formula="of:=IF((2* [.V35]) &lt; 1; TRUE(); FALSE())" office:value-type="boolean" office:boolean-value="true" calcext:value-type="boolean">
            <text:p>TRUE</text:p>
          </table:table-cell>
          <table:table-cell table:formula="of:=IF((3* [.V35]) &lt; 2; TRUE(); FALSE())" office:value-type="boolean" office:boolean-value="true" calcext:value-type="boolean">
            <text:p>TRUE</text:p>
          </table:table-cell>
          <table:table-cell table:formula="of:=IF([.W35]; [.$P35] + ([.$O35] - [.$P35]) * 6 * [.T35]; IF([.X35]; [.$O35]; IF([.Y35]; [.$P35] + (([.$O35] - [.$P35]) * ((2/3) - [.T35]) * 6); [.$P35])))" office:value-type="float" office:value="0.102" calcext:value-type="float">
            <text:p>0.102</text:p>
          </table:table-cell>
          <table:table-cell table:formula="of:=IF([.Z35]; [.$P35] + ([.$O35] - [.$P35]) * 6 * [.U35]; IF([.AA35]; [.$O35]; IF([.AB35]; [.$P35] + (([.$O35] - [.$P35]) * ((2/3) - [.U35]) * 6); [.$P35])))" office:value-type="float" office:value="0.126" calcext:value-type="float">
            <text:p>0.126</text:p>
          </table:table-cell>
          <table:table-cell table:formula="of:=IF([.AC35]; [.$P35] + ([.$O35] - [.$P35]) * 6 * [.V35]; IF([.AD35]; [.$O35]; IF([.AE35]; [.$P35] + (([.$O35] - [.$P35]) * ((2/3) - [.V35]) * 6); [.$P35])))" office:value-type="float" office:value="0.198" calcext:value-type="float">
            <text:p>0.198</text:p>
          </table:table-cell>
          <table:table-cell table:formula="of:=ROUND([.AF35]*255)" office:value-type="float" office:value="26" calcext:value-type="float">
            <text:p>26</text:p>
          </table:table-cell>
          <table:table-cell table:formula="of:=ROUND([.AG35]*255)" office:value-type="float" office:value="32" calcext:value-type="float">
            <text:p>32</text:p>
          </table:table-cell>
          <table:table-cell table:formula="of:=ROUND([.AH35]*255)" office:value-type="float" office:value="50" calcext:value-type="float">
            <text:p>50</text:p>
          </table:table-cell>
        </table:table-row>
        <table:table-row table:style-name="ro3">
          <table:table-cell table:formula="of:=[.A35]" office:value-type="float" office:value="225" calcext:value-type="float">
            <text:p>225</text:p>
          </table:table-cell>
          <table:table-cell table:formula="of:=[.B35]" office:value-type="float" office:value="32" calcext:value-type="float">
            <text:p>32</text:p>
          </table:table-cell>
          <table:table-cell table:formula="of:=IF([.C$5]=[.C35]; 5; [.C35]+5)" office:value-type="float" office:value="20" calcext:value-type="float">
            <text:p>20</text:p>
          </table:table-cell>
          <table:table-cell table:formula="of:=[.AI36]&amp;&quot;, &quot;&amp;[.AJ36]&amp;&quot;, &quot;&amp;[.AK36]" office:value-type="string" office:string-value="35, 43, 67" calcext:value-type="string">
            <text:p>35, 43, 67</text:p>
          </table:table-cell>
          <table:table-cell table:formula="of:=DEC2HEX([.AI36]; 2)&amp;DEC2HEX([.AJ36]; 2)&amp;DEC2HEX([.AK36]; 2)" office:value-type="string" office:string-value="232B43" calcext:value-type="string">
            <text:p>232B43</text:p>
          </table:table-cell>
          <table:table-cell table:formula="of:=[.A36]/360" office:value-type="float" office:value="0.625" calcext:value-type="float">
            <text:p>0.625</text:p>
          </table:table-cell>
          <table:table-cell table:formula="of:=[.B36]/100" office:value-type="float" office:value="0.32" calcext:value-type="float">
            <text:p>0.32</text:p>
          </table:table-cell>
          <table:table-cell table:formula="of:=[.C36]/100" office:value-type="float" office:value="0.2" calcext:value-type="float">
            <text:p>0.2</text:p>
          </table:table-cell>
          <table:table-cell table:formula="of:=IF([.B36]&gt;0; TRUE(); FALSE())" office:value-type="boolean" office:boolean-value="true" calcext:value-type="boolean">
            <text:p>TRUE</text:p>
          </table:table-cell>
          <table:table-cell table:formula="of:=IF([.I36]; &quot;&quot;; ROUND([.C36]*2.55))">
            <text:p/>
          </table:table-cell>
          <table:table-cell table:formula="of:=[.J36]">
            <text:p/>
          </table:table-cell>
          <table:table-cell table:formula="of:=[.J36]">
            <text:p/>
          </table:table-cell>
          <table:table-cell table:formula="of:=[.H36] * (1 + [.G36])" office:value-type="float" office:value="0.264" calcext:value-type="float">
            <text:p>0.264</text:p>
          </table:table-cell>
          <table:table-cell table:formula="of:= ([.H36] + [.G36]) - ([.H36] * [.G36])" office:value-type="float" office:value="0.456" calcext:value-type="float">
            <text:p>0.456</text:p>
          </table:table-cell>
          <table:table-cell table:formula="of:=IF([.H36] &lt;= 0.5; [.M36]; [.N36])" office:value-type="float" office:value="0.264" calcext:value-type="float">
            <text:p>0.264</text:p>
          </table:table-cell>
          <table:table-cell table:formula="of:= (2 * [.H36]) - [.O36]" office:value-type="float" office:value="0.136" calcext:value-type="float">
            <text:p>0.136</text:p>
          </table:table-cell>
          <table:table-cell table:formula="of:=[.F36] + (1/3)" office:value-type="float" office:value="0.958333333333333" calcext:value-type="float">
            <text:p>0.958333333333333</text:p>
          </table:table-cell>
          <table:table-cell table:formula="of:=[.F36]" office:value-type="float" office:value="0.625" calcext:value-type="float">
            <text:p>0.625</text:p>
          </table:table-cell>
          <table:table-cell table:formula="of:=[.F36] - (1/3)" office:value-type="float" office:value="0.291666666666667" calcext:value-type="float">
            <text:p>0.291666666666667</text:p>
          </table:table-cell>
          <table:table-cell table:formula="of:=IF([.Q36]&lt;0; [.Q36]+1; IF([.Q36]&gt;1; [.Q36]-1; [.Q36]))" office:value-type="float" office:value="0.958333333333333" calcext:value-type="float">
            <text:p>0.958333333333333</text:p>
          </table:table-cell>
          <table:table-cell table:formula="of:=IF([.R36]&lt;0; [.R36]+1; IF([.R36]&gt;1; [.R36]-1; [.R36]))" office:value-type="float" office:value="0.625" calcext:value-type="float">
            <text:p>0.625</text:p>
          </table:table-cell>
          <table:table-cell table:formula="of:=IF([.S36]&lt;0; [.S36]+1; IF([.S36]&gt;1; [.S36]-1; [.S36]))" office:value-type="float" office:value="0.291666666666667" calcext:value-type="float">
            <text:p>0.291666666666667</text:p>
          </table:table-cell>
          <table:table-cell table:formula="of:=IF((6* [.T36]) &lt; 1; TRUE(); FALSE())" office:value-type="boolean" office:boolean-value="false" calcext:value-type="boolean">
            <text:p>FALSE</text:p>
          </table:table-cell>
          <table:table-cell table:formula="of:=IF((2* [.T36]) &lt; 1; TRUE(); FALSE())" office:value-type="boolean" office:boolean-value="false" calcext:value-type="boolean">
            <text:p>FALSE</text:p>
          </table:table-cell>
          <table:table-cell table:formula="of:=IF((3* [.T36]) &lt; 2; TRUE(); FALSE())" office:value-type="boolean" office:boolean-value="false" calcext:value-type="boolean">
            <text:p>FALSE</text:p>
          </table:table-cell>
          <table:table-cell table:formula="of:=IF((6* [.U36]) &lt; 1; TRUE(); FALSE())" office:value-type="boolean" office:boolean-value="false" calcext:value-type="boolean">
            <text:p>FALSE</text:p>
          </table:table-cell>
          <table:table-cell table:formula="of:=IF((2* [.U36]) &lt; 1; TRUE(); FALSE())" office:value-type="boolean" office:boolean-value="false" calcext:value-type="boolean">
            <text:p>FALSE</text:p>
          </table:table-cell>
          <table:table-cell table:formula="of:=IF((3* [.U36]) &lt; 2; TRUE(); FALSE())" office:value-type="boolean" office:boolean-value="true" calcext:value-type="boolean">
            <text:p>TRUE</text:p>
          </table:table-cell>
          <table:table-cell table:formula="of:=IF((6* [.V36]) &lt; 1; TRUE(); FALSE())" office:value-type="boolean" office:boolean-value="false" calcext:value-type="boolean">
            <text:p>FALSE</text:p>
          </table:table-cell>
          <table:table-cell table:formula="of:=IF((2* [.V36]) &lt; 1; TRUE(); FALSE())" office:value-type="boolean" office:boolean-value="true" calcext:value-type="boolean">
            <text:p>TRUE</text:p>
          </table:table-cell>
          <table:table-cell table:formula="of:=IF((3* [.V36]) &lt; 2; TRUE(); FALSE())" office:value-type="boolean" office:boolean-value="true" calcext:value-type="boolean">
            <text:p>TRUE</text:p>
          </table:table-cell>
          <table:table-cell table:formula="of:=IF([.W36]; [.$P36] + ([.$O36] - [.$P36]) * 6 * [.T36]; IF([.X36]; [.$O36]; IF([.Y36]; [.$P36] + (([.$O36] - [.$P36]) * ((2/3) - [.T36]) * 6); [.$P36])))" office:value-type="float" office:value="0.136" calcext:value-type="float">
            <text:p>0.136</text:p>
          </table:table-cell>
          <table:table-cell table:formula="of:=IF([.Z36]; [.$P36] + ([.$O36] - [.$P36]) * 6 * [.U36]; IF([.AA36]; [.$O36]; IF([.AB36]; [.$P36] + (([.$O36] - [.$P36]) * ((2/3) - [.U36]) * 6); [.$P36])))" office:value-type="float" office:value="0.168" calcext:value-type="float">
            <text:p>0.168</text:p>
          </table:table-cell>
          <table:table-cell table:formula="of:=IF([.AC36]; [.$P36] + ([.$O36] - [.$P36]) * 6 * [.V36]; IF([.AD36]; [.$O36]; IF([.AE36]; [.$P36] + (([.$O36] - [.$P36]) * ((2/3) - [.V36]) * 6); [.$P36])))" office:value-type="float" office:value="0.264" calcext:value-type="float">
            <text:p>0.264</text:p>
          </table:table-cell>
          <table:table-cell table:formula="of:=ROUND([.AF36]*255)" office:value-type="float" office:value="35" calcext:value-type="float">
            <text:p>35</text:p>
          </table:table-cell>
          <table:table-cell table:formula="of:=ROUND([.AG36]*255)" office:value-type="float" office:value="43" calcext:value-type="float">
            <text:p>43</text:p>
          </table:table-cell>
          <table:table-cell table:formula="of:=ROUND([.AH36]*255)" office:value-type="float" office:value="67" calcext:value-type="float">
            <text:p>67</text:p>
          </table:table-cell>
        </table:table-row>
        <table:table-row table:style-name="ro3">
          <table:table-cell table:formula="of:=[.A36]" office:value-type="float" office:value="225" calcext:value-type="float">
            <text:p>225</text:p>
          </table:table-cell>
          <table:table-cell table:formula="of:=[.B36]" office:value-type="float" office:value="32" calcext:value-type="float">
            <text:p>32</text:p>
          </table:table-cell>
          <table:table-cell table:formula="of:=IF([.C$5]=[.C36]; 5; [.C36]+5)" office:value-type="float" office:value="25" calcext:value-type="float">
            <text:p>25</text:p>
          </table:table-cell>
          <table:table-cell table:formula="of:=[.AI37]&amp;&quot;, &quot;&amp;[.AJ37]&amp;&quot;, &quot;&amp;[.AK37]" office:value-type="string" office:string-value="43, 54, 84" calcext:value-type="string">
            <text:p>43, 54, 84</text:p>
          </table:table-cell>
          <table:table-cell table:formula="of:=DEC2HEX([.AI37]; 2)&amp;DEC2HEX([.AJ37]; 2)&amp;DEC2HEX([.AK37]; 2)" office:value-type="string" office:string-value="2B3654" calcext:value-type="string">
            <text:p>2B3654</text:p>
          </table:table-cell>
          <table:table-cell table:formula="of:=[.A37]/360" office:value-type="float" office:value="0.625" calcext:value-type="float">
            <text:p>0.625</text:p>
          </table:table-cell>
          <table:table-cell table:formula="of:=[.B37]/100" office:value-type="float" office:value="0.32" calcext:value-type="float">
            <text:p>0.32</text:p>
          </table:table-cell>
          <table:table-cell table:formula="of:=[.C37]/100" office:value-type="float" office:value="0.25" calcext:value-type="float">
            <text:p>0.25</text:p>
          </table:table-cell>
          <table:table-cell table:formula="of:=IF([.B37]&gt;0; TRUE(); FALSE())" office:value-type="boolean" office:boolean-value="true" calcext:value-type="boolean">
            <text:p>TRUE</text:p>
          </table:table-cell>
          <table:table-cell table:formula="of:=IF([.I37]; &quot;&quot;; ROUND([.C37]*2.55))">
            <text:p/>
          </table:table-cell>
          <table:table-cell table:formula="of:=[.J37]">
            <text:p/>
          </table:table-cell>
          <table:table-cell table:formula="of:=[.J37]">
            <text:p/>
          </table:table-cell>
          <table:table-cell table:formula="of:=[.H37] * (1 + [.G37])" office:value-type="float" office:value="0.33" calcext:value-type="float">
            <text:p>0.33</text:p>
          </table:table-cell>
          <table:table-cell table:formula="of:= ([.H37] + [.G37]) - ([.H37] * [.G37])" office:value-type="float" office:value="0.49" calcext:value-type="float">
            <text:p>0.49</text:p>
          </table:table-cell>
          <table:table-cell table:formula="of:=IF([.H37] &lt;= 0.5; [.M37]; [.N37])" office:value-type="float" office:value="0.33" calcext:value-type="float">
            <text:p>0.33</text:p>
          </table:table-cell>
          <table:table-cell table:formula="of:= (2 * [.H37]) - [.O37]" office:value-type="float" office:value="0.17" calcext:value-type="float">
            <text:p>0.17</text:p>
          </table:table-cell>
          <table:table-cell table:formula="of:=[.F37] + (1/3)" office:value-type="float" office:value="0.958333333333333" calcext:value-type="float">
            <text:p>0.958333333333333</text:p>
          </table:table-cell>
          <table:table-cell table:formula="of:=[.F37]" office:value-type="float" office:value="0.625" calcext:value-type="float">
            <text:p>0.625</text:p>
          </table:table-cell>
          <table:table-cell table:formula="of:=[.F37] - (1/3)" office:value-type="float" office:value="0.291666666666667" calcext:value-type="float">
            <text:p>0.291666666666667</text:p>
          </table:table-cell>
          <table:table-cell table:formula="of:=IF([.Q37]&lt;0; [.Q37]+1; IF([.Q37]&gt;1; [.Q37]-1; [.Q37]))" office:value-type="float" office:value="0.958333333333333" calcext:value-type="float">
            <text:p>0.958333333333333</text:p>
          </table:table-cell>
          <table:table-cell table:formula="of:=IF([.R37]&lt;0; [.R37]+1; IF([.R37]&gt;1; [.R37]-1; [.R37]))" office:value-type="float" office:value="0.625" calcext:value-type="float">
            <text:p>0.625</text:p>
          </table:table-cell>
          <table:table-cell table:formula="of:=IF([.S37]&lt;0; [.S37]+1; IF([.S37]&gt;1; [.S37]-1; [.S37]))" office:value-type="float" office:value="0.291666666666667" calcext:value-type="float">
            <text:p>0.291666666666667</text:p>
          </table:table-cell>
          <table:table-cell table:formula="of:=IF((6* [.T37]) &lt; 1; TRUE(); FALSE())" office:value-type="boolean" office:boolean-value="false" calcext:value-type="boolean">
            <text:p>FALSE</text:p>
          </table:table-cell>
          <table:table-cell table:formula="of:=IF((2* [.T37]) &lt; 1; TRUE(); FALSE())" office:value-type="boolean" office:boolean-value="false" calcext:value-type="boolean">
            <text:p>FALSE</text:p>
          </table:table-cell>
          <table:table-cell table:formula="of:=IF((3* [.T37]) &lt; 2; TRUE(); FALSE())" office:value-type="boolean" office:boolean-value="false" calcext:value-type="boolean">
            <text:p>FALSE</text:p>
          </table:table-cell>
          <table:table-cell table:formula="of:=IF((6* [.U37]) &lt; 1; TRUE(); FALSE())" office:value-type="boolean" office:boolean-value="false" calcext:value-type="boolean">
            <text:p>FALSE</text:p>
          </table:table-cell>
          <table:table-cell table:formula="of:=IF((2* [.U37]) &lt; 1; TRUE(); FALSE())" office:value-type="boolean" office:boolean-value="false" calcext:value-type="boolean">
            <text:p>FALSE</text:p>
          </table:table-cell>
          <table:table-cell table:formula="of:=IF((3* [.U37]) &lt; 2; TRUE(); FALSE())" office:value-type="boolean" office:boolean-value="true" calcext:value-type="boolean">
            <text:p>TRUE</text:p>
          </table:table-cell>
          <table:table-cell table:formula="of:=IF((6* [.V37]) &lt; 1; TRUE(); FALSE())" office:value-type="boolean" office:boolean-value="false" calcext:value-type="boolean">
            <text:p>FALSE</text:p>
          </table:table-cell>
          <table:table-cell table:formula="of:=IF((2* [.V37]) &lt; 1; TRUE(); FALSE())" office:value-type="boolean" office:boolean-value="true" calcext:value-type="boolean">
            <text:p>TRUE</text:p>
          </table:table-cell>
          <table:table-cell table:formula="of:=IF((3* [.V37]) &lt; 2; TRUE(); FALSE())" office:value-type="boolean" office:boolean-value="true" calcext:value-type="boolean">
            <text:p>TRUE</text:p>
          </table:table-cell>
          <table:table-cell table:formula="of:=IF([.W37]; [.$P37] + ([.$O37] - [.$P37]) * 6 * [.T37]; IF([.X37]; [.$O37]; IF([.Y37]; [.$P37] + (([.$O37] - [.$P37]) * ((2/3) - [.T37]) * 6); [.$P37])))" office:value-type="float" office:value="0.17" calcext:value-type="float">
            <text:p>0.17</text:p>
          </table:table-cell>
          <table:table-cell table:formula="of:=IF([.Z37]; [.$P37] + ([.$O37] - [.$P37]) * 6 * [.U37]; IF([.AA37]; [.$O37]; IF([.AB37]; [.$P37] + (([.$O37] - [.$P37]) * ((2/3) - [.U37]) * 6); [.$P37])))" office:value-type="float" office:value="0.21" calcext:value-type="float">
            <text:p>0.21</text:p>
          </table:table-cell>
          <table:table-cell table:formula="of:=IF([.AC37]; [.$P37] + ([.$O37] - [.$P37]) * 6 * [.V37]; IF([.AD37]; [.$O37]; IF([.AE37]; [.$P37] + (([.$O37] - [.$P37]) * ((2/3) - [.V37]) * 6); [.$P37])))" office:value-type="float" office:value="0.33" calcext:value-type="float">
            <text:p>0.33</text:p>
          </table:table-cell>
          <table:table-cell table:formula="of:=ROUND([.AF37]*255)" office:value-type="float" office:value="43" calcext:value-type="float">
            <text:p>43</text:p>
          </table:table-cell>
          <table:table-cell table:formula="of:=ROUND([.AG37]*255)" office:value-type="float" office:value="54" calcext:value-type="float">
            <text:p>54</text:p>
          </table:table-cell>
          <table:table-cell table:formula="of:=ROUND([.AH37]*255)" office:value-type="float" office:value="84" calcext:value-type="float">
            <text:p>84</text:p>
          </table:table-cell>
        </table:table-row>
        <table:table-row table:style-name="ro3">
          <table:table-cell table:formula="of:=[.A37]" office:value-type="float" office:value="225" calcext:value-type="float">
            <text:p>225</text:p>
          </table:table-cell>
          <table:table-cell table:formula="of:=[.B37]" office:value-type="float" office:value="32" calcext:value-type="float">
            <text:p>32</text:p>
          </table:table-cell>
          <table:table-cell table:formula="of:=IF([.C$5]=[.C37]; 5; [.C37]+5)" office:value-type="float" office:value="30" calcext:value-type="float">
            <text:p>30</text:p>
          </table:table-cell>
          <table:table-cell table:formula="of:=[.AI38]&amp;&quot;, &quot;&amp;[.AJ38]&amp;&quot;, &quot;&amp;[.AK38]" office:value-type="string" office:string-value="52, 64, 101" calcext:value-type="string">
            <text:p>52, 64, 101</text:p>
          </table:table-cell>
          <table:table-cell table:formula="of:=DEC2HEX([.AI38]; 2)&amp;DEC2HEX([.AJ38]; 2)&amp;DEC2HEX([.AK38]; 2)" office:value-type="string" office:string-value="344065" calcext:value-type="string">
            <text:p>344065</text:p>
          </table:table-cell>
          <table:table-cell table:formula="of:=[.A38]/360" office:value-type="float" office:value="0.625" calcext:value-type="float">
            <text:p>0.625</text:p>
          </table:table-cell>
          <table:table-cell table:formula="of:=[.B38]/100" office:value-type="float" office:value="0.32" calcext:value-type="float">
            <text:p>0.32</text:p>
          </table:table-cell>
          <table:table-cell table:formula="of:=[.C38]/100" office:value-type="float" office:value="0.3" calcext:value-type="float">
            <text:p>0.3</text:p>
          </table:table-cell>
          <table:table-cell table:formula="of:=IF([.B38]&gt;0; TRUE(); FALSE())" office:value-type="boolean" office:boolean-value="true" calcext:value-type="boolean">
            <text:p>TRUE</text:p>
          </table:table-cell>
          <table:table-cell table:formula="of:=IF([.I38]; &quot;&quot;; ROUND([.C38]*2.55))">
            <text:p/>
          </table:table-cell>
          <table:table-cell table:formula="of:=[.J38]">
            <text:p/>
          </table:table-cell>
          <table:table-cell table:formula="of:=[.J38]">
            <text:p/>
          </table:table-cell>
          <table:table-cell table:formula="of:=[.H38] * (1 + [.G38])" office:value-type="float" office:value="0.396" calcext:value-type="float">
            <text:p>0.396</text:p>
          </table:table-cell>
          <table:table-cell table:formula="of:= ([.H38] + [.G38]) - ([.H38] * [.G38])" office:value-type="float" office:value="0.524" calcext:value-type="float">
            <text:p>0.524</text:p>
          </table:table-cell>
          <table:table-cell table:formula="of:=IF([.H38] &lt;= 0.5; [.M38]; [.N38])" office:value-type="float" office:value="0.396" calcext:value-type="float">
            <text:p>0.396</text:p>
          </table:table-cell>
          <table:table-cell table:formula="of:= (2 * [.H38]) - [.O38]" office:value-type="float" office:value="0.204" calcext:value-type="float">
            <text:p>0.204</text:p>
          </table:table-cell>
          <table:table-cell table:formula="of:=[.F38] + (1/3)" office:value-type="float" office:value="0.958333333333333" calcext:value-type="float">
            <text:p>0.958333333333333</text:p>
          </table:table-cell>
          <table:table-cell table:formula="of:=[.F38]" office:value-type="float" office:value="0.625" calcext:value-type="float">
            <text:p>0.625</text:p>
          </table:table-cell>
          <table:table-cell table:formula="of:=[.F38] - (1/3)" office:value-type="float" office:value="0.291666666666667" calcext:value-type="float">
            <text:p>0.291666666666667</text:p>
          </table:table-cell>
          <table:table-cell table:formula="of:=IF([.Q38]&lt;0; [.Q38]+1; IF([.Q38]&gt;1; [.Q38]-1; [.Q38]))" office:value-type="float" office:value="0.958333333333333" calcext:value-type="float">
            <text:p>0.958333333333333</text:p>
          </table:table-cell>
          <table:table-cell table:formula="of:=IF([.R38]&lt;0; [.R38]+1; IF([.R38]&gt;1; [.R38]-1; [.R38]))" office:value-type="float" office:value="0.625" calcext:value-type="float">
            <text:p>0.625</text:p>
          </table:table-cell>
          <table:table-cell table:formula="of:=IF([.S38]&lt;0; [.S38]+1; IF([.S38]&gt;1; [.S38]-1; [.S38]))" office:value-type="float" office:value="0.291666666666667" calcext:value-type="float">
            <text:p>0.291666666666667</text:p>
          </table:table-cell>
          <table:table-cell table:formula="of:=IF((6* [.T38]) &lt; 1; TRUE(); FALSE())" office:value-type="boolean" office:boolean-value="false" calcext:value-type="boolean">
            <text:p>FALSE</text:p>
          </table:table-cell>
          <table:table-cell table:formula="of:=IF((2* [.T38]) &lt; 1; TRUE(); FALSE())" office:value-type="boolean" office:boolean-value="false" calcext:value-type="boolean">
            <text:p>FALSE</text:p>
          </table:table-cell>
          <table:table-cell table:formula="of:=IF((3* [.T38]) &lt; 2; TRUE(); FALSE())" office:value-type="boolean" office:boolean-value="false" calcext:value-type="boolean">
            <text:p>FALSE</text:p>
          </table:table-cell>
          <table:table-cell table:formula="of:=IF((6* [.U38]) &lt; 1; TRUE(); FALSE())" office:value-type="boolean" office:boolean-value="false" calcext:value-type="boolean">
            <text:p>FALSE</text:p>
          </table:table-cell>
          <table:table-cell table:formula="of:=IF((2* [.U38]) &lt; 1; TRUE(); FALSE())" office:value-type="boolean" office:boolean-value="false" calcext:value-type="boolean">
            <text:p>FALSE</text:p>
          </table:table-cell>
          <table:table-cell table:formula="of:=IF((3* [.U38]) &lt; 2; TRUE(); FALSE())" office:value-type="boolean" office:boolean-value="true" calcext:value-type="boolean">
            <text:p>TRUE</text:p>
          </table:table-cell>
          <table:table-cell table:formula="of:=IF((6* [.V38]) &lt; 1; TRUE(); FALSE())" office:value-type="boolean" office:boolean-value="false" calcext:value-type="boolean">
            <text:p>FALSE</text:p>
          </table:table-cell>
          <table:table-cell table:formula="of:=IF((2* [.V38]) &lt; 1; TRUE(); FALSE())" office:value-type="boolean" office:boolean-value="true" calcext:value-type="boolean">
            <text:p>TRUE</text:p>
          </table:table-cell>
          <table:table-cell table:formula="of:=IF((3* [.V38]) &lt; 2; TRUE(); FALSE())" office:value-type="boolean" office:boolean-value="true" calcext:value-type="boolean">
            <text:p>TRUE</text:p>
          </table:table-cell>
          <table:table-cell table:formula="of:=IF([.W38]; [.$P38] + ([.$O38] - [.$P38]) * 6 * [.T38]; IF([.X38]; [.$O38]; IF([.Y38]; [.$P38] + (([.$O38] - [.$P38]) * ((2/3) - [.T38]) * 6); [.$P38])))" office:value-type="float" office:value="0.204" calcext:value-type="float">
            <text:p>0.204</text:p>
          </table:table-cell>
          <table:table-cell table:formula="of:=IF([.Z38]; [.$P38] + ([.$O38] - [.$P38]) * 6 * [.U38]; IF([.AA38]; [.$O38]; IF([.AB38]; [.$P38] + (([.$O38] - [.$P38]) * ((2/3) - [.U38]) * 6); [.$P38])))" office:value-type="float" office:value="0.252" calcext:value-type="float">
            <text:p>0.252</text:p>
          </table:table-cell>
          <table:table-cell table:formula="of:=IF([.AC38]; [.$P38] + ([.$O38] - [.$P38]) * 6 * [.V38]; IF([.AD38]; [.$O38]; IF([.AE38]; [.$P38] + (([.$O38] - [.$P38]) * ((2/3) - [.V38]) * 6); [.$P38])))" office:value-type="float" office:value="0.396" calcext:value-type="float">
            <text:p>0.396</text:p>
          </table:table-cell>
          <table:table-cell table:formula="of:=ROUND([.AF38]*255)" office:value-type="float" office:value="52" calcext:value-type="float">
            <text:p>52</text:p>
          </table:table-cell>
          <table:table-cell table:formula="of:=ROUND([.AG38]*255)" office:value-type="float" office:value="64" calcext:value-type="float">
            <text:p>64</text:p>
          </table:table-cell>
          <table:table-cell table:formula="of:=ROUND([.AH38]*255)" office:value-type="float" office:value="101" calcext:value-type="float">
            <text:p>101</text:p>
          </table:table-cell>
        </table:table-row>
        <table:table-row table:style-name="ro3">
          <table:table-cell table:formula="of:=[.A38]" office:value-type="float" office:value="225" calcext:value-type="float">
            <text:p>225</text:p>
          </table:table-cell>
          <table:table-cell table:formula="of:=[.B38]" office:value-type="float" office:value="32" calcext:value-type="float">
            <text:p>32</text:p>
          </table:table-cell>
          <table:table-cell table:formula="of:=IF([.C$5]=[.C38]; 5; [.C38]+5)" office:value-type="float" office:value="35" calcext:value-type="float">
            <text:p>35</text:p>
          </table:table-cell>
          <table:table-cell table:formula="of:=[.AI39]&amp;&quot;, &quot;&amp;[.AJ39]&amp;&quot;, &quot;&amp;[.AK39]" office:value-type="string" office:string-value="61, 75, 118" calcext:value-type="string">
            <text:p>61, 75, 118</text:p>
          </table:table-cell>
          <table:table-cell table:formula="of:=DEC2HEX([.AI39]; 2)&amp;DEC2HEX([.AJ39]; 2)&amp;DEC2HEX([.AK39]; 2)" office:value-type="string" office:string-value="3D4B76" calcext:value-type="string">
            <text:p>3D4B76</text:p>
          </table:table-cell>
          <table:table-cell table:formula="of:=[.A39]/360" office:value-type="float" office:value="0.625" calcext:value-type="float">
            <text:p>0.625</text:p>
          </table:table-cell>
          <table:table-cell table:formula="of:=[.B39]/100" office:value-type="float" office:value="0.32" calcext:value-type="float">
            <text:p>0.32</text:p>
          </table:table-cell>
          <table:table-cell table:formula="of:=[.C39]/100" office:value-type="float" office:value="0.35" calcext:value-type="float">
            <text:p>0.35</text:p>
          </table:table-cell>
          <table:table-cell table:formula="of:=IF([.B39]&gt;0; TRUE(); FALSE())" office:value-type="boolean" office:boolean-value="true" calcext:value-type="boolean">
            <text:p>TRUE</text:p>
          </table:table-cell>
          <table:table-cell table:formula="of:=IF([.I39]; &quot;&quot;; ROUND([.C39]*2.55))">
            <text:p/>
          </table:table-cell>
          <table:table-cell table:formula="of:=[.J39]">
            <text:p/>
          </table:table-cell>
          <table:table-cell table:formula="of:=[.J39]">
            <text:p/>
          </table:table-cell>
          <table:table-cell table:formula="of:=[.H39] * (1 + [.G39])" office:value-type="float" office:value="0.462" calcext:value-type="float">
            <text:p>0.462</text:p>
          </table:table-cell>
          <table:table-cell table:formula="of:= ([.H39] + [.G39]) - ([.H39] * [.G39])" office:value-type="float" office:value="0.558" calcext:value-type="float">
            <text:p>0.558</text:p>
          </table:table-cell>
          <table:table-cell table:formula="of:=IF([.H39] &lt;= 0.5; [.M39]; [.N39])" office:value-type="float" office:value="0.462" calcext:value-type="float">
            <text:p>0.462</text:p>
          </table:table-cell>
          <table:table-cell table:formula="of:= (2 * [.H39]) - [.O39]" office:value-type="float" office:value="0.238" calcext:value-type="float">
            <text:p>0.238</text:p>
          </table:table-cell>
          <table:table-cell table:formula="of:=[.F39] + (1/3)" office:value-type="float" office:value="0.958333333333333" calcext:value-type="float">
            <text:p>0.958333333333333</text:p>
          </table:table-cell>
          <table:table-cell table:formula="of:=[.F39]" office:value-type="float" office:value="0.625" calcext:value-type="float">
            <text:p>0.625</text:p>
          </table:table-cell>
          <table:table-cell table:formula="of:=[.F39] - (1/3)" office:value-type="float" office:value="0.291666666666667" calcext:value-type="float">
            <text:p>0.291666666666667</text:p>
          </table:table-cell>
          <table:table-cell table:formula="of:=IF([.Q39]&lt;0; [.Q39]+1; IF([.Q39]&gt;1; [.Q39]-1; [.Q39]))" office:value-type="float" office:value="0.958333333333333" calcext:value-type="float">
            <text:p>0.958333333333333</text:p>
          </table:table-cell>
          <table:table-cell table:formula="of:=IF([.R39]&lt;0; [.R39]+1; IF([.R39]&gt;1; [.R39]-1; [.R39]))" office:value-type="float" office:value="0.625" calcext:value-type="float">
            <text:p>0.625</text:p>
          </table:table-cell>
          <table:table-cell table:formula="of:=IF([.S39]&lt;0; [.S39]+1; IF([.S39]&gt;1; [.S39]-1; [.S39]))" office:value-type="float" office:value="0.291666666666667" calcext:value-type="float">
            <text:p>0.291666666666667</text:p>
          </table:table-cell>
          <table:table-cell table:formula="of:=IF((6* [.T39]) &lt; 1; TRUE(); FALSE())" office:value-type="boolean" office:boolean-value="false" calcext:value-type="boolean">
            <text:p>FALSE</text:p>
          </table:table-cell>
          <table:table-cell table:formula="of:=IF((2* [.T39]) &lt; 1; TRUE(); FALSE())" office:value-type="boolean" office:boolean-value="false" calcext:value-type="boolean">
            <text:p>FALSE</text:p>
          </table:table-cell>
          <table:table-cell table:formula="of:=IF((3* [.T39]) &lt; 2; TRUE(); FALSE())" office:value-type="boolean" office:boolean-value="false" calcext:value-type="boolean">
            <text:p>FALSE</text:p>
          </table:table-cell>
          <table:table-cell table:formula="of:=IF((6* [.U39]) &lt; 1; TRUE(); FALSE())" office:value-type="boolean" office:boolean-value="false" calcext:value-type="boolean">
            <text:p>FALSE</text:p>
          </table:table-cell>
          <table:table-cell table:formula="of:=IF((2* [.U39]) &lt; 1; TRUE(); FALSE())" office:value-type="boolean" office:boolean-value="false" calcext:value-type="boolean">
            <text:p>FALSE</text:p>
          </table:table-cell>
          <table:table-cell table:formula="of:=IF((3* [.U39]) &lt; 2; TRUE(); FALSE())" office:value-type="boolean" office:boolean-value="true" calcext:value-type="boolean">
            <text:p>TRUE</text:p>
          </table:table-cell>
          <table:table-cell table:formula="of:=IF((6* [.V39]) &lt; 1; TRUE(); FALSE())" office:value-type="boolean" office:boolean-value="false" calcext:value-type="boolean">
            <text:p>FALSE</text:p>
          </table:table-cell>
          <table:table-cell table:formula="of:=IF((2* [.V39]) &lt; 1; TRUE(); FALSE())" office:value-type="boolean" office:boolean-value="true" calcext:value-type="boolean">
            <text:p>TRUE</text:p>
          </table:table-cell>
          <table:table-cell table:formula="of:=IF((3* [.V39]) &lt; 2; TRUE(); FALSE())" office:value-type="boolean" office:boolean-value="true" calcext:value-type="boolean">
            <text:p>TRUE</text:p>
          </table:table-cell>
          <table:table-cell table:formula="of:=IF([.W39]; [.$P39] + ([.$O39] - [.$P39]) * 6 * [.T39]; IF([.X39]; [.$O39]; IF([.Y39]; [.$P39] + (([.$O39] - [.$P39]) * ((2/3) - [.T39]) * 6); [.$P39])))" office:value-type="float" office:value="0.238" calcext:value-type="float">
            <text:p>0.238</text:p>
          </table:table-cell>
          <table:table-cell table:formula="of:=IF([.Z39]; [.$P39] + ([.$O39] - [.$P39]) * 6 * [.U39]; IF([.AA39]; [.$O39]; IF([.AB39]; [.$P39] + (([.$O39] - [.$P39]) * ((2/3) - [.U39]) * 6); [.$P39])))" office:value-type="float" office:value="0.294" calcext:value-type="float">
            <text:p>0.294</text:p>
          </table:table-cell>
          <table:table-cell table:formula="of:=IF([.AC39]; [.$P39] + ([.$O39] - [.$P39]) * 6 * [.V39]; IF([.AD39]; [.$O39]; IF([.AE39]; [.$P39] + (([.$O39] - [.$P39]) * ((2/3) - [.V39]) * 6); [.$P39])))" office:value-type="float" office:value="0.462" calcext:value-type="float">
            <text:p>0.462</text:p>
          </table:table-cell>
          <table:table-cell table:formula="of:=ROUND([.AF39]*255)" office:value-type="float" office:value="61" calcext:value-type="float">
            <text:p>61</text:p>
          </table:table-cell>
          <table:table-cell table:formula="of:=ROUND([.AG39]*255)" office:value-type="float" office:value="75" calcext:value-type="float">
            <text:p>75</text:p>
          </table:table-cell>
          <table:table-cell table:formula="of:=ROUND([.AH39]*255)" office:value-type="float" office:value="118" calcext:value-type="float">
            <text:p>118</text:p>
          </table:table-cell>
        </table:table-row>
        <table:table-row table:style-name="ro3">
          <table:table-cell table:formula="of:=[.A39]" office:value-type="float" office:value="225" calcext:value-type="float">
            <text:p>225</text:p>
          </table:table-cell>
          <table:table-cell table:formula="of:=[.B39]" office:value-type="float" office:value="32" calcext:value-type="float">
            <text:p>32</text:p>
          </table:table-cell>
          <table:table-cell table:formula="of:=IF([.C$5]=[.C39]; 5; [.C39]+5)" office:value-type="float" office:value="40" calcext:value-type="float">
            <text:p>40</text:p>
          </table:table-cell>
          <table:table-cell table:formula="of:=[.AI40]&amp;&quot;, &quot;&amp;[.AJ40]&amp;&quot;, &quot;&amp;[.AK40]" office:value-type="string" office:string-value="69, 86, 135" calcext:value-type="string">
            <text:p>69, 86, 135</text:p>
          </table:table-cell>
          <table:table-cell table:formula="of:=DEC2HEX([.AI40]; 2)&amp;DEC2HEX([.AJ40]; 2)&amp;DEC2HEX([.AK40]; 2)" office:value-type="string" office:string-value="455687" calcext:value-type="string">
            <text:p>455687</text:p>
          </table:table-cell>
          <table:table-cell table:formula="of:=[.A40]/360" office:value-type="float" office:value="0.625" calcext:value-type="float">
            <text:p>0.625</text:p>
          </table:table-cell>
          <table:table-cell table:formula="of:=[.B40]/100" office:value-type="float" office:value="0.32" calcext:value-type="float">
            <text:p>0.32</text:p>
          </table:table-cell>
          <table:table-cell table:formula="of:=[.C40]/100" office:value-type="float" office:value="0.4" calcext:value-type="float">
            <text:p>0.4</text:p>
          </table:table-cell>
          <table:table-cell table:formula="of:=IF([.B40]&gt;0; TRUE(); FALSE())" office:value-type="boolean" office:boolean-value="true" calcext:value-type="boolean">
            <text:p>TRUE</text:p>
          </table:table-cell>
          <table:table-cell table:formula="of:=IF([.I40]; &quot;&quot;; ROUND([.C40]*2.55))">
            <text:p/>
          </table:table-cell>
          <table:table-cell table:formula="of:=[.J40]">
            <text:p/>
          </table:table-cell>
          <table:table-cell table:formula="of:=[.J40]">
            <text:p/>
          </table:table-cell>
          <table:table-cell table:formula="of:=[.H40] * (1 + [.G40])" office:value-type="float" office:value="0.528" calcext:value-type="float">
            <text:p>0.528</text:p>
          </table:table-cell>
          <table:table-cell table:formula="of:= ([.H40] + [.G40]) - ([.H40] * [.G40])" office:value-type="float" office:value="0.592" calcext:value-type="float">
            <text:p>0.592</text:p>
          </table:table-cell>
          <table:table-cell table:formula="of:=IF([.H40] &lt;= 0.5; [.M40]; [.N40])" office:value-type="float" office:value="0.528" calcext:value-type="float">
            <text:p>0.528</text:p>
          </table:table-cell>
          <table:table-cell table:formula="of:= (2 * [.H40]) - [.O40]" office:value-type="float" office:value="0.272" calcext:value-type="float">
            <text:p>0.272</text:p>
          </table:table-cell>
          <table:table-cell table:formula="of:=[.F40] + (1/3)" office:value-type="float" office:value="0.958333333333333" calcext:value-type="float">
            <text:p>0.958333333333333</text:p>
          </table:table-cell>
          <table:table-cell table:formula="of:=[.F40]" office:value-type="float" office:value="0.625" calcext:value-type="float">
            <text:p>0.625</text:p>
          </table:table-cell>
          <table:table-cell table:formula="of:=[.F40] - (1/3)" office:value-type="float" office:value="0.291666666666667" calcext:value-type="float">
            <text:p>0.291666666666667</text:p>
          </table:table-cell>
          <table:table-cell table:formula="of:=IF([.Q40]&lt;0; [.Q40]+1; IF([.Q40]&gt;1; [.Q40]-1; [.Q40]))" office:value-type="float" office:value="0.958333333333333" calcext:value-type="float">
            <text:p>0.958333333333333</text:p>
          </table:table-cell>
          <table:table-cell table:formula="of:=IF([.R40]&lt;0; [.R40]+1; IF([.R40]&gt;1; [.R40]-1; [.R40]))" office:value-type="float" office:value="0.625" calcext:value-type="float">
            <text:p>0.625</text:p>
          </table:table-cell>
          <table:table-cell table:formula="of:=IF([.S40]&lt;0; [.S40]+1; IF([.S40]&gt;1; [.S40]-1; [.S40]))" office:value-type="float" office:value="0.291666666666667" calcext:value-type="float">
            <text:p>0.291666666666667</text:p>
          </table:table-cell>
          <table:table-cell table:formula="of:=IF((6* [.T40]) &lt; 1; TRUE(); FALSE())" office:value-type="boolean" office:boolean-value="false" calcext:value-type="boolean">
            <text:p>FALSE</text:p>
          </table:table-cell>
          <table:table-cell table:formula="of:=IF((2* [.T40]) &lt; 1; TRUE(); FALSE())" office:value-type="boolean" office:boolean-value="false" calcext:value-type="boolean">
            <text:p>FALSE</text:p>
          </table:table-cell>
          <table:table-cell table:formula="of:=IF((3* [.T40]) &lt; 2; TRUE(); FALSE())" office:value-type="boolean" office:boolean-value="false" calcext:value-type="boolean">
            <text:p>FALSE</text:p>
          </table:table-cell>
          <table:table-cell table:formula="of:=IF((6* [.U40]) &lt; 1; TRUE(); FALSE())" office:value-type="boolean" office:boolean-value="false" calcext:value-type="boolean">
            <text:p>FALSE</text:p>
          </table:table-cell>
          <table:table-cell table:formula="of:=IF((2* [.U40]) &lt; 1; TRUE(); FALSE())" office:value-type="boolean" office:boolean-value="false" calcext:value-type="boolean">
            <text:p>FALSE</text:p>
          </table:table-cell>
          <table:table-cell table:formula="of:=IF((3* [.U40]) &lt; 2; TRUE(); FALSE())" office:value-type="boolean" office:boolean-value="true" calcext:value-type="boolean">
            <text:p>TRUE</text:p>
          </table:table-cell>
          <table:table-cell table:formula="of:=IF((6* [.V40]) &lt; 1; TRUE(); FALSE())" office:value-type="boolean" office:boolean-value="false" calcext:value-type="boolean">
            <text:p>FALSE</text:p>
          </table:table-cell>
          <table:table-cell table:formula="of:=IF((2* [.V40]) &lt; 1; TRUE(); FALSE())" office:value-type="boolean" office:boolean-value="true" calcext:value-type="boolean">
            <text:p>TRUE</text:p>
          </table:table-cell>
          <table:table-cell table:formula="of:=IF((3* [.V40]) &lt; 2; TRUE(); FALSE())" office:value-type="boolean" office:boolean-value="true" calcext:value-type="boolean">
            <text:p>TRUE</text:p>
          </table:table-cell>
          <table:table-cell table:formula="of:=IF([.W40]; [.$P40] + ([.$O40] - [.$P40]) * 6 * [.T40]; IF([.X40]; [.$O40]; IF([.Y40]; [.$P40] + (([.$O40] - [.$P40]) * ((2/3) - [.T40]) * 6); [.$P40])))" office:value-type="float" office:value="0.272" calcext:value-type="float">
            <text:p>0.272</text:p>
          </table:table-cell>
          <table:table-cell table:formula="of:=IF([.Z40]; [.$P40] + ([.$O40] - [.$P40]) * 6 * [.U40]; IF([.AA40]; [.$O40]; IF([.AB40]; [.$P40] + (([.$O40] - [.$P40]) * ((2/3) - [.U40]) * 6); [.$P40])))" office:value-type="float" office:value="0.336" calcext:value-type="float">
            <text:p>0.336</text:p>
          </table:table-cell>
          <table:table-cell table:formula="of:=IF([.AC40]; [.$P40] + ([.$O40] - [.$P40]) * 6 * [.V40]; IF([.AD40]; [.$O40]; IF([.AE40]; [.$P40] + (([.$O40] - [.$P40]) * ((2/3) - [.V40]) * 6); [.$P40])))" office:value-type="float" office:value="0.528" calcext:value-type="float">
            <text:p>0.528</text:p>
          </table:table-cell>
          <table:table-cell table:formula="of:=ROUND([.AF40]*255)" office:value-type="float" office:value="69" calcext:value-type="float">
            <text:p>69</text:p>
          </table:table-cell>
          <table:table-cell table:formula="of:=ROUND([.AG40]*255)" office:value-type="float" office:value="86" calcext:value-type="float">
            <text:p>86</text:p>
          </table:table-cell>
          <table:table-cell table:formula="of:=ROUND([.AH40]*255)" office:value-type="float" office:value="135" calcext:value-type="float">
            <text:p>135</text:p>
          </table:table-cell>
        </table:table-row>
        <table:table-row table:style-name="ro3">
          <table:table-cell table:formula="of:=[.A40]" office:value-type="float" office:value="225" calcext:value-type="float">
            <text:p>225</text:p>
          </table:table-cell>
          <table:table-cell table:formula="of:=[.B40]" office:value-type="float" office:value="32" calcext:value-type="float">
            <text:p>32</text:p>
          </table:table-cell>
          <table:table-cell table:formula="of:=IF([.C$5]=[.C40]; 5; [.C40]+5)" office:value-type="float" office:value="45" calcext:value-type="float">
            <text:p>45</text:p>
          </table:table-cell>
          <table:table-cell table:formula="of:=[.AI41]&amp;&quot;, &quot;&amp;[.AJ41]&amp;&quot;, &quot;&amp;[.AK41]" office:value-type="string" office:string-value="78, 96, 151" calcext:value-type="string">
            <text:p>78, 96, 151</text:p>
          </table:table-cell>
          <table:table-cell table:formula="of:=DEC2HEX([.AI41]; 2)&amp;DEC2HEX([.AJ41]; 2)&amp;DEC2HEX([.AK41]; 2)" office:value-type="string" office:string-value="4E6097" calcext:value-type="string">
            <text:p>4E6097</text:p>
          </table:table-cell>
          <table:table-cell table:formula="of:=[.A41]/360" office:value-type="float" office:value="0.625" calcext:value-type="float">
            <text:p>0.625</text:p>
          </table:table-cell>
          <table:table-cell table:formula="of:=[.B41]/100" office:value-type="float" office:value="0.32" calcext:value-type="float">
            <text:p>0.32</text:p>
          </table:table-cell>
          <table:table-cell table:formula="of:=[.C41]/100" office:value-type="float" office:value="0.45" calcext:value-type="float">
            <text:p>0.45</text:p>
          </table:table-cell>
          <table:table-cell table:formula="of:=IF([.B41]&gt;0; TRUE(); FALSE())" office:value-type="boolean" office:boolean-value="true" calcext:value-type="boolean">
            <text:p>TRUE</text:p>
          </table:table-cell>
          <table:table-cell table:formula="of:=IF([.I41]; &quot;&quot;; ROUND([.C41]*2.55))">
            <text:p/>
          </table:table-cell>
          <table:table-cell table:formula="of:=[.J41]">
            <text:p/>
          </table:table-cell>
          <table:table-cell table:formula="of:=[.J41]">
            <text:p/>
          </table:table-cell>
          <table:table-cell table:formula="of:=[.H41] * (1 + [.G41])" office:value-type="float" office:value="0.594" calcext:value-type="float">
            <text:p>0.594</text:p>
          </table:table-cell>
          <table:table-cell table:formula="of:= ([.H41] + [.G41]) - ([.H41] * [.G41])" office:value-type="float" office:value="0.626" calcext:value-type="float">
            <text:p>0.626</text:p>
          </table:table-cell>
          <table:table-cell table:formula="of:=IF([.H41] &lt;= 0.5; [.M41]; [.N41])" office:value-type="float" office:value="0.594" calcext:value-type="float">
            <text:p>0.594</text:p>
          </table:table-cell>
          <table:table-cell table:formula="of:= (2 * [.H41]) - [.O41]" office:value-type="float" office:value="0.306" calcext:value-type="float">
            <text:p>0.306</text:p>
          </table:table-cell>
          <table:table-cell table:formula="of:=[.F41] + (1/3)" office:value-type="float" office:value="0.958333333333333" calcext:value-type="float">
            <text:p>0.958333333333333</text:p>
          </table:table-cell>
          <table:table-cell table:formula="of:=[.F41]" office:value-type="float" office:value="0.625" calcext:value-type="float">
            <text:p>0.625</text:p>
          </table:table-cell>
          <table:table-cell table:formula="of:=[.F41] - (1/3)" office:value-type="float" office:value="0.291666666666667" calcext:value-type="float">
            <text:p>0.291666666666667</text:p>
          </table:table-cell>
          <table:table-cell table:formula="of:=IF([.Q41]&lt;0; [.Q41]+1; IF([.Q41]&gt;1; [.Q41]-1; [.Q41]))" office:value-type="float" office:value="0.958333333333333" calcext:value-type="float">
            <text:p>0.958333333333333</text:p>
          </table:table-cell>
          <table:table-cell table:formula="of:=IF([.R41]&lt;0; [.R41]+1; IF([.R41]&gt;1; [.R41]-1; [.R41]))" office:value-type="float" office:value="0.625" calcext:value-type="float">
            <text:p>0.625</text:p>
          </table:table-cell>
          <table:table-cell table:formula="of:=IF([.S41]&lt;0; [.S41]+1; IF([.S41]&gt;1; [.S41]-1; [.S41]))" office:value-type="float" office:value="0.291666666666667" calcext:value-type="float">
            <text:p>0.291666666666667</text:p>
          </table:table-cell>
          <table:table-cell table:formula="of:=IF((6* [.T41]) &lt; 1; TRUE(); FALSE())" office:value-type="boolean" office:boolean-value="false" calcext:value-type="boolean">
            <text:p>FALSE</text:p>
          </table:table-cell>
          <table:table-cell table:formula="of:=IF((2* [.T41]) &lt; 1; TRUE(); FALSE())" office:value-type="boolean" office:boolean-value="false" calcext:value-type="boolean">
            <text:p>FALSE</text:p>
          </table:table-cell>
          <table:table-cell table:formula="of:=IF((3* [.T41]) &lt; 2; TRUE(); FALSE())" office:value-type="boolean" office:boolean-value="false" calcext:value-type="boolean">
            <text:p>FALSE</text:p>
          </table:table-cell>
          <table:table-cell table:formula="of:=IF((6* [.U41]) &lt; 1; TRUE(); FALSE())" office:value-type="boolean" office:boolean-value="false" calcext:value-type="boolean">
            <text:p>FALSE</text:p>
          </table:table-cell>
          <table:table-cell table:formula="of:=IF((2* [.U41]) &lt; 1; TRUE(); FALSE())" office:value-type="boolean" office:boolean-value="false" calcext:value-type="boolean">
            <text:p>FALSE</text:p>
          </table:table-cell>
          <table:table-cell table:formula="of:=IF((3* [.U41]) &lt; 2; TRUE(); FALSE())" office:value-type="boolean" office:boolean-value="true" calcext:value-type="boolean">
            <text:p>TRUE</text:p>
          </table:table-cell>
          <table:table-cell table:formula="of:=IF((6* [.V41]) &lt; 1; TRUE(); FALSE())" office:value-type="boolean" office:boolean-value="false" calcext:value-type="boolean">
            <text:p>FALSE</text:p>
          </table:table-cell>
          <table:table-cell table:formula="of:=IF((2* [.V41]) &lt; 1; TRUE(); FALSE())" office:value-type="boolean" office:boolean-value="true" calcext:value-type="boolean">
            <text:p>TRUE</text:p>
          </table:table-cell>
          <table:table-cell table:formula="of:=IF((3* [.V41]) &lt; 2; TRUE(); FALSE())" office:value-type="boolean" office:boolean-value="true" calcext:value-type="boolean">
            <text:p>TRUE</text:p>
          </table:table-cell>
          <table:table-cell table:formula="of:=IF([.W41]; [.$P41] + ([.$O41] - [.$P41]) * 6 * [.T41]; IF([.X41]; [.$O41]; IF([.Y41]; [.$P41] + (([.$O41] - [.$P41]) * ((2/3) - [.T41]) * 6); [.$P41])))" office:value-type="float" office:value="0.306" calcext:value-type="float">
            <text:p>0.306</text:p>
          </table:table-cell>
          <table:table-cell table:formula="of:=IF([.Z41]; [.$P41] + ([.$O41] - [.$P41]) * 6 * [.U41]; IF([.AA41]; [.$O41]; IF([.AB41]; [.$P41] + (([.$O41] - [.$P41]) * ((2/3) - [.U41]) * 6); [.$P41])))" office:value-type="float" office:value="0.378" calcext:value-type="float">
            <text:p>0.378</text:p>
          </table:table-cell>
          <table:table-cell table:formula="of:=IF([.AC41]; [.$P41] + ([.$O41] - [.$P41]) * 6 * [.V41]; IF([.AD41]; [.$O41]; IF([.AE41]; [.$P41] + (([.$O41] - [.$P41]) * ((2/3) - [.V41]) * 6); [.$P41])))" office:value-type="float" office:value="0.594" calcext:value-type="float">
            <text:p>0.594</text:p>
          </table:table-cell>
          <table:table-cell table:formula="of:=ROUND([.AF41]*255)" office:value-type="float" office:value="78" calcext:value-type="float">
            <text:p>78</text:p>
          </table:table-cell>
          <table:table-cell table:formula="of:=ROUND([.AG41]*255)" office:value-type="float" office:value="96" calcext:value-type="float">
            <text:p>96</text:p>
          </table:table-cell>
          <table:table-cell table:formula="of:=ROUND([.AH41]*255)" office:value-type="float" office:value="151" calcext:value-type="float">
            <text:p>151</text:p>
          </table:table-cell>
        </table:table-row>
        <table:table-row table:style-name="ro3">
          <table:table-cell table:formula="of:=[.A41]" office:value-type="float" office:value="225" calcext:value-type="float">
            <text:p>225</text:p>
          </table:table-cell>
          <table:table-cell table:formula="of:=[.B41]" office:value-type="float" office:value="32" calcext:value-type="float">
            <text:p>32</text:p>
          </table:table-cell>
          <table:table-cell table:formula="of:=IF([.C$5]=[.C41]; 5; [.C41]+5)" office:value-type="float" office:value="50" calcext:value-type="float">
            <text:p>50</text:p>
          </table:table-cell>
          <table:table-cell table:formula="of:=[.AI42]&amp;&quot;, &quot;&amp;[.AJ42]&amp;&quot;, &quot;&amp;[.AK42]" office:value-type="string" office:string-value="87, 107, 168" calcext:value-type="string">
            <text:p>87, 107, 168</text:p>
          </table:table-cell>
          <table:table-cell table:formula="of:=DEC2HEX([.AI42]; 2)&amp;DEC2HEX([.AJ42]; 2)&amp;DEC2HEX([.AK42]; 2)" office:value-type="string" office:string-value="576BA8" calcext:value-type="string">
            <text:p>576BA8</text:p>
          </table:table-cell>
          <table:table-cell table:formula="of:=[.A42]/360" office:value-type="float" office:value="0.625" calcext:value-type="float">
            <text:p>0.625</text:p>
          </table:table-cell>
          <table:table-cell table:formula="of:=[.B42]/100" office:value-type="float" office:value="0.32" calcext:value-type="float">
            <text:p>0.32</text:p>
          </table:table-cell>
          <table:table-cell table:formula="of:=[.C42]/100" office:value-type="float" office:value="0.5" calcext:value-type="float">
            <text:p>0.5</text:p>
          </table:table-cell>
          <table:table-cell table:formula="of:=IF([.B42]&gt;0; TRUE(); FALSE())" office:value-type="boolean" office:boolean-value="true" calcext:value-type="boolean">
            <text:p>TRUE</text:p>
          </table:table-cell>
          <table:table-cell table:formula="of:=IF([.I42]; &quot;&quot;; ROUND([.C42]*2.55))">
            <text:p/>
          </table:table-cell>
          <table:table-cell table:formula="of:=[.J42]">
            <text:p/>
          </table:table-cell>
          <table:table-cell table:formula="of:=[.J42]">
            <text:p/>
          </table:table-cell>
          <table:table-cell table:formula="of:=[.H42] * (1 + [.G42])" office:value-type="float" office:value="0.66" calcext:value-type="float">
            <text:p>0.66</text:p>
          </table:table-cell>
          <table:table-cell table:formula="of:= ([.H42] + [.G42]) - ([.H42] * [.G42])" office:value-type="float" office:value="0.66" calcext:value-type="float">
            <text:p>0.66</text:p>
          </table:table-cell>
          <table:table-cell table:formula="of:=IF([.H42] &lt;= 0.5; [.M42]; [.N42])" office:value-type="float" office:value="0.66" calcext:value-type="float">
            <text:p>0.66</text:p>
          </table:table-cell>
          <table:table-cell table:formula="of:= (2 * [.H42]) - [.O42]" office:value-type="float" office:value="0.34" calcext:value-type="float">
            <text:p>0.34</text:p>
          </table:table-cell>
          <table:table-cell table:formula="of:=[.F42] + (1/3)" office:value-type="float" office:value="0.958333333333333" calcext:value-type="float">
            <text:p>0.958333333333333</text:p>
          </table:table-cell>
          <table:table-cell table:formula="of:=[.F42]" office:value-type="float" office:value="0.625" calcext:value-type="float">
            <text:p>0.625</text:p>
          </table:table-cell>
          <table:table-cell table:formula="of:=[.F42] - (1/3)" office:value-type="float" office:value="0.291666666666667" calcext:value-type="float">
            <text:p>0.291666666666667</text:p>
          </table:table-cell>
          <table:table-cell table:formula="of:=IF([.Q42]&lt;0; [.Q42]+1; IF([.Q42]&gt;1; [.Q42]-1; [.Q42]))" office:value-type="float" office:value="0.958333333333333" calcext:value-type="float">
            <text:p>0.958333333333333</text:p>
          </table:table-cell>
          <table:table-cell table:formula="of:=IF([.R42]&lt;0; [.R42]+1; IF([.R42]&gt;1; [.R42]-1; [.R42]))" office:value-type="float" office:value="0.625" calcext:value-type="float">
            <text:p>0.625</text:p>
          </table:table-cell>
          <table:table-cell table:formula="of:=IF([.S42]&lt;0; [.S42]+1; IF([.S42]&gt;1; [.S42]-1; [.S42]))" office:value-type="float" office:value="0.291666666666667" calcext:value-type="float">
            <text:p>0.291666666666667</text:p>
          </table:table-cell>
          <table:table-cell table:formula="of:=IF((6* [.T42]) &lt; 1; TRUE(); FALSE())" office:value-type="boolean" office:boolean-value="false" calcext:value-type="boolean">
            <text:p>FALSE</text:p>
          </table:table-cell>
          <table:table-cell table:formula="of:=IF((2* [.T42]) &lt; 1; TRUE(); FALSE())" office:value-type="boolean" office:boolean-value="false" calcext:value-type="boolean">
            <text:p>FALSE</text:p>
          </table:table-cell>
          <table:table-cell table:formula="of:=IF((3* [.T42]) &lt; 2; TRUE(); FALSE())" office:value-type="boolean" office:boolean-value="false" calcext:value-type="boolean">
            <text:p>FALSE</text:p>
          </table:table-cell>
          <table:table-cell table:formula="of:=IF((6* [.U42]) &lt; 1; TRUE(); FALSE())" office:value-type="boolean" office:boolean-value="false" calcext:value-type="boolean">
            <text:p>FALSE</text:p>
          </table:table-cell>
          <table:table-cell table:formula="of:=IF((2* [.U42]) &lt; 1; TRUE(); FALSE())" office:value-type="boolean" office:boolean-value="false" calcext:value-type="boolean">
            <text:p>FALSE</text:p>
          </table:table-cell>
          <table:table-cell table:formula="of:=IF((3* [.U42]) &lt; 2; TRUE(); FALSE())" office:value-type="boolean" office:boolean-value="true" calcext:value-type="boolean">
            <text:p>TRUE</text:p>
          </table:table-cell>
          <table:table-cell table:formula="of:=IF((6* [.V42]) &lt; 1; TRUE(); FALSE())" office:value-type="boolean" office:boolean-value="false" calcext:value-type="boolean">
            <text:p>FALSE</text:p>
          </table:table-cell>
          <table:table-cell table:formula="of:=IF((2* [.V42]) &lt; 1; TRUE(); FALSE())" office:value-type="boolean" office:boolean-value="true" calcext:value-type="boolean">
            <text:p>TRUE</text:p>
          </table:table-cell>
          <table:table-cell table:formula="of:=IF((3* [.V42]) &lt; 2; TRUE(); FALSE())" office:value-type="boolean" office:boolean-value="true" calcext:value-type="boolean">
            <text:p>TRUE</text:p>
          </table:table-cell>
          <table:table-cell table:formula="of:=IF([.W42]; [.$P42] + ([.$O42] - [.$P42]) * 6 * [.T42]; IF([.X42]; [.$O42]; IF([.Y42]; [.$P42] + (([.$O42] - [.$P42]) * ((2/3) - [.T42]) * 6); [.$P42])))" office:value-type="float" office:value="0.34" calcext:value-type="float">
            <text:p>0.34</text:p>
          </table:table-cell>
          <table:table-cell table:formula="of:=IF([.Z42]; [.$P42] + ([.$O42] - [.$P42]) * 6 * [.U42]; IF([.AA42]; [.$O42]; IF([.AB42]; [.$P42] + (([.$O42] - [.$P42]) * ((2/3) - [.U42]) * 6); [.$P42])))" office:value-type="float" office:value="0.42" calcext:value-type="float">
            <text:p>0.42</text:p>
          </table:table-cell>
          <table:table-cell table:formula="of:=IF([.AC42]; [.$P42] + ([.$O42] - [.$P42]) * 6 * [.V42]; IF([.AD42]; [.$O42]; IF([.AE42]; [.$P42] + (([.$O42] - [.$P42]) * ((2/3) - [.V42]) * 6); [.$P42])))" office:value-type="float" office:value="0.66" calcext:value-type="float">
            <text:p>0.66</text:p>
          </table:table-cell>
          <table:table-cell table:formula="of:=ROUND([.AF42]*255)" office:value-type="float" office:value="87" calcext:value-type="float">
            <text:p>87</text:p>
          </table:table-cell>
          <table:table-cell table:formula="of:=ROUND([.AG42]*255)" office:value-type="float" office:value="107" calcext:value-type="float">
            <text:p>107</text:p>
          </table:table-cell>
          <table:table-cell table:formula="of:=ROUND([.AH42]*255)" office:value-type="float" office:value="168" calcext:value-type="float">
            <text:p>168</text:p>
          </table:table-cell>
        </table:table-row>
        <table:table-row table:style-name="ro3">
          <table:table-cell table:formula="of:=[.A42]" office:value-type="float" office:value="225" calcext:value-type="float">
            <text:p>225</text:p>
          </table:table-cell>
          <table:table-cell table:formula="of:=[.B42]" office:value-type="float" office:value="32" calcext:value-type="float">
            <text:p>32</text:p>
          </table:table-cell>
          <table:table-cell table:formula="of:=IF([.C$5]=[.C42]; 5; [.C42]+5)" office:value-type="float" office:value="55" calcext:value-type="float">
            <text:p>55</text:p>
          </table:table-cell>
          <table:table-cell table:formula="of:=[.AI43]&amp;&quot;, &quot;&amp;[.AJ43]&amp;&quot;, &quot;&amp;[.AK43]" office:value-type="string" office:string-value="104, 122, 177" calcext:value-type="string">
            <text:p>104, 122, 177</text:p>
          </table:table-cell>
          <table:table-cell table:formula="of:=DEC2HEX([.AI43]; 2)&amp;DEC2HEX([.AJ43]; 2)&amp;DEC2HEX([.AK43]; 2)" office:value-type="string" office:string-value="687AB1" calcext:value-type="string">
            <text:p>687AB1</text:p>
          </table:table-cell>
          <table:table-cell table:formula="of:=[.A43]/360" office:value-type="float" office:value="0.625" calcext:value-type="float">
            <text:p>0.625</text:p>
          </table:table-cell>
          <table:table-cell table:formula="of:=[.B43]/100" office:value-type="float" office:value="0.32" calcext:value-type="float">
            <text:p>0.32</text:p>
          </table:table-cell>
          <table:table-cell table:formula="of:=[.C43]/100" office:value-type="float" office:value="0.55" calcext:value-type="float">
            <text:p>0.55</text:p>
          </table:table-cell>
          <table:table-cell table:formula="of:=IF([.B43]&gt;0; TRUE(); FALSE())" office:value-type="boolean" office:boolean-value="true" calcext:value-type="boolean">
            <text:p>TRUE</text:p>
          </table:table-cell>
          <table:table-cell table:formula="of:=IF([.I43]; &quot;&quot;; ROUND([.C43]*2.55))">
            <text:p/>
          </table:table-cell>
          <table:table-cell table:formula="of:=[.J43]">
            <text:p/>
          </table:table-cell>
          <table:table-cell table:formula="of:=[.J43]">
            <text:p/>
          </table:table-cell>
          <table:table-cell table:formula="of:=[.H43] * (1 + [.G43])" office:value-type="float" office:value="0.726" calcext:value-type="float">
            <text:p>0.726</text:p>
          </table:table-cell>
          <table:table-cell table:formula="of:= ([.H43] + [.G43]) - ([.H43] * [.G43])" office:value-type="float" office:value="0.694" calcext:value-type="float">
            <text:p>0.694</text:p>
          </table:table-cell>
          <table:table-cell table:formula="of:=IF([.H43] &lt;= 0.5; [.M43]; [.N43])" office:value-type="float" office:value="0.694" calcext:value-type="float">
            <text:p>0.694</text:p>
          </table:table-cell>
          <table:table-cell table:formula="of:= (2 * [.H43]) - [.O43]" office:value-type="float" office:value="0.406" calcext:value-type="float">
            <text:p>0.406</text:p>
          </table:table-cell>
          <table:table-cell table:formula="of:=[.F43] + (1/3)" office:value-type="float" office:value="0.958333333333333" calcext:value-type="float">
            <text:p>0.958333333333333</text:p>
          </table:table-cell>
          <table:table-cell table:formula="of:=[.F43]" office:value-type="float" office:value="0.625" calcext:value-type="float">
            <text:p>0.625</text:p>
          </table:table-cell>
          <table:table-cell table:formula="of:=[.F43] - (1/3)" office:value-type="float" office:value="0.291666666666667" calcext:value-type="float">
            <text:p>0.291666666666667</text:p>
          </table:table-cell>
          <table:table-cell table:formula="of:=IF([.Q43]&lt;0; [.Q43]+1; IF([.Q43]&gt;1; [.Q43]-1; [.Q43]))" office:value-type="float" office:value="0.958333333333333" calcext:value-type="float">
            <text:p>0.958333333333333</text:p>
          </table:table-cell>
          <table:table-cell table:formula="of:=IF([.R43]&lt;0; [.R43]+1; IF([.R43]&gt;1; [.R43]-1; [.R43]))" office:value-type="float" office:value="0.625" calcext:value-type="float">
            <text:p>0.625</text:p>
          </table:table-cell>
          <table:table-cell table:formula="of:=IF([.S43]&lt;0; [.S43]+1; IF([.S43]&gt;1; [.S43]-1; [.S43]))" office:value-type="float" office:value="0.291666666666667" calcext:value-type="float">
            <text:p>0.291666666666667</text:p>
          </table:table-cell>
          <table:table-cell table:formula="of:=IF((6* [.T43]) &lt; 1; TRUE(); FALSE())" office:value-type="boolean" office:boolean-value="false" calcext:value-type="boolean">
            <text:p>FALSE</text:p>
          </table:table-cell>
          <table:table-cell table:formula="of:=IF((2* [.T43]) &lt; 1; TRUE(); FALSE())" office:value-type="boolean" office:boolean-value="false" calcext:value-type="boolean">
            <text:p>FALSE</text:p>
          </table:table-cell>
          <table:table-cell table:formula="of:=IF((3* [.T43]) &lt; 2; TRUE(); FALSE())" office:value-type="boolean" office:boolean-value="false" calcext:value-type="boolean">
            <text:p>FALSE</text:p>
          </table:table-cell>
          <table:table-cell table:formula="of:=IF((6* [.U43]) &lt; 1; TRUE(); FALSE())" office:value-type="boolean" office:boolean-value="false" calcext:value-type="boolean">
            <text:p>FALSE</text:p>
          </table:table-cell>
          <table:table-cell table:formula="of:=IF((2* [.U43]) &lt; 1; TRUE(); FALSE())" office:value-type="boolean" office:boolean-value="false" calcext:value-type="boolean">
            <text:p>FALSE</text:p>
          </table:table-cell>
          <table:table-cell table:formula="of:=IF((3* [.U43]) &lt; 2; TRUE(); FALSE())" office:value-type="boolean" office:boolean-value="true" calcext:value-type="boolean">
            <text:p>TRUE</text:p>
          </table:table-cell>
          <table:table-cell table:formula="of:=IF((6* [.V43]) &lt; 1; TRUE(); FALSE())" office:value-type="boolean" office:boolean-value="false" calcext:value-type="boolean">
            <text:p>FALSE</text:p>
          </table:table-cell>
          <table:table-cell table:formula="of:=IF((2* [.V43]) &lt; 1; TRUE(); FALSE())" office:value-type="boolean" office:boolean-value="true" calcext:value-type="boolean">
            <text:p>TRUE</text:p>
          </table:table-cell>
          <table:table-cell table:formula="of:=IF((3* [.V43]) &lt; 2; TRUE(); FALSE())" office:value-type="boolean" office:boolean-value="true" calcext:value-type="boolean">
            <text:p>TRUE</text:p>
          </table:table-cell>
          <table:table-cell table:formula="of:=IF([.W43]; [.$P43] + ([.$O43] - [.$P43]) * 6 * [.T43]; IF([.X43]; [.$O43]; IF([.Y43]; [.$P43] + (([.$O43] - [.$P43]) * ((2/3) - [.T43]) * 6); [.$P43])))" office:value-type="float" office:value="0.406" calcext:value-type="float">
            <text:p>0.406</text:p>
          </table:table-cell>
          <table:table-cell table:formula="of:=IF([.Z43]; [.$P43] + ([.$O43] - [.$P43]) * 6 * [.U43]; IF([.AA43]; [.$O43]; IF([.AB43]; [.$P43] + (([.$O43] - [.$P43]) * ((2/3) - [.U43]) * 6); [.$P43])))" office:value-type="float" office:value="0.478" calcext:value-type="float">
            <text:p>0.478</text:p>
          </table:table-cell>
          <table:table-cell table:formula="of:=IF([.AC43]; [.$P43] + ([.$O43] - [.$P43]) * 6 * [.V43]; IF([.AD43]; [.$O43]; IF([.AE43]; [.$P43] + (([.$O43] - [.$P43]) * ((2/3) - [.V43]) * 6); [.$P43])))" office:value-type="float" office:value="0.694" calcext:value-type="float">
            <text:p>0.694</text:p>
          </table:table-cell>
          <table:table-cell table:formula="of:=ROUND([.AF43]*255)" office:value-type="float" office:value="104" calcext:value-type="float">
            <text:p>104</text:p>
          </table:table-cell>
          <table:table-cell table:formula="of:=ROUND([.AG43]*255)" office:value-type="float" office:value="122" calcext:value-type="float">
            <text:p>122</text:p>
          </table:table-cell>
          <table:table-cell table:formula="of:=ROUND([.AH43]*255)" office:value-type="float" office:value="177" calcext:value-type="float">
            <text:p>177</text:p>
          </table:table-cell>
        </table:table-row>
        <table:table-row table:style-name="ro3">
          <table:table-cell table:formula="of:=[.A43]" office:value-type="float" office:value="225" calcext:value-type="float">
            <text:p>225</text:p>
          </table:table-cell>
          <table:table-cell table:formula="of:=[.B43]" office:value-type="float" office:value="32" calcext:value-type="float">
            <text:p>32</text:p>
          </table:table-cell>
          <table:table-cell table:formula="of:=IF([.C$5]=[.C43]; 5; [.C43]+5)" office:value-type="float" office:value="60" calcext:value-type="float">
            <text:p>60</text:p>
          </table:table-cell>
          <table:table-cell table:formula="of:=[.AI44]&amp;&quot;, &quot;&amp;[.AJ44]&amp;&quot;, &quot;&amp;[.AK44]" office:value-type="string" office:string-value="120, 137, 186" calcext:value-type="string">
            <text:p>120, 137, 186</text:p>
          </table:table-cell>
          <table:table-cell table:formula="of:=DEC2HEX([.AI44]; 2)&amp;DEC2HEX([.AJ44]; 2)&amp;DEC2HEX([.AK44]; 2)" office:value-type="string" office:string-value="7889BA" calcext:value-type="string">
            <text:p>7889BA</text:p>
          </table:table-cell>
          <table:table-cell table:formula="of:=[.A44]/360" office:value-type="float" office:value="0.625" calcext:value-type="float">
            <text:p>0.625</text:p>
          </table:table-cell>
          <table:table-cell table:formula="of:=[.B44]/100" office:value-type="float" office:value="0.32" calcext:value-type="float">
            <text:p>0.32</text:p>
          </table:table-cell>
          <table:table-cell table:formula="of:=[.C44]/100" office:value-type="float" office:value="0.6" calcext:value-type="float">
            <text:p>0.6</text:p>
          </table:table-cell>
          <table:table-cell table:formula="of:=IF([.B44]&gt;0; TRUE(); FALSE())" office:value-type="boolean" office:boolean-value="true" calcext:value-type="boolean">
            <text:p>TRUE</text:p>
          </table:table-cell>
          <table:table-cell table:formula="of:=IF([.I44]; &quot;&quot;; ROUND([.C44]*2.55))">
            <text:p/>
          </table:table-cell>
          <table:table-cell table:formula="of:=[.J44]">
            <text:p/>
          </table:table-cell>
          <table:table-cell table:formula="of:=[.J44]">
            <text:p/>
          </table:table-cell>
          <table:table-cell table:formula="of:=[.H44] * (1 + [.G44])" office:value-type="float" office:value="0.792" calcext:value-type="float">
            <text:p>0.792</text:p>
          </table:table-cell>
          <table:table-cell table:formula="of:= ([.H44] + [.G44]) - ([.H44] * [.G44])" office:value-type="float" office:value="0.728" calcext:value-type="float">
            <text:p>0.728</text:p>
          </table:table-cell>
          <table:table-cell table:formula="of:=IF([.H44] &lt;= 0.5; [.M44]; [.N44])" office:value-type="float" office:value="0.728" calcext:value-type="float">
            <text:p>0.728</text:p>
          </table:table-cell>
          <table:table-cell table:formula="of:= (2 * [.H44]) - [.O44]" office:value-type="float" office:value="0.472" calcext:value-type="float">
            <text:p>0.472</text:p>
          </table:table-cell>
          <table:table-cell table:formula="of:=[.F44] + (1/3)" office:value-type="float" office:value="0.958333333333333" calcext:value-type="float">
            <text:p>0.958333333333333</text:p>
          </table:table-cell>
          <table:table-cell table:formula="of:=[.F44]" office:value-type="float" office:value="0.625" calcext:value-type="float">
            <text:p>0.625</text:p>
          </table:table-cell>
          <table:table-cell table:formula="of:=[.F44] - (1/3)" office:value-type="float" office:value="0.291666666666667" calcext:value-type="float">
            <text:p>0.291666666666667</text:p>
          </table:table-cell>
          <table:table-cell table:formula="of:=IF([.Q44]&lt;0; [.Q44]+1; IF([.Q44]&gt;1; [.Q44]-1; [.Q44]))" office:value-type="float" office:value="0.958333333333333" calcext:value-type="float">
            <text:p>0.958333333333333</text:p>
          </table:table-cell>
          <table:table-cell table:formula="of:=IF([.R44]&lt;0; [.R44]+1; IF([.R44]&gt;1; [.R44]-1; [.R44]))" office:value-type="float" office:value="0.625" calcext:value-type="float">
            <text:p>0.625</text:p>
          </table:table-cell>
          <table:table-cell table:formula="of:=IF([.S44]&lt;0; [.S44]+1; IF([.S44]&gt;1; [.S44]-1; [.S44]))" office:value-type="float" office:value="0.291666666666667" calcext:value-type="float">
            <text:p>0.291666666666667</text:p>
          </table:table-cell>
          <table:table-cell table:formula="of:=IF((6* [.T44]) &lt; 1; TRUE(); FALSE())" office:value-type="boolean" office:boolean-value="false" calcext:value-type="boolean">
            <text:p>FALSE</text:p>
          </table:table-cell>
          <table:table-cell table:formula="of:=IF((2* [.T44]) &lt; 1; TRUE(); FALSE())" office:value-type="boolean" office:boolean-value="false" calcext:value-type="boolean">
            <text:p>FALSE</text:p>
          </table:table-cell>
          <table:table-cell table:formula="of:=IF((3* [.T44]) &lt; 2; TRUE(); FALSE())" office:value-type="boolean" office:boolean-value="false" calcext:value-type="boolean">
            <text:p>FALSE</text:p>
          </table:table-cell>
          <table:table-cell table:formula="of:=IF((6* [.U44]) &lt; 1; TRUE(); FALSE())" office:value-type="boolean" office:boolean-value="false" calcext:value-type="boolean">
            <text:p>FALSE</text:p>
          </table:table-cell>
          <table:table-cell table:formula="of:=IF((2* [.U44]) &lt; 1; TRUE(); FALSE())" office:value-type="boolean" office:boolean-value="false" calcext:value-type="boolean">
            <text:p>FALSE</text:p>
          </table:table-cell>
          <table:table-cell table:formula="of:=IF((3* [.U44]) &lt; 2; TRUE(); FALSE())" office:value-type="boolean" office:boolean-value="true" calcext:value-type="boolean">
            <text:p>TRUE</text:p>
          </table:table-cell>
          <table:table-cell table:formula="of:=IF((6* [.V44]) &lt; 1; TRUE(); FALSE())" office:value-type="boolean" office:boolean-value="false" calcext:value-type="boolean">
            <text:p>FALSE</text:p>
          </table:table-cell>
          <table:table-cell table:formula="of:=IF((2* [.V44]) &lt; 1; TRUE(); FALSE())" office:value-type="boolean" office:boolean-value="true" calcext:value-type="boolean">
            <text:p>TRUE</text:p>
          </table:table-cell>
          <table:table-cell table:formula="of:=IF((3* [.V44]) &lt; 2; TRUE(); FALSE())" office:value-type="boolean" office:boolean-value="true" calcext:value-type="boolean">
            <text:p>TRUE</text:p>
          </table:table-cell>
          <table:table-cell table:formula="of:=IF([.W44]; [.$P44] + ([.$O44] - [.$P44]) * 6 * [.T44]; IF([.X44]; [.$O44]; IF([.Y44]; [.$P44] + (([.$O44] - [.$P44]) * ((2/3) - [.T44]) * 6); [.$P44])))" office:value-type="float" office:value="0.472" calcext:value-type="float">
            <text:p>0.472</text:p>
          </table:table-cell>
          <table:table-cell table:formula="of:=IF([.Z44]; [.$P44] + ([.$O44] - [.$P44]) * 6 * [.U44]; IF([.AA44]; [.$O44]; IF([.AB44]; [.$P44] + (([.$O44] - [.$P44]) * ((2/3) - [.U44]) * 6); [.$P44])))" office:value-type="float" office:value="0.536" calcext:value-type="float">
            <text:p>0.536</text:p>
          </table:table-cell>
          <table:table-cell table:formula="of:=IF([.AC44]; [.$P44] + ([.$O44] - [.$P44]) * 6 * [.V44]; IF([.AD44]; [.$O44]; IF([.AE44]; [.$P44] + (([.$O44] - [.$P44]) * ((2/3) - [.V44]) * 6); [.$P44])))" office:value-type="float" office:value="0.728" calcext:value-type="float">
            <text:p>0.728</text:p>
          </table:table-cell>
          <table:table-cell table:formula="of:=ROUND([.AF44]*255)" office:value-type="float" office:value="120" calcext:value-type="float">
            <text:p>120</text:p>
          </table:table-cell>
          <table:table-cell table:formula="of:=ROUND([.AG44]*255)" office:value-type="float" office:value="137" calcext:value-type="float">
            <text:p>137</text:p>
          </table:table-cell>
          <table:table-cell table:formula="of:=ROUND([.AH44]*255)" office:value-type="float" office:value="186" calcext:value-type="float">
            <text:p>186</text:p>
          </table:table-cell>
        </table:table-row>
        <table:table-row table:style-name="ro3">
          <table:table-cell table:formula="of:=[.A44]" office:value-type="float" office:value="225" calcext:value-type="float">
            <text:p>225</text:p>
          </table:table-cell>
          <table:table-cell table:formula="of:=[.B44]" office:value-type="float" office:value="32" calcext:value-type="float">
            <text:p>32</text:p>
          </table:table-cell>
          <table:table-cell table:formula="of:=IF([.C$5]=[.C44]; 5; [.C44]+5)" office:value-type="float" office:value="65" calcext:value-type="float">
            <text:p>65</text:p>
          </table:table-cell>
          <table:table-cell table:formula="of:=[.AI45]&amp;&quot;, &quot;&amp;[.AJ45]&amp;&quot;, &quot;&amp;[.AK45]" office:value-type="string" office:string-value="137, 151, 194" calcext:value-type="string">
            <text:p>137, 151, 194</text:p>
          </table:table-cell>
          <table:table-cell table:formula="of:=DEC2HEX([.AI45]; 2)&amp;DEC2HEX([.AJ45]; 2)&amp;DEC2HEX([.AK45]; 2)" office:value-type="string" office:string-value="8997C2" calcext:value-type="string">
            <text:p>8997C2</text:p>
          </table:table-cell>
          <table:table-cell table:formula="of:=[.A45]/360" office:value-type="float" office:value="0.625" calcext:value-type="float">
            <text:p>0.625</text:p>
          </table:table-cell>
          <table:table-cell table:formula="of:=[.B45]/100" office:value-type="float" office:value="0.32" calcext:value-type="float">
            <text:p>0.32</text:p>
          </table:table-cell>
          <table:table-cell table:formula="of:=[.C45]/100" office:value-type="float" office:value="0.65" calcext:value-type="float">
            <text:p>0.65</text:p>
          </table:table-cell>
          <table:table-cell table:formula="of:=IF([.B45]&gt;0; TRUE(); FALSE())" office:value-type="boolean" office:boolean-value="true" calcext:value-type="boolean">
            <text:p>TRUE</text:p>
          </table:table-cell>
          <table:table-cell table:formula="of:=IF([.I45]; &quot;&quot;; ROUND([.C45]*2.55))">
            <text:p/>
          </table:table-cell>
          <table:table-cell table:formula="of:=[.J45]">
            <text:p/>
          </table:table-cell>
          <table:table-cell table:formula="of:=[.J45]">
            <text:p/>
          </table:table-cell>
          <table:table-cell table:formula="of:=[.H45] * (1 + [.G45])" office:value-type="float" office:value="0.858" calcext:value-type="float">
            <text:p>0.858</text:p>
          </table:table-cell>
          <table:table-cell table:formula="of:= ([.H45] + [.G45]) - ([.H45] * [.G45])" office:value-type="float" office:value="0.762" calcext:value-type="float">
            <text:p>0.762</text:p>
          </table:table-cell>
          <table:table-cell table:formula="of:=IF([.H45] &lt;= 0.5; [.M45]; [.N45])" office:value-type="float" office:value="0.762" calcext:value-type="float">
            <text:p>0.762</text:p>
          </table:table-cell>
          <table:table-cell table:formula="of:= (2 * [.H45]) - [.O45]" office:value-type="float" office:value="0.538" calcext:value-type="float">
            <text:p>0.538</text:p>
          </table:table-cell>
          <table:table-cell table:formula="of:=[.F45] + (1/3)" office:value-type="float" office:value="0.958333333333333" calcext:value-type="float">
            <text:p>0.958333333333333</text:p>
          </table:table-cell>
          <table:table-cell table:formula="of:=[.F45]" office:value-type="float" office:value="0.625" calcext:value-type="float">
            <text:p>0.625</text:p>
          </table:table-cell>
          <table:table-cell table:formula="of:=[.F45] - (1/3)" office:value-type="float" office:value="0.291666666666667" calcext:value-type="float">
            <text:p>0.291666666666667</text:p>
          </table:table-cell>
          <table:table-cell table:formula="of:=IF([.Q45]&lt;0; [.Q45]+1; IF([.Q45]&gt;1; [.Q45]-1; [.Q45]))" office:value-type="float" office:value="0.958333333333333" calcext:value-type="float">
            <text:p>0.958333333333333</text:p>
          </table:table-cell>
          <table:table-cell table:formula="of:=IF([.R45]&lt;0; [.R45]+1; IF([.R45]&gt;1; [.R45]-1; [.R45]))" office:value-type="float" office:value="0.625" calcext:value-type="float">
            <text:p>0.625</text:p>
          </table:table-cell>
          <table:table-cell table:formula="of:=IF([.S45]&lt;0; [.S45]+1; IF([.S45]&gt;1; [.S45]-1; [.S45]))" office:value-type="float" office:value="0.291666666666667" calcext:value-type="float">
            <text:p>0.291666666666667</text:p>
          </table:table-cell>
          <table:table-cell table:formula="of:=IF((6* [.T45]) &lt; 1; TRUE(); FALSE())" office:value-type="boolean" office:boolean-value="false" calcext:value-type="boolean">
            <text:p>FALSE</text:p>
          </table:table-cell>
          <table:table-cell table:formula="of:=IF((2* [.T45]) &lt; 1; TRUE(); FALSE())" office:value-type="boolean" office:boolean-value="false" calcext:value-type="boolean">
            <text:p>FALSE</text:p>
          </table:table-cell>
          <table:table-cell table:formula="of:=IF((3* [.T45]) &lt; 2; TRUE(); FALSE())" office:value-type="boolean" office:boolean-value="false" calcext:value-type="boolean">
            <text:p>FALSE</text:p>
          </table:table-cell>
          <table:table-cell table:formula="of:=IF((6* [.U45]) &lt; 1; TRUE(); FALSE())" office:value-type="boolean" office:boolean-value="false" calcext:value-type="boolean">
            <text:p>FALSE</text:p>
          </table:table-cell>
          <table:table-cell table:formula="of:=IF((2* [.U45]) &lt; 1; TRUE(); FALSE())" office:value-type="boolean" office:boolean-value="false" calcext:value-type="boolean">
            <text:p>FALSE</text:p>
          </table:table-cell>
          <table:table-cell table:formula="of:=IF((3* [.U45]) &lt; 2; TRUE(); FALSE())" office:value-type="boolean" office:boolean-value="true" calcext:value-type="boolean">
            <text:p>TRUE</text:p>
          </table:table-cell>
          <table:table-cell table:formula="of:=IF((6* [.V45]) &lt; 1; TRUE(); FALSE())" office:value-type="boolean" office:boolean-value="false" calcext:value-type="boolean">
            <text:p>FALSE</text:p>
          </table:table-cell>
          <table:table-cell table:formula="of:=IF((2* [.V45]) &lt; 1; TRUE(); FALSE())" office:value-type="boolean" office:boolean-value="true" calcext:value-type="boolean">
            <text:p>TRUE</text:p>
          </table:table-cell>
          <table:table-cell table:formula="of:=IF((3* [.V45]) &lt; 2; TRUE(); FALSE())" office:value-type="boolean" office:boolean-value="true" calcext:value-type="boolean">
            <text:p>TRUE</text:p>
          </table:table-cell>
          <table:table-cell table:formula="of:=IF([.W45]; [.$P45] + ([.$O45] - [.$P45]) * 6 * [.T45]; IF([.X45]; [.$O45]; IF([.Y45]; [.$P45] + (([.$O45] - [.$P45]) * ((2/3) - [.T45]) * 6); [.$P45])))" office:value-type="float" office:value="0.538" calcext:value-type="float">
            <text:p>0.538</text:p>
          </table:table-cell>
          <table:table-cell table:formula="of:=IF([.Z45]; [.$P45] + ([.$O45] - [.$P45]) * 6 * [.U45]; IF([.AA45]; [.$O45]; IF([.AB45]; [.$P45] + (([.$O45] - [.$P45]) * ((2/3) - [.U45]) * 6); [.$P45])))" office:value-type="float" office:value="0.594" calcext:value-type="float">
            <text:p>0.594</text:p>
          </table:table-cell>
          <table:table-cell table:formula="of:=IF([.AC45]; [.$P45] + ([.$O45] - [.$P45]) * 6 * [.V45]; IF([.AD45]; [.$O45]; IF([.AE45]; [.$P45] + (([.$O45] - [.$P45]) * ((2/3) - [.V45]) * 6); [.$P45])))" office:value-type="float" office:value="0.762" calcext:value-type="float">
            <text:p>0.762</text:p>
          </table:table-cell>
          <table:table-cell table:formula="of:=ROUND([.AF45]*255)" office:value-type="float" office:value="137" calcext:value-type="float">
            <text:p>137</text:p>
          </table:table-cell>
          <table:table-cell table:formula="of:=ROUND([.AG45]*255)" office:value-type="float" office:value="151" calcext:value-type="float">
            <text:p>151</text:p>
          </table:table-cell>
          <table:table-cell table:formula="of:=ROUND([.AH45]*255)" office:value-type="float" office:value="194" calcext:value-type="float">
            <text:p>194</text:p>
          </table:table-cell>
        </table:table-row>
        <table:table-row table:style-name="ro3">
          <table:table-cell table:formula="of:=[.A45]" office:value-type="float" office:value="225" calcext:value-type="float">
            <text:p>225</text:p>
          </table:table-cell>
          <table:table-cell table:formula="of:=[.B45]" office:value-type="float" office:value="32" calcext:value-type="float">
            <text:p>32</text:p>
          </table:table-cell>
          <table:table-cell table:formula="of:=IF([.C$5]=[.C45]; 5; [.C45]+5)" office:value-type="float" office:value="70" calcext:value-type="float">
            <text:p>70</text:p>
          </table:table-cell>
          <table:table-cell table:formula="of:=[.AI46]&amp;&quot;, &quot;&amp;[.AJ46]&amp;&quot;, &quot;&amp;[.AK46]" office:value-type="string" office:string-value="154, 166, 203" calcext:value-type="string">
            <text:p>154, 166, 203</text:p>
          </table:table-cell>
          <table:table-cell table:formula="of:=DEC2HEX([.AI46]; 2)&amp;DEC2HEX([.AJ46]; 2)&amp;DEC2HEX([.AK46]; 2)" office:value-type="string" office:string-value="9AA6CB" calcext:value-type="string">
            <text:p>9AA6CB</text:p>
          </table:table-cell>
          <table:table-cell table:formula="of:=[.A46]/360" office:value-type="float" office:value="0.625" calcext:value-type="float">
            <text:p>0.625</text:p>
          </table:table-cell>
          <table:table-cell table:formula="of:=[.B46]/100" office:value-type="float" office:value="0.32" calcext:value-type="float">
            <text:p>0.32</text:p>
          </table:table-cell>
          <table:table-cell table:formula="of:=[.C46]/100" office:value-type="float" office:value="0.7" calcext:value-type="float">
            <text:p>0.7</text:p>
          </table:table-cell>
          <table:table-cell table:formula="of:=IF([.B46]&gt;0; TRUE(); FALSE())" office:value-type="boolean" office:boolean-value="true" calcext:value-type="boolean">
            <text:p>TRUE</text:p>
          </table:table-cell>
          <table:table-cell table:formula="of:=IF([.I46]; &quot;&quot;; ROUND([.C46]*2.55))">
            <text:p/>
          </table:table-cell>
          <table:table-cell table:formula="of:=[.J46]">
            <text:p/>
          </table:table-cell>
          <table:table-cell table:formula="of:=[.J46]">
            <text:p/>
          </table:table-cell>
          <table:table-cell table:formula="of:=[.H46] * (1 + [.G46])" office:value-type="float" office:value="0.924" calcext:value-type="float">
            <text:p>0.924</text:p>
          </table:table-cell>
          <table:table-cell table:formula="of:= ([.H46] + [.G46]) - ([.H46] * [.G46])" office:value-type="float" office:value="0.796" calcext:value-type="float">
            <text:p>0.796</text:p>
          </table:table-cell>
          <table:table-cell table:formula="of:=IF([.H46] &lt;= 0.5; [.M46]; [.N46])" office:value-type="float" office:value="0.796" calcext:value-type="float">
            <text:p>0.796</text:p>
          </table:table-cell>
          <table:table-cell table:formula="of:= (2 * [.H46]) - [.O46]" office:value-type="float" office:value="0.604" calcext:value-type="float">
            <text:p>0.604</text:p>
          </table:table-cell>
          <table:table-cell table:formula="of:=[.F46] + (1/3)" office:value-type="float" office:value="0.958333333333333" calcext:value-type="float">
            <text:p>0.958333333333333</text:p>
          </table:table-cell>
          <table:table-cell table:formula="of:=[.F46]" office:value-type="float" office:value="0.625" calcext:value-type="float">
            <text:p>0.625</text:p>
          </table:table-cell>
          <table:table-cell table:formula="of:=[.F46] - (1/3)" office:value-type="float" office:value="0.291666666666667" calcext:value-type="float">
            <text:p>0.291666666666667</text:p>
          </table:table-cell>
          <table:table-cell table:formula="of:=IF([.Q46]&lt;0; [.Q46]+1; IF([.Q46]&gt;1; [.Q46]-1; [.Q46]))" office:value-type="float" office:value="0.958333333333333" calcext:value-type="float">
            <text:p>0.958333333333333</text:p>
          </table:table-cell>
          <table:table-cell table:formula="of:=IF([.R46]&lt;0; [.R46]+1; IF([.R46]&gt;1; [.R46]-1; [.R46]))" office:value-type="float" office:value="0.625" calcext:value-type="float">
            <text:p>0.625</text:p>
          </table:table-cell>
          <table:table-cell table:formula="of:=IF([.S46]&lt;0; [.S46]+1; IF([.S46]&gt;1; [.S46]-1; [.S46]))" office:value-type="float" office:value="0.291666666666667" calcext:value-type="float">
            <text:p>0.291666666666667</text:p>
          </table:table-cell>
          <table:table-cell table:formula="of:=IF((6* [.T46]) &lt; 1; TRUE(); FALSE())" office:value-type="boolean" office:boolean-value="false" calcext:value-type="boolean">
            <text:p>FALSE</text:p>
          </table:table-cell>
          <table:table-cell table:formula="of:=IF((2* [.T46]) &lt; 1; TRUE(); FALSE())" office:value-type="boolean" office:boolean-value="false" calcext:value-type="boolean">
            <text:p>FALSE</text:p>
          </table:table-cell>
          <table:table-cell table:formula="of:=IF((3* [.T46]) &lt; 2; TRUE(); FALSE())" office:value-type="boolean" office:boolean-value="false" calcext:value-type="boolean">
            <text:p>FALSE</text:p>
          </table:table-cell>
          <table:table-cell table:formula="of:=IF((6* [.U46]) &lt; 1; TRUE(); FALSE())" office:value-type="boolean" office:boolean-value="false" calcext:value-type="boolean">
            <text:p>FALSE</text:p>
          </table:table-cell>
          <table:table-cell table:formula="of:=IF((2* [.U46]) &lt; 1; TRUE(); FALSE())" office:value-type="boolean" office:boolean-value="false" calcext:value-type="boolean">
            <text:p>FALSE</text:p>
          </table:table-cell>
          <table:table-cell table:formula="of:=IF((3* [.U46]) &lt; 2; TRUE(); FALSE())" office:value-type="boolean" office:boolean-value="true" calcext:value-type="boolean">
            <text:p>TRUE</text:p>
          </table:table-cell>
          <table:table-cell table:formula="of:=IF((6* [.V46]) &lt; 1; TRUE(); FALSE())" office:value-type="boolean" office:boolean-value="false" calcext:value-type="boolean">
            <text:p>FALSE</text:p>
          </table:table-cell>
          <table:table-cell table:formula="of:=IF((2* [.V46]) &lt; 1; TRUE(); FALSE())" office:value-type="boolean" office:boolean-value="true" calcext:value-type="boolean">
            <text:p>TRUE</text:p>
          </table:table-cell>
          <table:table-cell table:formula="of:=IF((3* [.V46]) &lt; 2; TRUE(); FALSE())" office:value-type="boolean" office:boolean-value="true" calcext:value-type="boolean">
            <text:p>TRUE</text:p>
          </table:table-cell>
          <table:table-cell table:formula="of:=IF([.W46]; [.$P46] + ([.$O46] - [.$P46]) * 6 * [.T46]; IF([.X46]; [.$O46]; IF([.Y46]; [.$P46] + (([.$O46] - [.$P46]) * ((2/3) - [.T46]) * 6); [.$P46])))" office:value-type="float" office:value="0.604" calcext:value-type="float">
            <text:p>0.604</text:p>
          </table:table-cell>
          <table:table-cell table:formula="of:=IF([.Z46]; [.$P46] + ([.$O46] - [.$P46]) * 6 * [.U46]; IF([.AA46]; [.$O46]; IF([.AB46]; [.$P46] + (([.$O46] - [.$P46]) * ((2/3) - [.U46]) * 6); [.$P46])))" office:value-type="float" office:value="0.652" calcext:value-type="float">
            <text:p>0.652</text:p>
          </table:table-cell>
          <table:table-cell table:formula="of:=IF([.AC46]; [.$P46] + ([.$O46] - [.$P46]) * 6 * [.V46]; IF([.AD46]; [.$O46]; IF([.AE46]; [.$P46] + (([.$O46] - [.$P46]) * ((2/3) - [.V46]) * 6); [.$P46])))" office:value-type="float" office:value="0.796" calcext:value-type="float">
            <text:p>0.796</text:p>
          </table:table-cell>
          <table:table-cell table:formula="of:=ROUND([.AF46]*255)" office:value-type="float" office:value="154" calcext:value-type="float">
            <text:p>154</text:p>
          </table:table-cell>
          <table:table-cell table:formula="of:=ROUND([.AG46]*255)" office:value-type="float" office:value="166" calcext:value-type="float">
            <text:p>166</text:p>
          </table:table-cell>
          <table:table-cell table:formula="of:=ROUND([.AH46]*255)" office:value-type="float" office:value="203" calcext:value-type="float">
            <text:p>203</text:p>
          </table:table-cell>
        </table:table-row>
        <table:table-row table:style-name="ro3">
          <table:table-cell table:formula="of:=[.A46]" office:value-type="float" office:value="225" calcext:value-type="float">
            <text:p>225</text:p>
          </table:table-cell>
          <table:table-cell table:formula="of:=[.B46]" office:value-type="float" office:value="32" calcext:value-type="float">
            <text:p>32</text:p>
          </table:table-cell>
          <table:table-cell table:formula="of:=IF([.C$5]=[.C46]; 5; [.C46]+5)" office:value-type="float" office:value="75" calcext:value-type="float">
            <text:p>75</text:p>
          </table:table-cell>
          <table:table-cell table:formula="of:=[.AI47]&amp;&quot;, &quot;&amp;[.AJ47]&amp;&quot;, &quot;&amp;[.AK47]" office:value-type="string" office:string-value="171, 181, 212" calcext:value-type="string">
            <text:p>171, 181, 212</text:p>
          </table:table-cell>
          <table:table-cell table:formula="of:=DEC2HEX([.AI47]; 2)&amp;DEC2HEX([.AJ47]; 2)&amp;DEC2HEX([.AK47]; 2)" office:value-type="string" office:string-value="ABB5D4" calcext:value-type="string">
            <text:p>ABB5D4</text:p>
          </table:table-cell>
          <table:table-cell table:formula="of:=[.A47]/360" office:value-type="float" office:value="0.625" calcext:value-type="float">
            <text:p>0.625</text:p>
          </table:table-cell>
          <table:table-cell table:formula="of:=[.B47]/100" office:value-type="float" office:value="0.32" calcext:value-type="float">
            <text:p>0.32</text:p>
          </table:table-cell>
          <table:table-cell table:formula="of:=[.C47]/100" office:value-type="float" office:value="0.75" calcext:value-type="float">
            <text:p>0.75</text:p>
          </table:table-cell>
          <table:table-cell table:formula="of:=IF([.B47]&gt;0; TRUE(); FALSE())" office:value-type="boolean" office:boolean-value="true" calcext:value-type="boolean">
            <text:p>TRUE</text:p>
          </table:table-cell>
          <table:table-cell table:formula="of:=IF([.I47]; &quot;&quot;; ROUND([.C47]*2.55))">
            <text:p/>
          </table:table-cell>
          <table:table-cell table:formula="of:=[.J47]">
            <text:p/>
          </table:table-cell>
          <table:table-cell table:formula="of:=[.J47]">
            <text:p/>
          </table:table-cell>
          <table:table-cell table:formula="of:=[.H47] * (1 + [.G47])" office:value-type="float" office:value="0.99" calcext:value-type="float">
            <text:p>0.99</text:p>
          </table:table-cell>
          <table:table-cell table:formula="of:= ([.H47] + [.G47]) - ([.H47] * [.G47])" office:value-type="float" office:value="0.83" calcext:value-type="float">
            <text:p>0.83</text:p>
          </table:table-cell>
          <table:table-cell table:formula="of:=IF([.H47] &lt;= 0.5; [.M47]; [.N47])" office:value-type="float" office:value="0.83" calcext:value-type="float">
            <text:p>0.83</text:p>
          </table:table-cell>
          <table:table-cell table:formula="of:= (2 * [.H47]) - [.O47]" office:value-type="float" office:value="0.67" calcext:value-type="float">
            <text:p>0.67</text:p>
          </table:table-cell>
          <table:table-cell table:formula="of:=[.F47] + (1/3)" office:value-type="float" office:value="0.958333333333333" calcext:value-type="float">
            <text:p>0.958333333333333</text:p>
          </table:table-cell>
          <table:table-cell table:formula="of:=[.F47]" office:value-type="float" office:value="0.625" calcext:value-type="float">
            <text:p>0.625</text:p>
          </table:table-cell>
          <table:table-cell table:formula="of:=[.F47] - (1/3)" office:value-type="float" office:value="0.291666666666667" calcext:value-type="float">
            <text:p>0.291666666666667</text:p>
          </table:table-cell>
          <table:table-cell table:formula="of:=IF([.Q47]&lt;0; [.Q47]+1; IF([.Q47]&gt;1; [.Q47]-1; [.Q47]))" office:value-type="float" office:value="0.958333333333333" calcext:value-type="float">
            <text:p>0.958333333333333</text:p>
          </table:table-cell>
          <table:table-cell table:formula="of:=IF([.R47]&lt;0; [.R47]+1; IF([.R47]&gt;1; [.R47]-1; [.R47]))" office:value-type="float" office:value="0.625" calcext:value-type="float">
            <text:p>0.625</text:p>
          </table:table-cell>
          <table:table-cell table:formula="of:=IF([.S47]&lt;0; [.S47]+1; IF([.S47]&gt;1; [.S47]-1; [.S47]))" office:value-type="float" office:value="0.291666666666667" calcext:value-type="float">
            <text:p>0.291666666666667</text:p>
          </table:table-cell>
          <table:table-cell table:formula="of:=IF((6* [.T47]) &lt; 1; TRUE(); FALSE())" office:value-type="boolean" office:boolean-value="false" calcext:value-type="boolean">
            <text:p>FALSE</text:p>
          </table:table-cell>
          <table:table-cell table:formula="of:=IF((2* [.T47]) &lt; 1; TRUE(); FALSE())" office:value-type="boolean" office:boolean-value="false" calcext:value-type="boolean">
            <text:p>FALSE</text:p>
          </table:table-cell>
          <table:table-cell table:formula="of:=IF((3* [.T47]) &lt; 2; TRUE(); FALSE())" office:value-type="boolean" office:boolean-value="false" calcext:value-type="boolean">
            <text:p>FALSE</text:p>
          </table:table-cell>
          <table:table-cell table:formula="of:=IF((6* [.U47]) &lt; 1; TRUE(); FALSE())" office:value-type="boolean" office:boolean-value="false" calcext:value-type="boolean">
            <text:p>FALSE</text:p>
          </table:table-cell>
          <table:table-cell table:formula="of:=IF((2* [.U47]) &lt; 1; TRUE(); FALSE())" office:value-type="boolean" office:boolean-value="false" calcext:value-type="boolean">
            <text:p>FALSE</text:p>
          </table:table-cell>
          <table:table-cell table:formula="of:=IF((3* [.U47]) &lt; 2; TRUE(); FALSE())" office:value-type="boolean" office:boolean-value="true" calcext:value-type="boolean">
            <text:p>TRUE</text:p>
          </table:table-cell>
          <table:table-cell table:formula="of:=IF((6* [.V47]) &lt; 1; TRUE(); FALSE())" office:value-type="boolean" office:boolean-value="false" calcext:value-type="boolean">
            <text:p>FALSE</text:p>
          </table:table-cell>
          <table:table-cell table:formula="of:=IF((2* [.V47]) &lt; 1; TRUE(); FALSE())" office:value-type="boolean" office:boolean-value="true" calcext:value-type="boolean">
            <text:p>TRUE</text:p>
          </table:table-cell>
          <table:table-cell table:formula="of:=IF((3* [.V47]) &lt; 2; TRUE(); FALSE())" office:value-type="boolean" office:boolean-value="true" calcext:value-type="boolean">
            <text:p>TRUE</text:p>
          </table:table-cell>
          <table:table-cell table:formula="of:=IF([.W47]; [.$P47] + ([.$O47] - [.$P47]) * 6 * [.T47]; IF([.X47]; [.$O47]; IF([.Y47]; [.$P47] + (([.$O47] - [.$P47]) * ((2/3) - [.T47]) * 6); [.$P47])))" office:value-type="float" office:value="0.67" calcext:value-type="float">
            <text:p>0.67</text:p>
          </table:table-cell>
          <table:table-cell table:formula="of:=IF([.Z47]; [.$P47] + ([.$O47] - [.$P47]) * 6 * [.U47]; IF([.AA47]; [.$O47]; IF([.AB47]; [.$P47] + (([.$O47] - [.$P47]) * ((2/3) - [.U47]) * 6); [.$P47])))" office:value-type="float" office:value="0.71" calcext:value-type="float">
            <text:p>0.71</text:p>
          </table:table-cell>
          <table:table-cell table:formula="of:=IF([.AC47]; [.$P47] + ([.$O47] - [.$P47]) * 6 * [.V47]; IF([.AD47]; [.$O47]; IF([.AE47]; [.$P47] + (([.$O47] - [.$P47]) * ((2/3) - [.V47]) * 6); [.$P47])))" office:value-type="float" office:value="0.83" calcext:value-type="float">
            <text:p>0.83</text:p>
          </table:table-cell>
          <table:table-cell table:formula="of:=ROUND([.AF47]*255)" office:value-type="float" office:value="171" calcext:value-type="float">
            <text:p>171</text:p>
          </table:table-cell>
          <table:table-cell table:formula="of:=ROUND([.AG47]*255)" office:value-type="float" office:value="181" calcext:value-type="float">
            <text:p>181</text:p>
          </table:table-cell>
          <table:table-cell table:formula="of:=ROUND([.AH47]*255)" office:value-type="float" office:value="212" calcext:value-type="float">
            <text:p>212</text:p>
          </table:table-cell>
        </table:table-row>
        <table:table-row table:style-name="ro3">
          <table:table-cell table:formula="of:=[.A47]" office:value-type="float" office:value="225" calcext:value-type="float">
            <text:p>225</text:p>
          </table:table-cell>
          <table:table-cell table:formula="of:=[.B47]" office:value-type="float" office:value="32" calcext:value-type="float">
            <text:p>32</text:p>
          </table:table-cell>
          <table:table-cell table:formula="of:=IF([.C$5]=[.C47]; 5; [.C47]+5)" office:value-type="float" office:value="80" calcext:value-type="float">
            <text:p>80</text:p>
          </table:table-cell>
          <table:table-cell table:formula="of:=[.AI48]&amp;&quot;, &quot;&amp;[.AJ48]&amp;&quot;, &quot;&amp;[.AK48]" office:value-type="string" office:string-value="188, 196, 220" calcext:value-type="string">
            <text:p>188, 196, 220</text:p>
          </table:table-cell>
          <table:table-cell table:formula="of:=DEC2HEX([.AI48]; 2)&amp;DEC2HEX([.AJ48]; 2)&amp;DEC2HEX([.AK48]; 2)" office:value-type="string" office:string-value="BCC4DC" calcext:value-type="string">
            <text:p>BCC4DC</text:p>
          </table:table-cell>
          <table:table-cell table:formula="of:=[.A48]/360" office:value-type="float" office:value="0.625" calcext:value-type="float">
            <text:p>0.625</text:p>
          </table:table-cell>
          <table:table-cell table:formula="of:=[.B48]/100" office:value-type="float" office:value="0.32" calcext:value-type="float">
            <text:p>0.32</text:p>
          </table:table-cell>
          <table:table-cell table:formula="of:=[.C48]/100" office:value-type="float" office:value="0.8" calcext:value-type="float">
            <text:p>0.8</text:p>
          </table:table-cell>
          <table:table-cell table:formula="of:=IF([.B48]&gt;0; TRUE(); FALSE())" office:value-type="boolean" office:boolean-value="true" calcext:value-type="boolean">
            <text:p>TRUE</text:p>
          </table:table-cell>
          <table:table-cell table:formula="of:=IF([.I48]; &quot;&quot;; ROUND([.C48]*2.55))">
            <text:p/>
          </table:table-cell>
          <table:table-cell table:formula="of:=[.J48]">
            <text:p/>
          </table:table-cell>
          <table:table-cell table:formula="of:=[.J48]">
            <text:p/>
          </table:table-cell>
          <table:table-cell table:formula="of:=[.H48] * (1 + [.G48])" office:value-type="float" office:value="1.056" calcext:value-type="float">
            <text:p>1.056</text:p>
          </table:table-cell>
          <table:table-cell table:formula="of:= ([.H48] + [.G48]) - ([.H48] * [.G48])" office:value-type="float" office:value="0.864" calcext:value-type="float">
            <text:p>0.864</text:p>
          </table:table-cell>
          <table:table-cell table:formula="of:=IF([.H48] &lt;= 0.5; [.M48]; [.N48])" office:value-type="float" office:value="0.864" calcext:value-type="float">
            <text:p>0.864</text:p>
          </table:table-cell>
          <table:table-cell table:formula="of:= (2 * [.H48]) - [.O48]" office:value-type="float" office:value="0.736" calcext:value-type="float">
            <text:p>0.736</text:p>
          </table:table-cell>
          <table:table-cell table:formula="of:=[.F48] + (1/3)" office:value-type="float" office:value="0.958333333333333" calcext:value-type="float">
            <text:p>0.958333333333333</text:p>
          </table:table-cell>
          <table:table-cell table:formula="of:=[.F48]" office:value-type="float" office:value="0.625" calcext:value-type="float">
            <text:p>0.625</text:p>
          </table:table-cell>
          <table:table-cell table:formula="of:=[.F48] - (1/3)" office:value-type="float" office:value="0.291666666666667" calcext:value-type="float">
            <text:p>0.291666666666667</text:p>
          </table:table-cell>
          <table:table-cell table:formula="of:=IF([.Q48]&lt;0; [.Q48]+1; IF([.Q48]&gt;1; [.Q48]-1; [.Q48]))" office:value-type="float" office:value="0.958333333333333" calcext:value-type="float">
            <text:p>0.958333333333333</text:p>
          </table:table-cell>
          <table:table-cell table:formula="of:=IF([.R48]&lt;0; [.R48]+1; IF([.R48]&gt;1; [.R48]-1; [.R48]))" office:value-type="float" office:value="0.625" calcext:value-type="float">
            <text:p>0.625</text:p>
          </table:table-cell>
          <table:table-cell table:formula="of:=IF([.S48]&lt;0; [.S48]+1; IF([.S48]&gt;1; [.S48]-1; [.S48]))" office:value-type="float" office:value="0.291666666666667" calcext:value-type="float">
            <text:p>0.291666666666667</text:p>
          </table:table-cell>
          <table:table-cell table:formula="of:=IF((6* [.T48]) &lt; 1; TRUE(); FALSE())" office:value-type="boolean" office:boolean-value="false" calcext:value-type="boolean">
            <text:p>FALSE</text:p>
          </table:table-cell>
          <table:table-cell table:formula="of:=IF((2* [.T48]) &lt; 1; TRUE(); FALSE())" office:value-type="boolean" office:boolean-value="false" calcext:value-type="boolean">
            <text:p>FALSE</text:p>
          </table:table-cell>
          <table:table-cell table:formula="of:=IF((3* [.T48]) &lt; 2; TRUE(); FALSE())" office:value-type="boolean" office:boolean-value="false" calcext:value-type="boolean">
            <text:p>FALSE</text:p>
          </table:table-cell>
          <table:table-cell table:formula="of:=IF((6* [.U48]) &lt; 1; TRUE(); FALSE())" office:value-type="boolean" office:boolean-value="false" calcext:value-type="boolean">
            <text:p>FALSE</text:p>
          </table:table-cell>
          <table:table-cell table:formula="of:=IF((2* [.U48]) &lt; 1; TRUE(); FALSE())" office:value-type="boolean" office:boolean-value="false" calcext:value-type="boolean">
            <text:p>FALSE</text:p>
          </table:table-cell>
          <table:table-cell table:formula="of:=IF((3* [.U48]) &lt; 2; TRUE(); FALSE())" office:value-type="boolean" office:boolean-value="true" calcext:value-type="boolean">
            <text:p>TRUE</text:p>
          </table:table-cell>
          <table:table-cell table:formula="of:=IF((6* [.V48]) &lt; 1; TRUE(); FALSE())" office:value-type="boolean" office:boolean-value="false" calcext:value-type="boolean">
            <text:p>FALSE</text:p>
          </table:table-cell>
          <table:table-cell table:formula="of:=IF((2* [.V48]) &lt; 1; TRUE(); FALSE())" office:value-type="boolean" office:boolean-value="true" calcext:value-type="boolean">
            <text:p>TRUE</text:p>
          </table:table-cell>
          <table:table-cell table:formula="of:=IF((3* [.V48]) &lt; 2; TRUE(); FALSE())" office:value-type="boolean" office:boolean-value="true" calcext:value-type="boolean">
            <text:p>TRUE</text:p>
          </table:table-cell>
          <table:table-cell table:formula="of:=IF([.W48]; [.$P48] + ([.$O48] - [.$P48]) * 6 * [.T48]; IF([.X48]; [.$O48]; IF([.Y48]; [.$P48] + (([.$O48] - [.$P48]) * ((2/3) - [.T48]) * 6); [.$P48])))" office:value-type="float" office:value="0.736" calcext:value-type="float">
            <text:p>0.736</text:p>
          </table:table-cell>
          <table:table-cell table:formula="of:=IF([.Z48]; [.$P48] + ([.$O48] - [.$P48]) * 6 * [.U48]; IF([.AA48]; [.$O48]; IF([.AB48]; [.$P48] + (([.$O48] - [.$P48]) * ((2/3) - [.U48]) * 6); [.$P48])))" office:value-type="float" office:value="0.768" calcext:value-type="float">
            <text:p>0.768</text:p>
          </table:table-cell>
          <table:table-cell table:formula="of:=IF([.AC48]; [.$P48] + ([.$O48] - [.$P48]) * 6 * [.V48]; IF([.AD48]; [.$O48]; IF([.AE48]; [.$P48] + (([.$O48] - [.$P48]) * ((2/3) - [.V48]) * 6); [.$P48])))" office:value-type="float" office:value="0.864" calcext:value-type="float">
            <text:p>0.864</text:p>
          </table:table-cell>
          <table:table-cell table:formula="of:=ROUND([.AF48]*255)" office:value-type="float" office:value="188" calcext:value-type="float">
            <text:p>188</text:p>
          </table:table-cell>
          <table:table-cell table:formula="of:=ROUND([.AG48]*255)" office:value-type="float" office:value="196" calcext:value-type="float">
            <text:p>196</text:p>
          </table:table-cell>
          <table:table-cell table:formula="of:=ROUND([.AH48]*255)" office:value-type="float" office:value="220" calcext:value-type="float">
            <text:p>220</text:p>
          </table:table-cell>
        </table:table-row>
        <table:table-row table:style-name="ro3">
          <table:table-cell table:formula="of:=[.A48]" office:value-type="float" office:value="225" calcext:value-type="float">
            <text:p>225</text:p>
          </table:table-cell>
          <table:table-cell table:formula="of:=[.B48]" office:value-type="float" office:value="32" calcext:value-type="float">
            <text:p>32</text:p>
          </table:table-cell>
          <table:table-cell table:formula="of:=IF([.C$5]=[.C48]; 5; [.C48]+5)" office:value-type="float" office:value="85" calcext:value-type="float">
            <text:p>85</text:p>
          </table:table-cell>
          <table:table-cell table:formula="of:=[.AI49]&amp;&quot;, &quot;&amp;[.AJ49]&amp;&quot;, &quot;&amp;[.AK49]" office:value-type="string" office:string-value="205, 211, 229" calcext:value-type="string">
            <text:p>205, 211, 229</text:p>
          </table:table-cell>
          <table:table-cell table:formula="of:=DEC2HEX([.AI49]; 2)&amp;DEC2HEX([.AJ49]; 2)&amp;DEC2HEX([.AK49]; 2)" office:value-type="string" office:string-value="CDD3E5" calcext:value-type="string">
            <text:p>CDD3E5</text:p>
          </table:table-cell>
          <table:table-cell table:formula="of:=[.A49]/360" office:value-type="float" office:value="0.625" calcext:value-type="float">
            <text:p>0.625</text:p>
          </table:table-cell>
          <table:table-cell table:formula="of:=[.B49]/100" office:value-type="float" office:value="0.32" calcext:value-type="float">
            <text:p>0.32</text:p>
          </table:table-cell>
          <table:table-cell table:formula="of:=[.C49]/100" office:value-type="float" office:value="0.85" calcext:value-type="float">
            <text:p>0.85</text:p>
          </table:table-cell>
          <table:table-cell table:formula="of:=IF([.B49]&gt;0; TRUE(); FALSE())" office:value-type="boolean" office:boolean-value="true" calcext:value-type="boolean">
            <text:p>TRUE</text:p>
          </table:table-cell>
          <table:table-cell table:formula="of:=IF([.I49]; &quot;&quot;; ROUND([.C49]*2.55))">
            <text:p/>
          </table:table-cell>
          <table:table-cell table:formula="of:=[.J49]">
            <text:p/>
          </table:table-cell>
          <table:table-cell table:formula="of:=[.J49]">
            <text:p/>
          </table:table-cell>
          <table:table-cell table:formula="of:=[.H49] * (1 + [.G49])" office:value-type="float" office:value="1.122" calcext:value-type="float">
            <text:p>1.122</text:p>
          </table:table-cell>
          <table:table-cell table:formula="of:= ([.H49] + [.G49]) - ([.H49] * [.G49])" office:value-type="float" office:value="0.898" calcext:value-type="float">
            <text:p>0.898</text:p>
          </table:table-cell>
          <table:table-cell table:formula="of:=IF([.H49] &lt;= 0.5; [.M49]; [.N49])" office:value-type="float" office:value="0.898" calcext:value-type="float">
            <text:p>0.898</text:p>
          </table:table-cell>
          <table:table-cell table:formula="of:= (2 * [.H49]) - [.O49]" office:value-type="float" office:value="0.802" calcext:value-type="float">
            <text:p>0.802</text:p>
          </table:table-cell>
          <table:table-cell table:formula="of:=[.F49] + (1/3)" office:value-type="float" office:value="0.958333333333333" calcext:value-type="float">
            <text:p>0.958333333333333</text:p>
          </table:table-cell>
          <table:table-cell table:formula="of:=[.F49]" office:value-type="float" office:value="0.625" calcext:value-type="float">
            <text:p>0.625</text:p>
          </table:table-cell>
          <table:table-cell table:formula="of:=[.F49] - (1/3)" office:value-type="float" office:value="0.291666666666667" calcext:value-type="float">
            <text:p>0.291666666666667</text:p>
          </table:table-cell>
          <table:table-cell table:formula="of:=IF([.Q49]&lt;0; [.Q49]+1; IF([.Q49]&gt;1; [.Q49]-1; [.Q49]))" office:value-type="float" office:value="0.958333333333333" calcext:value-type="float">
            <text:p>0.958333333333333</text:p>
          </table:table-cell>
          <table:table-cell table:formula="of:=IF([.R49]&lt;0; [.R49]+1; IF([.R49]&gt;1; [.R49]-1; [.R49]))" office:value-type="float" office:value="0.625" calcext:value-type="float">
            <text:p>0.625</text:p>
          </table:table-cell>
          <table:table-cell table:formula="of:=IF([.S49]&lt;0; [.S49]+1; IF([.S49]&gt;1; [.S49]-1; [.S49]))" office:value-type="float" office:value="0.291666666666667" calcext:value-type="float">
            <text:p>0.291666666666667</text:p>
          </table:table-cell>
          <table:table-cell table:formula="of:=IF((6* [.T49]) &lt; 1; TRUE(); FALSE())" office:value-type="boolean" office:boolean-value="false" calcext:value-type="boolean">
            <text:p>FALSE</text:p>
          </table:table-cell>
          <table:table-cell table:formula="of:=IF((2* [.T49]) &lt; 1; TRUE(); FALSE())" office:value-type="boolean" office:boolean-value="false" calcext:value-type="boolean">
            <text:p>FALSE</text:p>
          </table:table-cell>
          <table:table-cell table:formula="of:=IF((3* [.T49]) &lt; 2; TRUE(); FALSE())" office:value-type="boolean" office:boolean-value="false" calcext:value-type="boolean">
            <text:p>FALSE</text:p>
          </table:table-cell>
          <table:table-cell table:formula="of:=IF((6* [.U49]) &lt; 1; TRUE(); FALSE())" office:value-type="boolean" office:boolean-value="false" calcext:value-type="boolean">
            <text:p>FALSE</text:p>
          </table:table-cell>
          <table:table-cell table:formula="of:=IF((2* [.U49]) &lt; 1; TRUE(); FALSE())" office:value-type="boolean" office:boolean-value="false" calcext:value-type="boolean">
            <text:p>FALSE</text:p>
          </table:table-cell>
          <table:table-cell table:formula="of:=IF((3* [.U49]) &lt; 2; TRUE(); FALSE())" office:value-type="boolean" office:boolean-value="true" calcext:value-type="boolean">
            <text:p>TRUE</text:p>
          </table:table-cell>
          <table:table-cell table:formula="of:=IF((6* [.V49]) &lt; 1; TRUE(); FALSE())" office:value-type="boolean" office:boolean-value="false" calcext:value-type="boolean">
            <text:p>FALSE</text:p>
          </table:table-cell>
          <table:table-cell table:formula="of:=IF((2* [.V49]) &lt; 1; TRUE(); FALSE())" office:value-type="boolean" office:boolean-value="true" calcext:value-type="boolean">
            <text:p>TRUE</text:p>
          </table:table-cell>
          <table:table-cell table:formula="of:=IF((3* [.V49]) &lt; 2; TRUE(); FALSE())" office:value-type="boolean" office:boolean-value="true" calcext:value-type="boolean">
            <text:p>TRUE</text:p>
          </table:table-cell>
          <table:table-cell table:formula="of:=IF([.W49]; [.$P49] + ([.$O49] - [.$P49]) * 6 * [.T49]; IF([.X49]; [.$O49]; IF([.Y49]; [.$P49] + (([.$O49] - [.$P49]) * ((2/3) - [.T49]) * 6); [.$P49])))" office:value-type="float" office:value="0.802" calcext:value-type="float">
            <text:p>0.802</text:p>
          </table:table-cell>
          <table:table-cell table:formula="of:=IF([.Z49]; [.$P49] + ([.$O49] - [.$P49]) * 6 * [.U49]; IF([.AA49]; [.$O49]; IF([.AB49]; [.$P49] + (([.$O49] - [.$P49]) * ((2/3) - [.U49]) * 6); [.$P49])))" office:value-type="float" office:value="0.826" calcext:value-type="float">
            <text:p>0.826</text:p>
          </table:table-cell>
          <table:table-cell table:formula="of:=IF([.AC49]; [.$P49] + ([.$O49] - [.$P49]) * 6 * [.V49]; IF([.AD49]; [.$O49]; IF([.AE49]; [.$P49] + (([.$O49] - [.$P49]) * ((2/3) - [.V49]) * 6); [.$P49])))" office:value-type="float" office:value="0.898" calcext:value-type="float">
            <text:p>0.898</text:p>
          </table:table-cell>
          <table:table-cell table:formula="of:=ROUND([.AF49]*255)" office:value-type="float" office:value="205" calcext:value-type="float">
            <text:p>205</text:p>
          </table:table-cell>
          <table:table-cell table:formula="of:=ROUND([.AG49]*255)" office:value-type="float" office:value="211" calcext:value-type="float">
            <text:p>211</text:p>
          </table:table-cell>
          <table:table-cell table:formula="of:=ROUND([.AH49]*255)" office:value-type="float" office:value="229" calcext:value-type="float">
            <text:p>229</text:p>
          </table:table-cell>
        </table:table-row>
        <table:table-row table:style-name="ro3">
          <table:table-cell table:formula="of:=[.A49]" office:value-type="float" office:value="225" calcext:value-type="float">
            <text:p>225</text:p>
          </table:table-cell>
          <table:table-cell table:formula="of:=[.B49]" office:value-type="float" office:value="32" calcext:value-type="float">
            <text:p>32</text:p>
          </table:table-cell>
          <table:table-cell table:formula="of:=IF([.C$5]=[.C49]; 5; [.C49]+5)" office:value-type="float" office:value="90" calcext:value-type="float">
            <text:p>90</text:p>
          </table:table-cell>
          <table:table-cell table:formula="of:=[.AI50]&amp;&quot;, &quot;&amp;[.AJ50]&amp;&quot;, &quot;&amp;[.AK50]" office:value-type="string" office:string-value="221, 225, 238" calcext:value-type="string">
            <text:p>221, 225, 238</text:p>
          </table:table-cell>
          <table:table-cell table:formula="of:=DEC2HEX([.AI50]; 2)&amp;DEC2HEX([.AJ50]; 2)&amp;DEC2HEX([.AK50]; 2)" office:value-type="string" office:string-value="DDE1EE" calcext:value-type="string">
            <text:p>DDE1EE</text:p>
          </table:table-cell>
          <table:table-cell table:formula="of:=[.A50]/360" office:value-type="float" office:value="0.625" calcext:value-type="float">
            <text:p>0.625</text:p>
          </table:table-cell>
          <table:table-cell table:formula="of:=[.B50]/100" office:value-type="float" office:value="0.32" calcext:value-type="float">
            <text:p>0.32</text:p>
          </table:table-cell>
          <table:table-cell table:formula="of:=[.C50]/100" office:value-type="float" office:value="0.9" calcext:value-type="float">
            <text:p>0.9</text:p>
          </table:table-cell>
          <table:table-cell table:formula="of:=IF([.B50]&gt;0; TRUE(); FALSE())" office:value-type="boolean" office:boolean-value="true" calcext:value-type="boolean">
            <text:p>TRUE</text:p>
          </table:table-cell>
          <table:table-cell table:formula="of:=IF([.I50]; &quot;&quot;; ROUND([.C50]*2.55))">
            <text:p/>
          </table:table-cell>
          <table:table-cell table:formula="of:=[.J50]">
            <text:p/>
          </table:table-cell>
          <table:table-cell table:formula="of:=[.J50]">
            <text:p/>
          </table:table-cell>
          <table:table-cell table:formula="of:=[.H50] * (1 + [.G50])" office:value-type="float" office:value="1.188" calcext:value-type="float">
            <text:p>1.188</text:p>
          </table:table-cell>
          <table:table-cell table:formula="of:= ([.H50] + [.G50]) - ([.H50] * [.G50])" office:value-type="float" office:value="0.932" calcext:value-type="float">
            <text:p>0.932</text:p>
          </table:table-cell>
          <table:table-cell table:formula="of:=IF([.H50] &lt;= 0.5; [.M50]; [.N50])" office:value-type="float" office:value="0.932" calcext:value-type="float">
            <text:p>0.932</text:p>
          </table:table-cell>
          <table:table-cell table:formula="of:= (2 * [.H50]) - [.O50]" office:value-type="float" office:value="0.868" calcext:value-type="float">
            <text:p>0.868</text:p>
          </table:table-cell>
          <table:table-cell table:formula="of:=[.F50] + (1/3)" office:value-type="float" office:value="0.958333333333333" calcext:value-type="float">
            <text:p>0.958333333333333</text:p>
          </table:table-cell>
          <table:table-cell table:formula="of:=[.F50]" office:value-type="float" office:value="0.625" calcext:value-type="float">
            <text:p>0.625</text:p>
          </table:table-cell>
          <table:table-cell table:formula="of:=[.F50] - (1/3)" office:value-type="float" office:value="0.291666666666667" calcext:value-type="float">
            <text:p>0.291666666666667</text:p>
          </table:table-cell>
          <table:table-cell table:formula="of:=IF([.Q50]&lt;0; [.Q50]+1; IF([.Q50]&gt;1; [.Q50]-1; [.Q50]))" office:value-type="float" office:value="0.958333333333333" calcext:value-type="float">
            <text:p>0.958333333333333</text:p>
          </table:table-cell>
          <table:table-cell table:formula="of:=IF([.R50]&lt;0; [.R50]+1; IF([.R50]&gt;1; [.R50]-1; [.R50]))" office:value-type="float" office:value="0.625" calcext:value-type="float">
            <text:p>0.625</text:p>
          </table:table-cell>
          <table:table-cell table:formula="of:=IF([.S50]&lt;0; [.S50]+1; IF([.S50]&gt;1; [.S50]-1; [.S50]))" office:value-type="float" office:value="0.291666666666667" calcext:value-type="float">
            <text:p>0.291666666666667</text:p>
          </table:table-cell>
          <table:table-cell table:formula="of:=IF((6* [.T50]) &lt; 1; TRUE(); FALSE())" office:value-type="boolean" office:boolean-value="false" calcext:value-type="boolean">
            <text:p>FALSE</text:p>
          </table:table-cell>
          <table:table-cell table:formula="of:=IF((2* [.T50]) &lt; 1; TRUE(); FALSE())" office:value-type="boolean" office:boolean-value="false" calcext:value-type="boolean">
            <text:p>FALSE</text:p>
          </table:table-cell>
          <table:table-cell table:formula="of:=IF((3* [.T50]) &lt; 2; TRUE(); FALSE())" office:value-type="boolean" office:boolean-value="false" calcext:value-type="boolean">
            <text:p>FALSE</text:p>
          </table:table-cell>
          <table:table-cell table:formula="of:=IF((6* [.U50]) &lt; 1; TRUE(); FALSE())" office:value-type="boolean" office:boolean-value="false" calcext:value-type="boolean">
            <text:p>FALSE</text:p>
          </table:table-cell>
          <table:table-cell table:formula="of:=IF((2* [.U50]) &lt; 1; TRUE(); FALSE())" office:value-type="boolean" office:boolean-value="false" calcext:value-type="boolean">
            <text:p>FALSE</text:p>
          </table:table-cell>
          <table:table-cell table:formula="of:=IF((3* [.U50]) &lt; 2; TRUE(); FALSE())" office:value-type="boolean" office:boolean-value="true" calcext:value-type="boolean">
            <text:p>TRUE</text:p>
          </table:table-cell>
          <table:table-cell table:formula="of:=IF((6* [.V50]) &lt; 1; TRUE(); FALSE())" office:value-type="boolean" office:boolean-value="false" calcext:value-type="boolean">
            <text:p>FALSE</text:p>
          </table:table-cell>
          <table:table-cell table:formula="of:=IF((2* [.V50]) &lt; 1; TRUE(); FALSE())" office:value-type="boolean" office:boolean-value="true" calcext:value-type="boolean">
            <text:p>TRUE</text:p>
          </table:table-cell>
          <table:table-cell table:formula="of:=IF((3* [.V50]) &lt; 2; TRUE(); FALSE())" office:value-type="boolean" office:boolean-value="true" calcext:value-type="boolean">
            <text:p>TRUE</text:p>
          </table:table-cell>
          <table:table-cell table:formula="of:=IF([.W50]; [.$P50] + ([.$O50] - [.$P50]) * 6 * [.T50]; IF([.X50]; [.$O50]; IF([.Y50]; [.$P50] + (([.$O50] - [.$P50]) * ((2/3) - [.T50]) * 6); [.$P50])))" office:value-type="float" office:value="0.868" calcext:value-type="float">
            <text:p>0.868</text:p>
          </table:table-cell>
          <table:table-cell table:formula="of:=IF([.Z50]; [.$P50] + ([.$O50] - [.$P50]) * 6 * [.U50]; IF([.AA50]; [.$O50]; IF([.AB50]; [.$P50] + (([.$O50] - [.$P50]) * ((2/3) - [.U50]) * 6); [.$P50])))" office:value-type="float" office:value="0.884" calcext:value-type="float">
            <text:p>0.884</text:p>
          </table:table-cell>
          <table:table-cell table:formula="of:=IF([.AC50]; [.$P50] + ([.$O50] - [.$P50]) * 6 * [.V50]; IF([.AD50]; [.$O50]; IF([.AE50]; [.$P50] + (([.$O50] - [.$P50]) * ((2/3) - [.V50]) * 6); [.$P50])))" office:value-type="float" office:value="0.932" calcext:value-type="float">
            <text:p>0.932</text:p>
          </table:table-cell>
          <table:table-cell table:formula="of:=ROUND([.AF50]*255)" office:value-type="float" office:value="221" calcext:value-type="float">
            <text:p>221</text:p>
          </table:table-cell>
          <table:table-cell table:formula="of:=ROUND([.AG50]*255)" office:value-type="float" office:value="225" calcext:value-type="float">
            <text:p>225</text:p>
          </table:table-cell>
          <table:table-cell table:formula="of:=ROUND([.AH50]*255)" office:value-type="float" office:value="238" calcext:value-type="float">
            <text:p>238</text:p>
          </table:table-cell>
        </table:table-row>
        <table:table-row table:style-name="ro3">
          <table:table-cell table:formula="of:=[.A50]" office:value-type="float" office:value="225" calcext:value-type="float">
            <text:p>225</text:p>
          </table:table-cell>
          <table:table-cell table:formula="of:=[.B50]" office:value-type="float" office:value="32" calcext:value-type="float">
            <text:p>32</text:p>
          </table:table-cell>
          <table:table-cell table:formula="of:=IF([.C$5]=[.C50]; 5; [.C50]+5)" office:value-type="float" office:value="95" calcext:value-type="float">
            <text:p>95</text:p>
          </table:table-cell>
          <table:table-cell table:formula="of:=[.AI51]&amp;&quot;, &quot;&amp;[.AJ51]&amp;&quot;, &quot;&amp;[.AK51]" office:value-type="string" office:string-value="238, 240, 246" calcext:value-type="string">
            <text:p>238, 240, 246</text:p>
          </table:table-cell>
          <table:table-cell table:formula="of:=DEC2HEX([.AI51]; 2)&amp;DEC2HEX([.AJ51]; 2)&amp;DEC2HEX([.AK51]; 2)" office:value-type="string" office:string-value="EEF0F6" calcext:value-type="string">
            <text:p>EEF0F6</text:p>
          </table:table-cell>
          <table:table-cell table:formula="of:=[.A51]/360" office:value-type="float" office:value="0.625" calcext:value-type="float">
            <text:p>0.625</text:p>
          </table:table-cell>
          <table:table-cell table:formula="of:=[.B51]/100" office:value-type="float" office:value="0.32" calcext:value-type="float">
            <text:p>0.32</text:p>
          </table:table-cell>
          <table:table-cell table:formula="of:=[.C51]/100" office:value-type="float" office:value="0.95" calcext:value-type="float">
            <text:p>0.95</text:p>
          </table:table-cell>
          <table:table-cell table:formula="of:=IF([.B51]&gt;0; TRUE(); FALSE())" office:value-type="boolean" office:boolean-value="true" calcext:value-type="boolean">
            <text:p>TRUE</text:p>
          </table:table-cell>
          <table:table-cell table:formula="of:=IF([.I51]; &quot;&quot;; ROUND([.C51]*2.55))">
            <text:p/>
          </table:table-cell>
          <table:table-cell table:formula="of:=[.J51]">
            <text:p/>
          </table:table-cell>
          <table:table-cell table:formula="of:=[.J51]">
            <text:p/>
          </table:table-cell>
          <table:table-cell table:formula="of:=[.H51] * (1 + [.G51])" office:value-type="float" office:value="1.254" calcext:value-type="float">
            <text:p>1.254</text:p>
          </table:table-cell>
          <table:table-cell table:formula="of:= ([.H51] + [.G51]) - ([.H51] * [.G51])" office:value-type="float" office:value="0.966" calcext:value-type="float">
            <text:p>0.966</text:p>
          </table:table-cell>
          <table:table-cell table:formula="of:=IF([.H51] &lt;= 0.5; [.M51]; [.N51])" office:value-type="float" office:value="0.966" calcext:value-type="float">
            <text:p>0.966</text:p>
          </table:table-cell>
          <table:table-cell table:formula="of:= (2 * [.H51]) - [.O51]" office:value-type="float" office:value="0.934" calcext:value-type="float">
            <text:p>0.934</text:p>
          </table:table-cell>
          <table:table-cell table:formula="of:=[.F51] + (1/3)" office:value-type="float" office:value="0.958333333333333" calcext:value-type="float">
            <text:p>0.958333333333333</text:p>
          </table:table-cell>
          <table:table-cell table:formula="of:=[.F51]" office:value-type="float" office:value="0.625" calcext:value-type="float">
            <text:p>0.625</text:p>
          </table:table-cell>
          <table:table-cell table:formula="of:=[.F51] - (1/3)" office:value-type="float" office:value="0.291666666666667" calcext:value-type="float">
            <text:p>0.291666666666667</text:p>
          </table:table-cell>
          <table:table-cell table:formula="of:=IF([.Q51]&lt;0; [.Q51]+1; IF([.Q51]&gt;1; [.Q51]-1; [.Q51]))" office:value-type="float" office:value="0.958333333333333" calcext:value-type="float">
            <text:p>0.958333333333333</text:p>
          </table:table-cell>
          <table:table-cell table:formula="of:=IF([.R51]&lt;0; [.R51]+1; IF([.R51]&gt;1; [.R51]-1; [.R51]))" office:value-type="float" office:value="0.625" calcext:value-type="float">
            <text:p>0.625</text:p>
          </table:table-cell>
          <table:table-cell table:formula="of:=IF([.S51]&lt;0; [.S51]+1; IF([.S51]&gt;1; [.S51]-1; [.S51]))" office:value-type="float" office:value="0.291666666666667" calcext:value-type="float">
            <text:p>0.291666666666667</text:p>
          </table:table-cell>
          <table:table-cell table:formula="of:=IF((6* [.T51]) &lt; 1; TRUE(); FALSE())" office:value-type="boolean" office:boolean-value="false" calcext:value-type="boolean">
            <text:p>FALSE</text:p>
          </table:table-cell>
          <table:table-cell table:formula="of:=IF((2* [.T51]) &lt; 1; TRUE(); FALSE())" office:value-type="boolean" office:boolean-value="false" calcext:value-type="boolean">
            <text:p>FALSE</text:p>
          </table:table-cell>
          <table:table-cell table:formula="of:=IF((3* [.T51]) &lt; 2; TRUE(); FALSE())" office:value-type="boolean" office:boolean-value="false" calcext:value-type="boolean">
            <text:p>FALSE</text:p>
          </table:table-cell>
          <table:table-cell table:formula="of:=IF((6* [.U51]) &lt; 1; TRUE(); FALSE())" office:value-type="boolean" office:boolean-value="false" calcext:value-type="boolean">
            <text:p>FALSE</text:p>
          </table:table-cell>
          <table:table-cell table:formula="of:=IF((2* [.U51]) &lt; 1; TRUE(); FALSE())" office:value-type="boolean" office:boolean-value="false" calcext:value-type="boolean">
            <text:p>FALSE</text:p>
          </table:table-cell>
          <table:table-cell table:formula="of:=IF((3* [.U51]) &lt; 2; TRUE(); FALSE())" office:value-type="boolean" office:boolean-value="true" calcext:value-type="boolean">
            <text:p>TRUE</text:p>
          </table:table-cell>
          <table:table-cell table:formula="of:=IF((6* [.V51]) &lt; 1; TRUE(); FALSE())" office:value-type="boolean" office:boolean-value="false" calcext:value-type="boolean">
            <text:p>FALSE</text:p>
          </table:table-cell>
          <table:table-cell table:formula="of:=IF((2* [.V51]) &lt; 1; TRUE(); FALSE())" office:value-type="boolean" office:boolean-value="true" calcext:value-type="boolean">
            <text:p>TRUE</text:p>
          </table:table-cell>
          <table:table-cell table:formula="of:=IF((3* [.V51]) &lt; 2; TRUE(); FALSE())" office:value-type="boolean" office:boolean-value="true" calcext:value-type="boolean">
            <text:p>TRUE</text:p>
          </table:table-cell>
          <table:table-cell table:formula="of:=IF([.W51]; [.$P51] + ([.$O51] - [.$P51]) * 6 * [.T51]; IF([.X51]; [.$O51]; IF([.Y51]; [.$P51] + (([.$O51] - [.$P51]) * ((2/3) - [.T51]) * 6); [.$P51])))" office:value-type="float" office:value="0.934" calcext:value-type="float">
            <text:p>0.934</text:p>
          </table:table-cell>
          <table:table-cell table:formula="of:=IF([.Z51]; [.$P51] + ([.$O51] - [.$P51]) * 6 * [.U51]; IF([.AA51]; [.$O51]; IF([.AB51]; [.$P51] + (([.$O51] - [.$P51]) * ((2/3) - [.U51]) * 6); [.$P51])))" office:value-type="float" office:value="0.942" calcext:value-type="float">
            <text:p>0.942</text:p>
          </table:table-cell>
          <table:table-cell table:formula="of:=IF([.AC51]; [.$P51] + ([.$O51] - [.$P51]) * 6 * [.V51]; IF([.AD51]; [.$O51]; IF([.AE51]; [.$P51] + (([.$O51] - [.$P51]) * ((2/3) - [.V51]) * 6); [.$P51])))" office:value-type="float" office:value="0.966" calcext:value-type="float">
            <text:p>0.966</text:p>
          </table:table-cell>
          <table:table-cell table:formula="of:=ROUND([.AF51]*255)" office:value-type="float" office:value="238" calcext:value-type="float">
            <text:p>238</text:p>
          </table:table-cell>
          <table:table-cell table:formula="of:=ROUND([.AG51]*255)" office:value-type="float" office:value="240" calcext:value-type="float">
            <text:p>240</text:p>
          </table:table-cell>
          <table:table-cell table:formula="of:=ROUND([.AH51]*255)" office:value-type="float" office:value="246" calcext:value-type="float">
            <text:p>246</text:p>
          </table:table-cell>
        </table:table-row>
        <table:table-row table:style-name="ro3">
          <table:table-cell table:formula="of:=[.A51]" office:value-type="float" office:value="225" calcext:value-type="float">
            <text:p>225</text:p>
          </table:table-cell>
          <table:table-cell table:formula="of:=[.B51]" office:value-type="float" office:value="32" calcext:value-type="float">
            <text:p>32</text:p>
          </table:table-cell>
          <table:table-cell table:style-name="Calc_20_Text_20__28_Alt_29_" table:formula="of:=[.C51]+1" office:value-type="float" office:value="96" calcext:value-type="float">
            <text:p>96</text:p>
          </table:table-cell>
          <table:table-cell table:formula="of:=[.AI52]&amp;&quot;, &quot;&amp;[.AJ52]&amp;&quot;, &quot;&amp;[.AK52]" office:value-type="string" office:string-value="242, 243, 248" calcext:value-type="string">
            <text:p>242, 243, 248</text:p>
          </table:table-cell>
          <table:table-cell table:formula="of:=DEC2HEX([.AI52]; 2)&amp;DEC2HEX([.AJ52]; 2)&amp;DEC2HEX([.AK52]; 2)" office:value-type="string" office:string-value="F2F3F8" calcext:value-type="string">
            <text:p>F2F3F8</text:p>
          </table:table-cell>
          <table:table-cell table:formula="of:=[.A52]/360" office:value-type="float" office:value="0.625" calcext:value-type="float">
            <text:p>0.625</text:p>
          </table:table-cell>
          <table:table-cell table:formula="of:=[.B52]/100" office:value-type="float" office:value="0.32" calcext:value-type="float">
            <text:p>0.32</text:p>
          </table:table-cell>
          <table:table-cell table:formula="of:=[.C52]/100" office:value-type="float" office:value="0.96" calcext:value-type="float">
            <text:p>0.96</text:p>
          </table:table-cell>
          <table:table-cell table:formula="of:=IF([.B52]&gt;0; TRUE(); FALSE())" office:value-type="boolean" office:boolean-value="true" calcext:value-type="boolean">
            <text:p>TRUE</text:p>
          </table:table-cell>
          <table:table-cell table:formula="of:=IF([.I52]; &quot;&quot;; ROUND([.C52]*2.55))">
            <text:p/>
          </table:table-cell>
          <table:table-cell table:formula="of:=[.J52]">
            <text:p/>
          </table:table-cell>
          <table:table-cell table:formula="of:=[.J52]">
            <text:p/>
          </table:table-cell>
          <table:table-cell table:formula="of:=[.H52] * (1 + [.G52])" office:value-type="float" office:value="1.2672" calcext:value-type="float">
            <text:p>1.2672</text:p>
          </table:table-cell>
          <table:table-cell table:formula="of:= ([.H52] + [.G52]) - ([.H52] * [.G52])" office:value-type="float" office:value="0.9728" calcext:value-type="float">
            <text:p>0.9728</text:p>
          </table:table-cell>
          <table:table-cell table:formula="of:=IF([.H52] &lt;= 0.5; [.M52]; [.N52])" office:value-type="float" office:value="0.9728" calcext:value-type="float">
            <text:p>0.9728</text:p>
          </table:table-cell>
          <table:table-cell table:formula="of:= (2 * [.H52]) - [.O52]" office:value-type="float" office:value="0.9472" calcext:value-type="float">
            <text:p>0.9472</text:p>
          </table:table-cell>
          <table:table-cell table:formula="of:=[.F52] + (1/3)" office:value-type="float" office:value="0.958333333333333" calcext:value-type="float">
            <text:p>0.958333333333333</text:p>
          </table:table-cell>
          <table:table-cell table:formula="of:=[.F52]" office:value-type="float" office:value="0.625" calcext:value-type="float">
            <text:p>0.625</text:p>
          </table:table-cell>
          <table:table-cell table:formula="of:=[.F52] - (1/3)" office:value-type="float" office:value="0.291666666666667" calcext:value-type="float">
            <text:p>0.291666666666667</text:p>
          </table:table-cell>
          <table:table-cell table:formula="of:=IF([.Q52]&lt;0; [.Q52]+1; IF([.Q52]&gt;1; [.Q52]-1; [.Q52]))" office:value-type="float" office:value="0.958333333333333" calcext:value-type="float">
            <text:p>0.958333333333333</text:p>
          </table:table-cell>
          <table:table-cell table:formula="of:=IF([.R52]&lt;0; [.R52]+1; IF([.R52]&gt;1; [.R52]-1; [.R52]))" office:value-type="float" office:value="0.625" calcext:value-type="float">
            <text:p>0.625</text:p>
          </table:table-cell>
          <table:table-cell table:formula="of:=IF([.S52]&lt;0; [.S52]+1; IF([.S52]&gt;1; [.S52]-1; [.S52]))" office:value-type="float" office:value="0.291666666666667" calcext:value-type="float">
            <text:p>0.291666666666667</text:p>
          </table:table-cell>
          <table:table-cell table:formula="of:=IF((6* [.T52]) &lt; 1; TRUE(); FALSE())" office:value-type="boolean" office:boolean-value="false" calcext:value-type="boolean">
            <text:p>FALSE</text:p>
          </table:table-cell>
          <table:table-cell table:formula="of:=IF((2* [.T52]) &lt; 1; TRUE(); FALSE())" office:value-type="boolean" office:boolean-value="false" calcext:value-type="boolean">
            <text:p>FALSE</text:p>
          </table:table-cell>
          <table:table-cell table:formula="of:=IF((3* [.T52]) &lt; 2; TRUE(); FALSE())" office:value-type="boolean" office:boolean-value="false" calcext:value-type="boolean">
            <text:p>FALSE</text:p>
          </table:table-cell>
          <table:table-cell table:formula="of:=IF((6* [.U52]) &lt; 1; TRUE(); FALSE())" office:value-type="boolean" office:boolean-value="false" calcext:value-type="boolean">
            <text:p>FALSE</text:p>
          </table:table-cell>
          <table:table-cell table:formula="of:=IF((2* [.U52]) &lt; 1; TRUE(); FALSE())" office:value-type="boolean" office:boolean-value="false" calcext:value-type="boolean">
            <text:p>FALSE</text:p>
          </table:table-cell>
          <table:table-cell table:formula="of:=IF((3* [.U52]) &lt; 2; TRUE(); FALSE())" office:value-type="boolean" office:boolean-value="true" calcext:value-type="boolean">
            <text:p>TRUE</text:p>
          </table:table-cell>
          <table:table-cell table:formula="of:=IF((6* [.V52]) &lt; 1; TRUE(); FALSE())" office:value-type="boolean" office:boolean-value="false" calcext:value-type="boolean">
            <text:p>FALSE</text:p>
          </table:table-cell>
          <table:table-cell table:formula="of:=IF((2* [.V52]) &lt; 1; TRUE(); FALSE())" office:value-type="boolean" office:boolean-value="true" calcext:value-type="boolean">
            <text:p>TRUE</text:p>
          </table:table-cell>
          <table:table-cell table:formula="of:=IF((3* [.V52]) &lt; 2; TRUE(); FALSE())" office:value-type="boolean" office:boolean-value="true" calcext:value-type="boolean">
            <text:p>TRUE</text:p>
          </table:table-cell>
          <table:table-cell table:formula="of:=IF([.W52]; [.$P52] + ([.$O52] - [.$P52]) * 6 * [.T52]; IF([.X52]; [.$O52]; IF([.Y52]; [.$P52] + (([.$O52] - [.$P52]) * ((2/3) - [.T52]) * 6); [.$P52])))" office:value-type="float" office:value="0.9472" calcext:value-type="float">
            <text:p>0.9472</text:p>
          </table:table-cell>
          <table:table-cell table:formula="of:=IF([.Z52]; [.$P52] + ([.$O52] - [.$P52]) * 6 * [.U52]; IF([.AA52]; [.$O52]; IF([.AB52]; [.$P52] + (([.$O52] - [.$P52]) * ((2/3) - [.U52]) * 6); [.$P52])))" office:value-type="float" office:value="0.9536" calcext:value-type="float">
            <text:p>0.9536</text:p>
          </table:table-cell>
          <table:table-cell table:formula="of:=IF([.AC52]; [.$P52] + ([.$O52] - [.$P52]) * 6 * [.V52]; IF([.AD52]; [.$O52]; IF([.AE52]; [.$P52] + (([.$O52] - [.$P52]) * ((2/3) - [.V52]) * 6); [.$P52])))" office:value-type="float" office:value="0.9728" calcext:value-type="float">
            <text:p>0.9728</text:p>
          </table:table-cell>
          <table:table-cell table:formula="of:=ROUND([.AF52]*255)" office:value-type="float" office:value="242" calcext:value-type="float">
            <text:p>242</text:p>
          </table:table-cell>
          <table:table-cell table:formula="of:=ROUND([.AG52]*255)" office:value-type="float" office:value="243" calcext:value-type="float">
            <text:p>243</text:p>
          </table:table-cell>
          <table:table-cell table:formula="of:=ROUND([.AH52]*255)" office:value-type="float" office:value="248" calcext:value-type="float">
            <text:p>248</text:p>
          </table:table-cell>
        </table:table-row>
        <table:table-row table:style-name="ro3">
          <table:table-cell table:formula="of:=[.A52]" office:value-type="float" office:value="225" calcext:value-type="float">
            <text:p>225</text:p>
          </table:table-cell>
          <table:table-cell table:formula="of:=[.B52]" office:value-type="float" office:value="32" calcext:value-type="float">
            <text:p>32</text:p>
          </table:table-cell>
          <table:table-cell table:style-name="Calc_20_Text_20__28_Alt_29_" table:formula="of:=[.C52]+1" office:value-type="float" office:value="97" calcext:value-type="float">
            <text:p>97</text:p>
          </table:table-cell>
          <table:table-cell table:formula="of:=[.AI53]&amp;&quot;, &quot;&amp;[.AJ53]&amp;&quot;, &quot;&amp;[.AK53]" office:value-type="string" office:string-value="245, 246, 250" calcext:value-type="string">
            <text:p>245, 246, 250</text:p>
          </table:table-cell>
          <table:table-cell table:formula="of:=DEC2HEX([.AI53]; 2)&amp;DEC2HEX([.AJ53]; 2)&amp;DEC2HEX([.AK53]; 2)" office:value-type="string" office:string-value="F5F6FA" calcext:value-type="string">
            <text:p>F5F6FA</text:p>
          </table:table-cell>
          <table:table-cell table:formula="of:=[.A53]/360" office:value-type="float" office:value="0.625" calcext:value-type="float">
            <text:p>0.625</text:p>
          </table:table-cell>
          <table:table-cell table:formula="of:=[.B53]/100" office:value-type="float" office:value="0.32" calcext:value-type="float">
            <text:p>0.32</text:p>
          </table:table-cell>
          <table:table-cell table:formula="of:=[.C53]/100" office:value-type="float" office:value="0.97" calcext:value-type="float">
            <text:p>0.97</text:p>
          </table:table-cell>
          <table:table-cell table:formula="of:=IF([.B53]&gt;0; TRUE(); FALSE())" office:value-type="boolean" office:boolean-value="true" calcext:value-type="boolean">
            <text:p>TRUE</text:p>
          </table:table-cell>
          <table:table-cell table:formula="of:=IF([.I53]; &quot;&quot;; ROUND([.C53]*2.55))">
            <text:p/>
          </table:table-cell>
          <table:table-cell table:formula="of:=[.J53]">
            <text:p/>
          </table:table-cell>
          <table:table-cell table:formula="of:=[.J53]">
            <text:p/>
          </table:table-cell>
          <table:table-cell table:formula="of:=[.H53] * (1 + [.G53])" office:value-type="float" office:value="1.2804" calcext:value-type="float">
            <text:p>1.2804</text:p>
          </table:table-cell>
          <table:table-cell table:formula="of:= ([.H53] + [.G53]) - ([.H53] * [.G53])" office:value-type="float" office:value="0.9796" calcext:value-type="float">
            <text:p>0.9796</text:p>
          </table:table-cell>
          <table:table-cell table:formula="of:=IF([.H53] &lt;= 0.5; [.M53]; [.N53])" office:value-type="float" office:value="0.9796" calcext:value-type="float">
            <text:p>0.9796</text:p>
          </table:table-cell>
          <table:table-cell table:formula="of:= (2 * [.H53]) - [.O53]" office:value-type="float" office:value="0.9604" calcext:value-type="float">
            <text:p>0.9604</text:p>
          </table:table-cell>
          <table:table-cell table:formula="of:=[.F53] + (1/3)" office:value-type="float" office:value="0.958333333333333" calcext:value-type="float">
            <text:p>0.958333333333333</text:p>
          </table:table-cell>
          <table:table-cell table:formula="of:=[.F53]" office:value-type="float" office:value="0.625" calcext:value-type="float">
            <text:p>0.625</text:p>
          </table:table-cell>
          <table:table-cell table:formula="of:=[.F53] - (1/3)" office:value-type="float" office:value="0.291666666666667" calcext:value-type="float">
            <text:p>0.291666666666667</text:p>
          </table:table-cell>
          <table:table-cell table:formula="of:=IF([.Q53]&lt;0; [.Q53]+1; IF([.Q53]&gt;1; [.Q53]-1; [.Q53]))" office:value-type="float" office:value="0.958333333333333" calcext:value-type="float">
            <text:p>0.958333333333333</text:p>
          </table:table-cell>
          <table:table-cell table:formula="of:=IF([.R53]&lt;0; [.R53]+1; IF([.R53]&gt;1; [.R53]-1; [.R53]))" office:value-type="float" office:value="0.625" calcext:value-type="float">
            <text:p>0.625</text:p>
          </table:table-cell>
          <table:table-cell table:formula="of:=IF([.S53]&lt;0; [.S53]+1; IF([.S53]&gt;1; [.S53]-1; [.S53]))" office:value-type="float" office:value="0.291666666666667" calcext:value-type="float">
            <text:p>0.291666666666667</text:p>
          </table:table-cell>
          <table:table-cell table:formula="of:=IF((6* [.T53]) &lt; 1; TRUE(); FALSE())" office:value-type="boolean" office:boolean-value="false" calcext:value-type="boolean">
            <text:p>FALSE</text:p>
          </table:table-cell>
          <table:table-cell table:formula="of:=IF((2* [.T53]) &lt; 1; TRUE(); FALSE())" office:value-type="boolean" office:boolean-value="false" calcext:value-type="boolean">
            <text:p>FALSE</text:p>
          </table:table-cell>
          <table:table-cell table:formula="of:=IF((3* [.T53]) &lt; 2; TRUE(); FALSE())" office:value-type="boolean" office:boolean-value="false" calcext:value-type="boolean">
            <text:p>FALSE</text:p>
          </table:table-cell>
          <table:table-cell table:formula="of:=IF((6* [.U53]) &lt; 1; TRUE(); FALSE())" office:value-type="boolean" office:boolean-value="false" calcext:value-type="boolean">
            <text:p>FALSE</text:p>
          </table:table-cell>
          <table:table-cell table:formula="of:=IF((2* [.U53]) &lt; 1; TRUE(); FALSE())" office:value-type="boolean" office:boolean-value="false" calcext:value-type="boolean">
            <text:p>FALSE</text:p>
          </table:table-cell>
          <table:table-cell table:formula="of:=IF((3* [.U53]) &lt; 2; TRUE(); FALSE())" office:value-type="boolean" office:boolean-value="true" calcext:value-type="boolean">
            <text:p>TRUE</text:p>
          </table:table-cell>
          <table:table-cell table:formula="of:=IF((6* [.V53]) &lt; 1; TRUE(); FALSE())" office:value-type="boolean" office:boolean-value="false" calcext:value-type="boolean">
            <text:p>FALSE</text:p>
          </table:table-cell>
          <table:table-cell table:formula="of:=IF((2* [.V53]) &lt; 1; TRUE(); FALSE())" office:value-type="boolean" office:boolean-value="true" calcext:value-type="boolean">
            <text:p>TRUE</text:p>
          </table:table-cell>
          <table:table-cell table:formula="of:=IF((3* [.V53]) &lt; 2; TRUE(); FALSE())" office:value-type="boolean" office:boolean-value="true" calcext:value-type="boolean">
            <text:p>TRUE</text:p>
          </table:table-cell>
          <table:table-cell table:formula="of:=IF([.W53]; [.$P53] + ([.$O53] - [.$P53]) * 6 * [.T53]; IF([.X53]; [.$O53]; IF([.Y53]; [.$P53] + (([.$O53] - [.$P53]) * ((2/3) - [.T53]) * 6); [.$P53])))" office:value-type="float" office:value="0.9604" calcext:value-type="float">
            <text:p>0.9604</text:p>
          </table:table-cell>
          <table:table-cell table:formula="of:=IF([.Z53]; [.$P53] + ([.$O53] - [.$P53]) * 6 * [.U53]; IF([.AA53]; [.$O53]; IF([.AB53]; [.$P53] + (([.$O53] - [.$P53]) * ((2/3) - [.U53]) * 6); [.$P53])))" office:value-type="float" office:value="0.9652" calcext:value-type="float">
            <text:p>0.9652</text:p>
          </table:table-cell>
          <table:table-cell table:formula="of:=IF([.AC53]; [.$P53] + ([.$O53] - [.$P53]) * 6 * [.V53]; IF([.AD53]; [.$O53]; IF([.AE53]; [.$P53] + (([.$O53] - [.$P53]) * ((2/3) - [.V53]) * 6); [.$P53])))" office:value-type="float" office:value="0.9796" calcext:value-type="float">
            <text:p>0.9796</text:p>
          </table:table-cell>
          <table:table-cell table:formula="of:=ROUND([.AF53]*255)" office:value-type="float" office:value="245" calcext:value-type="float">
            <text:p>245</text:p>
          </table:table-cell>
          <table:table-cell table:formula="of:=ROUND([.AG53]*255)" office:value-type="float" office:value="246" calcext:value-type="float">
            <text:p>246</text:p>
          </table:table-cell>
          <table:table-cell table:formula="of:=ROUND([.AH53]*255)" office:value-type="float" office:value="250" calcext:value-type="float">
            <text:p>250</text:p>
          </table:table-cell>
        </table:table-row>
        <table:table-row table:style-name="ro3">
          <table:table-cell table:formula="of:=[.A53]" office:value-type="float" office:value="225" calcext:value-type="float">
            <text:p>225</text:p>
          </table:table-cell>
          <table:table-cell table:formula="of:=[.B53]" office:value-type="float" office:value="32" calcext:value-type="float">
            <text:p>32</text:p>
          </table:table-cell>
          <table:table-cell table:style-name="Calc_20_Text_20__28_Alt_29_" table:formula="of:=[.C53]+1" office:value-type="float" office:value="98" calcext:value-type="float">
            <text:p>98</text:p>
          </table:table-cell>
          <table:table-cell table:formula="of:=[.AI54]&amp;&quot;, &quot;&amp;[.AJ54]&amp;&quot;, &quot;&amp;[.AK54]" office:value-type="string" office:string-value="248, 249, 252" calcext:value-type="string">
            <text:p>248, 249, 252</text:p>
          </table:table-cell>
          <table:table-cell table:formula="of:=DEC2HEX([.AI54]; 2)&amp;DEC2HEX([.AJ54]; 2)&amp;DEC2HEX([.AK54]; 2)" office:value-type="string" office:string-value="F8F9FC" calcext:value-type="string">
            <text:p>F8F9FC</text:p>
          </table:table-cell>
          <table:table-cell table:formula="of:=[.A54]/360" office:value-type="float" office:value="0.625" calcext:value-type="float">
            <text:p>0.625</text:p>
          </table:table-cell>
          <table:table-cell table:formula="of:=[.B54]/100" office:value-type="float" office:value="0.32" calcext:value-type="float">
            <text:p>0.32</text:p>
          </table:table-cell>
          <table:table-cell table:formula="of:=[.C54]/100" office:value-type="float" office:value="0.98" calcext:value-type="float">
            <text:p>0.98</text:p>
          </table:table-cell>
          <table:table-cell table:formula="of:=IF([.B54]&gt;0; TRUE(); FALSE())" office:value-type="boolean" office:boolean-value="true" calcext:value-type="boolean">
            <text:p>TRUE</text:p>
          </table:table-cell>
          <table:table-cell table:formula="of:=IF([.I54]; &quot;&quot;; ROUND([.C54]*2.55))">
            <text:p/>
          </table:table-cell>
          <table:table-cell table:formula="of:=[.J54]">
            <text:p/>
          </table:table-cell>
          <table:table-cell table:formula="of:=[.J54]">
            <text:p/>
          </table:table-cell>
          <table:table-cell table:formula="of:=[.H54] * (1 + [.G54])" office:value-type="float" office:value="1.2936" calcext:value-type="float">
            <text:p>1.2936</text:p>
          </table:table-cell>
          <table:table-cell table:formula="of:= ([.H54] + [.G54]) - ([.H54] * [.G54])" office:value-type="float" office:value="0.9864" calcext:value-type="float">
            <text:p>0.9864</text:p>
          </table:table-cell>
          <table:table-cell table:formula="of:=IF([.H54] &lt;= 0.5; [.M54]; [.N54])" office:value-type="float" office:value="0.9864" calcext:value-type="float">
            <text:p>0.9864</text:p>
          </table:table-cell>
          <table:table-cell table:formula="of:= (2 * [.H54]) - [.O54]" office:value-type="float" office:value="0.9736" calcext:value-type="float">
            <text:p>0.9736</text:p>
          </table:table-cell>
          <table:table-cell table:formula="of:=[.F54] + (1/3)" office:value-type="float" office:value="0.958333333333333" calcext:value-type="float">
            <text:p>0.958333333333333</text:p>
          </table:table-cell>
          <table:table-cell table:formula="of:=[.F54]" office:value-type="float" office:value="0.625" calcext:value-type="float">
            <text:p>0.625</text:p>
          </table:table-cell>
          <table:table-cell table:formula="of:=[.F54] - (1/3)" office:value-type="float" office:value="0.291666666666667" calcext:value-type="float">
            <text:p>0.291666666666667</text:p>
          </table:table-cell>
          <table:table-cell table:formula="of:=IF([.Q54]&lt;0; [.Q54]+1; IF([.Q54]&gt;1; [.Q54]-1; [.Q54]))" office:value-type="float" office:value="0.958333333333333" calcext:value-type="float">
            <text:p>0.958333333333333</text:p>
          </table:table-cell>
          <table:table-cell table:formula="of:=IF([.R54]&lt;0; [.R54]+1; IF([.R54]&gt;1; [.R54]-1; [.R54]))" office:value-type="float" office:value="0.625" calcext:value-type="float">
            <text:p>0.625</text:p>
          </table:table-cell>
          <table:table-cell table:formula="of:=IF([.S54]&lt;0; [.S54]+1; IF([.S54]&gt;1; [.S54]-1; [.S54]))" office:value-type="float" office:value="0.291666666666667" calcext:value-type="float">
            <text:p>0.291666666666667</text:p>
          </table:table-cell>
          <table:table-cell table:formula="of:=IF((6* [.T54]) &lt; 1; TRUE(); FALSE())" office:value-type="boolean" office:boolean-value="false" calcext:value-type="boolean">
            <text:p>FALSE</text:p>
          </table:table-cell>
          <table:table-cell table:formula="of:=IF((2* [.T54]) &lt; 1; TRUE(); FALSE())" office:value-type="boolean" office:boolean-value="false" calcext:value-type="boolean">
            <text:p>FALSE</text:p>
          </table:table-cell>
          <table:table-cell table:formula="of:=IF((3* [.T54]) &lt; 2; TRUE(); FALSE())" office:value-type="boolean" office:boolean-value="false" calcext:value-type="boolean">
            <text:p>FALSE</text:p>
          </table:table-cell>
          <table:table-cell table:formula="of:=IF((6* [.U54]) &lt; 1; TRUE(); FALSE())" office:value-type="boolean" office:boolean-value="false" calcext:value-type="boolean">
            <text:p>FALSE</text:p>
          </table:table-cell>
          <table:table-cell table:formula="of:=IF((2* [.U54]) &lt; 1; TRUE(); FALSE())" office:value-type="boolean" office:boolean-value="false" calcext:value-type="boolean">
            <text:p>FALSE</text:p>
          </table:table-cell>
          <table:table-cell table:formula="of:=IF((3* [.U54]) &lt; 2; TRUE(); FALSE())" office:value-type="boolean" office:boolean-value="true" calcext:value-type="boolean">
            <text:p>TRUE</text:p>
          </table:table-cell>
          <table:table-cell table:formula="of:=IF((6* [.V54]) &lt; 1; TRUE(); FALSE())" office:value-type="boolean" office:boolean-value="false" calcext:value-type="boolean">
            <text:p>FALSE</text:p>
          </table:table-cell>
          <table:table-cell table:formula="of:=IF((2* [.V54]) &lt; 1; TRUE(); FALSE())" office:value-type="boolean" office:boolean-value="true" calcext:value-type="boolean">
            <text:p>TRUE</text:p>
          </table:table-cell>
          <table:table-cell table:formula="of:=IF((3* [.V54]) &lt; 2; TRUE(); FALSE())" office:value-type="boolean" office:boolean-value="true" calcext:value-type="boolean">
            <text:p>TRUE</text:p>
          </table:table-cell>
          <table:table-cell table:formula="of:=IF([.W54]; [.$P54] + ([.$O54] - [.$P54]) * 6 * [.T54]; IF([.X54]; [.$O54]; IF([.Y54]; [.$P54] + (([.$O54] - [.$P54]) * ((2/3) - [.T54]) * 6); [.$P54])))" office:value-type="float" office:value="0.9736" calcext:value-type="float">
            <text:p>0.9736</text:p>
          </table:table-cell>
          <table:table-cell table:formula="of:=IF([.Z54]; [.$P54] + ([.$O54] - [.$P54]) * 6 * [.U54]; IF([.AA54]; [.$O54]; IF([.AB54]; [.$P54] + (([.$O54] - [.$P54]) * ((2/3) - [.U54]) * 6); [.$P54])))" office:value-type="float" office:value="0.9768" calcext:value-type="float">
            <text:p>0.9768</text:p>
          </table:table-cell>
          <table:table-cell table:formula="of:=IF([.AC54]; [.$P54] + ([.$O54] - [.$P54]) * 6 * [.V54]; IF([.AD54]; [.$O54]; IF([.AE54]; [.$P54] + (([.$O54] - [.$P54]) * ((2/3) - [.V54]) * 6); [.$P54])))" office:value-type="float" office:value="0.9864" calcext:value-type="float">
            <text:p>0.9864</text:p>
          </table:table-cell>
          <table:table-cell table:formula="of:=ROUND([.AF54]*255)" office:value-type="float" office:value="248" calcext:value-type="float">
            <text:p>248</text:p>
          </table:table-cell>
          <table:table-cell table:formula="of:=ROUND([.AG54]*255)" office:value-type="float" office:value="249" calcext:value-type="float">
            <text:p>249</text:p>
          </table:table-cell>
          <table:table-cell table:formula="of:=ROUND([.AH54]*255)" office:value-type="float" office:value="252" calcext:value-type="float">
            <text:p>252</text:p>
          </table:table-cell>
        </table:table-row>
        <table:table-row table:style-name="ro3">
          <table:table-cell table:formula="of:=[.A54]" office:value-type="float" office:value="225" calcext:value-type="float">
            <text:p>225</text:p>
          </table:table-cell>
          <table:table-cell table:formula="of:=[.B54]" office:value-type="float" office:value="32" calcext:value-type="float">
            <text:p>32</text:p>
          </table:table-cell>
          <table:table-cell table:style-name="Calc_20_Text_20__28_Alt_29_" table:formula="of:=[.C54]+1" office:value-type="float" office:value="99" calcext:value-type="float">
            <text:p>99</text:p>
          </table:table-cell>
          <table:table-cell table:formula="of:=[.AI55]&amp;&quot;, &quot;&amp;[.AJ55]&amp;&quot;, &quot;&amp;[.AK55]" office:value-type="string" office:string-value="252, 252, 253" calcext:value-type="string">
            <text:p>252, 252, 253</text:p>
          </table:table-cell>
          <table:table-cell table:formula="of:=DEC2HEX([.AI55]; 2)&amp;DEC2HEX([.AJ55]; 2)&amp;DEC2HEX([.AK55]; 2)" office:value-type="string" office:string-value="FCFCFD" calcext:value-type="string">
            <text:p>FCFCFD</text:p>
          </table:table-cell>
          <table:table-cell table:formula="of:=[.A55]/360" office:value-type="float" office:value="0.625" calcext:value-type="float">
            <text:p>0.625</text:p>
          </table:table-cell>
          <table:table-cell table:formula="of:=[.B55]/100" office:value-type="float" office:value="0.32" calcext:value-type="float">
            <text:p>0.32</text:p>
          </table:table-cell>
          <table:table-cell table:formula="of:=[.C55]/100" office:value-type="float" office:value="0.99" calcext:value-type="float">
            <text:p>0.99</text:p>
          </table:table-cell>
          <table:table-cell table:formula="of:=IF([.B55]&gt;0; TRUE(); FALSE())" office:value-type="boolean" office:boolean-value="true" calcext:value-type="boolean">
            <text:p>TRUE</text:p>
          </table:table-cell>
          <table:table-cell table:formula="of:=IF([.I55]; &quot;&quot;; ROUND([.C55]*2.55))">
            <text:p/>
          </table:table-cell>
          <table:table-cell table:formula="of:=[.J55]">
            <text:p/>
          </table:table-cell>
          <table:table-cell table:formula="of:=[.J55]">
            <text:p/>
          </table:table-cell>
          <table:table-cell table:formula="of:=[.H55] * (1 + [.G55])" office:value-type="float" office:value="1.3068" calcext:value-type="float">
            <text:p>1.3068</text:p>
          </table:table-cell>
          <table:table-cell table:formula="of:= ([.H55] + [.G55]) - ([.H55] * [.G55])" office:value-type="float" office:value="0.9932" calcext:value-type="float">
            <text:p>0.9932</text:p>
          </table:table-cell>
          <table:table-cell table:formula="of:=IF([.H55] &lt;= 0.5; [.M55]; [.N55])" office:value-type="float" office:value="0.9932" calcext:value-type="float">
            <text:p>0.9932</text:p>
          </table:table-cell>
          <table:table-cell table:formula="of:= (2 * [.H55]) - [.O55]" office:value-type="float" office:value="0.9868" calcext:value-type="float">
            <text:p>0.9868</text:p>
          </table:table-cell>
          <table:table-cell table:formula="of:=[.F55] + (1/3)" office:value-type="float" office:value="0.958333333333333" calcext:value-type="float">
            <text:p>0.958333333333333</text:p>
          </table:table-cell>
          <table:table-cell table:formula="of:=[.F55]" office:value-type="float" office:value="0.625" calcext:value-type="float">
            <text:p>0.625</text:p>
          </table:table-cell>
          <table:table-cell table:formula="of:=[.F55] - (1/3)" office:value-type="float" office:value="0.291666666666667" calcext:value-type="float">
            <text:p>0.291666666666667</text:p>
          </table:table-cell>
          <table:table-cell table:formula="of:=IF([.Q55]&lt;0; [.Q55]+1; IF([.Q55]&gt;1; [.Q55]-1; [.Q55]))" office:value-type="float" office:value="0.958333333333333" calcext:value-type="float">
            <text:p>0.958333333333333</text:p>
          </table:table-cell>
          <table:table-cell table:formula="of:=IF([.R55]&lt;0; [.R55]+1; IF([.R55]&gt;1; [.R55]-1; [.R55]))" office:value-type="float" office:value="0.625" calcext:value-type="float">
            <text:p>0.625</text:p>
          </table:table-cell>
          <table:table-cell table:formula="of:=IF([.S55]&lt;0; [.S55]+1; IF([.S55]&gt;1; [.S55]-1; [.S55]))" office:value-type="float" office:value="0.291666666666667" calcext:value-type="float">
            <text:p>0.291666666666667</text:p>
          </table:table-cell>
          <table:table-cell table:formula="of:=IF((6* [.T55]) &lt; 1; TRUE(); FALSE())" office:value-type="boolean" office:boolean-value="false" calcext:value-type="boolean">
            <text:p>FALSE</text:p>
          </table:table-cell>
          <table:table-cell table:formula="of:=IF((2* [.T55]) &lt; 1; TRUE(); FALSE())" office:value-type="boolean" office:boolean-value="false" calcext:value-type="boolean">
            <text:p>FALSE</text:p>
          </table:table-cell>
          <table:table-cell table:formula="of:=IF((3* [.T55]) &lt; 2; TRUE(); FALSE())" office:value-type="boolean" office:boolean-value="false" calcext:value-type="boolean">
            <text:p>FALSE</text:p>
          </table:table-cell>
          <table:table-cell table:formula="of:=IF((6* [.U55]) &lt; 1; TRUE(); FALSE())" office:value-type="boolean" office:boolean-value="false" calcext:value-type="boolean">
            <text:p>FALSE</text:p>
          </table:table-cell>
          <table:table-cell table:formula="of:=IF((2* [.U55]) &lt; 1; TRUE(); FALSE())" office:value-type="boolean" office:boolean-value="false" calcext:value-type="boolean">
            <text:p>FALSE</text:p>
          </table:table-cell>
          <table:table-cell table:formula="of:=IF((3* [.U55]) &lt; 2; TRUE(); FALSE())" office:value-type="boolean" office:boolean-value="true" calcext:value-type="boolean">
            <text:p>TRUE</text:p>
          </table:table-cell>
          <table:table-cell table:formula="of:=IF((6* [.V55]) &lt; 1; TRUE(); FALSE())" office:value-type="boolean" office:boolean-value="false" calcext:value-type="boolean">
            <text:p>FALSE</text:p>
          </table:table-cell>
          <table:table-cell table:formula="of:=IF((2* [.V55]) &lt; 1; TRUE(); FALSE())" office:value-type="boolean" office:boolean-value="true" calcext:value-type="boolean">
            <text:p>TRUE</text:p>
          </table:table-cell>
          <table:table-cell table:formula="of:=IF((3* [.V55]) &lt; 2; TRUE(); FALSE())" office:value-type="boolean" office:boolean-value="true" calcext:value-type="boolean">
            <text:p>TRUE</text:p>
          </table:table-cell>
          <table:table-cell table:formula="of:=IF([.W55]; [.$P55] + ([.$O55] - [.$P55]) * 6 * [.T55]; IF([.X55]; [.$O55]; IF([.Y55]; [.$P55] + (([.$O55] - [.$P55]) * ((2/3) - [.T55]) * 6); [.$P55])))" office:value-type="float" office:value="0.9868" calcext:value-type="float">
            <text:p>0.9868</text:p>
          </table:table-cell>
          <table:table-cell table:formula="of:=IF([.Z55]; [.$P55] + ([.$O55] - [.$P55]) * 6 * [.U55]; IF([.AA55]; [.$O55]; IF([.AB55]; [.$P55] + (([.$O55] - [.$P55]) * ((2/3) - [.U55]) * 6); [.$P55])))" office:value-type="float" office:value="0.9884" calcext:value-type="float">
            <text:p>0.9884</text:p>
          </table:table-cell>
          <table:table-cell table:formula="of:=IF([.AC55]; [.$P55] + ([.$O55] - [.$P55]) * 6 * [.V55]; IF([.AD55]; [.$O55]; IF([.AE55]; [.$P55] + (([.$O55] - [.$P55]) * ((2/3) - [.V55]) * 6); [.$P55])))" office:value-type="float" office:value="0.9932" calcext:value-type="float">
            <text:p>0.9932</text:p>
          </table:table-cell>
          <table:table-cell table:formula="of:=ROUND([.AF55]*255)" office:value-type="float" office:value="252" calcext:value-type="float">
            <text:p>252</text:p>
          </table:table-cell>
          <table:table-cell table:formula="of:=ROUND([.AG55]*255)" office:value-type="float" office:value="252" calcext:value-type="float">
            <text:p>252</text:p>
          </table:table-cell>
          <table:table-cell table:formula="of:=ROUND([.AH55]*255)" office:value-type="float" office:value="253" calcext:value-type="float">
            <text:p>253</text:p>
          </table:table-cell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tatic_29_" office:value-type="string" calcext:value-type="string">
            <text:p>Purple-Steely</text:p>
          </table:table-cell>
          <table:table-cell table:style-name="Default" table:number-columns-repeated="36"/>
        </table:table-row>
        <table:table-row table:style-name="ro6">
          <table:table-cell table:style-name="ce8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8" office:value-type="string" calcext:value-type="string">
            <text:p>RG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Alt_29_" table:formula="of:=[.A33]+15" office:value-type="float" office:value="240" calcext:value-type="float">
            <text:p>240</text:p>
          </table:table-cell>
          <table:table-cell table:style-name="Calc_20_Text_20__28_Alt_29_" table:formula="of:=[.B33]" office:value-type="float" office:value="32" calcext:value-type="float">
            <text:p>32</text:p>
          </table:table-cell>
          <table:table-cell table:formula="of:=IF([.C$5]=[.C59]; 5; [.C59]+5)" office:value-type="float" office:value="5" calcext:value-type="float">
            <text:p>5</text:p>
          </table:table-cell>
          <table:table-cell table:formula="of:=[.AI60]&amp;&quot;, &quot;&amp;[.AJ60]&amp;&quot;, &quot;&amp;[.AK60]" office:value-type="string" office:string-value="9, 9, 17" calcext:value-type="string">
            <text:p>9, 9, 17</text:p>
          </table:table-cell>
          <table:table-cell table:formula="of:=DEC2HEX([.AI60]; 2)&amp;DEC2HEX([.AJ60]; 2)&amp;DEC2HEX([.AK60]; 2)" office:value-type="string" office:string-value="090911" calcext:value-type="string">
            <text:p>090911</text:p>
          </table:table-cell>
          <table:table-cell table:formula="of:=[.A60]/360" office:value-type="float" office:value="0.666666666666667" calcext:value-type="float">
            <text:p>0.666666666666667</text:p>
          </table:table-cell>
          <table:table-cell table:formula="of:=[.B60]/100" office:value-type="float" office:value="0.32" calcext:value-type="float">
            <text:p>0.32</text:p>
          </table:table-cell>
          <table:table-cell table:formula="of:=[.C60]/100" office:value-type="float" office:value="0.05" calcext:value-type="float">
            <text:p>0.05</text:p>
          </table:table-cell>
          <table:table-cell table:formula="of:=IF([.B60]&gt;0; TRUE(); FALSE())" office:value-type="boolean" office:boolean-value="true" calcext:value-type="boolean">
            <text:p>TRUE</text:p>
          </table:table-cell>
          <table:table-cell table:formula="of:=IF([.I60]; &quot;&quot;; ROUND([.C60]*2.55))">
            <text:p/>
          </table:table-cell>
          <table:table-cell table:formula="of:=[.J60]">
            <text:p/>
          </table:table-cell>
          <table:table-cell table:formula="of:=[.J60]">
            <text:p/>
          </table:table-cell>
          <table:table-cell table:formula="of:=[.H60] * (1 + [.G60])" office:value-type="float" office:value="0.066" calcext:value-type="float">
            <text:p>0.066</text:p>
          </table:table-cell>
          <table:table-cell table:formula="of:= ([.H60] + [.G60]) - ([.H60] * [.G60])" office:value-type="float" office:value="0.354" calcext:value-type="float">
            <text:p>0.354</text:p>
          </table:table-cell>
          <table:table-cell table:formula="of:=IF([.H60] &lt;= 0.5; [.M60]; [.N60])" office:value-type="float" office:value="0.066" calcext:value-type="float">
            <text:p>0.066</text:p>
          </table:table-cell>
          <table:table-cell table:formula="of:= (2 * [.H60]) - [.O60]" office:value-type="float" office:value="0.034" calcext:value-type="float">
            <text:p>0.034</text:p>
          </table:table-cell>
          <table:table-cell table:formula="of:=[.F60] + (1/3)" office:value-type="float" office:value="1" calcext:value-type="float">
            <text:p>1</text:p>
          </table:table-cell>
          <table:table-cell table:formula="of:=[.F60]" office:value-type="float" office:value="0.666666666666667" calcext:value-type="float">
            <text:p>0.666666666666667</text:p>
          </table:table-cell>
          <table:table-cell table:formula="of:=[.F60] - (1/3)" office:value-type="float" office:value="0.333333333333333" calcext:value-type="float">
            <text:p>0.333333333333333</text:p>
          </table:table-cell>
          <table:table-cell table:formula="of:=IF([.Q60]&lt;0; [.Q60]+1; IF([.Q60]&gt;1; [.Q60]-1; [.Q60]))" office:value-type="float" office:value="1" calcext:value-type="float">
            <text:p>1</text:p>
          </table:table-cell>
          <table:table-cell table:formula="of:=IF([.R60]&lt;0; [.R60]+1; IF([.R60]&gt;1; [.R60]-1; [.R60]))" office:value-type="float" office:value="0.666666666666667" calcext:value-type="float">
            <text:p>0.666666666666667</text:p>
          </table:table-cell>
          <table:table-cell table:formula="of:=IF([.S60]&lt;0; [.S60]+1; IF([.S60]&gt;1; [.S60]-1; [.S60]))" office:value-type="float" office:value="0.333333333333333" calcext:value-type="float">
            <text:p>0.333333333333333</text:p>
          </table:table-cell>
          <table:table-cell table:formula="of:=IF((6* [.T60]) &lt; 1; TRUE(); FALSE())" office:value-type="boolean" office:boolean-value="false" calcext:value-type="boolean">
            <text:p>FALSE</text:p>
          </table:table-cell>
          <table:table-cell table:formula="of:=IF((2* [.T60]) &lt; 1; TRUE(); FALSE())" office:value-type="boolean" office:boolean-value="false" calcext:value-type="boolean">
            <text:p>FALSE</text:p>
          </table:table-cell>
          <table:table-cell table:formula="of:=IF((3* [.T60]) &lt; 2; TRUE(); FALSE())" office:value-type="boolean" office:boolean-value="false" calcext:value-type="boolean">
            <text:p>FALSE</text:p>
          </table:table-cell>
          <table:table-cell table:formula="of:=IF((6* [.U60]) &lt; 1; TRUE(); FALSE())" office:value-type="boolean" office:boolean-value="false" calcext:value-type="boolean">
            <text:p>FALSE</text:p>
          </table:table-cell>
          <table:table-cell table:formula="of:=IF((2* [.U60]) &lt; 1; TRUE(); FALSE())" office:value-type="boolean" office:boolean-value="false" calcext:value-type="boolean">
            <text:p>FALSE</text:p>
          </table:table-cell>
          <table:table-cell table:formula="of:=IF((3* [.U60]) &lt; 2; TRUE(); FALSE())" office:value-type="boolean" office:boolean-value="false" calcext:value-type="boolean">
            <text:p>FALSE</text:p>
          </table:table-cell>
          <table:table-cell table:formula="of:=IF((6* [.V60]) &lt; 1; TRUE(); FALSE())" office:value-type="boolean" office:boolean-value="false" calcext:value-type="boolean">
            <text:p>FALSE</text:p>
          </table:table-cell>
          <table:table-cell table:formula="of:=IF((2* [.V60]) &lt; 1; TRUE(); FALSE())" office:value-type="boolean" office:boolean-value="true" calcext:value-type="boolean">
            <text:p>TRUE</text:p>
          </table:table-cell>
          <table:table-cell table:formula="of:=IF((3* [.V60]) &lt; 2; TRUE(); FALSE())" office:value-type="boolean" office:boolean-value="true" calcext:value-type="boolean">
            <text:p>TRUE</text:p>
          </table:table-cell>
          <table:table-cell table:formula="of:=IF([.W60]; [.$P60] + ([.$O60] - [.$P60]) * 6 * [.T60]; IF([.X60]; [.$O60]; IF([.Y60]; [.$P60] + (([.$O60] - [.$P60]) * ((2/3) - [.T60]) * 6); [.$P60])))" office:value-type="float" office:value="0.034" calcext:value-type="float">
            <text:p>0.034</text:p>
          </table:table-cell>
          <table:table-cell table:formula="of:=IF([.Z60]; [.$P60] + ([.$O60] - [.$P60]) * 6 * [.U60]; IF([.AA60]; [.$O60]; IF([.AB60]; [.$P60] + (([.$O60] - [.$P60]) * ((2/3) - [.U60]) * 6); [.$P60])))" office:value-type="float" office:value="0.034" calcext:value-type="float">
            <text:p>0.034</text:p>
          </table:table-cell>
          <table:table-cell table:formula="of:=IF([.AC60]; [.$P60] + ([.$O60] - [.$P60]) * 6 * [.V60]; IF([.AD60]; [.$O60]; IF([.AE60]; [.$P60] + (([.$O60] - [.$P60]) * ((2/3) - [.V60]) * 6); [.$P60])))" office:value-type="float" office:value="0.066" calcext:value-type="float">
            <text:p>0.066</text:p>
          </table:table-cell>
          <table:table-cell table:formula="of:=ROUND([.AF60]*255)" office:value-type="float" office:value="9" calcext:value-type="float">
            <text:p>9</text:p>
          </table:table-cell>
          <table:table-cell table:formula="of:=ROUND([.AG60]*255)" office:value-type="float" office:value="9" calcext:value-type="float">
            <text:p>9</text:p>
          </table:table-cell>
          <table:table-cell table:formula="of:=ROUND([.AH60]*255)" office:value-type="float" office:value="17" calcext:value-type="float">
            <text:p>17</text:p>
          </table:table-cell>
        </table:table-row>
        <table:table-row table:style-name="ro3">
          <table:table-cell table:formula="of:=[.A60]" office:value-type="float" office:value="240" calcext:value-type="float">
            <text:p>240</text:p>
          </table:table-cell>
          <table:table-cell table:formula="of:=[.B60]" office:value-type="float" office:value="32" calcext:value-type="float">
            <text:p>32</text:p>
          </table:table-cell>
          <table:table-cell table:formula="of:=IF([.C$5]=[.C60]; 5; [.C60]+5)" office:value-type="float" office:value="10" calcext:value-type="float">
            <text:p>10</text:p>
          </table:table-cell>
          <table:table-cell table:formula="of:=[.AI61]&amp;&quot;, &quot;&amp;[.AJ61]&amp;&quot;, &quot;&amp;[.AK61]" office:value-type="string" office:string-value="17, 17, 34" calcext:value-type="string">
            <text:p>17, 17, 34</text:p>
          </table:table-cell>
          <table:table-cell table:formula="of:=DEC2HEX([.AI61]; 2)&amp;DEC2HEX([.AJ61]; 2)&amp;DEC2HEX([.AK61]; 2)" office:value-type="string" office:string-value="111122" calcext:value-type="string">
            <text:p>111122</text:p>
          </table:table-cell>
          <table:table-cell table:formula="of:=[.A61]/360" office:value-type="float" office:value="0.666666666666667" calcext:value-type="float">
            <text:p>0.666666666666667</text:p>
          </table:table-cell>
          <table:table-cell table:formula="of:=[.B61]/100" office:value-type="float" office:value="0.32" calcext:value-type="float">
            <text:p>0.32</text:p>
          </table:table-cell>
          <table:table-cell table:formula="of:=[.C61]/100" office:value-type="float" office:value="0.1" calcext:value-type="float">
            <text:p>0.1</text:p>
          </table:table-cell>
          <table:table-cell table:formula="of:=IF([.B61]&gt;0; TRUE(); FALSE())" office:value-type="boolean" office:boolean-value="true" calcext:value-type="boolean">
            <text:p>TRUE</text:p>
          </table:table-cell>
          <table:table-cell table:formula="of:=IF([.I61]; &quot;&quot;; ROUND([.C61]*2.55))">
            <text:p/>
          </table:table-cell>
          <table:table-cell table:formula="of:=[.J61]">
            <text:p/>
          </table:table-cell>
          <table:table-cell table:formula="of:=[.J61]">
            <text:p/>
          </table:table-cell>
          <table:table-cell table:formula="of:=[.H61] * (1 + [.G61])" office:value-type="float" office:value="0.132" calcext:value-type="float">
            <text:p>0.132</text:p>
          </table:table-cell>
          <table:table-cell table:formula="of:= ([.H61] + [.G61]) - ([.H61] * [.G61])" office:value-type="float" office:value="0.388" calcext:value-type="float">
            <text:p>0.388</text:p>
          </table:table-cell>
          <table:table-cell table:formula="of:=IF([.H61] &lt;= 0.5; [.M61]; [.N61])" office:value-type="float" office:value="0.132" calcext:value-type="float">
            <text:p>0.132</text:p>
          </table:table-cell>
          <table:table-cell table:formula="of:= (2 * [.H61]) - [.O61]" office:value-type="float" office:value="0.068" calcext:value-type="float">
            <text:p>0.068</text:p>
          </table:table-cell>
          <table:table-cell table:formula="of:=[.F61] + (1/3)" office:value-type="float" office:value="1" calcext:value-type="float">
            <text:p>1</text:p>
          </table:table-cell>
          <table:table-cell table:formula="of:=[.F61]" office:value-type="float" office:value="0.666666666666667" calcext:value-type="float">
            <text:p>0.666666666666667</text:p>
          </table:table-cell>
          <table:table-cell table:formula="of:=[.F61] - (1/3)" office:value-type="float" office:value="0.333333333333333" calcext:value-type="float">
            <text:p>0.333333333333333</text:p>
          </table:table-cell>
          <table:table-cell table:formula="of:=IF([.Q61]&lt;0; [.Q61]+1; IF([.Q61]&gt;1; [.Q61]-1; [.Q61]))" office:value-type="float" office:value="1" calcext:value-type="float">
            <text:p>1</text:p>
          </table:table-cell>
          <table:table-cell table:formula="of:=IF([.R61]&lt;0; [.R61]+1; IF([.R61]&gt;1; [.R61]-1; [.R61]))" office:value-type="float" office:value="0.666666666666667" calcext:value-type="float">
            <text:p>0.666666666666667</text:p>
          </table:table-cell>
          <table:table-cell table:formula="of:=IF([.S61]&lt;0; [.S61]+1; IF([.S61]&gt;1; [.S61]-1; [.S61]))" office:value-type="float" office:value="0.333333333333333" calcext:value-type="float">
            <text:p>0.333333333333333</text:p>
          </table:table-cell>
          <table:table-cell table:formula="of:=IF((6* [.T61]) &lt; 1; TRUE(); FALSE())" office:value-type="boolean" office:boolean-value="false" calcext:value-type="boolean">
            <text:p>FALSE</text:p>
          </table:table-cell>
          <table:table-cell table:formula="of:=IF((2* [.T61]) &lt; 1; TRUE(); FALSE())" office:value-type="boolean" office:boolean-value="false" calcext:value-type="boolean">
            <text:p>FALSE</text:p>
          </table:table-cell>
          <table:table-cell table:formula="of:=IF((3* [.T61]) &lt; 2; TRUE(); FALSE())" office:value-type="boolean" office:boolean-value="false" calcext:value-type="boolean">
            <text:p>FALSE</text:p>
          </table:table-cell>
          <table:table-cell table:formula="of:=IF((6* [.U61]) &lt; 1; TRUE(); FALSE())" office:value-type="boolean" office:boolean-value="false" calcext:value-type="boolean">
            <text:p>FALSE</text:p>
          </table:table-cell>
          <table:table-cell table:formula="of:=IF((2* [.U61]) &lt; 1; TRUE(); FALSE())" office:value-type="boolean" office:boolean-value="false" calcext:value-type="boolean">
            <text:p>FALSE</text:p>
          </table:table-cell>
          <table:table-cell table:formula="of:=IF((3* [.U61]) &lt; 2; TRUE(); FALSE())" office:value-type="boolean" office:boolean-value="false" calcext:value-type="boolean">
            <text:p>FALSE</text:p>
          </table:table-cell>
          <table:table-cell table:formula="of:=IF((6* [.V61]) &lt; 1; TRUE(); FALSE())" office:value-type="boolean" office:boolean-value="false" calcext:value-type="boolean">
            <text:p>FALSE</text:p>
          </table:table-cell>
          <table:table-cell table:formula="of:=IF((2* [.V61]) &lt; 1; TRUE(); FALSE())" office:value-type="boolean" office:boolean-value="true" calcext:value-type="boolean">
            <text:p>TRUE</text:p>
          </table:table-cell>
          <table:table-cell table:formula="of:=IF((3* [.V61]) &lt; 2; TRUE(); FALSE())" office:value-type="boolean" office:boolean-value="true" calcext:value-type="boolean">
            <text:p>TRUE</text:p>
          </table:table-cell>
          <table:table-cell table:formula="of:=IF([.W61]; [.$P61] + ([.$O61] - [.$P61]) * 6 * [.T61]; IF([.X61]; [.$O61]; IF([.Y61]; [.$P61] + (([.$O61] - [.$P61]) * ((2/3) - [.T61]) * 6); [.$P61])))" office:value-type="float" office:value="0.068" calcext:value-type="float">
            <text:p>0.068</text:p>
          </table:table-cell>
          <table:table-cell table:formula="of:=IF([.Z61]; [.$P61] + ([.$O61] - [.$P61]) * 6 * [.U61]; IF([.AA61]; [.$O61]; IF([.AB61]; [.$P61] + (([.$O61] - [.$P61]) * ((2/3) - [.U61]) * 6); [.$P61])))" office:value-type="float" office:value="0.068" calcext:value-type="float">
            <text:p>0.068</text:p>
          </table:table-cell>
          <table:table-cell table:formula="of:=IF([.AC61]; [.$P61] + ([.$O61] - [.$P61]) * 6 * [.V61]; IF([.AD61]; [.$O61]; IF([.AE61]; [.$P61] + (([.$O61] - [.$P61]) * ((2/3) - [.V61]) * 6); [.$P61])))" office:value-type="float" office:value="0.132" calcext:value-type="float">
            <text:p>0.132</text:p>
          </table:table-cell>
          <table:table-cell table:formula="of:=ROUND([.AF61]*255)" office:value-type="float" office:value="17" calcext:value-type="float">
            <text:p>17</text:p>
          </table:table-cell>
          <table:table-cell table:formula="of:=ROUND([.AG61]*255)" office:value-type="float" office:value="17" calcext:value-type="float">
            <text:p>17</text:p>
          </table:table-cell>
          <table:table-cell table:formula="of:=ROUND([.AH61]*255)" office:value-type="float" office:value="34" calcext:value-type="float">
            <text:p>34</text:p>
          </table:table-cell>
        </table:table-row>
        <table:table-row table:style-name="ro3">
          <table:table-cell table:formula="of:=[.A61]" office:value-type="float" office:value="240" calcext:value-type="float">
            <text:p>240</text:p>
          </table:table-cell>
          <table:table-cell table:formula="of:=[.B61]" office:value-type="float" office:value="32" calcext:value-type="float">
            <text:p>32</text:p>
          </table:table-cell>
          <table:table-cell table:formula="of:=IF([.C$5]=[.C61]; 5; [.C61]+5)" office:value-type="float" office:value="15" calcext:value-type="float">
            <text:p>15</text:p>
          </table:table-cell>
          <table:table-cell table:formula="of:=[.AI62]&amp;&quot;, &quot;&amp;[.AJ62]&amp;&quot;, &quot;&amp;[.AK62]" office:value-type="string" office:string-value="26, 26, 50" calcext:value-type="string">
            <text:p>26, 26, 50</text:p>
          </table:table-cell>
          <table:table-cell table:formula="of:=DEC2HEX([.AI62]; 2)&amp;DEC2HEX([.AJ62]; 2)&amp;DEC2HEX([.AK62]; 2)" office:value-type="string" office:string-value="1A1A32" calcext:value-type="string">
            <text:p>1A1A32</text:p>
          </table:table-cell>
          <table:table-cell table:formula="of:=[.A62]/360" office:value-type="float" office:value="0.666666666666667" calcext:value-type="float">
            <text:p>0.666666666666667</text:p>
          </table:table-cell>
          <table:table-cell table:formula="of:=[.B62]/100" office:value-type="float" office:value="0.32" calcext:value-type="float">
            <text:p>0.32</text:p>
          </table:table-cell>
          <table:table-cell table:formula="of:=[.C62]/100" office:value-type="float" office:value="0.15" calcext:value-type="float">
            <text:p>0.15</text:p>
          </table:table-cell>
          <table:table-cell table:formula="of:=IF([.B62]&gt;0; TRUE(); FALSE())" office:value-type="boolean" office:boolean-value="true" calcext:value-type="boolean">
            <text:p>TRUE</text:p>
          </table:table-cell>
          <table:table-cell table:formula="of:=IF([.I62]; &quot;&quot;; ROUND([.C62]*2.55))">
            <text:p/>
          </table:table-cell>
          <table:table-cell table:formula="of:=[.J62]">
            <text:p/>
          </table:table-cell>
          <table:table-cell table:formula="of:=[.J62]">
            <text:p/>
          </table:table-cell>
          <table:table-cell table:formula="of:=[.H62] * (1 + [.G62])" office:value-type="float" office:value="0.198" calcext:value-type="float">
            <text:p>0.198</text:p>
          </table:table-cell>
          <table:table-cell table:formula="of:= ([.H62] + [.G62]) - ([.H62] * [.G62])" office:value-type="float" office:value="0.422" calcext:value-type="float">
            <text:p>0.422</text:p>
          </table:table-cell>
          <table:table-cell table:formula="of:=IF([.H62] &lt;= 0.5; [.M62]; [.N62])" office:value-type="float" office:value="0.198" calcext:value-type="float">
            <text:p>0.198</text:p>
          </table:table-cell>
          <table:table-cell table:formula="of:= (2 * [.H62]) - [.O62]" office:value-type="float" office:value="0.102" calcext:value-type="float">
            <text:p>0.102</text:p>
          </table:table-cell>
          <table:table-cell table:formula="of:=[.F62] + (1/3)" office:value-type="float" office:value="1" calcext:value-type="float">
            <text:p>1</text:p>
          </table:table-cell>
          <table:table-cell table:formula="of:=[.F62]" office:value-type="float" office:value="0.666666666666667" calcext:value-type="float">
            <text:p>0.666666666666667</text:p>
          </table:table-cell>
          <table:table-cell table:formula="of:=[.F62] - (1/3)" office:value-type="float" office:value="0.333333333333333" calcext:value-type="float">
            <text:p>0.333333333333333</text:p>
          </table:table-cell>
          <table:table-cell table:formula="of:=IF([.Q62]&lt;0; [.Q62]+1; IF([.Q62]&gt;1; [.Q62]-1; [.Q62]))" office:value-type="float" office:value="1" calcext:value-type="float">
            <text:p>1</text:p>
          </table:table-cell>
          <table:table-cell table:formula="of:=IF([.R62]&lt;0; [.R62]+1; IF([.R62]&gt;1; [.R62]-1; [.R62]))" office:value-type="float" office:value="0.666666666666667" calcext:value-type="float">
            <text:p>0.666666666666667</text:p>
          </table:table-cell>
          <table:table-cell table:formula="of:=IF([.S62]&lt;0; [.S62]+1; IF([.S62]&gt;1; [.S62]-1; [.S62]))" office:value-type="float" office:value="0.333333333333333" calcext:value-type="float">
            <text:p>0.333333333333333</text:p>
          </table:table-cell>
          <table:table-cell table:formula="of:=IF((6* [.T62]) &lt; 1; TRUE(); FALSE())" office:value-type="boolean" office:boolean-value="false" calcext:value-type="boolean">
            <text:p>FALSE</text:p>
          </table:table-cell>
          <table:table-cell table:formula="of:=IF((2* [.T62]) &lt; 1; TRUE(); FALSE())" office:value-type="boolean" office:boolean-value="false" calcext:value-type="boolean">
            <text:p>FALSE</text:p>
          </table:table-cell>
          <table:table-cell table:formula="of:=IF((3* [.T62]) &lt; 2; TRUE(); FALSE())" office:value-type="boolean" office:boolean-value="false" calcext:value-type="boolean">
            <text:p>FALSE</text:p>
          </table:table-cell>
          <table:table-cell table:formula="of:=IF((6* [.U62]) &lt; 1; TRUE(); FALSE())" office:value-type="boolean" office:boolean-value="false" calcext:value-type="boolean">
            <text:p>FALSE</text:p>
          </table:table-cell>
          <table:table-cell table:formula="of:=IF((2* [.U62]) &lt; 1; TRUE(); FALSE())" office:value-type="boolean" office:boolean-value="false" calcext:value-type="boolean">
            <text:p>FALSE</text:p>
          </table:table-cell>
          <table:table-cell table:formula="of:=IF((3* [.U62]) &lt; 2; TRUE(); FALSE())" office:value-type="boolean" office:boolean-value="false" calcext:value-type="boolean">
            <text:p>FALSE</text:p>
          </table:table-cell>
          <table:table-cell table:formula="of:=IF((6* [.V62]) &lt; 1; TRUE(); FALSE())" office:value-type="boolean" office:boolean-value="false" calcext:value-type="boolean">
            <text:p>FALSE</text:p>
          </table:table-cell>
          <table:table-cell table:formula="of:=IF((2* [.V62]) &lt; 1; TRUE(); FALSE())" office:value-type="boolean" office:boolean-value="true" calcext:value-type="boolean">
            <text:p>TRUE</text:p>
          </table:table-cell>
          <table:table-cell table:formula="of:=IF((3* [.V62]) &lt; 2; TRUE(); FALSE())" office:value-type="boolean" office:boolean-value="true" calcext:value-type="boolean">
            <text:p>TRUE</text:p>
          </table:table-cell>
          <table:table-cell table:formula="of:=IF([.W62]; [.$P62] + ([.$O62] - [.$P62]) * 6 * [.T62]; IF([.X62]; [.$O62]; IF([.Y62]; [.$P62] + (([.$O62] - [.$P62]) * ((2/3) - [.T62]) * 6); [.$P62])))" office:value-type="float" office:value="0.102" calcext:value-type="float">
            <text:p>0.102</text:p>
          </table:table-cell>
          <table:table-cell table:formula="of:=IF([.Z62]; [.$P62] + ([.$O62] - [.$P62]) * 6 * [.U62]; IF([.AA62]; [.$O62]; IF([.AB62]; [.$P62] + (([.$O62] - [.$P62]) * ((2/3) - [.U62]) * 6); [.$P62])))" office:value-type="float" office:value="0.102" calcext:value-type="float">
            <text:p>0.102</text:p>
          </table:table-cell>
          <table:table-cell table:formula="of:=IF([.AC62]; [.$P62] + ([.$O62] - [.$P62]) * 6 * [.V62]; IF([.AD62]; [.$O62]; IF([.AE62]; [.$P62] + (([.$O62] - [.$P62]) * ((2/3) - [.V62]) * 6); [.$P62])))" office:value-type="float" office:value="0.198" calcext:value-type="float">
            <text:p>0.198</text:p>
          </table:table-cell>
          <table:table-cell table:formula="of:=ROUND([.AF62]*255)" office:value-type="float" office:value="26" calcext:value-type="float">
            <text:p>26</text:p>
          </table:table-cell>
          <table:table-cell table:formula="of:=ROUND([.AG62]*255)" office:value-type="float" office:value="26" calcext:value-type="float">
            <text:p>26</text:p>
          </table:table-cell>
          <table:table-cell table:formula="of:=ROUND([.AH62]*255)" office:value-type="float" office:value="50" calcext:value-type="float">
            <text:p>50</text:p>
          </table:table-cell>
        </table:table-row>
        <table:table-row table:style-name="ro3">
          <table:table-cell table:formula="of:=[.A62]" office:value-type="float" office:value="240" calcext:value-type="float">
            <text:p>240</text:p>
          </table:table-cell>
          <table:table-cell table:formula="of:=[.B62]" office:value-type="float" office:value="32" calcext:value-type="float">
            <text:p>32</text:p>
          </table:table-cell>
          <table:table-cell table:formula="of:=IF([.C$5]=[.C62]; 5; [.C62]+5)" office:value-type="float" office:value="20" calcext:value-type="float">
            <text:p>20</text:p>
          </table:table-cell>
          <table:table-cell table:formula="of:=[.AI63]&amp;&quot;, &quot;&amp;[.AJ63]&amp;&quot;, &quot;&amp;[.AK63]" office:value-type="string" office:string-value="35, 35, 67" calcext:value-type="string">
            <text:p>35, 35, 67</text:p>
          </table:table-cell>
          <table:table-cell table:formula="of:=DEC2HEX([.AI63]; 2)&amp;DEC2HEX([.AJ63]; 2)&amp;DEC2HEX([.AK63]; 2)" office:value-type="string" office:string-value="232343" calcext:value-type="string">
            <text:p>232343</text:p>
          </table:table-cell>
          <table:table-cell table:formula="of:=[.A63]/360" office:value-type="float" office:value="0.666666666666667" calcext:value-type="float">
            <text:p>0.666666666666667</text:p>
          </table:table-cell>
          <table:table-cell table:formula="of:=[.B63]/100" office:value-type="float" office:value="0.32" calcext:value-type="float">
            <text:p>0.32</text:p>
          </table:table-cell>
          <table:table-cell table:formula="of:=[.C63]/100" office:value-type="float" office:value="0.2" calcext:value-type="float">
            <text:p>0.2</text:p>
          </table:table-cell>
          <table:table-cell table:formula="of:=IF([.B63]&gt;0; TRUE(); FALSE())" office:value-type="boolean" office:boolean-value="true" calcext:value-type="boolean">
            <text:p>TRUE</text:p>
          </table:table-cell>
          <table:table-cell table:formula="of:=IF([.I63]; &quot;&quot;; ROUND([.C63]*2.55))">
            <text:p/>
          </table:table-cell>
          <table:table-cell table:formula="of:=[.J63]">
            <text:p/>
          </table:table-cell>
          <table:table-cell table:formula="of:=[.J63]">
            <text:p/>
          </table:table-cell>
          <table:table-cell table:formula="of:=[.H63] * (1 + [.G63])" office:value-type="float" office:value="0.264" calcext:value-type="float">
            <text:p>0.264</text:p>
          </table:table-cell>
          <table:table-cell table:formula="of:= ([.H63] + [.G63]) - ([.H63] * [.G63])" office:value-type="float" office:value="0.456" calcext:value-type="float">
            <text:p>0.456</text:p>
          </table:table-cell>
          <table:table-cell table:formula="of:=IF([.H63] &lt;= 0.5; [.M63]; [.N63])" office:value-type="float" office:value="0.264" calcext:value-type="float">
            <text:p>0.264</text:p>
          </table:table-cell>
          <table:table-cell table:formula="of:= (2 * [.H63]) - [.O63]" office:value-type="float" office:value="0.136" calcext:value-type="float">
            <text:p>0.136</text:p>
          </table:table-cell>
          <table:table-cell table:formula="of:=[.F63] + (1/3)" office:value-type="float" office:value="1" calcext:value-type="float">
            <text:p>1</text:p>
          </table:table-cell>
          <table:table-cell table:formula="of:=[.F63]" office:value-type="float" office:value="0.666666666666667" calcext:value-type="float">
            <text:p>0.666666666666667</text:p>
          </table:table-cell>
          <table:table-cell table:formula="of:=[.F63] - (1/3)" office:value-type="float" office:value="0.333333333333333" calcext:value-type="float">
            <text:p>0.333333333333333</text:p>
          </table:table-cell>
          <table:table-cell table:formula="of:=IF([.Q63]&lt;0; [.Q63]+1; IF([.Q63]&gt;1; [.Q63]-1; [.Q63]))" office:value-type="float" office:value="1" calcext:value-type="float">
            <text:p>1</text:p>
          </table:table-cell>
          <table:table-cell table:formula="of:=IF([.R63]&lt;0; [.R63]+1; IF([.R63]&gt;1; [.R63]-1; [.R63]))" office:value-type="float" office:value="0.666666666666667" calcext:value-type="float">
            <text:p>0.666666666666667</text:p>
          </table:table-cell>
          <table:table-cell table:formula="of:=IF([.S63]&lt;0; [.S63]+1; IF([.S63]&gt;1; [.S63]-1; [.S63]))" office:value-type="float" office:value="0.333333333333333" calcext:value-type="float">
            <text:p>0.333333333333333</text:p>
          </table:table-cell>
          <table:table-cell table:formula="of:=IF((6* [.T63]) &lt; 1; TRUE(); FALSE())" office:value-type="boolean" office:boolean-value="false" calcext:value-type="boolean">
            <text:p>FALSE</text:p>
          </table:table-cell>
          <table:table-cell table:formula="of:=IF((2* [.T63]) &lt; 1; TRUE(); FALSE())" office:value-type="boolean" office:boolean-value="false" calcext:value-type="boolean">
            <text:p>FALSE</text:p>
          </table:table-cell>
          <table:table-cell table:formula="of:=IF((3* [.T63]) &lt; 2; TRUE(); FALSE())" office:value-type="boolean" office:boolean-value="false" calcext:value-type="boolean">
            <text:p>FALSE</text:p>
          </table:table-cell>
          <table:table-cell table:formula="of:=IF((6* [.U63]) &lt; 1; TRUE(); FALSE())" office:value-type="boolean" office:boolean-value="false" calcext:value-type="boolean">
            <text:p>FALSE</text:p>
          </table:table-cell>
          <table:table-cell table:formula="of:=IF((2* [.U63]) &lt; 1; TRUE(); FALSE())" office:value-type="boolean" office:boolean-value="false" calcext:value-type="boolean">
            <text:p>FALSE</text:p>
          </table:table-cell>
          <table:table-cell table:formula="of:=IF((3* [.U63]) &lt; 2; TRUE(); FALSE())" office:value-type="boolean" office:boolean-value="false" calcext:value-type="boolean">
            <text:p>FALSE</text:p>
          </table:table-cell>
          <table:table-cell table:formula="of:=IF((6* [.V63]) &lt; 1; TRUE(); FALSE())" office:value-type="boolean" office:boolean-value="false" calcext:value-type="boolean">
            <text:p>FALSE</text:p>
          </table:table-cell>
          <table:table-cell table:formula="of:=IF((2* [.V63]) &lt; 1; TRUE(); FALSE())" office:value-type="boolean" office:boolean-value="true" calcext:value-type="boolean">
            <text:p>TRUE</text:p>
          </table:table-cell>
          <table:table-cell table:formula="of:=IF((3* [.V63]) &lt; 2; TRUE(); FALSE())" office:value-type="boolean" office:boolean-value="true" calcext:value-type="boolean">
            <text:p>TRUE</text:p>
          </table:table-cell>
          <table:table-cell table:formula="of:=IF([.W63]; [.$P63] + ([.$O63] - [.$P63]) * 6 * [.T63]; IF([.X63]; [.$O63]; IF([.Y63]; [.$P63] + (([.$O63] - [.$P63]) * ((2/3) - [.T63]) * 6); [.$P63])))" office:value-type="float" office:value="0.136" calcext:value-type="float">
            <text:p>0.136</text:p>
          </table:table-cell>
          <table:table-cell table:formula="of:=IF([.Z63]; [.$P63] + ([.$O63] - [.$P63]) * 6 * [.U63]; IF([.AA63]; [.$O63]; IF([.AB63]; [.$P63] + (([.$O63] - [.$P63]) * ((2/3) - [.U63]) * 6); [.$P63])))" office:value-type="float" office:value="0.136" calcext:value-type="float">
            <text:p>0.136</text:p>
          </table:table-cell>
          <table:table-cell table:formula="of:=IF([.AC63]; [.$P63] + ([.$O63] - [.$P63]) * 6 * [.V63]; IF([.AD63]; [.$O63]; IF([.AE63]; [.$P63] + (([.$O63] - [.$P63]) * ((2/3) - [.V63]) * 6); [.$P63])))" office:value-type="float" office:value="0.264" calcext:value-type="float">
            <text:p>0.264</text:p>
          </table:table-cell>
          <table:table-cell table:formula="of:=ROUND([.AF63]*255)" office:value-type="float" office:value="35" calcext:value-type="float">
            <text:p>35</text:p>
          </table:table-cell>
          <table:table-cell table:formula="of:=ROUND([.AG63]*255)" office:value-type="float" office:value="35" calcext:value-type="float">
            <text:p>35</text:p>
          </table:table-cell>
          <table:table-cell table:formula="of:=ROUND([.AH63]*255)" office:value-type="float" office:value="67" calcext:value-type="float">
            <text:p>67</text:p>
          </table:table-cell>
        </table:table-row>
        <table:table-row table:style-name="ro3">
          <table:table-cell table:formula="of:=[.A63]" office:value-type="float" office:value="240" calcext:value-type="float">
            <text:p>240</text:p>
          </table:table-cell>
          <table:table-cell table:formula="of:=[.B63]" office:value-type="float" office:value="32" calcext:value-type="float">
            <text:p>32</text:p>
          </table:table-cell>
          <table:table-cell table:formula="of:=IF([.C$5]=[.C63]; 5; [.C63]+5)" office:value-type="float" office:value="25" calcext:value-type="float">
            <text:p>25</text:p>
          </table:table-cell>
          <table:table-cell table:formula="of:=[.AI64]&amp;&quot;, &quot;&amp;[.AJ64]&amp;&quot;, &quot;&amp;[.AK64]" office:value-type="string" office:string-value="43, 43, 84" calcext:value-type="string">
            <text:p>43, 43, 84</text:p>
          </table:table-cell>
          <table:table-cell table:formula="of:=DEC2HEX([.AI64]; 2)&amp;DEC2HEX([.AJ64]; 2)&amp;DEC2HEX([.AK64]; 2)" office:value-type="string" office:string-value="2B2B54" calcext:value-type="string">
            <text:p>2B2B54</text:p>
          </table:table-cell>
          <table:table-cell table:formula="of:=[.A64]/360" office:value-type="float" office:value="0.666666666666667" calcext:value-type="float">
            <text:p>0.666666666666667</text:p>
          </table:table-cell>
          <table:table-cell table:formula="of:=[.B64]/100" office:value-type="float" office:value="0.32" calcext:value-type="float">
            <text:p>0.32</text:p>
          </table:table-cell>
          <table:table-cell table:formula="of:=[.C64]/100" office:value-type="float" office:value="0.25" calcext:value-type="float">
            <text:p>0.25</text:p>
          </table:table-cell>
          <table:table-cell table:formula="of:=IF([.B64]&gt;0; TRUE(); FALSE())" office:value-type="boolean" office:boolean-value="true" calcext:value-type="boolean">
            <text:p>TRUE</text:p>
          </table:table-cell>
          <table:table-cell table:formula="of:=IF([.I64]; &quot;&quot;; ROUND([.C64]*2.55))">
            <text:p/>
          </table:table-cell>
          <table:table-cell table:formula="of:=[.J64]">
            <text:p/>
          </table:table-cell>
          <table:table-cell table:formula="of:=[.J64]">
            <text:p/>
          </table:table-cell>
          <table:table-cell table:formula="of:=[.H64] * (1 + [.G64])" office:value-type="float" office:value="0.33" calcext:value-type="float">
            <text:p>0.33</text:p>
          </table:table-cell>
          <table:table-cell table:formula="of:= ([.H64] + [.G64]) - ([.H64] * [.G64])" office:value-type="float" office:value="0.49" calcext:value-type="float">
            <text:p>0.49</text:p>
          </table:table-cell>
          <table:table-cell table:formula="of:=IF([.H64] &lt;= 0.5; [.M64]; [.N64])" office:value-type="float" office:value="0.33" calcext:value-type="float">
            <text:p>0.33</text:p>
          </table:table-cell>
          <table:table-cell table:formula="of:= (2 * [.H64]) - [.O64]" office:value-type="float" office:value="0.17" calcext:value-type="float">
            <text:p>0.17</text:p>
          </table:table-cell>
          <table:table-cell table:formula="of:=[.F64] + (1/3)" office:value-type="float" office:value="1" calcext:value-type="float">
            <text:p>1</text:p>
          </table:table-cell>
          <table:table-cell table:formula="of:=[.F64]" office:value-type="float" office:value="0.666666666666667" calcext:value-type="float">
            <text:p>0.666666666666667</text:p>
          </table:table-cell>
          <table:table-cell table:formula="of:=[.F64] - (1/3)" office:value-type="float" office:value="0.333333333333333" calcext:value-type="float">
            <text:p>0.333333333333333</text:p>
          </table:table-cell>
          <table:table-cell table:formula="of:=IF([.Q64]&lt;0; [.Q64]+1; IF([.Q64]&gt;1; [.Q64]-1; [.Q64]))" office:value-type="float" office:value="1" calcext:value-type="float">
            <text:p>1</text:p>
          </table:table-cell>
          <table:table-cell table:formula="of:=IF([.R64]&lt;0; [.R64]+1; IF([.R64]&gt;1; [.R64]-1; [.R64]))" office:value-type="float" office:value="0.666666666666667" calcext:value-type="float">
            <text:p>0.666666666666667</text:p>
          </table:table-cell>
          <table:table-cell table:formula="of:=IF([.S64]&lt;0; [.S64]+1; IF([.S64]&gt;1; [.S64]-1; [.S64]))" office:value-type="float" office:value="0.333333333333333" calcext:value-type="float">
            <text:p>0.333333333333333</text:p>
          </table:table-cell>
          <table:table-cell table:formula="of:=IF((6* [.T64]) &lt; 1; TRUE(); FALSE())" office:value-type="boolean" office:boolean-value="false" calcext:value-type="boolean">
            <text:p>FALSE</text:p>
          </table:table-cell>
          <table:table-cell table:formula="of:=IF((2* [.T64]) &lt; 1; TRUE(); FALSE())" office:value-type="boolean" office:boolean-value="false" calcext:value-type="boolean">
            <text:p>FALSE</text:p>
          </table:table-cell>
          <table:table-cell table:formula="of:=IF((3* [.T64]) &lt; 2; TRUE(); FALSE())" office:value-type="boolean" office:boolean-value="false" calcext:value-type="boolean">
            <text:p>FALSE</text:p>
          </table:table-cell>
          <table:table-cell table:formula="of:=IF((6* [.U64]) &lt; 1; TRUE(); FALSE())" office:value-type="boolean" office:boolean-value="false" calcext:value-type="boolean">
            <text:p>FALSE</text:p>
          </table:table-cell>
          <table:table-cell table:formula="of:=IF((2* [.U64]) &lt; 1; TRUE(); FALSE())" office:value-type="boolean" office:boolean-value="false" calcext:value-type="boolean">
            <text:p>FALSE</text:p>
          </table:table-cell>
          <table:table-cell table:formula="of:=IF((3* [.U64]) &lt; 2; TRUE(); FALSE())" office:value-type="boolean" office:boolean-value="false" calcext:value-type="boolean">
            <text:p>FALSE</text:p>
          </table:table-cell>
          <table:table-cell table:formula="of:=IF((6* [.V64]) &lt; 1; TRUE(); FALSE())" office:value-type="boolean" office:boolean-value="false" calcext:value-type="boolean">
            <text:p>FALSE</text:p>
          </table:table-cell>
          <table:table-cell table:formula="of:=IF((2* [.V64]) &lt; 1; TRUE(); FALSE())" office:value-type="boolean" office:boolean-value="true" calcext:value-type="boolean">
            <text:p>TRUE</text:p>
          </table:table-cell>
          <table:table-cell table:formula="of:=IF((3* [.V64]) &lt; 2; TRUE(); FALSE())" office:value-type="boolean" office:boolean-value="true" calcext:value-type="boolean">
            <text:p>TRUE</text:p>
          </table:table-cell>
          <table:table-cell table:formula="of:=IF([.W64]; [.$P64] + ([.$O64] - [.$P64]) * 6 * [.T64]; IF([.X64]; [.$O64]; IF([.Y64]; [.$P64] + (([.$O64] - [.$P64]) * ((2/3) - [.T64]) * 6); [.$P64])))" office:value-type="float" office:value="0.17" calcext:value-type="float">
            <text:p>0.17</text:p>
          </table:table-cell>
          <table:table-cell table:formula="of:=IF([.Z64]; [.$P64] + ([.$O64] - [.$P64]) * 6 * [.U64]; IF([.AA64]; [.$O64]; IF([.AB64]; [.$P64] + (([.$O64] - [.$P64]) * ((2/3) - [.U64]) * 6); [.$P64])))" office:value-type="float" office:value="0.17" calcext:value-type="float">
            <text:p>0.17</text:p>
          </table:table-cell>
          <table:table-cell table:formula="of:=IF([.AC64]; [.$P64] + ([.$O64] - [.$P64]) * 6 * [.V64]; IF([.AD64]; [.$O64]; IF([.AE64]; [.$P64] + (([.$O64] - [.$P64]) * ((2/3) - [.V64]) * 6); [.$P64])))" office:value-type="float" office:value="0.33" calcext:value-type="float">
            <text:p>0.33</text:p>
          </table:table-cell>
          <table:table-cell table:formula="of:=ROUND([.AF64]*255)" office:value-type="float" office:value="43" calcext:value-type="float">
            <text:p>43</text:p>
          </table:table-cell>
          <table:table-cell table:formula="of:=ROUND([.AG64]*255)" office:value-type="float" office:value="43" calcext:value-type="float">
            <text:p>43</text:p>
          </table:table-cell>
          <table:table-cell table:formula="of:=ROUND([.AH64]*255)" office:value-type="float" office:value="84" calcext:value-type="float">
            <text:p>84</text:p>
          </table:table-cell>
        </table:table-row>
        <table:table-row table:style-name="ro3">
          <table:table-cell table:formula="of:=[.A64]" office:value-type="float" office:value="240" calcext:value-type="float">
            <text:p>240</text:p>
          </table:table-cell>
          <table:table-cell table:formula="of:=[.B64]" office:value-type="float" office:value="32" calcext:value-type="float">
            <text:p>32</text:p>
          </table:table-cell>
          <table:table-cell table:formula="of:=IF([.C$5]=[.C64]; 5; [.C64]+5)" office:value-type="float" office:value="30" calcext:value-type="float">
            <text:p>30</text:p>
          </table:table-cell>
          <table:table-cell table:formula="of:=[.AI65]&amp;&quot;, &quot;&amp;[.AJ65]&amp;&quot;, &quot;&amp;[.AK65]" office:value-type="string" office:string-value="52, 52, 101" calcext:value-type="string">
            <text:p>52, 52, 101</text:p>
          </table:table-cell>
          <table:table-cell table:formula="of:=DEC2HEX([.AI65]; 2)&amp;DEC2HEX([.AJ65]; 2)&amp;DEC2HEX([.AK65]; 2)" office:value-type="string" office:string-value="343465" calcext:value-type="string">
            <text:p>343465</text:p>
          </table:table-cell>
          <table:table-cell table:formula="of:=[.A65]/360" office:value-type="float" office:value="0.666666666666667" calcext:value-type="float">
            <text:p>0.666666666666667</text:p>
          </table:table-cell>
          <table:table-cell table:formula="of:=[.B65]/100" office:value-type="float" office:value="0.32" calcext:value-type="float">
            <text:p>0.32</text:p>
          </table:table-cell>
          <table:table-cell table:formula="of:=[.C65]/100" office:value-type="float" office:value="0.3" calcext:value-type="float">
            <text:p>0.3</text:p>
          </table:table-cell>
          <table:table-cell table:formula="of:=IF([.B65]&gt;0; TRUE(); FALSE())" office:value-type="boolean" office:boolean-value="true" calcext:value-type="boolean">
            <text:p>TRUE</text:p>
          </table:table-cell>
          <table:table-cell table:formula="of:=IF([.I65]; &quot;&quot;; ROUND([.C65]*2.55))">
            <text:p/>
          </table:table-cell>
          <table:table-cell table:formula="of:=[.J65]">
            <text:p/>
          </table:table-cell>
          <table:table-cell table:formula="of:=[.J65]">
            <text:p/>
          </table:table-cell>
          <table:table-cell table:formula="of:=[.H65] * (1 + [.G65])" office:value-type="float" office:value="0.396" calcext:value-type="float">
            <text:p>0.396</text:p>
          </table:table-cell>
          <table:table-cell table:formula="of:= ([.H65] + [.G65]) - ([.H65] * [.G65])" office:value-type="float" office:value="0.524" calcext:value-type="float">
            <text:p>0.524</text:p>
          </table:table-cell>
          <table:table-cell table:formula="of:=IF([.H65] &lt;= 0.5; [.M65]; [.N65])" office:value-type="float" office:value="0.396" calcext:value-type="float">
            <text:p>0.396</text:p>
          </table:table-cell>
          <table:table-cell table:formula="of:= (2 * [.H65]) - [.O65]" office:value-type="float" office:value="0.204" calcext:value-type="float">
            <text:p>0.204</text:p>
          </table:table-cell>
          <table:table-cell table:formula="of:=[.F65] + (1/3)" office:value-type="float" office:value="1" calcext:value-type="float">
            <text:p>1</text:p>
          </table:table-cell>
          <table:table-cell table:formula="of:=[.F65]" office:value-type="float" office:value="0.666666666666667" calcext:value-type="float">
            <text:p>0.666666666666667</text:p>
          </table:table-cell>
          <table:table-cell table:formula="of:=[.F65] - (1/3)" office:value-type="float" office:value="0.333333333333333" calcext:value-type="float">
            <text:p>0.333333333333333</text:p>
          </table:table-cell>
          <table:table-cell table:formula="of:=IF([.Q65]&lt;0; [.Q65]+1; IF([.Q65]&gt;1; [.Q65]-1; [.Q65]))" office:value-type="float" office:value="1" calcext:value-type="float">
            <text:p>1</text:p>
          </table:table-cell>
          <table:table-cell table:formula="of:=IF([.R65]&lt;0; [.R65]+1; IF([.R65]&gt;1; [.R65]-1; [.R65]))" office:value-type="float" office:value="0.666666666666667" calcext:value-type="float">
            <text:p>0.666666666666667</text:p>
          </table:table-cell>
          <table:table-cell table:formula="of:=IF([.S65]&lt;0; [.S65]+1; IF([.S65]&gt;1; [.S65]-1; [.S65]))" office:value-type="float" office:value="0.333333333333333" calcext:value-type="float">
            <text:p>0.333333333333333</text:p>
          </table:table-cell>
          <table:table-cell table:formula="of:=IF((6* [.T65]) &lt; 1; TRUE(); FALSE())" office:value-type="boolean" office:boolean-value="false" calcext:value-type="boolean">
            <text:p>FALSE</text:p>
          </table:table-cell>
          <table:table-cell table:formula="of:=IF((2* [.T65]) &lt; 1; TRUE(); FALSE())" office:value-type="boolean" office:boolean-value="false" calcext:value-type="boolean">
            <text:p>FALSE</text:p>
          </table:table-cell>
          <table:table-cell table:formula="of:=IF((3* [.T65]) &lt; 2; TRUE(); FALSE())" office:value-type="boolean" office:boolean-value="false" calcext:value-type="boolean">
            <text:p>FALSE</text:p>
          </table:table-cell>
          <table:table-cell table:formula="of:=IF((6* [.U65]) &lt; 1; TRUE(); FALSE())" office:value-type="boolean" office:boolean-value="false" calcext:value-type="boolean">
            <text:p>FALSE</text:p>
          </table:table-cell>
          <table:table-cell table:formula="of:=IF((2* [.U65]) &lt; 1; TRUE(); FALSE())" office:value-type="boolean" office:boolean-value="false" calcext:value-type="boolean">
            <text:p>FALSE</text:p>
          </table:table-cell>
          <table:table-cell table:formula="of:=IF((3* [.U65]) &lt; 2; TRUE(); FALSE())" office:value-type="boolean" office:boolean-value="false" calcext:value-type="boolean">
            <text:p>FALSE</text:p>
          </table:table-cell>
          <table:table-cell table:formula="of:=IF((6* [.V65]) &lt; 1; TRUE(); FALSE())" office:value-type="boolean" office:boolean-value="false" calcext:value-type="boolean">
            <text:p>FALSE</text:p>
          </table:table-cell>
          <table:table-cell table:formula="of:=IF((2* [.V65]) &lt; 1; TRUE(); FALSE())" office:value-type="boolean" office:boolean-value="true" calcext:value-type="boolean">
            <text:p>TRUE</text:p>
          </table:table-cell>
          <table:table-cell table:formula="of:=IF((3* [.V65]) &lt; 2; TRUE(); FALSE())" office:value-type="boolean" office:boolean-value="true" calcext:value-type="boolean">
            <text:p>TRUE</text:p>
          </table:table-cell>
          <table:table-cell table:formula="of:=IF([.W65]; [.$P65] + ([.$O65] - [.$P65]) * 6 * [.T65]; IF([.X65]; [.$O65]; IF([.Y65]; [.$P65] + (([.$O65] - [.$P65]) * ((2/3) - [.T65]) * 6); [.$P65])))" office:value-type="float" office:value="0.204" calcext:value-type="float">
            <text:p>0.204</text:p>
          </table:table-cell>
          <table:table-cell table:formula="of:=IF([.Z65]; [.$P65] + ([.$O65] - [.$P65]) * 6 * [.U65]; IF([.AA65]; [.$O65]; IF([.AB65]; [.$P65] + (([.$O65] - [.$P65]) * ((2/3) - [.U65]) * 6); [.$P65])))" office:value-type="float" office:value="0.204" calcext:value-type="float">
            <text:p>0.204</text:p>
          </table:table-cell>
          <table:table-cell table:formula="of:=IF([.AC65]; [.$P65] + ([.$O65] - [.$P65]) * 6 * [.V65]; IF([.AD65]; [.$O65]; IF([.AE65]; [.$P65] + (([.$O65] - [.$P65]) * ((2/3) - [.V65]) * 6); [.$P65])))" office:value-type="float" office:value="0.396" calcext:value-type="float">
            <text:p>0.396</text:p>
          </table:table-cell>
          <table:table-cell table:formula="of:=ROUND([.AF65]*255)" office:value-type="float" office:value="52" calcext:value-type="float">
            <text:p>52</text:p>
          </table:table-cell>
          <table:table-cell table:formula="of:=ROUND([.AG65]*255)" office:value-type="float" office:value="52" calcext:value-type="float">
            <text:p>52</text:p>
          </table:table-cell>
          <table:table-cell table:formula="of:=ROUND([.AH65]*255)" office:value-type="float" office:value="101" calcext:value-type="float">
            <text:p>101</text:p>
          </table:table-cell>
        </table:table-row>
        <table:table-row table:style-name="ro3">
          <table:table-cell table:formula="of:=[.A65]" office:value-type="float" office:value="240" calcext:value-type="float">
            <text:p>240</text:p>
          </table:table-cell>
          <table:table-cell table:formula="of:=[.B65]" office:value-type="float" office:value="32" calcext:value-type="float">
            <text:p>32</text:p>
          </table:table-cell>
          <table:table-cell table:formula="of:=IF([.C$5]=[.C65]; 5; [.C65]+5)" office:value-type="float" office:value="35" calcext:value-type="float">
            <text:p>35</text:p>
          </table:table-cell>
          <table:table-cell table:formula="of:=[.AI66]&amp;&quot;, &quot;&amp;[.AJ66]&amp;&quot;, &quot;&amp;[.AK66]" office:value-type="string" office:string-value="61, 61, 118" calcext:value-type="string">
            <text:p>61, 61, 118</text:p>
          </table:table-cell>
          <table:table-cell table:formula="of:=DEC2HEX([.AI66]; 2)&amp;DEC2HEX([.AJ66]; 2)&amp;DEC2HEX([.AK66]; 2)" office:value-type="string" office:string-value="3D3D76" calcext:value-type="string">
            <text:p>3D3D76</text:p>
          </table:table-cell>
          <table:table-cell table:formula="of:=[.A66]/360" office:value-type="float" office:value="0.666666666666667" calcext:value-type="float">
            <text:p>0.666666666666667</text:p>
          </table:table-cell>
          <table:table-cell table:formula="of:=[.B66]/100" office:value-type="float" office:value="0.32" calcext:value-type="float">
            <text:p>0.32</text:p>
          </table:table-cell>
          <table:table-cell table:formula="of:=[.C66]/100" office:value-type="float" office:value="0.35" calcext:value-type="float">
            <text:p>0.35</text:p>
          </table:table-cell>
          <table:table-cell table:formula="of:=IF([.B66]&gt;0; TRUE(); FALSE())" office:value-type="boolean" office:boolean-value="true" calcext:value-type="boolean">
            <text:p>TRUE</text:p>
          </table:table-cell>
          <table:table-cell table:formula="of:=IF([.I66]; &quot;&quot;; ROUND([.C66]*2.55))">
            <text:p/>
          </table:table-cell>
          <table:table-cell table:formula="of:=[.J66]">
            <text:p/>
          </table:table-cell>
          <table:table-cell table:formula="of:=[.J66]">
            <text:p/>
          </table:table-cell>
          <table:table-cell table:formula="of:=[.H66] * (1 + [.G66])" office:value-type="float" office:value="0.462" calcext:value-type="float">
            <text:p>0.462</text:p>
          </table:table-cell>
          <table:table-cell table:formula="of:= ([.H66] + [.G66]) - ([.H66] * [.G66])" office:value-type="float" office:value="0.558" calcext:value-type="float">
            <text:p>0.558</text:p>
          </table:table-cell>
          <table:table-cell table:formula="of:=IF([.H66] &lt;= 0.5; [.M66]; [.N66])" office:value-type="float" office:value="0.462" calcext:value-type="float">
            <text:p>0.462</text:p>
          </table:table-cell>
          <table:table-cell table:formula="of:= (2 * [.H66]) - [.O66]" office:value-type="float" office:value="0.238" calcext:value-type="float">
            <text:p>0.238</text:p>
          </table:table-cell>
          <table:table-cell table:formula="of:=[.F66] + (1/3)" office:value-type="float" office:value="1" calcext:value-type="float">
            <text:p>1</text:p>
          </table:table-cell>
          <table:table-cell table:formula="of:=[.F66]" office:value-type="float" office:value="0.666666666666667" calcext:value-type="float">
            <text:p>0.666666666666667</text:p>
          </table:table-cell>
          <table:table-cell table:formula="of:=[.F66] - (1/3)" office:value-type="float" office:value="0.333333333333333" calcext:value-type="float">
            <text:p>0.333333333333333</text:p>
          </table:table-cell>
          <table:table-cell table:formula="of:=IF([.Q66]&lt;0; [.Q66]+1; IF([.Q66]&gt;1; [.Q66]-1; [.Q66]))" office:value-type="float" office:value="1" calcext:value-type="float">
            <text:p>1</text:p>
          </table:table-cell>
          <table:table-cell table:formula="of:=IF([.R66]&lt;0; [.R66]+1; IF([.R66]&gt;1; [.R66]-1; [.R66]))" office:value-type="float" office:value="0.666666666666667" calcext:value-type="float">
            <text:p>0.666666666666667</text:p>
          </table:table-cell>
          <table:table-cell table:formula="of:=IF([.S66]&lt;0; [.S66]+1; IF([.S66]&gt;1; [.S66]-1; [.S66]))" office:value-type="float" office:value="0.333333333333333" calcext:value-type="float">
            <text:p>0.333333333333333</text:p>
          </table:table-cell>
          <table:table-cell table:formula="of:=IF((6* [.T66]) &lt; 1; TRUE(); FALSE())" office:value-type="boolean" office:boolean-value="false" calcext:value-type="boolean">
            <text:p>FALSE</text:p>
          </table:table-cell>
          <table:table-cell table:formula="of:=IF((2* [.T66]) &lt; 1; TRUE(); FALSE())" office:value-type="boolean" office:boolean-value="false" calcext:value-type="boolean">
            <text:p>FALSE</text:p>
          </table:table-cell>
          <table:table-cell table:formula="of:=IF((3* [.T66]) &lt; 2; TRUE(); FALSE())" office:value-type="boolean" office:boolean-value="false" calcext:value-type="boolean">
            <text:p>FALSE</text:p>
          </table:table-cell>
          <table:table-cell table:formula="of:=IF((6* [.U66]) &lt; 1; TRUE(); FALSE())" office:value-type="boolean" office:boolean-value="false" calcext:value-type="boolean">
            <text:p>FALSE</text:p>
          </table:table-cell>
          <table:table-cell table:formula="of:=IF((2* [.U66]) &lt; 1; TRUE(); FALSE())" office:value-type="boolean" office:boolean-value="false" calcext:value-type="boolean">
            <text:p>FALSE</text:p>
          </table:table-cell>
          <table:table-cell table:formula="of:=IF((3* [.U66]) &lt; 2; TRUE(); FALSE())" office:value-type="boolean" office:boolean-value="false" calcext:value-type="boolean">
            <text:p>FALSE</text:p>
          </table:table-cell>
          <table:table-cell table:formula="of:=IF((6* [.V66]) &lt; 1; TRUE(); FALSE())" office:value-type="boolean" office:boolean-value="false" calcext:value-type="boolean">
            <text:p>FALSE</text:p>
          </table:table-cell>
          <table:table-cell table:formula="of:=IF((2* [.V66]) &lt; 1; TRUE(); FALSE())" office:value-type="boolean" office:boolean-value="true" calcext:value-type="boolean">
            <text:p>TRUE</text:p>
          </table:table-cell>
          <table:table-cell table:formula="of:=IF((3* [.V66]) &lt; 2; TRUE(); FALSE())" office:value-type="boolean" office:boolean-value="true" calcext:value-type="boolean">
            <text:p>TRUE</text:p>
          </table:table-cell>
          <table:table-cell table:formula="of:=IF([.W66]; [.$P66] + ([.$O66] - [.$P66]) * 6 * [.T66]; IF([.X66]; [.$O66]; IF([.Y66]; [.$P66] + (([.$O66] - [.$P66]) * ((2/3) - [.T66]) * 6); [.$P66])))" office:value-type="float" office:value="0.238" calcext:value-type="float">
            <text:p>0.238</text:p>
          </table:table-cell>
          <table:table-cell table:formula="of:=IF([.Z66]; [.$P66] + ([.$O66] - [.$P66]) * 6 * [.U66]; IF([.AA66]; [.$O66]; IF([.AB66]; [.$P66] + (([.$O66] - [.$P66]) * ((2/3) - [.U66]) * 6); [.$P66])))" office:value-type="float" office:value="0.238" calcext:value-type="float">
            <text:p>0.238</text:p>
          </table:table-cell>
          <table:table-cell table:formula="of:=IF([.AC66]; [.$P66] + ([.$O66] - [.$P66]) * 6 * [.V66]; IF([.AD66]; [.$O66]; IF([.AE66]; [.$P66] + (([.$O66] - [.$P66]) * ((2/3) - [.V66]) * 6); [.$P66])))" office:value-type="float" office:value="0.462" calcext:value-type="float">
            <text:p>0.462</text:p>
          </table:table-cell>
          <table:table-cell table:formula="of:=ROUND([.AF66]*255)" office:value-type="float" office:value="61" calcext:value-type="float">
            <text:p>61</text:p>
          </table:table-cell>
          <table:table-cell table:formula="of:=ROUND([.AG66]*255)" office:value-type="float" office:value="61" calcext:value-type="float">
            <text:p>61</text:p>
          </table:table-cell>
          <table:table-cell table:formula="of:=ROUND([.AH66]*255)" office:value-type="float" office:value="118" calcext:value-type="float">
            <text:p>118</text:p>
          </table:table-cell>
        </table:table-row>
        <table:table-row table:style-name="ro3">
          <table:table-cell table:formula="of:=[.A66]" office:value-type="float" office:value="240" calcext:value-type="float">
            <text:p>240</text:p>
          </table:table-cell>
          <table:table-cell table:formula="of:=[.B66]" office:value-type="float" office:value="32" calcext:value-type="float">
            <text:p>32</text:p>
          </table:table-cell>
          <table:table-cell table:formula="of:=IF([.C$5]=[.C66]; 5; [.C66]+5)" office:value-type="float" office:value="40" calcext:value-type="float">
            <text:p>40</text:p>
          </table:table-cell>
          <table:table-cell table:formula="of:=[.AI67]&amp;&quot;, &quot;&amp;[.AJ67]&amp;&quot;, &quot;&amp;[.AK67]" office:value-type="string" office:string-value="69, 69, 135" calcext:value-type="string">
            <text:p>69, 69, 135</text:p>
          </table:table-cell>
          <table:table-cell table:formula="of:=DEC2HEX([.AI67]; 2)&amp;DEC2HEX([.AJ67]; 2)&amp;DEC2HEX([.AK67]; 2)" office:value-type="string" office:string-value="454587" calcext:value-type="string">
            <text:p>454587</text:p>
          </table:table-cell>
          <table:table-cell table:formula="of:=[.A67]/360" office:value-type="float" office:value="0.666666666666667" calcext:value-type="float">
            <text:p>0.666666666666667</text:p>
          </table:table-cell>
          <table:table-cell table:formula="of:=[.B67]/100" office:value-type="float" office:value="0.32" calcext:value-type="float">
            <text:p>0.32</text:p>
          </table:table-cell>
          <table:table-cell table:formula="of:=[.C67]/100" office:value-type="float" office:value="0.4" calcext:value-type="float">
            <text:p>0.4</text:p>
          </table:table-cell>
          <table:table-cell table:formula="of:=IF([.B67]&gt;0; TRUE(); FALSE())" office:value-type="boolean" office:boolean-value="true" calcext:value-type="boolean">
            <text:p>TRUE</text:p>
          </table:table-cell>
          <table:table-cell table:formula="of:=IF([.I67]; &quot;&quot;; ROUND([.C67]*2.55))">
            <text:p/>
          </table:table-cell>
          <table:table-cell table:formula="of:=[.J67]">
            <text:p/>
          </table:table-cell>
          <table:table-cell table:formula="of:=[.J67]">
            <text:p/>
          </table:table-cell>
          <table:table-cell table:formula="of:=[.H67] * (1 + [.G67])" office:value-type="float" office:value="0.528" calcext:value-type="float">
            <text:p>0.528</text:p>
          </table:table-cell>
          <table:table-cell table:formula="of:= ([.H67] + [.G67]) - ([.H67] * [.G67])" office:value-type="float" office:value="0.592" calcext:value-type="float">
            <text:p>0.592</text:p>
          </table:table-cell>
          <table:table-cell table:formula="of:=IF([.H67] &lt;= 0.5; [.M67]; [.N67])" office:value-type="float" office:value="0.528" calcext:value-type="float">
            <text:p>0.528</text:p>
          </table:table-cell>
          <table:table-cell table:formula="of:= (2 * [.H67]) - [.O67]" office:value-type="float" office:value="0.272" calcext:value-type="float">
            <text:p>0.272</text:p>
          </table:table-cell>
          <table:table-cell table:formula="of:=[.F67] + (1/3)" office:value-type="float" office:value="1" calcext:value-type="float">
            <text:p>1</text:p>
          </table:table-cell>
          <table:table-cell table:formula="of:=[.F67]" office:value-type="float" office:value="0.666666666666667" calcext:value-type="float">
            <text:p>0.666666666666667</text:p>
          </table:table-cell>
          <table:table-cell table:formula="of:=[.F67] - (1/3)" office:value-type="float" office:value="0.333333333333333" calcext:value-type="float">
            <text:p>0.333333333333333</text:p>
          </table:table-cell>
          <table:table-cell table:formula="of:=IF([.Q67]&lt;0; [.Q67]+1; IF([.Q67]&gt;1; [.Q67]-1; [.Q67]))" office:value-type="float" office:value="1" calcext:value-type="float">
            <text:p>1</text:p>
          </table:table-cell>
          <table:table-cell table:formula="of:=IF([.R67]&lt;0; [.R67]+1; IF([.R67]&gt;1; [.R67]-1; [.R67]))" office:value-type="float" office:value="0.666666666666667" calcext:value-type="float">
            <text:p>0.666666666666667</text:p>
          </table:table-cell>
          <table:table-cell table:formula="of:=IF([.S67]&lt;0; [.S67]+1; IF([.S67]&gt;1; [.S67]-1; [.S67]))" office:value-type="float" office:value="0.333333333333333" calcext:value-type="float">
            <text:p>0.333333333333333</text:p>
          </table:table-cell>
          <table:table-cell table:formula="of:=IF((6* [.T67]) &lt; 1; TRUE(); FALSE())" office:value-type="boolean" office:boolean-value="false" calcext:value-type="boolean">
            <text:p>FALSE</text:p>
          </table:table-cell>
          <table:table-cell table:formula="of:=IF((2* [.T67]) &lt; 1; TRUE(); FALSE())" office:value-type="boolean" office:boolean-value="false" calcext:value-type="boolean">
            <text:p>FALSE</text:p>
          </table:table-cell>
          <table:table-cell table:formula="of:=IF((3* [.T67]) &lt; 2; TRUE(); FALSE())" office:value-type="boolean" office:boolean-value="false" calcext:value-type="boolean">
            <text:p>FALSE</text:p>
          </table:table-cell>
          <table:table-cell table:formula="of:=IF((6* [.U67]) &lt; 1; TRUE(); FALSE())" office:value-type="boolean" office:boolean-value="false" calcext:value-type="boolean">
            <text:p>FALSE</text:p>
          </table:table-cell>
          <table:table-cell table:formula="of:=IF((2* [.U67]) &lt; 1; TRUE(); FALSE())" office:value-type="boolean" office:boolean-value="false" calcext:value-type="boolean">
            <text:p>FALSE</text:p>
          </table:table-cell>
          <table:table-cell table:formula="of:=IF((3* [.U67]) &lt; 2; TRUE(); FALSE())" office:value-type="boolean" office:boolean-value="false" calcext:value-type="boolean">
            <text:p>FALSE</text:p>
          </table:table-cell>
          <table:table-cell table:formula="of:=IF((6* [.V67]) &lt; 1; TRUE(); FALSE())" office:value-type="boolean" office:boolean-value="false" calcext:value-type="boolean">
            <text:p>FALSE</text:p>
          </table:table-cell>
          <table:table-cell table:formula="of:=IF((2* [.V67]) &lt; 1; TRUE(); FALSE())" office:value-type="boolean" office:boolean-value="true" calcext:value-type="boolean">
            <text:p>TRUE</text:p>
          </table:table-cell>
          <table:table-cell table:formula="of:=IF((3* [.V67]) &lt; 2; TRUE(); FALSE())" office:value-type="boolean" office:boolean-value="true" calcext:value-type="boolean">
            <text:p>TRUE</text:p>
          </table:table-cell>
          <table:table-cell table:formula="of:=IF([.W67]; [.$P67] + ([.$O67] - [.$P67]) * 6 * [.T67]; IF([.X67]; [.$O67]; IF([.Y67]; [.$P67] + (([.$O67] - [.$P67]) * ((2/3) - [.T67]) * 6); [.$P67])))" office:value-type="float" office:value="0.272" calcext:value-type="float">
            <text:p>0.272</text:p>
          </table:table-cell>
          <table:table-cell table:formula="of:=IF([.Z67]; [.$P67] + ([.$O67] - [.$P67]) * 6 * [.U67]; IF([.AA67]; [.$O67]; IF([.AB67]; [.$P67] + (([.$O67] - [.$P67]) * ((2/3) - [.U67]) * 6); [.$P67])))" office:value-type="float" office:value="0.272" calcext:value-type="float">
            <text:p>0.272</text:p>
          </table:table-cell>
          <table:table-cell table:formula="of:=IF([.AC67]; [.$P67] + ([.$O67] - [.$P67]) * 6 * [.V67]; IF([.AD67]; [.$O67]; IF([.AE67]; [.$P67] + (([.$O67] - [.$P67]) * ((2/3) - [.V67]) * 6); [.$P67])))" office:value-type="float" office:value="0.528" calcext:value-type="float">
            <text:p>0.528</text:p>
          </table:table-cell>
          <table:table-cell table:formula="of:=ROUND([.AF67]*255)" office:value-type="float" office:value="69" calcext:value-type="float">
            <text:p>69</text:p>
          </table:table-cell>
          <table:table-cell table:formula="of:=ROUND([.AG67]*255)" office:value-type="float" office:value="69" calcext:value-type="float">
            <text:p>69</text:p>
          </table:table-cell>
          <table:table-cell table:formula="of:=ROUND([.AH67]*255)" office:value-type="float" office:value="135" calcext:value-type="float">
            <text:p>135</text:p>
          </table:table-cell>
        </table:table-row>
        <table:table-row table:style-name="ro3">
          <table:table-cell table:formula="of:=[.A67]" office:value-type="float" office:value="240" calcext:value-type="float">
            <text:p>240</text:p>
          </table:table-cell>
          <table:table-cell table:formula="of:=[.B67]" office:value-type="float" office:value="32" calcext:value-type="float">
            <text:p>32</text:p>
          </table:table-cell>
          <table:table-cell table:formula="of:=IF([.C$5]=[.C67]; 5; [.C67]+5)" office:value-type="float" office:value="45" calcext:value-type="float">
            <text:p>45</text:p>
          </table:table-cell>
          <table:table-cell table:formula="of:=[.AI68]&amp;&quot;, &quot;&amp;[.AJ68]&amp;&quot;, &quot;&amp;[.AK68]" office:value-type="string" office:string-value="78, 78, 151" calcext:value-type="string">
            <text:p>78, 78, 151</text:p>
          </table:table-cell>
          <table:table-cell table:formula="of:=DEC2HEX([.AI68]; 2)&amp;DEC2HEX([.AJ68]; 2)&amp;DEC2HEX([.AK68]; 2)" office:value-type="string" office:string-value="4E4E97" calcext:value-type="string">
            <text:p>4E4E97</text:p>
          </table:table-cell>
          <table:table-cell table:formula="of:=[.A68]/360" office:value-type="float" office:value="0.666666666666667" calcext:value-type="float">
            <text:p>0.666666666666667</text:p>
          </table:table-cell>
          <table:table-cell table:formula="of:=[.B68]/100" office:value-type="float" office:value="0.32" calcext:value-type="float">
            <text:p>0.32</text:p>
          </table:table-cell>
          <table:table-cell table:formula="of:=[.C68]/100" office:value-type="float" office:value="0.45" calcext:value-type="float">
            <text:p>0.45</text:p>
          </table:table-cell>
          <table:table-cell table:formula="of:=IF([.B68]&gt;0; TRUE(); FALSE())" office:value-type="boolean" office:boolean-value="true" calcext:value-type="boolean">
            <text:p>TRUE</text:p>
          </table:table-cell>
          <table:table-cell table:formula="of:=IF([.I68]; &quot;&quot;; ROUND([.C68]*2.55))">
            <text:p/>
          </table:table-cell>
          <table:table-cell table:formula="of:=[.J68]">
            <text:p/>
          </table:table-cell>
          <table:table-cell table:formula="of:=[.J68]">
            <text:p/>
          </table:table-cell>
          <table:table-cell table:formula="of:=[.H68] * (1 + [.G68])" office:value-type="float" office:value="0.594" calcext:value-type="float">
            <text:p>0.594</text:p>
          </table:table-cell>
          <table:table-cell table:formula="of:= ([.H68] + [.G68]) - ([.H68] * [.G68])" office:value-type="float" office:value="0.626" calcext:value-type="float">
            <text:p>0.626</text:p>
          </table:table-cell>
          <table:table-cell table:formula="of:=IF([.H68] &lt;= 0.5; [.M68]; [.N68])" office:value-type="float" office:value="0.594" calcext:value-type="float">
            <text:p>0.594</text:p>
          </table:table-cell>
          <table:table-cell table:formula="of:= (2 * [.H68]) - [.O68]" office:value-type="float" office:value="0.306" calcext:value-type="float">
            <text:p>0.306</text:p>
          </table:table-cell>
          <table:table-cell table:formula="of:=[.F68] + (1/3)" office:value-type="float" office:value="1" calcext:value-type="float">
            <text:p>1</text:p>
          </table:table-cell>
          <table:table-cell table:formula="of:=[.F68]" office:value-type="float" office:value="0.666666666666667" calcext:value-type="float">
            <text:p>0.666666666666667</text:p>
          </table:table-cell>
          <table:table-cell table:formula="of:=[.F68] - (1/3)" office:value-type="float" office:value="0.333333333333333" calcext:value-type="float">
            <text:p>0.333333333333333</text:p>
          </table:table-cell>
          <table:table-cell table:formula="of:=IF([.Q68]&lt;0; [.Q68]+1; IF([.Q68]&gt;1; [.Q68]-1; [.Q68]))" office:value-type="float" office:value="1" calcext:value-type="float">
            <text:p>1</text:p>
          </table:table-cell>
          <table:table-cell table:formula="of:=IF([.R68]&lt;0; [.R68]+1; IF([.R68]&gt;1; [.R68]-1; [.R68]))" office:value-type="float" office:value="0.666666666666667" calcext:value-type="float">
            <text:p>0.666666666666667</text:p>
          </table:table-cell>
          <table:table-cell table:formula="of:=IF([.S68]&lt;0; [.S68]+1; IF([.S68]&gt;1; [.S68]-1; [.S68]))" office:value-type="float" office:value="0.333333333333333" calcext:value-type="float">
            <text:p>0.333333333333333</text:p>
          </table:table-cell>
          <table:table-cell table:formula="of:=IF((6* [.T68]) &lt; 1; TRUE(); FALSE())" office:value-type="boolean" office:boolean-value="false" calcext:value-type="boolean">
            <text:p>FALSE</text:p>
          </table:table-cell>
          <table:table-cell table:formula="of:=IF((2* [.T68]) &lt; 1; TRUE(); FALSE())" office:value-type="boolean" office:boolean-value="false" calcext:value-type="boolean">
            <text:p>FALSE</text:p>
          </table:table-cell>
          <table:table-cell table:formula="of:=IF((3* [.T68]) &lt; 2; TRUE(); FALSE())" office:value-type="boolean" office:boolean-value="false" calcext:value-type="boolean">
            <text:p>FALSE</text:p>
          </table:table-cell>
          <table:table-cell table:formula="of:=IF((6* [.U68]) &lt; 1; TRUE(); FALSE())" office:value-type="boolean" office:boolean-value="false" calcext:value-type="boolean">
            <text:p>FALSE</text:p>
          </table:table-cell>
          <table:table-cell table:formula="of:=IF((2* [.U68]) &lt; 1; TRUE(); FALSE())" office:value-type="boolean" office:boolean-value="false" calcext:value-type="boolean">
            <text:p>FALSE</text:p>
          </table:table-cell>
          <table:table-cell table:formula="of:=IF((3* [.U68]) &lt; 2; TRUE(); FALSE())" office:value-type="boolean" office:boolean-value="false" calcext:value-type="boolean">
            <text:p>FALSE</text:p>
          </table:table-cell>
          <table:table-cell table:formula="of:=IF((6* [.V68]) &lt; 1; TRUE(); FALSE())" office:value-type="boolean" office:boolean-value="false" calcext:value-type="boolean">
            <text:p>FALSE</text:p>
          </table:table-cell>
          <table:table-cell table:formula="of:=IF((2* [.V68]) &lt; 1; TRUE(); FALSE())" office:value-type="boolean" office:boolean-value="true" calcext:value-type="boolean">
            <text:p>TRUE</text:p>
          </table:table-cell>
          <table:table-cell table:formula="of:=IF((3* [.V68]) &lt; 2; TRUE(); FALSE())" office:value-type="boolean" office:boolean-value="true" calcext:value-type="boolean">
            <text:p>TRUE</text:p>
          </table:table-cell>
          <table:table-cell table:formula="of:=IF([.W68]; [.$P68] + ([.$O68] - [.$P68]) * 6 * [.T68]; IF([.X68]; [.$O68]; IF([.Y68]; [.$P68] + (([.$O68] - [.$P68]) * ((2/3) - [.T68]) * 6); [.$P68])))" office:value-type="float" office:value="0.306" calcext:value-type="float">
            <text:p>0.306</text:p>
          </table:table-cell>
          <table:table-cell table:formula="of:=IF([.Z68]; [.$P68] + ([.$O68] - [.$P68]) * 6 * [.U68]; IF([.AA68]; [.$O68]; IF([.AB68]; [.$P68] + (([.$O68] - [.$P68]) * ((2/3) - [.U68]) * 6); [.$P68])))" office:value-type="float" office:value="0.306" calcext:value-type="float">
            <text:p>0.306</text:p>
          </table:table-cell>
          <table:table-cell table:formula="of:=IF([.AC68]; [.$P68] + ([.$O68] - [.$P68]) * 6 * [.V68]; IF([.AD68]; [.$O68]; IF([.AE68]; [.$P68] + (([.$O68] - [.$P68]) * ((2/3) - [.V68]) * 6); [.$P68])))" office:value-type="float" office:value="0.594" calcext:value-type="float">
            <text:p>0.594</text:p>
          </table:table-cell>
          <table:table-cell table:formula="of:=ROUND([.AF68]*255)" office:value-type="float" office:value="78" calcext:value-type="float">
            <text:p>78</text:p>
          </table:table-cell>
          <table:table-cell table:formula="of:=ROUND([.AG68]*255)" office:value-type="float" office:value="78" calcext:value-type="float">
            <text:p>78</text:p>
          </table:table-cell>
          <table:table-cell table:formula="of:=ROUND([.AH68]*255)" office:value-type="float" office:value="151" calcext:value-type="float">
            <text:p>151</text:p>
          </table:table-cell>
        </table:table-row>
        <table:table-row table:style-name="ro3">
          <table:table-cell table:formula="of:=[.A68]" office:value-type="float" office:value="240" calcext:value-type="float">
            <text:p>240</text:p>
          </table:table-cell>
          <table:table-cell table:formula="of:=[.B68]" office:value-type="float" office:value="32" calcext:value-type="float">
            <text:p>32</text:p>
          </table:table-cell>
          <table:table-cell table:formula="of:=IF([.C$5]=[.C68]; 5; [.C68]+5)" office:value-type="float" office:value="50" calcext:value-type="float">
            <text:p>50</text:p>
          </table:table-cell>
          <table:table-cell table:formula="of:=[.AI69]&amp;&quot;, &quot;&amp;[.AJ69]&amp;&quot;, &quot;&amp;[.AK69]" office:value-type="string" office:string-value="87, 87, 168" calcext:value-type="string">
            <text:p>87, 87, 168</text:p>
          </table:table-cell>
          <table:table-cell table:formula="of:=DEC2HEX([.AI69]; 2)&amp;DEC2HEX([.AJ69]; 2)&amp;DEC2HEX([.AK69]; 2)" office:value-type="string" office:string-value="5757A8" calcext:value-type="string">
            <text:p>5757A8</text:p>
          </table:table-cell>
          <table:table-cell table:formula="of:=[.A69]/360" office:value-type="float" office:value="0.666666666666667" calcext:value-type="float">
            <text:p>0.666666666666667</text:p>
          </table:table-cell>
          <table:table-cell table:formula="of:=[.B69]/100" office:value-type="float" office:value="0.32" calcext:value-type="float">
            <text:p>0.32</text:p>
          </table:table-cell>
          <table:table-cell table:formula="of:=[.C69]/100" office:value-type="float" office:value="0.5" calcext:value-type="float">
            <text:p>0.5</text:p>
          </table:table-cell>
          <table:table-cell table:formula="of:=IF([.B69]&gt;0; TRUE(); FALSE())" office:value-type="boolean" office:boolean-value="true" calcext:value-type="boolean">
            <text:p>TRUE</text:p>
          </table:table-cell>
          <table:table-cell table:formula="of:=IF([.I69]; &quot;&quot;; ROUND([.C69]*2.55))">
            <text:p/>
          </table:table-cell>
          <table:table-cell table:formula="of:=[.J69]">
            <text:p/>
          </table:table-cell>
          <table:table-cell table:formula="of:=[.J69]">
            <text:p/>
          </table:table-cell>
          <table:table-cell table:formula="of:=[.H69] * (1 + [.G69])" office:value-type="float" office:value="0.66" calcext:value-type="float">
            <text:p>0.66</text:p>
          </table:table-cell>
          <table:table-cell table:formula="of:= ([.H69] + [.G69]) - ([.H69] * [.G69])" office:value-type="float" office:value="0.66" calcext:value-type="float">
            <text:p>0.66</text:p>
          </table:table-cell>
          <table:table-cell table:formula="of:=IF([.H69] &lt;= 0.5; [.M69]; [.N69])" office:value-type="float" office:value="0.66" calcext:value-type="float">
            <text:p>0.66</text:p>
          </table:table-cell>
          <table:table-cell table:formula="of:= (2 * [.H69]) - [.O69]" office:value-type="float" office:value="0.34" calcext:value-type="float">
            <text:p>0.34</text:p>
          </table:table-cell>
          <table:table-cell table:formula="of:=[.F69] + (1/3)" office:value-type="float" office:value="1" calcext:value-type="float">
            <text:p>1</text:p>
          </table:table-cell>
          <table:table-cell table:formula="of:=[.F69]" office:value-type="float" office:value="0.666666666666667" calcext:value-type="float">
            <text:p>0.666666666666667</text:p>
          </table:table-cell>
          <table:table-cell table:formula="of:=[.F69] - (1/3)" office:value-type="float" office:value="0.333333333333333" calcext:value-type="float">
            <text:p>0.333333333333333</text:p>
          </table:table-cell>
          <table:table-cell table:formula="of:=IF([.Q69]&lt;0; [.Q69]+1; IF([.Q69]&gt;1; [.Q69]-1; [.Q69]))" office:value-type="float" office:value="1" calcext:value-type="float">
            <text:p>1</text:p>
          </table:table-cell>
          <table:table-cell table:formula="of:=IF([.R69]&lt;0; [.R69]+1; IF([.R69]&gt;1; [.R69]-1; [.R69]))" office:value-type="float" office:value="0.666666666666667" calcext:value-type="float">
            <text:p>0.666666666666667</text:p>
          </table:table-cell>
          <table:table-cell table:formula="of:=IF([.S69]&lt;0; [.S69]+1; IF([.S69]&gt;1; [.S69]-1; [.S69]))" office:value-type="float" office:value="0.333333333333333" calcext:value-type="float">
            <text:p>0.333333333333333</text:p>
          </table:table-cell>
          <table:table-cell table:formula="of:=IF((6* [.T69]) &lt; 1; TRUE(); FALSE())" office:value-type="boolean" office:boolean-value="false" calcext:value-type="boolean">
            <text:p>FALSE</text:p>
          </table:table-cell>
          <table:table-cell table:formula="of:=IF((2* [.T69]) &lt; 1; TRUE(); FALSE())" office:value-type="boolean" office:boolean-value="false" calcext:value-type="boolean">
            <text:p>FALSE</text:p>
          </table:table-cell>
          <table:table-cell table:formula="of:=IF((3* [.T69]) &lt; 2; TRUE(); FALSE())" office:value-type="boolean" office:boolean-value="false" calcext:value-type="boolean">
            <text:p>FALSE</text:p>
          </table:table-cell>
          <table:table-cell table:formula="of:=IF((6* [.U69]) &lt; 1; TRUE(); FALSE())" office:value-type="boolean" office:boolean-value="false" calcext:value-type="boolean">
            <text:p>FALSE</text:p>
          </table:table-cell>
          <table:table-cell table:formula="of:=IF((2* [.U69]) &lt; 1; TRUE(); FALSE())" office:value-type="boolean" office:boolean-value="false" calcext:value-type="boolean">
            <text:p>FALSE</text:p>
          </table:table-cell>
          <table:table-cell table:formula="of:=IF((3* [.U69]) &lt; 2; TRUE(); FALSE())" office:value-type="boolean" office:boolean-value="false" calcext:value-type="boolean">
            <text:p>FALSE</text:p>
          </table:table-cell>
          <table:table-cell table:formula="of:=IF((6* [.V69]) &lt; 1; TRUE(); FALSE())" office:value-type="boolean" office:boolean-value="false" calcext:value-type="boolean">
            <text:p>FALSE</text:p>
          </table:table-cell>
          <table:table-cell table:formula="of:=IF((2* [.V69]) &lt; 1; TRUE(); FALSE())" office:value-type="boolean" office:boolean-value="true" calcext:value-type="boolean">
            <text:p>TRUE</text:p>
          </table:table-cell>
          <table:table-cell table:formula="of:=IF((3* [.V69]) &lt; 2; TRUE(); FALSE())" office:value-type="boolean" office:boolean-value="true" calcext:value-type="boolean">
            <text:p>TRUE</text:p>
          </table:table-cell>
          <table:table-cell table:formula="of:=IF([.W69]; [.$P69] + ([.$O69] - [.$P69]) * 6 * [.T69]; IF([.X69]; [.$O69]; IF([.Y69]; [.$P69] + (([.$O69] - [.$P69]) * ((2/3) - [.T69]) * 6); [.$P69])))" office:value-type="float" office:value="0.34" calcext:value-type="float">
            <text:p>0.34</text:p>
          </table:table-cell>
          <table:table-cell table:formula="of:=IF([.Z69]; [.$P69] + ([.$O69] - [.$P69]) * 6 * [.U69]; IF([.AA69]; [.$O69]; IF([.AB69]; [.$P69] + (([.$O69] - [.$P69]) * ((2/3) - [.U69]) * 6); [.$P69])))" office:value-type="float" office:value="0.34" calcext:value-type="float">
            <text:p>0.34</text:p>
          </table:table-cell>
          <table:table-cell table:formula="of:=IF([.AC69]; [.$P69] + ([.$O69] - [.$P69]) * 6 * [.V69]; IF([.AD69]; [.$O69]; IF([.AE69]; [.$P69] + (([.$O69] - [.$P69]) * ((2/3) - [.V69]) * 6); [.$P69])))" office:value-type="float" office:value="0.66" calcext:value-type="float">
            <text:p>0.66</text:p>
          </table:table-cell>
          <table:table-cell table:formula="of:=ROUND([.AF69]*255)" office:value-type="float" office:value="87" calcext:value-type="float">
            <text:p>87</text:p>
          </table:table-cell>
          <table:table-cell table:formula="of:=ROUND([.AG69]*255)" office:value-type="float" office:value="87" calcext:value-type="float">
            <text:p>87</text:p>
          </table:table-cell>
          <table:table-cell table:formula="of:=ROUND([.AH69]*255)" office:value-type="float" office:value="168" calcext:value-type="float">
            <text:p>168</text:p>
          </table:table-cell>
        </table:table-row>
        <table:table-row table:style-name="ro3">
          <table:table-cell table:formula="of:=[.A69]" office:value-type="float" office:value="240" calcext:value-type="float">
            <text:p>240</text:p>
          </table:table-cell>
          <table:table-cell table:formula="of:=[.B69]" office:value-type="float" office:value="32" calcext:value-type="float">
            <text:p>32</text:p>
          </table:table-cell>
          <table:table-cell table:formula="of:=IF([.C$5]=[.C69]; 5; [.C69]+5)" office:value-type="float" office:value="55" calcext:value-type="float">
            <text:p>55</text:p>
          </table:table-cell>
          <table:table-cell table:formula="of:=[.AI70]&amp;&quot;, &quot;&amp;[.AJ70]&amp;&quot;, &quot;&amp;[.AK70]" office:value-type="string" office:string-value="104, 104, 177" calcext:value-type="string">
            <text:p>104, 104, 177</text:p>
          </table:table-cell>
          <table:table-cell table:formula="of:=DEC2HEX([.AI70]; 2)&amp;DEC2HEX([.AJ70]; 2)&amp;DEC2HEX([.AK70]; 2)" office:value-type="string" office:string-value="6868B1" calcext:value-type="string">
            <text:p>6868B1</text:p>
          </table:table-cell>
          <table:table-cell table:formula="of:=[.A70]/360" office:value-type="float" office:value="0.666666666666667" calcext:value-type="float">
            <text:p>0.666666666666667</text:p>
          </table:table-cell>
          <table:table-cell table:formula="of:=[.B70]/100" office:value-type="float" office:value="0.32" calcext:value-type="float">
            <text:p>0.32</text:p>
          </table:table-cell>
          <table:table-cell table:formula="of:=[.C70]/100" office:value-type="float" office:value="0.55" calcext:value-type="float">
            <text:p>0.55</text:p>
          </table:table-cell>
          <table:table-cell table:formula="of:=IF([.B70]&gt;0; TRUE(); FALSE())" office:value-type="boolean" office:boolean-value="true" calcext:value-type="boolean">
            <text:p>TRUE</text:p>
          </table:table-cell>
          <table:table-cell table:formula="of:=IF([.I70]; &quot;&quot;; ROUND([.C70]*2.55))">
            <text:p/>
          </table:table-cell>
          <table:table-cell table:formula="of:=[.J70]">
            <text:p/>
          </table:table-cell>
          <table:table-cell table:formula="of:=[.J70]">
            <text:p/>
          </table:table-cell>
          <table:table-cell table:formula="of:=[.H70] * (1 + [.G70])" office:value-type="float" office:value="0.726" calcext:value-type="float">
            <text:p>0.726</text:p>
          </table:table-cell>
          <table:table-cell table:formula="of:= ([.H70] + [.G70]) - ([.H70] * [.G70])" office:value-type="float" office:value="0.694" calcext:value-type="float">
            <text:p>0.694</text:p>
          </table:table-cell>
          <table:table-cell table:formula="of:=IF([.H70] &lt;= 0.5; [.M70]; [.N70])" office:value-type="float" office:value="0.694" calcext:value-type="float">
            <text:p>0.694</text:p>
          </table:table-cell>
          <table:table-cell table:formula="of:= (2 * [.H70]) - [.O70]" office:value-type="float" office:value="0.406" calcext:value-type="float">
            <text:p>0.406</text:p>
          </table:table-cell>
          <table:table-cell table:formula="of:=[.F70] + (1/3)" office:value-type="float" office:value="1" calcext:value-type="float">
            <text:p>1</text:p>
          </table:table-cell>
          <table:table-cell table:formula="of:=[.F70]" office:value-type="float" office:value="0.666666666666667" calcext:value-type="float">
            <text:p>0.666666666666667</text:p>
          </table:table-cell>
          <table:table-cell table:formula="of:=[.F70] - (1/3)" office:value-type="float" office:value="0.333333333333333" calcext:value-type="float">
            <text:p>0.333333333333333</text:p>
          </table:table-cell>
          <table:table-cell table:formula="of:=IF([.Q70]&lt;0; [.Q70]+1; IF([.Q70]&gt;1; [.Q70]-1; [.Q70]))" office:value-type="float" office:value="1" calcext:value-type="float">
            <text:p>1</text:p>
          </table:table-cell>
          <table:table-cell table:formula="of:=IF([.R70]&lt;0; [.R70]+1; IF([.R70]&gt;1; [.R70]-1; [.R70]))" office:value-type="float" office:value="0.666666666666667" calcext:value-type="float">
            <text:p>0.666666666666667</text:p>
          </table:table-cell>
          <table:table-cell table:formula="of:=IF([.S70]&lt;0; [.S70]+1; IF([.S70]&gt;1; [.S70]-1; [.S70]))" office:value-type="float" office:value="0.333333333333333" calcext:value-type="float">
            <text:p>0.333333333333333</text:p>
          </table:table-cell>
          <table:table-cell table:formula="of:=IF((6* [.T70]) &lt; 1; TRUE(); FALSE())" office:value-type="boolean" office:boolean-value="false" calcext:value-type="boolean">
            <text:p>FALSE</text:p>
          </table:table-cell>
          <table:table-cell table:formula="of:=IF((2* [.T70]) &lt; 1; TRUE(); FALSE())" office:value-type="boolean" office:boolean-value="false" calcext:value-type="boolean">
            <text:p>FALSE</text:p>
          </table:table-cell>
          <table:table-cell table:formula="of:=IF((3* [.T70]) &lt; 2; TRUE(); FALSE())" office:value-type="boolean" office:boolean-value="false" calcext:value-type="boolean">
            <text:p>FALSE</text:p>
          </table:table-cell>
          <table:table-cell table:formula="of:=IF((6* [.U70]) &lt; 1; TRUE(); FALSE())" office:value-type="boolean" office:boolean-value="false" calcext:value-type="boolean">
            <text:p>FALSE</text:p>
          </table:table-cell>
          <table:table-cell table:formula="of:=IF((2* [.U70]) &lt; 1; TRUE(); FALSE())" office:value-type="boolean" office:boolean-value="false" calcext:value-type="boolean">
            <text:p>FALSE</text:p>
          </table:table-cell>
          <table:table-cell table:formula="of:=IF((3* [.U70]) &lt; 2; TRUE(); FALSE())" office:value-type="boolean" office:boolean-value="false" calcext:value-type="boolean">
            <text:p>FALSE</text:p>
          </table:table-cell>
          <table:table-cell table:formula="of:=IF((6* [.V70]) &lt; 1; TRUE(); FALSE())" office:value-type="boolean" office:boolean-value="false" calcext:value-type="boolean">
            <text:p>FALSE</text:p>
          </table:table-cell>
          <table:table-cell table:formula="of:=IF((2* [.V70]) &lt; 1; TRUE(); FALSE())" office:value-type="boolean" office:boolean-value="true" calcext:value-type="boolean">
            <text:p>TRUE</text:p>
          </table:table-cell>
          <table:table-cell table:formula="of:=IF((3* [.V70]) &lt; 2; TRUE(); FALSE())" office:value-type="boolean" office:boolean-value="true" calcext:value-type="boolean">
            <text:p>TRUE</text:p>
          </table:table-cell>
          <table:table-cell table:formula="of:=IF([.W70]; [.$P70] + ([.$O70] - [.$P70]) * 6 * [.T70]; IF([.X70]; [.$O70]; IF([.Y70]; [.$P70] + (([.$O70] - [.$P70]) * ((2/3) - [.T70]) * 6); [.$P70])))" office:value-type="float" office:value="0.406" calcext:value-type="float">
            <text:p>0.406</text:p>
          </table:table-cell>
          <table:table-cell table:formula="of:=IF([.Z70]; [.$P70] + ([.$O70] - [.$P70]) * 6 * [.U70]; IF([.AA70]; [.$O70]; IF([.AB70]; [.$P70] + (([.$O70] - [.$P70]) * ((2/3) - [.U70]) * 6); [.$P70])))" office:value-type="float" office:value="0.406" calcext:value-type="float">
            <text:p>0.406</text:p>
          </table:table-cell>
          <table:table-cell table:formula="of:=IF([.AC70]; [.$P70] + ([.$O70] - [.$P70]) * 6 * [.V70]; IF([.AD70]; [.$O70]; IF([.AE70]; [.$P70] + (([.$O70] - [.$P70]) * ((2/3) - [.V70]) * 6); [.$P70])))" office:value-type="float" office:value="0.694" calcext:value-type="float">
            <text:p>0.694</text:p>
          </table:table-cell>
          <table:table-cell table:formula="of:=ROUND([.AF70]*255)" office:value-type="float" office:value="104" calcext:value-type="float">
            <text:p>104</text:p>
          </table:table-cell>
          <table:table-cell table:formula="of:=ROUND([.AG70]*255)" office:value-type="float" office:value="104" calcext:value-type="float">
            <text:p>104</text:p>
          </table:table-cell>
          <table:table-cell table:formula="of:=ROUND([.AH70]*255)" office:value-type="float" office:value="177" calcext:value-type="float">
            <text:p>177</text:p>
          </table:table-cell>
        </table:table-row>
        <table:table-row table:style-name="ro3">
          <table:table-cell table:formula="of:=[.A70]" office:value-type="float" office:value="240" calcext:value-type="float">
            <text:p>240</text:p>
          </table:table-cell>
          <table:table-cell table:formula="of:=[.B70]" office:value-type="float" office:value="32" calcext:value-type="float">
            <text:p>32</text:p>
          </table:table-cell>
          <table:table-cell table:formula="of:=IF([.C$5]=[.C70]; 5; [.C70]+5)" office:value-type="float" office:value="60" calcext:value-type="float">
            <text:p>60</text:p>
          </table:table-cell>
          <table:table-cell table:formula="of:=[.AI71]&amp;&quot;, &quot;&amp;[.AJ71]&amp;&quot;, &quot;&amp;[.AK71]" office:value-type="string" office:string-value="120, 120, 186" calcext:value-type="string">
            <text:p>120, 120, 186</text:p>
          </table:table-cell>
          <table:table-cell table:formula="of:=DEC2HEX([.AI71]; 2)&amp;DEC2HEX([.AJ71]; 2)&amp;DEC2HEX([.AK71]; 2)" office:value-type="string" office:string-value="7878BA" calcext:value-type="string">
            <text:p>7878BA</text:p>
          </table:table-cell>
          <table:table-cell table:formula="of:=[.A71]/360" office:value-type="float" office:value="0.666666666666667" calcext:value-type="float">
            <text:p>0.666666666666667</text:p>
          </table:table-cell>
          <table:table-cell table:formula="of:=[.B71]/100" office:value-type="float" office:value="0.32" calcext:value-type="float">
            <text:p>0.32</text:p>
          </table:table-cell>
          <table:table-cell table:formula="of:=[.C71]/100" office:value-type="float" office:value="0.6" calcext:value-type="float">
            <text:p>0.6</text:p>
          </table:table-cell>
          <table:table-cell table:formula="of:=IF([.B71]&gt;0; TRUE(); FALSE())" office:value-type="boolean" office:boolean-value="true" calcext:value-type="boolean">
            <text:p>TRUE</text:p>
          </table:table-cell>
          <table:table-cell table:formula="of:=IF([.I71]; &quot;&quot;; ROUND([.C71]*2.55))">
            <text:p/>
          </table:table-cell>
          <table:table-cell table:formula="of:=[.J71]">
            <text:p/>
          </table:table-cell>
          <table:table-cell table:formula="of:=[.J71]">
            <text:p/>
          </table:table-cell>
          <table:table-cell table:formula="of:=[.H71] * (1 + [.G71])" office:value-type="float" office:value="0.792" calcext:value-type="float">
            <text:p>0.792</text:p>
          </table:table-cell>
          <table:table-cell table:formula="of:= ([.H71] + [.G71]) - ([.H71] * [.G71])" office:value-type="float" office:value="0.728" calcext:value-type="float">
            <text:p>0.728</text:p>
          </table:table-cell>
          <table:table-cell table:formula="of:=IF([.H71] &lt;= 0.5; [.M71]; [.N71])" office:value-type="float" office:value="0.728" calcext:value-type="float">
            <text:p>0.728</text:p>
          </table:table-cell>
          <table:table-cell table:formula="of:= (2 * [.H71]) - [.O71]" office:value-type="float" office:value="0.472" calcext:value-type="float">
            <text:p>0.472</text:p>
          </table:table-cell>
          <table:table-cell table:formula="of:=[.F71] + (1/3)" office:value-type="float" office:value="1" calcext:value-type="float">
            <text:p>1</text:p>
          </table:table-cell>
          <table:table-cell table:formula="of:=[.F71]" office:value-type="float" office:value="0.666666666666667" calcext:value-type="float">
            <text:p>0.666666666666667</text:p>
          </table:table-cell>
          <table:table-cell table:formula="of:=[.F71] - (1/3)" office:value-type="float" office:value="0.333333333333333" calcext:value-type="float">
            <text:p>0.333333333333333</text:p>
          </table:table-cell>
          <table:table-cell table:formula="of:=IF([.Q71]&lt;0; [.Q71]+1; IF([.Q71]&gt;1; [.Q71]-1; [.Q71]))" office:value-type="float" office:value="1" calcext:value-type="float">
            <text:p>1</text:p>
          </table:table-cell>
          <table:table-cell table:formula="of:=IF([.R71]&lt;0; [.R71]+1; IF([.R71]&gt;1; [.R71]-1; [.R71]))" office:value-type="float" office:value="0.666666666666667" calcext:value-type="float">
            <text:p>0.666666666666667</text:p>
          </table:table-cell>
          <table:table-cell table:formula="of:=IF([.S71]&lt;0; [.S71]+1; IF([.S71]&gt;1; [.S71]-1; [.S71]))" office:value-type="float" office:value="0.333333333333333" calcext:value-type="float">
            <text:p>0.333333333333333</text:p>
          </table:table-cell>
          <table:table-cell table:formula="of:=IF((6* [.T71]) &lt; 1; TRUE(); FALSE())" office:value-type="boolean" office:boolean-value="false" calcext:value-type="boolean">
            <text:p>FALSE</text:p>
          </table:table-cell>
          <table:table-cell table:formula="of:=IF((2* [.T71]) &lt; 1; TRUE(); FALSE())" office:value-type="boolean" office:boolean-value="false" calcext:value-type="boolean">
            <text:p>FALSE</text:p>
          </table:table-cell>
          <table:table-cell table:formula="of:=IF((3* [.T71]) &lt; 2; TRUE(); FALSE())" office:value-type="boolean" office:boolean-value="false" calcext:value-type="boolean">
            <text:p>FALSE</text:p>
          </table:table-cell>
          <table:table-cell table:formula="of:=IF((6* [.U71]) &lt; 1; TRUE(); FALSE())" office:value-type="boolean" office:boolean-value="false" calcext:value-type="boolean">
            <text:p>FALSE</text:p>
          </table:table-cell>
          <table:table-cell table:formula="of:=IF((2* [.U71]) &lt; 1; TRUE(); FALSE())" office:value-type="boolean" office:boolean-value="false" calcext:value-type="boolean">
            <text:p>FALSE</text:p>
          </table:table-cell>
          <table:table-cell table:formula="of:=IF((3* [.U71]) &lt; 2; TRUE(); FALSE())" office:value-type="boolean" office:boolean-value="false" calcext:value-type="boolean">
            <text:p>FALSE</text:p>
          </table:table-cell>
          <table:table-cell table:formula="of:=IF((6* [.V71]) &lt; 1; TRUE(); FALSE())" office:value-type="boolean" office:boolean-value="false" calcext:value-type="boolean">
            <text:p>FALSE</text:p>
          </table:table-cell>
          <table:table-cell table:formula="of:=IF((2* [.V71]) &lt; 1; TRUE(); FALSE())" office:value-type="boolean" office:boolean-value="true" calcext:value-type="boolean">
            <text:p>TRUE</text:p>
          </table:table-cell>
          <table:table-cell table:formula="of:=IF((3* [.V71]) &lt; 2; TRUE(); FALSE())" office:value-type="boolean" office:boolean-value="true" calcext:value-type="boolean">
            <text:p>TRUE</text:p>
          </table:table-cell>
          <table:table-cell table:formula="of:=IF([.W71]; [.$P71] + ([.$O71] - [.$P71]) * 6 * [.T71]; IF([.X71]; [.$O71]; IF([.Y71]; [.$P71] + (([.$O71] - [.$P71]) * ((2/3) - [.T71]) * 6); [.$P71])))" office:value-type="float" office:value="0.472" calcext:value-type="float">
            <text:p>0.472</text:p>
          </table:table-cell>
          <table:table-cell table:formula="of:=IF([.Z71]; [.$P71] + ([.$O71] - [.$P71]) * 6 * [.U71]; IF([.AA71]; [.$O71]; IF([.AB71]; [.$P71] + (([.$O71] - [.$P71]) * ((2/3) - [.U71]) * 6); [.$P71])))" office:value-type="float" office:value="0.472" calcext:value-type="float">
            <text:p>0.472</text:p>
          </table:table-cell>
          <table:table-cell table:formula="of:=IF([.AC71]; [.$P71] + ([.$O71] - [.$P71]) * 6 * [.V71]; IF([.AD71]; [.$O71]; IF([.AE71]; [.$P71] + (([.$O71] - [.$P71]) * ((2/3) - [.V71]) * 6); [.$P71])))" office:value-type="float" office:value="0.728" calcext:value-type="float">
            <text:p>0.728</text:p>
          </table:table-cell>
          <table:table-cell table:formula="of:=ROUND([.AF71]*255)" office:value-type="float" office:value="120" calcext:value-type="float">
            <text:p>120</text:p>
          </table:table-cell>
          <table:table-cell table:formula="of:=ROUND([.AG71]*255)" office:value-type="float" office:value="120" calcext:value-type="float">
            <text:p>120</text:p>
          </table:table-cell>
          <table:table-cell table:formula="of:=ROUND([.AH71]*255)" office:value-type="float" office:value="186" calcext:value-type="float">
            <text:p>186</text:p>
          </table:table-cell>
        </table:table-row>
        <table:table-row table:style-name="ro3">
          <table:table-cell table:formula="of:=[.A71]" office:value-type="float" office:value="240" calcext:value-type="float">
            <text:p>240</text:p>
          </table:table-cell>
          <table:table-cell table:formula="of:=[.B71]" office:value-type="float" office:value="32" calcext:value-type="float">
            <text:p>32</text:p>
          </table:table-cell>
          <table:table-cell table:formula="of:=IF([.C$5]=[.C71]; 5; [.C71]+5)" office:value-type="float" office:value="65" calcext:value-type="float">
            <text:p>65</text:p>
          </table:table-cell>
          <table:table-cell table:formula="of:=[.AI72]&amp;&quot;, &quot;&amp;[.AJ72]&amp;&quot;, &quot;&amp;[.AK72]" office:value-type="string" office:string-value="137, 137, 194" calcext:value-type="string">
            <text:p>137, 137, 194</text:p>
          </table:table-cell>
          <table:table-cell table:formula="of:=DEC2HEX([.AI72]; 2)&amp;DEC2HEX([.AJ72]; 2)&amp;DEC2HEX([.AK72]; 2)" office:value-type="string" office:string-value="8989C2" calcext:value-type="string">
            <text:p>8989C2</text:p>
          </table:table-cell>
          <table:table-cell table:formula="of:=[.A72]/360" office:value-type="float" office:value="0.666666666666667" calcext:value-type="float">
            <text:p>0.666666666666667</text:p>
          </table:table-cell>
          <table:table-cell table:formula="of:=[.B72]/100" office:value-type="float" office:value="0.32" calcext:value-type="float">
            <text:p>0.32</text:p>
          </table:table-cell>
          <table:table-cell table:formula="of:=[.C72]/100" office:value-type="float" office:value="0.65" calcext:value-type="float">
            <text:p>0.65</text:p>
          </table:table-cell>
          <table:table-cell table:formula="of:=IF([.B72]&gt;0; TRUE(); FALSE())" office:value-type="boolean" office:boolean-value="true" calcext:value-type="boolean">
            <text:p>TRUE</text:p>
          </table:table-cell>
          <table:table-cell table:formula="of:=IF([.I72]; &quot;&quot;; ROUND([.C72]*2.55))">
            <text:p/>
          </table:table-cell>
          <table:table-cell table:formula="of:=[.J72]">
            <text:p/>
          </table:table-cell>
          <table:table-cell table:formula="of:=[.J72]">
            <text:p/>
          </table:table-cell>
          <table:table-cell table:formula="of:=[.H72] * (1 + [.G72])" office:value-type="float" office:value="0.858" calcext:value-type="float">
            <text:p>0.858</text:p>
          </table:table-cell>
          <table:table-cell table:formula="of:= ([.H72] + [.G72]) - ([.H72] * [.G72])" office:value-type="float" office:value="0.762" calcext:value-type="float">
            <text:p>0.762</text:p>
          </table:table-cell>
          <table:table-cell table:formula="of:=IF([.H72] &lt;= 0.5; [.M72]; [.N72])" office:value-type="float" office:value="0.762" calcext:value-type="float">
            <text:p>0.762</text:p>
          </table:table-cell>
          <table:table-cell table:formula="of:= (2 * [.H72]) - [.O72]" office:value-type="float" office:value="0.538" calcext:value-type="float">
            <text:p>0.538</text:p>
          </table:table-cell>
          <table:table-cell table:formula="of:=[.F72] + (1/3)" office:value-type="float" office:value="1" calcext:value-type="float">
            <text:p>1</text:p>
          </table:table-cell>
          <table:table-cell table:formula="of:=[.F72]" office:value-type="float" office:value="0.666666666666667" calcext:value-type="float">
            <text:p>0.666666666666667</text:p>
          </table:table-cell>
          <table:table-cell table:formula="of:=[.F72] - (1/3)" office:value-type="float" office:value="0.333333333333333" calcext:value-type="float">
            <text:p>0.333333333333333</text:p>
          </table:table-cell>
          <table:table-cell table:formula="of:=IF([.Q72]&lt;0; [.Q72]+1; IF([.Q72]&gt;1; [.Q72]-1; [.Q72]))" office:value-type="float" office:value="1" calcext:value-type="float">
            <text:p>1</text:p>
          </table:table-cell>
          <table:table-cell table:formula="of:=IF([.R72]&lt;0; [.R72]+1; IF([.R72]&gt;1; [.R72]-1; [.R72]))" office:value-type="float" office:value="0.666666666666667" calcext:value-type="float">
            <text:p>0.666666666666667</text:p>
          </table:table-cell>
          <table:table-cell table:formula="of:=IF([.S72]&lt;0; [.S72]+1; IF([.S72]&gt;1; [.S72]-1; [.S72]))" office:value-type="float" office:value="0.333333333333333" calcext:value-type="float">
            <text:p>0.333333333333333</text:p>
          </table:table-cell>
          <table:table-cell table:formula="of:=IF((6* [.T72]) &lt; 1; TRUE(); FALSE())" office:value-type="boolean" office:boolean-value="false" calcext:value-type="boolean">
            <text:p>FALSE</text:p>
          </table:table-cell>
          <table:table-cell table:formula="of:=IF((2* [.T72]) &lt; 1; TRUE(); FALSE())" office:value-type="boolean" office:boolean-value="false" calcext:value-type="boolean">
            <text:p>FALSE</text:p>
          </table:table-cell>
          <table:table-cell table:formula="of:=IF((3* [.T72]) &lt; 2; TRUE(); FALSE())" office:value-type="boolean" office:boolean-value="false" calcext:value-type="boolean">
            <text:p>FALSE</text:p>
          </table:table-cell>
          <table:table-cell table:formula="of:=IF((6* [.U72]) &lt; 1; TRUE(); FALSE())" office:value-type="boolean" office:boolean-value="false" calcext:value-type="boolean">
            <text:p>FALSE</text:p>
          </table:table-cell>
          <table:table-cell table:formula="of:=IF((2* [.U72]) &lt; 1; TRUE(); FALSE())" office:value-type="boolean" office:boolean-value="false" calcext:value-type="boolean">
            <text:p>FALSE</text:p>
          </table:table-cell>
          <table:table-cell table:formula="of:=IF((3* [.U72]) &lt; 2; TRUE(); FALSE())" office:value-type="boolean" office:boolean-value="false" calcext:value-type="boolean">
            <text:p>FALSE</text:p>
          </table:table-cell>
          <table:table-cell table:formula="of:=IF((6* [.V72]) &lt; 1; TRUE(); FALSE())" office:value-type="boolean" office:boolean-value="false" calcext:value-type="boolean">
            <text:p>FALSE</text:p>
          </table:table-cell>
          <table:table-cell table:formula="of:=IF((2* [.V72]) &lt; 1; TRUE(); FALSE())" office:value-type="boolean" office:boolean-value="true" calcext:value-type="boolean">
            <text:p>TRUE</text:p>
          </table:table-cell>
          <table:table-cell table:formula="of:=IF((3* [.V72]) &lt; 2; TRUE(); FALSE())" office:value-type="boolean" office:boolean-value="true" calcext:value-type="boolean">
            <text:p>TRUE</text:p>
          </table:table-cell>
          <table:table-cell table:formula="of:=IF([.W72]; [.$P72] + ([.$O72] - [.$P72]) * 6 * [.T72]; IF([.X72]; [.$O72]; IF([.Y72]; [.$P72] + (([.$O72] - [.$P72]) * ((2/3) - [.T72]) * 6); [.$P72])))" office:value-type="float" office:value="0.538" calcext:value-type="float">
            <text:p>0.538</text:p>
          </table:table-cell>
          <table:table-cell table:formula="of:=IF([.Z72]; [.$P72] + ([.$O72] - [.$P72]) * 6 * [.U72]; IF([.AA72]; [.$O72]; IF([.AB72]; [.$P72] + (([.$O72] - [.$P72]) * ((2/3) - [.U72]) * 6); [.$P72])))" office:value-type="float" office:value="0.538" calcext:value-type="float">
            <text:p>0.538</text:p>
          </table:table-cell>
          <table:table-cell table:formula="of:=IF([.AC72]; [.$P72] + ([.$O72] - [.$P72]) * 6 * [.V72]; IF([.AD72]; [.$O72]; IF([.AE72]; [.$P72] + (([.$O72] - [.$P72]) * ((2/3) - [.V72]) * 6); [.$P72])))" office:value-type="float" office:value="0.762" calcext:value-type="float">
            <text:p>0.762</text:p>
          </table:table-cell>
          <table:table-cell table:formula="of:=ROUND([.AF72]*255)" office:value-type="float" office:value="137" calcext:value-type="float">
            <text:p>137</text:p>
          </table:table-cell>
          <table:table-cell table:formula="of:=ROUND([.AG72]*255)" office:value-type="float" office:value="137" calcext:value-type="float">
            <text:p>137</text:p>
          </table:table-cell>
          <table:table-cell table:formula="of:=ROUND([.AH72]*255)" office:value-type="float" office:value="194" calcext:value-type="float">
            <text:p>194</text:p>
          </table:table-cell>
        </table:table-row>
        <table:table-row table:style-name="ro3">
          <table:table-cell table:formula="of:=[.A72]" office:value-type="float" office:value="240" calcext:value-type="float">
            <text:p>240</text:p>
          </table:table-cell>
          <table:table-cell table:formula="of:=[.B72]" office:value-type="float" office:value="32" calcext:value-type="float">
            <text:p>32</text:p>
          </table:table-cell>
          <table:table-cell table:formula="of:=IF([.C$5]=[.C72]; 5; [.C72]+5)" office:value-type="float" office:value="70" calcext:value-type="float">
            <text:p>70</text:p>
          </table:table-cell>
          <table:table-cell table:formula="of:=[.AI73]&amp;&quot;, &quot;&amp;[.AJ73]&amp;&quot;, &quot;&amp;[.AK73]" office:value-type="string" office:string-value="154, 154, 203" calcext:value-type="string">
            <text:p>154, 154, 203</text:p>
          </table:table-cell>
          <table:table-cell table:formula="of:=DEC2HEX([.AI73]; 2)&amp;DEC2HEX([.AJ73]; 2)&amp;DEC2HEX([.AK73]; 2)" office:value-type="string" office:string-value="9A9ACB" calcext:value-type="string">
            <text:p>9A9ACB</text:p>
          </table:table-cell>
          <table:table-cell table:formula="of:=[.A73]/360" office:value-type="float" office:value="0.666666666666667" calcext:value-type="float">
            <text:p>0.666666666666667</text:p>
          </table:table-cell>
          <table:table-cell table:formula="of:=[.B73]/100" office:value-type="float" office:value="0.32" calcext:value-type="float">
            <text:p>0.32</text:p>
          </table:table-cell>
          <table:table-cell table:formula="of:=[.C73]/100" office:value-type="float" office:value="0.7" calcext:value-type="float">
            <text:p>0.7</text:p>
          </table:table-cell>
          <table:table-cell table:formula="of:=IF([.B73]&gt;0; TRUE(); FALSE())" office:value-type="boolean" office:boolean-value="true" calcext:value-type="boolean">
            <text:p>TRUE</text:p>
          </table:table-cell>
          <table:table-cell table:formula="of:=IF([.I73]; &quot;&quot;; ROUND([.C73]*2.55))">
            <text:p/>
          </table:table-cell>
          <table:table-cell table:formula="of:=[.J73]">
            <text:p/>
          </table:table-cell>
          <table:table-cell table:formula="of:=[.J73]">
            <text:p/>
          </table:table-cell>
          <table:table-cell table:formula="of:=[.H73] * (1 + [.G73])" office:value-type="float" office:value="0.924" calcext:value-type="float">
            <text:p>0.924</text:p>
          </table:table-cell>
          <table:table-cell table:formula="of:= ([.H73] + [.G73]) - ([.H73] * [.G73])" office:value-type="float" office:value="0.796" calcext:value-type="float">
            <text:p>0.796</text:p>
          </table:table-cell>
          <table:table-cell table:formula="of:=IF([.H73] &lt;= 0.5; [.M73]; [.N73])" office:value-type="float" office:value="0.796" calcext:value-type="float">
            <text:p>0.796</text:p>
          </table:table-cell>
          <table:table-cell table:formula="of:= (2 * [.H73]) - [.O73]" office:value-type="float" office:value="0.604" calcext:value-type="float">
            <text:p>0.604</text:p>
          </table:table-cell>
          <table:table-cell table:formula="of:=[.F73] + (1/3)" office:value-type="float" office:value="1" calcext:value-type="float">
            <text:p>1</text:p>
          </table:table-cell>
          <table:table-cell table:formula="of:=[.F73]" office:value-type="float" office:value="0.666666666666667" calcext:value-type="float">
            <text:p>0.666666666666667</text:p>
          </table:table-cell>
          <table:table-cell table:formula="of:=[.F73] - (1/3)" office:value-type="float" office:value="0.333333333333333" calcext:value-type="float">
            <text:p>0.333333333333333</text:p>
          </table:table-cell>
          <table:table-cell table:formula="of:=IF([.Q73]&lt;0; [.Q73]+1; IF([.Q73]&gt;1; [.Q73]-1; [.Q73]))" office:value-type="float" office:value="1" calcext:value-type="float">
            <text:p>1</text:p>
          </table:table-cell>
          <table:table-cell table:formula="of:=IF([.R73]&lt;0; [.R73]+1; IF([.R73]&gt;1; [.R73]-1; [.R73]))" office:value-type="float" office:value="0.666666666666667" calcext:value-type="float">
            <text:p>0.666666666666667</text:p>
          </table:table-cell>
          <table:table-cell table:formula="of:=IF([.S73]&lt;0; [.S73]+1; IF([.S73]&gt;1; [.S73]-1; [.S73]))" office:value-type="float" office:value="0.333333333333333" calcext:value-type="float">
            <text:p>0.333333333333333</text:p>
          </table:table-cell>
          <table:table-cell table:formula="of:=IF((6* [.T73]) &lt; 1; TRUE(); FALSE())" office:value-type="boolean" office:boolean-value="false" calcext:value-type="boolean">
            <text:p>FALSE</text:p>
          </table:table-cell>
          <table:table-cell table:formula="of:=IF((2* [.T73]) &lt; 1; TRUE(); FALSE())" office:value-type="boolean" office:boolean-value="false" calcext:value-type="boolean">
            <text:p>FALSE</text:p>
          </table:table-cell>
          <table:table-cell table:formula="of:=IF((3* [.T73]) &lt; 2; TRUE(); FALSE())" office:value-type="boolean" office:boolean-value="false" calcext:value-type="boolean">
            <text:p>FALSE</text:p>
          </table:table-cell>
          <table:table-cell table:formula="of:=IF((6* [.U73]) &lt; 1; TRUE(); FALSE())" office:value-type="boolean" office:boolean-value="false" calcext:value-type="boolean">
            <text:p>FALSE</text:p>
          </table:table-cell>
          <table:table-cell table:formula="of:=IF((2* [.U73]) &lt; 1; TRUE(); FALSE())" office:value-type="boolean" office:boolean-value="false" calcext:value-type="boolean">
            <text:p>FALSE</text:p>
          </table:table-cell>
          <table:table-cell table:formula="of:=IF((3* [.U73]) &lt; 2; TRUE(); FALSE())" office:value-type="boolean" office:boolean-value="false" calcext:value-type="boolean">
            <text:p>FALSE</text:p>
          </table:table-cell>
          <table:table-cell table:formula="of:=IF((6* [.V73]) &lt; 1; TRUE(); FALSE())" office:value-type="boolean" office:boolean-value="false" calcext:value-type="boolean">
            <text:p>FALSE</text:p>
          </table:table-cell>
          <table:table-cell table:formula="of:=IF((2* [.V73]) &lt; 1; TRUE(); FALSE())" office:value-type="boolean" office:boolean-value="true" calcext:value-type="boolean">
            <text:p>TRUE</text:p>
          </table:table-cell>
          <table:table-cell table:formula="of:=IF((3* [.V73]) &lt; 2; TRUE(); FALSE())" office:value-type="boolean" office:boolean-value="true" calcext:value-type="boolean">
            <text:p>TRUE</text:p>
          </table:table-cell>
          <table:table-cell table:formula="of:=IF([.W73]; [.$P73] + ([.$O73] - [.$P73]) * 6 * [.T73]; IF([.X73]; [.$O73]; IF([.Y73]; [.$P73] + (([.$O73] - [.$P73]) * ((2/3) - [.T73]) * 6); [.$P73])))" office:value-type="float" office:value="0.604" calcext:value-type="float">
            <text:p>0.604</text:p>
          </table:table-cell>
          <table:table-cell table:formula="of:=IF([.Z73]; [.$P73] + ([.$O73] - [.$P73]) * 6 * [.U73]; IF([.AA73]; [.$O73]; IF([.AB73]; [.$P73] + (([.$O73] - [.$P73]) * ((2/3) - [.U73]) * 6); [.$P73])))" office:value-type="float" office:value="0.604" calcext:value-type="float">
            <text:p>0.604</text:p>
          </table:table-cell>
          <table:table-cell table:formula="of:=IF([.AC73]; [.$P73] + ([.$O73] - [.$P73]) * 6 * [.V73]; IF([.AD73]; [.$O73]; IF([.AE73]; [.$P73] + (([.$O73] - [.$P73]) * ((2/3) - [.V73]) * 6); [.$P73])))" office:value-type="float" office:value="0.796" calcext:value-type="float">
            <text:p>0.796</text:p>
          </table:table-cell>
          <table:table-cell table:formula="of:=ROUND([.AF73]*255)" office:value-type="float" office:value="154" calcext:value-type="float">
            <text:p>154</text:p>
          </table:table-cell>
          <table:table-cell table:formula="of:=ROUND([.AG73]*255)" office:value-type="float" office:value="154" calcext:value-type="float">
            <text:p>154</text:p>
          </table:table-cell>
          <table:table-cell table:formula="of:=ROUND([.AH73]*255)" office:value-type="float" office:value="203" calcext:value-type="float">
            <text:p>203</text:p>
          </table:table-cell>
        </table:table-row>
        <table:table-row table:style-name="ro3">
          <table:table-cell table:formula="of:=[.A73]" office:value-type="float" office:value="240" calcext:value-type="float">
            <text:p>240</text:p>
          </table:table-cell>
          <table:table-cell table:formula="of:=[.B73]" office:value-type="float" office:value="32" calcext:value-type="float">
            <text:p>32</text:p>
          </table:table-cell>
          <table:table-cell table:formula="of:=IF([.C$5]=[.C73]; 5; [.C73]+5)" office:value-type="float" office:value="75" calcext:value-type="float">
            <text:p>75</text:p>
          </table:table-cell>
          <table:table-cell table:formula="of:=[.AI74]&amp;&quot;, &quot;&amp;[.AJ74]&amp;&quot;, &quot;&amp;[.AK74]" office:value-type="string" office:string-value="171, 171, 212" calcext:value-type="string">
            <text:p>171, 171, 212</text:p>
          </table:table-cell>
          <table:table-cell table:formula="of:=DEC2HEX([.AI74]; 2)&amp;DEC2HEX([.AJ74]; 2)&amp;DEC2HEX([.AK74]; 2)" office:value-type="string" office:string-value="ABABD4" calcext:value-type="string">
            <text:p>ABABD4</text:p>
          </table:table-cell>
          <table:table-cell table:formula="of:=[.A74]/360" office:value-type="float" office:value="0.666666666666667" calcext:value-type="float">
            <text:p>0.666666666666667</text:p>
          </table:table-cell>
          <table:table-cell table:formula="of:=[.B74]/100" office:value-type="float" office:value="0.32" calcext:value-type="float">
            <text:p>0.32</text:p>
          </table:table-cell>
          <table:table-cell table:formula="of:=[.C74]/100" office:value-type="float" office:value="0.75" calcext:value-type="float">
            <text:p>0.75</text:p>
          </table:table-cell>
          <table:table-cell table:formula="of:=IF([.B74]&gt;0; TRUE(); FALSE())" office:value-type="boolean" office:boolean-value="true" calcext:value-type="boolean">
            <text:p>TRUE</text:p>
          </table:table-cell>
          <table:table-cell table:formula="of:=IF([.I74]; &quot;&quot;; ROUND([.C74]*2.55))">
            <text:p/>
          </table:table-cell>
          <table:table-cell table:formula="of:=[.J74]">
            <text:p/>
          </table:table-cell>
          <table:table-cell table:formula="of:=[.J74]">
            <text:p/>
          </table:table-cell>
          <table:table-cell table:formula="of:=[.H74] * (1 + [.G74])" office:value-type="float" office:value="0.99" calcext:value-type="float">
            <text:p>0.99</text:p>
          </table:table-cell>
          <table:table-cell table:formula="of:= ([.H74] + [.G74]) - ([.H74] * [.G74])" office:value-type="float" office:value="0.83" calcext:value-type="float">
            <text:p>0.83</text:p>
          </table:table-cell>
          <table:table-cell table:formula="of:=IF([.H74] &lt;= 0.5; [.M74]; [.N74])" office:value-type="float" office:value="0.83" calcext:value-type="float">
            <text:p>0.83</text:p>
          </table:table-cell>
          <table:table-cell table:formula="of:= (2 * [.H74]) - [.O74]" office:value-type="float" office:value="0.67" calcext:value-type="float">
            <text:p>0.67</text:p>
          </table:table-cell>
          <table:table-cell table:formula="of:=[.F74] + (1/3)" office:value-type="float" office:value="1" calcext:value-type="float">
            <text:p>1</text:p>
          </table:table-cell>
          <table:table-cell table:formula="of:=[.F74]" office:value-type="float" office:value="0.666666666666667" calcext:value-type="float">
            <text:p>0.666666666666667</text:p>
          </table:table-cell>
          <table:table-cell table:formula="of:=[.F74] - (1/3)" office:value-type="float" office:value="0.333333333333333" calcext:value-type="float">
            <text:p>0.333333333333333</text:p>
          </table:table-cell>
          <table:table-cell table:formula="of:=IF([.Q74]&lt;0; [.Q74]+1; IF([.Q74]&gt;1; [.Q74]-1; [.Q74]))" office:value-type="float" office:value="1" calcext:value-type="float">
            <text:p>1</text:p>
          </table:table-cell>
          <table:table-cell table:formula="of:=IF([.R74]&lt;0; [.R74]+1; IF([.R74]&gt;1; [.R74]-1; [.R74]))" office:value-type="float" office:value="0.666666666666667" calcext:value-type="float">
            <text:p>0.666666666666667</text:p>
          </table:table-cell>
          <table:table-cell table:formula="of:=IF([.S74]&lt;0; [.S74]+1; IF([.S74]&gt;1; [.S74]-1; [.S74]))" office:value-type="float" office:value="0.333333333333333" calcext:value-type="float">
            <text:p>0.333333333333333</text:p>
          </table:table-cell>
          <table:table-cell table:formula="of:=IF((6* [.T74]) &lt; 1; TRUE(); FALSE())" office:value-type="boolean" office:boolean-value="false" calcext:value-type="boolean">
            <text:p>FALSE</text:p>
          </table:table-cell>
          <table:table-cell table:formula="of:=IF((2* [.T74]) &lt; 1; TRUE(); FALSE())" office:value-type="boolean" office:boolean-value="false" calcext:value-type="boolean">
            <text:p>FALSE</text:p>
          </table:table-cell>
          <table:table-cell table:formula="of:=IF((3* [.T74]) &lt; 2; TRUE(); FALSE())" office:value-type="boolean" office:boolean-value="false" calcext:value-type="boolean">
            <text:p>FALSE</text:p>
          </table:table-cell>
          <table:table-cell table:formula="of:=IF((6* [.U74]) &lt; 1; TRUE(); FALSE())" office:value-type="boolean" office:boolean-value="false" calcext:value-type="boolean">
            <text:p>FALSE</text:p>
          </table:table-cell>
          <table:table-cell table:formula="of:=IF((2* [.U74]) &lt; 1; TRUE(); FALSE())" office:value-type="boolean" office:boolean-value="false" calcext:value-type="boolean">
            <text:p>FALSE</text:p>
          </table:table-cell>
          <table:table-cell table:formula="of:=IF((3* [.U74]) &lt; 2; TRUE(); FALSE())" office:value-type="boolean" office:boolean-value="false" calcext:value-type="boolean">
            <text:p>FALSE</text:p>
          </table:table-cell>
          <table:table-cell table:formula="of:=IF((6* [.V74]) &lt; 1; TRUE(); FALSE())" office:value-type="boolean" office:boolean-value="false" calcext:value-type="boolean">
            <text:p>FALSE</text:p>
          </table:table-cell>
          <table:table-cell table:formula="of:=IF((2* [.V74]) &lt; 1; TRUE(); FALSE())" office:value-type="boolean" office:boolean-value="true" calcext:value-type="boolean">
            <text:p>TRUE</text:p>
          </table:table-cell>
          <table:table-cell table:formula="of:=IF((3* [.V74]) &lt; 2; TRUE(); FALSE())" office:value-type="boolean" office:boolean-value="true" calcext:value-type="boolean">
            <text:p>TRUE</text:p>
          </table:table-cell>
          <table:table-cell table:formula="of:=IF([.W74]; [.$P74] + ([.$O74] - [.$P74]) * 6 * [.T74]; IF([.X74]; [.$O74]; IF([.Y74]; [.$P74] + (([.$O74] - [.$P74]) * ((2/3) - [.T74]) * 6); [.$P74])))" office:value-type="float" office:value="0.67" calcext:value-type="float">
            <text:p>0.67</text:p>
          </table:table-cell>
          <table:table-cell table:formula="of:=IF([.Z74]; [.$P74] + ([.$O74] - [.$P74]) * 6 * [.U74]; IF([.AA74]; [.$O74]; IF([.AB74]; [.$P74] + (([.$O74] - [.$P74]) * ((2/3) - [.U74]) * 6); [.$P74])))" office:value-type="float" office:value="0.67" calcext:value-type="float">
            <text:p>0.67</text:p>
          </table:table-cell>
          <table:table-cell table:formula="of:=IF([.AC74]; [.$P74] + ([.$O74] - [.$P74]) * 6 * [.V74]; IF([.AD74]; [.$O74]; IF([.AE74]; [.$P74] + (([.$O74] - [.$P74]) * ((2/3) - [.V74]) * 6); [.$P74])))" office:value-type="float" office:value="0.83" calcext:value-type="float">
            <text:p>0.83</text:p>
          </table:table-cell>
          <table:table-cell table:formula="of:=ROUND([.AF74]*255)" office:value-type="float" office:value="171" calcext:value-type="float">
            <text:p>171</text:p>
          </table:table-cell>
          <table:table-cell table:formula="of:=ROUND([.AG74]*255)" office:value-type="float" office:value="171" calcext:value-type="float">
            <text:p>171</text:p>
          </table:table-cell>
          <table:table-cell table:formula="of:=ROUND([.AH74]*255)" office:value-type="float" office:value="212" calcext:value-type="float">
            <text:p>212</text:p>
          </table:table-cell>
        </table:table-row>
        <table:table-row table:style-name="ro3">
          <table:table-cell table:formula="of:=[.A74]" office:value-type="float" office:value="240" calcext:value-type="float">
            <text:p>240</text:p>
          </table:table-cell>
          <table:table-cell table:formula="of:=[.B74]" office:value-type="float" office:value="32" calcext:value-type="float">
            <text:p>32</text:p>
          </table:table-cell>
          <table:table-cell table:formula="of:=IF([.C$5]=[.C74]; 5; [.C74]+5)" office:value-type="float" office:value="80" calcext:value-type="float">
            <text:p>80</text:p>
          </table:table-cell>
          <table:table-cell table:formula="of:=[.AI75]&amp;&quot;, &quot;&amp;[.AJ75]&amp;&quot;, &quot;&amp;[.AK75]" office:value-type="string" office:string-value="188, 188, 220" calcext:value-type="string">
            <text:p>188, 188, 220</text:p>
          </table:table-cell>
          <table:table-cell table:formula="of:=DEC2HEX([.AI75]; 2)&amp;DEC2HEX([.AJ75]; 2)&amp;DEC2HEX([.AK75]; 2)" office:value-type="string" office:string-value="BCBCDC" calcext:value-type="string">
            <text:p>BCBCDC</text:p>
          </table:table-cell>
          <table:table-cell table:formula="of:=[.A75]/360" office:value-type="float" office:value="0.666666666666667" calcext:value-type="float">
            <text:p>0.666666666666667</text:p>
          </table:table-cell>
          <table:table-cell table:formula="of:=[.B75]/100" office:value-type="float" office:value="0.32" calcext:value-type="float">
            <text:p>0.32</text:p>
          </table:table-cell>
          <table:table-cell table:formula="of:=[.C75]/100" office:value-type="float" office:value="0.8" calcext:value-type="float">
            <text:p>0.8</text:p>
          </table:table-cell>
          <table:table-cell table:formula="of:=IF([.B75]&gt;0; TRUE(); FALSE())" office:value-type="boolean" office:boolean-value="true" calcext:value-type="boolean">
            <text:p>TRUE</text:p>
          </table:table-cell>
          <table:table-cell table:formula="of:=IF([.I75]; &quot;&quot;; ROUND([.C75]*2.55))">
            <text:p/>
          </table:table-cell>
          <table:table-cell table:formula="of:=[.J75]">
            <text:p/>
          </table:table-cell>
          <table:table-cell table:formula="of:=[.J75]">
            <text:p/>
          </table:table-cell>
          <table:table-cell table:formula="of:=[.H75] * (1 + [.G75])" office:value-type="float" office:value="1.056" calcext:value-type="float">
            <text:p>1.056</text:p>
          </table:table-cell>
          <table:table-cell table:formula="of:= ([.H75] + [.G75]) - ([.H75] * [.G75])" office:value-type="float" office:value="0.864" calcext:value-type="float">
            <text:p>0.864</text:p>
          </table:table-cell>
          <table:table-cell table:formula="of:=IF([.H75] &lt;= 0.5; [.M75]; [.N75])" office:value-type="float" office:value="0.864" calcext:value-type="float">
            <text:p>0.864</text:p>
          </table:table-cell>
          <table:table-cell table:formula="of:= (2 * [.H75]) - [.O75]" office:value-type="float" office:value="0.736" calcext:value-type="float">
            <text:p>0.736</text:p>
          </table:table-cell>
          <table:table-cell table:formula="of:=[.F75] + (1/3)" office:value-type="float" office:value="1" calcext:value-type="float">
            <text:p>1</text:p>
          </table:table-cell>
          <table:table-cell table:formula="of:=[.F75]" office:value-type="float" office:value="0.666666666666667" calcext:value-type="float">
            <text:p>0.666666666666667</text:p>
          </table:table-cell>
          <table:table-cell table:formula="of:=[.F75] - (1/3)" office:value-type="float" office:value="0.333333333333333" calcext:value-type="float">
            <text:p>0.333333333333333</text:p>
          </table:table-cell>
          <table:table-cell table:formula="of:=IF([.Q75]&lt;0; [.Q75]+1; IF([.Q75]&gt;1; [.Q75]-1; [.Q75]))" office:value-type="float" office:value="1" calcext:value-type="float">
            <text:p>1</text:p>
          </table:table-cell>
          <table:table-cell table:formula="of:=IF([.R75]&lt;0; [.R75]+1; IF([.R75]&gt;1; [.R75]-1; [.R75]))" office:value-type="float" office:value="0.666666666666667" calcext:value-type="float">
            <text:p>0.666666666666667</text:p>
          </table:table-cell>
          <table:table-cell table:formula="of:=IF([.S75]&lt;0; [.S75]+1; IF([.S75]&gt;1; [.S75]-1; [.S75]))" office:value-type="float" office:value="0.333333333333333" calcext:value-type="float">
            <text:p>0.333333333333333</text:p>
          </table:table-cell>
          <table:table-cell table:formula="of:=IF((6* [.T75]) &lt; 1; TRUE(); FALSE())" office:value-type="boolean" office:boolean-value="false" calcext:value-type="boolean">
            <text:p>FALSE</text:p>
          </table:table-cell>
          <table:table-cell table:formula="of:=IF((2* [.T75]) &lt; 1; TRUE(); FALSE())" office:value-type="boolean" office:boolean-value="false" calcext:value-type="boolean">
            <text:p>FALSE</text:p>
          </table:table-cell>
          <table:table-cell table:formula="of:=IF((3* [.T75]) &lt; 2; TRUE(); FALSE())" office:value-type="boolean" office:boolean-value="false" calcext:value-type="boolean">
            <text:p>FALSE</text:p>
          </table:table-cell>
          <table:table-cell table:formula="of:=IF((6* [.U75]) &lt; 1; TRUE(); FALSE())" office:value-type="boolean" office:boolean-value="false" calcext:value-type="boolean">
            <text:p>FALSE</text:p>
          </table:table-cell>
          <table:table-cell table:formula="of:=IF((2* [.U75]) &lt; 1; TRUE(); FALSE())" office:value-type="boolean" office:boolean-value="false" calcext:value-type="boolean">
            <text:p>FALSE</text:p>
          </table:table-cell>
          <table:table-cell table:formula="of:=IF((3* [.U75]) &lt; 2; TRUE(); FALSE())" office:value-type="boolean" office:boolean-value="false" calcext:value-type="boolean">
            <text:p>FALSE</text:p>
          </table:table-cell>
          <table:table-cell table:formula="of:=IF((6* [.V75]) &lt; 1; TRUE(); FALSE())" office:value-type="boolean" office:boolean-value="false" calcext:value-type="boolean">
            <text:p>FALSE</text:p>
          </table:table-cell>
          <table:table-cell table:formula="of:=IF((2* [.V75]) &lt; 1; TRUE(); FALSE())" office:value-type="boolean" office:boolean-value="true" calcext:value-type="boolean">
            <text:p>TRUE</text:p>
          </table:table-cell>
          <table:table-cell table:formula="of:=IF((3* [.V75]) &lt; 2; TRUE(); FALSE())" office:value-type="boolean" office:boolean-value="true" calcext:value-type="boolean">
            <text:p>TRUE</text:p>
          </table:table-cell>
          <table:table-cell table:formula="of:=IF([.W75]; [.$P75] + ([.$O75] - [.$P75]) * 6 * [.T75]; IF([.X75]; [.$O75]; IF([.Y75]; [.$P75] + (([.$O75] - [.$P75]) * ((2/3) - [.T75]) * 6); [.$P75])))" office:value-type="float" office:value="0.736" calcext:value-type="float">
            <text:p>0.736</text:p>
          </table:table-cell>
          <table:table-cell table:formula="of:=IF([.Z75]; [.$P75] + ([.$O75] - [.$P75]) * 6 * [.U75]; IF([.AA75]; [.$O75]; IF([.AB75]; [.$P75] + (([.$O75] - [.$P75]) * ((2/3) - [.U75]) * 6); [.$P75])))" office:value-type="float" office:value="0.736" calcext:value-type="float">
            <text:p>0.736</text:p>
          </table:table-cell>
          <table:table-cell table:formula="of:=IF([.AC75]; [.$P75] + ([.$O75] - [.$P75]) * 6 * [.V75]; IF([.AD75]; [.$O75]; IF([.AE75]; [.$P75] + (([.$O75] - [.$P75]) * ((2/3) - [.V75]) * 6); [.$P75])))" office:value-type="float" office:value="0.864" calcext:value-type="float">
            <text:p>0.864</text:p>
          </table:table-cell>
          <table:table-cell table:formula="of:=ROUND([.AF75]*255)" office:value-type="float" office:value="188" calcext:value-type="float">
            <text:p>188</text:p>
          </table:table-cell>
          <table:table-cell table:formula="of:=ROUND([.AG75]*255)" office:value-type="float" office:value="188" calcext:value-type="float">
            <text:p>188</text:p>
          </table:table-cell>
          <table:table-cell table:formula="of:=ROUND([.AH75]*255)" office:value-type="float" office:value="220" calcext:value-type="float">
            <text:p>220</text:p>
          </table:table-cell>
        </table:table-row>
        <table:table-row table:style-name="ro3">
          <table:table-cell table:formula="of:=[.A75]" office:value-type="float" office:value="240" calcext:value-type="float">
            <text:p>240</text:p>
          </table:table-cell>
          <table:table-cell table:formula="of:=[.B75]" office:value-type="float" office:value="32" calcext:value-type="float">
            <text:p>32</text:p>
          </table:table-cell>
          <table:table-cell table:formula="of:=IF([.C$5]=[.C75]; 5; [.C75]+5)" office:value-type="float" office:value="85" calcext:value-type="float">
            <text:p>85</text:p>
          </table:table-cell>
          <table:table-cell table:formula="of:=[.AI76]&amp;&quot;, &quot;&amp;[.AJ76]&amp;&quot;, &quot;&amp;[.AK76]" office:value-type="string" office:string-value="205, 205, 229" calcext:value-type="string">
            <text:p>205, 205, 229</text:p>
          </table:table-cell>
          <table:table-cell table:formula="of:=DEC2HEX([.AI76]; 2)&amp;DEC2HEX([.AJ76]; 2)&amp;DEC2HEX([.AK76]; 2)" office:value-type="string" office:string-value="CDCDE5" calcext:value-type="string">
            <text:p>CDCDE5</text:p>
          </table:table-cell>
          <table:table-cell table:formula="of:=[.A76]/360" office:value-type="float" office:value="0.666666666666667" calcext:value-type="float">
            <text:p>0.666666666666667</text:p>
          </table:table-cell>
          <table:table-cell table:formula="of:=[.B76]/100" office:value-type="float" office:value="0.32" calcext:value-type="float">
            <text:p>0.32</text:p>
          </table:table-cell>
          <table:table-cell table:formula="of:=[.C76]/100" office:value-type="float" office:value="0.85" calcext:value-type="float">
            <text:p>0.85</text:p>
          </table:table-cell>
          <table:table-cell table:formula="of:=IF([.B76]&gt;0; TRUE(); FALSE())" office:value-type="boolean" office:boolean-value="true" calcext:value-type="boolean">
            <text:p>TRUE</text:p>
          </table:table-cell>
          <table:table-cell table:formula="of:=IF([.I76]; &quot;&quot;; ROUND([.C76]*2.55))">
            <text:p/>
          </table:table-cell>
          <table:table-cell table:formula="of:=[.J76]">
            <text:p/>
          </table:table-cell>
          <table:table-cell table:formula="of:=[.J76]">
            <text:p/>
          </table:table-cell>
          <table:table-cell table:formula="of:=[.H76] * (1 + [.G76])" office:value-type="float" office:value="1.122" calcext:value-type="float">
            <text:p>1.122</text:p>
          </table:table-cell>
          <table:table-cell table:formula="of:= ([.H76] + [.G76]) - ([.H76] * [.G76])" office:value-type="float" office:value="0.898" calcext:value-type="float">
            <text:p>0.898</text:p>
          </table:table-cell>
          <table:table-cell table:formula="of:=IF([.H76] &lt;= 0.5; [.M76]; [.N76])" office:value-type="float" office:value="0.898" calcext:value-type="float">
            <text:p>0.898</text:p>
          </table:table-cell>
          <table:table-cell table:formula="of:= (2 * [.H76]) - [.O76]" office:value-type="float" office:value="0.802" calcext:value-type="float">
            <text:p>0.802</text:p>
          </table:table-cell>
          <table:table-cell table:formula="of:=[.F76] + (1/3)" office:value-type="float" office:value="1" calcext:value-type="float">
            <text:p>1</text:p>
          </table:table-cell>
          <table:table-cell table:formula="of:=[.F76]" office:value-type="float" office:value="0.666666666666667" calcext:value-type="float">
            <text:p>0.666666666666667</text:p>
          </table:table-cell>
          <table:table-cell table:formula="of:=[.F76] - (1/3)" office:value-type="float" office:value="0.333333333333333" calcext:value-type="float">
            <text:p>0.333333333333333</text:p>
          </table:table-cell>
          <table:table-cell table:formula="of:=IF([.Q76]&lt;0; [.Q76]+1; IF([.Q76]&gt;1; [.Q76]-1; [.Q76]))" office:value-type="float" office:value="1" calcext:value-type="float">
            <text:p>1</text:p>
          </table:table-cell>
          <table:table-cell table:formula="of:=IF([.R76]&lt;0; [.R76]+1; IF([.R76]&gt;1; [.R76]-1; [.R76]))" office:value-type="float" office:value="0.666666666666667" calcext:value-type="float">
            <text:p>0.666666666666667</text:p>
          </table:table-cell>
          <table:table-cell table:formula="of:=IF([.S76]&lt;0; [.S76]+1; IF([.S76]&gt;1; [.S76]-1; [.S76]))" office:value-type="float" office:value="0.333333333333333" calcext:value-type="float">
            <text:p>0.333333333333333</text:p>
          </table:table-cell>
          <table:table-cell table:formula="of:=IF((6* [.T76]) &lt; 1; TRUE(); FALSE())" office:value-type="boolean" office:boolean-value="false" calcext:value-type="boolean">
            <text:p>FALSE</text:p>
          </table:table-cell>
          <table:table-cell table:formula="of:=IF((2* [.T76]) &lt; 1; TRUE(); FALSE())" office:value-type="boolean" office:boolean-value="false" calcext:value-type="boolean">
            <text:p>FALSE</text:p>
          </table:table-cell>
          <table:table-cell table:formula="of:=IF((3* [.T76]) &lt; 2; TRUE(); FALSE())" office:value-type="boolean" office:boolean-value="false" calcext:value-type="boolean">
            <text:p>FALSE</text:p>
          </table:table-cell>
          <table:table-cell table:formula="of:=IF((6* [.U76]) &lt; 1; TRUE(); FALSE())" office:value-type="boolean" office:boolean-value="false" calcext:value-type="boolean">
            <text:p>FALSE</text:p>
          </table:table-cell>
          <table:table-cell table:formula="of:=IF((2* [.U76]) &lt; 1; TRUE(); FALSE())" office:value-type="boolean" office:boolean-value="false" calcext:value-type="boolean">
            <text:p>FALSE</text:p>
          </table:table-cell>
          <table:table-cell table:formula="of:=IF((3* [.U76]) &lt; 2; TRUE(); FALSE())" office:value-type="boolean" office:boolean-value="false" calcext:value-type="boolean">
            <text:p>FALSE</text:p>
          </table:table-cell>
          <table:table-cell table:formula="of:=IF((6* [.V76]) &lt; 1; TRUE(); FALSE())" office:value-type="boolean" office:boolean-value="false" calcext:value-type="boolean">
            <text:p>FALSE</text:p>
          </table:table-cell>
          <table:table-cell table:formula="of:=IF((2* [.V76]) &lt; 1; TRUE(); FALSE())" office:value-type="boolean" office:boolean-value="true" calcext:value-type="boolean">
            <text:p>TRUE</text:p>
          </table:table-cell>
          <table:table-cell table:formula="of:=IF((3* [.V76]) &lt; 2; TRUE(); FALSE())" office:value-type="boolean" office:boolean-value="true" calcext:value-type="boolean">
            <text:p>TRUE</text:p>
          </table:table-cell>
          <table:table-cell table:formula="of:=IF([.W76]; [.$P76] + ([.$O76] - [.$P76]) * 6 * [.T76]; IF([.X76]; [.$O76]; IF([.Y76]; [.$P76] + (([.$O76] - [.$P76]) * ((2/3) - [.T76]) * 6); [.$P76])))" office:value-type="float" office:value="0.802" calcext:value-type="float">
            <text:p>0.802</text:p>
          </table:table-cell>
          <table:table-cell table:formula="of:=IF([.Z76]; [.$P76] + ([.$O76] - [.$P76]) * 6 * [.U76]; IF([.AA76]; [.$O76]; IF([.AB76]; [.$P76] + (([.$O76] - [.$P76]) * ((2/3) - [.U76]) * 6); [.$P76])))" office:value-type="float" office:value="0.802" calcext:value-type="float">
            <text:p>0.802</text:p>
          </table:table-cell>
          <table:table-cell table:formula="of:=IF([.AC76]; [.$P76] + ([.$O76] - [.$P76]) * 6 * [.V76]; IF([.AD76]; [.$O76]; IF([.AE76]; [.$P76] + (([.$O76] - [.$P76]) * ((2/3) - [.V76]) * 6); [.$P76])))" office:value-type="float" office:value="0.898" calcext:value-type="float">
            <text:p>0.898</text:p>
          </table:table-cell>
          <table:table-cell table:formula="of:=ROUND([.AF76]*255)" office:value-type="float" office:value="205" calcext:value-type="float">
            <text:p>205</text:p>
          </table:table-cell>
          <table:table-cell table:formula="of:=ROUND([.AG76]*255)" office:value-type="float" office:value="205" calcext:value-type="float">
            <text:p>205</text:p>
          </table:table-cell>
          <table:table-cell table:formula="of:=ROUND([.AH76]*255)" office:value-type="float" office:value="229" calcext:value-type="float">
            <text:p>229</text:p>
          </table:table-cell>
        </table:table-row>
        <table:table-row table:style-name="ro3">
          <table:table-cell table:formula="of:=[.A76]" office:value-type="float" office:value="240" calcext:value-type="float">
            <text:p>240</text:p>
          </table:table-cell>
          <table:table-cell table:formula="of:=[.B76]" office:value-type="float" office:value="32" calcext:value-type="float">
            <text:p>32</text:p>
          </table:table-cell>
          <table:table-cell table:formula="of:=IF([.C$5]=[.C76]; 5; [.C76]+5)" office:value-type="float" office:value="90" calcext:value-type="float">
            <text:p>90</text:p>
          </table:table-cell>
          <table:table-cell table:formula="of:=[.AI77]&amp;&quot;, &quot;&amp;[.AJ77]&amp;&quot;, &quot;&amp;[.AK77]" office:value-type="string" office:string-value="221, 221, 238" calcext:value-type="string">
            <text:p>221, 221, 238</text:p>
          </table:table-cell>
          <table:table-cell table:formula="of:=DEC2HEX([.AI77]; 2)&amp;DEC2HEX([.AJ77]; 2)&amp;DEC2HEX([.AK77]; 2)" office:value-type="string" office:string-value="DDDDEE" calcext:value-type="string">
            <text:p>DDDDEE</text:p>
          </table:table-cell>
          <table:table-cell table:formula="of:=[.A77]/360" office:value-type="float" office:value="0.666666666666667" calcext:value-type="float">
            <text:p>0.666666666666667</text:p>
          </table:table-cell>
          <table:table-cell table:formula="of:=[.B77]/100" office:value-type="float" office:value="0.32" calcext:value-type="float">
            <text:p>0.32</text:p>
          </table:table-cell>
          <table:table-cell table:formula="of:=[.C77]/100" office:value-type="float" office:value="0.9" calcext:value-type="float">
            <text:p>0.9</text:p>
          </table:table-cell>
          <table:table-cell table:formula="of:=IF([.B77]&gt;0; TRUE(); FALSE())" office:value-type="boolean" office:boolean-value="true" calcext:value-type="boolean">
            <text:p>TRUE</text:p>
          </table:table-cell>
          <table:table-cell table:formula="of:=IF([.I77]; &quot;&quot;; ROUND([.C77]*2.55))">
            <text:p/>
          </table:table-cell>
          <table:table-cell table:formula="of:=[.J77]">
            <text:p/>
          </table:table-cell>
          <table:table-cell table:formula="of:=[.J77]">
            <text:p/>
          </table:table-cell>
          <table:table-cell table:formula="of:=[.H77] * (1 + [.G77])" office:value-type="float" office:value="1.188" calcext:value-type="float">
            <text:p>1.188</text:p>
          </table:table-cell>
          <table:table-cell table:formula="of:= ([.H77] + [.G77]) - ([.H77] * [.G77])" office:value-type="float" office:value="0.932" calcext:value-type="float">
            <text:p>0.932</text:p>
          </table:table-cell>
          <table:table-cell table:formula="of:=IF([.H77] &lt;= 0.5; [.M77]; [.N77])" office:value-type="float" office:value="0.932" calcext:value-type="float">
            <text:p>0.932</text:p>
          </table:table-cell>
          <table:table-cell table:formula="of:= (2 * [.H77]) - [.O77]" office:value-type="float" office:value="0.868" calcext:value-type="float">
            <text:p>0.868</text:p>
          </table:table-cell>
          <table:table-cell table:formula="of:=[.F77] + (1/3)" office:value-type="float" office:value="1" calcext:value-type="float">
            <text:p>1</text:p>
          </table:table-cell>
          <table:table-cell table:formula="of:=[.F77]" office:value-type="float" office:value="0.666666666666667" calcext:value-type="float">
            <text:p>0.666666666666667</text:p>
          </table:table-cell>
          <table:table-cell table:formula="of:=[.F77] - (1/3)" office:value-type="float" office:value="0.333333333333333" calcext:value-type="float">
            <text:p>0.333333333333333</text:p>
          </table:table-cell>
          <table:table-cell table:formula="of:=IF([.Q77]&lt;0; [.Q77]+1; IF([.Q77]&gt;1; [.Q77]-1; [.Q77]))" office:value-type="float" office:value="1" calcext:value-type="float">
            <text:p>1</text:p>
          </table:table-cell>
          <table:table-cell table:formula="of:=IF([.R77]&lt;0; [.R77]+1; IF([.R77]&gt;1; [.R77]-1; [.R77]))" office:value-type="float" office:value="0.666666666666667" calcext:value-type="float">
            <text:p>0.666666666666667</text:p>
          </table:table-cell>
          <table:table-cell table:formula="of:=IF([.S77]&lt;0; [.S77]+1; IF([.S77]&gt;1; [.S77]-1; [.S77]))" office:value-type="float" office:value="0.333333333333333" calcext:value-type="float">
            <text:p>0.333333333333333</text:p>
          </table:table-cell>
          <table:table-cell table:formula="of:=IF((6* [.T77]) &lt; 1; TRUE(); FALSE())" office:value-type="boolean" office:boolean-value="false" calcext:value-type="boolean">
            <text:p>FALSE</text:p>
          </table:table-cell>
          <table:table-cell table:formula="of:=IF((2* [.T77]) &lt; 1; TRUE(); FALSE())" office:value-type="boolean" office:boolean-value="false" calcext:value-type="boolean">
            <text:p>FALSE</text:p>
          </table:table-cell>
          <table:table-cell table:formula="of:=IF((3* [.T77]) &lt; 2; TRUE(); FALSE())" office:value-type="boolean" office:boolean-value="false" calcext:value-type="boolean">
            <text:p>FALSE</text:p>
          </table:table-cell>
          <table:table-cell table:formula="of:=IF((6* [.U77]) &lt; 1; TRUE(); FALSE())" office:value-type="boolean" office:boolean-value="false" calcext:value-type="boolean">
            <text:p>FALSE</text:p>
          </table:table-cell>
          <table:table-cell table:formula="of:=IF((2* [.U77]) &lt; 1; TRUE(); FALSE())" office:value-type="boolean" office:boolean-value="false" calcext:value-type="boolean">
            <text:p>FALSE</text:p>
          </table:table-cell>
          <table:table-cell table:formula="of:=IF((3* [.U77]) &lt; 2; TRUE(); FALSE())" office:value-type="boolean" office:boolean-value="false" calcext:value-type="boolean">
            <text:p>FALSE</text:p>
          </table:table-cell>
          <table:table-cell table:formula="of:=IF((6* [.V77]) &lt; 1; TRUE(); FALSE())" office:value-type="boolean" office:boolean-value="false" calcext:value-type="boolean">
            <text:p>FALSE</text:p>
          </table:table-cell>
          <table:table-cell table:formula="of:=IF((2* [.V77]) &lt; 1; TRUE(); FALSE())" office:value-type="boolean" office:boolean-value="true" calcext:value-type="boolean">
            <text:p>TRUE</text:p>
          </table:table-cell>
          <table:table-cell table:formula="of:=IF((3* [.V77]) &lt; 2; TRUE(); FALSE())" office:value-type="boolean" office:boolean-value="true" calcext:value-type="boolean">
            <text:p>TRUE</text:p>
          </table:table-cell>
          <table:table-cell table:formula="of:=IF([.W77]; [.$P77] + ([.$O77] - [.$P77]) * 6 * [.T77]; IF([.X77]; [.$O77]; IF([.Y77]; [.$P77] + (([.$O77] - [.$P77]) * ((2/3) - [.T77]) * 6); [.$P77])))" office:value-type="float" office:value="0.868" calcext:value-type="float">
            <text:p>0.868</text:p>
          </table:table-cell>
          <table:table-cell table:formula="of:=IF([.Z77]; [.$P77] + ([.$O77] - [.$P77]) * 6 * [.U77]; IF([.AA77]; [.$O77]; IF([.AB77]; [.$P77] + (([.$O77] - [.$P77]) * ((2/3) - [.U77]) * 6); [.$P77])))" office:value-type="float" office:value="0.868" calcext:value-type="float">
            <text:p>0.868</text:p>
          </table:table-cell>
          <table:table-cell table:formula="of:=IF([.AC77]; [.$P77] + ([.$O77] - [.$P77]) * 6 * [.V77]; IF([.AD77]; [.$O77]; IF([.AE77]; [.$P77] + (([.$O77] - [.$P77]) * ((2/3) - [.V77]) * 6); [.$P77])))" office:value-type="float" office:value="0.932" calcext:value-type="float">
            <text:p>0.932</text:p>
          </table:table-cell>
          <table:table-cell table:formula="of:=ROUND([.AF77]*255)" office:value-type="float" office:value="221" calcext:value-type="float">
            <text:p>221</text:p>
          </table:table-cell>
          <table:table-cell table:formula="of:=ROUND([.AG77]*255)" office:value-type="float" office:value="221" calcext:value-type="float">
            <text:p>221</text:p>
          </table:table-cell>
          <table:table-cell table:formula="of:=ROUND([.AH77]*255)" office:value-type="float" office:value="238" calcext:value-type="float">
            <text:p>238</text:p>
          </table:table-cell>
        </table:table-row>
        <table:table-row table:style-name="ro3">
          <table:table-cell table:formula="of:=[.A77]" office:value-type="float" office:value="240" calcext:value-type="float">
            <text:p>240</text:p>
          </table:table-cell>
          <table:table-cell table:formula="of:=[.B77]" office:value-type="float" office:value="32" calcext:value-type="float">
            <text:p>32</text:p>
          </table:table-cell>
          <table:table-cell table:formula="of:=IF([.C$5]=[.C77]; 5; [.C77]+5)" office:value-type="float" office:value="95" calcext:value-type="float">
            <text:p>95</text:p>
          </table:table-cell>
          <table:table-cell table:formula="of:=[.AI78]&amp;&quot;, &quot;&amp;[.AJ78]&amp;&quot;, &quot;&amp;[.AK78]" office:value-type="string" office:string-value="238, 238, 246" calcext:value-type="string">
            <text:p>238, 238, 246</text:p>
          </table:table-cell>
          <table:table-cell table:formula="of:=DEC2HEX([.AI78]; 2)&amp;DEC2HEX([.AJ78]; 2)&amp;DEC2HEX([.AK78]; 2)" office:value-type="string" office:string-value="EEEEF6" calcext:value-type="string">
            <text:p>EEEEF6</text:p>
          </table:table-cell>
          <table:table-cell table:formula="of:=[.A78]/360" office:value-type="float" office:value="0.666666666666667" calcext:value-type="float">
            <text:p>0.666666666666667</text:p>
          </table:table-cell>
          <table:table-cell table:formula="of:=[.B78]/100" office:value-type="float" office:value="0.32" calcext:value-type="float">
            <text:p>0.32</text:p>
          </table:table-cell>
          <table:table-cell table:formula="of:=[.C78]/100" office:value-type="float" office:value="0.95" calcext:value-type="float">
            <text:p>0.95</text:p>
          </table:table-cell>
          <table:table-cell table:formula="of:=IF([.B78]&gt;0; TRUE(); FALSE())" office:value-type="boolean" office:boolean-value="true" calcext:value-type="boolean">
            <text:p>TRUE</text:p>
          </table:table-cell>
          <table:table-cell table:formula="of:=IF([.I78]; &quot;&quot;; ROUND([.C78]*2.55))">
            <text:p/>
          </table:table-cell>
          <table:table-cell table:formula="of:=[.J78]">
            <text:p/>
          </table:table-cell>
          <table:table-cell table:formula="of:=[.J78]">
            <text:p/>
          </table:table-cell>
          <table:table-cell table:formula="of:=[.H78] * (1 + [.G78])" office:value-type="float" office:value="1.254" calcext:value-type="float">
            <text:p>1.254</text:p>
          </table:table-cell>
          <table:table-cell table:formula="of:= ([.H78] + [.G78]) - ([.H78] * [.G78])" office:value-type="float" office:value="0.966" calcext:value-type="float">
            <text:p>0.966</text:p>
          </table:table-cell>
          <table:table-cell table:formula="of:=IF([.H78] &lt;= 0.5; [.M78]; [.N78])" office:value-type="float" office:value="0.966" calcext:value-type="float">
            <text:p>0.966</text:p>
          </table:table-cell>
          <table:table-cell table:formula="of:= (2 * [.H78]) - [.O78]" office:value-type="float" office:value="0.934" calcext:value-type="float">
            <text:p>0.934</text:p>
          </table:table-cell>
          <table:table-cell table:formula="of:=[.F78] + (1/3)" office:value-type="float" office:value="1" calcext:value-type="float">
            <text:p>1</text:p>
          </table:table-cell>
          <table:table-cell table:formula="of:=[.F78]" office:value-type="float" office:value="0.666666666666667" calcext:value-type="float">
            <text:p>0.666666666666667</text:p>
          </table:table-cell>
          <table:table-cell table:formula="of:=[.F78] - (1/3)" office:value-type="float" office:value="0.333333333333333" calcext:value-type="float">
            <text:p>0.333333333333333</text:p>
          </table:table-cell>
          <table:table-cell table:formula="of:=IF([.Q78]&lt;0; [.Q78]+1; IF([.Q78]&gt;1; [.Q78]-1; [.Q78]))" office:value-type="float" office:value="1" calcext:value-type="float">
            <text:p>1</text:p>
          </table:table-cell>
          <table:table-cell table:formula="of:=IF([.R78]&lt;0; [.R78]+1; IF([.R78]&gt;1; [.R78]-1; [.R78]))" office:value-type="float" office:value="0.666666666666667" calcext:value-type="float">
            <text:p>0.666666666666667</text:p>
          </table:table-cell>
          <table:table-cell table:formula="of:=IF([.S78]&lt;0; [.S78]+1; IF([.S78]&gt;1; [.S78]-1; [.S78]))" office:value-type="float" office:value="0.333333333333333" calcext:value-type="float">
            <text:p>0.333333333333333</text:p>
          </table:table-cell>
          <table:table-cell table:formula="of:=IF((6* [.T78]) &lt; 1; TRUE(); FALSE())" office:value-type="boolean" office:boolean-value="false" calcext:value-type="boolean">
            <text:p>FALSE</text:p>
          </table:table-cell>
          <table:table-cell table:formula="of:=IF((2* [.T78]) &lt; 1; TRUE(); FALSE())" office:value-type="boolean" office:boolean-value="false" calcext:value-type="boolean">
            <text:p>FALSE</text:p>
          </table:table-cell>
          <table:table-cell table:formula="of:=IF((3* [.T78]) &lt; 2; TRUE(); FALSE())" office:value-type="boolean" office:boolean-value="false" calcext:value-type="boolean">
            <text:p>FALSE</text:p>
          </table:table-cell>
          <table:table-cell table:formula="of:=IF((6* [.U78]) &lt; 1; TRUE(); FALSE())" office:value-type="boolean" office:boolean-value="false" calcext:value-type="boolean">
            <text:p>FALSE</text:p>
          </table:table-cell>
          <table:table-cell table:formula="of:=IF((2* [.U78]) &lt; 1; TRUE(); FALSE())" office:value-type="boolean" office:boolean-value="false" calcext:value-type="boolean">
            <text:p>FALSE</text:p>
          </table:table-cell>
          <table:table-cell table:formula="of:=IF((3* [.U78]) &lt; 2; TRUE(); FALSE())" office:value-type="boolean" office:boolean-value="false" calcext:value-type="boolean">
            <text:p>FALSE</text:p>
          </table:table-cell>
          <table:table-cell table:formula="of:=IF((6* [.V78]) &lt; 1; TRUE(); FALSE())" office:value-type="boolean" office:boolean-value="false" calcext:value-type="boolean">
            <text:p>FALSE</text:p>
          </table:table-cell>
          <table:table-cell table:formula="of:=IF((2* [.V78]) &lt; 1; TRUE(); FALSE())" office:value-type="boolean" office:boolean-value="true" calcext:value-type="boolean">
            <text:p>TRUE</text:p>
          </table:table-cell>
          <table:table-cell table:formula="of:=IF((3* [.V78]) &lt; 2; TRUE(); FALSE())" office:value-type="boolean" office:boolean-value="true" calcext:value-type="boolean">
            <text:p>TRUE</text:p>
          </table:table-cell>
          <table:table-cell table:formula="of:=IF([.W78]; [.$P78] + ([.$O78] - [.$P78]) * 6 * [.T78]; IF([.X78]; [.$O78]; IF([.Y78]; [.$P78] + (([.$O78] - [.$P78]) * ((2/3) - [.T78]) * 6); [.$P78])))" office:value-type="float" office:value="0.934" calcext:value-type="float">
            <text:p>0.934</text:p>
          </table:table-cell>
          <table:table-cell table:formula="of:=IF([.Z78]; [.$P78] + ([.$O78] - [.$P78]) * 6 * [.U78]; IF([.AA78]; [.$O78]; IF([.AB78]; [.$P78] + (([.$O78] - [.$P78]) * ((2/3) - [.U78]) * 6); [.$P78])))" office:value-type="float" office:value="0.934" calcext:value-type="float">
            <text:p>0.934</text:p>
          </table:table-cell>
          <table:table-cell table:formula="of:=IF([.AC78]; [.$P78] + ([.$O78] - [.$P78]) * 6 * [.V78]; IF([.AD78]; [.$O78]; IF([.AE78]; [.$P78] + (([.$O78] - [.$P78]) * ((2/3) - [.V78]) * 6); [.$P78])))" office:value-type="float" office:value="0.966" calcext:value-type="float">
            <text:p>0.966</text:p>
          </table:table-cell>
          <table:table-cell table:formula="of:=ROUND([.AF78]*255)" office:value-type="float" office:value="238" calcext:value-type="float">
            <text:p>238</text:p>
          </table:table-cell>
          <table:table-cell table:formula="of:=ROUND([.AG78]*255)" office:value-type="float" office:value="238" calcext:value-type="float">
            <text:p>238</text:p>
          </table:table-cell>
          <table:table-cell table:formula="of:=ROUND([.AH78]*255)" office:value-type="float" office:value="246" calcext:value-type="float">
            <text:p>246</text:p>
          </table:table-cell>
        </table:table-row>
        <table:table-row table:style-name="ro3">
          <table:table-cell table:formula="of:=[.A78]" office:value-type="float" office:value="240" calcext:value-type="float">
            <text:p>240</text:p>
          </table:table-cell>
          <table:table-cell table:formula="of:=[.B78]" office:value-type="float" office:value="32" calcext:value-type="float">
            <text:p>32</text:p>
          </table:table-cell>
          <table:table-cell table:style-name="Calc_20_Text_20__28_Alt_29_" table:formula="of:=[.C78]+1" office:value-type="float" office:value="96" calcext:value-type="float">
            <text:p>96</text:p>
          </table:table-cell>
          <table:table-cell table:formula="of:=[.AI79]&amp;&quot;, &quot;&amp;[.AJ79]&amp;&quot;, &quot;&amp;[.AK79]" office:value-type="string" office:string-value="242, 242, 248" calcext:value-type="string">
            <text:p>242, 242, 248</text:p>
          </table:table-cell>
          <table:table-cell table:formula="of:=DEC2HEX([.AI79]; 2)&amp;DEC2HEX([.AJ79]; 2)&amp;DEC2HEX([.AK79]; 2)" office:value-type="string" office:string-value="F2F2F8" calcext:value-type="string">
            <text:p>F2F2F8</text:p>
          </table:table-cell>
          <table:table-cell table:formula="of:=[.A79]/360" office:value-type="float" office:value="0.666666666666667" calcext:value-type="float">
            <text:p>0.666666666666667</text:p>
          </table:table-cell>
          <table:table-cell table:formula="of:=[.B79]/100" office:value-type="float" office:value="0.32" calcext:value-type="float">
            <text:p>0.32</text:p>
          </table:table-cell>
          <table:table-cell table:formula="of:=[.C79]/100" office:value-type="float" office:value="0.96" calcext:value-type="float">
            <text:p>0.96</text:p>
          </table:table-cell>
          <table:table-cell table:formula="of:=IF([.B79]&gt;0; TRUE(); FALSE())" office:value-type="boolean" office:boolean-value="true" calcext:value-type="boolean">
            <text:p>TRUE</text:p>
          </table:table-cell>
          <table:table-cell table:formula="of:=IF([.I79]; &quot;&quot;; ROUND([.C79]*2.55))">
            <text:p/>
          </table:table-cell>
          <table:table-cell table:formula="of:=[.J79]">
            <text:p/>
          </table:table-cell>
          <table:table-cell table:formula="of:=[.J79]">
            <text:p/>
          </table:table-cell>
          <table:table-cell table:formula="of:=[.H79] * (1 + [.G79])" office:value-type="float" office:value="1.2672" calcext:value-type="float">
            <text:p>1.2672</text:p>
          </table:table-cell>
          <table:table-cell table:formula="of:= ([.H79] + [.G79]) - ([.H79] * [.G79])" office:value-type="float" office:value="0.9728" calcext:value-type="float">
            <text:p>0.9728</text:p>
          </table:table-cell>
          <table:table-cell table:formula="of:=IF([.H79] &lt;= 0.5; [.M79]; [.N79])" office:value-type="float" office:value="0.9728" calcext:value-type="float">
            <text:p>0.9728</text:p>
          </table:table-cell>
          <table:table-cell table:formula="of:= (2 * [.H79]) - [.O79]" office:value-type="float" office:value="0.9472" calcext:value-type="float">
            <text:p>0.9472</text:p>
          </table:table-cell>
          <table:table-cell table:formula="of:=[.F79] + (1/3)" office:value-type="float" office:value="1" calcext:value-type="float">
            <text:p>1</text:p>
          </table:table-cell>
          <table:table-cell table:formula="of:=[.F79]" office:value-type="float" office:value="0.666666666666667" calcext:value-type="float">
            <text:p>0.666666666666667</text:p>
          </table:table-cell>
          <table:table-cell table:formula="of:=[.F79] - (1/3)" office:value-type="float" office:value="0.333333333333333" calcext:value-type="float">
            <text:p>0.333333333333333</text:p>
          </table:table-cell>
          <table:table-cell table:formula="of:=IF([.Q79]&lt;0; [.Q79]+1; IF([.Q79]&gt;1; [.Q79]-1; [.Q79]))" office:value-type="float" office:value="1" calcext:value-type="float">
            <text:p>1</text:p>
          </table:table-cell>
          <table:table-cell table:formula="of:=IF([.R79]&lt;0; [.R79]+1; IF([.R79]&gt;1; [.R79]-1; [.R79]))" office:value-type="float" office:value="0.666666666666667" calcext:value-type="float">
            <text:p>0.666666666666667</text:p>
          </table:table-cell>
          <table:table-cell table:formula="of:=IF([.S79]&lt;0; [.S79]+1; IF([.S79]&gt;1; [.S79]-1; [.S79]))" office:value-type="float" office:value="0.333333333333333" calcext:value-type="float">
            <text:p>0.333333333333333</text:p>
          </table:table-cell>
          <table:table-cell table:formula="of:=IF((6* [.T79]) &lt; 1; TRUE(); FALSE())" office:value-type="boolean" office:boolean-value="false" calcext:value-type="boolean">
            <text:p>FALSE</text:p>
          </table:table-cell>
          <table:table-cell table:formula="of:=IF((2* [.T79]) &lt; 1; TRUE(); FALSE())" office:value-type="boolean" office:boolean-value="false" calcext:value-type="boolean">
            <text:p>FALSE</text:p>
          </table:table-cell>
          <table:table-cell table:formula="of:=IF((3* [.T79]) &lt; 2; TRUE(); FALSE())" office:value-type="boolean" office:boolean-value="false" calcext:value-type="boolean">
            <text:p>FALSE</text:p>
          </table:table-cell>
          <table:table-cell table:formula="of:=IF((6* [.U79]) &lt; 1; TRUE(); FALSE())" office:value-type="boolean" office:boolean-value="false" calcext:value-type="boolean">
            <text:p>FALSE</text:p>
          </table:table-cell>
          <table:table-cell table:formula="of:=IF((2* [.U79]) &lt; 1; TRUE(); FALSE())" office:value-type="boolean" office:boolean-value="false" calcext:value-type="boolean">
            <text:p>FALSE</text:p>
          </table:table-cell>
          <table:table-cell table:formula="of:=IF((3* [.U79]) &lt; 2; TRUE(); FALSE())" office:value-type="boolean" office:boolean-value="false" calcext:value-type="boolean">
            <text:p>FALSE</text:p>
          </table:table-cell>
          <table:table-cell table:formula="of:=IF((6* [.V79]) &lt; 1; TRUE(); FALSE())" office:value-type="boolean" office:boolean-value="false" calcext:value-type="boolean">
            <text:p>FALSE</text:p>
          </table:table-cell>
          <table:table-cell table:formula="of:=IF((2* [.V79]) &lt; 1; TRUE(); FALSE())" office:value-type="boolean" office:boolean-value="true" calcext:value-type="boolean">
            <text:p>TRUE</text:p>
          </table:table-cell>
          <table:table-cell table:formula="of:=IF((3* [.V79]) &lt; 2; TRUE(); FALSE())" office:value-type="boolean" office:boolean-value="true" calcext:value-type="boolean">
            <text:p>TRUE</text:p>
          </table:table-cell>
          <table:table-cell table:formula="of:=IF([.W79]; [.$P79] + ([.$O79] - [.$P79]) * 6 * [.T79]; IF([.X79]; [.$O79]; IF([.Y79]; [.$P79] + (([.$O79] - [.$P79]) * ((2/3) - [.T79]) * 6); [.$P79])))" office:value-type="float" office:value="0.9472" calcext:value-type="float">
            <text:p>0.9472</text:p>
          </table:table-cell>
          <table:table-cell table:formula="of:=IF([.Z79]; [.$P79] + ([.$O79] - [.$P79]) * 6 * [.U79]; IF([.AA79]; [.$O79]; IF([.AB79]; [.$P79] + (([.$O79] - [.$P79]) * ((2/3) - [.U79]) * 6); [.$P79])))" office:value-type="float" office:value="0.9472" calcext:value-type="float">
            <text:p>0.9472</text:p>
          </table:table-cell>
          <table:table-cell table:formula="of:=IF([.AC79]; [.$P79] + ([.$O79] - [.$P79]) * 6 * [.V79]; IF([.AD79]; [.$O79]; IF([.AE79]; [.$P79] + (([.$O79] - [.$P79]) * ((2/3) - [.V79]) * 6); [.$P79])))" office:value-type="float" office:value="0.9728" calcext:value-type="float">
            <text:p>0.9728</text:p>
          </table:table-cell>
          <table:table-cell table:formula="of:=ROUND([.AF79]*255)" office:value-type="float" office:value="242" calcext:value-type="float">
            <text:p>242</text:p>
          </table:table-cell>
          <table:table-cell table:formula="of:=ROUND([.AG79]*255)" office:value-type="float" office:value="242" calcext:value-type="float">
            <text:p>242</text:p>
          </table:table-cell>
          <table:table-cell table:formula="of:=ROUND([.AH79]*255)" office:value-type="float" office:value="248" calcext:value-type="float">
            <text:p>248</text:p>
          </table:table-cell>
        </table:table-row>
        <table:table-row table:style-name="ro3">
          <table:table-cell table:formula="of:=[.A79]" office:value-type="float" office:value="240" calcext:value-type="float">
            <text:p>240</text:p>
          </table:table-cell>
          <table:table-cell table:formula="of:=[.B79]" office:value-type="float" office:value="32" calcext:value-type="float">
            <text:p>32</text:p>
          </table:table-cell>
          <table:table-cell table:style-name="Calc_20_Text_20__28_Alt_29_" table:formula="of:=[.C79]+1" office:value-type="float" office:value="97" calcext:value-type="float">
            <text:p>97</text:p>
          </table:table-cell>
          <table:table-cell table:formula="of:=[.AI80]&amp;&quot;, &quot;&amp;[.AJ80]&amp;&quot;, &quot;&amp;[.AK80]" office:value-type="string" office:string-value="245, 245, 250" calcext:value-type="string">
            <text:p>245, 245, 250</text:p>
          </table:table-cell>
          <table:table-cell table:formula="of:=DEC2HEX([.AI80]; 2)&amp;DEC2HEX([.AJ80]; 2)&amp;DEC2HEX([.AK80]; 2)" office:value-type="string" office:string-value="F5F5FA" calcext:value-type="string">
            <text:p>F5F5FA</text:p>
          </table:table-cell>
          <table:table-cell table:formula="of:=[.A80]/360" office:value-type="float" office:value="0.666666666666667" calcext:value-type="float">
            <text:p>0.666666666666667</text:p>
          </table:table-cell>
          <table:table-cell table:formula="of:=[.B80]/100" office:value-type="float" office:value="0.32" calcext:value-type="float">
            <text:p>0.32</text:p>
          </table:table-cell>
          <table:table-cell table:formula="of:=[.C80]/100" office:value-type="float" office:value="0.97" calcext:value-type="float">
            <text:p>0.97</text:p>
          </table:table-cell>
          <table:table-cell table:formula="of:=IF([.B80]&gt;0; TRUE(); FALSE())" office:value-type="boolean" office:boolean-value="true" calcext:value-type="boolean">
            <text:p>TRUE</text:p>
          </table:table-cell>
          <table:table-cell table:formula="of:=IF([.I80]; &quot;&quot;; ROUND([.C80]*2.55))">
            <text:p/>
          </table:table-cell>
          <table:table-cell table:formula="of:=[.J80]">
            <text:p/>
          </table:table-cell>
          <table:table-cell table:formula="of:=[.J80]">
            <text:p/>
          </table:table-cell>
          <table:table-cell table:formula="of:=[.H80] * (1 + [.G80])" office:value-type="float" office:value="1.2804" calcext:value-type="float">
            <text:p>1.2804</text:p>
          </table:table-cell>
          <table:table-cell table:formula="of:= ([.H80] + [.G80]) - ([.H80] * [.G80])" office:value-type="float" office:value="0.9796" calcext:value-type="float">
            <text:p>0.9796</text:p>
          </table:table-cell>
          <table:table-cell table:formula="of:=IF([.H80] &lt;= 0.5; [.M80]; [.N80])" office:value-type="float" office:value="0.9796" calcext:value-type="float">
            <text:p>0.9796</text:p>
          </table:table-cell>
          <table:table-cell table:formula="of:= (2 * [.H80]) - [.O80]" office:value-type="float" office:value="0.9604" calcext:value-type="float">
            <text:p>0.9604</text:p>
          </table:table-cell>
          <table:table-cell table:formula="of:=[.F80] + (1/3)" office:value-type="float" office:value="1" calcext:value-type="float">
            <text:p>1</text:p>
          </table:table-cell>
          <table:table-cell table:formula="of:=[.F80]" office:value-type="float" office:value="0.666666666666667" calcext:value-type="float">
            <text:p>0.666666666666667</text:p>
          </table:table-cell>
          <table:table-cell table:formula="of:=[.F80] - (1/3)" office:value-type="float" office:value="0.333333333333333" calcext:value-type="float">
            <text:p>0.333333333333333</text:p>
          </table:table-cell>
          <table:table-cell table:formula="of:=IF([.Q80]&lt;0; [.Q80]+1; IF([.Q80]&gt;1; [.Q80]-1; [.Q80]))" office:value-type="float" office:value="1" calcext:value-type="float">
            <text:p>1</text:p>
          </table:table-cell>
          <table:table-cell table:formula="of:=IF([.R80]&lt;0; [.R80]+1; IF([.R80]&gt;1; [.R80]-1; [.R80]))" office:value-type="float" office:value="0.666666666666667" calcext:value-type="float">
            <text:p>0.666666666666667</text:p>
          </table:table-cell>
          <table:table-cell table:formula="of:=IF([.S80]&lt;0; [.S80]+1; IF([.S80]&gt;1; [.S80]-1; [.S80]))" office:value-type="float" office:value="0.333333333333333" calcext:value-type="float">
            <text:p>0.333333333333333</text:p>
          </table:table-cell>
          <table:table-cell table:formula="of:=IF((6* [.T80]) &lt; 1; TRUE(); FALSE())" office:value-type="boolean" office:boolean-value="false" calcext:value-type="boolean">
            <text:p>FALSE</text:p>
          </table:table-cell>
          <table:table-cell table:formula="of:=IF((2* [.T80]) &lt; 1; TRUE(); FALSE())" office:value-type="boolean" office:boolean-value="false" calcext:value-type="boolean">
            <text:p>FALSE</text:p>
          </table:table-cell>
          <table:table-cell table:formula="of:=IF((3* [.T80]) &lt; 2; TRUE(); FALSE())" office:value-type="boolean" office:boolean-value="false" calcext:value-type="boolean">
            <text:p>FALSE</text:p>
          </table:table-cell>
          <table:table-cell table:formula="of:=IF((6* [.U80]) &lt; 1; TRUE(); FALSE())" office:value-type="boolean" office:boolean-value="false" calcext:value-type="boolean">
            <text:p>FALSE</text:p>
          </table:table-cell>
          <table:table-cell table:formula="of:=IF((2* [.U80]) &lt; 1; TRUE(); FALSE())" office:value-type="boolean" office:boolean-value="false" calcext:value-type="boolean">
            <text:p>FALSE</text:p>
          </table:table-cell>
          <table:table-cell table:formula="of:=IF((3* [.U80]) &lt; 2; TRUE(); FALSE())" office:value-type="boolean" office:boolean-value="false" calcext:value-type="boolean">
            <text:p>FALSE</text:p>
          </table:table-cell>
          <table:table-cell table:formula="of:=IF((6* [.V80]) &lt; 1; TRUE(); FALSE())" office:value-type="boolean" office:boolean-value="false" calcext:value-type="boolean">
            <text:p>FALSE</text:p>
          </table:table-cell>
          <table:table-cell table:formula="of:=IF((2* [.V80]) &lt; 1; TRUE(); FALSE())" office:value-type="boolean" office:boolean-value="true" calcext:value-type="boolean">
            <text:p>TRUE</text:p>
          </table:table-cell>
          <table:table-cell table:formula="of:=IF((3* [.V80]) &lt; 2; TRUE(); FALSE())" office:value-type="boolean" office:boolean-value="true" calcext:value-type="boolean">
            <text:p>TRUE</text:p>
          </table:table-cell>
          <table:table-cell table:formula="of:=IF([.W80]; [.$P80] + ([.$O80] - [.$P80]) * 6 * [.T80]; IF([.X80]; [.$O80]; IF([.Y80]; [.$P80] + (([.$O80] - [.$P80]) * ((2/3) - [.T80]) * 6); [.$P80])))" office:value-type="float" office:value="0.9604" calcext:value-type="float">
            <text:p>0.9604</text:p>
          </table:table-cell>
          <table:table-cell table:formula="of:=IF([.Z80]; [.$P80] + ([.$O80] - [.$P80]) * 6 * [.U80]; IF([.AA80]; [.$O80]; IF([.AB80]; [.$P80] + (([.$O80] - [.$P80]) * ((2/3) - [.U80]) * 6); [.$P80])))" office:value-type="float" office:value="0.9604" calcext:value-type="float">
            <text:p>0.9604</text:p>
          </table:table-cell>
          <table:table-cell table:formula="of:=IF([.AC80]; [.$P80] + ([.$O80] - [.$P80]) * 6 * [.V80]; IF([.AD80]; [.$O80]; IF([.AE80]; [.$P80] + (([.$O80] - [.$P80]) * ((2/3) - [.V80]) * 6); [.$P80])))" office:value-type="float" office:value="0.9796" calcext:value-type="float">
            <text:p>0.9796</text:p>
          </table:table-cell>
          <table:table-cell table:formula="of:=ROUND([.AF80]*255)" office:value-type="float" office:value="245" calcext:value-type="float">
            <text:p>245</text:p>
          </table:table-cell>
          <table:table-cell table:formula="of:=ROUND([.AG80]*255)" office:value-type="float" office:value="245" calcext:value-type="float">
            <text:p>245</text:p>
          </table:table-cell>
          <table:table-cell table:formula="of:=ROUND([.AH80]*255)" office:value-type="float" office:value="250" calcext:value-type="float">
            <text:p>250</text:p>
          </table:table-cell>
        </table:table-row>
        <table:table-row table:style-name="ro3">
          <table:table-cell table:formula="of:=[.A80]" office:value-type="float" office:value="240" calcext:value-type="float">
            <text:p>240</text:p>
          </table:table-cell>
          <table:table-cell table:formula="of:=[.B80]" office:value-type="float" office:value="32" calcext:value-type="float">
            <text:p>32</text:p>
          </table:table-cell>
          <table:table-cell table:style-name="Calc_20_Text_20__28_Alt_29_" table:formula="of:=[.C80]+1" office:value-type="float" office:value="98" calcext:value-type="float">
            <text:p>98</text:p>
          </table:table-cell>
          <table:table-cell table:formula="of:=[.AI81]&amp;&quot;, &quot;&amp;[.AJ81]&amp;&quot;, &quot;&amp;[.AK81]" office:value-type="string" office:string-value="248, 248, 252" calcext:value-type="string">
            <text:p>248, 248, 252</text:p>
          </table:table-cell>
          <table:table-cell table:formula="of:=DEC2HEX([.AI81]; 2)&amp;DEC2HEX([.AJ81]; 2)&amp;DEC2HEX([.AK81]; 2)" office:value-type="string" office:string-value="F8F8FC" calcext:value-type="string">
            <text:p>F8F8FC</text:p>
          </table:table-cell>
          <table:table-cell table:formula="of:=[.A81]/360" office:value-type="float" office:value="0.666666666666667" calcext:value-type="float">
            <text:p>0.666666666666667</text:p>
          </table:table-cell>
          <table:table-cell table:formula="of:=[.B81]/100" office:value-type="float" office:value="0.32" calcext:value-type="float">
            <text:p>0.32</text:p>
          </table:table-cell>
          <table:table-cell table:formula="of:=[.C81]/100" office:value-type="float" office:value="0.98" calcext:value-type="float">
            <text:p>0.98</text:p>
          </table:table-cell>
          <table:table-cell table:formula="of:=IF([.B81]&gt;0; TRUE(); FALSE())" office:value-type="boolean" office:boolean-value="true" calcext:value-type="boolean">
            <text:p>TRUE</text:p>
          </table:table-cell>
          <table:table-cell table:formula="of:=IF([.I81]; &quot;&quot;; ROUND([.C81]*2.55))">
            <text:p/>
          </table:table-cell>
          <table:table-cell table:formula="of:=[.J81]">
            <text:p/>
          </table:table-cell>
          <table:table-cell table:formula="of:=[.J81]">
            <text:p/>
          </table:table-cell>
          <table:table-cell table:formula="of:=[.H81] * (1 + [.G81])" office:value-type="float" office:value="1.2936" calcext:value-type="float">
            <text:p>1.2936</text:p>
          </table:table-cell>
          <table:table-cell table:formula="of:= ([.H81] + [.G81]) - ([.H81] * [.G81])" office:value-type="float" office:value="0.9864" calcext:value-type="float">
            <text:p>0.9864</text:p>
          </table:table-cell>
          <table:table-cell table:formula="of:=IF([.H81] &lt;= 0.5; [.M81]; [.N81])" office:value-type="float" office:value="0.9864" calcext:value-type="float">
            <text:p>0.9864</text:p>
          </table:table-cell>
          <table:table-cell table:formula="of:= (2 * [.H81]) - [.O81]" office:value-type="float" office:value="0.9736" calcext:value-type="float">
            <text:p>0.9736</text:p>
          </table:table-cell>
          <table:table-cell table:formula="of:=[.F81] + (1/3)" office:value-type="float" office:value="1" calcext:value-type="float">
            <text:p>1</text:p>
          </table:table-cell>
          <table:table-cell table:formula="of:=[.F81]" office:value-type="float" office:value="0.666666666666667" calcext:value-type="float">
            <text:p>0.666666666666667</text:p>
          </table:table-cell>
          <table:table-cell table:formula="of:=[.F81] - (1/3)" office:value-type="float" office:value="0.333333333333333" calcext:value-type="float">
            <text:p>0.333333333333333</text:p>
          </table:table-cell>
          <table:table-cell table:formula="of:=IF([.Q81]&lt;0; [.Q81]+1; IF([.Q81]&gt;1; [.Q81]-1; [.Q81]))" office:value-type="float" office:value="1" calcext:value-type="float">
            <text:p>1</text:p>
          </table:table-cell>
          <table:table-cell table:formula="of:=IF([.R81]&lt;0; [.R81]+1; IF([.R81]&gt;1; [.R81]-1; [.R81]))" office:value-type="float" office:value="0.666666666666667" calcext:value-type="float">
            <text:p>0.666666666666667</text:p>
          </table:table-cell>
          <table:table-cell table:formula="of:=IF([.S81]&lt;0; [.S81]+1; IF([.S81]&gt;1; [.S81]-1; [.S81]))" office:value-type="float" office:value="0.333333333333333" calcext:value-type="float">
            <text:p>0.333333333333333</text:p>
          </table:table-cell>
          <table:table-cell table:formula="of:=IF((6* [.T81]) &lt; 1; TRUE(); FALSE())" office:value-type="boolean" office:boolean-value="false" calcext:value-type="boolean">
            <text:p>FALSE</text:p>
          </table:table-cell>
          <table:table-cell table:formula="of:=IF((2* [.T81]) &lt; 1; TRUE(); FALSE())" office:value-type="boolean" office:boolean-value="false" calcext:value-type="boolean">
            <text:p>FALSE</text:p>
          </table:table-cell>
          <table:table-cell table:formula="of:=IF((3* [.T81]) &lt; 2; TRUE(); FALSE())" office:value-type="boolean" office:boolean-value="false" calcext:value-type="boolean">
            <text:p>FALSE</text:p>
          </table:table-cell>
          <table:table-cell table:formula="of:=IF((6* [.U81]) &lt; 1; TRUE(); FALSE())" office:value-type="boolean" office:boolean-value="false" calcext:value-type="boolean">
            <text:p>FALSE</text:p>
          </table:table-cell>
          <table:table-cell table:formula="of:=IF((2* [.U81]) &lt; 1; TRUE(); FALSE())" office:value-type="boolean" office:boolean-value="false" calcext:value-type="boolean">
            <text:p>FALSE</text:p>
          </table:table-cell>
          <table:table-cell table:formula="of:=IF((3* [.U81]) &lt; 2; TRUE(); FALSE())" office:value-type="boolean" office:boolean-value="false" calcext:value-type="boolean">
            <text:p>FALSE</text:p>
          </table:table-cell>
          <table:table-cell table:formula="of:=IF((6* [.V81]) &lt; 1; TRUE(); FALSE())" office:value-type="boolean" office:boolean-value="false" calcext:value-type="boolean">
            <text:p>FALSE</text:p>
          </table:table-cell>
          <table:table-cell table:formula="of:=IF((2* [.V81]) &lt; 1; TRUE(); FALSE())" office:value-type="boolean" office:boolean-value="true" calcext:value-type="boolean">
            <text:p>TRUE</text:p>
          </table:table-cell>
          <table:table-cell table:formula="of:=IF((3* [.V81]) &lt; 2; TRUE(); FALSE())" office:value-type="boolean" office:boolean-value="true" calcext:value-type="boolean">
            <text:p>TRUE</text:p>
          </table:table-cell>
          <table:table-cell table:formula="of:=IF([.W81]; [.$P81] + ([.$O81] - [.$P81]) * 6 * [.T81]; IF([.X81]; [.$O81]; IF([.Y81]; [.$P81] + (([.$O81] - [.$P81]) * ((2/3) - [.T81]) * 6); [.$P81])))" office:value-type="float" office:value="0.9736" calcext:value-type="float">
            <text:p>0.9736</text:p>
          </table:table-cell>
          <table:table-cell table:formula="of:=IF([.Z81]; [.$P81] + ([.$O81] - [.$P81]) * 6 * [.U81]; IF([.AA81]; [.$O81]; IF([.AB81]; [.$P81] + (([.$O81] - [.$P81]) * ((2/3) - [.U81]) * 6); [.$P81])))" office:value-type="float" office:value="0.9736" calcext:value-type="float">
            <text:p>0.9736</text:p>
          </table:table-cell>
          <table:table-cell table:formula="of:=IF([.AC81]; [.$P81] + ([.$O81] - [.$P81]) * 6 * [.V81]; IF([.AD81]; [.$O81]; IF([.AE81]; [.$P81] + (([.$O81] - [.$P81]) * ((2/3) - [.V81]) * 6); [.$P81])))" office:value-type="float" office:value="0.9864" calcext:value-type="float">
            <text:p>0.9864</text:p>
          </table:table-cell>
          <table:table-cell table:formula="of:=ROUND([.AF81]*255)" office:value-type="float" office:value="248" calcext:value-type="float">
            <text:p>248</text:p>
          </table:table-cell>
          <table:table-cell table:formula="of:=ROUND([.AG81]*255)" office:value-type="float" office:value="248" calcext:value-type="float">
            <text:p>248</text:p>
          </table:table-cell>
          <table:table-cell table:formula="of:=ROUND([.AH81]*255)" office:value-type="float" office:value="252" calcext:value-type="float">
            <text:p>252</text:p>
          </table:table-cell>
        </table:table-row>
        <table:table-row table:style-name="ro3">
          <table:table-cell table:formula="of:=[.A81]" office:value-type="float" office:value="240" calcext:value-type="float">
            <text:p>240</text:p>
          </table:table-cell>
          <table:table-cell table:formula="of:=[.B81]" office:value-type="float" office:value="32" calcext:value-type="float">
            <text:p>32</text:p>
          </table:table-cell>
          <table:table-cell table:style-name="Calc_20_Text_20__28_Alt_29_" table:formula="of:=[.C81]+1" office:value-type="float" office:value="99" calcext:value-type="float">
            <text:p>99</text:p>
          </table:table-cell>
          <table:table-cell table:formula="of:=[.AI82]&amp;&quot;, &quot;&amp;[.AJ82]&amp;&quot;, &quot;&amp;[.AK82]" office:value-type="string" office:string-value="252, 252, 253" calcext:value-type="string">
            <text:p>252, 252, 253</text:p>
          </table:table-cell>
          <table:table-cell table:formula="of:=DEC2HEX([.AI82]; 2)&amp;DEC2HEX([.AJ82]; 2)&amp;DEC2HEX([.AK82]; 2)" office:value-type="string" office:string-value="FCFCFD" calcext:value-type="string">
            <text:p>FCFCFD</text:p>
          </table:table-cell>
          <table:table-cell table:formula="of:=[.A82]/360" office:value-type="float" office:value="0.666666666666667" calcext:value-type="float">
            <text:p>0.666666666666667</text:p>
          </table:table-cell>
          <table:table-cell table:formula="of:=[.B82]/100" office:value-type="float" office:value="0.32" calcext:value-type="float">
            <text:p>0.32</text:p>
          </table:table-cell>
          <table:table-cell table:formula="of:=[.C82]/100" office:value-type="float" office:value="0.99" calcext:value-type="float">
            <text:p>0.99</text:p>
          </table:table-cell>
          <table:table-cell table:formula="of:=IF([.B82]&gt;0; TRUE(); FALSE())" office:value-type="boolean" office:boolean-value="true" calcext:value-type="boolean">
            <text:p>TRUE</text:p>
          </table:table-cell>
          <table:table-cell table:formula="of:=IF([.I82]; &quot;&quot;; ROUND([.C82]*2.55))">
            <text:p/>
          </table:table-cell>
          <table:table-cell table:formula="of:=[.J82]">
            <text:p/>
          </table:table-cell>
          <table:table-cell table:formula="of:=[.J82]">
            <text:p/>
          </table:table-cell>
          <table:table-cell table:formula="of:=[.H82] * (1 + [.G82])" office:value-type="float" office:value="1.3068" calcext:value-type="float">
            <text:p>1.3068</text:p>
          </table:table-cell>
          <table:table-cell table:formula="of:= ([.H82] + [.G82]) - ([.H82] * [.G82])" office:value-type="float" office:value="0.9932" calcext:value-type="float">
            <text:p>0.9932</text:p>
          </table:table-cell>
          <table:table-cell table:formula="of:=IF([.H82] &lt;= 0.5; [.M82]; [.N82])" office:value-type="float" office:value="0.9932" calcext:value-type="float">
            <text:p>0.9932</text:p>
          </table:table-cell>
          <table:table-cell table:formula="of:= (2 * [.H82]) - [.O82]" office:value-type="float" office:value="0.9868" calcext:value-type="float">
            <text:p>0.9868</text:p>
          </table:table-cell>
          <table:table-cell table:formula="of:=[.F82] + (1/3)" office:value-type="float" office:value="1" calcext:value-type="float">
            <text:p>1</text:p>
          </table:table-cell>
          <table:table-cell table:formula="of:=[.F82]" office:value-type="float" office:value="0.666666666666667" calcext:value-type="float">
            <text:p>0.666666666666667</text:p>
          </table:table-cell>
          <table:table-cell table:formula="of:=[.F82] - (1/3)" office:value-type="float" office:value="0.333333333333333" calcext:value-type="float">
            <text:p>0.333333333333333</text:p>
          </table:table-cell>
          <table:table-cell table:formula="of:=IF([.Q82]&lt;0; [.Q82]+1; IF([.Q82]&gt;1; [.Q82]-1; [.Q82]))" office:value-type="float" office:value="1" calcext:value-type="float">
            <text:p>1</text:p>
          </table:table-cell>
          <table:table-cell table:formula="of:=IF([.R82]&lt;0; [.R82]+1; IF([.R82]&gt;1; [.R82]-1; [.R82]))" office:value-type="float" office:value="0.666666666666667" calcext:value-type="float">
            <text:p>0.666666666666667</text:p>
          </table:table-cell>
          <table:table-cell table:formula="of:=IF([.S82]&lt;0; [.S82]+1; IF([.S82]&gt;1; [.S82]-1; [.S82]))" office:value-type="float" office:value="0.333333333333333" calcext:value-type="float">
            <text:p>0.333333333333333</text:p>
          </table:table-cell>
          <table:table-cell table:formula="of:=IF((6* [.T82]) &lt; 1; TRUE(); FALSE())" office:value-type="boolean" office:boolean-value="false" calcext:value-type="boolean">
            <text:p>FALSE</text:p>
          </table:table-cell>
          <table:table-cell table:formula="of:=IF((2* [.T82]) &lt; 1; TRUE(); FALSE())" office:value-type="boolean" office:boolean-value="false" calcext:value-type="boolean">
            <text:p>FALSE</text:p>
          </table:table-cell>
          <table:table-cell table:formula="of:=IF((3* [.T82]) &lt; 2; TRUE(); FALSE())" office:value-type="boolean" office:boolean-value="false" calcext:value-type="boolean">
            <text:p>FALSE</text:p>
          </table:table-cell>
          <table:table-cell table:formula="of:=IF((6* [.U82]) &lt; 1; TRUE(); FALSE())" office:value-type="boolean" office:boolean-value="false" calcext:value-type="boolean">
            <text:p>FALSE</text:p>
          </table:table-cell>
          <table:table-cell table:formula="of:=IF((2* [.U82]) &lt; 1; TRUE(); FALSE())" office:value-type="boolean" office:boolean-value="false" calcext:value-type="boolean">
            <text:p>FALSE</text:p>
          </table:table-cell>
          <table:table-cell table:formula="of:=IF((3* [.U82]) &lt; 2; TRUE(); FALSE())" office:value-type="boolean" office:boolean-value="false" calcext:value-type="boolean">
            <text:p>FALSE</text:p>
          </table:table-cell>
          <table:table-cell table:formula="of:=IF((6* [.V82]) &lt; 1; TRUE(); FALSE())" office:value-type="boolean" office:boolean-value="false" calcext:value-type="boolean">
            <text:p>FALSE</text:p>
          </table:table-cell>
          <table:table-cell table:formula="of:=IF((2* [.V82]) &lt; 1; TRUE(); FALSE())" office:value-type="boolean" office:boolean-value="true" calcext:value-type="boolean">
            <text:p>TRUE</text:p>
          </table:table-cell>
          <table:table-cell table:formula="of:=IF((3* [.V82]) &lt; 2; TRUE(); FALSE())" office:value-type="boolean" office:boolean-value="true" calcext:value-type="boolean">
            <text:p>TRUE</text:p>
          </table:table-cell>
          <table:table-cell table:formula="of:=IF([.W82]; [.$P82] + ([.$O82] - [.$P82]) * 6 * [.T82]; IF([.X82]; [.$O82]; IF([.Y82]; [.$P82] + (([.$O82] - [.$P82]) * ((2/3) - [.T82]) * 6); [.$P82])))" office:value-type="float" office:value="0.9868" calcext:value-type="float">
            <text:p>0.9868</text:p>
          </table:table-cell>
          <table:table-cell table:formula="of:=IF([.Z82]; [.$P82] + ([.$O82] - [.$P82]) * 6 * [.U82]; IF([.AA82]; [.$O82]; IF([.AB82]; [.$P82] + (([.$O82] - [.$P82]) * ((2/3) - [.U82]) * 6); [.$P82])))" office:value-type="float" office:value="0.9868" calcext:value-type="float">
            <text:p>0.9868</text:p>
          </table:table-cell>
          <table:table-cell table:formula="of:=IF([.AC82]; [.$P82] + ([.$O82] - [.$P82]) * 6 * [.V82]; IF([.AD82]; [.$O82]; IF([.AE82]; [.$P82] + (([.$O82] - [.$P82]) * ((2/3) - [.V82]) * 6); [.$P82])))" office:value-type="float" office:value="0.9932" calcext:value-type="float">
            <text:p>0.9932</text:p>
          </table:table-cell>
          <table:table-cell table:formula="of:=ROUND([.AF82]*255)" office:value-type="float" office:value="252" calcext:value-type="float">
            <text:p>252</text:p>
          </table:table-cell>
          <table:table-cell table:formula="of:=ROUND([.AG82]*255)" office:value-type="float" office:value="252" calcext:value-type="float">
            <text:p>252</text:p>
          </table:table-cell>
          <table:table-cell table:formula="of:=ROUND([.AH82]*255)" office:value-type="float" office:value="253" calcext:value-type="float">
            <text:p>253</text:p>
          </table:table-cell>
        </table:table-row>
      </table:table>
      <table:table table:name="HSL to RGB Spectrum" table:style-name="ta1">
        <table:table-column table:style-name="co1" table:number-columns-repeated="3" table:default-cell-style-name="Calc_20_Text"/>
        <table:table-column table:style-name="co1" table:number-columns-repeated="2" table:default-cell-style-name="ce3"/>
        <table:table-column table:style-name="co1" table:number-columns-repeated="3" table:default-cell-style-name="Calc_20_Text"/>
        <table:table-column table:style-name="co1" table:default-cell-style-name="ce5"/>
        <table:table-column table:style-name="co1" table:default-cell-style-name="ce12"/>
        <table:table-column table:style-name="co1" table:number-columns-repeated="2" table:default-cell-style-name="Calc_20_Text_20__28_Alt_29_"/>
        <table:table-column table:style-name="co1" table:number-columns-repeated="3" table:default-cell-style-name="Calc_20_Text"/>
        <table:table-column table:style-name="co1" table:default-cell-style-name="ce11"/>
        <table:table-column table:style-name="co1" table:number-columns-repeated="6" table:default-cell-style-name="Calc_20_Text"/>
        <table:table-column table:style-name="co1" table:number-columns-repeated="9" table:default-cell-style-name="ce5"/>
        <table:table-column table:style-name="co1" table:number-columns-repeated="3" table:default-cell-style-name="ce12"/>
        <table:table-column table:style-name="co1" table:number-columns-repeated="2" table:default-cell-style-name="Calc_20_Text"/>
        <table:table-column table:style-name="co9" table:default-cell-style-name="Calc_20_Text"/>
        <table:table-row table:style-name="ro1">
          <table:table-cell table:style-name="Calc_20_Heading_20_1_20__28_Title_29_" office:value-type="string" calcext:value-type="string">
            <text:p>HSL to RGB Spectrum</text:p>
          </table:table-cell>
          <table:table-cell table:style-name="Default" table:number-columns-repeated="36"/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ection_29_" office:value-type="string" calcext:value-type="string">
            <text:p>Red</text:p>
          </table:table-cell>
          <table:table-cell table:style-name="Default" table:number-columns-repeated="36"/>
        </table:table-row>
        <table:table-row table:style-name="ro6">
          <table:table-cell table:style-name="ce8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8" office:value-type="string" calcext:value-type="string">
            <text:p>RG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65" calcext:value-type="float">
            <text:p>65</text:p>
          </table:table-cell>
          <table:table-cell table:formula="of:=IF([.C$5]=[.C5]; 5; [.C5]+5)" office:value-type="float" office:value="5" calcext:value-type="float">
            <text:p>5</text:p>
          </table:table-cell>
          <table:table-cell table:formula="of:=[.AI6]&amp;&quot;, &quot;&amp;[.AJ6]&amp;&quot;, &quot;&amp;[.AK6]" office:value-type="string" office:string-value="21, 4, 4" calcext:value-type="string">
            <text:p>21, 4, 4</text:p>
          </table:table-cell>
          <table:table-cell table:formula="of:=DEC2HEX([.AI6]; 2)&amp;DEC2HEX([.AJ6]; 2)&amp;DEC2HEX([.AK6]; 2)" office:value-type="string" office:string-value="150404" calcext:value-type="string">
            <text:p>150404</text:p>
          </table:table-cell>
          <table:table-cell table:formula="of:=[.A6]/360" office:value-type="float" office:value="0" calcext:value-type="float">
            <text:p>0</text:p>
          </table:table-cell>
          <table:table-cell table:formula="of:=[.B6]/100" office:value-type="float" office:value="0.65" calcext:value-type="float">
            <text:p>0.65</text:p>
          </table:table-cell>
          <table:table-cell table:formula="of:=[.C6]/100" office:value-type="float" office:value="0.05" calcext:value-type="float">
            <text:p>0.05</text:p>
          </table:table-cell>
          <table:table-cell table:formula="of:=IF([.B6]&gt;0; TRUE(); FALSE())" office:value-type="boolean" office:boolean-value="true" calcext:value-type="boolean">
            <text:p>TRUE</text:p>
          </table:table-cell>
          <table:table-cell table:formula="of:=IF([.I6]; &quot;&quot;; ROUND([.C6]*2.55))">
            <text:p/>
          </table:table-cell>
          <table:table-cell table:formula="of:=[.J6]">
            <text:p/>
          </table:table-cell>
          <table:table-cell table:formula="of:=[.J6]">
            <text:p/>
          </table:table-cell>
          <table:table-cell table:formula="of:=[.H6] * (1 + [.G6])" office:value-type="float" office:value="0.0825" calcext:value-type="float">
            <text:p>0.0825</text:p>
          </table:table-cell>
          <table:table-cell table:formula="of:= ([.H6] + [.G6]) - ([.H6] * [.G6])" office:value-type="float" office:value="0.6675" calcext:value-type="float">
            <text:p>0.6675</text:p>
          </table:table-cell>
          <table:table-cell table:formula="of:=IF([.H6] &lt;= 0.5; [.M6]; [.N6])" office:value-type="float" office:value="0.0825" calcext:value-type="float">
            <text:p>0.0825</text:p>
          </table:table-cell>
          <table:table-cell table:formula="of:= (2 * [.H6]) - [.O6]" office:value-type="float" office:value="0.0175" calcext:value-type="float">
            <text:p>0.0175</text:p>
          </table:table-cell>
          <table:table-cell table:formula="of:=[.F6] + (1/3)" office:value-type="float" office:value="0.333333333333333" calcext:value-type="float">
            <text:p>0.333333333333333</text:p>
          </table:table-cell>
          <table:table-cell table:formula="of:=[.F6]" office:value-type="float" office:value="0" calcext:value-type="float">
            <text:p>0</text:p>
          </table:table-cell>
          <table:table-cell table:formula="of:=[.F6] - (1/3)" office:value-type="float" office:value="-0.333333333333333" calcext:value-type="float">
            <text:p>-0.333333333333333</text:p>
          </table:table-cell>
          <table:table-cell table:formula="of:=IF([.Q6]&lt;0; [.Q6]+1; IF([.Q6]&gt;1; [.Q6]-1; [.Q6]))" office:value-type="float" office:value="0.333333333333333" calcext:value-type="float">
            <text:p>0.333333333333333</text:p>
          </table:table-cell>
          <table:table-cell table:formula="of:=IF([.R6]&lt;0; [.R6]+1; IF([.R6]&gt;1; [.R6]-1; [.R6]))" office:value-type="float" office:value="0" calcext:value-type="float">
            <text:p>0</text:p>
          </table:table-cell>
          <table:table-cell table:formula="of:=IF([.S6]&lt;0; [.S6]+1; IF([.S6]&gt;1; [.S6]-1; [.S6]))" office:value-type="float" office:value="0.666666666666667" calcext:value-type="float">
            <text:p>0.666666666666667</text:p>
          </table:table-cell>
          <table:table-cell table:formula="of:=IF((6* [.T6]) &lt; 1; TRUE(); FALSE())" office:value-type="boolean" office:boolean-value="false" calcext:value-type="boolean">
            <text:p>FALSE</text:p>
          </table:table-cell>
          <table:table-cell table:formula="of:=IF((2* [.T6]) &lt; 1; TRUE(); FALSE())" office:value-type="boolean" office:boolean-value="true" calcext:value-type="boolean">
            <text:p>TRUE</text:p>
          </table:table-cell>
          <table:table-cell table:formula="of:=IF((3* [.T6]) &lt; 2; TRUE(); FALSE())" office:value-type="boolean" office:boolean-value="true" calcext:value-type="boolean">
            <text:p>TRUE</text:p>
          </table:table-cell>
          <table:table-cell table:formula="of:=IF((6* [.U6]) &lt; 1; TRUE(); FALSE())" office:value-type="boolean" office:boolean-value="true" calcext:value-type="boolean">
            <text:p>TRUE</text:p>
          </table:table-cell>
          <table:table-cell table:formula="of:=IF((2* [.U6]) &lt; 1; TRUE(); FALSE())" office:value-type="boolean" office:boolean-value="true" calcext:value-type="boolean">
            <text:p>TRUE</text:p>
          </table:table-cell>
          <table:table-cell table:formula="of:=IF((3* [.U6]) &lt; 2; TRUE(); FALSE())" office:value-type="boolean" office:boolean-value="true" calcext:value-type="boolean">
            <text:p>TRUE</text:p>
          </table:table-cell>
          <table:table-cell table:formula="of:=IF((6* [.V6]) &lt; 1; TRUE(); FALSE())" office:value-type="boolean" office:boolean-value="false" calcext:value-type="boolean">
            <text:p>FALSE</text:p>
          </table:table-cell>
          <table:table-cell table:formula="of:=IF((2* [.V6]) &lt; 1; TRUE(); FALSE())" office:value-type="boolean" office:boolean-value="false" calcext:value-type="boolean">
            <text:p>FALSE</text:p>
          </table:table-cell>
          <table:table-cell table:formula="of:=IF((3* [.V6]) &lt; 2; TRUE(); FALSE())" office:value-type="boolean" office:boolean-value="false" calcext:value-type="boolean">
            <text:p>FALSE</text:p>
          </table:table-cell>
          <table:table-cell table:formula="of:=IF([.W6]; [.$P6] + ([.$O6] - [.$P6]) * 6 * [.T6]; IF([.X6]; [.$O6]; IF([.Y6]; [.$P6] + (([.$O6] - [.$P6]) * ((2/3) - [.T6]) * 6); [.$P6])))" office:value-type="float" office:value="0.0825" calcext:value-type="float">
            <text:p>0.0825</text:p>
          </table:table-cell>
          <table:table-cell table:formula="of:=IF([.Z6]; [.$P6] + ([.$O6] - [.$P6]) * 6 * [.U6]; IF([.AA6]; [.$O6]; IF([.AB6]; [.$P6] + (([.$O6] - [.$P6]) * ((2/3) - [.U6]) * 6); [.$P6])))" office:value-type="float" office:value="0.0175" calcext:value-type="float">
            <text:p>0.0175</text:p>
          </table:table-cell>
          <table:table-cell table:formula="of:=IF([.AC6]; [.$P6] + ([.$O6] - [.$P6]) * 6 * [.V6]; IF([.AD6]; [.$O6]; IF([.AE6]; [.$P6] + (([.$O6] - [.$P6]) * ((2/3) - [.V6]) * 6); [.$P6])))" office:value-type="float" office:value="0.0175" calcext:value-type="float">
            <text:p>0.0175</text:p>
          </table:table-cell>
          <table:table-cell table:formula="of:=ROUND([.AF6]*255)" office:value-type="float" office:value="21" calcext:value-type="float">
            <text:p>21</text:p>
          </table:table-cell>
          <table:table-cell table:formula="of:=ROUND([.AG6]*255)" office:value-type="float" office:value="4" calcext:value-type="float">
            <text:p>4</text:p>
          </table:table-cell>
          <table:table-cell table:formula="of:=ROUND([.AH6]*255)" office:value-type="float" office:value="4" calcext:value-type="float">
            <text:p>4</text:p>
          </table:table-cell>
        </table:table-row>
        <table:table-row table:style-name="ro3">
          <table:table-cell table:formula="of:=[.A6]" office:value-type="float" office:value="0" calcext:value-type="float">
            <text:p>0</text:p>
          </table:table-cell>
          <table:table-cell table:formula="of:=[.B6]" office:value-type="float" office:value="65" calcext:value-type="float">
            <text:p>65</text:p>
          </table:table-cell>
          <table:table-cell table:formula="of:=IF([.C$5]=[.C6]; 5; [.C6]+5)" office:value-type="float" office:value="10" calcext:value-type="float">
            <text:p>10</text:p>
          </table:table-cell>
          <table:table-cell table:formula="of:=[.AI7]&amp;&quot;, &quot;&amp;[.AJ7]&amp;&quot;, &quot;&amp;[.AK7]" office:value-type="string" office:string-value="42, 9, 9" calcext:value-type="string">
            <text:p>42, 9, 9</text:p>
          </table:table-cell>
          <table:table-cell table:formula="of:=DEC2HEX([.AI7]; 2)&amp;DEC2HEX([.AJ7]; 2)&amp;DEC2HEX([.AK7]; 2)" office:value-type="string" office:string-value="2A0909" calcext:value-type="string">
            <text:p>2A0909</text:p>
          </table:table-cell>
          <table:table-cell table:formula="of:=[.A7]/360" office:value-type="float" office:value="0" calcext:value-type="float">
            <text:p>0</text:p>
          </table:table-cell>
          <table:table-cell table:formula="of:=[.B7]/100" office:value-type="float" office:value="0.65" calcext:value-type="float">
            <text:p>0.65</text:p>
          </table:table-cell>
          <table:table-cell table:formula="of:=[.C7]/100" office:value-type="float" office:value="0.1" calcext:value-type="float">
            <text:p>0.1</text:p>
          </table:table-cell>
          <table:table-cell table:formula="of:=IF([.B7]&gt;0; TRUE(); FALSE())" office:value-type="boolean" office:boolean-value="true" calcext:value-type="boolean">
            <text:p>TRUE</text:p>
          </table:table-cell>
          <table:table-cell table:formula="of:=IF([.I7]; &quot;&quot;; ROUND([.C7]*2.55))">
            <text:p/>
          </table:table-cell>
          <table:table-cell table:formula="of:=[.J7]">
            <text:p/>
          </table:table-cell>
          <table:table-cell table:formula="of:=[.J7]">
            <text:p/>
          </table:table-cell>
          <table:table-cell table:formula="of:=[.H7] * (1 + [.G7])" office:value-type="float" office:value="0.165" calcext:value-type="float">
            <text:p>0.165</text:p>
          </table:table-cell>
          <table:table-cell table:formula="of:= ([.H7] + [.G7]) - ([.H7] * [.G7])" office:value-type="float" office:value="0.685" calcext:value-type="float">
            <text:p>0.685</text:p>
          </table:table-cell>
          <table:table-cell table:formula="of:=IF([.H7] &lt;= 0.5; [.M7]; [.N7])" office:value-type="float" office:value="0.165" calcext:value-type="float">
            <text:p>0.165</text:p>
          </table:table-cell>
          <table:table-cell table:formula="of:= (2 * [.H7]) - [.O7]" office:value-type="float" office:value="0.035" calcext:value-type="float">
            <text:p>0.035</text:p>
          </table:table-cell>
          <table:table-cell table:formula="of:=[.F7] + (1/3)" office:value-type="float" office:value="0.333333333333333" calcext:value-type="float">
            <text:p>0.333333333333333</text:p>
          </table:table-cell>
          <table:table-cell table:formula="of:=[.F7]" office:value-type="float" office:value="0" calcext:value-type="float">
            <text:p>0</text:p>
          </table:table-cell>
          <table:table-cell table:formula="of:=[.F7] - (1/3)" office:value-type="float" office:value="-0.333333333333333" calcext:value-type="float">
            <text:p>-0.333333333333333</text:p>
          </table:table-cell>
          <table:table-cell table:formula="of:=IF([.Q7]&lt;0; [.Q7]+1; IF([.Q7]&gt;1; [.Q7]-1; [.Q7]))" office:value-type="float" office:value="0.333333333333333" calcext:value-type="float">
            <text:p>0.333333333333333</text:p>
          </table:table-cell>
          <table:table-cell table:formula="of:=IF([.R7]&lt;0; [.R7]+1; IF([.R7]&gt;1; [.R7]-1; [.R7]))" office:value-type="float" office:value="0" calcext:value-type="float">
            <text:p>0</text:p>
          </table:table-cell>
          <table:table-cell table:formula="of:=IF([.S7]&lt;0; [.S7]+1; IF([.S7]&gt;1; [.S7]-1; [.S7]))" office:value-type="float" office:value="0.666666666666667" calcext:value-type="float">
            <text:p>0.666666666666667</text:p>
          </table:table-cell>
          <table:table-cell table:formula="of:=IF((6* [.T7]) &lt; 1; TRUE(); FALSE())" office:value-type="boolean" office:boolean-value="false" calcext:value-type="boolean">
            <text:p>FALSE</text:p>
          </table:table-cell>
          <table:table-cell table:formula="of:=IF((2* [.T7]) &lt; 1; TRUE(); FALSE())" office:value-type="boolean" office:boolean-value="true" calcext:value-type="boolean">
            <text:p>TRUE</text:p>
          </table:table-cell>
          <table:table-cell table:formula="of:=IF((3* [.T7]) &lt; 2; TRUE(); FALSE())" office:value-type="boolean" office:boolean-value="true" calcext:value-type="boolean">
            <text:p>TRUE</text:p>
          </table:table-cell>
          <table:table-cell table:formula="of:=IF((6* [.U7]) &lt; 1; TRUE(); FALSE())" office:value-type="boolean" office:boolean-value="true" calcext:value-type="boolean">
            <text:p>TRUE</text:p>
          </table:table-cell>
          <table:table-cell table:formula="of:=IF((2* [.U7]) &lt; 1; TRUE(); FALSE())" office:value-type="boolean" office:boolean-value="true" calcext:value-type="boolean">
            <text:p>TRUE</text:p>
          </table:table-cell>
          <table:table-cell table:formula="of:=IF((3* [.U7]) &lt; 2; TRUE(); FALSE())" office:value-type="boolean" office:boolean-value="true" calcext:value-type="boolean">
            <text:p>TRUE</text:p>
          </table:table-cell>
          <table:table-cell table:formula="of:=IF((6* [.V7]) &lt; 1; TRUE(); FALSE())" office:value-type="boolean" office:boolean-value="false" calcext:value-type="boolean">
            <text:p>FALSE</text:p>
          </table:table-cell>
          <table:table-cell table:formula="of:=IF((2* [.V7]) &lt; 1; TRUE(); FALSE())" office:value-type="boolean" office:boolean-value="false" calcext:value-type="boolean">
            <text:p>FALSE</text:p>
          </table:table-cell>
          <table:table-cell table:formula="of:=IF((3* [.V7]) &lt; 2; TRUE(); FALSE())" office:value-type="boolean" office:boolean-value="false" calcext:value-type="boolean">
            <text:p>FALSE</text:p>
          </table:table-cell>
          <table:table-cell table:formula="of:=IF([.W7]; [.$P7] + ([.$O7] - [.$P7]) * 6 * [.T7]; IF([.X7]; [.$O7]; IF([.Y7]; [.$P7] + (([.$O7] - [.$P7]) * ((2/3) - [.T7]) * 6); [.$P7])))" office:value-type="float" office:value="0.165" calcext:value-type="float">
            <text:p>0.165</text:p>
          </table:table-cell>
          <table:table-cell table:formula="of:=IF([.Z7]; [.$P7] + ([.$O7] - [.$P7]) * 6 * [.U7]; IF([.AA7]; [.$O7]; IF([.AB7]; [.$P7] + (([.$O7] - [.$P7]) * ((2/3) - [.U7]) * 6); [.$P7])))" office:value-type="float" office:value="0.035" calcext:value-type="float">
            <text:p>0.035</text:p>
          </table:table-cell>
          <table:table-cell table:formula="of:=IF([.AC7]; [.$P7] + ([.$O7] - [.$P7]) * 6 * [.V7]; IF([.AD7]; [.$O7]; IF([.AE7]; [.$P7] + (([.$O7] - [.$P7]) * ((2/3) - [.V7]) * 6); [.$P7])))" office:value-type="float" office:value="0.035" calcext:value-type="float">
            <text:p>0.035</text:p>
          </table:table-cell>
          <table:table-cell table:formula="of:=ROUND([.AF7]*255)" office:value-type="float" office:value="42" calcext:value-type="float">
            <text:p>42</text:p>
          </table:table-cell>
          <table:table-cell table:formula="of:=ROUND([.AG7]*255)" office:value-type="float" office:value="9" calcext:value-type="float">
            <text:p>9</text:p>
          </table:table-cell>
          <table:table-cell table:formula="of:=ROUND([.AH7]*255)" office:value-type="float" office:value="9" calcext:value-type="float">
            <text:p>9</text:p>
          </table:table-cell>
        </table:table-row>
        <table:table-row table:style-name="ro3">
          <table:table-cell table:formula="of:=[.A7]" office:value-type="float" office:value="0" calcext:value-type="float">
            <text:p>0</text:p>
          </table:table-cell>
          <table:table-cell table:formula="of:=[.B7]" office:value-type="float" office:value="65" calcext:value-type="float">
            <text:p>65</text:p>
          </table:table-cell>
          <table:table-cell table:formula="of:=IF([.C$5]=[.C7]; 5; [.C7]+5)" office:value-type="float" office:value="15" calcext:value-type="float">
            <text:p>15</text:p>
          </table:table-cell>
          <table:table-cell table:formula="of:=[.AI8]&amp;&quot;, &quot;&amp;[.AJ8]&amp;&quot;, &quot;&amp;[.AK8]" office:value-type="string" office:string-value="63, 13, 13" calcext:value-type="string">
            <text:p>63, 13, 13</text:p>
          </table:table-cell>
          <table:table-cell table:formula="of:=DEC2HEX([.AI8]; 2)&amp;DEC2HEX([.AJ8]; 2)&amp;DEC2HEX([.AK8]; 2)" office:value-type="string" office:string-value="3F0D0D" calcext:value-type="string">
            <text:p>3F0D0D</text:p>
          </table:table-cell>
          <table:table-cell table:formula="of:=[.A8]/360" office:value-type="float" office:value="0" calcext:value-type="float">
            <text:p>0</text:p>
          </table:table-cell>
          <table:table-cell table:formula="of:=[.B8]/100" office:value-type="float" office:value="0.65" calcext:value-type="float">
            <text:p>0.65</text:p>
          </table:table-cell>
          <table:table-cell table:formula="of:=[.C8]/100" office:value-type="float" office:value="0.15" calcext:value-type="float">
            <text:p>0.15</text:p>
          </table:table-cell>
          <table:table-cell table:formula="of:=IF([.B8]&gt;0; TRUE(); FALSE())" office:value-type="boolean" office:boolean-value="true" calcext:value-type="boolean">
            <text:p>TRUE</text:p>
          </table:table-cell>
          <table:table-cell table:formula="of:=IF([.I8]; &quot;&quot;; ROUND([.C8]*2.55))">
            <text:p/>
          </table:table-cell>
          <table:table-cell table:formula="of:=[.J8]">
            <text:p/>
          </table:table-cell>
          <table:table-cell table:formula="of:=[.J8]">
            <text:p/>
          </table:table-cell>
          <table:table-cell table:formula="of:=[.H8] * (1 + [.G8])" office:value-type="float" office:value="0.2475" calcext:value-type="float">
            <text:p>0.2475</text:p>
          </table:table-cell>
          <table:table-cell table:formula="of:= ([.H8] + [.G8]) - ([.H8] * [.G8])" office:value-type="float" office:value="0.7025" calcext:value-type="float">
            <text:p>0.7025</text:p>
          </table:table-cell>
          <table:table-cell table:formula="of:=IF([.H8] &lt;= 0.5; [.M8]; [.N8])" office:value-type="float" office:value="0.2475" calcext:value-type="float">
            <text:p>0.2475</text:p>
          </table:table-cell>
          <table:table-cell table:formula="of:= (2 * [.H8]) - [.O8]" office:value-type="float" office:value="0.0525" calcext:value-type="float">
            <text:p>0.0525</text:p>
          </table:table-cell>
          <table:table-cell table:formula="of:=[.F8] + (1/3)" office:value-type="float" office:value="0.333333333333333" calcext:value-type="float">
            <text:p>0.333333333333333</text:p>
          </table:table-cell>
          <table:table-cell table:formula="of:=[.F8]" office:value-type="float" office:value="0" calcext:value-type="float">
            <text:p>0</text:p>
          </table:table-cell>
          <table:table-cell table:formula="of:=[.F8] - (1/3)" office:value-type="float" office:value="-0.333333333333333" calcext:value-type="float">
            <text:p>-0.333333333333333</text:p>
          </table:table-cell>
          <table:table-cell table:formula="of:=IF([.Q8]&lt;0; [.Q8]+1; IF([.Q8]&gt;1; [.Q8]-1; [.Q8]))" office:value-type="float" office:value="0.333333333333333" calcext:value-type="float">
            <text:p>0.333333333333333</text:p>
          </table:table-cell>
          <table:table-cell table:formula="of:=IF([.R8]&lt;0; [.R8]+1; IF([.R8]&gt;1; [.R8]-1; [.R8]))" office:value-type="float" office:value="0" calcext:value-type="float">
            <text:p>0</text:p>
          </table:table-cell>
          <table:table-cell table:formula="of:=IF([.S8]&lt;0; [.S8]+1; IF([.S8]&gt;1; [.S8]-1; [.S8]))" office:value-type="float" office:value="0.666666666666667" calcext:value-type="float">
            <text:p>0.666666666666667</text:p>
          </table:table-cell>
          <table:table-cell table:formula="of:=IF((6* [.T8]) &lt; 1; TRUE(); FALSE())" office:value-type="boolean" office:boolean-value="false" calcext:value-type="boolean">
            <text:p>FALSE</text:p>
          </table:table-cell>
          <table:table-cell table:formula="of:=IF((2* [.T8]) &lt; 1; TRUE(); FALSE())" office:value-type="boolean" office:boolean-value="true" calcext:value-type="boolean">
            <text:p>TRUE</text:p>
          </table:table-cell>
          <table:table-cell table:formula="of:=IF((3* [.T8]) &lt; 2; TRUE(); FALSE())" office:value-type="boolean" office:boolean-value="true" calcext:value-type="boolean">
            <text:p>TRUE</text:p>
          </table:table-cell>
          <table:table-cell table:formula="of:=IF((6* [.U8]) &lt; 1; TRUE(); FALSE())" office:value-type="boolean" office:boolean-value="true" calcext:value-type="boolean">
            <text:p>TRUE</text:p>
          </table:table-cell>
          <table:table-cell table:formula="of:=IF((2* [.U8]) &lt; 1; TRUE(); FALSE())" office:value-type="boolean" office:boolean-value="true" calcext:value-type="boolean">
            <text:p>TRUE</text:p>
          </table:table-cell>
          <table:table-cell table:formula="of:=IF((3* [.U8]) &lt; 2; TRUE(); FALSE())" office:value-type="boolean" office:boolean-value="true" calcext:value-type="boolean">
            <text:p>TRUE</text:p>
          </table:table-cell>
          <table:table-cell table:formula="of:=IF((6* [.V8]) &lt; 1; TRUE(); FALSE())" office:value-type="boolean" office:boolean-value="false" calcext:value-type="boolean">
            <text:p>FALSE</text:p>
          </table:table-cell>
          <table:table-cell table:formula="of:=IF((2* [.V8]) &lt; 1; TRUE(); FALSE())" office:value-type="boolean" office:boolean-value="false" calcext:value-type="boolean">
            <text:p>FALSE</text:p>
          </table:table-cell>
          <table:table-cell table:formula="of:=IF((3* [.V8]) &lt; 2; TRUE(); FALSE())" office:value-type="boolean" office:boolean-value="false" calcext:value-type="boolean">
            <text:p>FALSE</text:p>
          </table:table-cell>
          <table:table-cell table:formula="of:=IF([.W8]; [.$P8] + ([.$O8] - [.$P8]) * 6 * [.T8]; IF([.X8]; [.$O8]; IF([.Y8]; [.$P8] + (([.$O8] - [.$P8]) * ((2/3) - [.T8]) * 6); [.$P8])))" office:value-type="float" office:value="0.2475" calcext:value-type="float">
            <text:p>0.2475</text:p>
          </table:table-cell>
          <table:table-cell table:formula="of:=IF([.Z8]; [.$P8] + ([.$O8] - [.$P8]) * 6 * [.U8]; IF([.AA8]; [.$O8]; IF([.AB8]; [.$P8] + (([.$O8] - [.$P8]) * ((2/3) - [.U8]) * 6); [.$P8])))" office:value-type="float" office:value="0.0525" calcext:value-type="float">
            <text:p>0.0525</text:p>
          </table:table-cell>
          <table:table-cell table:formula="of:=IF([.AC8]; [.$P8] + ([.$O8] - [.$P8]) * 6 * [.V8]; IF([.AD8]; [.$O8]; IF([.AE8]; [.$P8] + (([.$O8] - [.$P8]) * ((2/3) - [.V8]) * 6); [.$P8])))" office:value-type="float" office:value="0.0525" calcext:value-type="float">
            <text:p>0.0525</text:p>
          </table:table-cell>
          <table:table-cell table:formula="of:=ROUND([.AF8]*255)" office:value-type="float" office:value="63" calcext:value-type="float">
            <text:p>63</text:p>
          </table:table-cell>
          <table:table-cell table:formula="of:=ROUND([.AG8]*255)" office:value-type="float" office:value="13" calcext:value-type="float">
            <text:p>13</text:p>
          </table:table-cell>
          <table:table-cell table:formula="of:=ROUND([.AH8]*255)" office:value-type="float" office:value="13" calcext:value-type="float">
            <text:p>13</text:p>
          </table:table-cell>
        </table:table-row>
        <table:table-row table:style-name="ro3">
          <table:table-cell table:formula="of:=[.A8]" office:value-type="float" office:value="0" calcext:value-type="float">
            <text:p>0</text:p>
          </table:table-cell>
          <table:table-cell table:formula="of:=[.B8]" office:value-type="float" office:value="65" calcext:value-type="float">
            <text:p>65</text:p>
          </table:table-cell>
          <table:table-cell table:formula="of:=IF([.C$5]=[.C8]; 5; [.C8]+5)" office:value-type="float" office:value="20" calcext:value-type="float">
            <text:p>20</text:p>
          </table:table-cell>
          <table:table-cell table:formula="of:=[.AI9]&amp;&quot;, &quot;&amp;[.AJ9]&amp;&quot;, &quot;&amp;[.AK9]" office:value-type="string" office:string-value="84, 18, 18" calcext:value-type="string">
            <text:p>84, 18, 18</text:p>
          </table:table-cell>
          <table:table-cell table:formula="of:=DEC2HEX([.AI9]; 2)&amp;DEC2HEX([.AJ9]; 2)&amp;DEC2HEX([.AK9]; 2)" office:value-type="string" office:string-value="541212" calcext:value-type="string">
            <text:p>541212</text:p>
          </table:table-cell>
          <table:table-cell table:formula="of:=[.A9]/360" office:value-type="float" office:value="0" calcext:value-type="float">
            <text:p>0</text:p>
          </table:table-cell>
          <table:table-cell table:formula="of:=[.B9]/100" office:value-type="float" office:value="0.65" calcext:value-type="float">
            <text:p>0.65</text:p>
          </table:table-cell>
          <table:table-cell table:formula="of:=[.C9]/100" office:value-type="float" office:value="0.2" calcext:value-type="float">
            <text:p>0.2</text:p>
          </table:table-cell>
          <table:table-cell table:formula="of:=IF([.B9]&gt;0; TRUE(); FALSE())" office:value-type="boolean" office:boolean-value="true" calcext:value-type="boolean">
            <text:p>TRUE</text:p>
          </table:table-cell>
          <table:table-cell table:formula="of:=IF([.I9]; &quot;&quot;; ROUND([.C9]*2.55))">
            <text:p/>
          </table:table-cell>
          <table:table-cell table:formula="of:=[.J9]">
            <text:p/>
          </table:table-cell>
          <table:table-cell table:formula="of:=[.J9]">
            <text:p/>
          </table:table-cell>
          <table:table-cell table:formula="of:=[.H9] * (1 + [.G9])" office:value-type="float" office:value="0.33" calcext:value-type="float">
            <text:p>0.33</text:p>
          </table:table-cell>
          <table:table-cell table:formula="of:= ([.H9] + [.G9]) - ([.H9] * [.G9])" office:value-type="float" office:value="0.72" calcext:value-type="float">
            <text:p>0.72</text:p>
          </table:table-cell>
          <table:table-cell table:formula="of:=IF([.H9] &lt;= 0.5; [.M9]; [.N9])" office:value-type="float" office:value="0.33" calcext:value-type="float">
            <text:p>0.33</text:p>
          </table:table-cell>
          <table:table-cell table:formula="of:= (2 * [.H9]) - [.O9]" office:value-type="float" office:value="0.07" calcext:value-type="float">
            <text:p>0.07</text:p>
          </table:table-cell>
          <table:table-cell table:formula="of:=[.F9] + (1/3)" office:value-type="float" office:value="0.333333333333333" calcext:value-type="float">
            <text:p>0.333333333333333</text:p>
          </table:table-cell>
          <table:table-cell table:formula="of:=[.F9]" office:value-type="float" office:value="0" calcext:value-type="float">
            <text:p>0</text:p>
          </table:table-cell>
          <table:table-cell table:formula="of:=[.F9] - (1/3)" office:value-type="float" office:value="-0.333333333333333" calcext:value-type="float">
            <text:p>-0.333333333333333</text:p>
          </table:table-cell>
          <table:table-cell table:formula="of:=IF([.Q9]&lt;0; [.Q9]+1; IF([.Q9]&gt;1; [.Q9]-1; [.Q9]))" office:value-type="float" office:value="0.333333333333333" calcext:value-type="float">
            <text:p>0.333333333333333</text:p>
          </table:table-cell>
          <table:table-cell table:formula="of:=IF([.R9]&lt;0; [.R9]+1; IF([.R9]&gt;1; [.R9]-1; [.R9]))" office:value-type="float" office:value="0" calcext:value-type="float">
            <text:p>0</text:p>
          </table:table-cell>
          <table:table-cell table:formula="of:=IF([.S9]&lt;0; [.S9]+1; IF([.S9]&gt;1; [.S9]-1; [.S9]))" office:value-type="float" office:value="0.666666666666667" calcext:value-type="float">
            <text:p>0.666666666666667</text:p>
          </table:table-cell>
          <table:table-cell table:formula="of:=IF((6* [.T9]) &lt; 1; TRUE(); FALSE())" office:value-type="boolean" office:boolean-value="false" calcext:value-type="boolean">
            <text:p>FALSE</text:p>
          </table:table-cell>
          <table:table-cell table:formula="of:=IF((2* [.T9]) &lt; 1; TRUE(); FALSE())" office:value-type="boolean" office:boolean-value="true" calcext:value-type="boolean">
            <text:p>TRUE</text:p>
          </table:table-cell>
          <table:table-cell table:formula="of:=IF((3* [.T9]) &lt; 2; TRUE(); FALSE())" office:value-type="boolean" office:boolean-value="true" calcext:value-type="boolean">
            <text:p>TRUE</text:p>
          </table:table-cell>
          <table:table-cell table:formula="of:=IF((6* [.U9]) &lt; 1; TRUE(); FALSE())" office:value-type="boolean" office:boolean-value="true" calcext:value-type="boolean">
            <text:p>TRUE</text:p>
          </table:table-cell>
          <table:table-cell table:formula="of:=IF((2* [.U9]) &lt; 1; TRUE(); FALSE())" office:value-type="boolean" office:boolean-value="true" calcext:value-type="boolean">
            <text:p>TRUE</text:p>
          </table:table-cell>
          <table:table-cell table:formula="of:=IF((3* [.U9]) &lt; 2; TRUE(); FALSE())" office:value-type="boolean" office:boolean-value="true" calcext:value-type="boolean">
            <text:p>TRUE</text:p>
          </table:table-cell>
          <table:table-cell table:formula="of:=IF((6* [.V9]) &lt; 1; TRUE(); FALSE())" office:value-type="boolean" office:boolean-value="false" calcext:value-type="boolean">
            <text:p>FALSE</text:p>
          </table:table-cell>
          <table:table-cell table:formula="of:=IF((2* [.V9]) &lt; 1; TRUE(); FALSE())" office:value-type="boolean" office:boolean-value="false" calcext:value-type="boolean">
            <text:p>FALSE</text:p>
          </table:table-cell>
          <table:table-cell table:formula="of:=IF((3* [.V9]) &lt; 2; TRUE(); FALSE())" office:value-type="boolean" office:boolean-value="false" calcext:value-type="boolean">
            <text:p>FALSE</text:p>
          </table:table-cell>
          <table:table-cell table:formula="of:=IF([.W9]; [.$P9] + ([.$O9] - [.$P9]) * 6 * [.T9]; IF([.X9]; [.$O9]; IF([.Y9]; [.$P9] + (([.$O9] - [.$P9]) * ((2/3) - [.T9]) * 6); [.$P9])))" office:value-type="float" office:value="0.33" calcext:value-type="float">
            <text:p>0.33</text:p>
          </table:table-cell>
          <table:table-cell table:formula="of:=IF([.Z9]; [.$P9] + ([.$O9] - [.$P9]) * 6 * [.U9]; IF([.AA9]; [.$O9]; IF([.AB9]; [.$P9] + (([.$O9] - [.$P9]) * ((2/3) - [.U9]) * 6); [.$P9])))" office:value-type="float" office:value="0.07" calcext:value-type="float">
            <text:p>0.07</text:p>
          </table:table-cell>
          <table:table-cell table:formula="of:=IF([.AC9]; [.$P9] + ([.$O9] - [.$P9]) * 6 * [.V9]; IF([.AD9]; [.$O9]; IF([.AE9]; [.$P9] + (([.$O9] - [.$P9]) * ((2/3) - [.V9]) * 6); [.$P9])))" office:value-type="float" office:value="0.07" calcext:value-type="float">
            <text:p>0.07</text:p>
          </table:table-cell>
          <table:table-cell table:formula="of:=ROUND([.AF9]*255)" office:value-type="float" office:value="84" calcext:value-type="float">
            <text:p>84</text:p>
          </table:table-cell>
          <table:table-cell table:formula="of:=ROUND([.AG9]*255)" office:value-type="float" office:value="18" calcext:value-type="float">
            <text:p>18</text:p>
          </table:table-cell>
          <table:table-cell table:formula="of:=ROUND([.AH9]*255)" office:value-type="float" office:value="18" calcext:value-type="float">
            <text:p>18</text:p>
          </table:table-cell>
        </table:table-row>
        <table:table-row table:style-name="ro3">
          <table:table-cell table:formula="of:=[.A9]" office:value-type="float" office:value="0" calcext:value-type="float">
            <text:p>0</text:p>
          </table:table-cell>
          <table:table-cell table:formula="of:=[.B9]" office:value-type="float" office:value="65" calcext:value-type="float">
            <text:p>65</text:p>
          </table:table-cell>
          <table:table-cell table:formula="of:=IF([.C$5]=[.C9]; 5; [.C9]+5)" office:value-type="float" office:value="25" calcext:value-type="float">
            <text:p>25</text:p>
          </table:table-cell>
          <table:table-cell table:formula="of:=[.AI10]&amp;&quot;, &quot;&amp;[.AJ10]&amp;&quot;, &quot;&amp;[.AK10]" office:value-type="string" office:string-value="105, 22, 22" calcext:value-type="string">
            <text:p>105, 22, 22</text:p>
          </table:table-cell>
          <table:table-cell table:formula="of:=DEC2HEX([.AI10]; 2)&amp;DEC2HEX([.AJ10]; 2)&amp;DEC2HEX([.AK10]; 2)" office:value-type="string" office:string-value="691616" calcext:value-type="string">
            <text:p>691616</text:p>
          </table:table-cell>
          <table:table-cell table:formula="of:=[.A10]/360" office:value-type="float" office:value="0" calcext:value-type="float">
            <text:p>0</text:p>
          </table:table-cell>
          <table:table-cell table:formula="of:=[.B10]/100" office:value-type="float" office:value="0.65" calcext:value-type="float">
            <text:p>0.65</text:p>
          </table:table-cell>
          <table:table-cell table:formula="of:=[.C10]/100" office:value-type="float" office:value="0.25" calcext:value-type="float">
            <text:p>0.25</text:p>
          </table:table-cell>
          <table:table-cell table:formula="of:=IF([.B10]&gt;0; TRUE(); FALSE())" office:value-type="boolean" office:boolean-value="true" calcext:value-type="boolean">
            <text:p>TRUE</text:p>
          </table:table-cell>
          <table:table-cell table:formula="of:=IF([.I10]; &quot;&quot;; ROUND([.C10]*2.55))">
            <text:p/>
          </table:table-cell>
          <table:table-cell table:formula="of:=[.J10]">
            <text:p/>
          </table:table-cell>
          <table:table-cell table:formula="of:=[.J10]">
            <text:p/>
          </table:table-cell>
          <table:table-cell table:formula="of:=[.H10] * (1 + [.G10])" office:value-type="float" office:value="0.4125" calcext:value-type="float">
            <text:p>0.4125</text:p>
          </table:table-cell>
          <table:table-cell table:formula="of:= ([.H10] + [.G10]) - ([.H10] * [.G10])" office:value-type="float" office:value="0.7375" calcext:value-type="float">
            <text:p>0.7375</text:p>
          </table:table-cell>
          <table:table-cell table:formula="of:=IF([.H10] &lt;= 0.5; [.M10]; [.N10])" office:value-type="float" office:value="0.4125" calcext:value-type="float">
            <text:p>0.4125</text:p>
          </table:table-cell>
          <table:table-cell table:formula="of:= (2 * [.H10]) - [.O10]" office:value-type="float" office:value="0.0875" calcext:value-type="float">
            <text:p>0.0875</text:p>
          </table:table-cell>
          <table:table-cell table:formula="of:=[.F10] + (1/3)" office:value-type="float" office:value="0.333333333333333" calcext:value-type="float">
            <text:p>0.333333333333333</text:p>
          </table:table-cell>
          <table:table-cell table:formula="of:=[.F10]" office:value-type="float" office:value="0" calcext:value-type="float">
            <text:p>0</text:p>
          </table:table-cell>
          <table:table-cell table:formula="of:=[.F10] - (1/3)" office:value-type="float" office:value="-0.333333333333333" calcext:value-type="float">
            <text:p>-0.333333333333333</text:p>
          </table:table-cell>
          <table:table-cell table:formula="of:=IF([.Q10]&lt;0; [.Q10]+1; IF([.Q10]&gt;1; [.Q10]-1; [.Q10]))" office:value-type="float" office:value="0.333333333333333" calcext:value-type="float">
            <text:p>0.333333333333333</text:p>
          </table:table-cell>
          <table:table-cell table:formula="of:=IF([.R10]&lt;0; [.R10]+1; IF([.R10]&gt;1; [.R10]-1; [.R10]))" office:value-type="float" office:value="0" calcext:value-type="float">
            <text:p>0</text:p>
          </table:table-cell>
          <table:table-cell table:formula="of:=IF([.S10]&lt;0; [.S10]+1; IF([.S10]&gt;1; [.S10]-1; [.S10]))" office:value-type="float" office:value="0.666666666666667" calcext:value-type="float">
            <text:p>0.666666666666667</text:p>
          </table:table-cell>
          <table:table-cell table:formula="of:=IF((6* [.T10]) &lt; 1; TRUE(); FALSE())" office:value-type="boolean" office:boolean-value="false" calcext:value-type="boolean">
            <text:p>FALSE</text:p>
          </table:table-cell>
          <table:table-cell table:formula="of:=IF((2* [.T10]) &lt; 1; TRUE(); FALSE())" office:value-type="boolean" office:boolean-value="true" calcext:value-type="boolean">
            <text:p>TRUE</text:p>
          </table:table-cell>
          <table:table-cell table:formula="of:=IF((3* [.T10]) &lt; 2; TRUE(); FALSE())" office:value-type="boolean" office:boolean-value="true" calcext:value-type="boolean">
            <text:p>TRUE</text:p>
          </table:table-cell>
          <table:table-cell table:formula="of:=IF((6* [.U10]) &lt; 1; TRUE(); FALSE())" office:value-type="boolean" office:boolean-value="true" calcext:value-type="boolean">
            <text:p>TRUE</text:p>
          </table:table-cell>
          <table:table-cell table:formula="of:=IF((2* [.U10]) &lt; 1; TRUE(); FALSE())" office:value-type="boolean" office:boolean-value="true" calcext:value-type="boolean">
            <text:p>TRUE</text:p>
          </table:table-cell>
          <table:table-cell table:formula="of:=IF((3* [.U10]) &lt; 2; TRUE(); FALSE())" office:value-type="boolean" office:boolean-value="true" calcext:value-type="boolean">
            <text:p>TRUE</text:p>
          </table:table-cell>
          <table:table-cell table:formula="of:=IF((6* [.V10]) &lt; 1; TRUE(); FALSE())" office:value-type="boolean" office:boolean-value="false" calcext:value-type="boolean">
            <text:p>FALSE</text:p>
          </table:table-cell>
          <table:table-cell table:formula="of:=IF((2* [.V10]) &lt; 1; TRUE(); FALSE())" office:value-type="boolean" office:boolean-value="false" calcext:value-type="boolean">
            <text:p>FALSE</text:p>
          </table:table-cell>
          <table:table-cell table:formula="of:=IF((3* [.V10]) &lt; 2; TRUE(); FALSE())" office:value-type="boolean" office:boolean-value="false" calcext:value-type="boolean">
            <text:p>FALSE</text:p>
          </table:table-cell>
          <table:table-cell table:formula="of:=IF([.W10]; [.$P10] + ([.$O10] - [.$P10]) * 6 * [.T10]; IF([.X10]; [.$O10]; IF([.Y10]; [.$P10] + (([.$O10] - [.$P10]) * ((2/3) - [.T10]) * 6); [.$P10])))" office:value-type="float" office:value="0.4125" calcext:value-type="float">
            <text:p>0.4125</text:p>
          </table:table-cell>
          <table:table-cell table:formula="of:=IF([.Z10]; [.$P10] + ([.$O10] - [.$P10]) * 6 * [.U10]; IF([.AA10]; [.$O10]; IF([.AB10]; [.$P10] + (([.$O10] - [.$P10]) * ((2/3) - [.U10]) * 6); [.$P10])))" office:value-type="float" office:value="0.0875" calcext:value-type="float">
            <text:p>0.0875</text:p>
          </table:table-cell>
          <table:table-cell table:formula="of:=IF([.AC10]; [.$P10] + ([.$O10] - [.$P10]) * 6 * [.V10]; IF([.AD10]; [.$O10]; IF([.AE10]; [.$P10] + (([.$O10] - [.$P10]) * ((2/3) - [.V10]) * 6); [.$P10])))" office:value-type="float" office:value="0.0875" calcext:value-type="float">
            <text:p>0.0875</text:p>
          </table:table-cell>
          <table:table-cell table:formula="of:=ROUND([.AF10]*255)" office:value-type="float" office:value="105" calcext:value-type="float">
            <text:p>105</text:p>
          </table:table-cell>
          <table:table-cell table:formula="of:=ROUND([.AG10]*255)" office:value-type="float" office:value="22" calcext:value-type="float">
            <text:p>22</text:p>
          </table:table-cell>
          <table:table-cell table:formula="of:=ROUND([.AH10]*255)" office:value-type="float" office:value="22" calcext:value-type="float">
            <text:p>22</text:p>
          </table:table-cell>
        </table:table-row>
        <table:table-row table:style-name="ro3">
          <table:table-cell table:formula="of:=[.A10]" office:value-type="float" office:value="0" calcext:value-type="float">
            <text:p>0</text:p>
          </table:table-cell>
          <table:table-cell table:formula="of:=[.B10]" office:value-type="float" office:value="65" calcext:value-type="float">
            <text:p>65</text:p>
          </table:table-cell>
          <table:table-cell table:formula="of:=IF([.C$5]=[.C10]; 5; [.C10]+5)" office:value-type="float" office:value="30" calcext:value-type="float">
            <text:p>30</text:p>
          </table:table-cell>
          <table:table-cell table:formula="of:=[.AI11]&amp;&quot;, &quot;&amp;[.AJ11]&amp;&quot;, &quot;&amp;[.AK11]" office:value-type="string" office:string-value="126, 27, 27" calcext:value-type="string">
            <text:p>126, 27, 27</text:p>
          </table:table-cell>
          <table:table-cell table:formula="of:=DEC2HEX([.AI11]; 2)&amp;DEC2HEX([.AJ11]; 2)&amp;DEC2HEX([.AK11]; 2)" office:value-type="string" office:string-value="7E1B1B" calcext:value-type="string">
            <text:p>7E1B1B</text:p>
          </table:table-cell>
          <table:table-cell table:formula="of:=[.A11]/360" office:value-type="float" office:value="0" calcext:value-type="float">
            <text:p>0</text:p>
          </table:table-cell>
          <table:table-cell table:formula="of:=[.B11]/100" office:value-type="float" office:value="0.65" calcext:value-type="float">
            <text:p>0.65</text:p>
          </table:table-cell>
          <table:table-cell table:formula="of:=[.C11]/100" office:value-type="float" office:value="0.3" calcext:value-type="float">
            <text:p>0.3</text:p>
          </table:table-cell>
          <table:table-cell table:formula="of:=IF([.B11]&gt;0; TRUE(); FALSE())" office:value-type="boolean" office:boolean-value="true" calcext:value-type="boolean">
            <text:p>TRUE</text:p>
          </table:table-cell>
          <table:table-cell table:formula="of:=IF([.I11]; &quot;&quot;; ROUND([.C11]*2.55))">
            <text:p/>
          </table:table-cell>
          <table:table-cell table:formula="of:=[.J11]">
            <text:p/>
          </table:table-cell>
          <table:table-cell table:formula="of:=[.J11]">
            <text:p/>
          </table:table-cell>
          <table:table-cell table:formula="of:=[.H11] * (1 + [.G11])" office:value-type="float" office:value="0.495" calcext:value-type="float">
            <text:p>0.495</text:p>
          </table:table-cell>
          <table:table-cell table:formula="of:= ([.H11] + [.G11]) - ([.H11] * [.G11])" office:value-type="float" office:value="0.755" calcext:value-type="float">
            <text:p>0.755</text:p>
          </table:table-cell>
          <table:table-cell table:formula="of:=IF([.H11] &lt;= 0.5; [.M11]; [.N11])" office:value-type="float" office:value="0.495" calcext:value-type="float">
            <text:p>0.495</text:p>
          </table:table-cell>
          <table:table-cell table:formula="of:= (2 * [.H11]) - [.O11]" office:value-type="float" office:value="0.105" calcext:value-type="float">
            <text:p>0.105</text:p>
          </table:table-cell>
          <table:table-cell table:formula="of:=[.F11] + (1/3)" office:value-type="float" office:value="0.333333333333333" calcext:value-type="float">
            <text:p>0.333333333333333</text:p>
          </table:table-cell>
          <table:table-cell table:formula="of:=[.F11]" office:value-type="float" office:value="0" calcext:value-type="float">
            <text:p>0</text:p>
          </table:table-cell>
          <table:table-cell table:formula="of:=[.F11] - (1/3)" office:value-type="float" office:value="-0.333333333333333" calcext:value-type="float">
            <text:p>-0.333333333333333</text:p>
          </table:table-cell>
          <table:table-cell table:formula="of:=IF([.Q11]&lt;0; [.Q11]+1; IF([.Q11]&gt;1; [.Q11]-1; [.Q11]))" office:value-type="float" office:value="0.333333333333333" calcext:value-type="float">
            <text:p>0.333333333333333</text:p>
          </table:table-cell>
          <table:table-cell table:formula="of:=IF([.R11]&lt;0; [.R11]+1; IF([.R11]&gt;1; [.R11]-1; [.R11]))" office:value-type="float" office:value="0" calcext:value-type="float">
            <text:p>0</text:p>
          </table:table-cell>
          <table:table-cell table:formula="of:=IF([.S11]&lt;0; [.S11]+1; IF([.S11]&gt;1; [.S11]-1; [.S11]))" office:value-type="float" office:value="0.666666666666667" calcext:value-type="float">
            <text:p>0.666666666666667</text:p>
          </table:table-cell>
          <table:table-cell table:formula="of:=IF((6* [.T11]) &lt; 1; TRUE(); FALSE())" office:value-type="boolean" office:boolean-value="false" calcext:value-type="boolean">
            <text:p>FALSE</text:p>
          </table:table-cell>
          <table:table-cell table:formula="of:=IF((2* [.T11]) &lt; 1; TRUE(); FALSE())" office:value-type="boolean" office:boolean-value="true" calcext:value-type="boolean">
            <text:p>TRUE</text:p>
          </table:table-cell>
          <table:table-cell table:formula="of:=IF((3* [.T11]) &lt; 2; TRUE(); FALSE())" office:value-type="boolean" office:boolean-value="true" calcext:value-type="boolean">
            <text:p>TRUE</text:p>
          </table:table-cell>
          <table:table-cell table:formula="of:=IF((6* [.U11]) &lt; 1; TRUE(); FALSE())" office:value-type="boolean" office:boolean-value="true" calcext:value-type="boolean">
            <text:p>TRUE</text:p>
          </table:table-cell>
          <table:table-cell table:formula="of:=IF((2* [.U11]) &lt; 1; TRUE(); FALSE())" office:value-type="boolean" office:boolean-value="true" calcext:value-type="boolean">
            <text:p>TRUE</text:p>
          </table:table-cell>
          <table:table-cell table:formula="of:=IF((3* [.U11]) &lt; 2; TRUE(); FALSE())" office:value-type="boolean" office:boolean-value="true" calcext:value-type="boolean">
            <text:p>TRUE</text:p>
          </table:table-cell>
          <table:table-cell table:formula="of:=IF((6* [.V11]) &lt; 1; TRUE(); FALSE())" office:value-type="boolean" office:boolean-value="false" calcext:value-type="boolean">
            <text:p>FALSE</text:p>
          </table:table-cell>
          <table:table-cell table:formula="of:=IF((2* [.V11]) &lt; 1; TRUE(); FALSE())" office:value-type="boolean" office:boolean-value="false" calcext:value-type="boolean">
            <text:p>FALSE</text:p>
          </table:table-cell>
          <table:table-cell table:formula="of:=IF((3* [.V11]) &lt; 2; TRUE(); FALSE())" office:value-type="boolean" office:boolean-value="false" calcext:value-type="boolean">
            <text:p>FALSE</text:p>
          </table:table-cell>
          <table:table-cell table:formula="of:=IF([.W11]; [.$P11] + ([.$O11] - [.$P11]) * 6 * [.T11]; IF([.X11]; [.$O11]; IF([.Y11]; [.$P11] + (([.$O11] - [.$P11]) * ((2/3) - [.T11]) * 6); [.$P11])))" office:value-type="float" office:value="0.495" calcext:value-type="float">
            <text:p>0.495</text:p>
          </table:table-cell>
          <table:table-cell table:formula="of:=IF([.Z11]; [.$P11] + ([.$O11] - [.$P11]) * 6 * [.U11]; IF([.AA11]; [.$O11]; IF([.AB11]; [.$P11] + (([.$O11] - [.$P11]) * ((2/3) - [.U11]) * 6); [.$P11])))" office:value-type="float" office:value="0.105" calcext:value-type="float">
            <text:p>0.105</text:p>
          </table:table-cell>
          <table:table-cell table:formula="of:=IF([.AC11]; [.$P11] + ([.$O11] - [.$P11]) * 6 * [.V11]; IF([.AD11]; [.$O11]; IF([.AE11]; [.$P11] + (([.$O11] - [.$P11]) * ((2/3) - [.V11]) * 6); [.$P11])))" office:value-type="float" office:value="0.105" calcext:value-type="float">
            <text:p>0.105</text:p>
          </table:table-cell>
          <table:table-cell table:formula="of:=ROUND([.AF11]*255)" office:value-type="float" office:value="126" calcext:value-type="float">
            <text:p>126</text:p>
          </table:table-cell>
          <table:table-cell table:formula="of:=ROUND([.AG11]*255)" office:value-type="float" office:value="27" calcext:value-type="float">
            <text:p>27</text:p>
          </table:table-cell>
          <table:table-cell table:formula="of:=ROUND([.AH11]*255)" office:value-type="float" office:value="27" calcext:value-type="float">
            <text:p>27</text:p>
          </table:table-cell>
        </table:table-row>
        <table:table-row table:style-name="ro3">
          <table:table-cell table:formula="of:=[.A11]" office:value-type="float" office:value="0" calcext:value-type="float">
            <text:p>0</text:p>
          </table:table-cell>
          <table:table-cell table:formula="of:=[.B11]" office:value-type="float" office:value="65" calcext:value-type="float">
            <text:p>65</text:p>
          </table:table-cell>
          <table:table-cell table:formula="of:=IF([.C$5]=[.C11]; 5; [.C11]+5)" office:value-type="float" office:value="35" calcext:value-type="float">
            <text:p>35</text:p>
          </table:table-cell>
          <table:table-cell table:formula="of:=[.AI12]&amp;&quot;, &quot;&amp;[.AJ12]&amp;&quot;, &quot;&amp;[.AK12]" office:value-type="string" office:string-value="147, 31, 31" calcext:value-type="string">
            <text:p>147, 31, 31</text:p>
          </table:table-cell>
          <table:table-cell table:formula="of:=DEC2HEX([.AI12]; 2)&amp;DEC2HEX([.AJ12]; 2)&amp;DEC2HEX([.AK12]; 2)" office:value-type="string" office:string-value="931F1F" calcext:value-type="string">
            <text:p>931F1F</text:p>
          </table:table-cell>
          <table:table-cell table:formula="of:=[.A12]/360" office:value-type="float" office:value="0" calcext:value-type="float">
            <text:p>0</text:p>
          </table:table-cell>
          <table:table-cell table:formula="of:=[.B12]/100" office:value-type="float" office:value="0.65" calcext:value-type="float">
            <text:p>0.65</text:p>
          </table:table-cell>
          <table:table-cell table:formula="of:=[.C12]/100" office:value-type="float" office:value="0.35" calcext:value-type="float">
            <text:p>0.35</text:p>
          </table:table-cell>
          <table:table-cell table:formula="of:=IF([.B12]&gt;0; TRUE(); FALSE())" office:value-type="boolean" office:boolean-value="true" calcext:value-type="boolean">
            <text:p>TRUE</text:p>
          </table:table-cell>
          <table:table-cell table:formula="of:=IF([.I12]; &quot;&quot;; ROUND([.C12]*2.55))">
            <text:p/>
          </table:table-cell>
          <table:table-cell table:formula="of:=[.J12]">
            <text:p/>
          </table:table-cell>
          <table:table-cell table:formula="of:=[.J12]">
            <text:p/>
          </table:table-cell>
          <table:table-cell table:formula="of:=[.H12] * (1 + [.G12])" office:value-type="float" office:value="0.5775" calcext:value-type="float">
            <text:p>0.5775</text:p>
          </table:table-cell>
          <table:table-cell table:formula="of:= ([.H12] + [.G12]) - ([.H12] * [.G12])" office:value-type="float" office:value="0.7725" calcext:value-type="float">
            <text:p>0.7725</text:p>
          </table:table-cell>
          <table:table-cell table:formula="of:=IF([.H12] &lt;= 0.5; [.M12]; [.N12])" office:value-type="float" office:value="0.5775" calcext:value-type="float">
            <text:p>0.5775</text:p>
          </table:table-cell>
          <table:table-cell table:formula="of:= (2 * [.H12]) - [.O12]" office:value-type="float" office:value="0.1225" calcext:value-type="float">
            <text:p>0.1225</text:p>
          </table:table-cell>
          <table:table-cell table:formula="of:=[.F12] + (1/3)" office:value-type="float" office:value="0.333333333333333" calcext:value-type="float">
            <text:p>0.333333333333333</text:p>
          </table:table-cell>
          <table:table-cell table:formula="of:=[.F12]" office:value-type="float" office:value="0" calcext:value-type="float">
            <text:p>0</text:p>
          </table:table-cell>
          <table:table-cell table:formula="of:=[.F12] - (1/3)" office:value-type="float" office:value="-0.333333333333333" calcext:value-type="float">
            <text:p>-0.333333333333333</text:p>
          </table:table-cell>
          <table:table-cell table:formula="of:=IF([.Q12]&lt;0; [.Q12]+1; IF([.Q12]&gt;1; [.Q12]-1; [.Q12]))" office:value-type="float" office:value="0.333333333333333" calcext:value-type="float">
            <text:p>0.333333333333333</text:p>
          </table:table-cell>
          <table:table-cell table:formula="of:=IF([.R12]&lt;0; [.R12]+1; IF([.R12]&gt;1; [.R12]-1; [.R12]))" office:value-type="float" office:value="0" calcext:value-type="float">
            <text:p>0</text:p>
          </table:table-cell>
          <table:table-cell table:formula="of:=IF([.S12]&lt;0; [.S12]+1; IF([.S12]&gt;1; [.S12]-1; [.S12]))" office:value-type="float" office:value="0.666666666666667" calcext:value-type="float">
            <text:p>0.666666666666667</text:p>
          </table:table-cell>
          <table:table-cell table:formula="of:=IF((6* [.T12]) &lt; 1; TRUE(); FALSE())" office:value-type="boolean" office:boolean-value="false" calcext:value-type="boolean">
            <text:p>FALSE</text:p>
          </table:table-cell>
          <table:table-cell table:formula="of:=IF((2* [.T12]) &lt; 1; TRUE(); FALSE())" office:value-type="boolean" office:boolean-value="true" calcext:value-type="boolean">
            <text:p>TRUE</text:p>
          </table:table-cell>
          <table:table-cell table:formula="of:=IF((3* [.T12]) &lt; 2; TRUE(); FALSE())" office:value-type="boolean" office:boolean-value="true" calcext:value-type="boolean">
            <text:p>TRUE</text:p>
          </table:table-cell>
          <table:table-cell table:formula="of:=IF((6* [.U12]) &lt; 1; TRUE(); FALSE())" office:value-type="boolean" office:boolean-value="true" calcext:value-type="boolean">
            <text:p>TRUE</text:p>
          </table:table-cell>
          <table:table-cell table:formula="of:=IF((2* [.U12]) &lt; 1; TRUE(); FALSE())" office:value-type="boolean" office:boolean-value="true" calcext:value-type="boolean">
            <text:p>TRUE</text:p>
          </table:table-cell>
          <table:table-cell table:formula="of:=IF((3* [.U12]) &lt; 2; TRUE(); FALSE())" office:value-type="boolean" office:boolean-value="true" calcext:value-type="boolean">
            <text:p>TRUE</text:p>
          </table:table-cell>
          <table:table-cell table:formula="of:=IF((6* [.V12]) &lt; 1; TRUE(); FALSE())" office:value-type="boolean" office:boolean-value="false" calcext:value-type="boolean">
            <text:p>FALSE</text:p>
          </table:table-cell>
          <table:table-cell table:formula="of:=IF((2* [.V12]) &lt; 1; TRUE(); FALSE())" office:value-type="boolean" office:boolean-value="false" calcext:value-type="boolean">
            <text:p>FALSE</text:p>
          </table:table-cell>
          <table:table-cell table:formula="of:=IF((3* [.V12]) &lt; 2; TRUE(); FALSE())" office:value-type="boolean" office:boolean-value="false" calcext:value-type="boolean">
            <text:p>FALSE</text:p>
          </table:table-cell>
          <table:table-cell table:formula="of:=IF([.W12]; [.$P12] + ([.$O12] - [.$P12]) * 6 * [.T12]; IF([.X12]; [.$O12]; IF([.Y12]; [.$P12] + (([.$O12] - [.$P12]) * ((2/3) - [.T12]) * 6); [.$P12])))" office:value-type="float" office:value="0.5775" calcext:value-type="float">
            <text:p>0.5775</text:p>
          </table:table-cell>
          <table:table-cell table:formula="of:=IF([.Z12]; [.$P12] + ([.$O12] - [.$P12]) * 6 * [.U12]; IF([.AA12]; [.$O12]; IF([.AB12]; [.$P12] + (([.$O12] - [.$P12]) * ((2/3) - [.U12]) * 6); [.$P12])))" office:value-type="float" office:value="0.1225" calcext:value-type="float">
            <text:p>0.1225</text:p>
          </table:table-cell>
          <table:table-cell table:formula="of:=IF([.AC12]; [.$P12] + ([.$O12] - [.$P12]) * 6 * [.V12]; IF([.AD12]; [.$O12]; IF([.AE12]; [.$P12] + (([.$O12] - [.$P12]) * ((2/3) - [.V12]) * 6); [.$P12])))" office:value-type="float" office:value="0.1225" calcext:value-type="float">
            <text:p>0.1225</text:p>
          </table:table-cell>
          <table:table-cell table:formula="of:=ROUND([.AF12]*255)" office:value-type="float" office:value="147" calcext:value-type="float">
            <text:p>147</text:p>
          </table:table-cell>
          <table:table-cell table:formula="of:=ROUND([.AG12]*255)" office:value-type="float" office:value="31" calcext:value-type="float">
            <text:p>31</text:p>
          </table:table-cell>
          <table:table-cell table:formula="of:=ROUND([.AH12]*255)" office:value-type="float" office:value="31" calcext:value-type="float">
            <text:p>31</text:p>
          </table:table-cell>
        </table:table-row>
        <table:table-row table:style-name="ro3">
          <table:table-cell table:formula="of:=[.A12]" office:value-type="float" office:value="0" calcext:value-type="float">
            <text:p>0</text:p>
          </table:table-cell>
          <table:table-cell table:formula="of:=[.B12]" office:value-type="float" office:value="65" calcext:value-type="float">
            <text:p>65</text:p>
          </table:table-cell>
          <table:table-cell table:formula="of:=IF([.C$5]=[.C12]; 5; [.C12]+5)" office:value-type="float" office:value="40" calcext:value-type="float">
            <text:p>40</text:p>
          </table:table-cell>
          <table:table-cell table:formula="of:=[.AI13]&amp;&quot;, &quot;&amp;[.AJ13]&amp;&quot;, &quot;&amp;[.AK13]" office:value-type="string" office:string-value="168, 36, 36" calcext:value-type="string">
            <text:p>168, 36, 36</text:p>
          </table:table-cell>
          <table:table-cell table:formula="of:=DEC2HEX([.AI13]; 2)&amp;DEC2HEX([.AJ13]; 2)&amp;DEC2HEX([.AK13]; 2)" office:value-type="string" office:string-value="A82424" calcext:value-type="string">
            <text:p>A82424</text:p>
          </table:table-cell>
          <table:table-cell table:formula="of:=[.A13]/360" office:value-type="float" office:value="0" calcext:value-type="float">
            <text:p>0</text:p>
          </table:table-cell>
          <table:table-cell table:formula="of:=[.B13]/100" office:value-type="float" office:value="0.65" calcext:value-type="float">
            <text:p>0.65</text:p>
          </table:table-cell>
          <table:table-cell table:formula="of:=[.C13]/100" office:value-type="float" office:value="0.4" calcext:value-type="float">
            <text:p>0.4</text:p>
          </table:table-cell>
          <table:table-cell table:formula="of:=IF([.B13]&gt;0; TRUE(); FALSE())" office:value-type="boolean" office:boolean-value="true" calcext:value-type="boolean">
            <text:p>TRUE</text:p>
          </table:table-cell>
          <table:table-cell table:formula="of:=IF([.I13]; &quot;&quot;; ROUND([.C13]*2.55))">
            <text:p/>
          </table:table-cell>
          <table:table-cell table:formula="of:=[.J13]">
            <text:p/>
          </table:table-cell>
          <table:table-cell table:formula="of:=[.J13]">
            <text:p/>
          </table:table-cell>
          <table:table-cell table:formula="of:=[.H13] * (1 + [.G13])" office:value-type="float" office:value="0.66" calcext:value-type="float">
            <text:p>0.66</text:p>
          </table:table-cell>
          <table:table-cell table:formula="of:= ([.H13] + [.G13]) - ([.H13] * [.G13])" office:value-type="float" office:value="0.79" calcext:value-type="float">
            <text:p>0.79</text:p>
          </table:table-cell>
          <table:table-cell table:formula="of:=IF([.H13] &lt;= 0.5; [.M13]; [.N13])" office:value-type="float" office:value="0.66" calcext:value-type="float">
            <text:p>0.66</text:p>
          </table:table-cell>
          <table:table-cell table:formula="of:= (2 * [.H13]) - [.O13]" office:value-type="float" office:value="0.14" calcext:value-type="float">
            <text:p>0.14</text:p>
          </table:table-cell>
          <table:table-cell table:formula="of:=[.F13] + (1/3)" office:value-type="float" office:value="0.333333333333333" calcext:value-type="float">
            <text:p>0.333333333333333</text:p>
          </table:table-cell>
          <table:table-cell table:formula="of:=[.F13]" office:value-type="float" office:value="0" calcext:value-type="float">
            <text:p>0</text:p>
          </table:table-cell>
          <table:table-cell table:formula="of:=[.F13] - (1/3)" office:value-type="float" office:value="-0.333333333333333" calcext:value-type="float">
            <text:p>-0.333333333333333</text:p>
          </table:table-cell>
          <table:table-cell table:formula="of:=IF([.Q13]&lt;0; [.Q13]+1; IF([.Q13]&gt;1; [.Q13]-1; [.Q13]))" office:value-type="float" office:value="0.333333333333333" calcext:value-type="float">
            <text:p>0.333333333333333</text:p>
          </table:table-cell>
          <table:table-cell table:formula="of:=IF([.R13]&lt;0; [.R13]+1; IF([.R13]&gt;1; [.R13]-1; [.R13]))" office:value-type="float" office:value="0" calcext:value-type="float">
            <text:p>0</text:p>
          </table:table-cell>
          <table:table-cell table:formula="of:=IF([.S13]&lt;0; [.S13]+1; IF([.S13]&gt;1; [.S13]-1; [.S13]))" office:value-type="float" office:value="0.666666666666667" calcext:value-type="float">
            <text:p>0.666666666666667</text:p>
          </table:table-cell>
          <table:table-cell table:formula="of:=IF((6* [.T13]) &lt; 1; TRUE(); FALSE())" office:value-type="boolean" office:boolean-value="false" calcext:value-type="boolean">
            <text:p>FALSE</text:p>
          </table:table-cell>
          <table:table-cell table:formula="of:=IF((2* [.T13]) &lt; 1; TRUE(); FALSE())" office:value-type="boolean" office:boolean-value="true" calcext:value-type="boolean">
            <text:p>TRUE</text:p>
          </table:table-cell>
          <table:table-cell table:formula="of:=IF((3* [.T13]) &lt; 2; TRUE(); FALSE())" office:value-type="boolean" office:boolean-value="true" calcext:value-type="boolean">
            <text:p>TRUE</text:p>
          </table:table-cell>
          <table:table-cell table:formula="of:=IF((6* [.U13]) &lt; 1; TRUE(); FALSE())" office:value-type="boolean" office:boolean-value="true" calcext:value-type="boolean">
            <text:p>TRUE</text:p>
          </table:table-cell>
          <table:table-cell table:formula="of:=IF((2* [.U13]) &lt; 1; TRUE(); FALSE())" office:value-type="boolean" office:boolean-value="true" calcext:value-type="boolean">
            <text:p>TRUE</text:p>
          </table:table-cell>
          <table:table-cell table:formula="of:=IF((3* [.U13]) &lt; 2; TRUE(); FALSE())" office:value-type="boolean" office:boolean-value="true" calcext:value-type="boolean">
            <text:p>TRUE</text:p>
          </table:table-cell>
          <table:table-cell table:formula="of:=IF((6* [.V13]) &lt; 1; TRUE(); FALSE())" office:value-type="boolean" office:boolean-value="false" calcext:value-type="boolean">
            <text:p>FALSE</text:p>
          </table:table-cell>
          <table:table-cell table:formula="of:=IF((2* [.V13]) &lt; 1; TRUE(); FALSE())" office:value-type="boolean" office:boolean-value="false" calcext:value-type="boolean">
            <text:p>FALSE</text:p>
          </table:table-cell>
          <table:table-cell table:formula="of:=IF((3* [.V13]) &lt; 2; TRUE(); FALSE())" office:value-type="boolean" office:boolean-value="false" calcext:value-type="boolean">
            <text:p>FALSE</text:p>
          </table:table-cell>
          <table:table-cell table:formula="of:=IF([.W13]; [.$P13] + ([.$O13] - [.$P13]) * 6 * [.T13]; IF([.X13]; [.$O13]; IF([.Y13]; [.$P13] + (([.$O13] - [.$P13]) * ((2/3) - [.T13]) * 6); [.$P13])))" office:value-type="float" office:value="0.66" calcext:value-type="float">
            <text:p>0.66</text:p>
          </table:table-cell>
          <table:table-cell table:formula="of:=IF([.Z13]; [.$P13] + ([.$O13] - [.$P13]) * 6 * [.U13]; IF([.AA13]; [.$O13]; IF([.AB13]; [.$P13] + (([.$O13] - [.$P13]) * ((2/3) - [.U13]) * 6); [.$P13])))" office:value-type="float" office:value="0.14" calcext:value-type="float">
            <text:p>0.14</text:p>
          </table:table-cell>
          <table:table-cell table:formula="of:=IF([.AC13]; [.$P13] + ([.$O13] - [.$P13]) * 6 * [.V13]; IF([.AD13]; [.$O13]; IF([.AE13]; [.$P13] + (([.$O13] - [.$P13]) * ((2/3) - [.V13]) * 6); [.$P13])))" office:value-type="float" office:value="0.14" calcext:value-type="float">
            <text:p>0.14</text:p>
          </table:table-cell>
          <table:table-cell table:formula="of:=ROUND([.AF13]*255)" office:value-type="float" office:value="168" calcext:value-type="float">
            <text:p>168</text:p>
          </table:table-cell>
          <table:table-cell table:formula="of:=ROUND([.AG13]*255)" office:value-type="float" office:value="36" calcext:value-type="float">
            <text:p>36</text:p>
          </table:table-cell>
          <table:table-cell table:formula="of:=ROUND([.AH13]*255)" office:value-type="float" office:value="36" calcext:value-type="float">
            <text:p>36</text:p>
          </table:table-cell>
        </table:table-row>
        <table:table-row table:style-name="ro3">
          <table:table-cell table:formula="of:=[.A13]" office:value-type="float" office:value="0" calcext:value-type="float">
            <text:p>0</text:p>
          </table:table-cell>
          <table:table-cell table:formula="of:=[.B13]" office:value-type="float" office:value="65" calcext:value-type="float">
            <text:p>65</text:p>
          </table:table-cell>
          <table:table-cell table:formula="of:=IF([.C$5]=[.C13]; 5; [.C13]+5)" office:value-type="float" office:value="45" calcext:value-type="float">
            <text:p>45</text:p>
          </table:table-cell>
          <table:table-cell table:formula="of:=[.AI14]&amp;&quot;, &quot;&amp;[.AJ14]&amp;&quot;, &quot;&amp;[.AK14]" office:value-type="string" office:string-value="189, 40, 40" calcext:value-type="string">
            <text:p>189, 40, 40</text:p>
          </table:table-cell>
          <table:table-cell table:formula="of:=DEC2HEX([.AI14]; 2)&amp;DEC2HEX([.AJ14]; 2)&amp;DEC2HEX([.AK14]; 2)" office:value-type="string" office:string-value="BD2828" calcext:value-type="string">
            <text:p>BD2828</text:p>
          </table:table-cell>
          <table:table-cell table:formula="of:=[.A14]/360" office:value-type="float" office:value="0" calcext:value-type="float">
            <text:p>0</text:p>
          </table:table-cell>
          <table:table-cell table:formula="of:=[.B14]/100" office:value-type="float" office:value="0.65" calcext:value-type="float">
            <text:p>0.65</text:p>
          </table:table-cell>
          <table:table-cell table:formula="of:=[.C14]/100" office:value-type="float" office:value="0.45" calcext:value-type="float">
            <text:p>0.45</text:p>
          </table:table-cell>
          <table:table-cell table:formula="of:=IF([.B14]&gt;0; TRUE(); FALSE())" office:value-type="boolean" office:boolean-value="true" calcext:value-type="boolean">
            <text:p>TRUE</text:p>
          </table:table-cell>
          <table:table-cell table:formula="of:=IF([.I14]; &quot;&quot;; ROUND([.C14]*2.55))">
            <text:p/>
          </table:table-cell>
          <table:table-cell table:formula="of:=[.J14]">
            <text:p/>
          </table:table-cell>
          <table:table-cell table:formula="of:=[.J14]">
            <text:p/>
          </table:table-cell>
          <table:table-cell table:formula="of:=[.H14] * (1 + [.G14])" office:value-type="float" office:value="0.7425" calcext:value-type="float">
            <text:p>0.7425</text:p>
          </table:table-cell>
          <table:table-cell table:formula="of:= ([.H14] + [.G14]) - ([.H14] * [.G14])" office:value-type="float" office:value="0.8075" calcext:value-type="float">
            <text:p>0.8075</text:p>
          </table:table-cell>
          <table:table-cell table:formula="of:=IF([.H14] &lt;= 0.5; [.M14]; [.N14])" office:value-type="float" office:value="0.7425" calcext:value-type="float">
            <text:p>0.7425</text:p>
          </table:table-cell>
          <table:table-cell table:formula="of:= (2 * [.H14]) - [.O14]" office:value-type="float" office:value="0.1575" calcext:value-type="float">
            <text:p>0.1575</text:p>
          </table:table-cell>
          <table:table-cell table:formula="of:=[.F14] + (1/3)" office:value-type="float" office:value="0.333333333333333" calcext:value-type="float">
            <text:p>0.333333333333333</text:p>
          </table:table-cell>
          <table:table-cell table:formula="of:=[.F14]" office:value-type="float" office:value="0" calcext:value-type="float">
            <text:p>0</text:p>
          </table:table-cell>
          <table:table-cell table:formula="of:=[.F14] - (1/3)" office:value-type="float" office:value="-0.333333333333333" calcext:value-type="float">
            <text:p>-0.333333333333333</text:p>
          </table:table-cell>
          <table:table-cell table:formula="of:=IF([.Q14]&lt;0; [.Q14]+1; IF([.Q14]&gt;1; [.Q14]-1; [.Q14]))" office:value-type="float" office:value="0.333333333333333" calcext:value-type="float">
            <text:p>0.333333333333333</text:p>
          </table:table-cell>
          <table:table-cell table:formula="of:=IF([.R14]&lt;0; [.R14]+1; IF([.R14]&gt;1; [.R14]-1; [.R14]))" office:value-type="float" office:value="0" calcext:value-type="float">
            <text:p>0</text:p>
          </table:table-cell>
          <table:table-cell table:formula="of:=IF([.S14]&lt;0; [.S14]+1; IF([.S14]&gt;1; [.S14]-1; [.S14]))" office:value-type="float" office:value="0.666666666666667" calcext:value-type="float">
            <text:p>0.666666666666667</text:p>
          </table:table-cell>
          <table:table-cell table:formula="of:=IF((6* [.T14]) &lt; 1; TRUE(); FALSE())" office:value-type="boolean" office:boolean-value="false" calcext:value-type="boolean">
            <text:p>FALSE</text:p>
          </table:table-cell>
          <table:table-cell table:formula="of:=IF((2* [.T14]) &lt; 1; TRUE(); FALSE())" office:value-type="boolean" office:boolean-value="true" calcext:value-type="boolean">
            <text:p>TRUE</text:p>
          </table:table-cell>
          <table:table-cell table:formula="of:=IF((3* [.T14]) &lt; 2; TRUE(); FALSE())" office:value-type="boolean" office:boolean-value="true" calcext:value-type="boolean">
            <text:p>TRUE</text:p>
          </table:table-cell>
          <table:table-cell table:formula="of:=IF((6* [.U14]) &lt; 1; TRUE(); FALSE())" office:value-type="boolean" office:boolean-value="true" calcext:value-type="boolean">
            <text:p>TRUE</text:p>
          </table:table-cell>
          <table:table-cell table:formula="of:=IF((2* [.U14]) &lt; 1; TRUE(); FALSE())" office:value-type="boolean" office:boolean-value="true" calcext:value-type="boolean">
            <text:p>TRUE</text:p>
          </table:table-cell>
          <table:table-cell table:formula="of:=IF((3* [.U14]) &lt; 2; TRUE(); FALSE())" office:value-type="boolean" office:boolean-value="true" calcext:value-type="boolean">
            <text:p>TRUE</text:p>
          </table:table-cell>
          <table:table-cell table:formula="of:=IF((6* [.V14]) &lt; 1; TRUE(); FALSE())" office:value-type="boolean" office:boolean-value="false" calcext:value-type="boolean">
            <text:p>FALSE</text:p>
          </table:table-cell>
          <table:table-cell table:formula="of:=IF((2* [.V14]) &lt; 1; TRUE(); FALSE())" office:value-type="boolean" office:boolean-value="false" calcext:value-type="boolean">
            <text:p>FALSE</text:p>
          </table:table-cell>
          <table:table-cell table:formula="of:=IF((3* [.V14]) &lt; 2; TRUE(); FALSE())" office:value-type="boolean" office:boolean-value="false" calcext:value-type="boolean">
            <text:p>FALSE</text:p>
          </table:table-cell>
          <table:table-cell table:formula="of:=IF([.W14]; [.$P14] + ([.$O14] - [.$P14]) * 6 * [.T14]; IF([.X14]; [.$O14]; IF([.Y14]; [.$P14] + (([.$O14] - [.$P14]) * ((2/3) - [.T14]) * 6); [.$P14])))" office:value-type="float" office:value="0.7425" calcext:value-type="float">
            <text:p>0.7425</text:p>
          </table:table-cell>
          <table:table-cell table:formula="of:=IF([.Z14]; [.$P14] + ([.$O14] - [.$P14]) * 6 * [.U14]; IF([.AA14]; [.$O14]; IF([.AB14]; [.$P14] + (([.$O14] - [.$P14]) * ((2/3) - [.U14]) * 6); [.$P14])))" office:value-type="float" office:value="0.1575" calcext:value-type="float">
            <text:p>0.1575</text:p>
          </table:table-cell>
          <table:table-cell table:formula="of:=IF([.AC14]; [.$P14] + ([.$O14] - [.$P14]) * 6 * [.V14]; IF([.AD14]; [.$O14]; IF([.AE14]; [.$P14] + (([.$O14] - [.$P14]) * ((2/3) - [.V14]) * 6); [.$P14])))" office:value-type="float" office:value="0.1575" calcext:value-type="float">
            <text:p>0.1575</text:p>
          </table:table-cell>
          <table:table-cell table:formula="of:=ROUND([.AF14]*255)" office:value-type="float" office:value="189" calcext:value-type="float">
            <text:p>189</text:p>
          </table:table-cell>
          <table:table-cell table:formula="of:=ROUND([.AG14]*255)" office:value-type="float" office:value="40" calcext:value-type="float">
            <text:p>40</text:p>
          </table:table-cell>
          <table:table-cell table:formula="of:=ROUND([.AH14]*255)" office:value-type="float" office:value="40" calcext:value-type="float">
            <text:p>40</text:p>
          </table:table-cell>
        </table:table-row>
        <table:table-row table:style-name="ro3">
          <table:table-cell table:formula="of:=[.A14]" office:value-type="float" office:value="0" calcext:value-type="float">
            <text:p>0</text:p>
          </table:table-cell>
          <table:table-cell table:formula="of:=[.B14]" office:value-type="float" office:value="65" calcext:value-type="float">
            <text:p>65</text:p>
          </table:table-cell>
          <table:table-cell table:formula="of:=IF([.C$5]=[.C14]; 5; [.C14]+5)" office:value-type="float" office:value="50" calcext:value-type="float">
            <text:p>50</text:p>
          </table:table-cell>
          <table:table-cell table:formula="of:=[.AI15]&amp;&quot;, &quot;&amp;[.AJ15]&amp;&quot;, &quot;&amp;[.AK15]" office:value-type="string" office:string-value="210, 45, 45" calcext:value-type="string">
            <text:p>210, 45, 45</text:p>
          </table:table-cell>
          <table:table-cell table:formula="of:=DEC2HEX([.AI15]; 2)&amp;DEC2HEX([.AJ15]; 2)&amp;DEC2HEX([.AK15]; 2)" office:value-type="string" office:string-value="D22D2D" calcext:value-type="string">
            <text:p>D22D2D</text:p>
          </table:table-cell>
          <table:table-cell table:formula="of:=[.A15]/360" office:value-type="float" office:value="0" calcext:value-type="float">
            <text:p>0</text:p>
          </table:table-cell>
          <table:table-cell table:formula="of:=[.B15]/100" office:value-type="float" office:value="0.65" calcext:value-type="float">
            <text:p>0.65</text:p>
          </table:table-cell>
          <table:table-cell table:formula="of:=[.C15]/100" office:value-type="float" office:value="0.5" calcext:value-type="float">
            <text:p>0.5</text:p>
          </table:table-cell>
          <table:table-cell table:formula="of:=IF([.B15]&gt;0; TRUE(); FALSE())" office:value-type="boolean" office:boolean-value="true" calcext:value-type="boolean">
            <text:p>TRUE</text:p>
          </table:table-cell>
          <table:table-cell table:formula="of:=IF([.I15]; &quot;&quot;; ROUND([.C15]*2.55))">
            <text:p/>
          </table:table-cell>
          <table:table-cell table:formula="of:=[.J15]">
            <text:p/>
          </table:table-cell>
          <table:table-cell table:formula="of:=[.J15]">
            <text:p/>
          </table:table-cell>
          <table:table-cell table:formula="of:=[.H15] * (1 + [.G15])" office:value-type="float" office:value="0.825" calcext:value-type="float">
            <text:p>0.825</text:p>
          </table:table-cell>
          <table:table-cell table:formula="of:= ([.H15] + [.G15]) - ([.H15] * [.G15])" office:value-type="float" office:value="0.825" calcext:value-type="float">
            <text:p>0.825</text:p>
          </table:table-cell>
          <table:table-cell table:formula="of:=IF([.H15] &lt;= 0.5; [.M15]; [.N15])" office:value-type="float" office:value="0.825" calcext:value-type="float">
            <text:p>0.825</text:p>
          </table:table-cell>
          <table:table-cell table:formula="of:= (2 * [.H15]) - [.O15]" office:value-type="float" office:value="0.175" calcext:value-type="float">
            <text:p>0.175</text:p>
          </table:table-cell>
          <table:table-cell table:formula="of:=[.F15] + (1/3)" office:value-type="float" office:value="0.333333333333333" calcext:value-type="float">
            <text:p>0.333333333333333</text:p>
          </table:table-cell>
          <table:table-cell table:formula="of:=[.F15]" office:value-type="float" office:value="0" calcext:value-type="float">
            <text:p>0</text:p>
          </table:table-cell>
          <table:table-cell table:formula="of:=[.F15] - (1/3)" office:value-type="float" office:value="-0.333333333333333" calcext:value-type="float">
            <text:p>-0.333333333333333</text:p>
          </table:table-cell>
          <table:table-cell table:formula="of:=IF([.Q15]&lt;0; [.Q15]+1; IF([.Q15]&gt;1; [.Q15]-1; [.Q15]))" office:value-type="float" office:value="0.333333333333333" calcext:value-type="float">
            <text:p>0.333333333333333</text:p>
          </table:table-cell>
          <table:table-cell table:formula="of:=IF([.R15]&lt;0; [.R15]+1; IF([.R15]&gt;1; [.R15]-1; [.R15]))" office:value-type="float" office:value="0" calcext:value-type="float">
            <text:p>0</text:p>
          </table:table-cell>
          <table:table-cell table:formula="of:=IF([.S15]&lt;0; [.S15]+1; IF([.S15]&gt;1; [.S15]-1; [.S15]))" office:value-type="float" office:value="0.666666666666667" calcext:value-type="float">
            <text:p>0.666666666666667</text:p>
          </table:table-cell>
          <table:table-cell table:formula="of:=IF((6* [.T15]) &lt; 1; TRUE(); FALSE())" office:value-type="boolean" office:boolean-value="false" calcext:value-type="boolean">
            <text:p>FALSE</text:p>
          </table:table-cell>
          <table:table-cell table:formula="of:=IF((2* [.T15]) &lt; 1; TRUE(); FALSE())" office:value-type="boolean" office:boolean-value="true" calcext:value-type="boolean">
            <text:p>TRUE</text:p>
          </table:table-cell>
          <table:table-cell table:formula="of:=IF((3* [.T15]) &lt; 2; TRUE(); FALSE())" office:value-type="boolean" office:boolean-value="true" calcext:value-type="boolean">
            <text:p>TRUE</text:p>
          </table:table-cell>
          <table:table-cell table:formula="of:=IF((6* [.U15]) &lt; 1; TRUE(); FALSE())" office:value-type="boolean" office:boolean-value="true" calcext:value-type="boolean">
            <text:p>TRUE</text:p>
          </table:table-cell>
          <table:table-cell table:formula="of:=IF((2* [.U15]) &lt; 1; TRUE(); FALSE())" office:value-type="boolean" office:boolean-value="true" calcext:value-type="boolean">
            <text:p>TRUE</text:p>
          </table:table-cell>
          <table:table-cell table:formula="of:=IF((3* [.U15]) &lt; 2; TRUE(); FALSE())" office:value-type="boolean" office:boolean-value="true" calcext:value-type="boolean">
            <text:p>TRUE</text:p>
          </table:table-cell>
          <table:table-cell table:formula="of:=IF((6* [.V15]) &lt; 1; TRUE(); FALSE())" office:value-type="boolean" office:boolean-value="false" calcext:value-type="boolean">
            <text:p>FALSE</text:p>
          </table:table-cell>
          <table:table-cell table:formula="of:=IF((2* [.V15]) &lt; 1; TRUE(); FALSE())" office:value-type="boolean" office:boolean-value="false" calcext:value-type="boolean">
            <text:p>FALSE</text:p>
          </table:table-cell>
          <table:table-cell table:formula="of:=IF((3* [.V15]) &lt; 2; TRUE(); FALSE())" office:value-type="boolean" office:boolean-value="false" calcext:value-type="boolean">
            <text:p>FALSE</text:p>
          </table:table-cell>
          <table:table-cell table:formula="of:=IF([.W15]; [.$P15] + ([.$O15] - [.$P15]) * 6 * [.T15]; IF([.X15]; [.$O15]; IF([.Y15]; [.$P15] + (([.$O15] - [.$P15]) * ((2/3) - [.T15]) * 6); [.$P15])))" office:value-type="float" office:value="0.825" calcext:value-type="float">
            <text:p>0.825</text:p>
          </table:table-cell>
          <table:table-cell table:formula="of:=IF([.Z15]; [.$P15] + ([.$O15] - [.$P15]) * 6 * [.U15]; IF([.AA15]; [.$O15]; IF([.AB15]; [.$P15] + (([.$O15] - [.$P15]) * ((2/3) - [.U15]) * 6); [.$P15])))" office:value-type="float" office:value="0.175" calcext:value-type="float">
            <text:p>0.175</text:p>
          </table:table-cell>
          <table:table-cell table:formula="of:=IF([.AC15]; [.$P15] + ([.$O15] - [.$P15]) * 6 * [.V15]; IF([.AD15]; [.$O15]; IF([.AE15]; [.$P15] + (([.$O15] - [.$P15]) * ((2/3) - [.V15]) * 6); [.$P15])))" office:value-type="float" office:value="0.175" calcext:value-type="float">
            <text:p>0.175</text:p>
          </table:table-cell>
          <table:table-cell table:formula="of:=ROUND([.AF15]*255)" office:value-type="float" office:value="210" calcext:value-type="float">
            <text:p>210</text:p>
          </table:table-cell>
          <table:table-cell table:formula="of:=ROUND([.AG15]*255)" office:value-type="float" office:value="45" calcext:value-type="float">
            <text:p>45</text:p>
          </table:table-cell>
          <table:table-cell table:formula="of:=ROUND([.AH15]*255)" office:value-type="float" office:value="45" calcext:value-type="float">
            <text:p>45</text:p>
          </table:table-cell>
        </table:table-row>
        <table:table-row table:style-name="ro3">
          <table:table-cell table:formula="of:=[.A15]" office:value-type="float" office:value="0" calcext:value-type="float">
            <text:p>0</text:p>
          </table:table-cell>
          <table:table-cell table:formula="of:=[.B15]" office:value-type="float" office:value="65" calcext:value-type="float">
            <text:p>65</text:p>
          </table:table-cell>
          <table:table-cell table:formula="of:=IF([.C$5]=[.C15]; 5; [.C15]+5)" office:value-type="float" office:value="55" calcext:value-type="float">
            <text:p>55</text:p>
          </table:table-cell>
          <table:table-cell table:formula="of:=[.AI16]&amp;&quot;, &quot;&amp;[.AJ16]&amp;&quot;, &quot;&amp;[.AK16]" office:value-type="string" office:string-value="215, 66, 66" calcext:value-type="string">
            <text:p>215, 66, 66</text:p>
          </table:table-cell>
          <table:table-cell table:formula="of:=DEC2HEX([.AI16]; 2)&amp;DEC2HEX([.AJ16]; 2)&amp;DEC2HEX([.AK16]; 2)" office:value-type="string" office:string-value="D74242" calcext:value-type="string">
            <text:p>D74242</text:p>
          </table:table-cell>
          <table:table-cell table:formula="of:=[.A16]/360" office:value-type="float" office:value="0" calcext:value-type="float">
            <text:p>0</text:p>
          </table:table-cell>
          <table:table-cell table:formula="of:=[.B16]/100" office:value-type="float" office:value="0.65" calcext:value-type="float">
            <text:p>0.65</text:p>
          </table:table-cell>
          <table:table-cell table:formula="of:=[.C16]/100" office:value-type="float" office:value="0.55" calcext:value-type="float">
            <text:p>0.55</text:p>
          </table:table-cell>
          <table:table-cell table:formula="of:=IF([.B16]&gt;0; TRUE(); FALSE())" office:value-type="boolean" office:boolean-value="true" calcext:value-type="boolean">
            <text:p>TRUE</text:p>
          </table:table-cell>
          <table:table-cell table:formula="of:=IF([.I16]; &quot;&quot;; ROUND([.C16]*2.55))">
            <text:p/>
          </table:table-cell>
          <table:table-cell table:formula="of:=[.J16]">
            <text:p/>
          </table:table-cell>
          <table:table-cell table:formula="of:=[.J16]">
            <text:p/>
          </table:table-cell>
          <table:table-cell table:formula="of:=[.H16] * (1 + [.G16])" office:value-type="float" office:value="0.9075" calcext:value-type="float">
            <text:p>0.9075</text:p>
          </table:table-cell>
          <table:table-cell table:formula="of:= ([.H16] + [.G16]) - ([.H16] * [.G16])" office:value-type="float" office:value="0.8425" calcext:value-type="float">
            <text:p>0.8425</text:p>
          </table:table-cell>
          <table:table-cell table:formula="of:=IF([.H16] &lt;= 0.5; [.M16]; [.N16])" office:value-type="float" office:value="0.8425" calcext:value-type="float">
            <text:p>0.8425</text:p>
          </table:table-cell>
          <table:table-cell table:formula="of:= (2 * [.H16]) - [.O16]" office:value-type="float" office:value="0.2575" calcext:value-type="float">
            <text:p>0.2575</text:p>
          </table:table-cell>
          <table:table-cell table:formula="of:=[.F16] + (1/3)" office:value-type="float" office:value="0.333333333333333" calcext:value-type="float">
            <text:p>0.333333333333333</text:p>
          </table:table-cell>
          <table:table-cell table:formula="of:=[.F16]" office:value-type="float" office:value="0" calcext:value-type="float">
            <text:p>0</text:p>
          </table:table-cell>
          <table:table-cell table:formula="of:=[.F16] - (1/3)" office:value-type="float" office:value="-0.333333333333333" calcext:value-type="float">
            <text:p>-0.333333333333333</text:p>
          </table:table-cell>
          <table:table-cell table:formula="of:=IF([.Q16]&lt;0; [.Q16]+1; IF([.Q16]&gt;1; [.Q16]-1; [.Q16]))" office:value-type="float" office:value="0.333333333333333" calcext:value-type="float">
            <text:p>0.333333333333333</text:p>
          </table:table-cell>
          <table:table-cell table:formula="of:=IF([.R16]&lt;0; [.R16]+1; IF([.R16]&gt;1; [.R16]-1; [.R16]))" office:value-type="float" office:value="0" calcext:value-type="float">
            <text:p>0</text:p>
          </table:table-cell>
          <table:table-cell table:formula="of:=IF([.S16]&lt;0; [.S16]+1; IF([.S16]&gt;1; [.S16]-1; [.S16]))" office:value-type="float" office:value="0.666666666666667" calcext:value-type="float">
            <text:p>0.666666666666667</text:p>
          </table:table-cell>
          <table:table-cell table:formula="of:=IF((6* [.T16]) &lt; 1; TRUE(); FALSE())" office:value-type="boolean" office:boolean-value="false" calcext:value-type="boolean">
            <text:p>FALSE</text:p>
          </table:table-cell>
          <table:table-cell table:formula="of:=IF((2* [.T16]) &lt; 1; TRUE(); FALSE())" office:value-type="boolean" office:boolean-value="true" calcext:value-type="boolean">
            <text:p>TRUE</text:p>
          </table:table-cell>
          <table:table-cell table:formula="of:=IF((3* [.T16]) &lt; 2; TRUE(); FALSE())" office:value-type="boolean" office:boolean-value="true" calcext:value-type="boolean">
            <text:p>TRUE</text:p>
          </table:table-cell>
          <table:table-cell table:formula="of:=IF((6* [.U16]) &lt; 1; TRUE(); FALSE())" office:value-type="boolean" office:boolean-value="true" calcext:value-type="boolean">
            <text:p>TRUE</text:p>
          </table:table-cell>
          <table:table-cell table:formula="of:=IF((2* [.U16]) &lt; 1; TRUE(); FALSE())" office:value-type="boolean" office:boolean-value="true" calcext:value-type="boolean">
            <text:p>TRUE</text:p>
          </table:table-cell>
          <table:table-cell table:formula="of:=IF((3* [.U16]) &lt; 2; TRUE(); FALSE())" office:value-type="boolean" office:boolean-value="true" calcext:value-type="boolean">
            <text:p>TRUE</text:p>
          </table:table-cell>
          <table:table-cell table:formula="of:=IF((6* [.V16]) &lt; 1; TRUE(); FALSE())" office:value-type="boolean" office:boolean-value="false" calcext:value-type="boolean">
            <text:p>FALSE</text:p>
          </table:table-cell>
          <table:table-cell table:formula="of:=IF((2* [.V16]) &lt; 1; TRUE(); FALSE())" office:value-type="boolean" office:boolean-value="false" calcext:value-type="boolean">
            <text:p>FALSE</text:p>
          </table:table-cell>
          <table:table-cell table:formula="of:=IF((3* [.V16]) &lt; 2; TRUE(); FALSE())" office:value-type="boolean" office:boolean-value="false" calcext:value-type="boolean">
            <text:p>FALSE</text:p>
          </table:table-cell>
          <table:table-cell table:formula="of:=IF([.W16]; [.$P16] + ([.$O16] - [.$P16]) * 6 * [.T16]; IF([.X16]; [.$O16]; IF([.Y16]; [.$P16] + (([.$O16] - [.$P16]) * ((2/3) - [.T16]) * 6); [.$P16])))" office:value-type="float" office:value="0.8425" calcext:value-type="float">
            <text:p>0.8425</text:p>
          </table:table-cell>
          <table:table-cell table:formula="of:=IF([.Z16]; [.$P16] + ([.$O16] - [.$P16]) * 6 * [.U16]; IF([.AA16]; [.$O16]; IF([.AB16]; [.$P16] + (([.$O16] - [.$P16]) * ((2/3) - [.U16]) * 6); [.$P16])))" office:value-type="float" office:value="0.2575" calcext:value-type="float">
            <text:p>0.2575</text:p>
          </table:table-cell>
          <table:table-cell table:formula="of:=IF([.AC16]; [.$P16] + ([.$O16] - [.$P16]) * 6 * [.V16]; IF([.AD16]; [.$O16]; IF([.AE16]; [.$P16] + (([.$O16] - [.$P16]) * ((2/3) - [.V16]) * 6); [.$P16])))" office:value-type="float" office:value="0.2575" calcext:value-type="float">
            <text:p>0.2575</text:p>
          </table:table-cell>
          <table:table-cell table:formula="of:=ROUND([.AF16]*255)" office:value-type="float" office:value="215" calcext:value-type="float">
            <text:p>215</text:p>
          </table:table-cell>
          <table:table-cell table:formula="of:=ROUND([.AG16]*255)" office:value-type="float" office:value="66" calcext:value-type="float">
            <text:p>66</text:p>
          </table:table-cell>
          <table:table-cell table:formula="of:=ROUND([.AH16]*255)" office:value-type="float" office:value="66" calcext:value-type="float">
            <text:p>66</text:p>
          </table:table-cell>
        </table:table-row>
        <table:table-row table:style-name="ro3">
          <table:table-cell table:formula="of:=[.A16]" office:value-type="float" office:value="0" calcext:value-type="float">
            <text:p>0</text:p>
          </table:table-cell>
          <table:table-cell table:formula="of:=[.B16]" office:value-type="float" office:value="65" calcext:value-type="float">
            <text:p>65</text:p>
          </table:table-cell>
          <table:table-cell table:formula="of:=IF([.C$5]=[.C16]; 5; [.C16]+5)" office:value-type="float" office:value="60" calcext:value-type="float">
            <text:p>60</text:p>
          </table:table-cell>
          <table:table-cell table:formula="of:=[.AI17]&amp;&quot;, &quot;&amp;[.AJ17]&amp;&quot;, &quot;&amp;[.AK17]" office:value-type="string" office:string-value="219, 87, 87" calcext:value-type="string">
            <text:p>219, 87, 87</text:p>
          </table:table-cell>
          <table:table-cell table:formula="of:=DEC2HEX([.AI17]; 2)&amp;DEC2HEX([.AJ17]; 2)&amp;DEC2HEX([.AK17]; 2)" office:value-type="string" office:string-value="DB5757" calcext:value-type="string">
            <text:p>DB5757</text:p>
          </table:table-cell>
          <table:table-cell table:formula="of:=[.A17]/360" office:value-type="float" office:value="0" calcext:value-type="float">
            <text:p>0</text:p>
          </table:table-cell>
          <table:table-cell table:formula="of:=[.B17]/100" office:value-type="float" office:value="0.65" calcext:value-type="float">
            <text:p>0.65</text:p>
          </table:table-cell>
          <table:table-cell table:formula="of:=[.C17]/100" office:value-type="float" office:value="0.6" calcext:value-type="float">
            <text:p>0.6</text:p>
          </table:table-cell>
          <table:table-cell table:formula="of:=IF([.B17]&gt;0; TRUE(); FALSE())" office:value-type="boolean" office:boolean-value="true" calcext:value-type="boolean">
            <text:p>TRUE</text:p>
          </table:table-cell>
          <table:table-cell table:formula="of:=IF([.I17]; &quot;&quot;; ROUND([.C17]*2.55))">
            <text:p/>
          </table:table-cell>
          <table:table-cell table:formula="of:=[.J17]">
            <text:p/>
          </table:table-cell>
          <table:table-cell table:formula="of:=[.J17]">
            <text:p/>
          </table:table-cell>
          <table:table-cell table:formula="of:=[.H17] * (1 + [.G17])" office:value-type="float" office:value="0.99" calcext:value-type="float">
            <text:p>0.99</text:p>
          </table:table-cell>
          <table:table-cell table:formula="of:= ([.H17] + [.G17]) - ([.H17] * [.G17])" office:value-type="float" office:value="0.86" calcext:value-type="float">
            <text:p>0.86</text:p>
          </table:table-cell>
          <table:table-cell table:formula="of:=IF([.H17] &lt;= 0.5; [.M17]; [.N17])" office:value-type="float" office:value="0.86" calcext:value-type="float">
            <text:p>0.86</text:p>
          </table:table-cell>
          <table:table-cell table:formula="of:= (2 * [.H17]) - [.O17]" office:value-type="float" office:value="0.34" calcext:value-type="float">
            <text:p>0.34</text:p>
          </table:table-cell>
          <table:table-cell table:formula="of:=[.F17] + (1/3)" office:value-type="float" office:value="0.333333333333333" calcext:value-type="float">
            <text:p>0.333333333333333</text:p>
          </table:table-cell>
          <table:table-cell table:formula="of:=[.F17]" office:value-type="float" office:value="0" calcext:value-type="float">
            <text:p>0</text:p>
          </table:table-cell>
          <table:table-cell table:formula="of:=[.F17] - (1/3)" office:value-type="float" office:value="-0.333333333333333" calcext:value-type="float">
            <text:p>-0.333333333333333</text:p>
          </table:table-cell>
          <table:table-cell table:formula="of:=IF([.Q17]&lt;0; [.Q17]+1; IF([.Q17]&gt;1; [.Q17]-1; [.Q17]))" office:value-type="float" office:value="0.333333333333333" calcext:value-type="float">
            <text:p>0.333333333333333</text:p>
          </table:table-cell>
          <table:table-cell table:formula="of:=IF([.R17]&lt;0; [.R17]+1; IF([.R17]&gt;1; [.R17]-1; [.R17]))" office:value-type="float" office:value="0" calcext:value-type="float">
            <text:p>0</text:p>
          </table:table-cell>
          <table:table-cell table:formula="of:=IF([.S17]&lt;0; [.S17]+1; IF([.S17]&gt;1; [.S17]-1; [.S17]))" office:value-type="float" office:value="0.666666666666667" calcext:value-type="float">
            <text:p>0.666666666666667</text:p>
          </table:table-cell>
          <table:table-cell table:formula="of:=IF((6* [.T17]) &lt; 1; TRUE(); FALSE())" office:value-type="boolean" office:boolean-value="false" calcext:value-type="boolean">
            <text:p>FALSE</text:p>
          </table:table-cell>
          <table:table-cell table:formula="of:=IF((2* [.T17]) &lt; 1; TRUE(); FALSE())" office:value-type="boolean" office:boolean-value="true" calcext:value-type="boolean">
            <text:p>TRUE</text:p>
          </table:table-cell>
          <table:table-cell table:formula="of:=IF((3* [.T17]) &lt; 2; TRUE(); FALSE())" office:value-type="boolean" office:boolean-value="true" calcext:value-type="boolean">
            <text:p>TRUE</text:p>
          </table:table-cell>
          <table:table-cell table:formula="of:=IF((6* [.U17]) &lt; 1; TRUE(); FALSE())" office:value-type="boolean" office:boolean-value="true" calcext:value-type="boolean">
            <text:p>TRUE</text:p>
          </table:table-cell>
          <table:table-cell table:formula="of:=IF((2* [.U17]) &lt; 1; TRUE(); FALSE())" office:value-type="boolean" office:boolean-value="true" calcext:value-type="boolean">
            <text:p>TRUE</text:p>
          </table:table-cell>
          <table:table-cell table:formula="of:=IF((3* [.U17]) &lt; 2; TRUE(); FALSE())" office:value-type="boolean" office:boolean-value="true" calcext:value-type="boolean">
            <text:p>TRUE</text:p>
          </table:table-cell>
          <table:table-cell table:formula="of:=IF((6* [.V17]) &lt; 1; TRUE(); FALSE())" office:value-type="boolean" office:boolean-value="false" calcext:value-type="boolean">
            <text:p>FALSE</text:p>
          </table:table-cell>
          <table:table-cell table:formula="of:=IF((2* [.V17]) &lt; 1; TRUE(); FALSE())" office:value-type="boolean" office:boolean-value="false" calcext:value-type="boolean">
            <text:p>FALSE</text:p>
          </table:table-cell>
          <table:table-cell table:formula="of:=IF((3* [.V17]) &lt; 2; TRUE(); FALSE())" office:value-type="boolean" office:boolean-value="false" calcext:value-type="boolean">
            <text:p>FALSE</text:p>
          </table:table-cell>
          <table:table-cell table:formula="of:=IF([.W17]; [.$P17] + ([.$O17] - [.$P17]) * 6 * [.T17]; IF([.X17]; [.$O17]; IF([.Y17]; [.$P17] + (([.$O17] - [.$P17]) * ((2/3) - [.T17]) * 6); [.$P17])))" office:value-type="float" office:value="0.86" calcext:value-type="float">
            <text:p>0.86</text:p>
          </table:table-cell>
          <table:table-cell table:formula="of:=IF([.Z17]; [.$P17] + ([.$O17] - [.$P17]) * 6 * [.U17]; IF([.AA17]; [.$O17]; IF([.AB17]; [.$P17] + (([.$O17] - [.$P17]) * ((2/3) - [.U17]) * 6); [.$P17])))" office:value-type="float" office:value="0.34" calcext:value-type="float">
            <text:p>0.34</text:p>
          </table:table-cell>
          <table:table-cell table:formula="of:=IF([.AC17]; [.$P17] + ([.$O17] - [.$P17]) * 6 * [.V17]; IF([.AD17]; [.$O17]; IF([.AE17]; [.$P17] + (([.$O17] - [.$P17]) * ((2/3) - [.V17]) * 6); [.$P17])))" office:value-type="float" office:value="0.34" calcext:value-type="float">
            <text:p>0.34</text:p>
          </table:table-cell>
          <table:table-cell table:formula="of:=ROUND([.AF17]*255)" office:value-type="float" office:value="219" calcext:value-type="float">
            <text:p>219</text:p>
          </table:table-cell>
          <table:table-cell table:formula="of:=ROUND([.AG17]*255)" office:value-type="float" office:value="87" calcext:value-type="float">
            <text:p>87</text:p>
          </table:table-cell>
          <table:table-cell table:formula="of:=ROUND([.AH17]*255)" office:value-type="float" office:value="87" calcext:value-type="float">
            <text:p>87</text:p>
          </table:table-cell>
        </table:table-row>
        <table:table-row table:style-name="ro3">
          <table:table-cell table:formula="of:=[.A17]" office:value-type="float" office:value="0" calcext:value-type="float">
            <text:p>0</text:p>
          </table:table-cell>
          <table:table-cell table:formula="of:=[.B17]" office:value-type="float" office:value="65" calcext:value-type="float">
            <text:p>65</text:p>
          </table:table-cell>
          <table:table-cell table:formula="of:=IF([.C$5]=[.C17]; 5; [.C17]+5)" office:value-type="float" office:value="65" calcext:value-type="float">
            <text:p>65</text:p>
          </table:table-cell>
          <table:table-cell table:formula="of:=[.AI18]&amp;&quot;, &quot;&amp;[.AJ18]&amp;&quot;, &quot;&amp;[.AK18]" office:value-type="string" office:string-value="224, 108, 108" calcext:value-type="string">
            <text:p>224, 108, 108</text:p>
          </table:table-cell>
          <table:table-cell table:formula="of:=DEC2HEX([.AI18]; 2)&amp;DEC2HEX([.AJ18]; 2)&amp;DEC2HEX([.AK18]; 2)" office:value-type="string" office:string-value="E06C6C" calcext:value-type="string">
            <text:p>E06C6C</text:p>
          </table:table-cell>
          <table:table-cell table:formula="of:=[.A18]/360" office:value-type="float" office:value="0" calcext:value-type="float">
            <text:p>0</text:p>
          </table:table-cell>
          <table:table-cell table:formula="of:=[.B18]/100" office:value-type="float" office:value="0.65" calcext:value-type="float">
            <text:p>0.65</text:p>
          </table:table-cell>
          <table:table-cell table:formula="of:=[.C18]/100" office:value-type="float" office:value="0.65" calcext:value-type="float">
            <text:p>0.65</text:p>
          </table:table-cell>
          <table:table-cell table:formula="of:=IF([.B18]&gt;0; TRUE(); FALSE())" office:value-type="boolean" office:boolean-value="true" calcext:value-type="boolean">
            <text:p>TRUE</text:p>
          </table:table-cell>
          <table:table-cell table:formula="of:=IF([.I18]; &quot;&quot;; ROUND([.C18]*2.55))">
            <text:p/>
          </table:table-cell>
          <table:table-cell table:formula="of:=[.J18]">
            <text:p/>
          </table:table-cell>
          <table:table-cell table:formula="of:=[.J18]">
            <text:p/>
          </table:table-cell>
          <table:table-cell table:formula="of:=[.H18] * (1 + [.G18])" office:value-type="float" office:value="1.0725" calcext:value-type="float">
            <text:p>1.0725</text:p>
          </table:table-cell>
          <table:table-cell table:formula="of:= ([.H18] + [.G18]) - ([.H18] * [.G18])" office:value-type="float" office:value="0.8775" calcext:value-type="float">
            <text:p>0.8775</text:p>
          </table:table-cell>
          <table:table-cell table:formula="of:=IF([.H18] &lt;= 0.5; [.M18]; [.N18])" office:value-type="float" office:value="0.8775" calcext:value-type="float">
            <text:p>0.8775</text:p>
          </table:table-cell>
          <table:table-cell table:formula="of:= (2 * [.H18]) - [.O18]" office:value-type="float" office:value="0.4225" calcext:value-type="float">
            <text:p>0.4225</text:p>
          </table:table-cell>
          <table:table-cell table:formula="of:=[.F18] + (1/3)" office:value-type="float" office:value="0.333333333333333" calcext:value-type="float">
            <text:p>0.333333333333333</text:p>
          </table:table-cell>
          <table:table-cell table:formula="of:=[.F18]" office:value-type="float" office:value="0" calcext:value-type="float">
            <text:p>0</text:p>
          </table:table-cell>
          <table:table-cell table:formula="of:=[.F18] - (1/3)" office:value-type="float" office:value="-0.333333333333333" calcext:value-type="float">
            <text:p>-0.333333333333333</text:p>
          </table:table-cell>
          <table:table-cell table:formula="of:=IF([.Q18]&lt;0; [.Q18]+1; IF([.Q18]&gt;1; [.Q18]-1; [.Q18]))" office:value-type="float" office:value="0.333333333333333" calcext:value-type="float">
            <text:p>0.333333333333333</text:p>
          </table:table-cell>
          <table:table-cell table:formula="of:=IF([.R18]&lt;0; [.R18]+1; IF([.R18]&gt;1; [.R18]-1; [.R18]))" office:value-type="float" office:value="0" calcext:value-type="float">
            <text:p>0</text:p>
          </table:table-cell>
          <table:table-cell table:formula="of:=IF([.S18]&lt;0; [.S18]+1; IF([.S18]&gt;1; [.S18]-1; [.S18]))" office:value-type="float" office:value="0.666666666666667" calcext:value-type="float">
            <text:p>0.666666666666667</text:p>
          </table:table-cell>
          <table:table-cell table:formula="of:=IF((6* [.T18]) &lt; 1; TRUE(); FALSE())" office:value-type="boolean" office:boolean-value="false" calcext:value-type="boolean">
            <text:p>FALSE</text:p>
          </table:table-cell>
          <table:table-cell table:formula="of:=IF((2* [.T18]) &lt; 1; TRUE(); FALSE())" office:value-type="boolean" office:boolean-value="true" calcext:value-type="boolean">
            <text:p>TRUE</text:p>
          </table:table-cell>
          <table:table-cell table:formula="of:=IF((3* [.T18]) &lt; 2; TRUE(); FALSE())" office:value-type="boolean" office:boolean-value="true" calcext:value-type="boolean">
            <text:p>TRUE</text:p>
          </table:table-cell>
          <table:table-cell table:formula="of:=IF((6* [.U18]) &lt; 1; TRUE(); FALSE())" office:value-type="boolean" office:boolean-value="true" calcext:value-type="boolean">
            <text:p>TRUE</text:p>
          </table:table-cell>
          <table:table-cell table:formula="of:=IF((2* [.U18]) &lt; 1; TRUE(); FALSE())" office:value-type="boolean" office:boolean-value="true" calcext:value-type="boolean">
            <text:p>TRUE</text:p>
          </table:table-cell>
          <table:table-cell table:formula="of:=IF((3* [.U18]) &lt; 2; TRUE(); FALSE())" office:value-type="boolean" office:boolean-value="true" calcext:value-type="boolean">
            <text:p>TRUE</text:p>
          </table:table-cell>
          <table:table-cell table:formula="of:=IF((6* [.V18]) &lt; 1; TRUE(); FALSE())" office:value-type="boolean" office:boolean-value="false" calcext:value-type="boolean">
            <text:p>FALSE</text:p>
          </table:table-cell>
          <table:table-cell table:formula="of:=IF((2* [.V18]) &lt; 1; TRUE(); FALSE())" office:value-type="boolean" office:boolean-value="false" calcext:value-type="boolean">
            <text:p>FALSE</text:p>
          </table:table-cell>
          <table:table-cell table:formula="of:=IF((3* [.V18]) &lt; 2; TRUE(); FALSE())" office:value-type="boolean" office:boolean-value="false" calcext:value-type="boolean">
            <text:p>FALSE</text:p>
          </table:table-cell>
          <table:table-cell table:formula="of:=IF([.W18]; [.$P18] + ([.$O18] - [.$P18]) * 6 * [.T18]; IF([.X18]; [.$O18]; IF([.Y18]; [.$P18] + (([.$O18] - [.$P18]) * ((2/3) - [.T18]) * 6); [.$P18])))" office:value-type="float" office:value="0.8775" calcext:value-type="float">
            <text:p>0.8775</text:p>
          </table:table-cell>
          <table:table-cell table:formula="of:=IF([.Z18]; [.$P18] + ([.$O18] - [.$P18]) * 6 * [.U18]; IF([.AA18]; [.$O18]; IF([.AB18]; [.$P18] + (([.$O18] - [.$P18]) * ((2/3) - [.U18]) * 6); [.$P18])))" office:value-type="float" office:value="0.4225" calcext:value-type="float">
            <text:p>0.4225</text:p>
          </table:table-cell>
          <table:table-cell table:formula="of:=IF([.AC18]; [.$P18] + ([.$O18] - [.$P18]) * 6 * [.V18]; IF([.AD18]; [.$O18]; IF([.AE18]; [.$P18] + (([.$O18] - [.$P18]) * ((2/3) - [.V18]) * 6); [.$P18])))" office:value-type="float" office:value="0.4225" calcext:value-type="float">
            <text:p>0.4225</text:p>
          </table:table-cell>
          <table:table-cell table:formula="of:=ROUND([.AF18]*255)" office:value-type="float" office:value="224" calcext:value-type="float">
            <text:p>224</text:p>
          </table:table-cell>
          <table:table-cell table:formula="of:=ROUND([.AG18]*255)" office:value-type="float" office:value="108" calcext:value-type="float">
            <text:p>108</text:p>
          </table:table-cell>
          <table:table-cell table:formula="of:=ROUND([.AH18]*255)" office:value-type="float" office:value="108" calcext:value-type="float">
            <text:p>108</text:p>
          </table:table-cell>
        </table:table-row>
        <table:table-row table:style-name="ro3">
          <table:table-cell table:formula="of:=[.A18]" office:value-type="float" office:value="0" calcext:value-type="float">
            <text:p>0</text:p>
          </table:table-cell>
          <table:table-cell table:formula="of:=[.B18]" office:value-type="float" office:value="65" calcext:value-type="float">
            <text:p>65</text:p>
          </table:table-cell>
          <table:table-cell table:formula="of:=IF([.C$5]=[.C18]; 5; [.C18]+5)" office:value-type="float" office:value="70" calcext:value-type="float">
            <text:p>70</text:p>
          </table:table-cell>
          <table:table-cell table:formula="of:=[.AI19]&amp;&quot;, &quot;&amp;[.AJ19]&amp;&quot;, &quot;&amp;[.AK19]" office:value-type="string" office:string-value="228, 129, 129" calcext:value-type="string">
            <text:p>228, 129, 129</text:p>
          </table:table-cell>
          <table:table-cell table:formula="of:=DEC2HEX([.AI19]; 2)&amp;DEC2HEX([.AJ19]; 2)&amp;DEC2HEX([.AK19]; 2)" office:value-type="string" office:string-value="E48181" calcext:value-type="string">
            <text:p>E48181</text:p>
          </table:table-cell>
          <table:table-cell table:formula="of:=[.A19]/360" office:value-type="float" office:value="0" calcext:value-type="float">
            <text:p>0</text:p>
          </table:table-cell>
          <table:table-cell table:formula="of:=[.B19]/100" office:value-type="float" office:value="0.65" calcext:value-type="float">
            <text:p>0.65</text:p>
          </table:table-cell>
          <table:table-cell table:formula="of:=[.C19]/100" office:value-type="float" office:value="0.7" calcext:value-type="float">
            <text:p>0.7</text:p>
          </table:table-cell>
          <table:table-cell table:formula="of:=IF([.B19]&gt;0; TRUE(); FALSE())" office:value-type="boolean" office:boolean-value="true" calcext:value-type="boolean">
            <text:p>TRUE</text:p>
          </table:table-cell>
          <table:table-cell table:formula="of:=IF([.I19]; &quot;&quot;; ROUND([.C19]*2.55))">
            <text:p/>
          </table:table-cell>
          <table:table-cell table:formula="of:=[.J19]">
            <text:p/>
          </table:table-cell>
          <table:table-cell table:formula="of:=[.J19]">
            <text:p/>
          </table:table-cell>
          <table:table-cell table:formula="of:=[.H19] * (1 + [.G19])" office:value-type="float" office:value="1.155" calcext:value-type="float">
            <text:p>1.155</text:p>
          </table:table-cell>
          <table:table-cell table:formula="of:= ([.H19] + [.G19]) - ([.H19] * [.G19])" office:value-type="float" office:value="0.895" calcext:value-type="float">
            <text:p>0.895</text:p>
          </table:table-cell>
          <table:table-cell table:formula="of:=IF([.H19] &lt;= 0.5; [.M19]; [.N19])" office:value-type="float" office:value="0.895" calcext:value-type="float">
            <text:p>0.895</text:p>
          </table:table-cell>
          <table:table-cell table:formula="of:= (2 * [.H19]) - [.O19]" office:value-type="float" office:value="0.505" calcext:value-type="float">
            <text:p>0.505</text:p>
          </table:table-cell>
          <table:table-cell table:formula="of:=[.F19] + (1/3)" office:value-type="float" office:value="0.333333333333333" calcext:value-type="float">
            <text:p>0.333333333333333</text:p>
          </table:table-cell>
          <table:table-cell table:formula="of:=[.F19]" office:value-type="float" office:value="0" calcext:value-type="float">
            <text:p>0</text:p>
          </table:table-cell>
          <table:table-cell table:formula="of:=[.F19] - (1/3)" office:value-type="float" office:value="-0.333333333333333" calcext:value-type="float">
            <text:p>-0.333333333333333</text:p>
          </table:table-cell>
          <table:table-cell table:formula="of:=IF([.Q19]&lt;0; [.Q19]+1; IF([.Q19]&gt;1; [.Q19]-1; [.Q19]))" office:value-type="float" office:value="0.333333333333333" calcext:value-type="float">
            <text:p>0.333333333333333</text:p>
          </table:table-cell>
          <table:table-cell table:formula="of:=IF([.R19]&lt;0; [.R19]+1; IF([.R19]&gt;1; [.R19]-1; [.R19]))" office:value-type="float" office:value="0" calcext:value-type="float">
            <text:p>0</text:p>
          </table:table-cell>
          <table:table-cell table:formula="of:=IF([.S19]&lt;0; [.S19]+1; IF([.S19]&gt;1; [.S19]-1; [.S19]))" office:value-type="float" office:value="0.666666666666667" calcext:value-type="float">
            <text:p>0.666666666666667</text:p>
          </table:table-cell>
          <table:table-cell table:formula="of:=IF((6* [.T19]) &lt; 1; TRUE(); FALSE())" office:value-type="boolean" office:boolean-value="false" calcext:value-type="boolean">
            <text:p>FALSE</text:p>
          </table:table-cell>
          <table:table-cell table:formula="of:=IF((2* [.T19]) &lt; 1; TRUE(); FALSE())" office:value-type="boolean" office:boolean-value="true" calcext:value-type="boolean">
            <text:p>TRUE</text:p>
          </table:table-cell>
          <table:table-cell table:formula="of:=IF((3* [.T19]) &lt; 2; TRUE(); FALSE())" office:value-type="boolean" office:boolean-value="true" calcext:value-type="boolean">
            <text:p>TRUE</text:p>
          </table:table-cell>
          <table:table-cell table:formula="of:=IF((6* [.U19]) &lt; 1; TRUE(); FALSE())" office:value-type="boolean" office:boolean-value="true" calcext:value-type="boolean">
            <text:p>TRUE</text:p>
          </table:table-cell>
          <table:table-cell table:formula="of:=IF((2* [.U19]) &lt; 1; TRUE(); FALSE())" office:value-type="boolean" office:boolean-value="true" calcext:value-type="boolean">
            <text:p>TRUE</text:p>
          </table:table-cell>
          <table:table-cell table:formula="of:=IF((3* [.U19]) &lt; 2; TRUE(); FALSE())" office:value-type="boolean" office:boolean-value="true" calcext:value-type="boolean">
            <text:p>TRUE</text:p>
          </table:table-cell>
          <table:table-cell table:formula="of:=IF((6* [.V19]) &lt; 1; TRUE(); FALSE())" office:value-type="boolean" office:boolean-value="false" calcext:value-type="boolean">
            <text:p>FALSE</text:p>
          </table:table-cell>
          <table:table-cell table:formula="of:=IF((2* [.V19]) &lt; 1; TRUE(); FALSE())" office:value-type="boolean" office:boolean-value="false" calcext:value-type="boolean">
            <text:p>FALSE</text:p>
          </table:table-cell>
          <table:table-cell table:formula="of:=IF((3* [.V19]) &lt; 2; TRUE(); FALSE())" office:value-type="boolean" office:boolean-value="false" calcext:value-type="boolean">
            <text:p>FALSE</text:p>
          </table:table-cell>
          <table:table-cell table:formula="of:=IF([.W19]; [.$P19] + ([.$O19] - [.$P19]) * 6 * [.T19]; IF([.X19]; [.$O19]; IF([.Y19]; [.$P19] + (([.$O19] - [.$P19]) * ((2/3) - [.T19]) * 6); [.$P19])))" office:value-type="float" office:value="0.895" calcext:value-type="float">
            <text:p>0.895</text:p>
          </table:table-cell>
          <table:table-cell table:formula="of:=IF([.Z19]; [.$P19] + ([.$O19] - [.$P19]) * 6 * [.U19]; IF([.AA19]; [.$O19]; IF([.AB19]; [.$P19] + (([.$O19] - [.$P19]) * ((2/3) - [.U19]) * 6); [.$P19])))" office:value-type="float" office:value="0.505" calcext:value-type="float">
            <text:p>0.505</text:p>
          </table:table-cell>
          <table:table-cell table:formula="of:=IF([.AC19]; [.$P19] + ([.$O19] - [.$P19]) * 6 * [.V19]; IF([.AD19]; [.$O19]; IF([.AE19]; [.$P19] + (([.$O19] - [.$P19]) * ((2/3) - [.V19]) * 6); [.$P19])))" office:value-type="float" office:value="0.505" calcext:value-type="float">
            <text:p>0.505</text:p>
          </table:table-cell>
          <table:table-cell table:formula="of:=ROUND([.AF19]*255)" office:value-type="float" office:value="228" calcext:value-type="float">
            <text:p>228</text:p>
          </table:table-cell>
          <table:table-cell table:formula="of:=ROUND([.AG19]*255)" office:value-type="float" office:value="129" calcext:value-type="float">
            <text:p>129</text:p>
          </table:table-cell>
          <table:table-cell table:formula="of:=ROUND([.AH19]*255)" office:value-type="float" office:value="129" calcext:value-type="float">
            <text:p>129</text:p>
          </table:table-cell>
        </table:table-row>
        <table:table-row table:style-name="ro3">
          <table:table-cell table:formula="of:=[.A19]" office:value-type="float" office:value="0" calcext:value-type="float">
            <text:p>0</text:p>
          </table:table-cell>
          <table:table-cell table:formula="of:=[.B19]" office:value-type="float" office:value="65" calcext:value-type="float">
            <text:p>65</text:p>
          </table:table-cell>
          <table:table-cell table:formula="of:=IF([.C$5]=[.C19]; 5; [.C19]+5)" office:value-type="float" office:value="75" calcext:value-type="float">
            <text:p>75</text:p>
          </table:table-cell>
          <table:table-cell table:formula="of:=[.AI20]&amp;&quot;, &quot;&amp;[.AJ20]&amp;&quot;, &quot;&amp;[.AK20]" office:value-type="string" office:string-value="233, 150, 150" calcext:value-type="string">
            <text:p>233, 150, 150</text:p>
          </table:table-cell>
          <table:table-cell table:formula="of:=DEC2HEX([.AI20]; 2)&amp;DEC2HEX([.AJ20]; 2)&amp;DEC2HEX([.AK20]; 2)" office:value-type="string" office:string-value="E99696" calcext:value-type="string">
            <text:p>E99696</text:p>
          </table:table-cell>
          <table:table-cell table:formula="of:=[.A20]/360" office:value-type="float" office:value="0" calcext:value-type="float">
            <text:p>0</text:p>
          </table:table-cell>
          <table:table-cell table:formula="of:=[.B20]/100" office:value-type="float" office:value="0.65" calcext:value-type="float">
            <text:p>0.65</text:p>
          </table:table-cell>
          <table:table-cell table:formula="of:=[.C20]/100" office:value-type="float" office:value="0.75" calcext:value-type="float">
            <text:p>0.75</text:p>
          </table:table-cell>
          <table:table-cell table:formula="of:=IF([.B20]&gt;0; TRUE(); FALSE())" office:value-type="boolean" office:boolean-value="true" calcext:value-type="boolean">
            <text:p>TRUE</text:p>
          </table:table-cell>
          <table:table-cell table:formula="of:=IF([.I20]; &quot;&quot;; ROUND([.C20]*2.55))">
            <text:p/>
          </table:table-cell>
          <table:table-cell table:formula="of:=[.J20]">
            <text:p/>
          </table:table-cell>
          <table:table-cell table:formula="of:=[.J20]">
            <text:p/>
          </table:table-cell>
          <table:table-cell table:formula="of:=[.H20] * (1 + [.G20])" office:value-type="float" office:value="1.2375" calcext:value-type="float">
            <text:p>1.2375</text:p>
          </table:table-cell>
          <table:table-cell table:formula="of:= ([.H20] + [.G20]) - ([.H20] * [.G20])" office:value-type="float" office:value="0.9125" calcext:value-type="float">
            <text:p>0.9125</text:p>
          </table:table-cell>
          <table:table-cell table:formula="of:=IF([.H20] &lt;= 0.5; [.M20]; [.N20])" office:value-type="float" office:value="0.9125" calcext:value-type="float">
            <text:p>0.9125</text:p>
          </table:table-cell>
          <table:table-cell table:formula="of:= (2 * [.H20]) - [.O20]" office:value-type="float" office:value="0.5875" calcext:value-type="float">
            <text:p>0.5875</text:p>
          </table:table-cell>
          <table:table-cell table:formula="of:=[.F20] + (1/3)" office:value-type="float" office:value="0.333333333333333" calcext:value-type="float">
            <text:p>0.333333333333333</text:p>
          </table:table-cell>
          <table:table-cell table:formula="of:=[.F20]" office:value-type="float" office:value="0" calcext:value-type="float">
            <text:p>0</text:p>
          </table:table-cell>
          <table:table-cell table:formula="of:=[.F20] - (1/3)" office:value-type="float" office:value="-0.333333333333333" calcext:value-type="float">
            <text:p>-0.333333333333333</text:p>
          </table:table-cell>
          <table:table-cell table:formula="of:=IF([.Q20]&lt;0; [.Q20]+1; IF([.Q20]&gt;1; [.Q20]-1; [.Q20]))" office:value-type="float" office:value="0.333333333333333" calcext:value-type="float">
            <text:p>0.333333333333333</text:p>
          </table:table-cell>
          <table:table-cell table:formula="of:=IF([.R20]&lt;0; [.R20]+1; IF([.R20]&gt;1; [.R20]-1; [.R20]))" office:value-type="float" office:value="0" calcext:value-type="float">
            <text:p>0</text:p>
          </table:table-cell>
          <table:table-cell table:formula="of:=IF([.S20]&lt;0; [.S20]+1; IF([.S20]&gt;1; [.S20]-1; [.S20]))" office:value-type="float" office:value="0.666666666666667" calcext:value-type="float">
            <text:p>0.666666666666667</text:p>
          </table:table-cell>
          <table:table-cell table:formula="of:=IF((6* [.T20]) &lt; 1; TRUE(); FALSE())" office:value-type="boolean" office:boolean-value="false" calcext:value-type="boolean">
            <text:p>FALSE</text:p>
          </table:table-cell>
          <table:table-cell table:formula="of:=IF((2* [.T20]) &lt; 1; TRUE(); FALSE())" office:value-type="boolean" office:boolean-value="true" calcext:value-type="boolean">
            <text:p>TRUE</text:p>
          </table:table-cell>
          <table:table-cell table:formula="of:=IF((3* [.T20]) &lt; 2; TRUE(); FALSE())" office:value-type="boolean" office:boolean-value="true" calcext:value-type="boolean">
            <text:p>TRUE</text:p>
          </table:table-cell>
          <table:table-cell table:formula="of:=IF((6* [.U20]) &lt; 1; TRUE(); FALSE())" office:value-type="boolean" office:boolean-value="true" calcext:value-type="boolean">
            <text:p>TRUE</text:p>
          </table:table-cell>
          <table:table-cell table:formula="of:=IF((2* [.U20]) &lt; 1; TRUE(); FALSE())" office:value-type="boolean" office:boolean-value="true" calcext:value-type="boolean">
            <text:p>TRUE</text:p>
          </table:table-cell>
          <table:table-cell table:formula="of:=IF((3* [.U20]) &lt; 2; TRUE(); FALSE())" office:value-type="boolean" office:boolean-value="true" calcext:value-type="boolean">
            <text:p>TRUE</text:p>
          </table:table-cell>
          <table:table-cell table:formula="of:=IF((6* [.V20]) &lt; 1; TRUE(); FALSE())" office:value-type="boolean" office:boolean-value="false" calcext:value-type="boolean">
            <text:p>FALSE</text:p>
          </table:table-cell>
          <table:table-cell table:formula="of:=IF((2* [.V20]) &lt; 1; TRUE(); FALSE())" office:value-type="boolean" office:boolean-value="false" calcext:value-type="boolean">
            <text:p>FALSE</text:p>
          </table:table-cell>
          <table:table-cell table:formula="of:=IF((3* [.V20]) &lt; 2; TRUE(); FALSE())" office:value-type="boolean" office:boolean-value="false" calcext:value-type="boolean">
            <text:p>FALSE</text:p>
          </table:table-cell>
          <table:table-cell table:formula="of:=IF([.W20]; [.$P20] + ([.$O20] - [.$P20]) * 6 * [.T20]; IF([.X20]; [.$O20]; IF([.Y20]; [.$P20] + (([.$O20] - [.$P20]) * ((2/3) - [.T20]) * 6); [.$P20])))" office:value-type="float" office:value="0.9125" calcext:value-type="float">
            <text:p>0.9125</text:p>
          </table:table-cell>
          <table:table-cell table:formula="of:=IF([.Z20]; [.$P20] + ([.$O20] - [.$P20]) * 6 * [.U20]; IF([.AA20]; [.$O20]; IF([.AB20]; [.$P20] + (([.$O20] - [.$P20]) * ((2/3) - [.U20]) * 6); [.$P20])))" office:value-type="float" office:value="0.5875" calcext:value-type="float">
            <text:p>0.5875</text:p>
          </table:table-cell>
          <table:table-cell table:formula="of:=IF([.AC20]; [.$P20] + ([.$O20] - [.$P20]) * 6 * [.V20]; IF([.AD20]; [.$O20]; IF([.AE20]; [.$P20] + (([.$O20] - [.$P20]) * ((2/3) - [.V20]) * 6); [.$P20])))" office:value-type="float" office:value="0.5875" calcext:value-type="float">
            <text:p>0.5875</text:p>
          </table:table-cell>
          <table:table-cell table:formula="of:=ROUND([.AF20]*255)" office:value-type="float" office:value="233" calcext:value-type="float">
            <text:p>233</text:p>
          </table:table-cell>
          <table:table-cell table:formula="of:=ROUND([.AG20]*255)" office:value-type="float" office:value="150" calcext:value-type="float">
            <text:p>150</text:p>
          </table:table-cell>
          <table:table-cell table:formula="of:=ROUND([.AH20]*255)" office:value-type="float" office:value="150" calcext:value-type="float">
            <text:p>150</text:p>
          </table:table-cell>
        </table:table-row>
        <table:table-row table:style-name="ro3">
          <table:table-cell table:formula="of:=[.A20]" office:value-type="float" office:value="0" calcext:value-type="float">
            <text:p>0</text:p>
          </table:table-cell>
          <table:table-cell table:formula="of:=[.B20]" office:value-type="float" office:value="65" calcext:value-type="float">
            <text:p>65</text:p>
          </table:table-cell>
          <table:table-cell table:formula="of:=IF([.C$5]=[.C20]; 5; [.C20]+5)" office:value-type="float" office:value="80" calcext:value-type="float">
            <text:p>80</text:p>
          </table:table-cell>
          <table:table-cell table:formula="of:=[.AI21]&amp;&quot;, &quot;&amp;[.AJ21]&amp;&quot;, &quot;&amp;[.AK21]" office:value-type="string" office:string-value="237, 171, 171" calcext:value-type="string">
            <text:p>237, 171, 171</text:p>
          </table:table-cell>
          <table:table-cell table:formula="of:=DEC2HEX([.AI21]; 2)&amp;DEC2HEX([.AJ21]; 2)&amp;DEC2HEX([.AK21]; 2)" office:value-type="string" office:string-value="EDABAB" calcext:value-type="string">
            <text:p>EDABAB</text:p>
          </table:table-cell>
          <table:table-cell table:formula="of:=[.A21]/360" office:value-type="float" office:value="0" calcext:value-type="float">
            <text:p>0</text:p>
          </table:table-cell>
          <table:table-cell table:formula="of:=[.B21]/100" office:value-type="float" office:value="0.65" calcext:value-type="float">
            <text:p>0.65</text:p>
          </table:table-cell>
          <table:table-cell table:formula="of:=[.C21]/100" office:value-type="float" office:value="0.8" calcext:value-type="float">
            <text:p>0.8</text:p>
          </table:table-cell>
          <table:table-cell table:formula="of:=IF([.B21]&gt;0; TRUE(); FALSE())" office:value-type="boolean" office:boolean-value="true" calcext:value-type="boolean">
            <text:p>TRUE</text:p>
          </table:table-cell>
          <table:table-cell table:formula="of:=IF([.I21]; &quot;&quot;; ROUND([.C21]*2.55))">
            <text:p/>
          </table:table-cell>
          <table:table-cell table:formula="of:=[.J21]">
            <text:p/>
          </table:table-cell>
          <table:table-cell table:formula="of:=[.J21]">
            <text:p/>
          </table:table-cell>
          <table:table-cell table:formula="of:=[.H21] * (1 + [.G21])" office:value-type="float" office:value="1.32" calcext:value-type="float">
            <text:p>1.32</text:p>
          </table:table-cell>
          <table:table-cell table:formula="of:= ([.H21] + [.G21]) - ([.H21] * [.G21])" office:value-type="float" office:value="0.93" calcext:value-type="float">
            <text:p>0.93</text:p>
          </table:table-cell>
          <table:table-cell table:formula="of:=IF([.H21] &lt;= 0.5; [.M21]; [.N21])" office:value-type="float" office:value="0.93" calcext:value-type="float">
            <text:p>0.93</text:p>
          </table:table-cell>
          <table:table-cell table:formula="of:= (2 * [.H21]) - [.O21]" office:value-type="float" office:value="0.67" calcext:value-type="float">
            <text:p>0.67</text:p>
          </table:table-cell>
          <table:table-cell table:formula="of:=[.F21] + (1/3)" office:value-type="float" office:value="0.333333333333333" calcext:value-type="float">
            <text:p>0.333333333333333</text:p>
          </table:table-cell>
          <table:table-cell table:formula="of:=[.F21]" office:value-type="float" office:value="0" calcext:value-type="float">
            <text:p>0</text:p>
          </table:table-cell>
          <table:table-cell table:formula="of:=[.F21] - (1/3)" office:value-type="float" office:value="-0.333333333333333" calcext:value-type="float">
            <text:p>-0.333333333333333</text:p>
          </table:table-cell>
          <table:table-cell table:formula="of:=IF([.Q21]&lt;0; [.Q21]+1; IF([.Q21]&gt;1; [.Q21]-1; [.Q21]))" office:value-type="float" office:value="0.333333333333333" calcext:value-type="float">
            <text:p>0.333333333333333</text:p>
          </table:table-cell>
          <table:table-cell table:formula="of:=IF([.R21]&lt;0; [.R21]+1; IF([.R21]&gt;1; [.R21]-1; [.R21]))" office:value-type="float" office:value="0" calcext:value-type="float">
            <text:p>0</text:p>
          </table:table-cell>
          <table:table-cell table:formula="of:=IF([.S21]&lt;0; [.S21]+1; IF([.S21]&gt;1; [.S21]-1; [.S21]))" office:value-type="float" office:value="0.666666666666667" calcext:value-type="float">
            <text:p>0.666666666666667</text:p>
          </table:table-cell>
          <table:table-cell table:formula="of:=IF((6* [.T21]) &lt; 1; TRUE(); FALSE())" office:value-type="boolean" office:boolean-value="false" calcext:value-type="boolean">
            <text:p>FALSE</text:p>
          </table:table-cell>
          <table:table-cell table:formula="of:=IF((2* [.T21]) &lt; 1; TRUE(); FALSE())" office:value-type="boolean" office:boolean-value="true" calcext:value-type="boolean">
            <text:p>TRUE</text:p>
          </table:table-cell>
          <table:table-cell table:formula="of:=IF((3* [.T21]) &lt; 2; TRUE(); FALSE())" office:value-type="boolean" office:boolean-value="true" calcext:value-type="boolean">
            <text:p>TRUE</text:p>
          </table:table-cell>
          <table:table-cell table:formula="of:=IF((6* [.U21]) &lt; 1; TRUE(); FALSE())" office:value-type="boolean" office:boolean-value="true" calcext:value-type="boolean">
            <text:p>TRUE</text:p>
          </table:table-cell>
          <table:table-cell table:formula="of:=IF((2* [.U21]) &lt; 1; TRUE(); FALSE())" office:value-type="boolean" office:boolean-value="true" calcext:value-type="boolean">
            <text:p>TRUE</text:p>
          </table:table-cell>
          <table:table-cell table:formula="of:=IF((3* [.U21]) &lt; 2; TRUE(); FALSE())" office:value-type="boolean" office:boolean-value="true" calcext:value-type="boolean">
            <text:p>TRUE</text:p>
          </table:table-cell>
          <table:table-cell table:formula="of:=IF((6* [.V21]) &lt; 1; TRUE(); FALSE())" office:value-type="boolean" office:boolean-value="false" calcext:value-type="boolean">
            <text:p>FALSE</text:p>
          </table:table-cell>
          <table:table-cell table:formula="of:=IF((2* [.V21]) &lt; 1; TRUE(); FALSE())" office:value-type="boolean" office:boolean-value="false" calcext:value-type="boolean">
            <text:p>FALSE</text:p>
          </table:table-cell>
          <table:table-cell table:formula="of:=IF((3* [.V21]) &lt; 2; TRUE(); FALSE())" office:value-type="boolean" office:boolean-value="false" calcext:value-type="boolean">
            <text:p>FALSE</text:p>
          </table:table-cell>
          <table:table-cell table:formula="of:=IF([.W21]; [.$P21] + ([.$O21] - [.$P21]) * 6 * [.T21]; IF([.X21]; [.$O21]; IF([.Y21]; [.$P21] + (([.$O21] - [.$P21]) * ((2/3) - [.T21]) * 6); [.$P21])))" office:value-type="float" office:value="0.93" calcext:value-type="float">
            <text:p>0.93</text:p>
          </table:table-cell>
          <table:table-cell table:formula="of:=IF([.Z21]; [.$P21] + ([.$O21] - [.$P21]) * 6 * [.U21]; IF([.AA21]; [.$O21]; IF([.AB21]; [.$P21] + (([.$O21] - [.$P21]) * ((2/3) - [.U21]) * 6); [.$P21])))" office:value-type="float" office:value="0.67" calcext:value-type="float">
            <text:p>0.67</text:p>
          </table:table-cell>
          <table:table-cell table:formula="of:=IF([.AC21]; [.$P21] + ([.$O21] - [.$P21]) * 6 * [.V21]; IF([.AD21]; [.$O21]; IF([.AE21]; [.$P21] + (([.$O21] - [.$P21]) * ((2/3) - [.V21]) * 6); [.$P21])))" office:value-type="float" office:value="0.67" calcext:value-type="float">
            <text:p>0.67</text:p>
          </table:table-cell>
          <table:table-cell table:formula="of:=ROUND([.AF21]*255)" office:value-type="float" office:value="237" calcext:value-type="float">
            <text:p>237</text:p>
          </table:table-cell>
          <table:table-cell table:formula="of:=ROUND([.AG21]*255)" office:value-type="float" office:value="171" calcext:value-type="float">
            <text:p>171</text:p>
          </table:table-cell>
          <table:table-cell table:formula="of:=ROUND([.AH21]*255)" office:value-type="float" office:value="171" calcext:value-type="float">
            <text:p>171</text:p>
          </table:table-cell>
        </table:table-row>
        <table:table-row table:style-name="ro3">
          <table:table-cell table:formula="of:=[.A21]" office:value-type="float" office:value="0" calcext:value-type="float">
            <text:p>0</text:p>
          </table:table-cell>
          <table:table-cell table:formula="of:=[.B21]" office:value-type="float" office:value="65" calcext:value-type="float">
            <text:p>65</text:p>
          </table:table-cell>
          <table:table-cell table:formula="of:=IF([.C$5]=[.C21]; 5; [.C21]+5)" office:value-type="float" office:value="85" calcext:value-type="float">
            <text:p>85</text:p>
          </table:table-cell>
          <table:table-cell table:formula="of:=[.AI22]&amp;&quot;, &quot;&amp;[.AJ22]&amp;&quot;, &quot;&amp;[.AK22]" office:value-type="string" office:string-value="242, 192, 192" calcext:value-type="string">
            <text:p>242, 192, 192</text:p>
          </table:table-cell>
          <table:table-cell table:formula="of:=DEC2HEX([.AI22]; 2)&amp;DEC2HEX([.AJ22]; 2)&amp;DEC2HEX([.AK22]; 2)" office:value-type="string" office:string-value="F2C0C0" calcext:value-type="string">
            <text:p>F2C0C0</text:p>
          </table:table-cell>
          <table:table-cell table:formula="of:=[.A22]/360" office:value-type="float" office:value="0" calcext:value-type="float">
            <text:p>0</text:p>
          </table:table-cell>
          <table:table-cell table:formula="of:=[.B22]/100" office:value-type="float" office:value="0.65" calcext:value-type="float">
            <text:p>0.65</text:p>
          </table:table-cell>
          <table:table-cell table:formula="of:=[.C22]/100" office:value-type="float" office:value="0.85" calcext:value-type="float">
            <text:p>0.85</text:p>
          </table:table-cell>
          <table:table-cell table:formula="of:=IF([.B22]&gt;0; TRUE(); FALSE())" office:value-type="boolean" office:boolean-value="true" calcext:value-type="boolean">
            <text:p>TRUE</text:p>
          </table:table-cell>
          <table:table-cell table:formula="of:=IF([.I22]; &quot;&quot;; ROUND([.C22]*2.55))">
            <text:p/>
          </table:table-cell>
          <table:table-cell table:formula="of:=[.J22]">
            <text:p/>
          </table:table-cell>
          <table:table-cell table:formula="of:=[.J22]">
            <text:p/>
          </table:table-cell>
          <table:table-cell table:formula="of:=[.H22] * (1 + [.G22])" office:value-type="float" office:value="1.4025" calcext:value-type="float">
            <text:p>1.4025</text:p>
          </table:table-cell>
          <table:table-cell table:formula="of:= ([.H22] + [.G22]) - ([.H22] * [.G22])" office:value-type="float" office:value="0.9475" calcext:value-type="float">
            <text:p>0.9475</text:p>
          </table:table-cell>
          <table:table-cell table:formula="of:=IF([.H22] &lt;= 0.5; [.M22]; [.N22])" office:value-type="float" office:value="0.9475" calcext:value-type="float">
            <text:p>0.9475</text:p>
          </table:table-cell>
          <table:table-cell table:formula="of:= (2 * [.H22]) - [.O22]" office:value-type="float" office:value="0.7525" calcext:value-type="float">
            <text:p>0.7525</text:p>
          </table:table-cell>
          <table:table-cell table:formula="of:=[.F22] + (1/3)" office:value-type="float" office:value="0.333333333333333" calcext:value-type="float">
            <text:p>0.333333333333333</text:p>
          </table:table-cell>
          <table:table-cell table:formula="of:=[.F22]" office:value-type="float" office:value="0" calcext:value-type="float">
            <text:p>0</text:p>
          </table:table-cell>
          <table:table-cell table:formula="of:=[.F22] - (1/3)" office:value-type="float" office:value="-0.333333333333333" calcext:value-type="float">
            <text:p>-0.333333333333333</text:p>
          </table:table-cell>
          <table:table-cell table:formula="of:=IF([.Q22]&lt;0; [.Q22]+1; IF([.Q22]&gt;1; [.Q22]-1; [.Q22]))" office:value-type="float" office:value="0.333333333333333" calcext:value-type="float">
            <text:p>0.333333333333333</text:p>
          </table:table-cell>
          <table:table-cell table:formula="of:=IF([.R22]&lt;0; [.R22]+1; IF([.R22]&gt;1; [.R22]-1; [.R22]))" office:value-type="float" office:value="0" calcext:value-type="float">
            <text:p>0</text:p>
          </table:table-cell>
          <table:table-cell table:formula="of:=IF([.S22]&lt;0; [.S22]+1; IF([.S22]&gt;1; [.S22]-1; [.S22]))" office:value-type="float" office:value="0.666666666666667" calcext:value-type="float">
            <text:p>0.666666666666667</text:p>
          </table:table-cell>
          <table:table-cell table:formula="of:=IF((6* [.T22]) &lt; 1; TRUE(); FALSE())" office:value-type="boolean" office:boolean-value="false" calcext:value-type="boolean">
            <text:p>FALSE</text:p>
          </table:table-cell>
          <table:table-cell table:formula="of:=IF((2* [.T22]) &lt; 1; TRUE(); FALSE())" office:value-type="boolean" office:boolean-value="true" calcext:value-type="boolean">
            <text:p>TRUE</text:p>
          </table:table-cell>
          <table:table-cell table:formula="of:=IF((3* [.T22]) &lt; 2; TRUE(); FALSE())" office:value-type="boolean" office:boolean-value="true" calcext:value-type="boolean">
            <text:p>TRUE</text:p>
          </table:table-cell>
          <table:table-cell table:formula="of:=IF((6* [.U22]) &lt; 1; TRUE(); FALSE())" office:value-type="boolean" office:boolean-value="true" calcext:value-type="boolean">
            <text:p>TRUE</text:p>
          </table:table-cell>
          <table:table-cell table:formula="of:=IF((2* [.U22]) &lt; 1; TRUE(); FALSE())" office:value-type="boolean" office:boolean-value="true" calcext:value-type="boolean">
            <text:p>TRUE</text:p>
          </table:table-cell>
          <table:table-cell table:formula="of:=IF((3* [.U22]) &lt; 2; TRUE(); FALSE())" office:value-type="boolean" office:boolean-value="true" calcext:value-type="boolean">
            <text:p>TRUE</text:p>
          </table:table-cell>
          <table:table-cell table:formula="of:=IF((6* [.V22]) &lt; 1; TRUE(); FALSE())" office:value-type="boolean" office:boolean-value="false" calcext:value-type="boolean">
            <text:p>FALSE</text:p>
          </table:table-cell>
          <table:table-cell table:formula="of:=IF((2* [.V22]) &lt; 1; TRUE(); FALSE())" office:value-type="boolean" office:boolean-value="false" calcext:value-type="boolean">
            <text:p>FALSE</text:p>
          </table:table-cell>
          <table:table-cell table:formula="of:=IF((3* [.V22]) &lt; 2; TRUE(); FALSE())" office:value-type="boolean" office:boolean-value="false" calcext:value-type="boolean">
            <text:p>FALSE</text:p>
          </table:table-cell>
          <table:table-cell table:formula="of:=IF([.W22]; [.$P22] + ([.$O22] - [.$P22]) * 6 * [.T22]; IF([.X22]; [.$O22]; IF([.Y22]; [.$P22] + (([.$O22] - [.$P22]) * ((2/3) - [.T22]) * 6); [.$P22])))" office:value-type="float" office:value="0.9475" calcext:value-type="float">
            <text:p>0.9475</text:p>
          </table:table-cell>
          <table:table-cell table:formula="of:=IF([.Z22]; [.$P22] + ([.$O22] - [.$P22]) * 6 * [.U22]; IF([.AA22]; [.$O22]; IF([.AB22]; [.$P22] + (([.$O22] - [.$P22]) * ((2/3) - [.U22]) * 6); [.$P22])))" office:value-type="float" office:value="0.7525" calcext:value-type="float">
            <text:p>0.7525</text:p>
          </table:table-cell>
          <table:table-cell table:formula="of:=IF([.AC22]; [.$P22] + ([.$O22] - [.$P22]) * 6 * [.V22]; IF([.AD22]; [.$O22]; IF([.AE22]; [.$P22] + (([.$O22] - [.$P22]) * ((2/3) - [.V22]) * 6); [.$P22])))" office:value-type="float" office:value="0.7525" calcext:value-type="float">
            <text:p>0.7525</text:p>
          </table:table-cell>
          <table:table-cell table:formula="of:=ROUND([.AF22]*255)" office:value-type="float" office:value="242" calcext:value-type="float">
            <text:p>242</text:p>
          </table:table-cell>
          <table:table-cell table:formula="of:=ROUND([.AG22]*255)" office:value-type="float" office:value="192" calcext:value-type="float">
            <text:p>192</text:p>
          </table:table-cell>
          <table:table-cell table:formula="of:=ROUND([.AH22]*255)" office:value-type="float" office:value="192" calcext:value-type="float">
            <text:p>192</text:p>
          </table:table-cell>
        </table:table-row>
        <table:table-row table:style-name="ro3">
          <table:table-cell table:formula="of:=[.A22]" office:value-type="float" office:value="0" calcext:value-type="float">
            <text:p>0</text:p>
          </table:table-cell>
          <table:table-cell table:formula="of:=[.B22]" office:value-type="float" office:value="65" calcext:value-type="float">
            <text:p>65</text:p>
          </table:table-cell>
          <table:table-cell table:formula="of:=IF([.C$5]=[.C22]; 5; [.C22]+5)" office:value-type="float" office:value="90" calcext:value-type="float">
            <text:p>90</text:p>
          </table:table-cell>
          <table:table-cell table:formula="of:=[.AI23]&amp;&quot;, &quot;&amp;[.AJ23]&amp;&quot;, &quot;&amp;[.AK23]" office:value-type="string" office:string-value="246, 213, 213" calcext:value-type="string">
            <text:p>246, 213, 213</text:p>
          </table:table-cell>
          <table:table-cell table:formula="of:=DEC2HEX([.AI23]; 2)&amp;DEC2HEX([.AJ23]; 2)&amp;DEC2HEX([.AK23]; 2)" office:value-type="string" office:string-value="F6D5D5" calcext:value-type="string">
            <text:p>F6D5D5</text:p>
          </table:table-cell>
          <table:table-cell table:formula="of:=[.A23]/360" office:value-type="float" office:value="0" calcext:value-type="float">
            <text:p>0</text:p>
          </table:table-cell>
          <table:table-cell table:formula="of:=[.B23]/100" office:value-type="float" office:value="0.65" calcext:value-type="float">
            <text:p>0.65</text:p>
          </table:table-cell>
          <table:table-cell table:formula="of:=[.C23]/100" office:value-type="float" office:value="0.9" calcext:value-type="float">
            <text:p>0.9</text:p>
          </table:table-cell>
          <table:table-cell table:formula="of:=IF([.B23]&gt;0; TRUE(); FALSE())" office:value-type="boolean" office:boolean-value="true" calcext:value-type="boolean">
            <text:p>TRUE</text:p>
          </table:table-cell>
          <table:table-cell table:formula="of:=IF([.I23]; &quot;&quot;; ROUND([.C23]*2.55))">
            <text:p/>
          </table:table-cell>
          <table:table-cell table:formula="of:=[.J23]">
            <text:p/>
          </table:table-cell>
          <table:table-cell table:formula="of:=[.J23]">
            <text:p/>
          </table:table-cell>
          <table:table-cell table:formula="of:=[.H23] * (1 + [.G23])" office:value-type="float" office:value="1.485" calcext:value-type="float">
            <text:p>1.485</text:p>
          </table:table-cell>
          <table:table-cell table:formula="of:= ([.H23] + [.G23]) - ([.H23] * [.G23])" office:value-type="float" office:value="0.965" calcext:value-type="float">
            <text:p>0.965</text:p>
          </table:table-cell>
          <table:table-cell table:formula="of:=IF([.H23] &lt;= 0.5; [.M23]; [.N23])" office:value-type="float" office:value="0.965" calcext:value-type="float">
            <text:p>0.965</text:p>
          </table:table-cell>
          <table:table-cell table:formula="of:= (2 * [.H23]) - [.O23]" office:value-type="float" office:value="0.835" calcext:value-type="float">
            <text:p>0.835</text:p>
          </table:table-cell>
          <table:table-cell table:formula="of:=[.F23] + (1/3)" office:value-type="float" office:value="0.333333333333333" calcext:value-type="float">
            <text:p>0.333333333333333</text:p>
          </table:table-cell>
          <table:table-cell table:formula="of:=[.F23]" office:value-type="float" office:value="0" calcext:value-type="float">
            <text:p>0</text:p>
          </table:table-cell>
          <table:table-cell table:formula="of:=[.F23] - (1/3)" office:value-type="float" office:value="-0.333333333333333" calcext:value-type="float">
            <text:p>-0.333333333333333</text:p>
          </table:table-cell>
          <table:table-cell table:formula="of:=IF([.Q23]&lt;0; [.Q23]+1; IF([.Q23]&gt;1; [.Q23]-1; [.Q23]))" office:value-type="float" office:value="0.333333333333333" calcext:value-type="float">
            <text:p>0.333333333333333</text:p>
          </table:table-cell>
          <table:table-cell table:formula="of:=IF([.R23]&lt;0; [.R23]+1; IF([.R23]&gt;1; [.R23]-1; [.R23]))" office:value-type="float" office:value="0" calcext:value-type="float">
            <text:p>0</text:p>
          </table:table-cell>
          <table:table-cell table:formula="of:=IF([.S23]&lt;0; [.S23]+1; IF([.S23]&gt;1; [.S23]-1; [.S23]))" office:value-type="float" office:value="0.666666666666667" calcext:value-type="float">
            <text:p>0.666666666666667</text:p>
          </table:table-cell>
          <table:table-cell table:formula="of:=IF((6* [.T23]) &lt; 1; TRUE(); FALSE())" office:value-type="boolean" office:boolean-value="false" calcext:value-type="boolean">
            <text:p>FALSE</text:p>
          </table:table-cell>
          <table:table-cell table:formula="of:=IF((2* [.T23]) &lt; 1; TRUE(); FALSE())" office:value-type="boolean" office:boolean-value="true" calcext:value-type="boolean">
            <text:p>TRUE</text:p>
          </table:table-cell>
          <table:table-cell table:formula="of:=IF((3* [.T23]) &lt; 2; TRUE(); FALSE())" office:value-type="boolean" office:boolean-value="true" calcext:value-type="boolean">
            <text:p>TRUE</text:p>
          </table:table-cell>
          <table:table-cell table:formula="of:=IF((6* [.U23]) &lt; 1; TRUE(); FALSE())" office:value-type="boolean" office:boolean-value="true" calcext:value-type="boolean">
            <text:p>TRUE</text:p>
          </table:table-cell>
          <table:table-cell table:formula="of:=IF((2* [.U23]) &lt; 1; TRUE(); FALSE())" office:value-type="boolean" office:boolean-value="true" calcext:value-type="boolean">
            <text:p>TRUE</text:p>
          </table:table-cell>
          <table:table-cell table:formula="of:=IF((3* [.U23]) &lt; 2; TRUE(); FALSE())" office:value-type="boolean" office:boolean-value="true" calcext:value-type="boolean">
            <text:p>TRUE</text:p>
          </table:table-cell>
          <table:table-cell table:formula="of:=IF((6* [.V23]) &lt; 1; TRUE(); FALSE())" office:value-type="boolean" office:boolean-value="false" calcext:value-type="boolean">
            <text:p>FALSE</text:p>
          </table:table-cell>
          <table:table-cell table:formula="of:=IF((2* [.V23]) &lt; 1; TRUE(); FALSE())" office:value-type="boolean" office:boolean-value="false" calcext:value-type="boolean">
            <text:p>FALSE</text:p>
          </table:table-cell>
          <table:table-cell table:formula="of:=IF((3* [.V23]) &lt; 2; TRUE(); FALSE())" office:value-type="boolean" office:boolean-value="false" calcext:value-type="boolean">
            <text:p>FALSE</text:p>
          </table:table-cell>
          <table:table-cell table:formula="of:=IF([.W23]; [.$P23] + ([.$O23] - [.$P23]) * 6 * [.T23]; IF([.X23]; [.$O23]; IF([.Y23]; [.$P23] + (([.$O23] - [.$P23]) * ((2/3) - [.T23]) * 6); [.$P23])))" office:value-type="float" office:value="0.965" calcext:value-type="float">
            <text:p>0.965</text:p>
          </table:table-cell>
          <table:table-cell table:formula="of:=IF([.Z23]; [.$P23] + ([.$O23] - [.$P23]) * 6 * [.U23]; IF([.AA23]; [.$O23]; IF([.AB23]; [.$P23] + (([.$O23] - [.$P23]) * ((2/3) - [.U23]) * 6); [.$P23])))" office:value-type="float" office:value="0.835" calcext:value-type="float">
            <text:p>0.835</text:p>
          </table:table-cell>
          <table:table-cell table:formula="of:=IF([.AC23]; [.$P23] + ([.$O23] - [.$P23]) * 6 * [.V23]; IF([.AD23]; [.$O23]; IF([.AE23]; [.$P23] + (([.$O23] - [.$P23]) * ((2/3) - [.V23]) * 6); [.$P23])))" office:value-type="float" office:value="0.835" calcext:value-type="float">
            <text:p>0.835</text:p>
          </table:table-cell>
          <table:table-cell table:formula="of:=ROUND([.AF23]*255)" office:value-type="float" office:value="246" calcext:value-type="float">
            <text:p>246</text:p>
          </table:table-cell>
          <table:table-cell table:formula="of:=ROUND([.AG23]*255)" office:value-type="float" office:value="213" calcext:value-type="float">
            <text:p>213</text:p>
          </table:table-cell>
          <table:table-cell table:formula="of:=ROUND([.AH23]*255)" office:value-type="float" office:value="213" calcext:value-type="float">
            <text:p>213</text:p>
          </table:table-cell>
        </table:table-row>
        <table:table-row table:style-name="ro3">
          <table:table-cell table:formula="of:=[.A23]" office:value-type="float" office:value="0" calcext:value-type="float">
            <text:p>0</text:p>
          </table:table-cell>
          <table:table-cell table:formula="of:=[.B23]" office:value-type="float" office:value="65" calcext:value-type="float">
            <text:p>65</text:p>
          </table:table-cell>
          <table:table-cell table:formula="of:=IF([.C$5]=[.C23]; 5; [.C23]+5)" office:value-type="float" office:value="95" calcext:value-type="float">
            <text:p>95</text:p>
          </table:table-cell>
          <table:table-cell table:formula="of:=[.AI24]&amp;&quot;, &quot;&amp;[.AJ24]&amp;&quot;, &quot;&amp;[.AK24]" office:value-type="string" office:string-value="251, 234, 234" calcext:value-type="string">
            <text:p>251, 234, 234</text:p>
          </table:table-cell>
          <table:table-cell table:formula="of:=DEC2HEX([.AI24]; 2)&amp;DEC2HEX([.AJ24]; 2)&amp;DEC2HEX([.AK24]; 2)" office:value-type="string" office:string-value="FBEAEA" calcext:value-type="string">
            <text:p>FBEAEA</text:p>
          </table:table-cell>
          <table:table-cell table:formula="of:=[.A24]/360" office:value-type="float" office:value="0" calcext:value-type="float">
            <text:p>0</text:p>
          </table:table-cell>
          <table:table-cell table:formula="of:=[.B24]/100" office:value-type="float" office:value="0.65" calcext:value-type="float">
            <text:p>0.65</text:p>
          </table:table-cell>
          <table:table-cell table:formula="of:=[.C24]/100" office:value-type="float" office:value="0.95" calcext:value-type="float">
            <text:p>0.95</text:p>
          </table:table-cell>
          <table:table-cell table:formula="of:=IF([.B24]&gt;0; TRUE(); FALSE())" office:value-type="boolean" office:boolean-value="true" calcext:value-type="boolean">
            <text:p>TRUE</text:p>
          </table:table-cell>
          <table:table-cell table:formula="of:=IF([.I24]; &quot;&quot;; ROUND([.C24]*2.55))">
            <text:p/>
          </table:table-cell>
          <table:table-cell table:formula="of:=[.J24]">
            <text:p/>
          </table:table-cell>
          <table:table-cell table:formula="of:=[.J24]">
            <text:p/>
          </table:table-cell>
          <table:table-cell table:formula="of:=[.H24] * (1 + [.G24])" office:value-type="float" office:value="1.5675" calcext:value-type="float">
            <text:p>1.5675</text:p>
          </table:table-cell>
          <table:table-cell table:formula="of:= ([.H24] + [.G24]) - ([.H24] * [.G24])" office:value-type="float" office:value="0.9825" calcext:value-type="float">
            <text:p>0.9825</text:p>
          </table:table-cell>
          <table:table-cell table:formula="of:=IF([.H24] &lt;= 0.5; [.M24]; [.N24])" office:value-type="float" office:value="0.9825" calcext:value-type="float">
            <text:p>0.9825</text:p>
          </table:table-cell>
          <table:table-cell table:formula="of:= (2 * [.H24]) - [.O24]" office:value-type="float" office:value="0.9175" calcext:value-type="float">
            <text:p>0.9175</text:p>
          </table:table-cell>
          <table:table-cell table:formula="of:=[.F24] + (1/3)" office:value-type="float" office:value="0.333333333333333" calcext:value-type="float">
            <text:p>0.333333333333333</text:p>
          </table:table-cell>
          <table:table-cell table:formula="of:=[.F24]" office:value-type="float" office:value="0" calcext:value-type="float">
            <text:p>0</text:p>
          </table:table-cell>
          <table:table-cell table:formula="of:=[.F24] - (1/3)" office:value-type="float" office:value="-0.333333333333333" calcext:value-type="float">
            <text:p>-0.333333333333333</text:p>
          </table:table-cell>
          <table:table-cell table:formula="of:=IF([.Q24]&lt;0; [.Q24]+1; IF([.Q24]&gt;1; [.Q24]-1; [.Q24]))" office:value-type="float" office:value="0.333333333333333" calcext:value-type="float">
            <text:p>0.333333333333333</text:p>
          </table:table-cell>
          <table:table-cell table:formula="of:=IF([.R24]&lt;0; [.R24]+1; IF([.R24]&gt;1; [.R24]-1; [.R24]))" office:value-type="float" office:value="0" calcext:value-type="float">
            <text:p>0</text:p>
          </table:table-cell>
          <table:table-cell table:formula="of:=IF([.S24]&lt;0; [.S24]+1; IF([.S24]&gt;1; [.S24]-1; [.S24]))" office:value-type="float" office:value="0.666666666666667" calcext:value-type="float">
            <text:p>0.666666666666667</text:p>
          </table:table-cell>
          <table:table-cell table:formula="of:=IF((6* [.T24]) &lt; 1; TRUE(); FALSE())" office:value-type="boolean" office:boolean-value="false" calcext:value-type="boolean">
            <text:p>FALSE</text:p>
          </table:table-cell>
          <table:table-cell table:formula="of:=IF((2* [.T24]) &lt; 1; TRUE(); FALSE())" office:value-type="boolean" office:boolean-value="true" calcext:value-type="boolean">
            <text:p>TRUE</text:p>
          </table:table-cell>
          <table:table-cell table:formula="of:=IF((3* [.T24]) &lt; 2; TRUE(); FALSE())" office:value-type="boolean" office:boolean-value="true" calcext:value-type="boolean">
            <text:p>TRUE</text:p>
          </table:table-cell>
          <table:table-cell table:formula="of:=IF((6* [.U24]) &lt; 1; TRUE(); FALSE())" office:value-type="boolean" office:boolean-value="true" calcext:value-type="boolean">
            <text:p>TRUE</text:p>
          </table:table-cell>
          <table:table-cell table:formula="of:=IF((2* [.U24]) &lt; 1; TRUE(); FALSE())" office:value-type="boolean" office:boolean-value="true" calcext:value-type="boolean">
            <text:p>TRUE</text:p>
          </table:table-cell>
          <table:table-cell table:formula="of:=IF((3* [.U24]) &lt; 2; TRUE(); FALSE())" office:value-type="boolean" office:boolean-value="true" calcext:value-type="boolean">
            <text:p>TRUE</text:p>
          </table:table-cell>
          <table:table-cell table:formula="of:=IF((6* [.V24]) &lt; 1; TRUE(); FALSE())" office:value-type="boolean" office:boolean-value="false" calcext:value-type="boolean">
            <text:p>FALSE</text:p>
          </table:table-cell>
          <table:table-cell table:formula="of:=IF((2* [.V24]) &lt; 1; TRUE(); FALSE())" office:value-type="boolean" office:boolean-value="false" calcext:value-type="boolean">
            <text:p>FALSE</text:p>
          </table:table-cell>
          <table:table-cell table:formula="of:=IF((3* [.V24]) &lt; 2; TRUE(); FALSE())" office:value-type="boolean" office:boolean-value="false" calcext:value-type="boolean">
            <text:p>FALSE</text:p>
          </table:table-cell>
          <table:table-cell table:formula="of:=IF([.W24]; [.$P24] + ([.$O24] - [.$P24]) * 6 * [.T24]; IF([.X24]; [.$O24]; IF([.Y24]; [.$P24] + (([.$O24] - [.$P24]) * ((2/3) - [.T24]) * 6); [.$P24])))" office:value-type="float" office:value="0.9825" calcext:value-type="float">
            <text:p>0.9825</text:p>
          </table:table-cell>
          <table:table-cell table:formula="of:=IF([.Z24]; [.$P24] + ([.$O24] - [.$P24]) * 6 * [.U24]; IF([.AA24]; [.$O24]; IF([.AB24]; [.$P24] + (([.$O24] - [.$P24]) * ((2/3) - [.U24]) * 6); [.$P24])))" office:value-type="float" office:value="0.9175" calcext:value-type="float">
            <text:p>0.9175</text:p>
          </table:table-cell>
          <table:table-cell table:formula="of:=IF([.AC24]; [.$P24] + ([.$O24] - [.$P24]) * 6 * [.V24]; IF([.AD24]; [.$O24]; IF([.AE24]; [.$P24] + (([.$O24] - [.$P24]) * ((2/3) - [.V24]) * 6); [.$P24])))" office:value-type="float" office:value="0.9175" calcext:value-type="float">
            <text:p>0.9175</text:p>
          </table:table-cell>
          <table:table-cell table:formula="of:=ROUND([.AF24]*255)" office:value-type="float" office:value="251" calcext:value-type="float">
            <text:p>251</text:p>
          </table:table-cell>
          <table:table-cell table:formula="of:=ROUND([.AG24]*255)" office:value-type="float" office:value="234" calcext:value-type="float">
            <text:p>234</text:p>
          </table:table-cell>
          <table:table-cell table:formula="of:=ROUND([.AH24]*255)" office:value-type="float" office:value="234" calcext:value-type="float">
            <text:p>234</text:p>
          </table:table-cell>
        </table:table-row>
        <table:table-row table:style-name="ro3">
          <table:table-cell table:formula="of:=[.A24]" office:value-type="float" office:value="0" calcext:value-type="float">
            <text:p>0</text:p>
          </table:table-cell>
          <table:table-cell table:formula="of:=[.B24]" office:value-type="float" office:value="65" calcext:value-type="float">
            <text:p>65</text:p>
          </table:table-cell>
          <table:table-cell table:style-name="Calc_20_Text_20__28_Alt_29_" table:formula="of:=[.C24]+1" office:value-type="float" office:value="96" calcext:value-type="float">
            <text:p>96</text:p>
          </table:table-cell>
          <table:table-cell table:formula="of:=[.AI25]&amp;&quot;, &quot;&amp;[.AJ25]&amp;&quot;, &quot;&amp;[.AK25]" office:value-type="string" office:string-value="251, 238, 238" calcext:value-type="string">
            <text:p>251, 238, 238</text:p>
          </table:table-cell>
          <table:table-cell table:formula="of:=DEC2HEX([.AI25]; 2)&amp;DEC2HEX([.AJ25]; 2)&amp;DEC2HEX([.AK25]; 2)" office:value-type="string" office:string-value="FBEEEE" calcext:value-type="string">
            <text:p>FBEEEE</text:p>
          </table:table-cell>
          <table:table-cell table:formula="of:=[.A25]/360" office:value-type="float" office:value="0" calcext:value-type="float">
            <text:p>0</text:p>
          </table:table-cell>
          <table:table-cell table:formula="of:=[.B25]/100" office:value-type="float" office:value="0.65" calcext:value-type="float">
            <text:p>0.65</text:p>
          </table:table-cell>
          <table:table-cell table:formula="of:=[.C25]/100" office:value-type="float" office:value="0.96" calcext:value-type="float">
            <text:p>0.96</text:p>
          </table:table-cell>
          <table:table-cell table:formula="of:=IF([.B25]&gt;0; TRUE(); FALSE())" office:value-type="boolean" office:boolean-value="true" calcext:value-type="boolean">
            <text:p>TRUE</text:p>
          </table:table-cell>
          <table:table-cell table:formula="of:=IF([.I25]; &quot;&quot;; ROUND([.C25]*2.55))">
            <text:p/>
          </table:table-cell>
          <table:table-cell table:formula="of:=[.J25]">
            <text:p/>
          </table:table-cell>
          <table:table-cell table:formula="of:=[.J25]">
            <text:p/>
          </table:table-cell>
          <table:table-cell table:formula="of:=[.H25] * (1 + [.G25])" office:value-type="float" office:value="1.584" calcext:value-type="float">
            <text:p>1.584</text:p>
          </table:table-cell>
          <table:table-cell table:formula="of:= ([.H25] + [.G25]) - ([.H25] * [.G25])" office:value-type="float" office:value="0.986" calcext:value-type="float">
            <text:p>0.986</text:p>
          </table:table-cell>
          <table:table-cell table:formula="of:=IF([.H25] &lt;= 0.5; [.M25]; [.N25])" office:value-type="float" office:value="0.986" calcext:value-type="float">
            <text:p>0.986</text:p>
          </table:table-cell>
          <table:table-cell table:formula="of:= (2 * [.H25]) - [.O25]" office:value-type="float" office:value="0.934" calcext:value-type="float">
            <text:p>0.934</text:p>
          </table:table-cell>
          <table:table-cell table:formula="of:=[.F25] + (1/3)" office:value-type="float" office:value="0.333333333333333" calcext:value-type="float">
            <text:p>0.333333333333333</text:p>
          </table:table-cell>
          <table:table-cell table:formula="of:=[.F25]" office:value-type="float" office:value="0" calcext:value-type="float">
            <text:p>0</text:p>
          </table:table-cell>
          <table:table-cell table:formula="of:=[.F25] - (1/3)" office:value-type="float" office:value="-0.333333333333333" calcext:value-type="float">
            <text:p>-0.333333333333333</text:p>
          </table:table-cell>
          <table:table-cell table:formula="of:=IF([.Q25]&lt;0; [.Q25]+1; IF([.Q25]&gt;1; [.Q25]-1; [.Q25]))" office:value-type="float" office:value="0.333333333333333" calcext:value-type="float">
            <text:p>0.333333333333333</text:p>
          </table:table-cell>
          <table:table-cell table:formula="of:=IF([.R25]&lt;0; [.R25]+1; IF([.R25]&gt;1; [.R25]-1; [.R25]))" office:value-type="float" office:value="0" calcext:value-type="float">
            <text:p>0</text:p>
          </table:table-cell>
          <table:table-cell table:formula="of:=IF([.S25]&lt;0; [.S25]+1; IF([.S25]&gt;1; [.S25]-1; [.S25]))" office:value-type="float" office:value="0.666666666666667" calcext:value-type="float">
            <text:p>0.666666666666667</text:p>
          </table:table-cell>
          <table:table-cell table:formula="of:=IF((6* [.T25]) &lt; 1; TRUE(); FALSE())" office:value-type="boolean" office:boolean-value="false" calcext:value-type="boolean">
            <text:p>FALSE</text:p>
          </table:table-cell>
          <table:table-cell table:formula="of:=IF((2* [.T25]) &lt; 1; TRUE(); FALSE())" office:value-type="boolean" office:boolean-value="true" calcext:value-type="boolean">
            <text:p>TRUE</text:p>
          </table:table-cell>
          <table:table-cell table:formula="of:=IF((3* [.T25]) &lt; 2; TRUE(); FALSE())" office:value-type="boolean" office:boolean-value="true" calcext:value-type="boolean">
            <text:p>TRUE</text:p>
          </table:table-cell>
          <table:table-cell table:formula="of:=IF((6* [.U25]) &lt; 1; TRUE(); FALSE())" office:value-type="boolean" office:boolean-value="true" calcext:value-type="boolean">
            <text:p>TRUE</text:p>
          </table:table-cell>
          <table:table-cell table:formula="of:=IF((2* [.U25]) &lt; 1; TRUE(); FALSE())" office:value-type="boolean" office:boolean-value="true" calcext:value-type="boolean">
            <text:p>TRUE</text:p>
          </table:table-cell>
          <table:table-cell table:formula="of:=IF((3* [.U25]) &lt; 2; TRUE(); FALSE())" office:value-type="boolean" office:boolean-value="true" calcext:value-type="boolean">
            <text:p>TRUE</text:p>
          </table:table-cell>
          <table:table-cell table:formula="of:=IF((6* [.V25]) &lt; 1; TRUE(); FALSE())" office:value-type="boolean" office:boolean-value="false" calcext:value-type="boolean">
            <text:p>FALSE</text:p>
          </table:table-cell>
          <table:table-cell table:formula="of:=IF((2* [.V25]) &lt; 1; TRUE(); FALSE())" office:value-type="boolean" office:boolean-value="false" calcext:value-type="boolean">
            <text:p>FALSE</text:p>
          </table:table-cell>
          <table:table-cell table:formula="of:=IF((3* [.V25]) &lt; 2; TRUE(); FALSE())" office:value-type="boolean" office:boolean-value="false" calcext:value-type="boolean">
            <text:p>FALSE</text:p>
          </table:table-cell>
          <table:table-cell table:formula="of:=IF([.W25]; [.$P25] + ([.$O25] - [.$P25]) * 6 * [.T25]; IF([.X25]; [.$O25]; IF([.Y25]; [.$P25] + (([.$O25] - [.$P25]) * ((2/3) - [.T25]) * 6); [.$P25])))" office:value-type="float" office:value="0.986" calcext:value-type="float">
            <text:p>0.986</text:p>
          </table:table-cell>
          <table:table-cell table:formula="of:=IF([.Z25]; [.$P25] + ([.$O25] - [.$P25]) * 6 * [.U25]; IF([.AA25]; [.$O25]; IF([.AB25]; [.$P25] + (([.$O25] - [.$P25]) * ((2/3) - [.U25]) * 6); [.$P25])))" office:value-type="float" office:value="0.934" calcext:value-type="float">
            <text:p>0.934</text:p>
          </table:table-cell>
          <table:table-cell table:formula="of:=IF([.AC25]; [.$P25] + ([.$O25] - [.$P25]) * 6 * [.V25]; IF([.AD25]; [.$O25]; IF([.AE25]; [.$P25] + (([.$O25] - [.$P25]) * ((2/3) - [.V25]) * 6); [.$P25])))" office:value-type="float" office:value="0.934" calcext:value-type="float">
            <text:p>0.934</text:p>
          </table:table-cell>
          <table:table-cell table:formula="of:=ROUND([.AF25]*255)" office:value-type="float" office:value="251" calcext:value-type="float">
            <text:p>251</text:p>
          </table:table-cell>
          <table:table-cell table:formula="of:=ROUND([.AG25]*255)" office:value-type="float" office:value="238" calcext:value-type="float">
            <text:p>238</text:p>
          </table:table-cell>
          <table:table-cell table:formula="of:=ROUND([.AH25]*255)" office:value-type="float" office:value="238" calcext:value-type="float">
            <text:p>238</text:p>
          </table:table-cell>
        </table:table-row>
        <table:table-row table:style-name="ro3">
          <table:table-cell table:formula="of:=[.A25]" office:value-type="float" office:value="0" calcext:value-type="float">
            <text:p>0</text:p>
          </table:table-cell>
          <table:table-cell table:formula="of:=[.B25]" office:value-type="float" office:value="65" calcext:value-type="float">
            <text:p>65</text:p>
          </table:table-cell>
          <table:table-cell table:style-name="Calc_20_Text_20__28_Alt_29_" table:formula="of:=[.C25]+1" office:value-type="float" office:value="97" calcext:value-type="float">
            <text:p>97</text:p>
          </table:table-cell>
          <table:table-cell table:formula="of:=[.AI26]&amp;&quot;, &quot;&amp;[.AJ26]&amp;&quot;, &quot;&amp;[.AK26]" office:value-type="string" office:string-value="252, 242, 242" calcext:value-type="string">
            <text:p>252, 242, 242</text:p>
          </table:table-cell>
          <table:table-cell table:formula="of:=DEC2HEX([.AI26]; 2)&amp;DEC2HEX([.AJ26]; 2)&amp;DEC2HEX([.AK26]; 2)" office:value-type="string" office:string-value="FCF2F2" calcext:value-type="string">
            <text:p>FCF2F2</text:p>
          </table:table-cell>
          <table:table-cell table:formula="of:=[.A26]/360" office:value-type="float" office:value="0" calcext:value-type="float">
            <text:p>0</text:p>
          </table:table-cell>
          <table:table-cell table:formula="of:=[.B26]/100" office:value-type="float" office:value="0.65" calcext:value-type="float">
            <text:p>0.65</text:p>
          </table:table-cell>
          <table:table-cell table:formula="of:=[.C26]/100" office:value-type="float" office:value="0.97" calcext:value-type="float">
            <text:p>0.97</text:p>
          </table:table-cell>
          <table:table-cell table:formula="of:=IF([.B26]&gt;0; TRUE(); FALSE())" office:value-type="boolean" office:boolean-value="true" calcext:value-type="boolean">
            <text:p>TRUE</text:p>
          </table:table-cell>
          <table:table-cell table:formula="of:=IF([.I26]; &quot;&quot;; ROUND([.C26]*2.55))">
            <text:p/>
          </table:table-cell>
          <table:table-cell table:formula="of:=[.J26]">
            <text:p/>
          </table:table-cell>
          <table:table-cell table:formula="of:=[.J26]">
            <text:p/>
          </table:table-cell>
          <table:table-cell table:formula="of:=[.H26] * (1 + [.G26])" office:value-type="float" office:value="1.6005" calcext:value-type="float">
            <text:p>1.6005</text:p>
          </table:table-cell>
          <table:table-cell table:formula="of:= ([.H26] + [.G26]) - ([.H26] * [.G26])" office:value-type="float" office:value="0.9895" calcext:value-type="float">
            <text:p>0.9895</text:p>
          </table:table-cell>
          <table:table-cell table:formula="of:=IF([.H26] &lt;= 0.5; [.M26]; [.N26])" office:value-type="float" office:value="0.9895" calcext:value-type="float">
            <text:p>0.9895</text:p>
          </table:table-cell>
          <table:table-cell table:formula="of:= (2 * [.H26]) - [.O26]" office:value-type="float" office:value="0.9505" calcext:value-type="float">
            <text:p>0.9505</text:p>
          </table:table-cell>
          <table:table-cell table:formula="of:=[.F26] + (1/3)" office:value-type="float" office:value="0.333333333333333" calcext:value-type="float">
            <text:p>0.333333333333333</text:p>
          </table:table-cell>
          <table:table-cell table:formula="of:=[.F26]" office:value-type="float" office:value="0" calcext:value-type="float">
            <text:p>0</text:p>
          </table:table-cell>
          <table:table-cell table:formula="of:=[.F26] - (1/3)" office:value-type="float" office:value="-0.333333333333333" calcext:value-type="float">
            <text:p>-0.333333333333333</text:p>
          </table:table-cell>
          <table:table-cell table:formula="of:=IF([.Q26]&lt;0; [.Q26]+1; IF([.Q26]&gt;1; [.Q26]-1; [.Q26]))" office:value-type="float" office:value="0.333333333333333" calcext:value-type="float">
            <text:p>0.333333333333333</text:p>
          </table:table-cell>
          <table:table-cell table:formula="of:=IF([.R26]&lt;0; [.R26]+1; IF([.R26]&gt;1; [.R26]-1; [.R26]))" office:value-type="float" office:value="0" calcext:value-type="float">
            <text:p>0</text:p>
          </table:table-cell>
          <table:table-cell table:formula="of:=IF([.S26]&lt;0; [.S26]+1; IF([.S26]&gt;1; [.S26]-1; [.S26]))" office:value-type="float" office:value="0.666666666666667" calcext:value-type="float">
            <text:p>0.666666666666667</text:p>
          </table:table-cell>
          <table:table-cell table:formula="of:=IF((6* [.T26]) &lt; 1; TRUE(); FALSE())" office:value-type="boolean" office:boolean-value="false" calcext:value-type="boolean">
            <text:p>FALSE</text:p>
          </table:table-cell>
          <table:table-cell table:formula="of:=IF((2* [.T26]) &lt; 1; TRUE(); FALSE())" office:value-type="boolean" office:boolean-value="true" calcext:value-type="boolean">
            <text:p>TRUE</text:p>
          </table:table-cell>
          <table:table-cell table:formula="of:=IF((3* [.T26]) &lt; 2; TRUE(); FALSE())" office:value-type="boolean" office:boolean-value="true" calcext:value-type="boolean">
            <text:p>TRUE</text:p>
          </table:table-cell>
          <table:table-cell table:formula="of:=IF((6* [.U26]) &lt; 1; TRUE(); FALSE())" office:value-type="boolean" office:boolean-value="true" calcext:value-type="boolean">
            <text:p>TRUE</text:p>
          </table:table-cell>
          <table:table-cell table:formula="of:=IF((2* [.U26]) &lt; 1; TRUE(); FALSE())" office:value-type="boolean" office:boolean-value="true" calcext:value-type="boolean">
            <text:p>TRUE</text:p>
          </table:table-cell>
          <table:table-cell table:formula="of:=IF((3* [.U26]) &lt; 2; TRUE(); FALSE())" office:value-type="boolean" office:boolean-value="true" calcext:value-type="boolean">
            <text:p>TRUE</text:p>
          </table:table-cell>
          <table:table-cell table:formula="of:=IF((6* [.V26]) &lt; 1; TRUE(); FALSE())" office:value-type="boolean" office:boolean-value="false" calcext:value-type="boolean">
            <text:p>FALSE</text:p>
          </table:table-cell>
          <table:table-cell table:formula="of:=IF((2* [.V26]) &lt; 1; TRUE(); FALSE())" office:value-type="boolean" office:boolean-value="false" calcext:value-type="boolean">
            <text:p>FALSE</text:p>
          </table:table-cell>
          <table:table-cell table:formula="of:=IF((3* [.V26]) &lt; 2; TRUE(); FALSE())" office:value-type="boolean" office:boolean-value="false" calcext:value-type="boolean">
            <text:p>FALSE</text:p>
          </table:table-cell>
          <table:table-cell table:formula="of:=IF([.W26]; [.$P26] + ([.$O26] - [.$P26]) * 6 * [.T26]; IF([.X26]; [.$O26]; IF([.Y26]; [.$P26] + (([.$O26] - [.$P26]) * ((2/3) - [.T26]) * 6); [.$P26])))" office:value-type="float" office:value="0.9895" calcext:value-type="float">
            <text:p>0.9895</text:p>
          </table:table-cell>
          <table:table-cell table:formula="of:=IF([.Z26]; [.$P26] + ([.$O26] - [.$P26]) * 6 * [.U26]; IF([.AA26]; [.$O26]; IF([.AB26]; [.$P26] + (([.$O26] - [.$P26]) * ((2/3) - [.U26]) * 6); [.$P26])))" office:value-type="float" office:value="0.9505" calcext:value-type="float">
            <text:p>0.9505</text:p>
          </table:table-cell>
          <table:table-cell table:formula="of:=IF([.AC26]; [.$P26] + ([.$O26] - [.$P26]) * 6 * [.V26]; IF([.AD26]; [.$O26]; IF([.AE26]; [.$P26] + (([.$O26] - [.$P26]) * ((2/3) - [.V26]) * 6); [.$P26])))" office:value-type="float" office:value="0.9505" calcext:value-type="float">
            <text:p>0.9505</text:p>
          </table:table-cell>
          <table:table-cell table:formula="of:=ROUND([.AF26]*255)" office:value-type="float" office:value="252" calcext:value-type="float">
            <text:p>252</text:p>
          </table:table-cell>
          <table:table-cell table:formula="of:=ROUND([.AG26]*255)" office:value-type="float" office:value="242" calcext:value-type="float">
            <text:p>242</text:p>
          </table:table-cell>
          <table:table-cell table:formula="of:=ROUND([.AH26]*255)" office:value-type="float" office:value="242" calcext:value-type="float">
            <text:p>242</text:p>
          </table:table-cell>
        </table:table-row>
        <table:table-row table:style-name="ro3">
          <table:table-cell table:formula="of:=[.A26]" office:value-type="float" office:value="0" calcext:value-type="float">
            <text:p>0</text:p>
          </table:table-cell>
          <table:table-cell table:formula="of:=[.B26]" office:value-type="float" office:value="65" calcext:value-type="float">
            <text:p>65</text:p>
          </table:table-cell>
          <table:table-cell table:style-name="Calc_20_Text_20__28_Alt_29_" table:formula="of:=[.C26]+1" office:value-type="float" office:value="98" calcext:value-type="float">
            <text:p>98</text:p>
          </table:table-cell>
          <table:table-cell table:formula="of:=[.AI27]&amp;&quot;, &quot;&amp;[.AJ27]&amp;&quot;, &quot;&amp;[.AK27]" office:value-type="string" office:string-value="253, 247, 247" calcext:value-type="string">
            <text:p>253, 247, 247</text:p>
          </table:table-cell>
          <table:table-cell table:formula="of:=DEC2HEX([.AI27]; 2)&amp;DEC2HEX([.AJ27]; 2)&amp;DEC2HEX([.AK27]; 2)" office:value-type="string" office:string-value="FDF7F7" calcext:value-type="string">
            <text:p>FDF7F7</text:p>
          </table:table-cell>
          <table:table-cell table:formula="of:=[.A27]/360" office:value-type="float" office:value="0" calcext:value-type="float">
            <text:p>0</text:p>
          </table:table-cell>
          <table:table-cell table:formula="of:=[.B27]/100" office:value-type="float" office:value="0.65" calcext:value-type="float">
            <text:p>0.65</text:p>
          </table:table-cell>
          <table:table-cell table:formula="of:=[.C27]/100" office:value-type="float" office:value="0.98" calcext:value-type="float">
            <text:p>0.98</text:p>
          </table:table-cell>
          <table:table-cell table:formula="of:=IF([.B27]&gt;0; TRUE(); FALSE())" office:value-type="boolean" office:boolean-value="true" calcext:value-type="boolean">
            <text:p>TRUE</text:p>
          </table:table-cell>
          <table:table-cell table:formula="of:=IF([.I27]; &quot;&quot;; ROUND([.C27]*2.55))">
            <text:p/>
          </table:table-cell>
          <table:table-cell table:formula="of:=[.J27]">
            <text:p/>
          </table:table-cell>
          <table:table-cell table:formula="of:=[.J27]">
            <text:p/>
          </table:table-cell>
          <table:table-cell table:formula="of:=[.H27] * (1 + [.G27])" office:value-type="float" office:value="1.617" calcext:value-type="float">
            <text:p>1.617</text:p>
          </table:table-cell>
          <table:table-cell table:formula="of:= ([.H27] + [.G27]) - ([.H27] * [.G27])" office:value-type="float" office:value="0.993" calcext:value-type="float">
            <text:p>0.993</text:p>
          </table:table-cell>
          <table:table-cell table:formula="of:=IF([.H27] &lt;= 0.5; [.M27]; [.N27])" office:value-type="float" office:value="0.993" calcext:value-type="float">
            <text:p>0.993</text:p>
          </table:table-cell>
          <table:table-cell table:formula="of:= (2 * [.H27]) - [.O27]" office:value-type="float" office:value="0.967" calcext:value-type="float">
            <text:p>0.967</text:p>
          </table:table-cell>
          <table:table-cell table:formula="of:=[.F27] + (1/3)" office:value-type="float" office:value="0.333333333333333" calcext:value-type="float">
            <text:p>0.333333333333333</text:p>
          </table:table-cell>
          <table:table-cell table:formula="of:=[.F27]" office:value-type="float" office:value="0" calcext:value-type="float">
            <text:p>0</text:p>
          </table:table-cell>
          <table:table-cell table:formula="of:=[.F27] - (1/3)" office:value-type="float" office:value="-0.333333333333333" calcext:value-type="float">
            <text:p>-0.333333333333333</text:p>
          </table:table-cell>
          <table:table-cell table:formula="of:=IF([.Q27]&lt;0; [.Q27]+1; IF([.Q27]&gt;1; [.Q27]-1; [.Q27]))" office:value-type="float" office:value="0.333333333333333" calcext:value-type="float">
            <text:p>0.333333333333333</text:p>
          </table:table-cell>
          <table:table-cell table:formula="of:=IF([.R27]&lt;0; [.R27]+1; IF([.R27]&gt;1; [.R27]-1; [.R27]))" office:value-type="float" office:value="0" calcext:value-type="float">
            <text:p>0</text:p>
          </table:table-cell>
          <table:table-cell table:formula="of:=IF([.S27]&lt;0; [.S27]+1; IF([.S27]&gt;1; [.S27]-1; [.S27]))" office:value-type="float" office:value="0.666666666666667" calcext:value-type="float">
            <text:p>0.666666666666667</text:p>
          </table:table-cell>
          <table:table-cell table:formula="of:=IF((6* [.T27]) &lt; 1; TRUE(); FALSE())" office:value-type="boolean" office:boolean-value="false" calcext:value-type="boolean">
            <text:p>FALSE</text:p>
          </table:table-cell>
          <table:table-cell table:formula="of:=IF((2* [.T27]) &lt; 1; TRUE(); FALSE())" office:value-type="boolean" office:boolean-value="true" calcext:value-type="boolean">
            <text:p>TRUE</text:p>
          </table:table-cell>
          <table:table-cell table:formula="of:=IF((3* [.T27]) &lt; 2; TRUE(); FALSE())" office:value-type="boolean" office:boolean-value="true" calcext:value-type="boolean">
            <text:p>TRUE</text:p>
          </table:table-cell>
          <table:table-cell table:formula="of:=IF((6* [.U27]) &lt; 1; TRUE(); FALSE())" office:value-type="boolean" office:boolean-value="true" calcext:value-type="boolean">
            <text:p>TRUE</text:p>
          </table:table-cell>
          <table:table-cell table:formula="of:=IF((2* [.U27]) &lt; 1; TRUE(); FALSE())" office:value-type="boolean" office:boolean-value="true" calcext:value-type="boolean">
            <text:p>TRUE</text:p>
          </table:table-cell>
          <table:table-cell table:formula="of:=IF((3* [.U27]) &lt; 2; TRUE(); FALSE())" office:value-type="boolean" office:boolean-value="true" calcext:value-type="boolean">
            <text:p>TRUE</text:p>
          </table:table-cell>
          <table:table-cell table:formula="of:=IF((6* [.V27]) &lt; 1; TRUE(); FALSE())" office:value-type="boolean" office:boolean-value="false" calcext:value-type="boolean">
            <text:p>FALSE</text:p>
          </table:table-cell>
          <table:table-cell table:formula="of:=IF((2* [.V27]) &lt; 1; TRUE(); FALSE())" office:value-type="boolean" office:boolean-value="false" calcext:value-type="boolean">
            <text:p>FALSE</text:p>
          </table:table-cell>
          <table:table-cell table:formula="of:=IF((3* [.V27]) &lt; 2; TRUE(); FALSE())" office:value-type="boolean" office:boolean-value="false" calcext:value-type="boolean">
            <text:p>FALSE</text:p>
          </table:table-cell>
          <table:table-cell table:formula="of:=IF([.W27]; [.$P27] + ([.$O27] - [.$P27]) * 6 * [.T27]; IF([.X27]; [.$O27]; IF([.Y27]; [.$P27] + (([.$O27] - [.$P27]) * ((2/3) - [.T27]) * 6); [.$P27])))" office:value-type="float" office:value="0.993" calcext:value-type="float">
            <text:p>0.993</text:p>
          </table:table-cell>
          <table:table-cell table:formula="of:=IF([.Z27]; [.$P27] + ([.$O27] - [.$P27]) * 6 * [.U27]; IF([.AA27]; [.$O27]; IF([.AB27]; [.$P27] + (([.$O27] - [.$P27]) * ((2/3) - [.U27]) * 6); [.$P27])))" office:value-type="float" office:value="0.967" calcext:value-type="float">
            <text:p>0.967</text:p>
          </table:table-cell>
          <table:table-cell table:formula="of:=IF([.AC27]; [.$P27] + ([.$O27] - [.$P27]) * 6 * [.V27]; IF([.AD27]; [.$O27]; IF([.AE27]; [.$P27] + (([.$O27] - [.$P27]) * ((2/3) - [.V27]) * 6); [.$P27])))" office:value-type="float" office:value="0.967" calcext:value-type="float">
            <text:p>0.967</text:p>
          </table:table-cell>
          <table:table-cell table:formula="of:=ROUND([.AF27]*255)" office:value-type="float" office:value="253" calcext:value-type="float">
            <text:p>253</text:p>
          </table:table-cell>
          <table:table-cell table:formula="of:=ROUND([.AG27]*255)" office:value-type="float" office:value="247" calcext:value-type="float">
            <text:p>247</text:p>
          </table:table-cell>
          <table:table-cell table:formula="of:=ROUND([.AH27]*255)" office:value-type="float" office:value="247" calcext:value-type="float">
            <text:p>247</text:p>
          </table:table-cell>
        </table:table-row>
        <table:table-row table:style-name="ro3">
          <table:table-cell table:formula="of:=[.A27]" office:value-type="float" office:value="0" calcext:value-type="float">
            <text:p>0</text:p>
          </table:table-cell>
          <table:table-cell table:formula="of:=[.B27]" office:value-type="float" office:value="65" calcext:value-type="float">
            <text:p>65</text:p>
          </table:table-cell>
          <table:table-cell table:style-name="Calc_20_Text_20__28_Alt_29_" table:formula="of:=[.C27]+1" office:value-type="float" office:value="99" calcext:value-type="float">
            <text:p>99</text:p>
          </table:table-cell>
          <table:table-cell table:formula="of:=[.AI28]&amp;&quot;, &quot;&amp;[.AJ28]&amp;&quot;, &quot;&amp;[.AK28]" office:value-type="string" office:string-value="254, 251, 251" calcext:value-type="string">
            <text:p>254, 251, 251</text:p>
          </table:table-cell>
          <table:table-cell table:formula="of:=DEC2HEX([.AI28]; 2)&amp;DEC2HEX([.AJ28]; 2)&amp;DEC2HEX([.AK28]; 2)" office:value-type="string" office:string-value="FEFBFB" calcext:value-type="string">
            <text:p>FEFBFB</text:p>
          </table:table-cell>
          <table:table-cell table:formula="of:=[.A28]/360" office:value-type="float" office:value="0" calcext:value-type="float">
            <text:p>0</text:p>
          </table:table-cell>
          <table:table-cell table:formula="of:=[.B28]/100" office:value-type="float" office:value="0.65" calcext:value-type="float">
            <text:p>0.65</text:p>
          </table:table-cell>
          <table:table-cell table:formula="of:=[.C28]/100" office:value-type="float" office:value="0.99" calcext:value-type="float">
            <text:p>0.99</text:p>
          </table:table-cell>
          <table:table-cell table:formula="of:=IF([.B28]&gt;0; TRUE(); FALSE())" office:value-type="boolean" office:boolean-value="true" calcext:value-type="boolean">
            <text:p>TRUE</text:p>
          </table:table-cell>
          <table:table-cell table:formula="of:=IF([.I28]; &quot;&quot;; ROUND([.C28]*2.55))">
            <text:p/>
          </table:table-cell>
          <table:table-cell table:formula="of:=[.J28]">
            <text:p/>
          </table:table-cell>
          <table:table-cell table:formula="of:=[.J28]">
            <text:p/>
          </table:table-cell>
          <table:table-cell table:formula="of:=[.H28] * (1 + [.G28])" office:value-type="float" office:value="1.6335" calcext:value-type="float">
            <text:p>1.6335</text:p>
          </table:table-cell>
          <table:table-cell table:formula="of:= ([.H28] + [.G28]) - ([.H28] * [.G28])" office:value-type="float" office:value="0.9965" calcext:value-type="float">
            <text:p>0.9965</text:p>
          </table:table-cell>
          <table:table-cell table:formula="of:=IF([.H28] &lt;= 0.5; [.M28]; [.N28])" office:value-type="float" office:value="0.9965" calcext:value-type="float">
            <text:p>0.9965</text:p>
          </table:table-cell>
          <table:table-cell table:formula="of:= (2 * [.H28]) - [.O28]" office:value-type="float" office:value="0.9835" calcext:value-type="float">
            <text:p>0.9835</text:p>
          </table:table-cell>
          <table:table-cell table:formula="of:=[.F28] + (1/3)" office:value-type="float" office:value="0.333333333333333" calcext:value-type="float">
            <text:p>0.333333333333333</text:p>
          </table:table-cell>
          <table:table-cell table:formula="of:=[.F28]" office:value-type="float" office:value="0" calcext:value-type="float">
            <text:p>0</text:p>
          </table:table-cell>
          <table:table-cell table:formula="of:=[.F28] - (1/3)" office:value-type="float" office:value="-0.333333333333333" calcext:value-type="float">
            <text:p>-0.333333333333333</text:p>
          </table:table-cell>
          <table:table-cell table:formula="of:=IF([.Q28]&lt;0; [.Q28]+1; IF([.Q28]&gt;1; [.Q28]-1; [.Q28]))" office:value-type="float" office:value="0.333333333333333" calcext:value-type="float">
            <text:p>0.333333333333333</text:p>
          </table:table-cell>
          <table:table-cell table:formula="of:=IF([.R28]&lt;0; [.R28]+1; IF([.R28]&gt;1; [.R28]-1; [.R28]))" office:value-type="float" office:value="0" calcext:value-type="float">
            <text:p>0</text:p>
          </table:table-cell>
          <table:table-cell table:formula="of:=IF([.S28]&lt;0; [.S28]+1; IF([.S28]&gt;1; [.S28]-1; [.S28]))" office:value-type="float" office:value="0.666666666666667" calcext:value-type="float">
            <text:p>0.666666666666667</text:p>
          </table:table-cell>
          <table:table-cell table:formula="of:=IF((6* [.T28]) &lt; 1; TRUE(); FALSE())" office:value-type="boolean" office:boolean-value="false" calcext:value-type="boolean">
            <text:p>FALSE</text:p>
          </table:table-cell>
          <table:table-cell table:formula="of:=IF((2* [.T28]) &lt; 1; TRUE(); FALSE())" office:value-type="boolean" office:boolean-value="true" calcext:value-type="boolean">
            <text:p>TRUE</text:p>
          </table:table-cell>
          <table:table-cell table:formula="of:=IF((3* [.T28]) &lt; 2; TRUE(); FALSE())" office:value-type="boolean" office:boolean-value="true" calcext:value-type="boolean">
            <text:p>TRUE</text:p>
          </table:table-cell>
          <table:table-cell table:formula="of:=IF((6* [.U28]) &lt; 1; TRUE(); FALSE())" office:value-type="boolean" office:boolean-value="true" calcext:value-type="boolean">
            <text:p>TRUE</text:p>
          </table:table-cell>
          <table:table-cell table:formula="of:=IF((2* [.U28]) &lt; 1; TRUE(); FALSE())" office:value-type="boolean" office:boolean-value="true" calcext:value-type="boolean">
            <text:p>TRUE</text:p>
          </table:table-cell>
          <table:table-cell table:formula="of:=IF((3* [.U28]) &lt; 2; TRUE(); FALSE())" office:value-type="boolean" office:boolean-value="true" calcext:value-type="boolean">
            <text:p>TRUE</text:p>
          </table:table-cell>
          <table:table-cell table:formula="of:=IF((6* [.V28]) &lt; 1; TRUE(); FALSE())" office:value-type="boolean" office:boolean-value="false" calcext:value-type="boolean">
            <text:p>FALSE</text:p>
          </table:table-cell>
          <table:table-cell table:formula="of:=IF((2* [.V28]) &lt; 1; TRUE(); FALSE())" office:value-type="boolean" office:boolean-value="false" calcext:value-type="boolean">
            <text:p>FALSE</text:p>
          </table:table-cell>
          <table:table-cell table:formula="of:=IF((3* [.V28]) &lt; 2; TRUE(); FALSE())" office:value-type="boolean" office:boolean-value="false" calcext:value-type="boolean">
            <text:p>FALSE</text:p>
          </table:table-cell>
          <table:table-cell table:formula="of:=IF([.W28]; [.$P28] + ([.$O28] - [.$P28]) * 6 * [.T28]; IF([.X28]; [.$O28]; IF([.Y28]; [.$P28] + (([.$O28] - [.$P28]) * ((2/3) - [.T28]) * 6); [.$P28])))" office:value-type="float" office:value="0.9965" calcext:value-type="float">
            <text:p>0.9965</text:p>
          </table:table-cell>
          <table:table-cell table:formula="of:=IF([.Z28]; [.$P28] + ([.$O28] - [.$P28]) * 6 * [.U28]; IF([.AA28]; [.$O28]; IF([.AB28]; [.$P28] + (([.$O28] - [.$P28]) * ((2/3) - [.U28]) * 6); [.$P28])))" office:value-type="float" office:value="0.9835" calcext:value-type="float">
            <text:p>0.9835</text:p>
          </table:table-cell>
          <table:table-cell table:formula="of:=IF([.AC28]; [.$P28] + ([.$O28] - [.$P28]) * 6 * [.V28]; IF([.AD28]; [.$O28]; IF([.AE28]; [.$P28] + (([.$O28] - [.$P28]) * ((2/3) - [.V28]) * 6); [.$P28])))" office:value-type="float" office:value="0.9835" calcext:value-type="float">
            <text:p>0.9835</text:p>
          </table:table-cell>
          <table:table-cell table:formula="of:=ROUND([.AF28]*255)" office:value-type="float" office:value="254" calcext:value-type="float">
            <text:p>254</text:p>
          </table:table-cell>
          <table:table-cell table:formula="of:=ROUND([.AG28]*255)" office:value-type="float" office:value="251" calcext:value-type="float">
            <text:p>251</text:p>
          </table:table-cell>
          <table:table-cell table:formula="of:=ROUND([.AH28]*255)" office:value-type="float" office:value="251" calcext:value-type="float">
            <text:p>251</text:p>
          </table:table-cell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ection_29_" office:value-type="string" calcext:value-type="string">
            <text:p>Orange</text:p>
          </table:table-cell>
          <table:table-cell table:style-name="Default" table:number-columns-repeated="36"/>
        </table:table-row>
        <table:table-row table:style-name="ro6">
          <table:table-cell table:style-name="ce8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8" office:value-type="string" calcext:value-type="string">
            <text:p>RG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Alt_29_" table:formula="of:=[.A6]+45" office:value-type="float" office:value="45" calcext:value-type="float">
            <text:p>45</text:p>
          </table:table-cell>
          <table:table-cell table:style-name="Calc_20_Text_20__28_Alt_29_" table:formula="of:=[.B6]" office:value-type="float" office:value="65" calcext:value-type="float">
            <text:p>65</text:p>
          </table:table-cell>
          <table:table-cell table:formula="of:=IF([.C$5]=[.C32]; 5; [.C32]+5)" office:value-type="float" office:value="5" calcext:value-type="float">
            <text:p>5</text:p>
          </table:table-cell>
          <table:table-cell table:formula="of:=[.AI33]&amp;&quot;, &quot;&amp;[.AJ33]&amp;&quot;, &quot;&amp;[.AK33]" office:value-type="string" office:string-value="21, 17, 4" calcext:value-type="string">
            <text:p>21, 17, 4</text:p>
          </table:table-cell>
          <table:table-cell table:formula="of:=DEC2HEX([.AI33]; 2)&amp;DEC2HEX([.AJ33]; 2)&amp;DEC2HEX([.AK33]; 2)" office:value-type="string" office:string-value="151104" calcext:value-type="string">
            <text:p>151104</text:p>
          </table:table-cell>
          <table:table-cell table:formula="of:=[.A33]/360" office:value-type="float" office:value="0.125" calcext:value-type="float">
            <text:p>0.125</text:p>
          </table:table-cell>
          <table:table-cell table:formula="of:=[.B33]/100" office:value-type="float" office:value="0.65" calcext:value-type="float">
            <text:p>0.65</text:p>
          </table:table-cell>
          <table:table-cell table:formula="of:=[.C33]/100" office:value-type="float" office:value="0.05" calcext:value-type="float">
            <text:p>0.05</text:p>
          </table:table-cell>
          <table:table-cell table:formula="of:=IF([.B33]&gt;0; TRUE(); FALSE())" office:value-type="boolean" office:boolean-value="true" calcext:value-type="boolean">
            <text:p>TRUE</text:p>
          </table:table-cell>
          <table:table-cell table:formula="of:=IF([.I33]; &quot;&quot;; ROUND([.C33]*2.55))">
            <text:p/>
          </table:table-cell>
          <table:table-cell table:formula="of:=[.J33]">
            <text:p/>
          </table:table-cell>
          <table:table-cell table:formula="of:=[.J33]">
            <text:p/>
          </table:table-cell>
          <table:table-cell table:formula="of:=[.H33] * (1 + [.G33])" office:value-type="float" office:value="0.0825" calcext:value-type="float">
            <text:p>0.0825</text:p>
          </table:table-cell>
          <table:table-cell table:formula="of:= ([.H33] + [.G33]) - ([.H33] * [.G33])" office:value-type="float" office:value="0.6675" calcext:value-type="float">
            <text:p>0.6675</text:p>
          </table:table-cell>
          <table:table-cell table:formula="of:=IF([.H33] &lt;= 0.5; [.M33]; [.N33])" office:value-type="float" office:value="0.0825" calcext:value-type="float">
            <text:p>0.0825</text:p>
          </table:table-cell>
          <table:table-cell table:formula="of:= (2 * [.H33]) - [.O33]" office:value-type="float" office:value="0.0175" calcext:value-type="float">
            <text:p>0.0175</text:p>
          </table:table-cell>
          <table:table-cell table:formula="of:=[.F33] + (1/3)" office:value-type="float" office:value="0.458333333333333" calcext:value-type="float">
            <text:p>0.458333333333333</text:p>
          </table:table-cell>
          <table:table-cell table:formula="of:=[.F33]" office:value-type="float" office:value="0.125" calcext:value-type="float">
            <text:p>0.125</text:p>
          </table:table-cell>
          <table:table-cell table:formula="of:=[.F33] - (1/3)" office:value-type="float" office:value="-0.208333333333333" calcext:value-type="float">
            <text:p>-0.208333333333333</text:p>
          </table:table-cell>
          <table:table-cell table:formula="of:=IF([.Q33]&lt;0; [.Q33]+1; IF([.Q33]&gt;1; [.Q33]-1; [.Q33]))" office:value-type="float" office:value="0.458333333333333" calcext:value-type="float">
            <text:p>0.458333333333333</text:p>
          </table:table-cell>
          <table:table-cell table:formula="of:=IF([.R33]&lt;0; [.R33]+1; IF([.R33]&gt;1; [.R33]-1; [.R33]))" office:value-type="float" office:value="0.125" calcext:value-type="float">
            <text:p>0.125</text:p>
          </table:table-cell>
          <table:table-cell table:formula="of:=IF([.S33]&lt;0; [.S33]+1; IF([.S33]&gt;1; [.S33]-1; [.S33]))" office:value-type="float" office:value="0.791666666666667" calcext:value-type="float">
            <text:p>0.791666666666667</text:p>
          </table:table-cell>
          <table:table-cell table:formula="of:=IF((6* [.T33]) &lt; 1; TRUE(); FALSE())" office:value-type="boolean" office:boolean-value="false" calcext:value-type="boolean">
            <text:p>FALSE</text:p>
          </table:table-cell>
          <table:table-cell table:formula="of:=IF((2* [.T33]) &lt; 1; TRUE(); FALSE())" office:value-type="boolean" office:boolean-value="true" calcext:value-type="boolean">
            <text:p>TRUE</text:p>
          </table:table-cell>
          <table:table-cell table:formula="of:=IF((3* [.T33]) &lt; 2; TRUE(); FALSE())" office:value-type="boolean" office:boolean-value="true" calcext:value-type="boolean">
            <text:p>TRUE</text:p>
          </table:table-cell>
          <table:table-cell table:formula="of:=IF((6* [.U33]) &lt; 1; TRUE(); FALSE())" office:value-type="boolean" office:boolean-value="true" calcext:value-type="boolean">
            <text:p>TRUE</text:p>
          </table:table-cell>
          <table:table-cell table:formula="of:=IF((2* [.U33]) &lt; 1; TRUE(); FALSE())" office:value-type="boolean" office:boolean-value="true" calcext:value-type="boolean">
            <text:p>TRUE</text:p>
          </table:table-cell>
          <table:table-cell table:formula="of:=IF((3* [.U33]) &lt; 2; TRUE(); FALSE())" office:value-type="boolean" office:boolean-value="true" calcext:value-type="boolean">
            <text:p>TRUE</text:p>
          </table:table-cell>
          <table:table-cell table:formula="of:=IF((6* [.V33]) &lt; 1; TRUE(); FALSE())" office:value-type="boolean" office:boolean-value="false" calcext:value-type="boolean">
            <text:p>FALSE</text:p>
          </table:table-cell>
          <table:table-cell table:formula="of:=IF((2* [.V33]) &lt; 1; TRUE(); FALSE())" office:value-type="boolean" office:boolean-value="false" calcext:value-type="boolean">
            <text:p>FALSE</text:p>
          </table:table-cell>
          <table:table-cell table:formula="of:=IF((3* [.V33]) &lt; 2; TRUE(); FALSE())" office:value-type="boolean" office:boolean-value="false" calcext:value-type="boolean">
            <text:p>FALSE</text:p>
          </table:table-cell>
          <table:table-cell table:formula="of:=IF([.W33]; [.$P33] + ([.$O33] - [.$P33]) * 6 * [.T33]; IF([.X33]; [.$O33]; IF([.Y33]; [.$P33] + (([.$O33] - [.$P33]) * ((2/3) - [.T33]) * 6); [.$P33])))" office:value-type="float" office:value="0.0825" calcext:value-type="float">
            <text:p>0.0825</text:p>
          </table:table-cell>
          <table:table-cell table:formula="of:=IF([.Z33]; [.$P33] + ([.$O33] - [.$P33]) * 6 * [.U33]; IF([.AA33]; [.$O33]; IF([.AB33]; [.$P33] + (([.$O33] - [.$P33]) * ((2/3) - [.U33]) * 6); [.$P33])))" office:value-type="float" office:value="0.06625" calcext:value-type="float">
            <text:p>0.06625</text:p>
          </table:table-cell>
          <table:table-cell table:formula="of:=IF([.AC33]; [.$P33] + ([.$O33] - [.$P33]) * 6 * [.V33]; IF([.AD33]; [.$O33]; IF([.AE33]; [.$P33] + (([.$O33] - [.$P33]) * ((2/3) - [.V33]) * 6); [.$P33])))" office:value-type="float" office:value="0.0175" calcext:value-type="float">
            <text:p>0.0175</text:p>
          </table:table-cell>
          <table:table-cell table:formula="of:=ROUND([.AF33]*255)" office:value-type="float" office:value="21" calcext:value-type="float">
            <text:p>21</text:p>
          </table:table-cell>
          <table:table-cell table:formula="of:=ROUND([.AG33]*255)" office:value-type="float" office:value="17" calcext:value-type="float">
            <text:p>17</text:p>
          </table:table-cell>
          <table:table-cell table:formula="of:=ROUND([.AH33]*255)" office:value-type="float" office:value="4" calcext:value-type="float">
            <text:p>4</text:p>
          </table:table-cell>
        </table:table-row>
        <table:table-row table:style-name="ro3">
          <table:table-cell table:formula="of:=[.A33]" office:value-type="float" office:value="45" calcext:value-type="float">
            <text:p>45</text:p>
          </table:table-cell>
          <table:table-cell table:formula="of:=[.B33]" office:value-type="float" office:value="65" calcext:value-type="float">
            <text:p>65</text:p>
          </table:table-cell>
          <table:table-cell table:formula="of:=IF([.C$5]=[.C33]; 5; [.C33]+5)" office:value-type="float" office:value="10" calcext:value-type="float">
            <text:p>10</text:p>
          </table:table-cell>
          <table:table-cell table:formula="of:=[.AI34]&amp;&quot;, &quot;&amp;[.AJ34]&amp;&quot;, &quot;&amp;[.AK34]" office:value-type="string" office:string-value="42, 34, 9" calcext:value-type="string">
            <text:p>42, 34, 9</text:p>
          </table:table-cell>
          <table:table-cell table:formula="of:=DEC2HEX([.AI34]; 2)&amp;DEC2HEX([.AJ34]; 2)&amp;DEC2HEX([.AK34]; 2)" office:value-type="string" office:string-value="2A2209" calcext:value-type="string">
            <text:p>2A2209</text:p>
          </table:table-cell>
          <table:table-cell table:formula="of:=[.A34]/360" office:value-type="float" office:value="0.125" calcext:value-type="float">
            <text:p>0.125</text:p>
          </table:table-cell>
          <table:table-cell table:formula="of:=[.B34]/100" office:value-type="float" office:value="0.65" calcext:value-type="float">
            <text:p>0.65</text:p>
          </table:table-cell>
          <table:table-cell table:formula="of:=[.C34]/100" office:value-type="float" office:value="0.1" calcext:value-type="float">
            <text:p>0.1</text:p>
          </table:table-cell>
          <table:table-cell table:formula="of:=IF([.B34]&gt;0; TRUE(); FALSE())" office:value-type="boolean" office:boolean-value="true" calcext:value-type="boolean">
            <text:p>TRUE</text:p>
          </table:table-cell>
          <table:table-cell table:formula="of:=IF([.I34]; &quot;&quot;; ROUND([.C34]*2.55))">
            <text:p/>
          </table:table-cell>
          <table:table-cell table:formula="of:=[.J34]">
            <text:p/>
          </table:table-cell>
          <table:table-cell table:formula="of:=[.J34]">
            <text:p/>
          </table:table-cell>
          <table:table-cell table:formula="of:=[.H34] * (1 + [.G34])" office:value-type="float" office:value="0.165" calcext:value-type="float">
            <text:p>0.165</text:p>
          </table:table-cell>
          <table:table-cell table:formula="of:= ([.H34] + [.G34]) - ([.H34] * [.G34])" office:value-type="float" office:value="0.685" calcext:value-type="float">
            <text:p>0.685</text:p>
          </table:table-cell>
          <table:table-cell table:formula="of:=IF([.H34] &lt;= 0.5; [.M34]; [.N34])" office:value-type="float" office:value="0.165" calcext:value-type="float">
            <text:p>0.165</text:p>
          </table:table-cell>
          <table:table-cell table:formula="of:= (2 * [.H34]) - [.O34]" office:value-type="float" office:value="0.035" calcext:value-type="float">
            <text:p>0.035</text:p>
          </table:table-cell>
          <table:table-cell table:formula="of:=[.F34] + (1/3)" office:value-type="float" office:value="0.458333333333333" calcext:value-type="float">
            <text:p>0.458333333333333</text:p>
          </table:table-cell>
          <table:table-cell table:formula="of:=[.F34]" office:value-type="float" office:value="0.125" calcext:value-type="float">
            <text:p>0.125</text:p>
          </table:table-cell>
          <table:table-cell table:formula="of:=[.F34] - (1/3)" office:value-type="float" office:value="-0.208333333333333" calcext:value-type="float">
            <text:p>-0.208333333333333</text:p>
          </table:table-cell>
          <table:table-cell table:formula="of:=IF([.Q34]&lt;0; [.Q34]+1; IF([.Q34]&gt;1; [.Q34]-1; [.Q34]))" office:value-type="float" office:value="0.458333333333333" calcext:value-type="float">
            <text:p>0.458333333333333</text:p>
          </table:table-cell>
          <table:table-cell table:formula="of:=IF([.R34]&lt;0; [.R34]+1; IF([.R34]&gt;1; [.R34]-1; [.R34]))" office:value-type="float" office:value="0.125" calcext:value-type="float">
            <text:p>0.125</text:p>
          </table:table-cell>
          <table:table-cell table:formula="of:=IF([.S34]&lt;0; [.S34]+1; IF([.S34]&gt;1; [.S34]-1; [.S34]))" office:value-type="float" office:value="0.791666666666667" calcext:value-type="float">
            <text:p>0.791666666666667</text:p>
          </table:table-cell>
          <table:table-cell table:formula="of:=IF((6* [.T34]) &lt; 1; TRUE(); FALSE())" office:value-type="boolean" office:boolean-value="false" calcext:value-type="boolean">
            <text:p>FALSE</text:p>
          </table:table-cell>
          <table:table-cell table:formula="of:=IF((2* [.T34]) &lt; 1; TRUE(); FALSE())" office:value-type="boolean" office:boolean-value="true" calcext:value-type="boolean">
            <text:p>TRUE</text:p>
          </table:table-cell>
          <table:table-cell table:formula="of:=IF((3* [.T34]) &lt; 2; TRUE(); FALSE())" office:value-type="boolean" office:boolean-value="true" calcext:value-type="boolean">
            <text:p>TRUE</text:p>
          </table:table-cell>
          <table:table-cell table:formula="of:=IF((6* [.U34]) &lt; 1; TRUE(); FALSE())" office:value-type="boolean" office:boolean-value="true" calcext:value-type="boolean">
            <text:p>TRUE</text:p>
          </table:table-cell>
          <table:table-cell table:formula="of:=IF((2* [.U34]) &lt; 1; TRUE(); FALSE())" office:value-type="boolean" office:boolean-value="true" calcext:value-type="boolean">
            <text:p>TRUE</text:p>
          </table:table-cell>
          <table:table-cell table:formula="of:=IF((3* [.U34]) &lt; 2; TRUE(); FALSE())" office:value-type="boolean" office:boolean-value="true" calcext:value-type="boolean">
            <text:p>TRUE</text:p>
          </table:table-cell>
          <table:table-cell table:formula="of:=IF((6* [.V34]) &lt; 1; TRUE(); FALSE())" office:value-type="boolean" office:boolean-value="false" calcext:value-type="boolean">
            <text:p>FALSE</text:p>
          </table:table-cell>
          <table:table-cell table:formula="of:=IF((2* [.V34]) &lt; 1; TRUE(); FALSE())" office:value-type="boolean" office:boolean-value="false" calcext:value-type="boolean">
            <text:p>FALSE</text:p>
          </table:table-cell>
          <table:table-cell table:formula="of:=IF((3* [.V34]) &lt; 2; TRUE(); FALSE())" office:value-type="boolean" office:boolean-value="false" calcext:value-type="boolean">
            <text:p>FALSE</text:p>
          </table:table-cell>
          <table:table-cell table:formula="of:=IF([.W34]; [.$P34] + ([.$O34] - [.$P34]) * 6 * [.T34]; IF([.X34]; [.$O34]; IF([.Y34]; [.$P34] + (([.$O34] - [.$P34]) * ((2/3) - [.T34]) * 6); [.$P34])))" office:value-type="float" office:value="0.165" calcext:value-type="float">
            <text:p>0.165</text:p>
          </table:table-cell>
          <table:table-cell table:formula="of:=IF([.Z34]; [.$P34] + ([.$O34] - [.$P34]) * 6 * [.U34]; IF([.AA34]; [.$O34]; IF([.AB34]; [.$P34] + (([.$O34] - [.$P34]) * ((2/3) - [.U34]) * 6); [.$P34])))" office:value-type="float" office:value="0.1325" calcext:value-type="float">
            <text:p>0.1325</text:p>
          </table:table-cell>
          <table:table-cell table:formula="of:=IF([.AC34]; [.$P34] + ([.$O34] - [.$P34]) * 6 * [.V34]; IF([.AD34]; [.$O34]; IF([.AE34]; [.$P34] + (([.$O34] - [.$P34]) * ((2/3) - [.V34]) * 6); [.$P34])))" office:value-type="float" office:value="0.035" calcext:value-type="float">
            <text:p>0.035</text:p>
          </table:table-cell>
          <table:table-cell table:formula="of:=ROUND([.AF34]*255)" office:value-type="float" office:value="42" calcext:value-type="float">
            <text:p>42</text:p>
          </table:table-cell>
          <table:table-cell table:formula="of:=ROUND([.AG34]*255)" office:value-type="float" office:value="34" calcext:value-type="float">
            <text:p>34</text:p>
          </table:table-cell>
          <table:table-cell table:formula="of:=ROUND([.AH34]*255)" office:value-type="float" office:value="9" calcext:value-type="float">
            <text:p>9</text:p>
          </table:table-cell>
        </table:table-row>
        <table:table-row table:style-name="ro3">
          <table:table-cell table:formula="of:=[.A34]" office:value-type="float" office:value="45" calcext:value-type="float">
            <text:p>45</text:p>
          </table:table-cell>
          <table:table-cell table:formula="of:=[.B34]" office:value-type="float" office:value="65" calcext:value-type="float">
            <text:p>65</text:p>
          </table:table-cell>
          <table:table-cell table:formula="of:=IF([.C$5]=[.C34]; 5; [.C34]+5)" office:value-type="float" office:value="15" calcext:value-type="float">
            <text:p>15</text:p>
          </table:table-cell>
          <table:table-cell table:formula="of:=[.AI35]&amp;&quot;, &quot;&amp;[.AJ35]&amp;&quot;, &quot;&amp;[.AK35]" office:value-type="string" office:string-value="63, 51, 13" calcext:value-type="string">
            <text:p>63, 51, 13</text:p>
          </table:table-cell>
          <table:table-cell table:formula="of:=DEC2HEX([.AI35]; 2)&amp;DEC2HEX([.AJ35]; 2)&amp;DEC2HEX([.AK35]; 2)" office:value-type="string" office:string-value="3F330D" calcext:value-type="string">
            <text:p>3F330D</text:p>
          </table:table-cell>
          <table:table-cell table:formula="of:=[.A35]/360" office:value-type="float" office:value="0.125" calcext:value-type="float">
            <text:p>0.125</text:p>
          </table:table-cell>
          <table:table-cell table:formula="of:=[.B35]/100" office:value-type="float" office:value="0.65" calcext:value-type="float">
            <text:p>0.65</text:p>
          </table:table-cell>
          <table:table-cell table:formula="of:=[.C35]/100" office:value-type="float" office:value="0.15" calcext:value-type="float">
            <text:p>0.15</text:p>
          </table:table-cell>
          <table:table-cell table:formula="of:=IF([.B35]&gt;0; TRUE(); FALSE())" office:value-type="boolean" office:boolean-value="true" calcext:value-type="boolean">
            <text:p>TRUE</text:p>
          </table:table-cell>
          <table:table-cell table:formula="of:=IF([.I35]; &quot;&quot;; ROUND([.C35]*2.55))">
            <text:p/>
          </table:table-cell>
          <table:table-cell table:formula="of:=[.J35]">
            <text:p/>
          </table:table-cell>
          <table:table-cell table:formula="of:=[.J35]">
            <text:p/>
          </table:table-cell>
          <table:table-cell table:formula="of:=[.H35] * (1 + [.G35])" office:value-type="float" office:value="0.2475" calcext:value-type="float">
            <text:p>0.2475</text:p>
          </table:table-cell>
          <table:table-cell table:formula="of:= ([.H35] + [.G35]) - ([.H35] * [.G35])" office:value-type="float" office:value="0.7025" calcext:value-type="float">
            <text:p>0.7025</text:p>
          </table:table-cell>
          <table:table-cell table:formula="of:=IF([.H35] &lt;= 0.5; [.M35]; [.N35])" office:value-type="float" office:value="0.2475" calcext:value-type="float">
            <text:p>0.2475</text:p>
          </table:table-cell>
          <table:table-cell table:formula="of:= (2 * [.H35]) - [.O35]" office:value-type="float" office:value="0.0525" calcext:value-type="float">
            <text:p>0.0525</text:p>
          </table:table-cell>
          <table:table-cell table:formula="of:=[.F35] + (1/3)" office:value-type="float" office:value="0.458333333333333" calcext:value-type="float">
            <text:p>0.458333333333333</text:p>
          </table:table-cell>
          <table:table-cell table:formula="of:=[.F35]" office:value-type="float" office:value="0.125" calcext:value-type="float">
            <text:p>0.125</text:p>
          </table:table-cell>
          <table:table-cell table:formula="of:=[.F35] - (1/3)" office:value-type="float" office:value="-0.208333333333333" calcext:value-type="float">
            <text:p>-0.208333333333333</text:p>
          </table:table-cell>
          <table:table-cell table:formula="of:=IF([.Q35]&lt;0; [.Q35]+1; IF([.Q35]&gt;1; [.Q35]-1; [.Q35]))" office:value-type="float" office:value="0.458333333333333" calcext:value-type="float">
            <text:p>0.458333333333333</text:p>
          </table:table-cell>
          <table:table-cell table:formula="of:=IF([.R35]&lt;0; [.R35]+1; IF([.R35]&gt;1; [.R35]-1; [.R35]))" office:value-type="float" office:value="0.125" calcext:value-type="float">
            <text:p>0.125</text:p>
          </table:table-cell>
          <table:table-cell table:formula="of:=IF([.S35]&lt;0; [.S35]+1; IF([.S35]&gt;1; [.S35]-1; [.S35]))" office:value-type="float" office:value="0.791666666666667" calcext:value-type="float">
            <text:p>0.791666666666667</text:p>
          </table:table-cell>
          <table:table-cell table:formula="of:=IF((6* [.T35]) &lt; 1; TRUE(); FALSE())" office:value-type="boolean" office:boolean-value="false" calcext:value-type="boolean">
            <text:p>FALSE</text:p>
          </table:table-cell>
          <table:table-cell table:formula="of:=IF((2* [.T35]) &lt; 1; TRUE(); FALSE())" office:value-type="boolean" office:boolean-value="true" calcext:value-type="boolean">
            <text:p>TRUE</text:p>
          </table:table-cell>
          <table:table-cell table:formula="of:=IF((3* [.T35]) &lt; 2; TRUE(); FALSE())" office:value-type="boolean" office:boolean-value="true" calcext:value-type="boolean">
            <text:p>TRUE</text:p>
          </table:table-cell>
          <table:table-cell table:formula="of:=IF((6* [.U35]) &lt; 1; TRUE(); FALSE())" office:value-type="boolean" office:boolean-value="true" calcext:value-type="boolean">
            <text:p>TRUE</text:p>
          </table:table-cell>
          <table:table-cell table:formula="of:=IF((2* [.U35]) &lt; 1; TRUE(); FALSE())" office:value-type="boolean" office:boolean-value="true" calcext:value-type="boolean">
            <text:p>TRUE</text:p>
          </table:table-cell>
          <table:table-cell table:formula="of:=IF((3* [.U35]) &lt; 2; TRUE(); FALSE())" office:value-type="boolean" office:boolean-value="true" calcext:value-type="boolean">
            <text:p>TRUE</text:p>
          </table:table-cell>
          <table:table-cell table:formula="of:=IF((6* [.V35]) &lt; 1; TRUE(); FALSE())" office:value-type="boolean" office:boolean-value="false" calcext:value-type="boolean">
            <text:p>FALSE</text:p>
          </table:table-cell>
          <table:table-cell table:formula="of:=IF((2* [.V35]) &lt; 1; TRUE(); FALSE())" office:value-type="boolean" office:boolean-value="false" calcext:value-type="boolean">
            <text:p>FALSE</text:p>
          </table:table-cell>
          <table:table-cell table:formula="of:=IF((3* [.V35]) &lt; 2; TRUE(); FALSE())" office:value-type="boolean" office:boolean-value="false" calcext:value-type="boolean">
            <text:p>FALSE</text:p>
          </table:table-cell>
          <table:table-cell table:formula="of:=IF([.W35]; [.$P35] + ([.$O35] - [.$P35]) * 6 * [.T35]; IF([.X35]; [.$O35]; IF([.Y35]; [.$P35] + (([.$O35] - [.$P35]) * ((2/3) - [.T35]) * 6); [.$P35])))" office:value-type="float" office:value="0.2475" calcext:value-type="float">
            <text:p>0.2475</text:p>
          </table:table-cell>
          <table:table-cell table:formula="of:=IF([.Z35]; [.$P35] + ([.$O35] - [.$P35]) * 6 * [.U35]; IF([.AA35]; [.$O35]; IF([.AB35]; [.$P35] + (([.$O35] - [.$P35]) * ((2/3) - [.U35]) * 6); [.$P35])))" office:value-type="float" office:value="0.19875" calcext:value-type="float">
            <text:p>0.19875</text:p>
          </table:table-cell>
          <table:table-cell table:formula="of:=IF([.AC35]; [.$P35] + ([.$O35] - [.$P35]) * 6 * [.V35]; IF([.AD35]; [.$O35]; IF([.AE35]; [.$P35] + (([.$O35] - [.$P35]) * ((2/3) - [.V35]) * 6); [.$P35])))" office:value-type="float" office:value="0.0525" calcext:value-type="float">
            <text:p>0.0525</text:p>
          </table:table-cell>
          <table:table-cell table:formula="of:=ROUND([.AF35]*255)" office:value-type="float" office:value="63" calcext:value-type="float">
            <text:p>63</text:p>
          </table:table-cell>
          <table:table-cell table:formula="of:=ROUND([.AG35]*255)" office:value-type="float" office:value="51" calcext:value-type="float">
            <text:p>51</text:p>
          </table:table-cell>
          <table:table-cell table:formula="of:=ROUND([.AH35]*255)" office:value-type="float" office:value="13" calcext:value-type="float">
            <text:p>13</text:p>
          </table:table-cell>
        </table:table-row>
        <table:table-row table:style-name="ro3">
          <table:table-cell table:formula="of:=[.A35]" office:value-type="float" office:value="45" calcext:value-type="float">
            <text:p>45</text:p>
          </table:table-cell>
          <table:table-cell table:formula="of:=[.B35]" office:value-type="float" office:value="65" calcext:value-type="float">
            <text:p>65</text:p>
          </table:table-cell>
          <table:table-cell table:formula="of:=IF([.C$5]=[.C35]; 5; [.C35]+5)" office:value-type="float" office:value="20" calcext:value-type="float">
            <text:p>20</text:p>
          </table:table-cell>
          <table:table-cell table:formula="of:=[.AI36]&amp;&quot;, &quot;&amp;[.AJ36]&amp;&quot;, &quot;&amp;[.AK36]" office:value-type="string" office:string-value="84, 68, 18" calcext:value-type="string">
            <text:p>84, 68, 18</text:p>
          </table:table-cell>
          <table:table-cell table:formula="of:=DEC2HEX([.AI36]; 2)&amp;DEC2HEX([.AJ36]; 2)&amp;DEC2HEX([.AK36]; 2)" office:value-type="string" office:string-value="544412" calcext:value-type="string">
            <text:p>544412</text:p>
          </table:table-cell>
          <table:table-cell table:formula="of:=[.A36]/360" office:value-type="float" office:value="0.125" calcext:value-type="float">
            <text:p>0.125</text:p>
          </table:table-cell>
          <table:table-cell table:formula="of:=[.B36]/100" office:value-type="float" office:value="0.65" calcext:value-type="float">
            <text:p>0.65</text:p>
          </table:table-cell>
          <table:table-cell table:formula="of:=[.C36]/100" office:value-type="float" office:value="0.2" calcext:value-type="float">
            <text:p>0.2</text:p>
          </table:table-cell>
          <table:table-cell table:formula="of:=IF([.B36]&gt;0; TRUE(); FALSE())" office:value-type="boolean" office:boolean-value="true" calcext:value-type="boolean">
            <text:p>TRUE</text:p>
          </table:table-cell>
          <table:table-cell table:formula="of:=IF([.I36]; &quot;&quot;; ROUND([.C36]*2.55))">
            <text:p/>
          </table:table-cell>
          <table:table-cell table:formula="of:=[.J36]">
            <text:p/>
          </table:table-cell>
          <table:table-cell table:formula="of:=[.J36]">
            <text:p/>
          </table:table-cell>
          <table:table-cell table:formula="of:=[.H36] * (1 + [.G36])" office:value-type="float" office:value="0.33" calcext:value-type="float">
            <text:p>0.33</text:p>
          </table:table-cell>
          <table:table-cell table:formula="of:= ([.H36] + [.G36]) - ([.H36] * [.G36])" office:value-type="float" office:value="0.72" calcext:value-type="float">
            <text:p>0.72</text:p>
          </table:table-cell>
          <table:table-cell table:formula="of:=IF([.H36] &lt;= 0.5; [.M36]; [.N36])" office:value-type="float" office:value="0.33" calcext:value-type="float">
            <text:p>0.33</text:p>
          </table:table-cell>
          <table:table-cell table:formula="of:= (2 * [.H36]) - [.O36]" office:value-type="float" office:value="0.07" calcext:value-type="float">
            <text:p>0.07</text:p>
          </table:table-cell>
          <table:table-cell table:formula="of:=[.F36] + (1/3)" office:value-type="float" office:value="0.458333333333333" calcext:value-type="float">
            <text:p>0.458333333333333</text:p>
          </table:table-cell>
          <table:table-cell table:formula="of:=[.F36]" office:value-type="float" office:value="0.125" calcext:value-type="float">
            <text:p>0.125</text:p>
          </table:table-cell>
          <table:table-cell table:formula="of:=[.F36] - (1/3)" office:value-type="float" office:value="-0.208333333333333" calcext:value-type="float">
            <text:p>-0.208333333333333</text:p>
          </table:table-cell>
          <table:table-cell table:formula="of:=IF([.Q36]&lt;0; [.Q36]+1; IF([.Q36]&gt;1; [.Q36]-1; [.Q36]))" office:value-type="float" office:value="0.458333333333333" calcext:value-type="float">
            <text:p>0.458333333333333</text:p>
          </table:table-cell>
          <table:table-cell table:formula="of:=IF([.R36]&lt;0; [.R36]+1; IF([.R36]&gt;1; [.R36]-1; [.R36]))" office:value-type="float" office:value="0.125" calcext:value-type="float">
            <text:p>0.125</text:p>
          </table:table-cell>
          <table:table-cell table:formula="of:=IF([.S36]&lt;0; [.S36]+1; IF([.S36]&gt;1; [.S36]-1; [.S36]))" office:value-type="float" office:value="0.791666666666667" calcext:value-type="float">
            <text:p>0.791666666666667</text:p>
          </table:table-cell>
          <table:table-cell table:formula="of:=IF((6* [.T36]) &lt; 1; TRUE(); FALSE())" office:value-type="boolean" office:boolean-value="false" calcext:value-type="boolean">
            <text:p>FALSE</text:p>
          </table:table-cell>
          <table:table-cell table:formula="of:=IF((2* [.T36]) &lt; 1; TRUE(); FALSE())" office:value-type="boolean" office:boolean-value="true" calcext:value-type="boolean">
            <text:p>TRUE</text:p>
          </table:table-cell>
          <table:table-cell table:formula="of:=IF((3* [.T36]) &lt; 2; TRUE(); FALSE())" office:value-type="boolean" office:boolean-value="true" calcext:value-type="boolean">
            <text:p>TRUE</text:p>
          </table:table-cell>
          <table:table-cell table:formula="of:=IF((6* [.U36]) &lt; 1; TRUE(); FALSE())" office:value-type="boolean" office:boolean-value="true" calcext:value-type="boolean">
            <text:p>TRUE</text:p>
          </table:table-cell>
          <table:table-cell table:formula="of:=IF((2* [.U36]) &lt; 1; TRUE(); FALSE())" office:value-type="boolean" office:boolean-value="true" calcext:value-type="boolean">
            <text:p>TRUE</text:p>
          </table:table-cell>
          <table:table-cell table:formula="of:=IF((3* [.U36]) &lt; 2; TRUE(); FALSE())" office:value-type="boolean" office:boolean-value="true" calcext:value-type="boolean">
            <text:p>TRUE</text:p>
          </table:table-cell>
          <table:table-cell table:formula="of:=IF((6* [.V36]) &lt; 1; TRUE(); FALSE())" office:value-type="boolean" office:boolean-value="false" calcext:value-type="boolean">
            <text:p>FALSE</text:p>
          </table:table-cell>
          <table:table-cell table:formula="of:=IF((2* [.V36]) &lt; 1; TRUE(); FALSE())" office:value-type="boolean" office:boolean-value="false" calcext:value-type="boolean">
            <text:p>FALSE</text:p>
          </table:table-cell>
          <table:table-cell table:formula="of:=IF((3* [.V36]) &lt; 2; TRUE(); FALSE())" office:value-type="boolean" office:boolean-value="false" calcext:value-type="boolean">
            <text:p>FALSE</text:p>
          </table:table-cell>
          <table:table-cell table:formula="of:=IF([.W36]; [.$P36] + ([.$O36] - [.$P36]) * 6 * [.T36]; IF([.X36]; [.$O36]; IF([.Y36]; [.$P36] + (([.$O36] - [.$P36]) * ((2/3) - [.T36]) * 6); [.$P36])))" office:value-type="float" office:value="0.33" calcext:value-type="float">
            <text:p>0.33</text:p>
          </table:table-cell>
          <table:table-cell table:formula="of:=IF([.Z36]; [.$P36] + ([.$O36] - [.$P36]) * 6 * [.U36]; IF([.AA36]; [.$O36]; IF([.AB36]; [.$P36] + (([.$O36] - [.$P36]) * ((2/3) - [.U36]) * 6); [.$P36])))" office:value-type="float" office:value="0.265" calcext:value-type="float">
            <text:p>0.265</text:p>
          </table:table-cell>
          <table:table-cell table:formula="of:=IF([.AC36]; [.$P36] + ([.$O36] - [.$P36]) * 6 * [.V36]; IF([.AD36]; [.$O36]; IF([.AE36]; [.$P36] + (([.$O36] - [.$P36]) * ((2/3) - [.V36]) * 6); [.$P36])))" office:value-type="float" office:value="0.07" calcext:value-type="float">
            <text:p>0.07</text:p>
          </table:table-cell>
          <table:table-cell table:formula="of:=ROUND([.AF36]*255)" office:value-type="float" office:value="84" calcext:value-type="float">
            <text:p>84</text:p>
          </table:table-cell>
          <table:table-cell table:formula="of:=ROUND([.AG36]*255)" office:value-type="float" office:value="68" calcext:value-type="float">
            <text:p>68</text:p>
          </table:table-cell>
          <table:table-cell table:formula="of:=ROUND([.AH36]*255)" office:value-type="float" office:value="18" calcext:value-type="float">
            <text:p>18</text:p>
          </table:table-cell>
        </table:table-row>
        <table:table-row table:style-name="ro3">
          <table:table-cell table:formula="of:=[.A36]" office:value-type="float" office:value="45" calcext:value-type="float">
            <text:p>45</text:p>
          </table:table-cell>
          <table:table-cell table:formula="of:=[.B36]" office:value-type="float" office:value="65" calcext:value-type="float">
            <text:p>65</text:p>
          </table:table-cell>
          <table:table-cell table:formula="of:=IF([.C$5]=[.C36]; 5; [.C36]+5)" office:value-type="float" office:value="25" calcext:value-type="float">
            <text:p>25</text:p>
          </table:table-cell>
          <table:table-cell table:formula="of:=[.AI37]&amp;&quot;, &quot;&amp;[.AJ37]&amp;&quot;, &quot;&amp;[.AK37]" office:value-type="string" office:string-value="105, 84, 22" calcext:value-type="string">
            <text:p>105, 84, 22</text:p>
          </table:table-cell>
          <table:table-cell table:formula="of:=DEC2HEX([.AI37]; 2)&amp;DEC2HEX([.AJ37]; 2)&amp;DEC2HEX([.AK37]; 2)" office:value-type="string" office:string-value="695416" calcext:value-type="string">
            <text:p>695416</text:p>
          </table:table-cell>
          <table:table-cell table:formula="of:=[.A37]/360" office:value-type="float" office:value="0.125" calcext:value-type="float">
            <text:p>0.125</text:p>
          </table:table-cell>
          <table:table-cell table:formula="of:=[.B37]/100" office:value-type="float" office:value="0.65" calcext:value-type="float">
            <text:p>0.65</text:p>
          </table:table-cell>
          <table:table-cell table:formula="of:=[.C37]/100" office:value-type="float" office:value="0.25" calcext:value-type="float">
            <text:p>0.25</text:p>
          </table:table-cell>
          <table:table-cell table:formula="of:=IF([.B37]&gt;0; TRUE(); FALSE())" office:value-type="boolean" office:boolean-value="true" calcext:value-type="boolean">
            <text:p>TRUE</text:p>
          </table:table-cell>
          <table:table-cell table:formula="of:=IF([.I37]; &quot;&quot;; ROUND([.C37]*2.55))">
            <text:p/>
          </table:table-cell>
          <table:table-cell table:formula="of:=[.J37]">
            <text:p/>
          </table:table-cell>
          <table:table-cell table:formula="of:=[.J37]">
            <text:p/>
          </table:table-cell>
          <table:table-cell table:formula="of:=[.H37] * (1 + [.G37])" office:value-type="float" office:value="0.4125" calcext:value-type="float">
            <text:p>0.4125</text:p>
          </table:table-cell>
          <table:table-cell table:formula="of:= ([.H37] + [.G37]) - ([.H37] * [.G37])" office:value-type="float" office:value="0.7375" calcext:value-type="float">
            <text:p>0.7375</text:p>
          </table:table-cell>
          <table:table-cell table:formula="of:=IF([.H37] &lt;= 0.5; [.M37]; [.N37])" office:value-type="float" office:value="0.4125" calcext:value-type="float">
            <text:p>0.4125</text:p>
          </table:table-cell>
          <table:table-cell table:formula="of:= (2 * [.H37]) - [.O37]" office:value-type="float" office:value="0.0875" calcext:value-type="float">
            <text:p>0.0875</text:p>
          </table:table-cell>
          <table:table-cell table:formula="of:=[.F37] + (1/3)" office:value-type="float" office:value="0.458333333333333" calcext:value-type="float">
            <text:p>0.458333333333333</text:p>
          </table:table-cell>
          <table:table-cell table:formula="of:=[.F37]" office:value-type="float" office:value="0.125" calcext:value-type="float">
            <text:p>0.125</text:p>
          </table:table-cell>
          <table:table-cell table:formula="of:=[.F37] - (1/3)" office:value-type="float" office:value="-0.208333333333333" calcext:value-type="float">
            <text:p>-0.208333333333333</text:p>
          </table:table-cell>
          <table:table-cell table:formula="of:=IF([.Q37]&lt;0; [.Q37]+1; IF([.Q37]&gt;1; [.Q37]-1; [.Q37]))" office:value-type="float" office:value="0.458333333333333" calcext:value-type="float">
            <text:p>0.458333333333333</text:p>
          </table:table-cell>
          <table:table-cell table:formula="of:=IF([.R37]&lt;0; [.R37]+1; IF([.R37]&gt;1; [.R37]-1; [.R37]))" office:value-type="float" office:value="0.125" calcext:value-type="float">
            <text:p>0.125</text:p>
          </table:table-cell>
          <table:table-cell table:formula="of:=IF([.S37]&lt;0; [.S37]+1; IF([.S37]&gt;1; [.S37]-1; [.S37]))" office:value-type="float" office:value="0.791666666666667" calcext:value-type="float">
            <text:p>0.791666666666667</text:p>
          </table:table-cell>
          <table:table-cell table:formula="of:=IF((6* [.T37]) &lt; 1; TRUE(); FALSE())" office:value-type="boolean" office:boolean-value="false" calcext:value-type="boolean">
            <text:p>FALSE</text:p>
          </table:table-cell>
          <table:table-cell table:formula="of:=IF((2* [.T37]) &lt; 1; TRUE(); FALSE())" office:value-type="boolean" office:boolean-value="true" calcext:value-type="boolean">
            <text:p>TRUE</text:p>
          </table:table-cell>
          <table:table-cell table:formula="of:=IF((3* [.T37]) &lt; 2; TRUE(); FALSE())" office:value-type="boolean" office:boolean-value="true" calcext:value-type="boolean">
            <text:p>TRUE</text:p>
          </table:table-cell>
          <table:table-cell table:formula="of:=IF((6* [.U37]) &lt; 1; TRUE(); FALSE())" office:value-type="boolean" office:boolean-value="true" calcext:value-type="boolean">
            <text:p>TRUE</text:p>
          </table:table-cell>
          <table:table-cell table:formula="of:=IF((2* [.U37]) &lt; 1; TRUE(); FALSE())" office:value-type="boolean" office:boolean-value="true" calcext:value-type="boolean">
            <text:p>TRUE</text:p>
          </table:table-cell>
          <table:table-cell table:formula="of:=IF((3* [.U37]) &lt; 2; TRUE(); FALSE())" office:value-type="boolean" office:boolean-value="true" calcext:value-type="boolean">
            <text:p>TRUE</text:p>
          </table:table-cell>
          <table:table-cell table:formula="of:=IF((6* [.V37]) &lt; 1; TRUE(); FALSE())" office:value-type="boolean" office:boolean-value="false" calcext:value-type="boolean">
            <text:p>FALSE</text:p>
          </table:table-cell>
          <table:table-cell table:formula="of:=IF((2* [.V37]) &lt; 1; TRUE(); FALSE())" office:value-type="boolean" office:boolean-value="false" calcext:value-type="boolean">
            <text:p>FALSE</text:p>
          </table:table-cell>
          <table:table-cell table:formula="of:=IF((3* [.V37]) &lt; 2; TRUE(); FALSE())" office:value-type="boolean" office:boolean-value="false" calcext:value-type="boolean">
            <text:p>FALSE</text:p>
          </table:table-cell>
          <table:table-cell table:formula="of:=IF([.W37]; [.$P37] + ([.$O37] - [.$P37]) * 6 * [.T37]; IF([.X37]; [.$O37]; IF([.Y37]; [.$P37] + (([.$O37] - [.$P37]) * ((2/3) - [.T37]) * 6); [.$P37])))" office:value-type="float" office:value="0.4125" calcext:value-type="float">
            <text:p>0.4125</text:p>
          </table:table-cell>
          <table:table-cell table:formula="of:=IF([.Z37]; [.$P37] + ([.$O37] - [.$P37]) * 6 * [.U37]; IF([.AA37]; [.$O37]; IF([.AB37]; [.$P37] + (([.$O37] - [.$P37]) * ((2/3) - [.U37]) * 6); [.$P37])))" office:value-type="float" office:value="0.33125" calcext:value-type="float">
            <text:p>0.33125</text:p>
          </table:table-cell>
          <table:table-cell table:formula="of:=IF([.AC37]; [.$P37] + ([.$O37] - [.$P37]) * 6 * [.V37]; IF([.AD37]; [.$O37]; IF([.AE37]; [.$P37] + (([.$O37] - [.$P37]) * ((2/3) - [.V37]) * 6); [.$P37])))" office:value-type="float" office:value="0.0875" calcext:value-type="float">
            <text:p>0.0875</text:p>
          </table:table-cell>
          <table:table-cell table:formula="of:=ROUND([.AF37]*255)" office:value-type="float" office:value="105" calcext:value-type="float">
            <text:p>105</text:p>
          </table:table-cell>
          <table:table-cell table:formula="of:=ROUND([.AG37]*255)" office:value-type="float" office:value="84" calcext:value-type="float">
            <text:p>84</text:p>
          </table:table-cell>
          <table:table-cell table:formula="of:=ROUND([.AH37]*255)" office:value-type="float" office:value="22" calcext:value-type="float">
            <text:p>22</text:p>
          </table:table-cell>
        </table:table-row>
        <table:table-row table:style-name="ro3">
          <table:table-cell table:formula="of:=[.A37]" office:value-type="float" office:value="45" calcext:value-type="float">
            <text:p>45</text:p>
          </table:table-cell>
          <table:table-cell table:formula="of:=[.B37]" office:value-type="float" office:value="65" calcext:value-type="float">
            <text:p>65</text:p>
          </table:table-cell>
          <table:table-cell table:formula="of:=IF([.C$5]=[.C37]; 5; [.C37]+5)" office:value-type="float" office:value="30" calcext:value-type="float">
            <text:p>30</text:p>
          </table:table-cell>
          <table:table-cell table:formula="of:=[.AI38]&amp;&quot;, &quot;&amp;[.AJ38]&amp;&quot;, &quot;&amp;[.AK38]" office:value-type="string" office:string-value="126, 101, 27" calcext:value-type="string">
            <text:p>126, 101, 27</text:p>
          </table:table-cell>
          <table:table-cell table:formula="of:=DEC2HEX([.AI38]; 2)&amp;DEC2HEX([.AJ38]; 2)&amp;DEC2HEX([.AK38]; 2)" office:value-type="string" office:string-value="7E651B" calcext:value-type="string">
            <text:p>7E651B</text:p>
          </table:table-cell>
          <table:table-cell table:formula="of:=[.A38]/360" office:value-type="float" office:value="0.125" calcext:value-type="float">
            <text:p>0.125</text:p>
          </table:table-cell>
          <table:table-cell table:formula="of:=[.B38]/100" office:value-type="float" office:value="0.65" calcext:value-type="float">
            <text:p>0.65</text:p>
          </table:table-cell>
          <table:table-cell table:formula="of:=[.C38]/100" office:value-type="float" office:value="0.3" calcext:value-type="float">
            <text:p>0.3</text:p>
          </table:table-cell>
          <table:table-cell table:formula="of:=IF([.B38]&gt;0; TRUE(); FALSE())" office:value-type="boolean" office:boolean-value="true" calcext:value-type="boolean">
            <text:p>TRUE</text:p>
          </table:table-cell>
          <table:table-cell table:formula="of:=IF([.I38]; &quot;&quot;; ROUND([.C38]*2.55))">
            <text:p/>
          </table:table-cell>
          <table:table-cell table:formula="of:=[.J38]">
            <text:p/>
          </table:table-cell>
          <table:table-cell table:formula="of:=[.J38]">
            <text:p/>
          </table:table-cell>
          <table:table-cell table:formula="of:=[.H38] * (1 + [.G38])" office:value-type="float" office:value="0.495" calcext:value-type="float">
            <text:p>0.495</text:p>
          </table:table-cell>
          <table:table-cell table:formula="of:= ([.H38] + [.G38]) - ([.H38] * [.G38])" office:value-type="float" office:value="0.755" calcext:value-type="float">
            <text:p>0.755</text:p>
          </table:table-cell>
          <table:table-cell table:formula="of:=IF([.H38] &lt;= 0.5; [.M38]; [.N38])" office:value-type="float" office:value="0.495" calcext:value-type="float">
            <text:p>0.495</text:p>
          </table:table-cell>
          <table:table-cell table:formula="of:= (2 * [.H38]) - [.O38]" office:value-type="float" office:value="0.105" calcext:value-type="float">
            <text:p>0.105</text:p>
          </table:table-cell>
          <table:table-cell table:formula="of:=[.F38] + (1/3)" office:value-type="float" office:value="0.458333333333333" calcext:value-type="float">
            <text:p>0.458333333333333</text:p>
          </table:table-cell>
          <table:table-cell table:formula="of:=[.F38]" office:value-type="float" office:value="0.125" calcext:value-type="float">
            <text:p>0.125</text:p>
          </table:table-cell>
          <table:table-cell table:formula="of:=[.F38] - (1/3)" office:value-type="float" office:value="-0.208333333333333" calcext:value-type="float">
            <text:p>-0.208333333333333</text:p>
          </table:table-cell>
          <table:table-cell table:formula="of:=IF([.Q38]&lt;0; [.Q38]+1; IF([.Q38]&gt;1; [.Q38]-1; [.Q38]))" office:value-type="float" office:value="0.458333333333333" calcext:value-type="float">
            <text:p>0.458333333333333</text:p>
          </table:table-cell>
          <table:table-cell table:formula="of:=IF([.R38]&lt;0; [.R38]+1; IF([.R38]&gt;1; [.R38]-1; [.R38]))" office:value-type="float" office:value="0.125" calcext:value-type="float">
            <text:p>0.125</text:p>
          </table:table-cell>
          <table:table-cell table:formula="of:=IF([.S38]&lt;0; [.S38]+1; IF([.S38]&gt;1; [.S38]-1; [.S38]))" office:value-type="float" office:value="0.791666666666667" calcext:value-type="float">
            <text:p>0.791666666666667</text:p>
          </table:table-cell>
          <table:table-cell table:formula="of:=IF((6* [.T38]) &lt; 1; TRUE(); FALSE())" office:value-type="boolean" office:boolean-value="false" calcext:value-type="boolean">
            <text:p>FALSE</text:p>
          </table:table-cell>
          <table:table-cell table:formula="of:=IF((2* [.T38]) &lt; 1; TRUE(); FALSE())" office:value-type="boolean" office:boolean-value="true" calcext:value-type="boolean">
            <text:p>TRUE</text:p>
          </table:table-cell>
          <table:table-cell table:formula="of:=IF((3* [.T38]) &lt; 2; TRUE(); FALSE())" office:value-type="boolean" office:boolean-value="true" calcext:value-type="boolean">
            <text:p>TRUE</text:p>
          </table:table-cell>
          <table:table-cell table:formula="of:=IF((6* [.U38]) &lt; 1; TRUE(); FALSE())" office:value-type="boolean" office:boolean-value="true" calcext:value-type="boolean">
            <text:p>TRUE</text:p>
          </table:table-cell>
          <table:table-cell table:formula="of:=IF((2* [.U38]) &lt; 1; TRUE(); FALSE())" office:value-type="boolean" office:boolean-value="true" calcext:value-type="boolean">
            <text:p>TRUE</text:p>
          </table:table-cell>
          <table:table-cell table:formula="of:=IF((3* [.U38]) &lt; 2; TRUE(); FALSE())" office:value-type="boolean" office:boolean-value="true" calcext:value-type="boolean">
            <text:p>TRUE</text:p>
          </table:table-cell>
          <table:table-cell table:formula="of:=IF((6* [.V38]) &lt; 1; TRUE(); FALSE())" office:value-type="boolean" office:boolean-value="false" calcext:value-type="boolean">
            <text:p>FALSE</text:p>
          </table:table-cell>
          <table:table-cell table:formula="of:=IF((2* [.V38]) &lt; 1; TRUE(); FALSE())" office:value-type="boolean" office:boolean-value="false" calcext:value-type="boolean">
            <text:p>FALSE</text:p>
          </table:table-cell>
          <table:table-cell table:formula="of:=IF((3* [.V38]) &lt; 2; TRUE(); FALSE())" office:value-type="boolean" office:boolean-value="false" calcext:value-type="boolean">
            <text:p>FALSE</text:p>
          </table:table-cell>
          <table:table-cell table:formula="of:=IF([.W38]; [.$P38] + ([.$O38] - [.$P38]) * 6 * [.T38]; IF([.X38]; [.$O38]; IF([.Y38]; [.$P38] + (([.$O38] - [.$P38]) * ((2/3) - [.T38]) * 6); [.$P38])))" office:value-type="float" office:value="0.495" calcext:value-type="float">
            <text:p>0.495</text:p>
          </table:table-cell>
          <table:table-cell table:formula="of:=IF([.Z38]; [.$P38] + ([.$O38] - [.$P38]) * 6 * [.U38]; IF([.AA38]; [.$O38]; IF([.AB38]; [.$P38] + (([.$O38] - [.$P38]) * ((2/3) - [.U38]) * 6); [.$P38])))" office:value-type="float" office:value="0.3975" calcext:value-type="float">
            <text:p>0.3975</text:p>
          </table:table-cell>
          <table:table-cell table:formula="of:=IF([.AC38]; [.$P38] + ([.$O38] - [.$P38]) * 6 * [.V38]; IF([.AD38]; [.$O38]; IF([.AE38]; [.$P38] + (([.$O38] - [.$P38]) * ((2/3) - [.V38]) * 6); [.$P38])))" office:value-type="float" office:value="0.105" calcext:value-type="float">
            <text:p>0.105</text:p>
          </table:table-cell>
          <table:table-cell table:formula="of:=ROUND([.AF38]*255)" office:value-type="float" office:value="126" calcext:value-type="float">
            <text:p>126</text:p>
          </table:table-cell>
          <table:table-cell table:formula="of:=ROUND([.AG38]*255)" office:value-type="float" office:value="101" calcext:value-type="float">
            <text:p>101</text:p>
          </table:table-cell>
          <table:table-cell table:formula="of:=ROUND([.AH38]*255)" office:value-type="float" office:value="27" calcext:value-type="float">
            <text:p>27</text:p>
          </table:table-cell>
        </table:table-row>
        <table:table-row table:style-name="ro3">
          <table:table-cell table:formula="of:=[.A38]" office:value-type="float" office:value="45" calcext:value-type="float">
            <text:p>45</text:p>
          </table:table-cell>
          <table:table-cell table:formula="of:=[.B38]" office:value-type="float" office:value="65" calcext:value-type="float">
            <text:p>65</text:p>
          </table:table-cell>
          <table:table-cell table:formula="of:=IF([.C$5]=[.C38]; 5; [.C38]+5)" office:value-type="float" office:value="35" calcext:value-type="float">
            <text:p>35</text:p>
          </table:table-cell>
          <table:table-cell table:formula="of:=[.AI39]&amp;&quot;, &quot;&amp;[.AJ39]&amp;&quot;, &quot;&amp;[.AK39]" office:value-type="string" office:string-value="147, 118, 31" calcext:value-type="string">
            <text:p>147, 118, 31</text:p>
          </table:table-cell>
          <table:table-cell table:formula="of:=DEC2HEX([.AI39]; 2)&amp;DEC2HEX([.AJ39]; 2)&amp;DEC2HEX([.AK39]; 2)" office:value-type="string" office:string-value="93761F" calcext:value-type="string">
            <text:p>93761F</text:p>
          </table:table-cell>
          <table:table-cell table:formula="of:=[.A39]/360" office:value-type="float" office:value="0.125" calcext:value-type="float">
            <text:p>0.125</text:p>
          </table:table-cell>
          <table:table-cell table:formula="of:=[.B39]/100" office:value-type="float" office:value="0.65" calcext:value-type="float">
            <text:p>0.65</text:p>
          </table:table-cell>
          <table:table-cell table:formula="of:=[.C39]/100" office:value-type="float" office:value="0.35" calcext:value-type="float">
            <text:p>0.35</text:p>
          </table:table-cell>
          <table:table-cell table:formula="of:=IF([.B39]&gt;0; TRUE(); FALSE())" office:value-type="boolean" office:boolean-value="true" calcext:value-type="boolean">
            <text:p>TRUE</text:p>
          </table:table-cell>
          <table:table-cell table:formula="of:=IF([.I39]; &quot;&quot;; ROUND([.C39]*2.55))">
            <text:p/>
          </table:table-cell>
          <table:table-cell table:formula="of:=[.J39]">
            <text:p/>
          </table:table-cell>
          <table:table-cell table:formula="of:=[.J39]">
            <text:p/>
          </table:table-cell>
          <table:table-cell table:formula="of:=[.H39] * (1 + [.G39])" office:value-type="float" office:value="0.5775" calcext:value-type="float">
            <text:p>0.5775</text:p>
          </table:table-cell>
          <table:table-cell table:formula="of:= ([.H39] + [.G39]) - ([.H39] * [.G39])" office:value-type="float" office:value="0.7725" calcext:value-type="float">
            <text:p>0.7725</text:p>
          </table:table-cell>
          <table:table-cell table:formula="of:=IF([.H39] &lt;= 0.5; [.M39]; [.N39])" office:value-type="float" office:value="0.5775" calcext:value-type="float">
            <text:p>0.5775</text:p>
          </table:table-cell>
          <table:table-cell table:formula="of:= (2 * [.H39]) - [.O39]" office:value-type="float" office:value="0.1225" calcext:value-type="float">
            <text:p>0.1225</text:p>
          </table:table-cell>
          <table:table-cell table:formula="of:=[.F39] + (1/3)" office:value-type="float" office:value="0.458333333333333" calcext:value-type="float">
            <text:p>0.458333333333333</text:p>
          </table:table-cell>
          <table:table-cell table:formula="of:=[.F39]" office:value-type="float" office:value="0.125" calcext:value-type="float">
            <text:p>0.125</text:p>
          </table:table-cell>
          <table:table-cell table:formula="of:=[.F39] - (1/3)" office:value-type="float" office:value="-0.208333333333333" calcext:value-type="float">
            <text:p>-0.208333333333333</text:p>
          </table:table-cell>
          <table:table-cell table:formula="of:=IF([.Q39]&lt;0; [.Q39]+1; IF([.Q39]&gt;1; [.Q39]-1; [.Q39]))" office:value-type="float" office:value="0.458333333333333" calcext:value-type="float">
            <text:p>0.458333333333333</text:p>
          </table:table-cell>
          <table:table-cell table:formula="of:=IF([.R39]&lt;0; [.R39]+1; IF([.R39]&gt;1; [.R39]-1; [.R39]))" office:value-type="float" office:value="0.125" calcext:value-type="float">
            <text:p>0.125</text:p>
          </table:table-cell>
          <table:table-cell table:formula="of:=IF([.S39]&lt;0; [.S39]+1; IF([.S39]&gt;1; [.S39]-1; [.S39]))" office:value-type="float" office:value="0.791666666666667" calcext:value-type="float">
            <text:p>0.791666666666667</text:p>
          </table:table-cell>
          <table:table-cell table:formula="of:=IF((6* [.T39]) &lt; 1; TRUE(); FALSE())" office:value-type="boolean" office:boolean-value="false" calcext:value-type="boolean">
            <text:p>FALSE</text:p>
          </table:table-cell>
          <table:table-cell table:formula="of:=IF((2* [.T39]) &lt; 1; TRUE(); FALSE())" office:value-type="boolean" office:boolean-value="true" calcext:value-type="boolean">
            <text:p>TRUE</text:p>
          </table:table-cell>
          <table:table-cell table:formula="of:=IF((3* [.T39]) &lt; 2; TRUE(); FALSE())" office:value-type="boolean" office:boolean-value="true" calcext:value-type="boolean">
            <text:p>TRUE</text:p>
          </table:table-cell>
          <table:table-cell table:formula="of:=IF((6* [.U39]) &lt; 1; TRUE(); FALSE())" office:value-type="boolean" office:boolean-value="true" calcext:value-type="boolean">
            <text:p>TRUE</text:p>
          </table:table-cell>
          <table:table-cell table:formula="of:=IF((2* [.U39]) &lt; 1; TRUE(); FALSE())" office:value-type="boolean" office:boolean-value="true" calcext:value-type="boolean">
            <text:p>TRUE</text:p>
          </table:table-cell>
          <table:table-cell table:formula="of:=IF((3* [.U39]) &lt; 2; TRUE(); FALSE())" office:value-type="boolean" office:boolean-value="true" calcext:value-type="boolean">
            <text:p>TRUE</text:p>
          </table:table-cell>
          <table:table-cell table:formula="of:=IF((6* [.V39]) &lt; 1; TRUE(); FALSE())" office:value-type="boolean" office:boolean-value="false" calcext:value-type="boolean">
            <text:p>FALSE</text:p>
          </table:table-cell>
          <table:table-cell table:formula="of:=IF((2* [.V39]) &lt; 1; TRUE(); FALSE())" office:value-type="boolean" office:boolean-value="false" calcext:value-type="boolean">
            <text:p>FALSE</text:p>
          </table:table-cell>
          <table:table-cell table:formula="of:=IF((3* [.V39]) &lt; 2; TRUE(); FALSE())" office:value-type="boolean" office:boolean-value="false" calcext:value-type="boolean">
            <text:p>FALSE</text:p>
          </table:table-cell>
          <table:table-cell table:formula="of:=IF([.W39]; [.$P39] + ([.$O39] - [.$P39]) * 6 * [.T39]; IF([.X39]; [.$O39]; IF([.Y39]; [.$P39] + (([.$O39] - [.$P39]) * ((2/3) - [.T39]) * 6); [.$P39])))" office:value-type="float" office:value="0.5775" calcext:value-type="float">
            <text:p>0.5775</text:p>
          </table:table-cell>
          <table:table-cell table:formula="of:=IF([.Z39]; [.$P39] + ([.$O39] - [.$P39]) * 6 * [.U39]; IF([.AA39]; [.$O39]; IF([.AB39]; [.$P39] + (([.$O39] - [.$P39]) * ((2/3) - [.U39]) * 6); [.$P39])))" office:value-type="float" office:value="0.46375" calcext:value-type="float">
            <text:p>0.46375</text:p>
          </table:table-cell>
          <table:table-cell table:formula="of:=IF([.AC39]; [.$P39] + ([.$O39] - [.$P39]) * 6 * [.V39]; IF([.AD39]; [.$O39]; IF([.AE39]; [.$P39] + (([.$O39] - [.$P39]) * ((2/3) - [.V39]) * 6); [.$P39])))" office:value-type="float" office:value="0.1225" calcext:value-type="float">
            <text:p>0.1225</text:p>
          </table:table-cell>
          <table:table-cell table:formula="of:=ROUND([.AF39]*255)" office:value-type="float" office:value="147" calcext:value-type="float">
            <text:p>147</text:p>
          </table:table-cell>
          <table:table-cell table:formula="of:=ROUND([.AG39]*255)" office:value-type="float" office:value="118" calcext:value-type="float">
            <text:p>118</text:p>
          </table:table-cell>
          <table:table-cell table:formula="of:=ROUND([.AH39]*255)" office:value-type="float" office:value="31" calcext:value-type="float">
            <text:p>31</text:p>
          </table:table-cell>
        </table:table-row>
        <table:table-row table:style-name="ro3">
          <table:table-cell table:formula="of:=[.A39]" office:value-type="float" office:value="45" calcext:value-type="float">
            <text:p>45</text:p>
          </table:table-cell>
          <table:table-cell table:formula="of:=[.B39]" office:value-type="float" office:value="65" calcext:value-type="float">
            <text:p>65</text:p>
          </table:table-cell>
          <table:table-cell table:formula="of:=IF([.C$5]=[.C39]; 5; [.C39]+5)" office:value-type="float" office:value="40" calcext:value-type="float">
            <text:p>40</text:p>
          </table:table-cell>
          <table:table-cell table:formula="of:=[.AI40]&amp;&quot;, &quot;&amp;[.AJ40]&amp;&quot;, &quot;&amp;[.AK40]" office:value-type="string" office:string-value="168, 135, 36" calcext:value-type="string">
            <text:p>168, 135, 36</text:p>
          </table:table-cell>
          <table:table-cell table:formula="of:=DEC2HEX([.AI40]; 2)&amp;DEC2HEX([.AJ40]; 2)&amp;DEC2HEX([.AK40]; 2)" office:value-type="string" office:string-value="A88724" calcext:value-type="string">
            <text:p>A88724</text:p>
          </table:table-cell>
          <table:table-cell table:formula="of:=[.A40]/360" office:value-type="float" office:value="0.125" calcext:value-type="float">
            <text:p>0.125</text:p>
          </table:table-cell>
          <table:table-cell table:formula="of:=[.B40]/100" office:value-type="float" office:value="0.65" calcext:value-type="float">
            <text:p>0.65</text:p>
          </table:table-cell>
          <table:table-cell table:formula="of:=[.C40]/100" office:value-type="float" office:value="0.4" calcext:value-type="float">
            <text:p>0.4</text:p>
          </table:table-cell>
          <table:table-cell table:formula="of:=IF([.B40]&gt;0; TRUE(); FALSE())" office:value-type="boolean" office:boolean-value="true" calcext:value-type="boolean">
            <text:p>TRUE</text:p>
          </table:table-cell>
          <table:table-cell table:formula="of:=IF([.I40]; &quot;&quot;; ROUND([.C40]*2.55))">
            <text:p/>
          </table:table-cell>
          <table:table-cell table:formula="of:=[.J40]">
            <text:p/>
          </table:table-cell>
          <table:table-cell table:formula="of:=[.J40]">
            <text:p/>
          </table:table-cell>
          <table:table-cell table:formula="of:=[.H40] * (1 + [.G40])" office:value-type="float" office:value="0.66" calcext:value-type="float">
            <text:p>0.66</text:p>
          </table:table-cell>
          <table:table-cell table:formula="of:= ([.H40] + [.G40]) - ([.H40] * [.G40])" office:value-type="float" office:value="0.79" calcext:value-type="float">
            <text:p>0.79</text:p>
          </table:table-cell>
          <table:table-cell table:formula="of:=IF([.H40] &lt;= 0.5; [.M40]; [.N40])" office:value-type="float" office:value="0.66" calcext:value-type="float">
            <text:p>0.66</text:p>
          </table:table-cell>
          <table:table-cell table:formula="of:= (2 * [.H40]) - [.O40]" office:value-type="float" office:value="0.14" calcext:value-type="float">
            <text:p>0.14</text:p>
          </table:table-cell>
          <table:table-cell table:formula="of:=[.F40] + (1/3)" office:value-type="float" office:value="0.458333333333333" calcext:value-type="float">
            <text:p>0.458333333333333</text:p>
          </table:table-cell>
          <table:table-cell table:formula="of:=[.F40]" office:value-type="float" office:value="0.125" calcext:value-type="float">
            <text:p>0.125</text:p>
          </table:table-cell>
          <table:table-cell table:formula="of:=[.F40] - (1/3)" office:value-type="float" office:value="-0.208333333333333" calcext:value-type="float">
            <text:p>-0.208333333333333</text:p>
          </table:table-cell>
          <table:table-cell table:formula="of:=IF([.Q40]&lt;0; [.Q40]+1; IF([.Q40]&gt;1; [.Q40]-1; [.Q40]))" office:value-type="float" office:value="0.458333333333333" calcext:value-type="float">
            <text:p>0.458333333333333</text:p>
          </table:table-cell>
          <table:table-cell table:formula="of:=IF([.R40]&lt;0; [.R40]+1; IF([.R40]&gt;1; [.R40]-1; [.R40]))" office:value-type="float" office:value="0.125" calcext:value-type="float">
            <text:p>0.125</text:p>
          </table:table-cell>
          <table:table-cell table:formula="of:=IF([.S40]&lt;0; [.S40]+1; IF([.S40]&gt;1; [.S40]-1; [.S40]))" office:value-type="float" office:value="0.791666666666667" calcext:value-type="float">
            <text:p>0.791666666666667</text:p>
          </table:table-cell>
          <table:table-cell table:formula="of:=IF((6* [.T40]) &lt; 1; TRUE(); FALSE())" office:value-type="boolean" office:boolean-value="false" calcext:value-type="boolean">
            <text:p>FALSE</text:p>
          </table:table-cell>
          <table:table-cell table:formula="of:=IF((2* [.T40]) &lt; 1; TRUE(); FALSE())" office:value-type="boolean" office:boolean-value="true" calcext:value-type="boolean">
            <text:p>TRUE</text:p>
          </table:table-cell>
          <table:table-cell table:formula="of:=IF((3* [.T40]) &lt; 2; TRUE(); FALSE())" office:value-type="boolean" office:boolean-value="true" calcext:value-type="boolean">
            <text:p>TRUE</text:p>
          </table:table-cell>
          <table:table-cell table:formula="of:=IF((6* [.U40]) &lt; 1; TRUE(); FALSE())" office:value-type="boolean" office:boolean-value="true" calcext:value-type="boolean">
            <text:p>TRUE</text:p>
          </table:table-cell>
          <table:table-cell table:formula="of:=IF((2* [.U40]) &lt; 1; TRUE(); FALSE())" office:value-type="boolean" office:boolean-value="true" calcext:value-type="boolean">
            <text:p>TRUE</text:p>
          </table:table-cell>
          <table:table-cell table:formula="of:=IF((3* [.U40]) &lt; 2; TRUE(); FALSE())" office:value-type="boolean" office:boolean-value="true" calcext:value-type="boolean">
            <text:p>TRUE</text:p>
          </table:table-cell>
          <table:table-cell table:formula="of:=IF((6* [.V40]) &lt; 1; TRUE(); FALSE())" office:value-type="boolean" office:boolean-value="false" calcext:value-type="boolean">
            <text:p>FALSE</text:p>
          </table:table-cell>
          <table:table-cell table:formula="of:=IF((2* [.V40]) &lt; 1; TRUE(); FALSE())" office:value-type="boolean" office:boolean-value="false" calcext:value-type="boolean">
            <text:p>FALSE</text:p>
          </table:table-cell>
          <table:table-cell table:formula="of:=IF((3* [.V40]) &lt; 2; TRUE(); FALSE())" office:value-type="boolean" office:boolean-value="false" calcext:value-type="boolean">
            <text:p>FALSE</text:p>
          </table:table-cell>
          <table:table-cell table:formula="of:=IF([.W40]; [.$P40] + ([.$O40] - [.$P40]) * 6 * [.T40]; IF([.X40]; [.$O40]; IF([.Y40]; [.$P40] + (([.$O40] - [.$P40]) * ((2/3) - [.T40]) * 6); [.$P40])))" office:value-type="float" office:value="0.66" calcext:value-type="float">
            <text:p>0.66</text:p>
          </table:table-cell>
          <table:table-cell table:formula="of:=IF([.Z40]; [.$P40] + ([.$O40] - [.$P40]) * 6 * [.U40]; IF([.AA40]; [.$O40]; IF([.AB40]; [.$P40] + (([.$O40] - [.$P40]) * ((2/3) - [.U40]) * 6); [.$P40])))" office:value-type="float" office:value="0.53" calcext:value-type="float">
            <text:p>0.53</text:p>
          </table:table-cell>
          <table:table-cell table:formula="of:=IF([.AC40]; [.$P40] + ([.$O40] - [.$P40]) * 6 * [.V40]; IF([.AD40]; [.$O40]; IF([.AE40]; [.$P40] + (([.$O40] - [.$P40]) * ((2/3) - [.V40]) * 6); [.$P40])))" office:value-type="float" office:value="0.14" calcext:value-type="float">
            <text:p>0.14</text:p>
          </table:table-cell>
          <table:table-cell table:formula="of:=ROUND([.AF40]*255)" office:value-type="float" office:value="168" calcext:value-type="float">
            <text:p>168</text:p>
          </table:table-cell>
          <table:table-cell table:formula="of:=ROUND([.AG40]*255)" office:value-type="float" office:value="135" calcext:value-type="float">
            <text:p>135</text:p>
          </table:table-cell>
          <table:table-cell table:formula="of:=ROUND([.AH40]*255)" office:value-type="float" office:value="36" calcext:value-type="float">
            <text:p>36</text:p>
          </table:table-cell>
        </table:table-row>
        <table:table-row table:style-name="ro3">
          <table:table-cell table:formula="of:=[.A40]" office:value-type="float" office:value="45" calcext:value-type="float">
            <text:p>45</text:p>
          </table:table-cell>
          <table:table-cell table:formula="of:=[.B40]" office:value-type="float" office:value="65" calcext:value-type="float">
            <text:p>65</text:p>
          </table:table-cell>
          <table:table-cell table:formula="of:=IF([.C$5]=[.C40]; 5; [.C40]+5)" office:value-type="float" office:value="45" calcext:value-type="float">
            <text:p>45</text:p>
          </table:table-cell>
          <table:table-cell table:formula="of:=[.AI41]&amp;&quot;, &quot;&amp;[.AJ41]&amp;&quot;, &quot;&amp;[.AK41]" office:value-type="string" office:string-value="189, 152, 40" calcext:value-type="string">
            <text:p>189, 152, 40</text:p>
          </table:table-cell>
          <table:table-cell table:formula="of:=DEC2HEX([.AI41]; 2)&amp;DEC2HEX([.AJ41]; 2)&amp;DEC2HEX([.AK41]; 2)" office:value-type="string" office:string-value="BD9828" calcext:value-type="string">
            <text:p>BD9828</text:p>
          </table:table-cell>
          <table:table-cell table:formula="of:=[.A41]/360" office:value-type="float" office:value="0.125" calcext:value-type="float">
            <text:p>0.125</text:p>
          </table:table-cell>
          <table:table-cell table:formula="of:=[.B41]/100" office:value-type="float" office:value="0.65" calcext:value-type="float">
            <text:p>0.65</text:p>
          </table:table-cell>
          <table:table-cell table:formula="of:=[.C41]/100" office:value-type="float" office:value="0.45" calcext:value-type="float">
            <text:p>0.45</text:p>
          </table:table-cell>
          <table:table-cell table:formula="of:=IF([.B41]&gt;0; TRUE(); FALSE())" office:value-type="boolean" office:boolean-value="true" calcext:value-type="boolean">
            <text:p>TRUE</text:p>
          </table:table-cell>
          <table:table-cell table:formula="of:=IF([.I41]; &quot;&quot;; ROUND([.C41]*2.55))">
            <text:p/>
          </table:table-cell>
          <table:table-cell table:formula="of:=[.J41]">
            <text:p/>
          </table:table-cell>
          <table:table-cell table:formula="of:=[.J41]">
            <text:p/>
          </table:table-cell>
          <table:table-cell table:formula="of:=[.H41] * (1 + [.G41])" office:value-type="float" office:value="0.7425" calcext:value-type="float">
            <text:p>0.7425</text:p>
          </table:table-cell>
          <table:table-cell table:formula="of:= ([.H41] + [.G41]) - ([.H41] * [.G41])" office:value-type="float" office:value="0.8075" calcext:value-type="float">
            <text:p>0.8075</text:p>
          </table:table-cell>
          <table:table-cell table:formula="of:=IF([.H41] &lt;= 0.5; [.M41]; [.N41])" office:value-type="float" office:value="0.7425" calcext:value-type="float">
            <text:p>0.7425</text:p>
          </table:table-cell>
          <table:table-cell table:formula="of:= (2 * [.H41]) - [.O41]" office:value-type="float" office:value="0.1575" calcext:value-type="float">
            <text:p>0.1575</text:p>
          </table:table-cell>
          <table:table-cell table:formula="of:=[.F41] + (1/3)" office:value-type="float" office:value="0.458333333333333" calcext:value-type="float">
            <text:p>0.458333333333333</text:p>
          </table:table-cell>
          <table:table-cell table:formula="of:=[.F41]" office:value-type="float" office:value="0.125" calcext:value-type="float">
            <text:p>0.125</text:p>
          </table:table-cell>
          <table:table-cell table:formula="of:=[.F41] - (1/3)" office:value-type="float" office:value="-0.208333333333333" calcext:value-type="float">
            <text:p>-0.208333333333333</text:p>
          </table:table-cell>
          <table:table-cell table:formula="of:=IF([.Q41]&lt;0; [.Q41]+1; IF([.Q41]&gt;1; [.Q41]-1; [.Q41]))" office:value-type="float" office:value="0.458333333333333" calcext:value-type="float">
            <text:p>0.458333333333333</text:p>
          </table:table-cell>
          <table:table-cell table:formula="of:=IF([.R41]&lt;0; [.R41]+1; IF([.R41]&gt;1; [.R41]-1; [.R41]))" office:value-type="float" office:value="0.125" calcext:value-type="float">
            <text:p>0.125</text:p>
          </table:table-cell>
          <table:table-cell table:formula="of:=IF([.S41]&lt;0; [.S41]+1; IF([.S41]&gt;1; [.S41]-1; [.S41]))" office:value-type="float" office:value="0.791666666666667" calcext:value-type="float">
            <text:p>0.791666666666667</text:p>
          </table:table-cell>
          <table:table-cell table:formula="of:=IF((6* [.T41]) &lt; 1; TRUE(); FALSE())" office:value-type="boolean" office:boolean-value="false" calcext:value-type="boolean">
            <text:p>FALSE</text:p>
          </table:table-cell>
          <table:table-cell table:formula="of:=IF((2* [.T41]) &lt; 1; TRUE(); FALSE())" office:value-type="boolean" office:boolean-value="true" calcext:value-type="boolean">
            <text:p>TRUE</text:p>
          </table:table-cell>
          <table:table-cell table:formula="of:=IF((3* [.T41]) &lt; 2; TRUE(); FALSE())" office:value-type="boolean" office:boolean-value="true" calcext:value-type="boolean">
            <text:p>TRUE</text:p>
          </table:table-cell>
          <table:table-cell table:formula="of:=IF((6* [.U41]) &lt; 1; TRUE(); FALSE())" office:value-type="boolean" office:boolean-value="true" calcext:value-type="boolean">
            <text:p>TRUE</text:p>
          </table:table-cell>
          <table:table-cell table:formula="of:=IF((2* [.U41]) &lt; 1; TRUE(); FALSE())" office:value-type="boolean" office:boolean-value="true" calcext:value-type="boolean">
            <text:p>TRUE</text:p>
          </table:table-cell>
          <table:table-cell table:formula="of:=IF((3* [.U41]) &lt; 2; TRUE(); FALSE())" office:value-type="boolean" office:boolean-value="true" calcext:value-type="boolean">
            <text:p>TRUE</text:p>
          </table:table-cell>
          <table:table-cell table:formula="of:=IF((6* [.V41]) &lt; 1; TRUE(); FALSE())" office:value-type="boolean" office:boolean-value="false" calcext:value-type="boolean">
            <text:p>FALSE</text:p>
          </table:table-cell>
          <table:table-cell table:formula="of:=IF((2* [.V41]) &lt; 1; TRUE(); FALSE())" office:value-type="boolean" office:boolean-value="false" calcext:value-type="boolean">
            <text:p>FALSE</text:p>
          </table:table-cell>
          <table:table-cell table:formula="of:=IF((3* [.V41]) &lt; 2; TRUE(); FALSE())" office:value-type="boolean" office:boolean-value="false" calcext:value-type="boolean">
            <text:p>FALSE</text:p>
          </table:table-cell>
          <table:table-cell table:formula="of:=IF([.W41]; [.$P41] + ([.$O41] - [.$P41]) * 6 * [.T41]; IF([.X41]; [.$O41]; IF([.Y41]; [.$P41] + (([.$O41] - [.$P41]) * ((2/3) - [.T41]) * 6); [.$P41])))" office:value-type="float" office:value="0.7425" calcext:value-type="float">
            <text:p>0.7425</text:p>
          </table:table-cell>
          <table:table-cell table:formula="of:=IF([.Z41]; [.$P41] + ([.$O41] - [.$P41]) * 6 * [.U41]; IF([.AA41]; [.$O41]; IF([.AB41]; [.$P41] + (([.$O41] - [.$P41]) * ((2/3) - [.U41]) * 6); [.$P41])))" office:value-type="float" office:value="0.59625" calcext:value-type="float">
            <text:p>0.59625</text:p>
          </table:table-cell>
          <table:table-cell table:formula="of:=IF([.AC41]; [.$P41] + ([.$O41] - [.$P41]) * 6 * [.V41]; IF([.AD41]; [.$O41]; IF([.AE41]; [.$P41] + (([.$O41] - [.$P41]) * ((2/3) - [.V41]) * 6); [.$P41])))" office:value-type="float" office:value="0.1575" calcext:value-type="float">
            <text:p>0.1575</text:p>
          </table:table-cell>
          <table:table-cell table:formula="of:=ROUND([.AF41]*255)" office:value-type="float" office:value="189" calcext:value-type="float">
            <text:p>189</text:p>
          </table:table-cell>
          <table:table-cell table:formula="of:=ROUND([.AG41]*255)" office:value-type="float" office:value="152" calcext:value-type="float">
            <text:p>152</text:p>
          </table:table-cell>
          <table:table-cell table:formula="of:=ROUND([.AH41]*255)" office:value-type="float" office:value="40" calcext:value-type="float">
            <text:p>40</text:p>
          </table:table-cell>
        </table:table-row>
        <table:table-row table:style-name="ro3">
          <table:table-cell table:formula="of:=[.A41]" office:value-type="float" office:value="45" calcext:value-type="float">
            <text:p>45</text:p>
          </table:table-cell>
          <table:table-cell table:formula="of:=[.B41]" office:value-type="float" office:value="65" calcext:value-type="float">
            <text:p>65</text:p>
          </table:table-cell>
          <table:table-cell table:formula="of:=IF([.C$5]=[.C41]; 5; [.C41]+5)" office:value-type="float" office:value="50" calcext:value-type="float">
            <text:p>50</text:p>
          </table:table-cell>
          <table:table-cell table:formula="of:=[.AI42]&amp;&quot;, &quot;&amp;[.AJ42]&amp;&quot;, &quot;&amp;[.AK42]" office:value-type="string" office:string-value="210, 169, 45" calcext:value-type="string">
            <text:p>210, 169, 45</text:p>
          </table:table-cell>
          <table:table-cell table:formula="of:=DEC2HEX([.AI42]; 2)&amp;DEC2HEX([.AJ42]; 2)&amp;DEC2HEX([.AK42]; 2)" office:value-type="string" office:string-value="D2A92D" calcext:value-type="string">
            <text:p>D2A92D</text:p>
          </table:table-cell>
          <table:table-cell table:formula="of:=[.A42]/360" office:value-type="float" office:value="0.125" calcext:value-type="float">
            <text:p>0.125</text:p>
          </table:table-cell>
          <table:table-cell table:formula="of:=[.B42]/100" office:value-type="float" office:value="0.65" calcext:value-type="float">
            <text:p>0.65</text:p>
          </table:table-cell>
          <table:table-cell table:formula="of:=[.C42]/100" office:value-type="float" office:value="0.5" calcext:value-type="float">
            <text:p>0.5</text:p>
          </table:table-cell>
          <table:table-cell table:formula="of:=IF([.B42]&gt;0; TRUE(); FALSE())" office:value-type="boolean" office:boolean-value="true" calcext:value-type="boolean">
            <text:p>TRUE</text:p>
          </table:table-cell>
          <table:table-cell table:formula="of:=IF([.I42]; &quot;&quot;; ROUND([.C42]*2.55))">
            <text:p/>
          </table:table-cell>
          <table:table-cell table:formula="of:=[.J42]">
            <text:p/>
          </table:table-cell>
          <table:table-cell table:formula="of:=[.J42]">
            <text:p/>
          </table:table-cell>
          <table:table-cell table:formula="of:=[.H42] * (1 + [.G42])" office:value-type="float" office:value="0.825" calcext:value-type="float">
            <text:p>0.825</text:p>
          </table:table-cell>
          <table:table-cell table:formula="of:= ([.H42] + [.G42]) - ([.H42] * [.G42])" office:value-type="float" office:value="0.825" calcext:value-type="float">
            <text:p>0.825</text:p>
          </table:table-cell>
          <table:table-cell table:formula="of:=IF([.H42] &lt;= 0.5; [.M42]; [.N42])" office:value-type="float" office:value="0.825" calcext:value-type="float">
            <text:p>0.825</text:p>
          </table:table-cell>
          <table:table-cell table:formula="of:= (2 * [.H42]) - [.O42]" office:value-type="float" office:value="0.175" calcext:value-type="float">
            <text:p>0.175</text:p>
          </table:table-cell>
          <table:table-cell table:formula="of:=[.F42] + (1/3)" office:value-type="float" office:value="0.458333333333333" calcext:value-type="float">
            <text:p>0.458333333333333</text:p>
          </table:table-cell>
          <table:table-cell table:formula="of:=[.F42]" office:value-type="float" office:value="0.125" calcext:value-type="float">
            <text:p>0.125</text:p>
          </table:table-cell>
          <table:table-cell table:formula="of:=[.F42] - (1/3)" office:value-type="float" office:value="-0.208333333333333" calcext:value-type="float">
            <text:p>-0.208333333333333</text:p>
          </table:table-cell>
          <table:table-cell table:formula="of:=IF([.Q42]&lt;0; [.Q42]+1; IF([.Q42]&gt;1; [.Q42]-1; [.Q42]))" office:value-type="float" office:value="0.458333333333333" calcext:value-type="float">
            <text:p>0.458333333333333</text:p>
          </table:table-cell>
          <table:table-cell table:formula="of:=IF([.R42]&lt;0; [.R42]+1; IF([.R42]&gt;1; [.R42]-1; [.R42]))" office:value-type="float" office:value="0.125" calcext:value-type="float">
            <text:p>0.125</text:p>
          </table:table-cell>
          <table:table-cell table:formula="of:=IF([.S42]&lt;0; [.S42]+1; IF([.S42]&gt;1; [.S42]-1; [.S42]))" office:value-type="float" office:value="0.791666666666667" calcext:value-type="float">
            <text:p>0.791666666666667</text:p>
          </table:table-cell>
          <table:table-cell table:formula="of:=IF((6* [.T42]) &lt; 1; TRUE(); FALSE())" office:value-type="boolean" office:boolean-value="false" calcext:value-type="boolean">
            <text:p>FALSE</text:p>
          </table:table-cell>
          <table:table-cell table:formula="of:=IF((2* [.T42]) &lt; 1; TRUE(); FALSE())" office:value-type="boolean" office:boolean-value="true" calcext:value-type="boolean">
            <text:p>TRUE</text:p>
          </table:table-cell>
          <table:table-cell table:formula="of:=IF((3* [.T42]) &lt; 2; TRUE(); FALSE())" office:value-type="boolean" office:boolean-value="true" calcext:value-type="boolean">
            <text:p>TRUE</text:p>
          </table:table-cell>
          <table:table-cell table:formula="of:=IF((6* [.U42]) &lt; 1; TRUE(); FALSE())" office:value-type="boolean" office:boolean-value="true" calcext:value-type="boolean">
            <text:p>TRUE</text:p>
          </table:table-cell>
          <table:table-cell table:formula="of:=IF((2* [.U42]) &lt; 1; TRUE(); FALSE())" office:value-type="boolean" office:boolean-value="true" calcext:value-type="boolean">
            <text:p>TRUE</text:p>
          </table:table-cell>
          <table:table-cell table:formula="of:=IF((3* [.U42]) &lt; 2; TRUE(); FALSE())" office:value-type="boolean" office:boolean-value="true" calcext:value-type="boolean">
            <text:p>TRUE</text:p>
          </table:table-cell>
          <table:table-cell table:formula="of:=IF((6* [.V42]) &lt; 1; TRUE(); FALSE())" office:value-type="boolean" office:boolean-value="false" calcext:value-type="boolean">
            <text:p>FALSE</text:p>
          </table:table-cell>
          <table:table-cell table:formula="of:=IF((2* [.V42]) &lt; 1; TRUE(); FALSE())" office:value-type="boolean" office:boolean-value="false" calcext:value-type="boolean">
            <text:p>FALSE</text:p>
          </table:table-cell>
          <table:table-cell table:formula="of:=IF((3* [.V42]) &lt; 2; TRUE(); FALSE())" office:value-type="boolean" office:boolean-value="false" calcext:value-type="boolean">
            <text:p>FALSE</text:p>
          </table:table-cell>
          <table:table-cell table:formula="of:=IF([.W42]; [.$P42] + ([.$O42] - [.$P42]) * 6 * [.T42]; IF([.X42]; [.$O42]; IF([.Y42]; [.$P42] + (([.$O42] - [.$P42]) * ((2/3) - [.T42]) * 6); [.$P42])))" office:value-type="float" office:value="0.825" calcext:value-type="float">
            <text:p>0.825</text:p>
          </table:table-cell>
          <table:table-cell table:formula="of:=IF([.Z42]; [.$P42] + ([.$O42] - [.$P42]) * 6 * [.U42]; IF([.AA42]; [.$O42]; IF([.AB42]; [.$P42] + (([.$O42] - [.$P42]) * ((2/3) - [.U42]) * 6); [.$P42])))" office:value-type="float" office:value="0.6625" calcext:value-type="float">
            <text:p>0.6625</text:p>
          </table:table-cell>
          <table:table-cell table:formula="of:=IF([.AC42]; [.$P42] + ([.$O42] - [.$P42]) * 6 * [.V42]; IF([.AD42]; [.$O42]; IF([.AE42]; [.$P42] + (([.$O42] - [.$P42]) * ((2/3) - [.V42]) * 6); [.$P42])))" office:value-type="float" office:value="0.175" calcext:value-type="float">
            <text:p>0.175</text:p>
          </table:table-cell>
          <table:table-cell table:formula="of:=ROUND([.AF42]*255)" office:value-type="float" office:value="210" calcext:value-type="float">
            <text:p>210</text:p>
          </table:table-cell>
          <table:table-cell table:formula="of:=ROUND([.AG42]*255)" office:value-type="float" office:value="169" calcext:value-type="float">
            <text:p>169</text:p>
          </table:table-cell>
          <table:table-cell table:formula="of:=ROUND([.AH42]*255)" office:value-type="float" office:value="45" calcext:value-type="float">
            <text:p>45</text:p>
          </table:table-cell>
        </table:table-row>
        <table:table-row table:style-name="ro3">
          <table:table-cell table:formula="of:=[.A42]" office:value-type="float" office:value="45" calcext:value-type="float">
            <text:p>45</text:p>
          </table:table-cell>
          <table:table-cell table:formula="of:=[.B42]" office:value-type="float" office:value="65" calcext:value-type="float">
            <text:p>65</text:p>
          </table:table-cell>
          <table:table-cell table:formula="of:=IF([.C$5]=[.C42]; 5; [.C42]+5)" office:value-type="float" office:value="55" calcext:value-type="float">
            <text:p>55</text:p>
          </table:table-cell>
          <table:table-cell table:formula="of:=[.AI43]&amp;&quot;, &quot;&amp;[.AJ43]&amp;&quot;, &quot;&amp;[.AK43]" office:value-type="string" office:string-value="215, 178, 66" calcext:value-type="string">
            <text:p>215, 178, 66</text:p>
          </table:table-cell>
          <table:table-cell table:formula="of:=DEC2HEX([.AI43]; 2)&amp;DEC2HEX([.AJ43]; 2)&amp;DEC2HEX([.AK43]; 2)" office:value-type="string" office:string-value="D7B242" calcext:value-type="string">
            <text:p>D7B242</text:p>
          </table:table-cell>
          <table:table-cell table:formula="of:=[.A43]/360" office:value-type="float" office:value="0.125" calcext:value-type="float">
            <text:p>0.125</text:p>
          </table:table-cell>
          <table:table-cell table:formula="of:=[.B43]/100" office:value-type="float" office:value="0.65" calcext:value-type="float">
            <text:p>0.65</text:p>
          </table:table-cell>
          <table:table-cell table:formula="of:=[.C43]/100" office:value-type="float" office:value="0.55" calcext:value-type="float">
            <text:p>0.55</text:p>
          </table:table-cell>
          <table:table-cell table:formula="of:=IF([.B43]&gt;0; TRUE(); FALSE())" office:value-type="boolean" office:boolean-value="true" calcext:value-type="boolean">
            <text:p>TRUE</text:p>
          </table:table-cell>
          <table:table-cell table:formula="of:=IF([.I43]; &quot;&quot;; ROUND([.C43]*2.55))">
            <text:p/>
          </table:table-cell>
          <table:table-cell table:formula="of:=[.J43]">
            <text:p/>
          </table:table-cell>
          <table:table-cell table:formula="of:=[.J43]">
            <text:p/>
          </table:table-cell>
          <table:table-cell table:formula="of:=[.H43] * (1 + [.G43])" office:value-type="float" office:value="0.9075" calcext:value-type="float">
            <text:p>0.9075</text:p>
          </table:table-cell>
          <table:table-cell table:formula="of:= ([.H43] + [.G43]) - ([.H43] * [.G43])" office:value-type="float" office:value="0.8425" calcext:value-type="float">
            <text:p>0.8425</text:p>
          </table:table-cell>
          <table:table-cell table:formula="of:=IF([.H43] &lt;= 0.5; [.M43]; [.N43])" office:value-type="float" office:value="0.8425" calcext:value-type="float">
            <text:p>0.8425</text:p>
          </table:table-cell>
          <table:table-cell table:formula="of:= (2 * [.H43]) - [.O43]" office:value-type="float" office:value="0.2575" calcext:value-type="float">
            <text:p>0.2575</text:p>
          </table:table-cell>
          <table:table-cell table:formula="of:=[.F43] + (1/3)" office:value-type="float" office:value="0.458333333333333" calcext:value-type="float">
            <text:p>0.458333333333333</text:p>
          </table:table-cell>
          <table:table-cell table:formula="of:=[.F43]" office:value-type="float" office:value="0.125" calcext:value-type="float">
            <text:p>0.125</text:p>
          </table:table-cell>
          <table:table-cell table:formula="of:=[.F43] - (1/3)" office:value-type="float" office:value="-0.208333333333333" calcext:value-type="float">
            <text:p>-0.208333333333333</text:p>
          </table:table-cell>
          <table:table-cell table:formula="of:=IF([.Q43]&lt;0; [.Q43]+1; IF([.Q43]&gt;1; [.Q43]-1; [.Q43]))" office:value-type="float" office:value="0.458333333333333" calcext:value-type="float">
            <text:p>0.458333333333333</text:p>
          </table:table-cell>
          <table:table-cell table:formula="of:=IF([.R43]&lt;0; [.R43]+1; IF([.R43]&gt;1; [.R43]-1; [.R43]))" office:value-type="float" office:value="0.125" calcext:value-type="float">
            <text:p>0.125</text:p>
          </table:table-cell>
          <table:table-cell table:formula="of:=IF([.S43]&lt;0; [.S43]+1; IF([.S43]&gt;1; [.S43]-1; [.S43]))" office:value-type="float" office:value="0.791666666666667" calcext:value-type="float">
            <text:p>0.791666666666667</text:p>
          </table:table-cell>
          <table:table-cell table:formula="of:=IF((6* [.T43]) &lt; 1; TRUE(); FALSE())" office:value-type="boolean" office:boolean-value="false" calcext:value-type="boolean">
            <text:p>FALSE</text:p>
          </table:table-cell>
          <table:table-cell table:formula="of:=IF((2* [.T43]) &lt; 1; TRUE(); FALSE())" office:value-type="boolean" office:boolean-value="true" calcext:value-type="boolean">
            <text:p>TRUE</text:p>
          </table:table-cell>
          <table:table-cell table:formula="of:=IF((3* [.T43]) &lt; 2; TRUE(); FALSE())" office:value-type="boolean" office:boolean-value="true" calcext:value-type="boolean">
            <text:p>TRUE</text:p>
          </table:table-cell>
          <table:table-cell table:formula="of:=IF((6* [.U43]) &lt; 1; TRUE(); FALSE())" office:value-type="boolean" office:boolean-value="true" calcext:value-type="boolean">
            <text:p>TRUE</text:p>
          </table:table-cell>
          <table:table-cell table:formula="of:=IF((2* [.U43]) &lt; 1; TRUE(); FALSE())" office:value-type="boolean" office:boolean-value="true" calcext:value-type="boolean">
            <text:p>TRUE</text:p>
          </table:table-cell>
          <table:table-cell table:formula="of:=IF((3* [.U43]) &lt; 2; TRUE(); FALSE())" office:value-type="boolean" office:boolean-value="true" calcext:value-type="boolean">
            <text:p>TRUE</text:p>
          </table:table-cell>
          <table:table-cell table:formula="of:=IF((6* [.V43]) &lt; 1; TRUE(); FALSE())" office:value-type="boolean" office:boolean-value="false" calcext:value-type="boolean">
            <text:p>FALSE</text:p>
          </table:table-cell>
          <table:table-cell table:formula="of:=IF((2* [.V43]) &lt; 1; TRUE(); FALSE())" office:value-type="boolean" office:boolean-value="false" calcext:value-type="boolean">
            <text:p>FALSE</text:p>
          </table:table-cell>
          <table:table-cell table:formula="of:=IF((3* [.V43]) &lt; 2; TRUE(); FALSE())" office:value-type="boolean" office:boolean-value="false" calcext:value-type="boolean">
            <text:p>FALSE</text:p>
          </table:table-cell>
          <table:table-cell table:formula="of:=IF([.W43]; [.$P43] + ([.$O43] - [.$P43]) * 6 * [.T43]; IF([.X43]; [.$O43]; IF([.Y43]; [.$P43] + (([.$O43] - [.$P43]) * ((2/3) - [.T43]) * 6); [.$P43])))" office:value-type="float" office:value="0.8425" calcext:value-type="float">
            <text:p>0.8425</text:p>
          </table:table-cell>
          <table:table-cell table:formula="of:=IF([.Z43]; [.$P43] + ([.$O43] - [.$P43]) * 6 * [.U43]; IF([.AA43]; [.$O43]; IF([.AB43]; [.$P43] + (([.$O43] - [.$P43]) * ((2/3) - [.U43]) * 6); [.$P43])))" office:value-type="float" office:value="0.69625" calcext:value-type="float">
            <text:p>0.69625</text:p>
          </table:table-cell>
          <table:table-cell table:formula="of:=IF([.AC43]; [.$P43] + ([.$O43] - [.$P43]) * 6 * [.V43]; IF([.AD43]; [.$O43]; IF([.AE43]; [.$P43] + (([.$O43] - [.$P43]) * ((2/3) - [.V43]) * 6); [.$P43])))" office:value-type="float" office:value="0.2575" calcext:value-type="float">
            <text:p>0.2575</text:p>
          </table:table-cell>
          <table:table-cell table:formula="of:=ROUND([.AF43]*255)" office:value-type="float" office:value="215" calcext:value-type="float">
            <text:p>215</text:p>
          </table:table-cell>
          <table:table-cell table:formula="of:=ROUND([.AG43]*255)" office:value-type="float" office:value="178" calcext:value-type="float">
            <text:p>178</text:p>
          </table:table-cell>
          <table:table-cell table:formula="of:=ROUND([.AH43]*255)" office:value-type="float" office:value="66" calcext:value-type="float">
            <text:p>66</text:p>
          </table:table-cell>
        </table:table-row>
        <table:table-row table:style-name="ro3">
          <table:table-cell table:formula="of:=[.A43]" office:value-type="float" office:value="45" calcext:value-type="float">
            <text:p>45</text:p>
          </table:table-cell>
          <table:table-cell table:formula="of:=[.B43]" office:value-type="float" office:value="65" calcext:value-type="float">
            <text:p>65</text:p>
          </table:table-cell>
          <table:table-cell table:formula="of:=IF([.C$5]=[.C43]; 5; [.C43]+5)" office:value-type="float" office:value="60" calcext:value-type="float">
            <text:p>60</text:p>
          </table:table-cell>
          <table:table-cell table:formula="of:=[.AI44]&amp;&quot;, &quot;&amp;[.AJ44]&amp;&quot;, &quot;&amp;[.AK44]" office:value-type="string" office:string-value="219, 186, 87" calcext:value-type="string">
            <text:p>219, 186, 87</text:p>
          </table:table-cell>
          <table:table-cell table:formula="of:=DEC2HEX([.AI44]; 2)&amp;DEC2HEX([.AJ44]; 2)&amp;DEC2HEX([.AK44]; 2)" office:value-type="string" office:string-value="DBBA57" calcext:value-type="string">
            <text:p>DBBA57</text:p>
          </table:table-cell>
          <table:table-cell table:formula="of:=[.A44]/360" office:value-type="float" office:value="0.125" calcext:value-type="float">
            <text:p>0.125</text:p>
          </table:table-cell>
          <table:table-cell table:formula="of:=[.B44]/100" office:value-type="float" office:value="0.65" calcext:value-type="float">
            <text:p>0.65</text:p>
          </table:table-cell>
          <table:table-cell table:formula="of:=[.C44]/100" office:value-type="float" office:value="0.6" calcext:value-type="float">
            <text:p>0.6</text:p>
          </table:table-cell>
          <table:table-cell table:formula="of:=IF([.B44]&gt;0; TRUE(); FALSE())" office:value-type="boolean" office:boolean-value="true" calcext:value-type="boolean">
            <text:p>TRUE</text:p>
          </table:table-cell>
          <table:table-cell table:formula="of:=IF([.I44]; &quot;&quot;; ROUND([.C44]*2.55))">
            <text:p/>
          </table:table-cell>
          <table:table-cell table:formula="of:=[.J44]">
            <text:p/>
          </table:table-cell>
          <table:table-cell table:formula="of:=[.J44]">
            <text:p/>
          </table:table-cell>
          <table:table-cell table:formula="of:=[.H44] * (1 + [.G44])" office:value-type="float" office:value="0.99" calcext:value-type="float">
            <text:p>0.99</text:p>
          </table:table-cell>
          <table:table-cell table:formula="of:= ([.H44] + [.G44]) - ([.H44] * [.G44])" office:value-type="float" office:value="0.86" calcext:value-type="float">
            <text:p>0.86</text:p>
          </table:table-cell>
          <table:table-cell table:formula="of:=IF([.H44] &lt;= 0.5; [.M44]; [.N44])" office:value-type="float" office:value="0.86" calcext:value-type="float">
            <text:p>0.86</text:p>
          </table:table-cell>
          <table:table-cell table:formula="of:= (2 * [.H44]) - [.O44]" office:value-type="float" office:value="0.34" calcext:value-type="float">
            <text:p>0.34</text:p>
          </table:table-cell>
          <table:table-cell table:formula="of:=[.F44] + (1/3)" office:value-type="float" office:value="0.458333333333333" calcext:value-type="float">
            <text:p>0.458333333333333</text:p>
          </table:table-cell>
          <table:table-cell table:formula="of:=[.F44]" office:value-type="float" office:value="0.125" calcext:value-type="float">
            <text:p>0.125</text:p>
          </table:table-cell>
          <table:table-cell table:formula="of:=[.F44] - (1/3)" office:value-type="float" office:value="-0.208333333333333" calcext:value-type="float">
            <text:p>-0.208333333333333</text:p>
          </table:table-cell>
          <table:table-cell table:formula="of:=IF([.Q44]&lt;0; [.Q44]+1; IF([.Q44]&gt;1; [.Q44]-1; [.Q44]))" office:value-type="float" office:value="0.458333333333333" calcext:value-type="float">
            <text:p>0.458333333333333</text:p>
          </table:table-cell>
          <table:table-cell table:formula="of:=IF([.R44]&lt;0; [.R44]+1; IF([.R44]&gt;1; [.R44]-1; [.R44]))" office:value-type="float" office:value="0.125" calcext:value-type="float">
            <text:p>0.125</text:p>
          </table:table-cell>
          <table:table-cell table:formula="of:=IF([.S44]&lt;0; [.S44]+1; IF([.S44]&gt;1; [.S44]-1; [.S44]))" office:value-type="float" office:value="0.791666666666667" calcext:value-type="float">
            <text:p>0.791666666666667</text:p>
          </table:table-cell>
          <table:table-cell table:formula="of:=IF((6* [.T44]) &lt; 1; TRUE(); FALSE())" office:value-type="boolean" office:boolean-value="false" calcext:value-type="boolean">
            <text:p>FALSE</text:p>
          </table:table-cell>
          <table:table-cell table:formula="of:=IF((2* [.T44]) &lt; 1; TRUE(); FALSE())" office:value-type="boolean" office:boolean-value="true" calcext:value-type="boolean">
            <text:p>TRUE</text:p>
          </table:table-cell>
          <table:table-cell table:formula="of:=IF((3* [.T44]) &lt; 2; TRUE(); FALSE())" office:value-type="boolean" office:boolean-value="true" calcext:value-type="boolean">
            <text:p>TRUE</text:p>
          </table:table-cell>
          <table:table-cell table:formula="of:=IF((6* [.U44]) &lt; 1; TRUE(); FALSE())" office:value-type="boolean" office:boolean-value="true" calcext:value-type="boolean">
            <text:p>TRUE</text:p>
          </table:table-cell>
          <table:table-cell table:formula="of:=IF((2* [.U44]) &lt; 1; TRUE(); FALSE())" office:value-type="boolean" office:boolean-value="true" calcext:value-type="boolean">
            <text:p>TRUE</text:p>
          </table:table-cell>
          <table:table-cell table:formula="of:=IF((3* [.U44]) &lt; 2; TRUE(); FALSE())" office:value-type="boolean" office:boolean-value="true" calcext:value-type="boolean">
            <text:p>TRUE</text:p>
          </table:table-cell>
          <table:table-cell table:formula="of:=IF((6* [.V44]) &lt; 1; TRUE(); FALSE())" office:value-type="boolean" office:boolean-value="false" calcext:value-type="boolean">
            <text:p>FALSE</text:p>
          </table:table-cell>
          <table:table-cell table:formula="of:=IF((2* [.V44]) &lt; 1; TRUE(); FALSE())" office:value-type="boolean" office:boolean-value="false" calcext:value-type="boolean">
            <text:p>FALSE</text:p>
          </table:table-cell>
          <table:table-cell table:formula="of:=IF((3* [.V44]) &lt; 2; TRUE(); FALSE())" office:value-type="boolean" office:boolean-value="false" calcext:value-type="boolean">
            <text:p>FALSE</text:p>
          </table:table-cell>
          <table:table-cell table:formula="of:=IF([.W44]; [.$P44] + ([.$O44] - [.$P44]) * 6 * [.T44]; IF([.X44]; [.$O44]; IF([.Y44]; [.$P44] + (([.$O44] - [.$P44]) * ((2/3) - [.T44]) * 6); [.$P44])))" office:value-type="float" office:value="0.86" calcext:value-type="float">
            <text:p>0.86</text:p>
          </table:table-cell>
          <table:table-cell table:formula="of:=IF([.Z44]; [.$P44] + ([.$O44] - [.$P44]) * 6 * [.U44]; IF([.AA44]; [.$O44]; IF([.AB44]; [.$P44] + (([.$O44] - [.$P44]) * ((2/3) - [.U44]) * 6); [.$P44])))" office:value-type="float" office:value="0.73" calcext:value-type="float">
            <text:p>0.73</text:p>
          </table:table-cell>
          <table:table-cell table:formula="of:=IF([.AC44]; [.$P44] + ([.$O44] - [.$P44]) * 6 * [.V44]; IF([.AD44]; [.$O44]; IF([.AE44]; [.$P44] + (([.$O44] - [.$P44]) * ((2/3) - [.V44]) * 6); [.$P44])))" office:value-type="float" office:value="0.34" calcext:value-type="float">
            <text:p>0.34</text:p>
          </table:table-cell>
          <table:table-cell table:formula="of:=ROUND([.AF44]*255)" office:value-type="float" office:value="219" calcext:value-type="float">
            <text:p>219</text:p>
          </table:table-cell>
          <table:table-cell table:formula="of:=ROUND([.AG44]*255)" office:value-type="float" office:value="186" calcext:value-type="float">
            <text:p>186</text:p>
          </table:table-cell>
          <table:table-cell table:formula="of:=ROUND([.AH44]*255)" office:value-type="float" office:value="87" calcext:value-type="float">
            <text:p>87</text:p>
          </table:table-cell>
        </table:table-row>
        <table:table-row table:style-name="ro3">
          <table:table-cell table:formula="of:=[.A44]" office:value-type="float" office:value="45" calcext:value-type="float">
            <text:p>45</text:p>
          </table:table-cell>
          <table:table-cell table:formula="of:=[.B44]" office:value-type="float" office:value="65" calcext:value-type="float">
            <text:p>65</text:p>
          </table:table-cell>
          <table:table-cell table:formula="of:=IF([.C$5]=[.C44]; 5; [.C44]+5)" office:value-type="float" office:value="65" calcext:value-type="float">
            <text:p>65</text:p>
          </table:table-cell>
          <table:table-cell table:formula="of:=[.AI45]&amp;&quot;, &quot;&amp;[.AJ45]&amp;&quot;, &quot;&amp;[.AK45]" office:value-type="string" office:string-value="224, 195, 108" calcext:value-type="string">
            <text:p>224, 195, 108</text:p>
          </table:table-cell>
          <table:table-cell table:formula="of:=DEC2HEX([.AI45]; 2)&amp;DEC2HEX([.AJ45]; 2)&amp;DEC2HEX([.AK45]; 2)" office:value-type="string" office:string-value="E0C36C" calcext:value-type="string">
            <text:p>E0C36C</text:p>
          </table:table-cell>
          <table:table-cell table:formula="of:=[.A45]/360" office:value-type="float" office:value="0.125" calcext:value-type="float">
            <text:p>0.125</text:p>
          </table:table-cell>
          <table:table-cell table:formula="of:=[.B45]/100" office:value-type="float" office:value="0.65" calcext:value-type="float">
            <text:p>0.65</text:p>
          </table:table-cell>
          <table:table-cell table:formula="of:=[.C45]/100" office:value-type="float" office:value="0.65" calcext:value-type="float">
            <text:p>0.65</text:p>
          </table:table-cell>
          <table:table-cell table:formula="of:=IF([.B45]&gt;0; TRUE(); FALSE())" office:value-type="boolean" office:boolean-value="true" calcext:value-type="boolean">
            <text:p>TRUE</text:p>
          </table:table-cell>
          <table:table-cell table:formula="of:=IF([.I45]; &quot;&quot;; ROUND([.C45]*2.55))">
            <text:p/>
          </table:table-cell>
          <table:table-cell table:formula="of:=[.J45]">
            <text:p/>
          </table:table-cell>
          <table:table-cell table:formula="of:=[.J45]">
            <text:p/>
          </table:table-cell>
          <table:table-cell table:formula="of:=[.H45] * (1 + [.G45])" office:value-type="float" office:value="1.0725" calcext:value-type="float">
            <text:p>1.0725</text:p>
          </table:table-cell>
          <table:table-cell table:formula="of:= ([.H45] + [.G45]) - ([.H45] * [.G45])" office:value-type="float" office:value="0.8775" calcext:value-type="float">
            <text:p>0.8775</text:p>
          </table:table-cell>
          <table:table-cell table:formula="of:=IF([.H45] &lt;= 0.5; [.M45]; [.N45])" office:value-type="float" office:value="0.8775" calcext:value-type="float">
            <text:p>0.8775</text:p>
          </table:table-cell>
          <table:table-cell table:formula="of:= (2 * [.H45]) - [.O45]" office:value-type="float" office:value="0.4225" calcext:value-type="float">
            <text:p>0.4225</text:p>
          </table:table-cell>
          <table:table-cell table:formula="of:=[.F45] + (1/3)" office:value-type="float" office:value="0.458333333333333" calcext:value-type="float">
            <text:p>0.458333333333333</text:p>
          </table:table-cell>
          <table:table-cell table:formula="of:=[.F45]" office:value-type="float" office:value="0.125" calcext:value-type="float">
            <text:p>0.125</text:p>
          </table:table-cell>
          <table:table-cell table:formula="of:=[.F45] - (1/3)" office:value-type="float" office:value="-0.208333333333333" calcext:value-type="float">
            <text:p>-0.208333333333333</text:p>
          </table:table-cell>
          <table:table-cell table:formula="of:=IF([.Q45]&lt;0; [.Q45]+1; IF([.Q45]&gt;1; [.Q45]-1; [.Q45]))" office:value-type="float" office:value="0.458333333333333" calcext:value-type="float">
            <text:p>0.458333333333333</text:p>
          </table:table-cell>
          <table:table-cell table:formula="of:=IF([.R45]&lt;0; [.R45]+1; IF([.R45]&gt;1; [.R45]-1; [.R45]))" office:value-type="float" office:value="0.125" calcext:value-type="float">
            <text:p>0.125</text:p>
          </table:table-cell>
          <table:table-cell table:formula="of:=IF([.S45]&lt;0; [.S45]+1; IF([.S45]&gt;1; [.S45]-1; [.S45]))" office:value-type="float" office:value="0.791666666666667" calcext:value-type="float">
            <text:p>0.791666666666667</text:p>
          </table:table-cell>
          <table:table-cell table:formula="of:=IF((6* [.T45]) &lt; 1; TRUE(); FALSE())" office:value-type="boolean" office:boolean-value="false" calcext:value-type="boolean">
            <text:p>FALSE</text:p>
          </table:table-cell>
          <table:table-cell table:formula="of:=IF((2* [.T45]) &lt; 1; TRUE(); FALSE())" office:value-type="boolean" office:boolean-value="true" calcext:value-type="boolean">
            <text:p>TRUE</text:p>
          </table:table-cell>
          <table:table-cell table:formula="of:=IF((3* [.T45]) &lt; 2; TRUE(); FALSE())" office:value-type="boolean" office:boolean-value="true" calcext:value-type="boolean">
            <text:p>TRUE</text:p>
          </table:table-cell>
          <table:table-cell table:formula="of:=IF((6* [.U45]) &lt; 1; TRUE(); FALSE())" office:value-type="boolean" office:boolean-value="true" calcext:value-type="boolean">
            <text:p>TRUE</text:p>
          </table:table-cell>
          <table:table-cell table:formula="of:=IF((2* [.U45]) &lt; 1; TRUE(); FALSE())" office:value-type="boolean" office:boolean-value="true" calcext:value-type="boolean">
            <text:p>TRUE</text:p>
          </table:table-cell>
          <table:table-cell table:formula="of:=IF((3* [.U45]) &lt; 2; TRUE(); FALSE())" office:value-type="boolean" office:boolean-value="true" calcext:value-type="boolean">
            <text:p>TRUE</text:p>
          </table:table-cell>
          <table:table-cell table:formula="of:=IF((6* [.V45]) &lt; 1; TRUE(); FALSE())" office:value-type="boolean" office:boolean-value="false" calcext:value-type="boolean">
            <text:p>FALSE</text:p>
          </table:table-cell>
          <table:table-cell table:formula="of:=IF((2* [.V45]) &lt; 1; TRUE(); FALSE())" office:value-type="boolean" office:boolean-value="false" calcext:value-type="boolean">
            <text:p>FALSE</text:p>
          </table:table-cell>
          <table:table-cell table:formula="of:=IF((3* [.V45]) &lt; 2; TRUE(); FALSE())" office:value-type="boolean" office:boolean-value="false" calcext:value-type="boolean">
            <text:p>FALSE</text:p>
          </table:table-cell>
          <table:table-cell table:formula="of:=IF([.W45]; [.$P45] + ([.$O45] - [.$P45]) * 6 * [.T45]; IF([.X45]; [.$O45]; IF([.Y45]; [.$P45] + (([.$O45] - [.$P45]) * ((2/3) - [.T45]) * 6); [.$P45])))" office:value-type="float" office:value="0.8775" calcext:value-type="float">
            <text:p>0.8775</text:p>
          </table:table-cell>
          <table:table-cell table:formula="of:=IF([.Z45]; [.$P45] + ([.$O45] - [.$P45]) * 6 * [.U45]; IF([.AA45]; [.$O45]; IF([.AB45]; [.$P45] + (([.$O45] - [.$P45]) * ((2/3) - [.U45]) * 6); [.$P45])))" office:value-type="float" office:value="0.76375" calcext:value-type="float">
            <text:p>0.76375</text:p>
          </table:table-cell>
          <table:table-cell table:formula="of:=IF([.AC45]; [.$P45] + ([.$O45] - [.$P45]) * 6 * [.V45]; IF([.AD45]; [.$O45]; IF([.AE45]; [.$P45] + (([.$O45] - [.$P45]) * ((2/3) - [.V45]) * 6); [.$P45])))" office:value-type="float" office:value="0.4225" calcext:value-type="float">
            <text:p>0.4225</text:p>
          </table:table-cell>
          <table:table-cell table:formula="of:=ROUND([.AF45]*255)" office:value-type="float" office:value="224" calcext:value-type="float">
            <text:p>224</text:p>
          </table:table-cell>
          <table:table-cell table:formula="of:=ROUND([.AG45]*255)" office:value-type="float" office:value="195" calcext:value-type="float">
            <text:p>195</text:p>
          </table:table-cell>
          <table:table-cell table:formula="of:=ROUND([.AH45]*255)" office:value-type="float" office:value="108" calcext:value-type="float">
            <text:p>108</text:p>
          </table:table-cell>
        </table:table-row>
        <table:table-row table:style-name="ro3">
          <table:table-cell table:formula="of:=[.A45]" office:value-type="float" office:value="45" calcext:value-type="float">
            <text:p>45</text:p>
          </table:table-cell>
          <table:table-cell table:formula="of:=[.B45]" office:value-type="float" office:value="65" calcext:value-type="float">
            <text:p>65</text:p>
          </table:table-cell>
          <table:table-cell table:formula="of:=IF([.C$5]=[.C45]; 5; [.C45]+5)" office:value-type="float" office:value="70" calcext:value-type="float">
            <text:p>70</text:p>
          </table:table-cell>
          <table:table-cell table:formula="of:=[.AI46]&amp;&quot;, &quot;&amp;[.AJ46]&amp;&quot;, &quot;&amp;[.AK46]" office:value-type="string" office:string-value="228, 203, 129" calcext:value-type="string">
            <text:p>228, 203, 129</text:p>
          </table:table-cell>
          <table:table-cell table:formula="of:=DEC2HEX([.AI46]; 2)&amp;DEC2HEX([.AJ46]; 2)&amp;DEC2HEX([.AK46]; 2)" office:value-type="string" office:string-value="E4CB81" calcext:value-type="string">
            <text:p>E4CB81</text:p>
          </table:table-cell>
          <table:table-cell table:formula="of:=[.A46]/360" office:value-type="float" office:value="0.125" calcext:value-type="float">
            <text:p>0.125</text:p>
          </table:table-cell>
          <table:table-cell table:formula="of:=[.B46]/100" office:value-type="float" office:value="0.65" calcext:value-type="float">
            <text:p>0.65</text:p>
          </table:table-cell>
          <table:table-cell table:formula="of:=[.C46]/100" office:value-type="float" office:value="0.7" calcext:value-type="float">
            <text:p>0.7</text:p>
          </table:table-cell>
          <table:table-cell table:formula="of:=IF([.B46]&gt;0; TRUE(); FALSE())" office:value-type="boolean" office:boolean-value="true" calcext:value-type="boolean">
            <text:p>TRUE</text:p>
          </table:table-cell>
          <table:table-cell table:formula="of:=IF([.I46]; &quot;&quot;; ROUND([.C46]*2.55))">
            <text:p/>
          </table:table-cell>
          <table:table-cell table:formula="of:=[.J46]">
            <text:p/>
          </table:table-cell>
          <table:table-cell table:formula="of:=[.J46]">
            <text:p/>
          </table:table-cell>
          <table:table-cell table:formula="of:=[.H46] * (1 + [.G46])" office:value-type="float" office:value="1.155" calcext:value-type="float">
            <text:p>1.155</text:p>
          </table:table-cell>
          <table:table-cell table:formula="of:= ([.H46] + [.G46]) - ([.H46] * [.G46])" office:value-type="float" office:value="0.895" calcext:value-type="float">
            <text:p>0.895</text:p>
          </table:table-cell>
          <table:table-cell table:formula="of:=IF([.H46] &lt;= 0.5; [.M46]; [.N46])" office:value-type="float" office:value="0.895" calcext:value-type="float">
            <text:p>0.895</text:p>
          </table:table-cell>
          <table:table-cell table:formula="of:= (2 * [.H46]) - [.O46]" office:value-type="float" office:value="0.505" calcext:value-type="float">
            <text:p>0.505</text:p>
          </table:table-cell>
          <table:table-cell table:formula="of:=[.F46] + (1/3)" office:value-type="float" office:value="0.458333333333333" calcext:value-type="float">
            <text:p>0.458333333333333</text:p>
          </table:table-cell>
          <table:table-cell table:formula="of:=[.F46]" office:value-type="float" office:value="0.125" calcext:value-type="float">
            <text:p>0.125</text:p>
          </table:table-cell>
          <table:table-cell table:formula="of:=[.F46] - (1/3)" office:value-type="float" office:value="-0.208333333333333" calcext:value-type="float">
            <text:p>-0.208333333333333</text:p>
          </table:table-cell>
          <table:table-cell table:formula="of:=IF([.Q46]&lt;0; [.Q46]+1; IF([.Q46]&gt;1; [.Q46]-1; [.Q46]))" office:value-type="float" office:value="0.458333333333333" calcext:value-type="float">
            <text:p>0.458333333333333</text:p>
          </table:table-cell>
          <table:table-cell table:formula="of:=IF([.R46]&lt;0; [.R46]+1; IF([.R46]&gt;1; [.R46]-1; [.R46]))" office:value-type="float" office:value="0.125" calcext:value-type="float">
            <text:p>0.125</text:p>
          </table:table-cell>
          <table:table-cell table:formula="of:=IF([.S46]&lt;0; [.S46]+1; IF([.S46]&gt;1; [.S46]-1; [.S46]))" office:value-type="float" office:value="0.791666666666667" calcext:value-type="float">
            <text:p>0.791666666666667</text:p>
          </table:table-cell>
          <table:table-cell table:formula="of:=IF((6* [.T46]) &lt; 1; TRUE(); FALSE())" office:value-type="boolean" office:boolean-value="false" calcext:value-type="boolean">
            <text:p>FALSE</text:p>
          </table:table-cell>
          <table:table-cell table:formula="of:=IF((2* [.T46]) &lt; 1; TRUE(); FALSE())" office:value-type="boolean" office:boolean-value="true" calcext:value-type="boolean">
            <text:p>TRUE</text:p>
          </table:table-cell>
          <table:table-cell table:formula="of:=IF((3* [.T46]) &lt; 2; TRUE(); FALSE())" office:value-type="boolean" office:boolean-value="true" calcext:value-type="boolean">
            <text:p>TRUE</text:p>
          </table:table-cell>
          <table:table-cell table:formula="of:=IF((6* [.U46]) &lt; 1; TRUE(); FALSE())" office:value-type="boolean" office:boolean-value="true" calcext:value-type="boolean">
            <text:p>TRUE</text:p>
          </table:table-cell>
          <table:table-cell table:formula="of:=IF((2* [.U46]) &lt; 1; TRUE(); FALSE())" office:value-type="boolean" office:boolean-value="true" calcext:value-type="boolean">
            <text:p>TRUE</text:p>
          </table:table-cell>
          <table:table-cell table:formula="of:=IF((3* [.U46]) &lt; 2; TRUE(); FALSE())" office:value-type="boolean" office:boolean-value="true" calcext:value-type="boolean">
            <text:p>TRUE</text:p>
          </table:table-cell>
          <table:table-cell table:formula="of:=IF((6* [.V46]) &lt; 1; TRUE(); FALSE())" office:value-type="boolean" office:boolean-value="false" calcext:value-type="boolean">
            <text:p>FALSE</text:p>
          </table:table-cell>
          <table:table-cell table:formula="of:=IF((2* [.V46]) &lt; 1; TRUE(); FALSE())" office:value-type="boolean" office:boolean-value="false" calcext:value-type="boolean">
            <text:p>FALSE</text:p>
          </table:table-cell>
          <table:table-cell table:formula="of:=IF((3* [.V46]) &lt; 2; TRUE(); FALSE())" office:value-type="boolean" office:boolean-value="false" calcext:value-type="boolean">
            <text:p>FALSE</text:p>
          </table:table-cell>
          <table:table-cell table:formula="of:=IF([.W46]; [.$P46] + ([.$O46] - [.$P46]) * 6 * [.T46]; IF([.X46]; [.$O46]; IF([.Y46]; [.$P46] + (([.$O46] - [.$P46]) * ((2/3) - [.T46]) * 6); [.$P46])))" office:value-type="float" office:value="0.895" calcext:value-type="float">
            <text:p>0.895</text:p>
          </table:table-cell>
          <table:table-cell table:formula="of:=IF([.Z46]; [.$P46] + ([.$O46] - [.$P46]) * 6 * [.U46]; IF([.AA46]; [.$O46]; IF([.AB46]; [.$P46] + (([.$O46] - [.$P46]) * ((2/3) - [.U46]) * 6); [.$P46])))" office:value-type="float" office:value="0.7975" calcext:value-type="float">
            <text:p>0.7975</text:p>
          </table:table-cell>
          <table:table-cell table:formula="of:=IF([.AC46]; [.$P46] + ([.$O46] - [.$P46]) * 6 * [.V46]; IF([.AD46]; [.$O46]; IF([.AE46]; [.$P46] + (([.$O46] - [.$P46]) * ((2/3) - [.V46]) * 6); [.$P46])))" office:value-type="float" office:value="0.505" calcext:value-type="float">
            <text:p>0.505</text:p>
          </table:table-cell>
          <table:table-cell table:formula="of:=ROUND([.AF46]*255)" office:value-type="float" office:value="228" calcext:value-type="float">
            <text:p>228</text:p>
          </table:table-cell>
          <table:table-cell table:formula="of:=ROUND([.AG46]*255)" office:value-type="float" office:value="203" calcext:value-type="float">
            <text:p>203</text:p>
          </table:table-cell>
          <table:table-cell table:formula="of:=ROUND([.AH46]*255)" office:value-type="float" office:value="129" calcext:value-type="float">
            <text:p>129</text:p>
          </table:table-cell>
        </table:table-row>
        <table:table-row table:style-name="ro3">
          <table:table-cell table:formula="of:=[.A46]" office:value-type="float" office:value="45" calcext:value-type="float">
            <text:p>45</text:p>
          </table:table-cell>
          <table:table-cell table:formula="of:=[.B46]" office:value-type="float" office:value="65" calcext:value-type="float">
            <text:p>65</text:p>
          </table:table-cell>
          <table:table-cell table:formula="of:=IF([.C$5]=[.C46]; 5; [.C46]+5)" office:value-type="float" office:value="75" calcext:value-type="float">
            <text:p>75</text:p>
          </table:table-cell>
          <table:table-cell table:formula="of:=[.AI47]&amp;&quot;, &quot;&amp;[.AJ47]&amp;&quot;, &quot;&amp;[.AK47]" office:value-type="string" office:string-value="233, 212, 150" calcext:value-type="string">
            <text:p>233, 212, 150</text:p>
          </table:table-cell>
          <table:table-cell table:formula="of:=DEC2HEX([.AI47]; 2)&amp;DEC2HEX([.AJ47]; 2)&amp;DEC2HEX([.AK47]; 2)" office:value-type="string" office:string-value="E9D496" calcext:value-type="string">
            <text:p>E9D496</text:p>
          </table:table-cell>
          <table:table-cell table:formula="of:=[.A47]/360" office:value-type="float" office:value="0.125" calcext:value-type="float">
            <text:p>0.125</text:p>
          </table:table-cell>
          <table:table-cell table:formula="of:=[.B47]/100" office:value-type="float" office:value="0.65" calcext:value-type="float">
            <text:p>0.65</text:p>
          </table:table-cell>
          <table:table-cell table:formula="of:=[.C47]/100" office:value-type="float" office:value="0.75" calcext:value-type="float">
            <text:p>0.75</text:p>
          </table:table-cell>
          <table:table-cell table:formula="of:=IF([.B47]&gt;0; TRUE(); FALSE())" office:value-type="boolean" office:boolean-value="true" calcext:value-type="boolean">
            <text:p>TRUE</text:p>
          </table:table-cell>
          <table:table-cell table:formula="of:=IF([.I47]; &quot;&quot;; ROUND([.C47]*2.55))">
            <text:p/>
          </table:table-cell>
          <table:table-cell table:formula="of:=[.J47]">
            <text:p/>
          </table:table-cell>
          <table:table-cell table:formula="of:=[.J47]">
            <text:p/>
          </table:table-cell>
          <table:table-cell table:formula="of:=[.H47] * (1 + [.G47])" office:value-type="float" office:value="1.2375" calcext:value-type="float">
            <text:p>1.2375</text:p>
          </table:table-cell>
          <table:table-cell table:formula="of:= ([.H47] + [.G47]) - ([.H47] * [.G47])" office:value-type="float" office:value="0.9125" calcext:value-type="float">
            <text:p>0.9125</text:p>
          </table:table-cell>
          <table:table-cell table:formula="of:=IF([.H47] &lt;= 0.5; [.M47]; [.N47])" office:value-type="float" office:value="0.9125" calcext:value-type="float">
            <text:p>0.9125</text:p>
          </table:table-cell>
          <table:table-cell table:formula="of:= (2 * [.H47]) - [.O47]" office:value-type="float" office:value="0.5875" calcext:value-type="float">
            <text:p>0.5875</text:p>
          </table:table-cell>
          <table:table-cell table:formula="of:=[.F47] + (1/3)" office:value-type="float" office:value="0.458333333333333" calcext:value-type="float">
            <text:p>0.458333333333333</text:p>
          </table:table-cell>
          <table:table-cell table:formula="of:=[.F47]" office:value-type="float" office:value="0.125" calcext:value-type="float">
            <text:p>0.125</text:p>
          </table:table-cell>
          <table:table-cell table:formula="of:=[.F47] - (1/3)" office:value-type="float" office:value="-0.208333333333333" calcext:value-type="float">
            <text:p>-0.208333333333333</text:p>
          </table:table-cell>
          <table:table-cell table:formula="of:=IF([.Q47]&lt;0; [.Q47]+1; IF([.Q47]&gt;1; [.Q47]-1; [.Q47]))" office:value-type="float" office:value="0.458333333333333" calcext:value-type="float">
            <text:p>0.458333333333333</text:p>
          </table:table-cell>
          <table:table-cell table:formula="of:=IF([.R47]&lt;0; [.R47]+1; IF([.R47]&gt;1; [.R47]-1; [.R47]))" office:value-type="float" office:value="0.125" calcext:value-type="float">
            <text:p>0.125</text:p>
          </table:table-cell>
          <table:table-cell table:formula="of:=IF([.S47]&lt;0; [.S47]+1; IF([.S47]&gt;1; [.S47]-1; [.S47]))" office:value-type="float" office:value="0.791666666666667" calcext:value-type="float">
            <text:p>0.791666666666667</text:p>
          </table:table-cell>
          <table:table-cell table:formula="of:=IF((6* [.T47]) &lt; 1; TRUE(); FALSE())" office:value-type="boolean" office:boolean-value="false" calcext:value-type="boolean">
            <text:p>FALSE</text:p>
          </table:table-cell>
          <table:table-cell table:formula="of:=IF((2* [.T47]) &lt; 1; TRUE(); FALSE())" office:value-type="boolean" office:boolean-value="true" calcext:value-type="boolean">
            <text:p>TRUE</text:p>
          </table:table-cell>
          <table:table-cell table:formula="of:=IF((3* [.T47]) &lt; 2; TRUE(); FALSE())" office:value-type="boolean" office:boolean-value="true" calcext:value-type="boolean">
            <text:p>TRUE</text:p>
          </table:table-cell>
          <table:table-cell table:formula="of:=IF((6* [.U47]) &lt; 1; TRUE(); FALSE())" office:value-type="boolean" office:boolean-value="true" calcext:value-type="boolean">
            <text:p>TRUE</text:p>
          </table:table-cell>
          <table:table-cell table:formula="of:=IF((2* [.U47]) &lt; 1; TRUE(); FALSE())" office:value-type="boolean" office:boolean-value="true" calcext:value-type="boolean">
            <text:p>TRUE</text:p>
          </table:table-cell>
          <table:table-cell table:formula="of:=IF((3* [.U47]) &lt; 2; TRUE(); FALSE())" office:value-type="boolean" office:boolean-value="true" calcext:value-type="boolean">
            <text:p>TRUE</text:p>
          </table:table-cell>
          <table:table-cell table:formula="of:=IF((6* [.V47]) &lt; 1; TRUE(); FALSE())" office:value-type="boolean" office:boolean-value="false" calcext:value-type="boolean">
            <text:p>FALSE</text:p>
          </table:table-cell>
          <table:table-cell table:formula="of:=IF((2* [.V47]) &lt; 1; TRUE(); FALSE())" office:value-type="boolean" office:boolean-value="false" calcext:value-type="boolean">
            <text:p>FALSE</text:p>
          </table:table-cell>
          <table:table-cell table:formula="of:=IF((3* [.V47]) &lt; 2; TRUE(); FALSE())" office:value-type="boolean" office:boolean-value="false" calcext:value-type="boolean">
            <text:p>FALSE</text:p>
          </table:table-cell>
          <table:table-cell table:formula="of:=IF([.W47]; [.$P47] + ([.$O47] - [.$P47]) * 6 * [.T47]; IF([.X47]; [.$O47]; IF([.Y47]; [.$P47] + (([.$O47] - [.$P47]) * ((2/3) - [.T47]) * 6); [.$P47])))" office:value-type="float" office:value="0.9125" calcext:value-type="float">
            <text:p>0.9125</text:p>
          </table:table-cell>
          <table:table-cell table:formula="of:=IF([.Z47]; [.$P47] + ([.$O47] - [.$P47]) * 6 * [.U47]; IF([.AA47]; [.$O47]; IF([.AB47]; [.$P47] + (([.$O47] - [.$P47]) * ((2/3) - [.U47]) * 6); [.$P47])))" office:value-type="float" office:value="0.83125" calcext:value-type="float">
            <text:p>0.83125</text:p>
          </table:table-cell>
          <table:table-cell table:formula="of:=IF([.AC47]; [.$P47] + ([.$O47] - [.$P47]) * 6 * [.V47]; IF([.AD47]; [.$O47]; IF([.AE47]; [.$P47] + (([.$O47] - [.$P47]) * ((2/3) - [.V47]) * 6); [.$P47])))" office:value-type="float" office:value="0.5875" calcext:value-type="float">
            <text:p>0.5875</text:p>
          </table:table-cell>
          <table:table-cell table:formula="of:=ROUND([.AF47]*255)" office:value-type="float" office:value="233" calcext:value-type="float">
            <text:p>233</text:p>
          </table:table-cell>
          <table:table-cell table:formula="of:=ROUND([.AG47]*255)" office:value-type="float" office:value="212" calcext:value-type="float">
            <text:p>212</text:p>
          </table:table-cell>
          <table:table-cell table:formula="of:=ROUND([.AH47]*255)" office:value-type="float" office:value="150" calcext:value-type="float">
            <text:p>150</text:p>
          </table:table-cell>
        </table:table-row>
        <table:table-row table:style-name="ro3">
          <table:table-cell table:formula="of:=[.A47]" office:value-type="float" office:value="45" calcext:value-type="float">
            <text:p>45</text:p>
          </table:table-cell>
          <table:table-cell table:formula="of:=[.B47]" office:value-type="float" office:value="65" calcext:value-type="float">
            <text:p>65</text:p>
          </table:table-cell>
          <table:table-cell table:formula="of:=IF([.C$5]=[.C47]; 5; [.C47]+5)" office:value-type="float" office:value="80" calcext:value-type="float">
            <text:p>80</text:p>
          </table:table-cell>
          <table:table-cell table:formula="of:=[.AI48]&amp;&quot;, &quot;&amp;[.AJ48]&amp;&quot;, &quot;&amp;[.AK48]" office:value-type="string" office:string-value="237, 221, 171" calcext:value-type="string">
            <text:p>237, 221, 171</text:p>
          </table:table-cell>
          <table:table-cell table:formula="of:=DEC2HEX([.AI48]; 2)&amp;DEC2HEX([.AJ48]; 2)&amp;DEC2HEX([.AK48]; 2)" office:value-type="string" office:string-value="EDDDAB" calcext:value-type="string">
            <text:p>EDDDAB</text:p>
          </table:table-cell>
          <table:table-cell table:formula="of:=[.A48]/360" office:value-type="float" office:value="0.125" calcext:value-type="float">
            <text:p>0.125</text:p>
          </table:table-cell>
          <table:table-cell table:formula="of:=[.B48]/100" office:value-type="float" office:value="0.65" calcext:value-type="float">
            <text:p>0.65</text:p>
          </table:table-cell>
          <table:table-cell table:formula="of:=[.C48]/100" office:value-type="float" office:value="0.8" calcext:value-type="float">
            <text:p>0.8</text:p>
          </table:table-cell>
          <table:table-cell table:formula="of:=IF([.B48]&gt;0; TRUE(); FALSE())" office:value-type="boolean" office:boolean-value="true" calcext:value-type="boolean">
            <text:p>TRUE</text:p>
          </table:table-cell>
          <table:table-cell table:formula="of:=IF([.I48]; &quot;&quot;; ROUND([.C48]*2.55))">
            <text:p/>
          </table:table-cell>
          <table:table-cell table:formula="of:=[.J48]">
            <text:p/>
          </table:table-cell>
          <table:table-cell table:formula="of:=[.J48]">
            <text:p/>
          </table:table-cell>
          <table:table-cell table:formula="of:=[.H48] * (1 + [.G48])" office:value-type="float" office:value="1.32" calcext:value-type="float">
            <text:p>1.32</text:p>
          </table:table-cell>
          <table:table-cell table:formula="of:= ([.H48] + [.G48]) - ([.H48] * [.G48])" office:value-type="float" office:value="0.93" calcext:value-type="float">
            <text:p>0.93</text:p>
          </table:table-cell>
          <table:table-cell table:formula="of:=IF([.H48] &lt;= 0.5; [.M48]; [.N48])" office:value-type="float" office:value="0.93" calcext:value-type="float">
            <text:p>0.93</text:p>
          </table:table-cell>
          <table:table-cell table:formula="of:= (2 * [.H48]) - [.O48]" office:value-type="float" office:value="0.67" calcext:value-type="float">
            <text:p>0.67</text:p>
          </table:table-cell>
          <table:table-cell table:formula="of:=[.F48] + (1/3)" office:value-type="float" office:value="0.458333333333333" calcext:value-type="float">
            <text:p>0.458333333333333</text:p>
          </table:table-cell>
          <table:table-cell table:formula="of:=[.F48]" office:value-type="float" office:value="0.125" calcext:value-type="float">
            <text:p>0.125</text:p>
          </table:table-cell>
          <table:table-cell table:formula="of:=[.F48] - (1/3)" office:value-type="float" office:value="-0.208333333333333" calcext:value-type="float">
            <text:p>-0.208333333333333</text:p>
          </table:table-cell>
          <table:table-cell table:formula="of:=IF([.Q48]&lt;0; [.Q48]+1; IF([.Q48]&gt;1; [.Q48]-1; [.Q48]))" office:value-type="float" office:value="0.458333333333333" calcext:value-type="float">
            <text:p>0.458333333333333</text:p>
          </table:table-cell>
          <table:table-cell table:formula="of:=IF([.R48]&lt;0; [.R48]+1; IF([.R48]&gt;1; [.R48]-1; [.R48]))" office:value-type="float" office:value="0.125" calcext:value-type="float">
            <text:p>0.125</text:p>
          </table:table-cell>
          <table:table-cell table:formula="of:=IF([.S48]&lt;0; [.S48]+1; IF([.S48]&gt;1; [.S48]-1; [.S48]))" office:value-type="float" office:value="0.791666666666667" calcext:value-type="float">
            <text:p>0.791666666666667</text:p>
          </table:table-cell>
          <table:table-cell table:formula="of:=IF((6* [.T48]) &lt; 1; TRUE(); FALSE())" office:value-type="boolean" office:boolean-value="false" calcext:value-type="boolean">
            <text:p>FALSE</text:p>
          </table:table-cell>
          <table:table-cell table:formula="of:=IF((2* [.T48]) &lt; 1; TRUE(); FALSE())" office:value-type="boolean" office:boolean-value="true" calcext:value-type="boolean">
            <text:p>TRUE</text:p>
          </table:table-cell>
          <table:table-cell table:formula="of:=IF((3* [.T48]) &lt; 2; TRUE(); FALSE())" office:value-type="boolean" office:boolean-value="true" calcext:value-type="boolean">
            <text:p>TRUE</text:p>
          </table:table-cell>
          <table:table-cell table:formula="of:=IF((6* [.U48]) &lt; 1; TRUE(); FALSE())" office:value-type="boolean" office:boolean-value="true" calcext:value-type="boolean">
            <text:p>TRUE</text:p>
          </table:table-cell>
          <table:table-cell table:formula="of:=IF((2* [.U48]) &lt; 1; TRUE(); FALSE())" office:value-type="boolean" office:boolean-value="true" calcext:value-type="boolean">
            <text:p>TRUE</text:p>
          </table:table-cell>
          <table:table-cell table:formula="of:=IF((3* [.U48]) &lt; 2; TRUE(); FALSE())" office:value-type="boolean" office:boolean-value="true" calcext:value-type="boolean">
            <text:p>TRUE</text:p>
          </table:table-cell>
          <table:table-cell table:formula="of:=IF((6* [.V48]) &lt; 1; TRUE(); FALSE())" office:value-type="boolean" office:boolean-value="false" calcext:value-type="boolean">
            <text:p>FALSE</text:p>
          </table:table-cell>
          <table:table-cell table:formula="of:=IF((2* [.V48]) &lt; 1; TRUE(); FALSE())" office:value-type="boolean" office:boolean-value="false" calcext:value-type="boolean">
            <text:p>FALSE</text:p>
          </table:table-cell>
          <table:table-cell table:formula="of:=IF((3* [.V48]) &lt; 2; TRUE(); FALSE())" office:value-type="boolean" office:boolean-value="false" calcext:value-type="boolean">
            <text:p>FALSE</text:p>
          </table:table-cell>
          <table:table-cell table:formula="of:=IF([.W48]; [.$P48] + ([.$O48] - [.$P48]) * 6 * [.T48]; IF([.X48]; [.$O48]; IF([.Y48]; [.$P48] + (([.$O48] - [.$P48]) * ((2/3) - [.T48]) * 6); [.$P48])))" office:value-type="float" office:value="0.93" calcext:value-type="float">
            <text:p>0.93</text:p>
          </table:table-cell>
          <table:table-cell table:formula="of:=IF([.Z48]; [.$P48] + ([.$O48] - [.$P48]) * 6 * [.U48]; IF([.AA48]; [.$O48]; IF([.AB48]; [.$P48] + (([.$O48] - [.$P48]) * ((2/3) - [.U48]) * 6); [.$P48])))" office:value-type="float" office:value="0.865" calcext:value-type="float">
            <text:p>0.865</text:p>
          </table:table-cell>
          <table:table-cell table:formula="of:=IF([.AC48]; [.$P48] + ([.$O48] - [.$P48]) * 6 * [.V48]; IF([.AD48]; [.$O48]; IF([.AE48]; [.$P48] + (([.$O48] - [.$P48]) * ((2/3) - [.V48]) * 6); [.$P48])))" office:value-type="float" office:value="0.67" calcext:value-type="float">
            <text:p>0.67</text:p>
          </table:table-cell>
          <table:table-cell table:formula="of:=ROUND([.AF48]*255)" office:value-type="float" office:value="237" calcext:value-type="float">
            <text:p>237</text:p>
          </table:table-cell>
          <table:table-cell table:formula="of:=ROUND([.AG48]*255)" office:value-type="float" office:value="221" calcext:value-type="float">
            <text:p>221</text:p>
          </table:table-cell>
          <table:table-cell table:formula="of:=ROUND([.AH48]*255)" office:value-type="float" office:value="171" calcext:value-type="float">
            <text:p>171</text:p>
          </table:table-cell>
        </table:table-row>
        <table:table-row table:style-name="ro3">
          <table:table-cell table:formula="of:=[.A48]" office:value-type="float" office:value="45" calcext:value-type="float">
            <text:p>45</text:p>
          </table:table-cell>
          <table:table-cell table:formula="of:=[.B48]" office:value-type="float" office:value="65" calcext:value-type="float">
            <text:p>65</text:p>
          </table:table-cell>
          <table:table-cell table:formula="of:=IF([.C$5]=[.C48]; 5; [.C48]+5)" office:value-type="float" office:value="85" calcext:value-type="float">
            <text:p>85</text:p>
          </table:table-cell>
          <table:table-cell table:formula="of:=[.AI49]&amp;&quot;, &quot;&amp;[.AJ49]&amp;&quot;, &quot;&amp;[.AK49]" office:value-type="string" office:string-value="242, 229, 192" calcext:value-type="string">
            <text:p>242, 229, 192</text:p>
          </table:table-cell>
          <table:table-cell table:formula="of:=DEC2HEX([.AI49]; 2)&amp;DEC2HEX([.AJ49]; 2)&amp;DEC2HEX([.AK49]; 2)" office:value-type="string" office:string-value="F2E5C0" calcext:value-type="string">
            <text:p>F2E5C0</text:p>
          </table:table-cell>
          <table:table-cell table:formula="of:=[.A49]/360" office:value-type="float" office:value="0.125" calcext:value-type="float">
            <text:p>0.125</text:p>
          </table:table-cell>
          <table:table-cell table:formula="of:=[.B49]/100" office:value-type="float" office:value="0.65" calcext:value-type="float">
            <text:p>0.65</text:p>
          </table:table-cell>
          <table:table-cell table:formula="of:=[.C49]/100" office:value-type="float" office:value="0.85" calcext:value-type="float">
            <text:p>0.85</text:p>
          </table:table-cell>
          <table:table-cell table:formula="of:=IF([.B49]&gt;0; TRUE(); FALSE())" office:value-type="boolean" office:boolean-value="true" calcext:value-type="boolean">
            <text:p>TRUE</text:p>
          </table:table-cell>
          <table:table-cell table:formula="of:=IF([.I49]; &quot;&quot;; ROUND([.C49]*2.55))">
            <text:p/>
          </table:table-cell>
          <table:table-cell table:formula="of:=[.J49]">
            <text:p/>
          </table:table-cell>
          <table:table-cell table:formula="of:=[.J49]">
            <text:p/>
          </table:table-cell>
          <table:table-cell table:formula="of:=[.H49] * (1 + [.G49])" office:value-type="float" office:value="1.4025" calcext:value-type="float">
            <text:p>1.4025</text:p>
          </table:table-cell>
          <table:table-cell table:formula="of:= ([.H49] + [.G49]) - ([.H49] * [.G49])" office:value-type="float" office:value="0.9475" calcext:value-type="float">
            <text:p>0.9475</text:p>
          </table:table-cell>
          <table:table-cell table:formula="of:=IF([.H49] &lt;= 0.5; [.M49]; [.N49])" office:value-type="float" office:value="0.9475" calcext:value-type="float">
            <text:p>0.9475</text:p>
          </table:table-cell>
          <table:table-cell table:formula="of:= (2 * [.H49]) - [.O49]" office:value-type="float" office:value="0.7525" calcext:value-type="float">
            <text:p>0.7525</text:p>
          </table:table-cell>
          <table:table-cell table:formula="of:=[.F49] + (1/3)" office:value-type="float" office:value="0.458333333333333" calcext:value-type="float">
            <text:p>0.458333333333333</text:p>
          </table:table-cell>
          <table:table-cell table:formula="of:=[.F49]" office:value-type="float" office:value="0.125" calcext:value-type="float">
            <text:p>0.125</text:p>
          </table:table-cell>
          <table:table-cell table:formula="of:=[.F49] - (1/3)" office:value-type="float" office:value="-0.208333333333333" calcext:value-type="float">
            <text:p>-0.208333333333333</text:p>
          </table:table-cell>
          <table:table-cell table:formula="of:=IF([.Q49]&lt;0; [.Q49]+1; IF([.Q49]&gt;1; [.Q49]-1; [.Q49]))" office:value-type="float" office:value="0.458333333333333" calcext:value-type="float">
            <text:p>0.458333333333333</text:p>
          </table:table-cell>
          <table:table-cell table:formula="of:=IF([.R49]&lt;0; [.R49]+1; IF([.R49]&gt;1; [.R49]-1; [.R49]))" office:value-type="float" office:value="0.125" calcext:value-type="float">
            <text:p>0.125</text:p>
          </table:table-cell>
          <table:table-cell table:formula="of:=IF([.S49]&lt;0; [.S49]+1; IF([.S49]&gt;1; [.S49]-1; [.S49]))" office:value-type="float" office:value="0.791666666666667" calcext:value-type="float">
            <text:p>0.791666666666667</text:p>
          </table:table-cell>
          <table:table-cell table:formula="of:=IF((6* [.T49]) &lt; 1; TRUE(); FALSE())" office:value-type="boolean" office:boolean-value="false" calcext:value-type="boolean">
            <text:p>FALSE</text:p>
          </table:table-cell>
          <table:table-cell table:formula="of:=IF((2* [.T49]) &lt; 1; TRUE(); FALSE())" office:value-type="boolean" office:boolean-value="true" calcext:value-type="boolean">
            <text:p>TRUE</text:p>
          </table:table-cell>
          <table:table-cell table:formula="of:=IF((3* [.T49]) &lt; 2; TRUE(); FALSE())" office:value-type="boolean" office:boolean-value="true" calcext:value-type="boolean">
            <text:p>TRUE</text:p>
          </table:table-cell>
          <table:table-cell table:formula="of:=IF((6* [.U49]) &lt; 1; TRUE(); FALSE())" office:value-type="boolean" office:boolean-value="true" calcext:value-type="boolean">
            <text:p>TRUE</text:p>
          </table:table-cell>
          <table:table-cell table:formula="of:=IF((2* [.U49]) &lt; 1; TRUE(); FALSE())" office:value-type="boolean" office:boolean-value="true" calcext:value-type="boolean">
            <text:p>TRUE</text:p>
          </table:table-cell>
          <table:table-cell table:formula="of:=IF((3* [.U49]) &lt; 2; TRUE(); FALSE())" office:value-type="boolean" office:boolean-value="true" calcext:value-type="boolean">
            <text:p>TRUE</text:p>
          </table:table-cell>
          <table:table-cell table:formula="of:=IF((6* [.V49]) &lt; 1; TRUE(); FALSE())" office:value-type="boolean" office:boolean-value="false" calcext:value-type="boolean">
            <text:p>FALSE</text:p>
          </table:table-cell>
          <table:table-cell table:formula="of:=IF((2* [.V49]) &lt; 1; TRUE(); FALSE())" office:value-type="boolean" office:boolean-value="false" calcext:value-type="boolean">
            <text:p>FALSE</text:p>
          </table:table-cell>
          <table:table-cell table:formula="of:=IF((3* [.V49]) &lt; 2; TRUE(); FALSE())" office:value-type="boolean" office:boolean-value="false" calcext:value-type="boolean">
            <text:p>FALSE</text:p>
          </table:table-cell>
          <table:table-cell table:formula="of:=IF([.W49]; [.$P49] + ([.$O49] - [.$P49]) * 6 * [.T49]; IF([.X49]; [.$O49]; IF([.Y49]; [.$P49] + (([.$O49] - [.$P49]) * ((2/3) - [.T49]) * 6); [.$P49])))" office:value-type="float" office:value="0.9475" calcext:value-type="float">
            <text:p>0.9475</text:p>
          </table:table-cell>
          <table:table-cell table:formula="of:=IF([.Z49]; [.$P49] + ([.$O49] - [.$P49]) * 6 * [.U49]; IF([.AA49]; [.$O49]; IF([.AB49]; [.$P49] + (([.$O49] - [.$P49]) * ((2/3) - [.U49]) * 6); [.$P49])))" office:value-type="float" office:value="0.89875" calcext:value-type="float">
            <text:p>0.89875</text:p>
          </table:table-cell>
          <table:table-cell table:formula="of:=IF([.AC49]; [.$P49] + ([.$O49] - [.$P49]) * 6 * [.V49]; IF([.AD49]; [.$O49]; IF([.AE49]; [.$P49] + (([.$O49] - [.$P49]) * ((2/3) - [.V49]) * 6); [.$P49])))" office:value-type="float" office:value="0.7525" calcext:value-type="float">
            <text:p>0.7525</text:p>
          </table:table-cell>
          <table:table-cell table:formula="of:=ROUND([.AF49]*255)" office:value-type="float" office:value="242" calcext:value-type="float">
            <text:p>242</text:p>
          </table:table-cell>
          <table:table-cell table:formula="of:=ROUND([.AG49]*255)" office:value-type="float" office:value="229" calcext:value-type="float">
            <text:p>229</text:p>
          </table:table-cell>
          <table:table-cell table:formula="of:=ROUND([.AH49]*255)" office:value-type="float" office:value="192" calcext:value-type="float">
            <text:p>192</text:p>
          </table:table-cell>
        </table:table-row>
        <table:table-row table:style-name="ro3">
          <table:table-cell table:formula="of:=[.A49]" office:value-type="float" office:value="45" calcext:value-type="float">
            <text:p>45</text:p>
          </table:table-cell>
          <table:table-cell table:formula="of:=[.B49]" office:value-type="float" office:value="65" calcext:value-type="float">
            <text:p>65</text:p>
          </table:table-cell>
          <table:table-cell table:formula="of:=IF([.C$5]=[.C49]; 5; [.C49]+5)" office:value-type="float" office:value="90" calcext:value-type="float">
            <text:p>90</text:p>
          </table:table-cell>
          <table:table-cell table:formula="of:=[.AI50]&amp;&quot;, &quot;&amp;[.AJ50]&amp;&quot;, &quot;&amp;[.AK50]" office:value-type="string" office:string-value="246, 238, 213" calcext:value-type="string">
            <text:p>246, 238, 213</text:p>
          </table:table-cell>
          <table:table-cell table:formula="of:=DEC2HEX([.AI50]; 2)&amp;DEC2HEX([.AJ50]; 2)&amp;DEC2HEX([.AK50]; 2)" office:value-type="string" office:string-value="F6EED5" calcext:value-type="string">
            <text:p>F6EED5</text:p>
          </table:table-cell>
          <table:table-cell table:formula="of:=[.A50]/360" office:value-type="float" office:value="0.125" calcext:value-type="float">
            <text:p>0.125</text:p>
          </table:table-cell>
          <table:table-cell table:formula="of:=[.B50]/100" office:value-type="float" office:value="0.65" calcext:value-type="float">
            <text:p>0.65</text:p>
          </table:table-cell>
          <table:table-cell table:formula="of:=[.C50]/100" office:value-type="float" office:value="0.9" calcext:value-type="float">
            <text:p>0.9</text:p>
          </table:table-cell>
          <table:table-cell table:formula="of:=IF([.B50]&gt;0; TRUE(); FALSE())" office:value-type="boolean" office:boolean-value="true" calcext:value-type="boolean">
            <text:p>TRUE</text:p>
          </table:table-cell>
          <table:table-cell table:formula="of:=IF([.I50]; &quot;&quot;; ROUND([.C50]*2.55))">
            <text:p/>
          </table:table-cell>
          <table:table-cell table:formula="of:=[.J50]">
            <text:p/>
          </table:table-cell>
          <table:table-cell table:formula="of:=[.J50]">
            <text:p/>
          </table:table-cell>
          <table:table-cell table:formula="of:=[.H50] * (1 + [.G50])" office:value-type="float" office:value="1.485" calcext:value-type="float">
            <text:p>1.485</text:p>
          </table:table-cell>
          <table:table-cell table:formula="of:= ([.H50] + [.G50]) - ([.H50] * [.G50])" office:value-type="float" office:value="0.965" calcext:value-type="float">
            <text:p>0.965</text:p>
          </table:table-cell>
          <table:table-cell table:formula="of:=IF([.H50] &lt;= 0.5; [.M50]; [.N50])" office:value-type="float" office:value="0.965" calcext:value-type="float">
            <text:p>0.965</text:p>
          </table:table-cell>
          <table:table-cell table:formula="of:= (2 * [.H50]) - [.O50]" office:value-type="float" office:value="0.835" calcext:value-type="float">
            <text:p>0.835</text:p>
          </table:table-cell>
          <table:table-cell table:formula="of:=[.F50] + (1/3)" office:value-type="float" office:value="0.458333333333333" calcext:value-type="float">
            <text:p>0.458333333333333</text:p>
          </table:table-cell>
          <table:table-cell table:formula="of:=[.F50]" office:value-type="float" office:value="0.125" calcext:value-type="float">
            <text:p>0.125</text:p>
          </table:table-cell>
          <table:table-cell table:formula="of:=[.F50] - (1/3)" office:value-type="float" office:value="-0.208333333333333" calcext:value-type="float">
            <text:p>-0.208333333333333</text:p>
          </table:table-cell>
          <table:table-cell table:formula="of:=IF([.Q50]&lt;0; [.Q50]+1; IF([.Q50]&gt;1; [.Q50]-1; [.Q50]))" office:value-type="float" office:value="0.458333333333333" calcext:value-type="float">
            <text:p>0.458333333333333</text:p>
          </table:table-cell>
          <table:table-cell table:formula="of:=IF([.R50]&lt;0; [.R50]+1; IF([.R50]&gt;1; [.R50]-1; [.R50]))" office:value-type="float" office:value="0.125" calcext:value-type="float">
            <text:p>0.125</text:p>
          </table:table-cell>
          <table:table-cell table:formula="of:=IF([.S50]&lt;0; [.S50]+1; IF([.S50]&gt;1; [.S50]-1; [.S50]))" office:value-type="float" office:value="0.791666666666667" calcext:value-type="float">
            <text:p>0.791666666666667</text:p>
          </table:table-cell>
          <table:table-cell table:formula="of:=IF((6* [.T50]) &lt; 1; TRUE(); FALSE())" office:value-type="boolean" office:boolean-value="false" calcext:value-type="boolean">
            <text:p>FALSE</text:p>
          </table:table-cell>
          <table:table-cell table:formula="of:=IF((2* [.T50]) &lt; 1; TRUE(); FALSE())" office:value-type="boolean" office:boolean-value="true" calcext:value-type="boolean">
            <text:p>TRUE</text:p>
          </table:table-cell>
          <table:table-cell table:formula="of:=IF((3* [.T50]) &lt; 2; TRUE(); FALSE())" office:value-type="boolean" office:boolean-value="true" calcext:value-type="boolean">
            <text:p>TRUE</text:p>
          </table:table-cell>
          <table:table-cell table:formula="of:=IF((6* [.U50]) &lt; 1; TRUE(); FALSE())" office:value-type="boolean" office:boolean-value="true" calcext:value-type="boolean">
            <text:p>TRUE</text:p>
          </table:table-cell>
          <table:table-cell table:formula="of:=IF((2* [.U50]) &lt; 1; TRUE(); FALSE())" office:value-type="boolean" office:boolean-value="true" calcext:value-type="boolean">
            <text:p>TRUE</text:p>
          </table:table-cell>
          <table:table-cell table:formula="of:=IF((3* [.U50]) &lt; 2; TRUE(); FALSE())" office:value-type="boolean" office:boolean-value="true" calcext:value-type="boolean">
            <text:p>TRUE</text:p>
          </table:table-cell>
          <table:table-cell table:formula="of:=IF((6* [.V50]) &lt; 1; TRUE(); FALSE())" office:value-type="boolean" office:boolean-value="false" calcext:value-type="boolean">
            <text:p>FALSE</text:p>
          </table:table-cell>
          <table:table-cell table:formula="of:=IF((2* [.V50]) &lt; 1; TRUE(); FALSE())" office:value-type="boolean" office:boolean-value="false" calcext:value-type="boolean">
            <text:p>FALSE</text:p>
          </table:table-cell>
          <table:table-cell table:formula="of:=IF((3* [.V50]) &lt; 2; TRUE(); FALSE())" office:value-type="boolean" office:boolean-value="false" calcext:value-type="boolean">
            <text:p>FALSE</text:p>
          </table:table-cell>
          <table:table-cell table:formula="of:=IF([.W50]; [.$P50] + ([.$O50] - [.$P50]) * 6 * [.T50]; IF([.X50]; [.$O50]; IF([.Y50]; [.$P50] + (([.$O50] - [.$P50]) * ((2/3) - [.T50]) * 6); [.$P50])))" office:value-type="float" office:value="0.965" calcext:value-type="float">
            <text:p>0.965</text:p>
          </table:table-cell>
          <table:table-cell table:formula="of:=IF([.Z50]; [.$P50] + ([.$O50] - [.$P50]) * 6 * [.U50]; IF([.AA50]; [.$O50]; IF([.AB50]; [.$P50] + (([.$O50] - [.$P50]) * ((2/3) - [.U50]) * 6); [.$P50])))" office:value-type="float" office:value="0.9325" calcext:value-type="float">
            <text:p>0.9325</text:p>
          </table:table-cell>
          <table:table-cell table:formula="of:=IF([.AC50]; [.$P50] + ([.$O50] - [.$P50]) * 6 * [.V50]; IF([.AD50]; [.$O50]; IF([.AE50]; [.$P50] + (([.$O50] - [.$P50]) * ((2/3) - [.V50]) * 6); [.$P50])))" office:value-type="float" office:value="0.835" calcext:value-type="float">
            <text:p>0.835</text:p>
          </table:table-cell>
          <table:table-cell table:formula="of:=ROUND([.AF50]*255)" office:value-type="float" office:value="246" calcext:value-type="float">
            <text:p>246</text:p>
          </table:table-cell>
          <table:table-cell table:formula="of:=ROUND([.AG50]*255)" office:value-type="float" office:value="238" calcext:value-type="float">
            <text:p>238</text:p>
          </table:table-cell>
          <table:table-cell table:formula="of:=ROUND([.AH50]*255)" office:value-type="float" office:value="213" calcext:value-type="float">
            <text:p>213</text:p>
          </table:table-cell>
        </table:table-row>
        <table:table-row table:style-name="ro3">
          <table:table-cell table:formula="of:=[.A50]" office:value-type="float" office:value="45" calcext:value-type="float">
            <text:p>45</text:p>
          </table:table-cell>
          <table:table-cell table:formula="of:=[.B50]" office:value-type="float" office:value="65" calcext:value-type="float">
            <text:p>65</text:p>
          </table:table-cell>
          <table:table-cell table:formula="of:=IF([.C$5]=[.C50]; 5; [.C50]+5)" office:value-type="float" office:value="95" calcext:value-type="float">
            <text:p>95</text:p>
          </table:table-cell>
          <table:table-cell table:formula="of:=[.AI51]&amp;&quot;, &quot;&amp;[.AJ51]&amp;&quot;, &quot;&amp;[.AK51]" office:value-type="string" office:string-value="251, 246, 234" calcext:value-type="string">
            <text:p>251, 246, 234</text:p>
          </table:table-cell>
          <table:table-cell table:formula="of:=DEC2HEX([.AI51]; 2)&amp;DEC2HEX([.AJ51]; 2)&amp;DEC2HEX([.AK51]; 2)" office:value-type="string" office:string-value="FBF6EA" calcext:value-type="string">
            <text:p>FBF6EA</text:p>
          </table:table-cell>
          <table:table-cell table:formula="of:=[.A51]/360" office:value-type="float" office:value="0.125" calcext:value-type="float">
            <text:p>0.125</text:p>
          </table:table-cell>
          <table:table-cell table:formula="of:=[.B51]/100" office:value-type="float" office:value="0.65" calcext:value-type="float">
            <text:p>0.65</text:p>
          </table:table-cell>
          <table:table-cell table:formula="of:=[.C51]/100" office:value-type="float" office:value="0.95" calcext:value-type="float">
            <text:p>0.95</text:p>
          </table:table-cell>
          <table:table-cell table:formula="of:=IF([.B51]&gt;0; TRUE(); FALSE())" office:value-type="boolean" office:boolean-value="true" calcext:value-type="boolean">
            <text:p>TRUE</text:p>
          </table:table-cell>
          <table:table-cell table:formula="of:=IF([.I51]; &quot;&quot;; ROUND([.C51]*2.55))">
            <text:p/>
          </table:table-cell>
          <table:table-cell table:formula="of:=[.J51]">
            <text:p/>
          </table:table-cell>
          <table:table-cell table:formula="of:=[.J51]">
            <text:p/>
          </table:table-cell>
          <table:table-cell table:formula="of:=[.H51] * (1 + [.G51])" office:value-type="float" office:value="1.5675" calcext:value-type="float">
            <text:p>1.5675</text:p>
          </table:table-cell>
          <table:table-cell table:formula="of:= ([.H51] + [.G51]) - ([.H51] * [.G51])" office:value-type="float" office:value="0.9825" calcext:value-type="float">
            <text:p>0.9825</text:p>
          </table:table-cell>
          <table:table-cell table:formula="of:=IF([.H51] &lt;= 0.5; [.M51]; [.N51])" office:value-type="float" office:value="0.9825" calcext:value-type="float">
            <text:p>0.9825</text:p>
          </table:table-cell>
          <table:table-cell table:formula="of:= (2 * [.H51]) - [.O51]" office:value-type="float" office:value="0.9175" calcext:value-type="float">
            <text:p>0.9175</text:p>
          </table:table-cell>
          <table:table-cell table:formula="of:=[.F51] + (1/3)" office:value-type="float" office:value="0.458333333333333" calcext:value-type="float">
            <text:p>0.458333333333333</text:p>
          </table:table-cell>
          <table:table-cell table:formula="of:=[.F51]" office:value-type="float" office:value="0.125" calcext:value-type="float">
            <text:p>0.125</text:p>
          </table:table-cell>
          <table:table-cell table:formula="of:=[.F51] - (1/3)" office:value-type="float" office:value="-0.208333333333333" calcext:value-type="float">
            <text:p>-0.208333333333333</text:p>
          </table:table-cell>
          <table:table-cell table:formula="of:=IF([.Q51]&lt;0; [.Q51]+1; IF([.Q51]&gt;1; [.Q51]-1; [.Q51]))" office:value-type="float" office:value="0.458333333333333" calcext:value-type="float">
            <text:p>0.458333333333333</text:p>
          </table:table-cell>
          <table:table-cell table:formula="of:=IF([.R51]&lt;0; [.R51]+1; IF([.R51]&gt;1; [.R51]-1; [.R51]))" office:value-type="float" office:value="0.125" calcext:value-type="float">
            <text:p>0.125</text:p>
          </table:table-cell>
          <table:table-cell table:formula="of:=IF([.S51]&lt;0; [.S51]+1; IF([.S51]&gt;1; [.S51]-1; [.S51]))" office:value-type="float" office:value="0.791666666666667" calcext:value-type="float">
            <text:p>0.791666666666667</text:p>
          </table:table-cell>
          <table:table-cell table:formula="of:=IF((6* [.T51]) &lt; 1; TRUE(); FALSE())" office:value-type="boolean" office:boolean-value="false" calcext:value-type="boolean">
            <text:p>FALSE</text:p>
          </table:table-cell>
          <table:table-cell table:formula="of:=IF((2* [.T51]) &lt; 1; TRUE(); FALSE())" office:value-type="boolean" office:boolean-value="true" calcext:value-type="boolean">
            <text:p>TRUE</text:p>
          </table:table-cell>
          <table:table-cell table:formula="of:=IF((3* [.T51]) &lt; 2; TRUE(); FALSE())" office:value-type="boolean" office:boolean-value="true" calcext:value-type="boolean">
            <text:p>TRUE</text:p>
          </table:table-cell>
          <table:table-cell table:formula="of:=IF((6* [.U51]) &lt; 1; TRUE(); FALSE())" office:value-type="boolean" office:boolean-value="true" calcext:value-type="boolean">
            <text:p>TRUE</text:p>
          </table:table-cell>
          <table:table-cell table:formula="of:=IF((2* [.U51]) &lt; 1; TRUE(); FALSE())" office:value-type="boolean" office:boolean-value="true" calcext:value-type="boolean">
            <text:p>TRUE</text:p>
          </table:table-cell>
          <table:table-cell table:formula="of:=IF((3* [.U51]) &lt; 2; TRUE(); FALSE())" office:value-type="boolean" office:boolean-value="true" calcext:value-type="boolean">
            <text:p>TRUE</text:p>
          </table:table-cell>
          <table:table-cell table:formula="of:=IF((6* [.V51]) &lt; 1; TRUE(); FALSE())" office:value-type="boolean" office:boolean-value="false" calcext:value-type="boolean">
            <text:p>FALSE</text:p>
          </table:table-cell>
          <table:table-cell table:formula="of:=IF((2* [.V51]) &lt; 1; TRUE(); FALSE())" office:value-type="boolean" office:boolean-value="false" calcext:value-type="boolean">
            <text:p>FALSE</text:p>
          </table:table-cell>
          <table:table-cell table:formula="of:=IF((3* [.V51]) &lt; 2; TRUE(); FALSE())" office:value-type="boolean" office:boolean-value="false" calcext:value-type="boolean">
            <text:p>FALSE</text:p>
          </table:table-cell>
          <table:table-cell table:formula="of:=IF([.W51]; [.$P51] + ([.$O51] - [.$P51]) * 6 * [.T51]; IF([.X51]; [.$O51]; IF([.Y51]; [.$P51] + (([.$O51] - [.$P51]) * ((2/3) - [.T51]) * 6); [.$P51])))" office:value-type="float" office:value="0.9825" calcext:value-type="float">
            <text:p>0.9825</text:p>
          </table:table-cell>
          <table:table-cell table:formula="of:=IF([.Z51]; [.$P51] + ([.$O51] - [.$P51]) * 6 * [.U51]; IF([.AA51]; [.$O51]; IF([.AB51]; [.$P51] + (([.$O51] - [.$P51]) * ((2/3) - [.U51]) * 6); [.$P51])))" office:value-type="float" office:value="0.96625" calcext:value-type="float">
            <text:p>0.96625</text:p>
          </table:table-cell>
          <table:table-cell table:formula="of:=IF([.AC51]; [.$P51] + ([.$O51] - [.$P51]) * 6 * [.V51]; IF([.AD51]; [.$O51]; IF([.AE51]; [.$P51] + (([.$O51] - [.$P51]) * ((2/3) - [.V51]) * 6); [.$P51])))" office:value-type="float" office:value="0.9175" calcext:value-type="float">
            <text:p>0.9175</text:p>
          </table:table-cell>
          <table:table-cell table:formula="of:=ROUND([.AF51]*255)" office:value-type="float" office:value="251" calcext:value-type="float">
            <text:p>251</text:p>
          </table:table-cell>
          <table:table-cell table:formula="of:=ROUND([.AG51]*255)" office:value-type="float" office:value="246" calcext:value-type="float">
            <text:p>246</text:p>
          </table:table-cell>
          <table:table-cell table:formula="of:=ROUND([.AH51]*255)" office:value-type="float" office:value="234" calcext:value-type="float">
            <text:p>234</text:p>
          </table:table-cell>
        </table:table-row>
        <table:table-row table:style-name="ro3">
          <table:table-cell table:formula="of:=[.A51]" office:value-type="float" office:value="45" calcext:value-type="float">
            <text:p>45</text:p>
          </table:table-cell>
          <table:table-cell table:formula="of:=[.B51]" office:value-type="float" office:value="65" calcext:value-type="float">
            <text:p>65</text:p>
          </table:table-cell>
          <table:table-cell table:style-name="Calc_20_Text_20__28_Alt_29_" table:formula="of:=[.C51]+1" office:value-type="float" office:value="96" calcext:value-type="float">
            <text:p>96</text:p>
          </table:table-cell>
          <table:table-cell table:formula="of:=[.AI52]&amp;&quot;, &quot;&amp;[.AJ52]&amp;&quot;, &quot;&amp;[.AK52]" office:value-type="string" office:string-value="251, 248, 238" calcext:value-type="string">
            <text:p>251, 248, 238</text:p>
          </table:table-cell>
          <table:table-cell table:formula="of:=DEC2HEX([.AI52]; 2)&amp;DEC2HEX([.AJ52]; 2)&amp;DEC2HEX([.AK52]; 2)" office:value-type="string" office:string-value="FBF8EE" calcext:value-type="string">
            <text:p>FBF8EE</text:p>
          </table:table-cell>
          <table:table-cell table:formula="of:=[.A52]/360" office:value-type="float" office:value="0.125" calcext:value-type="float">
            <text:p>0.125</text:p>
          </table:table-cell>
          <table:table-cell table:formula="of:=[.B52]/100" office:value-type="float" office:value="0.65" calcext:value-type="float">
            <text:p>0.65</text:p>
          </table:table-cell>
          <table:table-cell table:formula="of:=[.C52]/100" office:value-type="float" office:value="0.96" calcext:value-type="float">
            <text:p>0.96</text:p>
          </table:table-cell>
          <table:table-cell table:formula="of:=IF([.B52]&gt;0; TRUE(); FALSE())" office:value-type="boolean" office:boolean-value="true" calcext:value-type="boolean">
            <text:p>TRUE</text:p>
          </table:table-cell>
          <table:table-cell table:formula="of:=IF([.I52]; &quot;&quot;; ROUND([.C52]*2.55))">
            <text:p/>
          </table:table-cell>
          <table:table-cell table:formula="of:=[.J52]">
            <text:p/>
          </table:table-cell>
          <table:table-cell table:formula="of:=[.J52]">
            <text:p/>
          </table:table-cell>
          <table:table-cell table:formula="of:=[.H52] * (1 + [.G52])" office:value-type="float" office:value="1.584" calcext:value-type="float">
            <text:p>1.584</text:p>
          </table:table-cell>
          <table:table-cell table:formula="of:= ([.H52] + [.G52]) - ([.H52] * [.G52])" office:value-type="float" office:value="0.986" calcext:value-type="float">
            <text:p>0.986</text:p>
          </table:table-cell>
          <table:table-cell table:formula="of:=IF([.H52] &lt;= 0.5; [.M52]; [.N52])" office:value-type="float" office:value="0.986" calcext:value-type="float">
            <text:p>0.986</text:p>
          </table:table-cell>
          <table:table-cell table:formula="of:= (2 * [.H52]) - [.O52]" office:value-type="float" office:value="0.934" calcext:value-type="float">
            <text:p>0.934</text:p>
          </table:table-cell>
          <table:table-cell table:formula="of:=[.F52] + (1/3)" office:value-type="float" office:value="0.458333333333333" calcext:value-type="float">
            <text:p>0.458333333333333</text:p>
          </table:table-cell>
          <table:table-cell table:formula="of:=[.F52]" office:value-type="float" office:value="0.125" calcext:value-type="float">
            <text:p>0.125</text:p>
          </table:table-cell>
          <table:table-cell table:formula="of:=[.F52] - (1/3)" office:value-type="float" office:value="-0.208333333333333" calcext:value-type="float">
            <text:p>-0.208333333333333</text:p>
          </table:table-cell>
          <table:table-cell table:formula="of:=IF([.Q52]&lt;0; [.Q52]+1; IF([.Q52]&gt;1; [.Q52]-1; [.Q52]))" office:value-type="float" office:value="0.458333333333333" calcext:value-type="float">
            <text:p>0.458333333333333</text:p>
          </table:table-cell>
          <table:table-cell table:formula="of:=IF([.R52]&lt;0; [.R52]+1; IF([.R52]&gt;1; [.R52]-1; [.R52]))" office:value-type="float" office:value="0.125" calcext:value-type="float">
            <text:p>0.125</text:p>
          </table:table-cell>
          <table:table-cell table:formula="of:=IF([.S52]&lt;0; [.S52]+1; IF([.S52]&gt;1; [.S52]-1; [.S52]))" office:value-type="float" office:value="0.791666666666667" calcext:value-type="float">
            <text:p>0.791666666666667</text:p>
          </table:table-cell>
          <table:table-cell table:formula="of:=IF((6* [.T52]) &lt; 1; TRUE(); FALSE())" office:value-type="boolean" office:boolean-value="false" calcext:value-type="boolean">
            <text:p>FALSE</text:p>
          </table:table-cell>
          <table:table-cell table:formula="of:=IF((2* [.T52]) &lt; 1; TRUE(); FALSE())" office:value-type="boolean" office:boolean-value="true" calcext:value-type="boolean">
            <text:p>TRUE</text:p>
          </table:table-cell>
          <table:table-cell table:formula="of:=IF((3* [.T52]) &lt; 2; TRUE(); FALSE())" office:value-type="boolean" office:boolean-value="true" calcext:value-type="boolean">
            <text:p>TRUE</text:p>
          </table:table-cell>
          <table:table-cell table:formula="of:=IF((6* [.U52]) &lt; 1; TRUE(); FALSE())" office:value-type="boolean" office:boolean-value="true" calcext:value-type="boolean">
            <text:p>TRUE</text:p>
          </table:table-cell>
          <table:table-cell table:formula="of:=IF((2* [.U52]) &lt; 1; TRUE(); FALSE())" office:value-type="boolean" office:boolean-value="true" calcext:value-type="boolean">
            <text:p>TRUE</text:p>
          </table:table-cell>
          <table:table-cell table:formula="of:=IF((3* [.U52]) &lt; 2; TRUE(); FALSE())" office:value-type="boolean" office:boolean-value="true" calcext:value-type="boolean">
            <text:p>TRUE</text:p>
          </table:table-cell>
          <table:table-cell table:formula="of:=IF((6* [.V52]) &lt; 1; TRUE(); FALSE())" office:value-type="boolean" office:boolean-value="false" calcext:value-type="boolean">
            <text:p>FALSE</text:p>
          </table:table-cell>
          <table:table-cell table:formula="of:=IF((2* [.V52]) &lt; 1; TRUE(); FALSE())" office:value-type="boolean" office:boolean-value="false" calcext:value-type="boolean">
            <text:p>FALSE</text:p>
          </table:table-cell>
          <table:table-cell table:formula="of:=IF((3* [.V52]) &lt; 2; TRUE(); FALSE())" office:value-type="boolean" office:boolean-value="false" calcext:value-type="boolean">
            <text:p>FALSE</text:p>
          </table:table-cell>
          <table:table-cell table:formula="of:=IF([.W52]; [.$P52] + ([.$O52] - [.$P52]) * 6 * [.T52]; IF([.X52]; [.$O52]; IF([.Y52]; [.$P52] + (([.$O52] - [.$P52]) * ((2/3) - [.T52]) * 6); [.$P52])))" office:value-type="float" office:value="0.986" calcext:value-type="float">
            <text:p>0.986</text:p>
          </table:table-cell>
          <table:table-cell table:formula="of:=IF([.Z52]; [.$P52] + ([.$O52] - [.$P52]) * 6 * [.U52]; IF([.AA52]; [.$O52]; IF([.AB52]; [.$P52] + (([.$O52] - [.$P52]) * ((2/3) - [.U52]) * 6); [.$P52])))" office:value-type="float" office:value="0.973" calcext:value-type="float">
            <text:p>0.973</text:p>
          </table:table-cell>
          <table:table-cell table:formula="of:=IF([.AC52]; [.$P52] + ([.$O52] - [.$P52]) * 6 * [.V52]; IF([.AD52]; [.$O52]; IF([.AE52]; [.$P52] + (([.$O52] - [.$P52]) * ((2/3) - [.V52]) * 6); [.$P52])))" office:value-type="float" office:value="0.934" calcext:value-type="float">
            <text:p>0.934</text:p>
          </table:table-cell>
          <table:table-cell table:formula="of:=ROUND([.AF52]*255)" office:value-type="float" office:value="251" calcext:value-type="float">
            <text:p>251</text:p>
          </table:table-cell>
          <table:table-cell table:formula="of:=ROUND([.AG52]*255)" office:value-type="float" office:value="248" calcext:value-type="float">
            <text:p>248</text:p>
          </table:table-cell>
          <table:table-cell table:formula="of:=ROUND([.AH52]*255)" office:value-type="float" office:value="238" calcext:value-type="float">
            <text:p>238</text:p>
          </table:table-cell>
        </table:table-row>
        <table:table-row table:style-name="ro3">
          <table:table-cell table:formula="of:=[.A52]" office:value-type="float" office:value="45" calcext:value-type="float">
            <text:p>45</text:p>
          </table:table-cell>
          <table:table-cell table:formula="of:=[.B52]" office:value-type="float" office:value="65" calcext:value-type="float">
            <text:p>65</text:p>
          </table:table-cell>
          <table:table-cell table:style-name="Calc_20_Text_20__28_Alt_29_" table:formula="of:=[.C52]+1" office:value-type="float" office:value="97" calcext:value-type="float">
            <text:p>97</text:p>
          </table:table-cell>
          <table:table-cell table:formula="of:=[.AI53]&amp;&quot;, &quot;&amp;[.AJ53]&amp;&quot;, &quot;&amp;[.AK53]" office:value-type="string" office:string-value="252, 250, 242" calcext:value-type="string">
            <text:p>252, 250, 242</text:p>
          </table:table-cell>
          <table:table-cell table:formula="of:=DEC2HEX([.AI53]; 2)&amp;DEC2HEX([.AJ53]; 2)&amp;DEC2HEX([.AK53]; 2)" office:value-type="string" office:string-value="FCFAF2" calcext:value-type="string">
            <text:p>FCFAF2</text:p>
          </table:table-cell>
          <table:table-cell table:formula="of:=[.A53]/360" office:value-type="float" office:value="0.125" calcext:value-type="float">
            <text:p>0.125</text:p>
          </table:table-cell>
          <table:table-cell table:formula="of:=[.B53]/100" office:value-type="float" office:value="0.65" calcext:value-type="float">
            <text:p>0.65</text:p>
          </table:table-cell>
          <table:table-cell table:formula="of:=[.C53]/100" office:value-type="float" office:value="0.97" calcext:value-type="float">
            <text:p>0.97</text:p>
          </table:table-cell>
          <table:table-cell table:formula="of:=IF([.B53]&gt;0; TRUE(); FALSE())" office:value-type="boolean" office:boolean-value="true" calcext:value-type="boolean">
            <text:p>TRUE</text:p>
          </table:table-cell>
          <table:table-cell table:formula="of:=IF([.I53]; &quot;&quot;; ROUND([.C53]*2.55))">
            <text:p/>
          </table:table-cell>
          <table:table-cell table:formula="of:=[.J53]">
            <text:p/>
          </table:table-cell>
          <table:table-cell table:formula="of:=[.J53]">
            <text:p/>
          </table:table-cell>
          <table:table-cell table:formula="of:=[.H53] * (1 + [.G53])" office:value-type="float" office:value="1.6005" calcext:value-type="float">
            <text:p>1.6005</text:p>
          </table:table-cell>
          <table:table-cell table:formula="of:= ([.H53] + [.G53]) - ([.H53] * [.G53])" office:value-type="float" office:value="0.9895" calcext:value-type="float">
            <text:p>0.9895</text:p>
          </table:table-cell>
          <table:table-cell table:formula="of:=IF([.H53] &lt;= 0.5; [.M53]; [.N53])" office:value-type="float" office:value="0.9895" calcext:value-type="float">
            <text:p>0.9895</text:p>
          </table:table-cell>
          <table:table-cell table:formula="of:= (2 * [.H53]) - [.O53]" office:value-type="float" office:value="0.9505" calcext:value-type="float">
            <text:p>0.9505</text:p>
          </table:table-cell>
          <table:table-cell table:formula="of:=[.F53] + (1/3)" office:value-type="float" office:value="0.458333333333333" calcext:value-type="float">
            <text:p>0.458333333333333</text:p>
          </table:table-cell>
          <table:table-cell table:formula="of:=[.F53]" office:value-type="float" office:value="0.125" calcext:value-type="float">
            <text:p>0.125</text:p>
          </table:table-cell>
          <table:table-cell table:formula="of:=[.F53] - (1/3)" office:value-type="float" office:value="-0.208333333333333" calcext:value-type="float">
            <text:p>-0.208333333333333</text:p>
          </table:table-cell>
          <table:table-cell table:formula="of:=IF([.Q53]&lt;0; [.Q53]+1; IF([.Q53]&gt;1; [.Q53]-1; [.Q53]))" office:value-type="float" office:value="0.458333333333333" calcext:value-type="float">
            <text:p>0.458333333333333</text:p>
          </table:table-cell>
          <table:table-cell table:formula="of:=IF([.R53]&lt;0; [.R53]+1; IF([.R53]&gt;1; [.R53]-1; [.R53]))" office:value-type="float" office:value="0.125" calcext:value-type="float">
            <text:p>0.125</text:p>
          </table:table-cell>
          <table:table-cell table:formula="of:=IF([.S53]&lt;0; [.S53]+1; IF([.S53]&gt;1; [.S53]-1; [.S53]))" office:value-type="float" office:value="0.791666666666667" calcext:value-type="float">
            <text:p>0.791666666666667</text:p>
          </table:table-cell>
          <table:table-cell table:formula="of:=IF((6* [.T53]) &lt; 1; TRUE(); FALSE())" office:value-type="boolean" office:boolean-value="false" calcext:value-type="boolean">
            <text:p>FALSE</text:p>
          </table:table-cell>
          <table:table-cell table:formula="of:=IF((2* [.T53]) &lt; 1; TRUE(); FALSE())" office:value-type="boolean" office:boolean-value="true" calcext:value-type="boolean">
            <text:p>TRUE</text:p>
          </table:table-cell>
          <table:table-cell table:formula="of:=IF((3* [.T53]) &lt; 2; TRUE(); FALSE())" office:value-type="boolean" office:boolean-value="true" calcext:value-type="boolean">
            <text:p>TRUE</text:p>
          </table:table-cell>
          <table:table-cell table:formula="of:=IF((6* [.U53]) &lt; 1; TRUE(); FALSE())" office:value-type="boolean" office:boolean-value="true" calcext:value-type="boolean">
            <text:p>TRUE</text:p>
          </table:table-cell>
          <table:table-cell table:formula="of:=IF((2* [.U53]) &lt; 1; TRUE(); FALSE())" office:value-type="boolean" office:boolean-value="true" calcext:value-type="boolean">
            <text:p>TRUE</text:p>
          </table:table-cell>
          <table:table-cell table:formula="of:=IF((3* [.U53]) &lt; 2; TRUE(); FALSE())" office:value-type="boolean" office:boolean-value="true" calcext:value-type="boolean">
            <text:p>TRUE</text:p>
          </table:table-cell>
          <table:table-cell table:formula="of:=IF((6* [.V53]) &lt; 1; TRUE(); FALSE())" office:value-type="boolean" office:boolean-value="false" calcext:value-type="boolean">
            <text:p>FALSE</text:p>
          </table:table-cell>
          <table:table-cell table:formula="of:=IF((2* [.V53]) &lt; 1; TRUE(); FALSE())" office:value-type="boolean" office:boolean-value="false" calcext:value-type="boolean">
            <text:p>FALSE</text:p>
          </table:table-cell>
          <table:table-cell table:formula="of:=IF((3* [.V53]) &lt; 2; TRUE(); FALSE())" office:value-type="boolean" office:boolean-value="false" calcext:value-type="boolean">
            <text:p>FALSE</text:p>
          </table:table-cell>
          <table:table-cell table:formula="of:=IF([.W53]; [.$P53] + ([.$O53] - [.$P53]) * 6 * [.T53]; IF([.X53]; [.$O53]; IF([.Y53]; [.$P53] + (([.$O53] - [.$P53]) * ((2/3) - [.T53]) * 6); [.$P53])))" office:value-type="float" office:value="0.9895" calcext:value-type="float">
            <text:p>0.9895</text:p>
          </table:table-cell>
          <table:table-cell table:formula="of:=IF([.Z53]; [.$P53] + ([.$O53] - [.$P53]) * 6 * [.U53]; IF([.AA53]; [.$O53]; IF([.AB53]; [.$P53] + (([.$O53] - [.$P53]) * ((2/3) - [.U53]) * 6); [.$P53])))" office:value-type="float" office:value="0.97975" calcext:value-type="float">
            <text:p>0.97975</text:p>
          </table:table-cell>
          <table:table-cell table:formula="of:=IF([.AC53]; [.$P53] + ([.$O53] - [.$P53]) * 6 * [.V53]; IF([.AD53]; [.$O53]; IF([.AE53]; [.$P53] + (([.$O53] - [.$P53]) * ((2/3) - [.V53]) * 6); [.$P53])))" office:value-type="float" office:value="0.9505" calcext:value-type="float">
            <text:p>0.9505</text:p>
          </table:table-cell>
          <table:table-cell table:formula="of:=ROUND([.AF53]*255)" office:value-type="float" office:value="252" calcext:value-type="float">
            <text:p>252</text:p>
          </table:table-cell>
          <table:table-cell table:formula="of:=ROUND([.AG53]*255)" office:value-type="float" office:value="250" calcext:value-type="float">
            <text:p>250</text:p>
          </table:table-cell>
          <table:table-cell table:formula="of:=ROUND([.AH53]*255)" office:value-type="float" office:value="242" calcext:value-type="float">
            <text:p>242</text:p>
          </table:table-cell>
        </table:table-row>
        <table:table-row table:style-name="ro3">
          <table:table-cell table:formula="of:=[.A53]" office:value-type="float" office:value="45" calcext:value-type="float">
            <text:p>45</text:p>
          </table:table-cell>
          <table:table-cell table:formula="of:=[.B53]" office:value-type="float" office:value="65" calcext:value-type="float">
            <text:p>65</text:p>
          </table:table-cell>
          <table:table-cell table:style-name="Calc_20_Text_20__28_Alt_29_" table:formula="of:=[.C53]+1" office:value-type="float" office:value="98" calcext:value-type="float">
            <text:p>98</text:p>
          </table:table-cell>
          <table:table-cell table:formula="of:=[.AI54]&amp;&quot;, &quot;&amp;[.AJ54]&amp;&quot;, &quot;&amp;[.AK54]" office:value-type="string" office:string-value="253, 252, 247" calcext:value-type="string">
            <text:p>253, 252, 247</text:p>
          </table:table-cell>
          <table:table-cell table:formula="of:=DEC2HEX([.AI54]; 2)&amp;DEC2HEX([.AJ54]; 2)&amp;DEC2HEX([.AK54]; 2)" office:value-type="string" office:string-value="FDFCF7" calcext:value-type="string">
            <text:p>FDFCF7</text:p>
          </table:table-cell>
          <table:table-cell table:formula="of:=[.A54]/360" office:value-type="float" office:value="0.125" calcext:value-type="float">
            <text:p>0.125</text:p>
          </table:table-cell>
          <table:table-cell table:formula="of:=[.B54]/100" office:value-type="float" office:value="0.65" calcext:value-type="float">
            <text:p>0.65</text:p>
          </table:table-cell>
          <table:table-cell table:formula="of:=[.C54]/100" office:value-type="float" office:value="0.98" calcext:value-type="float">
            <text:p>0.98</text:p>
          </table:table-cell>
          <table:table-cell table:formula="of:=IF([.B54]&gt;0; TRUE(); FALSE())" office:value-type="boolean" office:boolean-value="true" calcext:value-type="boolean">
            <text:p>TRUE</text:p>
          </table:table-cell>
          <table:table-cell table:formula="of:=IF([.I54]; &quot;&quot;; ROUND([.C54]*2.55))">
            <text:p/>
          </table:table-cell>
          <table:table-cell table:formula="of:=[.J54]">
            <text:p/>
          </table:table-cell>
          <table:table-cell table:formula="of:=[.J54]">
            <text:p/>
          </table:table-cell>
          <table:table-cell table:formula="of:=[.H54] * (1 + [.G54])" office:value-type="float" office:value="1.617" calcext:value-type="float">
            <text:p>1.617</text:p>
          </table:table-cell>
          <table:table-cell table:formula="of:= ([.H54] + [.G54]) - ([.H54] * [.G54])" office:value-type="float" office:value="0.993" calcext:value-type="float">
            <text:p>0.993</text:p>
          </table:table-cell>
          <table:table-cell table:formula="of:=IF([.H54] &lt;= 0.5; [.M54]; [.N54])" office:value-type="float" office:value="0.993" calcext:value-type="float">
            <text:p>0.993</text:p>
          </table:table-cell>
          <table:table-cell table:formula="of:= (2 * [.H54]) - [.O54]" office:value-type="float" office:value="0.967" calcext:value-type="float">
            <text:p>0.967</text:p>
          </table:table-cell>
          <table:table-cell table:formula="of:=[.F54] + (1/3)" office:value-type="float" office:value="0.458333333333333" calcext:value-type="float">
            <text:p>0.458333333333333</text:p>
          </table:table-cell>
          <table:table-cell table:formula="of:=[.F54]" office:value-type="float" office:value="0.125" calcext:value-type="float">
            <text:p>0.125</text:p>
          </table:table-cell>
          <table:table-cell table:formula="of:=[.F54] - (1/3)" office:value-type="float" office:value="-0.208333333333333" calcext:value-type="float">
            <text:p>-0.208333333333333</text:p>
          </table:table-cell>
          <table:table-cell table:formula="of:=IF([.Q54]&lt;0; [.Q54]+1; IF([.Q54]&gt;1; [.Q54]-1; [.Q54]))" office:value-type="float" office:value="0.458333333333333" calcext:value-type="float">
            <text:p>0.458333333333333</text:p>
          </table:table-cell>
          <table:table-cell table:formula="of:=IF([.R54]&lt;0; [.R54]+1; IF([.R54]&gt;1; [.R54]-1; [.R54]))" office:value-type="float" office:value="0.125" calcext:value-type="float">
            <text:p>0.125</text:p>
          </table:table-cell>
          <table:table-cell table:formula="of:=IF([.S54]&lt;0; [.S54]+1; IF([.S54]&gt;1; [.S54]-1; [.S54]))" office:value-type="float" office:value="0.791666666666667" calcext:value-type="float">
            <text:p>0.791666666666667</text:p>
          </table:table-cell>
          <table:table-cell table:formula="of:=IF((6* [.T54]) &lt; 1; TRUE(); FALSE())" office:value-type="boolean" office:boolean-value="false" calcext:value-type="boolean">
            <text:p>FALSE</text:p>
          </table:table-cell>
          <table:table-cell table:formula="of:=IF((2* [.T54]) &lt; 1; TRUE(); FALSE())" office:value-type="boolean" office:boolean-value="true" calcext:value-type="boolean">
            <text:p>TRUE</text:p>
          </table:table-cell>
          <table:table-cell table:formula="of:=IF((3* [.T54]) &lt; 2; TRUE(); FALSE())" office:value-type="boolean" office:boolean-value="true" calcext:value-type="boolean">
            <text:p>TRUE</text:p>
          </table:table-cell>
          <table:table-cell table:formula="of:=IF((6* [.U54]) &lt; 1; TRUE(); FALSE())" office:value-type="boolean" office:boolean-value="true" calcext:value-type="boolean">
            <text:p>TRUE</text:p>
          </table:table-cell>
          <table:table-cell table:formula="of:=IF((2* [.U54]) &lt; 1; TRUE(); FALSE())" office:value-type="boolean" office:boolean-value="true" calcext:value-type="boolean">
            <text:p>TRUE</text:p>
          </table:table-cell>
          <table:table-cell table:formula="of:=IF((3* [.U54]) &lt; 2; TRUE(); FALSE())" office:value-type="boolean" office:boolean-value="true" calcext:value-type="boolean">
            <text:p>TRUE</text:p>
          </table:table-cell>
          <table:table-cell table:formula="of:=IF((6* [.V54]) &lt; 1; TRUE(); FALSE())" office:value-type="boolean" office:boolean-value="false" calcext:value-type="boolean">
            <text:p>FALSE</text:p>
          </table:table-cell>
          <table:table-cell table:formula="of:=IF((2* [.V54]) &lt; 1; TRUE(); FALSE())" office:value-type="boolean" office:boolean-value="false" calcext:value-type="boolean">
            <text:p>FALSE</text:p>
          </table:table-cell>
          <table:table-cell table:formula="of:=IF((3* [.V54]) &lt; 2; TRUE(); FALSE())" office:value-type="boolean" office:boolean-value="false" calcext:value-type="boolean">
            <text:p>FALSE</text:p>
          </table:table-cell>
          <table:table-cell table:formula="of:=IF([.W54]; [.$P54] + ([.$O54] - [.$P54]) * 6 * [.T54]; IF([.X54]; [.$O54]; IF([.Y54]; [.$P54] + (([.$O54] - [.$P54]) * ((2/3) - [.T54]) * 6); [.$P54])))" office:value-type="float" office:value="0.993" calcext:value-type="float">
            <text:p>0.993</text:p>
          </table:table-cell>
          <table:table-cell table:formula="of:=IF([.Z54]; [.$P54] + ([.$O54] - [.$P54]) * 6 * [.U54]; IF([.AA54]; [.$O54]; IF([.AB54]; [.$P54] + (([.$O54] - [.$P54]) * ((2/3) - [.U54]) * 6); [.$P54])))" office:value-type="float" office:value="0.9865" calcext:value-type="float">
            <text:p>0.9865</text:p>
          </table:table-cell>
          <table:table-cell table:formula="of:=IF([.AC54]; [.$P54] + ([.$O54] - [.$P54]) * 6 * [.V54]; IF([.AD54]; [.$O54]; IF([.AE54]; [.$P54] + (([.$O54] - [.$P54]) * ((2/3) - [.V54]) * 6); [.$P54])))" office:value-type="float" office:value="0.967" calcext:value-type="float">
            <text:p>0.967</text:p>
          </table:table-cell>
          <table:table-cell table:formula="of:=ROUND([.AF54]*255)" office:value-type="float" office:value="253" calcext:value-type="float">
            <text:p>253</text:p>
          </table:table-cell>
          <table:table-cell table:formula="of:=ROUND([.AG54]*255)" office:value-type="float" office:value="252" calcext:value-type="float">
            <text:p>252</text:p>
          </table:table-cell>
          <table:table-cell table:formula="of:=ROUND([.AH54]*255)" office:value-type="float" office:value="247" calcext:value-type="float">
            <text:p>247</text:p>
          </table:table-cell>
        </table:table-row>
        <table:table-row table:style-name="ro3">
          <table:table-cell table:formula="of:=[.A54]" office:value-type="float" office:value="45" calcext:value-type="float">
            <text:p>45</text:p>
          </table:table-cell>
          <table:table-cell table:formula="of:=[.B54]" office:value-type="float" office:value="65" calcext:value-type="float">
            <text:p>65</text:p>
          </table:table-cell>
          <table:table-cell table:style-name="Calc_20_Text_20__28_Alt_29_" table:formula="of:=[.C54]+1" office:value-type="float" office:value="99" calcext:value-type="float">
            <text:p>99</text:p>
          </table:table-cell>
          <table:table-cell table:formula="of:=[.AI55]&amp;&quot;, &quot;&amp;[.AJ55]&amp;&quot;, &quot;&amp;[.AK55]" office:value-type="string" office:string-value="254, 253, 251" calcext:value-type="string">
            <text:p>254, 253, 251</text:p>
          </table:table-cell>
          <table:table-cell table:formula="of:=DEC2HEX([.AI55]; 2)&amp;DEC2HEX([.AJ55]; 2)&amp;DEC2HEX([.AK55]; 2)" office:value-type="string" office:string-value="FEFDFB" calcext:value-type="string">
            <text:p>FEFDFB</text:p>
          </table:table-cell>
          <table:table-cell table:formula="of:=[.A55]/360" office:value-type="float" office:value="0.125" calcext:value-type="float">
            <text:p>0.125</text:p>
          </table:table-cell>
          <table:table-cell table:formula="of:=[.B55]/100" office:value-type="float" office:value="0.65" calcext:value-type="float">
            <text:p>0.65</text:p>
          </table:table-cell>
          <table:table-cell table:formula="of:=[.C55]/100" office:value-type="float" office:value="0.99" calcext:value-type="float">
            <text:p>0.99</text:p>
          </table:table-cell>
          <table:table-cell table:formula="of:=IF([.B55]&gt;0; TRUE(); FALSE())" office:value-type="boolean" office:boolean-value="true" calcext:value-type="boolean">
            <text:p>TRUE</text:p>
          </table:table-cell>
          <table:table-cell table:formula="of:=IF([.I55]; &quot;&quot;; ROUND([.C55]*2.55))">
            <text:p/>
          </table:table-cell>
          <table:table-cell table:formula="of:=[.J55]">
            <text:p/>
          </table:table-cell>
          <table:table-cell table:formula="of:=[.J55]">
            <text:p/>
          </table:table-cell>
          <table:table-cell table:formula="of:=[.H55] * (1 + [.G55])" office:value-type="float" office:value="1.6335" calcext:value-type="float">
            <text:p>1.6335</text:p>
          </table:table-cell>
          <table:table-cell table:formula="of:= ([.H55] + [.G55]) - ([.H55] * [.G55])" office:value-type="float" office:value="0.9965" calcext:value-type="float">
            <text:p>0.9965</text:p>
          </table:table-cell>
          <table:table-cell table:formula="of:=IF([.H55] &lt;= 0.5; [.M55]; [.N55])" office:value-type="float" office:value="0.9965" calcext:value-type="float">
            <text:p>0.9965</text:p>
          </table:table-cell>
          <table:table-cell table:formula="of:= (2 * [.H55]) - [.O55]" office:value-type="float" office:value="0.9835" calcext:value-type="float">
            <text:p>0.9835</text:p>
          </table:table-cell>
          <table:table-cell table:formula="of:=[.F55] + (1/3)" office:value-type="float" office:value="0.458333333333333" calcext:value-type="float">
            <text:p>0.458333333333333</text:p>
          </table:table-cell>
          <table:table-cell table:formula="of:=[.F55]" office:value-type="float" office:value="0.125" calcext:value-type="float">
            <text:p>0.125</text:p>
          </table:table-cell>
          <table:table-cell table:formula="of:=[.F55] - (1/3)" office:value-type="float" office:value="-0.208333333333333" calcext:value-type="float">
            <text:p>-0.208333333333333</text:p>
          </table:table-cell>
          <table:table-cell table:formula="of:=IF([.Q55]&lt;0; [.Q55]+1; IF([.Q55]&gt;1; [.Q55]-1; [.Q55]))" office:value-type="float" office:value="0.458333333333333" calcext:value-type="float">
            <text:p>0.458333333333333</text:p>
          </table:table-cell>
          <table:table-cell table:formula="of:=IF([.R55]&lt;0; [.R55]+1; IF([.R55]&gt;1; [.R55]-1; [.R55]))" office:value-type="float" office:value="0.125" calcext:value-type="float">
            <text:p>0.125</text:p>
          </table:table-cell>
          <table:table-cell table:formula="of:=IF([.S55]&lt;0; [.S55]+1; IF([.S55]&gt;1; [.S55]-1; [.S55]))" office:value-type="float" office:value="0.791666666666667" calcext:value-type="float">
            <text:p>0.791666666666667</text:p>
          </table:table-cell>
          <table:table-cell table:formula="of:=IF((6* [.T55]) &lt; 1; TRUE(); FALSE())" office:value-type="boolean" office:boolean-value="false" calcext:value-type="boolean">
            <text:p>FALSE</text:p>
          </table:table-cell>
          <table:table-cell table:formula="of:=IF((2* [.T55]) &lt; 1; TRUE(); FALSE())" office:value-type="boolean" office:boolean-value="true" calcext:value-type="boolean">
            <text:p>TRUE</text:p>
          </table:table-cell>
          <table:table-cell table:formula="of:=IF((3* [.T55]) &lt; 2; TRUE(); FALSE())" office:value-type="boolean" office:boolean-value="true" calcext:value-type="boolean">
            <text:p>TRUE</text:p>
          </table:table-cell>
          <table:table-cell table:formula="of:=IF((6* [.U55]) &lt; 1; TRUE(); FALSE())" office:value-type="boolean" office:boolean-value="true" calcext:value-type="boolean">
            <text:p>TRUE</text:p>
          </table:table-cell>
          <table:table-cell table:formula="of:=IF((2* [.U55]) &lt; 1; TRUE(); FALSE())" office:value-type="boolean" office:boolean-value="true" calcext:value-type="boolean">
            <text:p>TRUE</text:p>
          </table:table-cell>
          <table:table-cell table:formula="of:=IF((3* [.U55]) &lt; 2; TRUE(); FALSE())" office:value-type="boolean" office:boolean-value="true" calcext:value-type="boolean">
            <text:p>TRUE</text:p>
          </table:table-cell>
          <table:table-cell table:formula="of:=IF((6* [.V55]) &lt; 1; TRUE(); FALSE())" office:value-type="boolean" office:boolean-value="false" calcext:value-type="boolean">
            <text:p>FALSE</text:p>
          </table:table-cell>
          <table:table-cell table:formula="of:=IF((2* [.V55]) &lt; 1; TRUE(); FALSE())" office:value-type="boolean" office:boolean-value="false" calcext:value-type="boolean">
            <text:p>FALSE</text:p>
          </table:table-cell>
          <table:table-cell table:formula="of:=IF((3* [.V55]) &lt; 2; TRUE(); FALSE())" office:value-type="boolean" office:boolean-value="false" calcext:value-type="boolean">
            <text:p>FALSE</text:p>
          </table:table-cell>
          <table:table-cell table:formula="of:=IF([.W55]; [.$P55] + ([.$O55] - [.$P55]) * 6 * [.T55]; IF([.X55]; [.$O55]; IF([.Y55]; [.$P55] + (([.$O55] - [.$P55]) * ((2/3) - [.T55]) * 6); [.$P55])))" office:value-type="float" office:value="0.9965" calcext:value-type="float">
            <text:p>0.9965</text:p>
          </table:table-cell>
          <table:table-cell table:formula="of:=IF([.Z55]; [.$P55] + ([.$O55] - [.$P55]) * 6 * [.U55]; IF([.AA55]; [.$O55]; IF([.AB55]; [.$P55] + (([.$O55] - [.$P55]) * ((2/3) - [.U55]) * 6); [.$P55])))" office:value-type="float" office:value="0.99325" calcext:value-type="float">
            <text:p>0.99325</text:p>
          </table:table-cell>
          <table:table-cell table:formula="of:=IF([.AC55]; [.$P55] + ([.$O55] - [.$P55]) * 6 * [.V55]; IF([.AD55]; [.$O55]; IF([.AE55]; [.$P55] + (([.$O55] - [.$P55]) * ((2/3) - [.V55]) * 6); [.$P55])))" office:value-type="float" office:value="0.9835" calcext:value-type="float">
            <text:p>0.9835</text:p>
          </table:table-cell>
          <table:table-cell table:formula="of:=ROUND([.AF55]*255)" office:value-type="float" office:value="254" calcext:value-type="float">
            <text:p>254</text:p>
          </table:table-cell>
          <table:table-cell table:formula="of:=ROUND([.AG55]*255)" office:value-type="float" office:value="253" calcext:value-type="float">
            <text:p>253</text:p>
          </table:table-cell>
          <table:table-cell table:formula="of:=ROUND([.AH55]*255)" office:value-type="float" office:value="251" calcext:value-type="float">
            <text:p>251</text:p>
          </table:table-cell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ection_29_" office:value-type="string" calcext:value-type="string">
            <text:p>Yellow</text:p>
          </table:table-cell>
          <table:table-cell table:style-name="Default" table:number-columns-repeated="36"/>
        </table:table-row>
        <table:table-row table:style-name="ro6">
          <table:table-cell table:style-name="ce8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8" office:value-type="string" calcext:value-type="string">
            <text:p>RG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Alt_29_" table:formula="of:=[.A33]+45" office:value-type="float" office:value="90" calcext:value-type="float">
            <text:p>90</text:p>
          </table:table-cell>
          <table:table-cell table:style-name="Calc_20_Text_20__28_Alt_29_" table:formula="of:=[.B33]" office:value-type="float" office:value="65" calcext:value-type="float">
            <text:p>65</text:p>
          </table:table-cell>
          <table:table-cell table:formula="of:=IF([.C$5]=[.C59]; 5; [.C59]+5)" office:value-type="float" office:value="5" calcext:value-type="float">
            <text:p>5</text:p>
          </table:table-cell>
          <table:table-cell table:formula="of:=[.AI60]&amp;&quot;, &quot;&amp;[.AJ60]&amp;&quot;, &quot;&amp;[.AK60]" office:value-type="string" office:string-value="13, 21, 4" calcext:value-type="string">
            <text:p>13, 21, 4</text:p>
          </table:table-cell>
          <table:table-cell table:formula="of:=DEC2HEX([.AI60]; 2)&amp;DEC2HEX([.AJ60]; 2)&amp;DEC2HEX([.AK60]; 2)" office:value-type="string" office:string-value="0D1504" calcext:value-type="string">
            <text:p>0D1504</text:p>
          </table:table-cell>
          <table:table-cell table:formula="of:=[.A60]/360" office:value-type="float" office:value="0.25" calcext:value-type="float">
            <text:p>0.25</text:p>
          </table:table-cell>
          <table:table-cell table:formula="of:=[.B60]/100" office:value-type="float" office:value="0.65" calcext:value-type="float">
            <text:p>0.65</text:p>
          </table:table-cell>
          <table:table-cell table:formula="of:=[.C60]/100" office:value-type="float" office:value="0.05" calcext:value-type="float">
            <text:p>0.05</text:p>
          </table:table-cell>
          <table:table-cell table:formula="of:=IF([.B60]&gt;0; TRUE(); FALSE())" office:value-type="boolean" office:boolean-value="true" calcext:value-type="boolean">
            <text:p>TRUE</text:p>
          </table:table-cell>
          <table:table-cell table:formula="of:=IF([.I60]; &quot;&quot;; ROUND([.C60]*2.55))">
            <text:p/>
          </table:table-cell>
          <table:table-cell table:formula="of:=[.J60]">
            <text:p/>
          </table:table-cell>
          <table:table-cell table:formula="of:=[.J60]">
            <text:p/>
          </table:table-cell>
          <table:table-cell table:formula="of:=[.H60] * (1 + [.G60])" office:value-type="float" office:value="0.0825" calcext:value-type="float">
            <text:p>0.0825</text:p>
          </table:table-cell>
          <table:table-cell table:formula="of:= ([.H60] + [.G60]) - ([.H60] * [.G60])" office:value-type="float" office:value="0.6675" calcext:value-type="float">
            <text:p>0.6675</text:p>
          </table:table-cell>
          <table:table-cell table:formula="of:=IF([.H60] &lt;= 0.5; [.M60]; [.N60])" office:value-type="float" office:value="0.0825" calcext:value-type="float">
            <text:p>0.0825</text:p>
          </table:table-cell>
          <table:table-cell table:formula="of:= (2 * [.H60]) - [.O60]" office:value-type="float" office:value="0.0175" calcext:value-type="float">
            <text:p>0.0175</text:p>
          </table:table-cell>
          <table:table-cell table:formula="of:=[.F60] + (1/3)" office:value-type="float" office:value="0.583333333333333" calcext:value-type="float">
            <text:p>0.583333333333333</text:p>
          </table:table-cell>
          <table:table-cell table:formula="of:=[.F60]" office:value-type="float" office:value="0.25" calcext:value-type="float">
            <text:p>0.25</text:p>
          </table:table-cell>
          <table:table-cell table:formula="of:=[.F60] - (1/3)" office:value-type="float" office:value="-0.0833333333333333" calcext:value-type="float">
            <text:p>-0.0833333333333333</text:p>
          </table:table-cell>
          <table:table-cell table:formula="of:=IF([.Q60]&lt;0; [.Q60]+1; IF([.Q60]&gt;1; [.Q60]-1; [.Q60]))" office:value-type="float" office:value="0.583333333333333" calcext:value-type="float">
            <text:p>0.583333333333333</text:p>
          </table:table-cell>
          <table:table-cell table:formula="of:=IF([.R60]&lt;0; [.R60]+1; IF([.R60]&gt;1; [.R60]-1; [.R60]))" office:value-type="float" office:value="0.25" calcext:value-type="float">
            <text:p>0.25</text:p>
          </table:table-cell>
          <table:table-cell table:formula="of:=IF([.S60]&lt;0; [.S60]+1; IF([.S60]&gt;1; [.S60]-1; [.S60]))" office:value-type="float" office:value="0.916666666666667" calcext:value-type="float">
            <text:p>0.916666666666667</text:p>
          </table:table-cell>
          <table:table-cell table:formula="of:=IF((6* [.T60]) &lt; 1; TRUE(); FALSE())" office:value-type="boolean" office:boolean-value="false" calcext:value-type="boolean">
            <text:p>FALSE</text:p>
          </table:table-cell>
          <table:table-cell table:formula="of:=IF((2* [.T60]) &lt; 1; TRUE(); FALSE())" office:value-type="boolean" office:boolean-value="false" calcext:value-type="boolean">
            <text:p>FALSE</text:p>
          </table:table-cell>
          <table:table-cell table:formula="of:=IF((3* [.T60]) &lt; 2; TRUE(); FALSE())" office:value-type="boolean" office:boolean-value="true" calcext:value-type="boolean">
            <text:p>TRUE</text:p>
          </table:table-cell>
          <table:table-cell table:formula="of:=IF((6* [.U60]) &lt; 1; TRUE(); FALSE())" office:value-type="boolean" office:boolean-value="false" calcext:value-type="boolean">
            <text:p>FALSE</text:p>
          </table:table-cell>
          <table:table-cell table:formula="of:=IF((2* [.U60]) &lt; 1; TRUE(); FALSE())" office:value-type="boolean" office:boolean-value="true" calcext:value-type="boolean">
            <text:p>TRUE</text:p>
          </table:table-cell>
          <table:table-cell table:formula="of:=IF((3* [.U60]) &lt; 2; TRUE(); FALSE())" office:value-type="boolean" office:boolean-value="true" calcext:value-type="boolean">
            <text:p>TRUE</text:p>
          </table:table-cell>
          <table:table-cell table:formula="of:=IF((6* [.V60]) &lt; 1; TRUE(); FALSE())" office:value-type="boolean" office:boolean-value="false" calcext:value-type="boolean">
            <text:p>FALSE</text:p>
          </table:table-cell>
          <table:table-cell table:formula="of:=IF((2* [.V60]) &lt; 1; TRUE(); FALSE())" office:value-type="boolean" office:boolean-value="false" calcext:value-type="boolean">
            <text:p>FALSE</text:p>
          </table:table-cell>
          <table:table-cell table:formula="of:=IF((3* [.V60]) &lt; 2; TRUE(); FALSE())" office:value-type="boolean" office:boolean-value="false" calcext:value-type="boolean">
            <text:p>FALSE</text:p>
          </table:table-cell>
          <table:table-cell table:formula="of:=IF([.W60]; [.$P60] + ([.$O60] - [.$P60]) * 6 * [.T60]; IF([.X60]; [.$O60]; IF([.Y60]; [.$P60] + (([.$O60] - [.$P60]) * ((2/3) - [.T60]) * 6); [.$P60])))" office:value-type="float" office:value="0.05" calcext:value-type="float">
            <text:p>0.05</text:p>
          </table:table-cell>
          <table:table-cell table:formula="of:=IF([.Z60]; [.$P60] + ([.$O60] - [.$P60]) * 6 * [.U60]; IF([.AA60]; [.$O60]; IF([.AB60]; [.$P60] + (([.$O60] - [.$P60]) * ((2/3) - [.U60]) * 6); [.$P60])))" office:value-type="float" office:value="0.0825" calcext:value-type="float">
            <text:p>0.0825</text:p>
          </table:table-cell>
          <table:table-cell table:formula="of:=IF([.AC60]; [.$P60] + ([.$O60] - [.$P60]) * 6 * [.V60]; IF([.AD60]; [.$O60]; IF([.AE60]; [.$P60] + (([.$O60] - [.$P60]) * ((2/3) - [.V60]) * 6); [.$P60])))" office:value-type="float" office:value="0.0175" calcext:value-type="float">
            <text:p>0.0175</text:p>
          </table:table-cell>
          <table:table-cell table:formula="of:=ROUND([.AF60]*255)" office:value-type="float" office:value="13" calcext:value-type="float">
            <text:p>13</text:p>
          </table:table-cell>
          <table:table-cell table:formula="of:=ROUND([.AG60]*255)" office:value-type="float" office:value="21" calcext:value-type="float">
            <text:p>21</text:p>
          </table:table-cell>
          <table:table-cell table:formula="of:=ROUND([.AH60]*255)" office:value-type="float" office:value="4" calcext:value-type="float">
            <text:p>4</text:p>
          </table:table-cell>
        </table:table-row>
        <table:table-row table:style-name="ro3">
          <table:table-cell table:formula="of:=[.A60]" office:value-type="float" office:value="90" calcext:value-type="float">
            <text:p>90</text:p>
          </table:table-cell>
          <table:table-cell table:formula="of:=[.B60]" office:value-type="float" office:value="65" calcext:value-type="float">
            <text:p>65</text:p>
          </table:table-cell>
          <table:table-cell table:formula="of:=IF([.C$5]=[.C60]; 5; [.C60]+5)" office:value-type="float" office:value="10" calcext:value-type="float">
            <text:p>10</text:p>
          </table:table-cell>
          <table:table-cell table:formula="of:=[.AI61]&amp;&quot;, &quot;&amp;[.AJ61]&amp;&quot;, &quot;&amp;[.AK61]" office:value-type="string" office:string-value="26, 42, 9" calcext:value-type="string">
            <text:p>26, 42, 9</text:p>
          </table:table-cell>
          <table:table-cell table:formula="of:=DEC2HEX([.AI61]; 2)&amp;DEC2HEX([.AJ61]; 2)&amp;DEC2HEX([.AK61]; 2)" office:value-type="string" office:string-value="1A2A09" calcext:value-type="string">
            <text:p>1A2A09</text:p>
          </table:table-cell>
          <table:table-cell table:formula="of:=[.A61]/360" office:value-type="float" office:value="0.25" calcext:value-type="float">
            <text:p>0.25</text:p>
          </table:table-cell>
          <table:table-cell table:formula="of:=[.B61]/100" office:value-type="float" office:value="0.65" calcext:value-type="float">
            <text:p>0.65</text:p>
          </table:table-cell>
          <table:table-cell table:formula="of:=[.C61]/100" office:value-type="float" office:value="0.1" calcext:value-type="float">
            <text:p>0.1</text:p>
          </table:table-cell>
          <table:table-cell table:formula="of:=IF([.B61]&gt;0; TRUE(); FALSE())" office:value-type="boolean" office:boolean-value="true" calcext:value-type="boolean">
            <text:p>TRUE</text:p>
          </table:table-cell>
          <table:table-cell table:formula="of:=IF([.I61]; &quot;&quot;; ROUND([.C61]*2.55))">
            <text:p/>
          </table:table-cell>
          <table:table-cell table:formula="of:=[.J61]">
            <text:p/>
          </table:table-cell>
          <table:table-cell table:formula="of:=[.J61]">
            <text:p/>
          </table:table-cell>
          <table:table-cell table:formula="of:=[.H61] * (1 + [.G61])" office:value-type="float" office:value="0.165" calcext:value-type="float">
            <text:p>0.165</text:p>
          </table:table-cell>
          <table:table-cell table:formula="of:= ([.H61] + [.G61]) - ([.H61] * [.G61])" office:value-type="float" office:value="0.685" calcext:value-type="float">
            <text:p>0.685</text:p>
          </table:table-cell>
          <table:table-cell table:formula="of:=IF([.H61] &lt;= 0.5; [.M61]; [.N61])" office:value-type="float" office:value="0.165" calcext:value-type="float">
            <text:p>0.165</text:p>
          </table:table-cell>
          <table:table-cell table:formula="of:= (2 * [.H61]) - [.O61]" office:value-type="float" office:value="0.035" calcext:value-type="float">
            <text:p>0.035</text:p>
          </table:table-cell>
          <table:table-cell table:formula="of:=[.F61] + (1/3)" office:value-type="float" office:value="0.583333333333333" calcext:value-type="float">
            <text:p>0.583333333333333</text:p>
          </table:table-cell>
          <table:table-cell table:formula="of:=[.F61]" office:value-type="float" office:value="0.25" calcext:value-type="float">
            <text:p>0.25</text:p>
          </table:table-cell>
          <table:table-cell table:formula="of:=[.F61] - (1/3)" office:value-type="float" office:value="-0.0833333333333333" calcext:value-type="float">
            <text:p>-0.0833333333333333</text:p>
          </table:table-cell>
          <table:table-cell table:formula="of:=IF([.Q61]&lt;0; [.Q61]+1; IF([.Q61]&gt;1; [.Q61]-1; [.Q61]))" office:value-type="float" office:value="0.583333333333333" calcext:value-type="float">
            <text:p>0.583333333333333</text:p>
          </table:table-cell>
          <table:table-cell table:formula="of:=IF([.R61]&lt;0; [.R61]+1; IF([.R61]&gt;1; [.R61]-1; [.R61]))" office:value-type="float" office:value="0.25" calcext:value-type="float">
            <text:p>0.25</text:p>
          </table:table-cell>
          <table:table-cell table:formula="of:=IF([.S61]&lt;0; [.S61]+1; IF([.S61]&gt;1; [.S61]-1; [.S61]))" office:value-type="float" office:value="0.916666666666667" calcext:value-type="float">
            <text:p>0.916666666666667</text:p>
          </table:table-cell>
          <table:table-cell table:formula="of:=IF((6* [.T61]) &lt; 1; TRUE(); FALSE())" office:value-type="boolean" office:boolean-value="false" calcext:value-type="boolean">
            <text:p>FALSE</text:p>
          </table:table-cell>
          <table:table-cell table:formula="of:=IF((2* [.T61]) &lt; 1; TRUE(); FALSE())" office:value-type="boolean" office:boolean-value="false" calcext:value-type="boolean">
            <text:p>FALSE</text:p>
          </table:table-cell>
          <table:table-cell table:formula="of:=IF((3* [.T61]) &lt; 2; TRUE(); FALSE())" office:value-type="boolean" office:boolean-value="true" calcext:value-type="boolean">
            <text:p>TRUE</text:p>
          </table:table-cell>
          <table:table-cell table:formula="of:=IF((6* [.U61]) &lt; 1; TRUE(); FALSE())" office:value-type="boolean" office:boolean-value="false" calcext:value-type="boolean">
            <text:p>FALSE</text:p>
          </table:table-cell>
          <table:table-cell table:formula="of:=IF((2* [.U61]) &lt; 1; TRUE(); FALSE())" office:value-type="boolean" office:boolean-value="true" calcext:value-type="boolean">
            <text:p>TRUE</text:p>
          </table:table-cell>
          <table:table-cell table:formula="of:=IF((3* [.U61]) &lt; 2; TRUE(); FALSE())" office:value-type="boolean" office:boolean-value="true" calcext:value-type="boolean">
            <text:p>TRUE</text:p>
          </table:table-cell>
          <table:table-cell table:formula="of:=IF((6* [.V61]) &lt; 1; TRUE(); FALSE())" office:value-type="boolean" office:boolean-value="false" calcext:value-type="boolean">
            <text:p>FALSE</text:p>
          </table:table-cell>
          <table:table-cell table:formula="of:=IF((2* [.V61]) &lt; 1; TRUE(); FALSE())" office:value-type="boolean" office:boolean-value="false" calcext:value-type="boolean">
            <text:p>FALSE</text:p>
          </table:table-cell>
          <table:table-cell table:formula="of:=IF((3* [.V61]) &lt; 2; TRUE(); FALSE())" office:value-type="boolean" office:boolean-value="false" calcext:value-type="boolean">
            <text:p>FALSE</text:p>
          </table:table-cell>
          <table:table-cell table:formula="of:=IF([.W61]; [.$P61] + ([.$O61] - [.$P61]) * 6 * [.T61]; IF([.X61]; [.$O61]; IF([.Y61]; [.$P61] + (([.$O61] - [.$P61]) * ((2/3) - [.T61]) * 6); [.$P61])))" office:value-type="float" office:value="0.1" calcext:value-type="float">
            <text:p>0.1</text:p>
          </table:table-cell>
          <table:table-cell table:formula="of:=IF([.Z61]; [.$P61] + ([.$O61] - [.$P61]) * 6 * [.U61]; IF([.AA61]; [.$O61]; IF([.AB61]; [.$P61] + (([.$O61] - [.$P61]) * ((2/3) - [.U61]) * 6); [.$P61])))" office:value-type="float" office:value="0.165" calcext:value-type="float">
            <text:p>0.165</text:p>
          </table:table-cell>
          <table:table-cell table:formula="of:=IF([.AC61]; [.$P61] + ([.$O61] - [.$P61]) * 6 * [.V61]; IF([.AD61]; [.$O61]; IF([.AE61]; [.$P61] + (([.$O61] - [.$P61]) * ((2/3) - [.V61]) * 6); [.$P61])))" office:value-type="float" office:value="0.035" calcext:value-type="float">
            <text:p>0.035</text:p>
          </table:table-cell>
          <table:table-cell table:formula="of:=ROUND([.AF61]*255)" office:value-type="float" office:value="26" calcext:value-type="float">
            <text:p>26</text:p>
          </table:table-cell>
          <table:table-cell table:formula="of:=ROUND([.AG61]*255)" office:value-type="float" office:value="42" calcext:value-type="float">
            <text:p>42</text:p>
          </table:table-cell>
          <table:table-cell table:formula="of:=ROUND([.AH61]*255)" office:value-type="float" office:value="9" calcext:value-type="float">
            <text:p>9</text:p>
          </table:table-cell>
        </table:table-row>
        <table:table-row table:style-name="ro3">
          <table:table-cell table:formula="of:=[.A61]" office:value-type="float" office:value="90" calcext:value-type="float">
            <text:p>90</text:p>
          </table:table-cell>
          <table:table-cell table:formula="of:=[.B61]" office:value-type="float" office:value="65" calcext:value-type="float">
            <text:p>65</text:p>
          </table:table-cell>
          <table:table-cell table:formula="of:=IF([.C$5]=[.C61]; 5; [.C61]+5)" office:value-type="float" office:value="15" calcext:value-type="float">
            <text:p>15</text:p>
          </table:table-cell>
          <table:table-cell table:formula="of:=[.AI62]&amp;&quot;, &quot;&amp;[.AJ62]&amp;&quot;, &quot;&amp;[.AK62]" office:value-type="string" office:string-value="38, 63, 13" calcext:value-type="string">
            <text:p>38, 63, 13</text:p>
          </table:table-cell>
          <table:table-cell table:formula="of:=DEC2HEX([.AI62]; 2)&amp;DEC2HEX([.AJ62]; 2)&amp;DEC2HEX([.AK62]; 2)" office:value-type="string" office:string-value="263F0D" calcext:value-type="string">
            <text:p>263F0D</text:p>
          </table:table-cell>
          <table:table-cell table:formula="of:=[.A62]/360" office:value-type="float" office:value="0.25" calcext:value-type="float">
            <text:p>0.25</text:p>
          </table:table-cell>
          <table:table-cell table:formula="of:=[.B62]/100" office:value-type="float" office:value="0.65" calcext:value-type="float">
            <text:p>0.65</text:p>
          </table:table-cell>
          <table:table-cell table:formula="of:=[.C62]/100" office:value-type="float" office:value="0.15" calcext:value-type="float">
            <text:p>0.15</text:p>
          </table:table-cell>
          <table:table-cell table:formula="of:=IF([.B62]&gt;0; TRUE(); FALSE())" office:value-type="boolean" office:boolean-value="true" calcext:value-type="boolean">
            <text:p>TRUE</text:p>
          </table:table-cell>
          <table:table-cell table:formula="of:=IF([.I62]; &quot;&quot;; ROUND([.C62]*2.55))">
            <text:p/>
          </table:table-cell>
          <table:table-cell table:formula="of:=[.J62]">
            <text:p/>
          </table:table-cell>
          <table:table-cell table:formula="of:=[.J62]">
            <text:p/>
          </table:table-cell>
          <table:table-cell table:formula="of:=[.H62] * (1 + [.G62])" office:value-type="float" office:value="0.2475" calcext:value-type="float">
            <text:p>0.2475</text:p>
          </table:table-cell>
          <table:table-cell table:formula="of:= ([.H62] + [.G62]) - ([.H62] * [.G62])" office:value-type="float" office:value="0.7025" calcext:value-type="float">
            <text:p>0.7025</text:p>
          </table:table-cell>
          <table:table-cell table:formula="of:=IF([.H62] &lt;= 0.5; [.M62]; [.N62])" office:value-type="float" office:value="0.2475" calcext:value-type="float">
            <text:p>0.2475</text:p>
          </table:table-cell>
          <table:table-cell table:formula="of:= (2 * [.H62]) - [.O62]" office:value-type="float" office:value="0.0525" calcext:value-type="float">
            <text:p>0.0525</text:p>
          </table:table-cell>
          <table:table-cell table:formula="of:=[.F62] + (1/3)" office:value-type="float" office:value="0.583333333333333" calcext:value-type="float">
            <text:p>0.583333333333333</text:p>
          </table:table-cell>
          <table:table-cell table:formula="of:=[.F62]" office:value-type="float" office:value="0.25" calcext:value-type="float">
            <text:p>0.25</text:p>
          </table:table-cell>
          <table:table-cell table:formula="of:=[.F62] - (1/3)" office:value-type="float" office:value="-0.0833333333333333" calcext:value-type="float">
            <text:p>-0.0833333333333333</text:p>
          </table:table-cell>
          <table:table-cell table:formula="of:=IF([.Q62]&lt;0; [.Q62]+1; IF([.Q62]&gt;1; [.Q62]-1; [.Q62]))" office:value-type="float" office:value="0.583333333333333" calcext:value-type="float">
            <text:p>0.583333333333333</text:p>
          </table:table-cell>
          <table:table-cell table:formula="of:=IF([.R62]&lt;0; [.R62]+1; IF([.R62]&gt;1; [.R62]-1; [.R62]))" office:value-type="float" office:value="0.25" calcext:value-type="float">
            <text:p>0.25</text:p>
          </table:table-cell>
          <table:table-cell table:formula="of:=IF([.S62]&lt;0; [.S62]+1; IF([.S62]&gt;1; [.S62]-1; [.S62]))" office:value-type="float" office:value="0.916666666666667" calcext:value-type="float">
            <text:p>0.916666666666667</text:p>
          </table:table-cell>
          <table:table-cell table:formula="of:=IF((6* [.T62]) &lt; 1; TRUE(); FALSE())" office:value-type="boolean" office:boolean-value="false" calcext:value-type="boolean">
            <text:p>FALSE</text:p>
          </table:table-cell>
          <table:table-cell table:formula="of:=IF((2* [.T62]) &lt; 1; TRUE(); FALSE())" office:value-type="boolean" office:boolean-value="false" calcext:value-type="boolean">
            <text:p>FALSE</text:p>
          </table:table-cell>
          <table:table-cell table:formula="of:=IF((3* [.T62]) &lt; 2; TRUE(); FALSE())" office:value-type="boolean" office:boolean-value="true" calcext:value-type="boolean">
            <text:p>TRUE</text:p>
          </table:table-cell>
          <table:table-cell table:formula="of:=IF((6* [.U62]) &lt; 1; TRUE(); FALSE())" office:value-type="boolean" office:boolean-value="false" calcext:value-type="boolean">
            <text:p>FALSE</text:p>
          </table:table-cell>
          <table:table-cell table:formula="of:=IF((2* [.U62]) &lt; 1; TRUE(); FALSE())" office:value-type="boolean" office:boolean-value="true" calcext:value-type="boolean">
            <text:p>TRUE</text:p>
          </table:table-cell>
          <table:table-cell table:formula="of:=IF((3* [.U62]) &lt; 2; TRUE(); FALSE())" office:value-type="boolean" office:boolean-value="true" calcext:value-type="boolean">
            <text:p>TRUE</text:p>
          </table:table-cell>
          <table:table-cell table:formula="of:=IF((6* [.V62]) &lt; 1; TRUE(); FALSE())" office:value-type="boolean" office:boolean-value="false" calcext:value-type="boolean">
            <text:p>FALSE</text:p>
          </table:table-cell>
          <table:table-cell table:formula="of:=IF((2* [.V62]) &lt; 1; TRUE(); FALSE())" office:value-type="boolean" office:boolean-value="false" calcext:value-type="boolean">
            <text:p>FALSE</text:p>
          </table:table-cell>
          <table:table-cell table:formula="of:=IF((3* [.V62]) &lt; 2; TRUE(); FALSE())" office:value-type="boolean" office:boolean-value="false" calcext:value-type="boolean">
            <text:p>FALSE</text:p>
          </table:table-cell>
          <table:table-cell table:formula="of:=IF([.W62]; [.$P62] + ([.$O62] - [.$P62]) * 6 * [.T62]; IF([.X62]; [.$O62]; IF([.Y62]; [.$P62] + (([.$O62] - [.$P62]) * ((2/3) - [.T62]) * 6); [.$P62])))" office:value-type="float" office:value="0.15" calcext:value-type="float">
            <text:p>0.15</text:p>
          </table:table-cell>
          <table:table-cell table:formula="of:=IF([.Z62]; [.$P62] + ([.$O62] - [.$P62]) * 6 * [.U62]; IF([.AA62]; [.$O62]; IF([.AB62]; [.$P62] + (([.$O62] - [.$P62]) * ((2/3) - [.U62]) * 6); [.$P62])))" office:value-type="float" office:value="0.2475" calcext:value-type="float">
            <text:p>0.2475</text:p>
          </table:table-cell>
          <table:table-cell table:formula="of:=IF([.AC62]; [.$P62] + ([.$O62] - [.$P62]) * 6 * [.V62]; IF([.AD62]; [.$O62]; IF([.AE62]; [.$P62] + (([.$O62] - [.$P62]) * ((2/3) - [.V62]) * 6); [.$P62])))" office:value-type="float" office:value="0.0525" calcext:value-type="float">
            <text:p>0.0525</text:p>
          </table:table-cell>
          <table:table-cell table:formula="of:=ROUND([.AF62]*255)" office:value-type="float" office:value="38" calcext:value-type="float">
            <text:p>38</text:p>
          </table:table-cell>
          <table:table-cell table:formula="of:=ROUND([.AG62]*255)" office:value-type="float" office:value="63" calcext:value-type="float">
            <text:p>63</text:p>
          </table:table-cell>
          <table:table-cell table:formula="of:=ROUND([.AH62]*255)" office:value-type="float" office:value="13" calcext:value-type="float">
            <text:p>13</text:p>
          </table:table-cell>
        </table:table-row>
        <table:table-row table:style-name="ro3">
          <table:table-cell table:formula="of:=[.A62]" office:value-type="float" office:value="90" calcext:value-type="float">
            <text:p>90</text:p>
          </table:table-cell>
          <table:table-cell table:formula="of:=[.B62]" office:value-type="float" office:value="65" calcext:value-type="float">
            <text:p>65</text:p>
          </table:table-cell>
          <table:table-cell table:formula="of:=IF([.C$5]=[.C62]; 5; [.C62]+5)" office:value-type="float" office:value="20" calcext:value-type="float">
            <text:p>20</text:p>
          </table:table-cell>
          <table:table-cell table:formula="of:=[.AI63]&amp;&quot;, &quot;&amp;[.AJ63]&amp;&quot;, &quot;&amp;[.AK63]" office:value-type="string" office:string-value="51, 84, 18" calcext:value-type="string">
            <text:p>51, 84, 18</text:p>
          </table:table-cell>
          <table:table-cell table:formula="of:=DEC2HEX([.AI63]; 2)&amp;DEC2HEX([.AJ63]; 2)&amp;DEC2HEX([.AK63]; 2)" office:value-type="string" office:string-value="335412" calcext:value-type="string">
            <text:p>335412</text:p>
          </table:table-cell>
          <table:table-cell table:formula="of:=[.A63]/360" office:value-type="float" office:value="0.25" calcext:value-type="float">
            <text:p>0.25</text:p>
          </table:table-cell>
          <table:table-cell table:formula="of:=[.B63]/100" office:value-type="float" office:value="0.65" calcext:value-type="float">
            <text:p>0.65</text:p>
          </table:table-cell>
          <table:table-cell table:formula="of:=[.C63]/100" office:value-type="float" office:value="0.2" calcext:value-type="float">
            <text:p>0.2</text:p>
          </table:table-cell>
          <table:table-cell table:formula="of:=IF([.B63]&gt;0; TRUE(); FALSE())" office:value-type="boolean" office:boolean-value="true" calcext:value-type="boolean">
            <text:p>TRUE</text:p>
          </table:table-cell>
          <table:table-cell table:formula="of:=IF([.I63]; &quot;&quot;; ROUND([.C63]*2.55))">
            <text:p/>
          </table:table-cell>
          <table:table-cell table:formula="of:=[.J63]">
            <text:p/>
          </table:table-cell>
          <table:table-cell table:formula="of:=[.J63]">
            <text:p/>
          </table:table-cell>
          <table:table-cell table:formula="of:=[.H63] * (1 + [.G63])" office:value-type="float" office:value="0.33" calcext:value-type="float">
            <text:p>0.33</text:p>
          </table:table-cell>
          <table:table-cell table:formula="of:= ([.H63] + [.G63]) - ([.H63] * [.G63])" office:value-type="float" office:value="0.72" calcext:value-type="float">
            <text:p>0.72</text:p>
          </table:table-cell>
          <table:table-cell table:formula="of:=IF([.H63] &lt;= 0.5; [.M63]; [.N63])" office:value-type="float" office:value="0.33" calcext:value-type="float">
            <text:p>0.33</text:p>
          </table:table-cell>
          <table:table-cell table:formula="of:= (2 * [.H63]) - [.O63]" office:value-type="float" office:value="0.07" calcext:value-type="float">
            <text:p>0.07</text:p>
          </table:table-cell>
          <table:table-cell table:formula="of:=[.F63] + (1/3)" office:value-type="float" office:value="0.583333333333333" calcext:value-type="float">
            <text:p>0.583333333333333</text:p>
          </table:table-cell>
          <table:table-cell table:formula="of:=[.F63]" office:value-type="float" office:value="0.25" calcext:value-type="float">
            <text:p>0.25</text:p>
          </table:table-cell>
          <table:table-cell table:formula="of:=[.F63] - (1/3)" office:value-type="float" office:value="-0.0833333333333333" calcext:value-type="float">
            <text:p>-0.0833333333333333</text:p>
          </table:table-cell>
          <table:table-cell table:formula="of:=IF([.Q63]&lt;0; [.Q63]+1; IF([.Q63]&gt;1; [.Q63]-1; [.Q63]))" office:value-type="float" office:value="0.583333333333333" calcext:value-type="float">
            <text:p>0.583333333333333</text:p>
          </table:table-cell>
          <table:table-cell table:formula="of:=IF([.R63]&lt;0; [.R63]+1; IF([.R63]&gt;1; [.R63]-1; [.R63]))" office:value-type="float" office:value="0.25" calcext:value-type="float">
            <text:p>0.25</text:p>
          </table:table-cell>
          <table:table-cell table:formula="of:=IF([.S63]&lt;0; [.S63]+1; IF([.S63]&gt;1; [.S63]-1; [.S63]))" office:value-type="float" office:value="0.916666666666667" calcext:value-type="float">
            <text:p>0.916666666666667</text:p>
          </table:table-cell>
          <table:table-cell table:formula="of:=IF((6* [.T63]) &lt; 1; TRUE(); FALSE())" office:value-type="boolean" office:boolean-value="false" calcext:value-type="boolean">
            <text:p>FALSE</text:p>
          </table:table-cell>
          <table:table-cell table:formula="of:=IF((2* [.T63]) &lt; 1; TRUE(); FALSE())" office:value-type="boolean" office:boolean-value="false" calcext:value-type="boolean">
            <text:p>FALSE</text:p>
          </table:table-cell>
          <table:table-cell table:formula="of:=IF((3* [.T63]) &lt; 2; TRUE(); FALSE())" office:value-type="boolean" office:boolean-value="true" calcext:value-type="boolean">
            <text:p>TRUE</text:p>
          </table:table-cell>
          <table:table-cell table:formula="of:=IF((6* [.U63]) &lt; 1; TRUE(); FALSE())" office:value-type="boolean" office:boolean-value="false" calcext:value-type="boolean">
            <text:p>FALSE</text:p>
          </table:table-cell>
          <table:table-cell table:formula="of:=IF((2* [.U63]) &lt; 1; TRUE(); FALSE())" office:value-type="boolean" office:boolean-value="true" calcext:value-type="boolean">
            <text:p>TRUE</text:p>
          </table:table-cell>
          <table:table-cell table:formula="of:=IF((3* [.U63]) &lt; 2; TRUE(); FALSE())" office:value-type="boolean" office:boolean-value="true" calcext:value-type="boolean">
            <text:p>TRUE</text:p>
          </table:table-cell>
          <table:table-cell table:formula="of:=IF((6* [.V63]) &lt; 1; TRUE(); FALSE())" office:value-type="boolean" office:boolean-value="false" calcext:value-type="boolean">
            <text:p>FALSE</text:p>
          </table:table-cell>
          <table:table-cell table:formula="of:=IF((2* [.V63]) &lt; 1; TRUE(); FALSE())" office:value-type="boolean" office:boolean-value="false" calcext:value-type="boolean">
            <text:p>FALSE</text:p>
          </table:table-cell>
          <table:table-cell table:formula="of:=IF((3* [.V63]) &lt; 2; TRUE(); FALSE())" office:value-type="boolean" office:boolean-value="false" calcext:value-type="boolean">
            <text:p>FALSE</text:p>
          </table:table-cell>
          <table:table-cell table:formula="of:=IF([.W63]; [.$P63] + ([.$O63] - [.$P63]) * 6 * [.T63]; IF([.X63]; [.$O63]; IF([.Y63]; [.$P63] + (([.$O63] - [.$P63]) * ((2/3) - [.T63]) * 6); [.$P63])))" office:value-type="float" office:value="0.2" calcext:value-type="float">
            <text:p>0.2</text:p>
          </table:table-cell>
          <table:table-cell table:formula="of:=IF([.Z63]; [.$P63] + ([.$O63] - [.$P63]) * 6 * [.U63]; IF([.AA63]; [.$O63]; IF([.AB63]; [.$P63] + (([.$O63] - [.$P63]) * ((2/3) - [.U63]) * 6); [.$P63])))" office:value-type="float" office:value="0.33" calcext:value-type="float">
            <text:p>0.33</text:p>
          </table:table-cell>
          <table:table-cell table:formula="of:=IF([.AC63]; [.$P63] + ([.$O63] - [.$P63]) * 6 * [.V63]; IF([.AD63]; [.$O63]; IF([.AE63]; [.$P63] + (([.$O63] - [.$P63]) * ((2/3) - [.V63]) * 6); [.$P63])))" office:value-type="float" office:value="0.07" calcext:value-type="float">
            <text:p>0.07</text:p>
          </table:table-cell>
          <table:table-cell table:formula="of:=ROUND([.AF63]*255)" office:value-type="float" office:value="51" calcext:value-type="float">
            <text:p>51</text:p>
          </table:table-cell>
          <table:table-cell table:formula="of:=ROUND([.AG63]*255)" office:value-type="float" office:value="84" calcext:value-type="float">
            <text:p>84</text:p>
          </table:table-cell>
          <table:table-cell table:formula="of:=ROUND([.AH63]*255)" office:value-type="float" office:value="18" calcext:value-type="float">
            <text:p>18</text:p>
          </table:table-cell>
        </table:table-row>
        <table:table-row table:style-name="ro3">
          <table:table-cell table:formula="of:=[.A63]" office:value-type="float" office:value="90" calcext:value-type="float">
            <text:p>90</text:p>
          </table:table-cell>
          <table:table-cell table:formula="of:=[.B63]" office:value-type="float" office:value="65" calcext:value-type="float">
            <text:p>65</text:p>
          </table:table-cell>
          <table:table-cell table:formula="of:=IF([.C$5]=[.C63]; 5; [.C63]+5)" office:value-type="float" office:value="25" calcext:value-type="float">
            <text:p>25</text:p>
          </table:table-cell>
          <table:table-cell table:formula="of:=[.AI64]&amp;&quot;, &quot;&amp;[.AJ64]&amp;&quot;, &quot;&amp;[.AK64]" office:value-type="string" office:string-value="64, 105, 22" calcext:value-type="string">
            <text:p>64, 105, 22</text:p>
          </table:table-cell>
          <table:table-cell table:formula="of:=DEC2HEX([.AI64]; 2)&amp;DEC2HEX([.AJ64]; 2)&amp;DEC2HEX([.AK64]; 2)" office:value-type="string" office:string-value="406916" calcext:value-type="string">
            <text:p>406916</text:p>
          </table:table-cell>
          <table:table-cell table:formula="of:=[.A64]/360" office:value-type="float" office:value="0.25" calcext:value-type="float">
            <text:p>0.25</text:p>
          </table:table-cell>
          <table:table-cell table:formula="of:=[.B64]/100" office:value-type="float" office:value="0.65" calcext:value-type="float">
            <text:p>0.65</text:p>
          </table:table-cell>
          <table:table-cell table:formula="of:=[.C64]/100" office:value-type="float" office:value="0.25" calcext:value-type="float">
            <text:p>0.25</text:p>
          </table:table-cell>
          <table:table-cell table:formula="of:=IF([.B64]&gt;0; TRUE(); FALSE())" office:value-type="boolean" office:boolean-value="true" calcext:value-type="boolean">
            <text:p>TRUE</text:p>
          </table:table-cell>
          <table:table-cell table:formula="of:=IF([.I64]; &quot;&quot;; ROUND([.C64]*2.55))">
            <text:p/>
          </table:table-cell>
          <table:table-cell table:formula="of:=[.J64]">
            <text:p/>
          </table:table-cell>
          <table:table-cell table:formula="of:=[.J64]">
            <text:p/>
          </table:table-cell>
          <table:table-cell table:formula="of:=[.H64] * (1 + [.G64])" office:value-type="float" office:value="0.4125" calcext:value-type="float">
            <text:p>0.4125</text:p>
          </table:table-cell>
          <table:table-cell table:formula="of:= ([.H64] + [.G64]) - ([.H64] * [.G64])" office:value-type="float" office:value="0.7375" calcext:value-type="float">
            <text:p>0.7375</text:p>
          </table:table-cell>
          <table:table-cell table:formula="of:=IF([.H64] &lt;= 0.5; [.M64]; [.N64])" office:value-type="float" office:value="0.4125" calcext:value-type="float">
            <text:p>0.4125</text:p>
          </table:table-cell>
          <table:table-cell table:formula="of:= (2 * [.H64]) - [.O64]" office:value-type="float" office:value="0.0875" calcext:value-type="float">
            <text:p>0.0875</text:p>
          </table:table-cell>
          <table:table-cell table:formula="of:=[.F64] + (1/3)" office:value-type="float" office:value="0.583333333333333" calcext:value-type="float">
            <text:p>0.583333333333333</text:p>
          </table:table-cell>
          <table:table-cell table:formula="of:=[.F64]" office:value-type="float" office:value="0.25" calcext:value-type="float">
            <text:p>0.25</text:p>
          </table:table-cell>
          <table:table-cell table:formula="of:=[.F64] - (1/3)" office:value-type="float" office:value="-0.0833333333333333" calcext:value-type="float">
            <text:p>-0.0833333333333333</text:p>
          </table:table-cell>
          <table:table-cell table:formula="of:=IF([.Q64]&lt;0; [.Q64]+1; IF([.Q64]&gt;1; [.Q64]-1; [.Q64]))" office:value-type="float" office:value="0.583333333333333" calcext:value-type="float">
            <text:p>0.583333333333333</text:p>
          </table:table-cell>
          <table:table-cell table:formula="of:=IF([.R64]&lt;0; [.R64]+1; IF([.R64]&gt;1; [.R64]-1; [.R64]))" office:value-type="float" office:value="0.25" calcext:value-type="float">
            <text:p>0.25</text:p>
          </table:table-cell>
          <table:table-cell table:formula="of:=IF([.S64]&lt;0; [.S64]+1; IF([.S64]&gt;1; [.S64]-1; [.S64]))" office:value-type="float" office:value="0.916666666666667" calcext:value-type="float">
            <text:p>0.916666666666667</text:p>
          </table:table-cell>
          <table:table-cell table:formula="of:=IF((6* [.T64]) &lt; 1; TRUE(); FALSE())" office:value-type="boolean" office:boolean-value="false" calcext:value-type="boolean">
            <text:p>FALSE</text:p>
          </table:table-cell>
          <table:table-cell table:formula="of:=IF((2* [.T64]) &lt; 1; TRUE(); FALSE())" office:value-type="boolean" office:boolean-value="false" calcext:value-type="boolean">
            <text:p>FALSE</text:p>
          </table:table-cell>
          <table:table-cell table:formula="of:=IF((3* [.T64]) &lt; 2; TRUE(); FALSE())" office:value-type="boolean" office:boolean-value="true" calcext:value-type="boolean">
            <text:p>TRUE</text:p>
          </table:table-cell>
          <table:table-cell table:formula="of:=IF((6* [.U64]) &lt; 1; TRUE(); FALSE())" office:value-type="boolean" office:boolean-value="false" calcext:value-type="boolean">
            <text:p>FALSE</text:p>
          </table:table-cell>
          <table:table-cell table:formula="of:=IF((2* [.U64]) &lt; 1; TRUE(); FALSE())" office:value-type="boolean" office:boolean-value="true" calcext:value-type="boolean">
            <text:p>TRUE</text:p>
          </table:table-cell>
          <table:table-cell table:formula="of:=IF((3* [.U64]) &lt; 2; TRUE(); FALSE())" office:value-type="boolean" office:boolean-value="true" calcext:value-type="boolean">
            <text:p>TRUE</text:p>
          </table:table-cell>
          <table:table-cell table:formula="of:=IF((6* [.V64]) &lt; 1; TRUE(); FALSE())" office:value-type="boolean" office:boolean-value="false" calcext:value-type="boolean">
            <text:p>FALSE</text:p>
          </table:table-cell>
          <table:table-cell table:formula="of:=IF((2* [.V64]) &lt; 1; TRUE(); FALSE())" office:value-type="boolean" office:boolean-value="false" calcext:value-type="boolean">
            <text:p>FALSE</text:p>
          </table:table-cell>
          <table:table-cell table:formula="of:=IF((3* [.V64]) &lt; 2; TRUE(); FALSE())" office:value-type="boolean" office:boolean-value="false" calcext:value-type="boolean">
            <text:p>FALSE</text:p>
          </table:table-cell>
          <table:table-cell table:formula="of:=IF([.W64]; [.$P64] + ([.$O64] - [.$P64]) * 6 * [.T64]; IF([.X64]; [.$O64]; IF([.Y64]; [.$P64] + (([.$O64] - [.$P64]) * ((2/3) - [.T64]) * 6); [.$P64])))" office:value-type="float" office:value="0.25" calcext:value-type="float">
            <text:p>0.25</text:p>
          </table:table-cell>
          <table:table-cell table:formula="of:=IF([.Z64]; [.$P64] + ([.$O64] - [.$P64]) * 6 * [.U64]; IF([.AA64]; [.$O64]; IF([.AB64]; [.$P64] + (([.$O64] - [.$P64]) * ((2/3) - [.U64]) * 6); [.$P64])))" office:value-type="float" office:value="0.4125" calcext:value-type="float">
            <text:p>0.4125</text:p>
          </table:table-cell>
          <table:table-cell table:formula="of:=IF([.AC64]; [.$P64] + ([.$O64] - [.$P64]) * 6 * [.V64]; IF([.AD64]; [.$O64]; IF([.AE64]; [.$P64] + (([.$O64] - [.$P64]) * ((2/3) - [.V64]) * 6); [.$P64])))" office:value-type="float" office:value="0.0875" calcext:value-type="float">
            <text:p>0.0875</text:p>
          </table:table-cell>
          <table:table-cell table:formula="of:=ROUND([.AF64]*255)" office:value-type="float" office:value="64" calcext:value-type="float">
            <text:p>64</text:p>
          </table:table-cell>
          <table:table-cell table:formula="of:=ROUND([.AG64]*255)" office:value-type="float" office:value="105" calcext:value-type="float">
            <text:p>105</text:p>
          </table:table-cell>
          <table:table-cell table:formula="of:=ROUND([.AH64]*255)" office:value-type="float" office:value="22" calcext:value-type="float">
            <text:p>22</text:p>
          </table:table-cell>
        </table:table-row>
        <table:table-row table:style-name="ro3">
          <table:table-cell table:formula="of:=[.A64]" office:value-type="float" office:value="90" calcext:value-type="float">
            <text:p>90</text:p>
          </table:table-cell>
          <table:table-cell table:formula="of:=[.B64]" office:value-type="float" office:value="65" calcext:value-type="float">
            <text:p>65</text:p>
          </table:table-cell>
          <table:table-cell table:formula="of:=IF([.C$5]=[.C64]; 5; [.C64]+5)" office:value-type="float" office:value="30" calcext:value-type="float">
            <text:p>30</text:p>
          </table:table-cell>
          <table:table-cell table:formula="of:=[.AI65]&amp;&quot;, &quot;&amp;[.AJ65]&amp;&quot;, &quot;&amp;[.AK65]" office:value-type="string" office:string-value="77, 126, 27" calcext:value-type="string">
            <text:p>77, 126, 27</text:p>
          </table:table-cell>
          <table:table-cell table:formula="of:=DEC2HEX([.AI65]; 2)&amp;DEC2HEX([.AJ65]; 2)&amp;DEC2HEX([.AK65]; 2)" office:value-type="string" office:string-value="4D7E1B" calcext:value-type="string">
            <text:p>4D7E1B</text:p>
          </table:table-cell>
          <table:table-cell table:formula="of:=[.A65]/360" office:value-type="float" office:value="0.25" calcext:value-type="float">
            <text:p>0.25</text:p>
          </table:table-cell>
          <table:table-cell table:formula="of:=[.B65]/100" office:value-type="float" office:value="0.65" calcext:value-type="float">
            <text:p>0.65</text:p>
          </table:table-cell>
          <table:table-cell table:formula="of:=[.C65]/100" office:value-type="float" office:value="0.3" calcext:value-type="float">
            <text:p>0.3</text:p>
          </table:table-cell>
          <table:table-cell table:formula="of:=IF([.B65]&gt;0; TRUE(); FALSE())" office:value-type="boolean" office:boolean-value="true" calcext:value-type="boolean">
            <text:p>TRUE</text:p>
          </table:table-cell>
          <table:table-cell table:formula="of:=IF([.I65]; &quot;&quot;; ROUND([.C65]*2.55))">
            <text:p/>
          </table:table-cell>
          <table:table-cell table:formula="of:=[.J65]">
            <text:p/>
          </table:table-cell>
          <table:table-cell table:formula="of:=[.J65]">
            <text:p/>
          </table:table-cell>
          <table:table-cell table:formula="of:=[.H65] * (1 + [.G65])" office:value-type="float" office:value="0.495" calcext:value-type="float">
            <text:p>0.495</text:p>
          </table:table-cell>
          <table:table-cell table:formula="of:= ([.H65] + [.G65]) - ([.H65] * [.G65])" office:value-type="float" office:value="0.755" calcext:value-type="float">
            <text:p>0.755</text:p>
          </table:table-cell>
          <table:table-cell table:formula="of:=IF([.H65] &lt;= 0.5; [.M65]; [.N65])" office:value-type="float" office:value="0.495" calcext:value-type="float">
            <text:p>0.495</text:p>
          </table:table-cell>
          <table:table-cell table:formula="of:= (2 * [.H65]) - [.O65]" office:value-type="float" office:value="0.105" calcext:value-type="float">
            <text:p>0.105</text:p>
          </table:table-cell>
          <table:table-cell table:formula="of:=[.F65] + (1/3)" office:value-type="float" office:value="0.583333333333333" calcext:value-type="float">
            <text:p>0.583333333333333</text:p>
          </table:table-cell>
          <table:table-cell table:formula="of:=[.F65]" office:value-type="float" office:value="0.25" calcext:value-type="float">
            <text:p>0.25</text:p>
          </table:table-cell>
          <table:table-cell table:formula="of:=[.F65] - (1/3)" office:value-type="float" office:value="-0.0833333333333333" calcext:value-type="float">
            <text:p>-0.0833333333333333</text:p>
          </table:table-cell>
          <table:table-cell table:formula="of:=IF([.Q65]&lt;0; [.Q65]+1; IF([.Q65]&gt;1; [.Q65]-1; [.Q65]))" office:value-type="float" office:value="0.583333333333333" calcext:value-type="float">
            <text:p>0.583333333333333</text:p>
          </table:table-cell>
          <table:table-cell table:formula="of:=IF([.R65]&lt;0; [.R65]+1; IF([.R65]&gt;1; [.R65]-1; [.R65]))" office:value-type="float" office:value="0.25" calcext:value-type="float">
            <text:p>0.25</text:p>
          </table:table-cell>
          <table:table-cell table:formula="of:=IF([.S65]&lt;0; [.S65]+1; IF([.S65]&gt;1; [.S65]-1; [.S65]))" office:value-type="float" office:value="0.916666666666667" calcext:value-type="float">
            <text:p>0.916666666666667</text:p>
          </table:table-cell>
          <table:table-cell table:formula="of:=IF((6* [.T65]) &lt; 1; TRUE(); FALSE())" office:value-type="boolean" office:boolean-value="false" calcext:value-type="boolean">
            <text:p>FALSE</text:p>
          </table:table-cell>
          <table:table-cell table:formula="of:=IF((2* [.T65]) &lt; 1; TRUE(); FALSE())" office:value-type="boolean" office:boolean-value="false" calcext:value-type="boolean">
            <text:p>FALSE</text:p>
          </table:table-cell>
          <table:table-cell table:formula="of:=IF((3* [.T65]) &lt; 2; TRUE(); FALSE())" office:value-type="boolean" office:boolean-value="true" calcext:value-type="boolean">
            <text:p>TRUE</text:p>
          </table:table-cell>
          <table:table-cell table:formula="of:=IF((6* [.U65]) &lt; 1; TRUE(); FALSE())" office:value-type="boolean" office:boolean-value="false" calcext:value-type="boolean">
            <text:p>FALSE</text:p>
          </table:table-cell>
          <table:table-cell table:formula="of:=IF((2* [.U65]) &lt; 1; TRUE(); FALSE())" office:value-type="boolean" office:boolean-value="true" calcext:value-type="boolean">
            <text:p>TRUE</text:p>
          </table:table-cell>
          <table:table-cell table:formula="of:=IF((3* [.U65]) &lt; 2; TRUE(); FALSE())" office:value-type="boolean" office:boolean-value="true" calcext:value-type="boolean">
            <text:p>TRUE</text:p>
          </table:table-cell>
          <table:table-cell table:formula="of:=IF((6* [.V65]) &lt; 1; TRUE(); FALSE())" office:value-type="boolean" office:boolean-value="false" calcext:value-type="boolean">
            <text:p>FALSE</text:p>
          </table:table-cell>
          <table:table-cell table:formula="of:=IF((2* [.V65]) &lt; 1; TRUE(); FALSE())" office:value-type="boolean" office:boolean-value="false" calcext:value-type="boolean">
            <text:p>FALSE</text:p>
          </table:table-cell>
          <table:table-cell table:formula="of:=IF((3* [.V65]) &lt; 2; TRUE(); FALSE())" office:value-type="boolean" office:boolean-value="false" calcext:value-type="boolean">
            <text:p>FALSE</text:p>
          </table:table-cell>
          <table:table-cell table:formula="of:=IF([.W65]; [.$P65] + ([.$O65] - [.$P65]) * 6 * [.T65]; IF([.X65]; [.$O65]; IF([.Y65]; [.$P65] + (([.$O65] - [.$P65]) * ((2/3) - [.T65]) * 6); [.$P65])))" office:value-type="float" office:value="0.3" calcext:value-type="float">
            <text:p>0.3</text:p>
          </table:table-cell>
          <table:table-cell table:formula="of:=IF([.Z65]; [.$P65] + ([.$O65] - [.$P65]) * 6 * [.U65]; IF([.AA65]; [.$O65]; IF([.AB65]; [.$P65] + (([.$O65] - [.$P65]) * ((2/3) - [.U65]) * 6); [.$P65])))" office:value-type="float" office:value="0.495" calcext:value-type="float">
            <text:p>0.495</text:p>
          </table:table-cell>
          <table:table-cell table:formula="of:=IF([.AC65]; [.$P65] + ([.$O65] - [.$P65]) * 6 * [.V65]; IF([.AD65]; [.$O65]; IF([.AE65]; [.$P65] + (([.$O65] - [.$P65]) * ((2/3) - [.V65]) * 6); [.$P65])))" office:value-type="float" office:value="0.105" calcext:value-type="float">
            <text:p>0.105</text:p>
          </table:table-cell>
          <table:table-cell table:formula="of:=ROUND([.AF65]*255)" office:value-type="float" office:value="77" calcext:value-type="float">
            <text:p>77</text:p>
          </table:table-cell>
          <table:table-cell table:formula="of:=ROUND([.AG65]*255)" office:value-type="float" office:value="126" calcext:value-type="float">
            <text:p>126</text:p>
          </table:table-cell>
          <table:table-cell table:formula="of:=ROUND([.AH65]*255)" office:value-type="float" office:value="27" calcext:value-type="float">
            <text:p>27</text:p>
          </table:table-cell>
        </table:table-row>
        <table:table-row table:style-name="ro3">
          <table:table-cell table:formula="of:=[.A65]" office:value-type="float" office:value="90" calcext:value-type="float">
            <text:p>90</text:p>
          </table:table-cell>
          <table:table-cell table:formula="of:=[.B65]" office:value-type="float" office:value="65" calcext:value-type="float">
            <text:p>65</text:p>
          </table:table-cell>
          <table:table-cell table:formula="of:=IF([.C$5]=[.C65]; 5; [.C65]+5)" office:value-type="float" office:value="35" calcext:value-type="float">
            <text:p>35</text:p>
          </table:table-cell>
          <table:table-cell table:formula="of:=[.AI66]&amp;&quot;, &quot;&amp;[.AJ66]&amp;&quot;, &quot;&amp;[.AK66]" office:value-type="string" office:string-value="89, 147, 31" calcext:value-type="string">
            <text:p>89, 147, 31</text:p>
          </table:table-cell>
          <table:table-cell table:formula="of:=DEC2HEX([.AI66]; 2)&amp;DEC2HEX([.AJ66]; 2)&amp;DEC2HEX([.AK66]; 2)" office:value-type="string" office:string-value="59931F" calcext:value-type="string">
            <text:p>59931F</text:p>
          </table:table-cell>
          <table:table-cell table:formula="of:=[.A66]/360" office:value-type="float" office:value="0.25" calcext:value-type="float">
            <text:p>0.25</text:p>
          </table:table-cell>
          <table:table-cell table:formula="of:=[.B66]/100" office:value-type="float" office:value="0.65" calcext:value-type="float">
            <text:p>0.65</text:p>
          </table:table-cell>
          <table:table-cell table:formula="of:=[.C66]/100" office:value-type="float" office:value="0.35" calcext:value-type="float">
            <text:p>0.35</text:p>
          </table:table-cell>
          <table:table-cell table:formula="of:=IF([.B66]&gt;0; TRUE(); FALSE())" office:value-type="boolean" office:boolean-value="true" calcext:value-type="boolean">
            <text:p>TRUE</text:p>
          </table:table-cell>
          <table:table-cell table:formula="of:=IF([.I66]; &quot;&quot;; ROUND([.C66]*2.55))">
            <text:p/>
          </table:table-cell>
          <table:table-cell table:formula="of:=[.J66]">
            <text:p/>
          </table:table-cell>
          <table:table-cell table:formula="of:=[.J66]">
            <text:p/>
          </table:table-cell>
          <table:table-cell table:formula="of:=[.H66] * (1 + [.G66])" office:value-type="float" office:value="0.5775" calcext:value-type="float">
            <text:p>0.5775</text:p>
          </table:table-cell>
          <table:table-cell table:formula="of:= ([.H66] + [.G66]) - ([.H66] * [.G66])" office:value-type="float" office:value="0.7725" calcext:value-type="float">
            <text:p>0.7725</text:p>
          </table:table-cell>
          <table:table-cell table:formula="of:=IF([.H66] &lt;= 0.5; [.M66]; [.N66])" office:value-type="float" office:value="0.5775" calcext:value-type="float">
            <text:p>0.5775</text:p>
          </table:table-cell>
          <table:table-cell table:formula="of:= (2 * [.H66]) - [.O66]" office:value-type="float" office:value="0.1225" calcext:value-type="float">
            <text:p>0.1225</text:p>
          </table:table-cell>
          <table:table-cell table:formula="of:=[.F66] + (1/3)" office:value-type="float" office:value="0.583333333333333" calcext:value-type="float">
            <text:p>0.583333333333333</text:p>
          </table:table-cell>
          <table:table-cell table:formula="of:=[.F66]" office:value-type="float" office:value="0.25" calcext:value-type="float">
            <text:p>0.25</text:p>
          </table:table-cell>
          <table:table-cell table:formula="of:=[.F66] - (1/3)" office:value-type="float" office:value="-0.0833333333333333" calcext:value-type="float">
            <text:p>-0.0833333333333333</text:p>
          </table:table-cell>
          <table:table-cell table:formula="of:=IF([.Q66]&lt;0; [.Q66]+1; IF([.Q66]&gt;1; [.Q66]-1; [.Q66]))" office:value-type="float" office:value="0.583333333333333" calcext:value-type="float">
            <text:p>0.583333333333333</text:p>
          </table:table-cell>
          <table:table-cell table:formula="of:=IF([.R66]&lt;0; [.R66]+1; IF([.R66]&gt;1; [.R66]-1; [.R66]))" office:value-type="float" office:value="0.25" calcext:value-type="float">
            <text:p>0.25</text:p>
          </table:table-cell>
          <table:table-cell table:formula="of:=IF([.S66]&lt;0; [.S66]+1; IF([.S66]&gt;1; [.S66]-1; [.S66]))" office:value-type="float" office:value="0.916666666666667" calcext:value-type="float">
            <text:p>0.916666666666667</text:p>
          </table:table-cell>
          <table:table-cell table:formula="of:=IF((6* [.T66]) &lt; 1; TRUE(); FALSE())" office:value-type="boolean" office:boolean-value="false" calcext:value-type="boolean">
            <text:p>FALSE</text:p>
          </table:table-cell>
          <table:table-cell table:formula="of:=IF((2* [.T66]) &lt; 1; TRUE(); FALSE())" office:value-type="boolean" office:boolean-value="false" calcext:value-type="boolean">
            <text:p>FALSE</text:p>
          </table:table-cell>
          <table:table-cell table:formula="of:=IF((3* [.T66]) &lt; 2; TRUE(); FALSE())" office:value-type="boolean" office:boolean-value="true" calcext:value-type="boolean">
            <text:p>TRUE</text:p>
          </table:table-cell>
          <table:table-cell table:formula="of:=IF((6* [.U66]) &lt; 1; TRUE(); FALSE())" office:value-type="boolean" office:boolean-value="false" calcext:value-type="boolean">
            <text:p>FALSE</text:p>
          </table:table-cell>
          <table:table-cell table:formula="of:=IF((2* [.U66]) &lt; 1; TRUE(); FALSE())" office:value-type="boolean" office:boolean-value="true" calcext:value-type="boolean">
            <text:p>TRUE</text:p>
          </table:table-cell>
          <table:table-cell table:formula="of:=IF((3* [.U66]) &lt; 2; TRUE(); FALSE())" office:value-type="boolean" office:boolean-value="true" calcext:value-type="boolean">
            <text:p>TRUE</text:p>
          </table:table-cell>
          <table:table-cell table:formula="of:=IF((6* [.V66]) &lt; 1; TRUE(); FALSE())" office:value-type="boolean" office:boolean-value="false" calcext:value-type="boolean">
            <text:p>FALSE</text:p>
          </table:table-cell>
          <table:table-cell table:formula="of:=IF((2* [.V66]) &lt; 1; TRUE(); FALSE())" office:value-type="boolean" office:boolean-value="false" calcext:value-type="boolean">
            <text:p>FALSE</text:p>
          </table:table-cell>
          <table:table-cell table:formula="of:=IF((3* [.V66]) &lt; 2; TRUE(); FALSE())" office:value-type="boolean" office:boolean-value="false" calcext:value-type="boolean">
            <text:p>FALSE</text:p>
          </table:table-cell>
          <table:table-cell table:formula="of:=IF([.W66]; [.$P66] + ([.$O66] - [.$P66]) * 6 * [.T66]; IF([.X66]; [.$O66]; IF([.Y66]; [.$P66] + (([.$O66] - [.$P66]) * ((2/3) - [.T66]) * 6); [.$P66])))" office:value-type="float" office:value="0.35" calcext:value-type="float">
            <text:p>0.35</text:p>
          </table:table-cell>
          <table:table-cell table:formula="of:=IF([.Z66]; [.$P66] + ([.$O66] - [.$P66]) * 6 * [.U66]; IF([.AA66]; [.$O66]; IF([.AB66]; [.$P66] + (([.$O66] - [.$P66]) * ((2/3) - [.U66]) * 6); [.$P66])))" office:value-type="float" office:value="0.5775" calcext:value-type="float">
            <text:p>0.5775</text:p>
          </table:table-cell>
          <table:table-cell table:formula="of:=IF([.AC66]; [.$P66] + ([.$O66] - [.$P66]) * 6 * [.V66]; IF([.AD66]; [.$O66]; IF([.AE66]; [.$P66] + (([.$O66] - [.$P66]) * ((2/3) - [.V66]) * 6); [.$P66])))" office:value-type="float" office:value="0.1225" calcext:value-type="float">
            <text:p>0.1225</text:p>
          </table:table-cell>
          <table:table-cell table:formula="of:=ROUND([.AF66]*255)" office:value-type="float" office:value="89" calcext:value-type="float">
            <text:p>89</text:p>
          </table:table-cell>
          <table:table-cell table:formula="of:=ROUND([.AG66]*255)" office:value-type="float" office:value="147" calcext:value-type="float">
            <text:p>147</text:p>
          </table:table-cell>
          <table:table-cell table:formula="of:=ROUND([.AH66]*255)" office:value-type="float" office:value="31" calcext:value-type="float">
            <text:p>31</text:p>
          </table:table-cell>
        </table:table-row>
        <table:table-row table:style-name="ro3">
          <table:table-cell table:formula="of:=[.A66]" office:value-type="float" office:value="90" calcext:value-type="float">
            <text:p>90</text:p>
          </table:table-cell>
          <table:table-cell table:formula="of:=[.B66]" office:value-type="float" office:value="65" calcext:value-type="float">
            <text:p>65</text:p>
          </table:table-cell>
          <table:table-cell table:formula="of:=IF([.C$5]=[.C66]; 5; [.C66]+5)" office:value-type="float" office:value="40" calcext:value-type="float">
            <text:p>40</text:p>
          </table:table-cell>
          <table:table-cell table:formula="of:=[.AI67]&amp;&quot;, &quot;&amp;[.AJ67]&amp;&quot;, &quot;&amp;[.AK67]" office:value-type="string" office:string-value="102, 168, 36" calcext:value-type="string">
            <text:p>102, 168, 36</text:p>
          </table:table-cell>
          <table:table-cell table:formula="of:=DEC2HEX([.AI67]; 2)&amp;DEC2HEX([.AJ67]; 2)&amp;DEC2HEX([.AK67]; 2)" office:value-type="string" office:string-value="66A824" calcext:value-type="string">
            <text:p>66A824</text:p>
          </table:table-cell>
          <table:table-cell table:formula="of:=[.A67]/360" office:value-type="float" office:value="0.25" calcext:value-type="float">
            <text:p>0.25</text:p>
          </table:table-cell>
          <table:table-cell table:formula="of:=[.B67]/100" office:value-type="float" office:value="0.65" calcext:value-type="float">
            <text:p>0.65</text:p>
          </table:table-cell>
          <table:table-cell table:formula="of:=[.C67]/100" office:value-type="float" office:value="0.4" calcext:value-type="float">
            <text:p>0.4</text:p>
          </table:table-cell>
          <table:table-cell table:formula="of:=IF([.B67]&gt;0; TRUE(); FALSE())" office:value-type="boolean" office:boolean-value="true" calcext:value-type="boolean">
            <text:p>TRUE</text:p>
          </table:table-cell>
          <table:table-cell table:formula="of:=IF([.I67]; &quot;&quot;; ROUND([.C67]*2.55))">
            <text:p/>
          </table:table-cell>
          <table:table-cell table:formula="of:=[.J67]">
            <text:p/>
          </table:table-cell>
          <table:table-cell table:formula="of:=[.J67]">
            <text:p/>
          </table:table-cell>
          <table:table-cell table:formula="of:=[.H67] * (1 + [.G67])" office:value-type="float" office:value="0.66" calcext:value-type="float">
            <text:p>0.66</text:p>
          </table:table-cell>
          <table:table-cell table:formula="of:= ([.H67] + [.G67]) - ([.H67] * [.G67])" office:value-type="float" office:value="0.79" calcext:value-type="float">
            <text:p>0.79</text:p>
          </table:table-cell>
          <table:table-cell table:formula="of:=IF([.H67] &lt;= 0.5; [.M67]; [.N67])" office:value-type="float" office:value="0.66" calcext:value-type="float">
            <text:p>0.66</text:p>
          </table:table-cell>
          <table:table-cell table:formula="of:= (2 * [.H67]) - [.O67]" office:value-type="float" office:value="0.14" calcext:value-type="float">
            <text:p>0.14</text:p>
          </table:table-cell>
          <table:table-cell table:formula="of:=[.F67] + (1/3)" office:value-type="float" office:value="0.583333333333333" calcext:value-type="float">
            <text:p>0.583333333333333</text:p>
          </table:table-cell>
          <table:table-cell table:formula="of:=[.F67]" office:value-type="float" office:value="0.25" calcext:value-type="float">
            <text:p>0.25</text:p>
          </table:table-cell>
          <table:table-cell table:formula="of:=[.F67] - (1/3)" office:value-type="float" office:value="-0.0833333333333333" calcext:value-type="float">
            <text:p>-0.0833333333333333</text:p>
          </table:table-cell>
          <table:table-cell table:formula="of:=IF([.Q67]&lt;0; [.Q67]+1; IF([.Q67]&gt;1; [.Q67]-1; [.Q67]))" office:value-type="float" office:value="0.583333333333333" calcext:value-type="float">
            <text:p>0.583333333333333</text:p>
          </table:table-cell>
          <table:table-cell table:formula="of:=IF([.R67]&lt;0; [.R67]+1; IF([.R67]&gt;1; [.R67]-1; [.R67]))" office:value-type="float" office:value="0.25" calcext:value-type="float">
            <text:p>0.25</text:p>
          </table:table-cell>
          <table:table-cell table:formula="of:=IF([.S67]&lt;0; [.S67]+1; IF([.S67]&gt;1; [.S67]-1; [.S67]))" office:value-type="float" office:value="0.916666666666667" calcext:value-type="float">
            <text:p>0.916666666666667</text:p>
          </table:table-cell>
          <table:table-cell table:formula="of:=IF((6* [.T67]) &lt; 1; TRUE(); FALSE())" office:value-type="boolean" office:boolean-value="false" calcext:value-type="boolean">
            <text:p>FALSE</text:p>
          </table:table-cell>
          <table:table-cell table:formula="of:=IF((2* [.T67]) &lt; 1; TRUE(); FALSE())" office:value-type="boolean" office:boolean-value="false" calcext:value-type="boolean">
            <text:p>FALSE</text:p>
          </table:table-cell>
          <table:table-cell table:formula="of:=IF((3* [.T67]) &lt; 2; TRUE(); FALSE())" office:value-type="boolean" office:boolean-value="true" calcext:value-type="boolean">
            <text:p>TRUE</text:p>
          </table:table-cell>
          <table:table-cell table:formula="of:=IF((6* [.U67]) &lt; 1; TRUE(); FALSE())" office:value-type="boolean" office:boolean-value="false" calcext:value-type="boolean">
            <text:p>FALSE</text:p>
          </table:table-cell>
          <table:table-cell table:formula="of:=IF((2* [.U67]) &lt; 1; TRUE(); FALSE())" office:value-type="boolean" office:boolean-value="true" calcext:value-type="boolean">
            <text:p>TRUE</text:p>
          </table:table-cell>
          <table:table-cell table:formula="of:=IF((3* [.U67]) &lt; 2; TRUE(); FALSE())" office:value-type="boolean" office:boolean-value="true" calcext:value-type="boolean">
            <text:p>TRUE</text:p>
          </table:table-cell>
          <table:table-cell table:formula="of:=IF((6* [.V67]) &lt; 1; TRUE(); FALSE())" office:value-type="boolean" office:boolean-value="false" calcext:value-type="boolean">
            <text:p>FALSE</text:p>
          </table:table-cell>
          <table:table-cell table:formula="of:=IF((2* [.V67]) &lt; 1; TRUE(); FALSE())" office:value-type="boolean" office:boolean-value="false" calcext:value-type="boolean">
            <text:p>FALSE</text:p>
          </table:table-cell>
          <table:table-cell table:formula="of:=IF((3* [.V67]) &lt; 2; TRUE(); FALSE())" office:value-type="boolean" office:boolean-value="false" calcext:value-type="boolean">
            <text:p>FALSE</text:p>
          </table:table-cell>
          <table:table-cell table:formula="of:=IF([.W67]; [.$P67] + ([.$O67] - [.$P67]) * 6 * [.T67]; IF([.X67]; [.$O67]; IF([.Y67]; [.$P67] + (([.$O67] - [.$P67]) * ((2/3) - [.T67]) * 6); [.$P67])))" office:value-type="float" office:value="0.4" calcext:value-type="float">
            <text:p>0.4</text:p>
          </table:table-cell>
          <table:table-cell table:formula="of:=IF([.Z67]; [.$P67] + ([.$O67] - [.$P67]) * 6 * [.U67]; IF([.AA67]; [.$O67]; IF([.AB67]; [.$P67] + (([.$O67] - [.$P67]) * ((2/3) - [.U67]) * 6); [.$P67])))" office:value-type="float" office:value="0.66" calcext:value-type="float">
            <text:p>0.66</text:p>
          </table:table-cell>
          <table:table-cell table:formula="of:=IF([.AC67]; [.$P67] + ([.$O67] - [.$P67]) * 6 * [.V67]; IF([.AD67]; [.$O67]; IF([.AE67]; [.$P67] + (([.$O67] - [.$P67]) * ((2/3) - [.V67]) * 6); [.$P67])))" office:value-type="float" office:value="0.14" calcext:value-type="float">
            <text:p>0.14</text:p>
          </table:table-cell>
          <table:table-cell table:formula="of:=ROUND([.AF67]*255)" office:value-type="float" office:value="102" calcext:value-type="float">
            <text:p>102</text:p>
          </table:table-cell>
          <table:table-cell table:formula="of:=ROUND([.AG67]*255)" office:value-type="float" office:value="168" calcext:value-type="float">
            <text:p>168</text:p>
          </table:table-cell>
          <table:table-cell table:formula="of:=ROUND([.AH67]*255)" office:value-type="float" office:value="36" calcext:value-type="float">
            <text:p>36</text:p>
          </table:table-cell>
        </table:table-row>
        <table:table-row table:style-name="ro3">
          <table:table-cell table:formula="of:=[.A67]" office:value-type="float" office:value="90" calcext:value-type="float">
            <text:p>90</text:p>
          </table:table-cell>
          <table:table-cell table:formula="of:=[.B67]" office:value-type="float" office:value="65" calcext:value-type="float">
            <text:p>65</text:p>
          </table:table-cell>
          <table:table-cell table:formula="of:=IF([.C$5]=[.C67]; 5; [.C67]+5)" office:value-type="float" office:value="45" calcext:value-type="float">
            <text:p>45</text:p>
          </table:table-cell>
          <table:table-cell table:formula="of:=[.AI68]&amp;&quot;, &quot;&amp;[.AJ68]&amp;&quot;, &quot;&amp;[.AK68]" office:value-type="string" office:string-value="115, 189, 40" calcext:value-type="string">
            <text:p>115, 189, 40</text:p>
          </table:table-cell>
          <table:table-cell table:formula="of:=DEC2HEX([.AI68]; 2)&amp;DEC2HEX([.AJ68]; 2)&amp;DEC2HEX([.AK68]; 2)" office:value-type="string" office:string-value="73BD28" calcext:value-type="string">
            <text:p>73BD28</text:p>
          </table:table-cell>
          <table:table-cell table:formula="of:=[.A68]/360" office:value-type="float" office:value="0.25" calcext:value-type="float">
            <text:p>0.25</text:p>
          </table:table-cell>
          <table:table-cell table:formula="of:=[.B68]/100" office:value-type="float" office:value="0.65" calcext:value-type="float">
            <text:p>0.65</text:p>
          </table:table-cell>
          <table:table-cell table:formula="of:=[.C68]/100" office:value-type="float" office:value="0.45" calcext:value-type="float">
            <text:p>0.45</text:p>
          </table:table-cell>
          <table:table-cell table:formula="of:=IF([.B68]&gt;0; TRUE(); FALSE())" office:value-type="boolean" office:boolean-value="true" calcext:value-type="boolean">
            <text:p>TRUE</text:p>
          </table:table-cell>
          <table:table-cell table:formula="of:=IF([.I68]; &quot;&quot;; ROUND([.C68]*2.55))">
            <text:p/>
          </table:table-cell>
          <table:table-cell table:formula="of:=[.J68]">
            <text:p/>
          </table:table-cell>
          <table:table-cell table:formula="of:=[.J68]">
            <text:p/>
          </table:table-cell>
          <table:table-cell table:formula="of:=[.H68] * (1 + [.G68])" office:value-type="float" office:value="0.7425" calcext:value-type="float">
            <text:p>0.7425</text:p>
          </table:table-cell>
          <table:table-cell table:formula="of:= ([.H68] + [.G68]) - ([.H68] * [.G68])" office:value-type="float" office:value="0.8075" calcext:value-type="float">
            <text:p>0.8075</text:p>
          </table:table-cell>
          <table:table-cell table:formula="of:=IF([.H68] &lt;= 0.5; [.M68]; [.N68])" office:value-type="float" office:value="0.7425" calcext:value-type="float">
            <text:p>0.7425</text:p>
          </table:table-cell>
          <table:table-cell table:formula="of:= (2 * [.H68]) - [.O68]" office:value-type="float" office:value="0.1575" calcext:value-type="float">
            <text:p>0.1575</text:p>
          </table:table-cell>
          <table:table-cell table:formula="of:=[.F68] + (1/3)" office:value-type="float" office:value="0.583333333333333" calcext:value-type="float">
            <text:p>0.583333333333333</text:p>
          </table:table-cell>
          <table:table-cell table:formula="of:=[.F68]" office:value-type="float" office:value="0.25" calcext:value-type="float">
            <text:p>0.25</text:p>
          </table:table-cell>
          <table:table-cell table:formula="of:=[.F68] - (1/3)" office:value-type="float" office:value="-0.0833333333333333" calcext:value-type="float">
            <text:p>-0.0833333333333333</text:p>
          </table:table-cell>
          <table:table-cell table:formula="of:=IF([.Q68]&lt;0; [.Q68]+1; IF([.Q68]&gt;1; [.Q68]-1; [.Q68]))" office:value-type="float" office:value="0.583333333333333" calcext:value-type="float">
            <text:p>0.583333333333333</text:p>
          </table:table-cell>
          <table:table-cell table:formula="of:=IF([.R68]&lt;0; [.R68]+1; IF([.R68]&gt;1; [.R68]-1; [.R68]))" office:value-type="float" office:value="0.25" calcext:value-type="float">
            <text:p>0.25</text:p>
          </table:table-cell>
          <table:table-cell table:formula="of:=IF([.S68]&lt;0; [.S68]+1; IF([.S68]&gt;1; [.S68]-1; [.S68]))" office:value-type="float" office:value="0.916666666666667" calcext:value-type="float">
            <text:p>0.916666666666667</text:p>
          </table:table-cell>
          <table:table-cell table:formula="of:=IF((6* [.T68]) &lt; 1; TRUE(); FALSE())" office:value-type="boolean" office:boolean-value="false" calcext:value-type="boolean">
            <text:p>FALSE</text:p>
          </table:table-cell>
          <table:table-cell table:formula="of:=IF((2* [.T68]) &lt; 1; TRUE(); FALSE())" office:value-type="boolean" office:boolean-value="false" calcext:value-type="boolean">
            <text:p>FALSE</text:p>
          </table:table-cell>
          <table:table-cell table:formula="of:=IF((3* [.T68]) &lt; 2; TRUE(); FALSE())" office:value-type="boolean" office:boolean-value="true" calcext:value-type="boolean">
            <text:p>TRUE</text:p>
          </table:table-cell>
          <table:table-cell table:formula="of:=IF((6* [.U68]) &lt; 1; TRUE(); FALSE())" office:value-type="boolean" office:boolean-value="false" calcext:value-type="boolean">
            <text:p>FALSE</text:p>
          </table:table-cell>
          <table:table-cell table:formula="of:=IF((2* [.U68]) &lt; 1; TRUE(); FALSE())" office:value-type="boolean" office:boolean-value="true" calcext:value-type="boolean">
            <text:p>TRUE</text:p>
          </table:table-cell>
          <table:table-cell table:formula="of:=IF((3* [.U68]) &lt; 2; TRUE(); FALSE())" office:value-type="boolean" office:boolean-value="true" calcext:value-type="boolean">
            <text:p>TRUE</text:p>
          </table:table-cell>
          <table:table-cell table:formula="of:=IF((6* [.V68]) &lt; 1; TRUE(); FALSE())" office:value-type="boolean" office:boolean-value="false" calcext:value-type="boolean">
            <text:p>FALSE</text:p>
          </table:table-cell>
          <table:table-cell table:formula="of:=IF((2* [.V68]) &lt; 1; TRUE(); FALSE())" office:value-type="boolean" office:boolean-value="false" calcext:value-type="boolean">
            <text:p>FALSE</text:p>
          </table:table-cell>
          <table:table-cell table:formula="of:=IF((3* [.V68]) &lt; 2; TRUE(); FALSE())" office:value-type="boolean" office:boolean-value="false" calcext:value-type="boolean">
            <text:p>FALSE</text:p>
          </table:table-cell>
          <table:table-cell table:formula="of:=IF([.W68]; [.$P68] + ([.$O68] - [.$P68]) * 6 * [.T68]; IF([.X68]; [.$O68]; IF([.Y68]; [.$P68] + (([.$O68] - [.$P68]) * ((2/3) - [.T68]) * 6); [.$P68])))" office:value-type="float" office:value="0.45" calcext:value-type="float">
            <text:p>0.45</text:p>
          </table:table-cell>
          <table:table-cell table:formula="of:=IF([.Z68]; [.$P68] + ([.$O68] - [.$P68]) * 6 * [.U68]; IF([.AA68]; [.$O68]; IF([.AB68]; [.$P68] + (([.$O68] - [.$P68]) * ((2/3) - [.U68]) * 6); [.$P68])))" office:value-type="float" office:value="0.7425" calcext:value-type="float">
            <text:p>0.7425</text:p>
          </table:table-cell>
          <table:table-cell table:formula="of:=IF([.AC68]; [.$P68] + ([.$O68] - [.$P68]) * 6 * [.V68]; IF([.AD68]; [.$O68]; IF([.AE68]; [.$P68] + (([.$O68] - [.$P68]) * ((2/3) - [.V68]) * 6); [.$P68])))" office:value-type="float" office:value="0.1575" calcext:value-type="float">
            <text:p>0.1575</text:p>
          </table:table-cell>
          <table:table-cell table:formula="of:=ROUND([.AF68]*255)" office:value-type="float" office:value="115" calcext:value-type="float">
            <text:p>115</text:p>
          </table:table-cell>
          <table:table-cell table:formula="of:=ROUND([.AG68]*255)" office:value-type="float" office:value="189" calcext:value-type="float">
            <text:p>189</text:p>
          </table:table-cell>
          <table:table-cell table:formula="of:=ROUND([.AH68]*255)" office:value-type="float" office:value="40" calcext:value-type="float">
            <text:p>40</text:p>
          </table:table-cell>
        </table:table-row>
        <table:table-row table:style-name="ro3">
          <table:table-cell table:formula="of:=[.A68]" office:value-type="float" office:value="90" calcext:value-type="float">
            <text:p>90</text:p>
          </table:table-cell>
          <table:table-cell table:formula="of:=[.B68]" office:value-type="float" office:value="65" calcext:value-type="float">
            <text:p>65</text:p>
          </table:table-cell>
          <table:table-cell table:formula="of:=IF([.C$5]=[.C68]; 5; [.C68]+5)" office:value-type="float" office:value="50" calcext:value-type="float">
            <text:p>50</text:p>
          </table:table-cell>
          <table:table-cell table:formula="of:=[.AI69]&amp;&quot;, &quot;&amp;[.AJ69]&amp;&quot;, &quot;&amp;[.AK69]" office:value-type="string" office:string-value="128, 210, 45" calcext:value-type="string">
            <text:p>128, 210, 45</text:p>
          </table:table-cell>
          <table:table-cell table:formula="of:=DEC2HEX([.AI69]; 2)&amp;DEC2HEX([.AJ69]; 2)&amp;DEC2HEX([.AK69]; 2)" office:value-type="string" office:string-value="80D22D" calcext:value-type="string">
            <text:p>80D22D</text:p>
          </table:table-cell>
          <table:table-cell table:formula="of:=[.A69]/360" office:value-type="float" office:value="0.25" calcext:value-type="float">
            <text:p>0.25</text:p>
          </table:table-cell>
          <table:table-cell table:formula="of:=[.B69]/100" office:value-type="float" office:value="0.65" calcext:value-type="float">
            <text:p>0.65</text:p>
          </table:table-cell>
          <table:table-cell table:formula="of:=[.C69]/100" office:value-type="float" office:value="0.5" calcext:value-type="float">
            <text:p>0.5</text:p>
          </table:table-cell>
          <table:table-cell table:formula="of:=IF([.B69]&gt;0; TRUE(); FALSE())" office:value-type="boolean" office:boolean-value="true" calcext:value-type="boolean">
            <text:p>TRUE</text:p>
          </table:table-cell>
          <table:table-cell table:formula="of:=IF([.I69]; &quot;&quot;; ROUND([.C69]*2.55))">
            <text:p/>
          </table:table-cell>
          <table:table-cell table:formula="of:=[.J69]">
            <text:p/>
          </table:table-cell>
          <table:table-cell table:formula="of:=[.J69]">
            <text:p/>
          </table:table-cell>
          <table:table-cell table:formula="of:=[.H69] * (1 + [.G69])" office:value-type="float" office:value="0.825" calcext:value-type="float">
            <text:p>0.825</text:p>
          </table:table-cell>
          <table:table-cell table:formula="of:= ([.H69] + [.G69]) - ([.H69] * [.G69])" office:value-type="float" office:value="0.825" calcext:value-type="float">
            <text:p>0.825</text:p>
          </table:table-cell>
          <table:table-cell table:formula="of:=IF([.H69] &lt;= 0.5; [.M69]; [.N69])" office:value-type="float" office:value="0.825" calcext:value-type="float">
            <text:p>0.825</text:p>
          </table:table-cell>
          <table:table-cell table:formula="of:= (2 * [.H69]) - [.O69]" office:value-type="float" office:value="0.175" calcext:value-type="float">
            <text:p>0.175</text:p>
          </table:table-cell>
          <table:table-cell table:formula="of:=[.F69] + (1/3)" office:value-type="float" office:value="0.583333333333333" calcext:value-type="float">
            <text:p>0.583333333333333</text:p>
          </table:table-cell>
          <table:table-cell table:formula="of:=[.F69]" office:value-type="float" office:value="0.25" calcext:value-type="float">
            <text:p>0.25</text:p>
          </table:table-cell>
          <table:table-cell table:formula="of:=[.F69] - (1/3)" office:value-type="float" office:value="-0.0833333333333333" calcext:value-type="float">
            <text:p>-0.0833333333333333</text:p>
          </table:table-cell>
          <table:table-cell table:formula="of:=IF([.Q69]&lt;0; [.Q69]+1; IF([.Q69]&gt;1; [.Q69]-1; [.Q69]))" office:value-type="float" office:value="0.583333333333333" calcext:value-type="float">
            <text:p>0.583333333333333</text:p>
          </table:table-cell>
          <table:table-cell table:formula="of:=IF([.R69]&lt;0; [.R69]+1; IF([.R69]&gt;1; [.R69]-1; [.R69]))" office:value-type="float" office:value="0.25" calcext:value-type="float">
            <text:p>0.25</text:p>
          </table:table-cell>
          <table:table-cell table:formula="of:=IF([.S69]&lt;0; [.S69]+1; IF([.S69]&gt;1; [.S69]-1; [.S69]))" office:value-type="float" office:value="0.916666666666667" calcext:value-type="float">
            <text:p>0.916666666666667</text:p>
          </table:table-cell>
          <table:table-cell table:formula="of:=IF((6* [.T69]) &lt; 1; TRUE(); FALSE())" office:value-type="boolean" office:boolean-value="false" calcext:value-type="boolean">
            <text:p>FALSE</text:p>
          </table:table-cell>
          <table:table-cell table:formula="of:=IF((2* [.T69]) &lt; 1; TRUE(); FALSE())" office:value-type="boolean" office:boolean-value="false" calcext:value-type="boolean">
            <text:p>FALSE</text:p>
          </table:table-cell>
          <table:table-cell table:formula="of:=IF((3* [.T69]) &lt; 2; TRUE(); FALSE())" office:value-type="boolean" office:boolean-value="true" calcext:value-type="boolean">
            <text:p>TRUE</text:p>
          </table:table-cell>
          <table:table-cell table:formula="of:=IF((6* [.U69]) &lt; 1; TRUE(); FALSE())" office:value-type="boolean" office:boolean-value="false" calcext:value-type="boolean">
            <text:p>FALSE</text:p>
          </table:table-cell>
          <table:table-cell table:formula="of:=IF((2* [.U69]) &lt; 1; TRUE(); FALSE())" office:value-type="boolean" office:boolean-value="true" calcext:value-type="boolean">
            <text:p>TRUE</text:p>
          </table:table-cell>
          <table:table-cell table:formula="of:=IF((3* [.U69]) &lt; 2; TRUE(); FALSE())" office:value-type="boolean" office:boolean-value="true" calcext:value-type="boolean">
            <text:p>TRUE</text:p>
          </table:table-cell>
          <table:table-cell table:formula="of:=IF((6* [.V69]) &lt; 1; TRUE(); FALSE())" office:value-type="boolean" office:boolean-value="false" calcext:value-type="boolean">
            <text:p>FALSE</text:p>
          </table:table-cell>
          <table:table-cell table:formula="of:=IF((2* [.V69]) &lt; 1; TRUE(); FALSE())" office:value-type="boolean" office:boolean-value="false" calcext:value-type="boolean">
            <text:p>FALSE</text:p>
          </table:table-cell>
          <table:table-cell table:formula="of:=IF((3* [.V69]) &lt; 2; TRUE(); FALSE())" office:value-type="boolean" office:boolean-value="false" calcext:value-type="boolean">
            <text:p>FALSE</text:p>
          </table:table-cell>
          <table:table-cell table:formula="of:=IF([.W69]; [.$P69] + ([.$O69] - [.$P69]) * 6 * [.T69]; IF([.X69]; [.$O69]; IF([.Y69]; [.$P69] + (([.$O69] - [.$P69]) * ((2/3) - [.T69]) * 6); [.$P69])))" office:value-type="float" office:value="0.5" calcext:value-type="float">
            <text:p>0.5</text:p>
          </table:table-cell>
          <table:table-cell table:formula="of:=IF([.Z69]; [.$P69] + ([.$O69] - [.$P69]) * 6 * [.U69]; IF([.AA69]; [.$O69]; IF([.AB69]; [.$P69] + (([.$O69] - [.$P69]) * ((2/3) - [.U69]) * 6); [.$P69])))" office:value-type="float" office:value="0.825" calcext:value-type="float">
            <text:p>0.825</text:p>
          </table:table-cell>
          <table:table-cell table:formula="of:=IF([.AC69]; [.$P69] + ([.$O69] - [.$P69]) * 6 * [.V69]; IF([.AD69]; [.$O69]; IF([.AE69]; [.$P69] + (([.$O69] - [.$P69]) * ((2/3) - [.V69]) * 6); [.$P69])))" office:value-type="float" office:value="0.175" calcext:value-type="float">
            <text:p>0.175</text:p>
          </table:table-cell>
          <table:table-cell table:formula="of:=ROUND([.AF69]*255)" office:value-type="float" office:value="128" calcext:value-type="float">
            <text:p>128</text:p>
          </table:table-cell>
          <table:table-cell table:formula="of:=ROUND([.AG69]*255)" office:value-type="float" office:value="210" calcext:value-type="float">
            <text:p>210</text:p>
          </table:table-cell>
          <table:table-cell table:formula="of:=ROUND([.AH69]*255)" office:value-type="float" office:value="45" calcext:value-type="float">
            <text:p>45</text:p>
          </table:table-cell>
        </table:table-row>
        <table:table-row table:style-name="ro3">
          <table:table-cell table:formula="of:=[.A69]" office:value-type="float" office:value="90" calcext:value-type="float">
            <text:p>90</text:p>
          </table:table-cell>
          <table:table-cell table:formula="of:=[.B69]" office:value-type="float" office:value="65" calcext:value-type="float">
            <text:p>65</text:p>
          </table:table-cell>
          <table:table-cell table:formula="of:=IF([.C$5]=[.C69]; 5; [.C69]+5)" office:value-type="float" office:value="55" calcext:value-type="float">
            <text:p>55</text:p>
          </table:table-cell>
          <table:table-cell table:formula="of:=[.AI70]&amp;&quot;, &quot;&amp;[.AJ70]&amp;&quot;, &quot;&amp;[.AK70]" office:value-type="string" office:string-value="140, 215, 66" calcext:value-type="string">
            <text:p>140, 215, 66</text:p>
          </table:table-cell>
          <table:table-cell table:formula="of:=DEC2HEX([.AI70]; 2)&amp;DEC2HEX([.AJ70]; 2)&amp;DEC2HEX([.AK70]; 2)" office:value-type="string" office:string-value="8CD742" calcext:value-type="string">
            <text:p>8CD742</text:p>
          </table:table-cell>
          <table:table-cell table:formula="of:=[.A70]/360" office:value-type="float" office:value="0.25" calcext:value-type="float">
            <text:p>0.25</text:p>
          </table:table-cell>
          <table:table-cell table:formula="of:=[.B70]/100" office:value-type="float" office:value="0.65" calcext:value-type="float">
            <text:p>0.65</text:p>
          </table:table-cell>
          <table:table-cell table:formula="of:=[.C70]/100" office:value-type="float" office:value="0.55" calcext:value-type="float">
            <text:p>0.55</text:p>
          </table:table-cell>
          <table:table-cell table:formula="of:=IF([.B70]&gt;0; TRUE(); FALSE())" office:value-type="boolean" office:boolean-value="true" calcext:value-type="boolean">
            <text:p>TRUE</text:p>
          </table:table-cell>
          <table:table-cell table:formula="of:=IF([.I70]; &quot;&quot;; ROUND([.C70]*2.55))">
            <text:p/>
          </table:table-cell>
          <table:table-cell table:formula="of:=[.J70]">
            <text:p/>
          </table:table-cell>
          <table:table-cell table:formula="of:=[.J70]">
            <text:p/>
          </table:table-cell>
          <table:table-cell table:formula="of:=[.H70] * (1 + [.G70])" office:value-type="float" office:value="0.9075" calcext:value-type="float">
            <text:p>0.9075</text:p>
          </table:table-cell>
          <table:table-cell table:formula="of:= ([.H70] + [.G70]) - ([.H70] * [.G70])" office:value-type="float" office:value="0.8425" calcext:value-type="float">
            <text:p>0.8425</text:p>
          </table:table-cell>
          <table:table-cell table:formula="of:=IF([.H70] &lt;= 0.5; [.M70]; [.N70])" office:value-type="float" office:value="0.8425" calcext:value-type="float">
            <text:p>0.8425</text:p>
          </table:table-cell>
          <table:table-cell table:formula="of:= (2 * [.H70]) - [.O70]" office:value-type="float" office:value="0.2575" calcext:value-type="float">
            <text:p>0.2575</text:p>
          </table:table-cell>
          <table:table-cell table:formula="of:=[.F70] + (1/3)" office:value-type="float" office:value="0.583333333333333" calcext:value-type="float">
            <text:p>0.583333333333333</text:p>
          </table:table-cell>
          <table:table-cell table:formula="of:=[.F70]" office:value-type="float" office:value="0.25" calcext:value-type="float">
            <text:p>0.25</text:p>
          </table:table-cell>
          <table:table-cell table:formula="of:=[.F70] - (1/3)" office:value-type="float" office:value="-0.0833333333333333" calcext:value-type="float">
            <text:p>-0.0833333333333333</text:p>
          </table:table-cell>
          <table:table-cell table:formula="of:=IF([.Q70]&lt;0; [.Q70]+1; IF([.Q70]&gt;1; [.Q70]-1; [.Q70]))" office:value-type="float" office:value="0.583333333333333" calcext:value-type="float">
            <text:p>0.583333333333333</text:p>
          </table:table-cell>
          <table:table-cell table:formula="of:=IF([.R70]&lt;0; [.R70]+1; IF([.R70]&gt;1; [.R70]-1; [.R70]))" office:value-type="float" office:value="0.25" calcext:value-type="float">
            <text:p>0.25</text:p>
          </table:table-cell>
          <table:table-cell table:formula="of:=IF([.S70]&lt;0; [.S70]+1; IF([.S70]&gt;1; [.S70]-1; [.S70]))" office:value-type="float" office:value="0.916666666666667" calcext:value-type="float">
            <text:p>0.916666666666667</text:p>
          </table:table-cell>
          <table:table-cell table:formula="of:=IF((6* [.T70]) &lt; 1; TRUE(); FALSE())" office:value-type="boolean" office:boolean-value="false" calcext:value-type="boolean">
            <text:p>FALSE</text:p>
          </table:table-cell>
          <table:table-cell table:formula="of:=IF((2* [.T70]) &lt; 1; TRUE(); FALSE())" office:value-type="boolean" office:boolean-value="false" calcext:value-type="boolean">
            <text:p>FALSE</text:p>
          </table:table-cell>
          <table:table-cell table:formula="of:=IF((3* [.T70]) &lt; 2; TRUE(); FALSE())" office:value-type="boolean" office:boolean-value="true" calcext:value-type="boolean">
            <text:p>TRUE</text:p>
          </table:table-cell>
          <table:table-cell table:formula="of:=IF((6* [.U70]) &lt; 1; TRUE(); FALSE())" office:value-type="boolean" office:boolean-value="false" calcext:value-type="boolean">
            <text:p>FALSE</text:p>
          </table:table-cell>
          <table:table-cell table:formula="of:=IF((2* [.U70]) &lt; 1; TRUE(); FALSE())" office:value-type="boolean" office:boolean-value="true" calcext:value-type="boolean">
            <text:p>TRUE</text:p>
          </table:table-cell>
          <table:table-cell table:formula="of:=IF((3* [.U70]) &lt; 2; TRUE(); FALSE())" office:value-type="boolean" office:boolean-value="true" calcext:value-type="boolean">
            <text:p>TRUE</text:p>
          </table:table-cell>
          <table:table-cell table:formula="of:=IF((6* [.V70]) &lt; 1; TRUE(); FALSE())" office:value-type="boolean" office:boolean-value="false" calcext:value-type="boolean">
            <text:p>FALSE</text:p>
          </table:table-cell>
          <table:table-cell table:formula="of:=IF((2* [.V70]) &lt; 1; TRUE(); FALSE())" office:value-type="boolean" office:boolean-value="false" calcext:value-type="boolean">
            <text:p>FALSE</text:p>
          </table:table-cell>
          <table:table-cell table:formula="of:=IF((3* [.V70]) &lt; 2; TRUE(); FALSE())" office:value-type="boolean" office:boolean-value="false" calcext:value-type="boolean">
            <text:p>FALSE</text:p>
          </table:table-cell>
          <table:table-cell table:formula="of:=IF([.W70]; [.$P70] + ([.$O70] - [.$P70]) * 6 * [.T70]; IF([.X70]; [.$O70]; IF([.Y70]; [.$P70] + (([.$O70] - [.$P70]) * ((2/3) - [.T70]) * 6); [.$P70])))" office:value-type="float" office:value="0.55" calcext:value-type="float">
            <text:p>0.55</text:p>
          </table:table-cell>
          <table:table-cell table:formula="of:=IF([.Z70]; [.$P70] + ([.$O70] - [.$P70]) * 6 * [.U70]; IF([.AA70]; [.$O70]; IF([.AB70]; [.$P70] + (([.$O70] - [.$P70]) * ((2/3) - [.U70]) * 6); [.$P70])))" office:value-type="float" office:value="0.8425" calcext:value-type="float">
            <text:p>0.8425</text:p>
          </table:table-cell>
          <table:table-cell table:formula="of:=IF([.AC70]; [.$P70] + ([.$O70] - [.$P70]) * 6 * [.V70]; IF([.AD70]; [.$O70]; IF([.AE70]; [.$P70] + (([.$O70] - [.$P70]) * ((2/3) - [.V70]) * 6); [.$P70])))" office:value-type="float" office:value="0.2575" calcext:value-type="float">
            <text:p>0.2575</text:p>
          </table:table-cell>
          <table:table-cell table:formula="of:=ROUND([.AF70]*255)" office:value-type="float" office:value="140" calcext:value-type="float">
            <text:p>140</text:p>
          </table:table-cell>
          <table:table-cell table:formula="of:=ROUND([.AG70]*255)" office:value-type="float" office:value="215" calcext:value-type="float">
            <text:p>215</text:p>
          </table:table-cell>
          <table:table-cell table:formula="of:=ROUND([.AH70]*255)" office:value-type="float" office:value="66" calcext:value-type="float">
            <text:p>66</text:p>
          </table:table-cell>
        </table:table-row>
        <table:table-row table:style-name="ro3">
          <table:table-cell table:formula="of:=[.A70]" office:value-type="float" office:value="90" calcext:value-type="float">
            <text:p>90</text:p>
          </table:table-cell>
          <table:table-cell table:formula="of:=[.B70]" office:value-type="float" office:value="65" calcext:value-type="float">
            <text:p>65</text:p>
          </table:table-cell>
          <table:table-cell table:formula="of:=IF([.C$5]=[.C70]; 5; [.C70]+5)" office:value-type="float" office:value="60" calcext:value-type="float">
            <text:p>60</text:p>
          </table:table-cell>
          <table:table-cell table:formula="of:=[.AI71]&amp;&quot;, &quot;&amp;[.AJ71]&amp;&quot;, &quot;&amp;[.AK71]" office:value-type="string" office:string-value="153, 219, 87" calcext:value-type="string">
            <text:p>153, 219, 87</text:p>
          </table:table-cell>
          <table:table-cell table:formula="of:=DEC2HEX([.AI71]; 2)&amp;DEC2HEX([.AJ71]; 2)&amp;DEC2HEX([.AK71]; 2)" office:value-type="string" office:string-value="99DB57" calcext:value-type="string">
            <text:p>99DB57</text:p>
          </table:table-cell>
          <table:table-cell table:formula="of:=[.A71]/360" office:value-type="float" office:value="0.25" calcext:value-type="float">
            <text:p>0.25</text:p>
          </table:table-cell>
          <table:table-cell table:formula="of:=[.B71]/100" office:value-type="float" office:value="0.65" calcext:value-type="float">
            <text:p>0.65</text:p>
          </table:table-cell>
          <table:table-cell table:formula="of:=[.C71]/100" office:value-type="float" office:value="0.6" calcext:value-type="float">
            <text:p>0.6</text:p>
          </table:table-cell>
          <table:table-cell table:formula="of:=IF([.B71]&gt;0; TRUE(); FALSE())" office:value-type="boolean" office:boolean-value="true" calcext:value-type="boolean">
            <text:p>TRUE</text:p>
          </table:table-cell>
          <table:table-cell table:formula="of:=IF([.I71]; &quot;&quot;; ROUND([.C71]*2.55))">
            <text:p/>
          </table:table-cell>
          <table:table-cell table:formula="of:=[.J71]">
            <text:p/>
          </table:table-cell>
          <table:table-cell table:formula="of:=[.J71]">
            <text:p/>
          </table:table-cell>
          <table:table-cell table:formula="of:=[.H71] * (1 + [.G71])" office:value-type="float" office:value="0.99" calcext:value-type="float">
            <text:p>0.99</text:p>
          </table:table-cell>
          <table:table-cell table:formula="of:= ([.H71] + [.G71]) - ([.H71] * [.G71])" office:value-type="float" office:value="0.86" calcext:value-type="float">
            <text:p>0.86</text:p>
          </table:table-cell>
          <table:table-cell table:formula="of:=IF([.H71] &lt;= 0.5; [.M71]; [.N71])" office:value-type="float" office:value="0.86" calcext:value-type="float">
            <text:p>0.86</text:p>
          </table:table-cell>
          <table:table-cell table:formula="of:= (2 * [.H71]) - [.O71]" office:value-type="float" office:value="0.34" calcext:value-type="float">
            <text:p>0.34</text:p>
          </table:table-cell>
          <table:table-cell table:formula="of:=[.F71] + (1/3)" office:value-type="float" office:value="0.583333333333333" calcext:value-type="float">
            <text:p>0.583333333333333</text:p>
          </table:table-cell>
          <table:table-cell table:formula="of:=[.F71]" office:value-type="float" office:value="0.25" calcext:value-type="float">
            <text:p>0.25</text:p>
          </table:table-cell>
          <table:table-cell table:formula="of:=[.F71] - (1/3)" office:value-type="float" office:value="-0.0833333333333333" calcext:value-type="float">
            <text:p>-0.0833333333333333</text:p>
          </table:table-cell>
          <table:table-cell table:formula="of:=IF([.Q71]&lt;0; [.Q71]+1; IF([.Q71]&gt;1; [.Q71]-1; [.Q71]))" office:value-type="float" office:value="0.583333333333333" calcext:value-type="float">
            <text:p>0.583333333333333</text:p>
          </table:table-cell>
          <table:table-cell table:formula="of:=IF([.R71]&lt;0; [.R71]+1; IF([.R71]&gt;1; [.R71]-1; [.R71]))" office:value-type="float" office:value="0.25" calcext:value-type="float">
            <text:p>0.25</text:p>
          </table:table-cell>
          <table:table-cell table:formula="of:=IF([.S71]&lt;0; [.S71]+1; IF([.S71]&gt;1; [.S71]-1; [.S71]))" office:value-type="float" office:value="0.916666666666667" calcext:value-type="float">
            <text:p>0.916666666666667</text:p>
          </table:table-cell>
          <table:table-cell table:formula="of:=IF((6* [.T71]) &lt; 1; TRUE(); FALSE())" office:value-type="boolean" office:boolean-value="false" calcext:value-type="boolean">
            <text:p>FALSE</text:p>
          </table:table-cell>
          <table:table-cell table:formula="of:=IF((2* [.T71]) &lt; 1; TRUE(); FALSE())" office:value-type="boolean" office:boolean-value="false" calcext:value-type="boolean">
            <text:p>FALSE</text:p>
          </table:table-cell>
          <table:table-cell table:formula="of:=IF((3* [.T71]) &lt; 2; TRUE(); FALSE())" office:value-type="boolean" office:boolean-value="true" calcext:value-type="boolean">
            <text:p>TRUE</text:p>
          </table:table-cell>
          <table:table-cell table:formula="of:=IF((6* [.U71]) &lt; 1; TRUE(); FALSE())" office:value-type="boolean" office:boolean-value="false" calcext:value-type="boolean">
            <text:p>FALSE</text:p>
          </table:table-cell>
          <table:table-cell table:formula="of:=IF((2* [.U71]) &lt; 1; TRUE(); FALSE())" office:value-type="boolean" office:boolean-value="true" calcext:value-type="boolean">
            <text:p>TRUE</text:p>
          </table:table-cell>
          <table:table-cell table:formula="of:=IF((3* [.U71]) &lt; 2; TRUE(); FALSE())" office:value-type="boolean" office:boolean-value="true" calcext:value-type="boolean">
            <text:p>TRUE</text:p>
          </table:table-cell>
          <table:table-cell table:formula="of:=IF((6* [.V71]) &lt; 1; TRUE(); FALSE())" office:value-type="boolean" office:boolean-value="false" calcext:value-type="boolean">
            <text:p>FALSE</text:p>
          </table:table-cell>
          <table:table-cell table:formula="of:=IF((2* [.V71]) &lt; 1; TRUE(); FALSE())" office:value-type="boolean" office:boolean-value="false" calcext:value-type="boolean">
            <text:p>FALSE</text:p>
          </table:table-cell>
          <table:table-cell table:formula="of:=IF((3* [.V71]) &lt; 2; TRUE(); FALSE())" office:value-type="boolean" office:boolean-value="false" calcext:value-type="boolean">
            <text:p>FALSE</text:p>
          </table:table-cell>
          <table:table-cell table:formula="of:=IF([.W71]; [.$P71] + ([.$O71] - [.$P71]) * 6 * [.T71]; IF([.X71]; [.$O71]; IF([.Y71]; [.$P71] + (([.$O71] - [.$P71]) * ((2/3) - [.T71]) * 6); [.$P71])))" office:value-type="float" office:value="0.6" calcext:value-type="float">
            <text:p>0.6</text:p>
          </table:table-cell>
          <table:table-cell table:formula="of:=IF([.Z71]; [.$P71] + ([.$O71] - [.$P71]) * 6 * [.U71]; IF([.AA71]; [.$O71]; IF([.AB71]; [.$P71] + (([.$O71] - [.$P71]) * ((2/3) - [.U71]) * 6); [.$P71])))" office:value-type="float" office:value="0.86" calcext:value-type="float">
            <text:p>0.86</text:p>
          </table:table-cell>
          <table:table-cell table:formula="of:=IF([.AC71]; [.$P71] + ([.$O71] - [.$P71]) * 6 * [.V71]; IF([.AD71]; [.$O71]; IF([.AE71]; [.$P71] + (([.$O71] - [.$P71]) * ((2/3) - [.V71]) * 6); [.$P71])))" office:value-type="float" office:value="0.34" calcext:value-type="float">
            <text:p>0.34</text:p>
          </table:table-cell>
          <table:table-cell table:formula="of:=ROUND([.AF71]*255)" office:value-type="float" office:value="153" calcext:value-type="float">
            <text:p>153</text:p>
          </table:table-cell>
          <table:table-cell table:formula="of:=ROUND([.AG71]*255)" office:value-type="float" office:value="219" calcext:value-type="float">
            <text:p>219</text:p>
          </table:table-cell>
          <table:table-cell table:formula="of:=ROUND([.AH71]*255)" office:value-type="float" office:value="87" calcext:value-type="float">
            <text:p>87</text:p>
          </table:table-cell>
        </table:table-row>
        <table:table-row table:style-name="ro3">
          <table:table-cell table:formula="of:=[.A71]" office:value-type="float" office:value="90" calcext:value-type="float">
            <text:p>90</text:p>
          </table:table-cell>
          <table:table-cell table:formula="of:=[.B71]" office:value-type="float" office:value="65" calcext:value-type="float">
            <text:p>65</text:p>
          </table:table-cell>
          <table:table-cell table:formula="of:=IF([.C$5]=[.C71]; 5; [.C71]+5)" office:value-type="float" office:value="65" calcext:value-type="float">
            <text:p>65</text:p>
          </table:table-cell>
          <table:table-cell table:formula="of:=[.AI72]&amp;&quot;, &quot;&amp;[.AJ72]&amp;&quot;, &quot;&amp;[.AK72]" office:value-type="string" office:string-value="166, 224, 108" calcext:value-type="string">
            <text:p>166, 224, 108</text:p>
          </table:table-cell>
          <table:table-cell table:formula="of:=DEC2HEX([.AI72]; 2)&amp;DEC2HEX([.AJ72]; 2)&amp;DEC2HEX([.AK72]; 2)" office:value-type="string" office:string-value="A6E06C" calcext:value-type="string">
            <text:p>A6E06C</text:p>
          </table:table-cell>
          <table:table-cell table:formula="of:=[.A72]/360" office:value-type="float" office:value="0.25" calcext:value-type="float">
            <text:p>0.25</text:p>
          </table:table-cell>
          <table:table-cell table:formula="of:=[.B72]/100" office:value-type="float" office:value="0.65" calcext:value-type="float">
            <text:p>0.65</text:p>
          </table:table-cell>
          <table:table-cell table:formula="of:=[.C72]/100" office:value-type="float" office:value="0.65" calcext:value-type="float">
            <text:p>0.65</text:p>
          </table:table-cell>
          <table:table-cell table:formula="of:=IF([.B72]&gt;0; TRUE(); FALSE())" office:value-type="boolean" office:boolean-value="true" calcext:value-type="boolean">
            <text:p>TRUE</text:p>
          </table:table-cell>
          <table:table-cell table:formula="of:=IF([.I72]; &quot;&quot;; ROUND([.C72]*2.55))">
            <text:p/>
          </table:table-cell>
          <table:table-cell table:formula="of:=[.J72]">
            <text:p/>
          </table:table-cell>
          <table:table-cell table:formula="of:=[.J72]">
            <text:p/>
          </table:table-cell>
          <table:table-cell table:formula="of:=[.H72] * (1 + [.G72])" office:value-type="float" office:value="1.0725" calcext:value-type="float">
            <text:p>1.0725</text:p>
          </table:table-cell>
          <table:table-cell table:formula="of:= ([.H72] + [.G72]) - ([.H72] * [.G72])" office:value-type="float" office:value="0.8775" calcext:value-type="float">
            <text:p>0.8775</text:p>
          </table:table-cell>
          <table:table-cell table:formula="of:=IF([.H72] &lt;= 0.5; [.M72]; [.N72])" office:value-type="float" office:value="0.8775" calcext:value-type="float">
            <text:p>0.8775</text:p>
          </table:table-cell>
          <table:table-cell table:formula="of:= (2 * [.H72]) - [.O72]" office:value-type="float" office:value="0.4225" calcext:value-type="float">
            <text:p>0.4225</text:p>
          </table:table-cell>
          <table:table-cell table:formula="of:=[.F72] + (1/3)" office:value-type="float" office:value="0.583333333333333" calcext:value-type="float">
            <text:p>0.583333333333333</text:p>
          </table:table-cell>
          <table:table-cell table:formula="of:=[.F72]" office:value-type="float" office:value="0.25" calcext:value-type="float">
            <text:p>0.25</text:p>
          </table:table-cell>
          <table:table-cell table:formula="of:=[.F72] - (1/3)" office:value-type="float" office:value="-0.0833333333333333" calcext:value-type="float">
            <text:p>-0.0833333333333333</text:p>
          </table:table-cell>
          <table:table-cell table:formula="of:=IF([.Q72]&lt;0; [.Q72]+1; IF([.Q72]&gt;1; [.Q72]-1; [.Q72]))" office:value-type="float" office:value="0.583333333333333" calcext:value-type="float">
            <text:p>0.583333333333333</text:p>
          </table:table-cell>
          <table:table-cell table:formula="of:=IF([.R72]&lt;0; [.R72]+1; IF([.R72]&gt;1; [.R72]-1; [.R72]))" office:value-type="float" office:value="0.25" calcext:value-type="float">
            <text:p>0.25</text:p>
          </table:table-cell>
          <table:table-cell table:formula="of:=IF([.S72]&lt;0; [.S72]+1; IF([.S72]&gt;1; [.S72]-1; [.S72]))" office:value-type="float" office:value="0.916666666666667" calcext:value-type="float">
            <text:p>0.916666666666667</text:p>
          </table:table-cell>
          <table:table-cell table:formula="of:=IF((6* [.T72]) &lt; 1; TRUE(); FALSE())" office:value-type="boolean" office:boolean-value="false" calcext:value-type="boolean">
            <text:p>FALSE</text:p>
          </table:table-cell>
          <table:table-cell table:formula="of:=IF((2* [.T72]) &lt; 1; TRUE(); FALSE())" office:value-type="boolean" office:boolean-value="false" calcext:value-type="boolean">
            <text:p>FALSE</text:p>
          </table:table-cell>
          <table:table-cell table:formula="of:=IF((3* [.T72]) &lt; 2; TRUE(); FALSE())" office:value-type="boolean" office:boolean-value="true" calcext:value-type="boolean">
            <text:p>TRUE</text:p>
          </table:table-cell>
          <table:table-cell table:formula="of:=IF((6* [.U72]) &lt; 1; TRUE(); FALSE())" office:value-type="boolean" office:boolean-value="false" calcext:value-type="boolean">
            <text:p>FALSE</text:p>
          </table:table-cell>
          <table:table-cell table:formula="of:=IF((2* [.U72]) &lt; 1; TRUE(); FALSE())" office:value-type="boolean" office:boolean-value="true" calcext:value-type="boolean">
            <text:p>TRUE</text:p>
          </table:table-cell>
          <table:table-cell table:formula="of:=IF((3* [.U72]) &lt; 2; TRUE(); FALSE())" office:value-type="boolean" office:boolean-value="true" calcext:value-type="boolean">
            <text:p>TRUE</text:p>
          </table:table-cell>
          <table:table-cell table:formula="of:=IF((6* [.V72]) &lt; 1; TRUE(); FALSE())" office:value-type="boolean" office:boolean-value="false" calcext:value-type="boolean">
            <text:p>FALSE</text:p>
          </table:table-cell>
          <table:table-cell table:formula="of:=IF((2* [.V72]) &lt; 1; TRUE(); FALSE())" office:value-type="boolean" office:boolean-value="false" calcext:value-type="boolean">
            <text:p>FALSE</text:p>
          </table:table-cell>
          <table:table-cell table:formula="of:=IF((3* [.V72]) &lt; 2; TRUE(); FALSE())" office:value-type="boolean" office:boolean-value="false" calcext:value-type="boolean">
            <text:p>FALSE</text:p>
          </table:table-cell>
          <table:table-cell table:formula="of:=IF([.W72]; [.$P72] + ([.$O72] - [.$P72]) * 6 * [.T72]; IF([.X72]; [.$O72]; IF([.Y72]; [.$P72] + (([.$O72] - [.$P72]) * ((2/3) - [.T72]) * 6); [.$P72])))" office:value-type="float" office:value="0.65" calcext:value-type="float">
            <text:p>0.65</text:p>
          </table:table-cell>
          <table:table-cell table:formula="of:=IF([.Z72]; [.$P72] + ([.$O72] - [.$P72]) * 6 * [.U72]; IF([.AA72]; [.$O72]; IF([.AB72]; [.$P72] + (([.$O72] - [.$P72]) * ((2/3) - [.U72]) * 6); [.$P72])))" office:value-type="float" office:value="0.8775" calcext:value-type="float">
            <text:p>0.8775</text:p>
          </table:table-cell>
          <table:table-cell table:formula="of:=IF([.AC72]; [.$P72] + ([.$O72] - [.$P72]) * 6 * [.V72]; IF([.AD72]; [.$O72]; IF([.AE72]; [.$P72] + (([.$O72] - [.$P72]) * ((2/3) - [.V72]) * 6); [.$P72])))" office:value-type="float" office:value="0.4225" calcext:value-type="float">
            <text:p>0.4225</text:p>
          </table:table-cell>
          <table:table-cell table:formula="of:=ROUND([.AF72]*255)" office:value-type="float" office:value="166" calcext:value-type="float">
            <text:p>166</text:p>
          </table:table-cell>
          <table:table-cell table:formula="of:=ROUND([.AG72]*255)" office:value-type="float" office:value="224" calcext:value-type="float">
            <text:p>224</text:p>
          </table:table-cell>
          <table:table-cell table:formula="of:=ROUND([.AH72]*255)" office:value-type="float" office:value="108" calcext:value-type="float">
            <text:p>108</text:p>
          </table:table-cell>
        </table:table-row>
        <table:table-row table:style-name="ro3">
          <table:table-cell table:formula="of:=[.A72]" office:value-type="float" office:value="90" calcext:value-type="float">
            <text:p>90</text:p>
          </table:table-cell>
          <table:table-cell table:formula="of:=[.B72]" office:value-type="float" office:value="65" calcext:value-type="float">
            <text:p>65</text:p>
          </table:table-cell>
          <table:table-cell table:formula="of:=IF([.C$5]=[.C72]; 5; [.C72]+5)" office:value-type="float" office:value="70" calcext:value-type="float">
            <text:p>70</text:p>
          </table:table-cell>
          <table:table-cell table:formula="of:=[.AI73]&amp;&quot;, &quot;&amp;[.AJ73]&amp;&quot;, &quot;&amp;[.AK73]" office:value-type="string" office:string-value="179, 228, 129" calcext:value-type="string">
            <text:p>179, 228, 129</text:p>
          </table:table-cell>
          <table:table-cell table:formula="of:=DEC2HEX([.AI73]; 2)&amp;DEC2HEX([.AJ73]; 2)&amp;DEC2HEX([.AK73]; 2)" office:value-type="string" office:string-value="B3E481" calcext:value-type="string">
            <text:p>B3E481</text:p>
          </table:table-cell>
          <table:table-cell table:formula="of:=[.A73]/360" office:value-type="float" office:value="0.25" calcext:value-type="float">
            <text:p>0.25</text:p>
          </table:table-cell>
          <table:table-cell table:formula="of:=[.B73]/100" office:value-type="float" office:value="0.65" calcext:value-type="float">
            <text:p>0.65</text:p>
          </table:table-cell>
          <table:table-cell table:formula="of:=[.C73]/100" office:value-type="float" office:value="0.7" calcext:value-type="float">
            <text:p>0.7</text:p>
          </table:table-cell>
          <table:table-cell table:formula="of:=IF([.B73]&gt;0; TRUE(); FALSE())" office:value-type="boolean" office:boolean-value="true" calcext:value-type="boolean">
            <text:p>TRUE</text:p>
          </table:table-cell>
          <table:table-cell table:formula="of:=IF([.I73]; &quot;&quot;; ROUND([.C73]*2.55))">
            <text:p/>
          </table:table-cell>
          <table:table-cell table:formula="of:=[.J73]">
            <text:p/>
          </table:table-cell>
          <table:table-cell table:formula="of:=[.J73]">
            <text:p/>
          </table:table-cell>
          <table:table-cell table:formula="of:=[.H73] * (1 + [.G73])" office:value-type="float" office:value="1.155" calcext:value-type="float">
            <text:p>1.155</text:p>
          </table:table-cell>
          <table:table-cell table:formula="of:= ([.H73] + [.G73]) - ([.H73] * [.G73])" office:value-type="float" office:value="0.895" calcext:value-type="float">
            <text:p>0.895</text:p>
          </table:table-cell>
          <table:table-cell table:formula="of:=IF([.H73] &lt;= 0.5; [.M73]; [.N73])" office:value-type="float" office:value="0.895" calcext:value-type="float">
            <text:p>0.895</text:p>
          </table:table-cell>
          <table:table-cell table:formula="of:= (2 * [.H73]) - [.O73]" office:value-type="float" office:value="0.505" calcext:value-type="float">
            <text:p>0.505</text:p>
          </table:table-cell>
          <table:table-cell table:formula="of:=[.F73] + (1/3)" office:value-type="float" office:value="0.583333333333333" calcext:value-type="float">
            <text:p>0.583333333333333</text:p>
          </table:table-cell>
          <table:table-cell table:formula="of:=[.F73]" office:value-type="float" office:value="0.25" calcext:value-type="float">
            <text:p>0.25</text:p>
          </table:table-cell>
          <table:table-cell table:formula="of:=[.F73] - (1/3)" office:value-type="float" office:value="-0.0833333333333333" calcext:value-type="float">
            <text:p>-0.0833333333333333</text:p>
          </table:table-cell>
          <table:table-cell table:formula="of:=IF([.Q73]&lt;0; [.Q73]+1; IF([.Q73]&gt;1; [.Q73]-1; [.Q73]))" office:value-type="float" office:value="0.583333333333333" calcext:value-type="float">
            <text:p>0.583333333333333</text:p>
          </table:table-cell>
          <table:table-cell table:formula="of:=IF([.R73]&lt;0; [.R73]+1; IF([.R73]&gt;1; [.R73]-1; [.R73]))" office:value-type="float" office:value="0.25" calcext:value-type="float">
            <text:p>0.25</text:p>
          </table:table-cell>
          <table:table-cell table:formula="of:=IF([.S73]&lt;0; [.S73]+1; IF([.S73]&gt;1; [.S73]-1; [.S73]))" office:value-type="float" office:value="0.916666666666667" calcext:value-type="float">
            <text:p>0.916666666666667</text:p>
          </table:table-cell>
          <table:table-cell table:formula="of:=IF((6* [.T73]) &lt; 1; TRUE(); FALSE())" office:value-type="boolean" office:boolean-value="false" calcext:value-type="boolean">
            <text:p>FALSE</text:p>
          </table:table-cell>
          <table:table-cell table:formula="of:=IF((2* [.T73]) &lt; 1; TRUE(); FALSE())" office:value-type="boolean" office:boolean-value="false" calcext:value-type="boolean">
            <text:p>FALSE</text:p>
          </table:table-cell>
          <table:table-cell table:formula="of:=IF((3* [.T73]) &lt; 2; TRUE(); FALSE())" office:value-type="boolean" office:boolean-value="true" calcext:value-type="boolean">
            <text:p>TRUE</text:p>
          </table:table-cell>
          <table:table-cell table:formula="of:=IF((6* [.U73]) &lt; 1; TRUE(); FALSE())" office:value-type="boolean" office:boolean-value="false" calcext:value-type="boolean">
            <text:p>FALSE</text:p>
          </table:table-cell>
          <table:table-cell table:formula="of:=IF((2* [.U73]) &lt; 1; TRUE(); FALSE())" office:value-type="boolean" office:boolean-value="true" calcext:value-type="boolean">
            <text:p>TRUE</text:p>
          </table:table-cell>
          <table:table-cell table:formula="of:=IF((3* [.U73]) &lt; 2; TRUE(); FALSE())" office:value-type="boolean" office:boolean-value="true" calcext:value-type="boolean">
            <text:p>TRUE</text:p>
          </table:table-cell>
          <table:table-cell table:formula="of:=IF((6* [.V73]) &lt; 1; TRUE(); FALSE())" office:value-type="boolean" office:boolean-value="false" calcext:value-type="boolean">
            <text:p>FALSE</text:p>
          </table:table-cell>
          <table:table-cell table:formula="of:=IF((2* [.V73]) &lt; 1; TRUE(); FALSE())" office:value-type="boolean" office:boolean-value="false" calcext:value-type="boolean">
            <text:p>FALSE</text:p>
          </table:table-cell>
          <table:table-cell table:formula="of:=IF((3* [.V73]) &lt; 2; TRUE(); FALSE())" office:value-type="boolean" office:boolean-value="false" calcext:value-type="boolean">
            <text:p>FALSE</text:p>
          </table:table-cell>
          <table:table-cell table:formula="of:=IF([.W73]; [.$P73] + ([.$O73] - [.$P73]) * 6 * [.T73]; IF([.X73]; [.$O73]; IF([.Y73]; [.$P73] + (([.$O73] - [.$P73]) * ((2/3) - [.T73]) * 6); [.$P73])))" office:value-type="float" office:value="0.7" calcext:value-type="float">
            <text:p>0.7</text:p>
          </table:table-cell>
          <table:table-cell table:formula="of:=IF([.Z73]; [.$P73] + ([.$O73] - [.$P73]) * 6 * [.U73]; IF([.AA73]; [.$O73]; IF([.AB73]; [.$P73] + (([.$O73] - [.$P73]) * ((2/3) - [.U73]) * 6); [.$P73])))" office:value-type="float" office:value="0.895" calcext:value-type="float">
            <text:p>0.895</text:p>
          </table:table-cell>
          <table:table-cell table:formula="of:=IF([.AC73]; [.$P73] + ([.$O73] - [.$P73]) * 6 * [.V73]; IF([.AD73]; [.$O73]; IF([.AE73]; [.$P73] + (([.$O73] - [.$P73]) * ((2/3) - [.V73]) * 6); [.$P73])))" office:value-type="float" office:value="0.505" calcext:value-type="float">
            <text:p>0.505</text:p>
          </table:table-cell>
          <table:table-cell table:formula="of:=ROUND([.AF73]*255)" office:value-type="float" office:value="179" calcext:value-type="float">
            <text:p>179</text:p>
          </table:table-cell>
          <table:table-cell table:formula="of:=ROUND([.AG73]*255)" office:value-type="float" office:value="228" calcext:value-type="float">
            <text:p>228</text:p>
          </table:table-cell>
          <table:table-cell table:formula="of:=ROUND([.AH73]*255)" office:value-type="float" office:value="129" calcext:value-type="float">
            <text:p>129</text:p>
          </table:table-cell>
        </table:table-row>
        <table:table-row table:style-name="ro3">
          <table:table-cell table:formula="of:=[.A73]" office:value-type="float" office:value="90" calcext:value-type="float">
            <text:p>90</text:p>
          </table:table-cell>
          <table:table-cell table:formula="of:=[.B73]" office:value-type="float" office:value="65" calcext:value-type="float">
            <text:p>65</text:p>
          </table:table-cell>
          <table:table-cell table:formula="of:=IF([.C$5]=[.C73]; 5; [.C73]+5)" office:value-type="float" office:value="75" calcext:value-type="float">
            <text:p>75</text:p>
          </table:table-cell>
          <table:table-cell table:formula="of:=[.AI74]&amp;&quot;, &quot;&amp;[.AJ74]&amp;&quot;, &quot;&amp;[.AK74]" office:value-type="string" office:string-value="191, 233, 150" calcext:value-type="string">
            <text:p>191, 233, 150</text:p>
          </table:table-cell>
          <table:table-cell table:formula="of:=DEC2HEX([.AI74]; 2)&amp;DEC2HEX([.AJ74]; 2)&amp;DEC2HEX([.AK74]; 2)" office:value-type="string" office:string-value="BFE996" calcext:value-type="string">
            <text:p>BFE996</text:p>
          </table:table-cell>
          <table:table-cell table:formula="of:=[.A74]/360" office:value-type="float" office:value="0.25" calcext:value-type="float">
            <text:p>0.25</text:p>
          </table:table-cell>
          <table:table-cell table:formula="of:=[.B74]/100" office:value-type="float" office:value="0.65" calcext:value-type="float">
            <text:p>0.65</text:p>
          </table:table-cell>
          <table:table-cell table:formula="of:=[.C74]/100" office:value-type="float" office:value="0.75" calcext:value-type="float">
            <text:p>0.75</text:p>
          </table:table-cell>
          <table:table-cell table:formula="of:=IF([.B74]&gt;0; TRUE(); FALSE())" office:value-type="boolean" office:boolean-value="true" calcext:value-type="boolean">
            <text:p>TRUE</text:p>
          </table:table-cell>
          <table:table-cell table:formula="of:=IF([.I74]; &quot;&quot;; ROUND([.C74]*2.55))">
            <text:p/>
          </table:table-cell>
          <table:table-cell table:formula="of:=[.J74]">
            <text:p/>
          </table:table-cell>
          <table:table-cell table:formula="of:=[.J74]">
            <text:p/>
          </table:table-cell>
          <table:table-cell table:formula="of:=[.H74] * (1 + [.G74])" office:value-type="float" office:value="1.2375" calcext:value-type="float">
            <text:p>1.2375</text:p>
          </table:table-cell>
          <table:table-cell table:formula="of:= ([.H74] + [.G74]) - ([.H74] * [.G74])" office:value-type="float" office:value="0.9125" calcext:value-type="float">
            <text:p>0.9125</text:p>
          </table:table-cell>
          <table:table-cell table:formula="of:=IF([.H74] &lt;= 0.5; [.M74]; [.N74])" office:value-type="float" office:value="0.9125" calcext:value-type="float">
            <text:p>0.9125</text:p>
          </table:table-cell>
          <table:table-cell table:formula="of:= (2 * [.H74]) - [.O74]" office:value-type="float" office:value="0.5875" calcext:value-type="float">
            <text:p>0.5875</text:p>
          </table:table-cell>
          <table:table-cell table:formula="of:=[.F74] + (1/3)" office:value-type="float" office:value="0.583333333333333" calcext:value-type="float">
            <text:p>0.583333333333333</text:p>
          </table:table-cell>
          <table:table-cell table:formula="of:=[.F74]" office:value-type="float" office:value="0.25" calcext:value-type="float">
            <text:p>0.25</text:p>
          </table:table-cell>
          <table:table-cell table:formula="of:=[.F74] - (1/3)" office:value-type="float" office:value="-0.0833333333333333" calcext:value-type="float">
            <text:p>-0.0833333333333333</text:p>
          </table:table-cell>
          <table:table-cell table:formula="of:=IF([.Q74]&lt;0; [.Q74]+1; IF([.Q74]&gt;1; [.Q74]-1; [.Q74]))" office:value-type="float" office:value="0.583333333333333" calcext:value-type="float">
            <text:p>0.583333333333333</text:p>
          </table:table-cell>
          <table:table-cell table:formula="of:=IF([.R74]&lt;0; [.R74]+1; IF([.R74]&gt;1; [.R74]-1; [.R74]))" office:value-type="float" office:value="0.25" calcext:value-type="float">
            <text:p>0.25</text:p>
          </table:table-cell>
          <table:table-cell table:formula="of:=IF([.S74]&lt;0; [.S74]+1; IF([.S74]&gt;1; [.S74]-1; [.S74]))" office:value-type="float" office:value="0.916666666666667" calcext:value-type="float">
            <text:p>0.916666666666667</text:p>
          </table:table-cell>
          <table:table-cell table:formula="of:=IF((6* [.T74]) &lt; 1; TRUE(); FALSE())" office:value-type="boolean" office:boolean-value="false" calcext:value-type="boolean">
            <text:p>FALSE</text:p>
          </table:table-cell>
          <table:table-cell table:formula="of:=IF((2* [.T74]) &lt; 1; TRUE(); FALSE())" office:value-type="boolean" office:boolean-value="false" calcext:value-type="boolean">
            <text:p>FALSE</text:p>
          </table:table-cell>
          <table:table-cell table:formula="of:=IF((3* [.T74]) &lt; 2; TRUE(); FALSE())" office:value-type="boolean" office:boolean-value="true" calcext:value-type="boolean">
            <text:p>TRUE</text:p>
          </table:table-cell>
          <table:table-cell table:formula="of:=IF((6* [.U74]) &lt; 1; TRUE(); FALSE())" office:value-type="boolean" office:boolean-value="false" calcext:value-type="boolean">
            <text:p>FALSE</text:p>
          </table:table-cell>
          <table:table-cell table:formula="of:=IF((2* [.U74]) &lt; 1; TRUE(); FALSE())" office:value-type="boolean" office:boolean-value="true" calcext:value-type="boolean">
            <text:p>TRUE</text:p>
          </table:table-cell>
          <table:table-cell table:formula="of:=IF((3* [.U74]) &lt; 2; TRUE(); FALSE())" office:value-type="boolean" office:boolean-value="true" calcext:value-type="boolean">
            <text:p>TRUE</text:p>
          </table:table-cell>
          <table:table-cell table:formula="of:=IF((6* [.V74]) &lt; 1; TRUE(); FALSE())" office:value-type="boolean" office:boolean-value="false" calcext:value-type="boolean">
            <text:p>FALSE</text:p>
          </table:table-cell>
          <table:table-cell table:formula="of:=IF((2* [.V74]) &lt; 1; TRUE(); FALSE())" office:value-type="boolean" office:boolean-value="false" calcext:value-type="boolean">
            <text:p>FALSE</text:p>
          </table:table-cell>
          <table:table-cell table:formula="of:=IF((3* [.V74]) &lt; 2; TRUE(); FALSE())" office:value-type="boolean" office:boolean-value="false" calcext:value-type="boolean">
            <text:p>FALSE</text:p>
          </table:table-cell>
          <table:table-cell table:formula="of:=IF([.W74]; [.$P74] + ([.$O74] - [.$P74]) * 6 * [.T74]; IF([.X74]; [.$O74]; IF([.Y74]; [.$P74] + (([.$O74] - [.$P74]) * ((2/3) - [.T74]) * 6); [.$P74])))" office:value-type="float" office:value="0.75" calcext:value-type="float">
            <text:p>0.75</text:p>
          </table:table-cell>
          <table:table-cell table:formula="of:=IF([.Z74]; [.$P74] + ([.$O74] - [.$P74]) * 6 * [.U74]; IF([.AA74]; [.$O74]; IF([.AB74]; [.$P74] + (([.$O74] - [.$P74]) * ((2/3) - [.U74]) * 6); [.$P74])))" office:value-type="float" office:value="0.9125" calcext:value-type="float">
            <text:p>0.9125</text:p>
          </table:table-cell>
          <table:table-cell table:formula="of:=IF([.AC74]; [.$P74] + ([.$O74] - [.$P74]) * 6 * [.V74]; IF([.AD74]; [.$O74]; IF([.AE74]; [.$P74] + (([.$O74] - [.$P74]) * ((2/3) - [.V74]) * 6); [.$P74])))" office:value-type="float" office:value="0.5875" calcext:value-type="float">
            <text:p>0.5875</text:p>
          </table:table-cell>
          <table:table-cell table:formula="of:=ROUND([.AF74]*255)" office:value-type="float" office:value="191" calcext:value-type="float">
            <text:p>191</text:p>
          </table:table-cell>
          <table:table-cell table:formula="of:=ROUND([.AG74]*255)" office:value-type="float" office:value="233" calcext:value-type="float">
            <text:p>233</text:p>
          </table:table-cell>
          <table:table-cell table:formula="of:=ROUND([.AH74]*255)" office:value-type="float" office:value="150" calcext:value-type="float">
            <text:p>150</text:p>
          </table:table-cell>
        </table:table-row>
        <table:table-row table:style-name="ro3">
          <table:table-cell table:formula="of:=[.A74]" office:value-type="float" office:value="90" calcext:value-type="float">
            <text:p>90</text:p>
          </table:table-cell>
          <table:table-cell table:formula="of:=[.B74]" office:value-type="float" office:value="65" calcext:value-type="float">
            <text:p>65</text:p>
          </table:table-cell>
          <table:table-cell table:formula="of:=IF([.C$5]=[.C74]; 5; [.C74]+5)" office:value-type="float" office:value="80" calcext:value-type="float">
            <text:p>80</text:p>
          </table:table-cell>
          <table:table-cell table:formula="of:=[.AI75]&amp;&quot;, &quot;&amp;[.AJ75]&amp;&quot;, &quot;&amp;[.AK75]" office:value-type="string" office:string-value="204, 237, 171" calcext:value-type="string">
            <text:p>204, 237, 171</text:p>
          </table:table-cell>
          <table:table-cell table:formula="of:=DEC2HEX([.AI75]; 2)&amp;DEC2HEX([.AJ75]; 2)&amp;DEC2HEX([.AK75]; 2)" office:value-type="string" office:string-value="CCEDAB" calcext:value-type="string">
            <text:p>CCEDAB</text:p>
          </table:table-cell>
          <table:table-cell table:formula="of:=[.A75]/360" office:value-type="float" office:value="0.25" calcext:value-type="float">
            <text:p>0.25</text:p>
          </table:table-cell>
          <table:table-cell table:formula="of:=[.B75]/100" office:value-type="float" office:value="0.65" calcext:value-type="float">
            <text:p>0.65</text:p>
          </table:table-cell>
          <table:table-cell table:formula="of:=[.C75]/100" office:value-type="float" office:value="0.8" calcext:value-type="float">
            <text:p>0.8</text:p>
          </table:table-cell>
          <table:table-cell table:formula="of:=IF([.B75]&gt;0; TRUE(); FALSE())" office:value-type="boolean" office:boolean-value="true" calcext:value-type="boolean">
            <text:p>TRUE</text:p>
          </table:table-cell>
          <table:table-cell table:formula="of:=IF([.I75]; &quot;&quot;; ROUND([.C75]*2.55))">
            <text:p/>
          </table:table-cell>
          <table:table-cell table:formula="of:=[.J75]">
            <text:p/>
          </table:table-cell>
          <table:table-cell table:formula="of:=[.J75]">
            <text:p/>
          </table:table-cell>
          <table:table-cell table:formula="of:=[.H75] * (1 + [.G75])" office:value-type="float" office:value="1.32" calcext:value-type="float">
            <text:p>1.32</text:p>
          </table:table-cell>
          <table:table-cell table:formula="of:= ([.H75] + [.G75]) - ([.H75] * [.G75])" office:value-type="float" office:value="0.93" calcext:value-type="float">
            <text:p>0.93</text:p>
          </table:table-cell>
          <table:table-cell table:formula="of:=IF([.H75] &lt;= 0.5; [.M75]; [.N75])" office:value-type="float" office:value="0.93" calcext:value-type="float">
            <text:p>0.93</text:p>
          </table:table-cell>
          <table:table-cell table:formula="of:= (2 * [.H75]) - [.O75]" office:value-type="float" office:value="0.67" calcext:value-type="float">
            <text:p>0.67</text:p>
          </table:table-cell>
          <table:table-cell table:formula="of:=[.F75] + (1/3)" office:value-type="float" office:value="0.583333333333333" calcext:value-type="float">
            <text:p>0.583333333333333</text:p>
          </table:table-cell>
          <table:table-cell table:formula="of:=[.F75]" office:value-type="float" office:value="0.25" calcext:value-type="float">
            <text:p>0.25</text:p>
          </table:table-cell>
          <table:table-cell table:formula="of:=[.F75] - (1/3)" office:value-type="float" office:value="-0.0833333333333333" calcext:value-type="float">
            <text:p>-0.0833333333333333</text:p>
          </table:table-cell>
          <table:table-cell table:formula="of:=IF([.Q75]&lt;0; [.Q75]+1; IF([.Q75]&gt;1; [.Q75]-1; [.Q75]))" office:value-type="float" office:value="0.583333333333333" calcext:value-type="float">
            <text:p>0.583333333333333</text:p>
          </table:table-cell>
          <table:table-cell table:formula="of:=IF([.R75]&lt;0; [.R75]+1; IF([.R75]&gt;1; [.R75]-1; [.R75]))" office:value-type="float" office:value="0.25" calcext:value-type="float">
            <text:p>0.25</text:p>
          </table:table-cell>
          <table:table-cell table:formula="of:=IF([.S75]&lt;0; [.S75]+1; IF([.S75]&gt;1; [.S75]-1; [.S75]))" office:value-type="float" office:value="0.916666666666667" calcext:value-type="float">
            <text:p>0.916666666666667</text:p>
          </table:table-cell>
          <table:table-cell table:formula="of:=IF((6* [.T75]) &lt; 1; TRUE(); FALSE())" office:value-type="boolean" office:boolean-value="false" calcext:value-type="boolean">
            <text:p>FALSE</text:p>
          </table:table-cell>
          <table:table-cell table:formula="of:=IF((2* [.T75]) &lt; 1; TRUE(); FALSE())" office:value-type="boolean" office:boolean-value="false" calcext:value-type="boolean">
            <text:p>FALSE</text:p>
          </table:table-cell>
          <table:table-cell table:formula="of:=IF((3* [.T75]) &lt; 2; TRUE(); FALSE())" office:value-type="boolean" office:boolean-value="true" calcext:value-type="boolean">
            <text:p>TRUE</text:p>
          </table:table-cell>
          <table:table-cell table:formula="of:=IF((6* [.U75]) &lt; 1; TRUE(); FALSE())" office:value-type="boolean" office:boolean-value="false" calcext:value-type="boolean">
            <text:p>FALSE</text:p>
          </table:table-cell>
          <table:table-cell table:formula="of:=IF((2* [.U75]) &lt; 1; TRUE(); FALSE())" office:value-type="boolean" office:boolean-value="true" calcext:value-type="boolean">
            <text:p>TRUE</text:p>
          </table:table-cell>
          <table:table-cell table:formula="of:=IF((3* [.U75]) &lt; 2; TRUE(); FALSE())" office:value-type="boolean" office:boolean-value="true" calcext:value-type="boolean">
            <text:p>TRUE</text:p>
          </table:table-cell>
          <table:table-cell table:formula="of:=IF((6* [.V75]) &lt; 1; TRUE(); FALSE())" office:value-type="boolean" office:boolean-value="false" calcext:value-type="boolean">
            <text:p>FALSE</text:p>
          </table:table-cell>
          <table:table-cell table:formula="of:=IF((2* [.V75]) &lt; 1; TRUE(); FALSE())" office:value-type="boolean" office:boolean-value="false" calcext:value-type="boolean">
            <text:p>FALSE</text:p>
          </table:table-cell>
          <table:table-cell table:formula="of:=IF((3* [.V75]) &lt; 2; TRUE(); FALSE())" office:value-type="boolean" office:boolean-value="false" calcext:value-type="boolean">
            <text:p>FALSE</text:p>
          </table:table-cell>
          <table:table-cell table:formula="of:=IF([.W75]; [.$P75] + ([.$O75] - [.$P75]) * 6 * [.T75]; IF([.X75]; [.$O75]; IF([.Y75]; [.$P75] + (([.$O75] - [.$P75]) * ((2/3) - [.T75]) * 6); [.$P75])))" office:value-type="float" office:value="0.8" calcext:value-type="float">
            <text:p>0.8</text:p>
          </table:table-cell>
          <table:table-cell table:formula="of:=IF([.Z75]; [.$P75] + ([.$O75] - [.$P75]) * 6 * [.U75]; IF([.AA75]; [.$O75]; IF([.AB75]; [.$P75] + (([.$O75] - [.$P75]) * ((2/3) - [.U75]) * 6); [.$P75])))" office:value-type="float" office:value="0.93" calcext:value-type="float">
            <text:p>0.93</text:p>
          </table:table-cell>
          <table:table-cell table:formula="of:=IF([.AC75]; [.$P75] + ([.$O75] - [.$P75]) * 6 * [.V75]; IF([.AD75]; [.$O75]; IF([.AE75]; [.$P75] + (([.$O75] - [.$P75]) * ((2/3) - [.V75]) * 6); [.$P75])))" office:value-type="float" office:value="0.67" calcext:value-type="float">
            <text:p>0.67</text:p>
          </table:table-cell>
          <table:table-cell table:formula="of:=ROUND([.AF75]*255)" office:value-type="float" office:value="204" calcext:value-type="float">
            <text:p>204</text:p>
          </table:table-cell>
          <table:table-cell table:formula="of:=ROUND([.AG75]*255)" office:value-type="float" office:value="237" calcext:value-type="float">
            <text:p>237</text:p>
          </table:table-cell>
          <table:table-cell table:formula="of:=ROUND([.AH75]*255)" office:value-type="float" office:value="171" calcext:value-type="float">
            <text:p>171</text:p>
          </table:table-cell>
        </table:table-row>
        <table:table-row table:style-name="ro3">
          <table:table-cell table:formula="of:=[.A75]" office:value-type="float" office:value="90" calcext:value-type="float">
            <text:p>90</text:p>
          </table:table-cell>
          <table:table-cell table:formula="of:=[.B75]" office:value-type="float" office:value="65" calcext:value-type="float">
            <text:p>65</text:p>
          </table:table-cell>
          <table:table-cell table:formula="of:=IF([.C$5]=[.C75]; 5; [.C75]+5)" office:value-type="float" office:value="85" calcext:value-type="float">
            <text:p>85</text:p>
          </table:table-cell>
          <table:table-cell table:formula="of:=[.AI76]&amp;&quot;, &quot;&amp;[.AJ76]&amp;&quot;, &quot;&amp;[.AK76]" office:value-type="string" office:string-value="217, 242, 192" calcext:value-type="string">
            <text:p>217, 242, 192</text:p>
          </table:table-cell>
          <table:table-cell table:formula="of:=DEC2HEX([.AI76]; 2)&amp;DEC2HEX([.AJ76]; 2)&amp;DEC2HEX([.AK76]; 2)" office:value-type="string" office:string-value="D9F2C0" calcext:value-type="string">
            <text:p>D9F2C0</text:p>
          </table:table-cell>
          <table:table-cell table:formula="of:=[.A76]/360" office:value-type="float" office:value="0.25" calcext:value-type="float">
            <text:p>0.25</text:p>
          </table:table-cell>
          <table:table-cell table:formula="of:=[.B76]/100" office:value-type="float" office:value="0.65" calcext:value-type="float">
            <text:p>0.65</text:p>
          </table:table-cell>
          <table:table-cell table:formula="of:=[.C76]/100" office:value-type="float" office:value="0.85" calcext:value-type="float">
            <text:p>0.85</text:p>
          </table:table-cell>
          <table:table-cell table:formula="of:=IF([.B76]&gt;0; TRUE(); FALSE())" office:value-type="boolean" office:boolean-value="true" calcext:value-type="boolean">
            <text:p>TRUE</text:p>
          </table:table-cell>
          <table:table-cell table:formula="of:=IF([.I76]; &quot;&quot;; ROUND([.C76]*2.55))">
            <text:p/>
          </table:table-cell>
          <table:table-cell table:formula="of:=[.J76]">
            <text:p/>
          </table:table-cell>
          <table:table-cell table:formula="of:=[.J76]">
            <text:p/>
          </table:table-cell>
          <table:table-cell table:formula="of:=[.H76] * (1 + [.G76])" office:value-type="float" office:value="1.4025" calcext:value-type="float">
            <text:p>1.4025</text:p>
          </table:table-cell>
          <table:table-cell table:formula="of:= ([.H76] + [.G76]) - ([.H76] * [.G76])" office:value-type="float" office:value="0.9475" calcext:value-type="float">
            <text:p>0.9475</text:p>
          </table:table-cell>
          <table:table-cell table:formula="of:=IF([.H76] &lt;= 0.5; [.M76]; [.N76])" office:value-type="float" office:value="0.9475" calcext:value-type="float">
            <text:p>0.9475</text:p>
          </table:table-cell>
          <table:table-cell table:formula="of:= (2 * [.H76]) - [.O76]" office:value-type="float" office:value="0.7525" calcext:value-type="float">
            <text:p>0.7525</text:p>
          </table:table-cell>
          <table:table-cell table:formula="of:=[.F76] + (1/3)" office:value-type="float" office:value="0.583333333333333" calcext:value-type="float">
            <text:p>0.583333333333333</text:p>
          </table:table-cell>
          <table:table-cell table:formula="of:=[.F76]" office:value-type="float" office:value="0.25" calcext:value-type="float">
            <text:p>0.25</text:p>
          </table:table-cell>
          <table:table-cell table:formula="of:=[.F76] - (1/3)" office:value-type="float" office:value="-0.0833333333333333" calcext:value-type="float">
            <text:p>-0.0833333333333333</text:p>
          </table:table-cell>
          <table:table-cell table:formula="of:=IF([.Q76]&lt;0; [.Q76]+1; IF([.Q76]&gt;1; [.Q76]-1; [.Q76]))" office:value-type="float" office:value="0.583333333333333" calcext:value-type="float">
            <text:p>0.583333333333333</text:p>
          </table:table-cell>
          <table:table-cell table:formula="of:=IF([.R76]&lt;0; [.R76]+1; IF([.R76]&gt;1; [.R76]-1; [.R76]))" office:value-type="float" office:value="0.25" calcext:value-type="float">
            <text:p>0.25</text:p>
          </table:table-cell>
          <table:table-cell table:formula="of:=IF([.S76]&lt;0; [.S76]+1; IF([.S76]&gt;1; [.S76]-1; [.S76]))" office:value-type="float" office:value="0.916666666666667" calcext:value-type="float">
            <text:p>0.916666666666667</text:p>
          </table:table-cell>
          <table:table-cell table:formula="of:=IF((6* [.T76]) &lt; 1; TRUE(); FALSE())" office:value-type="boolean" office:boolean-value="false" calcext:value-type="boolean">
            <text:p>FALSE</text:p>
          </table:table-cell>
          <table:table-cell table:formula="of:=IF((2* [.T76]) &lt; 1; TRUE(); FALSE())" office:value-type="boolean" office:boolean-value="false" calcext:value-type="boolean">
            <text:p>FALSE</text:p>
          </table:table-cell>
          <table:table-cell table:formula="of:=IF((3* [.T76]) &lt; 2; TRUE(); FALSE())" office:value-type="boolean" office:boolean-value="true" calcext:value-type="boolean">
            <text:p>TRUE</text:p>
          </table:table-cell>
          <table:table-cell table:formula="of:=IF((6* [.U76]) &lt; 1; TRUE(); FALSE())" office:value-type="boolean" office:boolean-value="false" calcext:value-type="boolean">
            <text:p>FALSE</text:p>
          </table:table-cell>
          <table:table-cell table:formula="of:=IF((2* [.U76]) &lt; 1; TRUE(); FALSE())" office:value-type="boolean" office:boolean-value="true" calcext:value-type="boolean">
            <text:p>TRUE</text:p>
          </table:table-cell>
          <table:table-cell table:formula="of:=IF((3* [.U76]) &lt; 2; TRUE(); FALSE())" office:value-type="boolean" office:boolean-value="true" calcext:value-type="boolean">
            <text:p>TRUE</text:p>
          </table:table-cell>
          <table:table-cell table:formula="of:=IF((6* [.V76]) &lt; 1; TRUE(); FALSE())" office:value-type="boolean" office:boolean-value="false" calcext:value-type="boolean">
            <text:p>FALSE</text:p>
          </table:table-cell>
          <table:table-cell table:formula="of:=IF((2* [.V76]) &lt; 1; TRUE(); FALSE())" office:value-type="boolean" office:boolean-value="false" calcext:value-type="boolean">
            <text:p>FALSE</text:p>
          </table:table-cell>
          <table:table-cell table:formula="of:=IF((3* [.V76]) &lt; 2; TRUE(); FALSE())" office:value-type="boolean" office:boolean-value="false" calcext:value-type="boolean">
            <text:p>FALSE</text:p>
          </table:table-cell>
          <table:table-cell table:formula="of:=IF([.W76]; [.$P76] + ([.$O76] - [.$P76]) * 6 * [.T76]; IF([.X76]; [.$O76]; IF([.Y76]; [.$P76] + (([.$O76] - [.$P76]) * ((2/3) - [.T76]) * 6); [.$P76])))" office:value-type="float" office:value="0.85" calcext:value-type="float">
            <text:p>0.85</text:p>
          </table:table-cell>
          <table:table-cell table:formula="of:=IF([.Z76]; [.$P76] + ([.$O76] - [.$P76]) * 6 * [.U76]; IF([.AA76]; [.$O76]; IF([.AB76]; [.$P76] + (([.$O76] - [.$P76]) * ((2/3) - [.U76]) * 6); [.$P76])))" office:value-type="float" office:value="0.9475" calcext:value-type="float">
            <text:p>0.9475</text:p>
          </table:table-cell>
          <table:table-cell table:formula="of:=IF([.AC76]; [.$P76] + ([.$O76] - [.$P76]) * 6 * [.V76]; IF([.AD76]; [.$O76]; IF([.AE76]; [.$P76] + (([.$O76] - [.$P76]) * ((2/3) - [.V76]) * 6); [.$P76])))" office:value-type="float" office:value="0.7525" calcext:value-type="float">
            <text:p>0.7525</text:p>
          </table:table-cell>
          <table:table-cell table:formula="of:=ROUND([.AF76]*255)" office:value-type="float" office:value="217" calcext:value-type="float">
            <text:p>217</text:p>
          </table:table-cell>
          <table:table-cell table:formula="of:=ROUND([.AG76]*255)" office:value-type="float" office:value="242" calcext:value-type="float">
            <text:p>242</text:p>
          </table:table-cell>
          <table:table-cell table:formula="of:=ROUND([.AH76]*255)" office:value-type="float" office:value="192" calcext:value-type="float">
            <text:p>192</text:p>
          </table:table-cell>
        </table:table-row>
        <table:table-row table:style-name="ro3">
          <table:table-cell table:formula="of:=[.A76]" office:value-type="float" office:value="90" calcext:value-type="float">
            <text:p>90</text:p>
          </table:table-cell>
          <table:table-cell table:formula="of:=[.B76]" office:value-type="float" office:value="65" calcext:value-type="float">
            <text:p>65</text:p>
          </table:table-cell>
          <table:table-cell table:formula="of:=IF([.C$5]=[.C76]; 5; [.C76]+5)" office:value-type="float" office:value="90" calcext:value-type="float">
            <text:p>90</text:p>
          </table:table-cell>
          <table:table-cell table:formula="of:=[.AI77]&amp;&quot;, &quot;&amp;[.AJ77]&amp;&quot;, &quot;&amp;[.AK77]" office:value-type="string" office:string-value="230, 246, 213" calcext:value-type="string">
            <text:p>230, 246, 213</text:p>
          </table:table-cell>
          <table:table-cell table:formula="of:=DEC2HEX([.AI77]; 2)&amp;DEC2HEX([.AJ77]; 2)&amp;DEC2HEX([.AK77]; 2)" office:value-type="string" office:string-value="E6F6D5" calcext:value-type="string">
            <text:p>E6F6D5</text:p>
          </table:table-cell>
          <table:table-cell table:formula="of:=[.A77]/360" office:value-type="float" office:value="0.25" calcext:value-type="float">
            <text:p>0.25</text:p>
          </table:table-cell>
          <table:table-cell table:formula="of:=[.B77]/100" office:value-type="float" office:value="0.65" calcext:value-type="float">
            <text:p>0.65</text:p>
          </table:table-cell>
          <table:table-cell table:formula="of:=[.C77]/100" office:value-type="float" office:value="0.9" calcext:value-type="float">
            <text:p>0.9</text:p>
          </table:table-cell>
          <table:table-cell table:formula="of:=IF([.B77]&gt;0; TRUE(); FALSE())" office:value-type="boolean" office:boolean-value="true" calcext:value-type="boolean">
            <text:p>TRUE</text:p>
          </table:table-cell>
          <table:table-cell table:formula="of:=IF([.I77]; &quot;&quot;; ROUND([.C77]*2.55))">
            <text:p/>
          </table:table-cell>
          <table:table-cell table:formula="of:=[.J77]">
            <text:p/>
          </table:table-cell>
          <table:table-cell table:formula="of:=[.J77]">
            <text:p/>
          </table:table-cell>
          <table:table-cell table:formula="of:=[.H77] * (1 + [.G77])" office:value-type="float" office:value="1.485" calcext:value-type="float">
            <text:p>1.485</text:p>
          </table:table-cell>
          <table:table-cell table:formula="of:= ([.H77] + [.G77]) - ([.H77] * [.G77])" office:value-type="float" office:value="0.965" calcext:value-type="float">
            <text:p>0.965</text:p>
          </table:table-cell>
          <table:table-cell table:formula="of:=IF([.H77] &lt;= 0.5; [.M77]; [.N77])" office:value-type="float" office:value="0.965" calcext:value-type="float">
            <text:p>0.965</text:p>
          </table:table-cell>
          <table:table-cell table:formula="of:= (2 * [.H77]) - [.O77]" office:value-type="float" office:value="0.835" calcext:value-type="float">
            <text:p>0.835</text:p>
          </table:table-cell>
          <table:table-cell table:formula="of:=[.F77] + (1/3)" office:value-type="float" office:value="0.583333333333333" calcext:value-type="float">
            <text:p>0.583333333333333</text:p>
          </table:table-cell>
          <table:table-cell table:formula="of:=[.F77]" office:value-type="float" office:value="0.25" calcext:value-type="float">
            <text:p>0.25</text:p>
          </table:table-cell>
          <table:table-cell table:formula="of:=[.F77] - (1/3)" office:value-type="float" office:value="-0.0833333333333333" calcext:value-type="float">
            <text:p>-0.0833333333333333</text:p>
          </table:table-cell>
          <table:table-cell table:formula="of:=IF([.Q77]&lt;0; [.Q77]+1; IF([.Q77]&gt;1; [.Q77]-1; [.Q77]))" office:value-type="float" office:value="0.583333333333333" calcext:value-type="float">
            <text:p>0.583333333333333</text:p>
          </table:table-cell>
          <table:table-cell table:formula="of:=IF([.R77]&lt;0; [.R77]+1; IF([.R77]&gt;1; [.R77]-1; [.R77]))" office:value-type="float" office:value="0.25" calcext:value-type="float">
            <text:p>0.25</text:p>
          </table:table-cell>
          <table:table-cell table:formula="of:=IF([.S77]&lt;0; [.S77]+1; IF([.S77]&gt;1; [.S77]-1; [.S77]))" office:value-type="float" office:value="0.916666666666667" calcext:value-type="float">
            <text:p>0.916666666666667</text:p>
          </table:table-cell>
          <table:table-cell table:formula="of:=IF((6* [.T77]) &lt; 1; TRUE(); FALSE())" office:value-type="boolean" office:boolean-value="false" calcext:value-type="boolean">
            <text:p>FALSE</text:p>
          </table:table-cell>
          <table:table-cell table:formula="of:=IF((2* [.T77]) &lt; 1; TRUE(); FALSE())" office:value-type="boolean" office:boolean-value="false" calcext:value-type="boolean">
            <text:p>FALSE</text:p>
          </table:table-cell>
          <table:table-cell table:formula="of:=IF((3* [.T77]) &lt; 2; TRUE(); FALSE())" office:value-type="boolean" office:boolean-value="true" calcext:value-type="boolean">
            <text:p>TRUE</text:p>
          </table:table-cell>
          <table:table-cell table:formula="of:=IF((6* [.U77]) &lt; 1; TRUE(); FALSE())" office:value-type="boolean" office:boolean-value="false" calcext:value-type="boolean">
            <text:p>FALSE</text:p>
          </table:table-cell>
          <table:table-cell table:formula="of:=IF((2* [.U77]) &lt; 1; TRUE(); FALSE())" office:value-type="boolean" office:boolean-value="true" calcext:value-type="boolean">
            <text:p>TRUE</text:p>
          </table:table-cell>
          <table:table-cell table:formula="of:=IF((3* [.U77]) &lt; 2; TRUE(); FALSE())" office:value-type="boolean" office:boolean-value="true" calcext:value-type="boolean">
            <text:p>TRUE</text:p>
          </table:table-cell>
          <table:table-cell table:formula="of:=IF((6* [.V77]) &lt; 1; TRUE(); FALSE())" office:value-type="boolean" office:boolean-value="false" calcext:value-type="boolean">
            <text:p>FALSE</text:p>
          </table:table-cell>
          <table:table-cell table:formula="of:=IF((2* [.V77]) &lt; 1; TRUE(); FALSE())" office:value-type="boolean" office:boolean-value="false" calcext:value-type="boolean">
            <text:p>FALSE</text:p>
          </table:table-cell>
          <table:table-cell table:formula="of:=IF((3* [.V77]) &lt; 2; TRUE(); FALSE())" office:value-type="boolean" office:boolean-value="false" calcext:value-type="boolean">
            <text:p>FALSE</text:p>
          </table:table-cell>
          <table:table-cell table:formula="of:=IF([.W77]; [.$P77] + ([.$O77] - [.$P77]) * 6 * [.T77]; IF([.X77]; [.$O77]; IF([.Y77]; [.$P77] + (([.$O77] - [.$P77]) * ((2/3) - [.T77]) * 6); [.$P77])))" office:value-type="float" office:value="0.9" calcext:value-type="float">
            <text:p>0.9</text:p>
          </table:table-cell>
          <table:table-cell table:formula="of:=IF([.Z77]; [.$P77] + ([.$O77] - [.$P77]) * 6 * [.U77]; IF([.AA77]; [.$O77]; IF([.AB77]; [.$P77] + (([.$O77] - [.$P77]) * ((2/3) - [.U77]) * 6); [.$P77])))" office:value-type="float" office:value="0.965" calcext:value-type="float">
            <text:p>0.965</text:p>
          </table:table-cell>
          <table:table-cell table:formula="of:=IF([.AC77]; [.$P77] + ([.$O77] - [.$P77]) * 6 * [.V77]; IF([.AD77]; [.$O77]; IF([.AE77]; [.$P77] + (([.$O77] - [.$P77]) * ((2/3) - [.V77]) * 6); [.$P77])))" office:value-type="float" office:value="0.835" calcext:value-type="float">
            <text:p>0.835</text:p>
          </table:table-cell>
          <table:table-cell table:formula="of:=ROUND([.AF77]*255)" office:value-type="float" office:value="230" calcext:value-type="float">
            <text:p>230</text:p>
          </table:table-cell>
          <table:table-cell table:formula="of:=ROUND([.AG77]*255)" office:value-type="float" office:value="246" calcext:value-type="float">
            <text:p>246</text:p>
          </table:table-cell>
          <table:table-cell table:formula="of:=ROUND([.AH77]*255)" office:value-type="float" office:value="213" calcext:value-type="float">
            <text:p>213</text:p>
          </table:table-cell>
        </table:table-row>
        <table:table-row table:style-name="ro3">
          <table:table-cell table:formula="of:=[.A77]" office:value-type="float" office:value="90" calcext:value-type="float">
            <text:p>90</text:p>
          </table:table-cell>
          <table:table-cell table:formula="of:=[.B77]" office:value-type="float" office:value="65" calcext:value-type="float">
            <text:p>65</text:p>
          </table:table-cell>
          <table:table-cell table:formula="of:=IF([.C$5]=[.C77]; 5; [.C77]+5)" office:value-type="float" office:value="95" calcext:value-type="float">
            <text:p>95</text:p>
          </table:table-cell>
          <table:table-cell table:formula="of:=[.AI78]&amp;&quot;, &quot;&amp;[.AJ78]&amp;&quot;, &quot;&amp;[.AK78]" office:value-type="string" office:string-value="242, 251, 234" calcext:value-type="string">
            <text:p>242, 251, 234</text:p>
          </table:table-cell>
          <table:table-cell table:formula="of:=DEC2HEX([.AI78]; 2)&amp;DEC2HEX([.AJ78]; 2)&amp;DEC2HEX([.AK78]; 2)" office:value-type="string" office:string-value="F2FBEA" calcext:value-type="string">
            <text:p>F2FBEA</text:p>
          </table:table-cell>
          <table:table-cell table:formula="of:=[.A78]/360" office:value-type="float" office:value="0.25" calcext:value-type="float">
            <text:p>0.25</text:p>
          </table:table-cell>
          <table:table-cell table:formula="of:=[.B78]/100" office:value-type="float" office:value="0.65" calcext:value-type="float">
            <text:p>0.65</text:p>
          </table:table-cell>
          <table:table-cell table:formula="of:=[.C78]/100" office:value-type="float" office:value="0.95" calcext:value-type="float">
            <text:p>0.95</text:p>
          </table:table-cell>
          <table:table-cell table:formula="of:=IF([.B78]&gt;0; TRUE(); FALSE())" office:value-type="boolean" office:boolean-value="true" calcext:value-type="boolean">
            <text:p>TRUE</text:p>
          </table:table-cell>
          <table:table-cell table:formula="of:=IF([.I78]; &quot;&quot;; ROUND([.C78]*2.55))">
            <text:p/>
          </table:table-cell>
          <table:table-cell table:formula="of:=[.J78]">
            <text:p/>
          </table:table-cell>
          <table:table-cell table:formula="of:=[.J78]">
            <text:p/>
          </table:table-cell>
          <table:table-cell table:formula="of:=[.H78] * (1 + [.G78])" office:value-type="float" office:value="1.5675" calcext:value-type="float">
            <text:p>1.5675</text:p>
          </table:table-cell>
          <table:table-cell table:formula="of:= ([.H78] + [.G78]) - ([.H78] * [.G78])" office:value-type="float" office:value="0.9825" calcext:value-type="float">
            <text:p>0.9825</text:p>
          </table:table-cell>
          <table:table-cell table:formula="of:=IF([.H78] &lt;= 0.5; [.M78]; [.N78])" office:value-type="float" office:value="0.9825" calcext:value-type="float">
            <text:p>0.9825</text:p>
          </table:table-cell>
          <table:table-cell table:formula="of:= (2 * [.H78]) - [.O78]" office:value-type="float" office:value="0.9175" calcext:value-type="float">
            <text:p>0.9175</text:p>
          </table:table-cell>
          <table:table-cell table:formula="of:=[.F78] + (1/3)" office:value-type="float" office:value="0.583333333333333" calcext:value-type="float">
            <text:p>0.583333333333333</text:p>
          </table:table-cell>
          <table:table-cell table:formula="of:=[.F78]" office:value-type="float" office:value="0.25" calcext:value-type="float">
            <text:p>0.25</text:p>
          </table:table-cell>
          <table:table-cell table:formula="of:=[.F78] - (1/3)" office:value-type="float" office:value="-0.0833333333333333" calcext:value-type="float">
            <text:p>-0.0833333333333333</text:p>
          </table:table-cell>
          <table:table-cell table:formula="of:=IF([.Q78]&lt;0; [.Q78]+1; IF([.Q78]&gt;1; [.Q78]-1; [.Q78]))" office:value-type="float" office:value="0.583333333333333" calcext:value-type="float">
            <text:p>0.583333333333333</text:p>
          </table:table-cell>
          <table:table-cell table:formula="of:=IF([.R78]&lt;0; [.R78]+1; IF([.R78]&gt;1; [.R78]-1; [.R78]))" office:value-type="float" office:value="0.25" calcext:value-type="float">
            <text:p>0.25</text:p>
          </table:table-cell>
          <table:table-cell table:formula="of:=IF([.S78]&lt;0; [.S78]+1; IF([.S78]&gt;1; [.S78]-1; [.S78]))" office:value-type="float" office:value="0.916666666666667" calcext:value-type="float">
            <text:p>0.916666666666667</text:p>
          </table:table-cell>
          <table:table-cell table:formula="of:=IF((6* [.T78]) &lt; 1; TRUE(); FALSE())" office:value-type="boolean" office:boolean-value="false" calcext:value-type="boolean">
            <text:p>FALSE</text:p>
          </table:table-cell>
          <table:table-cell table:formula="of:=IF((2* [.T78]) &lt; 1; TRUE(); FALSE())" office:value-type="boolean" office:boolean-value="false" calcext:value-type="boolean">
            <text:p>FALSE</text:p>
          </table:table-cell>
          <table:table-cell table:formula="of:=IF((3* [.T78]) &lt; 2; TRUE(); FALSE())" office:value-type="boolean" office:boolean-value="true" calcext:value-type="boolean">
            <text:p>TRUE</text:p>
          </table:table-cell>
          <table:table-cell table:formula="of:=IF((6* [.U78]) &lt; 1; TRUE(); FALSE())" office:value-type="boolean" office:boolean-value="false" calcext:value-type="boolean">
            <text:p>FALSE</text:p>
          </table:table-cell>
          <table:table-cell table:formula="of:=IF((2* [.U78]) &lt; 1; TRUE(); FALSE())" office:value-type="boolean" office:boolean-value="true" calcext:value-type="boolean">
            <text:p>TRUE</text:p>
          </table:table-cell>
          <table:table-cell table:formula="of:=IF((3* [.U78]) &lt; 2; TRUE(); FALSE())" office:value-type="boolean" office:boolean-value="true" calcext:value-type="boolean">
            <text:p>TRUE</text:p>
          </table:table-cell>
          <table:table-cell table:formula="of:=IF((6* [.V78]) &lt; 1; TRUE(); FALSE())" office:value-type="boolean" office:boolean-value="false" calcext:value-type="boolean">
            <text:p>FALSE</text:p>
          </table:table-cell>
          <table:table-cell table:formula="of:=IF((2* [.V78]) &lt; 1; TRUE(); FALSE())" office:value-type="boolean" office:boolean-value="false" calcext:value-type="boolean">
            <text:p>FALSE</text:p>
          </table:table-cell>
          <table:table-cell table:formula="of:=IF((3* [.V78]) &lt; 2; TRUE(); FALSE())" office:value-type="boolean" office:boolean-value="false" calcext:value-type="boolean">
            <text:p>FALSE</text:p>
          </table:table-cell>
          <table:table-cell table:formula="of:=IF([.W78]; [.$P78] + ([.$O78] - [.$P78]) * 6 * [.T78]; IF([.X78]; [.$O78]; IF([.Y78]; [.$P78] + (([.$O78] - [.$P78]) * ((2/3) - [.T78]) * 6); [.$P78])))" office:value-type="float" office:value="0.95" calcext:value-type="float">
            <text:p>0.95</text:p>
          </table:table-cell>
          <table:table-cell table:formula="of:=IF([.Z78]; [.$P78] + ([.$O78] - [.$P78]) * 6 * [.U78]; IF([.AA78]; [.$O78]; IF([.AB78]; [.$P78] + (([.$O78] - [.$P78]) * ((2/3) - [.U78]) * 6); [.$P78])))" office:value-type="float" office:value="0.9825" calcext:value-type="float">
            <text:p>0.9825</text:p>
          </table:table-cell>
          <table:table-cell table:formula="of:=IF([.AC78]; [.$P78] + ([.$O78] - [.$P78]) * 6 * [.V78]; IF([.AD78]; [.$O78]; IF([.AE78]; [.$P78] + (([.$O78] - [.$P78]) * ((2/3) - [.V78]) * 6); [.$P78])))" office:value-type="float" office:value="0.9175" calcext:value-type="float">
            <text:p>0.9175</text:p>
          </table:table-cell>
          <table:table-cell table:formula="of:=ROUND([.AF78]*255)" office:value-type="float" office:value="242" calcext:value-type="float">
            <text:p>242</text:p>
          </table:table-cell>
          <table:table-cell table:formula="of:=ROUND([.AG78]*255)" office:value-type="float" office:value="251" calcext:value-type="float">
            <text:p>251</text:p>
          </table:table-cell>
          <table:table-cell table:formula="of:=ROUND([.AH78]*255)" office:value-type="float" office:value="234" calcext:value-type="float">
            <text:p>234</text:p>
          </table:table-cell>
        </table:table-row>
        <table:table-row table:style-name="ro3">
          <table:table-cell table:formula="of:=[.A78]" office:value-type="float" office:value="90" calcext:value-type="float">
            <text:p>90</text:p>
          </table:table-cell>
          <table:table-cell table:formula="of:=[.B78]" office:value-type="float" office:value="65" calcext:value-type="float">
            <text:p>65</text:p>
          </table:table-cell>
          <table:table-cell table:style-name="Calc_20_Text_20__28_Alt_29_" table:formula="of:=[.C78]+1" office:value-type="float" office:value="96" calcext:value-type="float">
            <text:p>96</text:p>
          </table:table-cell>
          <table:table-cell table:formula="of:=[.AI79]&amp;&quot;, &quot;&amp;[.AJ79]&amp;&quot;, &quot;&amp;[.AK79]" office:value-type="string" office:string-value="245, 251, 238" calcext:value-type="string">
            <text:p>245, 251, 238</text:p>
          </table:table-cell>
          <table:table-cell table:formula="of:=DEC2HEX([.AI79]; 2)&amp;DEC2HEX([.AJ79]; 2)&amp;DEC2HEX([.AK79]; 2)" office:value-type="string" office:string-value="F5FBEE" calcext:value-type="string">
            <text:p>F5FBEE</text:p>
          </table:table-cell>
          <table:table-cell table:formula="of:=[.A79]/360" office:value-type="float" office:value="0.25" calcext:value-type="float">
            <text:p>0.25</text:p>
          </table:table-cell>
          <table:table-cell table:formula="of:=[.B79]/100" office:value-type="float" office:value="0.65" calcext:value-type="float">
            <text:p>0.65</text:p>
          </table:table-cell>
          <table:table-cell table:formula="of:=[.C79]/100" office:value-type="float" office:value="0.96" calcext:value-type="float">
            <text:p>0.96</text:p>
          </table:table-cell>
          <table:table-cell table:formula="of:=IF([.B79]&gt;0; TRUE(); FALSE())" office:value-type="boolean" office:boolean-value="true" calcext:value-type="boolean">
            <text:p>TRUE</text:p>
          </table:table-cell>
          <table:table-cell table:formula="of:=IF([.I79]; &quot;&quot;; ROUND([.C79]*2.55))">
            <text:p/>
          </table:table-cell>
          <table:table-cell table:formula="of:=[.J79]">
            <text:p/>
          </table:table-cell>
          <table:table-cell table:formula="of:=[.J79]">
            <text:p/>
          </table:table-cell>
          <table:table-cell table:formula="of:=[.H79] * (1 + [.G79])" office:value-type="float" office:value="1.584" calcext:value-type="float">
            <text:p>1.584</text:p>
          </table:table-cell>
          <table:table-cell table:formula="of:= ([.H79] + [.G79]) - ([.H79] * [.G79])" office:value-type="float" office:value="0.986" calcext:value-type="float">
            <text:p>0.986</text:p>
          </table:table-cell>
          <table:table-cell table:formula="of:=IF([.H79] &lt;= 0.5; [.M79]; [.N79])" office:value-type="float" office:value="0.986" calcext:value-type="float">
            <text:p>0.986</text:p>
          </table:table-cell>
          <table:table-cell table:formula="of:= (2 * [.H79]) - [.O79]" office:value-type="float" office:value="0.934" calcext:value-type="float">
            <text:p>0.934</text:p>
          </table:table-cell>
          <table:table-cell table:formula="of:=[.F79] + (1/3)" office:value-type="float" office:value="0.583333333333333" calcext:value-type="float">
            <text:p>0.583333333333333</text:p>
          </table:table-cell>
          <table:table-cell table:formula="of:=[.F79]" office:value-type="float" office:value="0.25" calcext:value-type="float">
            <text:p>0.25</text:p>
          </table:table-cell>
          <table:table-cell table:formula="of:=[.F79] - (1/3)" office:value-type="float" office:value="-0.0833333333333333" calcext:value-type="float">
            <text:p>-0.0833333333333333</text:p>
          </table:table-cell>
          <table:table-cell table:formula="of:=IF([.Q79]&lt;0; [.Q79]+1; IF([.Q79]&gt;1; [.Q79]-1; [.Q79]))" office:value-type="float" office:value="0.583333333333333" calcext:value-type="float">
            <text:p>0.583333333333333</text:p>
          </table:table-cell>
          <table:table-cell table:formula="of:=IF([.R79]&lt;0; [.R79]+1; IF([.R79]&gt;1; [.R79]-1; [.R79]))" office:value-type="float" office:value="0.25" calcext:value-type="float">
            <text:p>0.25</text:p>
          </table:table-cell>
          <table:table-cell table:formula="of:=IF([.S79]&lt;0; [.S79]+1; IF([.S79]&gt;1; [.S79]-1; [.S79]))" office:value-type="float" office:value="0.916666666666667" calcext:value-type="float">
            <text:p>0.916666666666667</text:p>
          </table:table-cell>
          <table:table-cell table:formula="of:=IF((6* [.T79]) &lt; 1; TRUE(); FALSE())" office:value-type="boolean" office:boolean-value="false" calcext:value-type="boolean">
            <text:p>FALSE</text:p>
          </table:table-cell>
          <table:table-cell table:formula="of:=IF((2* [.T79]) &lt; 1; TRUE(); FALSE())" office:value-type="boolean" office:boolean-value="false" calcext:value-type="boolean">
            <text:p>FALSE</text:p>
          </table:table-cell>
          <table:table-cell table:formula="of:=IF((3* [.T79]) &lt; 2; TRUE(); FALSE())" office:value-type="boolean" office:boolean-value="true" calcext:value-type="boolean">
            <text:p>TRUE</text:p>
          </table:table-cell>
          <table:table-cell table:formula="of:=IF((6* [.U79]) &lt; 1; TRUE(); FALSE())" office:value-type="boolean" office:boolean-value="false" calcext:value-type="boolean">
            <text:p>FALSE</text:p>
          </table:table-cell>
          <table:table-cell table:formula="of:=IF((2* [.U79]) &lt; 1; TRUE(); FALSE())" office:value-type="boolean" office:boolean-value="true" calcext:value-type="boolean">
            <text:p>TRUE</text:p>
          </table:table-cell>
          <table:table-cell table:formula="of:=IF((3* [.U79]) &lt; 2; TRUE(); FALSE())" office:value-type="boolean" office:boolean-value="true" calcext:value-type="boolean">
            <text:p>TRUE</text:p>
          </table:table-cell>
          <table:table-cell table:formula="of:=IF((6* [.V79]) &lt; 1; TRUE(); FALSE())" office:value-type="boolean" office:boolean-value="false" calcext:value-type="boolean">
            <text:p>FALSE</text:p>
          </table:table-cell>
          <table:table-cell table:formula="of:=IF((2* [.V79]) &lt; 1; TRUE(); FALSE())" office:value-type="boolean" office:boolean-value="false" calcext:value-type="boolean">
            <text:p>FALSE</text:p>
          </table:table-cell>
          <table:table-cell table:formula="of:=IF((3* [.V79]) &lt; 2; TRUE(); FALSE())" office:value-type="boolean" office:boolean-value="false" calcext:value-type="boolean">
            <text:p>FALSE</text:p>
          </table:table-cell>
          <table:table-cell table:formula="of:=IF([.W79]; [.$P79] + ([.$O79] - [.$P79]) * 6 * [.T79]; IF([.X79]; [.$O79]; IF([.Y79]; [.$P79] + (([.$O79] - [.$P79]) * ((2/3) - [.T79]) * 6); [.$P79])))" office:value-type="float" office:value="0.96" calcext:value-type="float">
            <text:p>0.96</text:p>
          </table:table-cell>
          <table:table-cell table:formula="of:=IF([.Z79]; [.$P79] + ([.$O79] - [.$P79]) * 6 * [.U79]; IF([.AA79]; [.$O79]; IF([.AB79]; [.$P79] + (([.$O79] - [.$P79]) * ((2/3) - [.U79]) * 6); [.$P79])))" office:value-type="float" office:value="0.986" calcext:value-type="float">
            <text:p>0.986</text:p>
          </table:table-cell>
          <table:table-cell table:formula="of:=IF([.AC79]; [.$P79] + ([.$O79] - [.$P79]) * 6 * [.V79]; IF([.AD79]; [.$O79]; IF([.AE79]; [.$P79] + (([.$O79] - [.$P79]) * ((2/3) - [.V79]) * 6); [.$P79])))" office:value-type="float" office:value="0.934" calcext:value-type="float">
            <text:p>0.934</text:p>
          </table:table-cell>
          <table:table-cell table:formula="of:=ROUND([.AF79]*255)" office:value-type="float" office:value="245" calcext:value-type="float">
            <text:p>245</text:p>
          </table:table-cell>
          <table:table-cell table:formula="of:=ROUND([.AG79]*255)" office:value-type="float" office:value="251" calcext:value-type="float">
            <text:p>251</text:p>
          </table:table-cell>
          <table:table-cell table:formula="of:=ROUND([.AH79]*255)" office:value-type="float" office:value="238" calcext:value-type="float">
            <text:p>238</text:p>
          </table:table-cell>
        </table:table-row>
        <table:table-row table:style-name="ro3">
          <table:table-cell table:formula="of:=[.A79]" office:value-type="float" office:value="90" calcext:value-type="float">
            <text:p>90</text:p>
          </table:table-cell>
          <table:table-cell table:formula="of:=[.B79]" office:value-type="float" office:value="65" calcext:value-type="float">
            <text:p>65</text:p>
          </table:table-cell>
          <table:table-cell table:style-name="Calc_20_Text_20__28_Alt_29_" table:formula="of:=[.C79]+1" office:value-type="float" office:value="97" calcext:value-type="float">
            <text:p>97</text:p>
          </table:table-cell>
          <table:table-cell table:formula="of:=[.AI80]&amp;&quot;, &quot;&amp;[.AJ80]&amp;&quot;, &quot;&amp;[.AK80]" office:value-type="string" office:string-value="247, 252, 242" calcext:value-type="string">
            <text:p>247, 252, 242</text:p>
          </table:table-cell>
          <table:table-cell table:formula="of:=DEC2HEX([.AI80]; 2)&amp;DEC2HEX([.AJ80]; 2)&amp;DEC2HEX([.AK80]; 2)" office:value-type="string" office:string-value="F7FCF2" calcext:value-type="string">
            <text:p>F7FCF2</text:p>
          </table:table-cell>
          <table:table-cell table:formula="of:=[.A80]/360" office:value-type="float" office:value="0.25" calcext:value-type="float">
            <text:p>0.25</text:p>
          </table:table-cell>
          <table:table-cell table:formula="of:=[.B80]/100" office:value-type="float" office:value="0.65" calcext:value-type="float">
            <text:p>0.65</text:p>
          </table:table-cell>
          <table:table-cell table:formula="of:=[.C80]/100" office:value-type="float" office:value="0.97" calcext:value-type="float">
            <text:p>0.97</text:p>
          </table:table-cell>
          <table:table-cell table:formula="of:=IF([.B80]&gt;0; TRUE(); FALSE())" office:value-type="boolean" office:boolean-value="true" calcext:value-type="boolean">
            <text:p>TRUE</text:p>
          </table:table-cell>
          <table:table-cell table:formula="of:=IF([.I80]; &quot;&quot;; ROUND([.C80]*2.55))">
            <text:p/>
          </table:table-cell>
          <table:table-cell table:formula="of:=[.J80]">
            <text:p/>
          </table:table-cell>
          <table:table-cell table:formula="of:=[.J80]">
            <text:p/>
          </table:table-cell>
          <table:table-cell table:formula="of:=[.H80] * (1 + [.G80])" office:value-type="float" office:value="1.6005" calcext:value-type="float">
            <text:p>1.6005</text:p>
          </table:table-cell>
          <table:table-cell table:formula="of:= ([.H80] + [.G80]) - ([.H80] * [.G80])" office:value-type="float" office:value="0.9895" calcext:value-type="float">
            <text:p>0.9895</text:p>
          </table:table-cell>
          <table:table-cell table:formula="of:=IF([.H80] &lt;= 0.5; [.M80]; [.N80])" office:value-type="float" office:value="0.9895" calcext:value-type="float">
            <text:p>0.9895</text:p>
          </table:table-cell>
          <table:table-cell table:formula="of:= (2 * [.H80]) - [.O80]" office:value-type="float" office:value="0.9505" calcext:value-type="float">
            <text:p>0.9505</text:p>
          </table:table-cell>
          <table:table-cell table:formula="of:=[.F80] + (1/3)" office:value-type="float" office:value="0.583333333333333" calcext:value-type="float">
            <text:p>0.583333333333333</text:p>
          </table:table-cell>
          <table:table-cell table:formula="of:=[.F80]" office:value-type="float" office:value="0.25" calcext:value-type="float">
            <text:p>0.25</text:p>
          </table:table-cell>
          <table:table-cell table:formula="of:=[.F80] - (1/3)" office:value-type="float" office:value="-0.0833333333333333" calcext:value-type="float">
            <text:p>-0.0833333333333333</text:p>
          </table:table-cell>
          <table:table-cell table:formula="of:=IF([.Q80]&lt;0; [.Q80]+1; IF([.Q80]&gt;1; [.Q80]-1; [.Q80]))" office:value-type="float" office:value="0.583333333333333" calcext:value-type="float">
            <text:p>0.583333333333333</text:p>
          </table:table-cell>
          <table:table-cell table:formula="of:=IF([.R80]&lt;0; [.R80]+1; IF([.R80]&gt;1; [.R80]-1; [.R80]))" office:value-type="float" office:value="0.25" calcext:value-type="float">
            <text:p>0.25</text:p>
          </table:table-cell>
          <table:table-cell table:formula="of:=IF([.S80]&lt;0; [.S80]+1; IF([.S80]&gt;1; [.S80]-1; [.S80]))" office:value-type="float" office:value="0.916666666666667" calcext:value-type="float">
            <text:p>0.916666666666667</text:p>
          </table:table-cell>
          <table:table-cell table:formula="of:=IF((6* [.T80]) &lt; 1; TRUE(); FALSE())" office:value-type="boolean" office:boolean-value="false" calcext:value-type="boolean">
            <text:p>FALSE</text:p>
          </table:table-cell>
          <table:table-cell table:formula="of:=IF((2* [.T80]) &lt; 1; TRUE(); FALSE())" office:value-type="boolean" office:boolean-value="false" calcext:value-type="boolean">
            <text:p>FALSE</text:p>
          </table:table-cell>
          <table:table-cell table:formula="of:=IF((3* [.T80]) &lt; 2; TRUE(); FALSE())" office:value-type="boolean" office:boolean-value="true" calcext:value-type="boolean">
            <text:p>TRUE</text:p>
          </table:table-cell>
          <table:table-cell table:formula="of:=IF((6* [.U80]) &lt; 1; TRUE(); FALSE())" office:value-type="boolean" office:boolean-value="false" calcext:value-type="boolean">
            <text:p>FALSE</text:p>
          </table:table-cell>
          <table:table-cell table:formula="of:=IF((2* [.U80]) &lt; 1; TRUE(); FALSE())" office:value-type="boolean" office:boolean-value="true" calcext:value-type="boolean">
            <text:p>TRUE</text:p>
          </table:table-cell>
          <table:table-cell table:formula="of:=IF((3* [.U80]) &lt; 2; TRUE(); FALSE())" office:value-type="boolean" office:boolean-value="true" calcext:value-type="boolean">
            <text:p>TRUE</text:p>
          </table:table-cell>
          <table:table-cell table:formula="of:=IF((6* [.V80]) &lt; 1; TRUE(); FALSE())" office:value-type="boolean" office:boolean-value="false" calcext:value-type="boolean">
            <text:p>FALSE</text:p>
          </table:table-cell>
          <table:table-cell table:formula="of:=IF((2* [.V80]) &lt; 1; TRUE(); FALSE())" office:value-type="boolean" office:boolean-value="false" calcext:value-type="boolean">
            <text:p>FALSE</text:p>
          </table:table-cell>
          <table:table-cell table:formula="of:=IF((3* [.V80]) &lt; 2; TRUE(); FALSE())" office:value-type="boolean" office:boolean-value="false" calcext:value-type="boolean">
            <text:p>FALSE</text:p>
          </table:table-cell>
          <table:table-cell table:formula="of:=IF([.W80]; [.$P80] + ([.$O80] - [.$P80]) * 6 * [.T80]; IF([.X80]; [.$O80]; IF([.Y80]; [.$P80] + (([.$O80] - [.$P80]) * ((2/3) - [.T80]) * 6); [.$P80])))" office:value-type="float" office:value="0.97" calcext:value-type="float">
            <text:p>0.97</text:p>
          </table:table-cell>
          <table:table-cell table:formula="of:=IF([.Z80]; [.$P80] + ([.$O80] - [.$P80]) * 6 * [.U80]; IF([.AA80]; [.$O80]; IF([.AB80]; [.$P80] + (([.$O80] - [.$P80]) * ((2/3) - [.U80]) * 6); [.$P80])))" office:value-type="float" office:value="0.9895" calcext:value-type="float">
            <text:p>0.9895</text:p>
          </table:table-cell>
          <table:table-cell table:formula="of:=IF([.AC80]; [.$P80] + ([.$O80] - [.$P80]) * 6 * [.V80]; IF([.AD80]; [.$O80]; IF([.AE80]; [.$P80] + (([.$O80] - [.$P80]) * ((2/3) - [.V80]) * 6); [.$P80])))" office:value-type="float" office:value="0.9505" calcext:value-type="float">
            <text:p>0.9505</text:p>
          </table:table-cell>
          <table:table-cell table:formula="of:=ROUND([.AF80]*255)" office:value-type="float" office:value="247" calcext:value-type="float">
            <text:p>247</text:p>
          </table:table-cell>
          <table:table-cell table:formula="of:=ROUND([.AG80]*255)" office:value-type="float" office:value="252" calcext:value-type="float">
            <text:p>252</text:p>
          </table:table-cell>
          <table:table-cell table:formula="of:=ROUND([.AH80]*255)" office:value-type="float" office:value="242" calcext:value-type="float">
            <text:p>242</text:p>
          </table:table-cell>
        </table:table-row>
        <table:table-row table:style-name="ro3">
          <table:table-cell table:formula="of:=[.A80]" office:value-type="float" office:value="90" calcext:value-type="float">
            <text:p>90</text:p>
          </table:table-cell>
          <table:table-cell table:formula="of:=[.B80]" office:value-type="float" office:value="65" calcext:value-type="float">
            <text:p>65</text:p>
          </table:table-cell>
          <table:table-cell table:style-name="Calc_20_Text_20__28_Alt_29_" table:formula="of:=[.C80]+1" office:value-type="float" office:value="98" calcext:value-type="float">
            <text:p>98</text:p>
          </table:table-cell>
          <table:table-cell table:formula="of:=[.AI81]&amp;&quot;, &quot;&amp;[.AJ81]&amp;&quot;, &quot;&amp;[.AK81]" office:value-type="string" office:string-value="250, 253, 247" calcext:value-type="string">
            <text:p>250, 253, 247</text:p>
          </table:table-cell>
          <table:table-cell table:formula="of:=DEC2HEX([.AI81]; 2)&amp;DEC2HEX([.AJ81]; 2)&amp;DEC2HEX([.AK81]; 2)" office:value-type="string" office:string-value="FAFDF7" calcext:value-type="string">
            <text:p>FAFDF7</text:p>
          </table:table-cell>
          <table:table-cell table:formula="of:=[.A81]/360" office:value-type="float" office:value="0.25" calcext:value-type="float">
            <text:p>0.25</text:p>
          </table:table-cell>
          <table:table-cell table:formula="of:=[.B81]/100" office:value-type="float" office:value="0.65" calcext:value-type="float">
            <text:p>0.65</text:p>
          </table:table-cell>
          <table:table-cell table:formula="of:=[.C81]/100" office:value-type="float" office:value="0.98" calcext:value-type="float">
            <text:p>0.98</text:p>
          </table:table-cell>
          <table:table-cell table:formula="of:=IF([.B81]&gt;0; TRUE(); FALSE())" office:value-type="boolean" office:boolean-value="true" calcext:value-type="boolean">
            <text:p>TRUE</text:p>
          </table:table-cell>
          <table:table-cell table:formula="of:=IF([.I81]; &quot;&quot;; ROUND([.C81]*2.55))">
            <text:p/>
          </table:table-cell>
          <table:table-cell table:formula="of:=[.J81]">
            <text:p/>
          </table:table-cell>
          <table:table-cell table:formula="of:=[.J81]">
            <text:p/>
          </table:table-cell>
          <table:table-cell table:formula="of:=[.H81] * (1 + [.G81])" office:value-type="float" office:value="1.617" calcext:value-type="float">
            <text:p>1.617</text:p>
          </table:table-cell>
          <table:table-cell table:formula="of:= ([.H81] + [.G81]) - ([.H81] * [.G81])" office:value-type="float" office:value="0.993" calcext:value-type="float">
            <text:p>0.993</text:p>
          </table:table-cell>
          <table:table-cell table:formula="of:=IF([.H81] &lt;= 0.5; [.M81]; [.N81])" office:value-type="float" office:value="0.993" calcext:value-type="float">
            <text:p>0.993</text:p>
          </table:table-cell>
          <table:table-cell table:formula="of:= (2 * [.H81]) - [.O81]" office:value-type="float" office:value="0.967" calcext:value-type="float">
            <text:p>0.967</text:p>
          </table:table-cell>
          <table:table-cell table:formula="of:=[.F81] + (1/3)" office:value-type="float" office:value="0.583333333333333" calcext:value-type="float">
            <text:p>0.583333333333333</text:p>
          </table:table-cell>
          <table:table-cell table:formula="of:=[.F81]" office:value-type="float" office:value="0.25" calcext:value-type="float">
            <text:p>0.25</text:p>
          </table:table-cell>
          <table:table-cell table:formula="of:=[.F81] - (1/3)" office:value-type="float" office:value="-0.0833333333333333" calcext:value-type="float">
            <text:p>-0.0833333333333333</text:p>
          </table:table-cell>
          <table:table-cell table:formula="of:=IF([.Q81]&lt;0; [.Q81]+1; IF([.Q81]&gt;1; [.Q81]-1; [.Q81]))" office:value-type="float" office:value="0.583333333333333" calcext:value-type="float">
            <text:p>0.583333333333333</text:p>
          </table:table-cell>
          <table:table-cell table:formula="of:=IF([.R81]&lt;0; [.R81]+1; IF([.R81]&gt;1; [.R81]-1; [.R81]))" office:value-type="float" office:value="0.25" calcext:value-type="float">
            <text:p>0.25</text:p>
          </table:table-cell>
          <table:table-cell table:formula="of:=IF([.S81]&lt;0; [.S81]+1; IF([.S81]&gt;1; [.S81]-1; [.S81]))" office:value-type="float" office:value="0.916666666666667" calcext:value-type="float">
            <text:p>0.916666666666667</text:p>
          </table:table-cell>
          <table:table-cell table:formula="of:=IF((6* [.T81]) &lt; 1; TRUE(); FALSE())" office:value-type="boolean" office:boolean-value="false" calcext:value-type="boolean">
            <text:p>FALSE</text:p>
          </table:table-cell>
          <table:table-cell table:formula="of:=IF((2* [.T81]) &lt; 1; TRUE(); FALSE())" office:value-type="boolean" office:boolean-value="false" calcext:value-type="boolean">
            <text:p>FALSE</text:p>
          </table:table-cell>
          <table:table-cell table:formula="of:=IF((3* [.T81]) &lt; 2; TRUE(); FALSE())" office:value-type="boolean" office:boolean-value="true" calcext:value-type="boolean">
            <text:p>TRUE</text:p>
          </table:table-cell>
          <table:table-cell table:formula="of:=IF((6* [.U81]) &lt; 1; TRUE(); FALSE())" office:value-type="boolean" office:boolean-value="false" calcext:value-type="boolean">
            <text:p>FALSE</text:p>
          </table:table-cell>
          <table:table-cell table:formula="of:=IF((2* [.U81]) &lt; 1; TRUE(); FALSE())" office:value-type="boolean" office:boolean-value="true" calcext:value-type="boolean">
            <text:p>TRUE</text:p>
          </table:table-cell>
          <table:table-cell table:formula="of:=IF((3* [.U81]) &lt; 2; TRUE(); FALSE())" office:value-type="boolean" office:boolean-value="true" calcext:value-type="boolean">
            <text:p>TRUE</text:p>
          </table:table-cell>
          <table:table-cell table:formula="of:=IF((6* [.V81]) &lt; 1; TRUE(); FALSE())" office:value-type="boolean" office:boolean-value="false" calcext:value-type="boolean">
            <text:p>FALSE</text:p>
          </table:table-cell>
          <table:table-cell table:formula="of:=IF((2* [.V81]) &lt; 1; TRUE(); FALSE())" office:value-type="boolean" office:boolean-value="false" calcext:value-type="boolean">
            <text:p>FALSE</text:p>
          </table:table-cell>
          <table:table-cell table:formula="of:=IF((3* [.V81]) &lt; 2; TRUE(); FALSE())" office:value-type="boolean" office:boolean-value="false" calcext:value-type="boolean">
            <text:p>FALSE</text:p>
          </table:table-cell>
          <table:table-cell table:formula="of:=IF([.W81]; [.$P81] + ([.$O81] - [.$P81]) * 6 * [.T81]; IF([.X81]; [.$O81]; IF([.Y81]; [.$P81] + (([.$O81] - [.$P81]) * ((2/3) - [.T81]) * 6); [.$P81])))" office:value-type="float" office:value="0.98" calcext:value-type="float">
            <text:p>0.98</text:p>
          </table:table-cell>
          <table:table-cell table:formula="of:=IF([.Z81]; [.$P81] + ([.$O81] - [.$P81]) * 6 * [.U81]; IF([.AA81]; [.$O81]; IF([.AB81]; [.$P81] + (([.$O81] - [.$P81]) * ((2/3) - [.U81]) * 6); [.$P81])))" office:value-type="float" office:value="0.993" calcext:value-type="float">
            <text:p>0.993</text:p>
          </table:table-cell>
          <table:table-cell table:formula="of:=IF([.AC81]; [.$P81] + ([.$O81] - [.$P81]) * 6 * [.V81]; IF([.AD81]; [.$O81]; IF([.AE81]; [.$P81] + (([.$O81] - [.$P81]) * ((2/3) - [.V81]) * 6); [.$P81])))" office:value-type="float" office:value="0.967" calcext:value-type="float">
            <text:p>0.967</text:p>
          </table:table-cell>
          <table:table-cell table:formula="of:=ROUND([.AF81]*255)" office:value-type="float" office:value="250" calcext:value-type="float">
            <text:p>250</text:p>
          </table:table-cell>
          <table:table-cell table:formula="of:=ROUND([.AG81]*255)" office:value-type="float" office:value="253" calcext:value-type="float">
            <text:p>253</text:p>
          </table:table-cell>
          <table:table-cell table:formula="of:=ROUND([.AH81]*255)" office:value-type="float" office:value="247" calcext:value-type="float">
            <text:p>247</text:p>
          </table:table-cell>
        </table:table-row>
        <table:table-row table:style-name="ro3">
          <table:table-cell table:formula="of:=[.A81]" office:value-type="float" office:value="90" calcext:value-type="float">
            <text:p>90</text:p>
          </table:table-cell>
          <table:table-cell table:formula="of:=[.B81]" office:value-type="float" office:value="65" calcext:value-type="float">
            <text:p>65</text:p>
          </table:table-cell>
          <table:table-cell table:style-name="Calc_20_Text_20__28_Alt_29_" table:formula="of:=[.C81]+1" office:value-type="float" office:value="99" calcext:value-type="float">
            <text:p>99</text:p>
          </table:table-cell>
          <table:table-cell table:formula="of:=[.AI82]&amp;&quot;, &quot;&amp;[.AJ82]&amp;&quot;, &quot;&amp;[.AK82]" office:value-type="string" office:string-value="252, 254, 251" calcext:value-type="string">
            <text:p>252, 254, 251</text:p>
          </table:table-cell>
          <table:table-cell table:formula="of:=DEC2HEX([.AI82]; 2)&amp;DEC2HEX([.AJ82]; 2)&amp;DEC2HEX([.AK82]; 2)" office:value-type="string" office:string-value="FCFEFB" calcext:value-type="string">
            <text:p>FCFEFB</text:p>
          </table:table-cell>
          <table:table-cell table:formula="of:=[.A82]/360" office:value-type="float" office:value="0.25" calcext:value-type="float">
            <text:p>0.25</text:p>
          </table:table-cell>
          <table:table-cell table:formula="of:=[.B82]/100" office:value-type="float" office:value="0.65" calcext:value-type="float">
            <text:p>0.65</text:p>
          </table:table-cell>
          <table:table-cell table:formula="of:=[.C82]/100" office:value-type="float" office:value="0.99" calcext:value-type="float">
            <text:p>0.99</text:p>
          </table:table-cell>
          <table:table-cell table:formula="of:=IF([.B82]&gt;0; TRUE(); FALSE())" office:value-type="boolean" office:boolean-value="true" calcext:value-type="boolean">
            <text:p>TRUE</text:p>
          </table:table-cell>
          <table:table-cell table:formula="of:=IF([.I82]; &quot;&quot;; ROUND([.C82]*2.55))">
            <text:p/>
          </table:table-cell>
          <table:table-cell table:formula="of:=[.J82]">
            <text:p/>
          </table:table-cell>
          <table:table-cell table:formula="of:=[.J82]">
            <text:p/>
          </table:table-cell>
          <table:table-cell table:formula="of:=[.H82] * (1 + [.G82])" office:value-type="float" office:value="1.6335" calcext:value-type="float">
            <text:p>1.6335</text:p>
          </table:table-cell>
          <table:table-cell table:formula="of:= ([.H82] + [.G82]) - ([.H82] * [.G82])" office:value-type="float" office:value="0.9965" calcext:value-type="float">
            <text:p>0.9965</text:p>
          </table:table-cell>
          <table:table-cell table:formula="of:=IF([.H82] &lt;= 0.5; [.M82]; [.N82])" office:value-type="float" office:value="0.9965" calcext:value-type="float">
            <text:p>0.9965</text:p>
          </table:table-cell>
          <table:table-cell table:formula="of:= (2 * [.H82]) - [.O82]" office:value-type="float" office:value="0.9835" calcext:value-type="float">
            <text:p>0.9835</text:p>
          </table:table-cell>
          <table:table-cell table:formula="of:=[.F82] + (1/3)" office:value-type="float" office:value="0.583333333333333" calcext:value-type="float">
            <text:p>0.583333333333333</text:p>
          </table:table-cell>
          <table:table-cell table:formula="of:=[.F82]" office:value-type="float" office:value="0.25" calcext:value-type="float">
            <text:p>0.25</text:p>
          </table:table-cell>
          <table:table-cell table:formula="of:=[.F82] - (1/3)" office:value-type="float" office:value="-0.0833333333333333" calcext:value-type="float">
            <text:p>-0.0833333333333333</text:p>
          </table:table-cell>
          <table:table-cell table:formula="of:=IF([.Q82]&lt;0; [.Q82]+1; IF([.Q82]&gt;1; [.Q82]-1; [.Q82]))" office:value-type="float" office:value="0.583333333333333" calcext:value-type="float">
            <text:p>0.583333333333333</text:p>
          </table:table-cell>
          <table:table-cell table:formula="of:=IF([.R82]&lt;0; [.R82]+1; IF([.R82]&gt;1; [.R82]-1; [.R82]))" office:value-type="float" office:value="0.25" calcext:value-type="float">
            <text:p>0.25</text:p>
          </table:table-cell>
          <table:table-cell table:formula="of:=IF([.S82]&lt;0; [.S82]+1; IF([.S82]&gt;1; [.S82]-1; [.S82]))" office:value-type="float" office:value="0.916666666666667" calcext:value-type="float">
            <text:p>0.916666666666667</text:p>
          </table:table-cell>
          <table:table-cell table:formula="of:=IF((6* [.T82]) &lt; 1; TRUE(); FALSE())" office:value-type="boolean" office:boolean-value="false" calcext:value-type="boolean">
            <text:p>FALSE</text:p>
          </table:table-cell>
          <table:table-cell table:formula="of:=IF((2* [.T82]) &lt; 1; TRUE(); FALSE())" office:value-type="boolean" office:boolean-value="false" calcext:value-type="boolean">
            <text:p>FALSE</text:p>
          </table:table-cell>
          <table:table-cell table:formula="of:=IF((3* [.T82]) &lt; 2; TRUE(); FALSE())" office:value-type="boolean" office:boolean-value="true" calcext:value-type="boolean">
            <text:p>TRUE</text:p>
          </table:table-cell>
          <table:table-cell table:formula="of:=IF((6* [.U82]) &lt; 1; TRUE(); FALSE())" office:value-type="boolean" office:boolean-value="false" calcext:value-type="boolean">
            <text:p>FALSE</text:p>
          </table:table-cell>
          <table:table-cell table:formula="of:=IF((2* [.U82]) &lt; 1; TRUE(); FALSE())" office:value-type="boolean" office:boolean-value="true" calcext:value-type="boolean">
            <text:p>TRUE</text:p>
          </table:table-cell>
          <table:table-cell table:formula="of:=IF((3* [.U82]) &lt; 2; TRUE(); FALSE())" office:value-type="boolean" office:boolean-value="true" calcext:value-type="boolean">
            <text:p>TRUE</text:p>
          </table:table-cell>
          <table:table-cell table:formula="of:=IF((6* [.V82]) &lt; 1; TRUE(); FALSE())" office:value-type="boolean" office:boolean-value="false" calcext:value-type="boolean">
            <text:p>FALSE</text:p>
          </table:table-cell>
          <table:table-cell table:formula="of:=IF((2* [.V82]) &lt; 1; TRUE(); FALSE())" office:value-type="boolean" office:boolean-value="false" calcext:value-type="boolean">
            <text:p>FALSE</text:p>
          </table:table-cell>
          <table:table-cell table:formula="of:=IF((3* [.V82]) &lt; 2; TRUE(); FALSE())" office:value-type="boolean" office:boolean-value="false" calcext:value-type="boolean">
            <text:p>FALSE</text:p>
          </table:table-cell>
          <table:table-cell table:formula="of:=IF([.W82]; [.$P82] + ([.$O82] - [.$P82]) * 6 * [.T82]; IF([.X82]; [.$O82]; IF([.Y82]; [.$P82] + (([.$O82] - [.$P82]) * ((2/3) - [.T82]) * 6); [.$P82])))" office:value-type="float" office:value="0.99" calcext:value-type="float">
            <text:p>0.99</text:p>
          </table:table-cell>
          <table:table-cell table:formula="of:=IF([.Z82]; [.$P82] + ([.$O82] - [.$P82]) * 6 * [.U82]; IF([.AA82]; [.$O82]; IF([.AB82]; [.$P82] + (([.$O82] - [.$P82]) * ((2/3) - [.U82]) * 6); [.$P82])))" office:value-type="float" office:value="0.9965" calcext:value-type="float">
            <text:p>0.9965</text:p>
          </table:table-cell>
          <table:table-cell table:formula="of:=IF([.AC82]; [.$P82] + ([.$O82] - [.$P82]) * 6 * [.V82]; IF([.AD82]; [.$O82]; IF([.AE82]; [.$P82] + (([.$O82] - [.$P82]) * ((2/3) - [.V82]) * 6); [.$P82])))" office:value-type="float" office:value="0.9835" calcext:value-type="float">
            <text:p>0.9835</text:p>
          </table:table-cell>
          <table:table-cell table:formula="of:=ROUND([.AF82]*255)" office:value-type="float" office:value="252" calcext:value-type="float">
            <text:p>252</text:p>
          </table:table-cell>
          <table:table-cell table:formula="of:=ROUND([.AG82]*255)" office:value-type="float" office:value="254" calcext:value-type="float">
            <text:p>254</text:p>
          </table:table-cell>
          <table:table-cell table:formula="of:=ROUND([.AH82]*255)" office:value-type="float" office:value="251" calcext:value-type="float">
            <text:p>251</text:p>
          </table:table-cell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ection_29_" office:value-type="string" calcext:value-type="string">
            <text:p>Green</text:p>
          </table:table-cell>
          <table:table-cell table:style-name="Default" table:number-columns-repeated="36"/>
        </table:table-row>
        <table:table-row table:style-name="ro6">
          <table:table-cell table:style-name="ce8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8" office:value-type="string" calcext:value-type="string">
            <text:p>RG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Alt_29_" table:formula="of:=[.A60]+45" office:value-type="float" office:value="135" calcext:value-type="float">
            <text:p>135</text:p>
          </table:table-cell>
          <table:table-cell table:style-name="Calc_20_Text_20__28_Alt_29_" table:formula="of:=[.B60]" office:value-type="float" office:value="65" calcext:value-type="float">
            <text:p>65</text:p>
          </table:table-cell>
          <table:table-cell table:formula="of:=IF([.C$5]=[.C86]; 5; [.C86]+5)" office:value-type="float" office:value="5" calcext:value-type="float">
            <text:p>5</text:p>
          </table:table-cell>
          <table:table-cell table:formula="of:=[.AI87]&amp;&quot;, &quot;&amp;[.AJ87]&amp;&quot;, &quot;&amp;[.AK87]" office:value-type="string" office:string-value="4, 21, 9" calcext:value-type="string">
            <text:p>4, 21, 9</text:p>
          </table:table-cell>
          <table:table-cell table:formula="of:=DEC2HEX([.AI87]; 2)&amp;DEC2HEX([.AJ87]; 2)&amp;DEC2HEX([.AK87]; 2)" office:value-type="string" office:string-value="041509" calcext:value-type="string">
            <text:p>041509</text:p>
          </table:table-cell>
          <table:table-cell table:formula="of:=[.A87]/360" office:value-type="float" office:value="0.375" calcext:value-type="float">
            <text:p>0.375</text:p>
          </table:table-cell>
          <table:table-cell table:formula="of:=[.B87]/100" office:value-type="float" office:value="0.65" calcext:value-type="float">
            <text:p>0.65</text:p>
          </table:table-cell>
          <table:table-cell table:formula="of:=[.C87]/100" office:value-type="float" office:value="0.05" calcext:value-type="float">
            <text:p>0.05</text:p>
          </table:table-cell>
          <table:table-cell table:formula="of:=IF([.B87]&gt;0; TRUE(); FALSE())" office:value-type="boolean" office:boolean-value="true" calcext:value-type="boolean">
            <text:p>TRUE</text:p>
          </table:table-cell>
          <table:table-cell table:formula="of:=IF([.I87]; &quot;&quot;; ROUND([.C87]*2.55))">
            <text:p/>
          </table:table-cell>
          <table:table-cell table:formula="of:=[.J87]">
            <text:p/>
          </table:table-cell>
          <table:table-cell table:formula="of:=[.J87]">
            <text:p/>
          </table:table-cell>
          <table:table-cell table:formula="of:=[.H87] * (1 + [.G87])" office:value-type="float" office:value="0.0825" calcext:value-type="float">
            <text:p>0.0825</text:p>
          </table:table-cell>
          <table:table-cell table:formula="of:= ([.H87] + [.G87]) - ([.H87] * [.G87])" office:value-type="float" office:value="0.6675" calcext:value-type="float">
            <text:p>0.6675</text:p>
          </table:table-cell>
          <table:table-cell table:formula="of:=IF([.H87] &lt;= 0.5; [.M87]; [.N87])" office:value-type="float" office:value="0.0825" calcext:value-type="float">
            <text:p>0.0825</text:p>
          </table:table-cell>
          <table:table-cell table:formula="of:= (2 * [.H87]) - [.O87]" office:value-type="float" office:value="0.0175" calcext:value-type="float">
            <text:p>0.0175</text:p>
          </table:table-cell>
          <table:table-cell table:formula="of:=[.F87] + (1/3)" office:value-type="float" office:value="0.708333333333333" calcext:value-type="float">
            <text:p>0.708333333333333</text:p>
          </table:table-cell>
          <table:table-cell table:formula="of:=[.F87]" office:value-type="float" office:value="0.375" calcext:value-type="float">
            <text:p>0.375</text:p>
          </table:table-cell>
          <table:table-cell table:formula="of:=[.F87] - (1/3)" office:value-type="float" office:value="0.0416666666666667" calcext:value-type="float">
            <text:p>0.0416666666666667</text:p>
          </table:table-cell>
          <table:table-cell table:formula="of:=IF([.Q87]&lt;0; [.Q87]+1; IF([.Q87]&gt;1; [.Q87]-1; [.Q87]))" office:value-type="float" office:value="0.708333333333333" calcext:value-type="float">
            <text:p>0.708333333333333</text:p>
          </table:table-cell>
          <table:table-cell table:formula="of:=IF([.R87]&lt;0; [.R87]+1; IF([.R87]&gt;1; [.R87]-1; [.R87]))" office:value-type="float" office:value="0.375" calcext:value-type="float">
            <text:p>0.375</text:p>
          </table:table-cell>
          <table:table-cell table:formula="of:=IF([.S87]&lt;0; [.S87]+1; IF([.S87]&gt;1; [.S87]-1; [.S87]))" office:value-type="float" office:value="0.0416666666666667" calcext:value-type="float">
            <text:p>0.0416666666666667</text:p>
          </table:table-cell>
          <table:table-cell table:formula="of:=IF((6* [.T87]) &lt; 1; TRUE(); FALSE())" office:value-type="boolean" office:boolean-value="false" calcext:value-type="boolean">
            <text:p>FALSE</text:p>
          </table:table-cell>
          <table:table-cell table:formula="of:=IF((2* [.T87]) &lt; 1; TRUE(); FALSE())" office:value-type="boolean" office:boolean-value="false" calcext:value-type="boolean">
            <text:p>FALSE</text:p>
          </table:table-cell>
          <table:table-cell table:formula="of:=IF((3* [.T87]) &lt; 2; TRUE(); FALSE())" office:value-type="boolean" office:boolean-value="false" calcext:value-type="boolean">
            <text:p>FALSE</text:p>
          </table:table-cell>
          <table:table-cell table:formula="of:=IF((6* [.U87]) &lt; 1; TRUE(); FALSE())" office:value-type="boolean" office:boolean-value="false" calcext:value-type="boolean">
            <text:p>FALSE</text:p>
          </table:table-cell>
          <table:table-cell table:formula="of:=IF((2* [.U87]) &lt; 1; TRUE(); FALSE())" office:value-type="boolean" office:boolean-value="true" calcext:value-type="boolean">
            <text:p>TRUE</text:p>
          </table:table-cell>
          <table:table-cell table:formula="of:=IF((3* [.U87]) &lt; 2; TRUE(); FALSE())" office:value-type="boolean" office:boolean-value="true" calcext:value-type="boolean">
            <text:p>TRUE</text:p>
          </table:table-cell>
          <table:table-cell table:formula="of:=IF((6* [.V87]) &lt; 1; TRUE(); FALSE())" office:value-type="boolean" office:boolean-value="true" calcext:value-type="boolean">
            <text:p>TRUE</text:p>
          </table:table-cell>
          <table:table-cell table:formula="of:=IF((2* [.V87]) &lt; 1; TRUE(); FALSE())" office:value-type="boolean" office:boolean-value="true" calcext:value-type="boolean">
            <text:p>TRUE</text:p>
          </table:table-cell>
          <table:table-cell table:formula="of:=IF((3* [.V87]) &lt; 2; TRUE(); FALSE())" office:value-type="boolean" office:boolean-value="true" calcext:value-type="boolean">
            <text:p>TRUE</text:p>
          </table:table-cell>
          <table:table-cell table:formula="of:=IF([.W87]; [.$P87] + ([.$O87] - [.$P87]) * 6 * [.T87]; IF([.X87]; [.$O87]; IF([.Y87]; [.$P87] + (([.$O87] - [.$P87]) * ((2/3) - [.T87]) * 6); [.$P87])))" office:value-type="float" office:value="0.0175" calcext:value-type="float">
            <text:p>0.0175</text:p>
          </table:table-cell>
          <table:table-cell table:formula="of:=IF([.Z87]; [.$P87] + ([.$O87] - [.$P87]) * 6 * [.U87]; IF([.AA87]; [.$O87]; IF([.AB87]; [.$P87] + (([.$O87] - [.$P87]) * ((2/3) - [.U87]) * 6); [.$P87])))" office:value-type="float" office:value="0.0825" calcext:value-type="float">
            <text:p>0.0825</text:p>
          </table:table-cell>
          <table:table-cell table:formula="of:=IF([.AC87]; [.$P87] + ([.$O87] - [.$P87]) * 6 * [.V87]; IF([.AD87]; [.$O87]; IF([.AE87]; [.$P87] + (([.$O87] - [.$P87]) * ((2/3) - [.V87]) * 6); [.$P87])))" office:value-type="float" office:value="0.03375" calcext:value-type="float">
            <text:p>0.03375</text:p>
          </table:table-cell>
          <table:table-cell table:formula="of:=ROUND([.AF87]*255)" office:value-type="float" office:value="4" calcext:value-type="float">
            <text:p>4</text:p>
          </table:table-cell>
          <table:table-cell table:formula="of:=ROUND([.AG87]*255)" office:value-type="float" office:value="21" calcext:value-type="float">
            <text:p>21</text:p>
          </table:table-cell>
          <table:table-cell table:formula="of:=ROUND([.AH87]*255)" office:value-type="float" office:value="9" calcext:value-type="float">
            <text:p>9</text:p>
          </table:table-cell>
        </table:table-row>
        <table:table-row table:style-name="ro3">
          <table:table-cell table:formula="of:=[.A87]" office:value-type="float" office:value="135" calcext:value-type="float">
            <text:p>135</text:p>
          </table:table-cell>
          <table:table-cell table:formula="of:=[.B87]" office:value-type="float" office:value="65" calcext:value-type="float">
            <text:p>65</text:p>
          </table:table-cell>
          <table:table-cell table:formula="of:=IF([.C$5]=[.C87]; 5; [.C87]+5)" office:value-type="float" office:value="10" calcext:value-type="float">
            <text:p>10</text:p>
          </table:table-cell>
          <table:table-cell table:formula="of:=[.AI88]&amp;&quot;, &quot;&amp;[.AJ88]&amp;&quot;, &quot;&amp;[.AK88]" office:value-type="string" office:string-value="9, 42, 17" calcext:value-type="string">
            <text:p>9, 42, 17</text:p>
          </table:table-cell>
          <table:table-cell table:formula="of:=DEC2HEX([.AI88]; 2)&amp;DEC2HEX([.AJ88]; 2)&amp;DEC2HEX([.AK88]; 2)" office:value-type="string" office:string-value="092A11" calcext:value-type="string">
            <text:p>092A11</text:p>
          </table:table-cell>
          <table:table-cell table:formula="of:=[.A88]/360" office:value-type="float" office:value="0.375" calcext:value-type="float">
            <text:p>0.375</text:p>
          </table:table-cell>
          <table:table-cell table:formula="of:=[.B88]/100" office:value-type="float" office:value="0.65" calcext:value-type="float">
            <text:p>0.65</text:p>
          </table:table-cell>
          <table:table-cell table:formula="of:=[.C88]/100" office:value-type="float" office:value="0.1" calcext:value-type="float">
            <text:p>0.1</text:p>
          </table:table-cell>
          <table:table-cell table:formula="of:=IF([.B88]&gt;0; TRUE(); FALSE())" office:value-type="boolean" office:boolean-value="true" calcext:value-type="boolean">
            <text:p>TRUE</text:p>
          </table:table-cell>
          <table:table-cell table:formula="of:=IF([.I88]; &quot;&quot;; ROUND([.C88]*2.55))">
            <text:p/>
          </table:table-cell>
          <table:table-cell table:formula="of:=[.J88]">
            <text:p/>
          </table:table-cell>
          <table:table-cell table:formula="of:=[.J88]">
            <text:p/>
          </table:table-cell>
          <table:table-cell table:formula="of:=[.H88] * (1 + [.G88])" office:value-type="float" office:value="0.165" calcext:value-type="float">
            <text:p>0.165</text:p>
          </table:table-cell>
          <table:table-cell table:formula="of:= ([.H88] + [.G88]) - ([.H88] * [.G88])" office:value-type="float" office:value="0.685" calcext:value-type="float">
            <text:p>0.685</text:p>
          </table:table-cell>
          <table:table-cell table:formula="of:=IF([.H88] &lt;= 0.5; [.M88]; [.N88])" office:value-type="float" office:value="0.165" calcext:value-type="float">
            <text:p>0.165</text:p>
          </table:table-cell>
          <table:table-cell table:formula="of:= (2 * [.H88]) - [.O88]" office:value-type="float" office:value="0.035" calcext:value-type="float">
            <text:p>0.035</text:p>
          </table:table-cell>
          <table:table-cell table:formula="of:=[.F88] + (1/3)" office:value-type="float" office:value="0.708333333333333" calcext:value-type="float">
            <text:p>0.708333333333333</text:p>
          </table:table-cell>
          <table:table-cell table:formula="of:=[.F88]" office:value-type="float" office:value="0.375" calcext:value-type="float">
            <text:p>0.375</text:p>
          </table:table-cell>
          <table:table-cell table:formula="of:=[.F88] - (1/3)" office:value-type="float" office:value="0.0416666666666667" calcext:value-type="float">
            <text:p>0.0416666666666667</text:p>
          </table:table-cell>
          <table:table-cell table:formula="of:=IF([.Q88]&lt;0; [.Q88]+1; IF([.Q88]&gt;1; [.Q88]-1; [.Q88]))" office:value-type="float" office:value="0.708333333333333" calcext:value-type="float">
            <text:p>0.708333333333333</text:p>
          </table:table-cell>
          <table:table-cell table:formula="of:=IF([.R88]&lt;0; [.R88]+1; IF([.R88]&gt;1; [.R88]-1; [.R88]))" office:value-type="float" office:value="0.375" calcext:value-type="float">
            <text:p>0.375</text:p>
          </table:table-cell>
          <table:table-cell table:formula="of:=IF([.S88]&lt;0; [.S88]+1; IF([.S88]&gt;1; [.S88]-1; [.S88]))" office:value-type="float" office:value="0.0416666666666667" calcext:value-type="float">
            <text:p>0.0416666666666667</text:p>
          </table:table-cell>
          <table:table-cell table:formula="of:=IF((6* [.T88]) &lt; 1; TRUE(); FALSE())" office:value-type="boolean" office:boolean-value="false" calcext:value-type="boolean">
            <text:p>FALSE</text:p>
          </table:table-cell>
          <table:table-cell table:formula="of:=IF((2* [.T88]) &lt; 1; TRUE(); FALSE())" office:value-type="boolean" office:boolean-value="false" calcext:value-type="boolean">
            <text:p>FALSE</text:p>
          </table:table-cell>
          <table:table-cell table:formula="of:=IF((3* [.T88]) &lt; 2; TRUE(); FALSE())" office:value-type="boolean" office:boolean-value="false" calcext:value-type="boolean">
            <text:p>FALSE</text:p>
          </table:table-cell>
          <table:table-cell table:formula="of:=IF((6* [.U88]) &lt; 1; TRUE(); FALSE())" office:value-type="boolean" office:boolean-value="false" calcext:value-type="boolean">
            <text:p>FALSE</text:p>
          </table:table-cell>
          <table:table-cell table:formula="of:=IF((2* [.U88]) &lt; 1; TRUE(); FALSE())" office:value-type="boolean" office:boolean-value="true" calcext:value-type="boolean">
            <text:p>TRUE</text:p>
          </table:table-cell>
          <table:table-cell table:formula="of:=IF((3* [.U88]) &lt; 2; TRUE(); FALSE())" office:value-type="boolean" office:boolean-value="true" calcext:value-type="boolean">
            <text:p>TRUE</text:p>
          </table:table-cell>
          <table:table-cell table:formula="of:=IF((6* [.V88]) &lt; 1; TRUE(); FALSE())" office:value-type="boolean" office:boolean-value="true" calcext:value-type="boolean">
            <text:p>TRUE</text:p>
          </table:table-cell>
          <table:table-cell table:formula="of:=IF((2* [.V88]) &lt; 1; TRUE(); FALSE())" office:value-type="boolean" office:boolean-value="true" calcext:value-type="boolean">
            <text:p>TRUE</text:p>
          </table:table-cell>
          <table:table-cell table:formula="of:=IF((3* [.V88]) &lt; 2; TRUE(); FALSE())" office:value-type="boolean" office:boolean-value="true" calcext:value-type="boolean">
            <text:p>TRUE</text:p>
          </table:table-cell>
          <table:table-cell table:formula="of:=IF([.W88]; [.$P88] + ([.$O88] - [.$P88]) * 6 * [.T88]; IF([.X88]; [.$O88]; IF([.Y88]; [.$P88] + (([.$O88] - [.$P88]) * ((2/3) - [.T88]) * 6); [.$P88])))" office:value-type="float" office:value="0.035" calcext:value-type="float">
            <text:p>0.035</text:p>
          </table:table-cell>
          <table:table-cell table:formula="of:=IF([.Z88]; [.$P88] + ([.$O88] - [.$P88]) * 6 * [.U88]; IF([.AA88]; [.$O88]; IF([.AB88]; [.$P88] + (([.$O88] - [.$P88]) * ((2/3) - [.U88]) * 6); [.$P88])))" office:value-type="float" office:value="0.165" calcext:value-type="float">
            <text:p>0.165</text:p>
          </table:table-cell>
          <table:table-cell table:formula="of:=IF([.AC88]; [.$P88] + ([.$O88] - [.$P88]) * 6 * [.V88]; IF([.AD88]; [.$O88]; IF([.AE88]; [.$P88] + (([.$O88] - [.$P88]) * ((2/3) - [.V88]) * 6); [.$P88])))" office:value-type="float" office:value="0.0675" calcext:value-type="float">
            <text:p>0.0675</text:p>
          </table:table-cell>
          <table:table-cell table:formula="of:=ROUND([.AF88]*255)" office:value-type="float" office:value="9" calcext:value-type="float">
            <text:p>9</text:p>
          </table:table-cell>
          <table:table-cell table:formula="of:=ROUND([.AG88]*255)" office:value-type="float" office:value="42" calcext:value-type="float">
            <text:p>42</text:p>
          </table:table-cell>
          <table:table-cell table:formula="of:=ROUND([.AH88]*255)" office:value-type="float" office:value="17" calcext:value-type="float">
            <text:p>17</text:p>
          </table:table-cell>
        </table:table-row>
        <table:table-row table:style-name="ro3">
          <table:table-cell table:formula="of:=[.A88]" office:value-type="float" office:value="135" calcext:value-type="float">
            <text:p>135</text:p>
          </table:table-cell>
          <table:table-cell table:formula="of:=[.B88]" office:value-type="float" office:value="65" calcext:value-type="float">
            <text:p>65</text:p>
          </table:table-cell>
          <table:table-cell table:formula="of:=IF([.C$5]=[.C88]; 5; [.C88]+5)" office:value-type="float" office:value="15" calcext:value-type="float">
            <text:p>15</text:p>
          </table:table-cell>
          <table:table-cell table:formula="of:=[.AI89]&amp;&quot;, &quot;&amp;[.AJ89]&amp;&quot;, &quot;&amp;[.AK89]" office:value-type="string" office:string-value="13, 63, 26" calcext:value-type="string">
            <text:p>13, 63, 26</text:p>
          </table:table-cell>
          <table:table-cell table:formula="of:=DEC2HEX([.AI89]; 2)&amp;DEC2HEX([.AJ89]; 2)&amp;DEC2HEX([.AK89]; 2)" office:value-type="string" office:string-value="0D3F1A" calcext:value-type="string">
            <text:p>0D3F1A</text:p>
          </table:table-cell>
          <table:table-cell table:formula="of:=[.A89]/360" office:value-type="float" office:value="0.375" calcext:value-type="float">
            <text:p>0.375</text:p>
          </table:table-cell>
          <table:table-cell table:formula="of:=[.B89]/100" office:value-type="float" office:value="0.65" calcext:value-type="float">
            <text:p>0.65</text:p>
          </table:table-cell>
          <table:table-cell table:formula="of:=[.C89]/100" office:value-type="float" office:value="0.15" calcext:value-type="float">
            <text:p>0.15</text:p>
          </table:table-cell>
          <table:table-cell table:formula="of:=IF([.B89]&gt;0; TRUE(); FALSE())" office:value-type="boolean" office:boolean-value="true" calcext:value-type="boolean">
            <text:p>TRUE</text:p>
          </table:table-cell>
          <table:table-cell table:formula="of:=IF([.I89]; &quot;&quot;; ROUND([.C89]*2.55))">
            <text:p/>
          </table:table-cell>
          <table:table-cell table:formula="of:=[.J89]">
            <text:p/>
          </table:table-cell>
          <table:table-cell table:formula="of:=[.J89]">
            <text:p/>
          </table:table-cell>
          <table:table-cell table:formula="of:=[.H89] * (1 + [.G89])" office:value-type="float" office:value="0.2475" calcext:value-type="float">
            <text:p>0.2475</text:p>
          </table:table-cell>
          <table:table-cell table:formula="of:= ([.H89] + [.G89]) - ([.H89] * [.G89])" office:value-type="float" office:value="0.7025" calcext:value-type="float">
            <text:p>0.7025</text:p>
          </table:table-cell>
          <table:table-cell table:formula="of:=IF([.H89] &lt;= 0.5; [.M89]; [.N89])" office:value-type="float" office:value="0.2475" calcext:value-type="float">
            <text:p>0.2475</text:p>
          </table:table-cell>
          <table:table-cell table:formula="of:= (2 * [.H89]) - [.O89]" office:value-type="float" office:value="0.0525" calcext:value-type="float">
            <text:p>0.0525</text:p>
          </table:table-cell>
          <table:table-cell table:formula="of:=[.F89] + (1/3)" office:value-type="float" office:value="0.708333333333333" calcext:value-type="float">
            <text:p>0.708333333333333</text:p>
          </table:table-cell>
          <table:table-cell table:formula="of:=[.F89]" office:value-type="float" office:value="0.375" calcext:value-type="float">
            <text:p>0.375</text:p>
          </table:table-cell>
          <table:table-cell table:formula="of:=[.F89] - (1/3)" office:value-type="float" office:value="0.0416666666666667" calcext:value-type="float">
            <text:p>0.0416666666666667</text:p>
          </table:table-cell>
          <table:table-cell table:formula="of:=IF([.Q89]&lt;0; [.Q89]+1; IF([.Q89]&gt;1; [.Q89]-1; [.Q89]))" office:value-type="float" office:value="0.708333333333333" calcext:value-type="float">
            <text:p>0.708333333333333</text:p>
          </table:table-cell>
          <table:table-cell table:formula="of:=IF([.R89]&lt;0; [.R89]+1; IF([.R89]&gt;1; [.R89]-1; [.R89]))" office:value-type="float" office:value="0.375" calcext:value-type="float">
            <text:p>0.375</text:p>
          </table:table-cell>
          <table:table-cell table:formula="of:=IF([.S89]&lt;0; [.S89]+1; IF([.S89]&gt;1; [.S89]-1; [.S89]))" office:value-type="float" office:value="0.0416666666666667" calcext:value-type="float">
            <text:p>0.0416666666666667</text:p>
          </table:table-cell>
          <table:table-cell table:formula="of:=IF((6* [.T89]) &lt; 1; TRUE(); FALSE())" office:value-type="boolean" office:boolean-value="false" calcext:value-type="boolean">
            <text:p>FALSE</text:p>
          </table:table-cell>
          <table:table-cell table:formula="of:=IF((2* [.T89]) &lt; 1; TRUE(); FALSE())" office:value-type="boolean" office:boolean-value="false" calcext:value-type="boolean">
            <text:p>FALSE</text:p>
          </table:table-cell>
          <table:table-cell table:formula="of:=IF((3* [.T89]) &lt; 2; TRUE(); FALSE())" office:value-type="boolean" office:boolean-value="false" calcext:value-type="boolean">
            <text:p>FALSE</text:p>
          </table:table-cell>
          <table:table-cell table:formula="of:=IF((6* [.U89]) &lt; 1; TRUE(); FALSE())" office:value-type="boolean" office:boolean-value="false" calcext:value-type="boolean">
            <text:p>FALSE</text:p>
          </table:table-cell>
          <table:table-cell table:formula="of:=IF((2* [.U89]) &lt; 1; TRUE(); FALSE())" office:value-type="boolean" office:boolean-value="true" calcext:value-type="boolean">
            <text:p>TRUE</text:p>
          </table:table-cell>
          <table:table-cell table:formula="of:=IF((3* [.U89]) &lt; 2; TRUE(); FALSE())" office:value-type="boolean" office:boolean-value="true" calcext:value-type="boolean">
            <text:p>TRUE</text:p>
          </table:table-cell>
          <table:table-cell table:formula="of:=IF((6* [.V89]) &lt; 1; TRUE(); FALSE())" office:value-type="boolean" office:boolean-value="true" calcext:value-type="boolean">
            <text:p>TRUE</text:p>
          </table:table-cell>
          <table:table-cell table:formula="of:=IF((2* [.V89]) &lt; 1; TRUE(); FALSE())" office:value-type="boolean" office:boolean-value="true" calcext:value-type="boolean">
            <text:p>TRUE</text:p>
          </table:table-cell>
          <table:table-cell table:formula="of:=IF((3* [.V89]) &lt; 2; TRUE(); FALSE())" office:value-type="boolean" office:boolean-value="true" calcext:value-type="boolean">
            <text:p>TRUE</text:p>
          </table:table-cell>
          <table:table-cell table:formula="of:=IF([.W89]; [.$P89] + ([.$O89] - [.$P89]) * 6 * [.T89]; IF([.X89]; [.$O89]; IF([.Y89]; [.$P89] + (([.$O89] - [.$P89]) * ((2/3) - [.T89]) * 6); [.$P89])))" office:value-type="float" office:value="0.0525" calcext:value-type="float">
            <text:p>0.0525</text:p>
          </table:table-cell>
          <table:table-cell table:formula="of:=IF([.Z89]; [.$P89] + ([.$O89] - [.$P89]) * 6 * [.U89]; IF([.AA89]; [.$O89]; IF([.AB89]; [.$P89] + (([.$O89] - [.$P89]) * ((2/3) - [.U89]) * 6); [.$P89])))" office:value-type="float" office:value="0.2475" calcext:value-type="float">
            <text:p>0.2475</text:p>
          </table:table-cell>
          <table:table-cell table:formula="of:=IF([.AC89]; [.$P89] + ([.$O89] - [.$P89]) * 6 * [.V89]; IF([.AD89]; [.$O89]; IF([.AE89]; [.$P89] + (([.$O89] - [.$P89]) * ((2/3) - [.V89]) * 6); [.$P89])))" office:value-type="float" office:value="0.10125" calcext:value-type="float">
            <text:p>0.10125</text:p>
          </table:table-cell>
          <table:table-cell table:formula="of:=ROUND([.AF89]*255)" office:value-type="float" office:value="13" calcext:value-type="float">
            <text:p>13</text:p>
          </table:table-cell>
          <table:table-cell table:formula="of:=ROUND([.AG89]*255)" office:value-type="float" office:value="63" calcext:value-type="float">
            <text:p>63</text:p>
          </table:table-cell>
          <table:table-cell table:formula="of:=ROUND([.AH89]*255)" office:value-type="float" office:value="26" calcext:value-type="float">
            <text:p>26</text:p>
          </table:table-cell>
        </table:table-row>
        <table:table-row table:style-name="ro3">
          <table:table-cell table:formula="of:=[.A89]" office:value-type="float" office:value="135" calcext:value-type="float">
            <text:p>135</text:p>
          </table:table-cell>
          <table:table-cell table:formula="of:=[.B89]" office:value-type="float" office:value="65" calcext:value-type="float">
            <text:p>65</text:p>
          </table:table-cell>
          <table:table-cell table:formula="of:=IF([.C$5]=[.C89]; 5; [.C89]+5)" office:value-type="float" office:value="20" calcext:value-type="float">
            <text:p>20</text:p>
          </table:table-cell>
          <table:table-cell table:formula="of:=[.AI90]&amp;&quot;, &quot;&amp;[.AJ90]&amp;&quot;, &quot;&amp;[.AK90]" office:value-type="string" office:string-value="18, 84, 34" calcext:value-type="string">
            <text:p>18, 84, 34</text:p>
          </table:table-cell>
          <table:table-cell table:formula="of:=DEC2HEX([.AI90]; 2)&amp;DEC2HEX([.AJ90]; 2)&amp;DEC2HEX([.AK90]; 2)" office:value-type="string" office:string-value="125422" calcext:value-type="string">
            <text:p>125422</text:p>
          </table:table-cell>
          <table:table-cell table:formula="of:=[.A90]/360" office:value-type="float" office:value="0.375" calcext:value-type="float">
            <text:p>0.375</text:p>
          </table:table-cell>
          <table:table-cell table:formula="of:=[.B90]/100" office:value-type="float" office:value="0.65" calcext:value-type="float">
            <text:p>0.65</text:p>
          </table:table-cell>
          <table:table-cell table:formula="of:=[.C90]/100" office:value-type="float" office:value="0.2" calcext:value-type="float">
            <text:p>0.2</text:p>
          </table:table-cell>
          <table:table-cell table:formula="of:=IF([.B90]&gt;0; TRUE(); FALSE())" office:value-type="boolean" office:boolean-value="true" calcext:value-type="boolean">
            <text:p>TRUE</text:p>
          </table:table-cell>
          <table:table-cell table:formula="of:=IF([.I90]; &quot;&quot;; ROUND([.C90]*2.55))">
            <text:p/>
          </table:table-cell>
          <table:table-cell table:formula="of:=[.J90]">
            <text:p/>
          </table:table-cell>
          <table:table-cell table:formula="of:=[.J90]">
            <text:p/>
          </table:table-cell>
          <table:table-cell table:formula="of:=[.H90] * (1 + [.G90])" office:value-type="float" office:value="0.33" calcext:value-type="float">
            <text:p>0.33</text:p>
          </table:table-cell>
          <table:table-cell table:formula="of:= ([.H90] + [.G90]) - ([.H90] * [.G90])" office:value-type="float" office:value="0.72" calcext:value-type="float">
            <text:p>0.72</text:p>
          </table:table-cell>
          <table:table-cell table:formula="of:=IF([.H90] &lt;= 0.5; [.M90]; [.N90])" office:value-type="float" office:value="0.33" calcext:value-type="float">
            <text:p>0.33</text:p>
          </table:table-cell>
          <table:table-cell table:formula="of:= (2 * [.H90]) - [.O90]" office:value-type="float" office:value="0.07" calcext:value-type="float">
            <text:p>0.07</text:p>
          </table:table-cell>
          <table:table-cell table:formula="of:=[.F90] + (1/3)" office:value-type="float" office:value="0.708333333333333" calcext:value-type="float">
            <text:p>0.708333333333333</text:p>
          </table:table-cell>
          <table:table-cell table:formula="of:=[.F90]" office:value-type="float" office:value="0.375" calcext:value-type="float">
            <text:p>0.375</text:p>
          </table:table-cell>
          <table:table-cell table:formula="of:=[.F90] - (1/3)" office:value-type="float" office:value="0.0416666666666667" calcext:value-type="float">
            <text:p>0.0416666666666667</text:p>
          </table:table-cell>
          <table:table-cell table:formula="of:=IF([.Q90]&lt;0; [.Q90]+1; IF([.Q90]&gt;1; [.Q90]-1; [.Q90]))" office:value-type="float" office:value="0.708333333333333" calcext:value-type="float">
            <text:p>0.708333333333333</text:p>
          </table:table-cell>
          <table:table-cell table:formula="of:=IF([.R90]&lt;0; [.R90]+1; IF([.R90]&gt;1; [.R90]-1; [.R90]))" office:value-type="float" office:value="0.375" calcext:value-type="float">
            <text:p>0.375</text:p>
          </table:table-cell>
          <table:table-cell table:formula="of:=IF([.S90]&lt;0; [.S90]+1; IF([.S90]&gt;1; [.S90]-1; [.S90]))" office:value-type="float" office:value="0.0416666666666667" calcext:value-type="float">
            <text:p>0.0416666666666667</text:p>
          </table:table-cell>
          <table:table-cell table:formula="of:=IF((6* [.T90]) &lt; 1; TRUE(); FALSE())" office:value-type="boolean" office:boolean-value="false" calcext:value-type="boolean">
            <text:p>FALSE</text:p>
          </table:table-cell>
          <table:table-cell table:formula="of:=IF((2* [.T90]) &lt; 1; TRUE(); FALSE())" office:value-type="boolean" office:boolean-value="false" calcext:value-type="boolean">
            <text:p>FALSE</text:p>
          </table:table-cell>
          <table:table-cell table:formula="of:=IF((3* [.T90]) &lt; 2; TRUE(); FALSE())" office:value-type="boolean" office:boolean-value="false" calcext:value-type="boolean">
            <text:p>FALSE</text:p>
          </table:table-cell>
          <table:table-cell table:formula="of:=IF((6* [.U90]) &lt; 1; TRUE(); FALSE())" office:value-type="boolean" office:boolean-value="false" calcext:value-type="boolean">
            <text:p>FALSE</text:p>
          </table:table-cell>
          <table:table-cell table:formula="of:=IF((2* [.U90]) &lt; 1; TRUE(); FALSE())" office:value-type="boolean" office:boolean-value="true" calcext:value-type="boolean">
            <text:p>TRUE</text:p>
          </table:table-cell>
          <table:table-cell table:formula="of:=IF((3* [.U90]) &lt; 2; TRUE(); FALSE())" office:value-type="boolean" office:boolean-value="true" calcext:value-type="boolean">
            <text:p>TRUE</text:p>
          </table:table-cell>
          <table:table-cell table:formula="of:=IF((6* [.V90]) &lt; 1; TRUE(); FALSE())" office:value-type="boolean" office:boolean-value="true" calcext:value-type="boolean">
            <text:p>TRUE</text:p>
          </table:table-cell>
          <table:table-cell table:formula="of:=IF((2* [.V90]) &lt; 1; TRUE(); FALSE())" office:value-type="boolean" office:boolean-value="true" calcext:value-type="boolean">
            <text:p>TRUE</text:p>
          </table:table-cell>
          <table:table-cell table:formula="of:=IF((3* [.V90]) &lt; 2; TRUE(); FALSE())" office:value-type="boolean" office:boolean-value="true" calcext:value-type="boolean">
            <text:p>TRUE</text:p>
          </table:table-cell>
          <table:table-cell table:formula="of:=IF([.W90]; [.$P90] + ([.$O90] - [.$P90]) * 6 * [.T90]; IF([.X90]; [.$O90]; IF([.Y90]; [.$P90] + (([.$O90] - [.$P90]) * ((2/3) - [.T90]) * 6); [.$P90])))" office:value-type="float" office:value="0.07" calcext:value-type="float">
            <text:p>0.07</text:p>
          </table:table-cell>
          <table:table-cell table:formula="of:=IF([.Z90]; [.$P90] + ([.$O90] - [.$P90]) * 6 * [.U90]; IF([.AA90]; [.$O90]; IF([.AB90]; [.$P90] + (([.$O90] - [.$P90]) * ((2/3) - [.U90]) * 6); [.$P90])))" office:value-type="float" office:value="0.33" calcext:value-type="float">
            <text:p>0.33</text:p>
          </table:table-cell>
          <table:table-cell table:formula="of:=IF([.AC90]; [.$P90] + ([.$O90] - [.$P90]) * 6 * [.V90]; IF([.AD90]; [.$O90]; IF([.AE90]; [.$P90] + (([.$O90] - [.$P90]) * ((2/3) - [.V90]) * 6); [.$P90])))" office:value-type="float" office:value="0.135" calcext:value-type="float">
            <text:p>0.135</text:p>
          </table:table-cell>
          <table:table-cell table:formula="of:=ROUND([.AF90]*255)" office:value-type="float" office:value="18" calcext:value-type="float">
            <text:p>18</text:p>
          </table:table-cell>
          <table:table-cell table:formula="of:=ROUND([.AG90]*255)" office:value-type="float" office:value="84" calcext:value-type="float">
            <text:p>84</text:p>
          </table:table-cell>
          <table:table-cell table:formula="of:=ROUND([.AH90]*255)" office:value-type="float" office:value="34" calcext:value-type="float">
            <text:p>34</text:p>
          </table:table-cell>
        </table:table-row>
        <table:table-row table:style-name="ro3">
          <table:table-cell table:formula="of:=[.A90]" office:value-type="float" office:value="135" calcext:value-type="float">
            <text:p>135</text:p>
          </table:table-cell>
          <table:table-cell table:formula="of:=[.B90]" office:value-type="float" office:value="65" calcext:value-type="float">
            <text:p>65</text:p>
          </table:table-cell>
          <table:table-cell table:formula="of:=IF([.C$5]=[.C90]; 5; [.C90]+5)" office:value-type="float" office:value="25" calcext:value-type="float">
            <text:p>25</text:p>
          </table:table-cell>
          <table:table-cell table:formula="of:=[.AI91]&amp;&quot;, &quot;&amp;[.AJ91]&amp;&quot;, &quot;&amp;[.AK91]" office:value-type="string" office:string-value="22, 105, 43" calcext:value-type="string">
            <text:p>22, 105, 43</text:p>
          </table:table-cell>
          <table:table-cell table:formula="of:=DEC2HEX([.AI91]; 2)&amp;DEC2HEX([.AJ91]; 2)&amp;DEC2HEX([.AK91]; 2)" office:value-type="string" office:string-value="16692B" calcext:value-type="string">
            <text:p>16692B</text:p>
          </table:table-cell>
          <table:table-cell table:formula="of:=[.A91]/360" office:value-type="float" office:value="0.375" calcext:value-type="float">
            <text:p>0.375</text:p>
          </table:table-cell>
          <table:table-cell table:formula="of:=[.B91]/100" office:value-type="float" office:value="0.65" calcext:value-type="float">
            <text:p>0.65</text:p>
          </table:table-cell>
          <table:table-cell table:formula="of:=[.C91]/100" office:value-type="float" office:value="0.25" calcext:value-type="float">
            <text:p>0.25</text:p>
          </table:table-cell>
          <table:table-cell table:formula="of:=IF([.B91]&gt;0; TRUE(); FALSE())" office:value-type="boolean" office:boolean-value="true" calcext:value-type="boolean">
            <text:p>TRUE</text:p>
          </table:table-cell>
          <table:table-cell table:formula="of:=IF([.I91]; &quot;&quot;; ROUND([.C91]*2.55))">
            <text:p/>
          </table:table-cell>
          <table:table-cell table:formula="of:=[.J91]">
            <text:p/>
          </table:table-cell>
          <table:table-cell table:formula="of:=[.J91]">
            <text:p/>
          </table:table-cell>
          <table:table-cell table:formula="of:=[.H91] * (1 + [.G91])" office:value-type="float" office:value="0.4125" calcext:value-type="float">
            <text:p>0.4125</text:p>
          </table:table-cell>
          <table:table-cell table:formula="of:= ([.H91] + [.G91]) - ([.H91] * [.G91])" office:value-type="float" office:value="0.7375" calcext:value-type="float">
            <text:p>0.7375</text:p>
          </table:table-cell>
          <table:table-cell table:formula="of:=IF([.H91] &lt;= 0.5; [.M91]; [.N91])" office:value-type="float" office:value="0.4125" calcext:value-type="float">
            <text:p>0.4125</text:p>
          </table:table-cell>
          <table:table-cell table:formula="of:= (2 * [.H91]) - [.O91]" office:value-type="float" office:value="0.0875" calcext:value-type="float">
            <text:p>0.0875</text:p>
          </table:table-cell>
          <table:table-cell table:formula="of:=[.F91] + (1/3)" office:value-type="float" office:value="0.708333333333333" calcext:value-type="float">
            <text:p>0.708333333333333</text:p>
          </table:table-cell>
          <table:table-cell table:formula="of:=[.F91]" office:value-type="float" office:value="0.375" calcext:value-type="float">
            <text:p>0.375</text:p>
          </table:table-cell>
          <table:table-cell table:formula="of:=[.F91] - (1/3)" office:value-type="float" office:value="0.0416666666666667" calcext:value-type="float">
            <text:p>0.0416666666666667</text:p>
          </table:table-cell>
          <table:table-cell table:formula="of:=IF([.Q91]&lt;0; [.Q91]+1; IF([.Q91]&gt;1; [.Q91]-1; [.Q91]))" office:value-type="float" office:value="0.708333333333333" calcext:value-type="float">
            <text:p>0.708333333333333</text:p>
          </table:table-cell>
          <table:table-cell table:formula="of:=IF([.R91]&lt;0; [.R91]+1; IF([.R91]&gt;1; [.R91]-1; [.R91]))" office:value-type="float" office:value="0.375" calcext:value-type="float">
            <text:p>0.375</text:p>
          </table:table-cell>
          <table:table-cell table:formula="of:=IF([.S91]&lt;0; [.S91]+1; IF([.S91]&gt;1; [.S91]-1; [.S91]))" office:value-type="float" office:value="0.0416666666666667" calcext:value-type="float">
            <text:p>0.0416666666666667</text:p>
          </table:table-cell>
          <table:table-cell table:formula="of:=IF((6* [.T91]) &lt; 1; TRUE(); FALSE())" office:value-type="boolean" office:boolean-value="false" calcext:value-type="boolean">
            <text:p>FALSE</text:p>
          </table:table-cell>
          <table:table-cell table:formula="of:=IF((2* [.T91]) &lt; 1; TRUE(); FALSE())" office:value-type="boolean" office:boolean-value="false" calcext:value-type="boolean">
            <text:p>FALSE</text:p>
          </table:table-cell>
          <table:table-cell table:formula="of:=IF((3* [.T91]) &lt; 2; TRUE(); FALSE())" office:value-type="boolean" office:boolean-value="false" calcext:value-type="boolean">
            <text:p>FALSE</text:p>
          </table:table-cell>
          <table:table-cell table:formula="of:=IF((6* [.U91]) &lt; 1; TRUE(); FALSE())" office:value-type="boolean" office:boolean-value="false" calcext:value-type="boolean">
            <text:p>FALSE</text:p>
          </table:table-cell>
          <table:table-cell table:formula="of:=IF((2* [.U91]) &lt; 1; TRUE(); FALSE())" office:value-type="boolean" office:boolean-value="true" calcext:value-type="boolean">
            <text:p>TRUE</text:p>
          </table:table-cell>
          <table:table-cell table:formula="of:=IF((3* [.U91]) &lt; 2; TRUE(); FALSE())" office:value-type="boolean" office:boolean-value="true" calcext:value-type="boolean">
            <text:p>TRUE</text:p>
          </table:table-cell>
          <table:table-cell table:formula="of:=IF((6* [.V91]) &lt; 1; TRUE(); FALSE())" office:value-type="boolean" office:boolean-value="true" calcext:value-type="boolean">
            <text:p>TRUE</text:p>
          </table:table-cell>
          <table:table-cell table:formula="of:=IF((2* [.V91]) &lt; 1; TRUE(); FALSE())" office:value-type="boolean" office:boolean-value="true" calcext:value-type="boolean">
            <text:p>TRUE</text:p>
          </table:table-cell>
          <table:table-cell table:formula="of:=IF((3* [.V91]) &lt; 2; TRUE(); FALSE())" office:value-type="boolean" office:boolean-value="true" calcext:value-type="boolean">
            <text:p>TRUE</text:p>
          </table:table-cell>
          <table:table-cell table:formula="of:=IF([.W91]; [.$P91] + ([.$O91] - [.$P91]) * 6 * [.T91]; IF([.X91]; [.$O91]; IF([.Y91]; [.$P91] + (([.$O91] - [.$P91]) * ((2/3) - [.T91]) * 6); [.$P91])))" office:value-type="float" office:value="0.0875" calcext:value-type="float">
            <text:p>0.0875</text:p>
          </table:table-cell>
          <table:table-cell table:formula="of:=IF([.Z91]; [.$P91] + ([.$O91] - [.$P91]) * 6 * [.U91]; IF([.AA91]; [.$O91]; IF([.AB91]; [.$P91] + (([.$O91] - [.$P91]) * ((2/3) - [.U91]) * 6); [.$P91])))" office:value-type="float" office:value="0.4125" calcext:value-type="float">
            <text:p>0.4125</text:p>
          </table:table-cell>
          <table:table-cell table:formula="of:=IF([.AC91]; [.$P91] + ([.$O91] - [.$P91]) * 6 * [.V91]; IF([.AD91]; [.$O91]; IF([.AE91]; [.$P91] + (([.$O91] - [.$P91]) * ((2/3) - [.V91]) * 6); [.$P91])))" office:value-type="float" office:value="0.16875" calcext:value-type="float">
            <text:p>0.16875</text:p>
          </table:table-cell>
          <table:table-cell table:formula="of:=ROUND([.AF91]*255)" office:value-type="float" office:value="22" calcext:value-type="float">
            <text:p>22</text:p>
          </table:table-cell>
          <table:table-cell table:formula="of:=ROUND([.AG91]*255)" office:value-type="float" office:value="105" calcext:value-type="float">
            <text:p>105</text:p>
          </table:table-cell>
          <table:table-cell table:formula="of:=ROUND([.AH91]*255)" office:value-type="float" office:value="43" calcext:value-type="float">
            <text:p>43</text:p>
          </table:table-cell>
        </table:table-row>
        <table:table-row table:style-name="ro3">
          <table:table-cell table:formula="of:=[.A91]" office:value-type="float" office:value="135" calcext:value-type="float">
            <text:p>135</text:p>
          </table:table-cell>
          <table:table-cell table:formula="of:=[.B91]" office:value-type="float" office:value="65" calcext:value-type="float">
            <text:p>65</text:p>
          </table:table-cell>
          <table:table-cell table:formula="of:=IF([.C$5]=[.C91]; 5; [.C91]+5)" office:value-type="float" office:value="30" calcext:value-type="float">
            <text:p>30</text:p>
          </table:table-cell>
          <table:table-cell table:formula="of:=[.AI92]&amp;&quot;, &quot;&amp;[.AJ92]&amp;&quot;, &quot;&amp;[.AK92]" office:value-type="string" office:string-value="27, 126, 52" calcext:value-type="string">
            <text:p>27, 126, 52</text:p>
          </table:table-cell>
          <table:table-cell table:formula="of:=DEC2HEX([.AI92]; 2)&amp;DEC2HEX([.AJ92]; 2)&amp;DEC2HEX([.AK92]; 2)" office:value-type="string" office:string-value="1B7E34" calcext:value-type="string">
            <text:p>1B7E34</text:p>
          </table:table-cell>
          <table:table-cell table:formula="of:=[.A92]/360" office:value-type="float" office:value="0.375" calcext:value-type="float">
            <text:p>0.375</text:p>
          </table:table-cell>
          <table:table-cell table:formula="of:=[.B92]/100" office:value-type="float" office:value="0.65" calcext:value-type="float">
            <text:p>0.65</text:p>
          </table:table-cell>
          <table:table-cell table:formula="of:=[.C92]/100" office:value-type="float" office:value="0.3" calcext:value-type="float">
            <text:p>0.3</text:p>
          </table:table-cell>
          <table:table-cell table:formula="of:=IF([.B92]&gt;0; TRUE(); FALSE())" office:value-type="boolean" office:boolean-value="true" calcext:value-type="boolean">
            <text:p>TRUE</text:p>
          </table:table-cell>
          <table:table-cell table:formula="of:=IF([.I92]; &quot;&quot;; ROUND([.C92]*2.55))">
            <text:p/>
          </table:table-cell>
          <table:table-cell table:formula="of:=[.J92]">
            <text:p/>
          </table:table-cell>
          <table:table-cell table:formula="of:=[.J92]">
            <text:p/>
          </table:table-cell>
          <table:table-cell table:formula="of:=[.H92] * (1 + [.G92])" office:value-type="float" office:value="0.495" calcext:value-type="float">
            <text:p>0.495</text:p>
          </table:table-cell>
          <table:table-cell table:formula="of:= ([.H92] + [.G92]) - ([.H92] * [.G92])" office:value-type="float" office:value="0.755" calcext:value-type="float">
            <text:p>0.755</text:p>
          </table:table-cell>
          <table:table-cell table:formula="of:=IF([.H92] &lt;= 0.5; [.M92]; [.N92])" office:value-type="float" office:value="0.495" calcext:value-type="float">
            <text:p>0.495</text:p>
          </table:table-cell>
          <table:table-cell table:formula="of:= (2 * [.H92]) - [.O92]" office:value-type="float" office:value="0.105" calcext:value-type="float">
            <text:p>0.105</text:p>
          </table:table-cell>
          <table:table-cell table:formula="of:=[.F92] + (1/3)" office:value-type="float" office:value="0.708333333333333" calcext:value-type="float">
            <text:p>0.708333333333333</text:p>
          </table:table-cell>
          <table:table-cell table:formula="of:=[.F92]" office:value-type="float" office:value="0.375" calcext:value-type="float">
            <text:p>0.375</text:p>
          </table:table-cell>
          <table:table-cell table:formula="of:=[.F92] - (1/3)" office:value-type="float" office:value="0.0416666666666667" calcext:value-type="float">
            <text:p>0.0416666666666667</text:p>
          </table:table-cell>
          <table:table-cell table:formula="of:=IF([.Q92]&lt;0; [.Q92]+1; IF([.Q92]&gt;1; [.Q92]-1; [.Q92]))" office:value-type="float" office:value="0.708333333333333" calcext:value-type="float">
            <text:p>0.708333333333333</text:p>
          </table:table-cell>
          <table:table-cell table:formula="of:=IF([.R92]&lt;0; [.R92]+1; IF([.R92]&gt;1; [.R92]-1; [.R92]))" office:value-type="float" office:value="0.375" calcext:value-type="float">
            <text:p>0.375</text:p>
          </table:table-cell>
          <table:table-cell table:formula="of:=IF([.S92]&lt;0; [.S92]+1; IF([.S92]&gt;1; [.S92]-1; [.S92]))" office:value-type="float" office:value="0.0416666666666667" calcext:value-type="float">
            <text:p>0.0416666666666667</text:p>
          </table:table-cell>
          <table:table-cell table:formula="of:=IF((6* [.T92]) &lt; 1; TRUE(); FALSE())" office:value-type="boolean" office:boolean-value="false" calcext:value-type="boolean">
            <text:p>FALSE</text:p>
          </table:table-cell>
          <table:table-cell table:formula="of:=IF((2* [.T92]) &lt; 1; TRUE(); FALSE())" office:value-type="boolean" office:boolean-value="false" calcext:value-type="boolean">
            <text:p>FALSE</text:p>
          </table:table-cell>
          <table:table-cell table:formula="of:=IF((3* [.T92]) &lt; 2; TRUE(); FALSE())" office:value-type="boolean" office:boolean-value="false" calcext:value-type="boolean">
            <text:p>FALSE</text:p>
          </table:table-cell>
          <table:table-cell table:formula="of:=IF((6* [.U92]) &lt; 1; TRUE(); FALSE())" office:value-type="boolean" office:boolean-value="false" calcext:value-type="boolean">
            <text:p>FALSE</text:p>
          </table:table-cell>
          <table:table-cell table:formula="of:=IF((2* [.U92]) &lt; 1; TRUE(); FALSE())" office:value-type="boolean" office:boolean-value="true" calcext:value-type="boolean">
            <text:p>TRUE</text:p>
          </table:table-cell>
          <table:table-cell table:formula="of:=IF((3* [.U92]) &lt; 2; TRUE(); FALSE())" office:value-type="boolean" office:boolean-value="true" calcext:value-type="boolean">
            <text:p>TRUE</text:p>
          </table:table-cell>
          <table:table-cell table:formula="of:=IF((6* [.V92]) &lt; 1; TRUE(); FALSE())" office:value-type="boolean" office:boolean-value="true" calcext:value-type="boolean">
            <text:p>TRUE</text:p>
          </table:table-cell>
          <table:table-cell table:formula="of:=IF((2* [.V92]) &lt; 1; TRUE(); FALSE())" office:value-type="boolean" office:boolean-value="true" calcext:value-type="boolean">
            <text:p>TRUE</text:p>
          </table:table-cell>
          <table:table-cell table:formula="of:=IF((3* [.V92]) &lt; 2; TRUE(); FALSE())" office:value-type="boolean" office:boolean-value="true" calcext:value-type="boolean">
            <text:p>TRUE</text:p>
          </table:table-cell>
          <table:table-cell table:formula="of:=IF([.W92]; [.$P92] + ([.$O92] - [.$P92]) * 6 * [.T92]; IF([.X92]; [.$O92]; IF([.Y92]; [.$P92] + (([.$O92] - [.$P92]) * ((2/3) - [.T92]) * 6); [.$P92])))" office:value-type="float" office:value="0.105" calcext:value-type="float">
            <text:p>0.105</text:p>
          </table:table-cell>
          <table:table-cell table:formula="of:=IF([.Z92]; [.$P92] + ([.$O92] - [.$P92]) * 6 * [.U92]; IF([.AA92]; [.$O92]; IF([.AB92]; [.$P92] + (([.$O92] - [.$P92]) * ((2/3) - [.U92]) * 6); [.$P92])))" office:value-type="float" office:value="0.495" calcext:value-type="float">
            <text:p>0.495</text:p>
          </table:table-cell>
          <table:table-cell table:formula="of:=IF([.AC92]; [.$P92] + ([.$O92] - [.$P92]) * 6 * [.V92]; IF([.AD92]; [.$O92]; IF([.AE92]; [.$P92] + (([.$O92] - [.$P92]) * ((2/3) - [.V92]) * 6); [.$P92])))" office:value-type="float" office:value="0.2025" calcext:value-type="float">
            <text:p>0.2025</text:p>
          </table:table-cell>
          <table:table-cell table:formula="of:=ROUND([.AF92]*255)" office:value-type="float" office:value="27" calcext:value-type="float">
            <text:p>27</text:p>
          </table:table-cell>
          <table:table-cell table:formula="of:=ROUND([.AG92]*255)" office:value-type="float" office:value="126" calcext:value-type="float">
            <text:p>126</text:p>
          </table:table-cell>
          <table:table-cell table:formula="of:=ROUND([.AH92]*255)" office:value-type="float" office:value="52" calcext:value-type="float">
            <text:p>52</text:p>
          </table:table-cell>
        </table:table-row>
        <table:table-row table:style-name="ro3">
          <table:table-cell table:formula="of:=[.A92]" office:value-type="float" office:value="135" calcext:value-type="float">
            <text:p>135</text:p>
          </table:table-cell>
          <table:table-cell table:formula="of:=[.B92]" office:value-type="float" office:value="65" calcext:value-type="float">
            <text:p>65</text:p>
          </table:table-cell>
          <table:table-cell table:formula="of:=IF([.C$5]=[.C92]; 5; [.C92]+5)" office:value-type="float" office:value="35" calcext:value-type="float">
            <text:p>35</text:p>
          </table:table-cell>
          <table:table-cell table:formula="of:=[.AI93]&amp;&quot;, &quot;&amp;[.AJ93]&amp;&quot;, &quot;&amp;[.AK93]" office:value-type="string" office:string-value="31, 147, 60" calcext:value-type="string">
            <text:p>31, 147, 60</text:p>
          </table:table-cell>
          <table:table-cell table:formula="of:=DEC2HEX([.AI93]; 2)&amp;DEC2HEX([.AJ93]; 2)&amp;DEC2HEX([.AK93]; 2)" office:value-type="string" office:string-value="1F933C" calcext:value-type="string">
            <text:p>1F933C</text:p>
          </table:table-cell>
          <table:table-cell table:formula="of:=[.A93]/360" office:value-type="float" office:value="0.375" calcext:value-type="float">
            <text:p>0.375</text:p>
          </table:table-cell>
          <table:table-cell table:formula="of:=[.B93]/100" office:value-type="float" office:value="0.65" calcext:value-type="float">
            <text:p>0.65</text:p>
          </table:table-cell>
          <table:table-cell table:formula="of:=[.C93]/100" office:value-type="float" office:value="0.35" calcext:value-type="float">
            <text:p>0.35</text:p>
          </table:table-cell>
          <table:table-cell table:formula="of:=IF([.B93]&gt;0; TRUE(); FALSE())" office:value-type="boolean" office:boolean-value="true" calcext:value-type="boolean">
            <text:p>TRUE</text:p>
          </table:table-cell>
          <table:table-cell table:formula="of:=IF([.I93]; &quot;&quot;; ROUND([.C93]*2.55))">
            <text:p/>
          </table:table-cell>
          <table:table-cell table:formula="of:=[.J93]">
            <text:p/>
          </table:table-cell>
          <table:table-cell table:formula="of:=[.J93]">
            <text:p/>
          </table:table-cell>
          <table:table-cell table:formula="of:=[.H93] * (1 + [.G93])" office:value-type="float" office:value="0.5775" calcext:value-type="float">
            <text:p>0.5775</text:p>
          </table:table-cell>
          <table:table-cell table:formula="of:= ([.H93] + [.G93]) - ([.H93] * [.G93])" office:value-type="float" office:value="0.7725" calcext:value-type="float">
            <text:p>0.7725</text:p>
          </table:table-cell>
          <table:table-cell table:formula="of:=IF([.H93] &lt;= 0.5; [.M93]; [.N93])" office:value-type="float" office:value="0.5775" calcext:value-type="float">
            <text:p>0.5775</text:p>
          </table:table-cell>
          <table:table-cell table:formula="of:= (2 * [.H93]) - [.O93]" office:value-type="float" office:value="0.1225" calcext:value-type="float">
            <text:p>0.1225</text:p>
          </table:table-cell>
          <table:table-cell table:formula="of:=[.F93] + (1/3)" office:value-type="float" office:value="0.708333333333333" calcext:value-type="float">
            <text:p>0.708333333333333</text:p>
          </table:table-cell>
          <table:table-cell table:formula="of:=[.F93]" office:value-type="float" office:value="0.375" calcext:value-type="float">
            <text:p>0.375</text:p>
          </table:table-cell>
          <table:table-cell table:formula="of:=[.F93] - (1/3)" office:value-type="float" office:value="0.0416666666666667" calcext:value-type="float">
            <text:p>0.0416666666666667</text:p>
          </table:table-cell>
          <table:table-cell table:formula="of:=IF([.Q93]&lt;0; [.Q93]+1; IF([.Q93]&gt;1; [.Q93]-1; [.Q93]))" office:value-type="float" office:value="0.708333333333333" calcext:value-type="float">
            <text:p>0.708333333333333</text:p>
          </table:table-cell>
          <table:table-cell table:formula="of:=IF([.R93]&lt;0; [.R93]+1; IF([.R93]&gt;1; [.R93]-1; [.R93]))" office:value-type="float" office:value="0.375" calcext:value-type="float">
            <text:p>0.375</text:p>
          </table:table-cell>
          <table:table-cell table:formula="of:=IF([.S93]&lt;0; [.S93]+1; IF([.S93]&gt;1; [.S93]-1; [.S93]))" office:value-type="float" office:value="0.0416666666666667" calcext:value-type="float">
            <text:p>0.0416666666666667</text:p>
          </table:table-cell>
          <table:table-cell table:formula="of:=IF((6* [.T93]) &lt; 1; TRUE(); FALSE())" office:value-type="boolean" office:boolean-value="false" calcext:value-type="boolean">
            <text:p>FALSE</text:p>
          </table:table-cell>
          <table:table-cell table:formula="of:=IF((2* [.T93]) &lt; 1; TRUE(); FALSE())" office:value-type="boolean" office:boolean-value="false" calcext:value-type="boolean">
            <text:p>FALSE</text:p>
          </table:table-cell>
          <table:table-cell table:formula="of:=IF((3* [.T93]) &lt; 2; TRUE(); FALSE())" office:value-type="boolean" office:boolean-value="false" calcext:value-type="boolean">
            <text:p>FALSE</text:p>
          </table:table-cell>
          <table:table-cell table:formula="of:=IF((6* [.U93]) &lt; 1; TRUE(); FALSE())" office:value-type="boolean" office:boolean-value="false" calcext:value-type="boolean">
            <text:p>FALSE</text:p>
          </table:table-cell>
          <table:table-cell table:formula="of:=IF((2* [.U93]) &lt; 1; TRUE(); FALSE())" office:value-type="boolean" office:boolean-value="true" calcext:value-type="boolean">
            <text:p>TRUE</text:p>
          </table:table-cell>
          <table:table-cell table:formula="of:=IF((3* [.U93]) &lt; 2; TRUE(); FALSE())" office:value-type="boolean" office:boolean-value="true" calcext:value-type="boolean">
            <text:p>TRUE</text:p>
          </table:table-cell>
          <table:table-cell table:formula="of:=IF((6* [.V93]) &lt; 1; TRUE(); FALSE())" office:value-type="boolean" office:boolean-value="true" calcext:value-type="boolean">
            <text:p>TRUE</text:p>
          </table:table-cell>
          <table:table-cell table:formula="of:=IF((2* [.V93]) &lt; 1; TRUE(); FALSE())" office:value-type="boolean" office:boolean-value="true" calcext:value-type="boolean">
            <text:p>TRUE</text:p>
          </table:table-cell>
          <table:table-cell table:formula="of:=IF((3* [.V93]) &lt; 2; TRUE(); FALSE())" office:value-type="boolean" office:boolean-value="true" calcext:value-type="boolean">
            <text:p>TRUE</text:p>
          </table:table-cell>
          <table:table-cell table:formula="of:=IF([.W93]; [.$P93] + ([.$O93] - [.$P93]) * 6 * [.T93]; IF([.X93]; [.$O93]; IF([.Y93]; [.$P93] + (([.$O93] - [.$P93]) * ((2/3) - [.T93]) * 6); [.$P93])))" office:value-type="float" office:value="0.1225" calcext:value-type="float">
            <text:p>0.1225</text:p>
          </table:table-cell>
          <table:table-cell table:formula="of:=IF([.Z93]; [.$P93] + ([.$O93] - [.$P93]) * 6 * [.U93]; IF([.AA93]; [.$O93]; IF([.AB93]; [.$P93] + (([.$O93] - [.$P93]) * ((2/3) - [.U93]) * 6); [.$P93])))" office:value-type="float" office:value="0.5775" calcext:value-type="float">
            <text:p>0.5775</text:p>
          </table:table-cell>
          <table:table-cell table:formula="of:=IF([.AC93]; [.$P93] + ([.$O93] - [.$P93]) * 6 * [.V93]; IF([.AD93]; [.$O93]; IF([.AE93]; [.$P93] + (([.$O93] - [.$P93]) * ((2/3) - [.V93]) * 6); [.$P93])))" office:value-type="float" office:value="0.23625" calcext:value-type="float">
            <text:p>0.23625</text:p>
          </table:table-cell>
          <table:table-cell table:formula="of:=ROUND([.AF93]*255)" office:value-type="float" office:value="31" calcext:value-type="float">
            <text:p>31</text:p>
          </table:table-cell>
          <table:table-cell table:formula="of:=ROUND([.AG93]*255)" office:value-type="float" office:value="147" calcext:value-type="float">
            <text:p>147</text:p>
          </table:table-cell>
          <table:table-cell table:formula="of:=ROUND([.AH93]*255)" office:value-type="float" office:value="60" calcext:value-type="float">
            <text:p>60</text:p>
          </table:table-cell>
        </table:table-row>
        <table:table-row table:style-name="ro3">
          <table:table-cell table:formula="of:=[.A93]" office:value-type="float" office:value="135" calcext:value-type="float">
            <text:p>135</text:p>
          </table:table-cell>
          <table:table-cell table:formula="of:=[.B93]" office:value-type="float" office:value="65" calcext:value-type="float">
            <text:p>65</text:p>
          </table:table-cell>
          <table:table-cell table:formula="of:=IF([.C$5]=[.C93]; 5; [.C93]+5)" office:value-type="float" office:value="40" calcext:value-type="float">
            <text:p>40</text:p>
          </table:table-cell>
          <table:table-cell table:formula="of:=[.AI94]&amp;&quot;, &quot;&amp;[.AJ94]&amp;&quot;, &quot;&amp;[.AK94]" office:value-type="string" office:string-value="36, 168, 69" calcext:value-type="string">
            <text:p>36, 168, 69</text:p>
          </table:table-cell>
          <table:table-cell table:formula="of:=DEC2HEX([.AI94]; 2)&amp;DEC2HEX([.AJ94]; 2)&amp;DEC2HEX([.AK94]; 2)" office:value-type="string" office:string-value="24A845" calcext:value-type="string">
            <text:p>24A845</text:p>
          </table:table-cell>
          <table:table-cell table:formula="of:=[.A94]/360" office:value-type="float" office:value="0.375" calcext:value-type="float">
            <text:p>0.375</text:p>
          </table:table-cell>
          <table:table-cell table:formula="of:=[.B94]/100" office:value-type="float" office:value="0.65" calcext:value-type="float">
            <text:p>0.65</text:p>
          </table:table-cell>
          <table:table-cell table:formula="of:=[.C94]/100" office:value-type="float" office:value="0.4" calcext:value-type="float">
            <text:p>0.4</text:p>
          </table:table-cell>
          <table:table-cell table:formula="of:=IF([.B94]&gt;0; TRUE(); FALSE())" office:value-type="boolean" office:boolean-value="true" calcext:value-type="boolean">
            <text:p>TRUE</text:p>
          </table:table-cell>
          <table:table-cell table:formula="of:=IF([.I94]; &quot;&quot;; ROUND([.C94]*2.55))">
            <text:p/>
          </table:table-cell>
          <table:table-cell table:formula="of:=[.J94]">
            <text:p/>
          </table:table-cell>
          <table:table-cell table:formula="of:=[.J94]">
            <text:p/>
          </table:table-cell>
          <table:table-cell table:formula="of:=[.H94] * (1 + [.G94])" office:value-type="float" office:value="0.66" calcext:value-type="float">
            <text:p>0.66</text:p>
          </table:table-cell>
          <table:table-cell table:formula="of:= ([.H94] + [.G94]) - ([.H94] * [.G94])" office:value-type="float" office:value="0.79" calcext:value-type="float">
            <text:p>0.79</text:p>
          </table:table-cell>
          <table:table-cell table:formula="of:=IF([.H94] &lt;= 0.5; [.M94]; [.N94])" office:value-type="float" office:value="0.66" calcext:value-type="float">
            <text:p>0.66</text:p>
          </table:table-cell>
          <table:table-cell table:formula="of:= (2 * [.H94]) - [.O94]" office:value-type="float" office:value="0.14" calcext:value-type="float">
            <text:p>0.14</text:p>
          </table:table-cell>
          <table:table-cell table:formula="of:=[.F94] + (1/3)" office:value-type="float" office:value="0.708333333333333" calcext:value-type="float">
            <text:p>0.708333333333333</text:p>
          </table:table-cell>
          <table:table-cell table:formula="of:=[.F94]" office:value-type="float" office:value="0.375" calcext:value-type="float">
            <text:p>0.375</text:p>
          </table:table-cell>
          <table:table-cell table:formula="of:=[.F94] - (1/3)" office:value-type="float" office:value="0.0416666666666667" calcext:value-type="float">
            <text:p>0.0416666666666667</text:p>
          </table:table-cell>
          <table:table-cell table:formula="of:=IF([.Q94]&lt;0; [.Q94]+1; IF([.Q94]&gt;1; [.Q94]-1; [.Q94]))" office:value-type="float" office:value="0.708333333333333" calcext:value-type="float">
            <text:p>0.708333333333333</text:p>
          </table:table-cell>
          <table:table-cell table:formula="of:=IF([.R94]&lt;0; [.R94]+1; IF([.R94]&gt;1; [.R94]-1; [.R94]))" office:value-type="float" office:value="0.375" calcext:value-type="float">
            <text:p>0.375</text:p>
          </table:table-cell>
          <table:table-cell table:formula="of:=IF([.S94]&lt;0; [.S94]+1; IF([.S94]&gt;1; [.S94]-1; [.S94]))" office:value-type="float" office:value="0.0416666666666667" calcext:value-type="float">
            <text:p>0.0416666666666667</text:p>
          </table:table-cell>
          <table:table-cell table:formula="of:=IF((6* [.T94]) &lt; 1; TRUE(); FALSE())" office:value-type="boolean" office:boolean-value="false" calcext:value-type="boolean">
            <text:p>FALSE</text:p>
          </table:table-cell>
          <table:table-cell table:formula="of:=IF((2* [.T94]) &lt; 1; TRUE(); FALSE())" office:value-type="boolean" office:boolean-value="false" calcext:value-type="boolean">
            <text:p>FALSE</text:p>
          </table:table-cell>
          <table:table-cell table:formula="of:=IF((3* [.T94]) &lt; 2; TRUE(); FALSE())" office:value-type="boolean" office:boolean-value="false" calcext:value-type="boolean">
            <text:p>FALSE</text:p>
          </table:table-cell>
          <table:table-cell table:formula="of:=IF((6* [.U94]) &lt; 1; TRUE(); FALSE())" office:value-type="boolean" office:boolean-value="false" calcext:value-type="boolean">
            <text:p>FALSE</text:p>
          </table:table-cell>
          <table:table-cell table:formula="of:=IF((2* [.U94]) &lt; 1; TRUE(); FALSE())" office:value-type="boolean" office:boolean-value="true" calcext:value-type="boolean">
            <text:p>TRUE</text:p>
          </table:table-cell>
          <table:table-cell table:formula="of:=IF((3* [.U94]) &lt; 2; TRUE(); FALSE())" office:value-type="boolean" office:boolean-value="true" calcext:value-type="boolean">
            <text:p>TRUE</text:p>
          </table:table-cell>
          <table:table-cell table:formula="of:=IF((6* [.V94]) &lt; 1; TRUE(); FALSE())" office:value-type="boolean" office:boolean-value="true" calcext:value-type="boolean">
            <text:p>TRUE</text:p>
          </table:table-cell>
          <table:table-cell table:formula="of:=IF((2* [.V94]) &lt; 1; TRUE(); FALSE())" office:value-type="boolean" office:boolean-value="true" calcext:value-type="boolean">
            <text:p>TRUE</text:p>
          </table:table-cell>
          <table:table-cell table:formula="of:=IF((3* [.V94]) &lt; 2; TRUE(); FALSE())" office:value-type="boolean" office:boolean-value="true" calcext:value-type="boolean">
            <text:p>TRUE</text:p>
          </table:table-cell>
          <table:table-cell table:formula="of:=IF([.W94]; [.$P94] + ([.$O94] - [.$P94]) * 6 * [.T94]; IF([.X94]; [.$O94]; IF([.Y94]; [.$P94] + (([.$O94] - [.$P94]) * ((2/3) - [.T94]) * 6); [.$P94])))" office:value-type="float" office:value="0.14" calcext:value-type="float">
            <text:p>0.14</text:p>
          </table:table-cell>
          <table:table-cell table:formula="of:=IF([.Z94]; [.$P94] + ([.$O94] - [.$P94]) * 6 * [.U94]; IF([.AA94]; [.$O94]; IF([.AB94]; [.$P94] + (([.$O94] - [.$P94]) * ((2/3) - [.U94]) * 6); [.$P94])))" office:value-type="float" office:value="0.66" calcext:value-type="float">
            <text:p>0.66</text:p>
          </table:table-cell>
          <table:table-cell table:formula="of:=IF([.AC94]; [.$P94] + ([.$O94] - [.$P94]) * 6 * [.V94]; IF([.AD94]; [.$O94]; IF([.AE94]; [.$P94] + (([.$O94] - [.$P94]) * ((2/3) - [.V94]) * 6); [.$P94])))" office:value-type="float" office:value="0.27" calcext:value-type="float">
            <text:p>0.27</text:p>
          </table:table-cell>
          <table:table-cell table:formula="of:=ROUND([.AF94]*255)" office:value-type="float" office:value="36" calcext:value-type="float">
            <text:p>36</text:p>
          </table:table-cell>
          <table:table-cell table:formula="of:=ROUND([.AG94]*255)" office:value-type="float" office:value="168" calcext:value-type="float">
            <text:p>168</text:p>
          </table:table-cell>
          <table:table-cell table:formula="of:=ROUND([.AH94]*255)" office:value-type="float" office:value="69" calcext:value-type="float">
            <text:p>69</text:p>
          </table:table-cell>
        </table:table-row>
        <table:table-row table:style-name="ro3">
          <table:table-cell table:formula="of:=[.A94]" office:value-type="float" office:value="135" calcext:value-type="float">
            <text:p>135</text:p>
          </table:table-cell>
          <table:table-cell table:formula="of:=[.B94]" office:value-type="float" office:value="65" calcext:value-type="float">
            <text:p>65</text:p>
          </table:table-cell>
          <table:table-cell table:formula="of:=IF([.C$5]=[.C94]; 5; [.C94]+5)" office:value-type="float" office:value="45" calcext:value-type="float">
            <text:p>45</text:p>
          </table:table-cell>
          <table:table-cell table:formula="of:=[.AI95]&amp;&quot;, &quot;&amp;[.AJ95]&amp;&quot;, &quot;&amp;[.AK95]" office:value-type="string" office:string-value="40, 189, 77" calcext:value-type="string">
            <text:p>40, 189, 77</text:p>
          </table:table-cell>
          <table:table-cell table:formula="of:=DEC2HEX([.AI95]; 2)&amp;DEC2HEX([.AJ95]; 2)&amp;DEC2HEX([.AK95]; 2)" office:value-type="string" office:string-value="28BD4D" calcext:value-type="string">
            <text:p>28BD4D</text:p>
          </table:table-cell>
          <table:table-cell table:formula="of:=[.A95]/360" office:value-type="float" office:value="0.375" calcext:value-type="float">
            <text:p>0.375</text:p>
          </table:table-cell>
          <table:table-cell table:formula="of:=[.B95]/100" office:value-type="float" office:value="0.65" calcext:value-type="float">
            <text:p>0.65</text:p>
          </table:table-cell>
          <table:table-cell table:formula="of:=[.C95]/100" office:value-type="float" office:value="0.45" calcext:value-type="float">
            <text:p>0.45</text:p>
          </table:table-cell>
          <table:table-cell table:formula="of:=IF([.B95]&gt;0; TRUE(); FALSE())" office:value-type="boolean" office:boolean-value="true" calcext:value-type="boolean">
            <text:p>TRUE</text:p>
          </table:table-cell>
          <table:table-cell table:formula="of:=IF([.I95]; &quot;&quot;; ROUND([.C95]*2.55))">
            <text:p/>
          </table:table-cell>
          <table:table-cell table:formula="of:=[.J95]">
            <text:p/>
          </table:table-cell>
          <table:table-cell table:formula="of:=[.J95]">
            <text:p/>
          </table:table-cell>
          <table:table-cell table:formula="of:=[.H95] * (1 + [.G95])" office:value-type="float" office:value="0.7425" calcext:value-type="float">
            <text:p>0.7425</text:p>
          </table:table-cell>
          <table:table-cell table:formula="of:= ([.H95] + [.G95]) - ([.H95] * [.G95])" office:value-type="float" office:value="0.8075" calcext:value-type="float">
            <text:p>0.8075</text:p>
          </table:table-cell>
          <table:table-cell table:formula="of:=IF([.H95] &lt;= 0.5; [.M95]; [.N95])" office:value-type="float" office:value="0.7425" calcext:value-type="float">
            <text:p>0.7425</text:p>
          </table:table-cell>
          <table:table-cell table:formula="of:= (2 * [.H95]) - [.O95]" office:value-type="float" office:value="0.1575" calcext:value-type="float">
            <text:p>0.1575</text:p>
          </table:table-cell>
          <table:table-cell table:formula="of:=[.F95] + (1/3)" office:value-type="float" office:value="0.708333333333333" calcext:value-type="float">
            <text:p>0.708333333333333</text:p>
          </table:table-cell>
          <table:table-cell table:formula="of:=[.F95]" office:value-type="float" office:value="0.375" calcext:value-type="float">
            <text:p>0.375</text:p>
          </table:table-cell>
          <table:table-cell table:formula="of:=[.F95] - (1/3)" office:value-type="float" office:value="0.0416666666666667" calcext:value-type="float">
            <text:p>0.0416666666666667</text:p>
          </table:table-cell>
          <table:table-cell table:formula="of:=IF([.Q95]&lt;0; [.Q95]+1; IF([.Q95]&gt;1; [.Q95]-1; [.Q95]))" office:value-type="float" office:value="0.708333333333333" calcext:value-type="float">
            <text:p>0.708333333333333</text:p>
          </table:table-cell>
          <table:table-cell table:formula="of:=IF([.R95]&lt;0; [.R95]+1; IF([.R95]&gt;1; [.R95]-1; [.R95]))" office:value-type="float" office:value="0.375" calcext:value-type="float">
            <text:p>0.375</text:p>
          </table:table-cell>
          <table:table-cell table:formula="of:=IF([.S95]&lt;0; [.S95]+1; IF([.S95]&gt;1; [.S95]-1; [.S95]))" office:value-type="float" office:value="0.0416666666666667" calcext:value-type="float">
            <text:p>0.0416666666666667</text:p>
          </table:table-cell>
          <table:table-cell table:formula="of:=IF((6* [.T95]) &lt; 1; TRUE(); FALSE())" office:value-type="boolean" office:boolean-value="false" calcext:value-type="boolean">
            <text:p>FALSE</text:p>
          </table:table-cell>
          <table:table-cell table:formula="of:=IF((2* [.T95]) &lt; 1; TRUE(); FALSE())" office:value-type="boolean" office:boolean-value="false" calcext:value-type="boolean">
            <text:p>FALSE</text:p>
          </table:table-cell>
          <table:table-cell table:formula="of:=IF((3* [.T95]) &lt; 2; TRUE(); FALSE())" office:value-type="boolean" office:boolean-value="false" calcext:value-type="boolean">
            <text:p>FALSE</text:p>
          </table:table-cell>
          <table:table-cell table:formula="of:=IF((6* [.U95]) &lt; 1; TRUE(); FALSE())" office:value-type="boolean" office:boolean-value="false" calcext:value-type="boolean">
            <text:p>FALSE</text:p>
          </table:table-cell>
          <table:table-cell table:formula="of:=IF((2* [.U95]) &lt; 1; TRUE(); FALSE())" office:value-type="boolean" office:boolean-value="true" calcext:value-type="boolean">
            <text:p>TRUE</text:p>
          </table:table-cell>
          <table:table-cell table:formula="of:=IF((3* [.U95]) &lt; 2; TRUE(); FALSE())" office:value-type="boolean" office:boolean-value="true" calcext:value-type="boolean">
            <text:p>TRUE</text:p>
          </table:table-cell>
          <table:table-cell table:formula="of:=IF((6* [.V95]) &lt; 1; TRUE(); FALSE())" office:value-type="boolean" office:boolean-value="true" calcext:value-type="boolean">
            <text:p>TRUE</text:p>
          </table:table-cell>
          <table:table-cell table:formula="of:=IF((2* [.V95]) &lt; 1; TRUE(); FALSE())" office:value-type="boolean" office:boolean-value="true" calcext:value-type="boolean">
            <text:p>TRUE</text:p>
          </table:table-cell>
          <table:table-cell table:formula="of:=IF((3* [.V95]) &lt; 2; TRUE(); FALSE())" office:value-type="boolean" office:boolean-value="true" calcext:value-type="boolean">
            <text:p>TRUE</text:p>
          </table:table-cell>
          <table:table-cell table:formula="of:=IF([.W95]; [.$P95] + ([.$O95] - [.$P95]) * 6 * [.T95]; IF([.X95]; [.$O95]; IF([.Y95]; [.$P95] + (([.$O95] - [.$P95]) * ((2/3) - [.T95]) * 6); [.$P95])))" office:value-type="float" office:value="0.1575" calcext:value-type="float">
            <text:p>0.1575</text:p>
          </table:table-cell>
          <table:table-cell table:formula="of:=IF([.Z95]; [.$P95] + ([.$O95] - [.$P95]) * 6 * [.U95]; IF([.AA95]; [.$O95]; IF([.AB95]; [.$P95] + (([.$O95] - [.$P95]) * ((2/3) - [.U95]) * 6); [.$P95])))" office:value-type="float" office:value="0.7425" calcext:value-type="float">
            <text:p>0.7425</text:p>
          </table:table-cell>
          <table:table-cell table:formula="of:=IF([.AC95]; [.$P95] + ([.$O95] - [.$P95]) * 6 * [.V95]; IF([.AD95]; [.$O95]; IF([.AE95]; [.$P95] + (([.$O95] - [.$P95]) * ((2/3) - [.V95]) * 6); [.$P95])))" office:value-type="float" office:value="0.30375" calcext:value-type="float">
            <text:p>0.30375</text:p>
          </table:table-cell>
          <table:table-cell table:formula="of:=ROUND([.AF95]*255)" office:value-type="float" office:value="40" calcext:value-type="float">
            <text:p>40</text:p>
          </table:table-cell>
          <table:table-cell table:formula="of:=ROUND([.AG95]*255)" office:value-type="float" office:value="189" calcext:value-type="float">
            <text:p>189</text:p>
          </table:table-cell>
          <table:table-cell table:formula="of:=ROUND([.AH95]*255)" office:value-type="float" office:value="77" calcext:value-type="float">
            <text:p>77</text:p>
          </table:table-cell>
        </table:table-row>
        <table:table-row table:style-name="ro3">
          <table:table-cell table:formula="of:=[.A95]" office:value-type="float" office:value="135" calcext:value-type="float">
            <text:p>135</text:p>
          </table:table-cell>
          <table:table-cell table:formula="of:=[.B95]" office:value-type="float" office:value="65" calcext:value-type="float">
            <text:p>65</text:p>
          </table:table-cell>
          <table:table-cell table:formula="of:=IF([.C$5]=[.C95]; 5; [.C95]+5)" office:value-type="float" office:value="50" calcext:value-type="float">
            <text:p>50</text:p>
          </table:table-cell>
          <table:table-cell table:formula="of:=[.AI96]&amp;&quot;, &quot;&amp;[.AJ96]&amp;&quot;, &quot;&amp;[.AK96]" office:value-type="string" office:string-value="45, 210, 86" calcext:value-type="string">
            <text:p>45, 210, 86</text:p>
          </table:table-cell>
          <table:table-cell table:formula="of:=DEC2HEX([.AI96]; 2)&amp;DEC2HEX([.AJ96]; 2)&amp;DEC2HEX([.AK96]; 2)" office:value-type="string" office:string-value="2DD256" calcext:value-type="string">
            <text:p>2DD256</text:p>
          </table:table-cell>
          <table:table-cell table:formula="of:=[.A96]/360" office:value-type="float" office:value="0.375" calcext:value-type="float">
            <text:p>0.375</text:p>
          </table:table-cell>
          <table:table-cell table:formula="of:=[.B96]/100" office:value-type="float" office:value="0.65" calcext:value-type="float">
            <text:p>0.65</text:p>
          </table:table-cell>
          <table:table-cell table:formula="of:=[.C96]/100" office:value-type="float" office:value="0.5" calcext:value-type="float">
            <text:p>0.5</text:p>
          </table:table-cell>
          <table:table-cell table:formula="of:=IF([.B96]&gt;0; TRUE(); FALSE())" office:value-type="boolean" office:boolean-value="true" calcext:value-type="boolean">
            <text:p>TRUE</text:p>
          </table:table-cell>
          <table:table-cell table:formula="of:=IF([.I96]; &quot;&quot;; ROUND([.C96]*2.55))">
            <text:p/>
          </table:table-cell>
          <table:table-cell table:formula="of:=[.J96]">
            <text:p/>
          </table:table-cell>
          <table:table-cell table:formula="of:=[.J96]">
            <text:p/>
          </table:table-cell>
          <table:table-cell table:formula="of:=[.H96] * (1 + [.G96])" office:value-type="float" office:value="0.825" calcext:value-type="float">
            <text:p>0.825</text:p>
          </table:table-cell>
          <table:table-cell table:formula="of:= ([.H96] + [.G96]) - ([.H96] * [.G96])" office:value-type="float" office:value="0.825" calcext:value-type="float">
            <text:p>0.825</text:p>
          </table:table-cell>
          <table:table-cell table:formula="of:=IF([.H96] &lt;= 0.5; [.M96]; [.N96])" office:value-type="float" office:value="0.825" calcext:value-type="float">
            <text:p>0.825</text:p>
          </table:table-cell>
          <table:table-cell table:formula="of:= (2 * [.H96]) - [.O96]" office:value-type="float" office:value="0.175" calcext:value-type="float">
            <text:p>0.175</text:p>
          </table:table-cell>
          <table:table-cell table:formula="of:=[.F96] + (1/3)" office:value-type="float" office:value="0.708333333333333" calcext:value-type="float">
            <text:p>0.708333333333333</text:p>
          </table:table-cell>
          <table:table-cell table:formula="of:=[.F96]" office:value-type="float" office:value="0.375" calcext:value-type="float">
            <text:p>0.375</text:p>
          </table:table-cell>
          <table:table-cell table:formula="of:=[.F96] - (1/3)" office:value-type="float" office:value="0.0416666666666667" calcext:value-type="float">
            <text:p>0.0416666666666667</text:p>
          </table:table-cell>
          <table:table-cell table:formula="of:=IF([.Q96]&lt;0; [.Q96]+1; IF([.Q96]&gt;1; [.Q96]-1; [.Q96]))" office:value-type="float" office:value="0.708333333333333" calcext:value-type="float">
            <text:p>0.708333333333333</text:p>
          </table:table-cell>
          <table:table-cell table:formula="of:=IF([.R96]&lt;0; [.R96]+1; IF([.R96]&gt;1; [.R96]-1; [.R96]))" office:value-type="float" office:value="0.375" calcext:value-type="float">
            <text:p>0.375</text:p>
          </table:table-cell>
          <table:table-cell table:formula="of:=IF([.S96]&lt;0; [.S96]+1; IF([.S96]&gt;1; [.S96]-1; [.S96]))" office:value-type="float" office:value="0.0416666666666667" calcext:value-type="float">
            <text:p>0.0416666666666667</text:p>
          </table:table-cell>
          <table:table-cell table:formula="of:=IF((6* [.T96]) &lt; 1; TRUE(); FALSE())" office:value-type="boolean" office:boolean-value="false" calcext:value-type="boolean">
            <text:p>FALSE</text:p>
          </table:table-cell>
          <table:table-cell table:formula="of:=IF((2* [.T96]) &lt; 1; TRUE(); FALSE())" office:value-type="boolean" office:boolean-value="false" calcext:value-type="boolean">
            <text:p>FALSE</text:p>
          </table:table-cell>
          <table:table-cell table:formula="of:=IF((3* [.T96]) &lt; 2; TRUE(); FALSE())" office:value-type="boolean" office:boolean-value="false" calcext:value-type="boolean">
            <text:p>FALSE</text:p>
          </table:table-cell>
          <table:table-cell table:formula="of:=IF((6* [.U96]) &lt; 1; TRUE(); FALSE())" office:value-type="boolean" office:boolean-value="false" calcext:value-type="boolean">
            <text:p>FALSE</text:p>
          </table:table-cell>
          <table:table-cell table:formula="of:=IF((2* [.U96]) &lt; 1; TRUE(); FALSE())" office:value-type="boolean" office:boolean-value="true" calcext:value-type="boolean">
            <text:p>TRUE</text:p>
          </table:table-cell>
          <table:table-cell table:formula="of:=IF((3* [.U96]) &lt; 2; TRUE(); FALSE())" office:value-type="boolean" office:boolean-value="true" calcext:value-type="boolean">
            <text:p>TRUE</text:p>
          </table:table-cell>
          <table:table-cell table:formula="of:=IF((6* [.V96]) &lt; 1; TRUE(); FALSE())" office:value-type="boolean" office:boolean-value="true" calcext:value-type="boolean">
            <text:p>TRUE</text:p>
          </table:table-cell>
          <table:table-cell table:formula="of:=IF((2* [.V96]) &lt; 1; TRUE(); FALSE())" office:value-type="boolean" office:boolean-value="true" calcext:value-type="boolean">
            <text:p>TRUE</text:p>
          </table:table-cell>
          <table:table-cell table:formula="of:=IF((3* [.V96]) &lt; 2; TRUE(); FALSE())" office:value-type="boolean" office:boolean-value="true" calcext:value-type="boolean">
            <text:p>TRUE</text:p>
          </table:table-cell>
          <table:table-cell table:formula="of:=IF([.W96]; [.$P96] + ([.$O96] - [.$P96]) * 6 * [.T96]; IF([.X96]; [.$O96]; IF([.Y96]; [.$P96] + (([.$O96] - [.$P96]) * ((2/3) - [.T96]) * 6); [.$P96])))" office:value-type="float" office:value="0.175" calcext:value-type="float">
            <text:p>0.175</text:p>
          </table:table-cell>
          <table:table-cell table:formula="of:=IF([.Z96]; [.$P96] + ([.$O96] - [.$P96]) * 6 * [.U96]; IF([.AA96]; [.$O96]; IF([.AB96]; [.$P96] + (([.$O96] - [.$P96]) * ((2/3) - [.U96]) * 6); [.$P96])))" office:value-type="float" office:value="0.825" calcext:value-type="float">
            <text:p>0.825</text:p>
          </table:table-cell>
          <table:table-cell table:formula="of:=IF([.AC96]; [.$P96] + ([.$O96] - [.$P96]) * 6 * [.V96]; IF([.AD96]; [.$O96]; IF([.AE96]; [.$P96] + (([.$O96] - [.$P96]) * ((2/3) - [.V96]) * 6); [.$P96])))" office:value-type="float" office:value="0.3375" calcext:value-type="float">
            <text:p>0.3375</text:p>
          </table:table-cell>
          <table:table-cell table:formula="of:=ROUND([.AF96]*255)" office:value-type="float" office:value="45" calcext:value-type="float">
            <text:p>45</text:p>
          </table:table-cell>
          <table:table-cell table:formula="of:=ROUND([.AG96]*255)" office:value-type="float" office:value="210" calcext:value-type="float">
            <text:p>210</text:p>
          </table:table-cell>
          <table:table-cell table:formula="of:=ROUND([.AH96]*255)" office:value-type="float" office:value="86" calcext:value-type="float">
            <text:p>86</text:p>
          </table:table-cell>
        </table:table-row>
        <table:table-row table:style-name="ro3">
          <table:table-cell table:formula="of:=[.A96]" office:value-type="float" office:value="135" calcext:value-type="float">
            <text:p>135</text:p>
          </table:table-cell>
          <table:table-cell table:formula="of:=[.B96]" office:value-type="float" office:value="65" calcext:value-type="float">
            <text:p>65</text:p>
          </table:table-cell>
          <table:table-cell table:formula="of:=IF([.C$5]=[.C96]; 5; [.C96]+5)" office:value-type="float" office:value="55" calcext:value-type="float">
            <text:p>55</text:p>
          </table:table-cell>
          <table:table-cell table:formula="of:=[.AI97]&amp;&quot;, &quot;&amp;[.AJ97]&amp;&quot;, &quot;&amp;[.AK97]" office:value-type="string" office:string-value="66, 215, 103" calcext:value-type="string">
            <text:p>66, 215, 103</text:p>
          </table:table-cell>
          <table:table-cell table:formula="of:=DEC2HEX([.AI97]; 2)&amp;DEC2HEX([.AJ97]; 2)&amp;DEC2HEX([.AK97]; 2)" office:value-type="string" office:string-value="42D767" calcext:value-type="string">
            <text:p>42D767</text:p>
          </table:table-cell>
          <table:table-cell table:formula="of:=[.A97]/360" office:value-type="float" office:value="0.375" calcext:value-type="float">
            <text:p>0.375</text:p>
          </table:table-cell>
          <table:table-cell table:formula="of:=[.B97]/100" office:value-type="float" office:value="0.65" calcext:value-type="float">
            <text:p>0.65</text:p>
          </table:table-cell>
          <table:table-cell table:formula="of:=[.C97]/100" office:value-type="float" office:value="0.55" calcext:value-type="float">
            <text:p>0.55</text:p>
          </table:table-cell>
          <table:table-cell table:formula="of:=IF([.B97]&gt;0; TRUE(); FALSE())" office:value-type="boolean" office:boolean-value="true" calcext:value-type="boolean">
            <text:p>TRUE</text:p>
          </table:table-cell>
          <table:table-cell table:formula="of:=IF([.I97]; &quot;&quot;; ROUND([.C97]*2.55))">
            <text:p/>
          </table:table-cell>
          <table:table-cell table:formula="of:=[.J97]">
            <text:p/>
          </table:table-cell>
          <table:table-cell table:formula="of:=[.J97]">
            <text:p/>
          </table:table-cell>
          <table:table-cell table:formula="of:=[.H97] * (1 + [.G97])" office:value-type="float" office:value="0.9075" calcext:value-type="float">
            <text:p>0.9075</text:p>
          </table:table-cell>
          <table:table-cell table:formula="of:= ([.H97] + [.G97]) - ([.H97] * [.G97])" office:value-type="float" office:value="0.8425" calcext:value-type="float">
            <text:p>0.8425</text:p>
          </table:table-cell>
          <table:table-cell table:formula="of:=IF([.H97] &lt;= 0.5; [.M97]; [.N97])" office:value-type="float" office:value="0.8425" calcext:value-type="float">
            <text:p>0.8425</text:p>
          </table:table-cell>
          <table:table-cell table:formula="of:= (2 * [.H97]) - [.O97]" office:value-type="float" office:value="0.2575" calcext:value-type="float">
            <text:p>0.2575</text:p>
          </table:table-cell>
          <table:table-cell table:formula="of:=[.F97] + (1/3)" office:value-type="float" office:value="0.708333333333333" calcext:value-type="float">
            <text:p>0.708333333333333</text:p>
          </table:table-cell>
          <table:table-cell table:formula="of:=[.F97]" office:value-type="float" office:value="0.375" calcext:value-type="float">
            <text:p>0.375</text:p>
          </table:table-cell>
          <table:table-cell table:formula="of:=[.F97] - (1/3)" office:value-type="float" office:value="0.0416666666666667" calcext:value-type="float">
            <text:p>0.0416666666666667</text:p>
          </table:table-cell>
          <table:table-cell table:formula="of:=IF([.Q97]&lt;0; [.Q97]+1; IF([.Q97]&gt;1; [.Q97]-1; [.Q97]))" office:value-type="float" office:value="0.708333333333333" calcext:value-type="float">
            <text:p>0.708333333333333</text:p>
          </table:table-cell>
          <table:table-cell table:formula="of:=IF([.R97]&lt;0; [.R97]+1; IF([.R97]&gt;1; [.R97]-1; [.R97]))" office:value-type="float" office:value="0.375" calcext:value-type="float">
            <text:p>0.375</text:p>
          </table:table-cell>
          <table:table-cell table:formula="of:=IF([.S97]&lt;0; [.S97]+1; IF([.S97]&gt;1; [.S97]-1; [.S97]))" office:value-type="float" office:value="0.0416666666666667" calcext:value-type="float">
            <text:p>0.0416666666666667</text:p>
          </table:table-cell>
          <table:table-cell table:formula="of:=IF((6* [.T97]) &lt; 1; TRUE(); FALSE())" office:value-type="boolean" office:boolean-value="false" calcext:value-type="boolean">
            <text:p>FALSE</text:p>
          </table:table-cell>
          <table:table-cell table:formula="of:=IF((2* [.T97]) &lt; 1; TRUE(); FALSE())" office:value-type="boolean" office:boolean-value="false" calcext:value-type="boolean">
            <text:p>FALSE</text:p>
          </table:table-cell>
          <table:table-cell table:formula="of:=IF((3* [.T97]) &lt; 2; TRUE(); FALSE())" office:value-type="boolean" office:boolean-value="false" calcext:value-type="boolean">
            <text:p>FALSE</text:p>
          </table:table-cell>
          <table:table-cell table:formula="of:=IF((6* [.U97]) &lt; 1; TRUE(); FALSE())" office:value-type="boolean" office:boolean-value="false" calcext:value-type="boolean">
            <text:p>FALSE</text:p>
          </table:table-cell>
          <table:table-cell table:formula="of:=IF((2* [.U97]) &lt; 1; TRUE(); FALSE())" office:value-type="boolean" office:boolean-value="true" calcext:value-type="boolean">
            <text:p>TRUE</text:p>
          </table:table-cell>
          <table:table-cell table:formula="of:=IF((3* [.U97]) &lt; 2; TRUE(); FALSE())" office:value-type="boolean" office:boolean-value="true" calcext:value-type="boolean">
            <text:p>TRUE</text:p>
          </table:table-cell>
          <table:table-cell table:formula="of:=IF((6* [.V97]) &lt; 1; TRUE(); FALSE())" office:value-type="boolean" office:boolean-value="true" calcext:value-type="boolean">
            <text:p>TRUE</text:p>
          </table:table-cell>
          <table:table-cell table:formula="of:=IF((2* [.V97]) &lt; 1; TRUE(); FALSE())" office:value-type="boolean" office:boolean-value="true" calcext:value-type="boolean">
            <text:p>TRUE</text:p>
          </table:table-cell>
          <table:table-cell table:formula="of:=IF((3* [.V97]) &lt; 2; TRUE(); FALSE())" office:value-type="boolean" office:boolean-value="true" calcext:value-type="boolean">
            <text:p>TRUE</text:p>
          </table:table-cell>
          <table:table-cell table:formula="of:=IF([.W97]; [.$P97] + ([.$O97] - [.$P97]) * 6 * [.T97]; IF([.X97]; [.$O97]; IF([.Y97]; [.$P97] + (([.$O97] - [.$P97]) * ((2/3) - [.T97]) * 6); [.$P97])))" office:value-type="float" office:value="0.2575" calcext:value-type="float">
            <text:p>0.2575</text:p>
          </table:table-cell>
          <table:table-cell table:formula="of:=IF([.Z97]; [.$P97] + ([.$O97] - [.$P97]) * 6 * [.U97]; IF([.AA97]; [.$O97]; IF([.AB97]; [.$P97] + (([.$O97] - [.$P97]) * ((2/3) - [.U97]) * 6); [.$P97])))" office:value-type="float" office:value="0.8425" calcext:value-type="float">
            <text:p>0.8425</text:p>
          </table:table-cell>
          <table:table-cell table:formula="of:=IF([.AC97]; [.$P97] + ([.$O97] - [.$P97]) * 6 * [.V97]; IF([.AD97]; [.$O97]; IF([.AE97]; [.$P97] + (([.$O97] - [.$P97]) * ((2/3) - [.V97]) * 6); [.$P97])))" office:value-type="float" office:value="0.40375" calcext:value-type="float">
            <text:p>0.40375</text:p>
          </table:table-cell>
          <table:table-cell table:formula="of:=ROUND([.AF97]*255)" office:value-type="float" office:value="66" calcext:value-type="float">
            <text:p>66</text:p>
          </table:table-cell>
          <table:table-cell table:formula="of:=ROUND([.AG97]*255)" office:value-type="float" office:value="215" calcext:value-type="float">
            <text:p>215</text:p>
          </table:table-cell>
          <table:table-cell table:formula="of:=ROUND([.AH97]*255)" office:value-type="float" office:value="103" calcext:value-type="float">
            <text:p>103</text:p>
          </table:table-cell>
        </table:table-row>
        <table:table-row table:style-name="ro3">
          <table:table-cell table:formula="of:=[.A97]" office:value-type="float" office:value="135" calcext:value-type="float">
            <text:p>135</text:p>
          </table:table-cell>
          <table:table-cell table:formula="of:=[.B97]" office:value-type="float" office:value="65" calcext:value-type="float">
            <text:p>65</text:p>
          </table:table-cell>
          <table:table-cell table:formula="of:=IF([.C$5]=[.C97]; 5; [.C97]+5)" office:value-type="float" office:value="60" calcext:value-type="float">
            <text:p>60</text:p>
          </table:table-cell>
          <table:table-cell table:formula="of:=[.AI98]&amp;&quot;, &quot;&amp;[.AJ98]&amp;&quot;, &quot;&amp;[.AK98]" office:value-type="string" office:string-value="87, 219, 120" calcext:value-type="string">
            <text:p>87, 219, 120</text:p>
          </table:table-cell>
          <table:table-cell table:formula="of:=DEC2HEX([.AI98]; 2)&amp;DEC2HEX([.AJ98]; 2)&amp;DEC2HEX([.AK98]; 2)" office:value-type="string" office:string-value="57DB78" calcext:value-type="string">
            <text:p>57DB78</text:p>
          </table:table-cell>
          <table:table-cell table:formula="of:=[.A98]/360" office:value-type="float" office:value="0.375" calcext:value-type="float">
            <text:p>0.375</text:p>
          </table:table-cell>
          <table:table-cell table:formula="of:=[.B98]/100" office:value-type="float" office:value="0.65" calcext:value-type="float">
            <text:p>0.65</text:p>
          </table:table-cell>
          <table:table-cell table:formula="of:=[.C98]/100" office:value-type="float" office:value="0.6" calcext:value-type="float">
            <text:p>0.6</text:p>
          </table:table-cell>
          <table:table-cell table:formula="of:=IF([.B98]&gt;0; TRUE(); FALSE())" office:value-type="boolean" office:boolean-value="true" calcext:value-type="boolean">
            <text:p>TRUE</text:p>
          </table:table-cell>
          <table:table-cell table:formula="of:=IF([.I98]; &quot;&quot;; ROUND([.C98]*2.55))">
            <text:p/>
          </table:table-cell>
          <table:table-cell table:formula="of:=[.J98]">
            <text:p/>
          </table:table-cell>
          <table:table-cell table:formula="of:=[.J98]">
            <text:p/>
          </table:table-cell>
          <table:table-cell table:formula="of:=[.H98] * (1 + [.G98])" office:value-type="float" office:value="0.99" calcext:value-type="float">
            <text:p>0.99</text:p>
          </table:table-cell>
          <table:table-cell table:formula="of:= ([.H98] + [.G98]) - ([.H98] * [.G98])" office:value-type="float" office:value="0.86" calcext:value-type="float">
            <text:p>0.86</text:p>
          </table:table-cell>
          <table:table-cell table:formula="of:=IF([.H98] &lt;= 0.5; [.M98]; [.N98])" office:value-type="float" office:value="0.86" calcext:value-type="float">
            <text:p>0.86</text:p>
          </table:table-cell>
          <table:table-cell table:formula="of:= (2 * [.H98]) - [.O98]" office:value-type="float" office:value="0.34" calcext:value-type="float">
            <text:p>0.34</text:p>
          </table:table-cell>
          <table:table-cell table:formula="of:=[.F98] + (1/3)" office:value-type="float" office:value="0.708333333333333" calcext:value-type="float">
            <text:p>0.708333333333333</text:p>
          </table:table-cell>
          <table:table-cell table:formula="of:=[.F98]" office:value-type="float" office:value="0.375" calcext:value-type="float">
            <text:p>0.375</text:p>
          </table:table-cell>
          <table:table-cell table:formula="of:=[.F98] - (1/3)" office:value-type="float" office:value="0.0416666666666667" calcext:value-type="float">
            <text:p>0.0416666666666667</text:p>
          </table:table-cell>
          <table:table-cell table:formula="of:=IF([.Q98]&lt;0; [.Q98]+1; IF([.Q98]&gt;1; [.Q98]-1; [.Q98]))" office:value-type="float" office:value="0.708333333333333" calcext:value-type="float">
            <text:p>0.708333333333333</text:p>
          </table:table-cell>
          <table:table-cell table:formula="of:=IF([.R98]&lt;0; [.R98]+1; IF([.R98]&gt;1; [.R98]-1; [.R98]))" office:value-type="float" office:value="0.375" calcext:value-type="float">
            <text:p>0.375</text:p>
          </table:table-cell>
          <table:table-cell table:formula="of:=IF([.S98]&lt;0; [.S98]+1; IF([.S98]&gt;1; [.S98]-1; [.S98]))" office:value-type="float" office:value="0.0416666666666667" calcext:value-type="float">
            <text:p>0.0416666666666667</text:p>
          </table:table-cell>
          <table:table-cell table:formula="of:=IF((6* [.T98]) &lt; 1; TRUE(); FALSE())" office:value-type="boolean" office:boolean-value="false" calcext:value-type="boolean">
            <text:p>FALSE</text:p>
          </table:table-cell>
          <table:table-cell table:formula="of:=IF((2* [.T98]) &lt; 1; TRUE(); FALSE())" office:value-type="boolean" office:boolean-value="false" calcext:value-type="boolean">
            <text:p>FALSE</text:p>
          </table:table-cell>
          <table:table-cell table:formula="of:=IF((3* [.T98]) &lt; 2; TRUE(); FALSE())" office:value-type="boolean" office:boolean-value="false" calcext:value-type="boolean">
            <text:p>FALSE</text:p>
          </table:table-cell>
          <table:table-cell table:formula="of:=IF((6* [.U98]) &lt; 1; TRUE(); FALSE())" office:value-type="boolean" office:boolean-value="false" calcext:value-type="boolean">
            <text:p>FALSE</text:p>
          </table:table-cell>
          <table:table-cell table:formula="of:=IF((2* [.U98]) &lt; 1; TRUE(); FALSE())" office:value-type="boolean" office:boolean-value="true" calcext:value-type="boolean">
            <text:p>TRUE</text:p>
          </table:table-cell>
          <table:table-cell table:formula="of:=IF((3* [.U98]) &lt; 2; TRUE(); FALSE())" office:value-type="boolean" office:boolean-value="true" calcext:value-type="boolean">
            <text:p>TRUE</text:p>
          </table:table-cell>
          <table:table-cell table:formula="of:=IF((6* [.V98]) &lt; 1; TRUE(); FALSE())" office:value-type="boolean" office:boolean-value="true" calcext:value-type="boolean">
            <text:p>TRUE</text:p>
          </table:table-cell>
          <table:table-cell table:formula="of:=IF((2* [.V98]) &lt; 1; TRUE(); FALSE())" office:value-type="boolean" office:boolean-value="true" calcext:value-type="boolean">
            <text:p>TRUE</text:p>
          </table:table-cell>
          <table:table-cell table:formula="of:=IF((3* [.V98]) &lt; 2; TRUE(); FALSE())" office:value-type="boolean" office:boolean-value="true" calcext:value-type="boolean">
            <text:p>TRUE</text:p>
          </table:table-cell>
          <table:table-cell table:formula="of:=IF([.W98]; [.$P98] + ([.$O98] - [.$P98]) * 6 * [.T98]; IF([.X98]; [.$O98]; IF([.Y98]; [.$P98] + (([.$O98] - [.$P98]) * ((2/3) - [.T98]) * 6); [.$P98])))" office:value-type="float" office:value="0.34" calcext:value-type="float">
            <text:p>0.34</text:p>
          </table:table-cell>
          <table:table-cell table:formula="of:=IF([.Z98]; [.$P98] + ([.$O98] - [.$P98]) * 6 * [.U98]; IF([.AA98]; [.$O98]; IF([.AB98]; [.$P98] + (([.$O98] - [.$P98]) * ((2/3) - [.U98]) * 6); [.$P98])))" office:value-type="float" office:value="0.86" calcext:value-type="float">
            <text:p>0.86</text:p>
          </table:table-cell>
          <table:table-cell table:formula="of:=IF([.AC98]; [.$P98] + ([.$O98] - [.$P98]) * 6 * [.V98]; IF([.AD98]; [.$O98]; IF([.AE98]; [.$P98] + (([.$O98] - [.$P98]) * ((2/3) - [.V98]) * 6); [.$P98])))" office:value-type="float" office:value="0.47" calcext:value-type="float">
            <text:p>0.47</text:p>
          </table:table-cell>
          <table:table-cell table:formula="of:=ROUND([.AF98]*255)" office:value-type="float" office:value="87" calcext:value-type="float">
            <text:p>87</text:p>
          </table:table-cell>
          <table:table-cell table:formula="of:=ROUND([.AG98]*255)" office:value-type="float" office:value="219" calcext:value-type="float">
            <text:p>219</text:p>
          </table:table-cell>
          <table:table-cell table:formula="of:=ROUND([.AH98]*255)" office:value-type="float" office:value="120" calcext:value-type="float">
            <text:p>120</text:p>
          </table:table-cell>
        </table:table-row>
        <table:table-row table:style-name="ro3">
          <table:table-cell table:formula="of:=[.A98]" office:value-type="float" office:value="135" calcext:value-type="float">
            <text:p>135</text:p>
          </table:table-cell>
          <table:table-cell table:formula="of:=[.B98]" office:value-type="float" office:value="65" calcext:value-type="float">
            <text:p>65</text:p>
          </table:table-cell>
          <table:table-cell table:formula="of:=IF([.C$5]=[.C98]; 5; [.C98]+5)" office:value-type="float" office:value="65" calcext:value-type="float">
            <text:p>65</text:p>
          </table:table-cell>
          <table:table-cell table:formula="of:=[.AI99]&amp;&quot;, &quot;&amp;[.AJ99]&amp;&quot;, &quot;&amp;[.AK99]" office:value-type="string" office:string-value="108, 224, 137" calcext:value-type="string">
            <text:p>108, 224, 137</text:p>
          </table:table-cell>
          <table:table-cell table:formula="of:=DEC2HEX([.AI99]; 2)&amp;DEC2HEX([.AJ99]; 2)&amp;DEC2HEX([.AK99]; 2)" office:value-type="string" office:string-value="6CE089" calcext:value-type="string">
            <text:p>6CE089</text:p>
          </table:table-cell>
          <table:table-cell table:formula="of:=[.A99]/360" office:value-type="float" office:value="0.375" calcext:value-type="float">
            <text:p>0.375</text:p>
          </table:table-cell>
          <table:table-cell table:formula="of:=[.B99]/100" office:value-type="float" office:value="0.65" calcext:value-type="float">
            <text:p>0.65</text:p>
          </table:table-cell>
          <table:table-cell table:formula="of:=[.C99]/100" office:value-type="float" office:value="0.65" calcext:value-type="float">
            <text:p>0.65</text:p>
          </table:table-cell>
          <table:table-cell table:formula="of:=IF([.B99]&gt;0; TRUE(); FALSE())" office:value-type="boolean" office:boolean-value="true" calcext:value-type="boolean">
            <text:p>TRUE</text:p>
          </table:table-cell>
          <table:table-cell table:formula="of:=IF([.I99]; &quot;&quot;; ROUND([.C99]*2.55))">
            <text:p/>
          </table:table-cell>
          <table:table-cell table:formula="of:=[.J99]">
            <text:p/>
          </table:table-cell>
          <table:table-cell table:formula="of:=[.J99]">
            <text:p/>
          </table:table-cell>
          <table:table-cell table:formula="of:=[.H99] * (1 + [.G99])" office:value-type="float" office:value="1.0725" calcext:value-type="float">
            <text:p>1.0725</text:p>
          </table:table-cell>
          <table:table-cell table:formula="of:= ([.H99] + [.G99]) - ([.H99] * [.G99])" office:value-type="float" office:value="0.8775" calcext:value-type="float">
            <text:p>0.8775</text:p>
          </table:table-cell>
          <table:table-cell table:formula="of:=IF([.H99] &lt;= 0.5; [.M99]; [.N99])" office:value-type="float" office:value="0.8775" calcext:value-type="float">
            <text:p>0.8775</text:p>
          </table:table-cell>
          <table:table-cell table:formula="of:= (2 * [.H99]) - [.O99]" office:value-type="float" office:value="0.4225" calcext:value-type="float">
            <text:p>0.4225</text:p>
          </table:table-cell>
          <table:table-cell table:formula="of:=[.F99] + (1/3)" office:value-type="float" office:value="0.708333333333333" calcext:value-type="float">
            <text:p>0.708333333333333</text:p>
          </table:table-cell>
          <table:table-cell table:formula="of:=[.F99]" office:value-type="float" office:value="0.375" calcext:value-type="float">
            <text:p>0.375</text:p>
          </table:table-cell>
          <table:table-cell table:formula="of:=[.F99] - (1/3)" office:value-type="float" office:value="0.0416666666666667" calcext:value-type="float">
            <text:p>0.0416666666666667</text:p>
          </table:table-cell>
          <table:table-cell table:formula="of:=IF([.Q99]&lt;0; [.Q99]+1; IF([.Q99]&gt;1; [.Q99]-1; [.Q99]))" office:value-type="float" office:value="0.708333333333333" calcext:value-type="float">
            <text:p>0.708333333333333</text:p>
          </table:table-cell>
          <table:table-cell table:formula="of:=IF([.R99]&lt;0; [.R99]+1; IF([.R99]&gt;1; [.R99]-1; [.R99]))" office:value-type="float" office:value="0.375" calcext:value-type="float">
            <text:p>0.375</text:p>
          </table:table-cell>
          <table:table-cell table:formula="of:=IF([.S99]&lt;0; [.S99]+1; IF([.S99]&gt;1; [.S99]-1; [.S99]))" office:value-type="float" office:value="0.0416666666666667" calcext:value-type="float">
            <text:p>0.0416666666666667</text:p>
          </table:table-cell>
          <table:table-cell table:formula="of:=IF((6* [.T99]) &lt; 1; TRUE(); FALSE())" office:value-type="boolean" office:boolean-value="false" calcext:value-type="boolean">
            <text:p>FALSE</text:p>
          </table:table-cell>
          <table:table-cell table:formula="of:=IF((2* [.T99]) &lt; 1; TRUE(); FALSE())" office:value-type="boolean" office:boolean-value="false" calcext:value-type="boolean">
            <text:p>FALSE</text:p>
          </table:table-cell>
          <table:table-cell table:formula="of:=IF((3* [.T99]) &lt; 2; TRUE(); FALSE())" office:value-type="boolean" office:boolean-value="false" calcext:value-type="boolean">
            <text:p>FALSE</text:p>
          </table:table-cell>
          <table:table-cell table:formula="of:=IF((6* [.U99]) &lt; 1; TRUE(); FALSE())" office:value-type="boolean" office:boolean-value="false" calcext:value-type="boolean">
            <text:p>FALSE</text:p>
          </table:table-cell>
          <table:table-cell table:formula="of:=IF((2* [.U99]) &lt; 1; TRUE(); FALSE())" office:value-type="boolean" office:boolean-value="true" calcext:value-type="boolean">
            <text:p>TRUE</text:p>
          </table:table-cell>
          <table:table-cell table:formula="of:=IF((3* [.U99]) &lt; 2; TRUE(); FALSE())" office:value-type="boolean" office:boolean-value="true" calcext:value-type="boolean">
            <text:p>TRUE</text:p>
          </table:table-cell>
          <table:table-cell table:formula="of:=IF((6* [.V99]) &lt; 1; TRUE(); FALSE())" office:value-type="boolean" office:boolean-value="true" calcext:value-type="boolean">
            <text:p>TRUE</text:p>
          </table:table-cell>
          <table:table-cell table:formula="of:=IF((2* [.V99]) &lt; 1; TRUE(); FALSE())" office:value-type="boolean" office:boolean-value="true" calcext:value-type="boolean">
            <text:p>TRUE</text:p>
          </table:table-cell>
          <table:table-cell table:formula="of:=IF((3* [.V99]) &lt; 2; TRUE(); FALSE())" office:value-type="boolean" office:boolean-value="true" calcext:value-type="boolean">
            <text:p>TRUE</text:p>
          </table:table-cell>
          <table:table-cell table:formula="of:=IF([.W99]; [.$P99] + ([.$O99] - [.$P99]) * 6 * [.T99]; IF([.X99]; [.$O99]; IF([.Y99]; [.$P99] + (([.$O99] - [.$P99]) * ((2/3) - [.T99]) * 6); [.$P99])))" office:value-type="float" office:value="0.4225" calcext:value-type="float">
            <text:p>0.4225</text:p>
          </table:table-cell>
          <table:table-cell table:formula="of:=IF([.Z99]; [.$P99] + ([.$O99] - [.$P99]) * 6 * [.U99]; IF([.AA99]; [.$O99]; IF([.AB99]; [.$P99] + (([.$O99] - [.$P99]) * ((2/3) - [.U99]) * 6); [.$P99])))" office:value-type="float" office:value="0.8775" calcext:value-type="float">
            <text:p>0.8775</text:p>
          </table:table-cell>
          <table:table-cell table:formula="of:=IF([.AC99]; [.$P99] + ([.$O99] - [.$P99]) * 6 * [.V99]; IF([.AD99]; [.$O99]; IF([.AE99]; [.$P99] + (([.$O99] - [.$P99]) * ((2/3) - [.V99]) * 6); [.$P99])))" office:value-type="float" office:value="0.53625" calcext:value-type="float">
            <text:p>0.53625</text:p>
          </table:table-cell>
          <table:table-cell table:formula="of:=ROUND([.AF99]*255)" office:value-type="float" office:value="108" calcext:value-type="float">
            <text:p>108</text:p>
          </table:table-cell>
          <table:table-cell table:formula="of:=ROUND([.AG99]*255)" office:value-type="float" office:value="224" calcext:value-type="float">
            <text:p>224</text:p>
          </table:table-cell>
          <table:table-cell table:formula="of:=ROUND([.AH99]*255)" office:value-type="float" office:value="137" calcext:value-type="float">
            <text:p>137</text:p>
          </table:table-cell>
        </table:table-row>
        <table:table-row table:style-name="ro3">
          <table:table-cell table:formula="of:=[.A99]" office:value-type="float" office:value="135" calcext:value-type="float">
            <text:p>135</text:p>
          </table:table-cell>
          <table:table-cell table:formula="of:=[.B99]" office:value-type="float" office:value="65" calcext:value-type="float">
            <text:p>65</text:p>
          </table:table-cell>
          <table:table-cell table:formula="of:=IF([.C$5]=[.C99]; 5; [.C99]+5)" office:value-type="float" office:value="70" calcext:value-type="float">
            <text:p>70</text:p>
          </table:table-cell>
          <table:table-cell table:formula="of:=[.AI100]&amp;&quot;, &quot;&amp;[.AJ100]&amp;&quot;, &quot;&amp;[.AK100]" office:value-type="string" office:string-value="129, 228, 154" calcext:value-type="string">
            <text:p>129, 228, 154</text:p>
          </table:table-cell>
          <table:table-cell table:formula="of:=DEC2HEX([.AI100]; 2)&amp;DEC2HEX([.AJ100]; 2)&amp;DEC2HEX([.AK100]; 2)" office:value-type="string" office:string-value="81E49A" calcext:value-type="string">
            <text:p>81E49A</text:p>
          </table:table-cell>
          <table:table-cell table:formula="of:=[.A100]/360" office:value-type="float" office:value="0.375" calcext:value-type="float">
            <text:p>0.375</text:p>
          </table:table-cell>
          <table:table-cell table:formula="of:=[.B100]/100" office:value-type="float" office:value="0.65" calcext:value-type="float">
            <text:p>0.65</text:p>
          </table:table-cell>
          <table:table-cell table:formula="of:=[.C100]/100" office:value-type="float" office:value="0.7" calcext:value-type="float">
            <text:p>0.7</text:p>
          </table:table-cell>
          <table:table-cell table:formula="of:=IF([.B100]&gt;0; TRUE(); FALSE())" office:value-type="boolean" office:boolean-value="true" calcext:value-type="boolean">
            <text:p>TRUE</text:p>
          </table:table-cell>
          <table:table-cell table:formula="of:=IF([.I100]; &quot;&quot;; ROUND([.C100]*2.55))">
            <text:p/>
          </table:table-cell>
          <table:table-cell table:formula="of:=[.J100]">
            <text:p/>
          </table:table-cell>
          <table:table-cell table:formula="of:=[.J100]">
            <text:p/>
          </table:table-cell>
          <table:table-cell table:formula="of:=[.H100] * (1 + [.G100])" office:value-type="float" office:value="1.155" calcext:value-type="float">
            <text:p>1.155</text:p>
          </table:table-cell>
          <table:table-cell table:formula="of:= ([.H100] + [.G100]) - ([.H100] * [.G100])" office:value-type="float" office:value="0.895" calcext:value-type="float">
            <text:p>0.895</text:p>
          </table:table-cell>
          <table:table-cell table:formula="of:=IF([.H100] &lt;= 0.5; [.M100]; [.N100])" office:value-type="float" office:value="0.895" calcext:value-type="float">
            <text:p>0.895</text:p>
          </table:table-cell>
          <table:table-cell table:formula="of:= (2 * [.H100]) - [.O100]" office:value-type="float" office:value="0.505" calcext:value-type="float">
            <text:p>0.505</text:p>
          </table:table-cell>
          <table:table-cell table:formula="of:=[.F100] + (1/3)" office:value-type="float" office:value="0.708333333333333" calcext:value-type="float">
            <text:p>0.708333333333333</text:p>
          </table:table-cell>
          <table:table-cell table:formula="of:=[.F100]" office:value-type="float" office:value="0.375" calcext:value-type="float">
            <text:p>0.375</text:p>
          </table:table-cell>
          <table:table-cell table:formula="of:=[.F100] - (1/3)" office:value-type="float" office:value="0.0416666666666667" calcext:value-type="float">
            <text:p>0.0416666666666667</text:p>
          </table:table-cell>
          <table:table-cell table:formula="of:=IF([.Q100]&lt;0; [.Q100]+1; IF([.Q100]&gt;1; [.Q100]-1; [.Q100]))" office:value-type="float" office:value="0.708333333333333" calcext:value-type="float">
            <text:p>0.708333333333333</text:p>
          </table:table-cell>
          <table:table-cell table:formula="of:=IF([.R100]&lt;0; [.R100]+1; IF([.R100]&gt;1; [.R100]-1; [.R100]))" office:value-type="float" office:value="0.375" calcext:value-type="float">
            <text:p>0.375</text:p>
          </table:table-cell>
          <table:table-cell table:formula="of:=IF([.S100]&lt;0; [.S100]+1; IF([.S100]&gt;1; [.S100]-1; [.S100]))" office:value-type="float" office:value="0.0416666666666667" calcext:value-type="float">
            <text:p>0.0416666666666667</text:p>
          </table:table-cell>
          <table:table-cell table:formula="of:=IF((6* [.T100]) &lt; 1; TRUE(); FALSE())" office:value-type="boolean" office:boolean-value="false" calcext:value-type="boolean">
            <text:p>FALSE</text:p>
          </table:table-cell>
          <table:table-cell table:formula="of:=IF((2* [.T100]) &lt; 1; TRUE(); FALSE())" office:value-type="boolean" office:boolean-value="false" calcext:value-type="boolean">
            <text:p>FALSE</text:p>
          </table:table-cell>
          <table:table-cell table:formula="of:=IF((3* [.T100]) &lt; 2; TRUE(); FALSE())" office:value-type="boolean" office:boolean-value="false" calcext:value-type="boolean">
            <text:p>FALSE</text:p>
          </table:table-cell>
          <table:table-cell table:formula="of:=IF((6* [.U100]) &lt; 1; TRUE(); FALSE())" office:value-type="boolean" office:boolean-value="false" calcext:value-type="boolean">
            <text:p>FALSE</text:p>
          </table:table-cell>
          <table:table-cell table:formula="of:=IF((2* [.U100]) &lt; 1; TRUE(); FALSE())" office:value-type="boolean" office:boolean-value="true" calcext:value-type="boolean">
            <text:p>TRUE</text:p>
          </table:table-cell>
          <table:table-cell table:formula="of:=IF((3* [.U100]) &lt; 2; TRUE(); FALSE())" office:value-type="boolean" office:boolean-value="true" calcext:value-type="boolean">
            <text:p>TRUE</text:p>
          </table:table-cell>
          <table:table-cell table:formula="of:=IF((6* [.V100]) &lt; 1; TRUE(); FALSE())" office:value-type="boolean" office:boolean-value="true" calcext:value-type="boolean">
            <text:p>TRUE</text:p>
          </table:table-cell>
          <table:table-cell table:formula="of:=IF((2* [.V100]) &lt; 1; TRUE(); FALSE())" office:value-type="boolean" office:boolean-value="true" calcext:value-type="boolean">
            <text:p>TRUE</text:p>
          </table:table-cell>
          <table:table-cell table:formula="of:=IF((3* [.V100]) &lt; 2; TRUE(); FALSE())" office:value-type="boolean" office:boolean-value="true" calcext:value-type="boolean">
            <text:p>TRUE</text:p>
          </table:table-cell>
          <table:table-cell table:formula="of:=IF([.W100]; [.$P100] + ([.$O100] - [.$P100]) * 6 * [.T100]; IF([.X100]; [.$O100]; IF([.Y100]; [.$P100] + (([.$O100] - [.$P100]) * ((2/3) - [.T100]) * 6); [.$P100])))" office:value-type="float" office:value="0.505" calcext:value-type="float">
            <text:p>0.505</text:p>
          </table:table-cell>
          <table:table-cell table:formula="of:=IF([.Z100]; [.$P100] + ([.$O100] - [.$P100]) * 6 * [.U100]; IF([.AA100]; [.$O100]; IF([.AB100]; [.$P100] + (([.$O100] - [.$P100]) * ((2/3) - [.U100]) * 6); [.$P100])))" office:value-type="float" office:value="0.895" calcext:value-type="float">
            <text:p>0.895</text:p>
          </table:table-cell>
          <table:table-cell table:formula="of:=IF([.AC100]; [.$P100] + ([.$O100] - [.$P100]) * 6 * [.V100]; IF([.AD100]; [.$O100]; IF([.AE100]; [.$P100] + (([.$O100] - [.$P100]) * ((2/3) - [.V100]) * 6); [.$P100])))" office:value-type="float" office:value="0.6025" calcext:value-type="float">
            <text:p>0.6025</text:p>
          </table:table-cell>
          <table:table-cell table:formula="of:=ROUND([.AF100]*255)" office:value-type="float" office:value="129" calcext:value-type="float">
            <text:p>129</text:p>
          </table:table-cell>
          <table:table-cell table:formula="of:=ROUND([.AG100]*255)" office:value-type="float" office:value="228" calcext:value-type="float">
            <text:p>228</text:p>
          </table:table-cell>
          <table:table-cell table:formula="of:=ROUND([.AH100]*255)" office:value-type="float" office:value="154" calcext:value-type="float">
            <text:p>154</text:p>
          </table:table-cell>
        </table:table-row>
        <table:table-row table:style-name="ro3">
          <table:table-cell table:formula="of:=[.A100]" office:value-type="float" office:value="135" calcext:value-type="float">
            <text:p>135</text:p>
          </table:table-cell>
          <table:table-cell table:formula="of:=[.B100]" office:value-type="float" office:value="65" calcext:value-type="float">
            <text:p>65</text:p>
          </table:table-cell>
          <table:table-cell table:formula="of:=IF([.C$5]=[.C100]; 5; [.C100]+5)" office:value-type="float" office:value="75" calcext:value-type="float">
            <text:p>75</text:p>
          </table:table-cell>
          <table:table-cell table:formula="of:=[.AI101]&amp;&quot;, &quot;&amp;[.AJ101]&amp;&quot;, &quot;&amp;[.AK101]" office:value-type="string" office:string-value="150, 233, 171" calcext:value-type="string">
            <text:p>150, 233, 171</text:p>
          </table:table-cell>
          <table:table-cell table:formula="of:=DEC2HEX([.AI101]; 2)&amp;DEC2HEX([.AJ101]; 2)&amp;DEC2HEX([.AK101]; 2)" office:value-type="string" office:string-value="96E9AB" calcext:value-type="string">
            <text:p>96E9AB</text:p>
          </table:table-cell>
          <table:table-cell table:formula="of:=[.A101]/360" office:value-type="float" office:value="0.375" calcext:value-type="float">
            <text:p>0.375</text:p>
          </table:table-cell>
          <table:table-cell table:formula="of:=[.B101]/100" office:value-type="float" office:value="0.65" calcext:value-type="float">
            <text:p>0.65</text:p>
          </table:table-cell>
          <table:table-cell table:formula="of:=[.C101]/100" office:value-type="float" office:value="0.75" calcext:value-type="float">
            <text:p>0.75</text:p>
          </table:table-cell>
          <table:table-cell table:formula="of:=IF([.B101]&gt;0; TRUE(); FALSE())" office:value-type="boolean" office:boolean-value="true" calcext:value-type="boolean">
            <text:p>TRUE</text:p>
          </table:table-cell>
          <table:table-cell table:formula="of:=IF([.I101]; &quot;&quot;; ROUND([.C101]*2.55))">
            <text:p/>
          </table:table-cell>
          <table:table-cell table:formula="of:=[.J101]">
            <text:p/>
          </table:table-cell>
          <table:table-cell table:formula="of:=[.J101]">
            <text:p/>
          </table:table-cell>
          <table:table-cell table:formula="of:=[.H101] * (1 + [.G101])" office:value-type="float" office:value="1.2375" calcext:value-type="float">
            <text:p>1.2375</text:p>
          </table:table-cell>
          <table:table-cell table:formula="of:= ([.H101] + [.G101]) - ([.H101] * [.G101])" office:value-type="float" office:value="0.9125" calcext:value-type="float">
            <text:p>0.9125</text:p>
          </table:table-cell>
          <table:table-cell table:formula="of:=IF([.H101] &lt;= 0.5; [.M101]; [.N101])" office:value-type="float" office:value="0.9125" calcext:value-type="float">
            <text:p>0.9125</text:p>
          </table:table-cell>
          <table:table-cell table:formula="of:= (2 * [.H101]) - [.O101]" office:value-type="float" office:value="0.5875" calcext:value-type="float">
            <text:p>0.5875</text:p>
          </table:table-cell>
          <table:table-cell table:formula="of:=[.F101] + (1/3)" office:value-type="float" office:value="0.708333333333333" calcext:value-type="float">
            <text:p>0.708333333333333</text:p>
          </table:table-cell>
          <table:table-cell table:formula="of:=[.F101]" office:value-type="float" office:value="0.375" calcext:value-type="float">
            <text:p>0.375</text:p>
          </table:table-cell>
          <table:table-cell table:formula="of:=[.F101] - (1/3)" office:value-type="float" office:value="0.0416666666666667" calcext:value-type="float">
            <text:p>0.0416666666666667</text:p>
          </table:table-cell>
          <table:table-cell table:formula="of:=IF([.Q101]&lt;0; [.Q101]+1; IF([.Q101]&gt;1; [.Q101]-1; [.Q101]))" office:value-type="float" office:value="0.708333333333333" calcext:value-type="float">
            <text:p>0.708333333333333</text:p>
          </table:table-cell>
          <table:table-cell table:formula="of:=IF([.R101]&lt;0; [.R101]+1; IF([.R101]&gt;1; [.R101]-1; [.R101]))" office:value-type="float" office:value="0.375" calcext:value-type="float">
            <text:p>0.375</text:p>
          </table:table-cell>
          <table:table-cell table:formula="of:=IF([.S101]&lt;0; [.S101]+1; IF([.S101]&gt;1; [.S101]-1; [.S101]))" office:value-type="float" office:value="0.0416666666666667" calcext:value-type="float">
            <text:p>0.0416666666666667</text:p>
          </table:table-cell>
          <table:table-cell table:formula="of:=IF((6* [.T101]) &lt; 1; TRUE(); FALSE())" office:value-type="boolean" office:boolean-value="false" calcext:value-type="boolean">
            <text:p>FALSE</text:p>
          </table:table-cell>
          <table:table-cell table:formula="of:=IF((2* [.T101]) &lt; 1; TRUE(); FALSE())" office:value-type="boolean" office:boolean-value="false" calcext:value-type="boolean">
            <text:p>FALSE</text:p>
          </table:table-cell>
          <table:table-cell table:formula="of:=IF((3* [.T101]) &lt; 2; TRUE(); FALSE())" office:value-type="boolean" office:boolean-value="false" calcext:value-type="boolean">
            <text:p>FALSE</text:p>
          </table:table-cell>
          <table:table-cell table:formula="of:=IF((6* [.U101]) &lt; 1; TRUE(); FALSE())" office:value-type="boolean" office:boolean-value="false" calcext:value-type="boolean">
            <text:p>FALSE</text:p>
          </table:table-cell>
          <table:table-cell table:formula="of:=IF((2* [.U101]) &lt; 1; TRUE(); FALSE())" office:value-type="boolean" office:boolean-value="true" calcext:value-type="boolean">
            <text:p>TRUE</text:p>
          </table:table-cell>
          <table:table-cell table:formula="of:=IF((3* [.U101]) &lt; 2; TRUE(); FALSE())" office:value-type="boolean" office:boolean-value="true" calcext:value-type="boolean">
            <text:p>TRUE</text:p>
          </table:table-cell>
          <table:table-cell table:formula="of:=IF((6* [.V101]) &lt; 1; TRUE(); FALSE())" office:value-type="boolean" office:boolean-value="true" calcext:value-type="boolean">
            <text:p>TRUE</text:p>
          </table:table-cell>
          <table:table-cell table:formula="of:=IF((2* [.V101]) &lt; 1; TRUE(); FALSE())" office:value-type="boolean" office:boolean-value="true" calcext:value-type="boolean">
            <text:p>TRUE</text:p>
          </table:table-cell>
          <table:table-cell table:formula="of:=IF((3* [.V101]) &lt; 2; TRUE(); FALSE())" office:value-type="boolean" office:boolean-value="true" calcext:value-type="boolean">
            <text:p>TRUE</text:p>
          </table:table-cell>
          <table:table-cell table:formula="of:=IF([.W101]; [.$P101] + ([.$O101] - [.$P101]) * 6 * [.T101]; IF([.X101]; [.$O101]; IF([.Y101]; [.$P101] + (([.$O101] - [.$P101]) * ((2/3) - [.T101]) * 6); [.$P101])))" office:value-type="float" office:value="0.5875" calcext:value-type="float">
            <text:p>0.5875</text:p>
          </table:table-cell>
          <table:table-cell table:formula="of:=IF([.Z101]; [.$P101] + ([.$O101] - [.$P101]) * 6 * [.U101]; IF([.AA101]; [.$O101]; IF([.AB101]; [.$P101] + (([.$O101] - [.$P101]) * ((2/3) - [.U101]) * 6); [.$P101])))" office:value-type="float" office:value="0.9125" calcext:value-type="float">
            <text:p>0.9125</text:p>
          </table:table-cell>
          <table:table-cell table:formula="of:=IF([.AC101]; [.$P101] + ([.$O101] - [.$P101]) * 6 * [.V101]; IF([.AD101]; [.$O101]; IF([.AE101]; [.$P101] + (([.$O101] - [.$P101]) * ((2/3) - [.V101]) * 6); [.$P101])))" office:value-type="float" office:value="0.66875" calcext:value-type="float">
            <text:p>0.66875</text:p>
          </table:table-cell>
          <table:table-cell table:formula="of:=ROUND([.AF101]*255)" office:value-type="float" office:value="150" calcext:value-type="float">
            <text:p>150</text:p>
          </table:table-cell>
          <table:table-cell table:formula="of:=ROUND([.AG101]*255)" office:value-type="float" office:value="233" calcext:value-type="float">
            <text:p>233</text:p>
          </table:table-cell>
          <table:table-cell table:formula="of:=ROUND([.AH101]*255)" office:value-type="float" office:value="171" calcext:value-type="float">
            <text:p>171</text:p>
          </table:table-cell>
        </table:table-row>
        <table:table-row table:style-name="ro3">
          <table:table-cell table:formula="of:=[.A101]" office:value-type="float" office:value="135" calcext:value-type="float">
            <text:p>135</text:p>
          </table:table-cell>
          <table:table-cell table:formula="of:=[.B101]" office:value-type="float" office:value="65" calcext:value-type="float">
            <text:p>65</text:p>
          </table:table-cell>
          <table:table-cell table:formula="of:=IF([.C$5]=[.C101]; 5; [.C101]+5)" office:value-type="float" office:value="80" calcext:value-type="float">
            <text:p>80</text:p>
          </table:table-cell>
          <table:table-cell table:formula="of:=[.AI102]&amp;&quot;, &quot;&amp;[.AJ102]&amp;&quot;, &quot;&amp;[.AK102]" office:value-type="string" office:string-value="171, 237, 187" calcext:value-type="string">
            <text:p>171, 237, 187</text:p>
          </table:table-cell>
          <table:table-cell table:formula="of:=DEC2HEX([.AI102]; 2)&amp;DEC2HEX([.AJ102]; 2)&amp;DEC2HEX([.AK102]; 2)" office:value-type="string" office:string-value="ABEDBB" calcext:value-type="string">
            <text:p>ABEDBB</text:p>
          </table:table-cell>
          <table:table-cell table:formula="of:=[.A102]/360" office:value-type="float" office:value="0.375" calcext:value-type="float">
            <text:p>0.375</text:p>
          </table:table-cell>
          <table:table-cell table:formula="of:=[.B102]/100" office:value-type="float" office:value="0.65" calcext:value-type="float">
            <text:p>0.65</text:p>
          </table:table-cell>
          <table:table-cell table:formula="of:=[.C102]/100" office:value-type="float" office:value="0.8" calcext:value-type="float">
            <text:p>0.8</text:p>
          </table:table-cell>
          <table:table-cell table:formula="of:=IF([.B102]&gt;0; TRUE(); FALSE())" office:value-type="boolean" office:boolean-value="true" calcext:value-type="boolean">
            <text:p>TRUE</text:p>
          </table:table-cell>
          <table:table-cell table:formula="of:=IF([.I102]; &quot;&quot;; ROUND([.C102]*2.55))">
            <text:p/>
          </table:table-cell>
          <table:table-cell table:formula="of:=[.J102]">
            <text:p/>
          </table:table-cell>
          <table:table-cell table:formula="of:=[.J102]">
            <text:p/>
          </table:table-cell>
          <table:table-cell table:formula="of:=[.H102] * (1 + [.G102])" office:value-type="float" office:value="1.32" calcext:value-type="float">
            <text:p>1.32</text:p>
          </table:table-cell>
          <table:table-cell table:formula="of:= ([.H102] + [.G102]) - ([.H102] * [.G102])" office:value-type="float" office:value="0.93" calcext:value-type="float">
            <text:p>0.93</text:p>
          </table:table-cell>
          <table:table-cell table:formula="of:=IF([.H102] &lt;= 0.5; [.M102]; [.N102])" office:value-type="float" office:value="0.93" calcext:value-type="float">
            <text:p>0.93</text:p>
          </table:table-cell>
          <table:table-cell table:formula="of:= (2 * [.H102]) - [.O102]" office:value-type="float" office:value="0.67" calcext:value-type="float">
            <text:p>0.67</text:p>
          </table:table-cell>
          <table:table-cell table:formula="of:=[.F102] + (1/3)" office:value-type="float" office:value="0.708333333333333" calcext:value-type="float">
            <text:p>0.708333333333333</text:p>
          </table:table-cell>
          <table:table-cell table:formula="of:=[.F102]" office:value-type="float" office:value="0.375" calcext:value-type="float">
            <text:p>0.375</text:p>
          </table:table-cell>
          <table:table-cell table:formula="of:=[.F102] - (1/3)" office:value-type="float" office:value="0.0416666666666667" calcext:value-type="float">
            <text:p>0.0416666666666667</text:p>
          </table:table-cell>
          <table:table-cell table:formula="of:=IF([.Q102]&lt;0; [.Q102]+1; IF([.Q102]&gt;1; [.Q102]-1; [.Q102]))" office:value-type="float" office:value="0.708333333333333" calcext:value-type="float">
            <text:p>0.708333333333333</text:p>
          </table:table-cell>
          <table:table-cell table:formula="of:=IF([.R102]&lt;0; [.R102]+1; IF([.R102]&gt;1; [.R102]-1; [.R102]))" office:value-type="float" office:value="0.375" calcext:value-type="float">
            <text:p>0.375</text:p>
          </table:table-cell>
          <table:table-cell table:formula="of:=IF([.S102]&lt;0; [.S102]+1; IF([.S102]&gt;1; [.S102]-1; [.S102]))" office:value-type="float" office:value="0.0416666666666667" calcext:value-type="float">
            <text:p>0.0416666666666667</text:p>
          </table:table-cell>
          <table:table-cell table:formula="of:=IF((6* [.T102]) &lt; 1; TRUE(); FALSE())" office:value-type="boolean" office:boolean-value="false" calcext:value-type="boolean">
            <text:p>FALSE</text:p>
          </table:table-cell>
          <table:table-cell table:formula="of:=IF((2* [.T102]) &lt; 1; TRUE(); FALSE())" office:value-type="boolean" office:boolean-value="false" calcext:value-type="boolean">
            <text:p>FALSE</text:p>
          </table:table-cell>
          <table:table-cell table:formula="of:=IF((3* [.T102]) &lt; 2; TRUE(); FALSE())" office:value-type="boolean" office:boolean-value="false" calcext:value-type="boolean">
            <text:p>FALSE</text:p>
          </table:table-cell>
          <table:table-cell table:formula="of:=IF((6* [.U102]) &lt; 1; TRUE(); FALSE())" office:value-type="boolean" office:boolean-value="false" calcext:value-type="boolean">
            <text:p>FALSE</text:p>
          </table:table-cell>
          <table:table-cell table:formula="of:=IF((2* [.U102]) &lt; 1; TRUE(); FALSE())" office:value-type="boolean" office:boolean-value="true" calcext:value-type="boolean">
            <text:p>TRUE</text:p>
          </table:table-cell>
          <table:table-cell table:formula="of:=IF((3* [.U102]) &lt; 2; TRUE(); FALSE())" office:value-type="boolean" office:boolean-value="true" calcext:value-type="boolean">
            <text:p>TRUE</text:p>
          </table:table-cell>
          <table:table-cell table:formula="of:=IF((6* [.V102]) &lt; 1; TRUE(); FALSE())" office:value-type="boolean" office:boolean-value="true" calcext:value-type="boolean">
            <text:p>TRUE</text:p>
          </table:table-cell>
          <table:table-cell table:formula="of:=IF((2* [.V102]) &lt; 1; TRUE(); FALSE())" office:value-type="boolean" office:boolean-value="true" calcext:value-type="boolean">
            <text:p>TRUE</text:p>
          </table:table-cell>
          <table:table-cell table:formula="of:=IF((3* [.V102]) &lt; 2; TRUE(); FALSE())" office:value-type="boolean" office:boolean-value="true" calcext:value-type="boolean">
            <text:p>TRUE</text:p>
          </table:table-cell>
          <table:table-cell table:formula="of:=IF([.W102]; [.$P102] + ([.$O102] - [.$P102]) * 6 * [.T102]; IF([.X102]; [.$O102]; IF([.Y102]; [.$P102] + (([.$O102] - [.$P102]) * ((2/3) - [.T102]) * 6); [.$P102])))" office:value-type="float" office:value="0.67" calcext:value-type="float">
            <text:p>0.67</text:p>
          </table:table-cell>
          <table:table-cell table:formula="of:=IF([.Z102]; [.$P102] + ([.$O102] - [.$P102]) * 6 * [.U102]; IF([.AA102]; [.$O102]; IF([.AB102]; [.$P102] + (([.$O102] - [.$P102]) * ((2/3) - [.U102]) * 6); [.$P102])))" office:value-type="float" office:value="0.93" calcext:value-type="float">
            <text:p>0.93</text:p>
          </table:table-cell>
          <table:table-cell table:formula="of:=IF([.AC102]; [.$P102] + ([.$O102] - [.$P102]) * 6 * [.V102]; IF([.AD102]; [.$O102]; IF([.AE102]; [.$P102] + (([.$O102] - [.$P102]) * ((2/3) - [.V102]) * 6); [.$P102])))" office:value-type="float" office:value="0.735" calcext:value-type="float">
            <text:p>0.735</text:p>
          </table:table-cell>
          <table:table-cell table:formula="of:=ROUND([.AF102]*255)" office:value-type="float" office:value="171" calcext:value-type="float">
            <text:p>171</text:p>
          </table:table-cell>
          <table:table-cell table:formula="of:=ROUND([.AG102]*255)" office:value-type="float" office:value="237" calcext:value-type="float">
            <text:p>237</text:p>
          </table:table-cell>
          <table:table-cell table:formula="of:=ROUND([.AH102]*255)" office:value-type="float" office:value="187" calcext:value-type="float">
            <text:p>187</text:p>
          </table:table-cell>
        </table:table-row>
        <table:table-row table:style-name="ro3">
          <table:table-cell table:formula="of:=[.A102]" office:value-type="float" office:value="135" calcext:value-type="float">
            <text:p>135</text:p>
          </table:table-cell>
          <table:table-cell table:formula="of:=[.B102]" office:value-type="float" office:value="65" calcext:value-type="float">
            <text:p>65</text:p>
          </table:table-cell>
          <table:table-cell table:formula="of:=IF([.C$5]=[.C102]; 5; [.C102]+5)" office:value-type="float" office:value="85" calcext:value-type="float">
            <text:p>85</text:p>
          </table:table-cell>
          <table:table-cell table:formula="of:=[.AI103]&amp;&quot;, &quot;&amp;[.AJ103]&amp;&quot;, &quot;&amp;[.AK103]" office:value-type="string" office:string-value="192, 242, 204" calcext:value-type="string">
            <text:p>192, 242, 204</text:p>
          </table:table-cell>
          <table:table-cell table:formula="of:=DEC2HEX([.AI103]; 2)&amp;DEC2HEX([.AJ103]; 2)&amp;DEC2HEX([.AK103]; 2)" office:value-type="string" office:string-value="C0F2CC" calcext:value-type="string">
            <text:p>C0F2CC</text:p>
          </table:table-cell>
          <table:table-cell table:formula="of:=[.A103]/360" office:value-type="float" office:value="0.375" calcext:value-type="float">
            <text:p>0.375</text:p>
          </table:table-cell>
          <table:table-cell table:formula="of:=[.B103]/100" office:value-type="float" office:value="0.65" calcext:value-type="float">
            <text:p>0.65</text:p>
          </table:table-cell>
          <table:table-cell table:formula="of:=[.C103]/100" office:value-type="float" office:value="0.85" calcext:value-type="float">
            <text:p>0.85</text:p>
          </table:table-cell>
          <table:table-cell table:formula="of:=IF([.B103]&gt;0; TRUE(); FALSE())" office:value-type="boolean" office:boolean-value="true" calcext:value-type="boolean">
            <text:p>TRUE</text:p>
          </table:table-cell>
          <table:table-cell table:formula="of:=IF([.I103]; &quot;&quot;; ROUND([.C103]*2.55))">
            <text:p/>
          </table:table-cell>
          <table:table-cell table:formula="of:=[.J103]">
            <text:p/>
          </table:table-cell>
          <table:table-cell table:formula="of:=[.J103]">
            <text:p/>
          </table:table-cell>
          <table:table-cell table:formula="of:=[.H103] * (1 + [.G103])" office:value-type="float" office:value="1.4025" calcext:value-type="float">
            <text:p>1.4025</text:p>
          </table:table-cell>
          <table:table-cell table:formula="of:= ([.H103] + [.G103]) - ([.H103] * [.G103])" office:value-type="float" office:value="0.9475" calcext:value-type="float">
            <text:p>0.9475</text:p>
          </table:table-cell>
          <table:table-cell table:formula="of:=IF([.H103] &lt;= 0.5; [.M103]; [.N103])" office:value-type="float" office:value="0.9475" calcext:value-type="float">
            <text:p>0.9475</text:p>
          </table:table-cell>
          <table:table-cell table:formula="of:= (2 * [.H103]) - [.O103]" office:value-type="float" office:value="0.7525" calcext:value-type="float">
            <text:p>0.7525</text:p>
          </table:table-cell>
          <table:table-cell table:formula="of:=[.F103] + (1/3)" office:value-type="float" office:value="0.708333333333333" calcext:value-type="float">
            <text:p>0.708333333333333</text:p>
          </table:table-cell>
          <table:table-cell table:formula="of:=[.F103]" office:value-type="float" office:value="0.375" calcext:value-type="float">
            <text:p>0.375</text:p>
          </table:table-cell>
          <table:table-cell table:formula="of:=[.F103] - (1/3)" office:value-type="float" office:value="0.0416666666666667" calcext:value-type="float">
            <text:p>0.0416666666666667</text:p>
          </table:table-cell>
          <table:table-cell table:formula="of:=IF([.Q103]&lt;0; [.Q103]+1; IF([.Q103]&gt;1; [.Q103]-1; [.Q103]))" office:value-type="float" office:value="0.708333333333333" calcext:value-type="float">
            <text:p>0.708333333333333</text:p>
          </table:table-cell>
          <table:table-cell table:formula="of:=IF([.R103]&lt;0; [.R103]+1; IF([.R103]&gt;1; [.R103]-1; [.R103]))" office:value-type="float" office:value="0.375" calcext:value-type="float">
            <text:p>0.375</text:p>
          </table:table-cell>
          <table:table-cell table:formula="of:=IF([.S103]&lt;0; [.S103]+1; IF([.S103]&gt;1; [.S103]-1; [.S103]))" office:value-type="float" office:value="0.0416666666666667" calcext:value-type="float">
            <text:p>0.0416666666666667</text:p>
          </table:table-cell>
          <table:table-cell table:formula="of:=IF((6* [.T103]) &lt; 1; TRUE(); FALSE())" office:value-type="boolean" office:boolean-value="false" calcext:value-type="boolean">
            <text:p>FALSE</text:p>
          </table:table-cell>
          <table:table-cell table:formula="of:=IF((2* [.T103]) &lt; 1; TRUE(); FALSE())" office:value-type="boolean" office:boolean-value="false" calcext:value-type="boolean">
            <text:p>FALSE</text:p>
          </table:table-cell>
          <table:table-cell table:formula="of:=IF((3* [.T103]) &lt; 2; TRUE(); FALSE())" office:value-type="boolean" office:boolean-value="false" calcext:value-type="boolean">
            <text:p>FALSE</text:p>
          </table:table-cell>
          <table:table-cell table:formula="of:=IF((6* [.U103]) &lt; 1; TRUE(); FALSE())" office:value-type="boolean" office:boolean-value="false" calcext:value-type="boolean">
            <text:p>FALSE</text:p>
          </table:table-cell>
          <table:table-cell table:formula="of:=IF((2* [.U103]) &lt; 1; TRUE(); FALSE())" office:value-type="boolean" office:boolean-value="true" calcext:value-type="boolean">
            <text:p>TRUE</text:p>
          </table:table-cell>
          <table:table-cell table:formula="of:=IF((3* [.U103]) &lt; 2; TRUE(); FALSE())" office:value-type="boolean" office:boolean-value="true" calcext:value-type="boolean">
            <text:p>TRUE</text:p>
          </table:table-cell>
          <table:table-cell table:formula="of:=IF((6* [.V103]) &lt; 1; TRUE(); FALSE())" office:value-type="boolean" office:boolean-value="true" calcext:value-type="boolean">
            <text:p>TRUE</text:p>
          </table:table-cell>
          <table:table-cell table:formula="of:=IF((2* [.V103]) &lt; 1; TRUE(); FALSE())" office:value-type="boolean" office:boolean-value="true" calcext:value-type="boolean">
            <text:p>TRUE</text:p>
          </table:table-cell>
          <table:table-cell table:formula="of:=IF((3* [.V103]) &lt; 2; TRUE(); FALSE())" office:value-type="boolean" office:boolean-value="true" calcext:value-type="boolean">
            <text:p>TRUE</text:p>
          </table:table-cell>
          <table:table-cell table:formula="of:=IF([.W103]; [.$P103] + ([.$O103] - [.$P103]) * 6 * [.T103]; IF([.X103]; [.$O103]; IF([.Y103]; [.$P103] + (([.$O103] - [.$P103]) * ((2/3) - [.T103]) * 6); [.$P103])))" office:value-type="float" office:value="0.7525" calcext:value-type="float">
            <text:p>0.7525</text:p>
          </table:table-cell>
          <table:table-cell table:formula="of:=IF([.Z103]; [.$P103] + ([.$O103] - [.$P103]) * 6 * [.U103]; IF([.AA103]; [.$O103]; IF([.AB103]; [.$P103] + (([.$O103] - [.$P103]) * ((2/3) - [.U103]) * 6); [.$P103])))" office:value-type="float" office:value="0.9475" calcext:value-type="float">
            <text:p>0.9475</text:p>
          </table:table-cell>
          <table:table-cell table:formula="of:=IF([.AC103]; [.$P103] + ([.$O103] - [.$P103]) * 6 * [.V103]; IF([.AD103]; [.$O103]; IF([.AE103]; [.$P103] + (([.$O103] - [.$P103]) * ((2/3) - [.V103]) * 6); [.$P103])))" office:value-type="float" office:value="0.80125" calcext:value-type="float">
            <text:p>0.80125</text:p>
          </table:table-cell>
          <table:table-cell table:formula="of:=ROUND([.AF103]*255)" office:value-type="float" office:value="192" calcext:value-type="float">
            <text:p>192</text:p>
          </table:table-cell>
          <table:table-cell table:formula="of:=ROUND([.AG103]*255)" office:value-type="float" office:value="242" calcext:value-type="float">
            <text:p>242</text:p>
          </table:table-cell>
          <table:table-cell table:formula="of:=ROUND([.AH103]*255)" office:value-type="float" office:value="204" calcext:value-type="float">
            <text:p>204</text:p>
          </table:table-cell>
        </table:table-row>
        <table:table-row table:style-name="ro3">
          <table:table-cell table:formula="of:=[.A103]" office:value-type="float" office:value="135" calcext:value-type="float">
            <text:p>135</text:p>
          </table:table-cell>
          <table:table-cell table:formula="of:=[.B103]" office:value-type="float" office:value="65" calcext:value-type="float">
            <text:p>65</text:p>
          </table:table-cell>
          <table:table-cell table:formula="of:=IF([.C$5]=[.C103]; 5; [.C103]+5)" office:value-type="float" office:value="90" calcext:value-type="float">
            <text:p>90</text:p>
          </table:table-cell>
          <table:table-cell table:formula="of:=[.AI104]&amp;&quot;, &quot;&amp;[.AJ104]&amp;&quot;, &quot;&amp;[.AK104]" office:value-type="string" office:string-value="213, 246, 221" calcext:value-type="string">
            <text:p>213, 246, 221</text:p>
          </table:table-cell>
          <table:table-cell table:formula="of:=DEC2HEX([.AI104]; 2)&amp;DEC2HEX([.AJ104]; 2)&amp;DEC2HEX([.AK104]; 2)" office:value-type="string" office:string-value="D5F6DD" calcext:value-type="string">
            <text:p>D5F6DD</text:p>
          </table:table-cell>
          <table:table-cell table:formula="of:=[.A104]/360" office:value-type="float" office:value="0.375" calcext:value-type="float">
            <text:p>0.375</text:p>
          </table:table-cell>
          <table:table-cell table:formula="of:=[.B104]/100" office:value-type="float" office:value="0.65" calcext:value-type="float">
            <text:p>0.65</text:p>
          </table:table-cell>
          <table:table-cell table:formula="of:=[.C104]/100" office:value-type="float" office:value="0.9" calcext:value-type="float">
            <text:p>0.9</text:p>
          </table:table-cell>
          <table:table-cell table:formula="of:=IF([.B104]&gt;0; TRUE(); FALSE())" office:value-type="boolean" office:boolean-value="true" calcext:value-type="boolean">
            <text:p>TRUE</text:p>
          </table:table-cell>
          <table:table-cell table:formula="of:=IF([.I104]; &quot;&quot;; ROUND([.C104]*2.55))">
            <text:p/>
          </table:table-cell>
          <table:table-cell table:formula="of:=[.J104]">
            <text:p/>
          </table:table-cell>
          <table:table-cell table:formula="of:=[.J104]">
            <text:p/>
          </table:table-cell>
          <table:table-cell table:formula="of:=[.H104] * (1 + [.G104])" office:value-type="float" office:value="1.485" calcext:value-type="float">
            <text:p>1.485</text:p>
          </table:table-cell>
          <table:table-cell table:formula="of:= ([.H104] + [.G104]) - ([.H104] * [.G104])" office:value-type="float" office:value="0.965" calcext:value-type="float">
            <text:p>0.965</text:p>
          </table:table-cell>
          <table:table-cell table:formula="of:=IF([.H104] &lt;= 0.5; [.M104]; [.N104])" office:value-type="float" office:value="0.965" calcext:value-type="float">
            <text:p>0.965</text:p>
          </table:table-cell>
          <table:table-cell table:formula="of:= (2 * [.H104]) - [.O104]" office:value-type="float" office:value="0.835" calcext:value-type="float">
            <text:p>0.835</text:p>
          </table:table-cell>
          <table:table-cell table:formula="of:=[.F104] + (1/3)" office:value-type="float" office:value="0.708333333333333" calcext:value-type="float">
            <text:p>0.708333333333333</text:p>
          </table:table-cell>
          <table:table-cell table:formula="of:=[.F104]" office:value-type="float" office:value="0.375" calcext:value-type="float">
            <text:p>0.375</text:p>
          </table:table-cell>
          <table:table-cell table:formula="of:=[.F104] - (1/3)" office:value-type="float" office:value="0.0416666666666667" calcext:value-type="float">
            <text:p>0.0416666666666667</text:p>
          </table:table-cell>
          <table:table-cell table:formula="of:=IF([.Q104]&lt;0; [.Q104]+1; IF([.Q104]&gt;1; [.Q104]-1; [.Q104]))" office:value-type="float" office:value="0.708333333333333" calcext:value-type="float">
            <text:p>0.708333333333333</text:p>
          </table:table-cell>
          <table:table-cell table:formula="of:=IF([.R104]&lt;0; [.R104]+1; IF([.R104]&gt;1; [.R104]-1; [.R104]))" office:value-type="float" office:value="0.375" calcext:value-type="float">
            <text:p>0.375</text:p>
          </table:table-cell>
          <table:table-cell table:formula="of:=IF([.S104]&lt;0; [.S104]+1; IF([.S104]&gt;1; [.S104]-1; [.S104]))" office:value-type="float" office:value="0.0416666666666667" calcext:value-type="float">
            <text:p>0.0416666666666667</text:p>
          </table:table-cell>
          <table:table-cell table:formula="of:=IF((6* [.T104]) &lt; 1; TRUE(); FALSE())" office:value-type="boolean" office:boolean-value="false" calcext:value-type="boolean">
            <text:p>FALSE</text:p>
          </table:table-cell>
          <table:table-cell table:formula="of:=IF((2* [.T104]) &lt; 1; TRUE(); FALSE())" office:value-type="boolean" office:boolean-value="false" calcext:value-type="boolean">
            <text:p>FALSE</text:p>
          </table:table-cell>
          <table:table-cell table:formula="of:=IF((3* [.T104]) &lt; 2; TRUE(); FALSE())" office:value-type="boolean" office:boolean-value="false" calcext:value-type="boolean">
            <text:p>FALSE</text:p>
          </table:table-cell>
          <table:table-cell table:formula="of:=IF((6* [.U104]) &lt; 1; TRUE(); FALSE())" office:value-type="boolean" office:boolean-value="false" calcext:value-type="boolean">
            <text:p>FALSE</text:p>
          </table:table-cell>
          <table:table-cell table:formula="of:=IF((2* [.U104]) &lt; 1; TRUE(); FALSE())" office:value-type="boolean" office:boolean-value="true" calcext:value-type="boolean">
            <text:p>TRUE</text:p>
          </table:table-cell>
          <table:table-cell table:formula="of:=IF((3* [.U104]) &lt; 2; TRUE(); FALSE())" office:value-type="boolean" office:boolean-value="true" calcext:value-type="boolean">
            <text:p>TRUE</text:p>
          </table:table-cell>
          <table:table-cell table:formula="of:=IF((6* [.V104]) &lt; 1; TRUE(); FALSE())" office:value-type="boolean" office:boolean-value="true" calcext:value-type="boolean">
            <text:p>TRUE</text:p>
          </table:table-cell>
          <table:table-cell table:formula="of:=IF((2* [.V104]) &lt; 1; TRUE(); FALSE())" office:value-type="boolean" office:boolean-value="true" calcext:value-type="boolean">
            <text:p>TRUE</text:p>
          </table:table-cell>
          <table:table-cell table:formula="of:=IF((3* [.V104]) &lt; 2; TRUE(); FALSE())" office:value-type="boolean" office:boolean-value="true" calcext:value-type="boolean">
            <text:p>TRUE</text:p>
          </table:table-cell>
          <table:table-cell table:formula="of:=IF([.W104]; [.$P104] + ([.$O104] - [.$P104]) * 6 * [.T104]; IF([.X104]; [.$O104]; IF([.Y104]; [.$P104] + (([.$O104] - [.$P104]) * ((2/3) - [.T104]) * 6); [.$P104])))" office:value-type="float" office:value="0.835" calcext:value-type="float">
            <text:p>0.835</text:p>
          </table:table-cell>
          <table:table-cell table:formula="of:=IF([.Z104]; [.$P104] + ([.$O104] - [.$P104]) * 6 * [.U104]; IF([.AA104]; [.$O104]; IF([.AB104]; [.$P104] + (([.$O104] - [.$P104]) * ((2/3) - [.U104]) * 6); [.$P104])))" office:value-type="float" office:value="0.965" calcext:value-type="float">
            <text:p>0.965</text:p>
          </table:table-cell>
          <table:table-cell table:formula="of:=IF([.AC104]; [.$P104] + ([.$O104] - [.$P104]) * 6 * [.V104]; IF([.AD104]; [.$O104]; IF([.AE104]; [.$P104] + (([.$O104] - [.$P104]) * ((2/3) - [.V104]) * 6); [.$P104])))" office:value-type="float" office:value="0.8675" calcext:value-type="float">
            <text:p>0.8675</text:p>
          </table:table-cell>
          <table:table-cell table:formula="of:=ROUND([.AF104]*255)" office:value-type="float" office:value="213" calcext:value-type="float">
            <text:p>213</text:p>
          </table:table-cell>
          <table:table-cell table:formula="of:=ROUND([.AG104]*255)" office:value-type="float" office:value="246" calcext:value-type="float">
            <text:p>246</text:p>
          </table:table-cell>
          <table:table-cell table:formula="of:=ROUND([.AH104]*255)" office:value-type="float" office:value="221" calcext:value-type="float">
            <text:p>221</text:p>
          </table:table-cell>
        </table:table-row>
        <table:table-row table:style-name="ro3">
          <table:table-cell table:formula="of:=[.A104]" office:value-type="float" office:value="135" calcext:value-type="float">
            <text:p>135</text:p>
          </table:table-cell>
          <table:table-cell table:formula="of:=[.B104]" office:value-type="float" office:value="65" calcext:value-type="float">
            <text:p>65</text:p>
          </table:table-cell>
          <table:table-cell table:formula="of:=IF([.C$5]=[.C104]; 5; [.C104]+5)" office:value-type="float" office:value="95" calcext:value-type="float">
            <text:p>95</text:p>
          </table:table-cell>
          <table:table-cell table:formula="of:=[.AI105]&amp;&quot;, &quot;&amp;[.AJ105]&amp;&quot;, &quot;&amp;[.AK105]" office:value-type="string" office:string-value="234, 251, 238" calcext:value-type="string">
            <text:p>234, 251, 238</text:p>
          </table:table-cell>
          <table:table-cell table:formula="of:=DEC2HEX([.AI105]; 2)&amp;DEC2HEX([.AJ105]; 2)&amp;DEC2HEX([.AK105]; 2)" office:value-type="string" office:string-value="EAFBEE" calcext:value-type="string">
            <text:p>EAFBEE</text:p>
          </table:table-cell>
          <table:table-cell table:formula="of:=[.A105]/360" office:value-type="float" office:value="0.375" calcext:value-type="float">
            <text:p>0.375</text:p>
          </table:table-cell>
          <table:table-cell table:formula="of:=[.B105]/100" office:value-type="float" office:value="0.65" calcext:value-type="float">
            <text:p>0.65</text:p>
          </table:table-cell>
          <table:table-cell table:formula="of:=[.C105]/100" office:value-type="float" office:value="0.95" calcext:value-type="float">
            <text:p>0.95</text:p>
          </table:table-cell>
          <table:table-cell table:formula="of:=IF([.B105]&gt;0; TRUE(); FALSE())" office:value-type="boolean" office:boolean-value="true" calcext:value-type="boolean">
            <text:p>TRUE</text:p>
          </table:table-cell>
          <table:table-cell table:formula="of:=IF([.I105]; &quot;&quot;; ROUND([.C105]*2.55))">
            <text:p/>
          </table:table-cell>
          <table:table-cell table:formula="of:=[.J105]">
            <text:p/>
          </table:table-cell>
          <table:table-cell table:formula="of:=[.J105]">
            <text:p/>
          </table:table-cell>
          <table:table-cell table:formula="of:=[.H105] * (1 + [.G105])" office:value-type="float" office:value="1.5675" calcext:value-type="float">
            <text:p>1.5675</text:p>
          </table:table-cell>
          <table:table-cell table:formula="of:= ([.H105] + [.G105]) - ([.H105] * [.G105])" office:value-type="float" office:value="0.9825" calcext:value-type="float">
            <text:p>0.9825</text:p>
          </table:table-cell>
          <table:table-cell table:formula="of:=IF([.H105] &lt;= 0.5; [.M105]; [.N105])" office:value-type="float" office:value="0.9825" calcext:value-type="float">
            <text:p>0.9825</text:p>
          </table:table-cell>
          <table:table-cell table:formula="of:= (2 * [.H105]) - [.O105]" office:value-type="float" office:value="0.9175" calcext:value-type="float">
            <text:p>0.9175</text:p>
          </table:table-cell>
          <table:table-cell table:formula="of:=[.F105] + (1/3)" office:value-type="float" office:value="0.708333333333333" calcext:value-type="float">
            <text:p>0.708333333333333</text:p>
          </table:table-cell>
          <table:table-cell table:formula="of:=[.F105]" office:value-type="float" office:value="0.375" calcext:value-type="float">
            <text:p>0.375</text:p>
          </table:table-cell>
          <table:table-cell table:formula="of:=[.F105] - (1/3)" office:value-type="float" office:value="0.0416666666666667" calcext:value-type="float">
            <text:p>0.0416666666666667</text:p>
          </table:table-cell>
          <table:table-cell table:formula="of:=IF([.Q105]&lt;0; [.Q105]+1; IF([.Q105]&gt;1; [.Q105]-1; [.Q105]))" office:value-type="float" office:value="0.708333333333333" calcext:value-type="float">
            <text:p>0.708333333333333</text:p>
          </table:table-cell>
          <table:table-cell table:formula="of:=IF([.R105]&lt;0; [.R105]+1; IF([.R105]&gt;1; [.R105]-1; [.R105]))" office:value-type="float" office:value="0.375" calcext:value-type="float">
            <text:p>0.375</text:p>
          </table:table-cell>
          <table:table-cell table:formula="of:=IF([.S105]&lt;0; [.S105]+1; IF([.S105]&gt;1; [.S105]-1; [.S105]))" office:value-type="float" office:value="0.0416666666666667" calcext:value-type="float">
            <text:p>0.0416666666666667</text:p>
          </table:table-cell>
          <table:table-cell table:formula="of:=IF((6* [.T105]) &lt; 1; TRUE(); FALSE())" office:value-type="boolean" office:boolean-value="false" calcext:value-type="boolean">
            <text:p>FALSE</text:p>
          </table:table-cell>
          <table:table-cell table:formula="of:=IF((2* [.T105]) &lt; 1; TRUE(); FALSE())" office:value-type="boolean" office:boolean-value="false" calcext:value-type="boolean">
            <text:p>FALSE</text:p>
          </table:table-cell>
          <table:table-cell table:formula="of:=IF((3* [.T105]) &lt; 2; TRUE(); FALSE())" office:value-type="boolean" office:boolean-value="false" calcext:value-type="boolean">
            <text:p>FALSE</text:p>
          </table:table-cell>
          <table:table-cell table:formula="of:=IF((6* [.U105]) &lt; 1; TRUE(); FALSE())" office:value-type="boolean" office:boolean-value="false" calcext:value-type="boolean">
            <text:p>FALSE</text:p>
          </table:table-cell>
          <table:table-cell table:formula="of:=IF((2* [.U105]) &lt; 1; TRUE(); FALSE())" office:value-type="boolean" office:boolean-value="true" calcext:value-type="boolean">
            <text:p>TRUE</text:p>
          </table:table-cell>
          <table:table-cell table:formula="of:=IF((3* [.U105]) &lt; 2; TRUE(); FALSE())" office:value-type="boolean" office:boolean-value="true" calcext:value-type="boolean">
            <text:p>TRUE</text:p>
          </table:table-cell>
          <table:table-cell table:formula="of:=IF((6* [.V105]) &lt; 1; TRUE(); FALSE())" office:value-type="boolean" office:boolean-value="true" calcext:value-type="boolean">
            <text:p>TRUE</text:p>
          </table:table-cell>
          <table:table-cell table:formula="of:=IF((2* [.V105]) &lt; 1; TRUE(); FALSE())" office:value-type="boolean" office:boolean-value="true" calcext:value-type="boolean">
            <text:p>TRUE</text:p>
          </table:table-cell>
          <table:table-cell table:formula="of:=IF((3* [.V105]) &lt; 2; TRUE(); FALSE())" office:value-type="boolean" office:boolean-value="true" calcext:value-type="boolean">
            <text:p>TRUE</text:p>
          </table:table-cell>
          <table:table-cell table:formula="of:=IF([.W105]; [.$P105] + ([.$O105] - [.$P105]) * 6 * [.T105]; IF([.X105]; [.$O105]; IF([.Y105]; [.$P105] + (([.$O105] - [.$P105]) * ((2/3) - [.T105]) * 6); [.$P105])))" office:value-type="float" office:value="0.9175" calcext:value-type="float">
            <text:p>0.9175</text:p>
          </table:table-cell>
          <table:table-cell table:formula="of:=IF([.Z105]; [.$P105] + ([.$O105] - [.$P105]) * 6 * [.U105]; IF([.AA105]; [.$O105]; IF([.AB105]; [.$P105] + (([.$O105] - [.$P105]) * ((2/3) - [.U105]) * 6); [.$P105])))" office:value-type="float" office:value="0.9825" calcext:value-type="float">
            <text:p>0.9825</text:p>
          </table:table-cell>
          <table:table-cell table:formula="of:=IF([.AC105]; [.$P105] + ([.$O105] - [.$P105]) * 6 * [.V105]; IF([.AD105]; [.$O105]; IF([.AE105]; [.$P105] + (([.$O105] - [.$P105]) * ((2/3) - [.V105]) * 6); [.$P105])))" office:value-type="float" office:value="0.93375" calcext:value-type="float">
            <text:p>0.93375</text:p>
          </table:table-cell>
          <table:table-cell table:formula="of:=ROUND([.AF105]*255)" office:value-type="float" office:value="234" calcext:value-type="float">
            <text:p>234</text:p>
          </table:table-cell>
          <table:table-cell table:formula="of:=ROUND([.AG105]*255)" office:value-type="float" office:value="251" calcext:value-type="float">
            <text:p>251</text:p>
          </table:table-cell>
          <table:table-cell table:formula="of:=ROUND([.AH105]*255)" office:value-type="float" office:value="238" calcext:value-type="float">
            <text:p>238</text:p>
          </table:table-cell>
        </table:table-row>
        <table:table-row table:style-name="ro3">
          <table:table-cell table:formula="of:=[.A105]" office:value-type="float" office:value="135" calcext:value-type="float">
            <text:p>135</text:p>
          </table:table-cell>
          <table:table-cell table:formula="of:=[.B105]" office:value-type="float" office:value="65" calcext:value-type="float">
            <text:p>65</text:p>
          </table:table-cell>
          <table:table-cell table:style-name="Calc_20_Text_20__28_Alt_29_" table:formula="of:=[.C105]+1" office:value-type="float" office:value="96" calcext:value-type="float">
            <text:p>96</text:p>
          </table:table-cell>
          <table:table-cell table:formula="of:=[.AI106]&amp;&quot;, &quot;&amp;[.AJ106]&amp;&quot;, &quot;&amp;[.AK106]" office:value-type="string" office:string-value="238, 251, 241" calcext:value-type="string">
            <text:p>238, 251, 241</text:p>
          </table:table-cell>
          <table:table-cell table:formula="of:=DEC2HEX([.AI106]; 2)&amp;DEC2HEX([.AJ106]; 2)&amp;DEC2HEX([.AK106]; 2)" office:value-type="string" office:string-value="EEFBF1" calcext:value-type="string">
            <text:p>EEFBF1</text:p>
          </table:table-cell>
          <table:table-cell table:formula="of:=[.A106]/360" office:value-type="float" office:value="0.375" calcext:value-type="float">
            <text:p>0.375</text:p>
          </table:table-cell>
          <table:table-cell table:formula="of:=[.B106]/100" office:value-type="float" office:value="0.65" calcext:value-type="float">
            <text:p>0.65</text:p>
          </table:table-cell>
          <table:table-cell table:formula="of:=[.C106]/100" office:value-type="float" office:value="0.96" calcext:value-type="float">
            <text:p>0.96</text:p>
          </table:table-cell>
          <table:table-cell table:formula="of:=IF([.B106]&gt;0; TRUE(); FALSE())" office:value-type="boolean" office:boolean-value="true" calcext:value-type="boolean">
            <text:p>TRUE</text:p>
          </table:table-cell>
          <table:table-cell table:formula="of:=IF([.I106]; &quot;&quot;; ROUND([.C106]*2.55))">
            <text:p/>
          </table:table-cell>
          <table:table-cell table:formula="of:=[.J106]">
            <text:p/>
          </table:table-cell>
          <table:table-cell table:formula="of:=[.J106]">
            <text:p/>
          </table:table-cell>
          <table:table-cell table:formula="of:=[.H106] * (1 + [.G106])" office:value-type="float" office:value="1.584" calcext:value-type="float">
            <text:p>1.584</text:p>
          </table:table-cell>
          <table:table-cell table:formula="of:= ([.H106] + [.G106]) - ([.H106] * [.G106])" office:value-type="float" office:value="0.986" calcext:value-type="float">
            <text:p>0.986</text:p>
          </table:table-cell>
          <table:table-cell table:formula="of:=IF([.H106] &lt;= 0.5; [.M106]; [.N106])" office:value-type="float" office:value="0.986" calcext:value-type="float">
            <text:p>0.986</text:p>
          </table:table-cell>
          <table:table-cell table:formula="of:= (2 * [.H106]) - [.O106]" office:value-type="float" office:value="0.934" calcext:value-type="float">
            <text:p>0.934</text:p>
          </table:table-cell>
          <table:table-cell table:formula="of:=[.F106] + (1/3)" office:value-type="float" office:value="0.708333333333333" calcext:value-type="float">
            <text:p>0.708333333333333</text:p>
          </table:table-cell>
          <table:table-cell table:formula="of:=[.F106]" office:value-type="float" office:value="0.375" calcext:value-type="float">
            <text:p>0.375</text:p>
          </table:table-cell>
          <table:table-cell table:formula="of:=[.F106] - (1/3)" office:value-type="float" office:value="0.0416666666666667" calcext:value-type="float">
            <text:p>0.0416666666666667</text:p>
          </table:table-cell>
          <table:table-cell table:formula="of:=IF([.Q106]&lt;0; [.Q106]+1; IF([.Q106]&gt;1; [.Q106]-1; [.Q106]))" office:value-type="float" office:value="0.708333333333333" calcext:value-type="float">
            <text:p>0.708333333333333</text:p>
          </table:table-cell>
          <table:table-cell table:formula="of:=IF([.R106]&lt;0; [.R106]+1; IF([.R106]&gt;1; [.R106]-1; [.R106]))" office:value-type="float" office:value="0.375" calcext:value-type="float">
            <text:p>0.375</text:p>
          </table:table-cell>
          <table:table-cell table:formula="of:=IF([.S106]&lt;0; [.S106]+1; IF([.S106]&gt;1; [.S106]-1; [.S106]))" office:value-type="float" office:value="0.0416666666666667" calcext:value-type="float">
            <text:p>0.0416666666666667</text:p>
          </table:table-cell>
          <table:table-cell table:formula="of:=IF((6* [.T106]) &lt; 1; TRUE(); FALSE())" office:value-type="boolean" office:boolean-value="false" calcext:value-type="boolean">
            <text:p>FALSE</text:p>
          </table:table-cell>
          <table:table-cell table:formula="of:=IF((2* [.T106]) &lt; 1; TRUE(); FALSE())" office:value-type="boolean" office:boolean-value="false" calcext:value-type="boolean">
            <text:p>FALSE</text:p>
          </table:table-cell>
          <table:table-cell table:formula="of:=IF((3* [.T106]) &lt; 2; TRUE(); FALSE())" office:value-type="boolean" office:boolean-value="false" calcext:value-type="boolean">
            <text:p>FALSE</text:p>
          </table:table-cell>
          <table:table-cell table:formula="of:=IF((6* [.U106]) &lt; 1; TRUE(); FALSE())" office:value-type="boolean" office:boolean-value="false" calcext:value-type="boolean">
            <text:p>FALSE</text:p>
          </table:table-cell>
          <table:table-cell table:formula="of:=IF((2* [.U106]) &lt; 1; TRUE(); FALSE())" office:value-type="boolean" office:boolean-value="true" calcext:value-type="boolean">
            <text:p>TRUE</text:p>
          </table:table-cell>
          <table:table-cell table:formula="of:=IF((3* [.U106]) &lt; 2; TRUE(); FALSE())" office:value-type="boolean" office:boolean-value="true" calcext:value-type="boolean">
            <text:p>TRUE</text:p>
          </table:table-cell>
          <table:table-cell table:formula="of:=IF((6* [.V106]) &lt; 1; TRUE(); FALSE())" office:value-type="boolean" office:boolean-value="true" calcext:value-type="boolean">
            <text:p>TRUE</text:p>
          </table:table-cell>
          <table:table-cell table:formula="of:=IF((2* [.V106]) &lt; 1; TRUE(); FALSE())" office:value-type="boolean" office:boolean-value="true" calcext:value-type="boolean">
            <text:p>TRUE</text:p>
          </table:table-cell>
          <table:table-cell table:formula="of:=IF((3* [.V106]) &lt; 2; TRUE(); FALSE())" office:value-type="boolean" office:boolean-value="true" calcext:value-type="boolean">
            <text:p>TRUE</text:p>
          </table:table-cell>
          <table:table-cell table:formula="of:=IF([.W106]; [.$P106] + ([.$O106] - [.$P106]) * 6 * [.T106]; IF([.X106]; [.$O106]; IF([.Y106]; [.$P106] + (([.$O106] - [.$P106]) * ((2/3) - [.T106]) * 6); [.$P106])))" office:value-type="float" office:value="0.934" calcext:value-type="float">
            <text:p>0.934</text:p>
          </table:table-cell>
          <table:table-cell table:formula="of:=IF([.Z106]; [.$P106] + ([.$O106] - [.$P106]) * 6 * [.U106]; IF([.AA106]; [.$O106]; IF([.AB106]; [.$P106] + (([.$O106] - [.$P106]) * ((2/3) - [.U106]) * 6); [.$P106])))" office:value-type="float" office:value="0.986" calcext:value-type="float">
            <text:p>0.986</text:p>
          </table:table-cell>
          <table:table-cell table:formula="of:=IF([.AC106]; [.$P106] + ([.$O106] - [.$P106]) * 6 * [.V106]; IF([.AD106]; [.$O106]; IF([.AE106]; [.$P106] + (([.$O106] - [.$P106]) * ((2/3) - [.V106]) * 6); [.$P106])))" office:value-type="float" office:value="0.947" calcext:value-type="float">
            <text:p>0.947</text:p>
          </table:table-cell>
          <table:table-cell table:formula="of:=ROUND([.AF106]*255)" office:value-type="float" office:value="238" calcext:value-type="float">
            <text:p>238</text:p>
          </table:table-cell>
          <table:table-cell table:formula="of:=ROUND([.AG106]*255)" office:value-type="float" office:value="251" calcext:value-type="float">
            <text:p>251</text:p>
          </table:table-cell>
          <table:table-cell table:formula="of:=ROUND([.AH106]*255)" office:value-type="float" office:value="241" calcext:value-type="float">
            <text:p>241</text:p>
          </table:table-cell>
        </table:table-row>
        <table:table-row table:style-name="ro3">
          <table:table-cell table:formula="of:=[.A106]" office:value-type="float" office:value="135" calcext:value-type="float">
            <text:p>135</text:p>
          </table:table-cell>
          <table:table-cell table:formula="of:=[.B106]" office:value-type="float" office:value="65" calcext:value-type="float">
            <text:p>65</text:p>
          </table:table-cell>
          <table:table-cell table:style-name="Calc_20_Text_20__28_Alt_29_" table:formula="of:=[.C106]+1" office:value-type="float" office:value="97" calcext:value-type="float">
            <text:p>97</text:p>
          </table:table-cell>
          <table:table-cell table:formula="of:=[.AI107]&amp;&quot;, &quot;&amp;[.AJ107]&amp;&quot;, &quot;&amp;[.AK107]" office:value-type="string" office:string-value="242, 252, 245" calcext:value-type="string">
            <text:p>242, 252, 245</text:p>
          </table:table-cell>
          <table:table-cell table:formula="of:=DEC2HEX([.AI107]; 2)&amp;DEC2HEX([.AJ107]; 2)&amp;DEC2HEX([.AK107]; 2)" office:value-type="string" office:string-value="F2FCF5" calcext:value-type="string">
            <text:p>F2FCF5</text:p>
          </table:table-cell>
          <table:table-cell table:formula="of:=[.A107]/360" office:value-type="float" office:value="0.375" calcext:value-type="float">
            <text:p>0.375</text:p>
          </table:table-cell>
          <table:table-cell table:formula="of:=[.B107]/100" office:value-type="float" office:value="0.65" calcext:value-type="float">
            <text:p>0.65</text:p>
          </table:table-cell>
          <table:table-cell table:formula="of:=[.C107]/100" office:value-type="float" office:value="0.97" calcext:value-type="float">
            <text:p>0.97</text:p>
          </table:table-cell>
          <table:table-cell table:formula="of:=IF([.B107]&gt;0; TRUE(); FALSE())" office:value-type="boolean" office:boolean-value="true" calcext:value-type="boolean">
            <text:p>TRUE</text:p>
          </table:table-cell>
          <table:table-cell table:formula="of:=IF([.I107]; &quot;&quot;; ROUND([.C107]*2.55))">
            <text:p/>
          </table:table-cell>
          <table:table-cell table:formula="of:=[.J107]">
            <text:p/>
          </table:table-cell>
          <table:table-cell table:formula="of:=[.J107]">
            <text:p/>
          </table:table-cell>
          <table:table-cell table:formula="of:=[.H107] * (1 + [.G107])" office:value-type="float" office:value="1.6005" calcext:value-type="float">
            <text:p>1.6005</text:p>
          </table:table-cell>
          <table:table-cell table:formula="of:= ([.H107] + [.G107]) - ([.H107] * [.G107])" office:value-type="float" office:value="0.9895" calcext:value-type="float">
            <text:p>0.9895</text:p>
          </table:table-cell>
          <table:table-cell table:formula="of:=IF([.H107] &lt;= 0.5; [.M107]; [.N107])" office:value-type="float" office:value="0.9895" calcext:value-type="float">
            <text:p>0.9895</text:p>
          </table:table-cell>
          <table:table-cell table:formula="of:= (2 * [.H107]) - [.O107]" office:value-type="float" office:value="0.9505" calcext:value-type="float">
            <text:p>0.9505</text:p>
          </table:table-cell>
          <table:table-cell table:formula="of:=[.F107] + (1/3)" office:value-type="float" office:value="0.708333333333333" calcext:value-type="float">
            <text:p>0.708333333333333</text:p>
          </table:table-cell>
          <table:table-cell table:formula="of:=[.F107]" office:value-type="float" office:value="0.375" calcext:value-type="float">
            <text:p>0.375</text:p>
          </table:table-cell>
          <table:table-cell table:formula="of:=[.F107] - (1/3)" office:value-type="float" office:value="0.0416666666666667" calcext:value-type="float">
            <text:p>0.0416666666666667</text:p>
          </table:table-cell>
          <table:table-cell table:formula="of:=IF([.Q107]&lt;0; [.Q107]+1; IF([.Q107]&gt;1; [.Q107]-1; [.Q107]))" office:value-type="float" office:value="0.708333333333333" calcext:value-type="float">
            <text:p>0.708333333333333</text:p>
          </table:table-cell>
          <table:table-cell table:formula="of:=IF([.R107]&lt;0; [.R107]+1; IF([.R107]&gt;1; [.R107]-1; [.R107]))" office:value-type="float" office:value="0.375" calcext:value-type="float">
            <text:p>0.375</text:p>
          </table:table-cell>
          <table:table-cell table:formula="of:=IF([.S107]&lt;0; [.S107]+1; IF([.S107]&gt;1; [.S107]-1; [.S107]))" office:value-type="float" office:value="0.0416666666666667" calcext:value-type="float">
            <text:p>0.0416666666666667</text:p>
          </table:table-cell>
          <table:table-cell table:formula="of:=IF((6* [.T107]) &lt; 1; TRUE(); FALSE())" office:value-type="boolean" office:boolean-value="false" calcext:value-type="boolean">
            <text:p>FALSE</text:p>
          </table:table-cell>
          <table:table-cell table:formula="of:=IF((2* [.T107]) &lt; 1; TRUE(); FALSE())" office:value-type="boolean" office:boolean-value="false" calcext:value-type="boolean">
            <text:p>FALSE</text:p>
          </table:table-cell>
          <table:table-cell table:formula="of:=IF((3* [.T107]) &lt; 2; TRUE(); FALSE())" office:value-type="boolean" office:boolean-value="false" calcext:value-type="boolean">
            <text:p>FALSE</text:p>
          </table:table-cell>
          <table:table-cell table:formula="of:=IF((6* [.U107]) &lt; 1; TRUE(); FALSE())" office:value-type="boolean" office:boolean-value="false" calcext:value-type="boolean">
            <text:p>FALSE</text:p>
          </table:table-cell>
          <table:table-cell table:formula="of:=IF((2* [.U107]) &lt; 1; TRUE(); FALSE())" office:value-type="boolean" office:boolean-value="true" calcext:value-type="boolean">
            <text:p>TRUE</text:p>
          </table:table-cell>
          <table:table-cell table:formula="of:=IF((3* [.U107]) &lt; 2; TRUE(); FALSE())" office:value-type="boolean" office:boolean-value="true" calcext:value-type="boolean">
            <text:p>TRUE</text:p>
          </table:table-cell>
          <table:table-cell table:formula="of:=IF((6* [.V107]) &lt; 1; TRUE(); FALSE())" office:value-type="boolean" office:boolean-value="true" calcext:value-type="boolean">
            <text:p>TRUE</text:p>
          </table:table-cell>
          <table:table-cell table:formula="of:=IF((2* [.V107]) &lt; 1; TRUE(); FALSE())" office:value-type="boolean" office:boolean-value="true" calcext:value-type="boolean">
            <text:p>TRUE</text:p>
          </table:table-cell>
          <table:table-cell table:formula="of:=IF((3* [.V107]) &lt; 2; TRUE(); FALSE())" office:value-type="boolean" office:boolean-value="true" calcext:value-type="boolean">
            <text:p>TRUE</text:p>
          </table:table-cell>
          <table:table-cell table:formula="of:=IF([.W107]; [.$P107] + ([.$O107] - [.$P107]) * 6 * [.T107]; IF([.X107]; [.$O107]; IF([.Y107]; [.$P107] + (([.$O107] - [.$P107]) * ((2/3) - [.T107]) * 6); [.$P107])))" office:value-type="float" office:value="0.9505" calcext:value-type="float">
            <text:p>0.9505</text:p>
          </table:table-cell>
          <table:table-cell table:formula="of:=IF([.Z107]; [.$P107] + ([.$O107] - [.$P107]) * 6 * [.U107]; IF([.AA107]; [.$O107]; IF([.AB107]; [.$P107] + (([.$O107] - [.$P107]) * ((2/3) - [.U107]) * 6); [.$P107])))" office:value-type="float" office:value="0.9895" calcext:value-type="float">
            <text:p>0.9895</text:p>
          </table:table-cell>
          <table:table-cell table:formula="of:=IF([.AC107]; [.$P107] + ([.$O107] - [.$P107]) * 6 * [.V107]; IF([.AD107]; [.$O107]; IF([.AE107]; [.$P107] + (([.$O107] - [.$P107]) * ((2/3) - [.V107]) * 6); [.$P107])))" office:value-type="float" office:value="0.96025" calcext:value-type="float">
            <text:p>0.96025</text:p>
          </table:table-cell>
          <table:table-cell table:formula="of:=ROUND([.AF107]*255)" office:value-type="float" office:value="242" calcext:value-type="float">
            <text:p>242</text:p>
          </table:table-cell>
          <table:table-cell table:formula="of:=ROUND([.AG107]*255)" office:value-type="float" office:value="252" calcext:value-type="float">
            <text:p>252</text:p>
          </table:table-cell>
          <table:table-cell table:formula="of:=ROUND([.AH107]*255)" office:value-type="float" office:value="245" calcext:value-type="float">
            <text:p>245</text:p>
          </table:table-cell>
        </table:table-row>
        <table:table-row table:style-name="ro3">
          <table:table-cell table:formula="of:=[.A107]" office:value-type="float" office:value="135" calcext:value-type="float">
            <text:p>135</text:p>
          </table:table-cell>
          <table:table-cell table:formula="of:=[.B107]" office:value-type="float" office:value="65" calcext:value-type="float">
            <text:p>65</text:p>
          </table:table-cell>
          <table:table-cell table:style-name="Calc_20_Text_20__28_Alt_29_" table:formula="of:=[.C107]+1" office:value-type="float" office:value="98" calcext:value-type="float">
            <text:p>98</text:p>
          </table:table-cell>
          <table:table-cell table:formula="of:=[.AI108]&amp;&quot;, &quot;&amp;[.AJ108]&amp;&quot;, &quot;&amp;[.AK108]" office:value-type="string" office:string-value="247, 253, 248" calcext:value-type="string">
            <text:p>247, 253, 248</text:p>
          </table:table-cell>
          <table:table-cell table:formula="of:=DEC2HEX([.AI108]; 2)&amp;DEC2HEX([.AJ108]; 2)&amp;DEC2HEX([.AK108]; 2)" office:value-type="string" office:string-value="F7FDF8" calcext:value-type="string">
            <text:p>F7FDF8</text:p>
          </table:table-cell>
          <table:table-cell table:formula="of:=[.A108]/360" office:value-type="float" office:value="0.375" calcext:value-type="float">
            <text:p>0.375</text:p>
          </table:table-cell>
          <table:table-cell table:formula="of:=[.B108]/100" office:value-type="float" office:value="0.65" calcext:value-type="float">
            <text:p>0.65</text:p>
          </table:table-cell>
          <table:table-cell table:formula="of:=[.C108]/100" office:value-type="float" office:value="0.98" calcext:value-type="float">
            <text:p>0.98</text:p>
          </table:table-cell>
          <table:table-cell table:formula="of:=IF([.B108]&gt;0; TRUE(); FALSE())" office:value-type="boolean" office:boolean-value="true" calcext:value-type="boolean">
            <text:p>TRUE</text:p>
          </table:table-cell>
          <table:table-cell table:formula="of:=IF([.I108]; &quot;&quot;; ROUND([.C108]*2.55))">
            <text:p/>
          </table:table-cell>
          <table:table-cell table:formula="of:=[.J108]">
            <text:p/>
          </table:table-cell>
          <table:table-cell table:formula="of:=[.J108]">
            <text:p/>
          </table:table-cell>
          <table:table-cell table:formula="of:=[.H108] * (1 + [.G108])" office:value-type="float" office:value="1.617" calcext:value-type="float">
            <text:p>1.617</text:p>
          </table:table-cell>
          <table:table-cell table:formula="of:= ([.H108] + [.G108]) - ([.H108] * [.G108])" office:value-type="float" office:value="0.993" calcext:value-type="float">
            <text:p>0.993</text:p>
          </table:table-cell>
          <table:table-cell table:formula="of:=IF([.H108] &lt;= 0.5; [.M108]; [.N108])" office:value-type="float" office:value="0.993" calcext:value-type="float">
            <text:p>0.993</text:p>
          </table:table-cell>
          <table:table-cell table:formula="of:= (2 * [.H108]) - [.O108]" office:value-type="float" office:value="0.967" calcext:value-type="float">
            <text:p>0.967</text:p>
          </table:table-cell>
          <table:table-cell table:formula="of:=[.F108] + (1/3)" office:value-type="float" office:value="0.708333333333333" calcext:value-type="float">
            <text:p>0.708333333333333</text:p>
          </table:table-cell>
          <table:table-cell table:formula="of:=[.F108]" office:value-type="float" office:value="0.375" calcext:value-type="float">
            <text:p>0.375</text:p>
          </table:table-cell>
          <table:table-cell table:formula="of:=[.F108] - (1/3)" office:value-type="float" office:value="0.0416666666666667" calcext:value-type="float">
            <text:p>0.0416666666666667</text:p>
          </table:table-cell>
          <table:table-cell table:formula="of:=IF([.Q108]&lt;0; [.Q108]+1; IF([.Q108]&gt;1; [.Q108]-1; [.Q108]))" office:value-type="float" office:value="0.708333333333333" calcext:value-type="float">
            <text:p>0.708333333333333</text:p>
          </table:table-cell>
          <table:table-cell table:formula="of:=IF([.R108]&lt;0; [.R108]+1; IF([.R108]&gt;1; [.R108]-1; [.R108]))" office:value-type="float" office:value="0.375" calcext:value-type="float">
            <text:p>0.375</text:p>
          </table:table-cell>
          <table:table-cell table:formula="of:=IF([.S108]&lt;0; [.S108]+1; IF([.S108]&gt;1; [.S108]-1; [.S108]))" office:value-type="float" office:value="0.0416666666666667" calcext:value-type="float">
            <text:p>0.0416666666666667</text:p>
          </table:table-cell>
          <table:table-cell table:formula="of:=IF((6* [.T108]) &lt; 1; TRUE(); FALSE())" office:value-type="boolean" office:boolean-value="false" calcext:value-type="boolean">
            <text:p>FALSE</text:p>
          </table:table-cell>
          <table:table-cell table:formula="of:=IF((2* [.T108]) &lt; 1; TRUE(); FALSE())" office:value-type="boolean" office:boolean-value="false" calcext:value-type="boolean">
            <text:p>FALSE</text:p>
          </table:table-cell>
          <table:table-cell table:formula="of:=IF((3* [.T108]) &lt; 2; TRUE(); FALSE())" office:value-type="boolean" office:boolean-value="false" calcext:value-type="boolean">
            <text:p>FALSE</text:p>
          </table:table-cell>
          <table:table-cell table:formula="of:=IF((6* [.U108]) &lt; 1; TRUE(); FALSE())" office:value-type="boolean" office:boolean-value="false" calcext:value-type="boolean">
            <text:p>FALSE</text:p>
          </table:table-cell>
          <table:table-cell table:formula="of:=IF((2* [.U108]) &lt; 1; TRUE(); FALSE())" office:value-type="boolean" office:boolean-value="true" calcext:value-type="boolean">
            <text:p>TRUE</text:p>
          </table:table-cell>
          <table:table-cell table:formula="of:=IF((3* [.U108]) &lt; 2; TRUE(); FALSE())" office:value-type="boolean" office:boolean-value="true" calcext:value-type="boolean">
            <text:p>TRUE</text:p>
          </table:table-cell>
          <table:table-cell table:formula="of:=IF((6* [.V108]) &lt; 1; TRUE(); FALSE())" office:value-type="boolean" office:boolean-value="true" calcext:value-type="boolean">
            <text:p>TRUE</text:p>
          </table:table-cell>
          <table:table-cell table:formula="of:=IF((2* [.V108]) &lt; 1; TRUE(); FALSE())" office:value-type="boolean" office:boolean-value="true" calcext:value-type="boolean">
            <text:p>TRUE</text:p>
          </table:table-cell>
          <table:table-cell table:formula="of:=IF((3* [.V108]) &lt; 2; TRUE(); FALSE())" office:value-type="boolean" office:boolean-value="true" calcext:value-type="boolean">
            <text:p>TRUE</text:p>
          </table:table-cell>
          <table:table-cell table:formula="of:=IF([.W108]; [.$P108] + ([.$O108] - [.$P108]) * 6 * [.T108]; IF([.X108]; [.$O108]; IF([.Y108]; [.$P108] + (([.$O108] - [.$P108]) * ((2/3) - [.T108]) * 6); [.$P108])))" office:value-type="float" office:value="0.967" calcext:value-type="float">
            <text:p>0.967</text:p>
          </table:table-cell>
          <table:table-cell table:formula="of:=IF([.Z108]; [.$P108] + ([.$O108] - [.$P108]) * 6 * [.U108]; IF([.AA108]; [.$O108]; IF([.AB108]; [.$P108] + (([.$O108] - [.$P108]) * ((2/3) - [.U108]) * 6); [.$P108])))" office:value-type="float" office:value="0.993" calcext:value-type="float">
            <text:p>0.993</text:p>
          </table:table-cell>
          <table:table-cell table:formula="of:=IF([.AC108]; [.$P108] + ([.$O108] - [.$P108]) * 6 * [.V108]; IF([.AD108]; [.$O108]; IF([.AE108]; [.$P108] + (([.$O108] - [.$P108]) * ((2/3) - [.V108]) * 6); [.$P108])))" office:value-type="float" office:value="0.9735" calcext:value-type="float">
            <text:p>0.9735</text:p>
          </table:table-cell>
          <table:table-cell table:formula="of:=ROUND([.AF108]*255)" office:value-type="float" office:value="247" calcext:value-type="float">
            <text:p>247</text:p>
          </table:table-cell>
          <table:table-cell table:formula="of:=ROUND([.AG108]*255)" office:value-type="float" office:value="253" calcext:value-type="float">
            <text:p>253</text:p>
          </table:table-cell>
          <table:table-cell table:formula="of:=ROUND([.AH108]*255)" office:value-type="float" office:value="248" calcext:value-type="float">
            <text:p>248</text:p>
          </table:table-cell>
        </table:table-row>
        <table:table-row table:style-name="ro3">
          <table:table-cell table:formula="of:=[.A108]" office:value-type="float" office:value="135" calcext:value-type="float">
            <text:p>135</text:p>
          </table:table-cell>
          <table:table-cell table:formula="of:=[.B108]" office:value-type="float" office:value="65" calcext:value-type="float">
            <text:p>65</text:p>
          </table:table-cell>
          <table:table-cell table:style-name="Calc_20_Text_20__28_Alt_29_" table:formula="of:=[.C108]+1" office:value-type="float" office:value="99" calcext:value-type="float">
            <text:p>99</text:p>
          </table:table-cell>
          <table:table-cell table:formula="of:=[.AI109]&amp;&quot;, &quot;&amp;[.AJ109]&amp;&quot;, &quot;&amp;[.AK109]" office:value-type="string" office:string-value="251, 254, 252" calcext:value-type="string">
            <text:p>251, 254, 252</text:p>
          </table:table-cell>
          <table:table-cell table:formula="of:=DEC2HEX([.AI109]; 2)&amp;DEC2HEX([.AJ109]; 2)&amp;DEC2HEX([.AK109]; 2)" office:value-type="string" office:string-value="FBFEFC" calcext:value-type="string">
            <text:p>FBFEFC</text:p>
          </table:table-cell>
          <table:table-cell table:formula="of:=[.A109]/360" office:value-type="float" office:value="0.375" calcext:value-type="float">
            <text:p>0.375</text:p>
          </table:table-cell>
          <table:table-cell table:formula="of:=[.B109]/100" office:value-type="float" office:value="0.65" calcext:value-type="float">
            <text:p>0.65</text:p>
          </table:table-cell>
          <table:table-cell table:formula="of:=[.C109]/100" office:value-type="float" office:value="0.99" calcext:value-type="float">
            <text:p>0.99</text:p>
          </table:table-cell>
          <table:table-cell table:formula="of:=IF([.B109]&gt;0; TRUE(); FALSE())" office:value-type="boolean" office:boolean-value="true" calcext:value-type="boolean">
            <text:p>TRUE</text:p>
          </table:table-cell>
          <table:table-cell table:formula="of:=IF([.I109]; &quot;&quot;; ROUND([.C109]*2.55))">
            <text:p/>
          </table:table-cell>
          <table:table-cell table:formula="of:=[.J109]">
            <text:p/>
          </table:table-cell>
          <table:table-cell table:formula="of:=[.J109]">
            <text:p/>
          </table:table-cell>
          <table:table-cell table:formula="of:=[.H109] * (1 + [.G109])" office:value-type="float" office:value="1.6335" calcext:value-type="float">
            <text:p>1.6335</text:p>
          </table:table-cell>
          <table:table-cell table:formula="of:= ([.H109] + [.G109]) - ([.H109] * [.G109])" office:value-type="float" office:value="0.9965" calcext:value-type="float">
            <text:p>0.9965</text:p>
          </table:table-cell>
          <table:table-cell table:formula="of:=IF([.H109] &lt;= 0.5; [.M109]; [.N109])" office:value-type="float" office:value="0.9965" calcext:value-type="float">
            <text:p>0.9965</text:p>
          </table:table-cell>
          <table:table-cell table:formula="of:= (2 * [.H109]) - [.O109]" office:value-type="float" office:value="0.9835" calcext:value-type="float">
            <text:p>0.9835</text:p>
          </table:table-cell>
          <table:table-cell table:formula="of:=[.F109] + (1/3)" office:value-type="float" office:value="0.708333333333333" calcext:value-type="float">
            <text:p>0.708333333333333</text:p>
          </table:table-cell>
          <table:table-cell table:formula="of:=[.F109]" office:value-type="float" office:value="0.375" calcext:value-type="float">
            <text:p>0.375</text:p>
          </table:table-cell>
          <table:table-cell table:formula="of:=[.F109] - (1/3)" office:value-type="float" office:value="0.0416666666666667" calcext:value-type="float">
            <text:p>0.0416666666666667</text:p>
          </table:table-cell>
          <table:table-cell table:formula="of:=IF([.Q109]&lt;0; [.Q109]+1; IF([.Q109]&gt;1; [.Q109]-1; [.Q109]))" office:value-type="float" office:value="0.708333333333333" calcext:value-type="float">
            <text:p>0.708333333333333</text:p>
          </table:table-cell>
          <table:table-cell table:formula="of:=IF([.R109]&lt;0; [.R109]+1; IF([.R109]&gt;1; [.R109]-1; [.R109]))" office:value-type="float" office:value="0.375" calcext:value-type="float">
            <text:p>0.375</text:p>
          </table:table-cell>
          <table:table-cell table:formula="of:=IF([.S109]&lt;0; [.S109]+1; IF([.S109]&gt;1; [.S109]-1; [.S109]))" office:value-type="float" office:value="0.0416666666666667" calcext:value-type="float">
            <text:p>0.0416666666666667</text:p>
          </table:table-cell>
          <table:table-cell table:formula="of:=IF((6* [.T109]) &lt; 1; TRUE(); FALSE())" office:value-type="boolean" office:boolean-value="false" calcext:value-type="boolean">
            <text:p>FALSE</text:p>
          </table:table-cell>
          <table:table-cell table:formula="of:=IF((2* [.T109]) &lt; 1; TRUE(); FALSE())" office:value-type="boolean" office:boolean-value="false" calcext:value-type="boolean">
            <text:p>FALSE</text:p>
          </table:table-cell>
          <table:table-cell table:formula="of:=IF((3* [.T109]) &lt; 2; TRUE(); FALSE())" office:value-type="boolean" office:boolean-value="false" calcext:value-type="boolean">
            <text:p>FALSE</text:p>
          </table:table-cell>
          <table:table-cell table:formula="of:=IF((6* [.U109]) &lt; 1; TRUE(); FALSE())" office:value-type="boolean" office:boolean-value="false" calcext:value-type="boolean">
            <text:p>FALSE</text:p>
          </table:table-cell>
          <table:table-cell table:formula="of:=IF((2* [.U109]) &lt; 1; TRUE(); FALSE())" office:value-type="boolean" office:boolean-value="true" calcext:value-type="boolean">
            <text:p>TRUE</text:p>
          </table:table-cell>
          <table:table-cell table:formula="of:=IF((3* [.U109]) &lt; 2; TRUE(); FALSE())" office:value-type="boolean" office:boolean-value="true" calcext:value-type="boolean">
            <text:p>TRUE</text:p>
          </table:table-cell>
          <table:table-cell table:formula="of:=IF((6* [.V109]) &lt; 1; TRUE(); FALSE())" office:value-type="boolean" office:boolean-value="true" calcext:value-type="boolean">
            <text:p>TRUE</text:p>
          </table:table-cell>
          <table:table-cell table:formula="of:=IF((2* [.V109]) &lt; 1; TRUE(); FALSE())" office:value-type="boolean" office:boolean-value="true" calcext:value-type="boolean">
            <text:p>TRUE</text:p>
          </table:table-cell>
          <table:table-cell table:formula="of:=IF((3* [.V109]) &lt; 2; TRUE(); FALSE())" office:value-type="boolean" office:boolean-value="true" calcext:value-type="boolean">
            <text:p>TRUE</text:p>
          </table:table-cell>
          <table:table-cell table:formula="of:=IF([.W109]; [.$P109] + ([.$O109] - [.$P109]) * 6 * [.T109]; IF([.X109]; [.$O109]; IF([.Y109]; [.$P109] + (([.$O109] - [.$P109]) * ((2/3) - [.T109]) * 6); [.$P109])))" office:value-type="float" office:value="0.9835" calcext:value-type="float">
            <text:p>0.9835</text:p>
          </table:table-cell>
          <table:table-cell table:formula="of:=IF([.Z109]; [.$P109] + ([.$O109] - [.$P109]) * 6 * [.U109]; IF([.AA109]; [.$O109]; IF([.AB109]; [.$P109] + (([.$O109] - [.$P109]) * ((2/3) - [.U109]) * 6); [.$P109])))" office:value-type="float" office:value="0.9965" calcext:value-type="float">
            <text:p>0.9965</text:p>
          </table:table-cell>
          <table:table-cell table:formula="of:=IF([.AC109]; [.$P109] + ([.$O109] - [.$P109]) * 6 * [.V109]; IF([.AD109]; [.$O109]; IF([.AE109]; [.$P109] + (([.$O109] - [.$P109]) * ((2/3) - [.V109]) * 6); [.$P109])))" office:value-type="float" office:value="0.98675" calcext:value-type="float">
            <text:p>0.98675</text:p>
          </table:table-cell>
          <table:table-cell table:formula="of:=ROUND([.AF109]*255)" office:value-type="float" office:value="251" calcext:value-type="float">
            <text:p>251</text:p>
          </table:table-cell>
          <table:table-cell table:formula="of:=ROUND([.AG109]*255)" office:value-type="float" office:value="254" calcext:value-type="float">
            <text:p>254</text:p>
          </table:table-cell>
          <table:table-cell table:formula="of:=ROUND([.AH109]*255)" office:value-type="float" office:value="252" calcext:value-type="float">
            <text:p>252</text:p>
          </table:table-cell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ection_29_" office:value-type="string" calcext:value-type="string">
            <text:p>Cyan</text:p>
          </table:table-cell>
          <table:table-cell table:style-name="Default" table:number-columns-repeated="36"/>
        </table:table-row>
        <table:table-row table:style-name="ro6">
          <table:table-cell table:style-name="ce8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8" office:value-type="string" calcext:value-type="string">
            <text:p>RG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Alt_29_" table:formula="of:=[.A87]+45" office:value-type="float" office:value="180" calcext:value-type="float">
            <text:p>180</text:p>
          </table:table-cell>
          <table:table-cell table:style-name="Calc_20_Text_20__28_Alt_29_" table:formula="of:=[.B87]" office:value-type="float" office:value="65" calcext:value-type="float">
            <text:p>65</text:p>
          </table:table-cell>
          <table:table-cell table:formula="of:=IF([.C$5]=[.C113]; 5; [.C113]+5)" office:value-type="float" office:value="5" calcext:value-type="float">
            <text:p>5</text:p>
          </table:table-cell>
          <table:table-cell table:formula="of:=[.AI114]&amp;&quot;, &quot;&amp;[.AJ114]&amp;&quot;, &quot;&amp;[.AK114]" office:value-type="string" office:string-value="4, 21, 21" calcext:value-type="string">
            <text:p>4, 21, 21</text:p>
          </table:table-cell>
          <table:table-cell table:formula="of:=DEC2HEX([.AI114]; 2)&amp;DEC2HEX([.AJ114]; 2)&amp;DEC2HEX([.AK114]; 2)" office:value-type="string" office:string-value="041515" calcext:value-type="string">
            <text:p>041515</text:p>
          </table:table-cell>
          <table:table-cell table:formula="of:=[.A114]/360" office:value-type="float" office:value="0.5" calcext:value-type="float">
            <text:p>0.5</text:p>
          </table:table-cell>
          <table:table-cell table:formula="of:=[.B114]/100" office:value-type="float" office:value="0.65" calcext:value-type="float">
            <text:p>0.65</text:p>
          </table:table-cell>
          <table:table-cell table:formula="of:=[.C114]/100" office:value-type="float" office:value="0.05" calcext:value-type="float">
            <text:p>0.05</text:p>
          </table:table-cell>
          <table:table-cell table:formula="of:=IF([.B114]&gt;0; TRUE(); FALSE())" office:value-type="boolean" office:boolean-value="true" calcext:value-type="boolean">
            <text:p>TRUE</text:p>
          </table:table-cell>
          <table:table-cell table:formula="of:=IF([.I114]; &quot;&quot;; ROUND([.C114]*2.55))">
            <text:p/>
          </table:table-cell>
          <table:table-cell table:formula="of:=[.J114]">
            <text:p/>
          </table:table-cell>
          <table:table-cell table:formula="of:=[.J114]">
            <text:p/>
          </table:table-cell>
          <table:table-cell table:formula="of:=[.H114] * (1 + [.G114])" office:value-type="float" office:value="0.0825" calcext:value-type="float">
            <text:p>0.0825</text:p>
          </table:table-cell>
          <table:table-cell table:formula="of:= ([.H114] + [.G114]) - ([.H114] * [.G114])" office:value-type="float" office:value="0.6675" calcext:value-type="float">
            <text:p>0.6675</text:p>
          </table:table-cell>
          <table:table-cell table:formula="of:=IF([.H114] &lt;= 0.5; [.M114]; [.N114])" office:value-type="float" office:value="0.0825" calcext:value-type="float">
            <text:p>0.0825</text:p>
          </table:table-cell>
          <table:table-cell table:formula="of:= (2 * [.H114]) - [.O114]" office:value-type="float" office:value="0.0175" calcext:value-type="float">
            <text:p>0.0175</text:p>
          </table:table-cell>
          <table:table-cell table:formula="of:=[.F114] + (1/3)" office:value-type="float" office:value="0.833333333333333" calcext:value-type="float">
            <text:p>0.833333333333333</text:p>
          </table:table-cell>
          <table:table-cell table:formula="of:=[.F114]" office:value-type="float" office:value="0.5" calcext:value-type="float">
            <text:p>0.5</text:p>
          </table:table-cell>
          <table:table-cell table:formula="of:=[.F114] - (1/3)" office:value-type="float" office:value="0.166666666666667" calcext:value-type="float">
            <text:p>0.166666666666667</text:p>
          </table:table-cell>
          <table:table-cell table:formula="of:=IF([.Q114]&lt;0; [.Q114]+1; IF([.Q114]&gt;1; [.Q114]-1; [.Q114]))" office:value-type="float" office:value="0.833333333333333" calcext:value-type="float">
            <text:p>0.833333333333333</text:p>
          </table:table-cell>
          <table:table-cell table:formula="of:=IF([.R114]&lt;0; [.R114]+1; IF([.R114]&gt;1; [.R114]-1; [.R114]))" office:value-type="float" office:value="0.5" calcext:value-type="float">
            <text:p>0.5</text:p>
          </table:table-cell>
          <table:table-cell table:formula="of:=IF([.S114]&lt;0; [.S114]+1; IF([.S114]&gt;1; [.S114]-1; [.S114]))" office:value-type="float" office:value="0.166666666666667" calcext:value-type="float">
            <text:p>0.166666666666667</text:p>
          </table:table-cell>
          <table:table-cell table:formula="of:=IF((6* [.T114]) &lt; 1; TRUE(); FALSE())" office:value-type="boolean" office:boolean-value="false" calcext:value-type="boolean">
            <text:p>FALSE</text:p>
          </table:table-cell>
          <table:table-cell table:formula="of:=IF((2* [.T114]) &lt; 1; TRUE(); FALSE())" office:value-type="boolean" office:boolean-value="false" calcext:value-type="boolean">
            <text:p>FALSE</text:p>
          </table:table-cell>
          <table:table-cell table:formula="of:=IF((3* [.T114]) &lt; 2; TRUE(); FALSE())" office:value-type="boolean" office:boolean-value="false" calcext:value-type="boolean">
            <text:p>FALSE</text:p>
          </table:table-cell>
          <table:table-cell table:formula="of:=IF((6* [.U114]) &lt; 1; TRUE(); FALSE())" office:value-type="boolean" office:boolean-value="false" calcext:value-type="boolean">
            <text:p>FALSE</text:p>
          </table:table-cell>
          <table:table-cell table:formula="of:=IF((2* [.U114]) &lt; 1; TRUE(); FALSE())" office:value-type="boolean" office:boolean-value="false" calcext:value-type="boolean">
            <text:p>FALSE</text:p>
          </table:table-cell>
          <table:table-cell table:formula="of:=IF((3* [.U114]) &lt; 2; TRUE(); FALSE())" office:value-type="boolean" office:boolean-value="true" calcext:value-type="boolean">
            <text:p>TRUE</text:p>
          </table:table-cell>
          <table:table-cell table:formula="of:=IF((6* [.V114]) &lt; 1; TRUE(); FALSE())" office:value-type="boolean" office:boolean-value="false" calcext:value-type="boolean">
            <text:p>FALSE</text:p>
          </table:table-cell>
          <table:table-cell table:formula="of:=IF((2* [.V114]) &lt; 1; TRUE(); FALSE())" office:value-type="boolean" office:boolean-value="true" calcext:value-type="boolean">
            <text:p>TRUE</text:p>
          </table:table-cell>
          <table:table-cell table:formula="of:=IF((3* [.V114]) &lt; 2; TRUE(); FALSE())" office:value-type="boolean" office:boolean-value="true" calcext:value-type="boolean">
            <text:p>TRUE</text:p>
          </table:table-cell>
          <table:table-cell table:formula="of:=IF([.W114]; [.$P114] + ([.$O114] - [.$P114]) * 6 * [.T114]; IF([.X114]; [.$O114]; IF([.Y114]; [.$P114] + (([.$O114] - [.$P114]) * ((2/3) - [.T114]) * 6); [.$P114])))" office:value-type="float" office:value="0.0175" calcext:value-type="float">
            <text:p>0.0175</text:p>
          </table:table-cell>
          <table:table-cell table:formula="of:=IF([.Z114]; [.$P114] + ([.$O114] - [.$P114]) * 6 * [.U114]; IF([.AA114]; [.$O114]; IF([.AB114]; [.$P114] + (([.$O114] - [.$P114]) * ((2/3) - [.U114]) * 6); [.$P114])))" office:value-type="float" office:value="0.0825" calcext:value-type="float">
            <text:p>0.0825</text:p>
          </table:table-cell>
          <table:table-cell table:formula="of:=IF([.AC114]; [.$P114] + ([.$O114] - [.$P114]) * 6 * [.V114]; IF([.AD114]; [.$O114]; IF([.AE114]; [.$P114] + (([.$O114] - [.$P114]) * ((2/3) - [.V114]) * 6); [.$P114])))" office:value-type="float" office:value="0.0825" calcext:value-type="float">
            <text:p>0.0825</text:p>
          </table:table-cell>
          <table:table-cell table:formula="of:=ROUND([.AF114]*255)" office:value-type="float" office:value="4" calcext:value-type="float">
            <text:p>4</text:p>
          </table:table-cell>
          <table:table-cell table:formula="of:=ROUND([.AG114]*255)" office:value-type="float" office:value="21" calcext:value-type="float">
            <text:p>21</text:p>
          </table:table-cell>
          <table:table-cell table:formula="of:=ROUND([.AH114]*255)" office:value-type="float" office:value="21" calcext:value-type="float">
            <text:p>21</text:p>
          </table:table-cell>
        </table:table-row>
        <table:table-row table:style-name="ro3">
          <table:table-cell table:formula="of:=[.A114]" office:value-type="float" office:value="180" calcext:value-type="float">
            <text:p>180</text:p>
          </table:table-cell>
          <table:table-cell table:formula="of:=[.B114]" office:value-type="float" office:value="65" calcext:value-type="float">
            <text:p>65</text:p>
          </table:table-cell>
          <table:table-cell table:formula="of:=IF([.C$5]=[.C114]; 5; [.C114]+5)" office:value-type="float" office:value="10" calcext:value-type="float">
            <text:p>10</text:p>
          </table:table-cell>
          <table:table-cell table:formula="of:=[.AI115]&amp;&quot;, &quot;&amp;[.AJ115]&amp;&quot;, &quot;&amp;[.AK115]" office:value-type="string" office:string-value="9, 42, 42" calcext:value-type="string">
            <text:p>9, 42, 42</text:p>
          </table:table-cell>
          <table:table-cell table:formula="of:=DEC2HEX([.AI115]; 2)&amp;DEC2HEX([.AJ115]; 2)&amp;DEC2HEX([.AK115]; 2)" office:value-type="string" office:string-value="092A2A" calcext:value-type="string">
            <text:p>092A2A</text:p>
          </table:table-cell>
          <table:table-cell table:formula="of:=[.A115]/360" office:value-type="float" office:value="0.5" calcext:value-type="float">
            <text:p>0.5</text:p>
          </table:table-cell>
          <table:table-cell table:formula="of:=[.B115]/100" office:value-type="float" office:value="0.65" calcext:value-type="float">
            <text:p>0.65</text:p>
          </table:table-cell>
          <table:table-cell table:formula="of:=[.C115]/100" office:value-type="float" office:value="0.1" calcext:value-type="float">
            <text:p>0.1</text:p>
          </table:table-cell>
          <table:table-cell table:formula="of:=IF([.B115]&gt;0; TRUE(); FALSE())" office:value-type="boolean" office:boolean-value="true" calcext:value-type="boolean">
            <text:p>TRUE</text:p>
          </table:table-cell>
          <table:table-cell table:formula="of:=IF([.I115]; &quot;&quot;; ROUND([.C115]*2.55))">
            <text:p/>
          </table:table-cell>
          <table:table-cell table:formula="of:=[.J115]">
            <text:p/>
          </table:table-cell>
          <table:table-cell table:formula="of:=[.J115]">
            <text:p/>
          </table:table-cell>
          <table:table-cell table:formula="of:=[.H115] * (1 + [.G115])" office:value-type="float" office:value="0.165" calcext:value-type="float">
            <text:p>0.165</text:p>
          </table:table-cell>
          <table:table-cell table:formula="of:= ([.H115] + [.G115]) - ([.H115] * [.G115])" office:value-type="float" office:value="0.685" calcext:value-type="float">
            <text:p>0.685</text:p>
          </table:table-cell>
          <table:table-cell table:formula="of:=IF([.H115] &lt;= 0.5; [.M115]; [.N115])" office:value-type="float" office:value="0.165" calcext:value-type="float">
            <text:p>0.165</text:p>
          </table:table-cell>
          <table:table-cell table:formula="of:= (2 * [.H115]) - [.O115]" office:value-type="float" office:value="0.035" calcext:value-type="float">
            <text:p>0.035</text:p>
          </table:table-cell>
          <table:table-cell table:formula="of:=[.F115] + (1/3)" office:value-type="float" office:value="0.833333333333333" calcext:value-type="float">
            <text:p>0.833333333333333</text:p>
          </table:table-cell>
          <table:table-cell table:formula="of:=[.F115]" office:value-type="float" office:value="0.5" calcext:value-type="float">
            <text:p>0.5</text:p>
          </table:table-cell>
          <table:table-cell table:formula="of:=[.F115] - (1/3)" office:value-type="float" office:value="0.166666666666667" calcext:value-type="float">
            <text:p>0.166666666666667</text:p>
          </table:table-cell>
          <table:table-cell table:formula="of:=IF([.Q115]&lt;0; [.Q115]+1; IF([.Q115]&gt;1; [.Q115]-1; [.Q115]))" office:value-type="float" office:value="0.833333333333333" calcext:value-type="float">
            <text:p>0.833333333333333</text:p>
          </table:table-cell>
          <table:table-cell table:formula="of:=IF([.R115]&lt;0; [.R115]+1; IF([.R115]&gt;1; [.R115]-1; [.R115]))" office:value-type="float" office:value="0.5" calcext:value-type="float">
            <text:p>0.5</text:p>
          </table:table-cell>
          <table:table-cell table:formula="of:=IF([.S115]&lt;0; [.S115]+1; IF([.S115]&gt;1; [.S115]-1; [.S115]))" office:value-type="float" office:value="0.166666666666667" calcext:value-type="float">
            <text:p>0.166666666666667</text:p>
          </table:table-cell>
          <table:table-cell table:formula="of:=IF((6* [.T115]) &lt; 1; TRUE(); FALSE())" office:value-type="boolean" office:boolean-value="false" calcext:value-type="boolean">
            <text:p>FALSE</text:p>
          </table:table-cell>
          <table:table-cell table:formula="of:=IF((2* [.T115]) &lt; 1; TRUE(); FALSE())" office:value-type="boolean" office:boolean-value="false" calcext:value-type="boolean">
            <text:p>FALSE</text:p>
          </table:table-cell>
          <table:table-cell table:formula="of:=IF((3* [.T115]) &lt; 2; TRUE(); FALSE())" office:value-type="boolean" office:boolean-value="false" calcext:value-type="boolean">
            <text:p>FALSE</text:p>
          </table:table-cell>
          <table:table-cell table:formula="of:=IF((6* [.U115]) &lt; 1; TRUE(); FALSE())" office:value-type="boolean" office:boolean-value="false" calcext:value-type="boolean">
            <text:p>FALSE</text:p>
          </table:table-cell>
          <table:table-cell table:formula="of:=IF((2* [.U115]) &lt; 1; TRUE(); FALSE())" office:value-type="boolean" office:boolean-value="false" calcext:value-type="boolean">
            <text:p>FALSE</text:p>
          </table:table-cell>
          <table:table-cell table:formula="of:=IF((3* [.U115]) &lt; 2; TRUE(); FALSE())" office:value-type="boolean" office:boolean-value="true" calcext:value-type="boolean">
            <text:p>TRUE</text:p>
          </table:table-cell>
          <table:table-cell table:formula="of:=IF((6* [.V115]) &lt; 1; TRUE(); FALSE())" office:value-type="boolean" office:boolean-value="false" calcext:value-type="boolean">
            <text:p>FALSE</text:p>
          </table:table-cell>
          <table:table-cell table:formula="of:=IF((2* [.V115]) &lt; 1; TRUE(); FALSE())" office:value-type="boolean" office:boolean-value="true" calcext:value-type="boolean">
            <text:p>TRUE</text:p>
          </table:table-cell>
          <table:table-cell table:formula="of:=IF((3* [.V115]) &lt; 2; TRUE(); FALSE())" office:value-type="boolean" office:boolean-value="true" calcext:value-type="boolean">
            <text:p>TRUE</text:p>
          </table:table-cell>
          <table:table-cell table:formula="of:=IF([.W115]; [.$P115] + ([.$O115] - [.$P115]) * 6 * [.T115]; IF([.X115]; [.$O115]; IF([.Y115]; [.$P115] + (([.$O115] - [.$P115]) * ((2/3) - [.T115]) * 6); [.$P115])))" office:value-type="float" office:value="0.035" calcext:value-type="float">
            <text:p>0.035</text:p>
          </table:table-cell>
          <table:table-cell table:formula="of:=IF([.Z115]; [.$P115] + ([.$O115] - [.$P115]) * 6 * [.U115]; IF([.AA115]; [.$O115]; IF([.AB115]; [.$P115] + (([.$O115] - [.$P115]) * ((2/3) - [.U115]) * 6); [.$P115])))" office:value-type="float" office:value="0.165" calcext:value-type="float">
            <text:p>0.165</text:p>
          </table:table-cell>
          <table:table-cell table:formula="of:=IF([.AC115]; [.$P115] + ([.$O115] - [.$P115]) * 6 * [.V115]; IF([.AD115]; [.$O115]; IF([.AE115]; [.$P115] + (([.$O115] - [.$P115]) * ((2/3) - [.V115]) * 6); [.$P115])))" office:value-type="float" office:value="0.165" calcext:value-type="float">
            <text:p>0.165</text:p>
          </table:table-cell>
          <table:table-cell table:formula="of:=ROUND([.AF115]*255)" office:value-type="float" office:value="9" calcext:value-type="float">
            <text:p>9</text:p>
          </table:table-cell>
          <table:table-cell table:formula="of:=ROUND([.AG115]*255)" office:value-type="float" office:value="42" calcext:value-type="float">
            <text:p>42</text:p>
          </table:table-cell>
          <table:table-cell table:formula="of:=ROUND([.AH115]*255)" office:value-type="float" office:value="42" calcext:value-type="float">
            <text:p>42</text:p>
          </table:table-cell>
        </table:table-row>
        <table:table-row table:style-name="ro3">
          <table:table-cell table:formula="of:=[.A115]" office:value-type="float" office:value="180" calcext:value-type="float">
            <text:p>180</text:p>
          </table:table-cell>
          <table:table-cell table:formula="of:=[.B115]" office:value-type="float" office:value="65" calcext:value-type="float">
            <text:p>65</text:p>
          </table:table-cell>
          <table:table-cell table:formula="of:=IF([.C$5]=[.C115]; 5; [.C115]+5)" office:value-type="float" office:value="15" calcext:value-type="float">
            <text:p>15</text:p>
          </table:table-cell>
          <table:table-cell table:formula="of:=[.AI116]&amp;&quot;, &quot;&amp;[.AJ116]&amp;&quot;, &quot;&amp;[.AK116]" office:value-type="string" office:string-value="13, 63, 63" calcext:value-type="string">
            <text:p>13, 63, 63</text:p>
          </table:table-cell>
          <table:table-cell table:formula="of:=DEC2HEX([.AI116]; 2)&amp;DEC2HEX([.AJ116]; 2)&amp;DEC2HEX([.AK116]; 2)" office:value-type="string" office:string-value="0D3F3F" calcext:value-type="string">
            <text:p>0D3F3F</text:p>
          </table:table-cell>
          <table:table-cell table:formula="of:=[.A116]/360" office:value-type="float" office:value="0.5" calcext:value-type="float">
            <text:p>0.5</text:p>
          </table:table-cell>
          <table:table-cell table:formula="of:=[.B116]/100" office:value-type="float" office:value="0.65" calcext:value-type="float">
            <text:p>0.65</text:p>
          </table:table-cell>
          <table:table-cell table:formula="of:=[.C116]/100" office:value-type="float" office:value="0.15" calcext:value-type="float">
            <text:p>0.15</text:p>
          </table:table-cell>
          <table:table-cell table:formula="of:=IF([.B116]&gt;0; TRUE(); FALSE())" office:value-type="boolean" office:boolean-value="true" calcext:value-type="boolean">
            <text:p>TRUE</text:p>
          </table:table-cell>
          <table:table-cell table:formula="of:=IF([.I116]; &quot;&quot;; ROUND([.C116]*2.55))">
            <text:p/>
          </table:table-cell>
          <table:table-cell table:formula="of:=[.J116]">
            <text:p/>
          </table:table-cell>
          <table:table-cell table:formula="of:=[.J116]">
            <text:p/>
          </table:table-cell>
          <table:table-cell table:formula="of:=[.H116] * (1 + [.G116])" office:value-type="float" office:value="0.2475" calcext:value-type="float">
            <text:p>0.2475</text:p>
          </table:table-cell>
          <table:table-cell table:formula="of:= ([.H116] + [.G116]) - ([.H116] * [.G116])" office:value-type="float" office:value="0.7025" calcext:value-type="float">
            <text:p>0.7025</text:p>
          </table:table-cell>
          <table:table-cell table:formula="of:=IF([.H116] &lt;= 0.5; [.M116]; [.N116])" office:value-type="float" office:value="0.2475" calcext:value-type="float">
            <text:p>0.2475</text:p>
          </table:table-cell>
          <table:table-cell table:formula="of:= (2 * [.H116]) - [.O116]" office:value-type="float" office:value="0.0525" calcext:value-type="float">
            <text:p>0.0525</text:p>
          </table:table-cell>
          <table:table-cell table:formula="of:=[.F116] + (1/3)" office:value-type="float" office:value="0.833333333333333" calcext:value-type="float">
            <text:p>0.833333333333333</text:p>
          </table:table-cell>
          <table:table-cell table:formula="of:=[.F116]" office:value-type="float" office:value="0.5" calcext:value-type="float">
            <text:p>0.5</text:p>
          </table:table-cell>
          <table:table-cell table:formula="of:=[.F116] - (1/3)" office:value-type="float" office:value="0.166666666666667" calcext:value-type="float">
            <text:p>0.166666666666667</text:p>
          </table:table-cell>
          <table:table-cell table:formula="of:=IF([.Q116]&lt;0; [.Q116]+1; IF([.Q116]&gt;1; [.Q116]-1; [.Q116]))" office:value-type="float" office:value="0.833333333333333" calcext:value-type="float">
            <text:p>0.833333333333333</text:p>
          </table:table-cell>
          <table:table-cell table:formula="of:=IF([.R116]&lt;0; [.R116]+1; IF([.R116]&gt;1; [.R116]-1; [.R116]))" office:value-type="float" office:value="0.5" calcext:value-type="float">
            <text:p>0.5</text:p>
          </table:table-cell>
          <table:table-cell table:formula="of:=IF([.S116]&lt;0; [.S116]+1; IF([.S116]&gt;1; [.S116]-1; [.S116]))" office:value-type="float" office:value="0.166666666666667" calcext:value-type="float">
            <text:p>0.166666666666667</text:p>
          </table:table-cell>
          <table:table-cell table:formula="of:=IF((6* [.T116]) &lt; 1; TRUE(); FALSE())" office:value-type="boolean" office:boolean-value="false" calcext:value-type="boolean">
            <text:p>FALSE</text:p>
          </table:table-cell>
          <table:table-cell table:formula="of:=IF((2* [.T116]) &lt; 1; TRUE(); FALSE())" office:value-type="boolean" office:boolean-value="false" calcext:value-type="boolean">
            <text:p>FALSE</text:p>
          </table:table-cell>
          <table:table-cell table:formula="of:=IF((3* [.T116]) &lt; 2; TRUE(); FALSE())" office:value-type="boolean" office:boolean-value="false" calcext:value-type="boolean">
            <text:p>FALSE</text:p>
          </table:table-cell>
          <table:table-cell table:formula="of:=IF((6* [.U116]) &lt; 1; TRUE(); FALSE())" office:value-type="boolean" office:boolean-value="false" calcext:value-type="boolean">
            <text:p>FALSE</text:p>
          </table:table-cell>
          <table:table-cell table:formula="of:=IF((2* [.U116]) &lt; 1; TRUE(); FALSE())" office:value-type="boolean" office:boolean-value="false" calcext:value-type="boolean">
            <text:p>FALSE</text:p>
          </table:table-cell>
          <table:table-cell table:formula="of:=IF((3* [.U116]) &lt; 2; TRUE(); FALSE())" office:value-type="boolean" office:boolean-value="true" calcext:value-type="boolean">
            <text:p>TRUE</text:p>
          </table:table-cell>
          <table:table-cell table:formula="of:=IF((6* [.V116]) &lt; 1; TRUE(); FALSE())" office:value-type="boolean" office:boolean-value="false" calcext:value-type="boolean">
            <text:p>FALSE</text:p>
          </table:table-cell>
          <table:table-cell table:formula="of:=IF((2* [.V116]) &lt; 1; TRUE(); FALSE())" office:value-type="boolean" office:boolean-value="true" calcext:value-type="boolean">
            <text:p>TRUE</text:p>
          </table:table-cell>
          <table:table-cell table:formula="of:=IF((3* [.V116]) &lt; 2; TRUE(); FALSE())" office:value-type="boolean" office:boolean-value="true" calcext:value-type="boolean">
            <text:p>TRUE</text:p>
          </table:table-cell>
          <table:table-cell table:formula="of:=IF([.W116]; [.$P116] + ([.$O116] - [.$P116]) * 6 * [.T116]; IF([.X116]; [.$O116]; IF([.Y116]; [.$P116] + (([.$O116] - [.$P116]) * ((2/3) - [.T116]) * 6); [.$P116])))" office:value-type="float" office:value="0.0525" calcext:value-type="float">
            <text:p>0.0525</text:p>
          </table:table-cell>
          <table:table-cell table:formula="of:=IF([.Z116]; [.$P116] + ([.$O116] - [.$P116]) * 6 * [.U116]; IF([.AA116]; [.$O116]; IF([.AB116]; [.$P116] + (([.$O116] - [.$P116]) * ((2/3) - [.U116]) * 6); [.$P116])))" office:value-type="float" office:value="0.2475" calcext:value-type="float">
            <text:p>0.2475</text:p>
          </table:table-cell>
          <table:table-cell table:formula="of:=IF([.AC116]; [.$P116] + ([.$O116] - [.$P116]) * 6 * [.V116]; IF([.AD116]; [.$O116]; IF([.AE116]; [.$P116] + (([.$O116] - [.$P116]) * ((2/3) - [.V116]) * 6); [.$P116])))" office:value-type="float" office:value="0.2475" calcext:value-type="float">
            <text:p>0.2475</text:p>
          </table:table-cell>
          <table:table-cell table:formula="of:=ROUND([.AF116]*255)" office:value-type="float" office:value="13" calcext:value-type="float">
            <text:p>13</text:p>
          </table:table-cell>
          <table:table-cell table:formula="of:=ROUND([.AG116]*255)" office:value-type="float" office:value="63" calcext:value-type="float">
            <text:p>63</text:p>
          </table:table-cell>
          <table:table-cell table:formula="of:=ROUND([.AH116]*255)" office:value-type="float" office:value="63" calcext:value-type="float">
            <text:p>63</text:p>
          </table:table-cell>
        </table:table-row>
        <table:table-row table:style-name="ro3">
          <table:table-cell table:formula="of:=[.A116]" office:value-type="float" office:value="180" calcext:value-type="float">
            <text:p>180</text:p>
          </table:table-cell>
          <table:table-cell table:formula="of:=[.B116]" office:value-type="float" office:value="65" calcext:value-type="float">
            <text:p>65</text:p>
          </table:table-cell>
          <table:table-cell table:formula="of:=IF([.C$5]=[.C116]; 5; [.C116]+5)" office:value-type="float" office:value="20" calcext:value-type="float">
            <text:p>20</text:p>
          </table:table-cell>
          <table:table-cell table:formula="of:=[.AI117]&amp;&quot;, &quot;&amp;[.AJ117]&amp;&quot;, &quot;&amp;[.AK117]" office:value-type="string" office:string-value="18, 84, 84" calcext:value-type="string">
            <text:p>18, 84, 84</text:p>
          </table:table-cell>
          <table:table-cell table:formula="of:=DEC2HEX([.AI117]; 2)&amp;DEC2HEX([.AJ117]; 2)&amp;DEC2HEX([.AK117]; 2)" office:value-type="string" office:string-value="125454" calcext:value-type="string">
            <text:p>125454</text:p>
          </table:table-cell>
          <table:table-cell table:formula="of:=[.A117]/360" office:value-type="float" office:value="0.5" calcext:value-type="float">
            <text:p>0.5</text:p>
          </table:table-cell>
          <table:table-cell table:formula="of:=[.B117]/100" office:value-type="float" office:value="0.65" calcext:value-type="float">
            <text:p>0.65</text:p>
          </table:table-cell>
          <table:table-cell table:formula="of:=[.C117]/100" office:value-type="float" office:value="0.2" calcext:value-type="float">
            <text:p>0.2</text:p>
          </table:table-cell>
          <table:table-cell table:formula="of:=IF([.B117]&gt;0; TRUE(); FALSE())" office:value-type="boolean" office:boolean-value="true" calcext:value-type="boolean">
            <text:p>TRUE</text:p>
          </table:table-cell>
          <table:table-cell table:formula="of:=IF([.I117]; &quot;&quot;; ROUND([.C117]*2.55))">
            <text:p/>
          </table:table-cell>
          <table:table-cell table:formula="of:=[.J117]">
            <text:p/>
          </table:table-cell>
          <table:table-cell table:formula="of:=[.J117]">
            <text:p/>
          </table:table-cell>
          <table:table-cell table:formula="of:=[.H117] * (1 + [.G117])" office:value-type="float" office:value="0.33" calcext:value-type="float">
            <text:p>0.33</text:p>
          </table:table-cell>
          <table:table-cell table:formula="of:= ([.H117] + [.G117]) - ([.H117] * [.G117])" office:value-type="float" office:value="0.72" calcext:value-type="float">
            <text:p>0.72</text:p>
          </table:table-cell>
          <table:table-cell table:formula="of:=IF([.H117] &lt;= 0.5; [.M117]; [.N117])" office:value-type="float" office:value="0.33" calcext:value-type="float">
            <text:p>0.33</text:p>
          </table:table-cell>
          <table:table-cell table:formula="of:= (2 * [.H117]) - [.O117]" office:value-type="float" office:value="0.07" calcext:value-type="float">
            <text:p>0.07</text:p>
          </table:table-cell>
          <table:table-cell table:formula="of:=[.F117] + (1/3)" office:value-type="float" office:value="0.833333333333333" calcext:value-type="float">
            <text:p>0.833333333333333</text:p>
          </table:table-cell>
          <table:table-cell table:formula="of:=[.F117]" office:value-type="float" office:value="0.5" calcext:value-type="float">
            <text:p>0.5</text:p>
          </table:table-cell>
          <table:table-cell table:formula="of:=[.F117] - (1/3)" office:value-type="float" office:value="0.166666666666667" calcext:value-type="float">
            <text:p>0.166666666666667</text:p>
          </table:table-cell>
          <table:table-cell table:formula="of:=IF([.Q117]&lt;0; [.Q117]+1; IF([.Q117]&gt;1; [.Q117]-1; [.Q117]))" office:value-type="float" office:value="0.833333333333333" calcext:value-type="float">
            <text:p>0.833333333333333</text:p>
          </table:table-cell>
          <table:table-cell table:formula="of:=IF([.R117]&lt;0; [.R117]+1; IF([.R117]&gt;1; [.R117]-1; [.R117]))" office:value-type="float" office:value="0.5" calcext:value-type="float">
            <text:p>0.5</text:p>
          </table:table-cell>
          <table:table-cell table:formula="of:=IF([.S117]&lt;0; [.S117]+1; IF([.S117]&gt;1; [.S117]-1; [.S117]))" office:value-type="float" office:value="0.166666666666667" calcext:value-type="float">
            <text:p>0.166666666666667</text:p>
          </table:table-cell>
          <table:table-cell table:formula="of:=IF((6* [.T117]) &lt; 1; TRUE(); FALSE())" office:value-type="boolean" office:boolean-value="false" calcext:value-type="boolean">
            <text:p>FALSE</text:p>
          </table:table-cell>
          <table:table-cell table:formula="of:=IF((2* [.T117]) &lt; 1; TRUE(); FALSE())" office:value-type="boolean" office:boolean-value="false" calcext:value-type="boolean">
            <text:p>FALSE</text:p>
          </table:table-cell>
          <table:table-cell table:formula="of:=IF((3* [.T117]) &lt; 2; TRUE(); FALSE())" office:value-type="boolean" office:boolean-value="false" calcext:value-type="boolean">
            <text:p>FALSE</text:p>
          </table:table-cell>
          <table:table-cell table:formula="of:=IF((6* [.U117]) &lt; 1; TRUE(); FALSE())" office:value-type="boolean" office:boolean-value="false" calcext:value-type="boolean">
            <text:p>FALSE</text:p>
          </table:table-cell>
          <table:table-cell table:formula="of:=IF((2* [.U117]) &lt; 1; TRUE(); FALSE())" office:value-type="boolean" office:boolean-value="false" calcext:value-type="boolean">
            <text:p>FALSE</text:p>
          </table:table-cell>
          <table:table-cell table:formula="of:=IF((3* [.U117]) &lt; 2; TRUE(); FALSE())" office:value-type="boolean" office:boolean-value="true" calcext:value-type="boolean">
            <text:p>TRUE</text:p>
          </table:table-cell>
          <table:table-cell table:formula="of:=IF((6* [.V117]) &lt; 1; TRUE(); FALSE())" office:value-type="boolean" office:boolean-value="false" calcext:value-type="boolean">
            <text:p>FALSE</text:p>
          </table:table-cell>
          <table:table-cell table:formula="of:=IF((2* [.V117]) &lt; 1; TRUE(); FALSE())" office:value-type="boolean" office:boolean-value="true" calcext:value-type="boolean">
            <text:p>TRUE</text:p>
          </table:table-cell>
          <table:table-cell table:formula="of:=IF((3* [.V117]) &lt; 2; TRUE(); FALSE())" office:value-type="boolean" office:boolean-value="true" calcext:value-type="boolean">
            <text:p>TRUE</text:p>
          </table:table-cell>
          <table:table-cell table:formula="of:=IF([.W117]; [.$P117] + ([.$O117] - [.$P117]) * 6 * [.T117]; IF([.X117]; [.$O117]; IF([.Y117]; [.$P117] + (([.$O117] - [.$P117]) * ((2/3) - [.T117]) * 6); [.$P117])))" office:value-type="float" office:value="0.07" calcext:value-type="float">
            <text:p>0.07</text:p>
          </table:table-cell>
          <table:table-cell table:formula="of:=IF([.Z117]; [.$P117] + ([.$O117] - [.$P117]) * 6 * [.U117]; IF([.AA117]; [.$O117]; IF([.AB117]; [.$P117] + (([.$O117] - [.$P117]) * ((2/3) - [.U117]) * 6); [.$P117])))" office:value-type="float" office:value="0.33" calcext:value-type="float">
            <text:p>0.33</text:p>
          </table:table-cell>
          <table:table-cell table:formula="of:=IF([.AC117]; [.$P117] + ([.$O117] - [.$P117]) * 6 * [.V117]; IF([.AD117]; [.$O117]; IF([.AE117]; [.$P117] + (([.$O117] - [.$P117]) * ((2/3) - [.V117]) * 6); [.$P117])))" office:value-type="float" office:value="0.33" calcext:value-type="float">
            <text:p>0.33</text:p>
          </table:table-cell>
          <table:table-cell table:formula="of:=ROUND([.AF117]*255)" office:value-type="float" office:value="18" calcext:value-type="float">
            <text:p>18</text:p>
          </table:table-cell>
          <table:table-cell table:formula="of:=ROUND([.AG117]*255)" office:value-type="float" office:value="84" calcext:value-type="float">
            <text:p>84</text:p>
          </table:table-cell>
          <table:table-cell table:formula="of:=ROUND([.AH117]*255)" office:value-type="float" office:value="84" calcext:value-type="float">
            <text:p>84</text:p>
          </table:table-cell>
        </table:table-row>
        <table:table-row table:style-name="ro3">
          <table:table-cell table:formula="of:=[.A117]" office:value-type="float" office:value="180" calcext:value-type="float">
            <text:p>180</text:p>
          </table:table-cell>
          <table:table-cell table:formula="of:=[.B117]" office:value-type="float" office:value="65" calcext:value-type="float">
            <text:p>65</text:p>
          </table:table-cell>
          <table:table-cell table:formula="of:=IF([.C$5]=[.C117]; 5; [.C117]+5)" office:value-type="float" office:value="25" calcext:value-type="float">
            <text:p>25</text:p>
          </table:table-cell>
          <table:table-cell table:formula="of:=[.AI118]&amp;&quot;, &quot;&amp;[.AJ118]&amp;&quot;, &quot;&amp;[.AK118]" office:value-type="string" office:string-value="22, 105, 105" calcext:value-type="string">
            <text:p>22, 105, 105</text:p>
          </table:table-cell>
          <table:table-cell table:formula="of:=DEC2HEX([.AI118]; 2)&amp;DEC2HEX([.AJ118]; 2)&amp;DEC2HEX([.AK118]; 2)" office:value-type="string" office:string-value="166969" calcext:value-type="string">
            <text:p>166969</text:p>
          </table:table-cell>
          <table:table-cell table:formula="of:=[.A118]/360" office:value-type="float" office:value="0.5" calcext:value-type="float">
            <text:p>0.5</text:p>
          </table:table-cell>
          <table:table-cell table:formula="of:=[.B118]/100" office:value-type="float" office:value="0.65" calcext:value-type="float">
            <text:p>0.65</text:p>
          </table:table-cell>
          <table:table-cell table:formula="of:=[.C118]/100" office:value-type="float" office:value="0.25" calcext:value-type="float">
            <text:p>0.25</text:p>
          </table:table-cell>
          <table:table-cell table:formula="of:=IF([.B118]&gt;0; TRUE(); FALSE())" office:value-type="boolean" office:boolean-value="true" calcext:value-type="boolean">
            <text:p>TRUE</text:p>
          </table:table-cell>
          <table:table-cell table:formula="of:=IF([.I118]; &quot;&quot;; ROUND([.C118]*2.55))">
            <text:p/>
          </table:table-cell>
          <table:table-cell table:formula="of:=[.J118]">
            <text:p/>
          </table:table-cell>
          <table:table-cell table:formula="of:=[.J118]">
            <text:p/>
          </table:table-cell>
          <table:table-cell table:formula="of:=[.H118] * (1 + [.G118])" office:value-type="float" office:value="0.4125" calcext:value-type="float">
            <text:p>0.4125</text:p>
          </table:table-cell>
          <table:table-cell table:formula="of:= ([.H118] + [.G118]) - ([.H118] * [.G118])" office:value-type="float" office:value="0.7375" calcext:value-type="float">
            <text:p>0.7375</text:p>
          </table:table-cell>
          <table:table-cell table:formula="of:=IF([.H118] &lt;= 0.5; [.M118]; [.N118])" office:value-type="float" office:value="0.4125" calcext:value-type="float">
            <text:p>0.4125</text:p>
          </table:table-cell>
          <table:table-cell table:formula="of:= (2 * [.H118]) - [.O118]" office:value-type="float" office:value="0.0875" calcext:value-type="float">
            <text:p>0.0875</text:p>
          </table:table-cell>
          <table:table-cell table:formula="of:=[.F118] + (1/3)" office:value-type="float" office:value="0.833333333333333" calcext:value-type="float">
            <text:p>0.833333333333333</text:p>
          </table:table-cell>
          <table:table-cell table:formula="of:=[.F118]" office:value-type="float" office:value="0.5" calcext:value-type="float">
            <text:p>0.5</text:p>
          </table:table-cell>
          <table:table-cell table:formula="of:=[.F118] - (1/3)" office:value-type="float" office:value="0.166666666666667" calcext:value-type="float">
            <text:p>0.166666666666667</text:p>
          </table:table-cell>
          <table:table-cell table:formula="of:=IF([.Q118]&lt;0; [.Q118]+1; IF([.Q118]&gt;1; [.Q118]-1; [.Q118]))" office:value-type="float" office:value="0.833333333333333" calcext:value-type="float">
            <text:p>0.833333333333333</text:p>
          </table:table-cell>
          <table:table-cell table:formula="of:=IF([.R118]&lt;0; [.R118]+1; IF([.R118]&gt;1; [.R118]-1; [.R118]))" office:value-type="float" office:value="0.5" calcext:value-type="float">
            <text:p>0.5</text:p>
          </table:table-cell>
          <table:table-cell table:formula="of:=IF([.S118]&lt;0; [.S118]+1; IF([.S118]&gt;1; [.S118]-1; [.S118]))" office:value-type="float" office:value="0.166666666666667" calcext:value-type="float">
            <text:p>0.166666666666667</text:p>
          </table:table-cell>
          <table:table-cell table:formula="of:=IF((6* [.T118]) &lt; 1; TRUE(); FALSE())" office:value-type="boolean" office:boolean-value="false" calcext:value-type="boolean">
            <text:p>FALSE</text:p>
          </table:table-cell>
          <table:table-cell table:formula="of:=IF((2* [.T118]) &lt; 1; TRUE(); FALSE())" office:value-type="boolean" office:boolean-value="false" calcext:value-type="boolean">
            <text:p>FALSE</text:p>
          </table:table-cell>
          <table:table-cell table:formula="of:=IF((3* [.T118]) &lt; 2; TRUE(); FALSE())" office:value-type="boolean" office:boolean-value="false" calcext:value-type="boolean">
            <text:p>FALSE</text:p>
          </table:table-cell>
          <table:table-cell table:formula="of:=IF((6* [.U118]) &lt; 1; TRUE(); FALSE())" office:value-type="boolean" office:boolean-value="false" calcext:value-type="boolean">
            <text:p>FALSE</text:p>
          </table:table-cell>
          <table:table-cell table:formula="of:=IF((2* [.U118]) &lt; 1; TRUE(); FALSE())" office:value-type="boolean" office:boolean-value="false" calcext:value-type="boolean">
            <text:p>FALSE</text:p>
          </table:table-cell>
          <table:table-cell table:formula="of:=IF((3* [.U118]) &lt; 2; TRUE(); FALSE())" office:value-type="boolean" office:boolean-value="true" calcext:value-type="boolean">
            <text:p>TRUE</text:p>
          </table:table-cell>
          <table:table-cell table:formula="of:=IF((6* [.V118]) &lt; 1; TRUE(); FALSE())" office:value-type="boolean" office:boolean-value="false" calcext:value-type="boolean">
            <text:p>FALSE</text:p>
          </table:table-cell>
          <table:table-cell table:formula="of:=IF((2* [.V118]) &lt; 1; TRUE(); FALSE())" office:value-type="boolean" office:boolean-value="true" calcext:value-type="boolean">
            <text:p>TRUE</text:p>
          </table:table-cell>
          <table:table-cell table:formula="of:=IF((3* [.V118]) &lt; 2; TRUE(); FALSE())" office:value-type="boolean" office:boolean-value="true" calcext:value-type="boolean">
            <text:p>TRUE</text:p>
          </table:table-cell>
          <table:table-cell table:formula="of:=IF([.W118]; [.$P118] + ([.$O118] - [.$P118]) * 6 * [.T118]; IF([.X118]; [.$O118]; IF([.Y118]; [.$P118] + (([.$O118] - [.$P118]) * ((2/3) - [.T118]) * 6); [.$P118])))" office:value-type="float" office:value="0.0875" calcext:value-type="float">
            <text:p>0.0875</text:p>
          </table:table-cell>
          <table:table-cell table:formula="of:=IF([.Z118]; [.$P118] + ([.$O118] - [.$P118]) * 6 * [.U118]; IF([.AA118]; [.$O118]; IF([.AB118]; [.$P118] + (([.$O118] - [.$P118]) * ((2/3) - [.U118]) * 6); [.$P118])))" office:value-type="float" office:value="0.4125" calcext:value-type="float">
            <text:p>0.4125</text:p>
          </table:table-cell>
          <table:table-cell table:formula="of:=IF([.AC118]; [.$P118] + ([.$O118] - [.$P118]) * 6 * [.V118]; IF([.AD118]; [.$O118]; IF([.AE118]; [.$P118] + (([.$O118] - [.$P118]) * ((2/3) - [.V118]) * 6); [.$P118])))" office:value-type="float" office:value="0.4125" calcext:value-type="float">
            <text:p>0.4125</text:p>
          </table:table-cell>
          <table:table-cell table:formula="of:=ROUND([.AF118]*255)" office:value-type="float" office:value="22" calcext:value-type="float">
            <text:p>22</text:p>
          </table:table-cell>
          <table:table-cell table:formula="of:=ROUND([.AG118]*255)" office:value-type="float" office:value="105" calcext:value-type="float">
            <text:p>105</text:p>
          </table:table-cell>
          <table:table-cell table:formula="of:=ROUND([.AH118]*255)" office:value-type="float" office:value="105" calcext:value-type="float">
            <text:p>105</text:p>
          </table:table-cell>
        </table:table-row>
        <table:table-row table:style-name="ro3">
          <table:table-cell table:formula="of:=[.A118]" office:value-type="float" office:value="180" calcext:value-type="float">
            <text:p>180</text:p>
          </table:table-cell>
          <table:table-cell table:formula="of:=[.B118]" office:value-type="float" office:value="65" calcext:value-type="float">
            <text:p>65</text:p>
          </table:table-cell>
          <table:table-cell table:formula="of:=IF([.C$5]=[.C118]; 5; [.C118]+5)" office:value-type="float" office:value="30" calcext:value-type="float">
            <text:p>30</text:p>
          </table:table-cell>
          <table:table-cell table:formula="of:=[.AI119]&amp;&quot;, &quot;&amp;[.AJ119]&amp;&quot;, &quot;&amp;[.AK119]" office:value-type="string" office:string-value="27, 126, 126" calcext:value-type="string">
            <text:p>27, 126, 126</text:p>
          </table:table-cell>
          <table:table-cell table:formula="of:=DEC2HEX([.AI119]; 2)&amp;DEC2HEX([.AJ119]; 2)&amp;DEC2HEX([.AK119]; 2)" office:value-type="string" office:string-value="1B7E7E" calcext:value-type="string">
            <text:p>1B7E7E</text:p>
          </table:table-cell>
          <table:table-cell table:formula="of:=[.A119]/360" office:value-type="float" office:value="0.5" calcext:value-type="float">
            <text:p>0.5</text:p>
          </table:table-cell>
          <table:table-cell table:formula="of:=[.B119]/100" office:value-type="float" office:value="0.65" calcext:value-type="float">
            <text:p>0.65</text:p>
          </table:table-cell>
          <table:table-cell table:formula="of:=[.C119]/100" office:value-type="float" office:value="0.3" calcext:value-type="float">
            <text:p>0.3</text:p>
          </table:table-cell>
          <table:table-cell table:formula="of:=IF([.B119]&gt;0; TRUE(); FALSE())" office:value-type="boolean" office:boolean-value="true" calcext:value-type="boolean">
            <text:p>TRUE</text:p>
          </table:table-cell>
          <table:table-cell table:formula="of:=IF([.I119]; &quot;&quot;; ROUND([.C119]*2.55))">
            <text:p/>
          </table:table-cell>
          <table:table-cell table:formula="of:=[.J119]">
            <text:p/>
          </table:table-cell>
          <table:table-cell table:formula="of:=[.J119]">
            <text:p/>
          </table:table-cell>
          <table:table-cell table:formula="of:=[.H119] * (1 + [.G119])" office:value-type="float" office:value="0.495" calcext:value-type="float">
            <text:p>0.495</text:p>
          </table:table-cell>
          <table:table-cell table:formula="of:= ([.H119] + [.G119]) - ([.H119] * [.G119])" office:value-type="float" office:value="0.755" calcext:value-type="float">
            <text:p>0.755</text:p>
          </table:table-cell>
          <table:table-cell table:formula="of:=IF([.H119] &lt;= 0.5; [.M119]; [.N119])" office:value-type="float" office:value="0.495" calcext:value-type="float">
            <text:p>0.495</text:p>
          </table:table-cell>
          <table:table-cell table:formula="of:= (2 * [.H119]) - [.O119]" office:value-type="float" office:value="0.105" calcext:value-type="float">
            <text:p>0.105</text:p>
          </table:table-cell>
          <table:table-cell table:formula="of:=[.F119] + (1/3)" office:value-type="float" office:value="0.833333333333333" calcext:value-type="float">
            <text:p>0.833333333333333</text:p>
          </table:table-cell>
          <table:table-cell table:formula="of:=[.F119]" office:value-type="float" office:value="0.5" calcext:value-type="float">
            <text:p>0.5</text:p>
          </table:table-cell>
          <table:table-cell table:formula="of:=[.F119] - (1/3)" office:value-type="float" office:value="0.166666666666667" calcext:value-type="float">
            <text:p>0.166666666666667</text:p>
          </table:table-cell>
          <table:table-cell table:formula="of:=IF([.Q119]&lt;0; [.Q119]+1; IF([.Q119]&gt;1; [.Q119]-1; [.Q119]))" office:value-type="float" office:value="0.833333333333333" calcext:value-type="float">
            <text:p>0.833333333333333</text:p>
          </table:table-cell>
          <table:table-cell table:formula="of:=IF([.R119]&lt;0; [.R119]+1; IF([.R119]&gt;1; [.R119]-1; [.R119]))" office:value-type="float" office:value="0.5" calcext:value-type="float">
            <text:p>0.5</text:p>
          </table:table-cell>
          <table:table-cell table:formula="of:=IF([.S119]&lt;0; [.S119]+1; IF([.S119]&gt;1; [.S119]-1; [.S119]))" office:value-type="float" office:value="0.166666666666667" calcext:value-type="float">
            <text:p>0.166666666666667</text:p>
          </table:table-cell>
          <table:table-cell table:formula="of:=IF((6* [.T119]) &lt; 1; TRUE(); FALSE())" office:value-type="boolean" office:boolean-value="false" calcext:value-type="boolean">
            <text:p>FALSE</text:p>
          </table:table-cell>
          <table:table-cell table:formula="of:=IF((2* [.T119]) &lt; 1; TRUE(); FALSE())" office:value-type="boolean" office:boolean-value="false" calcext:value-type="boolean">
            <text:p>FALSE</text:p>
          </table:table-cell>
          <table:table-cell table:formula="of:=IF((3* [.T119]) &lt; 2; TRUE(); FALSE())" office:value-type="boolean" office:boolean-value="false" calcext:value-type="boolean">
            <text:p>FALSE</text:p>
          </table:table-cell>
          <table:table-cell table:formula="of:=IF((6* [.U119]) &lt; 1; TRUE(); FALSE())" office:value-type="boolean" office:boolean-value="false" calcext:value-type="boolean">
            <text:p>FALSE</text:p>
          </table:table-cell>
          <table:table-cell table:formula="of:=IF((2* [.U119]) &lt; 1; TRUE(); FALSE())" office:value-type="boolean" office:boolean-value="false" calcext:value-type="boolean">
            <text:p>FALSE</text:p>
          </table:table-cell>
          <table:table-cell table:formula="of:=IF((3* [.U119]) &lt; 2; TRUE(); FALSE())" office:value-type="boolean" office:boolean-value="true" calcext:value-type="boolean">
            <text:p>TRUE</text:p>
          </table:table-cell>
          <table:table-cell table:formula="of:=IF((6* [.V119]) &lt; 1; TRUE(); FALSE())" office:value-type="boolean" office:boolean-value="false" calcext:value-type="boolean">
            <text:p>FALSE</text:p>
          </table:table-cell>
          <table:table-cell table:formula="of:=IF((2* [.V119]) &lt; 1; TRUE(); FALSE())" office:value-type="boolean" office:boolean-value="true" calcext:value-type="boolean">
            <text:p>TRUE</text:p>
          </table:table-cell>
          <table:table-cell table:formula="of:=IF((3* [.V119]) &lt; 2; TRUE(); FALSE())" office:value-type="boolean" office:boolean-value="true" calcext:value-type="boolean">
            <text:p>TRUE</text:p>
          </table:table-cell>
          <table:table-cell table:formula="of:=IF([.W119]; [.$P119] + ([.$O119] - [.$P119]) * 6 * [.T119]; IF([.X119]; [.$O119]; IF([.Y119]; [.$P119] + (([.$O119] - [.$P119]) * ((2/3) - [.T119]) * 6); [.$P119])))" office:value-type="float" office:value="0.105" calcext:value-type="float">
            <text:p>0.105</text:p>
          </table:table-cell>
          <table:table-cell table:formula="of:=IF([.Z119]; [.$P119] + ([.$O119] - [.$P119]) * 6 * [.U119]; IF([.AA119]; [.$O119]; IF([.AB119]; [.$P119] + (([.$O119] - [.$P119]) * ((2/3) - [.U119]) * 6); [.$P119])))" office:value-type="float" office:value="0.495" calcext:value-type="float">
            <text:p>0.495</text:p>
          </table:table-cell>
          <table:table-cell table:formula="of:=IF([.AC119]; [.$P119] + ([.$O119] - [.$P119]) * 6 * [.V119]; IF([.AD119]; [.$O119]; IF([.AE119]; [.$P119] + (([.$O119] - [.$P119]) * ((2/3) - [.V119]) * 6); [.$P119])))" office:value-type="float" office:value="0.495" calcext:value-type="float">
            <text:p>0.495</text:p>
          </table:table-cell>
          <table:table-cell table:formula="of:=ROUND([.AF119]*255)" office:value-type="float" office:value="27" calcext:value-type="float">
            <text:p>27</text:p>
          </table:table-cell>
          <table:table-cell table:formula="of:=ROUND([.AG119]*255)" office:value-type="float" office:value="126" calcext:value-type="float">
            <text:p>126</text:p>
          </table:table-cell>
          <table:table-cell table:formula="of:=ROUND([.AH119]*255)" office:value-type="float" office:value="126" calcext:value-type="float">
            <text:p>126</text:p>
          </table:table-cell>
        </table:table-row>
        <table:table-row table:style-name="ro3">
          <table:table-cell table:formula="of:=[.A119]" office:value-type="float" office:value="180" calcext:value-type="float">
            <text:p>180</text:p>
          </table:table-cell>
          <table:table-cell table:formula="of:=[.B119]" office:value-type="float" office:value="65" calcext:value-type="float">
            <text:p>65</text:p>
          </table:table-cell>
          <table:table-cell table:formula="of:=IF([.C$5]=[.C119]; 5; [.C119]+5)" office:value-type="float" office:value="35" calcext:value-type="float">
            <text:p>35</text:p>
          </table:table-cell>
          <table:table-cell table:formula="of:=[.AI120]&amp;&quot;, &quot;&amp;[.AJ120]&amp;&quot;, &quot;&amp;[.AK120]" office:value-type="string" office:string-value="31, 147, 147" calcext:value-type="string">
            <text:p>31, 147, 147</text:p>
          </table:table-cell>
          <table:table-cell table:formula="of:=DEC2HEX([.AI120]; 2)&amp;DEC2HEX([.AJ120]; 2)&amp;DEC2HEX([.AK120]; 2)" office:value-type="string" office:string-value="1F9393" calcext:value-type="string">
            <text:p>1F9393</text:p>
          </table:table-cell>
          <table:table-cell table:formula="of:=[.A120]/360" office:value-type="float" office:value="0.5" calcext:value-type="float">
            <text:p>0.5</text:p>
          </table:table-cell>
          <table:table-cell table:formula="of:=[.B120]/100" office:value-type="float" office:value="0.65" calcext:value-type="float">
            <text:p>0.65</text:p>
          </table:table-cell>
          <table:table-cell table:formula="of:=[.C120]/100" office:value-type="float" office:value="0.35" calcext:value-type="float">
            <text:p>0.35</text:p>
          </table:table-cell>
          <table:table-cell table:formula="of:=IF([.B120]&gt;0; TRUE(); FALSE())" office:value-type="boolean" office:boolean-value="true" calcext:value-type="boolean">
            <text:p>TRUE</text:p>
          </table:table-cell>
          <table:table-cell table:formula="of:=IF([.I120]; &quot;&quot;; ROUND([.C120]*2.55))">
            <text:p/>
          </table:table-cell>
          <table:table-cell table:formula="of:=[.J120]">
            <text:p/>
          </table:table-cell>
          <table:table-cell table:formula="of:=[.J120]">
            <text:p/>
          </table:table-cell>
          <table:table-cell table:formula="of:=[.H120] * (1 + [.G120])" office:value-type="float" office:value="0.5775" calcext:value-type="float">
            <text:p>0.5775</text:p>
          </table:table-cell>
          <table:table-cell table:formula="of:= ([.H120] + [.G120]) - ([.H120] * [.G120])" office:value-type="float" office:value="0.7725" calcext:value-type="float">
            <text:p>0.7725</text:p>
          </table:table-cell>
          <table:table-cell table:formula="of:=IF([.H120] &lt;= 0.5; [.M120]; [.N120])" office:value-type="float" office:value="0.5775" calcext:value-type="float">
            <text:p>0.5775</text:p>
          </table:table-cell>
          <table:table-cell table:formula="of:= (2 * [.H120]) - [.O120]" office:value-type="float" office:value="0.1225" calcext:value-type="float">
            <text:p>0.1225</text:p>
          </table:table-cell>
          <table:table-cell table:formula="of:=[.F120] + (1/3)" office:value-type="float" office:value="0.833333333333333" calcext:value-type="float">
            <text:p>0.833333333333333</text:p>
          </table:table-cell>
          <table:table-cell table:formula="of:=[.F120]" office:value-type="float" office:value="0.5" calcext:value-type="float">
            <text:p>0.5</text:p>
          </table:table-cell>
          <table:table-cell table:formula="of:=[.F120] - (1/3)" office:value-type="float" office:value="0.166666666666667" calcext:value-type="float">
            <text:p>0.166666666666667</text:p>
          </table:table-cell>
          <table:table-cell table:formula="of:=IF([.Q120]&lt;0; [.Q120]+1; IF([.Q120]&gt;1; [.Q120]-1; [.Q120]))" office:value-type="float" office:value="0.833333333333333" calcext:value-type="float">
            <text:p>0.833333333333333</text:p>
          </table:table-cell>
          <table:table-cell table:formula="of:=IF([.R120]&lt;0; [.R120]+1; IF([.R120]&gt;1; [.R120]-1; [.R120]))" office:value-type="float" office:value="0.5" calcext:value-type="float">
            <text:p>0.5</text:p>
          </table:table-cell>
          <table:table-cell table:formula="of:=IF([.S120]&lt;0; [.S120]+1; IF([.S120]&gt;1; [.S120]-1; [.S120]))" office:value-type="float" office:value="0.166666666666667" calcext:value-type="float">
            <text:p>0.166666666666667</text:p>
          </table:table-cell>
          <table:table-cell table:formula="of:=IF((6* [.T120]) &lt; 1; TRUE(); FALSE())" office:value-type="boolean" office:boolean-value="false" calcext:value-type="boolean">
            <text:p>FALSE</text:p>
          </table:table-cell>
          <table:table-cell table:formula="of:=IF((2* [.T120]) &lt; 1; TRUE(); FALSE())" office:value-type="boolean" office:boolean-value="false" calcext:value-type="boolean">
            <text:p>FALSE</text:p>
          </table:table-cell>
          <table:table-cell table:formula="of:=IF((3* [.T120]) &lt; 2; TRUE(); FALSE())" office:value-type="boolean" office:boolean-value="false" calcext:value-type="boolean">
            <text:p>FALSE</text:p>
          </table:table-cell>
          <table:table-cell table:formula="of:=IF((6* [.U120]) &lt; 1; TRUE(); FALSE())" office:value-type="boolean" office:boolean-value="false" calcext:value-type="boolean">
            <text:p>FALSE</text:p>
          </table:table-cell>
          <table:table-cell table:formula="of:=IF((2* [.U120]) &lt; 1; TRUE(); FALSE())" office:value-type="boolean" office:boolean-value="false" calcext:value-type="boolean">
            <text:p>FALSE</text:p>
          </table:table-cell>
          <table:table-cell table:formula="of:=IF((3* [.U120]) &lt; 2; TRUE(); FALSE())" office:value-type="boolean" office:boolean-value="true" calcext:value-type="boolean">
            <text:p>TRUE</text:p>
          </table:table-cell>
          <table:table-cell table:formula="of:=IF((6* [.V120]) &lt; 1; TRUE(); FALSE())" office:value-type="boolean" office:boolean-value="false" calcext:value-type="boolean">
            <text:p>FALSE</text:p>
          </table:table-cell>
          <table:table-cell table:formula="of:=IF((2* [.V120]) &lt; 1; TRUE(); FALSE())" office:value-type="boolean" office:boolean-value="true" calcext:value-type="boolean">
            <text:p>TRUE</text:p>
          </table:table-cell>
          <table:table-cell table:formula="of:=IF((3* [.V120]) &lt; 2; TRUE(); FALSE())" office:value-type="boolean" office:boolean-value="true" calcext:value-type="boolean">
            <text:p>TRUE</text:p>
          </table:table-cell>
          <table:table-cell table:formula="of:=IF([.W120]; [.$P120] + ([.$O120] - [.$P120]) * 6 * [.T120]; IF([.X120]; [.$O120]; IF([.Y120]; [.$P120] + (([.$O120] - [.$P120]) * ((2/3) - [.T120]) * 6); [.$P120])))" office:value-type="float" office:value="0.1225" calcext:value-type="float">
            <text:p>0.1225</text:p>
          </table:table-cell>
          <table:table-cell table:formula="of:=IF([.Z120]; [.$P120] + ([.$O120] - [.$P120]) * 6 * [.U120]; IF([.AA120]; [.$O120]; IF([.AB120]; [.$P120] + (([.$O120] - [.$P120]) * ((2/3) - [.U120]) * 6); [.$P120])))" office:value-type="float" office:value="0.5775" calcext:value-type="float">
            <text:p>0.5775</text:p>
          </table:table-cell>
          <table:table-cell table:formula="of:=IF([.AC120]; [.$P120] + ([.$O120] - [.$P120]) * 6 * [.V120]; IF([.AD120]; [.$O120]; IF([.AE120]; [.$P120] + (([.$O120] - [.$P120]) * ((2/3) - [.V120]) * 6); [.$P120])))" office:value-type="float" office:value="0.5775" calcext:value-type="float">
            <text:p>0.5775</text:p>
          </table:table-cell>
          <table:table-cell table:formula="of:=ROUND([.AF120]*255)" office:value-type="float" office:value="31" calcext:value-type="float">
            <text:p>31</text:p>
          </table:table-cell>
          <table:table-cell table:formula="of:=ROUND([.AG120]*255)" office:value-type="float" office:value="147" calcext:value-type="float">
            <text:p>147</text:p>
          </table:table-cell>
          <table:table-cell table:formula="of:=ROUND([.AH120]*255)" office:value-type="float" office:value="147" calcext:value-type="float">
            <text:p>147</text:p>
          </table:table-cell>
        </table:table-row>
        <table:table-row table:style-name="ro3">
          <table:table-cell table:formula="of:=[.A120]" office:value-type="float" office:value="180" calcext:value-type="float">
            <text:p>180</text:p>
          </table:table-cell>
          <table:table-cell table:formula="of:=[.B120]" office:value-type="float" office:value="65" calcext:value-type="float">
            <text:p>65</text:p>
          </table:table-cell>
          <table:table-cell table:formula="of:=IF([.C$5]=[.C120]; 5; [.C120]+5)" office:value-type="float" office:value="40" calcext:value-type="float">
            <text:p>40</text:p>
          </table:table-cell>
          <table:table-cell table:formula="of:=[.AI121]&amp;&quot;, &quot;&amp;[.AJ121]&amp;&quot;, &quot;&amp;[.AK121]" office:value-type="string" office:string-value="36, 168, 168" calcext:value-type="string">
            <text:p>36, 168, 168</text:p>
          </table:table-cell>
          <table:table-cell table:formula="of:=DEC2HEX([.AI121]; 2)&amp;DEC2HEX([.AJ121]; 2)&amp;DEC2HEX([.AK121]; 2)" office:value-type="string" office:string-value="24A8A8" calcext:value-type="string">
            <text:p>24A8A8</text:p>
          </table:table-cell>
          <table:table-cell table:formula="of:=[.A121]/360" office:value-type="float" office:value="0.5" calcext:value-type="float">
            <text:p>0.5</text:p>
          </table:table-cell>
          <table:table-cell table:formula="of:=[.B121]/100" office:value-type="float" office:value="0.65" calcext:value-type="float">
            <text:p>0.65</text:p>
          </table:table-cell>
          <table:table-cell table:formula="of:=[.C121]/100" office:value-type="float" office:value="0.4" calcext:value-type="float">
            <text:p>0.4</text:p>
          </table:table-cell>
          <table:table-cell table:formula="of:=IF([.B121]&gt;0; TRUE(); FALSE())" office:value-type="boolean" office:boolean-value="true" calcext:value-type="boolean">
            <text:p>TRUE</text:p>
          </table:table-cell>
          <table:table-cell table:formula="of:=IF([.I121]; &quot;&quot;; ROUND([.C121]*2.55))">
            <text:p/>
          </table:table-cell>
          <table:table-cell table:formula="of:=[.J121]">
            <text:p/>
          </table:table-cell>
          <table:table-cell table:formula="of:=[.J121]">
            <text:p/>
          </table:table-cell>
          <table:table-cell table:formula="of:=[.H121] * (1 + [.G121])" office:value-type="float" office:value="0.66" calcext:value-type="float">
            <text:p>0.66</text:p>
          </table:table-cell>
          <table:table-cell table:formula="of:= ([.H121] + [.G121]) - ([.H121] * [.G121])" office:value-type="float" office:value="0.79" calcext:value-type="float">
            <text:p>0.79</text:p>
          </table:table-cell>
          <table:table-cell table:formula="of:=IF([.H121] &lt;= 0.5; [.M121]; [.N121])" office:value-type="float" office:value="0.66" calcext:value-type="float">
            <text:p>0.66</text:p>
          </table:table-cell>
          <table:table-cell table:formula="of:= (2 * [.H121]) - [.O121]" office:value-type="float" office:value="0.14" calcext:value-type="float">
            <text:p>0.14</text:p>
          </table:table-cell>
          <table:table-cell table:formula="of:=[.F121] + (1/3)" office:value-type="float" office:value="0.833333333333333" calcext:value-type="float">
            <text:p>0.833333333333333</text:p>
          </table:table-cell>
          <table:table-cell table:formula="of:=[.F121]" office:value-type="float" office:value="0.5" calcext:value-type="float">
            <text:p>0.5</text:p>
          </table:table-cell>
          <table:table-cell table:formula="of:=[.F121] - (1/3)" office:value-type="float" office:value="0.166666666666667" calcext:value-type="float">
            <text:p>0.166666666666667</text:p>
          </table:table-cell>
          <table:table-cell table:formula="of:=IF([.Q121]&lt;0; [.Q121]+1; IF([.Q121]&gt;1; [.Q121]-1; [.Q121]))" office:value-type="float" office:value="0.833333333333333" calcext:value-type="float">
            <text:p>0.833333333333333</text:p>
          </table:table-cell>
          <table:table-cell table:formula="of:=IF([.R121]&lt;0; [.R121]+1; IF([.R121]&gt;1; [.R121]-1; [.R121]))" office:value-type="float" office:value="0.5" calcext:value-type="float">
            <text:p>0.5</text:p>
          </table:table-cell>
          <table:table-cell table:formula="of:=IF([.S121]&lt;0; [.S121]+1; IF([.S121]&gt;1; [.S121]-1; [.S121]))" office:value-type="float" office:value="0.166666666666667" calcext:value-type="float">
            <text:p>0.166666666666667</text:p>
          </table:table-cell>
          <table:table-cell table:formula="of:=IF((6* [.T121]) &lt; 1; TRUE(); FALSE())" office:value-type="boolean" office:boolean-value="false" calcext:value-type="boolean">
            <text:p>FALSE</text:p>
          </table:table-cell>
          <table:table-cell table:formula="of:=IF((2* [.T121]) &lt; 1; TRUE(); FALSE())" office:value-type="boolean" office:boolean-value="false" calcext:value-type="boolean">
            <text:p>FALSE</text:p>
          </table:table-cell>
          <table:table-cell table:formula="of:=IF((3* [.T121]) &lt; 2; TRUE(); FALSE())" office:value-type="boolean" office:boolean-value="false" calcext:value-type="boolean">
            <text:p>FALSE</text:p>
          </table:table-cell>
          <table:table-cell table:formula="of:=IF((6* [.U121]) &lt; 1; TRUE(); FALSE())" office:value-type="boolean" office:boolean-value="false" calcext:value-type="boolean">
            <text:p>FALSE</text:p>
          </table:table-cell>
          <table:table-cell table:formula="of:=IF((2* [.U121]) &lt; 1; TRUE(); FALSE())" office:value-type="boolean" office:boolean-value="false" calcext:value-type="boolean">
            <text:p>FALSE</text:p>
          </table:table-cell>
          <table:table-cell table:formula="of:=IF((3* [.U121]) &lt; 2; TRUE(); FALSE())" office:value-type="boolean" office:boolean-value="true" calcext:value-type="boolean">
            <text:p>TRUE</text:p>
          </table:table-cell>
          <table:table-cell table:formula="of:=IF((6* [.V121]) &lt; 1; TRUE(); FALSE())" office:value-type="boolean" office:boolean-value="false" calcext:value-type="boolean">
            <text:p>FALSE</text:p>
          </table:table-cell>
          <table:table-cell table:formula="of:=IF((2* [.V121]) &lt; 1; TRUE(); FALSE())" office:value-type="boolean" office:boolean-value="true" calcext:value-type="boolean">
            <text:p>TRUE</text:p>
          </table:table-cell>
          <table:table-cell table:formula="of:=IF((3* [.V121]) &lt; 2; TRUE(); FALSE())" office:value-type="boolean" office:boolean-value="true" calcext:value-type="boolean">
            <text:p>TRUE</text:p>
          </table:table-cell>
          <table:table-cell table:formula="of:=IF([.W121]; [.$P121] + ([.$O121] - [.$P121]) * 6 * [.T121]; IF([.X121]; [.$O121]; IF([.Y121]; [.$P121] + (([.$O121] - [.$P121]) * ((2/3) - [.T121]) * 6); [.$P121])))" office:value-type="float" office:value="0.14" calcext:value-type="float">
            <text:p>0.14</text:p>
          </table:table-cell>
          <table:table-cell table:formula="of:=IF([.Z121]; [.$P121] + ([.$O121] - [.$P121]) * 6 * [.U121]; IF([.AA121]; [.$O121]; IF([.AB121]; [.$P121] + (([.$O121] - [.$P121]) * ((2/3) - [.U121]) * 6); [.$P121])))" office:value-type="float" office:value="0.66" calcext:value-type="float">
            <text:p>0.66</text:p>
          </table:table-cell>
          <table:table-cell table:formula="of:=IF([.AC121]; [.$P121] + ([.$O121] - [.$P121]) * 6 * [.V121]; IF([.AD121]; [.$O121]; IF([.AE121]; [.$P121] + (([.$O121] - [.$P121]) * ((2/3) - [.V121]) * 6); [.$P121])))" office:value-type="float" office:value="0.66" calcext:value-type="float">
            <text:p>0.66</text:p>
          </table:table-cell>
          <table:table-cell table:formula="of:=ROUND([.AF121]*255)" office:value-type="float" office:value="36" calcext:value-type="float">
            <text:p>36</text:p>
          </table:table-cell>
          <table:table-cell table:formula="of:=ROUND([.AG121]*255)" office:value-type="float" office:value="168" calcext:value-type="float">
            <text:p>168</text:p>
          </table:table-cell>
          <table:table-cell table:formula="of:=ROUND([.AH121]*255)" office:value-type="float" office:value="168" calcext:value-type="float">
            <text:p>168</text:p>
          </table:table-cell>
        </table:table-row>
        <table:table-row table:style-name="ro3">
          <table:table-cell table:formula="of:=[.A121]" office:value-type="float" office:value="180" calcext:value-type="float">
            <text:p>180</text:p>
          </table:table-cell>
          <table:table-cell table:formula="of:=[.B121]" office:value-type="float" office:value="65" calcext:value-type="float">
            <text:p>65</text:p>
          </table:table-cell>
          <table:table-cell table:formula="of:=IF([.C$5]=[.C121]; 5; [.C121]+5)" office:value-type="float" office:value="45" calcext:value-type="float">
            <text:p>45</text:p>
          </table:table-cell>
          <table:table-cell table:formula="of:=[.AI122]&amp;&quot;, &quot;&amp;[.AJ122]&amp;&quot;, &quot;&amp;[.AK122]" office:value-type="string" office:string-value="40, 189, 189" calcext:value-type="string">
            <text:p>40, 189, 189</text:p>
          </table:table-cell>
          <table:table-cell table:formula="of:=DEC2HEX([.AI122]; 2)&amp;DEC2HEX([.AJ122]; 2)&amp;DEC2HEX([.AK122]; 2)" office:value-type="string" office:string-value="28BDBD" calcext:value-type="string">
            <text:p>28BDBD</text:p>
          </table:table-cell>
          <table:table-cell table:formula="of:=[.A122]/360" office:value-type="float" office:value="0.5" calcext:value-type="float">
            <text:p>0.5</text:p>
          </table:table-cell>
          <table:table-cell table:formula="of:=[.B122]/100" office:value-type="float" office:value="0.65" calcext:value-type="float">
            <text:p>0.65</text:p>
          </table:table-cell>
          <table:table-cell table:formula="of:=[.C122]/100" office:value-type="float" office:value="0.45" calcext:value-type="float">
            <text:p>0.45</text:p>
          </table:table-cell>
          <table:table-cell table:formula="of:=IF([.B122]&gt;0; TRUE(); FALSE())" office:value-type="boolean" office:boolean-value="true" calcext:value-type="boolean">
            <text:p>TRUE</text:p>
          </table:table-cell>
          <table:table-cell table:formula="of:=IF([.I122]; &quot;&quot;; ROUND([.C122]*2.55))">
            <text:p/>
          </table:table-cell>
          <table:table-cell table:formula="of:=[.J122]">
            <text:p/>
          </table:table-cell>
          <table:table-cell table:formula="of:=[.J122]">
            <text:p/>
          </table:table-cell>
          <table:table-cell table:formula="of:=[.H122] * (1 + [.G122])" office:value-type="float" office:value="0.7425" calcext:value-type="float">
            <text:p>0.7425</text:p>
          </table:table-cell>
          <table:table-cell table:formula="of:= ([.H122] + [.G122]) - ([.H122] * [.G122])" office:value-type="float" office:value="0.8075" calcext:value-type="float">
            <text:p>0.8075</text:p>
          </table:table-cell>
          <table:table-cell table:formula="of:=IF([.H122] &lt;= 0.5; [.M122]; [.N122])" office:value-type="float" office:value="0.7425" calcext:value-type="float">
            <text:p>0.7425</text:p>
          </table:table-cell>
          <table:table-cell table:formula="of:= (2 * [.H122]) - [.O122]" office:value-type="float" office:value="0.1575" calcext:value-type="float">
            <text:p>0.1575</text:p>
          </table:table-cell>
          <table:table-cell table:formula="of:=[.F122] + (1/3)" office:value-type="float" office:value="0.833333333333333" calcext:value-type="float">
            <text:p>0.833333333333333</text:p>
          </table:table-cell>
          <table:table-cell table:formula="of:=[.F122]" office:value-type="float" office:value="0.5" calcext:value-type="float">
            <text:p>0.5</text:p>
          </table:table-cell>
          <table:table-cell table:formula="of:=[.F122] - (1/3)" office:value-type="float" office:value="0.166666666666667" calcext:value-type="float">
            <text:p>0.166666666666667</text:p>
          </table:table-cell>
          <table:table-cell table:formula="of:=IF([.Q122]&lt;0; [.Q122]+1; IF([.Q122]&gt;1; [.Q122]-1; [.Q122]))" office:value-type="float" office:value="0.833333333333333" calcext:value-type="float">
            <text:p>0.833333333333333</text:p>
          </table:table-cell>
          <table:table-cell table:formula="of:=IF([.R122]&lt;0; [.R122]+1; IF([.R122]&gt;1; [.R122]-1; [.R122]))" office:value-type="float" office:value="0.5" calcext:value-type="float">
            <text:p>0.5</text:p>
          </table:table-cell>
          <table:table-cell table:formula="of:=IF([.S122]&lt;0; [.S122]+1; IF([.S122]&gt;1; [.S122]-1; [.S122]))" office:value-type="float" office:value="0.166666666666667" calcext:value-type="float">
            <text:p>0.166666666666667</text:p>
          </table:table-cell>
          <table:table-cell table:formula="of:=IF((6* [.T122]) &lt; 1; TRUE(); FALSE())" office:value-type="boolean" office:boolean-value="false" calcext:value-type="boolean">
            <text:p>FALSE</text:p>
          </table:table-cell>
          <table:table-cell table:formula="of:=IF((2* [.T122]) &lt; 1; TRUE(); FALSE())" office:value-type="boolean" office:boolean-value="false" calcext:value-type="boolean">
            <text:p>FALSE</text:p>
          </table:table-cell>
          <table:table-cell table:formula="of:=IF((3* [.T122]) &lt; 2; TRUE(); FALSE())" office:value-type="boolean" office:boolean-value="false" calcext:value-type="boolean">
            <text:p>FALSE</text:p>
          </table:table-cell>
          <table:table-cell table:formula="of:=IF((6* [.U122]) &lt; 1; TRUE(); FALSE())" office:value-type="boolean" office:boolean-value="false" calcext:value-type="boolean">
            <text:p>FALSE</text:p>
          </table:table-cell>
          <table:table-cell table:formula="of:=IF((2* [.U122]) &lt; 1; TRUE(); FALSE())" office:value-type="boolean" office:boolean-value="false" calcext:value-type="boolean">
            <text:p>FALSE</text:p>
          </table:table-cell>
          <table:table-cell table:formula="of:=IF((3* [.U122]) &lt; 2; TRUE(); FALSE())" office:value-type="boolean" office:boolean-value="true" calcext:value-type="boolean">
            <text:p>TRUE</text:p>
          </table:table-cell>
          <table:table-cell table:formula="of:=IF((6* [.V122]) &lt; 1; TRUE(); FALSE())" office:value-type="boolean" office:boolean-value="false" calcext:value-type="boolean">
            <text:p>FALSE</text:p>
          </table:table-cell>
          <table:table-cell table:formula="of:=IF((2* [.V122]) &lt; 1; TRUE(); FALSE())" office:value-type="boolean" office:boolean-value="true" calcext:value-type="boolean">
            <text:p>TRUE</text:p>
          </table:table-cell>
          <table:table-cell table:formula="of:=IF((3* [.V122]) &lt; 2; TRUE(); FALSE())" office:value-type="boolean" office:boolean-value="true" calcext:value-type="boolean">
            <text:p>TRUE</text:p>
          </table:table-cell>
          <table:table-cell table:formula="of:=IF([.W122]; [.$P122] + ([.$O122] - [.$P122]) * 6 * [.T122]; IF([.X122]; [.$O122]; IF([.Y122]; [.$P122] + (([.$O122] - [.$P122]) * ((2/3) - [.T122]) * 6); [.$P122])))" office:value-type="float" office:value="0.1575" calcext:value-type="float">
            <text:p>0.1575</text:p>
          </table:table-cell>
          <table:table-cell table:formula="of:=IF([.Z122]; [.$P122] + ([.$O122] - [.$P122]) * 6 * [.U122]; IF([.AA122]; [.$O122]; IF([.AB122]; [.$P122] + (([.$O122] - [.$P122]) * ((2/3) - [.U122]) * 6); [.$P122])))" office:value-type="float" office:value="0.7425" calcext:value-type="float">
            <text:p>0.7425</text:p>
          </table:table-cell>
          <table:table-cell table:formula="of:=IF([.AC122]; [.$P122] + ([.$O122] - [.$P122]) * 6 * [.V122]; IF([.AD122]; [.$O122]; IF([.AE122]; [.$P122] + (([.$O122] - [.$P122]) * ((2/3) - [.V122]) * 6); [.$P122])))" office:value-type="float" office:value="0.7425" calcext:value-type="float">
            <text:p>0.7425</text:p>
          </table:table-cell>
          <table:table-cell table:formula="of:=ROUND([.AF122]*255)" office:value-type="float" office:value="40" calcext:value-type="float">
            <text:p>40</text:p>
          </table:table-cell>
          <table:table-cell table:formula="of:=ROUND([.AG122]*255)" office:value-type="float" office:value="189" calcext:value-type="float">
            <text:p>189</text:p>
          </table:table-cell>
          <table:table-cell table:formula="of:=ROUND([.AH122]*255)" office:value-type="float" office:value="189" calcext:value-type="float">
            <text:p>189</text:p>
          </table:table-cell>
        </table:table-row>
        <table:table-row table:style-name="ro3">
          <table:table-cell table:formula="of:=[.A122]" office:value-type="float" office:value="180" calcext:value-type="float">
            <text:p>180</text:p>
          </table:table-cell>
          <table:table-cell table:formula="of:=[.B122]" office:value-type="float" office:value="65" calcext:value-type="float">
            <text:p>65</text:p>
          </table:table-cell>
          <table:table-cell table:formula="of:=IF([.C$5]=[.C122]; 5; [.C122]+5)" office:value-type="float" office:value="50" calcext:value-type="float">
            <text:p>50</text:p>
          </table:table-cell>
          <table:table-cell table:formula="of:=[.AI123]&amp;&quot;, &quot;&amp;[.AJ123]&amp;&quot;, &quot;&amp;[.AK123]" office:value-type="string" office:string-value="45, 210, 210" calcext:value-type="string">
            <text:p>45, 210, 210</text:p>
          </table:table-cell>
          <table:table-cell table:formula="of:=DEC2HEX([.AI123]; 2)&amp;DEC2HEX([.AJ123]; 2)&amp;DEC2HEX([.AK123]; 2)" office:value-type="string" office:string-value="2DD2D2" calcext:value-type="string">
            <text:p>2DD2D2</text:p>
          </table:table-cell>
          <table:table-cell table:formula="of:=[.A123]/360" office:value-type="float" office:value="0.5" calcext:value-type="float">
            <text:p>0.5</text:p>
          </table:table-cell>
          <table:table-cell table:formula="of:=[.B123]/100" office:value-type="float" office:value="0.65" calcext:value-type="float">
            <text:p>0.65</text:p>
          </table:table-cell>
          <table:table-cell table:formula="of:=[.C123]/100" office:value-type="float" office:value="0.5" calcext:value-type="float">
            <text:p>0.5</text:p>
          </table:table-cell>
          <table:table-cell table:formula="of:=IF([.B123]&gt;0; TRUE(); FALSE())" office:value-type="boolean" office:boolean-value="true" calcext:value-type="boolean">
            <text:p>TRUE</text:p>
          </table:table-cell>
          <table:table-cell table:formula="of:=IF([.I123]; &quot;&quot;; ROUND([.C123]*2.55))">
            <text:p/>
          </table:table-cell>
          <table:table-cell table:formula="of:=[.J123]">
            <text:p/>
          </table:table-cell>
          <table:table-cell table:formula="of:=[.J123]">
            <text:p/>
          </table:table-cell>
          <table:table-cell table:formula="of:=[.H123] * (1 + [.G123])" office:value-type="float" office:value="0.825" calcext:value-type="float">
            <text:p>0.825</text:p>
          </table:table-cell>
          <table:table-cell table:formula="of:= ([.H123] + [.G123]) - ([.H123] * [.G123])" office:value-type="float" office:value="0.825" calcext:value-type="float">
            <text:p>0.825</text:p>
          </table:table-cell>
          <table:table-cell table:formula="of:=IF([.H123] &lt;= 0.5; [.M123]; [.N123])" office:value-type="float" office:value="0.825" calcext:value-type="float">
            <text:p>0.825</text:p>
          </table:table-cell>
          <table:table-cell table:formula="of:= (2 * [.H123]) - [.O123]" office:value-type="float" office:value="0.175" calcext:value-type="float">
            <text:p>0.175</text:p>
          </table:table-cell>
          <table:table-cell table:formula="of:=[.F123] + (1/3)" office:value-type="float" office:value="0.833333333333333" calcext:value-type="float">
            <text:p>0.833333333333333</text:p>
          </table:table-cell>
          <table:table-cell table:formula="of:=[.F123]" office:value-type="float" office:value="0.5" calcext:value-type="float">
            <text:p>0.5</text:p>
          </table:table-cell>
          <table:table-cell table:formula="of:=[.F123] - (1/3)" office:value-type="float" office:value="0.166666666666667" calcext:value-type="float">
            <text:p>0.166666666666667</text:p>
          </table:table-cell>
          <table:table-cell table:formula="of:=IF([.Q123]&lt;0; [.Q123]+1; IF([.Q123]&gt;1; [.Q123]-1; [.Q123]))" office:value-type="float" office:value="0.833333333333333" calcext:value-type="float">
            <text:p>0.833333333333333</text:p>
          </table:table-cell>
          <table:table-cell table:formula="of:=IF([.R123]&lt;0; [.R123]+1; IF([.R123]&gt;1; [.R123]-1; [.R123]))" office:value-type="float" office:value="0.5" calcext:value-type="float">
            <text:p>0.5</text:p>
          </table:table-cell>
          <table:table-cell table:formula="of:=IF([.S123]&lt;0; [.S123]+1; IF([.S123]&gt;1; [.S123]-1; [.S123]))" office:value-type="float" office:value="0.166666666666667" calcext:value-type="float">
            <text:p>0.166666666666667</text:p>
          </table:table-cell>
          <table:table-cell table:formula="of:=IF((6* [.T123]) &lt; 1; TRUE(); FALSE())" office:value-type="boolean" office:boolean-value="false" calcext:value-type="boolean">
            <text:p>FALSE</text:p>
          </table:table-cell>
          <table:table-cell table:formula="of:=IF((2* [.T123]) &lt; 1; TRUE(); FALSE())" office:value-type="boolean" office:boolean-value="false" calcext:value-type="boolean">
            <text:p>FALSE</text:p>
          </table:table-cell>
          <table:table-cell table:formula="of:=IF((3* [.T123]) &lt; 2; TRUE(); FALSE())" office:value-type="boolean" office:boolean-value="false" calcext:value-type="boolean">
            <text:p>FALSE</text:p>
          </table:table-cell>
          <table:table-cell table:formula="of:=IF((6* [.U123]) &lt; 1; TRUE(); FALSE())" office:value-type="boolean" office:boolean-value="false" calcext:value-type="boolean">
            <text:p>FALSE</text:p>
          </table:table-cell>
          <table:table-cell table:formula="of:=IF((2* [.U123]) &lt; 1; TRUE(); FALSE())" office:value-type="boolean" office:boolean-value="false" calcext:value-type="boolean">
            <text:p>FALSE</text:p>
          </table:table-cell>
          <table:table-cell table:formula="of:=IF((3* [.U123]) &lt; 2; TRUE(); FALSE())" office:value-type="boolean" office:boolean-value="true" calcext:value-type="boolean">
            <text:p>TRUE</text:p>
          </table:table-cell>
          <table:table-cell table:formula="of:=IF((6* [.V123]) &lt; 1; TRUE(); FALSE())" office:value-type="boolean" office:boolean-value="false" calcext:value-type="boolean">
            <text:p>FALSE</text:p>
          </table:table-cell>
          <table:table-cell table:formula="of:=IF((2* [.V123]) &lt; 1; TRUE(); FALSE())" office:value-type="boolean" office:boolean-value="true" calcext:value-type="boolean">
            <text:p>TRUE</text:p>
          </table:table-cell>
          <table:table-cell table:formula="of:=IF((3* [.V123]) &lt; 2; TRUE(); FALSE())" office:value-type="boolean" office:boolean-value="true" calcext:value-type="boolean">
            <text:p>TRUE</text:p>
          </table:table-cell>
          <table:table-cell table:formula="of:=IF([.W123]; [.$P123] + ([.$O123] - [.$P123]) * 6 * [.T123]; IF([.X123]; [.$O123]; IF([.Y123]; [.$P123] + (([.$O123] - [.$P123]) * ((2/3) - [.T123]) * 6); [.$P123])))" office:value-type="float" office:value="0.175" calcext:value-type="float">
            <text:p>0.175</text:p>
          </table:table-cell>
          <table:table-cell table:formula="of:=IF([.Z123]; [.$P123] + ([.$O123] - [.$P123]) * 6 * [.U123]; IF([.AA123]; [.$O123]; IF([.AB123]; [.$P123] + (([.$O123] - [.$P123]) * ((2/3) - [.U123]) * 6); [.$P123])))" office:value-type="float" office:value="0.825" calcext:value-type="float">
            <text:p>0.825</text:p>
          </table:table-cell>
          <table:table-cell table:formula="of:=IF([.AC123]; [.$P123] + ([.$O123] - [.$P123]) * 6 * [.V123]; IF([.AD123]; [.$O123]; IF([.AE123]; [.$P123] + (([.$O123] - [.$P123]) * ((2/3) - [.V123]) * 6); [.$P123])))" office:value-type="float" office:value="0.825" calcext:value-type="float">
            <text:p>0.825</text:p>
          </table:table-cell>
          <table:table-cell table:formula="of:=ROUND([.AF123]*255)" office:value-type="float" office:value="45" calcext:value-type="float">
            <text:p>45</text:p>
          </table:table-cell>
          <table:table-cell table:formula="of:=ROUND([.AG123]*255)" office:value-type="float" office:value="210" calcext:value-type="float">
            <text:p>210</text:p>
          </table:table-cell>
          <table:table-cell table:formula="of:=ROUND([.AH123]*255)" office:value-type="float" office:value="210" calcext:value-type="float">
            <text:p>210</text:p>
          </table:table-cell>
        </table:table-row>
        <table:table-row table:style-name="ro3">
          <table:table-cell table:formula="of:=[.A123]" office:value-type="float" office:value="180" calcext:value-type="float">
            <text:p>180</text:p>
          </table:table-cell>
          <table:table-cell table:formula="of:=[.B123]" office:value-type="float" office:value="65" calcext:value-type="float">
            <text:p>65</text:p>
          </table:table-cell>
          <table:table-cell table:formula="of:=IF([.C$5]=[.C123]; 5; [.C123]+5)" office:value-type="float" office:value="55" calcext:value-type="float">
            <text:p>55</text:p>
          </table:table-cell>
          <table:table-cell table:formula="of:=[.AI124]&amp;&quot;, &quot;&amp;[.AJ124]&amp;&quot;, &quot;&amp;[.AK124]" office:value-type="string" office:string-value="66, 215, 215" calcext:value-type="string">
            <text:p>66, 215, 215</text:p>
          </table:table-cell>
          <table:table-cell table:formula="of:=DEC2HEX([.AI124]; 2)&amp;DEC2HEX([.AJ124]; 2)&amp;DEC2HEX([.AK124]; 2)" office:value-type="string" office:string-value="42D7D7" calcext:value-type="string">
            <text:p>42D7D7</text:p>
          </table:table-cell>
          <table:table-cell table:formula="of:=[.A124]/360" office:value-type="float" office:value="0.5" calcext:value-type="float">
            <text:p>0.5</text:p>
          </table:table-cell>
          <table:table-cell table:formula="of:=[.B124]/100" office:value-type="float" office:value="0.65" calcext:value-type="float">
            <text:p>0.65</text:p>
          </table:table-cell>
          <table:table-cell table:formula="of:=[.C124]/100" office:value-type="float" office:value="0.55" calcext:value-type="float">
            <text:p>0.55</text:p>
          </table:table-cell>
          <table:table-cell table:formula="of:=IF([.B124]&gt;0; TRUE(); FALSE())" office:value-type="boolean" office:boolean-value="true" calcext:value-type="boolean">
            <text:p>TRUE</text:p>
          </table:table-cell>
          <table:table-cell table:formula="of:=IF([.I124]; &quot;&quot;; ROUND([.C124]*2.55))">
            <text:p/>
          </table:table-cell>
          <table:table-cell table:formula="of:=[.J124]">
            <text:p/>
          </table:table-cell>
          <table:table-cell table:formula="of:=[.J124]">
            <text:p/>
          </table:table-cell>
          <table:table-cell table:formula="of:=[.H124] * (1 + [.G124])" office:value-type="float" office:value="0.9075" calcext:value-type="float">
            <text:p>0.9075</text:p>
          </table:table-cell>
          <table:table-cell table:formula="of:= ([.H124] + [.G124]) - ([.H124] * [.G124])" office:value-type="float" office:value="0.8425" calcext:value-type="float">
            <text:p>0.8425</text:p>
          </table:table-cell>
          <table:table-cell table:formula="of:=IF([.H124] &lt;= 0.5; [.M124]; [.N124])" office:value-type="float" office:value="0.8425" calcext:value-type="float">
            <text:p>0.8425</text:p>
          </table:table-cell>
          <table:table-cell table:formula="of:= (2 * [.H124]) - [.O124]" office:value-type="float" office:value="0.2575" calcext:value-type="float">
            <text:p>0.2575</text:p>
          </table:table-cell>
          <table:table-cell table:formula="of:=[.F124] + (1/3)" office:value-type="float" office:value="0.833333333333333" calcext:value-type="float">
            <text:p>0.833333333333333</text:p>
          </table:table-cell>
          <table:table-cell table:formula="of:=[.F124]" office:value-type="float" office:value="0.5" calcext:value-type="float">
            <text:p>0.5</text:p>
          </table:table-cell>
          <table:table-cell table:formula="of:=[.F124] - (1/3)" office:value-type="float" office:value="0.166666666666667" calcext:value-type="float">
            <text:p>0.166666666666667</text:p>
          </table:table-cell>
          <table:table-cell table:formula="of:=IF([.Q124]&lt;0; [.Q124]+1; IF([.Q124]&gt;1; [.Q124]-1; [.Q124]))" office:value-type="float" office:value="0.833333333333333" calcext:value-type="float">
            <text:p>0.833333333333333</text:p>
          </table:table-cell>
          <table:table-cell table:formula="of:=IF([.R124]&lt;0; [.R124]+1; IF([.R124]&gt;1; [.R124]-1; [.R124]))" office:value-type="float" office:value="0.5" calcext:value-type="float">
            <text:p>0.5</text:p>
          </table:table-cell>
          <table:table-cell table:formula="of:=IF([.S124]&lt;0; [.S124]+1; IF([.S124]&gt;1; [.S124]-1; [.S124]))" office:value-type="float" office:value="0.166666666666667" calcext:value-type="float">
            <text:p>0.166666666666667</text:p>
          </table:table-cell>
          <table:table-cell table:formula="of:=IF((6* [.T124]) &lt; 1; TRUE(); FALSE())" office:value-type="boolean" office:boolean-value="false" calcext:value-type="boolean">
            <text:p>FALSE</text:p>
          </table:table-cell>
          <table:table-cell table:formula="of:=IF((2* [.T124]) &lt; 1; TRUE(); FALSE())" office:value-type="boolean" office:boolean-value="false" calcext:value-type="boolean">
            <text:p>FALSE</text:p>
          </table:table-cell>
          <table:table-cell table:formula="of:=IF((3* [.T124]) &lt; 2; TRUE(); FALSE())" office:value-type="boolean" office:boolean-value="false" calcext:value-type="boolean">
            <text:p>FALSE</text:p>
          </table:table-cell>
          <table:table-cell table:formula="of:=IF((6* [.U124]) &lt; 1; TRUE(); FALSE())" office:value-type="boolean" office:boolean-value="false" calcext:value-type="boolean">
            <text:p>FALSE</text:p>
          </table:table-cell>
          <table:table-cell table:formula="of:=IF((2* [.U124]) &lt; 1; TRUE(); FALSE())" office:value-type="boolean" office:boolean-value="false" calcext:value-type="boolean">
            <text:p>FALSE</text:p>
          </table:table-cell>
          <table:table-cell table:formula="of:=IF((3* [.U124]) &lt; 2; TRUE(); FALSE())" office:value-type="boolean" office:boolean-value="true" calcext:value-type="boolean">
            <text:p>TRUE</text:p>
          </table:table-cell>
          <table:table-cell table:formula="of:=IF((6* [.V124]) &lt; 1; TRUE(); FALSE())" office:value-type="boolean" office:boolean-value="false" calcext:value-type="boolean">
            <text:p>FALSE</text:p>
          </table:table-cell>
          <table:table-cell table:formula="of:=IF((2* [.V124]) &lt; 1; TRUE(); FALSE())" office:value-type="boolean" office:boolean-value="true" calcext:value-type="boolean">
            <text:p>TRUE</text:p>
          </table:table-cell>
          <table:table-cell table:formula="of:=IF((3* [.V124]) &lt; 2; TRUE(); FALSE())" office:value-type="boolean" office:boolean-value="true" calcext:value-type="boolean">
            <text:p>TRUE</text:p>
          </table:table-cell>
          <table:table-cell table:formula="of:=IF([.W124]; [.$P124] + ([.$O124] - [.$P124]) * 6 * [.T124]; IF([.X124]; [.$O124]; IF([.Y124]; [.$P124] + (([.$O124] - [.$P124]) * ((2/3) - [.T124]) * 6); [.$P124])))" office:value-type="float" office:value="0.2575" calcext:value-type="float">
            <text:p>0.2575</text:p>
          </table:table-cell>
          <table:table-cell table:formula="of:=IF([.Z124]; [.$P124] + ([.$O124] - [.$P124]) * 6 * [.U124]; IF([.AA124]; [.$O124]; IF([.AB124]; [.$P124] + (([.$O124] - [.$P124]) * ((2/3) - [.U124]) * 6); [.$P124])))" office:value-type="float" office:value="0.8425" calcext:value-type="float">
            <text:p>0.8425</text:p>
          </table:table-cell>
          <table:table-cell table:formula="of:=IF([.AC124]; [.$P124] + ([.$O124] - [.$P124]) * 6 * [.V124]; IF([.AD124]; [.$O124]; IF([.AE124]; [.$P124] + (([.$O124] - [.$P124]) * ((2/3) - [.V124]) * 6); [.$P124])))" office:value-type="float" office:value="0.8425" calcext:value-type="float">
            <text:p>0.8425</text:p>
          </table:table-cell>
          <table:table-cell table:formula="of:=ROUND([.AF124]*255)" office:value-type="float" office:value="66" calcext:value-type="float">
            <text:p>66</text:p>
          </table:table-cell>
          <table:table-cell table:formula="of:=ROUND([.AG124]*255)" office:value-type="float" office:value="215" calcext:value-type="float">
            <text:p>215</text:p>
          </table:table-cell>
          <table:table-cell table:formula="of:=ROUND([.AH124]*255)" office:value-type="float" office:value="215" calcext:value-type="float">
            <text:p>215</text:p>
          </table:table-cell>
        </table:table-row>
        <table:table-row table:style-name="ro3">
          <table:table-cell table:formula="of:=[.A124]" office:value-type="float" office:value="180" calcext:value-type="float">
            <text:p>180</text:p>
          </table:table-cell>
          <table:table-cell table:formula="of:=[.B124]" office:value-type="float" office:value="65" calcext:value-type="float">
            <text:p>65</text:p>
          </table:table-cell>
          <table:table-cell table:formula="of:=IF([.C$5]=[.C124]; 5; [.C124]+5)" office:value-type="float" office:value="60" calcext:value-type="float">
            <text:p>60</text:p>
          </table:table-cell>
          <table:table-cell table:formula="of:=[.AI125]&amp;&quot;, &quot;&amp;[.AJ125]&amp;&quot;, &quot;&amp;[.AK125]" office:value-type="string" office:string-value="87, 219, 219" calcext:value-type="string">
            <text:p>87, 219, 219</text:p>
          </table:table-cell>
          <table:table-cell table:formula="of:=DEC2HEX([.AI125]; 2)&amp;DEC2HEX([.AJ125]; 2)&amp;DEC2HEX([.AK125]; 2)" office:value-type="string" office:string-value="57DBDB" calcext:value-type="string">
            <text:p>57DBDB</text:p>
          </table:table-cell>
          <table:table-cell table:formula="of:=[.A125]/360" office:value-type="float" office:value="0.5" calcext:value-type="float">
            <text:p>0.5</text:p>
          </table:table-cell>
          <table:table-cell table:formula="of:=[.B125]/100" office:value-type="float" office:value="0.65" calcext:value-type="float">
            <text:p>0.65</text:p>
          </table:table-cell>
          <table:table-cell table:formula="of:=[.C125]/100" office:value-type="float" office:value="0.6" calcext:value-type="float">
            <text:p>0.6</text:p>
          </table:table-cell>
          <table:table-cell table:formula="of:=IF([.B125]&gt;0; TRUE(); FALSE())" office:value-type="boolean" office:boolean-value="true" calcext:value-type="boolean">
            <text:p>TRUE</text:p>
          </table:table-cell>
          <table:table-cell table:formula="of:=IF([.I125]; &quot;&quot;; ROUND([.C125]*2.55))">
            <text:p/>
          </table:table-cell>
          <table:table-cell table:formula="of:=[.J125]">
            <text:p/>
          </table:table-cell>
          <table:table-cell table:formula="of:=[.J125]">
            <text:p/>
          </table:table-cell>
          <table:table-cell table:formula="of:=[.H125] * (1 + [.G125])" office:value-type="float" office:value="0.99" calcext:value-type="float">
            <text:p>0.99</text:p>
          </table:table-cell>
          <table:table-cell table:formula="of:= ([.H125] + [.G125]) - ([.H125] * [.G125])" office:value-type="float" office:value="0.86" calcext:value-type="float">
            <text:p>0.86</text:p>
          </table:table-cell>
          <table:table-cell table:formula="of:=IF([.H125] &lt;= 0.5; [.M125]; [.N125])" office:value-type="float" office:value="0.86" calcext:value-type="float">
            <text:p>0.86</text:p>
          </table:table-cell>
          <table:table-cell table:formula="of:= (2 * [.H125]) - [.O125]" office:value-type="float" office:value="0.34" calcext:value-type="float">
            <text:p>0.34</text:p>
          </table:table-cell>
          <table:table-cell table:formula="of:=[.F125] + (1/3)" office:value-type="float" office:value="0.833333333333333" calcext:value-type="float">
            <text:p>0.833333333333333</text:p>
          </table:table-cell>
          <table:table-cell table:formula="of:=[.F125]" office:value-type="float" office:value="0.5" calcext:value-type="float">
            <text:p>0.5</text:p>
          </table:table-cell>
          <table:table-cell table:formula="of:=[.F125] - (1/3)" office:value-type="float" office:value="0.166666666666667" calcext:value-type="float">
            <text:p>0.166666666666667</text:p>
          </table:table-cell>
          <table:table-cell table:formula="of:=IF([.Q125]&lt;0; [.Q125]+1; IF([.Q125]&gt;1; [.Q125]-1; [.Q125]))" office:value-type="float" office:value="0.833333333333333" calcext:value-type="float">
            <text:p>0.833333333333333</text:p>
          </table:table-cell>
          <table:table-cell table:formula="of:=IF([.R125]&lt;0; [.R125]+1; IF([.R125]&gt;1; [.R125]-1; [.R125]))" office:value-type="float" office:value="0.5" calcext:value-type="float">
            <text:p>0.5</text:p>
          </table:table-cell>
          <table:table-cell table:formula="of:=IF([.S125]&lt;0; [.S125]+1; IF([.S125]&gt;1; [.S125]-1; [.S125]))" office:value-type="float" office:value="0.166666666666667" calcext:value-type="float">
            <text:p>0.166666666666667</text:p>
          </table:table-cell>
          <table:table-cell table:formula="of:=IF((6* [.T125]) &lt; 1; TRUE(); FALSE())" office:value-type="boolean" office:boolean-value="false" calcext:value-type="boolean">
            <text:p>FALSE</text:p>
          </table:table-cell>
          <table:table-cell table:formula="of:=IF((2* [.T125]) &lt; 1; TRUE(); FALSE())" office:value-type="boolean" office:boolean-value="false" calcext:value-type="boolean">
            <text:p>FALSE</text:p>
          </table:table-cell>
          <table:table-cell table:formula="of:=IF((3* [.T125]) &lt; 2; TRUE(); FALSE())" office:value-type="boolean" office:boolean-value="false" calcext:value-type="boolean">
            <text:p>FALSE</text:p>
          </table:table-cell>
          <table:table-cell table:formula="of:=IF((6* [.U125]) &lt; 1; TRUE(); FALSE())" office:value-type="boolean" office:boolean-value="false" calcext:value-type="boolean">
            <text:p>FALSE</text:p>
          </table:table-cell>
          <table:table-cell table:formula="of:=IF((2* [.U125]) &lt; 1; TRUE(); FALSE())" office:value-type="boolean" office:boolean-value="false" calcext:value-type="boolean">
            <text:p>FALSE</text:p>
          </table:table-cell>
          <table:table-cell table:formula="of:=IF((3* [.U125]) &lt; 2; TRUE(); FALSE())" office:value-type="boolean" office:boolean-value="true" calcext:value-type="boolean">
            <text:p>TRUE</text:p>
          </table:table-cell>
          <table:table-cell table:formula="of:=IF((6* [.V125]) &lt; 1; TRUE(); FALSE())" office:value-type="boolean" office:boolean-value="false" calcext:value-type="boolean">
            <text:p>FALSE</text:p>
          </table:table-cell>
          <table:table-cell table:formula="of:=IF((2* [.V125]) &lt; 1; TRUE(); FALSE())" office:value-type="boolean" office:boolean-value="true" calcext:value-type="boolean">
            <text:p>TRUE</text:p>
          </table:table-cell>
          <table:table-cell table:formula="of:=IF((3* [.V125]) &lt; 2; TRUE(); FALSE())" office:value-type="boolean" office:boolean-value="true" calcext:value-type="boolean">
            <text:p>TRUE</text:p>
          </table:table-cell>
          <table:table-cell table:formula="of:=IF([.W125]; [.$P125] + ([.$O125] - [.$P125]) * 6 * [.T125]; IF([.X125]; [.$O125]; IF([.Y125]; [.$P125] + (([.$O125] - [.$P125]) * ((2/3) - [.T125]) * 6); [.$P125])))" office:value-type="float" office:value="0.34" calcext:value-type="float">
            <text:p>0.34</text:p>
          </table:table-cell>
          <table:table-cell table:formula="of:=IF([.Z125]; [.$P125] + ([.$O125] - [.$P125]) * 6 * [.U125]; IF([.AA125]; [.$O125]; IF([.AB125]; [.$P125] + (([.$O125] - [.$P125]) * ((2/3) - [.U125]) * 6); [.$P125])))" office:value-type="float" office:value="0.86" calcext:value-type="float">
            <text:p>0.86</text:p>
          </table:table-cell>
          <table:table-cell table:formula="of:=IF([.AC125]; [.$P125] + ([.$O125] - [.$P125]) * 6 * [.V125]; IF([.AD125]; [.$O125]; IF([.AE125]; [.$P125] + (([.$O125] - [.$P125]) * ((2/3) - [.V125]) * 6); [.$P125])))" office:value-type="float" office:value="0.86" calcext:value-type="float">
            <text:p>0.86</text:p>
          </table:table-cell>
          <table:table-cell table:formula="of:=ROUND([.AF125]*255)" office:value-type="float" office:value="87" calcext:value-type="float">
            <text:p>87</text:p>
          </table:table-cell>
          <table:table-cell table:formula="of:=ROUND([.AG125]*255)" office:value-type="float" office:value="219" calcext:value-type="float">
            <text:p>219</text:p>
          </table:table-cell>
          <table:table-cell table:formula="of:=ROUND([.AH125]*255)" office:value-type="float" office:value="219" calcext:value-type="float">
            <text:p>219</text:p>
          </table:table-cell>
        </table:table-row>
        <table:table-row table:style-name="ro3">
          <table:table-cell table:formula="of:=[.A125]" office:value-type="float" office:value="180" calcext:value-type="float">
            <text:p>180</text:p>
          </table:table-cell>
          <table:table-cell table:formula="of:=[.B125]" office:value-type="float" office:value="65" calcext:value-type="float">
            <text:p>65</text:p>
          </table:table-cell>
          <table:table-cell table:formula="of:=IF([.C$5]=[.C125]; 5; [.C125]+5)" office:value-type="float" office:value="65" calcext:value-type="float">
            <text:p>65</text:p>
          </table:table-cell>
          <table:table-cell table:formula="of:=[.AI126]&amp;&quot;, &quot;&amp;[.AJ126]&amp;&quot;, &quot;&amp;[.AK126]" office:value-type="string" office:string-value="108, 224, 224" calcext:value-type="string">
            <text:p>108, 224, 224</text:p>
          </table:table-cell>
          <table:table-cell table:formula="of:=DEC2HEX([.AI126]; 2)&amp;DEC2HEX([.AJ126]; 2)&amp;DEC2HEX([.AK126]; 2)" office:value-type="string" office:string-value="6CE0E0" calcext:value-type="string">
            <text:p>6CE0E0</text:p>
          </table:table-cell>
          <table:table-cell table:formula="of:=[.A126]/360" office:value-type="float" office:value="0.5" calcext:value-type="float">
            <text:p>0.5</text:p>
          </table:table-cell>
          <table:table-cell table:formula="of:=[.B126]/100" office:value-type="float" office:value="0.65" calcext:value-type="float">
            <text:p>0.65</text:p>
          </table:table-cell>
          <table:table-cell table:formula="of:=[.C126]/100" office:value-type="float" office:value="0.65" calcext:value-type="float">
            <text:p>0.65</text:p>
          </table:table-cell>
          <table:table-cell table:formula="of:=IF([.B126]&gt;0; TRUE(); FALSE())" office:value-type="boolean" office:boolean-value="true" calcext:value-type="boolean">
            <text:p>TRUE</text:p>
          </table:table-cell>
          <table:table-cell table:formula="of:=IF([.I126]; &quot;&quot;; ROUND([.C126]*2.55))">
            <text:p/>
          </table:table-cell>
          <table:table-cell table:formula="of:=[.J126]">
            <text:p/>
          </table:table-cell>
          <table:table-cell table:formula="of:=[.J126]">
            <text:p/>
          </table:table-cell>
          <table:table-cell table:formula="of:=[.H126] * (1 + [.G126])" office:value-type="float" office:value="1.0725" calcext:value-type="float">
            <text:p>1.0725</text:p>
          </table:table-cell>
          <table:table-cell table:formula="of:= ([.H126] + [.G126]) - ([.H126] * [.G126])" office:value-type="float" office:value="0.8775" calcext:value-type="float">
            <text:p>0.8775</text:p>
          </table:table-cell>
          <table:table-cell table:formula="of:=IF([.H126] &lt;= 0.5; [.M126]; [.N126])" office:value-type="float" office:value="0.8775" calcext:value-type="float">
            <text:p>0.8775</text:p>
          </table:table-cell>
          <table:table-cell table:formula="of:= (2 * [.H126]) - [.O126]" office:value-type="float" office:value="0.4225" calcext:value-type="float">
            <text:p>0.4225</text:p>
          </table:table-cell>
          <table:table-cell table:formula="of:=[.F126] + (1/3)" office:value-type="float" office:value="0.833333333333333" calcext:value-type="float">
            <text:p>0.833333333333333</text:p>
          </table:table-cell>
          <table:table-cell table:formula="of:=[.F126]" office:value-type="float" office:value="0.5" calcext:value-type="float">
            <text:p>0.5</text:p>
          </table:table-cell>
          <table:table-cell table:formula="of:=[.F126] - (1/3)" office:value-type="float" office:value="0.166666666666667" calcext:value-type="float">
            <text:p>0.166666666666667</text:p>
          </table:table-cell>
          <table:table-cell table:formula="of:=IF([.Q126]&lt;0; [.Q126]+1; IF([.Q126]&gt;1; [.Q126]-1; [.Q126]))" office:value-type="float" office:value="0.833333333333333" calcext:value-type="float">
            <text:p>0.833333333333333</text:p>
          </table:table-cell>
          <table:table-cell table:formula="of:=IF([.R126]&lt;0; [.R126]+1; IF([.R126]&gt;1; [.R126]-1; [.R126]))" office:value-type="float" office:value="0.5" calcext:value-type="float">
            <text:p>0.5</text:p>
          </table:table-cell>
          <table:table-cell table:formula="of:=IF([.S126]&lt;0; [.S126]+1; IF([.S126]&gt;1; [.S126]-1; [.S126]))" office:value-type="float" office:value="0.166666666666667" calcext:value-type="float">
            <text:p>0.166666666666667</text:p>
          </table:table-cell>
          <table:table-cell table:formula="of:=IF((6* [.T126]) &lt; 1; TRUE(); FALSE())" office:value-type="boolean" office:boolean-value="false" calcext:value-type="boolean">
            <text:p>FALSE</text:p>
          </table:table-cell>
          <table:table-cell table:formula="of:=IF((2* [.T126]) &lt; 1; TRUE(); FALSE())" office:value-type="boolean" office:boolean-value="false" calcext:value-type="boolean">
            <text:p>FALSE</text:p>
          </table:table-cell>
          <table:table-cell table:formula="of:=IF((3* [.T126]) &lt; 2; TRUE(); FALSE())" office:value-type="boolean" office:boolean-value="false" calcext:value-type="boolean">
            <text:p>FALSE</text:p>
          </table:table-cell>
          <table:table-cell table:formula="of:=IF((6* [.U126]) &lt; 1; TRUE(); FALSE())" office:value-type="boolean" office:boolean-value="false" calcext:value-type="boolean">
            <text:p>FALSE</text:p>
          </table:table-cell>
          <table:table-cell table:formula="of:=IF((2* [.U126]) &lt; 1; TRUE(); FALSE())" office:value-type="boolean" office:boolean-value="false" calcext:value-type="boolean">
            <text:p>FALSE</text:p>
          </table:table-cell>
          <table:table-cell table:formula="of:=IF((3* [.U126]) &lt; 2; TRUE(); FALSE())" office:value-type="boolean" office:boolean-value="true" calcext:value-type="boolean">
            <text:p>TRUE</text:p>
          </table:table-cell>
          <table:table-cell table:formula="of:=IF((6* [.V126]) &lt; 1; TRUE(); FALSE())" office:value-type="boolean" office:boolean-value="false" calcext:value-type="boolean">
            <text:p>FALSE</text:p>
          </table:table-cell>
          <table:table-cell table:formula="of:=IF((2* [.V126]) &lt; 1; TRUE(); FALSE())" office:value-type="boolean" office:boolean-value="true" calcext:value-type="boolean">
            <text:p>TRUE</text:p>
          </table:table-cell>
          <table:table-cell table:formula="of:=IF((3* [.V126]) &lt; 2; TRUE(); FALSE())" office:value-type="boolean" office:boolean-value="true" calcext:value-type="boolean">
            <text:p>TRUE</text:p>
          </table:table-cell>
          <table:table-cell table:formula="of:=IF([.W126]; [.$P126] + ([.$O126] - [.$P126]) * 6 * [.T126]; IF([.X126]; [.$O126]; IF([.Y126]; [.$P126] + (([.$O126] - [.$P126]) * ((2/3) - [.T126]) * 6); [.$P126])))" office:value-type="float" office:value="0.4225" calcext:value-type="float">
            <text:p>0.4225</text:p>
          </table:table-cell>
          <table:table-cell table:formula="of:=IF([.Z126]; [.$P126] + ([.$O126] - [.$P126]) * 6 * [.U126]; IF([.AA126]; [.$O126]; IF([.AB126]; [.$P126] + (([.$O126] - [.$P126]) * ((2/3) - [.U126]) * 6); [.$P126])))" office:value-type="float" office:value="0.8775" calcext:value-type="float">
            <text:p>0.8775</text:p>
          </table:table-cell>
          <table:table-cell table:formula="of:=IF([.AC126]; [.$P126] + ([.$O126] - [.$P126]) * 6 * [.V126]; IF([.AD126]; [.$O126]; IF([.AE126]; [.$P126] + (([.$O126] - [.$P126]) * ((2/3) - [.V126]) * 6); [.$P126])))" office:value-type="float" office:value="0.8775" calcext:value-type="float">
            <text:p>0.8775</text:p>
          </table:table-cell>
          <table:table-cell table:formula="of:=ROUND([.AF126]*255)" office:value-type="float" office:value="108" calcext:value-type="float">
            <text:p>108</text:p>
          </table:table-cell>
          <table:table-cell table:formula="of:=ROUND([.AG126]*255)" office:value-type="float" office:value="224" calcext:value-type="float">
            <text:p>224</text:p>
          </table:table-cell>
          <table:table-cell table:formula="of:=ROUND([.AH126]*255)" office:value-type="float" office:value="224" calcext:value-type="float">
            <text:p>224</text:p>
          </table:table-cell>
        </table:table-row>
        <table:table-row table:style-name="ro3">
          <table:table-cell table:formula="of:=[.A126]" office:value-type="float" office:value="180" calcext:value-type="float">
            <text:p>180</text:p>
          </table:table-cell>
          <table:table-cell table:formula="of:=[.B126]" office:value-type="float" office:value="65" calcext:value-type="float">
            <text:p>65</text:p>
          </table:table-cell>
          <table:table-cell table:formula="of:=IF([.C$5]=[.C126]; 5; [.C126]+5)" office:value-type="float" office:value="70" calcext:value-type="float">
            <text:p>70</text:p>
          </table:table-cell>
          <table:table-cell table:formula="of:=[.AI127]&amp;&quot;, &quot;&amp;[.AJ127]&amp;&quot;, &quot;&amp;[.AK127]" office:value-type="string" office:string-value="129, 228, 228" calcext:value-type="string">
            <text:p>129, 228, 228</text:p>
          </table:table-cell>
          <table:table-cell table:formula="of:=DEC2HEX([.AI127]; 2)&amp;DEC2HEX([.AJ127]; 2)&amp;DEC2HEX([.AK127]; 2)" office:value-type="string" office:string-value="81E4E4" calcext:value-type="string">
            <text:p>81E4E4</text:p>
          </table:table-cell>
          <table:table-cell table:formula="of:=[.A127]/360" office:value-type="float" office:value="0.5" calcext:value-type="float">
            <text:p>0.5</text:p>
          </table:table-cell>
          <table:table-cell table:formula="of:=[.B127]/100" office:value-type="float" office:value="0.65" calcext:value-type="float">
            <text:p>0.65</text:p>
          </table:table-cell>
          <table:table-cell table:formula="of:=[.C127]/100" office:value-type="float" office:value="0.7" calcext:value-type="float">
            <text:p>0.7</text:p>
          </table:table-cell>
          <table:table-cell table:formula="of:=IF([.B127]&gt;0; TRUE(); FALSE())" office:value-type="boolean" office:boolean-value="true" calcext:value-type="boolean">
            <text:p>TRUE</text:p>
          </table:table-cell>
          <table:table-cell table:formula="of:=IF([.I127]; &quot;&quot;; ROUND([.C127]*2.55))">
            <text:p/>
          </table:table-cell>
          <table:table-cell table:formula="of:=[.J127]">
            <text:p/>
          </table:table-cell>
          <table:table-cell table:formula="of:=[.J127]">
            <text:p/>
          </table:table-cell>
          <table:table-cell table:formula="of:=[.H127] * (1 + [.G127])" office:value-type="float" office:value="1.155" calcext:value-type="float">
            <text:p>1.155</text:p>
          </table:table-cell>
          <table:table-cell table:formula="of:= ([.H127] + [.G127]) - ([.H127] * [.G127])" office:value-type="float" office:value="0.895" calcext:value-type="float">
            <text:p>0.895</text:p>
          </table:table-cell>
          <table:table-cell table:formula="of:=IF([.H127] &lt;= 0.5; [.M127]; [.N127])" office:value-type="float" office:value="0.895" calcext:value-type="float">
            <text:p>0.895</text:p>
          </table:table-cell>
          <table:table-cell table:formula="of:= (2 * [.H127]) - [.O127]" office:value-type="float" office:value="0.505" calcext:value-type="float">
            <text:p>0.505</text:p>
          </table:table-cell>
          <table:table-cell table:formula="of:=[.F127] + (1/3)" office:value-type="float" office:value="0.833333333333333" calcext:value-type="float">
            <text:p>0.833333333333333</text:p>
          </table:table-cell>
          <table:table-cell table:formula="of:=[.F127]" office:value-type="float" office:value="0.5" calcext:value-type="float">
            <text:p>0.5</text:p>
          </table:table-cell>
          <table:table-cell table:formula="of:=[.F127] - (1/3)" office:value-type="float" office:value="0.166666666666667" calcext:value-type="float">
            <text:p>0.166666666666667</text:p>
          </table:table-cell>
          <table:table-cell table:formula="of:=IF([.Q127]&lt;0; [.Q127]+1; IF([.Q127]&gt;1; [.Q127]-1; [.Q127]))" office:value-type="float" office:value="0.833333333333333" calcext:value-type="float">
            <text:p>0.833333333333333</text:p>
          </table:table-cell>
          <table:table-cell table:formula="of:=IF([.R127]&lt;0; [.R127]+1; IF([.R127]&gt;1; [.R127]-1; [.R127]))" office:value-type="float" office:value="0.5" calcext:value-type="float">
            <text:p>0.5</text:p>
          </table:table-cell>
          <table:table-cell table:formula="of:=IF([.S127]&lt;0; [.S127]+1; IF([.S127]&gt;1; [.S127]-1; [.S127]))" office:value-type="float" office:value="0.166666666666667" calcext:value-type="float">
            <text:p>0.166666666666667</text:p>
          </table:table-cell>
          <table:table-cell table:formula="of:=IF((6* [.T127]) &lt; 1; TRUE(); FALSE())" office:value-type="boolean" office:boolean-value="false" calcext:value-type="boolean">
            <text:p>FALSE</text:p>
          </table:table-cell>
          <table:table-cell table:formula="of:=IF((2* [.T127]) &lt; 1; TRUE(); FALSE())" office:value-type="boolean" office:boolean-value="false" calcext:value-type="boolean">
            <text:p>FALSE</text:p>
          </table:table-cell>
          <table:table-cell table:formula="of:=IF((3* [.T127]) &lt; 2; TRUE(); FALSE())" office:value-type="boolean" office:boolean-value="false" calcext:value-type="boolean">
            <text:p>FALSE</text:p>
          </table:table-cell>
          <table:table-cell table:formula="of:=IF((6* [.U127]) &lt; 1; TRUE(); FALSE())" office:value-type="boolean" office:boolean-value="false" calcext:value-type="boolean">
            <text:p>FALSE</text:p>
          </table:table-cell>
          <table:table-cell table:formula="of:=IF((2* [.U127]) &lt; 1; TRUE(); FALSE())" office:value-type="boolean" office:boolean-value="false" calcext:value-type="boolean">
            <text:p>FALSE</text:p>
          </table:table-cell>
          <table:table-cell table:formula="of:=IF((3* [.U127]) &lt; 2; TRUE(); FALSE())" office:value-type="boolean" office:boolean-value="true" calcext:value-type="boolean">
            <text:p>TRUE</text:p>
          </table:table-cell>
          <table:table-cell table:formula="of:=IF((6* [.V127]) &lt; 1; TRUE(); FALSE())" office:value-type="boolean" office:boolean-value="false" calcext:value-type="boolean">
            <text:p>FALSE</text:p>
          </table:table-cell>
          <table:table-cell table:formula="of:=IF((2* [.V127]) &lt; 1; TRUE(); FALSE())" office:value-type="boolean" office:boolean-value="true" calcext:value-type="boolean">
            <text:p>TRUE</text:p>
          </table:table-cell>
          <table:table-cell table:formula="of:=IF((3* [.V127]) &lt; 2; TRUE(); FALSE())" office:value-type="boolean" office:boolean-value="true" calcext:value-type="boolean">
            <text:p>TRUE</text:p>
          </table:table-cell>
          <table:table-cell table:formula="of:=IF([.W127]; [.$P127] + ([.$O127] - [.$P127]) * 6 * [.T127]; IF([.X127]; [.$O127]; IF([.Y127]; [.$P127] + (([.$O127] - [.$P127]) * ((2/3) - [.T127]) * 6); [.$P127])))" office:value-type="float" office:value="0.505" calcext:value-type="float">
            <text:p>0.505</text:p>
          </table:table-cell>
          <table:table-cell table:formula="of:=IF([.Z127]; [.$P127] + ([.$O127] - [.$P127]) * 6 * [.U127]; IF([.AA127]; [.$O127]; IF([.AB127]; [.$P127] + (([.$O127] - [.$P127]) * ((2/3) - [.U127]) * 6); [.$P127])))" office:value-type="float" office:value="0.895" calcext:value-type="float">
            <text:p>0.895</text:p>
          </table:table-cell>
          <table:table-cell table:formula="of:=IF([.AC127]; [.$P127] + ([.$O127] - [.$P127]) * 6 * [.V127]; IF([.AD127]; [.$O127]; IF([.AE127]; [.$P127] + (([.$O127] - [.$P127]) * ((2/3) - [.V127]) * 6); [.$P127])))" office:value-type="float" office:value="0.895" calcext:value-type="float">
            <text:p>0.895</text:p>
          </table:table-cell>
          <table:table-cell table:formula="of:=ROUND([.AF127]*255)" office:value-type="float" office:value="129" calcext:value-type="float">
            <text:p>129</text:p>
          </table:table-cell>
          <table:table-cell table:formula="of:=ROUND([.AG127]*255)" office:value-type="float" office:value="228" calcext:value-type="float">
            <text:p>228</text:p>
          </table:table-cell>
          <table:table-cell table:formula="of:=ROUND([.AH127]*255)" office:value-type="float" office:value="228" calcext:value-type="float">
            <text:p>228</text:p>
          </table:table-cell>
        </table:table-row>
        <table:table-row table:style-name="ro3">
          <table:table-cell table:formula="of:=[.A127]" office:value-type="float" office:value="180" calcext:value-type="float">
            <text:p>180</text:p>
          </table:table-cell>
          <table:table-cell table:formula="of:=[.B127]" office:value-type="float" office:value="65" calcext:value-type="float">
            <text:p>65</text:p>
          </table:table-cell>
          <table:table-cell table:formula="of:=IF([.C$5]=[.C127]; 5; [.C127]+5)" office:value-type="float" office:value="75" calcext:value-type="float">
            <text:p>75</text:p>
          </table:table-cell>
          <table:table-cell table:formula="of:=[.AI128]&amp;&quot;, &quot;&amp;[.AJ128]&amp;&quot;, &quot;&amp;[.AK128]" office:value-type="string" office:string-value="150, 233, 233" calcext:value-type="string">
            <text:p>150, 233, 233</text:p>
          </table:table-cell>
          <table:table-cell table:formula="of:=DEC2HEX([.AI128]; 2)&amp;DEC2HEX([.AJ128]; 2)&amp;DEC2HEX([.AK128]; 2)" office:value-type="string" office:string-value="96E9E9" calcext:value-type="string">
            <text:p>96E9E9</text:p>
          </table:table-cell>
          <table:table-cell table:formula="of:=[.A128]/360" office:value-type="float" office:value="0.5" calcext:value-type="float">
            <text:p>0.5</text:p>
          </table:table-cell>
          <table:table-cell table:formula="of:=[.B128]/100" office:value-type="float" office:value="0.65" calcext:value-type="float">
            <text:p>0.65</text:p>
          </table:table-cell>
          <table:table-cell table:formula="of:=[.C128]/100" office:value-type="float" office:value="0.75" calcext:value-type="float">
            <text:p>0.75</text:p>
          </table:table-cell>
          <table:table-cell table:formula="of:=IF([.B128]&gt;0; TRUE(); FALSE())" office:value-type="boolean" office:boolean-value="true" calcext:value-type="boolean">
            <text:p>TRUE</text:p>
          </table:table-cell>
          <table:table-cell table:formula="of:=IF([.I128]; &quot;&quot;; ROUND([.C128]*2.55))">
            <text:p/>
          </table:table-cell>
          <table:table-cell table:formula="of:=[.J128]">
            <text:p/>
          </table:table-cell>
          <table:table-cell table:formula="of:=[.J128]">
            <text:p/>
          </table:table-cell>
          <table:table-cell table:formula="of:=[.H128] * (1 + [.G128])" office:value-type="float" office:value="1.2375" calcext:value-type="float">
            <text:p>1.2375</text:p>
          </table:table-cell>
          <table:table-cell table:formula="of:= ([.H128] + [.G128]) - ([.H128] * [.G128])" office:value-type="float" office:value="0.9125" calcext:value-type="float">
            <text:p>0.9125</text:p>
          </table:table-cell>
          <table:table-cell table:formula="of:=IF([.H128] &lt;= 0.5; [.M128]; [.N128])" office:value-type="float" office:value="0.9125" calcext:value-type="float">
            <text:p>0.9125</text:p>
          </table:table-cell>
          <table:table-cell table:formula="of:= (2 * [.H128]) - [.O128]" office:value-type="float" office:value="0.5875" calcext:value-type="float">
            <text:p>0.5875</text:p>
          </table:table-cell>
          <table:table-cell table:formula="of:=[.F128] + (1/3)" office:value-type="float" office:value="0.833333333333333" calcext:value-type="float">
            <text:p>0.833333333333333</text:p>
          </table:table-cell>
          <table:table-cell table:formula="of:=[.F128]" office:value-type="float" office:value="0.5" calcext:value-type="float">
            <text:p>0.5</text:p>
          </table:table-cell>
          <table:table-cell table:formula="of:=[.F128] - (1/3)" office:value-type="float" office:value="0.166666666666667" calcext:value-type="float">
            <text:p>0.166666666666667</text:p>
          </table:table-cell>
          <table:table-cell table:formula="of:=IF([.Q128]&lt;0; [.Q128]+1; IF([.Q128]&gt;1; [.Q128]-1; [.Q128]))" office:value-type="float" office:value="0.833333333333333" calcext:value-type="float">
            <text:p>0.833333333333333</text:p>
          </table:table-cell>
          <table:table-cell table:formula="of:=IF([.R128]&lt;0; [.R128]+1; IF([.R128]&gt;1; [.R128]-1; [.R128]))" office:value-type="float" office:value="0.5" calcext:value-type="float">
            <text:p>0.5</text:p>
          </table:table-cell>
          <table:table-cell table:formula="of:=IF([.S128]&lt;0; [.S128]+1; IF([.S128]&gt;1; [.S128]-1; [.S128]))" office:value-type="float" office:value="0.166666666666667" calcext:value-type="float">
            <text:p>0.166666666666667</text:p>
          </table:table-cell>
          <table:table-cell table:formula="of:=IF((6* [.T128]) &lt; 1; TRUE(); FALSE())" office:value-type="boolean" office:boolean-value="false" calcext:value-type="boolean">
            <text:p>FALSE</text:p>
          </table:table-cell>
          <table:table-cell table:formula="of:=IF((2* [.T128]) &lt; 1; TRUE(); FALSE())" office:value-type="boolean" office:boolean-value="false" calcext:value-type="boolean">
            <text:p>FALSE</text:p>
          </table:table-cell>
          <table:table-cell table:formula="of:=IF((3* [.T128]) &lt; 2; TRUE(); FALSE())" office:value-type="boolean" office:boolean-value="false" calcext:value-type="boolean">
            <text:p>FALSE</text:p>
          </table:table-cell>
          <table:table-cell table:formula="of:=IF((6* [.U128]) &lt; 1; TRUE(); FALSE())" office:value-type="boolean" office:boolean-value="false" calcext:value-type="boolean">
            <text:p>FALSE</text:p>
          </table:table-cell>
          <table:table-cell table:formula="of:=IF((2* [.U128]) &lt; 1; TRUE(); FALSE())" office:value-type="boolean" office:boolean-value="false" calcext:value-type="boolean">
            <text:p>FALSE</text:p>
          </table:table-cell>
          <table:table-cell table:formula="of:=IF((3* [.U128]) &lt; 2; TRUE(); FALSE())" office:value-type="boolean" office:boolean-value="true" calcext:value-type="boolean">
            <text:p>TRUE</text:p>
          </table:table-cell>
          <table:table-cell table:formula="of:=IF((6* [.V128]) &lt; 1; TRUE(); FALSE())" office:value-type="boolean" office:boolean-value="false" calcext:value-type="boolean">
            <text:p>FALSE</text:p>
          </table:table-cell>
          <table:table-cell table:formula="of:=IF((2* [.V128]) &lt; 1; TRUE(); FALSE())" office:value-type="boolean" office:boolean-value="true" calcext:value-type="boolean">
            <text:p>TRUE</text:p>
          </table:table-cell>
          <table:table-cell table:formula="of:=IF((3* [.V128]) &lt; 2; TRUE(); FALSE())" office:value-type="boolean" office:boolean-value="true" calcext:value-type="boolean">
            <text:p>TRUE</text:p>
          </table:table-cell>
          <table:table-cell table:formula="of:=IF([.W128]; [.$P128] + ([.$O128] - [.$P128]) * 6 * [.T128]; IF([.X128]; [.$O128]; IF([.Y128]; [.$P128] + (([.$O128] - [.$P128]) * ((2/3) - [.T128]) * 6); [.$P128])))" office:value-type="float" office:value="0.5875" calcext:value-type="float">
            <text:p>0.5875</text:p>
          </table:table-cell>
          <table:table-cell table:formula="of:=IF([.Z128]; [.$P128] + ([.$O128] - [.$P128]) * 6 * [.U128]; IF([.AA128]; [.$O128]; IF([.AB128]; [.$P128] + (([.$O128] - [.$P128]) * ((2/3) - [.U128]) * 6); [.$P128])))" office:value-type="float" office:value="0.9125" calcext:value-type="float">
            <text:p>0.9125</text:p>
          </table:table-cell>
          <table:table-cell table:formula="of:=IF([.AC128]; [.$P128] + ([.$O128] - [.$P128]) * 6 * [.V128]; IF([.AD128]; [.$O128]; IF([.AE128]; [.$P128] + (([.$O128] - [.$P128]) * ((2/3) - [.V128]) * 6); [.$P128])))" office:value-type="float" office:value="0.9125" calcext:value-type="float">
            <text:p>0.9125</text:p>
          </table:table-cell>
          <table:table-cell table:formula="of:=ROUND([.AF128]*255)" office:value-type="float" office:value="150" calcext:value-type="float">
            <text:p>150</text:p>
          </table:table-cell>
          <table:table-cell table:formula="of:=ROUND([.AG128]*255)" office:value-type="float" office:value="233" calcext:value-type="float">
            <text:p>233</text:p>
          </table:table-cell>
          <table:table-cell table:formula="of:=ROUND([.AH128]*255)" office:value-type="float" office:value="233" calcext:value-type="float">
            <text:p>233</text:p>
          </table:table-cell>
        </table:table-row>
        <table:table-row table:style-name="ro3">
          <table:table-cell table:formula="of:=[.A128]" office:value-type="float" office:value="180" calcext:value-type="float">
            <text:p>180</text:p>
          </table:table-cell>
          <table:table-cell table:formula="of:=[.B128]" office:value-type="float" office:value="65" calcext:value-type="float">
            <text:p>65</text:p>
          </table:table-cell>
          <table:table-cell table:formula="of:=IF([.C$5]=[.C128]; 5; [.C128]+5)" office:value-type="float" office:value="80" calcext:value-type="float">
            <text:p>80</text:p>
          </table:table-cell>
          <table:table-cell table:formula="of:=[.AI129]&amp;&quot;, &quot;&amp;[.AJ129]&amp;&quot;, &quot;&amp;[.AK129]" office:value-type="string" office:string-value="171, 237, 237" calcext:value-type="string">
            <text:p>171, 237, 237</text:p>
          </table:table-cell>
          <table:table-cell table:formula="of:=DEC2HEX([.AI129]; 2)&amp;DEC2HEX([.AJ129]; 2)&amp;DEC2HEX([.AK129]; 2)" office:value-type="string" office:string-value="ABEDED" calcext:value-type="string">
            <text:p>ABEDED</text:p>
          </table:table-cell>
          <table:table-cell table:formula="of:=[.A129]/360" office:value-type="float" office:value="0.5" calcext:value-type="float">
            <text:p>0.5</text:p>
          </table:table-cell>
          <table:table-cell table:formula="of:=[.B129]/100" office:value-type="float" office:value="0.65" calcext:value-type="float">
            <text:p>0.65</text:p>
          </table:table-cell>
          <table:table-cell table:formula="of:=[.C129]/100" office:value-type="float" office:value="0.8" calcext:value-type="float">
            <text:p>0.8</text:p>
          </table:table-cell>
          <table:table-cell table:formula="of:=IF([.B129]&gt;0; TRUE(); FALSE())" office:value-type="boolean" office:boolean-value="true" calcext:value-type="boolean">
            <text:p>TRUE</text:p>
          </table:table-cell>
          <table:table-cell table:formula="of:=IF([.I129]; &quot;&quot;; ROUND([.C129]*2.55))">
            <text:p/>
          </table:table-cell>
          <table:table-cell table:formula="of:=[.J129]">
            <text:p/>
          </table:table-cell>
          <table:table-cell table:formula="of:=[.J129]">
            <text:p/>
          </table:table-cell>
          <table:table-cell table:formula="of:=[.H129] * (1 + [.G129])" office:value-type="float" office:value="1.32" calcext:value-type="float">
            <text:p>1.32</text:p>
          </table:table-cell>
          <table:table-cell table:formula="of:= ([.H129] + [.G129]) - ([.H129] * [.G129])" office:value-type="float" office:value="0.93" calcext:value-type="float">
            <text:p>0.93</text:p>
          </table:table-cell>
          <table:table-cell table:formula="of:=IF([.H129] &lt;= 0.5; [.M129]; [.N129])" office:value-type="float" office:value="0.93" calcext:value-type="float">
            <text:p>0.93</text:p>
          </table:table-cell>
          <table:table-cell table:formula="of:= (2 * [.H129]) - [.O129]" office:value-type="float" office:value="0.67" calcext:value-type="float">
            <text:p>0.67</text:p>
          </table:table-cell>
          <table:table-cell table:formula="of:=[.F129] + (1/3)" office:value-type="float" office:value="0.833333333333333" calcext:value-type="float">
            <text:p>0.833333333333333</text:p>
          </table:table-cell>
          <table:table-cell table:formula="of:=[.F129]" office:value-type="float" office:value="0.5" calcext:value-type="float">
            <text:p>0.5</text:p>
          </table:table-cell>
          <table:table-cell table:formula="of:=[.F129] - (1/3)" office:value-type="float" office:value="0.166666666666667" calcext:value-type="float">
            <text:p>0.166666666666667</text:p>
          </table:table-cell>
          <table:table-cell table:formula="of:=IF([.Q129]&lt;0; [.Q129]+1; IF([.Q129]&gt;1; [.Q129]-1; [.Q129]))" office:value-type="float" office:value="0.833333333333333" calcext:value-type="float">
            <text:p>0.833333333333333</text:p>
          </table:table-cell>
          <table:table-cell table:formula="of:=IF([.R129]&lt;0; [.R129]+1; IF([.R129]&gt;1; [.R129]-1; [.R129]))" office:value-type="float" office:value="0.5" calcext:value-type="float">
            <text:p>0.5</text:p>
          </table:table-cell>
          <table:table-cell table:formula="of:=IF([.S129]&lt;0; [.S129]+1; IF([.S129]&gt;1; [.S129]-1; [.S129]))" office:value-type="float" office:value="0.166666666666667" calcext:value-type="float">
            <text:p>0.166666666666667</text:p>
          </table:table-cell>
          <table:table-cell table:formula="of:=IF((6* [.T129]) &lt; 1; TRUE(); FALSE())" office:value-type="boolean" office:boolean-value="false" calcext:value-type="boolean">
            <text:p>FALSE</text:p>
          </table:table-cell>
          <table:table-cell table:formula="of:=IF((2* [.T129]) &lt; 1; TRUE(); FALSE())" office:value-type="boolean" office:boolean-value="false" calcext:value-type="boolean">
            <text:p>FALSE</text:p>
          </table:table-cell>
          <table:table-cell table:formula="of:=IF((3* [.T129]) &lt; 2; TRUE(); FALSE())" office:value-type="boolean" office:boolean-value="false" calcext:value-type="boolean">
            <text:p>FALSE</text:p>
          </table:table-cell>
          <table:table-cell table:formula="of:=IF((6* [.U129]) &lt; 1; TRUE(); FALSE())" office:value-type="boolean" office:boolean-value="false" calcext:value-type="boolean">
            <text:p>FALSE</text:p>
          </table:table-cell>
          <table:table-cell table:formula="of:=IF((2* [.U129]) &lt; 1; TRUE(); FALSE())" office:value-type="boolean" office:boolean-value="false" calcext:value-type="boolean">
            <text:p>FALSE</text:p>
          </table:table-cell>
          <table:table-cell table:formula="of:=IF((3* [.U129]) &lt; 2; TRUE(); FALSE())" office:value-type="boolean" office:boolean-value="true" calcext:value-type="boolean">
            <text:p>TRUE</text:p>
          </table:table-cell>
          <table:table-cell table:formula="of:=IF((6* [.V129]) &lt; 1; TRUE(); FALSE())" office:value-type="boolean" office:boolean-value="false" calcext:value-type="boolean">
            <text:p>FALSE</text:p>
          </table:table-cell>
          <table:table-cell table:formula="of:=IF((2* [.V129]) &lt; 1; TRUE(); FALSE())" office:value-type="boolean" office:boolean-value="true" calcext:value-type="boolean">
            <text:p>TRUE</text:p>
          </table:table-cell>
          <table:table-cell table:formula="of:=IF((3* [.V129]) &lt; 2; TRUE(); FALSE())" office:value-type="boolean" office:boolean-value="true" calcext:value-type="boolean">
            <text:p>TRUE</text:p>
          </table:table-cell>
          <table:table-cell table:formula="of:=IF([.W129]; [.$P129] + ([.$O129] - [.$P129]) * 6 * [.T129]; IF([.X129]; [.$O129]; IF([.Y129]; [.$P129] + (([.$O129] - [.$P129]) * ((2/3) - [.T129]) * 6); [.$P129])))" office:value-type="float" office:value="0.67" calcext:value-type="float">
            <text:p>0.67</text:p>
          </table:table-cell>
          <table:table-cell table:formula="of:=IF([.Z129]; [.$P129] + ([.$O129] - [.$P129]) * 6 * [.U129]; IF([.AA129]; [.$O129]; IF([.AB129]; [.$P129] + (([.$O129] - [.$P129]) * ((2/3) - [.U129]) * 6); [.$P129])))" office:value-type="float" office:value="0.93" calcext:value-type="float">
            <text:p>0.93</text:p>
          </table:table-cell>
          <table:table-cell table:formula="of:=IF([.AC129]; [.$P129] + ([.$O129] - [.$P129]) * 6 * [.V129]; IF([.AD129]; [.$O129]; IF([.AE129]; [.$P129] + (([.$O129] - [.$P129]) * ((2/3) - [.V129]) * 6); [.$P129])))" office:value-type="float" office:value="0.93" calcext:value-type="float">
            <text:p>0.93</text:p>
          </table:table-cell>
          <table:table-cell table:formula="of:=ROUND([.AF129]*255)" office:value-type="float" office:value="171" calcext:value-type="float">
            <text:p>171</text:p>
          </table:table-cell>
          <table:table-cell table:formula="of:=ROUND([.AG129]*255)" office:value-type="float" office:value="237" calcext:value-type="float">
            <text:p>237</text:p>
          </table:table-cell>
          <table:table-cell table:formula="of:=ROUND([.AH129]*255)" office:value-type="float" office:value="237" calcext:value-type="float">
            <text:p>237</text:p>
          </table:table-cell>
        </table:table-row>
        <table:table-row table:style-name="ro3">
          <table:table-cell table:formula="of:=[.A129]" office:value-type="float" office:value="180" calcext:value-type="float">
            <text:p>180</text:p>
          </table:table-cell>
          <table:table-cell table:formula="of:=[.B129]" office:value-type="float" office:value="65" calcext:value-type="float">
            <text:p>65</text:p>
          </table:table-cell>
          <table:table-cell table:formula="of:=IF([.C$5]=[.C129]; 5; [.C129]+5)" office:value-type="float" office:value="85" calcext:value-type="float">
            <text:p>85</text:p>
          </table:table-cell>
          <table:table-cell table:formula="of:=[.AI130]&amp;&quot;, &quot;&amp;[.AJ130]&amp;&quot;, &quot;&amp;[.AK130]" office:value-type="string" office:string-value="192, 242, 242" calcext:value-type="string">
            <text:p>192, 242, 242</text:p>
          </table:table-cell>
          <table:table-cell table:formula="of:=DEC2HEX([.AI130]; 2)&amp;DEC2HEX([.AJ130]; 2)&amp;DEC2HEX([.AK130]; 2)" office:value-type="string" office:string-value="C0F2F2" calcext:value-type="string">
            <text:p>C0F2F2</text:p>
          </table:table-cell>
          <table:table-cell table:formula="of:=[.A130]/360" office:value-type="float" office:value="0.5" calcext:value-type="float">
            <text:p>0.5</text:p>
          </table:table-cell>
          <table:table-cell table:formula="of:=[.B130]/100" office:value-type="float" office:value="0.65" calcext:value-type="float">
            <text:p>0.65</text:p>
          </table:table-cell>
          <table:table-cell table:formula="of:=[.C130]/100" office:value-type="float" office:value="0.85" calcext:value-type="float">
            <text:p>0.85</text:p>
          </table:table-cell>
          <table:table-cell table:formula="of:=IF([.B130]&gt;0; TRUE(); FALSE())" office:value-type="boolean" office:boolean-value="true" calcext:value-type="boolean">
            <text:p>TRUE</text:p>
          </table:table-cell>
          <table:table-cell table:formula="of:=IF([.I130]; &quot;&quot;; ROUND([.C130]*2.55))">
            <text:p/>
          </table:table-cell>
          <table:table-cell table:formula="of:=[.J130]">
            <text:p/>
          </table:table-cell>
          <table:table-cell table:formula="of:=[.J130]">
            <text:p/>
          </table:table-cell>
          <table:table-cell table:formula="of:=[.H130] * (1 + [.G130])" office:value-type="float" office:value="1.4025" calcext:value-type="float">
            <text:p>1.4025</text:p>
          </table:table-cell>
          <table:table-cell table:formula="of:= ([.H130] + [.G130]) - ([.H130] * [.G130])" office:value-type="float" office:value="0.9475" calcext:value-type="float">
            <text:p>0.9475</text:p>
          </table:table-cell>
          <table:table-cell table:formula="of:=IF([.H130] &lt;= 0.5; [.M130]; [.N130])" office:value-type="float" office:value="0.9475" calcext:value-type="float">
            <text:p>0.9475</text:p>
          </table:table-cell>
          <table:table-cell table:formula="of:= (2 * [.H130]) - [.O130]" office:value-type="float" office:value="0.7525" calcext:value-type="float">
            <text:p>0.7525</text:p>
          </table:table-cell>
          <table:table-cell table:formula="of:=[.F130] + (1/3)" office:value-type="float" office:value="0.833333333333333" calcext:value-type="float">
            <text:p>0.833333333333333</text:p>
          </table:table-cell>
          <table:table-cell table:formula="of:=[.F130]" office:value-type="float" office:value="0.5" calcext:value-type="float">
            <text:p>0.5</text:p>
          </table:table-cell>
          <table:table-cell table:formula="of:=[.F130] - (1/3)" office:value-type="float" office:value="0.166666666666667" calcext:value-type="float">
            <text:p>0.166666666666667</text:p>
          </table:table-cell>
          <table:table-cell table:formula="of:=IF([.Q130]&lt;0; [.Q130]+1; IF([.Q130]&gt;1; [.Q130]-1; [.Q130]))" office:value-type="float" office:value="0.833333333333333" calcext:value-type="float">
            <text:p>0.833333333333333</text:p>
          </table:table-cell>
          <table:table-cell table:formula="of:=IF([.R130]&lt;0; [.R130]+1; IF([.R130]&gt;1; [.R130]-1; [.R130]))" office:value-type="float" office:value="0.5" calcext:value-type="float">
            <text:p>0.5</text:p>
          </table:table-cell>
          <table:table-cell table:formula="of:=IF([.S130]&lt;0; [.S130]+1; IF([.S130]&gt;1; [.S130]-1; [.S130]))" office:value-type="float" office:value="0.166666666666667" calcext:value-type="float">
            <text:p>0.166666666666667</text:p>
          </table:table-cell>
          <table:table-cell table:formula="of:=IF((6* [.T130]) &lt; 1; TRUE(); FALSE())" office:value-type="boolean" office:boolean-value="false" calcext:value-type="boolean">
            <text:p>FALSE</text:p>
          </table:table-cell>
          <table:table-cell table:formula="of:=IF((2* [.T130]) &lt; 1; TRUE(); FALSE())" office:value-type="boolean" office:boolean-value="false" calcext:value-type="boolean">
            <text:p>FALSE</text:p>
          </table:table-cell>
          <table:table-cell table:formula="of:=IF((3* [.T130]) &lt; 2; TRUE(); FALSE())" office:value-type="boolean" office:boolean-value="false" calcext:value-type="boolean">
            <text:p>FALSE</text:p>
          </table:table-cell>
          <table:table-cell table:formula="of:=IF((6* [.U130]) &lt; 1; TRUE(); FALSE())" office:value-type="boolean" office:boolean-value="false" calcext:value-type="boolean">
            <text:p>FALSE</text:p>
          </table:table-cell>
          <table:table-cell table:formula="of:=IF((2* [.U130]) &lt; 1; TRUE(); FALSE())" office:value-type="boolean" office:boolean-value="false" calcext:value-type="boolean">
            <text:p>FALSE</text:p>
          </table:table-cell>
          <table:table-cell table:formula="of:=IF((3* [.U130]) &lt; 2; TRUE(); FALSE())" office:value-type="boolean" office:boolean-value="true" calcext:value-type="boolean">
            <text:p>TRUE</text:p>
          </table:table-cell>
          <table:table-cell table:formula="of:=IF((6* [.V130]) &lt; 1; TRUE(); FALSE())" office:value-type="boolean" office:boolean-value="false" calcext:value-type="boolean">
            <text:p>FALSE</text:p>
          </table:table-cell>
          <table:table-cell table:formula="of:=IF((2* [.V130]) &lt; 1; TRUE(); FALSE())" office:value-type="boolean" office:boolean-value="true" calcext:value-type="boolean">
            <text:p>TRUE</text:p>
          </table:table-cell>
          <table:table-cell table:formula="of:=IF((3* [.V130]) &lt; 2; TRUE(); FALSE())" office:value-type="boolean" office:boolean-value="true" calcext:value-type="boolean">
            <text:p>TRUE</text:p>
          </table:table-cell>
          <table:table-cell table:formula="of:=IF([.W130]; [.$P130] + ([.$O130] - [.$P130]) * 6 * [.T130]; IF([.X130]; [.$O130]; IF([.Y130]; [.$P130] + (([.$O130] - [.$P130]) * ((2/3) - [.T130]) * 6); [.$P130])))" office:value-type="float" office:value="0.7525" calcext:value-type="float">
            <text:p>0.7525</text:p>
          </table:table-cell>
          <table:table-cell table:formula="of:=IF([.Z130]; [.$P130] + ([.$O130] - [.$P130]) * 6 * [.U130]; IF([.AA130]; [.$O130]; IF([.AB130]; [.$P130] + (([.$O130] - [.$P130]) * ((2/3) - [.U130]) * 6); [.$P130])))" office:value-type="float" office:value="0.9475" calcext:value-type="float">
            <text:p>0.9475</text:p>
          </table:table-cell>
          <table:table-cell table:formula="of:=IF([.AC130]; [.$P130] + ([.$O130] - [.$P130]) * 6 * [.V130]; IF([.AD130]; [.$O130]; IF([.AE130]; [.$P130] + (([.$O130] - [.$P130]) * ((2/3) - [.V130]) * 6); [.$P130])))" office:value-type="float" office:value="0.9475" calcext:value-type="float">
            <text:p>0.9475</text:p>
          </table:table-cell>
          <table:table-cell table:formula="of:=ROUND([.AF130]*255)" office:value-type="float" office:value="192" calcext:value-type="float">
            <text:p>192</text:p>
          </table:table-cell>
          <table:table-cell table:formula="of:=ROUND([.AG130]*255)" office:value-type="float" office:value="242" calcext:value-type="float">
            <text:p>242</text:p>
          </table:table-cell>
          <table:table-cell table:formula="of:=ROUND([.AH130]*255)" office:value-type="float" office:value="242" calcext:value-type="float">
            <text:p>242</text:p>
          </table:table-cell>
        </table:table-row>
        <table:table-row table:style-name="ro3">
          <table:table-cell table:formula="of:=[.A130]" office:value-type="float" office:value="180" calcext:value-type="float">
            <text:p>180</text:p>
          </table:table-cell>
          <table:table-cell table:formula="of:=[.B130]" office:value-type="float" office:value="65" calcext:value-type="float">
            <text:p>65</text:p>
          </table:table-cell>
          <table:table-cell table:formula="of:=IF([.C$5]=[.C130]; 5; [.C130]+5)" office:value-type="float" office:value="90" calcext:value-type="float">
            <text:p>90</text:p>
          </table:table-cell>
          <table:table-cell table:formula="of:=[.AI131]&amp;&quot;, &quot;&amp;[.AJ131]&amp;&quot;, &quot;&amp;[.AK131]" office:value-type="string" office:string-value="213, 246, 246" calcext:value-type="string">
            <text:p>213, 246, 246</text:p>
          </table:table-cell>
          <table:table-cell table:formula="of:=DEC2HEX([.AI131]; 2)&amp;DEC2HEX([.AJ131]; 2)&amp;DEC2HEX([.AK131]; 2)" office:value-type="string" office:string-value="D5F6F6" calcext:value-type="string">
            <text:p>D5F6F6</text:p>
          </table:table-cell>
          <table:table-cell table:formula="of:=[.A131]/360" office:value-type="float" office:value="0.5" calcext:value-type="float">
            <text:p>0.5</text:p>
          </table:table-cell>
          <table:table-cell table:formula="of:=[.B131]/100" office:value-type="float" office:value="0.65" calcext:value-type="float">
            <text:p>0.65</text:p>
          </table:table-cell>
          <table:table-cell table:formula="of:=[.C131]/100" office:value-type="float" office:value="0.9" calcext:value-type="float">
            <text:p>0.9</text:p>
          </table:table-cell>
          <table:table-cell table:formula="of:=IF([.B131]&gt;0; TRUE(); FALSE())" office:value-type="boolean" office:boolean-value="true" calcext:value-type="boolean">
            <text:p>TRUE</text:p>
          </table:table-cell>
          <table:table-cell table:formula="of:=IF([.I131]; &quot;&quot;; ROUND([.C131]*2.55))">
            <text:p/>
          </table:table-cell>
          <table:table-cell table:formula="of:=[.J131]">
            <text:p/>
          </table:table-cell>
          <table:table-cell table:formula="of:=[.J131]">
            <text:p/>
          </table:table-cell>
          <table:table-cell table:formula="of:=[.H131] * (1 + [.G131])" office:value-type="float" office:value="1.485" calcext:value-type="float">
            <text:p>1.485</text:p>
          </table:table-cell>
          <table:table-cell table:formula="of:= ([.H131] + [.G131]) - ([.H131] * [.G131])" office:value-type="float" office:value="0.965" calcext:value-type="float">
            <text:p>0.965</text:p>
          </table:table-cell>
          <table:table-cell table:formula="of:=IF([.H131] &lt;= 0.5; [.M131]; [.N131])" office:value-type="float" office:value="0.965" calcext:value-type="float">
            <text:p>0.965</text:p>
          </table:table-cell>
          <table:table-cell table:formula="of:= (2 * [.H131]) - [.O131]" office:value-type="float" office:value="0.835" calcext:value-type="float">
            <text:p>0.835</text:p>
          </table:table-cell>
          <table:table-cell table:formula="of:=[.F131] + (1/3)" office:value-type="float" office:value="0.833333333333333" calcext:value-type="float">
            <text:p>0.833333333333333</text:p>
          </table:table-cell>
          <table:table-cell table:formula="of:=[.F131]" office:value-type="float" office:value="0.5" calcext:value-type="float">
            <text:p>0.5</text:p>
          </table:table-cell>
          <table:table-cell table:formula="of:=[.F131] - (1/3)" office:value-type="float" office:value="0.166666666666667" calcext:value-type="float">
            <text:p>0.166666666666667</text:p>
          </table:table-cell>
          <table:table-cell table:formula="of:=IF([.Q131]&lt;0; [.Q131]+1; IF([.Q131]&gt;1; [.Q131]-1; [.Q131]))" office:value-type="float" office:value="0.833333333333333" calcext:value-type="float">
            <text:p>0.833333333333333</text:p>
          </table:table-cell>
          <table:table-cell table:formula="of:=IF([.R131]&lt;0; [.R131]+1; IF([.R131]&gt;1; [.R131]-1; [.R131]))" office:value-type="float" office:value="0.5" calcext:value-type="float">
            <text:p>0.5</text:p>
          </table:table-cell>
          <table:table-cell table:formula="of:=IF([.S131]&lt;0; [.S131]+1; IF([.S131]&gt;1; [.S131]-1; [.S131]))" office:value-type="float" office:value="0.166666666666667" calcext:value-type="float">
            <text:p>0.166666666666667</text:p>
          </table:table-cell>
          <table:table-cell table:formula="of:=IF((6* [.T131]) &lt; 1; TRUE(); FALSE())" office:value-type="boolean" office:boolean-value="false" calcext:value-type="boolean">
            <text:p>FALSE</text:p>
          </table:table-cell>
          <table:table-cell table:formula="of:=IF((2* [.T131]) &lt; 1; TRUE(); FALSE())" office:value-type="boolean" office:boolean-value="false" calcext:value-type="boolean">
            <text:p>FALSE</text:p>
          </table:table-cell>
          <table:table-cell table:formula="of:=IF((3* [.T131]) &lt; 2; TRUE(); FALSE())" office:value-type="boolean" office:boolean-value="false" calcext:value-type="boolean">
            <text:p>FALSE</text:p>
          </table:table-cell>
          <table:table-cell table:formula="of:=IF((6* [.U131]) &lt; 1; TRUE(); FALSE())" office:value-type="boolean" office:boolean-value="false" calcext:value-type="boolean">
            <text:p>FALSE</text:p>
          </table:table-cell>
          <table:table-cell table:formula="of:=IF((2* [.U131]) &lt; 1; TRUE(); FALSE())" office:value-type="boolean" office:boolean-value="false" calcext:value-type="boolean">
            <text:p>FALSE</text:p>
          </table:table-cell>
          <table:table-cell table:formula="of:=IF((3* [.U131]) &lt; 2; TRUE(); FALSE())" office:value-type="boolean" office:boolean-value="true" calcext:value-type="boolean">
            <text:p>TRUE</text:p>
          </table:table-cell>
          <table:table-cell table:formula="of:=IF((6* [.V131]) &lt; 1; TRUE(); FALSE())" office:value-type="boolean" office:boolean-value="false" calcext:value-type="boolean">
            <text:p>FALSE</text:p>
          </table:table-cell>
          <table:table-cell table:formula="of:=IF((2* [.V131]) &lt; 1; TRUE(); FALSE())" office:value-type="boolean" office:boolean-value="true" calcext:value-type="boolean">
            <text:p>TRUE</text:p>
          </table:table-cell>
          <table:table-cell table:formula="of:=IF((3* [.V131]) &lt; 2; TRUE(); FALSE())" office:value-type="boolean" office:boolean-value="true" calcext:value-type="boolean">
            <text:p>TRUE</text:p>
          </table:table-cell>
          <table:table-cell table:formula="of:=IF([.W131]; [.$P131] + ([.$O131] - [.$P131]) * 6 * [.T131]; IF([.X131]; [.$O131]; IF([.Y131]; [.$P131] + (([.$O131] - [.$P131]) * ((2/3) - [.T131]) * 6); [.$P131])))" office:value-type="float" office:value="0.835" calcext:value-type="float">
            <text:p>0.835</text:p>
          </table:table-cell>
          <table:table-cell table:formula="of:=IF([.Z131]; [.$P131] + ([.$O131] - [.$P131]) * 6 * [.U131]; IF([.AA131]; [.$O131]; IF([.AB131]; [.$P131] + (([.$O131] - [.$P131]) * ((2/3) - [.U131]) * 6); [.$P131])))" office:value-type="float" office:value="0.965" calcext:value-type="float">
            <text:p>0.965</text:p>
          </table:table-cell>
          <table:table-cell table:formula="of:=IF([.AC131]; [.$P131] + ([.$O131] - [.$P131]) * 6 * [.V131]; IF([.AD131]; [.$O131]; IF([.AE131]; [.$P131] + (([.$O131] - [.$P131]) * ((2/3) - [.V131]) * 6); [.$P131])))" office:value-type="float" office:value="0.965" calcext:value-type="float">
            <text:p>0.965</text:p>
          </table:table-cell>
          <table:table-cell table:formula="of:=ROUND([.AF131]*255)" office:value-type="float" office:value="213" calcext:value-type="float">
            <text:p>213</text:p>
          </table:table-cell>
          <table:table-cell table:formula="of:=ROUND([.AG131]*255)" office:value-type="float" office:value="246" calcext:value-type="float">
            <text:p>246</text:p>
          </table:table-cell>
          <table:table-cell table:formula="of:=ROUND([.AH131]*255)" office:value-type="float" office:value="246" calcext:value-type="float">
            <text:p>246</text:p>
          </table:table-cell>
        </table:table-row>
        <table:table-row table:style-name="ro3">
          <table:table-cell table:formula="of:=[.A131]" office:value-type="float" office:value="180" calcext:value-type="float">
            <text:p>180</text:p>
          </table:table-cell>
          <table:table-cell table:formula="of:=[.B131]" office:value-type="float" office:value="65" calcext:value-type="float">
            <text:p>65</text:p>
          </table:table-cell>
          <table:table-cell table:formula="of:=IF([.C$5]=[.C131]; 5; [.C131]+5)" office:value-type="float" office:value="95" calcext:value-type="float">
            <text:p>95</text:p>
          </table:table-cell>
          <table:table-cell table:formula="of:=[.AI132]&amp;&quot;, &quot;&amp;[.AJ132]&amp;&quot;, &quot;&amp;[.AK132]" office:value-type="string" office:string-value="234, 251, 251" calcext:value-type="string">
            <text:p>234, 251, 251</text:p>
          </table:table-cell>
          <table:table-cell table:formula="of:=DEC2HEX([.AI132]; 2)&amp;DEC2HEX([.AJ132]; 2)&amp;DEC2HEX([.AK132]; 2)" office:value-type="string" office:string-value="EAFBFB" calcext:value-type="string">
            <text:p>EAFBFB</text:p>
          </table:table-cell>
          <table:table-cell table:formula="of:=[.A132]/360" office:value-type="float" office:value="0.5" calcext:value-type="float">
            <text:p>0.5</text:p>
          </table:table-cell>
          <table:table-cell table:formula="of:=[.B132]/100" office:value-type="float" office:value="0.65" calcext:value-type="float">
            <text:p>0.65</text:p>
          </table:table-cell>
          <table:table-cell table:formula="of:=[.C132]/100" office:value-type="float" office:value="0.95" calcext:value-type="float">
            <text:p>0.95</text:p>
          </table:table-cell>
          <table:table-cell table:formula="of:=IF([.B132]&gt;0; TRUE(); FALSE())" office:value-type="boolean" office:boolean-value="true" calcext:value-type="boolean">
            <text:p>TRUE</text:p>
          </table:table-cell>
          <table:table-cell table:formula="of:=IF([.I132]; &quot;&quot;; ROUND([.C132]*2.55))">
            <text:p/>
          </table:table-cell>
          <table:table-cell table:formula="of:=[.J132]">
            <text:p/>
          </table:table-cell>
          <table:table-cell table:formula="of:=[.J132]">
            <text:p/>
          </table:table-cell>
          <table:table-cell table:formula="of:=[.H132] * (1 + [.G132])" office:value-type="float" office:value="1.5675" calcext:value-type="float">
            <text:p>1.5675</text:p>
          </table:table-cell>
          <table:table-cell table:formula="of:= ([.H132] + [.G132]) - ([.H132] * [.G132])" office:value-type="float" office:value="0.9825" calcext:value-type="float">
            <text:p>0.9825</text:p>
          </table:table-cell>
          <table:table-cell table:formula="of:=IF([.H132] &lt;= 0.5; [.M132]; [.N132])" office:value-type="float" office:value="0.9825" calcext:value-type="float">
            <text:p>0.9825</text:p>
          </table:table-cell>
          <table:table-cell table:formula="of:= (2 * [.H132]) - [.O132]" office:value-type="float" office:value="0.9175" calcext:value-type="float">
            <text:p>0.9175</text:p>
          </table:table-cell>
          <table:table-cell table:formula="of:=[.F132] + (1/3)" office:value-type="float" office:value="0.833333333333333" calcext:value-type="float">
            <text:p>0.833333333333333</text:p>
          </table:table-cell>
          <table:table-cell table:formula="of:=[.F132]" office:value-type="float" office:value="0.5" calcext:value-type="float">
            <text:p>0.5</text:p>
          </table:table-cell>
          <table:table-cell table:formula="of:=[.F132] - (1/3)" office:value-type="float" office:value="0.166666666666667" calcext:value-type="float">
            <text:p>0.166666666666667</text:p>
          </table:table-cell>
          <table:table-cell table:formula="of:=IF([.Q132]&lt;0; [.Q132]+1; IF([.Q132]&gt;1; [.Q132]-1; [.Q132]))" office:value-type="float" office:value="0.833333333333333" calcext:value-type="float">
            <text:p>0.833333333333333</text:p>
          </table:table-cell>
          <table:table-cell table:formula="of:=IF([.R132]&lt;0; [.R132]+1; IF([.R132]&gt;1; [.R132]-1; [.R132]))" office:value-type="float" office:value="0.5" calcext:value-type="float">
            <text:p>0.5</text:p>
          </table:table-cell>
          <table:table-cell table:formula="of:=IF([.S132]&lt;0; [.S132]+1; IF([.S132]&gt;1; [.S132]-1; [.S132]))" office:value-type="float" office:value="0.166666666666667" calcext:value-type="float">
            <text:p>0.166666666666667</text:p>
          </table:table-cell>
          <table:table-cell table:formula="of:=IF((6* [.T132]) &lt; 1; TRUE(); FALSE())" office:value-type="boolean" office:boolean-value="false" calcext:value-type="boolean">
            <text:p>FALSE</text:p>
          </table:table-cell>
          <table:table-cell table:formula="of:=IF((2* [.T132]) &lt; 1; TRUE(); FALSE())" office:value-type="boolean" office:boolean-value="false" calcext:value-type="boolean">
            <text:p>FALSE</text:p>
          </table:table-cell>
          <table:table-cell table:formula="of:=IF((3* [.T132]) &lt; 2; TRUE(); FALSE())" office:value-type="boolean" office:boolean-value="false" calcext:value-type="boolean">
            <text:p>FALSE</text:p>
          </table:table-cell>
          <table:table-cell table:formula="of:=IF((6* [.U132]) &lt; 1; TRUE(); FALSE())" office:value-type="boolean" office:boolean-value="false" calcext:value-type="boolean">
            <text:p>FALSE</text:p>
          </table:table-cell>
          <table:table-cell table:formula="of:=IF((2* [.U132]) &lt; 1; TRUE(); FALSE())" office:value-type="boolean" office:boolean-value="false" calcext:value-type="boolean">
            <text:p>FALSE</text:p>
          </table:table-cell>
          <table:table-cell table:formula="of:=IF((3* [.U132]) &lt; 2; TRUE(); FALSE())" office:value-type="boolean" office:boolean-value="true" calcext:value-type="boolean">
            <text:p>TRUE</text:p>
          </table:table-cell>
          <table:table-cell table:formula="of:=IF((6* [.V132]) &lt; 1; TRUE(); FALSE())" office:value-type="boolean" office:boolean-value="false" calcext:value-type="boolean">
            <text:p>FALSE</text:p>
          </table:table-cell>
          <table:table-cell table:formula="of:=IF((2* [.V132]) &lt; 1; TRUE(); FALSE())" office:value-type="boolean" office:boolean-value="true" calcext:value-type="boolean">
            <text:p>TRUE</text:p>
          </table:table-cell>
          <table:table-cell table:formula="of:=IF((3* [.V132]) &lt; 2; TRUE(); FALSE())" office:value-type="boolean" office:boolean-value="true" calcext:value-type="boolean">
            <text:p>TRUE</text:p>
          </table:table-cell>
          <table:table-cell table:formula="of:=IF([.W132]; [.$P132] + ([.$O132] - [.$P132]) * 6 * [.T132]; IF([.X132]; [.$O132]; IF([.Y132]; [.$P132] + (([.$O132] - [.$P132]) * ((2/3) - [.T132]) * 6); [.$P132])))" office:value-type="float" office:value="0.9175" calcext:value-type="float">
            <text:p>0.9175</text:p>
          </table:table-cell>
          <table:table-cell table:formula="of:=IF([.Z132]; [.$P132] + ([.$O132] - [.$P132]) * 6 * [.U132]; IF([.AA132]; [.$O132]; IF([.AB132]; [.$P132] + (([.$O132] - [.$P132]) * ((2/3) - [.U132]) * 6); [.$P132])))" office:value-type="float" office:value="0.9825" calcext:value-type="float">
            <text:p>0.9825</text:p>
          </table:table-cell>
          <table:table-cell table:formula="of:=IF([.AC132]; [.$P132] + ([.$O132] - [.$P132]) * 6 * [.V132]; IF([.AD132]; [.$O132]; IF([.AE132]; [.$P132] + (([.$O132] - [.$P132]) * ((2/3) - [.V132]) * 6); [.$P132])))" office:value-type="float" office:value="0.9825" calcext:value-type="float">
            <text:p>0.9825</text:p>
          </table:table-cell>
          <table:table-cell table:formula="of:=ROUND([.AF132]*255)" office:value-type="float" office:value="234" calcext:value-type="float">
            <text:p>234</text:p>
          </table:table-cell>
          <table:table-cell table:formula="of:=ROUND([.AG132]*255)" office:value-type="float" office:value="251" calcext:value-type="float">
            <text:p>251</text:p>
          </table:table-cell>
          <table:table-cell table:formula="of:=ROUND([.AH132]*255)" office:value-type="float" office:value="251" calcext:value-type="float">
            <text:p>251</text:p>
          </table:table-cell>
        </table:table-row>
        <table:table-row table:style-name="ro3">
          <table:table-cell table:formula="of:=[.A132]" office:value-type="float" office:value="180" calcext:value-type="float">
            <text:p>180</text:p>
          </table:table-cell>
          <table:table-cell table:formula="of:=[.B132]" office:value-type="float" office:value="65" calcext:value-type="float">
            <text:p>65</text:p>
          </table:table-cell>
          <table:table-cell table:style-name="Calc_20_Text_20__28_Alt_29_" table:formula="of:=[.C132]+1" office:value-type="float" office:value="96" calcext:value-type="float">
            <text:p>96</text:p>
          </table:table-cell>
          <table:table-cell table:formula="of:=[.AI133]&amp;&quot;, &quot;&amp;[.AJ133]&amp;&quot;, &quot;&amp;[.AK133]" office:value-type="string" office:string-value="238, 251, 251" calcext:value-type="string">
            <text:p>238, 251, 251</text:p>
          </table:table-cell>
          <table:table-cell table:formula="of:=DEC2HEX([.AI133]; 2)&amp;DEC2HEX([.AJ133]; 2)&amp;DEC2HEX([.AK133]; 2)" office:value-type="string" office:string-value="EEFBFB" calcext:value-type="string">
            <text:p>EEFBFB</text:p>
          </table:table-cell>
          <table:table-cell table:formula="of:=[.A133]/360" office:value-type="float" office:value="0.5" calcext:value-type="float">
            <text:p>0.5</text:p>
          </table:table-cell>
          <table:table-cell table:formula="of:=[.B133]/100" office:value-type="float" office:value="0.65" calcext:value-type="float">
            <text:p>0.65</text:p>
          </table:table-cell>
          <table:table-cell table:formula="of:=[.C133]/100" office:value-type="float" office:value="0.96" calcext:value-type="float">
            <text:p>0.96</text:p>
          </table:table-cell>
          <table:table-cell table:formula="of:=IF([.B133]&gt;0; TRUE(); FALSE())" office:value-type="boolean" office:boolean-value="true" calcext:value-type="boolean">
            <text:p>TRUE</text:p>
          </table:table-cell>
          <table:table-cell table:formula="of:=IF([.I133]; &quot;&quot;; ROUND([.C133]*2.55))">
            <text:p/>
          </table:table-cell>
          <table:table-cell table:formula="of:=[.J133]">
            <text:p/>
          </table:table-cell>
          <table:table-cell table:formula="of:=[.J133]">
            <text:p/>
          </table:table-cell>
          <table:table-cell table:formula="of:=[.H133] * (1 + [.G133])" office:value-type="float" office:value="1.584" calcext:value-type="float">
            <text:p>1.584</text:p>
          </table:table-cell>
          <table:table-cell table:formula="of:= ([.H133] + [.G133]) - ([.H133] * [.G133])" office:value-type="float" office:value="0.986" calcext:value-type="float">
            <text:p>0.986</text:p>
          </table:table-cell>
          <table:table-cell table:formula="of:=IF([.H133] &lt;= 0.5; [.M133]; [.N133])" office:value-type="float" office:value="0.986" calcext:value-type="float">
            <text:p>0.986</text:p>
          </table:table-cell>
          <table:table-cell table:formula="of:= (2 * [.H133]) - [.O133]" office:value-type="float" office:value="0.934" calcext:value-type="float">
            <text:p>0.934</text:p>
          </table:table-cell>
          <table:table-cell table:formula="of:=[.F133] + (1/3)" office:value-type="float" office:value="0.833333333333333" calcext:value-type="float">
            <text:p>0.833333333333333</text:p>
          </table:table-cell>
          <table:table-cell table:formula="of:=[.F133]" office:value-type="float" office:value="0.5" calcext:value-type="float">
            <text:p>0.5</text:p>
          </table:table-cell>
          <table:table-cell table:formula="of:=[.F133] - (1/3)" office:value-type="float" office:value="0.166666666666667" calcext:value-type="float">
            <text:p>0.166666666666667</text:p>
          </table:table-cell>
          <table:table-cell table:formula="of:=IF([.Q133]&lt;0; [.Q133]+1; IF([.Q133]&gt;1; [.Q133]-1; [.Q133]))" office:value-type="float" office:value="0.833333333333333" calcext:value-type="float">
            <text:p>0.833333333333333</text:p>
          </table:table-cell>
          <table:table-cell table:formula="of:=IF([.R133]&lt;0; [.R133]+1; IF([.R133]&gt;1; [.R133]-1; [.R133]))" office:value-type="float" office:value="0.5" calcext:value-type="float">
            <text:p>0.5</text:p>
          </table:table-cell>
          <table:table-cell table:formula="of:=IF([.S133]&lt;0; [.S133]+1; IF([.S133]&gt;1; [.S133]-1; [.S133]))" office:value-type="float" office:value="0.166666666666667" calcext:value-type="float">
            <text:p>0.166666666666667</text:p>
          </table:table-cell>
          <table:table-cell table:formula="of:=IF((6* [.T133]) &lt; 1; TRUE(); FALSE())" office:value-type="boolean" office:boolean-value="false" calcext:value-type="boolean">
            <text:p>FALSE</text:p>
          </table:table-cell>
          <table:table-cell table:formula="of:=IF((2* [.T133]) &lt; 1; TRUE(); FALSE())" office:value-type="boolean" office:boolean-value="false" calcext:value-type="boolean">
            <text:p>FALSE</text:p>
          </table:table-cell>
          <table:table-cell table:formula="of:=IF((3* [.T133]) &lt; 2; TRUE(); FALSE())" office:value-type="boolean" office:boolean-value="false" calcext:value-type="boolean">
            <text:p>FALSE</text:p>
          </table:table-cell>
          <table:table-cell table:formula="of:=IF((6* [.U133]) &lt; 1; TRUE(); FALSE())" office:value-type="boolean" office:boolean-value="false" calcext:value-type="boolean">
            <text:p>FALSE</text:p>
          </table:table-cell>
          <table:table-cell table:formula="of:=IF((2* [.U133]) &lt; 1; TRUE(); FALSE())" office:value-type="boolean" office:boolean-value="false" calcext:value-type="boolean">
            <text:p>FALSE</text:p>
          </table:table-cell>
          <table:table-cell table:formula="of:=IF((3* [.U133]) &lt; 2; TRUE(); FALSE())" office:value-type="boolean" office:boolean-value="true" calcext:value-type="boolean">
            <text:p>TRUE</text:p>
          </table:table-cell>
          <table:table-cell table:formula="of:=IF((6* [.V133]) &lt; 1; TRUE(); FALSE())" office:value-type="boolean" office:boolean-value="false" calcext:value-type="boolean">
            <text:p>FALSE</text:p>
          </table:table-cell>
          <table:table-cell table:formula="of:=IF((2* [.V133]) &lt; 1; TRUE(); FALSE())" office:value-type="boolean" office:boolean-value="true" calcext:value-type="boolean">
            <text:p>TRUE</text:p>
          </table:table-cell>
          <table:table-cell table:formula="of:=IF((3* [.V133]) &lt; 2; TRUE(); FALSE())" office:value-type="boolean" office:boolean-value="true" calcext:value-type="boolean">
            <text:p>TRUE</text:p>
          </table:table-cell>
          <table:table-cell table:formula="of:=IF([.W133]; [.$P133] + ([.$O133] - [.$P133]) * 6 * [.T133]; IF([.X133]; [.$O133]; IF([.Y133]; [.$P133] + (([.$O133] - [.$P133]) * ((2/3) - [.T133]) * 6); [.$P133])))" office:value-type="float" office:value="0.934" calcext:value-type="float">
            <text:p>0.934</text:p>
          </table:table-cell>
          <table:table-cell table:formula="of:=IF([.Z133]; [.$P133] + ([.$O133] - [.$P133]) * 6 * [.U133]; IF([.AA133]; [.$O133]; IF([.AB133]; [.$P133] + (([.$O133] - [.$P133]) * ((2/3) - [.U133]) * 6); [.$P133])))" office:value-type="float" office:value="0.986" calcext:value-type="float">
            <text:p>0.986</text:p>
          </table:table-cell>
          <table:table-cell table:formula="of:=IF([.AC133]; [.$P133] + ([.$O133] - [.$P133]) * 6 * [.V133]; IF([.AD133]; [.$O133]; IF([.AE133]; [.$P133] + (([.$O133] - [.$P133]) * ((2/3) - [.V133]) * 6); [.$P133])))" office:value-type="float" office:value="0.986" calcext:value-type="float">
            <text:p>0.986</text:p>
          </table:table-cell>
          <table:table-cell table:formula="of:=ROUND([.AF133]*255)" office:value-type="float" office:value="238" calcext:value-type="float">
            <text:p>238</text:p>
          </table:table-cell>
          <table:table-cell table:formula="of:=ROUND([.AG133]*255)" office:value-type="float" office:value="251" calcext:value-type="float">
            <text:p>251</text:p>
          </table:table-cell>
          <table:table-cell table:formula="of:=ROUND([.AH133]*255)" office:value-type="float" office:value="251" calcext:value-type="float">
            <text:p>251</text:p>
          </table:table-cell>
        </table:table-row>
        <table:table-row table:style-name="ro3">
          <table:table-cell table:formula="of:=[.A133]" office:value-type="float" office:value="180" calcext:value-type="float">
            <text:p>180</text:p>
          </table:table-cell>
          <table:table-cell table:formula="of:=[.B133]" office:value-type="float" office:value="65" calcext:value-type="float">
            <text:p>65</text:p>
          </table:table-cell>
          <table:table-cell table:style-name="Calc_20_Text_20__28_Alt_29_" table:formula="of:=[.C133]+1" office:value-type="float" office:value="97" calcext:value-type="float">
            <text:p>97</text:p>
          </table:table-cell>
          <table:table-cell table:formula="of:=[.AI134]&amp;&quot;, &quot;&amp;[.AJ134]&amp;&quot;, &quot;&amp;[.AK134]" office:value-type="string" office:string-value="242, 252, 252" calcext:value-type="string">
            <text:p>242, 252, 252</text:p>
          </table:table-cell>
          <table:table-cell table:formula="of:=DEC2HEX([.AI134]; 2)&amp;DEC2HEX([.AJ134]; 2)&amp;DEC2HEX([.AK134]; 2)" office:value-type="string" office:string-value="F2FCFC" calcext:value-type="string">
            <text:p>F2FCFC</text:p>
          </table:table-cell>
          <table:table-cell table:formula="of:=[.A134]/360" office:value-type="float" office:value="0.5" calcext:value-type="float">
            <text:p>0.5</text:p>
          </table:table-cell>
          <table:table-cell table:formula="of:=[.B134]/100" office:value-type="float" office:value="0.65" calcext:value-type="float">
            <text:p>0.65</text:p>
          </table:table-cell>
          <table:table-cell table:formula="of:=[.C134]/100" office:value-type="float" office:value="0.97" calcext:value-type="float">
            <text:p>0.97</text:p>
          </table:table-cell>
          <table:table-cell table:formula="of:=IF([.B134]&gt;0; TRUE(); FALSE())" office:value-type="boolean" office:boolean-value="true" calcext:value-type="boolean">
            <text:p>TRUE</text:p>
          </table:table-cell>
          <table:table-cell table:formula="of:=IF([.I134]; &quot;&quot;; ROUND([.C134]*2.55))">
            <text:p/>
          </table:table-cell>
          <table:table-cell table:formula="of:=[.J134]">
            <text:p/>
          </table:table-cell>
          <table:table-cell table:formula="of:=[.J134]">
            <text:p/>
          </table:table-cell>
          <table:table-cell table:formula="of:=[.H134] * (1 + [.G134])" office:value-type="float" office:value="1.6005" calcext:value-type="float">
            <text:p>1.6005</text:p>
          </table:table-cell>
          <table:table-cell table:formula="of:= ([.H134] + [.G134]) - ([.H134] * [.G134])" office:value-type="float" office:value="0.9895" calcext:value-type="float">
            <text:p>0.9895</text:p>
          </table:table-cell>
          <table:table-cell table:formula="of:=IF([.H134] &lt;= 0.5; [.M134]; [.N134])" office:value-type="float" office:value="0.9895" calcext:value-type="float">
            <text:p>0.9895</text:p>
          </table:table-cell>
          <table:table-cell table:formula="of:= (2 * [.H134]) - [.O134]" office:value-type="float" office:value="0.9505" calcext:value-type="float">
            <text:p>0.9505</text:p>
          </table:table-cell>
          <table:table-cell table:formula="of:=[.F134] + (1/3)" office:value-type="float" office:value="0.833333333333333" calcext:value-type="float">
            <text:p>0.833333333333333</text:p>
          </table:table-cell>
          <table:table-cell table:formula="of:=[.F134]" office:value-type="float" office:value="0.5" calcext:value-type="float">
            <text:p>0.5</text:p>
          </table:table-cell>
          <table:table-cell table:formula="of:=[.F134] - (1/3)" office:value-type="float" office:value="0.166666666666667" calcext:value-type="float">
            <text:p>0.166666666666667</text:p>
          </table:table-cell>
          <table:table-cell table:formula="of:=IF([.Q134]&lt;0; [.Q134]+1; IF([.Q134]&gt;1; [.Q134]-1; [.Q134]))" office:value-type="float" office:value="0.833333333333333" calcext:value-type="float">
            <text:p>0.833333333333333</text:p>
          </table:table-cell>
          <table:table-cell table:formula="of:=IF([.R134]&lt;0; [.R134]+1; IF([.R134]&gt;1; [.R134]-1; [.R134]))" office:value-type="float" office:value="0.5" calcext:value-type="float">
            <text:p>0.5</text:p>
          </table:table-cell>
          <table:table-cell table:formula="of:=IF([.S134]&lt;0; [.S134]+1; IF([.S134]&gt;1; [.S134]-1; [.S134]))" office:value-type="float" office:value="0.166666666666667" calcext:value-type="float">
            <text:p>0.166666666666667</text:p>
          </table:table-cell>
          <table:table-cell table:formula="of:=IF((6* [.T134]) &lt; 1; TRUE(); FALSE())" office:value-type="boolean" office:boolean-value="false" calcext:value-type="boolean">
            <text:p>FALSE</text:p>
          </table:table-cell>
          <table:table-cell table:formula="of:=IF((2* [.T134]) &lt; 1; TRUE(); FALSE())" office:value-type="boolean" office:boolean-value="false" calcext:value-type="boolean">
            <text:p>FALSE</text:p>
          </table:table-cell>
          <table:table-cell table:formula="of:=IF((3* [.T134]) &lt; 2; TRUE(); FALSE())" office:value-type="boolean" office:boolean-value="false" calcext:value-type="boolean">
            <text:p>FALSE</text:p>
          </table:table-cell>
          <table:table-cell table:formula="of:=IF((6* [.U134]) &lt; 1; TRUE(); FALSE())" office:value-type="boolean" office:boolean-value="false" calcext:value-type="boolean">
            <text:p>FALSE</text:p>
          </table:table-cell>
          <table:table-cell table:formula="of:=IF((2* [.U134]) &lt; 1; TRUE(); FALSE())" office:value-type="boolean" office:boolean-value="false" calcext:value-type="boolean">
            <text:p>FALSE</text:p>
          </table:table-cell>
          <table:table-cell table:formula="of:=IF((3* [.U134]) &lt; 2; TRUE(); FALSE())" office:value-type="boolean" office:boolean-value="true" calcext:value-type="boolean">
            <text:p>TRUE</text:p>
          </table:table-cell>
          <table:table-cell table:formula="of:=IF((6* [.V134]) &lt; 1; TRUE(); FALSE())" office:value-type="boolean" office:boolean-value="false" calcext:value-type="boolean">
            <text:p>FALSE</text:p>
          </table:table-cell>
          <table:table-cell table:formula="of:=IF((2* [.V134]) &lt; 1; TRUE(); FALSE())" office:value-type="boolean" office:boolean-value="true" calcext:value-type="boolean">
            <text:p>TRUE</text:p>
          </table:table-cell>
          <table:table-cell table:formula="of:=IF((3* [.V134]) &lt; 2; TRUE(); FALSE())" office:value-type="boolean" office:boolean-value="true" calcext:value-type="boolean">
            <text:p>TRUE</text:p>
          </table:table-cell>
          <table:table-cell table:formula="of:=IF([.W134]; [.$P134] + ([.$O134] - [.$P134]) * 6 * [.T134]; IF([.X134]; [.$O134]; IF([.Y134]; [.$P134] + (([.$O134] - [.$P134]) * ((2/3) - [.T134]) * 6); [.$P134])))" office:value-type="float" office:value="0.9505" calcext:value-type="float">
            <text:p>0.9505</text:p>
          </table:table-cell>
          <table:table-cell table:formula="of:=IF([.Z134]; [.$P134] + ([.$O134] - [.$P134]) * 6 * [.U134]; IF([.AA134]; [.$O134]; IF([.AB134]; [.$P134] + (([.$O134] - [.$P134]) * ((2/3) - [.U134]) * 6); [.$P134])))" office:value-type="float" office:value="0.9895" calcext:value-type="float">
            <text:p>0.9895</text:p>
          </table:table-cell>
          <table:table-cell table:formula="of:=IF([.AC134]; [.$P134] + ([.$O134] - [.$P134]) * 6 * [.V134]; IF([.AD134]; [.$O134]; IF([.AE134]; [.$P134] + (([.$O134] - [.$P134]) * ((2/3) - [.V134]) * 6); [.$P134])))" office:value-type="float" office:value="0.9895" calcext:value-type="float">
            <text:p>0.9895</text:p>
          </table:table-cell>
          <table:table-cell table:formula="of:=ROUND([.AF134]*255)" office:value-type="float" office:value="242" calcext:value-type="float">
            <text:p>242</text:p>
          </table:table-cell>
          <table:table-cell table:formula="of:=ROUND([.AG134]*255)" office:value-type="float" office:value="252" calcext:value-type="float">
            <text:p>252</text:p>
          </table:table-cell>
          <table:table-cell table:formula="of:=ROUND([.AH134]*255)" office:value-type="float" office:value="252" calcext:value-type="float">
            <text:p>252</text:p>
          </table:table-cell>
        </table:table-row>
        <table:table-row table:style-name="ro3">
          <table:table-cell table:formula="of:=[.A134]" office:value-type="float" office:value="180" calcext:value-type="float">
            <text:p>180</text:p>
          </table:table-cell>
          <table:table-cell table:formula="of:=[.B134]" office:value-type="float" office:value="65" calcext:value-type="float">
            <text:p>65</text:p>
          </table:table-cell>
          <table:table-cell table:style-name="Calc_20_Text_20__28_Alt_29_" table:formula="of:=[.C134]+1" office:value-type="float" office:value="98" calcext:value-type="float">
            <text:p>98</text:p>
          </table:table-cell>
          <table:table-cell table:formula="of:=[.AI135]&amp;&quot;, &quot;&amp;[.AJ135]&amp;&quot;, &quot;&amp;[.AK135]" office:value-type="string" office:string-value="247, 253, 253" calcext:value-type="string">
            <text:p>247, 253, 253</text:p>
          </table:table-cell>
          <table:table-cell table:formula="of:=DEC2HEX([.AI135]; 2)&amp;DEC2HEX([.AJ135]; 2)&amp;DEC2HEX([.AK135]; 2)" office:value-type="string" office:string-value="F7FDFD" calcext:value-type="string">
            <text:p>F7FDFD</text:p>
          </table:table-cell>
          <table:table-cell table:formula="of:=[.A135]/360" office:value-type="float" office:value="0.5" calcext:value-type="float">
            <text:p>0.5</text:p>
          </table:table-cell>
          <table:table-cell table:formula="of:=[.B135]/100" office:value-type="float" office:value="0.65" calcext:value-type="float">
            <text:p>0.65</text:p>
          </table:table-cell>
          <table:table-cell table:formula="of:=[.C135]/100" office:value-type="float" office:value="0.98" calcext:value-type="float">
            <text:p>0.98</text:p>
          </table:table-cell>
          <table:table-cell table:formula="of:=IF([.B135]&gt;0; TRUE(); FALSE())" office:value-type="boolean" office:boolean-value="true" calcext:value-type="boolean">
            <text:p>TRUE</text:p>
          </table:table-cell>
          <table:table-cell table:formula="of:=IF([.I135]; &quot;&quot;; ROUND([.C135]*2.55))">
            <text:p/>
          </table:table-cell>
          <table:table-cell table:formula="of:=[.J135]">
            <text:p/>
          </table:table-cell>
          <table:table-cell table:formula="of:=[.J135]">
            <text:p/>
          </table:table-cell>
          <table:table-cell table:formula="of:=[.H135] * (1 + [.G135])" office:value-type="float" office:value="1.617" calcext:value-type="float">
            <text:p>1.617</text:p>
          </table:table-cell>
          <table:table-cell table:formula="of:= ([.H135] + [.G135]) - ([.H135] * [.G135])" office:value-type="float" office:value="0.993" calcext:value-type="float">
            <text:p>0.993</text:p>
          </table:table-cell>
          <table:table-cell table:formula="of:=IF([.H135] &lt;= 0.5; [.M135]; [.N135])" office:value-type="float" office:value="0.993" calcext:value-type="float">
            <text:p>0.993</text:p>
          </table:table-cell>
          <table:table-cell table:formula="of:= (2 * [.H135]) - [.O135]" office:value-type="float" office:value="0.967" calcext:value-type="float">
            <text:p>0.967</text:p>
          </table:table-cell>
          <table:table-cell table:formula="of:=[.F135] + (1/3)" office:value-type="float" office:value="0.833333333333333" calcext:value-type="float">
            <text:p>0.833333333333333</text:p>
          </table:table-cell>
          <table:table-cell table:formula="of:=[.F135]" office:value-type="float" office:value="0.5" calcext:value-type="float">
            <text:p>0.5</text:p>
          </table:table-cell>
          <table:table-cell table:formula="of:=[.F135] - (1/3)" office:value-type="float" office:value="0.166666666666667" calcext:value-type="float">
            <text:p>0.166666666666667</text:p>
          </table:table-cell>
          <table:table-cell table:formula="of:=IF([.Q135]&lt;0; [.Q135]+1; IF([.Q135]&gt;1; [.Q135]-1; [.Q135]))" office:value-type="float" office:value="0.833333333333333" calcext:value-type="float">
            <text:p>0.833333333333333</text:p>
          </table:table-cell>
          <table:table-cell table:formula="of:=IF([.R135]&lt;0; [.R135]+1; IF([.R135]&gt;1; [.R135]-1; [.R135]))" office:value-type="float" office:value="0.5" calcext:value-type="float">
            <text:p>0.5</text:p>
          </table:table-cell>
          <table:table-cell table:formula="of:=IF([.S135]&lt;0; [.S135]+1; IF([.S135]&gt;1; [.S135]-1; [.S135]))" office:value-type="float" office:value="0.166666666666667" calcext:value-type="float">
            <text:p>0.166666666666667</text:p>
          </table:table-cell>
          <table:table-cell table:formula="of:=IF((6* [.T135]) &lt; 1; TRUE(); FALSE())" office:value-type="boolean" office:boolean-value="false" calcext:value-type="boolean">
            <text:p>FALSE</text:p>
          </table:table-cell>
          <table:table-cell table:formula="of:=IF((2* [.T135]) &lt; 1; TRUE(); FALSE())" office:value-type="boolean" office:boolean-value="false" calcext:value-type="boolean">
            <text:p>FALSE</text:p>
          </table:table-cell>
          <table:table-cell table:formula="of:=IF((3* [.T135]) &lt; 2; TRUE(); FALSE())" office:value-type="boolean" office:boolean-value="false" calcext:value-type="boolean">
            <text:p>FALSE</text:p>
          </table:table-cell>
          <table:table-cell table:formula="of:=IF((6* [.U135]) &lt; 1; TRUE(); FALSE())" office:value-type="boolean" office:boolean-value="false" calcext:value-type="boolean">
            <text:p>FALSE</text:p>
          </table:table-cell>
          <table:table-cell table:formula="of:=IF((2* [.U135]) &lt; 1; TRUE(); FALSE())" office:value-type="boolean" office:boolean-value="false" calcext:value-type="boolean">
            <text:p>FALSE</text:p>
          </table:table-cell>
          <table:table-cell table:formula="of:=IF((3* [.U135]) &lt; 2; TRUE(); FALSE())" office:value-type="boolean" office:boolean-value="true" calcext:value-type="boolean">
            <text:p>TRUE</text:p>
          </table:table-cell>
          <table:table-cell table:formula="of:=IF((6* [.V135]) &lt; 1; TRUE(); FALSE())" office:value-type="boolean" office:boolean-value="false" calcext:value-type="boolean">
            <text:p>FALSE</text:p>
          </table:table-cell>
          <table:table-cell table:formula="of:=IF((2* [.V135]) &lt; 1; TRUE(); FALSE())" office:value-type="boolean" office:boolean-value="true" calcext:value-type="boolean">
            <text:p>TRUE</text:p>
          </table:table-cell>
          <table:table-cell table:formula="of:=IF((3* [.V135]) &lt; 2; TRUE(); FALSE())" office:value-type="boolean" office:boolean-value="true" calcext:value-type="boolean">
            <text:p>TRUE</text:p>
          </table:table-cell>
          <table:table-cell table:formula="of:=IF([.W135]; [.$P135] + ([.$O135] - [.$P135]) * 6 * [.T135]; IF([.X135]; [.$O135]; IF([.Y135]; [.$P135] + (([.$O135] - [.$P135]) * ((2/3) - [.T135]) * 6); [.$P135])))" office:value-type="float" office:value="0.967" calcext:value-type="float">
            <text:p>0.967</text:p>
          </table:table-cell>
          <table:table-cell table:formula="of:=IF([.Z135]; [.$P135] + ([.$O135] - [.$P135]) * 6 * [.U135]; IF([.AA135]; [.$O135]; IF([.AB135]; [.$P135] + (([.$O135] - [.$P135]) * ((2/3) - [.U135]) * 6); [.$P135])))" office:value-type="float" office:value="0.993" calcext:value-type="float">
            <text:p>0.993</text:p>
          </table:table-cell>
          <table:table-cell table:formula="of:=IF([.AC135]; [.$P135] + ([.$O135] - [.$P135]) * 6 * [.V135]; IF([.AD135]; [.$O135]; IF([.AE135]; [.$P135] + (([.$O135] - [.$P135]) * ((2/3) - [.V135]) * 6); [.$P135])))" office:value-type="float" office:value="0.993" calcext:value-type="float">
            <text:p>0.993</text:p>
          </table:table-cell>
          <table:table-cell table:formula="of:=ROUND([.AF135]*255)" office:value-type="float" office:value="247" calcext:value-type="float">
            <text:p>247</text:p>
          </table:table-cell>
          <table:table-cell table:formula="of:=ROUND([.AG135]*255)" office:value-type="float" office:value="253" calcext:value-type="float">
            <text:p>253</text:p>
          </table:table-cell>
          <table:table-cell table:formula="of:=ROUND([.AH135]*255)" office:value-type="float" office:value="253" calcext:value-type="float">
            <text:p>253</text:p>
          </table:table-cell>
        </table:table-row>
        <table:table-row table:style-name="ro3">
          <table:table-cell table:formula="of:=[.A135]" office:value-type="float" office:value="180" calcext:value-type="float">
            <text:p>180</text:p>
          </table:table-cell>
          <table:table-cell table:formula="of:=[.B135]" office:value-type="float" office:value="65" calcext:value-type="float">
            <text:p>65</text:p>
          </table:table-cell>
          <table:table-cell table:style-name="Calc_20_Text_20__28_Alt_29_" table:formula="of:=[.C135]+1" office:value-type="float" office:value="99" calcext:value-type="float">
            <text:p>99</text:p>
          </table:table-cell>
          <table:table-cell table:formula="of:=[.AI136]&amp;&quot;, &quot;&amp;[.AJ136]&amp;&quot;, &quot;&amp;[.AK136]" office:value-type="string" office:string-value="251, 254, 254" calcext:value-type="string">
            <text:p>251, 254, 254</text:p>
          </table:table-cell>
          <table:table-cell table:formula="of:=DEC2HEX([.AI136]; 2)&amp;DEC2HEX([.AJ136]; 2)&amp;DEC2HEX([.AK136]; 2)" office:value-type="string" office:string-value="FBFEFE" calcext:value-type="string">
            <text:p>FBFEFE</text:p>
          </table:table-cell>
          <table:table-cell table:formula="of:=[.A136]/360" office:value-type="float" office:value="0.5" calcext:value-type="float">
            <text:p>0.5</text:p>
          </table:table-cell>
          <table:table-cell table:formula="of:=[.B136]/100" office:value-type="float" office:value="0.65" calcext:value-type="float">
            <text:p>0.65</text:p>
          </table:table-cell>
          <table:table-cell table:formula="of:=[.C136]/100" office:value-type="float" office:value="0.99" calcext:value-type="float">
            <text:p>0.99</text:p>
          </table:table-cell>
          <table:table-cell table:formula="of:=IF([.B136]&gt;0; TRUE(); FALSE())" office:value-type="boolean" office:boolean-value="true" calcext:value-type="boolean">
            <text:p>TRUE</text:p>
          </table:table-cell>
          <table:table-cell table:formula="of:=IF([.I136]; &quot;&quot;; ROUND([.C136]*2.55))">
            <text:p/>
          </table:table-cell>
          <table:table-cell table:formula="of:=[.J136]">
            <text:p/>
          </table:table-cell>
          <table:table-cell table:formula="of:=[.J136]">
            <text:p/>
          </table:table-cell>
          <table:table-cell table:formula="of:=[.H136] * (1 + [.G136])" office:value-type="float" office:value="1.6335" calcext:value-type="float">
            <text:p>1.6335</text:p>
          </table:table-cell>
          <table:table-cell table:formula="of:= ([.H136] + [.G136]) - ([.H136] * [.G136])" office:value-type="float" office:value="0.9965" calcext:value-type="float">
            <text:p>0.9965</text:p>
          </table:table-cell>
          <table:table-cell table:formula="of:=IF([.H136] &lt;= 0.5; [.M136]; [.N136])" office:value-type="float" office:value="0.9965" calcext:value-type="float">
            <text:p>0.9965</text:p>
          </table:table-cell>
          <table:table-cell table:formula="of:= (2 * [.H136]) - [.O136]" office:value-type="float" office:value="0.9835" calcext:value-type="float">
            <text:p>0.9835</text:p>
          </table:table-cell>
          <table:table-cell table:formula="of:=[.F136] + (1/3)" office:value-type="float" office:value="0.833333333333333" calcext:value-type="float">
            <text:p>0.833333333333333</text:p>
          </table:table-cell>
          <table:table-cell table:formula="of:=[.F136]" office:value-type="float" office:value="0.5" calcext:value-type="float">
            <text:p>0.5</text:p>
          </table:table-cell>
          <table:table-cell table:formula="of:=[.F136] - (1/3)" office:value-type="float" office:value="0.166666666666667" calcext:value-type="float">
            <text:p>0.166666666666667</text:p>
          </table:table-cell>
          <table:table-cell table:formula="of:=IF([.Q136]&lt;0; [.Q136]+1; IF([.Q136]&gt;1; [.Q136]-1; [.Q136]))" office:value-type="float" office:value="0.833333333333333" calcext:value-type="float">
            <text:p>0.833333333333333</text:p>
          </table:table-cell>
          <table:table-cell table:formula="of:=IF([.R136]&lt;0; [.R136]+1; IF([.R136]&gt;1; [.R136]-1; [.R136]))" office:value-type="float" office:value="0.5" calcext:value-type="float">
            <text:p>0.5</text:p>
          </table:table-cell>
          <table:table-cell table:formula="of:=IF([.S136]&lt;0; [.S136]+1; IF([.S136]&gt;1; [.S136]-1; [.S136]))" office:value-type="float" office:value="0.166666666666667" calcext:value-type="float">
            <text:p>0.166666666666667</text:p>
          </table:table-cell>
          <table:table-cell table:formula="of:=IF((6* [.T136]) &lt; 1; TRUE(); FALSE())" office:value-type="boolean" office:boolean-value="false" calcext:value-type="boolean">
            <text:p>FALSE</text:p>
          </table:table-cell>
          <table:table-cell table:formula="of:=IF((2* [.T136]) &lt; 1; TRUE(); FALSE())" office:value-type="boolean" office:boolean-value="false" calcext:value-type="boolean">
            <text:p>FALSE</text:p>
          </table:table-cell>
          <table:table-cell table:formula="of:=IF((3* [.T136]) &lt; 2; TRUE(); FALSE())" office:value-type="boolean" office:boolean-value="false" calcext:value-type="boolean">
            <text:p>FALSE</text:p>
          </table:table-cell>
          <table:table-cell table:formula="of:=IF((6* [.U136]) &lt; 1; TRUE(); FALSE())" office:value-type="boolean" office:boolean-value="false" calcext:value-type="boolean">
            <text:p>FALSE</text:p>
          </table:table-cell>
          <table:table-cell table:formula="of:=IF((2* [.U136]) &lt; 1; TRUE(); FALSE())" office:value-type="boolean" office:boolean-value="false" calcext:value-type="boolean">
            <text:p>FALSE</text:p>
          </table:table-cell>
          <table:table-cell table:formula="of:=IF((3* [.U136]) &lt; 2; TRUE(); FALSE())" office:value-type="boolean" office:boolean-value="true" calcext:value-type="boolean">
            <text:p>TRUE</text:p>
          </table:table-cell>
          <table:table-cell table:formula="of:=IF((6* [.V136]) &lt; 1; TRUE(); FALSE())" office:value-type="boolean" office:boolean-value="false" calcext:value-type="boolean">
            <text:p>FALSE</text:p>
          </table:table-cell>
          <table:table-cell table:formula="of:=IF((2* [.V136]) &lt; 1; TRUE(); FALSE())" office:value-type="boolean" office:boolean-value="true" calcext:value-type="boolean">
            <text:p>TRUE</text:p>
          </table:table-cell>
          <table:table-cell table:formula="of:=IF((3* [.V136]) &lt; 2; TRUE(); FALSE())" office:value-type="boolean" office:boolean-value="true" calcext:value-type="boolean">
            <text:p>TRUE</text:p>
          </table:table-cell>
          <table:table-cell table:formula="of:=IF([.W136]; [.$P136] + ([.$O136] - [.$P136]) * 6 * [.T136]; IF([.X136]; [.$O136]; IF([.Y136]; [.$P136] + (([.$O136] - [.$P136]) * ((2/3) - [.T136]) * 6); [.$P136])))" office:value-type="float" office:value="0.9835" calcext:value-type="float">
            <text:p>0.9835</text:p>
          </table:table-cell>
          <table:table-cell table:formula="of:=IF([.Z136]; [.$P136] + ([.$O136] - [.$P136]) * 6 * [.U136]; IF([.AA136]; [.$O136]; IF([.AB136]; [.$P136] + (([.$O136] - [.$P136]) * ((2/3) - [.U136]) * 6); [.$P136])))" office:value-type="float" office:value="0.9965" calcext:value-type="float">
            <text:p>0.9965</text:p>
          </table:table-cell>
          <table:table-cell table:formula="of:=IF([.AC136]; [.$P136] + ([.$O136] - [.$P136]) * 6 * [.V136]; IF([.AD136]; [.$O136]; IF([.AE136]; [.$P136] + (([.$O136] - [.$P136]) * ((2/3) - [.V136]) * 6); [.$P136])))" office:value-type="float" office:value="0.9965" calcext:value-type="float">
            <text:p>0.9965</text:p>
          </table:table-cell>
          <table:table-cell table:formula="of:=ROUND([.AF136]*255)" office:value-type="float" office:value="251" calcext:value-type="float">
            <text:p>251</text:p>
          </table:table-cell>
          <table:table-cell table:formula="of:=ROUND([.AG136]*255)" office:value-type="float" office:value="254" calcext:value-type="float">
            <text:p>254</text:p>
          </table:table-cell>
          <table:table-cell table:formula="of:=ROUND([.AH136]*255)" office:value-type="float" office:value="254" calcext:value-type="float">
            <text:p>254</text:p>
          </table:table-cell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ection_29_" office:value-type="string" calcext:value-type="string">
            <text:p>Blue</text:p>
          </table:table-cell>
          <table:table-cell table:style-name="Default" table:number-columns-repeated="36"/>
        </table:table-row>
        <table:table-row table:style-name="ro6">
          <table:table-cell table:style-name="ce8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8" office:value-type="string" calcext:value-type="string">
            <text:p>RG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Alt_29_" table:formula="of:=[.A114]+45" office:value-type="float" office:value="225" calcext:value-type="float">
            <text:p>225</text:p>
          </table:table-cell>
          <table:table-cell table:style-name="Calc_20_Text_20__28_Alt_29_" table:formula="of:=[.B114]" office:value-type="float" office:value="65" calcext:value-type="float">
            <text:p>65</text:p>
          </table:table-cell>
          <table:table-cell table:formula="of:=IF([.C$5]=[.C140]; 5; [.C140]+5)" office:value-type="float" office:value="5" calcext:value-type="float">
            <text:p>5</text:p>
          </table:table-cell>
          <table:table-cell table:formula="of:=[.AI141]&amp;&quot;, &quot;&amp;[.AJ141]&amp;&quot;, &quot;&amp;[.AK141]" office:value-type="string" office:string-value="4, 9, 21" calcext:value-type="string">
            <text:p>4, 9, 21</text:p>
          </table:table-cell>
          <table:table-cell table:formula="of:=DEC2HEX([.AI141]; 2)&amp;DEC2HEX([.AJ141]; 2)&amp;DEC2HEX([.AK141]; 2)" office:value-type="string" office:string-value="040915" calcext:value-type="string">
            <text:p>040915</text:p>
          </table:table-cell>
          <table:table-cell table:formula="of:=[.A141]/360" office:value-type="float" office:value="0.625" calcext:value-type="float">
            <text:p>0.625</text:p>
          </table:table-cell>
          <table:table-cell table:formula="of:=[.B141]/100" office:value-type="float" office:value="0.65" calcext:value-type="float">
            <text:p>0.65</text:p>
          </table:table-cell>
          <table:table-cell table:formula="of:=[.C141]/100" office:value-type="float" office:value="0.05" calcext:value-type="float">
            <text:p>0.05</text:p>
          </table:table-cell>
          <table:table-cell table:formula="of:=IF([.B141]&gt;0; TRUE(); FALSE())" office:value-type="boolean" office:boolean-value="true" calcext:value-type="boolean">
            <text:p>TRUE</text:p>
          </table:table-cell>
          <table:table-cell table:formula="of:=IF([.I141]; &quot;&quot;; ROUND([.C141]*2.55))">
            <text:p/>
          </table:table-cell>
          <table:table-cell table:formula="of:=[.J141]">
            <text:p/>
          </table:table-cell>
          <table:table-cell table:formula="of:=[.J141]">
            <text:p/>
          </table:table-cell>
          <table:table-cell table:formula="of:=[.H141] * (1 + [.G141])" office:value-type="float" office:value="0.0825" calcext:value-type="float">
            <text:p>0.0825</text:p>
          </table:table-cell>
          <table:table-cell table:formula="of:= ([.H141] + [.G141]) - ([.H141] * [.G141])" office:value-type="float" office:value="0.6675" calcext:value-type="float">
            <text:p>0.6675</text:p>
          </table:table-cell>
          <table:table-cell table:formula="of:=IF([.H141] &lt;= 0.5; [.M141]; [.N141])" office:value-type="float" office:value="0.0825" calcext:value-type="float">
            <text:p>0.0825</text:p>
          </table:table-cell>
          <table:table-cell table:formula="of:= (2 * [.H141]) - [.O141]" office:value-type="float" office:value="0.0175" calcext:value-type="float">
            <text:p>0.0175</text:p>
          </table:table-cell>
          <table:table-cell table:formula="of:=[.F141] + (1/3)" office:value-type="float" office:value="0.958333333333333" calcext:value-type="float">
            <text:p>0.958333333333333</text:p>
          </table:table-cell>
          <table:table-cell table:formula="of:=[.F141]" office:value-type="float" office:value="0.625" calcext:value-type="float">
            <text:p>0.625</text:p>
          </table:table-cell>
          <table:table-cell table:formula="of:=[.F141] - (1/3)" office:value-type="float" office:value="0.291666666666667" calcext:value-type="float">
            <text:p>0.291666666666667</text:p>
          </table:table-cell>
          <table:table-cell table:formula="of:=IF([.Q141]&lt;0; [.Q141]+1; IF([.Q141]&gt;1; [.Q141]-1; [.Q141]))" office:value-type="float" office:value="0.958333333333333" calcext:value-type="float">
            <text:p>0.958333333333333</text:p>
          </table:table-cell>
          <table:table-cell table:formula="of:=IF([.R141]&lt;0; [.R141]+1; IF([.R141]&gt;1; [.R141]-1; [.R141]))" office:value-type="float" office:value="0.625" calcext:value-type="float">
            <text:p>0.625</text:p>
          </table:table-cell>
          <table:table-cell table:formula="of:=IF([.S141]&lt;0; [.S141]+1; IF([.S141]&gt;1; [.S141]-1; [.S141]))" office:value-type="float" office:value="0.291666666666667" calcext:value-type="float">
            <text:p>0.291666666666667</text:p>
          </table:table-cell>
          <table:table-cell table:formula="of:=IF((6* [.T141]) &lt; 1; TRUE(); FALSE())" office:value-type="boolean" office:boolean-value="false" calcext:value-type="boolean">
            <text:p>FALSE</text:p>
          </table:table-cell>
          <table:table-cell table:formula="of:=IF((2* [.T141]) &lt; 1; TRUE(); FALSE())" office:value-type="boolean" office:boolean-value="false" calcext:value-type="boolean">
            <text:p>FALSE</text:p>
          </table:table-cell>
          <table:table-cell table:formula="of:=IF((3* [.T141]) &lt; 2; TRUE(); FALSE())" office:value-type="boolean" office:boolean-value="false" calcext:value-type="boolean">
            <text:p>FALSE</text:p>
          </table:table-cell>
          <table:table-cell table:formula="of:=IF((6* [.U141]) &lt; 1; TRUE(); FALSE())" office:value-type="boolean" office:boolean-value="false" calcext:value-type="boolean">
            <text:p>FALSE</text:p>
          </table:table-cell>
          <table:table-cell table:formula="of:=IF((2* [.U141]) &lt; 1; TRUE(); FALSE())" office:value-type="boolean" office:boolean-value="false" calcext:value-type="boolean">
            <text:p>FALSE</text:p>
          </table:table-cell>
          <table:table-cell table:formula="of:=IF((3* [.U141]) &lt; 2; TRUE(); FALSE())" office:value-type="boolean" office:boolean-value="true" calcext:value-type="boolean">
            <text:p>TRUE</text:p>
          </table:table-cell>
          <table:table-cell table:formula="of:=IF((6* [.V141]) &lt; 1; TRUE(); FALSE())" office:value-type="boolean" office:boolean-value="false" calcext:value-type="boolean">
            <text:p>FALSE</text:p>
          </table:table-cell>
          <table:table-cell table:formula="of:=IF((2* [.V141]) &lt; 1; TRUE(); FALSE())" office:value-type="boolean" office:boolean-value="true" calcext:value-type="boolean">
            <text:p>TRUE</text:p>
          </table:table-cell>
          <table:table-cell table:formula="of:=IF((3* [.V141]) &lt; 2; TRUE(); FALSE())" office:value-type="boolean" office:boolean-value="true" calcext:value-type="boolean">
            <text:p>TRUE</text:p>
          </table:table-cell>
          <table:table-cell table:formula="of:=IF([.W141]; [.$P141] + ([.$O141] - [.$P141]) * 6 * [.T141]; IF([.X141]; [.$O141]; IF([.Y141]; [.$P141] + (([.$O141] - [.$P141]) * ((2/3) - [.T141]) * 6); [.$P141])))" office:value-type="float" office:value="0.0175" calcext:value-type="float">
            <text:p>0.0175</text:p>
          </table:table-cell>
          <table:table-cell table:formula="of:=IF([.Z141]; [.$P141] + ([.$O141] - [.$P141]) * 6 * [.U141]; IF([.AA141]; [.$O141]; IF([.AB141]; [.$P141] + (([.$O141] - [.$P141]) * ((2/3) - [.U141]) * 6); [.$P141])))" office:value-type="float" office:value="0.03375" calcext:value-type="float">
            <text:p>0.03375</text:p>
          </table:table-cell>
          <table:table-cell table:formula="of:=IF([.AC141]; [.$P141] + ([.$O141] - [.$P141]) * 6 * [.V141]; IF([.AD141]; [.$O141]; IF([.AE141]; [.$P141] + (([.$O141] - [.$P141]) * ((2/3) - [.V141]) * 6); [.$P141])))" office:value-type="float" office:value="0.0825" calcext:value-type="float">
            <text:p>0.0825</text:p>
          </table:table-cell>
          <table:table-cell table:formula="of:=ROUND([.AF141]*255)" office:value-type="float" office:value="4" calcext:value-type="float">
            <text:p>4</text:p>
          </table:table-cell>
          <table:table-cell table:formula="of:=ROUND([.AG141]*255)" office:value-type="float" office:value="9" calcext:value-type="float">
            <text:p>9</text:p>
          </table:table-cell>
          <table:table-cell table:formula="of:=ROUND([.AH141]*255)" office:value-type="float" office:value="21" calcext:value-type="float">
            <text:p>21</text:p>
          </table:table-cell>
        </table:table-row>
        <table:table-row table:style-name="ro3">
          <table:table-cell table:formula="of:=[.A141]" office:value-type="float" office:value="225" calcext:value-type="float">
            <text:p>225</text:p>
          </table:table-cell>
          <table:table-cell table:formula="of:=[.B141]" office:value-type="float" office:value="65" calcext:value-type="float">
            <text:p>65</text:p>
          </table:table-cell>
          <table:table-cell table:formula="of:=IF([.C$5]=[.C141]; 5; [.C141]+5)" office:value-type="float" office:value="10" calcext:value-type="float">
            <text:p>10</text:p>
          </table:table-cell>
          <table:table-cell table:formula="of:=[.AI142]&amp;&quot;, &quot;&amp;[.AJ142]&amp;&quot;, &quot;&amp;[.AK142]" office:value-type="string" office:string-value="9, 17, 42" calcext:value-type="string">
            <text:p>9, 17, 42</text:p>
          </table:table-cell>
          <table:table-cell table:formula="of:=DEC2HEX([.AI142]; 2)&amp;DEC2HEX([.AJ142]; 2)&amp;DEC2HEX([.AK142]; 2)" office:value-type="string" office:string-value="09112A" calcext:value-type="string">
            <text:p>09112A</text:p>
          </table:table-cell>
          <table:table-cell table:formula="of:=[.A142]/360" office:value-type="float" office:value="0.625" calcext:value-type="float">
            <text:p>0.625</text:p>
          </table:table-cell>
          <table:table-cell table:formula="of:=[.B142]/100" office:value-type="float" office:value="0.65" calcext:value-type="float">
            <text:p>0.65</text:p>
          </table:table-cell>
          <table:table-cell table:formula="of:=[.C142]/100" office:value-type="float" office:value="0.1" calcext:value-type="float">
            <text:p>0.1</text:p>
          </table:table-cell>
          <table:table-cell table:formula="of:=IF([.B142]&gt;0; TRUE(); FALSE())" office:value-type="boolean" office:boolean-value="true" calcext:value-type="boolean">
            <text:p>TRUE</text:p>
          </table:table-cell>
          <table:table-cell table:formula="of:=IF([.I142]; &quot;&quot;; ROUND([.C142]*2.55))">
            <text:p/>
          </table:table-cell>
          <table:table-cell table:formula="of:=[.J142]">
            <text:p/>
          </table:table-cell>
          <table:table-cell table:formula="of:=[.J142]">
            <text:p/>
          </table:table-cell>
          <table:table-cell table:formula="of:=[.H142] * (1 + [.G142])" office:value-type="float" office:value="0.165" calcext:value-type="float">
            <text:p>0.165</text:p>
          </table:table-cell>
          <table:table-cell table:formula="of:= ([.H142] + [.G142]) - ([.H142] * [.G142])" office:value-type="float" office:value="0.685" calcext:value-type="float">
            <text:p>0.685</text:p>
          </table:table-cell>
          <table:table-cell table:formula="of:=IF([.H142] &lt;= 0.5; [.M142]; [.N142])" office:value-type="float" office:value="0.165" calcext:value-type="float">
            <text:p>0.165</text:p>
          </table:table-cell>
          <table:table-cell table:formula="of:= (2 * [.H142]) - [.O142]" office:value-type="float" office:value="0.035" calcext:value-type="float">
            <text:p>0.035</text:p>
          </table:table-cell>
          <table:table-cell table:formula="of:=[.F142] + (1/3)" office:value-type="float" office:value="0.958333333333333" calcext:value-type="float">
            <text:p>0.958333333333333</text:p>
          </table:table-cell>
          <table:table-cell table:formula="of:=[.F142]" office:value-type="float" office:value="0.625" calcext:value-type="float">
            <text:p>0.625</text:p>
          </table:table-cell>
          <table:table-cell table:formula="of:=[.F142] - (1/3)" office:value-type="float" office:value="0.291666666666667" calcext:value-type="float">
            <text:p>0.291666666666667</text:p>
          </table:table-cell>
          <table:table-cell table:formula="of:=IF([.Q142]&lt;0; [.Q142]+1; IF([.Q142]&gt;1; [.Q142]-1; [.Q142]))" office:value-type="float" office:value="0.958333333333333" calcext:value-type="float">
            <text:p>0.958333333333333</text:p>
          </table:table-cell>
          <table:table-cell table:formula="of:=IF([.R142]&lt;0; [.R142]+1; IF([.R142]&gt;1; [.R142]-1; [.R142]))" office:value-type="float" office:value="0.625" calcext:value-type="float">
            <text:p>0.625</text:p>
          </table:table-cell>
          <table:table-cell table:formula="of:=IF([.S142]&lt;0; [.S142]+1; IF([.S142]&gt;1; [.S142]-1; [.S142]))" office:value-type="float" office:value="0.291666666666667" calcext:value-type="float">
            <text:p>0.291666666666667</text:p>
          </table:table-cell>
          <table:table-cell table:formula="of:=IF((6* [.T142]) &lt; 1; TRUE(); FALSE())" office:value-type="boolean" office:boolean-value="false" calcext:value-type="boolean">
            <text:p>FALSE</text:p>
          </table:table-cell>
          <table:table-cell table:formula="of:=IF((2* [.T142]) &lt; 1; TRUE(); FALSE())" office:value-type="boolean" office:boolean-value="false" calcext:value-type="boolean">
            <text:p>FALSE</text:p>
          </table:table-cell>
          <table:table-cell table:formula="of:=IF((3* [.T142]) &lt; 2; TRUE(); FALSE())" office:value-type="boolean" office:boolean-value="false" calcext:value-type="boolean">
            <text:p>FALSE</text:p>
          </table:table-cell>
          <table:table-cell table:formula="of:=IF((6* [.U142]) &lt; 1; TRUE(); FALSE())" office:value-type="boolean" office:boolean-value="false" calcext:value-type="boolean">
            <text:p>FALSE</text:p>
          </table:table-cell>
          <table:table-cell table:formula="of:=IF((2* [.U142]) &lt; 1; TRUE(); FALSE())" office:value-type="boolean" office:boolean-value="false" calcext:value-type="boolean">
            <text:p>FALSE</text:p>
          </table:table-cell>
          <table:table-cell table:formula="of:=IF((3* [.U142]) &lt; 2; TRUE(); FALSE())" office:value-type="boolean" office:boolean-value="true" calcext:value-type="boolean">
            <text:p>TRUE</text:p>
          </table:table-cell>
          <table:table-cell table:formula="of:=IF((6* [.V142]) &lt; 1; TRUE(); FALSE())" office:value-type="boolean" office:boolean-value="false" calcext:value-type="boolean">
            <text:p>FALSE</text:p>
          </table:table-cell>
          <table:table-cell table:formula="of:=IF((2* [.V142]) &lt; 1; TRUE(); FALSE())" office:value-type="boolean" office:boolean-value="true" calcext:value-type="boolean">
            <text:p>TRUE</text:p>
          </table:table-cell>
          <table:table-cell table:formula="of:=IF((3* [.V142]) &lt; 2; TRUE(); FALSE())" office:value-type="boolean" office:boolean-value="true" calcext:value-type="boolean">
            <text:p>TRUE</text:p>
          </table:table-cell>
          <table:table-cell table:formula="of:=IF([.W142]; [.$P142] + ([.$O142] - [.$P142]) * 6 * [.T142]; IF([.X142]; [.$O142]; IF([.Y142]; [.$P142] + (([.$O142] - [.$P142]) * ((2/3) - [.T142]) * 6); [.$P142])))" office:value-type="float" office:value="0.035" calcext:value-type="float">
            <text:p>0.035</text:p>
          </table:table-cell>
          <table:table-cell table:formula="of:=IF([.Z142]; [.$P142] + ([.$O142] - [.$P142]) * 6 * [.U142]; IF([.AA142]; [.$O142]; IF([.AB142]; [.$P142] + (([.$O142] - [.$P142]) * ((2/3) - [.U142]) * 6); [.$P142])))" office:value-type="float" office:value="0.0675" calcext:value-type="float">
            <text:p>0.0675</text:p>
          </table:table-cell>
          <table:table-cell table:formula="of:=IF([.AC142]; [.$P142] + ([.$O142] - [.$P142]) * 6 * [.V142]; IF([.AD142]; [.$O142]; IF([.AE142]; [.$P142] + (([.$O142] - [.$P142]) * ((2/3) - [.V142]) * 6); [.$P142])))" office:value-type="float" office:value="0.165" calcext:value-type="float">
            <text:p>0.165</text:p>
          </table:table-cell>
          <table:table-cell table:formula="of:=ROUND([.AF142]*255)" office:value-type="float" office:value="9" calcext:value-type="float">
            <text:p>9</text:p>
          </table:table-cell>
          <table:table-cell table:formula="of:=ROUND([.AG142]*255)" office:value-type="float" office:value="17" calcext:value-type="float">
            <text:p>17</text:p>
          </table:table-cell>
          <table:table-cell table:formula="of:=ROUND([.AH142]*255)" office:value-type="float" office:value="42" calcext:value-type="float">
            <text:p>42</text:p>
          </table:table-cell>
        </table:table-row>
        <table:table-row table:style-name="ro3">
          <table:table-cell table:formula="of:=[.A142]" office:value-type="float" office:value="225" calcext:value-type="float">
            <text:p>225</text:p>
          </table:table-cell>
          <table:table-cell table:formula="of:=[.B142]" office:value-type="float" office:value="65" calcext:value-type="float">
            <text:p>65</text:p>
          </table:table-cell>
          <table:table-cell table:formula="of:=IF([.C$5]=[.C142]; 5; [.C142]+5)" office:value-type="float" office:value="15" calcext:value-type="float">
            <text:p>15</text:p>
          </table:table-cell>
          <table:table-cell table:formula="of:=[.AI143]&amp;&quot;, &quot;&amp;[.AJ143]&amp;&quot;, &quot;&amp;[.AK143]" office:value-type="string" office:string-value="13, 26, 63" calcext:value-type="string">
            <text:p>13, 26, 63</text:p>
          </table:table-cell>
          <table:table-cell table:formula="of:=DEC2HEX([.AI143]; 2)&amp;DEC2HEX([.AJ143]; 2)&amp;DEC2HEX([.AK143]; 2)" office:value-type="string" office:string-value="0D1A3F" calcext:value-type="string">
            <text:p>0D1A3F</text:p>
          </table:table-cell>
          <table:table-cell table:formula="of:=[.A143]/360" office:value-type="float" office:value="0.625" calcext:value-type="float">
            <text:p>0.625</text:p>
          </table:table-cell>
          <table:table-cell table:formula="of:=[.B143]/100" office:value-type="float" office:value="0.65" calcext:value-type="float">
            <text:p>0.65</text:p>
          </table:table-cell>
          <table:table-cell table:formula="of:=[.C143]/100" office:value-type="float" office:value="0.15" calcext:value-type="float">
            <text:p>0.15</text:p>
          </table:table-cell>
          <table:table-cell table:formula="of:=IF([.B143]&gt;0; TRUE(); FALSE())" office:value-type="boolean" office:boolean-value="true" calcext:value-type="boolean">
            <text:p>TRUE</text:p>
          </table:table-cell>
          <table:table-cell table:formula="of:=IF([.I143]; &quot;&quot;; ROUND([.C143]*2.55))">
            <text:p/>
          </table:table-cell>
          <table:table-cell table:formula="of:=[.J143]">
            <text:p/>
          </table:table-cell>
          <table:table-cell table:formula="of:=[.J143]">
            <text:p/>
          </table:table-cell>
          <table:table-cell table:formula="of:=[.H143] * (1 + [.G143])" office:value-type="float" office:value="0.2475" calcext:value-type="float">
            <text:p>0.2475</text:p>
          </table:table-cell>
          <table:table-cell table:formula="of:= ([.H143] + [.G143]) - ([.H143] * [.G143])" office:value-type="float" office:value="0.7025" calcext:value-type="float">
            <text:p>0.7025</text:p>
          </table:table-cell>
          <table:table-cell table:formula="of:=IF([.H143] &lt;= 0.5; [.M143]; [.N143])" office:value-type="float" office:value="0.2475" calcext:value-type="float">
            <text:p>0.2475</text:p>
          </table:table-cell>
          <table:table-cell table:formula="of:= (2 * [.H143]) - [.O143]" office:value-type="float" office:value="0.0525" calcext:value-type="float">
            <text:p>0.0525</text:p>
          </table:table-cell>
          <table:table-cell table:formula="of:=[.F143] + (1/3)" office:value-type="float" office:value="0.958333333333333" calcext:value-type="float">
            <text:p>0.958333333333333</text:p>
          </table:table-cell>
          <table:table-cell table:formula="of:=[.F143]" office:value-type="float" office:value="0.625" calcext:value-type="float">
            <text:p>0.625</text:p>
          </table:table-cell>
          <table:table-cell table:formula="of:=[.F143] - (1/3)" office:value-type="float" office:value="0.291666666666667" calcext:value-type="float">
            <text:p>0.291666666666667</text:p>
          </table:table-cell>
          <table:table-cell table:formula="of:=IF([.Q143]&lt;0; [.Q143]+1; IF([.Q143]&gt;1; [.Q143]-1; [.Q143]))" office:value-type="float" office:value="0.958333333333333" calcext:value-type="float">
            <text:p>0.958333333333333</text:p>
          </table:table-cell>
          <table:table-cell table:formula="of:=IF([.R143]&lt;0; [.R143]+1; IF([.R143]&gt;1; [.R143]-1; [.R143]))" office:value-type="float" office:value="0.625" calcext:value-type="float">
            <text:p>0.625</text:p>
          </table:table-cell>
          <table:table-cell table:formula="of:=IF([.S143]&lt;0; [.S143]+1; IF([.S143]&gt;1; [.S143]-1; [.S143]))" office:value-type="float" office:value="0.291666666666667" calcext:value-type="float">
            <text:p>0.291666666666667</text:p>
          </table:table-cell>
          <table:table-cell table:formula="of:=IF((6* [.T143]) &lt; 1; TRUE(); FALSE())" office:value-type="boolean" office:boolean-value="false" calcext:value-type="boolean">
            <text:p>FALSE</text:p>
          </table:table-cell>
          <table:table-cell table:formula="of:=IF((2* [.T143]) &lt; 1; TRUE(); FALSE())" office:value-type="boolean" office:boolean-value="false" calcext:value-type="boolean">
            <text:p>FALSE</text:p>
          </table:table-cell>
          <table:table-cell table:formula="of:=IF((3* [.T143]) &lt; 2; TRUE(); FALSE())" office:value-type="boolean" office:boolean-value="false" calcext:value-type="boolean">
            <text:p>FALSE</text:p>
          </table:table-cell>
          <table:table-cell table:formula="of:=IF((6* [.U143]) &lt; 1; TRUE(); FALSE())" office:value-type="boolean" office:boolean-value="false" calcext:value-type="boolean">
            <text:p>FALSE</text:p>
          </table:table-cell>
          <table:table-cell table:formula="of:=IF((2* [.U143]) &lt; 1; TRUE(); FALSE())" office:value-type="boolean" office:boolean-value="false" calcext:value-type="boolean">
            <text:p>FALSE</text:p>
          </table:table-cell>
          <table:table-cell table:formula="of:=IF((3* [.U143]) &lt; 2; TRUE(); FALSE())" office:value-type="boolean" office:boolean-value="true" calcext:value-type="boolean">
            <text:p>TRUE</text:p>
          </table:table-cell>
          <table:table-cell table:formula="of:=IF((6* [.V143]) &lt; 1; TRUE(); FALSE())" office:value-type="boolean" office:boolean-value="false" calcext:value-type="boolean">
            <text:p>FALSE</text:p>
          </table:table-cell>
          <table:table-cell table:formula="of:=IF((2* [.V143]) &lt; 1; TRUE(); FALSE())" office:value-type="boolean" office:boolean-value="true" calcext:value-type="boolean">
            <text:p>TRUE</text:p>
          </table:table-cell>
          <table:table-cell table:formula="of:=IF((3* [.V143]) &lt; 2; TRUE(); FALSE())" office:value-type="boolean" office:boolean-value="true" calcext:value-type="boolean">
            <text:p>TRUE</text:p>
          </table:table-cell>
          <table:table-cell table:formula="of:=IF([.W143]; [.$P143] + ([.$O143] - [.$P143]) * 6 * [.T143]; IF([.X143]; [.$O143]; IF([.Y143]; [.$P143] + (([.$O143] - [.$P143]) * ((2/3) - [.T143]) * 6); [.$P143])))" office:value-type="float" office:value="0.0525" calcext:value-type="float">
            <text:p>0.0525</text:p>
          </table:table-cell>
          <table:table-cell table:formula="of:=IF([.Z143]; [.$P143] + ([.$O143] - [.$P143]) * 6 * [.U143]; IF([.AA143]; [.$O143]; IF([.AB143]; [.$P143] + (([.$O143] - [.$P143]) * ((2/3) - [.U143]) * 6); [.$P143])))" office:value-type="float" office:value="0.10125" calcext:value-type="float">
            <text:p>0.10125</text:p>
          </table:table-cell>
          <table:table-cell table:formula="of:=IF([.AC143]; [.$P143] + ([.$O143] - [.$P143]) * 6 * [.V143]; IF([.AD143]; [.$O143]; IF([.AE143]; [.$P143] + (([.$O143] - [.$P143]) * ((2/3) - [.V143]) * 6); [.$P143])))" office:value-type="float" office:value="0.2475" calcext:value-type="float">
            <text:p>0.2475</text:p>
          </table:table-cell>
          <table:table-cell table:formula="of:=ROUND([.AF143]*255)" office:value-type="float" office:value="13" calcext:value-type="float">
            <text:p>13</text:p>
          </table:table-cell>
          <table:table-cell table:formula="of:=ROUND([.AG143]*255)" office:value-type="float" office:value="26" calcext:value-type="float">
            <text:p>26</text:p>
          </table:table-cell>
          <table:table-cell table:formula="of:=ROUND([.AH143]*255)" office:value-type="float" office:value="63" calcext:value-type="float">
            <text:p>63</text:p>
          </table:table-cell>
        </table:table-row>
        <table:table-row table:style-name="ro3">
          <table:table-cell table:formula="of:=[.A143]" office:value-type="float" office:value="225" calcext:value-type="float">
            <text:p>225</text:p>
          </table:table-cell>
          <table:table-cell table:formula="of:=[.B143]" office:value-type="float" office:value="65" calcext:value-type="float">
            <text:p>65</text:p>
          </table:table-cell>
          <table:table-cell table:formula="of:=IF([.C$5]=[.C143]; 5; [.C143]+5)" office:value-type="float" office:value="20" calcext:value-type="float">
            <text:p>20</text:p>
          </table:table-cell>
          <table:table-cell table:formula="of:=[.AI144]&amp;&quot;, &quot;&amp;[.AJ144]&amp;&quot;, &quot;&amp;[.AK144]" office:value-type="string" office:string-value="18, 34, 84" calcext:value-type="string">
            <text:p>18, 34, 84</text:p>
          </table:table-cell>
          <table:table-cell table:formula="of:=DEC2HEX([.AI144]; 2)&amp;DEC2HEX([.AJ144]; 2)&amp;DEC2HEX([.AK144]; 2)" office:value-type="string" office:string-value="122254" calcext:value-type="string">
            <text:p>122254</text:p>
          </table:table-cell>
          <table:table-cell table:formula="of:=[.A144]/360" office:value-type="float" office:value="0.625" calcext:value-type="float">
            <text:p>0.625</text:p>
          </table:table-cell>
          <table:table-cell table:formula="of:=[.B144]/100" office:value-type="float" office:value="0.65" calcext:value-type="float">
            <text:p>0.65</text:p>
          </table:table-cell>
          <table:table-cell table:formula="of:=[.C144]/100" office:value-type="float" office:value="0.2" calcext:value-type="float">
            <text:p>0.2</text:p>
          </table:table-cell>
          <table:table-cell table:formula="of:=IF([.B144]&gt;0; TRUE(); FALSE())" office:value-type="boolean" office:boolean-value="true" calcext:value-type="boolean">
            <text:p>TRUE</text:p>
          </table:table-cell>
          <table:table-cell table:formula="of:=IF([.I144]; &quot;&quot;; ROUND([.C144]*2.55))">
            <text:p/>
          </table:table-cell>
          <table:table-cell table:formula="of:=[.J144]">
            <text:p/>
          </table:table-cell>
          <table:table-cell table:formula="of:=[.J144]">
            <text:p/>
          </table:table-cell>
          <table:table-cell table:formula="of:=[.H144] * (1 + [.G144])" office:value-type="float" office:value="0.33" calcext:value-type="float">
            <text:p>0.33</text:p>
          </table:table-cell>
          <table:table-cell table:formula="of:= ([.H144] + [.G144]) - ([.H144] * [.G144])" office:value-type="float" office:value="0.72" calcext:value-type="float">
            <text:p>0.72</text:p>
          </table:table-cell>
          <table:table-cell table:formula="of:=IF([.H144] &lt;= 0.5; [.M144]; [.N144])" office:value-type="float" office:value="0.33" calcext:value-type="float">
            <text:p>0.33</text:p>
          </table:table-cell>
          <table:table-cell table:formula="of:= (2 * [.H144]) - [.O144]" office:value-type="float" office:value="0.07" calcext:value-type="float">
            <text:p>0.07</text:p>
          </table:table-cell>
          <table:table-cell table:formula="of:=[.F144] + (1/3)" office:value-type="float" office:value="0.958333333333333" calcext:value-type="float">
            <text:p>0.958333333333333</text:p>
          </table:table-cell>
          <table:table-cell table:formula="of:=[.F144]" office:value-type="float" office:value="0.625" calcext:value-type="float">
            <text:p>0.625</text:p>
          </table:table-cell>
          <table:table-cell table:formula="of:=[.F144] - (1/3)" office:value-type="float" office:value="0.291666666666667" calcext:value-type="float">
            <text:p>0.291666666666667</text:p>
          </table:table-cell>
          <table:table-cell table:formula="of:=IF([.Q144]&lt;0; [.Q144]+1; IF([.Q144]&gt;1; [.Q144]-1; [.Q144]))" office:value-type="float" office:value="0.958333333333333" calcext:value-type="float">
            <text:p>0.958333333333333</text:p>
          </table:table-cell>
          <table:table-cell table:formula="of:=IF([.R144]&lt;0; [.R144]+1; IF([.R144]&gt;1; [.R144]-1; [.R144]))" office:value-type="float" office:value="0.625" calcext:value-type="float">
            <text:p>0.625</text:p>
          </table:table-cell>
          <table:table-cell table:formula="of:=IF([.S144]&lt;0; [.S144]+1; IF([.S144]&gt;1; [.S144]-1; [.S144]))" office:value-type="float" office:value="0.291666666666667" calcext:value-type="float">
            <text:p>0.291666666666667</text:p>
          </table:table-cell>
          <table:table-cell table:formula="of:=IF((6* [.T144]) &lt; 1; TRUE(); FALSE())" office:value-type="boolean" office:boolean-value="false" calcext:value-type="boolean">
            <text:p>FALSE</text:p>
          </table:table-cell>
          <table:table-cell table:formula="of:=IF((2* [.T144]) &lt; 1; TRUE(); FALSE())" office:value-type="boolean" office:boolean-value="false" calcext:value-type="boolean">
            <text:p>FALSE</text:p>
          </table:table-cell>
          <table:table-cell table:formula="of:=IF((3* [.T144]) &lt; 2; TRUE(); FALSE())" office:value-type="boolean" office:boolean-value="false" calcext:value-type="boolean">
            <text:p>FALSE</text:p>
          </table:table-cell>
          <table:table-cell table:formula="of:=IF((6* [.U144]) &lt; 1; TRUE(); FALSE())" office:value-type="boolean" office:boolean-value="false" calcext:value-type="boolean">
            <text:p>FALSE</text:p>
          </table:table-cell>
          <table:table-cell table:formula="of:=IF((2* [.U144]) &lt; 1; TRUE(); FALSE())" office:value-type="boolean" office:boolean-value="false" calcext:value-type="boolean">
            <text:p>FALSE</text:p>
          </table:table-cell>
          <table:table-cell table:formula="of:=IF((3* [.U144]) &lt; 2; TRUE(); FALSE())" office:value-type="boolean" office:boolean-value="true" calcext:value-type="boolean">
            <text:p>TRUE</text:p>
          </table:table-cell>
          <table:table-cell table:formula="of:=IF((6* [.V144]) &lt; 1; TRUE(); FALSE())" office:value-type="boolean" office:boolean-value="false" calcext:value-type="boolean">
            <text:p>FALSE</text:p>
          </table:table-cell>
          <table:table-cell table:formula="of:=IF((2* [.V144]) &lt; 1; TRUE(); FALSE())" office:value-type="boolean" office:boolean-value="true" calcext:value-type="boolean">
            <text:p>TRUE</text:p>
          </table:table-cell>
          <table:table-cell table:formula="of:=IF((3* [.V144]) &lt; 2; TRUE(); FALSE())" office:value-type="boolean" office:boolean-value="true" calcext:value-type="boolean">
            <text:p>TRUE</text:p>
          </table:table-cell>
          <table:table-cell table:formula="of:=IF([.W144]; [.$P144] + ([.$O144] - [.$P144]) * 6 * [.T144]; IF([.X144]; [.$O144]; IF([.Y144]; [.$P144] + (([.$O144] - [.$P144]) * ((2/3) - [.T144]) * 6); [.$P144])))" office:value-type="float" office:value="0.07" calcext:value-type="float">
            <text:p>0.07</text:p>
          </table:table-cell>
          <table:table-cell table:formula="of:=IF([.Z144]; [.$P144] + ([.$O144] - [.$P144]) * 6 * [.U144]; IF([.AA144]; [.$O144]; IF([.AB144]; [.$P144] + (([.$O144] - [.$P144]) * ((2/3) - [.U144]) * 6); [.$P144])))" office:value-type="float" office:value="0.135" calcext:value-type="float">
            <text:p>0.135</text:p>
          </table:table-cell>
          <table:table-cell table:formula="of:=IF([.AC144]; [.$P144] + ([.$O144] - [.$P144]) * 6 * [.V144]; IF([.AD144]; [.$O144]; IF([.AE144]; [.$P144] + (([.$O144] - [.$P144]) * ((2/3) - [.V144]) * 6); [.$P144])))" office:value-type="float" office:value="0.33" calcext:value-type="float">
            <text:p>0.33</text:p>
          </table:table-cell>
          <table:table-cell table:formula="of:=ROUND([.AF144]*255)" office:value-type="float" office:value="18" calcext:value-type="float">
            <text:p>18</text:p>
          </table:table-cell>
          <table:table-cell table:formula="of:=ROUND([.AG144]*255)" office:value-type="float" office:value="34" calcext:value-type="float">
            <text:p>34</text:p>
          </table:table-cell>
          <table:table-cell table:formula="of:=ROUND([.AH144]*255)" office:value-type="float" office:value="84" calcext:value-type="float">
            <text:p>84</text:p>
          </table:table-cell>
        </table:table-row>
        <table:table-row table:style-name="ro3">
          <table:table-cell table:formula="of:=[.A144]" office:value-type="float" office:value="225" calcext:value-type="float">
            <text:p>225</text:p>
          </table:table-cell>
          <table:table-cell table:formula="of:=[.B144]" office:value-type="float" office:value="65" calcext:value-type="float">
            <text:p>65</text:p>
          </table:table-cell>
          <table:table-cell table:formula="of:=IF([.C$5]=[.C144]; 5; [.C144]+5)" office:value-type="float" office:value="25" calcext:value-type="float">
            <text:p>25</text:p>
          </table:table-cell>
          <table:table-cell table:formula="of:=[.AI145]&amp;&quot;, &quot;&amp;[.AJ145]&amp;&quot;, &quot;&amp;[.AK145]" office:value-type="string" office:string-value="22, 43, 105" calcext:value-type="string">
            <text:p>22, 43, 105</text:p>
          </table:table-cell>
          <table:table-cell table:formula="of:=DEC2HEX([.AI145]; 2)&amp;DEC2HEX([.AJ145]; 2)&amp;DEC2HEX([.AK145]; 2)" office:value-type="string" office:string-value="162B69" calcext:value-type="string">
            <text:p>162B69</text:p>
          </table:table-cell>
          <table:table-cell table:formula="of:=[.A145]/360" office:value-type="float" office:value="0.625" calcext:value-type="float">
            <text:p>0.625</text:p>
          </table:table-cell>
          <table:table-cell table:formula="of:=[.B145]/100" office:value-type="float" office:value="0.65" calcext:value-type="float">
            <text:p>0.65</text:p>
          </table:table-cell>
          <table:table-cell table:formula="of:=[.C145]/100" office:value-type="float" office:value="0.25" calcext:value-type="float">
            <text:p>0.25</text:p>
          </table:table-cell>
          <table:table-cell table:formula="of:=IF([.B145]&gt;0; TRUE(); FALSE())" office:value-type="boolean" office:boolean-value="true" calcext:value-type="boolean">
            <text:p>TRUE</text:p>
          </table:table-cell>
          <table:table-cell table:formula="of:=IF([.I145]; &quot;&quot;; ROUND([.C145]*2.55))">
            <text:p/>
          </table:table-cell>
          <table:table-cell table:formula="of:=[.J145]">
            <text:p/>
          </table:table-cell>
          <table:table-cell table:formula="of:=[.J145]">
            <text:p/>
          </table:table-cell>
          <table:table-cell table:formula="of:=[.H145] * (1 + [.G145])" office:value-type="float" office:value="0.4125" calcext:value-type="float">
            <text:p>0.4125</text:p>
          </table:table-cell>
          <table:table-cell table:formula="of:= ([.H145] + [.G145]) - ([.H145] * [.G145])" office:value-type="float" office:value="0.7375" calcext:value-type="float">
            <text:p>0.7375</text:p>
          </table:table-cell>
          <table:table-cell table:formula="of:=IF([.H145] &lt;= 0.5; [.M145]; [.N145])" office:value-type="float" office:value="0.4125" calcext:value-type="float">
            <text:p>0.4125</text:p>
          </table:table-cell>
          <table:table-cell table:formula="of:= (2 * [.H145]) - [.O145]" office:value-type="float" office:value="0.0875" calcext:value-type="float">
            <text:p>0.0875</text:p>
          </table:table-cell>
          <table:table-cell table:formula="of:=[.F145] + (1/3)" office:value-type="float" office:value="0.958333333333333" calcext:value-type="float">
            <text:p>0.958333333333333</text:p>
          </table:table-cell>
          <table:table-cell table:formula="of:=[.F145]" office:value-type="float" office:value="0.625" calcext:value-type="float">
            <text:p>0.625</text:p>
          </table:table-cell>
          <table:table-cell table:formula="of:=[.F145] - (1/3)" office:value-type="float" office:value="0.291666666666667" calcext:value-type="float">
            <text:p>0.291666666666667</text:p>
          </table:table-cell>
          <table:table-cell table:formula="of:=IF([.Q145]&lt;0; [.Q145]+1; IF([.Q145]&gt;1; [.Q145]-1; [.Q145]))" office:value-type="float" office:value="0.958333333333333" calcext:value-type="float">
            <text:p>0.958333333333333</text:p>
          </table:table-cell>
          <table:table-cell table:formula="of:=IF([.R145]&lt;0; [.R145]+1; IF([.R145]&gt;1; [.R145]-1; [.R145]))" office:value-type="float" office:value="0.625" calcext:value-type="float">
            <text:p>0.625</text:p>
          </table:table-cell>
          <table:table-cell table:formula="of:=IF([.S145]&lt;0; [.S145]+1; IF([.S145]&gt;1; [.S145]-1; [.S145]))" office:value-type="float" office:value="0.291666666666667" calcext:value-type="float">
            <text:p>0.291666666666667</text:p>
          </table:table-cell>
          <table:table-cell table:formula="of:=IF((6* [.T145]) &lt; 1; TRUE(); FALSE())" office:value-type="boolean" office:boolean-value="false" calcext:value-type="boolean">
            <text:p>FALSE</text:p>
          </table:table-cell>
          <table:table-cell table:formula="of:=IF((2* [.T145]) &lt; 1; TRUE(); FALSE())" office:value-type="boolean" office:boolean-value="false" calcext:value-type="boolean">
            <text:p>FALSE</text:p>
          </table:table-cell>
          <table:table-cell table:formula="of:=IF((3* [.T145]) &lt; 2; TRUE(); FALSE())" office:value-type="boolean" office:boolean-value="false" calcext:value-type="boolean">
            <text:p>FALSE</text:p>
          </table:table-cell>
          <table:table-cell table:formula="of:=IF((6* [.U145]) &lt; 1; TRUE(); FALSE())" office:value-type="boolean" office:boolean-value="false" calcext:value-type="boolean">
            <text:p>FALSE</text:p>
          </table:table-cell>
          <table:table-cell table:formula="of:=IF((2* [.U145]) &lt; 1; TRUE(); FALSE())" office:value-type="boolean" office:boolean-value="false" calcext:value-type="boolean">
            <text:p>FALSE</text:p>
          </table:table-cell>
          <table:table-cell table:formula="of:=IF((3* [.U145]) &lt; 2; TRUE(); FALSE())" office:value-type="boolean" office:boolean-value="true" calcext:value-type="boolean">
            <text:p>TRUE</text:p>
          </table:table-cell>
          <table:table-cell table:formula="of:=IF((6* [.V145]) &lt; 1; TRUE(); FALSE())" office:value-type="boolean" office:boolean-value="false" calcext:value-type="boolean">
            <text:p>FALSE</text:p>
          </table:table-cell>
          <table:table-cell table:formula="of:=IF((2* [.V145]) &lt; 1; TRUE(); FALSE())" office:value-type="boolean" office:boolean-value="true" calcext:value-type="boolean">
            <text:p>TRUE</text:p>
          </table:table-cell>
          <table:table-cell table:formula="of:=IF((3* [.V145]) &lt; 2; TRUE(); FALSE())" office:value-type="boolean" office:boolean-value="true" calcext:value-type="boolean">
            <text:p>TRUE</text:p>
          </table:table-cell>
          <table:table-cell table:formula="of:=IF([.W145]; [.$P145] + ([.$O145] - [.$P145]) * 6 * [.T145]; IF([.X145]; [.$O145]; IF([.Y145]; [.$P145] + (([.$O145] - [.$P145]) * ((2/3) - [.T145]) * 6); [.$P145])))" office:value-type="float" office:value="0.0875" calcext:value-type="float">
            <text:p>0.0875</text:p>
          </table:table-cell>
          <table:table-cell table:formula="of:=IF([.Z145]; [.$P145] + ([.$O145] - [.$P145]) * 6 * [.U145]; IF([.AA145]; [.$O145]; IF([.AB145]; [.$P145] + (([.$O145] - [.$P145]) * ((2/3) - [.U145]) * 6); [.$P145])))" office:value-type="float" office:value="0.16875" calcext:value-type="float">
            <text:p>0.16875</text:p>
          </table:table-cell>
          <table:table-cell table:formula="of:=IF([.AC145]; [.$P145] + ([.$O145] - [.$P145]) * 6 * [.V145]; IF([.AD145]; [.$O145]; IF([.AE145]; [.$P145] + (([.$O145] - [.$P145]) * ((2/3) - [.V145]) * 6); [.$P145])))" office:value-type="float" office:value="0.4125" calcext:value-type="float">
            <text:p>0.4125</text:p>
          </table:table-cell>
          <table:table-cell table:formula="of:=ROUND([.AF145]*255)" office:value-type="float" office:value="22" calcext:value-type="float">
            <text:p>22</text:p>
          </table:table-cell>
          <table:table-cell table:formula="of:=ROUND([.AG145]*255)" office:value-type="float" office:value="43" calcext:value-type="float">
            <text:p>43</text:p>
          </table:table-cell>
          <table:table-cell table:formula="of:=ROUND([.AH145]*255)" office:value-type="float" office:value="105" calcext:value-type="float">
            <text:p>105</text:p>
          </table:table-cell>
        </table:table-row>
        <table:table-row table:style-name="ro3">
          <table:table-cell table:formula="of:=[.A145]" office:value-type="float" office:value="225" calcext:value-type="float">
            <text:p>225</text:p>
          </table:table-cell>
          <table:table-cell table:formula="of:=[.B145]" office:value-type="float" office:value="65" calcext:value-type="float">
            <text:p>65</text:p>
          </table:table-cell>
          <table:table-cell table:formula="of:=IF([.C$5]=[.C145]; 5; [.C145]+5)" office:value-type="float" office:value="30" calcext:value-type="float">
            <text:p>30</text:p>
          </table:table-cell>
          <table:table-cell table:formula="of:=[.AI146]&amp;&quot;, &quot;&amp;[.AJ146]&amp;&quot;, &quot;&amp;[.AK146]" office:value-type="string" office:string-value="27, 52, 126" calcext:value-type="string">
            <text:p>27, 52, 126</text:p>
          </table:table-cell>
          <table:table-cell table:formula="of:=DEC2HEX([.AI146]; 2)&amp;DEC2HEX([.AJ146]; 2)&amp;DEC2HEX([.AK146]; 2)" office:value-type="string" office:string-value="1B347E" calcext:value-type="string">
            <text:p>1B347E</text:p>
          </table:table-cell>
          <table:table-cell table:formula="of:=[.A146]/360" office:value-type="float" office:value="0.625" calcext:value-type="float">
            <text:p>0.625</text:p>
          </table:table-cell>
          <table:table-cell table:formula="of:=[.B146]/100" office:value-type="float" office:value="0.65" calcext:value-type="float">
            <text:p>0.65</text:p>
          </table:table-cell>
          <table:table-cell table:formula="of:=[.C146]/100" office:value-type="float" office:value="0.3" calcext:value-type="float">
            <text:p>0.3</text:p>
          </table:table-cell>
          <table:table-cell table:formula="of:=IF([.B146]&gt;0; TRUE(); FALSE())" office:value-type="boolean" office:boolean-value="true" calcext:value-type="boolean">
            <text:p>TRUE</text:p>
          </table:table-cell>
          <table:table-cell table:formula="of:=IF([.I146]; &quot;&quot;; ROUND([.C146]*2.55))">
            <text:p/>
          </table:table-cell>
          <table:table-cell table:formula="of:=[.J146]">
            <text:p/>
          </table:table-cell>
          <table:table-cell table:formula="of:=[.J146]">
            <text:p/>
          </table:table-cell>
          <table:table-cell table:formula="of:=[.H146] * (1 + [.G146])" office:value-type="float" office:value="0.495" calcext:value-type="float">
            <text:p>0.495</text:p>
          </table:table-cell>
          <table:table-cell table:formula="of:= ([.H146] + [.G146]) - ([.H146] * [.G146])" office:value-type="float" office:value="0.755" calcext:value-type="float">
            <text:p>0.755</text:p>
          </table:table-cell>
          <table:table-cell table:formula="of:=IF([.H146] &lt;= 0.5; [.M146]; [.N146])" office:value-type="float" office:value="0.495" calcext:value-type="float">
            <text:p>0.495</text:p>
          </table:table-cell>
          <table:table-cell table:formula="of:= (2 * [.H146]) - [.O146]" office:value-type="float" office:value="0.105" calcext:value-type="float">
            <text:p>0.105</text:p>
          </table:table-cell>
          <table:table-cell table:formula="of:=[.F146] + (1/3)" office:value-type="float" office:value="0.958333333333333" calcext:value-type="float">
            <text:p>0.958333333333333</text:p>
          </table:table-cell>
          <table:table-cell table:formula="of:=[.F146]" office:value-type="float" office:value="0.625" calcext:value-type="float">
            <text:p>0.625</text:p>
          </table:table-cell>
          <table:table-cell table:formula="of:=[.F146] - (1/3)" office:value-type="float" office:value="0.291666666666667" calcext:value-type="float">
            <text:p>0.291666666666667</text:p>
          </table:table-cell>
          <table:table-cell table:formula="of:=IF([.Q146]&lt;0; [.Q146]+1; IF([.Q146]&gt;1; [.Q146]-1; [.Q146]))" office:value-type="float" office:value="0.958333333333333" calcext:value-type="float">
            <text:p>0.958333333333333</text:p>
          </table:table-cell>
          <table:table-cell table:formula="of:=IF([.R146]&lt;0; [.R146]+1; IF([.R146]&gt;1; [.R146]-1; [.R146]))" office:value-type="float" office:value="0.625" calcext:value-type="float">
            <text:p>0.625</text:p>
          </table:table-cell>
          <table:table-cell table:formula="of:=IF([.S146]&lt;0; [.S146]+1; IF([.S146]&gt;1; [.S146]-1; [.S146]))" office:value-type="float" office:value="0.291666666666667" calcext:value-type="float">
            <text:p>0.291666666666667</text:p>
          </table:table-cell>
          <table:table-cell table:formula="of:=IF((6* [.T146]) &lt; 1; TRUE(); FALSE())" office:value-type="boolean" office:boolean-value="false" calcext:value-type="boolean">
            <text:p>FALSE</text:p>
          </table:table-cell>
          <table:table-cell table:formula="of:=IF((2* [.T146]) &lt; 1; TRUE(); FALSE())" office:value-type="boolean" office:boolean-value="false" calcext:value-type="boolean">
            <text:p>FALSE</text:p>
          </table:table-cell>
          <table:table-cell table:formula="of:=IF((3* [.T146]) &lt; 2; TRUE(); FALSE())" office:value-type="boolean" office:boolean-value="false" calcext:value-type="boolean">
            <text:p>FALSE</text:p>
          </table:table-cell>
          <table:table-cell table:formula="of:=IF((6* [.U146]) &lt; 1; TRUE(); FALSE())" office:value-type="boolean" office:boolean-value="false" calcext:value-type="boolean">
            <text:p>FALSE</text:p>
          </table:table-cell>
          <table:table-cell table:formula="of:=IF((2* [.U146]) &lt; 1; TRUE(); FALSE())" office:value-type="boolean" office:boolean-value="false" calcext:value-type="boolean">
            <text:p>FALSE</text:p>
          </table:table-cell>
          <table:table-cell table:formula="of:=IF((3* [.U146]) &lt; 2; TRUE(); FALSE())" office:value-type="boolean" office:boolean-value="true" calcext:value-type="boolean">
            <text:p>TRUE</text:p>
          </table:table-cell>
          <table:table-cell table:formula="of:=IF((6* [.V146]) &lt; 1; TRUE(); FALSE())" office:value-type="boolean" office:boolean-value="false" calcext:value-type="boolean">
            <text:p>FALSE</text:p>
          </table:table-cell>
          <table:table-cell table:formula="of:=IF((2* [.V146]) &lt; 1; TRUE(); FALSE())" office:value-type="boolean" office:boolean-value="true" calcext:value-type="boolean">
            <text:p>TRUE</text:p>
          </table:table-cell>
          <table:table-cell table:formula="of:=IF((3* [.V146]) &lt; 2; TRUE(); FALSE())" office:value-type="boolean" office:boolean-value="true" calcext:value-type="boolean">
            <text:p>TRUE</text:p>
          </table:table-cell>
          <table:table-cell table:formula="of:=IF([.W146]; [.$P146] + ([.$O146] - [.$P146]) * 6 * [.T146]; IF([.X146]; [.$O146]; IF([.Y146]; [.$P146] + (([.$O146] - [.$P146]) * ((2/3) - [.T146]) * 6); [.$P146])))" office:value-type="float" office:value="0.105" calcext:value-type="float">
            <text:p>0.105</text:p>
          </table:table-cell>
          <table:table-cell table:formula="of:=IF([.Z146]; [.$P146] + ([.$O146] - [.$P146]) * 6 * [.U146]; IF([.AA146]; [.$O146]; IF([.AB146]; [.$P146] + (([.$O146] - [.$P146]) * ((2/3) - [.U146]) * 6); [.$P146])))" office:value-type="float" office:value="0.2025" calcext:value-type="float">
            <text:p>0.2025</text:p>
          </table:table-cell>
          <table:table-cell table:formula="of:=IF([.AC146]; [.$P146] + ([.$O146] - [.$P146]) * 6 * [.V146]; IF([.AD146]; [.$O146]; IF([.AE146]; [.$P146] + (([.$O146] - [.$P146]) * ((2/3) - [.V146]) * 6); [.$P146])))" office:value-type="float" office:value="0.495" calcext:value-type="float">
            <text:p>0.495</text:p>
          </table:table-cell>
          <table:table-cell table:formula="of:=ROUND([.AF146]*255)" office:value-type="float" office:value="27" calcext:value-type="float">
            <text:p>27</text:p>
          </table:table-cell>
          <table:table-cell table:formula="of:=ROUND([.AG146]*255)" office:value-type="float" office:value="52" calcext:value-type="float">
            <text:p>52</text:p>
          </table:table-cell>
          <table:table-cell table:formula="of:=ROUND([.AH146]*255)" office:value-type="float" office:value="126" calcext:value-type="float">
            <text:p>126</text:p>
          </table:table-cell>
        </table:table-row>
        <table:table-row table:style-name="ro3">
          <table:table-cell table:formula="of:=[.A146]" office:value-type="float" office:value="225" calcext:value-type="float">
            <text:p>225</text:p>
          </table:table-cell>
          <table:table-cell table:formula="of:=[.B146]" office:value-type="float" office:value="65" calcext:value-type="float">
            <text:p>65</text:p>
          </table:table-cell>
          <table:table-cell table:formula="of:=IF([.C$5]=[.C146]; 5; [.C146]+5)" office:value-type="float" office:value="35" calcext:value-type="float">
            <text:p>35</text:p>
          </table:table-cell>
          <table:table-cell table:formula="of:=[.AI147]&amp;&quot;, &quot;&amp;[.AJ147]&amp;&quot;, &quot;&amp;[.AK147]" office:value-type="string" office:string-value="31, 60, 147" calcext:value-type="string">
            <text:p>31, 60, 147</text:p>
          </table:table-cell>
          <table:table-cell table:formula="of:=DEC2HEX([.AI147]; 2)&amp;DEC2HEX([.AJ147]; 2)&amp;DEC2HEX([.AK147]; 2)" office:value-type="string" office:string-value="1F3C93" calcext:value-type="string">
            <text:p>1F3C93</text:p>
          </table:table-cell>
          <table:table-cell table:formula="of:=[.A147]/360" office:value-type="float" office:value="0.625" calcext:value-type="float">
            <text:p>0.625</text:p>
          </table:table-cell>
          <table:table-cell table:formula="of:=[.B147]/100" office:value-type="float" office:value="0.65" calcext:value-type="float">
            <text:p>0.65</text:p>
          </table:table-cell>
          <table:table-cell table:formula="of:=[.C147]/100" office:value-type="float" office:value="0.35" calcext:value-type="float">
            <text:p>0.35</text:p>
          </table:table-cell>
          <table:table-cell table:formula="of:=IF([.B147]&gt;0; TRUE(); FALSE())" office:value-type="boolean" office:boolean-value="true" calcext:value-type="boolean">
            <text:p>TRUE</text:p>
          </table:table-cell>
          <table:table-cell table:formula="of:=IF([.I147]; &quot;&quot;; ROUND([.C147]*2.55))">
            <text:p/>
          </table:table-cell>
          <table:table-cell table:formula="of:=[.J147]">
            <text:p/>
          </table:table-cell>
          <table:table-cell table:formula="of:=[.J147]">
            <text:p/>
          </table:table-cell>
          <table:table-cell table:formula="of:=[.H147] * (1 + [.G147])" office:value-type="float" office:value="0.5775" calcext:value-type="float">
            <text:p>0.5775</text:p>
          </table:table-cell>
          <table:table-cell table:formula="of:= ([.H147] + [.G147]) - ([.H147] * [.G147])" office:value-type="float" office:value="0.7725" calcext:value-type="float">
            <text:p>0.7725</text:p>
          </table:table-cell>
          <table:table-cell table:formula="of:=IF([.H147] &lt;= 0.5; [.M147]; [.N147])" office:value-type="float" office:value="0.5775" calcext:value-type="float">
            <text:p>0.5775</text:p>
          </table:table-cell>
          <table:table-cell table:formula="of:= (2 * [.H147]) - [.O147]" office:value-type="float" office:value="0.1225" calcext:value-type="float">
            <text:p>0.1225</text:p>
          </table:table-cell>
          <table:table-cell table:formula="of:=[.F147] + (1/3)" office:value-type="float" office:value="0.958333333333333" calcext:value-type="float">
            <text:p>0.958333333333333</text:p>
          </table:table-cell>
          <table:table-cell table:formula="of:=[.F147]" office:value-type="float" office:value="0.625" calcext:value-type="float">
            <text:p>0.625</text:p>
          </table:table-cell>
          <table:table-cell table:formula="of:=[.F147] - (1/3)" office:value-type="float" office:value="0.291666666666667" calcext:value-type="float">
            <text:p>0.291666666666667</text:p>
          </table:table-cell>
          <table:table-cell table:formula="of:=IF([.Q147]&lt;0; [.Q147]+1; IF([.Q147]&gt;1; [.Q147]-1; [.Q147]))" office:value-type="float" office:value="0.958333333333333" calcext:value-type="float">
            <text:p>0.958333333333333</text:p>
          </table:table-cell>
          <table:table-cell table:formula="of:=IF([.R147]&lt;0; [.R147]+1; IF([.R147]&gt;1; [.R147]-1; [.R147]))" office:value-type="float" office:value="0.625" calcext:value-type="float">
            <text:p>0.625</text:p>
          </table:table-cell>
          <table:table-cell table:formula="of:=IF([.S147]&lt;0; [.S147]+1; IF([.S147]&gt;1; [.S147]-1; [.S147]))" office:value-type="float" office:value="0.291666666666667" calcext:value-type="float">
            <text:p>0.291666666666667</text:p>
          </table:table-cell>
          <table:table-cell table:formula="of:=IF((6* [.T147]) &lt; 1; TRUE(); FALSE())" office:value-type="boolean" office:boolean-value="false" calcext:value-type="boolean">
            <text:p>FALSE</text:p>
          </table:table-cell>
          <table:table-cell table:formula="of:=IF((2* [.T147]) &lt; 1; TRUE(); FALSE())" office:value-type="boolean" office:boolean-value="false" calcext:value-type="boolean">
            <text:p>FALSE</text:p>
          </table:table-cell>
          <table:table-cell table:formula="of:=IF((3* [.T147]) &lt; 2; TRUE(); FALSE())" office:value-type="boolean" office:boolean-value="false" calcext:value-type="boolean">
            <text:p>FALSE</text:p>
          </table:table-cell>
          <table:table-cell table:formula="of:=IF((6* [.U147]) &lt; 1; TRUE(); FALSE())" office:value-type="boolean" office:boolean-value="false" calcext:value-type="boolean">
            <text:p>FALSE</text:p>
          </table:table-cell>
          <table:table-cell table:formula="of:=IF((2* [.U147]) &lt; 1; TRUE(); FALSE())" office:value-type="boolean" office:boolean-value="false" calcext:value-type="boolean">
            <text:p>FALSE</text:p>
          </table:table-cell>
          <table:table-cell table:formula="of:=IF((3* [.U147]) &lt; 2; TRUE(); FALSE())" office:value-type="boolean" office:boolean-value="true" calcext:value-type="boolean">
            <text:p>TRUE</text:p>
          </table:table-cell>
          <table:table-cell table:formula="of:=IF((6* [.V147]) &lt; 1; TRUE(); FALSE())" office:value-type="boolean" office:boolean-value="false" calcext:value-type="boolean">
            <text:p>FALSE</text:p>
          </table:table-cell>
          <table:table-cell table:formula="of:=IF((2* [.V147]) &lt; 1; TRUE(); FALSE())" office:value-type="boolean" office:boolean-value="true" calcext:value-type="boolean">
            <text:p>TRUE</text:p>
          </table:table-cell>
          <table:table-cell table:formula="of:=IF((3* [.V147]) &lt; 2; TRUE(); FALSE())" office:value-type="boolean" office:boolean-value="true" calcext:value-type="boolean">
            <text:p>TRUE</text:p>
          </table:table-cell>
          <table:table-cell table:formula="of:=IF([.W147]; [.$P147] + ([.$O147] - [.$P147]) * 6 * [.T147]; IF([.X147]; [.$O147]; IF([.Y147]; [.$P147] + (([.$O147] - [.$P147]) * ((2/3) - [.T147]) * 6); [.$P147])))" office:value-type="float" office:value="0.1225" calcext:value-type="float">
            <text:p>0.1225</text:p>
          </table:table-cell>
          <table:table-cell table:formula="of:=IF([.Z147]; [.$P147] + ([.$O147] - [.$P147]) * 6 * [.U147]; IF([.AA147]; [.$O147]; IF([.AB147]; [.$P147] + (([.$O147] - [.$P147]) * ((2/3) - [.U147]) * 6); [.$P147])))" office:value-type="float" office:value="0.23625" calcext:value-type="float">
            <text:p>0.23625</text:p>
          </table:table-cell>
          <table:table-cell table:formula="of:=IF([.AC147]; [.$P147] + ([.$O147] - [.$P147]) * 6 * [.V147]; IF([.AD147]; [.$O147]; IF([.AE147]; [.$P147] + (([.$O147] - [.$P147]) * ((2/3) - [.V147]) * 6); [.$P147])))" office:value-type="float" office:value="0.5775" calcext:value-type="float">
            <text:p>0.5775</text:p>
          </table:table-cell>
          <table:table-cell table:formula="of:=ROUND([.AF147]*255)" office:value-type="float" office:value="31" calcext:value-type="float">
            <text:p>31</text:p>
          </table:table-cell>
          <table:table-cell table:formula="of:=ROUND([.AG147]*255)" office:value-type="float" office:value="60" calcext:value-type="float">
            <text:p>60</text:p>
          </table:table-cell>
          <table:table-cell table:formula="of:=ROUND([.AH147]*255)" office:value-type="float" office:value="147" calcext:value-type="float">
            <text:p>147</text:p>
          </table:table-cell>
        </table:table-row>
        <table:table-row table:style-name="ro3">
          <table:table-cell table:formula="of:=[.A147]" office:value-type="float" office:value="225" calcext:value-type="float">
            <text:p>225</text:p>
          </table:table-cell>
          <table:table-cell table:formula="of:=[.B147]" office:value-type="float" office:value="65" calcext:value-type="float">
            <text:p>65</text:p>
          </table:table-cell>
          <table:table-cell table:formula="of:=IF([.C$5]=[.C147]; 5; [.C147]+5)" office:value-type="float" office:value="40" calcext:value-type="float">
            <text:p>40</text:p>
          </table:table-cell>
          <table:table-cell table:formula="of:=[.AI148]&amp;&quot;, &quot;&amp;[.AJ148]&amp;&quot;, &quot;&amp;[.AK148]" office:value-type="string" office:string-value="36, 69, 168" calcext:value-type="string">
            <text:p>36, 69, 168</text:p>
          </table:table-cell>
          <table:table-cell table:formula="of:=DEC2HEX([.AI148]; 2)&amp;DEC2HEX([.AJ148]; 2)&amp;DEC2HEX([.AK148]; 2)" office:value-type="string" office:string-value="2445A8" calcext:value-type="string">
            <text:p>2445A8</text:p>
          </table:table-cell>
          <table:table-cell table:formula="of:=[.A148]/360" office:value-type="float" office:value="0.625" calcext:value-type="float">
            <text:p>0.625</text:p>
          </table:table-cell>
          <table:table-cell table:formula="of:=[.B148]/100" office:value-type="float" office:value="0.65" calcext:value-type="float">
            <text:p>0.65</text:p>
          </table:table-cell>
          <table:table-cell table:formula="of:=[.C148]/100" office:value-type="float" office:value="0.4" calcext:value-type="float">
            <text:p>0.4</text:p>
          </table:table-cell>
          <table:table-cell table:formula="of:=IF([.B148]&gt;0; TRUE(); FALSE())" office:value-type="boolean" office:boolean-value="true" calcext:value-type="boolean">
            <text:p>TRUE</text:p>
          </table:table-cell>
          <table:table-cell table:formula="of:=IF([.I148]; &quot;&quot;; ROUND([.C148]*2.55))">
            <text:p/>
          </table:table-cell>
          <table:table-cell table:formula="of:=[.J148]">
            <text:p/>
          </table:table-cell>
          <table:table-cell table:formula="of:=[.J148]">
            <text:p/>
          </table:table-cell>
          <table:table-cell table:formula="of:=[.H148] * (1 + [.G148])" office:value-type="float" office:value="0.66" calcext:value-type="float">
            <text:p>0.66</text:p>
          </table:table-cell>
          <table:table-cell table:formula="of:= ([.H148] + [.G148]) - ([.H148] * [.G148])" office:value-type="float" office:value="0.79" calcext:value-type="float">
            <text:p>0.79</text:p>
          </table:table-cell>
          <table:table-cell table:formula="of:=IF([.H148] &lt;= 0.5; [.M148]; [.N148])" office:value-type="float" office:value="0.66" calcext:value-type="float">
            <text:p>0.66</text:p>
          </table:table-cell>
          <table:table-cell table:formula="of:= (2 * [.H148]) - [.O148]" office:value-type="float" office:value="0.14" calcext:value-type="float">
            <text:p>0.14</text:p>
          </table:table-cell>
          <table:table-cell table:formula="of:=[.F148] + (1/3)" office:value-type="float" office:value="0.958333333333333" calcext:value-type="float">
            <text:p>0.958333333333333</text:p>
          </table:table-cell>
          <table:table-cell table:formula="of:=[.F148]" office:value-type="float" office:value="0.625" calcext:value-type="float">
            <text:p>0.625</text:p>
          </table:table-cell>
          <table:table-cell table:formula="of:=[.F148] - (1/3)" office:value-type="float" office:value="0.291666666666667" calcext:value-type="float">
            <text:p>0.291666666666667</text:p>
          </table:table-cell>
          <table:table-cell table:formula="of:=IF([.Q148]&lt;0; [.Q148]+1; IF([.Q148]&gt;1; [.Q148]-1; [.Q148]))" office:value-type="float" office:value="0.958333333333333" calcext:value-type="float">
            <text:p>0.958333333333333</text:p>
          </table:table-cell>
          <table:table-cell table:formula="of:=IF([.R148]&lt;0; [.R148]+1; IF([.R148]&gt;1; [.R148]-1; [.R148]))" office:value-type="float" office:value="0.625" calcext:value-type="float">
            <text:p>0.625</text:p>
          </table:table-cell>
          <table:table-cell table:formula="of:=IF([.S148]&lt;0; [.S148]+1; IF([.S148]&gt;1; [.S148]-1; [.S148]))" office:value-type="float" office:value="0.291666666666667" calcext:value-type="float">
            <text:p>0.291666666666667</text:p>
          </table:table-cell>
          <table:table-cell table:formula="of:=IF((6* [.T148]) &lt; 1; TRUE(); FALSE())" office:value-type="boolean" office:boolean-value="false" calcext:value-type="boolean">
            <text:p>FALSE</text:p>
          </table:table-cell>
          <table:table-cell table:formula="of:=IF((2* [.T148]) &lt; 1; TRUE(); FALSE())" office:value-type="boolean" office:boolean-value="false" calcext:value-type="boolean">
            <text:p>FALSE</text:p>
          </table:table-cell>
          <table:table-cell table:formula="of:=IF((3* [.T148]) &lt; 2; TRUE(); FALSE())" office:value-type="boolean" office:boolean-value="false" calcext:value-type="boolean">
            <text:p>FALSE</text:p>
          </table:table-cell>
          <table:table-cell table:formula="of:=IF((6* [.U148]) &lt; 1; TRUE(); FALSE())" office:value-type="boolean" office:boolean-value="false" calcext:value-type="boolean">
            <text:p>FALSE</text:p>
          </table:table-cell>
          <table:table-cell table:formula="of:=IF((2* [.U148]) &lt; 1; TRUE(); FALSE())" office:value-type="boolean" office:boolean-value="false" calcext:value-type="boolean">
            <text:p>FALSE</text:p>
          </table:table-cell>
          <table:table-cell table:formula="of:=IF((3* [.U148]) &lt; 2; TRUE(); FALSE())" office:value-type="boolean" office:boolean-value="true" calcext:value-type="boolean">
            <text:p>TRUE</text:p>
          </table:table-cell>
          <table:table-cell table:formula="of:=IF((6* [.V148]) &lt; 1; TRUE(); FALSE())" office:value-type="boolean" office:boolean-value="false" calcext:value-type="boolean">
            <text:p>FALSE</text:p>
          </table:table-cell>
          <table:table-cell table:formula="of:=IF((2* [.V148]) &lt; 1; TRUE(); FALSE())" office:value-type="boolean" office:boolean-value="true" calcext:value-type="boolean">
            <text:p>TRUE</text:p>
          </table:table-cell>
          <table:table-cell table:formula="of:=IF((3* [.V148]) &lt; 2; TRUE(); FALSE())" office:value-type="boolean" office:boolean-value="true" calcext:value-type="boolean">
            <text:p>TRUE</text:p>
          </table:table-cell>
          <table:table-cell table:formula="of:=IF([.W148]; [.$P148] + ([.$O148] - [.$P148]) * 6 * [.T148]; IF([.X148]; [.$O148]; IF([.Y148]; [.$P148] + (([.$O148] - [.$P148]) * ((2/3) - [.T148]) * 6); [.$P148])))" office:value-type="float" office:value="0.14" calcext:value-type="float">
            <text:p>0.14</text:p>
          </table:table-cell>
          <table:table-cell table:formula="of:=IF([.Z148]; [.$P148] + ([.$O148] - [.$P148]) * 6 * [.U148]; IF([.AA148]; [.$O148]; IF([.AB148]; [.$P148] + (([.$O148] - [.$P148]) * ((2/3) - [.U148]) * 6); [.$P148])))" office:value-type="float" office:value="0.27" calcext:value-type="float">
            <text:p>0.27</text:p>
          </table:table-cell>
          <table:table-cell table:formula="of:=IF([.AC148]; [.$P148] + ([.$O148] - [.$P148]) * 6 * [.V148]; IF([.AD148]; [.$O148]; IF([.AE148]; [.$P148] + (([.$O148] - [.$P148]) * ((2/3) - [.V148]) * 6); [.$P148])))" office:value-type="float" office:value="0.66" calcext:value-type="float">
            <text:p>0.66</text:p>
          </table:table-cell>
          <table:table-cell table:formula="of:=ROUND([.AF148]*255)" office:value-type="float" office:value="36" calcext:value-type="float">
            <text:p>36</text:p>
          </table:table-cell>
          <table:table-cell table:formula="of:=ROUND([.AG148]*255)" office:value-type="float" office:value="69" calcext:value-type="float">
            <text:p>69</text:p>
          </table:table-cell>
          <table:table-cell table:formula="of:=ROUND([.AH148]*255)" office:value-type="float" office:value="168" calcext:value-type="float">
            <text:p>168</text:p>
          </table:table-cell>
        </table:table-row>
        <table:table-row table:style-name="ro3">
          <table:table-cell table:formula="of:=[.A148]" office:value-type="float" office:value="225" calcext:value-type="float">
            <text:p>225</text:p>
          </table:table-cell>
          <table:table-cell table:formula="of:=[.B148]" office:value-type="float" office:value="65" calcext:value-type="float">
            <text:p>65</text:p>
          </table:table-cell>
          <table:table-cell table:formula="of:=IF([.C$5]=[.C148]; 5; [.C148]+5)" office:value-type="float" office:value="45" calcext:value-type="float">
            <text:p>45</text:p>
          </table:table-cell>
          <table:table-cell table:formula="of:=[.AI149]&amp;&quot;, &quot;&amp;[.AJ149]&amp;&quot;, &quot;&amp;[.AK149]" office:value-type="string" office:string-value="40, 77, 189" calcext:value-type="string">
            <text:p>40, 77, 189</text:p>
          </table:table-cell>
          <table:table-cell table:formula="of:=DEC2HEX([.AI149]; 2)&amp;DEC2HEX([.AJ149]; 2)&amp;DEC2HEX([.AK149]; 2)" office:value-type="string" office:string-value="284DBD" calcext:value-type="string">
            <text:p>284DBD</text:p>
          </table:table-cell>
          <table:table-cell table:formula="of:=[.A149]/360" office:value-type="float" office:value="0.625" calcext:value-type="float">
            <text:p>0.625</text:p>
          </table:table-cell>
          <table:table-cell table:formula="of:=[.B149]/100" office:value-type="float" office:value="0.65" calcext:value-type="float">
            <text:p>0.65</text:p>
          </table:table-cell>
          <table:table-cell table:formula="of:=[.C149]/100" office:value-type="float" office:value="0.45" calcext:value-type="float">
            <text:p>0.45</text:p>
          </table:table-cell>
          <table:table-cell table:formula="of:=IF([.B149]&gt;0; TRUE(); FALSE())" office:value-type="boolean" office:boolean-value="true" calcext:value-type="boolean">
            <text:p>TRUE</text:p>
          </table:table-cell>
          <table:table-cell table:formula="of:=IF([.I149]; &quot;&quot;; ROUND([.C149]*2.55))">
            <text:p/>
          </table:table-cell>
          <table:table-cell table:formula="of:=[.J149]">
            <text:p/>
          </table:table-cell>
          <table:table-cell table:formula="of:=[.J149]">
            <text:p/>
          </table:table-cell>
          <table:table-cell table:formula="of:=[.H149] * (1 + [.G149])" office:value-type="float" office:value="0.7425" calcext:value-type="float">
            <text:p>0.7425</text:p>
          </table:table-cell>
          <table:table-cell table:formula="of:= ([.H149] + [.G149]) - ([.H149] * [.G149])" office:value-type="float" office:value="0.8075" calcext:value-type="float">
            <text:p>0.8075</text:p>
          </table:table-cell>
          <table:table-cell table:formula="of:=IF([.H149] &lt;= 0.5; [.M149]; [.N149])" office:value-type="float" office:value="0.7425" calcext:value-type="float">
            <text:p>0.7425</text:p>
          </table:table-cell>
          <table:table-cell table:formula="of:= (2 * [.H149]) - [.O149]" office:value-type="float" office:value="0.1575" calcext:value-type="float">
            <text:p>0.1575</text:p>
          </table:table-cell>
          <table:table-cell table:formula="of:=[.F149] + (1/3)" office:value-type="float" office:value="0.958333333333333" calcext:value-type="float">
            <text:p>0.958333333333333</text:p>
          </table:table-cell>
          <table:table-cell table:formula="of:=[.F149]" office:value-type="float" office:value="0.625" calcext:value-type="float">
            <text:p>0.625</text:p>
          </table:table-cell>
          <table:table-cell table:formula="of:=[.F149] - (1/3)" office:value-type="float" office:value="0.291666666666667" calcext:value-type="float">
            <text:p>0.291666666666667</text:p>
          </table:table-cell>
          <table:table-cell table:formula="of:=IF([.Q149]&lt;0; [.Q149]+1; IF([.Q149]&gt;1; [.Q149]-1; [.Q149]))" office:value-type="float" office:value="0.958333333333333" calcext:value-type="float">
            <text:p>0.958333333333333</text:p>
          </table:table-cell>
          <table:table-cell table:formula="of:=IF([.R149]&lt;0; [.R149]+1; IF([.R149]&gt;1; [.R149]-1; [.R149]))" office:value-type="float" office:value="0.625" calcext:value-type="float">
            <text:p>0.625</text:p>
          </table:table-cell>
          <table:table-cell table:formula="of:=IF([.S149]&lt;0; [.S149]+1; IF([.S149]&gt;1; [.S149]-1; [.S149]))" office:value-type="float" office:value="0.291666666666667" calcext:value-type="float">
            <text:p>0.291666666666667</text:p>
          </table:table-cell>
          <table:table-cell table:formula="of:=IF((6* [.T149]) &lt; 1; TRUE(); FALSE())" office:value-type="boolean" office:boolean-value="false" calcext:value-type="boolean">
            <text:p>FALSE</text:p>
          </table:table-cell>
          <table:table-cell table:formula="of:=IF((2* [.T149]) &lt; 1; TRUE(); FALSE())" office:value-type="boolean" office:boolean-value="false" calcext:value-type="boolean">
            <text:p>FALSE</text:p>
          </table:table-cell>
          <table:table-cell table:formula="of:=IF((3* [.T149]) &lt; 2; TRUE(); FALSE())" office:value-type="boolean" office:boolean-value="false" calcext:value-type="boolean">
            <text:p>FALSE</text:p>
          </table:table-cell>
          <table:table-cell table:formula="of:=IF((6* [.U149]) &lt; 1; TRUE(); FALSE())" office:value-type="boolean" office:boolean-value="false" calcext:value-type="boolean">
            <text:p>FALSE</text:p>
          </table:table-cell>
          <table:table-cell table:formula="of:=IF((2* [.U149]) &lt; 1; TRUE(); FALSE())" office:value-type="boolean" office:boolean-value="false" calcext:value-type="boolean">
            <text:p>FALSE</text:p>
          </table:table-cell>
          <table:table-cell table:formula="of:=IF((3* [.U149]) &lt; 2; TRUE(); FALSE())" office:value-type="boolean" office:boolean-value="true" calcext:value-type="boolean">
            <text:p>TRUE</text:p>
          </table:table-cell>
          <table:table-cell table:formula="of:=IF((6* [.V149]) &lt; 1; TRUE(); FALSE())" office:value-type="boolean" office:boolean-value="false" calcext:value-type="boolean">
            <text:p>FALSE</text:p>
          </table:table-cell>
          <table:table-cell table:formula="of:=IF((2* [.V149]) &lt; 1; TRUE(); FALSE())" office:value-type="boolean" office:boolean-value="true" calcext:value-type="boolean">
            <text:p>TRUE</text:p>
          </table:table-cell>
          <table:table-cell table:formula="of:=IF((3* [.V149]) &lt; 2; TRUE(); FALSE())" office:value-type="boolean" office:boolean-value="true" calcext:value-type="boolean">
            <text:p>TRUE</text:p>
          </table:table-cell>
          <table:table-cell table:formula="of:=IF([.W149]; [.$P149] + ([.$O149] - [.$P149]) * 6 * [.T149]; IF([.X149]; [.$O149]; IF([.Y149]; [.$P149] + (([.$O149] - [.$P149]) * ((2/3) - [.T149]) * 6); [.$P149])))" office:value-type="float" office:value="0.1575" calcext:value-type="float">
            <text:p>0.1575</text:p>
          </table:table-cell>
          <table:table-cell table:formula="of:=IF([.Z149]; [.$P149] + ([.$O149] - [.$P149]) * 6 * [.U149]; IF([.AA149]; [.$O149]; IF([.AB149]; [.$P149] + (([.$O149] - [.$P149]) * ((2/3) - [.U149]) * 6); [.$P149])))" office:value-type="float" office:value="0.30375" calcext:value-type="float">
            <text:p>0.30375</text:p>
          </table:table-cell>
          <table:table-cell table:formula="of:=IF([.AC149]; [.$P149] + ([.$O149] - [.$P149]) * 6 * [.V149]; IF([.AD149]; [.$O149]; IF([.AE149]; [.$P149] + (([.$O149] - [.$P149]) * ((2/3) - [.V149]) * 6); [.$P149])))" office:value-type="float" office:value="0.7425" calcext:value-type="float">
            <text:p>0.7425</text:p>
          </table:table-cell>
          <table:table-cell table:formula="of:=ROUND([.AF149]*255)" office:value-type="float" office:value="40" calcext:value-type="float">
            <text:p>40</text:p>
          </table:table-cell>
          <table:table-cell table:formula="of:=ROUND([.AG149]*255)" office:value-type="float" office:value="77" calcext:value-type="float">
            <text:p>77</text:p>
          </table:table-cell>
          <table:table-cell table:formula="of:=ROUND([.AH149]*255)" office:value-type="float" office:value="189" calcext:value-type="float">
            <text:p>189</text:p>
          </table:table-cell>
        </table:table-row>
        <table:table-row table:style-name="ro3">
          <table:table-cell table:formula="of:=[.A149]" office:value-type="float" office:value="225" calcext:value-type="float">
            <text:p>225</text:p>
          </table:table-cell>
          <table:table-cell table:formula="of:=[.B149]" office:value-type="float" office:value="65" calcext:value-type="float">
            <text:p>65</text:p>
          </table:table-cell>
          <table:table-cell table:formula="of:=IF([.C$5]=[.C149]; 5; [.C149]+5)" office:value-type="float" office:value="50" calcext:value-type="float">
            <text:p>50</text:p>
          </table:table-cell>
          <table:table-cell table:formula="of:=[.AI150]&amp;&quot;, &quot;&amp;[.AJ150]&amp;&quot;, &quot;&amp;[.AK150]" office:value-type="string" office:string-value="45, 86, 210" calcext:value-type="string">
            <text:p>45, 86, 210</text:p>
          </table:table-cell>
          <table:table-cell table:formula="of:=DEC2HEX([.AI150]; 2)&amp;DEC2HEX([.AJ150]; 2)&amp;DEC2HEX([.AK150]; 2)" office:value-type="string" office:string-value="2D56D2" calcext:value-type="string">
            <text:p>2D56D2</text:p>
          </table:table-cell>
          <table:table-cell table:formula="of:=[.A150]/360" office:value-type="float" office:value="0.625" calcext:value-type="float">
            <text:p>0.625</text:p>
          </table:table-cell>
          <table:table-cell table:formula="of:=[.B150]/100" office:value-type="float" office:value="0.65" calcext:value-type="float">
            <text:p>0.65</text:p>
          </table:table-cell>
          <table:table-cell table:formula="of:=[.C150]/100" office:value-type="float" office:value="0.5" calcext:value-type="float">
            <text:p>0.5</text:p>
          </table:table-cell>
          <table:table-cell table:formula="of:=IF([.B150]&gt;0; TRUE(); FALSE())" office:value-type="boolean" office:boolean-value="true" calcext:value-type="boolean">
            <text:p>TRUE</text:p>
          </table:table-cell>
          <table:table-cell table:formula="of:=IF([.I150]; &quot;&quot;; ROUND([.C150]*2.55))">
            <text:p/>
          </table:table-cell>
          <table:table-cell table:formula="of:=[.J150]">
            <text:p/>
          </table:table-cell>
          <table:table-cell table:formula="of:=[.J150]">
            <text:p/>
          </table:table-cell>
          <table:table-cell table:formula="of:=[.H150] * (1 + [.G150])" office:value-type="float" office:value="0.825" calcext:value-type="float">
            <text:p>0.825</text:p>
          </table:table-cell>
          <table:table-cell table:formula="of:= ([.H150] + [.G150]) - ([.H150] * [.G150])" office:value-type="float" office:value="0.825" calcext:value-type="float">
            <text:p>0.825</text:p>
          </table:table-cell>
          <table:table-cell table:formula="of:=IF([.H150] &lt;= 0.5; [.M150]; [.N150])" office:value-type="float" office:value="0.825" calcext:value-type="float">
            <text:p>0.825</text:p>
          </table:table-cell>
          <table:table-cell table:formula="of:= (2 * [.H150]) - [.O150]" office:value-type="float" office:value="0.175" calcext:value-type="float">
            <text:p>0.175</text:p>
          </table:table-cell>
          <table:table-cell table:formula="of:=[.F150] + (1/3)" office:value-type="float" office:value="0.958333333333333" calcext:value-type="float">
            <text:p>0.958333333333333</text:p>
          </table:table-cell>
          <table:table-cell table:formula="of:=[.F150]" office:value-type="float" office:value="0.625" calcext:value-type="float">
            <text:p>0.625</text:p>
          </table:table-cell>
          <table:table-cell table:formula="of:=[.F150] - (1/3)" office:value-type="float" office:value="0.291666666666667" calcext:value-type="float">
            <text:p>0.291666666666667</text:p>
          </table:table-cell>
          <table:table-cell table:formula="of:=IF([.Q150]&lt;0; [.Q150]+1; IF([.Q150]&gt;1; [.Q150]-1; [.Q150]))" office:value-type="float" office:value="0.958333333333333" calcext:value-type="float">
            <text:p>0.958333333333333</text:p>
          </table:table-cell>
          <table:table-cell table:formula="of:=IF([.R150]&lt;0; [.R150]+1; IF([.R150]&gt;1; [.R150]-1; [.R150]))" office:value-type="float" office:value="0.625" calcext:value-type="float">
            <text:p>0.625</text:p>
          </table:table-cell>
          <table:table-cell table:formula="of:=IF([.S150]&lt;0; [.S150]+1; IF([.S150]&gt;1; [.S150]-1; [.S150]))" office:value-type="float" office:value="0.291666666666667" calcext:value-type="float">
            <text:p>0.291666666666667</text:p>
          </table:table-cell>
          <table:table-cell table:formula="of:=IF((6* [.T150]) &lt; 1; TRUE(); FALSE())" office:value-type="boolean" office:boolean-value="false" calcext:value-type="boolean">
            <text:p>FALSE</text:p>
          </table:table-cell>
          <table:table-cell table:formula="of:=IF((2* [.T150]) &lt; 1; TRUE(); FALSE())" office:value-type="boolean" office:boolean-value="false" calcext:value-type="boolean">
            <text:p>FALSE</text:p>
          </table:table-cell>
          <table:table-cell table:formula="of:=IF((3* [.T150]) &lt; 2; TRUE(); FALSE())" office:value-type="boolean" office:boolean-value="false" calcext:value-type="boolean">
            <text:p>FALSE</text:p>
          </table:table-cell>
          <table:table-cell table:formula="of:=IF((6* [.U150]) &lt; 1; TRUE(); FALSE())" office:value-type="boolean" office:boolean-value="false" calcext:value-type="boolean">
            <text:p>FALSE</text:p>
          </table:table-cell>
          <table:table-cell table:formula="of:=IF((2* [.U150]) &lt; 1; TRUE(); FALSE())" office:value-type="boolean" office:boolean-value="false" calcext:value-type="boolean">
            <text:p>FALSE</text:p>
          </table:table-cell>
          <table:table-cell table:formula="of:=IF((3* [.U150]) &lt; 2; TRUE(); FALSE())" office:value-type="boolean" office:boolean-value="true" calcext:value-type="boolean">
            <text:p>TRUE</text:p>
          </table:table-cell>
          <table:table-cell table:formula="of:=IF((6* [.V150]) &lt; 1; TRUE(); FALSE())" office:value-type="boolean" office:boolean-value="false" calcext:value-type="boolean">
            <text:p>FALSE</text:p>
          </table:table-cell>
          <table:table-cell table:formula="of:=IF((2* [.V150]) &lt; 1; TRUE(); FALSE())" office:value-type="boolean" office:boolean-value="true" calcext:value-type="boolean">
            <text:p>TRUE</text:p>
          </table:table-cell>
          <table:table-cell table:formula="of:=IF((3* [.V150]) &lt; 2; TRUE(); FALSE())" office:value-type="boolean" office:boolean-value="true" calcext:value-type="boolean">
            <text:p>TRUE</text:p>
          </table:table-cell>
          <table:table-cell table:formula="of:=IF([.W150]; [.$P150] + ([.$O150] - [.$P150]) * 6 * [.T150]; IF([.X150]; [.$O150]; IF([.Y150]; [.$P150] + (([.$O150] - [.$P150]) * ((2/3) - [.T150]) * 6); [.$P150])))" office:value-type="float" office:value="0.175" calcext:value-type="float">
            <text:p>0.175</text:p>
          </table:table-cell>
          <table:table-cell table:formula="of:=IF([.Z150]; [.$P150] + ([.$O150] - [.$P150]) * 6 * [.U150]; IF([.AA150]; [.$O150]; IF([.AB150]; [.$P150] + (([.$O150] - [.$P150]) * ((2/3) - [.U150]) * 6); [.$P150])))" office:value-type="float" office:value="0.3375" calcext:value-type="float">
            <text:p>0.3375</text:p>
          </table:table-cell>
          <table:table-cell table:formula="of:=IF([.AC150]; [.$P150] + ([.$O150] - [.$P150]) * 6 * [.V150]; IF([.AD150]; [.$O150]; IF([.AE150]; [.$P150] + (([.$O150] - [.$P150]) * ((2/3) - [.V150]) * 6); [.$P150])))" office:value-type="float" office:value="0.825" calcext:value-type="float">
            <text:p>0.825</text:p>
          </table:table-cell>
          <table:table-cell table:formula="of:=ROUND([.AF150]*255)" office:value-type="float" office:value="45" calcext:value-type="float">
            <text:p>45</text:p>
          </table:table-cell>
          <table:table-cell table:formula="of:=ROUND([.AG150]*255)" office:value-type="float" office:value="86" calcext:value-type="float">
            <text:p>86</text:p>
          </table:table-cell>
          <table:table-cell table:formula="of:=ROUND([.AH150]*255)" office:value-type="float" office:value="210" calcext:value-type="float">
            <text:p>210</text:p>
          </table:table-cell>
        </table:table-row>
        <table:table-row table:style-name="ro3">
          <table:table-cell table:formula="of:=[.A150]" office:value-type="float" office:value="225" calcext:value-type="float">
            <text:p>225</text:p>
          </table:table-cell>
          <table:table-cell table:formula="of:=[.B150]" office:value-type="float" office:value="65" calcext:value-type="float">
            <text:p>65</text:p>
          </table:table-cell>
          <table:table-cell table:formula="of:=IF([.C$5]=[.C150]; 5; [.C150]+5)" office:value-type="float" office:value="55" calcext:value-type="float">
            <text:p>55</text:p>
          </table:table-cell>
          <table:table-cell table:formula="of:=[.AI151]&amp;&quot;, &quot;&amp;[.AJ151]&amp;&quot;, &quot;&amp;[.AK151]" office:value-type="string" office:string-value="66, 103, 215" calcext:value-type="string">
            <text:p>66, 103, 215</text:p>
          </table:table-cell>
          <table:table-cell table:formula="of:=DEC2HEX([.AI151]; 2)&amp;DEC2HEX([.AJ151]; 2)&amp;DEC2HEX([.AK151]; 2)" office:value-type="string" office:string-value="4267D7" calcext:value-type="string">
            <text:p>4267D7</text:p>
          </table:table-cell>
          <table:table-cell table:formula="of:=[.A151]/360" office:value-type="float" office:value="0.625" calcext:value-type="float">
            <text:p>0.625</text:p>
          </table:table-cell>
          <table:table-cell table:formula="of:=[.B151]/100" office:value-type="float" office:value="0.65" calcext:value-type="float">
            <text:p>0.65</text:p>
          </table:table-cell>
          <table:table-cell table:formula="of:=[.C151]/100" office:value-type="float" office:value="0.55" calcext:value-type="float">
            <text:p>0.55</text:p>
          </table:table-cell>
          <table:table-cell table:formula="of:=IF([.B151]&gt;0; TRUE(); FALSE())" office:value-type="boolean" office:boolean-value="true" calcext:value-type="boolean">
            <text:p>TRUE</text:p>
          </table:table-cell>
          <table:table-cell table:formula="of:=IF([.I151]; &quot;&quot;; ROUND([.C151]*2.55))">
            <text:p/>
          </table:table-cell>
          <table:table-cell table:formula="of:=[.J151]">
            <text:p/>
          </table:table-cell>
          <table:table-cell table:formula="of:=[.J151]">
            <text:p/>
          </table:table-cell>
          <table:table-cell table:formula="of:=[.H151] * (1 + [.G151])" office:value-type="float" office:value="0.9075" calcext:value-type="float">
            <text:p>0.9075</text:p>
          </table:table-cell>
          <table:table-cell table:formula="of:= ([.H151] + [.G151]) - ([.H151] * [.G151])" office:value-type="float" office:value="0.8425" calcext:value-type="float">
            <text:p>0.8425</text:p>
          </table:table-cell>
          <table:table-cell table:formula="of:=IF([.H151] &lt;= 0.5; [.M151]; [.N151])" office:value-type="float" office:value="0.8425" calcext:value-type="float">
            <text:p>0.8425</text:p>
          </table:table-cell>
          <table:table-cell table:formula="of:= (2 * [.H151]) - [.O151]" office:value-type="float" office:value="0.2575" calcext:value-type="float">
            <text:p>0.2575</text:p>
          </table:table-cell>
          <table:table-cell table:formula="of:=[.F151] + (1/3)" office:value-type="float" office:value="0.958333333333333" calcext:value-type="float">
            <text:p>0.958333333333333</text:p>
          </table:table-cell>
          <table:table-cell table:formula="of:=[.F151]" office:value-type="float" office:value="0.625" calcext:value-type="float">
            <text:p>0.625</text:p>
          </table:table-cell>
          <table:table-cell table:formula="of:=[.F151] - (1/3)" office:value-type="float" office:value="0.291666666666667" calcext:value-type="float">
            <text:p>0.291666666666667</text:p>
          </table:table-cell>
          <table:table-cell table:formula="of:=IF([.Q151]&lt;0; [.Q151]+1; IF([.Q151]&gt;1; [.Q151]-1; [.Q151]))" office:value-type="float" office:value="0.958333333333333" calcext:value-type="float">
            <text:p>0.958333333333333</text:p>
          </table:table-cell>
          <table:table-cell table:formula="of:=IF([.R151]&lt;0; [.R151]+1; IF([.R151]&gt;1; [.R151]-1; [.R151]))" office:value-type="float" office:value="0.625" calcext:value-type="float">
            <text:p>0.625</text:p>
          </table:table-cell>
          <table:table-cell table:formula="of:=IF([.S151]&lt;0; [.S151]+1; IF([.S151]&gt;1; [.S151]-1; [.S151]))" office:value-type="float" office:value="0.291666666666667" calcext:value-type="float">
            <text:p>0.291666666666667</text:p>
          </table:table-cell>
          <table:table-cell table:formula="of:=IF((6* [.T151]) &lt; 1; TRUE(); FALSE())" office:value-type="boolean" office:boolean-value="false" calcext:value-type="boolean">
            <text:p>FALSE</text:p>
          </table:table-cell>
          <table:table-cell table:formula="of:=IF((2* [.T151]) &lt; 1; TRUE(); FALSE())" office:value-type="boolean" office:boolean-value="false" calcext:value-type="boolean">
            <text:p>FALSE</text:p>
          </table:table-cell>
          <table:table-cell table:formula="of:=IF((3* [.T151]) &lt; 2; TRUE(); FALSE())" office:value-type="boolean" office:boolean-value="false" calcext:value-type="boolean">
            <text:p>FALSE</text:p>
          </table:table-cell>
          <table:table-cell table:formula="of:=IF((6* [.U151]) &lt; 1; TRUE(); FALSE())" office:value-type="boolean" office:boolean-value="false" calcext:value-type="boolean">
            <text:p>FALSE</text:p>
          </table:table-cell>
          <table:table-cell table:formula="of:=IF((2* [.U151]) &lt; 1; TRUE(); FALSE())" office:value-type="boolean" office:boolean-value="false" calcext:value-type="boolean">
            <text:p>FALSE</text:p>
          </table:table-cell>
          <table:table-cell table:formula="of:=IF((3* [.U151]) &lt; 2; TRUE(); FALSE())" office:value-type="boolean" office:boolean-value="true" calcext:value-type="boolean">
            <text:p>TRUE</text:p>
          </table:table-cell>
          <table:table-cell table:formula="of:=IF((6* [.V151]) &lt; 1; TRUE(); FALSE())" office:value-type="boolean" office:boolean-value="false" calcext:value-type="boolean">
            <text:p>FALSE</text:p>
          </table:table-cell>
          <table:table-cell table:formula="of:=IF((2* [.V151]) &lt; 1; TRUE(); FALSE())" office:value-type="boolean" office:boolean-value="true" calcext:value-type="boolean">
            <text:p>TRUE</text:p>
          </table:table-cell>
          <table:table-cell table:formula="of:=IF((3* [.V151]) &lt; 2; TRUE(); FALSE())" office:value-type="boolean" office:boolean-value="true" calcext:value-type="boolean">
            <text:p>TRUE</text:p>
          </table:table-cell>
          <table:table-cell table:formula="of:=IF([.W151]; [.$P151] + ([.$O151] - [.$P151]) * 6 * [.T151]; IF([.X151]; [.$O151]; IF([.Y151]; [.$P151] + (([.$O151] - [.$P151]) * ((2/3) - [.T151]) * 6); [.$P151])))" office:value-type="float" office:value="0.2575" calcext:value-type="float">
            <text:p>0.2575</text:p>
          </table:table-cell>
          <table:table-cell table:formula="of:=IF([.Z151]; [.$P151] + ([.$O151] - [.$P151]) * 6 * [.U151]; IF([.AA151]; [.$O151]; IF([.AB151]; [.$P151] + (([.$O151] - [.$P151]) * ((2/3) - [.U151]) * 6); [.$P151])))" office:value-type="float" office:value="0.40375" calcext:value-type="float">
            <text:p>0.40375</text:p>
          </table:table-cell>
          <table:table-cell table:formula="of:=IF([.AC151]; [.$P151] + ([.$O151] - [.$P151]) * 6 * [.V151]; IF([.AD151]; [.$O151]; IF([.AE151]; [.$P151] + (([.$O151] - [.$P151]) * ((2/3) - [.V151]) * 6); [.$P151])))" office:value-type="float" office:value="0.8425" calcext:value-type="float">
            <text:p>0.8425</text:p>
          </table:table-cell>
          <table:table-cell table:formula="of:=ROUND([.AF151]*255)" office:value-type="float" office:value="66" calcext:value-type="float">
            <text:p>66</text:p>
          </table:table-cell>
          <table:table-cell table:formula="of:=ROUND([.AG151]*255)" office:value-type="float" office:value="103" calcext:value-type="float">
            <text:p>103</text:p>
          </table:table-cell>
          <table:table-cell table:formula="of:=ROUND([.AH151]*255)" office:value-type="float" office:value="215" calcext:value-type="float">
            <text:p>215</text:p>
          </table:table-cell>
        </table:table-row>
        <table:table-row table:style-name="ro3">
          <table:table-cell table:formula="of:=[.A151]" office:value-type="float" office:value="225" calcext:value-type="float">
            <text:p>225</text:p>
          </table:table-cell>
          <table:table-cell table:formula="of:=[.B151]" office:value-type="float" office:value="65" calcext:value-type="float">
            <text:p>65</text:p>
          </table:table-cell>
          <table:table-cell table:formula="of:=IF([.C$5]=[.C151]; 5; [.C151]+5)" office:value-type="float" office:value="60" calcext:value-type="float">
            <text:p>60</text:p>
          </table:table-cell>
          <table:table-cell table:formula="of:=[.AI152]&amp;&quot;, &quot;&amp;[.AJ152]&amp;&quot;, &quot;&amp;[.AK152]" office:value-type="string" office:string-value="87, 120, 219" calcext:value-type="string">
            <text:p>87, 120, 219</text:p>
          </table:table-cell>
          <table:table-cell table:formula="of:=DEC2HEX([.AI152]; 2)&amp;DEC2HEX([.AJ152]; 2)&amp;DEC2HEX([.AK152]; 2)" office:value-type="string" office:string-value="5778DB" calcext:value-type="string">
            <text:p>5778DB</text:p>
          </table:table-cell>
          <table:table-cell table:formula="of:=[.A152]/360" office:value-type="float" office:value="0.625" calcext:value-type="float">
            <text:p>0.625</text:p>
          </table:table-cell>
          <table:table-cell table:formula="of:=[.B152]/100" office:value-type="float" office:value="0.65" calcext:value-type="float">
            <text:p>0.65</text:p>
          </table:table-cell>
          <table:table-cell table:formula="of:=[.C152]/100" office:value-type="float" office:value="0.6" calcext:value-type="float">
            <text:p>0.6</text:p>
          </table:table-cell>
          <table:table-cell table:formula="of:=IF([.B152]&gt;0; TRUE(); FALSE())" office:value-type="boolean" office:boolean-value="true" calcext:value-type="boolean">
            <text:p>TRUE</text:p>
          </table:table-cell>
          <table:table-cell table:formula="of:=IF([.I152]; &quot;&quot;; ROUND([.C152]*2.55))">
            <text:p/>
          </table:table-cell>
          <table:table-cell table:formula="of:=[.J152]">
            <text:p/>
          </table:table-cell>
          <table:table-cell table:formula="of:=[.J152]">
            <text:p/>
          </table:table-cell>
          <table:table-cell table:formula="of:=[.H152] * (1 + [.G152])" office:value-type="float" office:value="0.99" calcext:value-type="float">
            <text:p>0.99</text:p>
          </table:table-cell>
          <table:table-cell table:formula="of:= ([.H152] + [.G152]) - ([.H152] * [.G152])" office:value-type="float" office:value="0.86" calcext:value-type="float">
            <text:p>0.86</text:p>
          </table:table-cell>
          <table:table-cell table:formula="of:=IF([.H152] &lt;= 0.5; [.M152]; [.N152])" office:value-type="float" office:value="0.86" calcext:value-type="float">
            <text:p>0.86</text:p>
          </table:table-cell>
          <table:table-cell table:formula="of:= (2 * [.H152]) - [.O152]" office:value-type="float" office:value="0.34" calcext:value-type="float">
            <text:p>0.34</text:p>
          </table:table-cell>
          <table:table-cell table:formula="of:=[.F152] + (1/3)" office:value-type="float" office:value="0.958333333333333" calcext:value-type="float">
            <text:p>0.958333333333333</text:p>
          </table:table-cell>
          <table:table-cell table:formula="of:=[.F152]" office:value-type="float" office:value="0.625" calcext:value-type="float">
            <text:p>0.625</text:p>
          </table:table-cell>
          <table:table-cell table:formula="of:=[.F152] - (1/3)" office:value-type="float" office:value="0.291666666666667" calcext:value-type="float">
            <text:p>0.291666666666667</text:p>
          </table:table-cell>
          <table:table-cell table:formula="of:=IF([.Q152]&lt;0; [.Q152]+1; IF([.Q152]&gt;1; [.Q152]-1; [.Q152]))" office:value-type="float" office:value="0.958333333333333" calcext:value-type="float">
            <text:p>0.958333333333333</text:p>
          </table:table-cell>
          <table:table-cell table:formula="of:=IF([.R152]&lt;0; [.R152]+1; IF([.R152]&gt;1; [.R152]-1; [.R152]))" office:value-type="float" office:value="0.625" calcext:value-type="float">
            <text:p>0.625</text:p>
          </table:table-cell>
          <table:table-cell table:formula="of:=IF([.S152]&lt;0; [.S152]+1; IF([.S152]&gt;1; [.S152]-1; [.S152]))" office:value-type="float" office:value="0.291666666666667" calcext:value-type="float">
            <text:p>0.291666666666667</text:p>
          </table:table-cell>
          <table:table-cell table:formula="of:=IF((6* [.T152]) &lt; 1; TRUE(); FALSE())" office:value-type="boolean" office:boolean-value="false" calcext:value-type="boolean">
            <text:p>FALSE</text:p>
          </table:table-cell>
          <table:table-cell table:formula="of:=IF((2* [.T152]) &lt; 1; TRUE(); FALSE())" office:value-type="boolean" office:boolean-value="false" calcext:value-type="boolean">
            <text:p>FALSE</text:p>
          </table:table-cell>
          <table:table-cell table:formula="of:=IF((3* [.T152]) &lt; 2; TRUE(); FALSE())" office:value-type="boolean" office:boolean-value="false" calcext:value-type="boolean">
            <text:p>FALSE</text:p>
          </table:table-cell>
          <table:table-cell table:formula="of:=IF((6* [.U152]) &lt; 1; TRUE(); FALSE())" office:value-type="boolean" office:boolean-value="false" calcext:value-type="boolean">
            <text:p>FALSE</text:p>
          </table:table-cell>
          <table:table-cell table:formula="of:=IF((2* [.U152]) &lt; 1; TRUE(); FALSE())" office:value-type="boolean" office:boolean-value="false" calcext:value-type="boolean">
            <text:p>FALSE</text:p>
          </table:table-cell>
          <table:table-cell table:formula="of:=IF((3* [.U152]) &lt; 2; TRUE(); FALSE())" office:value-type="boolean" office:boolean-value="true" calcext:value-type="boolean">
            <text:p>TRUE</text:p>
          </table:table-cell>
          <table:table-cell table:formula="of:=IF((6* [.V152]) &lt; 1; TRUE(); FALSE())" office:value-type="boolean" office:boolean-value="false" calcext:value-type="boolean">
            <text:p>FALSE</text:p>
          </table:table-cell>
          <table:table-cell table:formula="of:=IF((2* [.V152]) &lt; 1; TRUE(); FALSE())" office:value-type="boolean" office:boolean-value="true" calcext:value-type="boolean">
            <text:p>TRUE</text:p>
          </table:table-cell>
          <table:table-cell table:formula="of:=IF((3* [.V152]) &lt; 2; TRUE(); FALSE())" office:value-type="boolean" office:boolean-value="true" calcext:value-type="boolean">
            <text:p>TRUE</text:p>
          </table:table-cell>
          <table:table-cell table:formula="of:=IF([.W152]; [.$P152] + ([.$O152] - [.$P152]) * 6 * [.T152]; IF([.X152]; [.$O152]; IF([.Y152]; [.$P152] + (([.$O152] - [.$P152]) * ((2/3) - [.T152]) * 6); [.$P152])))" office:value-type="float" office:value="0.34" calcext:value-type="float">
            <text:p>0.34</text:p>
          </table:table-cell>
          <table:table-cell table:formula="of:=IF([.Z152]; [.$P152] + ([.$O152] - [.$P152]) * 6 * [.U152]; IF([.AA152]; [.$O152]; IF([.AB152]; [.$P152] + (([.$O152] - [.$P152]) * ((2/3) - [.U152]) * 6); [.$P152])))" office:value-type="float" office:value="0.47" calcext:value-type="float">
            <text:p>0.47</text:p>
          </table:table-cell>
          <table:table-cell table:formula="of:=IF([.AC152]; [.$P152] + ([.$O152] - [.$P152]) * 6 * [.V152]; IF([.AD152]; [.$O152]; IF([.AE152]; [.$P152] + (([.$O152] - [.$P152]) * ((2/3) - [.V152]) * 6); [.$P152])))" office:value-type="float" office:value="0.86" calcext:value-type="float">
            <text:p>0.86</text:p>
          </table:table-cell>
          <table:table-cell table:formula="of:=ROUND([.AF152]*255)" office:value-type="float" office:value="87" calcext:value-type="float">
            <text:p>87</text:p>
          </table:table-cell>
          <table:table-cell table:formula="of:=ROUND([.AG152]*255)" office:value-type="float" office:value="120" calcext:value-type="float">
            <text:p>120</text:p>
          </table:table-cell>
          <table:table-cell table:formula="of:=ROUND([.AH152]*255)" office:value-type="float" office:value="219" calcext:value-type="float">
            <text:p>219</text:p>
          </table:table-cell>
        </table:table-row>
        <table:table-row table:style-name="ro3">
          <table:table-cell table:formula="of:=[.A152]" office:value-type="float" office:value="225" calcext:value-type="float">
            <text:p>225</text:p>
          </table:table-cell>
          <table:table-cell table:formula="of:=[.B152]" office:value-type="float" office:value="65" calcext:value-type="float">
            <text:p>65</text:p>
          </table:table-cell>
          <table:table-cell table:formula="of:=IF([.C$5]=[.C152]; 5; [.C152]+5)" office:value-type="float" office:value="65" calcext:value-type="float">
            <text:p>65</text:p>
          </table:table-cell>
          <table:table-cell table:formula="of:=[.AI153]&amp;&quot;, &quot;&amp;[.AJ153]&amp;&quot;, &quot;&amp;[.AK153]" office:value-type="string" office:string-value="108, 137, 224" calcext:value-type="string">
            <text:p>108, 137, 224</text:p>
          </table:table-cell>
          <table:table-cell table:formula="of:=DEC2HEX([.AI153]; 2)&amp;DEC2HEX([.AJ153]; 2)&amp;DEC2HEX([.AK153]; 2)" office:value-type="string" office:string-value="6C89E0" calcext:value-type="string">
            <text:p>6C89E0</text:p>
          </table:table-cell>
          <table:table-cell table:formula="of:=[.A153]/360" office:value-type="float" office:value="0.625" calcext:value-type="float">
            <text:p>0.625</text:p>
          </table:table-cell>
          <table:table-cell table:formula="of:=[.B153]/100" office:value-type="float" office:value="0.65" calcext:value-type="float">
            <text:p>0.65</text:p>
          </table:table-cell>
          <table:table-cell table:formula="of:=[.C153]/100" office:value-type="float" office:value="0.65" calcext:value-type="float">
            <text:p>0.65</text:p>
          </table:table-cell>
          <table:table-cell table:formula="of:=IF([.B153]&gt;0; TRUE(); FALSE())" office:value-type="boolean" office:boolean-value="true" calcext:value-type="boolean">
            <text:p>TRUE</text:p>
          </table:table-cell>
          <table:table-cell table:formula="of:=IF([.I153]; &quot;&quot;; ROUND([.C153]*2.55))">
            <text:p/>
          </table:table-cell>
          <table:table-cell table:formula="of:=[.J153]">
            <text:p/>
          </table:table-cell>
          <table:table-cell table:formula="of:=[.J153]">
            <text:p/>
          </table:table-cell>
          <table:table-cell table:formula="of:=[.H153] * (1 + [.G153])" office:value-type="float" office:value="1.0725" calcext:value-type="float">
            <text:p>1.0725</text:p>
          </table:table-cell>
          <table:table-cell table:formula="of:= ([.H153] + [.G153]) - ([.H153] * [.G153])" office:value-type="float" office:value="0.8775" calcext:value-type="float">
            <text:p>0.8775</text:p>
          </table:table-cell>
          <table:table-cell table:formula="of:=IF([.H153] &lt;= 0.5; [.M153]; [.N153])" office:value-type="float" office:value="0.8775" calcext:value-type="float">
            <text:p>0.8775</text:p>
          </table:table-cell>
          <table:table-cell table:formula="of:= (2 * [.H153]) - [.O153]" office:value-type="float" office:value="0.4225" calcext:value-type="float">
            <text:p>0.4225</text:p>
          </table:table-cell>
          <table:table-cell table:formula="of:=[.F153] + (1/3)" office:value-type="float" office:value="0.958333333333333" calcext:value-type="float">
            <text:p>0.958333333333333</text:p>
          </table:table-cell>
          <table:table-cell table:formula="of:=[.F153]" office:value-type="float" office:value="0.625" calcext:value-type="float">
            <text:p>0.625</text:p>
          </table:table-cell>
          <table:table-cell table:formula="of:=[.F153] - (1/3)" office:value-type="float" office:value="0.291666666666667" calcext:value-type="float">
            <text:p>0.291666666666667</text:p>
          </table:table-cell>
          <table:table-cell table:formula="of:=IF([.Q153]&lt;0; [.Q153]+1; IF([.Q153]&gt;1; [.Q153]-1; [.Q153]))" office:value-type="float" office:value="0.958333333333333" calcext:value-type="float">
            <text:p>0.958333333333333</text:p>
          </table:table-cell>
          <table:table-cell table:formula="of:=IF([.R153]&lt;0; [.R153]+1; IF([.R153]&gt;1; [.R153]-1; [.R153]))" office:value-type="float" office:value="0.625" calcext:value-type="float">
            <text:p>0.625</text:p>
          </table:table-cell>
          <table:table-cell table:formula="of:=IF([.S153]&lt;0; [.S153]+1; IF([.S153]&gt;1; [.S153]-1; [.S153]))" office:value-type="float" office:value="0.291666666666667" calcext:value-type="float">
            <text:p>0.291666666666667</text:p>
          </table:table-cell>
          <table:table-cell table:formula="of:=IF((6* [.T153]) &lt; 1; TRUE(); FALSE())" office:value-type="boolean" office:boolean-value="false" calcext:value-type="boolean">
            <text:p>FALSE</text:p>
          </table:table-cell>
          <table:table-cell table:formula="of:=IF((2* [.T153]) &lt; 1; TRUE(); FALSE())" office:value-type="boolean" office:boolean-value="false" calcext:value-type="boolean">
            <text:p>FALSE</text:p>
          </table:table-cell>
          <table:table-cell table:formula="of:=IF((3* [.T153]) &lt; 2; TRUE(); FALSE())" office:value-type="boolean" office:boolean-value="false" calcext:value-type="boolean">
            <text:p>FALSE</text:p>
          </table:table-cell>
          <table:table-cell table:formula="of:=IF((6* [.U153]) &lt; 1; TRUE(); FALSE())" office:value-type="boolean" office:boolean-value="false" calcext:value-type="boolean">
            <text:p>FALSE</text:p>
          </table:table-cell>
          <table:table-cell table:formula="of:=IF((2* [.U153]) &lt; 1; TRUE(); FALSE())" office:value-type="boolean" office:boolean-value="false" calcext:value-type="boolean">
            <text:p>FALSE</text:p>
          </table:table-cell>
          <table:table-cell table:formula="of:=IF((3* [.U153]) &lt; 2; TRUE(); FALSE())" office:value-type="boolean" office:boolean-value="true" calcext:value-type="boolean">
            <text:p>TRUE</text:p>
          </table:table-cell>
          <table:table-cell table:formula="of:=IF((6* [.V153]) &lt; 1; TRUE(); FALSE())" office:value-type="boolean" office:boolean-value="false" calcext:value-type="boolean">
            <text:p>FALSE</text:p>
          </table:table-cell>
          <table:table-cell table:formula="of:=IF((2* [.V153]) &lt; 1; TRUE(); FALSE())" office:value-type="boolean" office:boolean-value="true" calcext:value-type="boolean">
            <text:p>TRUE</text:p>
          </table:table-cell>
          <table:table-cell table:formula="of:=IF((3* [.V153]) &lt; 2; TRUE(); FALSE())" office:value-type="boolean" office:boolean-value="true" calcext:value-type="boolean">
            <text:p>TRUE</text:p>
          </table:table-cell>
          <table:table-cell table:formula="of:=IF([.W153]; [.$P153] + ([.$O153] - [.$P153]) * 6 * [.T153]; IF([.X153]; [.$O153]; IF([.Y153]; [.$P153] + (([.$O153] - [.$P153]) * ((2/3) - [.T153]) * 6); [.$P153])))" office:value-type="float" office:value="0.4225" calcext:value-type="float">
            <text:p>0.4225</text:p>
          </table:table-cell>
          <table:table-cell table:formula="of:=IF([.Z153]; [.$P153] + ([.$O153] - [.$P153]) * 6 * [.U153]; IF([.AA153]; [.$O153]; IF([.AB153]; [.$P153] + (([.$O153] - [.$P153]) * ((2/3) - [.U153]) * 6); [.$P153])))" office:value-type="float" office:value="0.53625" calcext:value-type="float">
            <text:p>0.53625</text:p>
          </table:table-cell>
          <table:table-cell table:formula="of:=IF([.AC153]; [.$P153] + ([.$O153] - [.$P153]) * 6 * [.V153]; IF([.AD153]; [.$O153]; IF([.AE153]; [.$P153] + (([.$O153] - [.$P153]) * ((2/3) - [.V153]) * 6); [.$P153])))" office:value-type="float" office:value="0.8775" calcext:value-type="float">
            <text:p>0.8775</text:p>
          </table:table-cell>
          <table:table-cell table:formula="of:=ROUND([.AF153]*255)" office:value-type="float" office:value="108" calcext:value-type="float">
            <text:p>108</text:p>
          </table:table-cell>
          <table:table-cell table:formula="of:=ROUND([.AG153]*255)" office:value-type="float" office:value="137" calcext:value-type="float">
            <text:p>137</text:p>
          </table:table-cell>
          <table:table-cell table:formula="of:=ROUND([.AH153]*255)" office:value-type="float" office:value="224" calcext:value-type="float">
            <text:p>224</text:p>
          </table:table-cell>
        </table:table-row>
        <table:table-row table:style-name="ro3">
          <table:table-cell table:formula="of:=[.A153]" office:value-type="float" office:value="225" calcext:value-type="float">
            <text:p>225</text:p>
          </table:table-cell>
          <table:table-cell table:formula="of:=[.B153]" office:value-type="float" office:value="65" calcext:value-type="float">
            <text:p>65</text:p>
          </table:table-cell>
          <table:table-cell table:formula="of:=IF([.C$5]=[.C153]; 5; [.C153]+5)" office:value-type="float" office:value="70" calcext:value-type="float">
            <text:p>70</text:p>
          </table:table-cell>
          <table:table-cell table:formula="of:=[.AI154]&amp;&quot;, &quot;&amp;[.AJ154]&amp;&quot;, &quot;&amp;[.AK154]" office:value-type="string" office:string-value="129, 154, 228" calcext:value-type="string">
            <text:p>129, 154, 228</text:p>
          </table:table-cell>
          <table:table-cell table:formula="of:=DEC2HEX([.AI154]; 2)&amp;DEC2HEX([.AJ154]; 2)&amp;DEC2HEX([.AK154]; 2)" office:value-type="string" office:string-value="819AE4" calcext:value-type="string">
            <text:p>819AE4</text:p>
          </table:table-cell>
          <table:table-cell table:formula="of:=[.A154]/360" office:value-type="float" office:value="0.625" calcext:value-type="float">
            <text:p>0.625</text:p>
          </table:table-cell>
          <table:table-cell table:formula="of:=[.B154]/100" office:value-type="float" office:value="0.65" calcext:value-type="float">
            <text:p>0.65</text:p>
          </table:table-cell>
          <table:table-cell table:formula="of:=[.C154]/100" office:value-type="float" office:value="0.7" calcext:value-type="float">
            <text:p>0.7</text:p>
          </table:table-cell>
          <table:table-cell table:formula="of:=IF([.B154]&gt;0; TRUE(); FALSE())" office:value-type="boolean" office:boolean-value="true" calcext:value-type="boolean">
            <text:p>TRUE</text:p>
          </table:table-cell>
          <table:table-cell table:formula="of:=IF([.I154]; &quot;&quot;; ROUND([.C154]*2.55))">
            <text:p/>
          </table:table-cell>
          <table:table-cell table:formula="of:=[.J154]">
            <text:p/>
          </table:table-cell>
          <table:table-cell table:formula="of:=[.J154]">
            <text:p/>
          </table:table-cell>
          <table:table-cell table:formula="of:=[.H154] * (1 + [.G154])" office:value-type="float" office:value="1.155" calcext:value-type="float">
            <text:p>1.155</text:p>
          </table:table-cell>
          <table:table-cell table:formula="of:= ([.H154] + [.G154]) - ([.H154] * [.G154])" office:value-type="float" office:value="0.895" calcext:value-type="float">
            <text:p>0.895</text:p>
          </table:table-cell>
          <table:table-cell table:formula="of:=IF([.H154] &lt;= 0.5; [.M154]; [.N154])" office:value-type="float" office:value="0.895" calcext:value-type="float">
            <text:p>0.895</text:p>
          </table:table-cell>
          <table:table-cell table:formula="of:= (2 * [.H154]) - [.O154]" office:value-type="float" office:value="0.505" calcext:value-type="float">
            <text:p>0.505</text:p>
          </table:table-cell>
          <table:table-cell table:formula="of:=[.F154] + (1/3)" office:value-type="float" office:value="0.958333333333333" calcext:value-type="float">
            <text:p>0.958333333333333</text:p>
          </table:table-cell>
          <table:table-cell table:formula="of:=[.F154]" office:value-type="float" office:value="0.625" calcext:value-type="float">
            <text:p>0.625</text:p>
          </table:table-cell>
          <table:table-cell table:formula="of:=[.F154] - (1/3)" office:value-type="float" office:value="0.291666666666667" calcext:value-type="float">
            <text:p>0.291666666666667</text:p>
          </table:table-cell>
          <table:table-cell table:formula="of:=IF([.Q154]&lt;0; [.Q154]+1; IF([.Q154]&gt;1; [.Q154]-1; [.Q154]))" office:value-type="float" office:value="0.958333333333333" calcext:value-type="float">
            <text:p>0.958333333333333</text:p>
          </table:table-cell>
          <table:table-cell table:formula="of:=IF([.R154]&lt;0; [.R154]+1; IF([.R154]&gt;1; [.R154]-1; [.R154]))" office:value-type="float" office:value="0.625" calcext:value-type="float">
            <text:p>0.625</text:p>
          </table:table-cell>
          <table:table-cell table:formula="of:=IF([.S154]&lt;0; [.S154]+1; IF([.S154]&gt;1; [.S154]-1; [.S154]))" office:value-type="float" office:value="0.291666666666667" calcext:value-type="float">
            <text:p>0.291666666666667</text:p>
          </table:table-cell>
          <table:table-cell table:formula="of:=IF((6* [.T154]) &lt; 1; TRUE(); FALSE())" office:value-type="boolean" office:boolean-value="false" calcext:value-type="boolean">
            <text:p>FALSE</text:p>
          </table:table-cell>
          <table:table-cell table:formula="of:=IF((2* [.T154]) &lt; 1; TRUE(); FALSE())" office:value-type="boolean" office:boolean-value="false" calcext:value-type="boolean">
            <text:p>FALSE</text:p>
          </table:table-cell>
          <table:table-cell table:formula="of:=IF((3* [.T154]) &lt; 2; TRUE(); FALSE())" office:value-type="boolean" office:boolean-value="false" calcext:value-type="boolean">
            <text:p>FALSE</text:p>
          </table:table-cell>
          <table:table-cell table:formula="of:=IF((6* [.U154]) &lt; 1; TRUE(); FALSE())" office:value-type="boolean" office:boolean-value="false" calcext:value-type="boolean">
            <text:p>FALSE</text:p>
          </table:table-cell>
          <table:table-cell table:formula="of:=IF((2* [.U154]) &lt; 1; TRUE(); FALSE())" office:value-type="boolean" office:boolean-value="false" calcext:value-type="boolean">
            <text:p>FALSE</text:p>
          </table:table-cell>
          <table:table-cell table:formula="of:=IF((3* [.U154]) &lt; 2; TRUE(); FALSE())" office:value-type="boolean" office:boolean-value="true" calcext:value-type="boolean">
            <text:p>TRUE</text:p>
          </table:table-cell>
          <table:table-cell table:formula="of:=IF((6* [.V154]) &lt; 1; TRUE(); FALSE())" office:value-type="boolean" office:boolean-value="false" calcext:value-type="boolean">
            <text:p>FALSE</text:p>
          </table:table-cell>
          <table:table-cell table:formula="of:=IF((2* [.V154]) &lt; 1; TRUE(); FALSE())" office:value-type="boolean" office:boolean-value="true" calcext:value-type="boolean">
            <text:p>TRUE</text:p>
          </table:table-cell>
          <table:table-cell table:formula="of:=IF((3* [.V154]) &lt; 2; TRUE(); FALSE())" office:value-type="boolean" office:boolean-value="true" calcext:value-type="boolean">
            <text:p>TRUE</text:p>
          </table:table-cell>
          <table:table-cell table:formula="of:=IF([.W154]; [.$P154] + ([.$O154] - [.$P154]) * 6 * [.T154]; IF([.X154]; [.$O154]; IF([.Y154]; [.$P154] + (([.$O154] - [.$P154]) * ((2/3) - [.T154]) * 6); [.$P154])))" office:value-type="float" office:value="0.505" calcext:value-type="float">
            <text:p>0.505</text:p>
          </table:table-cell>
          <table:table-cell table:formula="of:=IF([.Z154]; [.$P154] + ([.$O154] - [.$P154]) * 6 * [.U154]; IF([.AA154]; [.$O154]; IF([.AB154]; [.$P154] + (([.$O154] - [.$P154]) * ((2/3) - [.U154]) * 6); [.$P154])))" office:value-type="float" office:value="0.6025" calcext:value-type="float">
            <text:p>0.6025</text:p>
          </table:table-cell>
          <table:table-cell table:formula="of:=IF([.AC154]; [.$P154] + ([.$O154] - [.$P154]) * 6 * [.V154]; IF([.AD154]; [.$O154]; IF([.AE154]; [.$P154] + (([.$O154] - [.$P154]) * ((2/3) - [.V154]) * 6); [.$P154])))" office:value-type="float" office:value="0.895" calcext:value-type="float">
            <text:p>0.895</text:p>
          </table:table-cell>
          <table:table-cell table:formula="of:=ROUND([.AF154]*255)" office:value-type="float" office:value="129" calcext:value-type="float">
            <text:p>129</text:p>
          </table:table-cell>
          <table:table-cell table:formula="of:=ROUND([.AG154]*255)" office:value-type="float" office:value="154" calcext:value-type="float">
            <text:p>154</text:p>
          </table:table-cell>
          <table:table-cell table:formula="of:=ROUND([.AH154]*255)" office:value-type="float" office:value="228" calcext:value-type="float">
            <text:p>228</text:p>
          </table:table-cell>
        </table:table-row>
        <table:table-row table:style-name="ro3">
          <table:table-cell table:formula="of:=[.A154]" office:value-type="float" office:value="225" calcext:value-type="float">
            <text:p>225</text:p>
          </table:table-cell>
          <table:table-cell table:formula="of:=[.B154]" office:value-type="float" office:value="65" calcext:value-type="float">
            <text:p>65</text:p>
          </table:table-cell>
          <table:table-cell table:formula="of:=IF([.C$5]=[.C154]; 5; [.C154]+5)" office:value-type="float" office:value="75" calcext:value-type="float">
            <text:p>75</text:p>
          </table:table-cell>
          <table:table-cell table:formula="of:=[.AI155]&amp;&quot;, &quot;&amp;[.AJ155]&amp;&quot;, &quot;&amp;[.AK155]" office:value-type="string" office:string-value="150, 171, 233" calcext:value-type="string">
            <text:p>150, 171, 233</text:p>
          </table:table-cell>
          <table:table-cell table:formula="of:=DEC2HEX([.AI155]; 2)&amp;DEC2HEX([.AJ155]; 2)&amp;DEC2HEX([.AK155]; 2)" office:value-type="string" office:string-value="96ABE9" calcext:value-type="string">
            <text:p>96ABE9</text:p>
          </table:table-cell>
          <table:table-cell table:formula="of:=[.A155]/360" office:value-type="float" office:value="0.625" calcext:value-type="float">
            <text:p>0.625</text:p>
          </table:table-cell>
          <table:table-cell table:formula="of:=[.B155]/100" office:value-type="float" office:value="0.65" calcext:value-type="float">
            <text:p>0.65</text:p>
          </table:table-cell>
          <table:table-cell table:formula="of:=[.C155]/100" office:value-type="float" office:value="0.75" calcext:value-type="float">
            <text:p>0.75</text:p>
          </table:table-cell>
          <table:table-cell table:formula="of:=IF([.B155]&gt;0; TRUE(); FALSE())" office:value-type="boolean" office:boolean-value="true" calcext:value-type="boolean">
            <text:p>TRUE</text:p>
          </table:table-cell>
          <table:table-cell table:formula="of:=IF([.I155]; &quot;&quot;; ROUND([.C155]*2.55))">
            <text:p/>
          </table:table-cell>
          <table:table-cell table:formula="of:=[.J155]">
            <text:p/>
          </table:table-cell>
          <table:table-cell table:formula="of:=[.J155]">
            <text:p/>
          </table:table-cell>
          <table:table-cell table:formula="of:=[.H155] * (1 + [.G155])" office:value-type="float" office:value="1.2375" calcext:value-type="float">
            <text:p>1.2375</text:p>
          </table:table-cell>
          <table:table-cell table:formula="of:= ([.H155] + [.G155]) - ([.H155] * [.G155])" office:value-type="float" office:value="0.9125" calcext:value-type="float">
            <text:p>0.9125</text:p>
          </table:table-cell>
          <table:table-cell table:formula="of:=IF([.H155] &lt;= 0.5; [.M155]; [.N155])" office:value-type="float" office:value="0.9125" calcext:value-type="float">
            <text:p>0.9125</text:p>
          </table:table-cell>
          <table:table-cell table:formula="of:= (2 * [.H155]) - [.O155]" office:value-type="float" office:value="0.5875" calcext:value-type="float">
            <text:p>0.5875</text:p>
          </table:table-cell>
          <table:table-cell table:formula="of:=[.F155] + (1/3)" office:value-type="float" office:value="0.958333333333333" calcext:value-type="float">
            <text:p>0.958333333333333</text:p>
          </table:table-cell>
          <table:table-cell table:formula="of:=[.F155]" office:value-type="float" office:value="0.625" calcext:value-type="float">
            <text:p>0.625</text:p>
          </table:table-cell>
          <table:table-cell table:formula="of:=[.F155] - (1/3)" office:value-type="float" office:value="0.291666666666667" calcext:value-type="float">
            <text:p>0.291666666666667</text:p>
          </table:table-cell>
          <table:table-cell table:formula="of:=IF([.Q155]&lt;0; [.Q155]+1; IF([.Q155]&gt;1; [.Q155]-1; [.Q155]))" office:value-type="float" office:value="0.958333333333333" calcext:value-type="float">
            <text:p>0.958333333333333</text:p>
          </table:table-cell>
          <table:table-cell table:formula="of:=IF([.R155]&lt;0; [.R155]+1; IF([.R155]&gt;1; [.R155]-1; [.R155]))" office:value-type="float" office:value="0.625" calcext:value-type="float">
            <text:p>0.625</text:p>
          </table:table-cell>
          <table:table-cell table:formula="of:=IF([.S155]&lt;0; [.S155]+1; IF([.S155]&gt;1; [.S155]-1; [.S155]))" office:value-type="float" office:value="0.291666666666667" calcext:value-type="float">
            <text:p>0.291666666666667</text:p>
          </table:table-cell>
          <table:table-cell table:formula="of:=IF((6* [.T155]) &lt; 1; TRUE(); FALSE())" office:value-type="boolean" office:boolean-value="false" calcext:value-type="boolean">
            <text:p>FALSE</text:p>
          </table:table-cell>
          <table:table-cell table:formula="of:=IF((2* [.T155]) &lt; 1; TRUE(); FALSE())" office:value-type="boolean" office:boolean-value="false" calcext:value-type="boolean">
            <text:p>FALSE</text:p>
          </table:table-cell>
          <table:table-cell table:formula="of:=IF((3* [.T155]) &lt; 2; TRUE(); FALSE())" office:value-type="boolean" office:boolean-value="false" calcext:value-type="boolean">
            <text:p>FALSE</text:p>
          </table:table-cell>
          <table:table-cell table:formula="of:=IF((6* [.U155]) &lt; 1; TRUE(); FALSE())" office:value-type="boolean" office:boolean-value="false" calcext:value-type="boolean">
            <text:p>FALSE</text:p>
          </table:table-cell>
          <table:table-cell table:formula="of:=IF((2* [.U155]) &lt; 1; TRUE(); FALSE())" office:value-type="boolean" office:boolean-value="false" calcext:value-type="boolean">
            <text:p>FALSE</text:p>
          </table:table-cell>
          <table:table-cell table:formula="of:=IF((3* [.U155]) &lt; 2; TRUE(); FALSE())" office:value-type="boolean" office:boolean-value="true" calcext:value-type="boolean">
            <text:p>TRUE</text:p>
          </table:table-cell>
          <table:table-cell table:formula="of:=IF((6* [.V155]) &lt; 1; TRUE(); FALSE())" office:value-type="boolean" office:boolean-value="false" calcext:value-type="boolean">
            <text:p>FALSE</text:p>
          </table:table-cell>
          <table:table-cell table:formula="of:=IF((2* [.V155]) &lt; 1; TRUE(); FALSE())" office:value-type="boolean" office:boolean-value="true" calcext:value-type="boolean">
            <text:p>TRUE</text:p>
          </table:table-cell>
          <table:table-cell table:formula="of:=IF((3* [.V155]) &lt; 2; TRUE(); FALSE())" office:value-type="boolean" office:boolean-value="true" calcext:value-type="boolean">
            <text:p>TRUE</text:p>
          </table:table-cell>
          <table:table-cell table:formula="of:=IF([.W155]; [.$P155] + ([.$O155] - [.$P155]) * 6 * [.T155]; IF([.X155]; [.$O155]; IF([.Y155]; [.$P155] + (([.$O155] - [.$P155]) * ((2/3) - [.T155]) * 6); [.$P155])))" office:value-type="float" office:value="0.5875" calcext:value-type="float">
            <text:p>0.5875</text:p>
          </table:table-cell>
          <table:table-cell table:formula="of:=IF([.Z155]; [.$P155] + ([.$O155] - [.$P155]) * 6 * [.U155]; IF([.AA155]; [.$O155]; IF([.AB155]; [.$P155] + (([.$O155] - [.$P155]) * ((2/3) - [.U155]) * 6); [.$P155])))" office:value-type="float" office:value="0.66875" calcext:value-type="float">
            <text:p>0.66875</text:p>
          </table:table-cell>
          <table:table-cell table:formula="of:=IF([.AC155]; [.$P155] + ([.$O155] - [.$P155]) * 6 * [.V155]; IF([.AD155]; [.$O155]; IF([.AE155]; [.$P155] + (([.$O155] - [.$P155]) * ((2/3) - [.V155]) * 6); [.$P155])))" office:value-type="float" office:value="0.9125" calcext:value-type="float">
            <text:p>0.9125</text:p>
          </table:table-cell>
          <table:table-cell table:formula="of:=ROUND([.AF155]*255)" office:value-type="float" office:value="150" calcext:value-type="float">
            <text:p>150</text:p>
          </table:table-cell>
          <table:table-cell table:formula="of:=ROUND([.AG155]*255)" office:value-type="float" office:value="171" calcext:value-type="float">
            <text:p>171</text:p>
          </table:table-cell>
          <table:table-cell table:formula="of:=ROUND([.AH155]*255)" office:value-type="float" office:value="233" calcext:value-type="float">
            <text:p>233</text:p>
          </table:table-cell>
        </table:table-row>
        <table:table-row table:style-name="ro3">
          <table:table-cell table:formula="of:=[.A155]" office:value-type="float" office:value="225" calcext:value-type="float">
            <text:p>225</text:p>
          </table:table-cell>
          <table:table-cell table:formula="of:=[.B155]" office:value-type="float" office:value="65" calcext:value-type="float">
            <text:p>65</text:p>
          </table:table-cell>
          <table:table-cell table:formula="of:=IF([.C$5]=[.C155]; 5; [.C155]+5)" office:value-type="float" office:value="80" calcext:value-type="float">
            <text:p>80</text:p>
          </table:table-cell>
          <table:table-cell table:formula="of:=[.AI156]&amp;&quot;, &quot;&amp;[.AJ156]&amp;&quot;, &quot;&amp;[.AK156]" office:value-type="string" office:string-value="171, 187, 237" calcext:value-type="string">
            <text:p>171, 187, 237</text:p>
          </table:table-cell>
          <table:table-cell table:formula="of:=DEC2HEX([.AI156]; 2)&amp;DEC2HEX([.AJ156]; 2)&amp;DEC2HEX([.AK156]; 2)" office:value-type="string" office:string-value="ABBBED" calcext:value-type="string">
            <text:p>ABBBED</text:p>
          </table:table-cell>
          <table:table-cell table:formula="of:=[.A156]/360" office:value-type="float" office:value="0.625" calcext:value-type="float">
            <text:p>0.625</text:p>
          </table:table-cell>
          <table:table-cell table:formula="of:=[.B156]/100" office:value-type="float" office:value="0.65" calcext:value-type="float">
            <text:p>0.65</text:p>
          </table:table-cell>
          <table:table-cell table:formula="of:=[.C156]/100" office:value-type="float" office:value="0.8" calcext:value-type="float">
            <text:p>0.8</text:p>
          </table:table-cell>
          <table:table-cell table:formula="of:=IF([.B156]&gt;0; TRUE(); FALSE())" office:value-type="boolean" office:boolean-value="true" calcext:value-type="boolean">
            <text:p>TRUE</text:p>
          </table:table-cell>
          <table:table-cell table:formula="of:=IF([.I156]; &quot;&quot;; ROUND([.C156]*2.55))">
            <text:p/>
          </table:table-cell>
          <table:table-cell table:formula="of:=[.J156]">
            <text:p/>
          </table:table-cell>
          <table:table-cell table:formula="of:=[.J156]">
            <text:p/>
          </table:table-cell>
          <table:table-cell table:formula="of:=[.H156] * (1 + [.G156])" office:value-type="float" office:value="1.32" calcext:value-type="float">
            <text:p>1.32</text:p>
          </table:table-cell>
          <table:table-cell table:formula="of:= ([.H156] + [.G156]) - ([.H156] * [.G156])" office:value-type="float" office:value="0.93" calcext:value-type="float">
            <text:p>0.93</text:p>
          </table:table-cell>
          <table:table-cell table:formula="of:=IF([.H156] &lt;= 0.5; [.M156]; [.N156])" office:value-type="float" office:value="0.93" calcext:value-type="float">
            <text:p>0.93</text:p>
          </table:table-cell>
          <table:table-cell table:formula="of:= (2 * [.H156]) - [.O156]" office:value-type="float" office:value="0.67" calcext:value-type="float">
            <text:p>0.67</text:p>
          </table:table-cell>
          <table:table-cell table:formula="of:=[.F156] + (1/3)" office:value-type="float" office:value="0.958333333333333" calcext:value-type="float">
            <text:p>0.958333333333333</text:p>
          </table:table-cell>
          <table:table-cell table:formula="of:=[.F156]" office:value-type="float" office:value="0.625" calcext:value-type="float">
            <text:p>0.625</text:p>
          </table:table-cell>
          <table:table-cell table:formula="of:=[.F156] - (1/3)" office:value-type="float" office:value="0.291666666666667" calcext:value-type="float">
            <text:p>0.291666666666667</text:p>
          </table:table-cell>
          <table:table-cell table:formula="of:=IF([.Q156]&lt;0; [.Q156]+1; IF([.Q156]&gt;1; [.Q156]-1; [.Q156]))" office:value-type="float" office:value="0.958333333333333" calcext:value-type="float">
            <text:p>0.958333333333333</text:p>
          </table:table-cell>
          <table:table-cell table:formula="of:=IF([.R156]&lt;0; [.R156]+1; IF([.R156]&gt;1; [.R156]-1; [.R156]))" office:value-type="float" office:value="0.625" calcext:value-type="float">
            <text:p>0.625</text:p>
          </table:table-cell>
          <table:table-cell table:formula="of:=IF([.S156]&lt;0; [.S156]+1; IF([.S156]&gt;1; [.S156]-1; [.S156]))" office:value-type="float" office:value="0.291666666666667" calcext:value-type="float">
            <text:p>0.291666666666667</text:p>
          </table:table-cell>
          <table:table-cell table:formula="of:=IF((6* [.T156]) &lt; 1; TRUE(); FALSE())" office:value-type="boolean" office:boolean-value="false" calcext:value-type="boolean">
            <text:p>FALSE</text:p>
          </table:table-cell>
          <table:table-cell table:formula="of:=IF((2* [.T156]) &lt; 1; TRUE(); FALSE())" office:value-type="boolean" office:boolean-value="false" calcext:value-type="boolean">
            <text:p>FALSE</text:p>
          </table:table-cell>
          <table:table-cell table:formula="of:=IF((3* [.T156]) &lt; 2; TRUE(); FALSE())" office:value-type="boolean" office:boolean-value="false" calcext:value-type="boolean">
            <text:p>FALSE</text:p>
          </table:table-cell>
          <table:table-cell table:formula="of:=IF((6* [.U156]) &lt; 1; TRUE(); FALSE())" office:value-type="boolean" office:boolean-value="false" calcext:value-type="boolean">
            <text:p>FALSE</text:p>
          </table:table-cell>
          <table:table-cell table:formula="of:=IF((2* [.U156]) &lt; 1; TRUE(); FALSE())" office:value-type="boolean" office:boolean-value="false" calcext:value-type="boolean">
            <text:p>FALSE</text:p>
          </table:table-cell>
          <table:table-cell table:formula="of:=IF((3* [.U156]) &lt; 2; TRUE(); FALSE())" office:value-type="boolean" office:boolean-value="true" calcext:value-type="boolean">
            <text:p>TRUE</text:p>
          </table:table-cell>
          <table:table-cell table:formula="of:=IF((6* [.V156]) &lt; 1; TRUE(); FALSE())" office:value-type="boolean" office:boolean-value="false" calcext:value-type="boolean">
            <text:p>FALSE</text:p>
          </table:table-cell>
          <table:table-cell table:formula="of:=IF((2* [.V156]) &lt; 1; TRUE(); FALSE())" office:value-type="boolean" office:boolean-value="true" calcext:value-type="boolean">
            <text:p>TRUE</text:p>
          </table:table-cell>
          <table:table-cell table:formula="of:=IF((3* [.V156]) &lt; 2; TRUE(); FALSE())" office:value-type="boolean" office:boolean-value="true" calcext:value-type="boolean">
            <text:p>TRUE</text:p>
          </table:table-cell>
          <table:table-cell table:formula="of:=IF([.W156]; [.$P156] + ([.$O156] - [.$P156]) * 6 * [.T156]; IF([.X156]; [.$O156]; IF([.Y156]; [.$P156] + (([.$O156] - [.$P156]) * ((2/3) - [.T156]) * 6); [.$P156])))" office:value-type="float" office:value="0.67" calcext:value-type="float">
            <text:p>0.67</text:p>
          </table:table-cell>
          <table:table-cell table:formula="of:=IF([.Z156]; [.$P156] + ([.$O156] - [.$P156]) * 6 * [.U156]; IF([.AA156]; [.$O156]; IF([.AB156]; [.$P156] + (([.$O156] - [.$P156]) * ((2/3) - [.U156]) * 6); [.$P156])))" office:value-type="float" office:value="0.735" calcext:value-type="float">
            <text:p>0.735</text:p>
          </table:table-cell>
          <table:table-cell table:formula="of:=IF([.AC156]; [.$P156] + ([.$O156] - [.$P156]) * 6 * [.V156]; IF([.AD156]; [.$O156]; IF([.AE156]; [.$P156] + (([.$O156] - [.$P156]) * ((2/3) - [.V156]) * 6); [.$P156])))" office:value-type="float" office:value="0.93" calcext:value-type="float">
            <text:p>0.93</text:p>
          </table:table-cell>
          <table:table-cell table:formula="of:=ROUND([.AF156]*255)" office:value-type="float" office:value="171" calcext:value-type="float">
            <text:p>171</text:p>
          </table:table-cell>
          <table:table-cell table:formula="of:=ROUND([.AG156]*255)" office:value-type="float" office:value="187" calcext:value-type="float">
            <text:p>187</text:p>
          </table:table-cell>
          <table:table-cell table:formula="of:=ROUND([.AH156]*255)" office:value-type="float" office:value="237" calcext:value-type="float">
            <text:p>237</text:p>
          </table:table-cell>
        </table:table-row>
        <table:table-row table:style-name="ro3">
          <table:table-cell table:formula="of:=[.A156]" office:value-type="float" office:value="225" calcext:value-type="float">
            <text:p>225</text:p>
          </table:table-cell>
          <table:table-cell table:formula="of:=[.B156]" office:value-type="float" office:value="65" calcext:value-type="float">
            <text:p>65</text:p>
          </table:table-cell>
          <table:table-cell table:formula="of:=IF([.C$5]=[.C156]; 5; [.C156]+5)" office:value-type="float" office:value="85" calcext:value-type="float">
            <text:p>85</text:p>
          </table:table-cell>
          <table:table-cell table:formula="of:=[.AI157]&amp;&quot;, &quot;&amp;[.AJ157]&amp;&quot;, &quot;&amp;[.AK157]" office:value-type="string" office:string-value="192, 204, 242" calcext:value-type="string">
            <text:p>192, 204, 242</text:p>
          </table:table-cell>
          <table:table-cell table:formula="of:=DEC2HEX([.AI157]; 2)&amp;DEC2HEX([.AJ157]; 2)&amp;DEC2HEX([.AK157]; 2)" office:value-type="string" office:string-value="C0CCF2" calcext:value-type="string">
            <text:p>C0CCF2</text:p>
          </table:table-cell>
          <table:table-cell table:formula="of:=[.A157]/360" office:value-type="float" office:value="0.625" calcext:value-type="float">
            <text:p>0.625</text:p>
          </table:table-cell>
          <table:table-cell table:formula="of:=[.B157]/100" office:value-type="float" office:value="0.65" calcext:value-type="float">
            <text:p>0.65</text:p>
          </table:table-cell>
          <table:table-cell table:formula="of:=[.C157]/100" office:value-type="float" office:value="0.85" calcext:value-type="float">
            <text:p>0.85</text:p>
          </table:table-cell>
          <table:table-cell table:formula="of:=IF([.B157]&gt;0; TRUE(); FALSE())" office:value-type="boolean" office:boolean-value="true" calcext:value-type="boolean">
            <text:p>TRUE</text:p>
          </table:table-cell>
          <table:table-cell table:formula="of:=IF([.I157]; &quot;&quot;; ROUND([.C157]*2.55))">
            <text:p/>
          </table:table-cell>
          <table:table-cell table:formula="of:=[.J157]">
            <text:p/>
          </table:table-cell>
          <table:table-cell table:formula="of:=[.J157]">
            <text:p/>
          </table:table-cell>
          <table:table-cell table:formula="of:=[.H157] * (1 + [.G157])" office:value-type="float" office:value="1.4025" calcext:value-type="float">
            <text:p>1.4025</text:p>
          </table:table-cell>
          <table:table-cell table:formula="of:= ([.H157] + [.G157]) - ([.H157] * [.G157])" office:value-type="float" office:value="0.9475" calcext:value-type="float">
            <text:p>0.9475</text:p>
          </table:table-cell>
          <table:table-cell table:formula="of:=IF([.H157] &lt;= 0.5; [.M157]; [.N157])" office:value-type="float" office:value="0.9475" calcext:value-type="float">
            <text:p>0.9475</text:p>
          </table:table-cell>
          <table:table-cell table:formula="of:= (2 * [.H157]) - [.O157]" office:value-type="float" office:value="0.7525" calcext:value-type="float">
            <text:p>0.7525</text:p>
          </table:table-cell>
          <table:table-cell table:formula="of:=[.F157] + (1/3)" office:value-type="float" office:value="0.958333333333333" calcext:value-type="float">
            <text:p>0.958333333333333</text:p>
          </table:table-cell>
          <table:table-cell table:formula="of:=[.F157]" office:value-type="float" office:value="0.625" calcext:value-type="float">
            <text:p>0.625</text:p>
          </table:table-cell>
          <table:table-cell table:formula="of:=[.F157] - (1/3)" office:value-type="float" office:value="0.291666666666667" calcext:value-type="float">
            <text:p>0.291666666666667</text:p>
          </table:table-cell>
          <table:table-cell table:formula="of:=IF([.Q157]&lt;0; [.Q157]+1; IF([.Q157]&gt;1; [.Q157]-1; [.Q157]))" office:value-type="float" office:value="0.958333333333333" calcext:value-type="float">
            <text:p>0.958333333333333</text:p>
          </table:table-cell>
          <table:table-cell table:formula="of:=IF([.R157]&lt;0; [.R157]+1; IF([.R157]&gt;1; [.R157]-1; [.R157]))" office:value-type="float" office:value="0.625" calcext:value-type="float">
            <text:p>0.625</text:p>
          </table:table-cell>
          <table:table-cell table:formula="of:=IF([.S157]&lt;0; [.S157]+1; IF([.S157]&gt;1; [.S157]-1; [.S157]))" office:value-type="float" office:value="0.291666666666667" calcext:value-type="float">
            <text:p>0.291666666666667</text:p>
          </table:table-cell>
          <table:table-cell table:formula="of:=IF((6* [.T157]) &lt; 1; TRUE(); FALSE())" office:value-type="boolean" office:boolean-value="false" calcext:value-type="boolean">
            <text:p>FALSE</text:p>
          </table:table-cell>
          <table:table-cell table:formula="of:=IF((2* [.T157]) &lt; 1; TRUE(); FALSE())" office:value-type="boolean" office:boolean-value="false" calcext:value-type="boolean">
            <text:p>FALSE</text:p>
          </table:table-cell>
          <table:table-cell table:formula="of:=IF((3* [.T157]) &lt; 2; TRUE(); FALSE())" office:value-type="boolean" office:boolean-value="false" calcext:value-type="boolean">
            <text:p>FALSE</text:p>
          </table:table-cell>
          <table:table-cell table:formula="of:=IF((6* [.U157]) &lt; 1; TRUE(); FALSE())" office:value-type="boolean" office:boolean-value="false" calcext:value-type="boolean">
            <text:p>FALSE</text:p>
          </table:table-cell>
          <table:table-cell table:formula="of:=IF((2* [.U157]) &lt; 1; TRUE(); FALSE())" office:value-type="boolean" office:boolean-value="false" calcext:value-type="boolean">
            <text:p>FALSE</text:p>
          </table:table-cell>
          <table:table-cell table:formula="of:=IF((3* [.U157]) &lt; 2; TRUE(); FALSE())" office:value-type="boolean" office:boolean-value="true" calcext:value-type="boolean">
            <text:p>TRUE</text:p>
          </table:table-cell>
          <table:table-cell table:formula="of:=IF((6* [.V157]) &lt; 1; TRUE(); FALSE())" office:value-type="boolean" office:boolean-value="false" calcext:value-type="boolean">
            <text:p>FALSE</text:p>
          </table:table-cell>
          <table:table-cell table:formula="of:=IF((2* [.V157]) &lt; 1; TRUE(); FALSE())" office:value-type="boolean" office:boolean-value="true" calcext:value-type="boolean">
            <text:p>TRUE</text:p>
          </table:table-cell>
          <table:table-cell table:formula="of:=IF((3* [.V157]) &lt; 2; TRUE(); FALSE())" office:value-type="boolean" office:boolean-value="true" calcext:value-type="boolean">
            <text:p>TRUE</text:p>
          </table:table-cell>
          <table:table-cell table:formula="of:=IF([.W157]; [.$P157] + ([.$O157] - [.$P157]) * 6 * [.T157]; IF([.X157]; [.$O157]; IF([.Y157]; [.$P157] + (([.$O157] - [.$P157]) * ((2/3) - [.T157]) * 6); [.$P157])))" office:value-type="float" office:value="0.7525" calcext:value-type="float">
            <text:p>0.7525</text:p>
          </table:table-cell>
          <table:table-cell table:formula="of:=IF([.Z157]; [.$P157] + ([.$O157] - [.$P157]) * 6 * [.U157]; IF([.AA157]; [.$O157]; IF([.AB157]; [.$P157] + (([.$O157] - [.$P157]) * ((2/3) - [.U157]) * 6); [.$P157])))" office:value-type="float" office:value="0.80125" calcext:value-type="float">
            <text:p>0.80125</text:p>
          </table:table-cell>
          <table:table-cell table:formula="of:=IF([.AC157]; [.$P157] + ([.$O157] - [.$P157]) * 6 * [.V157]; IF([.AD157]; [.$O157]; IF([.AE157]; [.$P157] + (([.$O157] - [.$P157]) * ((2/3) - [.V157]) * 6); [.$P157])))" office:value-type="float" office:value="0.9475" calcext:value-type="float">
            <text:p>0.9475</text:p>
          </table:table-cell>
          <table:table-cell table:formula="of:=ROUND([.AF157]*255)" office:value-type="float" office:value="192" calcext:value-type="float">
            <text:p>192</text:p>
          </table:table-cell>
          <table:table-cell table:formula="of:=ROUND([.AG157]*255)" office:value-type="float" office:value="204" calcext:value-type="float">
            <text:p>204</text:p>
          </table:table-cell>
          <table:table-cell table:formula="of:=ROUND([.AH157]*255)" office:value-type="float" office:value="242" calcext:value-type="float">
            <text:p>242</text:p>
          </table:table-cell>
        </table:table-row>
        <table:table-row table:style-name="ro3">
          <table:table-cell table:formula="of:=[.A157]" office:value-type="float" office:value="225" calcext:value-type="float">
            <text:p>225</text:p>
          </table:table-cell>
          <table:table-cell table:formula="of:=[.B157]" office:value-type="float" office:value="65" calcext:value-type="float">
            <text:p>65</text:p>
          </table:table-cell>
          <table:table-cell table:formula="of:=IF([.C$5]=[.C157]; 5; [.C157]+5)" office:value-type="float" office:value="90" calcext:value-type="float">
            <text:p>90</text:p>
          </table:table-cell>
          <table:table-cell table:formula="of:=[.AI158]&amp;&quot;, &quot;&amp;[.AJ158]&amp;&quot;, &quot;&amp;[.AK158]" office:value-type="string" office:string-value="213, 221, 246" calcext:value-type="string">
            <text:p>213, 221, 246</text:p>
          </table:table-cell>
          <table:table-cell table:formula="of:=DEC2HEX([.AI158]; 2)&amp;DEC2HEX([.AJ158]; 2)&amp;DEC2HEX([.AK158]; 2)" office:value-type="string" office:string-value="D5DDF6" calcext:value-type="string">
            <text:p>D5DDF6</text:p>
          </table:table-cell>
          <table:table-cell table:formula="of:=[.A158]/360" office:value-type="float" office:value="0.625" calcext:value-type="float">
            <text:p>0.625</text:p>
          </table:table-cell>
          <table:table-cell table:formula="of:=[.B158]/100" office:value-type="float" office:value="0.65" calcext:value-type="float">
            <text:p>0.65</text:p>
          </table:table-cell>
          <table:table-cell table:formula="of:=[.C158]/100" office:value-type="float" office:value="0.9" calcext:value-type="float">
            <text:p>0.9</text:p>
          </table:table-cell>
          <table:table-cell table:formula="of:=IF([.B158]&gt;0; TRUE(); FALSE())" office:value-type="boolean" office:boolean-value="true" calcext:value-type="boolean">
            <text:p>TRUE</text:p>
          </table:table-cell>
          <table:table-cell table:formula="of:=IF([.I158]; &quot;&quot;; ROUND([.C158]*2.55))">
            <text:p/>
          </table:table-cell>
          <table:table-cell table:formula="of:=[.J158]">
            <text:p/>
          </table:table-cell>
          <table:table-cell table:formula="of:=[.J158]">
            <text:p/>
          </table:table-cell>
          <table:table-cell table:formula="of:=[.H158] * (1 + [.G158])" office:value-type="float" office:value="1.485" calcext:value-type="float">
            <text:p>1.485</text:p>
          </table:table-cell>
          <table:table-cell table:formula="of:= ([.H158] + [.G158]) - ([.H158] * [.G158])" office:value-type="float" office:value="0.965" calcext:value-type="float">
            <text:p>0.965</text:p>
          </table:table-cell>
          <table:table-cell table:formula="of:=IF([.H158] &lt;= 0.5; [.M158]; [.N158])" office:value-type="float" office:value="0.965" calcext:value-type="float">
            <text:p>0.965</text:p>
          </table:table-cell>
          <table:table-cell table:formula="of:= (2 * [.H158]) - [.O158]" office:value-type="float" office:value="0.835" calcext:value-type="float">
            <text:p>0.835</text:p>
          </table:table-cell>
          <table:table-cell table:formula="of:=[.F158] + (1/3)" office:value-type="float" office:value="0.958333333333333" calcext:value-type="float">
            <text:p>0.958333333333333</text:p>
          </table:table-cell>
          <table:table-cell table:formula="of:=[.F158]" office:value-type="float" office:value="0.625" calcext:value-type="float">
            <text:p>0.625</text:p>
          </table:table-cell>
          <table:table-cell table:formula="of:=[.F158] - (1/3)" office:value-type="float" office:value="0.291666666666667" calcext:value-type="float">
            <text:p>0.291666666666667</text:p>
          </table:table-cell>
          <table:table-cell table:formula="of:=IF([.Q158]&lt;0; [.Q158]+1; IF([.Q158]&gt;1; [.Q158]-1; [.Q158]))" office:value-type="float" office:value="0.958333333333333" calcext:value-type="float">
            <text:p>0.958333333333333</text:p>
          </table:table-cell>
          <table:table-cell table:formula="of:=IF([.R158]&lt;0; [.R158]+1; IF([.R158]&gt;1; [.R158]-1; [.R158]))" office:value-type="float" office:value="0.625" calcext:value-type="float">
            <text:p>0.625</text:p>
          </table:table-cell>
          <table:table-cell table:formula="of:=IF([.S158]&lt;0; [.S158]+1; IF([.S158]&gt;1; [.S158]-1; [.S158]))" office:value-type="float" office:value="0.291666666666667" calcext:value-type="float">
            <text:p>0.291666666666667</text:p>
          </table:table-cell>
          <table:table-cell table:formula="of:=IF((6* [.T158]) &lt; 1; TRUE(); FALSE())" office:value-type="boolean" office:boolean-value="false" calcext:value-type="boolean">
            <text:p>FALSE</text:p>
          </table:table-cell>
          <table:table-cell table:formula="of:=IF((2* [.T158]) &lt; 1; TRUE(); FALSE())" office:value-type="boolean" office:boolean-value="false" calcext:value-type="boolean">
            <text:p>FALSE</text:p>
          </table:table-cell>
          <table:table-cell table:formula="of:=IF((3* [.T158]) &lt; 2; TRUE(); FALSE())" office:value-type="boolean" office:boolean-value="false" calcext:value-type="boolean">
            <text:p>FALSE</text:p>
          </table:table-cell>
          <table:table-cell table:formula="of:=IF((6* [.U158]) &lt; 1; TRUE(); FALSE())" office:value-type="boolean" office:boolean-value="false" calcext:value-type="boolean">
            <text:p>FALSE</text:p>
          </table:table-cell>
          <table:table-cell table:formula="of:=IF((2* [.U158]) &lt; 1; TRUE(); FALSE())" office:value-type="boolean" office:boolean-value="false" calcext:value-type="boolean">
            <text:p>FALSE</text:p>
          </table:table-cell>
          <table:table-cell table:formula="of:=IF((3* [.U158]) &lt; 2; TRUE(); FALSE())" office:value-type="boolean" office:boolean-value="true" calcext:value-type="boolean">
            <text:p>TRUE</text:p>
          </table:table-cell>
          <table:table-cell table:formula="of:=IF((6* [.V158]) &lt; 1; TRUE(); FALSE())" office:value-type="boolean" office:boolean-value="false" calcext:value-type="boolean">
            <text:p>FALSE</text:p>
          </table:table-cell>
          <table:table-cell table:formula="of:=IF((2* [.V158]) &lt; 1; TRUE(); FALSE())" office:value-type="boolean" office:boolean-value="true" calcext:value-type="boolean">
            <text:p>TRUE</text:p>
          </table:table-cell>
          <table:table-cell table:formula="of:=IF((3* [.V158]) &lt; 2; TRUE(); FALSE())" office:value-type="boolean" office:boolean-value="true" calcext:value-type="boolean">
            <text:p>TRUE</text:p>
          </table:table-cell>
          <table:table-cell table:formula="of:=IF([.W158]; [.$P158] + ([.$O158] - [.$P158]) * 6 * [.T158]; IF([.X158]; [.$O158]; IF([.Y158]; [.$P158] + (([.$O158] - [.$P158]) * ((2/3) - [.T158]) * 6); [.$P158])))" office:value-type="float" office:value="0.835" calcext:value-type="float">
            <text:p>0.835</text:p>
          </table:table-cell>
          <table:table-cell table:formula="of:=IF([.Z158]; [.$P158] + ([.$O158] - [.$P158]) * 6 * [.U158]; IF([.AA158]; [.$O158]; IF([.AB158]; [.$P158] + (([.$O158] - [.$P158]) * ((2/3) - [.U158]) * 6); [.$P158])))" office:value-type="float" office:value="0.8675" calcext:value-type="float">
            <text:p>0.8675</text:p>
          </table:table-cell>
          <table:table-cell table:formula="of:=IF([.AC158]; [.$P158] + ([.$O158] - [.$P158]) * 6 * [.V158]; IF([.AD158]; [.$O158]; IF([.AE158]; [.$P158] + (([.$O158] - [.$P158]) * ((2/3) - [.V158]) * 6); [.$P158])))" office:value-type="float" office:value="0.965" calcext:value-type="float">
            <text:p>0.965</text:p>
          </table:table-cell>
          <table:table-cell table:formula="of:=ROUND([.AF158]*255)" office:value-type="float" office:value="213" calcext:value-type="float">
            <text:p>213</text:p>
          </table:table-cell>
          <table:table-cell table:formula="of:=ROUND([.AG158]*255)" office:value-type="float" office:value="221" calcext:value-type="float">
            <text:p>221</text:p>
          </table:table-cell>
          <table:table-cell table:formula="of:=ROUND([.AH158]*255)" office:value-type="float" office:value="246" calcext:value-type="float">
            <text:p>246</text:p>
          </table:table-cell>
        </table:table-row>
        <table:table-row table:style-name="ro3">
          <table:table-cell table:formula="of:=[.A158]" office:value-type="float" office:value="225" calcext:value-type="float">
            <text:p>225</text:p>
          </table:table-cell>
          <table:table-cell table:formula="of:=[.B158]" office:value-type="float" office:value="65" calcext:value-type="float">
            <text:p>65</text:p>
          </table:table-cell>
          <table:table-cell table:formula="of:=IF([.C$5]=[.C158]; 5; [.C158]+5)" office:value-type="float" office:value="95" calcext:value-type="float">
            <text:p>95</text:p>
          </table:table-cell>
          <table:table-cell table:formula="of:=[.AI159]&amp;&quot;, &quot;&amp;[.AJ159]&amp;&quot;, &quot;&amp;[.AK159]" office:value-type="string" office:string-value="234, 238, 251" calcext:value-type="string">
            <text:p>234, 238, 251</text:p>
          </table:table-cell>
          <table:table-cell table:formula="of:=DEC2HEX([.AI159]; 2)&amp;DEC2HEX([.AJ159]; 2)&amp;DEC2HEX([.AK159]; 2)" office:value-type="string" office:string-value="EAEEFB" calcext:value-type="string">
            <text:p>EAEEFB</text:p>
          </table:table-cell>
          <table:table-cell table:formula="of:=[.A159]/360" office:value-type="float" office:value="0.625" calcext:value-type="float">
            <text:p>0.625</text:p>
          </table:table-cell>
          <table:table-cell table:formula="of:=[.B159]/100" office:value-type="float" office:value="0.65" calcext:value-type="float">
            <text:p>0.65</text:p>
          </table:table-cell>
          <table:table-cell table:formula="of:=[.C159]/100" office:value-type="float" office:value="0.95" calcext:value-type="float">
            <text:p>0.95</text:p>
          </table:table-cell>
          <table:table-cell table:formula="of:=IF([.B159]&gt;0; TRUE(); FALSE())" office:value-type="boolean" office:boolean-value="true" calcext:value-type="boolean">
            <text:p>TRUE</text:p>
          </table:table-cell>
          <table:table-cell table:formula="of:=IF([.I159]; &quot;&quot;; ROUND([.C159]*2.55))">
            <text:p/>
          </table:table-cell>
          <table:table-cell table:formula="of:=[.J159]">
            <text:p/>
          </table:table-cell>
          <table:table-cell table:formula="of:=[.J159]">
            <text:p/>
          </table:table-cell>
          <table:table-cell table:formula="of:=[.H159] * (1 + [.G159])" office:value-type="float" office:value="1.5675" calcext:value-type="float">
            <text:p>1.5675</text:p>
          </table:table-cell>
          <table:table-cell table:formula="of:= ([.H159] + [.G159]) - ([.H159] * [.G159])" office:value-type="float" office:value="0.9825" calcext:value-type="float">
            <text:p>0.9825</text:p>
          </table:table-cell>
          <table:table-cell table:formula="of:=IF([.H159] &lt;= 0.5; [.M159]; [.N159])" office:value-type="float" office:value="0.9825" calcext:value-type="float">
            <text:p>0.9825</text:p>
          </table:table-cell>
          <table:table-cell table:formula="of:= (2 * [.H159]) - [.O159]" office:value-type="float" office:value="0.9175" calcext:value-type="float">
            <text:p>0.9175</text:p>
          </table:table-cell>
          <table:table-cell table:formula="of:=[.F159] + (1/3)" office:value-type="float" office:value="0.958333333333333" calcext:value-type="float">
            <text:p>0.958333333333333</text:p>
          </table:table-cell>
          <table:table-cell table:formula="of:=[.F159]" office:value-type="float" office:value="0.625" calcext:value-type="float">
            <text:p>0.625</text:p>
          </table:table-cell>
          <table:table-cell table:formula="of:=[.F159] - (1/3)" office:value-type="float" office:value="0.291666666666667" calcext:value-type="float">
            <text:p>0.291666666666667</text:p>
          </table:table-cell>
          <table:table-cell table:formula="of:=IF([.Q159]&lt;0; [.Q159]+1; IF([.Q159]&gt;1; [.Q159]-1; [.Q159]))" office:value-type="float" office:value="0.958333333333333" calcext:value-type="float">
            <text:p>0.958333333333333</text:p>
          </table:table-cell>
          <table:table-cell table:formula="of:=IF([.R159]&lt;0; [.R159]+1; IF([.R159]&gt;1; [.R159]-1; [.R159]))" office:value-type="float" office:value="0.625" calcext:value-type="float">
            <text:p>0.625</text:p>
          </table:table-cell>
          <table:table-cell table:formula="of:=IF([.S159]&lt;0; [.S159]+1; IF([.S159]&gt;1; [.S159]-1; [.S159]))" office:value-type="float" office:value="0.291666666666667" calcext:value-type="float">
            <text:p>0.291666666666667</text:p>
          </table:table-cell>
          <table:table-cell table:formula="of:=IF((6* [.T159]) &lt; 1; TRUE(); FALSE())" office:value-type="boolean" office:boolean-value="false" calcext:value-type="boolean">
            <text:p>FALSE</text:p>
          </table:table-cell>
          <table:table-cell table:formula="of:=IF((2* [.T159]) &lt; 1; TRUE(); FALSE())" office:value-type="boolean" office:boolean-value="false" calcext:value-type="boolean">
            <text:p>FALSE</text:p>
          </table:table-cell>
          <table:table-cell table:formula="of:=IF((3* [.T159]) &lt; 2; TRUE(); FALSE())" office:value-type="boolean" office:boolean-value="false" calcext:value-type="boolean">
            <text:p>FALSE</text:p>
          </table:table-cell>
          <table:table-cell table:formula="of:=IF((6* [.U159]) &lt; 1; TRUE(); FALSE())" office:value-type="boolean" office:boolean-value="false" calcext:value-type="boolean">
            <text:p>FALSE</text:p>
          </table:table-cell>
          <table:table-cell table:formula="of:=IF((2* [.U159]) &lt; 1; TRUE(); FALSE())" office:value-type="boolean" office:boolean-value="false" calcext:value-type="boolean">
            <text:p>FALSE</text:p>
          </table:table-cell>
          <table:table-cell table:formula="of:=IF((3* [.U159]) &lt; 2; TRUE(); FALSE())" office:value-type="boolean" office:boolean-value="true" calcext:value-type="boolean">
            <text:p>TRUE</text:p>
          </table:table-cell>
          <table:table-cell table:formula="of:=IF((6* [.V159]) &lt; 1; TRUE(); FALSE())" office:value-type="boolean" office:boolean-value="false" calcext:value-type="boolean">
            <text:p>FALSE</text:p>
          </table:table-cell>
          <table:table-cell table:formula="of:=IF((2* [.V159]) &lt; 1; TRUE(); FALSE())" office:value-type="boolean" office:boolean-value="true" calcext:value-type="boolean">
            <text:p>TRUE</text:p>
          </table:table-cell>
          <table:table-cell table:formula="of:=IF((3* [.V159]) &lt; 2; TRUE(); FALSE())" office:value-type="boolean" office:boolean-value="true" calcext:value-type="boolean">
            <text:p>TRUE</text:p>
          </table:table-cell>
          <table:table-cell table:formula="of:=IF([.W159]; [.$P159] + ([.$O159] - [.$P159]) * 6 * [.T159]; IF([.X159]; [.$O159]; IF([.Y159]; [.$P159] + (([.$O159] - [.$P159]) * ((2/3) - [.T159]) * 6); [.$P159])))" office:value-type="float" office:value="0.9175" calcext:value-type="float">
            <text:p>0.9175</text:p>
          </table:table-cell>
          <table:table-cell table:formula="of:=IF([.Z159]; [.$P159] + ([.$O159] - [.$P159]) * 6 * [.U159]; IF([.AA159]; [.$O159]; IF([.AB159]; [.$P159] + (([.$O159] - [.$P159]) * ((2/3) - [.U159]) * 6); [.$P159])))" office:value-type="float" office:value="0.93375" calcext:value-type="float">
            <text:p>0.93375</text:p>
          </table:table-cell>
          <table:table-cell table:formula="of:=IF([.AC159]; [.$P159] + ([.$O159] - [.$P159]) * 6 * [.V159]; IF([.AD159]; [.$O159]; IF([.AE159]; [.$P159] + (([.$O159] - [.$P159]) * ((2/3) - [.V159]) * 6); [.$P159])))" office:value-type="float" office:value="0.9825" calcext:value-type="float">
            <text:p>0.9825</text:p>
          </table:table-cell>
          <table:table-cell table:formula="of:=ROUND([.AF159]*255)" office:value-type="float" office:value="234" calcext:value-type="float">
            <text:p>234</text:p>
          </table:table-cell>
          <table:table-cell table:formula="of:=ROUND([.AG159]*255)" office:value-type="float" office:value="238" calcext:value-type="float">
            <text:p>238</text:p>
          </table:table-cell>
          <table:table-cell table:formula="of:=ROUND([.AH159]*255)" office:value-type="float" office:value="251" calcext:value-type="float">
            <text:p>251</text:p>
          </table:table-cell>
        </table:table-row>
        <table:table-row table:style-name="ro3">
          <table:table-cell table:formula="of:=[.A159]" office:value-type="float" office:value="225" calcext:value-type="float">
            <text:p>225</text:p>
          </table:table-cell>
          <table:table-cell table:formula="of:=[.B159]" office:value-type="float" office:value="65" calcext:value-type="float">
            <text:p>65</text:p>
          </table:table-cell>
          <table:table-cell table:style-name="Calc_20_Text_20__28_Alt_29_" table:formula="of:=[.C159]+1" office:value-type="float" office:value="96" calcext:value-type="float">
            <text:p>96</text:p>
          </table:table-cell>
          <table:table-cell table:formula="of:=[.AI160]&amp;&quot;, &quot;&amp;[.AJ160]&amp;&quot;, &quot;&amp;[.AK160]" office:value-type="string" office:string-value="238, 241, 251" calcext:value-type="string">
            <text:p>238, 241, 251</text:p>
          </table:table-cell>
          <table:table-cell table:formula="of:=DEC2HEX([.AI160]; 2)&amp;DEC2HEX([.AJ160]; 2)&amp;DEC2HEX([.AK160]; 2)" office:value-type="string" office:string-value="EEF1FB" calcext:value-type="string">
            <text:p>EEF1FB</text:p>
          </table:table-cell>
          <table:table-cell table:formula="of:=[.A160]/360" office:value-type="float" office:value="0.625" calcext:value-type="float">
            <text:p>0.625</text:p>
          </table:table-cell>
          <table:table-cell table:formula="of:=[.B160]/100" office:value-type="float" office:value="0.65" calcext:value-type="float">
            <text:p>0.65</text:p>
          </table:table-cell>
          <table:table-cell table:formula="of:=[.C160]/100" office:value-type="float" office:value="0.96" calcext:value-type="float">
            <text:p>0.96</text:p>
          </table:table-cell>
          <table:table-cell table:formula="of:=IF([.B160]&gt;0; TRUE(); FALSE())" office:value-type="boolean" office:boolean-value="true" calcext:value-type="boolean">
            <text:p>TRUE</text:p>
          </table:table-cell>
          <table:table-cell table:formula="of:=IF([.I160]; &quot;&quot;; ROUND([.C160]*2.55))">
            <text:p/>
          </table:table-cell>
          <table:table-cell table:formula="of:=[.J160]">
            <text:p/>
          </table:table-cell>
          <table:table-cell table:formula="of:=[.J160]">
            <text:p/>
          </table:table-cell>
          <table:table-cell table:formula="of:=[.H160] * (1 + [.G160])" office:value-type="float" office:value="1.584" calcext:value-type="float">
            <text:p>1.584</text:p>
          </table:table-cell>
          <table:table-cell table:formula="of:= ([.H160] + [.G160]) - ([.H160] * [.G160])" office:value-type="float" office:value="0.986" calcext:value-type="float">
            <text:p>0.986</text:p>
          </table:table-cell>
          <table:table-cell table:formula="of:=IF([.H160] &lt;= 0.5; [.M160]; [.N160])" office:value-type="float" office:value="0.986" calcext:value-type="float">
            <text:p>0.986</text:p>
          </table:table-cell>
          <table:table-cell table:formula="of:= (2 * [.H160]) - [.O160]" office:value-type="float" office:value="0.934" calcext:value-type="float">
            <text:p>0.934</text:p>
          </table:table-cell>
          <table:table-cell table:formula="of:=[.F160] + (1/3)" office:value-type="float" office:value="0.958333333333333" calcext:value-type="float">
            <text:p>0.958333333333333</text:p>
          </table:table-cell>
          <table:table-cell table:formula="of:=[.F160]" office:value-type="float" office:value="0.625" calcext:value-type="float">
            <text:p>0.625</text:p>
          </table:table-cell>
          <table:table-cell table:formula="of:=[.F160] - (1/3)" office:value-type="float" office:value="0.291666666666667" calcext:value-type="float">
            <text:p>0.291666666666667</text:p>
          </table:table-cell>
          <table:table-cell table:formula="of:=IF([.Q160]&lt;0; [.Q160]+1; IF([.Q160]&gt;1; [.Q160]-1; [.Q160]))" office:value-type="float" office:value="0.958333333333333" calcext:value-type="float">
            <text:p>0.958333333333333</text:p>
          </table:table-cell>
          <table:table-cell table:formula="of:=IF([.R160]&lt;0; [.R160]+1; IF([.R160]&gt;1; [.R160]-1; [.R160]))" office:value-type="float" office:value="0.625" calcext:value-type="float">
            <text:p>0.625</text:p>
          </table:table-cell>
          <table:table-cell table:formula="of:=IF([.S160]&lt;0; [.S160]+1; IF([.S160]&gt;1; [.S160]-1; [.S160]))" office:value-type="float" office:value="0.291666666666667" calcext:value-type="float">
            <text:p>0.291666666666667</text:p>
          </table:table-cell>
          <table:table-cell table:formula="of:=IF((6* [.T160]) &lt; 1; TRUE(); FALSE())" office:value-type="boolean" office:boolean-value="false" calcext:value-type="boolean">
            <text:p>FALSE</text:p>
          </table:table-cell>
          <table:table-cell table:formula="of:=IF((2* [.T160]) &lt; 1; TRUE(); FALSE())" office:value-type="boolean" office:boolean-value="false" calcext:value-type="boolean">
            <text:p>FALSE</text:p>
          </table:table-cell>
          <table:table-cell table:formula="of:=IF((3* [.T160]) &lt; 2; TRUE(); FALSE())" office:value-type="boolean" office:boolean-value="false" calcext:value-type="boolean">
            <text:p>FALSE</text:p>
          </table:table-cell>
          <table:table-cell table:formula="of:=IF((6* [.U160]) &lt; 1; TRUE(); FALSE())" office:value-type="boolean" office:boolean-value="false" calcext:value-type="boolean">
            <text:p>FALSE</text:p>
          </table:table-cell>
          <table:table-cell table:formula="of:=IF((2* [.U160]) &lt; 1; TRUE(); FALSE())" office:value-type="boolean" office:boolean-value="false" calcext:value-type="boolean">
            <text:p>FALSE</text:p>
          </table:table-cell>
          <table:table-cell table:formula="of:=IF((3* [.U160]) &lt; 2; TRUE(); FALSE())" office:value-type="boolean" office:boolean-value="true" calcext:value-type="boolean">
            <text:p>TRUE</text:p>
          </table:table-cell>
          <table:table-cell table:formula="of:=IF((6* [.V160]) &lt; 1; TRUE(); FALSE())" office:value-type="boolean" office:boolean-value="false" calcext:value-type="boolean">
            <text:p>FALSE</text:p>
          </table:table-cell>
          <table:table-cell table:formula="of:=IF((2* [.V160]) &lt; 1; TRUE(); FALSE())" office:value-type="boolean" office:boolean-value="true" calcext:value-type="boolean">
            <text:p>TRUE</text:p>
          </table:table-cell>
          <table:table-cell table:formula="of:=IF((3* [.V160]) &lt; 2; TRUE(); FALSE())" office:value-type="boolean" office:boolean-value="true" calcext:value-type="boolean">
            <text:p>TRUE</text:p>
          </table:table-cell>
          <table:table-cell table:formula="of:=IF([.W160]; [.$P160] + ([.$O160] - [.$P160]) * 6 * [.T160]; IF([.X160]; [.$O160]; IF([.Y160]; [.$P160] + (([.$O160] - [.$P160]) * ((2/3) - [.T160]) * 6); [.$P160])))" office:value-type="float" office:value="0.934" calcext:value-type="float">
            <text:p>0.934</text:p>
          </table:table-cell>
          <table:table-cell table:formula="of:=IF([.Z160]; [.$P160] + ([.$O160] - [.$P160]) * 6 * [.U160]; IF([.AA160]; [.$O160]; IF([.AB160]; [.$P160] + (([.$O160] - [.$P160]) * ((2/3) - [.U160]) * 6); [.$P160])))" office:value-type="float" office:value="0.947" calcext:value-type="float">
            <text:p>0.947</text:p>
          </table:table-cell>
          <table:table-cell table:formula="of:=IF([.AC160]; [.$P160] + ([.$O160] - [.$P160]) * 6 * [.V160]; IF([.AD160]; [.$O160]; IF([.AE160]; [.$P160] + (([.$O160] - [.$P160]) * ((2/3) - [.V160]) * 6); [.$P160])))" office:value-type="float" office:value="0.986" calcext:value-type="float">
            <text:p>0.986</text:p>
          </table:table-cell>
          <table:table-cell table:formula="of:=ROUND([.AF160]*255)" office:value-type="float" office:value="238" calcext:value-type="float">
            <text:p>238</text:p>
          </table:table-cell>
          <table:table-cell table:formula="of:=ROUND([.AG160]*255)" office:value-type="float" office:value="241" calcext:value-type="float">
            <text:p>241</text:p>
          </table:table-cell>
          <table:table-cell table:formula="of:=ROUND([.AH160]*255)" office:value-type="float" office:value="251" calcext:value-type="float">
            <text:p>251</text:p>
          </table:table-cell>
        </table:table-row>
        <table:table-row table:style-name="ro3">
          <table:table-cell table:formula="of:=[.A160]" office:value-type="float" office:value="225" calcext:value-type="float">
            <text:p>225</text:p>
          </table:table-cell>
          <table:table-cell table:formula="of:=[.B160]" office:value-type="float" office:value="65" calcext:value-type="float">
            <text:p>65</text:p>
          </table:table-cell>
          <table:table-cell table:style-name="Calc_20_Text_20__28_Alt_29_" table:formula="of:=[.C160]+1" office:value-type="float" office:value="97" calcext:value-type="float">
            <text:p>97</text:p>
          </table:table-cell>
          <table:table-cell table:formula="of:=[.AI161]&amp;&quot;, &quot;&amp;[.AJ161]&amp;&quot;, &quot;&amp;[.AK161]" office:value-type="string" office:string-value="242, 245, 252" calcext:value-type="string">
            <text:p>242, 245, 252</text:p>
          </table:table-cell>
          <table:table-cell table:formula="of:=DEC2HEX([.AI161]; 2)&amp;DEC2HEX([.AJ161]; 2)&amp;DEC2HEX([.AK161]; 2)" office:value-type="string" office:string-value="F2F5FC" calcext:value-type="string">
            <text:p>F2F5FC</text:p>
          </table:table-cell>
          <table:table-cell table:formula="of:=[.A161]/360" office:value-type="float" office:value="0.625" calcext:value-type="float">
            <text:p>0.625</text:p>
          </table:table-cell>
          <table:table-cell table:formula="of:=[.B161]/100" office:value-type="float" office:value="0.65" calcext:value-type="float">
            <text:p>0.65</text:p>
          </table:table-cell>
          <table:table-cell table:formula="of:=[.C161]/100" office:value-type="float" office:value="0.97" calcext:value-type="float">
            <text:p>0.97</text:p>
          </table:table-cell>
          <table:table-cell table:formula="of:=IF([.B161]&gt;0; TRUE(); FALSE())" office:value-type="boolean" office:boolean-value="true" calcext:value-type="boolean">
            <text:p>TRUE</text:p>
          </table:table-cell>
          <table:table-cell table:formula="of:=IF([.I161]; &quot;&quot;; ROUND([.C161]*2.55))">
            <text:p/>
          </table:table-cell>
          <table:table-cell table:formula="of:=[.J161]">
            <text:p/>
          </table:table-cell>
          <table:table-cell table:formula="of:=[.J161]">
            <text:p/>
          </table:table-cell>
          <table:table-cell table:formula="of:=[.H161] * (1 + [.G161])" office:value-type="float" office:value="1.6005" calcext:value-type="float">
            <text:p>1.6005</text:p>
          </table:table-cell>
          <table:table-cell table:formula="of:= ([.H161] + [.G161]) - ([.H161] * [.G161])" office:value-type="float" office:value="0.9895" calcext:value-type="float">
            <text:p>0.9895</text:p>
          </table:table-cell>
          <table:table-cell table:formula="of:=IF([.H161] &lt;= 0.5; [.M161]; [.N161])" office:value-type="float" office:value="0.9895" calcext:value-type="float">
            <text:p>0.9895</text:p>
          </table:table-cell>
          <table:table-cell table:formula="of:= (2 * [.H161]) - [.O161]" office:value-type="float" office:value="0.9505" calcext:value-type="float">
            <text:p>0.9505</text:p>
          </table:table-cell>
          <table:table-cell table:formula="of:=[.F161] + (1/3)" office:value-type="float" office:value="0.958333333333333" calcext:value-type="float">
            <text:p>0.958333333333333</text:p>
          </table:table-cell>
          <table:table-cell table:formula="of:=[.F161]" office:value-type="float" office:value="0.625" calcext:value-type="float">
            <text:p>0.625</text:p>
          </table:table-cell>
          <table:table-cell table:formula="of:=[.F161] - (1/3)" office:value-type="float" office:value="0.291666666666667" calcext:value-type="float">
            <text:p>0.291666666666667</text:p>
          </table:table-cell>
          <table:table-cell table:formula="of:=IF([.Q161]&lt;0; [.Q161]+1; IF([.Q161]&gt;1; [.Q161]-1; [.Q161]))" office:value-type="float" office:value="0.958333333333333" calcext:value-type="float">
            <text:p>0.958333333333333</text:p>
          </table:table-cell>
          <table:table-cell table:formula="of:=IF([.R161]&lt;0; [.R161]+1; IF([.R161]&gt;1; [.R161]-1; [.R161]))" office:value-type="float" office:value="0.625" calcext:value-type="float">
            <text:p>0.625</text:p>
          </table:table-cell>
          <table:table-cell table:formula="of:=IF([.S161]&lt;0; [.S161]+1; IF([.S161]&gt;1; [.S161]-1; [.S161]))" office:value-type="float" office:value="0.291666666666667" calcext:value-type="float">
            <text:p>0.291666666666667</text:p>
          </table:table-cell>
          <table:table-cell table:formula="of:=IF((6* [.T161]) &lt; 1; TRUE(); FALSE())" office:value-type="boolean" office:boolean-value="false" calcext:value-type="boolean">
            <text:p>FALSE</text:p>
          </table:table-cell>
          <table:table-cell table:formula="of:=IF((2* [.T161]) &lt; 1; TRUE(); FALSE())" office:value-type="boolean" office:boolean-value="false" calcext:value-type="boolean">
            <text:p>FALSE</text:p>
          </table:table-cell>
          <table:table-cell table:formula="of:=IF((3* [.T161]) &lt; 2; TRUE(); FALSE())" office:value-type="boolean" office:boolean-value="false" calcext:value-type="boolean">
            <text:p>FALSE</text:p>
          </table:table-cell>
          <table:table-cell table:formula="of:=IF((6* [.U161]) &lt; 1; TRUE(); FALSE())" office:value-type="boolean" office:boolean-value="false" calcext:value-type="boolean">
            <text:p>FALSE</text:p>
          </table:table-cell>
          <table:table-cell table:formula="of:=IF((2* [.U161]) &lt; 1; TRUE(); FALSE())" office:value-type="boolean" office:boolean-value="false" calcext:value-type="boolean">
            <text:p>FALSE</text:p>
          </table:table-cell>
          <table:table-cell table:formula="of:=IF((3* [.U161]) &lt; 2; TRUE(); FALSE())" office:value-type="boolean" office:boolean-value="true" calcext:value-type="boolean">
            <text:p>TRUE</text:p>
          </table:table-cell>
          <table:table-cell table:formula="of:=IF((6* [.V161]) &lt; 1; TRUE(); FALSE())" office:value-type="boolean" office:boolean-value="false" calcext:value-type="boolean">
            <text:p>FALSE</text:p>
          </table:table-cell>
          <table:table-cell table:formula="of:=IF((2* [.V161]) &lt; 1; TRUE(); FALSE())" office:value-type="boolean" office:boolean-value="true" calcext:value-type="boolean">
            <text:p>TRUE</text:p>
          </table:table-cell>
          <table:table-cell table:formula="of:=IF((3* [.V161]) &lt; 2; TRUE(); FALSE())" office:value-type="boolean" office:boolean-value="true" calcext:value-type="boolean">
            <text:p>TRUE</text:p>
          </table:table-cell>
          <table:table-cell table:formula="of:=IF([.W161]; [.$P161] + ([.$O161] - [.$P161]) * 6 * [.T161]; IF([.X161]; [.$O161]; IF([.Y161]; [.$P161] + (([.$O161] - [.$P161]) * ((2/3) - [.T161]) * 6); [.$P161])))" office:value-type="float" office:value="0.9505" calcext:value-type="float">
            <text:p>0.9505</text:p>
          </table:table-cell>
          <table:table-cell table:formula="of:=IF([.Z161]; [.$P161] + ([.$O161] - [.$P161]) * 6 * [.U161]; IF([.AA161]; [.$O161]; IF([.AB161]; [.$P161] + (([.$O161] - [.$P161]) * ((2/3) - [.U161]) * 6); [.$P161])))" office:value-type="float" office:value="0.96025" calcext:value-type="float">
            <text:p>0.96025</text:p>
          </table:table-cell>
          <table:table-cell table:formula="of:=IF([.AC161]; [.$P161] + ([.$O161] - [.$P161]) * 6 * [.V161]; IF([.AD161]; [.$O161]; IF([.AE161]; [.$P161] + (([.$O161] - [.$P161]) * ((2/3) - [.V161]) * 6); [.$P161])))" office:value-type="float" office:value="0.9895" calcext:value-type="float">
            <text:p>0.9895</text:p>
          </table:table-cell>
          <table:table-cell table:formula="of:=ROUND([.AF161]*255)" office:value-type="float" office:value="242" calcext:value-type="float">
            <text:p>242</text:p>
          </table:table-cell>
          <table:table-cell table:formula="of:=ROUND([.AG161]*255)" office:value-type="float" office:value="245" calcext:value-type="float">
            <text:p>245</text:p>
          </table:table-cell>
          <table:table-cell table:formula="of:=ROUND([.AH161]*255)" office:value-type="float" office:value="252" calcext:value-type="float">
            <text:p>252</text:p>
          </table:table-cell>
        </table:table-row>
        <table:table-row table:style-name="ro3">
          <table:table-cell table:formula="of:=[.A161]" office:value-type="float" office:value="225" calcext:value-type="float">
            <text:p>225</text:p>
          </table:table-cell>
          <table:table-cell table:formula="of:=[.B161]" office:value-type="float" office:value="65" calcext:value-type="float">
            <text:p>65</text:p>
          </table:table-cell>
          <table:table-cell table:style-name="Calc_20_Text_20__28_Alt_29_" table:formula="of:=[.C161]+1" office:value-type="float" office:value="98" calcext:value-type="float">
            <text:p>98</text:p>
          </table:table-cell>
          <table:table-cell table:formula="of:=[.AI162]&amp;&quot;, &quot;&amp;[.AJ162]&amp;&quot;, &quot;&amp;[.AK162]" office:value-type="string" office:string-value="247, 248, 253" calcext:value-type="string">
            <text:p>247, 248, 253</text:p>
          </table:table-cell>
          <table:table-cell table:formula="of:=DEC2HEX([.AI162]; 2)&amp;DEC2HEX([.AJ162]; 2)&amp;DEC2HEX([.AK162]; 2)" office:value-type="string" office:string-value="F7F8FD" calcext:value-type="string">
            <text:p>F7F8FD</text:p>
          </table:table-cell>
          <table:table-cell table:formula="of:=[.A162]/360" office:value-type="float" office:value="0.625" calcext:value-type="float">
            <text:p>0.625</text:p>
          </table:table-cell>
          <table:table-cell table:formula="of:=[.B162]/100" office:value-type="float" office:value="0.65" calcext:value-type="float">
            <text:p>0.65</text:p>
          </table:table-cell>
          <table:table-cell table:formula="of:=[.C162]/100" office:value-type="float" office:value="0.98" calcext:value-type="float">
            <text:p>0.98</text:p>
          </table:table-cell>
          <table:table-cell table:formula="of:=IF([.B162]&gt;0; TRUE(); FALSE())" office:value-type="boolean" office:boolean-value="true" calcext:value-type="boolean">
            <text:p>TRUE</text:p>
          </table:table-cell>
          <table:table-cell table:formula="of:=IF([.I162]; &quot;&quot;; ROUND([.C162]*2.55))">
            <text:p/>
          </table:table-cell>
          <table:table-cell table:formula="of:=[.J162]">
            <text:p/>
          </table:table-cell>
          <table:table-cell table:formula="of:=[.J162]">
            <text:p/>
          </table:table-cell>
          <table:table-cell table:formula="of:=[.H162] * (1 + [.G162])" office:value-type="float" office:value="1.617" calcext:value-type="float">
            <text:p>1.617</text:p>
          </table:table-cell>
          <table:table-cell table:formula="of:= ([.H162] + [.G162]) - ([.H162] * [.G162])" office:value-type="float" office:value="0.993" calcext:value-type="float">
            <text:p>0.993</text:p>
          </table:table-cell>
          <table:table-cell table:formula="of:=IF([.H162] &lt;= 0.5; [.M162]; [.N162])" office:value-type="float" office:value="0.993" calcext:value-type="float">
            <text:p>0.993</text:p>
          </table:table-cell>
          <table:table-cell table:formula="of:= (2 * [.H162]) - [.O162]" office:value-type="float" office:value="0.967" calcext:value-type="float">
            <text:p>0.967</text:p>
          </table:table-cell>
          <table:table-cell table:formula="of:=[.F162] + (1/3)" office:value-type="float" office:value="0.958333333333333" calcext:value-type="float">
            <text:p>0.958333333333333</text:p>
          </table:table-cell>
          <table:table-cell table:formula="of:=[.F162]" office:value-type="float" office:value="0.625" calcext:value-type="float">
            <text:p>0.625</text:p>
          </table:table-cell>
          <table:table-cell table:formula="of:=[.F162] - (1/3)" office:value-type="float" office:value="0.291666666666667" calcext:value-type="float">
            <text:p>0.291666666666667</text:p>
          </table:table-cell>
          <table:table-cell table:formula="of:=IF([.Q162]&lt;0; [.Q162]+1; IF([.Q162]&gt;1; [.Q162]-1; [.Q162]))" office:value-type="float" office:value="0.958333333333333" calcext:value-type="float">
            <text:p>0.958333333333333</text:p>
          </table:table-cell>
          <table:table-cell table:formula="of:=IF([.R162]&lt;0; [.R162]+1; IF([.R162]&gt;1; [.R162]-1; [.R162]))" office:value-type="float" office:value="0.625" calcext:value-type="float">
            <text:p>0.625</text:p>
          </table:table-cell>
          <table:table-cell table:formula="of:=IF([.S162]&lt;0; [.S162]+1; IF([.S162]&gt;1; [.S162]-1; [.S162]))" office:value-type="float" office:value="0.291666666666667" calcext:value-type="float">
            <text:p>0.291666666666667</text:p>
          </table:table-cell>
          <table:table-cell table:formula="of:=IF((6* [.T162]) &lt; 1; TRUE(); FALSE())" office:value-type="boolean" office:boolean-value="false" calcext:value-type="boolean">
            <text:p>FALSE</text:p>
          </table:table-cell>
          <table:table-cell table:formula="of:=IF((2* [.T162]) &lt; 1; TRUE(); FALSE())" office:value-type="boolean" office:boolean-value="false" calcext:value-type="boolean">
            <text:p>FALSE</text:p>
          </table:table-cell>
          <table:table-cell table:formula="of:=IF((3* [.T162]) &lt; 2; TRUE(); FALSE())" office:value-type="boolean" office:boolean-value="false" calcext:value-type="boolean">
            <text:p>FALSE</text:p>
          </table:table-cell>
          <table:table-cell table:formula="of:=IF((6* [.U162]) &lt; 1; TRUE(); FALSE())" office:value-type="boolean" office:boolean-value="false" calcext:value-type="boolean">
            <text:p>FALSE</text:p>
          </table:table-cell>
          <table:table-cell table:formula="of:=IF((2* [.U162]) &lt; 1; TRUE(); FALSE())" office:value-type="boolean" office:boolean-value="false" calcext:value-type="boolean">
            <text:p>FALSE</text:p>
          </table:table-cell>
          <table:table-cell table:formula="of:=IF((3* [.U162]) &lt; 2; TRUE(); FALSE())" office:value-type="boolean" office:boolean-value="true" calcext:value-type="boolean">
            <text:p>TRUE</text:p>
          </table:table-cell>
          <table:table-cell table:formula="of:=IF((6* [.V162]) &lt; 1; TRUE(); FALSE())" office:value-type="boolean" office:boolean-value="false" calcext:value-type="boolean">
            <text:p>FALSE</text:p>
          </table:table-cell>
          <table:table-cell table:formula="of:=IF((2* [.V162]) &lt; 1; TRUE(); FALSE())" office:value-type="boolean" office:boolean-value="true" calcext:value-type="boolean">
            <text:p>TRUE</text:p>
          </table:table-cell>
          <table:table-cell table:formula="of:=IF((3* [.V162]) &lt; 2; TRUE(); FALSE())" office:value-type="boolean" office:boolean-value="true" calcext:value-type="boolean">
            <text:p>TRUE</text:p>
          </table:table-cell>
          <table:table-cell table:formula="of:=IF([.W162]; [.$P162] + ([.$O162] - [.$P162]) * 6 * [.T162]; IF([.X162]; [.$O162]; IF([.Y162]; [.$P162] + (([.$O162] - [.$P162]) * ((2/3) - [.T162]) * 6); [.$P162])))" office:value-type="float" office:value="0.967" calcext:value-type="float">
            <text:p>0.967</text:p>
          </table:table-cell>
          <table:table-cell table:formula="of:=IF([.Z162]; [.$P162] + ([.$O162] - [.$P162]) * 6 * [.U162]; IF([.AA162]; [.$O162]; IF([.AB162]; [.$P162] + (([.$O162] - [.$P162]) * ((2/3) - [.U162]) * 6); [.$P162])))" office:value-type="float" office:value="0.9735" calcext:value-type="float">
            <text:p>0.9735</text:p>
          </table:table-cell>
          <table:table-cell table:formula="of:=IF([.AC162]; [.$P162] + ([.$O162] - [.$P162]) * 6 * [.V162]; IF([.AD162]; [.$O162]; IF([.AE162]; [.$P162] + (([.$O162] - [.$P162]) * ((2/3) - [.V162]) * 6); [.$P162])))" office:value-type="float" office:value="0.993" calcext:value-type="float">
            <text:p>0.993</text:p>
          </table:table-cell>
          <table:table-cell table:formula="of:=ROUND([.AF162]*255)" office:value-type="float" office:value="247" calcext:value-type="float">
            <text:p>247</text:p>
          </table:table-cell>
          <table:table-cell table:formula="of:=ROUND([.AG162]*255)" office:value-type="float" office:value="248" calcext:value-type="float">
            <text:p>248</text:p>
          </table:table-cell>
          <table:table-cell table:formula="of:=ROUND([.AH162]*255)" office:value-type="float" office:value="253" calcext:value-type="float">
            <text:p>253</text:p>
          </table:table-cell>
        </table:table-row>
        <table:table-row table:style-name="ro3">
          <table:table-cell table:formula="of:=[.A162]" office:value-type="float" office:value="225" calcext:value-type="float">
            <text:p>225</text:p>
          </table:table-cell>
          <table:table-cell table:formula="of:=[.B162]" office:value-type="float" office:value="65" calcext:value-type="float">
            <text:p>65</text:p>
          </table:table-cell>
          <table:table-cell table:style-name="Calc_20_Text_20__28_Alt_29_" table:formula="of:=[.C162]+1" office:value-type="float" office:value="99" calcext:value-type="float">
            <text:p>99</text:p>
          </table:table-cell>
          <table:table-cell table:formula="of:=[.AI163]&amp;&quot;, &quot;&amp;[.AJ163]&amp;&quot;, &quot;&amp;[.AK163]" office:value-type="string" office:string-value="251, 252, 254" calcext:value-type="string">
            <text:p>251, 252, 254</text:p>
          </table:table-cell>
          <table:table-cell table:formula="of:=DEC2HEX([.AI163]; 2)&amp;DEC2HEX([.AJ163]; 2)&amp;DEC2HEX([.AK163]; 2)" office:value-type="string" office:string-value="FBFCFE" calcext:value-type="string">
            <text:p>FBFCFE</text:p>
          </table:table-cell>
          <table:table-cell table:formula="of:=[.A163]/360" office:value-type="float" office:value="0.625" calcext:value-type="float">
            <text:p>0.625</text:p>
          </table:table-cell>
          <table:table-cell table:formula="of:=[.B163]/100" office:value-type="float" office:value="0.65" calcext:value-type="float">
            <text:p>0.65</text:p>
          </table:table-cell>
          <table:table-cell table:formula="of:=[.C163]/100" office:value-type="float" office:value="0.99" calcext:value-type="float">
            <text:p>0.99</text:p>
          </table:table-cell>
          <table:table-cell table:formula="of:=IF([.B163]&gt;0; TRUE(); FALSE())" office:value-type="boolean" office:boolean-value="true" calcext:value-type="boolean">
            <text:p>TRUE</text:p>
          </table:table-cell>
          <table:table-cell table:formula="of:=IF([.I163]; &quot;&quot;; ROUND([.C163]*2.55))">
            <text:p/>
          </table:table-cell>
          <table:table-cell table:formula="of:=[.J163]">
            <text:p/>
          </table:table-cell>
          <table:table-cell table:formula="of:=[.J163]">
            <text:p/>
          </table:table-cell>
          <table:table-cell table:formula="of:=[.H163] * (1 + [.G163])" office:value-type="float" office:value="1.6335" calcext:value-type="float">
            <text:p>1.6335</text:p>
          </table:table-cell>
          <table:table-cell table:formula="of:= ([.H163] + [.G163]) - ([.H163] * [.G163])" office:value-type="float" office:value="0.9965" calcext:value-type="float">
            <text:p>0.9965</text:p>
          </table:table-cell>
          <table:table-cell table:formula="of:=IF([.H163] &lt;= 0.5; [.M163]; [.N163])" office:value-type="float" office:value="0.9965" calcext:value-type="float">
            <text:p>0.9965</text:p>
          </table:table-cell>
          <table:table-cell table:formula="of:= (2 * [.H163]) - [.O163]" office:value-type="float" office:value="0.9835" calcext:value-type="float">
            <text:p>0.9835</text:p>
          </table:table-cell>
          <table:table-cell table:formula="of:=[.F163] + (1/3)" office:value-type="float" office:value="0.958333333333333" calcext:value-type="float">
            <text:p>0.958333333333333</text:p>
          </table:table-cell>
          <table:table-cell table:formula="of:=[.F163]" office:value-type="float" office:value="0.625" calcext:value-type="float">
            <text:p>0.625</text:p>
          </table:table-cell>
          <table:table-cell table:formula="of:=[.F163] - (1/3)" office:value-type="float" office:value="0.291666666666667" calcext:value-type="float">
            <text:p>0.291666666666667</text:p>
          </table:table-cell>
          <table:table-cell table:formula="of:=IF([.Q163]&lt;0; [.Q163]+1; IF([.Q163]&gt;1; [.Q163]-1; [.Q163]))" office:value-type="float" office:value="0.958333333333333" calcext:value-type="float">
            <text:p>0.958333333333333</text:p>
          </table:table-cell>
          <table:table-cell table:formula="of:=IF([.R163]&lt;0; [.R163]+1; IF([.R163]&gt;1; [.R163]-1; [.R163]))" office:value-type="float" office:value="0.625" calcext:value-type="float">
            <text:p>0.625</text:p>
          </table:table-cell>
          <table:table-cell table:formula="of:=IF([.S163]&lt;0; [.S163]+1; IF([.S163]&gt;1; [.S163]-1; [.S163]))" office:value-type="float" office:value="0.291666666666667" calcext:value-type="float">
            <text:p>0.291666666666667</text:p>
          </table:table-cell>
          <table:table-cell table:formula="of:=IF((6* [.T163]) &lt; 1; TRUE(); FALSE())" office:value-type="boolean" office:boolean-value="false" calcext:value-type="boolean">
            <text:p>FALSE</text:p>
          </table:table-cell>
          <table:table-cell table:formula="of:=IF((2* [.T163]) &lt; 1; TRUE(); FALSE())" office:value-type="boolean" office:boolean-value="false" calcext:value-type="boolean">
            <text:p>FALSE</text:p>
          </table:table-cell>
          <table:table-cell table:formula="of:=IF((3* [.T163]) &lt; 2; TRUE(); FALSE())" office:value-type="boolean" office:boolean-value="false" calcext:value-type="boolean">
            <text:p>FALSE</text:p>
          </table:table-cell>
          <table:table-cell table:formula="of:=IF((6* [.U163]) &lt; 1; TRUE(); FALSE())" office:value-type="boolean" office:boolean-value="false" calcext:value-type="boolean">
            <text:p>FALSE</text:p>
          </table:table-cell>
          <table:table-cell table:formula="of:=IF((2* [.U163]) &lt; 1; TRUE(); FALSE())" office:value-type="boolean" office:boolean-value="false" calcext:value-type="boolean">
            <text:p>FALSE</text:p>
          </table:table-cell>
          <table:table-cell table:formula="of:=IF((3* [.U163]) &lt; 2; TRUE(); FALSE())" office:value-type="boolean" office:boolean-value="true" calcext:value-type="boolean">
            <text:p>TRUE</text:p>
          </table:table-cell>
          <table:table-cell table:formula="of:=IF((6* [.V163]) &lt; 1; TRUE(); FALSE())" office:value-type="boolean" office:boolean-value="false" calcext:value-type="boolean">
            <text:p>FALSE</text:p>
          </table:table-cell>
          <table:table-cell table:formula="of:=IF((2* [.V163]) &lt; 1; TRUE(); FALSE())" office:value-type="boolean" office:boolean-value="true" calcext:value-type="boolean">
            <text:p>TRUE</text:p>
          </table:table-cell>
          <table:table-cell table:formula="of:=IF((3* [.V163]) &lt; 2; TRUE(); FALSE())" office:value-type="boolean" office:boolean-value="true" calcext:value-type="boolean">
            <text:p>TRUE</text:p>
          </table:table-cell>
          <table:table-cell table:formula="of:=IF([.W163]; [.$P163] + ([.$O163] - [.$P163]) * 6 * [.T163]; IF([.X163]; [.$O163]; IF([.Y163]; [.$P163] + (([.$O163] - [.$P163]) * ((2/3) - [.T163]) * 6); [.$P163])))" office:value-type="float" office:value="0.9835" calcext:value-type="float">
            <text:p>0.9835</text:p>
          </table:table-cell>
          <table:table-cell table:formula="of:=IF([.Z163]; [.$P163] + ([.$O163] - [.$P163]) * 6 * [.U163]; IF([.AA163]; [.$O163]; IF([.AB163]; [.$P163] + (([.$O163] - [.$P163]) * ((2/3) - [.U163]) * 6); [.$P163])))" office:value-type="float" office:value="0.98675" calcext:value-type="float">
            <text:p>0.98675</text:p>
          </table:table-cell>
          <table:table-cell table:formula="of:=IF([.AC163]; [.$P163] + ([.$O163] - [.$P163]) * 6 * [.V163]; IF([.AD163]; [.$O163]; IF([.AE163]; [.$P163] + (([.$O163] - [.$P163]) * ((2/3) - [.V163]) * 6); [.$P163])))" office:value-type="float" office:value="0.9965" calcext:value-type="float">
            <text:p>0.9965</text:p>
          </table:table-cell>
          <table:table-cell table:formula="of:=ROUND([.AF163]*255)" office:value-type="float" office:value="251" calcext:value-type="float">
            <text:p>251</text:p>
          </table:table-cell>
          <table:table-cell table:formula="of:=ROUND([.AG163]*255)" office:value-type="float" office:value="252" calcext:value-type="float">
            <text:p>252</text:p>
          </table:table-cell>
          <table:table-cell table:formula="of:=ROUND([.AH163]*255)" office:value-type="float" office:value="254" calcext:value-type="float">
            <text:p>254</text:p>
          </table:table-cell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ection_29_" office:value-type="string" calcext:value-type="string">
            <text:p>Purple</text:p>
          </table:table-cell>
          <table:table-cell table:style-name="Default" table:number-columns-repeated="36"/>
        </table:table-row>
        <table:table-row table:style-name="ro6">
          <table:table-cell table:style-name="ce8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8" office:value-type="string" calcext:value-type="string">
            <text:p>RG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Alt_29_" table:formula="of:=[.A141]+45" office:value-type="float" office:value="270" calcext:value-type="float">
            <text:p>270</text:p>
          </table:table-cell>
          <table:table-cell table:style-name="Calc_20_Text_20__28_Alt_29_" table:formula="of:=[.B141]" office:value-type="float" office:value="65" calcext:value-type="float">
            <text:p>65</text:p>
          </table:table-cell>
          <table:table-cell table:formula="of:=IF([.C$5]=[.C167]; 5; [.C167]+5)" office:value-type="float" office:value="5" calcext:value-type="float">
            <text:p>5</text:p>
          </table:table-cell>
          <table:table-cell table:formula="of:=[.AI168]&amp;&quot;, &quot;&amp;[.AJ168]&amp;&quot;, &quot;&amp;[.AK168]" office:value-type="string" office:string-value="13, 4, 21" calcext:value-type="string">
            <text:p>13, 4, 21</text:p>
          </table:table-cell>
          <table:table-cell table:formula="of:=DEC2HEX([.AI168]; 2)&amp;DEC2HEX([.AJ168]; 2)&amp;DEC2HEX([.AK168]; 2)" office:value-type="string" office:string-value="0D0415" calcext:value-type="string">
            <text:p>0D0415</text:p>
          </table:table-cell>
          <table:table-cell table:formula="of:=[.A168]/360" office:value-type="float" office:value="0.75" calcext:value-type="float">
            <text:p>0.75</text:p>
          </table:table-cell>
          <table:table-cell table:formula="of:=[.B168]/100" office:value-type="float" office:value="0.65" calcext:value-type="float">
            <text:p>0.65</text:p>
          </table:table-cell>
          <table:table-cell table:formula="of:=[.C168]/100" office:value-type="float" office:value="0.05" calcext:value-type="float">
            <text:p>0.05</text:p>
          </table:table-cell>
          <table:table-cell table:formula="of:=IF([.B168]&gt;0; TRUE(); FALSE())" office:value-type="boolean" office:boolean-value="true" calcext:value-type="boolean">
            <text:p>TRUE</text:p>
          </table:table-cell>
          <table:table-cell table:formula="of:=IF([.I168]; &quot;&quot;; ROUND([.C168]*2.55))">
            <text:p/>
          </table:table-cell>
          <table:table-cell table:formula="of:=[.J168]">
            <text:p/>
          </table:table-cell>
          <table:table-cell table:formula="of:=[.J168]">
            <text:p/>
          </table:table-cell>
          <table:table-cell table:formula="of:=[.H168] * (1 + [.G168])" office:value-type="float" office:value="0.0825" calcext:value-type="float">
            <text:p>0.0825</text:p>
          </table:table-cell>
          <table:table-cell table:formula="of:= ([.H168] + [.G168]) - ([.H168] * [.G168])" office:value-type="float" office:value="0.6675" calcext:value-type="float">
            <text:p>0.6675</text:p>
          </table:table-cell>
          <table:table-cell table:formula="of:=IF([.H168] &lt;= 0.5; [.M168]; [.N168])" office:value-type="float" office:value="0.0825" calcext:value-type="float">
            <text:p>0.0825</text:p>
          </table:table-cell>
          <table:table-cell table:formula="of:= (2 * [.H168]) - [.O168]" office:value-type="float" office:value="0.0175" calcext:value-type="float">
            <text:p>0.0175</text:p>
          </table:table-cell>
          <table:table-cell table:formula="of:=[.F168] + (1/3)" office:value-type="float" office:value="1.08333333333333" calcext:value-type="float">
            <text:p>1.08333333333333</text:p>
          </table:table-cell>
          <table:table-cell table:formula="of:=[.F168]" office:value-type="float" office:value="0.75" calcext:value-type="float">
            <text:p>0.75</text:p>
          </table:table-cell>
          <table:table-cell table:formula="of:=[.F168] - (1/3)" office:value-type="float" office:value="0.416666666666667" calcext:value-type="float">
            <text:p>0.416666666666667</text:p>
          </table:table-cell>
          <table:table-cell table:formula="of:=IF([.Q168]&lt;0; [.Q168]+1; IF([.Q168]&gt;1; [.Q168]-1; [.Q168]))" office:value-type="float" office:value="0.0833333333333333" calcext:value-type="float">
            <text:p>0.0833333333333333</text:p>
          </table:table-cell>
          <table:table-cell table:formula="of:=IF([.R168]&lt;0; [.R168]+1; IF([.R168]&gt;1; [.R168]-1; [.R168]))" office:value-type="float" office:value="0.75" calcext:value-type="float">
            <text:p>0.75</text:p>
          </table:table-cell>
          <table:table-cell table:formula="of:=IF([.S168]&lt;0; [.S168]+1; IF([.S168]&gt;1; [.S168]-1; [.S168]))" office:value-type="float" office:value="0.416666666666667" calcext:value-type="float">
            <text:p>0.416666666666667</text:p>
          </table:table-cell>
          <table:table-cell table:formula="of:=IF((6* [.T168]) &lt; 1; TRUE(); FALSE())" office:value-type="boolean" office:boolean-value="true" calcext:value-type="boolean">
            <text:p>TRUE</text:p>
          </table:table-cell>
          <table:table-cell table:formula="of:=IF((2* [.T168]) &lt; 1; TRUE(); FALSE())" office:value-type="boolean" office:boolean-value="true" calcext:value-type="boolean">
            <text:p>TRUE</text:p>
          </table:table-cell>
          <table:table-cell table:formula="of:=IF((3* [.T168]) &lt; 2; TRUE(); FALSE())" office:value-type="boolean" office:boolean-value="true" calcext:value-type="boolean">
            <text:p>TRUE</text:p>
          </table:table-cell>
          <table:table-cell table:formula="of:=IF((6* [.U168]) &lt; 1; TRUE(); FALSE())" office:value-type="boolean" office:boolean-value="false" calcext:value-type="boolean">
            <text:p>FALSE</text:p>
          </table:table-cell>
          <table:table-cell table:formula="of:=IF((2* [.U168]) &lt; 1; TRUE(); FALSE())" office:value-type="boolean" office:boolean-value="false" calcext:value-type="boolean">
            <text:p>FALSE</text:p>
          </table:table-cell>
          <table:table-cell table:formula="of:=IF((3* [.U168]) &lt; 2; TRUE(); FALSE())" office:value-type="boolean" office:boolean-value="false" calcext:value-type="boolean">
            <text:p>FALSE</text:p>
          </table:table-cell>
          <table:table-cell table:formula="of:=IF((6* [.V168]) &lt; 1; TRUE(); FALSE())" office:value-type="boolean" office:boolean-value="false" calcext:value-type="boolean">
            <text:p>FALSE</text:p>
          </table:table-cell>
          <table:table-cell table:formula="of:=IF((2* [.V168]) &lt; 1; TRUE(); FALSE())" office:value-type="boolean" office:boolean-value="true" calcext:value-type="boolean">
            <text:p>TRUE</text:p>
          </table:table-cell>
          <table:table-cell table:formula="of:=IF((3* [.V168]) &lt; 2; TRUE(); FALSE())" office:value-type="boolean" office:boolean-value="true" calcext:value-type="boolean">
            <text:p>TRUE</text:p>
          </table:table-cell>
          <table:table-cell table:formula="of:=IF([.W168]; [.$P168] + ([.$O168] - [.$P168]) * 6 * [.T168]; IF([.X168]; [.$O168]; IF([.Y168]; [.$P168] + (([.$O168] - [.$P168]) * ((2/3) - [.T168]) * 6); [.$P168])))" office:value-type="float" office:value="0.05" calcext:value-type="float">
            <text:p>0.05</text:p>
          </table:table-cell>
          <table:table-cell table:formula="of:=IF([.Z168]; [.$P168] + ([.$O168] - [.$P168]) * 6 * [.U168]; IF([.AA168]; [.$O168]; IF([.AB168]; [.$P168] + (([.$O168] - [.$P168]) * ((2/3) - [.U168]) * 6); [.$P168])))" office:value-type="float" office:value="0.0175" calcext:value-type="float">
            <text:p>0.0175</text:p>
          </table:table-cell>
          <table:table-cell table:formula="of:=IF([.AC168]; [.$P168] + ([.$O168] - [.$P168]) * 6 * [.V168]; IF([.AD168]; [.$O168]; IF([.AE168]; [.$P168] + (([.$O168] - [.$P168]) * ((2/3) - [.V168]) * 6); [.$P168])))" office:value-type="float" office:value="0.0825" calcext:value-type="float">
            <text:p>0.0825</text:p>
          </table:table-cell>
          <table:table-cell table:formula="of:=ROUND([.AF168]*255)" office:value-type="float" office:value="13" calcext:value-type="float">
            <text:p>13</text:p>
          </table:table-cell>
          <table:table-cell table:formula="of:=ROUND([.AG168]*255)" office:value-type="float" office:value="4" calcext:value-type="float">
            <text:p>4</text:p>
          </table:table-cell>
          <table:table-cell table:formula="of:=ROUND([.AH168]*255)" office:value-type="float" office:value="21" calcext:value-type="float">
            <text:p>21</text:p>
          </table:table-cell>
        </table:table-row>
        <table:table-row table:style-name="ro3">
          <table:table-cell table:formula="of:=[.A168]" office:value-type="float" office:value="270" calcext:value-type="float">
            <text:p>270</text:p>
          </table:table-cell>
          <table:table-cell table:formula="of:=[.B168]" office:value-type="float" office:value="65" calcext:value-type="float">
            <text:p>65</text:p>
          </table:table-cell>
          <table:table-cell table:formula="of:=IF([.C$5]=[.C168]; 5; [.C168]+5)" office:value-type="float" office:value="10" calcext:value-type="float">
            <text:p>10</text:p>
          </table:table-cell>
          <table:table-cell table:formula="of:=[.AI169]&amp;&quot;, &quot;&amp;[.AJ169]&amp;&quot;, &quot;&amp;[.AK169]" office:value-type="string" office:string-value="25, 9, 42" calcext:value-type="string">
            <text:p>25, 9, 42</text:p>
          </table:table-cell>
          <table:table-cell table:formula="of:=DEC2HEX([.AI169]; 2)&amp;DEC2HEX([.AJ169]; 2)&amp;DEC2HEX([.AK169]; 2)" office:value-type="string" office:string-value="19092A" calcext:value-type="string">
            <text:p>19092A</text:p>
          </table:table-cell>
          <table:table-cell table:formula="of:=[.A169]/360" office:value-type="float" office:value="0.75" calcext:value-type="float">
            <text:p>0.75</text:p>
          </table:table-cell>
          <table:table-cell table:formula="of:=[.B169]/100" office:value-type="float" office:value="0.65" calcext:value-type="float">
            <text:p>0.65</text:p>
          </table:table-cell>
          <table:table-cell table:formula="of:=[.C169]/100" office:value-type="float" office:value="0.1" calcext:value-type="float">
            <text:p>0.1</text:p>
          </table:table-cell>
          <table:table-cell table:formula="of:=IF([.B169]&gt;0; TRUE(); FALSE())" office:value-type="boolean" office:boolean-value="true" calcext:value-type="boolean">
            <text:p>TRUE</text:p>
          </table:table-cell>
          <table:table-cell table:formula="of:=IF([.I169]; &quot;&quot;; ROUND([.C169]*2.55))">
            <text:p/>
          </table:table-cell>
          <table:table-cell table:formula="of:=[.J169]">
            <text:p/>
          </table:table-cell>
          <table:table-cell table:formula="of:=[.J169]">
            <text:p/>
          </table:table-cell>
          <table:table-cell table:formula="of:=[.H169] * (1 + [.G169])" office:value-type="float" office:value="0.165" calcext:value-type="float">
            <text:p>0.165</text:p>
          </table:table-cell>
          <table:table-cell table:formula="of:= ([.H169] + [.G169]) - ([.H169] * [.G169])" office:value-type="float" office:value="0.685" calcext:value-type="float">
            <text:p>0.685</text:p>
          </table:table-cell>
          <table:table-cell table:formula="of:=IF([.H169] &lt;= 0.5; [.M169]; [.N169])" office:value-type="float" office:value="0.165" calcext:value-type="float">
            <text:p>0.165</text:p>
          </table:table-cell>
          <table:table-cell table:formula="of:= (2 * [.H169]) - [.O169]" office:value-type="float" office:value="0.035" calcext:value-type="float">
            <text:p>0.035</text:p>
          </table:table-cell>
          <table:table-cell table:formula="of:=[.F169] + (1/3)" office:value-type="float" office:value="1.08333333333333" calcext:value-type="float">
            <text:p>1.08333333333333</text:p>
          </table:table-cell>
          <table:table-cell table:formula="of:=[.F169]" office:value-type="float" office:value="0.75" calcext:value-type="float">
            <text:p>0.75</text:p>
          </table:table-cell>
          <table:table-cell table:formula="of:=[.F169] - (1/3)" office:value-type="float" office:value="0.416666666666667" calcext:value-type="float">
            <text:p>0.416666666666667</text:p>
          </table:table-cell>
          <table:table-cell table:formula="of:=IF([.Q169]&lt;0; [.Q169]+1; IF([.Q169]&gt;1; [.Q169]-1; [.Q169]))" office:value-type="float" office:value="0.0833333333333333" calcext:value-type="float">
            <text:p>0.0833333333333333</text:p>
          </table:table-cell>
          <table:table-cell table:formula="of:=IF([.R169]&lt;0; [.R169]+1; IF([.R169]&gt;1; [.R169]-1; [.R169]))" office:value-type="float" office:value="0.75" calcext:value-type="float">
            <text:p>0.75</text:p>
          </table:table-cell>
          <table:table-cell table:formula="of:=IF([.S169]&lt;0; [.S169]+1; IF([.S169]&gt;1; [.S169]-1; [.S169]))" office:value-type="float" office:value="0.416666666666667" calcext:value-type="float">
            <text:p>0.416666666666667</text:p>
          </table:table-cell>
          <table:table-cell table:formula="of:=IF((6* [.T169]) &lt; 1; TRUE(); FALSE())" office:value-type="boolean" office:boolean-value="true" calcext:value-type="boolean">
            <text:p>TRUE</text:p>
          </table:table-cell>
          <table:table-cell table:formula="of:=IF((2* [.T169]) &lt; 1; TRUE(); FALSE())" office:value-type="boolean" office:boolean-value="true" calcext:value-type="boolean">
            <text:p>TRUE</text:p>
          </table:table-cell>
          <table:table-cell table:formula="of:=IF((3* [.T169]) &lt; 2; TRUE(); FALSE())" office:value-type="boolean" office:boolean-value="true" calcext:value-type="boolean">
            <text:p>TRUE</text:p>
          </table:table-cell>
          <table:table-cell table:formula="of:=IF((6* [.U169]) &lt; 1; TRUE(); FALSE())" office:value-type="boolean" office:boolean-value="false" calcext:value-type="boolean">
            <text:p>FALSE</text:p>
          </table:table-cell>
          <table:table-cell table:formula="of:=IF((2* [.U169]) &lt; 1; TRUE(); FALSE())" office:value-type="boolean" office:boolean-value="false" calcext:value-type="boolean">
            <text:p>FALSE</text:p>
          </table:table-cell>
          <table:table-cell table:formula="of:=IF((3* [.U169]) &lt; 2; TRUE(); FALSE())" office:value-type="boolean" office:boolean-value="false" calcext:value-type="boolean">
            <text:p>FALSE</text:p>
          </table:table-cell>
          <table:table-cell table:formula="of:=IF((6* [.V169]) &lt; 1; TRUE(); FALSE())" office:value-type="boolean" office:boolean-value="false" calcext:value-type="boolean">
            <text:p>FALSE</text:p>
          </table:table-cell>
          <table:table-cell table:formula="of:=IF((2* [.V169]) &lt; 1; TRUE(); FALSE())" office:value-type="boolean" office:boolean-value="true" calcext:value-type="boolean">
            <text:p>TRUE</text:p>
          </table:table-cell>
          <table:table-cell table:formula="of:=IF((3* [.V169]) &lt; 2; TRUE(); FALSE())" office:value-type="boolean" office:boolean-value="true" calcext:value-type="boolean">
            <text:p>TRUE</text:p>
          </table:table-cell>
          <table:table-cell table:formula="of:=IF([.W169]; [.$P169] + ([.$O169] - [.$P169]) * 6 * [.T169]; IF([.X169]; [.$O169]; IF([.Y169]; [.$P169] + (([.$O169] - [.$P169]) * ((2/3) - [.T169]) * 6); [.$P169])))" office:value-type="float" office:value="0.1" calcext:value-type="float">
            <text:p>0.1</text:p>
          </table:table-cell>
          <table:table-cell table:formula="of:=IF([.Z169]; [.$P169] + ([.$O169] - [.$P169]) * 6 * [.U169]; IF([.AA169]; [.$O169]; IF([.AB169]; [.$P169] + (([.$O169] - [.$P169]) * ((2/3) - [.U169]) * 6); [.$P169])))" office:value-type="float" office:value="0.035" calcext:value-type="float">
            <text:p>0.035</text:p>
          </table:table-cell>
          <table:table-cell table:formula="of:=IF([.AC169]; [.$P169] + ([.$O169] - [.$P169]) * 6 * [.V169]; IF([.AD169]; [.$O169]; IF([.AE169]; [.$P169] + (([.$O169] - [.$P169]) * ((2/3) - [.V169]) * 6); [.$P169])))" office:value-type="float" office:value="0.165" calcext:value-type="float">
            <text:p>0.165</text:p>
          </table:table-cell>
          <table:table-cell table:formula="of:=ROUND([.AF169]*255)" office:value-type="float" office:value="25" calcext:value-type="float">
            <text:p>25</text:p>
          </table:table-cell>
          <table:table-cell table:formula="of:=ROUND([.AG169]*255)" office:value-type="float" office:value="9" calcext:value-type="float">
            <text:p>9</text:p>
          </table:table-cell>
          <table:table-cell table:formula="of:=ROUND([.AH169]*255)" office:value-type="float" office:value="42" calcext:value-type="float">
            <text:p>42</text:p>
          </table:table-cell>
        </table:table-row>
        <table:table-row table:style-name="ro3">
          <table:table-cell table:formula="of:=[.A169]" office:value-type="float" office:value="270" calcext:value-type="float">
            <text:p>270</text:p>
          </table:table-cell>
          <table:table-cell table:formula="of:=[.B169]" office:value-type="float" office:value="65" calcext:value-type="float">
            <text:p>65</text:p>
          </table:table-cell>
          <table:table-cell table:formula="of:=IF([.C$5]=[.C169]; 5; [.C169]+5)" office:value-type="float" office:value="15" calcext:value-type="float">
            <text:p>15</text:p>
          </table:table-cell>
          <table:table-cell table:formula="of:=[.AI170]&amp;&quot;, &quot;&amp;[.AJ170]&amp;&quot;, &quot;&amp;[.AK170]" office:value-type="string" office:string-value="38, 13, 63" calcext:value-type="string">
            <text:p>38, 13, 63</text:p>
          </table:table-cell>
          <table:table-cell table:formula="of:=DEC2HEX([.AI170]; 2)&amp;DEC2HEX([.AJ170]; 2)&amp;DEC2HEX([.AK170]; 2)" office:value-type="string" office:string-value="260D3F" calcext:value-type="string">
            <text:p>260D3F</text:p>
          </table:table-cell>
          <table:table-cell table:formula="of:=[.A170]/360" office:value-type="float" office:value="0.75" calcext:value-type="float">
            <text:p>0.75</text:p>
          </table:table-cell>
          <table:table-cell table:formula="of:=[.B170]/100" office:value-type="float" office:value="0.65" calcext:value-type="float">
            <text:p>0.65</text:p>
          </table:table-cell>
          <table:table-cell table:formula="of:=[.C170]/100" office:value-type="float" office:value="0.15" calcext:value-type="float">
            <text:p>0.15</text:p>
          </table:table-cell>
          <table:table-cell table:formula="of:=IF([.B170]&gt;0; TRUE(); FALSE())" office:value-type="boolean" office:boolean-value="true" calcext:value-type="boolean">
            <text:p>TRUE</text:p>
          </table:table-cell>
          <table:table-cell table:formula="of:=IF([.I170]; &quot;&quot;; ROUND([.C170]*2.55))">
            <text:p/>
          </table:table-cell>
          <table:table-cell table:formula="of:=[.J170]">
            <text:p/>
          </table:table-cell>
          <table:table-cell table:formula="of:=[.J170]">
            <text:p/>
          </table:table-cell>
          <table:table-cell table:formula="of:=[.H170] * (1 + [.G170])" office:value-type="float" office:value="0.2475" calcext:value-type="float">
            <text:p>0.2475</text:p>
          </table:table-cell>
          <table:table-cell table:formula="of:= ([.H170] + [.G170]) - ([.H170] * [.G170])" office:value-type="float" office:value="0.7025" calcext:value-type="float">
            <text:p>0.7025</text:p>
          </table:table-cell>
          <table:table-cell table:formula="of:=IF([.H170] &lt;= 0.5; [.M170]; [.N170])" office:value-type="float" office:value="0.2475" calcext:value-type="float">
            <text:p>0.2475</text:p>
          </table:table-cell>
          <table:table-cell table:formula="of:= (2 * [.H170]) - [.O170]" office:value-type="float" office:value="0.0525" calcext:value-type="float">
            <text:p>0.0525</text:p>
          </table:table-cell>
          <table:table-cell table:formula="of:=[.F170] + (1/3)" office:value-type="float" office:value="1.08333333333333" calcext:value-type="float">
            <text:p>1.08333333333333</text:p>
          </table:table-cell>
          <table:table-cell table:formula="of:=[.F170]" office:value-type="float" office:value="0.75" calcext:value-type="float">
            <text:p>0.75</text:p>
          </table:table-cell>
          <table:table-cell table:formula="of:=[.F170] - (1/3)" office:value-type="float" office:value="0.416666666666667" calcext:value-type="float">
            <text:p>0.416666666666667</text:p>
          </table:table-cell>
          <table:table-cell table:formula="of:=IF([.Q170]&lt;0; [.Q170]+1; IF([.Q170]&gt;1; [.Q170]-1; [.Q170]))" office:value-type="float" office:value="0.0833333333333333" calcext:value-type="float">
            <text:p>0.0833333333333333</text:p>
          </table:table-cell>
          <table:table-cell table:formula="of:=IF([.R170]&lt;0; [.R170]+1; IF([.R170]&gt;1; [.R170]-1; [.R170]))" office:value-type="float" office:value="0.75" calcext:value-type="float">
            <text:p>0.75</text:p>
          </table:table-cell>
          <table:table-cell table:formula="of:=IF([.S170]&lt;0; [.S170]+1; IF([.S170]&gt;1; [.S170]-1; [.S170]))" office:value-type="float" office:value="0.416666666666667" calcext:value-type="float">
            <text:p>0.416666666666667</text:p>
          </table:table-cell>
          <table:table-cell table:formula="of:=IF((6* [.T170]) &lt; 1; TRUE(); FALSE())" office:value-type="boolean" office:boolean-value="true" calcext:value-type="boolean">
            <text:p>TRUE</text:p>
          </table:table-cell>
          <table:table-cell table:formula="of:=IF((2* [.T170]) &lt; 1; TRUE(); FALSE())" office:value-type="boolean" office:boolean-value="true" calcext:value-type="boolean">
            <text:p>TRUE</text:p>
          </table:table-cell>
          <table:table-cell table:formula="of:=IF((3* [.T170]) &lt; 2; TRUE(); FALSE())" office:value-type="boolean" office:boolean-value="true" calcext:value-type="boolean">
            <text:p>TRUE</text:p>
          </table:table-cell>
          <table:table-cell table:formula="of:=IF((6* [.U170]) &lt; 1; TRUE(); FALSE())" office:value-type="boolean" office:boolean-value="false" calcext:value-type="boolean">
            <text:p>FALSE</text:p>
          </table:table-cell>
          <table:table-cell table:formula="of:=IF((2* [.U170]) &lt; 1; TRUE(); FALSE())" office:value-type="boolean" office:boolean-value="false" calcext:value-type="boolean">
            <text:p>FALSE</text:p>
          </table:table-cell>
          <table:table-cell table:formula="of:=IF((3* [.U170]) &lt; 2; TRUE(); FALSE())" office:value-type="boolean" office:boolean-value="false" calcext:value-type="boolean">
            <text:p>FALSE</text:p>
          </table:table-cell>
          <table:table-cell table:formula="of:=IF((6* [.V170]) &lt; 1; TRUE(); FALSE())" office:value-type="boolean" office:boolean-value="false" calcext:value-type="boolean">
            <text:p>FALSE</text:p>
          </table:table-cell>
          <table:table-cell table:formula="of:=IF((2* [.V170]) &lt; 1; TRUE(); FALSE())" office:value-type="boolean" office:boolean-value="true" calcext:value-type="boolean">
            <text:p>TRUE</text:p>
          </table:table-cell>
          <table:table-cell table:formula="of:=IF((3* [.V170]) &lt; 2; TRUE(); FALSE())" office:value-type="boolean" office:boolean-value="true" calcext:value-type="boolean">
            <text:p>TRUE</text:p>
          </table:table-cell>
          <table:table-cell table:formula="of:=IF([.W170]; [.$P170] + ([.$O170] - [.$P170]) * 6 * [.T170]; IF([.X170]; [.$O170]; IF([.Y170]; [.$P170] + (([.$O170] - [.$P170]) * ((2/3) - [.T170]) * 6); [.$P170])))" office:value-type="float" office:value="0.15" calcext:value-type="float">
            <text:p>0.15</text:p>
          </table:table-cell>
          <table:table-cell table:formula="of:=IF([.Z170]; [.$P170] + ([.$O170] - [.$P170]) * 6 * [.U170]; IF([.AA170]; [.$O170]; IF([.AB170]; [.$P170] + (([.$O170] - [.$P170]) * ((2/3) - [.U170]) * 6); [.$P170])))" office:value-type="float" office:value="0.0525" calcext:value-type="float">
            <text:p>0.0525</text:p>
          </table:table-cell>
          <table:table-cell table:formula="of:=IF([.AC170]; [.$P170] + ([.$O170] - [.$P170]) * 6 * [.V170]; IF([.AD170]; [.$O170]; IF([.AE170]; [.$P170] + (([.$O170] - [.$P170]) * ((2/3) - [.V170]) * 6); [.$P170])))" office:value-type="float" office:value="0.2475" calcext:value-type="float">
            <text:p>0.2475</text:p>
          </table:table-cell>
          <table:table-cell table:formula="of:=ROUND([.AF170]*255)" office:value-type="float" office:value="38" calcext:value-type="float">
            <text:p>38</text:p>
          </table:table-cell>
          <table:table-cell table:formula="of:=ROUND([.AG170]*255)" office:value-type="float" office:value="13" calcext:value-type="float">
            <text:p>13</text:p>
          </table:table-cell>
          <table:table-cell table:formula="of:=ROUND([.AH170]*255)" office:value-type="float" office:value="63" calcext:value-type="float">
            <text:p>63</text:p>
          </table:table-cell>
        </table:table-row>
        <table:table-row table:style-name="ro3">
          <table:table-cell table:formula="of:=[.A170]" office:value-type="float" office:value="270" calcext:value-type="float">
            <text:p>270</text:p>
          </table:table-cell>
          <table:table-cell table:formula="of:=[.B170]" office:value-type="float" office:value="65" calcext:value-type="float">
            <text:p>65</text:p>
          </table:table-cell>
          <table:table-cell table:formula="of:=IF([.C$5]=[.C170]; 5; [.C170]+5)" office:value-type="float" office:value="20" calcext:value-type="float">
            <text:p>20</text:p>
          </table:table-cell>
          <table:table-cell table:formula="of:=[.AI171]&amp;&quot;, &quot;&amp;[.AJ171]&amp;&quot;, &quot;&amp;[.AK171]" office:value-type="string" office:string-value="51, 18, 84" calcext:value-type="string">
            <text:p>51, 18, 84</text:p>
          </table:table-cell>
          <table:table-cell table:formula="of:=DEC2HEX([.AI171]; 2)&amp;DEC2HEX([.AJ171]; 2)&amp;DEC2HEX([.AK171]; 2)" office:value-type="string" office:string-value="331254" calcext:value-type="string">
            <text:p>331254</text:p>
          </table:table-cell>
          <table:table-cell table:formula="of:=[.A171]/360" office:value-type="float" office:value="0.75" calcext:value-type="float">
            <text:p>0.75</text:p>
          </table:table-cell>
          <table:table-cell table:formula="of:=[.B171]/100" office:value-type="float" office:value="0.65" calcext:value-type="float">
            <text:p>0.65</text:p>
          </table:table-cell>
          <table:table-cell table:formula="of:=[.C171]/100" office:value-type="float" office:value="0.2" calcext:value-type="float">
            <text:p>0.2</text:p>
          </table:table-cell>
          <table:table-cell table:formula="of:=IF([.B171]&gt;0; TRUE(); FALSE())" office:value-type="boolean" office:boolean-value="true" calcext:value-type="boolean">
            <text:p>TRUE</text:p>
          </table:table-cell>
          <table:table-cell table:formula="of:=IF([.I171]; &quot;&quot;; ROUND([.C171]*2.55))">
            <text:p/>
          </table:table-cell>
          <table:table-cell table:formula="of:=[.J171]">
            <text:p/>
          </table:table-cell>
          <table:table-cell table:formula="of:=[.J171]">
            <text:p/>
          </table:table-cell>
          <table:table-cell table:formula="of:=[.H171] * (1 + [.G171])" office:value-type="float" office:value="0.33" calcext:value-type="float">
            <text:p>0.33</text:p>
          </table:table-cell>
          <table:table-cell table:formula="of:= ([.H171] + [.G171]) - ([.H171] * [.G171])" office:value-type="float" office:value="0.72" calcext:value-type="float">
            <text:p>0.72</text:p>
          </table:table-cell>
          <table:table-cell table:formula="of:=IF([.H171] &lt;= 0.5; [.M171]; [.N171])" office:value-type="float" office:value="0.33" calcext:value-type="float">
            <text:p>0.33</text:p>
          </table:table-cell>
          <table:table-cell table:formula="of:= (2 * [.H171]) - [.O171]" office:value-type="float" office:value="0.07" calcext:value-type="float">
            <text:p>0.07</text:p>
          </table:table-cell>
          <table:table-cell table:formula="of:=[.F171] + (1/3)" office:value-type="float" office:value="1.08333333333333" calcext:value-type="float">
            <text:p>1.08333333333333</text:p>
          </table:table-cell>
          <table:table-cell table:formula="of:=[.F171]" office:value-type="float" office:value="0.75" calcext:value-type="float">
            <text:p>0.75</text:p>
          </table:table-cell>
          <table:table-cell table:formula="of:=[.F171] - (1/3)" office:value-type="float" office:value="0.416666666666667" calcext:value-type="float">
            <text:p>0.416666666666667</text:p>
          </table:table-cell>
          <table:table-cell table:formula="of:=IF([.Q171]&lt;0; [.Q171]+1; IF([.Q171]&gt;1; [.Q171]-1; [.Q171]))" office:value-type="float" office:value="0.0833333333333333" calcext:value-type="float">
            <text:p>0.0833333333333333</text:p>
          </table:table-cell>
          <table:table-cell table:formula="of:=IF([.R171]&lt;0; [.R171]+1; IF([.R171]&gt;1; [.R171]-1; [.R171]))" office:value-type="float" office:value="0.75" calcext:value-type="float">
            <text:p>0.75</text:p>
          </table:table-cell>
          <table:table-cell table:formula="of:=IF([.S171]&lt;0; [.S171]+1; IF([.S171]&gt;1; [.S171]-1; [.S171]))" office:value-type="float" office:value="0.416666666666667" calcext:value-type="float">
            <text:p>0.416666666666667</text:p>
          </table:table-cell>
          <table:table-cell table:formula="of:=IF((6* [.T171]) &lt; 1; TRUE(); FALSE())" office:value-type="boolean" office:boolean-value="true" calcext:value-type="boolean">
            <text:p>TRUE</text:p>
          </table:table-cell>
          <table:table-cell table:formula="of:=IF((2* [.T171]) &lt; 1; TRUE(); FALSE())" office:value-type="boolean" office:boolean-value="true" calcext:value-type="boolean">
            <text:p>TRUE</text:p>
          </table:table-cell>
          <table:table-cell table:formula="of:=IF((3* [.T171]) &lt; 2; TRUE(); FALSE())" office:value-type="boolean" office:boolean-value="true" calcext:value-type="boolean">
            <text:p>TRUE</text:p>
          </table:table-cell>
          <table:table-cell table:formula="of:=IF((6* [.U171]) &lt; 1; TRUE(); FALSE())" office:value-type="boolean" office:boolean-value="false" calcext:value-type="boolean">
            <text:p>FALSE</text:p>
          </table:table-cell>
          <table:table-cell table:formula="of:=IF((2* [.U171]) &lt; 1; TRUE(); FALSE())" office:value-type="boolean" office:boolean-value="false" calcext:value-type="boolean">
            <text:p>FALSE</text:p>
          </table:table-cell>
          <table:table-cell table:formula="of:=IF((3* [.U171]) &lt; 2; TRUE(); FALSE())" office:value-type="boolean" office:boolean-value="false" calcext:value-type="boolean">
            <text:p>FALSE</text:p>
          </table:table-cell>
          <table:table-cell table:formula="of:=IF((6* [.V171]) &lt; 1; TRUE(); FALSE())" office:value-type="boolean" office:boolean-value="false" calcext:value-type="boolean">
            <text:p>FALSE</text:p>
          </table:table-cell>
          <table:table-cell table:formula="of:=IF((2* [.V171]) &lt; 1; TRUE(); FALSE())" office:value-type="boolean" office:boolean-value="true" calcext:value-type="boolean">
            <text:p>TRUE</text:p>
          </table:table-cell>
          <table:table-cell table:formula="of:=IF((3* [.V171]) &lt; 2; TRUE(); FALSE())" office:value-type="boolean" office:boolean-value="true" calcext:value-type="boolean">
            <text:p>TRUE</text:p>
          </table:table-cell>
          <table:table-cell table:formula="of:=IF([.W171]; [.$P171] + ([.$O171] - [.$P171]) * 6 * [.T171]; IF([.X171]; [.$O171]; IF([.Y171]; [.$P171] + (([.$O171] - [.$P171]) * ((2/3) - [.T171]) * 6); [.$P171])))" office:value-type="float" office:value="0.2" calcext:value-type="float">
            <text:p>0.2</text:p>
          </table:table-cell>
          <table:table-cell table:formula="of:=IF([.Z171]; [.$P171] + ([.$O171] - [.$P171]) * 6 * [.U171]; IF([.AA171]; [.$O171]; IF([.AB171]; [.$P171] + (([.$O171] - [.$P171]) * ((2/3) - [.U171]) * 6); [.$P171])))" office:value-type="float" office:value="0.07" calcext:value-type="float">
            <text:p>0.07</text:p>
          </table:table-cell>
          <table:table-cell table:formula="of:=IF([.AC171]; [.$P171] + ([.$O171] - [.$P171]) * 6 * [.V171]; IF([.AD171]; [.$O171]; IF([.AE171]; [.$P171] + (([.$O171] - [.$P171]) * ((2/3) - [.V171]) * 6); [.$P171])))" office:value-type="float" office:value="0.33" calcext:value-type="float">
            <text:p>0.33</text:p>
          </table:table-cell>
          <table:table-cell table:formula="of:=ROUND([.AF171]*255)" office:value-type="float" office:value="51" calcext:value-type="float">
            <text:p>51</text:p>
          </table:table-cell>
          <table:table-cell table:formula="of:=ROUND([.AG171]*255)" office:value-type="float" office:value="18" calcext:value-type="float">
            <text:p>18</text:p>
          </table:table-cell>
          <table:table-cell table:formula="of:=ROUND([.AH171]*255)" office:value-type="float" office:value="84" calcext:value-type="float">
            <text:p>84</text:p>
          </table:table-cell>
        </table:table-row>
        <table:table-row table:style-name="ro3">
          <table:table-cell table:formula="of:=[.A171]" office:value-type="float" office:value="270" calcext:value-type="float">
            <text:p>270</text:p>
          </table:table-cell>
          <table:table-cell table:formula="of:=[.B171]" office:value-type="float" office:value="65" calcext:value-type="float">
            <text:p>65</text:p>
          </table:table-cell>
          <table:table-cell table:formula="of:=IF([.C$5]=[.C171]; 5; [.C171]+5)" office:value-type="float" office:value="25" calcext:value-type="float">
            <text:p>25</text:p>
          </table:table-cell>
          <table:table-cell table:formula="of:=[.AI172]&amp;&quot;, &quot;&amp;[.AJ172]&amp;&quot;, &quot;&amp;[.AK172]" office:value-type="string" office:string-value="64, 22, 105" calcext:value-type="string">
            <text:p>64, 22, 105</text:p>
          </table:table-cell>
          <table:table-cell table:formula="of:=DEC2HEX([.AI172]; 2)&amp;DEC2HEX([.AJ172]; 2)&amp;DEC2HEX([.AK172]; 2)" office:value-type="string" office:string-value="401669" calcext:value-type="string">
            <text:p>401669</text:p>
          </table:table-cell>
          <table:table-cell table:formula="of:=[.A172]/360" office:value-type="float" office:value="0.75" calcext:value-type="float">
            <text:p>0.75</text:p>
          </table:table-cell>
          <table:table-cell table:formula="of:=[.B172]/100" office:value-type="float" office:value="0.65" calcext:value-type="float">
            <text:p>0.65</text:p>
          </table:table-cell>
          <table:table-cell table:formula="of:=[.C172]/100" office:value-type="float" office:value="0.25" calcext:value-type="float">
            <text:p>0.25</text:p>
          </table:table-cell>
          <table:table-cell table:formula="of:=IF([.B172]&gt;0; TRUE(); FALSE())" office:value-type="boolean" office:boolean-value="true" calcext:value-type="boolean">
            <text:p>TRUE</text:p>
          </table:table-cell>
          <table:table-cell table:formula="of:=IF([.I172]; &quot;&quot;; ROUND([.C172]*2.55))">
            <text:p/>
          </table:table-cell>
          <table:table-cell table:formula="of:=[.J172]">
            <text:p/>
          </table:table-cell>
          <table:table-cell table:formula="of:=[.J172]">
            <text:p/>
          </table:table-cell>
          <table:table-cell table:formula="of:=[.H172] * (1 + [.G172])" office:value-type="float" office:value="0.4125" calcext:value-type="float">
            <text:p>0.4125</text:p>
          </table:table-cell>
          <table:table-cell table:formula="of:= ([.H172] + [.G172]) - ([.H172] * [.G172])" office:value-type="float" office:value="0.7375" calcext:value-type="float">
            <text:p>0.7375</text:p>
          </table:table-cell>
          <table:table-cell table:formula="of:=IF([.H172] &lt;= 0.5; [.M172]; [.N172])" office:value-type="float" office:value="0.4125" calcext:value-type="float">
            <text:p>0.4125</text:p>
          </table:table-cell>
          <table:table-cell table:formula="of:= (2 * [.H172]) - [.O172]" office:value-type="float" office:value="0.0875" calcext:value-type="float">
            <text:p>0.0875</text:p>
          </table:table-cell>
          <table:table-cell table:formula="of:=[.F172] + (1/3)" office:value-type="float" office:value="1.08333333333333" calcext:value-type="float">
            <text:p>1.08333333333333</text:p>
          </table:table-cell>
          <table:table-cell table:formula="of:=[.F172]" office:value-type="float" office:value="0.75" calcext:value-type="float">
            <text:p>0.75</text:p>
          </table:table-cell>
          <table:table-cell table:formula="of:=[.F172] - (1/3)" office:value-type="float" office:value="0.416666666666667" calcext:value-type="float">
            <text:p>0.416666666666667</text:p>
          </table:table-cell>
          <table:table-cell table:formula="of:=IF([.Q172]&lt;0; [.Q172]+1; IF([.Q172]&gt;1; [.Q172]-1; [.Q172]))" office:value-type="float" office:value="0.0833333333333333" calcext:value-type="float">
            <text:p>0.0833333333333333</text:p>
          </table:table-cell>
          <table:table-cell table:formula="of:=IF([.R172]&lt;0; [.R172]+1; IF([.R172]&gt;1; [.R172]-1; [.R172]))" office:value-type="float" office:value="0.75" calcext:value-type="float">
            <text:p>0.75</text:p>
          </table:table-cell>
          <table:table-cell table:formula="of:=IF([.S172]&lt;0; [.S172]+1; IF([.S172]&gt;1; [.S172]-1; [.S172]))" office:value-type="float" office:value="0.416666666666667" calcext:value-type="float">
            <text:p>0.416666666666667</text:p>
          </table:table-cell>
          <table:table-cell table:formula="of:=IF((6* [.T172]) &lt; 1; TRUE(); FALSE())" office:value-type="boolean" office:boolean-value="true" calcext:value-type="boolean">
            <text:p>TRUE</text:p>
          </table:table-cell>
          <table:table-cell table:formula="of:=IF((2* [.T172]) &lt; 1; TRUE(); FALSE())" office:value-type="boolean" office:boolean-value="true" calcext:value-type="boolean">
            <text:p>TRUE</text:p>
          </table:table-cell>
          <table:table-cell table:formula="of:=IF((3* [.T172]) &lt; 2; TRUE(); FALSE())" office:value-type="boolean" office:boolean-value="true" calcext:value-type="boolean">
            <text:p>TRUE</text:p>
          </table:table-cell>
          <table:table-cell table:formula="of:=IF((6* [.U172]) &lt; 1; TRUE(); FALSE())" office:value-type="boolean" office:boolean-value="false" calcext:value-type="boolean">
            <text:p>FALSE</text:p>
          </table:table-cell>
          <table:table-cell table:formula="of:=IF((2* [.U172]) &lt; 1; TRUE(); FALSE())" office:value-type="boolean" office:boolean-value="false" calcext:value-type="boolean">
            <text:p>FALSE</text:p>
          </table:table-cell>
          <table:table-cell table:formula="of:=IF((3* [.U172]) &lt; 2; TRUE(); FALSE())" office:value-type="boolean" office:boolean-value="false" calcext:value-type="boolean">
            <text:p>FALSE</text:p>
          </table:table-cell>
          <table:table-cell table:formula="of:=IF((6* [.V172]) &lt; 1; TRUE(); FALSE())" office:value-type="boolean" office:boolean-value="false" calcext:value-type="boolean">
            <text:p>FALSE</text:p>
          </table:table-cell>
          <table:table-cell table:formula="of:=IF((2* [.V172]) &lt; 1; TRUE(); FALSE())" office:value-type="boolean" office:boolean-value="true" calcext:value-type="boolean">
            <text:p>TRUE</text:p>
          </table:table-cell>
          <table:table-cell table:formula="of:=IF((3* [.V172]) &lt; 2; TRUE(); FALSE())" office:value-type="boolean" office:boolean-value="true" calcext:value-type="boolean">
            <text:p>TRUE</text:p>
          </table:table-cell>
          <table:table-cell table:formula="of:=IF([.W172]; [.$P172] + ([.$O172] - [.$P172]) * 6 * [.T172]; IF([.X172]; [.$O172]; IF([.Y172]; [.$P172] + (([.$O172] - [.$P172]) * ((2/3) - [.T172]) * 6); [.$P172])))" office:value-type="float" office:value="0.25" calcext:value-type="float">
            <text:p>0.25</text:p>
          </table:table-cell>
          <table:table-cell table:formula="of:=IF([.Z172]; [.$P172] + ([.$O172] - [.$P172]) * 6 * [.U172]; IF([.AA172]; [.$O172]; IF([.AB172]; [.$P172] + (([.$O172] - [.$P172]) * ((2/3) - [.U172]) * 6); [.$P172])))" office:value-type="float" office:value="0.0875" calcext:value-type="float">
            <text:p>0.0875</text:p>
          </table:table-cell>
          <table:table-cell table:formula="of:=IF([.AC172]; [.$P172] + ([.$O172] - [.$P172]) * 6 * [.V172]; IF([.AD172]; [.$O172]; IF([.AE172]; [.$P172] + (([.$O172] - [.$P172]) * ((2/3) - [.V172]) * 6); [.$P172])))" office:value-type="float" office:value="0.4125" calcext:value-type="float">
            <text:p>0.4125</text:p>
          </table:table-cell>
          <table:table-cell table:formula="of:=ROUND([.AF172]*255)" office:value-type="float" office:value="64" calcext:value-type="float">
            <text:p>64</text:p>
          </table:table-cell>
          <table:table-cell table:formula="of:=ROUND([.AG172]*255)" office:value-type="float" office:value="22" calcext:value-type="float">
            <text:p>22</text:p>
          </table:table-cell>
          <table:table-cell table:formula="of:=ROUND([.AH172]*255)" office:value-type="float" office:value="105" calcext:value-type="float">
            <text:p>105</text:p>
          </table:table-cell>
        </table:table-row>
        <table:table-row table:style-name="ro3">
          <table:table-cell table:formula="of:=[.A172]" office:value-type="float" office:value="270" calcext:value-type="float">
            <text:p>270</text:p>
          </table:table-cell>
          <table:table-cell table:formula="of:=[.B172]" office:value-type="float" office:value="65" calcext:value-type="float">
            <text:p>65</text:p>
          </table:table-cell>
          <table:table-cell table:formula="of:=IF([.C$5]=[.C172]; 5; [.C172]+5)" office:value-type="float" office:value="30" calcext:value-type="float">
            <text:p>30</text:p>
          </table:table-cell>
          <table:table-cell table:formula="of:=[.AI173]&amp;&quot;, &quot;&amp;[.AJ173]&amp;&quot;, &quot;&amp;[.AK173]" office:value-type="string" office:string-value="76, 27, 126" calcext:value-type="string">
            <text:p>76, 27, 126</text:p>
          </table:table-cell>
          <table:table-cell table:formula="of:=DEC2HEX([.AI173]; 2)&amp;DEC2HEX([.AJ173]; 2)&amp;DEC2HEX([.AK173]; 2)" office:value-type="string" office:string-value="4C1B7E" calcext:value-type="string">
            <text:p>4C1B7E</text:p>
          </table:table-cell>
          <table:table-cell table:formula="of:=[.A173]/360" office:value-type="float" office:value="0.75" calcext:value-type="float">
            <text:p>0.75</text:p>
          </table:table-cell>
          <table:table-cell table:formula="of:=[.B173]/100" office:value-type="float" office:value="0.65" calcext:value-type="float">
            <text:p>0.65</text:p>
          </table:table-cell>
          <table:table-cell table:formula="of:=[.C173]/100" office:value-type="float" office:value="0.3" calcext:value-type="float">
            <text:p>0.3</text:p>
          </table:table-cell>
          <table:table-cell table:formula="of:=IF([.B173]&gt;0; TRUE(); FALSE())" office:value-type="boolean" office:boolean-value="true" calcext:value-type="boolean">
            <text:p>TRUE</text:p>
          </table:table-cell>
          <table:table-cell table:formula="of:=IF([.I173]; &quot;&quot;; ROUND([.C173]*2.55))">
            <text:p/>
          </table:table-cell>
          <table:table-cell table:formula="of:=[.J173]">
            <text:p/>
          </table:table-cell>
          <table:table-cell table:formula="of:=[.J173]">
            <text:p/>
          </table:table-cell>
          <table:table-cell table:formula="of:=[.H173] * (1 + [.G173])" office:value-type="float" office:value="0.495" calcext:value-type="float">
            <text:p>0.495</text:p>
          </table:table-cell>
          <table:table-cell table:formula="of:= ([.H173] + [.G173]) - ([.H173] * [.G173])" office:value-type="float" office:value="0.755" calcext:value-type="float">
            <text:p>0.755</text:p>
          </table:table-cell>
          <table:table-cell table:formula="of:=IF([.H173] &lt;= 0.5; [.M173]; [.N173])" office:value-type="float" office:value="0.495" calcext:value-type="float">
            <text:p>0.495</text:p>
          </table:table-cell>
          <table:table-cell table:formula="of:= (2 * [.H173]) - [.O173]" office:value-type="float" office:value="0.105" calcext:value-type="float">
            <text:p>0.105</text:p>
          </table:table-cell>
          <table:table-cell table:formula="of:=[.F173] + (1/3)" office:value-type="float" office:value="1.08333333333333" calcext:value-type="float">
            <text:p>1.08333333333333</text:p>
          </table:table-cell>
          <table:table-cell table:formula="of:=[.F173]" office:value-type="float" office:value="0.75" calcext:value-type="float">
            <text:p>0.75</text:p>
          </table:table-cell>
          <table:table-cell table:formula="of:=[.F173] - (1/3)" office:value-type="float" office:value="0.416666666666667" calcext:value-type="float">
            <text:p>0.416666666666667</text:p>
          </table:table-cell>
          <table:table-cell table:formula="of:=IF([.Q173]&lt;0; [.Q173]+1; IF([.Q173]&gt;1; [.Q173]-1; [.Q173]))" office:value-type="float" office:value="0.0833333333333333" calcext:value-type="float">
            <text:p>0.0833333333333333</text:p>
          </table:table-cell>
          <table:table-cell table:formula="of:=IF([.R173]&lt;0; [.R173]+1; IF([.R173]&gt;1; [.R173]-1; [.R173]))" office:value-type="float" office:value="0.75" calcext:value-type="float">
            <text:p>0.75</text:p>
          </table:table-cell>
          <table:table-cell table:formula="of:=IF([.S173]&lt;0; [.S173]+1; IF([.S173]&gt;1; [.S173]-1; [.S173]))" office:value-type="float" office:value="0.416666666666667" calcext:value-type="float">
            <text:p>0.416666666666667</text:p>
          </table:table-cell>
          <table:table-cell table:formula="of:=IF((6* [.T173]) &lt; 1; TRUE(); FALSE())" office:value-type="boolean" office:boolean-value="true" calcext:value-type="boolean">
            <text:p>TRUE</text:p>
          </table:table-cell>
          <table:table-cell table:formula="of:=IF((2* [.T173]) &lt; 1; TRUE(); FALSE())" office:value-type="boolean" office:boolean-value="true" calcext:value-type="boolean">
            <text:p>TRUE</text:p>
          </table:table-cell>
          <table:table-cell table:formula="of:=IF((3* [.T173]) &lt; 2; TRUE(); FALSE())" office:value-type="boolean" office:boolean-value="true" calcext:value-type="boolean">
            <text:p>TRUE</text:p>
          </table:table-cell>
          <table:table-cell table:formula="of:=IF((6* [.U173]) &lt; 1; TRUE(); FALSE())" office:value-type="boolean" office:boolean-value="false" calcext:value-type="boolean">
            <text:p>FALSE</text:p>
          </table:table-cell>
          <table:table-cell table:formula="of:=IF((2* [.U173]) &lt; 1; TRUE(); FALSE())" office:value-type="boolean" office:boolean-value="false" calcext:value-type="boolean">
            <text:p>FALSE</text:p>
          </table:table-cell>
          <table:table-cell table:formula="of:=IF((3* [.U173]) &lt; 2; TRUE(); FALSE())" office:value-type="boolean" office:boolean-value="false" calcext:value-type="boolean">
            <text:p>FALSE</text:p>
          </table:table-cell>
          <table:table-cell table:formula="of:=IF((6* [.V173]) &lt; 1; TRUE(); FALSE())" office:value-type="boolean" office:boolean-value="false" calcext:value-type="boolean">
            <text:p>FALSE</text:p>
          </table:table-cell>
          <table:table-cell table:formula="of:=IF((2* [.V173]) &lt; 1; TRUE(); FALSE())" office:value-type="boolean" office:boolean-value="true" calcext:value-type="boolean">
            <text:p>TRUE</text:p>
          </table:table-cell>
          <table:table-cell table:formula="of:=IF((3* [.V173]) &lt; 2; TRUE(); FALSE())" office:value-type="boolean" office:boolean-value="true" calcext:value-type="boolean">
            <text:p>TRUE</text:p>
          </table:table-cell>
          <table:table-cell table:formula="of:=IF([.W173]; [.$P173] + ([.$O173] - [.$P173]) * 6 * [.T173]; IF([.X173]; [.$O173]; IF([.Y173]; [.$P173] + (([.$O173] - [.$P173]) * ((2/3) - [.T173]) * 6); [.$P173])))" office:value-type="float" office:value="0.3" calcext:value-type="float">
            <text:p>0.3</text:p>
          </table:table-cell>
          <table:table-cell table:formula="of:=IF([.Z173]; [.$P173] + ([.$O173] - [.$P173]) * 6 * [.U173]; IF([.AA173]; [.$O173]; IF([.AB173]; [.$P173] + (([.$O173] - [.$P173]) * ((2/3) - [.U173]) * 6); [.$P173])))" office:value-type="float" office:value="0.105" calcext:value-type="float">
            <text:p>0.105</text:p>
          </table:table-cell>
          <table:table-cell table:formula="of:=IF([.AC173]; [.$P173] + ([.$O173] - [.$P173]) * 6 * [.V173]; IF([.AD173]; [.$O173]; IF([.AE173]; [.$P173] + (([.$O173] - [.$P173]) * ((2/3) - [.V173]) * 6); [.$P173])))" office:value-type="float" office:value="0.495" calcext:value-type="float">
            <text:p>0.495</text:p>
          </table:table-cell>
          <table:table-cell table:formula="of:=ROUND([.AF173]*255)" office:value-type="float" office:value="76" calcext:value-type="float">
            <text:p>76</text:p>
          </table:table-cell>
          <table:table-cell table:formula="of:=ROUND([.AG173]*255)" office:value-type="float" office:value="27" calcext:value-type="float">
            <text:p>27</text:p>
          </table:table-cell>
          <table:table-cell table:formula="of:=ROUND([.AH173]*255)" office:value-type="float" office:value="126" calcext:value-type="float">
            <text:p>126</text:p>
          </table:table-cell>
        </table:table-row>
        <table:table-row table:style-name="ro3">
          <table:table-cell table:formula="of:=[.A173]" office:value-type="float" office:value="270" calcext:value-type="float">
            <text:p>270</text:p>
          </table:table-cell>
          <table:table-cell table:formula="of:=[.B173]" office:value-type="float" office:value="65" calcext:value-type="float">
            <text:p>65</text:p>
          </table:table-cell>
          <table:table-cell table:formula="of:=IF([.C$5]=[.C173]; 5; [.C173]+5)" office:value-type="float" office:value="35" calcext:value-type="float">
            <text:p>35</text:p>
          </table:table-cell>
          <table:table-cell table:formula="of:=[.AI174]&amp;&quot;, &quot;&amp;[.AJ174]&amp;&quot;, &quot;&amp;[.AK174]" office:value-type="string" office:string-value="89, 31, 147" calcext:value-type="string">
            <text:p>89, 31, 147</text:p>
          </table:table-cell>
          <table:table-cell table:formula="of:=DEC2HEX([.AI174]; 2)&amp;DEC2HEX([.AJ174]; 2)&amp;DEC2HEX([.AK174]; 2)" office:value-type="string" office:string-value="591F93" calcext:value-type="string">
            <text:p>591F93</text:p>
          </table:table-cell>
          <table:table-cell table:formula="of:=[.A174]/360" office:value-type="float" office:value="0.75" calcext:value-type="float">
            <text:p>0.75</text:p>
          </table:table-cell>
          <table:table-cell table:formula="of:=[.B174]/100" office:value-type="float" office:value="0.65" calcext:value-type="float">
            <text:p>0.65</text:p>
          </table:table-cell>
          <table:table-cell table:formula="of:=[.C174]/100" office:value-type="float" office:value="0.35" calcext:value-type="float">
            <text:p>0.35</text:p>
          </table:table-cell>
          <table:table-cell table:formula="of:=IF([.B174]&gt;0; TRUE(); FALSE())" office:value-type="boolean" office:boolean-value="true" calcext:value-type="boolean">
            <text:p>TRUE</text:p>
          </table:table-cell>
          <table:table-cell table:formula="of:=IF([.I174]; &quot;&quot;; ROUND([.C174]*2.55))">
            <text:p/>
          </table:table-cell>
          <table:table-cell table:formula="of:=[.J174]">
            <text:p/>
          </table:table-cell>
          <table:table-cell table:formula="of:=[.J174]">
            <text:p/>
          </table:table-cell>
          <table:table-cell table:formula="of:=[.H174] * (1 + [.G174])" office:value-type="float" office:value="0.5775" calcext:value-type="float">
            <text:p>0.5775</text:p>
          </table:table-cell>
          <table:table-cell table:formula="of:= ([.H174] + [.G174]) - ([.H174] * [.G174])" office:value-type="float" office:value="0.7725" calcext:value-type="float">
            <text:p>0.7725</text:p>
          </table:table-cell>
          <table:table-cell table:formula="of:=IF([.H174] &lt;= 0.5; [.M174]; [.N174])" office:value-type="float" office:value="0.5775" calcext:value-type="float">
            <text:p>0.5775</text:p>
          </table:table-cell>
          <table:table-cell table:formula="of:= (2 * [.H174]) - [.O174]" office:value-type="float" office:value="0.1225" calcext:value-type="float">
            <text:p>0.1225</text:p>
          </table:table-cell>
          <table:table-cell table:formula="of:=[.F174] + (1/3)" office:value-type="float" office:value="1.08333333333333" calcext:value-type="float">
            <text:p>1.08333333333333</text:p>
          </table:table-cell>
          <table:table-cell table:formula="of:=[.F174]" office:value-type="float" office:value="0.75" calcext:value-type="float">
            <text:p>0.75</text:p>
          </table:table-cell>
          <table:table-cell table:formula="of:=[.F174] - (1/3)" office:value-type="float" office:value="0.416666666666667" calcext:value-type="float">
            <text:p>0.416666666666667</text:p>
          </table:table-cell>
          <table:table-cell table:formula="of:=IF([.Q174]&lt;0; [.Q174]+1; IF([.Q174]&gt;1; [.Q174]-1; [.Q174]))" office:value-type="float" office:value="0.0833333333333333" calcext:value-type="float">
            <text:p>0.0833333333333333</text:p>
          </table:table-cell>
          <table:table-cell table:formula="of:=IF([.R174]&lt;0; [.R174]+1; IF([.R174]&gt;1; [.R174]-1; [.R174]))" office:value-type="float" office:value="0.75" calcext:value-type="float">
            <text:p>0.75</text:p>
          </table:table-cell>
          <table:table-cell table:formula="of:=IF([.S174]&lt;0; [.S174]+1; IF([.S174]&gt;1; [.S174]-1; [.S174]))" office:value-type="float" office:value="0.416666666666667" calcext:value-type="float">
            <text:p>0.416666666666667</text:p>
          </table:table-cell>
          <table:table-cell table:formula="of:=IF((6* [.T174]) &lt; 1; TRUE(); FALSE())" office:value-type="boolean" office:boolean-value="true" calcext:value-type="boolean">
            <text:p>TRUE</text:p>
          </table:table-cell>
          <table:table-cell table:formula="of:=IF((2* [.T174]) &lt; 1; TRUE(); FALSE())" office:value-type="boolean" office:boolean-value="true" calcext:value-type="boolean">
            <text:p>TRUE</text:p>
          </table:table-cell>
          <table:table-cell table:formula="of:=IF((3* [.T174]) &lt; 2; TRUE(); FALSE())" office:value-type="boolean" office:boolean-value="true" calcext:value-type="boolean">
            <text:p>TRUE</text:p>
          </table:table-cell>
          <table:table-cell table:formula="of:=IF((6* [.U174]) &lt; 1; TRUE(); FALSE())" office:value-type="boolean" office:boolean-value="false" calcext:value-type="boolean">
            <text:p>FALSE</text:p>
          </table:table-cell>
          <table:table-cell table:formula="of:=IF((2* [.U174]) &lt; 1; TRUE(); FALSE())" office:value-type="boolean" office:boolean-value="false" calcext:value-type="boolean">
            <text:p>FALSE</text:p>
          </table:table-cell>
          <table:table-cell table:formula="of:=IF((3* [.U174]) &lt; 2; TRUE(); FALSE())" office:value-type="boolean" office:boolean-value="false" calcext:value-type="boolean">
            <text:p>FALSE</text:p>
          </table:table-cell>
          <table:table-cell table:formula="of:=IF((6* [.V174]) &lt; 1; TRUE(); FALSE())" office:value-type="boolean" office:boolean-value="false" calcext:value-type="boolean">
            <text:p>FALSE</text:p>
          </table:table-cell>
          <table:table-cell table:formula="of:=IF((2* [.V174]) &lt; 1; TRUE(); FALSE())" office:value-type="boolean" office:boolean-value="true" calcext:value-type="boolean">
            <text:p>TRUE</text:p>
          </table:table-cell>
          <table:table-cell table:formula="of:=IF((3* [.V174]) &lt; 2; TRUE(); FALSE())" office:value-type="boolean" office:boolean-value="true" calcext:value-type="boolean">
            <text:p>TRUE</text:p>
          </table:table-cell>
          <table:table-cell table:formula="of:=IF([.W174]; [.$P174] + ([.$O174] - [.$P174]) * 6 * [.T174]; IF([.X174]; [.$O174]; IF([.Y174]; [.$P174] + (([.$O174] - [.$P174]) * ((2/3) - [.T174]) * 6); [.$P174])))" office:value-type="float" office:value="0.35" calcext:value-type="float">
            <text:p>0.35</text:p>
          </table:table-cell>
          <table:table-cell table:formula="of:=IF([.Z174]; [.$P174] + ([.$O174] - [.$P174]) * 6 * [.U174]; IF([.AA174]; [.$O174]; IF([.AB174]; [.$P174] + (([.$O174] - [.$P174]) * ((2/3) - [.U174]) * 6); [.$P174])))" office:value-type="float" office:value="0.1225" calcext:value-type="float">
            <text:p>0.1225</text:p>
          </table:table-cell>
          <table:table-cell table:formula="of:=IF([.AC174]; [.$P174] + ([.$O174] - [.$P174]) * 6 * [.V174]; IF([.AD174]; [.$O174]; IF([.AE174]; [.$P174] + (([.$O174] - [.$P174]) * ((2/3) - [.V174]) * 6); [.$P174])))" office:value-type="float" office:value="0.5775" calcext:value-type="float">
            <text:p>0.5775</text:p>
          </table:table-cell>
          <table:table-cell table:formula="of:=ROUND([.AF174]*255)" office:value-type="float" office:value="89" calcext:value-type="float">
            <text:p>89</text:p>
          </table:table-cell>
          <table:table-cell table:formula="of:=ROUND([.AG174]*255)" office:value-type="float" office:value="31" calcext:value-type="float">
            <text:p>31</text:p>
          </table:table-cell>
          <table:table-cell table:formula="of:=ROUND([.AH174]*255)" office:value-type="float" office:value="147" calcext:value-type="float">
            <text:p>147</text:p>
          </table:table-cell>
        </table:table-row>
        <table:table-row table:style-name="ro3">
          <table:table-cell table:formula="of:=[.A174]" office:value-type="float" office:value="270" calcext:value-type="float">
            <text:p>270</text:p>
          </table:table-cell>
          <table:table-cell table:formula="of:=[.B174]" office:value-type="float" office:value="65" calcext:value-type="float">
            <text:p>65</text:p>
          </table:table-cell>
          <table:table-cell table:formula="of:=IF([.C$5]=[.C174]; 5; [.C174]+5)" office:value-type="float" office:value="40" calcext:value-type="float">
            <text:p>40</text:p>
          </table:table-cell>
          <table:table-cell table:formula="of:=[.AI175]&amp;&quot;, &quot;&amp;[.AJ175]&amp;&quot;, &quot;&amp;[.AK175]" office:value-type="string" office:string-value="102, 36, 168" calcext:value-type="string">
            <text:p>102, 36, 168</text:p>
          </table:table-cell>
          <table:table-cell table:formula="of:=DEC2HEX([.AI175]; 2)&amp;DEC2HEX([.AJ175]; 2)&amp;DEC2HEX([.AK175]; 2)" office:value-type="string" office:string-value="6624A8" calcext:value-type="string">
            <text:p>6624A8</text:p>
          </table:table-cell>
          <table:table-cell table:formula="of:=[.A175]/360" office:value-type="float" office:value="0.75" calcext:value-type="float">
            <text:p>0.75</text:p>
          </table:table-cell>
          <table:table-cell table:formula="of:=[.B175]/100" office:value-type="float" office:value="0.65" calcext:value-type="float">
            <text:p>0.65</text:p>
          </table:table-cell>
          <table:table-cell table:formula="of:=[.C175]/100" office:value-type="float" office:value="0.4" calcext:value-type="float">
            <text:p>0.4</text:p>
          </table:table-cell>
          <table:table-cell table:formula="of:=IF([.B175]&gt;0; TRUE(); FALSE())" office:value-type="boolean" office:boolean-value="true" calcext:value-type="boolean">
            <text:p>TRUE</text:p>
          </table:table-cell>
          <table:table-cell table:formula="of:=IF([.I175]; &quot;&quot;; ROUND([.C175]*2.55))">
            <text:p/>
          </table:table-cell>
          <table:table-cell table:formula="of:=[.J175]">
            <text:p/>
          </table:table-cell>
          <table:table-cell table:formula="of:=[.J175]">
            <text:p/>
          </table:table-cell>
          <table:table-cell table:formula="of:=[.H175] * (1 + [.G175])" office:value-type="float" office:value="0.66" calcext:value-type="float">
            <text:p>0.66</text:p>
          </table:table-cell>
          <table:table-cell table:formula="of:= ([.H175] + [.G175]) - ([.H175] * [.G175])" office:value-type="float" office:value="0.79" calcext:value-type="float">
            <text:p>0.79</text:p>
          </table:table-cell>
          <table:table-cell table:formula="of:=IF([.H175] &lt;= 0.5; [.M175]; [.N175])" office:value-type="float" office:value="0.66" calcext:value-type="float">
            <text:p>0.66</text:p>
          </table:table-cell>
          <table:table-cell table:formula="of:= (2 * [.H175]) - [.O175]" office:value-type="float" office:value="0.14" calcext:value-type="float">
            <text:p>0.14</text:p>
          </table:table-cell>
          <table:table-cell table:formula="of:=[.F175] + (1/3)" office:value-type="float" office:value="1.08333333333333" calcext:value-type="float">
            <text:p>1.08333333333333</text:p>
          </table:table-cell>
          <table:table-cell table:formula="of:=[.F175]" office:value-type="float" office:value="0.75" calcext:value-type="float">
            <text:p>0.75</text:p>
          </table:table-cell>
          <table:table-cell table:formula="of:=[.F175] - (1/3)" office:value-type="float" office:value="0.416666666666667" calcext:value-type="float">
            <text:p>0.416666666666667</text:p>
          </table:table-cell>
          <table:table-cell table:formula="of:=IF([.Q175]&lt;0; [.Q175]+1; IF([.Q175]&gt;1; [.Q175]-1; [.Q175]))" office:value-type="float" office:value="0.0833333333333333" calcext:value-type="float">
            <text:p>0.0833333333333333</text:p>
          </table:table-cell>
          <table:table-cell table:formula="of:=IF([.R175]&lt;0; [.R175]+1; IF([.R175]&gt;1; [.R175]-1; [.R175]))" office:value-type="float" office:value="0.75" calcext:value-type="float">
            <text:p>0.75</text:p>
          </table:table-cell>
          <table:table-cell table:formula="of:=IF([.S175]&lt;0; [.S175]+1; IF([.S175]&gt;1; [.S175]-1; [.S175]))" office:value-type="float" office:value="0.416666666666667" calcext:value-type="float">
            <text:p>0.416666666666667</text:p>
          </table:table-cell>
          <table:table-cell table:formula="of:=IF((6* [.T175]) &lt; 1; TRUE(); FALSE())" office:value-type="boolean" office:boolean-value="true" calcext:value-type="boolean">
            <text:p>TRUE</text:p>
          </table:table-cell>
          <table:table-cell table:formula="of:=IF((2* [.T175]) &lt; 1; TRUE(); FALSE())" office:value-type="boolean" office:boolean-value="true" calcext:value-type="boolean">
            <text:p>TRUE</text:p>
          </table:table-cell>
          <table:table-cell table:formula="of:=IF((3* [.T175]) &lt; 2; TRUE(); FALSE())" office:value-type="boolean" office:boolean-value="true" calcext:value-type="boolean">
            <text:p>TRUE</text:p>
          </table:table-cell>
          <table:table-cell table:formula="of:=IF((6* [.U175]) &lt; 1; TRUE(); FALSE())" office:value-type="boolean" office:boolean-value="false" calcext:value-type="boolean">
            <text:p>FALSE</text:p>
          </table:table-cell>
          <table:table-cell table:formula="of:=IF((2* [.U175]) &lt; 1; TRUE(); FALSE())" office:value-type="boolean" office:boolean-value="false" calcext:value-type="boolean">
            <text:p>FALSE</text:p>
          </table:table-cell>
          <table:table-cell table:formula="of:=IF((3* [.U175]) &lt; 2; TRUE(); FALSE())" office:value-type="boolean" office:boolean-value="false" calcext:value-type="boolean">
            <text:p>FALSE</text:p>
          </table:table-cell>
          <table:table-cell table:formula="of:=IF((6* [.V175]) &lt; 1; TRUE(); FALSE())" office:value-type="boolean" office:boolean-value="false" calcext:value-type="boolean">
            <text:p>FALSE</text:p>
          </table:table-cell>
          <table:table-cell table:formula="of:=IF((2* [.V175]) &lt; 1; TRUE(); FALSE())" office:value-type="boolean" office:boolean-value="true" calcext:value-type="boolean">
            <text:p>TRUE</text:p>
          </table:table-cell>
          <table:table-cell table:formula="of:=IF((3* [.V175]) &lt; 2; TRUE(); FALSE())" office:value-type="boolean" office:boolean-value="true" calcext:value-type="boolean">
            <text:p>TRUE</text:p>
          </table:table-cell>
          <table:table-cell table:formula="of:=IF([.W175]; [.$P175] + ([.$O175] - [.$P175]) * 6 * [.T175]; IF([.X175]; [.$O175]; IF([.Y175]; [.$P175] + (([.$O175] - [.$P175]) * ((2/3) - [.T175]) * 6); [.$P175])))" office:value-type="float" office:value="0.4" calcext:value-type="float">
            <text:p>0.4</text:p>
          </table:table-cell>
          <table:table-cell table:formula="of:=IF([.Z175]; [.$P175] + ([.$O175] - [.$P175]) * 6 * [.U175]; IF([.AA175]; [.$O175]; IF([.AB175]; [.$P175] + (([.$O175] - [.$P175]) * ((2/3) - [.U175]) * 6); [.$P175])))" office:value-type="float" office:value="0.14" calcext:value-type="float">
            <text:p>0.14</text:p>
          </table:table-cell>
          <table:table-cell table:formula="of:=IF([.AC175]; [.$P175] + ([.$O175] - [.$P175]) * 6 * [.V175]; IF([.AD175]; [.$O175]; IF([.AE175]; [.$P175] + (([.$O175] - [.$P175]) * ((2/3) - [.V175]) * 6); [.$P175])))" office:value-type="float" office:value="0.66" calcext:value-type="float">
            <text:p>0.66</text:p>
          </table:table-cell>
          <table:table-cell table:formula="of:=ROUND([.AF175]*255)" office:value-type="float" office:value="102" calcext:value-type="float">
            <text:p>102</text:p>
          </table:table-cell>
          <table:table-cell table:formula="of:=ROUND([.AG175]*255)" office:value-type="float" office:value="36" calcext:value-type="float">
            <text:p>36</text:p>
          </table:table-cell>
          <table:table-cell table:formula="of:=ROUND([.AH175]*255)" office:value-type="float" office:value="168" calcext:value-type="float">
            <text:p>168</text:p>
          </table:table-cell>
        </table:table-row>
        <table:table-row table:style-name="ro3">
          <table:table-cell table:formula="of:=[.A175]" office:value-type="float" office:value="270" calcext:value-type="float">
            <text:p>270</text:p>
          </table:table-cell>
          <table:table-cell table:formula="of:=[.B175]" office:value-type="float" office:value="65" calcext:value-type="float">
            <text:p>65</text:p>
          </table:table-cell>
          <table:table-cell table:formula="of:=IF([.C$5]=[.C175]; 5; [.C175]+5)" office:value-type="float" office:value="45" calcext:value-type="float">
            <text:p>45</text:p>
          </table:table-cell>
          <table:table-cell table:formula="of:=[.AI176]&amp;&quot;, &quot;&amp;[.AJ176]&amp;&quot;, &quot;&amp;[.AK176]" office:value-type="string" office:string-value="115, 40, 189" calcext:value-type="string">
            <text:p>115, 40, 189</text:p>
          </table:table-cell>
          <table:table-cell table:formula="of:=DEC2HEX([.AI176]; 2)&amp;DEC2HEX([.AJ176]; 2)&amp;DEC2HEX([.AK176]; 2)" office:value-type="string" office:string-value="7328BD" calcext:value-type="string">
            <text:p>7328BD</text:p>
          </table:table-cell>
          <table:table-cell table:formula="of:=[.A176]/360" office:value-type="float" office:value="0.75" calcext:value-type="float">
            <text:p>0.75</text:p>
          </table:table-cell>
          <table:table-cell table:formula="of:=[.B176]/100" office:value-type="float" office:value="0.65" calcext:value-type="float">
            <text:p>0.65</text:p>
          </table:table-cell>
          <table:table-cell table:formula="of:=[.C176]/100" office:value-type="float" office:value="0.45" calcext:value-type="float">
            <text:p>0.45</text:p>
          </table:table-cell>
          <table:table-cell table:formula="of:=IF([.B176]&gt;0; TRUE(); FALSE())" office:value-type="boolean" office:boolean-value="true" calcext:value-type="boolean">
            <text:p>TRUE</text:p>
          </table:table-cell>
          <table:table-cell table:formula="of:=IF([.I176]; &quot;&quot;; ROUND([.C176]*2.55))">
            <text:p/>
          </table:table-cell>
          <table:table-cell table:formula="of:=[.J176]">
            <text:p/>
          </table:table-cell>
          <table:table-cell table:formula="of:=[.J176]">
            <text:p/>
          </table:table-cell>
          <table:table-cell table:formula="of:=[.H176] * (1 + [.G176])" office:value-type="float" office:value="0.7425" calcext:value-type="float">
            <text:p>0.7425</text:p>
          </table:table-cell>
          <table:table-cell table:formula="of:= ([.H176] + [.G176]) - ([.H176] * [.G176])" office:value-type="float" office:value="0.8075" calcext:value-type="float">
            <text:p>0.8075</text:p>
          </table:table-cell>
          <table:table-cell table:formula="of:=IF([.H176] &lt;= 0.5; [.M176]; [.N176])" office:value-type="float" office:value="0.7425" calcext:value-type="float">
            <text:p>0.7425</text:p>
          </table:table-cell>
          <table:table-cell table:formula="of:= (2 * [.H176]) - [.O176]" office:value-type="float" office:value="0.1575" calcext:value-type="float">
            <text:p>0.1575</text:p>
          </table:table-cell>
          <table:table-cell table:formula="of:=[.F176] + (1/3)" office:value-type="float" office:value="1.08333333333333" calcext:value-type="float">
            <text:p>1.08333333333333</text:p>
          </table:table-cell>
          <table:table-cell table:formula="of:=[.F176]" office:value-type="float" office:value="0.75" calcext:value-type="float">
            <text:p>0.75</text:p>
          </table:table-cell>
          <table:table-cell table:formula="of:=[.F176] - (1/3)" office:value-type="float" office:value="0.416666666666667" calcext:value-type="float">
            <text:p>0.416666666666667</text:p>
          </table:table-cell>
          <table:table-cell table:formula="of:=IF([.Q176]&lt;0; [.Q176]+1; IF([.Q176]&gt;1; [.Q176]-1; [.Q176]))" office:value-type="float" office:value="0.0833333333333333" calcext:value-type="float">
            <text:p>0.0833333333333333</text:p>
          </table:table-cell>
          <table:table-cell table:formula="of:=IF([.R176]&lt;0; [.R176]+1; IF([.R176]&gt;1; [.R176]-1; [.R176]))" office:value-type="float" office:value="0.75" calcext:value-type="float">
            <text:p>0.75</text:p>
          </table:table-cell>
          <table:table-cell table:formula="of:=IF([.S176]&lt;0; [.S176]+1; IF([.S176]&gt;1; [.S176]-1; [.S176]))" office:value-type="float" office:value="0.416666666666667" calcext:value-type="float">
            <text:p>0.416666666666667</text:p>
          </table:table-cell>
          <table:table-cell table:formula="of:=IF((6* [.T176]) &lt; 1; TRUE(); FALSE())" office:value-type="boolean" office:boolean-value="true" calcext:value-type="boolean">
            <text:p>TRUE</text:p>
          </table:table-cell>
          <table:table-cell table:formula="of:=IF((2* [.T176]) &lt; 1; TRUE(); FALSE())" office:value-type="boolean" office:boolean-value="true" calcext:value-type="boolean">
            <text:p>TRUE</text:p>
          </table:table-cell>
          <table:table-cell table:formula="of:=IF((3* [.T176]) &lt; 2; TRUE(); FALSE())" office:value-type="boolean" office:boolean-value="true" calcext:value-type="boolean">
            <text:p>TRUE</text:p>
          </table:table-cell>
          <table:table-cell table:formula="of:=IF((6* [.U176]) &lt; 1; TRUE(); FALSE())" office:value-type="boolean" office:boolean-value="false" calcext:value-type="boolean">
            <text:p>FALSE</text:p>
          </table:table-cell>
          <table:table-cell table:formula="of:=IF((2* [.U176]) &lt; 1; TRUE(); FALSE())" office:value-type="boolean" office:boolean-value="false" calcext:value-type="boolean">
            <text:p>FALSE</text:p>
          </table:table-cell>
          <table:table-cell table:formula="of:=IF((3* [.U176]) &lt; 2; TRUE(); FALSE())" office:value-type="boolean" office:boolean-value="false" calcext:value-type="boolean">
            <text:p>FALSE</text:p>
          </table:table-cell>
          <table:table-cell table:formula="of:=IF((6* [.V176]) &lt; 1; TRUE(); FALSE())" office:value-type="boolean" office:boolean-value="false" calcext:value-type="boolean">
            <text:p>FALSE</text:p>
          </table:table-cell>
          <table:table-cell table:formula="of:=IF((2* [.V176]) &lt; 1; TRUE(); FALSE())" office:value-type="boolean" office:boolean-value="true" calcext:value-type="boolean">
            <text:p>TRUE</text:p>
          </table:table-cell>
          <table:table-cell table:formula="of:=IF((3* [.V176]) &lt; 2; TRUE(); FALSE())" office:value-type="boolean" office:boolean-value="true" calcext:value-type="boolean">
            <text:p>TRUE</text:p>
          </table:table-cell>
          <table:table-cell table:formula="of:=IF([.W176]; [.$P176] + ([.$O176] - [.$P176]) * 6 * [.T176]; IF([.X176]; [.$O176]; IF([.Y176]; [.$P176] + (([.$O176] - [.$P176]) * ((2/3) - [.T176]) * 6); [.$P176])))" office:value-type="float" office:value="0.45" calcext:value-type="float">
            <text:p>0.45</text:p>
          </table:table-cell>
          <table:table-cell table:formula="of:=IF([.Z176]; [.$P176] + ([.$O176] - [.$P176]) * 6 * [.U176]; IF([.AA176]; [.$O176]; IF([.AB176]; [.$P176] + (([.$O176] - [.$P176]) * ((2/3) - [.U176]) * 6); [.$P176])))" office:value-type="float" office:value="0.1575" calcext:value-type="float">
            <text:p>0.1575</text:p>
          </table:table-cell>
          <table:table-cell table:formula="of:=IF([.AC176]; [.$P176] + ([.$O176] - [.$P176]) * 6 * [.V176]; IF([.AD176]; [.$O176]; IF([.AE176]; [.$P176] + (([.$O176] - [.$P176]) * ((2/3) - [.V176]) * 6); [.$P176])))" office:value-type="float" office:value="0.7425" calcext:value-type="float">
            <text:p>0.7425</text:p>
          </table:table-cell>
          <table:table-cell table:formula="of:=ROUND([.AF176]*255)" office:value-type="float" office:value="115" calcext:value-type="float">
            <text:p>115</text:p>
          </table:table-cell>
          <table:table-cell table:formula="of:=ROUND([.AG176]*255)" office:value-type="float" office:value="40" calcext:value-type="float">
            <text:p>40</text:p>
          </table:table-cell>
          <table:table-cell table:formula="of:=ROUND([.AH176]*255)" office:value-type="float" office:value="189" calcext:value-type="float">
            <text:p>189</text:p>
          </table:table-cell>
        </table:table-row>
        <table:table-row table:style-name="ro3">
          <table:table-cell table:formula="of:=[.A176]" office:value-type="float" office:value="270" calcext:value-type="float">
            <text:p>270</text:p>
          </table:table-cell>
          <table:table-cell table:formula="of:=[.B176]" office:value-type="float" office:value="65" calcext:value-type="float">
            <text:p>65</text:p>
          </table:table-cell>
          <table:table-cell table:formula="of:=IF([.C$5]=[.C176]; 5; [.C176]+5)" office:value-type="float" office:value="50" calcext:value-type="float">
            <text:p>50</text:p>
          </table:table-cell>
          <table:table-cell table:formula="of:=[.AI177]&amp;&quot;, &quot;&amp;[.AJ177]&amp;&quot;, &quot;&amp;[.AK177]" office:value-type="string" office:string-value="127, 45, 210" calcext:value-type="string">
            <text:p>127, 45, 210</text:p>
          </table:table-cell>
          <table:table-cell table:formula="of:=DEC2HEX([.AI177]; 2)&amp;DEC2HEX([.AJ177]; 2)&amp;DEC2HEX([.AK177]; 2)" office:value-type="string" office:string-value="7F2DD2" calcext:value-type="string">
            <text:p>7F2DD2</text:p>
          </table:table-cell>
          <table:table-cell table:formula="of:=[.A177]/360" office:value-type="float" office:value="0.75" calcext:value-type="float">
            <text:p>0.75</text:p>
          </table:table-cell>
          <table:table-cell table:formula="of:=[.B177]/100" office:value-type="float" office:value="0.65" calcext:value-type="float">
            <text:p>0.65</text:p>
          </table:table-cell>
          <table:table-cell table:formula="of:=[.C177]/100" office:value-type="float" office:value="0.5" calcext:value-type="float">
            <text:p>0.5</text:p>
          </table:table-cell>
          <table:table-cell table:formula="of:=IF([.B177]&gt;0; TRUE(); FALSE())" office:value-type="boolean" office:boolean-value="true" calcext:value-type="boolean">
            <text:p>TRUE</text:p>
          </table:table-cell>
          <table:table-cell table:formula="of:=IF([.I177]; &quot;&quot;; ROUND([.C177]*2.55))">
            <text:p/>
          </table:table-cell>
          <table:table-cell table:formula="of:=[.J177]">
            <text:p/>
          </table:table-cell>
          <table:table-cell table:formula="of:=[.J177]">
            <text:p/>
          </table:table-cell>
          <table:table-cell table:formula="of:=[.H177] * (1 + [.G177])" office:value-type="float" office:value="0.825" calcext:value-type="float">
            <text:p>0.825</text:p>
          </table:table-cell>
          <table:table-cell table:formula="of:= ([.H177] + [.G177]) - ([.H177] * [.G177])" office:value-type="float" office:value="0.825" calcext:value-type="float">
            <text:p>0.825</text:p>
          </table:table-cell>
          <table:table-cell table:formula="of:=IF([.H177] &lt;= 0.5; [.M177]; [.N177])" office:value-type="float" office:value="0.825" calcext:value-type="float">
            <text:p>0.825</text:p>
          </table:table-cell>
          <table:table-cell table:formula="of:= (2 * [.H177]) - [.O177]" office:value-type="float" office:value="0.175" calcext:value-type="float">
            <text:p>0.175</text:p>
          </table:table-cell>
          <table:table-cell table:formula="of:=[.F177] + (1/3)" office:value-type="float" office:value="1.08333333333333" calcext:value-type="float">
            <text:p>1.08333333333333</text:p>
          </table:table-cell>
          <table:table-cell table:formula="of:=[.F177]" office:value-type="float" office:value="0.75" calcext:value-type="float">
            <text:p>0.75</text:p>
          </table:table-cell>
          <table:table-cell table:formula="of:=[.F177] - (1/3)" office:value-type="float" office:value="0.416666666666667" calcext:value-type="float">
            <text:p>0.416666666666667</text:p>
          </table:table-cell>
          <table:table-cell table:formula="of:=IF([.Q177]&lt;0; [.Q177]+1; IF([.Q177]&gt;1; [.Q177]-1; [.Q177]))" office:value-type="float" office:value="0.0833333333333333" calcext:value-type="float">
            <text:p>0.0833333333333333</text:p>
          </table:table-cell>
          <table:table-cell table:formula="of:=IF([.R177]&lt;0; [.R177]+1; IF([.R177]&gt;1; [.R177]-1; [.R177]))" office:value-type="float" office:value="0.75" calcext:value-type="float">
            <text:p>0.75</text:p>
          </table:table-cell>
          <table:table-cell table:formula="of:=IF([.S177]&lt;0; [.S177]+1; IF([.S177]&gt;1; [.S177]-1; [.S177]))" office:value-type="float" office:value="0.416666666666667" calcext:value-type="float">
            <text:p>0.416666666666667</text:p>
          </table:table-cell>
          <table:table-cell table:formula="of:=IF((6* [.T177]) &lt; 1; TRUE(); FALSE())" office:value-type="boolean" office:boolean-value="true" calcext:value-type="boolean">
            <text:p>TRUE</text:p>
          </table:table-cell>
          <table:table-cell table:formula="of:=IF((2* [.T177]) &lt; 1; TRUE(); FALSE())" office:value-type="boolean" office:boolean-value="true" calcext:value-type="boolean">
            <text:p>TRUE</text:p>
          </table:table-cell>
          <table:table-cell table:formula="of:=IF((3* [.T177]) &lt; 2; TRUE(); FALSE())" office:value-type="boolean" office:boolean-value="true" calcext:value-type="boolean">
            <text:p>TRUE</text:p>
          </table:table-cell>
          <table:table-cell table:formula="of:=IF((6* [.U177]) &lt; 1; TRUE(); FALSE())" office:value-type="boolean" office:boolean-value="false" calcext:value-type="boolean">
            <text:p>FALSE</text:p>
          </table:table-cell>
          <table:table-cell table:formula="of:=IF((2* [.U177]) &lt; 1; TRUE(); FALSE())" office:value-type="boolean" office:boolean-value="false" calcext:value-type="boolean">
            <text:p>FALSE</text:p>
          </table:table-cell>
          <table:table-cell table:formula="of:=IF((3* [.U177]) &lt; 2; TRUE(); FALSE())" office:value-type="boolean" office:boolean-value="false" calcext:value-type="boolean">
            <text:p>FALSE</text:p>
          </table:table-cell>
          <table:table-cell table:formula="of:=IF((6* [.V177]) &lt; 1; TRUE(); FALSE())" office:value-type="boolean" office:boolean-value="false" calcext:value-type="boolean">
            <text:p>FALSE</text:p>
          </table:table-cell>
          <table:table-cell table:formula="of:=IF((2* [.V177]) &lt; 1; TRUE(); FALSE())" office:value-type="boolean" office:boolean-value="true" calcext:value-type="boolean">
            <text:p>TRUE</text:p>
          </table:table-cell>
          <table:table-cell table:formula="of:=IF((3* [.V177]) &lt; 2; TRUE(); FALSE())" office:value-type="boolean" office:boolean-value="true" calcext:value-type="boolean">
            <text:p>TRUE</text:p>
          </table:table-cell>
          <table:table-cell table:formula="of:=IF([.W177]; [.$P177] + ([.$O177] - [.$P177]) * 6 * [.T177]; IF([.X177]; [.$O177]; IF([.Y177]; [.$P177] + (([.$O177] - [.$P177]) * ((2/3) - [.T177]) * 6); [.$P177])))" office:value-type="float" office:value="0.5" calcext:value-type="float">
            <text:p>0.5</text:p>
          </table:table-cell>
          <table:table-cell table:formula="of:=IF([.Z177]; [.$P177] + ([.$O177] - [.$P177]) * 6 * [.U177]; IF([.AA177]; [.$O177]; IF([.AB177]; [.$P177] + (([.$O177] - [.$P177]) * ((2/3) - [.U177]) * 6); [.$P177])))" office:value-type="float" office:value="0.175" calcext:value-type="float">
            <text:p>0.175</text:p>
          </table:table-cell>
          <table:table-cell table:formula="of:=IF([.AC177]; [.$P177] + ([.$O177] - [.$P177]) * 6 * [.V177]; IF([.AD177]; [.$O177]; IF([.AE177]; [.$P177] + (([.$O177] - [.$P177]) * ((2/3) - [.V177]) * 6); [.$P177])))" office:value-type="float" office:value="0.825" calcext:value-type="float">
            <text:p>0.825</text:p>
          </table:table-cell>
          <table:table-cell table:formula="of:=ROUND([.AF177]*255)" office:value-type="float" office:value="127" calcext:value-type="float">
            <text:p>127</text:p>
          </table:table-cell>
          <table:table-cell table:formula="of:=ROUND([.AG177]*255)" office:value-type="float" office:value="45" calcext:value-type="float">
            <text:p>45</text:p>
          </table:table-cell>
          <table:table-cell table:formula="of:=ROUND([.AH177]*255)" office:value-type="float" office:value="210" calcext:value-type="float">
            <text:p>210</text:p>
          </table:table-cell>
        </table:table-row>
        <table:table-row table:style-name="ro3">
          <table:table-cell table:formula="of:=[.A177]" office:value-type="float" office:value="270" calcext:value-type="float">
            <text:p>270</text:p>
          </table:table-cell>
          <table:table-cell table:formula="of:=[.B177]" office:value-type="float" office:value="65" calcext:value-type="float">
            <text:p>65</text:p>
          </table:table-cell>
          <table:table-cell table:formula="of:=IF([.C$5]=[.C177]; 5; [.C177]+5)" office:value-type="float" office:value="55" calcext:value-type="float">
            <text:p>55</text:p>
          </table:table-cell>
          <table:table-cell table:formula="of:=[.AI178]&amp;&quot;, &quot;&amp;[.AJ178]&amp;&quot;, &quot;&amp;[.AK178]" office:value-type="string" office:string-value="140, 66, 215" calcext:value-type="string">
            <text:p>140, 66, 215</text:p>
          </table:table-cell>
          <table:table-cell table:formula="of:=DEC2HEX([.AI178]; 2)&amp;DEC2HEX([.AJ178]; 2)&amp;DEC2HEX([.AK178]; 2)" office:value-type="string" office:string-value="8C42D7" calcext:value-type="string">
            <text:p>8C42D7</text:p>
          </table:table-cell>
          <table:table-cell table:formula="of:=[.A178]/360" office:value-type="float" office:value="0.75" calcext:value-type="float">
            <text:p>0.75</text:p>
          </table:table-cell>
          <table:table-cell table:formula="of:=[.B178]/100" office:value-type="float" office:value="0.65" calcext:value-type="float">
            <text:p>0.65</text:p>
          </table:table-cell>
          <table:table-cell table:formula="of:=[.C178]/100" office:value-type="float" office:value="0.55" calcext:value-type="float">
            <text:p>0.55</text:p>
          </table:table-cell>
          <table:table-cell table:formula="of:=IF([.B178]&gt;0; TRUE(); FALSE())" office:value-type="boolean" office:boolean-value="true" calcext:value-type="boolean">
            <text:p>TRUE</text:p>
          </table:table-cell>
          <table:table-cell table:formula="of:=IF([.I178]; &quot;&quot;; ROUND([.C178]*2.55))">
            <text:p/>
          </table:table-cell>
          <table:table-cell table:formula="of:=[.J178]">
            <text:p/>
          </table:table-cell>
          <table:table-cell table:formula="of:=[.J178]">
            <text:p/>
          </table:table-cell>
          <table:table-cell table:formula="of:=[.H178] * (1 + [.G178])" office:value-type="float" office:value="0.9075" calcext:value-type="float">
            <text:p>0.9075</text:p>
          </table:table-cell>
          <table:table-cell table:formula="of:= ([.H178] + [.G178]) - ([.H178] * [.G178])" office:value-type="float" office:value="0.8425" calcext:value-type="float">
            <text:p>0.8425</text:p>
          </table:table-cell>
          <table:table-cell table:formula="of:=IF([.H178] &lt;= 0.5; [.M178]; [.N178])" office:value-type="float" office:value="0.8425" calcext:value-type="float">
            <text:p>0.8425</text:p>
          </table:table-cell>
          <table:table-cell table:formula="of:= (2 * [.H178]) - [.O178]" office:value-type="float" office:value="0.2575" calcext:value-type="float">
            <text:p>0.2575</text:p>
          </table:table-cell>
          <table:table-cell table:formula="of:=[.F178] + (1/3)" office:value-type="float" office:value="1.08333333333333" calcext:value-type="float">
            <text:p>1.08333333333333</text:p>
          </table:table-cell>
          <table:table-cell table:formula="of:=[.F178]" office:value-type="float" office:value="0.75" calcext:value-type="float">
            <text:p>0.75</text:p>
          </table:table-cell>
          <table:table-cell table:formula="of:=[.F178] - (1/3)" office:value-type="float" office:value="0.416666666666667" calcext:value-type="float">
            <text:p>0.416666666666667</text:p>
          </table:table-cell>
          <table:table-cell table:formula="of:=IF([.Q178]&lt;0; [.Q178]+1; IF([.Q178]&gt;1; [.Q178]-1; [.Q178]))" office:value-type="float" office:value="0.0833333333333333" calcext:value-type="float">
            <text:p>0.0833333333333333</text:p>
          </table:table-cell>
          <table:table-cell table:formula="of:=IF([.R178]&lt;0; [.R178]+1; IF([.R178]&gt;1; [.R178]-1; [.R178]))" office:value-type="float" office:value="0.75" calcext:value-type="float">
            <text:p>0.75</text:p>
          </table:table-cell>
          <table:table-cell table:formula="of:=IF([.S178]&lt;0; [.S178]+1; IF([.S178]&gt;1; [.S178]-1; [.S178]))" office:value-type="float" office:value="0.416666666666667" calcext:value-type="float">
            <text:p>0.416666666666667</text:p>
          </table:table-cell>
          <table:table-cell table:formula="of:=IF((6* [.T178]) &lt; 1; TRUE(); FALSE())" office:value-type="boolean" office:boolean-value="true" calcext:value-type="boolean">
            <text:p>TRUE</text:p>
          </table:table-cell>
          <table:table-cell table:formula="of:=IF((2* [.T178]) &lt; 1; TRUE(); FALSE())" office:value-type="boolean" office:boolean-value="true" calcext:value-type="boolean">
            <text:p>TRUE</text:p>
          </table:table-cell>
          <table:table-cell table:formula="of:=IF((3* [.T178]) &lt; 2; TRUE(); FALSE())" office:value-type="boolean" office:boolean-value="true" calcext:value-type="boolean">
            <text:p>TRUE</text:p>
          </table:table-cell>
          <table:table-cell table:formula="of:=IF((6* [.U178]) &lt; 1; TRUE(); FALSE())" office:value-type="boolean" office:boolean-value="false" calcext:value-type="boolean">
            <text:p>FALSE</text:p>
          </table:table-cell>
          <table:table-cell table:formula="of:=IF((2* [.U178]) &lt; 1; TRUE(); FALSE())" office:value-type="boolean" office:boolean-value="false" calcext:value-type="boolean">
            <text:p>FALSE</text:p>
          </table:table-cell>
          <table:table-cell table:formula="of:=IF((3* [.U178]) &lt; 2; TRUE(); FALSE())" office:value-type="boolean" office:boolean-value="false" calcext:value-type="boolean">
            <text:p>FALSE</text:p>
          </table:table-cell>
          <table:table-cell table:formula="of:=IF((6* [.V178]) &lt; 1; TRUE(); FALSE())" office:value-type="boolean" office:boolean-value="false" calcext:value-type="boolean">
            <text:p>FALSE</text:p>
          </table:table-cell>
          <table:table-cell table:formula="of:=IF((2* [.V178]) &lt; 1; TRUE(); FALSE())" office:value-type="boolean" office:boolean-value="true" calcext:value-type="boolean">
            <text:p>TRUE</text:p>
          </table:table-cell>
          <table:table-cell table:formula="of:=IF((3* [.V178]) &lt; 2; TRUE(); FALSE())" office:value-type="boolean" office:boolean-value="true" calcext:value-type="boolean">
            <text:p>TRUE</text:p>
          </table:table-cell>
          <table:table-cell table:formula="of:=IF([.W178]; [.$P178] + ([.$O178] - [.$P178]) * 6 * [.T178]; IF([.X178]; [.$O178]; IF([.Y178]; [.$P178] + (([.$O178] - [.$P178]) * ((2/3) - [.T178]) * 6); [.$P178])))" office:value-type="float" office:value="0.55" calcext:value-type="float">
            <text:p>0.55</text:p>
          </table:table-cell>
          <table:table-cell table:formula="of:=IF([.Z178]; [.$P178] + ([.$O178] - [.$P178]) * 6 * [.U178]; IF([.AA178]; [.$O178]; IF([.AB178]; [.$P178] + (([.$O178] - [.$P178]) * ((2/3) - [.U178]) * 6); [.$P178])))" office:value-type="float" office:value="0.2575" calcext:value-type="float">
            <text:p>0.2575</text:p>
          </table:table-cell>
          <table:table-cell table:formula="of:=IF([.AC178]; [.$P178] + ([.$O178] - [.$P178]) * 6 * [.V178]; IF([.AD178]; [.$O178]; IF([.AE178]; [.$P178] + (([.$O178] - [.$P178]) * ((2/3) - [.V178]) * 6); [.$P178])))" office:value-type="float" office:value="0.8425" calcext:value-type="float">
            <text:p>0.8425</text:p>
          </table:table-cell>
          <table:table-cell table:formula="of:=ROUND([.AF178]*255)" office:value-type="float" office:value="140" calcext:value-type="float">
            <text:p>140</text:p>
          </table:table-cell>
          <table:table-cell table:formula="of:=ROUND([.AG178]*255)" office:value-type="float" office:value="66" calcext:value-type="float">
            <text:p>66</text:p>
          </table:table-cell>
          <table:table-cell table:formula="of:=ROUND([.AH178]*255)" office:value-type="float" office:value="215" calcext:value-type="float">
            <text:p>215</text:p>
          </table:table-cell>
        </table:table-row>
        <table:table-row table:style-name="ro3">
          <table:table-cell table:formula="of:=[.A178]" office:value-type="float" office:value="270" calcext:value-type="float">
            <text:p>270</text:p>
          </table:table-cell>
          <table:table-cell table:formula="of:=[.B178]" office:value-type="float" office:value="65" calcext:value-type="float">
            <text:p>65</text:p>
          </table:table-cell>
          <table:table-cell table:formula="of:=IF([.C$5]=[.C178]; 5; [.C178]+5)" office:value-type="float" office:value="60" calcext:value-type="float">
            <text:p>60</text:p>
          </table:table-cell>
          <table:table-cell table:formula="of:=[.AI179]&amp;&quot;, &quot;&amp;[.AJ179]&amp;&quot;, &quot;&amp;[.AK179]" office:value-type="string" office:string-value="153, 87, 219" calcext:value-type="string">
            <text:p>153, 87, 219</text:p>
          </table:table-cell>
          <table:table-cell table:formula="of:=DEC2HEX([.AI179]; 2)&amp;DEC2HEX([.AJ179]; 2)&amp;DEC2HEX([.AK179]; 2)" office:value-type="string" office:string-value="9957DB" calcext:value-type="string">
            <text:p>9957DB</text:p>
          </table:table-cell>
          <table:table-cell table:formula="of:=[.A179]/360" office:value-type="float" office:value="0.75" calcext:value-type="float">
            <text:p>0.75</text:p>
          </table:table-cell>
          <table:table-cell table:formula="of:=[.B179]/100" office:value-type="float" office:value="0.65" calcext:value-type="float">
            <text:p>0.65</text:p>
          </table:table-cell>
          <table:table-cell table:formula="of:=[.C179]/100" office:value-type="float" office:value="0.6" calcext:value-type="float">
            <text:p>0.6</text:p>
          </table:table-cell>
          <table:table-cell table:formula="of:=IF([.B179]&gt;0; TRUE(); FALSE())" office:value-type="boolean" office:boolean-value="true" calcext:value-type="boolean">
            <text:p>TRUE</text:p>
          </table:table-cell>
          <table:table-cell table:formula="of:=IF([.I179]; &quot;&quot;; ROUND([.C179]*2.55))">
            <text:p/>
          </table:table-cell>
          <table:table-cell table:formula="of:=[.J179]">
            <text:p/>
          </table:table-cell>
          <table:table-cell table:formula="of:=[.J179]">
            <text:p/>
          </table:table-cell>
          <table:table-cell table:formula="of:=[.H179] * (1 + [.G179])" office:value-type="float" office:value="0.99" calcext:value-type="float">
            <text:p>0.99</text:p>
          </table:table-cell>
          <table:table-cell table:formula="of:= ([.H179] + [.G179]) - ([.H179] * [.G179])" office:value-type="float" office:value="0.86" calcext:value-type="float">
            <text:p>0.86</text:p>
          </table:table-cell>
          <table:table-cell table:formula="of:=IF([.H179] &lt;= 0.5; [.M179]; [.N179])" office:value-type="float" office:value="0.86" calcext:value-type="float">
            <text:p>0.86</text:p>
          </table:table-cell>
          <table:table-cell table:formula="of:= (2 * [.H179]) - [.O179]" office:value-type="float" office:value="0.34" calcext:value-type="float">
            <text:p>0.34</text:p>
          </table:table-cell>
          <table:table-cell table:formula="of:=[.F179] + (1/3)" office:value-type="float" office:value="1.08333333333333" calcext:value-type="float">
            <text:p>1.08333333333333</text:p>
          </table:table-cell>
          <table:table-cell table:formula="of:=[.F179]" office:value-type="float" office:value="0.75" calcext:value-type="float">
            <text:p>0.75</text:p>
          </table:table-cell>
          <table:table-cell table:formula="of:=[.F179] - (1/3)" office:value-type="float" office:value="0.416666666666667" calcext:value-type="float">
            <text:p>0.416666666666667</text:p>
          </table:table-cell>
          <table:table-cell table:formula="of:=IF([.Q179]&lt;0; [.Q179]+1; IF([.Q179]&gt;1; [.Q179]-1; [.Q179]))" office:value-type="float" office:value="0.0833333333333333" calcext:value-type="float">
            <text:p>0.0833333333333333</text:p>
          </table:table-cell>
          <table:table-cell table:formula="of:=IF([.R179]&lt;0; [.R179]+1; IF([.R179]&gt;1; [.R179]-1; [.R179]))" office:value-type="float" office:value="0.75" calcext:value-type="float">
            <text:p>0.75</text:p>
          </table:table-cell>
          <table:table-cell table:formula="of:=IF([.S179]&lt;0; [.S179]+1; IF([.S179]&gt;1; [.S179]-1; [.S179]))" office:value-type="float" office:value="0.416666666666667" calcext:value-type="float">
            <text:p>0.416666666666667</text:p>
          </table:table-cell>
          <table:table-cell table:formula="of:=IF((6* [.T179]) &lt; 1; TRUE(); FALSE())" office:value-type="boolean" office:boolean-value="true" calcext:value-type="boolean">
            <text:p>TRUE</text:p>
          </table:table-cell>
          <table:table-cell table:formula="of:=IF((2* [.T179]) &lt; 1; TRUE(); FALSE())" office:value-type="boolean" office:boolean-value="true" calcext:value-type="boolean">
            <text:p>TRUE</text:p>
          </table:table-cell>
          <table:table-cell table:formula="of:=IF((3* [.T179]) &lt; 2; TRUE(); FALSE())" office:value-type="boolean" office:boolean-value="true" calcext:value-type="boolean">
            <text:p>TRUE</text:p>
          </table:table-cell>
          <table:table-cell table:formula="of:=IF((6* [.U179]) &lt; 1; TRUE(); FALSE())" office:value-type="boolean" office:boolean-value="false" calcext:value-type="boolean">
            <text:p>FALSE</text:p>
          </table:table-cell>
          <table:table-cell table:formula="of:=IF((2* [.U179]) &lt; 1; TRUE(); FALSE())" office:value-type="boolean" office:boolean-value="false" calcext:value-type="boolean">
            <text:p>FALSE</text:p>
          </table:table-cell>
          <table:table-cell table:formula="of:=IF((3* [.U179]) &lt; 2; TRUE(); FALSE())" office:value-type="boolean" office:boolean-value="false" calcext:value-type="boolean">
            <text:p>FALSE</text:p>
          </table:table-cell>
          <table:table-cell table:formula="of:=IF((6* [.V179]) &lt; 1; TRUE(); FALSE())" office:value-type="boolean" office:boolean-value="false" calcext:value-type="boolean">
            <text:p>FALSE</text:p>
          </table:table-cell>
          <table:table-cell table:formula="of:=IF((2* [.V179]) &lt; 1; TRUE(); FALSE())" office:value-type="boolean" office:boolean-value="true" calcext:value-type="boolean">
            <text:p>TRUE</text:p>
          </table:table-cell>
          <table:table-cell table:formula="of:=IF((3* [.V179]) &lt; 2; TRUE(); FALSE())" office:value-type="boolean" office:boolean-value="true" calcext:value-type="boolean">
            <text:p>TRUE</text:p>
          </table:table-cell>
          <table:table-cell table:formula="of:=IF([.W179]; [.$P179] + ([.$O179] - [.$P179]) * 6 * [.T179]; IF([.X179]; [.$O179]; IF([.Y179]; [.$P179] + (([.$O179] - [.$P179]) * ((2/3) - [.T179]) * 6); [.$P179])))" office:value-type="float" office:value="0.6" calcext:value-type="float">
            <text:p>0.6</text:p>
          </table:table-cell>
          <table:table-cell table:formula="of:=IF([.Z179]; [.$P179] + ([.$O179] - [.$P179]) * 6 * [.U179]; IF([.AA179]; [.$O179]; IF([.AB179]; [.$P179] + (([.$O179] - [.$P179]) * ((2/3) - [.U179]) * 6); [.$P179])))" office:value-type="float" office:value="0.34" calcext:value-type="float">
            <text:p>0.34</text:p>
          </table:table-cell>
          <table:table-cell table:formula="of:=IF([.AC179]; [.$P179] + ([.$O179] - [.$P179]) * 6 * [.V179]; IF([.AD179]; [.$O179]; IF([.AE179]; [.$P179] + (([.$O179] - [.$P179]) * ((2/3) - [.V179]) * 6); [.$P179])))" office:value-type="float" office:value="0.86" calcext:value-type="float">
            <text:p>0.86</text:p>
          </table:table-cell>
          <table:table-cell table:formula="of:=ROUND([.AF179]*255)" office:value-type="float" office:value="153" calcext:value-type="float">
            <text:p>153</text:p>
          </table:table-cell>
          <table:table-cell table:formula="of:=ROUND([.AG179]*255)" office:value-type="float" office:value="87" calcext:value-type="float">
            <text:p>87</text:p>
          </table:table-cell>
          <table:table-cell table:formula="of:=ROUND([.AH179]*255)" office:value-type="float" office:value="219" calcext:value-type="float">
            <text:p>219</text:p>
          </table:table-cell>
        </table:table-row>
        <table:table-row table:style-name="ro3">
          <table:table-cell table:formula="of:=[.A179]" office:value-type="float" office:value="270" calcext:value-type="float">
            <text:p>270</text:p>
          </table:table-cell>
          <table:table-cell table:formula="of:=[.B179]" office:value-type="float" office:value="65" calcext:value-type="float">
            <text:p>65</text:p>
          </table:table-cell>
          <table:table-cell table:formula="of:=IF([.C$5]=[.C179]; 5; [.C179]+5)" office:value-type="float" office:value="65" calcext:value-type="float">
            <text:p>65</text:p>
          </table:table-cell>
          <table:table-cell table:formula="of:=[.AI180]&amp;&quot;, &quot;&amp;[.AJ180]&amp;&quot;, &quot;&amp;[.AK180]" office:value-type="string" office:string-value="166, 108, 224" calcext:value-type="string">
            <text:p>166, 108, 224</text:p>
          </table:table-cell>
          <table:table-cell table:formula="of:=DEC2HEX([.AI180]; 2)&amp;DEC2HEX([.AJ180]; 2)&amp;DEC2HEX([.AK180]; 2)" office:value-type="string" office:string-value="A66CE0" calcext:value-type="string">
            <text:p>A66CE0</text:p>
          </table:table-cell>
          <table:table-cell table:formula="of:=[.A180]/360" office:value-type="float" office:value="0.75" calcext:value-type="float">
            <text:p>0.75</text:p>
          </table:table-cell>
          <table:table-cell table:formula="of:=[.B180]/100" office:value-type="float" office:value="0.65" calcext:value-type="float">
            <text:p>0.65</text:p>
          </table:table-cell>
          <table:table-cell table:formula="of:=[.C180]/100" office:value-type="float" office:value="0.65" calcext:value-type="float">
            <text:p>0.65</text:p>
          </table:table-cell>
          <table:table-cell table:formula="of:=IF([.B180]&gt;0; TRUE(); FALSE())" office:value-type="boolean" office:boolean-value="true" calcext:value-type="boolean">
            <text:p>TRUE</text:p>
          </table:table-cell>
          <table:table-cell table:formula="of:=IF([.I180]; &quot;&quot;; ROUND([.C180]*2.55))">
            <text:p/>
          </table:table-cell>
          <table:table-cell table:formula="of:=[.J180]">
            <text:p/>
          </table:table-cell>
          <table:table-cell table:formula="of:=[.J180]">
            <text:p/>
          </table:table-cell>
          <table:table-cell table:formula="of:=[.H180] * (1 + [.G180])" office:value-type="float" office:value="1.0725" calcext:value-type="float">
            <text:p>1.0725</text:p>
          </table:table-cell>
          <table:table-cell table:formula="of:= ([.H180] + [.G180]) - ([.H180] * [.G180])" office:value-type="float" office:value="0.8775" calcext:value-type="float">
            <text:p>0.8775</text:p>
          </table:table-cell>
          <table:table-cell table:formula="of:=IF([.H180] &lt;= 0.5; [.M180]; [.N180])" office:value-type="float" office:value="0.8775" calcext:value-type="float">
            <text:p>0.8775</text:p>
          </table:table-cell>
          <table:table-cell table:formula="of:= (2 * [.H180]) - [.O180]" office:value-type="float" office:value="0.4225" calcext:value-type="float">
            <text:p>0.4225</text:p>
          </table:table-cell>
          <table:table-cell table:formula="of:=[.F180] + (1/3)" office:value-type="float" office:value="1.08333333333333" calcext:value-type="float">
            <text:p>1.08333333333333</text:p>
          </table:table-cell>
          <table:table-cell table:formula="of:=[.F180]" office:value-type="float" office:value="0.75" calcext:value-type="float">
            <text:p>0.75</text:p>
          </table:table-cell>
          <table:table-cell table:formula="of:=[.F180] - (1/3)" office:value-type="float" office:value="0.416666666666667" calcext:value-type="float">
            <text:p>0.416666666666667</text:p>
          </table:table-cell>
          <table:table-cell table:formula="of:=IF([.Q180]&lt;0; [.Q180]+1; IF([.Q180]&gt;1; [.Q180]-1; [.Q180]))" office:value-type="float" office:value="0.0833333333333333" calcext:value-type="float">
            <text:p>0.0833333333333333</text:p>
          </table:table-cell>
          <table:table-cell table:formula="of:=IF([.R180]&lt;0; [.R180]+1; IF([.R180]&gt;1; [.R180]-1; [.R180]))" office:value-type="float" office:value="0.75" calcext:value-type="float">
            <text:p>0.75</text:p>
          </table:table-cell>
          <table:table-cell table:formula="of:=IF([.S180]&lt;0; [.S180]+1; IF([.S180]&gt;1; [.S180]-1; [.S180]))" office:value-type="float" office:value="0.416666666666667" calcext:value-type="float">
            <text:p>0.416666666666667</text:p>
          </table:table-cell>
          <table:table-cell table:formula="of:=IF((6* [.T180]) &lt; 1; TRUE(); FALSE())" office:value-type="boolean" office:boolean-value="true" calcext:value-type="boolean">
            <text:p>TRUE</text:p>
          </table:table-cell>
          <table:table-cell table:formula="of:=IF((2* [.T180]) &lt; 1; TRUE(); FALSE())" office:value-type="boolean" office:boolean-value="true" calcext:value-type="boolean">
            <text:p>TRUE</text:p>
          </table:table-cell>
          <table:table-cell table:formula="of:=IF((3* [.T180]) &lt; 2; TRUE(); FALSE())" office:value-type="boolean" office:boolean-value="true" calcext:value-type="boolean">
            <text:p>TRUE</text:p>
          </table:table-cell>
          <table:table-cell table:formula="of:=IF((6* [.U180]) &lt; 1; TRUE(); FALSE())" office:value-type="boolean" office:boolean-value="false" calcext:value-type="boolean">
            <text:p>FALSE</text:p>
          </table:table-cell>
          <table:table-cell table:formula="of:=IF((2* [.U180]) &lt; 1; TRUE(); FALSE())" office:value-type="boolean" office:boolean-value="false" calcext:value-type="boolean">
            <text:p>FALSE</text:p>
          </table:table-cell>
          <table:table-cell table:formula="of:=IF((3* [.U180]) &lt; 2; TRUE(); FALSE())" office:value-type="boolean" office:boolean-value="false" calcext:value-type="boolean">
            <text:p>FALSE</text:p>
          </table:table-cell>
          <table:table-cell table:formula="of:=IF((6* [.V180]) &lt; 1; TRUE(); FALSE())" office:value-type="boolean" office:boolean-value="false" calcext:value-type="boolean">
            <text:p>FALSE</text:p>
          </table:table-cell>
          <table:table-cell table:formula="of:=IF((2* [.V180]) &lt; 1; TRUE(); FALSE())" office:value-type="boolean" office:boolean-value="true" calcext:value-type="boolean">
            <text:p>TRUE</text:p>
          </table:table-cell>
          <table:table-cell table:formula="of:=IF((3* [.V180]) &lt; 2; TRUE(); FALSE())" office:value-type="boolean" office:boolean-value="true" calcext:value-type="boolean">
            <text:p>TRUE</text:p>
          </table:table-cell>
          <table:table-cell table:formula="of:=IF([.W180]; [.$P180] + ([.$O180] - [.$P180]) * 6 * [.T180]; IF([.X180]; [.$O180]; IF([.Y180]; [.$P180] + (([.$O180] - [.$P180]) * ((2/3) - [.T180]) * 6); [.$P180])))" office:value-type="float" office:value="0.65" calcext:value-type="float">
            <text:p>0.65</text:p>
          </table:table-cell>
          <table:table-cell table:formula="of:=IF([.Z180]; [.$P180] + ([.$O180] - [.$P180]) * 6 * [.U180]; IF([.AA180]; [.$O180]; IF([.AB180]; [.$P180] + (([.$O180] - [.$P180]) * ((2/3) - [.U180]) * 6); [.$P180])))" office:value-type="float" office:value="0.4225" calcext:value-type="float">
            <text:p>0.4225</text:p>
          </table:table-cell>
          <table:table-cell table:formula="of:=IF([.AC180]; [.$P180] + ([.$O180] - [.$P180]) * 6 * [.V180]; IF([.AD180]; [.$O180]; IF([.AE180]; [.$P180] + (([.$O180] - [.$P180]) * ((2/3) - [.V180]) * 6); [.$P180])))" office:value-type="float" office:value="0.8775" calcext:value-type="float">
            <text:p>0.8775</text:p>
          </table:table-cell>
          <table:table-cell table:formula="of:=ROUND([.AF180]*255)" office:value-type="float" office:value="166" calcext:value-type="float">
            <text:p>166</text:p>
          </table:table-cell>
          <table:table-cell table:formula="of:=ROUND([.AG180]*255)" office:value-type="float" office:value="108" calcext:value-type="float">
            <text:p>108</text:p>
          </table:table-cell>
          <table:table-cell table:formula="of:=ROUND([.AH180]*255)" office:value-type="float" office:value="224" calcext:value-type="float">
            <text:p>224</text:p>
          </table:table-cell>
        </table:table-row>
        <table:table-row table:style-name="ro3">
          <table:table-cell table:formula="of:=[.A180]" office:value-type="float" office:value="270" calcext:value-type="float">
            <text:p>270</text:p>
          </table:table-cell>
          <table:table-cell table:formula="of:=[.B180]" office:value-type="float" office:value="65" calcext:value-type="float">
            <text:p>65</text:p>
          </table:table-cell>
          <table:table-cell table:formula="of:=IF([.C$5]=[.C180]; 5; [.C180]+5)" office:value-type="float" office:value="70" calcext:value-type="float">
            <text:p>70</text:p>
          </table:table-cell>
          <table:table-cell table:formula="of:=[.AI181]&amp;&quot;, &quot;&amp;[.AJ181]&amp;&quot;, &quot;&amp;[.AK181]" office:value-type="string" office:string-value="178, 129, 228" calcext:value-type="string">
            <text:p>178, 129, 228</text:p>
          </table:table-cell>
          <table:table-cell table:formula="of:=DEC2HEX([.AI181]; 2)&amp;DEC2HEX([.AJ181]; 2)&amp;DEC2HEX([.AK181]; 2)" office:value-type="string" office:string-value="B281E4" calcext:value-type="string">
            <text:p>B281E4</text:p>
          </table:table-cell>
          <table:table-cell table:formula="of:=[.A181]/360" office:value-type="float" office:value="0.75" calcext:value-type="float">
            <text:p>0.75</text:p>
          </table:table-cell>
          <table:table-cell table:formula="of:=[.B181]/100" office:value-type="float" office:value="0.65" calcext:value-type="float">
            <text:p>0.65</text:p>
          </table:table-cell>
          <table:table-cell table:formula="of:=[.C181]/100" office:value-type="float" office:value="0.7" calcext:value-type="float">
            <text:p>0.7</text:p>
          </table:table-cell>
          <table:table-cell table:formula="of:=IF([.B181]&gt;0; TRUE(); FALSE())" office:value-type="boolean" office:boolean-value="true" calcext:value-type="boolean">
            <text:p>TRUE</text:p>
          </table:table-cell>
          <table:table-cell table:formula="of:=IF([.I181]; &quot;&quot;; ROUND([.C181]*2.55))">
            <text:p/>
          </table:table-cell>
          <table:table-cell table:formula="of:=[.J181]">
            <text:p/>
          </table:table-cell>
          <table:table-cell table:formula="of:=[.J181]">
            <text:p/>
          </table:table-cell>
          <table:table-cell table:formula="of:=[.H181] * (1 + [.G181])" office:value-type="float" office:value="1.155" calcext:value-type="float">
            <text:p>1.155</text:p>
          </table:table-cell>
          <table:table-cell table:formula="of:= ([.H181] + [.G181]) - ([.H181] * [.G181])" office:value-type="float" office:value="0.895" calcext:value-type="float">
            <text:p>0.895</text:p>
          </table:table-cell>
          <table:table-cell table:formula="of:=IF([.H181] &lt;= 0.5; [.M181]; [.N181])" office:value-type="float" office:value="0.895" calcext:value-type="float">
            <text:p>0.895</text:p>
          </table:table-cell>
          <table:table-cell table:formula="of:= (2 * [.H181]) - [.O181]" office:value-type="float" office:value="0.505" calcext:value-type="float">
            <text:p>0.505</text:p>
          </table:table-cell>
          <table:table-cell table:formula="of:=[.F181] + (1/3)" office:value-type="float" office:value="1.08333333333333" calcext:value-type="float">
            <text:p>1.08333333333333</text:p>
          </table:table-cell>
          <table:table-cell table:formula="of:=[.F181]" office:value-type="float" office:value="0.75" calcext:value-type="float">
            <text:p>0.75</text:p>
          </table:table-cell>
          <table:table-cell table:formula="of:=[.F181] - (1/3)" office:value-type="float" office:value="0.416666666666667" calcext:value-type="float">
            <text:p>0.416666666666667</text:p>
          </table:table-cell>
          <table:table-cell table:formula="of:=IF([.Q181]&lt;0; [.Q181]+1; IF([.Q181]&gt;1; [.Q181]-1; [.Q181]))" office:value-type="float" office:value="0.0833333333333333" calcext:value-type="float">
            <text:p>0.0833333333333333</text:p>
          </table:table-cell>
          <table:table-cell table:formula="of:=IF([.R181]&lt;0; [.R181]+1; IF([.R181]&gt;1; [.R181]-1; [.R181]))" office:value-type="float" office:value="0.75" calcext:value-type="float">
            <text:p>0.75</text:p>
          </table:table-cell>
          <table:table-cell table:formula="of:=IF([.S181]&lt;0; [.S181]+1; IF([.S181]&gt;1; [.S181]-1; [.S181]))" office:value-type="float" office:value="0.416666666666667" calcext:value-type="float">
            <text:p>0.416666666666667</text:p>
          </table:table-cell>
          <table:table-cell table:formula="of:=IF((6* [.T181]) &lt; 1; TRUE(); FALSE())" office:value-type="boolean" office:boolean-value="true" calcext:value-type="boolean">
            <text:p>TRUE</text:p>
          </table:table-cell>
          <table:table-cell table:formula="of:=IF((2* [.T181]) &lt; 1; TRUE(); FALSE())" office:value-type="boolean" office:boolean-value="true" calcext:value-type="boolean">
            <text:p>TRUE</text:p>
          </table:table-cell>
          <table:table-cell table:formula="of:=IF((3* [.T181]) &lt; 2; TRUE(); FALSE())" office:value-type="boolean" office:boolean-value="true" calcext:value-type="boolean">
            <text:p>TRUE</text:p>
          </table:table-cell>
          <table:table-cell table:formula="of:=IF((6* [.U181]) &lt; 1; TRUE(); FALSE())" office:value-type="boolean" office:boolean-value="false" calcext:value-type="boolean">
            <text:p>FALSE</text:p>
          </table:table-cell>
          <table:table-cell table:formula="of:=IF((2* [.U181]) &lt; 1; TRUE(); FALSE())" office:value-type="boolean" office:boolean-value="false" calcext:value-type="boolean">
            <text:p>FALSE</text:p>
          </table:table-cell>
          <table:table-cell table:formula="of:=IF((3* [.U181]) &lt; 2; TRUE(); FALSE())" office:value-type="boolean" office:boolean-value="false" calcext:value-type="boolean">
            <text:p>FALSE</text:p>
          </table:table-cell>
          <table:table-cell table:formula="of:=IF((6* [.V181]) &lt; 1; TRUE(); FALSE())" office:value-type="boolean" office:boolean-value="false" calcext:value-type="boolean">
            <text:p>FALSE</text:p>
          </table:table-cell>
          <table:table-cell table:formula="of:=IF((2* [.V181]) &lt; 1; TRUE(); FALSE())" office:value-type="boolean" office:boolean-value="true" calcext:value-type="boolean">
            <text:p>TRUE</text:p>
          </table:table-cell>
          <table:table-cell table:formula="of:=IF((3* [.V181]) &lt; 2; TRUE(); FALSE())" office:value-type="boolean" office:boolean-value="true" calcext:value-type="boolean">
            <text:p>TRUE</text:p>
          </table:table-cell>
          <table:table-cell table:formula="of:=IF([.W181]; [.$P181] + ([.$O181] - [.$P181]) * 6 * [.T181]; IF([.X181]; [.$O181]; IF([.Y181]; [.$P181] + (([.$O181] - [.$P181]) * ((2/3) - [.T181]) * 6); [.$P181])))" office:value-type="float" office:value="0.7" calcext:value-type="float">
            <text:p>0.7</text:p>
          </table:table-cell>
          <table:table-cell table:formula="of:=IF([.Z181]; [.$P181] + ([.$O181] - [.$P181]) * 6 * [.U181]; IF([.AA181]; [.$O181]; IF([.AB181]; [.$P181] + (([.$O181] - [.$P181]) * ((2/3) - [.U181]) * 6); [.$P181])))" office:value-type="float" office:value="0.505" calcext:value-type="float">
            <text:p>0.505</text:p>
          </table:table-cell>
          <table:table-cell table:formula="of:=IF([.AC181]; [.$P181] + ([.$O181] - [.$P181]) * 6 * [.V181]; IF([.AD181]; [.$O181]; IF([.AE181]; [.$P181] + (([.$O181] - [.$P181]) * ((2/3) - [.V181]) * 6); [.$P181])))" office:value-type="float" office:value="0.895" calcext:value-type="float">
            <text:p>0.895</text:p>
          </table:table-cell>
          <table:table-cell table:formula="of:=ROUND([.AF181]*255)" office:value-type="float" office:value="178" calcext:value-type="float">
            <text:p>178</text:p>
          </table:table-cell>
          <table:table-cell table:formula="of:=ROUND([.AG181]*255)" office:value-type="float" office:value="129" calcext:value-type="float">
            <text:p>129</text:p>
          </table:table-cell>
          <table:table-cell table:formula="of:=ROUND([.AH181]*255)" office:value-type="float" office:value="228" calcext:value-type="float">
            <text:p>228</text:p>
          </table:table-cell>
        </table:table-row>
        <table:table-row table:style-name="ro3">
          <table:table-cell table:formula="of:=[.A181]" office:value-type="float" office:value="270" calcext:value-type="float">
            <text:p>270</text:p>
          </table:table-cell>
          <table:table-cell table:formula="of:=[.B181]" office:value-type="float" office:value="65" calcext:value-type="float">
            <text:p>65</text:p>
          </table:table-cell>
          <table:table-cell table:formula="of:=IF([.C$5]=[.C181]; 5; [.C181]+5)" office:value-type="float" office:value="75" calcext:value-type="float">
            <text:p>75</text:p>
          </table:table-cell>
          <table:table-cell table:formula="of:=[.AI182]&amp;&quot;, &quot;&amp;[.AJ182]&amp;&quot;, &quot;&amp;[.AK182]" office:value-type="string" office:string-value="191, 150, 233" calcext:value-type="string">
            <text:p>191, 150, 233</text:p>
          </table:table-cell>
          <table:table-cell table:formula="of:=DEC2HEX([.AI182]; 2)&amp;DEC2HEX([.AJ182]; 2)&amp;DEC2HEX([.AK182]; 2)" office:value-type="string" office:string-value="BF96E9" calcext:value-type="string">
            <text:p>BF96E9</text:p>
          </table:table-cell>
          <table:table-cell table:formula="of:=[.A182]/360" office:value-type="float" office:value="0.75" calcext:value-type="float">
            <text:p>0.75</text:p>
          </table:table-cell>
          <table:table-cell table:formula="of:=[.B182]/100" office:value-type="float" office:value="0.65" calcext:value-type="float">
            <text:p>0.65</text:p>
          </table:table-cell>
          <table:table-cell table:formula="of:=[.C182]/100" office:value-type="float" office:value="0.75" calcext:value-type="float">
            <text:p>0.75</text:p>
          </table:table-cell>
          <table:table-cell table:formula="of:=IF([.B182]&gt;0; TRUE(); FALSE())" office:value-type="boolean" office:boolean-value="true" calcext:value-type="boolean">
            <text:p>TRUE</text:p>
          </table:table-cell>
          <table:table-cell table:formula="of:=IF([.I182]; &quot;&quot;; ROUND([.C182]*2.55))">
            <text:p/>
          </table:table-cell>
          <table:table-cell table:formula="of:=[.J182]">
            <text:p/>
          </table:table-cell>
          <table:table-cell table:formula="of:=[.J182]">
            <text:p/>
          </table:table-cell>
          <table:table-cell table:formula="of:=[.H182] * (1 + [.G182])" office:value-type="float" office:value="1.2375" calcext:value-type="float">
            <text:p>1.2375</text:p>
          </table:table-cell>
          <table:table-cell table:formula="of:= ([.H182] + [.G182]) - ([.H182] * [.G182])" office:value-type="float" office:value="0.9125" calcext:value-type="float">
            <text:p>0.9125</text:p>
          </table:table-cell>
          <table:table-cell table:formula="of:=IF([.H182] &lt;= 0.5; [.M182]; [.N182])" office:value-type="float" office:value="0.9125" calcext:value-type="float">
            <text:p>0.9125</text:p>
          </table:table-cell>
          <table:table-cell table:formula="of:= (2 * [.H182]) - [.O182]" office:value-type="float" office:value="0.5875" calcext:value-type="float">
            <text:p>0.5875</text:p>
          </table:table-cell>
          <table:table-cell table:formula="of:=[.F182] + (1/3)" office:value-type="float" office:value="1.08333333333333" calcext:value-type="float">
            <text:p>1.08333333333333</text:p>
          </table:table-cell>
          <table:table-cell table:formula="of:=[.F182]" office:value-type="float" office:value="0.75" calcext:value-type="float">
            <text:p>0.75</text:p>
          </table:table-cell>
          <table:table-cell table:formula="of:=[.F182] - (1/3)" office:value-type="float" office:value="0.416666666666667" calcext:value-type="float">
            <text:p>0.416666666666667</text:p>
          </table:table-cell>
          <table:table-cell table:formula="of:=IF([.Q182]&lt;0; [.Q182]+1; IF([.Q182]&gt;1; [.Q182]-1; [.Q182]))" office:value-type="float" office:value="0.0833333333333333" calcext:value-type="float">
            <text:p>0.0833333333333333</text:p>
          </table:table-cell>
          <table:table-cell table:formula="of:=IF([.R182]&lt;0; [.R182]+1; IF([.R182]&gt;1; [.R182]-1; [.R182]))" office:value-type="float" office:value="0.75" calcext:value-type="float">
            <text:p>0.75</text:p>
          </table:table-cell>
          <table:table-cell table:formula="of:=IF([.S182]&lt;0; [.S182]+1; IF([.S182]&gt;1; [.S182]-1; [.S182]))" office:value-type="float" office:value="0.416666666666667" calcext:value-type="float">
            <text:p>0.416666666666667</text:p>
          </table:table-cell>
          <table:table-cell table:formula="of:=IF((6* [.T182]) &lt; 1; TRUE(); FALSE())" office:value-type="boolean" office:boolean-value="true" calcext:value-type="boolean">
            <text:p>TRUE</text:p>
          </table:table-cell>
          <table:table-cell table:formula="of:=IF((2* [.T182]) &lt; 1; TRUE(); FALSE())" office:value-type="boolean" office:boolean-value="true" calcext:value-type="boolean">
            <text:p>TRUE</text:p>
          </table:table-cell>
          <table:table-cell table:formula="of:=IF((3* [.T182]) &lt; 2; TRUE(); FALSE())" office:value-type="boolean" office:boolean-value="true" calcext:value-type="boolean">
            <text:p>TRUE</text:p>
          </table:table-cell>
          <table:table-cell table:formula="of:=IF((6* [.U182]) &lt; 1; TRUE(); FALSE())" office:value-type="boolean" office:boolean-value="false" calcext:value-type="boolean">
            <text:p>FALSE</text:p>
          </table:table-cell>
          <table:table-cell table:formula="of:=IF((2* [.U182]) &lt; 1; TRUE(); FALSE())" office:value-type="boolean" office:boolean-value="false" calcext:value-type="boolean">
            <text:p>FALSE</text:p>
          </table:table-cell>
          <table:table-cell table:formula="of:=IF((3* [.U182]) &lt; 2; TRUE(); FALSE())" office:value-type="boolean" office:boolean-value="false" calcext:value-type="boolean">
            <text:p>FALSE</text:p>
          </table:table-cell>
          <table:table-cell table:formula="of:=IF((6* [.V182]) &lt; 1; TRUE(); FALSE())" office:value-type="boolean" office:boolean-value="false" calcext:value-type="boolean">
            <text:p>FALSE</text:p>
          </table:table-cell>
          <table:table-cell table:formula="of:=IF((2* [.V182]) &lt; 1; TRUE(); FALSE())" office:value-type="boolean" office:boolean-value="true" calcext:value-type="boolean">
            <text:p>TRUE</text:p>
          </table:table-cell>
          <table:table-cell table:formula="of:=IF((3* [.V182]) &lt; 2; TRUE(); FALSE())" office:value-type="boolean" office:boolean-value="true" calcext:value-type="boolean">
            <text:p>TRUE</text:p>
          </table:table-cell>
          <table:table-cell table:formula="of:=IF([.W182]; [.$P182] + ([.$O182] - [.$P182]) * 6 * [.T182]; IF([.X182]; [.$O182]; IF([.Y182]; [.$P182] + (([.$O182] - [.$P182]) * ((2/3) - [.T182]) * 6); [.$P182])))" office:value-type="float" office:value="0.75" calcext:value-type="float">
            <text:p>0.75</text:p>
          </table:table-cell>
          <table:table-cell table:formula="of:=IF([.Z182]; [.$P182] + ([.$O182] - [.$P182]) * 6 * [.U182]; IF([.AA182]; [.$O182]; IF([.AB182]; [.$P182] + (([.$O182] - [.$P182]) * ((2/3) - [.U182]) * 6); [.$P182])))" office:value-type="float" office:value="0.5875" calcext:value-type="float">
            <text:p>0.5875</text:p>
          </table:table-cell>
          <table:table-cell table:formula="of:=IF([.AC182]; [.$P182] + ([.$O182] - [.$P182]) * 6 * [.V182]; IF([.AD182]; [.$O182]; IF([.AE182]; [.$P182] + (([.$O182] - [.$P182]) * ((2/3) - [.V182]) * 6); [.$P182])))" office:value-type="float" office:value="0.9125" calcext:value-type="float">
            <text:p>0.9125</text:p>
          </table:table-cell>
          <table:table-cell table:formula="of:=ROUND([.AF182]*255)" office:value-type="float" office:value="191" calcext:value-type="float">
            <text:p>191</text:p>
          </table:table-cell>
          <table:table-cell table:formula="of:=ROUND([.AG182]*255)" office:value-type="float" office:value="150" calcext:value-type="float">
            <text:p>150</text:p>
          </table:table-cell>
          <table:table-cell table:formula="of:=ROUND([.AH182]*255)" office:value-type="float" office:value="233" calcext:value-type="float">
            <text:p>233</text:p>
          </table:table-cell>
        </table:table-row>
        <table:table-row table:style-name="ro3">
          <table:table-cell table:formula="of:=[.A182]" office:value-type="float" office:value="270" calcext:value-type="float">
            <text:p>270</text:p>
          </table:table-cell>
          <table:table-cell table:formula="of:=[.B182]" office:value-type="float" office:value="65" calcext:value-type="float">
            <text:p>65</text:p>
          </table:table-cell>
          <table:table-cell table:formula="of:=IF([.C$5]=[.C182]; 5; [.C182]+5)" office:value-type="float" office:value="80" calcext:value-type="float">
            <text:p>80</text:p>
          </table:table-cell>
          <table:table-cell table:formula="of:=[.AI183]&amp;&quot;, &quot;&amp;[.AJ183]&amp;&quot;, &quot;&amp;[.AK183]" office:value-type="string" office:string-value="204, 171, 237" calcext:value-type="string">
            <text:p>204, 171, 237</text:p>
          </table:table-cell>
          <table:table-cell table:formula="of:=DEC2HEX([.AI183]; 2)&amp;DEC2HEX([.AJ183]; 2)&amp;DEC2HEX([.AK183]; 2)" office:value-type="string" office:string-value="CCABED" calcext:value-type="string">
            <text:p>CCABED</text:p>
          </table:table-cell>
          <table:table-cell table:formula="of:=[.A183]/360" office:value-type="float" office:value="0.75" calcext:value-type="float">
            <text:p>0.75</text:p>
          </table:table-cell>
          <table:table-cell table:formula="of:=[.B183]/100" office:value-type="float" office:value="0.65" calcext:value-type="float">
            <text:p>0.65</text:p>
          </table:table-cell>
          <table:table-cell table:formula="of:=[.C183]/100" office:value-type="float" office:value="0.8" calcext:value-type="float">
            <text:p>0.8</text:p>
          </table:table-cell>
          <table:table-cell table:formula="of:=IF([.B183]&gt;0; TRUE(); FALSE())" office:value-type="boolean" office:boolean-value="true" calcext:value-type="boolean">
            <text:p>TRUE</text:p>
          </table:table-cell>
          <table:table-cell table:formula="of:=IF([.I183]; &quot;&quot;; ROUND([.C183]*2.55))">
            <text:p/>
          </table:table-cell>
          <table:table-cell table:formula="of:=[.J183]">
            <text:p/>
          </table:table-cell>
          <table:table-cell table:formula="of:=[.J183]">
            <text:p/>
          </table:table-cell>
          <table:table-cell table:formula="of:=[.H183] * (1 + [.G183])" office:value-type="float" office:value="1.32" calcext:value-type="float">
            <text:p>1.32</text:p>
          </table:table-cell>
          <table:table-cell table:formula="of:= ([.H183] + [.G183]) - ([.H183] * [.G183])" office:value-type="float" office:value="0.93" calcext:value-type="float">
            <text:p>0.93</text:p>
          </table:table-cell>
          <table:table-cell table:formula="of:=IF([.H183] &lt;= 0.5; [.M183]; [.N183])" office:value-type="float" office:value="0.93" calcext:value-type="float">
            <text:p>0.93</text:p>
          </table:table-cell>
          <table:table-cell table:formula="of:= (2 * [.H183]) - [.O183]" office:value-type="float" office:value="0.67" calcext:value-type="float">
            <text:p>0.67</text:p>
          </table:table-cell>
          <table:table-cell table:formula="of:=[.F183] + (1/3)" office:value-type="float" office:value="1.08333333333333" calcext:value-type="float">
            <text:p>1.08333333333333</text:p>
          </table:table-cell>
          <table:table-cell table:formula="of:=[.F183]" office:value-type="float" office:value="0.75" calcext:value-type="float">
            <text:p>0.75</text:p>
          </table:table-cell>
          <table:table-cell table:formula="of:=[.F183] - (1/3)" office:value-type="float" office:value="0.416666666666667" calcext:value-type="float">
            <text:p>0.416666666666667</text:p>
          </table:table-cell>
          <table:table-cell table:formula="of:=IF([.Q183]&lt;0; [.Q183]+1; IF([.Q183]&gt;1; [.Q183]-1; [.Q183]))" office:value-type="float" office:value="0.0833333333333333" calcext:value-type="float">
            <text:p>0.0833333333333333</text:p>
          </table:table-cell>
          <table:table-cell table:formula="of:=IF([.R183]&lt;0; [.R183]+1; IF([.R183]&gt;1; [.R183]-1; [.R183]))" office:value-type="float" office:value="0.75" calcext:value-type="float">
            <text:p>0.75</text:p>
          </table:table-cell>
          <table:table-cell table:formula="of:=IF([.S183]&lt;0; [.S183]+1; IF([.S183]&gt;1; [.S183]-1; [.S183]))" office:value-type="float" office:value="0.416666666666667" calcext:value-type="float">
            <text:p>0.416666666666667</text:p>
          </table:table-cell>
          <table:table-cell table:formula="of:=IF((6* [.T183]) &lt; 1; TRUE(); FALSE())" office:value-type="boolean" office:boolean-value="true" calcext:value-type="boolean">
            <text:p>TRUE</text:p>
          </table:table-cell>
          <table:table-cell table:formula="of:=IF((2* [.T183]) &lt; 1; TRUE(); FALSE())" office:value-type="boolean" office:boolean-value="true" calcext:value-type="boolean">
            <text:p>TRUE</text:p>
          </table:table-cell>
          <table:table-cell table:formula="of:=IF((3* [.T183]) &lt; 2; TRUE(); FALSE())" office:value-type="boolean" office:boolean-value="true" calcext:value-type="boolean">
            <text:p>TRUE</text:p>
          </table:table-cell>
          <table:table-cell table:formula="of:=IF((6* [.U183]) &lt; 1; TRUE(); FALSE())" office:value-type="boolean" office:boolean-value="false" calcext:value-type="boolean">
            <text:p>FALSE</text:p>
          </table:table-cell>
          <table:table-cell table:formula="of:=IF((2* [.U183]) &lt; 1; TRUE(); FALSE())" office:value-type="boolean" office:boolean-value="false" calcext:value-type="boolean">
            <text:p>FALSE</text:p>
          </table:table-cell>
          <table:table-cell table:formula="of:=IF((3* [.U183]) &lt; 2; TRUE(); FALSE())" office:value-type="boolean" office:boolean-value="false" calcext:value-type="boolean">
            <text:p>FALSE</text:p>
          </table:table-cell>
          <table:table-cell table:formula="of:=IF((6* [.V183]) &lt; 1; TRUE(); FALSE())" office:value-type="boolean" office:boolean-value="false" calcext:value-type="boolean">
            <text:p>FALSE</text:p>
          </table:table-cell>
          <table:table-cell table:formula="of:=IF((2* [.V183]) &lt; 1; TRUE(); FALSE())" office:value-type="boolean" office:boolean-value="true" calcext:value-type="boolean">
            <text:p>TRUE</text:p>
          </table:table-cell>
          <table:table-cell table:formula="of:=IF((3* [.V183]) &lt; 2; TRUE(); FALSE())" office:value-type="boolean" office:boolean-value="true" calcext:value-type="boolean">
            <text:p>TRUE</text:p>
          </table:table-cell>
          <table:table-cell table:formula="of:=IF([.W183]; [.$P183] + ([.$O183] - [.$P183]) * 6 * [.T183]; IF([.X183]; [.$O183]; IF([.Y183]; [.$P183] + (([.$O183] - [.$P183]) * ((2/3) - [.T183]) * 6); [.$P183])))" office:value-type="float" office:value="0.8" calcext:value-type="float">
            <text:p>0.8</text:p>
          </table:table-cell>
          <table:table-cell table:formula="of:=IF([.Z183]; [.$P183] + ([.$O183] - [.$P183]) * 6 * [.U183]; IF([.AA183]; [.$O183]; IF([.AB183]; [.$P183] + (([.$O183] - [.$P183]) * ((2/3) - [.U183]) * 6); [.$P183])))" office:value-type="float" office:value="0.67" calcext:value-type="float">
            <text:p>0.67</text:p>
          </table:table-cell>
          <table:table-cell table:formula="of:=IF([.AC183]; [.$P183] + ([.$O183] - [.$P183]) * 6 * [.V183]; IF([.AD183]; [.$O183]; IF([.AE183]; [.$P183] + (([.$O183] - [.$P183]) * ((2/3) - [.V183]) * 6); [.$P183])))" office:value-type="float" office:value="0.93" calcext:value-type="float">
            <text:p>0.93</text:p>
          </table:table-cell>
          <table:table-cell table:formula="of:=ROUND([.AF183]*255)" office:value-type="float" office:value="204" calcext:value-type="float">
            <text:p>204</text:p>
          </table:table-cell>
          <table:table-cell table:formula="of:=ROUND([.AG183]*255)" office:value-type="float" office:value="171" calcext:value-type="float">
            <text:p>171</text:p>
          </table:table-cell>
          <table:table-cell table:formula="of:=ROUND([.AH183]*255)" office:value-type="float" office:value="237" calcext:value-type="float">
            <text:p>237</text:p>
          </table:table-cell>
        </table:table-row>
        <table:table-row table:style-name="ro3">
          <table:table-cell table:formula="of:=[.A183]" office:value-type="float" office:value="270" calcext:value-type="float">
            <text:p>270</text:p>
          </table:table-cell>
          <table:table-cell table:formula="of:=[.B183]" office:value-type="float" office:value="65" calcext:value-type="float">
            <text:p>65</text:p>
          </table:table-cell>
          <table:table-cell table:formula="of:=IF([.C$5]=[.C183]; 5; [.C183]+5)" office:value-type="float" office:value="85" calcext:value-type="float">
            <text:p>85</text:p>
          </table:table-cell>
          <table:table-cell table:formula="of:=[.AI184]&amp;&quot;, &quot;&amp;[.AJ184]&amp;&quot;, &quot;&amp;[.AK184]" office:value-type="string" office:string-value="217, 192, 242" calcext:value-type="string">
            <text:p>217, 192, 242</text:p>
          </table:table-cell>
          <table:table-cell table:formula="of:=DEC2HEX([.AI184]; 2)&amp;DEC2HEX([.AJ184]; 2)&amp;DEC2HEX([.AK184]; 2)" office:value-type="string" office:string-value="D9C0F2" calcext:value-type="string">
            <text:p>D9C0F2</text:p>
          </table:table-cell>
          <table:table-cell table:formula="of:=[.A184]/360" office:value-type="float" office:value="0.75" calcext:value-type="float">
            <text:p>0.75</text:p>
          </table:table-cell>
          <table:table-cell table:formula="of:=[.B184]/100" office:value-type="float" office:value="0.65" calcext:value-type="float">
            <text:p>0.65</text:p>
          </table:table-cell>
          <table:table-cell table:formula="of:=[.C184]/100" office:value-type="float" office:value="0.85" calcext:value-type="float">
            <text:p>0.85</text:p>
          </table:table-cell>
          <table:table-cell table:formula="of:=IF([.B184]&gt;0; TRUE(); FALSE())" office:value-type="boolean" office:boolean-value="true" calcext:value-type="boolean">
            <text:p>TRUE</text:p>
          </table:table-cell>
          <table:table-cell table:formula="of:=IF([.I184]; &quot;&quot;; ROUND([.C184]*2.55))">
            <text:p/>
          </table:table-cell>
          <table:table-cell table:formula="of:=[.J184]">
            <text:p/>
          </table:table-cell>
          <table:table-cell table:formula="of:=[.J184]">
            <text:p/>
          </table:table-cell>
          <table:table-cell table:formula="of:=[.H184] * (1 + [.G184])" office:value-type="float" office:value="1.4025" calcext:value-type="float">
            <text:p>1.4025</text:p>
          </table:table-cell>
          <table:table-cell table:formula="of:= ([.H184] + [.G184]) - ([.H184] * [.G184])" office:value-type="float" office:value="0.9475" calcext:value-type="float">
            <text:p>0.9475</text:p>
          </table:table-cell>
          <table:table-cell table:formula="of:=IF([.H184] &lt;= 0.5; [.M184]; [.N184])" office:value-type="float" office:value="0.9475" calcext:value-type="float">
            <text:p>0.9475</text:p>
          </table:table-cell>
          <table:table-cell table:formula="of:= (2 * [.H184]) - [.O184]" office:value-type="float" office:value="0.7525" calcext:value-type="float">
            <text:p>0.7525</text:p>
          </table:table-cell>
          <table:table-cell table:formula="of:=[.F184] + (1/3)" office:value-type="float" office:value="1.08333333333333" calcext:value-type="float">
            <text:p>1.08333333333333</text:p>
          </table:table-cell>
          <table:table-cell table:formula="of:=[.F184]" office:value-type="float" office:value="0.75" calcext:value-type="float">
            <text:p>0.75</text:p>
          </table:table-cell>
          <table:table-cell table:formula="of:=[.F184] - (1/3)" office:value-type="float" office:value="0.416666666666667" calcext:value-type="float">
            <text:p>0.416666666666667</text:p>
          </table:table-cell>
          <table:table-cell table:formula="of:=IF([.Q184]&lt;0; [.Q184]+1; IF([.Q184]&gt;1; [.Q184]-1; [.Q184]))" office:value-type="float" office:value="0.0833333333333333" calcext:value-type="float">
            <text:p>0.0833333333333333</text:p>
          </table:table-cell>
          <table:table-cell table:formula="of:=IF([.R184]&lt;0; [.R184]+1; IF([.R184]&gt;1; [.R184]-1; [.R184]))" office:value-type="float" office:value="0.75" calcext:value-type="float">
            <text:p>0.75</text:p>
          </table:table-cell>
          <table:table-cell table:formula="of:=IF([.S184]&lt;0; [.S184]+1; IF([.S184]&gt;1; [.S184]-1; [.S184]))" office:value-type="float" office:value="0.416666666666667" calcext:value-type="float">
            <text:p>0.416666666666667</text:p>
          </table:table-cell>
          <table:table-cell table:formula="of:=IF((6* [.T184]) &lt; 1; TRUE(); FALSE())" office:value-type="boolean" office:boolean-value="true" calcext:value-type="boolean">
            <text:p>TRUE</text:p>
          </table:table-cell>
          <table:table-cell table:formula="of:=IF((2* [.T184]) &lt; 1; TRUE(); FALSE())" office:value-type="boolean" office:boolean-value="true" calcext:value-type="boolean">
            <text:p>TRUE</text:p>
          </table:table-cell>
          <table:table-cell table:formula="of:=IF((3* [.T184]) &lt; 2; TRUE(); FALSE())" office:value-type="boolean" office:boolean-value="true" calcext:value-type="boolean">
            <text:p>TRUE</text:p>
          </table:table-cell>
          <table:table-cell table:formula="of:=IF((6* [.U184]) &lt; 1; TRUE(); FALSE())" office:value-type="boolean" office:boolean-value="false" calcext:value-type="boolean">
            <text:p>FALSE</text:p>
          </table:table-cell>
          <table:table-cell table:formula="of:=IF((2* [.U184]) &lt; 1; TRUE(); FALSE())" office:value-type="boolean" office:boolean-value="false" calcext:value-type="boolean">
            <text:p>FALSE</text:p>
          </table:table-cell>
          <table:table-cell table:formula="of:=IF((3* [.U184]) &lt; 2; TRUE(); FALSE())" office:value-type="boolean" office:boolean-value="false" calcext:value-type="boolean">
            <text:p>FALSE</text:p>
          </table:table-cell>
          <table:table-cell table:formula="of:=IF((6* [.V184]) &lt; 1; TRUE(); FALSE())" office:value-type="boolean" office:boolean-value="false" calcext:value-type="boolean">
            <text:p>FALSE</text:p>
          </table:table-cell>
          <table:table-cell table:formula="of:=IF((2* [.V184]) &lt; 1; TRUE(); FALSE())" office:value-type="boolean" office:boolean-value="true" calcext:value-type="boolean">
            <text:p>TRUE</text:p>
          </table:table-cell>
          <table:table-cell table:formula="of:=IF((3* [.V184]) &lt; 2; TRUE(); FALSE())" office:value-type="boolean" office:boolean-value="true" calcext:value-type="boolean">
            <text:p>TRUE</text:p>
          </table:table-cell>
          <table:table-cell table:formula="of:=IF([.W184]; [.$P184] + ([.$O184] - [.$P184]) * 6 * [.T184]; IF([.X184]; [.$O184]; IF([.Y184]; [.$P184] + (([.$O184] - [.$P184]) * ((2/3) - [.T184]) * 6); [.$P184])))" office:value-type="float" office:value="0.85" calcext:value-type="float">
            <text:p>0.85</text:p>
          </table:table-cell>
          <table:table-cell table:formula="of:=IF([.Z184]; [.$P184] + ([.$O184] - [.$P184]) * 6 * [.U184]; IF([.AA184]; [.$O184]; IF([.AB184]; [.$P184] + (([.$O184] - [.$P184]) * ((2/3) - [.U184]) * 6); [.$P184])))" office:value-type="float" office:value="0.7525" calcext:value-type="float">
            <text:p>0.7525</text:p>
          </table:table-cell>
          <table:table-cell table:formula="of:=IF([.AC184]; [.$P184] + ([.$O184] - [.$P184]) * 6 * [.V184]; IF([.AD184]; [.$O184]; IF([.AE184]; [.$P184] + (([.$O184] - [.$P184]) * ((2/3) - [.V184]) * 6); [.$P184])))" office:value-type="float" office:value="0.9475" calcext:value-type="float">
            <text:p>0.9475</text:p>
          </table:table-cell>
          <table:table-cell table:formula="of:=ROUND([.AF184]*255)" office:value-type="float" office:value="217" calcext:value-type="float">
            <text:p>217</text:p>
          </table:table-cell>
          <table:table-cell table:formula="of:=ROUND([.AG184]*255)" office:value-type="float" office:value="192" calcext:value-type="float">
            <text:p>192</text:p>
          </table:table-cell>
          <table:table-cell table:formula="of:=ROUND([.AH184]*255)" office:value-type="float" office:value="242" calcext:value-type="float">
            <text:p>242</text:p>
          </table:table-cell>
        </table:table-row>
        <table:table-row table:style-name="ro3">
          <table:table-cell table:formula="of:=[.A184]" office:value-type="float" office:value="270" calcext:value-type="float">
            <text:p>270</text:p>
          </table:table-cell>
          <table:table-cell table:formula="of:=[.B184]" office:value-type="float" office:value="65" calcext:value-type="float">
            <text:p>65</text:p>
          </table:table-cell>
          <table:table-cell table:formula="of:=IF([.C$5]=[.C184]; 5; [.C184]+5)" office:value-type="float" office:value="90" calcext:value-type="float">
            <text:p>90</text:p>
          </table:table-cell>
          <table:table-cell table:formula="of:=[.AI185]&amp;&quot;, &quot;&amp;[.AJ185]&amp;&quot;, &quot;&amp;[.AK185]" office:value-type="string" office:string-value="229, 213, 246" calcext:value-type="string">
            <text:p>229, 213, 246</text:p>
          </table:table-cell>
          <table:table-cell table:formula="of:=DEC2HEX([.AI185]; 2)&amp;DEC2HEX([.AJ185]; 2)&amp;DEC2HEX([.AK185]; 2)" office:value-type="string" office:string-value="E5D5F6" calcext:value-type="string">
            <text:p>E5D5F6</text:p>
          </table:table-cell>
          <table:table-cell table:formula="of:=[.A185]/360" office:value-type="float" office:value="0.75" calcext:value-type="float">
            <text:p>0.75</text:p>
          </table:table-cell>
          <table:table-cell table:formula="of:=[.B185]/100" office:value-type="float" office:value="0.65" calcext:value-type="float">
            <text:p>0.65</text:p>
          </table:table-cell>
          <table:table-cell table:formula="of:=[.C185]/100" office:value-type="float" office:value="0.9" calcext:value-type="float">
            <text:p>0.9</text:p>
          </table:table-cell>
          <table:table-cell table:formula="of:=IF([.B185]&gt;0; TRUE(); FALSE())" office:value-type="boolean" office:boolean-value="true" calcext:value-type="boolean">
            <text:p>TRUE</text:p>
          </table:table-cell>
          <table:table-cell table:formula="of:=IF([.I185]; &quot;&quot;; ROUND([.C185]*2.55))">
            <text:p/>
          </table:table-cell>
          <table:table-cell table:formula="of:=[.J185]">
            <text:p/>
          </table:table-cell>
          <table:table-cell table:formula="of:=[.J185]">
            <text:p/>
          </table:table-cell>
          <table:table-cell table:formula="of:=[.H185] * (1 + [.G185])" office:value-type="float" office:value="1.485" calcext:value-type="float">
            <text:p>1.485</text:p>
          </table:table-cell>
          <table:table-cell table:formula="of:= ([.H185] + [.G185]) - ([.H185] * [.G185])" office:value-type="float" office:value="0.965" calcext:value-type="float">
            <text:p>0.965</text:p>
          </table:table-cell>
          <table:table-cell table:formula="of:=IF([.H185] &lt;= 0.5; [.M185]; [.N185])" office:value-type="float" office:value="0.965" calcext:value-type="float">
            <text:p>0.965</text:p>
          </table:table-cell>
          <table:table-cell table:formula="of:= (2 * [.H185]) - [.O185]" office:value-type="float" office:value="0.835" calcext:value-type="float">
            <text:p>0.835</text:p>
          </table:table-cell>
          <table:table-cell table:formula="of:=[.F185] + (1/3)" office:value-type="float" office:value="1.08333333333333" calcext:value-type="float">
            <text:p>1.08333333333333</text:p>
          </table:table-cell>
          <table:table-cell table:formula="of:=[.F185]" office:value-type="float" office:value="0.75" calcext:value-type="float">
            <text:p>0.75</text:p>
          </table:table-cell>
          <table:table-cell table:formula="of:=[.F185] - (1/3)" office:value-type="float" office:value="0.416666666666667" calcext:value-type="float">
            <text:p>0.416666666666667</text:p>
          </table:table-cell>
          <table:table-cell table:formula="of:=IF([.Q185]&lt;0; [.Q185]+1; IF([.Q185]&gt;1; [.Q185]-1; [.Q185]))" office:value-type="float" office:value="0.0833333333333333" calcext:value-type="float">
            <text:p>0.0833333333333333</text:p>
          </table:table-cell>
          <table:table-cell table:formula="of:=IF([.R185]&lt;0; [.R185]+1; IF([.R185]&gt;1; [.R185]-1; [.R185]))" office:value-type="float" office:value="0.75" calcext:value-type="float">
            <text:p>0.75</text:p>
          </table:table-cell>
          <table:table-cell table:formula="of:=IF([.S185]&lt;0; [.S185]+1; IF([.S185]&gt;1; [.S185]-1; [.S185]))" office:value-type="float" office:value="0.416666666666667" calcext:value-type="float">
            <text:p>0.416666666666667</text:p>
          </table:table-cell>
          <table:table-cell table:formula="of:=IF((6* [.T185]) &lt; 1; TRUE(); FALSE())" office:value-type="boolean" office:boolean-value="true" calcext:value-type="boolean">
            <text:p>TRUE</text:p>
          </table:table-cell>
          <table:table-cell table:formula="of:=IF((2* [.T185]) &lt; 1; TRUE(); FALSE())" office:value-type="boolean" office:boolean-value="true" calcext:value-type="boolean">
            <text:p>TRUE</text:p>
          </table:table-cell>
          <table:table-cell table:formula="of:=IF((3* [.T185]) &lt; 2; TRUE(); FALSE())" office:value-type="boolean" office:boolean-value="true" calcext:value-type="boolean">
            <text:p>TRUE</text:p>
          </table:table-cell>
          <table:table-cell table:formula="of:=IF((6* [.U185]) &lt; 1; TRUE(); FALSE())" office:value-type="boolean" office:boolean-value="false" calcext:value-type="boolean">
            <text:p>FALSE</text:p>
          </table:table-cell>
          <table:table-cell table:formula="of:=IF((2* [.U185]) &lt; 1; TRUE(); FALSE())" office:value-type="boolean" office:boolean-value="false" calcext:value-type="boolean">
            <text:p>FALSE</text:p>
          </table:table-cell>
          <table:table-cell table:formula="of:=IF((3* [.U185]) &lt; 2; TRUE(); FALSE())" office:value-type="boolean" office:boolean-value="false" calcext:value-type="boolean">
            <text:p>FALSE</text:p>
          </table:table-cell>
          <table:table-cell table:formula="of:=IF((6* [.V185]) &lt; 1; TRUE(); FALSE())" office:value-type="boolean" office:boolean-value="false" calcext:value-type="boolean">
            <text:p>FALSE</text:p>
          </table:table-cell>
          <table:table-cell table:formula="of:=IF((2* [.V185]) &lt; 1; TRUE(); FALSE())" office:value-type="boolean" office:boolean-value="true" calcext:value-type="boolean">
            <text:p>TRUE</text:p>
          </table:table-cell>
          <table:table-cell table:formula="of:=IF((3* [.V185]) &lt; 2; TRUE(); FALSE())" office:value-type="boolean" office:boolean-value="true" calcext:value-type="boolean">
            <text:p>TRUE</text:p>
          </table:table-cell>
          <table:table-cell table:formula="of:=IF([.W185]; [.$P185] + ([.$O185] - [.$P185]) * 6 * [.T185]; IF([.X185]; [.$O185]; IF([.Y185]; [.$P185] + (([.$O185] - [.$P185]) * ((2/3) - [.T185]) * 6); [.$P185])))" office:value-type="float" office:value="0.9" calcext:value-type="float">
            <text:p>0.9</text:p>
          </table:table-cell>
          <table:table-cell table:formula="of:=IF([.Z185]; [.$P185] + ([.$O185] - [.$P185]) * 6 * [.U185]; IF([.AA185]; [.$O185]; IF([.AB185]; [.$P185] + (([.$O185] - [.$P185]) * ((2/3) - [.U185]) * 6); [.$P185])))" office:value-type="float" office:value="0.835" calcext:value-type="float">
            <text:p>0.835</text:p>
          </table:table-cell>
          <table:table-cell table:formula="of:=IF([.AC185]; [.$P185] + ([.$O185] - [.$P185]) * 6 * [.V185]; IF([.AD185]; [.$O185]; IF([.AE185]; [.$P185] + (([.$O185] - [.$P185]) * ((2/3) - [.V185]) * 6); [.$P185])))" office:value-type="float" office:value="0.965" calcext:value-type="float">
            <text:p>0.965</text:p>
          </table:table-cell>
          <table:table-cell table:formula="of:=ROUND([.AF185]*255)" office:value-type="float" office:value="229" calcext:value-type="float">
            <text:p>229</text:p>
          </table:table-cell>
          <table:table-cell table:formula="of:=ROUND([.AG185]*255)" office:value-type="float" office:value="213" calcext:value-type="float">
            <text:p>213</text:p>
          </table:table-cell>
          <table:table-cell table:formula="of:=ROUND([.AH185]*255)" office:value-type="float" office:value="246" calcext:value-type="float">
            <text:p>246</text:p>
          </table:table-cell>
        </table:table-row>
        <table:table-row table:style-name="ro3">
          <table:table-cell table:formula="of:=[.A185]" office:value-type="float" office:value="270" calcext:value-type="float">
            <text:p>270</text:p>
          </table:table-cell>
          <table:table-cell table:formula="of:=[.B185]" office:value-type="float" office:value="65" calcext:value-type="float">
            <text:p>65</text:p>
          </table:table-cell>
          <table:table-cell table:formula="of:=IF([.C$5]=[.C185]; 5; [.C185]+5)" office:value-type="float" office:value="95" calcext:value-type="float">
            <text:p>95</text:p>
          </table:table-cell>
          <table:table-cell table:formula="of:=[.AI186]&amp;&quot;, &quot;&amp;[.AJ186]&amp;&quot;, &quot;&amp;[.AK186]" office:value-type="string" office:string-value="242, 234, 251" calcext:value-type="string">
            <text:p>242, 234, 251</text:p>
          </table:table-cell>
          <table:table-cell table:formula="of:=DEC2HEX([.AI186]; 2)&amp;DEC2HEX([.AJ186]; 2)&amp;DEC2HEX([.AK186]; 2)" office:value-type="string" office:string-value="F2EAFB" calcext:value-type="string">
            <text:p>F2EAFB</text:p>
          </table:table-cell>
          <table:table-cell table:formula="of:=[.A186]/360" office:value-type="float" office:value="0.75" calcext:value-type="float">
            <text:p>0.75</text:p>
          </table:table-cell>
          <table:table-cell table:formula="of:=[.B186]/100" office:value-type="float" office:value="0.65" calcext:value-type="float">
            <text:p>0.65</text:p>
          </table:table-cell>
          <table:table-cell table:formula="of:=[.C186]/100" office:value-type="float" office:value="0.95" calcext:value-type="float">
            <text:p>0.95</text:p>
          </table:table-cell>
          <table:table-cell table:formula="of:=IF([.B186]&gt;0; TRUE(); FALSE())" office:value-type="boolean" office:boolean-value="true" calcext:value-type="boolean">
            <text:p>TRUE</text:p>
          </table:table-cell>
          <table:table-cell table:formula="of:=IF([.I186]; &quot;&quot;; ROUND([.C186]*2.55))">
            <text:p/>
          </table:table-cell>
          <table:table-cell table:formula="of:=[.J186]">
            <text:p/>
          </table:table-cell>
          <table:table-cell table:formula="of:=[.J186]">
            <text:p/>
          </table:table-cell>
          <table:table-cell table:formula="of:=[.H186] * (1 + [.G186])" office:value-type="float" office:value="1.5675" calcext:value-type="float">
            <text:p>1.5675</text:p>
          </table:table-cell>
          <table:table-cell table:formula="of:= ([.H186] + [.G186]) - ([.H186] * [.G186])" office:value-type="float" office:value="0.9825" calcext:value-type="float">
            <text:p>0.9825</text:p>
          </table:table-cell>
          <table:table-cell table:formula="of:=IF([.H186] &lt;= 0.5; [.M186]; [.N186])" office:value-type="float" office:value="0.9825" calcext:value-type="float">
            <text:p>0.9825</text:p>
          </table:table-cell>
          <table:table-cell table:formula="of:= (2 * [.H186]) - [.O186]" office:value-type="float" office:value="0.9175" calcext:value-type="float">
            <text:p>0.9175</text:p>
          </table:table-cell>
          <table:table-cell table:formula="of:=[.F186] + (1/3)" office:value-type="float" office:value="1.08333333333333" calcext:value-type="float">
            <text:p>1.08333333333333</text:p>
          </table:table-cell>
          <table:table-cell table:formula="of:=[.F186]" office:value-type="float" office:value="0.75" calcext:value-type="float">
            <text:p>0.75</text:p>
          </table:table-cell>
          <table:table-cell table:formula="of:=[.F186] - (1/3)" office:value-type="float" office:value="0.416666666666667" calcext:value-type="float">
            <text:p>0.416666666666667</text:p>
          </table:table-cell>
          <table:table-cell table:formula="of:=IF([.Q186]&lt;0; [.Q186]+1; IF([.Q186]&gt;1; [.Q186]-1; [.Q186]))" office:value-type="float" office:value="0.0833333333333333" calcext:value-type="float">
            <text:p>0.0833333333333333</text:p>
          </table:table-cell>
          <table:table-cell table:formula="of:=IF([.R186]&lt;0; [.R186]+1; IF([.R186]&gt;1; [.R186]-1; [.R186]))" office:value-type="float" office:value="0.75" calcext:value-type="float">
            <text:p>0.75</text:p>
          </table:table-cell>
          <table:table-cell table:formula="of:=IF([.S186]&lt;0; [.S186]+1; IF([.S186]&gt;1; [.S186]-1; [.S186]))" office:value-type="float" office:value="0.416666666666667" calcext:value-type="float">
            <text:p>0.416666666666667</text:p>
          </table:table-cell>
          <table:table-cell table:formula="of:=IF((6* [.T186]) &lt; 1; TRUE(); FALSE())" office:value-type="boolean" office:boolean-value="true" calcext:value-type="boolean">
            <text:p>TRUE</text:p>
          </table:table-cell>
          <table:table-cell table:formula="of:=IF((2* [.T186]) &lt; 1; TRUE(); FALSE())" office:value-type="boolean" office:boolean-value="true" calcext:value-type="boolean">
            <text:p>TRUE</text:p>
          </table:table-cell>
          <table:table-cell table:formula="of:=IF((3* [.T186]) &lt; 2; TRUE(); FALSE())" office:value-type="boolean" office:boolean-value="true" calcext:value-type="boolean">
            <text:p>TRUE</text:p>
          </table:table-cell>
          <table:table-cell table:formula="of:=IF((6* [.U186]) &lt; 1; TRUE(); FALSE())" office:value-type="boolean" office:boolean-value="false" calcext:value-type="boolean">
            <text:p>FALSE</text:p>
          </table:table-cell>
          <table:table-cell table:formula="of:=IF((2* [.U186]) &lt; 1; TRUE(); FALSE())" office:value-type="boolean" office:boolean-value="false" calcext:value-type="boolean">
            <text:p>FALSE</text:p>
          </table:table-cell>
          <table:table-cell table:formula="of:=IF((3* [.U186]) &lt; 2; TRUE(); FALSE())" office:value-type="boolean" office:boolean-value="false" calcext:value-type="boolean">
            <text:p>FALSE</text:p>
          </table:table-cell>
          <table:table-cell table:formula="of:=IF((6* [.V186]) &lt; 1; TRUE(); FALSE())" office:value-type="boolean" office:boolean-value="false" calcext:value-type="boolean">
            <text:p>FALSE</text:p>
          </table:table-cell>
          <table:table-cell table:formula="of:=IF((2* [.V186]) &lt; 1; TRUE(); FALSE())" office:value-type="boolean" office:boolean-value="true" calcext:value-type="boolean">
            <text:p>TRUE</text:p>
          </table:table-cell>
          <table:table-cell table:formula="of:=IF((3* [.V186]) &lt; 2; TRUE(); FALSE())" office:value-type="boolean" office:boolean-value="true" calcext:value-type="boolean">
            <text:p>TRUE</text:p>
          </table:table-cell>
          <table:table-cell table:formula="of:=IF([.W186]; [.$P186] + ([.$O186] - [.$P186]) * 6 * [.T186]; IF([.X186]; [.$O186]; IF([.Y186]; [.$P186] + (([.$O186] - [.$P186]) * ((2/3) - [.T186]) * 6); [.$P186])))" office:value-type="float" office:value="0.95" calcext:value-type="float">
            <text:p>0.95</text:p>
          </table:table-cell>
          <table:table-cell table:formula="of:=IF([.Z186]; [.$P186] + ([.$O186] - [.$P186]) * 6 * [.U186]; IF([.AA186]; [.$O186]; IF([.AB186]; [.$P186] + (([.$O186] - [.$P186]) * ((2/3) - [.U186]) * 6); [.$P186])))" office:value-type="float" office:value="0.9175" calcext:value-type="float">
            <text:p>0.9175</text:p>
          </table:table-cell>
          <table:table-cell table:formula="of:=IF([.AC186]; [.$P186] + ([.$O186] - [.$P186]) * 6 * [.V186]; IF([.AD186]; [.$O186]; IF([.AE186]; [.$P186] + (([.$O186] - [.$P186]) * ((2/3) - [.V186]) * 6); [.$P186])))" office:value-type="float" office:value="0.9825" calcext:value-type="float">
            <text:p>0.9825</text:p>
          </table:table-cell>
          <table:table-cell table:formula="of:=ROUND([.AF186]*255)" office:value-type="float" office:value="242" calcext:value-type="float">
            <text:p>242</text:p>
          </table:table-cell>
          <table:table-cell table:formula="of:=ROUND([.AG186]*255)" office:value-type="float" office:value="234" calcext:value-type="float">
            <text:p>234</text:p>
          </table:table-cell>
          <table:table-cell table:formula="of:=ROUND([.AH186]*255)" office:value-type="float" office:value="251" calcext:value-type="float">
            <text:p>251</text:p>
          </table:table-cell>
        </table:table-row>
        <table:table-row table:style-name="ro3">
          <table:table-cell table:formula="of:=[.A186]" office:value-type="float" office:value="270" calcext:value-type="float">
            <text:p>270</text:p>
          </table:table-cell>
          <table:table-cell table:formula="of:=[.B186]" office:value-type="float" office:value="65" calcext:value-type="float">
            <text:p>65</text:p>
          </table:table-cell>
          <table:table-cell table:style-name="Calc_20_Text_20__28_Alt_29_" table:formula="of:=[.C186]+1" office:value-type="float" office:value="96" calcext:value-type="float">
            <text:p>96</text:p>
          </table:table-cell>
          <table:table-cell table:formula="of:=[.AI187]&amp;&quot;, &quot;&amp;[.AJ187]&amp;&quot;, &quot;&amp;[.AK187]" office:value-type="string" office:string-value="245, 238, 251" calcext:value-type="string">
            <text:p>245, 238, 251</text:p>
          </table:table-cell>
          <table:table-cell table:formula="of:=DEC2HEX([.AI187]; 2)&amp;DEC2HEX([.AJ187]; 2)&amp;DEC2HEX([.AK187]; 2)" office:value-type="string" office:string-value="F5EEFB" calcext:value-type="string">
            <text:p>F5EEFB</text:p>
          </table:table-cell>
          <table:table-cell table:formula="of:=[.A187]/360" office:value-type="float" office:value="0.75" calcext:value-type="float">
            <text:p>0.75</text:p>
          </table:table-cell>
          <table:table-cell table:formula="of:=[.B187]/100" office:value-type="float" office:value="0.65" calcext:value-type="float">
            <text:p>0.65</text:p>
          </table:table-cell>
          <table:table-cell table:formula="of:=[.C187]/100" office:value-type="float" office:value="0.96" calcext:value-type="float">
            <text:p>0.96</text:p>
          </table:table-cell>
          <table:table-cell table:formula="of:=IF([.B187]&gt;0; TRUE(); FALSE())" office:value-type="boolean" office:boolean-value="true" calcext:value-type="boolean">
            <text:p>TRUE</text:p>
          </table:table-cell>
          <table:table-cell table:formula="of:=IF([.I187]; &quot;&quot;; ROUND([.C187]*2.55))">
            <text:p/>
          </table:table-cell>
          <table:table-cell table:formula="of:=[.J187]">
            <text:p/>
          </table:table-cell>
          <table:table-cell table:formula="of:=[.J187]">
            <text:p/>
          </table:table-cell>
          <table:table-cell table:formula="of:=[.H187] * (1 + [.G187])" office:value-type="float" office:value="1.584" calcext:value-type="float">
            <text:p>1.584</text:p>
          </table:table-cell>
          <table:table-cell table:formula="of:= ([.H187] + [.G187]) - ([.H187] * [.G187])" office:value-type="float" office:value="0.986" calcext:value-type="float">
            <text:p>0.986</text:p>
          </table:table-cell>
          <table:table-cell table:formula="of:=IF([.H187] &lt;= 0.5; [.M187]; [.N187])" office:value-type="float" office:value="0.986" calcext:value-type="float">
            <text:p>0.986</text:p>
          </table:table-cell>
          <table:table-cell table:formula="of:= (2 * [.H187]) - [.O187]" office:value-type="float" office:value="0.934" calcext:value-type="float">
            <text:p>0.934</text:p>
          </table:table-cell>
          <table:table-cell table:formula="of:=[.F187] + (1/3)" office:value-type="float" office:value="1.08333333333333" calcext:value-type="float">
            <text:p>1.08333333333333</text:p>
          </table:table-cell>
          <table:table-cell table:formula="of:=[.F187]" office:value-type="float" office:value="0.75" calcext:value-type="float">
            <text:p>0.75</text:p>
          </table:table-cell>
          <table:table-cell table:formula="of:=[.F187] - (1/3)" office:value-type="float" office:value="0.416666666666667" calcext:value-type="float">
            <text:p>0.416666666666667</text:p>
          </table:table-cell>
          <table:table-cell table:formula="of:=IF([.Q187]&lt;0; [.Q187]+1; IF([.Q187]&gt;1; [.Q187]-1; [.Q187]))" office:value-type="float" office:value="0.0833333333333333" calcext:value-type="float">
            <text:p>0.0833333333333333</text:p>
          </table:table-cell>
          <table:table-cell table:formula="of:=IF([.R187]&lt;0; [.R187]+1; IF([.R187]&gt;1; [.R187]-1; [.R187]))" office:value-type="float" office:value="0.75" calcext:value-type="float">
            <text:p>0.75</text:p>
          </table:table-cell>
          <table:table-cell table:formula="of:=IF([.S187]&lt;0; [.S187]+1; IF([.S187]&gt;1; [.S187]-1; [.S187]))" office:value-type="float" office:value="0.416666666666667" calcext:value-type="float">
            <text:p>0.416666666666667</text:p>
          </table:table-cell>
          <table:table-cell table:formula="of:=IF((6* [.T187]) &lt; 1; TRUE(); FALSE())" office:value-type="boolean" office:boolean-value="true" calcext:value-type="boolean">
            <text:p>TRUE</text:p>
          </table:table-cell>
          <table:table-cell table:formula="of:=IF((2* [.T187]) &lt; 1; TRUE(); FALSE())" office:value-type="boolean" office:boolean-value="true" calcext:value-type="boolean">
            <text:p>TRUE</text:p>
          </table:table-cell>
          <table:table-cell table:formula="of:=IF((3* [.T187]) &lt; 2; TRUE(); FALSE())" office:value-type="boolean" office:boolean-value="true" calcext:value-type="boolean">
            <text:p>TRUE</text:p>
          </table:table-cell>
          <table:table-cell table:formula="of:=IF((6* [.U187]) &lt; 1; TRUE(); FALSE())" office:value-type="boolean" office:boolean-value="false" calcext:value-type="boolean">
            <text:p>FALSE</text:p>
          </table:table-cell>
          <table:table-cell table:formula="of:=IF((2* [.U187]) &lt; 1; TRUE(); FALSE())" office:value-type="boolean" office:boolean-value="false" calcext:value-type="boolean">
            <text:p>FALSE</text:p>
          </table:table-cell>
          <table:table-cell table:formula="of:=IF((3* [.U187]) &lt; 2; TRUE(); FALSE())" office:value-type="boolean" office:boolean-value="false" calcext:value-type="boolean">
            <text:p>FALSE</text:p>
          </table:table-cell>
          <table:table-cell table:formula="of:=IF((6* [.V187]) &lt; 1; TRUE(); FALSE())" office:value-type="boolean" office:boolean-value="false" calcext:value-type="boolean">
            <text:p>FALSE</text:p>
          </table:table-cell>
          <table:table-cell table:formula="of:=IF((2* [.V187]) &lt; 1; TRUE(); FALSE())" office:value-type="boolean" office:boolean-value="true" calcext:value-type="boolean">
            <text:p>TRUE</text:p>
          </table:table-cell>
          <table:table-cell table:formula="of:=IF((3* [.V187]) &lt; 2; TRUE(); FALSE())" office:value-type="boolean" office:boolean-value="true" calcext:value-type="boolean">
            <text:p>TRUE</text:p>
          </table:table-cell>
          <table:table-cell table:formula="of:=IF([.W187]; [.$P187] + ([.$O187] - [.$P187]) * 6 * [.T187]; IF([.X187]; [.$O187]; IF([.Y187]; [.$P187] + (([.$O187] - [.$P187]) * ((2/3) - [.T187]) * 6); [.$P187])))" office:value-type="float" office:value="0.96" calcext:value-type="float">
            <text:p>0.96</text:p>
          </table:table-cell>
          <table:table-cell table:formula="of:=IF([.Z187]; [.$P187] + ([.$O187] - [.$P187]) * 6 * [.U187]; IF([.AA187]; [.$O187]; IF([.AB187]; [.$P187] + (([.$O187] - [.$P187]) * ((2/3) - [.U187]) * 6); [.$P187])))" office:value-type="float" office:value="0.934" calcext:value-type="float">
            <text:p>0.934</text:p>
          </table:table-cell>
          <table:table-cell table:formula="of:=IF([.AC187]; [.$P187] + ([.$O187] - [.$P187]) * 6 * [.V187]; IF([.AD187]; [.$O187]; IF([.AE187]; [.$P187] + (([.$O187] - [.$P187]) * ((2/3) - [.V187]) * 6); [.$P187])))" office:value-type="float" office:value="0.986" calcext:value-type="float">
            <text:p>0.986</text:p>
          </table:table-cell>
          <table:table-cell table:formula="of:=ROUND([.AF187]*255)" office:value-type="float" office:value="245" calcext:value-type="float">
            <text:p>245</text:p>
          </table:table-cell>
          <table:table-cell table:formula="of:=ROUND([.AG187]*255)" office:value-type="float" office:value="238" calcext:value-type="float">
            <text:p>238</text:p>
          </table:table-cell>
          <table:table-cell table:formula="of:=ROUND([.AH187]*255)" office:value-type="float" office:value="251" calcext:value-type="float">
            <text:p>251</text:p>
          </table:table-cell>
        </table:table-row>
        <table:table-row table:style-name="ro3">
          <table:table-cell table:formula="of:=[.A187]" office:value-type="float" office:value="270" calcext:value-type="float">
            <text:p>270</text:p>
          </table:table-cell>
          <table:table-cell table:formula="of:=[.B187]" office:value-type="float" office:value="65" calcext:value-type="float">
            <text:p>65</text:p>
          </table:table-cell>
          <table:table-cell table:style-name="Calc_20_Text_20__28_Alt_29_" table:formula="of:=[.C187]+1" office:value-type="float" office:value="97" calcext:value-type="float">
            <text:p>97</text:p>
          </table:table-cell>
          <table:table-cell table:formula="of:=[.AI188]&amp;&quot;, &quot;&amp;[.AJ188]&amp;&quot;, &quot;&amp;[.AK188]" office:value-type="string" office:string-value="247, 242, 252" calcext:value-type="string">
            <text:p>247, 242, 252</text:p>
          </table:table-cell>
          <table:table-cell table:formula="of:=DEC2HEX([.AI188]; 2)&amp;DEC2HEX([.AJ188]; 2)&amp;DEC2HEX([.AK188]; 2)" office:value-type="string" office:string-value="F7F2FC" calcext:value-type="string">
            <text:p>F7F2FC</text:p>
          </table:table-cell>
          <table:table-cell table:formula="of:=[.A188]/360" office:value-type="float" office:value="0.75" calcext:value-type="float">
            <text:p>0.75</text:p>
          </table:table-cell>
          <table:table-cell table:formula="of:=[.B188]/100" office:value-type="float" office:value="0.65" calcext:value-type="float">
            <text:p>0.65</text:p>
          </table:table-cell>
          <table:table-cell table:formula="of:=[.C188]/100" office:value-type="float" office:value="0.97" calcext:value-type="float">
            <text:p>0.97</text:p>
          </table:table-cell>
          <table:table-cell table:formula="of:=IF([.B188]&gt;0; TRUE(); FALSE())" office:value-type="boolean" office:boolean-value="true" calcext:value-type="boolean">
            <text:p>TRUE</text:p>
          </table:table-cell>
          <table:table-cell table:formula="of:=IF([.I188]; &quot;&quot;; ROUND([.C188]*2.55))">
            <text:p/>
          </table:table-cell>
          <table:table-cell table:formula="of:=[.J188]">
            <text:p/>
          </table:table-cell>
          <table:table-cell table:formula="of:=[.J188]">
            <text:p/>
          </table:table-cell>
          <table:table-cell table:formula="of:=[.H188] * (1 + [.G188])" office:value-type="float" office:value="1.6005" calcext:value-type="float">
            <text:p>1.6005</text:p>
          </table:table-cell>
          <table:table-cell table:formula="of:= ([.H188] + [.G188]) - ([.H188] * [.G188])" office:value-type="float" office:value="0.9895" calcext:value-type="float">
            <text:p>0.9895</text:p>
          </table:table-cell>
          <table:table-cell table:formula="of:=IF([.H188] &lt;= 0.5; [.M188]; [.N188])" office:value-type="float" office:value="0.9895" calcext:value-type="float">
            <text:p>0.9895</text:p>
          </table:table-cell>
          <table:table-cell table:formula="of:= (2 * [.H188]) - [.O188]" office:value-type="float" office:value="0.9505" calcext:value-type="float">
            <text:p>0.9505</text:p>
          </table:table-cell>
          <table:table-cell table:formula="of:=[.F188] + (1/3)" office:value-type="float" office:value="1.08333333333333" calcext:value-type="float">
            <text:p>1.08333333333333</text:p>
          </table:table-cell>
          <table:table-cell table:formula="of:=[.F188]" office:value-type="float" office:value="0.75" calcext:value-type="float">
            <text:p>0.75</text:p>
          </table:table-cell>
          <table:table-cell table:formula="of:=[.F188] - (1/3)" office:value-type="float" office:value="0.416666666666667" calcext:value-type="float">
            <text:p>0.416666666666667</text:p>
          </table:table-cell>
          <table:table-cell table:formula="of:=IF([.Q188]&lt;0; [.Q188]+1; IF([.Q188]&gt;1; [.Q188]-1; [.Q188]))" office:value-type="float" office:value="0.0833333333333333" calcext:value-type="float">
            <text:p>0.0833333333333333</text:p>
          </table:table-cell>
          <table:table-cell table:formula="of:=IF([.R188]&lt;0; [.R188]+1; IF([.R188]&gt;1; [.R188]-1; [.R188]))" office:value-type="float" office:value="0.75" calcext:value-type="float">
            <text:p>0.75</text:p>
          </table:table-cell>
          <table:table-cell table:formula="of:=IF([.S188]&lt;0; [.S188]+1; IF([.S188]&gt;1; [.S188]-1; [.S188]))" office:value-type="float" office:value="0.416666666666667" calcext:value-type="float">
            <text:p>0.416666666666667</text:p>
          </table:table-cell>
          <table:table-cell table:formula="of:=IF((6* [.T188]) &lt; 1; TRUE(); FALSE())" office:value-type="boolean" office:boolean-value="true" calcext:value-type="boolean">
            <text:p>TRUE</text:p>
          </table:table-cell>
          <table:table-cell table:formula="of:=IF((2* [.T188]) &lt; 1; TRUE(); FALSE())" office:value-type="boolean" office:boolean-value="true" calcext:value-type="boolean">
            <text:p>TRUE</text:p>
          </table:table-cell>
          <table:table-cell table:formula="of:=IF((3* [.T188]) &lt; 2; TRUE(); FALSE())" office:value-type="boolean" office:boolean-value="true" calcext:value-type="boolean">
            <text:p>TRUE</text:p>
          </table:table-cell>
          <table:table-cell table:formula="of:=IF((6* [.U188]) &lt; 1; TRUE(); FALSE())" office:value-type="boolean" office:boolean-value="false" calcext:value-type="boolean">
            <text:p>FALSE</text:p>
          </table:table-cell>
          <table:table-cell table:formula="of:=IF((2* [.U188]) &lt; 1; TRUE(); FALSE())" office:value-type="boolean" office:boolean-value="false" calcext:value-type="boolean">
            <text:p>FALSE</text:p>
          </table:table-cell>
          <table:table-cell table:formula="of:=IF((3* [.U188]) &lt; 2; TRUE(); FALSE())" office:value-type="boolean" office:boolean-value="false" calcext:value-type="boolean">
            <text:p>FALSE</text:p>
          </table:table-cell>
          <table:table-cell table:formula="of:=IF((6* [.V188]) &lt; 1; TRUE(); FALSE())" office:value-type="boolean" office:boolean-value="false" calcext:value-type="boolean">
            <text:p>FALSE</text:p>
          </table:table-cell>
          <table:table-cell table:formula="of:=IF((2* [.V188]) &lt; 1; TRUE(); FALSE())" office:value-type="boolean" office:boolean-value="true" calcext:value-type="boolean">
            <text:p>TRUE</text:p>
          </table:table-cell>
          <table:table-cell table:formula="of:=IF((3* [.V188]) &lt; 2; TRUE(); FALSE())" office:value-type="boolean" office:boolean-value="true" calcext:value-type="boolean">
            <text:p>TRUE</text:p>
          </table:table-cell>
          <table:table-cell table:formula="of:=IF([.W188]; [.$P188] + ([.$O188] - [.$P188]) * 6 * [.T188]; IF([.X188]; [.$O188]; IF([.Y188]; [.$P188] + (([.$O188] - [.$P188]) * ((2/3) - [.T188]) * 6); [.$P188])))" office:value-type="float" office:value="0.97" calcext:value-type="float">
            <text:p>0.97</text:p>
          </table:table-cell>
          <table:table-cell table:formula="of:=IF([.Z188]; [.$P188] + ([.$O188] - [.$P188]) * 6 * [.U188]; IF([.AA188]; [.$O188]; IF([.AB188]; [.$P188] + (([.$O188] - [.$P188]) * ((2/3) - [.U188]) * 6); [.$P188])))" office:value-type="float" office:value="0.9505" calcext:value-type="float">
            <text:p>0.9505</text:p>
          </table:table-cell>
          <table:table-cell table:formula="of:=IF([.AC188]; [.$P188] + ([.$O188] - [.$P188]) * 6 * [.V188]; IF([.AD188]; [.$O188]; IF([.AE188]; [.$P188] + (([.$O188] - [.$P188]) * ((2/3) - [.V188]) * 6); [.$P188])))" office:value-type="float" office:value="0.9895" calcext:value-type="float">
            <text:p>0.9895</text:p>
          </table:table-cell>
          <table:table-cell table:formula="of:=ROUND([.AF188]*255)" office:value-type="float" office:value="247" calcext:value-type="float">
            <text:p>247</text:p>
          </table:table-cell>
          <table:table-cell table:formula="of:=ROUND([.AG188]*255)" office:value-type="float" office:value="242" calcext:value-type="float">
            <text:p>242</text:p>
          </table:table-cell>
          <table:table-cell table:formula="of:=ROUND([.AH188]*255)" office:value-type="float" office:value="252" calcext:value-type="float">
            <text:p>252</text:p>
          </table:table-cell>
        </table:table-row>
        <table:table-row table:style-name="ro3">
          <table:table-cell table:formula="of:=[.A188]" office:value-type="float" office:value="270" calcext:value-type="float">
            <text:p>270</text:p>
          </table:table-cell>
          <table:table-cell table:formula="of:=[.B188]" office:value-type="float" office:value="65" calcext:value-type="float">
            <text:p>65</text:p>
          </table:table-cell>
          <table:table-cell table:style-name="Calc_20_Text_20__28_Alt_29_" table:formula="of:=[.C188]+1" office:value-type="float" office:value="98" calcext:value-type="float">
            <text:p>98</text:p>
          </table:table-cell>
          <table:table-cell table:formula="of:=[.AI189]&amp;&quot;, &quot;&amp;[.AJ189]&amp;&quot;, &quot;&amp;[.AK189]" office:value-type="string" office:string-value="250, 247, 253" calcext:value-type="string">
            <text:p>250, 247, 253</text:p>
          </table:table-cell>
          <table:table-cell table:formula="of:=DEC2HEX([.AI189]; 2)&amp;DEC2HEX([.AJ189]; 2)&amp;DEC2HEX([.AK189]; 2)" office:value-type="string" office:string-value="FAF7FD" calcext:value-type="string">
            <text:p>FAF7FD</text:p>
          </table:table-cell>
          <table:table-cell table:formula="of:=[.A189]/360" office:value-type="float" office:value="0.75" calcext:value-type="float">
            <text:p>0.75</text:p>
          </table:table-cell>
          <table:table-cell table:formula="of:=[.B189]/100" office:value-type="float" office:value="0.65" calcext:value-type="float">
            <text:p>0.65</text:p>
          </table:table-cell>
          <table:table-cell table:formula="of:=[.C189]/100" office:value-type="float" office:value="0.98" calcext:value-type="float">
            <text:p>0.98</text:p>
          </table:table-cell>
          <table:table-cell table:formula="of:=IF([.B189]&gt;0; TRUE(); FALSE())" office:value-type="boolean" office:boolean-value="true" calcext:value-type="boolean">
            <text:p>TRUE</text:p>
          </table:table-cell>
          <table:table-cell table:formula="of:=IF([.I189]; &quot;&quot;; ROUND([.C189]*2.55))">
            <text:p/>
          </table:table-cell>
          <table:table-cell table:formula="of:=[.J189]">
            <text:p/>
          </table:table-cell>
          <table:table-cell table:formula="of:=[.J189]">
            <text:p/>
          </table:table-cell>
          <table:table-cell table:formula="of:=[.H189] * (1 + [.G189])" office:value-type="float" office:value="1.617" calcext:value-type="float">
            <text:p>1.617</text:p>
          </table:table-cell>
          <table:table-cell table:formula="of:= ([.H189] + [.G189]) - ([.H189] * [.G189])" office:value-type="float" office:value="0.993" calcext:value-type="float">
            <text:p>0.993</text:p>
          </table:table-cell>
          <table:table-cell table:formula="of:=IF([.H189] &lt;= 0.5; [.M189]; [.N189])" office:value-type="float" office:value="0.993" calcext:value-type="float">
            <text:p>0.993</text:p>
          </table:table-cell>
          <table:table-cell table:formula="of:= (2 * [.H189]) - [.O189]" office:value-type="float" office:value="0.967" calcext:value-type="float">
            <text:p>0.967</text:p>
          </table:table-cell>
          <table:table-cell table:formula="of:=[.F189] + (1/3)" office:value-type="float" office:value="1.08333333333333" calcext:value-type="float">
            <text:p>1.08333333333333</text:p>
          </table:table-cell>
          <table:table-cell table:formula="of:=[.F189]" office:value-type="float" office:value="0.75" calcext:value-type="float">
            <text:p>0.75</text:p>
          </table:table-cell>
          <table:table-cell table:formula="of:=[.F189] - (1/3)" office:value-type="float" office:value="0.416666666666667" calcext:value-type="float">
            <text:p>0.416666666666667</text:p>
          </table:table-cell>
          <table:table-cell table:formula="of:=IF([.Q189]&lt;0; [.Q189]+1; IF([.Q189]&gt;1; [.Q189]-1; [.Q189]))" office:value-type="float" office:value="0.0833333333333333" calcext:value-type="float">
            <text:p>0.0833333333333333</text:p>
          </table:table-cell>
          <table:table-cell table:formula="of:=IF([.R189]&lt;0; [.R189]+1; IF([.R189]&gt;1; [.R189]-1; [.R189]))" office:value-type="float" office:value="0.75" calcext:value-type="float">
            <text:p>0.75</text:p>
          </table:table-cell>
          <table:table-cell table:formula="of:=IF([.S189]&lt;0; [.S189]+1; IF([.S189]&gt;1; [.S189]-1; [.S189]))" office:value-type="float" office:value="0.416666666666667" calcext:value-type="float">
            <text:p>0.416666666666667</text:p>
          </table:table-cell>
          <table:table-cell table:formula="of:=IF((6* [.T189]) &lt; 1; TRUE(); FALSE())" office:value-type="boolean" office:boolean-value="true" calcext:value-type="boolean">
            <text:p>TRUE</text:p>
          </table:table-cell>
          <table:table-cell table:formula="of:=IF((2* [.T189]) &lt; 1; TRUE(); FALSE())" office:value-type="boolean" office:boolean-value="true" calcext:value-type="boolean">
            <text:p>TRUE</text:p>
          </table:table-cell>
          <table:table-cell table:formula="of:=IF((3* [.T189]) &lt; 2; TRUE(); FALSE())" office:value-type="boolean" office:boolean-value="true" calcext:value-type="boolean">
            <text:p>TRUE</text:p>
          </table:table-cell>
          <table:table-cell table:formula="of:=IF((6* [.U189]) &lt; 1; TRUE(); FALSE())" office:value-type="boolean" office:boolean-value="false" calcext:value-type="boolean">
            <text:p>FALSE</text:p>
          </table:table-cell>
          <table:table-cell table:formula="of:=IF((2* [.U189]) &lt; 1; TRUE(); FALSE())" office:value-type="boolean" office:boolean-value="false" calcext:value-type="boolean">
            <text:p>FALSE</text:p>
          </table:table-cell>
          <table:table-cell table:formula="of:=IF((3* [.U189]) &lt; 2; TRUE(); FALSE())" office:value-type="boolean" office:boolean-value="false" calcext:value-type="boolean">
            <text:p>FALSE</text:p>
          </table:table-cell>
          <table:table-cell table:formula="of:=IF((6* [.V189]) &lt; 1; TRUE(); FALSE())" office:value-type="boolean" office:boolean-value="false" calcext:value-type="boolean">
            <text:p>FALSE</text:p>
          </table:table-cell>
          <table:table-cell table:formula="of:=IF((2* [.V189]) &lt; 1; TRUE(); FALSE())" office:value-type="boolean" office:boolean-value="true" calcext:value-type="boolean">
            <text:p>TRUE</text:p>
          </table:table-cell>
          <table:table-cell table:formula="of:=IF((3* [.V189]) &lt; 2; TRUE(); FALSE())" office:value-type="boolean" office:boolean-value="true" calcext:value-type="boolean">
            <text:p>TRUE</text:p>
          </table:table-cell>
          <table:table-cell table:formula="of:=IF([.W189]; [.$P189] + ([.$O189] - [.$P189]) * 6 * [.T189]; IF([.X189]; [.$O189]; IF([.Y189]; [.$P189] + (([.$O189] - [.$P189]) * ((2/3) - [.T189]) * 6); [.$P189])))" office:value-type="float" office:value="0.98" calcext:value-type="float">
            <text:p>0.98</text:p>
          </table:table-cell>
          <table:table-cell table:formula="of:=IF([.Z189]; [.$P189] + ([.$O189] - [.$P189]) * 6 * [.U189]; IF([.AA189]; [.$O189]; IF([.AB189]; [.$P189] + (([.$O189] - [.$P189]) * ((2/3) - [.U189]) * 6); [.$P189])))" office:value-type="float" office:value="0.967" calcext:value-type="float">
            <text:p>0.967</text:p>
          </table:table-cell>
          <table:table-cell table:formula="of:=IF([.AC189]; [.$P189] + ([.$O189] - [.$P189]) * 6 * [.V189]; IF([.AD189]; [.$O189]; IF([.AE189]; [.$P189] + (([.$O189] - [.$P189]) * ((2/3) - [.V189]) * 6); [.$P189])))" office:value-type="float" office:value="0.993" calcext:value-type="float">
            <text:p>0.993</text:p>
          </table:table-cell>
          <table:table-cell table:formula="of:=ROUND([.AF189]*255)" office:value-type="float" office:value="250" calcext:value-type="float">
            <text:p>250</text:p>
          </table:table-cell>
          <table:table-cell table:formula="of:=ROUND([.AG189]*255)" office:value-type="float" office:value="247" calcext:value-type="float">
            <text:p>247</text:p>
          </table:table-cell>
          <table:table-cell table:formula="of:=ROUND([.AH189]*255)" office:value-type="float" office:value="253" calcext:value-type="float">
            <text:p>253</text:p>
          </table:table-cell>
        </table:table-row>
        <table:table-row table:style-name="ro3">
          <table:table-cell table:formula="of:=[.A189]" office:value-type="float" office:value="270" calcext:value-type="float">
            <text:p>270</text:p>
          </table:table-cell>
          <table:table-cell table:formula="of:=[.B189]" office:value-type="float" office:value="65" calcext:value-type="float">
            <text:p>65</text:p>
          </table:table-cell>
          <table:table-cell table:style-name="Calc_20_Text_20__28_Alt_29_" table:formula="of:=[.C189]+1" office:value-type="float" office:value="99" calcext:value-type="float">
            <text:p>99</text:p>
          </table:table-cell>
          <table:table-cell table:formula="of:=[.AI190]&amp;&quot;, &quot;&amp;[.AJ190]&amp;&quot;, &quot;&amp;[.AK190]" office:value-type="string" office:string-value="252, 251, 254" calcext:value-type="string">
            <text:p>252, 251, 254</text:p>
          </table:table-cell>
          <table:table-cell table:formula="of:=DEC2HEX([.AI190]; 2)&amp;DEC2HEX([.AJ190]; 2)&amp;DEC2HEX([.AK190]; 2)" office:value-type="string" office:string-value="FCFBFE" calcext:value-type="string">
            <text:p>FCFBFE</text:p>
          </table:table-cell>
          <table:table-cell table:formula="of:=[.A190]/360" office:value-type="float" office:value="0.75" calcext:value-type="float">
            <text:p>0.75</text:p>
          </table:table-cell>
          <table:table-cell table:formula="of:=[.B190]/100" office:value-type="float" office:value="0.65" calcext:value-type="float">
            <text:p>0.65</text:p>
          </table:table-cell>
          <table:table-cell table:formula="of:=[.C190]/100" office:value-type="float" office:value="0.99" calcext:value-type="float">
            <text:p>0.99</text:p>
          </table:table-cell>
          <table:table-cell table:formula="of:=IF([.B190]&gt;0; TRUE(); FALSE())" office:value-type="boolean" office:boolean-value="true" calcext:value-type="boolean">
            <text:p>TRUE</text:p>
          </table:table-cell>
          <table:table-cell table:formula="of:=IF([.I190]; &quot;&quot;; ROUND([.C190]*2.55))">
            <text:p/>
          </table:table-cell>
          <table:table-cell table:formula="of:=[.J190]">
            <text:p/>
          </table:table-cell>
          <table:table-cell table:formula="of:=[.J190]">
            <text:p/>
          </table:table-cell>
          <table:table-cell table:formula="of:=[.H190] * (1 + [.G190])" office:value-type="float" office:value="1.6335" calcext:value-type="float">
            <text:p>1.6335</text:p>
          </table:table-cell>
          <table:table-cell table:formula="of:= ([.H190] + [.G190]) - ([.H190] * [.G190])" office:value-type="float" office:value="0.9965" calcext:value-type="float">
            <text:p>0.9965</text:p>
          </table:table-cell>
          <table:table-cell table:formula="of:=IF([.H190] &lt;= 0.5; [.M190]; [.N190])" office:value-type="float" office:value="0.9965" calcext:value-type="float">
            <text:p>0.9965</text:p>
          </table:table-cell>
          <table:table-cell table:formula="of:= (2 * [.H190]) - [.O190]" office:value-type="float" office:value="0.9835" calcext:value-type="float">
            <text:p>0.9835</text:p>
          </table:table-cell>
          <table:table-cell table:formula="of:=[.F190] + (1/3)" office:value-type="float" office:value="1.08333333333333" calcext:value-type="float">
            <text:p>1.08333333333333</text:p>
          </table:table-cell>
          <table:table-cell table:formula="of:=[.F190]" office:value-type="float" office:value="0.75" calcext:value-type="float">
            <text:p>0.75</text:p>
          </table:table-cell>
          <table:table-cell table:formula="of:=[.F190] - (1/3)" office:value-type="float" office:value="0.416666666666667" calcext:value-type="float">
            <text:p>0.416666666666667</text:p>
          </table:table-cell>
          <table:table-cell table:formula="of:=IF([.Q190]&lt;0; [.Q190]+1; IF([.Q190]&gt;1; [.Q190]-1; [.Q190]))" office:value-type="float" office:value="0.0833333333333333" calcext:value-type="float">
            <text:p>0.0833333333333333</text:p>
          </table:table-cell>
          <table:table-cell table:formula="of:=IF([.R190]&lt;0; [.R190]+1; IF([.R190]&gt;1; [.R190]-1; [.R190]))" office:value-type="float" office:value="0.75" calcext:value-type="float">
            <text:p>0.75</text:p>
          </table:table-cell>
          <table:table-cell table:formula="of:=IF([.S190]&lt;0; [.S190]+1; IF([.S190]&gt;1; [.S190]-1; [.S190]))" office:value-type="float" office:value="0.416666666666667" calcext:value-type="float">
            <text:p>0.416666666666667</text:p>
          </table:table-cell>
          <table:table-cell table:formula="of:=IF((6* [.T190]) &lt; 1; TRUE(); FALSE())" office:value-type="boolean" office:boolean-value="true" calcext:value-type="boolean">
            <text:p>TRUE</text:p>
          </table:table-cell>
          <table:table-cell table:formula="of:=IF((2* [.T190]) &lt; 1; TRUE(); FALSE())" office:value-type="boolean" office:boolean-value="true" calcext:value-type="boolean">
            <text:p>TRUE</text:p>
          </table:table-cell>
          <table:table-cell table:formula="of:=IF((3* [.T190]) &lt; 2; TRUE(); FALSE())" office:value-type="boolean" office:boolean-value="true" calcext:value-type="boolean">
            <text:p>TRUE</text:p>
          </table:table-cell>
          <table:table-cell table:formula="of:=IF((6* [.U190]) &lt; 1; TRUE(); FALSE())" office:value-type="boolean" office:boolean-value="false" calcext:value-type="boolean">
            <text:p>FALSE</text:p>
          </table:table-cell>
          <table:table-cell table:formula="of:=IF((2* [.U190]) &lt; 1; TRUE(); FALSE())" office:value-type="boolean" office:boolean-value="false" calcext:value-type="boolean">
            <text:p>FALSE</text:p>
          </table:table-cell>
          <table:table-cell table:formula="of:=IF((3* [.U190]) &lt; 2; TRUE(); FALSE())" office:value-type="boolean" office:boolean-value="false" calcext:value-type="boolean">
            <text:p>FALSE</text:p>
          </table:table-cell>
          <table:table-cell table:formula="of:=IF((6* [.V190]) &lt; 1; TRUE(); FALSE())" office:value-type="boolean" office:boolean-value="false" calcext:value-type="boolean">
            <text:p>FALSE</text:p>
          </table:table-cell>
          <table:table-cell table:formula="of:=IF((2* [.V190]) &lt; 1; TRUE(); FALSE())" office:value-type="boolean" office:boolean-value="true" calcext:value-type="boolean">
            <text:p>TRUE</text:p>
          </table:table-cell>
          <table:table-cell table:formula="of:=IF((3* [.V190]) &lt; 2; TRUE(); FALSE())" office:value-type="boolean" office:boolean-value="true" calcext:value-type="boolean">
            <text:p>TRUE</text:p>
          </table:table-cell>
          <table:table-cell table:formula="of:=IF([.W190]; [.$P190] + ([.$O190] - [.$P190]) * 6 * [.T190]; IF([.X190]; [.$O190]; IF([.Y190]; [.$P190] + (([.$O190] - [.$P190]) * ((2/3) - [.T190]) * 6); [.$P190])))" office:value-type="float" office:value="0.99" calcext:value-type="float">
            <text:p>0.99</text:p>
          </table:table-cell>
          <table:table-cell table:formula="of:=IF([.Z190]; [.$P190] + ([.$O190] - [.$P190]) * 6 * [.U190]; IF([.AA190]; [.$O190]; IF([.AB190]; [.$P190] + (([.$O190] - [.$P190]) * ((2/3) - [.U190]) * 6); [.$P190])))" office:value-type="float" office:value="0.9835" calcext:value-type="float">
            <text:p>0.9835</text:p>
          </table:table-cell>
          <table:table-cell table:formula="of:=IF([.AC190]; [.$P190] + ([.$O190] - [.$P190]) * 6 * [.V190]; IF([.AD190]; [.$O190]; IF([.AE190]; [.$P190] + (([.$O190] - [.$P190]) * ((2/3) - [.V190]) * 6); [.$P190])))" office:value-type="float" office:value="0.9965" calcext:value-type="float">
            <text:p>0.9965</text:p>
          </table:table-cell>
          <table:table-cell table:formula="of:=ROUND([.AF190]*255)" office:value-type="float" office:value="252" calcext:value-type="float">
            <text:p>252</text:p>
          </table:table-cell>
          <table:table-cell table:formula="of:=ROUND([.AG190]*255)" office:value-type="float" office:value="251" calcext:value-type="float">
            <text:p>251</text:p>
          </table:table-cell>
          <table:table-cell table:formula="of:=ROUND([.AH190]*255)" office:value-type="float" office:value="254" calcext:value-type="float">
            <text:p>254</text:p>
          </table:table-cell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alc_20_Heading_20_2_20__28_Section_29_" office:value-type="string" calcext:value-type="string">
            <text:p>Pink</text:p>
          </table:table-cell>
          <table:table-cell table:style-name="Default" table:number-columns-repeated="36"/>
        </table:table-row>
        <table:table-row table:style-name="ro6">
          <table:table-cell table:style-name="ce8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8" office:value-type="string" calcext:value-type="string">
            <text:p>RG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Alt_29_" table:formula="of:=[.A168]+45" office:value-type="float" office:value="315" calcext:value-type="float">
            <text:p>315</text:p>
          </table:table-cell>
          <table:table-cell table:style-name="Calc_20_Text_20__28_Alt_29_" table:formula="of:=[.B168]" office:value-type="float" office:value="65" calcext:value-type="float">
            <text:p>65</text:p>
          </table:table-cell>
          <table:table-cell table:formula="of:=IF([.C$5]=[.C194]; 5; [.C194]+5)" office:value-type="float" office:value="5" calcext:value-type="float">
            <text:p>5</text:p>
          </table:table-cell>
          <table:table-cell table:formula="of:=[.AI195]&amp;&quot;, &quot;&amp;[.AJ195]&amp;&quot;, &quot;&amp;[.AK195]" office:value-type="string" office:string-value="21, 4, 17" calcext:value-type="string">
            <text:p>21, 4, 17</text:p>
          </table:table-cell>
          <table:table-cell table:formula="of:=DEC2HEX([.AI195]; 2)&amp;DEC2HEX([.AJ195]; 2)&amp;DEC2HEX([.AK195]; 2)" office:value-type="string" office:string-value="150411" calcext:value-type="string">
            <text:p>150411</text:p>
          </table:table-cell>
          <table:table-cell table:formula="of:=[.A195]/360" office:value-type="float" office:value="0.875" calcext:value-type="float">
            <text:p>0.875</text:p>
          </table:table-cell>
          <table:table-cell table:formula="of:=[.B195]/100" office:value-type="float" office:value="0.65" calcext:value-type="float">
            <text:p>0.65</text:p>
          </table:table-cell>
          <table:table-cell table:formula="of:=[.C195]/100" office:value-type="float" office:value="0.05" calcext:value-type="float">
            <text:p>0.05</text:p>
          </table:table-cell>
          <table:table-cell table:formula="of:=IF([.B195]&gt;0; TRUE(); FALSE())" office:value-type="boolean" office:boolean-value="true" calcext:value-type="boolean">
            <text:p>TRUE</text:p>
          </table:table-cell>
          <table:table-cell table:formula="of:=IF([.I195]; &quot;&quot;; ROUND([.C195]*2.55))">
            <text:p/>
          </table:table-cell>
          <table:table-cell table:formula="of:=[.J195]">
            <text:p/>
          </table:table-cell>
          <table:table-cell table:formula="of:=[.J195]">
            <text:p/>
          </table:table-cell>
          <table:table-cell table:formula="of:=[.H195] * (1 + [.G195])" office:value-type="float" office:value="0.0825" calcext:value-type="float">
            <text:p>0.0825</text:p>
          </table:table-cell>
          <table:table-cell table:formula="of:= ([.H195] + [.G195]) - ([.H195] * [.G195])" office:value-type="float" office:value="0.6675" calcext:value-type="float">
            <text:p>0.6675</text:p>
          </table:table-cell>
          <table:table-cell table:formula="of:=IF([.H195] &lt;= 0.5; [.M195]; [.N195])" office:value-type="float" office:value="0.0825" calcext:value-type="float">
            <text:p>0.0825</text:p>
          </table:table-cell>
          <table:table-cell table:formula="of:= (2 * [.H195]) - [.O195]" office:value-type="float" office:value="0.0175" calcext:value-type="float">
            <text:p>0.0175</text:p>
          </table:table-cell>
          <table:table-cell table:formula="of:=[.F195] + (1/3)" office:value-type="float" office:value="1.20833333333333" calcext:value-type="float">
            <text:p>1.20833333333333</text:p>
          </table:table-cell>
          <table:table-cell table:formula="of:=[.F195]" office:value-type="float" office:value="0.875" calcext:value-type="float">
            <text:p>0.875</text:p>
          </table:table-cell>
          <table:table-cell table:formula="of:=[.F195] - (1/3)" office:value-type="float" office:value="0.541666666666667" calcext:value-type="float">
            <text:p>0.541666666666667</text:p>
          </table:table-cell>
          <table:table-cell table:formula="of:=IF([.Q195]&lt;0; [.Q195]+1; IF([.Q195]&gt;1; [.Q195]-1; [.Q195]))" office:value-type="float" office:value="0.208333333333333" calcext:value-type="float">
            <text:p>0.208333333333333</text:p>
          </table:table-cell>
          <table:table-cell table:formula="of:=IF([.R195]&lt;0; [.R195]+1; IF([.R195]&gt;1; [.R195]-1; [.R195]))" office:value-type="float" office:value="0.875" calcext:value-type="float">
            <text:p>0.875</text:p>
          </table:table-cell>
          <table:table-cell table:formula="of:=IF([.S195]&lt;0; [.S195]+1; IF([.S195]&gt;1; [.S195]-1; [.S195]))" office:value-type="float" office:value="0.541666666666667" calcext:value-type="float">
            <text:p>0.541666666666667</text:p>
          </table:table-cell>
          <table:table-cell table:formula="of:=IF((6* [.T195]) &lt; 1; TRUE(); FALSE())" office:value-type="boolean" office:boolean-value="false" calcext:value-type="boolean">
            <text:p>FALSE</text:p>
          </table:table-cell>
          <table:table-cell table:formula="of:=IF((2* [.T195]) &lt; 1; TRUE(); FALSE())" office:value-type="boolean" office:boolean-value="true" calcext:value-type="boolean">
            <text:p>TRUE</text:p>
          </table:table-cell>
          <table:table-cell table:formula="of:=IF((3* [.T195]) &lt; 2; TRUE(); FALSE())" office:value-type="boolean" office:boolean-value="true" calcext:value-type="boolean">
            <text:p>TRUE</text:p>
          </table:table-cell>
          <table:table-cell table:formula="of:=IF((6* [.U195]) &lt; 1; TRUE(); FALSE())" office:value-type="boolean" office:boolean-value="false" calcext:value-type="boolean">
            <text:p>FALSE</text:p>
          </table:table-cell>
          <table:table-cell table:formula="of:=IF((2* [.U195]) &lt; 1; TRUE(); FALSE())" office:value-type="boolean" office:boolean-value="false" calcext:value-type="boolean">
            <text:p>FALSE</text:p>
          </table:table-cell>
          <table:table-cell table:formula="of:=IF((3* [.U195]) &lt; 2; TRUE(); FALSE())" office:value-type="boolean" office:boolean-value="false" calcext:value-type="boolean">
            <text:p>FALSE</text:p>
          </table:table-cell>
          <table:table-cell table:formula="of:=IF((6* [.V195]) &lt; 1; TRUE(); FALSE())" office:value-type="boolean" office:boolean-value="false" calcext:value-type="boolean">
            <text:p>FALSE</text:p>
          </table:table-cell>
          <table:table-cell table:formula="of:=IF((2* [.V195]) &lt; 1; TRUE(); FALSE())" office:value-type="boolean" office:boolean-value="false" calcext:value-type="boolean">
            <text:p>FALSE</text:p>
          </table:table-cell>
          <table:table-cell table:formula="of:=IF((3* [.V195]) &lt; 2; TRUE(); FALSE())" office:value-type="boolean" office:boolean-value="true" calcext:value-type="boolean">
            <text:p>TRUE</text:p>
          </table:table-cell>
          <table:table-cell table:formula="of:=IF([.W195]; [.$P195] + ([.$O195] - [.$P195]) * 6 * [.T195]; IF([.X195]; [.$O195]; IF([.Y195]; [.$P195] + (([.$O195] - [.$P195]) * ((2/3) - [.T195]) * 6); [.$P195])))" office:value-type="float" office:value="0.0825" calcext:value-type="float">
            <text:p>0.0825</text:p>
          </table:table-cell>
          <table:table-cell table:formula="of:=IF([.Z195]; [.$P195] + ([.$O195] - [.$P195]) * 6 * [.U195]; IF([.AA195]; [.$O195]; IF([.AB195]; [.$P195] + (([.$O195] - [.$P195]) * ((2/3) - [.U195]) * 6); [.$P195])))" office:value-type="float" office:value="0.0175" calcext:value-type="float">
            <text:p>0.0175</text:p>
          </table:table-cell>
          <table:table-cell table:formula="of:=IF([.AC195]; [.$P195] + ([.$O195] - [.$P195]) * 6 * [.V195]; IF([.AD195]; [.$O195]; IF([.AE195]; [.$P195] + (([.$O195] - [.$P195]) * ((2/3) - [.V195]) * 6); [.$P195])))" office:value-type="float" office:value="0.06625" calcext:value-type="float">
            <text:p>0.06625</text:p>
          </table:table-cell>
          <table:table-cell table:formula="of:=ROUND([.AF195]*255)" office:value-type="float" office:value="21" calcext:value-type="float">
            <text:p>21</text:p>
          </table:table-cell>
          <table:table-cell table:formula="of:=ROUND([.AG195]*255)" office:value-type="float" office:value="4" calcext:value-type="float">
            <text:p>4</text:p>
          </table:table-cell>
          <table:table-cell table:formula="of:=ROUND([.AH195]*255)" office:value-type="float" office:value="17" calcext:value-type="float">
            <text:p>17</text:p>
          </table:table-cell>
        </table:table-row>
        <table:table-row table:style-name="ro3">
          <table:table-cell table:formula="of:=[.A195]" office:value-type="float" office:value="315" calcext:value-type="float">
            <text:p>315</text:p>
          </table:table-cell>
          <table:table-cell table:formula="of:=[.B195]" office:value-type="float" office:value="65" calcext:value-type="float">
            <text:p>65</text:p>
          </table:table-cell>
          <table:table-cell table:formula="of:=IF([.C$5]=[.C195]; 5; [.C195]+5)" office:value-type="float" office:value="10" calcext:value-type="float">
            <text:p>10</text:p>
          </table:table-cell>
          <table:table-cell table:formula="of:=[.AI196]&amp;&quot;, &quot;&amp;[.AJ196]&amp;&quot;, &quot;&amp;[.AK196]" office:value-type="string" office:string-value="42, 9, 34" calcext:value-type="string">
            <text:p>42, 9, 34</text:p>
          </table:table-cell>
          <table:table-cell table:formula="of:=DEC2HEX([.AI196]; 2)&amp;DEC2HEX([.AJ196]; 2)&amp;DEC2HEX([.AK196]; 2)" office:value-type="string" office:string-value="2A0922" calcext:value-type="string">
            <text:p>2A0922</text:p>
          </table:table-cell>
          <table:table-cell table:formula="of:=[.A196]/360" office:value-type="float" office:value="0.875" calcext:value-type="float">
            <text:p>0.875</text:p>
          </table:table-cell>
          <table:table-cell table:formula="of:=[.B196]/100" office:value-type="float" office:value="0.65" calcext:value-type="float">
            <text:p>0.65</text:p>
          </table:table-cell>
          <table:table-cell table:formula="of:=[.C196]/100" office:value-type="float" office:value="0.1" calcext:value-type="float">
            <text:p>0.1</text:p>
          </table:table-cell>
          <table:table-cell table:formula="of:=IF([.B196]&gt;0; TRUE(); FALSE())" office:value-type="boolean" office:boolean-value="true" calcext:value-type="boolean">
            <text:p>TRUE</text:p>
          </table:table-cell>
          <table:table-cell table:formula="of:=IF([.I196]; &quot;&quot;; ROUND([.C196]*2.55))">
            <text:p/>
          </table:table-cell>
          <table:table-cell table:formula="of:=[.J196]">
            <text:p/>
          </table:table-cell>
          <table:table-cell table:formula="of:=[.J196]">
            <text:p/>
          </table:table-cell>
          <table:table-cell table:formula="of:=[.H196] * (1 + [.G196])" office:value-type="float" office:value="0.165" calcext:value-type="float">
            <text:p>0.165</text:p>
          </table:table-cell>
          <table:table-cell table:formula="of:= ([.H196] + [.G196]) - ([.H196] * [.G196])" office:value-type="float" office:value="0.685" calcext:value-type="float">
            <text:p>0.685</text:p>
          </table:table-cell>
          <table:table-cell table:formula="of:=IF([.H196] &lt;= 0.5; [.M196]; [.N196])" office:value-type="float" office:value="0.165" calcext:value-type="float">
            <text:p>0.165</text:p>
          </table:table-cell>
          <table:table-cell table:formula="of:= (2 * [.H196]) - [.O196]" office:value-type="float" office:value="0.035" calcext:value-type="float">
            <text:p>0.035</text:p>
          </table:table-cell>
          <table:table-cell table:formula="of:=[.F196] + (1/3)" office:value-type="float" office:value="1.20833333333333" calcext:value-type="float">
            <text:p>1.20833333333333</text:p>
          </table:table-cell>
          <table:table-cell table:formula="of:=[.F196]" office:value-type="float" office:value="0.875" calcext:value-type="float">
            <text:p>0.875</text:p>
          </table:table-cell>
          <table:table-cell table:formula="of:=[.F196] - (1/3)" office:value-type="float" office:value="0.541666666666667" calcext:value-type="float">
            <text:p>0.541666666666667</text:p>
          </table:table-cell>
          <table:table-cell table:formula="of:=IF([.Q196]&lt;0; [.Q196]+1; IF([.Q196]&gt;1; [.Q196]-1; [.Q196]))" office:value-type="float" office:value="0.208333333333333" calcext:value-type="float">
            <text:p>0.208333333333333</text:p>
          </table:table-cell>
          <table:table-cell table:formula="of:=IF([.R196]&lt;0; [.R196]+1; IF([.R196]&gt;1; [.R196]-1; [.R196]))" office:value-type="float" office:value="0.875" calcext:value-type="float">
            <text:p>0.875</text:p>
          </table:table-cell>
          <table:table-cell table:formula="of:=IF([.S196]&lt;0; [.S196]+1; IF([.S196]&gt;1; [.S196]-1; [.S196]))" office:value-type="float" office:value="0.541666666666667" calcext:value-type="float">
            <text:p>0.541666666666667</text:p>
          </table:table-cell>
          <table:table-cell table:formula="of:=IF((6* [.T196]) &lt; 1; TRUE(); FALSE())" office:value-type="boolean" office:boolean-value="false" calcext:value-type="boolean">
            <text:p>FALSE</text:p>
          </table:table-cell>
          <table:table-cell table:formula="of:=IF((2* [.T196]) &lt; 1; TRUE(); FALSE())" office:value-type="boolean" office:boolean-value="true" calcext:value-type="boolean">
            <text:p>TRUE</text:p>
          </table:table-cell>
          <table:table-cell table:formula="of:=IF((3* [.T196]) &lt; 2; TRUE(); FALSE())" office:value-type="boolean" office:boolean-value="true" calcext:value-type="boolean">
            <text:p>TRUE</text:p>
          </table:table-cell>
          <table:table-cell table:formula="of:=IF((6* [.U196]) &lt; 1; TRUE(); FALSE())" office:value-type="boolean" office:boolean-value="false" calcext:value-type="boolean">
            <text:p>FALSE</text:p>
          </table:table-cell>
          <table:table-cell table:formula="of:=IF((2* [.U196]) &lt; 1; TRUE(); FALSE())" office:value-type="boolean" office:boolean-value="false" calcext:value-type="boolean">
            <text:p>FALSE</text:p>
          </table:table-cell>
          <table:table-cell table:formula="of:=IF((3* [.U196]) &lt; 2; TRUE(); FALSE())" office:value-type="boolean" office:boolean-value="false" calcext:value-type="boolean">
            <text:p>FALSE</text:p>
          </table:table-cell>
          <table:table-cell table:formula="of:=IF((6* [.V196]) &lt; 1; TRUE(); FALSE())" office:value-type="boolean" office:boolean-value="false" calcext:value-type="boolean">
            <text:p>FALSE</text:p>
          </table:table-cell>
          <table:table-cell table:formula="of:=IF((2* [.V196]) &lt; 1; TRUE(); FALSE())" office:value-type="boolean" office:boolean-value="false" calcext:value-type="boolean">
            <text:p>FALSE</text:p>
          </table:table-cell>
          <table:table-cell table:formula="of:=IF((3* [.V196]) &lt; 2; TRUE(); FALSE())" office:value-type="boolean" office:boolean-value="true" calcext:value-type="boolean">
            <text:p>TRUE</text:p>
          </table:table-cell>
          <table:table-cell table:formula="of:=IF([.W196]; [.$P196] + ([.$O196] - [.$P196]) * 6 * [.T196]; IF([.X196]; [.$O196]; IF([.Y196]; [.$P196] + (([.$O196] - [.$P196]) * ((2/3) - [.T196]) * 6); [.$P196])))" office:value-type="float" office:value="0.165" calcext:value-type="float">
            <text:p>0.165</text:p>
          </table:table-cell>
          <table:table-cell table:formula="of:=IF([.Z196]; [.$P196] + ([.$O196] - [.$P196]) * 6 * [.U196]; IF([.AA196]; [.$O196]; IF([.AB196]; [.$P196] + (([.$O196] - [.$P196]) * ((2/3) - [.U196]) * 6); [.$P196])))" office:value-type="float" office:value="0.035" calcext:value-type="float">
            <text:p>0.035</text:p>
          </table:table-cell>
          <table:table-cell table:formula="of:=IF([.AC196]; [.$P196] + ([.$O196] - [.$P196]) * 6 * [.V196]; IF([.AD196]; [.$O196]; IF([.AE196]; [.$P196] + (([.$O196] - [.$P196]) * ((2/3) - [.V196]) * 6); [.$P196])))" office:value-type="float" office:value="0.1325" calcext:value-type="float">
            <text:p>0.1325</text:p>
          </table:table-cell>
          <table:table-cell table:formula="of:=ROUND([.AF196]*255)" office:value-type="float" office:value="42" calcext:value-type="float">
            <text:p>42</text:p>
          </table:table-cell>
          <table:table-cell table:formula="of:=ROUND([.AG196]*255)" office:value-type="float" office:value="9" calcext:value-type="float">
            <text:p>9</text:p>
          </table:table-cell>
          <table:table-cell table:formula="of:=ROUND([.AH196]*255)" office:value-type="float" office:value="34" calcext:value-type="float">
            <text:p>34</text:p>
          </table:table-cell>
        </table:table-row>
        <table:table-row table:style-name="ro3">
          <table:table-cell table:formula="of:=[.A196]" office:value-type="float" office:value="315" calcext:value-type="float">
            <text:p>315</text:p>
          </table:table-cell>
          <table:table-cell table:formula="of:=[.B196]" office:value-type="float" office:value="65" calcext:value-type="float">
            <text:p>65</text:p>
          </table:table-cell>
          <table:table-cell table:formula="of:=IF([.C$5]=[.C196]; 5; [.C196]+5)" office:value-type="float" office:value="15" calcext:value-type="float">
            <text:p>15</text:p>
          </table:table-cell>
          <table:table-cell table:formula="of:=[.AI197]&amp;&quot;, &quot;&amp;[.AJ197]&amp;&quot;, &quot;&amp;[.AK197]" office:value-type="string" office:string-value="63, 13, 51" calcext:value-type="string">
            <text:p>63, 13, 51</text:p>
          </table:table-cell>
          <table:table-cell table:formula="of:=DEC2HEX([.AI197]; 2)&amp;DEC2HEX([.AJ197]; 2)&amp;DEC2HEX([.AK197]; 2)" office:value-type="string" office:string-value="3F0D33" calcext:value-type="string">
            <text:p>3F0D33</text:p>
          </table:table-cell>
          <table:table-cell table:formula="of:=[.A197]/360" office:value-type="float" office:value="0.875" calcext:value-type="float">
            <text:p>0.875</text:p>
          </table:table-cell>
          <table:table-cell table:formula="of:=[.B197]/100" office:value-type="float" office:value="0.65" calcext:value-type="float">
            <text:p>0.65</text:p>
          </table:table-cell>
          <table:table-cell table:formula="of:=[.C197]/100" office:value-type="float" office:value="0.15" calcext:value-type="float">
            <text:p>0.15</text:p>
          </table:table-cell>
          <table:table-cell table:formula="of:=IF([.B197]&gt;0; TRUE(); FALSE())" office:value-type="boolean" office:boolean-value="true" calcext:value-type="boolean">
            <text:p>TRUE</text:p>
          </table:table-cell>
          <table:table-cell table:formula="of:=IF([.I197]; &quot;&quot;; ROUND([.C197]*2.55))">
            <text:p/>
          </table:table-cell>
          <table:table-cell table:formula="of:=[.J197]">
            <text:p/>
          </table:table-cell>
          <table:table-cell table:formula="of:=[.J197]">
            <text:p/>
          </table:table-cell>
          <table:table-cell table:formula="of:=[.H197] * (1 + [.G197])" office:value-type="float" office:value="0.2475" calcext:value-type="float">
            <text:p>0.2475</text:p>
          </table:table-cell>
          <table:table-cell table:formula="of:= ([.H197] + [.G197]) - ([.H197] * [.G197])" office:value-type="float" office:value="0.7025" calcext:value-type="float">
            <text:p>0.7025</text:p>
          </table:table-cell>
          <table:table-cell table:formula="of:=IF([.H197] &lt;= 0.5; [.M197]; [.N197])" office:value-type="float" office:value="0.2475" calcext:value-type="float">
            <text:p>0.2475</text:p>
          </table:table-cell>
          <table:table-cell table:formula="of:= (2 * [.H197]) - [.O197]" office:value-type="float" office:value="0.0525" calcext:value-type="float">
            <text:p>0.0525</text:p>
          </table:table-cell>
          <table:table-cell table:formula="of:=[.F197] + (1/3)" office:value-type="float" office:value="1.20833333333333" calcext:value-type="float">
            <text:p>1.20833333333333</text:p>
          </table:table-cell>
          <table:table-cell table:formula="of:=[.F197]" office:value-type="float" office:value="0.875" calcext:value-type="float">
            <text:p>0.875</text:p>
          </table:table-cell>
          <table:table-cell table:formula="of:=[.F197] - (1/3)" office:value-type="float" office:value="0.541666666666667" calcext:value-type="float">
            <text:p>0.541666666666667</text:p>
          </table:table-cell>
          <table:table-cell table:formula="of:=IF([.Q197]&lt;0; [.Q197]+1; IF([.Q197]&gt;1; [.Q197]-1; [.Q197]))" office:value-type="float" office:value="0.208333333333333" calcext:value-type="float">
            <text:p>0.208333333333333</text:p>
          </table:table-cell>
          <table:table-cell table:formula="of:=IF([.R197]&lt;0; [.R197]+1; IF([.R197]&gt;1; [.R197]-1; [.R197]))" office:value-type="float" office:value="0.875" calcext:value-type="float">
            <text:p>0.875</text:p>
          </table:table-cell>
          <table:table-cell table:formula="of:=IF([.S197]&lt;0; [.S197]+1; IF([.S197]&gt;1; [.S197]-1; [.S197]))" office:value-type="float" office:value="0.541666666666667" calcext:value-type="float">
            <text:p>0.541666666666667</text:p>
          </table:table-cell>
          <table:table-cell table:formula="of:=IF((6* [.T197]) &lt; 1; TRUE(); FALSE())" office:value-type="boolean" office:boolean-value="false" calcext:value-type="boolean">
            <text:p>FALSE</text:p>
          </table:table-cell>
          <table:table-cell table:formula="of:=IF((2* [.T197]) &lt; 1; TRUE(); FALSE())" office:value-type="boolean" office:boolean-value="true" calcext:value-type="boolean">
            <text:p>TRUE</text:p>
          </table:table-cell>
          <table:table-cell table:formula="of:=IF((3* [.T197]) &lt; 2; TRUE(); FALSE())" office:value-type="boolean" office:boolean-value="true" calcext:value-type="boolean">
            <text:p>TRUE</text:p>
          </table:table-cell>
          <table:table-cell table:formula="of:=IF((6* [.U197]) &lt; 1; TRUE(); FALSE())" office:value-type="boolean" office:boolean-value="false" calcext:value-type="boolean">
            <text:p>FALSE</text:p>
          </table:table-cell>
          <table:table-cell table:formula="of:=IF((2* [.U197]) &lt; 1; TRUE(); FALSE())" office:value-type="boolean" office:boolean-value="false" calcext:value-type="boolean">
            <text:p>FALSE</text:p>
          </table:table-cell>
          <table:table-cell table:formula="of:=IF((3* [.U197]) &lt; 2; TRUE(); FALSE())" office:value-type="boolean" office:boolean-value="false" calcext:value-type="boolean">
            <text:p>FALSE</text:p>
          </table:table-cell>
          <table:table-cell table:formula="of:=IF((6* [.V197]) &lt; 1; TRUE(); FALSE())" office:value-type="boolean" office:boolean-value="false" calcext:value-type="boolean">
            <text:p>FALSE</text:p>
          </table:table-cell>
          <table:table-cell table:formula="of:=IF((2* [.V197]) &lt; 1; TRUE(); FALSE())" office:value-type="boolean" office:boolean-value="false" calcext:value-type="boolean">
            <text:p>FALSE</text:p>
          </table:table-cell>
          <table:table-cell table:formula="of:=IF((3* [.V197]) &lt; 2; TRUE(); FALSE())" office:value-type="boolean" office:boolean-value="true" calcext:value-type="boolean">
            <text:p>TRUE</text:p>
          </table:table-cell>
          <table:table-cell table:formula="of:=IF([.W197]; [.$P197] + ([.$O197] - [.$P197]) * 6 * [.T197]; IF([.X197]; [.$O197]; IF([.Y197]; [.$P197] + (([.$O197] - [.$P197]) * ((2/3) - [.T197]) * 6); [.$P197])))" office:value-type="float" office:value="0.2475" calcext:value-type="float">
            <text:p>0.2475</text:p>
          </table:table-cell>
          <table:table-cell table:formula="of:=IF([.Z197]; [.$P197] + ([.$O197] - [.$P197]) * 6 * [.U197]; IF([.AA197]; [.$O197]; IF([.AB197]; [.$P197] + (([.$O197] - [.$P197]) * ((2/3) - [.U197]) * 6); [.$P197])))" office:value-type="float" office:value="0.0525" calcext:value-type="float">
            <text:p>0.0525</text:p>
          </table:table-cell>
          <table:table-cell table:formula="of:=IF([.AC197]; [.$P197] + ([.$O197] - [.$P197]) * 6 * [.V197]; IF([.AD197]; [.$O197]; IF([.AE197]; [.$P197] + (([.$O197] - [.$P197]) * ((2/3) - [.V197]) * 6); [.$P197])))" office:value-type="float" office:value="0.19875" calcext:value-type="float">
            <text:p>0.19875</text:p>
          </table:table-cell>
          <table:table-cell table:formula="of:=ROUND([.AF197]*255)" office:value-type="float" office:value="63" calcext:value-type="float">
            <text:p>63</text:p>
          </table:table-cell>
          <table:table-cell table:formula="of:=ROUND([.AG197]*255)" office:value-type="float" office:value="13" calcext:value-type="float">
            <text:p>13</text:p>
          </table:table-cell>
          <table:table-cell table:formula="of:=ROUND([.AH197]*255)" office:value-type="float" office:value="51" calcext:value-type="float">
            <text:p>51</text:p>
          </table:table-cell>
        </table:table-row>
        <table:table-row table:style-name="ro3">
          <table:table-cell table:formula="of:=[.A197]" office:value-type="float" office:value="315" calcext:value-type="float">
            <text:p>315</text:p>
          </table:table-cell>
          <table:table-cell table:formula="of:=[.B197]" office:value-type="float" office:value="65" calcext:value-type="float">
            <text:p>65</text:p>
          </table:table-cell>
          <table:table-cell table:formula="of:=IF([.C$5]=[.C197]; 5; [.C197]+5)" office:value-type="float" office:value="20" calcext:value-type="float">
            <text:p>20</text:p>
          </table:table-cell>
          <table:table-cell table:formula="of:=[.AI198]&amp;&quot;, &quot;&amp;[.AJ198]&amp;&quot;, &quot;&amp;[.AK198]" office:value-type="string" office:string-value="84, 18, 68" calcext:value-type="string">
            <text:p>84, 18, 68</text:p>
          </table:table-cell>
          <table:table-cell table:formula="of:=DEC2HEX([.AI198]; 2)&amp;DEC2HEX([.AJ198]; 2)&amp;DEC2HEX([.AK198]; 2)" office:value-type="string" office:string-value="541244" calcext:value-type="string">
            <text:p>541244</text:p>
          </table:table-cell>
          <table:table-cell table:formula="of:=[.A198]/360" office:value-type="float" office:value="0.875" calcext:value-type="float">
            <text:p>0.875</text:p>
          </table:table-cell>
          <table:table-cell table:formula="of:=[.B198]/100" office:value-type="float" office:value="0.65" calcext:value-type="float">
            <text:p>0.65</text:p>
          </table:table-cell>
          <table:table-cell table:formula="of:=[.C198]/100" office:value-type="float" office:value="0.2" calcext:value-type="float">
            <text:p>0.2</text:p>
          </table:table-cell>
          <table:table-cell table:formula="of:=IF([.B198]&gt;0; TRUE(); FALSE())" office:value-type="boolean" office:boolean-value="true" calcext:value-type="boolean">
            <text:p>TRUE</text:p>
          </table:table-cell>
          <table:table-cell table:formula="of:=IF([.I198]; &quot;&quot;; ROUND([.C198]*2.55))">
            <text:p/>
          </table:table-cell>
          <table:table-cell table:formula="of:=[.J198]">
            <text:p/>
          </table:table-cell>
          <table:table-cell table:formula="of:=[.J198]">
            <text:p/>
          </table:table-cell>
          <table:table-cell table:formula="of:=[.H198] * (1 + [.G198])" office:value-type="float" office:value="0.33" calcext:value-type="float">
            <text:p>0.33</text:p>
          </table:table-cell>
          <table:table-cell table:formula="of:= ([.H198] + [.G198]) - ([.H198] * [.G198])" office:value-type="float" office:value="0.72" calcext:value-type="float">
            <text:p>0.72</text:p>
          </table:table-cell>
          <table:table-cell table:formula="of:=IF([.H198] &lt;= 0.5; [.M198]; [.N198])" office:value-type="float" office:value="0.33" calcext:value-type="float">
            <text:p>0.33</text:p>
          </table:table-cell>
          <table:table-cell table:formula="of:= (2 * [.H198]) - [.O198]" office:value-type="float" office:value="0.07" calcext:value-type="float">
            <text:p>0.07</text:p>
          </table:table-cell>
          <table:table-cell table:formula="of:=[.F198] + (1/3)" office:value-type="float" office:value="1.20833333333333" calcext:value-type="float">
            <text:p>1.20833333333333</text:p>
          </table:table-cell>
          <table:table-cell table:formula="of:=[.F198]" office:value-type="float" office:value="0.875" calcext:value-type="float">
            <text:p>0.875</text:p>
          </table:table-cell>
          <table:table-cell table:formula="of:=[.F198] - (1/3)" office:value-type="float" office:value="0.541666666666667" calcext:value-type="float">
            <text:p>0.541666666666667</text:p>
          </table:table-cell>
          <table:table-cell table:formula="of:=IF([.Q198]&lt;0; [.Q198]+1; IF([.Q198]&gt;1; [.Q198]-1; [.Q198]))" office:value-type="float" office:value="0.208333333333333" calcext:value-type="float">
            <text:p>0.208333333333333</text:p>
          </table:table-cell>
          <table:table-cell table:formula="of:=IF([.R198]&lt;0; [.R198]+1; IF([.R198]&gt;1; [.R198]-1; [.R198]))" office:value-type="float" office:value="0.875" calcext:value-type="float">
            <text:p>0.875</text:p>
          </table:table-cell>
          <table:table-cell table:formula="of:=IF([.S198]&lt;0; [.S198]+1; IF([.S198]&gt;1; [.S198]-1; [.S198]))" office:value-type="float" office:value="0.541666666666667" calcext:value-type="float">
            <text:p>0.541666666666667</text:p>
          </table:table-cell>
          <table:table-cell table:formula="of:=IF((6* [.T198]) &lt; 1; TRUE(); FALSE())" office:value-type="boolean" office:boolean-value="false" calcext:value-type="boolean">
            <text:p>FALSE</text:p>
          </table:table-cell>
          <table:table-cell table:formula="of:=IF((2* [.T198]) &lt; 1; TRUE(); FALSE())" office:value-type="boolean" office:boolean-value="true" calcext:value-type="boolean">
            <text:p>TRUE</text:p>
          </table:table-cell>
          <table:table-cell table:formula="of:=IF((3* [.T198]) &lt; 2; TRUE(); FALSE())" office:value-type="boolean" office:boolean-value="true" calcext:value-type="boolean">
            <text:p>TRUE</text:p>
          </table:table-cell>
          <table:table-cell table:formula="of:=IF((6* [.U198]) &lt; 1; TRUE(); FALSE())" office:value-type="boolean" office:boolean-value="false" calcext:value-type="boolean">
            <text:p>FALSE</text:p>
          </table:table-cell>
          <table:table-cell table:formula="of:=IF((2* [.U198]) &lt; 1; TRUE(); FALSE())" office:value-type="boolean" office:boolean-value="false" calcext:value-type="boolean">
            <text:p>FALSE</text:p>
          </table:table-cell>
          <table:table-cell table:formula="of:=IF((3* [.U198]) &lt; 2; TRUE(); FALSE())" office:value-type="boolean" office:boolean-value="false" calcext:value-type="boolean">
            <text:p>FALSE</text:p>
          </table:table-cell>
          <table:table-cell table:formula="of:=IF((6* [.V198]) &lt; 1; TRUE(); FALSE())" office:value-type="boolean" office:boolean-value="false" calcext:value-type="boolean">
            <text:p>FALSE</text:p>
          </table:table-cell>
          <table:table-cell table:formula="of:=IF((2* [.V198]) &lt; 1; TRUE(); FALSE())" office:value-type="boolean" office:boolean-value="false" calcext:value-type="boolean">
            <text:p>FALSE</text:p>
          </table:table-cell>
          <table:table-cell table:formula="of:=IF((3* [.V198]) &lt; 2; TRUE(); FALSE())" office:value-type="boolean" office:boolean-value="true" calcext:value-type="boolean">
            <text:p>TRUE</text:p>
          </table:table-cell>
          <table:table-cell table:formula="of:=IF([.W198]; [.$P198] + ([.$O198] - [.$P198]) * 6 * [.T198]; IF([.X198]; [.$O198]; IF([.Y198]; [.$P198] + (([.$O198] - [.$P198]) * ((2/3) - [.T198]) * 6); [.$P198])))" office:value-type="float" office:value="0.33" calcext:value-type="float">
            <text:p>0.33</text:p>
          </table:table-cell>
          <table:table-cell table:formula="of:=IF([.Z198]; [.$P198] + ([.$O198] - [.$P198]) * 6 * [.U198]; IF([.AA198]; [.$O198]; IF([.AB198]; [.$P198] + (([.$O198] - [.$P198]) * ((2/3) - [.U198]) * 6); [.$P198])))" office:value-type="float" office:value="0.07" calcext:value-type="float">
            <text:p>0.07</text:p>
          </table:table-cell>
          <table:table-cell table:formula="of:=IF([.AC198]; [.$P198] + ([.$O198] - [.$P198]) * 6 * [.V198]; IF([.AD198]; [.$O198]; IF([.AE198]; [.$P198] + (([.$O198] - [.$P198]) * ((2/3) - [.V198]) * 6); [.$P198])))" office:value-type="float" office:value="0.265" calcext:value-type="float">
            <text:p>0.265</text:p>
          </table:table-cell>
          <table:table-cell table:formula="of:=ROUND([.AF198]*255)" office:value-type="float" office:value="84" calcext:value-type="float">
            <text:p>84</text:p>
          </table:table-cell>
          <table:table-cell table:formula="of:=ROUND([.AG198]*255)" office:value-type="float" office:value="18" calcext:value-type="float">
            <text:p>18</text:p>
          </table:table-cell>
          <table:table-cell table:formula="of:=ROUND([.AH198]*255)" office:value-type="float" office:value="68" calcext:value-type="float">
            <text:p>68</text:p>
          </table:table-cell>
        </table:table-row>
        <table:table-row table:style-name="ro3">
          <table:table-cell table:formula="of:=[.A198]" office:value-type="float" office:value="315" calcext:value-type="float">
            <text:p>315</text:p>
          </table:table-cell>
          <table:table-cell table:formula="of:=[.B198]" office:value-type="float" office:value="65" calcext:value-type="float">
            <text:p>65</text:p>
          </table:table-cell>
          <table:table-cell table:formula="of:=IF([.C$5]=[.C198]; 5; [.C198]+5)" office:value-type="float" office:value="25" calcext:value-type="float">
            <text:p>25</text:p>
          </table:table-cell>
          <table:table-cell table:formula="of:=[.AI199]&amp;&quot;, &quot;&amp;[.AJ199]&amp;&quot;, &quot;&amp;[.AK199]" office:value-type="string" office:string-value="105, 22, 84" calcext:value-type="string">
            <text:p>105, 22, 84</text:p>
          </table:table-cell>
          <table:table-cell table:formula="of:=DEC2HEX([.AI199]; 2)&amp;DEC2HEX([.AJ199]; 2)&amp;DEC2HEX([.AK199]; 2)" office:value-type="string" office:string-value="691654" calcext:value-type="string">
            <text:p>691654</text:p>
          </table:table-cell>
          <table:table-cell table:formula="of:=[.A199]/360" office:value-type="float" office:value="0.875" calcext:value-type="float">
            <text:p>0.875</text:p>
          </table:table-cell>
          <table:table-cell table:formula="of:=[.B199]/100" office:value-type="float" office:value="0.65" calcext:value-type="float">
            <text:p>0.65</text:p>
          </table:table-cell>
          <table:table-cell table:formula="of:=[.C199]/100" office:value-type="float" office:value="0.25" calcext:value-type="float">
            <text:p>0.25</text:p>
          </table:table-cell>
          <table:table-cell table:formula="of:=IF([.B199]&gt;0; TRUE(); FALSE())" office:value-type="boolean" office:boolean-value="true" calcext:value-type="boolean">
            <text:p>TRUE</text:p>
          </table:table-cell>
          <table:table-cell table:formula="of:=IF([.I199]; &quot;&quot;; ROUND([.C199]*2.55))">
            <text:p/>
          </table:table-cell>
          <table:table-cell table:formula="of:=[.J199]">
            <text:p/>
          </table:table-cell>
          <table:table-cell table:formula="of:=[.J199]">
            <text:p/>
          </table:table-cell>
          <table:table-cell table:formula="of:=[.H199] * (1 + [.G199])" office:value-type="float" office:value="0.4125" calcext:value-type="float">
            <text:p>0.4125</text:p>
          </table:table-cell>
          <table:table-cell table:formula="of:= ([.H199] + [.G199]) - ([.H199] * [.G199])" office:value-type="float" office:value="0.7375" calcext:value-type="float">
            <text:p>0.7375</text:p>
          </table:table-cell>
          <table:table-cell table:formula="of:=IF([.H199] &lt;= 0.5; [.M199]; [.N199])" office:value-type="float" office:value="0.4125" calcext:value-type="float">
            <text:p>0.4125</text:p>
          </table:table-cell>
          <table:table-cell table:formula="of:= (2 * [.H199]) - [.O199]" office:value-type="float" office:value="0.0875" calcext:value-type="float">
            <text:p>0.0875</text:p>
          </table:table-cell>
          <table:table-cell table:formula="of:=[.F199] + (1/3)" office:value-type="float" office:value="1.20833333333333" calcext:value-type="float">
            <text:p>1.20833333333333</text:p>
          </table:table-cell>
          <table:table-cell table:formula="of:=[.F199]" office:value-type="float" office:value="0.875" calcext:value-type="float">
            <text:p>0.875</text:p>
          </table:table-cell>
          <table:table-cell table:formula="of:=[.F199] - (1/3)" office:value-type="float" office:value="0.541666666666667" calcext:value-type="float">
            <text:p>0.541666666666667</text:p>
          </table:table-cell>
          <table:table-cell table:formula="of:=IF([.Q199]&lt;0; [.Q199]+1; IF([.Q199]&gt;1; [.Q199]-1; [.Q199]))" office:value-type="float" office:value="0.208333333333333" calcext:value-type="float">
            <text:p>0.208333333333333</text:p>
          </table:table-cell>
          <table:table-cell table:formula="of:=IF([.R199]&lt;0; [.R199]+1; IF([.R199]&gt;1; [.R199]-1; [.R199]))" office:value-type="float" office:value="0.875" calcext:value-type="float">
            <text:p>0.875</text:p>
          </table:table-cell>
          <table:table-cell table:formula="of:=IF([.S199]&lt;0; [.S199]+1; IF([.S199]&gt;1; [.S199]-1; [.S199]))" office:value-type="float" office:value="0.541666666666667" calcext:value-type="float">
            <text:p>0.541666666666667</text:p>
          </table:table-cell>
          <table:table-cell table:formula="of:=IF((6* [.T199]) &lt; 1; TRUE(); FALSE())" office:value-type="boolean" office:boolean-value="false" calcext:value-type="boolean">
            <text:p>FALSE</text:p>
          </table:table-cell>
          <table:table-cell table:formula="of:=IF((2* [.T199]) &lt; 1; TRUE(); FALSE())" office:value-type="boolean" office:boolean-value="true" calcext:value-type="boolean">
            <text:p>TRUE</text:p>
          </table:table-cell>
          <table:table-cell table:formula="of:=IF((3* [.T199]) &lt; 2; TRUE(); FALSE())" office:value-type="boolean" office:boolean-value="true" calcext:value-type="boolean">
            <text:p>TRUE</text:p>
          </table:table-cell>
          <table:table-cell table:formula="of:=IF((6* [.U199]) &lt; 1; TRUE(); FALSE())" office:value-type="boolean" office:boolean-value="false" calcext:value-type="boolean">
            <text:p>FALSE</text:p>
          </table:table-cell>
          <table:table-cell table:formula="of:=IF((2* [.U199]) &lt; 1; TRUE(); FALSE())" office:value-type="boolean" office:boolean-value="false" calcext:value-type="boolean">
            <text:p>FALSE</text:p>
          </table:table-cell>
          <table:table-cell table:formula="of:=IF((3* [.U199]) &lt; 2; TRUE(); FALSE())" office:value-type="boolean" office:boolean-value="false" calcext:value-type="boolean">
            <text:p>FALSE</text:p>
          </table:table-cell>
          <table:table-cell table:formula="of:=IF((6* [.V199]) &lt; 1; TRUE(); FALSE())" office:value-type="boolean" office:boolean-value="false" calcext:value-type="boolean">
            <text:p>FALSE</text:p>
          </table:table-cell>
          <table:table-cell table:formula="of:=IF((2* [.V199]) &lt; 1; TRUE(); FALSE())" office:value-type="boolean" office:boolean-value="false" calcext:value-type="boolean">
            <text:p>FALSE</text:p>
          </table:table-cell>
          <table:table-cell table:formula="of:=IF((3* [.V199]) &lt; 2; TRUE(); FALSE())" office:value-type="boolean" office:boolean-value="true" calcext:value-type="boolean">
            <text:p>TRUE</text:p>
          </table:table-cell>
          <table:table-cell table:formula="of:=IF([.W199]; [.$P199] + ([.$O199] - [.$P199]) * 6 * [.T199]; IF([.X199]; [.$O199]; IF([.Y199]; [.$P199] + (([.$O199] - [.$P199]) * ((2/3) - [.T199]) * 6); [.$P199])))" office:value-type="float" office:value="0.4125" calcext:value-type="float">
            <text:p>0.4125</text:p>
          </table:table-cell>
          <table:table-cell table:formula="of:=IF([.Z199]; [.$P199] + ([.$O199] - [.$P199]) * 6 * [.U199]; IF([.AA199]; [.$O199]; IF([.AB199]; [.$P199] + (([.$O199] - [.$P199]) * ((2/3) - [.U199]) * 6); [.$P199])))" office:value-type="float" office:value="0.0875" calcext:value-type="float">
            <text:p>0.0875</text:p>
          </table:table-cell>
          <table:table-cell table:formula="of:=IF([.AC199]; [.$P199] + ([.$O199] - [.$P199]) * 6 * [.V199]; IF([.AD199]; [.$O199]; IF([.AE199]; [.$P199] + (([.$O199] - [.$P199]) * ((2/3) - [.V199]) * 6); [.$P199])))" office:value-type="float" office:value="0.33125" calcext:value-type="float">
            <text:p>0.33125</text:p>
          </table:table-cell>
          <table:table-cell table:formula="of:=ROUND([.AF199]*255)" office:value-type="float" office:value="105" calcext:value-type="float">
            <text:p>105</text:p>
          </table:table-cell>
          <table:table-cell table:formula="of:=ROUND([.AG199]*255)" office:value-type="float" office:value="22" calcext:value-type="float">
            <text:p>22</text:p>
          </table:table-cell>
          <table:table-cell table:formula="of:=ROUND([.AH199]*255)" office:value-type="float" office:value="84" calcext:value-type="float">
            <text:p>84</text:p>
          </table:table-cell>
        </table:table-row>
        <table:table-row table:style-name="ro3">
          <table:table-cell table:formula="of:=[.A199]" office:value-type="float" office:value="315" calcext:value-type="float">
            <text:p>315</text:p>
          </table:table-cell>
          <table:table-cell table:formula="of:=[.B199]" office:value-type="float" office:value="65" calcext:value-type="float">
            <text:p>65</text:p>
          </table:table-cell>
          <table:table-cell table:formula="of:=IF([.C$5]=[.C199]; 5; [.C199]+5)" office:value-type="float" office:value="30" calcext:value-type="float">
            <text:p>30</text:p>
          </table:table-cell>
          <table:table-cell table:formula="of:=[.AI200]&amp;&quot;, &quot;&amp;[.AJ200]&amp;&quot;, &quot;&amp;[.AK200]" office:value-type="string" office:string-value="126, 27, 101" calcext:value-type="string">
            <text:p>126, 27, 101</text:p>
          </table:table-cell>
          <table:table-cell table:formula="of:=DEC2HEX([.AI200]; 2)&amp;DEC2HEX([.AJ200]; 2)&amp;DEC2HEX([.AK200]; 2)" office:value-type="string" office:string-value="7E1B65" calcext:value-type="string">
            <text:p>7E1B65</text:p>
          </table:table-cell>
          <table:table-cell table:formula="of:=[.A200]/360" office:value-type="float" office:value="0.875" calcext:value-type="float">
            <text:p>0.875</text:p>
          </table:table-cell>
          <table:table-cell table:formula="of:=[.B200]/100" office:value-type="float" office:value="0.65" calcext:value-type="float">
            <text:p>0.65</text:p>
          </table:table-cell>
          <table:table-cell table:formula="of:=[.C200]/100" office:value-type="float" office:value="0.3" calcext:value-type="float">
            <text:p>0.3</text:p>
          </table:table-cell>
          <table:table-cell table:formula="of:=IF([.B200]&gt;0; TRUE(); FALSE())" office:value-type="boolean" office:boolean-value="true" calcext:value-type="boolean">
            <text:p>TRUE</text:p>
          </table:table-cell>
          <table:table-cell table:formula="of:=IF([.I200]; &quot;&quot;; ROUND([.C200]*2.55))">
            <text:p/>
          </table:table-cell>
          <table:table-cell table:formula="of:=[.J200]">
            <text:p/>
          </table:table-cell>
          <table:table-cell table:formula="of:=[.J200]">
            <text:p/>
          </table:table-cell>
          <table:table-cell table:formula="of:=[.H200] * (1 + [.G200])" office:value-type="float" office:value="0.495" calcext:value-type="float">
            <text:p>0.495</text:p>
          </table:table-cell>
          <table:table-cell table:formula="of:= ([.H200] + [.G200]) - ([.H200] * [.G200])" office:value-type="float" office:value="0.755" calcext:value-type="float">
            <text:p>0.755</text:p>
          </table:table-cell>
          <table:table-cell table:formula="of:=IF([.H200] &lt;= 0.5; [.M200]; [.N200])" office:value-type="float" office:value="0.495" calcext:value-type="float">
            <text:p>0.495</text:p>
          </table:table-cell>
          <table:table-cell table:formula="of:= (2 * [.H200]) - [.O200]" office:value-type="float" office:value="0.105" calcext:value-type="float">
            <text:p>0.105</text:p>
          </table:table-cell>
          <table:table-cell table:formula="of:=[.F200] + (1/3)" office:value-type="float" office:value="1.20833333333333" calcext:value-type="float">
            <text:p>1.20833333333333</text:p>
          </table:table-cell>
          <table:table-cell table:formula="of:=[.F200]" office:value-type="float" office:value="0.875" calcext:value-type="float">
            <text:p>0.875</text:p>
          </table:table-cell>
          <table:table-cell table:formula="of:=[.F200] - (1/3)" office:value-type="float" office:value="0.541666666666667" calcext:value-type="float">
            <text:p>0.541666666666667</text:p>
          </table:table-cell>
          <table:table-cell table:formula="of:=IF([.Q200]&lt;0; [.Q200]+1; IF([.Q200]&gt;1; [.Q200]-1; [.Q200]))" office:value-type="float" office:value="0.208333333333333" calcext:value-type="float">
            <text:p>0.208333333333333</text:p>
          </table:table-cell>
          <table:table-cell table:formula="of:=IF([.R200]&lt;0; [.R200]+1; IF([.R200]&gt;1; [.R200]-1; [.R200]))" office:value-type="float" office:value="0.875" calcext:value-type="float">
            <text:p>0.875</text:p>
          </table:table-cell>
          <table:table-cell table:formula="of:=IF([.S200]&lt;0; [.S200]+1; IF([.S200]&gt;1; [.S200]-1; [.S200]))" office:value-type="float" office:value="0.541666666666667" calcext:value-type="float">
            <text:p>0.541666666666667</text:p>
          </table:table-cell>
          <table:table-cell table:formula="of:=IF((6* [.T200]) &lt; 1; TRUE(); FALSE())" office:value-type="boolean" office:boolean-value="false" calcext:value-type="boolean">
            <text:p>FALSE</text:p>
          </table:table-cell>
          <table:table-cell table:formula="of:=IF((2* [.T200]) &lt; 1; TRUE(); FALSE())" office:value-type="boolean" office:boolean-value="true" calcext:value-type="boolean">
            <text:p>TRUE</text:p>
          </table:table-cell>
          <table:table-cell table:formula="of:=IF((3* [.T200]) &lt; 2; TRUE(); FALSE())" office:value-type="boolean" office:boolean-value="true" calcext:value-type="boolean">
            <text:p>TRUE</text:p>
          </table:table-cell>
          <table:table-cell table:formula="of:=IF((6* [.U200]) &lt; 1; TRUE(); FALSE())" office:value-type="boolean" office:boolean-value="false" calcext:value-type="boolean">
            <text:p>FALSE</text:p>
          </table:table-cell>
          <table:table-cell table:formula="of:=IF((2* [.U200]) &lt; 1; TRUE(); FALSE())" office:value-type="boolean" office:boolean-value="false" calcext:value-type="boolean">
            <text:p>FALSE</text:p>
          </table:table-cell>
          <table:table-cell table:formula="of:=IF((3* [.U200]) &lt; 2; TRUE(); FALSE())" office:value-type="boolean" office:boolean-value="false" calcext:value-type="boolean">
            <text:p>FALSE</text:p>
          </table:table-cell>
          <table:table-cell table:formula="of:=IF((6* [.V200]) &lt; 1; TRUE(); FALSE())" office:value-type="boolean" office:boolean-value="false" calcext:value-type="boolean">
            <text:p>FALSE</text:p>
          </table:table-cell>
          <table:table-cell table:formula="of:=IF((2* [.V200]) &lt; 1; TRUE(); FALSE())" office:value-type="boolean" office:boolean-value="false" calcext:value-type="boolean">
            <text:p>FALSE</text:p>
          </table:table-cell>
          <table:table-cell table:formula="of:=IF((3* [.V200]) &lt; 2; TRUE(); FALSE())" office:value-type="boolean" office:boolean-value="true" calcext:value-type="boolean">
            <text:p>TRUE</text:p>
          </table:table-cell>
          <table:table-cell table:formula="of:=IF([.W200]; [.$P200] + ([.$O200] - [.$P200]) * 6 * [.T200]; IF([.X200]; [.$O200]; IF([.Y200]; [.$P200] + (([.$O200] - [.$P200]) * ((2/3) - [.T200]) * 6); [.$P200])))" office:value-type="float" office:value="0.495" calcext:value-type="float">
            <text:p>0.495</text:p>
          </table:table-cell>
          <table:table-cell table:formula="of:=IF([.Z200]; [.$P200] + ([.$O200] - [.$P200]) * 6 * [.U200]; IF([.AA200]; [.$O200]; IF([.AB200]; [.$P200] + (([.$O200] - [.$P200]) * ((2/3) - [.U200]) * 6); [.$P200])))" office:value-type="float" office:value="0.105" calcext:value-type="float">
            <text:p>0.105</text:p>
          </table:table-cell>
          <table:table-cell table:formula="of:=IF([.AC200]; [.$P200] + ([.$O200] - [.$P200]) * 6 * [.V200]; IF([.AD200]; [.$O200]; IF([.AE200]; [.$P200] + (([.$O200] - [.$P200]) * ((2/3) - [.V200]) * 6); [.$P200])))" office:value-type="float" office:value="0.3975" calcext:value-type="float">
            <text:p>0.3975</text:p>
          </table:table-cell>
          <table:table-cell table:formula="of:=ROUND([.AF200]*255)" office:value-type="float" office:value="126" calcext:value-type="float">
            <text:p>126</text:p>
          </table:table-cell>
          <table:table-cell table:formula="of:=ROUND([.AG200]*255)" office:value-type="float" office:value="27" calcext:value-type="float">
            <text:p>27</text:p>
          </table:table-cell>
          <table:table-cell table:formula="of:=ROUND([.AH200]*255)" office:value-type="float" office:value="101" calcext:value-type="float">
            <text:p>101</text:p>
          </table:table-cell>
        </table:table-row>
        <table:table-row table:style-name="ro3">
          <table:table-cell table:formula="of:=[.A200]" office:value-type="float" office:value="315" calcext:value-type="float">
            <text:p>315</text:p>
          </table:table-cell>
          <table:table-cell table:formula="of:=[.B200]" office:value-type="float" office:value="65" calcext:value-type="float">
            <text:p>65</text:p>
          </table:table-cell>
          <table:table-cell table:formula="of:=IF([.C$5]=[.C200]; 5; [.C200]+5)" office:value-type="float" office:value="35" calcext:value-type="float">
            <text:p>35</text:p>
          </table:table-cell>
          <table:table-cell table:formula="of:=[.AI201]&amp;&quot;, &quot;&amp;[.AJ201]&amp;&quot;, &quot;&amp;[.AK201]" office:value-type="string" office:string-value="147, 31, 118" calcext:value-type="string">
            <text:p>147, 31, 118</text:p>
          </table:table-cell>
          <table:table-cell table:formula="of:=DEC2HEX([.AI201]; 2)&amp;DEC2HEX([.AJ201]; 2)&amp;DEC2HEX([.AK201]; 2)" office:value-type="string" office:string-value="931F76" calcext:value-type="string">
            <text:p>931F76</text:p>
          </table:table-cell>
          <table:table-cell table:formula="of:=[.A201]/360" office:value-type="float" office:value="0.875" calcext:value-type="float">
            <text:p>0.875</text:p>
          </table:table-cell>
          <table:table-cell table:formula="of:=[.B201]/100" office:value-type="float" office:value="0.65" calcext:value-type="float">
            <text:p>0.65</text:p>
          </table:table-cell>
          <table:table-cell table:formula="of:=[.C201]/100" office:value-type="float" office:value="0.35" calcext:value-type="float">
            <text:p>0.35</text:p>
          </table:table-cell>
          <table:table-cell table:formula="of:=IF([.B201]&gt;0; TRUE(); FALSE())" office:value-type="boolean" office:boolean-value="true" calcext:value-type="boolean">
            <text:p>TRUE</text:p>
          </table:table-cell>
          <table:table-cell table:formula="of:=IF([.I201]; &quot;&quot;; ROUND([.C201]*2.55))">
            <text:p/>
          </table:table-cell>
          <table:table-cell table:formula="of:=[.J201]">
            <text:p/>
          </table:table-cell>
          <table:table-cell table:formula="of:=[.J201]">
            <text:p/>
          </table:table-cell>
          <table:table-cell table:formula="of:=[.H201] * (1 + [.G201])" office:value-type="float" office:value="0.5775" calcext:value-type="float">
            <text:p>0.5775</text:p>
          </table:table-cell>
          <table:table-cell table:formula="of:= ([.H201] + [.G201]) - ([.H201] * [.G201])" office:value-type="float" office:value="0.7725" calcext:value-type="float">
            <text:p>0.7725</text:p>
          </table:table-cell>
          <table:table-cell table:formula="of:=IF([.H201] &lt;= 0.5; [.M201]; [.N201])" office:value-type="float" office:value="0.5775" calcext:value-type="float">
            <text:p>0.5775</text:p>
          </table:table-cell>
          <table:table-cell table:formula="of:= (2 * [.H201]) - [.O201]" office:value-type="float" office:value="0.1225" calcext:value-type="float">
            <text:p>0.1225</text:p>
          </table:table-cell>
          <table:table-cell table:formula="of:=[.F201] + (1/3)" office:value-type="float" office:value="1.20833333333333" calcext:value-type="float">
            <text:p>1.20833333333333</text:p>
          </table:table-cell>
          <table:table-cell table:formula="of:=[.F201]" office:value-type="float" office:value="0.875" calcext:value-type="float">
            <text:p>0.875</text:p>
          </table:table-cell>
          <table:table-cell table:formula="of:=[.F201] - (1/3)" office:value-type="float" office:value="0.541666666666667" calcext:value-type="float">
            <text:p>0.541666666666667</text:p>
          </table:table-cell>
          <table:table-cell table:formula="of:=IF([.Q201]&lt;0; [.Q201]+1; IF([.Q201]&gt;1; [.Q201]-1; [.Q201]))" office:value-type="float" office:value="0.208333333333333" calcext:value-type="float">
            <text:p>0.208333333333333</text:p>
          </table:table-cell>
          <table:table-cell table:formula="of:=IF([.R201]&lt;0; [.R201]+1; IF([.R201]&gt;1; [.R201]-1; [.R201]))" office:value-type="float" office:value="0.875" calcext:value-type="float">
            <text:p>0.875</text:p>
          </table:table-cell>
          <table:table-cell table:formula="of:=IF([.S201]&lt;0; [.S201]+1; IF([.S201]&gt;1; [.S201]-1; [.S201]))" office:value-type="float" office:value="0.541666666666667" calcext:value-type="float">
            <text:p>0.541666666666667</text:p>
          </table:table-cell>
          <table:table-cell table:formula="of:=IF((6* [.T201]) &lt; 1; TRUE(); FALSE())" office:value-type="boolean" office:boolean-value="false" calcext:value-type="boolean">
            <text:p>FALSE</text:p>
          </table:table-cell>
          <table:table-cell table:formula="of:=IF((2* [.T201]) &lt; 1; TRUE(); FALSE())" office:value-type="boolean" office:boolean-value="true" calcext:value-type="boolean">
            <text:p>TRUE</text:p>
          </table:table-cell>
          <table:table-cell table:formula="of:=IF((3* [.T201]) &lt; 2; TRUE(); FALSE())" office:value-type="boolean" office:boolean-value="true" calcext:value-type="boolean">
            <text:p>TRUE</text:p>
          </table:table-cell>
          <table:table-cell table:formula="of:=IF((6* [.U201]) &lt; 1; TRUE(); FALSE())" office:value-type="boolean" office:boolean-value="false" calcext:value-type="boolean">
            <text:p>FALSE</text:p>
          </table:table-cell>
          <table:table-cell table:formula="of:=IF((2* [.U201]) &lt; 1; TRUE(); FALSE())" office:value-type="boolean" office:boolean-value="false" calcext:value-type="boolean">
            <text:p>FALSE</text:p>
          </table:table-cell>
          <table:table-cell table:formula="of:=IF((3* [.U201]) &lt; 2; TRUE(); FALSE())" office:value-type="boolean" office:boolean-value="false" calcext:value-type="boolean">
            <text:p>FALSE</text:p>
          </table:table-cell>
          <table:table-cell table:formula="of:=IF((6* [.V201]) &lt; 1; TRUE(); FALSE())" office:value-type="boolean" office:boolean-value="false" calcext:value-type="boolean">
            <text:p>FALSE</text:p>
          </table:table-cell>
          <table:table-cell table:formula="of:=IF((2* [.V201]) &lt; 1; TRUE(); FALSE())" office:value-type="boolean" office:boolean-value="false" calcext:value-type="boolean">
            <text:p>FALSE</text:p>
          </table:table-cell>
          <table:table-cell table:formula="of:=IF((3* [.V201]) &lt; 2; TRUE(); FALSE())" office:value-type="boolean" office:boolean-value="true" calcext:value-type="boolean">
            <text:p>TRUE</text:p>
          </table:table-cell>
          <table:table-cell table:formula="of:=IF([.W201]; [.$P201] + ([.$O201] - [.$P201]) * 6 * [.T201]; IF([.X201]; [.$O201]; IF([.Y201]; [.$P201] + (([.$O201] - [.$P201]) * ((2/3) - [.T201]) * 6); [.$P201])))" office:value-type="float" office:value="0.5775" calcext:value-type="float">
            <text:p>0.5775</text:p>
          </table:table-cell>
          <table:table-cell table:formula="of:=IF([.Z201]; [.$P201] + ([.$O201] - [.$P201]) * 6 * [.U201]; IF([.AA201]; [.$O201]; IF([.AB201]; [.$P201] + (([.$O201] - [.$P201]) * ((2/3) - [.U201]) * 6); [.$P201])))" office:value-type="float" office:value="0.1225" calcext:value-type="float">
            <text:p>0.1225</text:p>
          </table:table-cell>
          <table:table-cell table:formula="of:=IF([.AC201]; [.$P201] + ([.$O201] - [.$P201]) * 6 * [.V201]; IF([.AD201]; [.$O201]; IF([.AE201]; [.$P201] + (([.$O201] - [.$P201]) * ((2/3) - [.V201]) * 6); [.$P201])))" office:value-type="float" office:value="0.46375" calcext:value-type="float">
            <text:p>0.46375</text:p>
          </table:table-cell>
          <table:table-cell table:formula="of:=ROUND([.AF201]*255)" office:value-type="float" office:value="147" calcext:value-type="float">
            <text:p>147</text:p>
          </table:table-cell>
          <table:table-cell table:formula="of:=ROUND([.AG201]*255)" office:value-type="float" office:value="31" calcext:value-type="float">
            <text:p>31</text:p>
          </table:table-cell>
          <table:table-cell table:formula="of:=ROUND([.AH201]*255)" office:value-type="float" office:value="118" calcext:value-type="float">
            <text:p>118</text:p>
          </table:table-cell>
        </table:table-row>
        <table:table-row table:style-name="ro3">
          <table:table-cell table:formula="of:=[.A201]" office:value-type="float" office:value="315" calcext:value-type="float">
            <text:p>315</text:p>
          </table:table-cell>
          <table:table-cell table:formula="of:=[.B201]" office:value-type="float" office:value="65" calcext:value-type="float">
            <text:p>65</text:p>
          </table:table-cell>
          <table:table-cell table:formula="of:=IF([.C$5]=[.C201]; 5; [.C201]+5)" office:value-type="float" office:value="40" calcext:value-type="float">
            <text:p>40</text:p>
          </table:table-cell>
          <table:table-cell table:formula="of:=[.AI202]&amp;&quot;, &quot;&amp;[.AJ202]&amp;&quot;, &quot;&amp;[.AK202]" office:value-type="string" office:string-value="168, 36, 135" calcext:value-type="string">
            <text:p>168, 36, 135</text:p>
          </table:table-cell>
          <table:table-cell table:formula="of:=DEC2HEX([.AI202]; 2)&amp;DEC2HEX([.AJ202]; 2)&amp;DEC2HEX([.AK202]; 2)" office:value-type="string" office:string-value="A82487" calcext:value-type="string">
            <text:p>A82487</text:p>
          </table:table-cell>
          <table:table-cell table:formula="of:=[.A202]/360" office:value-type="float" office:value="0.875" calcext:value-type="float">
            <text:p>0.875</text:p>
          </table:table-cell>
          <table:table-cell table:formula="of:=[.B202]/100" office:value-type="float" office:value="0.65" calcext:value-type="float">
            <text:p>0.65</text:p>
          </table:table-cell>
          <table:table-cell table:formula="of:=[.C202]/100" office:value-type="float" office:value="0.4" calcext:value-type="float">
            <text:p>0.4</text:p>
          </table:table-cell>
          <table:table-cell table:formula="of:=IF([.B202]&gt;0; TRUE(); FALSE())" office:value-type="boolean" office:boolean-value="true" calcext:value-type="boolean">
            <text:p>TRUE</text:p>
          </table:table-cell>
          <table:table-cell table:formula="of:=IF([.I202]; &quot;&quot;; ROUND([.C202]*2.55))">
            <text:p/>
          </table:table-cell>
          <table:table-cell table:formula="of:=[.J202]">
            <text:p/>
          </table:table-cell>
          <table:table-cell table:formula="of:=[.J202]">
            <text:p/>
          </table:table-cell>
          <table:table-cell table:formula="of:=[.H202] * (1 + [.G202])" office:value-type="float" office:value="0.66" calcext:value-type="float">
            <text:p>0.66</text:p>
          </table:table-cell>
          <table:table-cell table:formula="of:= ([.H202] + [.G202]) - ([.H202] * [.G202])" office:value-type="float" office:value="0.79" calcext:value-type="float">
            <text:p>0.79</text:p>
          </table:table-cell>
          <table:table-cell table:formula="of:=IF([.H202] &lt;= 0.5; [.M202]; [.N202])" office:value-type="float" office:value="0.66" calcext:value-type="float">
            <text:p>0.66</text:p>
          </table:table-cell>
          <table:table-cell table:formula="of:= (2 * [.H202]) - [.O202]" office:value-type="float" office:value="0.14" calcext:value-type="float">
            <text:p>0.14</text:p>
          </table:table-cell>
          <table:table-cell table:formula="of:=[.F202] + (1/3)" office:value-type="float" office:value="1.20833333333333" calcext:value-type="float">
            <text:p>1.20833333333333</text:p>
          </table:table-cell>
          <table:table-cell table:formula="of:=[.F202]" office:value-type="float" office:value="0.875" calcext:value-type="float">
            <text:p>0.875</text:p>
          </table:table-cell>
          <table:table-cell table:formula="of:=[.F202] - (1/3)" office:value-type="float" office:value="0.541666666666667" calcext:value-type="float">
            <text:p>0.541666666666667</text:p>
          </table:table-cell>
          <table:table-cell table:formula="of:=IF([.Q202]&lt;0; [.Q202]+1; IF([.Q202]&gt;1; [.Q202]-1; [.Q202]))" office:value-type="float" office:value="0.208333333333333" calcext:value-type="float">
            <text:p>0.208333333333333</text:p>
          </table:table-cell>
          <table:table-cell table:formula="of:=IF([.R202]&lt;0; [.R202]+1; IF([.R202]&gt;1; [.R202]-1; [.R202]))" office:value-type="float" office:value="0.875" calcext:value-type="float">
            <text:p>0.875</text:p>
          </table:table-cell>
          <table:table-cell table:formula="of:=IF([.S202]&lt;0; [.S202]+1; IF([.S202]&gt;1; [.S202]-1; [.S202]))" office:value-type="float" office:value="0.541666666666667" calcext:value-type="float">
            <text:p>0.541666666666667</text:p>
          </table:table-cell>
          <table:table-cell table:formula="of:=IF((6* [.T202]) &lt; 1; TRUE(); FALSE())" office:value-type="boolean" office:boolean-value="false" calcext:value-type="boolean">
            <text:p>FALSE</text:p>
          </table:table-cell>
          <table:table-cell table:formula="of:=IF((2* [.T202]) &lt; 1; TRUE(); FALSE())" office:value-type="boolean" office:boolean-value="true" calcext:value-type="boolean">
            <text:p>TRUE</text:p>
          </table:table-cell>
          <table:table-cell table:formula="of:=IF((3* [.T202]) &lt; 2; TRUE(); FALSE())" office:value-type="boolean" office:boolean-value="true" calcext:value-type="boolean">
            <text:p>TRUE</text:p>
          </table:table-cell>
          <table:table-cell table:formula="of:=IF((6* [.U202]) &lt; 1; TRUE(); FALSE())" office:value-type="boolean" office:boolean-value="false" calcext:value-type="boolean">
            <text:p>FALSE</text:p>
          </table:table-cell>
          <table:table-cell table:formula="of:=IF((2* [.U202]) &lt; 1; TRUE(); FALSE())" office:value-type="boolean" office:boolean-value="false" calcext:value-type="boolean">
            <text:p>FALSE</text:p>
          </table:table-cell>
          <table:table-cell table:formula="of:=IF((3* [.U202]) &lt; 2; TRUE(); FALSE())" office:value-type="boolean" office:boolean-value="false" calcext:value-type="boolean">
            <text:p>FALSE</text:p>
          </table:table-cell>
          <table:table-cell table:formula="of:=IF((6* [.V202]) &lt; 1; TRUE(); FALSE())" office:value-type="boolean" office:boolean-value="false" calcext:value-type="boolean">
            <text:p>FALSE</text:p>
          </table:table-cell>
          <table:table-cell table:formula="of:=IF((2* [.V202]) &lt; 1; TRUE(); FALSE())" office:value-type="boolean" office:boolean-value="false" calcext:value-type="boolean">
            <text:p>FALSE</text:p>
          </table:table-cell>
          <table:table-cell table:formula="of:=IF((3* [.V202]) &lt; 2; TRUE(); FALSE())" office:value-type="boolean" office:boolean-value="true" calcext:value-type="boolean">
            <text:p>TRUE</text:p>
          </table:table-cell>
          <table:table-cell table:formula="of:=IF([.W202]; [.$P202] + ([.$O202] - [.$P202]) * 6 * [.T202]; IF([.X202]; [.$O202]; IF([.Y202]; [.$P202] + (([.$O202] - [.$P202]) * ((2/3) - [.T202]) * 6); [.$P202])))" office:value-type="float" office:value="0.66" calcext:value-type="float">
            <text:p>0.66</text:p>
          </table:table-cell>
          <table:table-cell table:formula="of:=IF([.Z202]; [.$P202] + ([.$O202] - [.$P202]) * 6 * [.U202]; IF([.AA202]; [.$O202]; IF([.AB202]; [.$P202] + (([.$O202] - [.$P202]) * ((2/3) - [.U202]) * 6); [.$P202])))" office:value-type="float" office:value="0.14" calcext:value-type="float">
            <text:p>0.14</text:p>
          </table:table-cell>
          <table:table-cell table:formula="of:=IF([.AC202]; [.$P202] + ([.$O202] - [.$P202]) * 6 * [.V202]; IF([.AD202]; [.$O202]; IF([.AE202]; [.$P202] + (([.$O202] - [.$P202]) * ((2/3) - [.V202]) * 6); [.$P202])))" office:value-type="float" office:value="0.53" calcext:value-type="float">
            <text:p>0.53</text:p>
          </table:table-cell>
          <table:table-cell table:formula="of:=ROUND([.AF202]*255)" office:value-type="float" office:value="168" calcext:value-type="float">
            <text:p>168</text:p>
          </table:table-cell>
          <table:table-cell table:formula="of:=ROUND([.AG202]*255)" office:value-type="float" office:value="36" calcext:value-type="float">
            <text:p>36</text:p>
          </table:table-cell>
          <table:table-cell table:formula="of:=ROUND([.AH202]*255)" office:value-type="float" office:value="135" calcext:value-type="float">
            <text:p>135</text:p>
          </table:table-cell>
        </table:table-row>
        <table:table-row table:style-name="ro3">
          <table:table-cell table:formula="of:=[.A202]" office:value-type="float" office:value="315" calcext:value-type="float">
            <text:p>315</text:p>
          </table:table-cell>
          <table:table-cell table:formula="of:=[.B202]" office:value-type="float" office:value="65" calcext:value-type="float">
            <text:p>65</text:p>
          </table:table-cell>
          <table:table-cell table:formula="of:=IF([.C$5]=[.C202]; 5; [.C202]+5)" office:value-type="float" office:value="45" calcext:value-type="float">
            <text:p>45</text:p>
          </table:table-cell>
          <table:table-cell table:formula="of:=[.AI203]&amp;&quot;, &quot;&amp;[.AJ203]&amp;&quot;, &quot;&amp;[.AK203]" office:value-type="string" office:string-value="189, 40, 152" calcext:value-type="string">
            <text:p>189, 40, 152</text:p>
          </table:table-cell>
          <table:table-cell table:formula="of:=DEC2HEX([.AI203]; 2)&amp;DEC2HEX([.AJ203]; 2)&amp;DEC2HEX([.AK203]; 2)" office:value-type="string" office:string-value="BD2898" calcext:value-type="string">
            <text:p>BD2898</text:p>
          </table:table-cell>
          <table:table-cell table:formula="of:=[.A203]/360" office:value-type="float" office:value="0.875" calcext:value-type="float">
            <text:p>0.875</text:p>
          </table:table-cell>
          <table:table-cell table:formula="of:=[.B203]/100" office:value-type="float" office:value="0.65" calcext:value-type="float">
            <text:p>0.65</text:p>
          </table:table-cell>
          <table:table-cell table:formula="of:=[.C203]/100" office:value-type="float" office:value="0.45" calcext:value-type="float">
            <text:p>0.45</text:p>
          </table:table-cell>
          <table:table-cell table:formula="of:=IF([.B203]&gt;0; TRUE(); FALSE())" office:value-type="boolean" office:boolean-value="true" calcext:value-type="boolean">
            <text:p>TRUE</text:p>
          </table:table-cell>
          <table:table-cell table:formula="of:=IF([.I203]; &quot;&quot;; ROUND([.C203]*2.55))">
            <text:p/>
          </table:table-cell>
          <table:table-cell table:formula="of:=[.J203]">
            <text:p/>
          </table:table-cell>
          <table:table-cell table:formula="of:=[.J203]">
            <text:p/>
          </table:table-cell>
          <table:table-cell table:formula="of:=[.H203] * (1 + [.G203])" office:value-type="float" office:value="0.7425" calcext:value-type="float">
            <text:p>0.7425</text:p>
          </table:table-cell>
          <table:table-cell table:formula="of:= ([.H203] + [.G203]) - ([.H203] * [.G203])" office:value-type="float" office:value="0.8075" calcext:value-type="float">
            <text:p>0.8075</text:p>
          </table:table-cell>
          <table:table-cell table:formula="of:=IF([.H203] &lt;= 0.5; [.M203]; [.N203])" office:value-type="float" office:value="0.7425" calcext:value-type="float">
            <text:p>0.7425</text:p>
          </table:table-cell>
          <table:table-cell table:formula="of:= (2 * [.H203]) - [.O203]" office:value-type="float" office:value="0.1575" calcext:value-type="float">
            <text:p>0.1575</text:p>
          </table:table-cell>
          <table:table-cell table:formula="of:=[.F203] + (1/3)" office:value-type="float" office:value="1.20833333333333" calcext:value-type="float">
            <text:p>1.20833333333333</text:p>
          </table:table-cell>
          <table:table-cell table:formula="of:=[.F203]" office:value-type="float" office:value="0.875" calcext:value-type="float">
            <text:p>0.875</text:p>
          </table:table-cell>
          <table:table-cell table:formula="of:=[.F203] - (1/3)" office:value-type="float" office:value="0.541666666666667" calcext:value-type="float">
            <text:p>0.541666666666667</text:p>
          </table:table-cell>
          <table:table-cell table:formula="of:=IF([.Q203]&lt;0; [.Q203]+1; IF([.Q203]&gt;1; [.Q203]-1; [.Q203]))" office:value-type="float" office:value="0.208333333333333" calcext:value-type="float">
            <text:p>0.208333333333333</text:p>
          </table:table-cell>
          <table:table-cell table:formula="of:=IF([.R203]&lt;0; [.R203]+1; IF([.R203]&gt;1; [.R203]-1; [.R203]))" office:value-type="float" office:value="0.875" calcext:value-type="float">
            <text:p>0.875</text:p>
          </table:table-cell>
          <table:table-cell table:formula="of:=IF([.S203]&lt;0; [.S203]+1; IF([.S203]&gt;1; [.S203]-1; [.S203]))" office:value-type="float" office:value="0.541666666666667" calcext:value-type="float">
            <text:p>0.541666666666667</text:p>
          </table:table-cell>
          <table:table-cell table:formula="of:=IF((6* [.T203]) &lt; 1; TRUE(); FALSE())" office:value-type="boolean" office:boolean-value="false" calcext:value-type="boolean">
            <text:p>FALSE</text:p>
          </table:table-cell>
          <table:table-cell table:formula="of:=IF((2* [.T203]) &lt; 1; TRUE(); FALSE())" office:value-type="boolean" office:boolean-value="true" calcext:value-type="boolean">
            <text:p>TRUE</text:p>
          </table:table-cell>
          <table:table-cell table:formula="of:=IF((3* [.T203]) &lt; 2; TRUE(); FALSE())" office:value-type="boolean" office:boolean-value="true" calcext:value-type="boolean">
            <text:p>TRUE</text:p>
          </table:table-cell>
          <table:table-cell table:formula="of:=IF((6* [.U203]) &lt; 1; TRUE(); FALSE())" office:value-type="boolean" office:boolean-value="false" calcext:value-type="boolean">
            <text:p>FALSE</text:p>
          </table:table-cell>
          <table:table-cell table:formula="of:=IF((2* [.U203]) &lt; 1; TRUE(); FALSE())" office:value-type="boolean" office:boolean-value="false" calcext:value-type="boolean">
            <text:p>FALSE</text:p>
          </table:table-cell>
          <table:table-cell table:formula="of:=IF((3* [.U203]) &lt; 2; TRUE(); FALSE())" office:value-type="boolean" office:boolean-value="false" calcext:value-type="boolean">
            <text:p>FALSE</text:p>
          </table:table-cell>
          <table:table-cell table:formula="of:=IF((6* [.V203]) &lt; 1; TRUE(); FALSE())" office:value-type="boolean" office:boolean-value="false" calcext:value-type="boolean">
            <text:p>FALSE</text:p>
          </table:table-cell>
          <table:table-cell table:formula="of:=IF((2* [.V203]) &lt; 1; TRUE(); FALSE())" office:value-type="boolean" office:boolean-value="false" calcext:value-type="boolean">
            <text:p>FALSE</text:p>
          </table:table-cell>
          <table:table-cell table:formula="of:=IF((3* [.V203]) &lt; 2; TRUE(); FALSE())" office:value-type="boolean" office:boolean-value="true" calcext:value-type="boolean">
            <text:p>TRUE</text:p>
          </table:table-cell>
          <table:table-cell table:formula="of:=IF([.W203]; [.$P203] + ([.$O203] - [.$P203]) * 6 * [.T203]; IF([.X203]; [.$O203]; IF([.Y203]; [.$P203] + (([.$O203] - [.$P203]) * ((2/3) - [.T203]) * 6); [.$P203])))" office:value-type="float" office:value="0.7425" calcext:value-type="float">
            <text:p>0.7425</text:p>
          </table:table-cell>
          <table:table-cell table:formula="of:=IF([.Z203]; [.$P203] + ([.$O203] - [.$P203]) * 6 * [.U203]; IF([.AA203]; [.$O203]; IF([.AB203]; [.$P203] + (([.$O203] - [.$P203]) * ((2/3) - [.U203]) * 6); [.$P203])))" office:value-type="float" office:value="0.1575" calcext:value-type="float">
            <text:p>0.1575</text:p>
          </table:table-cell>
          <table:table-cell table:formula="of:=IF([.AC203]; [.$P203] + ([.$O203] - [.$P203]) * 6 * [.V203]; IF([.AD203]; [.$O203]; IF([.AE203]; [.$P203] + (([.$O203] - [.$P203]) * ((2/3) - [.V203]) * 6); [.$P203])))" office:value-type="float" office:value="0.59625" calcext:value-type="float">
            <text:p>0.59625</text:p>
          </table:table-cell>
          <table:table-cell table:formula="of:=ROUND([.AF203]*255)" office:value-type="float" office:value="189" calcext:value-type="float">
            <text:p>189</text:p>
          </table:table-cell>
          <table:table-cell table:formula="of:=ROUND([.AG203]*255)" office:value-type="float" office:value="40" calcext:value-type="float">
            <text:p>40</text:p>
          </table:table-cell>
          <table:table-cell table:formula="of:=ROUND([.AH203]*255)" office:value-type="float" office:value="152" calcext:value-type="float">
            <text:p>152</text:p>
          </table:table-cell>
        </table:table-row>
        <table:table-row table:style-name="ro3">
          <table:table-cell table:formula="of:=[.A203]" office:value-type="float" office:value="315" calcext:value-type="float">
            <text:p>315</text:p>
          </table:table-cell>
          <table:table-cell table:formula="of:=[.B203]" office:value-type="float" office:value="65" calcext:value-type="float">
            <text:p>65</text:p>
          </table:table-cell>
          <table:table-cell table:formula="of:=IF([.C$5]=[.C203]; 5; [.C203]+5)" office:value-type="float" office:value="50" calcext:value-type="float">
            <text:p>50</text:p>
          </table:table-cell>
          <table:table-cell table:formula="of:=[.AI204]&amp;&quot;, &quot;&amp;[.AJ204]&amp;&quot;, &quot;&amp;[.AK204]" office:value-type="string" office:string-value="210, 45, 169" calcext:value-type="string">
            <text:p>210, 45, 169</text:p>
          </table:table-cell>
          <table:table-cell table:formula="of:=DEC2HEX([.AI204]; 2)&amp;DEC2HEX([.AJ204]; 2)&amp;DEC2HEX([.AK204]; 2)" office:value-type="string" office:string-value="D22DA9" calcext:value-type="string">
            <text:p>D22DA9</text:p>
          </table:table-cell>
          <table:table-cell table:formula="of:=[.A204]/360" office:value-type="float" office:value="0.875" calcext:value-type="float">
            <text:p>0.875</text:p>
          </table:table-cell>
          <table:table-cell table:formula="of:=[.B204]/100" office:value-type="float" office:value="0.65" calcext:value-type="float">
            <text:p>0.65</text:p>
          </table:table-cell>
          <table:table-cell table:formula="of:=[.C204]/100" office:value-type="float" office:value="0.5" calcext:value-type="float">
            <text:p>0.5</text:p>
          </table:table-cell>
          <table:table-cell table:formula="of:=IF([.B204]&gt;0; TRUE(); FALSE())" office:value-type="boolean" office:boolean-value="true" calcext:value-type="boolean">
            <text:p>TRUE</text:p>
          </table:table-cell>
          <table:table-cell table:formula="of:=IF([.I204]; &quot;&quot;; ROUND([.C204]*2.55))">
            <text:p/>
          </table:table-cell>
          <table:table-cell table:formula="of:=[.J204]">
            <text:p/>
          </table:table-cell>
          <table:table-cell table:formula="of:=[.J204]">
            <text:p/>
          </table:table-cell>
          <table:table-cell table:formula="of:=[.H204] * (1 + [.G204])" office:value-type="float" office:value="0.825" calcext:value-type="float">
            <text:p>0.825</text:p>
          </table:table-cell>
          <table:table-cell table:formula="of:= ([.H204] + [.G204]) - ([.H204] * [.G204])" office:value-type="float" office:value="0.825" calcext:value-type="float">
            <text:p>0.825</text:p>
          </table:table-cell>
          <table:table-cell table:formula="of:=IF([.H204] &lt;= 0.5; [.M204]; [.N204])" office:value-type="float" office:value="0.825" calcext:value-type="float">
            <text:p>0.825</text:p>
          </table:table-cell>
          <table:table-cell table:formula="of:= (2 * [.H204]) - [.O204]" office:value-type="float" office:value="0.175" calcext:value-type="float">
            <text:p>0.175</text:p>
          </table:table-cell>
          <table:table-cell table:formula="of:=[.F204] + (1/3)" office:value-type="float" office:value="1.20833333333333" calcext:value-type="float">
            <text:p>1.20833333333333</text:p>
          </table:table-cell>
          <table:table-cell table:formula="of:=[.F204]" office:value-type="float" office:value="0.875" calcext:value-type="float">
            <text:p>0.875</text:p>
          </table:table-cell>
          <table:table-cell table:formula="of:=[.F204] - (1/3)" office:value-type="float" office:value="0.541666666666667" calcext:value-type="float">
            <text:p>0.541666666666667</text:p>
          </table:table-cell>
          <table:table-cell table:formula="of:=IF([.Q204]&lt;0; [.Q204]+1; IF([.Q204]&gt;1; [.Q204]-1; [.Q204]))" office:value-type="float" office:value="0.208333333333333" calcext:value-type="float">
            <text:p>0.208333333333333</text:p>
          </table:table-cell>
          <table:table-cell table:formula="of:=IF([.R204]&lt;0; [.R204]+1; IF([.R204]&gt;1; [.R204]-1; [.R204]))" office:value-type="float" office:value="0.875" calcext:value-type="float">
            <text:p>0.875</text:p>
          </table:table-cell>
          <table:table-cell table:formula="of:=IF([.S204]&lt;0; [.S204]+1; IF([.S204]&gt;1; [.S204]-1; [.S204]))" office:value-type="float" office:value="0.541666666666667" calcext:value-type="float">
            <text:p>0.541666666666667</text:p>
          </table:table-cell>
          <table:table-cell table:formula="of:=IF((6* [.T204]) &lt; 1; TRUE(); FALSE())" office:value-type="boolean" office:boolean-value="false" calcext:value-type="boolean">
            <text:p>FALSE</text:p>
          </table:table-cell>
          <table:table-cell table:formula="of:=IF((2* [.T204]) &lt; 1; TRUE(); FALSE())" office:value-type="boolean" office:boolean-value="true" calcext:value-type="boolean">
            <text:p>TRUE</text:p>
          </table:table-cell>
          <table:table-cell table:formula="of:=IF((3* [.T204]) &lt; 2; TRUE(); FALSE())" office:value-type="boolean" office:boolean-value="true" calcext:value-type="boolean">
            <text:p>TRUE</text:p>
          </table:table-cell>
          <table:table-cell table:formula="of:=IF((6* [.U204]) &lt; 1; TRUE(); FALSE())" office:value-type="boolean" office:boolean-value="false" calcext:value-type="boolean">
            <text:p>FALSE</text:p>
          </table:table-cell>
          <table:table-cell table:formula="of:=IF((2* [.U204]) &lt; 1; TRUE(); FALSE())" office:value-type="boolean" office:boolean-value="false" calcext:value-type="boolean">
            <text:p>FALSE</text:p>
          </table:table-cell>
          <table:table-cell table:formula="of:=IF((3* [.U204]) &lt; 2; TRUE(); FALSE())" office:value-type="boolean" office:boolean-value="false" calcext:value-type="boolean">
            <text:p>FALSE</text:p>
          </table:table-cell>
          <table:table-cell table:formula="of:=IF((6* [.V204]) &lt; 1; TRUE(); FALSE())" office:value-type="boolean" office:boolean-value="false" calcext:value-type="boolean">
            <text:p>FALSE</text:p>
          </table:table-cell>
          <table:table-cell table:formula="of:=IF((2* [.V204]) &lt; 1; TRUE(); FALSE())" office:value-type="boolean" office:boolean-value="false" calcext:value-type="boolean">
            <text:p>FALSE</text:p>
          </table:table-cell>
          <table:table-cell table:formula="of:=IF((3* [.V204]) &lt; 2; TRUE(); FALSE())" office:value-type="boolean" office:boolean-value="true" calcext:value-type="boolean">
            <text:p>TRUE</text:p>
          </table:table-cell>
          <table:table-cell table:formula="of:=IF([.W204]; [.$P204] + ([.$O204] - [.$P204]) * 6 * [.T204]; IF([.X204]; [.$O204]; IF([.Y204]; [.$P204] + (([.$O204] - [.$P204]) * ((2/3) - [.T204]) * 6); [.$P204])))" office:value-type="float" office:value="0.825" calcext:value-type="float">
            <text:p>0.825</text:p>
          </table:table-cell>
          <table:table-cell table:formula="of:=IF([.Z204]; [.$P204] + ([.$O204] - [.$P204]) * 6 * [.U204]; IF([.AA204]; [.$O204]; IF([.AB204]; [.$P204] + (([.$O204] - [.$P204]) * ((2/3) - [.U204]) * 6); [.$P204])))" office:value-type="float" office:value="0.175" calcext:value-type="float">
            <text:p>0.175</text:p>
          </table:table-cell>
          <table:table-cell table:formula="of:=IF([.AC204]; [.$P204] + ([.$O204] - [.$P204]) * 6 * [.V204]; IF([.AD204]; [.$O204]; IF([.AE204]; [.$P204] + (([.$O204] - [.$P204]) * ((2/3) - [.V204]) * 6); [.$P204])))" office:value-type="float" office:value="0.6625" calcext:value-type="float">
            <text:p>0.6625</text:p>
          </table:table-cell>
          <table:table-cell table:formula="of:=ROUND([.AF204]*255)" office:value-type="float" office:value="210" calcext:value-type="float">
            <text:p>210</text:p>
          </table:table-cell>
          <table:table-cell table:formula="of:=ROUND([.AG204]*255)" office:value-type="float" office:value="45" calcext:value-type="float">
            <text:p>45</text:p>
          </table:table-cell>
          <table:table-cell table:formula="of:=ROUND([.AH204]*255)" office:value-type="float" office:value="169" calcext:value-type="float">
            <text:p>169</text:p>
          </table:table-cell>
        </table:table-row>
        <table:table-row table:style-name="ro3">
          <table:table-cell table:formula="of:=[.A204]" office:value-type="float" office:value="315" calcext:value-type="float">
            <text:p>315</text:p>
          </table:table-cell>
          <table:table-cell table:formula="of:=[.B204]" office:value-type="float" office:value="65" calcext:value-type="float">
            <text:p>65</text:p>
          </table:table-cell>
          <table:table-cell table:formula="of:=IF([.C$5]=[.C204]; 5; [.C204]+5)" office:value-type="float" office:value="55" calcext:value-type="float">
            <text:p>55</text:p>
          </table:table-cell>
          <table:table-cell table:formula="of:=[.AI205]&amp;&quot;, &quot;&amp;[.AJ205]&amp;&quot;, &quot;&amp;[.AK205]" office:value-type="string" office:string-value="215, 66, 178" calcext:value-type="string">
            <text:p>215, 66, 178</text:p>
          </table:table-cell>
          <table:table-cell table:formula="of:=DEC2HEX([.AI205]; 2)&amp;DEC2HEX([.AJ205]; 2)&amp;DEC2HEX([.AK205]; 2)" office:value-type="string" office:string-value="D742B2" calcext:value-type="string">
            <text:p>D742B2</text:p>
          </table:table-cell>
          <table:table-cell table:formula="of:=[.A205]/360" office:value-type="float" office:value="0.875" calcext:value-type="float">
            <text:p>0.875</text:p>
          </table:table-cell>
          <table:table-cell table:formula="of:=[.B205]/100" office:value-type="float" office:value="0.65" calcext:value-type="float">
            <text:p>0.65</text:p>
          </table:table-cell>
          <table:table-cell table:formula="of:=[.C205]/100" office:value-type="float" office:value="0.55" calcext:value-type="float">
            <text:p>0.55</text:p>
          </table:table-cell>
          <table:table-cell table:formula="of:=IF([.B205]&gt;0; TRUE(); FALSE())" office:value-type="boolean" office:boolean-value="true" calcext:value-type="boolean">
            <text:p>TRUE</text:p>
          </table:table-cell>
          <table:table-cell table:formula="of:=IF([.I205]; &quot;&quot;; ROUND([.C205]*2.55))">
            <text:p/>
          </table:table-cell>
          <table:table-cell table:formula="of:=[.J205]">
            <text:p/>
          </table:table-cell>
          <table:table-cell table:formula="of:=[.J205]">
            <text:p/>
          </table:table-cell>
          <table:table-cell table:formula="of:=[.H205] * (1 + [.G205])" office:value-type="float" office:value="0.9075" calcext:value-type="float">
            <text:p>0.9075</text:p>
          </table:table-cell>
          <table:table-cell table:formula="of:= ([.H205] + [.G205]) - ([.H205] * [.G205])" office:value-type="float" office:value="0.8425" calcext:value-type="float">
            <text:p>0.8425</text:p>
          </table:table-cell>
          <table:table-cell table:formula="of:=IF([.H205] &lt;= 0.5; [.M205]; [.N205])" office:value-type="float" office:value="0.8425" calcext:value-type="float">
            <text:p>0.8425</text:p>
          </table:table-cell>
          <table:table-cell table:formula="of:= (2 * [.H205]) - [.O205]" office:value-type="float" office:value="0.2575" calcext:value-type="float">
            <text:p>0.2575</text:p>
          </table:table-cell>
          <table:table-cell table:formula="of:=[.F205] + (1/3)" office:value-type="float" office:value="1.20833333333333" calcext:value-type="float">
            <text:p>1.20833333333333</text:p>
          </table:table-cell>
          <table:table-cell table:formula="of:=[.F205]" office:value-type="float" office:value="0.875" calcext:value-type="float">
            <text:p>0.875</text:p>
          </table:table-cell>
          <table:table-cell table:formula="of:=[.F205] - (1/3)" office:value-type="float" office:value="0.541666666666667" calcext:value-type="float">
            <text:p>0.541666666666667</text:p>
          </table:table-cell>
          <table:table-cell table:formula="of:=IF([.Q205]&lt;0; [.Q205]+1; IF([.Q205]&gt;1; [.Q205]-1; [.Q205]))" office:value-type="float" office:value="0.208333333333333" calcext:value-type="float">
            <text:p>0.208333333333333</text:p>
          </table:table-cell>
          <table:table-cell table:formula="of:=IF([.R205]&lt;0; [.R205]+1; IF([.R205]&gt;1; [.R205]-1; [.R205]))" office:value-type="float" office:value="0.875" calcext:value-type="float">
            <text:p>0.875</text:p>
          </table:table-cell>
          <table:table-cell table:formula="of:=IF([.S205]&lt;0; [.S205]+1; IF([.S205]&gt;1; [.S205]-1; [.S205]))" office:value-type="float" office:value="0.541666666666667" calcext:value-type="float">
            <text:p>0.541666666666667</text:p>
          </table:table-cell>
          <table:table-cell table:formula="of:=IF((6* [.T205]) &lt; 1; TRUE(); FALSE())" office:value-type="boolean" office:boolean-value="false" calcext:value-type="boolean">
            <text:p>FALSE</text:p>
          </table:table-cell>
          <table:table-cell table:formula="of:=IF((2* [.T205]) &lt; 1; TRUE(); FALSE())" office:value-type="boolean" office:boolean-value="true" calcext:value-type="boolean">
            <text:p>TRUE</text:p>
          </table:table-cell>
          <table:table-cell table:formula="of:=IF((3* [.T205]) &lt; 2; TRUE(); FALSE())" office:value-type="boolean" office:boolean-value="true" calcext:value-type="boolean">
            <text:p>TRUE</text:p>
          </table:table-cell>
          <table:table-cell table:formula="of:=IF((6* [.U205]) &lt; 1; TRUE(); FALSE())" office:value-type="boolean" office:boolean-value="false" calcext:value-type="boolean">
            <text:p>FALSE</text:p>
          </table:table-cell>
          <table:table-cell table:formula="of:=IF((2* [.U205]) &lt; 1; TRUE(); FALSE())" office:value-type="boolean" office:boolean-value="false" calcext:value-type="boolean">
            <text:p>FALSE</text:p>
          </table:table-cell>
          <table:table-cell table:formula="of:=IF((3* [.U205]) &lt; 2; TRUE(); FALSE())" office:value-type="boolean" office:boolean-value="false" calcext:value-type="boolean">
            <text:p>FALSE</text:p>
          </table:table-cell>
          <table:table-cell table:formula="of:=IF((6* [.V205]) &lt; 1; TRUE(); FALSE())" office:value-type="boolean" office:boolean-value="false" calcext:value-type="boolean">
            <text:p>FALSE</text:p>
          </table:table-cell>
          <table:table-cell table:formula="of:=IF((2* [.V205]) &lt; 1; TRUE(); FALSE())" office:value-type="boolean" office:boolean-value="false" calcext:value-type="boolean">
            <text:p>FALSE</text:p>
          </table:table-cell>
          <table:table-cell table:formula="of:=IF((3* [.V205]) &lt; 2; TRUE(); FALSE())" office:value-type="boolean" office:boolean-value="true" calcext:value-type="boolean">
            <text:p>TRUE</text:p>
          </table:table-cell>
          <table:table-cell table:formula="of:=IF([.W205]; [.$P205] + ([.$O205] - [.$P205]) * 6 * [.T205]; IF([.X205]; [.$O205]; IF([.Y205]; [.$P205] + (([.$O205] - [.$P205]) * ((2/3) - [.T205]) * 6); [.$P205])))" office:value-type="float" office:value="0.8425" calcext:value-type="float">
            <text:p>0.8425</text:p>
          </table:table-cell>
          <table:table-cell table:formula="of:=IF([.Z205]; [.$P205] + ([.$O205] - [.$P205]) * 6 * [.U205]; IF([.AA205]; [.$O205]; IF([.AB205]; [.$P205] + (([.$O205] - [.$P205]) * ((2/3) - [.U205]) * 6); [.$P205])))" office:value-type="float" office:value="0.2575" calcext:value-type="float">
            <text:p>0.2575</text:p>
          </table:table-cell>
          <table:table-cell table:formula="of:=IF([.AC205]; [.$P205] + ([.$O205] - [.$P205]) * 6 * [.V205]; IF([.AD205]; [.$O205]; IF([.AE205]; [.$P205] + (([.$O205] - [.$P205]) * ((2/3) - [.V205]) * 6); [.$P205])))" office:value-type="float" office:value="0.69625" calcext:value-type="float">
            <text:p>0.69625</text:p>
          </table:table-cell>
          <table:table-cell table:formula="of:=ROUND([.AF205]*255)" office:value-type="float" office:value="215" calcext:value-type="float">
            <text:p>215</text:p>
          </table:table-cell>
          <table:table-cell table:formula="of:=ROUND([.AG205]*255)" office:value-type="float" office:value="66" calcext:value-type="float">
            <text:p>66</text:p>
          </table:table-cell>
          <table:table-cell table:formula="of:=ROUND([.AH205]*255)" office:value-type="float" office:value="178" calcext:value-type="float">
            <text:p>178</text:p>
          </table:table-cell>
        </table:table-row>
        <table:table-row table:style-name="ro3">
          <table:table-cell table:formula="of:=[.A205]" office:value-type="float" office:value="315" calcext:value-type="float">
            <text:p>315</text:p>
          </table:table-cell>
          <table:table-cell table:formula="of:=[.B205]" office:value-type="float" office:value="65" calcext:value-type="float">
            <text:p>65</text:p>
          </table:table-cell>
          <table:table-cell table:formula="of:=IF([.C$5]=[.C205]; 5; [.C205]+5)" office:value-type="float" office:value="60" calcext:value-type="float">
            <text:p>60</text:p>
          </table:table-cell>
          <table:table-cell table:formula="of:=[.AI206]&amp;&quot;, &quot;&amp;[.AJ206]&amp;&quot;, &quot;&amp;[.AK206]" office:value-type="string" office:string-value="219, 87, 186" calcext:value-type="string">
            <text:p>219, 87, 186</text:p>
          </table:table-cell>
          <table:table-cell table:formula="of:=DEC2HEX([.AI206]; 2)&amp;DEC2HEX([.AJ206]; 2)&amp;DEC2HEX([.AK206]; 2)" office:value-type="string" office:string-value="DB57BA" calcext:value-type="string">
            <text:p>DB57BA</text:p>
          </table:table-cell>
          <table:table-cell table:formula="of:=[.A206]/360" office:value-type="float" office:value="0.875" calcext:value-type="float">
            <text:p>0.875</text:p>
          </table:table-cell>
          <table:table-cell table:formula="of:=[.B206]/100" office:value-type="float" office:value="0.65" calcext:value-type="float">
            <text:p>0.65</text:p>
          </table:table-cell>
          <table:table-cell table:formula="of:=[.C206]/100" office:value-type="float" office:value="0.6" calcext:value-type="float">
            <text:p>0.6</text:p>
          </table:table-cell>
          <table:table-cell table:formula="of:=IF([.B206]&gt;0; TRUE(); FALSE())" office:value-type="boolean" office:boolean-value="true" calcext:value-type="boolean">
            <text:p>TRUE</text:p>
          </table:table-cell>
          <table:table-cell table:formula="of:=IF([.I206]; &quot;&quot;; ROUND([.C206]*2.55))">
            <text:p/>
          </table:table-cell>
          <table:table-cell table:formula="of:=[.J206]">
            <text:p/>
          </table:table-cell>
          <table:table-cell table:formula="of:=[.J206]">
            <text:p/>
          </table:table-cell>
          <table:table-cell table:formula="of:=[.H206] * (1 + [.G206])" office:value-type="float" office:value="0.99" calcext:value-type="float">
            <text:p>0.99</text:p>
          </table:table-cell>
          <table:table-cell table:formula="of:= ([.H206] + [.G206]) - ([.H206] * [.G206])" office:value-type="float" office:value="0.86" calcext:value-type="float">
            <text:p>0.86</text:p>
          </table:table-cell>
          <table:table-cell table:formula="of:=IF([.H206] &lt;= 0.5; [.M206]; [.N206])" office:value-type="float" office:value="0.86" calcext:value-type="float">
            <text:p>0.86</text:p>
          </table:table-cell>
          <table:table-cell table:formula="of:= (2 * [.H206]) - [.O206]" office:value-type="float" office:value="0.34" calcext:value-type="float">
            <text:p>0.34</text:p>
          </table:table-cell>
          <table:table-cell table:formula="of:=[.F206] + (1/3)" office:value-type="float" office:value="1.20833333333333" calcext:value-type="float">
            <text:p>1.20833333333333</text:p>
          </table:table-cell>
          <table:table-cell table:formula="of:=[.F206]" office:value-type="float" office:value="0.875" calcext:value-type="float">
            <text:p>0.875</text:p>
          </table:table-cell>
          <table:table-cell table:formula="of:=[.F206] - (1/3)" office:value-type="float" office:value="0.541666666666667" calcext:value-type="float">
            <text:p>0.541666666666667</text:p>
          </table:table-cell>
          <table:table-cell table:formula="of:=IF([.Q206]&lt;0; [.Q206]+1; IF([.Q206]&gt;1; [.Q206]-1; [.Q206]))" office:value-type="float" office:value="0.208333333333333" calcext:value-type="float">
            <text:p>0.208333333333333</text:p>
          </table:table-cell>
          <table:table-cell table:formula="of:=IF([.R206]&lt;0; [.R206]+1; IF([.R206]&gt;1; [.R206]-1; [.R206]))" office:value-type="float" office:value="0.875" calcext:value-type="float">
            <text:p>0.875</text:p>
          </table:table-cell>
          <table:table-cell table:formula="of:=IF([.S206]&lt;0; [.S206]+1; IF([.S206]&gt;1; [.S206]-1; [.S206]))" office:value-type="float" office:value="0.541666666666667" calcext:value-type="float">
            <text:p>0.541666666666667</text:p>
          </table:table-cell>
          <table:table-cell table:formula="of:=IF((6* [.T206]) &lt; 1; TRUE(); FALSE())" office:value-type="boolean" office:boolean-value="false" calcext:value-type="boolean">
            <text:p>FALSE</text:p>
          </table:table-cell>
          <table:table-cell table:formula="of:=IF((2* [.T206]) &lt; 1; TRUE(); FALSE())" office:value-type="boolean" office:boolean-value="true" calcext:value-type="boolean">
            <text:p>TRUE</text:p>
          </table:table-cell>
          <table:table-cell table:formula="of:=IF((3* [.T206]) &lt; 2; TRUE(); FALSE())" office:value-type="boolean" office:boolean-value="true" calcext:value-type="boolean">
            <text:p>TRUE</text:p>
          </table:table-cell>
          <table:table-cell table:formula="of:=IF((6* [.U206]) &lt; 1; TRUE(); FALSE())" office:value-type="boolean" office:boolean-value="false" calcext:value-type="boolean">
            <text:p>FALSE</text:p>
          </table:table-cell>
          <table:table-cell table:formula="of:=IF((2* [.U206]) &lt; 1; TRUE(); FALSE())" office:value-type="boolean" office:boolean-value="false" calcext:value-type="boolean">
            <text:p>FALSE</text:p>
          </table:table-cell>
          <table:table-cell table:formula="of:=IF((3* [.U206]) &lt; 2; TRUE(); FALSE())" office:value-type="boolean" office:boolean-value="false" calcext:value-type="boolean">
            <text:p>FALSE</text:p>
          </table:table-cell>
          <table:table-cell table:formula="of:=IF((6* [.V206]) &lt; 1; TRUE(); FALSE())" office:value-type="boolean" office:boolean-value="false" calcext:value-type="boolean">
            <text:p>FALSE</text:p>
          </table:table-cell>
          <table:table-cell table:formula="of:=IF((2* [.V206]) &lt; 1; TRUE(); FALSE())" office:value-type="boolean" office:boolean-value="false" calcext:value-type="boolean">
            <text:p>FALSE</text:p>
          </table:table-cell>
          <table:table-cell table:formula="of:=IF((3* [.V206]) &lt; 2; TRUE(); FALSE())" office:value-type="boolean" office:boolean-value="true" calcext:value-type="boolean">
            <text:p>TRUE</text:p>
          </table:table-cell>
          <table:table-cell table:formula="of:=IF([.W206]; [.$P206] + ([.$O206] - [.$P206]) * 6 * [.T206]; IF([.X206]; [.$O206]; IF([.Y206]; [.$P206] + (([.$O206] - [.$P206]) * ((2/3) - [.T206]) * 6); [.$P206])))" office:value-type="float" office:value="0.86" calcext:value-type="float">
            <text:p>0.86</text:p>
          </table:table-cell>
          <table:table-cell table:formula="of:=IF([.Z206]; [.$P206] + ([.$O206] - [.$P206]) * 6 * [.U206]; IF([.AA206]; [.$O206]; IF([.AB206]; [.$P206] + (([.$O206] - [.$P206]) * ((2/3) - [.U206]) * 6); [.$P206])))" office:value-type="float" office:value="0.34" calcext:value-type="float">
            <text:p>0.34</text:p>
          </table:table-cell>
          <table:table-cell table:formula="of:=IF([.AC206]; [.$P206] + ([.$O206] - [.$P206]) * 6 * [.V206]; IF([.AD206]; [.$O206]; IF([.AE206]; [.$P206] + (([.$O206] - [.$P206]) * ((2/3) - [.V206]) * 6); [.$P206])))" office:value-type="float" office:value="0.73" calcext:value-type="float">
            <text:p>0.73</text:p>
          </table:table-cell>
          <table:table-cell table:formula="of:=ROUND([.AF206]*255)" office:value-type="float" office:value="219" calcext:value-type="float">
            <text:p>219</text:p>
          </table:table-cell>
          <table:table-cell table:formula="of:=ROUND([.AG206]*255)" office:value-type="float" office:value="87" calcext:value-type="float">
            <text:p>87</text:p>
          </table:table-cell>
          <table:table-cell table:formula="of:=ROUND([.AH206]*255)" office:value-type="float" office:value="186" calcext:value-type="float">
            <text:p>186</text:p>
          </table:table-cell>
        </table:table-row>
        <table:table-row table:style-name="ro3">
          <table:table-cell table:formula="of:=[.A206]" office:value-type="float" office:value="315" calcext:value-type="float">
            <text:p>315</text:p>
          </table:table-cell>
          <table:table-cell table:formula="of:=[.B206]" office:value-type="float" office:value="65" calcext:value-type="float">
            <text:p>65</text:p>
          </table:table-cell>
          <table:table-cell table:formula="of:=IF([.C$5]=[.C206]; 5; [.C206]+5)" office:value-type="float" office:value="65" calcext:value-type="float">
            <text:p>65</text:p>
          </table:table-cell>
          <table:table-cell table:formula="of:=[.AI207]&amp;&quot;, &quot;&amp;[.AJ207]&amp;&quot;, &quot;&amp;[.AK207]" office:value-type="string" office:string-value="224, 108, 195" calcext:value-type="string">
            <text:p>224, 108, 195</text:p>
          </table:table-cell>
          <table:table-cell table:formula="of:=DEC2HEX([.AI207]; 2)&amp;DEC2HEX([.AJ207]; 2)&amp;DEC2HEX([.AK207]; 2)" office:value-type="string" office:string-value="E06CC3" calcext:value-type="string">
            <text:p>E06CC3</text:p>
          </table:table-cell>
          <table:table-cell table:formula="of:=[.A207]/360" office:value-type="float" office:value="0.875" calcext:value-type="float">
            <text:p>0.875</text:p>
          </table:table-cell>
          <table:table-cell table:formula="of:=[.B207]/100" office:value-type="float" office:value="0.65" calcext:value-type="float">
            <text:p>0.65</text:p>
          </table:table-cell>
          <table:table-cell table:formula="of:=[.C207]/100" office:value-type="float" office:value="0.65" calcext:value-type="float">
            <text:p>0.65</text:p>
          </table:table-cell>
          <table:table-cell table:formula="of:=IF([.B207]&gt;0; TRUE(); FALSE())" office:value-type="boolean" office:boolean-value="true" calcext:value-type="boolean">
            <text:p>TRUE</text:p>
          </table:table-cell>
          <table:table-cell table:formula="of:=IF([.I207]; &quot;&quot;; ROUND([.C207]*2.55))">
            <text:p/>
          </table:table-cell>
          <table:table-cell table:formula="of:=[.J207]">
            <text:p/>
          </table:table-cell>
          <table:table-cell table:formula="of:=[.J207]">
            <text:p/>
          </table:table-cell>
          <table:table-cell table:formula="of:=[.H207] * (1 + [.G207])" office:value-type="float" office:value="1.0725" calcext:value-type="float">
            <text:p>1.0725</text:p>
          </table:table-cell>
          <table:table-cell table:formula="of:= ([.H207] + [.G207]) - ([.H207] * [.G207])" office:value-type="float" office:value="0.8775" calcext:value-type="float">
            <text:p>0.8775</text:p>
          </table:table-cell>
          <table:table-cell table:formula="of:=IF([.H207] &lt;= 0.5; [.M207]; [.N207])" office:value-type="float" office:value="0.8775" calcext:value-type="float">
            <text:p>0.8775</text:p>
          </table:table-cell>
          <table:table-cell table:formula="of:= (2 * [.H207]) - [.O207]" office:value-type="float" office:value="0.4225" calcext:value-type="float">
            <text:p>0.4225</text:p>
          </table:table-cell>
          <table:table-cell table:formula="of:=[.F207] + (1/3)" office:value-type="float" office:value="1.20833333333333" calcext:value-type="float">
            <text:p>1.20833333333333</text:p>
          </table:table-cell>
          <table:table-cell table:formula="of:=[.F207]" office:value-type="float" office:value="0.875" calcext:value-type="float">
            <text:p>0.875</text:p>
          </table:table-cell>
          <table:table-cell table:formula="of:=[.F207] - (1/3)" office:value-type="float" office:value="0.541666666666667" calcext:value-type="float">
            <text:p>0.541666666666667</text:p>
          </table:table-cell>
          <table:table-cell table:formula="of:=IF([.Q207]&lt;0; [.Q207]+1; IF([.Q207]&gt;1; [.Q207]-1; [.Q207]))" office:value-type="float" office:value="0.208333333333333" calcext:value-type="float">
            <text:p>0.208333333333333</text:p>
          </table:table-cell>
          <table:table-cell table:formula="of:=IF([.R207]&lt;0; [.R207]+1; IF([.R207]&gt;1; [.R207]-1; [.R207]))" office:value-type="float" office:value="0.875" calcext:value-type="float">
            <text:p>0.875</text:p>
          </table:table-cell>
          <table:table-cell table:formula="of:=IF([.S207]&lt;0; [.S207]+1; IF([.S207]&gt;1; [.S207]-1; [.S207]))" office:value-type="float" office:value="0.541666666666667" calcext:value-type="float">
            <text:p>0.541666666666667</text:p>
          </table:table-cell>
          <table:table-cell table:formula="of:=IF((6* [.T207]) &lt; 1; TRUE(); FALSE())" office:value-type="boolean" office:boolean-value="false" calcext:value-type="boolean">
            <text:p>FALSE</text:p>
          </table:table-cell>
          <table:table-cell table:formula="of:=IF((2* [.T207]) &lt; 1; TRUE(); FALSE())" office:value-type="boolean" office:boolean-value="true" calcext:value-type="boolean">
            <text:p>TRUE</text:p>
          </table:table-cell>
          <table:table-cell table:formula="of:=IF((3* [.T207]) &lt; 2; TRUE(); FALSE())" office:value-type="boolean" office:boolean-value="true" calcext:value-type="boolean">
            <text:p>TRUE</text:p>
          </table:table-cell>
          <table:table-cell table:formula="of:=IF((6* [.U207]) &lt; 1; TRUE(); FALSE())" office:value-type="boolean" office:boolean-value="false" calcext:value-type="boolean">
            <text:p>FALSE</text:p>
          </table:table-cell>
          <table:table-cell table:formula="of:=IF((2* [.U207]) &lt; 1; TRUE(); FALSE())" office:value-type="boolean" office:boolean-value="false" calcext:value-type="boolean">
            <text:p>FALSE</text:p>
          </table:table-cell>
          <table:table-cell table:formula="of:=IF((3* [.U207]) &lt; 2; TRUE(); FALSE())" office:value-type="boolean" office:boolean-value="false" calcext:value-type="boolean">
            <text:p>FALSE</text:p>
          </table:table-cell>
          <table:table-cell table:formula="of:=IF((6* [.V207]) &lt; 1; TRUE(); FALSE())" office:value-type="boolean" office:boolean-value="false" calcext:value-type="boolean">
            <text:p>FALSE</text:p>
          </table:table-cell>
          <table:table-cell table:formula="of:=IF((2* [.V207]) &lt; 1; TRUE(); FALSE())" office:value-type="boolean" office:boolean-value="false" calcext:value-type="boolean">
            <text:p>FALSE</text:p>
          </table:table-cell>
          <table:table-cell table:formula="of:=IF((3* [.V207]) &lt; 2; TRUE(); FALSE())" office:value-type="boolean" office:boolean-value="true" calcext:value-type="boolean">
            <text:p>TRUE</text:p>
          </table:table-cell>
          <table:table-cell table:formula="of:=IF([.W207]; [.$P207] + ([.$O207] - [.$P207]) * 6 * [.T207]; IF([.X207]; [.$O207]; IF([.Y207]; [.$P207] + (([.$O207] - [.$P207]) * ((2/3) - [.T207]) * 6); [.$P207])))" office:value-type="float" office:value="0.8775" calcext:value-type="float">
            <text:p>0.8775</text:p>
          </table:table-cell>
          <table:table-cell table:formula="of:=IF([.Z207]; [.$P207] + ([.$O207] - [.$P207]) * 6 * [.U207]; IF([.AA207]; [.$O207]; IF([.AB207]; [.$P207] + (([.$O207] - [.$P207]) * ((2/3) - [.U207]) * 6); [.$P207])))" office:value-type="float" office:value="0.4225" calcext:value-type="float">
            <text:p>0.4225</text:p>
          </table:table-cell>
          <table:table-cell table:formula="of:=IF([.AC207]; [.$P207] + ([.$O207] - [.$P207]) * 6 * [.V207]; IF([.AD207]; [.$O207]; IF([.AE207]; [.$P207] + (([.$O207] - [.$P207]) * ((2/3) - [.V207]) * 6); [.$P207])))" office:value-type="float" office:value="0.76375" calcext:value-type="float">
            <text:p>0.76375</text:p>
          </table:table-cell>
          <table:table-cell table:formula="of:=ROUND([.AF207]*255)" office:value-type="float" office:value="224" calcext:value-type="float">
            <text:p>224</text:p>
          </table:table-cell>
          <table:table-cell table:formula="of:=ROUND([.AG207]*255)" office:value-type="float" office:value="108" calcext:value-type="float">
            <text:p>108</text:p>
          </table:table-cell>
          <table:table-cell table:formula="of:=ROUND([.AH207]*255)" office:value-type="float" office:value="195" calcext:value-type="float">
            <text:p>195</text:p>
          </table:table-cell>
        </table:table-row>
        <table:table-row table:style-name="ro3">
          <table:table-cell table:formula="of:=[.A207]" office:value-type="float" office:value="315" calcext:value-type="float">
            <text:p>315</text:p>
          </table:table-cell>
          <table:table-cell table:formula="of:=[.B207]" office:value-type="float" office:value="65" calcext:value-type="float">
            <text:p>65</text:p>
          </table:table-cell>
          <table:table-cell table:formula="of:=IF([.C$5]=[.C207]; 5; [.C207]+5)" office:value-type="float" office:value="70" calcext:value-type="float">
            <text:p>70</text:p>
          </table:table-cell>
          <table:table-cell table:formula="of:=[.AI208]&amp;&quot;, &quot;&amp;[.AJ208]&amp;&quot;, &quot;&amp;[.AK208]" office:value-type="string" office:string-value="228, 129, 203" calcext:value-type="string">
            <text:p>228, 129, 203</text:p>
          </table:table-cell>
          <table:table-cell table:formula="of:=DEC2HEX([.AI208]; 2)&amp;DEC2HEX([.AJ208]; 2)&amp;DEC2HEX([.AK208]; 2)" office:value-type="string" office:string-value="E481CB" calcext:value-type="string">
            <text:p>E481CB</text:p>
          </table:table-cell>
          <table:table-cell table:formula="of:=[.A208]/360" office:value-type="float" office:value="0.875" calcext:value-type="float">
            <text:p>0.875</text:p>
          </table:table-cell>
          <table:table-cell table:formula="of:=[.B208]/100" office:value-type="float" office:value="0.65" calcext:value-type="float">
            <text:p>0.65</text:p>
          </table:table-cell>
          <table:table-cell table:formula="of:=[.C208]/100" office:value-type="float" office:value="0.7" calcext:value-type="float">
            <text:p>0.7</text:p>
          </table:table-cell>
          <table:table-cell table:formula="of:=IF([.B208]&gt;0; TRUE(); FALSE())" office:value-type="boolean" office:boolean-value="true" calcext:value-type="boolean">
            <text:p>TRUE</text:p>
          </table:table-cell>
          <table:table-cell table:formula="of:=IF([.I208]; &quot;&quot;; ROUND([.C208]*2.55))">
            <text:p/>
          </table:table-cell>
          <table:table-cell table:formula="of:=[.J208]">
            <text:p/>
          </table:table-cell>
          <table:table-cell table:formula="of:=[.J208]">
            <text:p/>
          </table:table-cell>
          <table:table-cell table:formula="of:=[.H208] * (1 + [.G208])" office:value-type="float" office:value="1.155" calcext:value-type="float">
            <text:p>1.155</text:p>
          </table:table-cell>
          <table:table-cell table:formula="of:= ([.H208] + [.G208]) - ([.H208] * [.G208])" office:value-type="float" office:value="0.895" calcext:value-type="float">
            <text:p>0.895</text:p>
          </table:table-cell>
          <table:table-cell table:formula="of:=IF([.H208] &lt;= 0.5; [.M208]; [.N208])" office:value-type="float" office:value="0.895" calcext:value-type="float">
            <text:p>0.895</text:p>
          </table:table-cell>
          <table:table-cell table:formula="of:= (2 * [.H208]) - [.O208]" office:value-type="float" office:value="0.505" calcext:value-type="float">
            <text:p>0.505</text:p>
          </table:table-cell>
          <table:table-cell table:formula="of:=[.F208] + (1/3)" office:value-type="float" office:value="1.20833333333333" calcext:value-type="float">
            <text:p>1.20833333333333</text:p>
          </table:table-cell>
          <table:table-cell table:formula="of:=[.F208]" office:value-type="float" office:value="0.875" calcext:value-type="float">
            <text:p>0.875</text:p>
          </table:table-cell>
          <table:table-cell table:formula="of:=[.F208] - (1/3)" office:value-type="float" office:value="0.541666666666667" calcext:value-type="float">
            <text:p>0.541666666666667</text:p>
          </table:table-cell>
          <table:table-cell table:formula="of:=IF([.Q208]&lt;0; [.Q208]+1; IF([.Q208]&gt;1; [.Q208]-1; [.Q208]))" office:value-type="float" office:value="0.208333333333333" calcext:value-type="float">
            <text:p>0.208333333333333</text:p>
          </table:table-cell>
          <table:table-cell table:formula="of:=IF([.R208]&lt;0; [.R208]+1; IF([.R208]&gt;1; [.R208]-1; [.R208]))" office:value-type="float" office:value="0.875" calcext:value-type="float">
            <text:p>0.875</text:p>
          </table:table-cell>
          <table:table-cell table:formula="of:=IF([.S208]&lt;0; [.S208]+1; IF([.S208]&gt;1; [.S208]-1; [.S208]))" office:value-type="float" office:value="0.541666666666667" calcext:value-type="float">
            <text:p>0.541666666666667</text:p>
          </table:table-cell>
          <table:table-cell table:formula="of:=IF((6* [.T208]) &lt; 1; TRUE(); FALSE())" office:value-type="boolean" office:boolean-value="false" calcext:value-type="boolean">
            <text:p>FALSE</text:p>
          </table:table-cell>
          <table:table-cell table:formula="of:=IF((2* [.T208]) &lt; 1; TRUE(); FALSE())" office:value-type="boolean" office:boolean-value="true" calcext:value-type="boolean">
            <text:p>TRUE</text:p>
          </table:table-cell>
          <table:table-cell table:formula="of:=IF((3* [.T208]) &lt; 2; TRUE(); FALSE())" office:value-type="boolean" office:boolean-value="true" calcext:value-type="boolean">
            <text:p>TRUE</text:p>
          </table:table-cell>
          <table:table-cell table:formula="of:=IF((6* [.U208]) &lt; 1; TRUE(); FALSE())" office:value-type="boolean" office:boolean-value="false" calcext:value-type="boolean">
            <text:p>FALSE</text:p>
          </table:table-cell>
          <table:table-cell table:formula="of:=IF((2* [.U208]) &lt; 1; TRUE(); FALSE())" office:value-type="boolean" office:boolean-value="false" calcext:value-type="boolean">
            <text:p>FALSE</text:p>
          </table:table-cell>
          <table:table-cell table:formula="of:=IF((3* [.U208]) &lt; 2; TRUE(); FALSE())" office:value-type="boolean" office:boolean-value="false" calcext:value-type="boolean">
            <text:p>FALSE</text:p>
          </table:table-cell>
          <table:table-cell table:formula="of:=IF((6* [.V208]) &lt; 1; TRUE(); FALSE())" office:value-type="boolean" office:boolean-value="false" calcext:value-type="boolean">
            <text:p>FALSE</text:p>
          </table:table-cell>
          <table:table-cell table:formula="of:=IF((2* [.V208]) &lt; 1; TRUE(); FALSE())" office:value-type="boolean" office:boolean-value="false" calcext:value-type="boolean">
            <text:p>FALSE</text:p>
          </table:table-cell>
          <table:table-cell table:formula="of:=IF((3* [.V208]) &lt; 2; TRUE(); FALSE())" office:value-type="boolean" office:boolean-value="true" calcext:value-type="boolean">
            <text:p>TRUE</text:p>
          </table:table-cell>
          <table:table-cell table:formula="of:=IF([.W208]; [.$P208] + ([.$O208] - [.$P208]) * 6 * [.T208]; IF([.X208]; [.$O208]; IF([.Y208]; [.$P208] + (([.$O208] - [.$P208]) * ((2/3) - [.T208]) * 6); [.$P208])))" office:value-type="float" office:value="0.895" calcext:value-type="float">
            <text:p>0.895</text:p>
          </table:table-cell>
          <table:table-cell table:formula="of:=IF([.Z208]; [.$P208] + ([.$O208] - [.$P208]) * 6 * [.U208]; IF([.AA208]; [.$O208]; IF([.AB208]; [.$P208] + (([.$O208] - [.$P208]) * ((2/3) - [.U208]) * 6); [.$P208])))" office:value-type="float" office:value="0.505" calcext:value-type="float">
            <text:p>0.505</text:p>
          </table:table-cell>
          <table:table-cell table:formula="of:=IF([.AC208]; [.$P208] + ([.$O208] - [.$P208]) * 6 * [.V208]; IF([.AD208]; [.$O208]; IF([.AE208]; [.$P208] + (([.$O208] - [.$P208]) * ((2/3) - [.V208]) * 6); [.$P208])))" office:value-type="float" office:value="0.7975" calcext:value-type="float">
            <text:p>0.7975</text:p>
          </table:table-cell>
          <table:table-cell table:formula="of:=ROUND([.AF208]*255)" office:value-type="float" office:value="228" calcext:value-type="float">
            <text:p>228</text:p>
          </table:table-cell>
          <table:table-cell table:formula="of:=ROUND([.AG208]*255)" office:value-type="float" office:value="129" calcext:value-type="float">
            <text:p>129</text:p>
          </table:table-cell>
          <table:table-cell table:formula="of:=ROUND([.AH208]*255)" office:value-type="float" office:value="203" calcext:value-type="float">
            <text:p>203</text:p>
          </table:table-cell>
        </table:table-row>
        <table:table-row table:style-name="ro3">
          <table:table-cell table:formula="of:=[.A208]" office:value-type="float" office:value="315" calcext:value-type="float">
            <text:p>315</text:p>
          </table:table-cell>
          <table:table-cell table:formula="of:=[.B208]" office:value-type="float" office:value="65" calcext:value-type="float">
            <text:p>65</text:p>
          </table:table-cell>
          <table:table-cell table:formula="of:=IF([.C$5]=[.C208]; 5; [.C208]+5)" office:value-type="float" office:value="75" calcext:value-type="float">
            <text:p>75</text:p>
          </table:table-cell>
          <table:table-cell table:formula="of:=[.AI209]&amp;&quot;, &quot;&amp;[.AJ209]&amp;&quot;, &quot;&amp;[.AK209]" office:value-type="string" office:string-value="233, 150, 212" calcext:value-type="string">
            <text:p>233, 150, 212</text:p>
          </table:table-cell>
          <table:table-cell table:formula="of:=DEC2HEX([.AI209]; 2)&amp;DEC2HEX([.AJ209]; 2)&amp;DEC2HEX([.AK209]; 2)" office:value-type="string" office:string-value="E996D4" calcext:value-type="string">
            <text:p>E996D4</text:p>
          </table:table-cell>
          <table:table-cell table:formula="of:=[.A209]/360" office:value-type="float" office:value="0.875" calcext:value-type="float">
            <text:p>0.875</text:p>
          </table:table-cell>
          <table:table-cell table:formula="of:=[.B209]/100" office:value-type="float" office:value="0.65" calcext:value-type="float">
            <text:p>0.65</text:p>
          </table:table-cell>
          <table:table-cell table:formula="of:=[.C209]/100" office:value-type="float" office:value="0.75" calcext:value-type="float">
            <text:p>0.75</text:p>
          </table:table-cell>
          <table:table-cell table:formula="of:=IF([.B209]&gt;0; TRUE(); FALSE())" office:value-type="boolean" office:boolean-value="true" calcext:value-type="boolean">
            <text:p>TRUE</text:p>
          </table:table-cell>
          <table:table-cell table:formula="of:=IF([.I209]; &quot;&quot;; ROUND([.C209]*2.55))">
            <text:p/>
          </table:table-cell>
          <table:table-cell table:formula="of:=[.J209]">
            <text:p/>
          </table:table-cell>
          <table:table-cell table:formula="of:=[.J209]">
            <text:p/>
          </table:table-cell>
          <table:table-cell table:formula="of:=[.H209] * (1 + [.G209])" office:value-type="float" office:value="1.2375" calcext:value-type="float">
            <text:p>1.2375</text:p>
          </table:table-cell>
          <table:table-cell table:formula="of:= ([.H209] + [.G209]) - ([.H209] * [.G209])" office:value-type="float" office:value="0.9125" calcext:value-type="float">
            <text:p>0.9125</text:p>
          </table:table-cell>
          <table:table-cell table:formula="of:=IF([.H209] &lt;= 0.5; [.M209]; [.N209])" office:value-type="float" office:value="0.9125" calcext:value-type="float">
            <text:p>0.9125</text:p>
          </table:table-cell>
          <table:table-cell table:formula="of:= (2 * [.H209]) - [.O209]" office:value-type="float" office:value="0.5875" calcext:value-type="float">
            <text:p>0.5875</text:p>
          </table:table-cell>
          <table:table-cell table:formula="of:=[.F209] + (1/3)" office:value-type="float" office:value="1.20833333333333" calcext:value-type="float">
            <text:p>1.20833333333333</text:p>
          </table:table-cell>
          <table:table-cell table:formula="of:=[.F209]" office:value-type="float" office:value="0.875" calcext:value-type="float">
            <text:p>0.875</text:p>
          </table:table-cell>
          <table:table-cell table:formula="of:=[.F209] - (1/3)" office:value-type="float" office:value="0.541666666666667" calcext:value-type="float">
            <text:p>0.541666666666667</text:p>
          </table:table-cell>
          <table:table-cell table:formula="of:=IF([.Q209]&lt;0; [.Q209]+1; IF([.Q209]&gt;1; [.Q209]-1; [.Q209]))" office:value-type="float" office:value="0.208333333333333" calcext:value-type="float">
            <text:p>0.208333333333333</text:p>
          </table:table-cell>
          <table:table-cell table:formula="of:=IF([.R209]&lt;0; [.R209]+1; IF([.R209]&gt;1; [.R209]-1; [.R209]))" office:value-type="float" office:value="0.875" calcext:value-type="float">
            <text:p>0.875</text:p>
          </table:table-cell>
          <table:table-cell table:formula="of:=IF([.S209]&lt;0; [.S209]+1; IF([.S209]&gt;1; [.S209]-1; [.S209]))" office:value-type="float" office:value="0.541666666666667" calcext:value-type="float">
            <text:p>0.541666666666667</text:p>
          </table:table-cell>
          <table:table-cell table:formula="of:=IF((6* [.T209]) &lt; 1; TRUE(); FALSE())" office:value-type="boolean" office:boolean-value="false" calcext:value-type="boolean">
            <text:p>FALSE</text:p>
          </table:table-cell>
          <table:table-cell table:formula="of:=IF((2* [.T209]) &lt; 1; TRUE(); FALSE())" office:value-type="boolean" office:boolean-value="true" calcext:value-type="boolean">
            <text:p>TRUE</text:p>
          </table:table-cell>
          <table:table-cell table:formula="of:=IF((3* [.T209]) &lt; 2; TRUE(); FALSE())" office:value-type="boolean" office:boolean-value="true" calcext:value-type="boolean">
            <text:p>TRUE</text:p>
          </table:table-cell>
          <table:table-cell table:formula="of:=IF((6* [.U209]) &lt; 1; TRUE(); FALSE())" office:value-type="boolean" office:boolean-value="false" calcext:value-type="boolean">
            <text:p>FALSE</text:p>
          </table:table-cell>
          <table:table-cell table:formula="of:=IF((2* [.U209]) &lt; 1; TRUE(); FALSE())" office:value-type="boolean" office:boolean-value="false" calcext:value-type="boolean">
            <text:p>FALSE</text:p>
          </table:table-cell>
          <table:table-cell table:formula="of:=IF((3* [.U209]) &lt; 2; TRUE(); FALSE())" office:value-type="boolean" office:boolean-value="false" calcext:value-type="boolean">
            <text:p>FALSE</text:p>
          </table:table-cell>
          <table:table-cell table:formula="of:=IF((6* [.V209]) &lt; 1; TRUE(); FALSE())" office:value-type="boolean" office:boolean-value="false" calcext:value-type="boolean">
            <text:p>FALSE</text:p>
          </table:table-cell>
          <table:table-cell table:formula="of:=IF((2* [.V209]) &lt; 1; TRUE(); FALSE())" office:value-type="boolean" office:boolean-value="false" calcext:value-type="boolean">
            <text:p>FALSE</text:p>
          </table:table-cell>
          <table:table-cell table:formula="of:=IF((3* [.V209]) &lt; 2; TRUE(); FALSE())" office:value-type="boolean" office:boolean-value="true" calcext:value-type="boolean">
            <text:p>TRUE</text:p>
          </table:table-cell>
          <table:table-cell table:formula="of:=IF([.W209]; [.$P209] + ([.$O209] - [.$P209]) * 6 * [.T209]; IF([.X209]; [.$O209]; IF([.Y209]; [.$P209] + (([.$O209] - [.$P209]) * ((2/3) - [.T209]) * 6); [.$P209])))" office:value-type="float" office:value="0.9125" calcext:value-type="float">
            <text:p>0.9125</text:p>
          </table:table-cell>
          <table:table-cell table:formula="of:=IF([.Z209]; [.$P209] + ([.$O209] - [.$P209]) * 6 * [.U209]; IF([.AA209]; [.$O209]; IF([.AB209]; [.$P209] + (([.$O209] - [.$P209]) * ((2/3) - [.U209]) * 6); [.$P209])))" office:value-type="float" office:value="0.5875" calcext:value-type="float">
            <text:p>0.5875</text:p>
          </table:table-cell>
          <table:table-cell table:formula="of:=IF([.AC209]; [.$P209] + ([.$O209] - [.$P209]) * 6 * [.V209]; IF([.AD209]; [.$O209]; IF([.AE209]; [.$P209] + (([.$O209] - [.$P209]) * ((2/3) - [.V209]) * 6); [.$P209])))" office:value-type="float" office:value="0.83125" calcext:value-type="float">
            <text:p>0.83125</text:p>
          </table:table-cell>
          <table:table-cell table:formula="of:=ROUND([.AF209]*255)" office:value-type="float" office:value="233" calcext:value-type="float">
            <text:p>233</text:p>
          </table:table-cell>
          <table:table-cell table:formula="of:=ROUND([.AG209]*255)" office:value-type="float" office:value="150" calcext:value-type="float">
            <text:p>150</text:p>
          </table:table-cell>
          <table:table-cell table:formula="of:=ROUND([.AH209]*255)" office:value-type="float" office:value="212" calcext:value-type="float">
            <text:p>212</text:p>
          </table:table-cell>
        </table:table-row>
        <table:table-row table:style-name="ro3">
          <table:table-cell table:formula="of:=[.A209]" office:value-type="float" office:value="315" calcext:value-type="float">
            <text:p>315</text:p>
          </table:table-cell>
          <table:table-cell table:formula="of:=[.B209]" office:value-type="float" office:value="65" calcext:value-type="float">
            <text:p>65</text:p>
          </table:table-cell>
          <table:table-cell table:formula="of:=IF([.C$5]=[.C209]; 5; [.C209]+5)" office:value-type="float" office:value="80" calcext:value-type="float">
            <text:p>80</text:p>
          </table:table-cell>
          <table:table-cell table:formula="of:=[.AI210]&amp;&quot;, &quot;&amp;[.AJ210]&amp;&quot;, &quot;&amp;[.AK210]" office:value-type="string" office:string-value="237, 171, 221" calcext:value-type="string">
            <text:p>237, 171, 221</text:p>
          </table:table-cell>
          <table:table-cell table:formula="of:=DEC2HEX([.AI210]; 2)&amp;DEC2HEX([.AJ210]; 2)&amp;DEC2HEX([.AK210]; 2)" office:value-type="string" office:string-value="EDABDD" calcext:value-type="string">
            <text:p>EDABDD</text:p>
          </table:table-cell>
          <table:table-cell table:formula="of:=[.A210]/360" office:value-type="float" office:value="0.875" calcext:value-type="float">
            <text:p>0.875</text:p>
          </table:table-cell>
          <table:table-cell table:formula="of:=[.B210]/100" office:value-type="float" office:value="0.65" calcext:value-type="float">
            <text:p>0.65</text:p>
          </table:table-cell>
          <table:table-cell table:formula="of:=[.C210]/100" office:value-type="float" office:value="0.8" calcext:value-type="float">
            <text:p>0.8</text:p>
          </table:table-cell>
          <table:table-cell table:formula="of:=IF([.B210]&gt;0; TRUE(); FALSE())" office:value-type="boolean" office:boolean-value="true" calcext:value-type="boolean">
            <text:p>TRUE</text:p>
          </table:table-cell>
          <table:table-cell table:formula="of:=IF([.I210]; &quot;&quot;; ROUND([.C210]*2.55))">
            <text:p/>
          </table:table-cell>
          <table:table-cell table:formula="of:=[.J210]">
            <text:p/>
          </table:table-cell>
          <table:table-cell table:formula="of:=[.J210]">
            <text:p/>
          </table:table-cell>
          <table:table-cell table:formula="of:=[.H210] * (1 + [.G210])" office:value-type="float" office:value="1.32" calcext:value-type="float">
            <text:p>1.32</text:p>
          </table:table-cell>
          <table:table-cell table:formula="of:= ([.H210] + [.G210]) - ([.H210] * [.G210])" office:value-type="float" office:value="0.93" calcext:value-type="float">
            <text:p>0.93</text:p>
          </table:table-cell>
          <table:table-cell table:formula="of:=IF([.H210] &lt;= 0.5; [.M210]; [.N210])" office:value-type="float" office:value="0.93" calcext:value-type="float">
            <text:p>0.93</text:p>
          </table:table-cell>
          <table:table-cell table:formula="of:= (2 * [.H210]) - [.O210]" office:value-type="float" office:value="0.67" calcext:value-type="float">
            <text:p>0.67</text:p>
          </table:table-cell>
          <table:table-cell table:formula="of:=[.F210] + (1/3)" office:value-type="float" office:value="1.20833333333333" calcext:value-type="float">
            <text:p>1.20833333333333</text:p>
          </table:table-cell>
          <table:table-cell table:formula="of:=[.F210]" office:value-type="float" office:value="0.875" calcext:value-type="float">
            <text:p>0.875</text:p>
          </table:table-cell>
          <table:table-cell table:formula="of:=[.F210] - (1/3)" office:value-type="float" office:value="0.541666666666667" calcext:value-type="float">
            <text:p>0.541666666666667</text:p>
          </table:table-cell>
          <table:table-cell table:formula="of:=IF([.Q210]&lt;0; [.Q210]+1; IF([.Q210]&gt;1; [.Q210]-1; [.Q210]))" office:value-type="float" office:value="0.208333333333333" calcext:value-type="float">
            <text:p>0.208333333333333</text:p>
          </table:table-cell>
          <table:table-cell table:formula="of:=IF([.R210]&lt;0; [.R210]+1; IF([.R210]&gt;1; [.R210]-1; [.R210]))" office:value-type="float" office:value="0.875" calcext:value-type="float">
            <text:p>0.875</text:p>
          </table:table-cell>
          <table:table-cell table:formula="of:=IF([.S210]&lt;0; [.S210]+1; IF([.S210]&gt;1; [.S210]-1; [.S210]))" office:value-type="float" office:value="0.541666666666667" calcext:value-type="float">
            <text:p>0.541666666666667</text:p>
          </table:table-cell>
          <table:table-cell table:formula="of:=IF((6* [.T210]) &lt; 1; TRUE(); FALSE())" office:value-type="boolean" office:boolean-value="false" calcext:value-type="boolean">
            <text:p>FALSE</text:p>
          </table:table-cell>
          <table:table-cell table:formula="of:=IF((2* [.T210]) &lt; 1; TRUE(); FALSE())" office:value-type="boolean" office:boolean-value="true" calcext:value-type="boolean">
            <text:p>TRUE</text:p>
          </table:table-cell>
          <table:table-cell table:formula="of:=IF((3* [.T210]) &lt; 2; TRUE(); FALSE())" office:value-type="boolean" office:boolean-value="true" calcext:value-type="boolean">
            <text:p>TRUE</text:p>
          </table:table-cell>
          <table:table-cell table:formula="of:=IF((6* [.U210]) &lt; 1; TRUE(); FALSE())" office:value-type="boolean" office:boolean-value="false" calcext:value-type="boolean">
            <text:p>FALSE</text:p>
          </table:table-cell>
          <table:table-cell table:formula="of:=IF((2* [.U210]) &lt; 1; TRUE(); FALSE())" office:value-type="boolean" office:boolean-value="false" calcext:value-type="boolean">
            <text:p>FALSE</text:p>
          </table:table-cell>
          <table:table-cell table:formula="of:=IF((3* [.U210]) &lt; 2; TRUE(); FALSE())" office:value-type="boolean" office:boolean-value="false" calcext:value-type="boolean">
            <text:p>FALSE</text:p>
          </table:table-cell>
          <table:table-cell table:formula="of:=IF((6* [.V210]) &lt; 1; TRUE(); FALSE())" office:value-type="boolean" office:boolean-value="false" calcext:value-type="boolean">
            <text:p>FALSE</text:p>
          </table:table-cell>
          <table:table-cell table:formula="of:=IF((2* [.V210]) &lt; 1; TRUE(); FALSE())" office:value-type="boolean" office:boolean-value="false" calcext:value-type="boolean">
            <text:p>FALSE</text:p>
          </table:table-cell>
          <table:table-cell table:formula="of:=IF((3* [.V210]) &lt; 2; TRUE(); FALSE())" office:value-type="boolean" office:boolean-value="true" calcext:value-type="boolean">
            <text:p>TRUE</text:p>
          </table:table-cell>
          <table:table-cell table:formula="of:=IF([.W210]; [.$P210] + ([.$O210] - [.$P210]) * 6 * [.T210]; IF([.X210]; [.$O210]; IF([.Y210]; [.$P210] + (([.$O210] - [.$P210]) * ((2/3) - [.T210]) * 6); [.$P210])))" office:value-type="float" office:value="0.93" calcext:value-type="float">
            <text:p>0.93</text:p>
          </table:table-cell>
          <table:table-cell table:formula="of:=IF([.Z210]; [.$P210] + ([.$O210] - [.$P210]) * 6 * [.U210]; IF([.AA210]; [.$O210]; IF([.AB210]; [.$P210] + (([.$O210] - [.$P210]) * ((2/3) - [.U210]) * 6); [.$P210])))" office:value-type="float" office:value="0.67" calcext:value-type="float">
            <text:p>0.67</text:p>
          </table:table-cell>
          <table:table-cell table:formula="of:=IF([.AC210]; [.$P210] + ([.$O210] - [.$P210]) * 6 * [.V210]; IF([.AD210]; [.$O210]; IF([.AE210]; [.$P210] + (([.$O210] - [.$P210]) * ((2/3) - [.V210]) * 6); [.$P210])))" office:value-type="float" office:value="0.865" calcext:value-type="float">
            <text:p>0.865</text:p>
          </table:table-cell>
          <table:table-cell table:formula="of:=ROUND([.AF210]*255)" office:value-type="float" office:value="237" calcext:value-type="float">
            <text:p>237</text:p>
          </table:table-cell>
          <table:table-cell table:formula="of:=ROUND([.AG210]*255)" office:value-type="float" office:value="171" calcext:value-type="float">
            <text:p>171</text:p>
          </table:table-cell>
          <table:table-cell table:formula="of:=ROUND([.AH210]*255)" office:value-type="float" office:value="221" calcext:value-type="float">
            <text:p>221</text:p>
          </table:table-cell>
        </table:table-row>
        <table:table-row table:style-name="ro3">
          <table:table-cell table:formula="of:=[.A210]" office:value-type="float" office:value="315" calcext:value-type="float">
            <text:p>315</text:p>
          </table:table-cell>
          <table:table-cell table:formula="of:=[.B210]" office:value-type="float" office:value="65" calcext:value-type="float">
            <text:p>65</text:p>
          </table:table-cell>
          <table:table-cell table:formula="of:=IF([.C$5]=[.C210]; 5; [.C210]+5)" office:value-type="float" office:value="85" calcext:value-type="float">
            <text:p>85</text:p>
          </table:table-cell>
          <table:table-cell table:formula="of:=[.AI211]&amp;&quot;, &quot;&amp;[.AJ211]&amp;&quot;, &quot;&amp;[.AK211]" office:value-type="string" office:string-value="242, 192, 229" calcext:value-type="string">
            <text:p>242, 192, 229</text:p>
          </table:table-cell>
          <table:table-cell table:formula="of:=DEC2HEX([.AI211]; 2)&amp;DEC2HEX([.AJ211]; 2)&amp;DEC2HEX([.AK211]; 2)" office:value-type="string" office:string-value="F2C0E5" calcext:value-type="string">
            <text:p>F2C0E5</text:p>
          </table:table-cell>
          <table:table-cell table:formula="of:=[.A211]/360" office:value-type="float" office:value="0.875" calcext:value-type="float">
            <text:p>0.875</text:p>
          </table:table-cell>
          <table:table-cell table:formula="of:=[.B211]/100" office:value-type="float" office:value="0.65" calcext:value-type="float">
            <text:p>0.65</text:p>
          </table:table-cell>
          <table:table-cell table:formula="of:=[.C211]/100" office:value-type="float" office:value="0.85" calcext:value-type="float">
            <text:p>0.85</text:p>
          </table:table-cell>
          <table:table-cell table:formula="of:=IF([.B211]&gt;0; TRUE(); FALSE())" office:value-type="boolean" office:boolean-value="true" calcext:value-type="boolean">
            <text:p>TRUE</text:p>
          </table:table-cell>
          <table:table-cell table:formula="of:=IF([.I211]; &quot;&quot;; ROUND([.C211]*2.55))">
            <text:p/>
          </table:table-cell>
          <table:table-cell table:formula="of:=[.J211]">
            <text:p/>
          </table:table-cell>
          <table:table-cell table:formula="of:=[.J211]">
            <text:p/>
          </table:table-cell>
          <table:table-cell table:formula="of:=[.H211] * (1 + [.G211])" office:value-type="float" office:value="1.4025" calcext:value-type="float">
            <text:p>1.4025</text:p>
          </table:table-cell>
          <table:table-cell table:formula="of:= ([.H211] + [.G211]) - ([.H211] * [.G211])" office:value-type="float" office:value="0.9475" calcext:value-type="float">
            <text:p>0.9475</text:p>
          </table:table-cell>
          <table:table-cell table:formula="of:=IF([.H211] &lt;= 0.5; [.M211]; [.N211])" office:value-type="float" office:value="0.9475" calcext:value-type="float">
            <text:p>0.9475</text:p>
          </table:table-cell>
          <table:table-cell table:formula="of:= (2 * [.H211]) - [.O211]" office:value-type="float" office:value="0.7525" calcext:value-type="float">
            <text:p>0.7525</text:p>
          </table:table-cell>
          <table:table-cell table:formula="of:=[.F211] + (1/3)" office:value-type="float" office:value="1.20833333333333" calcext:value-type="float">
            <text:p>1.20833333333333</text:p>
          </table:table-cell>
          <table:table-cell table:formula="of:=[.F211]" office:value-type="float" office:value="0.875" calcext:value-type="float">
            <text:p>0.875</text:p>
          </table:table-cell>
          <table:table-cell table:formula="of:=[.F211] - (1/3)" office:value-type="float" office:value="0.541666666666667" calcext:value-type="float">
            <text:p>0.541666666666667</text:p>
          </table:table-cell>
          <table:table-cell table:formula="of:=IF([.Q211]&lt;0; [.Q211]+1; IF([.Q211]&gt;1; [.Q211]-1; [.Q211]))" office:value-type="float" office:value="0.208333333333333" calcext:value-type="float">
            <text:p>0.208333333333333</text:p>
          </table:table-cell>
          <table:table-cell table:formula="of:=IF([.R211]&lt;0; [.R211]+1; IF([.R211]&gt;1; [.R211]-1; [.R211]))" office:value-type="float" office:value="0.875" calcext:value-type="float">
            <text:p>0.875</text:p>
          </table:table-cell>
          <table:table-cell table:formula="of:=IF([.S211]&lt;0; [.S211]+1; IF([.S211]&gt;1; [.S211]-1; [.S211]))" office:value-type="float" office:value="0.541666666666667" calcext:value-type="float">
            <text:p>0.541666666666667</text:p>
          </table:table-cell>
          <table:table-cell table:formula="of:=IF((6* [.T211]) &lt; 1; TRUE(); FALSE())" office:value-type="boolean" office:boolean-value="false" calcext:value-type="boolean">
            <text:p>FALSE</text:p>
          </table:table-cell>
          <table:table-cell table:formula="of:=IF((2* [.T211]) &lt; 1; TRUE(); FALSE())" office:value-type="boolean" office:boolean-value="true" calcext:value-type="boolean">
            <text:p>TRUE</text:p>
          </table:table-cell>
          <table:table-cell table:formula="of:=IF((3* [.T211]) &lt; 2; TRUE(); FALSE())" office:value-type="boolean" office:boolean-value="true" calcext:value-type="boolean">
            <text:p>TRUE</text:p>
          </table:table-cell>
          <table:table-cell table:formula="of:=IF((6* [.U211]) &lt; 1; TRUE(); FALSE())" office:value-type="boolean" office:boolean-value="false" calcext:value-type="boolean">
            <text:p>FALSE</text:p>
          </table:table-cell>
          <table:table-cell table:formula="of:=IF((2* [.U211]) &lt; 1; TRUE(); FALSE())" office:value-type="boolean" office:boolean-value="false" calcext:value-type="boolean">
            <text:p>FALSE</text:p>
          </table:table-cell>
          <table:table-cell table:formula="of:=IF((3* [.U211]) &lt; 2; TRUE(); FALSE())" office:value-type="boolean" office:boolean-value="false" calcext:value-type="boolean">
            <text:p>FALSE</text:p>
          </table:table-cell>
          <table:table-cell table:formula="of:=IF((6* [.V211]) &lt; 1; TRUE(); FALSE())" office:value-type="boolean" office:boolean-value="false" calcext:value-type="boolean">
            <text:p>FALSE</text:p>
          </table:table-cell>
          <table:table-cell table:formula="of:=IF((2* [.V211]) &lt; 1; TRUE(); FALSE())" office:value-type="boolean" office:boolean-value="false" calcext:value-type="boolean">
            <text:p>FALSE</text:p>
          </table:table-cell>
          <table:table-cell table:formula="of:=IF((3* [.V211]) &lt; 2; TRUE(); FALSE())" office:value-type="boolean" office:boolean-value="true" calcext:value-type="boolean">
            <text:p>TRUE</text:p>
          </table:table-cell>
          <table:table-cell table:formula="of:=IF([.W211]; [.$P211] + ([.$O211] - [.$P211]) * 6 * [.T211]; IF([.X211]; [.$O211]; IF([.Y211]; [.$P211] + (([.$O211] - [.$P211]) * ((2/3) - [.T211]) * 6); [.$P211])))" office:value-type="float" office:value="0.9475" calcext:value-type="float">
            <text:p>0.9475</text:p>
          </table:table-cell>
          <table:table-cell table:formula="of:=IF([.Z211]; [.$P211] + ([.$O211] - [.$P211]) * 6 * [.U211]; IF([.AA211]; [.$O211]; IF([.AB211]; [.$P211] + (([.$O211] - [.$P211]) * ((2/3) - [.U211]) * 6); [.$P211])))" office:value-type="float" office:value="0.7525" calcext:value-type="float">
            <text:p>0.7525</text:p>
          </table:table-cell>
          <table:table-cell table:formula="of:=IF([.AC211]; [.$P211] + ([.$O211] - [.$P211]) * 6 * [.V211]; IF([.AD211]; [.$O211]; IF([.AE211]; [.$P211] + (([.$O211] - [.$P211]) * ((2/3) - [.V211]) * 6); [.$P211])))" office:value-type="float" office:value="0.89875" calcext:value-type="float">
            <text:p>0.89875</text:p>
          </table:table-cell>
          <table:table-cell table:formula="of:=ROUND([.AF211]*255)" office:value-type="float" office:value="242" calcext:value-type="float">
            <text:p>242</text:p>
          </table:table-cell>
          <table:table-cell table:formula="of:=ROUND([.AG211]*255)" office:value-type="float" office:value="192" calcext:value-type="float">
            <text:p>192</text:p>
          </table:table-cell>
          <table:table-cell table:formula="of:=ROUND([.AH211]*255)" office:value-type="float" office:value="229" calcext:value-type="float">
            <text:p>229</text:p>
          </table:table-cell>
        </table:table-row>
        <table:table-row table:style-name="ro3">
          <table:table-cell table:formula="of:=[.A211]" office:value-type="float" office:value="315" calcext:value-type="float">
            <text:p>315</text:p>
          </table:table-cell>
          <table:table-cell table:formula="of:=[.B211]" office:value-type="float" office:value="65" calcext:value-type="float">
            <text:p>65</text:p>
          </table:table-cell>
          <table:table-cell table:formula="of:=IF([.C$5]=[.C211]; 5; [.C211]+5)" office:value-type="float" office:value="90" calcext:value-type="float">
            <text:p>90</text:p>
          </table:table-cell>
          <table:table-cell table:formula="of:=[.AI212]&amp;&quot;, &quot;&amp;[.AJ212]&amp;&quot;, &quot;&amp;[.AK212]" office:value-type="string" office:string-value="246, 213, 238" calcext:value-type="string">
            <text:p>246, 213, 238</text:p>
          </table:table-cell>
          <table:table-cell table:formula="of:=DEC2HEX([.AI212]; 2)&amp;DEC2HEX([.AJ212]; 2)&amp;DEC2HEX([.AK212]; 2)" office:value-type="string" office:string-value="F6D5EE" calcext:value-type="string">
            <text:p>F6D5EE</text:p>
          </table:table-cell>
          <table:table-cell table:formula="of:=[.A212]/360" office:value-type="float" office:value="0.875" calcext:value-type="float">
            <text:p>0.875</text:p>
          </table:table-cell>
          <table:table-cell table:formula="of:=[.B212]/100" office:value-type="float" office:value="0.65" calcext:value-type="float">
            <text:p>0.65</text:p>
          </table:table-cell>
          <table:table-cell table:formula="of:=[.C212]/100" office:value-type="float" office:value="0.9" calcext:value-type="float">
            <text:p>0.9</text:p>
          </table:table-cell>
          <table:table-cell table:formula="of:=IF([.B212]&gt;0; TRUE(); FALSE())" office:value-type="boolean" office:boolean-value="true" calcext:value-type="boolean">
            <text:p>TRUE</text:p>
          </table:table-cell>
          <table:table-cell table:formula="of:=IF([.I212]; &quot;&quot;; ROUND([.C212]*2.55))">
            <text:p/>
          </table:table-cell>
          <table:table-cell table:formula="of:=[.J212]">
            <text:p/>
          </table:table-cell>
          <table:table-cell table:formula="of:=[.J212]">
            <text:p/>
          </table:table-cell>
          <table:table-cell table:formula="of:=[.H212] * (1 + [.G212])" office:value-type="float" office:value="1.485" calcext:value-type="float">
            <text:p>1.485</text:p>
          </table:table-cell>
          <table:table-cell table:formula="of:= ([.H212] + [.G212]) - ([.H212] * [.G212])" office:value-type="float" office:value="0.965" calcext:value-type="float">
            <text:p>0.965</text:p>
          </table:table-cell>
          <table:table-cell table:formula="of:=IF([.H212] &lt;= 0.5; [.M212]; [.N212])" office:value-type="float" office:value="0.965" calcext:value-type="float">
            <text:p>0.965</text:p>
          </table:table-cell>
          <table:table-cell table:formula="of:= (2 * [.H212]) - [.O212]" office:value-type="float" office:value="0.835" calcext:value-type="float">
            <text:p>0.835</text:p>
          </table:table-cell>
          <table:table-cell table:formula="of:=[.F212] + (1/3)" office:value-type="float" office:value="1.20833333333333" calcext:value-type="float">
            <text:p>1.20833333333333</text:p>
          </table:table-cell>
          <table:table-cell table:formula="of:=[.F212]" office:value-type="float" office:value="0.875" calcext:value-type="float">
            <text:p>0.875</text:p>
          </table:table-cell>
          <table:table-cell table:formula="of:=[.F212] - (1/3)" office:value-type="float" office:value="0.541666666666667" calcext:value-type="float">
            <text:p>0.541666666666667</text:p>
          </table:table-cell>
          <table:table-cell table:formula="of:=IF([.Q212]&lt;0; [.Q212]+1; IF([.Q212]&gt;1; [.Q212]-1; [.Q212]))" office:value-type="float" office:value="0.208333333333333" calcext:value-type="float">
            <text:p>0.208333333333333</text:p>
          </table:table-cell>
          <table:table-cell table:formula="of:=IF([.R212]&lt;0; [.R212]+1; IF([.R212]&gt;1; [.R212]-1; [.R212]))" office:value-type="float" office:value="0.875" calcext:value-type="float">
            <text:p>0.875</text:p>
          </table:table-cell>
          <table:table-cell table:formula="of:=IF([.S212]&lt;0; [.S212]+1; IF([.S212]&gt;1; [.S212]-1; [.S212]))" office:value-type="float" office:value="0.541666666666667" calcext:value-type="float">
            <text:p>0.541666666666667</text:p>
          </table:table-cell>
          <table:table-cell table:formula="of:=IF((6* [.T212]) &lt; 1; TRUE(); FALSE())" office:value-type="boolean" office:boolean-value="false" calcext:value-type="boolean">
            <text:p>FALSE</text:p>
          </table:table-cell>
          <table:table-cell table:formula="of:=IF((2* [.T212]) &lt; 1; TRUE(); FALSE())" office:value-type="boolean" office:boolean-value="true" calcext:value-type="boolean">
            <text:p>TRUE</text:p>
          </table:table-cell>
          <table:table-cell table:formula="of:=IF((3* [.T212]) &lt; 2; TRUE(); FALSE())" office:value-type="boolean" office:boolean-value="true" calcext:value-type="boolean">
            <text:p>TRUE</text:p>
          </table:table-cell>
          <table:table-cell table:formula="of:=IF((6* [.U212]) &lt; 1; TRUE(); FALSE())" office:value-type="boolean" office:boolean-value="false" calcext:value-type="boolean">
            <text:p>FALSE</text:p>
          </table:table-cell>
          <table:table-cell table:formula="of:=IF((2* [.U212]) &lt; 1; TRUE(); FALSE())" office:value-type="boolean" office:boolean-value="false" calcext:value-type="boolean">
            <text:p>FALSE</text:p>
          </table:table-cell>
          <table:table-cell table:formula="of:=IF((3* [.U212]) &lt; 2; TRUE(); FALSE())" office:value-type="boolean" office:boolean-value="false" calcext:value-type="boolean">
            <text:p>FALSE</text:p>
          </table:table-cell>
          <table:table-cell table:formula="of:=IF((6* [.V212]) &lt; 1; TRUE(); FALSE())" office:value-type="boolean" office:boolean-value="false" calcext:value-type="boolean">
            <text:p>FALSE</text:p>
          </table:table-cell>
          <table:table-cell table:formula="of:=IF((2* [.V212]) &lt; 1; TRUE(); FALSE())" office:value-type="boolean" office:boolean-value="false" calcext:value-type="boolean">
            <text:p>FALSE</text:p>
          </table:table-cell>
          <table:table-cell table:formula="of:=IF((3* [.V212]) &lt; 2; TRUE(); FALSE())" office:value-type="boolean" office:boolean-value="true" calcext:value-type="boolean">
            <text:p>TRUE</text:p>
          </table:table-cell>
          <table:table-cell table:formula="of:=IF([.W212]; [.$P212] + ([.$O212] - [.$P212]) * 6 * [.T212]; IF([.X212]; [.$O212]; IF([.Y212]; [.$P212] + (([.$O212] - [.$P212]) * ((2/3) - [.T212]) * 6); [.$P212])))" office:value-type="float" office:value="0.965" calcext:value-type="float">
            <text:p>0.965</text:p>
          </table:table-cell>
          <table:table-cell table:formula="of:=IF([.Z212]; [.$P212] + ([.$O212] - [.$P212]) * 6 * [.U212]; IF([.AA212]; [.$O212]; IF([.AB212]; [.$P212] + (([.$O212] - [.$P212]) * ((2/3) - [.U212]) * 6); [.$P212])))" office:value-type="float" office:value="0.835" calcext:value-type="float">
            <text:p>0.835</text:p>
          </table:table-cell>
          <table:table-cell table:formula="of:=IF([.AC212]; [.$P212] + ([.$O212] - [.$P212]) * 6 * [.V212]; IF([.AD212]; [.$O212]; IF([.AE212]; [.$P212] + (([.$O212] - [.$P212]) * ((2/3) - [.V212]) * 6); [.$P212])))" office:value-type="float" office:value="0.9325" calcext:value-type="float">
            <text:p>0.9325</text:p>
          </table:table-cell>
          <table:table-cell table:formula="of:=ROUND([.AF212]*255)" office:value-type="float" office:value="246" calcext:value-type="float">
            <text:p>246</text:p>
          </table:table-cell>
          <table:table-cell table:formula="of:=ROUND([.AG212]*255)" office:value-type="float" office:value="213" calcext:value-type="float">
            <text:p>213</text:p>
          </table:table-cell>
          <table:table-cell table:formula="of:=ROUND([.AH212]*255)" office:value-type="float" office:value="238" calcext:value-type="float">
            <text:p>238</text:p>
          </table:table-cell>
        </table:table-row>
        <table:table-row table:style-name="ro3">
          <table:table-cell table:formula="of:=[.A212]" office:value-type="float" office:value="315" calcext:value-type="float">
            <text:p>315</text:p>
          </table:table-cell>
          <table:table-cell table:formula="of:=[.B212]" office:value-type="float" office:value="65" calcext:value-type="float">
            <text:p>65</text:p>
          </table:table-cell>
          <table:table-cell table:formula="of:=IF([.C$5]=[.C212]; 5; [.C212]+5)" office:value-type="float" office:value="95" calcext:value-type="float">
            <text:p>95</text:p>
          </table:table-cell>
          <table:table-cell table:formula="of:=[.AI213]&amp;&quot;, &quot;&amp;[.AJ213]&amp;&quot;, &quot;&amp;[.AK213]" office:value-type="string" office:string-value="251, 234, 246" calcext:value-type="string">
            <text:p>251, 234, 246</text:p>
          </table:table-cell>
          <table:table-cell table:formula="of:=DEC2HEX([.AI213]; 2)&amp;DEC2HEX([.AJ213]; 2)&amp;DEC2HEX([.AK213]; 2)" office:value-type="string" office:string-value="FBEAF6" calcext:value-type="string">
            <text:p>FBEAF6</text:p>
          </table:table-cell>
          <table:table-cell table:formula="of:=[.A213]/360" office:value-type="float" office:value="0.875" calcext:value-type="float">
            <text:p>0.875</text:p>
          </table:table-cell>
          <table:table-cell table:formula="of:=[.B213]/100" office:value-type="float" office:value="0.65" calcext:value-type="float">
            <text:p>0.65</text:p>
          </table:table-cell>
          <table:table-cell table:formula="of:=[.C213]/100" office:value-type="float" office:value="0.95" calcext:value-type="float">
            <text:p>0.95</text:p>
          </table:table-cell>
          <table:table-cell table:formula="of:=IF([.B213]&gt;0; TRUE(); FALSE())" office:value-type="boolean" office:boolean-value="true" calcext:value-type="boolean">
            <text:p>TRUE</text:p>
          </table:table-cell>
          <table:table-cell table:formula="of:=IF([.I213]; &quot;&quot;; ROUND([.C213]*2.55))">
            <text:p/>
          </table:table-cell>
          <table:table-cell table:formula="of:=[.J213]">
            <text:p/>
          </table:table-cell>
          <table:table-cell table:formula="of:=[.J213]">
            <text:p/>
          </table:table-cell>
          <table:table-cell table:formula="of:=[.H213] * (1 + [.G213])" office:value-type="float" office:value="1.5675" calcext:value-type="float">
            <text:p>1.5675</text:p>
          </table:table-cell>
          <table:table-cell table:formula="of:= ([.H213] + [.G213]) - ([.H213] * [.G213])" office:value-type="float" office:value="0.9825" calcext:value-type="float">
            <text:p>0.9825</text:p>
          </table:table-cell>
          <table:table-cell table:formula="of:=IF([.H213] &lt;= 0.5; [.M213]; [.N213])" office:value-type="float" office:value="0.9825" calcext:value-type="float">
            <text:p>0.9825</text:p>
          </table:table-cell>
          <table:table-cell table:formula="of:= (2 * [.H213]) - [.O213]" office:value-type="float" office:value="0.9175" calcext:value-type="float">
            <text:p>0.9175</text:p>
          </table:table-cell>
          <table:table-cell table:formula="of:=[.F213] + (1/3)" office:value-type="float" office:value="1.20833333333333" calcext:value-type="float">
            <text:p>1.20833333333333</text:p>
          </table:table-cell>
          <table:table-cell table:formula="of:=[.F213]" office:value-type="float" office:value="0.875" calcext:value-type="float">
            <text:p>0.875</text:p>
          </table:table-cell>
          <table:table-cell table:formula="of:=[.F213] - (1/3)" office:value-type="float" office:value="0.541666666666667" calcext:value-type="float">
            <text:p>0.541666666666667</text:p>
          </table:table-cell>
          <table:table-cell table:formula="of:=IF([.Q213]&lt;0; [.Q213]+1; IF([.Q213]&gt;1; [.Q213]-1; [.Q213]))" office:value-type="float" office:value="0.208333333333333" calcext:value-type="float">
            <text:p>0.208333333333333</text:p>
          </table:table-cell>
          <table:table-cell table:formula="of:=IF([.R213]&lt;0; [.R213]+1; IF([.R213]&gt;1; [.R213]-1; [.R213]))" office:value-type="float" office:value="0.875" calcext:value-type="float">
            <text:p>0.875</text:p>
          </table:table-cell>
          <table:table-cell table:formula="of:=IF([.S213]&lt;0; [.S213]+1; IF([.S213]&gt;1; [.S213]-1; [.S213]))" office:value-type="float" office:value="0.541666666666667" calcext:value-type="float">
            <text:p>0.541666666666667</text:p>
          </table:table-cell>
          <table:table-cell table:formula="of:=IF((6* [.T213]) &lt; 1; TRUE(); FALSE())" office:value-type="boolean" office:boolean-value="false" calcext:value-type="boolean">
            <text:p>FALSE</text:p>
          </table:table-cell>
          <table:table-cell table:formula="of:=IF((2* [.T213]) &lt; 1; TRUE(); FALSE())" office:value-type="boolean" office:boolean-value="true" calcext:value-type="boolean">
            <text:p>TRUE</text:p>
          </table:table-cell>
          <table:table-cell table:formula="of:=IF((3* [.T213]) &lt; 2; TRUE(); FALSE())" office:value-type="boolean" office:boolean-value="true" calcext:value-type="boolean">
            <text:p>TRUE</text:p>
          </table:table-cell>
          <table:table-cell table:formula="of:=IF((6* [.U213]) &lt; 1; TRUE(); FALSE())" office:value-type="boolean" office:boolean-value="false" calcext:value-type="boolean">
            <text:p>FALSE</text:p>
          </table:table-cell>
          <table:table-cell table:formula="of:=IF((2* [.U213]) &lt; 1; TRUE(); FALSE())" office:value-type="boolean" office:boolean-value="false" calcext:value-type="boolean">
            <text:p>FALSE</text:p>
          </table:table-cell>
          <table:table-cell table:formula="of:=IF((3* [.U213]) &lt; 2; TRUE(); FALSE())" office:value-type="boolean" office:boolean-value="false" calcext:value-type="boolean">
            <text:p>FALSE</text:p>
          </table:table-cell>
          <table:table-cell table:formula="of:=IF((6* [.V213]) &lt; 1; TRUE(); FALSE())" office:value-type="boolean" office:boolean-value="false" calcext:value-type="boolean">
            <text:p>FALSE</text:p>
          </table:table-cell>
          <table:table-cell table:formula="of:=IF((2* [.V213]) &lt; 1; TRUE(); FALSE())" office:value-type="boolean" office:boolean-value="false" calcext:value-type="boolean">
            <text:p>FALSE</text:p>
          </table:table-cell>
          <table:table-cell table:formula="of:=IF((3* [.V213]) &lt; 2; TRUE(); FALSE())" office:value-type="boolean" office:boolean-value="true" calcext:value-type="boolean">
            <text:p>TRUE</text:p>
          </table:table-cell>
          <table:table-cell table:formula="of:=IF([.W213]; [.$P213] + ([.$O213] - [.$P213]) * 6 * [.T213]; IF([.X213]; [.$O213]; IF([.Y213]; [.$P213] + (([.$O213] - [.$P213]) * ((2/3) - [.T213]) * 6); [.$P213])))" office:value-type="float" office:value="0.9825" calcext:value-type="float">
            <text:p>0.9825</text:p>
          </table:table-cell>
          <table:table-cell table:formula="of:=IF([.Z213]; [.$P213] + ([.$O213] - [.$P213]) * 6 * [.U213]; IF([.AA213]; [.$O213]; IF([.AB213]; [.$P213] + (([.$O213] - [.$P213]) * ((2/3) - [.U213]) * 6); [.$P213])))" office:value-type="float" office:value="0.9175" calcext:value-type="float">
            <text:p>0.9175</text:p>
          </table:table-cell>
          <table:table-cell table:formula="of:=IF([.AC213]; [.$P213] + ([.$O213] - [.$P213]) * 6 * [.V213]; IF([.AD213]; [.$O213]; IF([.AE213]; [.$P213] + (([.$O213] - [.$P213]) * ((2/3) - [.V213]) * 6); [.$P213])))" office:value-type="float" office:value="0.96625" calcext:value-type="float">
            <text:p>0.96625</text:p>
          </table:table-cell>
          <table:table-cell table:formula="of:=ROUND([.AF213]*255)" office:value-type="float" office:value="251" calcext:value-type="float">
            <text:p>251</text:p>
          </table:table-cell>
          <table:table-cell table:formula="of:=ROUND([.AG213]*255)" office:value-type="float" office:value="234" calcext:value-type="float">
            <text:p>234</text:p>
          </table:table-cell>
          <table:table-cell table:formula="of:=ROUND([.AH213]*255)" office:value-type="float" office:value="246" calcext:value-type="float">
            <text:p>246</text:p>
          </table:table-cell>
        </table:table-row>
        <table:table-row table:style-name="ro3">
          <table:table-cell table:formula="of:=[.A213]" office:value-type="float" office:value="315" calcext:value-type="float">
            <text:p>315</text:p>
          </table:table-cell>
          <table:table-cell table:formula="of:=[.B213]" office:value-type="float" office:value="65" calcext:value-type="float">
            <text:p>65</text:p>
          </table:table-cell>
          <table:table-cell table:style-name="Calc_20_Text_20__28_Alt_29_" table:formula="of:=[.C213]+1" office:value-type="float" office:value="96" calcext:value-type="float">
            <text:p>96</text:p>
          </table:table-cell>
          <table:table-cell table:formula="of:=[.AI214]&amp;&quot;, &quot;&amp;[.AJ214]&amp;&quot;, &quot;&amp;[.AK214]" office:value-type="string" office:string-value="251, 238, 248" calcext:value-type="string">
            <text:p>251, 238, 248</text:p>
          </table:table-cell>
          <table:table-cell table:formula="of:=DEC2HEX([.AI214]; 2)&amp;DEC2HEX([.AJ214]; 2)&amp;DEC2HEX([.AK214]; 2)" office:value-type="string" office:string-value="FBEEF8" calcext:value-type="string">
            <text:p>FBEEF8</text:p>
          </table:table-cell>
          <table:table-cell table:formula="of:=[.A214]/360" office:value-type="float" office:value="0.875" calcext:value-type="float">
            <text:p>0.875</text:p>
          </table:table-cell>
          <table:table-cell table:formula="of:=[.B214]/100" office:value-type="float" office:value="0.65" calcext:value-type="float">
            <text:p>0.65</text:p>
          </table:table-cell>
          <table:table-cell table:formula="of:=[.C214]/100" office:value-type="float" office:value="0.96" calcext:value-type="float">
            <text:p>0.96</text:p>
          </table:table-cell>
          <table:table-cell table:formula="of:=IF([.B214]&gt;0; TRUE(); FALSE())" office:value-type="boolean" office:boolean-value="true" calcext:value-type="boolean">
            <text:p>TRUE</text:p>
          </table:table-cell>
          <table:table-cell table:formula="of:=IF([.I214]; &quot;&quot;; ROUND([.C214]*2.55))">
            <text:p/>
          </table:table-cell>
          <table:table-cell table:formula="of:=[.J214]">
            <text:p/>
          </table:table-cell>
          <table:table-cell table:formula="of:=[.J214]">
            <text:p/>
          </table:table-cell>
          <table:table-cell table:formula="of:=[.H214] * (1 + [.G214])" office:value-type="float" office:value="1.584" calcext:value-type="float">
            <text:p>1.584</text:p>
          </table:table-cell>
          <table:table-cell table:formula="of:= ([.H214] + [.G214]) - ([.H214] * [.G214])" office:value-type="float" office:value="0.986" calcext:value-type="float">
            <text:p>0.986</text:p>
          </table:table-cell>
          <table:table-cell table:formula="of:=IF([.H214] &lt;= 0.5; [.M214]; [.N214])" office:value-type="float" office:value="0.986" calcext:value-type="float">
            <text:p>0.986</text:p>
          </table:table-cell>
          <table:table-cell table:formula="of:= (2 * [.H214]) - [.O214]" office:value-type="float" office:value="0.934" calcext:value-type="float">
            <text:p>0.934</text:p>
          </table:table-cell>
          <table:table-cell table:formula="of:=[.F214] + (1/3)" office:value-type="float" office:value="1.20833333333333" calcext:value-type="float">
            <text:p>1.20833333333333</text:p>
          </table:table-cell>
          <table:table-cell table:formula="of:=[.F214]" office:value-type="float" office:value="0.875" calcext:value-type="float">
            <text:p>0.875</text:p>
          </table:table-cell>
          <table:table-cell table:formula="of:=[.F214] - (1/3)" office:value-type="float" office:value="0.541666666666667" calcext:value-type="float">
            <text:p>0.541666666666667</text:p>
          </table:table-cell>
          <table:table-cell table:formula="of:=IF([.Q214]&lt;0; [.Q214]+1; IF([.Q214]&gt;1; [.Q214]-1; [.Q214]))" office:value-type="float" office:value="0.208333333333333" calcext:value-type="float">
            <text:p>0.208333333333333</text:p>
          </table:table-cell>
          <table:table-cell table:formula="of:=IF([.R214]&lt;0; [.R214]+1; IF([.R214]&gt;1; [.R214]-1; [.R214]))" office:value-type="float" office:value="0.875" calcext:value-type="float">
            <text:p>0.875</text:p>
          </table:table-cell>
          <table:table-cell table:formula="of:=IF([.S214]&lt;0; [.S214]+1; IF([.S214]&gt;1; [.S214]-1; [.S214]))" office:value-type="float" office:value="0.541666666666667" calcext:value-type="float">
            <text:p>0.541666666666667</text:p>
          </table:table-cell>
          <table:table-cell table:formula="of:=IF((6* [.T214]) &lt; 1; TRUE(); FALSE())" office:value-type="boolean" office:boolean-value="false" calcext:value-type="boolean">
            <text:p>FALSE</text:p>
          </table:table-cell>
          <table:table-cell table:formula="of:=IF((2* [.T214]) &lt; 1; TRUE(); FALSE())" office:value-type="boolean" office:boolean-value="true" calcext:value-type="boolean">
            <text:p>TRUE</text:p>
          </table:table-cell>
          <table:table-cell table:formula="of:=IF((3* [.T214]) &lt; 2; TRUE(); FALSE())" office:value-type="boolean" office:boolean-value="true" calcext:value-type="boolean">
            <text:p>TRUE</text:p>
          </table:table-cell>
          <table:table-cell table:formula="of:=IF((6* [.U214]) &lt; 1; TRUE(); FALSE())" office:value-type="boolean" office:boolean-value="false" calcext:value-type="boolean">
            <text:p>FALSE</text:p>
          </table:table-cell>
          <table:table-cell table:formula="of:=IF((2* [.U214]) &lt; 1; TRUE(); FALSE())" office:value-type="boolean" office:boolean-value="false" calcext:value-type="boolean">
            <text:p>FALSE</text:p>
          </table:table-cell>
          <table:table-cell table:formula="of:=IF((3* [.U214]) &lt; 2; TRUE(); FALSE())" office:value-type="boolean" office:boolean-value="false" calcext:value-type="boolean">
            <text:p>FALSE</text:p>
          </table:table-cell>
          <table:table-cell table:formula="of:=IF((6* [.V214]) &lt; 1; TRUE(); FALSE())" office:value-type="boolean" office:boolean-value="false" calcext:value-type="boolean">
            <text:p>FALSE</text:p>
          </table:table-cell>
          <table:table-cell table:formula="of:=IF((2* [.V214]) &lt; 1; TRUE(); FALSE())" office:value-type="boolean" office:boolean-value="false" calcext:value-type="boolean">
            <text:p>FALSE</text:p>
          </table:table-cell>
          <table:table-cell table:formula="of:=IF((3* [.V214]) &lt; 2; TRUE(); FALSE())" office:value-type="boolean" office:boolean-value="true" calcext:value-type="boolean">
            <text:p>TRUE</text:p>
          </table:table-cell>
          <table:table-cell table:formula="of:=IF([.W214]; [.$P214] + ([.$O214] - [.$P214]) * 6 * [.T214]; IF([.X214]; [.$O214]; IF([.Y214]; [.$P214] + (([.$O214] - [.$P214]) * ((2/3) - [.T214]) * 6); [.$P214])))" office:value-type="float" office:value="0.986" calcext:value-type="float">
            <text:p>0.986</text:p>
          </table:table-cell>
          <table:table-cell table:formula="of:=IF([.Z214]; [.$P214] + ([.$O214] - [.$P214]) * 6 * [.U214]; IF([.AA214]; [.$O214]; IF([.AB214]; [.$P214] + (([.$O214] - [.$P214]) * ((2/3) - [.U214]) * 6); [.$P214])))" office:value-type="float" office:value="0.934" calcext:value-type="float">
            <text:p>0.934</text:p>
          </table:table-cell>
          <table:table-cell table:formula="of:=IF([.AC214]; [.$P214] + ([.$O214] - [.$P214]) * 6 * [.V214]; IF([.AD214]; [.$O214]; IF([.AE214]; [.$P214] + (([.$O214] - [.$P214]) * ((2/3) - [.V214]) * 6); [.$P214])))" office:value-type="float" office:value="0.973" calcext:value-type="float">
            <text:p>0.973</text:p>
          </table:table-cell>
          <table:table-cell table:formula="of:=ROUND([.AF214]*255)" office:value-type="float" office:value="251" calcext:value-type="float">
            <text:p>251</text:p>
          </table:table-cell>
          <table:table-cell table:formula="of:=ROUND([.AG214]*255)" office:value-type="float" office:value="238" calcext:value-type="float">
            <text:p>238</text:p>
          </table:table-cell>
          <table:table-cell table:formula="of:=ROUND([.AH214]*255)" office:value-type="float" office:value="248" calcext:value-type="float">
            <text:p>248</text:p>
          </table:table-cell>
        </table:table-row>
        <table:table-row table:style-name="ro3">
          <table:table-cell table:formula="of:=[.A214]" office:value-type="float" office:value="315" calcext:value-type="float">
            <text:p>315</text:p>
          </table:table-cell>
          <table:table-cell table:formula="of:=[.B214]" office:value-type="float" office:value="65" calcext:value-type="float">
            <text:p>65</text:p>
          </table:table-cell>
          <table:table-cell table:style-name="Calc_20_Text_20__28_Alt_29_" table:formula="of:=[.C214]+1" office:value-type="float" office:value="97" calcext:value-type="float">
            <text:p>97</text:p>
          </table:table-cell>
          <table:table-cell table:formula="of:=[.AI215]&amp;&quot;, &quot;&amp;[.AJ215]&amp;&quot;, &quot;&amp;[.AK215]" office:value-type="string" office:string-value="252, 242, 250" calcext:value-type="string">
            <text:p>252, 242, 250</text:p>
          </table:table-cell>
          <table:table-cell table:formula="of:=DEC2HEX([.AI215]; 2)&amp;DEC2HEX([.AJ215]; 2)&amp;DEC2HEX([.AK215]; 2)" office:value-type="string" office:string-value="FCF2FA" calcext:value-type="string">
            <text:p>FCF2FA</text:p>
          </table:table-cell>
          <table:table-cell table:formula="of:=[.A215]/360" office:value-type="float" office:value="0.875" calcext:value-type="float">
            <text:p>0.875</text:p>
          </table:table-cell>
          <table:table-cell table:formula="of:=[.B215]/100" office:value-type="float" office:value="0.65" calcext:value-type="float">
            <text:p>0.65</text:p>
          </table:table-cell>
          <table:table-cell table:formula="of:=[.C215]/100" office:value-type="float" office:value="0.97" calcext:value-type="float">
            <text:p>0.97</text:p>
          </table:table-cell>
          <table:table-cell table:formula="of:=IF([.B215]&gt;0; TRUE(); FALSE())" office:value-type="boolean" office:boolean-value="true" calcext:value-type="boolean">
            <text:p>TRUE</text:p>
          </table:table-cell>
          <table:table-cell table:formula="of:=IF([.I215]; &quot;&quot;; ROUND([.C215]*2.55))">
            <text:p/>
          </table:table-cell>
          <table:table-cell table:formula="of:=[.J215]">
            <text:p/>
          </table:table-cell>
          <table:table-cell table:formula="of:=[.J215]">
            <text:p/>
          </table:table-cell>
          <table:table-cell table:formula="of:=[.H215] * (1 + [.G215])" office:value-type="float" office:value="1.6005" calcext:value-type="float">
            <text:p>1.6005</text:p>
          </table:table-cell>
          <table:table-cell table:formula="of:= ([.H215] + [.G215]) - ([.H215] * [.G215])" office:value-type="float" office:value="0.9895" calcext:value-type="float">
            <text:p>0.9895</text:p>
          </table:table-cell>
          <table:table-cell table:formula="of:=IF([.H215] &lt;= 0.5; [.M215]; [.N215])" office:value-type="float" office:value="0.9895" calcext:value-type="float">
            <text:p>0.9895</text:p>
          </table:table-cell>
          <table:table-cell table:formula="of:= (2 * [.H215]) - [.O215]" office:value-type="float" office:value="0.9505" calcext:value-type="float">
            <text:p>0.9505</text:p>
          </table:table-cell>
          <table:table-cell table:formula="of:=[.F215] + (1/3)" office:value-type="float" office:value="1.20833333333333" calcext:value-type="float">
            <text:p>1.20833333333333</text:p>
          </table:table-cell>
          <table:table-cell table:formula="of:=[.F215]" office:value-type="float" office:value="0.875" calcext:value-type="float">
            <text:p>0.875</text:p>
          </table:table-cell>
          <table:table-cell table:formula="of:=[.F215] - (1/3)" office:value-type="float" office:value="0.541666666666667" calcext:value-type="float">
            <text:p>0.541666666666667</text:p>
          </table:table-cell>
          <table:table-cell table:formula="of:=IF([.Q215]&lt;0; [.Q215]+1; IF([.Q215]&gt;1; [.Q215]-1; [.Q215]))" office:value-type="float" office:value="0.208333333333333" calcext:value-type="float">
            <text:p>0.208333333333333</text:p>
          </table:table-cell>
          <table:table-cell table:formula="of:=IF([.R215]&lt;0; [.R215]+1; IF([.R215]&gt;1; [.R215]-1; [.R215]))" office:value-type="float" office:value="0.875" calcext:value-type="float">
            <text:p>0.875</text:p>
          </table:table-cell>
          <table:table-cell table:formula="of:=IF([.S215]&lt;0; [.S215]+1; IF([.S215]&gt;1; [.S215]-1; [.S215]))" office:value-type="float" office:value="0.541666666666667" calcext:value-type="float">
            <text:p>0.541666666666667</text:p>
          </table:table-cell>
          <table:table-cell table:formula="of:=IF((6* [.T215]) &lt; 1; TRUE(); FALSE())" office:value-type="boolean" office:boolean-value="false" calcext:value-type="boolean">
            <text:p>FALSE</text:p>
          </table:table-cell>
          <table:table-cell table:formula="of:=IF((2* [.T215]) &lt; 1; TRUE(); FALSE())" office:value-type="boolean" office:boolean-value="true" calcext:value-type="boolean">
            <text:p>TRUE</text:p>
          </table:table-cell>
          <table:table-cell table:formula="of:=IF((3* [.T215]) &lt; 2; TRUE(); FALSE())" office:value-type="boolean" office:boolean-value="true" calcext:value-type="boolean">
            <text:p>TRUE</text:p>
          </table:table-cell>
          <table:table-cell table:formula="of:=IF((6* [.U215]) &lt; 1; TRUE(); FALSE())" office:value-type="boolean" office:boolean-value="false" calcext:value-type="boolean">
            <text:p>FALSE</text:p>
          </table:table-cell>
          <table:table-cell table:formula="of:=IF((2* [.U215]) &lt; 1; TRUE(); FALSE())" office:value-type="boolean" office:boolean-value="false" calcext:value-type="boolean">
            <text:p>FALSE</text:p>
          </table:table-cell>
          <table:table-cell table:formula="of:=IF((3* [.U215]) &lt; 2; TRUE(); FALSE())" office:value-type="boolean" office:boolean-value="false" calcext:value-type="boolean">
            <text:p>FALSE</text:p>
          </table:table-cell>
          <table:table-cell table:formula="of:=IF((6* [.V215]) &lt; 1; TRUE(); FALSE())" office:value-type="boolean" office:boolean-value="false" calcext:value-type="boolean">
            <text:p>FALSE</text:p>
          </table:table-cell>
          <table:table-cell table:formula="of:=IF((2* [.V215]) &lt; 1; TRUE(); FALSE())" office:value-type="boolean" office:boolean-value="false" calcext:value-type="boolean">
            <text:p>FALSE</text:p>
          </table:table-cell>
          <table:table-cell table:formula="of:=IF((3* [.V215]) &lt; 2; TRUE(); FALSE())" office:value-type="boolean" office:boolean-value="true" calcext:value-type="boolean">
            <text:p>TRUE</text:p>
          </table:table-cell>
          <table:table-cell table:formula="of:=IF([.W215]; [.$P215] + ([.$O215] - [.$P215]) * 6 * [.T215]; IF([.X215]; [.$O215]; IF([.Y215]; [.$P215] + (([.$O215] - [.$P215]) * ((2/3) - [.T215]) * 6); [.$P215])))" office:value-type="float" office:value="0.9895" calcext:value-type="float">
            <text:p>0.9895</text:p>
          </table:table-cell>
          <table:table-cell table:formula="of:=IF([.Z215]; [.$P215] + ([.$O215] - [.$P215]) * 6 * [.U215]; IF([.AA215]; [.$O215]; IF([.AB215]; [.$P215] + (([.$O215] - [.$P215]) * ((2/3) - [.U215]) * 6); [.$P215])))" office:value-type="float" office:value="0.9505" calcext:value-type="float">
            <text:p>0.9505</text:p>
          </table:table-cell>
          <table:table-cell table:formula="of:=IF([.AC215]; [.$P215] + ([.$O215] - [.$P215]) * 6 * [.V215]; IF([.AD215]; [.$O215]; IF([.AE215]; [.$P215] + (([.$O215] - [.$P215]) * ((2/3) - [.V215]) * 6); [.$P215])))" office:value-type="float" office:value="0.97975" calcext:value-type="float">
            <text:p>0.97975</text:p>
          </table:table-cell>
          <table:table-cell table:formula="of:=ROUND([.AF215]*255)" office:value-type="float" office:value="252" calcext:value-type="float">
            <text:p>252</text:p>
          </table:table-cell>
          <table:table-cell table:formula="of:=ROUND([.AG215]*255)" office:value-type="float" office:value="242" calcext:value-type="float">
            <text:p>242</text:p>
          </table:table-cell>
          <table:table-cell table:formula="of:=ROUND([.AH215]*255)" office:value-type="float" office:value="250" calcext:value-type="float">
            <text:p>250</text:p>
          </table:table-cell>
        </table:table-row>
        <table:table-row table:style-name="ro3">
          <table:table-cell table:formula="of:=[.A215]" office:value-type="float" office:value="315" calcext:value-type="float">
            <text:p>315</text:p>
          </table:table-cell>
          <table:table-cell table:formula="of:=[.B215]" office:value-type="float" office:value="65" calcext:value-type="float">
            <text:p>65</text:p>
          </table:table-cell>
          <table:table-cell table:style-name="Calc_20_Text_20__28_Alt_29_" table:formula="of:=[.C215]+1" office:value-type="float" office:value="98" calcext:value-type="float">
            <text:p>98</text:p>
          </table:table-cell>
          <table:table-cell table:formula="of:=[.AI216]&amp;&quot;, &quot;&amp;[.AJ216]&amp;&quot;, &quot;&amp;[.AK216]" office:value-type="string" office:string-value="253, 247, 252" calcext:value-type="string">
            <text:p>253, 247, 252</text:p>
          </table:table-cell>
          <table:table-cell table:formula="of:=DEC2HEX([.AI216]; 2)&amp;DEC2HEX([.AJ216]; 2)&amp;DEC2HEX([.AK216]; 2)" office:value-type="string" office:string-value="FDF7FC" calcext:value-type="string">
            <text:p>FDF7FC</text:p>
          </table:table-cell>
          <table:table-cell table:formula="of:=[.A216]/360" office:value-type="float" office:value="0.875" calcext:value-type="float">
            <text:p>0.875</text:p>
          </table:table-cell>
          <table:table-cell table:formula="of:=[.B216]/100" office:value-type="float" office:value="0.65" calcext:value-type="float">
            <text:p>0.65</text:p>
          </table:table-cell>
          <table:table-cell table:formula="of:=[.C216]/100" office:value-type="float" office:value="0.98" calcext:value-type="float">
            <text:p>0.98</text:p>
          </table:table-cell>
          <table:table-cell table:formula="of:=IF([.B216]&gt;0; TRUE(); FALSE())" office:value-type="boolean" office:boolean-value="true" calcext:value-type="boolean">
            <text:p>TRUE</text:p>
          </table:table-cell>
          <table:table-cell table:formula="of:=IF([.I216]; &quot;&quot;; ROUND([.C216]*2.55))">
            <text:p/>
          </table:table-cell>
          <table:table-cell table:formula="of:=[.J216]">
            <text:p/>
          </table:table-cell>
          <table:table-cell table:formula="of:=[.J216]">
            <text:p/>
          </table:table-cell>
          <table:table-cell table:formula="of:=[.H216] * (1 + [.G216])" office:value-type="float" office:value="1.617" calcext:value-type="float">
            <text:p>1.617</text:p>
          </table:table-cell>
          <table:table-cell table:formula="of:= ([.H216] + [.G216]) - ([.H216] * [.G216])" office:value-type="float" office:value="0.993" calcext:value-type="float">
            <text:p>0.993</text:p>
          </table:table-cell>
          <table:table-cell table:formula="of:=IF([.H216] &lt;= 0.5; [.M216]; [.N216])" office:value-type="float" office:value="0.993" calcext:value-type="float">
            <text:p>0.993</text:p>
          </table:table-cell>
          <table:table-cell table:formula="of:= (2 * [.H216]) - [.O216]" office:value-type="float" office:value="0.967" calcext:value-type="float">
            <text:p>0.967</text:p>
          </table:table-cell>
          <table:table-cell table:formula="of:=[.F216] + (1/3)" office:value-type="float" office:value="1.20833333333333" calcext:value-type="float">
            <text:p>1.20833333333333</text:p>
          </table:table-cell>
          <table:table-cell table:formula="of:=[.F216]" office:value-type="float" office:value="0.875" calcext:value-type="float">
            <text:p>0.875</text:p>
          </table:table-cell>
          <table:table-cell table:formula="of:=[.F216] - (1/3)" office:value-type="float" office:value="0.541666666666667" calcext:value-type="float">
            <text:p>0.541666666666667</text:p>
          </table:table-cell>
          <table:table-cell table:formula="of:=IF([.Q216]&lt;0; [.Q216]+1; IF([.Q216]&gt;1; [.Q216]-1; [.Q216]))" office:value-type="float" office:value="0.208333333333333" calcext:value-type="float">
            <text:p>0.208333333333333</text:p>
          </table:table-cell>
          <table:table-cell table:formula="of:=IF([.R216]&lt;0; [.R216]+1; IF([.R216]&gt;1; [.R216]-1; [.R216]))" office:value-type="float" office:value="0.875" calcext:value-type="float">
            <text:p>0.875</text:p>
          </table:table-cell>
          <table:table-cell table:formula="of:=IF([.S216]&lt;0; [.S216]+1; IF([.S216]&gt;1; [.S216]-1; [.S216]))" office:value-type="float" office:value="0.541666666666667" calcext:value-type="float">
            <text:p>0.541666666666667</text:p>
          </table:table-cell>
          <table:table-cell table:formula="of:=IF((6* [.T216]) &lt; 1; TRUE(); FALSE())" office:value-type="boolean" office:boolean-value="false" calcext:value-type="boolean">
            <text:p>FALSE</text:p>
          </table:table-cell>
          <table:table-cell table:formula="of:=IF((2* [.T216]) &lt; 1; TRUE(); FALSE())" office:value-type="boolean" office:boolean-value="true" calcext:value-type="boolean">
            <text:p>TRUE</text:p>
          </table:table-cell>
          <table:table-cell table:formula="of:=IF((3* [.T216]) &lt; 2; TRUE(); FALSE())" office:value-type="boolean" office:boolean-value="true" calcext:value-type="boolean">
            <text:p>TRUE</text:p>
          </table:table-cell>
          <table:table-cell table:formula="of:=IF((6* [.U216]) &lt; 1; TRUE(); FALSE())" office:value-type="boolean" office:boolean-value="false" calcext:value-type="boolean">
            <text:p>FALSE</text:p>
          </table:table-cell>
          <table:table-cell table:formula="of:=IF((2* [.U216]) &lt; 1; TRUE(); FALSE())" office:value-type="boolean" office:boolean-value="false" calcext:value-type="boolean">
            <text:p>FALSE</text:p>
          </table:table-cell>
          <table:table-cell table:formula="of:=IF((3* [.U216]) &lt; 2; TRUE(); FALSE())" office:value-type="boolean" office:boolean-value="false" calcext:value-type="boolean">
            <text:p>FALSE</text:p>
          </table:table-cell>
          <table:table-cell table:formula="of:=IF((6* [.V216]) &lt; 1; TRUE(); FALSE())" office:value-type="boolean" office:boolean-value="false" calcext:value-type="boolean">
            <text:p>FALSE</text:p>
          </table:table-cell>
          <table:table-cell table:formula="of:=IF((2* [.V216]) &lt; 1; TRUE(); FALSE())" office:value-type="boolean" office:boolean-value="false" calcext:value-type="boolean">
            <text:p>FALSE</text:p>
          </table:table-cell>
          <table:table-cell table:formula="of:=IF((3* [.V216]) &lt; 2; TRUE(); FALSE())" office:value-type="boolean" office:boolean-value="true" calcext:value-type="boolean">
            <text:p>TRUE</text:p>
          </table:table-cell>
          <table:table-cell table:formula="of:=IF([.W216]; [.$P216] + ([.$O216] - [.$P216]) * 6 * [.T216]; IF([.X216]; [.$O216]; IF([.Y216]; [.$P216] + (([.$O216] - [.$P216]) * ((2/3) - [.T216]) * 6); [.$P216])))" office:value-type="float" office:value="0.993" calcext:value-type="float">
            <text:p>0.993</text:p>
          </table:table-cell>
          <table:table-cell table:formula="of:=IF([.Z216]; [.$P216] + ([.$O216] - [.$P216]) * 6 * [.U216]; IF([.AA216]; [.$O216]; IF([.AB216]; [.$P216] + (([.$O216] - [.$P216]) * ((2/3) - [.U216]) * 6); [.$P216])))" office:value-type="float" office:value="0.967" calcext:value-type="float">
            <text:p>0.967</text:p>
          </table:table-cell>
          <table:table-cell table:formula="of:=IF([.AC216]; [.$P216] + ([.$O216] - [.$P216]) * 6 * [.V216]; IF([.AD216]; [.$O216]; IF([.AE216]; [.$P216] + (([.$O216] - [.$P216]) * ((2/3) - [.V216]) * 6); [.$P216])))" office:value-type="float" office:value="0.9865" calcext:value-type="float">
            <text:p>0.9865</text:p>
          </table:table-cell>
          <table:table-cell table:formula="of:=ROUND([.AF216]*255)" office:value-type="float" office:value="253" calcext:value-type="float">
            <text:p>253</text:p>
          </table:table-cell>
          <table:table-cell table:formula="of:=ROUND([.AG216]*255)" office:value-type="float" office:value="247" calcext:value-type="float">
            <text:p>247</text:p>
          </table:table-cell>
          <table:table-cell table:formula="of:=ROUND([.AH216]*255)" office:value-type="float" office:value="252" calcext:value-type="float">
            <text:p>252</text:p>
          </table:table-cell>
        </table:table-row>
        <table:table-row table:style-name="ro3">
          <table:table-cell table:formula="of:=[.A216]" office:value-type="float" office:value="315" calcext:value-type="float">
            <text:p>315</text:p>
          </table:table-cell>
          <table:table-cell table:formula="of:=[.B216]" office:value-type="float" office:value="65" calcext:value-type="float">
            <text:p>65</text:p>
          </table:table-cell>
          <table:table-cell table:style-name="Calc_20_Text_20__28_Alt_29_" table:formula="of:=[.C216]+1" office:value-type="float" office:value="99" calcext:value-type="float">
            <text:p>99</text:p>
          </table:table-cell>
          <table:table-cell table:formula="of:=[.AI217]&amp;&quot;, &quot;&amp;[.AJ217]&amp;&quot;, &quot;&amp;[.AK217]" office:value-type="string" office:string-value="254, 251, 253" calcext:value-type="string">
            <text:p>254, 251, 253</text:p>
          </table:table-cell>
          <table:table-cell table:formula="of:=DEC2HEX([.AI217]; 2)&amp;DEC2HEX([.AJ217]; 2)&amp;DEC2HEX([.AK217]; 2)" office:value-type="string" office:string-value="FEFBFD" calcext:value-type="string">
            <text:p>FEFBFD</text:p>
          </table:table-cell>
          <table:table-cell table:formula="of:=[.A217]/360" office:value-type="float" office:value="0.875" calcext:value-type="float">
            <text:p>0.875</text:p>
          </table:table-cell>
          <table:table-cell table:formula="of:=[.B217]/100" office:value-type="float" office:value="0.65" calcext:value-type="float">
            <text:p>0.65</text:p>
          </table:table-cell>
          <table:table-cell table:formula="of:=[.C217]/100" office:value-type="float" office:value="0.99" calcext:value-type="float">
            <text:p>0.99</text:p>
          </table:table-cell>
          <table:table-cell table:formula="of:=IF([.B217]&gt;0; TRUE(); FALSE())" office:value-type="boolean" office:boolean-value="true" calcext:value-type="boolean">
            <text:p>TRUE</text:p>
          </table:table-cell>
          <table:table-cell table:formula="of:=IF([.I217]; &quot;&quot;; ROUND([.C217]*2.55))">
            <text:p/>
          </table:table-cell>
          <table:table-cell table:formula="of:=[.J217]">
            <text:p/>
          </table:table-cell>
          <table:table-cell table:formula="of:=[.J217]">
            <text:p/>
          </table:table-cell>
          <table:table-cell table:formula="of:=[.H217] * (1 + [.G217])" office:value-type="float" office:value="1.6335" calcext:value-type="float">
            <text:p>1.6335</text:p>
          </table:table-cell>
          <table:table-cell table:formula="of:= ([.H217] + [.G217]) - ([.H217] * [.G217])" office:value-type="float" office:value="0.9965" calcext:value-type="float">
            <text:p>0.9965</text:p>
          </table:table-cell>
          <table:table-cell table:formula="of:=IF([.H217] &lt;= 0.5; [.M217]; [.N217])" office:value-type="float" office:value="0.9965" calcext:value-type="float">
            <text:p>0.9965</text:p>
          </table:table-cell>
          <table:table-cell table:formula="of:= (2 * [.H217]) - [.O217]" office:value-type="float" office:value="0.9835" calcext:value-type="float">
            <text:p>0.9835</text:p>
          </table:table-cell>
          <table:table-cell table:formula="of:=[.F217] + (1/3)" office:value-type="float" office:value="1.20833333333333" calcext:value-type="float">
            <text:p>1.20833333333333</text:p>
          </table:table-cell>
          <table:table-cell table:formula="of:=[.F217]" office:value-type="float" office:value="0.875" calcext:value-type="float">
            <text:p>0.875</text:p>
          </table:table-cell>
          <table:table-cell table:formula="of:=[.F217] - (1/3)" office:value-type="float" office:value="0.541666666666667" calcext:value-type="float">
            <text:p>0.541666666666667</text:p>
          </table:table-cell>
          <table:table-cell table:formula="of:=IF([.Q217]&lt;0; [.Q217]+1; IF([.Q217]&gt;1; [.Q217]-1; [.Q217]))" office:value-type="float" office:value="0.208333333333333" calcext:value-type="float">
            <text:p>0.208333333333333</text:p>
          </table:table-cell>
          <table:table-cell table:formula="of:=IF([.R217]&lt;0; [.R217]+1; IF([.R217]&gt;1; [.R217]-1; [.R217]))" office:value-type="float" office:value="0.875" calcext:value-type="float">
            <text:p>0.875</text:p>
          </table:table-cell>
          <table:table-cell table:formula="of:=IF([.S217]&lt;0; [.S217]+1; IF([.S217]&gt;1; [.S217]-1; [.S217]))" office:value-type="float" office:value="0.541666666666667" calcext:value-type="float">
            <text:p>0.541666666666667</text:p>
          </table:table-cell>
          <table:table-cell table:formula="of:=IF((6* [.T217]) &lt; 1; TRUE(); FALSE())" office:value-type="boolean" office:boolean-value="false" calcext:value-type="boolean">
            <text:p>FALSE</text:p>
          </table:table-cell>
          <table:table-cell table:formula="of:=IF((2* [.T217]) &lt; 1; TRUE(); FALSE())" office:value-type="boolean" office:boolean-value="true" calcext:value-type="boolean">
            <text:p>TRUE</text:p>
          </table:table-cell>
          <table:table-cell table:formula="of:=IF((3* [.T217]) &lt; 2; TRUE(); FALSE())" office:value-type="boolean" office:boolean-value="true" calcext:value-type="boolean">
            <text:p>TRUE</text:p>
          </table:table-cell>
          <table:table-cell table:formula="of:=IF((6* [.U217]) &lt; 1; TRUE(); FALSE())" office:value-type="boolean" office:boolean-value="false" calcext:value-type="boolean">
            <text:p>FALSE</text:p>
          </table:table-cell>
          <table:table-cell table:formula="of:=IF((2* [.U217]) &lt; 1; TRUE(); FALSE())" office:value-type="boolean" office:boolean-value="false" calcext:value-type="boolean">
            <text:p>FALSE</text:p>
          </table:table-cell>
          <table:table-cell table:formula="of:=IF((3* [.U217]) &lt; 2; TRUE(); FALSE())" office:value-type="boolean" office:boolean-value="false" calcext:value-type="boolean">
            <text:p>FALSE</text:p>
          </table:table-cell>
          <table:table-cell table:formula="of:=IF((6* [.V217]) &lt; 1; TRUE(); FALSE())" office:value-type="boolean" office:boolean-value="false" calcext:value-type="boolean">
            <text:p>FALSE</text:p>
          </table:table-cell>
          <table:table-cell table:formula="of:=IF((2* [.V217]) &lt; 1; TRUE(); FALSE())" office:value-type="boolean" office:boolean-value="false" calcext:value-type="boolean">
            <text:p>FALSE</text:p>
          </table:table-cell>
          <table:table-cell table:formula="of:=IF((3* [.V217]) &lt; 2; TRUE(); FALSE())" office:value-type="boolean" office:boolean-value="true" calcext:value-type="boolean">
            <text:p>TRUE</text:p>
          </table:table-cell>
          <table:table-cell table:formula="of:=IF([.W217]; [.$P217] + ([.$O217] - [.$P217]) * 6 * [.T217]; IF([.X217]; [.$O217]; IF([.Y217]; [.$P217] + (([.$O217] - [.$P217]) * ((2/3) - [.T217]) * 6); [.$P217])))" office:value-type="float" office:value="0.9965" calcext:value-type="float">
            <text:p>0.9965</text:p>
          </table:table-cell>
          <table:table-cell table:formula="of:=IF([.Z217]; [.$P217] + ([.$O217] - [.$P217]) * 6 * [.U217]; IF([.AA217]; [.$O217]; IF([.AB217]; [.$P217] + (([.$O217] - [.$P217]) * ((2/3) - [.U217]) * 6); [.$P217])))" office:value-type="float" office:value="0.9835" calcext:value-type="float">
            <text:p>0.9835</text:p>
          </table:table-cell>
          <table:table-cell table:formula="of:=IF([.AC217]; [.$P217] + ([.$O217] - [.$P217]) * 6 * [.V217]; IF([.AD217]; [.$O217]; IF([.AE217]; [.$P217] + (([.$O217] - [.$P217]) * ((2/3) - [.V217]) * 6); [.$P217])))" office:value-type="float" office:value="0.99325" calcext:value-type="float">
            <text:p>0.99325</text:p>
          </table:table-cell>
          <table:table-cell table:formula="of:=ROUND([.AF217]*255)" office:value-type="float" office:value="254" calcext:value-type="float">
            <text:p>254</text:p>
          </table:table-cell>
          <table:table-cell table:formula="of:=ROUND([.AG217]*255)" office:value-type="float" office:value="251" calcext:value-type="float">
            <text:p>251</text:p>
          </table:table-cell>
          <table:table-cell table:formula="of:=ROUND([.AH217]*255)" office:value-type="float" office:value="253" calcext:value-type="float">
            <text:p>253</text:p>
          </table:table-cell>
        </table:table-row>
      </table:table>
      <table:table table:name="HSL to RGB" table:style-name="ta1">
        <table:table-column table:style-name="co1" table:number-columns-repeated="3" table:default-cell-style-name="Calc_20_Text"/>
        <table:table-column table:style-name="co1" table:number-columns-repeated="2" table:default-cell-style-name="ce3"/>
        <table:table-column table:style-name="co1" table:number-columns-repeated="3" table:default-cell-style-name="Calc_20_Text"/>
        <table:table-column table:style-name="co1" table:default-cell-style-name="ce5"/>
        <table:table-column table:style-name="co1" table:default-cell-style-name="ce12"/>
        <table:table-column table:style-name="co1" table:number-columns-repeated="2" table:default-cell-style-name="Calc_20_Text_20__28_Alt_29_"/>
        <table:table-column table:style-name="co1" table:number-columns-repeated="3" table:default-cell-style-name="Calc_20_Text"/>
        <table:table-column table:style-name="co1" table:default-cell-style-name="ce11"/>
        <table:table-column table:style-name="co1" table:number-columns-repeated="6" table:default-cell-style-name="Calc_20_Text"/>
        <table:table-column table:style-name="co1" table:number-columns-repeated="9" table:default-cell-style-name="ce5"/>
        <table:table-column table:style-name="co1" table:number-columns-repeated="3" table:default-cell-style-name="ce12"/>
        <table:table-column table:style-name="co1" table:number-columns-repeated="2" table:default-cell-style-name="Calc_20_Text"/>
        <table:table-column table:style-name="co9" table:default-cell-style-name="Calc_20_Text"/>
        <table:table-row table:style-name="ro1">
          <table:table-cell table:style-name="Calc_20_Heading_20_1_20__28_Title_29_" office:value-type="string" calcext:value-type="string">
            <text:p>HSL to RGB</text:p>
          </table:table-cell>
          <table:table-cell table:style-name="Default" table:number-columns-repeated="36"/>
        </table:table-row>
        <table:table-row table:style-name="ro2">
          <table:table-cell table:style-name="Default" table:number-columns-repeated="37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36"/>
        </table:table-row>
        <table:table-row table:style-name="ro4">
          <table:table-cell table:style-name="ce14" office:value-type="string" calcext:value-type="string">
            <text:p>HSL to RGB</text:p>
          </table:table-cell>
          <table:table-cell table:style-name="Default" table:number-columns-repeated="36"/>
        </table:table-row>
        <table:table-row table:style-name="ro6">
          <table:table-cell table:style-name="ce8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e8" office:value-type="string" calcext:value-type="string">
            <text:p>RG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Test01</text:p>
          </table:table-cell>
          <table:table-cell table:style-name="Calc_20_Heading_20_4" office:value-type="string" calcext:value-type="string">
            <text:p>RedTest02</text:p>
          </table:table-cell>
          <table:table-cell table:style-name="Calc_20_Heading_20_4" office:value-type="string" calcext:value-type="string">
            <text:p>RedTest03</text:p>
          </table:table-cell>
          <table:table-cell table:style-name="Calc_20_Heading_20_4" office:value-type="string" calcext:value-type="string">
            <text:p>GreenTest01</text:p>
          </table:table-cell>
          <table:table-cell table:style-name="Calc_20_Heading_20_4" office:value-type="string" calcext:value-type="string">
            <text:p>GreenTest02</text:p>
          </table:table-cell>
          <table:table-cell table:style-name="Calc_20_Heading_20_4" office:value-type="string" calcext:value-type="string">
            <text:p>GreenTest03</text:p>
          </table:table-cell>
          <table:table-cell table:style-name="Calc_20_Heading_20_4" office:value-type="string" calcext:value-type="string">
            <text:p>BlueTest01</text:p>
          </table:table-cell>
          <table:table-cell table:style-name="Calc_20_Heading_20_4" office:value-type="string" calcext:value-type="string">
            <text:p>BlueTest02</text:p>
          </table:table-cell>
          <table:table-cell table:style-name="Calc_20_Heading_20_4" office:value-type="string" calcext:value-type="string">
            <text:p>BlueTest03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Static_29_" office:value-type="float" office:value="22" calcext:value-type="float">
            <text:p>22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formula="of:=IF([.C$5]=[.C5]; 0; [.C5]+5)" office:value-type="float" office:value="0" calcext:value-type="float">
            <text:p>0</text:p>
          </table:table-cell>
          <table:table-cell table:formula="of:=[.AI6]&amp;&quot;, &quot;&amp;[.AJ6]&amp;&quot;, &quot;&amp;[.AK6]" office:value-type="string" office:string-value="0, 0, 0" calcext:value-type="string">
            <text:p>0, 0, 0</text:p>
          </table:table-cell>
          <table:table-cell table:formula="of:=DEC2HEX([.AI6]; 2)&amp;DEC2HEX([.AJ6]; 2)&amp;DEC2HEX([.AK6]; 2)" office:value-type="string" office:string-value="000000" calcext:value-type="string">
            <text:p>000000</text:p>
          </table:table-cell>
          <table:table-cell table:formula="of:=[.A6]/360" office:value-type="float" office:value="0.0611111111111111" calcext:value-type="float">
            <text:p>0.0611111111111111</text:p>
          </table:table-cell>
          <table:table-cell table:formula="of:=[.B6]/100" office:value-type="float" office:value="0.5" calcext:value-type="float">
            <text:p>0.5</text:p>
          </table:table-cell>
          <table:table-cell table:formula="of:=[.C6]/100" office:value-type="float" office:value="0" calcext:value-type="float">
            <text:p>0</text:p>
          </table:table-cell>
          <table:table-cell table:formula="of:=IF([.B6]&gt;0; TRUE(); FALSE())" office:value-type="boolean" office:boolean-value="true" calcext:value-type="boolean">
            <text:p>TRUE</text:p>
          </table:table-cell>
          <table:table-cell table:formula="of:=IF([.I6]; &quot;&quot;; ROUND([.C6]*2.55))">
            <text:p/>
          </table:table-cell>
          <table:table-cell table:formula="of:=[.J6]">
            <text:p/>
          </table:table-cell>
          <table:table-cell table:formula="of:=[.J6]">
            <text:p/>
          </table:table-cell>
          <table:table-cell table:formula="of:=[.$H6] * (1 + [.$G6])" office:value-type="float" office:value="0" calcext:value-type="float">
            <text:p>0</text:p>
          </table:table-cell>
          <table:table-cell table:formula="of:= ([.$H6] + [.$G6]) - ([.$H6] * [.$G6])" office:value-type="float" office:value="0.5" calcext:value-type="float">
            <text:p>0.5</text:p>
          </table:table-cell>
          <table:table-cell table:formula="of:=IF([.$H6] &lt;= 0.5; [.$M6]; [.$N6])" office:value-type="float" office:value="0" calcext:value-type="float">
            <text:p>0</text:p>
          </table:table-cell>
          <table:table-cell table:formula="of:= (2 * [.$H6]) - [.$O6]" office:value-type="float" office:value="0" calcext:value-type="float">
            <text:p>0</text:p>
          </table:table-cell>
          <table:table-cell table:formula="of:=[.$F6] + (1/3)" office:value-type="float" office:value="0.394444444444444" calcext:value-type="float">
            <text:p>0.394444444444444</text:p>
          </table:table-cell>
          <table:table-cell table:formula="of:=[.$F6]" office:value-type="float" office:value="0.0611111111111111" calcext:value-type="float">
            <text:p>0.0611111111111111</text:p>
          </table:table-cell>
          <table:table-cell table:formula="of:=[.$F6] - (1/3)" office:value-type="float" office:value="-0.272222222222222" calcext:value-type="float">
            <text:p>-0.272222222222222</text:p>
          </table:table-cell>
          <table:table-cell table:formula="of:=IF([.Q6]&lt;0; [.Q6]+1; IF([.Q6]&gt;1; [.Q6]-1; [.Q6]))" office:value-type="float" office:value="0.394444444444444" calcext:value-type="float">
            <text:p>0.394444444444444</text:p>
          </table:table-cell>
          <table:table-cell table:formula="of:=IF([.R6]&lt;0; [.R6]+1; IF([.R6]&gt;1; [.R6]-1; [.R6]))" office:value-type="float" office:value="0.0611111111111111" calcext:value-type="float">
            <text:p>0.0611111111111111</text:p>
          </table:table-cell>
          <table:table-cell table:formula="of:=IF([.S6]&lt;0; [.S6]+1; IF([.S6]&gt;1; [.S6]-1; [.S6]))" office:value-type="float" office:value="0.727777777777778" calcext:value-type="float">
            <text:p>0.727777777777778</text:p>
          </table:table-cell>
          <table:table-cell table:formula="of:=IF((6* [.T6]) &lt; 1; TRUE(); FALSE())" office:value-type="boolean" office:boolean-value="false" calcext:value-type="boolean">
            <text:p>FALSE</text:p>
          </table:table-cell>
          <table:table-cell table:formula="of:=IF((2* [.T6]) &lt; 1; TRUE(); FALSE())" office:value-type="boolean" office:boolean-value="true" calcext:value-type="boolean">
            <text:p>TRUE</text:p>
          </table:table-cell>
          <table:table-cell table:formula="of:=IF((3* [.T6]) &lt; 2; TRUE(); FALSE())" office:value-type="boolean" office:boolean-value="true" calcext:value-type="boolean">
            <text:p>TRUE</text:p>
          </table:table-cell>
          <table:table-cell table:formula="of:=IF((6* [.U6]) &lt; 1; TRUE(); FALSE())" office:value-type="boolean" office:boolean-value="true" calcext:value-type="boolean">
            <text:p>TRUE</text:p>
          </table:table-cell>
          <table:table-cell table:formula="of:=IF((2* [.U6]) &lt; 1; TRUE(); FALSE())" office:value-type="boolean" office:boolean-value="true" calcext:value-type="boolean">
            <text:p>TRUE</text:p>
          </table:table-cell>
          <table:table-cell table:formula="of:=IF((3* [.U6]) &lt; 2; TRUE(); FALSE())" office:value-type="boolean" office:boolean-value="true" calcext:value-type="boolean">
            <text:p>TRUE</text:p>
          </table:table-cell>
          <table:table-cell table:formula="of:=IF((6* [.V6]) &lt; 1; TRUE(); FALSE())" office:value-type="boolean" office:boolean-value="false" calcext:value-type="boolean">
            <text:p>FALSE</text:p>
          </table:table-cell>
          <table:table-cell table:formula="of:=IF((2* [.V6]) &lt; 1; TRUE(); FALSE())" office:value-type="boolean" office:boolean-value="false" calcext:value-type="boolean">
            <text:p>FALSE</text:p>
          </table:table-cell>
          <table:table-cell table:formula="of:=IF((3* [.V6]) &lt; 2; TRUE(); FALSE())" office:value-type="boolean" office:boolean-value="false" calcext:value-type="boolean">
            <text:p>FALSE</text:p>
          </table:table-cell>
          <table:table-cell table:formula="of:=IF([.W6]; [.$P6] + ([.$O6] - [.$P6]) * 6 * [.T6]; IF([.X6]; [.$O6]; IF([.Y6]; [.$P6] + (([.$O6] - [.$P6]) * ((2/3) - [.T6]) * 6); [.$P6])))" office:value-type="float" office:value="0" calcext:value-type="float">
            <text:p>0</text:p>
          </table:table-cell>
          <table:table-cell table:formula="of:=IF([.Z6]; [.$P6] + ([.$O6] - [.$P6]) * 6 * [.U6]; IF([.AA6]; [.$O6]; IF([.AB6]; [.$P6] + (([.$O6] - [.$P6]) * ((2/3) - [.U6]) * 6); [.$P6])))" office:value-type="float" office:value="0" calcext:value-type="float">
            <text:p>0</text:p>
          </table:table-cell>
          <table:table-cell table:formula="of:=IF([.AC6]; [.$P6] + ([.$O6] - [.$P6]) * 6 * [.V6]; IF([.AD6]; [.$O6]; IF([.AE6]; [.$P6] + (([.$O6] - [.$P6]) * ((2/3) - [.V6]) * 6); [.$P6])))" office:value-type="float" office:value="0" calcext:value-type="float">
            <text:p>0</text:p>
          </table:table-cell>
          <table:table-cell table:formula="of:=ROUND([.AF6]*255)" office:value-type="float" office:value="0" calcext:value-type="float">
            <text:p>0</text:p>
          </table:table-cell>
          <table:table-cell table:formula="of:=ROUND([.AG6]*255)" office:value-type="float" office:value="0" calcext:value-type="float">
            <text:p>0</text:p>
          </table:table-cell>
          <table:table-cell table:formula="of:=ROUND([.AH6]*255)" office:value-type="float" office:value="0" calcext:value-type="float">
            <text:p>0</text:p>
          </table:table-cell>
        </table:table-row>
        <table:table-row table:style-name="ro3">
          <table:table-cell table:formula="of:=[.A6]" office:value-type="float" office:value="22" calcext:value-type="float">
            <text:p>22</text:p>
          </table:table-cell>
          <table:table-cell table:formula="of:=[.B6]" office:value-type="float" office:value="50" calcext:value-type="float">
            <text:p>50</text:p>
          </table:table-cell>
          <table:table-cell table:formula="of:=IF([.C$5]=[.C6]; 0; [.C6]+5)" office:value-type="float" office:value="5" calcext:value-type="float">
            <text:p>5</text:p>
          </table:table-cell>
          <table:table-cell table:formula="of:=[.AI7]&amp;&quot;, &quot;&amp;[.AJ7]&amp;&quot;, &quot;&amp;[.AK7]" office:value-type="string" office:string-value="19, 11, 6" calcext:value-type="string">
            <text:p>19, 11, 6</text:p>
          </table:table-cell>
          <table:table-cell table:formula="of:=DEC2HEX([.AI7]; 2)&amp;DEC2HEX([.AJ7]; 2)&amp;DEC2HEX([.AK7]; 2)" office:value-type="string" office:string-value="130B06" calcext:value-type="string">
            <text:p>130B06</text:p>
          </table:table-cell>
          <table:table-cell table:formula="of:=[.A7]/360" office:value-type="float" office:value="0.0611111111111111" calcext:value-type="float">
            <text:p>0.0611111111111111</text:p>
          </table:table-cell>
          <table:table-cell table:formula="of:=[.B7]/100" office:value-type="float" office:value="0.5" calcext:value-type="float">
            <text:p>0.5</text:p>
          </table:table-cell>
          <table:table-cell table:formula="of:=[.C7]/100" office:value-type="float" office:value="0.05" calcext:value-type="float">
            <text:p>0.05</text:p>
          </table:table-cell>
          <table:table-cell table:formula="of:=IF([.B7]&gt;0; TRUE(); FALSE())" office:value-type="boolean" office:boolean-value="true" calcext:value-type="boolean">
            <text:p>TRUE</text:p>
          </table:table-cell>
          <table:table-cell table:formula="of:=IF([.I7]; &quot;&quot;; ROUND([.C7]*2.55))">
            <text:p/>
          </table:table-cell>
          <table:table-cell table:formula="of:=[.J7]">
            <text:p/>
          </table:table-cell>
          <table:table-cell table:formula="of:=[.J7]">
            <text:p/>
          </table:table-cell>
          <table:table-cell table:formula="of:=[.H7] * (1 + [.G7])" office:value-type="float" office:value="0.075" calcext:value-type="float">
            <text:p>0.075</text:p>
          </table:table-cell>
          <table:table-cell table:formula="of:= ([.H7] + [.G7]) - ([.H7] * [.G7])" office:value-type="float" office:value="0.525" calcext:value-type="float">
            <text:p>0.525</text:p>
          </table:table-cell>
          <table:table-cell table:formula="of:=IF([.H7] &lt;= 0.5; [.M7]; [.N7])" office:value-type="float" office:value="0.075" calcext:value-type="float">
            <text:p>0.075</text:p>
          </table:table-cell>
          <table:table-cell table:formula="of:= (2 * [.H7]) - [.O7]" office:value-type="float" office:value="0.025" calcext:value-type="float">
            <text:p>0.025</text:p>
          </table:table-cell>
          <table:table-cell table:formula="of:=[.F7] + (1/3)" office:value-type="float" office:value="0.394444444444444" calcext:value-type="float">
            <text:p>0.394444444444444</text:p>
          </table:table-cell>
          <table:table-cell table:formula="of:=[.F7]" office:value-type="float" office:value="0.0611111111111111" calcext:value-type="float">
            <text:p>0.0611111111111111</text:p>
          </table:table-cell>
          <table:table-cell table:formula="of:=[.F7] - (1/3)" office:value-type="float" office:value="-0.272222222222222" calcext:value-type="float">
            <text:p>-0.272222222222222</text:p>
          </table:table-cell>
          <table:table-cell table:formula="of:=IF([.Q7]&lt;0; [.Q7]+1; IF([.Q7]&gt;1; [.Q7]-1; [.Q7]))" office:value-type="float" office:value="0.394444444444444" calcext:value-type="float">
            <text:p>0.394444444444444</text:p>
          </table:table-cell>
          <table:table-cell table:formula="of:=IF([.R7]&lt;0; [.R7]+1; IF([.R7]&gt;1; [.R7]-1; [.R7]))" office:value-type="float" office:value="0.0611111111111111" calcext:value-type="float">
            <text:p>0.0611111111111111</text:p>
          </table:table-cell>
          <table:table-cell table:formula="of:=IF([.S7]&lt;0; [.S7]+1; IF([.S7]&gt;1; [.S7]-1; [.S7]))" office:value-type="float" office:value="0.727777777777778" calcext:value-type="float">
            <text:p>0.727777777777778</text:p>
          </table:table-cell>
          <table:table-cell table:formula="of:=IF((6* [.T7]) &lt; 1; TRUE(); FALSE())" office:value-type="boolean" office:boolean-value="false" calcext:value-type="boolean">
            <text:p>FALSE</text:p>
          </table:table-cell>
          <table:table-cell table:formula="of:=IF((2* [.T7]) &lt; 1; TRUE(); FALSE())" office:value-type="boolean" office:boolean-value="true" calcext:value-type="boolean">
            <text:p>TRUE</text:p>
          </table:table-cell>
          <table:table-cell table:formula="of:=IF((3* [.T7]) &lt; 2; TRUE(); FALSE())" office:value-type="boolean" office:boolean-value="true" calcext:value-type="boolean">
            <text:p>TRUE</text:p>
          </table:table-cell>
          <table:table-cell table:formula="of:=IF((6* [.U7]) &lt; 1; TRUE(); FALSE())" office:value-type="boolean" office:boolean-value="true" calcext:value-type="boolean">
            <text:p>TRUE</text:p>
          </table:table-cell>
          <table:table-cell table:formula="of:=IF((2* [.U7]) &lt; 1; TRUE(); FALSE())" office:value-type="boolean" office:boolean-value="true" calcext:value-type="boolean">
            <text:p>TRUE</text:p>
          </table:table-cell>
          <table:table-cell table:formula="of:=IF((3* [.U7]) &lt; 2; TRUE(); FALSE())" office:value-type="boolean" office:boolean-value="true" calcext:value-type="boolean">
            <text:p>TRUE</text:p>
          </table:table-cell>
          <table:table-cell table:formula="of:=IF((6* [.V7]) &lt; 1; TRUE(); FALSE())" office:value-type="boolean" office:boolean-value="false" calcext:value-type="boolean">
            <text:p>FALSE</text:p>
          </table:table-cell>
          <table:table-cell table:formula="of:=IF((2* [.V7]) &lt; 1; TRUE(); FALSE())" office:value-type="boolean" office:boolean-value="false" calcext:value-type="boolean">
            <text:p>FALSE</text:p>
          </table:table-cell>
          <table:table-cell table:formula="of:=IF((3* [.V7]) &lt; 2; TRUE(); FALSE())" office:value-type="boolean" office:boolean-value="false" calcext:value-type="boolean">
            <text:p>FALSE</text:p>
          </table:table-cell>
          <table:table-cell table:formula="of:=IF([.W7]; [.$P7] + ([.$O7] - [.$P7]) * 6 * [.T7]; IF([.X7]; [.$O7]; IF([.Y7]; [.$P7] + (([.$O7] - [.$P7]) * ((2/3) - [.T7]) * 6); [.$P7])))" office:value-type="float" office:value="0.075" calcext:value-type="float">
            <text:p>0.075</text:p>
          </table:table-cell>
          <table:table-cell table:formula="of:=IF([.Z7]; [.$P7] + ([.$O7] - [.$P7]) * 6 * [.U7]; IF([.AA7]; [.$O7]; IF([.AB7]; [.$P7] + (([.$O7] - [.$P7]) * ((2/3) - [.U7]) * 6); [.$P7])))" office:value-type="float" office:value="0.0433333333333333" calcext:value-type="float">
            <text:p>0.0433333333333333</text:p>
          </table:table-cell>
          <table:table-cell table:formula="of:=IF([.AC7]; [.$P7] + ([.$O7] - [.$P7]) * 6 * [.V7]; IF([.AD7]; [.$O7]; IF([.AE7]; [.$P7] + (([.$O7] - [.$P7]) * ((2/3) - [.V7]) * 6); [.$P7])))" office:value-type="float" office:value="0.025" calcext:value-type="float">
            <text:p>0.025</text:p>
          </table:table-cell>
          <table:table-cell table:formula="of:=ROUND([.AF7]*255)" office:value-type="float" office:value="19" calcext:value-type="float">
            <text:p>19</text:p>
          </table:table-cell>
          <table:table-cell table:formula="of:=ROUND([.AG7]*255)" office:value-type="float" office:value="11" calcext:value-type="float">
            <text:p>11</text:p>
          </table:table-cell>
          <table:table-cell table:formula="of:=ROUND([.AH7]*255)" office:value-type="float" office:value="6" calcext:value-type="float">
            <text:p>6</text:p>
          </table:table-cell>
        </table:table-row>
        <table:table-row table:style-name="ro3">
          <table:table-cell table:formula="of:=[.A7]" office:value-type="float" office:value="22" calcext:value-type="float">
            <text:p>22</text:p>
          </table:table-cell>
          <table:table-cell table:formula="of:=[.B7]" office:value-type="float" office:value="50" calcext:value-type="float">
            <text:p>50</text:p>
          </table:table-cell>
          <table:table-cell table:formula="of:=IF([.C$5]=[.C7]; 0; [.C7]+5)" office:value-type="float" office:value="10" calcext:value-type="float">
            <text:p>10</text:p>
          </table:table-cell>
          <table:table-cell table:formula="of:=[.AI8]&amp;&quot;, &quot;&amp;[.AJ8]&amp;&quot;, &quot;&amp;[.AK8]" office:value-type="string" office:string-value="38, 22, 13" calcext:value-type="string">
            <text:p>38, 22, 13</text:p>
          </table:table-cell>
          <table:table-cell table:formula="of:=DEC2HEX([.AI8]; 2)&amp;DEC2HEX([.AJ8]; 2)&amp;DEC2HEX([.AK8]; 2)" office:value-type="string" office:string-value="26160D" calcext:value-type="string">
            <text:p>26160D</text:p>
          </table:table-cell>
          <table:table-cell table:formula="of:=[.A8]/360" office:value-type="float" office:value="0.0611111111111111" calcext:value-type="float">
            <text:p>0.0611111111111111</text:p>
          </table:table-cell>
          <table:table-cell table:formula="of:=[.B8]/100" office:value-type="float" office:value="0.5" calcext:value-type="float">
            <text:p>0.5</text:p>
          </table:table-cell>
          <table:table-cell table:formula="of:=[.C8]/100" office:value-type="float" office:value="0.1" calcext:value-type="float">
            <text:p>0.1</text:p>
          </table:table-cell>
          <table:table-cell table:formula="of:=IF([.B8]&gt;0; TRUE(); FALSE())" office:value-type="boolean" office:boolean-value="true" calcext:value-type="boolean">
            <text:p>TRUE</text:p>
          </table:table-cell>
          <table:table-cell table:formula="of:=IF([.I8]; &quot;&quot;; ROUND([.C8]*2.55))">
            <text:p/>
          </table:table-cell>
          <table:table-cell table:formula="of:=[.J8]">
            <text:p/>
          </table:table-cell>
          <table:table-cell table:formula="of:=[.J8]">
            <text:p/>
          </table:table-cell>
          <table:table-cell table:formula="of:=[.H8] * (1 + [.G8])" office:value-type="float" office:value="0.15" calcext:value-type="float">
            <text:p>0.15</text:p>
          </table:table-cell>
          <table:table-cell table:formula="of:= ([.H8] + [.G8]) - ([.H8] * [.G8])" office:value-type="float" office:value="0.55" calcext:value-type="float">
            <text:p>0.55</text:p>
          </table:table-cell>
          <table:table-cell table:formula="of:=IF([.H8] &lt;= 0.5; [.M8]; [.N8])" office:value-type="float" office:value="0.15" calcext:value-type="float">
            <text:p>0.15</text:p>
          </table:table-cell>
          <table:table-cell table:formula="of:= (2 * [.H8]) - [.O8]" office:value-type="float" office:value="0.05" calcext:value-type="float">
            <text:p>0.05</text:p>
          </table:table-cell>
          <table:table-cell table:formula="of:=[.F8] + (1/3)" office:value-type="float" office:value="0.394444444444444" calcext:value-type="float">
            <text:p>0.394444444444444</text:p>
          </table:table-cell>
          <table:table-cell table:formula="of:=[.F8]" office:value-type="float" office:value="0.0611111111111111" calcext:value-type="float">
            <text:p>0.0611111111111111</text:p>
          </table:table-cell>
          <table:table-cell table:formula="of:=[.F8] - (1/3)" office:value-type="float" office:value="-0.272222222222222" calcext:value-type="float">
            <text:p>-0.272222222222222</text:p>
          </table:table-cell>
          <table:table-cell table:formula="of:=IF([.Q8]&lt;0; [.Q8]+1; IF([.Q8]&gt;1; [.Q8]-1; [.Q8]))" office:value-type="float" office:value="0.394444444444444" calcext:value-type="float">
            <text:p>0.394444444444444</text:p>
          </table:table-cell>
          <table:table-cell table:formula="of:=IF([.R8]&lt;0; [.R8]+1; IF([.R8]&gt;1; [.R8]-1; [.R8]))" office:value-type="float" office:value="0.0611111111111111" calcext:value-type="float">
            <text:p>0.0611111111111111</text:p>
          </table:table-cell>
          <table:table-cell table:formula="of:=IF([.S8]&lt;0; [.S8]+1; IF([.S8]&gt;1; [.S8]-1; [.S8]))" office:value-type="float" office:value="0.727777777777778" calcext:value-type="float">
            <text:p>0.727777777777778</text:p>
          </table:table-cell>
          <table:table-cell table:formula="of:=IF((6* [.T8]) &lt; 1; TRUE(); FALSE())" office:value-type="boolean" office:boolean-value="false" calcext:value-type="boolean">
            <text:p>FALSE</text:p>
          </table:table-cell>
          <table:table-cell table:formula="of:=IF((2* [.T8]) &lt; 1; TRUE(); FALSE())" office:value-type="boolean" office:boolean-value="true" calcext:value-type="boolean">
            <text:p>TRUE</text:p>
          </table:table-cell>
          <table:table-cell table:formula="of:=IF((3* [.T8]) &lt; 2; TRUE(); FALSE())" office:value-type="boolean" office:boolean-value="true" calcext:value-type="boolean">
            <text:p>TRUE</text:p>
          </table:table-cell>
          <table:table-cell table:formula="of:=IF((6* [.U8]) &lt; 1; TRUE(); FALSE())" office:value-type="boolean" office:boolean-value="true" calcext:value-type="boolean">
            <text:p>TRUE</text:p>
          </table:table-cell>
          <table:table-cell table:formula="of:=IF((2* [.U8]) &lt; 1; TRUE(); FALSE())" office:value-type="boolean" office:boolean-value="true" calcext:value-type="boolean">
            <text:p>TRUE</text:p>
          </table:table-cell>
          <table:table-cell table:formula="of:=IF((3* [.U8]) &lt; 2; TRUE(); FALSE())" office:value-type="boolean" office:boolean-value="true" calcext:value-type="boolean">
            <text:p>TRUE</text:p>
          </table:table-cell>
          <table:table-cell table:formula="of:=IF((6* [.V8]) &lt; 1; TRUE(); FALSE())" office:value-type="boolean" office:boolean-value="false" calcext:value-type="boolean">
            <text:p>FALSE</text:p>
          </table:table-cell>
          <table:table-cell table:formula="of:=IF((2* [.V8]) &lt; 1; TRUE(); FALSE())" office:value-type="boolean" office:boolean-value="false" calcext:value-type="boolean">
            <text:p>FALSE</text:p>
          </table:table-cell>
          <table:table-cell table:formula="of:=IF((3* [.V8]) &lt; 2; TRUE(); FALSE())" office:value-type="boolean" office:boolean-value="false" calcext:value-type="boolean">
            <text:p>FALSE</text:p>
          </table:table-cell>
          <table:table-cell table:formula="of:=IF([.W8]; [.$P8] + ([.$O8] - [.$P8]) * 6 * [.T8]; IF([.X8]; [.$O8]; IF([.Y8]; [.$P8] + (([.$O8] - [.$P8]) * ((2/3) - [.T8]) * 6); [.$P8])))" office:value-type="float" office:value="0.15" calcext:value-type="float">
            <text:p>0.15</text:p>
          </table:table-cell>
          <table:table-cell table:formula="of:=IF([.Z8]; [.$P8] + ([.$O8] - [.$P8]) * 6 * [.U8]; IF([.AA8]; [.$O8]; IF([.AB8]; [.$P8] + (([.$O8] - [.$P8]) * ((2/3) - [.U8]) * 6); [.$P8])))" office:value-type="float" office:value="0.0866666666666667" calcext:value-type="float">
            <text:p>0.0866666666666667</text:p>
          </table:table-cell>
          <table:table-cell table:formula="of:=IF([.AC8]; [.$P8] + ([.$O8] - [.$P8]) * 6 * [.V8]; IF([.AD8]; [.$O8]; IF([.AE8]; [.$P8] + (([.$O8] - [.$P8]) * ((2/3) - [.V8]) * 6); [.$P8])))" office:value-type="float" office:value="0.05" calcext:value-type="float">
            <text:p>0.05</text:p>
          </table:table-cell>
          <table:table-cell table:formula="of:=ROUND([.AF8]*255)" office:value-type="float" office:value="38" calcext:value-type="float">
            <text:p>38</text:p>
          </table:table-cell>
          <table:table-cell table:formula="of:=ROUND([.AG8]*255)" office:value-type="float" office:value="22" calcext:value-type="float">
            <text:p>22</text:p>
          </table:table-cell>
          <table:table-cell table:formula="of:=ROUND([.AH8]*255)" office:value-type="float" office:value="13" calcext:value-type="float">
            <text:p>13</text:p>
          </table:table-cell>
        </table:table-row>
        <table:table-row table:style-name="ro3">
          <table:table-cell table:formula="of:=[.A8]" office:value-type="float" office:value="22" calcext:value-type="float">
            <text:p>22</text:p>
          </table:table-cell>
          <table:table-cell table:formula="of:=[.B8]" office:value-type="float" office:value="50" calcext:value-type="float">
            <text:p>50</text:p>
          </table:table-cell>
          <table:table-cell table:formula="of:=IF([.C$5]=[.C8]; 0; [.C8]+5)" office:value-type="float" office:value="15" calcext:value-type="float">
            <text:p>15</text:p>
          </table:table-cell>
          <table:table-cell table:formula="of:=[.AI9]&amp;&quot;, &quot;&amp;[.AJ9]&amp;&quot;, &quot;&amp;[.AK9]" office:value-type="string" office:string-value="57, 33, 19" calcext:value-type="string">
            <text:p>57, 33, 19</text:p>
          </table:table-cell>
          <table:table-cell table:formula="of:=DEC2HEX([.AI9]; 2)&amp;DEC2HEX([.AJ9]; 2)&amp;DEC2HEX([.AK9]; 2)" office:value-type="string" office:string-value="392113" calcext:value-type="string">
            <text:p>392113</text:p>
          </table:table-cell>
          <table:table-cell table:formula="of:=[.A9]/360" office:value-type="float" office:value="0.0611111111111111" calcext:value-type="float">
            <text:p>0.0611111111111111</text:p>
          </table:table-cell>
          <table:table-cell table:formula="of:=[.B9]/100" office:value-type="float" office:value="0.5" calcext:value-type="float">
            <text:p>0.5</text:p>
          </table:table-cell>
          <table:table-cell table:formula="of:=[.C9]/100" office:value-type="float" office:value="0.15" calcext:value-type="float">
            <text:p>0.15</text:p>
          </table:table-cell>
          <table:table-cell table:formula="of:=IF([.B9]&gt;0; TRUE(); FALSE())" office:value-type="boolean" office:boolean-value="true" calcext:value-type="boolean">
            <text:p>TRUE</text:p>
          </table:table-cell>
          <table:table-cell table:formula="of:=IF([.I9]; &quot;&quot;; ROUND([.C9]*2.55))">
            <text:p/>
          </table:table-cell>
          <table:table-cell table:formula="of:=[.J9]">
            <text:p/>
          </table:table-cell>
          <table:table-cell table:formula="of:=[.J9]">
            <text:p/>
          </table:table-cell>
          <table:table-cell table:formula="of:=[.H9] * (1 + [.G9])" office:value-type="float" office:value="0.225" calcext:value-type="float">
            <text:p>0.225</text:p>
          </table:table-cell>
          <table:table-cell table:formula="of:= ([.H9] + [.G9]) - ([.H9] * [.G9])" office:value-type="float" office:value="0.575" calcext:value-type="float">
            <text:p>0.575</text:p>
          </table:table-cell>
          <table:table-cell table:formula="of:=IF([.H9] &lt;= 0.5; [.M9]; [.N9])" office:value-type="float" office:value="0.225" calcext:value-type="float">
            <text:p>0.225</text:p>
          </table:table-cell>
          <table:table-cell table:formula="of:= (2 * [.H9]) - [.O9]" office:value-type="float" office:value="0.075" calcext:value-type="float">
            <text:p>0.075</text:p>
          </table:table-cell>
          <table:table-cell table:formula="of:=[.F9] + (1/3)" office:value-type="float" office:value="0.394444444444444" calcext:value-type="float">
            <text:p>0.394444444444444</text:p>
          </table:table-cell>
          <table:table-cell table:formula="of:=[.F9]" office:value-type="float" office:value="0.0611111111111111" calcext:value-type="float">
            <text:p>0.0611111111111111</text:p>
          </table:table-cell>
          <table:table-cell table:formula="of:=[.F9] - (1/3)" office:value-type="float" office:value="-0.272222222222222" calcext:value-type="float">
            <text:p>-0.272222222222222</text:p>
          </table:table-cell>
          <table:table-cell table:formula="of:=IF([.Q9]&lt;0; [.Q9]+1; IF([.Q9]&gt;1; [.Q9]-1; [.Q9]))" office:value-type="float" office:value="0.394444444444444" calcext:value-type="float">
            <text:p>0.394444444444444</text:p>
          </table:table-cell>
          <table:table-cell table:formula="of:=IF([.R9]&lt;0; [.R9]+1; IF([.R9]&gt;1; [.R9]-1; [.R9]))" office:value-type="float" office:value="0.0611111111111111" calcext:value-type="float">
            <text:p>0.0611111111111111</text:p>
          </table:table-cell>
          <table:table-cell table:formula="of:=IF([.S9]&lt;0; [.S9]+1; IF([.S9]&gt;1; [.S9]-1; [.S9]))" office:value-type="float" office:value="0.727777777777778" calcext:value-type="float">
            <text:p>0.727777777777778</text:p>
          </table:table-cell>
          <table:table-cell table:formula="of:=IF((6* [.T9]) &lt; 1; TRUE(); FALSE())" office:value-type="boolean" office:boolean-value="false" calcext:value-type="boolean">
            <text:p>FALSE</text:p>
          </table:table-cell>
          <table:table-cell table:formula="of:=IF((2* [.T9]) &lt; 1; TRUE(); FALSE())" office:value-type="boolean" office:boolean-value="true" calcext:value-type="boolean">
            <text:p>TRUE</text:p>
          </table:table-cell>
          <table:table-cell table:formula="of:=IF((3* [.T9]) &lt; 2; TRUE(); FALSE())" office:value-type="boolean" office:boolean-value="true" calcext:value-type="boolean">
            <text:p>TRUE</text:p>
          </table:table-cell>
          <table:table-cell table:formula="of:=IF((6* [.U9]) &lt; 1; TRUE(); FALSE())" office:value-type="boolean" office:boolean-value="true" calcext:value-type="boolean">
            <text:p>TRUE</text:p>
          </table:table-cell>
          <table:table-cell table:formula="of:=IF((2* [.U9]) &lt; 1; TRUE(); FALSE())" office:value-type="boolean" office:boolean-value="true" calcext:value-type="boolean">
            <text:p>TRUE</text:p>
          </table:table-cell>
          <table:table-cell table:formula="of:=IF((3* [.U9]) &lt; 2; TRUE(); FALSE())" office:value-type="boolean" office:boolean-value="true" calcext:value-type="boolean">
            <text:p>TRUE</text:p>
          </table:table-cell>
          <table:table-cell table:formula="of:=IF((6* [.V9]) &lt; 1; TRUE(); FALSE())" office:value-type="boolean" office:boolean-value="false" calcext:value-type="boolean">
            <text:p>FALSE</text:p>
          </table:table-cell>
          <table:table-cell table:formula="of:=IF((2* [.V9]) &lt; 1; TRUE(); FALSE())" office:value-type="boolean" office:boolean-value="false" calcext:value-type="boolean">
            <text:p>FALSE</text:p>
          </table:table-cell>
          <table:table-cell table:formula="of:=IF((3* [.V9]) &lt; 2; TRUE(); FALSE())" office:value-type="boolean" office:boolean-value="false" calcext:value-type="boolean">
            <text:p>FALSE</text:p>
          </table:table-cell>
          <table:table-cell table:formula="of:=IF([.W9]; [.$P9] + ([.$O9] - [.$P9]) * 6 * [.T9]; IF([.X9]; [.$O9]; IF([.Y9]; [.$P9] + (([.$O9] - [.$P9]) * ((2/3) - [.T9]) * 6); [.$P9])))" office:value-type="float" office:value="0.225" calcext:value-type="float">
            <text:p>0.225</text:p>
          </table:table-cell>
          <table:table-cell table:formula="of:=IF([.Z9]; [.$P9] + ([.$O9] - [.$P9]) * 6 * [.U9]; IF([.AA9]; [.$O9]; IF([.AB9]; [.$P9] + (([.$O9] - [.$P9]) * ((2/3) - [.U9]) * 6); [.$P9])))" office:value-type="float" office:value="0.13" calcext:value-type="float">
            <text:p>0.13</text:p>
          </table:table-cell>
          <table:table-cell table:formula="of:=IF([.AC9]; [.$P9] + ([.$O9] - [.$P9]) * 6 * [.V9]; IF([.AD9]; [.$O9]; IF([.AE9]; [.$P9] + (([.$O9] - [.$P9]) * ((2/3) - [.V9]) * 6); [.$P9])))" office:value-type="float" office:value="0.075" calcext:value-type="float">
            <text:p>0.075</text:p>
          </table:table-cell>
          <table:table-cell table:formula="of:=ROUND([.AF9]*255)" office:value-type="float" office:value="57" calcext:value-type="float">
            <text:p>57</text:p>
          </table:table-cell>
          <table:table-cell table:formula="of:=ROUND([.AG9]*255)" office:value-type="float" office:value="33" calcext:value-type="float">
            <text:p>33</text:p>
          </table:table-cell>
          <table:table-cell table:formula="of:=ROUND([.AH9]*255)" office:value-type="float" office:value="19" calcext:value-type="float">
            <text:p>19</text:p>
          </table:table-cell>
        </table:table-row>
        <table:table-row table:style-name="ro3">
          <table:table-cell table:formula="of:=[.A9]" office:value-type="float" office:value="22" calcext:value-type="float">
            <text:p>22</text:p>
          </table:table-cell>
          <table:table-cell table:formula="of:=[.B9]" office:value-type="float" office:value="50" calcext:value-type="float">
            <text:p>50</text:p>
          </table:table-cell>
          <table:table-cell table:formula="of:=IF([.C$5]=[.C9]; 0; [.C9]+5)" office:value-type="float" office:value="20" calcext:value-type="float">
            <text:p>20</text:p>
          </table:table-cell>
          <table:table-cell table:formula="of:=[.AI10]&amp;&quot;, &quot;&amp;[.AJ10]&amp;&quot;, &quot;&amp;[.AK10]" office:value-type="string" office:string-value="77, 44, 25" calcext:value-type="string">
            <text:p>77, 44, 25</text:p>
          </table:table-cell>
          <table:table-cell table:formula="of:=DEC2HEX([.AI10]; 2)&amp;DEC2HEX([.AJ10]; 2)&amp;DEC2HEX([.AK10]; 2)" office:value-type="string" office:string-value="4D2C19" calcext:value-type="string">
            <text:p>4D2C19</text:p>
          </table:table-cell>
          <table:table-cell table:formula="of:=[.A10]/360" office:value-type="float" office:value="0.0611111111111111" calcext:value-type="float">
            <text:p>0.0611111111111111</text:p>
          </table:table-cell>
          <table:table-cell table:formula="of:=[.B10]/100" office:value-type="float" office:value="0.5" calcext:value-type="float">
            <text:p>0.5</text:p>
          </table:table-cell>
          <table:table-cell table:formula="of:=[.C10]/100" office:value-type="float" office:value="0.2" calcext:value-type="float">
            <text:p>0.2</text:p>
          </table:table-cell>
          <table:table-cell table:formula="of:=IF([.B10]&gt;0; TRUE(); FALSE())" office:value-type="boolean" office:boolean-value="true" calcext:value-type="boolean">
            <text:p>TRUE</text:p>
          </table:table-cell>
          <table:table-cell table:formula="of:=IF([.I10]; &quot;&quot;; ROUND([.C10]*2.55))">
            <text:p/>
          </table:table-cell>
          <table:table-cell table:formula="of:=[.J10]">
            <text:p/>
          </table:table-cell>
          <table:table-cell table:formula="of:=[.J10]">
            <text:p/>
          </table:table-cell>
          <table:table-cell table:formula="of:=[.H10] * (1 + [.G10])" office:value-type="float" office:value="0.3" calcext:value-type="float">
            <text:p>0.3</text:p>
          </table:table-cell>
          <table:table-cell table:formula="of:= ([.H10] + [.G10]) - ([.H10] * [.G10])" office:value-type="float" office:value="0.6" calcext:value-type="float">
            <text:p>0.6</text:p>
          </table:table-cell>
          <table:table-cell table:formula="of:=IF([.H10] &lt;= 0.5; [.M10]; [.N10])" office:value-type="float" office:value="0.3" calcext:value-type="float">
            <text:p>0.3</text:p>
          </table:table-cell>
          <table:table-cell table:formula="of:= (2 * [.H10]) - [.O10]" office:value-type="float" office:value="0.1" calcext:value-type="float">
            <text:p>0.1</text:p>
          </table:table-cell>
          <table:table-cell table:formula="of:=[.F10] + (1/3)" office:value-type="float" office:value="0.394444444444444" calcext:value-type="float">
            <text:p>0.394444444444444</text:p>
          </table:table-cell>
          <table:table-cell table:formula="of:=[.F10]" office:value-type="float" office:value="0.0611111111111111" calcext:value-type="float">
            <text:p>0.0611111111111111</text:p>
          </table:table-cell>
          <table:table-cell table:formula="of:=[.F10] - (1/3)" office:value-type="float" office:value="-0.272222222222222" calcext:value-type="float">
            <text:p>-0.272222222222222</text:p>
          </table:table-cell>
          <table:table-cell table:formula="of:=IF([.Q10]&lt;0; [.Q10]+1; IF([.Q10]&gt;1; [.Q10]-1; [.Q10]))" office:value-type="float" office:value="0.394444444444444" calcext:value-type="float">
            <text:p>0.394444444444444</text:p>
          </table:table-cell>
          <table:table-cell table:formula="of:=IF([.R10]&lt;0; [.R10]+1; IF([.R10]&gt;1; [.R10]-1; [.R10]))" office:value-type="float" office:value="0.0611111111111111" calcext:value-type="float">
            <text:p>0.0611111111111111</text:p>
          </table:table-cell>
          <table:table-cell table:formula="of:=IF([.S10]&lt;0; [.S10]+1; IF([.S10]&gt;1; [.S10]-1; [.S10]))" office:value-type="float" office:value="0.727777777777778" calcext:value-type="float">
            <text:p>0.727777777777778</text:p>
          </table:table-cell>
          <table:table-cell table:formula="of:=IF((6* [.T10]) &lt; 1; TRUE(); FALSE())" office:value-type="boolean" office:boolean-value="false" calcext:value-type="boolean">
            <text:p>FALSE</text:p>
          </table:table-cell>
          <table:table-cell table:formula="of:=IF((2* [.T10]) &lt; 1; TRUE(); FALSE())" office:value-type="boolean" office:boolean-value="true" calcext:value-type="boolean">
            <text:p>TRUE</text:p>
          </table:table-cell>
          <table:table-cell table:formula="of:=IF((3* [.T10]) &lt; 2; TRUE(); FALSE())" office:value-type="boolean" office:boolean-value="true" calcext:value-type="boolean">
            <text:p>TRUE</text:p>
          </table:table-cell>
          <table:table-cell table:formula="of:=IF((6* [.U10]) &lt; 1; TRUE(); FALSE())" office:value-type="boolean" office:boolean-value="true" calcext:value-type="boolean">
            <text:p>TRUE</text:p>
          </table:table-cell>
          <table:table-cell table:formula="of:=IF((2* [.U10]) &lt; 1; TRUE(); FALSE())" office:value-type="boolean" office:boolean-value="true" calcext:value-type="boolean">
            <text:p>TRUE</text:p>
          </table:table-cell>
          <table:table-cell table:formula="of:=IF((3* [.U10]) &lt; 2; TRUE(); FALSE())" office:value-type="boolean" office:boolean-value="true" calcext:value-type="boolean">
            <text:p>TRUE</text:p>
          </table:table-cell>
          <table:table-cell table:formula="of:=IF((6* [.V10]) &lt; 1; TRUE(); FALSE())" office:value-type="boolean" office:boolean-value="false" calcext:value-type="boolean">
            <text:p>FALSE</text:p>
          </table:table-cell>
          <table:table-cell table:formula="of:=IF((2* [.V10]) &lt; 1; TRUE(); FALSE())" office:value-type="boolean" office:boolean-value="false" calcext:value-type="boolean">
            <text:p>FALSE</text:p>
          </table:table-cell>
          <table:table-cell table:formula="of:=IF((3* [.V10]) &lt; 2; TRUE(); FALSE())" office:value-type="boolean" office:boolean-value="false" calcext:value-type="boolean">
            <text:p>FALSE</text:p>
          </table:table-cell>
          <table:table-cell table:formula="of:=IF([.W10]; [.$P10] + ([.$O10] - [.$P10]) * 6 * [.T10]; IF([.X10]; [.$O10]; IF([.Y10]; [.$P10] + (([.$O10] - [.$P10]) * ((2/3) - [.T10]) * 6); [.$P10])))" office:value-type="float" office:value="0.3" calcext:value-type="float">
            <text:p>0.3</text:p>
          </table:table-cell>
          <table:table-cell table:formula="of:=IF([.Z10]; [.$P10] + ([.$O10] - [.$P10]) * 6 * [.U10]; IF([.AA10]; [.$O10]; IF([.AB10]; [.$P10] + (([.$O10] - [.$P10]) * ((2/3) - [.U10]) * 6); [.$P10])))" office:value-type="float" office:value="0.173333333333333" calcext:value-type="float">
            <text:p>0.173333333333333</text:p>
          </table:table-cell>
          <table:table-cell table:formula="of:=IF([.AC10]; [.$P10] + ([.$O10] - [.$P10]) * 6 * [.V10]; IF([.AD10]; [.$O10]; IF([.AE10]; [.$P10] + (([.$O10] - [.$P10]) * ((2/3) - [.V10]) * 6); [.$P10])))" office:value-type="float" office:value="0.1" calcext:value-type="float">
            <text:p>0.1</text:p>
          </table:table-cell>
          <table:table-cell table:formula="of:=ROUND([.AF10]*255)" office:value-type="float" office:value="77" calcext:value-type="float">
            <text:p>77</text:p>
          </table:table-cell>
          <table:table-cell table:formula="of:=ROUND([.AG10]*255)" office:value-type="float" office:value="44" calcext:value-type="float">
            <text:p>44</text:p>
          </table:table-cell>
          <table:table-cell table:formula="of:=ROUND([.AH10]*255)" office:value-type="float" office:value="25" calcext:value-type="float">
            <text:p>25</text:p>
          </table:table-cell>
        </table:table-row>
        <table:table-row table:style-name="ro3">
          <table:table-cell table:formula="of:=[.A10]" office:value-type="float" office:value="22" calcext:value-type="float">
            <text:p>22</text:p>
          </table:table-cell>
          <table:table-cell table:formula="of:=[.B10]" office:value-type="float" office:value="50" calcext:value-type="float">
            <text:p>50</text:p>
          </table:table-cell>
          <table:table-cell table:formula="of:=IF([.C$5]=[.C10]; 0; [.C10]+5)" office:value-type="float" office:value="25" calcext:value-type="float">
            <text:p>25</text:p>
          </table:table-cell>
          <table:table-cell table:formula="of:=[.AI11]&amp;&quot;, &quot;&amp;[.AJ11]&amp;&quot;, &quot;&amp;[.AK11]" office:value-type="string" office:string-value="96, 55, 32" calcext:value-type="string">
            <text:p>96, 55, 32</text:p>
          </table:table-cell>
          <table:table-cell table:formula="of:=DEC2HEX([.AI11]; 2)&amp;DEC2HEX([.AJ11]; 2)&amp;DEC2HEX([.AK11]; 2)" office:value-type="string" office:string-value="603720" calcext:value-type="string">
            <text:p>603720</text:p>
          </table:table-cell>
          <table:table-cell table:formula="of:=[.A11]/360" office:value-type="float" office:value="0.0611111111111111" calcext:value-type="float">
            <text:p>0.0611111111111111</text:p>
          </table:table-cell>
          <table:table-cell table:formula="of:=[.B11]/100" office:value-type="float" office:value="0.5" calcext:value-type="float">
            <text:p>0.5</text:p>
          </table:table-cell>
          <table:table-cell table:formula="of:=[.C11]/100" office:value-type="float" office:value="0.25" calcext:value-type="float">
            <text:p>0.25</text:p>
          </table:table-cell>
          <table:table-cell table:formula="of:=IF([.B11]&gt;0; TRUE(); FALSE())" office:value-type="boolean" office:boolean-value="true" calcext:value-type="boolean">
            <text:p>TRUE</text:p>
          </table:table-cell>
          <table:table-cell table:formula="of:=IF([.I11]; &quot;&quot;; ROUND([.C11]*2.55))">
            <text:p/>
          </table:table-cell>
          <table:table-cell table:formula="of:=[.J11]">
            <text:p/>
          </table:table-cell>
          <table:table-cell table:formula="of:=[.J11]">
            <text:p/>
          </table:table-cell>
          <table:table-cell table:formula="of:=[.H11] * (1 + [.G11])" office:value-type="float" office:value="0.375" calcext:value-type="float">
            <text:p>0.375</text:p>
          </table:table-cell>
          <table:table-cell table:formula="of:= ([.H11] + [.G11]) - ([.H11] * [.G11])" office:value-type="float" office:value="0.625" calcext:value-type="float">
            <text:p>0.625</text:p>
          </table:table-cell>
          <table:table-cell table:formula="of:=IF([.H11] &lt;= 0.5; [.M11]; [.N11])" office:value-type="float" office:value="0.375" calcext:value-type="float">
            <text:p>0.375</text:p>
          </table:table-cell>
          <table:table-cell table:formula="of:= (2 * [.H11]) - [.O11]" office:value-type="float" office:value="0.125" calcext:value-type="float">
            <text:p>0.125</text:p>
          </table:table-cell>
          <table:table-cell table:formula="of:=[.F11] + (1/3)" office:value-type="float" office:value="0.394444444444444" calcext:value-type="float">
            <text:p>0.394444444444444</text:p>
          </table:table-cell>
          <table:table-cell table:formula="of:=[.F11]" office:value-type="float" office:value="0.0611111111111111" calcext:value-type="float">
            <text:p>0.0611111111111111</text:p>
          </table:table-cell>
          <table:table-cell table:formula="of:=[.F11] - (1/3)" office:value-type="float" office:value="-0.272222222222222" calcext:value-type="float">
            <text:p>-0.272222222222222</text:p>
          </table:table-cell>
          <table:table-cell table:formula="of:=IF([.Q11]&lt;0; [.Q11]+1; IF([.Q11]&gt;1; [.Q11]-1; [.Q11]))" office:value-type="float" office:value="0.394444444444444" calcext:value-type="float">
            <text:p>0.394444444444444</text:p>
          </table:table-cell>
          <table:table-cell table:formula="of:=IF([.R11]&lt;0; [.R11]+1; IF([.R11]&gt;1; [.R11]-1; [.R11]))" office:value-type="float" office:value="0.0611111111111111" calcext:value-type="float">
            <text:p>0.0611111111111111</text:p>
          </table:table-cell>
          <table:table-cell table:formula="of:=IF([.S11]&lt;0; [.S11]+1; IF([.S11]&gt;1; [.S11]-1; [.S11]))" office:value-type="float" office:value="0.727777777777778" calcext:value-type="float">
            <text:p>0.727777777777778</text:p>
          </table:table-cell>
          <table:table-cell table:formula="of:=IF((6* [.T11]) &lt; 1; TRUE(); FALSE())" office:value-type="boolean" office:boolean-value="false" calcext:value-type="boolean">
            <text:p>FALSE</text:p>
          </table:table-cell>
          <table:table-cell table:formula="of:=IF((2* [.T11]) &lt; 1; TRUE(); FALSE())" office:value-type="boolean" office:boolean-value="true" calcext:value-type="boolean">
            <text:p>TRUE</text:p>
          </table:table-cell>
          <table:table-cell table:formula="of:=IF((3* [.T11]) &lt; 2; TRUE(); FALSE())" office:value-type="boolean" office:boolean-value="true" calcext:value-type="boolean">
            <text:p>TRUE</text:p>
          </table:table-cell>
          <table:table-cell table:formula="of:=IF((6* [.U11]) &lt; 1; TRUE(); FALSE())" office:value-type="boolean" office:boolean-value="true" calcext:value-type="boolean">
            <text:p>TRUE</text:p>
          </table:table-cell>
          <table:table-cell table:formula="of:=IF((2* [.U11]) &lt; 1; TRUE(); FALSE())" office:value-type="boolean" office:boolean-value="true" calcext:value-type="boolean">
            <text:p>TRUE</text:p>
          </table:table-cell>
          <table:table-cell table:formula="of:=IF((3* [.U11]) &lt; 2; TRUE(); FALSE())" office:value-type="boolean" office:boolean-value="true" calcext:value-type="boolean">
            <text:p>TRUE</text:p>
          </table:table-cell>
          <table:table-cell table:formula="of:=IF((6* [.V11]) &lt; 1; TRUE(); FALSE())" office:value-type="boolean" office:boolean-value="false" calcext:value-type="boolean">
            <text:p>FALSE</text:p>
          </table:table-cell>
          <table:table-cell table:formula="of:=IF((2* [.V11]) &lt; 1; TRUE(); FALSE())" office:value-type="boolean" office:boolean-value="false" calcext:value-type="boolean">
            <text:p>FALSE</text:p>
          </table:table-cell>
          <table:table-cell table:formula="of:=IF((3* [.V11]) &lt; 2; TRUE(); FALSE())" office:value-type="boolean" office:boolean-value="false" calcext:value-type="boolean">
            <text:p>FALSE</text:p>
          </table:table-cell>
          <table:table-cell table:formula="of:=IF([.W11]; [.$P11] + ([.$O11] - [.$P11]) * 6 * [.T11]; IF([.X11]; [.$O11]; IF([.Y11]; [.$P11] + (([.$O11] - [.$P11]) * ((2/3) - [.T11]) * 6); [.$P11])))" office:value-type="float" office:value="0.375" calcext:value-type="float">
            <text:p>0.375</text:p>
          </table:table-cell>
          <table:table-cell table:formula="of:=IF([.Z11]; [.$P11] + ([.$O11] - [.$P11]) * 6 * [.U11]; IF([.AA11]; [.$O11]; IF([.AB11]; [.$P11] + (([.$O11] - [.$P11]) * ((2/3) - [.U11]) * 6); [.$P11])))" office:value-type="float" office:value="0.216666666666667" calcext:value-type="float">
            <text:p>0.216666666666667</text:p>
          </table:table-cell>
          <table:table-cell table:formula="of:=IF([.AC11]; [.$P11] + ([.$O11] - [.$P11]) * 6 * [.V11]; IF([.AD11]; [.$O11]; IF([.AE11]; [.$P11] + (([.$O11] - [.$P11]) * ((2/3) - [.V11]) * 6); [.$P11])))" office:value-type="float" office:value="0.125" calcext:value-type="float">
            <text:p>0.125</text:p>
          </table:table-cell>
          <table:table-cell table:formula="of:=ROUND([.AF11]*255)" office:value-type="float" office:value="96" calcext:value-type="float">
            <text:p>96</text:p>
          </table:table-cell>
          <table:table-cell table:formula="of:=ROUND([.AG11]*255)" office:value-type="float" office:value="55" calcext:value-type="float">
            <text:p>55</text:p>
          </table:table-cell>
          <table:table-cell table:formula="of:=ROUND([.AH11]*255)" office:value-type="float" office:value="32" calcext:value-type="float">
            <text:p>32</text:p>
          </table:table-cell>
        </table:table-row>
        <table:table-row table:style-name="ro3">
          <table:table-cell table:formula="of:=[.A11]" office:value-type="float" office:value="22" calcext:value-type="float">
            <text:p>22</text:p>
          </table:table-cell>
          <table:table-cell table:formula="of:=[.B11]" office:value-type="float" office:value="50" calcext:value-type="float">
            <text:p>50</text:p>
          </table:table-cell>
          <table:table-cell table:formula="of:=IF([.C$5]=[.C11]; 0; [.C11]+5)" office:value-type="float" office:value="30" calcext:value-type="float">
            <text:p>30</text:p>
          </table:table-cell>
          <table:table-cell table:formula="of:=[.AI12]&amp;&quot;, &quot;&amp;[.AJ12]&amp;&quot;, &quot;&amp;[.AK12]" office:value-type="string" office:string-value="115, 66, 38" calcext:value-type="string">
            <text:p>115, 66, 38</text:p>
          </table:table-cell>
          <table:table-cell table:formula="of:=DEC2HEX([.AI12]; 2)&amp;DEC2HEX([.AJ12]; 2)&amp;DEC2HEX([.AK12]; 2)" office:value-type="string" office:string-value="734226" calcext:value-type="string">
            <text:p>734226</text:p>
          </table:table-cell>
          <table:table-cell table:formula="of:=[.A12]/360" office:value-type="float" office:value="0.0611111111111111" calcext:value-type="float">
            <text:p>0.0611111111111111</text:p>
          </table:table-cell>
          <table:table-cell table:formula="of:=[.B12]/100" office:value-type="float" office:value="0.5" calcext:value-type="float">
            <text:p>0.5</text:p>
          </table:table-cell>
          <table:table-cell table:formula="of:=[.C12]/100" office:value-type="float" office:value="0.3" calcext:value-type="float">
            <text:p>0.3</text:p>
          </table:table-cell>
          <table:table-cell table:formula="of:=IF([.B12]&gt;0; TRUE(); FALSE())" office:value-type="boolean" office:boolean-value="true" calcext:value-type="boolean">
            <text:p>TRUE</text:p>
          </table:table-cell>
          <table:table-cell table:formula="of:=IF([.I12]; &quot;&quot;; ROUND([.C12]*2.55))">
            <text:p/>
          </table:table-cell>
          <table:table-cell table:formula="of:=[.J12]">
            <text:p/>
          </table:table-cell>
          <table:table-cell table:formula="of:=[.J12]">
            <text:p/>
          </table:table-cell>
          <table:table-cell table:formula="of:=[.H12] * (1 + [.G12])" office:value-type="float" office:value="0.45" calcext:value-type="float">
            <text:p>0.45</text:p>
          </table:table-cell>
          <table:table-cell table:formula="of:= ([.H12] + [.G12]) - ([.H12] * [.G12])" office:value-type="float" office:value="0.65" calcext:value-type="float">
            <text:p>0.65</text:p>
          </table:table-cell>
          <table:table-cell table:formula="of:=IF([.H12] &lt;= 0.5; [.M12]; [.N12])" office:value-type="float" office:value="0.45" calcext:value-type="float">
            <text:p>0.45</text:p>
          </table:table-cell>
          <table:table-cell table:formula="of:= (2 * [.H12]) - [.O12]" office:value-type="float" office:value="0.15" calcext:value-type="float">
            <text:p>0.15</text:p>
          </table:table-cell>
          <table:table-cell table:formula="of:=[.F12] + (1/3)" office:value-type="float" office:value="0.394444444444444" calcext:value-type="float">
            <text:p>0.394444444444444</text:p>
          </table:table-cell>
          <table:table-cell table:formula="of:=[.F12]" office:value-type="float" office:value="0.0611111111111111" calcext:value-type="float">
            <text:p>0.0611111111111111</text:p>
          </table:table-cell>
          <table:table-cell table:formula="of:=[.F12] - (1/3)" office:value-type="float" office:value="-0.272222222222222" calcext:value-type="float">
            <text:p>-0.272222222222222</text:p>
          </table:table-cell>
          <table:table-cell table:formula="of:=IF([.Q12]&lt;0; [.Q12]+1; IF([.Q12]&gt;1; [.Q12]-1; [.Q12]))" office:value-type="float" office:value="0.394444444444444" calcext:value-type="float">
            <text:p>0.394444444444444</text:p>
          </table:table-cell>
          <table:table-cell table:formula="of:=IF([.R12]&lt;0; [.R12]+1; IF([.R12]&gt;1; [.R12]-1; [.R12]))" office:value-type="float" office:value="0.0611111111111111" calcext:value-type="float">
            <text:p>0.0611111111111111</text:p>
          </table:table-cell>
          <table:table-cell table:formula="of:=IF([.S12]&lt;0; [.S12]+1; IF([.S12]&gt;1; [.S12]-1; [.S12]))" office:value-type="float" office:value="0.727777777777778" calcext:value-type="float">
            <text:p>0.727777777777778</text:p>
          </table:table-cell>
          <table:table-cell table:formula="of:=IF((6* [.T12]) &lt; 1; TRUE(); FALSE())" office:value-type="boolean" office:boolean-value="false" calcext:value-type="boolean">
            <text:p>FALSE</text:p>
          </table:table-cell>
          <table:table-cell table:formula="of:=IF((2* [.T12]) &lt; 1; TRUE(); FALSE())" office:value-type="boolean" office:boolean-value="true" calcext:value-type="boolean">
            <text:p>TRUE</text:p>
          </table:table-cell>
          <table:table-cell table:formula="of:=IF((3* [.T12]) &lt; 2; TRUE(); FALSE())" office:value-type="boolean" office:boolean-value="true" calcext:value-type="boolean">
            <text:p>TRUE</text:p>
          </table:table-cell>
          <table:table-cell table:formula="of:=IF((6* [.U12]) &lt; 1; TRUE(); FALSE())" office:value-type="boolean" office:boolean-value="true" calcext:value-type="boolean">
            <text:p>TRUE</text:p>
          </table:table-cell>
          <table:table-cell table:formula="of:=IF((2* [.U12]) &lt; 1; TRUE(); FALSE())" office:value-type="boolean" office:boolean-value="true" calcext:value-type="boolean">
            <text:p>TRUE</text:p>
          </table:table-cell>
          <table:table-cell table:formula="of:=IF((3* [.U12]) &lt; 2; TRUE(); FALSE())" office:value-type="boolean" office:boolean-value="true" calcext:value-type="boolean">
            <text:p>TRUE</text:p>
          </table:table-cell>
          <table:table-cell table:formula="of:=IF((6* [.V12]) &lt; 1; TRUE(); FALSE())" office:value-type="boolean" office:boolean-value="false" calcext:value-type="boolean">
            <text:p>FALSE</text:p>
          </table:table-cell>
          <table:table-cell table:formula="of:=IF((2* [.V12]) &lt; 1; TRUE(); FALSE())" office:value-type="boolean" office:boolean-value="false" calcext:value-type="boolean">
            <text:p>FALSE</text:p>
          </table:table-cell>
          <table:table-cell table:formula="of:=IF((3* [.V12]) &lt; 2; TRUE(); FALSE())" office:value-type="boolean" office:boolean-value="false" calcext:value-type="boolean">
            <text:p>FALSE</text:p>
          </table:table-cell>
          <table:table-cell table:formula="of:=IF([.W12]; [.$P12] + ([.$O12] - [.$P12]) * 6 * [.T12]; IF([.X12]; [.$O12]; IF([.Y12]; [.$P12] + (([.$O12] - [.$P12]) * ((2/3) - [.T12]) * 6); [.$P12])))" office:value-type="float" office:value="0.45" calcext:value-type="float">
            <text:p>0.45</text:p>
          </table:table-cell>
          <table:table-cell table:formula="of:=IF([.Z12]; [.$P12] + ([.$O12] - [.$P12]) * 6 * [.U12]; IF([.AA12]; [.$O12]; IF([.AB12]; [.$P12] + (([.$O12] - [.$P12]) * ((2/3) - [.U12]) * 6); [.$P12])))" office:value-type="float" office:value="0.26" calcext:value-type="float">
            <text:p>0.26</text:p>
          </table:table-cell>
          <table:table-cell table:formula="of:=IF([.AC12]; [.$P12] + ([.$O12] - [.$P12]) * 6 * [.V12]; IF([.AD12]; [.$O12]; IF([.AE12]; [.$P12] + (([.$O12] - [.$P12]) * ((2/3) - [.V12]) * 6); [.$P12])))" office:value-type="float" office:value="0.15" calcext:value-type="float">
            <text:p>0.15</text:p>
          </table:table-cell>
          <table:table-cell table:formula="of:=ROUND([.AF12]*255)" office:value-type="float" office:value="115" calcext:value-type="float">
            <text:p>115</text:p>
          </table:table-cell>
          <table:table-cell table:formula="of:=ROUND([.AG12]*255)" office:value-type="float" office:value="66" calcext:value-type="float">
            <text:p>66</text:p>
          </table:table-cell>
          <table:table-cell table:formula="of:=ROUND([.AH12]*255)" office:value-type="float" office:value="38" calcext:value-type="float">
            <text:p>38</text:p>
          </table:table-cell>
        </table:table-row>
        <table:table-row table:style-name="ro3">
          <table:table-cell table:formula="of:=[.A12]" office:value-type="float" office:value="22" calcext:value-type="float">
            <text:p>22</text:p>
          </table:table-cell>
          <table:table-cell table:formula="of:=[.B12]" office:value-type="float" office:value="50" calcext:value-type="float">
            <text:p>50</text:p>
          </table:table-cell>
          <table:table-cell table:formula="of:=IF([.C$5]=[.C12]; 0; [.C12]+5)" office:value-type="float" office:value="35" calcext:value-type="float">
            <text:p>35</text:p>
          </table:table-cell>
          <table:table-cell table:formula="of:=[.AI13]&amp;&quot;, &quot;&amp;[.AJ13]&amp;&quot;, &quot;&amp;[.AK13]" office:value-type="string" office:string-value="134, 77, 45" calcext:value-type="string">
            <text:p>134, 77, 45</text:p>
          </table:table-cell>
          <table:table-cell table:formula="of:=DEC2HEX([.AI13]; 2)&amp;DEC2HEX([.AJ13]; 2)&amp;DEC2HEX([.AK13]; 2)" office:value-type="string" office:string-value="864D2D" calcext:value-type="string">
            <text:p>864D2D</text:p>
          </table:table-cell>
          <table:table-cell table:formula="of:=[.A13]/360" office:value-type="float" office:value="0.0611111111111111" calcext:value-type="float">
            <text:p>0.0611111111111111</text:p>
          </table:table-cell>
          <table:table-cell table:formula="of:=[.B13]/100" office:value-type="float" office:value="0.5" calcext:value-type="float">
            <text:p>0.5</text:p>
          </table:table-cell>
          <table:table-cell table:formula="of:=[.C13]/100" office:value-type="float" office:value="0.35" calcext:value-type="float">
            <text:p>0.35</text:p>
          </table:table-cell>
          <table:table-cell table:formula="of:=IF([.B13]&gt;0; TRUE(); FALSE())" office:value-type="boolean" office:boolean-value="true" calcext:value-type="boolean">
            <text:p>TRUE</text:p>
          </table:table-cell>
          <table:table-cell table:formula="of:=IF([.I13]; &quot;&quot;; ROUND([.C13]*2.55))">
            <text:p/>
          </table:table-cell>
          <table:table-cell table:formula="of:=[.J13]">
            <text:p/>
          </table:table-cell>
          <table:table-cell table:formula="of:=[.J13]">
            <text:p/>
          </table:table-cell>
          <table:table-cell table:formula="of:=[.H13] * (1 + [.G13])" office:value-type="float" office:value="0.525" calcext:value-type="float">
            <text:p>0.525</text:p>
          </table:table-cell>
          <table:table-cell table:formula="of:= ([.H13] + [.G13]) - ([.H13] * [.G13])" office:value-type="float" office:value="0.675" calcext:value-type="float">
            <text:p>0.675</text:p>
          </table:table-cell>
          <table:table-cell table:formula="of:=IF([.H13] &lt;= 0.5; [.M13]; [.N13])" office:value-type="float" office:value="0.525" calcext:value-type="float">
            <text:p>0.525</text:p>
          </table:table-cell>
          <table:table-cell table:formula="of:= (2 * [.H13]) - [.O13]" office:value-type="float" office:value="0.175" calcext:value-type="float">
            <text:p>0.175</text:p>
          </table:table-cell>
          <table:table-cell table:formula="of:=[.F13] + (1/3)" office:value-type="float" office:value="0.394444444444444" calcext:value-type="float">
            <text:p>0.394444444444444</text:p>
          </table:table-cell>
          <table:table-cell table:formula="of:=[.F13]" office:value-type="float" office:value="0.0611111111111111" calcext:value-type="float">
            <text:p>0.0611111111111111</text:p>
          </table:table-cell>
          <table:table-cell table:formula="of:=[.F13] - (1/3)" office:value-type="float" office:value="-0.272222222222222" calcext:value-type="float">
            <text:p>-0.272222222222222</text:p>
          </table:table-cell>
          <table:table-cell table:formula="of:=IF([.Q13]&lt;0; [.Q13]+1; IF([.Q13]&gt;1; [.Q13]-1; [.Q13]))" office:value-type="float" office:value="0.394444444444444" calcext:value-type="float">
            <text:p>0.394444444444444</text:p>
          </table:table-cell>
          <table:table-cell table:formula="of:=IF([.R13]&lt;0; [.R13]+1; IF([.R13]&gt;1; [.R13]-1; [.R13]))" office:value-type="float" office:value="0.0611111111111111" calcext:value-type="float">
            <text:p>0.0611111111111111</text:p>
          </table:table-cell>
          <table:table-cell table:formula="of:=IF([.S13]&lt;0; [.S13]+1; IF([.S13]&gt;1; [.S13]-1; [.S13]))" office:value-type="float" office:value="0.727777777777778" calcext:value-type="float">
            <text:p>0.727777777777778</text:p>
          </table:table-cell>
          <table:table-cell table:formula="of:=IF((6* [.T13]) &lt; 1; TRUE(); FALSE())" office:value-type="boolean" office:boolean-value="false" calcext:value-type="boolean">
            <text:p>FALSE</text:p>
          </table:table-cell>
          <table:table-cell table:formula="of:=IF((2* [.T13]) &lt; 1; TRUE(); FALSE())" office:value-type="boolean" office:boolean-value="true" calcext:value-type="boolean">
            <text:p>TRUE</text:p>
          </table:table-cell>
          <table:table-cell table:formula="of:=IF((3* [.T13]) &lt; 2; TRUE(); FALSE())" office:value-type="boolean" office:boolean-value="true" calcext:value-type="boolean">
            <text:p>TRUE</text:p>
          </table:table-cell>
          <table:table-cell table:formula="of:=IF((6* [.U13]) &lt; 1; TRUE(); FALSE())" office:value-type="boolean" office:boolean-value="true" calcext:value-type="boolean">
            <text:p>TRUE</text:p>
          </table:table-cell>
          <table:table-cell table:formula="of:=IF((2* [.U13]) &lt; 1; TRUE(); FALSE())" office:value-type="boolean" office:boolean-value="true" calcext:value-type="boolean">
            <text:p>TRUE</text:p>
          </table:table-cell>
          <table:table-cell table:formula="of:=IF((3* [.U13]) &lt; 2; TRUE(); FALSE())" office:value-type="boolean" office:boolean-value="true" calcext:value-type="boolean">
            <text:p>TRUE</text:p>
          </table:table-cell>
          <table:table-cell table:formula="of:=IF((6* [.V13]) &lt; 1; TRUE(); FALSE())" office:value-type="boolean" office:boolean-value="false" calcext:value-type="boolean">
            <text:p>FALSE</text:p>
          </table:table-cell>
          <table:table-cell table:formula="of:=IF((2* [.V13]) &lt; 1; TRUE(); FALSE())" office:value-type="boolean" office:boolean-value="false" calcext:value-type="boolean">
            <text:p>FALSE</text:p>
          </table:table-cell>
          <table:table-cell table:formula="of:=IF((3* [.V13]) &lt; 2; TRUE(); FALSE())" office:value-type="boolean" office:boolean-value="false" calcext:value-type="boolean">
            <text:p>FALSE</text:p>
          </table:table-cell>
          <table:table-cell table:formula="of:=IF([.W13]; [.$P13] + ([.$O13] - [.$P13]) * 6 * [.T13]; IF([.X13]; [.$O13]; IF([.Y13]; [.$P13] + (([.$O13] - [.$P13]) * ((2/3) - [.T13]) * 6); [.$P13])))" office:value-type="float" office:value="0.525" calcext:value-type="float">
            <text:p>0.525</text:p>
          </table:table-cell>
          <table:table-cell table:formula="of:=IF([.Z13]; [.$P13] + ([.$O13] - [.$P13]) * 6 * [.U13]; IF([.AA13]; [.$O13]; IF([.AB13]; [.$P13] + (([.$O13] - [.$P13]) * ((2/3) - [.U13]) * 6); [.$P13])))" office:value-type="float" office:value="0.303333333333333" calcext:value-type="float">
            <text:p>0.303333333333333</text:p>
          </table:table-cell>
          <table:table-cell table:formula="of:=IF([.AC13]; [.$P13] + ([.$O13] - [.$P13]) * 6 * [.V13]; IF([.AD13]; [.$O13]; IF([.AE13]; [.$P13] + (([.$O13] - [.$P13]) * ((2/3) - [.V13]) * 6); [.$P13])))" office:value-type="float" office:value="0.175" calcext:value-type="float">
            <text:p>0.175</text:p>
          </table:table-cell>
          <table:table-cell table:formula="of:=ROUND([.AF13]*255)" office:value-type="float" office:value="134" calcext:value-type="float">
            <text:p>134</text:p>
          </table:table-cell>
          <table:table-cell table:formula="of:=ROUND([.AG13]*255)" office:value-type="float" office:value="77" calcext:value-type="float">
            <text:p>77</text:p>
          </table:table-cell>
          <table:table-cell table:formula="of:=ROUND([.AH13]*255)" office:value-type="float" office:value="45" calcext:value-type="float">
            <text:p>45</text:p>
          </table:table-cell>
        </table:table-row>
        <table:table-row table:style-name="ro3">
          <table:table-cell table:formula="of:=[.A13]" office:value-type="float" office:value="22" calcext:value-type="float">
            <text:p>22</text:p>
          </table:table-cell>
          <table:table-cell table:formula="of:=[.B13]" office:value-type="float" office:value="50" calcext:value-type="float">
            <text:p>50</text:p>
          </table:table-cell>
          <table:table-cell table:formula="of:=IF([.C$5]=[.C13]; 0; [.C13]+5)" office:value-type="float" office:value="40" calcext:value-type="float">
            <text:p>40</text:p>
          </table:table-cell>
          <table:table-cell table:formula="of:=[.AI14]&amp;&quot;, &quot;&amp;[.AJ14]&amp;&quot;, &quot;&amp;[.AK14]" office:value-type="string" office:string-value="153, 88, 51" calcext:value-type="string">
            <text:p>153, 88, 51</text:p>
          </table:table-cell>
          <table:table-cell table:formula="of:=DEC2HEX([.AI14]; 2)&amp;DEC2HEX([.AJ14]; 2)&amp;DEC2HEX([.AK14]; 2)" office:value-type="string" office:string-value="995833" calcext:value-type="string">
            <text:p>995833</text:p>
          </table:table-cell>
          <table:table-cell table:formula="of:=[.A14]/360" office:value-type="float" office:value="0.0611111111111111" calcext:value-type="float">
            <text:p>0.0611111111111111</text:p>
          </table:table-cell>
          <table:table-cell table:formula="of:=[.B14]/100" office:value-type="float" office:value="0.5" calcext:value-type="float">
            <text:p>0.5</text:p>
          </table:table-cell>
          <table:table-cell table:formula="of:=[.C14]/100" office:value-type="float" office:value="0.4" calcext:value-type="float">
            <text:p>0.4</text:p>
          </table:table-cell>
          <table:table-cell table:formula="of:=IF([.B14]&gt;0; TRUE(); FALSE())" office:value-type="boolean" office:boolean-value="true" calcext:value-type="boolean">
            <text:p>TRUE</text:p>
          </table:table-cell>
          <table:table-cell table:formula="of:=IF([.I14]; &quot;&quot;; ROUND([.C14]*2.55))">
            <text:p/>
          </table:table-cell>
          <table:table-cell table:formula="of:=[.J14]">
            <text:p/>
          </table:table-cell>
          <table:table-cell table:formula="of:=[.J14]">
            <text:p/>
          </table:table-cell>
          <table:table-cell table:formula="of:=[.H14] * (1 + [.G14])" office:value-type="float" office:value="0.6" calcext:value-type="float">
            <text:p>0.6</text:p>
          </table:table-cell>
          <table:table-cell table:formula="of:= ([.H14] + [.G14]) - ([.H14] * [.G14])" office:value-type="float" office:value="0.7" calcext:value-type="float">
            <text:p>0.7</text:p>
          </table:table-cell>
          <table:table-cell table:formula="of:=IF([.H14] &lt;= 0.5; [.M14]; [.N14])" office:value-type="float" office:value="0.6" calcext:value-type="float">
            <text:p>0.6</text:p>
          </table:table-cell>
          <table:table-cell table:formula="of:= (2 * [.H14]) - [.O14]" office:value-type="float" office:value="0.2" calcext:value-type="float">
            <text:p>0.2</text:p>
          </table:table-cell>
          <table:table-cell table:formula="of:=[.F14] + (1/3)" office:value-type="float" office:value="0.394444444444444" calcext:value-type="float">
            <text:p>0.394444444444444</text:p>
          </table:table-cell>
          <table:table-cell table:formula="of:=[.F14]" office:value-type="float" office:value="0.0611111111111111" calcext:value-type="float">
            <text:p>0.0611111111111111</text:p>
          </table:table-cell>
          <table:table-cell table:formula="of:=[.F14] - (1/3)" office:value-type="float" office:value="-0.272222222222222" calcext:value-type="float">
            <text:p>-0.272222222222222</text:p>
          </table:table-cell>
          <table:table-cell table:formula="of:=IF([.Q14]&lt;0; [.Q14]+1; IF([.Q14]&gt;1; [.Q14]-1; [.Q14]))" office:value-type="float" office:value="0.394444444444444" calcext:value-type="float">
            <text:p>0.394444444444444</text:p>
          </table:table-cell>
          <table:table-cell table:formula="of:=IF([.R14]&lt;0; [.R14]+1; IF([.R14]&gt;1; [.R14]-1; [.R14]))" office:value-type="float" office:value="0.0611111111111111" calcext:value-type="float">
            <text:p>0.0611111111111111</text:p>
          </table:table-cell>
          <table:table-cell table:formula="of:=IF([.S14]&lt;0; [.S14]+1; IF([.S14]&gt;1; [.S14]-1; [.S14]))" office:value-type="float" office:value="0.727777777777778" calcext:value-type="float">
            <text:p>0.727777777777778</text:p>
          </table:table-cell>
          <table:table-cell table:formula="of:=IF((6* [.T14]) &lt; 1; TRUE(); FALSE())" office:value-type="boolean" office:boolean-value="false" calcext:value-type="boolean">
            <text:p>FALSE</text:p>
          </table:table-cell>
          <table:table-cell table:formula="of:=IF((2* [.T14]) &lt; 1; TRUE(); FALSE())" office:value-type="boolean" office:boolean-value="true" calcext:value-type="boolean">
            <text:p>TRUE</text:p>
          </table:table-cell>
          <table:table-cell table:formula="of:=IF((3* [.T14]) &lt; 2; TRUE(); FALSE())" office:value-type="boolean" office:boolean-value="true" calcext:value-type="boolean">
            <text:p>TRUE</text:p>
          </table:table-cell>
          <table:table-cell table:formula="of:=IF((6* [.U14]) &lt; 1; TRUE(); FALSE())" office:value-type="boolean" office:boolean-value="true" calcext:value-type="boolean">
            <text:p>TRUE</text:p>
          </table:table-cell>
          <table:table-cell table:formula="of:=IF((2* [.U14]) &lt; 1; TRUE(); FALSE())" office:value-type="boolean" office:boolean-value="true" calcext:value-type="boolean">
            <text:p>TRUE</text:p>
          </table:table-cell>
          <table:table-cell table:formula="of:=IF((3* [.U14]) &lt; 2; TRUE(); FALSE())" office:value-type="boolean" office:boolean-value="true" calcext:value-type="boolean">
            <text:p>TRUE</text:p>
          </table:table-cell>
          <table:table-cell table:formula="of:=IF((6* [.V14]) &lt; 1; TRUE(); FALSE())" office:value-type="boolean" office:boolean-value="false" calcext:value-type="boolean">
            <text:p>FALSE</text:p>
          </table:table-cell>
          <table:table-cell table:formula="of:=IF((2* [.V14]) &lt; 1; TRUE(); FALSE())" office:value-type="boolean" office:boolean-value="false" calcext:value-type="boolean">
            <text:p>FALSE</text:p>
          </table:table-cell>
          <table:table-cell table:formula="of:=IF((3* [.V14]) &lt; 2; TRUE(); FALSE())" office:value-type="boolean" office:boolean-value="false" calcext:value-type="boolean">
            <text:p>FALSE</text:p>
          </table:table-cell>
          <table:table-cell table:formula="of:=IF([.W14]; [.$P14] + ([.$O14] - [.$P14]) * 6 * [.T14]; IF([.X14]; [.$O14]; IF([.Y14]; [.$P14] + (([.$O14] - [.$P14]) * ((2/3) - [.T14]) * 6); [.$P14])))" office:value-type="float" office:value="0.6" calcext:value-type="float">
            <text:p>0.6</text:p>
          </table:table-cell>
          <table:table-cell table:formula="of:=IF([.Z14]; [.$P14] + ([.$O14] - [.$P14]) * 6 * [.U14]; IF([.AA14]; [.$O14]; IF([.AB14]; [.$P14] + (([.$O14] - [.$P14]) * ((2/3) - [.U14]) * 6); [.$P14])))" office:value-type="float" office:value="0.346666666666667" calcext:value-type="float">
            <text:p>0.346666666666667</text:p>
          </table:table-cell>
          <table:table-cell table:formula="of:=IF([.AC14]; [.$P14] + ([.$O14] - [.$P14]) * 6 * [.V14]; IF([.AD14]; [.$O14]; IF([.AE14]; [.$P14] + (([.$O14] - [.$P14]) * ((2/3) - [.V14]) * 6); [.$P14])))" office:value-type="float" office:value="0.2" calcext:value-type="float">
            <text:p>0.2</text:p>
          </table:table-cell>
          <table:table-cell table:formula="of:=ROUND([.AF14]*255)" office:value-type="float" office:value="153" calcext:value-type="float">
            <text:p>153</text:p>
          </table:table-cell>
          <table:table-cell table:formula="of:=ROUND([.AG14]*255)" office:value-type="float" office:value="88" calcext:value-type="float">
            <text:p>88</text:p>
          </table:table-cell>
          <table:table-cell table:formula="of:=ROUND([.AH14]*255)" office:value-type="float" office:value="51" calcext:value-type="float">
            <text:p>51</text:p>
          </table:table-cell>
        </table:table-row>
        <table:table-row table:style-name="ro3">
          <table:table-cell table:formula="of:=[.A14]" office:value-type="float" office:value="22" calcext:value-type="float">
            <text:p>22</text:p>
          </table:table-cell>
          <table:table-cell table:formula="of:=[.B14]" office:value-type="float" office:value="50" calcext:value-type="float">
            <text:p>50</text:p>
          </table:table-cell>
          <table:table-cell table:formula="of:=IF([.C$5]=[.C14]; 0; [.C14]+5)" office:value-type="float" office:value="45" calcext:value-type="float">
            <text:p>45</text:p>
          </table:table-cell>
          <table:table-cell table:formula="of:=[.AI15]&amp;&quot;, &quot;&amp;[.AJ15]&amp;&quot;, &quot;&amp;[.AK15]" office:value-type="string" office:string-value="172, 99, 57" calcext:value-type="string">
            <text:p>172, 99, 57</text:p>
          </table:table-cell>
          <table:table-cell table:formula="of:=DEC2HEX([.AI15]; 2)&amp;DEC2HEX([.AJ15]; 2)&amp;DEC2HEX([.AK15]; 2)" office:value-type="string" office:string-value="AC6339" calcext:value-type="string">
            <text:p>AC6339</text:p>
          </table:table-cell>
          <table:table-cell table:formula="of:=[.A15]/360" office:value-type="float" office:value="0.0611111111111111" calcext:value-type="float">
            <text:p>0.0611111111111111</text:p>
          </table:table-cell>
          <table:table-cell table:formula="of:=[.B15]/100" office:value-type="float" office:value="0.5" calcext:value-type="float">
            <text:p>0.5</text:p>
          </table:table-cell>
          <table:table-cell table:formula="of:=[.C15]/100" office:value-type="float" office:value="0.45" calcext:value-type="float">
            <text:p>0.45</text:p>
          </table:table-cell>
          <table:table-cell table:formula="of:=IF([.B15]&gt;0; TRUE(); FALSE())" office:value-type="boolean" office:boolean-value="true" calcext:value-type="boolean">
            <text:p>TRUE</text:p>
          </table:table-cell>
          <table:table-cell table:formula="of:=IF([.I15]; &quot;&quot;; ROUND([.C15]*2.55))">
            <text:p/>
          </table:table-cell>
          <table:table-cell table:formula="of:=[.J15]">
            <text:p/>
          </table:table-cell>
          <table:table-cell table:formula="of:=[.J15]">
            <text:p/>
          </table:table-cell>
          <table:table-cell table:formula="of:=[.H15] * (1 + [.G15])" office:value-type="float" office:value="0.675" calcext:value-type="float">
            <text:p>0.675</text:p>
          </table:table-cell>
          <table:table-cell table:formula="of:= ([.H15] + [.G15]) - ([.H15] * [.G15])" office:value-type="float" office:value="0.725" calcext:value-type="float">
            <text:p>0.725</text:p>
          </table:table-cell>
          <table:table-cell table:formula="of:=IF([.H15] &lt;= 0.5; [.M15]; [.N15])" office:value-type="float" office:value="0.675" calcext:value-type="float">
            <text:p>0.675</text:p>
          </table:table-cell>
          <table:table-cell table:formula="of:= (2 * [.H15]) - [.O15]" office:value-type="float" office:value="0.225" calcext:value-type="float">
            <text:p>0.225</text:p>
          </table:table-cell>
          <table:table-cell table:formula="of:=[.F15] + (1/3)" office:value-type="float" office:value="0.394444444444444" calcext:value-type="float">
            <text:p>0.394444444444444</text:p>
          </table:table-cell>
          <table:table-cell table:formula="of:=[.F15]" office:value-type="float" office:value="0.0611111111111111" calcext:value-type="float">
            <text:p>0.0611111111111111</text:p>
          </table:table-cell>
          <table:table-cell table:formula="of:=[.F15] - (1/3)" office:value-type="float" office:value="-0.272222222222222" calcext:value-type="float">
            <text:p>-0.272222222222222</text:p>
          </table:table-cell>
          <table:table-cell table:formula="of:=IF([.Q15]&lt;0; [.Q15]+1; IF([.Q15]&gt;1; [.Q15]-1; [.Q15]))" office:value-type="float" office:value="0.394444444444444" calcext:value-type="float">
            <text:p>0.394444444444444</text:p>
          </table:table-cell>
          <table:table-cell table:formula="of:=IF([.R15]&lt;0; [.R15]+1; IF([.R15]&gt;1; [.R15]-1; [.R15]))" office:value-type="float" office:value="0.0611111111111111" calcext:value-type="float">
            <text:p>0.0611111111111111</text:p>
          </table:table-cell>
          <table:table-cell table:formula="of:=IF([.S15]&lt;0; [.S15]+1; IF([.S15]&gt;1; [.S15]-1; [.S15]))" office:value-type="float" office:value="0.727777777777778" calcext:value-type="float">
            <text:p>0.727777777777778</text:p>
          </table:table-cell>
          <table:table-cell table:formula="of:=IF((6* [.T15]) &lt; 1; TRUE(); FALSE())" office:value-type="boolean" office:boolean-value="false" calcext:value-type="boolean">
            <text:p>FALSE</text:p>
          </table:table-cell>
          <table:table-cell table:formula="of:=IF((2* [.T15]) &lt; 1; TRUE(); FALSE())" office:value-type="boolean" office:boolean-value="true" calcext:value-type="boolean">
            <text:p>TRUE</text:p>
          </table:table-cell>
          <table:table-cell table:formula="of:=IF((3* [.T15]) &lt; 2; TRUE(); FALSE())" office:value-type="boolean" office:boolean-value="true" calcext:value-type="boolean">
            <text:p>TRUE</text:p>
          </table:table-cell>
          <table:table-cell table:formula="of:=IF((6* [.U15]) &lt; 1; TRUE(); FALSE())" office:value-type="boolean" office:boolean-value="true" calcext:value-type="boolean">
            <text:p>TRUE</text:p>
          </table:table-cell>
          <table:table-cell table:formula="of:=IF((2* [.U15]) &lt; 1; TRUE(); FALSE())" office:value-type="boolean" office:boolean-value="true" calcext:value-type="boolean">
            <text:p>TRUE</text:p>
          </table:table-cell>
          <table:table-cell table:formula="of:=IF((3* [.U15]) &lt; 2; TRUE(); FALSE())" office:value-type="boolean" office:boolean-value="true" calcext:value-type="boolean">
            <text:p>TRUE</text:p>
          </table:table-cell>
          <table:table-cell table:formula="of:=IF((6* [.V15]) &lt; 1; TRUE(); FALSE())" office:value-type="boolean" office:boolean-value="false" calcext:value-type="boolean">
            <text:p>FALSE</text:p>
          </table:table-cell>
          <table:table-cell table:formula="of:=IF((2* [.V15]) &lt; 1; TRUE(); FALSE())" office:value-type="boolean" office:boolean-value="false" calcext:value-type="boolean">
            <text:p>FALSE</text:p>
          </table:table-cell>
          <table:table-cell table:formula="of:=IF((3* [.V15]) &lt; 2; TRUE(); FALSE())" office:value-type="boolean" office:boolean-value="false" calcext:value-type="boolean">
            <text:p>FALSE</text:p>
          </table:table-cell>
          <table:table-cell table:formula="of:=IF([.W15]; [.$P15] + ([.$O15] - [.$P15]) * 6 * [.T15]; IF([.X15]; [.$O15]; IF([.Y15]; [.$P15] + (([.$O15] - [.$P15]) * ((2/3) - [.T15]) * 6); [.$P15])))" office:value-type="float" office:value="0.675" calcext:value-type="float">
            <text:p>0.675</text:p>
          </table:table-cell>
          <table:table-cell table:formula="of:=IF([.Z15]; [.$P15] + ([.$O15] - [.$P15]) * 6 * [.U15]; IF([.AA15]; [.$O15]; IF([.AB15]; [.$P15] + (([.$O15] - [.$P15]) * ((2/3) - [.U15]) * 6); [.$P15])))" office:value-type="float" office:value="0.39" calcext:value-type="float">
            <text:p>0.39</text:p>
          </table:table-cell>
          <table:table-cell table:formula="of:=IF([.AC15]; [.$P15] + ([.$O15] - [.$P15]) * 6 * [.V15]; IF([.AD15]; [.$O15]; IF([.AE15]; [.$P15] + (([.$O15] - [.$P15]) * ((2/3) - [.V15]) * 6); [.$P15])))" office:value-type="float" office:value="0.225" calcext:value-type="float">
            <text:p>0.225</text:p>
          </table:table-cell>
          <table:table-cell table:formula="of:=ROUND([.AF15]*255)" office:value-type="float" office:value="172" calcext:value-type="float">
            <text:p>172</text:p>
          </table:table-cell>
          <table:table-cell table:formula="of:=ROUND([.AG15]*255)" office:value-type="float" office:value="99" calcext:value-type="float">
            <text:p>99</text:p>
          </table:table-cell>
          <table:table-cell table:formula="of:=ROUND([.AH15]*255)" office:value-type="float" office:value="57" calcext:value-type="float">
            <text:p>57</text:p>
          </table:table-cell>
        </table:table-row>
        <table:table-row table:style-name="ro3">
          <table:table-cell table:formula="of:=[.A15]" office:value-type="float" office:value="22" calcext:value-type="float">
            <text:p>22</text:p>
          </table:table-cell>
          <table:table-cell table:formula="of:=[.B15]" office:value-type="float" office:value="50" calcext:value-type="float">
            <text:p>50</text:p>
          </table:table-cell>
          <table:table-cell table:formula="of:=IF([.C$5]=[.C15]; 0; [.C15]+5)" office:value-type="float" office:value="50" calcext:value-type="float">
            <text:p>50</text:p>
          </table:table-cell>
          <table:table-cell table:formula="of:=[.AI16]&amp;&quot;, &quot;&amp;[.AJ16]&amp;&quot;, &quot;&amp;[.AK16]" office:value-type="string" office:string-value="191, 111, 64" calcext:value-type="string">
            <text:p>191, 111, 64</text:p>
          </table:table-cell>
          <table:table-cell table:formula="of:=DEC2HEX([.AI16]; 2)&amp;DEC2HEX([.AJ16]; 2)&amp;DEC2HEX([.AK16]; 2)" office:value-type="string" office:string-value="BF6F40" calcext:value-type="string">
            <text:p>BF6F40</text:p>
          </table:table-cell>
          <table:table-cell table:formula="of:=[.A16]/360" office:value-type="float" office:value="0.0611111111111111" calcext:value-type="float">
            <text:p>0.0611111111111111</text:p>
          </table:table-cell>
          <table:table-cell table:formula="of:=[.B16]/100" office:value-type="float" office:value="0.5" calcext:value-type="float">
            <text:p>0.5</text:p>
          </table:table-cell>
          <table:table-cell table:formula="of:=[.C16]/100" office:value-type="float" office:value="0.5" calcext:value-type="float">
            <text:p>0.5</text:p>
          </table:table-cell>
          <table:table-cell table:formula="of:=IF([.B16]&gt;0; TRUE(); FALSE())" office:value-type="boolean" office:boolean-value="true" calcext:value-type="boolean">
            <text:p>TRUE</text:p>
          </table:table-cell>
          <table:table-cell table:formula="of:=IF([.I16]; &quot;&quot;; ROUND([.C16]*2.55))">
            <text:p/>
          </table:table-cell>
          <table:table-cell table:formula="of:=[.J16]">
            <text:p/>
          </table:table-cell>
          <table:table-cell table:formula="of:=[.J16]">
            <text:p/>
          </table:table-cell>
          <table:table-cell table:formula="of:=[.H16] * (1 + [.G16])" office:value-type="float" office:value="0.75" calcext:value-type="float">
            <text:p>0.75</text:p>
          </table:table-cell>
          <table:table-cell table:formula="of:= ([.H16] + [.G16]) - ([.H16] * [.G16])" office:value-type="float" office:value="0.75" calcext:value-type="float">
            <text:p>0.75</text:p>
          </table:table-cell>
          <table:table-cell table:formula="of:=IF([.H16] &lt;= 0.5; [.M16]; [.N16])" office:value-type="float" office:value="0.75" calcext:value-type="float">
            <text:p>0.75</text:p>
          </table:table-cell>
          <table:table-cell table:formula="of:= (2 * [.H16]) - [.O16]" office:value-type="float" office:value="0.25" calcext:value-type="float">
            <text:p>0.25</text:p>
          </table:table-cell>
          <table:table-cell table:formula="of:=[.F16] + (1/3)" office:value-type="float" office:value="0.394444444444444" calcext:value-type="float">
            <text:p>0.394444444444444</text:p>
          </table:table-cell>
          <table:table-cell table:formula="of:=[.F16]" office:value-type="float" office:value="0.0611111111111111" calcext:value-type="float">
            <text:p>0.0611111111111111</text:p>
          </table:table-cell>
          <table:table-cell table:formula="of:=[.F16] - (1/3)" office:value-type="float" office:value="-0.272222222222222" calcext:value-type="float">
            <text:p>-0.272222222222222</text:p>
          </table:table-cell>
          <table:table-cell table:formula="of:=IF([.Q16]&lt;0; [.Q16]+1; IF([.Q16]&gt;1; [.Q16]-1; [.Q16]))" office:value-type="float" office:value="0.394444444444444" calcext:value-type="float">
            <text:p>0.394444444444444</text:p>
          </table:table-cell>
          <table:table-cell table:formula="of:=IF([.R16]&lt;0; [.R16]+1; IF([.R16]&gt;1; [.R16]-1; [.R16]))" office:value-type="float" office:value="0.0611111111111111" calcext:value-type="float">
            <text:p>0.0611111111111111</text:p>
          </table:table-cell>
          <table:table-cell table:formula="of:=IF([.S16]&lt;0; [.S16]+1; IF([.S16]&gt;1; [.S16]-1; [.S16]))" office:value-type="float" office:value="0.727777777777778" calcext:value-type="float">
            <text:p>0.727777777777778</text:p>
          </table:table-cell>
          <table:table-cell table:formula="of:=IF((6* [.T16]) &lt; 1; TRUE(); FALSE())" office:value-type="boolean" office:boolean-value="false" calcext:value-type="boolean">
            <text:p>FALSE</text:p>
          </table:table-cell>
          <table:table-cell table:formula="of:=IF((2* [.T16]) &lt; 1; TRUE(); FALSE())" office:value-type="boolean" office:boolean-value="true" calcext:value-type="boolean">
            <text:p>TRUE</text:p>
          </table:table-cell>
          <table:table-cell table:formula="of:=IF((3* [.T16]) &lt; 2; TRUE(); FALSE())" office:value-type="boolean" office:boolean-value="true" calcext:value-type="boolean">
            <text:p>TRUE</text:p>
          </table:table-cell>
          <table:table-cell table:formula="of:=IF((6* [.U16]) &lt; 1; TRUE(); FALSE())" office:value-type="boolean" office:boolean-value="true" calcext:value-type="boolean">
            <text:p>TRUE</text:p>
          </table:table-cell>
          <table:table-cell table:formula="of:=IF((2* [.U16]) &lt; 1; TRUE(); FALSE())" office:value-type="boolean" office:boolean-value="true" calcext:value-type="boolean">
            <text:p>TRUE</text:p>
          </table:table-cell>
          <table:table-cell table:formula="of:=IF((3* [.U16]) &lt; 2; TRUE(); FALSE())" office:value-type="boolean" office:boolean-value="true" calcext:value-type="boolean">
            <text:p>TRUE</text:p>
          </table:table-cell>
          <table:table-cell table:formula="of:=IF((6* [.V16]) &lt; 1; TRUE(); FALSE())" office:value-type="boolean" office:boolean-value="false" calcext:value-type="boolean">
            <text:p>FALSE</text:p>
          </table:table-cell>
          <table:table-cell table:formula="of:=IF((2* [.V16]) &lt; 1; TRUE(); FALSE())" office:value-type="boolean" office:boolean-value="false" calcext:value-type="boolean">
            <text:p>FALSE</text:p>
          </table:table-cell>
          <table:table-cell table:formula="of:=IF((3* [.V16]) &lt; 2; TRUE(); FALSE())" office:value-type="boolean" office:boolean-value="false" calcext:value-type="boolean">
            <text:p>FALSE</text:p>
          </table:table-cell>
          <table:table-cell table:formula="of:=IF([.W16]; [.$P16] + ([.$O16] - [.$P16]) * 6 * [.T16]; IF([.X16]; [.$O16]; IF([.Y16]; [.$P16] + (([.$O16] - [.$P16]) * ((2/3) - [.T16]) * 6); [.$P16])))" office:value-type="float" office:value="0.75" calcext:value-type="float">
            <text:p>0.75</text:p>
          </table:table-cell>
          <table:table-cell table:formula="of:=IF([.Z16]; [.$P16] + ([.$O16] - [.$P16]) * 6 * [.U16]; IF([.AA16]; [.$O16]; IF([.AB16]; [.$P16] + (([.$O16] - [.$P16]) * ((2/3) - [.U16]) * 6); [.$P16])))" office:value-type="float" office:value="0.433333333333333" calcext:value-type="float">
            <text:p>0.433333333333333</text:p>
          </table:table-cell>
          <table:table-cell table:formula="of:=IF([.AC16]; [.$P16] + ([.$O16] - [.$P16]) * 6 * [.V16]; IF([.AD16]; [.$O16]; IF([.AE16]; [.$P16] + (([.$O16] - [.$P16]) * ((2/3) - [.V16]) * 6); [.$P16])))" office:value-type="float" office:value="0.25" calcext:value-type="float">
            <text:p>0.25</text:p>
          </table:table-cell>
          <table:table-cell table:formula="of:=ROUND([.AF16]*255)" office:value-type="float" office:value="191" calcext:value-type="float">
            <text:p>191</text:p>
          </table:table-cell>
          <table:table-cell table:formula="of:=ROUND([.AG16]*255)" office:value-type="float" office:value="111" calcext:value-type="float">
            <text:p>111</text:p>
          </table:table-cell>
          <table:table-cell table:formula="of:=ROUND([.AH16]*255)" office:value-type="float" office:value="64" calcext:value-type="float">
            <text:p>64</text:p>
          </table:table-cell>
        </table:table-row>
        <table:table-row table:style-name="ro3">
          <table:table-cell table:formula="of:=[.A16]" office:value-type="float" office:value="22" calcext:value-type="float">
            <text:p>22</text:p>
          </table:table-cell>
          <table:table-cell table:formula="of:=[.B16]" office:value-type="float" office:value="50" calcext:value-type="float">
            <text:p>50</text:p>
          </table:table-cell>
          <table:table-cell table:formula="of:=IF([.C$5]=[.C16]; 0; [.C16]+5)" office:value-type="float" office:value="55" calcext:value-type="float">
            <text:p>55</text:p>
          </table:table-cell>
          <table:table-cell table:formula="of:=[.AI17]&amp;&quot;, &quot;&amp;[.AJ17]&amp;&quot;, &quot;&amp;[.AK17]" office:value-type="string" office:string-value="198, 125, 83" calcext:value-type="string">
            <text:p>198, 125, 83</text:p>
          </table:table-cell>
          <table:table-cell table:formula="of:=DEC2HEX([.AI17]; 2)&amp;DEC2HEX([.AJ17]; 2)&amp;DEC2HEX([.AK17]; 2)" office:value-type="string" office:string-value="C67D53" calcext:value-type="string">
            <text:p>C67D53</text:p>
          </table:table-cell>
          <table:table-cell table:formula="of:=[.A17]/360" office:value-type="float" office:value="0.0611111111111111" calcext:value-type="float">
            <text:p>0.0611111111111111</text:p>
          </table:table-cell>
          <table:table-cell table:formula="of:=[.B17]/100" office:value-type="float" office:value="0.5" calcext:value-type="float">
            <text:p>0.5</text:p>
          </table:table-cell>
          <table:table-cell table:formula="of:=[.C17]/100" office:value-type="float" office:value="0.55" calcext:value-type="float">
            <text:p>0.55</text:p>
          </table:table-cell>
          <table:table-cell table:formula="of:=IF([.B17]&gt;0; TRUE(); FALSE())" office:value-type="boolean" office:boolean-value="true" calcext:value-type="boolean">
            <text:p>TRUE</text:p>
          </table:table-cell>
          <table:table-cell table:formula="of:=IF([.I17]; &quot;&quot;; ROUND([.C17]*2.55))">
            <text:p/>
          </table:table-cell>
          <table:table-cell table:formula="of:=[.J17]">
            <text:p/>
          </table:table-cell>
          <table:table-cell table:formula="of:=[.J17]">
            <text:p/>
          </table:table-cell>
          <table:table-cell table:formula="of:=[.H17] * (1 + [.G17])" office:value-type="float" office:value="0.825" calcext:value-type="float">
            <text:p>0.825</text:p>
          </table:table-cell>
          <table:table-cell table:formula="of:= ([.H17] + [.G17]) - ([.H17] * [.G17])" office:value-type="float" office:value="0.775" calcext:value-type="float">
            <text:p>0.775</text:p>
          </table:table-cell>
          <table:table-cell table:formula="of:=IF([.H17] &lt;= 0.5; [.M17]; [.N17])" office:value-type="float" office:value="0.775" calcext:value-type="float">
            <text:p>0.775</text:p>
          </table:table-cell>
          <table:table-cell table:formula="of:= (2 * [.H17]) - [.O17]" office:value-type="float" office:value="0.325" calcext:value-type="float">
            <text:p>0.325</text:p>
          </table:table-cell>
          <table:table-cell table:formula="of:=[.F17] + (1/3)" office:value-type="float" office:value="0.394444444444444" calcext:value-type="float">
            <text:p>0.394444444444444</text:p>
          </table:table-cell>
          <table:table-cell table:formula="of:=[.F17]" office:value-type="float" office:value="0.0611111111111111" calcext:value-type="float">
            <text:p>0.0611111111111111</text:p>
          </table:table-cell>
          <table:table-cell table:formula="of:=[.F17] - (1/3)" office:value-type="float" office:value="-0.272222222222222" calcext:value-type="float">
            <text:p>-0.272222222222222</text:p>
          </table:table-cell>
          <table:table-cell table:formula="of:=IF([.Q17]&lt;0; [.Q17]+1; IF([.Q17]&gt;1; [.Q17]-1; [.Q17]))" office:value-type="float" office:value="0.394444444444444" calcext:value-type="float">
            <text:p>0.394444444444444</text:p>
          </table:table-cell>
          <table:table-cell table:formula="of:=IF([.R17]&lt;0; [.R17]+1; IF([.R17]&gt;1; [.R17]-1; [.R17]))" office:value-type="float" office:value="0.0611111111111111" calcext:value-type="float">
            <text:p>0.0611111111111111</text:p>
          </table:table-cell>
          <table:table-cell table:formula="of:=IF([.S17]&lt;0; [.S17]+1; IF([.S17]&gt;1; [.S17]-1; [.S17]))" office:value-type="float" office:value="0.727777777777778" calcext:value-type="float">
            <text:p>0.727777777777778</text:p>
          </table:table-cell>
          <table:table-cell table:formula="of:=IF((6* [.T17]) &lt; 1; TRUE(); FALSE())" office:value-type="boolean" office:boolean-value="false" calcext:value-type="boolean">
            <text:p>FALSE</text:p>
          </table:table-cell>
          <table:table-cell table:formula="of:=IF((2* [.T17]) &lt; 1; TRUE(); FALSE())" office:value-type="boolean" office:boolean-value="true" calcext:value-type="boolean">
            <text:p>TRUE</text:p>
          </table:table-cell>
          <table:table-cell table:formula="of:=IF((3* [.T17]) &lt; 2; TRUE(); FALSE())" office:value-type="boolean" office:boolean-value="true" calcext:value-type="boolean">
            <text:p>TRUE</text:p>
          </table:table-cell>
          <table:table-cell table:formula="of:=IF((6* [.U17]) &lt; 1; TRUE(); FALSE())" office:value-type="boolean" office:boolean-value="true" calcext:value-type="boolean">
            <text:p>TRUE</text:p>
          </table:table-cell>
          <table:table-cell table:formula="of:=IF((2* [.U17]) &lt; 1; TRUE(); FALSE())" office:value-type="boolean" office:boolean-value="true" calcext:value-type="boolean">
            <text:p>TRUE</text:p>
          </table:table-cell>
          <table:table-cell table:formula="of:=IF((3* [.U17]) &lt; 2; TRUE(); FALSE())" office:value-type="boolean" office:boolean-value="true" calcext:value-type="boolean">
            <text:p>TRUE</text:p>
          </table:table-cell>
          <table:table-cell table:formula="of:=IF((6* [.V17]) &lt; 1; TRUE(); FALSE())" office:value-type="boolean" office:boolean-value="false" calcext:value-type="boolean">
            <text:p>FALSE</text:p>
          </table:table-cell>
          <table:table-cell table:formula="of:=IF((2* [.V17]) &lt; 1; TRUE(); FALSE())" office:value-type="boolean" office:boolean-value="false" calcext:value-type="boolean">
            <text:p>FALSE</text:p>
          </table:table-cell>
          <table:table-cell table:formula="of:=IF((3* [.V17]) &lt; 2; TRUE(); FALSE())" office:value-type="boolean" office:boolean-value="false" calcext:value-type="boolean">
            <text:p>FALSE</text:p>
          </table:table-cell>
          <table:table-cell table:formula="of:=IF([.W17]; [.$P17] + ([.$O17] - [.$P17]) * 6 * [.T17]; IF([.X17]; [.$O17]; IF([.Y17]; [.$P17] + (([.$O17] - [.$P17]) * ((2/3) - [.T17]) * 6); [.$P17])))" office:value-type="float" office:value="0.775" calcext:value-type="float">
            <text:p>0.775</text:p>
          </table:table-cell>
          <table:table-cell table:formula="of:=IF([.Z17]; [.$P17] + ([.$O17] - [.$P17]) * 6 * [.U17]; IF([.AA17]; [.$O17]; IF([.AB17]; [.$P17] + (([.$O17] - [.$P17]) * ((2/3) - [.U17]) * 6); [.$P17])))" office:value-type="float" office:value="0.49" calcext:value-type="float">
            <text:p>0.49</text:p>
          </table:table-cell>
          <table:table-cell table:formula="of:=IF([.AC17]; [.$P17] + ([.$O17] - [.$P17]) * 6 * [.V17]; IF([.AD17]; [.$O17]; IF([.AE17]; [.$P17] + (([.$O17] - [.$P17]) * ((2/3) - [.V17]) * 6); [.$P17])))" office:value-type="float" office:value="0.325" calcext:value-type="float">
            <text:p>0.325</text:p>
          </table:table-cell>
          <table:table-cell table:formula="of:=ROUND([.AF17]*255)" office:value-type="float" office:value="198" calcext:value-type="float">
            <text:p>198</text:p>
          </table:table-cell>
          <table:table-cell table:formula="of:=ROUND([.AG17]*255)" office:value-type="float" office:value="125" calcext:value-type="float">
            <text:p>125</text:p>
          </table:table-cell>
          <table:table-cell table:formula="of:=ROUND([.AH17]*255)" office:value-type="float" office:value="83" calcext:value-type="float">
            <text:p>83</text:p>
          </table:table-cell>
        </table:table-row>
        <table:table-row table:style-name="ro3">
          <table:table-cell table:formula="of:=[.A17]" office:value-type="float" office:value="22" calcext:value-type="float">
            <text:p>22</text:p>
          </table:table-cell>
          <table:table-cell table:formula="of:=[.B17]" office:value-type="float" office:value="50" calcext:value-type="float">
            <text:p>50</text:p>
          </table:table-cell>
          <table:table-cell table:formula="of:=IF([.C$5]=[.C17]; 0; [.C17]+5)" office:value-type="float" office:value="60" calcext:value-type="float">
            <text:p>60</text:p>
          </table:table-cell>
          <table:table-cell table:formula="of:=[.AI18]&amp;&quot;, &quot;&amp;[.AJ18]&amp;&quot;, &quot;&amp;[.AK18]" office:value-type="string" office:string-value="204, 139, 102" calcext:value-type="string">
            <text:p>204, 139, 102</text:p>
          </table:table-cell>
          <table:table-cell table:formula="of:=DEC2HEX([.AI18]; 2)&amp;DEC2HEX([.AJ18]; 2)&amp;DEC2HEX([.AK18]; 2)" office:value-type="string" office:string-value="CC8B66" calcext:value-type="string">
            <text:p>CC8B66</text:p>
          </table:table-cell>
          <table:table-cell table:formula="of:=[.A18]/360" office:value-type="float" office:value="0.0611111111111111" calcext:value-type="float">
            <text:p>0.0611111111111111</text:p>
          </table:table-cell>
          <table:table-cell table:formula="of:=[.B18]/100" office:value-type="float" office:value="0.5" calcext:value-type="float">
            <text:p>0.5</text:p>
          </table:table-cell>
          <table:table-cell table:formula="of:=[.C18]/100" office:value-type="float" office:value="0.6" calcext:value-type="float">
            <text:p>0.6</text:p>
          </table:table-cell>
          <table:table-cell table:formula="of:=IF([.B18]&gt;0; TRUE(); FALSE())" office:value-type="boolean" office:boolean-value="true" calcext:value-type="boolean">
            <text:p>TRUE</text:p>
          </table:table-cell>
          <table:table-cell table:formula="of:=IF([.I18]; &quot;&quot;; ROUND([.C18]*2.55))">
            <text:p/>
          </table:table-cell>
          <table:table-cell table:formula="of:=[.J18]">
            <text:p/>
          </table:table-cell>
          <table:table-cell table:formula="of:=[.J18]">
            <text:p/>
          </table:table-cell>
          <table:table-cell table:formula="of:=[.H18] * (1 + [.G18])" office:value-type="float" office:value="0.9" calcext:value-type="float">
            <text:p>0.9</text:p>
          </table:table-cell>
          <table:table-cell table:formula="of:= ([.H18] + [.G18]) - ([.H18] * [.G18])" office:value-type="float" office:value="0.8" calcext:value-type="float">
            <text:p>0.8</text:p>
          </table:table-cell>
          <table:table-cell table:formula="of:=IF([.H18] &lt;= 0.5; [.M18]; [.N18])" office:value-type="float" office:value="0.8" calcext:value-type="float">
            <text:p>0.8</text:p>
          </table:table-cell>
          <table:table-cell table:formula="of:= (2 * [.H18]) - [.O18]" office:value-type="float" office:value="0.4" calcext:value-type="float">
            <text:p>0.4</text:p>
          </table:table-cell>
          <table:table-cell table:formula="of:=[.F18] + (1/3)" office:value-type="float" office:value="0.394444444444444" calcext:value-type="float">
            <text:p>0.394444444444444</text:p>
          </table:table-cell>
          <table:table-cell table:formula="of:=[.F18]" office:value-type="float" office:value="0.0611111111111111" calcext:value-type="float">
            <text:p>0.0611111111111111</text:p>
          </table:table-cell>
          <table:table-cell table:formula="of:=[.F18] - (1/3)" office:value-type="float" office:value="-0.272222222222222" calcext:value-type="float">
            <text:p>-0.272222222222222</text:p>
          </table:table-cell>
          <table:table-cell table:formula="of:=IF([.Q18]&lt;0; [.Q18]+1; IF([.Q18]&gt;1; [.Q18]-1; [.Q18]))" office:value-type="float" office:value="0.394444444444444" calcext:value-type="float">
            <text:p>0.394444444444444</text:p>
          </table:table-cell>
          <table:table-cell table:formula="of:=IF([.R18]&lt;0; [.R18]+1; IF([.R18]&gt;1; [.R18]-1; [.R18]))" office:value-type="float" office:value="0.0611111111111111" calcext:value-type="float">
            <text:p>0.0611111111111111</text:p>
          </table:table-cell>
          <table:table-cell table:formula="of:=IF([.S18]&lt;0; [.S18]+1; IF([.S18]&gt;1; [.S18]-1; [.S18]))" office:value-type="float" office:value="0.727777777777778" calcext:value-type="float">
            <text:p>0.727777777777778</text:p>
          </table:table-cell>
          <table:table-cell table:formula="of:=IF((6* [.T18]) &lt; 1; TRUE(); FALSE())" office:value-type="boolean" office:boolean-value="false" calcext:value-type="boolean">
            <text:p>FALSE</text:p>
          </table:table-cell>
          <table:table-cell table:formula="of:=IF((2* [.T18]) &lt; 1; TRUE(); FALSE())" office:value-type="boolean" office:boolean-value="true" calcext:value-type="boolean">
            <text:p>TRUE</text:p>
          </table:table-cell>
          <table:table-cell table:formula="of:=IF((3* [.T18]) &lt; 2; TRUE(); FALSE())" office:value-type="boolean" office:boolean-value="true" calcext:value-type="boolean">
            <text:p>TRUE</text:p>
          </table:table-cell>
          <table:table-cell table:formula="of:=IF((6* [.U18]) &lt; 1; TRUE(); FALSE())" office:value-type="boolean" office:boolean-value="true" calcext:value-type="boolean">
            <text:p>TRUE</text:p>
          </table:table-cell>
          <table:table-cell table:formula="of:=IF((2* [.U18]) &lt; 1; TRUE(); FALSE())" office:value-type="boolean" office:boolean-value="true" calcext:value-type="boolean">
            <text:p>TRUE</text:p>
          </table:table-cell>
          <table:table-cell table:formula="of:=IF((3* [.U18]) &lt; 2; TRUE(); FALSE())" office:value-type="boolean" office:boolean-value="true" calcext:value-type="boolean">
            <text:p>TRUE</text:p>
          </table:table-cell>
          <table:table-cell table:formula="of:=IF((6* [.V18]) &lt; 1; TRUE(); FALSE())" office:value-type="boolean" office:boolean-value="false" calcext:value-type="boolean">
            <text:p>FALSE</text:p>
          </table:table-cell>
          <table:table-cell table:formula="of:=IF((2* [.V18]) &lt; 1; TRUE(); FALSE())" office:value-type="boolean" office:boolean-value="false" calcext:value-type="boolean">
            <text:p>FALSE</text:p>
          </table:table-cell>
          <table:table-cell table:formula="of:=IF((3* [.V18]) &lt; 2; TRUE(); FALSE())" office:value-type="boolean" office:boolean-value="false" calcext:value-type="boolean">
            <text:p>FALSE</text:p>
          </table:table-cell>
          <table:table-cell table:formula="of:=IF([.W18]; [.$P18] + ([.$O18] - [.$P18]) * 6 * [.T18]; IF([.X18]; [.$O18]; IF([.Y18]; [.$P18] + (([.$O18] - [.$P18]) * ((2/3) - [.T18]) * 6); [.$P18])))" office:value-type="float" office:value="0.8" calcext:value-type="float">
            <text:p>0.8</text:p>
          </table:table-cell>
          <table:table-cell table:formula="of:=IF([.Z18]; [.$P18] + ([.$O18] - [.$P18]) * 6 * [.U18]; IF([.AA18]; [.$O18]; IF([.AB18]; [.$P18] + (([.$O18] - [.$P18]) * ((2/3) - [.U18]) * 6); [.$P18])))" office:value-type="float" office:value="0.546666666666667" calcext:value-type="float">
            <text:p>0.546666666666667</text:p>
          </table:table-cell>
          <table:table-cell table:formula="of:=IF([.AC18]; [.$P18] + ([.$O18] - [.$P18]) * 6 * [.V18]; IF([.AD18]; [.$O18]; IF([.AE18]; [.$P18] + (([.$O18] - [.$P18]) * ((2/3) - [.V18]) * 6); [.$P18])))" office:value-type="float" office:value="0.4" calcext:value-type="float">
            <text:p>0.4</text:p>
          </table:table-cell>
          <table:table-cell table:formula="of:=ROUND([.AF18]*255)" office:value-type="float" office:value="204" calcext:value-type="float">
            <text:p>204</text:p>
          </table:table-cell>
          <table:table-cell table:formula="of:=ROUND([.AG18]*255)" office:value-type="float" office:value="139" calcext:value-type="float">
            <text:p>139</text:p>
          </table:table-cell>
          <table:table-cell table:formula="of:=ROUND([.AH18]*255)" office:value-type="float" office:value="102" calcext:value-type="float">
            <text:p>102</text:p>
          </table:table-cell>
        </table:table-row>
        <table:table-row table:style-name="ro3">
          <table:table-cell table:formula="of:=[.A18]" office:value-type="float" office:value="22" calcext:value-type="float">
            <text:p>22</text:p>
          </table:table-cell>
          <table:table-cell table:formula="of:=[.B18]" office:value-type="float" office:value="50" calcext:value-type="float">
            <text:p>50</text:p>
          </table:table-cell>
          <table:table-cell table:formula="of:=IF([.C$5]=[.C18]; 0; [.C18]+5)" office:value-type="float" office:value="65" calcext:value-type="float">
            <text:p>65</text:p>
          </table:table-cell>
          <table:table-cell table:formula="of:=[.AI19]&amp;&quot;, &quot;&amp;[.AJ19]&amp;&quot;, &quot;&amp;[.AK19]" office:value-type="string" office:string-value="210, 154, 121" calcext:value-type="string">
            <text:p>210, 154, 121</text:p>
          </table:table-cell>
          <table:table-cell table:formula="of:=DEC2HEX([.AI19]; 2)&amp;DEC2HEX([.AJ19]; 2)&amp;DEC2HEX([.AK19]; 2)" office:value-type="string" office:string-value="D29A79" calcext:value-type="string">
            <text:p>D29A79</text:p>
          </table:table-cell>
          <table:table-cell table:formula="of:=[.A19]/360" office:value-type="float" office:value="0.0611111111111111" calcext:value-type="float">
            <text:p>0.0611111111111111</text:p>
          </table:table-cell>
          <table:table-cell table:formula="of:=[.B19]/100" office:value-type="float" office:value="0.5" calcext:value-type="float">
            <text:p>0.5</text:p>
          </table:table-cell>
          <table:table-cell table:formula="of:=[.C19]/100" office:value-type="float" office:value="0.65" calcext:value-type="float">
            <text:p>0.65</text:p>
          </table:table-cell>
          <table:table-cell table:formula="of:=IF([.B19]&gt;0; TRUE(); FALSE())" office:value-type="boolean" office:boolean-value="true" calcext:value-type="boolean">
            <text:p>TRUE</text:p>
          </table:table-cell>
          <table:table-cell table:formula="of:=IF([.I19]; &quot;&quot;; ROUND([.C19]*2.55))">
            <text:p/>
          </table:table-cell>
          <table:table-cell table:formula="of:=[.J19]">
            <text:p/>
          </table:table-cell>
          <table:table-cell table:formula="of:=[.J19]">
            <text:p/>
          </table:table-cell>
          <table:table-cell table:formula="of:=[.H19] * (1 + [.G19])" office:value-type="float" office:value="0.975" calcext:value-type="float">
            <text:p>0.975</text:p>
          </table:table-cell>
          <table:table-cell table:formula="of:= ([.H19] + [.G19]) - ([.H19] * [.G19])" office:value-type="float" office:value="0.825" calcext:value-type="float">
            <text:p>0.825</text:p>
          </table:table-cell>
          <table:table-cell table:formula="of:=IF([.H19] &lt;= 0.5; [.M19]; [.N19])" office:value-type="float" office:value="0.825" calcext:value-type="float">
            <text:p>0.825</text:p>
          </table:table-cell>
          <table:table-cell table:formula="of:= (2 * [.H19]) - [.O19]" office:value-type="float" office:value="0.475" calcext:value-type="float">
            <text:p>0.475</text:p>
          </table:table-cell>
          <table:table-cell table:formula="of:=[.F19] + (1/3)" office:value-type="float" office:value="0.394444444444444" calcext:value-type="float">
            <text:p>0.394444444444444</text:p>
          </table:table-cell>
          <table:table-cell table:formula="of:=[.F19]" office:value-type="float" office:value="0.0611111111111111" calcext:value-type="float">
            <text:p>0.0611111111111111</text:p>
          </table:table-cell>
          <table:table-cell table:formula="of:=[.F19] - (1/3)" office:value-type="float" office:value="-0.272222222222222" calcext:value-type="float">
            <text:p>-0.272222222222222</text:p>
          </table:table-cell>
          <table:table-cell table:formula="of:=IF([.Q19]&lt;0; [.Q19]+1; IF([.Q19]&gt;1; [.Q19]-1; [.Q19]))" office:value-type="float" office:value="0.394444444444444" calcext:value-type="float">
            <text:p>0.394444444444444</text:p>
          </table:table-cell>
          <table:table-cell table:formula="of:=IF([.R19]&lt;0; [.R19]+1; IF([.R19]&gt;1; [.R19]-1; [.R19]))" office:value-type="float" office:value="0.0611111111111111" calcext:value-type="float">
            <text:p>0.0611111111111111</text:p>
          </table:table-cell>
          <table:table-cell table:formula="of:=IF([.S19]&lt;0; [.S19]+1; IF([.S19]&gt;1; [.S19]-1; [.S19]))" office:value-type="float" office:value="0.727777777777778" calcext:value-type="float">
            <text:p>0.727777777777778</text:p>
          </table:table-cell>
          <table:table-cell table:formula="of:=IF((6* [.T19]) &lt; 1; TRUE(); FALSE())" office:value-type="boolean" office:boolean-value="false" calcext:value-type="boolean">
            <text:p>FALSE</text:p>
          </table:table-cell>
          <table:table-cell table:formula="of:=IF((2* [.T19]) &lt; 1; TRUE(); FALSE())" office:value-type="boolean" office:boolean-value="true" calcext:value-type="boolean">
            <text:p>TRUE</text:p>
          </table:table-cell>
          <table:table-cell table:formula="of:=IF((3* [.T19]) &lt; 2; TRUE(); FALSE())" office:value-type="boolean" office:boolean-value="true" calcext:value-type="boolean">
            <text:p>TRUE</text:p>
          </table:table-cell>
          <table:table-cell table:formula="of:=IF((6* [.U19]) &lt; 1; TRUE(); FALSE())" office:value-type="boolean" office:boolean-value="true" calcext:value-type="boolean">
            <text:p>TRUE</text:p>
          </table:table-cell>
          <table:table-cell table:formula="of:=IF((2* [.U19]) &lt; 1; TRUE(); FALSE())" office:value-type="boolean" office:boolean-value="true" calcext:value-type="boolean">
            <text:p>TRUE</text:p>
          </table:table-cell>
          <table:table-cell table:formula="of:=IF((3* [.U19]) &lt; 2; TRUE(); FALSE())" office:value-type="boolean" office:boolean-value="true" calcext:value-type="boolean">
            <text:p>TRUE</text:p>
          </table:table-cell>
          <table:table-cell table:formula="of:=IF((6* [.V19]) &lt; 1; TRUE(); FALSE())" office:value-type="boolean" office:boolean-value="false" calcext:value-type="boolean">
            <text:p>FALSE</text:p>
          </table:table-cell>
          <table:table-cell table:formula="of:=IF((2* [.V19]) &lt; 1; TRUE(); FALSE())" office:value-type="boolean" office:boolean-value="false" calcext:value-type="boolean">
            <text:p>FALSE</text:p>
          </table:table-cell>
          <table:table-cell table:formula="of:=IF((3* [.V19]) &lt; 2; TRUE(); FALSE())" office:value-type="boolean" office:boolean-value="false" calcext:value-type="boolean">
            <text:p>FALSE</text:p>
          </table:table-cell>
          <table:table-cell table:formula="of:=IF([.W19]; [.$P19] + ([.$O19] - [.$P19]) * 6 * [.T19]; IF([.X19]; [.$O19]; IF([.Y19]; [.$P19] + (([.$O19] - [.$P19]) * ((2/3) - [.T19]) * 6); [.$P19])))" office:value-type="float" office:value="0.825" calcext:value-type="float">
            <text:p>0.825</text:p>
          </table:table-cell>
          <table:table-cell table:formula="of:=IF([.Z19]; [.$P19] + ([.$O19] - [.$P19]) * 6 * [.U19]; IF([.AA19]; [.$O19]; IF([.AB19]; [.$P19] + (([.$O19] - [.$P19]) * ((2/3) - [.U19]) * 6); [.$P19])))" office:value-type="float" office:value="0.603333333333333" calcext:value-type="float">
            <text:p>0.603333333333333</text:p>
          </table:table-cell>
          <table:table-cell table:formula="of:=IF([.AC19]; [.$P19] + ([.$O19] - [.$P19]) * 6 * [.V19]; IF([.AD19]; [.$O19]; IF([.AE19]; [.$P19] + (([.$O19] - [.$P19]) * ((2/3) - [.V19]) * 6); [.$P19])))" office:value-type="float" office:value="0.475" calcext:value-type="float">
            <text:p>0.475</text:p>
          </table:table-cell>
          <table:table-cell table:formula="of:=ROUND([.AF19]*255)" office:value-type="float" office:value="210" calcext:value-type="float">
            <text:p>210</text:p>
          </table:table-cell>
          <table:table-cell table:formula="of:=ROUND([.AG19]*255)" office:value-type="float" office:value="154" calcext:value-type="float">
            <text:p>154</text:p>
          </table:table-cell>
          <table:table-cell table:formula="of:=ROUND([.AH19]*255)" office:value-type="float" office:value="121" calcext:value-type="float">
            <text:p>121</text:p>
          </table:table-cell>
        </table:table-row>
        <table:table-row table:style-name="ro3">
          <table:table-cell table:formula="of:=[.A19]" office:value-type="float" office:value="22" calcext:value-type="float">
            <text:p>22</text:p>
          </table:table-cell>
          <table:table-cell table:formula="of:=[.B19]" office:value-type="float" office:value="50" calcext:value-type="float">
            <text:p>50</text:p>
          </table:table-cell>
          <table:table-cell table:formula="of:=IF([.C$5]=[.C19]; 0; [.C19]+5)" office:value-type="float" office:value="70" calcext:value-type="float">
            <text:p>70</text:p>
          </table:table-cell>
          <table:table-cell table:formula="of:=[.AI20]&amp;&quot;, &quot;&amp;[.AJ20]&amp;&quot;, &quot;&amp;[.AK20]" office:value-type="string" office:string-value="217, 168, 140" calcext:value-type="string">
            <text:p>217, 168, 140</text:p>
          </table:table-cell>
          <table:table-cell table:formula="of:=DEC2HEX([.AI20]; 2)&amp;DEC2HEX([.AJ20]; 2)&amp;DEC2HEX([.AK20]; 2)" office:value-type="string" office:string-value="D9A88C" calcext:value-type="string">
            <text:p>D9A88C</text:p>
          </table:table-cell>
          <table:table-cell table:formula="of:=[.A20]/360" office:value-type="float" office:value="0.0611111111111111" calcext:value-type="float">
            <text:p>0.0611111111111111</text:p>
          </table:table-cell>
          <table:table-cell table:formula="of:=[.B20]/100" office:value-type="float" office:value="0.5" calcext:value-type="float">
            <text:p>0.5</text:p>
          </table:table-cell>
          <table:table-cell table:formula="of:=[.C20]/100" office:value-type="float" office:value="0.7" calcext:value-type="float">
            <text:p>0.7</text:p>
          </table:table-cell>
          <table:table-cell table:formula="of:=IF([.B20]&gt;0; TRUE(); FALSE())" office:value-type="boolean" office:boolean-value="true" calcext:value-type="boolean">
            <text:p>TRUE</text:p>
          </table:table-cell>
          <table:table-cell table:formula="of:=IF([.I20]; &quot;&quot;; ROUND([.C20]*2.55))">
            <text:p/>
          </table:table-cell>
          <table:table-cell table:formula="of:=[.J20]">
            <text:p/>
          </table:table-cell>
          <table:table-cell table:formula="of:=[.J20]">
            <text:p/>
          </table:table-cell>
          <table:table-cell table:formula="of:=[.H20] * (1 + [.G20])" office:value-type="float" office:value="1.05" calcext:value-type="float">
            <text:p>1.05</text:p>
          </table:table-cell>
          <table:table-cell table:formula="of:= ([.H20] + [.G20]) - ([.H20] * [.G20])" office:value-type="float" office:value="0.85" calcext:value-type="float">
            <text:p>0.85</text:p>
          </table:table-cell>
          <table:table-cell table:formula="of:=IF([.H20] &lt;= 0.5; [.M20]; [.N20])" office:value-type="float" office:value="0.85" calcext:value-type="float">
            <text:p>0.85</text:p>
          </table:table-cell>
          <table:table-cell table:formula="of:= (2 * [.H20]) - [.O20]" office:value-type="float" office:value="0.55" calcext:value-type="float">
            <text:p>0.55</text:p>
          </table:table-cell>
          <table:table-cell table:formula="of:=[.F20] + (1/3)" office:value-type="float" office:value="0.394444444444444" calcext:value-type="float">
            <text:p>0.394444444444444</text:p>
          </table:table-cell>
          <table:table-cell table:formula="of:=[.F20]" office:value-type="float" office:value="0.0611111111111111" calcext:value-type="float">
            <text:p>0.0611111111111111</text:p>
          </table:table-cell>
          <table:table-cell table:formula="of:=[.F20] - (1/3)" office:value-type="float" office:value="-0.272222222222222" calcext:value-type="float">
            <text:p>-0.272222222222222</text:p>
          </table:table-cell>
          <table:table-cell table:formula="of:=IF([.Q20]&lt;0; [.Q20]+1; IF([.Q20]&gt;1; [.Q20]-1; [.Q20]))" office:value-type="float" office:value="0.394444444444444" calcext:value-type="float">
            <text:p>0.394444444444444</text:p>
          </table:table-cell>
          <table:table-cell table:formula="of:=IF([.R20]&lt;0; [.R20]+1; IF([.R20]&gt;1; [.R20]-1; [.R20]))" office:value-type="float" office:value="0.0611111111111111" calcext:value-type="float">
            <text:p>0.0611111111111111</text:p>
          </table:table-cell>
          <table:table-cell table:formula="of:=IF([.S20]&lt;0; [.S20]+1; IF([.S20]&gt;1; [.S20]-1; [.S20]))" office:value-type="float" office:value="0.727777777777778" calcext:value-type="float">
            <text:p>0.727777777777778</text:p>
          </table:table-cell>
          <table:table-cell table:formula="of:=IF((6* [.T20]) &lt; 1; TRUE(); FALSE())" office:value-type="boolean" office:boolean-value="false" calcext:value-type="boolean">
            <text:p>FALSE</text:p>
          </table:table-cell>
          <table:table-cell table:formula="of:=IF((2* [.T20]) &lt; 1; TRUE(); FALSE())" office:value-type="boolean" office:boolean-value="true" calcext:value-type="boolean">
            <text:p>TRUE</text:p>
          </table:table-cell>
          <table:table-cell table:formula="of:=IF((3* [.T20]) &lt; 2; TRUE(); FALSE())" office:value-type="boolean" office:boolean-value="true" calcext:value-type="boolean">
            <text:p>TRUE</text:p>
          </table:table-cell>
          <table:table-cell table:formula="of:=IF((6* [.U20]) &lt; 1; TRUE(); FALSE())" office:value-type="boolean" office:boolean-value="true" calcext:value-type="boolean">
            <text:p>TRUE</text:p>
          </table:table-cell>
          <table:table-cell table:formula="of:=IF((2* [.U20]) &lt; 1; TRUE(); FALSE())" office:value-type="boolean" office:boolean-value="true" calcext:value-type="boolean">
            <text:p>TRUE</text:p>
          </table:table-cell>
          <table:table-cell table:formula="of:=IF((3* [.U20]) &lt; 2; TRUE(); FALSE())" office:value-type="boolean" office:boolean-value="true" calcext:value-type="boolean">
            <text:p>TRUE</text:p>
          </table:table-cell>
          <table:table-cell table:formula="of:=IF((6* [.V20]) &lt; 1; TRUE(); FALSE())" office:value-type="boolean" office:boolean-value="false" calcext:value-type="boolean">
            <text:p>FALSE</text:p>
          </table:table-cell>
          <table:table-cell table:formula="of:=IF((2* [.V20]) &lt; 1; TRUE(); FALSE())" office:value-type="boolean" office:boolean-value="false" calcext:value-type="boolean">
            <text:p>FALSE</text:p>
          </table:table-cell>
          <table:table-cell table:formula="of:=IF((3* [.V20]) &lt; 2; TRUE(); FALSE())" office:value-type="boolean" office:boolean-value="false" calcext:value-type="boolean">
            <text:p>FALSE</text:p>
          </table:table-cell>
          <table:table-cell table:formula="of:=IF([.W20]; [.$P20] + ([.$O20] - [.$P20]) * 6 * [.T20]; IF([.X20]; [.$O20]; IF([.Y20]; [.$P20] + (([.$O20] - [.$P20]) * ((2/3) - [.T20]) * 6); [.$P20])))" office:value-type="float" office:value="0.85" calcext:value-type="float">
            <text:p>0.85</text:p>
          </table:table-cell>
          <table:table-cell table:formula="of:=IF([.Z20]; [.$P20] + ([.$O20] - [.$P20]) * 6 * [.U20]; IF([.AA20]; [.$O20]; IF([.AB20]; [.$P20] + (([.$O20] - [.$P20]) * ((2/3) - [.U20]) * 6); [.$P20])))" office:value-type="float" office:value="0.66" calcext:value-type="float">
            <text:p>0.66</text:p>
          </table:table-cell>
          <table:table-cell table:formula="of:=IF([.AC20]; [.$P20] + ([.$O20] - [.$P20]) * 6 * [.V20]; IF([.AD20]; [.$O20]; IF([.AE20]; [.$P20] + (([.$O20] - [.$P20]) * ((2/3) - [.V20]) * 6); [.$P20])))" office:value-type="float" office:value="0.55" calcext:value-type="float">
            <text:p>0.55</text:p>
          </table:table-cell>
          <table:table-cell table:formula="of:=ROUND([.AF20]*255)" office:value-type="float" office:value="217" calcext:value-type="float">
            <text:p>217</text:p>
          </table:table-cell>
          <table:table-cell table:formula="of:=ROUND([.AG20]*255)" office:value-type="float" office:value="168" calcext:value-type="float">
            <text:p>168</text:p>
          </table:table-cell>
          <table:table-cell table:formula="of:=ROUND([.AH20]*255)" office:value-type="float" office:value="140" calcext:value-type="float">
            <text:p>140</text:p>
          </table:table-cell>
        </table:table-row>
        <table:table-row table:style-name="ro3">
          <table:table-cell table:formula="of:=[.A20]" office:value-type="float" office:value="22" calcext:value-type="float">
            <text:p>22</text:p>
          </table:table-cell>
          <table:table-cell table:formula="of:=[.B20]" office:value-type="float" office:value="50" calcext:value-type="float">
            <text:p>50</text:p>
          </table:table-cell>
          <table:table-cell table:formula="of:=IF([.C$5]=[.C20]; 0; [.C20]+5)" office:value-type="float" office:value="75" calcext:value-type="float">
            <text:p>75</text:p>
          </table:table-cell>
          <table:table-cell table:formula="of:=[.AI21]&amp;&quot;, &quot;&amp;[.AJ21]&amp;&quot;, &quot;&amp;[.AK21]" office:value-type="string" office:string-value="223, 183, 159" calcext:value-type="string">
            <text:p>223, 183, 159</text:p>
          </table:table-cell>
          <table:table-cell table:formula="of:=DEC2HEX([.AI21]; 2)&amp;DEC2HEX([.AJ21]; 2)&amp;DEC2HEX([.AK21]; 2)" office:value-type="string" office:string-value="DFB79F" calcext:value-type="string">
            <text:p>DFB79F</text:p>
          </table:table-cell>
          <table:table-cell table:formula="of:=[.A21]/360" office:value-type="float" office:value="0.0611111111111111" calcext:value-type="float">
            <text:p>0.0611111111111111</text:p>
          </table:table-cell>
          <table:table-cell table:formula="of:=[.B21]/100" office:value-type="float" office:value="0.5" calcext:value-type="float">
            <text:p>0.5</text:p>
          </table:table-cell>
          <table:table-cell table:formula="of:=[.C21]/100" office:value-type="float" office:value="0.75" calcext:value-type="float">
            <text:p>0.75</text:p>
          </table:table-cell>
          <table:table-cell table:formula="of:=IF([.B21]&gt;0; TRUE(); FALSE())" office:value-type="boolean" office:boolean-value="true" calcext:value-type="boolean">
            <text:p>TRUE</text:p>
          </table:table-cell>
          <table:table-cell table:formula="of:=IF([.I21]; &quot;&quot;; ROUND([.C21]*2.55))">
            <text:p/>
          </table:table-cell>
          <table:table-cell table:formula="of:=[.J21]">
            <text:p/>
          </table:table-cell>
          <table:table-cell table:formula="of:=[.J21]">
            <text:p/>
          </table:table-cell>
          <table:table-cell table:formula="of:=[.H21] * (1 + [.G21])" office:value-type="float" office:value="1.125" calcext:value-type="float">
            <text:p>1.125</text:p>
          </table:table-cell>
          <table:table-cell table:formula="of:= ([.H21] + [.G21]) - ([.H21] * [.G21])" office:value-type="float" office:value="0.875" calcext:value-type="float">
            <text:p>0.875</text:p>
          </table:table-cell>
          <table:table-cell table:formula="of:=IF([.H21] &lt;= 0.5; [.M21]; [.N21])" office:value-type="float" office:value="0.875" calcext:value-type="float">
            <text:p>0.875</text:p>
          </table:table-cell>
          <table:table-cell table:formula="of:= (2 * [.H21]) - [.O21]" office:value-type="float" office:value="0.625" calcext:value-type="float">
            <text:p>0.625</text:p>
          </table:table-cell>
          <table:table-cell table:formula="of:=[.F21] + (1/3)" office:value-type="float" office:value="0.394444444444444" calcext:value-type="float">
            <text:p>0.394444444444444</text:p>
          </table:table-cell>
          <table:table-cell table:formula="of:=[.F21]" office:value-type="float" office:value="0.0611111111111111" calcext:value-type="float">
            <text:p>0.0611111111111111</text:p>
          </table:table-cell>
          <table:table-cell table:formula="of:=[.F21] - (1/3)" office:value-type="float" office:value="-0.272222222222222" calcext:value-type="float">
            <text:p>-0.272222222222222</text:p>
          </table:table-cell>
          <table:table-cell table:formula="of:=IF([.Q21]&lt;0; [.Q21]+1; IF([.Q21]&gt;1; [.Q21]-1; [.Q21]))" office:value-type="float" office:value="0.394444444444444" calcext:value-type="float">
            <text:p>0.394444444444444</text:p>
          </table:table-cell>
          <table:table-cell table:formula="of:=IF([.R21]&lt;0; [.R21]+1; IF([.R21]&gt;1; [.R21]-1; [.R21]))" office:value-type="float" office:value="0.0611111111111111" calcext:value-type="float">
            <text:p>0.0611111111111111</text:p>
          </table:table-cell>
          <table:table-cell table:formula="of:=IF([.S21]&lt;0; [.S21]+1; IF([.S21]&gt;1; [.S21]-1; [.S21]))" office:value-type="float" office:value="0.727777777777778" calcext:value-type="float">
            <text:p>0.727777777777778</text:p>
          </table:table-cell>
          <table:table-cell table:formula="of:=IF((6* [.T21]) &lt; 1; TRUE(); FALSE())" office:value-type="boolean" office:boolean-value="false" calcext:value-type="boolean">
            <text:p>FALSE</text:p>
          </table:table-cell>
          <table:table-cell table:formula="of:=IF((2* [.T21]) &lt; 1; TRUE(); FALSE())" office:value-type="boolean" office:boolean-value="true" calcext:value-type="boolean">
            <text:p>TRUE</text:p>
          </table:table-cell>
          <table:table-cell table:formula="of:=IF((3* [.T21]) &lt; 2; TRUE(); FALSE())" office:value-type="boolean" office:boolean-value="true" calcext:value-type="boolean">
            <text:p>TRUE</text:p>
          </table:table-cell>
          <table:table-cell table:formula="of:=IF((6* [.U21]) &lt; 1; TRUE(); FALSE())" office:value-type="boolean" office:boolean-value="true" calcext:value-type="boolean">
            <text:p>TRUE</text:p>
          </table:table-cell>
          <table:table-cell table:formula="of:=IF((2* [.U21]) &lt; 1; TRUE(); FALSE())" office:value-type="boolean" office:boolean-value="true" calcext:value-type="boolean">
            <text:p>TRUE</text:p>
          </table:table-cell>
          <table:table-cell table:formula="of:=IF((3* [.U21]) &lt; 2; TRUE(); FALSE())" office:value-type="boolean" office:boolean-value="true" calcext:value-type="boolean">
            <text:p>TRUE</text:p>
          </table:table-cell>
          <table:table-cell table:formula="of:=IF((6* [.V21]) &lt; 1; TRUE(); FALSE())" office:value-type="boolean" office:boolean-value="false" calcext:value-type="boolean">
            <text:p>FALSE</text:p>
          </table:table-cell>
          <table:table-cell table:formula="of:=IF((2* [.V21]) &lt; 1; TRUE(); FALSE())" office:value-type="boolean" office:boolean-value="false" calcext:value-type="boolean">
            <text:p>FALSE</text:p>
          </table:table-cell>
          <table:table-cell table:formula="of:=IF((3* [.V21]) &lt; 2; TRUE(); FALSE())" office:value-type="boolean" office:boolean-value="false" calcext:value-type="boolean">
            <text:p>FALSE</text:p>
          </table:table-cell>
          <table:table-cell table:formula="of:=IF([.W21]; [.$P21] + ([.$O21] - [.$P21]) * 6 * [.T21]; IF([.X21]; [.$O21]; IF([.Y21]; [.$P21] + (([.$O21] - [.$P21]) * ((2/3) - [.T21]) * 6); [.$P21])))" office:value-type="float" office:value="0.875" calcext:value-type="float">
            <text:p>0.875</text:p>
          </table:table-cell>
          <table:table-cell table:formula="of:=IF([.Z21]; [.$P21] + ([.$O21] - [.$P21]) * 6 * [.U21]; IF([.AA21]; [.$O21]; IF([.AB21]; [.$P21] + (([.$O21] - [.$P21]) * ((2/3) - [.U21]) * 6); [.$P21])))" office:value-type="float" office:value="0.716666666666667" calcext:value-type="float">
            <text:p>0.716666666666667</text:p>
          </table:table-cell>
          <table:table-cell table:formula="of:=IF([.AC21]; [.$P21] + ([.$O21] - [.$P21]) * 6 * [.V21]; IF([.AD21]; [.$O21]; IF([.AE21]; [.$P21] + (([.$O21] - [.$P21]) * ((2/3) - [.V21]) * 6); [.$P21])))" office:value-type="float" office:value="0.625" calcext:value-type="float">
            <text:p>0.625</text:p>
          </table:table-cell>
          <table:table-cell table:formula="of:=ROUND([.AF21]*255)" office:value-type="float" office:value="223" calcext:value-type="float">
            <text:p>223</text:p>
          </table:table-cell>
          <table:table-cell table:formula="of:=ROUND([.AG21]*255)" office:value-type="float" office:value="183" calcext:value-type="float">
            <text:p>183</text:p>
          </table:table-cell>
          <table:table-cell table:formula="of:=ROUND([.AH21]*255)" office:value-type="float" office:value="159" calcext:value-type="float">
            <text:p>159</text:p>
          </table:table-cell>
        </table:table-row>
        <table:table-row table:style-name="ro3">
          <table:table-cell table:formula="of:=[.A21]" office:value-type="float" office:value="22" calcext:value-type="float">
            <text:p>22</text:p>
          </table:table-cell>
          <table:table-cell table:formula="of:=[.B21]" office:value-type="float" office:value="50" calcext:value-type="float">
            <text:p>50</text:p>
          </table:table-cell>
          <table:table-cell table:formula="of:=IF([.C$5]=[.C21]; 0; [.C21]+5)" office:value-type="float" office:value="80" calcext:value-type="float">
            <text:p>80</text:p>
          </table:table-cell>
          <table:table-cell table:formula="of:=[.AI22]&amp;&quot;, &quot;&amp;[.AJ22]&amp;&quot;, &quot;&amp;[.AK22]" office:value-type="string" office:string-value="230, 197, 179" calcext:value-type="string">
            <text:p>230, 197, 179</text:p>
          </table:table-cell>
          <table:table-cell table:formula="of:=DEC2HEX([.AI22]; 2)&amp;DEC2HEX([.AJ22]; 2)&amp;DEC2HEX([.AK22]; 2)" office:value-type="string" office:string-value="E6C5B3" calcext:value-type="string">
            <text:p>E6C5B3</text:p>
          </table:table-cell>
          <table:table-cell table:formula="of:=[.A22]/360" office:value-type="float" office:value="0.0611111111111111" calcext:value-type="float">
            <text:p>0.0611111111111111</text:p>
          </table:table-cell>
          <table:table-cell table:formula="of:=[.B22]/100" office:value-type="float" office:value="0.5" calcext:value-type="float">
            <text:p>0.5</text:p>
          </table:table-cell>
          <table:table-cell table:formula="of:=[.C22]/100" office:value-type="float" office:value="0.8" calcext:value-type="float">
            <text:p>0.8</text:p>
          </table:table-cell>
          <table:table-cell table:formula="of:=IF([.B22]&gt;0; TRUE(); FALSE())" office:value-type="boolean" office:boolean-value="true" calcext:value-type="boolean">
            <text:p>TRUE</text:p>
          </table:table-cell>
          <table:table-cell table:formula="of:=IF([.I22]; &quot;&quot;; ROUND([.C22]*2.55))">
            <text:p/>
          </table:table-cell>
          <table:table-cell table:formula="of:=[.J22]">
            <text:p/>
          </table:table-cell>
          <table:table-cell table:formula="of:=[.J22]">
            <text:p/>
          </table:table-cell>
          <table:table-cell table:formula="of:=[.H22] * (1 + [.G22])" office:value-type="float" office:value="1.2" calcext:value-type="float">
            <text:p>1.2</text:p>
          </table:table-cell>
          <table:table-cell table:formula="of:= ([.H22] + [.G22]) - ([.H22] * [.G22])" office:value-type="float" office:value="0.9" calcext:value-type="float">
            <text:p>0.9</text:p>
          </table:table-cell>
          <table:table-cell table:formula="of:=IF([.H22] &lt;= 0.5; [.M22]; [.N22])" office:value-type="float" office:value="0.9" calcext:value-type="float">
            <text:p>0.9</text:p>
          </table:table-cell>
          <table:table-cell table:formula="of:= (2 * [.H22]) - [.O22]" office:value-type="float" office:value="0.7" calcext:value-type="float">
            <text:p>0.7</text:p>
          </table:table-cell>
          <table:table-cell table:formula="of:=[.F22] + (1/3)" office:value-type="float" office:value="0.394444444444444" calcext:value-type="float">
            <text:p>0.394444444444444</text:p>
          </table:table-cell>
          <table:table-cell table:formula="of:=[.F22]" office:value-type="float" office:value="0.0611111111111111" calcext:value-type="float">
            <text:p>0.0611111111111111</text:p>
          </table:table-cell>
          <table:table-cell table:formula="of:=[.F22] - (1/3)" office:value-type="float" office:value="-0.272222222222222" calcext:value-type="float">
            <text:p>-0.272222222222222</text:p>
          </table:table-cell>
          <table:table-cell table:formula="of:=IF([.Q22]&lt;0; [.Q22]+1; IF([.Q22]&gt;1; [.Q22]-1; [.Q22]))" office:value-type="float" office:value="0.394444444444444" calcext:value-type="float">
            <text:p>0.394444444444444</text:p>
          </table:table-cell>
          <table:table-cell table:formula="of:=IF([.R22]&lt;0; [.R22]+1; IF([.R22]&gt;1; [.R22]-1; [.R22]))" office:value-type="float" office:value="0.0611111111111111" calcext:value-type="float">
            <text:p>0.0611111111111111</text:p>
          </table:table-cell>
          <table:table-cell table:formula="of:=IF([.S22]&lt;0; [.S22]+1; IF([.S22]&gt;1; [.S22]-1; [.S22]))" office:value-type="float" office:value="0.727777777777778" calcext:value-type="float">
            <text:p>0.727777777777778</text:p>
          </table:table-cell>
          <table:table-cell table:formula="of:=IF((6* [.T22]) &lt; 1; TRUE(); FALSE())" office:value-type="boolean" office:boolean-value="false" calcext:value-type="boolean">
            <text:p>FALSE</text:p>
          </table:table-cell>
          <table:table-cell table:formula="of:=IF((2* [.T22]) &lt; 1; TRUE(); FALSE())" office:value-type="boolean" office:boolean-value="true" calcext:value-type="boolean">
            <text:p>TRUE</text:p>
          </table:table-cell>
          <table:table-cell table:formula="of:=IF((3* [.T22]) &lt; 2; TRUE(); FALSE())" office:value-type="boolean" office:boolean-value="true" calcext:value-type="boolean">
            <text:p>TRUE</text:p>
          </table:table-cell>
          <table:table-cell table:formula="of:=IF((6* [.U22]) &lt; 1; TRUE(); FALSE())" office:value-type="boolean" office:boolean-value="true" calcext:value-type="boolean">
            <text:p>TRUE</text:p>
          </table:table-cell>
          <table:table-cell table:formula="of:=IF((2* [.U22]) &lt; 1; TRUE(); FALSE())" office:value-type="boolean" office:boolean-value="true" calcext:value-type="boolean">
            <text:p>TRUE</text:p>
          </table:table-cell>
          <table:table-cell table:formula="of:=IF((3* [.U22]) &lt; 2; TRUE(); FALSE())" office:value-type="boolean" office:boolean-value="true" calcext:value-type="boolean">
            <text:p>TRUE</text:p>
          </table:table-cell>
          <table:table-cell table:formula="of:=IF((6* [.V22]) &lt; 1; TRUE(); FALSE())" office:value-type="boolean" office:boolean-value="false" calcext:value-type="boolean">
            <text:p>FALSE</text:p>
          </table:table-cell>
          <table:table-cell table:formula="of:=IF((2* [.V22]) &lt; 1; TRUE(); FALSE())" office:value-type="boolean" office:boolean-value="false" calcext:value-type="boolean">
            <text:p>FALSE</text:p>
          </table:table-cell>
          <table:table-cell table:formula="of:=IF((3* [.V22]) &lt; 2; TRUE(); FALSE())" office:value-type="boolean" office:boolean-value="false" calcext:value-type="boolean">
            <text:p>FALSE</text:p>
          </table:table-cell>
          <table:table-cell table:formula="of:=IF([.W22]; [.$P22] + ([.$O22] - [.$P22]) * 6 * [.T22]; IF([.X22]; [.$O22]; IF([.Y22]; [.$P22] + (([.$O22] - [.$P22]) * ((2/3) - [.T22]) * 6); [.$P22])))" office:value-type="float" office:value="0.9" calcext:value-type="float">
            <text:p>0.9</text:p>
          </table:table-cell>
          <table:table-cell table:formula="of:=IF([.Z22]; [.$P22] + ([.$O22] - [.$P22]) * 6 * [.U22]; IF([.AA22]; [.$O22]; IF([.AB22]; [.$P22] + (([.$O22] - [.$P22]) * ((2/3) - [.U22]) * 6); [.$P22])))" office:value-type="float" office:value="0.773333333333333" calcext:value-type="float">
            <text:p>0.773333333333333</text:p>
          </table:table-cell>
          <table:table-cell table:formula="of:=IF([.AC22]; [.$P22] + ([.$O22] - [.$P22]) * 6 * [.V22]; IF([.AD22]; [.$O22]; IF([.AE22]; [.$P22] + (([.$O22] - [.$P22]) * ((2/3) - [.V22]) * 6); [.$P22])))" office:value-type="float" office:value="0.7" calcext:value-type="float">
            <text:p>0.7</text:p>
          </table:table-cell>
          <table:table-cell table:formula="of:=ROUND([.AF22]*255)" office:value-type="float" office:value="230" calcext:value-type="float">
            <text:p>230</text:p>
          </table:table-cell>
          <table:table-cell table:formula="of:=ROUND([.AG22]*255)" office:value-type="float" office:value="197" calcext:value-type="float">
            <text:p>197</text:p>
          </table:table-cell>
          <table:table-cell table:formula="of:=ROUND([.AH22]*255)" office:value-type="float" office:value="179" calcext:value-type="float">
            <text:p>179</text:p>
          </table:table-cell>
        </table:table-row>
        <table:table-row table:style-name="ro3">
          <table:table-cell table:formula="of:=[.A22]" office:value-type="float" office:value="22" calcext:value-type="float">
            <text:p>22</text:p>
          </table:table-cell>
          <table:table-cell table:formula="of:=[.B22]" office:value-type="float" office:value="50" calcext:value-type="float">
            <text:p>50</text:p>
          </table:table-cell>
          <table:table-cell table:formula="of:=IF([.C$5]=[.C22]; 0; [.C22]+5)" office:value-type="float" office:value="85" calcext:value-type="float">
            <text:p>85</text:p>
          </table:table-cell>
          <table:table-cell table:formula="of:=[.AI23]&amp;&quot;, &quot;&amp;[.AJ23]&amp;&quot;, &quot;&amp;[.AK23]" office:value-type="string" office:string-value="236, 212, 198" calcext:value-type="string">
            <text:p>236, 212, 198</text:p>
          </table:table-cell>
          <table:table-cell table:formula="of:=DEC2HEX([.AI23]; 2)&amp;DEC2HEX([.AJ23]; 2)&amp;DEC2HEX([.AK23]; 2)" office:value-type="string" office:string-value="ECD4C6" calcext:value-type="string">
            <text:p>ECD4C6</text:p>
          </table:table-cell>
          <table:table-cell table:formula="of:=[.A23]/360" office:value-type="float" office:value="0.0611111111111111" calcext:value-type="float">
            <text:p>0.0611111111111111</text:p>
          </table:table-cell>
          <table:table-cell table:formula="of:=[.B23]/100" office:value-type="float" office:value="0.5" calcext:value-type="float">
            <text:p>0.5</text:p>
          </table:table-cell>
          <table:table-cell table:formula="of:=[.C23]/100" office:value-type="float" office:value="0.85" calcext:value-type="float">
            <text:p>0.85</text:p>
          </table:table-cell>
          <table:table-cell table:formula="of:=IF([.B23]&gt;0; TRUE(); FALSE())" office:value-type="boolean" office:boolean-value="true" calcext:value-type="boolean">
            <text:p>TRUE</text:p>
          </table:table-cell>
          <table:table-cell table:formula="of:=IF([.I23]; &quot;&quot;; ROUND([.C23]*2.55))">
            <text:p/>
          </table:table-cell>
          <table:table-cell table:formula="of:=[.J23]">
            <text:p/>
          </table:table-cell>
          <table:table-cell table:formula="of:=[.J23]">
            <text:p/>
          </table:table-cell>
          <table:table-cell table:formula="of:=[.H23] * (1 + [.G23])" office:value-type="float" office:value="1.275" calcext:value-type="float">
            <text:p>1.275</text:p>
          </table:table-cell>
          <table:table-cell table:formula="of:= ([.H23] + [.G23]) - ([.H23] * [.G23])" office:value-type="float" office:value="0.925" calcext:value-type="float">
            <text:p>0.925</text:p>
          </table:table-cell>
          <table:table-cell table:formula="of:=IF([.H23] &lt;= 0.5; [.M23]; [.N23])" office:value-type="float" office:value="0.925" calcext:value-type="float">
            <text:p>0.925</text:p>
          </table:table-cell>
          <table:table-cell table:formula="of:= (2 * [.H23]) - [.O23]" office:value-type="float" office:value="0.775" calcext:value-type="float">
            <text:p>0.775</text:p>
          </table:table-cell>
          <table:table-cell table:formula="of:=[.F23] + (1/3)" office:value-type="float" office:value="0.394444444444444" calcext:value-type="float">
            <text:p>0.394444444444444</text:p>
          </table:table-cell>
          <table:table-cell table:formula="of:=[.F23]" office:value-type="float" office:value="0.0611111111111111" calcext:value-type="float">
            <text:p>0.0611111111111111</text:p>
          </table:table-cell>
          <table:table-cell table:formula="of:=[.F23] - (1/3)" office:value-type="float" office:value="-0.272222222222222" calcext:value-type="float">
            <text:p>-0.272222222222222</text:p>
          </table:table-cell>
          <table:table-cell table:formula="of:=IF([.Q23]&lt;0; [.Q23]+1; IF([.Q23]&gt;1; [.Q23]-1; [.Q23]))" office:value-type="float" office:value="0.394444444444444" calcext:value-type="float">
            <text:p>0.394444444444444</text:p>
          </table:table-cell>
          <table:table-cell table:formula="of:=IF([.R23]&lt;0; [.R23]+1; IF([.R23]&gt;1; [.R23]-1; [.R23]))" office:value-type="float" office:value="0.0611111111111111" calcext:value-type="float">
            <text:p>0.0611111111111111</text:p>
          </table:table-cell>
          <table:table-cell table:formula="of:=IF([.S23]&lt;0; [.S23]+1; IF([.S23]&gt;1; [.S23]-1; [.S23]))" office:value-type="float" office:value="0.727777777777778" calcext:value-type="float">
            <text:p>0.727777777777778</text:p>
          </table:table-cell>
          <table:table-cell table:formula="of:=IF((6* [.T23]) &lt; 1; TRUE(); FALSE())" office:value-type="boolean" office:boolean-value="false" calcext:value-type="boolean">
            <text:p>FALSE</text:p>
          </table:table-cell>
          <table:table-cell table:formula="of:=IF((2* [.T23]) &lt; 1; TRUE(); FALSE())" office:value-type="boolean" office:boolean-value="true" calcext:value-type="boolean">
            <text:p>TRUE</text:p>
          </table:table-cell>
          <table:table-cell table:formula="of:=IF((3* [.T23]) &lt; 2; TRUE(); FALSE())" office:value-type="boolean" office:boolean-value="true" calcext:value-type="boolean">
            <text:p>TRUE</text:p>
          </table:table-cell>
          <table:table-cell table:formula="of:=IF((6* [.U23]) &lt; 1; TRUE(); FALSE())" office:value-type="boolean" office:boolean-value="true" calcext:value-type="boolean">
            <text:p>TRUE</text:p>
          </table:table-cell>
          <table:table-cell table:formula="of:=IF((2* [.U23]) &lt; 1; TRUE(); FALSE())" office:value-type="boolean" office:boolean-value="true" calcext:value-type="boolean">
            <text:p>TRUE</text:p>
          </table:table-cell>
          <table:table-cell table:formula="of:=IF((3* [.U23]) &lt; 2; TRUE(); FALSE())" office:value-type="boolean" office:boolean-value="true" calcext:value-type="boolean">
            <text:p>TRUE</text:p>
          </table:table-cell>
          <table:table-cell table:formula="of:=IF((6* [.V23]) &lt; 1; TRUE(); FALSE())" office:value-type="boolean" office:boolean-value="false" calcext:value-type="boolean">
            <text:p>FALSE</text:p>
          </table:table-cell>
          <table:table-cell table:formula="of:=IF((2* [.V23]) &lt; 1; TRUE(); FALSE())" office:value-type="boolean" office:boolean-value="false" calcext:value-type="boolean">
            <text:p>FALSE</text:p>
          </table:table-cell>
          <table:table-cell table:formula="of:=IF((3* [.V23]) &lt; 2; TRUE(); FALSE())" office:value-type="boolean" office:boolean-value="false" calcext:value-type="boolean">
            <text:p>FALSE</text:p>
          </table:table-cell>
          <table:table-cell table:formula="of:=IF([.W23]; [.$P23] + ([.$O23] - [.$P23]) * 6 * [.T23]; IF([.X23]; [.$O23]; IF([.Y23]; [.$P23] + (([.$O23] - [.$P23]) * ((2/3) - [.T23]) * 6); [.$P23])))" office:value-type="float" office:value="0.925" calcext:value-type="float">
            <text:p>0.925</text:p>
          </table:table-cell>
          <table:table-cell table:formula="of:=IF([.Z23]; [.$P23] + ([.$O23] - [.$P23]) * 6 * [.U23]; IF([.AA23]; [.$O23]; IF([.AB23]; [.$P23] + (([.$O23] - [.$P23]) * ((2/3) - [.U23]) * 6); [.$P23])))" office:value-type="float" office:value="0.83" calcext:value-type="float">
            <text:p>0.83</text:p>
          </table:table-cell>
          <table:table-cell table:formula="of:=IF([.AC23]; [.$P23] + ([.$O23] - [.$P23]) * 6 * [.V23]; IF([.AD23]; [.$O23]; IF([.AE23]; [.$P23] + (([.$O23] - [.$P23]) * ((2/3) - [.V23]) * 6); [.$P23])))" office:value-type="float" office:value="0.775" calcext:value-type="float">
            <text:p>0.775</text:p>
          </table:table-cell>
          <table:table-cell table:formula="of:=ROUND([.AF23]*255)" office:value-type="float" office:value="236" calcext:value-type="float">
            <text:p>236</text:p>
          </table:table-cell>
          <table:table-cell table:formula="of:=ROUND([.AG23]*255)" office:value-type="float" office:value="212" calcext:value-type="float">
            <text:p>212</text:p>
          </table:table-cell>
          <table:table-cell table:formula="of:=ROUND([.AH23]*255)" office:value-type="float" office:value="198" calcext:value-type="float">
            <text:p>198</text:p>
          </table:table-cell>
        </table:table-row>
        <table:table-row table:style-name="ro3">
          <table:table-cell table:formula="of:=[.A23]" office:value-type="float" office:value="22" calcext:value-type="float">
            <text:p>22</text:p>
          </table:table-cell>
          <table:table-cell table:formula="of:=[.B23]" office:value-type="float" office:value="50" calcext:value-type="float">
            <text:p>50</text:p>
          </table:table-cell>
          <table:table-cell table:formula="of:=IF([.C$5]=[.C23]; 0; [.C23]+5)" office:value-type="float" office:value="90" calcext:value-type="float">
            <text:p>90</text:p>
          </table:table-cell>
          <table:table-cell table:formula="of:=[.AI24]&amp;&quot;, &quot;&amp;[.AJ24]&amp;&quot;, &quot;&amp;[.AK24]" office:value-type="string" office:string-value="242, 226, 217" calcext:value-type="string">
            <text:p>242, 226, 217</text:p>
          </table:table-cell>
          <table:table-cell table:formula="of:=DEC2HEX([.AI24]; 2)&amp;DEC2HEX([.AJ24]; 2)&amp;DEC2HEX([.AK24]; 2)" office:value-type="string" office:string-value="F2E2D9" calcext:value-type="string">
            <text:p>F2E2D9</text:p>
          </table:table-cell>
          <table:table-cell table:formula="of:=[.A24]/360" office:value-type="float" office:value="0.0611111111111111" calcext:value-type="float">
            <text:p>0.0611111111111111</text:p>
          </table:table-cell>
          <table:table-cell table:formula="of:=[.B24]/100" office:value-type="float" office:value="0.5" calcext:value-type="float">
            <text:p>0.5</text:p>
          </table:table-cell>
          <table:table-cell table:formula="of:=[.C24]/100" office:value-type="float" office:value="0.9" calcext:value-type="float">
            <text:p>0.9</text:p>
          </table:table-cell>
          <table:table-cell table:formula="of:=IF([.B24]&gt;0; TRUE(); FALSE())" office:value-type="boolean" office:boolean-value="true" calcext:value-type="boolean">
            <text:p>TRUE</text:p>
          </table:table-cell>
          <table:table-cell table:formula="of:=IF([.I24]; &quot;&quot;; ROUND([.C24]*2.55))">
            <text:p/>
          </table:table-cell>
          <table:table-cell table:formula="of:=[.J24]">
            <text:p/>
          </table:table-cell>
          <table:table-cell table:formula="of:=[.J24]">
            <text:p/>
          </table:table-cell>
          <table:table-cell table:formula="of:=[.H24] * (1 + [.G24])" office:value-type="float" office:value="1.35" calcext:value-type="float">
            <text:p>1.35</text:p>
          </table:table-cell>
          <table:table-cell table:formula="of:= ([.H24] + [.G24]) - ([.H24] * [.G24])" office:value-type="float" office:value="0.95" calcext:value-type="float">
            <text:p>0.95</text:p>
          </table:table-cell>
          <table:table-cell table:formula="of:=IF([.H24] &lt;= 0.5; [.M24]; [.N24])" office:value-type="float" office:value="0.95" calcext:value-type="float">
            <text:p>0.95</text:p>
          </table:table-cell>
          <table:table-cell table:formula="of:= (2 * [.H24]) - [.O24]" office:value-type="float" office:value="0.85" calcext:value-type="float">
            <text:p>0.85</text:p>
          </table:table-cell>
          <table:table-cell table:formula="of:=[.F24] + (1/3)" office:value-type="float" office:value="0.394444444444444" calcext:value-type="float">
            <text:p>0.394444444444444</text:p>
          </table:table-cell>
          <table:table-cell table:formula="of:=[.F24]" office:value-type="float" office:value="0.0611111111111111" calcext:value-type="float">
            <text:p>0.0611111111111111</text:p>
          </table:table-cell>
          <table:table-cell table:formula="of:=[.F24] - (1/3)" office:value-type="float" office:value="-0.272222222222222" calcext:value-type="float">
            <text:p>-0.272222222222222</text:p>
          </table:table-cell>
          <table:table-cell table:formula="of:=IF([.Q24]&lt;0; [.Q24]+1; IF([.Q24]&gt;1; [.Q24]-1; [.Q24]))" office:value-type="float" office:value="0.394444444444444" calcext:value-type="float">
            <text:p>0.394444444444444</text:p>
          </table:table-cell>
          <table:table-cell table:formula="of:=IF([.R24]&lt;0; [.R24]+1; IF([.R24]&gt;1; [.R24]-1; [.R24]))" office:value-type="float" office:value="0.0611111111111111" calcext:value-type="float">
            <text:p>0.0611111111111111</text:p>
          </table:table-cell>
          <table:table-cell table:formula="of:=IF([.S24]&lt;0; [.S24]+1; IF([.S24]&gt;1; [.S24]-1; [.S24]))" office:value-type="float" office:value="0.727777777777778" calcext:value-type="float">
            <text:p>0.727777777777778</text:p>
          </table:table-cell>
          <table:table-cell table:formula="of:=IF((6* [.T24]) &lt; 1; TRUE(); FALSE())" office:value-type="boolean" office:boolean-value="false" calcext:value-type="boolean">
            <text:p>FALSE</text:p>
          </table:table-cell>
          <table:table-cell table:formula="of:=IF((2* [.T24]) &lt; 1; TRUE(); FALSE())" office:value-type="boolean" office:boolean-value="true" calcext:value-type="boolean">
            <text:p>TRUE</text:p>
          </table:table-cell>
          <table:table-cell table:formula="of:=IF((3* [.T24]) &lt; 2; TRUE(); FALSE())" office:value-type="boolean" office:boolean-value="true" calcext:value-type="boolean">
            <text:p>TRUE</text:p>
          </table:table-cell>
          <table:table-cell table:formula="of:=IF((6* [.U24]) &lt; 1; TRUE(); FALSE())" office:value-type="boolean" office:boolean-value="true" calcext:value-type="boolean">
            <text:p>TRUE</text:p>
          </table:table-cell>
          <table:table-cell table:formula="of:=IF((2* [.U24]) &lt; 1; TRUE(); FALSE())" office:value-type="boolean" office:boolean-value="true" calcext:value-type="boolean">
            <text:p>TRUE</text:p>
          </table:table-cell>
          <table:table-cell table:formula="of:=IF((3* [.U24]) &lt; 2; TRUE(); FALSE())" office:value-type="boolean" office:boolean-value="true" calcext:value-type="boolean">
            <text:p>TRUE</text:p>
          </table:table-cell>
          <table:table-cell table:formula="of:=IF((6* [.V24]) &lt; 1; TRUE(); FALSE())" office:value-type="boolean" office:boolean-value="false" calcext:value-type="boolean">
            <text:p>FALSE</text:p>
          </table:table-cell>
          <table:table-cell table:formula="of:=IF((2* [.V24]) &lt; 1; TRUE(); FALSE())" office:value-type="boolean" office:boolean-value="false" calcext:value-type="boolean">
            <text:p>FALSE</text:p>
          </table:table-cell>
          <table:table-cell table:formula="of:=IF((3* [.V24]) &lt; 2; TRUE(); FALSE())" office:value-type="boolean" office:boolean-value="false" calcext:value-type="boolean">
            <text:p>FALSE</text:p>
          </table:table-cell>
          <table:table-cell table:formula="of:=IF([.W24]; [.$P24] + ([.$O24] - [.$P24]) * 6 * [.T24]; IF([.X24]; [.$O24]; IF([.Y24]; [.$P24] + (([.$O24] - [.$P24]) * ((2/3) - [.T24]) * 6); [.$P24])))" office:value-type="float" office:value="0.95" calcext:value-type="float">
            <text:p>0.95</text:p>
          </table:table-cell>
          <table:table-cell table:formula="of:=IF([.Z24]; [.$P24] + ([.$O24] - [.$P24]) * 6 * [.U24]; IF([.AA24]; [.$O24]; IF([.AB24]; [.$P24] + (([.$O24] - [.$P24]) * ((2/3) - [.U24]) * 6); [.$P24])))" office:value-type="float" office:value="0.886666666666667" calcext:value-type="float">
            <text:p>0.886666666666667</text:p>
          </table:table-cell>
          <table:table-cell table:formula="of:=IF([.AC24]; [.$P24] + ([.$O24] - [.$P24]) * 6 * [.V24]; IF([.AD24]; [.$O24]; IF([.AE24]; [.$P24] + (([.$O24] - [.$P24]) * ((2/3) - [.V24]) * 6); [.$P24])))" office:value-type="float" office:value="0.85" calcext:value-type="float">
            <text:p>0.85</text:p>
          </table:table-cell>
          <table:table-cell table:formula="of:=ROUND([.AF24]*255)" office:value-type="float" office:value="242" calcext:value-type="float">
            <text:p>242</text:p>
          </table:table-cell>
          <table:table-cell table:formula="of:=ROUND([.AG24]*255)" office:value-type="float" office:value="226" calcext:value-type="float">
            <text:p>226</text:p>
          </table:table-cell>
          <table:table-cell table:formula="of:=ROUND([.AH24]*255)" office:value-type="float" office:value="217" calcext:value-type="float">
            <text:p>217</text:p>
          </table:table-cell>
        </table:table-row>
        <table:table-row table:style-name="ro3">
          <table:table-cell table:formula="of:=[.A24]" office:value-type="float" office:value="22" calcext:value-type="float">
            <text:p>22</text:p>
          </table:table-cell>
          <table:table-cell table:formula="of:=[.B24]" office:value-type="float" office:value="50" calcext:value-type="float">
            <text:p>50</text:p>
          </table:table-cell>
          <table:table-cell table:formula="of:=IF([.C$5]=[.C24]; 0; [.C24]+5)" office:value-type="float" office:value="95" calcext:value-type="float">
            <text:p>95</text:p>
          </table:table-cell>
          <table:table-cell table:formula="of:=[.AI25]&amp;&quot;, &quot;&amp;[.AJ25]&amp;&quot;, &quot;&amp;[.AK25]" office:value-type="string" office:string-value="249, 241, 236" calcext:value-type="string">
            <text:p>249, 241, 236</text:p>
          </table:table-cell>
          <table:table-cell table:formula="of:=DEC2HEX([.AI25]; 2)&amp;DEC2HEX([.AJ25]; 2)&amp;DEC2HEX([.AK25]; 2)" office:value-type="string" office:string-value="F9F1EC" calcext:value-type="string">
            <text:p>F9F1EC</text:p>
          </table:table-cell>
          <table:table-cell table:formula="of:=[.A25]/360" office:value-type="float" office:value="0.0611111111111111" calcext:value-type="float">
            <text:p>0.0611111111111111</text:p>
          </table:table-cell>
          <table:table-cell table:formula="of:=[.B25]/100" office:value-type="float" office:value="0.5" calcext:value-type="float">
            <text:p>0.5</text:p>
          </table:table-cell>
          <table:table-cell table:formula="of:=[.C25]/100" office:value-type="float" office:value="0.95" calcext:value-type="float">
            <text:p>0.95</text:p>
          </table:table-cell>
          <table:table-cell table:formula="of:=IF([.B25]&gt;0; TRUE(); FALSE())" office:value-type="boolean" office:boolean-value="true" calcext:value-type="boolean">
            <text:p>TRUE</text:p>
          </table:table-cell>
          <table:table-cell table:formula="of:=IF([.I25]; &quot;&quot;; ROUND([.C25]*2.55))">
            <text:p/>
          </table:table-cell>
          <table:table-cell table:formula="of:=[.J25]">
            <text:p/>
          </table:table-cell>
          <table:table-cell table:formula="of:=[.J25]">
            <text:p/>
          </table:table-cell>
          <table:table-cell table:formula="of:=[.H25] * (1 + [.G25])" office:value-type="float" office:value="1.425" calcext:value-type="float">
            <text:p>1.425</text:p>
          </table:table-cell>
          <table:table-cell table:formula="of:= ([.H25] + [.G25]) - ([.H25] * [.G25])" office:value-type="float" office:value="0.975" calcext:value-type="float">
            <text:p>0.975</text:p>
          </table:table-cell>
          <table:table-cell table:formula="of:=IF([.H25] &lt;= 0.5; [.M25]; [.N25])" office:value-type="float" office:value="0.975" calcext:value-type="float">
            <text:p>0.975</text:p>
          </table:table-cell>
          <table:table-cell table:formula="of:= (2 * [.H25]) - [.O25]" office:value-type="float" office:value="0.925" calcext:value-type="float">
            <text:p>0.925</text:p>
          </table:table-cell>
          <table:table-cell table:formula="of:=[.F25] + (1/3)" office:value-type="float" office:value="0.394444444444444" calcext:value-type="float">
            <text:p>0.394444444444444</text:p>
          </table:table-cell>
          <table:table-cell table:formula="of:=[.F25]" office:value-type="float" office:value="0.0611111111111111" calcext:value-type="float">
            <text:p>0.0611111111111111</text:p>
          </table:table-cell>
          <table:table-cell table:formula="of:=[.F25] - (1/3)" office:value-type="float" office:value="-0.272222222222222" calcext:value-type="float">
            <text:p>-0.272222222222222</text:p>
          </table:table-cell>
          <table:table-cell table:formula="of:=IF([.Q25]&lt;0; [.Q25]+1; IF([.Q25]&gt;1; [.Q25]-1; [.Q25]))" office:value-type="float" office:value="0.394444444444444" calcext:value-type="float">
            <text:p>0.394444444444444</text:p>
          </table:table-cell>
          <table:table-cell table:formula="of:=IF([.R25]&lt;0; [.R25]+1; IF([.R25]&gt;1; [.R25]-1; [.R25]))" office:value-type="float" office:value="0.0611111111111111" calcext:value-type="float">
            <text:p>0.0611111111111111</text:p>
          </table:table-cell>
          <table:table-cell table:formula="of:=IF([.S25]&lt;0; [.S25]+1; IF([.S25]&gt;1; [.S25]-1; [.S25]))" office:value-type="float" office:value="0.727777777777778" calcext:value-type="float">
            <text:p>0.727777777777778</text:p>
          </table:table-cell>
          <table:table-cell table:formula="of:=IF((6* [.T25]) &lt; 1; TRUE(); FALSE())" office:value-type="boolean" office:boolean-value="false" calcext:value-type="boolean">
            <text:p>FALSE</text:p>
          </table:table-cell>
          <table:table-cell table:formula="of:=IF((2* [.T25]) &lt; 1; TRUE(); FALSE())" office:value-type="boolean" office:boolean-value="true" calcext:value-type="boolean">
            <text:p>TRUE</text:p>
          </table:table-cell>
          <table:table-cell table:formula="of:=IF((3* [.T25]) &lt; 2; TRUE(); FALSE())" office:value-type="boolean" office:boolean-value="true" calcext:value-type="boolean">
            <text:p>TRUE</text:p>
          </table:table-cell>
          <table:table-cell table:formula="of:=IF((6* [.U25]) &lt; 1; TRUE(); FALSE())" office:value-type="boolean" office:boolean-value="true" calcext:value-type="boolean">
            <text:p>TRUE</text:p>
          </table:table-cell>
          <table:table-cell table:formula="of:=IF((2* [.U25]) &lt; 1; TRUE(); FALSE())" office:value-type="boolean" office:boolean-value="true" calcext:value-type="boolean">
            <text:p>TRUE</text:p>
          </table:table-cell>
          <table:table-cell table:formula="of:=IF((3* [.U25]) &lt; 2; TRUE(); FALSE())" office:value-type="boolean" office:boolean-value="true" calcext:value-type="boolean">
            <text:p>TRUE</text:p>
          </table:table-cell>
          <table:table-cell table:formula="of:=IF((6* [.V25]) &lt; 1; TRUE(); FALSE())" office:value-type="boolean" office:boolean-value="false" calcext:value-type="boolean">
            <text:p>FALSE</text:p>
          </table:table-cell>
          <table:table-cell table:formula="of:=IF((2* [.V25]) &lt; 1; TRUE(); FALSE())" office:value-type="boolean" office:boolean-value="false" calcext:value-type="boolean">
            <text:p>FALSE</text:p>
          </table:table-cell>
          <table:table-cell table:formula="of:=IF((3* [.V25]) &lt; 2; TRUE(); FALSE())" office:value-type="boolean" office:boolean-value="false" calcext:value-type="boolean">
            <text:p>FALSE</text:p>
          </table:table-cell>
          <table:table-cell table:formula="of:=IF([.W25]; [.$P25] + ([.$O25] - [.$P25]) * 6 * [.T25]; IF([.X25]; [.$O25]; IF([.Y25]; [.$P25] + (([.$O25] - [.$P25]) * ((2/3) - [.T25]) * 6); [.$P25])))" office:value-type="float" office:value="0.975" calcext:value-type="float">
            <text:p>0.975</text:p>
          </table:table-cell>
          <table:table-cell table:formula="of:=IF([.Z25]; [.$P25] + ([.$O25] - [.$P25]) * 6 * [.U25]; IF([.AA25]; [.$O25]; IF([.AB25]; [.$P25] + (([.$O25] - [.$P25]) * ((2/3) - [.U25]) * 6); [.$P25])))" office:value-type="float" office:value="0.943333333333333" calcext:value-type="float">
            <text:p>0.943333333333333</text:p>
          </table:table-cell>
          <table:table-cell table:formula="of:=IF([.AC25]; [.$P25] + ([.$O25] - [.$P25]) * 6 * [.V25]; IF([.AD25]; [.$O25]; IF([.AE25]; [.$P25] + (([.$O25] - [.$P25]) * ((2/3) - [.V25]) * 6); [.$P25])))" office:value-type="float" office:value="0.925" calcext:value-type="float">
            <text:p>0.925</text:p>
          </table:table-cell>
          <table:table-cell table:formula="of:=ROUND([.AF25]*255)" office:value-type="float" office:value="249" calcext:value-type="float">
            <text:p>249</text:p>
          </table:table-cell>
          <table:table-cell table:formula="of:=ROUND([.AG25]*255)" office:value-type="float" office:value="241" calcext:value-type="float">
            <text:p>241</text:p>
          </table:table-cell>
          <table:table-cell table:formula="of:=ROUND([.AH25]*255)" office:value-type="float" office:value="236" calcext:value-type="float">
            <text:p>236</text:p>
          </table:table-cell>
        </table:table-row>
      </table:table>
      <table:table table:name="RGB to HSL" table:style-name="ta1">
        <table:table-column table:style-name="co1" table:default-cell-style-name="Calc_20_Heading_20_1_20__28_Title_29_"/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RGB to HSL</text:p>
          </table:table-cell>
          <table:table-cell table:number-columns-repeated="35"/>
        </table:table-row>
        <table:table-row table:style-name="ro2">
          <table:table-cell table:style-name="Default"/>
          <table:table-cell table:number-columns-repeated="35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35"/>
        </table:table-row>
        <table:table-row table:style-name="ro4">
          <table:table-cell table:style-name="Calc_20_Heading_20_2_20__28_Section_29_" office:value-type="string" calcext:value-type="string">
            <text:p>RGB to HSL</text:p>
          </table:table-cell>
          <table:table-cell table:number-columns-repeated="35"/>
        </table:table-row>
        <table:table-row table:style-name="ro6">
          <table:table-cell table:style-name="Calc_20_Heading_20_4" office:value-type="string" calcext:value-type="string">
            <text:p>Red</text:p>
          </table:table-cell>
          <table:table-cell table:style-name="Calc_20_Heading_20_4" office:value-type="string" calcext:value-type="string">
            <text:p>Green</text:p>
          </table:table-cell>
          <table:table-cell table:style-name="Calc_20_Heading_20_4" office:value-type="string" calcext:value-type="string">
            <text:p>Blue</text:p>
          </table:table-cell>
          <table:table-cell table:style-name="Calc_20_Heading_20_4" office:value-type="string" calcext:value-type="string">
            <text:p>HSL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Min01</text:p>
          </table:table-cell>
          <table:table-cell table:style-name="Calc_20_Heading_20_4" office:value-type="string" calcext:value-type="string">
            <text:p>Max01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Has Hue?</text:p>
          </table:table-cell>
          <table:table-cell table:style-name="Calc_20_Heading_20_4" office:value-type="string" calcext:value-type="string">
            <text:p>Low Luminance Saturation</text:p>
          </table:table-cell>
          <table:table-cell table:style-name="Calc_20_Heading_20_4" office:value-type="string" calcext:value-type="string">
            <text:p>High Luminance Saturation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RedHue</text:p>
          </table:table-cell>
          <table:table-cell table:style-name="Calc_20_Heading_20_4" office:value-type="string" calcext:value-type="string">
            <text:p>GreenHue</text:p>
          </table:table-cell>
          <table:table-cell table:style-name="Calc_20_Heading_20_4" office:value-type="string" calcext:value-type="string">
            <text:p>BlueHue</text:p>
          </table:table-cell>
          <table:table-cell table:style-name="Calc_20_Heading_20_4" office:value-type="string" calcext:value-type="string">
            <text:p>Raw Hue</text:p>
          </table:table-cell>
          <table:table-cell table:style-name="ce8" office:value-type="string" calcext:value-type="string">
            <text:p>Hue °</text:p>
          </table:table-cell>
          <table:table-cell table:number-columns-repeated="14"/>
        </table:table-row>
        <table:table-row table:style-name="ro3">
          <table:table-cell table:style-name="Calc_20_Text_20__28_Static_29_" office:value-type="float" office:value="87" calcext:value-type="float">
            <text:p>87</text:p>
          </table:table-cell>
          <table:table-cell table:style-name="Calc_20_Text_20__28_Static_29_" office:value-type="float" office:value="127" calcext:value-type="float">
            <text:p>127</text:p>
          </table:table-cell>
          <table:table-cell table:style-name="Calc_20_Text_20__28_Static_29_" office:value-type="float" office:value="44" calcext:value-type="float">
            <text:p>44</text:p>
          </table:table-cell>
          <table:table-cell table:style-name="Calc_20_Text_20__28_Alt_29_" table:formula="of:=[.V6]&amp;&quot;, &quot;&amp;[.Q6]&amp;&quot;%, &quot;&amp;[.K6]&amp;&quot;%&quot;" office:value-type="string" office:string-value="89, 49%, 34%" calcext:value-type="string">
            <text:p>89, 49%, 34%</text:p>
          </table:table-cell>
          <table:table-cell table:style-name="Calc_20_Text" table:formula="of:=ROUND([.A6]/255; 2)" office:value-type="float" office:value="0.34" calcext:value-type="float">
            <text:p>0.34</text:p>
          </table:table-cell>
          <table:table-cell table:style-name="Calc_20_Text" table:formula="of:=ROUND([.B6]/255; 2)" office:value-type="float" office:value="0.5" calcext:value-type="float">
            <text:p>0.5</text:p>
          </table:table-cell>
          <table:table-cell table:style-name="Calc_20_Text" table:formula="of:=ROUND([.C6]/255; 2)" office:value-type="float" office:value="0.17" calcext:value-type="float">
            <text:p>0.17</text:p>
          </table:table-cell>
          <table:table-cell table:style-name="Calc_20_Text" table:formula="of:=MIN([.E6:.G6])" office:value-type="float" office:value="0.17" calcext:value-type="float">
            <text:p>0.17</text:p>
          </table:table-cell>
          <table:table-cell table:style-name="Calc_20_Text" table:formula="of:=MAX([.E6:.G6])" office:value-type="float" office:value="0.5" calcext:value-type="float">
            <text:p>0.5</text:p>
          </table:table-cell>
          <table:table-cell table:style-name="Calc_20_Text" table:formula="of:=([.H6] + [.I6]) / 2" office:value-type="float" office:value="0.335" calcext:value-type="float">
            <text:p>0.335</text:p>
          </table:table-cell>
          <table:table-cell table:style-name="Calc_20_Text" table:formula="of:=ROUND([.J6]*100)" office:value-type="float" office:value="34" calcext:value-type="float">
            <text:p>34</text:p>
          </table:table-cell>
          <table:table-cell table:style-name="ce5" table:formula="of:=IF([.H6]=[.I6]; FALSE(); TRUE())" office:value-type="boolean" office:boolean-value="true" calcext:value-type="boolean">
            <text:p>TRUE</text:p>
          </table:table-cell>
          <table:table-cell table:style-name="ce5" table:formula="of:=IF(AND([.A6]=[.B6]; [.B6]=[.C6]); FALSE(); TRUE())" office:value-type="boolean" office:boolean-value="true" calcext:value-type="boolean">
            <text:p>TRUE</text:p>
          </table:table-cell>
          <table:table-cell table:style-name="Calc_20_Text" table:formula="of:=IF(AND([.L6]; [.K6] &lt;= 50); ([.I6] - [.H6]) / ([.I6] + [.H6]); &quot;&quot;)" office:value-type="float" office:value="0.492537313432836" calcext:value-type="float">
            <text:p>0.492537313432836</text:p>
          </table:table-cell>
          <table:table-cell table:style-name="Calc_20_Text" table:formula="of:=IF(AND([.L6]; [.K6] &gt; 50; NOT([.I6] - [.H6] = 2)); ([.I6] - [.H6]) / (2 - [.I6] - [.H6]); &quot;&quot;)">
            <text:p/>
          </table:table-cell>
          <table:table-cell table:style-name="Calc_20_Text" table:formula="of:=SUM([.N6:.O6])" office:value-type="float" office:value="0.492537313432836" calcext:value-type="float">
            <text:p>0.492537313432836</text:p>
          </table:table-cell>
          <table:table-cell table:style-name="Calc_20_Text" table:formula="of:=ROUND([.P6]*100)" office:value-type="float" office:value="49" calcext:value-type="float">
            <text:p>49</text:p>
          </table:table-cell>
          <table:table-cell table:style-name="Calc_20_Text" table:formula="of:=IF([.E6]=[.$I6]; ([.F6] - [.G6])/([.I6] - [.H6]); &quot;&quot;)">
            <text:p/>
          </table:table-cell>
          <table:table-cell table:style-name="ce12" table:formula="of:=IF([.F6]=[.$I6]; 2 + (([.G6] - [.E6])/([.I6] - [.H6])); &quot;&quot;)" office:value-type="float" office:value="1.48484848484848" calcext:value-type="float">
            <text:p>1.48484848484848</text:p>
          </table:table-cell>
          <table:table-cell table:style-name="Calc_20_Text" table:formula="of:=IF([.G6]=[.$I6]; 4 + (([.E6] - [.F6])/([.I6] - [.H6])); &quot;&quot;)">
            <text:p/>
          </table:table-cell>
          <table:table-cell table:style-name="Calc_20_Text" table:formula="of:=SUM([.R6:.T6])*60" office:value-type="float" office:value="89.0909090909091" calcext:value-type="float">
            <text:p>89.0909090909091</text:p>
          </table:table-cell>
          <table:table-cell table:style-name="Calc_20_Text" table:formula="of:=ROUND(IF([.U6]&lt;0; [.U6]+360; [.U6]))" office:value-type="float" office:value="89" calcext:value-type="float">
            <text:p>89</text:p>
          </table:table-cell>
          <table:table-cell table:number-columns-repeated="14"/>
        </table:table-row>
      </table:table>
      <table:table table:name="Data" table:style-name="ta1">
        <table:table-column table:style-name="co1" table:default-cell-style-name="Calc_20_Heading_20_4_20__28_Link_29_"/>
        <table:table-column table:style-name="co9" table:default-cell-style-name="Calc_20_Text_20__28_Static_29_"/>
        <table:table-row table:style-name="ro1">
          <table:table-cell table:style-name="Calc_20_Heading_20_1_20__28_Title_29_" office:value-type="string" calcext:value-type="string">
            <text:p>Palette Data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3">
          <table:table-cell table:formula="of:=HYPERLINK(&quot;#HEX_WHITE&quot;; &quot;HEX_WHITE&quot;)" office:value-type="string" office:string-value="HEX_WHITE" calcext:value-type="string">
            <text:p>HEX_WHITE</text:p>
          </table:table-cell>
          <table:table-cell office:value-type="string" calcext:value-type="string">
            <text:p>FF</text:p>
          </table:table-cell>
        </table:table-row>
        <table:table-row table:style-name="ro3">
          <table:table-cell table:formula="of:=HYPERLINK(&quot;#HEX_BLACK&quot;; &quot;HEX_BLACK&quot;)" office:value-type="string" office:string-value="HEX_BLACK" calcext:value-type="string">
            <text:p>HEX_BLACK</text:p>
          </table:table-cell>
          <table:table-cell office:value-type="string" calcext:value-type="string">
            <text:p>00</text:p>
          </table:table-cell>
        </table:table-row>
        <table:table-row table:style-name="ro2">
          <table:table-cell table:style-name="Default" table:number-columns-repeated="2"/>
        </table:table-row>
        <table:table-row table:style-name="ro3">
          <table:table-cell table:formula="of:=HYPERLINK(&quot;#DEC_WHITE&quot;; &quot;DEC_WHITE&quot;)" office:value-type="string" office:string-value="DEC_WHITE" calcext:value-type="string">
            <text:p>DEC_WHITE</text:p>
          </table:table-cell>
          <table:table-cell office:value-type="string" calcext:value-type="string">
            <text:p>255</text:p>
          </table:table-cell>
        </table:table-row>
        <table:table-row table:style-name="ro3">
          <table:table-cell table:formula="of:=HYPERLINK(&quot;#DEC_BLACK&quot;; &quot;DEC_BLACK&quot;)" office:value-type="string" office:string-value="DEC_BLACK" calcext:value-type="string">
            <text:p>DEC_BLACK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table:style-name="Default" table:number-columns-repeated="2"/>
        </table:table-row>
        <table:table-row table:style-name="ro3">
          <table:table-cell table:formula="of:=HYPERLINK(&quot;#COMMENT_BEGIN&quot;; &quot;COMMENT_BEGIN&quot;)" office:value-type="string" office:string-value="COMMENT_BEGIN" calcext:value-type="string">
            <text:p>COMMENT_BEGIN</text:p>
          </table:table-cell>
          <table:table-cell table:formula="of:=&quot;/*&quot;" office:value-type="string" office:string-value="/*" calcext:value-type="string">
            <text:p>/*</text:p>
          </table:table-cell>
        </table:table-row>
        <table:table-row table:style-name="ro3">
          <table:table-cell table:formula="of:=HYPERLINK(&quot;#COMMENT_END&quot;; &quot;COMMENT_END&quot;)" office:value-type="string" office:string-value="COMMENT_END" calcext:value-type="string">
            <text:p>COMMENT_END</text:p>
          </table:table-cell>
          <table:table-cell table:formula="of:=&quot;*/&quot;" office:value-type="string" office:string-value="*/" calcext:value-type="string">
            <text:p>*/</text:p>
          </table:table-cell>
        </table:table-row>
      </table:table>
      <table:named-expressions>
        <table:named-range table:name="COMMENT_BEGIN" table:base-cell-address="$Data.$B$9" table:cell-range-address="$Data.$B$9"/>
        <table:named-range table:name="COMMENT_END" table:base-cell-address="$Data.$B$10" table:cell-range-address="$Data.$B$10"/>
        <table:named-range table:name="DEC_BLACK" table:base-cell-address="$Data.$B$7" table:cell-range-address="$Data.$B$7"/>
        <table:named-range table:name="DEC_WHITE" table:base-cell-address="$Data.$B$6" table:cell-range-address="$Data.$B$6"/>
        <table:named-range table:name="HEX_BLACK" table:base-cell-address="$Data.$B$4" table:cell-range-address="$Data.$B$4"/>
        <table:named-range table:name="HEX_WHITE" table:base-cell-address="$Data.$B$3" table:cell-range-address="$Data.$B$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family-generic="swiss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" number:min-decimal-places="1" number:min-integer-digits="1" number:grouping="true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">
      <number:number number:decimal-places="0" number:min-decimal-places="0" number:min-integer-digits="0"/>
      <number:text>W6</number:text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">
      <number:text>d</number:text>
      <number:number number:decimal-places="0" number:min-decimal-places="0" number:min-integer-digits="0"/>
    </number:number-style>
    <number:number-style style:name="N145P0" style:volatile="true">
      <number:text>+</number:text>
      <number:number number:decimal-places="0" number:min-decimal-places="0" number:min-integer-digits="1"/>
    </number:number-style>
    <number:number-style style:name="N145P1" style:volatile="true">
      <number:text>-</number:text>
      <number:number number:decimal-places="0" number:min-decimal-places="0" number:min-integer-digits="1"/>
    </number:number-style>
    <number:number-style style:name="N145">
      <number:number number:decimal-places="0" number:min-decimal-places="0" number:min-integer-digits="1"/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d</number:text>
      <number:number number:decimal-places="0" number:min-decimal-places="0" number:min-integer-digits="0"/>
    </number:number-style>
    <number:number-style style:name="N146">
      <number:text/>
      <style:map style:condition="value()&gt;=0" style:apply-style-name="N146P0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-</number:text>
      <number:number number:decimal-places="0" number:min-decimal-places="0" number:min-integer-digits="0"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d</number:text>
      <number:number number:decimal-places="0" number:min-decimal-places="0" number:min-integer-digits="0"/>
    </number:number-style>
    <number:number-style style:name="N151P1" style:volatile="true">
      <number:text>-</number:text>
    </number:number-style>
    <number:number-style style:name="N151">
      <number:text>-</number:text>
      <style:map style:condition="value()&gt;0" style:apply-style-name="N151P0"/>
      <style:map style:condition="value()&lt;0" style:apply-style-name="N151P1"/>
    </number:number-style>
    <number:number-style style:name="N152">
      <number:number number:decimal-places="0" number:min-decimal-places="0" number:min-integer-digits="5"/>
    </number:number-style>
    <number:time-style style:name="N153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DM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7P2" style:volatile="true">
      <number:text>-</number:text>
      <number:number number:decimal-places="0" number:min-decimal-places="0" number:min-integer-digits="0"/>
      <number:text> DM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 </number:text>
      <number:am-pm/>
    </number:time-style>
    <number:number-style style:name="N161P0" style:volatile="true">
      <number:number number:decimal-places="1" number:min-decimal-places="1" number:min-integer-digits="1"/>
    </number:number-style>
    <number:number-style style:name="N161P1" style:volatile="true">
      <number:text>-</number:text>
      <number:number number:decimal-places="1" number:min-decimal-places="1" number:min-integer-digits="1"/>
    </number:number-style>
    <number:number-style style:name="N161P2" style:volatile="true">
      <number:text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+</number:text>
      <number:number number:decimal-places="0" number:min-decimal-places="0" number:min-integer-digits="1"/>
    </number:number-style>
    <number:number-style style:name="N167P1" style:volatile="true">
      <number:text>-</number:text>
      <number:number number:decimal-places="0" number:min-decimal-places="0" number:min-integer-digits="1"/>
    </number:number-style>
    <number:number-style style:name="N167">
      <number:text>-</number:text>
      <number:number number:decimal-places="0" number:min-decimal-places="0" number:min-integer-digits="1"/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$</number:text>
      <number:number number:decimal-places="2" number:min-decimal-places="2" number:min-integer-digits="1" number:grouping="true"/>
    </number:number-style>
    <number:number-style style:name="N16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9P0"/>
    </number:number-style>
    <number:number-style style:name="N170">
      <number:number number:decimal-places="1" number:min-decimal-places="1" number:min-integer-digits="1"/>
      <number:text> kg</number:text>
    </number:number-style>
    <number:number-style style:name="N174P0" style:volatile="true">
      <number:text> $</number:text>
      <number:number number:decimal-places="0" number:min-decimal-places="0" number:min-integer-digits="1" number:grouping="true"/>
    </number:number-style>
    <number:number-style style:name="N17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month/>
      <number:text>/</number:text>
      <number:day/>
      <number:text>/</number:text>
      <number:year number:style="long"/>
    </number:date-style>
    <number:number-style style:name="N18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5">
      <number:number number:decimal-places="1" number:min-decimal-places="0" number:decimal-replacement="" number:min-integer-digits="0"/>
      <number:text> m</number:text>
    </number:number-style>
    <number:number-style style:name="N186">
      <number:number number:decimal-places="0" number:min-decimal-places="0" number:min-integer-digits="0"/>
      <number:text> km</number:text>
    </number:number-style>
    <number:number-style style:name="N188P0" style:volatile="true">
      <number:number number:decimal-places="2" number:min-decimal-places="2" number:min-integer-digits="1" number:grouping="true"/>
      <number:text> €</number:text>
    </number:number-style>
    <number:number-style style:name="N18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8P0"/>
    </number:number-style>
    <number:number-style style:name="N189P0" style:volatile="true">
      <number:text>+</number:text>
      <number:number number:decimal-places="0" number:min-decimal-places="0" number:min-integer-digits="1"/>
    </number:number-style>
    <number:number-style style:name="N189">
      <number:text>-</number:text>
      <number:number number:decimal-places="0" number:min-decimal-places="0" number:min-integer-digits="1"/>
      <style:map style:condition="value()&gt;=0" style:apply-style-name="N189P0"/>
    </number:number-style>
    <number:number-style style:name="N190P0" style:volatile="true">
      <number:number number:decimal-places="0" number:min-decimal-places="0" number:min-integer-digits="1" number:grouping="true"/>
      <number:text> €</number:text>
    </number:number-style>
    <number:number-style style:name="N19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0P0"/>
    </number:number-style>
    <number:time-style style:name="N191">
      <number:hours/>
      <number:text>:</number:text>
      <number:minutes number:style="long"/>
      <number:text>:</number:text>
      <number:seconds number:style="long"/>
      <number:am-pm/>
    </number:time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number number:decimal-places="0" number:min-decimal-places="0" number:min-integer-digits="1" number:grouping="true"/>
      <number:text> DM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5P0"/>
    </number:number-style>
    <number:number-style style:name="N199P0" style:volatile="true">
      <number:number number:decimal-places="0" number:min-decimal-places="0" number:min-integer-digits="1" number:grouping="true"/>
      <number:text> DM </number:text>
    </number:number-style>
    <number:number-style style:name="N199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9P2" style:volatile="true">
      <number:text> - DM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Yes</number:text>
    </number:number-style>
    <number:number-style style:name="N201P1" style:volatile="true">
      <number:text>Yes</number:text>
    </number:number-style>
    <number:number-style style:name="N201">
      <number:text>No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207P0" style:volatile="true">
      <number:number number:decimal-places="2" number:min-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7P2" style:volatile="true">
      <number:text>-</number:text>
      <number:number number:decimal-places="0" number:min-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2" number:min-decimal-places="2" number:min-integer-digits="1"/>
      <number:text> kg</number:text>
    </number:number-style>
    <number:number-style style:name="N209">
      <number:number number:decimal-places="0" number:min-decimal-places="0" number:min-integer-digits="0"/>
      <number:text> kg</number:text>
    </number:number-style>
    <number:number-style style:name="N210">
      <number:number number:decimal-places="0" number:min-decimal-places="0" number:min-integer-digits="0"/>
      <number:text> m</number:text>
    </number:number-style>
    <number:date-style style:name="N211">
      <number:day/>
      <number:text>-</number:text>
      <number:month number:textual="true"/>
      <number:text>-</number:text>
      <number:year/>
    </number:date-style>
    <number:number-style style:name="N212">
      <number:number number:decimal-places="0" number:min-decimal-places="0" number:min-integer-digits="0"/>
      <number:text>d6</number:text>
    </number:number-style>
    <number:currency-style style:name="N21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4P0"/>
    </number:currency-style>
    <number:number-style style:name="N215">
      <number:number number:decimal-places="1" number:min-decimal-places="0" number:decimal-replacement="" number:min-integer-digits="1"/>
      <number:text> kg</number:text>
    </number:number-style>
    <number:number-style style:name="N219P0" style:volatile="true">
      <number:number number:decimal-places="2" number:min-decimal-places="2" number:min-integer-digits="1" number:grouping="true"/>
      <number:text>       </number:text>
    </number:number-style>
    <number:number-style style:name="N21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9P2" style:volatile="true">
      <number:text>-</number:text>
      <number:number number:decimal-places="0" number:min-decimal-places="0" number:min-integer-digits="0"/>
      <number:text>   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time-style style:name="N22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2P0" style:volatile="true">
      <number:month number:style="long" number:textual="true"/>
      <number:day/>
      <number:text>, </number:text>
      <number:year number:style="long"/>
    </number:date-style>
    <number:text-style style:name="N222">
      <number:text-content/>
      <style:map style:condition="value()&lt;=1.7976931348623157E+308" style:apply-style-name="N222P0"/>
    </number:text-style>
    <number:date-style style:name="N2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6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6">
      <number:text-content/>
      <style:map style:condition="value()&lt;=1.7976931348623157E+308" style:apply-style-name="N226P0"/>
    </number:text-style>
    <number:number-style style:name="N227">
      <number:number number:decimal-places="2" number:min-decimal-places="0" number:decimal-replacement="" number:min-integer-digits="0"/>
      <number:text> m</number:text>
    </number:number-style>
    <number:currency-style style:name="N229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9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0" number:min-decimal-places="0" number:min-integer-digits="2"/>
    </number:number-style>
    <number:time-style style:name="N231">
      <number:minutes number:style="long"/>
      <number:text>:</number:text>
      <number:seconds number:style="long"/>
    </number:time-style>
    <number:number-style style:name="N235P0" style:volatile="true">
      <number:number number:decimal-places="0" number:min-decimal-places="0" number:min-integer-digits="1" number:grouping="true"/>
      <number:text>       </number:text>
    </number:number-style>
    <number:number-style style:name="N2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5P2" style:volatile="true">
      <number:text> -    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text>+</number:text>
      <number:number number:decimal-places="0" number:min-decimal-places="0" number:min-integer-digits="0"/>
    </number:number-style>
    <number:number-style style:name="N237P1" style:volatile="true">
      <number:text>-</number:text>
      <number:number number:decimal-places="0" number:min-decimal-places="0" number:min-integer-digits="0"/>
    </number:number-style>
    <number:number-style style:name="N237">
      <number:text>±</number:text>
      <number:number number:decimal-places="0" number:min-decimal-places="0" number:min-integer-digits="1"/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$</number:text>
      <number:number number:decimal-places="0" number:min-decimal-places="0" number:min-integer-digits="1" number:grouping="true"/>
    </number:number-style>
    <number:number-style style:name="N23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9P0"/>
    </number:number-style>
    <number:number-style style:name="N241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1">
      <number:text>-</number:text>
      <number:number number:decimal-places="0" number:min-decimal-places="0" number:min-integer-digits="1" number:grouping="true"/>
      <style:map style:condition="value()&gt;=0" style:apply-style-name="N241P0"/>
    </number:number-style>
    <number:number-style style:name="N242P0" style:volatile="true">
      <number:number number:decimal-places="0" number:min-decimal-places="0" number:min-integer-digits="1" number:grouping="true"/>
      <number:text> DM</number:text>
    </number:number-style>
    <number:number-style style:name="N242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2P0"/>
    </number:number-style>
    <number:number-style style:name="N243P0" style:volatile="true">
      <number:text>$</number:text>
      <number:number number:decimal-places="2" number:min-decimal-places="2" number:min-integer-digits="1" number:grouping="true"/>
    </number:number-style>
    <number:number-style style:name="N2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3P0"/>
    </number:number-style>
    <number:currency-style style:name="N24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5P0"/>
    </number:currency-style>
    <number:number-style style:name="N246P0" style:volatile="true">
      <number:number number:decimal-places="2" number:min-decimal-places="2" number:min-integer-digits="1" number:grouping="true"/>
      <number:text> €</number:text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6P0"/>
    </number:number-style>
    <number:number-style style:name="N247P0" style:volatile="true">
      <number:number number:decimal-places="0" number:min-decimal-places="0" number:min-integer-digits="1"/>
    </number:number-style>
    <number:number-style style:name="N247P1" style:volatile="true">
      <number:text>-</number:text>
      <number:number number:decimal-places="0" number:min-decimal-places="0" number:min-integer-digits="1"/>
    </number:number-style>
    <number:number-style style:name="N247P2" style:volatile="true">
      <number:text/>
    </number:number-style>
    <number:text-style style:name="N247">
      <number:text-content/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number number:decimal-places="2" number:min-decimal-places="2" number:min-integer-digits="1" number:grouping="true"/>
      <number:text> DM</number:text>
    </number:number-style>
    <number:number-style style:name="N249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9P0"/>
    </number:number-style>
    <number:currency-style style:name="N2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2" number:min-decimal-places="2" number:min-integer-digits="1" number:grouping="true"/>
      <number:text> DM</number:text>
    </number:number-style>
    <number:number-style style:name="N25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4P0"/>
    </number:number-style>
    <number:time-style style:name="N255">
      <number:hours/>
      <number:text>:</number:text>
      <number:minutes number:style="long"/>
    </number:time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number-style style:name="N312P0" style:volatile="true">
      <number:text>+</number:text>
      <number:number number:decimal-places="0" number:min-decimal-places="0" number:min-integer-digits="1" number:grouping="true"/>
    </number:number-style>
    <number:number-style style:name="N312">
      <number:text>-</number:text>
      <number:number number:decimal-places="0" number:min-decimal-places="0" number:min-integer-digits="1" number:grouping="true"/>
      <style:map style:condition="value()&gt;=0" style:apply-style-name="N312P0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Liberation Sans1" fo:font-family="'Liberation Sans'" style:font-style-name="Bold" style:font-family-generic="swiss" style:font-pitch="variable" fo:font-size="18pt" fo:font-weight="bold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Liberation Sans1" fo:font-family="'Liberation Sans'" style:font-style-name="Bold" style:font-family-generic="swiss" style:font-pitch="variable" fo:font-size="16pt" fo:font-weight="bold"/>
    </style:style>
    <style:style style:name="Calc_20_Heading_20_4_20__28_Link_29_" style:display-name="Calc Heading 4 (Link)" style:family="table-cell" style:parent-style-name="Calc_20_Heading_20_4">
      <style:text-properties fo:color="#000099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no-wrap"/>
      <style:paragraph-properties fo:text-align="start"/>
      <style:text-properties style:font-name="Liberation Sans Narrow" fo:font-family="'Liberation Sans Narrow'" style:font-style-name="Bold" style:font-family-generic="swiss" style:font-pitch="variable" fo:font-size="14pt" fo:font-weight="bold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Heading_20_3_20__28_Subsection_29_" style:display-name="Calc Heading 3 (Subsection)" style:family="table-cell" style:parent-style-name="Calc_20_Heading_20_Styles">
      <style:text-properties style:font-name="Liberation Sans1" fo:font-family="'Liberation Sans'" style:font-style-name="Bold" style:font-family-generic="swiss" style:font-pitch="variable" fo:font-weight="bold"/>
    </style:style>
    <style:style style:name="Entry_20_Text_20__28_Regular_29_" style:display-name="Entry Text (Regular)" style:family="table-cell" style:parent-style-name="Entry_20_Styles">
      <style:table-cell-properties fo:background-color="#ffffcc" style:cell-protect="none" style:print-content="true" style:diagonal-bl-tr="none" style:diagonal-tl-br="none" fo:border="0.74pt solid #999966" fo:padding-bottom="0.028in" fo:padding-left="0.0417in" fo:padding-right="0.0417in" fo:padding-top="0.0138in" style:vertical-align="middle"/>
      <style:text-properties fo:font-size="12pt"/>
    </style:style>
    <style:style style:name="Entry_20_Styles" style:display-name="Entry Styles" style:family="table-cell" style:parent-style-name="Default">
      <style:table-cell-properties style:cell-protect="none" style:print-content="true" style:diagonal-bl-tr="none" style:diagonal-tl-br="none" style:text-align-source="value-type" style:repeat-content="false" fo:padding-bottom="0.028in" fo:padding-left="0.0417in" fo:padding-right="0.0417in" fo:padding-top="0in" style:vertical-align="middle"/>
      <style:text-properties fo:font-size="14pt"/>
    </style:style>
    <style:style style:name="Entry_20_Select_20__28_Regular_29_" style:display-name="Entry Select (Regular)" style:family="table-cell" style:parent-style-name="Entry_20_Styles">
      <style:table-cell-properties fo:background-color="#ffeedd" style:diagonal-bl-tr="none" style:diagonal-tl-br="none" fo:border="1.5pt solid #cc9966" fo:padding-bottom="0.028in" fo:padding-left="0.0417in" fo:padding-right="0.0417in" fo:padding-top="0.0138in"/>
      <style:text-properties style:font-name="Liberation Sans1" fo:font-family="'Liberation Sans'" style:font-style-name="Bold" style:font-family-generic="swiss" style:font-pitch="variable" fo:font-size="11pt" fo:font-weight="bold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Calc_20_Text_20__28_Alt_29_" style:display-name="Calc Text (Alt)" style:family="table-cell" style:parent-style-name="Calc_20_Text">
      <style:table-cell-properties fo:background-color="#ff9999"/>
    </style:style>
    <style:style style:name="Calc_20_Heading_20_2_20__28_Static_29_" style:display-name="Calc Heading 2 (Static)" style:family="table-cell" style:parent-style-name="Calc_20_Heading_20_2_20__28_Section_29_">
      <style:table-cell-properties fo:background-color="#eeeee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12:43:40.6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14:51:23.944000000</meta:creation-date>
    <meta:generator>LibreOffice/24.2.1.2$Windows_X86_64 LibreOffice_project/db4def46b0453cc22e2d0305797cf981b68ef5ac</meta:generator>
    <dc:date>2024-02-15T23:26:39.419000000</dc:date>
    <meta:editing-duration>P1DT3H33M</meta:editing-duration>
    <meta:editing-cycles>59</meta:editing-cycles>
    <meta:document-statistic meta:table-count="7" meta:cell-count="13966" meta:object-count="0"/>
  </office:meta>
</office:document-meta>
</file>